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2.64cm"/>
    </style:style>
    <style:style style:name="co3" style:family="table-column">
      <style:table-column-properties fo:break-before="auto" style:column-width="7.225cm"/>
    </style:style>
    <style:style style:name="co4" style:family="table-column">
      <style:table-column-properties fo:break-before="auto" style:column-width="1.404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1.0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ture-table-97_test202408_18S_PacB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eature ID</text:p>
          </table:table-cell>
          <table:table-cell office:value-type="string" calcext:value-type="string">
            <text:p>Taxon</text:p>
          </table:table-cell>
          <table:table-cell office:value-type="string" calcext:value-type="string">
            <text:p>Consensus</text:p>
          </table:table-cell>
          <table:table-cell office:value-type="string" calcext:value-type="string">
            <text:p>#OTU I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EP05</text:p>
          </table:table-cell>
          <table:table-cell office:value-type="string" calcext:value-type="string">
            <text:p>EP68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AACATATGCTTGTCTTAAAGATTAAGCCATGCATGTCTAAGTATAAACATTTATACTGTGAAACTGCGAATGGCTCAATAAATCAGTCATAATTTATTTGATAGTACCTTACTACTTGGATAACCGTAGTAATTCTAGAGCTAATACATGCAAAAATTCCCGACTTTTTGGAAGGGATGTATTTATTAGATAAAAACCAATGCAAATGTAGTAATACATTTGGATAATTGTTGATTCATAATAACTTCGCGAATCGCATGGTCTTTGCACCGGCGATGATTCATTCAAATTTCTGCCCTATCAACTTTGGATGGTAGCGTAGTGGTCTACCATGGTGATTACGGGTGACGGAGAATTAGGGTTCGATTCCGGAGAGGGAGCCTGAGAAATGGCTACCACTTCCAAGGAAGGCAGCAGGCGCGAAAATTACCCAATTCCAATACGGAGAGGTAGTGACAATAAATAACAATACTGGATTCGATAAGAATCTAGTAATTGGAATGAGTACAATTTAAATCCCTTAACAAGGAACAATTGGAGGGCAAGTCTGGTGCCAGCAGCCGCGGTAATTCCAGCTCCAATAGCGTATATTAAATTTGTTGCAGTTAAAAAGCTCGTAGTCTGATTTCGGAGCGTTAAAGAAACCCGGTCCGCCGGGATGGTGTGTACTGGTTTCTTTCCTCCTCATTTCCGGTTTGCTTCATTCTGTTCTTAAGTGAATGGGATGTTTTTAAGCTCCGGATCATTTACTTTGAAAAAATTAGAGTGTTTAAAGCAGGCAATTTATTGCGTTGAATACATTAGCATGGGATAATAGAATAGGAATTTTCCTCCTATTTTGTTGGTTTCTTGGATGGAGATTAATGATTAATAGAGATAGTTGGGGATATTCATATTTAATTGTCAGAGGTGAAATTCTTGGATTTATGAAAGATGAACTTCTGCGAAAGCATTTATCAAGGATGTTTTCATTGATCAAGAACGAAAGTTAGGGGATCGAAGACGATCAGATACCGTCGTAGTCTTAACCATAAACGATGCCGACCAGGGATTGGGAGACGTTACATGGATGACTCCCCCAGCACCTTGCGAGAAATCATAAGTTTTTGGGTTCCGGGGGGAGTATGGTCGCAAGGCTGAAACTTAAAGGAATTGACGGAAGGGCACCACCAGGAGTGGAGCCTGCGGCTTAATTTGACTCAACACGGGAAAACTCACCGAGTCCAGACATAGTAAGGATTGACAGATTGAGAGCTCTTTCTTGATTCTATGGGTGGTGGTGCATGGCCGTTCTTAGTTGGTGGAGTGATTTGTCTGGTTAATTCCGTTAACGAACGAGATCTCAGCCTGCTAAATAGTTACAAGAGCCTTCAAAAAAAGTGAATGTAATTAAATAAATGTGGTTTAGATTATGTTTATTTTTTTATTGGATCTTTGAATGTGCTTTTGGTTAAACTTCTTAGAGGGACTATTTGTATCTAGCAAATGGAAGTTTGAGGCAATAACAGGTCTGTGATGCCCTTAGATGTCTCGGGCCGCACGCGCGCTACACTGATGAATTCAATGAGTTTAACACCTTGGCCGGAAGGTCTGGGTAATCTTTTTAAATTTCATCGTGATGGGGATTGATCTTTGTAATTATCGATCATCAACGAGGAATTCCTAGTAAGCGTGAGTCATCAACTCGCGTTGATTACGTCCCTGCCCTTTGTACACACCGCCCGTCGCTCCTACCGATTGAATGATCCGGTGAAATCTCCGGATAGAGATATATATTCAACAGGGAAACTTGTTGTTAATGTTTTTAGAAGTTGAT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TAAAGATTAAGCCATGCATGTCTAAGTATAAACATTTATACTGTGAAACTGCGAATGGCTCAATAAATCAGTCATAATTTATTTGATAGTACCTTACTACTTGGATAACCGTAGTAATTCTAGAGCTAATACATGCAAAAATTCCCGACTTTTTGGAAGGGATGTATTTATTAGATAAAAACCAATGCAAATGTAGTAATACATTTGGATAATTGTTGATTCATAATAACTTCGCGAATCGCATGGTCTTTGCACCGGCGATGATTCATTCAAATTTCTGCCCTATCAACTTTGGATGGTAGCGTAGTGGTCTACCATGGTGATTACGGGTGACGGAGAATTAGGGTTCGATTCCGGAGAGGGAGCCTGAGAAATGGCTACCACTTCCAAGGAAGGCAGCAGGCGCGAAAATTACCCAATTCCAATACGGAGAGGTAGTGACAATAAATAACAATACTGGATTCGATAAGAATCTAGTAATTGGAATGAGTACAATTTAAATCCCTTAACAAGGAACAATTGGAGGGCAAGTCTGGTGCCAGCAGCCGCGGTAATTCCAGCTCCAATAGCGTATATTAAATTTGTTGCAGTTAAAAAGCTCGTAGTCTGATTTCGGAGCGTTAAAGAAACCCGGTCCGCCGGGATGGTGTGTACTGGTTTCTTTCCTCCTCATTTCCGGTTTGCTTCATTCTGTTCTTAAGTGAATGGGATGTTTTTAAGCTCCGGATCATTTACTTTGAAAAAATTAGAGTGTTTAAAGCAGGCAATTTATTGCGTTGAATACATTAGCATGGGATAATAGAATAGGAATTTTCCTCCTATTTTGTTGGTTTCTTGGATGGAGATTAATGATTAATAGAGATAGTTGGGGATATTCATATTTAATTGTCAGAGGTGAAATTCTTGGATTTATGAAAGATGAACTTCTGCGAAAGCATTTATCAAGGATGTTTTCATTGATCAAGAACGAAAGTTAGGGGATCGAAGACGATCAGATACCGTCGTAGTCTTAACCATAAACGATGCCGACCAGGGATTGGGAGACGTTACATGGATGACTCCCCCAGCACCTTGCGAGAAATCATAAGTTTTTGGGTTCCGGGGGGAGTATGGTCGCAAGGCTGAAACTTAAAGGAATTGACGGAAGGGCACCACCAGGAGTGGAGCCTGCGGCTTAATTTGACTCAACACGGGAAAACTCACCGAGTCCAGACATAGTAAGGATTGACAGATTGAGAGCTCTTTCTTGATTCTATGGGTGGTGGTGCATGGCCGTTCTTAGTTGGTGGAGTGATTTGTCTGGTTAATTCCGTTAACGAACGAGATCTCAGCCTGCTAAATAGTTACAAGAGCCTTCAAAAAAAGTGAATGTAATTAAATAAATGTGGTTTAGATTATGTTTATTTTTTTATTGGATCTTTGAATGTGCTTTTGGTTAAACTTCTTAGAGGGACTATTTGTATCTAGCAAATGGAAGTTTGAGGCAATAACAGGTCTGTGATGCCCTTAGATGTCTCGGGCCGCACGCGCGCTACACTGATGAATTCAATGAGTTTAACACCTTGGCCGGAAGGTCTGGGTAATCTTTTTAAATTTCATCGTGATGGGGATTGATCTTTGTAATTATCGATCATCAACGAGGAATTCCTAGTAAGCGTGAGTCATCAACTCGCGTTGATTACGTCCCTGCCCTTTGTACACACCGCCCGTCGCTCCTACCGATTGAATGATCCGGTGAAATCTCCGGATAGAGATATATATTCAACAGGGAAACTTGTTGTTAATGTTTTTAGAAGTTGATTAAACCTTATCATTTAGAGGAAGGAGAAGTCGTAACAAGGTTTCC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TAAAGATTAAGCCATGCATGTCTAAGTATAAGCATTTATACTGTAAAACTGCGAATGGCTCAATAAATCAGTCATAATTTATTTGATAGTACCTTACTACTTGGATAACCGTAGTAATTCTAGAGCTAATACATGCTAAAGGTCCCGACTTCACGGAAGGGATGTATTTATTAGATAAAAACCAATGCAACCGCTTCACGGCGGTTGGTACTTTGTTGATTCATAATAACTTTGCGAATCGCATGGTCTTTGTACCGGCGATGCTTCATTCAAATTTCTGCCCTATCAACTTTCGATGGTAGAATAGAGGTCTACCATGGTGATTACGGGTGACGGAGAATTAGGGTTCGATTCCGGAGAGGGAGCCTGAGAAATGGCTACCACTTCCAAGGAAGGCAGCAGGCGCGCAAATTACCCAATCCCAATACGGGGAGGTAGTGACAATAAATAACAATACGGGTTCCGATAAGGATCTCGTAATTGGAATGAGTACAATTTAAATCCCTTAACAAGGAACAATTGGAGGGCAAGTCTGGTGCCAGCAGCCGCGGTAATTCCAGCTCCAATAGCGTATATTAAATTTGTTGCAGTTAAAAAGCTCGTAGTCGGATTTCGGGGCCTAGGAAGCATGGTCCGCCGGGATGGTGTGCACTGGCTTCCTTGCTCCTCCTTCCGGTTTGCTACACTCTGCTCTTAAGTGAGTGGGGTGTTAAGCTCCGGATCATTTACTTTGAAAAAATTAGAGTGTTTAAAGCGGGCAATTTCTTGCGTTGAATAGTACAGCATGGGATAATAGAACAGGAGTCTTCTCCTATTTTGTTGGTTTCTTGGACGGAGACTAATGATTAATAGAGATAGTTGGGGATATTCATATTTAATTGTCAGAGGTGAAATTCTTGGATTTATGAAAGATGAACTTCTGCGAAAGCATTTATCAAGGATGTTTTCATTGATCAAGAACGAAAGTTAGGGGATCGAAGACGATCAGATACCGTCGTAGTCTTAACCATAAACCATGCCGACCAGGGATTGGGAGACGTTACATGGATGACTCCCCCAGCACCTTGCGAGAAATCACAAGTTTTTGGGTTCCGGGGGGAGTATGGTCGCAAGGCTGAAACTTAAAGGAATTGACGGAAGGGCACCACCAGGAGTGGAGCCTGCGGCTTAATTTGACTCAACACGGGAAAACTCACCGAGTCCAGACATAGTAAGGATTGACAGATTGAGAGCTCTTTCTTGATTCTATGGGTGGTGGTGCATGGCCGTTCTTAGTTGGTGGAGTGATTTGTCTGGTTAATTCCGTTAACGAACGAGATCTCAGCCTGCTAAATAGTTACACTAGCCTCTACTTGGGTGAAACGCTTGGTGTTGGTGGTGCTCACGCACTATCACAACGAGCGCGGATCCTTGATGTGCTGGTGGAAAACTTCTTAGAGGGACTATTTGTATCTAGCAAATGGAAGTTTGAGGCAATAACAGGTCTGTGATGCCCTTCGATGTCTCGGGCTGCACGCGCGCTACACTGATGAATTCAACGAGTTTAACACCTTGGCCGGAAGGTCTGGGTAATCTTTTGAAACTTCATCGTGATGGGGATTGATCTTTGTAATTATCGATCATAAACGAGGAATTCCTAGTAAGCGTGAGTCATCAACTCGCGTTGATTACGTCCCTGCCCTTTGTACACACCGCCCGTCGCTCCTACCGATTGAATGATCCGGTGAAATCTCCGGATGAAGGTGTATACTTGTCGGGGAAACTCGGCATTAACGCAGTCAAATGTTGAT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TAAAGATTAAGCCATGCATGTCTAAGTATAAGCATTTATACTGTAAAACTGCGAATGGCTCAATAAATCAGTCATAATTTATTTGATAGTACCTTACTACTTGGATAACCGTAGTAATTCTAGAGCTAATACATGCTAAAGGTCCCGACTTCACGGAAGGGATGTATTTATTAGATAAAAACCAATGCAACCGCTTCACGGCGGTTGGTACTTTGTTGATTCATAATAACTTTGCGAATCGCATGGTCTTTGTACCGGCGATGCTTCATTCAAATTTCTGCCCTATCAACTTTCGATGGTAGAATAGAGGTCTACCATGGTGATTACGGGTGACGGAGAATTAGGGTTCGATTCCGGAGAGGGAGCCTGAGAAATGGCTACCACTTCCAAGGAAGGCAGCAGGCGCGCAAATTACCCAATCCCAATACGGGGAGGTAGTGACAATAAATAACAATACGGGTTCCGATAAGGATCTCGTAATTGGAATGAGTACAATTTAAATCCCTTAACAAGGAACAATTGGAGGGCAAGTCTGGTGCCAGCAGCCGCGGTAATTCCAGCTCCAATAGCGTATATTAAATTTGTTGCAGTTAAAAAGCTCGTAGTCGGATTTCGGGGCCTAGGAAGCATGGTCCGCCGGGATGGTGTGCACTGGCTTCCTTGCTCCTCCTTCCGGTTTGCTACACTCTGCTCTTAAGTGAGTGGGGTGTTAAGCTCCGGATCATTTACTTTGAAAAAATTAGAGTGTTTAAAGCGGGCAATTTCTTGCGTTGAATAGTACAGCATGGGATAATAGAACAGGAGTCTTCTCCTATTTTGTTGGTTTCTTGGACGGAGACTAATGATTAATAGAGATAGTTGGGGATATTCATATTTAATTGTCAGAGGTGAAATTCTTGGATTTATGAAAGATGAACTTCTGCGAAAGCATTTATCAAGGATGTTTTCATTGATCAAGAACGAAAGTTAGGGGATCGAAGACGATCAGATACCGTCGTAGTCTTAACCATAAACCATGCCGACCAGGGATTGGGAGACGTTACATGGATGACTCCCCCAGCACCTTGCGAGAAATCACAAGTTTTTGGGTTCCGGGGGGAGTATGGTCGCAAGGCTGAAACTTAAAGGAATTGACGGAAGGGCACCACCAGGAGTGGAGCCTGCGGCTTAATTTGACTCAACACGGGAAAACTCACCGAGTCCAGACATAGTAAGGATTGACAGATTGAGAGCTCTTTCTTGATTCTATGGGTGGTGGTGCATGGCCGTTCTTAGTTGGTGGAGTGATTTGTCTGGTTAATTCCGTTAACGAACGAGATCTCAGCCTGCTAAATAGTTACACTAGCCTCTACTTGGGTGAAACGCTTGGTGTTGGTGGTGCTCACGCACTATCACAACGAGCGCGGATCCTTGATGTGCTGGTGGAAAACTTCTTAGAGGGACTATTTGTATCTAGCAAATGGAAGTTTGAGGCAATAACAGGTCTGTGATGCCCTTCGATGTCTCGGGCTGCACGCGCGCTACACTGATGAATTCAACGAGTTTAACACCTTGGCCGGAAGGTCTGGGTAATCTTTTGAAACTTCATCGTGATGGGGATTGATCTTTGTAATTATCGATCATAAACGAGGAATTCCTAGTAAGCGTGAGTCATCAACTCGCGTTGATTACGTCCCTGCCCTTTGTACACACCGCCCGTCGCTCCTACCGATTGAATGATCCGGTGAAATCTCCGGATGAAGGTGTATACTTGTCGGGGAAACTCGGCATTAACGCAGTCAAATGTTGATTAAACCTTATCATTTAGAGGAAGGAG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ATTTATACAGCGAAACTGCGAATGGCTCATTAAATCAGTTATAGTTTATTTGATAGTACCTAACTACATGGATAACCGTAGTAATTCTAGAGCTAATACATGCTAAAAGGCCCATTCGCAAGAGTGGGCTGTATTTATTAGATAAAAAACCAATGCAGGGGGCAACTCCTGGACCATTGATGATTCATGATAACTTCGCGAATCGCATAGCCTTGTGCTGGCGATGATTCATTCAAATTTCTGCCCTATCAACTTTCGATGGCGGTGTAGTGGACCACCATGGTTGTAACGGGTGACGGAGAATTAGGGTTCGGTTCCGGAGAGGGAGCCTGAGAGATGGCTACCACTTCCAAGGAAGGCAGCAGGCGCGCAAATTACCCAATAGCAATACGCTGAGGTAGTGACAATAAATAACAATACGGGTCCCGACAAGGGTCTCGTAATTGGAATGAGTACAATTTAAATCCCTTAACGAGGAACAATTGGAGGGCAAGTCTGGTGCCAGCAGCCGCGGTAATTCCAGCTCCAATAGCGTATATTAAAGTTGTTGCAGTTAAAAAGCTCGTAGTTGGATTTTGGAGTATGTCGAGCCCGGTCTGCCGGGATGGTGTGTACTGGCTCGACTGCTCTTCCTTCCGGTTTGCTACTTTCTGCTCTTAACTGAGTGGGGAGCCAGCTCCGGATCGTTTACTTTGAAAAAATTAGAGTGTTTAAAGCAGGCCTACCAGTGCCTTGAATACATTAGCATGGGATAATGGAATAGGACTTTGCGCCTATTTTGTTGGTTTCTAGGTGTAGAGTAATGATTAATAGAGTCAGTTGGGGGTGTTCATATTTAGTTGTCAGAGGTGAAATTCTTGGATTTACGAAAGATGAACTTCTGCGAAAGCATTCATCAAGGATGTTTTCATTAATCAAGAACGAAAGTTAGGGGATCGAAGACGATCAGATACCGTCGTAGTCTTAACCATAAACTATGCCGACCAGGGATTGAAGGACGTTACATGGATGACTCCTCCAGCACCTTGCGAGAAATCACAAGTCTTTGGGTTCTGGGGGGAGTATGGTCGCAAGGCTGAAACTTAAAGGAATTGACGGAAGGGCACCACCAGGAGTGGAGCCTGCGGCTTAATTTGACTCAACACGGGGAAACTTACCAGGTCCAGACATAGTAAGGATTGACAGATTGAGAGCTCTTTCTTGATTCTATGGGTGGTGGTGCATGGCCGTTCTTAGTTGGTGGAGTGATTTGTCTGGTTAATTCCGTTAACGAACGAGACCTCAGCCTGCTAAATAGTTGCGTGAACCTTCTACTCGGGTGAAGGGTGAGGTCGGTGTGGTGGCTTGCTATCATATCTCCTTATTTGGATCCTTGATGAGTTCATGAATATACTTCTTAGAGGGACTATTAGTATCTAGCTAATGGAAGTTTGAGGCAATAACAGGTCTGTGATGCCCTTAGATGTCTTGGGCTGCACGCGCGCTACACTGATGAATTCAACGAGTTTAACACCTTGGCCGATGGGTCTGGGTAATCTTTTGAAATTTCATCGTGCTGGGGATAGATCATTGCAATTATTGGTCTTCAACGAGGAATTCCTAGTAAGCGTGAGTCATCAGCTCGCGTTGATTACGTCCCTGCCCTTTGTACACACCGCCCGTCGCTCCTACCGATTGAATGATCCGGTGAAATCTTGGGATGGTGACACATAACCGTTGGGGGCAACTCTGACGGTAGTGTCGCCAGAACTTGCT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TAAAGATTAAGCCATGCATGTCTAAGTATAAGCAATTTATACAGCGAAACTGCGAATGGCTCATTAAATCAGTTATAGTTTATTTGATAGTACCTAACTACATGGATAACCGTAGTAATTCTAGAGCTAATACATGCTAAAAGGCCCATTCGCAAGAGTGGGCTGTATTTATTAGATAAAAAACCAATGCAGGGGGCAACTCCTGGACCATTGATGATTCATGATAACTTCGCGAATCGCATAGCCTTGTGCTGGCGATGATTCATTCAAATTTCTGCCCTATCAACTTTCGATGGCGGTGTAGTGGACCACCATGGTTGTAACGGGTGACGGAGAATTAGGGTTCGGTTCCGGAGAGGGAGCCTGAGAGATGGCTACCACTTCCAAGGAAGGCAGCAGGCGCGCAAATTACCCAATAGCAATACGCTGAGGTAGTGACAATAAATAACAATACGGGTCCCGACAAGGGTCTCGTAATTGGAATGAGTACAATTTAAATCCCTTAACGAGGAACAATTGGAGGGCAAGTCTGGTGCCAGCAGCCGCGGTAATTCCAGCTCCAATAGCGTATATTAAAGTTGTTGCAGTTAAAAAGCTCGTAGTTGGATTTTGGAGTATGTCGAGCCCGGTCTGCCGGGATGGTGTGTACTGGCTCGACTGCTCTTCCTTCCGGTTTGCTACTTTCTGCTCTTAACTGAGTGGGGAGCCAGCTCCGGATCGTTTACTTTGAAAAAATTAGAGTGTTTAAAGCAGGCCTACCAGTGCCTTGAATACATTAGCATGGGATAATGGAATAGGACTTTGCGCCTATTTTGTTGGTTTCTAGGTGTAGAGTAATGATTAATAGAGTCAGTTGGGGGTGTTCATATTTAGTTGTCAGAGGTGAAATTCTTGGATTTACGAAAGATGAACTTCTGCGAAAGCATTCATCAAGGATGTTTTCATTAATCAAGAACGAAAGTTAGGGGATCGAAGACGATCAGATACCGTCGTAGTCTTAACCATAAACTATGCCGACCAGGGATTGAAGGACGTTACATGGATGACTCCTCCAGCACCTTGCGAGAAATCACAAGTCTTTGGGTTCTGGGGGGAGTATGGTCGCAAGGCTGAAACTTAAAGGAATTGACGGAAGGGCACCACCAGGAGTGGAGCCTGCGGCTTAATTTGACTCAACACGGGGAAACTTACCAGGTCCAGACATAGTAAGGATTGACAGATTGAGAGCTCTTTCTTGATTCTATGGGTGGTGGTGCATGGCCGTTCTTAGTTGGTGGAGTGATTTGTCTGGTTAATTCCGTTAACGAACGAGACCTCAGCCTGCTAAATAGTTGCGTGAACCTTCTACTCGGGTGAAGGGTGAGGTCGGTGTGGTGGCTTGCTATCATATCTCCTTATTTGGATCCTTGATGAGTTCATGAATATACTTCTTAGAGGGACTATTAGTATCTAGCTAATGGAAGTTTGAGGCAATAACAGGTCTGTGATGCCCTTAGATGTCTTGGGCTGCACGCGCGCTACACTGATGAATTCAACGAGTTTAACACCTTGGCCGATGGGTCTGGGTAATCTTTTGAAATTTCATCGTGCTGGGGATAGATCATTGCAATTATTGGTCTTCAACGAGGAATTCCTAGTAAGCGTGAGTCATCAGCTCGCGTTGATTACGTCCCTGCCCTTTGTACACACCGCCCGTCGCTCCTACCGATTGAATGATCCGGTGAAATCTTGGGATGGTGACACATAACCGTTGGGGGCAACTCTGACGGTAGTGTCGCCAGAACTTGCTTAAACCTTATCATTTAGAGGAAGGAGAAGTCGTAACAAGGTTTCC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ATTTATACTGCGAAACTGCGAATGGCTCATTAAATCAGTAATAATTCATTTGATAGTACCTTTCCACATGGATAACTGTGGTAATTCTAGAGCTAATACATGCTAAAAAGCTTCGTCCTTCACGGGCGGAGTTGTATTTATTAGATACAAAACCAATGCAGGGGGCAACTCCTGGAATTTGGTGATTCATAGTAACTTCTCGAATCGCATAGCCTTTGTGCTGGCGATGATTCTTTCAAATTTCTGCTCTATCAACTTTCGATGGTAGTGTAGTGGACTACCATGGTTGTAACGGGTAACGGGGAATTAGGGTTCGGTTCCGGAGAGGGAGCCTGAGAGATGGCTACCACTTCCAAGGAAGGCAGCAGGCGCGCAAATTACCCAATGGCAATACGCCGAGGTAGTGACAATAAATAACAATACAGGTCCTGACAAAGGTCTTGTAATTGGAATGAGAAAAATTTAAATCCCTTAACGAGGAACAATTGGAGGACAAGTCAGGTGCCAGCACCCGCGGTAATTCCTGCTCCAATAGCGTATATTAAAGTTGTTGCAGTTAAAAAGCTCGTAGTTGAATTTTGGAGTTTGGTGATTTCTGGTCTACCGGGAGGTTTGAACTGAGTCACCAACTCTTCCTTTCAGTTGGCGGCTCTCTGCTCTTAACTGAGTGGAGGGCAAGCTCTGAATCTTTTACTTTGAAAAAATTAGAGTGTTTAAAGCAGATCTTTCAAGTGTCAATGAATATATTAGCATGGGATAATGGAATAGGGCTTGGTTTCTATTTTGTTGGTTTCTAGAGAACGAGCAATGATTAATAGAGATAGTTGGGGGTATTCATATTTAATTGTCAGAGGTGAAATTCTTGGATTTATGAAAGATGGACTTCTGCGAAAGCGTTTATCAAGGATGTTTTCATTAATCAAGAACGAAAGTTAGGGGATCGAAGACGATCAGATACCGTCGTAGTCTTAACCATAAACGATGCCGACCAAGGATTGGGAGACGTTACATGGATGACTCCCTCAGCACTTTGTGAGAAATCATAAGTCTTTGGGTTCCGGGGGGAGTATGGTCGCAAGGCTGAAACTTAAAGGAATTGACGGAAGGGCACCACCAGGAGTGGAGCCTGCGGCTTAATTTGACTCAACACGGGGAAACTCACCAGGTCCAGACACAATAAGGATTGACAGATTGAGAGCTCTTTCTTGATTTTGTGGGTGGTGGTGCATGGCCGTTCTTGGTCGGTGGAGTGATTTGTCTGGTTAATTCCGATAACGGACGAGACCTCAGCTTACTAAATAGTTGCCTGAACCTTCTATTCGGGTGAAGTTTTGGGTTTGGGGTGGGGGCTTCGGTCATCTGCTTCGCCTGGAATGGATCCTTGATGTGTTCAGGAATAACTTCTTAGAAGGACTATTAACGTATAGTTAATGGAAGTTTGAGGCAATAACAGGTCTGTGATGCCCTTAGATGTTCTGGGCCGCACGCGCGCTACACTGATGGACTCAACGAGTTTAACACCTTGATCTATAGGTCTGGGTAATCTTTTAAAAGTTCATCGTGCTGGGGATAGATCATTGCAATTATTGATCTTGAACGAGGAATTCCTAGTAGTTGCAATTCATCAGATTGCGACGATTACGTCCCTGCCCTTTGTACACACCGCCCGTCGCTCCTACCGATTGAATGATCCGGTGAAATCTCCGGATGATGGTGCATAACCATTAGGGGCAACCTTGGTGGTAGTATCGTCAGAAGTTGAT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TAAAGATTAAGCCATGCATGTCTAAGTATAAGCAATTTATACTGCGAAACTGCGAATGGCTCATTAAATCAGTAATAATTCATTTGATAGTACCTTTCCACATGGATAACTGTGGTAATTCTAGAGCTAATACATGCTAAAAAGCTTCGTCCTTCACGGGCGGAGTTGTATTTATTAGATACAAAACCAATGCAGGGGGCAACTCCTGGAATTTGGTGATTCATAGTAACTTCTCGAATCGCATAGCCTTTGTGCTGGCGATGATTCTTTCAAATTTCTGCTCTATCAACTTTCGATGGTAGTGTAGTGGACTACCATGGTTGTAACGGGTAACGGGGAATTAGGGTTCGGTTCCGGAGAGGGAGCCTGAGAGATGGCTACCACTTCCAAGGAAGGCAGCAGGCGCGCAAATTACCCAATGGCAATACGCCGAGGTAGTGACAATAAATAACAATACAGGTCCTGACAAAGGTCTTGTAATTGGAATGAGAAAAATTTAAATCCCTTAACGAGGAACAATTGGAGGACAAGTCAGGTGCCAGCACCCGCGGTAATTCCTGCTCCAATAGCGTATATTAAAGTTGTTGCAGTTAAAAAGCTCGTAGTTGAATTTTGGAGTTTGGTGATTTCTGGTCTACCGGGAGGTTTGAACTGAGTCACCAACTCTTCCTTTCAGTTGGCGGCTCTCTGCTCTTAACTGAGTGGAGGGCAAGCTCTGAATCTTTTACTTTGAAAAAATTAGAGTGTTTAAAGCAGATCTTTCAAGTGTCAATGAATATATTAGCATGGGATAATGGAATAGGGCTTGGTTTCTATTTTGTTGGTTTCTAGAGAACGAGCAATGATTAATAGAGATAGTTGGGGGTATTCATATTTAATTGTCAGAGGTGAAATTCTTGGATTTATGAAAGATGGACTTCTGCGAAAGCGTTTATCAAGGATGTTTTCATTAATCAAGAACGAAAGTTAGGGGATCGAAGACGATCAGATACCGTCGTAGTCTTAACCATAAACGATGCCGACCAAGGATTGGGAGACGTTACATGGATGACTCCCTCAGCACTTTGTGAGAAATCATAAGTCTTTGGGTTCCGGGGGGAGTATGGTCGCAAGGCTGAAACTTAAAGGAATTGACGGAAGGGCACCACCAGGAGTGGAGCCTGCGGCTTAATTTGACTCAACACGGGGAAACTCACCAGGTCCAGACACAATAAGGATTGACAGATTGAGAGCTCTTTCTTGATTTTGTGGGTGGTGGTGCATGGCCGTTCTTGGTCGGTGGAGTGATTTGTCTGGTTAATTCCGATAACGGACGAGACCTCAGCTTACTAAATAGTTGCCTGAACCTTCTATTCGGGTGAAGTTTTGGGTTTGGGGTGGGGGCTTCGGTCATCTGCTTCGCCTGGAATGGATCCTTGATGTGTTCAGGAATAACTTCTTAGAAGGACTATTAACGTATAGTTAATGGAAGTTTGAGGCAATAACAGGTCTGTGATGCCCTTAGATGTTCTGGGCCGCACGCGCGCTACACTGATGGACTCAACGAGTTTAACACCTTGATCTATAGGTCTGGGTAATCTTTTAAAAGTTCATCGTGCTGGGGATAGATCATTGCAATTATTGATCTTGAACGAGGAATTCCTAGTAGTTGCAATTCATCAGATTGCGACGATTACGTCCCTGCCCTTTGTACACACCGCCCGTCGCTCCTACCGATTGAATGATCCGGTGAAATCTCCGGATGATGGTGCATAACCATTAGGGGCAACCTTGGTGGTAGTATCGTCAGAAGTTGATTAAACCTTATCATTTAGAGGAAGGAGAAGTCGTAACAAGGTTTCC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TTTATACAGCGAAACTGCGAATGGCTCATTAAATCAGTTATAGTTTATTTGATAATACCTTTACTACTTGGATAACCGTAGTAATTCTAGAGCTAATACATGCTAAAGGGCACATCGCAAGGTGTGCTGTATTTATTAGATAAAAAACCAATGCAGGGGGCAACTCCTGGTTATTGTTGATTCATAATAACTTGTCGAATCGCATGGTCTCGTACCGGCGATGATTCATTCAAATTTCTGCCCTATCAACTTTCGATGGTAGTGTAGTGGACTACCATGGTTGTAACGGGTGACGGAGAATTAGGGTTCGGTTCCGGAGAGGGCGCCTGAGAGATGGCGACCACTTCTAAGGAAGGCAGCAGGCGCGCAAATTACCCAATGGCAATACGCCGAGGTAGTGACAATAAATAACAATACAGGACCTGACAAGGTCTTGTAATTGGAATGAGTACAATTTAAATCCCTTAACGAGGAACAATTGGAGGGCAAGTCTGGTGCCAGCAGCCGCGGTAATTCCAGCTCCAATAGCGTATATTAAAGTTGTTGCAGTTAAAAAGCTCGTAGTCGGATGTTGGGGTGAATCCGGCCCGGTCTGCCGGGACGGTGTGTACTGGCCGGTTCACCCTTCCTTCTGGTTATTGCTTCCTTCTGCTCTTAACTGAGTGGGAGGATAAGCTCCAGATCGTTTACTTTGAAAAAATTAGAGTGTTTAAAGCAGGCTACAATATGCCTTTTGAATATTTTAGCATGGGATAATAGAATAGGACTTTATGCCTATTTTGTTGGTTTCTAGGTGTAGAGTAATGATTAATAGAGATAGTTGGGGGTATTCATATTTAATTGTCAGAGGTGAAATTCTTGGATTTATGAAAGATGAACTTCTGCGAAAGCATTTATCAAGGATGTTTTCATTGATCAAGAACGAAAGTTAGGGGATCGAAGACGATCAGATACCGTCGTAGTCTTAACTATAAACTTTGCCGACCAGGGATCGGGAGACGTTACATGGATGACTCCCCCAGCACCTTGCGAGAAATCACAAGTCTTTGGGTTCCGGGGGGAGTATGGTCGCAAGGCTGAAACTTAAAGGAATTGACGGAAGGGCACCACCAGGAGTGGAGCCTGCGGCTTAATTTGACTCAACACGGGAAAACTCACCGGGTCCAGACATAGTAAGGATTGACAGATTGAGAGCTCTTTCTTGATTCTATGGGTGGTGGTGCATGGCCGTTCTTAGTTGGTGGAGTGATTTGTCTGGTTAATTCCGTTAACGAACGAGACCTCAGCCTGCTAAATAGTTACGTTAACCCTTCTTAATTCGGGTGAATCGTTTGTCATGTAGGGTGGTGAGCAATCATTCGCTCTGCATACTTGCGTGGATCCTTGATGGGTTGATGGATATACTTCTTAGAGGGACTATTAGTATCTAGCTAATGGAAGTTTGAGGCAATAACAGGTCTGTGATGCCCTTAGATGTCTCGGGCTGCACGCGCGCTACACTGACGAATTCAACGAGTTTAACACCTTGGTCGATGGGCCTGGGTAATCTTTTGAAATTTCGTCGTGCTGGGGATAGATCATTGCAATTATTGATCTTCAACGAGGAATTCCTAGTAAGCGCAAGTCATCAGCTTGCGTTGATTACGTCCCTGCCCTTTGTACACACCGCCCGTCGCTCCTACCGATTGAATGATCCGGTGAAATCTCCGGATGGTGATGCATAACTGTGGGGGCAACCTTACAGTAGTATCGTCAGAAGTTGCT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TAAAGATTAAGCCATGCATGTCTAAGTATAAGCATTTATACAGCGAAACTGCGAATGGCTCATTAAATCAGTTATAGTTTATTTGATAATACCTTTACTACTTGGATAACCGTAGTAATTCTAGAGCTAATACATGCTAAAGGGCACATCGCAAGGTGTGCTGTATTTATTAGATAAAAAACCAATGCAGGGGGCAACTCCTGGTTATTGTTGATTCATAATAACTTGTCGAATCGCATGGTCTCGTACCGGCGATGATTCATTCAAATTTCTGCCCTATCAACTTTCGATGGTAGTGTAGTGGACTACCATGGTTGTAACGGGTGACGGAGAATTAGGGTTCGGTTCCGGAGAGGGCGCCTGAGAGATGGCGACCACTTCTAAGGAAGGCAGCAGGCGCGCAAATTACCCAATGGCAATACGCCGAGGTAGTGACAATAAATAACAATACAGGACCTGACAAGGTCTTGTAATTGGAATGAGTACAATTTAAATCCCTTAACGAGGAACAATTGGAGGGCAAGTCTGGTGCCAGCAGCCGCGGTAATTCCAGCTCCAATAGCGTATATTAAAGTTGTTGCAGTTAAAAAGCTCGTAGTCGGATGTTGGGGTGAATCCGGCCCGGTCTGCCGGGACGGTGTGTACTGGCCGGTTCACCCTTCCTTCTGGTTATTGCTTCCTTCTGCTCTTAACTGAGTGGGAGGATAAGCTCCAGATCGTTTACTTTGAAAAAATTAGAGTGTTTAAAGCAGGCTACAATATGCCTTTTGAATATTTTAGCATGGGATAATAGAATAGGACTTTATGCCTATTTTGTTGGTTTCTAGGTGTAGAGTAATGATTAATAGAGATAGTTGGGGGTATTCATATTTAATTGTCAGAGGTGAAATTCTTGGATTTATGAAAGATGAACTTCTGCGAAAGCATTTATCAAGGATGTTTTCATTGATCAAGAACGAAAGTTAGGGGATCGAAGACGATCAGATACCGTCGTAGTCTTAACTATAAACTTTGCCGACCAGGGATCGGGAGACGTTACATGGATGACTCCCCCAGCACCTTGCGAGAAATCACAAGTCTTTGGGTTCCGGGGGGAGTATGGTCGCAAGGCTGAAACTTAAAGGAATTGACGGAAGGGCACCACCAGGAGTGGAGCCTGCGGCTTAATTTGACTCAACACGGGAAAACTCACCGGGTCCAGACATAGTAAGGATTGACAGATTGAGAGCTCTTTCTTGATTCTATGGGTGGTGGTGCATGGCCGTTCTTAGTTGGTGGAGTGATTTGTCTGGTTAATTCCGTTAACGAACGAGACCTCAGCCTGCTAAATAGTTACGTTAACCCTTCTTAATTCGGGTGAATCGTTTGTCATGTAGGGTGGTGAGCAATCATTCGCTCTGCATACTTGCGTGGATCCTTGATGGGTTGATGGATATACTTCTTAGAGGGACTATTAGTATCTAGCTAATGGAAGTTTGAGGCAATAACAGGTCTGTGATGCCCTTAGATGTCTCGGGCTGCACGCGCGCTACACTGACGAATTCAACGAGTTTAACACCTTGGTCGATGGGCCTGGGTAATCTTTTGAAATTTCGTCGTGCTGGGGATAGATCATTGCAATTATTGATCTTCAACGAGGAATTCCTAGTAAGCGCAAGTCATCAGCTTGCGTTGATTACGTCCCTGCCCTTTGTACACACCGCCCGTCGCTCCTACCGATTGAATGATCCGGTGAAATCTCCGGATGGTGATGCATAACTGTGGGGGCAACCTTACAGTAGTATCGTCAGAAGTTGCT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TTTATACTGCGAAACTGCGAATGGCTCATTAAATCAGTTATAGTTCATTTGATAATACCTTACTACTCGGATAACCGTAGTAATTCTAGAGCTAATACGTGCTAAAAGCTTCATCTTTTCAATGAGGTGAAGTGTATTTATTAGATAAAAAACCAATGCAGGGGGCAACTCCTGGTTGTTGTTGATTCATGATAACTTTTCGAATCGCATGGTCTTGTACCGGCGATGTTTCATTCAAATTTCTGCCCTATCAACTTTCGATGGTAGTGTAGTGGACTACCATGGTCGTAACGGGTGACGGAGAATTAGGGTTCGGTTCCGGAGAGGGAGCCTGAGAGACGGCTACCACTTCCAAGGAAGGCAGCAGGCGCGCAAATTACCCAATGGCAATACGCCGAGGTAGTGACAATAAATAACAATACGGGTCCTGACAAAGGTCTCGTAATTGGAATGAGTACAATTTAAATCCCTTAACGAGGAACAATTGGAGGGCAAGTCTGGTGCCAGCAGCCGCGGTAATTCCAGCTCCAATAGCGTATATTAAAGTTGTTGCAGTTAAAAAGCTCGTAGTCGGATTTTGGGGTGGTATTTTAAATTGAGCCCGGTCTGCCGGGATGGTGTGTACTGGCTCAACCACCCTTCCTTCCAGTTTGCTGCCTTGTGCTCTTAACTGAGTGTGGGGTTTTAGCTCTGGATCGTTTACTTTGAAAAAATTAGAGTGTTTAAAGCAGGCCTAATCAGTGCCTTGAATATTGCAGCATGGGATAATAAAATAGGACTTTGCGCCTATTTTGTTGGTTTCTAGGTGTAGAGTAATGATTAATAGAATTTGTTGGGGGTATTCATATTTAATTGTCAGAGGTGAAATTCTTGGATTTATGAAAGATGAACTTCTGCGAAAGCATTTATCAAGGATGTTTTCATTGATCAAGAACGAAAGTTAGGGGATCGAAGACGATCAGATACCGTCGTAGTCTTAACTATAAACGATGCCGACCAGGGATCGGGAGACGTTACATGGATGACTCCCCCAGCACCTTGCGAGAAATCACAAGTCTTTGGGTTCCGGGGGGAGTATGGTCGCAAGGCTGAAACTTAAAGGAATTGACGGAAGGGCACCACCAGGAGTGGAGCCTGCGGCTTAATTTGACTCAACACGGGGAAACTCACCAGGTCCAGACATAATAAGGATTGACAGATTGAGAGCTCTTTCTTGATTTTATGGGTGGTGGTGCATGGCCGTTCTTAGTTGGTGGAGTGATTTGTCTGGTTAATTCCGTTAACGAACGAGACCTCAGCCTGCTAAATAGTTGCGTGAACCTTCTACTCGGGTGAAGTAGTGGTTCCAGGTATGGCGGCTTGCCGTTGTATCTACCATTATGGATCCTTGATGAGTTCATGAATATACTTCTTAGAGGGACTATTAGTATCTAGCTAATGGAAGTTTGAGGCAATAACAGGTCTGTGATGCCCTTAGATGTTCTGGGCTGCACGCGCGCTACACTGACAAATTCAACGAGTTTAACACCTTGGCCGATGGGTCTGGGTAATCTTTTGAAATTTTGTCGTGCTGGGGATAGATCATTGCAATTATTGATCTTCAACGAGGAATTCCTAGTAAGCGTGAGTCATCAGCTCACGTTGATTACGTCCCTGCCCTTTGTACACACCGCCCGTCGCTCCTACCGATTGAATGATCCGGTGAAATCTCCGGATGGTGGCACATAACTGTTGGGGGCAACTCCGACAGTAGTGTCGTCAGAAGTTGCT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TAAAGATTAAGCCATGCATGTCTAAGTATAAGCATTTATACTGCGAAACTGCGAATGGCTCATTAAATCAGTTATAGTTCATTTGATAATACCTTACTACTCGGATAACCGTAGTAATTCTAGAGCTAATACGTGCTAAAAGCTTCATCTTTTCAATGAGGTGAAGTGTATTTATTAGATAAAAAACCAATGCAGGGGGCAACTCCTGGTTGTTGTTGATTCATGATAACTTTTCGAATCGCATGGTCTTGTACCGGCGATGTTTCATTCAAATTTCTGCCCTATCAACTTTCGATGGTAGTGTAGTGGACTACCATGGTCGTAACGGGTGACGGAGAATTAGGGTTCGGTTCCGGAGAGGGAGCCTGAGAGACGGCTACCACTTCCAAGGAAGGCAGCAGGCGCGCAAATTACCCAATGGCAATACGCCGAGGTAGTGACAATAAATAACAATACGGGTCCTGACAAAGGTCTCGTAATTGGAATGAGTACAATTTAAATCCCTTAACGAGGAACAATTGGAGGGCAAGTCTGGTGCCAGCAGCCGCGGTAATTCCAGCTCCAATAGCGTATATTAAAGTTGTTGCAGTTAAAAAGCTCGTAGTCGGATTTTGGGGTGGTATTTTAAATTGAGCCCGGTCTGCCGGGATGGTGTGTACTGGCTCAACCACCCTTCCTTCCAGTTTGCTGCCTTGTGCTCTTAACTGAGTGTGGGGTTTTAGCTCTGGATCGTTTACTTTGAAAAAATTAGAGTGTTTAAAGCAGGCCTAATCAGTGCCTTGAATATTGCAGCATGGGATAATAAAATAGGACTTTGCGCCTATTTTGTTGGTTTCTAGGTGTAGAGTAATGATTAATAGAATTTGTTGGGGGTATTCATATTTAATTGTCAGAGGTGAAATTCTTGGATTTATGAAAGATGAACTTCTGCGAAAGCATTTATCAAGGATGTTTTCATTGATCAAGAACGAAAGTTAGGGGATCGAAGACGATCAGATACCGTCGTAGTCTTAACTATAAACGATGCCGACCAGGGATCGGGAGACGTTACATGGATGACTCCCCCAGCACCTTGCGAGAAATCACAAGTCTTTGGGTTCCGGGGGGAGTATGGTCGCAAGGCTGAAACTTAAAGGAATTGACGGAAGGGCACCACCAGGAGTGGAGCCTGCGGCTTAATTTGACTCAACACGGGGAAACTCACCAGGTCCAGACATAATAAGGATTGACAGATTGAGAGCTCTTTCTTGATTTTATGGGTGGTGGTGCATGGCCGTTCTTAGTTGGTGGAGTGATTTGTCTGGTTAATTCCGTTAACGAACGAGACCTCAGCCTGCTAAATAGTTGCGTGAACCTTCTACTCGGGTGAAGTAGTGGTTCCAGGTATGGCGGCTTGCCGTTGTATCTACCATTATGGATCCTTGATGAGTTCATGAATATACTTCTTAGAGGGACTATTAGTATCTAGCTAATGGAAGTTTGAGGCAATAACAGGTCTGTGATGCCCTTAGATGTTCTGGGCTGCACGCGCGCTACACTGACAAATTCAACGAGTTTAACACCTTGGCCGATGGGTCTGGGTAATCTTTTGAAATTTTGTCGTGCTGGGGATAGATCATTGCAATTATTGATCTTCAACGAGGAATTCCTAGTAAGCGTGAGTCATCAGCTCACGTTGATTACGTCCCTGCCCTTTGTACACACCGCCCGTCGCTCCTACCGATTGAATGATCCGGTGAAATCTCCGGATGGTGGCACATAACTGTTGGGGGCAACTCCGACAGTAGTGTCGTCAGAAGTTGCTTAAACCTTATCATTTAGAGGAAGGAGAAGTCGTAACAAGGTTTCC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CTAAGCCATGCATGTCTAAGTATAAACTACTTTATGGTGAAACTGCGAATGGCTCATTAAATCAGCTATAGTTTATTTGATAGTCCGAATTACTTGGATAACCGTGGTAATTCTAGGGCTAATACATGCAAAAACCGGTGACCCCTCGGGGAAGTCGGTGTATTAGCGAGATAAAAAACCAATCCACGTTTCGGCGCGGAGTTGGGTTGACACATCGCTACTTTGCGGAGCGCATGGCCTCGAGCCGGCGCCGATTCATTCAAATTTCTGCCCTATCAACTTGGATGGTAGGATAGAGGCCTACCATGGTTTTTACGGGTGACGGAGAATTAGGGTTCGATTCCGGAGAAGGAGCCTGAGAGACGGCTGCTACATCCAAGGAAGGCAGCAGGCGCGCAAATTACCCAATCCTGATTCAGGGAGGTAGTGACAAGAAATAACAATACAGGGCTTTCAAAGTCTTGTAATTGGAATGAGCACAATCTAAACCCCTTAGCGAGTATCCATTGGAGGGCAAGTCTGGTGCCAGCAGCCGCGGTAATTCCAGCTCCAATAGCATACGTTAAAGTTGTTGCAGTTAAAACGCCCGTAGTCGAACTTTGGGCCGCGCTGACGGTGTCCGCCGAAAGGTGTGCACGCCGCCGGGCGGTCTTTCTTCTGACCGGCGGCCGGCGCTCTGTAAAAGGGGTGTCGGTTCCGCTGTCAGGACTTCTCCTTTGAAAAAATTAGAGTGTTCAAAGCAGGCGTATGCCTTGAATACATTAGCATGGGATAGTAAAATACGACTTGGGTTCTATTTTATTGGTTTTAGGGCCGAAGTAATGATTAATAGGGACAGTTGGGGGCATTAGTATTCAGTTGTCAGAGGTGAAATTCTTGGATTTACTGAAGACTAACTTCTGCGAAAGCATTTGCCAAGGATGTTTTCATTGATCAAGGACGAAAGTTAGGGGATCGAAGACGATTAGATACCGTCGTAGTCTTAACCATAAACGATGCCGACTAGGGATTGTAGACAGTTGTTTGATGACTCCTGCAGCACCTTATGAGAAATCAAAGTCTTTAGGTTCTGGGGGGAGTATGGTCGCAAGGCTGAAACTTAAAGGAATTGACGGAAGGGCACCACCAGGAGTGGAGCCTGCGGCTTAATTTGACTCAACACGGGAAAACTCACCCGGACCGGACATAGTAAGGATTGACAGACTGATAGCTCTTTCTTGATTCTATGGTTGGTGGTGCATGGCCGTTCTTAGTTCGTGGAGTGATCTGTCTGGTTAATTCCGATAACGAGCGAGACCTCCGCCTGCTAACTAGTCCAACCGATCCTCGGATGGGTTGCTGACTTCTTAGAGGGACTGGTTACGTTTAGTAGCCGGAAGCTGGAGGCAATAACAGGTCTGTGATGCCCTTAGATGCCCGGGGCTGCACGCGCGCTACACTGACGACTGCAGCGAGTTTGATCCTTGGCCGAAAGGTCTTGGTAATCTTTGCAATGGTCGTCGTGATGGGGATAGATTATTGTAATTATTAATCTTCAACGAGGAATTCCTAGTAAGCGCAAGTCATCAGCTTGCGTTGATTACGTCCCTGCCCTTTGTACACACCGCCCGTCGCTCCTACCGACTGAGCGCTCAGGTGAAAATGCCGGACCGCGTCGCGGCTGCTGGTTCGCCAGTACTGCGATGTGGAAAGTTATTTGAACCTTATCGCTTGAAGGAAGGAGAAGTCGTAACAAGGTA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CTAAGCCATGCATGTCTAAGTATAAACTACTTTATGGTGAAACTGCGAATGGCTCATTAAATCAGCTATAGTTTATTTGATAGTCCGAATTACTTGGATAACCGTGGTAATTCTAGGGCTAATACATGCAAAAACCGGTGACCCCTCGGGGAAGTCGGTGTATTAGCGAGATAAAAAACCAATCCACGTTTCGGCGCGGAGTTGGGTTGACACATCGCTACTTTGCGGAGCGCATGGCCTCGAGCCGGCGCCGATTCATTCAAATTTCTGCCCTATCAACTTGGATGGTAGGATAGAGGCCTACCATGGTTTTTACGGGTGACGGAGAATTAGGGTTCGATTCCGGAGAAGGAGCCTGAGAGACGGCTGCTACATCCAAGGAAGGCAGCAGGCGCGCAAATTACCCAATCCTGATTCAGGGAGGTAGTGACAAGAAATAACAATACAGGGCTTTCAAAGTCTTGTAATTGGAATGAGCACAATCTAAACCCCTTAGCGAGTATCCATTGGAGGGCAAGTCTGGTGCCAGCAGCCGCGGTAATTCCAGCTCCAATAGCATACGTTAAAGTTGTTGCAGTTAAAACGCCCGTAGTCGAACTTTGGGCCGCGCTGACGGTGTCCGCCGAAAGGTGTGCACGCCGCCGGGCGGTCTTTCTTCTGACCGGCGGCCGGCGCTCTGTAAAAGGGGTGTCGGTTCCGCTGTCAGGACTTCTCCTTTGAAAAAATTAGAGTGTTCAAAGCAGGCGTATGCCTTGAATACATTAGCATGGGATAGTAAAATACGACTTGGGTTCTATTTTATTGGTTTTAGGGCCGAAGTAATGATTAATAGGGACAGTTGGGGGCATTAGTATTCAGTTGTCAGAGGTGAAATTCTTGGATTTACTGAAGACTAACTTCTGCGAAAGCATTTGCCAAGGATGTTTTCATTGATCAAGGACGAAAGTTAGGGGATCGAAGACGATTAGATACCGTCGTAGTCTTAACCATAAACGATGCCGACTAGGGATTGTAGACAGTTGTTTGATGACTCCTGCAGCACCTTATGAGAAATCAAAGTCTTTAGGTTCTGGGGGGAGTATGGTCGCAAGGCTGAAACTTAAAGGAATTGACGGAAGGGCACCACCAGGAGTGGAGCCTGCGGCTTAATTTGACTCAACACGGGAAAACTCACCCGGACCGGACATAGTAAGGATTGACAGACTGATAGCTCTTTCTTGATTCTATGGTTGGTGGTGCATGGCCGTTCTTAGTTCGTGGAGTGATCTGTCTGGTTAATTCCGATAACGAGCGAGACCTCCGCCTGCTAACTAGTCCAACCGATCCTCGGATGGGTTGCTGACTTCTTAGAGGGACTGGTTACGTTTAGTAGCCGGAAGCTGGAGGCAATAACAGGTCTGTGATGCCCTTAGATGCCCGGGGCTGCACGCGCGCTACACTGACGACTGCAGCGAGTTTGATCCTTGGCCGAAAGGTCTTGGTAATCTTTGCAATGGTCGTCGTGATGGGGATAGATTATTGTAATTATTAATCTTCAACGAGGAATTCCTAGTAAGCGCAAGTCATCAGCTTGCGTTGATTACGTCCCTGCCCTTTGTACACACCGCCCGTCGCTCCTACCGACTGAGCGCTCAGGTGAAAATGCCGGACCGCGTCGCGGCTGCTGGTTCGCCAGTACTGCGATGTGGAAAGTTATTTGAACCTTATCGCTTGAAGGAAGGAG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GATATGCTCGTCTCAAAGATTAAGCCATGCATGTCTAAGTATGAACTAATTATACGGTGAAACTGCGGAAGGCTCATTATTACAGTTATAGTTTATTTGATTGTGCCTGCTACACGGATAACCGTAGTAATTCTAGAGCTAATACGTGCTAACAACCGCGACTCACGAAGCGGTGTATTTATTAGGTAAAAAGCCCCACATAGTGGTGATTCATAATAACTTTGCGGATCGCATGCCCTCGCGGCGGCGACGAATCATTCAAATTTCTGCCCTATCAACTTTTGATGGTAGGATAGGGGCCTACCATGGTGGCGACGGGTACGGGGGATTTGGGTTCGATTCCGGAGAAGGAGCCTGAGAGACGGCTGCTACATCCAAGGAAGGCAGCAGGCGCGCAAATTACCCAATCCTGATTCAGGGAGGTAGTGACGAGAAATAACAACGCTGTGCCTTTTCAGGTATGGCGATTGGAATGAGAACAACCTAAACAATTTATCGAATTCCATTGGAGGGAAAGTCTGGTGCCAGCAGCCGCGGTAATTCCAGCTCCAATAGCATATTTTAAAGTTGCTGCAGTTAAAACGCCCGTAGTCGAATGTTGGGAGGTGGGGCCGGGTCGCTCGCAAGGGCGGATCCGCGTCGCGCCTCCTTCCGCCGGGAAGCGGCGGCCCCTTCGGTGGGGTCGTGCGCGCCGGCCGTTTCCTTTGAGTAAATTAGAGTGTTCATAGCGGGCGATCGCTTGGATACATAAGCATGGGACAAAAGAACATGACTTTGGTTTTGTTTCGTGGTGGTTTCAAAGCCGAAGTAATGATTAATAGGGACAGTCGGGGGCATTAGTATTCAGCTGTCAGAGGTGAAATTCTTGGATTAGCTGAAGACTAACTTCTGCGAAAGCATTTGCCAAGGATGTTTTCATTGATCAAGGACGACAGTTCGGGGATCGAAGACGATCAGATACCGTCGTAGTCCGAACTATAAACGATGCCGACTGGGGATTGAAAGACGTTATACATGACCCTTCCAGCACCCTGTGAGAAATCAAAGTCTTTAGGTTCTGGGGGGAGTATGACCGCAAGATTGAAACTTAAAGGAATTGACGGAAGGGCACCACCAGGAGTGGAGCCTGCGGCTTAATTTGACTCAACACGGGGAAACTCACCAGGTCAGAACATGATAAGGATTGACAGATTGATAGCTCTTTCTTGATTTTATGGGTGGTGGTGCATGGCCGTTTCCAGTTCGTGGATTGATTTGTCTTGGTTAATTCCGATAACGAACGAGACCTTCGCCTGCTAACTAGAATTCGCCCTCCCGAGGGTGCAGTTCTTCTTAGAGGGACTCTGTGCGTCTAGCACATGGAAGAGAGGCAATAACAGGTCCGTGATGCCCTTAGATGTCGCTGGGCTGCACGCGCGCTACACTGACGGATGCAACGAGTTTTTTCCTTGGCCGAAAGGTCCGGGTAATCTTTGAACGTTCGTCGTGCTGGGGCTTGTGAATTGTAATTATTTCACATCAACGAGGAATTCCTTGTACTCGCGGGTCATCAGCTCGCGGGGAATACGTCCCTGCCCTTTGTACACACCGCCCGTCGCTGCTACCGACTGAGTGATCCGGTGAAATTTTCGGACCGCGCTGGCGTTGCCGGGCAACCGGCGGCGTCGATGCGGGAAGTTGCTTGAACCTTATCACTTGAAGGAAGC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GATATGCTCGTCTCAAAGATTAAGCCATGCATGTCTAAGTATGAACTAATTATACGGTGAAACTGCGGAAGGCTCATTATTACAGTTATAGTTTATTTGATTGTGCCTGCTACACGGATAACCGTAGTAATTCTAGAGCTAATACGTGCTAACAACCGCGACTCACGAAGCGGTGTATTTATTAGGTAAAAAGCCCCACATAGTGGTGATTCATAATAACTTTGCGGATCGCATGCCCTCGCGGCGGCGACGAATCATTCAAATTTCTGCCCTATCAACTTTTGATGGTAGGATAGGGGCCTACCATGGTGGCGACGGGTACGGGGGATTTGGGTTCGATTCCGGAGAAGGAGCCTGAGAGACGGCTGCTACATCCAAGGAAGGCAGCAGGCGCGCAAATTACCCAATCCTGATTCAGGGAGGTAGTGACGAGAAATAACAACGCTGTGCCTTTTCAGGTATGGCGATTGGAATGAGAACAACCTAAACAATTTATCGAATTCCATTGGAGGGAAAGTCTGGTGCCAGCAGCCGCGGTAATTCCAGCTCCAATAGCATATTTTAAAGTTGCTGCAGTTAAAACGCCCGTAGTCGAATGTTGGGAGGTGGGGCCGGGTCGCTCGCAAGGGCGGATCCGCGTCGCGCCTCCTTCCGCCGGGAAGCGGCGGCCCCTTCGGTGGGGTCGTGCGCGCCGGCCGTTTCCTTTGAGTAAATTAGAGTGTTCATAGCGGGCGATCGCTTGGATACATAAGCATGGGACAAAAGAACATGACTTTGGTTTTGTTTCGTGGTGGTTTCAAAGCCGAAGTAATGATTAATAGGGACAGTCGGGGGCATTAGTATTCAGCTGTCAGAGGTGAAATTCTTGGATTAGCTGAAGACTAACTTCTGCGAAAGCATTTGCCAAGGATGTTTTCATTGATCAAGGACGACAGTTCGGGGATCGAAGACGATCAGATACCGTCGTAGTCCGAACTATAAACGATGCCGACTGGGGATTGAAAGACGTTATACATGACCCTTCCAGCACCCTGTGAGAAATCAAAGTCTTTAGGTTCTGGGGGGAGTATGACCGCAAGATTGAAACTTAAAGGAATTGACGGAAGGGCACCACCAGGAGTGGAGCCTGCGGCTTAATTTGACTCAACACGGGGAAACTCACCAGGTCAGAACATGATAAGGATTGACAGATTGATAGCTCTTTCTTGATTTTATGGGTGGTGGTGCATGGCCGTTTCCAGTTCGTGGATTGATTTGTCTTGGTTAATTCCGATAACGAACGAGACCTTCGCCTGCTAACTAGAATTCGCCCTCCCGAGGGTGCAGTTCTTCTTAGAGGGACTCTGTGCGTCTAGCACATGGAAGAGAGGCAATAACAGGTCCGTGATGCCCTTAGATGTCGCTGGGCTGCACGCGCGCTACACTGACGGATGCAACGAGTTTTTTCCTTGGCCGAAAGGTCCGGGTAATCTTTGAACGTTCGTCGTGCTGGGGCTTGTGAATTGTAATTATTTCACATCAACGAGGAATTCCTTGTACTCGCGGGTCATCAGCTCGCGGGGAATACGTCCCTGCCCTTTGTACACACCGCCCGTCGCTGCTACCGACTGAGTGATCCGGTGAAATTTTCGGACCGCGCTGGCGTTGCCGGGCAACCGGCGGCGTCGATGCGGGAAGTTGCTTGAACCTTATCACTTGAAGGAAGC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CGTCTCAAAGATTAAGCCATGCATGTCTAAGTATAAACAATTTTGTACTGTGAAACTGCGAATGGCTCATTATATCAGTTATAGTTTATTTGATAGTACCTTGCTACTTGGATAACCGTAGTAATTCTAGAGCTAATACATGCGTCAATTCCCAACTGCGTTAGCGGACGGGATGCATTTATTAGATATAAGCCAATGCAGGGGAGCAATTCCCTGGTTTTGTGGTGAATCATAATAATTTTGCGAATCGTATGGCCTCGCGCCGACGATGAATCATTCAAGTTTCTGCCCTATCAGCTGTCGATGGTAGGGTATTGGCCTACCATGGCGTTAACGGGTGACGGAGAATTAGGGTTCGATTCCGGAGAGGGAGCCTGAGAAACGGCTACCACATCCAAGGAAGGCAGCAGGCGCGTAAATTACCCAATCCTGACACAGGGAGGTAGTGACAATAAATAACAATATGGGACTCTTCGAGTCTTGTGATTGGAATGAGAACAATTTAAATCCCTTAACGAGGATCAATTGGAGGGCAAGTCTGGTGCCAGCAGCCGCGGTAATTCCAGCTCCAATAGCGTATATTAAAGTTGTTGCAGTTAAAAAGCTCGTAGTTGGATTTCTGGCAAGAGCGGCCGGTCCTGCCCCTAACGGGGTTGTGTACTAGTGTTGCATCTGGCCATCCTTGTGGAGAACGCTTCTGTCATTAGTTTGATGGATTCGGGATCTGCATCGTTTACTGTGAAAAAATTAGAGTGTTTAAAGCAGGCATTTGCTTGAATACATTAGCATGGAATAATAATATAGGACTTTGGTGCTATTTTGTTGGTTTGCGCGCCATGGTAATGATTAATAGGGATAGTTGGGGGTATTCATATTTAATTGTCAGAGGTGAAATTCTTGGATTTATGAAAGATGAACTTATGCGAAAGCATTTACCAAGGATGTTTTCATTAATCAAGAACGAAAGTTAGGGGATCGAAGATGATTAGATACCATCGTAGTCTTAACCATAAACTATGCCGACTAGGGATTGGAGGGTGTTATTTTGATGACTCCTTCAGCACCTTATGAGAAATCAAAGTCTTTGGGTTCCGGGGGGAGTATGGTCGCAAGACTGAAACTTAAAGGAATTGACGGAAGGGCACACCAGGAGTGGAGCCTGCGGCTTAATTTGACTCAACACGGGAAAACTTACCAGGTCCAGACATAGTAAGGATTGACAGATTGAGAGCTCTTTCTTGATTCTATGGGTGGTGGTGCATGGCCGTTCTTAGTTGGTGGAGTGATTTGTCTGGTTAATTCCGTTAACGAACGAGACCTCAGCCTGCTAAATAGTGACACGGTCCTTACGGACCGCGATCGACTTCTTAGAGGGACAATGTATGTTTAATACATGGAAGTTTGAGGCAATAACAGGTCTGTGATGCCCTTAGATGTTCTGGGCCGCACGCGCGCTACACTGATGCATTCAGCGAGTTTACAACCTTGGCTGAGAGGCCTGGGTAATCTTGTAAAACTGCATCGTGATGGGGATAGATGATTGCAATTATTCATCTTCAACGAGGAATTCCTAGTAAACGCAAGTCATCAGCTTGCATTGATTACGTCCCTGCCCTTTGTACACACCGCCCGTCGCACCTACCGATTGAATGGTCCGGTGAAATCTTTGGATCGCGCCAATGTCGCCGTTCGCGGGGACGCTGATGTGAGAAGTTGATTAAATCTTACCATTTAGAGGAAGGT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CGTCTCAAAGATTAAGCCATGCATGTCTAAGTATAAACAATTTTGTACTGTGAAACTGCGAATGGCTCATTATATCAGTTATAGTTTATTTGATAGTACCTTGCTACTTGGATAACCGTAGTAATTCTAGAGCTAATACATGCGTCAATTCCCAACTGCGTTAGCGGACGGGATGCATTTATTAGATATAAGCCAATGCAGGGGAGCAATTCCCTGGTTTTGTGGTGAATCATAATAATTTTGCGAATCGTATGGCCTCGCGCCGACGATGAATCATTCAAGTTTCTGCCCTATCAGCTGTCGATGGTAGGGTATTGGCCTACCATGGCGTTAACGGGTGACGGAGAATTAGGGTTCGATTCCGGAGAGGGAGCCTGAGAAACGGCTACCACATCCAAGGAAGGCAGCAGGCGCGTAAATTACCCAATCCTGACACAGGGAGGTAGTGACAATAAATAACAATATGGGACTCTTCGAGTCTTGTGATTGGAATGAGAACAATTTAAATCCCTTAACGAGGATCAATTGGAGGGCAAGTCTGGTGCCAGCAGCCGCGGTAATTCCAGCTCCAATAGCGTATATTAAAGTTGTTGCAGTTAAAAAGCTCGTAGTTGGATTTCTGGCAAGAGCGGCCGGTCCTGCCCCTAACGGGGTTGTGTACTAGTGTTGCATCTGGCCATCCTTGTGGAGAACGCTTCTGTCATTAGTTTGATGGATTCGGGATCTGCATCGTTTACTGTGAAAAAATTAGAGTGTTTAAAGCAGGCATTTGCTTGAATACATTAGCATGGAATAATAATATAGGACTTTGGTGCTATTTTGTTGGTTTGCGCGCCATGGTAATGATTAATAGGGATAGTTGGGGGTATTCATATTTAATTGTCAGAGGTGAAATTCTTGGATTTATGAAAGATGAACTTATGCGAAAGCATTTACCAAGGATGTTTTCATTAATCAAGAACGAAAGTTAGGGGATCGAAGATGATTAGATACCATCGTAGTCTTAACCATAAACTATGCCGACTAGGGATTGGAGGGTGTTATTTTGATGACTCCTTCAGCACCTTATGAGAAATCAAAGTCTTTGGGTTCCGGGGGGAGTATGGTCGCAAGACTGAAACTTAAAGGAATTGACGGAAGGGCACACCAGGAGTGGAGCCTGCGGCTTAATTTGACTCAACACGGGAAAACTTACCAGGTCCAGACATAGTAAGGATTGACAGATTGAGAGCTCTTTCTTGATTCTATGGGTGGTGGTGCATGGCCGTTCTTAGTTGGTGGAGTGATTTGTCTGGTTAATTCCGTTAACGAACGAGACCTCAGCCTGCTAAATAGTGACACGGTCCTTACGGACCGCGATCGACTTCTTAGAGGGACAATGTATGTTTAATACATGGAAGTTTGAGGCAATAACAGGTCTGTGATGCCCTTAGATGTTCTGGGCCGCACGCGCGCTACACTGATGCATTCAGCGAGTTTACAACCTTGGCTGAGAGGCCTGGGTAATCTTGTAAAACTGCATCGTGATGGGGATAGATGATTGCAATTATTCATCTTCAACGAGGAATTCCTAGTAAACGCAAGTCATCAGCTTGCATTGATTACGTCCCTGCCCTTTGTACACACCGCCCGTCGCACCTACCGATTGAATGGTCCGGTGAAATCTTTGGATCGCGCCAATGTCGCCGTTCGCGGGGACGCTGATGTGAGAAGTTGATTAAATCTTAC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ACTATTATACAGTGAAACTGCGAATGGCTCATTAAATCAGTTATAATTTACTTGATGATACTTACTACTTGGATATCCGTGGTAATTCTAGAGCTAATACATGCATAAAGACCCGACTTCATTGAAGGGTTGTATTTATTAGATAAAAACCAATGCAGGCAACTGCTCTTTGGTGATTCATAATAACTTCTCGAATCGCATGGACTTGTTCCGGCGATGCTTCATTCAAATTTCTGCCCTATCAACTAGATGGTAGGATAGAGGCCTACCATGGTTTTAACGGGTAACGGGGAATTAGGGTTCGATTCCGGAGAGGGAGCCTGAGAAACGGCTACCACTTCTAAGGAAGGCAGCAGGCGCGCAAATTGCCCAATCCCGACACGGGGAGGCAGTGACAATATATAACAATGTGGGACCTTATGGTCTTGCAATTGGAATGAGAACAATTTAAATCCCTTATCGAGTAACAATTGGAGGGCAAGTCTGGTGCCAGCAGCCGCGGTAATTCCAGCTCCAATAGCGTATATTAAAGTTGTTGCAGTTAAAAAGCTCGTAGTTGAATTTCGGGCTTAGTGCTCAGGTCTTTCTTTATTGAATGTACTTGATTCGCTTTGCCTTATCTTCTAGAAGGCTTACATGTTCTTTACTGAGCGTGTAATGTTTTCTAGGACTTTTACTGTGAAAAAATTAGAGTGTTCAAAGCAGGCTTACGCTTGAATACATTAGCATGGAATAATAAAATAGGACTTTGGTTTTATTTTGTTGGTTTTTAAAACCAAGGTAATGATTAATAGGGACAGTTGGGGGCATTAGTATTTCGAAGTCAGAGGTGAAATTCTTGGATTTTCGGAAGACTAACTAGTGCGAAAGCATTTGCCAAGGATGTTTTCATTAATCAAGAACGAAAGTTAGGGGATCGAAGACGATCAGATACCGTCGTAGTCTTAACCGTAAACTATGCCGACTAGGGATTGGTGAGTGTTAGTTTTGACCTCATCAGCACCTTACGAGAAATCAAAGTTTTTGGGTTCTGGGGGGAGTATGGTCGCAAGGCTGAAACTTAAAGGAATTGACGGAAGGGCACCACCAGGAGTGGAGCCTGCGGCTTAATTTGACTCAACACGGGAAAACTCACCAGGTCCAGACATAGTAAGGATTGACAGATTGATAGCTCTTTCTTGATTCTATGGGTGGTGGTGCATGGCCGTTCTTAGTTGGTGGAGTGATTTGTCTGGTTAATTCCGATAACGAACGAGACCTTAACCTGCTAAATAGTCACGTAAAGGCGACTTTATTGTGACTTCTTAGAGGGACAAAGTACGTCTAGTACTTGGAAGTTTGAGGCAATAACAGGTCTGTGATGCCCTTAGATGTTCTGGGCCGCACGCGCGCTACACTGATAAAGTCAGCGAGTACACAACCTTAACCGATAGGTTTGGGTAATCTTGTGAAACTTTATCGTGATGGGGATAGAGCATTGCAATTATTGCTCTTCAACGAGGAATTCCTAGTAAGCGCGAGTCATCAGCTCGCGTTGATTACGTCCCTGCCCTTTGTACACACCGCCCGTCGATACTACCGATTGAATGGTTGGGTGAGGCCTTCGGATTTGTTGCTCTGGCCGCAAGGCTTTTGTGATGAAGAAGTTGGACAAACTCAA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ACTATTATACAGTGAAACTGCGAATGGCTCATTAAATCAGTTATAATTTACTTGATGATACTTACTACTTGGATATCCGTGGTAATTCTAGAGCTAATACATGCATAAAGACCCGACTTCATTGAAGGGTTGTATTTATTAGATAAAAACCAATGCAGGCAACTGCTCTTTGGTGATTCATAATAACTTCTCGAATCGCATGGACTTGTTCCGGCGATGCTTCATTCAAATTTCTGCCCTATCAACTAGATGGTAGGATAGAGGCCTACCATGGTTTTAACGGGTAACGGGGAATTAGGGTTCGATTCCGGAGAGGGAGCCTGAGAAACGGCTACCACTTCTAAGGAAGGCAGCAGGCGCGCAAATTGCCCAATCCCGACACGGGGAGGCAGTGACAATATATAACAATGTGGGACCTTATGGTCTTGCAATTGGAATGAGAACAATTTAAATCCCTTATCGAGTAACAATTGGAGGGCAAGTCTGGTGCCAGCAGCCGCGGTAATTCCAGCTCCAATAGCGTATATTAAAGTTGTTGCAGTTAAAAAGCTCGTAGTTGAATTTCGGGCTTAGTGCTCAGGTCTTTCTTTATTGAATGTACTTGATTCGCTTTGCCTTATCTTCTAGAAGGCTTACATGTTCTTTACTGAGCGTGTAATGTTTTCTAGGACTTTTACTGTGAAAAAATTAGAGTGTTCAAAGCAGGCTTACGCTTGAATACATTAGCATGGAATAATAAAATAGGACTTTGGTTTTATTTTGTTGGTTTTTAAAACCAAGGTAATGATTAATAGGGACAGTTGGGGGCATTAGTATTTCGAAGTCAGAGGTGAAATTCTTGGATTTTCGGAAGACTAACTAGTGCGAAAGCATTTGCCAAGGATGTTTTCATTAATCAAGAACGAAAGTTAGGGGATCGAAGACGATCAGATACCGTCGTAGTCTTAACCGTAAACTATGCCGACTAGGGATTGGTGAGTGTTAGTTTTGACCTCATCAGCACCTTACGAGAAATCAAAGTTTTTGGGTTCTGGGGGGAGTATGGTCGCAAGGCTGAAACTTAAAGGAATTGACGGAAGGGCACCACCAGGAGTGGAGCCTGCGGCTTAATTTGACTCAACACGGGAAAACTCACCAGGTCCAGACATAGTAAGGATTGACAGATTGATAGCTCTTTCTTGATTCTATGGGTGGTGGTGCATGGCCGTTCTTAGTTGGTGGAGTGATTTGTCTGGTTAATTCCGATAACGAACGAGACCTTAACCTGCTAAATAGTCACGTAAAGGCGACTTTATTGTGACTTCTTAGAGGGACAAAGTACGTCTAGTACTTGGAAGTTTGAGGCAATAACAGGTCTGTGATGCCCTTAGATGTTCTGGGCCGCACGCGCGCTACACTGATAAAGTCAGCGAGTACACAACCTTAACCGATAGGTTTGGGTAATCTTGTGAAACTTTATCGTGATGGGGATAGAGCATTGCAATTATTGCTCTTCAACGAGGAATTCCTAGTAAGCGCGAGTCATCAGCTCGCGTTGATTACGTCCCTGCCCTTTGTACACACCGCCCGTCGATACTACCGATTGAATGGTTGGGTGAGGCCTTCGGATTTGTTGCTCTGGCCGCAAGGCTTTTGTGATGAAGAAGTTGGACAAACTCA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GATTATACAGTGAAACTGCGAATGGCTCATTAAATCAGTTATAATTTACTTGATGTTTCTTTACTACTTGGATAACCGTGGTAATTCTAGAGCTAATACATGCACTAAAGCCTGACTTTGGAAGGGCTGTATTTATTAGATAAAAACCAATGCAGGCAACTGCTTTCTGGTGATTCATAATAACTTCTCGAATCGCACGGTCTTGTACTGGCGATGCTTCATTCAAATTTCTGCCCTATCAACTTTGATGGTAGGATAGAGGCCTACCATGGTTTTAACGGGTAACGGGGAATTAGGGTTCGATTCCGGAGAGGGAGCCTGAGAAACGGCTACCACTTCTAAGGAAGGCAGCAGGCGCGCAAATTGCCCAATCCCGACACGGGGAGGCAGTGACAATACATAACAATGCGGGACCGTAAGGTCTTGCAATTGGAATGAGTACAATTTAAATCCCTTAACGAGTAACAATTGGAGGGCAAGTCTGGTGCCAGCAGCCGCGGTAATTCCAGCTCCAATAGCGTATATTAAAGTTGTTGCAGTTAAAAAGCTCGTAGTTGAATTTCGGGCATTGTGGCCAGGTCTTCCTTAATTGGCTGTACTTGGTTCGCTCTGCCTTACTTTCTAGATGCCAGCATGCGTTCGTGTGCTGCGCGTATTCTAGGACTTTTACTGTGAATAAATTAGAGTGTTCAAAGCAGGCTTACGCTTGAATACATTAGCATGGAATAATAAAATAGGACTTTGGTTTTATTTTGTTGGTTTTAAAGGCCAAGGTAATGATTAATAGGGATAGTTGGGGGCATTAGTATTCCGAAGTCAGAGGTGAAATTCTTGGATTTTCGGAAGACTAACTAGTGCGAAAGCATTTGCCAAGGATGTTTTCATTAATCAAGAACGAAAGTTAGGGGATCGAAGACGATCAGATACCGTCGTAGTCTTAACCGTAAACTATGCCGACTAGGGATTGGTGAGTGTTAGTTTGACCTCATCAGCACCTTACGAGAAATCAAAGTTTTTGGGTTCTGGGGGGAGTATGGTCGCAAGGCTGAAACTTAAAGGAATTGACGGAAGGGCACCACCAGGAGTGGAGCCTGCGGCTTAATTTGACTCAACACGGGAAAACTCACCAGGTCCAGACATAGTAAGGATTGACAGATTGATAGCTCTTTCTTGATTCTATGGGTGGTGGTGCATGGCCGTTCTTAGTTGGTGGAGTGATTTGTCTGGTTAATTCCGATAACGAACGAGACCTTAACCTGCTAAATAGTTACGCAAAGGCGACTTTGCAGTAACTTCTTAGAGGGACAAAGTACGTCTAGTACTTGGAAGTTTGAGGCAATAACAGGTCTGTGATGCCCTTAGATGTTCTGGGCCGCACGCGCGCTACACTGATAAAGTCAGCGAGTTTATAACCTTAACCGACAGGTTTGGGTAATCTTGTGAAACTTTATCGTGATGGGGATAGAGCATTGCAATTATTGCTCTTCAACGAGGAATTCCTAGTAAGTGCGAGTCATCAGCTCGCGTTGATTACGTCCCTGCCCTTTGTACACACCGCCCGTCGATACTACCGATTGAATGGTTTAGTGAGGCCTCCGGACTTGGCGCAGGTGCCGCAAGGCGCTTGCTGCCGAGGAAGTTGTACAAACTTGA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GCGATTATACAGTGAAACTGCGAATGGCTCATTAAATCAGTTATAATTTACTTGATGTTTCTTTACTACTTGGATAACCGTGGTAATTCTAGAGCTAATACATGCACTAAAGCCTGACTTTGGAAGGGCTGTATTTATTAGATAAAAACCAATGCAGGCAACTGCTTTCTGGTGATTCATAATAACTTCTCGAATCGCACGGTCTTGTACTGGCGATGCTTCATTCAAATTTCTGCCCTATCAACTTTGATGGTAGGATAGAGGCCTACCATGGTTTTAACGGGTAACGGGGAATTAGGGTTCGATTCCGGAGAGGGAGCCTGAGAAACGGCTACCACTTCTAAGGAAGGCAGCAGGCGCGCAAATTGCCCAATCCCGACACGGGGAGGCAGTGACAATACATAACAATGCGGGACCGTAAGGTCTTGCAATTGGAATGAGTACAATTTAAATCCCTTAACGAGTAACAATTGGAGGGCAAGTCTGGTGCCAGCAGCCGCGGTAATTCCAGCTCCAATAGCGTATATTAAAGTTGTTGCAGTTAAAAAGCTCGTAGTTGAATTTCGGGCATTGTGGCCAGGTCTTCCTTAATTGGCTGTACTTGGTTCGCTCTGCCTTACTTTCTAGATGCCAGCATGCGTTCGTGTGCTGCGCGTATTCTAGGACTTTTACTGTGAATAAATTAGAGTGTTCAAAGCAGGCTTACGCTTGAATACATTAGCATGGAATAATAAAATAGGACTTTGGTTTTATTTTGTTGGTTTTAAAGGCCAAGGTAATGATTAATAGGGATAGTTGGGGGCATTAGTATTCCGAAGTCAGAGGTGAAATTCTTGGATTTTCGGAAGACTAACTAGTGCGAAAGCATTTGCCAAGGATGTTTTCATTAATCAAGAACGAAAGTTAGGGGATCGAAGACGATCAGATACCGTCGTAGTCTTAACCGTAAACTATGCCGACTAGGGATTGGTGAGTGTTAGTTTGACCTCATCAGCACCTTACGAGAAATCAAAGTTTTTGGGTTCTGGGGGGAGTATGGTCGCAAGGCTGAAACTTAAAGGAATTGACGGAAGGGCACCACCAGGAGTGGAGCCTGCGGCTTAATTTGACTCAACACGGGAAAACTCACCAGGTCCAGACATAGTAAGGATTGACAGATTGATAGCTCTTTCTTGATTCTATGGGTGGTGGTGCATGGCCGTTCTTAGTTGGTGGAGTGATTTGTCTGGTTAATTCCGATAACGAACGAGACCTTAACCTGCTAAATAGTTACGCAAAGGCGACTTTGCAGTAACTTCTTAGAGGGACAAAGTACGTCTAGTACTTGGAAGTTTGAGGCAATAACAGGTCTGTGATGCCCTTAGATGTTCTGGGCCGCACGCGCGCTACACTGATAAAGTCAGCGAGTTTATAACCTTAACCGACAGGTTTGGGTAATCTTGTGAAACTTTATCGTGATGGGGATAGAGCATTGCAATTATTGCTCTTCAACGAGGAATTCCTAGTAAGTGCGAGTCATCAGCTCGCGTTGATTACGTCCCTGCCCTTTGTACACACCGCCCGTCGATACTACCGATTGAATGGTTTAGTGAGGCCTCCGGACTTGGCGCAGGTGCCGCAAGGCGCTTGCTGCCGAGGAAGTTGTA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GGACTAAGCCATGCATGTCTAAGTATAAGCAATTTATACTTGTGAAACTGCGAATGGCTCATTAAATCAGTTATAGTTTATTTGATATTTTCTTGCTACATGGATACCGGTGGCAAAGTACCGCTAATACATGCAAACAACTCCTTCGGGGGTGTATTTATTAGATACGCAAACCAACCTGGGCAACCAGTGTATGCTGACTCATAATAACTTCACGAATCGCATGGCCTTGCGCTGGCGATGAATCATTCAAATTTCTGCCCTATCAACTTTTGATGGTACGGTAGAGGCCTACCATGGTTATGACGGGTAACGGAGAATTAGGGTTCGATTCCGGAGAGGGAGCCTGAGAAATGGCTACCACATCCAAGGAAGGCAGCAGGCGCGCAAATTGCCCAATCTCGATACGAGGAGGCAGCGACAAGAAGTAACAGTGCTGGGCTTTTTTAAGTCTAGTAATTGGAATGAGTACAATTTAAACACCTTAACAAATTCCATTGGAGGGCAAGTCTGGTGCCAGCAGCCGCGGTAATTCCAGCTCCAATAGCGTATATTAATGCTGTTGCAGTTGAAACGCTCGTAGTTGGACTTCTGGGTGAGTCGCTTGGTCGGCTTCGGTTGTACCTTGCGGCTTGTCCTTTTGTCCAAGGAAGGCTCACGCAAGTGAGTCTGACTTGGGCCAGTTACTTTGAGAAAATTAGGGTGTTCAAAGCAGGCCAGTGCCTTGAATACGTTAGCATGGAATAACGGAATAGGACTTTGGTTCTATTTTGTTGGTGTCTAGGACCGAAGTAATGATTAATAGGGACAGTTGGGGGCATTCATATTTAATTGTCAGAGGTGAAATTCTTGGATTTATTAAAGATGAACTACTGCGAAAGCATTTGCCAAGGATGTTTTCATTAATCAAGAACGAAAGTTAGGGGATCGAAGACGATCAGATACCGTCGTAGTCTTAACCATAAACTATGCCAACTAGGGATTGGAGGATGTGTTTCTTAACTCCTTCAGCACCTAATGAGAAATCAAAGTCTTTGGGTTCTGGGGGGAGTATGGTCGCAAGGCTGAAACTTAAAGGAATTGACGGAAGGGCACCACCATGGAGTGGGACCTGCGGCTTAATCTGACTCAACACGGAAAAACTTACCAGGTCCAGACATAGTGAGGATTGACAGATTGAGAGCTCTTTCTTGATTCTATGGGTGGTGGTGCATGGCCGTTCTTAGTTGGTGGAGTGATTTGTCTGCTTAATTGCGATAACGAACGAGACCTTAACCTGCTAAATAGTTACACGAAGCCCAGCTTTGTTTGTAGCTTCTTAGAGGGACAATGCAAGTCAATTGTATGGAAGTTTGAGGCAATAACAGGTCTGTGATGCCCTTAGATGTTCTGGGCCGCACGCGTGTCACACTGACGATTGCAGAGAGTATTTCCTGGACCGAAAGGTTTGGGTAATCTTTCAAATTTCGTCGTGATGGGGATAGACCATTGTAACTATTGGTCTTGAACGAGGAATTCCTTGTAGGCGCAAGTCATCAGCTTGCGCCGAATACGTCCCTGCCCTTTGTACACACCGCCCGTCGCTGCTACCGATTGGATGATCCGGTGAAATTTTCGGACTGTCGCCCAGGGGTGGCTTGCCGCCGCTGGGTGATGGGAAGTTACTTAAACCTTATTATCTAGAGGAAGC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AAAGGACTAAGCCATGCATGTCTAAGTATAAGCAATTTATACTTGTGAAACTGCGAATGGCTCATTAAATCAGTTATAGTTTATTTGATATTTTCTTGCTACATGGATACCGGTGGCAAAGTACCGCTAATACATGCAAACAACTCCTTCGGGGGTGTATTTATTAGATACGCAAACCAACCTGGGCAACCAGTGTATGCTGACTCATAATAACTTCACGAATCGCATGGCCTTGCGCTGGCGATGAATCATTCAAATTTCTGCCCTATCAACTTTTGATGGTACGGTAGAGGCCTACCATGGTTATGACGGGTAACGGAGAATTAGGGTTCGATTCCGGAGAGGGAGCCTGAGAAATGGCTACCACATCCAAGGAAGGCAGCAGGCGCGCAAATTGCCCAATCTCGATACGAGGAGGCAGCGACAAGAAGTAACAGTGCTGGGCTTTTTTAAGTCTAGTAATTGGAATGAGTACAATTTAAACACCTTAACAAATTCCATTGGAGGGCAAGTCTGGTGCCAGCAGCCGCGGTAATTCCAGCTCCAATAGCGTATATTAATGCTGTTGCAGTTGAAACGCTCGTAGTTGGACTTCTGGGTGAGTCGCTTGGTCGGCTTCGGTTGTACCTTGCGGCTTGTCCTTTTGTCCAAGGAAGGCTCACGCAAGTGAGTCTGACTTGGGCCAGTTACTTTGAGAAAATTAGGGTGTTCAAAGCAGGCCAGTGCCTTGAATACGTTAGCATGGAATAACGGAATAGGACTTTGGTTCTATTTTGTTGGTGTCTAGGACCGAAGTAATGATTAATAGGGACAGTTGGGGGCATTCATATTTAATTGTCAGAGGTGAAATTCTTGGATTTATTAAAGATGAACTACTGCGAAAGCATTTGCCAAGGATGTTTTCATTAATCAAGAACGAAAGTTAGGGGATCGAAGACGATCAGATACCGTCGTAGTCTTAACCATAAACTATGCCAACTAGGGATTGGAGGATGTGTTTCTTAACTCCTTCAGCACCTAATGAGAAATCAAAGTCTTTGGGTTCTGGGGGGAGTATGGTCGCAAGGCTGAAACTTAAAGGAATTGACGGAAGGGCACCACCATGGAGTGGGACCTGCGGCTTAATCTGACTCAACACGGAAAAACTTACCAGGTCCAGACATAGTGAGGATTGACAGATTGAGAGCTCTTTCTTGATTCTATGGGTGGTGGTGCATGGCCGTTCTTAGTTGGTGGAGTGATTTGTCTGCTTAATTGCGATAACGAACGAGACCTTAACCTGCTAAATAGTTACACGAAGCCCAGCTTTGTTTGTAGCTTCTTAGAGGGACAATGCAAGTCAATTGTATGGAAGTTTGAGGCAATAACAGGTCTGTGATGCCCTTAGATGTTCTGGGCCGCACGCGTGTCACACTGACGATTGCAGAGAGTATTTCCTGGACCGAAAGGTTTGGGTAATCTTTCAAATTTCGTCGTGATGGGGATAGACCATTGTAACTATTGGTCTTGAACGAGGAATTCCTTGTAGGCGCAAGTCATCAGCTTGCGCCGAATACGTCCCTGCCCTTTGTACACACCGCCCGTCGCTGCTACCGATTGGATGATCCGGTGAAATTTTCGGACTGTCGCCCAGGGGTGGCTTGCCGCCGCTGGGTGATGGGAAGTTACTTAAACCTTATTATC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GCACACATACAGTGAAACTGCGAATGGCTCATTATATCAGTTATTGTTTATTTGATGATGCCTTGCCACTCGGATAACCGTGGTAATTCTAGAGCTAATACGTGCACACAGCCCCGACTTTTGGAAGGGGCGTATTTATTAGGTAAAAGCCAACCCGGGCAACCGGCCACTTGGTGATTCATAATAACTCGTCGAATCGCACGGCCTCGCCGGCGATGGATCATTCAAATTTCTGCCCTATCAACTTTCGATGGTAGGATAGAGGCCTACCATGGTGACAACGGGTAACGGGGAATTAGGGTTCGATTCCGGAGAGGGAGCCTGAGAAACGGCTACCACATCCAAGGAAGGCAGCAGGCGCGCAAATTACCCAATCCCGACACGGGGAGGTAGTGACAATAAATAACAATGCAGGGCATTCTGTGCCTTGCAATTGGAATGAGTACAATCTAAACTCCTTAACGAGGAGCCATTGGAGGGCAAGTCTGGTGCCAGCAGCCGCGGTAATTCCAGCTCCAATAGCGTATATTAAAGTTGTTGCAGTTAAAAAGCTCGTAGTCGAAGCTTGGGTCTGGCCGGGCGGTCCACCGCAAGGTGCGCACTGCTCTTGGGCCGGTCCTTTCCTCTTGGGGCGGCGCGGGCCTCGGCCTGCGCAGGCACCAAGACGTTTACCTTGAAAAAATTAGAGTGTTCAAAGCGGGCGCAAGCTCGGATAGATTAGCATGGAATAATGGAATAGGACTGTGGTCTTATTTCGTTGGTTTTGCGGGCCACGGTAATGATGAATAGGGACAGTTGGGGGCATTTGTATTGCCGAGCTAGAGGTGAAATTCTTGGATTTCGGCAAGACAAACCGGTGCGAAAGCGTCTGCCAAGGATGTTTTCATTGATCAAGAACGAAAGTTAAGGGATCGAAGACGATCAGATACCGTCGTAGTCTTAACTATAAACGATGCCGACTGGGGATCGGGCGGTGTTGCTATGACCCGCCCGGCACCCTGCGAGAAATCAAAGTGTTTGGGTTCCGGGGGGAGTATGGTCGCAAGGCTGAAACTTTAAGGAATTGACGGAAGGGCACCACCAGGAGTGGAGCCTGCGGCTTAATTTGACTCAACACGGGGAAACTCACCAGGTCCAGACATAGTGAGGATTGACAGATTGAGAGCTCTTTCTTGATTCTATGGTTGGTGGTGCATGGCCGTTGGTAGTTGGTGGAGTGATTTGTCTGGTTAATTCCGATAACGAACGAGACCTTAACCTGCTAAATAGCGACGCACCCTGCGGGGGGCGGGCCGCTTCTTAGAGGGACTGCGGACGCTTAGTCCGCGGAAGTTTGAGGCAATAACAGGTCTGTGATGCCCTTAGATGTTCTGGGCCGCACGCGCGCTACACTGACGAAGGCAGCGAGTACCGCCTTGGCCGGCAGGCCTGGGTAATCTTGCAAACTTTGTCGTGCTGGGGATAGCTCTTTGCAATTATCGAGCTTGAACGAGGAATTCCTAGTAAGTGCGAGTCATCAGCTCGCGCTGATTACGTCCCTGCCCTTTGTACACACCGCCCGTCGCTACTACCGATTGAATGGCTTAGTGAGGCCCTCGGATTGGCGGCCGGCTGCCGGCAACGGCGGCGGGCTGCCGAGAAGTTGGTCA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CAAGTATAAGCACACATACAGTGAAACTGCGAATGGCTCATTATATCAGTTATTGTTTATTTGATGATGCCTTGCCACTCGGATAACCGTGGTAATTCTAGAGCTAATACGTGCACACAGCCCCGACTTTTGGAAGGGGCGTATTTATTAGGTAAAAGCCAACCCGGGCAACCGGCCACTTGGTGATTCATAATAACTCGTCGAATCGCACGGCCTCGCCGGCGATGGATCATTCAAATTTCTGCCCTATCAACTTTCGATGGTAGGATAGAGGCCTACCATGGTGACAACGGGTAACGGGGAATTAGGGTTCGATTCCGGAGAGGGAGCCTGAGAAACGGCTACCACATCCAAGGAAGGCAGCAGGCGCGCAAATTACCCAATCCCGACACGGGGAGGTAGTGACAATAAATAACAATGCAGGGCATTCTGTGCCTTGCAATTGGAATGAGTACAATCTAAACTCCTTAACGAGGAGCCATTGGAGGGCAAGTCTGGTGCCAGCAGCCGCGGTAATTCCAGCTCCAATAGCGTATATTAAAGTTGTTGCAGTTAAAAAGCTCGTAGTCGAAGCTTGGGTCTGGCCGGGCGGTCCACCGCAAGGTGCGCACTGCTCTTGGGCCGGTCCTTTCCTCTTGGGGCGGCGCGGGCCTCGGCCTGCGCAGGCACCAAGACGTTTACCTTGAAAAAATTAGAGTGTTCAAAGCGGGCGCAAGCTCGGATAGATTAGCATGGAATAATGGAATAGGACTGTGGTCTTATTTCGTTGGTTTTGCGGGCCACGGTAATGATGAATAGGGACAGTTGGGGGCATTTGTATTGCCGAGCTAGAGGTGAAATTCTTGGATTTCGGCAAGACAAACCGGTGCGAAAGCGTCTGCCAAGGATGTTTTCATTGATCAAGAACGAAAGTTAAGGGATCGAAGACGATCAGATACCGTCGTAGTCTTAACTATAAACGATGCCGACTGGGGATCGGGCGGTGTTGCTATGACCCGCCCGGCACCCTGCGAGAAATCAAAGTGTTTGGGTTCCGGGGGGAGTATGGTCGCAAGGCTGAAACTTTAAGGAATTGACGGAAGGGCACCACCAGGAGTGGAGCCTGCGGCTTAATTTGACTCAACACGGGGAAACTCACCAGGTCCAGACATAGTGAGGATTGACAGATTGAGAGCTCTTTCTTGATTCTATGGTTGGTGGTGCATGGCCGTTGGTAGTTGGTGGAGTGATTTGTCTGGTTAATTCCGATAACGAACGAGACCTTAACCTGCTAAATAGCGACGCACCCTGCGGGGGGCGGGCCGCTTCTTAGAGGGACTGCGGACGCTTAGTCCGCGGAAGTTTGAGGCAATAACAGGTCTGTGATGCCCTTAGATGTTCTGGGCCGCACGCGCGCTACACTGACGAAGGCAGCGAGTACCGCCTTGGCCGGCAGGCCTGGGTAATCTTGCAAACTTTGTCGTGCTGGGGATAGCTCTTTGCAATTATCGAGCTTGAACGAGGAATTCCTAGTAAGTGCGAGTCATCAGCTCGCGCTGATTACGTCCCTGCCCTTTGTACACACCGCCCGTCGCTACTACCGATTGAATGGCTTAGTGAGGCCCTCGGATTGGCGGCCGGCTGCCGGCAACGGCGGCGGGCTGCCGAGAAGTTGGTCAAACTTGGT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CTATACTTGTGAAACTGCGAATGGCTCATTAAATCAGTTATAGTTTATTTGATAGTATCTTACTACTTGGATAACCGTGGTAATTCTAGAGCTAATACATGCAAACGATCCCGACTTCTGAAGGGATGTATTTATTAGATTAAAAACCAAACCGGGGAGCAATCTCCGGTACTTGATGATTCATAATAACTTCACGAATCGCATGGCTTTACGCCGGCGATGAATCATTCAAATTTCTGCCCTATCAACTTTCGATGGTAGGATAGAGGCCTACCATGGTAATGACGGGTAACGGAGAATTAGGGTTCGATTCCGGAGAGGGAGCCTGAGAAATGGCTACCACATCCAAGGAAGGCAGCAGGCGCGCAAATTACCCAATCTCGACACGAGGAGGTAGTGACAATAAATAACAATATGGGGCTTATTCAAGTCTCATAATTGGAATGAGTACAATTTAAAACACTTAACGAGGATCAATTGGAGGGCAAGTCTGGTGCCAGCAGCCGCGGTAATTCCAGCTCCAATAGCGTATATTGATGTTGTTGCAGTTAAAAAGCTCGTAGTTGGATTTCGGGACGAAGCAAGTCGTCCGCCCTTGTGGTGTGTATGGCTTGGTTTGTCCTTTCGTCCAAGGAAAATCTCTGTTCTTTACTGAACGGGGATTGGACTTGGGCCTATTACTTTGAGAAAATTAGAGTGTTCAAAGCAGGCCATCGCCTTGAATACATTAGCATGGAATAATGAAATAGGACTTTGGTCCTATTTTGTTGGTTTCTAGGACTGAAGTAATGATTAATAGGGATAGTTGGGGGCATTAATATTTAATTGTCAGAGGTGAAATTCTTGGATTTATGAAAGATTAACTAATGCGAAAGCATTTGCCAAGGATGTTTTCATTAATCAAGAACGAAAGTTAGGGGATCGAAGACGATCAGATACCGTCGTAGTCTTAACCATAAACTATGCCGACTAGGGATTGGTGAGTGTTTATTTATGACCTCATCAGCATCTTAAGAGAAATCAAAGTTTTTGGGTTCTGGGGGGAGTATGGTCGCAAGGCTGAAACTTAAAGGAATTGACGGAAGGGCACCACCAGGAGTGGAGCCTGCGGCTTAATTTGACTCAACACGGGAAAACTTACCAGGTCCAGACATAGTAAGGATTGACAGATTGAGAGCTCTTTCTTGATTCTATGGGTGGTGGTGCATGGCCGTTCTTAGTTGGTGGAGTGATTTGTCTGCTTAATTGCGATAACGAACGAGACCTTAACCTACTAAATAGTTACGCGAAACCTAGTTTCGTGGCCAACTTCTTAGAGGGACTATACAAGTCAATTGTATGGAAGTTTGAGGCAATAACAGGTCTGTGATGCCCTTAGATGTCCTGGGCCGCACGCGCGCTACACTGACGAAATCAGCGAGCTTCTACCTAGACCGACAGGTTGGGGTAATCTTGTAAAATTTCGTCGTGATGGGGATAGACTATTGTAATTATTAGTCTTGAACGAGGAATTCCTAGTAAGCGCGAGTCATCAGCTCGCGTTGATTACGTCCCTGCCCTTTGTACACACCGCCCGTCGCTCCTACCGATTGGATGATCCGGTGAAATTTTCGGACCGTTGCTATGCTGCCGCAAGGCGGCGTAGTGATGGGAAGTTACTTAAACCTTATTATCTAGAGGAAGG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CTATACTTGTGAAACTGCGAATGGCTCATTAAATCAGTTATAGTTTATTTGATAGTATCTTACTACTTGGATAACCGTGGTAATTCTAGAGCTAATACATGCAAACGATCCCGACTTCTGAAGGGATGTATTTATTAGATTAAAAACCAAACCGGGGAGCAATCTCCGGTACTTGATGATTCATAATAACTTCACGAATCGCATGGCTTTACGCCGGCGATGAATCATTCAAATTTCTGCCCTATCAACTTTCGATGGTAGGATAGAGGCCTACCATGGTAATGACGGGTAACGGAGAATTAGGGTTCGATTCCGGAGAGGGAGCCTGAGAAATGGCTACCACATCCAAGGAAGGCAGCAGGCGCGCAAATTACCCAATCTCGACACGAGGAGGTAGTGACAATAAATAACAATATGGGGCTTATTCAAGTCTCATAATTGGAATGAGTACAATTTAAAACACTTAACGAGGATCAATTGGAGGGCAAGTCTGGTGCCAGCAGCCGCGGTAATTCCAGCTCCAATAGCGTATATTGATGTTGTTGCAGTTAAAAAGCTCGTAGTTGGATTTCGGGACGAAGCAAGTCGTCCGCCCTTGTGGTGTGTATGGCTTGGTTTGTCCTTTCGTCCAAGGAAAATCTCTGTTCTTTACTGAACGGGGATTGGACTTGGGCCTATTACTTTGAGAAAATTAGAGTGTTCAAAGCAGGCCATCGCCTTGAATACATTAGCATGGAATAATGAAATAGGACTTTGGTCCTATTTTGTTGGTTTCTAGGACTGAAGTAATGATTAATAGGGATAGTTGGGGGCATTAATATTTAATTGTCAGAGGTGAAATTCTTGGATTTATGAAAGATTAACTAATGCGAAAGCATTTGCCAAGGATGTTTTCATTAATCAAGAACGAAAGTTAGGGGATCGAAGACGATCAGATACCGTCGTAGTCTTAACCATAAACTATGCCGACTAGGGATTGGTGAGTGTTTATTTATGACCTCATCAGCATCTTAAGAGAAATCAAAGTTTTTGGGTTCTGGGGGGAGTATGGTCGCAAGGCTGAAACTTAAAGGAATTGACGGAAGGGCACCACCAGGAGTGGAGCCTGCGGCTTAATTTGACTCAACACGGGAAAACTTACCAGGTCCAGACATAGTAAGGATTGACAGATTGAGAGCTCTTTCTTGATTCTATGGGTGGTGGTGCATGGCCGTTCTTAGTTGGTGGAGTGATTTGTCTGCTTAATTGCGATAACGAACGAGACCTTAACCTACTAAATAGTTACGCGAAACCTAGTTTCGTGGCCAACTTCTTAGAGGGACTATACAAGTCAATTGTATGGAAGTTTGAGGCAATAACAGGTCTGTGATGCCCTTAGATGTCCTGGGCCGCACGCGCGCTACACTGACGAAATCAGCGAGCTTCTACCTAGACCGACAGGTTGGGGTAATCTTGTAAAATTTCGTCGTGATGGGGATAGACTATTGTAATTATTAGTCTTGAACGAGGAATTCCTAGTAAGCGCGAGTCATCAGCTCGCGTTGATTACGTCCCTGCCCTTTGTACACACCGCCCGTCGCTCCTACCGATTGGATGATCCGGTGAAATTTTCGGACCGTTGCTATGCTGCCGCAAGGCGGCGTAGTGATGGGAAGTTACTTAAACCTTATTATCTAGAGGAAGG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ATACAGTGAAACTGCGAATGGCTCATTATATCAGTTATTGTTTATTTGATGATACCTTACCACTTGGATAACCGTGGTAATTCTAGAGCTAATACATGCGCAAAGCCCCGACTTCTGGAAGGGGTGTATTTATTAGGTAAAAACCAACCCGGGCAACCGGCCGCTGGTGATTCATAATAACTTTTCGAATCGCACGACTTCACGTCCGCGATGGTTCATTCAAATTTCTGCCCTATCAACTTTCGATGGTAGGATAGAGGCCTACCATGGTTTTTACGGGTAACGGGGAATTAGGGTTCGATTCCGGAGAGGGAGCCTGAGAAACGGCTACCACATCCAAGGAAGGCAGCAGGCGCGCAAATTACCCAATCCTGACACAGGGAGGTAGTGACAAGAAATAACAATACAGGGCTCTTTTGGGTCTTGTAATTGGAATGAGTACAATCTAAACCTCTTAACGAGGAACCATTGGAGGGCAAGTCTGGTGCCAGCAGCCGCGGTAATTCCAGCTCCAATAGCGTATATTAAAGTTGTTGCAGTTAAAAAGCTCGTAGTTGAATTTCGGGACTGGCCGGGCGGTCCGCCGTTTCGGCGTGTACTGCCCACGTGCCGGTCCTTTCCTTCTGGGGAGCCGTGCGTGCCCTTTACTGGGTGTGCCGGGGAGCCAGGACGTTTACCTTGAAAAAATTAGAGTGTTCAAAGCAGGCCACACGCTTGCATACATTAGCATGGAATAATGGAATAGGACCTTGGTCTTATTTTGTTGGTTTCTAGGACCACGGTAATGATTAATAGGGATAGTTGGGGGCATTTGTATTTCGGTGTCAGAGGTGAAATTCTTGGATTTCCGAAAGACAAACTTCTGCGAAAGCATCTGCCAAGGATGTTTTCATTAATCAAGAACGAAAGTTAGGGGATCGAAGACGATTAGATACCGTCGTAGTCTTAACCATAAACTATGCCGACTCGGGATCGGGCGCTGTTGCTTACTGACGCGCTCGGCACCGTATGAGAAATCAAAGTTTTTGGGTTCCGGGGGGAGTATGGTCGCAAGGCTGAAACTTAAAGGAATTGACGGAAGGGCACCACCAGGAGTGGAGCCTGCGGCTTAATTTGACTCAACACGGGAAAACTCACCAGGTCCAGACATAGTGAGGATTGACAGATTGAGAGCTCTTTCTTGATTCTATGGGTGGTGGTGCATGGCCGTTCTTAGTTGGTGGAGTGATTTGTCTGGTTAATTCCGATAACGAACGAGACCTTAACCTGCTAACTAGCGACGCGAACTCCGGTTCGGCGGTCCGCTTCTTAGAGGGACTATCTACGTTTAGTGGATGGAAGTTTGAGGCAATAACAGGTCTGTGATGCCCTTAGATGTTCTGGGCCGCACGCGCGCTACACTGATGCAGTCAACGAGTGTACCACCTTGGCCGGAAGGTCCGGGTAATCTTGTGAAACTGCATCGTGCTGGGGATAGTCCATTGCAATTATTGGACTTTAACGAGGAATTCCTAGTAGGCCCGCTTCATCACAGCGGGCCGATTACGTCCCTGCCCTTTGTACACACCGCCCGTCGCTACTACCGATTGAATGGCTTAGTGAGGCCCTCGGATCGGAGGCCTGGCCGCCGGCAACGGCAGCTGGCTACTGAAAAGTTGGTCA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ATACAGTGAAACTGCGAATGGCTCATTATATCAGTTATTGTTTATTTGATGATACCTTACCACTTGGATAACCGTGGTAATTCTAGAGCTAATACATGCGCAAAGCCCCGACTTCTGGAAGGGGTGTATTTATTAGGTAAAAACCAACCCGGGCAACCGGCCGCTGGTGATTCATAATAACTTTTCGAATCGCACGACTTCACGTCCGCGATGGTTCATTCAAATTTCTGCCCTATCAACTTTCGATGGTAGGATAGAGGCCTACCATGGTTTTTACGGGTAACGGGGAATTAGGGTTCGATTCCGGAGAGGGAGCCTGAGAAACGGCTACCACATCCAAGGAAGGCAGCAGGCGCGCAAATTACCCAATCCTGACACAGGGAGGTAGTGACAAGAAATAACAATACAGGGCTCTTTTGGGTCTTGTAATTGGAATGAGTACAATCTAAACCTCTTAACGAGGAACCATTGGAGGGCAAGTCTGGTGCCAGCAGCCGCGGTAATTCCAGCTCCAATAGCGTATATTAAAGTTGTTGCAGTTAAAAAGCTCGTAGTTGAATTTCGGGACTGGCCGGGCGGTCCGCCGTTTCGGCGTGTACTGCCCACGTGCCGGTCCTTTCCTTCTGGGGAGCCGTGCGTGCCCTTTACTGGGTGTGCCGGGGAGCCAGGACGTTTACCTTGAAAAAATTAGAGTGTTCAAAGCAGGCCACACGCTTGCATACATTAGCATGGAATAATGGAATAGGACCTTGGTCTTATTTTGTTGGTTTCTAGGACCACGGTAATGATTAATAGGGATAGTTGGGGGCATTTGTATTTCGGTGTCAGAGGTGAAATTCTTGGATTTCCGAAAGACAAACTTCTGCGAAAGCATCTGCCAAGGATGTTTTCATTAATCAAGAACGAAAGTTAGGGGATCGAAGACGATTAGATACCGTCGTAGTCTTAACCATAAACTATGCCGACTCGGGATCGGGCGCTGTTGCTTACTGACGCGCTCGGCACCGTATGAGAAATCAAAGTTTTTGGGTTCCGGGGGGAGTATGGTCGCAAGGCTGAAACTTAAAGGAATTGACGGAAGGGCACCACCAGGAGTGGAGCCTGCGGCTTAATTTGACTCAACACGGGAAAACTCACCAGGTCCAGACATAGTGAGGATTGACAGATTGAGAGCTCTTTCTTGATTCTATGGGTGGTGGTGCATGGCCGTTCTTAGTTGGTGGAGTGATTTGTCTGGTTAATTCCGATAACGAACGAGACCTTAACCTGCTAACTAGCGACGCGAACTCCGGTTCGGCGGTCCGCTTCTTAGAGGGACTATCTACGTTTAGTGGATGGAAGTTTGAGGCAATAACAGGTCTGTGATGCCCTTAGATGTTCTGGGCCGCACGCGCGCTACACTGATGCAGTCAACGAGTGTACCACCTTGGCCGGAAGGTCCGGGTAATCTTGTGAAACTGCATCGTGCTGGGGATAGTCCATTGCAATTATTGGACTTTAACGAGGAATTCCTAGTAGGCCCGCTTCATCACAGCGGGCCGATTACGTCCCTGCCCTTTGTACACACCGCCCGTCGCTACTACCGATTGAATGGCTTAGTGAGGCCCTCGGATCGGAGGCCTGGCCGCCGGCAACGGCAGCTGGCTACTGAAAAGTTGGTCAAACTTGGTCATTTAGAGGAAGTAAAAGTCGTAACAAGGTT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TGTACGGTGAAACTGCGAATGGCTCATTATATCAGTTATGGTTTATTTGATGATACCTACCACTTGGATAACCGTGGTAATTCTAGAGCTAATACATGCACAAAATCCCGACTTCTGGAAGGGATGTATTTATTAGGTAAAAACCAACCCGGGCAACCGGCCTTTGGTGATTCATAATAACTTTGCGAATCGCACGACTTCACGTCGGCGATGGTTCATTCAAATTTCTGCCCTATCAACTTTCGATGGTAGGATAGAGGCCTACCATGGTTTTTACGGGTAACGGGGAATTAGGGTTCGATTCCGGAGAGGGAGCCTGAGAAACGGCTACCACATCCAAGGAAGGCAGCAGGCGCGCAAATTACCCAATCCTGACACAGGGAGGTAGTGACAATAAATAACAATACAGGGCTCTTTTGGGTCTTGTAATTGGAATGAGTACAATCTAAACCTCTTAACGAGGAACAATTGGAGGGCAAGTCTGGTGCCAGCAGCCGCGGTAATTCCAGCTCCAATAGCGTATATTAAAGTTGTTGCAGTTAAAAAGCTCGTAGTTGAATTTCGGGTCTGGCCGGGCGGTCCGCCGTTTCGGCGTGTACTGCTCTCGGGCCGGTCCTTTCCTTCTGGGGAACCGTCGCGTCCTCACGGGCGCGGCGGGGAGCCAGGACTTTTACTTTGAAAAAATTAGAGTGTTCAAAGCAGGCGCACGCTTGTATACATTAGCATGGAATAATAGAATAGGACTTTGGTCTTATTTTGTTGGTTTCTAGGACCACAGTAATGATTAATAGGGATAGTTGGGGGCATTCGTATTTAATTGCTAGAGGTGAAATTCTTGGATTTATGAAAGACGAACTTCTGCGAAAGCATTTGCCAAGGATGTTTTCATTAATCAAGAACGAAAGTTAGGGGATCGAAGACGATCAGATACCGTCGTAGTCTTAACCATAAACTATGCCGACTAGGGATCGGGCGATGTTGTTTACTGACTCGCTCGGCACCTTAAGAGAAATCAAAGTTTTTGGGTTCCGGGGGGAGTATGGTCGCAAGGCTGAAACTTAAAGGAATTGACGGAAGGGCACCACCAGGAGTGGAGCCTGCGGCTTAATTTGACTCAACACGGGGAAACTCACCAGGTCCAGACATAGTGAGGATTGACAGATTGAGAGCTCTTTCTTGATTCTATGGGTGGTGGTGCATGGCCGTTCTTAGTTGGTGGAGTGATTTGTCTGGTTAATTCCGATAACGAACGAGACCTTAACCTGCTAAATAGCGACGCTAGCCCCGGCTGGCGGTCCGCTTCTTAGAGGGACTATCGATGTTTAATCGATGGAAGTTTGAGGCAATAACAGGTCTGTGATGCCCTTAGATGTTCTGGGCCGCACGCGCGCTACACTGATGAAGTCAACGAGTGTACCACCTTGACCGGAAGGTCCGGGTAATCTTGTGAAACTTCATCGTGCTGGGGATAGTCCATTGCAATTATTGGACTTCAACGAGGAATTCCTAGTAAGCGCGAGTCATCAGCTCGCGTTGATTACGTCCCTGCCCTTTGTACACACCGCCCGTCGCTACTACCGATTGAATGGCTTAGTGAGGCCTTCGGATCGGCGTCCTGCCGCCGGCGACGGCAGCGGGGCGCTGAAAAGTTGGTCA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TTGTACGGTGAAACTGCGAATGGCTCATTATATCAGTTATGGTTTATTTGATGATACCTACCACTTGGATAACCGTGGTAATTCTAGAGCTAATACATGCACAAAATCCCGACTTCTGGAAGGGATGTATTTATTAGGTAAAAACCAACCCGGGCAACCGGCCTTTGGTGATTCATAATAACTTTGCGAATCGCACGACTTCACGTCGGCGATGGTTCATTCAAATTTCTGCCCTATCAACTTTCGATGGTAGGATAGAGGCCTACCATGGTTTTTACGGGTAACGGGGAATTAGGGTTCGATTCCGGAGAGGGAGCCTGAGAAACGGCTACCACATCCAAGGAAGGCAGCAGGCGCGCAAATTACCCAATCCTGACACAGGGAGGTAGTGACAATAAATAACAATACAGGGCTCTTTTGGGTCTTGTAATTGGAATGAGTACAATCTAAACCTCTTAACGAGGAACAATTGGAGGGCAAGTCTGGTGCCAGCAGCCGCGGTAATTCCAGCTCCAATAGCGTATATTAAAGTTGTTGCAGTTAAAAAGCTCGTAGTTGAATTTCGGGTCTGGCCGGGCGGTCCGCCGTTTCGGCGTGTACTGCTCTCGGGCCGGTCCTTTCCTTCTGGGGAACCGTCGCGTCCTCACGGGCGCGGCGGGGAGCCAGGACTTTTACTTTGAAAAAATTAGAGTGTTCAAAGCAGGCGCACGCTTGTATACATTAGCATGGAATAATAGAATAGGACTTTGGTCTTATTTTGTTGGTTTCTAGGACCACAGTAATGATTAATAGGGATAGTTGGGGGCATTCGTATTTAATTGCTAGAGGTGAAATTCTTGGATTTATGAAAGACGAACTTCTGCGAAAGCATTTGCCAAGGATGTTTTCATTAATCAAGAACGAAAGTTAGGGGATCGAAGACGATCAGATACCGTCGTAGTCTTAACCATAAACTATGCCGACTAGGGATCGGGCGATGTTGTTTACTGACTCGCTCGGCACCTTAAGAGAAATCAAAGTTTTTGGGTTCCGGGGGGAGTATGGTCGCAAGGCTGAAACTTAAAGGAATTGACGGAAGGGCACCACCAGGAGTGGAGCCTGCGGCTTAATTTGACTCAACACGGGGAAACTCACCAGGTCCAGACATAGTGAGGATTGACAGATTGAGAGCTCTTTCTTGATTCTATGGGTGGTGGTGCATGGCCGTTCTTAGTTGGTGGAGTGATTTGTCTGGTTAATTCCGATAACGAACGAGACCTTAACCTGCTAAATAGCGACGCTAGCCCCGGCTGGCGGTCCGCTTCTTAGAGGGACTATCGATGTTTAATCGATGGAAGTTTGAGGCAATAACAGGTCTGTGATGCCCTTAGATGTTCTGGGCCGCACGCGCGCTACACTGATGAAGTCAACGAGTGTACCACCTTGACCGGAAGGTCCGGGTAATCTTGTGAAACTTCATCGTGCTGGGGATAGTCCATTGCAATTATTGGACTTCAACGAGGAATTCCTAGTAAGCGCGAGTCATCAGCTCGCGTTGATTACGTCCCTGCCCTTTGTACACACCGCCCGTCGCTACTACCGATTGAATGGCTTAGTGAGGCCTTCGGATCGGCGTCCTGCCGCCGGCGACGGCAGCGGGGCGCTGAAAAGTTGGTCAAACTTGGTCATTTAGAGGAAGTAAAAGTCGTAACAAGGTTTCC</text:p>
          </table:table-cell>
          <table:table-cell office:value-type="string" calcext:value-type="string">
            <text:p>3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CGTGAAACTGCGTACAGCTCATTATATCAGTTATTATTTATTTGATGGTACCTTTCTACATGGATAACCGTAGTAATTCTAGAGCTAATACATGCGTAAAATCCCGACTCGCGAGGGGAGGGATGTATTTATTAGATATAAAATCAATCCAGAGCAATCTGGTCGATTGGTGATTCATAATAACTGTTCGAATCGCATGGCTTTAGGCTGGCGATAGTTCATTCAAATTTCTGCCCTATCAGCTTTCGACGGTAGTGTATTGGACTACCGTGGCATTAACGGGTGACGGAGAATTAGGGTTCGATTCCGGAGAGGGAGCCTGAGAGATTGCTACCACATCCAAGGAAGGCAGCAGGCGCGCAAATTACCCAATCCTGACACAGGGAGGTAGTGACAAGAAATAACGATACCGAGCCTTTTAGGTTTGGCAATTGGAATGAGTACAATTTAAATCCCTTAACGAGGATCCATTGGAGGGCAAGTCTGGTGCCAGCAGCCGCGGTAATTCCAGCTCCAATAGCGTATATTAAAGTTGCTGCAGTTAAAAAGCTCGTAGTTGGATTTCTGATGTGACGCGCCTGGCCCGCCGTGGTTACACGTGTGAGTGCCGGGTGTTTCGTCCGTCTGTCTTCTTATCTGCCGGCGTGGTCCTTAACTGGGCTTGCGCTTTTTGGCGAATAAGATCTTTTACTTTGAACAAATTAGAGTGTTTCAAGCAGGCATTTGCTGCCATGAATACATTAGCATGGAATAATGATTTAGGACTTCGGTTCTATTTTGTTGGTTTTCGAGAATTGAAGTAATGATTGATAGGGACAGTTGGGGGTGCTAGTATTCAGAGGCCAGAGGTGAAATTCTTGGATTCTCTGAAGACTAACTTATGCGAAAGCATTCACCAAGGATGTCTTCTTTAATCAAGAACGAAAGTTGGGGGATCGAAGACGATCAGATACCGTCGTAGTCTCAACCATAAACTATGCCGACTAGGGATGAGTGAACGTTGGATTATAAACGACTTCATTCGCACCTTATGAGAAATCAAAGTCTTTGGGTTCTTGGGGGAGTATGGTCGCAAGGCTGAAACTTAAAGGAATTGACGGAAGGGCACCACCAGGAGTGGAGCCTGCGGCTTAATTTGACTCAACACGGGAAAACTTACCAGGTCCGGACATAGTGAGGATTGACAGATTGAAGATCTTTCTTGATTCTATGGGTGGTGGTGCATGGCCGTTCTTAGTTGGTGGAGTGATTTGTCTGGTTAATTCCGTTAACGAACGAGACCTCGACCTGCTAAATAGTTTGGTTCAGTGTTAAAACTGGGCGCAAACTTCTTAGAGGAACTGCTGCCGTTCTAGGCAGAGGAAGTACGAGGCAATAACAGGTCTGTGATGCCCTTAGATGTTCTGGGCCGCACGCGCGCTACACTGATGGATTCATCGAGCTTTTAAAAATCCTTGACTGATAAGTCTGGGTAATCTTTTGAACGTCCATCGTGCTGGGGATAGATGATTGCAATTATTCATCTTCAACGAGGAATTCCTAGTAAACGCAAGTCATCAACTTGCATTGATTACGTCCCTGCCCTTTGTACACACCGCCCGTCGCTACTACCGATTGAATGGATTAGTGAGCTTCAAGGATAGAGGCTGGTTTGGTTTACCATTCCTGTTTCTAGAATTGAATCAAACTTGCTCATTTAGAGGAAGTAAAAGTCGTAACAAGGTC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CGTGAAACTGCGTACAGCTCATTATATCAGTTATTATTTATTTGATGGTACCTTTCTACATGGATAACCGTAGTAATTCTAGAGCTAATACATGCGTAAAATCCCGACTCGCGAGGGGAGGGATGTATTTATTAGATATAAAATCAATCCAGAGCAATCTGGTCGATTGGTGATTCATAATAACTGTTCGAATCGCATGGCTTTAGGCTGGCGATAGTTCATTCAAATTTCTGCCCTATCAGCTTTCGACGGTAGTGTATTGGACTACCGTGGCATTAACGGGTGACGGAGAATTAGGGTTCGATTCCGGAGAGGGAGCCTGAGAGATTGCTACCACATCCAAGGAAGGCAGCAGGCGCGCAAATTACCCAATCCTGACACAGGGAGGTAGTGACAAGAAATAACGATACCGAGCCTTTTAGGTTTGGCAATTGGAATGAGTACAATTTAAATCCCTTAACGAGGATCCATTGGAGGGCAAGTCTGGTGCCAGCAGCCGCGGTAATTCCAGCTCCAATAGCGTATATTAAAGTTGCTGCAGTTAAAAAGCTCGTAGTTGGATTTCTGATGTGACGCGCCTGGCCCGCCGTGGTTACACGTGTGAGTGCCGGGTGTTTCGTCCGTCTGTCTTCTTATCTGCCGGCGTGGTCCTTAACTGGGCTTGCGCTTTTTGGCGAATAAGATCTTTTACTTTGAACAAATTAGAGTGTTTCAAGCAGGCATTTGCTGCCATGAATACATTAGCATGGAATAATGATTTAGGACTTCGGTTCTATTTTGTTGGTTTTCGAGAATTGAAGTAATGATTGATAGGGACAGTTGGGGGTGCTAGTATTCAGAGGCCAGAGGTGAAATTCTTGGATTCTCTGAAGACTAACTTATGCGAAAGCATTCACCAAGGATGTCTTCTTTAATCAAGAACGAAAGTTGGGGGATCGAAGACGATCAGATACCGTCGTAGTCTCAACCATAAACTATGCCGACTAGGGATGAGTGAACGTTGGATTATAAACGACTTCATTCGCACCTTATGAGAAATCAAAGTCTTTGGGTTCTTGGGGGAGTATGGTCGCAAGGCTGAAACTTAAAGGAATTGACGGAAGGGCACCACCAGGAGTGGAGCCTGCGGCTTAATTTGACTCAACACGGGAAAACTTACCAGGTCCGGACATAGTGAGGATTGACAGATTGAAGATCTTTCTTGATTCTATGGGTGGTGGTGCATGGCCGTTCTTAGTTGGTGGAGTGATTTGTCTGGTTAATTCCGTTAACGAACGAGACCTCGACCTGCTAAATAGTTTGGTTCAGTGTTAAAACTGGGCGCAAACTTCTTAGAGGAACTGCTGCCGTTCTAGGCAGAGGAAGTACGAGGCAATAACAGGTCTGTGATGCCCTTAGATGTTCTGGGCCGCACGCGCGCTACACTGATGGATTCATCGAGCTTTTAAAAATCCTTGACTGATAAGTCTGGGTAATCTTTTGAACGTCCATCGTGCTGGGGATAGATGATTGCAATTATTCATCTTCAACGAGGAATTCCTAGTAAACGCAAGTCATCAACTTGCATTGATTACGTCCCTGCCCTTTGTACACACCGCCCGTCGCTACTACCGATTGAATGGATTAGTGAGCTTCAAGGATAGAGGCTGGTTTGGTTTACCATTCCTGTTTCTAGAATTGAATCAAACTTGCTCATTTAGAGGAAGTAAAAGTCGTAACAAGGTC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ATTTATACGGTGAAACTGCGAATGGCTCATTATAACAGTTATAGTTTATTTGATGGTACCTTTACTACATGGATAACCGTGGTAATTCTAGAGCTAATACATGCGACAAATCCCGACTTCTGGAAGGGACGTATTTATTAGATGCAAAACCAACGAGGGCAACCTCTTTTTTGGTGAATCATAATAACTTTTCGAATCGCATGGCCTTGAGCCGGCGATGGGTCATTCAAATTTCTGCCCTATCAACTGTCGATGGTAGGATAGAGGCCTACCATGGTGGCAACGGGTAACGGGGAATCAGGGTTCGATTCCGGAGAGGGAGCCTGAGAAACGGCTACCACTTCTAAGGAAGGCAGCAGGCGCGCAAATTACCCAATCCTGACACAGGGAGGTAGTGACAATAAATAACAATCCAGGGCCTACATGGTCTTGGAATTGGAATGAGTACAATTTAAACCAATTAACGAGGAACAATTGGAGGGCAAGTCTGGTGCCAGCAGCCGCGGTAATTCCAGCTCCAATAGCGTATATTAAAGTTGTTGCAGTTAAAAAGCTCGTAGTTGAATTTCGAGGGTCACCTGGCCGGCCACATCAATGATGTGGAACAGGCACAGGGGCCCTTTTCTTCTGGGGAGGCTGTTTGCCCTTTACTGGGTGAGCAGTTGAGCCAGAGCTTTACCTTGAAAAAATCAGAGCGTTCAAAGCAGGCGTTTGCTCGAATGCATTAGCATGGAATAATAAAATAGGACCGTGGTTCTATTTTGTTGGTTTATAGGACCAAGGTAATGATTAATAGGGACAGTTGGGGGCATTTGTATCGGATCGTTAGGGGTGAAATCCTTGGATCGGTTCGAGACAGACTAATGCGAAAGCATTTGCCAAGGATGTTTTCATTAATCAAGAACGAAAGTTAGGGGATCGAAGACGATTAGATACCGTCGTAGTCTTAACCATAAACTATGCCGACTGGGGATCGGGCCATGGTACTTACGCCTGGCCCGGCACCCTATGAGAAATCAAAGTTTTTAGGTTCCGGGGGGAGTATGGTCGCAAGGCTGAAACTTAAAGGAATTGACGGAAGGGCACCACCAGGAGTGGAGCCTGCGGCTTAATTCGACTCAACACGGGGAAACTCACCAGGTCCAGACATAGTGAGGATTGACAGATTGATAGCTCTTTCTTGATTCTATGGTTGGTGGTGCATGGCCGTTCTTAGTTGGTGGAGTGATTTGTCTGGTTAATTCCGATAACGAACGAGACCTTAACCTGCTAAATAGCAATGCGATATTCATATCGTAGTAGGCTTCTTAGAGGGACTGCCAGTGTCTAACTGGCGGAAGTTTGAGGCAATAACAGGTCTGTGATGCCCTTAGATGTTCTGGGCCGCACGCGCGCTACACTGATGAAGCCAGCGAGTACTTTTCCTTGTCCGGAAGGACCGGGTAATCTTGTCAAACTTCATCGTGCTGGGGATAGTCCTTTGCAATTATTGGACTTGAACGAGGAATTCCTAGTAAGCGCAAGTCATCAGCTTGCGTTGATTACGTCCCTGCCCTTTGTACACACCGCCCGTCGCTACTACCGATTGAATGGCTTAGTGAGTCCTCCGGACCGACGCTGACTAGTTGGCAACAACCGGTCAATGTTGGGAAGTTGGGCA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CAATTTATACGGTGAAACTGCGAATGGCTCATTATAACAGTTATAGTTTATTTGATGGTACCTTTACTACATGGATAACCGTGGTAATTCTAGAGCTAATACATGCGACAAATCCCGACTTCTGGAAGGGACGTATTTATTAGATGCAAAACCAACGAGGGCAACCTCTTTTTTGGTGAATCATAATAACTTTTCGAATCGCATGGCCTTGAGCCGGCGATGGGTCATTCAAATTTCTGCCCTATCAACTGTCGATGGTAGGATAGAGGCCTACCATGGTGGCAACGGGTAACGGGGAATCAGGGTTCGATTCCGGAGAGGGAGCCTGAGAAACGGCTACCACTTCTAAGGAAGGCAGCAGGCGCGCAAATTACCCAATCCTGACACAGGGAGGTAGTGACAATAAATAACAATCCAGGGCCTACATGGTCTTGGAATTGGAATGAGTACAATTTAAACCAATTAACGAGGAACAATTGGAGGGCAAGTCTGGTGCCAGCAGCCGCGGTAATTCCAGCTCCAATAGCGTATATTAAAGTTGTTGCAGTTAAAAAGCTCGTAGTTGAATTTCGAGGGTCACCTGGCCGGCCACATCAATGATGTGGAACAGGCACAGGGGCCCTTTTCTTCTGGGGAGGCTGTTTGCCCTTTACTGGGTGAGCAGTTGAGCCAGAGCTTTACCTTGAAAAAATCAGAGCGTTCAAAGCAGGCGTTTGCTCGAATGCATTAGCATGGAATAATAAAATAGGACCGTGGTTCTATTTTGTTGGTTTATAGGACCAAGGTAATGATTAATAGGGACAGTTGGGGGCATTTGTATCGGATCGTTAGGGGTGAAATCCTTGGATCGGTTCGAGACAGACTAATGCGAAAGCATTTGCCAAGGATGTTTTCATTAATCAAGAACGAAAGTTAGGGGATCGAAGACGATTAGATACCGTCGTAGTCTTAACCATAAACTATGCCGACTGGGGATCGGGCCATGGTACTTACGCCTGGCCCGGCACCCTATGAGAAATCAAAGTTTTTAGGTTCCGGGGGGAGTATGGTCGCAAGGCTGAAACTTAAAGGAATTGACGGAAGGGCACCACCAGGAGTGGAGCCTGCGGCTTAATTCGACTCAACACGGGGAAACTCACCAGGTCCAGACATAGTGAGGATTGACAGATTGATAGCTCTTTCTTGATTCTATGGTTGGTGGTGCATGGCCGTTCTTAGTTGGTGGAGTGATTTGTCTGGTTAATTCCGATAACGAACGAGACCTTAACCTGCTAAATAGCAATGCGATATTCATATCGTAGTAGGCTTCTTAGAGGGACTGCCAGTGTCTAACTGGCGGAAGTTTGAGGCAATAACAGGTCTGTGATGCCCTTAGATGTTCTGGGCCGCACGCGCGCTACACTGATGAAGCCAGCGAGTACTTTTCCTTGTCCGGAAGGACCGGGTAATCTTGTCAAACTTCATCGTGCTGGGGATAGTCCTTTGCAATTATTGGACTTGAACGAGGAATTCCTAGTAAGCGCAAGTCATCAGCTTGCGTTGATTACGTCCCTGCCCTTTGTACACACCGCCCGTCGCTACTACCGATTGAATGGCTTAGTGAGTCCTCCGGACCGACGCTGACTAGTTGGCAACAACCGGTCAATGTTGGGAAGTTGGGCAAACTTGGTCATTTAGAGGAAGTAAAAGTCGTAACAAGGTTTCC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ATTTGTACGGTGAAACTGCGAATGGCTCATTATATCAGTTATAGTTTATTTGATGATACCTTGCCACATGGATAACCGTGGCAATTCTAGAGCTAATACATGCACGAAATCCCGACTTCCGGAAGGGATGTATTTATTAGGTAAAAACCAACCCGGGGCAACCCGGCCCACTGGTGATTCATGATAACTGAGCGAACCGCATGCCCTTGCGGCGGCGGTGGATCATTCAAATTTCTGCCTTATCAACTTTCGATGGCAGGATAGAGGCCTGCCATGGTTGTAACGAGTAGCGGGGAATTAGGGTTCGATTCCGGAGAAAGAGCCTGAGAAACGGCTCTTACATCCAAGGAAGGCAGCAGGCGCGCAACTTACCCAATCGCGATACGCGGAGGTAGTGACAATAAATAACGATGCAGGGCCCTCACGGGTCTTGTAATTGGAATGAGTACAATCTAAACCTCTTAACGAGGAGCCATTGGAGGGCAAGTCTGGTGCCAGCAGCCGCGGTAATTCCAGCTCCAATAGCGTATATTCTGTTGCTGCAGTTGAAAAGCTCGTAGTCGAATTTCGGGCCTGGCCGGGTGGTCCGCCGCTTCGGTGGCGCGTACTGCTCGCAGGCCGGGCCCTGCCTCTTGGGGAACCCGCGCTGGGGCGGCTCTCGGGCTGTCCTGCGCGGGCGAGCCAAGACGTTTACCTTGAAAAAATTAGAGTGTTCAAAGCGGGCGCACGCTTGCATAGATTAGCATGGAATAATGGAATAGGACCAGTGGTCTTGTTTTGTTGGTTTCGTTGACCGCGGTAATGATGAATAGGGACAGTTGGGGGCATTCGTATTTCCCAGCTAGAGGTGAAATTCTTGGATTTGGGAAAGACGAACCTATGCGAAAGCATTTGCCAAGGATGTTTTCATTGATCAAGAACGAAAGTTAGGGGATCGAAGATGATTAGATACCGTCGTAGTCTTAACCATAAACGATGCCGACTAGGGATCGGGCGATGTTACTTTTGGATGACTCGCTCGGCACCTTCAGAGAAATCAAAGTGTTTGGGTTCCGGGGGAAGTATAGTCGCAAGGCCGAAACTTAAAGGAATTGACGGAAGGGCACCACCAGGAGTGGAGCCTGCGGCTTAATTTGACTCAACACGGGAAAACTCACCAGGTCCAGACCTTAGAAGGATTGACAGATTGAAAGCTCTTTCTTGATTTGAGGGAAGGTGGTGCATGGCCGTTCTTAGTTGGTGGAGTGATTTGTCTGCTTAATTGCGATAACGAACGAGACTCTAGCCTGCTAACTAGCAAGGCGAACCTTTGCGTTCGTCGTTTGCTTCTTAGAGGGACTATCGGCAAAAAGCCGATGGAAGCTTGGAGCTAAAACAGGTCTGTGATGCCCTTAGATGTTCTGGGCCGCACGCGCGCTACACTGACGAAGCCAGCGAGTCTACAACCTTGGCCGGAAGGTCCGGGTAATCTTGTTAAACTTCGTCGTGCTGGGGATAGTCCATTGCAATTATTGGACTTGAACGAGGAATTCCTAGTAAGCGCGGTTCATTAGATCGCGTTGATTACGTCCCTGCCCTTTGTACACACCGCCCGTCGCTACTACCGATTGAATGGCTTAGTGAGGCCCTCGGATCGGCGCATGGCAGCTGGCAACGGCCGCCAAGCGCCGAGAAGTTGGACG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CAATTTGTACGGTGAAACTGCGAATGGCTCATTATATCAGTTATAGTTTATTTGATGATACCTTGCCACATGGATAACCGTGGCAATTCTAGAGCTAATACATGCACGAAATCCCGACTTCCGGAAGGGATGTATTTATTAGGTAAAAACCAACCCGGGGCAACCCGGCCCACTGGTGATTCATGATAACTGAGCGAACCGCATGCCCTTGCGGCGGCGGTGGATCATTCAAATTTCTGCCTTATCAACTTTCGATGGCAGGATAGAGGCCTGCCATGGTTGTAACGAGTAGCGGGGAATTAGGGTTCGATTCCGGAGAAAGAGCCTGAGAAACGGCTCTTACATCCAAGGAAGGCAGCAGGCGCGCAACTTACCCAATCGCGATACGCGGAGGTAGTGACAATAAATAACGATGCAGGGCCCTCACGGGTCTTGTAATTGGAATGAGTACAATCTAAACCTCTTAACGAGGAGCCATTGGAGGGCAAGTCTGGTGCCAGCAGCCGCGGTAATTCCAGCTCCAATAGCGTATATTCTGTTGCTGCAGTTGAAAAGCTCGTAGTCGAATTTCGGGCCTGGCCGGGTGGTCCGCCGCTTCGGTGGCGCGTACTGCTCGCAGGCCGGGCCCTGCCTCTTGGGGAACCCGCGCTGGGGCGGCTCTCGGGCTGTCCTGCGCGGGCGAGCCAAGACGTTTACCTTGAAAAAATTAGAGTGTTCAAAGCGGGCGCACGCTTGCATAGATTAGCATGGAATAATGGAATAGGACCAGTGGTCTTGTTTTGTTGGTTTCGTTGACCGCGGTAATGATGAATAGGGACAGTTGGGGGCATTCGTATTTCCCAGCTAGAGGTGAAATTCTTGGATTTGGGAAAGACGAACCTATGCGAAAGCATTTGCCAAGGATGTTTTCATTGATCAAGAACGAAAGTTAGGGGATCGAAGATGATTAGATACCGTCGTAGTCTTAACCATAAACGATGCCGACTAGGGATCGGGCGATGTTACTTTTGGATGACTCGCTCGGCACCTTCAGAGAAATCAAAGTGTTTGGGTTCCGGGGGAAGTATAGTCGCAAGGCCGAAACTTAAAGGAATTGACGGAAGGGCACCACCAGGAGTGGAGCCTGCGGCTTAATTTGACTCAACACGGGAAAACTCACCAGGTCCAGACCTTAGAAGGATTGACAGATTGAAAGCTCTTTCTTGATTTGAGGGAAGGTGGTGCATGGCCGTTCTTAGTTGGTGGAGTGATTTGTCTGCTTAATTGCGATAACGAACGAGACTCTAGCCTGCTAACTAGCAAGGCGAACCTTTGCGTTCGTCGTTTGCTTCTTAGAGGGACTATCGGCAAAAAGCCGATGGAAGCTTGGAGCTAAAACAGGTCTGTGATGCCCTTAGATGTTCTGGGCCGCACGCGCGCTACACTGACGAAGCCAGCGAGTCTACAACCTTGGCCGGAAGGTCCGGGTAATCTTGTTAAACTTCGTCGTGCTGGGGATAGTCCATTGCAATTATTGGACTTGAACGAGGAATTCCTAGTAAGCGCGGTTCATTAGATCGCGTTGATTACGTCCCTGCCCTTTGTACACACCGCCCGTCGCTACTACCGATTGAATGGCTTAGTGAGGCCCTCGGATCGGCGCATGGCAGCTGGCAACGGCCGCCAAGCGCCGAGAAGTTGGACGAACTTGGTCATTTAGAGGAAGTAAAAGTCGTAACAAGGTTTCC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CTCTATACGGTGAAACTGCGAATGGCTTATTAAATCAGTTATAGTTTATTTGATAGTACCTACTACTTGGATAACCGTAGTAATTCTAGAGCTAATACATGCAAAAAATCCCGACTTCTGGAAGGGATGTATTTATTAGATAAAAAACCAATGCGGGGTTCACGCCCCGGTTTGTGGTGATTCATAATAACTTTGCGGATCGGATGCCCTCGCGGCGCCGACGGTTCATTCAAATTTCTGCCCTATCAACTTTCGATGGTAGGATAGAGGCCTACCATGGTTTTAACGGGTAACGGAGAATTAGGGTTCGATTCCGAAGAGGGAGCCTGAGAAATGGCTACCACATCCAAGGAAGGCAGCAGGCGCGCAAATTACCCAATCCTGACACAGGGAGGTAGTGACAATAAATAACAATACAGGGCTTTCAAAGTCTTGTAATTGGAATGAGTACAACTTAAAACCCTTAACGAGTATCCATTAGAGGGCAAGTCTGGTGCCAGCAGCCGCGGTAATTCCAGCTCTAATAGCGTATATTAAAGTTGTTGCAGTTAAAAAGCTCGTAGTTGGATTTCGGGGTATGCCCGCAGGTCCGCCCTCGTGGTGTGCACTTGCGGGCGTGCTCTTCCTCCGGGAGACCGCGTATGCCCTTTAGTGGGTGTGCGCGGGGGCCCGGACTTTTACTTTGAAAAAATTAGAGTGTTCAAAGCAGGCCAGCGCCTTGAATACATTAGCATGGAATAATAGAATAGGACTTTGGTTCTATTTTGTTGGTTTCTAGGACCGAAGTAATGATTAATAGGGATAGTTGGGGGCATTAATATTTAATTGTCAGAGGTGAAATTCTTGGATTTATGAAAGATTAACTTCTGCGAAAGCATTTGCCAAGGATGTTTTCATTAATCAAGAACGAAAGTTAGGGGATCGAAGACGATCAGATACCGTCGTAGTCCTAACCATAAACTATGCCGACTAGGGATTGGTGGGTGTTATCTAAATGACCCCATCAGCACCTTAAGAGAAATCAAAGTTTTTGGGTTCCGGGGGGAGTATGGTCGCAAGGCTGAAACTTAAAGGAATTGACGGAAGGGCACCACCAGGAGTGGAGCCTGCGGCTTAATTTGACTCAACACGGGAAAACTTACCAGGTCCAGACATAGTAAGGATTGACAGATTGAGAGCTTTTTCTTGATTCTATGGGTGGTGGTGCATGGCCGTTCTTAGTTGGTGGAGTGATTTGTCTGGTTAATTCCGTTAACGAACGAGACCTTAACCTACTAAATAGTTACGCGAACCCCGGTTCGTGGCCAACTTCTTAGAGGGACAATTTGTGTCTAACAAATGGAAGTTTGAGGCAATAACAGGTCTGTGATGCCCTTAGATGTTCTGGGCCGCACGCGCGCTACACTGATGGATTCAGCGAGTTTATAACCTTGGCCGGAAGGTCTGGGTAATCTTGCAAAGTCCATCGTGATGGGGATAGATTATTGTAATTATTAATCTTCAACGAGGAATTCCTAGTAAGCGCGAGTCATCAGCTCGCGCTGATTACGTCCCTGCCCTTTGTACACACCGCCCGTCGCTCCTACCGATTGGATGATCCGGTGAAAACTTCGGACTGCGGCGTTGTTGCTGCGCAAGCAGCGGCGCGCTACGGGAAGTTGTTTAAACCTTATCATC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CACTCTATACGGTGAAACTGCGAATGGCTTATTAAATCAGTTATAGTTTATTTGATAGTACCTACTACTTGGATAACCGTAGTAATTCTAGAGCTAATACATGCAAAAAATCCCGACTTCTGGAAGGGATGTATTTATTAGATAAAAAACCAATGCGGGGTTCACGCCCCGGTTTGTGGTGATTCATAATAACTTTGCGGATCGGATGCCCTCGCGGCGCCGACGGTTCATTCAAATTTCTGCCCTATCAACTTTCGATGGTAGGATAGAGGCCTACCATGGTTTTAACGGGTAACGGAGAATTAGGGTTCGATTCCGAAGAGGGAGCCTGAGAAATGGCTACCACATCCAAGGAAGGCAGCAGGCGCGCAAATTACCCAATCCTGACACAGGGAGGTAGTGACAATAAATAACAATACAGGGCTTTCAAAGTCTTGTAATTGGAATGAGTACAACTTAAAACCCTTAACGAGTATCCATTAGAGGGCAAGTCTGGTGCCAGCAGCCGCGGTAATTCCAGCTCTAATAGCGTATATTAAAGTTGTTGCAGTTAAAAAGCTCGTAGTTGGATTTCGGGGTATGCCCGCAGGTCCGCCCTCGTGGTGTGCACTTGCGGGCGTGCTCTTCCTCCGGGAGACCGCGTATGCCCTTTAGTGGGTGTGCGCGGGGGCCCGGACTTTTACTTTGAAAAAATTAGAGTGTTCAAAGCAGGCCAGCGCCTTGAATACATTAGCATGGAATAATAGAATAGGACTTTGGTTCTATTTTGTTGGTTTCTAGGACCGAAGTAATGATTAATAGGGATAGTTGGGGGCATTAATATTTAATTGTCAGAGGTGAAATTCTTGGATTTATGAAAGATTAACTTCTGCGAAAGCATTTGCCAAGGATGTTTTCATTAATCAAGAACGAAAGTTAGGGGATCGAAGACGATCAGATACCGTCGTAGTCCTAACCATAAACTATGCCGACTAGGGATTGGTGGGTGTTATCTAAATGACCCCATCAGCACCTTAAGAGAAATCAAAGTTTTTGGGTTCCGGGGGGAGTATGGTCGCAAGGCTGAAACTTAAAGGAATTGACGGAAGGGCACCACCAGGAGTGGAGCCTGCGGCTTAATTTGACTCAACACGGGAAAACTTACCAGGTCCAGACATAGTAAGGATTGACAGATTGAGAGCTTTTTCTTGATTCTATGGGTGGTGGTGCATGGCCGTTCTTAGTTGGTGGAGTGATTTGTCTGGTTAATTCCGTTAACGAACGAGACCTTAACCTACTAAATAGTTACGCGAACCCCGGTTCGTGGCCAACTTCTTAGAGGGACAATTTGTGTCTAACAAATGGAAGTTTGAGGCAATAACAGGTCTGTGATGCCCTTAGATGTTCTGGGCCGCACGCGCGCTACACTGATGGATTCAGCGAGTTTATAACCTTGGCCGGAAGGTCTGGGTAATCTTGCAAAGTCCATCGTGATGGGGATAGATTATTGTAATTATTAATCTTCAACGAGGAATTCCTAGTAAGCGCGAGTCATCAGCTCGCGCTGATTACGTCCCTGCCCTTTGTACACACCGCCCGTCGCTCCTACCGATTGGATGATCCGGTGAAAACTTCGGACTGCGGCGTTGTTGCTGCGCAAGCAGCGGCGCGCTACGGGAAGTTGTTTAAACCTTATCA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GTTATACAGTGAAACTGCGACTGGCTCATTAAATCAGTAATAGTTTATTTGATAGTACCTACTACTTGGATAACTGTAGTAATTCTAGAGCTAATACATGCACAAAATCCTGACTGGTTTACTGGAAGGGATGTATTTATTAGATGAGAAACCAATACGGCTTCGGCCGGCTTCTTGGTGAATCATAATAACTTTGCGGATCGCATGGTCTTGCACCGGCGACGATTCATTCAAATTTCTGCCCTATCAACTTTCGATGGTAGGATAGAGGCCTACCATGGTTTTAACGGGTGACGGAGAATTAGGGTTCGATTCCGGAGAGGGAGCCTGAGAGATGGCTACCACTTCCAAGGAAGGCAGCAGGCGCGCAAATTACCCAATCCTGACACAGGGAGGTAGTGACAATAAATAACAATGCAGTTCCCAATAGGGATTTGCAATTGGAATGAGTACAAGTTAAATCTCTTAACGATTAACAATTAGAGGGCAAGTCTGGTGCCAGCAGCCGCGGTAATTCCAGCTCTAATAGCGTATACTAAAGTTGTTGCAGTTAAAAAGCTCGTAGTTGAAGTTCAGAACTGGGAGACGTTGGTCGGGCGTATGCTCTGTACCAGCTCTCCCGTTCTCCCTATGGGATACTCACCTTTACTCTTAACTGGGCGAAGGTAAAAGCATTGTATGGTTGGGGCAACCTGGTCATGCAGTGTGGAGTTCCCATTCGTTTACTTTGAATAAATTAGGGTGTTCAAAGCAGGCAAATAAAGAGCCTTGAATACTACAGCATGGGATAACGGAATACGATTTCGGTTCATATTTCGTTGGTTTCTGGAGCCGAAGTAATGATTAAAAGGGATAGTTGGGGGCATTAGTATTTAATTGTCAGAGGTGAAATTCTTGGATTTATGAAAGACTAACTTCTGCGAAAGCATTTGCCAAGGATGTTTTCATTAATCAAGAACGAAAGTTAGGGGATCGAAGACGATCAGATACCGTCGTAGTCTTAACCATAAACTATGCCGACCAGCGATTGGGAGACGTTATTTATATGACTCCCCCAGCAGCTTGCGAGAAATCACAAGTCTTTGGGTTCTGGGGGGAGTATGGTCGCAAGGCTGAAACTTAAAGGAATTGACGGAAGGGCACCACCAGGAGTGGAGCCTGCGGCTTAATTTGACTCAACACGGGGAAACTTACCAGGTCCAGACATAGTAAGGATTGACAGATTTGAGAGCTCTTTCTTGATTCTATGGGTGGTGGTGCATGGCCGTTCTTAGTTGGTGGAGT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GTTATACAGTGAAACTGCGACTGGCTCATTAAATCAGTAATAGTTTATTTGATAGTACCTACTACTTGGATAACTGTAGTAATTCTAGAGCTAATACATGCACAAAATCCTGACTGGTTTACTGGAAGGGATGTATTTATTAGATGAGAAACCAATACGGCTTCGGCCGGCTTCTTGGTGAATCATAATAACTTTGCGGATCGCATGGTCTTGCACCGGCGACGATTCATTCAAATTTCTGCCCTATCAACTTTCGATGGTAGGATAGAGGCCTACCATGGTTTTAACGGGTGACGGAGAATTAGGGTTCGATTCCGGAGAGGGAGCCTGAGAGATGGCTACCACTTCCAAGGAAGGCAGCAGGCGCGCAAATTACCCAATCCTGACACAGGGAGGTAGTGACAATAAATAACAATGCAGTTCCCAATAGGGATTTGCAATTGGAATGAGTACAAGTTAAATCTCTTAACGATTAACAATTAGAGGGCAAGTCTGGTGCCAGCAGCCGCGGTAATTCCAGCTCTAATAGCGTATACTAAAGTTGTTGCAGTTAAAAAGCTCGTAGTTGAAGTTCAGAACTGGGAGACGTTGGTCGGGCGTATGCTCTGTACCAGCTCTCCCGTTCTCCCTATGGGATACTCACCTTTACTCTTAACTGGGCGAAGGTAAAAGCATTGTATGGTTGGGGCAACCTGGTCATGCAGTGTGGAGTTCCCATTCGTTTACTTTGAATAAATTAGGGTGTTCAAAGCAGGCAAATAAAGAGCCTTGAATACTACAGCATGGGATAACGGAATACGATTTCGGTTCATATTTCGTTGGTTTCTGGAGCCGAAGTAATGATTAAAAGGGATAGTTGGGGGCATTAGTATTTAATTGTCAGAGGTGAAATTCTTGGATTTATGAAAGACTAACTTCTGCGAAAGCATTTGCCAAGGATGTTTTCATTAATCAAGAACGAAAGTTAGGGGATCGAAGACGATCAGATACCGTCGTAGTCTTAACCATAAACTATGCCGACCAGCGATTGGGAGACGTTATTTATATGACTCCCCCAGCAGCTTGCGAGAAATCACAAGTCTTTGGGTTCTGGGGGGAGTATGGTCGCAAGGCTGAAACTTAAAGGAATTGACGGAAGGGCACCACCAGGAGTGGAGCCTGCGGCTTAATTTGACTCAACACGGGGAAACTTACCAGGTCCAGACATAGTAAGGATTGACAGATTTGAGAGCTCTTTCTTGATTCTATGGGTGGTGGTGCATGGCCGTTCTTAGTTGGTGGAGT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ACTCTATACAGTGAAACTGCGAATGGCTCATTAAATCAGTTATAGTTTATTTGATGATACCTTACTACTTGGATAACCGTGGTAATTCTAGAGCTAATACATGCATTAAAACCCGACTTCTGGAAGGGTTGTATTTATTAGATAAAAAACCAACCTGGGCAACCAGTTCTTTGGTGATTCATAGTAACTTCTCGAATCGCACGGCCTTGTGCTGGCGATGCTTCATTCAAATTTCTGCCCTATCAACTTTCGATGGTAGGATAGAGGCCTACCATGGTTTTAACGGGTAACGGAGAATTAGGGTTCGATTCCGGAGAGGGAGCCTGAGAAATGGCTACCACATCCAAGGAAGGCAGCAGGCGCGCAAATTACCCAATCCTGACACAGGGAGGTAGTGACAATAAATAACAATACAGGGCTCTTCGAGTCTTGTAATTGGAATGAGTACAATTTAAATCCCTTAACGAGGAACAATTGGAGGGCAAGTCTGGTGCCAGCAGCCGCGGTAATTCCAGCTCCAATAGCGTATATTAAAGTTGTTGCAGTTAAAAAGCTCGTAGTTGAACTTCAGGCTAGGTTGGTCGGTCCACCTAACAGTGAGTACTGACTGGCCTGGTCTTCCTTCTGGCTACTTAGGCTGCTTTTAATCGGGTGGCCTAATGTACCAGGACTTTTACTTTGAAAAAATTAGAGTGTTCAAAGCAGGCCTACGCTTGAATACATTAGCATGGAATAATAGAATAGGATCTTGGTTCTATTTTGTTGGTTTCTAGGACTAAGGTAATGATTAATAGGGACAGTTGGGGGCATTAGTATTTCAGTGTCAGAGGTGAAATTCTTGGATTTCTGAAAGACTAACTACTGCGAAAGCATCTGCCAAGGATGTTTTCATTAATCAAGAACGAAAGTTAGGGGATCGAAGACGATTAGATACCGTCGTAGTCTTAACCATAAACTATGCCGACTCAGGATCAGCCGGATATTTTTTTAGTACCGGCTGGCACTGTATGAGAAATCAAAGTTTTTGGGTTCTGGGGGGAGTATGGTCGCAAGGCTGAAACTTAAAGGAATTGACGGAAGGGCACCACCAGGAGTGGAGCCTGCGGCTTAATTTGACTCAACACGGGGAAACTCACCAGGTCCAGACATAGTAAGGATTGACAGATTGAGAGCTCTTTCTTGATTCTATGGGTGGTGGTGCATGGCCGTTCTTAGTTGGTGGAGTGATTTGTCTGGTTAATTCCGATAACGAACGAGACCTTAACCTGCTAAATAGTCACTGTTAGCTTTGCTAGCAGCTTGACTTCTTAGAGGGACTATTGACGTTTAGTCAATGGAAGTTTGAGGCAATAACAGGTCTGTGATGCCCTTAGATGTTCTGGGCCGCACGCGCGCTACACTGATGAAGTCAGCGAGTTCACTCCTAGGCCGGAAGGTCTGGGTAATCTTGTGAAACTTCATCGTGCTGGGGATAGAGCATTGCAATTATTGCTCTTCAACGAGGAATTCCTAGTAAGCGCAAGTCATCAGCTTGCGTTGATTACGTCCCTGCCCTTTGTACACACCGCCCGTCGTTACTACCGATTGAATGACTTAGTGAGGACTCGGGATTGGTGATTAGGCTGGCAACAGAACTATTCACTGAGAACTTGTTCAAACTTGGTCATTTAGAGGAAGTACAAGTCGTAACAAGGTA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ACTCTATACAGTGAAACTGCGAATGGCTCATTAAATCAGTTATAGTTTATTTGATGATACCTTACTACTTGGATAACCGTGGTAATTCTAGAGCTAATACATGCATTAAAACCCGACTTCTGGAAGGGTTGTATTTATTAGATAAAAAACCAACCTGGGCAACCAGTTCTTTGGTGATTCATAGTAACTTCTCGAATCGCACGGCCTTGTGCTGGCGATGCTTCATTCAAATTTCTGCCCTATCAACTTTCGATGGTAGGATAGAGGCCTACCATGGTTTTAACGGGTAACGGAGAATTAGGGTTCGATTCCGGAGAGGGAGCCTGAGAAATGGCTACCACATCCAAGGAAGGCAGCAGGCGCGCAAATTACCCAATCCTGACACAGGGAGGTAGTGACAATAAATAACAATACAGGGCTCTTCGAGTCTTGTAATTGGAATGAGTACAATTTAAATCCCTTAACGAGGAACAATTGGAGGGCAAGTCTGGTGCCAGCAGCCGCGGTAATTCCAGCTCCAATAGCGTATATTAAAGTTGTTGCAGTTAAAAAGCTCGTAGTTGAACTTCAGGCTAGGTTGGTCGGTCCACCTAACAGTGAGTACTGACTGGCCTGGTCTTCCTTCTGGCTACTTAGGCTGCTTTTAATCGGGTGGCCTAATGTACCAGGACTTTTACTTTGAAAAAATTAGAGTGTTCAAAGCAGGCCTACGCTTGAATACATTAGCATGGAATAATAGAATAGGATCTTGGTTCTATTTTGTTGGTTTCTAGGACTAAGGTAATGATTAATAGGGACAGTTGGGGGCATTAGTATTTCAGTGTCAGAGGTGAAATTCTTGGATTTCTGAAAGACTAACTACTGCGAAAGCATCTGCCAAGGATGTTTTCATTAATCAAGAACGAAAGTTAGGGGATCGAAGACGATTAGATACCGTCGTAGTCTTAACCATAAACTATGCCGACTCAGGATCAGCCGGATATTTTTTTAGTACCGGCTGGCACTGTATGAGAAATCAAAGTTTTTGGGTTCTGGGGGGAGTATGGTCGCAAGGCTGAAACTTAAAGGAATTGACGGAAGGGCACCACCAGGAGTGGAGCCTGCGGCTTAATTTGACTCAACACGGGGAAACTCACCAGGTCCAGACATAGTAAGGATTGACAGATTGAGAGCTCTTTCTTGATTCTATGGGTGGTGGTGCATGGCCGTTCTTAGTTGGTGGAGTGATTTGTCTGGTTAATTCCGATAACGAACGAGACCTTAACCTGCTAAATAGTCACTGTTAGCTTTGCTAGCAGCTTGACTTCTTAGAGGGACTATTGACGTTTAGTCAATGGAAGTTTGAGGCAATAACAGGTCTGTGATGCCCTTAGATGTTCTGGGCCGCACGCGCGCTACACTGATGAAGTCAGCGAGTTCACTCCTAGGCCGGAAGGTCTGGGTAATCTTGTGAAACTTCATCGTGCTGGGGATAGAGCATTGCAATTATTGCTCTTCAACGAGGAATTCCTAGTAAGCGCAAGTCATCAGCTTGCGTTGATTACGTCCCTGCCCTTTGTACACACCGCCCGTCGTTACTACCGATTGAATGACTTAGTGAGGACTCGGGATTGGTGATTAGGCTGGCAACAGAACTATTCACTGAGAACTTGTTCAAACTTGGTCATTTAGAGGAAGTAC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TTTATACAGTGAAACTGCGAATGGCTCATTAAATCAGTTATAGTTTATTTGATAATCTCTTTACTACTTGGATAACCGTGGTAATTCTAGAGCTAATACATGCATCAAAACCCGACGCAAGAAGGGTTGTATTTATTAGATAAAAACCATCGCACTCGTTGCTCTTTGGTGATTCATAATAACTTTACCGATCGCATGACCTTGAGTCGGCGACGTATCATTCAAATTTCTGCCCTATCAACTTTCGATGGTAGGATAGAGGCCTACCATGGTTCTTACGGGTAACGGAGAATTAGGGTTTGATTCCGGAGAGGGAGCCTGAGAAACGGCTACCACATCCAAGGAAGGCAGCAGGCGCGCAAATTACCCAATCCTGACACAGGGAGGTAGTGACAATAAATAACAATGCGGTGCTCTACGAGCATTTGCAATTGGAATGAGTACAATTTAAATCCCTTAACAAGTAACAATTGGAGGGCAAGTCTGGTGCCAGCAGCCGCGGTAATTCCAGCTCCAATAGCGTATATTAAAGTTGTTGCAGTTAAAAAGCTCGTAGTTGAATTTTGGACTCTGCTCCGTTGTCGGCCTTAGCGGTTTGTACTGCGGCAGCATTGTCCTTTTTTCTAGTAAGGCAAGATGCTCTTAATCGGGTGTCTTGAAGGACTAGGACTTTTACTTTGAAGAAATTAGAGTGTTTAAGGCAGGCTTATGCTTGAATATATTAGCATGGAATAATAGAATAGGACTTTGGTTCTATTTTGTTGGTTGAAGGACCAAAGTAATGATTAATAGGGTCAGTTGGGGGCATTTGTATTCCGGGGTCAGAGGTGAAATTCTTGGATTCCCGGAAGACAAACTAATGCGAAAGCATCTGCCAAGGATGTTTTCATTAATCAAGAACGAAAGTTAGGGGATCGAAGACGATCAGATACCGTCGTAGTCTTAACCATAAACTATGCCGACTAGGGATTGGTGGATGTTGTTATTGACGCCATCAGCACCTTATGAGAAATCAAAGTGTTTGGGTTCTGGGGGGAGTATGGTCGCAAGGCTGAAACTTAAAGGAATTGACGGAAGGGCACCACCAGGAGTGGAGCCTGCGGCTTAATTTGACTCAACACGGGGAAACTCACCAGGTCCAGACATAGTAAGGATTGACAGATTGAGAGCTCTTTCTTGATTCTATGGGTGGTGGTGCATGGCCGTTCTTAGTTGGTGGAGTGATTTGTCTGGTTAATTCCGATAACGAACGAGACCTTAACCTGCTAAATAGTTGCGCCAACTCCGGTTGGTAGCAAGTTCTTAGAGGGACAAACCATGTTTAATGGTTGGAAGTTTGAGGCAATAACAGGTCTGTGATGCCCTTAGATGTTCTGGGCCGCACGCGCGCTACACTGATGAAGGCAGAGAGTATAACACCTTGACTGGAAAGTCTGGGTAATCTTTTGAAACTTCATCGTGCTGGGGATAGACCATTGTAATTATTGGTCTTCAACGAGGAATTCCTAGTAAGCGCAAGTCATCAGCTTGCGTTGATTACGTCCCTGCCCTTTGTACACACCGCCCGTCGGTATTTCCGATTGAATGGCTTAGTGAGAACTTCGGATTGAGGGGAGCTGCCGCAAGGCGACTCTTCACGAGAAGTTGGTCA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TTTATACAGTGAAACTGCGAATGGCTCATTAAATCAGTTATAGTTTATTTGATAATCTCTTTACTACTTGGATAACCGTGGTAATTCTAGAGCTAATACATGCATCAAAACCCGACGCAAGAAGGGTTGTATTTATTAGATAAAAACCATCGCACTCGTTGCTCTTTGGTGATTCATAATAACTTTACCGATCGCATGACCTTGAGTCGGCGACGTATCATTCAAATTTCTGCCCTATCAACTTTCGATGGTAGGATAGAGGCCTACCATGGTTCTTACGGGTAACGGAGAATTAGGGTTTGATTCCGGAGAGGGAGCCTGAGAAACGGCTACCACATCCAAGGAAGGCAGCAGGCGCGCAAATTACCCAATCCTGACACAGGGAGGTAGTGACAATAAATAACAATGCGGTGCTCTACGAGCATTTGCAATTGGAATGAGTACAATTTAAATCCCTTAACAAGTAACAATTGGAGGGCAAGTCTGGTGCCAGCAGCCGCGGTAATTCCAGCTCCAATAGCGTATATTAAAGTTGTTGCAGTTAAAAAGCTCGTAGTTGAATTTTGGACTCTGCTCCGTTGTCGGCCTTAGCGGTTTGTACTGCGGCAGCATTGTCCTTTTTTCTAGTAAGGCAAGATGCTCTTAATCGGGTGTCTTGAAGGACTAGGACTTTTACTTTGAAGAAATTAGAGTGTTTAAGGCAGGCTTATGCTTGAATATATTAGCATGGAATAATAGAATAGGACTTTGGTTCTATTTTGTTGGTTGAAGGACCAAAGTAATGATTAATAGGGTCAGTTGGGGGCATTTGTATTCCGGGGTCAGAGGTGAAATTCTTGGATTCCCGGAAGACAAACTAATGCGAAAGCATCTGCCAAGGATGTTTTCATTAATCAAGAACGAAAGTTAGGGGATCGAAGACGATCAGATACCGTCGTAGTCTTAACCATAAACTATGCCGACTAGGGATTGGTGGATGTTGTTATTGACGCCATCAGCACCTTATGAGAAATCAAAGTGTTTGGGTTCTGGGGGGAGTATGGTCGCAAGGCTGAAACTTAAAGGAATTGACGGAAGGGCACCACCAGGAGTGGAGCCTGCGGCTTAATTTGACTCAACACGGGGAAACTCACCAGGTCCAGACATAGTAAGGATTGACAGATTGAGAGCTCTTTCTTGATTCTATGGGTGGTGGTGCATGGCCGTTCTTAGTTGGTGGAGTGATTTGTCTGGTTAATTCCGATAACGAACGAGACCTTAACCTGCTAAATAGTTGCGCCAACTCCGGTTGGTAGCAAGTTCTTAGAGGGACAAACCATGTTTAATGGTTGGAAGTTTGAGGCAATAACAGGTCTGTGATGCCCTTAGATGTTCTGGGCCGCACGCGCGCTACACTGATGAAGGCAGAGAGTATAACACCTTGACTGGAAAGTCTGGGTAATCTTTTGAAACTTCATCGTGCTGGGGATAGACCATTGTAATTATTGGTCTTCAACGAGGAATTCCTAGTAAGCGCAAGTCATCAGCTTGCGTTGATTACGTCCCTGCCCTTTGTACACACCGCCCGTCGGTATTTCCGATTGAATGGCTTAGTGAGAACTTCGGATTGAGGGGAGCTGCCGCAAGGCGACTCTTCACGAGAAG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TTTATACGGTGAAACTGCGAATGGCTCATTAAAACAGTTATAGTTTATTTGATGGTTACTTACTACATGGATAACCGTGGTAATTCTAGAGCTAATACATGCGTAAAGGCCCAACTTATCGGAAGGGTCGTGTTTATTAGATTAAAAGCCCACCCATCTTCGGATGGGACGTTGGTGATTCATAATAACCGAACGAATCGCATGGCTTTGCCGGCGATAAATCATTCAAGTTTCTGACCTATCAGCTTCCGACGGTAGGGTATTGGCCTACCGTGGCTATGACGGGTAACGGGGAATTAGGGTTCGATTCCGGAGAGGGAGCCTGAGAAACGGCTACCACATCTAAGGAAGGCAGCAGGCGCGCAAATTACCCAATCCTGACACAGGGAGGTAGTGACAAGAAATAACAATACAGGGCTTAAGTCTTGTAATTGGAATGAGTAGATTTTAAATCTCTTTACGAGTATCGATTGGAGGGCAAGTCTGGTGCCAGCAGCCGCGGTAATTCCAGCTCCAATAGCGTATATTAAAGTTGTTGCAGTTAAAAAGCTCGTAGTTGGATTTCTGTTTAGGAAGACCGGTTCACTTTCGGGTGGTTACCTGGTTTAGCCTAAACATTTTCTTGGAGAACGTCACTGCACTTAATTGTGTGGTGCGGAATCCAGGACCTTTACTTTGAGAAAATTAGAGTGTTTCAAGCAGGCCAACGCTTTGAATACTGCAGCATGGAATAATATGATAAGACTTCGGTTTTATTTTGTGGGTTTCTAAAACTGAAGTAATGATTAATAGGGACAGTTGGGGGCATTCGTATTTAACTGTCAGAGGTGAAATTCTTGGATTTGTTAAAGACGAACTACTGCGAAAGCATTTGCCAAGGATGTTTTCATTAATCAAGAACGAAAGTTAGGGGATCGAAGACGATCAGATACCGTCCTAGTCTTAACCATAAACTATGCCGACTAGAGATTGGAGGTCGTTACTCATACGACTCCTTCAGCACCTTATGAGAAATCAAAGTCTTTGGGTTCTGGGGGGAGTATGGTCGCAAGGCTGAAACTTAAAGGAATTGACGGAAGGGCACCACCAGGAGTGGAGCCTGCGGCTTAATTTGACTCAACACGGGAAAACTCACCAGGTCCAGACATAGTAAGGATTGACAGATTGATAGCTCTTTCTTGATTCTATGGGTGGTGGTGCATGGCCGTTCTTAGTTGGTGGAGTGATTTGTCTGGTTAATTCCGTTAACGAACGAGACCTTAACCTGCTAAATAGTCGCTCGAAGCTTCTGCTTTGTGATAGACTTCTTAGAGGGACTTTGCGTGTCTAACGCAAGGAAGTTTGAGGCAATAACAGGTCTGTGATGCCCTTAGATGTTCTGGGCTGCACGCGCGCTACACTGATGCAATCAACGAGTTTTATCCTGGTCCGATAGGATTGGGTAATCTTTTGAAATTGCATCGTGATGGGGATAGATTATTGCAATTATTAATCTTCAACGAGGAATTCCTAGTAAGTGCAAGTCATCAGCTTGTACTGATTACGTCCCTGCCCTTTGTACACACCGCCCGTCGCTCCTACCGATTGAGTGATCCGGTGAATTATTCAGACTTTGGTTGAGCCAGTTTTGGCTCTTCCGGGGAAAGTTTTGTGAACCTTATCAC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TTTATACGGTGAAACTGCGAATGGCTCATTAAAACAGTTATAGTTTATTTGATGGTTACTTACTACATGGATAACCGTGGTAATTCTAGAGCTAATACATGCGTAAAGGCCCAACTTATCGGAAGGGTCGTGTTTATTAGATTAAAAGCCCACCCATCTTCGGATGGGACGTTGGTGATTCATAATAACCGAACGAATCGCATGGCTTTGCCGGCGATAAATCATTCAAGTTTCTGACCTATCAGCTTCCGACGGTAGGGTATTGGCCTACCGTGGCTATGACGGGTAACGGGGAATTAGGGTTCGATTCCGGAGAGGGAGCCTGAGAAACGGCTACCACATCTAAGGAAGGCAGCAGGCGCGCAAATTACCCAATCCTGACACAGGGAGGTAGTGACAAGAAATAACAATACAGGGCTTAAGTCTTGTAATTGGAATGAGTAGATTTTAAATCTCTTTACGAGTATCGATTGGAGGGCAAGTCTGGTGCCAGCAGCCGCGGTAATTCCAGCTCCAATAGCGTATATTAAAGTTGTTGCAGTTAAAAAGCTCGTAGTTGGATTTCTGTTTAGGAAGACCGGTTCACTTTCGGGTGGTTACCTGGTTTAGCCTAAACATTTTCTTGGAGAACGTCACTGCACTTAATTGTGTGGTGCGGAATCCAGGACCTTTACTTTGAGAAAATTAGAGTGTTTCAAGCAGGCCAACGCTTTGAATACTGCAGCATGGAATAATATGATAAGACTTCGGTTTTATTTTGTGGGTTTCTAAAACTGAAGTAATGATTAATAGGGACAGTTGGGGGCATTCGTATTTAACTGTCAGAGGTGAAATTCTTGGATTTGTTAAAGACGAACTACTGCGAAAGCATTTGCCAAGGATGTTTTCATTAATCAAGAACGAAAGTTAGGGGATCGAAGACGATCAGATACCGTCCTAGTCTTAACCATAAACTATGCCGACTAGAGATTGGAGGTCGTTACTCATACGACTCCTTCAGCACCTTATGAGAAATCAAAGTCTTTGGGTTCTGGGGGGAGTATGGTCGCAAGGCTGAAACTTAAAGGAATTGACGGAAGGGCACCACCAGGAGTGGAGCCTGCGGCTTAATTTGACTCAACACGGGAAAACTCACCAGGTCCAGACATAGTAAGGATTGACAGATTGATAGCTCTTTCTTGATTCTATGGGTGGTGGTGCATGGCCGTTCTTAGTTGGTGGAGTGATTTGTCTGGTTAATTCCGTTAACGAACGAGACCTTAACCTGCTAAATAGTCGCTCGAAGCTTCTGCTTTGTGATAGACTTCTTAGAGGGACTTTGCGTGTCTAACGCAAGGAAGTTTGAGGCAATAACAGGTCTGTGATGCCCTTAGATGTTCTGGGCTGCACGCGCGCTACACTGATGCAATCAACGAGTTTTATCCTGGTCCGATAGGATTGGGTAATCTTTTGAAATTGCATCGTGATGGGGATAGATTATTGCAATTATTAATCTTCAACGAGGAATTCCTAGTAAGTGCAAGTCATCAGCTTGTACTGATTACGTCCCTGCCCTTTGTACACACCGCCCGTCGCTCCTACCGATTGAGTGATCCGGTGAATTATTCAGACTTTGGTTGAGCCAGTTTTGGCTCTTCCGGGGAAAGTTTTGTGAACCT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ATACTGTGAAACTGCGAATGGCTCAATAAATCAGTTATAGTTTATTTGATAGTGCCTTCCTACTTGGATAACCGTAGGAAATCTAGAGCTAATACATGCCAAATAAGTCCCGACTTCTGGAAGGGATGCATTTATTAGATACAAAACCAATGCAAGGTAACCCCTTGGTACTTGGTGATTCATGATAACTTCGCGAATCGCAGTGACTTCGGTCGGCGATGAATCATTCAAATTTCTGCCCTATCAGCTGTCGATGGTAGGATAGAGGCCTACCATGGCTTTAACGGGTAACGGAGAATCAGGGTTCGATTCCGGAGAGGGAGCCTGAGAAACGGCTACCACATCCAAGGATGGCAGCAGGCGCGCAAATTACCCAATCCTGACACAGGGAGGTAGTGACAATAAATATCAATAGTGGACTTTTTAAAGTACACTAATTGAAATGAGAACAATTTAAATCCCTTATCGAGGATCCATTGGAGGGCAAGTCTGGTGCCAGCAGCCGCGGTAATTCCAGCTCCAATAGCGTATATTAAAGTTGTTGCAGTTAAAAAGCTCGTAGTTGGATTTCGGGGCGGCTCGGTGCCCACGGTACTTTCGTGCCGAGGGATTCCTACCGCTCTTACCTGCTGAGTGCCACCTCGTGTGGTGCCCAGCTCGTTTACTGTGAAAAAATTAGAGTGTTCAACGCAGGCTAACGCTGTGAATACATTAGCATGGAATAATAGAATAGGACTTTGGTTCTATTTTGTTGGTTTATAGGACCGAAGTAATGATTAATAGGGACAGTTGGGGGCATTCGTATTTTACAGTCAGAGGTGAAATTCTTAGATTTGTGAAAGACGAACTTCTGCGAAAGCATTTGCCAAGGATGTTTTCATTAATCAAGAACGAAAGTTAGGGGATCGAAGACGATCAGATACCGTCGTAGTCTTAACCATAAACGATGCCGACTAGGGATCAGCGGACGTTAACTTTATGACTCCGTTGGCACCTCCAGAGAAATCGCAAGTTTTTGGGTTCCGGGGGGAGTATGGTCGCAAGGCTGAAACTTAAAGGAATTGACGGAAGGGCACCACCAGGAGTGGAGCCTGCGGCTTAATTTGACTCAACACGGGAAAACTTACCAGGTCCAGACACAGTGAGGATTGACAGATTGAAAGACCTTTCTTGATTCTGTGGGTGGTGGTGCATGGCCGTTCTTAGTTGGTGGAGTGATTTGTCTGGTTAATTCCGTTAACGAACGAGACCTCAGCCTGCTAAATAGTGACGCGAGCGCTTCAGCTCGTGGATTACTTCTTAGAGGGACTATGTGTGTTGAGCACGTGGAAGTTTGAGGCAATAACAGGTCTGTGATGCCCTTAGATGTTCTGGGCCGCACGCGCGCTACACTGATGCAGTCAACGAGTTTATCACCTTAACCGAAGGGTTTGGGTAATCTTTTGAAACTGCATCGTGATGGGGATAGATCATTGCAATTATTGATCTTCAACGAGGAATTCCTAGTAAGCGCGAGTCATCAGCTCGCGTTGATTACGTCCCTGCCCTTTGTACACACCGCCCGTCGCTCCTACCGATTGGATGGTCCGGTGAACTCTTCGGACCGTGTTGGTACAGCTGGGCAACCAGCGTCCGATGTGGGAAGTTGAGCAAACCTTATCATC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CTATACTGTGAAACTGCGAATGGCTCAATAAATCAGTTATAGTTTATTTGATAGTGCCTTCCTACTTGGATAACCGTAGGAAATCTAGAGCTAATACATGCCAAATAAGTCCCGACTTCTGGAAGGGATGCATTTATTAGATACAAAACCAATGCAAGGTAACCCCTTGGTACTTGGTGATTCATGATAACTTCGCGAATCGCAGTGACTTCGGTCGGCGATGAATCATTCAAATTTCTGCCCTATCAGCTGTCGATGGTAGGATAGAGGCCTACCATGGCTTTAACGGGTAACGGAGAATCAGGGTTCGATTCCGGAGAGGGAGCCTGAGAAACGGCTACCACATCCAAGGATGGCAGCAGGCGCGCAAATTACCCAATCCTGACACAGGGAGGTAGTGACAATAAATATCAATAGTGGACTTTTTAAAGTACACTAATTGAAATGAGAACAATTTAAATCCCTTATCGAGGATCCATTGGAGGGCAAGTCTGGTGCCAGCAGCCGCGGTAATTCCAGCTCCAATAGCGTATATTAAAGTTGTTGCAGTTAAAAAGCTCGTAGTTGGATTTCGGGGCGGCTCGGTGCCCACGGTACTTTCGTGCCGAGGGATTCCTACCGCTCTTACCTGCTGAGTGCCACCTCGTGTGGTGCCCAGCTCGTTTACTGTGAAAAAATTAGAGTGTTCAACGCAGGCTAACGCTGTGAATACATTAGCATGGAATAATAGAATAGGACTTTGGTTCTATTTTGTTGGTTTATAGGACCGAAGTAATGATTAATAGGGACAGTTGGGGGCATTCGTATTTTACAGTCAGAGGTGAAATTCTTAGATTTGTGAAAGACGAACTTCTGCGAAAGCATTTGCCAAGGATGTTTTCATTAATCAAGAACGAAAGTTAGGGGATCGAAGACGATCAGATACCGTCGTAGTCTTAACCATAAACGATGCCGACTAGGGATCAGCGGACGTTAACTTTATGACTCCGTTGGCACCTCCAGAGAAATCGCAAGTTTTTGGGTTCCGGGGGGAGTATGGTCGCAAGGCTGAAACTTAAAGGAATTGACGGAAGGGCACCACCAGGAGTGGAGCCTGCGGCTTAATTTGACTCAACACGGGAAAACTTACCAGGTCCAGACACAGTGAGGATTGACAGATTGAAAGACCTTTCTTGATTCTGTGGGTGGTGGTGCATGGCCGTTCTTAGTTGGTGGAGTGATTTGTCTGGTTAATTCCGTTAACGAACGAGACCTCAGCCTGCTAAATAGTGACGCGAGCGCTTCAGCTCGTGGATTACTTCTTAGAGGGACTATGTGTGTTGAGCACGTGGAAGTTTGAGGCAATAACAGGTCTGTGATGCCCTTAGATGTTCTGGGCCGCACGCGCGCTACACTGATGCAGTCAACGAGTTTATCACCTTAACCGAAGGGTTTGGGTAATCTTTTGAAACTGCATCGTGATGGGGATAGATCATTGCAATTATTGATCTTCAACGAGGAATTCCTAGTAAGCGCGAGTCATCAGCTCGCGTTGATTACGTCCCTGCCCTTTGTACACACCGCCCGTCGCTCCTACCGATTGGATGGTCCGGTGAACTCTTCGGACCGTGTTGGTACAGCTGGGCAACCAGCGTCCGATGTGGGAAGTTGAGCAAACCTTATCA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ATACAGTGAAACTGCGAATGGCTCATTATATCAGTTATTATTTATTTGATGATACCCTTACTACTTGGATAACCGTGGTAATTCTAGAGCTAATACATGCATCAAACCCCGACTTCTGGAAGGGGTGTATTTATTAGATAAAAGCCAACCCGGGCAACCGGTCCTTTGGTGATTCATAATAACTTGTCGGATCGCACTGGCTTCACGCTGGCGATGGTTCATTCAAATTTCTGCCCTATCAACTGTCGATGGTAGGATAGAGGCCTACCATGGTTTTTACGGGTAACGGGGAATTAGGGTTCGATTCCGGAGAGGGAGCCTGAGAAACGGCTACCACATCCAAGGAAGGCAGCAGGCGCGCAAATTACCCAATCCTGACACAGGGAGGTAGTGACAAGAAATAACAATACAGGGCCCTTTCGGGTCTTGTAATTGGAATGAGTACAATCCAAACCCCTTAACGAGGAACAATTGGAGGGCAAGTCTGGTGCCAGCAGCCGCGGTAATTCCAGCTCCAATAGCGTATATTAAAGTTGTTGCAGTTAAAAAGCTCGTAGTTGAATTTCGGGGCGGGTCGGGCGGTCCACCGGAAACGGTGTGTACTGCTACTCGGCCTGCCCTTTCCTCCTGGGGAACTGGTGTGCCCTTCACTGGGTGTGCCAGCGCTTCCAGGACTTTTACCTTGAAAAAATTAGAGTGTTCAAAGCAGGCTCACCGCCTGTATACATTAGCATGGAATAATAGAATAGGACAGTGGTCCTAATTTTGTTGGCTTTCAGGACCGCAGTAATGATGAATAGGAACAGTTGGGGGCATTTGTATTGGGGAGCTAGAGGTGAAATTCTTGGATTTCCCCAAGACAAACTTTTGCGAAAGCATTTGCCAAGGATGTTTTCATTAATCAAGAACGAAAGTTAGGGGATCGAAGACGATTAGATACCGTCGTAGTCTTAACCATAAACGATGCCGACTAGGGATCAGACAGTGTTTTTTCGACCTGTTTGGCACCTTATGAGAAATCAAAGTTTTTGGGTTCCGGGGGGAGTATGGTCGCAAGGCTGAAACTTAAAGGAATTGACGGAAGGGCACCACCAGGAGTGGAGCCTGCGGCTTAATTTGACTCAACACGGGAAAACTCACCAGGTCCAGACATAGTGAGGATTGACAGATTGATAGCTCTTTCTTGATTCTATGGGTGGTGGTGCATGGCCGTTCTTAGTTGGTGGAGTGATTTGTCTGGTTAATTCCGATAACGAACGAGACCTTAACCTGCTAAATAGCGACGTGGCCCTTTTTTGTGGTCACGGCCCGCTTCTTAGAGGGACCTTCGGCGTTGCAGCCGACGGAAGTTTGAGGCAATAACAGGTCTGTGATGCCCTTAGATGTTCTGGGCCGCACGCGCGCTACACTGACGAAGCCAGCGAGTCTATCACCTTGGCCGGGAGGCCCGGGTAATCTTGTGAAACTTCGTCGTGCTGGGGATAGTCCTTTGCAATTTTCGGACTTGAACGAGGAATTCCTAGTAAGCGCAAGTCATCAGCTTGCGTTGATTACGTCCCTGCCCTTTGTACACACCGCCCGTCGCTACTACCGATTGAATGGCTTAGTGAGGTCCTCGGATTGGCGGTGGGCTGCCGGAAACGGCGGCCCGCTGCTGAGAAGTTGAACA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TTATACAGTGAAACTGCGAATGGCTCATTATATCAGTTATTATTTATTTGATGATACCCTTACTACTTGGATAACCGTGGTAATTCTAGAGCTAATACATGCATCAAACCCCGACTTCTGGAAGGGGTGTATTTATTAGATAAAAGCCAACCCGGGCAACCGGTCCTTTGGTGATTCATAATAACTTGTCGGATCGCACTGGCTTCACGCTGGCGATGGTTCATTCAAATTTCTGCCCTATCAACTGTCGATGGTAGGATAGAGGCCTACCATGGTTTTTACGGGTAACGGGGAATTAGGGTTCGATTCCGGAGAGGGAGCCTGAGAAACGGCTACCACATCCAAGGAAGGCAGCAGGCGCGCAAATTACCCAATCCTGACACAGGGAGGTAGTGACAAGAAATAACAATACAGGGCCCTTTCGGGTCTTGTAATTGGAATGAGTACAATCCAAACCCCTTAACGAGGAACAATTGGAGGGCAAGTCTGGTGCCAGCAGCCGCGGTAATTCCAGCTCCAATAGCGTATATTAAAGTTGTTGCAGTTAAAAAGCTCGTAGTTGAATTTCGGGGCGGGTCGGGCGGTCCACCGGAAACGGTGTGTACTGCTACTCGGCCTGCCCTTTCCTCCTGGGGAACTGGTGTGCCCTTCACTGGGTGTGCCAGCGCTTCCAGGACTTTTACCTTGAAAAAATTAGAGTGTTCAAAGCAGGCTCACCGCCTGTATACATTAGCATGGAATAATAGAATAGGACAGTGGTCCTAATTTTGTTGGCTTTCAGGACCGCAGTAATGATGAATAGGAACAGTTGGGGGCATTTGTATTGGGGAGCTAGAGGTGAAATTCTTGGATTTCCCCAAGACAAACTTTTGCGAAAGCATTTGCCAAGGATGTTTTCATTAATCAAGAACGAAAGTTAGGGGATCGAAGACGATTAGATACCGTCGTAGTCTTAACCATAAACGATGCCGACTAGGGATCAGACAGTGTTTTTTCGACCTGTTTGGCACCTTATGAGAAATCAAAGTTTTTGGGTTCCGGGGGGAGTATGGTCGCAAGGCTGAAACTTAAAGGAATTGACGGAAGGGCACCACCAGGAGTGGAGCCTGCGGCTTAATTTGACTCAACACGGGAAAACTCACCAGGTCCAGACATAGTGAGGATTGACAGATTGATAGCTCTTTCTTGATTCTATGGGTGGTGGTGCATGGCCGTTCTTAGTTGGTGGAGTGATTTGTCTGGTTAATTCCGATAACGAACGAGACCTTAACCTGCTAAATAGCGACGTGGCCCTTTTTTGTGGTCACGGCCCGCTTCTTAGAGGGACCTTCGGCGTTGCAGCCGACGGAAGTTTGAGGCAATAACAGGTCTGTGATGCCCTTAGATGTTCTGGGCCGCACGCGCGCTACACTGACGAAGCCAGCGAGTCTATCACCTTGGCCGGGAGGCCCGGGTAATCTTGTGAAACTTCGTCGTGCTGGGGATAGTCCTTTGCAATTTTCGGACTTGAACGAGGAATTCCTAGTAAGCGCAAGTCATCAGCTTGCGTTGATTACGTCCCTGCCCTTTGTACACACCGCCCGTCGCTACTACCGATTGAATGGCTTAGTGAGGTCCTCGGATTGGCGGTGGGCTGCCGGAAACGGCGGCCCGCTGCTGAGAAGTTGAA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ATACCGTGAAACTGCGAATGGCTCATTAAATCAGTTATAGTTTATTTGATAGTACCTTACTACATGGATAACCGTGGTAATTCTAGAGCTAATACATGCGAACAATCCCGACTTCTCGGAAGGGATGTATTTATTAGATACAAAACCAATCGGGCTTGCCCGTTCCTTGGTGATTCATAATAACTTTACGAATCGTATGACTTACGTCGACGATGGTTCATTCAAATTTCTGCCCTATCAACTTTCGATGGTAGGATAGAGGCCTACCATGGTTGTAACGGGTAACGGAGAATTAGGGTTCGATTCCGGAGAGGGAGCCTGAGAAATGGCTACCACATCTAAGGAAGGCAGCAGGCGCGCAAATTACCCAATCCTGACACAGGGAGGTAGTGACAAGAAATAACGATATAGGGCCCTTTCGGGTCTTGTAATTGGAATGGGTGTAGATTTAAACCCTTTCGCGAGAAACAATTGGAGGGCAAGTCTGGTGCCAGCAGCCGCGGTAATTCCAGCTCCAATAGCGTATATTAAAGTTGTTGCAGTTAAAAAGCTCGTAGTTGGATTTTGGACTTGCGCAGCCCGGTCCGCCGAAAGGCGCGTACTTGGCGACGCTCGTCTTCCTTCTGAGGACCGTGGGTGCCCTTCACTGGGTGCCCTCGGGGCTCAGGACTTTTACTTTGAAAAAATTAGAGTGTTTAACGCAGGCCGTTGCTTGAATACATTAGCATGGAATAATGAAATAGGACTTTGGTTCTATTTTGTTGGTTTCTAGGACCGAAGTAATGATTAATAGGGATAGTTGGGGGCATTCGTATTTAATTGTCAGAGGTGAAATTCTTGGATTTATGAAAGACGAACTTCTGCGAAAGCATTTGCCAAGGATGTTTTCATTAATCAAGAACGAAAGTTAGGGGATCGAAGATGATCAGATACCGTCGTAGTCTTAACCATAAACTATGCCGACTAGGGATCGGTGGATGTCACTTTTTGACGCCATCGGCACCTTATGAGAAATCAAAGTCTTTGGGTTCCGGGGGGAGTATGGTCGCAAGGCTGAAACTTAAAGGAATTGACGGAAGGGCACCACCAGGAGTGGAGCCTGCGGCTTAATTTGACTCAACACGGGGAAACTCACCAGGTCCAGACATAGTAAGGATTGACAGATTGAGAGCTCTTTCTTGATTCTATGGGTGGTGGTGCATGGCCGTTCTTAGTTGGTGGAGTGATCTGTCTGGTTAATTCCGATAACGAACGAGACCTTAACCTGCTAACTAGTCACGCGAACCTTCGGGTTCGTGCGGGCTTCTTAGAGGGACTATCGATGTTTAATCGATGGAAGTTTGAGGCAATAACAGGTCTGTGATGCCCTTAGATGTTCTGGGCCGCACGCGCGCTACACTGACGAAGGCAGCGAGTTTATCACCTTGGCCGGAAGGTCCGGGTAATCTTGTGAAACTTCGTCGTGATGGGGATAGATCATTGCAATTATTGATCTTCAACGAGGAATTCCTAGTAAGCGCGAGTCATCAGCTCGCGTTGATTACGTCCCTGCCCTTTGTACACACCGCCCGTCGCTACTACCGATTGAATGGTTTAGTGAGATCCTCGGACTGCCGGGTGTCAGCCAGCAATGGCCGCGCTTGGTGGGATGTAGATCAAACTTGA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CTTATACCGTGAAACTGCGAATGGCTCATTAAATCAGTTATAGTTTATTTGATAGTACCTTACTACATGGATAACCGTGGTAATTCTAGAGCTAATACATGCGAACAATCCCGACTTCTCGGAAGGGATGTATTTATTAGATACAAAACCAATCGGGCTTGCCCGTTCCTTGGTGATTCATAATAACTTTACGAATCGTATGACTTACGTCGACGATGGTTCATTCAAATTTCTGCCCTATCAACTTTCGATGGTAGGATAGAGGCCTACCATGGTTGTAACGGGTAACGGAGAATTAGGGTTCGATTCCGGAGAGGGAGCCTGAGAAATGGCTACCACATCTAAGGAAGGCAGCAGGCGCGCAAATTACCCAATCCTGACACAGGGAGGTAGTGACAAGAAATAACGATATAGGGCCCTTTCGGGTCTTGTAATTGGAATGGGTGTAGATTTAAACCCTTTCGCGAGAAACAATTGGAGGGCAAGTCTGGTGCCAGCAGCCGCGGTAATTCCAGCTCCAATAGCGTATATTAAAGTTGTTGCAGTTAAAAAGCTCGTAGTTGGATTTTGGACTTGCGCAGCCCGGTCCGCCGAAAGGCGCGTACTTGGCGACGCTCGTCTTCCTTCTGAGGACCGTGGGTGCCCTTCACTGGGTGCCCTCGGGGCTCAGGACTTTTACTTTGAAAAAATTAGAGTGTTTAACGCAGGCCGTTGCTTGAATACATTAGCATGGAATAATGAAATAGGACTTTGGTTCTATTTTGTTGGTTTCTAGGACCGAAGTAATGATTAATAGGGATAGTTGGGGGCATTCGTATTTAATTGTCAGAGGTGAAATTCTTGGATTTATGAAAGACGAACTTCTGCGAAAGCATTTGCCAAGGATGTTTTCATTAATCAAGAACGAAAGTTAGGGGATCGAAGATGATCAGATACCGTCGTAGTCTTAACCATAAACTATGCCGACTAGGGATCGGTGGATGTCACTTTTTGACGCCATCGGCACCTTATGAGAAATCAAAGTCTTTGGGTTCCGGGGGGAGTATGGTCGCAAGGCTGAAACTTAAAGGAATTGACGGAAGGGCACCACCAGGAGTGGAGCCTGCGGCTTAATTTGACTCAACACGGGGAAACTCACCAGGTCCAGACATAGTAAGGATTGACAGATTGAGAGCTCTTTCTTGATTCTATGGGTGGTGGTGCATGGCCGTTCTTAGTTGGTGGAGTGATCTGTCTGGTTAATTCCGATAACGAACGAGACCTTAACCTGCTAACTAGTCACGCGAACCTTCGGGTTCGTGCGGGCTTCTTAGAGGGACTATCGATGTTTAATCGATGGAAGTTTGAGGCAATAACAGGTCTGTGATGCCCTTAGATGTTCTGGGCCGCACGCGCGCTACACTGACGAAGGCAGCGAGTTTATCACCTTGGCCGGAAGGTCCGGGTAATCTTGTGAAACTTCGTCGTGATGGGGATAGATCATTGCAATTATTGATCTTCAACGAGGAATTCCTAGTAAGCGCGAGTCATCAGCTCGCGTTGATTACGTCCCTGCCCTTTGTACACACCGCCCGTCGCTACTACCGATTGAATGGTTTAGTGAGATCCTCGGACTGCCGGGTGTCAGCCAGCAATGGCCGCGCTTGGTGGGATGTAGATCAAACTTGATCATTTAGAGGAAGTAA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ATACTGCGAAACTGCGAATGGCTCATTAAATCAGTTATAGTTTATTTGATAGTGCCTTACTACATGGATAACCGTAGTAATTCTAGAGCTAATACATGCGCAAAATCCCGACTTCTGGAAGGGATGTATTTATTAGATAAAAAACCAACGCGGGGCAACCCGTACCGTGGTGATTCATAATAACTTTGCGAATCGCATGGCCTTGAGCCGGCGATGATTCATTCAAATTTCTGCCCTATCAACTTTCGATGGTAGGATAGAGGCCTACCATGGTTTTAACGGGTGACGGAGAATTAGGGTTCGATTCCGGAGAGGGAGCCTGAGAAACGGCTACCACTTCCAAGGAAGGCAGCAGGCGCGCAAATTACCCAATCCTGACACAGGGAGGTAGTGACAATACATAACAATACAGGGCCTTTCGGTCTTGTAATTGGAATGAGAACAATTTAAATCCCTTAACGAGGATCAATTGGAGGGCAAGTCTGGTGCCAGCAGCCGCGGTAATTCCAGCTCCAATAGCGTATATTAAAGTTGTTGCAGTTAAAAAGCTCGTAGTTGGATTTTTGAATTTCGGCGCCGGTCTGGCTTTTGTCGAACCGGTCGTCGGGGTTCTTCCGCGTGTGGGGCGCAGCTGTACTTTACTGTGCGGTTGCGTGACGCACGCCTTTTACTTTGAAAAAATTAGAGTGTTTAAAGCAGGCTTACGCCTTGAATACCTGAGCATGGAATAATAAAATAGGACTTTGGTTCTATTTTGTTGGTTTCTAGGACCGAAGTAATGATTAATAGGGATAGTTGGGGGCATTAGTATTTCATTGTCAGAGGTGAAATTCTTGGATTTATGAAAGACTAACTTATGCGAAAGCATTTGCCAAGGATGTTTTCATTAATCAAGAACGAAAGTTAGGGGATCGAAGACGATCAGATACCGTCGTAGTCTTAACCGTAAACGATGCCGACTGGGGATTGGAGGCCGTTAATTTACGACTCCTTCAGCACCCTATGAGAAATCAAAGTATCTGGGTTCCGGGGGGAGTATGGTCGCAAGGCTGAAACTTAAAGGAATTGACGGAAGGGCACCACCAGGAGTGGAGCCTGCGGCTTAATTTGACTCAACACGGGGAAACTTACCAGGTCCAGACATAGTAAGGATTGACAGATTGAGAGCTCTTTCTTGATTCTATGGGTGGTGGTGCATGGCCGTTCTTAGTTGGTGGAGTGATTTGTCTGCTTAATTGCGTTAACGAACGAGACCTCAGCCTGCTAAATAGTTACGCTGACCTACGGGTCGGCGGCCAACTTCTTAGAGGGACTATTGAAGCCAATTCAATGGAAGTTTGAGGCAATAACAGGTCTGTGATGCCCTTAGATGTTCTGGGCCGCACGCGCGCTACACTGATGGAATCAACAAGTTTACCACCTTGGCCGAGAGGTCTGGGTAATCTTTTCAAATTCCATCGTGATGGGGATAGATTATTGCAATTATTAATCTTCAACGAGGAATTCCTAGTAAGCGCGATTCATCAGATCGCGTTGATTACGTCCCTGCCCTTTGTACACACCGCCCGTCGCTCCTACCGATTGAATGGTCCGGTGAAATCTTCGGACTGCGGAAATGTGGCTGGTCTCCAGCCGCGATTCGGCGGGAAGTTGAT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CTTATACTGCGAAACTGCGAATGGCTCATTAAATCAGTTATAGTTTATTTGATAGTGCCTTACTACATGGATAACCGTAGTAATTCTAGAGCTAATACATGCGCAAAATCCCGACTTCTGGAAGGGATGTATTTATTAGATAAAAAACCAACGCGGGGCAACCCGTACCGTGGTGATTCATAATAACTTTGCGAATCGCATGGCCTTGAGCCGGCGATGATTCATTCAAATTTCTGCCCTATCAACTTTCGATGGTAGGATAGAGGCCTACCATGGTTTTAACGGGTGACGGAGAATTAGGGTTCGATTCCGGAGAGGGAGCCTGAGAAACGGCTACCACTTCCAAGGAAGGCAGCAGGCGCGCAAATTACCCAATCCTGACACAGGGAGGTAGTGACAATACATAACAATACAGGGCCTTTCGGTCTTGTAATTGGAATGAGAACAATTTAAATCCCTTAACGAGGATCAATTGGAGGGCAAGTCTGGTGCCAGCAGCCGCGGTAATTCCAGCTCCAATAGCGTATATTAAAGTTGTTGCAGTTAAAAAGCTCGTAGTTGGATTTTTGAATTTCGGCGCCGGTCTGGCTTTTGTCGAACCGGTCGTCGGGGTTCTTCCGCGTGTGGGGCGCAGCTGTACTTTACTGTGCGGTTGCGTGACGCACGCCTTTTACTTTGAAAAAATTAGAGTGTTTAAAGCAGGCTTACGCCTTGAATACCTGAGCATGGAATAATAAAATAGGACTTTGGTTCTATTTTGTTGGTTTCTAGGACCGAAGTAATGATTAATAGGGATAGTTGGGGGCATTAGTATTTCATTGTCAGAGGTGAAATTCTTGGATTTATGAAAGACTAACTTATGCGAAAGCATTTGCCAAGGATGTTTTCATTAATCAAGAACGAAAGTTAGGGGATCGAAGACGATCAGATACCGTCGTAGTCTTAACCGTAAACGATGCCGACTGGGGATTGGAGGCCGTTAATTTACGACTCCTTCAGCACCCTATGAGAAATCAAAGTATCTGGGTTCCGGGGGGAGTATGGTCGCAAGGCTGAAACTTAAAGGAATTGACGGAAGGGCACCACCAGGAGTGGAGCCTGCGGCTTAATTTGACTCAACACGGGGAAACTTACCAGGTCCAGACATAGTAAGGATTGACAGATTGAGAGCTCTTTCTTGATTCTATGGGTGGTGGTGCATGGCCGTTCTTAGTTGGTGGAGTGATTTGTCTGCTTAATTGCGTTAACGAACGAGACCTCAGCCTGCTAAATAGTTACGCTGACCTACGGGTCGGCGGCCAACTTCTTAGAGGGACTATTGAAGCCAATTCAATGGAAGTTTGAGGCAATAACAGGTCTGTGATGCCCTTAGATGTTCTGGGCCGCACGCGCGCTACACTGATGGAATCAACAAGTTTACCACCTTGGCCGAGAGGTCTGGGTAATCTTTTCAAATTCCATCGTGATGGGGATAGATTATTGCAATTATTAATCTTCAACGAGGAATTCCTAGTAAGCGCGATTCATCAGATCGCGTTGATTACGTCCCTGCCCTTTGTACACACCGCCCGTCGCTCCTACCGATTGAATGGTCCGGTGAAATCTTCGGACTGCGGAAATGTGGCTGGTCTCCAGCCGCGATTCGGCGGGAAGTTGAT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GTACTGTGAAACTGCGAATGGCTCATTACATCAGTTATAGTTTATTTGATAGTACCTTACTACTTGGATAACCGTGGTAATTCTAGAGCTAATACATGCGCCAAATCCCGACTTCTGGAAGGGATGTATTTATTAGATCCAAAACCATCCGGGGCAACCCGTTTCTGGTGATTCATGATAACTTCGCGAATCGTATGACTTTACGTCGACGATGGTTCATTCAAATTTCTGCCCTATCAACTTTCGATGGTAGGATAGAGGCCTACCATGGTTGTAACGGGTAACGGAGAATTAGGGTTCGATTCCGGAGAGGGAGCCTGAGAAATGGCTACCACATCTAAGGAAGGCAGCAGGCGCGCAAATTACCCAATCCTGACACAGGGAGGTAGTGACAAGAAATAACAATACAGGGCCTGAAAGGTCTTGTAATTGGAATGAGTACAATTTAAATCCCTTAACGAGGAACCATTGGAGGGCAAGTCTGGTGCCAGCAGCCGCGGTAATTCCAGCTCCAATAGCGTATATTAAAGTTGTTGCAGTTAAAAAGCTCGTAGTTGGATTTTGGGCGTGTGCGTCCGGTCTGCCGCAAGGCGTGTACTGGGTGCGCGTGCCTTCCTTCTGGAGCCGTCATGTGCCCTTCACTGGGTGTGCGGCGGATTCAGGACCTTTACTGTGAAAAAATTAGAGTGTTTAAAGCAGGCCTGTGCTTGAATACATTAGCATGGAATAATAAAATAGGACTTTGGTCCTGTTTTGTTGGTTTCTTGGACCAAAGTAATGATTAATAGGGATAGTTGGGGGCATTCGTATTTCATTGTCAGAGGTGAAATTCTTGGATTTATGAAAGACGAACTACTGCGAAAGCATTTGCCAAGGATGTTTTCATTAATCAAGAACGAAAGTTAGGGGATCGAAGACGATCAGATACCGTCGTAGTCTTAACCATAAACTATGCCGACTAGGGATCAGTGGATGTTACTTACGACTCCATTGGCACCTTCCGAGAAATCAAAGTCTTTGGGTTCCGGGGGGAGTATGGTCGCAAGGCTGAAACTTAAAGGAATTGACGGAAGGGCACCACCAGGAGTGGAGCCTGCGGCTTAATTTGACTCAACACGGGGAAACTCACCAGGTCCAGACATGGGAAGGATTGACAGATTGAGAGCTCTTTCTTGATTCTATGGGTGGTGGTGCATGGCCGTTCTTAGTTGGTGGAGTGATTTGTCTGGTTAATTCCGATAACGAACGAGACCTTAACCTGCTAACTAGTTACACGAACCTTGGTTCGTGGCCAACTTCTTAGAGGGACTTTCGGTGTTTAACCGAAGGAAGTTTGAGGCAATAACAGGTCTGTGATGCCCTTAGATGTTCTGGGCTGCACGCGCGCTACACTGATGAAGTCAGCGAGTTTTTTCTCCTTGGCCGGAAGGCCTGGGTAATCTTGCCAAACTTCATCGTGCTGGGGATAGATCCTTGCAATTATTGATCTTCAACGAGGAATTCCTAGTAAGCGCGAGTCATCAGCTCGCGTTGATTACGTCCCTGCCCTTTGTACACACCGCCCGTCGCTACTACCGATTGAATGGTTTAGTGAGATCTCCGGACTGCCCCTCTGCCGCTGGCGACAGCAGCGGGGGGGCGGGAAGCTGCTCAAACTTGA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CTTGTACTGTGAAACTGCGAATGGCTCATTACATCAGTTATAGTTTATTTGATAGTACCTTACTACTTGGATAACCGTGGTAATTCTAGAGCTAATACATGCGCCAAATCCCGACTTCTGGAAGGGATGTATTTATTAGATCCAAAACCATCCGGGGCAACCCGTTTCTGGTGATTCATGATAACTTCGCGAATCGTATGACTTTACGTCGACGATGGTTCATTCAAATTTCTGCCCTATCAACTTTCGATGGTAGGATAGAGGCCTACCATGGTTGTAACGGGTAACGGAGAATTAGGGTTCGATTCCGGAGAGGGAGCCTGAGAAATGGCTACCACATCTAAGGAAGGCAGCAGGCGCGCAAATTACCCAATCCTGACACAGGGAGGTAGTGACAAGAAATAACAATACAGGGCCTGAAAGGTCTTGTAATTGGAATGAGTACAATTTAAATCCCTTAACGAGGAACCATTGGAGGGCAAGTCTGGTGCCAGCAGCCGCGGTAATTCCAGCTCCAATAGCGTATATTAAAGTTGTTGCAGTTAAAAAGCTCGTAGTTGGATTTTGGGCGTGTGCGTCCGGTCTGCCGCAAGGCGTGTACTGGGTGCGCGTGCCTTCCTTCTGGAGCCGTCATGTGCCCTTCACTGGGTGTGCGGCGGATTCAGGACCTTTACTGTGAAAAAATTAGAGTGTTTAAAGCAGGCCTGTGCTTGAATACATTAGCATGGAATAATAAAATAGGACTTTGGTCCTGTTTTGTTGGTTTCTTGGACCAAAGTAATGATTAATAGGGATAGTTGGGGGCATTCGTATTTCATTGTCAGAGGTGAAATTCTTGGATTTATGAAAGACGAACTACTGCGAAAGCATTTGCCAAGGATGTTTTCATTAATCAAGAACGAAAGTTAGGGGATCGAAGACGATCAGATACCGTCGTAGTCTTAACCATAAACTATGCCGACTAGGGATCAGTGGATGTTACTTACGACTCCATTGGCACCTTCCGAGAAATCAAAGTCTTTGGGTTCCGGGGGGAGTATGGTCGCAAGGCTGAAACTTAAAGGAATTGACGGAAGGGCACCACCAGGAGTGGAGCCTGCGGCTTAATTTGACTCAACACGGGGAAACTCACCAGGTCCAGACATGGGAAGGATTGACAGATTGAGAGCTCTTTCTTGATTCTATGGGTGGTGGTGCATGGCCGTTCTTAGTTGGTGGAGTGATTTGTCTGGTTAATTCCGATAACGAACGAGACCTTAACCTGCTAACTAGTTACACGAACCTTGGTTCGTGGCCAACTTCTTAGAGGGACTTTCGGTGTTTAACCGAAGGAAGTTTGAGGCAATAACAGGTCTGTGATGCCCTTAGATGTTCTGGGCTGCACGCGCGCTACACTGATGAAGTCAGCGAGTTTTTTCTCCTTGGCCGGAAGGCCTGGGTAATCTTGCCAAACTTCATCGTGCTGGGGATAGATCCTTGCAATTATTGATCTTCAACGAGGAATTCCTAGTAAGCGCGAGTCATCAGCTCGCGTTGATTACGTCCCTGCCCTTTGTACACACCGCCCGTCGCTACTACCGATTGAATGGTTTAGTGAGATCTCCGGACTGCCCCTCTGCCGCTGGCGACAGCAGCGGGGGGGCGGGAAGCTGCTCAAACTTGAT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TTTATACTGTGAAACTGCGAATGGCTCAATAAATCAGTTATAATTTATTTGATGGTGCCTTACTACTTGGATAACTGTAGTAAATCTAGAGCTAATACATGCCAAAAAGTCCCGACGCAAGGAGGGATGCATTTATTAGAAACAAAACCAATGCAGGGCAACCTGGTACTTGGTGAGTCATGATAACTTGGCGAATCGCAGAGACTTCGGTCGGCGATGAATCATTCAAATTTCTGCCCTATCAGCTGTCGATGGTAGGATAGAGGCCTACCATGGCTTTAACGGGTAACGGAGAATTAGGGTTCGATTCCGGAGAGGGAGCCTGAGAAACGGCTACCACATCCAAGGATGGCAGCAGGCGCGCAAATTACCCAATCCTGACTCAGGGAGGTAGTGACCATAAATATCAATAGGATGGGTCTAAGCCCACCCTAATTGAAATGAGAACAATGTAAAAACCTTATCGAGGATCCATTGGAGGGCAAGTCTGGTGCCAGCAGCCGCGGTAATTCCAGCTCCAATAGCGTATATTAAAGTTGTTGCAGTTAAAAAGCTCGTAGTTGGATTTCGGGGCAGAGGAGAGGCGCTGGGCCTAACGGTTCGGCGCATGCTCGCTGTTCTTACCTGTTGAGGGCCGCCCTCGTTGGTGGCGTTCAGCTCGTTTACTGTGAAAAAATTAGAGTGTTCAACGCAGGCGCACGCCGTGAATACATTAGCATGGAATAATGGAATAGGACTTTGGTTCTATTTTGTTGGTTTCTAGGATCGAAGTAATGATTAATAGGGACAGTTGGGGGCATTCGTATTCTTGAGTCAGAGGTGAAATTCTTAGATTTCAGGAAGACGAACTTCTGCGAAAGCATTTGCCAAGGATGTTTTCATTAATCAAGAACGAAAGTTGGGGGATCGAAGACGATCAGATACCGTCGTAGTCTCAACCATAAACGATGCCGACTAGGGATCGGTGGACGCTAAATTTCTGGCTCCATCGGCACCTCCAGAGAAATCGCAAGTTTTTGGGTTCTGGGGGGAGTATGGTCGCAAGGCTGAAACTTAAAGGAATTGACGGAAGGGCACCACCAGGAGTGGAGCCTGCGGCTTAATTTGACTCAACACGGGAAAACTTACCAGGTCCAGACATAGCGAGGATTGACAGATTGAAAGACCTTTCTTGATTCTATGGGTGGTGGTGCATGGCCGTTCTTAGTTGGTGGAGTGATTTGTCTGGTTAATTCCGATAACGAACGAGACCTTAACCTACTAACTAGTGACGCGAACGTCCAGTTCGTGGCGCACTTCTTAGAGGGACAACGTGTGTTGAGCACGAGGAAGTTTGAGGCAATAACAGGTCTGTGATGCCCTTAGATGTTCTGGGCCGCACGCGCGCTACACTGATGCAGTCAACGAGTTTATCACCTTGACCGATGGGTCTGGGTAATCTTTTCAAACTGCATCGTGATGGGGATAGCACATTGCAACTATTGTGCTTCAACGAGGAATTCCTAGTAAGCGTAAGTCATCAGCTTACGTTGATTACGTCCCTGCCCTTTGTACACACCGCCCGTCGCTCCTACCGATTGGATGGTCCGGTGAACTCTTCGGACCGTGCGTTGCTGCTGGGCAACCGGCTCTTTGCGTGGGAAGTTGAGCAAACCTTACCATC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TTTATACTGTGAAACTGCGAATGGCTCAATAAATCAGTTATAATTTATTTGATGGTGCCTTACTACTTGGATAACTGTAGTAAATCTAGAGCTAATACATGCCAAAAAGTCCCGACGCAAGGAGGGATGCATTTATTAGAAACAAAACCAATGCAGGGCAACCTGGTACTTGGTGAGTCATGATAACTTGGCGAATCGCAGAGACTTCGGTCGGCGATGAATCATTCAAATTTCTGCCCTATCAGCTGTCGATGGTAGGATAGAGGCCTACCATGGCTTTAACGGGTAACGGAGAATTAGGGTTCGATTCCGGAGAGGGAGCCTGAGAAACGGCTACCACATCCAAGGATGGCAGCAGGCGCGCAAATTACCCAATCCTGACTCAGGGAGGTAGTGACCATAAATATCAATAGGATGGGTCTAAGCCCACCCTAATTGAAATGAGAACAATGTAAAAACCTTATCGAGGATCCATTGGAGGGCAAGTCTGGTGCCAGCAGCCGCGGTAATTCCAGCTCCAATAGCGTATATTAAAGTTGTTGCAGTTAAAAAGCTCGTAGTTGGATTTCGGGGCAGAGGAGAGGCGCTGGGCCTAACGGTTCGGCGCATGCTCGCTGTTCTTACCTGTTGAGGGCCGCCCTCGTTGGTGGCGTTCAGCTCGTTTACTGTGAAAAAATTAGAGTGTTCAACGCAGGCGCACGCCGTGAATACATTAGCATGGAATAATGGAATAGGACTTTGGTTCTATTTTGTTGGTTTCTAGGATCGAAGTAATGATTAATAGGGACAGTTGGGGGCATTCGTATTCTTGAGTCAGAGGTGAAATTCTTAGATTTCAGGAAGACGAACTTCTGCGAAAGCATTTGCCAAGGATGTTTTCATTAATCAAGAACGAAAGTTGGGGGATCGAAGACGATCAGATACCGTCGTAGTCTCAACCATAAACGATGCCGACTAGGGATCGGTGGACGCTAAATTTCTGGCTCCATCGGCACCTCCAGAGAAATCGCAAGTTTTTGGGTTCTGGGGGGAGTATGGTCGCAAGGCTGAAACTTAAAGGAATTGACGGAAGGGCACCACCAGGAGTGGAGCCTGCGGCTTAATTTGACTCAACACGGGAAAACTTACCAGGTCCAGACATAGCGAGGATTGACAGATTGAAAGACCTTTCTTGATTCTATGGGTGGTGGTGCATGGCCGTTCTTAGTTGGTGGAGTGATTTGTCTGGTTAATTCCGATAACGAACGAGACCTTAACCTACTAACTAGTGACGCGAACGTCCAGTTCGTGGCGCACTTCTTAGAGGGACAACGTGTGTTGAGCACGAGGAAGTTTGAGGCAATAACAGGTCTGTGATGCCCTTAGATGTTCTGGGCCGCACGCGCGCTACACTGATGCAGTCAACGAGTTTATCACCTTGACCGATGGGTCTGGGTAATCTTTTCAAACTGCATCGTGATGGGGATAGCACATTGCAACTATTGTGCTTCAACGAGGAATTCCTAGTAAGCGTAAGTCATCAGCTTACGTTGATTACGTCCCTGCCCTTTGTACACACCGCCCGTCGCTCCTACCGATTGGATGGTCCGGTGAACTCTTCGGACCGTGCGTTGCTGCTGGGCAACCGGCTCTTTGCGTGGGAAGTTGAGCAAACCTTACCATC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TTTATACTGTGAAACTGCGAATGGCTCAATAAATCAGTTATAGTTTATTTGATAGTGCCTTACTACTTGGATAACCGTAGTAAATCTAGAGCTAATACATGCCAAAAAGTCCCGACGTAAGAAGGGATGCATTTATTAGATACAAAGCCAATGCAGGTAACCCCTGGTTTTTGGTGAATCATGATAACTTAGCGAATCGCAGAGACTTCGGTCGGCGATGAATCATTCAAATTTCTGCCCTATCAGCTGTCGATGGTAGGATAGAGGCCTACCATGGCTTTAACGGGTAACGGAGAATCAGGGTTCGATTCCGGAGAGGGAGCCTGAGAAACGGCTACCACATCCAAGGATGGCAGCAGGCGCGCAAATTACCCAATCCTGACACAGGGAGGTAGTGACAATAAATATCAATAGTCGCCTTTTTAAAGGAGACTAATTGAAATGAGAACAATTTAAACCCCTTAACGAGGATCCATTGGAGGGCAAGTCTGGTGCCAGCAGCCGCGGTAATTCCAGCTCCAATAGCGTATATTAAAGTTGTTGCAGTTAAAAAGCTCGTAGTTGGATTTCGGGGCAGAGGAGGGTCGCTGGGCCTAAAGGTCCGGCGAGTTCTCGCTGTTCTTACCTGTCGCGTAGTGCCCTCGTGGTACTGCTCGGCTCGTTTACTGTGAAAAAATTAGAGTGTTCAACGCAGGCATCCGCCGTGAATACATTAGCATGGAATAATAAAATAGGACTCTGGTTCTATTTTGTTGGTTTCTAGGACCGGAGTAATGATTAATAGGGACAGTTGGGGGCATTCGTATTCTTGAGTCAGAGGTGAAATTCTTAGATTTCAGGAAGACGAACTTCTGCGAAAGCATTTGCCAAGGATGTTTTCATTAATCAAGAACGAAAGTTGGGGGATCGAAGACGATCAGATACCGTCGTAGTCTCAACCATAAACGATGCCGACTAGGGATCAGTGGAAGTTAATTTTATGACTCCATTGGCACCTCCAGAGAAATCGCAAGTTTTTGGGTTCTGGGGGGAGTATGGTCGCAAGGCTGAAACTTAAAGGAATTGACGGAAGGGCACCACCAGGAGTGGAGCCTGCGGCTTAATTTGACTCAACACGGGGAAACTTACCAGGTCCAGACATAGCGAGGATTGACAGATTGAAAGACCTTTCTTGATTCTATGGGTGGTGGTGCATGGCCGTTCTTAGTTGGTGGAGTGATTTGTCTGCTTAATTGCGATAACGAACGAGACCTTAACCTGCTAACTAGTCACGCGAACGCTTAGTTCGTGGCGGACTTCTTAGAGGGACAACGTGTGCTGAGCACGAGGAAGTTTGAGGCAATAACAGGTCTGTGATGCCCTTAGATGTTCTGGGCCGCACGCGCGCTACACTGATGCAGTCAACGAGTTTATCACCTTGATCGATGGGTCTGGGTAATCTTTTGAAACTGCATCGTGATGGGGATAGATCATTGCAACTATTGATCTTCAACGAGGAATTCCTAGTAAGCGTAAGTCATCAGCTTACGTTGATTACGTCCCTGCCCTTTGTACACACCGCCCGTCGCTCCTACCGATTGGATGATTCGGTGAACTCTTCGGACCGTGCTGCGTCGCTGGGAAACCAGCGCACGGCGTGGGAAGTTGAGCAAACCTCATCATC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TTTATACTGTGAAACTGCGAATGGCTCAATAAATCAGTTATAGTTTATTTGATAGTGCCTTACTACTTGGATAACCGTAGTAAATCTAGAGCTAATACATGCCAAAAAGTCCCGACGTAAGAAGGGATGCATTTATTAGATACAAAGCCAATGCAGGTAACCCCTGGTTTTTGGTGAATCATGATAACTTAGCGAATCGCAGAGACTTCGGTCGGCGATGAATCATTCAAATTTCTGCCCTATCAGCTGTCGATGGTAGGATAGAGGCCTACCATGGCTTTAACGGGTAACGGAGAATCAGGGTTCGATTCCGGAGAGGGAGCCTGAGAAACGGCTACCACATCCAAGGATGGCAGCAGGCGCGCAAATTACCCAATCCTGACACAGGGAGGTAGTGACAATAAATATCAATAGTCGCCTTTTTAAAGGAGACTAATTGAAATGAGAACAATTTAAACCCCTTAACGAGGATCCATTGGAGGGCAAGTCTGGTGCCAGCAGCCGCGGTAATTCCAGCTCCAATAGCGTATATTAAAGTTGTTGCAGTTAAAAAGCTCGTAGTTGGATTTCGGGGCAGAGGAGGGTCGCTGGGCCTAAAGGTCCGGCGAGTTCTCGCTGTTCTTACCTGTCGCGTAGTGCCCTCGTGGTACTGCTCGGCTCGTTTACTGTGAAAAAATTAGAGTGTTCAACGCAGGCATCCGCCGTGAATACATTAGCATGGAATAATAAAATAGGACTCTGGTTCTATTTTGTTGGTTTCTAGGACCGGAGTAATGATTAATAGGGACAGTTGGGGGCATTCGTATTCTTGAGTCAGAGGTGAAATTCTTAGATTTCAGGAAGACGAACTTCTGCGAAAGCATTTGCCAAGGATGTTTTCATTAATCAAGAACGAAAGTTGGGGGATCGAAGACGATCAGATACCGTCGTAGTCTCAACCATAAACGATGCCGACTAGGGATCAGTGGAAGTTAATTTTATGACTCCATTGGCACCTCCAGAGAAATCGCAAGTTTTTGGGTTCTGGGGGGAGTATGGTCGCAAGGCTGAAACTTAAAGGAATTGACGGAAGGGCACCACCAGGAGTGGAGCCTGCGGCTTAATTTGACTCAACACGGGGAAACTTACCAGGTCCAGACATAGCGAGGATTGACAGATTGAAAGACCTTTCTTGATTCTATGGGTGGTGGTGCATGGCCGTTCTTAGTTGGTGGAGTGATTTGTCTGCTTAATTGCGATAACGAACGAGACCTTAACCTGCTAACTAGTCACGCGAACGCTTAGTTCGTGGCGGACTTCTTAGAGGGACAACGTGTGCTGAGCACGAGGAAGTTTGAGGCAATAACAGGTCTGTGATGCCCTTAGATGTTCTGGGCCGCACGCGCGCTACACTGATGCAGTCAACGAGTTTATCACCTTGATCGATGGGTCTGGGTAATCTTTTGAAACTGCATCGTGATGGGGATAGATCATTGCAACTATTGATCTTCAACGAGGAATTCCTAGTAAGCGTAAGTCATCAGCTTACGTTGATTACGTCCCTGCCCTTTGTACACACCGCCCGTCGCTCCTACCGATTGGATGATTCGGTGAACTCTTCGGACCGTGCTGCGTCGCTGGGAAACCAGCGCACGGCGTGGGAAGTTGAGCAAACCTCATCA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CTAAACTTTCAGACGGTGAAACTGCGAATGGCTCATTAAAACAGTTATAGTTTATTTGATAGTACCTTACTACTTGGATACCCGTAGTAATTCTAGAGCTAATACATGCGCAAAAACCCGACTTCTCGGAAGGGTTGTATTTATTAGATAAAAAACCAACTCGCTTCGGCGATTTGTGGTGAATCATAATAACTGATCGAATCGCAGTGCCTCGTGCGGCGATGAATCATTCAAGTTTCTGCCCTATCAGCTTTCGACGGTAGGGTATTGGCCTACCGTGGCAGTGACGGGTAACGGAGAATTAGGGTTCGATTCCGGAGAGGGAGCCTGAGAAACGGCTACCACATCCAAGGAAGGCAGCAGGCGCGCAAATTACCCAATCCTAACACAGGGAGGTAGTGACAAGAAATAACAATACGGGGCACTCGTGTCTCGTAATTGGAATGAGAACAATTTAAATCCCTTATCGAGGATCAATTGGAGGGCAAGTCTGGTGCCAGCAGCCGCGGTAATTCCAGCTCCAATAGCGTATATTAAAGTTGTTGCAGTTAAAAAGCTCGTAGTTGGATTTCTGGTCGAATTCTCGGGTCCGCCAATTGGTGAGTACCTGTAGATATTCGGCCATCCCTCTAGAGAACTATGCTGCCATTCAGTTGGCGGTGTAGGGATCTAGAACTGTTACTTTGAAAAAATCAGAGTGTTTAAAGCAGGCCTACGCTTTGAATGCATTAGCATGGAATAACAATATAGGACGTCAGTTCTATTTTGTTGGTTTCTAGGACCGACGTAACGATTAATAGGGATAGTTGGGGGCATTCGTATTTAATAGTCAGAGGTGAAATTCTTGGATTTGTTAAAGACGAACTACTGCGAAAGCATTTGCCAAGGATGTTTTCATTAATCAAGAACGAAAGTTAGGGGATCGAAGACGATCAGATACCGTCCTAGTCTTAACCATAAACTATGCCGACTAGGGATTGGAGGTCGTTATTTATACGACTCCTTCAGCACCTTATGAGAAATCAAAGTCTTTGGGTTCCGGGGGGAGTATGGTCGCAAGGCTGAAACTTAAAGGAATTGACGGAAGGGCACCACCAGGAGTGGAGCCTGCGGCTTAATTTGACTCAACACGGGGAAACTTACCAGGTCCAGACATAGTAAGGATTGACAGATTGAAAGCTCTTTCTTGATTCTATGGGTGGTGGTGCATGGCCGTTCTTAGTTGGTGGAGTGATTTGTCTGGTTAATTCCGTTAACGAACGAGACCTTAACCTGCTAAATAGTTACGCGAATCTTTATGATTCGTGGGCAACTTCTTAGAGGGACTTTGGACGTCTAGTCCAAGGAAGTTTGAGGCAATAACAGGTCTGTGATGCCCTTAGATGTTCTGGGCCGCACGCGCGCTACACTGATGCATTCAACGAGTTTATAACCTTGTTCGGAAGAACTGGGTAATCTTCTCAAAATGCATCGTGATGGGGATAGATCATTGCAATTATTGATCTTCAACGAGGAATTCCTAGTAAGCGCGAGTCATCAGCTCGCGCTGATTACGTCCCTGCCCTTTGTACACACCGCCCGTCGCTCCTACCGATTGAGTGATCCGGTGAACCCTCGAGACCGTGGCATTGTTGCGGGCAACCGACACGATGCCGTGGGAACTTGTGTAAACCATATCAC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CTAAACTTTCAGACGGTGAAACTGCGAATGGCTCATTAAAACAGTTATAGTTTATTTGATAGTACCTTACTACTTGGATACCCGTAGTAATTCTAGAGCTAATACATGCGCAAAAACCCGACTTCTCGGAAGGGTTGTATTTATTAGATAAAAAACCAACTCGCTTCGGCGATTTGTGGTGAATCATAATAACTGATCGAATCGCAGTGCCTCGTGCGGCGATGAATCATTCAAGTTTCTGCCCTATCAGCTTTCGACGGTAGGGTATTGGCCTACCGTGGCAGTGACGGGTAACGGAGAATTAGGGTTCGATTCCGGAGAGGGAGCCTGAGAAACGGCTACCACATCCAAGGAAGGCAGCAGGCGCGCAAATTACCCAATCCTAACACAGGGAGGTAGTGACAAGAAATAACAATACGGGGCACTCGTGTCTCGTAATTGGAATGAGAACAATTTAAATCCCTTATCGAGGATCAATTGGAGGGCAAGTCTGGTGCCAGCAGCCGCGGTAATTCCAGCTCCAATAGCGTATATTAAAGTTGTTGCAGTTAAAAAGCTCGTAGTTGGATTTCTGGTCGAATTCTCGGGTCCGCCAATTGGTGAGTACCTGTAGATATTCGGCCATCCCTCTAGAGAACTATGCTGCCATTCAGTTGGCGGTGTAGGGATCTAGAACTGTTACTTTGAAAAAATCAGAGTGTTTAAAGCAGGCCTACGCTTTGAATGCATTAGCATGGAATAACAATATAGGACGTCAGTTCTATTTTGTTGGTTTCTAGGACCGACGTAACGATTAATAGGGATAGTTGGGGGCATTCGTATTTAATAGTCAGAGGTGAAATTCTTGGATTTGTTAAAGACGAACTACTGCGAAAGCATTTGCCAAGGATGTTTTCATTAATCAAGAACGAAAGTTAGGGGATCGAAGACGATCAGATACCGTCCTAGTCTTAACCATAAACTATGCCGACTAGGGATTGGAGGTCGTTATTTATACGACTCCTTCAGCACCTTATGAGAAATCAAAGTCTTTGGGTTCCGGGGGGAGTATGGTCGCAAGGCTGAAACTTAAAGGAATTGACGGAAGGGCACCACCAGGAGTGGAGCCTGCGGCTTAATTTGACTCAACACGGGGAAACTTACCAGGTCCAGACATAGTAAGGATTGACAGATTGAAAGCTCTTTCTTGATTCTATGGGTGGTGGTGCATGGCCGTTCTTAGTTGGTGGAGTGATTTGTCTGGTTAATTCCGTTAACGAACGAGACCTTAACCTGCTAAATAGTTACGCGAATCTTTATGATTCGTGGGCAACTTCTTAGAGGGACTTTGGACGTCTAGTCCAAGGAAGTTTGAGGCAATAACAGGTCTGTGATGCCCTTAGATGTTCTGGGCCGCACGCGCGCTACACTGATGCATTCAACGAGTTTATAACCTTGTTCGGAAGAACTGGGTAATCTTCTCAAAATGCATCGTGATGGGGATAGATCATTGCAATTATTGATCTTCAACGAGGAATTCCTAGTAAGCGCGAGTCATCAGCTCGCGCTGATTACGTCCCTGCCCTTTGTACACACCGCCCGTCGCTCCTACCGATTGAGTGATCCGGTGAACCCTCGAGACCGTGGCATTGTTGCGGGCAACCGACACGATGCCGTGGGAACTTGTGTAAACCA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CAGTGTAAACTTTTAAACGGTGAAACTGCGAATGGCTCATTAAAACAGTTATAGTTTATTTGATAACCGAAGTCTACATGGATAACCGTGGGAATTCTAGGGCTAATACATGCGTAAAACCCGCAAGGGTGGTGTTTATTAGATTTTAAATCAACTCCAAGCTTGCTTGGAACCGTTGGAATGATAATAACCGAACGAATCGCAGTGCTATATGCGGCGATAAATCATTCAAGTTTCTGACCTATCAGCTATCGTCGGTAGGGTATTGGCCTACCGAGGCTTTGACGGGTAACGGGGAATTAGGGTTCGATTCCGGAGAGGGAGCCTGAGAAACGGCTACCACATCTAAGGAAGGCAGCAGGCGCGCAAATTACCCAATCCTGACACAGGGAGGTAGTGACAAGAAATAGCAATACAAGACTTCGGTTTTGTAATTGCAATGAGTTGATTTTAAATCTCTCTTCGAGAAACCATTGGAGGGCAAGTCTGGTGCCAGCAGCCGCGGTAATTCCAGCTCCAATAGCGTATATTAAAGTTGTTGCAGTTAAAAAGCTCGTAGTTGGATTTCTGCTTTAAGATGACCCGATGACATTTGTCGTTGTGGTAATCTTGAGCATCTTTCTACCGTTCCGCACTTGTGCGGGTACAGTAGAGCCTTTACTTTGAGAAAATTAGAGTGTTTCAAGCAAGCGTTTGCTTTGAATACTACAGCATGGAATAATCTTATAGGACTTCGGACCTATTTGTTGGTTTCTAGGCCTGAAGTAATGATTAATAGGGACAGTTGGGGGCATTCGTATTTGACAGTCAGAGGTGAAATTCATAGATTTGTTAAAGACGAACTACTGCGAAAGCATTTGCCAAGGATGTTTTCATTAATCAAGAACGAAAGTTAGGGGATCGAAGACGATTAGATACCGTCGTAGTCTTAACCATAAACTATGCCGACTAGAGATTGGAGGTTATACATTCATGTTACCTTCAGCACCTTATGAGAAATCAAAGTCTTTGGGTTCTGGGGGGAGTATGGTCGCAAGGCTGAAACTTAAAGGAATTGACGGAAGGGCACCACCAGGAGTGGAGCCTGCGGCTTAATTTGACTCAACACGGGGAAACTCACCAGGTCCAGACACTGTAAGGATTGACAGATTGATAGCTCTTTCTTGATTCTGTGGGTGGTGGTGCATGGCCGTTCTTAGTTGGTGGAGTGATTTGTCTGGTTAATTCCGTTAACGAACGAGACCTTAACCTGCTAAATAGTCACAGGAACTCAGGTTCCTGGCAGGCTTCTTAGAGGGACTTCGGGGGATCTTAACCCTGAGGAAGTTTGAGGCAATAACAGGTCTGTGATGCCCTTAGACGTTCTGGGCTGCACGCGCGCTACACTGATGCACTCAACGAGCATTTGCTTTGCCGAGAGGCACGGCCAATCTTCTGAAATTGCATCGTGACGGGGATAGACTTTTGTAATTATAAGTCTTCAACGAGGAATTCCTAGTAGGTGCACGTCATCAACGTGCGCCGATTACGTCCCTGCCCTTTGTACACACCGCCCGTCGCTCCTACCGATTGAGTGTTCCGGTGAGTTATTCGGACTGTTTGATGGGGTTTACTCTATTAGATGGAAAGTCTTGCGAACCTTAACAC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CAGTGTAAACTTTTAAACGGTGAAACTGCGAATGGCTCATTAAAACAGTTATAGTTTATTTGATAACCGAAGTCTACATGGATAACCGTGGGAATTCTAGGGCTAATACATGCGTAAAACCCGCAAGGGTGGTGTTTATTAGATTTTAAATCAACTCCAAGCTTGCTTGGAACCGTTGGAATGATAATAACCGAACGAATCGCAGTGCTATATGCGGCGATAAATCATTCAAGTTTCTGACCTATCAGCTATCGTCGGTAGGGTATTGGCCTACCGAGGCTTTGACGGGTAACGGGGAATTAGGGTTCGATTCCGGAGAGGGAGCCTGAGAAACGGCTACCACATCTAAGGAAGGCAGCAGGCGCGCAAATTACCCAATCCTGACACAGGGAGGTAGTGACAAGAAATAGCAATACAAGACTTCGGTTTTGTAATTGCAATGAGTTGATTTTAAATCTCTCTTCGAGAAACCATTGGAGGGCAAGTCTGGTGCCAGCAGCCGCGGTAATTCCAGCTCCAATAGCGTATATTAAAGTTGTTGCAGTTAAAAAGCTCGTAGTTGGATTTCTGCTTTAAGATGACCCGATGACATTTGTCGTTGTGGTAATCTTGAGCATCTTTCTACCGTTCCGCACTTGTGCGGGTACAGTAGAGCCTTTACTTTGAGAAAATTAGAGTGTTTCAAGCAAGCGTTTGCTTTGAATACTACAGCATGGAATAATCTTATAGGACTTCGGACCTATTTGTTGGTTTCTAGGCCTGAAGTAATGATTAATAGGGACAGTTGGGGGCATTCGTATTTGACAGTCAGAGGTGAAATTCATAGATTTGTTAAAGACGAACTACTGCGAAAGCATTTGCCAAGGATGTTTTCATTAATCAAGAACGAAAGTTAGGGGATCGAAGACGATTAGATACCGTCGTAGTCTTAACCATAAACTATGCCGACTAGAGATTGGAGGTTATACATTCATGTTACCTTCAGCACCTTATGAGAAATCAAAGTCTTTGGGTTCTGGGGGGAGTATGGTCGCAAGGCTGAAACTTAAAGGAATTGACGGAAGGGCACCACCAGGAGTGGAGCCTGCGGCTTAATTTGACTCAACACGGGGAAACTCACCAGGTCCAGACACTGTAAGGATTGACAGATTGATAGCTCTTTCTTGATTCTGTGGGTGGTGGTGCATGGCCGTTCTTAGTTGGTGGAGTGATTTGTCTGGTTAATTCCGTTAACGAACGAGACCTTAACCTGCTAAATAGTCACAGGAACTCAGGTTCCTGGCAGGCTTCTTAGAGGGACTTCGGGGGATCTTAACCCTGAGGAAGTTTGAGGCAATAACAGGTCTGTGATGCCCTTAGACGTTCTGGGCTGCACGCGCGCTACACTGATGCACTCAACGAGCATTTGCTTTGCCGAGAGGCACGGCCAATCTTCTGAAATTGCATCGTGACGGGGATAGACTTTTGTAATTATAAGTCTTCAACGAGGAATTCCTAGTAGGTGCACGTCATCAACGTGCGCCGATTACGTCCCTGCCCTTTGTACACACCGCCCGTCGCTCCTACCGATTGAGTGTTCCGGTGAGTTATTCGGACTGTTTGATGGGGTTTACTCTATTAGATGGAAAGTCTTGCGAACCTTAA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CAAGTATAAGCGTTTATACAGTGAAACTGCGAATGGCTCATTATATCAGTTATAATTTACTTGAAGATACGATACCAGATGGATAACCGTGGTAATTCTAGAGCTAATACATGCATTGAGGGGCAGCGCGGTAAAAGGCGCGGCTCGCATTTATTAGGTACAAAACCAGGCTGTTGCTCAACAGCAGGGCGGATTCATGATAACTTGGCGGATCGCAGGACGCAAGTCGGCGACGTATCAAAGAAATATCTGCCCTATCAACTTTGGATGTTAGGATAGAGGCCTAACATGGTTTTTACGGGTAACGGGGAATTAGGGTTCGATTCCGGAGAGGGAGCCTGAGAGATGGCTACCACATCCAAGGAAGGCAGCAGGCGCGCAAATTACCCAATCCTGACACAGGGAGGTAGTGACAAGAAATAGGGATGTGAGGCCCGAGTGGTGTCACAATCGCAATGAAGGAAAAATAAAAGCCTTTATGAGGAACAATTGGAGGGCAAGTCTGGTGCCAGCAGCCGCGGTAATTCCAGCTCCAATAGCATATATTAAAGTTGCTGCAGTTAAAAAGCTCGTAGTTGATGTTTGGATGAGGTGTGCAGGCAGCGAGGACAGTAAGATGTGCTAGCTGGCTGGGCAGCGAGTCTTTTGGTTGGGAGGCGGGTTGCTGCCCTTGATTGGGCGGTGATGTCTGGAAGCTCAACGAGATTACTTTGAGGAAAGTAGAGTGTTCAAAGCAGGCGAAGCGCAGCTTGAATACCTTAGCATGGAATAATGGAGTAGGACCAAATTTAAAGTTCTGCTTTGTTGGTTTTGGCGGGACGCGGGTCAGGAGTAATAGGAACAGTCGGGGGCATTCGTATTCAGGAGCTAGAGGTGAAATTCTTGGATTTCCTGAAGACGCACTAGTGCGAAAGCATCTGCCAAGGATGTTTTCATTAATCAAGAACGAAAGTTAGGGGATCGAAGACGATTAGATACCGTCGTAGTCTTGACTATAAACGATGCCGACCAGGGATGCGCCTTTGTTTTATTAAAATGACGGGGCGTGCACCTTGCGAGAAATCAGAGTTTTTGGGTTCTGGGGGGAGTATAGTCGCAAGTCTGAAACTTGAAGGAATTGACGGAAGGACACCACCAGGAGTGGAGCCTGCGGCTTAATTTGACTCAACACGGGAAAACTCACCAGGTCCAGACATGGCAAGGATTGACAGAATGAGAGCTCTTTCATGATTTCATGGGTGGTGGTGCATGGCCGTTCTTAGTTGGTGGAGCGATTTGTCTGGTTAATTCCGATAACGAACGAGACCTTTTTCAGCTAAATAGGGCATGGTGAGAAGTGCGTGCAAGCGTGCTATTCATTAACAACTAGTTCTTCTTAGAGAGACTATCTGTGACTAACAGATGGAAGTAAGGCAATAACAGGTCTGTGATGCCCTTAGATGTTCTGGGCCGCACGCGCGCTACACTGATAAAGGCAGCGAGTGACCTGGGCCGGAAGGTCTGGGGAATCTTTTGCAACTTTATCGTGCTGGGGATTGACCATTGCAATTATTGGTCATGAACGAGGAATTCCTAGTAAGTGCGAGTCAACAGCTCGCGCTGATTACGTCCCTGTCCTTTGTACACACCGCCCGTCGATACTACCGATTGAATGGCTTAGTGAGGCCTTTGGAGGGCTTTGCCGGATTTTCTGGTGAGAGGCCGAAATTGGACAAACTTGGTCATTTAGAGGAAGTAA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GCAAGTATAAGCGTTTATACAGTGAAACTGCGAATGGCTCATTATATCAGTTATAATTTACTTGAAGATACGATACCAGATGGATAACCGTGGTAATTCTAGAGCTAATACATGCATTGAGGGGCAGCGCGGTAAAAGGCGCGGCTCGCATTTATTAGGTACAAAACCAGGCTGTTGCTCAACAGCAGGGCGGATTCATGATAACTTGGCGGATCGCAGGACGCAAGTCGGCGACGTATCAAAGAAATATCTGCCCTATCAACTTTGGATGTTAGGATAGAGGCCTAACATGGTTTTTACGGGTAACGGGGAATTAGGGTTCGATTCCGGAGAGGGAGCCTGAGAGATGGCTACCACATCCAAGGAAGGCAGCAGGCGCGCAAATTACCCAATCCTGACACAGGGAGGTAGTGACAAGAAATAGGGATGTGAGGCCCGAGTGGTGTCACAATCGCAATGAAGGAAAAATAAAAGCCTTTATGAGGAACAATTGGAGGGCAAGTCTGGTGCCAGCAGCCGCGGTAATTCCAGCTCCAATAGCATATATTAAAGTTGCTGCAGTTAAAAAGCTCGTAGTTGATGTTTGGATGAGGTGTGCAGGCAGCGAGGACAGTAAGATGTGCTAGCTGGCTGGGCAGCGAGTCTTTTGGTTGGGAGGCGGGTTGCTGCCCTTGATTGGGCGGTGATGTCTGGAAGCTCAACGAGATTACTTTGAGGAAAGTAGAGTGTTCAAAGCAGGCGAAGCGCAGCTTGAATACCTTAGCATGGAATAATGGAGTAGGACCAAATTTAAAGTTCTGCTTTGTTGGTTTTGGCGGGACGCGGGTCAGGAGTAATAGGAACAGTCGGGGGCATTCGTATTCAGGAGCTAGAGGTGAAATTCTTGGATTTCCTGAAGACGCACTAGTGCGAAAGCATCTGCCAAGGATGTTTTCATTAATCAAGAACGAAAGTTAGGGGATCGAAGACGATTAGATACCGTCGTAGTCTTGACTATAAACGATGCCGACCAGGGATGCGCCTTTGTTTTATTAAAATGACGGGGCGTGCACCTTGCGAGAAATCAGAGTTTTTGGGTTCTGGGGGGAGTATAGTCGCAAGTCTGAAACTTGAAGGAATTGACGGAAGGACACCACCAGGAGTGGAGCCTGCGGCTTAATTTGACTCAACACGGGAAAACTCACCAGGTCCAGACATGGCAAGGATTGACAGAATGAGAGCTCTTTCATGATTTCATGGGTGGTGGTGCATGGCCGTTCTTAGTTGGTGGAGCGATTTGTCTGGTTAATTCCGATAACGAACGAGACCTTTTTCAGCTAAATAGGGCATGGTGAGAAGTGCGTGCAAGCGTGCTATTCATTAACAACTAGTTCTTCTTAGAGAGACTATCTGTGACTAACAGATGGAAGTAAGGCAATAACAGGTCTGTGATGCCCTTAGATGTTCTGGGCCGCACGCGCGCTACACTGATAAAGGCAGCGAGTGACCTGGGCCGGAAGGTCTGGGGAATCTTTTGCAACTTTATCGTGCTGGGGATTGACCATTGCAATTATTGGTCATGAACGAGGAATTCCTAGTAAGTGCGAGTCAACAGCTCGCGCTGATTACGTCCCTGTCCTTTGTACACACCGCCCGTCGATACTACCGATTGAATGGCTTAGTGAGGCCTTTGGAGGGCTTTGCCGGATTTTCTGGTGAGAGGCCGAAATTGGA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TAAGTATAAGCTTCTAAACGGCGAAACTGCGAATGGCTCATTAAAACAGTTATAGTTTATTTGATGATCAAATTACTACATGGATACCCGTAGTAATTCTAGAGCTAATACATGCGTAAAATCCCGACTTCACGGAAGGGACGTGTTTATTAGATACAGAACCAACCTAGGGTCCGCCCTAGCTCTGTTGGTGATTCATAATAACCAAACGAATCGCACAGTTCGCTGGCGATAGATCATTCAAGTTTCTGACCTATCAGCTATCGACGGTGGGGTATTGGCCTACCGTGGCATTGACGGGTAACGGAGAATTAGGGTTCGATTCCGGAGAGGGAGCCTGAGAAACGGCTACCACATCTAAGGATGGCAGCAGGCGCGCAAATTACCCAATCCTGACACAGGGAGGTAGTGACAAGAAATAACAATATAAGGCAACATTGTCTTGTAATTGGAATGAGTAGTTTTTAAATCCCTTTACAAGTATCAATTGGAGGGCAAGTCTGGTGCCAGCAGCCGCGGTAATTCCAGCTCCAATAGCGTATATTAAAGTTGTTGCGGTTAAAAAGCTCGTAGTTGGATTTCTGCCGAGGACGACCGGTCCGCCCTCCTGGGTGTGCACCTGGCTTGACCGAGGCATCTCTTTGGAATACGTTGCTGCACTTAATTGTGTGGTTCGGGTACCAAAGCTTTTACTTTGAGGAAATTAGAGTGTTTCAAGCAGGCCAACGCCTTGAATACATTAGCATGGAATAATAAGATAGGACTCTGGTTCTATTTTGTTGGTTTCTAGAACTAGAGTAATGATTAATAGGGACAGTCGGGGGCATTCGTACTTAACTGTCAGAGGTGAAATTCTTGGATTTGTTAAAGACGAACTACTGCGAAAGCATTTGCCAAGGATGTTTTCATTGATCAAGAACGAAAGTTAGGGGATCGAAGACGATCAGATACCGTCCTAGTCTTAACCATAAACTATGCCGACTAGGGATTGGAGGACGTTTTAACGACGCCTTCAGCACCTCGTGAGAAATCAAAGTCTTTGGGTTCCGGGGGGAGTATGGTCGCAAGGCTGAAACTTAAAGGAATTGACGGAAGGGCACCACCAGGAGTGGAGCCTGCGGCTTAATTTGACTCAACACGGGAAAACTCACCAGGTCCAGACATAGGAAGGATTGACAGATTGATAGCTCTTTCTTGATTCTATGGGTGGTGGTGCATGGTCGTTCTTAGTTGGTGGAGTGATTTGTCTGGTTAATTCCGTTAACGAACGAGACCTTAACCTGCTAAATAGTTGAGCAAAACCCCGGTTTTGTGTTAACTTCTTAGAGGGACTTCGTGTGTTAACACGAGGAAGTTTGAGGCAATAACAGGTCTGTGATGCCCTTAGATGTTCTGGGCTGCACGCGCGCTACACTGACGCGATCAACGAGTGTGTCCTTGCCCGAAAGGGTTGGGTAACCTTCTGAAATCGTGTCGTGATGGGGATAGATTATTGCAATTATTAATCTTCAACGAGGAATTCCTAGTAAATGCAAGTCATCAGCTTGCGTTGATTACGTCCCTGCCCTTTGTACACACCGCCCGTCGCTCCTACCGATTGAGTGATCCGGTGAATAATTCGGACCGTGTTTGTGGCAGTTTCTGCTGCTTTCGTGGGAAGTTTAGTAAACCTTATCAC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GTAAGTATAAGCTTCTAAACGGCGAAACTGCGAATGGCTCATTAAAACAGTTATAGTTTATTTGATGATCAAATTACTACATGGATACCCGTAGTAATTCTAGAGCTAATACATGCGTAAAATCCCGACTTCACGGAAGGGACGTGTTTATTAGATACAGAACCAACCTAGGGTCCGCCCTAGCTCTGTTGGTGATTCATAATAACCAAACGAATCGCACAGTTCGCTGGCGATAGATCATTCAAGTTTCTGACCTATCAGCTATCGACGGTGGGGTATTGGCCTACCGTGGCATTGACGGGTAACGGAGAATTAGGGTTCGATTCCGGAGAGGGAGCCTGAGAAACGGCTACCACATCTAAGGATGGCAGCAGGCGCGCAAATTACCCAATCCTGACACAGGGAGGTAGTGACAAGAAATAACAATATAAGGCAACATTGTCTTGTAATTGGAATGAGTAGTTTTTAAATCCCTTTACAAGTATCAATTGGAGGGCAAGTCTGGTGCCAGCAGCCGCGGTAATTCCAGCTCCAATAGCGTATATTAAAGTTGTTGCGGTTAAAAAGCTCGTAGTTGGATTTCTGCCGAGGACGACCGGTCCGCCCTCCTGGGTGTGCACCTGGCTTGACCGAGGCATCTCTTTGGAATACGTTGCTGCACTTAATTGTGTGGTTCGGGTACCAAAGCTTTTACTTTGAGGAAATTAGAGTGTTTCAAGCAGGCCAACGCCTTGAATACATTAGCATGGAATAATAAGATAGGACTCTGGTTCTATTTTGTTGGTTTCTAGAACTAGAGTAATGATTAATAGGGACAGTCGGGGGCATTCGTACTTAACTGTCAGAGGTGAAATTCTTGGATTTGTTAAAGACGAACTACTGCGAAAGCATTTGCCAAGGATGTTTTCATTGATCAAGAACGAAAGTTAGGGGATCGAAGACGATCAGATACCGTCCTAGTCTTAACCATAAACTATGCCGACTAGGGATTGGAGGACGTTTTAACGACGCCTTCAGCACCTCGTGAGAAATCAAAGTCTTTGGGTTCCGGGGGGAGTATGGTCGCAAGGCTGAAACTTAAAGGAATTGACGGAAGGGCACCACCAGGAGTGGAGCCTGCGGCTTAATTTGACTCAACACGGGAAAACTCACCAGGTCCAGACATAGGAAGGATTGACAGATTGATAGCTCTTTCTTGATTCTATGGGTGGTGGTGCATGGTCGTTCTTAGTTGGTGGAGTGATTTGTCTGGTTAATTCCGTTAACGAACGAGACCTTAACCTGCTAAATAGTTGAGCAAAACCCCGGTTTTGTGTTAACTTCTTAGAGGGACTTCGTGTGTTAACACGAGGAAGTTTGAGGCAATAACAGGTCTGTGATGCCCTTAGATGTTCTGGGCTGCACGCGCGCTACACTGACGCGATCAACGAGTGTGTCCTTGCCCGAAAGGGTTGGGTAACCTTCTGAAATCGTGTCGTGATGGGGATAGATTATTGCAATTATTAATCTTCAACGAGGAATTCCTAGTAAATGCAAGTCATCAGCTTGCGTTGATTACGTCCCTGCCCTTTGTACACACCGCCCGTCGCTCCTACCGATTGAGTGATCCGGTGAATAATTCGGACCGTGTTTGTGGCAGTTTCTGCTGCTTTCGTGGGAAGTTTA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AAATTTTTACAGCGAGACTGCGAACGGCTCATTAAAATCAGTTATAGTTTCTTTGATGACCAACTTTAATTGGATAACTGTGGAAAATCTAGAGCTAATACATGCGAACCAGCTTATTTAAGCTGGATTTATCAGAGTTGAAACCAAACTGAGTTAAATCAGTTCAAGATGAATCATGATAACTAACCAAATTGCACGGCCTTGAGCTGGCAATAGATCATTCAAATTTCTGCCCTATCAACTTTCGATTGTAGTGCAGTGGACTACAATGGTGATAACGGGTACGGGGAATTAGGGTTCGGTTCCGGAGATGGAGCCTGAGAGATGGCTACAACTTCCAAGGAAGGCAGCAGGCGCGCAAATTACCCAATCCCAACTCGGGGAGGTAGTGACAATAAATAACAATACTGGTCCTGAAAAGGGGCCAGTAATTGGAATGAGTGTAACTTAAACACCTTAGCGAGGAACAATTGGAGGAAAAGTCTGGTGCCAGCACCCGCGGTAATTCCAGCTCCAATAGCGTATATTAAAGTTGTTGCAGTTAAAAAGCTCGTAGTTGGATTGCAGTAAATTTAAAACACCTGGTCTGCTAGAAATTGAGCAAGTACTGGTGTTTTTTTACTTCCTTCTGGTAACTTCTATTTCCTCTTCACTGAGGGAGTAGTGTAAAGCACCAGATCATTTACCTTGAAAAAATTAGAGTGTTTAAAGCAGGCTGTCAAGCTTGAATAGATTAGCATGGGATAATAGAATAGGGTTCTCTGCCTACTTAGTTGGTTTCTAGGCTGAGCACAATGATTAATAGAGACAATTGGGGGTATTTATATTAGGCTGCTAGAGGTGAAATTCTTGGATTAGCCAAAGATAAACTACTGCGAAAGCATTTACCAAGGATGTTCTCATTGATCAAGAACGAAAGTTAGGGGATCGAAGACGATCAGATACCGTCGTAGTCTTAACCATAAACTATGCGGACCAGGAATTGGAGGATGTTACATGGATGACGCCTCCAGCACCTTGTGAGAAATCATAAGTGTTTGCGTTCTGGGGGGAGTATGGTCGCAAGGCTGAAACTTAAAGAAATTGACGGAGAACAAAACAAGGAGTGGAGCCTGCGGCTTAATTTGACTCAACACGGGGAAACTTGCCCGGTCAAGACACAGGAATGATTGACAGATTGAGAGCTCTTTCTTGATTCTGTGGGTGGTGGTGCATGGCCGTTCTTAGTTGGTGGAATGATTTGTCTGGTTTATTCCGATAACGAACGAGACCTCAGCTTACTAAATAGTGGTGTAAATCGTCTAATCGAGTGAAAGTTCAATGTCAATGTAGGCTTTTGTCTGCGTTGCAGTTGGACTGGATCTCTGATGCATTTGTAAAAACTTCTTAGAAGGACTAGTTGTGTTTAGCAACTGGAAGTTTGAGGCAATAACAGGTCTGTGATGCCCTTAGATGTCCGGGACTGCACGCGCGCTACACTGATCAACTCAGCAAGTACCTCACCTTGGCTTAGCAGCCTAGGTAATCTTTTGAAAGTTGATCGTGCTGGGGATAGACCTTTGTAATTGTTGGTCTTAAACGAGGAATTCCTAGTAAGCGCGCATCATCAATGCGCGCTGACTGCGTCCCTAGTTCTTGTACACACCGCCCGTCGCTCCTACCGATTGGGTGATCCGGTGAAATCTCTGGATTGTGAAGCAAGTTACAGGGGCGACTCTGTGACAGTTTTACGAGAAGCTGATTAAACCTTATCATC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GCAAATTTTTACAGCGAGACTGCGAACGGCTCATTAAAATCAGTTATAGTTTCTTTGATGACCAACTTTAATTGGATAACTGTGGAAAATCTAGAGCTAATACATGCGAACCAGCTTATTTAAGCTGGATTTATCAGAGTTGAAACCAAACTGAGTTAAATCAGTTCAAGATGAATCATGATAACTAACCAAATTGCACGGCCTTGAGCTGGCAATAGATCATTCAAATTTCTGCCCTATCAACTTTCGATTGTAGTGCAGTGGACTACAATGGTGATAACGGGTACGGGGAATTAGGGTTCGGTTCCGGAGATGGAGCCTGAGAGATGGCTACAACTTCCAAGGAAGGCAGCAGGCGCGCAAATTACCCAATCCCAACTCGGGGAGGTAGTGACAATAAATAACAATACTGGTCCTGAAAAGGGGCCAGTAATTGGAATGAGTGTAACTTAAACACCTTAGCGAGGAACAATTGGAGGAAAAGTCTGGTGCCAGCACCCGCGGTAATTCCAGCTCCAATAGCGTATATTAAAGTTGTTGCAGTTAAAAAGCTCGTAGTTGGATTGCAGTAAATTTAAAACACCTGGTCTGCTAGAAATTGAGCAAGTACTGGTGTTTTTTTACTTCCTTCTGGTAACTTCTATTTCCTCTTCACTGAGGGAGTAGTGTAAAGCACCAGATCATTTACCTTGAAAAAATTAGAGTGTTTAAAGCAGGCTGTCAAGCTTGAATAGATTAGCATGGGATAATAGAATAGGGTTCTCTGCCTACTTAGTTGGTTTCTAGGCTGAGCACAATGATTAATAGAGACAATTGGGGGTATTTATATTAGGCTGCTAGAGGTGAAATTCTTGGATTAGCCAAAGATAAACTACTGCGAAAGCATTTACCAAGGATGTTCTCATTGATCAAGAACGAAAGTTAGGGGATCGAAGACGATCAGATACCGTCGTAGTCTTAACCATAAACTATGCGGACCAGGAATTGGAGGATGTTACATGGATGACGCCTCCAGCACCTTGTGAGAAATCATAAGTGTTTGCGTTCTGGGGGGAGTATGGTCGCAAGGCTGAAACTTAAAGAAATTGACGGAGAACAAAACAAGGAGTGGAGCCTGCGGCTTAATTTGACTCAACACGGGGAAACTTGCCCGGTCAAGACACAGGAATGATTGACAGATTGAGAGCTCTTTCTTGATTCTGTGGGTGGTGGTGCATGGCCGTTCTTAGTTGGTGGAATGATTTGTCTGGTTTATTCCGATAACGAACGAGACCTCAGCTTACTAAATAGTGGTGTAAATCGTCTAATCGAGTGAAAGTTCAATGTCAATGTAGGCTTTTGTCTGCGTTGCAGTTGGACTGGATCTCTGATGCATTTGTAAAAACTTCTTAGAAGGACTAGTTGTGTTTAGCAACTGGAAGTTTGAGGCAATAACAGGTCTGTGATGCCCTTAGATGTCCGGGACTGCACGCGCGCTACACTGATCAACTCAGCAAGTACCTCACCTTGGCTTAGCAGCCTAGGTAATCTTTTGAAAGTTGATCGTGCTGGGGATAGACCTTTGTAATTGTTGGTCTTAAACGAGGAATTCCTAGTAAGCGCGCATCATCAATGCGCGCTGACTGCGTCCCTAGTTCTTGTACACACCGCCCGTCGCTCCTACCGATTGGGTGATCCGGTGAAATCTCTGGATTGTGAAGCAAGTTACAGGGGCGACTCTGTGACAGTTTTACGAGAAGCTGATTAAACCTTATCA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GAATATACAGTGAAACTGCGAATGGCTCATTAAATCAGCAATAGTTTATTTGATTGTACCTCACTACTTGGATAACCGTAGTAATTCTAGAGCTAATACATGCTGAAATGCCCGACTTCACGGAAGGGTTGCATTTATTAGATACAACACCAACCCAGTGGGGCAACTCACTGGTCCCTGGTGATTCATAATAACTTAGCGAATCGCATAGCCTCGTGCTGGCGATGCTTCATTCAAATTTCTGCCCTATCAACTTTCGATGGTAGTGTAGGGGACTACCATGGTATTAACGGGTAACGGGGAATTAGGGTTCGGTTCCGGAGAGGGAGCCTGAGAGATGGCTACCACTTCCAAGGAAGGCAGCAGGCGCGCAAATTACCCAATGAGGACACCTCGAGGTAGTGACGAGAAATAACAATACAGGCTCCGATAAGGGGCTTGTAATTGGAATGAGAGCAATTTAAATCCCTCATCTAGGATCAATTGGAGGACAAGTCTGGTGCCAGCACCCGCGGTAATTCCAGCTCCAATAGCGTATATTAAAGTTGTTGCAGTTAAAACGCTCGTAGTCGAATTCCAGTAGCTGAAGGATAGTGGTCTGCCGCAAGGTGTGTACTGCTCCTTCACTACTTAATTGTACTGTTGAGTATCGCTAGCCTTAAGTGGCTGGTGGGTACCTACTGTACATCGTTTACTTTGAATAAATTAGAGTGTTTAAAGCAGGCATGCGTAGCCTTGAATACATTAGCATGGGATAATGGAATAGGACTCCACGTCTATTTCGTTGGTTTGGGGACATGGGGTAATGATTAATAGAGACAGTTGGGGCTGTTCGTATTTAATTGTCAGAGGTGAAATTCTTGGATTTATGAAAGACGAACTTCTGCGAAAGCATTCAGCAAGGATGTTTTCATTGATCAAGAACGAAAGTTAAGGGATCGAAGACGATCAGATACCGTCGTAGTCTTAACTATAAACGATGCCGACCAGGGATTGTGAGACGTTATACAGAGAGAAAGTTACTCCTTTACGACTCCCACAGCACCTTGTGAGAAATCATAAGTCTTTGGGTTCCGGGGGGAGTATGGTCGCAAGTCTGAAACTTAAAGGAATTGACGGAAGGGCACACCAGGAGTGGAGCCTGCGGCTTAATTTGACTCAACACGGGGAAACTCACCAGGTCCAGACATAGTGAGGATTGACAGATTGATAGCTCTTTCTTGATTCTATGGGTGGTGGTGCATGGCCGTTCTTAGTTGGTGGAGTGATTTGTCTACTTAATTGTGATAACGAACGAGACCTTGGCCTACTAAATAGTAGTATAAATCTTCTGAATGGGTGAAGCTGTGGAGCGTGGCTTTTCGAGGGCAACCTTGGGGGGCCCCTCTGCAGTGGATCCTTGAAGCATTTGTGGGAAACTTCTTAGAGGTACAACTGGTGTCAAGCTAGGGGAAGATCAAGGCAATAACAGGTCTGTGATGCCCTTAGATGTTCTGGGCTGCACGCGCGCTACACTGACTCGAGCAAAAAGTGGGAAACTACCTTGGCTGACAGGTCTGGGTAATCTTGTAAATCGAGTCGTGATTGGGATAGATGTTTGCAATTATTCGTCTTCAACGAGGAATTCCTAGTAAGCATGATTCATCAGATCATGTTGATTACGTCCCTGCCCTTTGTACACACCGCCCGTCGCTCCTACCGATTGAATGATCCGGTGAAATCTTCGGATGGGTAGCACTCCTGCTGGGGCAACTCAGCAGGGAGCTAGCCAGAAGTTGATTAAACCTTATCATTTAGAGGAAGGAGAAGTCGTAACAAGGTC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GCGAATATACAGTGAAACTGCGAATGGCTCATTAAATCAGCAATAGTTTATTTGATTGTACCTCACTACTTGGATAACCGTAGTAATTCTAGAGCTAATACATGCTGAAATGCCCGACTTCACGGAAGGGTTGCATTTATTAGATACAACACCAACCCAGTGGGGCAACTCACTGGTCCCTGGTGATTCATAATAACTTAGCGAATCGCATAGCCTCGTGCTGGCGATGCTTCATTCAAATTTCTGCCCTATCAACTTTCGATGGTAGTGTAGGGGACTACCATGGTATTAACGGGTAACGGGGAATTAGGGTTCGGTTCCGGAGAGGGAGCCTGAGAGATGGCTACCACTTCCAAGGAAGGCAGCAGGCGCGCAAATTACCCAATGAGGACACCTCGAGGTAGTGACGAGAAATAACAATACAGGCTCCGATAAGGGGCTTGTAATTGGAATGAGAGCAATTTAAATCCCTCATCTAGGATCAATTGGAGGACAAGTCTGGTGCCAGCACCCGCGGTAATTCCAGCTCCAATAGCGTATATTAAAGTTGTTGCAGTTAAAACGCTCGTAGTCGAATTCCAGTAGCTGAAGGATAGTGGTCTGCCGCAAGGTGTGTACTGCTCCTTCACTACTTAATTGTACTGTTGAGTATCGCTAGCCTTAAGTGGCTGGTGGGTACCTACTGTACATCGTTTACTTTGAATAAATTAGAGTGTTTAAAGCAGGCATGCGTAGCCTTGAATACATTAGCATGGGATAATGGAATAGGACTCCACGTCTATTTCGTTGGTTTGGGGACATGGGGTAATGATTAATAGAGACAGTTGGGGCTGTTCGTATTTAATTGTCAGAGGTGAAATTCTTGGATTTATGAAAGACGAACTTCTGCGAAAGCATTCAGCAAGGATGTTTTCATTGATCAAGAACGAAAGTTAAGGGATCGAAGACGATCAGATACCGTCGTAGTCTTAACTATAAACGATGCCGACCAGGGATTGTGAGACGTTATACAGAGAGAAAGTTACTCCTTTACGACTCCCACAGCACCTTGTGAGAAATCATAAGTCTTTGGGTTCCGGGGGGAGTATGGTCGCAAGTCTGAAACTTAAAGGAATTGACGGAAGGGCACACCAGGAGTGGAGCCTGCGGCTTAATTTGACTCAACACGGGGAAACTCACCAGGTCCAGACATAGTGAGGATTGACAGATTGATAGCTCTTTCTTGATTCTATGGGTGGTGGTGCATGGCCGTTCTTAGTTGGTGGAGTGATTTGTCTACTTAATTGTGATAACGAACGAGACCTTGGCCTACTAAATAGTAGTATAAATCTTCTGAATGGGTGAAGCTGTGGAGCGTGGCTTTTCGAGGGCAACCTTGGGGGGCCCCTCTGCAGTGGATCCTTGAAGCATTTGTGGGAAACTTCTTAGAGGTACAACTGGTGTCAAGCTAGGGGAAGATCAAGGCAATAACAGGTCTGTGATGCCCTTAGATGTTCTGGGCTGCACGCGCGCTACACTGACTCGAGCAAAAAGTGGGAAACTACCTTGGCTGACAGGTCTGGGTAATCTTGTAAATCGAGTCGTGATTGGGATAGATGTTTGCAATTATTCGTCTTCAACGAGGAATTCCTAGTAAGCATGATTCATCAGATCATGTTGATTACGTCCCTGCCCTTTGTACACACCGCCCGTCGCTCCTACCGATTGAATGATCCGGTGAAATCTTCGGATGGGTAGCACTCCTGCTGGGGCAACTCAGCAGGGAGCTAGCCAGAAGTTGATTAAACCTTATCATTTAGAGGAAGGA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GATTATACAGTGAAACTGCGAATGGCTCATTAAATCAGTTATAGTTTATTTGATTGTACCTACTACTTGGATAACCGTAGTAATTCTAGAGCTAATACATGCGCAAAGGCCCGACTCTAGGGAAGGGCTGCATTTATTAGATACAAAACCAACCCAGCGGGGCAACTCGTTGGTCCTTGGTGAATCATAAATAACTTAGCGAATCGCATAGCCTCGTGCTGGCGATGCTTCATTCAAATTTCTGCCCTATCAACTTTCGATGGTAGTGTAGTGGACTACCATGGTGTTAACGGGTGACGGGGAATTAGGGTTCGGTTCCGGAGAGGGAGCCTGAGAGATGGCTACCACTTCCAAGGAAGGCAGCAGGCGCGCAAATTACCCAATGAGAATACCTCGAGGTAGTGACGAGAAATAACAATGCAGGCTCCGATAAGGGGCTTGCAATTGGAATGAGTGCAATTTAAATCCCTCAACAAGGATCAATTGGAGGACAAGTCTGGTGCCAGCACCCGCGGTAATTCCAGCTCCAATAGCGTATATTAAAGTTGTTGCAGTTAAAACGCTCGTAGTCGAATTCCGGCAACTCAAGGGATGTGGTCTGCCGAAAGGTGTGTACTGCTCCTTTGATGCCTTCTTCTACTGTAAGCATCGCTAGCCTTAAGTGGCTGGTGGGTGTCTACTGTAGATCGTTTACTTTGAATAAATTAGAGTGTTTAAAGCAGGCAAGCTTTGCCTTGAATACATTAGCATGGGATAATGGAATAGGACTACTAGTTCATTTCGTTGGTTTTGGGACTTGTAGTAATGATTAATAGAGATAGTTGGGGTTGTTCGTATTTAATTGTCAGAGGTGAAATTCTTGGATTTATGAAAGACGAACTTCTGCGAAAGCATTCAACAAGGATGTTTTCATTGATCAAGAACGAAAGTTAAGGGATCGAAGACGATCAGATACCGTCGTAGTCTTAACTATAAACGATGCCGACCAAGGATCATGAGAAGTTCTTAAGTTACTCCCTTACGATTCTCGTGGCACTTTGTGAGAAATCATAAGTCTTTGGGTTCCGGGGGGAGTATGGTCGCAAGTCTGAAACTTAAAGGAATTGACGGAAGGGCACACCAGGAGTGGAGCCTGCGGCTTAATTTGACTCAACACGGGGAAACTCACCAGGTCCAGACATAGTGAGGATTGACAGATTGATAGCTCTTTCTTGATTCTATGGGTGGTGGTGCATGGCCGTTCTTAGTTGGTGGAGTGATTTGTCTGCTTAATTGCGATAACGAACGAGACCTTGTCCTGCTAAATAGTTACGTGAATCTTCTAACGGGTGAAGCGAACGAGCAGGGTGGTTTGAGGGAAACCTCGGGCTACCCCTCTTCTGTGGATCCTTGAAGAATTTGTGGGTATACTTCTTAGAGGAACAATTTGTGCTAAGCAAAGGGAAGTTCAAGGCAATAACAGGTCTGTGATGCCCTTAGATGTTCTGGGCTGCACGCGCGCTACACTGATTCGGACAAAGAGTGCTTAGCATCCTTGGTTGGTAGACTTGGGAAATCTTACAAACCGAATCGTGATGGGGATAGACAATTGCAATTATTTGTCTTCAACGAGGAATTCCTAGTAAGCGTGGTTCATCAGACCACGTTGATTACGTCCCTGCCCTTTGTACACACCGCCCGTCGCTCCTACCGATTGAATGATCCGGTGAAATCTTCGGATGGCTAGCACTATTGCTGGGGCAACTCAGCAGTAAGTTAGCCAGAAGTTGAGTAAACCTTATCATTTAGAGGAAGGAGAAGTCGTAACAAGGTC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GCGATTATACAGTGAAACTGCGAATGGCTCATTAAATCAGTTATAGTTTATTTGATTGTACCTACTACTTGGATAACCGTAGTAATTCTAGAGCTAATACATGCGCAAAGGCCCGACTCTAGGGAAGGGCTGCATTTATTAGATACAAAACCAACCCAGCGGGGCAACTCGTTGGTCCTTGGTGAATCATAAATAACTTAGCGAATCGCATAGCCTCGTGCTGGCGATGCTTCATTCAAATTTCTGCCCTATCAACTTTCGATGGTAGTGTAGTGGACTACCATGGTGTTAACGGGTGACGGGGAATTAGGGTTCGGTTCCGGAGAGGGAGCCTGAGAGATGGCTACCACTTCCAAGGAAGGCAGCAGGCGCGCAAATTACCCAATGAGAATACCTCGAGGTAGTGACGAGAAATAACAATGCAGGCTCCGATAAGGGGCTTGCAATTGGAATGAGTGCAATTTAAATCCCTCAACAAGGATCAATTGGAGGACAAGTCTGGTGCCAGCACCCGCGGTAATTCCAGCTCCAATAGCGTATATTAAAGTTGTTGCAGTTAAAACGCTCGTAGTCGAATTCCGGCAACTCAAGGGATGTGGTCTGCCGAAAGGTGTGTACTGCTCCTTTGATGCCTTCTTCTACTGTAAGCATCGCTAGCCTTAAGTGGCTGGTGGGTGTCTACTGTAGATCGTTTACTTTGAATAAATTAGAGTGTTTAAAGCAGGCAAGCTTTGCCTTGAATACATTAGCATGGGATAATGGAATAGGACTACTAGTTCATTTCGTTGGTTTTGGGACTTGTAGTAATGATTAATAGAGATAGTTGGGGTTGTTCGTATTTAATTGTCAGAGGTGAAATTCTTGGATTTATGAAAGACGAACTTCTGCGAAAGCATTCAACAAGGATGTTTTCATTGATCAAGAACGAAAGTTAAGGGATCGAAGACGATCAGATACCGTCGTAGTCTTAACTATAAACGATGCCGACCAAGGATCATGAGAAGTTCTTAAGTTACTCCCTTACGATTCTCGTGGCACTTTGTGAGAAATCATAAGTCTTTGGGTTCCGGGGGGAGTATGGTCGCAAGTCTGAAACTTAAAGGAATTGACGGAAGGGCACACCAGGAGTGGAGCCTGCGGCTTAATTTGACTCAACACGGGGAAACTCACCAGGTCCAGACATAGTGAGGATTGACAGATTGATAGCTCTTTCTTGATTCTATGGGTGGTGGTGCATGGCCGTTCTTAGTTGGTGGAGTGATTTGTCTGCTTAATTGCGATAACGAACGAGACCTTGTCCTGCTAAATAGTTACGTGAATCTTCTAACGGGTGAAGCGAACGAGCAGGGTGGTTTGAGGGAAACCTCGGGCTACCCCTCTTCTGTGGATCCTTGAAGAATTTGTGGGTATACTTCTTAGAGGAACAATTTGTGCTAAGCAAAGGGAAGTTCAAGGCAATAACAGGTCTGTGATGCCCTTAGATGTTCTGGGCTGCACGCGCGCTACACTGATTCGGACAAAGAGTGCTTAGCATCCTTGGTTGGTAGACTTGGGAAATCTTACAAACCGAATCGTGATGGGGATAGACAATTGCAATTATTTGTCTTCAACGAGGAATTCCTAGTAAGCGTGGTTCATCAGACCACGTTGATTACGTCCCTGCCCTTTGTACACACCGCCCGTCGCTCCTACCGATTGAATGATCCGGTGAAATCTTCGGATGGCTAGCACTATTGCTGGGGCAACTCAGCAGTAAGTTAGCCAGAAGTTGAGTAAACCTTATCATTTAGAGGAAGGA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TGATTATACAGCGAAACTGCGAATGGCTCATTAAATCAGTTATAGTTTACTTGATTTTTACCACTACTTGGATAACTGTAGTAATTCTAGAGCTAATACATGCAACAAACTCCTGACTTCGCGGAAGGGATGTTCTTATTAGTGCTTAAAAACTGATGGTAGGGGGCTTGCTCCTTACTTAATTGGTGAATCTGGATAATTATCTGATCGGATGGTCTTGCACCGCCGACAAATCAATCAAGTTTCTGCCCTATCAACTTTGGATGGTAGTGTATTGGACTACCATGGTTTTGACGGGTAACGGGGAATTAGGGTTCGATTCCGGAGAGGGAGCCTTAAAAACGGCTACCACTTCCAAGGAAGGCAGCAGGCGCGCAAATTACCCAATCCTAATACAGGGAGGTAGTGACAAGAAATAACAATACAGGTCCTTCAACGGACTTGTAATTGGAATGAGTACAATGTAAATATCTTAACAAGGAACAATTGGAGGACAAGTCTGGTGCCAGCACCCGCGGTAATTCCAGCTCCAATAGCGTATATTAAAGTTGTTGCAGTTAAAAAGCTCGTAGTTGGATTTTAGGGTAACTTCGACCCCTTGCCTCGCCGGTAGGTGAGTTTGCAGGGGTTGATTACTCTTTATATAATCTTCCGAGACGCACTTGCCTGCTCTTAATTGAGTGGGTAAGGGGTCTTGGATCGTTTACTTTGAAAAAATTAGGGTGTTTAAAGCAGGCTACATTTATGCCTTGAATAGATTAGCATGGGATAATAGAATAGGACTTCTCTTTCTTTTTGGTTAGTTTCAGAAAAAGGGGTAATGATAAATAGGAACGGTCGGGGTTATTCATATTTAATTGTCAGAGGTGAAATTCTTAGATTTTTTAAAGATGAACCTATGCGAAAGCATCTAACAAGGACGCTTTCATTAATCAAGAACGAAAGTTAGGGGATCGAAGACGATCAGATACCGTCGTAGTCTTAACTATAAACGATGCGGACCAAGGATTAGGTGATGTTATTTGTACAACTCTCCCAGCACTTTGAGAGTAATCAGAGTCTTTACGCTCCGGGGGGAGTATGGTCGCAAGGCTGAAACTTAAAGGAATTGACGGAAGGGCACCACCAGGAGTGGAGCCTGCGGCTTAATTTGACTCAACACGGGAAAACTCACTAGGTCAGGACATAGCAAGGATTGACAGATTGATAGTTCTTTCTTAATTTCTATGGGTGGTGGTGCATGGCCGTTCTTAGTTGGTGGAGTGATTTGTCTGGTTAATTCCGATAACGAACGAGACCTCAGCTTGTTAACTAGTGGTAGTAAGCTTCTATATGGGTGAAGCTGGATTTTATCGTAGAGCTCGGGAAACCGTGCCTTTGCGGTAGTTTAGTGGATCCTTGATGTTTTGCTGCTGACATAAAACTTCTTAAAGGGACTGTTCACGTTTAGTGAATGGAAGTGAGGCAATAACAGGTCTGTGATGCCCTTAGATGTCCTAGGCTGCACGCGCGCTACACTGACGGGATCAGAGAGTTCTCTTTCCTGGTTCGAAGGAATCGGGTAATCTGAAAAACCCCGTCGTGACAGGGATCGATTATTGCAATTATTAGTCGTGAACGAGGAATTCCTAGTAAGCGCAAGTCATCAGCTTGCGTTGATTACGTCCCTGCCCTTTGTACACACCGCCCGTCGCTCCTACCGATTGAATGGTCCGGTGAAATGTTCGGATATTGAGGTCCAGGGGACTGGGGCAACCTGGTTCCTAACCTCTAAAGAAGAGCAGTG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GTGATTATACAGCGAAACTGCGAATGGCTCATTAAATCAGTTATAGTTTACTTGATTTTTACCACTACTTGGATAACTGTAGTAATTCTAGAGCTAATACATGCAACAAACTCCTGACTTCGCGGAAGGGATGTTCTTATTAGTGCTTAAAAACTGATGGTAGGGGGCTTGCTCCTTACTTAATTGGTGAATCTGGATAATTATCTGATCGGATGGTCTTGCACCGCCGACAAATCAATCAAGTTTCTGCCCTATCAACTTTGGATGGTAGTGTATTGGACTACCATGGTTTTGACGGGTAACGGGGAATTAGGGTTCGATTCCGGAGAGGGAGCCTTAAAAACGGCTACCACTTCCAAGGAAGGCAGCAGGCGCGCAAATTACCCAATCCTAATACAGGGAGGTAGTGACAAGAAATAACAATACAGGTCCTTCAACGGACTTGTAATTGGAATGAGTACAATGTAAATATCTTAACAAGGAACAATTGGAGGACAAGTCTGGTGCCAGCACCCGCGGTAATTCCAGCTCCAATAGCGTATATTAAAGTTGTTGCAGTTAAAAAGCTCGTAGTTGGATTTTAGGGTAACTTCGACCCCTTGCCTCGCCGGTAGGTGAGTTTGCAGGGGTTGATTACTCTTTATATAATCTTCCGAGACGCACTTGCCTGCTCTTAATTGAGTGGGTAAGGGGTCTTGGATCGTTTACTTTGAAAAAATTAGGGTGTTTAAAGCAGGCTACATTTATGCCTTGAATAGATTAGCATGGGATAATAGAATAGGACTTCTCTTTCTTTTTGGTTAGTTTCAGAAAAAGGGGTAATGATAAATAGGAACGGTCGGGGTTATTCATATTTAATTGTCAGAGGTGAAATTCTTAGATTTTTTAAAGATGAACCTATGCGAAAGCATCTAACAAGGACGCTTTCATTAATCAAGAACGAAAGTTAGGGGATCGAAGACGATCAGATACCGTCGTAGTCTTAACTATAAACGATGCGGACCAAGGATTAGGTGATGTTATTTGTACAACTCTCCCAGCACTTTGAGAGTAATCAGAGTCTTTACGCTCCGGGGGGAGTATGGTCGCAAGGCTGAAACTTAAAGGAATTGACGGAAGGGCACCACCAGGAGTGGAGCCTGCGGCTTAATTTGACTCAACACGGGAAAACTCACTAGGTCAGGACATAGCAAGGATTGACAGATTGATAGTTCTTTCTTAATTTCTATGGGTGGTGGTGCATGGCCGTTCTTAGTTGGTGGAGTGATTTGTCTGGTTAATTCCGATAACGAACGAGACCTCAGCTTGTTAACTAGTGGTAGTAAGCTTCTATATGGGTGAAGCTGGATTTTATCGTAGAGCTCGGGAAACCGTGCCTTTGCGGTAGTTTAGTGGATCCTTGATGTTTTGCTGCTGACATAAAACTTCTTAAAGGGACTGTTCACGTTTAGTGAATGGAAGTGAGGCAATAACAGGTCTGTGATGCCCTTAGATGTCCTAGGCTGCACGCGCGCTACACTGACGGGATCAGAGAGTTCTCTTTCCTGGTTCGAAGGAATCGGGTAATCTGAAAAACCCCGTCGTGACAGGGATCGATTATTGCAATTATTAGTCGTGAACGAGGAATTCCTAGTAAGCGCAAGTCATCAGCTTGCGTTGATTACGTCCCTGCCCTTTGTACACACCGCCCGTCGCTCCTACCGATTGAATGGTCCGGTGAAATGTTCGGATATTGAGGTCCAGGGGACTGGGGCAACCTGGTTCCTAACCTCTAAAGAAGAGCAGTGAACCTTATCATTTAGAGGAAGGAGAAGTCGTAACAAGGTTTCC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GTAAGTGATTGCACAGCGAAACTGCGAATGGCTCATTAAATCAGTTATAGTTTACTTGATTGTGGCTTTCTTACTTGGATAACCGTAGTAATTCTAGAGCTAATACATGCGCTAAGTCCCGACTTTTCGGAAGGGATGCACTTATTAGATACCAAACTGACCAGGGTACCCCCCTGTTATTGGTGAATCATAATAATCCAGCTAACCGTATGGGCTCGTCCCGACGGTAGATCAATCAAGTTTCTGCCCTATCAACTTTCGATGGTAGTGTATTGGACTACCATGGTGATAACGGGTAACGGGGAATTAGGGTTCGGTTCCGGAGAGGGAGCCTGAGAGATGGCTACCACTTCCAAGGAAGGCAGCAGGCGCGCAAATTACCCAATCCCGATACGGGGAGGTAGTGACAAAAAATAACGATGCAGGTCTCCTTACGGGGACTTGCAATCGGAATGAGCACAATTTAAAAAGCTTAGCGAGGAACAATTGGAGGGCAAGTCTGGTGCCAGCAGCCGCGGTAATTCCAGCTCCAATAGCGTATATTAAAGTTGTTGCAGTTAAAAAGCTCGTAGTCGAATTCTGAGGAGCGGGCGCTCTTGGTCTTTCCGGGAGGTCTGTACCGAAGTGCCCACCTCGTACTTCCAGATCGTCGTCTTCTGCTCTTAACTGAGTGGAGGATGGCTCTGGATCGTTTACTTTGAAAAAATTAGGGTGTTTAAAGCAGGCTAAAAGCGTTAGCCTTGAATAGATTAGCATGGGATAATGGAATACGACTTCGCTCGTGTTTTGTTGGTTTACCGGGCGAGGTAATGATTAATAGGGACAATCGGGGTAATTCATATTTAATTGTCAGAGGTGAAATTCTTAGATTTCTGAAAGATGAACGTCAGCGAAGGCATCTTACAAGGGTGTCTCCATTGATCAAGAACGAAAGTTAAGGGATCGAAGACGATCAGATACCGTCGTAGTCTTAACCGTAAACGATACGGACCAGGGATCGGGTGACGTTAGTTGTATGACTCCCTCGGAACCTTGAGAGAAATCACAAGTCTTTGCGTTCTGGGGGGAGTATGGTCGCAAGGCTGAAACTTAAAGGAATTGACGGAAGGGCACCACCAGGAGTGGAGCCTGCGGCTTAATTTGACTCAACACGGGAAAACTCACCAGGTCAGGACATAGCAAGGATTGACAGATTGATAGTTCTTTCTTAATTTCTATGGGTGGTGGTGCATGGCCGTTCTTAGTTGGTGGAGTGATTTGTCTGGTTAATTCCGATAACGAACGAGACCTCAGCTTGTTAAATAGTGTGGTTAAGCTTCTATATGGGTGAAGCGGTGGTCATCGTCGTCGCTCGGGGGTTCTGCCTTCGGGTCGGCGGCGGTTCCATCGTGGATCCTTGAATGCTTGATCGTATCTTCTTAAAGGGACACTTGGCGTTTAGCCAGGGGAAGAGAGGCAATAACAGGTCTGTGATGCCCTTAGATGTCCTGGGCCGCACGCGCGCTACACTGACACGAGCAGCGAGCTTCTTCCTGTTCCGAAAGGATCGGGGAATCTTGTAAATCGTGTCGTGTCGGGGATCGATTATTGTAATTATTAGTCGTGAACAAGGAATTCCTAGTAAGCGCAAGTCACTAGCTTGCGCTGATTACGTCCCTGCCCTTTGTACACACCGCCCGTCGCTCCTACCGATTGAATGATCCGGTGAACCCCTCGGATTGGCCAGATCAGTTGGCGGGGCAACTCGTCAGCTTCTGACCGAGAAGTTGGG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GTAAGTGATTGCACAGCGAAACTGCGAATGGCTCATTAAATCAGTTATAGTTTACTTGATTGTGGCTTTCTTACTTGGATAACCGTAGTAATTCTAGAGCTAATACATGCGCTAAGTCCCGACTTTTCGGAAGGGATGCACTTATTAGATACCAAACTGACCAGGGTACCCCCCTGTTATTGGTGAATCATAATAATCCAGCTAACCGTATGGGCTCGTCCCGACGGTAGATCAATCAAGTTTCTGCCCTATCAACTTTCGATGGTAGTGTATTGGACTACCATGGTGATAACGGGTAACGGGGAATTAGGGTTCGGTTCCGGAGAGGGAGCCTGAGAGATGGCTACCACTTCCAAGGAAGGCAGCAGGCGCGCAAATTACCCAATCCCGATACGGGGAGGTAGTGACAAAAAATAACGATGCAGGTCTCCTTACGGGGACTTGCAATCGGAATGAGCACAATTTAAAAAGCTTAGCGAGGAACAATTGGAGGGCAAGTCTGGTGCCAGCAGCCGCGGTAATTCCAGCTCCAATAGCGTATATTAAAGTTGTTGCAGTTAAAAAGCTCGTAGTCGAATTCTGAGGAGCGGGCGCTCTTGGTCTTTCCGGGAGGTCTGTACCGAAGTGCCCACCTCGTACTTCCAGATCGTCGTCTTCTGCTCTTAACTGAGTGGAGGATGGCTCTGGATCGTTTACTTTGAAAAAATTAGGGTGTTTAAAGCAGGCTAAAAGCGTTAGCCTTGAATAGATTAGCATGGGATAATGGAATACGACTTCGCTCGTGTTTTGTTGGTTTACCGGGCGAGGTAATGATTAATAGGGACAATCGGGGTAATTCATATTTAATTGTCAGAGGTGAAATTCTTAGATTTCTGAAAGATGAACGTCAGCGAAGGCATCTTACAAGGGTGTCTCCATTGATCAAGAACGAAAGTTAAGGGATCGAAGACGATCAGATACCGTCGTAGTCTTAACCGTAAACGATACGGACCAGGGATCGGGTGACGTTAGTTGTATGACTCCCTCGGAACCTTGAGAGAAATCACAAGTCTTTGCGTTCTGGGGGGAGTATGGTCGCAAGGCTGAAACTTAAAGGAATTGACGGAAGGGCACCACCAGGAGTGGAGCCTGCGGCTTAATTTGACTCAACACGGGAAAACTCACCAGGTCAGGACATAGCAAGGATTGACAGATTGATAGTTCTTTCTTAATTTCTATGGGTGGTGGTGCATGGCCGTTCTTAGTTGGTGGAGTGATTTGTCTGGTTAATTCCGATAACGAACGAGACCTCAGCTTGTTAAATAGTGTGGTTAAGCTTCTATATGGGTGAAGCGGTGGTCATCGTCGTCGCTCGGGGGTTCTGCCTTCGGGTCGGCGGCGGTTCCATCGTGGATCCTTGAATGCTTGATCGTATCTTCTTAAAGGGACACTTGGCGTTTAGCCAGGGGAAGAGAGGCAATAACAGGTCTGTGATGCCCTTAGATGTCCTGGGCCGCACGCGCGCTACACTGACACGAGCAGCGAGCTTCTTCCTGTTCCGAAAGGATCGGGGAATCTTGTAAATCGTGTCGTGTCGGGGATCGATTATTGTAATTATTAGTCGTGAACAAGGAATTCCTAGTAAGCGCAAGTCACTAGCTTGCGCTGATTACGTCCCTGCCCTTTGTACACACCGCCCGTCGCTCCTACCGATTGAATGATCCGGTGAACCCCTCGGATTGGCCAGATCAGTTGGCGGGGCAACTCGTCAGCTTCTGACCGAGAAGTTGGG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GTAAGTGATTGCACAGCGAAACTGCGAATGGCTCATTAAATCAGTTATAGTTTACTTGATTGTGGCTTTTACTACTTGGATAACCGTAGTAATTCTAGAGCTAATACATGCGCAAAATCCTGACTCTTCGGGGAAGGGATGCACTTATTAGATACCAAACCGACCGAGGTACCCCCTCGTCGTTGGTGATTCATAATAAGCAAGCTAACCGTATGGGTTTATCCCGACGGTAGATCAATCAAGTTTCTGCCCTATCAACTTTCGATGGTAGTGTATTGGACTACCATGGTGATAACGGGTAACGGGGAATTAGGGTTCGGTTCCGGAGAGGGAGCCTGAGAGATGGCTACCACTTCCAAGGAAGGCAGCAGGCGCGCAAATTACCCAATCCCAATACGGGGAGGTAGTGACAATAAATAACGATGCAGGTCTCCTTACGGGGACTTGCAATCGGAATGAGTACAATTTAAAAAGCTTAACGAGGAACAATTGGAGGACAAGTCTGGTGCCAGCACCCGCGGTAATTCCAGCTCCAATAGCGTATATTAAAGTTGTTGCAGTTAAAAAGCTCGTAGTCGGATTCTGAGGAGCGGGCGCTCTTGGTCTTTCCGGGAGGTCTGTACCGAAGCGCCCACCTCGATATTCCGGATCGTCGTCTTCTGCTCTTAACTGAGTGGGGGATGGCTCCGGATCGTTTACTTTGAAAAAATTAGGGTGTTTAAAGCAGGCTAAAACGTAAGCCTTGAATAGATTAGCATGGGATAATGGAATACGACCTCGTTCGTGTTTTGTTGGTTTAGCGGACGAGGTAATGATTAATAGGGACAATCGGGGTAATTCATATTTAATTGTCAGAGGTGAAATTCTTAGATTTCTGAAAGATGAACGTCAGCGAAGGCATCTTACAAGGGTGTCTCCATTGATCAAGAACGAAAGTTAAGGGATCGAAGACGATCAGATACCGTCGTAGTCTTAACCGTAAACGATACGGACCAGGGATCGGGTGACGTTAGTTGTATGACTCTCTCGGAACCTTGTGAGAAATCACGAGTTTTTGCGTTCTGGGGGGAGTATGGTCGCAAGGCTGAAACTTAAAGGAATTGACGGAAGGGCACACCAGGAGTGGAGCCTGCGGCTTAATTTGACTCAACACGGGAAAACTCACCAGGTCAGGACATAGCAAGGATTGACAGATTGATAGTTCTTTCTTAATTTCTATGGGTGGTGGTGCATGGCCGTTCTTAGTTGGTGGAGTGATTTGTCTGGTTAATTCCGATAACGAACGAGACCTCAGCTTGTTAAATAGTGCGGTTAAGCTTCTATATGGGTGAAGCGGTGGTCATCGCAGTCGCTTGGGGCTGTAAAAGGTCTTGAGTCGGCTGTGGTACCATCGTGGATCCTTGAATGCTTGGTCGTATCTTCTTAAAGGGACACCTGGCGTTTAGCCAGGGGAAGTGAGGCAATAACAGGTCTGTGATGCCCTTAGATGTCCTGGGCCGCACGCGCGCTACACTGACGTGAGCAGAGAGCTTTTTCCTGGTCCGATAGGATTGGGGAATCTTTTAAATCACGTCGTGTCGGGGATCGATTATTGTAATTATTAGTCGTGAACGAGGAATTCCTAGTAAGCGCAAGTCACTAGCTTGCGCTGATTACGTCCCTGCCCTTTGTACACACCGCCCGTCGCTCCTACCGATTGAATGATCCGGTGAACCCCTCGGATTGTTTGGACCGGTTAACGGGGCAACTCGTTAGCTTCCAGATGAGAAGTTGGGTAAACCTTATCAT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GTAAGTGATTGCACAGCGAAACTGCGAATGGCTCATTAAATCAGTTATAGTTTACTTGATTGTGGCTTTTACTACTTGGATAACCGTAGTAATTCTAGAGCTAATACATGCGCAAAATCCTGACTCTTCGGGGAAGGGATGCACTTATTAGATACCAAACCGACCGAGGTACCCCCTCGTCGTTGGTGATTCATAATAAGCAAGCTAACCGTATGGGTTTATCCCGACGGTAGATCAATCAAGTTTCTGCCCTATCAACTTTCGATGGTAGTGTATTGGACTACCATGGTGATAACGGGTAACGGGGAATTAGGGTTCGGTTCCGGAGAGGGAGCCTGAGAGATGGCTACCACTTCCAAGGAAGGCAGCAGGCGCGCAAATTACCCAATCCCAATACGGGGAGGTAGTGACAATAAATAACGATGCAGGTCTCCTTACGGGGACTTGCAATCGGAATGAGTACAATTTAAAAAGCTTAACGAGGAACAATTGGAGGACAAGTCTGGTGCCAGCACCCGCGGTAATTCCAGCTCCAATAGCGTATATTAAAGTTGTTGCAGTTAAAAAGCTCGTAGTCGGATTCTGAGGAGCGGGCGCTCTTGGTCTTTCCGGGAGGTCTGTACCGAAGCGCCCACCTCGATATTCCGGATCGTCGTCTTCTGCTCTTAACTGAGTGGGGGATGGCTCCGGATCGTTTACTTTGAAAAAATTAGGGTGTTTAAAGCAGGCTAAAACGTAAGCCTTGAATAGATTAGCATGGGATAATGGAATACGACCTCGTTCGTGTTTTGTTGGTTTAGCGGACGAGGTAATGATTAATAGGGACAATCGGGGTAATTCATATTTAATTGTCAGAGGTGAAATTCTTAGATTTCTGAAAGATGAACGTCAGCGAAGGCATCTTACAAGGGTGTCTCCATTGATCAAGAACGAAAGTTAAGGGATCGAAGACGATCAGATACCGTCGTAGTCTTAACCGTAAACGATACGGACCAGGGATCGGGTGACGTTAGTTGTATGACTCTCTCGGAACCTTGTGAGAAATCACGAGTTTTTGCGTTCTGGGGGGAGTATGGTCGCAAGGCTGAAACTTAAAGGAATTGACGGAAGGGCACACCAGGAGTGGAGCCTGCGGCTTAATTTGACTCAACACGGGAAAACTCACCAGGTCAGGACATAGCAAGGATTGACAGATTGATAGTTCTTTCTTAATTTCTATGGGTGGTGGTGCATGGCCGTTCTTAGTTGGTGGAGTGATTTGTCTGGTTAATTCCGATAACGAACGAGACCTCAGCTTGTTAAATAGTGCGGTTAAGCTTCTATATGGGTGAAGCGGTGGTCATCGCAGTCGCTTGGGGCTGTAAAAGGTCTTGAGTCGGCTGTGGTACCATCGTGGATCCTTGAATGCTTGGTCGTATCTTCTTAAAGGGACACCTGGCGTTTAGCCAGGGGAAGTGAGGCAATAACAGGTCTGTGATGCCCTTAGATGTCCTGGGCCGCACGCGCGCTACACTGACGTGAGCAGAGAGCTTTTTCCTGGTCCGATAGGATTGGGGAATCTTTTAAATCACGTCGTGTCGGGGATCGATTATTGTAATTATTAGTCGTGAACGAGGAATTCCTAGTAAGCGCAAGTCACTAGCTTGCGCTGATTACGTCCCTGCCCTTTGTACACACCGCCCGTCGCTCCTACCGATTGAATGATCCGGTGAACCCCTCGGATTGTTTGGACCGGTTAACGGGGCAACTCGTTAGCTTCCAGATGAGAAGTTGGG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TGTTTAAGTATAAGCTTCTATACGGTTAAACTGCGAATAGCTCAATAAAACAGTTATAGTTTAAGTGATGATACATTACTATACGGATACCCATGGTAATTCTGGAGCTAATACGTGCTAAAACACTCGACTTTTTGGAAGAGTGGCATTTATTAGAACAAGAACCGAGCGTCTTTGACGTCAATGGTGAATGATAATAACTGAGCGGACCGTGTATACGGCAGTTCATTCAAGTTTCTGACCTATCAGCTTCCGACGGTAGGGTATTGGCCTACCGTGGCGTTAACGGGTAACGGGGAATTAGGGTTCGATTCCGGAGAAGGAGCCTGAGAAACGGCTACTACATCTAAGGAAGGCAGCAGGCGCGCAAATTACCCAATCCTGACACAGGGAGGTAGTGACAAGAAATAGCAACACAAGGCTAATGCTTTGTGATTGAAATGAGTAAAATTTAAAGCGTTTTGCGAGTATCAATTGGAGGGCAAGTCTGGTGCCAGCAGCCGCGGTAATTCCAGCTCCAATAGCGTATATTAAAGTTGTTGCAGTTAAAACGCTCGTAGTTGGACTTCTGTCTGGGCGTTGTTCTCCGCCGTAAGGCGTGCAGATCATCTCCTTGACATCCGTTCGTATGAGCTTATTGCTCTTGCGAACTTTTTACTTTGAGAAAATTAGAATGTTTCAAGTAGGCTTTCGCCTGAATACTACAGCATGGAATAATAAGATAGGACTCTGGTTCCTTCTTGTTGGTTCTTAGAACTAGAGTAATGGTTAATAGGGACAGTCGGGGGCATTCGTATTCTACCGTTAGAGGTGAAATTCTTGGATCGGTTGAAGACGAACAACTGCGAAAGCATCTGCCAAGGATGTACTCATTGATCAAGAACGAAAGTTAAGGGATCGAAGACGATCAGATACCGTCGTAGTCTTAACCATAAACCATGCCGACTAGAGATTGGAGGTTACGCATACTCAGTTCTTTCAGCACCTTATGAGAAATCAAAGTCTTTGGGTTCTGGGGGGAGTATGGTCGCAAGTCTGAAACTTAAAGGAATTGACGGAAGGGCACCACCAGGAGTGGAGCCTGCGGCTTAATTTGACTCAACACGGGAAAACTTACCAGGTCCAGACATAGGAATGATTGACAGATTGATAGCTTTTTCTTAATTCTATGGGTGGTGGTGCATGGCCGTTCTTAGTTGGTGGAGTGATTTGTCTGGTTAATTCCGATAACGAACGAGACCTTAACTTGCTAAATAGATCCTTTTTAACCGCCTAGGTTGGGGTATCTTCTTAGAAGGACTTTGTGTTTCTAACGCAAGGAAGTTTGAGGCAACAACAGGTCTGTGATGCCCTTAGATGTTCTGGGCTGCACGTGCGCTACAATGATACATACAGCGAGTTCCTCCTGCCTCGACAGAGGTCGGTAATCTTGTAATATGTATCGTGATGGGGATAGATTATTGTAATTATTGATCTTCAACGAGGAATTCCTAGTAAGCGCAAGTCATCAGCTTGTGCTGATTGCGTCCCTGCCCTTTGTACACACCGCCCGTCGCTCCTACCGATTGGGTGATCCGGTGAATAATTCGGACCGGAACATTCAGACTAAACATCTCTTGTTCTGGAAAGTTTCGTGAACCTTATTAC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TTCAAAGATTAAGCCATGCATGTTTAAGTATAAGCTTCTATACGGTTAAACTGCGAATAGCTCAATAAAACAGTTATAGTTTAAGTGATGATACATTACTATACGGATACCCATGGTAATTCTGGAGCTAATACGTGCTAAAACACTCGACTTTTTGGAAGAGTGGCATTTATTAGAACAAGAACCGAGCGTCTTTGACGTCAATGGTGAATGATAATAACTGAGCGGACCGTGTATACGGCAGTTCATTCAAGTTTCTGACCTATCAGCTTCCGACGGTAGGGTATTGGCCTACCGTGGCGTTAACGGGTAACGGGGAATTAGGGTTCGATTCCGGAGAAGGAGCCTGAGAAACGGCTACTACATCTAAGGAAGGCAGCAGGCGCGCAAATTACCCAATCCTGACACAGGGAGGTAGTGACAAGAAATAGCAACACAAGGCTAATGCTTTGTGATTGAAATGAGTAAAATTTAAAGCGTTTTGCGAGTATCAATTGGAGGGCAAGTCTGGTGCCAGCAGCCGCGGTAATTCCAGCTCCAATAGCGTATATTAAAGTTGTTGCAGTTAAAACGCTCGTAGTTGGACTTCTGTCTGGGCGTTGTTCTCCGCCGTAAGGCGTGCAGATCATCTCCTTGACATCCGTTCGTATGAGCTTATTGCTCTTGCGAACTTTTTACTTTGAGAAAATTAGAATGTTTCAAGTAGGCTTTCGCCTGAATACTACAGCATGGAATAATAAGATAGGACTCTGGTTCCTTCTTGTTGGTTCTTAGAACTAGAGTAATGGTTAATAGGGACAGTCGGGGGCATTCGTATTCTACCGTTAGAGGTGAAATTCTTGGATCGGTTGAAGACGAACAACTGCGAAAGCATCTGCCAAGGATGTACTCATTGATCAAGAACGAAAGTTAAGGGATCGAAGACGATCAGATACCGTCGTAGTCTTAACCATAAACCATGCCGACTAGAGATTGGAGGTTACGCATACTCAGTTCTTTCAGCACCTTATGAGAAATCAAAGTCTTTGGGTTCTGGGGGGAGTATGGTCGCAAGTCTGAAACTTAAAGGAATTGACGGAAGGGCACCACCAGGAGTGGAGCCTGCGGCTTAATTTGACTCAACACGGGAAAACTTACCAGGTCCAGACATAGGAATGATTGACAGATTGATAGCTTTTTCTTAATTCTATGGGTGGTGGTGCATGGCCGTTCTTAGTTGGTGGAGTGATTTGTCTGGTTAATTCCGATAACGAACGAGACCTTAACTTGCTAAATAGATCCTTTTTAACCGCCTAGGTTGGGGTATCTTCTTAGAAGGACTTTGTGTTTCTAACGCAAGGAAGTTTGAGGCAACAACAGGTCTGTGATGCCCTTAGATGTTCTGGGCTGCACGTGCGCTACAATGATACATACAGCGAGTTCCTCCTGCCTCGACAGAGGTCGGTAATCTTGTAATATGTATCGTGATGGGGATAGATTATTGTAATTATTGATCTTCAACGAGGAATTCCTAGTAAGCGCAAGTCATCAGCTTGTGCTGATTGCGTCCCTGCCCTTTGTACACACCGCCCGTCGCTCCTACCGATTGGGTGATCCGGTGAATAATTCGGACCGGAACATTCAGACTAAACATCTCTTGTTCTGGAAAGTTTCGTGAACCTTATT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GTCTTAAAGATTAAGCCATGCAGGTCTAAGTATAAGCATCTTATACAGCGAAACTGCGGACAGCTCATTATATCAGTTATAGTTTATTTGATGGTACCAAACTACATGGATAACCGTAGTAATTCTAGAGCTAATACATGCCACGAAACTCCGACTCTCAAGGGAAGGAGGGCACTTATTAGATAAAAAGCCAATGATTTCTGATTGGTGAATCATAATAATTTAGCGAATCGCTTTTTGCGATAGGTCATTCAAATTTCTGCCCTATCAGCTGTGATGTTAGTGTAGTGGACTAACATGGCTAATACGGGTGACGGAGGATTAGGGTCTGATCCCGGAGAGGGAGCCTGAGAAACGGCTACCACTTCCAAGGAAGGCAGCAGGCGCGTAAATTACCCAATCTCGACACGAGGAGGTAGTGACAAGAAATAACAATATTGGGCTTTTACAAGTCTAATAATTGGAATGAGTACAGTTCAAAATCCTTAACGAGGAACAATTGGAGGGCAAGTCTGGTGCCAGCAGCCGCGGTAATACCAGCTCCAATAGTGTATACTAACTTTGTTGCAGTTAAAAGGCTCGTAGTCGAATTTCTGGCTGTTTAAATTGCAGTTGCCATCTAGTATGGTTTGAATGTGATTTAATGGTCATCCTTCTGGAAAGTGCTTCTATCCTTGATTGGATCGGTGGTTACAATCCAGATCATTTACTGTGAGTAAATCAGAGTGTTCAAAGCAGGCTTGTGAAGCTTGTATGCTCCAGCATGGAATAATAAGATAGGACTTTGGTTCTATTTTGTTGGCTTTTAGAATCAAAGTAATGATCGATAGGGATAGTTGGGGGTGCTAGTATTTAACGGTCAGCGGTGAAATGCTCAGACCCGTTAAAGACTAACTTATGCGAAAGCATTCACCAAGGATATCTTCTTTGATCAAGAACGAAAGTTGGGGGATCGAAGACGATCAGATACCGTCGTAGTCTCAACCATAAACTATGCCAACTAGGGATTGGCGGTCGTTGATGATTGACTCCGTCAGCACCTTATGAGAAATCAAAGTCTCTGGGTTCTGGGGGGAGTATGGTCACAAGGCTGAAACTTAAAGGAATTGACGGAAGGGCACCACCAGGAGTGGAGCCTGCGGCTTAATTTGACTCAACACGGGGAAACTTACCAGGTCCGGACATAGTAAGGATTGACAGATTGAAGATCTTTCTTGATTCTATGGGTGGTGGTGCATGGCCGTTCTTAGTTGGTGGAGTGATTTGTCTGGTTAATTCCGTTAACGAACGAGACCTCAGCCTGCTAACTAGTTTAATTAATTTTTTAAAGTAGACTTCTTAGAGGGACAATTGGTGATTAGCCAATGGAAGTATGAGGCAATAACAGGTCTGTGATGCCCTTAGATGTTCTGGGCCGCACGCGCGCTACACTGATGCAAGCAGCGAGTTTATTCCTACATCGACAGGTGTGGGTAATCTTTTGAAATTGCATCGTGCTGGGGCTTGACGATTGTAATTATTTGTCACAAACGAGGAATTCCTAGTAAGCGCAAGTCATCAGCTTGCATTGATTACGTCCCTGCCCTTTGTACACACCGCCCGTCGCTCCTACCGATTGAACGCTCCGGTGAATACTTTGGATTCGTGGTCTAGTTGGGGCGACTCGATTGGATCGTTGAAAAAGTTGTGTAAACCTTAGTGCTTAG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TATATGCTTGTCTTAAAGATTAAGCCATGCAGGTCTAAGTATAAGCATCTTATACAGCGAAACTGCGGACAGCTCATTATATCAGTTATAGTTTATTTGATGGTACCAAACTACATGGATAACCGTAGTAATTCTAGAGCTAATACATGCCACGAAACTCCGACTCTCAAGGGAAGGAGGGCACTTATTAGATAAAAAGCCAATGATTTCTGATTGGTGAATCATAATAATTTAGCGAATCGCTTTTTGCGATAGGTCATTCAAATTTCTGCCCTATCAGCTGTGATGTTAGTGTAGTGGACTAACATGGCTAATACGGGTGACGGAGGATTAGGGTCTGATCCCGGAGAGGGAGCCTGAGAAACGGCTACCACTTCCAAGGAAGGCAGCAGGCGCGTAAATTACCCAATCTCGACACGAGGAGGTAGTGACAAGAAATAACAATATTGGGCTTTTACAAGTCTAATAATTGGAATGAGTACAGTTCAAAATCCTTAACGAGGAACAATTGGAGGGCAAGTCTGGTGCCAGCAGCCGCGGTAATACCAGCTCCAATAGTGTATACTAACTTTGTTGCAGTTAAAAGGCTCGTAGTCGAATTTCTGGCTGTTTAAATTGCAGTTGCCATCTAGTATGGTTTGAATGTGATTTAATGGTCATCCTTCTGGAAAGTGCTTCTATCCTTGATTGGATCGGTGGTTACAATCCAGATCATTTACTGTGAGTAAATCAGAGTGTTCAAAGCAGGCTTGTGAAGCTTGTATGCTCCAGCATGGAATAATAAGATAGGACTTTGGTTCTATTTTGTTGGCTTTTAGAATCAAAGTAATGATCGATAGGGATAGTTGGGGGTGCTAGTATTTAACGGTCAGCGGTGAAATGCTCAGACCCGTTAAAGACTAACTTATGCGAAAGCATTCACCAAGGATATCTTCTTTGATCAAGAACGAAAGTTGGGGGATCGAAGACGATCAGATACCGTCGTAGTCTCAACCATAAACTATGCCAACTAGGGATTGGCGGTCGTTGATGATTGACTCCGTCAGCACCTTATGAGAAATCAAAGTCTCTGGGTTCTGGGGGGAGTATGGTCACAAGGCTGAAACTTAAAGGAATTGACGGAAGGGCACCACCAGGAGTGGAGCCTGCGGCTTAATTTGACTCAACACGGGGAAACTTACCAGGTCCGGACATAGTAAGGATTGACAGATTGAAGATCTTTCTTGATTCTATGGGTGGTGGTGCATGGCCGTTCTTAGTTGGTGGAGTGATTTGTCTGGTTAATTCCGTTAACGAACGAGACCTCAGCCTGCTAACTAGTTTAATTAATTTTTTAAAGTAGACTTCTTAGAGGGACAATTGGTGATTAGCCAATGGAAGTATGAGGCAATAACAGGTCTGTGATGCCCTTAGATGTTCTGGGCCGCACGCGCGCTACACTGATGCAAGCAGCGAGTTTATTCCTACATCGACAGGTGTGGGTAATCTTTTGAAATTGCATCGTGCTGGGGCTTGACGATTGTAATTATTTGTCACAAACGAGGAATTCCTAGTAAGCGCAAGTCATCAGCTTGCATTGATTACGTCCCTGCCCTTTGTACACACCGCCCGTCGCTCCTACCGATTGAACGCTCCGGTGAATACTTTGGATTCGTGGTCTAGTTGGGGCGACTCGATTGGATCGTTGAAAAAGTTGTGTAAACCTTAGTG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CATATGCTTGTCTCAAAGATTAAGCCATGCATGTCCAAGTATAAACTACTTATACGGTGAAACTGCGAATGGCTCAAGAACCAGCAATAGTTTATTTGATAGTCCTTAGTACTTGGATAACTGTACTAATTGTAGAGCTAATACATGCAGCAAGGGGCGACTGATCTCCCGCAAGGGAGGTGGGGAAGCCCTGCATTTATTAGGTAAAAAACCAACCCTCTTTCGGGAGGAGTTTATTTGATTCATGATAAATAGCGGATCGAATGGCCTTGCGCCGTCGACGATTCATTCAAATTTCTGCCCTATCAACTTTTGATGGTAGTGTAGAGGACTACCATGGTTTTGACGGGTACGGAGAATTAGGGTTCGATTCCGGAGAAGGAGCCTGAGAGACGGCTGCTACATCCAAGGAAGGCAGCAGGCGCGCAAATTACCCAATCCCGACTCGGGGAGGTAGTGACAAGAAATAACAATGAGGAGCCCTTTGGGTTTCTCAATTGGAATGAGGGTGTGCTAAACCTACATCCGAGTATCCATTGGAGGGAAAGTCTGGTGCCAGCAGCCGCGGTAATTCCAGCTCCAATAGCGTATTTTAAAGTTGCTGCTGTTAAAACGCCCGTAGTCGAAGTTGAGGGTGGTGGCGCGAGTCGCGTACCCGCAAGGGGCGCGTGCTCGAGGAGCTGTCACTCTTCCTTCTGTGGCTGCACCCGTGTGTGTAAAAGCACGCGGGAGTGATGCGGCTCAGGACATTTCCTTTGAAAAAATTAGTGTGTTCAAAGCAGACGGTCGTCTATTGAATACTGAAGCATGGGATGATAGAATAAGACTCTGGTCTTATTTTGTTGGTTGGCCATTAAGGCTGGAGTAATGATTAATAGGGATAGTTGGGGGCATTCGTATTCACTAGTCAGAGGTGAAATTCTTGGATTTAGTGAAGACGAACTTCTGCGAAAGCATTTGCCAAGGATGTTTTCATTGATCAAGGACGAAAGTTAGGGGATCGAAGACGATCAGATACCGTCGTAGTCTTAACCATAAACGATGCCGACTGGGGATTGGGGGTAGTTTTCTTTATGACTCTTCCAGCACCCTACGAGAAATCACAAGTGTTTAGGTTCAGGGGGGAGTATGGTCGCAAGGCTGAAACTTAAAGGAATTGACGGAAGGGCACCACCAGGAGTGGAGCCTGCGGCTTAATTTGACTCAACACGGGAAAACTTACCAGGTCAGGACATGGGAAGGATTGACAGATCGAGAGCTCTTTCTTGATTCTATGGGTGGTGGTGCATGGCCGTTCTTAGTTCGTGGAGTGATCTGTCTGGTTAATTCCGATAACGGACGAGACCTTAACCTGCTAACTAGTCACGCGCGTCCCCGGACGCTGCGGCATATTGGACTTCTTAGAGGGACTGATGTCGTTTAGACATTGGAAGTTTGAGGCAATAACAGGTCTGTGATGCCCTTAGATGCCCTGGGCCGCACGCGCGCTACACTGACGAATGCAGCGAGTTTTTATGCTATCCTTGGCCGGCAGGTCTGGGTAATCTTGTTAAAGTTTGTCGTGATGGGGATAGATTATTGTAATTATTAATCTTCAACGAGGAATTCCTAGTAAGCGCGAGTCATCAGCTCGCGTTGATTACGTCCCTGCCCTTTGTACACACCGCCCGTCGCTCCTACCGACTGAGTGGTCCGGTGAAATGCTCGGACCGCGGGGAGGCTCTCGCAAGGGGGTTTTTCTGTGGGAAGAGACTTTAACCTTACCACTTGA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TCATATGCTTGTCTCAAAGATTAAGCCATGCATGTCCAAGTATAAACTACTTATACGGTGAAACTGCGAATGGCTCAAGAACCAGCAATAGTTTATTTGATAGTCCTTAGTACTTGGATAACTGTACTAATTGTAGAGCTAATACATGCAGCAAGGGGCGACTGATCTCCCGCAAGGGAGGTGGGGAAGCCCTGCATTTATTAGGTAAAAAACCAACCCTCTTTCGGGAGGAGTTTATTTGATTCATGATAAATAGCGGATCGAATGGCCTTGCGCCGTCGACGATTCATTCAAATTTCTGCCCTATCAACTTTTGATGGTAGTGTAGAGGACTACCATGGTTTTGACGGGTACGGAGAATTAGGGTTCGATTCCGGAGAAGGAGCCTGAGAGACGGCTGCTACATCCAAGGAAGGCAGCAGGCGCGCAAATTACCCAATCCCGACTCGGGGAGGTAGTGACAAGAAATAACAATGAGGAGCCCTTTGGGTTTCTCAATTGGAATGAGGGTGTGCTAAACCTACATCCGAGTATCCATTGGAGGGAAAGTCTGGTGCCAGCAGCCGCGGTAATTCCAGCTCCAATAGCGTATTTTAAAGTTGCTGCTGTTAAAACGCCCGTAGTCGAAGTTGAGGGTGGTGGCGCGAGTCGCGTACCCGCAAGGGGCGCGTGCTCGAGGAGCTGTCACTCTTCCTTCTGTGGCTGCACCCGTGTGTGTAAAAGCACGCGGGAGTGATGCGGCTCAGGACATTTCCTTTGAAAAAATTAGTGTGTTCAAAGCAGACGGTCGTCTATTGAATACTGAAGCATGGGATGATAGAATAAGACTCTGGTCTTATTTTGTTGGTTGGCCATTAAGGCTGGAGTAATGATTAATAGGGATAGTTGGGGGCATTCGTATTCACTAGTCAGAGGTGAAATTCTTGGATTTAGTGAAGACGAACTTCTGCGAAAGCATTTGCCAAGGATGTTTTCATTGATCAAGGACGAAAGTTAGGGGATCGAAGACGATCAGATACCGTCGTAGTCTTAACCATAAACGATGCCGACTGGGGATTGGGGGTAGTTTTCTTTATGACTCTTCCAGCACCCTACGAGAAATCACAAGTGTTTAGGTTCAGGGGGGAGTATGGTCGCAAGGCTGAAACTTAAAGGAATTGACGGAAGGGCACCACCAGGAGTGGAGCCTGCGGCTTAATTTGACTCAACACGGGAAAACTTACCAGGTCAGGACATGGGAAGGATTGACAGATCGAGAGCTCTTTCTTGATTCTATGGGTGGTGGTGCATGGCCGTTCTTAGTTCGTGGAGTGATCTGTCTGGTTAATTCCGATAACGGACGAGACCTTAACCTGCTAACTAGTCACGCGCGTCCCCGGACGCTGCGGCATATTGGACTTCTTAGAGGGACTGATGTCGTTTAGACATTGGAAGTTTGAGGCAATAACAGGTCTGTGATGCCCTTAGATGCCCTGGGCCGCACGCGCGCTACACTGACGAATGCAGCGAGTTTTTATGCTATCCTTGGCCGGCAGGTCTGGGTAATCTTGTTAAAGTTTGTCGTGATGGGGATAGATTATTGTAATTATTAATCTTCAACGAGGAATTCCTAGTAAGCGCGAGTCATCAGCTCGCGTTGATTACGTCCCTGCCCTTTGTACACACCGCCCGTCGCTCCTACCGACTGAGTGGTCCGGTGAAATGCTCGGACCGCGGGGAGGCTCTCGCAAGGGGGTTTTTCTGTGGGAAGAGACTTTAACCTTACCACTTGA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CATATGCTTGTCTCAAAGATTAAGCCATGCATGTCTAAGTATAAACTAATTATACGGTGAAACTGCGAATGGCTCATGAACCAGCAATAGTTTATTTGATAGTCTTTAGTACTTGGATAACTGTACTAATTGTAGAGCTAATACATGCACAAAGGGGTGACTCTGAAACCCTGCATTTATTAGGTAAAAAACCAACCCTCTCACGAGGAGTTGAGATGATTCATGATAAACAGCGGATCGAATGGCCTTGCGCCGTCGACGATTCATTCAAATTTCTGCCCTATCAACTTTTGATGGTAGTGTAGAGGACTACCATGGTTTTGACGGGTACGGAGAATTAGGGTTCGATTCCGGAGAAGGAGCCTGAGAGACGGCTGCTACATCCAAGGAAGGCAGCAGGCGCGCAAATTACCCAATCCCGACTCGGGGAGGTAGTGACAAGAAATAACAATGCGGGGCCTTACGGTTTCGCAATTGGAATGAGGGTGAGCTAAACCTACACCCAAGTATCCATTGGAGGGAAAGTCTGGTGCCAGCAGCCGCGGTAATTCCAGCTCCAATAGCGTATTTTAAAATTGCTGCTGTTAAAACGCCCGTAGTCGAAGTTTGGGGCGCTGGTGCGAGTCCCTCGAAAGGGGAGTACTCGAGAGCTGGCGTCCTTCCTTCTGAATGGCCCTGGGCTGTAACAGGCTCAGTCAGCTGTTCAGGACTTTTCCTTTGAAAAAATTAGCGTGTTCAAAGCAGACGGTTGTCTTGAATACTTAAGCATGGGATGATAGAATAAGACTCTGGTCTTATTTTGTTGGTTGCTAAGGCCGGAGTAATGATTAATAGGGATAGTTGGGGGCATTCGTATTCACTTGTCAGAGGTGAAATTCTTGGATTTAGTGAAGACGAACTTCTGCGAAAGCATTTGCCAAGGATGTTTTCATTGATCAAGGACGAAAGTTAGGGGATCGAAGACGATCAGATACCGTCGTAGTCTTAACCATAAACCATGCCGACTGGGGATTGAAAGTAGTTCTTTATATGACTCTTCCAGCACCCTACGAGAAATCAAAGTCTTTAGGTTCAGGGGGGAGTATGGTCGCAAGGCTGAAACTTAAAGGAATTGACGGAAGGGCACCACCAGGAGTGGAGCCTGCGGCTTAATTTGACTCAACACGGGAAAACTTACCAGGTCAGGACATGGGAAGGATTGACAGATCGAGAGCTCTTTCTTGATTCTATGGGTGGTGGTGCATGGCCGTTCTTAGTTCGTGGAGTGATCTGTCTGGTTAATTCCGATAACGGACGAGACCTTAACCTGCTAACTAGTCACGCACATCCTCGGATGTGTGGCCGACTTCTTAGAGGGACTGATATCGTTTAGATATTGGAAGTTTGAGGCAATAACAGGTCTGTGATGCCCTTAGATGCCCTGGGCCGCACGCGCGCTACACTGACGAATGCAGCGAGTTTATCACCTTGGCCGACAGGTCTGGGTAATCTTGTTAATGTTCGTCGTGATGGGGATAGATTATTGTAATTATTAGTCTTCAACGAGGAATTCCTAGTAAGCGCGAGTCATCAGCTCGCGTTGATTACGTCCCTGCCCTTTGTACACACCGCCCGTCGCTCCTACCGACTGAGTGGTCCGGTGAAATGTTCGGACCGTGGGGGATGTCCCGAAAGGGGTGTCTCTTGTGGGAAGAAACTTAAACCTTACCACTTGAAGGAAGGAGAAGTCGTAACAAGGTTTCC</text:p>
          </table:table-cell>
          <table:table-cell office:value-type="string" calcext:value-type="string">
            <text:p>d__Eukary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TCATATGCTTGTCTCAAAGATTAAGCCATGCATGTCTAAGTATAAACTAATTATACGGTGAAACTGCGAATGGCTCATGAACCAGCAATAGTTTATTTGATAGTCTTTAGTACTTGGATAACTGTACTAATTGTAGAGCTAATACATGCACAAAGGGGTGACTCTGAAACCCTGCATTTATTAGGTAAAAAACCAACCCTCTCACGAGGAGTTGAGATGATTCATGATAAACAGCGGATCGAATGGCCTTGCGCCGTCGACGATTCATTCAAATTTCTGCCCTATCAACTTTTGATGGTAGTGTAGAGGACTACCATGGTTTTGACGGGTACGGAGAATTAGGGTTCGATTCCGGAGAAGGAGCCTGAGAGACGGCTGCTACATCCAAGGAAGGCAGCAGGCGCGCAAATTACCCAATCCCGACTCGGGGAGGTAGTGACAAGAAATAACAATGCGGGGCCTTACGGTTTCGCAATTGGAATGAGGGTGAGCTAAACCTACACCCAAGTATCCATTGGAGGGAAAGTCTGGTGCCAGCAGCCGCGGTAATTCCAGCTCCAATAGCGTATTTTAAAATTGCTGCTGTTAAAACGCCCGTAGTCGAAGTTTGGGGCGCTGGTGCGAGTCCCTCGAAAGGGGAGTACTCGAGAGCTGGCGTCCTTCCTTCTGAATGGCCCTGGGCTGTAACAGGCTCAGTCAGCTGTTCAGGACTTTTCCTTTGAAAAAATTAGCGTGTTCAAAGCAGACGGTTGTCTTGAATACTTAAGCATGGGATGATAGAATAAGACTCTGGTCTTATTTTGTTGGTTGCTAAGGCCGGAGTAATGATTAATAGGGATAGTTGGGGGCATTCGTATTCACTTGTCAGAGGTGAAATTCTTGGATTTAGTGAAGACGAACTTCTGCGAAAGCATTTGCCAAGGATGTTTTCATTGATCAAGGACGAAAGTTAGGGGATCGAAGACGATCAGATACCGTCGTAGTCTTAACCATAAACCATGCCGACTGGGGATTGAAAGTAGTTCTTTATATGACTCTTCCAGCACCCTACGAGAAATCAAAGTCTTTAGGTTCAGGGGGGAGTATGGTCGCAAGGCTGAAACTTAAAGGAATTGACGGAAGGGCACCACCAGGAGTGGAGCCTGCGGCTTAATTTGACTCAACACGGGAAAACTTACCAGGTCAGGACATGGGAAGGATTGACAGATCGAGAGCTCTTTCTTGATTCTATGGGTGGTGGTGCATGGCCGTTCTTAGTTCGTGGAGTGATCTGTCTGGTTAATTCCGATAACGGACGAGACCTTAACCTGCTAACTAGTCACGCACATCCTCGGATGTGTGGCCGACTTCTTAGAGGGACTGATATCGTTTAGATATTGGAAGTTTGAGGCAATAACAGGTCTGTGATGCCCTTAGATGCCCTGGGCCGCACGCGCGCTACACTGACGAATGCAGCGAGTTTATCACCTTGGCCGACAGGTCTGGGTAATCTTGTTAATGTTCGTCGTGATGGGGATAGATTATTGTAATTATTAGTCTTCAACGAGGAATTCCTAGTAAGCGCGAGTCATCAGCTCGCGTTGATTACGTCCCTGCCCTTTGTACACACCGCCCGTCGCTCCTACCGACTGAGTGGTCCGGTGAAATGTTCGGACCGTGGGGGATGTCCCGAAAGGGGTGTCTCTTGTGGGAAGAAACTTAAACCTTACCACTTGA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GTTATACAGTGAAACTGCGACTGGCTCATTAAATCAGTAATAGTTTATTTGATAGTACCTACTACTTGGATAACTGTAGTAATTCTAGAGCTAATACATGCATAAAAACCCGACTGGTTTACTGGAAGGGTTGTATTTATTAGATGAGAAACCAATACGGCTTCGGCCGGATTCTTGGTGAATCATAATAACTTTGCGGATCGCATGGTCTTGCACCGGCGACGATTCATTCAAATTTCTGCCCTATCAACTTTCGATGGTAGGATAGAGGCCTACCATGGTTTTAACGGGTGACGGAGAATTAGGGTTCGATTCCGGAGAGGGAGCCTGAGAGATGGCTACCACTTCCAAGGAAGGCAGCAGGCGCGCAAATTACCCAATCCTGACACAGGGAGGTAGTGACAATAAATAACAATGCAGTTCCCAATAGGGATTTGCAATTGGAATGAGTACAAGTTAAATCTCTTAACGATTAACAATTAGAGGGCAAGTCTGGTGCCAGCAGCCGCGGTAATTCCAGCTCTAATAGCGTATACTAAAGTTGTTGCAGTTAAAAAGCTCGTAGTTGAAGTTCAGAACTAGGAGACGTTGGTCGGGCGTATGCTCTGTACCAGCTTTCCTGTTCTCCCTATGGGATACTCACCTTTACTCTTAACTGGGCGAAGGTAAAAGCATTGTATGGTTGGGGCAACCTGGTCATGCAGTGTGGAGTTCCCATTCGTTTACTTTGAATAAATTAGGGTGTTCAAAGCAGGCAAATAAAGAGCCTTGAATACTACAGCATGGGATAACGGAATACGATTTCGGTTCATATTTCGTTGGTTTCTGGAGCCGAAGTAATGATTAAAAGGGATAGTTGGGGGCATTAGTATTTAATTGTCAGAGGTGAAATTCTTGGATTTATGAAAGACTAACTTCTGCGAAAGCATTTGCCAAGGATGTTTTCATTAATCAAGAACGAAAGTTAGGGGATCGAAGACGATCAGATACCGTCGTAGTCTTAACCATAAACTATGCCGACCAGCGATTGGGAGACGTTATTTGTATGACTCCCCCAGCAGCTTGCGAGAAATCACAAGTCTTTGGGTTCTGGGGGGAGTATGGTCGCAAGGCTGAAACTTAAAGGAATTGACGGAAGGGCACCACCAGGAGTGGAGCCTGCGGCTTAATTTGACTCAACACGGGGAAACTTACCAGGTCCAGACATAGTAAGGATTGACAGATTTGAGAGCTCTTTCTTGATTCTATGGGTGGTGGTGCATGGCCGTTCTTAGTTGGTGGAGTGATTTGTCTGGTTAATTCCGTTAACGAACGAGACCTTAACCTGCTAAATAGTAACCGAAAGACTTCTAAAAAAACACATTGGTGGCTAGGGTGAAGTTTCGATGGAGCCTGACCCATTAGTGTGTGGATGACTTCCGGGAATACTTCTTAGAGGGACTATTTGTATTAAAGCAAATGGAAGTTTGAGGCAATAACAGGTCTGTGATGCCCTTAGATGTCTTGGGCCGCACGCGCGCTACACTGATAAGTTCAACGAGTTCTTCCACCTTGTTCGATAGAACCGGGTAATCTTCGAAAAACTTATCGTGATGGGGATAGATCATTGTAATTATTGGTCTTCAACGAGGAATTCCTAGTAAGCGTGAGTCATCAGCTCGCGTTGATTACGTCCCTGCCCTTTGTACACACCGCCCGTCGCTCCTACCGATTGAATGGTCCGGTGAATTGTCCGGAGTATGGTCATGTTGGGGGCAACTTCAACAGATCGTGCGAAGTTCAATAAACCTTATCATTTAGAGGAAGGAGAAGTCGTAACAAGGTATCC</text:p>
          </table:table-cell>
          <table:table-cell office:value-type="string" calcext:value-type="string">
            <text:p>d__Eukaryota; p__Amoebozoa; c__Amoebozoa; o__Amoebozoa; f__Amoebozoa; g__Mycamoeb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GTTATACAGTGAAACTGCGACTGGCTCATTAAATCAGTAATAGTTTATTTGATAGTACCTACTACTTGGATAACTGTAGTAATTCTAGAGCTAATACATGCATAAAAACCCGACTGGTTTACTGGAAGGGTTGTATTTATTAGATGAGAAACCAATACGGCTTCGGCCGGATTCTTGGTGAATCATAATAACTTTGCGGATCGCATGGTCTTGCACCGGCGACGATTCATTCAAATTTCTGCCCTATCAACTTTCGATGGTAGGATAGAGGCCTACCATGGTTTTAACGGGTGACGGAGAATTAGGGTTCGATTCCGGAGAGGGAGCCTGAGAGATGGCTACCACTTCCAAGGAAGGCAGCAGGCGCGCAAATTACCCAATCCTGACACAGGGAGGTAGTGACAATAAATAACAATGCAGTTCCCAATAGGGATTTGCAATTGGAATGAGTACAAGTTAAATCTCTTAACGATTAACAATTAGAGGGCAAGTCTGGTGCCAGCAGCCGCGGTAATTCCAGCTCTAATAGCGTATACTAAAGTTGTTGCAGTTAAAAAGCTCGTAGTTGAAGTTCAGAACTAGGAGACGTTGGTCGGGCGTATGCTCTGTACCAGCTTTCCTGTTCTCCCTATGGGATACTCACCTTTACTCTTAACTGGGCGAAGGTAAAAGCATTGTATGGTTGGGGCAACCTGGTCATGCAGTGTGGAGTTCCCATTCGTTTACTTTGAATAAATTAGGGTGTTCAAAGCAGGCAAATAAAGAGCCTTGAATACTACAGCATGGGATAACGGAATACGATTTCGGTTCATATTTCGTTGGTTTCTGGAGCCGAAGTAATGATTAAAAGGGATAGTTGGGGGCATTAGTATTTAATTGTCAGAGGTGAAATTCTTGGATTTATGAAAGACTAACTTCTGCGAAAGCATTTGCCAAGGATGTTTTCATTAATCAAGAACGAAAGTTAGGGGATCGAAGACGATCAGATACCGTCGTAGTCTTAACCATAAACTATGCCGACCAGCGATTGGGAGACGTTATTTGTATGACTCCCCCAGCAGCTTGCGAGAAATCACAAGTCTTTGGGTTCTGGGGGGAGTATGGTCGCAAGGCTGAAACTTAAAGGAATTGACGGAAGGGCACCACCAGGAGTGGAGCCTGCGGCTTAATTTGACTCAACACGGGGAAACTTACCAGGTCCAGACATAGTAAGGATTGACAGATTTGAGAGCTCTTTCTTGATTCTATGGGTGGTGGTGCATGGCCGTTCTTAGTTGGTGGAGTGATTTGTCTGGTTAATTCCGTTAACGAACGAGACCTTAACCTGCTAAATAGTAACCGAAAGACTTCTAAAAAAACACATTGGTGGCTAGGGTGAAGTTTCGATGGAGCCTGACCCATTAGTGTGTGGATGACTTCCGGGAATACTTCTTAGAGGGACTATTTGTATTAAAGCAAATGGAAGTTTGAGGCAATAACAGGTCTGTGATGCCCTTAGATGTCTTGGGCCGCACGCGCGCTACACTGATAAGTTCAACGAGTTCTTCCACCTTGTTCGATAGAACCGGGTAATCTTCGAAAAACTTATCGTGATGGGGATAGATCATTGTAATTATTGGTCTTCAACGAGGAATTCCTAGTAAGCGTGAGTCATCAGCTCGCGTTGATTACGTCCCTGCCCTTTGTACACACCGCCCGTCGCTCCTACCGATTGAATGGTCCGGTGAATTGTCCGGAGTATGGTCATGTTGGGGGCAACTTCAACAGATCGTGCGAAGTTCAATAAACCTTATCATTTAGAGGAAGGAGAAGTCGTAACAAGGTATCC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ATTTATACGGTGAAACTGCGAATGGCTCAATAAATCAGTAATAGTTTATTTGATAGTACCTACTACTTGGATAACTGTAGTAATTCTAGAGCTAATACATGCGAAAAATCCCGACTAGGTTTACTTGGGAGGGATGTATTTATTAGATGAGAAACCAATACGGCCTTCGGGTCGGTCCTTGGTGAATCATGATAACTTTGCGGATCGCATGGCCTCGTGCCGGCGACGCTTCATTCAAATTTCTGCCCTATCAACTTTCGATTGTAGGATAGAGGCCTACAATGGTTTTAACGGGTGACGGAGAATTAGGGTTCGATTCCGGAGAGGGAGCCTGAGAGATGGCTACCACTTCCAAGGAAGGCAGCAGGCGCGCAAATTACCCAATCCTGACACAGGGAGGTAGTGACAATAAATAACAATGCAGGTCCCGAACAGGGAGTTGTAATTGGAATGAGAACAATTTAAATCCCTTATCGATTAACAATTAGAGGGCAAGTCTGGTGCCAGCAGCCGCGGTAATTCCAGCTCTAATAGCGTATATTAAAGTTGTTGCAGTTAAAAAGCTCGTAGTTGGATTTCGGCGTGCGCTCAGGCTGGTCGGCCGTCATGGTCTGTACCGTTTGGGTCACGCCCCACTGTAGGATACTCACCGCTGTCCTTAACTGGGTGGCGGTCAAAGGTTGCAGTGCATGGGGGCAACTCTGTCGCTGCCGCTGGGGTTCCTACTCTTTTACTTTGAGCAAATTAGAGTGTTCAAAGCAGGCAATCGAGCCTTGAATACTTCAGCATGGGATAATGGAACAGGACTGGGATCCTGATTTCGTTGGTTTCTAGGGTCTTAGTAATGATTAATAGGGATAGTTGGGGGCATTAGTATTTAATTGTCAGAGGTGAAATTCTTGGATTTATGAAAGACTAACTTCTGCGAAAGCATTTGCCAAGGATGTTTTCATTAATCAAGAACGAAAGTTAGGGGATCGAAGACGATCAGATACCGTCGTAGTCTTAACCATAAACGATGCCGACCAGCGATTGGGAGACGTTATATATATGACTCCCCCAGCAGCTTGCGAGAAATCACAAGTCTTTGGGTTCCGGGGGGAGTATGGTCGCAAGGCTGAAACTTAAAGGAATTGACGGAAGGGCACCACCAGGAGTGGAGCCTGCGGCTTAATTTGACTCAACACGGGGAAACTTACCAGGTCCAGACATAGTAAGGATTGACAGATTTGAGAGCTCTTTCTTGATTCTATGGGTGGTGGTGCATGGCCGTTCTTAGTTGGTGGAGTGATTTGTCTGGTTAATTCCGTTAACGAACGAGACCTTAACCTGCTAAATATGTCACTGATAGACTTCTACCAAAACAGGTGGGTGTTTAGGGCAAAGTTTCGATGGAGTCCGACGCATTCATCTGTGGATGACTATCAGGATGTACTTCTTAGAGGGACTATCTGTATCAAAGCAGATGGAAGTTTGAGGCAATAACAGGTCTGTGATGCCCTTAGATGTTCTGGGCCGCACGCGCGCTACACTGATAAGTTCAACGAGTTTAACACCTTGCTCGATAGGGCTGGGTAATCTTTGAAAAACTTATCGTGATGGGGATAGATCATTGTAATTATTGGTCTTCAACGAGGAATTCCTAGTAAGCGTGAGTCATCAGCTCGCGTTGATTACGTCCCTGCCCTTTGTACACACCGCCCGTCGCTCCTACCGATTGAATGATGAGGTGAAATGTTGGGAGCCGGGGCTTTTTGACGGCGGGGCAACTCGTCGCCAGAGGTTCTGCAAACTTCATTAAACCTTTTCATTTAGAGGAAGGAGAAGTCGTAACAAGGTTTCC</text:p>
          </table:table-cell>
          <table:table-cell office:value-type="string" calcext:value-type="string">
            <text:p>d__Eukaryota; p__Amoebozoa; c__Amoebozoa; o__Amoebozoa; f__Amoebozoa; g__Mycamoeb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TATTTATACGGTGAAACTGCGAATGGCTCAATAAATCAGTAATAGTTTATTTGATAGTACCTACTACTTGGATAACTGTAGTAATTCTAGAGCTAATACATGCGAAAAATCCCGACTAGGTTTACTTGGGAGGGATGTATTTATTAGATGAGAAACCAATACGGCCTTCGGGTCGGTCCTTGGTGAATCATGATAACTTTGCGGATCGCATGGCCTCGTGCCGGCGACGCTTCATTCAAATTTCTGCCCTATCAACTTTCGATTGTAGGATAGAGGCCTACAATGGTTTTAACGGGTGACGGAGAATTAGGGTTCGATTCCGGAGAGGGAGCCTGAGAGATGGCTACCACTTCCAAGGAAGGCAGCAGGCGCGCAAATTACCCAATCCTGACACAGGGAGGTAGTGACAATAAATAACAATGCAGGTCCCGAACAGGGAGTTGTAATTGGAATGAGAACAATTTAAATCCCTTATCGATTAACAATTAGAGGGCAAGTCTGGTGCCAGCAGCCGCGGTAATTCCAGCTCTAATAGCGTATATTAAAGTTGTTGCAGTTAAAAAGCTCGTAGTTGGATTTCGGCGTGCGCTCAGGCTGGTCGGCCGTCATGGTCTGTACCGTTTGGGTCACGCCCCACTGTAGGATACTCACCGCTGTCCTTAACTGGGTGGCGGTCAAAGGTTGCAGTGCATGGGGGCAACTCTGTCGCTGCCGCTGGGGTTCCTACTCTTTTACTTTGAGCAAATTAGAGTGTTCAAAGCAGGCAATCGAGCCTTGAATACTTCAGCATGGGATAATGGAACAGGACTGGGATCCTGATTTCGTTGGTTTCTAGGGTCTTAGTAATGATTAATAGGGATAGTTGGGGGCATTAGTATTTAATTGTCAGAGGTGAAATTCTTGGATTTATGAAAGACTAACTTCTGCGAAAGCATTTGCCAAGGATGTTTTCATTAATCAAGAACGAAAGTTAGGGGATCGAAGACGATCAGATACCGTCGTAGTCTTAACCATAAACGATGCCGACCAGCGATTGGGAGACGTTATATATATGACTCCCCCAGCAGCTTGCGAGAAATCACAAGTCTTTGGGTTCCGGGGGGAGTATGGTCGCAAGGCTGAAACTTAAAGGAATTGACGGAAGGGCACCACCAGGAGTGGAGCCTGCGGCTTAATTTGACTCAACACGGGGAAACTTACCAGGTCCAGACATAGTAAGGATTGACAGATTTGAGAGCTCTTTCTTGATTCTATGGGTGGTGGTGCATGGCCGTTCTTAGTTGGTGGAGTGATTTGTCTGGTTAATTCCGTTAACGAACGAGACCTTAACCTGCTAAATATGTCACTGATAGACTTCTACCAAAACAGGTGGGTGTTTAGGGCAAAGTTTCGATGGAGTCCGACGCATTCATCTGTGGATGACTATCAGGATGTACTTCTTAGAGGGACTATCTGTATCAAAGCAGATGGAAGTTTGAGGCAATAACAGGTCTGTGATGCCCTTAGATGTTCTGGGCCGCACGCGCGCTACACTGATAAGTTCAACGAGTTTAACACCTTGCTCGATAGGGCTGGGTAATCTTTGAAAAACTTATCGTGATGGGGATAGATCATTGTAATTATTGGTCTTCAACGAGGAATTCCTAGTAAGCGTGAGTCATCAGCTCGCGTTGATTACGTCCCTGCCCTTTGTACACACCGCCCGTCGCTCCTACCGATTGAATGATGAGGTGAAATGTTGGGAGCCGGGGCTTTTTGACGGCGGGGCAACTCGTCGCCAGAGGTTCTGCAAACTTCATTAAACCTTT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CAAGTATAAGCCCCCATGGGGTGAAACTGCGGATGGCTCATTAAATCGGTTGGAATCTACACGAGAGTGTAACTTAAACGGATAACCACGGAAAATCTGCGGCTAATACGTGCTTAAAAGCTGACTTCTGGTCGGCTGCATTTATCAGATTGAAAGAATGGGAGTTAAATCCCAACTTGAATGATGATAAATCATCTTGCGGATCGCACGAGCTTGACTCGGCGACAATTCGTTCGACTTTCCGCCCTATCAACTTTGGATGGTAGTGTAGTGGACTACCATGGTGGTTACGGGTGACGGAGAATTGGGGTTCGATTCCGGAGAGGGAGCCTGAGAGATGGCTACCACTTCCAAGGAAGGCAGCAGGCGCGAAAATTGCCAAACCTACAAAGTAGGAGGCAGTGACAATAAATATCGGAGGGTCAAATGATCCGACTGGAATGAGATGGATGTAAATAAATCTACGAGAAACAATTGGAGGACAAGTCTGGTGCCAGCACCCGCGGTAATTCCAGCTCCAAGAGCGTATATTCAATTTGCTGCAGTTAAAAAGCTCGTAGTTGGGTGAGGGGAAGGAGTGAGAGGAGGTTGAGGGGAAACTTTTAACTGAATCTATCTTTCTCATTATGAAGGGATCGTTGTGAGGTGTTCTTAACTGGATGCTTCATATACACCCTTCCGTTGACCGTGCTTAAATTCGCGTGTTCAAAGCAGGCTATTTTTTTATGCTTGTAGAGTCTAGCATGGGATCATAAAATATGAAACATTTTGACCCTTTCAGTCTCAATGTTTAATGACAAATAGGGGCAAGCGGGGGTGGAGGGATTCCGTTGTTAGAGGTGAAATTCTTAGACCAACGGAGGACCAACAGAAGCCAAAGCGTCCATCAAGGGTGTGCCCATTGATCAAGAACGAAAGTTAGGGGATCAAATACGATCAGACACCGTAGTAGTCCTAACCTTAAACGATACCGACCGGGGATGGGATGAGACAAAATACTCAAATCCATTCTGTACCCTGAGAGAAATCAAGAGTGTTTGGGTTCCGGGGGGAGTACGGTCGCAAGGCTGAAACTTAAAGGAATTGACGGAAAGGCAAACAAGAAGTGGAACCTGCGGCTTCCAATTCGACTCAACACGGGAAAACTTACCAGGTCCAGACATGGGAAGGATGGACAGATTGATAGATCTTTCTTGATTCTATGAGTGGTGGTGCATGGCCGTTCTTAGTTGGTGGAGTGATTTGTCTGGTTGATTCCGATAACGAACGAGATCACGAGAGATTTGTTGAGGGGGGATGAAGGGATGAGAGAAGGGTGAAGGTGGGAAAGAGTTGCTCTCGGGTAACTTCGTCTCAATGGATCCTTTGTTCCTTTGTCCACTCACCAACTCCGACCGGAGAGTTTCAACTCTCAGGAAGGTCGTGGCAATAACAGGTCTGTGATGCCCTTAGATGTTCTGGGCTGCACGCGCGTTACACTGACAGAGACAAAGAGTTATTTTCTTACTTAGCTGAAAGGCTTGGTTAATCTAACAGAGACTCTGTCGTGATGGGGATAGATGGTTGTAATTATGCATCTTGAACGAGGAATTCCTAGTAAACGTAGTTAATCAAACTACGTTGATTACGTCCCTGCCCTTTGTACACACCGCCCGTCGCTCCTACCGATTGAATGAAAAGGTGAAAAGAAGGGAGATGAGTGGTCTAGTATCATTCGTCAAACATCGTTGAACCATTTCATTTAGAGGAAGGAGAAGTCGTAACAAGGTTTTC</text:p>
          </table:table-cell>
          <table:table-cell office:value-type="string" calcext:value-type="string">
            <text:p>d__Eukaryota; p__Amoebozoa; c__Discosea; o__Dactylopodida; f__Dactylopodida; g__Angul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CAAGTATAAGCCCCCATGGGGTGAAACTGCGGATGGCTCATTAAATCGGTTGGAATCTACACGAGAGTGTAACTTAAACGGATAACCACGGAAAATCTGCGGCTAATACGTGCTTAAAAGCTGACTTCTGGTCGGCTGCATTTATCAGATTGAAAGAATGGGAGTTAAATCCCAACTTGAATGATGATAAATCATCTTGCGGATCGCACGAGCTTGACTCGGCGACAATTCGTTCGACTTTCCGCCCTATCAACTTTGGATGGTAGTGTAGTGGACTACCATGGTGGTTACGGGTGACGGAGAATTGGGGTTCGATTCCGGAGAGGGAGCCTGAGAGATGGCTACCACTTCCAAGGAAGGCAGCAGGCGCGAAAATTGCCAAACCTACAAAGTAGGAGGCAGTGACAATAAATATCGGAGGGTCAAATGATCCGACTGGAATGAGATGGATGTAAATAAATCTACGAGAAACAATTGGAGGACAAGTCTGGTGCCAGCACCCGCGGTAATTCCAGCTCCAAGAGCGTATATTCAATTTGCTGCAGTTAAAAAGCTCGTAGTTGGGTGAGGGGAAGGAGTGAGAGGAGGTTGAGGGGAAACTTTTAACTGAATCTATCTTTCTCATTATGAAGGGATCGTTGTGAGGTGTTCTTAACTGGATGCTTCATATACACCCTTCCGTTGACCGTGCTTAAATTCGCGTGTTCAAAGCAGGCTATTTTTTTATGCTTGTAGAGTCTAGCATGGGATCATAAAATATGAAACATTTTGACCCTTTCAGTCTCAATGTTTAATGACAAATAGGGGCAAGCGGGGGTGGAGGGATTCCGTTGTTAGAGGTGAAATTCTTAGACCAACGGAGGACCAACAGAAGCCAAAGCGTCCATCAAGGGTGTGCCCATTGATCAAGAACGAAAGTTAGGGGATCAAATACGATCAGACACCGTAGTAGTCCTAACCTTAAACGATACCGACCGGGGATGGGATGAGACAAAATACTCAAATCCATTCTGTACCCTGAGAGAAATCAAGAGTGTTTGGGTTCCGGGGGGAGTACGGTCGCAAGGCTGAAACTTAAAGGAATTGACGGAAAGGCAAACAAGAAGTGGAACCTGCGGCTTCCAATTCGACTCAACACGGGAAAACTTACCAGGTCCAGACATGGGAAGGATGGACAGATTGATAGATCTTTCTTGATTCTATGAGTGGTGGTGCATGGCCGTTCTTAGTTGGTGGAGTGATTTGTCTGGTTGATTCCGATAACGAACGAGATCACGAGAGATTTGTTGAGGGGGGATGAAGGGATGAGAGAAGGGTGAAGGTGGGAAAGAGTTGCTCTCGGGTAACTTCGTCTCAATGGATCCTTTGTTCCTTTGTCCACTCACCAACTCCGACCGGAGAGTTTCAACTCTCAGGAAGGTCGTGGCAATAACAGGTCTGTGATGCCCTTAGATGTTCTGGGCTGCACGCGCGTTACACTGACAGAGACAAAGAGTTATTTTCTTACTTAGCTGAAAGGCTTGGTTAATCTAACAGAGACTCTGTCGTGATGGGGATAGATGGTTGTAATTATGCATCTTGAACGAGGAATTCCTAGTAAACGTAGTTAATCAAACTACGTTGATTACGTCCCTGCCCTTTGTACACACCGCCCGTCGCTCCTACCGATTGAATGAAAAGGTGAAAAGAAGGGAGATGAGTGGTCTAGTATCATTCGTCAAACATCGTTGAACCATTTCATTTAGAGGAAGG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CAAGTATAAGCCCCCATGGGGTGAAACTGCGGATGGCTCATTAAATCGGTTGGAATCTACACGAGAGTGTAAGTTAAACGGATAACCACGGAAAATCTGCGGCTAATACGTGCATACAAGTGGACTTCTGGTTCACTGCATTTATCAGATTGAAAGGATAGGGGGCAACTCCTAACTTGAATGATGATAAACTAAAATTGCGGATCGTACGAGCTTGACTCGACGACAATTCGTTCGACTTTCCGCCCTATCAACTTTGGATGGTAGTGTAGTGGACTACCATGGTGGTTACGGGTGACGGAGAATTAGGGTTCGATTCCGGAGAGGGAGCCTGAGAGATGGCTACCACTTCCAAGGAAGGCAGCAGGCGCGAAAATTGCCAAACCTACAAAGTAGGAGGCAGTGACAATAAATATCGGAGGGTCAAATGATCCGACTGGAATGAGATGGATGTAAATAAATCTACGAGAAACAATTGGAGGACAAGTCTGGTGCCAGCACCCGCGGTAATTCCAGCTCCAAGAGCGTATATTCAATTTGCTGCAGTTAAAAAGCTCGTAGTTGGGTGAGGGGATGGAGTAAGGGGAGGTAAAGGGGAGACTCTAGACTGAACCTATCTATCTCATTATGGAGGGATATTGTTGGTAGGTGTCCTTAACTGGATGCTTATTATACACCCTCCCGTTGACCGTGCTTAAATTCGCGTGTTCAAAGCAGGCATTTTATATTGCTTGTAGAGTCTAGCATGGGATCATAAAATATGGAATAGAGAAGACTCCTTTCGTCTTCTCTTTCAATGACAAATAGGGGCAAGCGGGGGTGGAGGGACTCCGTTGTTAGAGGTGAAATTCTTAGACCAACGGAAGACCAACAGAAGCCAAAGCGTCCATCAAGGGTGTGCCCATTGATCAAGAACGAAAGTTAGGGGATCAAATACGATCAGACACCGTAGTAGTCCTAACCTTAAACGATACCGACCGGGGATGGGATGAGACAAAGTCAAAATATCCATTCTGTACCCTACGAGAAATCAAGAGTGTTTGGGTTCCGGGGGGAGTACGGTCGCAAGGCTGAAACTTAAAGGAATTGACGGAAAGGCAAACAAGAAGTGGAACCTGCGGCTTCCAATTCGACTCAACACGGGAAAACTTACCAGGTCCAGACATGGGAAGGATGGACAGATTGATAGATCTTTCTTGATTCTATGAGTGGTGGTGCATGGCCGTTCTTAGTTGGTGGAGTGATTTGTCTGGTTGATTCCGATAACGAACGAGATCACGAGAGGAAAGTTGAGGGGGGATAGGAGGATGAGATAAGGTGAAGGTGAGGAAGGTCTGGTTTCGGCTAGATCAGCCTCAATGGATCCTTTGTCCTTCAGTCCACTCACCAATCCCGACCGGAGAGTATCAACTCTCAGGAGGGTCGTGGCAATAACAGGTCTGTGATGCCCTTAGATGTTCTGGGCTGCACGCGCGTTACACTGACAGAGACAAAGAGTTATACTATGCTTGGCTGAAAGGCCTGGCTAATCTAACAGAGACTCTGTCGTGATGGGGATAGATGGTTGTAATTATGCATCTTGAACGAGGAATTCCTAGTAAACGTAGTTAATCAAACTACGTTGATTAAGTCCCTGCCCTTTGTACACACCGCCCGTCGCTCCTACCGATTGAATGAAAAGGTGAAAAGAAGGGAGGAGGGTAGTCTTGTACTGCCTTCCAAACATCGTTGAACCATTTCATTTAGAGGAAGGAGAAGTCGTAACAAGGTTTTC</text:p>
          </table:table-cell>
          <table:table-cell office:value-type="string" calcext:value-type="string">
            <text:p>d__Eukaryota; p__Amoebozoa; c__Discosea; o__Dactylopodida; f__Dactylopodida; g__Angul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CAAGTATAAGCCCCCATGGGGTGAAACTGCGGATGGCTCATTAAATCGGTTGGAATCTACACGAGAGTGTAAGTTAAACGGATAACCACGGAAAATCTGCGGCTAATACGTGCATACAAGTGGACTTCTGGTTCACTGCATTTATCAGATTGAAAGGATAGGGGGCAACTCCTAACTTGAATGATGATAAACTAAAATTGCGGATCGTACGAGCTTGACTCGACGACAATTCGTTCGACTTTCCGCCCTATCAACTTTGGATGGTAGTGTAGTGGACTACCATGGTGGTTACGGGTGACGGAGAATTAGGGTTCGATTCCGGAGAGGGAGCCTGAGAGATGGCTACCACTTCCAAGGAAGGCAGCAGGCGCGAAAATTGCCAAACCTACAAAGTAGGAGGCAGTGACAATAAATATCGGAGGGTCAAATGATCCGACTGGAATGAGATGGATGTAAATAAATCTACGAGAAACAATTGGAGGACAAGTCTGGTGCCAGCACCCGCGGTAATTCCAGCTCCAAGAGCGTATATTCAATTTGCTGCAGTTAAAAAGCTCGTAGTTGGGTGAGGGGATGGAGTAAGGGGAGGTAAAGGGGAGACTCTAGACTGAACCTATCTATCTCATTATGGAGGGATATTGTTGGTAGGTGTCCTTAACTGGATGCTTATTATACACCCTCCCGTTGACCGTGCTTAAATTCGCGTGTTCAAAGCAGGCATTTTATATTGCTTGTAGAGTCTAGCATGGGATCATAAAATATGGAATAGAGAAGACTCCTTTCGTCTTCTCTTTCAATGACAAATAGGGGCAAGCGGGGGTGGAGGGACTCCGTTGTTAGAGGTGAAATTCTTAGACCAACGGAAGACCAACAGAAGCCAAAGCGTCCATCAAGGGTGTGCCCATTGATCAAGAACGAAAGTTAGGGGATCAAATACGATCAGACACCGTAGTAGTCCTAACCTTAAACGATACCGACCGGGGATGGGATGAGACAAAGTCAAAATATCCATTCTGTACCCTACGAGAAATCAAGAGTGTTTGGGTTCCGGGGGGAGTACGGTCGCAAGGCTGAAACTTAAAGGAATTGACGGAAAGGCAAACAAGAAGTGGAACCTGCGGCTTCCAATTCGACTCAACACGGGAAAACTTACCAGGTCCAGACATGGGAAGGATGGACAGATTGATAGATCTTTCTTGATTCTATGAGTGGTGGTGCATGGCCGTTCTTAGTTGGTGGAGTGATTTGTCTGGTTGATTCCGATAACGAACGAGATCACGAGAGGAAAGTTGAGGGGGGATAGGAGGATGAGATAAGGTGAAGGTGAGGAAGGTCTGGTTTCGGCTAGATCAGCCTCAATGGATCCTTTGTCCTTCAGTCCACTCACCAATCCCGACCGGAGAGTATCAACTCTCAGGAGGGTCGTGGCAATAACAGGTCTGTGATGCCCTTAGATGTTCTGGGCTGCACGCGCGTTACACTGACAGAGACAAAGAGTTATACTATGCTTGGCTGAAAGGCCTGGCTAATCTAACAGAGACTCTGTCGTGATGGGGATAGATGGTTGTAATTATGCATCTTGAACGAGGAATTCCTAGTAAACGTAGTTAATCAAACTACGTTGATTAAGTCCCTGCCCTTTGTACACACCGCCCGTCGCTCCTACCGATTGAATGAAAAGGTGAAAAGAAGGGAGGAGGGTAGTCTTGTACTGCCTTCCAAACATCGTTGAACCATTTCATTTAGAGGAAGG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CAAGTATAAGCCCCCATGGGGTGAAACTGCGGATGGCTCATTAAATCGGTTGGAATCTACATGAGAGTTATTACTTTTTAAAAGGATAACCCCGGAAAATCTGCGGCTAATACTTGCAAAAAAGGGATAGCAATATTCCAGCATTTATCAGCTTGAGAGGATTTGACGCAGCAATGCGTTTATCGGTGAATCATGATAAAATTTACAGCAGATCGCACGAGCTTGACTCGGCGACAATTCATTCGACTTTCCGCCCTATCAACTTTGGAAGGTAGTGTAGTGGACTACCTTGGTTTTCACGGGTGACGGAGAATTGGGGTTCGATTCCGGAGAGGGAGCCTGAGAGATGGCTACTACTTCCAAGGAAGGCAGCAGGCGCGAAAATTGCCGAACCTACAAAGTAGGAGGCAGTGACAATAAATATCGGAGGGTCAATAGATCCGACTGGAATGAGATGGATGTAAAAAGTCCTACGAGTACCAATTGGAGGAAAAGTCTGGTGCCAGCACCCGCGGTAATTCCAGCTCCAAGAGCGTATATTCAATTTGCTGCAGTTAAAAAGCTCGTAGTTGGGTGGGGGGAAAAGACGGGAAGGGTGAAGGGGAACCGGAACTTGACCTGTTTTTTTCCATTTTAAATGGAGGGTAGTCTTGTAGGTGCTCTTAACTGGGCGCTTACAACGACCCCTCCCGTTGACCGTGCTTAAATTCGCGTGTTCAAAGCAAGCATTTTATTCGCTTGAAGAGTCTAGCATGGGATCATTCAATATGGACTTGGTTTGAGATTTTTCTTCTCATCTCCCAAGTCAATGACAAATAGGGGCAAGCGGGGGCAGAGGGACTCCATCGTTAGAGGTGAAATTCTTAGACCGATGGAAGACCAACAGAAGCCAAAGCGTCTGTCAAGGGTGTGCCCATTGATCAAGAACGAAAGTTAGGGGATCAAATACGATCAGACACCGTAGTAGTCCTAACCTTAAACGATACCGACCGGGGATGGGGTAAGGTATATAATTACACTTACCTATCCTGTACCCTGCGAGAAATCAAGAGTGTTTGGGTTCCGGGGGGAGTACGGTCGCAAGGCTGAAACTTAAAGGAATTGACGGAAGGGCAAACCAGAAGTGGAACCTGCGGCTTCCAATTCGACTCAACACGGGAAAACTTACCAGGTCCAGACATGGGAAGGATGGACAGATTGATAGCTCTTTCTTGATTCCATGAGTGGTGGTGCATGGCCGTTCTTAGTTGGTGGAGTGATTTGTCTGGTTGATTCCGATAACGAACGAGATCACGAGAGGGTAGTTGGGGGTATAAAAAAATTTTTTGGGAGGGGGGTTAAATGGGTGAAGGGGAGAGCGAAGTTGATTTCGGTTAACTCACTCTTTTTGAATCTCTATCCCTCTCCCACCCCACTTACTCCGACCGGGGTGTTTCAACACCCAGGAAGGTCGTGGCAATAACAGGTCTGTGATGCCCTTAGATGTTCTGGGCTGCACGCGCGTTACACTGACAGAGACAAAAAGTATTTCGATCTTTTAAAATGGATCAAAGCTTGACTGATAAGTCTGGCAAATCTTTACGAGACTCTGTCGTGATGGGGATAGATGGTTGAAATTAGGCATCTTGAACGAGGAATTCCTAGTAAACGTGGTTGATCAAACCGCGTTGATTACGTCCCTGCCCTTTGTACACACCGCCCGTCGCTCCTACCGATTGAATGAAAAGGTGAAAAGAAGGGAGTTGGGGGGGTGTATGCCTTTCTGATGAACCTCTTTGAACCATTTCATTTAGAGGAAGGAGAAGTCGTAACAAGGTTTTC</text:p>
          </table:table-cell>
          <table:table-cell office:value-type="string" calcext:value-type="string">
            <text:p>d__Eukaryota; p__Amoebozoa; c__Discosea; o__Dactylopodida; f__Dactylopodida; g__Angul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CAAGTATAAGCCCCCATGGGGTGAAACTGCGGATGGCTCATTAAATCGGTTGGAATCTACATGAGAGTTATTACTTTTTAAAAGGATAACCCCGGAAAATCTGCGGCTAATACTTGCAAAAAAGGGATAGCAATATTCCAGCATTTATCAGCTTGAGAGGATTTGACGCAGCAATGCGTTTATCGGTGAATCATGATAAAATTTACAGCAGATCGCACGAGCTTGACTCGGCGACAATTCATTCGACTTTCCGCCCTATCAACTTTGGAAGGTAGTGTAGTGGACTACCTTGGTTTTCACGGGTGACGGAGAATTGGGGTTCGATTCCGGAGAGGGAGCCTGAGAGATGGCTACTACTTCCAAGGAAGGCAGCAGGCGCGAAAATTGCCGAACCTACAAAGTAGGAGGCAGTGACAATAAATATCGGAGGGTCAATAGATCCGACTGGAATGAGATGGATGTAAAAAGTCCTACGAGTACCAATTGGAGGAAAAGTCTGGTGCCAGCACCCGCGGTAATTCCAGCTCCAAGAGCGTATATTCAATTTGCTGCAGTTAAAAAGCTCGTAGTTGGGTGGGGGGAAAAGACGGGAAGGGTGAAGGGGAACCGGAACTTGACCTGTTTTTTTCCATTTTAAATGGAGGGTAGTCTTGTAGGTGCTCTTAACTGGGCGCTTACAACGACCCCTCCCGTTGACCGTGCTTAAATTCGCGTGTTCAAAGCAAGCATTTTATTCGCTTGAAGAGTCTAGCATGGGATCATTCAATATGGACTTGGTTTGAGATTTTTCTTCTCATCTCCCAAGTCAATGACAAATAGGGGCAAGCGGGGGCAGAGGGACTCCATCGTTAGAGGTGAAATTCTTAGACCGATGGAAGACCAACAGAAGCCAAAGCGTCTGTCAAGGGTGTGCCCATTGATCAAGAACGAAAGTTAGGGGATCAAATACGATCAGACACCGTAGTAGTCCTAACCTTAAACGATACCGACCGGGGATGGGGTAAGGTATATAATTACACTTACCTATCCTGTACCCTGCGAGAAATCAAGAGTGTTTGGGTTCCGGGGGGAGTACGGTCGCAAGGCTGAAACTTAAAGGAATTGACGGAAGGGCAAACCAGAAGTGGAACCTGCGGCTTCCAATTCGACTCAACACGGGAAAACTTACCAGGTCCAGACATGGGAAGGATGGACAGATTGATAGCTCTTTCTTGATTCCATGAGTGGTGGTGCATGGCCGTTCTTAGTTGGTGGAGTGATTTGTCTGGTTGATTCCGATAACGAACGAGATCACGAGAGGGTAGTTGGGGGTATAAAAAAATTTTTTGGGAGGGGGGTTAAATGGGTGAAGGGGAGAGCGAAGTTGATTTCGGTTAACTCACTCTTTTTGAATCTCTATCCCTCTCCCACCCCACTTACTCCGACCGGGGTGTTTCAACACCCAGGAAGGTCGTGGCAATAACAGGTCTGTGATGCCCTTAGATGTTCTGGGCTGCACGCGCGTTACACTGACAGAGACAAAAAGTATTTCGATCTTTTAAAATGGATCAAAGCTTGACTGATAAGTCTGGCAAATCTTTACGAGACTCTGTCGTGATGGGGATAGATGGTTGAAATTAGGCATCTTGAACGAGGAATTCCTAGTAAACGTGGTTGATCAAACCGCGTTGATTACGTCCCTGCCCTTTGTACACACCGCCCGTCGCTCCTACCGATTGAATGAAAAGGTGAAAAGAAGGGAGTTGGGGGGGTGTATGCCTTTCTGATGAACCTCTTTGAACCATTTCATTTAGAGGAAGG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CAAGTATAAGCCCCCATGGGGTGAAACTGCGGATGGCTCATTAAATCGGTTGGAATCTACATGAGAGTTATTCTTTTAAAAGGATAACCCCGGAAAATCTGCGGCTAATACTTGCAAAAAAGGAGGGCAACTTCCAGCATTTATCAGCTAGAGAGGATTGGCGCAGTAATGCGTCTCGGTGAATCATGATAAAATATACAGCAGATCGCACGAGCTTGACTCGGCGACAATTCATTCGACTTTCCGCCCTATCAACTTTGGAAGGTAGTGTAGTGGACTACCTTGGTTTTCACGGGTGACGGAGAATTGGGGTTCGATTCCGGAGAGGGAGCCTGAGAGATGGCTACTACTTCCAAGGAAGGCAGCAGGCGCGAAAATTGCCGAACCTACAAAGTAGGAGGCAGTGACAATAAATATCGGAGGGTCAATAGATCCGACTGGAATGAGATGGATGTAAAAAGTCCTACGAGTACCAATTGGAGGAAAAGTCTGGTGCCAGCACCCGCGGTAATTCCAGCTCCAAGAGCGTATATTCAATTTGCTGCAGTTAAAAAGCTCGTAGTTGGGTGGGGGGAAGGGAGAGAAAGGGTGAAGGGGAACCGGAACTTGATTTCTTCCTTTCCATTATGGAGGGTAGTCTTGTAGGTGCTCTTAACTGGGCGCTTACAACGACCCCTCCCGTTGACCGTGCTTAAATTCGCGTGTTCAAAGCAAGCATTTATTCGCTTGAAGAGTCTAGCATGGGATCATTCAATATGGACTTGTTGAGATTTTTCTTCTCATCTCTCAAGTCAATGACAAATAGGGGCAAGCGGGGGCAGAGGGACTCCATCGTTAGAGGTGAAATTCTTAGACCGATGGAAGACCAACAGAAGCCAAAGCGTCTGTCAAGGGTGTGCCCATTGATCAAGAACGAAAGTTAGGGGATCAAATACGATCAGACACCGTAGTAGTCCTAACCTTAAACGATACCGACCGGGGATGGGGTAAGGTATATAATTACACTTACCTATCCTGTACCCTGCGAGAAATCAAGAGTGTTTGGGTTCCGGGGGGAGTACGGTCGCAAGGCTGAAACTTAAAGGAATTGACGGAAGGGCAAACCAGAAGTGGAACCTGCGGCTTCCAATTCGACTCAACACGGGAAAACTTACCAGGTCCAGACATGGGAAGGATGGACAGATTGATAGCTCTTTCTTGATTCCATGAGTGGTGGTGCATGGCCGTTCTTAGTTGGTGGAGTGATTTGTCTGGTTGATTCCGATAACGAACGAGATCACGAGAGGGTAGTTGGGGGTTAATTTTTCGGGAGGGGGGTTGATTAGGTGAAGGGTGGAGCGAAGTTGGTTTCGGCTGACTCACTCCAACTGAATCCTTATCCCTCTCCCACCCCACTTACTCCGACCGGGGTGTTTCAACACCCAGGAAGGTCGTGGCAATAACAGGTCTGTGATGCCCTTAGATGTTCTGGGCTGCACGCGCGTTACACTGACAGAGACAAAAAGTATTTCGACCCCTTAAATAAGGGTCATCGCTTGACTGATAAGTCTGGCAAATCTTTACGAGACTCTGTCGTGATGGGGATAGATGGTTGAAATTAGGCATCTTGAACGAGGAATTCCTAGTAAACGTGGTTGATCAAACCGCGTTGATTACGTCCCTGCCCTTTGTACACACCGCCCGTCGCTCCTACCGATTGAATGAAAAGGTGAAAAGAAGGGAGTTGGGAGGGTGTATGCCTTTCTGATGAACCTCTTTGAACCATTTCATTTAGAGGAAGGAGAAGTCGTAACAAGGTTTTC</text:p>
          </table:table-cell>
          <table:table-cell office:value-type="string" calcext:value-type="string">
            <text:p>d__Eukaryota; p__Amoebozoa; c__Discosea; o__Dactylopodida; f__Dactylopodida; g__Angul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CAAGTATAAGCCCCCATGGGGTGAAACTGCGGATGGCTCATTAAATCGGTTGGAATCTACATGAGAGTTATTCTTTTAAAAGGATAACCCCGGAAAATCTGCGGCTAATACTTGCAAAAAAGGAGGGCAACTTCCAGCATTTATCAGCTAGAGAGGATTGGCGCAGTAATGCGTCTCGGTGAATCATGATAAAATATACAGCAGATCGCACGAGCTTGACTCGGCGACAATTCATTCGACTTTCCGCCCTATCAACTTTGGAAGGTAGTGTAGTGGACTACCTTGGTTTTCACGGGTGACGGAGAATTGGGGTTCGATTCCGGAGAGGGAGCCTGAGAGATGGCTACTACTTCCAAGGAAGGCAGCAGGCGCGAAAATTGCCGAACCTACAAAGTAGGAGGCAGTGACAATAAATATCGGAGGGTCAATAGATCCGACTGGAATGAGATGGATGTAAAAAGTCCTACGAGTACCAATTGGAGGAAAAGTCTGGTGCCAGCACCCGCGGTAATTCCAGCTCCAAGAGCGTATATTCAATTTGCTGCAGTTAAAAAGCTCGTAGTTGGGTGGGGGGAAGGGAGAGAAAGGGTGAAGGGGAACCGGAACTTGATTTCTTCCTTTCCATTATGGAGGGTAGTCTTGTAGGTGCTCTTAACTGGGCGCTTACAACGACCCCTCCCGTTGACCGTGCTTAAATTCGCGTGTTCAAAGCAAGCATTTATTCGCTTGAAGAGTCTAGCATGGGATCATTCAATATGGACTTGTTGAGATTTTTCTTCTCATCTCTCAAGTCAATGACAAATAGGGGCAAGCGGGGGCAGAGGGACTCCATCGTTAGAGGTGAAATTCTTAGACCGATGGAAGACCAACAGAAGCCAAAGCGTCTGTCAAGGGTGTGCCCATTGATCAAGAACGAAAGTTAGGGGATCAAATACGATCAGACACCGTAGTAGTCCTAACCTTAAACGATACCGACCGGGGATGGGGTAAGGTATATAATTACACTTACCTATCCTGTACCCTGCGAGAAATCAAGAGTGTTTGGGTTCCGGGGGGAGTACGGTCGCAAGGCTGAAACTTAAAGGAATTGACGGAAGGGCAAACCAGAAGTGGAACCTGCGGCTTCCAATTCGACTCAACACGGGAAAACTTACCAGGTCCAGACATGGGAAGGATGGACAGATTGATAGCTCTTTCTTGATTCCATGAGTGGTGGTGCATGGCCGTTCTTAGTTGGTGGAGTGATTTGTCTGGTTGATTCCGATAACGAACGAGATCACGAGAGGGTAGTTGGGGGTTAATTTTTCGGGAGGGGGGTTGATTAGGTGAAGGGTGGAGCGAAGTTGGTTTCGGCTGACTCACTCCAACTGAATCCTTATCCCTCTCCCACCCCACTTACTCCGACCGGGGTGTTTCAACACCCAGGAAGGTCGTGGCAATAACAGGTCTGTGATGCCCTTAGATGTTCTGGGCTGCACGCGCGTTACACTGACAGAGACAAAAAGTATTTCGACCCCTTAAATAAGGGTCATCGCTTGACTGATAAGTCTGGCAAATCTTTACGAGACTCTGTCGTGATGGGGATAGATGGTTGAAATTAGGCATCTTGAACGAGGAATTCCTAGTAAACGTGGTTGATCAAACCGCGTTGATTACGTCCCTGCCCTTTGTACACACCGCCCGTCGCTCCTACCGATTGAATGAAAAGGTGAAAAGAAGGGAGTTGGGAGGGTGTATGCCTTTCTGATGAACCTCTTTGAACCATTTCATTTAGAGGAAGGAGAAGTCGTAACAAGGTTTT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GTAAGTATGAGCACTCGTACTGTGAAACTGCGGATGGCTCATTAAATCAGTCATAATCTACATGGTGACCCTTTCTAATTGGATAACTGTAGAAATCCTAGAGCTAATACATGCGAACAGCCTCTCCGCAAGGGGAGGTGTACTTACTAGACTTTTAACCAGCCCCAGGCAACTGGAGCTTTGGTGATTCATGGTAATTGATCGAATCGCACAGCCTTGAGCTTGGCGATACACCATTCGAATCTCTGCCCTATCAGCTAAATCGCAGTGTAGTGGTCTGCGGTGGCAATAACGGGTAACGGGGAATTGGGGTTTGATTCCGGAGAGGGAGCCTGAGAAACAGCTCCTACTTCCAAGGAAGGCAGCAGGCGCGTAAATTACCCAATTCTAACTCAGAGAGGTAGTGACAAGAAATAACAATACGGCTCCTATCTAGGTGTCGTAATTGGAATGAGTACAATCTAAACCCCTTAACGAGGATCTATTGGAGGGAAAGCCTGGTGCCAGCAGCCGCGGTAATTCCAGCTCCAATAGCGTATACTAAAATTGCTGCAGTTAAAAAGCTCGTAGTTGGAATCCTGGGTGCGGTGTGGCCCGGTCTGCCGTGAAGGTGTGCACTGGCTACGCCCCCCGCAATCGCTCAGTAGCGCCCATCTGATCTTAACTGGTTGGGTGGGACCGCTCTGGGCCGTTTACTGTGAGTAAATAAGGGTGTTTAAAGCAAGCAATCGCTCTGAATTCAATAGCATGGGATAATAGAACACGAGGCGCTGTGGTTTCGGTTGGTTGCCACAGCGCCTAATGATCAATAGGAACGGTCGGGGGTATTCGTATTGAATTGTCAGAGGTGAAATTCTTAGATTTATGCAAGACGAACTACTGCGAAAGCATCTGCCAAGGACGCTTTCATTGATCAAGAACGAAAGTTAGGGGATCGAAGATGATCAGATACCGTCGTAGTCCTAACCGTAAACGATACCGGCTAGGGCTCGGGGGAAGTTACTTTATTCGACTCTCCCAGGACCTTGTGAGAAATCATAAGCCTATGGGTTCTGGGGGGAGTATGGTCGCAAGGCTGAAACTTAAAGGAATTGACGGAAGGACACCACCAGGAGTGGAACCTGCGGCTTAATTTGACTCAACACGGGAAAACTTACCAGGTCCAGACACAGGAAGGATTGACAGATTGATAGCTCTTTCTTGATTCTGTGGGGAGTGGTGCATGGCCGTTCTTAGTTGGTGGATTGATCTGTCTGGTTTATTCCGATAACGAACGAGACCTTAGTCTGCTAAATAGTATCGTGAACCGTCTAACGGGTGAAGCTAGAGCAGCGTCTGGGCTTCGGCCTAGTTGCTTACTCTAGTGGATCCTTGATGAGTTCGCGAGCACTTCTTAGAGGGACAACTTGTGGTAAACAAGCGGAAGCTAAGGCAATAACAGGTCTGTGATGCCCTTAGATGTCCTGGGCCGCACGCGCGTTACACTGATCGGGTCAAAAAGTTCGCCCTTGGTCTAACGGCCTGGGTAATCTCGAGTCCCGATCGTGCTGGGGATAGTCGATTGCAATTATTTGTCTTGAACGAGGAATTCCTAGTAAGCGTCAGTCATCAACTGGCGCTGATTACGTCCCTGTCCTTTGTACACACCGCCCGTCGCTCCTACCGATTGAACGGTCCGATGAAATCTTCGGATCGGAGTACCCATCTGCTGGGCAACCAGTAGTAGTGCACCGAAAAGTAGAGTGAATCTTATCGTTTAGAGGAAGGAGAAGTCGTAACAAGGTATTC</text:p>
          </table:table-cell>
          <table:table-cell office:value-type="string" calcext:value-type="string">
            <text:p>d__Eukaryota; p__Amoebozoa; c__Discosea; o__Dactylopodida; f__Dactylopodida; g__Dactylopod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GTAAGTATGAGCACTCGTACTGTGAAACTGCGGATGGCTCATTAAATCAGTCATAATCTACATGGTGACCCTTTCTAATTGGATAACTGTAGAAATCCTAGAGCTAATACATGCGAACAGCCTCTCCGCAAGGGGAGGTGTACTTACTAGACTTTTAACCAGCCCCAGGCAACTGGAGCTTTGGTGATTCATGGTAATTGATCGAATCGCACAGCCTTGAGCTTGGCGATACACCATTCGAATCTCTGCCCTATCAGCTAAATCGCAGTGTAGTGGTCTGCGGTGGCAATAACGGGTAACGGGGAATTGGGGTTTGATTCCGGAGAGGGAGCCTGAGAAACAGCTCCTACTTCCAAGGAAGGCAGCAGGCGCGTAAATTACCCAATTCTAACTCAGAGAGGTAGTGACAAGAAATAACAATACGGCTCCTATCTAGGTGTCGTAATTGGAATGAGTACAATCTAAACCCCTTAACGAGGATCTATTGGAGGGAAAGCCTGGTGCCAGCAGCCGCGGTAATTCCAGCTCCAATAGCGTATACTAAAATTGCTGCAGTTAAAAAGCTCGTAGTTGGAATCCTGGGTGCGGTGTGGCCCGGTCTGCCGTGAAGGTGTGCACTGGCTACGCCCCCCGCAATCGCTCAGTAGCGCCCATCTGATCTTAACTGGTTGGGTGGGACCGCTCTGGGCCGTTTACTGTGAGTAAATAAGGGTGTTTAAAGCAAGCAATCGCTCTGAATTCAATAGCATGGGATAATAGAACACGAGGCGCTGTGGTTTCGGTTGGTTGCCACAGCGCCTAATGATCAATAGGAACGGTCGGGGGTATTCGTATTGAATTGTCAGAGGTGAAATTCTTAGATTTATGCAAGACGAACTACTGCGAAAGCATCTGCCAAGGACGCTTTCATTGATCAAGAACGAAAGTTAGGGGATCGAAGATGATCAGATACCGTCGTAGTCCTAACCGTAAACGATACCGGCTAGGGCTCGGGGGAAGTTACTTTATTCGACTCTCCCAGGACCTTGTGAGAAATCATAAGCCTATGGGTTCTGGGGGGAGTATGGTCGCAAGGCTGAAACTTAAAGGAATTGACGGAAGGACACCACCAGGAGTGGAACCTGCGGCTTAATTTGACTCAACACGGGAAAACTTACCAGGTCCAGACACAGGAAGGATTGACAGATTGATAGCTCTTTCTTGATTCTGTGGGGAGTGGTGCATGGCCGTTCTTAGTTGGTGGATTGATCTGTCTGGTTTATTCCGATAACGAACGAGACCTTAGTCTGCTAAATAGTATCGTGAACCGTCTAACGGGTGAAGCTAGAGCAGCGTCTGGGCTTCGGCCTAGTTGCTTACTCTAGTGGATCCTTGATGAGTTCGCGAGCACTTCTTAGAGGGACAACTTGTGGTAAACAAGCGGAAGCTAAGGCAATAACAGGTCTGTGATGCCCTTAGATGTCCTGGGCCGCACGCGCGTTACACTGATCGGGTCAAAAAGTTCGCCCTTGGTCTAACGGCCTGGGTAATCTCGAGTCCCGATCGTGCTGGGGATAGTCGATTGCAATTATTTGTCTTGAACGAGGAATTCCTAGTAAGCGTCAGTCATCAACTGGCGCTGATTACGTCCCTGTCCTTTGTACACACCGCCCGTCGCTCCTACCGATTGAACGGTCCGATGAAATCTTCGGATCGGAGTACCCATCTGCTGGGCAACCAGTAGTAGTGCACCGAAAAGTAGAGTGAATCTTATCGTTTAGAGGAAGGAGAAGTCGTAACAAGGTA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CTCAAAGGCTAAGCCATGCAAGTGTTAGTATAAACTGACTTATATAGTGAAACTGCGAATGGCTCATTAAATCAGTTATAGTTTATTTGATGGATACGTGCTTCGGTACACTACATGGATAACTGTAGTAACATAGAGCTAATACATGCTTAAAGACTTGACTTTCGGGAAGAGTCCGCACTTATTAGATTACAAACCAATACCACTTGTGGTTCCTTTGGTGATTCATAATAACTGAACAAATCGCATGGCTTTATGCTGGCGATGTATCATTCAAATTTCTGCCCTATCAACTTGTTGTTAGTGTATTGGACTAACAAGGTGATAACGGGTGACGGAGAATTGGGGTTCGATTCCGGAGAAGGAGCATGAGAAACGGCTACTATTTCTAAGGAAAGCAGCAGGCGCGCAAATTATTCAATGGGAACAACTTCCCGAAATAGTGACAAAAAATAACAATGCACGACTTTTAGTTGTGTAATTGGAATGAGTACAATTTAAAACCCTTAACGAGTAACAATTAGAGGGCAAGTCTGGTGCCAGCAGCCGCGGTAATTCCAGCTCTAATAGCGTATATTAATATTGTTGCAGTTAAAACGCTCGTAGTTGAATTTTGGAGTTTTATTAAATTGGTCCACTTGATTGTGTGACTATTTAATGAACTTCTTCCTACTAGTGACTCGATTCTGTTCTTCATTGAATGGGATAGCTATCTCTCGGGGTAGTCGCTCTTTTATTTTAGCTCCTCTATTGAATTGTAGAGTGTAAAAGCTTGAAAGTTTGATATGTGGATCAAGTTAGAATGATAGAGTGGAGTTCTAGTTCATTTACTTTGAGAAAATTAGAGTGTTCAAAGCAGCCTCTTGGGGCTTTGTATATATTAGCATGGGATAATGCAATAGGATCTGATTGTTCTATTTATTGGTTTGAAGCAATTAGATAATGATTAATAGGGACAGTTGGGGGTATTTATATTAAATGGTTAGCGGTGAAATGCTCGGACCCATTTAAGATAAACTAAAGCGAAAGCATTTACCAAGGATGTTTTCATTAATCAAGAACGAAAGTTAAGGGATCGAAGACGATTAGATACCGTCGTAGTCTTAACTATAAACTATGCCGACCAGGGATGTGAGTGGTTTCAACTCTCCTGTAAAAGGGAGAGACTTCCTCTTATGCACCTTGTGAGAAATCATAAGTTTTTGGGTTCTGGGGGAAGTATGGTCGCAAGGCTGAAACTTAAAGGAATTGACGGAGGGGCACCACCAGGAGTGGAGCGTGCGGCTTAATTTGACTCAACACGGGAAAACTTACCAGGTCCAGACATTTGAAGGATTGACAGATTGAGAGCTCTTTCATGATTAAATGGGTGGTGGTGCATGGCCGTTCTTAGTTGGTGGAGTGATTTGTCTGGTTAATTCCGTTAACGAACGAGACCTTTGCCAGCTAAATAGTAGTACCTGTATTTTATACAAGTAAAATAACTTCTTAGAGGGACTGTTGATTTTCAAATCAAAGGAAGTAAAGGCGATAACAGGTCTGTGATGCCCTTAGATGTTCTGGGCCGCACGCGCGCTACACTGATTAGTTCATCAAGTTTATTAATATTACTTTACCTGAAGGTATGGTTAATCTTAAACGCTAATCGTGCTTGGGATAGATGATTGCAATTATTTATCTTGAACCAGGAATTCCTAGTAATCGTAGTTCATCAGACTGCGATGATTACGTCCCTGCCCCTTGTACACACCGCCCGTCGCTGCTACCGATTGAATGATCCGGTGAACTCGTCGGATTGTAATAATTTACCTACTCGTAAGGGTGGGCATTATTGTAAGAAGTTGAGTAAACCTTATCATTTAGAGGAAGCAAAAGTCGTAACAAGGTTTCC</text:p>
          </table:table-cell>
          <table:table-cell office:value-type="string" calcext:value-type="string">
            <text:p>d__Eukaryota; p__Amoebozoa; c__Discosea; o__Vannellida; f__Vannell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CTCAAAGGCTAAGCCATGCAAGTGTTAGTATAAACTGACTTATATAGTGAAACTGCGAATGGCTCATTAAATCAGTTATAGTTTATTTGATGGATACGTGCTTCGGTACACTACATGGATAACTGTAGTAACATAGAGCTAATACATGCTTAAAGACTTGACTTTCGGGAAGAGTCCGCACTTATTAGATTACAAACCAATACCACTTGTGGTTCCTTTGGTGATTCATAATAACTGAACAAATCGCATGGCTTTATGCTGGCGATGTATCATTCAAATTTCTGCCCTATCAACTTGTTGTTAGTGTATTGGACTAACAAGGTGATAACGGGTGACGGAGAATTGGGGTTCGATTCCGGAGAAGGAGCATGAGAAACGGCTACTATTTCTAAGGAAAGCAGCAGGCGCGCAAATTATTCAATGGGAACAACTTCCCGAAATAGTGACAAAAAATAACAATGCACGACTTTTAGTTGTGTAATTGGAATGAGTACAATTTAAAACCCTTAACGAGTAACAATTAGAGGGCAAGTCTGGTGCCAGCAGCCGCGGTAATTCCAGCTCTAATAGCGTATATTAATATTGTTGCAGTTAAAACGCTCGTAGTTGAATTTTGGAGTTTTATTAAATTGGTCCACTTGATTGTGTGACTATTTAATGAACTTCTTCCTACTAGTGACTCGATTCTGTTCTTCATTGAATGGGATAGCTATCTCTCGGGGTAGTCGCTCTTTTATTTTAGCTCCTCTATTGAATTGTAGAGTGTAAAAGCTTGAAAGTTTGATATGTGGATCAAGTTAGAATGATAGAGTGGAGTTCTAGTTCATTTACTTTGAGAAAATTAGAGTGTTCAAAGCAGCCTCTTGGGGCTTTGTATATATTAGCATGGGATAATGCAATAGGATCTGATTGTTCTATTTATTGGTTTGAAGCAATTAGATAATGATTAATAGGGACAGTTGGGGGTATTTATATTAAATGGTTAGCGGTGAAATGCTCGGACCCATTTAAGATAAACTAAAGCGAAAGCATTTACCAAGGATGTTTTCATTAATCAAGAACGAAAGTTAAGGGATCGAAGACGATTAGATACCGTCGTAGTCTTAACTATAAACTATGCCGACCAGGGATGTGAGTGGTTTCAACTCTCCTGTAAAAGGGAGAGACTTCCTCTTATGCACCTTGTGAGAAATCATAAGTTTTTGGGTTCTGGGGGAAGTATGGTCGCAAGGCTGAAACTTAAAGGAATTGACGGAGGGGCACCACCAGGAGTGGAGCGTGCGGCTTAATTTGACTCAACACGGGAAAACTTACCAGGTCCAGACATTTGAAGGATTGACAGATTGAGAGCTCTTTCATGATTAAATGGGTGGTGGTGCATGGCCGTTCTTAGTTGGTGGAGTGATTTGTCTGGTTAATTCCGTTAACGAACGAGACCTTTGCCAGCTAAATAGTAGTACCTGTATTTTATACAAGTAAAATAACTTCTTAGAGGGACTGTTGATTTTCAAATCAAAGGAAGTAAAGGCGATAACAGGTCTGTGATGCCCTTAGATGTTCTGGGCCGCACGCGCGCTACACTGATTAGTTCATCAAGTTTATTAATATTACTTTACCTGAAGGTATGGTTAATCTTAAACGCTAATCGTGCTTGGGATAGATGATTGCAATTATTTATCTTGAACCAGGAATTCCTAGTAATCGTAGTTCATCAGACTGCGATGATTACGTCCCTGCCCCTTGTACACACCGCCCGTCGCTGCTACCGATTGAATGATCCGGTGAACTCGTCGGATTGTAATAATTTACCTACTCGTAAGGGTGGGCATTATTGTAAGAAGTTGAGTAAACCTTAT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CTGTACTTGTGAAACTGCGAATGGCTCATTAAATCAGTTATAGTTTAAGTGGTGTTACTTTTTTTTACTACTTGGATAACCGTAGTAACATAGAGCTAATACATGCAAATACTCCTAACCGTAAGGAAAGGAGGCACTTATTAGATTACAAACCAATCCGTGTAAAAGCGGCATTAGGTGATTCATAGTAAGGTTGGAAATCGTATGAGGGTAACCTTGACGATGTACCACTCAAATTTCTGCCCTATCAACTTTGGATGGTAGTATAGAGGACTACCATGGTGATAACGGGTAACGGAGAATTAGGGTTCGATTCCGGAGAGGGAGCCTGAGAAATGGCTACCACTTCTAAGGAGGGCAGCAGGCGCGCAAATTACCCAATCCTAATACGGGGAGGTAGTGACAATAAATAACAATGCTGGTATTATATACTAGTAATTGGAATGAGAACAATTTAAACCCCTTATCGAGTAACCATCAGAGGGCAAGTCTGGTGCCAGCAGCCGCGGTAATTCCAGCTCTGATAGCGTATATTAAAGTTGTTGCAGTTAAAAAGCTCGTAGTTGGATATTAGGATTTATGGATATGGTCGGTTGTGATAAACAATCTTGTACTGTGTCGATGATCCTTTCCTACTGGTTACTCGACTCTGTCCTTTACTGGATGGAGTAGTATCGCAAGGTATCGTTTGGTGTTATGTTGCTTCTAAACGTAGGGGTCGGGTAAAACTGGTCTTGAAATTTAGGGGATCACAATATGATATTAAATGGGGTTCCAGTTCATTTACTTTGAGTAAATTAGAGTGTTCAAAGCAGCCTCTTGGGGCATTGAATAGATTAGCATGGGATAATAGAATAGGACTCTTGTCTTTTTATTGGTTTAAAGATTTAGAGTAATGATTAATAGGGATAGTTGGGGGCACTTGTATTCAATAGTCAGAGGTGAAATTCTAGGATTTATTGAAGACAAACTTCAGCGAAAGCATTTGCCAAGGATGTTTTCATTAATCAAGAACGAAAGTTAGGGGATCGAAGACGATTAGACACCGTCGTAGTCTTAACTATAAACTATGCCGACCAGGGATTTGAGGATTTGATTTATGTTATTTATTTAACATAATTCCTTGAGCACCTTGTGAGAAATCATAAGTTTTTGGGTTCTGGGGGGAGTATGGTCGCAAGGCTGAAACTTAAAGGAATTGACGGAGGGGCACCACCAGGAGTGGAGCCTGCGGCTTAATTTGACTCAACACGGGAAAACTTACCAGGTCCAGACATTAGAAGGATTGACAGGTTGATAGCCCTTTCTTGATTTGATGGGTGGTGGTGCATGGCCGTTCTTAGTTGGTGGAGTGATTTGTCTGGTTAATTCCGATAACGAACGAGACCTCTGCCTTTAAATAGAGATGATTATATGAAAGTATAATTAGCAAAAACTCTTCTTAAAGGGACTTTTGGTTTTTAATCCAAAGGAAGTTTGAGGCAATAACAGGTCTGTGATGCCCTTAGATGTTCTGGGCCGCACGCGCGCTACACTGATTAGTTCAAAGAGTATATTTATTTAGTCCTTTTCTGAAAAGAATGGGTAATCTTTTAAAGCTAATCGTGATGGGGATAGATGATTGCAATTATTCATCTTGAACGAGGAATTCCTAGTAAGCGCAAGTCATCAGCTTGCGTTGATTACGTCCCTGCCCCTTGTACACACCGCCCGTCGCTACTACCGATTGGATGATCCGGTGAAGTCTCTGGATCGTGATGAAATACTGTGGGTAACTGCAGTTTCATTGTGAGAAGTTGAATAAACCTTATCATCTAGAGGAAGTAAAAGTCGTAACAAGGTTTCC</text:p>
          </table:table-cell>
          <table:table-cell office:value-type="string" calcext:value-type="string">
            <text:p>d__Eukaryota; p__Amoebozoa; c__Discosea; o__Vannellida; f__Vannellida; g__uncultur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CTGTACTTGTGAAACTGCGAATGGCTCATTAAATCAGTTATAGTTTAAGTGGTGTTACTTTTTTTTACTACTTGGATAACCGTAGTAACATAGAGCTAATACATGCAAATACTCCTAACCGTAAGGAAAGGAGGCACTTATTAGATTACAAACCAATCCGTGTAAAAGCGGCATTAGGTGATTCATAGTAAGGTTGGAAATCGTATGAGGGTAACCTTGACGATGTACCACTCAAATTTCTGCCCTATCAACTTTGGATGGTAGTATAGAGGACTACCATGGTGATAACGGGTAACGGAGAATTAGGGTTCGATTCCGGAGAGGGAGCCTGAGAAATGGCTACCACTTCTAAGGAGGGCAGCAGGCGCGCAAATTACCCAATCCTAATACGGGGAGGTAGTGACAATAAATAACAATGCTGGTATTATATACTAGTAATTGGAATGAGAACAATTTAAACCCCTTATCGAGTAACCATCAGAGGGCAAGTCTGGTGCCAGCAGCCGCGGTAATTCCAGCTCTGATAGCGTATATTAAAGTTGTTGCAGTTAAAAAGCTCGTAGTTGGATATTAGGATTTATGGATATGGTCGGTTGTGATAAACAATCTTGTACTGTGTCGATGATCCTTTCCTACTGGTTACTCGACTCTGTCCTTTACTGGATGGAGTAGTATCGCAAGGTATCGTTTGGTGTTATGTTGCTTCTAAACGTAGGGGTCGGGTAAAACTGGTCTTGAAATTTAGGGGATCACAATATGATATTAAATGGGGTTCCAGTTCATTTACTTTGAGTAAATTAGAGTGTTCAAAGCAGCCTCTTGGGGCATTGAATAGATTAGCATGGGATAATAGAATAGGACTCTTGTCTTTTTATTGGTTTAAAGATTTAGAGTAATGATTAATAGGGATAGTTGGGGGCACTTGTATTCAATAGTCAGAGGTGAAATTCTAGGATTTATTGAAGACAAACTTCAGCGAAAGCATTTGCCAAGGATGTTTTCATTAATCAAGAACGAAAGTTAGGGGATCGAAGACGATTAGACACCGTCGTAGTCTTAACTATAAACTATGCCGACCAGGGATTTGAGGATTTGATTTATGTTATTTATTTAACATAATTCCTTGAGCACCTTGTGAGAAATCATAAGTTTTTGGGTTCTGGGGGGAGTATGGTCGCAAGGCTGAAACTTAAAGGAATTGACGGAGGGGCACCACCAGGAGTGGAGCCTGCGGCTTAATTTGACTCAACACGGGAAAACTTACCAGGTCCAGACATTAGAAGGATTGACAGGTTGATAGCCCTTTCTTGATTTGATGGGTGGTGGTGCATGGCCGTTCTTAGTTGGTGGAGTGATTTGTCTGGTTAATTCCGATAACGAACGAGACCTCTGCCTTTAAATAGAGATGATTATATGAAAGTATAATTAGCAAAAACTCTTCTTAAAGGGACTTTTGGTTTTTAATCCAAAGGAAGTTTGAGGCAATAACAGGTCTGTGATGCCCTTAGATGTTCTGGGCCGCACGCGCGCTACACTGATTAGTTCAAAGAGTATATTTATTTAGTCCTTTTCTGAAAAGAATGGGTAATCTTTTAAAGCTAATCGTGATGGGGATAGATGATTGCAATTATTCATCTTGAACGAGGAATTCCTAGTAAGCGCAAGTCATCAGCTTGCGTTGATTACGTCCCTGCCCCTTGTACACACCGCCCGTCGCTACTACCGATTGGATGATCCGGTGAAGTCTCTGGATCGTGATGAAATACTGTGGGTAACTGCAGTTTCATTGTGAGAAGTTGAATAAACCTTATCATC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TGAGACTAAGCCATGCATGTCTAAGTATAAACAAATTTGTACTGTGAAACTGCGGACGGCTCATTAAATCAGTTACAATCTACTTGATCGTATATTCAATGAATTAATCGGGTAACCCTAGTAATTCTAGAGCTAATACGTGCAAAAAACTCTGACCTCTTTTTAAGGGGGAGGAGTGTATTTATTAGGTAAAAAACCACTCACCTTCGGGTGTCTTTTGATGATTCATAATAACTTAGCAAATCGCAGGCCAAAGCTTGCGATGATACAAACGAGTTTCTGACCTATCAACTTTAGATGGCAAAGTAGGGGTTTGCCATGGTGACAACGGGTGACGGGGAATTAGGGTTCGATTCCGGAGAGGGAGCCTGAGAAACGGCTACCACTTCCAAGGAAGGCAGCAGGCGCGCAAATTACCCAATACTGATTCGGTGAGGTAGTGACAAGAAATACCAATGTAGGACCCAACGGGTACTACGTTTGGAATGAGTACAATTTAAAAACCTTAACGAGGAACAATTGGAGGGCAAGTCTGGTGCCAGCAGCCGCGGTAATTCCAGCTCCAATAGTGTATATTAAAGTTGCTGCGGTTAAAAAGCTCGTAGTTGGATTTCGGAGTTGTTATCTGAACCTCCCCTAAAAAGGTGGCTAGGGTAGCAGTAGTCATCATCAAAGTCCACCTTGACATTCTCTTGGTGCGTACTGGGTGTTGACCTCCTTTAGTTCTGTGAATTGCTATCTAGCAATAGGTAGTTAGTTCCAGATAGTTTACTTTGAAAAAATTAGAGTGTTCAAAGCAGGCACAACCTGGCATCATGAATACATTAGCATGGGATAATAGAATATGACATTGGTCTTATTTTGTTGGTTTCTAAGGCCAAAGTAATGATTGATAGGGATAGTTGGGGCCGCTCGTATTGAGTTGTCAGAGGTGAAATTCTAGGATTTACTCAAGACGAACTAATGCGAAAGCATTCGGCAAGGATGTTTTCATTAATCAAGAACGAAAGTTGGGGGATCGAAGATGATCAGATACCGTCGTAGTCTCAACCATAAACTATGTCAACCGAGGATCCGGTAGCGTTACATGGATGACCTTCCGGGCACTCTGTGAGAAATCATAAGTATTTGGATTTCGGGGGGAGTATGGTCGCAAGGCTGAAACTTAAAGGGATTGACGGAAGGGCACCACCAGGAGTGGAATCTGCGGCTTAATTTGACTCAACACGGGGAAACTTACCAGGTCCGGACACAGTGAGGATTGACAGATTGAGAGCTCTTTCTTGATTCTGTGGGTGGTGGTGCATGGCCGTTTTTAGTTGGTGGAGTAATTTGTCTGGTTAATTCCGTTAACGAACGAGACCTTAACCTATTAAATAGTCATGTGAACCCAGGTCTTTCATCCTTTCTTTCTCTCGCAAGGGAGGGGGGGAGGAAATCATTATCATTGGCACTCTTCTGGGTGTCAGTGGTAGTGATGAGGATCTGATAGTGTTCATAGAGGCTTCTTAGAGGGACTCTTTGCATCTTTAGCAAATGGAAGTTTGAGGCAAAAACAGGTCTGTGATGCCCTTCGATGTTCTGGGCTGCACGCGCGTTACAATGACGCATGCAACGAGCTTTAAATTCCTGGCCCGATGGGGTTGGGTAATCTTTTTAAAGTGCGTCGTGATGGGGATAGAGCATTGCAATTATTGTTCTTAAACGAGGAATTCCTAGTAATTGCAGGTCATCAACCTGCGATGATTACGTCCCTGCCCTTTGTACACACCGCCCGTCGCTCCTACCGATGGTTGAACCGATGAGGACTCGGGATGACCTAGAATGTTATTGGCTGCAAGGTCAGTAGCTTCTAAAGCAGAACTTGTTCAAATCTTTTTAACTAGAGGAAGGAGAAGTCGTAACAAGGTTTCC</text:p>
          </table:table-cell>
          <table:table-cell office:value-type="string" calcext:value-type="string">
            <text:p>d__Eukaryota; p__Amoebozoa; c__Tubulinea; o__Arcellinida; f__Arcellinida; g__Arcellin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TGAGACTAAGCCATGCATGTCTAAGTATAAACAAATTTGTACTGTGAAACTGCGGACGGCTCATTAAATCAGTTACAATCTACTTGATCGTATATTCAATGAATTAATCGGGTAACCCTAGTAATTCTAGAGCTAATACGTGCAAAAAACTCTGACCTCTTTTTAAGGGGGAGGAGTGTATTTATTAGGTAAAAAACCACTCACCTTCGGGTGTCTTTTGATGATTCATAATAACTTAGCAAATCGCAGGCCAAAGCTTGCGATGATACAAACGAGTTTCTGACCTATCAACTTTAGATGGCAAAGTAGGGGTTTGCCATGGTGACAACGGGTGACGGGGAATTAGGGTTCGATTCCGGAGAGGGAGCCTGAGAAACGGCTACCACTTCCAAGGAAGGCAGCAGGCGCGCAAATTACCCAATACTGATTCGGTGAGGTAGTGACAAGAAATACCAATGTAGGACCCAACGGGTACTACGTTTGGAATGAGTACAATTTAAAAACCTTAACGAGGAACAATTGGAGGGCAAGTCTGGTGCCAGCAGCCGCGGTAATTCCAGCTCCAATAGTGTATATTAAAGTTGCTGCGGTTAAAAAGCTCGTAGTTGGATTTCGGAGTTGTTATCTGAACCTCCCCTAAAAAGGTGGCTAGGGTAGCAGTAGTCATCATCAAAGTCCACCTTGACATTCTCTTGGTGCGTACTGGGTGTTGACCTCCTTTAGTTCTGTGAATTGCTATCTAGCAATAGGTAGTTAGTTCCAGATAGTTTACTTTGAAAAAATTAGAGTGTTCAAAGCAGGCACAACCTGGCATCATGAATACATTAGCATGGGATAATAGAATATGACATTGGTCTTATTTTGTTGGTTTCTAAGGCCAAAGTAATGATTGATAGGGATAGTTGGGGCCGCTCGTATTGAGTTGTCAGAGGTGAAATTCTAGGATTTACTCAAGACGAACTAATGCGAAAGCATTCGGCAAGGATGTTTTCATTAATCAAGAACGAAAGTTGGGGGATCGAAGATGATCAGATACCGTCGTAGTCTCAACCATAAACTATGTCAACCGAGGATCCGGTAGCGTTACATGGATGACCTTCCGGGCACTCTGTGAGAAATCATAAGTATTTGGATTTCGGGGGGAGTATGGTCGCAAGGCTGAAACTTAAAGGGATTGACGGAAGGGCACCACCAGGAGTGGAATCTGCGGCTTAATTTGACTCAACACGGGGAAACTTACCAGGTCCGGACACAGTGAGGATTGACAGATTGAGAGCTCTTTCTTGATTCTGTGGGTGGTGGTGCATGGCCGTTTTTAGTTGGTGGAGTAATTTGTCTGGTTAATTCCGTTAACGAACGAGACCTTAACCTATTAAATAGTCATGTGAACCCAGGTCTTTCATCCTTTCTTTCTCTCGCAAGGGAGGGGGGGAGGAAATCATTATCATTGGCACTCTTCTGGGTGTCAGTGGTAGTGATGAGGATCTGATAGTGTTCATAGAGGCTTCTTAGAGGGACTCTTTGCATCTTTAGCAAATGGAAGTTTGAGGCAAAAACAGGTCTGTGATGCCCTTCGATGTTCTGGGCTGCACGCGCGTTACAATGACGCATGCAACGAGCTTTAAATTCCTGGCCCGATGGGGTTGGGTAATCTTTTTAAAGTGCGTCGTGATGGGGATAGAGCATTGCAATTATTGTTCTTAAACGAGGAATTCCTAGTAATTGCAGGTCATCAACCTGCGATGATTACGTCCCTGCCCTTTGTACACACCGCCCGTCGCTCCTACCGATGGTTGAACCGATGAGGACTCGGGATGACCTAGAATGTTATTGGCTGCAAGGTCAGTAGCTTCTAAAGCAGAACTTGTTCAAATCTTTTTAACTAGAGGAAGGAG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TGAGACTAAGCCATGCATGTCTAAGTATAAATTAATTTTTACGGTGAAACTGCGGACGGCTCATTAAATCAGTTATAACCTACTTGATCGTGTGACTTTATTCGGATAACCCTAGTAATTCTAGAGCTAATACGTGCTAAAAGCCTTAACTTCCAGCAATGGGGGAAGAGGTGTATTTATTAGAAACTAAAACCAATCAGCTTCGGCTGTTTGAGATGATTCATAATAACTCGGCAAATTACGGGAAAATTCCTGTGATGATTCAAACGGATTTCTGACCTATCAACTTTAGATGGCAAAGTAGGGGTTTGCCATGGTGACAACGGGTGACGGGGAATTAGGGTTCGATTCCGGAGAGGGAGCCTGAGAAACGGCTACCACTTCCAAGGAAGGCAGCAGGCGCGCAAATTACCCAATGCTAATTCGGCGAGGTAGTGACAAGAAATACCAATGTAGGACCCAACGGGTACTACGTTTGGAATGAGAACAATTTAAAAACCTTAACGAGGAACAATTGGAGGGCAAGTCTGGTGCCAGCAGCCGCGGTAATTCCAGCTCCAATAGTGTATATTAAAGTTGCTGCGGTTAAAAAGCTCGTAGTTGGATTACGAAGTGGTGTTTAAATGTCATTTTGGTTTGTTTGTCTTTCGGGGCATTCAGGTCAACTTGGCTTTTACTCACTGTTGTCATTGTCTTTGCCCAAGGTATATGCCTTGTGTGCATGGCATTGACCTTCTATTTTATGGTAATGTTGTATCTTTCGGGGTACATTCATTCCATATAGTTTACTTTGAAAAAATTAGGGTGTTTAAAGCAGGCGAAAAGGCTTCGGAATATATTAGCATGGGATAATAGAATACGATCTAGGTCGTAATTTGTTGGTTTCTACGGCTTAGGTAATGATTGACAGGGATAGTTGGGGTCGCTCGTATTGAGTTGTCAGAGGTGAAATTCTAGGATTAACTCAAGACGAACTAATGCGAAAGCATTCGGCAAGGATGTTTTCATTAATCAAGAACGAAAGTTGGGGGATCGAAGATGATCAGATACCGTCGTAGTCTCAACTGTAAACTATGTCGACCGAGGATCCGGTAGCGTTACATGGATGACCTTCCGGGCACTCTGTGAGAAATCATAAGTATTTGGATTTCGGGGGGAGTATGGTCGCAAGGCTGAAACTTAAAGGGATTGACGGAAGGGCACCACCAGGAGTGGAATCTGCGGCTTAATTTGACTCAACACGGGAAAACTTACCAGGTCCGGACACAGTGAGGATTGACAGATTGAGAGCTCTTTCTTGATTTTGTGGGTGGTGGTGCATGGCCGTTTTTAGTTGGTGGAGTGATTTGTCTGGTTAATTCCGTTAACGAACGAGACCTTAACCTATTAAATAGCTGCGCGAACCCAGGTTCTTTAACCATTCTCTCCTTCGGGGGGGCGTGGTATCATTATTTTGCTTTTCACTTTCGGGTGGGAGGTAGGGTAGTGATAGGGCCTGAGATGAGTTGGTGATTTGGCTTCTTAGAGGGACTACTTGCATCCTTAGCAAGGGGAGGTTTGAGGCAAAAACAGGTCTGTGATGCCCTTCGATGTTCTGGGCTGCACGCGCGTTACACTGGCGCATGCAAAGAGTTTAAAATTACTGTCCCGATGGGGTTGGTAAATCTTTTTAAAGTGCGTCGTGATGGGGATAGAGCATTGAAATTATTGCTCTTGAACGAGGAATTCCTAGTAATTGCAGGTCATCAACCTGCAATGATTACGTCCCTGCCCTTTGTACACACCGCCCGTCGCTCCTACCGATGGTTGAACCGATGAGGACTCGGGATGATCTTATTAGATCGGTCGGTCGAAAGATCGATAGACTATTAGGTCAGAACTTGTTCAAATCTTTTTAACTAGAGGAAGGAGAAGTCGTAACAAGGTTTCC</text:p>
          </table:table-cell>
          <table:table-cell office:value-type="string" calcext:value-type="string">
            <text:p>d__Eukaryota; p__Amoebozoa; c__Tubulinea; o__Arcellinida; f__Phryganellina; g__Cryptodifflugi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CATATGCTTGTCTCTGAGACTAAGCCATGCATGTCTAAGTATAAATTAATTTTTACGGTGAAACTGCGGACGGCTCATTAAATCAGTTATAACCTACTTGATCGTGTGACTTTATTCGGATAACCCTAGTAATTCTAGAGCTAATACGTGCTAAAAGCCTTAACTTCCAGCAATGGGGGAAGAGGTGTATTTATTAGAAACTAAAACCAATCAGCTTCGGCTGTTTGAGATGATTCATAATAACTCGGCAAATTACGGGAAAATTCCTGTGATGATTCAAACGGATTTCTGACCTATCAACTTTAGATGGCAAAGTAGGGGTTTGCCATGGTGACAACGGGTGACGGGGAATTAGGGTTCGATTCCGGAGAGGGAGCCTGAGAAACGGCTACCACTTCCAAGGAAGGCAGCAGGCGCGCAAATTACCCAATGCTAATTCGGCGAGGTAGTGACAAGAAATACCAATGTAGGACCCAACGGGTACTACGTTTGGAATGAGAACAATTTAAAAACCTTAACGAGGAACAATTGGAGGGCAAGTCTGGTGCCAGCAGCCGCGGTAATTCCAGCTCCAATAGTGTATATTAAAGTTGCTGCGGTTAAAAAGCTCGTAGTTGGATTACGAAGTGGTGTTTAAATGTCATTTTGGTTTGTTTGTCTTTCGGGGCATTCAGGTCAACTTGGCTTTTACTCACTGTTGTCATTGTCTTTGCCCAAGGTATATGCCTTGTGTGCATGGCATTGACCTTCTATTTTATGGTAATGTTGTATCTTTCGGGGTACATTCATTCCATATAGTTTACTTTGAAAAAATTAGGGTGTTTAAAGCAGGCGAAAAGGCTTCGGAATATATTAGCATGGGATAATAGAATACGATCTAGGTCGTAATTTGTTGGTTTCTACGGCTTAGGTAATGATTGACAGGGATAGTTGGGGTCGCTCGTATTGAGTTGTCAGAGGTGAAATTCTAGGATTAACTCAAGACGAACTAATGCGAAAGCATTCGGCAAGGATGTTTTCATTAATCAAGAACGAAAGTTGGGGGATCGAAGATGATCAGATACCGTCGTAGTCTCAACTGTAAACTATGTCGACCGAGGATCCGGTAGCGTTACATGGATGACCTTCCGGGCACTCTGTGAGAAATCATAAGTATTTGGATTTCGGGGGGAGTATGGTCGCAAGGCTGAAACTTAAAGGGATTGACGGAAGGGCACCACCAGGAGTGGAATCTGCGGCTTAATTTGACTCAACACGGGAAAACTTACCAGGTCCGGACACAGTGAGGATTGACAGATTGAGAGCTCTTTCTTGATTTTGTGGGTGGTGGTGCATGGCCGTTTTTAGTTGGTGGAGTGATTTGTCTGGTTAATTCCGTTAACGAACGAGACCTTAACCTATTAAATAGCTGCGCGAACCCAGGTTCTTTAACCATTCTCTCCTTCGGGGGGGCGTGGTATCATTATTTTGCTTTTCACTTTCGGGTGGGAGGTAGGGTAGTGATAGGGCCTGAGATGAGTTGGTGATTTGGCTTCTTAGAGGGACTACTTGCATCCTTAGCAAGGGGAGGTTTGAGGCAAAAACAGGTCTGTGATGCCCTTCGATGTTCTGGGCTGCACGCGCGTTACACTGGCGCATGCAAAGAGTTTAAAATTACTGTCCCGATGGGGTTGGTAAATCTTTTTAAAGTGCGTCGTGATGGGGATAGAGCATTGAAATTATTGCTCTTGAACGAGGAATTCCTAGTAATTGCAGGTCATCAACCTGCAATGATTACGTCCCTGCCCTTTGTACACACCGCCCGTCGCTCCTACCGATGGTTGAACCGATGAGGACTCGGGATGATCTTATTAGATCGGTCGGTCGAAAGATCGATAGACTATTAGGTCAGAACTTGTTCAAATCTTTTTAA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GTCATATGCTTGTCACAAAGATTAAGCCATGCATGTCTAAGTATAAACTAATTATACGGTGAAACTGCGAATGGCTCATTAAATCAGCTATAATCTACTTGATCGTACACTTTTCTTACATGGATAACCGTAGGAAATCTAGGGCTAATACATGCTAAAAGCGCTGACTACTGGGGGCAACTTCGGTTCGGAAGGCGTGAATTTATTAGATTAAAAAACCAATGTGGAGTTCGCTCCACTCAATTACCTAGACGATTCATGATAACGCATCGAATCGCGGCTTTACGCTGCGATGATACATACGAATTTCTGCCCTATCAACTTTCGATGGTTGGATAGAGGCCAACCATGGTCGTAACGGGTAACGGAGAATTAGGGTTCGATTCCGGAGATGGAGCCTGAGAGATGGCTACAACTTCCACGGAAGGCAGCAGGCGCGCAAATTACCCAATCCCGATACGGGGAGGTAGTGACATGAAATACCGATGCCCGGCCCTATAGGGTCGTGATGTTGGAATGAGTACAATTTAAACCCCTTAACAAGGAACAATTGGAGGGCAAGTCTGGTGCCAGCAGCCGCGGTAATTCCAGCTCCAATAGCGTATATGAAAGTTGTTGCAGTTAAAAAGCTCGTAGTTGGATTTCGGATTGATCAGGATGTGGTCCGCAGAAATTGCGTGTACCGCGCTTGGTTATCCTTCTTTGGGGACAAAAGTAGGCAGTTTTGAGTGATATCAAGCAATTGGTGTCATGAGGGATTGTCCACTCCCCATCGTTTACTTTGAGAAAATTAGAGTGTTCAAAGCAGGCGTAACCCAGCCTTGAATACTGTAGCATGGAATGATAAAACAAGACGAGAGTCTTATTTTGTTGGTTTCTAGGGCTTTTGTAATGATTAAAAGGGACAGTTGGGGGCATTTGTATTCAATTGTCAGAGGTGAAATTCTAGGATTAATTGAAGACAAACTACTGCGAAAGCATTTGCCAAGGATGTTTTCATTAATCAAGAACGAAAGTAGGGGGATCGAAGATGATCAGATACCGTCGTAGTCTCTACCATAAACTATGCCGACCAAGGATTCGGAGAAGTTAAGTTAATGACTCCCCGAGCACTTTGTGAGAAATCATCAAGTCGTTGGGTTCCGGGGGGAGTATGGTCGCAAGGCTGAAACTTAAAGGAATTGACGGAAGGACACCACCAGGCGTGGAACCTGCGGCTTAATTTGACTCAACACGGGAAAACTTACCAGGTCCAGACATAGTAAGGATTGACAGATTGAGAGCTCTTTCTTGATTCTGTGGGTGGTGGTGCATGGCCGTTCTTAGTTGGTGGAGCGATCTGTCTGGTTAATTCCGTTAACGAACGAGACCTTAACCTGCTAACTAGTCGCGGTTGTCGTAAGACATGCCGTCTTTGACTTCTTAGAGGGACTATTCGATTTTTGCGCGAATGGAAGCTTGAGGCAATAACAGGTCTGTGATGCCCTTAGATGTTCTGGGCCGCACGCGCGTTACACTGACGAATTCAACGAGTTTTTTCTCCCTTAGCTGGAAAGCTTGGGTAATCTTTTGAAAGTTCGTCGTGCTGGGGATAGATGCTTGTAATTATTCATCTCGAACCAGGAATGCCTAGTAAGCGCACGTCATCAACGTGCGCTGATTACGTCCCTGTCCTTTGTACACACCGCCCGTCGCTCCTACCGATTGAATGGTCCGGTGAGAACTTTGGATGGCGCTGCTTTTACAAGTTGCCGCAAGGTGGCTTGGGGTAATGCCAGAAATTGCTCAAACCTTACCATTTAGAGGAAGGAGAAGTCGTAACAAGGTATCC</text:p>
          </table:table-cell>
          <table:table-cell office:value-type="string" calcext:value-type="string">
            <text:p>d__Eukaryota; p__Amoebozoa; c__Tubulinea; o__Echinamoebida; f__Echinamoebida; g__Echinamoeba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CGTCATATGCTTGTCACAAAGATTAAGCCATGCATGTCTAAGTATAAACTAATTATACGGTGAAACTGCGAATGGCTCATTAAATCAGCTATAATCTACTTGATCGTACACTTTTCTTACATGGATAACCGTAGGAAATCTAGGGCTAATACATGCTAAAAGCGCTGACTACTGGGGGCAACTTCGGTTCGGAAGGCGTGAATTTATTAGATTAAAAAACCAATGTGGAGTTCGCTCCACTCAATTACCTAGACGATTCATGATAACGCATCGAATCGCGGCTTTACGCTGCGATGATACATACGAATTTCTGCCCTATCAACTTTCGATGGTTGGATAGAGGCCAACCATGGTCGTAACGGGTAACGGAGAATTAGGGTTCGATTCCGGAGATGGAGCCTGAGAGATGGCTACAACTTCCACGGAAGGCAGCAGGCGCGCAAATTACCCAATCCCGATACGGGGAGGTAGTGACATGAAATACCGATGCCCGGCCCTATAGGGTCGTGATGTTGGAATGAGTACAATTTAAACCCCTTAACAAGGAACAATTGGAGGGCAAGTCTGGTGCCAGCAGCCGCGGTAATTCCAGCTCCAATAGCGTATATGAAAGTTGTTGCAGTTAAAAAGCTCGTAGTTGGATTTCGGATTGATCAGGATGTGGTCCGCAGAAATTGCGTGTACCGCGCTTGGTTATCCTTCTTTGGGGACAAAAGTAGGCAGTTTTGAGTGATATCAAGCAATTGGTGTCATGAGGGATTGTCCACTCCCCATCGTTTACTTTGAGAAAATTAGAGTGTTCAAAGCAGGCGTAACCCAGCCTTGAATACTGTAGCATGGAATGATAAAACAAGACGAGAGTCTTATTTTGTTGGTTTCTAGGGCTTTTGTAATGATTAAAAGGGACAGTTGGGGGCATTTGTATTCAATTGTCAGAGGTGAAATTCTAGGATTAATTGAAGACAAACTACTGCGAAAGCATTTGCCAAGGATGTTTTCATTAATCAAGAACGAAAGTAGGGGGATCGAAGATGATCAGATACCGTCGTAGTCTCTACCATAAACTATGCCGACCAAGGATTCGGAGAAGTTAAGTTAATGACTCCCCGAGCACTTTGTGAGAAATCATCAAGTCGTTGGGTTCCGGGGGGAGTATGGTCGCAAGGCTGAAACTTAAAGGAATTGACGGAAGGACACCACCAGGCGTGGAACCTGCGGCTTAATTTGACTCAACACGGGAAAACTTACCAGGTCCAGACATAGTAAGGATTGACAGATTGAGAGCTCTTTCTTGATTCTGTGGGTGGTGGTGCATGGCCGTTCTTAGTTGGTGGAGCGATCTGTCTGGTTAATTCCGTTAACGAACGAGACCTTAACCTGCTAACTAGTCGCGGTTGTCGTAAGACATGCCGTCTTTGACTTCTTAGAGGGACTATTCGATTTTTGCGCGAATGGAAGCTTGAGGCAATAACAGGTCTGTGATGCCCTTAGATGTTCTGGGCCGCACGCGCGTTACACTGACGAATTCAACGAGTTTTTTCTCCCTTAGCTGGAAAGCTTGGGTAATCTTTTGAAAGTTCGTCGTGCTGGGGATAGATGCTTGTAATTATTCATCTCGAACCAGGAATGCCTAGTAAGCGCACGTCATCAACGTGCGCTGATTACGTCCCTGTCCTTTGTACACACCGCCCGTCGCTCCTACCGATTGAATGGTCCGGTGAGAACTTTGGATGGCGCTGCTTTTACAAGTTGCCGCAAGGTGGCTTGGGGTAATGCCAGAAATTGCTCAAACCTTACCATTTAGAGGAAGGAG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GTCATATGCTTGTCAGAAGGATTAAGCCATGCATGTCTAAGTATAAACTAATTATACGGTGAAACTGCGAATGGCTCATTAAATCAGTTATAGTCTACTTGATCGTACCAATTTTTTCTTACTTGGATAACCGTAGGAAATCTAGGGCTAATACATGCTAAAAACGCTGACTATCAAGGGGAAACTCTTGGTTCGGAAGGCGTGAATTTATTAGATTAAAAACCAATGTGGGGTTCGCTCCACTTTTTCCCTAGACGATTCATGATAACGCATCGAATCGTAGCTTTAGGCTGCGATGTTACATACGAATTTCTGCCCTATCAACTTTCGATGGTTGGATAGAGGCCAACCATGGTAGTAACGGGTAACGGAGAATTAGGGTTCGATTCCGGAGATGGAGCCTGAGAGATGGCTACAACTTCCACGGAAGGCAGCAGGCGCGCAAATTACCCAATCCCGATACGGGGAGGTAGTGACATGAAATACCGATGCACGGCTCAAATGAGTCGTGATGTTGGAATGAGTACAATTTAAACCCCTTAACAAGGAACAATTGGAGGGCAAGTCTGGTGCCAGCAGCCGCGGTAATTCCAGCTCCAATAGCGTATATGAAAGTTGTTGCAGTTAAAAAGCTCGTAGTTGGATTTCGGATTGGTGGAGAATGTGGTCAACCGAAATGGTTTGTACTGCACTCCATTATCCTACCTTGGGGATAAAAGAAGTTGGAGAGTGGGTGATATTGGCAACAATATCATTCATGCTCCTTCTTCTCCTCATCTTTTACTTTGAGAAAATTAGAGTGTTCAAAGCAGGCGTAACCCAGCCTTGAATACTTTAGCATGGGATAATAGAATAGGACGAAAGTCTTATTTTGTTGGTTTCTAGGGCTTTTGTAATGATTAAAAGGGACAGTTGGGGGCATTTGTATTCAGTTGTCAGAGGTGAAATTCTAGGATTAACTGAAGACAAACTAATGCGAAAGCATTTGCCAAGGATGTTTTCATTAATCAAGAACGAAAGTAGGGGGATCGAAGATGATCAGATACCGTCGTAGTCTCTACCATAAACTATGCCGACCAAGGATTTGGAGAAGTTACGTGGATGACTCCCCAAGCACTTTGTTGAGAAATCATTAAGTTGTTGGGTTCTGGGGGGAGTATGGTCGCAAGGCTGAAACTTAAAGGAATTGACGGAAGGACACCACCAGGCGTGGAACCTGCGGCTTAATTTGACTCAACACGGGGAAACTTACCAGGTCCAGACACAAGAAGGATTGACAGATTGAGAGCTCTTTCTTGATTTTGTGGGTGGTGGTGCATGGCCGTTCTTAGTTGGTGGTGTGAACTGTCTGGTTAATTCCGTTAACGAACGAGACCTTAACCTGCTAAATAGTGGTGGATGATAGAAATATCATTCATTTTAAATTAACACTTCTTAGAGGGACTATTGGATCTAAACCAATGGAAGCTTAAGGCAATAACAGGTCTGTGATGCCCTTAGATGTTCTGGGCCGCACGCGCGTTACAATGATGATATCAACGAGTTTTATTTATCCTTACCTGGAAAGGTTGGGTAATCTTATTAAATGTCATCGTGCTGGGGATTGATGCTTGTAATTATTCATCATGAACCAGGAATGCCTAGTAAGCGCATGTCATCATCATGTGCTGATTACGTCCCTGTCCTTTGTACACACCGCCCGTCGCTCCTACCGATTGAATGGTCCGGTGAGATCTTTGGATGATGAGGATGTTAAAGTTGCCGAAAGGTGATTTTATGCTTTGTCAGAAATTGATCAAACCTTACCATTTAGAGGAAGGAGAAGTCGTAACAAGGTATCC</text:p>
          </table:table-cell>
          <table:table-cell office:value-type="string" calcext:value-type="string">
            <text:p>d__Eukaryota; p__Amoebozoa; c__Tubulinea; o__Echinamoebida; f__Echinamoebida; g__Echinamoeba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CGTCATATGCTTGTCAGAAGGATTAAGCCATGCATGTCTAAGTATAAACTAATTATACGGTGAAACTGCGAATGGCTCATTAAATCAGTTATAGTCTACTTGATCGTACCAATTTTTTCTTACTTGGATAACCGTAGGAAATCTAGGGCTAATACATGCTAAAAACGCTGACTATCAAGGGGAAACTCTTGGTTCGGAAGGCGTGAATTTATTAGATTAAAAACCAATGTGGGGTTCGCTCCACTTTTTCCCTAGACGATTCATGATAACGCATCGAATCGTAGCTTTAGGCTGCGATGTTACATACGAATTTCTGCCCTATCAACTTTCGATGGTTGGATAGAGGCCAACCATGGTAGTAACGGGTAACGGAGAATTAGGGTTCGATTCCGGAGATGGAGCCTGAGAGATGGCTACAACTTCCACGGAAGGCAGCAGGCGCGCAAATTACCCAATCCCGATACGGGGAGGTAGTGACATGAAATACCGATGCACGGCTCAAATGAGTCGTGATGTTGGAATGAGTACAATTTAAACCCCTTAACAAGGAACAATTGGAGGGCAAGTCTGGTGCCAGCAGCCGCGGTAATTCCAGCTCCAATAGCGTATATGAAAGTTGTTGCAGTTAAAAAGCTCGTAGTTGGATTTCGGATTGGTGGAGAATGTGGTCAACCGAAATGGTTTGTACTGCACTCCATTATCCTACCTTGGGGATAAAAGAAGTTGGAGAGTGGGTGATATTGGCAACAATATCATTCATGCTCCTTCTTCTCCTCATCTTTTACTTTGAGAAAATTAGAGTGTTCAAAGCAGGCGTAACCCAGCCTTGAATACTTTAGCATGGGATAATAGAATAGGACGAAAGTCTTATTTTGTTGGTTTCTAGGGCTTTTGTAATGATTAAAAGGGACAGTTGGGGGCATTTGTATTCAGTTGTCAGAGGTGAAATTCTAGGATTAACTGAAGACAAACTAATGCGAAAGCATTTGCCAAGGATGTTTTCATTAATCAAGAACGAAAGTAGGGGGATCGAAGATGATCAGATACCGTCGTAGTCTCTACCATAAACTATGCCGACCAAGGATTTGGAGAAGTTACGTGGATGACTCCCCAAGCACTTTGTTGAGAAATCATTAAGTTGTTGGGTTCTGGGGGGAGTATGGTCGCAAGGCTGAAACTTAAAGGAATTGACGGAAGGACACCACCAGGCGTGGAACCTGCGGCTTAATTTGACTCAACACGGGGAAACTTACCAGGTCCAGACACAAGAAGGATTGACAGATTGAGAGCTCTTTCTTGATTTTGTGGGTGGTGGTGCATGGCCGTTCTTAGTTGGTGGTGTGAACTGTCTGGTTAATTCCGTTAACGAACGAGACCTTAACCTGCTAAATAGTGGTGGATGATAGAAATATCATTCATTTTAAATTAACACTTCTTAGAGGGACTATTGGATCTAAACCAATGGAAGCTTAAGGCAATAACAGGTCTGTGATGCCCTTAGATGTTCTGGGCCGCACGCGCGTTACAATGATGATATCAACGAGTTTTATTTATCCTTACCTGGAAAGGTTGGGTAATCTTATTAAATGTCATCGTGCTGGGGATTGATGCTTGTAATTATTCATCATGAACCAGGAATGCCTAGTAAGCGCATGTCATCATCATGTGCTGATTACGTCCCTGTCCTTTGTACACACCGCCCGTCGCTCCTACCGATTGAATGGTCCGGTGAGATCTTTGGATGATGAGGATGTTAAAGTTGCCGAAAGGTGATTTTATGCTTTGTCAGAAATTGATCAAACCTTACCATTTAGAGGAAGGAGAAGTCGTAACAAGGTA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GAGATTAAGCCATGCATGTCTAAGTATAAGCTATCTTATACAGCGAAACTGCGAATGGCTCATTAAATCAGTTATAGTCTACTTGATCGTATCTTCTTACATGGATAACCGTAGTAAATCTAGAGCTAATACATGCTAAAAATCCTGGACGCGGCAACGCGGAAGGGACGAGTTTATTAGATTAAAAACCGACACCTCTCCGCGAGGGGAGGTAGCACAGGTGATTCACAGTAACCGATCGGATCGTCGGCCCCGCCGACGACGATGCATACGAGTTTCTGCCCTATCAACTTTAGATGGTAGAGTATCGGTCTACCATGGTCGTAACGGGTGACGGGGGATTAGGGTTCGATTCCGGAGAGGGAGCCTGAGAAACGGCTACCACTTCCAAGGAAGGCAGCAGGCGCGCAAATTACCCAATCCCGACACGGGGAGGTAGTGACAAGAAATACCATTGTAATGTCTCCTCGAGAGGCTTACGATTGGAATGAGTACAATTTAAATCCCTTAACGAGTAACGATTGGAGGGCAAGTCTGGTGCCAGCAGCCGCGGTAATTCCAGCTCCAATAGCGTATATTAAAGTTGTTGCAGTTAAAAAGCTCGTAGTTGGATTTCGGAAGGTCTTTAGTGGTCCGCCCCTTCGGGGAGCGGGTCACTGGCCTCCTATGTTCCTAACGGTCCTCATCCGCGAGGGTGGGGAATCAACCGCTAGGATCGTTTACTTTGAGGAAATTAGAGTGTTCAAAGCAGGCGTAACTCGCCTCCGAATACGTTAGCATGGGATAATGGAATACGACTTCGGTCTTGTTTCGTTGGTTTCGCTTGGCTGAAGTAATGATTGATAGGGACAGTTGGGGGCATTAGTATTTAGTTGTCAGAGGTGAAATTCTAGGATTTACTAAAGACTGACCAATGCGAAAGCATTTGCCAAGGATGTTTTCATTAATCAAGAACGAAAGTAGGGGGATCGAAGACGATCAGATACCGTCGTAGTCTCTACCGTAAACTATGCCGACCAGGGATCCGGAGAGTTTGCATGGATGACTCCCCGGGCACCTTGTGAGAAATCATAAGTGTTTGGGTTTTGGGGGGAGTATGGTCGCAAGGCTGAAACTTAAAGGAATTGACGGAAGGGCACCACCAGGAGTGGAACCTGCGGCTTAATTTGACTCAACACGGGGAAACTTACGAGGTCAGGACACTGTGAGGATTGACAGATTGAAAGCTCTTTCTTGATTCAGTGGGTGGTGGTGCATGGCCGTTCTTAGTTGGTGGAGTGATTTGTCTGGTTAATTCCGTTAACGAACGAGACCTTAACCTGCTAAATAGTCACGCGAACCGGTCCGCAAGGGCTCAAAGTTCGCGGCTCGACTTCTTAGAGGGACTATTCGCACCCGCCAGCGAATGGAAGTTTGAGGCAATAACAGGTCTGTGATGCCCTTAGATGTTCTCGGCCGCACGCGCGTTACACTGACGGAGTCAACGAGCGTTTTTCCTTGCCCGACAGGGCTGGGTAACCTCCTGAAACTCCGTCGTGATGGGGATAGATCATTGCAATTATTGATCTTGAACGAGGAATTCCTAGTAAGCGCGAGTCATCAACTCGCGCTGATTACGTCCCTGCCCTTTGTACACACCGCCCGTCGCTCCTACCGATTGAACGGTCCGGCGAGAACTCCGGATGGTCGGCACGCAGGGGTCAAACCCTGTGTCCGTGCCAGAAGCTGTTCGAACCTTACCGTTTAGAGGAAGGAGAAGTCGTAACAAGGTATCC</text:p>
          </table:table-cell>
          <table:table-cell office:value-type="string" calcext:value-type="string">
            <text:p>d__Eukaryota; p__Amoebozoa; c__Tubulinea; o__Echinamoebida; f__Echinamoebida; g__Vermamoeba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GTCATATGCTTGTCTCAGAGATTAAGCCATGCATGTCTAAGTATAAGCTATCTTATACAGCGAAACTGCGAATGGCTCATTAAATCAGTTATAGTCTACTTGATCGTATCTTCTTACATGGATAACCGTAGTAAATCTAGAGCTAATACATGCTAAAAATCCTGGACGCGGCAACGCGGAAGGGACGAGTTTATTAGATTAAAAACCGACACCTCTCCGCGAGGGGAGGTAGCACAGGTGATTCACAGTAACCGATCGGATCGTCGGCCCCGCCGACGACGATGCATACGAGTTTCTGCCCTATCAACTTTAGATGGTAGAGTATCGGTCTACCATGGTCGTAACGGGTGACGGGGGATTAGGGTTCGATTCCGGAGAGGGAGCCTGAGAAACGGCTACCACTTCCAAGGAAGGCAGCAGGCGCGCAAATTACCCAATCCCGACACGGGGAGGTAGTGACAAGAAATACCATTGTAATGTCTCCTCGAGAGGCTTACGATTGGAATGAGTACAATTTAAATCCCTTAACGAGTAACGATTGGAGGGCAAGTCTGGTGCCAGCAGCCGCGGTAATTCCAGCTCCAATAGCGTATATTAAAGTTGTTGCAGTTAAAAAGCTCGTAGTTGGATTTCGGAAGGTCTTTAGTGGTCCGCCCCTTCGGGGAGCGGGTCACTGGCCTCCTATGTTCCTAACGGTCCTCATCCGCGAGGGTGGGGAATCAACCGCTAGGATCGTTTACTTTGAGGAAATTAGAGTGTTCAAAGCAGGCGTAACTCGCCTCCGAATACGTTAGCATGGGATAATGGAATACGACTTCGGTCTTGTTTCGTTGGTTTCGCTTGGCTGAAGTAATGATTGATAGGGACAGTTGGGGGCATTAGTATTTAGTTGTCAGAGGTGAAATTCTAGGATTTACTAAAGACTGACCAATGCGAAAGCATTTGCCAAGGATGTTTTCATTAATCAAGAACGAAAGTAGGGGGATCGAAGACGATCAGATACCGTCGTAGTCTCTACCGTAAACTATGCCGACCAGGGATCCGGAGAGTTTGCATGGATGACTCCCCGGGCACCTTGTGAGAAATCATAAGTGTTTGGGTTTTGGGGGGAGTATGGTCGCAAGGCTGAAACTTAAAGGAATTGACGGAAGGGCACCACCAGGAGTGGAACCTGCGGCTTAATTTGACTCAACACGGGGAAACTTACGAGGTCAGGACACTGTGAGGATTGACAGATTGAAAGCTCTTTCTTGATTCAGTGGGTGGTGGTGCATGGCCGTTCTTAGTTGGTGGAGTGATTTGTCTGGTTAATTCCGTTAACGAACGAGACCTTAACCTGCTAAATAGTCACGCGAACCGGTCCGCAAGGGCTCAAAGTTCGCGGCTCGACTTCTTAGAGGGACTATTCGCACCCGCCAGCGAATGGAAGTTTGAGGCAATAACAGGTCTGTGATGCCCTTAGATGTTCTCGGCCGCACGCGCGTTACACTGACGGAGTCAACGAGCGTTTTTCCTTGCCCGACAGGGCTGGGTAACCTCCTGAAACTCCGTCGTGATGGGGATAGATCATTGCAATTATTGATCTTGAACGAGGAATTCCTAGTAAGCGCGAGTCATCAACTCGCGCTGATTACGTCCCTGCCCTTTGTACACACCGCCCGTCGCTCCTACCGATTGAACGGTCCGGCGAGAACTCCGGATGGTCGGCACGCAGGGGTCAAACCCTGTGTCCGTGCCAGAAGCTGTTCGAACCTTACCGTTTAGAGGAAGGAG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CATCTCAAAGATTAAGCCATGCATGTCTAAGTATAAGTAATTATACTGCGAAACTGCGGATGGCTCATTATATCAGTAATAATCTACTTAGTGGATCATATAGATGGATAACTGTAGGAATTCTAGAGCTAATACATGCACAAACCTTGGACGGGGGGTTACCTTTGAAAAAGCGTATTTATAAGGACAGAAATCGATGGGCTTGCCCTTATCTGATGATTCATTATAAGTTTACAAACCGAGAGCTAAAGTTCTCGGTGACGTAAGCGAGTTTCTGCCCTATCAACTTTCGATTGTAGTGTAGAGGACTACAATGGTTGTAACGGGTACGGGGAATTAGGGTTCGATTCCGGAGAGGCGGCCTGAGAAACGGCCGCCACTTCCAAGGAAGGCAGCAGGCGCGTAAATTATCCAATCCCAATTCGGGGAGATAGTGACAAGAAATACTGATGTAGGGACTTAAGGTTCCTACTATCGGAATGAGAACAATGTAAAAACCTTATTAAGGAACTATTGGAGGGCAAGTCTGGTGCCAGCAGCCGCGGTAATTCCAGCTCCAAGAGTGTATATTAAAGTTGTTGCGGTTAAAAAGCTCGTAGTTGATTTTAGGGCCTAGTTACGGTAGTCCCAAGAGCCTAAAAACTCTTGGAATAAGGCTAAGTAATCTAGGTTCTATTCTTTTAACATAACCTGCGAAAGCAGGCGTTAGAAGGTTTTACTTTGAATGAATTAGAGTGTTTAAAGCAGACGAAATCGTCTTGAATAATTTAGCATGGGATAATAAAATATGACCATTTACTCAAACTTTGTTGGTTTCTAGGGTAATGGTAATGGTTGAGAGGGGTTGTCGAGGTCGCTCATATTCTATGGTCAGAGGTGAAATTCTAAGACCCATAGAGGATGAACAAATGCGAAGGCATTCGACAAGGATGTTTTCGTTAATCAAGAACGAAAGTTGAGGGATCGAAGATGATCAGATACCGTCGTAGTCTCAACTGTAAACTATGCAGACTCAGGATCTAGGGATGTTATATGGATGACTCTCTAGGCACTGTGTGCGAAAGCATAAGTATTCGTGCTCCGGGGGGAGTATGGTCGCAAGGCTGAAACTTAAAGGAATTGACGGAAGGACACCACCAGGTGTGGAATCTGCGGCTTAATTTGACTCAACACGGGAAAACTCACCCGGTCCGGACACAGTAAGGATTGACAGATTGATAGCTCTTTCTTGATTTTGTGGAAGCCGGTGCATGGCCGTTTTTAGTTGGTGGAGTGATTTGTCTGCTTAAGTGCGATAACGAACGAGACCTCGATTTATTAAATAGGATTGGGAACAGGGGGGCAGTTAGGTGTATCTGGGCTTGCTCGGATGCACTTAGGTGTCTCCATTTAGTTGTTCTTAAACTTCCTTCTTAGGAAGACTCCAGGCGATAACTCTAGTCTGGGGAAGCTCGAGGCAAAAACAGGTCTGTGATGCCGCTCGATGTCCGGGGCTGCACGCGCATTACACTGATATGTGCAGCAAGTAAAACTAGATTAGTATCCTGGTGCGAAGGCACTTAGGTAATCTTAGAAAGCATATCGTGATAGGGATTGTGTATTGGAACTATTACACATTAACGAGGAATACCTAGTAAGGGTAAGTCATCAACTTACCCTGATTACGTCCCTGTCCTTTGTACACACCGCCCGTCGCTTCTACCGATTGAATAACTCGATGAGGACTCGGGACGAAGAAGATCTCAGTGAGCCGAAAGGTTTTGCTGTCCTTCTTTGAAACCTGTTCGAATCTCGTTATTTAGAGGAAGAAGAAGTCGTAACAAGGTACCT</text:p>
          </table:table-cell>
          <table:table-cell office:value-type="string" calcext:value-type="string">
            <text:p>d__Eukaryota; p__Amoebozoa; c__Tubulinea; o__Euamoebida; f__Euamoeb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CATCTCAAAGATTAAGCCATGCATGTCTAAGTATAAGTAATTATACTGCGAAACTGCGGATGGCTCATTATATCAGTAATAATCTACTTAGTGGATCATATAGATGGATAACTGTAGGAATTCTAGAGCTAATACATGCACAAACCTTGGACGGGGGGTTACCTTTGAAAAAGCGTATTTATAAGGACAGAAATCGATGGGCTTGCCCTTATCTGATGATTCATTATAAGTTTACAAACCGAGAGCTAAAGTTCTCGGTGACGTAAGCGAGTTTCTGCCCTATCAACTTTCGATTGTAGTGTAGAGGACTACAATGGTTGTAACGGGTACGGGGAATTAGGGTTCGATTCCGGAGAGGCGGCCTGAGAAACGGCCGCCACTTCCAAGGAAGGCAGCAGGCGCGTAAATTATCCAATCCCAATTCGGGGAGATAGTGACAAGAAATACTGATGTAGGGACTTAAGGTTCCTACTATCGGAATGAGAACAATGTAAAAACCTTATTAAGGAACTATTGGAGGGCAAGTCTGGTGCCAGCAGCCGCGGTAATTCCAGCTCCAAGAGTGTATATTAAAGTTGTTGCGGTTAAAAAGCTCGTAGTTGATTTTAGGGCCTAGTTACGGTAGTCCCAAGAGCCTAAAAACTCTTGGAATAAGGCTAAGTAATCTAGGTTCTATTCTTTTAACATAACCTGCGAAAGCAGGCGTTAGAAGGTTTTACTTTGAATGAATTAGAGTGTTTAAAGCAGACGAAATCGTCTTGAATAATTTAGCATGGGATAATAAAATATGACCATTTACTCAAACTTTGTTGGTTTCTAGGGTAATGGTAATGGTTGAGAGGGGTTGTCGAGGTCGCTCATATTCTATGGTCAGAGGTGAAATTCTAAGACCCATAGAGGATGAACAAATGCGAAGGCATTCGACAAGGATGTTTTCGTTAATCAAGAACGAAAGTTGAGGGATCGAAGATGATCAGATACCGTCGTAGTCTCAACTGTAAACTATGCAGACTCAGGATCTAGGGATGTTATATGGATGACTCTCTAGGCACTGTGTGCGAAAGCATAAGTATTCGTGCTCCGGGGGGAGTATGGTCGCAAGGCTGAAACTTAAAGGAATTGACGGAAGGACACCACCAGGTGTGGAATCTGCGGCTTAATTTGACTCAACACGGGAAAACTCACCCGGTCCGGACACAGTAAGGATTGACAGATTGATAGCTCTTTCTTGATTTTGTGGAAGCCGGTGCATGGCCGTTTTTAGTTGGTGGAGTGATTTGTCTGCTTAAGTGCGATAACGAACGAGACCTCGATTTATTAAATAGGATTGGGAACAGGGGGGCAGTTAGGTGTATCTGGGCTTGCTCGGATGCACTTAGGTGTCTCCATTTAGTTGTTCTTAAACTTCCTTCTTAGGAAGACTCCAGGCGATAACTCTAGTCTGGGGAAGCTCGAGGCAAAAACAGGTCTGTGATGCCGCTCGATGTCCGGGGCTGCACGCGCATTACACTGATATGTGCAGCAAGTAAAACTAGATTAGTATCCTGGTGCGAAGGCACTTAGGTAATCTTAGAAAGCATATCGTGATAGGGATTGTGTATTGGAACTATTACACATTAACGAGGAATACCTAGTAAGGGTAAGTCATCAACTTACCCTGATTACGTCCCTGTCCTTTGTACACACCGCCCGTCGCTTCTACCGATTGAATAACTCGATGAGGACTCGGGACGAAGAAGATCTCAGTGAGCCGAAAGGTTTTGCTGTCCTTCTTTGAAACCTGTTCGAATCTCGTTATTTAGAGGAAGAAGAAGTCGTAACAAGGTAC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CCTCTTACTTGGATAACCGTAGTAATTCTAGAGCTAATACATGCAAAAGATCCCGACTGGTGACGGAAGGGATGTATTTATTAGGTACAAAATCAATACTGGAGCAATCCAGGCTATTTGATGATTCATAATAACTAAACGAAGCGCAGGCCTCGTGTCGGCGCTGATACAAACGAGTTTCTGCCCTATCAACTTTCGATGGTAGTATAGGGGACTACCATGGTCGTAACGGGTAACGGGGAATTAGGGTTCTATTCCGGAGAGGGAGCCTGAGAAATGGCTACCACTTCCAAGGAAGGCAGCAGGCGCGCAAATTACCCAATCCTGATTCGGGGAGGTAGTGACAAGAAATACCATTATAGGACACTTTGTGTACTATATTTGGAATGAGTACAATTTAAACACCTTAACGAGGAACAATTGGAGGGCAAGTCTGGTGCCAGCAGCCGCGGTAATTCCAGCTCCAATAGTGTATATTAAAGTTGCTGCGGTTAAAAAGCTCGTAGTTGGATTTCGGAATGCGTTTGCGTCAAAGCTCGTCCTTGTGGCGGTGCTGGATGTGCGCTTCCTAGCTTTGGATAGTGGCCTCGCAAGGGGACTAACCGCTTCCA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TTGGTGGGCAACTGCCAGTCGATTCGTGGTTGCACTTCTTAGAGGGACTCTCGGCATATCTAGCCGATGGAAGTTTGAGGCAAAAACAGGTCTGTGATGCCCTTAGATGCCCTGGGCTGCACGCGCGTTACACTGACGATTGCAACGAGTGATTTCCTTGCCCGATGGGGCTGGGTAAGCTTTGAAAAGATCGTCGTGATGGGGATTGAACCTTGCAATTATTGTTCATGAACGAGGAATTCCTAGTAGGCGCAGTTCATCAAACTGCGCCGATTACGTCCCTGCCCTTTGTACACACCGCCCGTCGCTCCTACCGATTGAATGGTCCGGTGAGAACTCAGGACGGCAGTATTTTAGCTTATCCGCAAGGGTAAGCGGGTACAGCCGGAATTTGTTCAAACCTTACCATTTAGAGGAAGGAGAAGTCGTAACAAGGTTTCC</text:p>
          </table:table-cell>
          <table:table-cell office:value-type="string" calcext:value-type="string">
            <text:p>d__Eukaryota; p__Amoebozoa; c__Tubulinea; o__Euamoebida; f__Euamoeb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AAACACCTTTATACTGCGAAACTGCGAACGGCTCATTATATCAGTTATAATCTACTTGATCGTATCCTCTTACTTGGATAACCGTAGTAATTCTAGAGCTAATACATGCAAAAGATCCCGACTGGTGACGGAAGGGATGTATTTATTAGGTACAAAATCAATACTGGAGCAATCCAGGCTATTTGATGATTCATAATAACTAAACGAAGCGCAGGCCTCGTGTCGGCGCTGATACAAACGAGTTTCTGCCCTATCAACTTTCGATGGTAGTATAGGGGACTACCATGGTCGTAACGGGTAACGGGGAATTAGGGTTCTATTCCGGAGAGGGAGCCTGAGAAATGGCTACCACTTCCAAGGAAGGCAGCAGGCGCGCAAATTACCCAATCCTGATTCGGGGAGGTAGTGACAAGAAATACCATTATAGGACACTTTGTGTACTATATTTGGAATGAGTACAATTTAAACACCTTAACGAGGAACAATTGGAGGGCAAGTCTGGTGCCAGCAGCCGCGGTAATTCCAGCTCCAATAGTGTATATTAAAGTTGCTGCGGTTAAAAAGCTCGTAGTTGGATTTCGGAATGCGTTTGCGTCAAAGCTCGTCCTTGTGGCGGTGCTGGATGTGCGCTTCCTAGCTTTGGATAGTGGCCTCGCAAGGGGACTAACCGCTTCCA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TTGGTGGGCAACTGCCAGTCGATTCGTGGTTGCACTTCTTAGAGGGACTCTCGGCATATCTAGCCGATGGAAGTTTGAGGCAAAAACAGGTCTGTGATGCCCTTAGATGCCCTGGGCTGCACGCGCGTTACACTGACGATTGCAACGAGTGATTTCCTTGCCCGATGGGGCTGGGTAAGCTTTGAAAAGATCGTCGTGATGGGGATTGAACCTTGCAATTATTGTTCATGAACGAGGAATTCCTAGTAGGCGCAGTTCATCAAACTGCGCCGATTACGTCCCTGCCCTTTGTACACACCGCCCGTCGCTCCTACCGATTGAATGGTCCGGTGAGAACTCAGGACGGCAGTATTTTAGCTTATCCGCAAGGGTAAGCGGGTACAGCCGGAAT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ATTTATACTGCGAAACTGCGAACGGCTCATTATATCAGTTATAATCTACTTGATCGTATCCTCTTACTTGGATAACCGTAGTAATTCTAGAGCTAATACATGCAAAAATTCCCGACTGGTGACGGAAGGGAAGTATTTATTAGGTCCAAAATCAATGCTGGCCATTCCAAACTGGGGCAACCTGGGGTCAGGAAATTTGATGATTCATAATAACTAAACGAAGCGCAGGGCTCGTCTCGGCGCTGATACAAACGAGTTTCTGCCCTATCAACTTTCGATGGTAGTATAGGGGACTACCATGGTCGTAACGGGTAACGGGGAATTAGGGTTCTATTCCGGAGAGGGAGCCTGAGAAATGGCTACCACTTCCAAGGAAGGCAGCAGGCGCGCAAATTACCCAATCCTGATTCGGGGAGGTAGTGACAAGAAATACCATTGTCGGACACTCTGTGTACGATATTTGGAATGAGTACAATTTAAACACCTTAACGAGGAACAATTGGAGGGCAAGTCTGGTGCCAGCAGCCGCGGTAATTCCAGCTCCAATAGTGTATATTAAAGTTGCTGCGGTTAAAAAGCTCGTAGTTGGATTTCGGAATGCATGGGTCAAAGCTCGTCCTTGTGGCGTGGCTGGATCTGTGTTTCCTATCTTCCGATAGTATGCCCTTAAAAGCATGCTTCGG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TTGGTGGCAACACCAGTCGATTCGTGGGCGCACTTCTTAGAGGGACTCTCGGCATCTCTAGCCGATGGAAGTTTGAGGCAAAAACAGGTCTGTGATGCCCTTAGATGCCCTGGGCTGCACGCGCGTTACACTGACGATTGCAACGAGTATTATTCCTTGTCCGATGGGACTGGGTAAGCTTTGAAAAGATCGTCGTGATGGGGATTGAACCTTGCAATTATTGTTCATGAACGAGGAATTCCTAGTAAGCGCAGTTCATCAAACTGCGCTGATTACGTCCCTGCCCTTTGTACACACCGCCCGTCGCTCCTACCGATTGAATGGTCCGGTGAGAACTCAGGACTGCAGTACTTTAGTTTATCCGCAAGGGTAAGCGGGTGCAGCGGGAATTTGTTCAAACCTTACCATTTAGAGGAAGGAGAAGTCGTAACAAGGTTTCC</text:p>
          </table:table-cell>
          <table:table-cell office:value-type="string" calcext:value-type="string">
            <text:p>d__Eukaryota; p__Amoebozoa; c__Tubulinea; o__Euamoebida; f__Euamoebida; g__BOLA868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CAAAGACTAAGCCATGCATGTCTAAGTATAAACACATTTATACTGCGAAACTGCGAACGGCTCATTATATCAGTTATAATCTACTTGATCGTATCCTCTTACTTGGATAACCGTAGTAATTCTAGAGCTAATACATGCAAAAATTCCCGACTGGTGACGGAAGGGAAGTATTTATTAGGTCCAAAATCAATGCTGGCCATTCCAAACTGGGGCAACCTGGGGTCAGGAAATTTGATGATTCATAATAACTAAACGAAGCGCAGGGCTCGTCTCGGCGCTGATACAAACGAGTTTCTGCCCTATCAACTTTCGATGGTAGTATAGGGGACTACCATGGTCGTAACGGGTAACGGGGAATTAGGGTTCTATTCCGGAGAGGGAGCCTGAGAAATGGCTACCACTTCCAAGGAAGGCAGCAGGCGCGCAAATTACCCAATCCTGATTCGGGGAGGTAGTGACAAGAAATACCATTGTCGGACACTCTGTGTACGATATTTGGAATGAGTACAATTTAAACACCTTAACGAGGAACAATTGGAGGGCAAGTCTGGTGCCAGCAGCCGCGGTAATTCCAGCTCCAATAGTGTATATTAAAGTTGCTGCGGTTAAAAAGCTCGTAGTTGGATTTCGGAATGCATGGGTCAAAGCTCGTCCTTGTGGCGTGGCTGGATCTGTGTTTCCTATCTTCCGATAGTATGCCCTTAAAAGCATGCTTCGG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TTGGTGGCAACACCAGTCGATTCGTGGGCGCACTTCTTAGAGGGACTCTCGGCATCTCTAGCCGATGGAAGTTTGAGGCAAAAACAGGTCTGTGATGCCCTTAGATGCCCTGGGCTGCACGCGCGTTACACTGACGATTGCAACGAGTATTATTCCTTGTCCGATGGGACTGGGTAAGCTTTGAAAAGATCGTCGTGATGGGGATTGAACCTTGCAATTATTGTTCATGAACGAGGAATTCCTAGTAAGCGCAGTTCATCAAACTGCGCTGATTACGTCCCTGCCCTTTGTACACACCGCCCGTCGCTCCTACCGATTGAATGGTCCGGTGAGAACTCAGGACTGCAGTACTTTAGTTTATCCGCAAGGGTAAGCGGGTGCAGCGGGAATTTGTTCAAACCTTACCATTTAGAGGAAGGAGAAGTCGTAACAAGGTTTC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CCTCTTACTTGGATAACCGTAGTAATTCTAGAGCTAATACATGCAAAAAGGCCCGACTGGTGACGGAAGGGTTGTATTTATTAGGTCCAAAATCAATACTGGCCATTCGGTCAGGAACTATTGATGATTCATAATAACTAAACGAAGCGCAGGCCTCGTGTCGGCGCTGATACAAACGAGTTTCTGCCCTATCAACTTTCGATGGTAGTATAGGGGACTACCATGGTCGTAACGGGTAACGGGGAATTAGGGTTCTATTCCGGAGAGGGAGCCTGAGAAATGGCTACCACTTCCAAGGAAGGCAGCAGGCGCGCAAATTACCCAATCCTGATTCGGGGAGGTAGTGACAAGAAATACCATTGTCGGACACTCTGTGTACGATATTTGGAATGAGTACAATTTAAACATCTTAACGAGGAACAATTGGAGGGCAAGTCTGGTGCCAGCAGCCGCGGTAATTCCAGCTCCAATAGTGTATATTAAAGTTGCTGCGGTTAAAAAGCTCGTAGTTGGATTTCGGGAGTTTTCAGGTCAAAGCTCGTCCTTGTGGCGTGGCTCGGCTTGGGCTTCTTAGCTTTGGATAGTGGGCAACCGCTTCCA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CTGGTGGCAACACCAGTTCGATTCGTGGTTGCACTTCTTAGAGGGACTCTCGGCATTTCTAGCCGATGGAAGTTTGAGGCAAAAACAGGTCTGTGATGCCCTTAGATGCCCTGGGCTGCACGCGCGTTACACTGACGATTGCAACGAGTGATTTTTCCTTGCCCGATGGGGCTGGGTAAGCTTCTAAAAGATCGTCGTGATGGGGATTGAACCTTGCAATTATTGTTCATGAACGAGGAATTCCTAGTAAGCGCAGTTCATCAAACTGCGCTGATTACGTCCCTGCCCTTTGTACACACCGCCCGTCGCTACTACCGATTGAATGGTCCGGTGAGAACTCAGGACGGCAGTACTTTAGTTTATCCGCAAGGGTAAGCGGGTACAGTCGAAATCTGTTCAAACCTTATCATTTAGAGGAAGTAAAAGTCGTAACAAGGTTTCC</text:p>
          </table:table-cell>
          <table:table-cell office:value-type="string" calcext:value-type="string">
            <text:p>d__Eukaryota; p__Amoebozoa; c__Tubulinea; o__Euamoebida; f__Euamoebida; g__BOLA86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AAACACCTTTATACTGCGAAACTGCGAACGGCTCATTATATCAGTTATAATCTACTTGATCGTATCCTCTTACTTGGATAACCGTAGTAATTCTAGAGCTAATACATGCAAAAAGGCCCGACTGGTGACGGAAGGGTTGTATTTATTAGGTCCAAAATCAATACTGGCCATTCGGTCAGGAACTATTGATGATTCATAATAACTAAACGAAGCGCAGGCCTCGTGTCGGCGCTGATACAAACGAGTTTCTGCCCTATCAACTTTCGATGGTAGTATAGGGGACTACCATGGTCGTAACGGGTAACGGGGAATTAGGGTTCTATTCCGGAGAGGGAGCCTGAGAAATGGCTACCACTTCCAAGGAAGGCAGCAGGCGCGCAAATTACCCAATCCTGATTCGGGGAGGTAGTGACAAGAAATACCATTGTCGGACACTCTGTGTACGATATTTGGAATGAGTACAATTTAAACATCTTAACGAGGAACAATTGGAGGGCAAGTCTGGTGCCAGCAGCCGCGGTAATTCCAGCTCCAATAGTGTATATTAAAGTTGCTGCGGTTAAAAAGCTCGTAGTTGGATTTCGGGAGTTTTCAGGTCAAAGCTCGTCCTTGTGGCGTGGCTCGGCTTGGGCTTCTTAGCTTTGGATAGTGGGCAACCGCTTCCA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CTGGTGGCAACACCAGTTCGATTCGTGGTTGCACTTCTTAGAGGGACTCTCGGCATTTCTAGCCGATGGAAGTTTGAGGCAAAAACAGGTCTGTGATGCCCTTAGATGCCCTGGGCTGCACGCGCGTTACACTGACGATTGCAACGAGTGATTTTTCCTTGCCCGATGGGGCTGGGTAAGCTTCTAAAAGATCGTCGTGATGGGGATTGAACCTTGCAATTATTGTTCATGAACGAGGAATTCCTAGTAAGCGCAGTTCATCAAACTGCGCTGATTACGTCCCTGCCCTTTGTACACACCGCCCGTCGCTACTACCGATTGAATGGTCCGGTGAGAACTCAGGACGGCAGTACTTTAGTTTATCCGCAAGGGTAAGCGGGTACAGTCGAAATCTGTTCAAACCTT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CCTCTTACTTGGATAACCGTAGTAATTCTAGAGCTAATACATGCAAAAATTCCCGACTGGTGACGGAAGGGAAGTATTTATTAGGTCCAAAATCAATGCTGGCCATTCGGTCAGGAAAAATTGATGATTCATAATAACTAAACGAAGCGCAGGGCTCGTCCCGGCGCTGATACAAACGAGTTTCTGCCCTATCAACTTTCGATGGTAGTATAGGGGACTACCATGGTCGTAACGGGTAACGGGGAATTAGGGTTCTATTCCGGAGAGGGGGCCTGAGAGATGGCCACCACTTCCAAGGAAGGCAGCAGGCGCGCAAATTACCCAATCCTGATTCGGGGAGGTAGTGACAAGAAATACCATTGGCGGACGCTTCGCGTACGCTATTTGGAATGAGTACAATTTAAACACCTTAACGAGGAACAATTGGAGGGCAAGTCTGGTGCCAGCAGCCGCGGTAATTCCAGCTCCAATAGTGTATATTAAAGTTGCTGCGGTTAAAAAGCTCGTAGTTGGATTTCGGGGGCATTCAGGCCAAAGCTCGTCCTTGTGGCGTGGCTGGGTCTGGGCTTCCTACGTTTGGATAGTGGGCAACCGCTTCCAATCATTTACTTTGAAAAAATTAGAGTGTTCAAAGCAGGCGTAACCTTGCCATTGAATATTACAGCATGGGATAATAGAATATGACG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CTGGTGGCAACACCAGTCGATTCGTGGGCGCACTTCTTAGAGGGACTCTCGGCATCTCTAGCCGATGGAAGTTTGAGGCAAAAACAGGTCTGTGATGCCCTTAGATGCCCTGGGCTGCACGCGCGTTACACTGACGATTGCAACGAGTGATTTTCCTGGTCCGATGGGATTGGGTAAGCTTTGAAAAGATCGTCGTGATGGGGATTGAACCTTGCAATTATTGTTCATGAACGAGGAATTCCTAGTAAGCGCAGTTCATCAAACTGCGCTGATTACGTCCCTGCCCTTTGTACACACCGCCCGTCGCTCCTACCGATTGAATGGTCCGGTGAGGACTCAGGATGGCAGTGCTTTAGCTTGCTCGCAAGGGTAAGCGGGTGCAGCCAGAATCTGTTCAAACCTTACCATTTAGAGGAAGGAGAAGTCGTAACAAGGTTTCC</text:p>
          </table:table-cell>
          <table:table-cell office:value-type="string" calcext:value-type="string">
            <text:p>d__Eukaryota; p__Amoebozoa; c__Tubulinea; o__Euamoebida; f__Euamoebida; g__BOLA86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AAACACCTTTATACTGCGAAACTGCGAACGGCTCATTATATCAGTTATAATCTACTTGATCGTATCCTCTTACTTGGATAACCGTAGTAATTCTAGAGCTAATACATGCAAAAATTCCCGACTGGTGACGGAAGGGAAGTATTTATTAGGTCCAAAATCAATGCTGGCCATTCGGTCAGGAAAAATTGATGATTCATAATAACTAAACGAAGCGCAGGGCTCGTCCCGGCGCTGATACAAACGAGTTTCTGCCCTATCAACTTTCGATGGTAGTATAGGGGACTACCATGGTCGTAACGGGTAACGGGGAATTAGGGTTCTATTCCGGAGAGGGGGCCTGAGAGATGGCCACCACTTCCAAGGAAGGCAGCAGGCGCGCAAATTACCCAATCCTGATTCGGGGAGGTAGTGACAAGAAATACCATTGGCGGACGCTTCGCGTACGCTATTTGGAATGAGTACAATTTAAACACCTTAACGAGGAACAATTGGAGGGCAAGTCTGGTGCCAGCAGCCGCGGTAATTCCAGCTCCAATAGTGTATATTAAAGTTGCTGCGGTTAAAAAGCTCGTAGTTGGATTTCGGGGGCATTCAGGCCAAAGCTCGTCCTTGTGGCGTGGCTGGGTCTGGGCTTCCTACGTTTGGATAGTGGGCAACCGCTTCCAATCATTTACTTTGAAAAAATTAGAGTGTTCAAAGCAGGCGTAACCTTGCCATTGAATATTACAGCATGGGATAATAGAATATGACG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CTGGTGGCAACACCAGTCGATTCGTGGGCGCACTTCTTAGAGGGACTCTCGGCATCTCTAGCCGATGGAAGTTTGAGGCAAAAACAGGTCTGTGATGCCCTTAGATGCCCTGGGCTGCACGCGCGTTACACTGACGATTGCAACGAGTGATTTTCCTGGTCCGATGGGATTGGGTAAGCTTTGAAAAGATCGTCGTGATGGGGATTGAACCTTGCAATTATTGTTCATGAACGAGGAATTCCTAGTAAGCGCAGTTCATCAAACTGCGCTGATTACGTCCCTGCCCTTTGTACACACCGCCCGTCGCTCCTACCGATTGAATGGTCCGGTGAGGACTCAGGATGGCAGTGCTTTAGCTTGCTCGCAAGGGTAAGCGGGTGCAGCCAGAATC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CCTCTTACTTGGATAACCGTAGTAATTCTAGAGCTAATACATGCAAAAGTTCCCGACTGGTGACGGAAGGGAAGTATTTATTAGGTCCAAAATCAATGCTGGCCATTCCAAACTGGGGCAACCTGGGGTCAGGAAAGTTGATGATTCATAATAACTAAACGAAGCGCAGGGCTTGTCTCGGCGCTGATACAAACGAGTTTCTGCCCTATCAACTTTCGATGGTAGTATAGGGGACTACCATGGTCGTAACGGGTAACGGGGAATTAGGGTTCTATTCCGGAGAGGGAGCCTGAGAAATGGCTACCACTTCCAAGGAAGGCAGCAGGCGCGCAAATTACCCAATCCTGATTCGGGGAGGTAGTGACAAGAAATACCATTGTCGGACACTCTGTGTACGATATTTGGAATGAGTACAATTTAAACACCTTAACGAGGAACAATTGGAGGGCAAGTCTGGTGCCAGCAGCCGCGGTAATTCCAGCTCCAATAGTGTATATTAAAGTTGCTGCGGTTAAAAAGCTCGTAGTTGGATTTCGGAACGCTTCTGACCAAAGCTCGTCCTTGTGGCGTGGCTCGGTTGGTGCTTCCTATCGTTTGTGAGGCGGTTAAACGCTTTACAA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TGAATTTGGTGGGCAACCGCCAGTCGATTCGCGGTAAAGTAAACACTTCTTAGAGGGACTCTCGGCATCTCTAGCCGATGGAAGTTTGAGGCAAAAACAGGTCTGTGATGCCCTTAGATGCCCTGGGCTGCACGCGCGTTACACTGACGATTGCAACGAGTCCTATTCCTTGCCCGATGGGGCTGGGTAAGCTTTGAAAAGATCGTCGTGATGGGGATTGAACCTTGCAATTATTGTTCATGAACGAGGAATTCCTAGTAAGCGCAGTTCATCAAACTGCGCTGATTACGTCCCTGCCCTTTGTACACACCGCCCGTCGCTCCTACCGATTGAATGGTCCGGTGAGAACTCAGGACGGCAGTACTTTAGTTTGCTCGCAAGGGTAAGCGGGTACAGCCGGAATTTGTTCAAACCTTACCATTTAGAGGAAGGAGAAGTCGTAACAAGGTTTCC</text:p>
          </table:table-cell>
          <table:table-cell office:value-type="string" calcext:value-type="string">
            <text:p>d__Eukaryota; p__Amoebozoa; c__Tubulinea; o__Euamoebida; f__Euamoebida; g__BOLA8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CTAAGCCATGCATGTCTAAGTATAAACACCTTTATACTGCGAAACTGCGAACGGCTCATTATATCAGTTATAATCTACTTGATCGTATCCTCTTACTTGGATAACCGTAGTAATTCTAGAGCTAATACATGCAAAAGTTCCCGACTGGTGACGGAAGGGAAGTATTTATTAGGTCCAAAATCAATGCTGGCCATTCCAAACTGGGGCAACCTGGGGTCAGGAAAGTTGATGATTCATAATAACTAAACGAAGCGCAGGGCTTGTCTCGGCGCTGATACAAACGAGTTTCTGCCCTATCAACTTTCGATGGTAGTATAGGGGACTACCATGGTCGTAACGGGTAACGGGGAATTAGGGTTCTATTCCGGAGAGGGAGCCTGAGAAATGGCTACCACTTCCAAGGAAGGCAGCAGGCGCGCAAATTACCCAATCCTGATTCGGGGAGGTAGTGACAAGAAATACCATTGTCGGACACTCTGTGTACGATATTTGGAATGAGTACAATTTAAACACCTTAACGAGGAACAATTGGAGGGCAAGTCTGGTGCCAGCAGCCGCGGTAATTCCAGCTCCAATAGTGTATATTAAAGTTGCTGCGGTTAAAAAGCTCGTAGTTGGATTTCGGAACGCTTCTGACCAAAGCTCGTCCTTGTGGCGTGGCTCGGTTGGTGCTTCCTATCGTTTGTGAGGCGGTTAAACGCTTTACAAATCATTTACTTTGAAAAAATTAGAGTGTTCAAAGCAGGCGTAACCTTGCCA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TGAATTTGGTGGGCAACCGCCAGTCGATTCGCGGTAAAGTAAACACTTCTTAGAGGGACTCTCGGCATCTCTAGCCGATGGAAGTTTGAGGCAAAAACAGGTCTGTGATGCCCTTAGATGCCCTGGGCTGCACGCGCGTTACACTGACGATTGCAACGAGTCCTATTCCTTGCCCGATGGGGCTGGGTAAGCTTTGAAAAGATCGTCGTGATGGGGATTGAACCTTGCAATTATTGTTCATGAACGAGGAATTCCTAGTAAGCGCAGTTCATCAAACTGCGCTGATTACGTCCCTGCCCTTTGTACACACCGCCCGTCGCTCCTACCGATTGAATGGTCCGGTGAGAACTCAGGACGGCAGTACTTTAGTTTGCTCGCAAGGGTAAGCGGGTACAGCCGGAATTTGTTCAAACCTTAC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CCTCTTACTTGGATAACCGTAGTAATTCTAGAGCTAATACATGCGAAAGTTCCCGACTGGTGACGGAAGGGAAGTATTTATTAGGTCCAAAATCAATGCTGGCCATTCCAAACTGGGGCAACCTGGGGTCAGGTTAATTGATGATTCATAATAACTAAACGAAGCGCAGGGCTCGTCTCGGCGCTGATACAAACGAGTTTCTGCCCTATCAACTTTCGATGGTAGTATAGGGGACTACCATGGTCGTAACGGGTAACGGGGAATTAGGGTTCTATTCCGGAGAGGGAGCCTGAGAAATGGCTACCACTTCCAAGGAAGGCAGCAGGCGCGCAAATTACCCAATCCTGATTCGGGGAGGTAGTGACAAGAAATACCATTGTCGGACACTTTGTGTACGATATTTGGAATGAGTACAATTTAAACACCTTAACGAGGAACAATTGGAGGGCAAGTCTGGTGCCAGCAGCCGCGGTAATTCCAGCTCCAATAGTGTATATTAAAGTTGCTGCGGTTAAAAAGCTCGTAGTTGGATTTCGGAATGTTATTGGTCAAAGGCCATCCTCTGGGTGTGTCTCGATTGATACTTCCTATCTTCTGTTGAATGGGGTAAAACTCGTTTACAGATCATTTACTTTGAAAAAATTAGAGTGTTCAAAGCAGGCGTAACTTGCCT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TTGGTGGCAACACCAGTTCAATTCGTGGGTACACTTCTTAGAGGGACTCTCGGCATCTCTAGCCGATGGAAGTTTGAGGCAAAAACAGGTCTGTGATGCCCTTAGATGCCCTGGGCTGCACGCGCGTTACACTGACGATTGCAACGAGTGATTTCCTTGCCCGATGGGGCTGGGTAAGCTTTGAAAAGATCGTCGTGATGGGGATTGAACCTTGCAATTATTGTTCATGAACGAGGAATTCCTAGTAAGCGTAGTTCATCAAACTACGCTGATTACGTCCCTGCCCTTTGTACACACCGCCCGTCGCTCCTACCGATTGAATGGTCCGGTGAGAACTCAAGACGGCAGTATTTTAGCTTATCAGCAATGGTAAGCGGGTACAGTCGGAATTTGTTCAAACCTTACCATTTAGAGGAAGGAGAAGTCGTAACAAGGTTTCC</text:p>
          </table:table-cell>
          <table:table-cell office:value-type="string" calcext:value-type="string">
            <text:p>d__Eukaryota; p__Amoebozoa; c__Tubulinea; o__Euamoebida; f__Euamoebida; g__BOLA86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AAACACCTTTATACTGCGAAACTGCGAACGGCTCATTATATCAGTTATAATCTACTTGATCGTATCCTCTTACTTGGATAACCGTAGTAATTCTAGAGCTAATACATGCGAAAGTTCCCGACTGGTGACGGAAGGGAAGTATTTATTAGGTCCAAAATCAATGCTGGCCATTCCAAACTGGGGCAACCTGGGGTCAGGTTAATTGATGATTCATAATAACTAAACGAAGCGCAGGGCTCGTCTCGGCGCTGATACAAACGAGTTTCTGCCCTATCAACTTTCGATGGTAGTATAGGGGACTACCATGGTCGTAACGGGTAACGGGGAATTAGGGTTCTATTCCGGAGAGGGAGCCTGAGAAATGGCTACCACTTCCAAGGAAGGCAGCAGGCGCGCAAATTACCCAATCCTGATTCGGGGAGGTAGTGACAAGAAATACCATTGTCGGACACTTTGTGTACGATATTTGGAATGAGTACAATTTAAACACCTTAACGAGGAACAATTGGAGGGCAAGTCTGGTGCCAGCAGCCGCGGTAATTCCAGCTCCAATAGTGTATATTAAAGTTGCTGCGGTTAAAAAGCTCGTAGTTGGATTTCGGAATGTTATTGGTCAAAGGCCATCCTCTGGGTGTGTCTCGATTGATACTTCCTATCTTCTGTTGAATGGGGTAAAACTCGTTTACAGATCATTTACTTTGAAAAAATTAGAGTGTTCAAAGCAGGCGTAACTTGCCTTTGAATATTACAGCATGGGATAATAGAATATGACGTTGGTCTTATTTTGTTGGTTTCTAAGGCTGATGTAATGATTAATAGGGATAGTTGGGGTCGCTCGTATTGAGTTGTCAGAGGTGAAATTCTAGGATTTACTCAAGACGAACTAG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TTTGGTGGCAACACCAGTTCAATTCGTGGGTACACTTCTTAGAGGGACTCTCGGCATCTCTAGCCGATGGAAGTTTGAGGCAAAAACAGGTCTGTGATGCCCTTAGATGCCCTGGGCTGCACGCGCGTTACACTGACGATTGCAACGAGTGATTTCCTTGCCCGATGGGGCTGGGTAAGCTTTGAAAAGATCGTCGTGATGGGGATTGAACCTTGCAATTATTGTTCATGAACGAGGAATTCCTAGTAAGCGTAGTTCATCAAACTACGCTGATTACGTCCCTGCCCTTTGTACACACCGCCCGTCGCTCCTACCGATTGAATGGTCCGGTGAGAACTCAAGACGGCAGTATTTTAGCTTATCAGCAATGGTAAGCGGGTACAGTCGGAATTTGTTCAAACCTTAC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CGTCTCAAAGATTAAGCCATGCATGTCTAAGTATAAGCGATTATACGGCGAAACTGCGGATGGCTCATTATATCAGTAATAATCTACTCGATGAATCATTTAGTTGGATAACTGTAGGAATTCTAGAGCTAATACATGCAAGAAGTTCGGACCGGGGGAAACCTTGGGAAGAATATGTTTACAAGAAAAGAAATTGATGGGATTTATCCCTTAACTGATGATTCATTGTAAGTTCGTAAACCGAGAGCTAAAGTTCTTGGTGATGCGAGCGAGTTTCTGCCCTATCAACTTTCAATCGTAGTGTAGTGGACTACGATGGTTGTAACGGGTACGGGGAATTAGGGTTCGATTCCGGAGAGGCGGCCTGAGAAACGGCCGCCACTTCCAAGGAAGGCAGCAGGCGCGTAAATTATCCAATCCCAATTCGGGGAGATAGTGACAAGAAATACTGATGTAGGGACTTATGGTTCCTACTATTGGAATGAGAACAATGTAAAAACCTTATCGAGGAACTATTGGAGGGCAAGTCTGGTGCCAGCAGCCGCGGTAATTCCAGCTCCAAGAGTGTATATTAAAGTTGTTGCGGTTAAAAAGCTCGTAGTTGATTTTAGGATCAAGATACATCCGGTCCCAGGCATGTAAAAGTGTTTGGAACAAGGCCGAGTATACTTGGTTCTATTCTTTTGAACATAAAACATCTGTAGAAATACAGGTGGTTTAATTGGATTTACTTTGAATGAATTAGGGTGTTTAAAGCAGACGAAATCGTCTTGAATATTTTAGCATGGGATAATATAATATGACCAATTGCTCATACTTTTATTGGTTTCTAGAGCATTGGTAATGATAGATAGGGATAGTCGAGGTCGCTCATATTCTGTGGTCAGAGGTGAAATTCTAAGACCCACAGAGGATGAACAAATGCGAAGGCATTCGACAAGGATGTTTTCATTAATCAAGAACGAAAGTTTAGGGATCGAAGATGATCAGATACCGTCGTAGTCTAAACTGTAAACTATGTAGACCCAGGATCTAGGGATGTTATATGGATGACTCTCTAGGCACTGTGTGCGAAAGCATAAGTATTCGTACTCCGGGGGGAGTATGGTCGCAAGGCTGAAACTTAAAGGAATTGACGGAAGGACACCACCAGGTGTGGAATCTGCGGCTTAATTTGACTCAACACGGGAAAACTCACCCGGTCCGGACACAGTGAGGATTGACAGATTGATAGCTCTTTCTTGATTTTGTGGAAGCCGGTGCATGGCCGTTTTTAGTTGGTGGAGTGATTTGTCTGCTTAAGTGCGATAACGAACGAGACCTCGATCTATTAAATAGAGGCGCGAACAGGGGGGCAGTCAGGTATGTCTGGGCTTGCTTGGGCATATTTGGGTGTCTCCGTTTAGTTGTTTGGGAATTTTCTTCTTAAAGAGACTCCAGGCGATAAAAATAGTCTGGGGAAGCTCGAGGCAAAAACAGGTCTGTGATGCCGCTCGATGTCCGGGGCTGCACGCGCATTACACTGATATGTGCAGCAAGTATAACTAGTAAAATATCCTAGCGCGTAGGCGTTTAGGCAATCTTAGAAAGCATATCGTGATAGGGATTGTGTTTTGAAACTATCACACATTAACGAGGAATACCTAGTAAGGATAAGTCATCAACTTATCCTGATTACGTCCCTGTCCTTTGTACACACCGCCCGTCGCTTCTACCGATTGAATAACTCGATGAGGATTCGGGACGAAGGAGATCTCAGTAGGCCGAAAGGTTTTGCTGTCCTCTTTTGAAACCTATTCGAATCTCGTTATTTAGAGGAAGAAGAAGTCGTAACAAGGTACCT</text:p>
          </table:table-cell>
          <table:table-cell office:value-type="string" calcext:value-type="string">
            <text:p>d__Eukaryota; p__Amoebozoa; c__Tubulinea; o__Euamoebida; f__Euamoebida; g__Euamoebida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TCATATGCTCGTCTCAAAGATTAAGCCATGCATGTCTAAGTATAAGCGATTATACGGCGAAACTGCGGATGGCTCATTATATCAGTAATAATCTACTCGATGAATCATTTAGTTGGATAACTGTAGGAATTCTAGAGCTAATACATGCAAGAAGTTCGGACCGGGGGAAACCTTGGGAAGAATATGTTTACAAGAAAAGAAATTGATGGGATTTATCCCTTAACTGATGATTCATTGTAAGTTCGTAAACCGAGAGCTAAAGTTCTTGGTGATGCGAGCGAGTTTCTGCCCTATCAACTTTCAATCGTAGTGTAGTGGACTACGATGGTTGTAACGGGTACGGGGAATTAGGGTTCGATTCCGGAGAGGCGGCCTGAGAAACGGCCGCCACTTCCAAGGAAGGCAGCAGGCGCGTAAATTATCCAATCCCAATTCGGGGAGATAGTGACAAGAAATACTGATGTAGGGACTTATGGTTCCTACTATTGGAATGAGAACAATGTAAAAACCTTATCGAGGAACTATTGGAGGGCAAGTCTGGTGCCAGCAGCCGCGGTAATTCCAGCTCCAAGAGTGTATATTAAAGTTGTTGCGGTTAAAAAGCTCGTAGTTGATTTTAGGATCAAGATACATCCGGTCCCAGGCATGTAAAAGTGTTTGGAACAAGGCCGAGTATACTTGGTTCTATTCTTTTGAACATAAAACATCTGTAGAAATACAGGTGGTTTAATTGGATTTACTTTGAATGAATTAGGGTGTTTAAAGCAGACGAAATCGTCTTGAATATTTTAGCATGGGATAATATAATATGACCAATTGCTCATACTTTTATTGGTTTCTAGAGCATTGGTAATGATAGATAGGGATAGTCGAGGTCGCTCATATTCTGTGGTCAGAGGTGAAATTCTAAGACCCACAGAGGATGAACAAATGCGAAGGCATTCGACAAGGATGTTTTCATTAATCAAGAACGAAAGTTTAGGGATCGAAGATGATCAGATACCGTCGTAGTCTAAACTGTAAACTATGTAGACCCAGGATCTAGGGATGTTATATGGATGACTCTCTAGGCACTGTGTGCGAAAGCATAAGTATTCGTACTCCGGGGGGAGTATGGTCGCAAGGCTGAAACTTAAAGGAATTGACGGAAGGACACCACCAGGTGTGGAATCTGCGGCTTAATTTGACTCAACACGGGAAAACTCACCCGGTCCGGACACAGTGAGGATTGACAGATTGATAGCTCTTTCTTGATTTTGTGGAAGCCGGTGCATGGCCGTTTTTAGTTGGTGGAGTGATTTGTCTGCTTAAGTGCGATAACGAACGAGACCTCGATCTATTAAATAGAGGCGCGAACAGGGGGGCAGTCAGGTATGTCTGGGCTTGCTTGGGCATATTTGGGTGTCTCCGTTTAGTTGTTTGGGAATTTTCTTCTTAAAGAGACTCCAGGCGATAAAAATAGTCTGGGGAAGCTCGAGGCAAAAACAGGTCTGTGATGCCGCTCGATGTCCGGGGCTGCACGCGCATTACACTGATATGTGCAGCAAGTATAACTAGTAAAATATCCTAGCGCGTAGGCGTTTAGGCAATCTTAGAAAGCATATCGTGATAGGGATTGTGTTTTGAAACTATCACACATTAACGAGGAATACCTAGTAAGGATAAGTCATCAACTTATCCTGATTACGTCCCTGTCCTTTGTACACACCGCCCGTCGCTTCTACCGATTGAATAACTCGATGAGGATTCGGGACGAAGGAGATCTCAGTAGGCCGAAAGGTTTTGCTGTCCTCTTTTGAAACCTATTCGAATCTCGTTATTTAGAGGAAGAAGAAGTCGTAACAAGGTAC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CGTCTCAAAGATTAAGCCATGCATGTGTAAGTATAAGCAATTATACTGCGAAACTGCGGATGGCTCATTATATCAGTAATAATCTACTCGGTGAATCATTTAGTTGGATAACTGTAGGAATTCTAGAGCTAATACATGCAAAAAGTTCGGACCGGGGGCAACCTTGGGAAGAATACGTTTACAAGAACAGAAATCGATGGGACTTGTCCCTAAAAACTGATGATTCATTGTAAGTTCGTAGACCGAGAGCTTAAGTTCTCGGCGATGCGAGCGAGTTTCTGCCCTATCAACTTTCAATCGTAGTATAGGGGACTACGATGGTTGTAACGGGTACGGGGAATTAGGGTTCGATTCCGGAGAGGCGGCCTGAGAAACGGCCGCCACTTCCAAGGAAGGCAGCAGGCGCGTAAATTATCCAATCCCGATTCGGGGAGATAGTGACAAGAAATACCGATGTAGGGACTTATGGTTCCTACTATTGGAATGAGAACAATGTAAAAACCTTATCAAGGAACTATTGGAGGGCAAGTCTGGTGCCAGCAGCCGCGGTAATTCCAGCTCCAAGAGTGTATATTAAAGTTGTTGCGGTTAAAAAGCTCGTAGTTGATTTTAGGGTCAGGATACATCCGGTCCCAGTGTGTAAAAGCATTGGAATAAGGCCGAGTATTACCTGATTCTATTCTTCGAAACGTAAAAACATCTGTAGCAATACAGGTGGTTTCGGTGGTTTTACTTTGAATGAATTAGAGTGTTTAAAGCAGACGAAATCGTCTTGAATATTTTAGCATGGGATAATGAAATATGACCTACCTGCTCATACTTTTATTGGTTTCTAGAGCGGTGGTAATGATTGAGAGGGACAGTCGGGGTCGCTCATATTCTGTGGTCAGAGGTGAAATTCTAAGACCCACAGAGGATGAACAAATGCGAAGGCATTCGACAAGGATGTTTTCATTAATCAAGAACGAAAGTTGAGGGATCGAAGATGATCAGATACCGTCGTAGTCTCAACTGTAAACTATGCAGACTCAGGATCTGGGGATGTTATATGGATGACTCTCCAGGCACTGTGTGCGAAAGCATAAGTATTCGTGCTCCGGGGGGAGTATGGTCGCAAGGCTGAAACTTAAAGGAATTGACGGAAGGACACCACCAGGTGTGGAATCTGCGGCTTAATTTGACTCAACACGGGAAAACTCACCTGGTCCGGACACAGCGAGGATTGACAGATTGATAGCTCTTTCTTGATTTTGTGGAAGCCGGTGCATGGCCGTTTTTAGTTGGTGGAGTGATTTGTCTGCTTAAGTGCGATAACGAACGAGACCTCGATCTATTAAATAGGGGCGCGAACAGGGGGGCATTCATGGTGCATCTAGGCCTAGCCTGGGTGTATTTGGGTGTCTCCATTTGGTTGTTTGTGAATTTCCTTCTTAGAGAGACTCCAGGCGATCTAAATAGTCTGGGGAAGCTCGAGGCAAAAACAGGTCTGTGATGCCGCTCGATGTCCAGGGCTGCACGCGCATTACACTGATATGTGCAGCAAGTACTAAATTTAAAATATCCTAGCGCGTTGGCGTGTAGGCAATCTTAGAAAGCATATCGTGATAGGGATTGTGTCTTGAAACTATTACACATAAACGAGGAATACCTAGTAAGGACAAGTCATCAACTTGTCCTGATTACGTCCCTGTCCTTTGTACACACCGCCCGTCGCTTCTACCGATTGAATAACTCGATGAGGATTCGGGACGAGAGAGTTTTCATCAGGCCGCAAGGTTTTGGTGAGCTTTTTTGAAACCTATTCGAATCTCGTTATTTAGAGGAAGAAGAAGTCGTAACAAGGTACCT</text:p>
          </table:table-cell>
          <table:table-cell office:value-type="string" calcext:value-type="string">
            <text:p>d__Eukaryota; p__Amoebozoa; c__Tubulinea; o__Euamoebida; f__Euamoebida; g__Euamoebida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TCATATGCTCGTCTCAAAGATTAAGCCATGCATGTGTAAGTATAAGCAATTATACTGCGAAACTGCGGATGGCTCATTATATCAGTAATAATCTACTCGGTGAATCATTTAGTTGGATAACTGTAGGAATTCTAGAGCTAATACATGCAAAAAGTTCGGACCGGGGGCAACCTTGGGAAGAATACGTTTACAAGAACAGAAATCGATGGGACTTGTCCCTAAAAACTGATGATTCATTGTAAGTTCGTAGACCGAGAGCTTAAGTTCTCGGCGATGCGAGCGAGTTTCTGCCCTATCAACTTTCAATCGTAGTATAGGGGACTACGATGGTTGTAACGGGTACGGGGAATTAGGGTTCGATTCCGGAGAGGCGGCCTGAGAAACGGCCGCCACTTCCAAGGAAGGCAGCAGGCGCGTAAATTATCCAATCCCGATTCGGGGAGATAGTGACAAGAAATACCGATGTAGGGACTTATGGTTCCTACTATTGGAATGAGAACAATGTAAAAACCTTATCAAGGAACTATTGGAGGGCAAGTCTGGTGCCAGCAGCCGCGGTAATTCCAGCTCCAAGAGTGTATATTAAAGTTGTTGCGGTTAAAAAGCTCGTAGTTGATTTTAGGGTCAGGATACATCCGGTCCCAGTGTGTAAAAGCATTGGAATAAGGCCGAGTATTACCTGATTCTATTCTTCGAAACGTAAAAACATCTGTAGCAATACAGGTGGTTTCGGTGGTTTTACTTTGAATGAATTAGAGTGTTTAAAGCAGACGAAATCGTCTTGAATATTTTAGCATGGGATAATGAAATATGACCTACCTGCTCATACTTTTATTGGTTTCTAGAGCGGTGGTAATGATTGAGAGGGACAGTCGGGGTCGCTCATATTCTGTGGTCAGAGGTGAAATTCTAAGACCCACAGAGGATGAACAAATGCGAAGGCATTCGACAAGGATGTTTTCATTAATCAAGAACGAAAGTTGAGGGATCGAAGATGATCAGATACCGTCGTAGTCTCAACTGTAAACTATGCAGACTCAGGATCTGGGGATGTTATATGGATGACTCTCCAGGCACTGTGTGCGAAAGCATAAGTATTCGTGCTCCGGGGGGAGTATGGTCGCAAGGCTGAAACTTAAAGGAATTGACGGAAGGACACCACCAGGTGTGGAATCTGCGGCTTAATTTGACTCAACACGGGAAAACTCACCTGGTCCGGACACAGCGAGGATTGACAGATTGATAGCTCTTTCTTGATTTTGTGGAAGCCGGTGCATGGCCGTTTTTAGTTGGTGGAGTGATTTGTCTGCTTAAGTGCGATAACGAACGAGACCTCGATCTATTAAATAGGGGCGCGAACAGGGGGGCATTCATGGTGCATCTAGGCCTAGCCTGGGTGTATTTGGGTGTCTCCATTTGGTTGTTTGTGAATTTCCTTCTTAGAGAGACTCCAGGCGATCTAAATAGTCTGGGGAAGCTCGAGGCAAAAACAGGTCTGTGATGCCGCTCGATGTCCAGGGCTGCACGCGCATTACACTGATATGTGCAGCAAGTACTAAATTTAAAATATCCTAGCGCGTTGGCGTGTAGGCAATCTTAGAAAGCATATCGTGATAGGGATTGTGTCTTGAAACTATTACACATAAACGAGGAATACCTAGTAAGGACAAGTCATCAACTTGTCCTGATTACGTCCCTGTCCTTTGTACACACCGCCCGTCGCTTCTACCGATTGAATAACTCGATGAGGATTCGGGACGAGAGAGTTTTCATCAGGCCGCAAGGTTTTGGTGAGCTTTTTTGAAACCTATTCGAATCTCGTTATTTAGAGGAAGAAGAAGTCGTAACAAGGTACC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CAAAGATTAAGCCATGCAAGTCTAAGTATAAGTGTTTATACGGCGAAACTGCGAATGGCTCATTATATCAGTTATAATCTACTTGATCGATTCTGTTACTTGGATAACTGTAGGAATTCTAGAGCTAATACATGCGAAAGGGCCGTACTGGGGGCAACTCTGGGAGGGCCGTGTTTACAAAGCGAGGAACCAGGATGGGGCATTCAACTTGGGGGCAACTCCAGGGTCTCATATAACAGACGAATCATTGTAATCTCATGAACCGAGGGTGAAGGCCTTTGGTGATGCAAACGAGTAACTGCCCTATCAACTTTCAACCGTAGTGTAGGGGACTACGGTGGTTGTAACGGGTACGGGGAATTAGGGTTCGATTCCGGAGAGGCAGCCTGAGAAACGGCTACCACTTCCAAGGAAGGCAGCAGGCGCGTAAATTATCCAATCCCAATTCGGGGAGATAGTGACAAGAAATACTGGTGTAGGGCCTTTTGGGTTCTACTATCGGAATGAGTACAATTTAAAACCATTAGCGAGGAACAATTGGAGGGCAAGTCTGGTGCCAGCAGCCGCGGTAATTCCAGCTCCAAGAGTGTATATTAAAGTTGTTGCGGTTAAAAAGCTCGTAGTTGGACTGCAAGTTGAAGTGTGAAGTCCCCGGGGACGTTGTTCTCGGGATCAAGGCTTTTGCTCTTCTTCTAGGAAATTTGACGCAAAAACACGGGGTTCTCCTCGTGGTCAGGTTAGTTTTACTTTGAATGAATTAGGGTGTTCAAAGCAGGCGAATCGCCGTGAATACATTAGCATGGGATAATAAAATATGACATTGGTCTAATACTTATTGGTTTCTGAGGCCAGAGTAATGATTAAAAGGGACAGTTGGGGTCGCTTGTATTCAGTGGTCAGAGGTGAAATTCTAGGACCCACTGAGGACAAACAAATGCGAAGGCATTCGACAAGGATGTTTTCATTAATCAAGAACGAAAGTTGTGGGATCGAAGATGATCAGATACCGTCGTAGTCACAACCGTAAACTATGTTGACTTAGGATTGGGGGATGTTAATAGATGACTCTCCTAGCACTATGTGCGAAAGCATAAGTATCCAAACTCCGGGGGGAGTATGGTCGCAAGGCTGAAACTTAAAGGAATTGACGGAAGGACACCACCAGGAGTGGAACCTGCGGCTTAATTTGACTCAACACGGGGAAACTCACCCGGTCCGGACATTGTAAGGATTGACAGATTGATAGCTCTTTCTTGATTTGATGGGAGCCGGTGCATGGCCGTTTTTAGTTGGTGGAGTGATTTGTCTGGTTAAGTCCGATAACGAACGAGACCTCAATTTGCTAAATAGGATGCTTCACAGGGTGGTCTTCTGGCTTGTCGGGTTTCGGCTCGGCTTGTTGGGGGGTTGCCGTTTAGTTGTGGGGCAAATTTTACTTCTTAGAGAGACAGTTAACAAGAAAGATAGTTAAAGGAGGCTTGAGGCAAAAACAGGTCTGTGATGCCGCTAGATGCCCGGGGCTGCACGCGCGTTACACTGAAATTTTCAATAAGTATGAATAATTTTACCTTGCCCGAGGGGGTTTTGGTAATCTAGAAAAGCATTTCGTGATGGGGATTGTATATTGAAACTATTACACATAAACGAGGAATTCCTAGTAGGGGCAGGTCATCAACCTACCCCGATTACGTCCCTGTCCTTTGTACACACCGCCCGTCGCTTCTACCGATCGAGCTACTCGATGAAAACTCGGGATTCGATGATTTGTCTGCCGCAAGGTGGGTGGTTGTTGGAGAACCTGTTTGAATCTCGCAGCTTAGAGGAAGAAGAAGTCGTAACAAGGTAACT</text:p>
          </table:table-cell>
          <table:table-cell office:value-type="string" calcext:value-type="string">
            <text:p>d__Eukaryota; p__Amoebozoa; c__Tubulinea; o__Euamoebida; f__Euamoebida; g__Euamoeb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CAAAGATTAAGCCATGCAAGTCTAAGTATAAGTGTTTATACGGCGAAACTGCGAATGGCTCATTATATCAGTTATAATCTACTTGATCGATTCTGTTACTTGGATAACTGTAGGAATTCTAGAGCTAATACATGCGAAAGGGCCGTACTGGGGGCAACTCTGGGAGGGCCGTGTTTACAAAGCGAGGAACCAGGATGGGGCATTCAACTTGGGGGCAACTCCAGGGTCTCATATAACAGACGAATCATTGTAATCTCATGAACCGAGGGTGAAGGCCTTTGGTGATGCAAACGAGTAACTGCCCTATCAACTTTCAACCGTAGTGTAGGGGACTACGGTGGTTGTAACGGGTACGGGGAATTAGGGTTCGATTCCGGAGAGGCAGCCTGAGAAACGGCTACCACTTCCAAGGAAGGCAGCAGGCGCGTAAATTATCCAATCCCAATTCGGGGAGATAGTGACAAGAAATACTGGTGTAGGGCCTTTTGGGTTCTACTATCGGAATGAGTACAATTTAAAACCATTAGCGAGGAACAATTGGAGGGCAAGTCTGGTGCCAGCAGCCGCGGTAATTCCAGCTCCAAGAGTGTATATTAAAGTTGTTGCGGTTAAAAAGCTCGTAGTTGGACTGCAAGTTGAAGTGTGAAGTCCCCGGGGACGTTGTTCTCGGGATCAAGGCTTTTGCTCTTCTTCTAGGAAATTTGACGCAAAAACACGGGGTTCTCCTCGTGGTCAGGTTAGTTTTACTTTGAATGAATTAGGGTGTTCAAAGCAGGCGAATCGCCGTGAATACATTAGCATGGGATAATAAAATATGACATTGGTCTAATACTTATTGGTTTCTGAGGCCAGAGTAATGATTAAAAGGGACAGTTGGGGTCGCTTGTATTCAGTGGTCAGAGGTGAAATTCTAGGACCCACTGAGGACAAACAAATGCGAAGGCATTCGACAAGGATGTTTTCATTAATCAAGAACGAAAGTTGTGGGATCGAAGATGATCAGATACCGTCGTAGTCACAACCGTAAACTATGTTGACTTAGGATTGGGGGATGTTAATAGATGACTCTCCTAGCACTATGTGCGAAAGCATAAGTATCCAAACTCCGGGGGGAGTATGGTCGCAAGGCTGAAACTTAAAGGAATTGACGGAAGGACACCACCAGGAGTGGAACCTGCGGCTTAATTTGACTCAACACGGGGAAACTCACCCGGTCCGGACATTGTAAGGATTGACAGATTGATAGCTCTTTCTTGATTTGATGGGAGCCGGTGCATGGCCGTTTTTAGTTGGTGGAGTGATTTGTCTGGTTAAGTCCGATAACGAACGAGACCTCAATTTGCTAAATAGGATGCTTCACAGGGTGGTCTTCTGGCTTGTCGGGTTTCGGCTCGGCTTGTTGGGGGGTTGCCGTTTAGTTGTGGGGCAAATTTTACTTCTTAGAGAGACAGTTAACAAGAAAGATAGTTAAAGGAGGCTTGAGGCAAAAACAGGTCTGTGATGCCGCTAGATGCCCGGGGCTGCACGCGCGTTACACTGAAATTTTCAATAAGTATGAATAATTTTACCTTGCCCGAGGGGGTTTTGGTAATCTAGAAAAGCATTTCGTGATGGGGATTGTATATTGAAACTATTACACATAAACGAGGAATTCCTAGTAGGGGCAGGTCATCAACCTACCCCGATTACGTCCCTGTCCTTTGTACACACCGCCCGTCGCTTCTACCGATCGAGCTACTCGATGAAAACTCGGGATTCGATGATTTGTCTGCCGCAAGGTGGGTGGTTGTTGGAGAACCTGTTTGAATCTCGCAGCTTAGAGGAAGAAGAAGTCGTAACAAGGTAA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CAAAGATTAAGCCATGCACGTCTAAGTATAAGCGATTATACGGCGAAACTGCGAACGGCTCATTATATCAGTAATAATCTAATCGATCCATGAAGTTACTTGGATAACTGTAGGAATTCTAGAGCTAATACATGCGAAAGGTTCGGTGCCGGGGCAACCCGGCGACGGACGCGTTTATTGGAACAGAAACCAGGTGGGACATCACCTCCGGGCAACCGGAGGGTTCCATTCAACAGACGATTCACGGTAAGCGTTGCGCGAATCGAGGGCTCAAGCCTTCGATGATGCGAGCGAGTTTCTGCCCTATCAACTTTCAATCGTAGTGTAGGGGACTACGATGGTTGTAACGGGTACGGGGAATTAGGGTTCGATTCCGGAGAGGCAGCCTGAGAAACGGCTACCACTTCCAAGGAAGGCAGCAGGCGCGTAAATTATCCAATCCCGATTCGGGGAGATAGTGACAAGAAATACCGATGTAGGGCCTTTTGGGTTCTACTATCGGAATGAGTACAACTTAAAACCATTAGCGAGGAACAATTGGAGGGCAAGTCTGGTGCCAGCAGCCGCGGTAATTCCAGCTCCAAGAGTGTATATTAAAGTTGTTGCGGTTAAAAAGCTCGTAGTTGGACTTTGGGTAGGAGCACGAGGTCCCCCGCGGCGTGCCGTGGGGATCGAGGCCGAGCGTTTCCCTCCCTGCTCTCGGAACGCCACGATGGTAAAACATCGGTTCCGTAGGGTTTACTTTGAAGAAATTAGGGTGTTCAAAGCAGGCGAATCGCCTTGAATACATTAGCATGGGATAATGAAAGATGACCTTTGGTCTATACTTTATTGGTTTCTAAGGCTTAGGTAATGATTAACAGGGACAGTTGGGGTCGCTTGTATTCAGTGGTCAGAGGTGAAATTCTAGGACCCACTGAGGACAAACAAATGCGAAGGCATTCGACAAGGATGTTTTCATTAATCAAGAACGAAAGTTGTGGGATCGAAGATGATCAGATACCGTCGTAGTCACAACCGTAAACTATGTCGACTTAGGATTCGGGGATGTTAATAGATGACTCTCCGGGCACTATGTGCGAAAGCATAAGTATTCTGACTCCGGGGGGAGTATGGTCGCAAGACTGAAACTTAAAGGAATTGACGGAAGGACACCACCAGGAGTGGAACCTGCGGCTTAATTTGACTCAACACGGGGAAACTCACCCGGTCCGGACACGACGAGGATTGACAGATTGATAGCTCTTTCTTGATTTTGTGGTAGCCGGTGCATGGCCGTTTTTAGTTGGTGGAGTGATTTGTCTGGTTAAGTCCGATAACGAACGAGACCTCAATGTGCTAAATAGTGTCGCTCACCGGCGGATCTCCGCGGGCGTCGGCCGACGAGGCCGGTGCCCTCGGGGGTTCGCGTTAAGGTGTGGGCGAGCTATTACTTCTTAGAGAGACAGTTGACACGACTTTATAGTCAAAGGAGGCTTGAGGCAAAAACAGGTCTGTGATGCCGCTCGATGTCCGGGGCTGCACGCGCGTTACACTGACATGTTCAACGAGTATTACGATTTCACCTGGCCCGACGGGGTTTAGGCAATCTGTAAACGCATGTCGTGATGGGGATTGTGCTTTGAAACTATCGCACATCAACGAGGAATTCCTAGTAAGGGTGGGTCATCAACCCGCCCTGATTACGTCCCTGTCCTTTGTACACACCGCCCGTCGCTTCTACCGATCGAATTGCTCGATGAGAATTCGGGACGAGGGGGTTTCCTCGGTCGAAAGGCCGGGGCGCCTCTCCGGAACCTATTCGAATCTCGTAATTTAGAGGAAGAAGAAGTCGTAACAAGGTATCT</text:p>
          </table:table-cell>
          <table:table-cell office:value-type="string" calcext:value-type="string">
            <text:p>d__Eukaryota; p__Amoebozoa; c__Tubulinea; o__Euamoebida; f__Euamoebida; g__Euamoeb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CAAAGATTAAGCCATGCACGTCTAAGTATAAGCGATTATACGGCGAAACTGCGAACGGCTCATTATATCAGTAATAATCTAATCGATCCATGAAGTTACTTGGATAACTGTAGGAATTCTAGAGCTAATACATGCGAAAGGTTCGGTGCCGGGGCAACCCGGCGACGGACGCGTTTATTGGAACAGAAACCAGGTGGGACATCACCTCCGGGCAACCGGAGGGTTCCATTCAACAGACGATTCACGGTAAGCGTTGCGCGAATCGAGGGCTCAAGCCTTCGATGATGCGAGCGAGTTTCTGCCCTATCAACTTTCAATCGTAGTGTAGGGGACTACGATGGTTGTAACGGGTACGGGGAATTAGGGTTCGATTCCGGAGAGGCAGCCTGAGAAACGGCTACCACTTCCAAGGAAGGCAGCAGGCGCGTAAATTATCCAATCCCGATTCGGGGAGATAGTGACAAGAAATACCGATGTAGGGCCTTTTGGGTTCTACTATCGGAATGAGTACAACTTAAAACCATTAGCGAGGAACAATTGGAGGGCAAGTCTGGTGCCAGCAGCCGCGGTAATTCCAGCTCCAAGAGTGTATATTAAAGTTGTTGCGGTTAAAAAGCTCGTAGTTGGACTTTGGGTAGGAGCACGAGGTCCCCCGCGGCGTGCCGTGGGGATCGAGGCCGAGCGTTTCCCTCCCTGCTCTCGGAACGCCACGATGGTAAAACATCGGTTCCGTAGGGTTTACTTTGAAGAAATTAGGGTGTTCAAAGCAGGCGAATCGCCTTGAATACATTAGCATGGGATAATGAAAGATGACCTTTGGTCTATACTTTATTGGTTTCTAAGGCTTAGGTAATGATTAACAGGGACAGTTGGGGTCGCTTGTATTCAGTGGTCAGAGGTGAAATTCTAGGACCCACTGAGGACAAACAAATGCGAAGGCATTCGACAAGGATGTTTTCATTAATCAAGAACGAAAGTTGTGGGATCGAAGATGATCAGATACCGTCGTAGTCACAACCGTAAACTATGTCGACTTAGGATTCGGGGATGTTAATAGATGACTCTCCGGGCACTATGTGCGAAAGCATAAGTATTCTGACTCCGGGGGGAGTATGGTCGCAAGACTGAAACTTAAAGGAATTGACGGAAGGACACCACCAGGAGTGGAACCTGCGGCTTAATTTGACTCAACACGGGGAAACTCACCCGGTCCGGACACGACGAGGATTGACAGATTGATAGCTCTTTCTTGATTTTGTGGTAGCCGGTGCATGGCCGTTTTTAGTTGGTGGAGTGATTTGTCTGGTTAAGTCCGATAACGAACGAGACCTCAATGTGCTAAATAGTGTCGCTCACCGGCGGATCTCCGCGGGCGTCGGCCGACGAGGCCGGTGCCCTCGGGGGTTCGCGTTAAGGTGTGGGCGAGCTATTACTTCTTAGAGAGACAGTTGACACGACTTTATAGTCAAAGGAGGCTTGAGGCAAAAACAGGTCTGTGATGCCGCTCGATGTCCGGGGCTGCACGCGCGTTACACTGACATGTTCAACGAGTATTACGATTTCACCTGGCCCGACGGGGTTTAGGCAATCTGTAAACGCATGTCGTGATGGGGATTGTGCTTTGAAACTATCGCACATCAACGAGGAATTCCTAGTAAGGGTGGGTCATCAACCCGCCCTGATTACGTCCCTGTCCTTTGTACACACCGCCCGTCGCTTCTACCGATCGAATTGCTCGATGAGAATTCGGGACGAGGGGGTTTCCTCGGTCGAAAGGCCGGGGCGCCTCTCCGGAACCTATTCGAATCTCGTAATTTAGAGGAAGAAGAAGTCGTAACAAGGTAT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CAAAGATTAAGCCATGCATGTCTAAGTATAAGTCCTATACAGCGAAACTGCGAATGGCTCATTATATCAGTTATAATCTACTTGATCAATAAAGTTACTTGGATAACTGTAGGAATTCTAGAGCTAATACATGCAAAAGGGTTGGAGCGGGGGTAACCTCGTGAAGACCGCGTTTACTAGCCCAGAAATCAGCTCGGGGTATTCCAAACTCCTCTCGGGGGGGCTCCGAATCCGAAGGTGAACCACAGTAATTACGCGAATCGAAAACTTAGGTATTCGATGATGCAAACGAGTTTCTGCCCTATCAACTTTCAATCGTAGTGTAGGGGACTACGATGGTTGTAACGGGTACGGGGAATTAGGGTTCGATTCCGGAGAGTTAGCCTTAAAAATAGCTAACATTACCAAGGTAAGCAGCAGGCGCGTAAATTATCCAATCCCAATTCGGGGAGATAGTGACAAGAAATATCGGTGTGGAGCCCTACGGGTTTCACGATCGAAATGAGTACAATTTAAAAACCTTAACGAGGAACAATTGGAGGGCAAGTCTGGTGCCAGCAGCCGCGGTAATTCCAGCTCCAGTAGCGTATATTCAAGTTGTTGCGGTTAAAAAGCTCGTAGTTGGCTCTCGAGTTGGGGAGCGTCAGTCCCCTCCATCTTTATCGGTGGGGGGATCAAGGCTGAGCATCTCCTTCTCATCATCTGTGTCGTAAAACAGCTGGGCTTGCTCAGTTGGACTACAGGAATTTACTTTGAATAAATTAGGGTGTTCAAAGCAGACGAAATCGTCTTGAATACATTAGCATGGGATAATAAAATACGACTTTGGTCCAGTTTACTGGTTTCTAAGGCCGAGGTAATGATTAATAGGGACAGTTGGGGTCGCTCGTACTCAGTGGTCAGAGGTGAAATTCTAGGACCCACTGAAGACGAACAAGTGCGAAGGCATTCGACAAGGATGTTTTCATTAATCAAGAACGAAAGTTATGGGATCGAAGATGATCAGATACCGTCGTAGTCATAACCGTAAACTATGTTGACTCGGGATCTGTAGAAGTTACATGGATGACTCTACAGGCACCGTGTGTGAAAACAAAGTATTCGAACTCCGGGGGGAGTATGGTCGCAAGGCTGAAACTTAAAGGAATTGACGGAAGGGCACCACCAGGAGTGGAATATGCGGCTTAATTTGACTCAACACGGGGAAACTTACCCAGTCCGGACGCGATGAGGATTGACAGATTGATCGTTCTTTCTTGATTTTGTGGGAGCCGGTGCATGGCCGTTTTTAGTTGGTGGAGTGATTTGTCTGGTTAAGTCCGATAACGAACGAGACCTAATTCTGCTAAATAGTAATGTGAACAAGGGAGTTGCTGGTGGGGTTGGGCTTGCCCGGCTTCGTCAGGGCTTCCACTCATTTGTTGGCATCGTTTATACTTCTTAGAGAGACCCTTGGTGTTTCATGCAGCCAATGGAAGTTTTAGGCAAAAACAGGTCTGTGATGCCGCTAGATGTCTGGGGCTGCACGCGCGTTACACTGATGTGTGCAACAAGTATTGGAAAAAACCTAACCCGAAGGGGTCTGGGCAACCTCCAAACGCACATCGTGATGGGGATTGTGCTTTGTAACTATCGCACATGAACGAGGAATTCCTAGTAAGGGTAAGTCATCAGCTTGCCCTGATTACGTCCCTGCCCTTTGTACACACCGCCCGTCGCTTCTACCGATCGAACTACTCGATGAGGACTCGGGACATGGGCTCCAATCTGTTCTGCAGTGCGGAGTATTGTGAAACCTGTTCGAATCTCGCAGTTTAGAGGAAGAAGAAGTCGTAACAAGGTCTCT</text:p>
          </table:table-cell>
          <table:table-cell office:value-type="string" calcext:value-type="string">
            <text:p>d__Eukaryota; p__Amoebozoa; c__Tubulinea; o__Euamoebida; f__Euamoebida; g__Euamoeb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TCATATGCTTGTCTCAAAGATTAAGCCATGCATGTCTAAGTATAAGTCCTATACAGCGAAACTGCGAATGGCTCATTATATCAGTTATAATCTACTTGATCAATAAAGTTACTTGGATAACTGTAGGAATTCTAGAGCTAATACATGCAAAAGGGTTGGAGCGGGGGTAACCTCGTGAAGACCGCGTTTACTAGCCCAGAAATCAGCTCGGGGTATTCCAAACTCCTCTCGGGGGGGCTCCGAATCCGAAGGTGAACCACAGTAATTACGCGAATCGAAAACTTAGGTATTCGATGATGCAAACGAGTTTCTGCCCTATCAACTTTCAATCGTAGTGTAGGGGACTACGATGGTTGTAACGGGTACGGGGAATTAGGGTTCGATTCCGGAGAGTTAGCCTTAAAAATAGCTAACATTACCAAGGTAAGCAGCAGGCGCGTAAATTATCCAATCCCAATTCGGGGAGATAGTGACAAGAAATATCGGTGTGGAGCCCTACGGGTTTCACGATCGAAATGAGTACAATTTAAAAACCTTAACGAGGAACAATTGGAGGGCAAGTCTGGTGCCAGCAGCCGCGGTAATTCCAGCTCCAGTAGCGTATATTCAAGTTGTTGCGGTTAAAAAGCTCGTAGTTGGCTCTCGAGTTGGGGAGCGTCAGTCCCCTCCATCTTTATCGGTGGGGGGATCAAGGCTGAGCATCTCCTTCTCATCATCTGTGTCGTAAAACAGCTGGGCTTGCTCAGTTGGACTACAGGAATTTACTTTGAATAAATTAGGGTGTTCAAAGCAGACGAAATCGTCTTGAATACATTAGCATGGGATAATAAAATACGACTTTGGTCCAGTTTACTGGTTTCTAAGGCCGAGGTAATGATTAATAGGGACAGTTGGGGTCGCTCGTACTCAGTGGTCAGAGGTGAAATTCTAGGACCCACTGAAGACGAACAAGTGCGAAGGCATTCGACAAGGATGTTTTCATTAATCAAGAACGAAAGTTATGGGATCGAAGATGATCAGATACCGTCGTAGTCATAACCGTAAACTATGTTGACTCGGGATCTGTAGAAGTTACATGGATGACTCTACAGGCACCGTGTGTGAAAACAAAGTATTCGAACTCCGGGGGGAGTATGGTCGCAAGGCTGAAACTTAAAGGAATTGACGGAAGGGCACCACCAGGAGTGGAATATGCGGCTTAATTTGACTCAACACGGGGAAACTTACCCAGTCCGGACGCGATGAGGATTGACAGATTGATCGTTCTTTCTTGATTTTGTGGGAGCCGGTGCATGGCCGTTTTTAGTTGGTGGAGTGATTTGTCTGGTTAAGTCCGATAACGAACGAGACCTAATTCTGCTAAATAGTAATGTGAACAAGGGAGTTGCTGGTGGGGTTGGGCTTGCCCGGCTTCGTCAGGGCTTCCACTCATTTGTTGGCATCGTTTATACTTCTTAGAGAGACCCTTGGTGTTTCATGCAGCCAATGGAAGTTTTAGGCAAAAACAGGTCTGTGATGCCGCTAGATGTCTGGGGCTGCACGCGCGTTACACTGATGTGTGCAACAAGTATTGGAAAAAACCTAACCCGAAGGGGTCTGGGCAACCTCCAAACGCACATCGTGATGGGGATTGTGCTTTGTAACTATCGCACATGAACGAGGAATTCCTAGTAAGGGTAAGTCATCAGCTTGCCCTGATTACGTCCCTGCCCTTTGTACACACCGCCCGTCGCTTCTACCGATCGAACTACTCGATGAGGACTCGGGACATGGGCTCCAATCTGTTCTGCAGTGCGGAGTATTGTGAAACCTGTTCGAATCTCGCAGTTTAGAGGAAGAAGAAGTCGTAACAAGGTCTC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TAAAGATTAAGCCATGCATGTCTAAGTATAGATAATTCATACTTTCGAAACTGCGAATGGCTCATTAAACCAGTTATAATCTGCTCGGCGAATACTCTAATTGGATAACCGTTGTAATTCAAGAGCTAATACATGCAAAAAGTCCTGACTGTGGCAACACGGAAGGGATGGATTTATTAGGTACAAAATCAATGCTGGCCATTCCAAACTGGGGCAACCTGGGGTCAGGTTACATGATGATTCATAATAACTAACCGAAGCGCAGGGCTCGTCCCGGCGCTGGCACGAATGAGTTTCTGACCCATCAACTATGTTTGCAGTATAGGGGACTGCAAAGGTCGTAACGGGTAACGGGGAATAAGGGTTCGATTCCGGAGAGGGAGCCTGAGAAATGGCTACCACTTCCAAGGAAGGCAGCAGGCGCGCAAATTACCCAATCCTGATTCGGGGAGGTAGTGACAAGAAATAGGATTATCGGACGCTACGCGTACGGTATTTCCAATGAGTACAATTTAAACACCTTAACGAGGAACAACTAGAGGACAAGTCTGGTGCCAGCACCCGCGGTAATTCCAGCTCTAGTAGTGTATGTTGAAGTTGCTGCAGTTAAAAAGCTCGTAGTTGGATTTCGGAACGCGGAGGTCAAAGTCCGTCTCAACGGCGTGGCTCGGTTTCCGCTTCCTATCTTTAGGTAGAGGCTCCTTTCCTTCACGGGTTGGGATGTCCGCTCCTAATCATTTACTTTGAAAAAATTCGCGCGCTCAAGGCAGGCGTAACTTGCTATGAAGATTACAGCATGGGATAATAGAATACGACTTCGGTCTTATTTTGTTGGTTTCTAAGGCTGACGTAATGATTAATAGGGATAGTTGGGGCCGCTTGGATTCAGTGGCTAGAGGTGAAATTCTAGGATTTACTGAAGACAAACTACTGCGAAAGCATTCGGCAAGGATGTTTTCATTAATCAAGAACGAAAGTTGGGGGATCGAAGATGATCAGATACCGTCGTAGTCTCAACTATAAACGATGTGAACCAAGGATCCGGTTTAGATGATGGATGTCTTTCCGGGCACTGTGTGAGAAATCAGAGTATTTGCATTCCGGGGGGAGTATGGTCGCAAGGCTGAAACTTAAAGGAATTGACGGAAGGGCACCACCAGGAGTGGAACCTGCGGCTTAATTTGACTCAACACGGGGAAACTTACCAGGTCCGGACACTTGAAGGATTGACAGATTGAAAGCTCTTTCTTGATTAAGTGAGTGGTGGTGCATGGCCGTTTTTAGTTGGTGGAGTGATTTGTCTGGTTAATTCCGTTAACGAACGAGACCTTAACCTATTAATTAGTTACGCGAACTTGGGCTTCGGCCCTTCCGGTTCGTGGGCAACTTCTTAGAGGGACTCTCGGCATCTTTCGCCGATGGAAGTTTGAGGCAAAAACAGGTCTGTGATGCCCTTCGATGCCCTGGGCCGCACGCGCGTTACACTGACCATTTCAACGAGTTCTTCCTTATCATAGTTGAGAAGGTAAGCTGAAAAGGTGGTCGTGATGGGGATTGAACATTGCAATTATTGTTCATGAACGAGGAATTCCTTGTAGGCGTGGTTCATCAGACCACGCCGAATACGTCCCTGCCCTTTGTACACACCGCCCGTCGCTCCTACCGATTGGAAGCTTCGGTGAGAACTCAGGACGACAGTAGTTTAGCTTATCAGAAATGGTAAGCGGCTGCAGTCGGAATCTGTTCAAACCTCAGTTTCTAGAGGAAGGAGAAGTCGTAACAAGGTTTCC</text:p>
          </table:table-cell>
          <table:table-cell office:value-type="string" calcext:value-type="string">
            <text:p>d__Eukaryota; p__Amoebozoa; c__Tubulinea; o__Euamoebida; f__Euamoebida; g__Hartmannella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GCATATGCTTGTCTTAAAGATTAAGCCATGCATGTCTAAGTATAGATAATTCATACTTTCGAAACTGCGAATGGCTCATTAAACCAGTTATAATCTGCTCGGCGAATACTCTAATTGGATAACCGTTGTAATTCAAGAGCTAATACATGCAAAAAGTCCTGACTGTGGCAACACGGAAGGGATGGATTTATTAGGTACAAAATCAATGCTGGCCATTCCAAACTGGGGCAACCTGGGGTCAGGTTACATGATGATTCATAATAACTAACCGAAGCGCAGGGCTCGTCCCGGCGCTGGCACGAATGAGTTTCTGACCCATCAACTATGTTTGCAGTATAGGGGACTGCAAAGGTCGTAACGGGTAACGGGGAATAAGGGTTCGATTCCGGAGAGGGAGCCTGAGAAATGGCTACCACTTCCAAGGAAGGCAGCAGGCGCGCAAATTACCCAATCCTGATTCGGGGAGGTAGTGACAAGAAATAGGATTATCGGACGCTACGCGTACGGTATTTCCAATGAGTACAATTTAAACACCTTAACGAGGAACAACTAGAGGACAAGTCTGGTGCCAGCACCCGCGGTAATTCCAGCTCTAGTAGTGTATGTTGAAGTTGCTGCAGTTAAAAAGCTCGTAGTTGGATTTCGGAACGCGGAGGTCAAAGTCCGTCTCAACGGCGTGGCTCGGTTTCCGCTTCCTATCTTTAGGTAGAGGCTCCTTTCCTTCACGGGTTGGGATGTCCGCTCCTAATCATTTACTTTGAAAAAATTCGCGCGCTCAAGGCAGGCGTAACTTGCTATGAAGATTACAGCATGGGATAATAGAATACGACTTCGGTCTTATTTTGTTGGTTTCTAAGGCTGACGTAATGATTAATAGGGATAGTTGGGGCCGCTTGGATTCAGTGGCTAGAGGTGAAATTCTAGGATTTACTGAAGACAAACTACTGCGAAAGCATTCGGCAAGGATGTTTTCATTAATCAAGAACGAAAGTTGGGGGATCGAAGATGATCAGATACCGTCGTAGTCTCAACTATAAACGATGTGAACCAAGGATCCGGTTTAGATGATGGATGTCTTTCCGGGCACTGTGTGAGAAATCAGAGTATTTGCATTCCGGGGGGAGTATGGTCGCAAGGCTGAAACTTAAAGGAATTGACGGAAGGGCACCACCAGGAGTGGAACCTGCGGCTTAATTTGACTCAACACGGGGAAACTTACCAGGTCCGGACACTTGAAGGATTGACAGATTGAAAGCTCTTTCTTGATTAAGTGAGTGGTGGTGCATGGCCGTTTTTAGTTGGTGGAGTGATTTGTCTGGTTAATTCCGTTAACGAACGAGACCTTAACCTATTAATTAGTTACGCGAACTTGGGCTTCGGCCCTTCCGGTTCGTGGGCAACTTCTTAGAGGGACTCTCGGCATCTTTCGCCGATGGAAGTTTGAGGCAAAAACAGGTCTGTGATGCCCTTCGATGCCCTGGGCCGCACGCGCGTTACACTGACCATTTCAACGAGTTCTTCCTTATCATAGTTGAGAAGGTAAGCTGAAAAGGTGGTCGTGATGGGGATTGAACATTGCAATTATTGTTCATGAACGAGGAATTCCTTGTAGGCGTGGTTCATCAGACCACGCCGAATACGTCCCTGCCCTTTGTACACACCGCCCGTCGCTCCTACCGATTGGAAGCTTCGGTGAGAACTCAGGACGACAGTAGTTTAGCTTATCAGAAATGGTAAGCGGCTGCAGTCGGAATCTGTTCAAACCTCAGTTTCTAGAGGAAGGAGAAGTCGTAACAAGGTTTCC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ACTCTTACTTGGATAACCGTAGTAATTCTAGAGCTAATACATGCAAAAGATCCCGACGCAAGAAGGGATGTATTTATTAGGTACAAAATCAATGCTGGCCTTTGGTCAGATCCTTGATGATTCATGATAACTAAACGAAGCGCAGGGCTCGTCCCGGCGCTGATACAAACGAGTTTCTGCCCTATCAACTTTCGATGGTAGTATAGGGGACTACCATGGTCGTAACGGGTAACGGGGAATTAGGGTTCTATTCCGGAGAGGGAGCCTGAGAAATGGCTACCACTTCCAAGGAAGGCAGCAGGCGCGCAAATTACCCAATCCTGATTCGGGGAGGTAGTGACAAGAAATACCATTATCGGACACTACGTGTACGATATTTGGAATGAGTACAATTTAAACACCTTAACGAGGAACAATTGGAGGGCAAGTCTGGTGCCAGCAGCCGCGGTAATTCCAGCTCCAATAGTGTATATTAAAGTTGCTGCGGTTAAAAAGCTCGTAGTTGGATTTCGCACGTCGCTGGGCAAAGTCCGTCGCAAGGCGTGGCTCGTCTGGCTCGTGCTAGCTTTGGGTAATGGCCCTGTGCTTCACGGCATGGGACAACCGTTCCCAATCATTTACTTTGAAAAAATTAGAGTGTTCAAAGCAGGCGTAAGCCATTGAATATTACAGCATGGGATAATAGAATATGACA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CTTCGGGGCAACCCGTTTCGGTTCGTGGCTGCACTTCTTAGAGGGACTCTCGGCATCTCTAGCCGATGGAAGTTTGAGGCAAAAACAGGTCTGTGATGCCCTTAGATGCCCTGGGCTGCACGCGCGTTACACTGACGATTGCAACAAGTGGTCTCCTTGCCCGATGGGGCTGGGTAAGCTTTTAAAAGATCGTCGTGATGGGGATTGAACCTTGCAATTATTGTTCATGAACGAGGAATTCCTAGTAAGCGCAGTTCATCAGACTGCGCTGATTACGTCCCTGCCCTTTGTACACACCGCCCGTCGCTCCTACCGATTGAATGGTCCGGTGAGAACTCAGGACGGCATTACTTTAGCTTGCAGCAATGTTAGCGGGTAAAGCCGGAATTTGTTCAAACCTTACCATTTAGAGGAAGGAGAAGTCGTAACAAGGTTTCC</text:p>
          </table:table-cell>
          <table:table-cell office:value-type="string" calcext:value-type="string">
            <text:p>d__Eukaryota; p__Amoebozoa; c__Tubulinea; o__Euamoebida; f__Euamoebida; g__Hartmann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CTAAGCCATGCATGTCTAAGTATAAACACCTTTATACTGCGAAACTGCGAACGGCTCATTATATCAGTTATAATCTACTTGATCGTATACTCTTACTTGGATAACCGTAGTAATTCTAGAGCTAATACATGCAAAAGATCCCGACGCAAGAAGGGATGTATTTATTAGGTACAAAATCAATGCTGGCCTTTGGTCAGATCCTTGATGATTCATGATAACTAAACGAAGCGCAGGGCTCGTCCCGGCGCTGATACAAACGAGTTTCTGCCCTATCAACTTTCGATGGTAGTATAGGGGACTACCATGGTCGTAACGGGTAACGGGGAATTAGGGTTCTATTCCGGAGAGGGAGCCTGAGAAATGGCTACCACTTCCAAGGAAGGCAGCAGGCGCGCAAATTACCCAATCCTGATTCGGGGAGGTAGTGACAAGAAATACCATTATCGGACACTACGTGTACGATATTTGGAATGAGTACAATTTAAACACCTTAACGAGGAACAATTGGAGGGCAAGTCTGGTGCCAGCAGCCGCGGTAATTCCAGCTCCAATAGTGTATATTAAAGTTGCTGCGGTTAAAAAGCTCGTAGTTGGATTTCGCACGTCGCTGGGCAAAGTCCGTCGCAAGGCGTGGCTCGTCTGGCTCGTGCTAGCTTTGGGTAATGGCCCTGTGCTTCACGGCATGGGACAACCGTTCCCAATCATTTACTTTGAAAAAATTAGAGTGTTCAAAGCAGGCGTAAGCCATTGAATATTACAGCATGGGATAATAGAATATGACA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CTTCGGGGCAACCCGTTTCGGTTCGTGGCTGCACTTCTTAGAGGGACTCTCGGCATCTCTAGCCGATGGAAGTTTGAGGCAAAAACAGGTCTGTGATGCCCTTAGATGCCCTGGGCTGCACGCGCGTTACACTGACGATTGCAACAAGTGGTCTCCTTGCCCGATGGGGCTGGGTAAGCTTTTAAAAGATCGTCGTGATGGGGATTGAACCTTGCAATTATTGTTCATGAACGAGGAATTCCTAGTAAGCGCAGTTCATCAGACTGCGCTGATTACGTCCCTGCCCTTTGTACACACCGCCCGTCGCTCCTACCGATTGAATGGTCCGGTGAGAACTCAGGACGGCATTACTTTAGCTTGCAGCAATGTTAGCGGGTAAAGCCGGAATTTGTTCAAACCTTACCATTTAGAGGAAGGAG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ACTCTTACTTGGATAACCGTAGTAATTCTAGAGCTAATACATGCAAAAGATCCCGACGCAAGAAGGGATGTATTTATTAGGTACAAAATCAATGCTGGCCTTTGGTCAGATTATTGATGATTCATAATAACTAAACGAAGCGCAGGGCTTGTCTCGGCGCTGATACAAACGAGTTTCTGCCCTATCAACTTTCGATGGTAGTATAGGGGACTACCATGGTCGTAACGGGTAACGGGGAATTAGGGTTCTATTCCGGAGAGGGAGCCTGAGAAATGGCTACCACTTCCAAGGAAGGCAGCAGGCGCGCAAATTACCCAATCCTGATTCGGGGAGGTAGTGACAAGAAATACCATTATAGGACACTACGTGTACTATATTTGGAATGAGTACAATTTAAACACCTTAACGAGGAACAATTGGAGGGCAAGTCTGGTGCCAGCAGCCGCGGTAATTCCAGCTCCAATAGTGTATATTAAAGTTGCTGCGGTTAAAAAGCTCGTAGTTGGATTTCGGCACGCGTCTCGGCCAAAGCTCGTCGCAAGGCGTGGCTCGGCTGGTGCTGCCTATCTTTGGGTAACGGCCCTCTCGCCGCAAGGCTTGGGGATCACTGTTCCCAATCATTTACTTTGAAAAAATTAGAGTGTTCAAAGCAGGCGTAACCTTGCCATTGAATATTACAGCATGGGATAATAGAATATGACG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CTTTGGGAGCAATCCCTTTCGGTTCGTGGCTGTACTTCTTAGAGGGACTCTCGGCATCTCTAGCCGATGGAAGTTTGAGGCAAAAACAGGTCTGTGATGCCCTTAGATGCCCTGGGCTGCACGCGCGTTACACTGACGATTGCAACAAGTGGTCTCCTTGCCCGATGGGGCTGGGTAAGCTTTTAAAAGATCGTCGTGATGGGGATTGAACCTTGCAATTATTGTTCATGAACGAGGAATTCCTAGTAAGCGCAGTTCATCAGACTGCGCTGATTACGTCCCTGCCCTTTGTACACACCGCCCGTCGCTCCTACCGATTGAATGGTCCGGTGAGAACTCAGGACGGCAGTACTTTAGTTTATCCGCAAGGGTAAGCGGGTACAGCCGGAATTTGTTCAAACCTTACCATTTAGAGGAAGGAGAAGTCGTAACAAGGTTTCC</text:p>
          </table:table-cell>
          <table:table-cell office:value-type="string" calcext:value-type="string">
            <text:p>d__Eukaryota; p__Amoebozoa; c__Tubulinea; o__Euamoebida; f__Euamoebida; g__Hartmann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CTAAGCCATGCATGTCTAAGTATAAACACCTTTATACTGCGAAACTGCGAACGGCTCATTATATCAGTTATAATCTACTTGATCGTATACTCTTACTTGGATAACCGTAGTAATTCTAGAGCTAATACATGCAAAAGATCCCGACGCAAGAAGGGATGTATTTATTAGGTACAAAATCAATGCTGGCCTTTGGTCAGATTATTGATGATTCATAATAACTAAACGAAGCGCAGGGCTTGTCTCGGCGCTGATACAAACGAGTTTCTGCCCTATCAACTTTCGATGGTAGTATAGGGGACTACCATGGTCGTAACGGGTAACGGGGAATTAGGGTTCTATTCCGGAGAGGGAGCCTGAGAAATGGCTACCACTTCCAAGGAAGGCAGCAGGCGCGCAAATTACCCAATCCTGATTCGGGGAGGTAGTGACAAGAAATACCATTATAGGACACTACGTGTACTATATTTGGAATGAGTACAATTTAAACACCTTAACGAGGAACAATTGGAGGGCAAGTCTGGTGCCAGCAGCCGCGGTAATTCCAGCTCCAATAGTGTATATTAAAGTTGCTGCGGTTAAAAAGCTCGTAGTTGGATTTCGGCACGCGTCTCGGCCAAAGCTCGTCGCAAGGCGTGGCTCGGCTGGTGCTGCCTATCTTTGGGTAACGGCCCTCTCGCCGCAAGGCTTGGGGATCACTGTTCCCAATCATTTACTTTGAAAAAATTAGAGTGTTCAAAGCAGGCGTAACCTTGCCATTGAATATTACAGCATGGGATAATAGAATATGACG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GACGCGAACTTTGGGAGCAATCCCTTTCGGTTCGTGGCTGTACTTCTTAGAGGGACTCTCGGCATCTCTAGCCGATGGAAGTTTGAGGCAAAAACAGGTCTGTGATGCCCTTAGATGCCCTGGGCTGCACGCGCGTTACACTGACGATTGCAACAAGTGGTCTCCTTGCCCGATGGGGCTGGGTAAGCTTTTAAAAGATCGTCGTGATGGGGATTGAACCTTGCAATTATTGTTCATGAACGAGGAATTCCTAGTAAGCGCAGTTCATCAGACTGCGCTGATTACGTCCCTGCCCTTTGTACACACCGCCCGTCGCTCCTACCGATTGAATGGTCCGGTGAGAACTCAGGACGGCAGTACTTTAGTTTATCCGCAAGGGTAAGCGGGTACAGCCGGAAT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CCTTTATACTGCGAAACTGCGAACGGCTCATTATATCAGTTATAATCTACTTGATCGTATACTCTTACTTGGATAACCGTAGTAATTCTAGAGCTAATACATGCAAAAGATCCTGACGCAAGAAGGGATGTATTTATTAGGTACAAAATCAATGCTGGCCTTTGGTCAGATAATTGATGATTCATAATAACTAAACGAAGCGCAGGGCTAGTCTCGGCGCTGATACAAACGAGTTTCTGCCCTATCAACTTTCGATGGTAGTATAGGGGACTACCATGGTCGTAACGGGTAACGGGGAATTAGGGTTCTATTCCGGAGAGGGAGCCTGAGAAATGGCTACCACTTCCAAGGAAGGCAGCAGGCGCGCAAATTACCCAATCCTGATTCGGGGAGGTAGTGACAAGAAATACCATTATCGGACACTACGTGTACGATATTTGGAATGAGTACAATTTAAACACCTTAACGAGGAACAATTGGAGGGCAAGTCTGGTGCCAGCAGCCGCGGTAATTCCAGCTCCAATAGTGTATATTAAAGTTGCTGCGGTTAAAAAGCTCGTAGTTGGATTTCGGTGGTGTCCTGGCAAAGCTCGTCGCAAGGCGTGGCTCGTCGGGCGCTTCCTAGCTTTGGGTAATGGCCCTCTTGCTTTACGGCTTGGGGATCACCGTTCCCAATCATTTACTTTGAAAAAATTAGAGTGTTCAAAGCAGGCGTAACCTTGCCATTGAATATTACAGCATGGGATAATAGAATATGACA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TACGCGAACTTTGGGGGCAACCTCAATCGGTTCGTGGCTGAACTTCTTAGAGGGACTCTCGGCATATCTAGCCGATGGAAGTTTGAGGCAAAAACAGGTCTGTGATGCCCTTAGATGCCCTGGGCTGCACGCGCGTTACACTGACGATCGCAACGAGTGGTCTCCTTGTCCGATGGGACTGGGTAAGCTTTGAAAAGATCGTCGTGATGGGGATTGAACCTTGCAATTATTGTTCATGAACGAGGAATTCCTAGTAAGCGTGGTTCATCAGACCACGCTGATTACGTCCCTGCCCTTTGTACACACCGCCCGTCGCTCCTACCGATTGAATGGTCCGGTGAGAACTCAGGATAGCATTATTGCAGTTGCTCGCAAGGGTAAACGGATAAAGTTAGAATTTGTTCAAACCTTACCATTTAGAGGAAGGAGAAGTCGTAACAAGGTTTCC</text:p>
          </table:table-cell>
          <table:table-cell office:value-type="string" calcext:value-type="string">
            <text:p>d__Eukaryota; p__Amoebozoa; c__Tubulinea; o__Euamoebida; f__Euamoebida; g__Hartmannell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CAAAGACTAAGCCATGCATGTCTAAGTATAAACACCTTTATACTGCGAAACTGCGAACGGCTCATTATATCAGTTATAATCTACTTGATCGTATACTCTTACTTGGATAACCGTAGTAATTCTAGAGCTAATACATGCAAAAGATCCTGACGCAAGAAGGGATGTATTTATTAGGTACAAAATCAATGCTGGCCTTTGGTCAGATAATTGATGATTCATAATAACTAAACGAAGCGCAGGGCTAGTCTCGGCGCTGATACAAACGAGTTTCTGCCCTATCAACTTTCGATGGTAGTATAGGGGACTACCATGGTCGTAACGGGTAACGGGGAATTAGGGTTCTATTCCGGAGAGGGAGCCTGAGAAATGGCTACCACTTCCAAGGAAGGCAGCAGGCGCGCAAATTACCCAATCCTGATTCGGGGAGGTAGTGACAAGAAATACCATTATCGGACACTACGTGTACGATATTTGGAATGAGTACAATTTAAACACCTTAACGAGGAACAATTGGAGGGCAAGTCTGGTGCCAGCAGCCGCGGTAATTCCAGCTCCAATAGTGTATATTAAAGTTGCTGCGGTTAAAAAGCTCGTAGTTGGATTTCGGTGGTGTCCTGGCAAAGCTCGTCGCAAGGCGTGGCTCGTCGGGCGCTTCCTAGCTTTGGGTAATGGCCCTCTTGCTTTACGGCTTGGGGATCACCGTTCCCAATCATTTACTTTGAAAAAATTAGAGTGTTCAAAGCAGGCGTAACCTTGCCATTGAATATTACAGCATGGGATAATAGAATATGACATTGGTCTTATTTTGTTGGTTTCTAAGGCTGATGTAATGATTAATAGGGATAGTTGGGGTCGCTCGTATTGAGTTGTCAGAGGTGAAATTCTAGGATTTACTCAAGACGAACTAATGCGAAAGCATTCGACAAGGATGTTTTCATTAATCAAGAACGAAAGTTGGGGGATCGAAGATGATCAGATACCGTCGTAGTCTCAACCATAAACTATGTGGACCAAGGATCCGAGGACGTTACATGGATGACTCTCCGGGCACTTTGTGAGAAATCATAAGTATTTGCATTCCGGGGGGAGTATGGTCGCAAGGCTGAAACTTAAAGGAATTGACGGAAGGGCACCACCAGGAGTGGAACCTGCGGCTTAATTTGACTCAACACGGGGAAACTTACCAGGTCCGGACACTATGAGGATTGACAGATTAAGAGCTCTTTCTTGATTTAGTGGGTGGTGGTGCATGGCCGTTTTTAGTTGGTGGAGTGATTTGTCTGGTTAATTCCGTTAACGAACGAGACCTTAACCTATTAATTAGTTACGCGAACTTTGGGGGCAACCTCAATCGGTTCGTGGCTGAACTTCTTAGAGGGACTCTCGGCATATCTAGCCGATGGAAGTTTGAGGCAAAAACAGGTCTGTGATGCCCTTAGATGCCCTGGGCTGCACGCGCGTTACACTGACGATCGCAACGAGTGGTCTCCTTGTCCGATGGGACTGGGTAAGCTTTGAAAAGATCGTCGTGATGGGGATTGAACCTTGCAATTATTGTTCATGAACGAGGAATTCCTAGTAAGCGTGGTTCATCAGACCACGCTGATTACGTCCCTGCCCTTTGTACACACCGCCCGTCGCTCCTACCGATTGAATGGTCCGGTGAGAACTCAGGATAGCATTATTGCAGTTGCTCGCAAGGGTAAACGGATAAAGTTAGAAT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TTAAGTATAGAGGATTTTATGCTTCGAAACTGCGGACGGCTCATTAAATCAGTTATAATCTACTTGATCGTATTCTCTACATGGATAACTGTAGTAATTCTAGAGCTAATACATGCACCAAGTCCCGACTGCTTGCGGAAGGGATGTATTTATTAGGTCCAAAATCAATACTGGCCACTCCAAGGTCAGTTCCTTGATGATTCATAATAACTAAACGAAGCGCAGAGCCCTCGTGGCGGCGCTGATACAAACGAGTTTCTGCCCTATCAACTTTCGATGGTAGTATAGGGGACTACCATGGTGTTAACGGGTAACGGGGAATTAGGGTTCGATTCCGGAGAGGGGGCCTGAGAAATGGCCACCACTTCCAAGGAAGGCAGCAGGCGCGCAAATTACCCAATCTCAATTCGAGGAGGTAGTGACAAGAAATACCATTGTAGTACACTTCGTGTACTATATTTGGAATGAGGACAATTTAAACACCTTATCGAGGATCAATTGGAGGAAAAGTCTGGTGCCAGCACCCGCGGTAATTCCAGCTCCAATAGTGTATATTATGGTTGCTGTAGTTAAAACGCTCGTAGTTGGATTTCGGAACGCGTTGGATCAAAGCCCGTCTCTATGGCGTGGCTCGGTTAGCGCTTCCATTTTTTCTTTAGGTTTCAACGTGCGTCGCTCCTTCGGGGGCGGCGTTGCGTTCCTAATCGTTTACTGTGAACAAATTAGAGCGTTCAAAGCAGGTGTCTCTGCCTTGAATAGTTTAGCATGGGATAATAGAATAGGACCTTCCGGTTTTATTTTGTTGGTTTCTAAAGCTGGGGTAATGATTAATAGGGACAGTTGGGGTCGGTCGTATTGAATCGTCAGAGGTGAAATTCTAGGATTGATTCAAGACGAACTGATGCGAAAGCGTCCGACAAGGATGTTTCCGTTAATCAAGAACGAAAGTTGGGGGATCGAAGATGATCAGATACCGTCGTAGTCCTAACCCTAAACGATGTGGACCAAGGATCCGAGGATGTTATATGGATGACTCTCCGGGCACTTTGTGAGAAATCATTGAGTATTTGCACTCCGGGGGGAGTATGGCCGCAAGACTGAAACTTAAAGGAATTGACGGAAGGGCACCACCAGGAGTGGAACCTGCGGCTTAATTCGACTCAACACGGGAAACTTCACCAGGTCCGGACACAGTAAGGATTGACAGATTGAGAGCTCTTTCTTGATTCTGTGAGTGGTGGTGCATGGCCGTTTTTAGTTGGTGGATTGATTTGTCTTGTTAATTCAGATAACGAGCGAGACCTCATCCTGCTAATTAGTGATGCGAACGTGGGTGGCCTTCGGGTTGCCCTCCTGGTTCGTACGCAACTTCTTAGAGGGACTCTCGGCGTCTTTAGCCGATGGAAGTCTGAGGCAAAAACAGGTCTGTGATGCCCTTAGATGTCCTGGGCTGCACGCGCGTTACACTGGCAGTTGCAACGAGTGACTTCCTGCCTCGGAAGGGGTGGGTAAACTTTTTAGACGCTGCCGTGATTGGGATTGATCCTTGCAATTATTGATCATGAACGAGGAATTCCTAGTAAGCGCAGTTCATCAGACTGCGCTGATTACGTCCCTGCCCTTTGTACACACCGCCCGTCGCTTGTACCGATTGAATGGTCCGGTGAGGACTTAGGACTAGTCCCTTTAGCTTCCCGCAAGGGAGGCGGGGGACTGGGAGTTTGTTCAAACCTTACCATTTAGAGGAACAAGAAGTCGTAACAAGGTTTCC</text:p>
          </table:table-cell>
          <table:table-cell office:value-type="string" calcext:value-type="string">
            <text:p>d__Eukaryota; p__Amoebozoa; c__Tubulinea; o__Euamoebida; f__Euamoebida; g__Hartmannell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CAAAGATTAAGCCATGCATGTTTAAGTATAGAGGATTTTATGCTTCGAAACTGCGGACGGCTCATTAAATCAGTTATAATCTACTTGATCGTATTCTCTACATGGATAACTGTAGTAATTCTAGAGCTAATACATGCACCAAGTCCCGACTGCTTGCGGAAGGGATGTATTTATTAGGTCCAAAATCAATACTGGCCACTCCAAGGTCAGTTCCTTGATGATTCATAATAACTAAACGAAGCGCAGAGCCCTCGTGGCGGCGCTGATACAAACGAGTTTCTGCCCTATCAACTTTCGATGGTAGTATAGGGGACTACCATGGTGTTAACGGGTAACGGGGAATTAGGGTTCGATTCCGGAGAGGGGGCCTGAGAAATGGCCACCACTTCCAAGGAAGGCAGCAGGCGCGCAAATTACCCAATCTCAATTCGAGGAGGTAGTGACAAGAAATACCATTGTAGTACACTTCGTGTACTATATTTGGAATGAGGACAATTTAAACACCTTATCGAGGATCAATTGGAGGAAAAGTCTGGTGCCAGCACCCGCGGTAATTCCAGCTCCAATAGTGTATATTATGGTTGCTGTAGTTAAAACGCTCGTAGTTGGATTTCGGAACGCGTTGGATCAAAGCCCGTCTCTATGGCGTGGCTCGGTTAGCGCTTCCATTTTTTCTTTAGGTTTCAACGTGCGTCGCTCCTTCGGGGGCGGCGTTGCGTTCCTAATCGTTTACTGTGAACAAATTAGAGCGTTCAAAGCAGGTGTCTCTGCCTTGAATAGTTTAGCATGGGATAATAGAATAGGACCTTCCGGTTTTATTTTGTTGGTTTCTAAAGCTGGGGTAATGATTAATAGGGACAGTTGGGGTCGGTCGTATTGAATCGTCAGAGGTGAAATTCTAGGATTGATTCAAGACGAACTGATGCGAAAGCGTCCGACAAGGATGTTTCCGTTAATCAAGAACGAAAGTTGGGGGATCGAAGATGATCAGATACCGTCGTAGTCCTAACCCTAAACGATGTGGACCAAGGATCCGAGGATGTTATATGGATGACTCTCCGGGCACTTTGTGAGAAATCATTGAGTATTTGCACTCCGGGGGGAGTATGGCCGCAAGACTGAAACTTAAAGGAATTGACGGAAGGGCACCACCAGGAGTGGAACCTGCGGCTTAATTCGACTCAACACGGGAAACTTCACCAGGTCCGGACACAGTAAGGATTGACAGATTGAGAGCTCTTTCTTGATTCTGTGAGTGGTGGTGCATGGCCGTTTTTAGTTGGTGGATTGATTTGTCTTGTTAATTCAGATAACGAGCGAGACCTCATCCTGCTAATTAGTGATGCGAACGTGGGTGGCCTTCGGGTTGCCCTCCTGGTTCGTACGCAACTTCTTAGAGGGACTCTCGGCGTCTTTAGCCGATGGAAGTCTGAGGCAAAAACAGGTCTGTGATGCCCTTAGATGTCCTGGGCTGCACGCGCGTTACACTGGCAGTTGCAACGAGTGACTTCCTGCCTCGGAAGGGGTGGGTAAACTTTTTAGACGCTGCCGTGATTGGGATTGATCCTTGCAATTATTGATCATGAACGAGGAATTCCTAGTAAGCGCAGTTCATCAGACTGCGCTGATTACGTCCCTGCCCTTTGTACACACCGCCCGTCGCTTGTACCGATTGAATGGTCCGGTGAGGACTTAGGACTAGTCCCTTTAGCTTCCCGCAAGGGAGGCGGGGGACTGGGAGTTTGTTCAAACCTTACCATTTAGAGGAACA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TTAAGTATAGAGGATTTTATGCTTCGAAACTGCGGACGGCTCATTAAATCAGTTATAATCTACTTGATCGTATTTTCTACATGGATAACTGTAGTAATTCTAGAGCTAATACATGCACAAAGTCCCGACTGCTTGCGGAAGGGATGTATTTATTAGGTCCAAAATCAATACTGGCCACTCCAAGGTCAGTTCCTTGATGATTCATAATAACTAAACGAAGCGCAGAGCCCTTGTGGTGGCGCTGATACAAACGAGTTTCTGCCCTATCAACTTTCGATGGTAGTATAGGGGACTACCATGGTGTTAACGGGTAACGGGGAATTAGGGTTCGATTCCGGAGAGGGGGCCTGAGAAATGGCCACCACTTCCAAGGAAGGCAGCAGGCGCGCAAATTACCCAATCTCAATTCGAGGAGGTAGTGACAAGAAATACCATTGTTGGACACTTTGTGTACAATATTTGGAATGAGGACAATTTAAACACCTTATCGAGGATCAATTGGAGGGAAAGTCTGGTGCCAGCAGCCGCGGTAATTCCAGCTCCAATAGTGTATATTATGGTTGCTGTAGTTAAAACGCTCGTAGTTGGATTTCGGAATTCAAATGATCAAAGTATGTCTCAATGGCATTACTCGATTTTTGATTCTATTTTTCTTTAAGTTAATGAGTTGGTGGTCTTCGGATTGCCAAATGTCATTCTTAATCGTTTACTGTGAACAAATTAGAGCGTTCAAAGCAGGTGTCTCTGCCTTGAATAGTTTAGCATGGGATAATAAAATAGGACCTTTCCGGTTTTATTTTGTTGGTTTCTAAAGCTGGGGTAATGATTAATAGGGACAGTTGGGGTCGGTCGTATTGAATCGTCAGAGGTGAAATTCTAGGATTGATTCAAGACGAACTGATGCGAAAGCGTCCGACAAGGATGTTTCCGTTAATCAAGAACGAAAGTTGGGGGATCGAAGATGATCAGATACCGTCGTAGTCCTAACCCTAAACGATGTGGACCAAGGATCCGAGGATGTTACATGGATGACTCTCCGGGCACTTTGTGAGAAATCATTGAGTATTTGCACTCCGGGGGGAGTATGGCCGCAAGACTGAAACTTAAAGGAATTGACGGAAGGGCACCACCAGGAGTGGAACCTGCGGCTTAATTCGACTCAACACGGGAAACTTCACCAGGTCCGGACACTGTAAGGATTGACAGATTGAGAGCTCTTTCTTGATTCAGTGGGTGGTGGTGCATGGCCGTTTTTAGTTGGTGGATTGATTTGTCTTGTTAATTCAGATAACGAGCGAGACTTCAGCTTGCTAATTAGTGATGCGAACGTGATCCTCCTTCGGGGGGGTCTCCTAGTTCGTACGCAACTTCTTAGAAGGACTCGCAGCGTCTTTAGCTGCAGGAAGCTTGAAGCAAAAACAGGTCTGTAATGCCCTTAGATGTCCTGGGCTGCACGCGCGTTACACTGGCAGTCGCAACAAGTTTTTCCCTGTCTCGGAAGGGATGGGTAAACTGTAGGAACTGCCGTGATTGGGATTGATCCTTGCAATTATTGATCATGAACGAGGAATTCCTAGTAAGCGCAGTTCATCAGACTGCGCTGATTACGTCCCTGCCCTTTGTACACACCGCCCGTCGCTTGTACCGATTGAATAGTCCGGTGAGGACTTAGGACTAGTTATTTTAACTTCTCGCAAGGGAGGTGGATGACTGGGAGTTTGTTCAAACCTTACTATTTAGAGGAACAAGAAGTCGTAACAAGGTTTCC</text:p>
          </table:table-cell>
          <table:table-cell office:value-type="string" calcext:value-type="string">
            <text:p>d__Eukaryota; p__Amoebozoa; c__Tubulinea; o__Euamoebida; f__Euamoebida; g__Hartmann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TTAAGTATAGAGGATTTTATGCTTCGAAACTGCGGACGGCTCATTAAATCAGTTATAATCTACTTGATCGTATTTTCTACATGGATAACTGTAGTAATTCTAGAGCTAATACATGCACAAAGTCCCGACTGCTTGCGGAAGGGATGTATTTATTAGGTCCAAAATCAATACTGGCCACTCCAAGGTCAGTTCCTTGATGATTCATAATAACTAAACGAAGCGCAGAGCCCTTGTGGTGGCGCTGATACAAACGAGTTTCTGCCCTATCAACTTTCGATGGTAGTATAGGGGACTACCATGGTGTTAACGGGTAACGGGGAATTAGGGTTCGATTCCGGAGAGGGGGCCTGAGAAATGGCCACCACTTCCAAGGAAGGCAGCAGGCGCGCAAATTACCCAATCTCAATTCGAGGAGGTAGTGACAAGAAATACCATTGTTGGACACTTTGTGTACAATATTTGGAATGAGGACAATTTAAACACCTTATCGAGGATCAATTGGAGGGAAAGTCTGGTGCCAGCAGCCGCGGTAATTCCAGCTCCAATAGTGTATATTATGGTTGCTGTAGTTAAAACGCTCGTAGTTGGATTTCGGAATTCAAATGATCAAAGTATGTCTCAATGGCATTACTCGATTTTTGATTCTATTTTTCTTTAAGTTAATGAGTTGGTGGTCTTCGGATTGCCAAATGTCATTCTTAATCGTTTACTGTGAACAAATTAGAGCGTTCAAAGCAGGTGTCTCTGCCTTGAATAGTTTAGCATGGGATAATAAAATAGGACCTTTCCGGTTTTATTTTGTTGGTTTCTAAAGCTGGGGTAATGATTAATAGGGACAGTTGGGGTCGGTCGTATTGAATCGTCAGAGGTGAAATTCTAGGATTGATTCAAGACGAACTGATGCGAAAGCGTCCGACAAGGATGTTTCCGTTAATCAAGAACGAAAGTTGGGGGATCGAAGATGATCAGATACCGTCGTAGTCCTAACCCTAAACGATGTGGACCAAGGATCCGAGGATGTTACATGGATGACTCTCCGGGCACTTTGTGAGAAATCATTGAGTATTTGCACTCCGGGGGGAGTATGGCCGCAAGACTGAAACTTAAAGGAATTGACGGAAGGGCACCACCAGGAGTGGAACCTGCGGCTTAATTCGACTCAACACGGGAAACTTCACCAGGTCCGGACACTGTAAGGATTGACAGATTGAGAGCTCTTTCTTGATTCAGTGGGTGGTGGTGCATGGCCGTTTTTAGTTGGTGGATTGATTTGTCTTGTTAATTCAGATAACGAGCGAGACTTCAGCTTGCTAATTAGTGATGCGAACGTGATCCTCCTTCGGGGGGGTCTCCTAGTTCGTACGCAACTTCTTAGAAGGACTCGCAGCGTCTTTAGCTGCAGGAAGCTTGAAGCAAAAACAGGTCTGTAATGCCCTTAGATGTCCTGGGCTGCACGCGCGTTACACTGGCAGTCGCAACAAGTTTTTCCCTGTCTCGGAAGGGATGGGTAAACTGTAGGAACTGCCGTGATTGGGATTGATCCTTGCAATTATTGATCATGAACGAGGAATTCCTAGTAAGCGCAGTTCATCAGACTGCGCTGATTACGTCCCTGCCCTTTGTACACACCGCCCGTCGCTTGTACCGATTGAATAGTCCGGTGAGGACTTAGGACTAGTTATTTTAACTTCTCGCAAGGGAGGTGGATGACTGGGAGTTTGTTCAAACCTTACTATTTAGAGGAACA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GCAAACTTGTACTGTGAAACTGCGAACGGCTCATTAAATCAGTCATAATTTACTTGATCGCATTTAATTCTTACATGGATAACCGTAGGAATTCTAGAGCTAATACATGAAAAAAATCTGGACCTCTTTTAGAGGAAAGGATGAATTTATTAGATTTCAACCAACGCGGGGTATTCCAAACTACATCGAACTAGTGTCTTTGTGGGCTCCGGTCTTTTTTAAAGACAATTAAAGGTGATACAAAATAACTTATCGAATCGCAGAGGCATTTATGTCGGCGATGATACAAACGAATCTCTGACCTATCAACTTTCGAAGGTAGAATAGGGGTCTACCTTGGTGATAACGGGTAACGGGGAATGTGGGTTCGATTCCGGAGAGGGGGCCTGAGAAATGGCCACCACTTCCAAGGAAGGCAGCAGGCGCGCAAATTACCCAATCTCAATACGAGGAGGTAGTGACAAGAAATATCAATACAGGACCAATGGTGCTGTGTTTGAAATGAGTGTAATTTAAAAACATTATCAAGGAACCATTGGAGGGCAAGTCTGGTGCCAGCAGCCGCGGTAATTCCAGCTCCAATAGTGTATACTAATGTTGCTGCAGTTAAAAAGCTCGTAGTTGGATTTCGGTTAATAGGGAGGTAGTCTACTTTTTTACAAGTACGCACTGTCAACTTATTTCCTTCTTTTCAGTAAACAAGAATTTATTTTTGTTCTGAATCTTTTACTTTGAAAAAATTAGAGTGTTCAAAGCAGGCGTATTTTGCCTTTGAATATATTAGCATGGGATAATGAAATAAGACTTTTTGCCTTATTCTCGTTGGTTCTTGGGGCTAAAGTAATGATCAATAGGGATAGTTGGGGTCATTAGTATTTAATTGTCAGAGGTGAAATTCTAAGATTAATTAAAGACTAACTACTGCGAAAGCATTTGACAAGGATGTTTTCATTAATCAAGAACGAAAGTTGGGGGATCGAAGATGATCAGATACCGTCGTAGTCTCAACCATAAACTATGCCGACCAAGGATTCGGGGGTGTTATATGAATGACCCTCCGGGCACTTATAGAGAAATCATAAGTATTTGGGTTCCGGGGGGAGTATGGTCGCAAGGCTGAAACTTAAAGGAATTGACGGAAGGGCACAACCAGGAGTGGAACTTGCGGTTTAATTTGACTCAACACGGGGAAACTTACCAGGTCCAGACACAGTGAGGATTGACAGATTGAGAGCTCTTTCTTGATTTTGTGGTTGGTGGTGCATGGCCGTTTCTAGTTGGTGGAGTGATTTGTCTGGTTAATTCCGTTAACGAACGAGACCTTAACCTATTAAATAGTTACACGAACTTGGATTCATCCATTTTGTTCGTGGATAACTTCTTAGAGGGACTCTTCACGTAAAGAGTGAATGGAAGTTTGAGGCAAAAACAGGTCTGTGATGCCCTTAGATGTTCTGGGCTACACGCGTGTTACACTGATATCTTCAACAAGCAAATATATTTCCTTACCTGATGAGGTTGGGCAATCTTTTAAAATGATATCGTGCTGGGGATAGATCATTGTAATTATTGGTCTTGAACGAGGAATTCCTAGTAAGGGTAATTCATCAAATTACCCTGATTACGTCCCTGCCCTTTGTACACACCGCCCGTCGCTCCTACCGATGAATGGTCCGGTGAGGATTTAGGAGGACCGCAGATTTTGGTGTAATAGCCATTCTGTTGTTTTGTCCAAATTCATTCAAACCTTATCATTTAAAGGAAGGAGAAGTCGTAACAAGGTTTCC</text:p>
          </table:table-cell>
          <table:table-cell office:value-type="string" calcext:value-type="string">
            <text:p>d__Eukaryota; p__Amoebozoa; c__Tubulinea; o__Leptomyxida; f__Leptomy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AAAAGATTAAGCCATGCATGTCTAAGTATAAGCAAACTTGTACTGTGAAACTGCGAACGGCTCATTAAATCAGTCATAATTTACTTGATCGCATTTAATTCTTACATGGATAACCGTAGGAATTCTAGAGCTAATACATGAAAAAAATCTGGACCTCTTTTAGAGGAAAGGATGAATTTATTAGATTTCAACCAACGCGGGGTATTCCAAACTACATCGAACTAGTGTCTTTGTGGGCTCCGGTCTTTTTTAAAGACAATTAAAGGTGATACAAAATAACTTATCGAATCGCAGAGGCATTTATGTCGGCGATGATACAAACGAATCTCTGACCTATCAACTTTCGAAGGTAGAATAGGGGTCTACCTTGGTGATAACGGGTAACGGGGAATGTGGGTTCGATTCCGGAGAGGGGGCCTGAGAAATGGCCACCACTTCCAAGGAAGGCAGCAGGCGCGCAAATTACCCAATCTCAATACGAGGAGGTAGTGACAAGAAATATCAATACAGGACCAATGGTGCTGTGTTTGAAATGAGTGTAATTTAAAAACATTATCAAGGAACCATTGGAGGGCAAGTCTGGTGCCAGCAGCCGCGGTAATTCCAGCTCCAATAGTGTATACTAATGTTGCTGCAGTTAAAAAGCTCGTAGTTGGATTTCGGTTAATAGGGAGGTAGTCTACTTTTTTACAAGTACGCACTGTCAACTTATTTCCTTCTTTTCAGTAAACAAGAATTTATTTTTGTTCTGAATCTTTTACTTTGAAAAAATTAGAGTGTTCAAAGCAGGCGTATTTTGCCTTTGAATATATTAGCATGGGATAATGAAATAAGACTTTTTGCCTTATTCTCGTTGGTTCTTGGGGCTAAAGTAATGATCAATAGGGATAGTTGGGGTCATTAGTATTTAATTGTCAGAGGTGAAATTCTAAGATTAATTAAAGACTAACTACTGCGAAAGCATTTGACAAGGATGTTTTCATTAATCAAGAACGAAAGTTGGGGGATCGAAGATGATCAGATACCGTCGTAGTCTCAACCATAAACTATGCCGACCAAGGATTCGGGGGTGTTATATGAATGACCCTCCGGGCACTTATAGAGAAATCATAAGTATTTGGGTTCCGGGGGGAGTATGGTCGCAAGGCTGAAACTTAAAGGAATTGACGGAAGGGCACAACCAGGAGTGGAACTTGCGGTTTAATTTGACTCAACACGGGGAAACTTACCAGGTCCAGACACAGTGAGGATTGACAGATTGAGAGCTCTTTCTTGATTTTGTGGTTGGTGGTGCATGGCCGTTTCTAGTTGGTGGAGTGATTTGTCTGGTTAATTCCGTTAACGAACGAGACCTTAACCTATTAAATAGTTACACGAACTTGGATTCATCCATTTTGTTCGTGGATAACTTCTTAGAGGGACTCTTCACGTAAAGAGTGAATGGAAGTTTGAGGCAAAAACAGGTCTGTGATGCCCTTAGATGTTCTGGGCTACACGCGTGTTACACTGATATCTTCAACAAGCAAATATATTTCCTTACCTGATGAGGTTGGGCAATCTTTTAAAATGATATCGTGCTGGGGATAGATCATTGTAATTATTGGTCTTGAACGAGGAATTCCTAGTAAGGGTAATTCATCAAATTACCCTGATTACGTCCCTGCCCTTTGTACACACCGCCCGTCGCTCCTACCGATGAATGGTCCGGTGAGGATTTAGGAGGACCGCAGATTTTGGTGTAATAGCCATTCTGTTGTTTTGTCCAAATTCATTCAAACCTTATCATTTAA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GGATTAAGCCATGCATGTCTAAGTATAAGCAAACTTATACTGTGAAACTGCGAACGGCTCATTAAATCAGTTATAATTTACTTGATCGTATTTCAATTCTTACATGGATAACCGTAGGAATTCTAGAGCTAATACATGAAAAAAATCCTGACCTTTTAGGAAAGGATGAATTTATTAGATTACCAACTAACGCAGGGTATTCCAAACTATATTGAACTCGTGTCATTATAGGCTCTGGTCTGTAATTTATTACAGGCAACTAAAGGTGATTCATAATAACTAATCGAATCGCAGTGACATTTATGTCGGCGATGATACATACAAATTTCTGCCCTATCAACTTTCGATGGTAGTATAGAGGACTACCATGGTTATAACGGGTAACGGGGAATTAGGGTTCGATTCCGGAGAGGGGGCCTGAGAAATGGCCACCACTTCCAAGGAAGGCAGCAGGCGCGCAAATTACCCAATCCCAATACGGGGAGGTAGTGACAAGAAATACCAATACAGGACCAATGGTACTGTGTTTGGAATGAGTGTAATTTAAAAACCTTATCAAGGAACGATTGGAGGGCAAGTCTGGTGCCAGCAGCCGCGGTAATTCCAGCTCCAATAGTGTATACTAAAGTTGCTGCAGTTAAAAAGCTCGTAGTTGGAATTCGGTTAATGAATTGATAGTCTATATTTTATATATACGCACTGTTAATCCATTTCCTTTTTTTTTAGGCTTAATCACTTTTAGTGTTTTTCCTAAATATTTTACTTTGAGAAAATTAGAGTGTTCAAAGCAGGCGTAACTAAGCCTTTGAATATATTAGCATGGGATAATGAAATAAGACTTTTTGCCTTATTCTCGTTGGTTCATAGGGCTAAAGTAATGATTAATAGGGATAGTTGGGGTCATTAGTATTTAATTGTCAGAGGTGAAATTCTAAGATTTATTAAAGACTAACTACTGCGAAAGCATTTGACAAGGATGTTTTCATTAATCAAGAACGAAAGTTGGGGGATCGAAGATGATCAGATACCGTCGTAGTCTCAACCATAAACTATGCCGACCAAGGATTCGGGGGTGTTAAATGAATGACTCTCCGGGCACTTATAGAGAAATCATAAGTATTTGGGTTCCGGGGGGAGTATGGTCGCAAGGCTGAAACTTAAAGGAATTGACGGAAGGGCACCACCAGGAGTGGAACTTGCGGTTTAATTTGACTCAACACGGGGAAACTTACCAGGTCCAGACACAGTAAGGATTGACAGATTGAGAGCTCTTTCTTGATTTTGTGGGTGGTGGTGCATGGCCGTTTCTAGTTGGTGGAGTGATTTGTCTGGTTAATTCCGTTAACGAACGAGACCTTAACCTATTAAATAGTAATACGAACTTGTACTCTTTTGTACAATTTGTTTGTAAATGACTTCTTAGAGGGACTCTTCACATACAGAGTGAATGGAAGTTTGAGGCAAAAACAGGTCTGTGATGCCCTTAGATGTTCTGGGCTACACGCGTGTTACACTGATATACTCAACAAGTTAAAACTTTCCTTACCTGGTGAGGTTGGGTAATCTTTTAAATGTATATCGTGATGGGGATTGATCATTGTAATTATTGATCATGAACGAGGAATTCCTAGTAAGTGCAAGTCATAAACTTGCGCTGATTACGTCCCTGCCCTTTGTACACACCGCCCGTCGCTTCTACCGATGAATGATCCGATGAGGACTTAGGATGGTCTTGGATCTTGGTTATAAAATGCCAATCCATTGTTTATCAGAATTCGTTCAAATCTTATCATTTAGAGGAAGGAGAAGTCGTAACAAGGTTTCC</text:p>
          </table:table-cell>
          <table:table-cell office:value-type="string" calcext:value-type="string">
            <text:p>d__Eukaryota; p__Amoebozoa; c__Tubulinea; o__Leptomyxida; f__Leptomy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AAAGGATTAAGCCATGCATGTCTAAGTATAAGCAAACTTATACTGTGAAACTGCGAACGGCTCATTAAATCAGTTATAATTTACTTGATCGTATTTCAATTCTTACATGGATAACCGTAGGAATTCTAGAGCTAATACATGAAAAAAATCCTGACCTTTTAGGAAAGGATGAATTTATTAGATTACCAACTAACGCAGGGTATTCCAAACTATATTGAACTCGTGTCATTATAGGCTCTGGTCTGTAATTTATTACAGGCAACTAAAGGTGATTCATAATAACTAATCGAATCGCAGTGACATTTATGTCGGCGATGATACATACAAATTTCTGCCCTATCAACTTTCGATGGTAGTATAGAGGACTACCATGGTTATAACGGGTAACGGGGAATTAGGGTTCGATTCCGGAGAGGGGGCCTGAGAAATGGCCACCACTTCCAAGGAAGGCAGCAGGCGCGCAAATTACCCAATCCCAATACGGGGAGGTAGTGACAAGAAATACCAATACAGGACCAATGGTACTGTGTTTGGAATGAGTGTAATTTAAAAACCTTATCAAGGAACGATTGGAGGGCAAGTCTGGTGCCAGCAGCCGCGGTAATTCCAGCTCCAATAGTGTATACTAAAGTTGCTGCAGTTAAAAAGCTCGTAGTTGGAATTCGGTTAATGAATTGATAGTCTATATTTTATATATACGCACTGTTAATCCATTTCCTTTTTTTTTAGGCTTAATCACTTTTAGTGTTTTTCCTAAATATTTTACTTTGAGAAAATTAGAGTGTTCAAAGCAGGCGTAACTAAGCCTTTGAATATATTAGCATGGGATAATGAAATAAGACTTTTTGCCTTATTCTCGTTGGTTCATAGGGCTAAAGTAATGATTAATAGGGATAGTTGGGGTCATTAGTATTTAATTGTCAGAGGTGAAATTCTAAGATTTATTAAAGACTAACTACTGCGAAAGCATTTGACAAGGATGTTTTCATTAATCAAGAACGAAAGTTGGGGGATCGAAGATGATCAGATACCGTCGTAGTCTCAACCATAAACTATGCCGACCAAGGATTCGGGGGTGTTAAATGAATGACTCTCCGGGCACTTATAGAGAAATCATAAGTATTTGGGTTCCGGGGGGAGTATGGTCGCAAGGCTGAAACTTAAAGGAATTGACGGAAGGGCACCACCAGGAGTGGAACTTGCGGTTTAATTTGACTCAACACGGGGAAACTTACCAGGTCCAGACACAGTAAGGATTGACAGATTGAGAGCTCTTTCTTGATTTTGTGGGTGGTGGTGCATGGCCGTTTCTAGTTGGTGGAGTGATTTGTCTGGTTAATTCCGTTAACGAACGAGACCTTAACCTATTAAATAGTAATACGAACTTGTACTCTTTTGTACAATTTGTTTGTAAATGACTTCTTAGAGGGACTCTTCACATACAGAGTGAATGGAAGTTTGAGGCAAAAACAGGTCTGTGATGCCCTTAGATGTTCTGGGCTACACGCGTGTTACACTGATATACTCAACAAGTTAAAACTTTCCTTACCTGGTGAGGTTGGGTAATCTTTTAAATGTATATCGTGATGGGGATTGATCATTGTAATTATTGATCATGAACGAGGAATTCCTAGTAAGTGCAAGTCATAAACTTGCGCTGATTACGTCCCTGCCCTTTGTACACACCGCCCGTCGCTTCTACCGATGAATGATCCGATGAGGACTTAGGATGGTCTTGGATCTTGGTTATAAAATGCCAATCCATTGTTTATCAGAATTCGTTCAAAT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GAAAGATTAAGCCATGCATGTCTAAGTATAAACAAATTTATACTGTGAAACTGCGGACGGCTCATTAAATCAGTTATAATTTACTTGATCATATTTCTTACTTGGATAACCGTAGTAATTCTAGAGCTAATACATGCAAAAAATCTGGACCTCTTTTGAGGAAAAGATGAATTTATTAGATTAGAACCAACGCAAGCCTTAAAAACTTGAGTTATGGTGATTCATAATAACTAATCGAATCGCAGAGACTTTTAGTCGGCGATGATACATACAAATTTCTGCCCTATCAACTTTCGATGGTAGTATAGAGGACTACCATGGTTATAACGGGTAACGGGGAATTAGGGTTCGATTCCGGAGAGGGGGCCTGAGAGATGGCCACCACTTCCAAGGAAGGCAGCAGGCGCGCAAATTACCCAATCCCAATTCGGGGAGGTAGTGACAAGAAATACCAGTACAGGGCTCAATGAGTACTGTGATTGGAATGAATACAATTTAAAAACCTTAATGAGGAACGATTGGAGGGCAAGTCTGGTGCCAGCAGCCGCGGTAATTCCAGCTCCAATAGTGTATATTAAAGTTGCTGCAGTTAAAAAGCTCGTAGTTGGATTTTGAATTATAAAAATTTAACATTCATCTTTTAGATGTGATTTAATTTTTATATTCTTCCTTTTGATACGCTCCATTAAATTTTATATTTTTTGGATTTAAGTGTTTCAAATTGTTTACTGTGAAAAAATTAGAGTGTTCAAAGCAGGCGTAACCTAGCCTTTGAATATATTAGCATGGGATAATGAAATAGGACTTTAATCCTACTTTCGTTGGTTTCTAGGGCTAAAGTAATGATTAATAGGGATAGTTGGGGTCACTAGTATTTAATTGTCAGAGGTGAAATTCTAAGATTTATTAAAGACTAACTACTGCGAAAGCATTTGACAAGGATGTTTTCATTAATCAAGAACGAAAGTTGGGGGATCGAAGATGATCAGATACCGTCGTAGTCTCAACCATAAACTATGCCGACCAAGGATCCGAGGTTGTTAATATGGATGACTCTTCGGGCACTTATAGAGAAATCATAAGTATTTGGGCTCCGGGGGGAGTATGGTCGCAAGGCTGAAACTTAAAGGAATTGACGGAAGGGCACCACAAGGAGTGGAACCTGCGGTTTAATTTGACTCAACACGGGAAAACTTACCAGGTCCAGACACAGTGAGGATTGACAGATTGAGAGTTCTTTCTTGATTCTGTGAGTGGTGGTGCATGGCCGTTTCTAGTTGGTGGAGTGATTTGTCTGGTTAATTCCGTTAACGAACGAGACCTTAACCTATTAAATAGTTATTTGAACTTGATTTTTAAAATCAAATGTTTAAAAAACTTCTTAGAGGGACTCTTCACTGAGAGAGTGAATGGAAGTTTGAGGCAAAAACAGGTCTGTGATGCCCTTAGATGTTCTGGGCCACACGCGCGTTACACTGACATATTCAACGAGCATTATCCTTACCCGTCGGGGTTGGGTAATCTTTTAAATGTATGTCGTGCTGGGGATAGATCATTGTAATTATTGGTCTTGAACGAGGAATTCCTAGTAAGTGCGAGTCATCAACTCGCGCTGATTACGTCCCTGCCCTTTGTACACACCGCCCGTCGCTCCTACCGATTGAATGGTCCGGCGAGAACTCAGGATGGATATGGATTTTGGACACCGTTAGGTGCTCCAACCATATCCAGAATTTGTTCAAACCTTACCATTTAGAGGAAGGAGAAGTCGTAACAAGGTTTCC</text:p>
          </table:table-cell>
          <table:table-cell office:value-type="string" calcext:value-type="string">
            <text:p>d__Eukaryota; p__Amoebozoa; c__Tubulinea; o__Leptomyxida; f__Leptomy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GAAAGATTAAGCCATGCATGTCTAAGTATAAACAAATTTATACTGTGAAACTGCGGACGGCTCATTAAATCAGTTATAATTTACTTGATCATATTTCTTACTTGGATAACCGTAGTAATTCTAGAGCTAATACATGCAAAAAATCTGGACCTCTTTTGAGGAAAAGATGAATTTATTAGATTAGAACCAACGCAAGCCTTAAAAACTTGAGTTATGGTGATTCATAATAACTAATCGAATCGCAGAGACTTTTAGTCGGCGATGATACATACAAATTTCTGCCCTATCAACTTTCGATGGTAGTATAGAGGACTACCATGGTTATAACGGGTAACGGGGAATTAGGGTTCGATTCCGGAGAGGGGGCCTGAGAGATGGCCACCACTTCCAAGGAAGGCAGCAGGCGCGCAAATTACCCAATCCCAATTCGGGGAGGTAGTGACAAGAAATACCAGTACAGGGCTCAATGAGTACTGTGATTGGAATGAATACAATTTAAAAACCTTAATGAGGAACGATTGGAGGGCAAGTCTGGTGCCAGCAGCCGCGGTAATTCCAGCTCCAATAGTGTATATTAAAGTTGCTGCAGTTAAAAAGCTCGTAGTTGGATTTTGAATTATAAAAATTTAACATTCATCTTTTAGATGTGATTTAATTTTTATATTCTTCCTTTTGATACGCTCCATTAAATTTTATATTTTTTGGATTTAAGTGTTTCAAATTGTTTACTGTGAAAAAATTAGAGTGTTCAAAGCAGGCGTAACCTAGCCTTTGAATATATTAGCATGGGATAATGAAATAGGACTTTAATCCTACTTTCGTTGGTTTCTAGGGCTAAAGTAATGATTAATAGGGATAGTTGGGGTCACTAGTATTTAATTGTCAGAGGTGAAATTCTAAGATTTATTAAAGACTAACTACTGCGAAAGCATTTGACAAGGATGTTTTCATTAATCAAGAACGAAAGTTGGGGGATCGAAGATGATCAGATACCGTCGTAGTCTCAACCATAAACTATGCCGACCAAGGATCCGAGGTTGTTAATATGGATGACTCTTCGGGCACTTATAGAGAAATCATAAGTATTTGGGCTCCGGGGGGAGTATGGTCGCAAGGCTGAAACTTAAAGGAATTGACGGAAGGGCACCACAAGGAGTGGAACCTGCGGTTTAATTTGACTCAACACGGGAAAACTTACCAGGTCCAGACACAGTGAGGATTGACAGATTGAGAGTTCTTTCTTGATTCTGTGAGTGGTGGTGCATGGCCGTTTCTAGTTGGTGGAGTGATTTGTCTGGTTAATTCCGTTAACGAACGAGACCTTAACCTATTAAATAGTTATTTGAACTTGATTTTTAAAATCAAATGTTTAAAAAACTTCTTAGAGGGACTCTTCACTGAGAGAGTGAATGGAAGTTTGAGGCAAAAACAGGTCTGTGATGCCCTTAGATGTTCTGGGCCACACGCGCGTTACACTGACATATTCAACGAGCATTATCCTTACCCGTCGGGGTTGGGTAATCTTTTAAATGTATGTCGTGCTGGGGATAGATCATTGTAATTATTGGTCTTGAACGAGGAATTCCTAGTAAGTGCGAGTCATCAACTCGCGCTGATTACGTCCCTGCCCTTTGTACACACCGCCCGTCGCTCCTACCGATTGAATGGTCCGGCGAGAACTCAGGATGGATATGGATTTTGGACACCGTTAGGTGCTCCAACCATATCCAGAAT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GAAAGATTAAGCCATGCATGTCTAAGTATAAACAATTTTATACTGTGAAACTGCGGACGGCTCATTAAATCAGTTATAGTTTACTTGATCATATTTCTTACTTGGATAACCGTAGTAATTCTAGAGCTAATACATGCAAAAAATCTGGACCTTTTTAGGAAAGGATGAATTTATTAGATTAGAACCAGCGCAAAGTCTTTTGACTTTGAGTTATGGTGATTCATAATAACTAATCGAATCGCAGAGACTTTTAGTCGGCGATGATACATACAAATTTCTGCCCTATCAACTTTCGATGGTAGTATAGAGGACTACCATGGTTATAACGGGTAACGGGGAATTAGGGTTCGATTCCGGAGAGGGGGCCTGAGAGATGGCCACCACTTCCAAGGAAGGCAGCAGGCGCGCAAATTACCCAATCCCAATTCGGGGAGGTAGTGACAAGAAATACCAGTACAGGGCCCTATGGGTACTGTGATTGGAATGAATACAATTTAAAAACCTTAATGAGGAACGATTGGAGGGCAAGTCTGGTGCCAGCAGCCGCGGTAATTCCAGCTCCAATAGTGTATATTAAAGTTGCTGCAGTTAAAAAGCTCGTAGTTGGATTTCGGATAATAAAAATTTAATATCCATCTTTAAAATGTGATTTAATTTTTATTTCCTTCCTTTTGAATACACTCCCTAAACTCTTTTAGGGAATCAAGTGTTTCAAATCGTTTACTGTGAAGAAATTAGAGTGTTCAAAGCAGGCGTAACCTAGCCTTTGAATATATTAGCATGGGATAATGAAATAGGACTTTAGTCCTACTTTCGTTGGTTTCTAGGGCTGAAGTAATGATTAATAGGGATAGTTGGGGTCACTAGTATTTAATTGTCAGAGGTGAAATTCTAAGATTTATTAAAGACTAACTACTGCGAAAGCATTTGACAAGGATGTTTTCATTAATCAAGAACGAAAGTTGGGGGATCGAAGATGATCAGATACCGTCGTAGTCTCAACCATAAACTATGCCGACCAAGGATCCGGGGTTGTTAATATGGATGACTCTCCGGGCACTTATAGAGAAATCATAAGTATTTGGGCTCCGGGGGGAGTATGGTCGCAAGGCTGAAACTTAAAGGAATTGACGGAAGGGCACCACAAGGAGTGGAACCTGCGGTTTAATTTGACTCAACACGGGGAAACTTACCAGGTCCAGACACAGTGAGGATTGACAGATTGAGAGTTCTTTCTTGATTCTGTGAGTGGTGGTGCATGGCCGTTTCTAGTTGGTGGAGTGATTTGTCTGGTTAATTCCGTTAACGAACGAGACCTTAACCTATTAAATAGTTGTTTGAACTTGATTTTTTAAATCAAATGTTCAATTAACTTCTTAGAGGGACTCTTCACTGAGAGAGTGAATGGAAGTTTGAGGCAAAAACAGGTCTGTGATGCCCTTAGATGTTCTGGGCCACACGCGCGTTACACTGACATATTCAACGAGCATTATCCTTACCCGTCGGGGTTGGGTAATCTTTTAAATGTATGTCGTGCTGGGGATAGATCATTGTAATTATTGGTCTTGAACGAGGAATTCCTAGTAAGTGCGAGTCATCAACTCGCGCTGATTACGTCCCTGCCCTTTGTACACACCGCCCGTCGCTCCTACCGATTGAATGGTCCGGCGAGAACTCAGGATGGATATGGATTTTGGACCCGTTAGGTGTTCCAACCATATCCAGAATTTGTTCAAACCTTACCATTTAGAGGAAGGAGAAGTCGTAACAAGGTTTCC</text:p>
          </table:table-cell>
          <table:table-cell office:value-type="string" calcext:value-type="string">
            <text:p>d__Eukaryota; p__Amoebozoa; c__Tubulinea; o__Leptomyxida; f__Leptomyxida; g__Leptomyxid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GAAAGATTAAGCCATGCATGTCTAAGTATAAACAATTTTATACTGTGAAACTGCGGACGGCTCATTAAATCAGTTATAGTTTACTTGATCATATTTCTTACTTGGATAACCGTAGTAATTCTAGAGCTAATACATGCAAAAAATCTGGACCTTTTTAGGAAAGGATGAATTTATTAGATTAGAACCAGCGCAAAGTCTTTTGACTTTGAGTTATGGTGATTCATAATAACTAATCGAATCGCAGAGACTTTTAGTCGGCGATGATACATACAAATTTCTGCCCTATCAACTTTCGATGGTAGTATAGAGGACTACCATGGTTATAACGGGTAACGGGGAATTAGGGTTCGATTCCGGAGAGGGGGCCTGAGAGATGGCCACCACTTCCAAGGAAGGCAGCAGGCGCGCAAATTACCCAATCCCAATTCGGGGAGGTAGTGACAAGAAATACCAGTACAGGGCCCTATGGGTACTGTGATTGGAATGAATACAATTTAAAAACCTTAATGAGGAACGATTGGAGGGCAAGTCTGGTGCCAGCAGCCGCGGTAATTCCAGCTCCAATAGTGTATATTAAAGTTGCTGCAGTTAAAAAGCTCGTAGTTGGATTTCGGATAATAAAAATTTAATATCCATCTTTAAAATGTGATTTAATTTTTATTTCCTTCCTTTTGAATACACTCCCTAAACTCTTTTAGGGAATCAAGTGTTTCAAATCGTTTACTGTGAAGAAATTAGAGTGTTCAAAGCAGGCGTAACCTAGCCTTTGAATATATTAGCATGGGATAATGAAATAGGACTTTAGTCCTACTTTCGTTGGTTTCTAGGGCTGAAGTAATGATTAATAGGGATAGTTGGGGTCACTAGTATTTAATTGTCAGAGGTGAAATTCTAAGATTTATTAAAGACTAACTACTGCGAAAGCATTTGACAAGGATGTTTTCATTAATCAAGAACGAAAGTTGGGGGATCGAAGATGATCAGATACCGTCGTAGTCTCAACCATAAACTATGCCGACCAAGGATCCGGGGTTGTTAATATGGATGACTCTCCGGGCACTTATAGAGAAATCATAAGTATTTGGGCTCCGGGGGGAGTATGGTCGCAAGGCTGAAACTTAAAGGAATTGACGGAAGGGCACCACAAGGAGTGGAACCTGCGGTTTAATTTGACTCAACACGGGGAAACTTACCAGGTCCAGACACAGTGAGGATTGACAGATTGAGAGTTCTTTCTTGATTCTGTGAGTGGTGGTGCATGGCCGTTTCTAGTTGGTGGAGTGATTTGTCTGGTTAATTCCGTTAACGAACGAGACCTTAACCTATTAAATAGTTGTTTGAACTTGATTTTTTAAATCAAATGTTCAATTAACTTCTTAGAGGGACTCTTCACTGAGAGAGTGAATGGAAGTTTGAGGCAAAAACAGGTCTGTGATGCCCTTAGATGTTCTGGGCCACACGCGCGTTACACTGACATATTCAACGAGCATTATCCTTACCCGTCGGGGTTGGGTAATCTTTTAAATGTATGTCGTGCTGGGGATAGATCATTGTAATTATTGGTCTTGAACGAGGAATTCCTAGTAAGTGCGAGTCATCAACTCGCGCTGATTACGTCCCTGCCCTTTGTACACACCGCCCGTCGCTCCTACCGATTGAATGGTCCGGCGAGAACTCAGGATGGATATGGATTTTGGACCCGTTAGGTGTTCCAACCATATCCAGAAT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GAAAGATTAAGCCATGCATGTCTAAGTATAAACATTAATACTGTGAAACTGCGGACGGCTCATTAAATCAGTTATAGTTTACTTGATCATATTTCTTACTTGGATAACCGTAGTAATTCTAGAGCTAATACATGCAAAAAATCCGGTCTCTTTTGAGATAGGATAAATTTATTAGATTAGAACCGGCGCAGGGCCTTAAAACCCTGAGTTATGGTGATTCATAATAACTAATGGAATCGCAAAGACTTTTTAGTCAGTGATGATACATATAAATTTCTGCCCTATCAACTTTCGATGGTAGTGTAGAGGACTACCATGGTTATAACGGGTAACGGGGAATTAGGGTTCGATTCCGGAGAGGGGGCCTGAGAGATGGCCACCACTTCCAAGGAAGGCAGCAGGCGCGCAAATTACCCAATCCCAATACGGGGAGGTAGTGACAAGAAATACCAGTACAGGACCTTATGGGTACTGTGTTTGGAATGAGTACAATTTAAAAACCTTAATGAGGAACAATTGGAGGGCAAGTCTGGTGCCAGCAGCCGCGGTAATTCCAGCTCCAATAGTGTATATTAAAGTTGCTGCAGTTAAAAAGCTCGTAGTTGGATTTCGGTTAATAAAGAATTTACGGTCCACTTTTCAAAGTGAGAACTAAAATCTTTATTTCCTTCCTTTTGAAATAACTCCCGAAATTATCTAATAATTAGGGTATCAAGTATTTCAAATCTTTTACTGTGAAGAAATTAGAGTGTTCAAAGCAGGCGTATCCAAGTCTTTGAATATATTAGCATGGGATAATGAAATAGGACTTTGGTTCTACTTTCGTTGGTTTCTAGGGCTGAAGTAATGATTAATAGGGATAGTTGGGGTCACTAGTATTTAATTGTCAGAGGTGAAATTCTAAGATTTATTAAAGACTAACTACTGCGAAAGCATTTGACAAGGATGTTTTCATTAATCAAGAACGAAAGTTGGGGGATCGAAGATGATCAGATACCGTCGTAGTCTCAACCATAAACTATGCCGACCAAGGATCCGGGGGTGTTAAATATGGATGACTCTCCGGGCACTTATAGAGAAATCATAAGTATTTGGGCTCCGGGGGGAGTATGGTCGCAAGGCTGAAACTTAAAGGAATTGACGGAAGGGCACCACAAGGAGTGGAACCTGCGGTTTAATTTGACTCAACACGGGGAAACTTACCAGGTCCAGACACAGTGAGGATTGACAGATTGAGAGTTCTTTCTTGATTCTGTGAGTGGTGGTGCATGGCCGTTTCTAGTTGGTGGAGTGATTTGTCTGGTTAATTCCGTTAACGAACGAGACCTTAACCTATTAAATAGTTAATCTTGAACATGGTCCTAAAGACCATTTGTTTAATTAACTTCTTAGAGGGACTCTTCACTGAGAGAGTGAATGGAAGTTTGAGGCAAAAACAGGTCTGTGATGCCCTTAGATGTTCTGGGCCACACGCGCGTTACACTGACATATTCAACGAGCTTTATCCTGACCCGACGGGGTTGGGTAATCTTTTAAATGTATGTCGTGCTGGGGATAGATCATTGTAATTATTGGTCTTGAACGAGGAATTCCTAGTAAGTGCGGGTCATCAACTCGCGCTGATTACGTCCCTGCCCTTTGTACACACCGCCCGTCGCTCCTACCGATTGAATGGTCCGGCGAGAACTCAGGATGGTTGCTGTTTGTACCCAAAAGGTTTCAACTGCTTCCAGATTTTGTTCAAACCTTACCATTTAGAGGAAGGAGAAGTCGTAACAAGGTTTCC</text:p>
          </table:table-cell>
          <table:table-cell office:value-type="string" calcext:value-type="string">
            <text:p>d__Eukaryota; p__Amoebozoa; c__Tubulinea; o__Leptomyxida; f__Leptomyxida; g__Leptomyx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GAAAGATTAAGCCATGCATGTCTAAGTATAAACATTAATACTGTGAAACTGCGGACGGCTCATTAAATCAGTTATAGTTTACTTGATCATATTTCTTACTTGGATAACCGTAGTAATTCTAGAGCTAATACATGCAAAAAATCCGGTCTCTTTTGAGATAGGATAAATTTATTAGATTAGAACCGGCGCAGGGCCTTAAAACCCTGAGTTATGGTGATTCATAATAACTAATGGAATCGCAAAGACTTTTTAGTCAGTGATGATACATATAAATTTCTGCCCTATCAACTTTCGATGGTAGTGTAGAGGACTACCATGGTTATAACGGGTAACGGGGAATTAGGGTTCGATTCCGGAGAGGGGGCCTGAGAGATGGCCACCACTTCCAAGGAAGGCAGCAGGCGCGCAAATTACCCAATCCCAATACGGGGAGGTAGTGACAAGAAATACCAGTACAGGACCTTATGGGTACTGTGTTTGGAATGAGTACAATTTAAAAACCTTAATGAGGAACAATTGGAGGGCAAGTCTGGTGCCAGCAGCCGCGGTAATTCCAGCTCCAATAGTGTATATTAAAGTTGCTGCAGTTAAAAAGCTCGTAGTTGGATTTCGGTTAATAAAGAATTTACGGTCCACTTTTCAAAGTGAGAACTAAAATCTTTATTTCCTTCCTTTTGAAATAACTCCCGAAATTATCTAATAATTAGGGTATCAAGTATTTCAAATCTTTTACTGTGAAGAAATTAGAGTGTTCAAAGCAGGCGTATCCAAGTCTTTGAATATATTAGCATGGGATAATGAAATAGGACTTTGGTTCTACTTTCGTTGGTTTCTAGGGCTGAAGTAATGATTAATAGGGATAGTTGGGGTCACTAGTATTTAATTGTCAGAGGTGAAATTCTAAGATTTATTAAAGACTAACTACTGCGAAAGCATTTGACAAGGATGTTTTCATTAATCAAGAACGAAAGTTGGGGGATCGAAGATGATCAGATACCGTCGTAGTCTCAACCATAAACTATGCCGACCAAGGATCCGGGGGTGTTAAATATGGATGACTCTCCGGGCACTTATAGAGAAATCATAAGTATTTGGGCTCCGGGGGGAGTATGGTCGCAAGGCTGAAACTTAAAGGAATTGACGGAAGGGCACCACAAGGAGTGGAACCTGCGGTTTAATTTGACTCAACACGGGGAAACTTACCAGGTCCAGACACAGTGAGGATTGACAGATTGAGAGTTCTTTCTTGATTCTGTGAGTGGTGGTGCATGGCCGTTTCTAGTTGGTGGAGTGATTTGTCTGGTTAATTCCGTTAACGAACGAGACCTTAACCTATTAAATAGTTAATCTTGAACATGGTCCTAAAGACCATTTGTTTAATTAACTTCTTAGAGGGACTCTTCACTGAGAGAGTGAATGGAAGTTTGAGGCAAAAACAGGTCTGTGATGCCCTTAGATGTTCTGGGCCACACGCGCGTTACACTGACATATTCAACGAGCTTTATCCTGACCCGACGGGGTTGGGTAATCTTTTAAATGTATGTCGTGCTGGGGATAGATCATTGTAATTATTGGTCTTGAACGAGGAATTCCTAGTAAGTGCGGGTCATCAACTCGCGCTGATTACGTCCCTGCCCTTTGTACACACCGCCCGTCGCTCCTACCGATTGAATGGTCCGGCGAGAACTCAGGATGGTTGCTGTTTGTACCCAAAAGGTTTCAACTGCTTCCAGATT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GAAAGATTAAGCCATGCATGTCTAAGTATAAACTTACTTATCGTGAAACTGCGGACGGCTCATTAAATCAGTTATAGTTTACTTGATCATATTTCTTACTTGGATAACCGTAGTAATTCTAGAGCTAATACATGCAAAAAATCCATTCCTATGGAATGGATGAATTTATTAGATTAGAACCTGGCGCAGGATATTTATATCCTGAGTTATGGTGATTCATAATAACTAATCGAATCGCAGAGACTTTTAGTCGGCGATGATACATACAAATTTCTGCCCTATCAACTTTCGATGGTAGTATAGAGGACTACCATGGTTATAACGGGTAACGGGGAATTAGGGTTCGATTCCGGAGAGGGGGCCTGAGAGATGGCCACCACTTCCAAGGAAGGCAGCAGGCGCGCAAATTACCCAATCTCAATTCGAGGAGGTAGTGACAAGAAATACCAGTACAGGGCCCATCGGGTACTGTGATTGGAATGAATACAATCTAAAAAACTTAATGAGGAACAATTGGAGGGCAAGTCTGGTGCCAGCAGCCGCGGTAATTCCAGCTCCAATAGTGTATATTAAAGTTGCTGCAGTTAAAAAGCTCGTAGTTGGATTTCGGATAATAAGAAATTAAAGTTTACCAATTTCGGTTAAACTAATATCTTATTTCCTTCTTTTCAAATATGCTCCCATTAACATAGTTTTTGGGGTAAAGTATTTTGAATCTTTTACTGTGAAGAAATTAGAGTGTTCAAAGCAGGCGTAACTTAGTCTTTGAATATATTAGCATGGGATAATGAAATAGGACTTTAGTCCTACTTTCGTTGGTTTCTAGGGCTGAAGTAATGATTAATAGGGATAGTTGGGGTCACTAGTATTTAATTGTCAGAGGTGAAATTCTAAGATTTATTAAAGACTAACTACTGCGAAAGCATTTGACAAGGATGTTTTCATTAATCAAGAACGAAAGTTGGGGGATCGAAGATGATCAGATACCGTCGTAGTCTCAACCATAAACTATGCCGACCAAGGATCCGAGGGTGTTAAACATGGATGACTCTTCGGGCACTTATAGAGAAATCATAAGTATTTGGGCTCCGGGGGGAGTATGGTCGCAAGGCTGAAACTTAAAGGAATTGACGGAAGGGCACCACAAGGAGTGGAACCTGCGGTTTAATTTGACTCAACACGGGGAAACTTACCAGGTCCGGACACAGTGAGGATTGACAGATTGAGAGCTCTTTCTTGATTCTGTGAGTGGTGGTGCATGGCCGTTTCTAGTTGGTGGAGTGATTTGTCTGGTTAATTCCGTTAACGAACGAGACCTTAACCTATTAAATAGTTAATCTAAACATGACTCTTTTGAGTCATATGTTTGTTTAACTTCTTAGAGGGACTCTTCACTGGGAGAGTGAATGGAAGTTTGAGGCAAAAACAGGTCTGTGATGCCCTTAGATGTTCTGGGCCACACGCGCGTTACACTGACATATTCAACGAGCTTATTCCCTGACCCGTCGGGGTTGGGTAATCTTTTAAATGTATGTCGTGCTGGGGATAGATCATTGTAATTATTGGTCTTGAACGAGGAATTCCTAGTAAGTGCGAGTCATCAACTCGCGCTGATTACGTCCCTGCCCTTTGTACACACCGCCCGTCGCTCCTACCGATTGAATGGTCCGGCGAGAACTCAGGATAATTAAGGAACTTAGTGAAATCATTGATTTCCTAACCTTAGTCAGAATTTGTTCAAACCTTACCATTTAGAGGAAGGAGAAGTCGTAACAAGGTTTCC</text:p>
          </table:table-cell>
          <table:table-cell office:value-type="string" calcext:value-type="string">
            <text:p>d__Eukaryota; p__Amoebozoa; c__Tubulinea; o__Leptomyxida; f__Leptomyxida; g__Leptomyxid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GAAAGATTAAGCCATGCATGTCTAAGTATAAACTTACTTATCGTGAAACTGCGGACGGCTCATTAAATCAGTTATAGTTTACTTGATCATATTTCTTACTTGGATAACCGTAGTAATTCTAGAGCTAATACATGCAAAAAATCCATTCCTATGGAATGGATGAATTTATTAGATTAGAACCTGGCGCAGGATATTTATATCCTGAGTTATGGTGATTCATAATAACTAATCGAATCGCAGAGACTTTTAGTCGGCGATGATACATACAAATTTCTGCCCTATCAACTTTCGATGGTAGTATAGAGGACTACCATGGTTATAACGGGTAACGGGGAATTAGGGTTCGATTCCGGAGAGGGGGCCTGAGAGATGGCCACCACTTCCAAGGAAGGCAGCAGGCGCGCAAATTACCCAATCTCAATTCGAGGAGGTAGTGACAAGAAATACCAGTACAGGGCCCATCGGGTACTGTGATTGGAATGAATACAATCTAAAAAACTTAATGAGGAACAATTGGAGGGCAAGTCTGGTGCCAGCAGCCGCGGTAATTCCAGCTCCAATAGTGTATATTAAAGTTGCTGCAGTTAAAAAGCTCGTAGTTGGATTTCGGATAATAAGAAATTAAAGTTTACCAATTTCGGTTAAACTAATATCTTATTTCCTTCTTTTCAAATATGCTCCCATTAACATAGTTTTTGGGGTAAAGTATTTTGAATCTTTTACTGTGAAGAAATTAGAGTGTTCAAAGCAGGCGTAACTTAGTCTTTGAATATATTAGCATGGGATAATGAAATAGGACTTTAGTCCTACTTTCGTTGGTTTCTAGGGCTGAAGTAATGATTAATAGGGATAGTTGGGGTCACTAGTATTTAATTGTCAGAGGTGAAATTCTAAGATTTATTAAAGACTAACTACTGCGAAAGCATTTGACAAGGATGTTTTCATTAATCAAGAACGAAAGTTGGGGGATCGAAGATGATCAGATACCGTCGTAGTCTCAACCATAAACTATGCCGACCAAGGATCCGAGGGTGTTAAACATGGATGACTCTTCGGGCACTTATAGAGAAATCATAAGTATTTGGGCTCCGGGGGGAGTATGGTCGCAAGGCTGAAACTTAAAGGAATTGACGGAAGGGCACCACAAGGAGTGGAACCTGCGGTTTAATTTGACTCAACACGGGGAAACTTACCAGGTCCGGACACAGTGAGGATTGACAGATTGAGAGCTCTTTCTTGATTCTGTGAGTGGTGGTGCATGGCCGTTTCTAGTTGGTGGAGTGATTTGTCTGGTTAATTCCGTTAACGAACGAGACCTTAACCTATTAAATAGTTAATCTAAACATGACTCTTTTGAGTCATATGTTTGTTTAACTTCTTAGAGGGACTCTTCACTGGGAGAGTGAATGGAAGTTTGAGGCAAAAACAGGTCTGTGATGCCCTTAGATGTTCTGGGCCACACGCGCGTTACACTGACATATTCAACGAGCTTATTCCCTGACCCGTCGGGGTTGGGTAATCTTTTAAATGTATGTCGTGCTGGGGATAGATCATTGTAATTATTGGTCTTGAACGAGGAATTCCTAGTAAGTGCGAGTCATCAACTCGCGCTGATTACGTCCCTGCCCTTTGTACACACCGCCCGTCGCTCCTACCGATTGAATGGTCCGGCGAGAACTCAGGATAATTAAGGAACTTAGTGAAATCATTGATTTCCTAACCTTAGTCAGAAT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GAAAGATTAAGCCATGCATGTCTAAGTATAAATATTTTTATACCGTGAAACTGCGGACGGCTCATTAAATCAGTTATAGTTTACTTGATCATATTTTTTACTTGGATAACCGTAGTAATTCTAGAGCTAATACATGCAAAAAATCTGGACCTCTTTGAGGGAAGGATGAATTTATTAGATTAGAACCGGCGCAAAGTTCAAAAGACTTTGAGTTATGGTGATTCATAATAACTAATCGAATCGCAGAGACTTTTAGTCGGCGATGATACATACAAATTTCTGCCCTATCAACTTTCGATGGTAGTATAGAGGACTACCATGGTTATAACGGGTAACGGGGAATTAGGGTTCGATTCCGGAGAGGGGGCCTGAGAAATGGCCACCACTTCCAAGGAAGGCAGCAGGCGCGCAAATTACCCAATCTCAATTCGAGGAGGTAGTGACAAGAAATACCAGTACAGGGCCCACTGGGTACTGTGATTGGAATGAATACAATTTAAAAACCTTAATGAGGAACGATTGGAGGGCAAGTCTGGTGCCAGCAGCCGCGGTAATTCCAGCTCCAATAGTGTATATTAAAGTTGCTGCAGTTAAAAAGCTCGTAGTTGGATTTCGGATTAATGAGAAGTTAAGGTCCATCTTTCCGATGTGTACCTTATTCTCGTTTCCTTCCTTTTGAATACACTCCCTAAAATTATATTTTAGGGGTCAAAGTGTTTCAAATCTTTTACTGTGAAGAAATTAGAGTGTTCAAGGCAGGCGTAATCTAGCCTTTGAATATATTAGCATGGGATAATGAAATAGGACTTTAGTCCTACTTTCGTTGGTTTCTAGGGCTAAAGTAATGATTAATAGGGATAGTTGGGGTCACTAGTATTTAATTGTCAGAGGTGAAATTCTAAGATTTATTAAAGACTAACTACTGCGAAAGCATTTGACAAGGATGTTTTCATTAATCAAGAACGAAAGTTGGGGGATCGAAGATGATCAGATACCGTCGTAGTCTCAACCATAAACTATGCCGACCAAGGATCCGGGGGTGTTAAATATGGATGACTCTCCGGGCACTTATAGAGAAATCATAAGTATTTGGGCTCCGGGGGGAGTATGGTCGCAAGGCTGAAACTTAAAGGAATTGACGGAAGGGCACCACAAGGAGTGGAACCTGCGGTTTAATTTGACTCAACACGGGGAAACTTACCAGGTCCAGACACAGTGAGGATTGACAGATTGAGAGTTCTTTCTTGATTCTGTGAGTGGTGGTGCATGGCCGTTTCTAGTTGGTGGAGTGATTTGTCTGGTTAATTCCGTTAACGAACGAGACCTTAACCTATTAAATAGTTGCTTGAACACATGAATATTCTATTCTTTGTTCGGTTAACTTCTTAGAGGGACTCTTCACTGAGAGAGTGAATGGAAGTTTGAGGCAAAAACAGGTCTGTGATGCCCTTAGATGTTCTGGGCCACACGCGCGTTACACTGACATATTCAACGAGCATTTTCCTGACCCGATGGGGTTGGGTAATCTTTTAAATGTATGTCGTGCTGGGGATAGATCATTGTAATTATTGGTCTTGAACGAGGAATTCCTAGTAAGTACGGGTCATCAACTCGTGCTGATTACGTCCCTGCCCTTTGTACACACCGCCCGTCGCTCCTACCGATTGAATGGTCCGGCGAGAACTCAGGATGGATATAGATCTTGGATATCGTCAGATGTTCCAACTATATCCAGAATTTGTTCAAACCTTACCATTTAGAGGAAGGAGAAGTCGTAACAAGGTTTCC</text:p>
          </table:table-cell>
          <table:table-cell office:value-type="string" calcext:value-type="string">
            <text:p>d__Eukaryota; p__Amoebozoa; c__Tubulinea; o__Leptomyxida; f__Leptomyxida; g__Leptomyx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GAAAGATTAAGCCATGCATGTCTAAGTATAAATATTTTTATACCGTGAAACTGCGGACGGCTCATTAAATCAGTTATAGTTTACTTGATCATATTTTTTACTTGGATAACCGTAGTAATTCTAGAGCTAATACATGCAAAAAATCTGGACCTCTTTGAGGGAAGGATGAATTTATTAGATTAGAACCGGCGCAAAGTTCAAAAGACTTTGAGTTATGGTGATTCATAATAACTAATCGAATCGCAGAGACTTTTAGTCGGCGATGATACATACAAATTTCTGCCCTATCAACTTTCGATGGTAGTATAGAGGACTACCATGGTTATAACGGGTAACGGGGAATTAGGGTTCGATTCCGGAGAGGGGGCCTGAGAAATGGCCACCACTTCCAAGGAAGGCAGCAGGCGCGCAAATTACCCAATCTCAATTCGAGGAGGTAGTGACAAGAAATACCAGTACAGGGCCCACTGGGTACTGTGATTGGAATGAATACAATTTAAAAACCTTAATGAGGAACGATTGGAGGGCAAGTCTGGTGCCAGCAGCCGCGGTAATTCCAGCTCCAATAGTGTATATTAAAGTTGCTGCAGTTAAAAAGCTCGTAGTTGGATTTCGGATTAATGAGAAGTTAAGGTCCATCTTTCCGATGTGTACCTTATTCTCGTTTCCTTCCTTTTGAATACACTCCCTAAAATTATATTTTAGGGGTCAAAGTGTTTCAAATCTTTTACTGTGAAGAAATTAGAGTGTTCAAGGCAGGCGTAATCTAGCCTTTGAATATATTAGCATGGGATAATGAAATAGGACTTTAGTCCTACTTTCGTTGGTTTCTAGGGCTAAAGTAATGATTAATAGGGATAGTTGGGGTCACTAGTATTTAATTGTCAGAGGTGAAATTCTAAGATTTATTAAAGACTAACTACTGCGAAAGCATTTGACAAGGATGTTTTCATTAATCAAGAACGAAAGTTGGGGGATCGAAGATGATCAGATACCGTCGTAGTCTCAACCATAAACTATGCCGACCAAGGATCCGGGGGTGTTAAATATGGATGACTCTCCGGGCACTTATAGAGAAATCATAAGTATTTGGGCTCCGGGGGGAGTATGGTCGCAAGGCTGAAACTTAAAGGAATTGACGGAAGGGCACCACAAGGAGTGGAACCTGCGGTTTAATTTGACTCAACACGGGGAAACTTACCAGGTCCAGACACAGTGAGGATTGACAGATTGAGAGTTCTTTCTTGATTCTGTGAGTGGTGGTGCATGGCCGTTTCTAGTTGGTGGAGTGATTTGTCTGGTTAATTCCGTTAACGAACGAGACCTTAACCTATTAAATAGTTGCTTGAACACATGAATATTCTATTCTTTGTTCGGTTAACTTCTTAGAGGGACTCTTCACTGAGAGAGTGAATGGAAGTTTGAGGCAAAAACAGGTCTGTGATGCCCTTAGATGTTCTGGGCCACACGCGCGTTACACTGACATATTCAACGAGCATTTTCCTGACCCGATGGGGTTGGGTAATCTTTTAAATGTATGTCGTGCTGGGGATAGATCATTGTAATTATTGGTCTTGAACGAGGAATTCCTAGTAAGTACGGGTCATCAACTCGTGCTGATTACGTCCCTGCCCTTTGTACACACCGCCCGTCGCTCCTACCGATTGAATGGTCCGGCGAGAACTCAGGATGGATATAGATCTTGGATATCGTCAGATGTTCCAACTATATCCAGAATTTGTTCAAACCTTACCATTTAGAGGAAGGAGAAGTCGTAACAAGGTTTCC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CAAGCCTCAAAATGGTGAAACCGCGAATGGCTCATTAAATCAGTTATGGTTCCTTAGATCGTACAATCCTACTTGGATAACTGTGGTAATTCTAGAGCTAATACATGCAACGAAGCTCCGACCTTCGGGGAAGAGCGCTTTTATTAGATCAAGACCAATCGCGCTTCACGGCGCGTCTCGTTGGTGACTCTGGATAACTTTGAGCTGATCGCATGGCCTCGAGCCGGCGACGTATCTTTCAAATGTCTGCCCTATCAACTTTCGATGGTACGTGATATGCCTACCATGGTTGTAACGGGTAACGGGGAATCAGGGTTCGGTTCCGGAGAGGGAGCATGAGAAACGGCTACCACATCCAAGGAAGGCAGCAGGCGCGCAAATTACCCACTCCTGGCACGGGGAGGTAGTGACGAAAAATAACAATACGGGACTCTTACGAGGCCCCGTAATTGGAATGAGTACACTTTAAATCCTTTAACGAGGATCTATTGGAGGGCAAGTCTGGTGCCAGCAGCCGCGGTAATTCCAGCTCCAATAGCGTATATTAAAGTTGTTGCAGTTAAAAAGCTCGTAGTTGGATCTCGGGTGCAGGCCGACGGTCCACCTCGCGGTGGTCACTGTCGGTCCTGTCCTGTGTGCTGTCGCTGCGCCGGTGCTCTTCACTGAGCGTTGGCGTGGGGGCAGAGCGTTTACTTTGAAAAAATTAGAGTGCTCAAAGCAGGCGTGTCGCTCGAATAATGGTGCATGGAATAATGGAATAGGACCTCGGTTCTATTTTGTTGGTTTTCGGGACTCGAGGTAATGATTAAGAGGGACAAACGGGGGCACTAGTACTACGGCGTTAGAGGTGAAATTCTTGGATCGCCGTAAGACTAACAACTGCGAAGGCATCTGCCAAGTGTGTTTTCATTAGTCAAGAACGACAGTCAGAGGTTCGAAGACGATCAGATACCGTCCTAGTTCTGACCATAAACGATGCCGACTAGCGATCCGCCGGCGTGGTTTCGATGACCCGGCGGGCAGCTCCCGGGAAACCAAAGTTTTTGGGTTCCGGGGGGAGTATGGTTGCAAAGCTGAAACTTAAAGGAATTGACGGAAGGGCACCACCAGGAGTGGAGCCTGCGGCTTAATTTGACTCAACACGGGAAAACTTACCCGGCCCGGACACCGTAAGGATTGACAGATTGAGAGCTCTTTCTTGATTCGGTGGGTGGTGGTGCATGGCCGTTCTTAGTTGGTGGAGCGATTTGTCTGGTTAATTCCGATAACGAACGAGACTCTAGCCTACTAAATAGTTCGCCGACACCTCTCGTCGGCGCCAACTTCTTAGAGGGACAAGTGGCGTTTAGCCACACGAGATTGAGCAATAACAGGTCTGTGATGCCCTTAGATGTTCGGGGCCGCACGCGCGCTACACTGAAGGAATCAGCGTGTTTTTGCCCTGGCCCGGAAGGGTTGGGTAACCCGTTGAACCTCCTTCGTGCTAGGGATTGGGGCTTGTAATTATTCCCCATGAACGAGGAATTCCCAGTAAGCGCGAGTCATAAGCTCGCGTTGATTACGTCCCTGCCCTTTGTACACACCGCCCGTCGCTACTACCGACTGGAACATATCGTGAGCATGTCGGATTGAGCCGAGCTGGCTGGCAACAGTCGGCTCGTGCCCGAGAAGACACGCAAACGGCGTGTTTTGGAGGAAGTAAAAGTCGTAACAAGGTTTCC</text:p>
          </table:table-cell>
          <table:table-cell office:value-type="string" calcext:value-type="string">
            <text:p>d__Eukaryota; p__Annelid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CAAGCCTCAAAATGGTGAAACCGCGAATGGCTCATTAAATCAGTTATGGTTCCTTAGATCGTACAATCCTACTTGGATAACTGTGGTAATTCTAGAGCTAATACATGCAACGAAGCTCCGACCTTCGGGGAAGAGCGCTTTTATTAGATCAAGACCAATCGCGCTTCACGGCGCGTCTCGTTGGTGACTCTGGATAACTTTGAGCTGATCGCATGGCCTCGAGCCGGCGACGTATCTTTCAAATGTCTGCCCTATCAACTTTCGATGGTACGTGATATGCCTACCATGGTTGTAACGGGTAACGGGGAATCAGGGTTCGGTTCCGGAGAGGGAGCATGAGAAACGGCTACCACATCCAAGGAAGGCAGCAGGCGCGCAAATTACCCACTCCTGGCACGGGGAGGTAGTGACGAAAAATAACAATACGGGACTCTTACGAGGCCCCGTAATTGGAATGAGTACACTTTAAATCCTTTAACGAGGATCTATTGGAGGGCAAGTCTGGTGCCAGCAGCCGCGGTAATTCCAGCTCCAATAGCGTATATTAAAGTTGTTGCAGTTAAAAAGCTCGTAGTTGGATCTCGGGTGCAGGCCGACGGTCCACCTCGCGGTGGTCACTGTCGGTCCTGTCCTGTGTGCTGTCGCTGCGCCGGTGCTCTTCACTGAGCGTTGGCGTGGGGGCAGAGCGTTTACTTTGAAAAAATTAGAGTGCTCAAAGCAGGCGTGTCGCTCGAATAATGGTGCATGGAATAATGGAATAGGACCTCGGTTCTATTTTGTTGGTTTTCGGGACTCGAGGTAATGATTAAGAGGGACAAACGGGGGCACTAGTACTACGGCGTTAGAGGTGAAATTCTTGGATCGCCGTAAGACTAACAACTGCGAAGGCATCTGCCAAGTGTGTTTTCATTAGTCAAGAACGACAGTCAGAGGTTCGAAGACGATCAGATACCGTCCTAGTTCTGACCATAAACGATGCCGACTAGCGATCCGCCGGCGTGGTTTCGATGACCCGGCGGGCAGCTCCCGGGAAACCAAAGTTTTTGGGTTCCGGGGGGAGTATGGTTGCAAAGCTGAAACTTAAAGGAATTGACGGAAGGGCACCACCAGGAGTGGAGCCTGCGGCTTAATTTGACTCAACACGGGAAAACTTACCCGGCCCGGACACCGTAAGGATTGACAGATTGAGAGCTCTTTCTTGATTCGGTGGGTGGTGGTGCATGGCCGTTCTTAGTTGGTGGAGCGATTTGTCTGGTTAATTCCGATAACGAACGAGACTCTAGCCTACTAAATAGTTCGCCGACACCTCTCGTCGGCGCCAACTTCTTAGAGGGACAAGTGGCGTTTAGCCACACGAGATTGAGCAATAACAGGTCTGTGATGCCCTTAGATGTTCGGGGCCGCACGCGCGCTACACTGAAGGAATCAGCGTGTTTTTGCCCTGGCCCGGAAGGGTTGGGTAACCCGTTGAACCTCCTTCGTGCTAGGGATTGGGGCTTGTAATTATTCCCCATGAACGAGGAATTCCCAGTAAGCGCGAGTCATAAGCTCGCGTTGATTACGTCCCTGCCCTTTGTACACACCGCCCGTCGCTACTACCGACTGGAACATATCGTGAGCATGTCGGATTGAGCCGAGCTGGCTGGCAACAGTCGGCTCGTGCCCGAGAAGACACGCAAACGGCGTGTTTTGGAGGAAGTAAAAGTCGTAACAAGGTTTCC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CCTGGGCCGCACGCGCGCTACACTGACACGAGCAGCGAGCTTCTTCCTGGTCCGAAAGGATCGGGGAATCTTGTAAATCGTGTCGTGTCGGGGATCGATTATTGTAATTATTAGTCGTGAACAAGGAATTCCTAGTAAGCGCAAGTCACTAGCTTGCGCTGATTACGTCCCTGCCCTTTGTACACACCGCCCGTCGCTCCTACCGATTGAATGATCCGGTGAACCCCTCGGATTGGCCAGATCAGTTGCCGGGGCAACTCGTCAACTTCTGACCGAGAAGTTGGGTAAACCTTATCATTTAGAGGAAGGAG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CCTGGGCCGCACGCGCGCTACACTGACACGAGCAGCGAGCTTCTTCCTGGTCCGAAAGGATCGGGGAATCTTGTAAATCGTGTCGTGTCGGGGATCGATTATTGTAATTATTAGTCGTGAACAAGGAATTCCTAGTAAGCGCAAGTCACTAGCTTGCGCTGATTACGTCCCTGCCCTTTGTACACACCGCCCGTCGCTCCTACCGATTGAATGATCCGGTGAACCCCTCGGATTGGCCAGATCAGTTGCCGGGGCAACTCGTCAACTTCTGACCGAGAAGTTGGGTA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CCTGGGCCGCACGCGTGCTACACTGACGCATACAGCGAGTACGTCCCAGCTCCGTGAGGCAGCTGGTAATCAGCAATATGCGTCGTGATGGGGATAGATCTTTGGAATTATAGATCTTGAACGAGGAATTCCTAGTAAGCGCAAGTCATTACCTTGCGCTGATTAAGTCCCTGCCCTTTGTACACACCGCCCGTCGCTCCTACCGATTTCGAGTGATCCGGTGAACCTTTTGGACTGCGCGGTCCTCGTGGCTGTGCGGAAAATCAAGTAAACCATATCACTTAGAGGAAGGAG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CCTGGGCCGCACGCGTGCTACACTGACGCATACAGCGAGTACGTCCCAGCTCCGTGAGGCAGCTGGTAATCAGCAATATGCGTCGTGATGGGGATAGATCTTTGGAATTATAGATCTTGAACGAGGAATTCCTAGTAAGCGCAAGTCATTACCTTGCGCTGATTAAGTCCCTGCCCTTTGTACACACCGCCCGTCGCTCCTACCGATTTCGAGTGATCCGGTGAACCTTTTGGACTGCGCGGTCCTCGTGGCTGTGCGGAAAATCAAGTAAACCA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9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TGAAGGCAGAGAGTTTACAACCTGCACCGGAAGGTGTGGGTAATCTTTGAAACTTCATCGTGCTGGGGATAGATCTTTGTAATTGTCGATCTTAAACGAGGAATTCCTAGTAAGCGCGAGTCATCAGCTCGCGTTGATTACGTCCCTGCCCTTTGTACACACCGCCCGTCGCTACTACCGATTGAATGGTTTAGTGAGATCTCGGGACTGACGATCTGGAGCTGGCAACAGCACTGGGCCGACGGGAACTTGATCAAACTTGATCATTTAGAGGAAGTAA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TGAAGGCAGAGAGTTTACAACCTGCACCGGAAGGTGTGGGTAATCTTTGAAACTTCATCGTGCTGGGGATAGATCTTTGTAATTGTCGATCTTAAACGAGGAATTCCTAGTAAGCGCGAGTCATCAGCTCGCGTTGATTACGTCCCTGCCCTTTGTACACACCGCCCGTCGCTACTACCGATTGAATGGTTTAGTGAGATCTCGGGACTGACGATCTGGAGCTGGCAACAGCACTGGGCCGACGGGAACTTGATCAAACTTGA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TACCAGGTCCAGACATAGTGAGGATTGACAGATTGAAGATCTTTCTTGATTCTATGGGTGGTGGTGCATGGCCGTTCTTAGTTGGTGGAGTGATTTGTCTGGTTAATTCCGTTAACGAACGAGACCTCGACCTGCTAAATAGTACTAGTTATCCTTGGATAATCTAGGCACTTCTTAGAGGGACTATCGGCGGTGTACCCGATGGAAGTTCGAGGCAATAACAGGTCTGTGATGCCCTTAGATGTTCTGGGCTGCACGCGCGCTACACTGATACGTTCATCGAGCTTACAACCTTGACTGGAAGGTCTGGGTAATCTTCAAATGCGTATCGTGATGGGGATAGATTATTGTAATTTTTGATCTTCAACGAGGAATTCCTAGTAAACGCGCGTCACTAACGCGCATTGATTACGTCCCTGCCCTTTGTACACACCGCCCGTCGCTACTACCGATTGGATGGTTTAGTGAGGTTCACGGATTGTTGCGCTTGGTCGGTTCTCCGATCCTGCGTATACGAGAAGTGAAACAAACTTGATCATCTAGAGGAAGTAA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TACCAGGTCCAGACATAGTGAGGATTGACAGATTGAAGATCTTTCTTGATTCTATGGGTGGTGGTGCATGGCCGTTCTTAGTTGGTGGAGTGATTTGTCTGGTTAATTCCGTTAACGAACGAGACCTCGACCTGCTAAATAGTACTAGTTATCCTTGGATAATCTAGGCACTTCTTAGAGGGACTATCGGCGGTGTACCCGATGGAAGTTCGAGGCAATAACAGGTCTGTGATGCCCTTAGATGTTCTGGGCTGCACGCGCGCTACACTGATACGTTCATCGAGCTTACAACCTTGACTGGAAGGTCTGGGTAATCTTCAAATGCGTATCGTGATGGGGATAGATTATTGTAATTTTTGATCTTCAACGAGGAATTCCTAGTAAACGCGCGTCACTAACGCGCATTGATTACGTCCCTGCCCTTTGTACACACCGCCCGTCGCTACTACCGATTGGATGGTTTAGTGAGGTTCACGGATTGTTGCGCTTGGTCGGTTCTCCGATCCTGCGTATACGAGAAGTGAAACA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TACCAGGTCCGGACATAGTGAGGATTGACAGATTGAAGATCTTTCTTGATTCTATGGGTGGTGGTGCATGGCCGTTCTTAGTTGGTGGAGTGATTTGTCTGGTTAATTCCGTTAACGAACGAGACCTCGACCTGCTAAATAGTTGACTAAACTCTTCGGGGTTTGGATTGACTTCTTAGAGGGACTTTTGGTGAGTAGCCAAAGGAAGTTCGAGGCAATAACAGGTCTGTGATGCCCTTAGATGTTCTGGGCCGCACGCGCGCTACACTGATCGGTTCATCGAGCATAAAACCTTGACTGATAGGTCTGGGTAATCTTTTGAAAACCGGTCGTGCTGGGGATAGATCATTGCAATTATTGATCTTCAACGAGGAATTCCTAGTAAACGCGAGTCATCAACTCGCATTGATTACGTCCCTGCCCTTTGTACACACCGCCCGTCGCTACTACCGATTGAATGGCTTAGTGAGCTCTCTGGACTGTTGCGTGTTGGGGGCAACTTCGACACGCAAACGGGAAGGAGATCAAACTTGATCATTTAGAGGAAGTAA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TACCAGGTCCGGACATAGTGAGGATTGACAGATTGAAGATCTTTCTTGATTCTATGGGTGGTGGTGCATGGCCGTTCTTAGTTGGTGGAGTGATTTGTCTGGTTAATTCCGTTAACGAACGAGACCTCGACCTGCTAAATAGTTGACTAAACTCTTCGGGGTTTGGATTGACTTCTTAGAGGGACTTTTGGTGAGTAGCCAAAGGAAGTTCGAGGCAATAACAGGTCTGTGATGCCCTTAGATGTTCTGGGCCGCACGCGCGCTACACTGATCGGTTCATCGAGCATAAAACCTTGACTGATAGGTCTGGGTAATCTTTTGAAAACCGGTCGTGCTGGGGATAGATCATTGCAATTATTGATCTTCAACGAGGAATTCCTAGTAAACGCGAGTCATCAACTCGCATTGATTACGTCCCTGCCCTTTGTACACACCGCCCGTCGCTACTACCGATTGAATGGCTTAGTGAGCTCTCTGGACTGTTGCGTGTTGGGGGCAACTTCGACACGCAAACGGGAAGGAGATCAAACTTGA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GAAACTTACCAGGTCCGGACATAGTAAGGATTGACAGATTGACAGCTCTTTCTTGATTCTATGGGTGGTGGTGCATGGCCGTTCTTAGTTGGTGGAGTGATTTGTCTGGTTAATTCCGTTAACGAACGAGACCTCCGCCTGCTAAATAGTAACAATCTTACTTGTAAGGTTGGTTATCTTCTTAGAGGGACACTGGAATTTC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TATATTATCCTTCACTGGATAAAATATCGTGAGAAGTTATTCAAACCTTATTATCTAGAGGAAGTAA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GAAACTTACCAGGTCCGGACATAGTAAGGATTGACAGATTGACAGCTCTTTCTTGATTCTATGGGTGGTGGTGCATGGCCGTTCTTAGTTGGTGGAGTGATTTGTCTGGTTAATTCCGTTAACGAACGAGACCTCCGCCTGCTAAATAGTAACAATCTTACTTGTAAGGTTGGTTATCTTCTTAGAGGGACACTGGAATTTC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TATATTATCCTTCACTGGATAAAATATCGTGAGAAGTTATTCAAACCTTATT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CATACTGTGAAACTGCGAATGGCTCATTAAATCAGTTATAGTTTATTTGATGGTACATTGCTACATGGATAACTGTGGTAATTCTAGAGCTAATACATGCTTAAAAGCCCCGACTTCTGGAAGGGGTGTATTTATTAGATAAAAAACCAATGGGTGAAAGCCCTCCTTGGTGATTCATAATAACTTCTCGAATCGCATGGCCTTGTGCCGGCGATGCTTCATTCAAATATCTGCCCTATCAACTTTCGATGGTAGGATAGAGGCCTACCATGGTATCAACGGGTAACGGGGAATTAGGGTTCGATTCCGGAGAGGGAGCCTGAGAAACGGCTACCACATCCAAGGAAGGCAGCAGGCGCGCAAATTACCCAATCCCGACACGGGGAGGTAGTGACAATAAATAACAATATAGGGCCCTTTGGGTCTTATAATTGGAATGAGTACAATTTAAATCCCTTAACGAGGAACA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CATACTGTGAAACTGCGAATGGCTCATTAAATCAGTTATAGTTTATTTGATGGTACATTGCTACATGGATAACTGTGGTAATTCTAGAGCTAATACATGCTTAAAAGCCCCGACTTCTGGAAGGGGTGTATTTATTAGATAAAAAACCAATGGGTGAAAGCCCTCCTTGGTGATTCATAATAACTTCTCGAATCGCATGGCCTTGTGCCGGCGATGCTTCATTCAAATATCTGCCCTATCAACTTTCGATGGTAGGATAGAGGCCTACCATGGTATCAACGGGTAACGGGGAATTAGGGTTCGATTCCGGAGAGGGAGCCTGAGAAACGGCTACCACATCCAAGGAAGGCAGCAGGCGCGCAAATTACCCAATCCCGACACGGGGAGGTAGTGACAATAAATAACAATATAGGGCCCTTTGGGTCTTATAATTGGAATGAGTACAATTTAAATCCCTTAACGAGGAACAATTGGAGGGCAAGTCTGGTGCCAGCAGCCGCGGTAATTCCAGCTCCAATAGCGTATATTAAAGTTGT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TATTATTTATTTGATGGTACCTTACTACATGGATACCCGTAGTAATTCTAGAGCTAATACATGCGTAAAGTCCCGACTTCTTGGAAGGGATGTATTTATTAGATTAAAAACCAATGCAGGCAACTGCTCCTTTGGTGATTCATAGTAACTTTAACGGATCGCACGGCTTCACGTCGGCGACAGTTCATTCAAATTTCTGCCCTATCAGCTTTCGACGGTACTGTAGTGGACTACCGTGGCATTAACGGGTGACGGAGAATTAGGGTTCGATTCCGGAGAGGGAGCCTGAGAAACGGCTACCACATCCAAGGAAGGCAGCAGGCGCGCAAATTACCCAATCCTGACACAGGGAGGTAGTGACAAAAAATAACAATACCGGGCCTTTTTAGGTCTGGTAATTGGAATGAGTACAATTTAAATCCCTTAACGAGTATCCATTGGAGGGCAAGTCTGGTGCCAGCAGCCGCGGTAATTCCAGCTCCAATAGCGTATATTAAAGTTGC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office:value-type="string" calcext:value-type="string">
            <text:p>d__Eukaryota; p__Annelida; c__Clitellata; o__Haplotaxida; f__Haplotaxida; g__Haplotax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TACAGCTCATTATATCAGTTATTATTTATTTGATGGTACCTTACTACATGGATACCCGTAGTAATTCTAGAGCTAATACATGCGTAAAGTCCCGACTTCTTGGAAGGGATGTATTTATTAGATTAAAAACCAATGCAGGCAACTGCTCCTTTGGTGATTCATAGTAACTTTAACGGATCGCACGGCTTCACGTCGGCGACAGTTCATTCAAATTTCTGCCCTATCAGCTTTCGACGGTACTGTAGTGGACTACCGTGGCATTAACGGGTGACGGAGAATTAGGGTTCGATTCCGGAGAGGGAGCCTGAGAAACGGCTACCACATCCAAGGAAGGCAGCAGGCGCGCAAATTACCCAATCCTGACACAGGGAGGTAGTGACAAAAAATAACAATACCGGGCCTTTTTAGGTCTGGTAATTGGAATGAGTACAATTTAAATCCCTTAACGAGTATCCATTGGAGGGCAAGTCTGGTGCCAGCAGCCGCGGTAATTCCAGCTCCAATAGCGTATATTAAAGTTGCTGCAGTTAAAAAGCTCGTAGTTGGATCTCGGGTCCAGGCTCGCGGTTCGTTTCGCGACGATACTGCCCGTCCTGACCTACCTCCCGGTTTTCCCCCGGTGCTCTTCGCTGAGTGCCTCGGGTGGCCGGAACGTTTACTTTGAAAAAATTAGAGTGCTCAAAGCAGGCAGTTTGCCTGAATAACCGCGCATGGAATAATGGAATAGGACCTCGGTTCTATTTTGTTGGTTTTCGGAACTTGAGGTAATGATTAAGAGGGACAGACGGGGGCATTCGTATTACGGTGTTAGAGGTGAAATTCTTGGATCGCCGTAAGACGAACTACTGCGAAAGCATTTGCCAAGAATGTTTTCATTAATCAAGAACGAAAGTCAGAGGTTCGAAGACGATCAGATACCGTCGTAGTTCTGACCATAAACGATGTCGACTAGCGATCCGCGGTCGTTGTTCATATGACCTCGCGGGCAGCCTTCGGGAAACCAAAGTTTTTGGATTCCGGGGGAAGTATAGTTGCAAAGCCGAAACTTAAAGGAATTGACGGAAGGGCACCACCAGGAGTGGAGCCTGCGGCTTAATTTGACTCAACACGGGAAAACTCACCCGGCCCGGACACTGTAAGGATTGACAGATTGAGAGCTCTTTCTTGATTCGG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CTATACTGTGAAACTGCGAATGGCTCATTAAATCAGTTATAGTTTATTTGATAGTACCTTACTACTTGGATAACCGTGGTAATTCTAGAGCTAATACATGCATCAAAACCCGACTTCTGGAAGGGTTGTATTTATTAGATAAAAAACCAACCTGGGCAACCAGTTCTTTGGTGATTCATAGTAACTTCTCGAATCGCACGGCCTTGTGCTGGCGATGTTTCATTCAAATTTCTGCCCTATCAACTTTCGATGGTAGGATAGAGGCCTACCATGGTTTTAACGGGTAACGGAGAATTAGGGTTCGATTCCGGAGAGGGAGCCTGAGAAACGGCTACCACATCCAAGGAAGGCAGCAGGCGCGCAAATTACCCAATCCTGACACAGGGAGGTAGTGACAATAAATAACAATACAGGGCTCTTCGAGTCTTGTAATTGGAATGAGTACAATTTAAACCCCTTAACGAGGAACAATTGGAGGGCAAGTCTGGTGCCAGCAGCCGCGGTAATTCCAGCTCCAATAGCGTATATTAAAGTTGTTGCAGTTAAAAAGCTCGTAGTTGAATTTTGGGCTAGTCAGATGGGTCCGCCAAAAGCGAGTACTTATTTGACTAGCCTTCCTTCTAGCTACCTAGTCTGCCTTTAAATGGGTGGGCTAGAGAACTAGGACTTTTACTTTGAAAAAATTAGAGTGTTCAAAGCAAGCTTACGCTTGAATACATTAGCATGGAATAATAAAATAGGATTTTGGTTCTATTTTGTTGGTTTCTAGGACCAAAGTAATGATTAATAGGGACAGTTGGGGGCATTAGTATTTCGGTGTCAGAGGTGAAATTCTTGGATTTCCGAAAGACTAACTACTGCGAAAGCATTTGCCAAGGATGTTTTCATTAATCAAGAACGAAAGTTAGGGGATCGAAGACGATTAGATACCGTCGTAGTCTTAACCATAAACTATGCCGACTCAGGATCGGTTGAATATATCTAATGTATCAATCGGCACTGTATGAGAAATCAAAGTTTTTGGGTTCTGGGGGGAGTACGGTCGCAAGGCTGAAACTTAAAGGAATTGACGGAAGGGCACCACCAGGAGTGGAGCCTGCGGCTTAATTTGACTCAACACGGGAAAACTCACCAGGTCCAGACATAGTAAGGATTGACAGATTGAGAGCTCTTTCTTGATTCTATGGGTGGTGGTGCATGGCCGTTCTTAGTTGGTGGAGTGATTTGTCTGGTTAATTCCGATAACGAACGAGACCTTATTCTGCTAAATAGCTACTGTAAGCTTTGCTTGCAGCTTAGCTTCTTAGAGAGACTACTGACGTTTAGTCAGTGGAAGTTTGAGGCAATAACAGGTCTGTGATGCCCTTAGATGTTCTGGGCCGCACGCGCGCTACACTGATGAAGTCAGCGAGTTCATTCCTTGGCCGGAAGGCCCGGGTAATCTTGTGAAACTTCATCGTGCTGGGGATAGAGCATTGCAATTATTGCTCTTCAACGAGGAATTCCTAGTAAGCGCAAGTCATCAGCTTGCGTTGATTACGTCCCTGCCCTTTGTACACACCGCCCGTCGTTACTACCGATTGAATGACTTAGTGAGGATTCGGGATCAGCAGCTAGGCTGGCAACAGTACTTGCTGTCGAAAACTTATTCAAACTTGGTCATTTAGAGGAAGTACAAGTCGTAACAAGGTATCC</text:p>
          </table:table-cell>
          <table:table-cell office:value-type="string" calcext:value-type="string">
            <text:p>d__Eukaryota; p__Aphelidea; c__Aphelidea; o__Aphelidea; f__Aphelidea; g__unculture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GTCTATACTGTGAAACTGCGAATGGCTCATTAAATCAGTTATAGTTTATTTGATAGTACCTTACTACTTGGATAACCGTGGTAATTCTAGAGCTAATACATGCATCAAAACCCGACTTCTGGAAGGGTTGTATTTATTAGATAAAAAACCAACCTGGGCAACCAGTTCTTTGGTGATTCATAGTAACTTCTCGAATCGCACGGCCTTGTGCTGGCGATGTTTCATTCAAATTTCTGCCCTATCAACTTTCGATGGTAGGATAGAGGCCTACCATGGTTTTAACGGGTAACGGAGAATTAGGGTTCGATTCCGGAGAGGGAGCCTGAGAAACGGCTACCACATCCAAGGAAGGCAGCAGGCGCGCAAATTACCCAATCCTGACACAGGGAGGTAGTGACAATAAATAACAATACAGGGCTCTTCGAGTCTTGTAATTGGAATGAGTACAATTTAAACCCCTTAACGAGGAACAATTGGAGGGCAAGTCTGGTGCCAGCAGCCGCGGTAATTCCAGCTCCAATAGCGTATATTAAAGTTGTTGCAGTTAAAAAGCTCGTAGTTGAATTTTGGGCTAGTCAGATGGGTCCGCCAAAAGCGAGTACTTATTTGACTAGCCTTCCTTCTAGCTACCTAGTCTGCCTTTAAATGGGTGGGCTAGAGAACTAGGACTTTTACTTTGAAAAAATTAGAGTGTTCAAAGCAAGCTTACGCTTGAATACATTAGCATGGAATAATAAAATAGGATTTTGGTTCTATTTTGTTGGTTTCTAGGACCAAAGTAATGATTAATAGGGACAGTTGGGGGCATTAGTATTTCGGTGTCAGAGGTGAAATTCTTGGATTTCCGAAAGACTAACTACTGCGAAAGCATTTGCCAAGGATGTTTTCATTAATCAAGAACGAAAGTTAGGGGATCGAAGACGATTAGATACCGTCGTAGTCTTAACCATAAACTATGCCGACTCAGGATCGGTTGAATATATCTAATGTATCAATCGGCACTGTATGAGAAATCAAAGTTTTTGGGTTCTGGGGGGAGTACGGTCGCAAGGCTGAAACTTAAAGGAATTGACGGAAGGGCACCACCAGGAGTGGAGCCTGCGGCTTAATTTGACTCAACACGGGAAAACTCACCAGGTCCAGACATAGTAAGGATTGACAGATTGAGAGCTCTTTCTTGATTCTATGGGTGGTGGTGCATGGCCGTTCTTAGTTGGTGGAGTGATTTGTCTGGTTAATTCCGATAACGAACGAGACCTTATTCTGCTAAATAGCTACTGTAAGCTTTGCTTGCAGCTTAGCTTCTTAGAGAGACTACTGACGTTTAGTCAGTGGAAGTTTGAGGCAATAACAGGTCTGTGATGCCCTTAGATGTTCTGGGCCGCACGCGCGCTACACTGATGAAGTCAGCGAGTTCATTCCTTGGCCGGAAGGCCCGGGTAATCTTGTGAAACTTCATCGTGCTGGGGATAGAGCATTGCAATTATTGCTCTTCAACGAGGAATTCCTAGTAAGCGCAAGTCATCAGCTTGCGTTGATTACGTCCCTGCCCTTTGTACACACCGCCCGTCGTTACTACCGATTGAATGACTTAGTGAGGATTCGGGATCAGCAGCTAGGCTGGCAACAGTACTTGCTGTCGAAAACTTATTCAAACTTGGTCATTTAGAGGAAGTAC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CAAGTATAAGCTTTTATACGGCGAAACTGCGAATGGCTCATTAAAACAGTTATAATCTACTCGATGGTGAAATTACATGGATAACCGTGGTAATTCTAGAGCTAATACATGCACAAACACTCGACTCTTTGGAAGAGTGGTCTTTATTAGATAAAGAACCAACCTGCATTTATGTAGGAATTTGGCGACTCATAGTAACTGAACGAATCGCATGGAGCAATCCGGCGATGGATCATTCGAGTTTCTGACCTATCAGCTTTCGACGGTAGGGTATTGGCCTACCGTGGCAATGACGGGTAACGGGGAATTAGGGTTCGATTCCGGAGAGGGAGCCTGAGAGACGGCTACCACATCTAAGGATGGCAGCAGGCGCGCAAATTACCCAATCCTGACACAGGGAGGTAGTGACAAGAAATAACAACACAGGGCTTTATGGTCTTGTGATTGGAATGAGTAGAAATTAAGCCTCTTTACAAGTATCAATTGGAGGGCAAGTCTGGTGCCAGCAGCCGCGGTAATTCCAGCTCCAATAGCGTATATTAAAGTTGTTGCAGTTAAAAAGCTCGTAGTTGAATTGCTGCAGAATGCAACGTGTTGCACCTTTAGGGGTGTCTTCATGGTTGCTTCTGCATTCTGGCGGCGGCTCAGGTACTTAATTGTGCACGAGTTTGTCGCTGGCATTTTTACTTTGAGAAAATTAGAGTGTTTCAAGCAGGCTTTTGCCTTGAATACTGCAGCATGGAATAATAATATAGGACTTTAGTTCTATGTTTATTGGTTCAAGAACTGAAGTAATGGTTAACAGGGACAGTTGGGGGCATTTGAATTTAACTGTCAGAGGTGAAATTCTTAGATTTGTTAAAGACAAACCAATGCGAAAGCATTTGCCAAAAATGTTTTCATTAATCAAGAACGAAAGTTAGGGGATCGAAGACGATCAGATACCGTCGTAGTCTTAACCATAAACTATGCCGACTAGAGATTGGAGGTCGTCATTATTACGACCCCTTCAGCACCTTACGAGAAATCAAAGTCTTTGGGTTCTGGGGGGAGTATGGTCGCAAGGCTGAAACTTAAAGGAATTGACGGAAGGGCACCACCAGGAGTGGAGCCTGCGGCTTAATTTGACTCAACACGGGAAATCTCACCAGGTCCAGACATGGGAAGGATTGACAGATTGAGAGCTCTTTCTTGATTCTATGGGTGGTGGTGCATGGCCGTTCTTAGTTGGTGGAGTGATTTGTCTGGTTAATTCCGTTAACGAACGAGACCTTACCCTGCTAAATAGGAGCGGGAACTACTGTTTCCGACTCGCTTCTTAGAGGGACAGTTGCTGTGTCTAACGCAAGGAAGTTCGAGGCAATAACAGGTCTGTGATGCCCTTAGATGTCCTGGGCTGCACGCGCGCTACACTGATGCAAGCAACGAGTTTTTCAACCTTTTCCGACGGGAGTGGGTAATCTTGTGAGTTTGCATCGTGATGGGGATAGATTATTGCAATTATTGATCTTCAACGAGGAATTCCTAGTAAGCGCAAGTCACCAGCTTGTGCTGACTACGTCCCTGCCCTTTGTACACACCGCCCGTCGCTCCTACCGATTGGGTGATCCGGTGAATTACTCGGACCAGGATAATTGCAGGTTTCTGCTGCTATTCTGGGAAGTCTTGTGAACCTTATCACTTAGAGGAAGGAGAAGTCGTAACAAGGTTTCC</text:p>
          </table:table-cell>
          <table:table-cell office:value-type="string" calcext:value-type="string">
            <text:p>d__Eukaryota; p__Apicomplexa; c__Conoidas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GCAAGTATAAGCTTTTATACGGCGAAACTGCGAATGGCTCATTAAAACAGTTATAATCTACTCGATGGTGAAATTACATGGATAACCGTGGTAATTCTAGAGCTAATACATGCACAAACACTCGACTCTTTGGAAGAGTGGTCTTTATTAGATAAAGAACCAACCTGCATTTATGTAGGAATTTGGCGACTCATAGTAACTGAACGAATCGCATGGAGCAATCCGGCGATGGATCATTCGAGTTTCTGACCTATCAGCTTTCGACGGTAGGGTATTGGCCTACCGTGGCAATGACGGGTAACGGGGAATTAGGGTTCGATTCCGGAGAGGGAGCCTGAGAGACGGCTACCACATCTAAGGATGGCAGCAGGCGCGCAAATTACCCAATCCTGACACAGGGAGGTAGTGACAAGAAATAACAACACAGGGCTTTATGGTCTTGTGATTGGAATGAGTAGAAATTAAGCCTCTTTACAAGTATCAATTGGAGGGCAAGTCTGGTGCCAGCAGCCGCGGTAATTCCAGCTCCAATAGCGTATATTAAAGTTGTTGCAGTTAAAAAGCTCGTAGTTGAATTGCTGCAGAATGCAACGTGTTGCACCTTTAGGGGTGTCTTCATGGTTGCTTCTGCATTCTGGCGGCGGCTCAGGTACTTAATTGTGCACGAGTTTGTCGCTGGCATTTTTACTTTGAGAAAATTAGAGTGTTTCAAGCAGGCTTTTGCCTTGAATACTGCAGCATGGAATAATAATATAGGACTTTAGTTCTATGTTTATTGGTTCAAGAACTGAAGTAATGGTTAACAGGGACAGTTGGGGGCATTTGAATTTAACTGTCAGAGGTGAAATTCTTAGATTTGTTAAAGACAAACCAATGCGAAAGCATTTGCCAAAAATGTTTTCATTAATCAAGAACGAAAGTTAGGGGATCGAAGACGATCAGATACCGTCGTAGTCTTAACCATAAACTATGCCGACTAGAGATTGGAGGTCGTCATTATTACGACCCCTTCAGCACCTTACGAGAAATCAAAGTCTTTGGGTTCTGGGGGGAGTATGGTCGCAAGGCTGAAACTTAAAGGAATTGACGGAAGGGCACCACCAGGAGTGGAGCCTGCGGCTTAATTTGACTCAACACGGGAAATCTCACCAGGTCCAGACATGGGAAGGATTGACAGATTGAGAGCTCTTTCTTGATTCTATGGGTGGTGGTGCATGGCCGTTCTTAGTTGGTGGAGTGATTTGTCTGGTTAATTCCGTTAACGAACGAGACCTTACCCTGCTAAATAGGAGCGGGAACTACTGTTTCCGACTCGCTTCTTAGAGGGACAGTTGCTGTGTCTAACGCAAGGAAGTTCGAGGCAATAACAGGTCTGTGATGCCCTTAGATGTCCTGGGCTGCACGCGCGCTACACTGATGCAAGCAACGAGTTTTTCAACCTTTTCCGACGGGAGTGGGTAATCTTGTGAGTTTGCATCGTGATGGGGATAGATTATTGCAATTATTGATCTTCAACGAGGAATTCCTAGTAAGCGCAAGTCACCAGCTTGTGCTGACTACGTCCCTGCCCTTTGTACACACCGCCCGTCGCTCCTACCGATTGGGTGATCCGGTGAATTACTCGGACCAGGATAATTGCAGGTTTCTGCTGCTATTCTGGGAAGTCTTGTGAACCTTATCACTTAGAGGAAGGAGAAGTCGTAACAAGGTTTCC</text:p>
          </table:table-cell>
          <table:table-cell office:value-type="string" calcext:value-type="string">
            <text:p>19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CAGTGTAAACTTTTAAACAGTGAAACTGCGAATGGCTCATTAAAACAGTTATAGTTTATTTGATGCTCATTACTACATGGATAACCGTGGGAATTCTAGGGCTAATACATGCGCAAAGACCCGACGCAAGAAGGGTTGTGTTTATTAGATTAAAAGTCAACATCATGCTTGCATGAACTTGTTGGAATGATAATAACCGATCGAATCGCATACTTTTGTGGCGATAAATCATTCAAGTTTCTGACCTATCAGCTCTCGTCGGTAGGGTATTGGCCTACCGAGGCAATGACGGGTAACGGGGAATTAGGGTTCGATTCCGGAGAGGGAGCCTGAGAAACGGCTACCACATCTAAGGAAGGCAGCAGGCGCGCAAATTACCCAATCCTGACACAGGGAGGTAGTGACAAGAAATAGCTATACCGGGCTTCGGCTTGGTAATTGCAATGAGTTGATGTTAAATCTCTCAACGAGTAACAATTGGAGGGCAAGTCTGGTGCCAGCAGCCGCGGTAATTCCAGCTCCAATAGCGTATATTAAAGTTGTTGCAGTTAAAAAGCTCGTAGTTGAATTTCTGCCATTTGAACGCACGCTGCATTAGCGGCGAGGCTGATGATGGCATCTTGCTGGGGACTGTGGAAACACAGTACTTCAGCGCCTTTACTTTGAGAAAATTAGAGTGTTTCAAGCAAGCAGCTGCTTTGAATACTACAGCATGGAATAATATGATAGGACTTCGGGCCTATTTGTTGGTTTCTAGGTTTGAAGTAATGATTAATAGGGACAGTTGGGGGCATTCGTATTTAACTGTCAGAGGTGAAATTCTTGGATTTGTTAAAGACGAACTACTGCGAAAGCATTTGCCAAGGATGTTTTCATTGATCAAGAACGAAAGTTAGGGGATCGAAGACGATTAGATACCGTCGTAGTCTTAACCATAAACTATGCCGACTAGAGATTGGAGGTATATCATTTATGTTTCCTTCAGCACCTTATGAGAAATCAAAGTCTTTGGGTTCTGGGGGGAGTATGGTCGCAAGGCTGAAACTTAAAGGAATTGACGGAAGGGCACCACCAGGAGTGGAGCCTGCGGCTTAATTTGACTCAACACGGGAAAACTCACCAGGTCCAGACACGGTAAGGATTGACAGATTGATAGCTCTTTCTTGATTCTGTGGGTGGTGGTGCATGGCCGTTCTTAGTTGGTGGAGTGATTTGTCTGGTTAATTCCGTTAACGAACGAGACCTTAACCTGCTAAATAGTCACGAGAATATCTATTCTCGGTAGACTTCTTAGAGGGACTTTGTGTGAAAGCACAAGGAAGTTTGAGGCAATAACAGGTCTGTGATGCCCTTAGATGTTCTGGGCTGCACGCGCGCTACACTGATGCACTCAACGAGCTTTGCTTTCTCGAGAGGGACGGCTAATCTTTTGAAATTGCATCGTGATGGGGATAGATTATTGTAATTATTAATCTTCAACGAGGAATTCCTAGTAGGTGCAAGTCATCAACTTGCGCCGATTACGTCCCTGCCCTTTGTACACACCGCCCGTCGCTCCTACCGATTGAGTGATCCGGTGAGTTATCCGGACTGTTTGTTTGGCCTCGGCCTTGCAGATGGAAAGTTTTGCGAACCTTATCACTTAGAGGAAGGAGAAGTCGTAACAAGGTTTCC</text:p>
          </table:table-cell>
          <table:table-cell office:value-type="string" calcext:value-type="string">
            <text:p>d__Eukaryota; p__Apicomplexa; c__Conoidasida; o__Cryptosporida; f__Cryptosporida; g__Cryptosporid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CAGTGTAAACTTTTAAACAGTGAAACTGCGAATGGCTCATTAAAACAGTTATAGTTTATTTGATGCTCATTACTACATGGATAACCGTGGGAATTCTAGGGCTAATACATGCGCAAAGACCCGACGCAAGAAGGGTTGTGTTTATTAGATTAAAAGTCAACATCATGCTTGCATGAACTTGTTGGAATGATAATAACCGATCGAATCGCATACTTTTGTGGCGATAAATCATTCAAGTTTCTGACCTATCAGCTCTCGTCGGTAGGGTATTGGCCTACCGAGGCAATGACGGGTAACGGGGAATTAGGGTTCGATTCCGGAGAGGGAGCCTGAGAAACGGCTACCACATCTAAGGAAGGCAGCAGGCGCGCAAATTACCCAATCCTGACACAGGGAGGTAGTGACAAGAAATAGCTATACCGGGCTTCGGCTTGGTAATTGCAATGAGTTGATGTTAAATCTCTCAACGAGTAACAATTGGAGGGCAAGTCTGGTGCCAGCAGCCGCGGTAATTCCAGCTCCAATAGCGTATATTAAAGTTGTTGCAGTTAAAAAGCTCGTAGTTGAATTTCTGCCATTTGAACGCACGCTGCATTAGCGGCGAGGCTGATGATGGCATCTTGCTGGGGACTGTGGAAACACAGTACTTCAGCGCCTTTACTTTGAGAAAATTAGAGTGTTTCAAGCAAGCAGCTGCTTTGAATACTACAGCATGGAATAATATGATAGGACTTCGGGCCTATTTGTTGGTTTCTAGGTTTGAAGTAATGATTAATAGGGACAGTTGGGGGCATTCGTATTTAACTGTCAGAGGTGAAATTCTTGGATTTGTTAAAGACGAACTACTGCGAAAGCATTTGCCAAGGATGTTTTCATTGATCAAGAACGAAAGTTAGGGGATCGAAGACGATTAGATACCGTCGTAGTCTTAACCATAAACTATGCCGACTAGAGATTGGAGGTATATCATTTATGTTTCCTTCAGCACCTTATGAGAAATCAAAGTCTTTGGGTTCTGGGGGGAGTATGGTCGCAAGGCTGAAACTTAAAGGAATTGACGGAAGGGCACCACCAGGAGTGGAGCCTGCGGCTTAATTTGACTCAACACGGGAAAACTCACCAGGTCCAGACACGGTAAGGATTGACAGATTGATAGCTCTTTCTTGATTCTGTGGGTGGTGGTGCATGGCCGTTCTTAGTTGGTGGAGTGATTTGTCTGGTTAATTCCGTTAACGAACGAGACCTTAACCTGCTAAATAGTCACGAGAATATCTATTCTCGGTAGACTTCTTAGAGGGACTTTGTGTGAAAGCACAAGGAAGTTTGAGGCAATAACAGGTCTGTGATGCCCTTAGATGTTCTGGGCTGCACGCGCGCTACACTGATGCACTCAACGAGCTTTGCTTTCTCGAGAGGGACGGCTAATCTTTTGAAATTGCATCGTGATGGGGATAGATTATTGTAATTATTAATCTTCAACGAGGAATTCCTAGTAGGTGCAAGTCATCAACTTGCGCCGATTACGTCCCTGCCCTTTGTACACACCGCCCGTCGCTCCTACCGATTGAGTGATCCGGTGAGTTATCCGGACTGTTTGTTTGGCCTCGGCCTTGCAGATGGAAAGTTTTGCG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GAGATTAAGCCATGCATGTCTCAGTGTAAACTTATAAACAGTGAAACTGCGAATGGCTCATTAGAACAGTTATAGTTTATTTGATGTTCATTGCTACATGGATAACCGTGGGAATTCTAGGGCTAATACATGCGAAAATACCTGACTTACGAAGGGTAGTGTTTATTAGATTAAAAGCCATCACCAAGCTTGCTTGGACTAAATGGAAAGATAATAACCGATCGAATCGCTTACTTTGGTGCGATAAATCATTCAAGTTTCTGACCTATCAGCTCTCGTCGGTAGGGTATTGGCCTACCGAGGCGATGACGGGTAACGGGGAATTAGGGTTCGATTCCGGAGAGGGAGCCTGAGAAACGGCTACCACATCTAAGGAAGGCAGCAGGCGCGCAAATTACCCAATCCTGACACAGGGAGGTAGTGACAAGAAATAGCAGCCCGAGGCGTAAGTTTCGTGACTGCAATGAGTAGATTTTAAATCTCTCTATCGAGAAACAATTGGAGGGCAAGTCTGGTGCCAGCAGCCGCGGTAATTCCAGCTCCAATAGCGTATATTAAAGTTGTTGCAGTTAAAAAGCTCGTAGTTGAATTTCTGTTCATTGGTTACCAGCACAATCGTGTTTGTGTAACTGATGGGCATCCTTCTAGGCGTTCCTTACGGACACGTTTAGAACCTTTACTGTGAGAAAATTAGAGCGTTCCAAGCAAGCGATTGCTTTGAATACTACAGCATGGAATAATACTATAGGACTTTTGTGCCTATTTGTTGGTGTTAGGCCGAAAGTAATGATTAATAGGGGCGGTTGGGGGCATTCGTATTTGACAGCCAGAGGTGAAATTCTTGGACTTGTCAAAGACGGACTACTGCGAAAGCATTTGCCAAGGACGTTCCCATTAATCAAGAACGAAAGTTAGGGGATCGAAGACGATTAGATACCGTCGTAGTCTTAACCATAAACTATGCCGACTAGAGATTGGAGGTTAATACTTTTGAAGCCTTCAGCACCTTATGAGAAATCAAAGTCTTTGGGTTCTGGGGGGAGTATGGTCGCAAGGCTGAAACTTAAAGGAATTGACGGAAGGGCACCACCAGGAGTGGAGCCTGCGGCTTAATTTGACTCAACACGGGAAAACTCACCAGGTCCAGACACGGTAAGGATTGACAGATTGATAGCGCTTTCTTGATTCTGTGGGTGGTGGTGCATGGCCGTTCTTAGTTGGTGGAGTGATTTGTCTGGTTAATTCCGTTAACGAACGAGACCTTAACCTGCTAAATAGCGGTAGGAATGTCTATTCTTATGCGCTTCTTAGAGGGACTTTGTGTGAAAGCACAAGGAAGTTTGAGGCAATAACAGGTCTGTGATGCCCTTAGATGTTCTGGGCTGCACGCGCGCTACAATGATGCATTCAACGAGCATAGCTGCCTTGAAAAAGTGCGGCGAATCTTATGAAACTGCATCGTGACGGGGATAGATGATTGTAATTATTCATCTTCAACGAGGAATTCCTAGTAAGTGCAAGTCATCAACTTGCGCTGATTACGTCCCTGCCCTTTGTACACACCGCCCGTCGCTCCTACCGATTGAGTGATCCGGTGAGTTATTCGGACTGCGCGCCTGTCATTCTGGCTTGTGCGTGGGAAGTTTCGCGAACCTTATCACTTAGAGGAAGGAGAAGTCGTAACAAGGTTTCC</text:p>
          </table:table-cell>
          <table:table-cell office:value-type="string" calcext:value-type="string">
            <text:p>d__Eukaryota; p__Apicomplexa; c__Conoidasida; o__Cryptosporida; f__Cryptosporida; g__Cryptosporidium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AGTCATATGCTTGTCTCAGAGATTAAGCCATGCATGTCTCAGTGTAAACTTATAAACAGTGAAACTGCGAATGGCTCATTAGAACAGTTATAGTTTATTTGATGTTCATTGCTACATGGATAACCGTGGGAATTCTAGGGCTAATACATGCGAAAATACCTGACTTACGAAGGGTAGTGTTTATTAGATTAAAAGCCATCACCAAGCTTGCTTGGACTAAATGGAAAGATAATAACCGATCGAATCGCTTACTTTGGTGCGATAAATCATTCAAGTTTCTGACCTATCAGCTCTCGTCGGTAGGGTATTGGCCTACCGAGGCGATGACGGGTAACGGGGAATTAGGGTTCGATTCCGGAGAGGGAGCCTGAGAAACGGCTACCACATCTAAGGAAGGCAGCAGGCGCGCAAATTACCCAATCCTGACACAGGGAGGTAGTGACAAGAAATAGCAGCCCGAGGCGTAAGTTTCGTGACTGCAATGAGTAGATTTTAAATCTCTCTATCGAGAAACAATTGGAGGGCAAGTCTGGTGCCAGCAGCCGCGGTAATTCCAGCTCCAATAGCGTATATTAAAGTTGTTGCAGTTAAAAAGCTCGTAGTTGAATTTCTGTTCATTGGTTACCAGCACAATCGTGTTTGTGTAACTGATGGGCATCCTTCTAGGCGTTCCTTACGGACACGTTTAGAACCTTTACTGTGAGAAAATTAGAGCGTTCCAAGCAAGCGATTGCTTTGAATACTACAGCATGGAATAATACTATAGGACTTTTGTGCCTATTTGTTGGTGTTAGGCCGAAAGTAATGATTAATAGGGGCGGTTGGGGGCATTCGTATTTGACAGCCAGAGGTGAAATTCTTGGACTTGTCAAAGACGGACTACTGCGAAAGCATTTGCCAAGGACGTTCCCATTAATCAAGAACGAAAGTTAGGGGATCGAAGACGATTAGATACCGTCGTAGTCTTAACCATAAACTATGCCGACTAGAGATTGGAGGTTAATACTTTTGAAGCCTTCAGCACCTTATGAGAAATCAAAGTCTTTGGGTTCTGGGGGGAGTATGGTCGCAAGGCTGAAACTTAAAGGAATTGACGGAAGGGCACCACCAGGAGTGGAGCCTGCGGCTTAATTTGACTCAACACGGGAAAACTCACCAGGTCCAGACACGGTAAGGATTGACAGATTGATAGCGCTTTCTTGATTCTGTGGGTGGTGGTGCATGGCCGTTCTTAGTTGGTGGAGTGATTTGTCTGGTTAATTCCGTTAACGAACGAGACCTTAACCTGCTAAATAGCGGTAGGAATGTCTATTCTTATGCGCTTCTTAGAGGGACTTTGTGTGAAAGCACAAGGAAGTTTGAGGCAATAACAGGTCTGTGATGCCCTTAGATGTTCTGGGCTGCACGCGCGCTACAATGATGCATTCAACGAGCATAGCTGCCTTGAAAAAGTGCGGCGAATCTTATGAAACTGCATCGTGACGGGGATAGATGATTGTAATTATTCATCTTCAACGAGGAATTCCTAGTAAGTGCAAGTCATCAACTTGCGCTGATTACGTCCCTGCCCTTTGTACACACCGCCCGTCGCTCCTACCGATTGAGTGATCCGGTGAGTTATTCGGACTGCGCGCCTGTCATTCTGGCTTGTGCGTGGGAAGTTTCGCG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TGTTTAAGTATAAGCTTCTATACGGTTAAACTGCGAATAGCTCAATAAAACAGTTATAGTTTACGTGATGATACATTACTATACGGATACCCATGGTAATTCTGGAGCTAATACGTGCTAAAACACTCGACTTTTTGGAAGAGTGGCATTTATTAGAACAAGAACCAGAGCGTCTTGACGCTTTTCGGTGAATGATAATAACTGAGCGGACCGTGTATACGGCAGTTCATTCAAGTTTCTGACCTATCAGCTTCCGACGGTAGGGTATTGGCCTACCGTGGCGTTAACGGGTAACGGGGAATTAGGGTTCGATTCCGGAGAAGGAGCCTGAGAAACGGCTACTACATCTAAGGAAGGCAGCAGGCGCGCAAATTACCCAATCCTGACACAGGGAGGTAGTGACAAGAAATAGCAACGCAGGGCACAAGCTTTGCGATTGAAATGAGTAAAATTTAAAGTGTTTTGCGAGTATCAATTGGAGGGCAAGTCTGGTGCCAGCAGCCGCGGTAATTCCAGCTCCAATAGCGTATATTAAAGTTGTTGCAGTTAAAACGCTCGTAGTTGGACTTCTGTCTGGGTGCTGTTCTCCGCCGTAAGGCGTGTAGATCAGTACTTCGACATCCGTTCGTTTGAGCTTCTTGCTCTTTCGAACTTTTTACTTTGAGAAAATTAGAATGTTTCAAGTAGGCTTTCGCCTGAATACTACAGCATGGAATAATAAGATAGGACTCTGGTTCCTTCTTGTTGGTTCTTAGAACTAGAGTAATGGTTAATAGGGACAGTCGGGGGCATTCGTATTCTACCGTTAGAGGTGAAATTCTTGGATCGGTTGAAGACGAACAACTGCGAAAGCATCTGCCAAGGATGTACCCATTGATCAAGAACGAAAGTTAAGGGATCGAAGACGATCAGATACCGTCGTAGTCTTAACCATAAACCATGCCGACTAGAGATTGGAGGTTACGCATACTCAGTTCTTTCAGCACCTTATGAGAAATCAAAGTCTTTGGGTTCTGGGGGGAGTATGGTCGCAAGTCTGAAACTTAAAGGAATTGACGGAAGGGCACCACCAGGAGTGGAGCCTGCGGCTTAATTTGACTCAACACGGGAAAACTTACCAGGTCCAGACATAGGAATGATTGACAGATTGATAGCTTTTTCTTAATTCTATGGGTGGTGGTGCATGGCCGTTCTTAGTTGGTGGAGTGATTTGTCTGGTTAATTCCGATAACGAACGAGACCTTAACTTGCTAAATAGATTATCTAGTTTCATACTAGCTAATGCTTCTTAGAAGGACTTTGTGTTTCTAACGCAAGGAAGTTTGAGGCAACAACAGGTCTGTGATGCCCTTAGATGTTCTGGGCTGCACGTGCGCTACAATGATGCATACAGCGAGTTCTTCCTGCCTCGACAGAGGTCGGTAATCTTGTAACATGCATCGTGATGGGGATAGATTATTGCAATTATTGATCTTCAACGAGGAATTCCTAGTAAGCGCAAGTCATCAGCTTGTGCTGATTGCGTCCCTGCCCTTTGTACACACCGCCCGTCGCTCCTACCGATTGGGTGATCCGGTGAATAATTCGGACCGGGGCATTGAGACTAATCATCTCATGTTCTGGAAAGTTTCGTGAACCTTATTACTTAGAGGAAGGAGAAGTCGTAACAAGGTTTCC</text:p>
          </table:table-cell>
          <table:table-cell office:value-type="string" calcext:value-type="string">
            <text:p>d__Eukaryota; p__Apicomplexa; c__Conoidasida; o__Cryptosporida; f__Cryptosporida; g__Cryptosporid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TTCAAAGATTAAGCCATGCATGTTTAAGTATAAGCTTCTATACGGTTAAACTGCGAATAGCTCAATAAAACAGTTATAGTTTACGTGATGATACATTACTATACGGATACCCATGGTAATTCTGGAGCTAATACGTGCTAAAACACTCGACTTTTTGGAAGAGTGGCATTTATTAGAACAAGAACCAGAGCGTCTTGACGCTTTTCGGTGAATGATAATAACTGAGCGGACCGTGTATACGGCAGTTCATTCAAGTTTCTGACCTATCAGCTTCCGACGGTAGGGTATTGGCCTACCGTGGCGTTAACGGGTAACGGGGAATTAGGGTTCGATTCCGGAGAAGGAGCCTGAGAAACGGCTACTACATCTAAGGAAGGCAGCAGGCGCGCAAATTACCCAATCCTGACACAGGGAGGTAGTGACAAGAAATAGCAACGCAGGGCACAAGCTTTGCGATTGAAATGAGTAAAATTTAAAGTGTTTTGCGAGTATCAATTGGAGGGCAAGTCTGGTGCCAGCAGCCGCGGTAATTCCAGCTCCAATAGCGTATATTAAAGTTGTTGCAGTTAAAACGCTCGTAGTTGGACTTCTGTCTGGGTGCTGTTCTCCGCCGTAAGGCGTGTAGATCAGTACTTCGACATCCGTTCGTTTGAGCTTCTTGCTCTTTCGAACTTTTTACTTTGAGAAAATTAGAATGTTTCAAGTAGGCTTTCGCCTGAATACTACAGCATGGAATAATAAGATAGGACTCTGGTTCCTTCTTGTTGGTTCTTAGAACTAGAGTAATGGTTAATAGGGACAGTCGGGGGCATTCGTATTCTACCGTTAGAGGTGAAATTCTTGGATCGGTTGAAGACGAACAACTGCGAAAGCATCTGCCAAGGATGTACCCATTGATCAAGAACGAAAGTTAAGGGATCGAAGACGATCAGATACCGTCGTAGTCTTAACCATAAACCATGCCGACTAGAGATTGGAGGTTACGCATACTCAGTTCTTTCAGCACCTTATGAGAAATCAAAGTCTTTGGGTTCTGGGGGGAGTATGGTCGCAAGTCTGAAACTTAAAGGAATTGACGGAAGGGCACCACCAGGAGTGGAGCCTGCGGCTTAATTTGACTCAACACGGGAAAACTTACCAGGTCCAGACATAGGAATGATTGACAGATTGATAGCTTTTTCTTAATTCTATGGGTGGTGGTGCATGGCCGTTCTTAGTTGGTGGAGTGATTTGTCTGGTTAATTCCGATAACGAACGAGACCTTAACTTGCTAAATAGATTATCTAGTTTCATACTAGCTAATGCTTCTTAGAAGGACTTTGTGTTTCTAACGCAAGGAAGTTTGAGGCAACAACAGGTCTGTGATGCCCTTAGATGTTCTGGGCTGCACGTGCGCTACAATGATGCATACAGCGAGTTCTTCCTGCCTCGACAGAGGTCGGTAATCTTGTAACATGCATCGTGATGGGGATAGATTATTGCAATTATTGATCTTCAACGAGGAATTCCTAGTAAGCGCAAGTCATCAGCTTGTGCTGATTGCGTCCCTGCCCTTTGTACACACCGCCCGTCGCTCCTACCGATTGGGTGATCCGGTGAATAATTCGGACCGGGGCATTGAGACTAATCATCTCATGTTCTGGAAAGTTTCGTGAACCTTATT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AGTGTAAGTATAAACTTTTCTTTGGTGAAACTGCGAACGGCTCATTAAAACAGTTATAATTTCTGTGGGCAAATAAATATACACGGATATCCGTGGTAATTCTGGGGCTAATACGTGAGTTTATTACTTCGGTAATAATGAACATGTTAGACAAAGAATCAACACTGTAGTAATACAGTTGTGGGTGAACTATAACAGAGTTATAAATCGCAAGTGCATACTAGCGATATTCCACTTTAATTTCTGACCTATCAGCTGTGGACGGTGGGGTAGTGGCCCACCGTGGCTATGACGGGTAACGGGGAATTAGGGTTTGATTCCGGAGAGGGAGCCTGAGAAATGGCTACCACATCTAAGGAAGGCAGCAGGCGCGTAAATTACCCAATCCTGACTCAGGGAGGTAGTGACAAGAAATATCAATGCAAGGTTTTGTACTTTGCAATTGGAATGAGTTTGATGTAAATTTTCTTTTGAGTATCAATTAGAGGGCAAGCCTGGTGCCAGCAGCCGCGGTAATTCCAGCTCTAATAGCGTATATTAAAGTTGTTGCAGTTGAAACGCTCGTAGTTGAACCTTAGTAAAACTTTTCATTGCTGCCTTAGGTAGCGTTGAAGGTTTCTTGTTTAATTAGTTTTGCTATGCAAAATTGGTTAAAAGTGTTACTGTAAGAAAATTAGAGTGTTTCAAGCAGGCGTAAGTTTTGAATACTTTATTATGGAATAATGTTATAATTTGATTTCTCTCAAGTTGATTCTTGGAAAATCAATTAGTGATTGAAAGAGGCAGTCGGGGGCATTCGTATTTGGTAGCTAGAGGTGAAATTCTTAGATTTATCAAAGACGTACTATTGCGAAAGCATTTGCCAAGGATGTTCTCATTAATCAAGAACGAAAGTTAGGGGATCGAAGACGATCAGATACCGTCGTAGTCTTAACTGTAAACTTTGCCAACTTGAGATTGGATGATGCCGAATAATGGTTCTTCCAGCACCAGAAGAGAAATCGAAGTTTTTGGGTTCTGGGGGGAGTATAGTCGCAAGGCTGAAACTTAAAGGAATTGACGGAAGGGCACCACCAGGAGTGGAGCCTGCGGCTTAATTTGACTCAACACGGGGAACCTCACTAGGTCCAGACATAAGAATGATTGACAGATTGAGAGCTCTTTCTTGATTCTATGGGTGGTGGTGCATGGCCGTTCTTAGTTGGTGGAGTGATTTGTCTGGTTAATTCCGTTAACGAACGAGACTTTAACCTGCTAAATAGACACCGGAAGTTAATATTTCGGATGCGCTTCTTAGAGGGACTTTGCGTGTTTAACGCAAGGAAGATTAAAGCAATAACAGGTCTGTGATGCCCTTAGATGTTCTGGGCTGCACGCGCGCTACAATGACTTGAATAATAAGTTTTTCTGTCTTTATTGGGATGGGTAAACTGTAGAATTCAAGTCGTGATAGGAATAGATGATTGCAATTATTCATCTTAAACGAGGAATTCCTAGTAAGCGCAATTTATTAAATTGCACTGATTACGTCCCTGCCCTTTGTACACACCGCCCGTCGCCTCAATCGACTGGATGATCCGGTAAATTAATCCGATTTGTTGTGAATGGAAACATTACATGGCAAAAACGTTTTGTAAACCACATCATCTGAAGAATGAGAAAGTCGTAACACGGTATCT</text:p>
          </table:table-cell>
          <table:table-cell office:value-type="string" calcext:value-type="string">
            <text:p>d__Eukaryota; p__Apicomplexa; c__Conoidasida; o__Gregarinasin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AGTGTAAGTATAAACTTTTCTTTGGTGAAACTGCGAACGGCTCATTAAAACAGTTATAATTTCTGTGGGCAAATAAATATACACGGATATCCGTGGTAATTCTGGGGCTAATACGTGAGTTTATTACTTCGGTAATAATGAACATGTTAGACAAAGAATCAACACTGTAGTAATACAGTTGTGGGTGAACTATAACAGAGTTATAAATCGCAAGTGCATACTAGCGATATTCCACTTTAATTTCTGACCTATCAGCTGTGGACGGTGGGGTAGTGGCCCACCGTGGCTATGACGGGTAACGGGGAATTAGGGTTTGATTCCGGAGAGGGAGCCTGAGAAATGGCTACCACATCTAAGGAAGGCAGCAGGCGCGTAAATTACCCAATCCTGACTCAGGGAGGTAGTGACAAGAAATATCAATGCAAGGTTTTGTACTTTGCAATTGGAATGAGTTTGATGTAAATTTTCTTTTGAGTATCAATTAGAGGGCAAGCCTGGTGCCAGCAGCCGCGGTAATTCCAGCTCTAATAGCGTATATTAAAGTTGTTGCAGTTGAAACGCTCGTAGTTGAACCTTAGTAAAACTTTTCATTGCTGCCTTAGGTAGCGTTGAAGGTTTCTTGTTTAATTAGTTTTGCTATGCAAAATTGGTTAAAAGTGTTACTGTAAGAAAATTAGAGTGTTTCAAGCAGGCGTAAGTTTTGAATACTTTATTATGGAATAATGTTATAATTTGATTTCTCTCAAGTTGATTCTTGGAAAATCAATTAGTGATTGAAAGAGGCAGTCGGGGGCATTCGTATTTGGTAGCTAGAGGTGAAATTCTTAGATTTATCAAAGACGTACTATTGCGAAAGCATTTGCCAAGGATGTTCTCATTAATCAAGAACGAAAGTTAGGGGATCGAAGACGATCAGATACCGTCGTAGTCTTAACTGTAAACTTTGCCAACTTGAGATTGGATGATGCCGAATAATGGTTCTTCCAGCACCAGAAGAGAAATCGAAGTTTTTGGGTTCTGGGGGGAGTATAGTCGCAAGGCTGAAACTTAAAGGAATTGACGGAAGGGCACCACCAGGAGTGGAGCCTGCGGCTTAATTTGACTCAACACGGGGAACCTCACTAGGTCCAGACATAAGAATGATTGACAGATTGAGAGCTCTTTCTTGATTCTATGGGTGGTGGTGCATGGCCGTTCTTAGTTGGTGGAGTGATTTGTCTGGTTAATTCCGTTAACGAACGAGACTTTAACCTGCTAAATAGACACCGGAAGTTAATATTTCGGATGCGCTTCTTAGAGGGACTTTGCGTGTTTAACGCAAGGAAGATTAAAGCAATAACAGGTCTGTGATGCCCTTAGATGTTCTGGGCTGCACGCGCGCTACAATGACTTGAATAATAAGTTTTTCTGTCTTTATTGGGATGGGTAAACTGTAGAATTCAAGTCGTGATAGGAATAGATGATTGCAATTATTCATCTTAAACGAGGAATTCCTAGTAAGCGCAATTTATTAAATTGCACTGATTACGTCCCTGCCCTTTGTACACACCGCCCGTCGCCTCAATCGACTGGATGATCCGGTAAATTAATCCGATTTGTTGTGAATGGAAACATTACATGGCAAAAACGTTTTGTAAACCACATCATCTGAAGAATGAGAAAGTCGTAACACGGTATCT</text:p>
          </table:table-cell>
          <table:table-cell office:value-type="string" calcext:value-type="string">
            <text:p>16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TTCGAAGACTAAGCCATGCATGTCTAAGTATAAGTTGTTATACAACGAAACTGCGAACAGCTCATTAAAACAATTATAGTCTGTGTGGGCGCAATTACTACACGGATACCTGTAGTAATTCTGGAGCTAATACGTGACTCAACATCCATTAGGATGTCACTTATTAGATAAGAACCATCCTATGCTTGCATAGAGATCTGGTGATCCATAATAAGGTCGTGAATCGCATGGCTAACGCTGGCGATATTCCACCTGAGTTTTTGACTTATCAGCTAGACGGTAGGGTATTGTCCTATCGTGGCATTGACGAGTAGCGGGGAATTAGGGTTTGATTCCGGAGAGGGAGCCTGAGAAACAGCTACCACTTCCACGGAAGGCAGCAGGCACGCAAATTGTCCAATCCCTATATCTTGGGGAGACAGTGAAAAGAAATATCAATGCAGGGCTTATAGCTTTGCAATTGGAATGAGTTTAACCCAAATGCCTTTACAAGTATCAATTGAAGGGCAAGTCTGGTGCCAGCAGCCGCGGTAATTCCAGCTTCAATAGCGTATATTAAAGTTGTTGCAGTTAAAACGCTCGTAGTTGAAATTTTGGTAGTAACAATGGGTCATCTCATTGAGTTTGTACCTATTGCTATCGCCATTATTCCGATATATGCAAGGGGCAACTCTTGCATATTCGGAATTGTTACTTTGAGAAAATTAGAGTGTTTCAAGCAGGCGTGATGCTTTGAATACTCCAGCATGGAATGACAACAAAGGACTCATATCCTTCTTGTTGGTTTAAGGAGTTGAGTAATGATTAAGAGGAACAGTCGGGGGTATTCGTATTCAGTCGTTAGAGGTGAAATTCTTAGATTGACTGAAGACGAACTACTGCGAAGGCATCTACCATGGATGTTTTCATTAATCAAGAACGAAAGTTAGGGGATCGAAGATGATCAGATACCATCGTAGTCTTAACCTTAAACTATGCCGACTAAATATCGGAAGTTGTCAATCAAATGACTCTTTCGGAATCCTATGAGAAATCACAAGTTTGTGGGCTCTGGGGGTAGTATGATCGCAAGGTTGAAACTTAAAGGAATTGACGGAAGGGCACCACCAGGAGTGGAGCCTGCGGCTTAATTTGACTCAACACGGGAAAACTTACCAGGCCCAGACATGGGAAGGATTGACAGATTGAGAGCTCTTTCTTGATTCTATGGGTGGTGGTGCATGGCCGTTCTTAGTTGGTGGAGTGATTTGTCTGGTTAATTCCGTTAACGAACGAGACTTTGCCCTGCTAACTAGACACTATAGCTTCGGCTGTAGCTGGACTTCTTAGAGGGACTTTGCGTGTTTAACGCAAGGAAGTTCAAAGCAATAACAGGTCTGTGATGCCCTTAGATGTTCTGGGCCGCACGCGCGCTACACTGAAGCATTCAGCGAGTATTTCCTGACTTGGAGGAGTTGGGTAATCTTGTGAGTATGCATCGTGATGGGGATTGACCATTGTAATTATTGGTCATGAACGAGGAATTCCTAGTAAGCATAAGTCACTAACTTGTGCTGATTACGTCCCTGCCCTTTGTACACACCGCCCGTCGCATCAATCGATTGGATAATTCGGTGAATGATTCGGATCGAATTGTTATTAGCAATAATTTCAATTTGAGAAGTCTTGTGAACCCAATTATCTAGAGAATGGTCAAGTCGTAACATGGTATCT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ATTTCGAAGACTAAGCCATGCATGTCTAAGTATAAGTTGTTATACAACGAAACTGCGAACAGCTCATTAAAACAATTATAGTCTGTGTGGGCGCAATTACTACACGGATACCTGTAGTAATTCTGGAGCTAATACGTGACTCAACATCCATTAGGATGTCACTTATTAGATAAGAACCATCCTATGCTTGCATAGAGATCTGGTGATCCATAATAAGGTCGTGAATCGCATGGCTAACGCTGGCGATATTCCACCTGAGTTTTTGACTTATCAGCTAGACGGTAGGGTATTGTCCTATCGTGGCATTGACGAGTAGCGGGGAATTAGGGTTTGATTCCGGAGAGGGAGCCTGAGAAACAGCTACCACTTCCACGGAAGGCAGCAGGCACGCAAATTGTCCAATCCCTATATCTTGGGGAGACAGTGAAAAGAAATATCAATGCAGGGCTTATAGCTTTGCAATTGGAATGAGTTTAACCCAAATGCCTTTACAAGTATCAATTGAAGGGCAAGTCTGGTGCCAGCAGCCGCGGTAATTCCAGCTTCAATAGCGTATATTAAAGTTGTTGCAGTTAAAACGCTCGTAGTTGAAATTTTGGTAGTAACAATGGGTCATCTCATTGAGTTTGTACCTATTGCTATCGCCATTATTCCGATATATGCAAGGGGCAACTCTTGCATATTCGGAATTGTTACTTTGAGAAAATTAGAGTGTTTCAAGCAGGCGTGATGCTTTGAATACTCCAGCATGGAATGACAACAAAGGACTCATATCCTTCTTGTTGGTTTAAGGAGTTGAGTAATGATTAAGAGGAACAGTCGGGGGTATTCGTATTCAGTCGTTAGAGGTGAAATTCTTAGATTGACTGAAGACGAACTACTGCGAAGGCATCTACCATGGATGTTTTCATTAATCAAGAACGAAAGTTAGGGGATCGAAGATGATCAGATACCATCGTAGTCTTAACCTTAAACTATGCCGACTAAATATCGGAAGTTGTCAATCAAATGACTCTTTCGGAATCCTATGAGAAATCACAAGTTTGTGGGCTCTGGGGGTAGTATGATCGCAAGGTTGAAACTTAAAGGAATTGACGGAAGGGCACCACCAGGAGTGGAGCCTGCGGCTTAATTTGACTCAACACGGGAAAACTTACCAGGCCCAGACATGGGAAGGATTGACAGATTGAGAGCTCTTTCTTGATTCTATGGGTGGTGGTGCATGGCCGTTCTTAGTTGGTGGAGTGATTTGTCTGGTTAATTCCGTTAACGAACGAGACTTTGCCCTGCTAACTAGACACTATAGCTTCGGCTGTAGCTGGACTTCTTAGAGGGACTTTGCGTGTTTAACGCAAGGAAGTTCAAAGCAATAACAGGTCTGTGATGCCCTTAGATGTTCTGGGCCGCACGCGCGCTACACTGAAGCATTCAGCGAGTATTTCCTGACTTGGAGGAGTTGGGTAATCTTGTGAGTATGCATCGTGATGGGGATTGACCATTGTAATTATTGGTCATGAACGAGGAATTCCTAGTAAGCATAAGTCACTAACTTGTGCTGATTACGTCCCTGCCCTTTGTACACACCGCCCGTCGCATCAATCGATTGGATAATTCGGTGAATGATTCGGATCGAATTGTTATTAGCAATAATTTCAATTTGAGAAGTCTTGTGAACCCAATTATCTAGAGAATGGTCAAGTCGTAACATGGTATCT</text:p>
          </table:table-cell>
          <table:table-cell office:value-type="string" calcext:value-type="string">
            <text:p>5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TTCGAAGACTAAGCCATGCATGTCTAAGTATAAGTTGTTATACAACGAAACTGCGAATAGCTCATTAAAACAATTATAGTCTATGTGGACATAATTACTACACGGATACCTGTGGTAATTCTGGAGCTAATACGTGACTCAACATCCATCTGGATGTCACTTATTAGATTAGAATCAACCTGCGTTTCACGCAGAAATCTGATGATCCATAATAAGGTCGTGAATCGCATGTTGTAAGACGGCGATATTTCACCTGAGTTTTTGACTTATCAGCTAGACGGTAGGGTATTGTCCTATCGTGGCATTGACGAGTAGCGGGGAATTAGGGTTTGATTCCGGAGAGGGAGCCTGAGAAACAGCTACCACTTCCACGGAAGGCAGCAGGCGCGCAAATTGTCCAATCCCAATACCTTGGGGAGACAGTGAAAAGAAGTATCAATGCAGGGCTTTCAGCTTTGCAATTGGAATGAGTTTAACCCAAATGCCTTTACAAGTATCAATTGGAGGGCAAGTCTGGTGCCAGCAGCCGCGGTAATTCCAGCTCCAATAGCGTATATTAAAGTTGTTGCAGTTAAAACGCTCGTAGTTGAAACTTTGGTAGTAATAATGGGTTATCTCTTTGAGTATGTACCTATTGTTACTACCATTATTCCGATCTATGCAAGGGGTAACCTTTGTGTTCTCGGAATTGTTACTTTGAGAAAATTAGAGTGTTTCAAGCAGGCGTGATGCTTTGAATACTCCAGCATGGAATGACAACAAAGGACTCAGCTCCTTCTTGTTGGTTTAAGGAGTTGAGTAATGATTAAGAGGAGCAGTCGGGGGTATTCGTATTCAGTCGTTAGAGGTGAAATTCTTAGATTGACTAAAGACGAACTACTGCGAAGGCATCTACCATGGATGTTTTCATTAATCAAGAACGAAAGTTAGGGGATCGAAGATGATCAGATACCATCGTAGTCTTAACCTTAAACTATGCCGACTAGATATCGGAAGTTGTCAATCAAATGACTCTTTCGGAACCTTATGAGAAATCACAAGTCTTTGGGTTCTGGGGGAAGTATGATCGCAAGGTTGAAACTTAAAGGAATTGACGGAAGGGCACCACCAGGAGTGGAGCCTGCGGCTTAATTTGACTCAACACGGGAAAACTCACCAGGCTCAGACATATGCGGGATTGACAGATTGAGAGCTCTTTCTTGATTCTATGGGTGGTGGTGCATGGCCGTTCTTAGTTGGTGGAGTGATTTGTCTGGTTAATTCCGATAACGAACGAGACTTTACCCTGCTAAATAGACACTATAGTTCTATCTATAGCTGGACTTCTTAGAGGGACTTTGCACGTCTAGTGCAAGGAAGGAAAGCAATAACAGGTCTGTGATGCCCTTAGATACTCTGGGCCGCACGCGCGCTACACTGAAGCATTCAACGAGTGTTTCCTGACTTGAAGGAGTTGGGTAATCTTTTGAGTATGCTTCGTGATGGGGATTGACCATTGTAATTATTGGTCATGAACGAGGAATTCCTAGTAAGCATAAGTCATTAACTTGTGCTGATTACGTCCCTGCCCTTTGTACACACCGCCCGTCGCATCAATCGATTGGATAATTCGGTGAATGATTCGGATTGAATTGTCATTGGCAACAATTTCAATTTAAGAAGTCTTGTGAACCCAATTATCTAGAGAATGGTCAAGTCGTAACATGGTATCT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ATTTCGAAGACTAAGCCATGCATGTCTAAGTATAAGTTGTTATACAACGAAACTGCGAATAGCTCATTAAAACAATTATAGTCTATGTGGACATAATTACTACACGGATACCTGTGGTAATTCTGGAGCTAATACGTGACTCAACATCCATCTGGATGTCACTTATTAGATTAGAATCAACCTGCGTTTCACGCAGAAATCTGATGATCCATAATAAGGTCGTGAATCGCATGTTGTAAGACGGCGATATTTCACCTGAGTTTTTGACTTATCAGCTAGACGGTAGGGTATTGTCCTATCGTGGCATTGACGAGTAGCGGGGAATTAGGGTTTGATTCCGGAGAGGGAGCCTGAGAAACAGCTACCACTTCCACGGAAGGCAGCAGGCGCGCAAATTGTCCAATCCCAATACCTTGGGGAGACAGTGAAAAGAAGTATCAATGCAGGGCTTTCAGCTTTGCAATTGGAATGAGTTTAACCCAAATGCCTTTACAAGTATCAATTGGAGGGCAAGTCTGGTGCCAGCAGCCGCGGTAATTCCAGCTCCAATAGCGTATATTAAAGTTGTTGCAGTTAAAACGCTCGTAGTTGAAACTTTGGTAGTAATAATGGGTTATCTCTTTGAGTATGTACCTATTGTTACTACCATTATTCCGATCTATGCAAGGGGTAACCTTTGTGTTCTCGGAATTGTTACTTTGAGAAAATTAGAGTGTTTCAAGCAGGCGTGATGCTTTGAATACTCCAGCATGGAATGACAACAAAGGACTCAGCTCCTTCTTGTTGGTTTAAGGAGTTGAGTAATGATTAAGAGGAGCAGTCGGGGGTATTCGTATTCAGTCGTTAGAGGTGAAATTCTTAGATTGACTAAAGACGAACTACTGCGAAGGCATCTACCATGGATGTTTTCATTAATCAAGAACGAAAGTTAGGGGATCGAAGATGATCAGATACCATCGTAGTCTTAACCTTAAACTATGCCGACTAGATATCGGAAGTTGTCAATCAAATGACTCTTTCGGAACCTTATGAGAAATCACAAGTCTTTGGGTTCTGGGGGAAGTATGATCGCAAGGTTGAAACTTAAAGGAATTGACGGAAGGGCACCACCAGGAGTGGAGCCTGCGGCTTAATTTGACTCAACACGGGAAAACTCACCAGGCTCAGACATATGCGGGATTGACAGATTGAGAGCTCTTTCTTGATTCTATGGGTGGTGGTGCATGGCCGTTCTTAGTTGGTGGAGTGATTTGTCTGGTTAATTCCGATAACGAACGAGACTTTACCCTGCTAAATAGACACTATAGTTCTATCTATAGCTGGACTTCTTAGAGGGACTTTGCACGTCTAGTGCAAGGAAGGAAAGCAATAACAGGTCTGTGATGCCCTTAGATACTCTGGGCCGCACGCGCGCTACACTGAAGCATTCAACGAGTGTTTCCTGACTTGAAGGAGTTGGGTAATCTTTTGAGTATGCTTCGTGATGGGGATTGACCATTGTAATTATTGGTCATGAACGAGGAATTCCTAGTAAGCATAAGTCATTAACTTGTGCTGATTACGTCCCTGCCCTTTGTACACACCGCCCGTCGCATCAATCGATTGGATAATTCGGTGAATGATTCGGATTGAATTGTCATTGGCAACAATTTCAATTTAAGAAGTCTTGTGAACCCAATTATCTAGAGAATGGTCAAGTCGTAACATGGTATCT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TTCGAAGACTAAGCCATGCATGTCTAAGTATAAGTTGTTATACAACGAAACTGCGAATAGCTCATTAAAACAATTATAGTCTATGTGGGCATAATTACTACACGGATATCTGTGGTAATTCTGGAGCTAATACGTGACTCAACATCCATTTGGATGTCACATATTAGATAAGAACCAACCTATGCTCTGCATAGAGACCTGGTGATCCATAATATGGTCGTGAATCGCATGGCTAACGCCGGCGATATTCCACCTGAGTTTTTGACTTATCAGCTAGACGGTAGGGTATTGTCCTATCGTGGCATTGACGAGTAGCGGGGAATTAGGGTTTGATTCCGGAGAGGGAGCCTGAGAGACAGCTACCACTTCCACGGAAGGCAGCAGGCGCGCAAATTGTCCAATCCCAATATCTTGGGGAGACAGTGAAAAGAAGTATCAATGCAGGGCTTTTAGCTTTGCAATTGGAATGAGTTTAACCCAAATGCCTCTACAAGTATCAATTGGAGGGCAAGTCTGGTGCCAGCAGCCGCGGTAATTCCAGCTCCAATAGCGTATATTAAAGTTGTTGCAGTTAAAACGCTCGTAGTTGAAATTCTGGTAATAACAATGGGTTATCTCTTTGAGTATATACCTGTTGTTATTACCATTATTCCGGTATATGTAGGAGGTAATTCTCTTATATATTCGGAACTGTTACTTTGAGAAAATTAGAGTGTTTCAAGCAGGCGTGATGCTTTGAATACTCCAGCATGGAATGACAACAAAGGACTCACCTCCTTCTTGTTGGTTTAAGGAGTTGAGTAATGATTAAGAGGAACAGTCGGGGGTATTCGTATTCAGTCGCTAGAGGTGAAATTCTTAGATTGACTGAAGACGAACTACTGCGAAAGCATCTACCATGGATGTTTTCATTAATCAAGAACGAAAGTTAGGGGATCGAAGATGATCAGATACCATCGTAGTCTTAACCTTAAACTATGCCGACTAGATATCGGAAGTTGTCAATCAAATGACTCTTTCGGAGCCTTATGAGAAATCAAAGTCTTTGGGTTCTGGGGGGAGTATGATCGCAAGGTTGAAACTTAAAGGAATTGACGGAAGGGCACCACCAGGAGTGGAGCCTGCGGCTTAATTTGACTCAACACGGGAAAACTCACCAGGCCCAGACATGGGAAGGATTGACAGATTGAGAGCTCTTTCTTGATTCTATGGGTGGTGGTGCATGGCCGTTCTTAGTTGGTGGAGTGATTTGTCTGGTTAATTCCGTTAACGAACGAGACTTTGCCCTGCTAAATAGACACTATAGTTTTGGCTATAGCTGGACTTCTTAGAGGGACTTTGCGTGTTTAACGCAAGGAAGTTCAAAGCAATAACAGGTCTGTGATGCCCTTAGATGTTCTGGGCCGCACGCGCGCTACACTGAAGCATTCAACGAGTGTTTCCTGACTTGAAGAAGTTGGGTAATCTTGTGAGTATGCTTCGTGATGGGGATTGACCATTGTAATTATTGGTCATGAACGAGGAATTCCTAGTAAGCATAAGTCACTAACTTGTGCTGATTACGTCCCTGCCCTTTGTACACACCGCCCGTCGCATCAATCGATTGGATAATTCGGTGAATGATTCGGATTGAATTGTTATTAGAAATAATTTCAATTCAAGAAGTCTTGTAAACCCAATTATCTAGAGAATGGTCAAGTCGTAACATGGTATCT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ATTTCGAAGACTAAGCCATGCATGTCTAAGTATAAGTTGTTATACAACGAAACTGCGAATAGCTCATTAAAACAATTATAGTCTATGTGGGCATAATTACTACACGGATATCTGTGGTAATTCTGGAGCTAATACGTGACTCAACATCCATTTGGATGTCACATATTAGATAAGAACCAACCTATGCTCTGCATAGAGACCTGGTGATCCATAATATGGTCGTGAATCGCATGGCTAACGCCGGCGATATTCCACCTGAGTTTTTGACTTATCAGCTAGACGGTAGGGTATTGTCCTATCGTGGCATTGACGAGTAGCGGGGAATTAGGGTTTGATTCCGGAGAGGGAGCCTGAGAGACAGCTACCACTTCCACGGAAGGCAGCAGGCGCGCAAATTGTCCAATCCCAATATCTTGGGGAGACAGTGAAAAGAAGTATCAATGCAGGGCTTTTAGCTTTGCAATTGGAATGAGTTTAACCCAAATGCCTCTACAAGTATCAATTGGAGGGCAAGTCTGGTGCCAGCAGCCGCGGTAATTCCAGCTCCAATAGCGTATATTAAAGTTGTTGCAGTTAAAACGCTCGTAGTTGAAATTCTGGTAATAACAATGGGTTATCTCTTTGAGTATATACCTGTTGTTATTACCATTATTCCGGTATATGTAGGAGGTAATTCTCTTATATATTCGGAACTGTTACTTTGAGAAAATTAGAGTGTTTCAAGCAGGCGTGATGCTTTGAATACTCCAGCATGGAATGACAACAAAGGACTCACCTCCTTCTTGTTGGTTTAAGGAGTTGAGTAATGATTAAGAGGAACAGTCGGGGGTATTCGTATTCAGTCGCTAGAGGTGAAATTCTTAGATTGACTGAAGACGAACTACTGCGAAAGCATCTACCATGGATGTTTTCATTAATCAAGAACGAAAGTTAGGGGATCGAAGATGATCAGATACCATCGTAGTCTTAACCTTAAACTATGCCGACTAGATATCGGAAGTTGTCAATCAAATGACTCTTTCGGAGCCTTATGAGAAATCAAAGTCTTTGGGTTCTGGGGGGAGTATGATCGCAAGGTTGAAACTTAAAGGAATTGACGGAAGGGCACCACCAGGAGTGGAGCCTGCGGCTTAATTTGACTCAACACGGGAAAACTCACCAGGCCCAGACATGGGAAGGATTGACAGATTGAGAGCTCTTTCTTGATTCTATGGGTGGTGGTGCATGGCCGTTCTTAGTTGGTGGAGTGATTTGTCTGGTTAATTCCGTTAACGAACGAGACTTTGCCCTGCTAAATAGACACTATAGTTTTGGCTATAGCTGGACTTCTTAGAGGGACTTTGCGTGTTTAACGCAAGGAAGTTCAAAGCAATAACAGGTCTGTGATGCCCTTAGATGTTCTGGGCCGCACGCGCGCTACACTGAAGCATTCAACGAGTGTTTCCTGACTTGAAGAAGTTGGGTAATCTTGTGAGTATGCTTCGTGATGGGGATTGACCATTGTAATTATTGGTCATGAACGAGGAATTCCTAGTAAGCATAAGTCACTAACTTGTGCTGATTACGTCCCTGCCCTTTGTACACACCGCCCGTCGCATCAATCGATTGGATAATTCGGTGAATGATTCGGATTGAATTGTTATTAGAAATAATTTCAATTCAAGAAGTCTTGTAAACCCAATTATCTAGAGAATGGTCAAGTCGTAACATGGTAT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TTCGAAGACTAAGCCATGCATGTCTAAGTATAAGTTGTTATACAACGAAACTGCGAATAGCTCATTAAAACAATTATAGTCTATGTGGGCGTAATTACTACACGGATACCTGTGGTAATTCTGGAGCTAATACGTGACTCAACATCCATTAGGATGTCACTTATTAGATTAGAACCAACCTATGCTTGCATAGAGATCTGGTGGTCCATAATAAGGTCGTGAATCGCATGGCTAACGCTGGCGATATTCCACCTGAGTTTTTGACTTATCAGCTAGATGGTAGGGTATTGTCCTATCGTGGCTTTGACGAGTAGCGGGGAATTAGGGTTTGATTCCGGAGAGGGAGCCTGAGAAACAGCTACCACTTCCACGGAAGGCAGCAGGCGCGCAAATTGTCCAATCCCTATATATTGGGGAGACAGTGAAAAGAAATATCAATGCAGAACTTTTAGTTTTGCAATTGGAATGAGTTTAACCCAAATGCCTTTACAAGTATCAATTGGAGGGCAAGTCTGGTGCCAGCAGCCGCGGTAATTCCAGCTCCAATAGCGTATATTAAAGTTGTTGCAGTTAAAACGCTCGTAGTTGAAATTGTGGCAGTAACAATGGGTCATCTTTAACGAGCATGCACCTATTGTTACTACCATTATTCCGATATATGCGGGGTAACCTGTATATTCGGAACTGTTACTTTGAGAAAATTAGAGTGTTTCAAGCAGGCGTAATGCTTTGAATACTCCAGCATGGAATGACAACAAAGGACTCATATCCTTCTTGTTGGTTTAAGGAGTTGAGTAATGATTAAGAGGAACAGTCGGGGGTATTCGTATTCAGTCGTTAGAGGTGAAATTCTTAGATTGACTGAAGACGAACTACTGCGAAGGCATCTACCATGGATGTTTTCATTAATCAAGAACGAAAGTTAGGGGATCGAAGATGATCAGATACCATCGTAGTCTTAACCTTAAACTATGCCGACTAGATATCGGAAGTTGTCAATCAAATGACTCTTTCGGAATCCTATGAGAAATTAAAGTCTTTGGGTTCTGGGGGTAGTATGATCGCAAGGTTGAAACTTAAAGGAATTGATGGAAGGGCACCACCAGGAGTGGAGCCTGCGGCTTAATTTGACTCAACACGGGAAAACTTACCAGGCCCAGACATGGGAATGATTGACAGATTGAGAGCTCTTTCTTGATTCTATGGGTGGTGGTGCATGGCCGTTCTTAGTTGGTGGAGTGATTTGTCTGGTTAATTCCGTTAACGAACGAGACTTTGCCCTGCTAAATAGACACTCTAGCTTCGGCTATAGCTGGACTTCTTAGAGGGACTTTGCGTGTATAATGCAAGGAAGTTCAAGGCAATAACAGGTCTGTGATGCCCTTAGATGCTCTGGGATGCACGCGCGCTACACTGAAGCATTCACCGAGTGTTTCCTGACTTGAAGGAGTTGGGTACTCTTATTAGTATGCTTCGTGATGGGGATTGACCATTGTAATTATTGGTCATGAACGAGGAATTCCTAGTAAGCATAAGTCATTAACTTGTGCTGATTATGTCCCTGCCCTTTGTACACACCGCCCGTCGCATCAATCGATTGGATAATTCGGTGAATGATTCGGATTGAGTTGTCATTAGAAATAATTTCAATTTGAGAAGTCTTGTAAACCCAATTATCTAGAGAATGGTCAAGTCGTAACATGGTATCT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ATTTCGAAGACTAAGCCATGCATGTCTAAGTATAAGTTGTTATACAACGAAACTGCGAATAGCTCATTAAAACAATTATAGTCTATGTGGGCGTAATTACTACACGGATACCTGTGGTAATTCTGGAGCTAATACGTGACTCAACATCCATTAGGATGTCACTTATTAGATTAGAACCAACCTATGCTTGCATAGAGATCTGGTGGTCCATAATAAGGTCGTGAATCGCATGGCTAACGCTGGCGATATTCCACCTGAGTTTTTGACTTATCAGCTAGATGGTAGGGTATTGTCCTATCGTGGCTTTGACGAGTAGCGGGGAATTAGGGTTTGATTCCGGAGAGGGAGCCTGAGAAACAGCTACCACTTCCACGGAAGGCAGCAGGCGCGCAAATTGTCCAATCCCTATATATTGGGGAGACAGTGAAAAGAAATATCAATGCAGAACTTTTAGTTTTGCAATTGGAATGAGTTTAACCCAAATGCCTTTACAAGTATCAATTGGAGGGCAAGTCTGGTGCCAGCAGCCGCGGTAATTCCAGCTCCAATAGCGTATATTAAAGTTGTTGCAGTTAAAACGCTCGTAGTTGAAATTGTGGCAGTAACAATGGGTCATCTTTAACGAGCATGCACCTATTGTTACTACCATTATTCCGATATATGCGGGGTAACCTGTATATTCGGAACTGTTACTTTGAGAAAATTAGAGTGTTTCAAGCAGGCGTAATGCTTTGAATACTCCAGCATGGAATGACAACAAAGGACTCATATCCTTCTTGTTGGTTTAAGGAGTTGAGTAATGATTAAGAGGAACAGTCGGGGGTATTCGTATTCAGTCGTTAGAGGTGAAATTCTTAGATTGACTGAAGACGAACTACTGCGAAGGCATCTACCATGGATGTTTTCATTAATCAAGAACGAAAGTTAGGGGATCGAAGATGATCAGATACCATCGTAGTCTTAACCTTAAACTATGCCGACTAGATATCGGAAGTTGTCAATCAAATGACTCTTTCGGAATCCTATGAGAAATTAAAGTCTTTGGGTTCTGGGGGTAGTATGATCGCAAGGTTGAAACTTAAAGGAATTGATGGAAGGGCACCACCAGGAGTGGAGCCTGCGGCTTAATTTGACTCAACACGGGAAAACTTACCAGGCCCAGACATGGGAATGATTGACAGATTGAGAGCTCTTTCTTGATTCTATGGGTGGTGGTGCATGGCCGTTCTTAGTTGGTGGAGTGATTTGTCTGGTTAATTCCGTTAACGAACGAGACTTTGCCCTGCTAAATAGACACTCTAGCTTCGGCTATAGCTGGACTTCTTAGAGGGACTTTGCGTGTATAATGCAAGGAAGTTCAAGGCAATAACAGGTCTGTGATGCCCTTAGATGCTCTGGGATGCACGCGCGCTACACTGAAGCATTCACCGAGTGTTTCCTGACTTGAAGGAGTTGGGTACTCTTATTAGTATGCTTCGTGATGGGGATTGACCATTGTAATTATTGGTCATGAACGAGGAATTCCTAGTAAGCATAAGTCATTAACTTGTGCTGATTATGTCCCTGCCCTTTGTACACACCGCCCGTCGCATCAATCGATTGGATAATTCGGTGAATGATTCGGATTGAGTTGTCATTAGAAATAATTTCAATTTGAGAAGTCTTGTAAACCCAATTATCTAGAGAATGGTCAAGTCGTAACATGGTATCT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TTCGAAGACTAAGCCATGCATGTCTAAGTATAAGTTGTTATACAACGAAACTGCGAATAGCTCATTAAAACAATTATAGTCTATGTGGGCGTAATTACTACACGGATACCTGTGGTAATTCTGGAGCTAATACGTGACTCAACATCCATTTGGATGTCACTTATTAGATAAGAACCAACCTATGCTTGCATAGAGACCTGGTGATCCATAATAAGGTAGTGAATCGCATGGCTTTCGCCGGCGATACTCCACCTGAGTTTTTGACTTATCAGCTAGACGGTAGGGTATTGTCCTATCGTGGCATTGACGAGTAACGGGGAATTAGGGTTTGATTCCGGAGAGGGAGCCTGAGAAACAGCTACTACTTCTACGGAAGGCAGCAGGCGCGCAAATTGTCCAATCCCAACATGCTGGGGAGACAGTGAAAAGAAATATCAATGCAGGGCTTTTGCTTTGCAATTGGAATGAGTTTAACCCAAATGCCTTTACAAGTATCAATTGGAGGGCAAGTCTGGTGCCAGCAGCCGCGGTAATTCCAGCTCCAATAGCGTATATTAAAGTTGTTGCAGTTAAAACGCTCGTAGTTGAAGTTTTGGTAATAGCAATGGGTTATCTCTCTGAGTATATACTTATTGCTGTTACCATTATTCTGATATATGCAAGGGGTAATTCTCTTGTATATTTGGAATTGTTACTTTGAGAAAATTAGAGTGTTTCAAGCAGGCGTGATGCTTTGGATACTCCAGCATGGAATGACAACAAAGGACTCATGTCTTTCTTGTTGGTTTAAAGAGATGAGTAATGATTAAGAGGAACAGTCGGGGGTATTCGTATTTAGTCGTTAGAGGTGAAATTCTTAGATTGACTGAAGACGAACTACTGCGAAGGCATCTACCATGGATGTTTTCATTAATCAAGAACGAAAGTTAGGGGATCGAAGATGATCAGATACCATCGTAGTCTTAACCTTAAACTATGCCGACTAGATATCGGAAGTTGTCACTCAAATGACTCTTTCGGAACCTTATGAGAAATCACAAGTCTTTGGGTTCTGGGGGAAGTATGTCCGCAAGGTTGAAACTTAAAGGAATTGACGGAAGGGCACCACCAGGAGTGGAGCCTGCGGCTTAATTTGACTCAACACGGGAAAACTTACCAGGCCCAGACATAGGAATGATTGACAGATTGAGAGTTCTTTCTTGATTCTATGGGTGGTGGTGCATGGCCGTTCTTAGTTGGTGGAGTGATTTGTCTGGTTAATTCCGTTAACGAACGAGACTTTGCCCTGCTAAATAGTTACTTTAGTCTCGGCTATAGCTAAACTTCTTAGAGGGACTTTACGCGCCCAGCGTAATTAAGTTCAAAGCAATAACAGGTCTGTGATGCCCTTAGATGTTCTGGGCCGCACGCGCGCTACACTGAAGCATTCAACGAGTGTTTCCTGACTTGAAGAAGTTGGGTAATCTTTTGAGTATGTTTCGTGATGGGGATTGACCATTGTAATTATTGGTTATGAACGAGGAATTCCTAGTAAGCATAAGTCATTAACTTGTGCTGATTACGTCCCTGCCCTTTGTACACACCGCCCGTCGCATCAATCGATTGGATAATTCGGTGAGTGATTCGGATTGAATTGTTATTAGTAATAATTTCAATTTAAGAAGTCTTGCAAACCCAATTATCTAGAGAATGGTCAAGTCGTAACACGGTGTCT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ATTTCGAAGACTAAGCCATGCATGTCTAAGTATAAGTTGTTATACAACGAAACTGCGAATAGCTCATTAAAACAATTATAGTCTATGTGGGCGTAATTACTACACGGATACCTGTGGTAATTCTGGAGCTAATACGTGACTCAACATCCATTTGGATGTCACTTATTAGATAAGAACCAACCTATGCTTGCATAGAGACCTGGTGATCCATAATAAGGTAGTGAATCGCATGGCTTTCGCCGGCGATACTCCACCTGAGTTTTTGACTTATCAGCTAGACGGTAGGGTATTGTCCTATCGTGGCATTGACGAGTAACGGGGAATTAGGGTTTGATTCCGGAGAGGGAGCCTGAGAAACAGCTACTACTTCTACGGAAGGCAGCAGGCGCGCAAATTGTCCAATCCCAACATGCTGGGGAGACAGTGAAAAGAAATATCAATGCAGGGCTTTTGCTTTGCAATTGGAATGAGTTTAACCCAAATGCCTTTACAAGTATCAATTGGAGGGCAAGTCTGGTGCCAGCAGCCGCGGTAATTCCAGCTCCAATAGCGTATATTAAAGTTGTTGCAGTTAAAACGCTCGTAGTTGAAGTTTTGGTAATAGCAATGGGTTATCTCTCTGAGTATATACTTATTGCTGTTACCATTATTCTGATATATGCAAGGGGTAATTCTCTTGTATATTTGGAATTGTTACTTTGAGAAAATTAGAGTGTTTCAAGCAGGCGTGATGCTTTGGATACTCCAGCATGGAATGACAACAAAGGACTCATGTCTTTCTTGTTGGTTTAAAGAGATGAGTAATGATTAAGAGGAACAGTCGGGGGTATTCGTATTTAGTCGTTAGAGGTGAAATTCTTAGATTGACTGAAGACGAACTACTGCGAAGGCATCTACCATGGATGTTTTCATTAATCAAGAACGAAAGTTAGGGGATCGAAGATGATCAGATACCATCGTAGTCTTAACCTTAAACTATGCCGACTAGATATCGGAAGTTGTCACTCAAATGACTCTTTCGGAACCTTATGAGAAATCACAAGTCTTTGGGTTCTGGGGGAAGTATGTCCGCAAGGTTGAAACTTAAAGGAATTGACGGAAGGGCACCACCAGGAGTGGAGCCTGCGGCTTAATTTGACTCAACACGGGAAAACTTACCAGGCCCAGACATAGGAATGATTGACAGATTGAGAGTTCTTTCTTGATTCTATGGGTGGTGGTGCATGGCCGTTCTTAGTTGGTGGAGTGATTTGTCTGGTTAATTCCGTTAACGAACGAGACTTTGCCCTGCTAAATAGTTACTTTAGTCTCGGCTATAGCTAAACTTCTTAGAGGGACTTTACGCGCCCAGCGTAATTAAGTTCAAAGCAATAACAGGTCTGTGATGCCCTTAGATGTTCTGGGCCGCACGCGCGCTACACTGAAGCATTCAACGAGTGTTTCCTGACTTGAAGAAGTTGGGTAATCTTTTGAGTATGTTTCGTGATGGGGATTGACCATTGTAATTATTGGTTATGAACGAGGAATTCCTAGTAAGCATAAGTCATTAACTTGTGCTGATTACGTCCCTGCCCTTTGTACACACCGCCCGTCGCATCAATCGATTGGATAATTCGGTGAGTGATTCGGATTGAATTGTTATTAGTAATAATTTCAATTTAAGAAGTCTTGCAAACCCAATTATCTAGAGAATGGTCAAGTCGTAACACGGTGT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TTCGAAGACTAAGCCATGCATGTCTAAGTATAAGTTGTTATACAACGAAACTGCGAATAGCTCATTAAAACAATTATAGTCTATGTGGGCGTAATTACTACACGGATACCTGTGGTAATTCTGGAGCTAATACGTGACTCAACATCCATTTGGATGTCACTTATTAGATTAGAACCATCCTATGGCAACATAGAGATCTGGTGATCCATAATAAGGTCGTGAATCGCATGGCTTACGCTGGCGATATTCCACCTGAGTTTTTGACTTATCAGCTAGATGGTAGGGTATTGTCCTATCGTGGCGTTGACGAGTAGCGGGGAATTAGGGTTTGATTCCGGAGAGGGAGCCTGAGAAACAGCTACCACTTCCACGGAAGGCAGCAGGCGCGCAAATTGTCCAATCCCTATATATTGGGGAGACAGTGAAAAGAAATATCAATGCAGAACTTCTAGTTTTGCAATTGGAATGAGTTTAACCCAAATGCCTTTACAAGTATCAATTGGAGGGCAAGTCTGGTGCCAGCAGCCGCGGTAATTCCAGCTCCAATAGCGTATATTAAAGTTGTTGCAGTTAAAACGCTCGTAGTTGAAATTGTGGTAATAACAATGGGTCATCTCTAACGAGCATGCACTTATTGTTGTTGCCATTATTCCGGTGCATGCAGGGCAACCTGTATACTCGGAACTGTTACTTTGAGAAAATTAGAGTGTTTCAAGCAGGCGTAATGCTTTGAATACTCCAGCATGGAATGACAACAAAGGACTCAAGTCTTTCTTGTTGGTTTAAGGAGTTGAGTAATGATTAAGAGGAACAGTCGGGGGTATTCGTATTCAATCGCTAGAGGTGAAATTCTTAGATTGACTGAAGACGAACTACTGCGAAGGCATCTACCATGGATGTTTTCATTAATCAAGAACGAAAGTTAGGGGATCGAAGATGATCAGATACCATCGTAGTCTTAACCTTAAACTATACCGACTAGATATCGGAAATTGTCAATCAAATGACTCTTTCGGAGTCCAATGAGAAATCAAAGTCTTTGGGTTCTGGGGGTAGTATGATCGCAAGCTTGAAACTTAAAGGAATTGACGGAAAAACACACCAGGAGTGGAGCCTGCGGCTTAATTTGACTCAACACGGGAAAACTTACCAGGCCCAGACATGGGAATGATTGACAGATTGAGAGCTCTTTCTTGATTCTATGGGTGGTGGTGCATGGCCGTTCTTAGTTGGTGGAGTGATTTGTCTGGTTAATTCCGTTAACGAACGAGACTTTGGCCTGCTAAATAGACACTATAGCTTCGGCTATAGCTGGACTTCTTAGAGGGACTTTGCATGTTTAATGCAAGGAGGTTCAAAGCAATAACAGGTCTGTGATGCCCTTAGATGCTCTGGGATGCACGCGCGCTACACTGAAGCATTCACCGAGTGTTTCCTGACTTGAAGGAGTTGGGTACTCTTATTAATATGCTTCGTGATGGGGATTGACCATTGTAATTATTGGTCATGAACGAGGAATTCCTAGTAAGCATAAGTCATCAACTTGTGCTGACTACGTCCCTGTCTTTTGTACACACCGCCCGTCGCATCAATCGATTGGATAATTCGGTGAATGATTCGGATTGAGTTGTTATTAGCAATAATTTCAGCTTGAGAAGTCTTGTAAACCCAATTATCTAGAGAATGGTCAAGTCGTAACACGGTATCT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ATTTCGAAGACTAAGCCATGCATGTCTAAGTATAAGTTGTTATACAACGAAACTGCGAATAGCTCATTAAAACAATTATAGTCTATGTGGGCGTAATTACTACACGGATACCTGTGGTAATTCTGGAGCTAATACGTGACTCAACATCCATTTGGATGTCACTTATTAGATTAGAACCATCCTATGGCAACATAGAGATCTGGTGATCCATAATAAGGTCGTGAATCGCATGGCTTACGCTGGCGATATTCCACCTGAGTTTTTGACTTATCAGCTAGATGGTAGGGTATTGTCCTATCGTGGCGTTGACGAGTAGCGGGGAATTAGGGTTTGATTCCGGAGAGGGAGCCTGAGAAACAGCTACCACTTCCACGGAAGGCAGCAGGCGCGCAAATTGTCCAATCCCTATATATTGGGGAGACAGTGAAAAGAAATATCAATGCAGAACTTCTAGTTTTGCAATTGGAATGAGTTTAACCCAAATGCCTTTACAAGTATCAATTGGAGGGCAAGTCTGGTGCCAGCAGCCGCGGTAATTCCAGCTCCAATAGCGTATATTAAAGTTGTTGCAGTTAAAACGCTCGTAGTTGAAATTGTGGTAATAACAATGGGTCATCTCTAACGAGCATGCACTTATTGTTGTTGCCATTATTCCGGTGCATGCAGGGCAACCTGTATACTCGGAACTGTTACTTTGAGAAAATTAGAGTGTTTCAAGCAGGCGTAATGCTTTGAATACTCCAGCATGGAATGACAACAAAGGACTCAAGTCTTTCTTGTTGGTTTAAGGAGTTGAGTAATGATTAAGAGGAACAGTCGGGGGTATTCGTATTCAATCGCTAGAGGTGAAATTCTTAGATTGACTGAAGACGAACTACTGCGAAGGCATCTACCATGGATGTTTTCATTAATCAAGAACGAAAGTTAGGGGATCGAAGATGATCAGATACCATCGTAGTCTTAACCTTAAACTATACCGACTAGATATCGGAAATTGTCAATCAAATGACTCTTTCGGAGTCCAATGAGAAATCAAAGTCTTTGGGTTCTGGGGGTAGTATGATCGCAAGCTTGAAACTTAAAGGAATTGACGGAAAAACACACCAGGAGTGGAGCCTGCGGCTTAATTTGACTCAACACGGGAAAACTTACCAGGCCCAGACATGGGAATGATTGACAGATTGAGAGCTCTTTCTTGATTCTATGGGTGGTGGTGCATGGCCGTTCTTAGTTGGTGGAGTGATTTGTCTGGTTAATTCCGTTAACGAACGAGACTTTGGCCTGCTAAATAGACACTATAGCTTCGGCTATAGCTGGACTTCTTAGAGGGACTTTGCATGTTTAATGCAAGGAGGTTCAAAGCAATAACAGGTCTGTGATGCCCTTAGATGCTCTGGGATGCACGCGCGCTACACTGAAGCATTCACCGAGTGTTTCCTGACTTGAAGGAGTTGGGTACTCTTATTAATATGCTTCGTGATGGGGATTGACCATTGTAATTATTGGTCATGAACGAGGAATTCCTAGTAAGCATAAGTCATCAACTTGTGCTGACTACGTCCCTGTCTTTTGTACACACCGCCCGTCGCATCAATCGATTGGATAATTCGGTGAATGATTCGGATTGAGTTGTTATTAGCAATAATTTCAGCTTGAGAAGTCTTGTAAACCCAATTATCTAGAGAATGGTCAAGTCGTAACACGGTATCT</text:p>
          </table:table-cell>
          <table:table-cell office:value-type="string" calcext:value-type="string">
            <text:p>20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TTTGAAGACTAAGCCATGCATGTCTAAGTATAAATTGTTATACAATAAAACTGCGAAAAGCTCATTAAAACAATTACAGTCTATGTGGGCATAATTACTACACGGATACCTGTGGTAATTCTGGAGCTAATACGTGATTTAACATTCGTTTGAATGTCACTTATTAGATTAGAACCAACCTATGCTTGCATAGAGATCTGGTGATCCATAATAAGGTCGTGAATCGCATGGCTAACGCTGGTGATATTTCACCTGAGTTTTTGACTTATCAGCTAGATGGTAGGGTACTGTCCTATCGTGGCGTTGACGAGTAGCGGGGAATTAGGGTTTGATTCCGGAGAGGGAGCCTGAGAAACAGCTACCACTTCCACGGAAGGCAGCAGGCGCGCAAATTGTCCAATCTCTATATATTGAGGAGACAGTGAAAAGGAATATCAATGCAGAACTTTTAGTTTTGCAATTGGAATGAGTTTAACCCAAATGCTTTTATAAGTATCAATTGGAGGGCAAGTCTGGTGCCAGCAGCCGCGGTAATTCCAGCTCCAATAGCGTATATTAAAGTTGTTGCAGTTGAAACGCTCGTAGTTGAAATTCTGGCAATAACATTGGGTCATCTTTAACGAGCATGCACCTATTGTTATTACCATTATTCCAATATATGCAGGGTAACCTGTCTATTTGGAACTGTTACTTTGAGAAAATTAGAGTGTTTCAAGCAGGCGTGATGCTTTGAATACTCCAGCATGGAATGACAACAAAGGACTTATATCCTTCTTGTTGGTTTAAGGAGTTGAGTAATGATTAAGAGGAACAGTCGGGGGTATTCGTATTCAGTCGTTAGAGGTGAAATTCTTAGATTGACTGAAGACGAACTACTGCGAAGGCATCTACCATGGATGTTTTCATTAATCAAGAACGAAAGTTAGGGGATCGAAGATGATCAGATACCATCGTAGTCTTAACCTTAAACTATGCCGACTAGATATCGGAAGTTGTCAATCAAATGACTCTTTTGGAATCCTATGAGAAATCATAAGTCTTTGGGTTCTGGGGGTAGTATGATCGCAAGGTTGAAACTTAAAGGAATTGACGGAAGGGCACACCAGGAGTGGAGCCTGCGGCTTAATTTGACTCAACACGGGAAAACTTACCAGGCCCAGACATGGGAATGATTGACAGATTGAGAGCTCTTTCTTGATTCTATGGGTGGTGGTGCATGGCCGTTCTTAGTTGGTGGAGTGATTTGTCTGGTTAATTCCGTTAACGAACGAGATTTTGACCTGCTAAATAGACACTATAGCTTTTGCTATAGCTGGACTTCTTAGAGGGACTTTGCGTGTTTAATGCAAGGAAGTTCAAAGCAATAACAGGTCTGTGATGCCCTTAGATGCTCTGGGATGCACGCGCGCTACACTGAAACATTTAATGAGTATTTCCTGACTTGATAAAATTGGGTACTCTTATTAGTATGTTTCGTGATGGGGATTGACCATTGTAATTATTGGTCATGAACGAGGAATCCCTAGTAAGCATAAGTCATTAACTTGTGCTGATTACGTCCCTGCCCTTTGTACACACCGCCCGTCGCATCAATCGATTGGATAATTCGGTGAATAATTCGGATTGAGTTGTTATTAGAAATAATTTCAACTTAAAAAGTCTTGTAAACCCAATTATCTAGAGAATGGTCAAGTCGTAACATGGTATCT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ATTTTGAAGACTAAGCCATGCATGTCTAAGTATAAATTGTTATACAATAAAACTGCGAAAAGCTCATTAAAACAATTACAGTCTATGTGGGCATAATTACTACACGGATACCTGTGGTAATTCTGGAGCTAATACGTGATTTAACATTCGTTTGAATGTCACTTATTAGATTAGAACCAACCTATGCTTGCATAGAGATCTGGTGATCCATAATAAGGTCGTGAATCGCATGGCTAACGCTGGTGATATTTCACCTGAGTTTTTGACTTATCAGCTAGATGGTAGGGTACTGTCCTATCGTGGCGTTGACGAGTAGCGGGGAATTAGGGTTTGATTCCGGAGAGGGAGCCTGAGAAACAGCTACCACTTCCACGGAAGGCAGCAGGCGCGCAAATTGTCCAATCTCTATATATTGAGGAGACAGTGAAAAGGAATATCAATGCAGAACTTTTAGTTTTGCAATTGGAATGAGTTTAACCCAAATGCTTTTATAAGTATCAATTGGAGGGCAAGTCTGGTGCCAGCAGCCGCGGTAATTCCAGCTCCAATAGCGTATATTAAAGTTGTTGCAGTTGAAACGCTCGTAGTTGAAATTCTGGCAATAACATTGGGTCATCTTTAACGAGCATGCACCTATTGTTATTACCATTATTCCAATATATGCAGGGTAACCTGTCTATTTGGAACTGTTACTTTGAGAAAATTAGAGTGTTTCAAGCAGGCGTGATGCTTTGAATACTCCAGCATGGAATGACAACAAAGGACTTATATCCTTCTTGTTGGTTTAAGGAGTTGAGTAATGATTAAGAGGAACAGTCGGGGGTATTCGTATTCAGTCGTTAGAGGTGAAATTCTTAGATTGACTGAAGACGAACTACTGCGAAGGCATCTACCATGGATGTTTTCATTAATCAAGAACGAAAGTTAGGGGATCGAAGATGATCAGATACCATCGTAGTCTTAACCTTAAACTATGCCGACTAGATATCGGAAGTTGTCAATCAAATGACTCTTTTGGAATCCTATGAGAAATCATAAGTCTTTGGGTTCTGGGGGTAGTATGATCGCAAGGTTGAAACTTAAAGGAATTGACGGAAGGGCACACCAGGAGTGGAGCCTGCGGCTTAATTTGACTCAACACGGGAAAACTTACCAGGCCCAGACATGGGAATGATTGACAGATTGAGAGCTCTTTCTTGATTCTATGGGTGGTGGTGCATGGCCGTTCTTAGTTGGTGGAGTGATTTGTCTGGTTAATTCCGTTAACGAACGAGATTTTGACCTGCTAAATAGACACTATAGCTTTTGCTATAGCTGGACTTCTTAGAGGGACTTTGCGTGTTTAATGCAAGGAAGTTCAAAGCAATAACAGGTCTGTGATGCCCTTAGATGCTCTGGGATGCACGCGCGCTACACTGAAACATTTAATGAGTATTTCCTGACTTGATAAAATTGGGTACTCTTATTAGTATGTTTCGTGATGGGGATTGACCATTGTAATTATTGGTCATGAACGAGGAATCCCTAGTAAGCATAAGTCATTAACTTGTGCTGATTACGTCCCTGCCCTTTGTACACACCGCCCGTCGCATCAATCGATTGGATAATTCGGTGAATAATTCGGATTGAGTTGTTATTAGAAATAATTTCAACTTAAAAAGTCTTGTAAACCCAATTATCTAGAGAATGGTCAAGTCGTAACATGGTATCT</text:p>
          </table:table-cell>
          <table:table-cell office:value-type="string" calcext:value-type="string">
            <text:p>46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AGTCTAAGTATTAGTTTTAATACAACGAAACTGCGAATGGCTCATTACAACAGTTATAATTTCCGTGAATATAATTACTACACGGATAACCGTGGTAATTCTGGAGCTAATACGTGCATAACGCTGGACCTCACGGAAAGGCGGCACTTATTAGATTGAGAACTAACCTATGCTTGCATAGTTGTTGGATGATCCATAATAAGTTGGTGAATCGCATGGCTTCGGCTGGCGATGGTTCACTTAAGTTTCTGACCTATCAGCTTTCGACGGTAGGGTATTGGCCTACCGTGGCTTTGACGGGTAACGGGGAATTAGGGTTTGATTCCGGAGAGGGAGCCTGAGAAACGGCTACCACATCTAAGGAAGGCAGCAGGCGCGCAAATTACCCAATCCTGACACAGGGAGGTAGTGACGTGAAATATCAATGCAGAACTTTGTGTTTTGCAATTGGAATGAGTTAAATCTAAACCCCTTAACAAGTATCAATTGGAGGGCAAGTCTGGTGCCAGCAGCCGCGGTAATTCCAGCTCCAATAGCGTATATTAAAGTTGTTGCAGTTAAAACGCTCGTAGTTGAACTTTTGCTGTACGAAACTTGGCGGTCTTCGGACTTGTCCCTTGTTTCTGGCAGCATTATTCTGATTCTGCAGTTACTTTACCGTTGCTGTGGTGTCAGAGATATTACTTTGAATAAACTAGAGTGTTTCAAGCAGGCATTACGCCTTGAATACTCCAGCATGGAATAATAAGTGAGAACTCAGGTTCTTCTTGTTGGTTCAAGAGCCAGAGTAATGATTAATAGGGACAGTTGGGGGCATTCGTATTTGGTAGCTAGAGGTGAAATTCTTAGATTTACCAAAGACGAACTACTGCGAAAGCATCTGCCAGGGATGTTTTCATTAATCAAGAACGAAAGTTAGGGGATCGAAGACGATCAGATACCGTCGTAGTCTTAACCATAAACGATGCCGACTAGAGATTGGAAGTTGTCACATATATGCCTCTTTCAGCACCTTATGAGAAATCAAAGTCTTTGGGTTCTGGGGGGAGTATGGTCGCAAGGCTGAAACTTAAAGGAATTGACGGAAGGGCACCACCAGGAGTGGAGCCTGCGGCTTAATTTGACTCAACACGGGAAAACTCACCAGGTCCAGACATGGGAAGGATTGACAGATTGAGAGCTCTTTCTTGATTCTATGGGTGGTGGTGCATGGCCGTTCTTAGTTGGTGGAGTGATTTGTCTGGTTAATTCCGTTAACGAACGAGACTTTAACCTGCTAAATAGACACTAGAGCTTCGGCTCTGGCTGCGCTTCTTAGAGGGACTTTGCGTGTCTAACGCAAGGAAGTTTAAGGCAATAACAGGTCTGTGATGCCCTTAGATGTTCTGGGCTGCACGCGCGCTACACTGATGCATTCAACAAGTATTTCCTGATCTGGCGAGGTTGGGTAATCTTCTGAGTATGCATCGTGATGGGGATAGACGATTGTAATTATTCGTCTTGAACGAGGAATTCCTAGTAAGCGCAAGTCATTAGCTTGTGCTGATTATGTCCCTGCCCTTTGTACACACCGCCCGTCGCCTCAATCGACTGGATGATTCGGTGAATGACTCGGACTGACGAGTGGGTGGAAACATCTGCTTGTTGGAAAGTTTTGTGAACCACATCATCTGAAGAATGAGAAAGTCGTAACATGGTATCC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AGTCTAAGTATTAGTTTTAATACAACGAAACTGCGAATGGCTCATTACAACAGTTATAATTTCCGTGAATATAATTACTACACGGATAACCGTGGTAATTCTGGAGCTAATACGTGCATAACGCTGGACCTCACGGAAAGGCGGCACTTATTAGATTGAGAACTAACCTATGCTTGCATAGTTGTTGGATGATCCATAATAAGTTGGTGAATCGCATGGCTTCGGCTGGCGATGGTTCACTTAAGTTTCTGACCTATCAGCTTTCGACGGTAGGGTATTGGCCTACCGTGGCTTTGACGGGTAACGGGGAATTAGGGTTTGATTCCGGAGAGGGAGCCTGAGAAACGGCTACCACATCTAAGGAAGGCAGCAGGCGCGCAAATTACCCAATCCTGACACAGGGAGGTAGTGACGTGAAATATCAATGCAGAACTTTGTGTTTTGCAATTGGAATGAGTTAAATCTAAACCCCTTAACAAGTATCAATTGGAGGGCAAGTCTGGTGCCAGCAGCCGCGGTAATTCCAGCTCCAATAGCGTATATTAAAGTTGTTGCAGTTAAAACGCTCGTAGTTGAACTTTTGCTGTACGAAACTTGGCGGTCTTCGGACTTGTCCCTTGTTTCTGGCAGCATTATTCTGATTCTGCAGTTACTTTACCGTTGCTGTGGTGTCAGAGATATTACTTTGAATAAACTAGAGTGTTTCAAGCAGGCATTACGCCTTGAATACTCCAGCATGGAATAATAAGTGAGAACTCAGGTTCTTCTTGTTGGTTCAAGAGCCAGAGTAATGATTAATAGGGACAGTTGGGGGCATTCGTATTTGGTAGCTAGAGGTGAAATTCTTAGATTTACCAAAGACGAACTACTGCGAAAGCATCTGCCAGGGATGTTTTCATTAATCAAGAACGAAAGTTAGGGGATCGAAGACGATCAGATACCGTCGTAGTCTTAACCATAAACGATGCCGACTAGAGATTGGAAGTTGTCACATATATGCCTCTTTCAGCACCTTATGAGAAATCAAAGTCTTTGGGTTCTGGGGGGAGTATGGTCGCAAGGCTGAAACTTAAAGGAATTGACGGAAGGGCACCACCAGGAGTGGAGCCTGCGGCTTAATTTGACTCAACACGGGAAAACTCACCAGGTCCAGACATGGGAAGGATTGACAGATTGAGAGCTCTTTCTTGATTCTATGGGTGGTGGTGCATGGCCGTTCTTAGTTGGTGGAGTGATTTGTCTGGTTAATTCCGTTAACGAACGAGACTTTAACCTGCTAAATAGACACTAGAGCTTCGGCTCTGGCTGCGCTTCTTAGAGGGACTTTGCGTGTCTAACGCAAGGAAGTTTAAGGCAATAACAGGTCTGTGATGCCCTTAGATGTTCTGGGCTGCACGCGCGCTACACTGATGCATTCAACAAGTATTTCCTGATCTGGCGAGGTTGGGTAATCTTCTGAGTATGCATCGTGATGGGGATAGACGATTGTAATTATTCGTCTTGAACGAGGAATTCCTAGTAAGCGCAAGTCATTAGCTTGTGCTGATTATGTCCCTGCCCTTTGTACACACCGCCCGTCGCCTCAATCGACTGGATGATTCGGTGAATGACTCGGACTGACGAGTGGGTGGAAACATCTGCTTGTTGGAAAGTTTTGTGAACCACATCATCTGAAGAATGAGAAAGTCGTAACATGGTA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AGTCTAAGTATAAGCTAATTTATACGGCAAAACTGCGAATAGCTCATTACAACAGTTATAATTTACACGACGATCATTACCAAATGGATATCCATGGTAATTCTGGAGCTAATACATGCTAAAACACCTGACTTTTCGGAAGGGTGGCATTCATTAGTACTCAGAACCAATCGTGAGGTAACTCATGCATCTGGTGATCATAATGACGGAGCGGATCGCATTTTATGCGACAGTTCGTTCAAGTTTCTGACCTATCAGCTCCCGTCGGTAGGGTATTGGCCTACCGAGGCTGTGACGGGTAACGGGGAATTAGGGTTCGATTCCGGAGAGGGAGCCTGAGAAACGGCTACCACATCTAAGGATGGCAGCAGGCGCGCAAATTACCCAATCCCGACACGGGGAGGTAGTGACCAGAAATAGCAACTCAGGCTTTTTGTCTGTGATTGCAATGAGCGGAAAGCAAAACTGTTTGCGAGTATCTATTGGAGGGCAAGTCTGGTGCCAGCAGCCGCGGTAATTCCAGCTCCAATAGCGTATATTAAAATTGCTGCAGTTAAAGCGTCCGTAGTCGAATTTCGTTCACTTCAAATCGATGCAGACGCAACTTCGGTTGTAGTCTAGCGCCTTTTGAAATGAACTTGGGGAGAATTCGGGGTAACCTGTATTTTCCCCCGTTACTTTGAGCAAATTGGAGTGCTCCAAACAGGCTATAGCTTGAACAGCTCAGCATGGAATAACAAGATAGGACTTTGGTTCTTCTTGTTGGTGTCATGAACCAAATGTAATGGTTGATAAGGACATACGGGGGCATTTGTACTTGCTGGAGAGAGGTGAAATTCTAAGACCCAGCAAAGACAAACAAGTGCGAAAGCATTTGCCCAGTGTGTACCTGTTGATCAAGGACGAAAGTTGGGGGATCGAAGACGATTAGATACCGTCGTAGTCCCAACTATAAACTATGCCGACTGAGGATCGGTGGCCGAGTATATGACTCCTTCGGCACTCCAAGAGAAATCTAAGTCTCTGGGCCCTGGGGGGAGTATGGTCGCAAGGCTGAAACTTAAAGGAATTGACGGAAGGGCACCACCAGGAGTGGAGCCTGCGGCTTAATTTGACTCAACGCGGGGAACCTCACCAGGCCCGGACATAGTCATGATTGACAGATTGAGAGTTCTTTCTCGATTCTATGGGTGGTGGTGCATGGCCGTTCTTAGTCGGTGAGGTGACTTGTCTGGTTAATTCCGATAACGGACGAGACCTCGACCTACTAAATAGCTGCTGCTTGTTTTTACAAGCAGTGAGCTTCTTAGAGGGACTTTGGGAGTTTATCCCAAGGAAGTTCGAGCCTATAACAGGTCTGTGATGCCCTTAGATGGCCTGGGCTGCACGTGCGCTACAATGACAGAGTCAGCGAGTATTACCCTTCTCCGTTGGGAGTGGGAAATCTTTTGAAACTCTGTCGTGATAGGGATCGCTCCTTGCAATTATGGAGCGTGAACGAGGAATTCCTAGTAAGGACAAGTCATCACCTTGTGCTGATTACGTCCCTGCCCTTTGTACACACCGCCCGTCGCTTCAACCGATTGGATGATCCGGCAAATTACTCGGACTTCTACAGTCAATTGCACTGTGGGAGGAAGTGTCGTGAGCCTTATCATCTAGAGGATGAAGAAGTCGTAACACGGTATCC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TTCAAAGATTAAGCCATGCAAGTCTAAGTATAAGCTAATTTATACGGCAAAACTGCGAATAGCTCATTACAACAGTTATAATTTACACGACGATCATTACCAAATGGATATCCATGGTAATTCTGGAGCTAATACATGCTAAAACACCTGACTTTTCGGAAGGGTGGCATTCATTAGTACTCAGAACCAATCGTGAGGTAACTCATGCATCTGGTGATCATAATGACGGAGCGGATCGCATTTTATGCGACAGTTCGTTCAAGTTTCTGACCTATCAGCTCCCGTCGGTAGGGTATTGGCCTACCGAGGCTGTGACGGGTAACGGGGAATTAGGGTTCGATTCCGGAGAGGGAGCCTGAGAAACGGCTACCACATCTAAGGATGGCAGCAGGCGCGCAAATTACCCAATCCCGACACGGGGAGGTAGTGACCAGAAATAGCAACTCAGGCTTTTTGTCTGTGATTGCAATGAGCGGAAAGCAAAACTGTTTGCGAGTATCTATTGGAGGGCAAGTCTGGTGCCAGCAGCCGCGGTAATTCCAGCTCCAATAGCGTATATTAAAATTGCTGCAGTTAAAGCGTCCGTAGTCGAATTTCGTTCACTTCAAATCGATGCAGACGCAACTTCGGTTGTAGTCTAGCGCCTTTTGAAATGAACTTGGGGAGAATTCGGGGTAACCTGTATTTTCCCCCGTTACTTTGAGCAAATTGGAGTGCTCCAAACAGGCTATAGCTTGAACAGCTCAGCATGGAATAACAAGATAGGACTTTGGTTCTTCTTGTTGGTGTCATGAACCAAATGTAATGGTTGATAAGGACATACGGGGGCATTTGTACTTGCTGGAGAGAGGTGAAATTCTAAGACCCAGCAAAGACAAACAAGTGCGAAAGCATTTGCCCAGTGTGTACCTGTTGATCAAGGACGAAAGTTGGGGGATCGAAGACGATTAGATACCGTCGTAGTCCCAACTATAAACTATGCCGACTGAGGATCGGTGGCCGAGTATATGACTCCTTCGGCACTCCAAGAGAAATCTAAGTCTCTGGGCCCTGGGGGGAGTATGGTCGCAAGGCTGAAACTTAAAGGAATTGACGGAAGGGCACCACCAGGAGTGGAGCCTGCGGCTTAATTTGACTCAACGCGGGGAACCTCACCAGGCCCGGACATAGTCATGATTGACAGATTGAGAGTTCTTTCTCGATTCTATGGGTGGTGGTGCATGGCCGTTCTTAGTCGGTGAGGTGACTTGTCTGGTTAATTCCGATAACGGACGAGACCTCGACCTACTAAATAGCTGCTGCTTGTTTTTACAAGCAGTGAGCTTCTTAGAGGGACTTTGGGAGTTTATCCCAAGGAAGTTCGAGCCTATAACAGGTCTGTGATGCCCTTAGATGGCCTGGGCTGCACGTGCGCTACAATGACAGAGTCAGCGAGTATTACCCTTCTCCGTTGGGAGTGGGAAATCTTTTGAAACTCTGTCGTGATAGGGATCGCTCCTTGCAATTATGGAGCGTGAACGAGGAATTCCTAGTAAGGACAAGTCATCACCTTGTGCTGATTACGTCCCTGCCCTTTGTACACACCGCCCGTCGCTTCAACCGATTGGATGATCCGGCAAATTACTCGGACTTCTACAGTCAATTGCACTGTGGGAGGAAGTGTCGTGAGCCTTATCATCTAGAGGATGAAGAAGTCGTAACACGGTA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AGTCTAAGTATAAGCTTTTATACGGCAAAACTGCGAATAGCTCATTACAACAGTTATAATTTACACGACGATCATTACCAAATGGATATCCATGGTAATTCTGGAGCTAATACATGCAAAAACACCAAACTTTAGGGAATGGTGGCATTCATTAGCCTTAGAACCAATCAAGTAGTAATACTTGTTCCTGGTGATCATAATGACCGAGCGGATCGCATCACTGCGACAGTTCGTTCAAGTTTCTGACCTATCAGCTCCCGTCGGTAGGGTATTGGCCTACCGAGGCTGTGACGGGTAACGGGGAATTAGGGTTCGATTCCGGAGAGGGAGCCTGAGAAACGGCTACCACATCTAAGGATGGCAGCAGGCGCGCAAATTACCCAATCCCGACACGGGGAGGTAGTGACCAGAAATAGCAACTCAGGACCTTCGGTTCTGCGATTGCAATGAGCGAAAAGCAAAACTATTTGCGAGTACCTATTGGAGGGCAAGTCTGGTGCCAGCAGCCGCGGTAATTCCAGCTCCAATAGCGTATATTAAAATTGCTGCAGTTAAAGCGTCCGTAGTTGAATTTCGTTCAAATTGAATCGTGCCGTATTTTCCTCGTGTTAGTTCGAGTACTTTTCGATTAGAACTTGGGTGAGATGTATTTGCTTCGGTGAGTTCGTTTCGCTCCGTTACTTTGAGCAAATTGGAGTGCTCCAACCAGGCTTAAGCTTGAACAGCTCAGCATGGAATAACAAGATAAGACTTTAGTTCTTCTTGTTGGTGACATGAACTAATAGTAATGGTTGATAAGGACATACGGGGGCATTTGTACTTGCTGGAGAGAGGTGAAATTCTAAGACCCAGCAAAGACAAACAAGTGCGAAAGCATTTGCCCAGTGTGTACCTGTTAATCAAGGACGAAAGTTGGGGGATCGAAGACGATTAGATACCGTCGTAGTCCCAACTATAAACTATGCCGACTGAGGATCGGAGGCCGTACTTTTACGACCCCTTCGGCACTCCAAGAGAAATCTAAGTCTCTGGGCCCTGGGGGGAGTATGGTCGCAAGGCTGAAACTTAAAGGAATTGACGGAAGGGCACCACCAGGAGTGGAGCCTGCGGCTTAATTTGACTCAACGCGGGGAACCTCACCAGGCCCGGACATAGTCATGATTGACAGATTGAGAGTTCTTTCTCGATTCTATGGGTGGTGGTGCATGGCCGTTCTTAGTCGGTGAGGTGACTTGTCTGGTTAATTCCGATAACGGACGAGACCTCGACCTACTAACTAGCTACTGATTACTTCGGTAAGCAGCCAGCTTCTTAGAGGGACTTTGTGAGTCTATCACAAGGAAGTTCGAGCCTATAACAGGTCTGTGATGCCCTTAGATGGCCTGGGCTGCACGTGCGCTACAATGACAGAGTCAGCGAGTATTACCCTTCTCCGTCCGGAGTGGGCAATCTTTTGAAACTCTGTCGTGATAGGGATTGACCCTTGCAATTATGGGTCATGAACGAGGAATTCCTAGTAAGGACAAGTCATCACCTTGTGCTGATTACGTCCCTGCCCTTTGTACACACCGCCCGTCGCTTCAACCGATTGGATGATCCGGCAAACTACATGGACTTTTGTTGTCGCTTTGCTCACGCATCGCACTTCGAAAGGAAGTGTCGTGAGCCTTATCATCTAGAGGATGAAGAAGTCGTAACACGGTATCC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GTCATATGCTTGTTTCAAAGATTAAGCCATGCAAGTCTAAGTATAAGCTTTTATACGGCAAAACTGCGAATAGCTCATTACAACAGTTATAATTTACACGACGATCATTACCAAATGGATATCCATGGTAATTCTGGAGCTAATACATGCAAAAACACCAAACTTTAGGGAATGGTGGCATTCATTAGCCTTAGAACCAATCAAGTAGTAATACTTGTTCCTGGTGATCATAATGACCGAGCGGATCGCATCACTGCGACAGTTCGTTCAAGTTTCTGACCTATCAGCTCCCGTCGGTAGGGTATTGGCCTACCGAGGCTGTGACGGGTAACGGGGAATTAGGGTTCGATTCCGGAGAGGGAGCCTGAGAAACGGCTACCACATCTAAGGATGGCAGCAGGCGCGCAAATTACCCAATCCCGACACGGGGAGGTAGTGACCAGAAATAGCAACTCAGGACCTTCGGTTCTGCGATTGCAATGAGCGAAAAGCAAAACTATTTGCGAGTACCTATTGGAGGGCAAGTCTGGTGCCAGCAGCCGCGGTAATTCCAGCTCCAATAGCGTATATTAAAATTGCTGCAGTTAAAGCGTCCGTAGTTGAATTTCGTTCAAATTGAATCGTGCCGTATTTTCCTCGTGTTAGTTCGAGTACTTTTCGATTAGAACTTGGGTGAGATGTATTTGCTTCGGTGAGTTCGTTTCGCTCCGTTACTTTGAGCAAATTGGAGTGCTCCAACCAGGCTTAAGCTTGAACAGCTCAGCATGGAATAACAAGATAAGACTTTAGTTCTTCTTGTTGGTGACATGAACTAATAGTAATGGTTGATAAGGACATACGGGGGCATTTGTACTTGCTGGAGAGAGGTGAAATTCTAAGACCCAGCAAAGACAAACAAGTGCGAAAGCATTTGCCCAGTGTGTACCTGTTAATCAAGGACGAAAGTTGGGGGATCGAAGACGATTAGATACCGTCGTAGTCCCAACTATAAACTATGCCGACTGAGGATCGGAGGCCGTACTTTTACGACCCCTTCGGCACTCCAAGAGAAATCTAAGTCTCTGGGCCCTGGGGGGAGTATGGTCGCAAGGCTGAAACTTAAAGGAATTGACGGAAGGGCACCACCAGGAGTGGAGCCTGCGGCTTAATTTGACTCAACGCGGGGAACCTCACCAGGCCCGGACATAGTCATGATTGACAGATTGAGAGTTCTTTCTCGATTCTATGGGTGGTGGTGCATGGCCGTTCTTAGTCGGTGAGGTGACTTGTCTGGTTAATTCCGATAACGGACGAGACCTCGACCTACTAACTAGCTACTGATTACTTCGGTAAGCAGCCAGCTTCTTAGAGGGACTTTGTGAGTCTATCACAAGGAAGTTCGAGCCTATAACAGGTCTGTGATGCCCTTAGATGGCCTGGGCTGCACGTGCGCTACAATGACAGAGTCAGCGAGTATTACCCTTCTCCGTCCGGAGTGGGCAATCTTTTGAAACTCTGTCGTGATAGGGATTGACCCTTGCAATTATGGGTCATGAACGAGGAATTCCTAGTAAGGACAAGTCATCACCTTGTGCTGATTACGTCCCTGCCCTTTGTACACACCGCCCGTCGCTTCAACCGATTGGATGATCCGGCAAACTACATGGACTTTTGTTGTCGCTTTGCTCACGCATCGCACTTCGAAAGGAAGTGTCGTGAGCCTTATCATCTAGAGGATGAAGAAGTCGTAACAC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AGTGTAAGTATAAATTTTTATACGGTGAAACTGCGAAAAGCTCATTAAAACAGTTGTAATGTACACGAAGATCCTTACTATATGGATATCCATGGTAATTCTGGGGCTAATACATGCGAAAACACCTGCAAAGGTGGCAATCGTTGATGGCTCAGAACCAATCGGGGTTTACTCCGTTATTGGGGATTACGGCGAAAGTGCGGATCGTTAATACGACAGTTCGTTCCAGCTTCTGACCTATCAGCTTCTGTCGGTAAGGTATTGGCTTACCGAGGCTGTGACGGGTAACGGGGAATTAGGGTTTGATTCCGGAGAGGGAGCCTGAGAAATGGCTACCACATCTAAGGATGGCAGCAGGCGCGCAAATTACCCAATGCCGATTCGGTGAGGTAGTGACCAGAAATAACAGCGCAAAGCGATTGCTTTGTGATTGTAATGGACAGAAAATAAACGTGTTTGTGATTAACAATTGGAGGGCAAGTCTGGTGCCAGCAGCCGCGGTAATTCCAGCTCCAATAGCGTATATTAAGATTGTTGCAGTTGAAACGTCCGTAGTTGAATTTCACTCAGAAACCGAGTACTCTTGCATTTCGCTTGAGAACTTGGTTTCGAGCGGGAATTTGCGCAAGCATTTTCTCAACGTTACTTTGAGCAAACTGGAGGGCTCCAGCCGGGTATTATGCCTTAACAGCTCAGCATGGAATAACAAGCTAGGATTTTGGTCCATCTTGTTGGTAACATGGATTAAAATAATGGTTGATAAGGATGTACGGGGACATTCGGACTTGCTGGAGAGAGGTGAAATTCTAAGACCCAGCAAAGACGAACAAGTGCGAAAGCATTTGTCCAGTACTTGCCTGTTAATCAAGGACGAAAGTTGGGGGATCGAAGACGATTAGATACCGTCGTAGTCCCAACTATAAACTATGCCGACTGAGGATCGGTGGATAATCATAATTCCCTCGGCACTTCAGGAGAAATCTAAGTCTCTGGGCTCTGGGGGGAGTATGGTCGCAAGGCTGAAACTTAAAGGAATTGACGGAAGGGCACCACCAGGAGTGGAGCCTGCGGCTTAATTTGACTCAACGCGGGGAACCTCACCAGGCCCAGACATTGTTATGATTGACAGATTAAGAGTTCTTTCTCGATTCTATGGGTGGTGGTGCATGGCCGTTCTTAGTCGGTGAGGTGACTTGTCTGGTTAATTCCGACAACGGACGAGACCTCGACCTGCTAATTAACAACGTTCATTCTGATGGATATTTGTTACTTAGAGGGACACTGTGTTTAAACGCAGGGAAGTCCGAGCCTATAACAGGTCTGTGATGCCCTTAGATGGCCTGGGCTGCACGTGCGCTACAATGGATAAAATAGCAAGAATCCCTCTCCGACAGGAGCAGGAAATCTTTTGAAATTTATCCGTAATTGGGATCGATCATTGCAATTATTGATCGTGAACGAGGAATTCCTAGTAAGGACAAGTCATCACCTTGTGCTGATTATGTCCCTGCCCTTTGTACACACCGCCCGTCGCTTCAACCGATTGGATGATCCGGCAAAGTGGACGGACAGGGTACCAGTTTGCTAGTCAAATTGGCACCGTTGGAAGTCCCCTGAGCCTTATCATCTAGAGGATGAAGAAGTCGTAACACGGTATCC</text:p>
          </table:table-cell>
          <table:table-cell office:value-type="string" calcext:value-type="string">
            <text:p>d__Eukaryota; p__Apicomplexa; c__Conoidasida; o__Gregarinasina; f__Eugregarino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TTCAAAGATTAAGCCATGCAAGTGTAAGTATAAATTTTTATACGGTGAAACTGCGAAAAGCTCATTAAAACAGTTGTAATGTACACGAAGATCCTTACTATATGGATATCCATGGTAATTCTGGGGCTAATACATGCGAAAACACCTGCAAAGGTGGCAATCGTTGATGGCTCAGAACCAATCGGGGTTTACTCCGTTATTGGGGATTACGGCGAAAGTGCGGATCGTTAATACGACAGTTCGTTCCAGCTTCTGACCTATCAGCTTCTGTCGGTAAGGTATTGGCTTACCGAGGCTGTGACGGGTAACGGGGAATTAGGGTTTGATTCCGGAGAGGGAGCCTGAGAAATGGCTACCACATCTAAGGATGGCAGCAGGCGCGCAAATTACCCAATGCCGATTCGGTGAGGTAGTGACCAGAAATAACAGCGCAAAGCGATTGCTTTGTGATTGTAATGGACAGAAAATAAACGTGTTTGTGATTAACAATTGGAGGGCAAGTCTGGTGCCAGCAGCCGCGGTAATTCCAGCTCCAATAGCGTATATTAAGATTGTTGCAGTTGAAACGTCCGTAGTTGAATTTCACTCAGAAACCGAGTACTCTTGCATTTCGCTTGAGAACTTGGTTTCGAGCGGGAATTTGCGCAAGCATTTTCTCAACGTTACTTTGAGCAAACTGGAGGGCTCCAGCCGGGTATTATGCCTTAACAGCTCAGCATGGAATAACAAGCTAGGATTTTGGTCCATCTTGTTGGTAACATGGATTAAAATAATGGTTGATAAGGATGTACGGGGACATTCGGACTTGCTGGAGAGAGGTGAAATTCTAAGACCCAGCAAAGACGAACAAGTGCGAAAGCATTTGTCCAGTACTTGCCTGTTAATCAAGGACGAAAGTTGGGGGATCGAAGACGATTAGATACCGTCGTAGTCCCAACTATAAACTATGCCGACTGAGGATCGGTGGATAATCATAATTCCCTCGGCACTTCAGGAGAAATCTAAGTCTCTGGGCTCTGGGGGGAGTATGGTCGCAAGGCTGAAACTTAAAGGAATTGACGGAAGGGCACCACCAGGAGTGGAGCCTGCGGCTTAATTTGACTCAACGCGGGGAACCTCACCAGGCCCAGACATTGTTATGATTGACAGATTAAGAGTTCTTTCTCGATTCTATGGGTGGTGGTGCATGGCCGTTCTTAGTCGGTGAGGTGACTTGTCTGGTTAATTCCGACAACGGACGAGACCTCGACCTGCTAATTAACAACGTTCATTCTGATGGATATTTGTTACTTAGAGGGACACTGTGTTTAAACGCAGGGAAGTCCGAGCCTATAACAGGTCTGTGATGCCCTTAGATGGCCTGGGCTGCACGTGCGCTACAATGGATAAAATAGCAAGAATCCCTCTCCGACAGGAGCAGGAAATCTTTTGAAATTTATCCGTAATTGGGATCGATCATTGCAATTATTGATCGTGAACGAGGAATTCCTAGTAAGGACAAGTCATCACCTTGTGCTGATTATGTCCCTGCCCTTTGTACACACCGCCCGTCGCTTCAACCGATTGGATGATCCGGCAAAGTGGACGGACAGGGTACCAGTTTGCTAGTCAAATTGGCACCGTTGGAAGTCCCCTGAGCCTTATCATCTAGAGGATGAAGAAGTCGTAACACGGTA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CTAAGCCATGCATGTGTAAGTAAAAACTTTTATACAGTGAAACTGTAGATGGCTCATTAAAACAGTTGATGTCTATACAGTTGAATTTTATATGTATAACTTTGGTAATTCTGAAGCTAATACATGAAACAGGCCCGACTTTTTGGAAAGGCTGTTTTTATTATTTGTTGAATCAGAACGGCTTGCCGTAGTTGGTTGAATACAAATAAGGACTAGTATCCCGCAAGGGAGAAACTGTGTGATCTCCTGACCTATCAGCTTCCGACGGTAAGGTATTGGCTTACCGTGGCTGTGACGGGTAACGGGGAATTGGGGTTCGATTCCGGAGAAGGGGCCTGAGAAATGGCCACTACATCTAAGGATGGCAGCAGGCGCGCAAATTACCCAATCCTAACTCAGGGAGGTAGTGACAAGAAATAACAACGCTCAAGTTTTCTTGTGCGATTGTAATGAGAGGAGTTAAAAGAACTCTTCGAGAATCAATTGGAGGGCAAGTCTGGTGCCAGCAGCCGCGGTAATTCCAGCTCCAATAGCGTATATTAAAGTTGTTGCAGTTAAAAAGCTCGTAGTTTGTTTTTTGATTGATTACTAAGAAGTTCATCTTCGAAGTGATCAGCAAATTGGTCGGATTTTATCCGATCTCGTACTGTGAAAAAATTAGAGTGTTCCAAGCAGTCGTTTGACTGAATAATGAAGCATGGTATACAGATATAGGACACTACGTTAGTTTTCTGGTTCAATAATGTGGTTGTAATGGTCGATAAGGGCATTTGTGGACATACGTATTCAAGTGTTAGAGGTGAAATTCTTGAATTACTTGAAGACGAACAAAAGCGAAAGCAGTTGTCTAAAATGTACTTGTTAATCAAGAACGAAAGTTAGGGGATCGAAGACGATCAGATACCGTCGTAGTCTTAACTATAAACTATGCCGACTAGGGATTGGAAGTTATCTTAGAAAAACTTTCAGCACCTGACAAGAAATTAAAGTTTTTGGGTTCTGGGGGGAGTAAGGTCGCAAGGCTGAAACTTAAAGGAATTGACGGAAGGGCACCACCAGGAGTGGAGCCTGCGGCTTAATTTGACTCAACACGGGAAAACTCACCAGGTCCAGACAGAGGAATGATTGACAGTTTGATAGCACTTTCTTGATTCTTTGGGTGGTGGTGCATGGCCGTTCTTAGTTGGTGGAGTGATTTGTCTGGTTAATTCCGATAACGAACGAGACCTTGACCTACTAAATAGTACGGAGAACATTTGTTCTTTGTTTGCTTCTTAGAGGGACTGTGCACGAAAGTGCGAGGAAGTTCGAGGCTAAAACAGGTCTGTGATGCCCTTAGATGTTCTGGGCTGCACGTGCGCTACAATGATACAGCCAGCGAGTTTATTTGCAGTAAGATGCTGATGATTCTTGTAAACTGTATCGTGATAGGGATAGATTATTGTAATTATTGATCTTGAACGAGGAATTCCTAGTAAGTACAAGTCATTATCTTGTGCTGATTGCGTCCCTGCCCTTTGTACACACCGCCCGTCGCTCCTACCGATTGAGTGATCCGGTGAATTATTCGGACGAGCTCTGGCCTTTGGCCTCTGCTTGAAAGTTTTGTAAACCTTATCACTTAGAGGAAGGAGAAGTCGTAACAAGGTTTCC</text:p>
          </table:table-cell>
          <table:table-cell office:value-type="string" calcext:value-type="string">
            <text:p>d__Eukaryota; p__Apicomplexa; c__Conoidasida; o__Gregarinasina; f__Gregarinasina; g__Gregarinasin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CTAAGCCATGCATGTGTAAGTAAAAACTTTTATACAGTGAAACTGTAGATGGCTCATTAAAACAGTTGATGTCTATACAGTTGAATTTTATATGTATAACTTTGGTAATTCTGAAGCTAATACATGAAACAGGCCCGACTTTTTGGAAAGGCTGTTTTTATTATTTGTTGAATCAGAACGGCTTGCCGTAGTTGGTTGAATACAAATAAGGACTAGTATCCCGCAAGGGAGAAACTGTGTGATCTCCTGACCTATCAGCTTCCGACGGTAAGGTATTGGCTTACCGTGGCTGTGACGGGTAACGGGGAATTGGGGTTCGATTCCGGAGAAGGGGCCTGAGAAATGGCCACTACATCTAAGGATGGCAGCAGGCGCGCAAATTACCCAATCCTAACTCAGGGAGGTAGTGACAAGAAATAACAACGCTCAAGTTTTCTTGTGCGATTGTAATGAGAGGAGTTAAAAGAACTCTTCGAGAATCAATTGGAGGGCAAGTCTGGTGCCAGCAGCCGCGGTAATTCCAGCTCCAATAGCGTATATTAAAGTTGTTGCAGTTAAAAAGCTCGTAGTTTGTTTTTTGATTGATTACTAAGAAGTTCATCTTCGAAGTGATCAGCAAATTGGTCGGATTTTATCCGATCTCGTACTGTGAAAAAATTAGAGTGTTCCAAGCAGTCGTTTGACTGAATAATGAAGCATGGTATACAGATATAGGACACTACGTTAGTTTTCTGGTTCAATAATGTGGTTGTAATGGTCGATAAGGGCATTTGTGGACATACGTATTCAAGTGTTAGAGGTGAAATTCTTGAATTACTTGAAGACGAACAAAAGCGAAAGCAGTTGTCTAAAATGTACTTGTTAATCAAGAACGAAAGTTAGGGGATCGAAGACGATCAGATACCGTCGTAGTCTTAACTATAAACTATGCCGACTAGGGATTGGAAGTTATCTTAGAAAAACTTTCAGCACCTGACAAGAAATTAAAGTTTTTGGGTTCTGGGGGGAGTAAGGTCGCAAGGCTGAAACTTAAAGGAATTGACGGAAGGGCACCACCAGGAGTGGAGCCTGCGGCTTAATTTGACTCAACACGGGAAAACTCACCAGGTCCAGACAGAGGAATGATTGACAGTTTGATAGCACTTTCTTGATTCTTTGGGTGGTGGTGCATGGCCGTTCTTAGTTGGTGGAGTGATTTGTCTGGTTAATTCCGATAACGAACGAGACCTTGACCTACTAAATAGTACGGAGAACATTTGTTCTTTGTTTGCTTCTTAGAGGGACTGTGCACGAAAGTGCGAGGAAGTTCGAGGCTAAAACAGGTCTGTGATGCCCTTAGATGTTCTGGGCTGCACGTGCGCTACAATGATACAGCCAGCGAGTTTATTTGCAGTAAGATGCTGATGATTCTTGTAAACTGTATCGTGATAGGGATAGATTATTGTAATTATTGATCTTGAACGAGGAATTCCTAGTAAGTACAAGTCATTATCTTGTGCTGATTGCGTCCCTGCCCTTTGTACACACCGCCCGTCGCTCCTACCGATTGAGTGATCCGGTGAATTATTCGGACGAGCTCTGGCCTTTGGCCTCTGCTTGAAAGTTTT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CTAAGCCATGCATGTGTAAGTAAATTCTTTTATACAGAGAAACTGTAGATGGCTCATTAAAACAGTTGATGTCTATACAGTTGGTATCTAAATGTATAACTTCGGAAATTCTGAAGCTAATACATGAAAAAAGCTTGACTTTGTGGTAAAGCTGTTTTTATTATTCATTGAATCAGAACGTTTAGGCGTAATCGGTTGAAAAATAATAAGAAATAGAATCCCTTGAAGGAGAAACTGTGTGATCTTCTGACCTATCAGCTTCCGACGGTAAGGTATTGGCTTACCGTGGCTATGACGGGTAGCGGGGAATTGGGGTTCGATTCCGGAGAAGGGGCCTGAGAAATGGCCACTACATCTAAGGATGGCAGCAGGCGCGCAAATTACCCAATCCTAACTCAGGGAGGTAGTGACAAGAAATAACAACGCTGAAGTTTTCTTCTGCGATTGTAATGAGAGGAGTTAAAAGCACTTTTCGAGAATCAATTGGAGGGCAAGTCTGGTGCCAGCAGCCGCGGTAATTCCAGCTCCAATAGCGTATATTAAAGTTGTTGCAGTTAAAAAGCTCGTAGTTTGTTTTTTGCGTTGCTAGCACTGGGTTTTACTCGGCGCTGACATGCAAATCGAGTAGATTCTGTCTACTTCAGTACTGTTAAAAAATTAGAGTGTTCAAAGCAGTTTATTGACTGAATAGTGAAGCATGGTATACAGAAATAGGACACTATGTCAGTTTTCTGGTTCAATGATGTAGTTGTAATGGTCGATAAGGGCATTTGTGGACATACGTATTCAAGTGTTAGAGGTGAAATTCTTGAATTACTTGAAGACGAACAAAAGCGAAAGCAGTTGTCTAAAATGTGCTTGTTAATCAAGAACGAAAGTTAGGGGATCGAAGACGATCAGATACCGTCGTAGTCTTAACTATAAACTATGCCGACTAGGGATTGGAAACTATTTTGAAGAGTTTTCAGCACCTTTTAAGAAATTAAAGTTTTTGGGTTCTGGGGGGAGTAAGGTCGCAAGGCTGAAACTTAAAGGAATTGACGGAAGGGCACCACCAGGAGTGGAGCCTGCGGCTTAATTTGACTCAACACGGGAAAACTCACCAGGTCCAGACAGAGGAATGATTGACAGTTTGATAGCACTTTCTTGATTCTTTGGGTGGTGGTGCATGGCCGTTCTTAGTTGGTGGAGTGATTTGTCTGGTTAATTCCGATAACGAACGAGACCTTGACCTACTAAATAGCTGAAGGAGCTATTGTTCTTTGTTCGCTTCTTAGAGGGACTGTGCACGAAAGTGCGAGGAAGTTCGAGGCTAAAACAGGTCTGTGATGCCCTTAGATGTCCTGGGCTGCACGTGCGCTACAATGATACAGCCAGCGAGTGTATTGGCAGTAAGATGCTGATGATTCTTGCAAACTGTATCGTGATAGGGATAGATTATTGTAATTATTGATCTTGAACGAGGAATTCCTAGTAAGTACAAGTCATTATCTTGTGCTGATTGCGTCCCTGCCCTTTGTACACACCGCCCGTCGCTCCTACCGATTGAGTGATCCGGTGAATTATTCGGACGAGTACTGACTTCGTGTCGATACTTGAAAGTTTTGTAAACCTTATCACTTAGAGGAAGGAGAAGTCGTAACAAGGTTTCC</text:p>
          </table:table-cell>
          <table:table-cell office:value-type="string" calcext:value-type="string">
            <text:p>d__Eukaryota; p__Apicomplexa; c__Conoidasida; o__Gregarinasina; f__Gregarinasina; g__Gregarinasin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CTAAGCCATGCATGTGTAAGTAAATTCTTTTATACAGAGAAACTGTAGATGGCTCATTAAAACAGTTGATGTCTATACAGTTGGTATCTAAATGTATAACTTCGGAAATTCTGAAGCTAATACATGAAAAAAGCTTGACTTTGTGGTAAAGCTGTTTTTATTATTCATTGAATCAGAACGTTTAGGCGTAATCGGTTGAAAAATAATAAGAAATAGAATCCCTTGAAGGAGAAACTGTGTGATCTTCTGACCTATCAGCTTCCGACGGTAAGGTATTGGCTTACCGTGGCTATGACGGGTAGCGGGGAATTGGGGTTCGATTCCGGAGAAGGGGCCTGAGAAATGGCCACTACATCTAAGGATGGCAGCAGGCGCGCAAATTACCCAATCCTAACTCAGGGAGGTAGTGACAAGAAATAACAACGCTGAAGTTTTCTTCTGCGATTGTAATGAGAGGAGTTAAAAGCACTTTTCGAGAATCAATTGGAGGGCAAGTCTGGTGCCAGCAGCCGCGGTAATTCCAGCTCCAATAGCGTATATTAAAGTTGTTGCAGTTAAAAAGCTCGTAGTTTGTTTTTTGCGTTGCTAGCACTGGGTTTTACTCGGCGCTGACATGCAAATCGAGTAGATTCTGTCTACTTCAGTACTGTTAAAAAATTAGAGTGTTCAAAGCAGTTTATTGACTGAATAGTGAAGCATGGTATACAGAAATAGGACACTATGTCAGTTTTCTGGTTCAATGATGTAGTTGTAATGGTCGATAAGGGCATTTGTGGACATACGTATTCAAGTGTTAGAGGTGAAATTCTTGAATTACTTGAAGACGAACAAAAGCGAAAGCAGTTGTCTAAAATGTGCTTGTTAATCAAGAACGAAAGTTAGGGGATCGAAGACGATCAGATACCGTCGTAGTCTTAACTATAAACTATGCCGACTAGGGATTGGAAACTATTTTGAAGAGTTTTCAGCACCTTTTAAGAAATTAAAGTTTTTGGGTTCTGGGGGGAGTAAGGTCGCAAGGCTGAAACTTAAAGGAATTGACGGAAGGGCACCACCAGGAGTGGAGCCTGCGGCTTAATTTGACTCAACACGGGAAAACTCACCAGGTCCAGACAGAGGAATGATTGACAGTTTGATAGCACTTTCTTGATTCTTTGGGTGGTGGTGCATGGCCGTTCTTAGTTGGTGGAGTGATTTGTCTGGTTAATTCCGATAACGAACGAGACCTTGACCTACTAAATAGCTGAAGGAGCTATTGTTCTTTGTTCGCTTCTTAGAGGGACTGTGCACGAAAGTGCGAGGAAGTTCGAGGCTAAAACAGGTCTGTGATGCCCTTAGATGTCCTGGGCTGCACGTGCGCTACAATGATACAGCCAGCGAGTGTATTGGCAGTAAGATGCTGATGATTCTTGCAAACTGTATCGTGATAGGGATAGATTATTGTAATTATTGATCTTGAACGAGGAATTCCTAGTAAGTACAAGTCATTATCTTGTGCTGATTGCGTCCCTGCCCTTTGTACACACCGCCCGTCGCTCCTACCGATTGAGTGATCCGGTGAATTATTCGGACGAGTACTGACTTCGTGTCGATACTTGAAAGTTTT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TTAAGCCATGCATGTGTAAGTAAAAACTTTAATACAGTGAAACTGTAGATGGCTCATTAAAACAGTTGATGTCTATACAGTTGAAATTTAAATGTATATCTTCGGAAATTCTGAAGCTAATACAAGAGCAAATCCAAACTTTTGGGAATGGTTGTTTTTATTATTTTCTGAATCAGAACGCTTCGGCGTATGTGGTTGAAGAATGTTAAAAACTAGTATCCTTTTGGGGAAAAACTGTGTGATCTTCTGACCTATCAGCTTCCGACGGTAAGGTATTGGCTTACCGTGGCTGTGACGGGTAACGGGGAATTGGGGTTCGATTCCGGAGAAGGGGCCTGAGAAATGGCCACTACATCTAAGGATGGCAGCAGGCGCGCAAATTACCCAATCCTAACTCAGGGAGGTAGTGACAAGAAATAACAACGCTGAAGTTTCTTCTGCGATTGTAATGAGAGGAGTTAAAAGCACTCTTCGAGAATCAATTGGAGGGCAAGTCTGGTGCCAGCAGCCGCGGTAATTCCAGCTCCAATAGCGTATGTTAAAGTTGTTGCAGTTAAAAAGCTCGTAGTTCATCTTTTGATAGACACTGTAGAGAATTCTTCTTAATGGTGTCATCAAATTGGGCAGATTATTTCTGTTCTAGTACTGTTAAAAAATTAGAGTGTTCAACGCAGCCGTTTGACTGAATAGTGAAGCATGGTATACAGAAATAGGACACCGCGTTAGTTTTCTGGTTCAATAATGTGGTTGTAATGGTCGATAAGGGCATTTGTGGACATACGTATTCAAGTGTTAGAGGTGAAATTCTTGAATTACTTGAAGACGAACAAGAGCGAAAGCAATTGTCTAAAATGTACTTGTTAATCAAGAACGAAAGTTAGGGGATCGAAGACGATCAGATACCGTCGTAGTCTTAACTATAAACTATGCCGACTAGGGATTGGAAGCTATCTTAAAGAGCTTTCAGCACCTAAAAAGAAATTAAAGTTTTTGGGTTCTGGGGGGAGTAAGGTCGCAAGGCTGAAACTTAAAGGAATTGACGGAAGGGCACCACCAGGAGTGGAGCCTGCGGCTTAATTTGACTCAACACGGGAAAACTCACCAGGTCCAGACAGAGGAATGATTGACAGTTTGATAGCACTTTCTTGATTCTTTGGGTGGTGGTGCATGGCCGTTCTTAGTTGGTGGAGTGATTTGTCTGGTTAATTCCGATAACGAACGAGACCTTGACCTGCTAAATAGTAGTGCGGATGTTTATTCGCATACAGCTTCTTAGAGGGACTGTGCATGAAAGTGCGAGGAAGTTCGAGGCTAAAACAGGTCTGTGATGCCCTTAGATGTCCTGGGCTGCACGTGCGCTACAATGATACAGCCAACGAGTTTATTGGCAGTAATATGTTGATGATTCTTGAAAACTGTATCGTGATAGGGATAGATTATTGTAATTATTGATCTTGAACGAGGAATTCCTAGTAAGTACAAGTCATTATCTTGTGCTGATTGCGTCCCTGCCCTTTGTACACACCGCCCGTCGCTCCTACCGATTGAGTGATCCGGTGAATTATTCGGACGAACGTTGATGTAAATCTCTGTTTGAAAGTTTTGTAAACCTTATCACTTAGAGGAAGGAGAAGTCGTAACAAGGTTTCC</text:p>
          </table:table-cell>
          <table:table-cell office:value-type="string" calcext:value-type="string">
            <text:p>d__Eukaryota; p__Apicomplexa; c__Conoidasida; o__Gregarinasina; f__Gregarinasina; g__Gregarinasin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TTAAGCCATGCATGTGTAAGTAAAAACTTTAATACAGTGAAACTGTAGATGGCTCATTAAAACAGTTGATGTCTATACAGTTGAAATTTAAATGTATATCTTCGGAAATTCTGAAGCTAATACAAGAGCAAATCCAAACTTTTGGGAATGGTTGTTTTTATTATTTTCTGAATCAGAACGCTTCGGCGTATGTGGTTGAAGAATGTTAAAAACTAGTATCCTTTTGGGGAAAAACTGTGTGATCTTCTGACCTATCAGCTTCCGACGGTAAGGTATTGGCTTACCGTGGCTGTGACGGGTAACGGGGAATTGGGGTTCGATTCCGGAGAAGGGGCCTGAGAAATGGCCACTACATCTAAGGATGGCAGCAGGCGCGCAAATTACCCAATCCTAACTCAGGGAGGTAGTGACAAGAAATAACAACGCTGAAGTTTCTTCTGCGATTGTAATGAGAGGAGTTAAAAGCACTCTTCGAGAATCAATTGGAGGGCAAGTCTGGTGCCAGCAGCCGCGGTAATTCCAGCTCCAATAGCGTATGTTAAAGTTGTTGCAGTTAAAAAGCTCGTAGTTCATCTTTTGATAGACACTGTAGAGAATTCTTCTTAATGGTGTCATCAAATTGGGCAGATTATTTCTGTTCTAGTACTGTTAAAAAATTAGAGTGTTCAACGCAGCCGTTTGACTGAATAGTGAAGCATGGTATACAGAAATAGGACACCGCGTTAGTTTTCTGGTTCAATAATGTGGTTGTAATGGTCGATAAGGGCATTTGTGGACATACGTATTCAAGTGTTAGAGGTGAAATTCTTGAATTACTTGAAGACGAACAAGAGCGAAAGCAATTGTCTAAAATGTACTTGTTAATCAAGAACGAAAGTTAGGGGATCGAAGACGATCAGATACCGTCGTAGTCTTAACTATAAACTATGCCGACTAGGGATTGGAAGCTATCTTAAAGAGCTTTCAGCACCTAAAAAGAAATTAAAGTTTTTGGGTTCTGGGGGGAGTAAGGTCGCAAGGCTGAAACTTAAAGGAATTGACGGAAGGGCACCACCAGGAGTGGAGCCTGCGGCTTAATTTGACTCAACACGGGAAAACTCACCAGGTCCAGACAGAGGAATGATTGACAGTTTGATAGCACTTTCTTGATTCTTTGGGTGGTGGTGCATGGCCGTTCTTAGTTGGTGGAGTGATTTGTCTGGTTAATTCCGATAACGAACGAGACCTTGACCTGCTAAATAGTAGTGCGGATGTTTATTCGCATACAGCTTCTTAGAGGGACTGTGCATGAAAGTGCGAGGAAGTTCGAGGCTAAAACAGGTCTGTGATGCCCTTAGATGTCCTGGGCTGCACGTGCGCTACAATGATACAGCCAACGAGTTTATTGGCAGTAATATGTTGATGATTCTTGAAAACTGTATCGTGATAGGGATAGATTATTGTAATTATTGATCTTGAACGAGGAATTCCTAGTAAGTACAAGTCATTATCTTGTGCTGATTGCGTCCCTGCCCTTTGTACACACCGCCCGTCGCTCCTACCGATTGAGTGATCCGGTGAATTATTCGGACGAACGTTGATGTAAATCTCTGTTTGAAAGTTTT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GACTTTACAGTGAAACTGCGAATGGCTCATTAAATCAGTTATAGTTTATTTGATGGTACTTACTACTTGGATAACCGTAGTAATTCTAGAGCTAATACATGCAAGAAGACCCGACTTCACGGAAGGGTTGTATTTATTAGGTACAAAACCAATGCGCTCCGGCGCTAGTATGGTGATTCATAATAACTTCGCGAATCGCATGCTCTTGTAGCGGCGATGGTTCATTCAAATTTCTGCCCTATCAACTTTCGATGGTAGGATAGAGGCCTACCATGGTTTTAACGGGTAACGGAGAATTGGGGTTCGGTTCCGGAGAGGGAGCCTGAGAGACGGCTACCACATCCAAGGAAGGCAGCAGGCGCGCAAATTACCCAATCCTGACACAGGGAGGTAGTGACAATAAATAACAATGTTGGGCGCACATGCGTCTGGCAATTGGAATGAGTACAATTTAAATACCTTAACGAGGATCCATTGGAGGGCAAGTCTGGTGCCAGCAGCCGCGGTAATTCCAGCTCCAATAGCGTATATTAAAGTTGTTGCGGTTAAAAAGCTCGTAGTTGGATTTTGGGCCTATTCCCGGCGGGCCGGTGCAAGCCGCGAACTGCTAGGGTGGGCCTTCTGTCTGGAGGTGCGGTGCTTCCTATTCACTTAGTGGCGCCGTGCGTCTAGGACCTTTACTTTGAACAAATTGGAGTGTTTAAAGCAGGCAAACGTCTTGAACACATTAGCATGGAATAATCGAATAGGGCTTTGGCTCTATTTTGTTGGTTTTAAGGGCCGAAGTAATGATTAATAGGGATAGTTGGGGGCATTCGTATTTAATTGTCAGAGGTGAAATTCTTAGATTTATGGAAGACGAACGTCTGCGAAAGCATTTGCCAAGGATGTTTTCATTAATCAAGAACGAAAGTTAGGGGATCGAAGACGATCAGATACCGTCGTAGTCTTAACTATAAACTATGCCGACTAGGGATTGGAAGATGTTACTTTCATGACTCCTTCAGCACCTTATGAGAAATCAAAGTCTTTGGGTTCCGGGGGGAGTATGGTCGCAAGGCTGAAACTTAAAGGAATTGACGGAAGGGCACCACCAGGAGTGGAGCCTGCGGCTTAATTTGACTCAACACGGGGAAACTTACCAGGTCCAGACATAGTGAGGATTGACAGATTGAGAGCTCTTTCTTGATTCTATGGGTGGTGGTGCATGGCCGTTCTTAGTTGGTGGAGTGATTTGTCTGCTTAATTGCGATAACGAACGAGACCTTAACCTGCTAAATAGTGACGCGAACCTCTGCGTTCGTGGGCTGCTTCTTAGAGGGACTTTCGCGTGTTTTAACCGAAGGAAGTTTGAGGCAATAACAGGTCTGTGATGCCCTTAGATGTTCTGGGCCGCACGCGCGCTACACTGATCGCCGCAACGAGTATATAACCTTGTCCGGAAGGACTGGGTAATCTCTTAAAAGCGATCGTGCTGGGGATAGATCTTTGTAATTATGGATCTTGAACGAGGAATTCCTAGTAAATGCAGGTCATCAGCCTGCGTTGATTACGTCCCTGCCCTTTGTACACACCGCCCGTCGCTCCTACCGATTGAATGACCCGGTGAGGCTTCCGGACTGCCTGCGTTGCATCGGCAACGATCGACGTAGGCGGGAAGTTATCCTAACCTTGCCATTTAGAGGAAGGAGAAGTCGTAACAAGGTTTCC</text:p>
          </table:table-cell>
          <table:table-cell office:value-type="string" calcext:value-type="string">
            <text:p>d__Eukaryota; p__Apusomonadidae; c__Apusomonadidae; o__Apusomonadidae; f__Apusomonadidae; g__Amastigomona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CGACTTTACAGTGAAACTGCGAATGGCTCATTAAATCAGTTATAGTTTATTTGATGGTACTTACTACTTGGATAACCGTAGTAATTCTAGAGCTAATACATGCAAGAAGACCCGACTTCACGGAAGGGTTGTATTTATTAGGTACAAAACCAATGCGCTCCGGCGCTAGTATGGTGATTCATAATAACTTCGCGAATCGCATGCTCTTGTAGCGGCGATGGTTCATTCAAATTTCTGCCCTATCAACTTTCGATGGTAGGATAGAGGCCTACCATGGTTTTAACGGGTAACGGAGAATTGGGGTTCGGTTCCGGAGAGGGAGCCTGAGAGACGGCTACCACATCCAAGGAAGGCAGCAGGCGCGCAAATTACCCAATCCTGACACAGGGAGGTAGTGACAATAAATAACAATGTTGGGCGCACATGCGTCTGGCAATTGGAATGAGTACAATTTAAATACCTTAACGAGGATCCATTGGAGGGCAAGTCTGGTGCCAGCAGCCGCGGTAATTCCAGCTCCAATAGCGTATATTAAAGTTGTTGCGGTTAAAAAGCTCGTAGTTGGATTTTGGGCCTATTCCCGGCGGGCCGGTGCAAGCCGCGAACTGCTAGGGTGGGCCTTCTGTCTGGAGGTGCGGTGCTTCCTATTCACTTAGTGGCGCCGTGCGTCTAGGACCTTTACTTTGAACAAATTGGAGTGTTTAAAGCAGGCAAACGTCTTGAACACATTAGCATGGAATAATCGAATAGGGCTTTGGCTCTATTTTGTTGGTTTTAAGGGCCGAAGTAATGATTAATAGGGATAGTTGGGGGCATTCGTATTTAATTGTCAGAGGTGAAATTCTTAGATTTATGGAAGACGAACGTCTGCGAAAGCATTTGCCAAGGATGTTTTCATTAATCAAGAACGAAAGTTAGGGGATCGAAGACGATCAGATACCGTCGTAGTCTTAACTATAAACTATGCCGACTAGGGATTGGAAGATGTTACTTTCATGACTCCTTCAGCACCTTATGAGAAATCAAAGTCTTTGGGTTCCGGGGGGAGTATGGTCGCAAGGCTGAAACTTAAAGGAATTGACGGAAGGGCACCACCAGGAGTGGAGCCTGCGGCTTAATTTGACTCAACACGGGGAAACTTACCAGGTCCAGACATAGTGAGGATTGACAGATTGAGAGCTCTTTCTTGATTCTATGGGTGGTGGTGCATGGCCGTTCTTAGTTGGTGGAGTGATTTGTCTGCTTAATTGCGATAACGAACGAGACCTTAACCTGCTAAATAGTGACGCGAACCTCTGCGTTCGTGGGCTGCTTCTTAGAGGGACTTTCGCGTGTTTTAACCGAAGGAAGTTTGAGGCAATAACAGGTCTGTGATGCCCTTAGATGTTCTGGGCCGCACGCGCGCTACACTGATCGCCGCAACGAGTATATAACCTTGTCCGGAAGGACTGGGTAATCTCTTAAAAGCGATCGTGCTGGGGATAGATCTTTGTAATTATGGATCTTGAACGAGGAATTCCTAGTAAATGCAGGTCATCAGCCTGCGTTGATTACGTCCCTGCCCTTTGTACACACCGCCCGTCGCTCCTACCGATTGAATGACCCGGTGAGGCTTCCGGACTGCCTGCGTTGCATCGGCAACGATCGACGTAGGCGGGAAGTTATCCTAACCTTGCCATTTAGAGGAAGGAGAAGTCGTAACAAGGTTTCC</text:p>
          </table:table-cell>
          <table:table-cell office:value-type="string" calcext:value-type="string">
            <text:p>10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CGAATTATACAGTGAAACTGCGAATGGCTCATTAAATCAGTTATAGTTTATTTGATAGTACTTACTACTTGGATACCCGTAGTAATTCTAGAGCTAATACATGCACGAATACCCGACTTTTTGGAAGGGTTGTATTTATTAGATACAAAACCAATACGCTCCGGCGTTATTGTGGTGATTCATAATAACTTCGCGAATCGTATGCCTTTACGGCGACGATGTTTCATTCAAATTTCTGCCCTATCAACTTTCGACGGTAAGGTAGAGGCTTACCGTGGTTTTAACGGGTAACGGAGAATTGGGGTTCGGTTCCGGAGAGGGAGCCTGAAAAACGGCTACCACATCCAAGGAAGGCAGCAGGCGCGCAAATTACCCAATCCTGACACAGGGAGGTAGTGACAATAAATAACAATGTTGGGCGCAATGCGTCTGGCAATTGGAATGAGTACAATTTAAAAACCTTAACGAGGATCCATTGGAGGGCAAGTCTGGTGCCAGCAGCCGCGGTAATTCCAGCTCCAATAGCGTATATTAAAGTTGCTGCGGTTAAAAAGCTCGTAGTTGGATTTTGGGTCCAGCCCCGGTGGGCCGGTGAAAGCCGTGAACTGCTAGGATGGACCTTCTGTCTGGAGGCGGGGCGCTTCCTATTCACTTAGTGGCGCCCGCGCGTCTAGGACCTTTACTTTGAACAAATTGGAGTGTTTAAAGCAGGCAAACGTCTTGAACACATTAGCATGGAATAACATAATAGGGCTTTGGTTCTATTTTGTTGGTTTTAAGGACCGAAGTAATGATCAATAGGGACAGTTGGGGGCATTCGTATTTAATTGTCAGAGGTGAAATTCTTAGATTTATGAAAGACGAACTTCTGCGAAAGCATTTGCCAAGGATGTTTTCATTAATCAAGAACGAAAGTTAGGGGATCGAAGACGATCAGATACCGTCGTAGTCTTAACCATAAACTATGCCGACTAGGGATTGGAAGATGTTAAAATTCATGACTCCTTCAGCACCTTATGAGAAATCAAAGTCTTTGGGTTCCGGGGGGAGTATGGTCGCAAGGCTGAAACTTAAAGGAATTGACGGAAGGGCACCACCAGGAGTGGAGCCTGCGGCTTAATTTGACTCAACACGGGGAAACTTACCAGGTCCAGACATAGTAAGGATTGACAGATTGAGAGCTCTTTCTTGATTCTATGGGTGGTGGTGCATGGCCGTTCTTAGTTGGTGGAGTGATTTGTCTGCTTAATTGCGATAACGAACGAGACCTTAACCTGCTAAATAGTTACACGAACCTTCGCGTTCGTGGCCAACTTCTTAGAGGGACTTTCGCGTGTTTTAACCGAAGGAAGTTTGAGGCAATAACAGGTCTGTGATGCCCTTAGATGTTCTGGGCCGCACGCGCGCTACACTGATCGCTGCAACGAGTTTATAACCTTGGCCGGAAGGTCTAGGTAATCTCTCAAAGGCGATCGTGCTGGGGATAGATCTTTGTAATTATGGATCTTGAACGAGGAATTCCTAGTAAATGCAAGTCATCAGCTTGCGTTGATTACGTCCCTGCCCTTTGTACACACCGCCCGTCGCTCCTACCGATTGAATGACCCGGTGAGGCTTCCGGACTGCCTGCGTTGTATCGGCAACGGTCGACGCGGGCGGAAAGTTATCCTAACCTTGCCATTTAGAGGAAGGAGAAGTCGTAACAAGGTTTCC</text:p>
          </table:table-cell>
          <table:table-cell office:value-type="string" calcext:value-type="string">
            <text:p>d__Eukaryota; p__Apusomonadidae; c__Apusomonadidae; o__Apusomonadidae; f__Apusomonadidae; g__Amastigomona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TAAAGATTAAGCCATGCATGTCTAAGTATAAACGAATTATACAGTGAAACTGCGAATGGCTCATTAAATCAGTTATAGTTTATTTGATAGTACTTACTACTTGGATACCCGTAGTAATTCTAGAGCTAATACATGCACGAATACCCGACTTTTTGGAAGGGTTGTATTTATTAGATACAAAACCAATACGCTCCGGCGTTATTGTGGTGATTCATAATAACTTCGCGAATCGTATGCCTTTACGGCGACGATGTTTCATTCAAATTTCTGCCCTATCAACTTTCGACGGTAAGGTAGAGGCTTACCGTGGTTTTAACGGGTAACGGAGAATTGGGGTTCGGTTCCGGAGAGGGAGCCTGAAAAACGGCTACCACATCCAAGGAAGGCAGCAGGCGCGCAAATTACCCAATCCTGACACAGGGAGGTAGTGACAATAAATAACAATGTTGGGCGCAATGCGTCTGGCAATTGGAATGAGTACAATTTAAAAACCTTAACGAGGATCCATTGGAGGGCAAGTCTGGTGCCAGCAGCCGCGGTAATTCCAGCTCCAATAGCGTATATTAAAGTTGCTGCGGTTAAAAAGCTCGTAGTTGGATTTTGGGTCCAGCCCCGGTGGGCCGGTGAAAGCCGTGAACTGCTAGGATGGACCTTCTGTCTGGAGGCGGGGCGCTTCCTATTCACTTAGTGGCGCCCGCGCGTCTAGGACCTTTACTTTGAACAAATTGGAGTGTTTAAAGCAGGCAAACGTCTTGAACACATTAGCATGGAATAACATAATAGGGCTTTGGTTCTATTTTGTTGGTTTTAAGGACCGAAGTAATGATCAATAGGGACAGTTGGGGGCATTCGTATTTAATTGTCAGAGGTGAAATTCTTAGATTTATGAAAGACGAACTTCTGCGAAAGCATTTGCCAAGGATGTTTTCATTAATCAAGAACGAAAGTTAGGGGATCGAAGACGATCAGATACCGTCGTAGTCTTAACCATAAACTATGCCGACTAGGGATTGGAAGATGTTAAAATTCATGACTCCTTCAGCACCTTATGAGAAATCAAAGTCTTTGGGTTCCGGGGGGAGTATGGTCGCAAGGCTGAAACTTAAAGGAATTGACGGAAGGGCACCACCAGGAGTGGAGCCTGCGGCTTAATTTGACTCAACACGGGGAAACTTACCAGGTCCAGACATAGTAAGGATTGACAGATTGAGAGCTCTTTCTTGATTCTATGGGTGGTGGTGCATGGCCGTTCTTAGTTGGTGGAGTGATTTGTCTGCTTAATTGCGATAACGAACGAGACCTTAACCTGCTAAATAGTTACACGAACCTTCGCGTTCGTGGCCAACTTCTTAGAGGGACTTTCGCGTGTTTTAACCGAAGGAAGTTTGAGGCAATAACAGGTCTGTGATGCCCTTAGATGTTCTGGGCCGCACGCGCGCTACACTGATCGCTGCAACGAGTTTATAACCTTGGCCGGAAGGTCTAGGTAATCTCTCAAAGGCGATCGTGCTGGGGATAGATCTTTGTAATTATGGATCTTGAACGAGGAATTCCTAGTAAATGCAAGTCATCAGCTTGCGTTGATTACGTCCCTGCCCTTTGTACACACCGCCCGTCGCTCCTACCGATTGAATGACCCGGTGAGGCTTCCGGACTGCCTGCGTTGTATCGGCAACGGTCGACGCGGGCGGAAAGTTATCCTAACCTTGC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TTTATACTGTGAAACTGCGAATGGCTCAATAAATCAGTTATAGTTTATTTGATAGTGCCTTACTACTTGGATAACCGTAGTAAATCTAGAGCTAATACATGCCAAAAAGTCCCGACTTCTGGAAGGGATGCATTTATTAGATACAAAACCAATGCAGGTAACCCCTGGTTATTGGTGAGTCATGATAACTTCGCGAACCGCAGAGTCGAAAGACGGCGGTGAATCATTCAAATTTCTGCCCTATCAGCTGTCGATGGTAGGATAGAGGCCTACCATGGCTTTAACGGGTAACGGAGAATCAGGGTTCGATTCCGGAGAGGGAGCCTGAGAAACGGCTACCACATCCAAGGATGGCAGCAGGCGCGCAAATTACCCAATCCTGACACAGGGAGGTAGTGACAATAAATATCAATAGACGGGTTTTATAATCAGTCTAATTGAAATGAGAACAATTTAAACCCCTTAACGAGGATCCATTGGAGGGCAAGTCTGGTGCCAGCAGCCGCGGTAATTCCAGCTCCAATAGCGTATATTAAAGTTGTTGCAGTTAAAAAGCTCGTAGTTGGATTTCGGGGCAGAGGAGAGTTGCTGGGCCTTTGGGTTCGGCAGCATCTCGCTGTTCTTACCTGTTGTGTAGGGCCTTAACGGGTCCTGCTCAGCTCGTTTACTGTGAAAAAATTAGAGTGTTCAACGCAGGCGTATGCCGTGAATACATTAGCATGGAATAATAAAATAGGACTTTGATTCTATTTTGTTGGTTTCTAGGACCGAAGTAATGATTAATAGGGACAGTTGGGGGCATTCGTATTGTTGAGTCAGTGGTGAAATACTTAGATTTCAGCAAGACGAACTTCTGCGAAAGCATTTGCCAAGGATGTTTTCATTAATCAAGAACGAAAGTTGGGGGATCGAAGACGATCAGATACCGTCGTAGTCTCAACCATAAACGATGCCGACTAGGGATCAGTGGATGTTTAATTTTATGACTCCATTGGCACCTCCAGAGAAATCGCAAGTTTTTGGGTTCTGGGGGGAGTATGGTCGCAAGGCTGAAACTTAAAGGAATTGACGGAAGGGCACCACCAGGAGTGGAGCCTGCGGCTTAATTTGACTCAACACGGGAAAACTTACCAGGTCCAGACATAGCGAGGATTGACAGATTGAAAGACCTTTCTTGATTCTATGGGTGGTGGTGCATGGCCGTTCTTAGTTGGTGGAGTGATTTGTCTGGTTAATTCCGATAACGAACGAGACCTTAACCTGCTAACTAGTCACACGAACGCTTAGTTCGCGGCGGACTTCTTAGAGGGACAACGTGTGTTGAGCACGAGGAAGTTTGAGGCAATAACAGGTCTGTGATGCCCTTAGATGTTCTGGGCCGCACGCGCGCTACACTGATACGGTCAACGAGTTTATCACCTTGACCGATAGGTCTGGGTAATCTTTTGAAACCGTATCGTGATGGGGATAGCACATTGCAACTATTGTGCTTCAACGAGGAATTCCTAGTAAGCGTAAGTCATCAGCTTACGTTGATTACGTCCCTGCCCTTTGTACACACCGCCCGTCGCTCCTACCGATTGGATGGTTCGGTGAACTCTTCAGACCGTGCATTGTCGCTGGGAAACCAGCGCTATGCGTGGGAAGTTGAGCAAACCTCATCATCTAGAGGAAGGAGAAGTCGTAACAAGGTTTCC</text:p>
          </table:table-cell>
          <table:table-cell office:value-type="string" calcext:value-type="string">
            <text:p>d__Eukaryota; p__Apusomonadidae; c__Apusomonadidae; o__Apusomonadidae; f__Apusomonadidae; g__Apusomonadidae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GTCATATGCTTGTCTCAAAGATTAAGCCATGCATGTCTAAGTATAAGCATTTATACTGTGAAACTGCGAATGGCTCAATAAATCAGTTATAGTTTATTTGATAGTGCCTTACTACTTGGATAACCGTAGTAAATCTAGAGCTAATACATGCCAAAAAGTCCCGACTTCTGGAAGGGATGCATTTATTAGATACAAAACCAATGCAGGTAACCCCTGGTTATTGGTGAGTCATGATAACTTCGCGAACCGCAGAGTCGAAAGACGGCGGTGAATCATTCAAATTTCTGCCCTATCAGCTGTCGATGGTAGGATAGAGGCCTACCATGGCTTTAACGGGTAACGGAGAATCAGGGTTCGATTCCGGAGAGGGAGCCTGAGAAACGGCTACCACATCCAAGGATGGCAGCAGGCGCGCAAATTACCCAATCCTGACACAGGGAGGTAGTGACAATAAATATCAATAGACGGGTTTTATAATCAGTCTAATTGAAATGAGAACAATTTAAACCCCTTAACGAGGATCCATTGGAGGGCAAGTCTGGTGCCAGCAGCCGCGGTAATTCCAGCTCCAATAGCGTATATTAAAGTTGTTGCAGTTAAAAAGCTCGTAGTTGGATTTCGGGGCAGAGGAGAGTTGCTGGGCCTTTGGGTTCGGCAGCATCTCGCTGTTCTTACCTGTTGTGTAGGGCCTTAACGGGTCCTGCTCAGCTCGTTTACTGTGAAAAAATTAGAGTGTTCAACGCAGGCGTATGCCGTGAATACATTAGCATGGAATAATAAAATAGGACTTTGATTCTATTTTGTTGGTTTCTAGGACCGAAGTAATGATTAATAGGGACAGTTGGGGGCATTCGTATTGTTGAGTCAGTGGTGAAATACTTAGATTTCAGCAAGACGAACTTCTGCGAAAGCATTTGCCAAGGATGTTTTCATTAATCAAGAACGAAAGTTGGGGGATCGAAGACGATCAGATACCGTCGTAGTCTCAACCATAAACGATGCCGACTAGGGATCAGTGGATGTTTAATTTTATGACTCCATTGGCACCTCCAGAGAAATCGCAAGTTTTTGGGTTCTGGGGGGAGTATGGTCGCAAGGCTGAAACTTAAAGGAATTGACGGAAGGGCACCACCAGGAGTGGAGCCTGCGGCTTAATTTGACTCAACACGGGAAAACTTACCAGGTCCAGACATAGCGAGGATTGACAGATTGAAAGACCTTTCTTGATTCTATGGGTGGTGGTGCATGGCCGTTCTTAGTTGGTGGAGTGATTTGTCTGGTTAATTCCGATAACGAACGAGACCTTAACCTGCTAACTAGTCACACGAACGCTTAGTTCGCGGCGGACTTCTTAGAGGGACAACGTGTGTTGAGCACGAGGAAGTTTGAGGCAATAACAGGTCTGTGATGCCCTTAGATGTTCTGGGCCGCACGCGCGCTACACTGATACGGTCAACGAGTTTATCACCTTGACCGATAGGTCTGGGTAATCTTTTGAAACCGTATCGTGATGGGGATAGCACATTGCAACTATTGTGCTTCAACGAGGAATTCCTAGTAAGCGTAAGTCATCAGCTTACGTTGATTACGTCCCTGCCCTTTGTACACACCGCCCGTCGCTCCTACCGATTGGATGGTTCGGTGAACTCTTCAGACCGTGCATTGTCGCTGGGAAACCAGCGCTATGCGTGGGAAGTTGAGCAAACCTCATCATCTAGAGGAAGGAG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GAATTTATATAGTGAAACTGCGAATGGCTCATTAAATCAGTTATAGTTTATTTGATAGTACCTTACTACTTGGATAACCGTAGTAATTCTAGAGCTAATACATGCATCAAACCCGACTTTTCGGAAGGGTTGTATTTATTAGATACAAAACCAATACACCTTCGGGTGCTATTCCGGTGATTCATAATAACTTCGCGAATCGTATGTCTTCGGACGACGATGATTCATTCAAATTTCTGCCCTATCAACTTTCGATGGTAGGATAGAGGCCTACCATGGTTTTAACGGGTAACGGAGAATTAGGGTTCGATTCCGGAGAGGGAGCCTGAGAAATGGCTACCACATCCAAGGAAGGCAGCAGGCGCGCAAATTACCCAATCCCGACACGGGGAGGTAGTGACGATAAATAACAATGTGGGGCTCTACGAGTCTCACAATTGGAATGAGTACAATTTAAATCCCTTAACGAGGATCAATTGGAGGGCAAGTCTGGTGCCAGCAGCCGCGGTAATTCCAGCTCCAATAGCGTATATTAAAGTTGTTGCGGTTAAAAAGCTCGTAGTTGGATTTTGGAACCTGAACGATTGGTCCGGCTCTGCCGCGCACTGACCGTTCGGTTCTTCTGTCTGGAGACTCCTTGTTCCTTCTTCGCTGAAGGGCTTGGGGGATCTAGGACTTTTACTTTGAACAAATTAGAGTGCTCAACGCAGGCCTACGCCTTGAATACATTAGCATGGAATAACGTATAGGACTTTGGTTCTATTTTGTTGGTTTTAAGGACCGAAGTAATGATTAATAGGGATAGTTGGGGGCATTAATATTTAATTGTCAGAGGTGAAATTCTTAGATTTATGAAAGATTAACTTCTGCGAAAGCATTTGCCAAGGATGTTTTCATTAATCAAGAACGAAAGTTAGGGGATCGAAGACGATCAGATACCGTCGTAGTCTTAACCATAAACTATGCCGACTAGGGATTGGAAGAAGTTATTTTCACGACTCCTTCAGCACCTTATGAGAAATCAAAGTCTTTGGGTTCCGGGGGGAGTATGGTCGCAAGGCTGAAACTTAAAGGAATTGACGGAAGGGCACCACCAGGAGTGGAGCCTGCGGCTTAATTTGACTCAACACGGGAAAACTTACCAGGTCCAGACATAGTAAGGATTGACAGATTGAGAGCTCTTTCTTGATTCTATGGGTGGTGGTGCATGGCCGTTCTTAGTTGGTGGAGTGATTTGTCTGCTTAATTGCGATAACGAACGAGACCTTAACCTACTAAATAGTTACGCGAACCTCTGCGTTCGTGGCCAACTTCTTAGAGGGACTTTTGCGTGCTTTAACCAAAGGAAGTTTGAGGCAATAACAGGTCTGTGATGCCCTTAGATGTTCTGGGCCGCACGCGCGCTACACTGATACGTTCAGCAAGTTTACAACCTTGACCGATAGGTCTGGGTAATCTTCTAAAGCGTATCGTGATGGGGATAGATCTTTGTAATTTTGGATCTTCAACGAGGAATTCCTAGTAAACGCGAGTCATCAGCTCGCATTGATTACGTCCCTGCCCTTTGTACACACCGCCCGTCGCTCCTACCGATTGAATGGTCCGGTGAGCTCTTCGGACTGACTGGGTCCTTCTGGCAACAGAAGCCCGTGTCGGGAAGTTGCGCTAACCTTATCATTTAGAGGAAGGAGAAGTCGTAACAAGGTTTCC</text:p>
          </table:table-cell>
          <table:table-cell office:value-type="string" calcext:value-type="string">
            <text:p>d__Eukaryota; p__Apusomonadidae; c__Apusomonadidae; o__Apusomonadidae; f__Apusomonadidae; g__Apusomona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TCATATGCTTGTCTCAAAGATTAAGCCATGCATGTCTAAGTATAAATGAATTTATATAGTGAAACTGCGAATGGCTCATTAAATCAGTTATAGTTTATTTGATAGTACCTTACTACTTGGATAACCGTAGTAATTCTAGAGCTAATACATGCATCAAACCCGACTTTTCGGAAGGGTTGTATTTATTAGATACAAAACCAATACACCTTCGGGTGCTATTCCGGTGATTCATAATAACTTCGCGAATCGTATGTCTTCGGACGACGATGATTCATTCAAATTTCTGCCCTATCAACTTTCGATGGTAGGATAGAGGCCTACCATGGTTTTAACGGGTAACGGAGAATTAGGGTTCGATTCCGGAGAGGGAGCCTGAGAAATGGCTACCACATCCAAGGAAGGCAGCAGGCGCGCAAATTACCCAATCCCGACACGGGGAGGTAGTGACGATAAATAACAATGTGGGGCTCTACGAGTCTCACAATTGGAATGAGTACAATTTAAATCCCTTAACGAGGATCAATTGGAGGGCAAGTCTGGTGCCAGCAGCCGCGGTAATTCCAGCTCCAATAGCGTATATTAAAGTTGTTGCGGTTAAAAAGCTCGTAGTTGGATTTTGGAACCTGAACGATTGGTCCGGCTCTGCCGCGCACTGACCGTTCGGTTCTTCTGTCTGGAGACTCCTTGTTCCTTCTTCGCTGAAGGGCTTGGGGGATCTAGGACTTTTACTTTGAACAAATTAGAGTGCTCAACGCAGGCCTACGCCTTGAATACATTAGCATGGAATAACGTATAGGACTTTGGTTCTATTTTGTTGGTTTTAAGGACCGAAGTAATGATTAATAGGGATAGTTGGGGGCATTAATATTTAATTGTCAGAGGTGAAATTCTTAGATTTATGAAAGATTAACTTCTGCGAAAGCATTTGCCAAGGATGTTTTCATTAATCAAGAACGAAAGTTAGGGGATCGAAGACGATCAGATACCGTCGTAGTCTTAACCATAAACTATGCCGACTAGGGATTGGAAGAAGTTATTTTCACGACTCCTTCAGCACCTTATGAGAAATCAAAGTCTTTGGGTTCCGGGGGGAGTATGGTCGCAAGGCTGAAACTTAAAGGAATTGACGGAAGGGCACCACCAGGAGTGGAGCCTGCGGCTTAATTTGACTCAACACGGGAAAACTTACCAGGTCCAGACATAGTAAGGATTGACAGATTGAGAGCTCTTTCTTGATTCTATGGGTGGTGGTGCATGGCCGTTCTTAGTTGGTGGAGTGATTTGTCTGCTTAATTGCGATAACGAACGAGACCTTAACCTACTAAATAGTTACGCGAACCTCTGCGTTCGTGGCCAACTTCTTAGAGGGACTTTTGCGTGCTTTAACCAAAGGAAGTTTGAGGCAATAACAGGTCTGTGATGCCCTTAGATGTTCTGGGCCGCACGCGCGCTACACTGATACGTTCAGCAAGTTTACAACCTTGACCGATAGGTCTGGGTAATCTTCTAAAGCGTATCGTGATGGGGATAGATCTTTGTAATTTTGGATCTTCAACGAGGAATTCCTAGTAAACGCGAGTCATCAGCTCGCATTGATTACGTCCCTGCCCTTTGTACACACCGCCCGTCGCTCCTACCGATTGAATGGTCCGGTGAGCTCTTCGGACTGACTGGGTCCTTCTGGCAACAGAAGCCCGTGTCGGGAAGTTGCGCT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CACACCGCCTTAAGGTGAAACCGCGAATGGCTCATTAAATCAGTTACGGTTCCTTAGATATTGAGTATCTACATGGATAACTGTGGTAATTCTAGAGCTAATACGTGCACCCAAAGCTTTGACCCGTAAGGGAACGAGCGCATTTATTAGACCAAGACCAATGGGATCCCTTCACAGGGATTCCTTGAGAATGGTGACTCTGGATAACTGAGCTAATCGCATGGCCTCTGTGCCGGCGATGAGTCTTTCAAGTGTCTGCCTTATCAACTGTCGATGGTAGATTATGCGTCTACCATGGTTGTAACGGGTAACGGGGAATCAGGGTTCGATTCCGGAGAGGGAGCCTGAGAAACGGCTACCACATCCAAGGAAGGCAGCAGGCACGCAAATTACCCACTCCTAGAACAGGGAGGTAGTGACGAAAAATAACAATACGGGACTCTTTTGAGGCCCCGTAATTGGAATGAGTACAATCTAAATCCTTTAACGAGGATCTATTGGAGGGCAAGTCTGGTGCCAGCAGCCGCGGTAATTCCAGCTCCAATAGCGTATATTAAAGTTGTTGCGGTTAAAAAGCTCGTAGTTGGATCTCAGTTCATGCTATGTGGTCCACTGTTTCATGCGGTGGTTACTACATTAGCTGAGCAAGTTTACAGACTCCATCTCTTGATGTTCTTAACCGAATGTCATGAGTGATCTGTACGTTTACTTTGAACAAATTAGAGTGCTCAAAGCAGGCATTTCTTGCCGGAATAATCATGCATGGAATAATGAAATAGGACCCCGGTTCTATTTTGTTGGTCTTCGGAATCCGAGGTAATGATTAAGAGGGACAGACGGGGGCATTCGTATTGCAGCGCTAGAGGTGAAATTCTTGGACCGTTGCAAGACGAACAAAAGCGAAAGCATTTGCCAAGAATGTTTTCATTAATCAAGAACGAAAGTTAGAGGTTCGAAGGCGATCAGATACCGCCCTAGTTCTAACCATAAACGATGTCAACCAGCGATTAGCCTGAGTTCTTTAACTTGACTCGGCTAGCAGCTTTCGGGAAACCACAGTGTTTGGGTTCCGGGGGAAGTATGGTTGCAAAGCTGAAACTTAAAGGAATTGACGGAAGGGCACCACCAGGAGTGGAGCCTGCGGCTTAATTTGACTCAACACGGGAAAACTCACCCGGCCCGGACACTGGGAGGATTGACAGATTGAGAGCTCTTTCTTGATTCAGTGGGTGGTGGTGCATGGCCGTTCTTAGTTGGTGGAGCGATTTGTCTGGTTAATTCCGATAACGAACGAGACTCTAGCCTGCTAAATAGACTGTCAACTCACTCTGTGCGTTGACAGGACTTCTTAGAGGGACAGGCGGCGATTTTAGCCGCACGAGACAGAGCAATAACAGGTCTGTGATGCCCTTAGATGTCCGGGGCCGCACGCGCGCTACACTGAAGTGATCAGCGTGCATTTCTCGACCCGCTTTGATAGGAGTGGGTAACCCTATGAACGTACTTCGTGATAGGGATCGGGCATTGTAATTATTGCCCGTGAACGAGGAATTCCCAGTAAGCTCGAGTCATTAGCTCGCGTTGATTACGTCCCTGCCCTTTGTACACACCGCCCGTCGCTACTACCGATTGAATGATTTAGTGAGGTCTTCGGATCGGTCTACGAAGCTGCTTTCGGGTGGCATCGCTGGACTGAGAAGATGCCCAAACTTGATCATTTAGAGGAAGTAAAAGTCGTAACAAGGTTTCC</text:p>
          </table:table-cell>
          <table:table-cell office:value-type="string" calcext:value-type="string">
            <text:p>d__Eukaryota; p__Arthropoda; c__Arachnida; o__Acari; f__Acari; g__Acari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CACACCGCCTTAAGGTGAAACCGCGAATGGCTCATTAAATCAGTTACGGTTCCTTAGATATTGAGTATCTACATGGATAACTGTGGTAATTCTAGAGCTAATACGTGCACCCAAAGCTTTGACCCGTAAGGGAACGAGCGCATTTATTAGACCAAGACCAATGGGATCCCTTCACAGGGATTCCTTGAGAATGGTGACTCTGGATAACTGAGCTAATCGCATGGCCTCTGTGCCGGCGATGAGTCTTTCAAGTGTCTGCCTTATCAACTGTCGATGGTAGATTATGCGTCTACCATGGTTGTAACGGGTAACGGGGAATCAGGGTTCGATTCCGGAGAGGGAGCCTGAGAAACGGCTACCACATCCAAGGAAGGCAGCAGGCACGCAAATTACCCACTCCTAGAACAGGGAGGTAGTGACGAAAAATAACAATACGGGACTCTTTTGAGGCCCCGTAATTGGAATGAGTACAATCTAAATCCTTTAACGAGGATCTATTGGAGGGCAAGTCTGGTGCCAGCAGCCGCGGTAATTCCAGCTCCAATAGCGTATATTAAAGTTGTTGCGGTTAAAAAGCTCGTAGTTGGATCTCAGTTCATGCTATGTGGTCCACTGTTTCATGCGGTGGTTACTACATTAGCTGAGCAAGTTTACAGACTCCATCTCTTGATGTTCTTAACCGAATGTCATGAGTGATCTGTACGTTTACTTTGAACAAATTAGAGTGCTCAAAGCAGGCATTTCTTGCCGGAATAATCATGCATGGAATAATGAAATAGGACCCCGGTTCTATTTTGTTGGTCTTCGGAATCCGAGGTAATGATTAAGAGGGACAGACGGGGGCATTCGTATTGCAGCGCTAGAGGTGAAATTCTTGGACCGTTGCAAGACGAACAAAAGCGAAAGCATTTGCCAAGAATGTTTTCATTAATCAAGAACGAAAGTTAGAGGTTCGAAGGCGATCAGATACCGCCCTAGTTCTAACCATAAACGATGTCAACCAGCGATTAGCCTGAGTTCTTTAACTTGACTCGGCTAGCAGCTTTCGGGAAACCACAGTGTTTGGGTTCCGGGGGAAGTATGGTTGCAAAGCTGAAACTTAAAGGAATTGACGGAAGGGCACCACCAGGAGTGGAGCCTGCGGCTTAATTTGACTCAACACGGGAAAACTCACCCGGCCCGGACACTGGGAGGATTGACAGATTGAGAGCTCTTTCTTGATTCAGTGGGTGGTGGTGCATGGCCGTTCTTAGTTGGTGGAGCGATTTGTCTGGTTAATTCCGATAACGAACGAGACTCTAGCCTGCTAAATAGACTGTCAACTCACTCTGTGCGTTGACAGGACTTCTTAGAGGGACAGGCGGCGATTTTAGCCGCACGAGACAGAGCAATAACAGGTCTGTGATGCCCTTAGATGTCCGGGGCCGCACGCGCGCTACACTGAAGTGATCAGCGTGCATTTCTCGACCCGCTTTGATAGGAGTGGGTAACCCTATGAACGTACTTCGTGATAGGGATCGGGCATTGTAATTATTGCCCGTGAACGAGGAATTCCCAGTAAGCTCGAGTCATTAGCTCGCGTTGATTACGTCCCTGCCCTTTGTACACACCGCCCGTCGCTACTACCGATTGAATGATTTAGTGAGGTCTTCGGATCGGTCTACGAAGCTGCTTTCGGGTGGCATCGCTGGACTGAGAAGATGCCCAAACTTGATCATTTAGAGGAAGTAA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CAAGCAAAAATAATGTGAAACCGCGAATGGCTCATTATATCAGTTATGGTTCCTTAGATCGCACTTACTACTTGGATAACTGTGGTAATTCTAGAGCTAATACATGCGTTGGACTCCAAACTTTACGGTGAGGAGTGCTTTTATTAGATCAAAGCCAATCGGGTCTTCGGATTCGTTTTGTTGGTGACTCTGAATAACTTTGCTGATCGCACGGTCTTGCACCGGCGACGTATCTTTCAAGTGTCTGCCTTATCAACTGTCGATGGTAGGTTATGCGCCTACCATGGTTGTAACGGGTAACGGGGAATCAGGGTTCGATTCCGGAGAGGGAGCCTGAGAAACGGCTACCACATCCAAGGAAGGCAGCAGGCGCGCAAATTACCCACTCCCGGCACGGGGAGGTAGTGACGAAAAATAACGATACGGAACTCATACGAGGCTCCGTAATCGGAATGAGTACACTTTAAATCCTTTAACGAGGATCTATTGGAGGGCAAGTCTGGTGCCAGCAGCCGCGGTAATTCCAGCTCCAATAGCGTATATTAAAGTTGTTGTGGTTAAAAAGCTCGTAGTTGGATCTCGGTTTCGGGTGGATGGTGCATCTTGCGGTGTTTACTATCTACTCGGACGATTTTGTTGGTTCGTTCCTGGTTCTCTTAATCGAGTGCCTTGAGTGGCCAACACGTTTACTTTGAAAAAATTGGAGTGCTCAAAGCAGGCGCTACAGCCTGAACATTAGTGCATGGAATAATGGAATAGGATCTCGGTTCTATTTCGTTGGCTTTCGGAGTCGAGGTAATGATTAATAGGGACAGACGGGGGCATTCGTACTGCGACGTTAGAGGTGAAATTCTTGGATCGTCGCAAGACGAACTACTGCGAAAGCATTTGCCAAGAATGTTTTCATTAATCAAGAACGAAAGTTAGAGGTTCGAAGGCGATCAGATACCGCCCTAGTTCTAACCATAAACGATGTCGACCGGCAATCTGCTCTCGTTAAATTAATGACTGAGCAGGCGGCCTGCTGGAAACAAGAGTATTTGGATTCCAGGGGGAGTATGGTTGCAAAGCTGAAACTTAAAAGAATTGACGGAAGGGCACCACCAGGAGTGGAGCCTGCGGCTTAATTTGACTCAACACGGGAAATCTCACCAGGCCCGGACACCGGAAGGATTGACAGATTGAGAGCTCTTTCTTGATTCGGTGGGTGGTGGTGCATGGCCGTTCTTAGTTGGTGGAGCGATTTGTCTGGTTAATTCCGATAACGAACGAGACTCTGGCCTACTAAATAGACGTCAGATCATTTATTGGTCTGTCGTATGCTTCTTAGAGGGACGGGCGGCGTTTAGCCGCACGAGAATGAGCAATAACAGGTCTGTGATGCCCTTAGATGTTCTGGGCCGCACGCGCGCTACACTGAAGAAATCAGCGTGTATTCCTCATCCGAAAGGATTGGGTAACCCGTTGAACCTTCTTCGTGATGGGGATTGGGGATTGCAATTATTCCCCATGAACGAGGAATTCCCAGTAGGCGCGAGTCATCAGCTTGCGTCGATTACGTCCCTGCCCTTTGTACACACCGCCCGTCGCTACTACCGATCGAGTGATTTAGTGAGGACTCCGGACTGGTCTCTGATGTAACTCTCGGGTTGTGTTGGTGTACTGGAAAGTTGTCCAAACTTGATTACTTAGAGGAAGTAAAAGTCGTAACAAGGTTTCC</text:p>
          </table:table-cell>
          <table:table-cell office:value-type="string" calcext:value-type="string">
            <text:p>d__Eukaryota; p__Arthropoda; c__Ellipura; o__Collembola; f__Collembola; g__Collembo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TCAAGCAAAAATAATGTGAAACCGCGAATGGCTCATTATATCAGTTATGGTTCCTTAGATCGCACTTACTACTTGGATAACTGTGGTAATTCTAGAGCTAATACATGCGTTGGACTCCAAACTTTACGGTGAGGAGTGCTTTTATTAGATCAAAGCCAATCGGGTCTTCGGATTCGTTTTGTTGGTGACTCTGAATAACTTTGCTGATCGCACGGTCTTGCACCGGCGACGTATCTTTCAAGTGTCTGCCTTATCAACTGTCGATGGTAGGTTATGCGCCTACCATGGTTGTAACGGGTAACGGGGAATCAGGGTTCGATTCCGGAGAGGGAGCCTGAGAAACGGCTACCACATCCAAGGAAGGCAGCAGGCGCGCAAATTACCCACTCCCGGCACGGGGAGGTAGTGACGAAAAATAACGATACGGAACTCATACGAGGCTCCGTAATCGGAATGAGTACACTTTAAATCCTTTAACGAGGATCTATTGGAGGGCAAGTCTGGTGCCAGCAGCCGCGGTAATTCCAGCTCCAATAGCGTATATTAAAGTTGTTGTGGTTAAAAAGCTCGTAGTTGGATCTCGGTTTCGGGTGGATGGTGCATCTTGCGGTGTTTACTATCTACTCGGACGATTTTGTTGGTTCGTTCCTGGTTCTCTTAATCGAGTGCCTTGAGTGGCCAACACGTTTACTTTGAAAAAATTGGAGTGCTCAAAGCAGGCGCTACAGCCTGAACATTAGTGCATGGAATAATGGAATAGGATCTCGGTTCTATTTCGTTGGCTTTCGGAGTCGAGGTAATGATTAATAGGGACAGACGGGGGCATTCGTACTGCGACGTTAGAGGTGAAATTCTTGGATCGTCGCAAGACGAACTACTGCGAAAGCATTTGCCAAGAATGTTTTCATTAATCAAGAACGAAAGTTAGAGGTTCGAAGGCGATCAGATACCGCCCTAGTTCTAACCATAAACGATGTCGACCGGCAATCTGCTCTCGTTAAATTAATGACTGAGCAGGCGGCCTGCTGGAAACAAGAGTATTTGGATTCCAGGGGGAGTATGGTTGCAAAGCTGAAACTTAAAAGAATTGACGGAAGGGCACCACCAGGAGTGGAGCCTGCGGCTTAATTTGACTCAACACGGGAAATCTCACCAGGCCCGGACACCGGAAGGATTGACAGATTGAGAGCTCTTTCTTGATTCGGTGGGTGGTGGTGCATGGCCGTTCTTAGTTGGTGGAGCGATTTGTCTGGTTAATTCCGATAACGAACGAGACTCTGGCCTACTAAATAGACGTCAGATCATTTATTGGTCTGTCGTATGCTTCTTAGAGGGACGGGCGGCGTTTAGCCGCACGAGAATGAGCAATAACAGGTCTGTGATGCCCTTAGATGTTCTGGGCCGCACGCGCGCTACACTGAAGAAATCAGCGTGTATTCCTCATCCGAAAGGATTGGGTAACCCGTTGAACCTTCTTCGTGATGGGGATTGGGGATTGCAATTATTCCCCATGAACGAGGAATTCCCAGTAGGCGCGAGTCATCAGCTTGCGTCGATTACGTCCCTGCCCTTTGTACACACCGCCCGTCGCTACTACCGATCGAGTGATTTAGTGAGGACTCCGGACTGGTCTCTGATGTAACTCTCGGGTTGTGTTGGTGTACTGGAAAGTTGTCCAAACTTGATTACTTAGAGGAAGTAAAAGTCGTAACAAGGTTTCC</text:p>
          </table:table-cell>
          <table:table-cell office:value-type="string" calcext:value-type="string">
            <text:p>19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GCTTGTCTCAAAGATTAAGCCATGCATGTCTAAGTTCAAGCGAAAATAAAGTGAAACCGCGAATGGCTCATTATATCAGTTATGGTTCCTTAGATCGTACTTACTACTTGGATAACTGTGGTAATTCTAGAGCTAATACATGCGTTGGGCTCCAACCCTCGTGGAAGGAGCGCTTTTATTAGATCAAAGCCAATCGAACTTTCGGGTTCGTTTTATTGGTGACTCTGAATAACTTTGCTGATCGCACGGTCTCGCACCGGCGACGTATCTTTCAAGTGTCTGCCTTATCAACTGTCGATGGTAGGTTATGCGCCTACCATGGTTGTAACGGGTAACGGGGAATCAGGGTTCGATTCCGGAGAGGGAGCCTGAGAAACGGCTACCACATCCAAGGAAGGCAGCAGGCGCGCAAATTACCCACTCCCAGCACGGGGAGGTAGTGACGAAAAATAACGATACGGAACTCATACGAGGCTCCGTAATCGGAATGAGTACACTTTAAATCCTTTAACGAGGATCCATTGGAGGGCAAGTCTGGTGCCAGCAGCCGCGGTAATTCCAGCTCCAATAGCGTATATCAGAATTGTTGTGGTTAAAAAGCTCGTAGTTGGATCTCGGTTTCAGGTGAATGGTGCACCTTGCGGTGTTTACTGTTTGCTTGGACGATTTTGTTGGTTCGTTCATGGTTCTCTTTACCGAGTGCCTTGAGTGGCCAGCACGTTTACTTTGAAAAAATTGGAGTGCTCAAAGCAGGCGCTACAGCCTGAACATTAGTGCATGGAATAATGGAATAGGATCTCGGTTCTATTTCGTTGGCTTTCGGAGTCGAGGTAATGATTAATAGGGACAGACGGGGGCATTCGTACTGCGACGTTAGAGGTGAAATTCTTGGATCGTCGCAAGACGAACTACTGCGAAAGCATTTGCCAAGAATGTTTTCATTAATCAAGAACGAAAGTTAGAGGTTCGAAGGCGATCAGATACCGCCCTAGTTCTAACCATAAACGATGTCGACCAGCGATCCGTCGTCGTTAATTTTAATGACTCGACGGGCAGCTTCCGGGAAACCAGAGTGTTTGGATTCCAGGGGGAGTATGGTTGCAAAGCTGAAACTTAAAAGAATTGACGGAAGGGCACCACCAGGAGTGGAGCCTGCGGCTTAATTTGACTCAACACGGGAAATCTCACCAGGCCCGGACACCGGAAGGATTGACAGATTGAGAGCTCTTTCTTGATTCGGTGGGTGGTGGTGCATGGCCGTTCTTAGTTGGTGGAGCGATTTGTCTGGTTAATTCCGATAACGAACGAGACTCTGGCCTATTAACTAGACGTTAGATCCTTTTATGGGTTTGACGATGCTTCTTAGAGGGACGGGCGGCTTTTAGCCGCACGAGAATGAGCAATAACAGGTCTGTGATGCCCTTAGATGTTCTGGGCTGCACGCGCGCTACACTGAAGAAATCAGCGTGTGCTCCCTATCCGAAAGGATTGGGAAATCCGTTGAACCTTCTTCGTGATGGGGATTGGGGATTGCAATTATTCCCCATGAACGAGGAATTCCCAGTAGGCGCGAGTCATCAGCTTGCGTCGATTACGTCCCTGCCCTTTGTACACACCGCCCGTCGCTACTACCGATCGAGTGATTTAGTGAGGACTTCGGACTGGTCTTCGATGTGGCTTTACGGTCGTGTCGTTGTGCCGGAAAGATGCCCAAACTTGATTACTTAGAGGAAGTAAAAGTCGTAACAAGGTTTCC</text:p>
          </table:table-cell>
          <table:table-cell office:value-type="string" calcext:value-type="string">
            <text:p>d__Eukaryota; p__Arthropoda; c__Ellipura; o__Collembola; f__Collembola; g__Collembo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GCTTGTCTCAAAGATTAAGCCATGCATGTCTAAGTTCAAGCGAAAATAAAGTGAAACCGCGAATGGCTCATTATATCAGTTATGGTTCCTTAGATCGTACTTACTACTTGGATAACTGTGGTAATTCTAGAGCTAATACATGCGTTGGGCTCCAACCCTCGTGGAAGGAGCGCTTTTATTAGATCAAAGCCAATCGAACTTTCGGGTTCGTTTTATTGGTGACTCTGAATAACTTTGCTGATCGCACGGTCTCGCACCGGCGACGTATCTTTCAAGTGTCTGCCTTATCAACTGTCGATGGTAGGTTATGCGCCTACCATGGTTGTAACGGGTAACGGGGAATCAGGGTTCGATTCCGGAGAGGGAGCCTGAGAAACGGCTACCACATCCAAGGAAGGCAGCAGGCGCGCAAATTACCCACTCCCAGCACGGGGAGGTAGTGACGAAAAATAACGATACGGAACTCATACGAGGCTCCGTAATCGGAATGAGTACACTTTAAATCCTTTAACGAGGATCCATTGGAGGGCAAGTCTGGTGCCAGCAGCCGCGGTAATTCCAGCTCCAATAGCGTATATCAGAATTGTTGTGGTTAAAAAGCTCGTAGTTGGATCTCGGTTTCAGGTGAATGGTGCACCTTGCGGTGTTTACTGTTTGCTTGGACGATTTTGTTGGTTCGTTCATGGTTCTCTTTACCGAGTGCCTTGAGTGGCCAGCACGTTTACTTTGAAAAAATTGGAGTGCTCAAAGCAGGCGCTACAGCCTGAACATTAGTGCATGGAATAATGGAATAGGATCTCGGTTCTATTTCGTTGGCTTTCGGAGTCGAGGTAATGATTAATAGGGACAGACGGGGGCATTCGTACTGCGACGTTAGAGGTGAAATTCTTGGATCGTCGCAAGACGAACTACTGCGAAAGCATTTGCCAAGAATGTTTTCATTAATCAAGAACGAAAGTTAGAGGTTCGAAGGCGATCAGATACCGCCCTAGTTCTAACCATAAACGATGTCGACCAGCGATCCGTCGTCGTTAATTTTAATGACTCGACGGGCAGCTTCCGGGAAACCAGAGTGTTTGGATTCCAGGGGGAGTATGGTTGCAAAGCTGAAACTTAAAAGAATTGACGGAAGGGCACCACCAGGAGTGGAGCCTGCGGCTTAATTTGACTCAACACGGGAAATCTCACCAGGCCCGGACACCGGAAGGATTGACAGATTGAGAGCTCTTTCTTGATTCGGTGGGTGGTGGTGCATGGCCGTTCTTAGTTGGTGGAGCGATTTGTCTGGTTAATTCCGATAACGAACGAGACTCTGGCCTATTAACTAGACGTTAGATCCTTTTATGGGTTTGACGATGCTTCTTAGAGGGACGGGCGGCTTTTAGCCGCACGAGAATGAGCAATAACAGGTCTGTGATGCCCTTAGATGTTCTGGGCTGCACGCGCGCTACACTGAAGAAATCAGCGTGTGCTCCCTATCCGAAAGGATTGGGAAATCCGTTGAACCTTCTTCGTGATGGGGATTGGGGATTGCAATTATTCCCCATGAACGAGGAATTCCCAGTAGGCGCGAGTCATCAGCTTGCGTCGATTACGTCCCTGCCCTTTGTACACACCGCCCGTCGCTACTACCGATCGAGTGATTTAGTGAGGACTTCGGACTGGTCTTCGATGTGGCTTTACGGTCGTGTCGTTGTGCCGGAAAGATGCCCAAACTTGATTACTTAGAGGAAGTAAAAGTCGTAACAAGGTTTCC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CAAGCCTCACTAAGGTGAAACCGCGAATGGCTCATTAAATCACACCTAATCTACTGGATAGTAAAAAGTTACTTGGATAACTGCGGTAATTCTGGAGCTAATACATGCACAAAGCCGCGACTCACGAAGCGGCGCTTTTATTAGATCAAAACCAAACGGCTTCGGCTGTACTCATGGTGACTCTGAATAACTTTGGGCTGATCGCATAGCCTTGAGCTGGCGACATATCCTTCGAAGGTGTGCCCTATCAACTTTCGACTGTGGCATAGACGCCCACAGTGGTTTTGACGGGTAACGGGGAATCAGGGTTCGATTCCGGAGAGGGAGCCTTAAAAACGGCTACCACATCTAAGGAAGGCAGCAGGCACGCAAATTACCCAATGACCGAAGGTCGAGGTAGTGACGAAAAATAACGATAGAGGACTCATCCGAGGCCCTCTAATTGGAATGAGTACACTTTAAAACCGTCCCCGAGGATCTATTGGAGGGCAAGTCTGGTGCCAGCAGCCGCGGTAATTCCAGCTCCAATAGCGTATATTAAAGTTGTTGTGGTTAAAAAGCTCGTAGTTGGATCTCAACAGCCTTGAAGCGGTTAACTTTGTAGTTTTACTGCTTTATAGGCTGTGCTTTTGCTGGAGGTTTAGGGGTGCTCTTGATCGAGTGTCTCTGGATGCCAGCAGGTTTACTTTGAAAAAATTAGAGTGCTCAAAGCAGGCTAAAATGCCTGAATATTCGTGCATGGAATAATAGAATAGGATGTCGATCCTATTTTGTTGGTTTTCGGGACTCGACATAATGATAAATAGGGACAGTCGGGGGCATTTGTATTCAAACGACAGAGGTGAAATTCTTGGACCGTTTGAAGACAAACTACTGCGAAAGCATTTGCCAAGAATGTTTTCATTAATCAAGAACGAAAGTTAGAGGTTCGAAGGCGATTAGATACCGCCCTAGTTCTAACCATAAACGATGCCAGCTAGCGATCTGCCTGCGTTTTTACTGTAGACTGGGCAGGAAGCTTCCGGGAAACCAAAGCATTTGGGTTCCAGGGGAAGTATGGTTGCAAAGCTGAAACTTAAAGGAATTGACGGAAGGGCACCACCAGGAGTGGAGCCTGTGGCTTAATTTGACTCAACACGGGAAATCTCACCAGGCCCGGACACTGGAAGGATTGACAGATTGATAGCTCTTTCTTGATTCGGTGGGTGGTGGTGCATGGCCGTTCTTAGTTGGTGGAGTGATTTGTCTGGTTAATTCCGATAACGAACGAGACTCTGTCCTGCTAAATAGTTTCTACTTCTCTTTTGAGTAGAAATTTCTTCTTAGAGGGACTGGTGACTCTTAGTCACACGAGATTGAGCAATAACAGGTCTGTGATGCCCTTAGATGTTCTGGGCCGCACACGCGCTACACTGAATAGATCAGCGTGTCACCCTTCCCGAAAGGGACGGGTAAACGCTTGAACCCTATTCGTGGTAGGGATCGGGGCTTGCAATTGTTCCCCGTGAACCAGGAATTCCCAGTAGGCGCAAGTCATAAGCTTGCGTCGATTACGTCCCTGCCCTTTGTACACACCGCCCGTCGCTACTACCGATTGAACATTTTAGTGAGGTCCTCGGACTGTGAGCCAGGCGGGTCGCCCTGCCTGGTCTACGGGAAGACGACCAAACTGTAGTGTTTAGAGGAAGTAAAAGTCGTAACAAGGTTTCC</text:p>
          </table:table-cell>
          <table:table-cell office:value-type="string" calcext:value-type="string">
            <text:p>d__Eukaryota; p__Arthropoda; c__Maxillopoda; o__Calanoida; f__Calanoida; g__Calano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CAAGCCTCACTAAGGTGAAACCGCGAATGGCTCATTAAATCACACCTAATCTACTGGATAGTAAAAAGTTACTTGGATAACTGCGGTAATTCTGGAGCTAATACATGCACAAAGCCGCGACTCACGAAGCGGCGCTTTTATTAGATCAAAACCAAACGGCTTCGGCTGTACTCATGGTGACTCTGAATAACTTTGGGCTGATCGCATAGCCTTGAGCTGGCGACATATCCTTCGAAGGTGTGCCCTATCAACTTTCGACTGTGGCATAGACGCCCACAGTGGTTTTGACGGGTAACGGGGAATCAGGGTTCGATTCCGGAGAGGGAGCCTTAAAAACGGCTACCACATCTAAGGAAGGCAGCAGGCACGCAAATTACCCAATGACCGAAGGTCGAGGTAGTGACGAAAAATAACGATAGAGGACTCATCCGAGGCCCTCTAATTGGAATGAGTACACTTTAAAACCGTCCCCGAGGATCTATTGGAGGGCAAGTCTGGTGCCAGCAGCCGCGGTAATTCCAGCTCCAATAGCGTATATTAAAGTTGTTGTGGTTAAAAAGCTCGTAGTTGGATCTCAACAGCCTTGAAGCGGTTAACTTTGTAGTTTTACTGCTTTATAGGCTGTGCTTTTGCTGGAGGTTTAGGGGTGCTCTTGATCGAGTGTCTCTGGATGCCAGCAGGTTTACTTTGAAAAAATTAGAGTGCTCAAAGCAGGCTAAAATGCCTGAATATTCGTGCATGGAATAATAGAATAGGATGTCGATCCTATTTTGTTGGTTTTCGGGACTCGACATAATGATAAATAGGGACAGTCGGGGGCATTTGTATTCAAACGACAGAGGTGAAATTCTTGGACCGTTTGAAGACAAACTACTGCGAAAGCATTTGCCAAGAATGTTTTCATTAATCAAGAACGAAAGTTAGAGGTTCGAAGGCGATTAGATACCGCCCTAGTTCTAACCATAAACGATGCCAGCTAGCGATCTGCCTGCGTTTTTACTGTAGACTGGGCAGGAAGCTTCCGGGAAACCAAAGCATTTGGGTTCCAGGGGAAGTATGGTTGCAAAGCTGAAACTTAAAGGAATTGACGGAAGGGCACCACCAGGAGTGGAGCCTGTGGCTTAATTTGACTCAACACGGGAAATCTCACCAGGCCCGGACACTGGAAGGATTGACAGATTGATAGCTCTTTCTTGATTCGGTGGGTGGTGGTGCATGGCCGTTCTTAGTTGGTGGAGTGATTTGTCTGGTTAATTCCGATAACGAACGAGACTCTGTCCTGCTAAATAGTTTCTACTTCTCTTTTGAGTAGAAATTTCTTCTTAGAGGGACTGGTGACTCTTAGTCACACGAGATTGAGCAATAACAGGTCTGTGATGCCCTTAGATGTTCTGGGCCGCACACGCGCTACACTGAATAGATCAGCGTGTCACCCTTCCCGAAAGGGACGGGTAAACGCTTGAACCCTATTCGTGGTAGGGATCGGGGCTTGCAATTGTTCCCCGTGAACCAGGAATTCCCAGTAGGCGCAAGTCATAAGCTTGCGTCGATTACGTCCCTGCCCTTTGTACACACCGCCCGTCGCTACTACCGATTGAACATTTTAGTGAGGTCCTCGGACTGTGAGCCAGGCGGGTCGCCCTGCCTGGTCTACGGGAAGACGACCAAACTGTAGTG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ACAATTTTATACAGTGAAACTGCGAACGGCTCATTAAATCAGTTATAATTTATTTGATAGTACCTTACTACTTGGATAACCGTGGTAATTCTAGAGCTAATACATGCAAAAAAACCCGACTTCCGGAAGGGTTGTATTTATTAGATAAAAAACCAACCTGGGCAACCAGAACATTGGTGATTCATAATAACTAGTCGAATCGCAAGGCCTTGAGCCGGCGATGGTTCATTCAAATTTCTGCCCTATCAACTTTCGATGGTAGGATAGAGGCCTACCATGGTTATAACGGGTAACGGAGAATTAGGGTTCGATTCCGGAGAGGGAGCCTGAGAAACGGCTGCCACATCCAAGGAAGGCAGCAGGCGCGCAAATTACCCAATCCTGACACAGGGAGGTAGTGACAATATATAACAATACAGGGCTCTTTGAGTCTTGTAATTGGAATGAGTACAATTTAAACCCCTTAACGAGGAACAATTGGAGGGCAAGTCTGGTGCCAGCAGCCGCGGTAATTCCAGCTCCAATAGCGTATATTAAAGTTGTTGCTGTTAAAAAGCTCGTAGTTGAATTTTGGGTCACGGTGGGGGGTCTGCCTAACGGTAAGCACTCAACACCGAGGCCTTCCTTTCTGGGAGGCTTATATGCTCTTAAGTGAGTGTGTGAGGGTACCAGGACTTTTACTTTGAAAAAATTAGAGTGTTCAAAGCAGGCATACGCTTGAATACATTAGCATGGAATAATAGAATAGGACTTTAGTTTTATTTTGTTGGTTTTCGAAACTGAAGTAATGATTAATAGGGACGGTTGGGGGCATTAGTACGTACATGCTAGAGGTGAAATTCTTGGATTTTGTACAGACTACCTGCTGCGAAAGCGTTTGTCAAGGACGTTTTCATTAATCAAGAACGAAAGTTAAGGGATCGAAGAGCATTAGACACACTCGTAGTCTTAACCATAAACTATGCCGACTCGAGATTGGAAGGCTTCATTTCGAACCTTCCAGCATCGTATGAGAAATCAAAGTTTTTGGGTTCAGGGGGGAGTACGTTCGCAAGGATGAAACTTAAAGGAATTGACGGAAGGGCACCACCAGGAGTGGAGCCTGCGGCTTAATTTGACTCAACACGGGGAAACTCACCAGGTCCAGATATAGTAAGGATTGACAGATTGAGAGCTCTTTCTTGATTCTATAGGTGGTGGTGCATGGCCGTTCTTAGTTGGTGGAGTGATTTGTCTGGTTAATTCCGTTAACGAACGAGACCTTAACCTGCTAAATAGTTGTACTGAAATTTCTTTCGGTGATTCGACTTCTTAGAGGGACTATTGATGACTAATCAATGGAAGTTTGAGGCAATAACAGGTCTGTGATGCCCTTAGATGTTCTGGGCCGCACGCGCGCTACACTGATAAAGTCAGCGAGTGATTCCTTTGCCGAGAGGTATGGGTAATCTTGTGAAACTTTATCGTGCTGGGGATAGACCTTTGCAATTCTTGGTCTTCAACGAGGAATTCCTAGTAAGCGTGAGTCATCAGCTCACGTTGATTACGTCCCTGCCCTTTGTACACACCGCCCGTCGCTACTACCGATTGAATGGCTTAGTGAGGCCTTGGGATTGGGATAGGACCTGGTAACGGGAACTGATTCTGAGAACCTGGTCAAACTTGGTCATTTAGAGGAAGTAAAAGTCGTAACAAGGTTTCC</text:p>
          </table:table-cell>
          <table:table-cell office:value-type="string" calcext:value-type="string">
            <text:p>d__Eukaryota; p__Ascomycot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CAAGTATAAACAATTTTATACAGTGAAACTGCGAACGGCTCATTAAATCAGTTATAATTTATTTGATAGTACCTTACTACTTGGATAACCGTGGTAATTCTAGAGCTAATACATGCAAAAAAACCCGACTTCCGGAAGGGTTGTATTTATTAGATAAAAAACCAACCTGGGCAACCAGAACATTGGTGATTCATAATAACTAGTCGAATCGCAAGGCCTTGAGCCGGCGATGGTTCATTCAAATTTCTGCCCTATCAACTTTCGATGGTAGGATAGAGGCCTACCATGGTTATAACGGGTAACGGAGAATTAGGGTTCGATTCCGGAGAGGGAGCCTGAGAAACGGCTGCCACATCCAAGGAAGGCAGCAGGCGCGCAAATTACCCAATCCTGACACAGGGAGGTAGTGACAATATATAACAATACAGGGCTCTTTGAGTCTTGTAATTGGAATGAGTACAATTTAAACCCCTTAACGAGGAACAATTGGAGGGCAAGTCTGGTGCCAGCAGCCGCGGTAATTCCAGCTCCAATAGCGTATATTAAAGTTGTTGCTGTTAAAAAGCTCGTAGTTGAATTTTGGGTCACGGTGGGGGGTCTGCCTAACGGTAAGCACTCAACACCGAGGCCTTCCTTTCTGGGAGGCTTATATGCTCTTAAGTGAGTGTGTGAGGGTACCAGGACTTTTACTTTGAAAAAATTAGAGTGTTCAAAGCAGGCATACGCTTGAATACATTAGCATGGAATAATAGAATAGGACTTTAGTTTTATTTTGTTGGTTTTCGAAACTGAAGTAATGATTAATAGGGACGGTTGGGGGCATTAGTACGTACATGCTAGAGGTGAAATTCTTGGATTTTGTACAGACTACCTGCTGCGAAAGCGTTTGTCAAGGACGTTTTCATTAATCAAGAACGAAAGTTAAGGGATCGAAGAGCATTAGACACACTCGTAGTCTTAACCATAAACTATGCCGACTCGAGATTGGAAGGCTTCATTTCGAACCTTCCAGCATCGTATGAGAAATCAAAGTTTTTGGGTTCAGGGGGGAGTACGTTCGCAAGGATGAAACTTAAAGGAATTGACGGAAGGGCACCACCAGGAGTGGAGCCTGCGGCTTAATTTGACTCAACACGGGGAAACTCACCAGGTCCAGATATAGTAAGGATTGACAGATTGAGAGCTCTTTCTTGATTCTATAGGTGGTGGTGCATGGCCGTTCTTAGTTGGTGGAGTGATTTGTCTGGTTAATTCCGTTAACGAACGAGACCTTAACCTGCTAAATAGTTGTACTGAAATTTCTTTCGGTGATTCGACTTCTTAGAGGGACTATTGATGACTAATCAATGGAAGTTTGAGGCAATAACAGGTCTGTGATGCCCTTAGATGTTCTGGGCCGCACGCGCGCTACACTGATAAAGTCAGCGAGTGATTCCTTTGCCGAGAGGTATGGGTAATCTTGTGAAACTTTATCGTGCTGGGGATAGACCTTTGCAATTCTTGGTCTTCAACGAGGAATTCCTAGTAAGCGTGAGTCATCAGCTCACGTTGATTACGTCCCTGCCCTTTGTACACACCGCCCGTCGCTACTACCGATTGAATGGCTTAGTGAGGCCTTGGGATTGGGATAGGACCTGGTAACGGGAACTGATTCTGAGAACC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ATTTTACAGTGAAACTGCGAATGGCTCATTAAATCAGTTATCGTTTATTTGATGTTCCCTTACTACATGGATACCTGTGGTAATTCTAGAGCTAATACATGCTTCAAAGCCCAGCCTCTGGTTGGGCTGCACTTATTAGATAAAAAACCAATGCCTCTTTGGGGCTCTTTGGTGATTCATAGTAATTTAGCGGACCGCATGGCCTTGAGCCGGCGGTGGATCATTCAAATTTCTGCCCTATCAACTTTCGATGGTAGGATAGTGGCCTACCATGGTTTCAACGGGTAACGGGGAATTAGGGTTCTATTCCGGAGAGGGAGCCTGAGAAACGGCTACCACATCCAAGGAAGGCAGCAGGCGCGCAAATTACCCAATCCCGATACGGGGAGGTAGTGACAATAAATACTGATACAGGGCTCTTATGAGTCTTGTAATTGGAATGAGTACAATTTAAATCCCTTAACGAGGAACAATTGGAGGGCAAGTCTGGTGCCAGCAGCCGCGGTAATTCCAGCTCCAATAGCGTATATTAAAGTTGTTGCAGTTAAAAAGCTCGTAGTTGAACTTTGGGCCTGGCTGGCCGGTCCGCCTCATCGCGTGTACTGGTTCGGCCGGGCCTTTCCTTCTGGCAAACCTCATGTCCTTAATTGGATGTGTGGGGAACCAGGACTTTTACTTTGAAAAAATTAGAGTGTTCAAAGCAGGCATTTGCTCGAATACATTAGCATGGAATAATAGAATAGGACGTGTGGTTCTATTTTGTTGGTTTCTAGAACCGCCGTAATGATTAATAGGGATAGTCGGGGGCATCAGTATTCAAACGTCAGAGGTGAAATTCTTGGATTGTTTGAAGACTAACTACTGCGAAAGCATTTGCCAAGGATGTTTTCATTAATCAGGAACGAAAGTTAGGGGATCGAAGACGATCAGATACCGTCGTAGTCTTAACCATAAACTATGCCGACTAGGGATCGGGCGTGCTTCATATTTGACTCGC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CAGGCTTACTTTTGTAGGTCGCAGGCTTCTTAGAGGGACTATCGGGTTCTAAACCGATGGAAGTTTGAGGCAATAACAGGTCTGTGATGCCCTTAGATGTTCTGGGCCGCACGCGCGCTACACTGACAGAGCCAACGAGTATTTTACCTTGCCCGGAAGGGTTGGGTAATCTTGTTAAACTCTGTCGTGCTGGGGATAGAGCATTGCAATTATTGCTCTTCAACGAGGAATTCCTAGTAAGCGCGAGTCATCAGCTCGCGTTGATTACGTCCCTGCCCTTTGTACACACCGCCCGTCGTTACTACCGATTGAATGGCTTAGTGAGGCTTTCGGACCGGCCCAAGGAGGGAGGCAACTTCTTCCCAGGGTAGGAAAGTCAGTCAAACTTGGTCATTTAGAGGAAGTACAAGTCGTAACAAGGTTTCC</text:p>
          </table:table-cell>
          <table:table-cell office:value-type="string" calcext:value-type="string">
            <text:p>d__Eukaryota; p__Asc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ATTTTACAGTGAAACTGCGAATGGCTCATTAAATCAGTTATCGTTTATTTGATGTTCCCTTACTACATGGATACCTGTGGTAATTCTAGAGCTAATACATGCTTCAAAGCCCAGCCTCTGGTTGGGCTGCACTTATTAGATAAAAAACCAATGCCTCTTTGGGGCTCTTTGGTGATTCATAGTAATTTAGCGGACCGCATGGCCTTGAGCCGGCGGTGGATCATTCAAATTTCTGCCCTATCAACTTTCGATGGTAGGATAGTGGCCTACCATGGTTTCAACGGGTAACGGGGAATTAGGGTTCTATTCCGGAGAGGGAGCCTGAGAAACGGCTACCACATCCAAGGAAGGCAGCAGGCGCGCAAATTACCCAATCCCGATACGGGGAGGTAGTGACAATAAATACTGATACAGGGCTCTTATGAGTCTTGTAATTGGAATGAGTACAATTTAAATCCCTTAACGAGGAACAATTGGAGGGCAAGTCTGGTGCCAGCAGCCGCGGTAATTCCAGCTCCAATAGCGTATATTAAAGTTGTTGCAGTTAAAAAGCTCGTAGTTGAACTTTGGGCCTGGCTGGCCGGTCCGCCTCATCGCGTGTACTGGTTCGGCCGGGCCTTTCCTTCTGGCAAACCTCATGTCCTTAATTGGATGTGTGGGGAACCAGGACTTTTACTTTGAAAAAATTAGAGTGTTCAAAGCAGGCATTTGCTCGAATACATTAGCATGGAATAATAGAATAGGACGTGTGGTTCTATTTTGTTGGTTTCTAGAACCGCCGTAATGATTAATAGGGATAGTCGGGGGCATCAGTATTCAAACGTCAGAGGTGAAATTCTTGGATTGTTTGAAGACTAACTACTGCGAAAGCATTTGCCAAGGATGTTTTCATTAATCAGGAACGAAAGTTAGGGGATCGAAGACGATCAGATACCGTCGTAGTCTTAACCATAAACTATGCCGACTAGGGATCGGGCGTGCTTCATATTTGACTCGC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CAGGCTTACTTTTGTAGGTCGCAGGCTTCTTAGAGGGACTATCGGGTTCTAAACCGATGGAAGTTTGAGGCAATAACAGGTCTGTGATGCCCTTAGATGTTCTGGGCCGCACGCGCGCTACACTGACAGAGCCAACGAGTATTTTACCTTGCCCGGAAGGGTTGGGTAATCTTGTTAAACTCTGTCGTGCTGGGGATAGAGCATTGCAATTATTGCTCTTCAACGAGGAATTCCTAGTAAGCGCGAGTCATCAGCTCGCGTTGATTACGTCCCTGCCCTTTGTACACACCGCCCGTCGTTACTACCGATTGAATGGCTTAGTGAGGCTTTCGGACCGGCCCAAGGAGGGAGGCAACTTCTTCCCAGGGTAGGAAAGTCAGTCAAACTTGGTCATTTAGAGGAAGTAC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TGTACAGTGAAACTGCGAATGGCTCATTAAATCAGTTATAGTTTATTTGATAGTACCTTTACTACTTGGATAACCGTGGTAATTCTAGAGCTAATACATGCTTCAAAGCCCGCGCCTCTGGCGGGGCTGTATTTATTAGATAAAAAGCCAACTCCCCTCGGGGATCCTTGGTGATTCATGATAACTTTTCGAATCGCATGGCCTTGCGCCGGCGATGGGTCATTCAAATTTCTGCCCTATCAGCTTTCGATGGTAGGATAGGGGCCTACCATGGCGTTGACGGGTAACGGGGAATAAGGGTTCTATTCCGGAGAGGGAGCCTGAGAAACGGCTACCACATCCAAGGAAGGCAGCAGGCGCGCAAATTACCCAATCCCGACACGGGGAGGTAGTGACAATAAATAACAAGCCAGGGCCCATTCGGGTCTTGGCATTGGAATGAGTACAATGTAAACACCTTAACGAGGAACAATTGGAGGACAAGTCTGGTGCCAGCACCCGCGGTAATTCCAGCTCCAATAGCGTATATTAAAGTTGTTGCAGTTAAAAAGCTCGTAGTTGAACCTGGGCCCGACCGGCCGGTCCGCCTCACGGCGTGCACTGGTTCGGGTCGGGCCTTCCTCGTGGACCTGCGGGGTGCCCTTCGCTGGGCGCCCCGTCGGGCCAGGACTTTTACTTTGAAAAAATTAGAGTGTTCAAAGCAGGCTCTTGCTCGGATACATTAGCATGGAATAATAGAATAGGACGTGCGGTCCTTTTTCGTTGGTTTGAGGGATCGCCGTAATGATTAATAGGGACAGTTGGGGGCATTAGTATTCAGGTGTCAGAGGTGAAATTCTTGGATTTCCTGAAGACTAACTACTGCGAAAGCATTTGCCAAGGATGTTTTCATTAATCAAGAACGAAAGTTAGGGGATCGAAGACGATTAGATACCGTCGTAGTCTTAACCATAAACTATGCCGACTAGGGATCGGGCGGTGTTCGTTTCTTGACCCGCCCGGCACCTTATGAGAAATCAAAGTCTTTGGGTTCTGGGGGGAGTATGGTCGCAAGGCTGAAACTTAAAGGAATTGACGGAAGGGCACCACCAGGAGTGGAGCCTGCGGCTTAATTTGACTCAACACGGGGAAACTCACCAGGTCCAGACACAGTAAGGATTGACAGATTGAGAGCTCTTTCTTGATTTTGTGATTGGTGGTGCATGGCCGTTCTTAGTTGGTGGAGTGATTTGTCTGCCTAATCGCGATAACGAACGAGATCCTCGCCTGCTAGTTAGTTACGCCGGCCTCGGCCGACGCTTAGCTTCTTAGAGGGACTTTGGAGATCAACTCCAAGGAAGTTGGGGGCAATAACAGGTCTGTGATGCCCTTAGATGTCCTGGGCCGCACGCGCGCTACACTGACAGACCCAGCGAGTACGTCCTCGGCCGAAAGGCCCGGGTAATCTTGTGAAAGTCTGTCGTGCTGGGGATAGAGCATTGCAATTATTGCTCTTCAACGAGGAATTCCTAGTAAGCACGAGTCATCAGCTCGTGCTGATTACGTCCCTGCCCTTTGTACACACCGCCCGTCGCTACTACCGATTGAATGGCTTAGTGAGGTCCTCGGACTGGCTCTGGGTGGCTGGCAACGGCCGCCCGCTGTCGGGAAGTTGATCAAACTTGGTCATTTAGAGGAAGTAAAAGTCGTAACAAGGTCTCC</text:p>
          </table:table-cell>
          <table:table-cell office:value-type="string" calcext:value-type="string">
            <text:p>d__Eukaryota; p__Asc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CTTGTACAGTGAAACTGCGAATGGCTCATTAAATCAGTTATAGTTTATTTGATAGTACCTTTACTACTTGGATAACCGTGGTAATTCTAGAGCTAATACATGCTTCAAAGCCCGCGCCTCTGGCGGGGCTGTATTTATTAGATAAAAAGCCAACTCCCCTCGGGGATCCTTGGTGATTCATGATAACTTTTCGAATCGCATGGCCTTGCGCCGGCGATGGGTCATTCAAATTTCTGCCCTATCAGCTTTCGATGGTAGGATAGGGGCCTACCATGGCGTTGACGGGTAACGGGGAATAAGGGTTCTATTCCGGAGAGGGAGCCTGAGAAACGGCTACCACATCCAAGGAAGGCAGCAGGCGCGCAAATTACCCAATCCCGACACGGGGAGGTAGTGACAATAAATAACAAGCCAGGGCCCATTCGGGTCTTGGCATTGGAATGAGTACAATGTAAACACCTTAACGAGGAACAATTGGAGGACAAGTCTGGTGCCAGCACCCGCGGTAATTCCAGCTCCAATAGCGTATATTAAAGTTGTTGCAGTTAAAAAGCTCGTAGTTGAACCTGGGCCCGACCGGCCGGTCCGCCTCACGGCGTGCACTGGTTCGGGTCGGGCCTTCCTCGTGGACCTGCGGGGTGCCCTTCGCTGGGCGCCCCGTCGGGCCAGGACTTTTACTTTGAAAAAATTAGAGTGTTCAAAGCAGGCTCTTGCTCGGATACATTAGCATGGAATAATAGAATAGGACGTGCGGTCCTTTTTCGTTGGTTTGAGGGATCGCCGTAATGATTAATAGGGACAGTTGGGGGCATTAGTATTCAGGTGTCAGAGGTGAAATTCTTGGATTTCCTGAAGACTAACTACTGCGAAAGCATTTGCCAAGGATGTTTTCATTAATCAAGAACGAAAGTTAGGGGATCGAAGACGATTAGATACCGTCGTAGTCTTAACCATAAACTATGCCGACTAGGGATCGGGCGGTGTTCGTTTCTTGACCCGCCCGGCACCTTATGAGAAATCAAAGTCTTTGGGTTCTGGGGGGAGTATGGTCGCAAGGCTGAAACTTAAAGGAATTGACGGAAGGGCACCACCAGGAGTGGAGCCTGCGGCTTAATTTGACTCAACACGGGGAAACTCACCAGGTCCAGACACAGTAAGGATTGACAGATTGAGAGCTCTTTCTTGATTTTGTGATTGGTGGTGCATGGCCGTTCTTAGTTGGTGGAGTGATTTGTCTGCCTAATCGCGATAACGAACGAGATCCTCGCCTGCTAGTTAGTTACGCCGGCCTCGGCCGACGCTTAGCTTCTTAGAGGGACTTTGGAGATCAACTCCAAGGAAGTTGGGGGCAATAACAGGTCTGTGATGCCCTTAGATGTCCTGGGCCGCACGCGCGCTACACTGACAGACCCAGCGAGTACGTCCTCGGCCGAAAGGCCCGGGTAATCTTGTGAAAGTCTGTCGTGCTGGGGATAGAGCATTGCAATTATTGCTCTTCAACGAGGAATTCCTAGTAAGCACGAGTCATCAGCTCGTGCTGATTACGTCCCTGCCCTTTGTACACACCGCCCGTCGCTACTACCGATTGAATGGCTTAGTGAGGTCCTCGGACTGGCTCTGGGTGGCTGGCAACGGCCGCCCGCTGTCGGGAAGTTGATCAAACTTGGTCATTTAGAGGAAGTAAAAGTCGTAACAAGGTCTCC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TGTACAGTGAAACTGCGAATGGCTCATTAAATCAGTTATCGTTTATTTGATAATCCCTTACTACATGGATACCTGTGGTAATTCTAGAGCTAATACATGCTTCAAGGAGTGGCTTTCGTCACTCTGCACTTATTAGATAAAAAACCAATGCCCCTTTGGGGCTCCCTGGTGATTCATAATAATTTAGCGGACCGCATTCCCTCGAGGAGGCGGTGGATCATTCAAATTTCTGCCCTATCAACTTTCGATGGTAGGATAGTGGCCTACCATGGTTTCAACGGGTAACGGGGAATTAGGGTTCTATTCCGGAGAGGGAGCCTGAGAAACGGCTACCACATCCAAGGAAGGCAGCAGGCGCGCAAATTACCCAATCCCGATACGGGGAGGTAGTGACAATAAATACTGATACAGGGCTCTTCTGAGTCTTGTAATTGGAATGAGTACAATTTAAATCCCTTAACGAGGAACAATTGGAGGGCAAGTCTGGTGCCAGCAGCCGCGGTAATTCCAGCTCCAATAGCGTATATTAAAGTTGTTGCAGTTAAAAAGCTCGTAGTTGAACCTTGGGCCTGGCTGGCCGGTCCGTCTCATCGCGTGTACTGGTCCGGCTGGGCCTTTCCTTCTGGCTAGGCACATGCCCTTTACTGGGTGTGTGTCCGAACCAGGACTTTTACTTTGAAAAAATTAGAGTGTTCAAAGCAGGCATATGCTCGAATACATTAGCATGGAATAATAGAATAGGACGTGTGGTTCTATTTTGTTGGTTTCTAGGACCGCCGTAATGATTAATAGGGATAGTCGGGGGCATCAGTATTCAATTGTCAGAGGTGAAATTCTTGGATTAATTGAAGACTAACTACTGCGAAAGCATTTGCCAAGGATGTTTTCATTAATCAGTGAACGAAAGTTAGGGGATCGAAGACGATCAGATACCGTCGTAGTCTTAACCATAAACTATGCCGACTAGGGATCGGACGGGCTTCTTTTTTGACCCGT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CAGGCCAGCTTTTGCCGGTCGCGGGCTTCTTAGAGGGACTATCGGGTTCTAAACCGATGGAAGTTTGAGGCAATAACAGGTCTGTGATGCCCTTAGATGTTCTGGGCCGCACGCGCGCTACACTGACAGAGCCAACGAGTTCTTTACCTTGGCCGGAAGGTCTGGGTAATCTTGTTAAACTCTGTCGTGCTGGGGATAGAGCATTGCAATTATTGCTCTTCAACGAGGAATTCCTAGTAAGCGCGAGTCATCAGCTCGCGTTGATTACGTCCCTGCCCTTTGTACACACCGCCCGTCGCTACTACCGATTGAACGGCTTAGTGAGGCTTTCGGATTGGCCCGGGGAGGGAGGCAACTCCCACCCTGGGTAAAGAAGTTAGTCAAACTTGGTCGTTTAGAGGAAGTAAAAGTCGTAACAAGGTTTCC</text:p>
          </table:table-cell>
          <table:table-cell office:value-type="string" calcext:value-type="string">
            <text:p>d__Eukaryota; p__Asc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CTTGTACAGTGAAACTGCGAATGGCTCATTAAATCAGTTATCGTTTATTTGATAATCCCTTACTACATGGATACCTGTGGTAATTCTAGAGCTAATACATGCTTCAAGGAGTGGCTTTCGTCACTCTGCACTTATTAGATAAAAAACCAATGCCCCTTTGGGGCTCCCTGGTGATTCATAATAATTTAGCGGACCGCATTCCCTCGAGGAGGCGGTGGATCATTCAAATTTCTGCCCTATCAACTTTCGATGGTAGGATAGTGGCCTACCATGGTTTCAACGGGTAACGGGGAATTAGGGTTCTATTCCGGAGAGGGAGCCTGAGAAACGGCTACCACATCCAAGGAAGGCAGCAGGCGCGCAAATTACCCAATCCCGATACGGGGAGGTAGTGACAATAAATACTGATACAGGGCTCTTCTGAGTCTTGTAATTGGAATGAGTACAATTTAAATCCCTTAACGAGGAACAATTGGAGGGCAAGTCTGGTGCCAGCAGCCGCGGTAATTCCAGCTCCAATAGCGTATATTAAAGTTGTTGCAGTTAAAAAGCTCGTAGTTGAACCTTGGGCCTGGCTGGCCGGTCCGTCTCATCGCGTGTACTGGTCCGGCTGGGCCTTTCCTTCTGGCTAGGCACATGCCCTTTACTGGGTGTGTGTCCGAACCAGGACTTTTACTTTGAAAAAATTAGAGTGTTCAAAGCAGGCATATGCTCGAATACATTAGCATGGAATAATAGAATAGGACGTGTGGTTCTATTTTGTTGGTTTCTAGGACCGCCGTAATGATTAATAGGGATAGTCGGGGGCATCAGTATTCAATTGTCAGAGGTGAAATTCTTGGATTAATTGAAGACTAACTACTGCGAAAGCATTTGCCAAGGATGTTTTCATTAATCAGTGAACGAAAGTTAGGGGATCGAAGACGATCAGATACCGTCGTAGTCTTAACCATAAACTATGCCGACTAGGGATCGGACGGGCTTCTTTTTTGACCCGT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CAGGCCAGCTTTTGCCGGTCGCGGGCTTCTTAGAGGGACTATCGGGTTCTAAACCGATGGAAGTTTGAGGCAATAACAGGTCTGTGATGCCCTTAGATGTTCTGGGCCGCACGCGCGCTACACTGACAGAGCCAACGAGTTCTTTACCTTGGCCGGAAGGTCTGGGTAATCTTGTTAAACTCTGTCGTGCTGGGGATAGAGCATTGCAATTATTGCTCTTCAACGAGGAATTCCTAGTAAGCGCGAGTCATCAGCTCGCGTTGATTACGTCCCTGCCCTTTGTACACACCGCCCGTCGCTACTACCGATTGAACGGCTTAGTGAGGCTTTCGGATTGGCCCGGGGAGGGAGGCAACTCCCACCCTGGGTAAAGAAGTTAGTCAAACTTGGTC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TATACCGTGAAACTGCGAATGGCTCATTAAATCAGTTATAGTATATTGGGTATTATTTTACTACATGGATACCTGTGGTAATTCTAGAGCTAATACATGCAAAAAACCCTGACTTAGGAAAGGGTGTATTTATTAGATAAAAAACCATCGTCTTCGGACTCTTTGGTGATTCATAATAACTGAACGTAGCGCATGGCCTTGTGCTGGCGCAGTACTCTTTTAATATCTGCCCTATCAAGTTTCGATGTGAGGGTATTGTCCTCACATGCTTTTGACGGGTAACGGGGAATTAGGGTTCGACTCCGGAGAGGGAGCCTGAGAAACGGCTACCACATCCAAGGAAGGCAGCAGGCGCGCAAATTACCCAATCCCGACACGGGGAGGTAGTGACAAGAAATACCGATACAGGACTCTTTAGGGTCTTGTAATTGGAATGAGCACAATGTAAATACATTGTCGAGGAACCATTGGAGGGCAAGTCTGGTGCCAGCAGCCGCGGTAATACCAGCTCCAATAGCGTATATTAAAGTTGTTGCAGTTAAAAAGCTCGTAGTTGAACCTTGGTTTTGGTTGGCCGGTCCGCCTCACCGCGTGTACTGGTCTGACCGAAACTTTCCTCTTGGGGAACCGCATGCCCTTTACTGGGTGTGTTGGGAAACTAAGACTTTTACTTTGAAAAAATTAGAGTGTTCAAAGCAGGCTATTGCTCGGATACATTAGCATGGAATAATAGAATAGGACGTGTGGTTCTATTTTGTTGGTTTCTAGGACCGCCGTAATGATTAATAGGGATAGTTGGGGGCATCAGTATTCAATTGTCAGAGGTGAAATTCTTGGATTTATTGAAGACTAACTACTGCGAAAGCATTTGCCAAAGATGTTTTCATTAATCAGGAACGAAAGTTAGGGGATCGAAGACGATCAGATACCGTCGTAGTCTTAACCGTAAACTATGCCGACTAGGGATCGGGTGGTGTTTTTATTATGACTCACTCGGCACCTTACGAGAAATCAAAGTTTTTGGGTTCTGGGGGGAGTATGGTCGCAAGGCTGAAACTTAAAGAAATTGACGGAAGGGCACCACCAGGCGTGGAGCCTGCGGCTTAATTTGACTCAACACGGGGAAACTCACCAGGTCCAGACACAACTAGGATTGACAGATTGAGAGCTCTTTCTTGATTTTGTGGGTGGTGGTGCATGGCCGTTCTTAGTTGGTGGAGTGATTTGTCTGCTTAATTGCGATAACGAACGAGACCTTAACCTGCTAAATAGCCCAACTGGCTTTGGCTGGCTGCTGGCTTCTTAGAGGGACATTCGGCTCAAGCCGACGGAAGTTTGAGGCAATAACAGGTCTGTTATGCCCTTAGATGTTCTGGGCCGCACGCGCGCTACACTGACAGAGCCAGCGGGTTTTTTTCCTTAACTGAAAAGTTTGGGTAAACCTAGAAACTCTGTCGTGCTGGGGATAGAGCATTGCAATTATTGCTCTTCAACGAGGAATGCCTAGTAAGCGCATGTCATCAGCATGCGTTGATTACGTCCCTGCCCTTTGTACACACCGCCCGTCGCTACTACCGATTGAATGGCCCAGTGAGGCATTCTGACTGGCTTGAGGATGTTGGTAACGACAACCTTGGGCTGGGAAGTTTGTCAAACTTGGTCATTTAGAGGAAGTAAAAGTCGTAACAAGGTTTCC</text:p>
          </table:table-cell>
          <table:table-cell office:value-type="string" calcext:value-type="string">
            <text:p>d__Eukaryota; p__Asc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CTTTATACCGTGAAACTGCGAATGGCTCATTAAATCAGTTATAGTATATTGGGTATTATTTTACTACATGGATACCTGTGGTAATTCTAGAGCTAATACATGCAAAAAACCCTGACTTAGGAAAGGGTGTATTTATTAGATAAAAAACCATCGTCTTCGGACTCTTTGGTGATTCATAATAACTGAACGTAGCGCATGGCCTTGTGCTGGCGCAGTACTCTTTTAATATCTGCCCTATCAAGTTTCGATGTGAGGGTATTGTCCTCACATGCTTTTGACGGGTAACGGGGAATTAGGGTTCGACTCCGGAGAGGGAGCCTGAGAAACGGCTACCACATCCAAGGAAGGCAGCAGGCGCGCAAATTACCCAATCCCGACACGGGGAGGTAGTGACAAGAAATACCGATACAGGACTCTTTAGGGTCTTGTAATTGGAATGAGCACAATGTAAATACATTGTCGAGGAACCATTGGAGGGCAAGTCTGGTGCCAGCAGCCGCGGTAATACCAGCTCCAATAGCGTATATTAAAGTTGTTGCAGTTAAAAAGCTCGTAGTTGAACCTTGGTTTTGGTTGGCCGGTCCGCCTCACCGCGTGTACTGGTCTGACCGAAACTTTCCTCTTGGGGAACCGCATGCCCTTTACTGGGTGTGTTGGGAAACTAAGACTTTTACTTTGAAAAAATTAGAGTGTTCAAAGCAGGCTATTGCTCGGATACATTAGCATGGAATAATAGAATAGGACGTGTGGTTCTATTTTGTTGGTTTCTAGGACCGCCGTAATGATTAATAGGGATAGTTGGGGGCATCAGTATTCAATTGTCAGAGGTGAAATTCTTGGATTTATTGAAGACTAACTACTGCGAAAGCATTTGCCAAAGATGTTTTCATTAATCAGGAACGAAAGTTAGGGGATCGAAGACGATCAGATACCGTCGTAGTCTTAACCGTAAACTATGCCGACTAGGGATCGGGTGGTGTTTTTATTATGACTCACTCGGCACCTTACGAGAAATCAAAGTTTTTGGGTTCTGGGGGGAGTATGGTCGCAAGGCTGAAACTTAAAGAAATTGACGGAAGGGCACCACCAGGCGTGGAGCCTGCGGCTTAATTTGACTCAACACGGGGAAACTCACCAGGTCCAGACACAACTAGGATTGACAGATTGAGAGCTCTTTCTTGATTTTGTGGGTGGTGGTGCATGGCCGTTCTTAGTTGGTGGAGTGATTTGTCTGCTTAATTGCGATAACGAACGAGACCTTAACCTGCTAAATAGCCCAACTGGCTTTGGCTGGCTGCTGGCTTCTTAGAGGGACATTCGGCTCAAGCCGACGGAAGTTTGAGGCAATAACAGGTCTGTTATGCCCTTAGATGTTCTGGGCCGCACGCGCGCTACACTGACAGAGCCAGCGGGTTTTTTTCCTTAACTGAAAAGTTTGGGTAAACCTAGAAACTCTGTCGTGCTGGGGATAGAGCATTGCAATTATTGCTCTTCAACGAGGAATGCCTAGTAAGCGCATGTCATCAGCATGCGTTGATTACGTCCCTGCCCTTTGTACACACCGCCCGTCGCTACTACCGATTGAATGGCCCAGTGAGGCATTCTGACTGGCTTGAGGATGTTGGTAACGACAACCTTGGGCTGGGAAGTTTGTCAAACTTGGTCATTTAGAGGAAGTAAAAGTCGTAACAAGGTTTCC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GTTTATACAGTGAAACTGCGAATGGCTCATTATATCAGTTATCATTTACTTGATGATACCTTACCACTCGGATAACCGTGGTAATTCTAGAGCTAATACGTGCCTTCAGGGCCACCTTTTTGGTGGTCTGCATTTATTAGATACAAACCAATGCCAGCAATGGCTCCTGGTGATTCATAATAACTTGGCGGATCGCATGACCTTGCGTCGGCGACGTATCAATCAAATTTCTGCCCTATCAAGTTTCGAAGGTAGGATAGAGGCCTACCTTGCTTTTTACGGGTAACGGGGAATAAGGGTTCGATTCCGGAGAGGGAGCCTGAGAAATGGCTACCACATCCAAGGATGGCAGCAGGCGCGCAAATTACCCAATCCCGACACGGGGAGGTAGTGACAAAAAATAACGATGTGAAACCTTTATGGTGTCACAATCGCAATGAAGCGAATTTAAATCACTTCATGAGTAACAATTGGAGGGCAAGTCTGGTGCCAGCAGCCGCGGTAATTCCAGCTCCAATAGCGTATATTAAAGTTGTTGCAGTTAAAAAGCTCGTAGTTGACTCTCGGACGAGGGCACCCGGTCCGGCCTCTGGTCGGTACTGGGTGGACCGAGTCTTACGTCTTGGGGAGGGTCGGTGCTCTTTACTGGGTGCCGGCCACCAGAACCAAGAAGATTACTTTGAAAAAAGTAGAGTGTTCAAAGCAGGCAATTGCTTGAATACCTTAGCATGGAATAATAAAATAGACCTTGGTTCTATTTTATTGGTTTAAGGACCAAAGTCATGAGTAATAGGAACAGTCGGGGGCATTCGTATTCAGGAGCTAGAGGTGAAATTCTTGGATTTCCTGAAGACGCACTACTGCGAAAGCATCTGCCAAGGATGTTTTCATTAATCAAGAACTAAAGTTAGGGGATCGAAGACGATTAGATACCGTCGTAGTCTTAACTATAAACGATGCCGACTAGGGATCCGTCAGCGTTCAACGTGACCTGACGGGCACCTTAGGAGAAATCAAAGTGTTTGGGTTCTGGGGGGAGTATGGTCGCAAGTCTGAAACTTAAAGGAATTGACGGAAGGACACCACCAGGAGTGGAGCCTGCGGCTTAATTTGACTCAACACGGGAAAACTCACCAGGTCCAGACATGGGAAGGATTGACAGATTGAGAGCTCTTTCATGATTCTATGGGTGGTGGTGCATGGCCGTTCTTAGTTGGTGGAGTGATTTGTCTGGTTAATTCCGATAACGAACGAGACCTTATCCTGCTAAATAGGCGGCGCTGTCCTCGGACAGTGTTTCCGTCTTCTTAGAGGGACTATCTGTGACTAACAGATGGAAGAAAGGCAATAACAGGTCTGTGATGCCCTTAGATGTTCTGGGCCGCACGCGCGCTACACTGACAAAGCCAGCGAGTCTCCTGGACCGGAAGGTTTGGGTAATCTTGTGAAACTTTGTCGTGATGGGGATTGACCATTGCAATTATTGGTCATGAACGAGGAATTCCTAGTAAGTGCGAGTCATCAGCTCGCGCTGATTACGTCCCTGTCCTTTGTACACACCGCCCGTCGATACTACCGATTGAATGGCTTAGTGAGGCCTTTGGATGACGCGCCAAGGCCGCAAGGCTCTCGGAGCGACAGAAATTGGACAAACTTGGTCATTTAGAGGAAGTAAAAGTCGTAACAAGGTTTCC</text:p>
          </table:table-cell>
          <table:table-cell office:value-type="string" calcext:value-type="string">
            <text:p>d__Eukaryota; p__Ascomycot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CAAAGATTAAGCCATGCATGTCTAAGTATAAGCGTTTATACAGTGAAACTGCGAATGGCTCATTATATCAGTTATCATTTACTTGATGATACCTTACCACTCGGATAACCGTGGTAATTCTAGAGCTAATACGTGCCTTCAGGGCCACCTTTTTGGTGGTCTGCATTTATTAGATACAAACCAATGCCAGCAATGGCTCCTGGTGATTCATAATAACTTGGCGGATCGCATGACCTTGCGTCGGCGACGTATCAATCAAATTTCTGCCCTATCAAGTTTCGAAGGTAGGATAGAGGCCTACCTTGCTTTTTACGGGTAACGGGGAATAAGGGTTCGATTCCGGAGAGGGAGCCTGAGAAATGGCTACCACATCCAAGGATGGCAGCAGGCGCGCAAATTACCCAATCCCGACACGGGGAGGTAGTGACAAAAAATAACGATGTGAAACCTTTATGGTGTCACAATCGCAATGAAGCGAATTTAAATCACTTCATGAGTAACAATTGGAGGGCAAGTCTGGTGCCAGCAGCCGCGGTAATTCCAGCTCCAATAGCGTATATTAAAGTTGTTGCAGTTAAAAAGCTCGTAGTTGACTCTCGGACGAGGGCACCCGGTCCGGCCTCTGGTCGGTACTGGGTGGACCGAGTCTTACGTCTTGGGGAGGGTCGGTGCTCTTTACTGGGTGCCGGCCACCAGAACCAAGAAGATTACTTTGAAAAAAGTAGAGTGTTCAAAGCAGGCAATTGCTTGAATACCTTAGCATGGAATAATAAAATAGACCTTGGTTCTATTTTATTGGTTTAAGGACCAAAGTCATGAGTAATAGGAACAGTCGGGGGCATTCGTATTCAGGAGCTAGAGGTGAAATTCTTGGATTTCCTGAAGACGCACTACTGCGAAAGCATCTGCCAAGGATGTTTTCATTAATCAAGAACTAAAGTTAGGGGATCGAAGACGATTAGATACCGTCGTAGTCTTAACTATAAACGATGCCGACTAGGGATCCGTCAGCGTTCAACGTGACCTGACGGGCACCTTAGGAGAAATCAAAGTGTTTGGGTTCTGGGGGGAGTATGGTCGCAAGTCTGAAACTTAAAGGAATTGACGGAAGGACACCACCAGGAGTGGAGCCTGCGGCTTAATTTGACTCAACACGGGAAAACTCACCAGGTCCAGACATGGGAAGGATTGACAGATTGAGAGCTCTTTCATGATTCTATGGGTGGTGGTGCATGGCCGTTCTTAGTTGGTGGAGTGATTTGTCTGGTTAATTCCGATAACGAACGAGACCTTATCCTGCTAAATAGGCGGCGCTGTCCTCGGACAGTGTTTCCGTCTTCTTAGAGGGACTATCTGTGACTAACAGATGGAAGAAAGGCAATAACAGGTCTGTGATGCCCTTAGATGTTCTGGGCCGCACGCGCGCTACACTGACAAAGCCAGCGAGTCTCCTGGACCGGAAGGTTTGGGTAATCTTGTGAAACTTTGTCGTGATGGGGATTGACCATTGCAATTATTGGTCATGAACGAGGAATTCCTAGTAAGTGCGAGTCATCAGCTCGCGCTGATTACGTCCCTGTCCTTTGTACACACCGCCCGTCGATACTACCGATTGAATGGCTTAGTGAGGCCTTTGGATGACGCGCCAAGGCCGCAAGGCTCTCGGAGCGACAGAAATTGGA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GCACTTATACAGCGAAACTGCGAATGGCTCATTAAATCAGTTATCGTCTATTCGACGTTTCCTTGCTACTTGGATAACCGTGGTAATTCTAGAGCTAATACATGCCAAAAGCCCCGACTCACGAAGGGGCGTGTTTATTAGATAAAAAGCCAACGCCCTTCGGGGCTCCCTGGTGATTCATGATAACCTATCGTAGCGCATGGCCCTGTGCCGGCGCAACGTCGTTCGAATACCTGCCCTATCAAGCTGTCGTGACGGTAGTGTCCTCACGTACTGTTGACGGGTAACGGGGAATTAGGGTTCGACTCCGGAGAGGGAGCCTGAGAAACGGCTACCACATCCAAGGAAGGCAGCAGGCGCGCAAATTACCCAATCCCGACACGGGGAGGTAGTGACAAGAAGTACCGATGCAGGGCCCTCATGGGTCTTGTAATTGGATTGAGCACAATTTAAACCCATTAACGATATCTACTGGAGGGCAAGTCTGGTGCCAGCAGCCGCGGTAACTCCAGCTCCAGTGGCGTATATTAAAGTTGTTGCAGTTAAAAAGCTCGTAGTTGAAACTTGGGCCTGGCCGGCCGGTCCGCCTCACCGCGAGAACTGGTTCGGCCGGGCCTTTCCTCCCGGGGAGCCGCATGCCCTTCGCTGGGTGTGTCGGGGAACCGGGACCTTTACTTTGAAAAAATTAGAGTGTTCAAAGCAGGCCATTGCTCGGATACATTAGCATGGAATAATGGAATAGGACGTGCGATCCTATTTTGTTGGTTTCTAGGACCGCCGTAATGATTAACAGGGATGGTTGGGGGCATCAGTATCCGGCTGTCAGAGGTGAAATTCTTGGATTTGCCGGAGACTAACCACTGCGAAAGCATTTGCCAAAGATGTTTTCATTAATCAGCGAACGAAAGTTAGGGGATCCAAGACGATCAGATACCGTCGTAGTCTTAACCGTAAACTATGCCGACTAGGGATCGGGCGGCGTTCTTTTGACGACCCGCTCGGCACCTTGCGAGAAATCAAAGTGTTTGGGTTCTGGGGGGAGTATGGTCGCAAGGCTGAAACTTAAAGAAATTGACGGAAGGGCACCACCAGGCGTGGAGCCTGCGGCTTAATTTGACTCAACACGGGGAAACTCACCAGGTCCAGACACGACTAGGATTGACAGATTGAGAGCTCTTTCTTGATTTTGTGGGTGGTGGTGCATGGCCGTTCTTAGTTGGTGGAGTGATTTGTCTGCTTAATTGCGATAACGAACGAGACCTTAACCTGCTAAATAGCCCGGCGGGCCTCGGCCCGTCGCCGGCTTCTTAGAGGGACATTCGGCGTGAGCCGAAGGAAGTTTGAGGCAATAACAGGTCTGTTATGCCCTTAGATGTTCTGGGCCGCACGCGCGCTACACTGACGGAGCCATCGGGTGCTTCTTGGCCGAAAGGCCCGGGTAATCCTGGAAACTCCGTCGTGCTGGGGATAGAGCATTGCAATTGTTGCTCTTCAACGAGGAATGCCTAGTAAGCGCGCGTCATCAGCGCGCGCTGATTACGTCCCTGCCCTTTGTACACACCGCCCGTCGCTACTACCGATTGAATGGCCAAGTGAGGCGTCCGGACCGGCGCCGGAAGGTCGGTGACGACCCTCTGGCGCCGGGAAAGTTGTCAAACTTGGTCATTTAGAGGAAGTAAAAGTCGTAACAAGGTTTCC</text:p>
          </table:table-cell>
          <table:table-cell office:value-type="string" calcext:value-type="string">
            <text:p>d__Eukaryota; p__Ascomycota; c__Dothideomycet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CAAGTATAAGCACTTATACAGCGAAACTGCGAATGGCTCATTAAATCAGTTATCGTCTATTCGACGTTTCCTTGCTACTTGGATAACCGTGGTAATTCTAGAGCTAATACATGCCAAAAGCCCCGACTCACGAAGGGGCGTGTTTATTAGATAAAAAGCCAACGCCCTTCGGGGCTCCCTGGTGATTCATGATAACCTATCGTAGCGCATGGCCCTGTGCCGGCGCAACGTCGTTCGAATACCTGCCCTATCAAGCTGTCGTGACGGTAGTGTCCTCACGTACTGTTGACGGGTAACGGGGAATTAGGGTTCGACTCCGGAGAGGGAGCCTGAGAAACGGCTACCACATCCAAGGAAGGCAGCAGGCGCGCAAATTACCCAATCCCGACACGGGGAGGTAGTGACAAGAAGTACCGATGCAGGGCCCTCATGGGTCTTGTAATTGGATTGAGCACAATTTAAACCCATTAACGATATCTACTGGAGGGCAAGTCTGGTGCCAGCAGCCGCGGTAACTCCAGCTCCAGTGGCGTATATTAAAGTTGTTGCAGTTAAAAAGCTCGTAGTTGAAACTTGGGCCTGGCCGGCCGGTCCGCCTCACCGCGAGAACTGGTTCGGCCGGGCCTTTCCTCCCGGGGAGCCGCATGCCCTTCGCTGGGTGTGTCGGGGAACCGGGACCTTTACTTTGAAAAAATTAGAGTGTTCAAAGCAGGCCATTGCTCGGATACATTAGCATGGAATAATGGAATAGGACGTGCGATCCTATTTTGTTGGTTTCTAGGACCGCCGTAATGATTAACAGGGATGGTTGGGGGCATCAGTATCCGGCTGTCAGAGGTGAAATTCTTGGATTTGCCGGAGACTAACCACTGCGAAAGCATTTGCCAAAGATGTTTTCATTAATCAGCGAACGAAAGTTAGGGGATCCAAGACGATCAGATACCGTCGTAGTCTTAACCGTAAACTATGCCGACTAGGGATCGGGCGGCGTTCTTTTGACGACCCGCTCGGCACCTTGCGAGAAATCAAAGTGTTTGGGTTCTGGGGGGAGTATGGTCGCAAGGCTGAAACTTAAAGAAATTGACGGAAGGGCACCACCAGGCGTGGAGCCTGCGGCTTAATTTGACTCAACACGGGGAAACTCACCAGGTCCAGACACGACTAGGATTGACAGATTGAGAGCTCTTTCTTGATTTTGTGGGTGGTGGTGCATGGCCGTTCTTAGTTGGTGGAGTGATTTGTCTGCTTAATTGCGATAACGAACGAGACCTTAACCTGCTAAATAGCCCGGCGGGCCTCGGCCCGTCGCCGGCTTCTTAGAGGGACATTCGGCGTGAGCCGAAGGAAGTTTGAGGCAATAACAGGTCTGTTATGCCCTTAGATGTTCTGGGCCGCACGCGCGCTACACTGACGGAGCCATCGGGTGCTTCTTGGCCGAAAGGCCCGGGTAATCCTGGAAACTCCGTCGTGCTGGGGATAGAGCATTGCAATTGTTGCTCTTCAACGAGGAATGCCTAGTAAGCGCGCGTCATCAGCGCGCGCTGATTACGTCCCTGCCCTTTGTACACACCGCCCGTCGCTACTACCGATTGAATGGCCAAGTGAGGCGTCCGGACCGGCGCCGGAAGGTCGGTGACGACCCTCTGGCGCCGGGAAAGTT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ATACTGTGAAACTGCGAATGGCTCATTAAATCAGTTATCGTTTATTTGATAGTACCTTACTACTTGGATAACCGTGGTAATTCTAGAGCTAATACATGCGAAAAACCCCGACTTCGGAAGGGGTGTATTTATTAGATAAAAAACCAATGCCCTTCGGGGCTCTCTGGTGATTCATAATAACTAAACGAATCGCATGGCCTTGCGCCGGCGATGGTTCATTCAAATTTCTGCCCTATCAACTTTCGATTGTAGAGTAGTGGTCTACAATGGTTTCAACGGGTAACGGGGAATTAGGGTTCGACTCCGGAGAGAGGGCCTGAGAAACGGCCGTCACATCCAAGGAAGGCAGCAGGCGCGCAAATTACCCAATCCCGACACGGGGAGGTAGTGACAATAAATACTGATACAGGGCTCTTTTGGGTCTTGTAATTGGAATGAGTACAATTTAAATCCCTTAACGAGGAACAACTGGAGGGCAAGTCTGGTGCCAGCAGCCGCGGTAATTCCAGCTCCAGAAGCGTATATTAAAGTTGTTGCAGTTAAAAAGCTCGTAGTTGAATTTTGGGCCTGGCTGGCCGGTCCGCCTCACCGCGTGCACTGGTCCGGCCGGGCCTTTCCTCCTGGGGATCCGCATGCCCTTTACTGGGTGTGTTGGGGAACCAGGACTTTTACTTTGAAAAAATTAGAGTGTTCAAAGCAGGCCTTTGCTCGAATACATTAGCATGGAATAATAGAATAGGACGGCTTTCCTATTTTGTTGGTTTCTAGGGAAGCCGTAATGATTAATAGGGATAGTCGGGGGCATCAGTATTCAATTGTCAGAGGTGAAATTCTTGGATTTATTGAAGACTAACTACTGCGAAAGCATTTGCCAAGGATGTTTTCATTAATCAGTGAACGAAAGTTAGGGGATCGAAGACGATCAGATACCGTCGTAGTCTTAACCATAAACTATGCCGACTAGGGATCGGGCGATGTTACTATCTTGACTCGCTCGGCACCTTACGAGAAATCAAAGTTTTTGGGTTCTGGGGGGAGTATGGTCGCAAGGCTGAAACTTAAAGAAATTGACGGAAGGGCACCACCAGGAGTGGAGCCTGCGGCTTAATTTGACTCAACACGGGGAAACTCACCAGGTCCAGATACAAGTAGGATTGACAGATTGAGAGCTCTTTCTTGATTTTGTAGTTGGTGGTGCATGGCCGTTCTTAGTTGGTGGAGTGATTTGTCTGCTTAATTGCGATAACGAACGAGACCTTAACCTGCTAAATAGCCCGGCTCGCTTTGGCGGGTCGCCGGCTTCTTAGAGGGACTATCGGCTCAAGCCGATGGAAGTTTGAGGCAATAACAGGTCTGTGATGCCCTTAGATGTTCTGGGCTGCACGCGCGCTACACTGACAGAGCCAACGAGTTTTTTTCCTTGGCCGGAAGGTCTGGGTAATCTTGTTAAACTCTGTCGTGCTGGGGATAGAGCATTGCAATTATTGCTCTTCAACGAGGAATGCCTAGTAAGCGCATGTCATCAGCATGCGTTGATTACGTCCCTGCCCTTTGTACACACCGCCCGTCGCTACTACCGATTGAATGGTTAAGTGAGGCCTTCGGACTGGCCCCAGGAGGTCGGCAACGACCACCCAGGGCCGGAAAGTTGTACAAACTTGGTCATTTAGAGGAAGTAAAAGTCGTAACAAGGTTTCC</text:p>
          </table:table-cell>
          <table:table-cell office:value-type="string" calcext:value-type="string">
            <text:p>d__Eukaryota; p__Ascomycota; c__Dothide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CTATACTGTGAAACTGCGAATGGCTCATTAAATCAGTTATCGTTTATTTGATAGTACCTTACTACTTGGATAACCGTGGTAATTCTAGAGCTAATACATGCGAAAAACCCCGACTTCGGAAGGGGTGTATTTATTAGATAAAAAACCAATGCCCTTCGGGGCTCTCTGGTGATTCATAATAACTAAACGAATCGCATGGCCTTGCGCCGGCGATGGTTCATTCAAATTTCTGCCCTATCAACTTTCGATTGTAGAGTAGTGGTCTACAATGGTTTCAACGGGTAACGGGGAATTAGGGTTCGACTCCGGAGAGAGGGCCTGAGAAACGGCCGTCACATCCAAGGAAGGCAGCAGGCGCGCAAATTACCCAATCCCGACACGGGGAGGTAGTGACAATAAATACTGATACAGGGCTCTTTTGGGTCTTGTAATTGGAATGAGTACAATTTAAATCCCTTAACGAGGAACAACTGGAGGGCAAGTCTGGTGCCAGCAGCCGCGGTAATTCCAGCTCCAGAAGCGTATATTAAAGTTGTTGCAGTTAAAAAGCTCGTAGTTGAATTTTGGGCCTGGCTGGCCGGTCCGCCTCACCGCGTGCACTGGTCCGGCCGGGCCTTTCCTCCTGGGGATCCGCATGCCCTTTACTGGGTGTGTTGGGGAACCAGGACTTTTACTTTGAAAAAATTAGAGTGTTCAAAGCAGGCCTTTGCTCGAATACATTAGCATGGAATAATAGAATAGGACGGCTTTCCTATTTTGTTGGTTTCTAGGGAAGCCGTAATGATTAATAGGGATAGTCGGGGGCATCAGTATTCAATTGTCAGAGGTGAAATTCTTGGATTTATTGAAGACTAACTACTGCGAAAGCATTTGCCAAGGATGTTTTCATTAATCAGTGAACGAAAGTTAGGGGATCGAAGACGATCAGATACCGTCGTAGTCTTAACCATAAACTATGCCGACTAGGGATCGGGCGATGTTACTATCTTGACTCGCTCGGCACCTTACGAGAAATCAAAGTTTTTGGGTTCTGGGGGGAGTATGGTCGCAAGGCTGAAACTTAAAGAAATTGACGGAAGGGCACCACCAGGAGTGGAGCCTGCGGCTTAATTTGACTCAACACGGGGAAACTCACCAGGTCCAGATACAAGTAGGATTGACAGATTGAGAGCTCTTTCTTGATTTTGTAGTTGGTGGTGCATGGCCGTTCTTAGTTGGTGGAGTGATTTGTCTGCTTAATTGCGATAACGAACGAGACCTTAACCTGCTAAATAGCCCGGCTCGCTTTGGCGGGTCGCCGGCTTCTTAGAGGGACTATCGGCTCAAGCCGATGGAAGTTTGAGGCAATAACAGGTCTGTGATGCCCTTAGATGTTCTGGGCTGCACGCGCGCTACACTGACAGAGCCAACGAGTTTTTTTCCTTGGCCGGAAGGTCTGGGTAATCTTGTTAAACTCTGTCGTGCTGGGGATAGAGCATTGCAATTATTGCTCTTCAACGAGGAATGCCTAGTAAGCGCATGTCATCAGCATGCGTTGATTACGTCCCTGCCCTTTGTACACACCGCCCGTCGCTACTACCGATTGAATGGTTAAGTGAGGCCTTCGGACTGGCCCCAGGAGGTCGGCAACGACCACCCAGGGCCGGAAAGTTGTACAAACTTGGTCA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GTATACTGCGAAACTGCGAATGGCTCATTAAATCAGTTATCGTTTATTTGATAGTACCTTACTACATGGATAACCGTGGTAATTCTAGAGCTAATACATGCGTAAAAGTCCGATTGGACTGTATTTATTAGATCCAAAACCAATGCCCTCTGGGCTTCTTGGTGATTCATAATAACTTAACGAATCGCATGGCCTTGAGCCGGCGATGGTTCATTCAAATTTCTGCCCTATCAACTTTCGATTGGTGAGTAGTGTTCACCAATGGTGTCGACGGGTAACGAAGAATTAGGGTTCGATCTCGGAGAGGAAGCCTGAGAAACGGCTTGCACATCCAAGGAAGGCAGCAGGCGCGCAAATTACCCAATCCTGATACAGGGAGGTAGTGACAATAAATACTGATGCAGGGCTCTTTTGGGTCTTGCAATTGGAATGAGTACAATTTAAATCCCTTAACGAGGAACAATTGGAGGGCAAGTCTGGTGCCAGCAGCCGCGGTAATTCCAGCTCCAATAGCGTATATTAAAGTTGTTGCAGTTAAAAAGCTCGTAGTTGAAACTTGGGTCTGGCTGACCGGTCCGCCTCACCGCGTGTACTGGCTCGGCCGGGCCTTTCCTTCTGGGGAAGCCCATGGCCTTCACTGGCTGTGTGGGGGAACCAGGACTTTTACTTTGAAAAAATTAGAGTGTTCAAAGCAGGCCTTTGCTCGAATACATTAGCATGGAATAATGGAATAGGACGGCTTTCCTATTTTGTTGGTTTCTAGGAGAGCCGTAATGATTAATAGGGACAGTCGGGGGCATCAGTATTCAATTGTCAGAGGTGAAATTCTTGGATTTATTGAAGACTAACTACTGCGAAAGCATTTGTCAAGGATGTTTTCATTAATCAAGAACGAAAGTTAGGGGATCGAAGACGATCAGATACCGTCGTAGTCTTAACCATAAACTATGCCGACTAGGGATCGGCCGATGTTACAAATATGACTCGGTCGGCACCTTACGAGAAATCAAAGTTTTTGGGTTCTGGGGGGAGTATGGTCGCAAGGCTGAAACTTAAAGAAATTGACGGAAGGGCACCACCAGGAGTGGAGCCTGCGGCTTAATTTGACTCAACACGGGGAAACTCACCAGGTTCGGATATGATAAGGATTGACAGATTGAGAGCTCTTTCTTGATTTCATAGTTGGTGGTGCATGGCCGTTCTTAGTTGGTGGAGTGATTTGTCTGCTTAATTGCGATAACGAACGAGACCTTAACCTGCTAAATAGCCCGGCTGGCTTCGGCTGGTCGCCGGCTTCTTAGAGGGACTATCGGCTCAAGCCGATGGAAGTTTGAGGCAATAACAGGTCTGTGATGCCCTTAGATATCCTGGGCTGCACGCGCGCTACACTGACGGAGACAACGAGTTCACTCCCTTGGCCGAAAGGTCTGGGTAATCTTGTTAAACTTCGTCGTGCTGGGGATAGAGCATTGCAATTATTGCTCTTCAACGAGGAATGCCTAGTAAGCGTATGTCATCAGCATGCGTTGATTACGTCCCTGCCCTTTGTACACACCGCCCGTCGCTACTACCGATTGAACGGCTTAGCAAGGCCTTCGGACTGGCCCAGGGAGATTGGCAACGATCACCCAGGGCCGGAAAGTTGGTCAAACTTGGTCGTTTAGAGGAAGTAAAAGTCGTAACAAGGTTTCC</text:p>
          </table:table-cell>
          <table:table-cell office:value-type="string" calcext:value-type="string">
            <text:p>d__Eukaryota; p__Ascomycota; c__Dothide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GTATACTGCGAAACTGCGAATGGCTCATTAAATCAGTTATCGTTTATTTGATAGTACCTTACTACATGGATAACCGTGGTAATTCTAGAGCTAATACATGCGTAAAAGTCCGATTGGACTGTATTTATTAGATCCAAAACCAATGCCCTCTGGGCTTCTTGGTGATTCATAATAACTTAACGAATCGCATGGCCTTGAGCCGGCGATGGTTCATTCAAATTTCTGCCCTATCAACTTTCGATTGGTGAGTAGTGTTCACCAATGGTGTCGACGGGTAACGAAGAATTAGGGTTCGATCTCGGAGAGGAAGCCTGAGAAACGGCTTGCACATCCAAGGAAGGCAGCAGGCGCGCAAATTACCCAATCCTGATACAGGGAGGTAGTGACAATAAATACTGATGCAGGGCTCTTTTGGGTCTTGCAATTGGAATGAGTACAATTTAAATCCCTTAACGAGGAACAATTGGAGGGCAAGTCTGGTGCCAGCAGCCGCGGTAATTCCAGCTCCAATAGCGTATATTAAAGTTGTTGCAGTTAAAAAGCTCGTAGTTGAAACTTGGGTCTGGCTGACCGGTCCGCCTCACCGCGTGTACTGGCTCGGCCGGGCCTTTCCTTCTGGGGAAGCCCATGGCCTTCACTGGCTGTGTGGGGGAACCAGGACTTTTACTTTGAAAAAATTAGAGTGTTCAAAGCAGGCCTTTGCTCGAATACATTAGCATGGAATAATGGAATAGGACGGCTTTCCTATTTTGTTGGTTTCTAGGAGAGCCGTAATGATTAATAGGGACAGTCGGGGGCATCAGTATTCAATTGTCAGAGGTGAAATTCTTGGATTTATTGAAGACTAACTACTGCGAAAGCATTTGTCAAGGATGTTTTCATTAATCAAGAACGAAAGTTAGGGGATCGAAGACGATCAGATACCGTCGTAGTCTTAACCATAAACTATGCCGACTAGGGATCGGCCGATGTTACAAATATGACTCGGTCGGCACCTTACGAGAAATCAAAGTTTTTGGGTTCTGGGGGGAGTATGGTCGCAAGGCTGAAACTTAAAGAAATTGACGGAAGGGCACCACCAGGAGTGGAGCCTGCGGCTTAATTTGACTCAACACGGGGAAACTCACCAGGTTCGGATATGATAAGGATTGACAGATTGAGAGCTCTTTCTTGATTTCATAGTTGGTGGTGCATGGCCGTTCTTAGTTGGTGGAGTGATTTGTCTGCTTAATTGCGATAACGAACGAGACCTTAACCTGCTAAATAGCCCGGCTGGCTTCGGCTGGTCGCCGGCTTCTTAGAGGGACTATCGGCTCAAGCCGATGGAAGTTTGAGGCAATAACAGGTCTGTGATGCCCTTAGATATCCTGGGCTGCACGCGCGCTACACTGACGGAGACAACGAGTTCACTCCCTTGGCCGAAAGGTCTGGGTAATCTTGTTAAACTTCGTCGTGCTGGGGATAGAGCATTGCAATTATTGCTCTTCAACGAGGAATGCCTAGTAAGCGTATGTCATCAGCATGCGTTGATTACGTCCCTGCCCTTTGTACACACCGCCCGTCGCTACTACCGATTGAACGGCTTAGCAAGGCCTTCGGACTGGCCCAGGGAGATTGGCAACGATCACCCAGGGCCGGAAAGTTGGTCAAACTTGGTC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ATATACTGTGAAACTGCGAATGGCTCATTAAATCAGTTATCGTTTATTTGATAGTACCTTACTACTTGGATAACCGTGGTAATTCTAGAGCTAATACATGCTAAAAACCTCGACTTTTGAAGGGGTGTATTTATTAGATAAAAAACCAATGCCCTTCGGGGCTTTTTGGTGATTCATGATAACTTAACGAATCGCATGGCCTTGCGCCGGCGATGGTTCATTCAAATTTCTGCCCTATCAACTTTCGATGGTAGGATAGTGGCCTACCATGGTTTCAACGGGTAACGGGGAATTAGGGTTCGATTCCGGAGAGGGAGCCTGAGAAACGGCTACCACATCCAAGGAAGGCAGCAGGCGCGCAAATTACCCAATCCCGACACGGGGAGGTAGTGACAATAAATACTGATATAGGGCCCTTTTGGGTCTTGTAATTGGAATGAGAACAATTTAAATCCCTTAACGAGGAACAATTGGAGGGCAAGTCTGGTGCCAGCAGCCGCGGTAATTCCAGCTCCAATAGCGTATATTAAAGTTGTTGCAGTTAAAAAGCTCGTAGTTGAACCTTGGGCCTGGCTGGCCGGTCCGCCTCACCGCGTGCACTGGTTCGGCCGGGCCTTTCCTTCTGGGAAGCCACATGCCCTTTACTGGGTGTGTTGGGGAACCAGGACTTTTACTTTGAAAAAATTAGAGTGTTCAAAGCAGGCCTTTGCTCGAATACATTAGCATGGAATAATAGAATAGGACGTGCGATCCTATTTTGTTGGTTTCTAGGACCGCCGTAATGATTAATAGGGATAGTCGGGGGCATCAGTATTCAATTGTCAGAGGTGAAATTCTTGGATTTATTGAAGACTAACTACTGCGAAAGCATTTGCCAAGGATGTTTTCATTAATCAGTGAACGAAAGTTAGGGGATCGAAGACGATCAGATACCGTCGTAGTCTTAACCGTAAACTATGCCGACTAGGGATCGGGCGATGTTATTATTTTGACTCGCTCGGCACCTTACGAGAAATCAAAGTCTTTGGGTTCTGGGGGGAGTATGGTCGCAAGGCTGAAACTTAAAGAAATTGACGGAAGGGCACCACCAGGCGTGGAACCTGCGGCTTAATTTGACTCAACACGGGGAAACTCACCGGGTCCGGACAACTTTAGGATTGACAGATTGAGAGCTCTTTCTTGATTAGTTGGGTGGTGGTGCATGGCCGTTCTTAGTTGGTGGAGTGATTTGTCTGCTTAATTGCGATAACGAACGAGACCTTAACCTGCTAAATAGCCCGGCTAGCTTTTGCTGGTCGCCGGCTTCTTAGAGGGACTATCGGCTCAAGCCGATGGAAGTTTGAGGCAATAACAGGTCTGTGATGCCCTTAGATGTCCCGGGCCGCACGCGCGTTACACTGACAGAGCCAACGAGTTCATCACCTTGGCCGAAAGGCCTGGGTAATCTTGTTAAACTCTGTCGTGCTGGGGATAGAGCATTGCAATTATTGCTCTTCAACGAGGAATGCCTAGTAAGCGCGTGTCATCAGCACGCGTTGATTACGTCCCTGCCCTTTGTACACACCGCCCGTCGCTACTACCGATTGAATGGCTCAGTGAGGCCTTCGGACTGGCTCAGGGAGGTCGGCAACGACCACCCAGAGCTGGAAAGTTGGTCAAACTTGGTCATTTAGAGGAAGTAAAAGTCGTAACAAGGTTTCC</text:p>
          </table:table-cell>
          <table:table-cell office:value-type="string" calcext:value-type="string">
            <text:p>d__Eukaryota; p__Ascomycota; c__Dothideomycet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GCAATATATACTGTGAAACTGCGAATGGCTCATTAAATCAGTTATCGTTTATTTGATAGTACCTTACTACTTGGATAACCGTGGTAATTCTAGAGCTAATACATGCTAAAAACCTCGACTTTTGAAGGGGTGTATTTATTAGATAAAAAACCAATGCCCTTCGGGGCTTTTTGGTGATTCATGATAACTTAACGAATCGCATGGCCTTGCGCCGGCGATGGTTCATTCAAATTTCTGCCCTATCAACTTTCGATGGTAGGATAGTGGCCTACCATGGTTTCAACGGGTAACGGGGAATTAGGGTTCGATTCCGGAGAGGGAGCCTGAGAAACGGCTACCACATCCAAGGAAGGCAGCAGGCGCGCAAATTACCCAATCCCGACACGGGGAGGTAGTGACAATAAATACTGATATAGGGCCCTTTTGGGTCTTGTAATTGGAATGAGAACAATTTAAATCCCTTAACGAGGAACAATTGGAGGGCAAGTCTGGTGCCAGCAGCCGCGGTAATTCCAGCTCCAATAGCGTATATTAAAGTTGTTGCAGTTAAAAAGCTCGTAGTTGAACCTTGGGCCTGGCTGGCCGGTCCGCCTCACCGCGTGCACTGGTTCGGCCGGGCCTTTCCTTCTGGGAAGCCACATGCCCTTTACTGGGTGTGTTGGGGAACCAGGACTTTTACTTTGAAAAAATTAGAGTGTTCAAAGCAGGCCTTTGCTCGAATACATTAGCATGGAATAATAGAATAGGACGTGCGATCCTATTTTGTTGGTTTCTAGGACCGCCGTAATGATTAATAGGGATAGTCGGGGGCATCAGTATTCAATTGTCAGAGGTGAAATTCTTGGATTTATTGAAGACTAACTACTGCGAAAGCATTTGCCAAGGATGTTTTCATTAATCAGTGAACGAAAGTTAGGGGATCGAAGACGATCAGATACCGTCGTAGTCTTAACCGTAAACTATGCCGACTAGGGATCGGGCGATGTTATTATTTTGACTCGCTCGGCACCTTACGAGAAATCAAAGTCTTTGGGTTCTGGGGGGAGTATGGTCGCAAGGCTGAAACTTAAAGAAATTGACGGAAGGGCACCACCAGGCGTGGAACCTGCGGCTTAATTTGACTCAACACGGGGAAACTCACCGGGTCCGGACAACTTTAGGATTGACAGATTGAGAGCTCTTTCTTGATTAGTTGGGTGGTGGTGCATGGCCGTTCTTAGTTGGTGGAGTGATTTGTCTGCTTAATTGCGATAACGAACGAGACCTTAACCTGCTAAATAGCCCGGCTAGCTTTTGCTGGTCGCCGGCTTCTTAGAGGGACTATCGGCTCAAGCCGATGGAAGTTTGAGGCAATAACAGGTCTGTGATGCCCTTAGATGTCCCGGGCCGCACGCGCGTTACACTGACAGAGCCAACGAGTTCATCACCTTGGCCGAAAGGCCTGGGTAATCTTGTTAAACTCTGTCGTGCTGGGGATAGAGCATTGCAATTATTGCTCTTCAACGAGGAATGCCTAGTAAGCGCGTGTCATCAGCACGCGTTGATTACGTCCCTGCCCTTTGTACACACCGCCCGTCGCTACTACCGATTGAATGGCTCAGTGAGGCCTTCGGACTGGCTCAGGGAGGTCGGCAACGACCACCCAGAGCTGGAAAG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ATACCGTGAAACTGCGAATGGCTCATTAAATCAGTTATCGTTTATTTGATAGTACCTTACTACTTGGATATCCGTGGTAATTCTAGAGCTAATACATGCTAAAAACCCCAACTTCGGAAGGGGTGTATTTATTAGATAAAAAACCATCGTCTTCGGACTTCTTGGTGATTCATAATAACTAAACGTAGCGCATGGCCTCGAGCTGGCGCAAAATCATTCAAATACCTGCCCTATCAAGCTTCGATGTGAGGGTAGTGTCCTCACATGCTTTTGACGGGTAACGGGGAATTAGGGTTCGACTCCGGAGAGGGAGCCTGAGAAATGGCTACCACATCCAAGGAAGGCAGCAGGCGCGCAAATTACCCAATCCCGACACGGGGAGGTAGTGACAAGAAATACCGATACAGGACTCTTTTGGGTCTTGTAATTGGAATGAGTACAATTTAAAACCATTAACAAGGAACAATTGGAGGGCAAGTCTGGTGCCAGCAGCCGCGGTAACTCCAGCTCCAATAGCGTATATTAAAGTTGTTGCAGTTAAAAAGCTCGTAGTTGAACTTTGGTTCTGGCTGGCCGGTCCGCCTCACCGCGTGTACTGGTCTGGCTGGGACTTTCCTCTTAGGGAACCGCATGCCCTTTACTGGGTGTGTTGGGAAACTAGGACTTTTACTTTGAAAAAATTAGAGTGTTCAAAGCAGGCAATTGCTCGGATACATTAGCATGGAATAATAAAATAGGACGTGTGGTTCTATTTTGTTGGTTTCTAGGACCGCCGTAATGATTAATAGGGATAGTTGGGGGCATCAGTATTCAATTGTCAGAGGTGAAATTCTTGGATTTATTGAAGACTAACTACTGCGAAAGCATTTGCCAAAGATGTTTTCATTAATCAGGAACGAAAGTTAGGGGATCGAAGACGATCAGATACCGTCGTAGTCTTAACCGTAAACTATGCCGACTAGGGATCGGGTGGTGTTTCTATTATGACTCACTCGGCACCTTACGAGAAATCAAAGTTTTTGGGTTCTGGGGGGAGTATGGTCGCAAGGCTGAAACTTAAAGAAATTGACGGAAGGGCACCACCAGGCGTGGAGCCTGCGGCTTAATTTGACTCAACACGGGGAAACTCACCAGGTCCAGACACAACTAGGATTGACAGATTGAGAGCTCTTTCTTGATTTTGTGGGTGGTGGTGCATGGCCGTTCTTAGTTGGTGGAGTGATTTGTCTGCTTAATTGCGATAACGAACGAGACCTTAACCTGCTAAATAGCCCAACCGGCTTTGGCTGGCTGCTGGCTTCTTAGAGGGACATTCGGCTCAAGCCGACGGAAGTTTGAGGCAATAACAGGTCTGTTATGCCCTTAGATGTTCTGGGCCGCACGCGCGCTACACTGACAGAGCCAGCGGGTTTTTTCCTTAACCGAAAGGTTTGGGTAAACCTAGAAACTCTGTCGTGCTGGGGATAGAGCATTGCAATTATTGCTCTTCAACGAGGAATGCCTAGTAAGCGCATGTCATCAGCATGCGTTGATTACGTCCCTGCCCTTTGTACACACCGCCCGTCGCTACTACCGATTGAATGGCCCAGTGAGGCATTCCGACTGGCCTGGGGATGTTGGCAACGACAACCTTGGGCTGGGAAGTTTTTCAAACTTGGTCATTTAGAGGAAGTAAAAGTCGTAACAAGGTTTCC</text:p>
          </table:table-cell>
          <table:table-cell office:value-type="string" calcext:value-type="string">
            <text:p>d__Eukaryota; p__Ascomycota; c__Dothideomycet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TTTATACCGTGAAACTGCGAATGGCTCATTAAATCAGTTATCGTTTATTTGATAGTACCTTACTACTTGGATATCCGTGGTAATTCTAGAGCTAATACATGCTAAAAACCCCAACTTCGGAAGGGGTGTATTTATTAGATAAAAAACCATCGTCTTCGGACTTCTTGGTGATTCATAATAACTAAACGTAGCGCATGGCCTCGAGCTGGCGCAAAATCATTCAAATACCTGCCCTATCAAGCTTCGATGTGAGGGTAGTGTCCTCACATGCTTTTGACGGGTAACGGGGAATTAGGGTTCGACTCCGGAGAGGGAGCCTGAGAAATGGCTACCACATCCAAGGAAGGCAGCAGGCGCGCAAATTACCCAATCCCGACACGGGGAGGTAGTGACAAGAAATACCGATACAGGACTCTTTTGGGTCTTGTAATTGGAATGAGTACAATTTAAAACCATTAACAAGGAACAATTGGAGGGCAAGTCTGGTGCCAGCAGCCGCGGTAACTCCAGCTCCAATAGCGTATATTAAAGTTGTTGCAGTTAAAAAGCTCGTAGTTGAACTTTGGTTCTGGCTGGCCGGTCCGCCTCACCGCGTGTACTGGTCTGGCTGGGACTTTCCTCTTAGGGAACCGCATGCCCTTTACTGGGTGTGTTGGGAAACTAGGACTTTTACTTTGAAAAAATTAGAGTGTTCAAAGCAGGCAATTGCTCGGATACATTAGCATGGAATAATAAAATAGGACGTGTGGTTCTATTTTGTTGGTTTCTAGGACCGCCGTAATGATTAATAGGGATAGTTGGGGGCATCAGTATTCAATTGTCAGAGGTGAAATTCTTGGATTTATTGAAGACTAACTACTGCGAAAGCATTTGCCAAAGATGTTTTCATTAATCAGGAACGAAAGTTAGGGGATCGAAGACGATCAGATACCGTCGTAGTCTTAACCGTAAACTATGCCGACTAGGGATCGGGTGGTGTTTCTATTATGACTCACTCGGCACCTTACGAGAAATCAAAGTTTTTGGGTTCTGGGGGGAGTATGGTCGCAAGGCTGAAACTTAAAGAAATTGACGGAAGGGCACCACCAGGCGTGGAGCCTGCGGCTTAATTTGACTCAACACGGGGAAACTCACCAGGTCCAGACACAACTAGGATTGACAGATTGAGAGCTCTTTCTTGATTTTGTGGGTGGTGGTGCATGGCCGTTCTTAGTTGGTGGAGTGATTTGTCTGCTTAATTGCGATAACGAACGAGACCTTAACCTGCTAAATAGCCCAACCGGCTTTGGCTGGCTGCTGGCTTCTTAGAGGGACATTCGGCTCAAGCCGACGGAAGTTTGAGGCAATAACAGGTCTGTTATGCCCTTAGATGTTCTGGGCCGCACGCGCGCTACACTGACAGAGCCAGCGGGTTTTTTCCTTAACCGAAAGGTTTGGGTAAACCTAGAAACTCTGTCGTGCTGGGGATAGAGCATTGCAATTATTGCTCTTCAACGAGGAATGCCTAGTAAGCGCATGTCATCAGCATGCGTTGATTACGTCCCTGCCCTTTGTACACACCGCCCGTCGCTACTACCGATTGAATGGCCCAGTGAGGCATTCCGACTGGCCTGGGGATGTTGGCAACGACAACCTTGGGCTGGGAAGTTTT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CATACTGTGAAACTGCGAATGGCTCATTAAATCAGTTATCGTTTATTTGATAGTACCTTACTACTTGGATACCCGTGGTAATTCTAGAGCTAATACATGCTAAAAACCCCGACTTCGGAAGGGGTGTGTTTATTAGATAAAAAACCAATGCCCTTCGGGGCTACTTGGTGATTCATGATAACCTAACGAATCGCATGGCCTTGCGCCGGCGATGGTTCATTCAAATTTCTGCCCTATCAACTTTCGATGGTAAGATCTGGGCTTACCATGGTATCAACGGGTAACGGGGAATTAGGGTTCGATTCCGGAGAGGGAGCCTGAGAAACGGCTACCACATCCAAGGAAGGCAGCAGGCGCGCAAATTACCCAATCCCGATGCGGGGAGGTAGTGACAATAAATACTGATACAGGGCTCTTTTGGGTCTTGTAATTGGAATGAGTACAATTTAAATCCCTTAACGAGGAACAATTGGAGGGCAAGTCTGGTGCCAGCAGCCGCGGTAATTCCAGCTCCAATAGCGTATATTAAAGTTGTTGCAGTTAAAAAGCTCGTAGTTGAACCTTGGCCCAGGCTGGTCGGTCCGCCTAACCGCGTGCACTGATCCGGCCGGGGCCTTTCCTCTGGGGAGCCGCATGCCCTTTACTGGGCGTGTCGGGGAACCAGGACTTTTACTGTGAAAAAATTAGAGTGTTCAAAGCAGGCCTTTGCTCGGATACATTAGCATGGAATAATAGAATAGGACGTGCGGTCCTATTTTGTTGGTTTCTAGAACCGCCGTAATGATTAATAGGGACAGTCGGGGGCATCAGTATTCAGACGCGAGAGGTGAAATTCTTAGACCGTCTGAAGACTAACTACTGCGAAAGCATTTGCCAAGGATGTTTTCATTAATCAGTGAACGAAAGTTGGGGGATCGAAGACGATCAGATACCGTCGTAGTCTCAACCGTAAACTATGCCGACTAGGGATCGGGCGACGTTCCATTTATGACTCGCCCGGCACCTTACGAGAAATCAAAGTTTTTGGGTTCTGGGGGGAGTATGGTCGCAAGGCTGAAACTTAAAGAAATTGACGGAAGGGCACCACCAGGCGTGGAGCCTGCGGCTTAATTTGACTCAACACGGGGAAACTCACCAGGTCCAGACACAACGAGGATTGACAGATTGAGAGCTCTTTCTTGATTTTGTGGGTGGTGGTGCATGGCCGTTCTTAGTTGGTGGAGTGATTTGTCTGCTTAATTGCGATAACGAACGAGACCTTCCCCTGCTAAATAGCCAGGCTGACTTTGGTCGGTCGCGGGCTTCTTAGAGGGACAGTCGGCTCAAGCCGATGGAAGTTGGAGGCAATAACAGGTCTGTGATGCCCTTAGATGTTCTGGGCCGCACGCGCGCTACACTGACGGAGCCAACGAGTATACCACCTTGGCCGAGAGGCCTGGGTAATCTTGTTAAACTCCGTCGTGCTGGGGATAGAGCATTGCAATTATCGCTCTTCAACGAGGAATGCCTAGTAAGCGCATGTCATCAGCATGCGTTGATTACGTCCCTGCCCTTTGTACACACCGCCCGTCGCTACTACCGATCGAATGGCTCAGTGAGGCGTTCGGACTGGCTTAGGGAGGTCGGCAACGACCACCCGGAGCCGGAAAGTTCGTCAAACTTGGTCATTTAGAGGAAGTAAAAGTCGTAACAAGGTTTCC</text:p>
          </table:table-cell>
          <table:table-cell office:value-type="string" calcext:value-type="string">
            <text:p>d__Eukaryota; p__Ascomycota; c__Dothide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CTCATACTGTGAAACTGCGAATGGCTCATTAAATCAGTTATCGTTTATTTGATAGTACCTTACTACTTGGATACCCGTGGTAATTCTAGAGCTAATACATGCTAAAAACCCCGACTTCGGAAGGGGTGTGTTTATTAGATAAAAAACCAATGCCCTTCGGGGCTACTTGGTGATTCATGATAACCTAACGAATCGCATGGCCTTGCGCCGGCGATGGTTCATTCAAATTTCTGCCCTATCAACTTTCGATGGTAAGATCTGGGCTTACCATGGTATCAACGGGTAACGGGGAATTAGGGTTCGATTCCGGAGAGGGAGCCTGAGAAACGGCTACCACATCCAAGGAAGGCAGCAGGCGCGCAAATTACCCAATCCCGATGCGGGGAGGTAGTGACAATAAATACTGATACAGGGCTCTTTTGGGTCTTGTAATTGGAATGAGTACAATTTAAATCCCTTAACGAGGAACAATTGGAGGGCAAGTCTGGTGCCAGCAGCCGCGGTAATTCCAGCTCCAATAGCGTATATTAAAGTTGTTGCAGTTAAAAAGCTCGTAGTTGAACCTTGGCCCAGGCTGGTCGGTCCGCCTAACCGCGTGCACTGATCCGGCCGGGGCCTTTCCTCTGGGGAGCCGCATGCCCTTTACTGGGCGTGTCGGGGAACCAGGACTTTTACTGTGAAAAAATTAGAGTGTTCAAAGCAGGCCTTTGCTCGGATACATTAGCATGGAATAATAGAATAGGACGTGCGGTCCTATTTTGTTGGTTTCTAGAACCGCCGTAATGATTAATAGGGACAGTCGGGGGCATCAGTATTCAGACGCGAGAGGTGAAATTCTTAGACCGTCTGAAGACTAACTACTGCGAAAGCATTTGCCAAGGATGTTTTCATTAATCAGTGAACGAAAGTTGGGGGATCGAAGACGATCAGATACCGTCGTAGTCTCAACCGTAAACTATGCCGACTAGGGATCGGGCGACGTTCCATTTATGACTCGCCCGGCACCTTACGAGAAATCAAAGTTTTTGGGTTCTGGGGGGAGTATGGTCGCAAGGCTGAAACTTAAAGAAATTGACGGAAGGGCACCACCAGGCGTGGAGCCTGCGGCTTAATTTGACTCAACACGGGGAAACTCACCAGGTCCAGACACAACGAGGATTGACAGATTGAGAGCTCTTTCTTGATTTTGTGGGTGGTGGTGCATGGCCGTTCTTAGTTGGTGGAGTGATTTGTCTGCTTAATTGCGATAACGAACGAGACCTTCCCCTGCTAAATAGCCAGGCTGACTTTGGTCGGTCGCGGGCTTCTTAGAGGGACAGTCGGCTCAAGCCGATGGAAGTTGGAGGCAATAACAGGTCTGTGATGCCCTTAGATGTTCTGGGCCGCACGCGCGCTACACTGACGGAGCCAACGAGTATACCACCTTGGCCGAGAGGCCTGGGTAATCTTGTTAAACTCCGTCGTGCTGGGGATAGAGCATTGCAATTATCGCTCTTCAACGAGGAATGCCTAGTAAGCGCATGTCATCAGCATGCGTTGATTACGTCCCTGCCCTTTGTACACACCGCCCGTCGCTACTACCGATCGAATGGCTCAGTGAGGCGTTCGGACTGGCTTAGGGAGGTCGGCAACGACCACCCGGAGCCGGAAAGTTC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ATACGGTGAAACTGCGAATGGCTCATTAAATCAGTTATCGTTTATTTGATAGTACCTTACTACATGGATAACCGTGGTAATTCTAGAGCTAATACATGCTAAAAACCCCGACTTCGGGAGGGGTGTATTTATTAGATAAAAAACCAATGCCCTTCGGGGCTCAATGGTGAATCATAATAACTTAACGAATCGCATGGCCTTGCGCCGGCGATGGTTCATTCAAATTTCTGCCCTATCAACTTTCGATGGTAGGATAGTGGCCTACCATGGTATCAACGGGTAACGGGGAATTAGGGTTCTATTCCGGAGAGGGAGCCTGAGAAACGGCTACCACATCCAAGGAAGGCAGCAGGCGCGCAAATTACCCAATCCCGACACGGGGAGGTAGTGACAATAAATACTGATACAGGGCTCTTTTGGGTCTTGTAATTGGAATGAGTACAATTTAAATACCTTAACGAGGAACAATTGGAGGGCAAGTCTGGTGCCAGCAGCCGCGGTAATTCCAGCTCCAATAGCGTATATTAAAGTTGTTGCAGTTAAAAAGCTCGTAGTTGAACCTTGGGCCTGGCTGGCCGGTCCGCCTCACCGCGTGTACTGGTCCGGCCGGGCCTTTCCTTCTGGGGAACCGCATGCCCTTCACTGGGCGTGTGTGGGAACCAGGACTTTTACTTTGAAAAAATTAGAGTGTTCAAAGCAGGCCTTTGCTCGAATACATTAGCATGGAATAATAGAATAGGACGTGTGGTTCTATTTTGTTGGTTTCTAGGACCGCCGTAATGATTAATAGGGATAGTCGGGGGCATCTGTATTCAATTGTCAGAGGTGAAATTCTTGGATTTATTGAAGACAAACTACTGCGAAAGCATTTGCCAAGGATGTTTTCATTAATCAGTGAACGAAAGTTAGGGGATCGAAGACGATCAGATACCGTCGTAGTCTTAACCATAAACTATGCCGACTAGGGATCGGGGGGTGTTATCATTTTGACCTCCTCGGCACCTTACGAGAAATCAAAGTCTTTGGGTTCTGGGGGGAGTATGGTCGCAAGGCTGAAACTTAAAGAAATTGACGGAAGGGCACCACCAGGCGTGGAGCCTGCGGCTTAATTTGACTCAACACGGGGAAACTCACCAGGTCCAGACACAATAAGGATTGACAGATTGAGAGCTCTTTCTTGATTTTGTGGGTGGTGGTGCATGGCCGTTCTTAGTTGGTGGAGTGATTTGTCTGCTTAATTGCGATAACGAACGAGACCTTAACCTGCTAAATAGCCCGGCCCGCTTTGGCGGACCGCTGGCTTCTTAGAGGGACTATCGGCTCAAGCCGATGGAAGTTTGAGGCAATAACAGGTCTGTGATGCCCTTAGATGTTCTGGGCCGCACGCGCGCTACACTGACAGAGCCAACGAGTCAATCACCTTGGCCGGAAGGTCTGGGTAATCTTGTTAAACTCTGTCGTGCTGGGGATAGAGCATTGCAATTATTGCTCTTCAACGAGGAATGCCTAGTAAGCGCATGTCATCAGCATGCGTTGATTACGTCCCTGCCCTTTGTACACACCGCCCGTCGCTACTACCGATTGAATGGCTCGGTGAGGCCTTCGGACTGGCCCAGGGAGGTCGGCAACGACCACCCAGGGCCGGAAAGTTCGTCAAACCTGGTCATTTAGAGGAAGTAAAAGTCGTAACAAGGTCTCC</text:p>
          </table:table-cell>
          <table:table-cell office:value-type="string" calcext:value-type="string">
            <text:p>d__Eukaryota; p__Ascomycota; c__Dothideomycetes; o__Capnod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CTATACGGTGAAACTGCGAATGGCTCATTAAATCAGTTATCGTTTATTTGATAGTACCTTACTACATGGATAACCGTGGTAATTCTAGAGCTAATACATGCTAAAAACCCCGACTTCGGGAGGGGTGTATTTATTAGATAAAAAACCAATGCCCTTCGGGGCTCAATGGTGAATCATAATAACTTAACGAATCGCATGGCCTTGCGCCGGCGATGGTTCATTCAAATTTCTGCCCTATCAACTTTCGATGGTAGGATAGTGGCCTACCATGGTATCAACGGGTAACGGGGAATTAGGGTTCTATTCCGGAGAGGGAGCCTGAGAAACGGCTACCACATCCAAGGAAGGCAGCAGGCGCGCAAATTACCCAATCCCGACACGGGGAGGTAGTGACAATAAATACTGATACAGGGCTCTTTTGGGTCTTGTAATTGGAATGAGTACAATTTAAATACCTTAACGAGGAACAATTGGAGGGCAAGTCTGGTGCCAGCAGCCGCGGTAATTCCAGCTCCAATAGCGTATATTAAAGTTGTTGCAGTTAAAAAGCTCGTAGTTGAACCTTGGGCCTGGCTGGCCGGTCCGCCTCACCGCGTGTACTGGTCCGGCCGGGCCTTTCCTTCTGGGGAACCGCATGCCCTTCACTGGGCGTGTGTGGGAACCAGGACTTTTACTTTGAAAAAATTAGAGTGTTCAAAGCAGGCCTTTGCTCGAATACATTAGCATGGAATAATAGAATAGGACGTGTGGTTCTATTTTGTTGGTTTCTAGGACCGCCGTAATGATTAATAGGGATAGTCGGGGGCATCTGTATTCAATTGTCAGAGGTGAAATTCTTGGATTTATTGAAGACAAACTACTGCGAAAGCATTTGCCAAGGATGTTTTCATTAATCAGTGAACGAAAGTTAGGGGATCGAAGACGATCAGATACCGTCGTAGTCTTAACCATAAACTATGCCGACTAGGGATCGGGGGGTGTTATCATTTTGACCTCCTCGGCACCTTACGAGAAATCAAAGTCTTTGGGTTCTGGGGGGAGTATGGTCGCAAGGCTGAAACTTAAAGAAATTGACGGAAGGGCACCACCAGGCGTGGAGCCTGCGGCTTAATTTGACTCAACACGGGGAAACTCACCAGGTCCAGACACAATAAGGATTGACAGATTGAGAGCTCTTTCTTGATTTTGTGGGTGGTGGTGCATGGCCGTTCTTAGTTGGTGGAGTGATTTGTCTGCTTAATTGCGATAACGAACGAGACCTTAACCTGCTAAATAGCCCGGCCCGCTTTGGCGGACCGCTGGCTTCTTAGAGGGACTATCGGCTCAAGCCGATGGAAGTTTGAGGCAATAACAGGTCTGTGATGCCCTTAGATGTTCTGGGCCGCACGCGCGCTACACTGACAGAGCCAACGAGTCAATCACCTTGGCCGGAAGGTCTGGGTAATCTTGTTAAACTCTGTCGTGCTGGGGATAGAGCATTGCAATTATTGCTCTTCAACGAGGAATGCCTAGTAAGCGCATGTCATCAGCATGCGTTGATTACGTCCCTGCCCTTTGTACACACCGCCCGTCGCTACTACCGATTGAATGGCTCGGTGAGGCCTTCGGACTGGCCCAGGGAGGTCGGCAACGACCACCCAGGGCCGGAAAGTTCGTCAAACCTGGTCATTTAGAGGAAGTAAAAGTCGTAACAAGGTCTC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5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GTATACTGCGAAACTGCGAATGGCTCATTAAATCAGTTATCGTTTATTTGATAGTACCTACTACTTGGATAACCGTGGTAATTCTAGAGCTAATACATGCAAAAAACCCCAACTTCGGAAGGGGTGTATTTATTAGATAAAAAACCAATGCCCTCTGGGCTTTATGGTGAATCATGATAACTTAACGAATCGCATAGCCTTGAGCTGGCGATGGTTCATTCAAATTTCTGCCCTATCAACTTTCGATTGGTGAGTAGTGTTCACCAATGGTATCGACGGGTAACGAAGAATTAGGGTTCGATCTCGGAGAGGACGCCCGAGAAATGGCGTGCACATCCAAGGAAGGCAGCAGGCGCGCAAATTACCCAATCCCGATTCGGGGAGGTAGTGACAATAAATACTGATGCAGGGCTCTTTTGGGTCTTGCAATTGGAATGAGTACAATTTAAATCCCTTAACGAGGAACAATTGGAGGGCAAGTCTGGTGCCAGCAGCCGCGGTAATTCCAGCTCCAATAGCGTATATTAAAGTTGTTGCAGTTAAAAAGCTCGTAGTTGAAATTTGGGCCTGGCTGACCGGTCCGCCTCACCGCGTGTACTGGCTCGGCCGGGCCTTTCCTTCTGGGGAAGCTCATGGTCTTTATTGACTGTGTGGGGAACCAGGACTTTTACTTTGAAAAAATTAGAGTGTTCAAAGCAGGCCTTTGCTCGAATACATTAGCATGGAATAATGGAATAGGACGGCTTTCCTATTTTGTTGGTTTCTAGGAGAGCCGTAATGATTAATAGGGACAGTCGGGGGCATCAGTATTCAATTGTCAGAGGTGAAATTCTTGGATTTATTGAAGACTAACTACTGCGAAAGCATTTGCCAAGGATGTTTTCATTAATCAGTGAACGAAAGTTAGGGGATCGAAGACGATCAGATACCGTCGTAGTCTTAACCATAAACTATGCCGACTAGGGATCGGTGGATGTTACTATTTTGACTCCATCGGCACCTTACGAGAAATCAAAGTTTTTGGGTTCTGGGGGGAGTATGGTCGCAAGGCTGAAACTTAAAGAAATTGACGGAAGGGCACCACCAGGAGTGGAGCCTGCGGCTTAATTTGACTCAACACGGGGAAACTCACCAGGTTCGGATATGATAAGGATTGACAGATTGAGAGCTCTTTCTTGATTTCATAGTTGGTGGTGCATGGCCGTTCTTAGTTGGTGGAGTGATTTGTCTGCTTAATTGCGATAACGAACGAGACCTTAACCTGCTAAATAGCCAGGCTAGCTTTTGCTGGTCGCCGGCTTCTTAGAGGGACTATCGGCTCAAGCCGATGGAAGTTTGAGGCAATAACAGGTCTGTGATGCCCTTAGATATCCTGGGCTGCACGCGCGCTACACTGACGGAGCCAACGAGTTCACTCCCTTGACCGGAAGGTCTGGGTAATCTTGTTAAACTCCGTCGTGCTGGGGATAGGGCATTGCAATTATTGCCCTTCAACGAGGAATGCCTAGTAAGCGTATGTCATCAGCATGCGTTGATTACGTCCCTGCCCTTTGTACACACCGCCCGTCGCTACTACCGATTGAACGGCTCAGCAAGGCCTTCGGACTGGCTCAGAGAGGTTGGCAACGACCACTCCGAGCCGGAAAGTTGGTCAAACTTGGTCGTTTAGAGGAAGTAAAAGTCGTAACAAGGTTTCC</text:p>
          </table:table-cell>
          <table:table-cell office:value-type="string" calcext:value-type="string">
            <text:p>d__Eukaryota; p__Ascomycota; c__Dothideomycetes; o__Capnodi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GTATACTGCGAAACTGCGAATGGCTCATTAAATCAGTTATCGTTTATTTGATAGTACCTACTACTTGGATAACCGTGGTAATTCTAGAGCTAATACATGCAAAAAACCCCAACTTCGGAAGGGGTGTATTTATTAGATAAAAAACCAATGCCCTCTGGGCTTTATGGTGAATCATGATAACTTAACGAATCGCATAGCCTTGAGCTGGCGATGGTTCATTCAAATTTCTGCCCTATCAACTTTCGATTGGTGAGTAGTGTTCACCAATGGTATCGACGGGTAACGAAGAATTAGGGTTCGATCTCGGAGAGGACGCCCGAGAAATGGCGTGCACATCCAAGGAAGGCAGCAGGCGCGCAAATTACCCAATCCCGATTCGGGGAGGTAGTGACAATAAATACTGATGCAGGGCTCTTTTGGGTCTTGCAATTGGAATGAGTACAATTTAAATCCCTTAACGAGGAACAATTGGAGGGCAAGTCTGGTGCCAGCAGCCGCGGTAATTCCAGCTCCAATAGCGTATATTAAAGTTGTTGCAGTTAAAAAGCTCGTAGTTGAAATTTGGGCCTGGCTGACCGGTCCGCCTCACCGCGTGTACTGGCTCGGCCGGGCCTTTCCTTCTGGGGAAGCTCATGGTCTTTATTGACTGTGTGGGGAACCAGGACTTTTACTTTGAAAAAATTAGAGTGTTCAAAGCAGGCCTTTGCTCGAATACATTAGCATGGAATAATGGAATAGGACGGCTTTCCTATTTTGTTGGTTTCTAGGAGAGCCGTAATGATTAATAGGGACAGTCGGGGGCATCAGTATTCAATTGTCAGAGGTGAAATTCTTGGATTTATTGAAGACTAACTACTGCGAAAGCATTTGCCAAGGATGTTTTCATTAATCAGTGAACGAAAGTTAGGGGATCGAAGACGATCAGATACCGTCGTAGTCTTAACCATAAACTATGCCGACTAGGGATCGGTGGATGTTACTATTTTGACTCCATCGGCACCTTACGAGAAATCAAAGTTTTTGGGTTCTGGGGGGAGTATGGTCGCAAGGCTGAAACTTAAAGAAATTGACGGAAGGGCACCACCAGGAGTGGAGCCTGCGGCTTAATTTGACTCAACACGGGGAAACTCACCAGGTTCGGATATGATAAGGATTGACAGATTGAGAGCTCTTTCTTGATTTCATAGTTGGTGGTGCATGGCCGTTCTTAGTTGGTGGAGTGATTTGTCTGCTTAATTGCGATAACGAACGAGACCTTAACCTGCTAAATAGCCAGGCTAGCTTTTGCTGGTCGCCGGCTTCTTAGAGGGACTATCGGCTCAAGCCGATGGAAGTTTGAGGCAATAACAGGTCTGTGATGCCCTTAGATATCCTGGGCTGCACGCGCGCTACACTGACGGAGCCAACGAGTTCACTCCCTTGACCGGAAGGTCTGGGTAATCTTGTTAAACTCCGTCGTGCTGGGGATAGGGCATTGCAATTATTGCCCTTCAACGAGGAATGCCTAGTAAGCGTATGTCATCAGCATGCGTTGATTACGTCCCTGCCCTTTGTACACACCGCCCGTCGCTACTACCGATTGAACGGCTCAGCAAGGCCTTCGGACTGGCTCAGAGAGGTTGGCAACGACCACTCCGAGCCGGAAAGTTGGTCAAACTTGGTCGTTTAGAGGAAGTAAAAGTCGTAACAAGGTTTCC</text:p>
          </table:table-cell>
          <table:table-cell table:number-columns-repeated="2"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ATACGGTGAAACTGCGAATGGCTCATTAAATCAGTTATCGTTTATTTGATAGTACCTTACTACATGGATAACCGTGGTAATTCTAGAGCTAATACATGCTAAAAGCCCCGACTTCGGGAGGGGTGTATTTATTAGATAAAAAACCAATGCCCTTCGGGGCTACGTGGTGAATCATAATAACTTCACGAATCGCATGGCCTTGCGCCGGCGATGGTTCATTCAAATTTCTGCCCTATCAACTTTCGATGGTAGGATAGTGGCCTACCATGGTTTCAACGGGTAACGGGGAATTAGGGTTCGACTCCGGAGAGGGAGCCTGAGAAACGGCTACCACATCCAAGGAAGGCAGCAGGCGCGCAAATTACCCAATGCCGACACGGCGAGGTAGTGACAATAAATACTGATCCAGGGCTCTTTCGGGTCTTGGAATTGGAATGAGTACAATTTAAATCCCTTAACGAGGAACAACTGGAGGGCAAGTCTGGTGCCAGCAGCCGCGGTAATTCCAGCTCCAGTAGCGTATATTAAAGTTGTTGCAGTTAAAAAGCTCGTAGTTGAACCTTGGGCCTGGCTGGCCGGTCCGCCTCACCGCGTGTACTGGTCCGGCCGGGCCTTTCCTTCTGGGGAGCCGCATGGCCTTCATTGGCCGTGTCGGGGAACCAGGACTTTTACTTTGAAAAAATTAGAGTGTTCAAAGCAGGCCTTTGCTCGGATACATTAGCATGGAATAATTGAATAGGACGCGCGGTTCTATTTTGTTGGTTTCTAGGACCGCCGTAATGATTAATAGGGATAGTCGGGGGCATCTGTATTCAATTGTCAGAGGTGAAATTCTTGGATTTATTGAAGACAAACTACTGCGAAAGCATTTGCCAAGGATGTTTTCATTAATCAGGAACGAAAGTTAGGGGATCGAAGACGATCAGATACCGTCGTAGTCTTAACCATAAACTATGCCGACTAGGGATCGGTGGATGTTACTATTTTGACTCCATCGGCACCTTACGAGAAATCAAAGTTTTTGGGTTCTGGGGGGAGTATGGTCGCAAGGCTGAAACTTAAAGAAATTGACGGAAGGGCACCACCAGGCGTGGAGCCTGCGGCTTAATTTGACTCAACACGGGGAAACTCACCAGGTCCAGACACAAGGAGGATTGACAGATTGAGAGCTCTTTCTTGATTTTGTGGGTGGTGGTGCATGGCCGTTCTTAGTTGGTGGAGTGATTTGTCTGCTTAATTGCGATAACGAACGAGACCTTAACCTGCTAAATAGCCAGGCCCGCTTCGGCGGGTCGCGGGCTTCTTAGAGGGACTATCGGCTCAAGCCGATGGAAGTTTGAGGCAATAACAGGTCTGTGATGCCCTTAGATGTTCTGGGCCGCACGCGCGCTACACTGGCAGGGCCAACGAGTTCATCACCTTGACCGGAAGGTCTGGGTAATCTTGTTAAACCCTGCCGTGCTGGGGATAGGGCATTGCAATTATTGCCCTTCAACGAGGAATGCCTAGTAAGCGCATGTCATCAGCATGCGTTGATTACGTCCCTGCCCTTTGTACACACCGCCCGTCGCTACTACCGATTGAATGGCTCAGTGAGGCCTTCGGACTGGCTCAGGGAGGTCGGCAACGACCACCCAGAGCCGGAAAGTTGGTCAAACTCGGTCATTTAGAGGAAGTAAAAGTCGTAACAAGGTCTCC</text:p>
          </table:table-cell>
          <table:table-cell office:value-type="string" calcext:value-type="string">
            <text:p>d__Eukaryota; p__Ascomycota; c__Dothideomycetes; o__Capnodiales; f__Mycosphaerell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CTATACGGTGAAACTGCGAATGGCTCATTAAATCAGTTATCGTTTATTTGATAGTACCTTACTACATGGATAACCGTGGTAATTCTAGAGCTAATACATGCTAAAAGCCCCGACTTCGGGAGGGGTGTATTTATTAGATAAAAAACCAATGCCCTTCGGGGCTACGTGGTGAATCATAATAACTTCACGAATCGCATGGCCTTGCGCCGGCGATGGTTCATTCAAATTTCTGCCCTATCAACTTTCGATGGTAGGATAGTGGCCTACCATGGTTTCAACGGGTAACGGGGAATTAGGGTTCGACTCCGGAGAGGGAGCCTGAGAAACGGCTACCACATCCAAGGAAGGCAGCAGGCGCGCAAATTACCCAATGCCGACACGGCGAGGTAGTGACAATAAATACTGATCCAGGGCTCTTTCGGGTCTTGGAATTGGAATGAGTACAATTTAAATCCCTTAACGAGGAACAACTGGAGGGCAAGTCTGGTGCCAGCAGCCGCGGTAATTCCAGCTCCAGTAGCGTATATTAAAGTTGTTGCAGTTAAAAAGCTCGTAGTTGAACCTTGGGCCTGGCTGGCCGGTCCGCCTCACCGCGTGTACTGGTCCGGCCGGGCCTTTCCTTCTGGGGAGCCGCATGGCCTTCATTGGCCGTGTCGGGGAACCAGGACTTTTACTTTGAAAAAATTAGAGTGTTCAAAGCAGGCCTTTGCTCGGATACATTAGCATGGAATAATTGAATAGGACGCGCGGTTCTATTTTGTTGGTTTCTAGGACCGCCGTAATGATTAATAGGGATAGTCGGGGGCATCTGTATTCAATTGTCAGAGGTGAAATTCTTGGATTTATTGAAGACAAACTACTGCGAAAGCATTTGCCAAGGATGTTTTCATTAATCAGGAACGAAAGTTAGGGGATCGAAGACGATCAGATACCGTCGTAGTCTTAACCATAAACTATGCCGACTAGGGATCGGTGGATGTTACTATTTTGACTCCATCGGCACCTTACGAGAAATCAAAGTTTTTGGGTTCTGGGGGGAGTATGGTCGCAAGGCTGAAACTTAAAGAAATTGACGGAAGGGCACCACCAGGCGTGGAGCCTGCGGCTTAATTTGACTCAACACGGGGAAACTCACCAGGTCCAGACACAAGGAGGATTGACAGATTGAGAGCTCTTTCTTGATTTTGTGGGTGGTGGTGCATGGCCGTTCTTAGTTGGTGGAGTGATTTGTCTGCTTAATTGCGATAACGAACGAGACCTTAACCTGCTAAATAGCCAGGCCCGCTTCGGCGGGTCGCGGGCTTCTTAGAGGGACTATCGGCTCAAGCCGATGGAAGTTTGAGGCAATAACAGGTCTGTGATGCCCTTAGATGTTCTGGGCCGCACGCGCGCTACACTGGCAGGGCCAACGAGTTCATCACCTTGACCGGAAGGTCTGGGTAATCTTGTTAAACCCTGCCGTGCTGGGGATAGGGCATTGCAATTATTGCCCTTCAACGAGGAATGCCTAGTAAGCGCATGTCATCAGCATGCGTTGATTACGTCCCTGCCCTTTGTACACACCGCCCGTCGCTACTACCGATTGAATGGCTCAGTGAGGCCTTCGGACTGGCTCAGGGAGGTCGGCAACGACCACCCAGAGCCGGAAAGTTGGTCAAACTCGGTCATTTAGAGGAAGTAAAAGTCGTAACAAGGTCTCC</text:p>
          </table:table-cell>
          <table:table-cell office:value-type="string" calcext:value-type="string">
            <text:p>3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GTATACTGTGAAACTGCGAATGGCTCATTATATCAGTTATCGTTTATTTGATAGTACCTTACTACATGGATAACCGTGGTAATTCTAGAGCTAATACATGCCTAAAACCCCGACTCGCGGAGGGGTGTATTTATTAGATTAAAAACCAATGCCCTTCGGGGCCACAAGGTGAATCATGATAACTTAACGAATCGCATGGCCTTGCGCCGGCGATGGTTCATTCAAATTTCTGCCCTATCAACTTTCGATGGTAGTATAGAGGACTACCATGGTTTCAACGGGTAACGGGGTATTAGGGTACGATTCCGGAGAAGGAGCCTGAGAAACGGCTACTACATCCAAGGAAGGCAGCAGGCGCGCAAATTACCCAATGCCAAATCGGCGAGGTAGTGACAATAAATACTGATGCAGAGCTCTTTTGGGTTTTGCAATTGGAATGAGTACAATCTAAATCCCTTAACGAGGAACAATTGGAGGGCAAGTCTGGTGCCAGCAGCCGCGGTAATTCCAGCTCCAATAGCGTATATTAAAGTTGTTGCAGTTAAAAAGCTCGTAGTTGAACCTTGGGCCTGGCTGACCGGTCCGCCTCACCGCGTGCACTGGTTCGGCCGGGCCTTTCCTTCTAGGGAGCCTCATGCCCTTCACTGGGTGTGTTGGGGAACTAGGACTTTTACTTTGAAAAAATTAGAGTGTTCAAAGCAGGCCTTTGCTCGAATACATTAGCATGGAATAATAGAATAGGGCGTGCAGTTCTATTTTGTTGGTTTCTAGAATTGCCGCAATGATTAATAGGGATAGTCGGGGGCGTCTGTATTGCGCAGTCAGAGGTGAAATTCTTGGATTTGCGCAAGACAAACTACTGCGAAAGCATTCGCCAAGGATGTTTTCATTAATCAGTGAACGAAAGTTAGGGGATCGAAGACGATCAGATACCGTCGTAGTCTTAACCATAAACTATGCCGACTGGGGATCGGAGGGTGGTTACTTATTGCCTCCTTCGGCACCCTACGAGAAATCAAAGTTCTTGGGTTCTGGGGGGAGTATGGTCGCAAGGCTGAAACTTAAAGAAATTGACGGAAAGGCACCACCAGGCGTGGAGCCTGCGGCTTAATTTGACTCAACACGGGGAAACTCACCAGGTCCAGACACAGTAAGGATTGACAGATTGAGAGCTCTTTCATGATTTTGTGGTTGGTGGTGCATGGCCGTTCTTAGTTGGTGGAGTGATTTGTCTGCTTAATTGCGATAACGAACGAGACCTTAACCTACTAAATAGTCGGGCTAGCTTTGGCTGGTTGCAGACTTCTTAGAGGGACTATCGGCTCAAGCCGATGGAAGTTTGAGGCAATAACAGGTCTGTGATGCCCTTCGATGTTCTGGGCCGCACGCGCGCTACACTGACAGAGCCAACGAGTATAATCCTTGGCCGAGAGGTCTGGGTAATCTTGTTAAACTCTGTCGTGCTGGGGATAGAGCATTGCAATTATTGCTCTTCAACGAGGAATGCCTAGTAAGTGCAAGTCATCAGCTTGCGCTGCATACGTCCCTGCCCTTTGTACACACCGCCCGTCGCTACTACCGATTGAATGGCTCAGTGAGGCCTTCGGACTGGCTCAGAGAGGTCGGCAACGACCACTTGGAGCCGGAAAGTTGGTCAAACTTGGTCATTTAGAGGAAGTAAAAGTCGTAACAAGGTTTCC</text:p>
          </table:table-cell>
          <table:table-cell office:value-type="string" calcext:value-type="string">
            <text:p>d__Eukaryota; p__Ascomycota; c__Dothideomycetes; o__Capnodiales; f__Mycosphaerell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GTATACTGTGAAACTGCGAATGGCTCATTATATCAGTTATCGTTTATTTGATAGTACCTTACTACATGGATAACCGTGGTAATTCTAGAGCTAATACATGCCTAAAACCCCGACTCGCGGAGGGGTGTATTTATTAGATTAAAAACCAATGCCCTTCGGGGCCACAAGGTGAATCATGATAACTTAACGAATCGCATGGCCTTGCGCCGGCGATGGTTCATTCAAATTTCTGCCCTATCAACTTTCGATGGTAGTATAGAGGACTACCATGGTTTCAACGGGTAACGGGGTATTAGGGTACGATTCCGGAGAAGGAGCCTGAGAAACGGCTACTACATCCAAGGAAGGCAGCAGGCGCGCAAATTACCCAATGCCAAATCGGCGAGGTAGTGACAATAAATACTGATGCAGAGCTCTTTTGGGTTTTGCAATTGGAATGAGTACAATCTAAATCCCTTAACGAGGAACAATTGGAGGGCAAGTCTGGTGCCAGCAGCCGCGGTAATTCCAGCTCCAATAGCGTATATTAAAGTTGTTGCAGTTAAAAAGCTCGTAGTTGAACCTTGGGCCTGGCTGACCGGTCCGCCTCACCGCGTGCACTGGTTCGGCCGGGCCTTTCCTTCTAGGGAGCCTCATGCCCTTCACTGGGTGTGTTGGGGAACTAGGACTTTTACTTTGAAAAAATTAGAGTGTTCAAAGCAGGCCTTTGCTCGAATACATTAGCATGGAATAATAGAATAGGGCGTGCAGTTCTATTTTGTTGGTTTCTAGAATTGCCGCAATGATTAATAGGGATAGTCGGGGGCGTCTGTATTGCGCAGTCAGAGGTGAAATTCTTGGATTTGCGCAAGACAAACTACTGCGAAAGCATTCGCCAAGGATGTTTTCATTAATCAGTGAACGAAAGTTAGGGGATCGAAGACGATCAGATACCGTCGTAGTCTTAACCATAAACTATGCCGACTGGGGATCGGAGGGTGGTTACTTATTGCCTCCTTCGGCACCCTACGAGAAATCAAAGTTCTTGGGTTCTGGGGGGAGTATGGTCGCAAGGCTGAAACTTAAAGAAATTGACGGAAAGGCACCACCAGGCGTGGAGCCTGCGGCTTAATTTGACTCAACACGGGGAAACTCACCAGGTCCAGACACAGTAAGGATTGACAGATTGAGAGCTCTTTCATGATTTTGTGGTTGGTGGTGCATGGCCGTTCTTAGTTGGTGGAGTGATTTGTCTGCTTAATTGCGATAACGAACGAGACCTTAACCTACTAAATAGTCGGGCTAGCTTTGGCTGGTTGCAGACTTCTTAGAGGGACTATCGGCTCAAGCCGATGGAAGTTTGAGGCAATAACAGGTCTGTGATGCCCTTCGATGTTCTGGGCCGCACGCGCGCTACACTGACAGAGCCAACGAGTATAATCCTTGGCCGAGAGGTCTGGGTAATCTTGTTAAACTCTGTCGTGCTGGGGATAGAGCATTGCAATTATTGCTCTTCAACGAGGAATGCCTAGTAAGTGCAAGTCATCAGCTTGCGCTGCATACGTCCCTGCCCTTTGTACACACCGCCCGTCGCTACTACCGATTGAATGGCTCAGTGAGGCCTTCGGACTGGCTCAGAGAGGTCGGCAACGACCACTTGGAGCCGGAAAGTTGGTCAAACTTGGT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ATACAGCGAAACTGCGAATGGCTCATTAAATCAGTTATCGTTTATTTGATAGTACCCCACTACTTGGATAACCGTGGTAATTCTAGAGCTAATACATGCGCAAAAGCCCGACTCACGAAGGGCTGTATTTATTAGATAAAAAACCAATGCCCTTCTGGGCTCTTTGGTGATTCATGATAACTTAACGAATCGCATGGCCTTGAGCCGGCGATGGTTCATTCAAATTTCTGCCCTATCAACTTTCGATTGGTGAGTAGTGTTCACCAATGGTGTCGACGGGTAACGAAGAATTAGGGTTCGATCTCGGAGAGGACGCCTGAGAGACGGCGTACACATCCAAGGAAGGCAGCAGGCGCGCAAATTACCCAATCCCGATACGGGGAGGTAGTGACAATAAATACTGATGCCGGGCTCTTTTGGGTCTGGCAATTGGAATGAGTACAATTTAAACCCCTTAACGAGGAACAATTGGAGGGCAAGTCTGGTGCCAGCAGCCGCGGTAATTCCAGCTCCAATAGCGTATATTAAATTTGTTGCAGTTAAAAAGCTCGTAGTTGAAATTTGGGCCTGGCTGGCCGGTCCGCCTCACCGCGTGTACTGGTCCGGCCGGGCCTTTCCTTCTGGGGAAGCCCATGGTCTTCATTGACTGTGTGGGGGAACCAGGACTTTTACTTTGAAAAAATTAGAGTGTTCAAAGCAGGCCTTTGCTCGAATACATTAGCATGGAATAATGGAATAGGACGGCTTTCCTATTTTGTTGGTTTCTAGGAGAGCCGTAATGATTAATAGGGATAGTCGGGGGCATCAGTATTCAATTGTCAGAGGTGAAATTCTTGGATTTATTGAAGACTAACTACTGCGAAAGCATTTGCCAAGGATGTTTTCATTAATCAGTGAACGAAAGTTAGGGGATCGAAGACGATCAGATACCGTCGTAGTCTTAACCATAAACTATGCCGATTAGGGATCGGTGGATGTTATTTATTTTGACTCCATCGGCACCTTACGAGAAATCAAAATTTGTTCTGGGGGGAGTATGGTCGCAAGGCTGAAACTTAAAGAAATTGACGGAAGGGCACCACCAGGAGTGGAGCCTGCGGCTTAATTTGACTCAACACGGGGAAACTCACCAGGTTCGGATATGATAAGGATTGACAGATTGAGAGCTCTTTCTTGATTTCATAGTTGGTGGTGCATGGCCGTTCTTAGTTGGTGGAGTGATTTGTCTGCTTAATTGCGATAACGAACGAGACCTTAACCTGCTAAATAGCCCGGCTGGCTTCGGCTGGTCGCTGGCTTCTTAGAGGGACTATCGGCTCAAGCCGATGGAAGTTTGAGGCAATAACAGGTCTGTGATGCCCTTAGATATCCTGGGCTGCACGCGCGCTACACTGACGGAGCCAACGAGTTCACTCCCTTGGCCGAAAGGTCTGGGTAATCTTGTTAAACTCCGTCGTGCTGGGGATTGTGGATTGCAATTATTTCACATCAACGAGGAATGCCTAGTAAGCGCATGTCATCAGCATGCGTTGATTACGTCCCTGCCCTTTGTACACACCGCCCGTCGCTACTACCGATTGAACGGCTCAGCAAGGCCTTCGGACTGGCTCCAGGAGGTCGGCGACGGCCACCCAGAGCCGGAAAGTTGGTCAAACTTGGTCGTTTAGAGGAAGTAAAAGTCGTAACAAGGTTTCC</text:p>
          </table:table-cell>
          <table:table-cell office:value-type="string" calcext:value-type="string">
            <text:p>d__Eukaryota; p__Ascomycota; c__Dothideomycetes; o__Capnodiales; f__Mycosphaerellaceae; g__Zymoseptori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CAATTTATACAGCGAAACTGCGAATGGCTCATTAAATCAGTTATCGTTTATTTGATAGTACCCCACTACTTGGATAACCGTGGTAATTCTAGAGCTAATACATGCGCAAAAGCCCGACTCACGAAGGGCTGTATTTATTAGATAAAAAACCAATGCCCTTCTGGGCTCTTTGGTGATTCATGATAACTTAACGAATCGCATGGCCTTGAGCCGGCGATGGTTCATTCAAATTTCTGCCCTATCAACTTTCGATTGGTGAGTAGTGTTCACCAATGGTGTCGACGGGTAACGAAGAATTAGGGTTCGATCTCGGAGAGGACGCCTGAGAGACGGCGTACACATCCAAGGAAGGCAGCAGGCGCGCAAATTACCCAATCCCGATACGGGGAGGTAGTGACAATAAATACTGATGCCGGGCTCTTTTGGGTCTGGCAATTGGAATGAGTACAATTTAAACCCCTTAACGAGGAACAATTGGAGGGCAAGTCTGGTGCCAGCAGCCGCGGTAATTCCAGCTCCAATAGCGTATATTAAATTTGTTGCAGTTAAAAAGCTCGTAGTTGAAATTTGGGCCTGGCTGGCCGGTCCGCCTCACCGCGTGTACTGGTCCGGCCGGGCCTTTCCTTCTGGGGAAGCCCATGGTCTTCATTGACTGTGTGGGGGAACCAGGACTTTTACTTTGAAAAAATTAGAGTGTTCAAAGCAGGCCTTTGCTCGAATACATTAGCATGGAATAATGGAATAGGACGGCTTTCCTATTTTGTTGGTTTCTAGGAGAGCCGTAATGATTAATAGGGATAGTCGGGGGCATCAGTATTCAATTGTCAGAGGTGAAATTCTTGGATTTATTGAAGACTAACTACTGCGAAAGCATTTGCCAAGGATGTTTTCATTAATCAGTGAACGAAAGTTAGGGGATCGAAGACGATCAGATACCGTCGTAGTCTTAACCATAAACTATGCCGATTAGGGATCGGTGGATGTTATTTATTTTGACTCCATCGGCACCTTACGAGAAATCAAAATTTGTTCTGGGGGGAGTATGGTCGCAAGGCTGAAACTTAAAGAAATTGACGGAAGGGCACCACCAGGAGTGGAGCCTGCGGCTTAATTTGACTCAACACGGGGAAACTCACCAGGTTCGGATATGATAAGGATTGACAGATTGAGAGCTCTTTCTTGATTTCATAGTTGGTGGTGCATGGCCGTTCTTAGTTGGTGGAGTGATTTGTCTGCTTAATTGCGATAACGAACGAGACCTTAACCTGCTAAATAGCCCGGCTGGCTTCGGCTGGTCGCTGGCTTCTTAGAGGGACTATCGGCTCAAGCCGATGGAAGTTTGAGGCAATAACAGGTCTGTGATGCCCTTAGATATCCTGGGCTGCACGCGCGCTACACTGACGGAGCCAACGAGTTCACTCCCTTGGCCGAAAGGTCTGGGTAATCTTGTTAAACTCCGTCGTGCTGGGGATTGTGGATTGCAATTATTTCACATCAACGAGGAATGCCTAGTAAGCGCATGTCATCAGCATGCGTTGATTACGTCCCTGCCCTTTGTACACACCGCCCGTCGCTACTACCGATTGAACGGCTCAGCAAGGCCTTCGGACTGGCTCCAGGAGGTCGGCGACGGCCACCCAGAGCCGGAAAGTTGGTCAAACTTGGTCGTTTAGAGGAAGTAAAAGTCGTAACAAGGTTTCC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CAATTAAACGGCGAAACTGCGAATGGCTCATTAAATCAGTTATCGTTTATTTGATAGTACCTTACTACTTGGATAACCGTGGTAATTCTAGAGCTAATACATGCGAAAAATCCCGACTTCGGAAGGGATGTATTTATTAGATAAAAAACCAATGCCCTTTGGGCTTCTTGGTGATTCATAATAACTCATCGAATCGCATGGCCTTGCGCCGGCGATGGTTCATTCAAATTTCTGCCCTATCAACTTTCGATTGGAAGGTAGTGTCCTCCAATGGTTTCGACGGGTAACGAAGAATTAGGGTTCGATCTCGGAGAGGAAGCCTGAGAAACGGCTTACACATCCAAGGAAGGCAGCAGGCGCGCAAATTACCCAATCCCAATTCGGGGAGGTAGTGACAATAAATACTGATGCAGGGCTCTTTAGGGTCTTGCAATTGGAATGAGTACAATTTAAATCCCTTAACGAGGAACAATTGGAGGGCAAGTCTGGTGCCAGCAGCCGCGGTAATTCCAGCTCCAATAGCGTATATTAAAGTTGTTGCAGTTAAAAAGCTCGTAGTTTGACCTAGGGCTCGGTCAGCTGGTCCGCCTCACCGCGAGTACTAGTTTGACTGAGCCTTTTCTTCTGGGGAACTGCATGGCCTTCACTGGCTGTGTTAGGGAACCAGGACTTTTACTTTGAAAAAATTAGAGTGTTCAAAGCAGGCCTTTGCTCGAATACATTAGCATGGAATAATAGAATAAGACGGCTTTCTTATTTTGTTGGTTTCTAAGAGAGCCGTAATGATTAATAGGGATAGTCGGGGGCGTCCGTATTCGATTGTCAGAGGTGAAATTCTTGGATTTTTCGAAGACGAACTACTGCGAAAGCATTCGCCAAGGATGTTTTCATTAATCAGTGAACGAAAGTGAGGGGATCGAAGACGATCAGATACCGTCGTAGTCTTCACCGTAAACTATGCCGACTATGGATCGGTCGGTGTTTTTTTGTTGACCCGATCGGCACATTACGAGAAATCAAAGTTTTTGGGTTCTGGGGGGAGTATAGTTGCAAGGCTGAAACTTAAAGAAATTGACGGAAGGGCACCACCAGGCGTGGAGCCTGCGGCTTAATTTGACTCAACACGGGGAAACTCACCAGGTCCGGACACAAGTTGGATTGACAGATTGAGAGCTCTTTCTTGATTTTGTGGTTGGTGGTGCATGGCCGTTCTTAGTTGGTGGAGTGATTTGTCTGCTTAATTGCGATAACGAACGAGACCCTATCCTGCTAAATAGCCCGGCTGGCTTTTGCAAGTCGTTGGCTTCTTAGAGGGACTTTTGGCTCAAGCCAAAGGAAGGAGGGCAATAACAGGTCTGTGATGCCCTTAGATGTCCTGGGCTGCACGCGCGCTACACTGACAGAGACAGCGAGTTCATTCCTTGGCCGAAAGGCTTGGGTAATCTTGTTAAACTCTGTCGTGCTGGGGATAGGGCATTGCAATTATTGCCCTTCAACGAGGAATGCCTAGTAAGTTCGACTCATCAGGTCGAGCTGATTACGTCCCTGCCCTTTGTACACACCGCCCGTCGCTACTACCGATTGAACGGCTCAGTGAGGCCATCGGATTGGCTCCAGTTGTTGGTAACGATGACCAGAGCCGAAAAGTTGGTCAAACTTGGTCGTTTAGAGGAAGTAAAAGTCGTAACAAGGTTTCC</text:p>
          </table:table-cell>
          <table:table-cell office:value-type="string" calcext:value-type="string">
            <text:p>d__Eukaryota; p__Ascomycota; c__Dothideomycetes; o__Capnodiales; f__Mycosphaerellaceae; g__Zymoseptori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TTAAGCAATTAAACGGCGAAACTGCGAATGGCTCATTAAATCAGTTATCGTTTATTTGATAGTACCTTACTACTTGGATAACCGTGGTAATTCTAGAGCTAATACATGCGAAAAATCCCGACTTCGGAAGGGATGTATTTATTAGATAAAAAACCAATGCCCTTTGGGCTTCTTGGTGATTCATAATAACTCATCGAATCGCATGGCCTTGCGCCGGCGATGGTTCATTCAAATTTCTGCCCTATCAACTTTCGATTGGAAGGTAGTGTCCTCCAATGGTTTCGACGGGTAACGAAGAATTAGGGTTCGATCTCGGAGAGGAAGCCTGAGAAACGGCTTACACATCCAAGGAAGGCAGCAGGCGCGCAAATTACCCAATCCCAATTCGGGGAGGTAGTGACAATAAATACTGATGCAGGGCTCTTTAGGGTCTTGCAATTGGAATGAGTACAATTTAAATCCCTTAACGAGGAACAATTGGAGGGCAAGTCTGGTGCCAGCAGCCGCGGTAATTCCAGCTCCAATAGCGTATATTAAAGTTGTTGCAGTTAAAAAGCTCGTAGTTTGACCTAGGGCTCGGTCAGCTGGTCCGCCTCACCGCGAGTACTAGTTTGACTGAGCCTTTTCTTCTGGGGAACTGCATGGCCTTCACTGGCTGTGTTAGGGAACCAGGACTTTTACTTTGAAAAAATTAGAGTGTTCAAAGCAGGCCTTTGCTCGAATACATTAGCATGGAATAATAGAATAAGACGGCTTTCTTATTTTGTTGGTTTCTAAGAGAGCCGTAATGATTAATAGGGATAGTCGGGGGCGTCCGTATTCGATTGTCAGAGGTGAAATTCTTGGATTTTTCGAAGACGAACTACTGCGAAAGCATTCGCCAAGGATGTTTTCATTAATCAGTGAACGAAAGTGAGGGGATCGAAGACGATCAGATACCGTCGTAGTCTTCACCGTAAACTATGCCGACTATGGATCGGTCGGTGTTTTTTTGTTGACCCGATCGGCACATTACGAGAAATCAAAGTTTTTGGGTTCTGGGGGGAGTATAGTTGCAAGGCTGAAACTTAAAGAAATTGACGGAAGGGCACCACCAGGCGTGGAGCCTGCGGCTTAATTTGACTCAACACGGGGAAACTCACCAGGTCCGGACACAAGTTGGATTGACAGATTGAGAGCTCTTTCTTGATTTTGTGGTTGGTGGTGCATGGCCGTTCTTAGTTGGTGGAGTGATTTGTCTGCTTAATTGCGATAACGAACGAGACCCTATCCTGCTAAATAGCCCGGCTGGCTTTTGCAAGTCGTTGGCTTCTTAGAGGGACTTTTGGCTCAAGCCAAAGGAAGGAGGGCAATAACAGGTCTGTGATGCCCTTAGATGTCCTGGGCTGCACGCGCGCTACACTGACAGAGACAGCGAGTTCATTCCTTGGCCGAAAGGCTTGGGTAATCTTGTTAAACTCTGTCGTGCTGGGGATAGGGCATTGCAATTATTGCCCTTCAACGAGGAATGCCTAGTAAGTTCGACTCATCAGGTCGAGCTGATTACGTCCCTGCCCTTTGTACACACCGCCCGTCGCTACTACCGATTGAACGGCTCAGTGAGGCCATCGGATTGGCTCCAGTTGTTGGTAACGATGACCAGAGCCGAAAAGTTGGTCAAACTTGGTCGTTTAGAGGAAGTAAAAGTCGTAACAAGGTTTCC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ACATACAGTGAAACTGCGAATGGCTCATTATATCAGTTATTGTTTATTTGATGATACCTTGCCACTCGGACAACCGTGGTAATTCTAGAGCTAATACGTGCACAACATCCCGACTTCTGGAAGGGAGGTATTTATTAGGTAAAAGCCAACCCGGGCAACCGGTCTCCTGGTGATTCATAATAACTTGTCGAATCGCACGGCTCACGCCGGCGATGGTTCATTCAAATTTCTGCCCTATCAACTTTCGATGGTAGGATAGAGGCCTACCATGGTGACAACGGGTAACGGGGAATTAGGGTTCGATTCCGGAGAGGGAGCCTGAGAAACGGCTACCACATCCAAGGAAGGCAGCAGGCGCGCAAATTACCCAATCCCGACACGGGGAGGTAGTGACAATAAATAACAATGCAGGGCACTTACGTGCCTTGCAATTGGAATGAGTACAATCTAAACTCCTTAACGAGGAGCCATTGGAGGGCAAGTCTGGTGCCAGCAGCCGCGGTAATTCCAGCTCCAATAGCGTATATTAAAGTTGTTGCAGTTAAAAAGCTCGTAGTCGAAGTTTGGGTCTGGCCGGGCGGTCCACCGCAAGGTGAGCACTGCTCATGGGCCGGTCCTTTCCTCTTGGGGATGCCGGCGGACGTCCGCGAGGGCGCTCGTCGGCCGAGCCAAGACGTTTACCTTGAAAAAATTAGAGTGTTCAAAGCGGGCGCAAGCTCGAATAGATTAGCATGGAATAATGGAATAGGACCGTGGTCTTATTTCGTTGGTTTTGACGGCCACGGTAATGATTAATAGGGACGGTTGGGGGCATTTGTATTGCCGAGCTAGAGGTGAAATTCTTGGATTTCGGCAAGACAAACCGGTGCGAAAGCGTCTGCCAAGGACGTTTTCATTGATCAAGAACGAAAGTTAAGGGATCGAAGACGATCAGATACCGTCGTAGTCTTAACTATAAACGATGCCGACTGGGGATCGGGCGATGTTGTCTAATGACTCGCCCGGCACCCTGCGAGAAATCAAAGTGTTTGGGTTCCGGGGGGAGTATGGTCGCAAGGCTGAAACTTTAAGGAATTGACGGAAGGGCACCACCAGGAGTGGAGCCTGCGGCTTAATTTGACTCAACACGGGGAAACTCACCAGGTCCAGACATAGTGAGGATTGACAGATTGAGAGCTCTTTCTTGATTCTATGGTTGGTGGTGCATGGCCGTTGGTAGTTGGTGGAGTGATTTGTCTGGTTAATTCCGATAACGAACGAGACCTTAACCTGCTAAATAGCGACGTTCCCTCCGGGGGGCGGGCCGCTTCTTAGAGGGACTGCGGACGCTTAGTCCGCGGAAGTTTGAGGCAATAACAGGTCTGTGATGCCCTTAGATGTTCTGGGCCGCACGCGCGCTACACTGACGGAGGCAGCGAGTGTATCGCCTTGGCCGGAAGGCCCGGGTAATCTTGCAAACTCTGTCGTGCTGGGGATAGCTCTTTGCAATTATCGAGCTTGAACGAGGAATTCCTAGTAAGTGCGAGTCATCAGCTCGCGCTGATTACGTCCCTGCCCTTTGTACACACCGCCCGTCGCTACTACCGATTGAATGGCTTAGTGAGGCCTTCGGATTGACGGCCGGCTGCCGGCAACGGTGGCTGACTGCCGAGAAGTTGGTCAAACTTGGTCATTTAGAGGAAGTAAAAGTCGTAACAAGGTTTCC</text:p>
          </table:table-cell>
          <table:table-cell office:value-type="string" calcext:value-type="string">
            <text:p>d__Eukaryota; p__Ascomycota; c__Dothideomycetes; o__Dothideales; f__Aureobasidi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AACATACAGTGAAACTGCGAATGGCTCATTATATCAGTTATTGTTTATTTGATGATACCTTGCCACTCGGACAACCGTGGTAATTCTAGAGCTAATACGTGCACAACATCCCGACTTCTGGAAGGGAGGTATTTATTAGGTAAAAGCCAACCCGGGCAACCGGTCTCCTGGTGATTCATAATAACTTGTCGAATCGCACGGCTCACGCCGGCGATGGTTCATTCAAATTTCTGCCCTATCAACTTTCGATGGTAGGATAGAGGCCTACCATGGTGACAACGGGTAACGGGGAATTAGGGTTCGATTCCGGAGAGGGAGCCTGAGAAACGGCTACCACATCCAAGGAAGGCAGCAGGCGCGCAAATTACCCAATCCCGACACGGGGAGGTAGTGACAATAAATAACAATGCAGGGCACTTACGTGCCTTGCAATTGGAATGAGTACAATCTAAACTCCTTAACGAGGAGCCATTGGAGGGCAAGTCTGGTGCCAGCAGCCGCGGTAATTCCAGCTCCAATAGCGTATATTAAAGTTGTTGCAGTTAAAAAGCTCGTAGTCGAAGTTTGGGTCTGGCCGGGCGGTCCACCGCAAGGTGAGCACTGCTCATGGGCCGGTCCTTTCCTCTTGGGGATGCCGGCGGACGTCCGCGAGGGCGCTCGTCGGCCGAGCCAAGACGTTTACCTTGAAAAAATTAGAGTGTTCAAAGCGGGCGCAAGCTCGAATAGATTAGCATGGAATAATGGAATAGGACCGTGGTCTTATTTCGTTGGTTTTGACGGCCACGGTAATGATTAATAGGGACGGTTGGGGGCATTTGTATTGCCGAGCTAGAGGTGAAATTCTTGGATTTCGGCAAGACAAACCGGTGCGAAAGCGTCTGCCAAGGACGTTTTCATTGATCAAGAACGAAAGTTAAGGGATCGAAGACGATCAGATACCGTCGTAGTCTTAACTATAAACGATGCCGACTGGGGATCGGGCGATGTTGTCTAATGACTCGCCCGGCACCCTGCGAGAAATCAAAGTGTTTGGGTTCCGGGGGGAGTATGGTCGCAAGGCTGAAACTTTAAGGAATTGACGGAAGGGCACCACCAGGAGTGGAGCCTGCGGCTTAATTTGACTCAACACGGGGAAACTCACCAGGTCCAGACATAGTGAGGATTGACAGATTGAGAGCTCTTTCTTGATTCTATGGTTGGTGGTGCATGGCCGTTGGTAGTTGGTGGAGTGATTTGTCTGGTTAATTCCGATAACGAACGAGACCTTAACCTGCTAAATAGCGACGTTCCCTCCGGGGGGCGGGCCGCTTCTTAGAGGGACTGCGGACGCTTAGTCCGCGGAAGTTTGAGGCAATAACAGGTCTGTGATGCCCTTAGATGTTCTGGGCCGCACGCGCGCTACACTGACGGAGGCAGCGAGTGTATCGCCTTGGCCGGAAGGCCCGGGTAATCTTGCAAACTCTGTCGTGCTGGGGATAGCTCTTTGCAATTATCGAGCTTGAACGAGGAATTCCTAGTAAGTGCGAGTCATCAGCTCGCGCTGATTACGTCCCTGCCCTTTGTACACACCGCCCGTCGCTACTACCGATTGAATGGCTTAGTGAGGCCTTCGGATTGACGGCCGGCTGCCGGCAACGGTGGCTGACTGCCGAGAAGTTGGTCAAACTTGGTCATTTAGAGGAAGTAAAAGTCGTAACAAGGTTTCC</text:p>
          </table:table-cell>
          <table:table-cell office:value-type="string" calcext:value-type="string">
            <text:p>1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ATACCGTGAAACTGCGAATGGCTCATTAAATCAGTTATCGTTTATTTGATAGTACCTTACTACTTGGATAACCGTGGTAATTCTAGAGCTAATACATGCTTAAAACCCCGACTTCGGAAGGGGTGTATTTATTAGATAAAAAACCAACGCCCTTCGGGGCTTCTTGGTGATTCATGATAACTTTTCGGATCGCATAGCCTTGCGCTGGCGACGGTTCATTCAAATTTCTGCCCTATCAACTTTCGATGGTAAGGTATTGGCTTACCATGGTTTCAACGGGTAACGGGGAATTAGGGTTCGATTCCGGAGAGGGAGCCTGAGAAACGGCTACCACATCCAAGGAAGGCAGCAGGCGCGCAAATTACCCAATCCCGATTCGGGGAGGTAGTGACAATAAATACTGATACAGGGCTCTTTTGGGTCTTGTAATTGGAATGAGTACAATTTAAACCTCTTAACGAGGAACAATTGGAGGGCAAGTCTGGTGCCAGCAGCCGCGGTAATTCCAGCTCCAATAGCGTATATTAAAGTTGTTGCAGTTAAAAAGCTCGTAGTTGAAACTTGGGTCTGGCTGGCAGGTCCGCCTCACCGCGTGTACTTGTCCGGCCGGACCTTCCTTCTGGAGAACCTCATGCCCTTCACTGGGCGTGTTGGGGACCAGGACTTTTACTTTGAAAAAATTAGAGTGTTCAAAGCAGGCCTTTGCTCGAATACGTTAGCATGGAATAATAGAATAGGACGTGCGGTTCTATTTTGTTGGTTTCTAGGACCGCCGTAATGATTAATAGGGACAGTCGGGGGCATCAGTATTCAATTGTCAGAGGTGAAATTCTTGGATTTATTGAAGACTAACTACTGCGAAAGCATTTGCCAAGGATGTTTTCATTAATCAGTGAACGAAAGTTAGGGGATCGAAGACGATCAGATACCGTCGTAGTCTTAACCGTAAACTATGCCGACTAGGGATCGGGCGATGTTCTTTTTTTTGACTCGCTCGGCACCTTACGAGAAATCAAAGTTTTTGGGTTCTGGGGGGAGTATGGTCGCAAGGCTGAAACTTAAAGAAATTGACGGAAGGGCACCACCAGGCGTGGAGCCTGCGGCTTAATTTGACTCAACACGGGGAAACTCACCAGGTCCAGATGAAATAAGGATTGACAGATTGAGAGCTCTTTCTTGATTTTTCAGGTGGTGGTGCATGGCCGTTCTTAGTTGGTGGAGTGATTTGTCTGCTTAATTGCGATAACGAACGAGACCTTAACCTGCTAAATAGCCAGGCTAGCTTTGGCTGGTCGCCGGCTTCTTAGAGGGACTATCGGCTCAAGCCGATGGAAGTTTGAGGCAATAACAGGTCTGTGATGCCCTTAGATGTTCTGGGCCGCACGCGCGCTACACTGACAGAGCCAACGAGTTCTTCACCTTGGCCGGAAGGTCTGGGTAATCTTGTTAAACTCTGTCGTGCTGGGGATAGAGCATTGCAATTATTGCTCTTCAACGAGGAATGCCTAGTAAGCGCGTGTCATCAGCATGCGTTGATTACGTCCCTGCCCTTTGTACACACCGCCCGTCGCTACTACCGATTGAATGGCTCAGTGAGGCCTTCGGACTGGCCCGAGGAGGTTGGCAACGACCACCCCGGGCCGGAAAGTTCGTCAAACTCGGTCATTTAGAGGAAGTAAAAGTCGTAACAAGGTTTCC</text:p>
          </table:table-cell>
          <table:table-cell office:value-type="string" calcext:value-type="string">
            <text:p>d__Eukaryota; p__Ascomycota; c__Dothideomycetes; o__Pleosporales; f__Phaeosphaeriaceae; g__Parastagonospor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CAATTATACCGTGAAACTGCGAATGGCTCATTAAATCAGTTATCGTTTATTTGATAGTACCTTACTACTTGGATAACCGTGGTAATTCTAGAGCTAATACATGCTTAAAACCCCGACTTCGGAAGGGGTGTATTTATTAGATAAAAAACCAACGCCCTTCGGGGCTTCTTGGTGATTCATGATAACTTTTCGGATCGCATAGCCTTGCGCTGGCGACGGTTCATTCAAATTTCTGCCCTATCAACTTTCGATGGTAAGGTATTGGCTTACCATGGTTTCAACGGGTAACGGGGAATTAGGGTTCGATTCCGGAGAGGGAGCCTGAGAAACGGCTACCACATCCAAGGAAGGCAGCAGGCGCGCAAATTACCCAATCCCGATTCGGGGAGGTAGTGACAATAAATACTGATACAGGGCTCTTTTGGGTCTTGTAATTGGAATGAGTACAATTTAAACCTCTTAACGAGGAACAATTGGAGGGCAAGTCTGGTGCCAGCAGCCGCGGTAATTCCAGCTCCAATAGCGTATATTAAAGTTGTTGCAGTTAAAAAGCTCGTAGTTGAAACTTGGGTCTGGCTGGCAGGTCCGCCTCACCGCGTGTACTTGTCCGGCCGGACCTTCCTTCTGGAGAACCTCATGCCCTTCACTGGGCGTGTTGGGGACCAGGACTTTTACTTTGAAAAAATTAGAGTGTTCAAAGCAGGCCTTTGCTCGAATACGTTAGCATGGAATAATAGAATAGGACGTGCGGTTCTATTTTGTTGGTTTCTAGGACCGCCGTAATGATTAATAGGGACAGTCGGGGGCATCAGTATTCAATTGTCAGAGGTGAAATTCTTGGATTTATTGAAGACTAACTACTGCGAAAGCATTTGCCAAGGATGTTTTCATTAATCAGTGAACGAAAGTTAGGGGATCGAAGACGATCAGATACCGTCGTAGTCTTAACCGTAAACTATGCCGACTAGGGATCGGGCGATGTTCTTTTTTTTGACTCGCTCGGCACCTTACGAGAAATCAAAGTTTTTGGGTTCTGGGGGGAGTATGGTCGCAAGGCTGAAACTTAAAGAAATTGACGGAAGGGCACCACCAGGCGTGGAGCCTGCGGCTTAATTTGACTCAACACGGGGAAACTCACCAGGTCCAGATGAAATAAGGATTGACAGATTGAGAGCTCTTTCTTGATTTTTCAGGTGGTGGTGCATGGCCGTTCTTAGTTGGTGGAGTGATTTGTCTGCTTAATTGCGATAACGAACGAGACCTTAACCTGCTAAATAGCCAGGCTAGCTTTGGCTGGTCGCCGGCTTCTTAGAGGGACTATCGGCTCAAGCCGATGGAAGTTTGAGGCAATAACAGGTCTGTGATGCCCTTAGATGTTCTGGGCCGCACGCGCGCTACACTGACAGAGCCAACGAGTTCTTCACCTTGGCCGGAAGGTCTGGGTAATCTTGTTAAACTCTGTCGTGCTGGGGATAGAGCATTGCAATTATTGCTCTTCAACGAGGAATGCCTAGTAAGCGCGTGTCATCAGCATGCGTTGATTACGTCCCTGCCCTTTGTACACACCGCCCGTCGCTACTACCGATTGAATGGCTCAGTGAGGCCTTCGGACTGGCCCGAGGAGGTTGGCAACGACCACCCCGGGCCGGAAAGTTCGTCAAACTCGGTCATTTAGAGGAAGTAAAAGTCGTAACAAGGTTTCC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AAAGTAAATTTTTACAGCGAAACTGCGAATGGCTCATTAAATCAGTTATGATCTACATGACAAATACTTTACTACTGGATAACCGTGGTAATTCTAGAGCTAATACATGCAGAAAAGGCCCGACTTCGGAAGGGCTGCACTTATTAGATCAAAACCTCCCTGGGTAAAACCAGTTCTTTGGTGATTCATAATAATTTAGCTGATCGCATGGCCTTGCGCCGGCGACGGTACATTCGATTTTCTGCCCTATCAGGCTGTTGATTGTAAGATAGAGGCTTACAATGGCTACCACGGGTAACGGGGAATTAGGGTTCTATTCCGGAGAGGGAGCCTGAGAAACGGCTACCACATCCAAGGAAGGCAGCAGGCGCGCAAATTACCCAATCCCGATACGGGGAGGTAGTGACAATAAATACTGATACGGGGCTCTTTTGGGTCTCGTAATTGGAATGAGTACAATCTAAATCCCTTAACGAGGAACAATTGGAGGGCAAGTCTGGTGCCAGCAGCCGCGGTAATTCCAGCTCCAATAGCGTATATTAAAGTTGTTGCAGTTAAAAAGCTCGTAGTTGAACCTTGGGCCCGGCCGACCGGTCCGCCTCACCGCGTGCACTGGTTCGGCGGGGCCTTTCCTCCTGGGGGCCCGGATGGCCTTAACTGGCTGTCCGGGGAACCAGGACTTTTACTTTGAAAAAATTAGAGTGTTCAAAGCAGGCCTTTGCTCGGATACATTAGCATGGAATAATAGAATAGGACGTGTGGTTCTATTTTGTTGGTTTCTAGGACCGCCGTAATGATTAATAGGGATAGTCGGGGGCGTCAGTATTCGGCTGTCAGAGGTGAAATTCTTGGATTTGCCGAAGACTAACTACTGCGAAAGCATTCGCCAAGGATGTTTTCATTAATCAGGGAACGAAAGTTAGGGGATCGAAGACGATCAGATACCGTCGTAGTCTTAACCATAAACTATGCCGACTAGGGATCGGACGGTGTTTTTATGATGACCCGTTCGGCACCTTACGAGAAATCAAAGTTTTTGGGTTCTGGGGGGAGTATGGTCGCAAGGCTGAAACTTAAAGAAATTGACGGAAGGGCACCACAAGGCGTGGAGCCTGCGGCTTAATTTGACTCAACACGGGGAAACTCACCAGGTCCAGACAAAATAAGGATTGACAGATTGAGAGCTCTTTCTTGATCTTTTGGATGGTGGTGCATGGCCGTTCTTAGTTGGTGGAGTGATTTGTCTGCTTAATTGCGATAACGAACGAGACCTTAACCTGCTAAATAGCCCGGTCCGCGTTTGCGGGCCGCTGGCTTCTTAGAGGGACTATCGGCTCAAGCCGATGGAAGTTTGAGGCAATAACAGGTCTGTGATGCCCTTAGATGTCCTGGGCCGCACGCGCGCTACACTGACAGGGCCAGCGAGTACATCACCTTGGCCGAGAGGTCTGGGTAATCTTGTTAAACCCTGTCGTGCTGGGGATAGAGCATTGCAATTATTGCTCTTCAACGAGGAATGCCTAGTAGGCACGAGTCATCAGCTCGTGCCGATTACGTCCCTGCCCTTTGTACACACCGCCCGTCGCTACTACCGATTGAATGGCTCAGTGAGGCCTTCGGACTGGCTCAGGGTAGTTGGCAACGACCGCCCAGAGCCGGAAAGTTGGTCAAACTTGGTCATTTAGAGGAAGTAAAAGTCGTAACAAGGTTTCC</text:p>
          </table:table-cell>
          <table:table-cell office:value-type="string" calcext:value-type="string">
            <text:p>d__Eukaryota; p__Ascomycota; c__Eurot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AAAGTAAATTTTTACAGCGAAACTGCGAATGGCTCATTAAATCAGTTATGATCTACATGACAAATACTTTACTACTGGATAACCGTGGTAATTCTAGAGCTAATACATGCAGAAAAGGCCCGACTTCGGAAGGGCTGCACTTATTAGATCAAAACCTCCCTGGGTAAAACCAGTTCTTTGGTGATTCATAATAATTTAGCTGATCGCATGGCCTTGCGCCGGCGACGGTACATTCGATTTTCTGCCCTATCAGGCTGTTGATTGTAAGATAGAGGCTTACAATGGCTACCACGGGTAACGGGGAATTAGGGTTCTATTCCGGAGAGGGAGCCTGAGAAACGGCTACCACATCCAAGGAAGGCAGCAGGCGCGCAAATTACCCAATCCCGATACGGGGAGGTAGTGACAATAAATACTGATACGGGGCTCTTTTGGGTCTCGTAATTGGAATGAGTACAATCTAAATCCCTTAACGAGGAACAATTGGAGGGCAAGTCTGGTGCCAGCAGCCGCGGTAATTCCAGCTCCAATAGCGTATATTAAAGTTGTTGCAGTTAAAAAGCTCGTAGTTGAACCTTGGGCCCGGCCGACCGGTCCGCCTCACCGCGTGCACTGGTTCGGCGGGGCCTTTCCTCCTGGGGGCCCGGATGGCCTTAACTGGCTGTCCGGGGAACCAGGACTTTTACTTTGAAAAAATTAGAGTGTTCAAAGCAGGCCTTTGCTCGGATACATTAGCATGGAATAATAGAATAGGACGTGTGGTTCTATTTTGTTGGTTTCTAGGACCGCCGTAATGATTAATAGGGATAGTCGGGGGCGTCAGTATTCGGCTGTCAGAGGTGAAATTCTTGGATTTGCCGAAGACTAACTACTGCGAAAGCATTCGCCAAGGATGTTTTCATTAATCAGGGAACGAAAGTTAGGGGATCGAAGACGATCAGATACCGTCGTAGTCTTAACCATAAACTATGCCGACTAGGGATCGGACGGTGTTTTTATGATGACCCGTTCGGCACCTTACGAGAAATCAAAGTTTTTGGGTTCTGGGGGGAGTATGGTCGCAAGGCTGAAACTTAAAGAAATTGACGGAAGGGCACCACAAGGCGTGGAGCCTGCGGCTTAATTTGACTCAACACGGGGAAACTCACCAGGTCCAGACAAAATAAGGATTGACAGATTGAGAGCTCTTTCTTGATCTTTTGGATGGTGGTGCATGGCCGTTCTTAGTTGGTGGAGTGATTTGTCTGCTTAATTGCGATAACGAACGAGACCTTAACCTGCTAAATAGCCCGGTCCGCGTTTGCGGGCCGCTGGCTTCTTAGAGGGACTATCGGCTCAAGCCGATGGAAGTTTGAGGCAATAACAGGTCTGTGATGCCCTTAGATGTCCTGGGCCGCACGCGCGCTACACTGACAGGGCCAGCGAGTACATCACCTTGGCCGAGAGGTCTGGGTAATCTTGTTAAACCCTGTCGTGCTGGGGATAGAGCATTGCAATTATTGCTCTTCAACGAGGAATGCCTAGTAGGCACGAGTCATCAGCTCGTGCCGATTACGTCCCTGCCCTTTGTACACACCGCCCGTCGCTACTACCGATTGAATGGCTCAGTGAGGCCTTCGGACTGGCTCAGGGTAGTTGGCAACGACCGCCCAGAGCCGGAAAGTTGGTCAAACTTGGTCATTTAGAGGAAGTAA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ATACTGTGAAACTGCGAATGGCTCATTAAATCAGTTATCGTTTATTTGATAGTACCTTTACCTGGATAACCGTGGTAATTCTAGAGCTAATACATGCTAAAAACCTCGACTTCGGAAGGGGTGTATTTATTAGATAAAAAACCAATGCCCTTCGGGGCTCCTTGGTGATTCATAATAACTTAACGAATCGCATGGCCTTGCGCCGGCGATGGTTCATTCAAATTTCTGCCCTATCAACTTTCGATGGTAAGATAGTGGCTTACCATGGTCTCAACGGGTAACGGGGAATTAGGGTTCTATTCCGGAGAGGGAGCCTGAGAAACGGCTACCACATCCAAGGAAGGCAGCAGGCGCGCAAATTACCCAATCCCAATTCGGGGAGGTAGTGACAATAAATACTGATACGGGGCTCTTTCGGGTCTCGTAATTGGAATGAGTACAATCTAAATCCCTTAACGAGGAACAATTGGAGGGCAAGTCTGGTGCCAGCAGCCGCGGTAATTCCAGCTCCAATAGCGTATATTAAAGTTGTTGCCGTTAAAAAGCTCGTAGTTGAACCTTGGACCTGGCTGATCTGTCCTCCTAATCGAGCGCACGGATTCGGTCGGGTCTTTCCTTCTGGGGAGCCCTATGCCCTTCACTGGGTGTAGTGGGGAACCAGGACTTTTACCTTGAAAAAATTAGAGTGTTCAAAGCAGGCCTTTGCTCGAATACATTAGCATGGAATAATAGAATAGGACATCGGTTCTATTTTGTTGGTTTCTAGGACCGCTGTAATGATTAATAGGGATAGTCGGGGGCGTCAGTATTCAATTGTCAGAGGTGAAATTCTTGGATTTATTGAAGACTAACTACTGCGAAAGCATTCGCCAAGGATGTTTTCATTAATCAGTGAACGAAAGTTAGGGGATCGAAGACGATCAGATACCGTCGTAGTCTTAACCATAAACTATGCCGACTAGGGATCGGACGGTGGTTTTTTTATGCCCCGTTCGGCACCTTACGAGAAATCAAAGTTTTTGGGCTCGGGGGGGAGTATGGTCGCAAGGCTGAAACTTAAAGAAATTGACGGAAGGGCACCACCAGGCGTGGAGCCTGCGGCTTAATTTGACTCAACACGGGGAAACTCACCAGGTCCAGACATGCTTAGGATTGACAGATTGATAGCTCTTTCTTGATTGTATGGGTGGTGGTGCATGGCCGTTCTTAGTTGGTGGAGTGATTTGTCTGCTTAATTGCGATAACGAACGAGACCTTGACCTGCTAAATAGCCAGGTTGACTTTTGTCGGCCGCCGGCTTCTTAGAGGGACTTTTGGCTCAAGCCAATGGAAGTACGAGGCAATAACAGGTCTGTGATGCCCTTAGATGTTCTGGGCCGCACGCGCGCTACACTGACAGAGCCAGCGAGTACATCACCTTGGCCGAAAGGTCTGGGTAATCTTGTTAAACTCTGTCGTGCTGGGGATAGAGCATTGCAATTATTGCTCTTCAACGAGGAATGCCTAGTAAGCGCAAGTCATCAGCTTGCGTTGATTACGTCCCTGCCCTTTGTACACACCGCCCGTCGCTACTACCGATTGAATGGCTCAGTGAGGCCTTGGGACTGGCTCAGAGAGGTCGGCAACGACCACTCAGAGCCGGAAACTTGGTCAAACTTGGTCATTTAGAGGAAGTAAAAGTCGTAACAAGGTTTCC</text:p>
          </table:table-cell>
          <table:table-cell office:value-type="string" calcext:value-type="string">
            <text:p>d__Eukaryota; p__Ascomycota; c__Eurotiomycetes; o__Chaetothyriales; f__Herpotrichiellaceae; g__Exophia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CATACTGTGAAACTGCGAATGGCTCATTAAATCAGTTATCGTTTATTTGATAGTACCTTTACCTGGATAACCGTGGTAATTCTAGAGCTAATACATGCTAAAAACCTCGACTTCGGAAGGGGTGTATTTATTAGATAAAAAACCAATGCCCTTCGGGGCTCCTTGGTGATTCATAATAACTTAACGAATCGCATGGCCTTGCGCCGGCGATGGTTCATTCAAATTTCTGCCCTATCAACTTTCGATGGTAAGATAGTGGCTTACCATGGTCTCAACGGGTAACGGGGAATTAGGGTTCTATTCCGGAGAGGGAGCCTGAGAAACGGCTACCACATCCAAGGAAGGCAGCAGGCGCGCAAATTACCCAATCCCAATTCGGGGAGGTAGTGACAATAAATACTGATACGGGGCTCTTTCGGGTCTCGTAATTGGAATGAGTACAATCTAAATCCCTTAACGAGGAACAATTGGAGGGCAAGTCTGGTGCCAGCAGCCGCGGTAATTCCAGCTCCAATAGCGTATATTAAAGTTGTTGCCGTTAAAAAGCTCGTAGTTGAACCTTGGACCTGGCTGATCTGTCCTCCTAATCGAGCGCACGGATTCGGTCGGGTCTTTCCTTCTGGGGAGCCCTATGCCCTTCACTGGGTGTAGTGGGGAACCAGGACTTTTACCTTGAAAAAATTAGAGTGTTCAAAGCAGGCCTTTGCTCGAATACATTAGCATGGAATAATAGAATAGGACATCGGTTCTATTTTGTTGGTTTCTAGGACCGCTGTAATGATTAATAGGGATAGTCGGGGGCGTCAGTATTCAATTGTCAGAGGTGAAATTCTTGGATTTATTGAAGACTAACTACTGCGAAAGCATTCGCCAAGGATGTTTTCATTAATCAGTGAACGAAAGTTAGGGGATCGAAGACGATCAGATACCGTCGTAGTCTTAACCATAAACTATGCCGACTAGGGATCGGACGGTGGTTTTTTTATGCCCCGTTCGGCACCTTACGAGAAATCAAAGTTTTTGGGCTCGGGGGGGAGTATGGTCGCAAGGCTGAAACTTAAAGAAATTGACGGAAGGGCACCACCAGGCGTGGAGCCTGCGGCTTAATTTGACTCAACACGGGGAAACTCACCAGGTCCAGACATGCTTAGGATTGACAGATTGATAGCTCTTTCTTGATTGTATGGGTGGTGGTGCATGGCCGTTCTTAGTTGGTGGAGTGATTTGTCTGCTTAATTGCGATAACGAACGAGACCTTGACCTGCTAAATAGCCAGGTTGACTTTTGTCGGCCGCCGGCTTCTTAGAGGGACTTTTGGCTCAAGCCAATGGAAGTACGAGGCAATAACAGGTCTGTGATGCCCTTAGATGTTCTGGGCCGCACGCGCGCTACACTGACAGAGCCAGCGAGTACATCACCTTGGCCGAAAGGTCTGGGTAATCTTGTTAAACTCTGTCGTGCTGGGGATAGAGCATTGCAATTATTGCTCTTCAACGAGGAATGCCTAGTAAGCGCAAGTCATCAGCTTGCGTTGATTACGTCCCTGCCCTTTGTACACACCGCCCGTCGCTACTACCGATTGAATGGCTCAGTGAGGCCTTGGGACTGGCTCAGAGAGGTCGGCAACGACCACTCAGAGCCGGAAACTTGGTCAAACTTGGTCATTTAGAGGAAGTAAAAGTCGTAACAAGGTTTCC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TATACTGTGAAACTGCGAATGGCTCATTAAATCAGTTATCGTTTATTTGATAGTACCTTACTACATGGATACCTGTGGTAATTCTAGAGCTAATACATGCTAAAAACCCCGACTTCGGAAGGGGTGTATTTATTAGATAAAAAACCAATGCCCTTCGGGGCTCCTTGGTGAATCATAATAACTTAACGAATCGCATGGCCTTGCGCCGGCGATGGTTCATTCAAATTTCTGCCCTATCAACTTTCGATGGTAGGATAGTGGCCTACCATGGTGGCAACGGGTAACGGGGAATTAGGGTTCGATTCCGGAGAGGGAGCCTGAGAAACGGCTACCACATCCAAGGAAGGCAGCAGGCGCGCAAATTACCCAATCCCGACACGGGGAGGTAGTGACAATAAATACTGATACGGGGCTCTTTTGGGTCTCGTAATTGGAATGAGAACAATTTAAATCCCTTAACGAGGAACAATTGGAGGGCAAGTCTGGTGCCAGCAGCCGCGGTAATTCCAGCTCCAATAGCGTATATTAAAGTTGTTGCAGTTAAAAAGCTCGTAGTTGAACCTTGGGTCTGGCTGGCCGGTCCGCCTCACCGCGAGTACTGGTCCGGCTGGACCTTTCCTTCTGGGGAACCTCATGGCCTTCACTGGCTGTGGGGGGAACCAGGACTTTTACTGTGAAAAAATTAGAGTGTTCAAAGCAGGCCTTTGCTCGGATACATTAGCATGGAATAATAGAATAGGACGTGTGGTTCTATTTTGTTGGTTTCTAGGACCGCCGTAATGATTAATAGGGATAGTCGGGGGCGTCAGTATTCAGCTGTCAGAGGTGAAATTCTTGGATTTGCTGAAGACTAACTACTGCGAAAGCATTCGCCAAGGATGTTTTCATTAATCAGGGAACGAAAGTTAGGGGATCGAAGACGATCAGATACCGTCGTAGTCTTAACCATAAACTATGCCGACTAGGGATCGGGCGGTGTTTCTATGATGACCCGCTCGGCACCTTACGAGAAATCAAAGTTTTTGGGTTCTGGGGGGAGTATGGTCGCAAGGCTGAAACTTAAAGAAATTGACGGAAGGGCACCACAAGGCGTGGAGCCTGCGGCTTAATTTGACTCAACACGGGGAAACTCACCAGGTCCAGACAAAATAAGGATTGACAGATTGAGAGCTCTTTCTTGATCTTTTGGATGGTGGTGCATGGCCGTTCTTAGTTGGTGGAGTGATTTGTCTGCTTAATTGCGATAACGAACGAGACCTCGGCCCTTAAATAGCCCGGTCCGCATTTGCGGGCCGCTGGCTTCTTAGGGGGACTATCGGCTCAAGCCGATGGAAGTGCGCGGCAATAACAGGTCTGTGATGCCCTTAGATGTTCTGGGCCGCACGCGCGCTACACTGACAGGGCCAGCGAGTACATCACCTTGGCCGAGAGGTCTGGGTAATCTTGTTAAACCCTGTCGTGCTGGGGATAGAGCATTGCAATTATTGCTCTTCAACGAGGAATGCCTAGTAGGCACGAGTCATCAGCTCGTGCCGATTACGTCCCTGCCCTTTGTACACACCGCCCGTCGCTACTACCGATTGAATGGCTCGGTGAGGCCTTCGGACTGGCTCAGGAGGGTTGGCAACGACCCCCCAGAGCCGGAAAGTTGGTCAAACCCGGTCATTTAGAGGAAGTAAAAGTCGTAACAAGGTTTCC</text:p>
          </table:table-cell>
          <table:table-cell office:value-type="string" calcext:value-type="string">
            <text:p>d__Eukaryota; p__Ascomycota; c__Eurotiomycetes; o__Eurotiales; f__Aspergillaceae; g__Aspergill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CTTTATACTGTGAAACTGCGAATGGCTCATTAAATCAGTTATCGTTTATTTGATAGTACCTTACTACATGGATACCTGTGGTAATTCTAGAGCTAATACATGCTAAAAACCCCGACTTCGGAAGGGGTGTATTTATTAGATAAAAAACCAATGCCCTTCGGGGCTCCTTGGTGAATCATAATAACTTAACGAATCGCATGGCCTTGCGCCGGCGATGGTTCATTCAAATTTCTGCCCTATCAACTTTCGATGGTAGGATAGTGGCCTACCATGGTGGCAACGGGTAACGGGGAATTAGGGTTCGATTCCGGAGAGGGAGCCTGAGAAACGGCTACCACATCCAAGGAAGGCAGCAGGCGCGCAAATTACCCAATCCCGACACGGGGAGGTAGTGACAATAAATACTGATACGGGGCTCTTTTGGGTCTCGTAATTGGAATGAGAACAATTTAAATCCCTTAACGAGGAACAATTGGAGGGCAAGTCTGGTGCCAGCAGCCGCGGTAATTCCAGCTCCAATAGCGTATATTAAAGTTGTTGCAGTTAAAAAGCTCGTAGTTGAACCTTGGGTCTGGCTGGCCGGTCCGCCTCACCGCGAGTACTGGTCCGGCTGGACCTTTCCTTCTGGGGAACCTCATGGCCTTCACTGGCTGTGGGGGGAACCAGGACTTTTACTGTGAAAAAATTAGAGTGTTCAAAGCAGGCCTTTGCTCGGATACATTAGCATGGAATAATAGAATAGGACGTGTGGTTCTATTTTGTTGGTTTCTAGGACCGCCGTAATGATTAATAGGGATAGTCGGGGGCGTCAGTATTCAGCTGTCAGAGGTGAAATTCTTGGATTTGCTGAAGACTAACTACTGCGAAAGCATTCGCCAAGGATGTTTTCATTAATCAGGGAACGAAAGTTAGGGGATCGAAGACGATCAGATACCGTCGTAGTCTTAACCATAAACTATGCCGACTAGGGATCGGGCGGTGTTTCTATGATGACCCGCTCGGCACCTTACGAGAAATCAAAGTTTTTGGGTTCTGGGGGGAGTATGGTCGCAAGGCTGAAACTTAAAGAAATTGACGGAAGGGCACCACAAGGCGTGGAGCCTGCGGCTTAATTTGACTCAACACGGGGAAACTCACCAGGTCCAGACAAAATAAGGATTGACAGATTGAGAGCTCTTTCTTGATCTTTTGGATGGTGGTGCATGGCCGTTCTTAGTTGGTGGAGTGATTTGTCTGCTTAATTGCGATAACGAACGAGACCTCGGCCCTTAAATAGCCCGGTCCGCATTTGCGGGCCGCTGGCTTCTTAGGGGGACTATCGGCTCAAGCCGATGGAAGTGCGCGGCAATAACAGGTCTGTGATGCCCTTAGATGTTCTGGGCCGCACGCGCGCTACACTGACAGGGCCAGCGAGTACATCACCTTGGCCGAGAGGTCTGGGTAATCTTGTTAAACCCTGTCGTGCTGGGGATAGAGCATTGCAATTATTGCTCTTCAACGAGGAATGCCTAGTAGGCACGAGTCATCAGCTCGTGCCGATTACGTCCCTGCCCTTTGTACACACCGCCCGTCGCTACTACCGATTGAATGGCTCGGTGAGGCCTTCGGACTGGCTCAGGAGGGTTGGCAACGACCCCCCAGAGCCGGAAAGTTGGTCAAACCCGGTCATTTAGAGGAAGTAAAAGTCGTAACAAGGTTTCC</text:p>
          </table:table-cell>
          <table:table-cell office:value-type="string" calcext:value-type="string">
            <text:p>278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TGTACTGTGAAACTGCGAATGGCTCATTAAATCAGTTATCGTTTATTTGATAGTACCTTACTACATGGATACCCGTGGTAATTCTAGAGCTAATACATGCTGAAAACCCCGACTTCGGAAGGGGTGTATTTATTAGATAAAAAACCAACGCCCTTCGGGGCTCCTTGGTGATTCATAATAACTTAACGAATCGCATGGCCTTGCGCCGGCGATGGTTCATTCAAATTTCTGCCCTATCAACTTTCGATGGTAGGATAGTGGCCTACCATGGTGGCAACGGGTAACGGGGAATTAGGGTTCTATTCCGGAGAGGGAGCCTGAGAAACGGCTACCACATCCAAGGAAGGCAGCAGGCGCGCAAATTACCCAATCCCGATACGGGGAGGTAGTGACAATAAATACTGATACGGGGCTCTTTTGGGTCTCGTAATTGGAATGAGTACAATCTAAATCCCTTAACGAGGAACAATTGGAGGGCAAGTCTGGTGCCAGCAGCCGCGGTAATTCCAGCTCCAATAGCGTATATTAAAGTTGTTGCAGTTAAAAAGCTCGTAGTTGAACCTTGGGCCCGGCCGACCGGTCCGCCTCACCGCGTGCACTGGTTCGGCGGGGCCTTTCCTCCTGGGGGGCCCGGATGGCCTTAACTGGCTGTCCGGGGAACCAGGACTTTTACTTTGAAAAAATTAGAGTGTTCAAAGCAGGCCTTTGCTCGGATACATTAGCATGGAATAATAGAATAGGACGTGTGGTTCTATTTTGTTGGTTTCTAGGACCGCCGTAATGATTAATAGGGATAGTCGGGGGCGTCAGTATTCGGCTGTCAGAGGTGAAATTCTTGGATTTGCCGAAGACTAACTACTGCGAAAGCATTCGCCAAGGATGTTTTCATTAATCAGGGAACGAAAGTTAGGGGATCGAAGACGATCAGATACCGTCGTAGTCTTAACCATAAACTATGCCGACTAGGGATCGGACGGTGTTTTTATGATGACCCGTTCGGCACCTTACGAGAAATCAAAGTTTTTGGGTTCTGGGGGGAGTATGGTCGCAAGGCTGAAACTTAAAGAAATTGACGGAAGGGCACCACAAGGCGTGGAGCCTGCGGCTTAATTTGACTCAACACGGGGAAACTCACCAGGTCCAGACAAAATAAGGATTGACAGATTGAGAGCTCTTTCTTGATCTTTTGGATGGTGGTGCATGGCCGTTCTTAGTTGGTGGAGTGATTTGTCTGCTTAATTGCGATAACGAACGAGACCTTAACCTGCTAAATAGCCCGGTCCGCGTTTGCGGGCCGCTGGCTTCTTAGAGGGACTATCGGCTCAAGCCGATGGAAGTTTGAGGCAATAACAGGTCTGTGATGCCCTTAGATGTCCTGGGCCGCACGCGCGCTACACTGACAGGGCCAGCGAGTACATCACCTTGGCCGAGAGGTCTGGGTAATCTTGTTAAACCCTGTCGTGCTGGGGATAGAGCATTGCAATTATTGCTCTTCAACGAGGAATGCCTAGTAGGCACGAGTCATCAGCTCGTGCCGATTACGTCCCTGCCCTTTGTACACACCGCCCGTCGCTACTACCGATTGAATGGCTCAGTGAGGCCTTCGGACTGGCTCAGGGTAGTTGGCAACGACCGCCCAGAGCCGGAAAGTTGGTCAAACTTGGTCATTTAGAGGAAGTAAAAGTCGTAACAAGGTTTCC</text:p>
          </table:table-cell>
          <table:table-cell office:value-type="string" calcext:value-type="string">
            <text:p>d__Eukaryota; p__Ascomycota; c__Eurotiomycetes; o__Eurotiales; f__Trichocom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CTTGTACTGTGAAACTGCGAATGGCTCATTAAATCAGTTATCGTTTATTTGATAGTACCTTACTACATGGATACCCGTGGTAATTCTAGAGCTAATACATGCTGAAAACCCCGACTTCGGAAGGGGTGTATTTATTAGATAAAAAACCAACGCCCTTCGGGGCTCCTTGGTGATTCATAATAACTTAACGAATCGCATGGCCTTGCGCCGGCGATGGTTCATTCAAATTTCTGCCCTATCAACTTTCGATGGTAGGATAGTGGCCTACCATGGTGGCAACGGGTAACGGGGAATTAGGGTTCTATTCCGGAGAGGGAGCCTGAGAAACGGCTACCACATCCAAGGAAGGCAGCAGGCGCGCAAATTACCCAATCCCGATACGGGGAGGTAGTGACAATAAATACTGATACGGGGCTCTTTTGGGTCTCGTAATTGGAATGAGTACAATCTAAATCCCTTAACGAGGAACAATTGGAGGGCAAGTCTGGTGCCAGCAGCCGCGGTAATTCCAGCTCCAATAGCGTATATTAAAGTTGTTGCAGTTAAAAAGCTCGTAGTTGAACCTTGGGCCCGGCCGACCGGTCCGCCTCACCGCGTGCACTGGTTCGGCGGGGCCTTTCCTCCTGGGGGGCCCGGATGGCCTTAACTGGCTGTCCGGGGAACCAGGACTTTTACTTTGAAAAAATTAGAGTGTTCAAAGCAGGCCTTTGCTCGGATACATTAGCATGGAATAATAGAATAGGACGTGTGGTTCTATTTTGTTGGTTTCTAGGACCGCCGTAATGATTAATAGGGATAGTCGGGGGCGTCAGTATTCGGCTGTCAGAGGTGAAATTCTTGGATTTGCCGAAGACTAACTACTGCGAAAGCATTCGCCAAGGATGTTTTCATTAATCAGGGAACGAAAGTTAGGGGATCGAAGACGATCAGATACCGTCGTAGTCTTAACCATAAACTATGCCGACTAGGGATCGGACGGTGTTTTTATGATGACCCGTTCGGCACCTTACGAGAAATCAAAGTTTTTGGGTTCTGGGGGGAGTATGGTCGCAAGGCTGAAACTTAAAGAAATTGACGGAAGGGCACCACAAGGCGTGGAGCCTGCGGCTTAATTTGACTCAACACGGGGAAACTCACCAGGTCCAGACAAAATAAGGATTGACAGATTGAGAGCTCTTTCTTGATCTTTTGGATGGTGGTGCATGGCCGTTCTTAGTTGGTGGAGTGATTTGTCTGCTTAATTGCGATAACGAACGAGACCTTAACCTGCTAAATAGCCCGGTCCGCGTTTGCGGGCCGCTGGCTTCTTAGAGGGACTATCGGCTCAAGCCGATGGAAGTTTGAGGCAATAACAGGTCTGTGATGCCCTTAGATGTCCTGGGCCGCACGCGCGCTACACTGACAGGGCCAGCGAGTACATCACCTTGGCCGAGAGGTCTGGGTAATCTTGTTAAACCCTGTCGTGCTGGGGATAGAGCATTGCAATTATTGCTCTTCAACGAGGAATGCCTAGTAGGCACGAGTCATCAGCTCGTGCCGATTACGTCCCTGCCCTTTGTACACACCGCCCGTCGCTACTACCGATTGAATGGCTCAGTGAGGCCTTCGGACTGGCTCAGGGTAGTTGGCAACGACCGCCCAGAGCCGGAAAGTTGGTCAAACTTGGTCATTTAGAGGAAGTAAAAGTCGTAACAAGGTTTCC</text:p>
          </table:table-cell>
          <table:table-cell office:value-type="string" calcext:value-type="string">
            <text:p>49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GTACGGTGAAACTGCGAATGGCTCATTAAATCAGTTATCGTTTATTTGATAGTACCTTACTACATGGATACCCGTGGTAATTCTAGAGCTAATACATGCTAAAAACCTCGACTTCGGAAGGGGTGTATTTATTAGATAAAAAACCAATGCCCTTCGGGGCTCCTTGGTGATTCATAATAACTTGTCGAATCGCATGGCCTTGCGCTGGCGATGGTTCATTCAAATTTCTGCCCTATCAACTTTCGATGGTAGGATAGTGGCCTACCATGGTGGCAACGGGTAACGGGGAATTAGGGTTCGATTCCGGAGAGGGAGCCTGAGAAACGGCTACCACATCCAAGGAAGGCAGCAGGCGCGCAAATTACCCAATCCCAATTCGGGGAGGTAGTGACAATAAATACTGATACAGGGCTCTTTCGGGTCTTGTAATTGGAATGAGTACAATTTAAATCCCTTAACGAGGAACAATTGGAGGGCAAGTCTGGTGCCAGCAGCCGCGGTAATTCCAGCTCCAATAGCGTATATTAAAGTTGTTGCAGTTAAAAAGCTCGTAGTTGAACCTTGGGTCTGGCTGGCCGGTCCGCTTCGCGGCGTGCACTGGTCCGGCTGGACCTTTCCTTCTGGGGAATCCTATGGCCTTCACTGGCTGTAGGGGGAACCAGGACTTTTACTGTGAAAAAATTAGAGTGTTCAAAGCAGGCCTTTGCTCGGATACATTAGCATGGAATAATAGAATAGGACGTGTGGTTCTATTTTGTTGGTTTCTAGGACCGCCGTAATGATTAATAGGGATAGTCGGGGGCGTCAGTATTCGGCTGTCAGAGGTGAAATTCTTGGATTTGCTGAAGACTAACTACTGCGAAAGCATTCGCCAAGGATGTTTTCATTAATCAGTGAACGAAAGTTAGGGGATCGAAGACGATCAGATACCGTCGTAGTCTTAACCATAAACTATGCCGACTAGGGATCGGACGGGCAACTTTTAATAACCCGTTCGGCACCTTACGAGAAATCAAAGTTTTTGGGTTCTGGGGGGAGTATGGTCGCAAGGCTGAAACTTAAAGAAATTGACGGAAGGGCACCACCAGGCGTGGAGCCTGCGGCTTAATTTGACTCAACACGGGGAAACTCACCAGGTCCAGACAAAATAAGGATTGACAGATTGAGAGCTCTTTCTTGATCTTTTGGATGGTGGTGCATGGCCGTTCTTAGTTGGTGGAGTGATTTGTCTGCTTAATTGCGATAACGAACGAGACCTTAACCTGCTAAATAGCCCGGCTCACTTTTGTGGGCTGCTGGCTTCTTAGAGGGACTATCGGCTCAAGCCGATGGAAGTTTGAGGCAATAACAGGTCTGTGATGCCCTTAGATGTTCTGGGCCGCACGCGCGCTACACTGACAGGGCCAGCGAGTACATCACCTTGGCCGAGAGGTCTGGGTAATCTTGTTAAACCCTGTCGTGCTGGGGATAGAGCATTGCAATTATTGCTCTTCAACGAGGAATGCCTAGTAGGCACAAGTCATCAGCTTGTGCCGATTACGTCCCTGCCCTTTGTACACACCGCCCGTCGCTACTACCGATTGAATGGCTCAGTGAGGCCTTCGGACTGGCCCAGGGAGGTTGGCAACGACCACCCAGGGCCGGAAAGTTGGTCAAACTTGGTCATTTAGAGGAAGTAAAAGTCGTAACAAGGTTTCC</text:p>
          </table:table-cell>
          <table:table-cell office:value-type="string" calcext:value-type="string">
            <text:p>d__Eukaryota; p__Ascomycota; c__Eurotiomycetes; o__Onygenales; f__Onygen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TTGTACGGTGAAACTGCGAATGGCTCATTAAATCAGTTATCGTTTATTTGATAGTACCTTACTACATGGATACCCGTGGTAATTCTAGAGCTAATACATGCTAAAAACCTCGACTTCGGAAGGGGTGTATTTATTAGATAAAAAACCAATGCCCTTCGGGGCTCCTTGGTGATTCATAATAACTTGTCGAATCGCATGGCCTTGCGCTGGCGATGGTTCATTCAAATTTCTGCCCTATCAACTTTCGATGGTAGGATAGTGGCCTACCATGGTGGCAACGGGTAACGGGGAATTAGGGTTCGATTCCGGAGAGGGAGCCTGAGAAACGGCTACCACATCCAAGGAAGGCAGCAGGCGCGCAAATTACCCAATCCCAATTCGGGGAGGTAGTGACAATAAATACTGATACAGGGCTCTTTCGGGTCTTGTAATTGGAATGAGTACAATTTAAATCCCTTAACGAGGAACAATTGGAGGGCAAGTCTGGTGCCAGCAGCCGCGGTAATTCCAGCTCCAATAGCGTATATTAAAGTTGTTGCAGTTAAAAAGCTCGTAGTTGAACCTTGGGTCTGGCTGGCCGGTCCGCTTCGCGGCGTGCACTGGTCCGGCTGGACCTTTCCTTCTGGGGAATCCTATGGCCTTCACTGGCTGTAGGGGGAACCAGGACTTTTACTGTGAAAAAATTAGAGTGTTCAAAGCAGGCCTTTGCTCGGATACATTAGCATGGAATAATAGAATAGGACGTGTGGTTCTATTTTGTTGGTTTCTAGGACCGCCGTAATGATTAATAGGGATAGTCGGGGGCGTCAGTATTCGGCTGTCAGAGGTGAAATTCTTGGATTTGCTGAAGACTAACTACTGCGAAAGCATTCGCCAAGGATGTTTTCATTAATCAGTGAACGAAAGTTAGGGGATCGAAGACGATCAGATACCGTCGTAGTCTTAACCATAAACTATGCCGACTAGGGATCGGACGGGCAACTTTTAATAACCCGTTCGGCACCTTACGAGAAATCAAAGTTTTTGGGTTCTGGGGGGAGTATGGTCGCAAGGCTGAAACTTAAAGAAATTGACGGAAGGGCACCACCAGGCGTGGAGCCTGCGGCTTAATTTGACTCAACACGGGGAAACTCACCAGGTCCAGACAAAATAAGGATTGACAGATTGAGAGCTCTTTCTTGATCTTTTGGATGGTGGTGCATGGCCGTTCTTAGTTGGTGGAGTGATTTGTCTGCTTAATTGCGATAACGAACGAGACCTTAACCTGCTAAATAGCCCGGCTCACTTTTGTGGGCTGCTGGCTTCTTAGAGGGACTATCGGCTCAAGCCGATGGAAGTTTGAGGCAATAACAGGTCTGTGATGCCCTTAGATGTTCTGGGCCGCACGCGCGCTACACTGACAGGGCCAGCGAGTACATCACCTTGGCCGAGAGGTCTGGGTAATCTTGTTAAACCCTGTCGTGCTGGGGATAGAGCATTGCAATTATTGCTCTTCAACGAGGAATGCCTAGTAGGCACAAGTCATCAGCTTGTGCCGATTACGTCCCTGCCCTTTGTACACACCGCCCGTCGCTACTACCGATTGAATGGCTCAGTGAGGCCTTCGGACTGGCCCAGGGAGGTTGGCAACGACCACCCAGGGCCGGAAAGT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GGTGAAACTGCGAATGGCTCATTAAATCAGTTATCGTTTATTTGATAGTACCTTACTACTTGGATAACCGTGGTAATTCTAGAGCTAATACATGCTAAAAACCCCGACTTCGGAAGGGGTGTATTTATTAGATAAAAAACCAATGCCCTTCGGGGCTCCTTGGTGATTCATAATAACTTAACGAATCGCATGGCCTTGTGCCGGCGATGGTTCATTCAAATTTCTGCCCTATCAACTTTCGATGGTAGGATAGTGGCCTACCATGGTTTCAACGGGTAACGGGGAATTAGGGTTCTATTCCGGAGAGGGAGCCTGAGAAACGGCTACCACATCCAAGGAAGGCAGCAGGCGCGCAAATTACCCAATCCCGACACGGGGAGGTAGTGACAATAAATACTGATACAGGGCTCTTTTGGGTCTTGTAATTGGAATGAGTACAATTTAAATCCCTTAACGAGGAACAATTGGAGGGCAAGTCTGGTGCCAGCAGCCGCGGTAATTCCAGCTCCAATAGCGTATATTAAAGTTGTTGCAGTTAAAAAGCTCGTAGTTGAACCTTGGGCCTGGCTGGCCGGTCCGCCTCACCGCGTGCACTGGTCCGGCCGGGTCTTTCCTTCTGGGGAGCCGCATGCCCTTCACTGGGTGTGTCGGGGAACCAGGACTTTTACTTTGAAAAAATTAGAGTGTTCAAAGCAGGCCTATGCTCGAATACATTAGCATGGAATAATAGAATAGGACGTGTGGTTCTATTTTGTTGGTTTCTAGGACCGCCGTAATGATTAATAGGGATAGTCGGGGGCATCAGTATTCAATTGTCAGAGGTGAAATTCTTGGATTTATTGAAGACTAACTACTGCGAAAGCATTTGCCAAGGATGTTTTCATTAATCAGTGAACGAAAGTTAGGGGATCGAAGACGATCAGATACCGTCGTAGTCTTAACCATAAACTATGCCGACTAGGGATCGGGCGATGTTATCTTTTTGACTCGCTCGGCACCTTACGAGAAATCAAAGTCTTTGGGTTCTGGGGGGAGTATGGTCGCAAGGCTGAAACTTAAAGAAATTGACGGAAGGGCACCACCAGGAGTGGAGCCTGCGGCTTAATTTGACTCAACACGGGGAAACTCACCAGGTCCAGACACAATAAGGATTGACAGATTGAGAGCTCTTTCTTGATTTTGTGGGTGGTGGTGCATGGCCGTTCTTAGTTGGTGGAGTGATTTGTCTGCTTAATTGCGATAACGAACGAGACCTTAACCTGCTAAATAGCCAGGCTAGCTTTGGCTGGTCGCCGGCTTCTTAGAGGGACTATCGGCTCAAGCCGATGGAAGTTTGAGGCAATAACAGGTCTGTGATGCCCTTAGATGTTCTGGGCCGCACGCGCGCTACACTGACAGAGCCAACGAGTTCATCACCTTGTCCGAAAGGTCTGGGTAATCTTGTTAAACTCTGTCGTGCTGGGGATAGAGCATTGCAATTATTGCTCTTCAACGAGGAATTCCTAGTAAGCGCAAGTCATCAGCTTGCGCTGATTACGTCCCTGCCCTTTGTACACACCGCCCGTCGCTACTACCGATTGAATGGCTCAGTGAGGCTTTCGGACTGGCCCAGGAAGAGTGGCAACACTCATCCAGGGCCGGAAAGTTGTTCAAACTTGGTCATTTAGAGGAAGTAAAAGTCGTAACAAGGTCTCC</text:p>
          </table:table-cell>
          <table:table-cell office:value-type="string" calcext:value-type="string">
            <text:p>d__Eukaryota; p__Ascomycota; c__Leotiomycetes; o__Heloti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GCAATCTATACGGTGAAACTGCGAATGGCTCATTAAATCAGTTATCGTTTATTTGATAGTACCTTACTACTTGGATAACCGTGGTAATTCTAGAGCTAATACATGCTAAAAACCCCGACTTCGGAAGGGGTGTATTTATTAGATAAAAAACCAATGCCCTTCGGGGCTCCTTGGTGATTCATAATAACTTAACGAATCGCATGGCCTTGTGCCGGCGATGGTTCATTCAAATTTCTGCCCTATCAACTTTCGATGGTAGGATAGTGGCCTACCATGGTTTCAACGGGTAACGGGGAATTAGGGTTCTATTCCGGAGAGGGAGCCTGAGAAACGGCTACCACATCCAAGGAAGGCAGCAGGCGCGCAAATTACCCAATCCCGACACGGGGAGGTAGTGACAATAAATACTGATACAGGGCTCTTTTGGGTCTTGTAATTGGAATGAGTACAATTTAAATCCCTTAACGAGGAACAATTGGAGGGCAAGTCTGGTGCCAGCAGCCGCGGTAATTCCAGCTCCAATAGCGTATATTAAAGTTGTTGCAGTTAAAAAGCTCGTAGTTGAACCTTGGGCCTGGCTGGCCGGTCCGCCTCACCGCGTGCACTGGTCCGGCCGGGTCTTTCCTTCTGGGGAGCCGCATGCCCTTCACTGGGTGTGTCGGGGAACCAGGACTTTTACTTTGAAAAAATTAGAGTGTTCAAAGCAGGCCTATGCTCGAATACATTAGCATGGAATAATAGAATAGGACGTGTGGTTCTATTTTGTTGGTTTCTAGGACCGCCGTAATGATTAATAGGGATAGTCGGGGGCATCAGTATTCAATTGTCAGAGGTGAAATTCTTGGATTTATTGAAGACTAACTACTGCGAAAGCATTTGCCAAGGATGTTTTCATTAATCAGTGAACGAAAGTTAGGGGATCGAAGACGATCAGATACCGTCGTAGTCTTAACCATAAACTATGCCGACTAGGGATCGGGCGATGTTATCTTTTTGACTCGCTCGGCACCTTACGAGAAATCAAAGTCTTTGGGTTCTGGGGGGAGTATGGTCGCAAGGCTGAAACTTAAAGAAATTGACGGAAGGGCACCACCAGGAGTGGAGCCTGCGGCTTAATTTGACTCAACACGGGGAAACTCACCAGGTCCAGACACAATAAGGATTGACAGATTGAGAGCTCTTTCTTGATTTTGTGGGTGGTGGTGCATGGCCGTTCTTAGTTGGTGGAGTGATTTGTCTGCTTAATTGCGATAACGAACGAGACCTTAACCTGCTAAATAGCCAGGCTAGCTTTGGCTGGTCGCCGGCTTCTTAGAGGGACTATCGGCTCAAGCCGATGGAAGTTTGAGGCAATAACAGGTCTGTGATGCCCTTAGATGTTCTGGGCCGCACGCGCGCTACACTGACAGAGCCAACGAGTTCATCACCTTGTCCGAAAGGTCTGGGTAATCTTGTTAAACTCTGTCGTGCTGGGGATAGAGCATTGCAATTATTGCTCTTCAACGAGGAATTCCTAGTAAGCGCAAGTCATCAGCTTGCGCTGATTACGTCCCTGCCCTTTGTACACACCGCCCGTCGCTACTACCGATTGAATGGCTCAGTGAGGCTTTCGGACTGGCCCAGGAAGAGTGGCAACACTCATCCAGGGCCGGAAAGTTGTTCAAACTTGGTCATTTAGAGGAAGTAAAAGTCGTAACAAGGTCTCC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CAATCTAAACCGTGAAACTGCGAATGGCTCATTAAATCAGTTATCGTTTATTTGATAGTCCCTTACTACTTGGATAACCGTGGTAATTCTAGAGCTAATACATGCTAAAAACCCCGACTTACGAAGGGGTGTATTTATTAGATAAAAAACCAATGCCCTCCGGGGCTTCTTGGTGAATCATAATAACTTAACGAATCGCATGGCCTTGTGCCGGCGATGGTTCATTCAAATTTCTGCCCTATCAACTTTCGATGTTAATGTATTGGATTAACATGGTTTCAACGGGTAACGGGGAATTAGGGTTCTATTCCGGAGAGGGAGCCTGAGAAACGGCTACCACATCCAAGGAAGGCAGCAGGCGCGCAAATTACCCAATCCCGACTCGGGGAGGTAGTGACAATAAATACTGATACAGGGCTCTTTTGGGTCTTGTAATTGGAATGAGTACAATTTAAATCCCTTAACGAGGAACAATTGGAGGGCAAGTCTGGTGCCAGCAGCCGCGGTAATTCCAGCTCCAATAGCGTATATTAAAGTTGTTGCAGTTAAAAAGCTCGTAGTTGAACCTTGGGCCTGGCTGGCCGGTCCGCCTCACCGCGTGCACTGGTCCGGCCGGGCCTTTCCTCCTGGGGAGCCGCATGCCCTTCACTGGGTGTGTCGGGGATCCAGGACTTTTACTTTGAAAAAATTAGAGTGTTCAAAGCAGGCATTTGCTCGGATACATTAGCATGGAATAATGAAATAGGACGTGTGGTCTTATTTTGTTGGTTTCTAAGACCGCCGTAATGATTAATAGGGATAGTCGGGGGCATCAGTATTCGATTGTCAGAGGTGAAATTCTTGGATTTATTGAAGACTAACTACTGCGAAAGCATTTGCCAAGGATGTTTTCATTAATCAGTGAACGAAAGTTAGGGGATCGAAGACGATCAGATACCGTCGTAGTCTTAACCATAAACTATGCCGACTAGGGATCGGGCGATGTTATCTTTTTGACTCGCTCGGCACCTTACGAGAAATCAAAGTCTTTGGGTTCTGGGGGGAGTATGGTCGCAAGGCTGAAACTTAAAGAAATTGACGGAAGGGCACCACCAGGAGTGGAGCCTGCGGCTTAATTTGACTCAACACGGGGAAACTCACCAGGTCCAGACACTTTTAGGATTGACAGATTGAGAGCTCTTTCTTGATTAAGTGGGTGGTGGTGCATGGCCGTTCTTAGTTGGTGGAGTGATTTGTCTGCTTAATTGCGATAACGAACGAGACCTTATACTACTAAATAGCCAGGCCCGCTTTGGCGGGTCGCCGGCTTCTTAGAGTGACTTTCGGCTCAAGCCGAAGGAAGTTTGAGGCAATAACAGGTCTGTGATGCCCTTAGATGTTCTGGGCCGCACGCGCGCTACACTGACAGAGCCAACGAGTTCATCTCCTTGTCCGAAAGGTCTGGGTAATCTTGTTAAACTCTGTCGTGCTGGGGATAAAGCATTGCAATTATTGCTTTTCAACGAGGAATTCCTAGTAAGCGCAAGTCATCAGCTTGCGTTGATTACGTCCCTGCCCTTTGTACACACCGCCCGTCGCTACTACCGATTGAATGGCTCAGTGAGGCTTCCGGACTGGCCTAAGGAAGGTGGTAACGCCAGCCTAGGGCCGGAAAGCTGTCCAAACTTGGTCATTTAGAGGAAGTAAAAGTCGTAACAAGGTTTCC</text:p>
          </table:table-cell>
          <table:table-cell office:value-type="string" calcext:value-type="string">
            <text:p>d__Eukaryota; p__Ascomycota; c__Leotiomycetes; o__Helotial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TTAAGCAATCTAAACCGTGAAACTGCGAATGGCTCATTAAATCAGTTATCGTTTATTTGATAGTCCCTTACTACTTGGATAACCGTGGTAATTCTAGAGCTAATACATGCTAAAAACCCCGACTTACGAAGGGGTGTATTTATTAGATAAAAAACCAATGCCCTCCGGGGCTTCTTGGTGAATCATAATAACTTAACGAATCGCATGGCCTTGTGCCGGCGATGGTTCATTCAAATTTCTGCCCTATCAACTTTCGATGTTAATGTATTGGATTAACATGGTTTCAACGGGTAACGGGGAATTAGGGTTCTATTCCGGAGAGGGAGCCTGAGAAACGGCTACCACATCCAAGGAAGGCAGCAGGCGCGCAAATTACCCAATCCCGACTCGGGGAGGTAGTGACAATAAATACTGATACAGGGCTCTTTTGGGTCTTGTAATTGGAATGAGTACAATTTAAATCCCTTAACGAGGAACAATTGGAGGGCAAGTCTGGTGCCAGCAGCCGCGGTAATTCCAGCTCCAATAGCGTATATTAAAGTTGTTGCAGTTAAAAAGCTCGTAGTTGAACCTTGGGCCTGGCTGGCCGGTCCGCCTCACCGCGTGCACTGGTCCGGCCGGGCCTTTCCTCCTGGGGAGCCGCATGCCCTTCACTGGGTGTGTCGGGGATCCAGGACTTTTACTTTGAAAAAATTAGAGTGTTCAAAGCAGGCATTTGCTCGGATACATTAGCATGGAATAATGAAATAGGACGTGTGGTCTTATTTTGTTGGTTTCTAAGACCGCCGTAATGATTAATAGGGATAGTCGGGGGCATCAGTATTCGATTGTCAGAGGTGAAATTCTTGGATTTATTGAAGACTAACTACTGCGAAAGCATTTGCCAAGGATGTTTTCATTAATCAGTGAACGAAAGTTAGGGGATCGAAGACGATCAGATACCGTCGTAGTCTTAACCATAAACTATGCCGACTAGGGATCGGGCGATGTTATCTTTTTGACTCGCTCGGCACCTTACGAGAAATCAAAGTCTTTGGGTTCTGGGGGGAGTATGGTCGCAAGGCTGAAACTTAAAGAAATTGACGGAAGGGCACCACCAGGAGTGGAGCCTGCGGCTTAATTTGACTCAACACGGGGAAACTCACCAGGTCCAGACACTTTTAGGATTGACAGATTGAGAGCTCTTTCTTGATTAAGTGGGTGGTGGTGCATGGCCGTTCTTAGTTGGTGGAGTGATTTGTCTGCTTAATTGCGATAACGAACGAGACCTTATACTACTAAATAGCCAGGCCCGCTTTGGCGGGTCGCCGGCTTCTTAGAGTGACTTTCGGCTCAAGCCGAAGGAAGTTTGAGGCAATAACAGGTCTGTGATGCCCTTAGATGTTCTGGGCCGCACGCGCGCTACACTGACAGAGCCAACGAGTTCATCTCCTTGTCCGAAAGGTCTGGGTAATCTTGTTAAACTCTGTCGTGCTGGGGATAAAGCATTGCAATTATTGCTTTTCAACGAGGAATTCCTAGTAAGCGCAAGTCATCAGCTTGCGTTGATTACGTCCCTGCCCTTTGTACACACCGCCCGTCGCTACTACCGATTGAATGGCTCAGTGAGGCTTCCGGACTGGCCTAAGGAAGGTGGTAACGCCAGCCTAGGGCCGGAAAGCTGTC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TGTGAAACTGCGAATGGCTCATTAAATCAGTTATCGTTTATTTGATAGTACCTTACTACTTGGATAACCGTGGTAATTCTAGAGCTAATACATGCTAAAAACCCCGACTTCGGAAGGGGTGTATTTATTAGATAAAAAACCAATGCCCTTCGGGGCTCCTTGGTGATTCATAATAACTTAACGAATCGCATGGCCTTGTGCCGGCGATGGTTCATTCAAATTTCTGCCCTATCAACTTTCGATTGTATGGTCTTGGCTTACAATGGTTTCAACGGGTAACGGGGAATTAGGGTTCTATTCCGGAGAGTTAGCCCGAGAGATAGCTAACACATCCAAGGAAGGCAGCAGGCGCGCAAATTACCCAATTCCGATACGGAGAGGTAGTGACAATAAATACTGATACAGGGCTCTTTTGGGTCTTGTAATTGGAATGAGTACAATTTAAATCCCTTAACGAGGAACAATTGGAGGGCAAGTCTGGTGCCAGCAGCCGCGGTAATTCCAGCTCCAATAGCGTATATTAAAGTTGTTGCAGTTAAAAAGCTCGTAGTTGAACCTTGGACCTGGCTGGCCGGTCTACCTAACCGTATGTACTGGTCCGGCTGGGTCTTTCCTTCTGAGGAGCCACATGCCATTAATTTGGTGTGTTGGGGAATCAGAACTTTTACTTTGAAAAAATTAGAGTGTTCAAAGCAGGCCTATGCTCGAATACATTAGCATGGAATAATAGAATAGGACGTATGGTTCTATTTTGTTGGTTTCTAGGACCGTCGTAATGATTAATAGGATCAGTCGGGGGTATTAATATTGAAGAGCTAGAGGTGAAATTCTTGGATTTCTTCAAGATTAACTACTGCGAAAGCATTTACCAAGGATGTTTTCATTAATCAGTGAACGAAAGTTAGGGGATCGAAGACGATCAGATACCGTCGTAGTCTTAACCATAAACTATGCCGACTGAGGATTGGGCGATGTTATCTTTTTGACTCGCTCAGCACTCTACGAGAAATCAAAGTCTTTGGGTTCTGGGGGGAGTATGGTCGCAAGGCTGAAACTTAAAGAAATTGACGGAAAGGCACCACAAGGAGTGGAGCCTGCGGCTTAATTTGACTCAACACGGGGAAACTCACCAGGTCCAGACACAGTAAGGATTGACAGATTGAGAGCTCTTTCTTGATTCTGTGGGTGGTGGTGCATGGCCGTTCTTAGTTGGTGGAGTGATTTGTCTGCTTAATTGCGATAACGAACGAGACCAGTACCTACTAAATAGCCAGGCTAGCTTTGGCTGGTCGCCGGCTTCTTAGAGGGACTATTGATTTTAAATCAGTGGAGGTTGCTGGCAATAACAGGTCTGTGATGCCCTTAGATGTTCTGGGCCGCACGCGCGCTACACTGACAGAGCCAACGAGTTCATCACCTTGTCCGAAAGGCCTGGGTAATCTTGTTAAACTCTGTCGTGCTGGGGATAGAGCATTGCAATTATCGCTCTTCAACGAGGAATTCCTAGTAAGCGCAAGTCATCAGCTTGCGTTGATTACGTCCCTGCCCTTTGTACACACCGCCCGTCGCTACTACCGATTGAATGGCTCAGTGAGGCTTTCGGACTGGCCCAGGGAGAGTGGAAACGCTTTCCCAGGGCCGGAAAGTTATTCAAACTTGGTCATTTAGAGGAAGTAAAAGTCGTAACAAGGTTTCC</text:p>
          </table:table-cell>
          <table:table-cell office:value-type="string" calcext:value-type="string">
            <text:p>d__Eukaryota; p__Ascomycota; c__Leotiomycetes; o__Helotiales; f__Incertae_Sed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CTATACTGTGAAACTGCGAATGGCTCATTAAATCAGTTATCGTTTATTTGATAGTACCTTACTACTTGGATAACCGTGGTAATTCTAGAGCTAATACATGCTAAAAACCCCGACTTCGGAAGGGGTGTATTTATTAGATAAAAAACCAATGCCCTTCGGGGCTCCTTGGTGATTCATAATAACTTAACGAATCGCATGGCCTTGTGCCGGCGATGGTTCATTCAAATTTCTGCCCTATCAACTTTCGATTGTATGGTCTTGGCTTACAATGGTTTCAACGGGTAACGGGGAATTAGGGTTCTATTCCGGAGAGTTAGCCCGAGAGATAGCTAACACATCCAAGGAAGGCAGCAGGCGCGCAAATTACCCAATTCCGATACGGAGAGGTAGTGACAATAAATACTGATACAGGGCTCTTTTGGGTCTTGTAATTGGAATGAGTACAATTTAAATCCCTTAACGAGGAACAATTGGAGGGCAAGTCTGGTGCCAGCAGCCGCGGTAATTCCAGCTCCAATAGCGTATATTAAAGTTGTTGCAGTTAAAAAGCTCGTAGTTGAACCTTGGACCTGGCTGGCCGGTCTACCTAACCGTATGTACTGGTCCGGCTGGGTCTTTCCTTCTGAGGAGCCACATGCCATTAATTTGGTGTGTTGGGGAATCAGAACTTTTACTTTGAAAAAATTAGAGTGTTCAAAGCAGGCCTATGCTCGAATACATTAGCATGGAATAATAGAATAGGACGTATGGTTCTATTTTGTTGGTTTCTAGGACCGTCGTAATGATTAATAGGATCAGTCGGGGGTATTAATATTGAAGAGCTAGAGGTGAAATTCTTGGATTTCTTCAAGATTAACTACTGCGAAAGCATTTACCAAGGATGTTTTCATTAATCAGTGAACGAAAGTTAGGGGATCGAAGACGATCAGATACCGTCGTAGTCTTAACCATAAACTATGCCGACTGAGGATTGGGCGATGTTATCTTTTTGACTCGCTCAGCACTCTACGAGAAATCAAAGTCTTTGGGTTCTGGGGGGAGTATGGTCGCAAGGCTGAAACTTAAAGAAATTGACGGAAAGGCACCACAAGGAGTGGAGCCTGCGGCTTAATTTGACTCAACACGGGGAAACTCACCAGGTCCAGACACAGTAAGGATTGACAGATTGAGAGCTCTTTCTTGATTCTGTGGGTGGTGGTGCATGGCCGTTCTTAGTTGGTGGAGTGATTTGTCTGCTTAATTGCGATAACGAACGAGACCAGTACCTACTAAATAGCCAGGCTAGCTTTGGCTGGTCGCCGGCTTCTTAGAGGGACTATTGATTTTAAATCAGTGGAGGTTGCTGGCAATAACAGGTCTGTGATGCCCTTAGATGTTCTGGGCCGCACGCGCGCTACACTGACAGAGCCAACGAGTTCATCACCTTGTCCGAAAGGCCTGGGTAATCTTGTTAAACTCTGTCGTGCTGGGGATAGAGCATTGCAATTATCGCTCTTCAACGAGGAATTCCTAGTAAGCGCAAGTCATCAGCTTGCGTTGATTACGTCCCTGCCCTTTGTACACACCGCCCGTCGCTACTACCGATTGAATGGCTCAGTGAGGCTTTCGGACTGGCCCAGGGAGAGTGGAAACGCTTTCCCAGGGCCGGAAAGTTAT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TGTGAAACTGCGAATGGCTCATTAAATCAGTTATCGTTTATTTGATAGTACCTTACTACTTGGATAACCGTGGTAATTCTAGAGCTAATACATGCTAAAAACCCCGACTTTTGGAGGGGTGTATTTATTAGATAAAAAACCAATGCCCTTCGGGGCTCCTTGGTGATTCATAATAACTTAACGAATCGCATGGCCTTGTGCCGGCGATGGTTCATTCAAATTTCTGCCCTATCAACTTTCGATGGTTAGGTCTTGGCTAACCATGGTTTCAACGGGTAACGGGGAATTAGGGTTCTATTCCGGAGAGTGAGCCTGAGAAACGGCTAACACATCCAAGGAAGGCAGCAGGCGCGCAAATTACCCAATCCCGACACGGGGAGGTAGTGACAATAAATACTGATCCAGGGCTCTTTTGGGTCTTGGAATTGGAATGAGTACAATTTAAATCCCTTAACGAGGAACAATTGGAGGGCAAGTCTGGTGCCAGCAGCCGCGGTAATTCCAGCTCCAATAGCGTATATTAAAGTTGTTGCAGTTAAAAAGCTCGTAGTTGAACCTTGGGTTTGGCTGGTCGGTCCGCCTCACCGCGTGTACTGGTCCGGCCGAACCTTTCCTTCTGGGGAATCGCATGCCCTTCACTGGGTGTGTCGAGGATCCAGGACTTTTACTTTGAAAAAATTAGAGTGTTCAAAGCAGGCCTATGCTCGAATACATTAGCATGGAATAATAGAATAGGACGTGTGGTTCTATTTTGTTGGTTTCTAGGACCGCCGTAATGATTAATAGGGATAGTCGGGGGCATCAGTATTCAATTGTCAGAGGTGAAATTCTTGGATTTATTGAAGACTAACTACTGCGAAAGCATTTGCCAAGGATGTTTTCATTAATCAGTGAACGAAAGTTAGGGGATCGAAGACGATCAGATACCGTCGTAGTCTTAACCATAAACTATGCCGACTAGGGATCGGGCGATGTTACTTTTTTGACTCGCTCGGCACCTTACGAGAAATCAAAGTCTTTGGGTTCTGGGGGGAGTATGGTCGCAAGGCTGAAACTTAAAGAAATTGACGGAAGGGCACCACCAGGAGTGGAGCCTGCGGCTTAATTTGACTCAACACGGGGAAACTCACCAGGTCCAGACACAATAAGGATTGACAGATTGAGAGCTCTTTCTTGATTTTGTGGGTGGTGGTGCATGGCCGTTCTTAGTTGGTGGAGTGATTTGTCTGCTTAATTGCGATAACGAACGAGACTTTGACTTTTAAATAGCTAGGCTAGCTTTGGCTGGTCGCTGGCTTCTTAGAAGGACTATTTGCTCAAGCAAATGGAAGTGCGAAGCAATAACAGGTCTGTGATGCCCTTAGATGTTCTGGGCCGCACGCGCGCTACACTGACAGAGCCAACGAGTTCTTCCTTAGCCGAAAGGTTTGGGTAATCTTGTTAAACTCTGTCGTGCTGGGGATAGAGCATTGCAATTATTGCTCTTCAACGAGGAATTCCTAGTAAGCGCAAGTCATCAGCTTGCGCTGATTACGTCCCTGCCCTTTGTACACACCGCCCGTCGCTACTACCGATTGAATGATTCAGTGAGGCTTTCGGACTGGCCCAGGAAGAGTGGCAACACTCATCTAGGGCCGGAAAGTTGTCCAAACTTGGTCATTTAGAGGAAGTAAAAGTCGTAACAAGGTTTCC</text:p>
          </table:table-cell>
          <table:table-cell office:value-type="string" calcext:value-type="string">
            <text:p>d__Eukaryota; p__Ascomycota; c__Leotiomycetes; o__Helotiales; f__Incertae_Sedis; g__Tetraclad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TCTATACTGTGAAACTGCGAATGGCTCATTAAATCAGTTATCGTTTATTTGATAGTACCTTACTACTTGGATAACCGTGGTAATTCTAGAGCTAATACATGCTAAAAACCCCGACTTTTGGAGGGGTGTATTTATTAGATAAAAAACCAATGCCCTTCGGGGCTCCTTGGTGATTCATAATAACTTAACGAATCGCATGGCCTTGTGCCGGCGATGGTTCATTCAAATTTCTGCCCTATCAACTTTCGATGGTTAGGTCTTGGCTAACCATGGTTTCAACGGGTAACGGGGAATTAGGGTTCTATTCCGGAGAGTGAGCCTGAGAAACGGCTAACACATCCAAGGAAGGCAGCAGGCGCGCAAATTACCCAATCCCGACACGGGGAGGTAGTGACAATAAATACTGATCCAGGGCTCTTTTGGGTCTTGGAATTGGAATGAGTACAATTTAAATCCCTTAACGAGGAACAATTGGAGGGCAAGTCTGGTGCCAGCAGCCGCGGTAATTCCAGCTCCAATAGCGTATATTAAAGTTGTTGCAGTTAAAAAGCTCGTAGTTGAACCTTGGGTTTGGCTGGTCGGTCCGCCTCACCGCGTGTACTGGTCCGGCCGAACCTTTCCTTCTGGGGAATCGCATGCCCTTCACTGGGTGTGTCGAGGATCCAGGACTTTTACTTTGAAAAAATTAGAGTGTTCAAAGCAGGCCTATGCTCGAATACATTAGCATGGAATAATAGAATAGGACGTGTGGTTCTATTTTGTTGGTTTCTAGGACCGCCGTAATGATTAATAGGGATAGTCGGGGGCATCAGTATTCAATTGTCAGAGGTGAAATTCTTGGATTTATTGAAGACTAACTACTGCGAAAGCATTTGCCAAGGATGTTTTCATTAATCAGTGAACGAAAGTTAGGGGATCGAAGACGATCAGATACCGTCGTAGTCTTAACCATAAACTATGCCGACTAGGGATCGGGCGATGTTACTTTTTTGACTCGCTCGGCACCTTACGAGAAATCAAAGTCTTTGGGTTCTGGGGGGAGTATGGTCGCAAGGCTGAAACTTAAAGAAATTGACGGAAGGGCACCACCAGGAGTGGAGCCTGCGGCTTAATTTGACTCAACACGGGGAAACTCACCAGGTCCAGACACAATAAGGATTGACAGATTGAGAGCTCTTTCTTGATTTTGTGGGTGGTGGTGCATGGCCGTTCTTAGTTGGTGGAGTGATTTGTCTGCTTAATTGCGATAACGAACGAGACTTTGACTTTTAAATAGCTAGGCTAGCTTTGGCTGGTCGCTGGCTTCTTAGAAGGACTATTTGCTCAAGCAAATGGAAGTGCGAAGCAATAACAGGTCTGTGATGCCCTTAGATGTTCTGGGCCGCACGCGCGCTACACTGACAGAGCCAACGAGTTCTTCCTTAGCCGAAAGGTTTGGGTAATCTTGTTAAACTCTGTCGTGCTGGGGATAGAGCATTGCAATTATTGCTCTTCAACGAGGAATTCCTAGTAAGCGCAAGTCATCAGCTTGCGCTGATTACGTCCCTGCCCTTTGTACACACCGCCCGTCGCTACTACCGATTGAATGATTCAGTGAGGCTTTCGGACTGGCCCAGGAAGAGTGGCAACACTCATCTAGGGCCGGAAAGTTGTC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ATACAGTGAAACTGCGAATGGCTCATTAAATCAGTTATCGTTTATTTGATAGTACCTTACTACTTGGATAACCGTGGTAATTCTAGAGCTAATACATGCTAAAAATCCCGACTTCGGAAGGGATGTATTTATTAGATAAAAAACCAATGCCTTCGGGCTCCTTGGTGATTCATAATAACTTAACGAATCGCATGGCCTTGCGCCGGCGATGGTTCATTCAAATTTCTGCCCTATCAACTTTCGATGGTAGGATAGTGGCCTACCATGGTTTCAACGGGTAACGGGGAATTAGGGTTCTATTCCGGAGAGGGAGCCTGAGAAACGGCTACCACATCCAAGGAAGGCAGCAGGCGCGCAAATTACCCAATCCCAATTCGGGGAGGTAGTGACAATAAATACTGATACAGGGCTCTTTTGGGTCTTGTAATTGGAATGAGTACAATTTAAATCTCTTAACGAGGAACAATTGGAGGGCAAGTCTGGTGCCAGCAGCCGCGGTAATTCCAGCTCCAATAGCGTATATTAATATTGTTGTAGTTAAAAAGCTCGTAGTTGAATTTTGTCTTTGGCCGCTCGGTCCGCCTAACCGCGTGCACTGATGTGGCCGGAGATTTCCTTCTGGCTAACCTCATGCCCTTCACTGGGTGTGTTGGGGATCCAGGACTTTTACTTTGAAAAAATTAGAGTGTTCAAAGCAGGCCTTTGCTCGAATACATTAGCATGGAATAATAGAATAGGACGGCGGTTCTATTTTGTTGGTTTCTAGAGCCACCGTAATGATTAATAGGGATAGTCGGGGGCATCAGTATTCAATTGTCAGAGGTGAAATTCTTGGATTTATTGAAGACTAACTACTGCGAAAGCATTTGCCAAGGATGTTTTCATTAATCAGTGAACGAAAGTTAGGGGATCGAAGACGATCAGATACCGTCGTAGTCTTAACCATAAACTATGCCGACTAGGGATCGGGCGGTGTTCAACTTATGACCCGCTCGGCACCTTATGAGAAATCAAAGTTTTTGGGTTCTGGGGGGAGTATGGTCGCAAGGCTGAAACTTAAAGGAATTGACGGAAGGGCACCACCAGATGTGGAGCCTGCGGCTTAATTTGACTCAACACGGGGAAACTCACCAGGTCCAGACACATTAAGGATTGACAGATTGAGAGCTCTTTCTTGATTATGTGGGTGGTGGTGCATGGCCGTTCTTAGTTGGTGGAGTGATTTGTCTGCTTAATTGCGATAACGAACGAGACCTTAACCTGCTAAATAGCCCGGCTAGCTTTTGCTGGTCGCCGGCTTCTTAGAGGGACTATCGGCTCAAGCCGATGGAAGTTTGAGGCAATAACAGGTCTGTGATGCCCTTAGATGTTCTGGGCCGCACGCGCGCTACACTGACAGAGCCAACGAGTATAAACCTTAACCGAGAGGTTTGGGTAATCTTGTTAAACTCTGTCGTGCTGGGGATAGAGCATTGCAATTATTGCTCTTCAACGAGGAATATCTAGTAAGCGCAAGTCATCAGCTTGCGTTGATTACGTCCCTGCCCTTTGTACACACCGCCCGTCGCTACTACCGATTGAATGGCTCAGTGAGGCCTTCGGACTGGCTCCAGGAGGTCGGCAACGACCACCCAGAGCCGGAAAGTTGGTCAAACTTGGTCATTTAGAGGAAGTAAAAGTCGTAACAAGGTTTCC</text:p>
          </table:table-cell>
          <table:table-cell office:value-type="string" calcext:value-type="string">
            <text:p>d__Eukaryota; p__Ascomycota; c__Orbiliomycetes; o__Orbiliales; f__Orbil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GCAACTATACAGTGAAACTGCGAATGGCTCATTAAATCAGTTATCGTTTATTTGATAGTACCTTACTACTTGGATAACCGTGGTAATTCTAGAGCTAATACATGCTAAAAATCCCGACTTCGGAAGGGATGTATTTATTAGATAAAAAACCAATGCCTTCGGGCTCCTTGGTGATTCATAATAACTTAACGAATCGCATGGCCTTGCGCCGGCGATGGTTCATTCAAATTTCTGCCCTATCAACTTTCGATGGTAGGATAGTGGCCTACCATGGTTTCAACGGGTAACGGGGAATTAGGGTTCTATTCCGGAGAGGGAGCCTGAGAAACGGCTACCACATCCAAGGAAGGCAGCAGGCGCGCAAATTACCCAATCCCAATTCGGGGAGGTAGTGACAATAAATACTGATACAGGGCTCTTTTGGGTCTTGTAATTGGAATGAGTACAATTTAAATCTCTTAACGAGGAACAATTGGAGGGCAAGTCTGGTGCCAGCAGCCGCGGTAATTCCAGCTCCAATAGCGTATATTAATATTGTTGTAGTTAAAAAGCTCGTAGTTGAATTTTGTCTTTGGCCGCTCGGTCCGCCTAACCGCGTGCACTGATGTGGCCGGAGATTTCCTTCTGGCTAACCTCATGCCCTTCACTGGGTGTGTTGGGGATCCAGGACTTTTACTTTGAAAAAATTAGAGTGTTCAAAGCAGGCCTTTGCTCGAATACATTAGCATGGAATAATAGAATAGGACGGCGGTTCTATTTTGTTGGTTTCTAGAGCCACCGTAATGATTAATAGGGATAGTCGGGGGCATCAGTATTCAATTGTCAGAGGTGAAATTCTTGGATTTATTGAAGACTAACTACTGCGAAAGCATTTGCCAAGGATGTTTTCATTAATCAGTGAACGAAAGTTAGGGGATCGAAGACGATCAGATACCGTCGTAGTCTTAACCATAAACTATGCCGACTAGGGATCGGGCGGTGTTCAACTTATGACCCGCTCGGCACCTTATGAGAAATCAAAGTTTTTGGGTTCTGGGGGGAGTATGGTCGCAAGGCTGAAACTTAAAGGAATTGACGGAAGGGCACCACCAGATGTGGAGCCTGCGGCTTAATTTGACTCAACACGGGGAAACTCACCAGGTCCAGACACATTAAGGATTGACAGATTGAGAGCTCTTTCTTGATTATGTGGGTGGTGGTGCATGGCCGTTCTTAGTTGGTGGAGTGATTTGTCTGCTTAATTGCGATAACGAACGAGACCTTAACCTGCTAAATAGCCCGGCTAGCTTTTGCTGGTCGCCGGCTTCTTAGAGGGACTATCGGCTCAAGCCGATGGAAGTTTGAGGCAATAACAGGTCTGTGATGCCCTTAGATGTTCTGGGCCGCACGCGCGCTACACTGACAGAGCCAACGAGTATAAACCTTAACCGAGAGGTTTGGGTAATCTTGTTAAACTCTGTCGTGCTGGGGATAGAGCATTGCAATTATTGCTCTTCAACGAGGAATATCTAGTAAGCGCAAGTCATCAGCTTGCGTTGATTACGTCCCTGCCCTTTGTACACACCGCCCGTCGCTACTACCGATTGAATGGCTCAGTGAGGCCTTCGGACTGGCTCCAGGAGGTCGGCAACGACCACCCAGAGCCGGAAAGT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TGTACAGTGAAACTGCGAATGGCTCATTAAATCAGTTATCGTTTATTTGATAATCCCTTACTACATGGATACCTGTGGTAATTCTAGAGCTAATACATGCATAAAAACCCTGCCTCTGGTAGGGTTGCACTTATTAGATAAAAAACCAAACTCCTTTGGAGCTCATGGTGATTCATAATAATTTAGCGGATCGCATGGCCTTGTGCCGGCGATGGATCATTCAAATTTCTGCCCTATCAACTTTCGATGGTAGGATAGTGGCCTACCATGGTTTCTACGGGTAACGGGGAATTAGGGTTCTATTCCGGAGAGGGAGCCTGAGAAACGGCTACCACATCCAAGGAAGGCAGCAGGCGCGCAAATTACCCAATCCCAATACGGGGAGGTAGTGACAATAAATACTGATACAGGGCTCTTACGAGTCTTGTAATTGGAATGAGTACAATTTAAATCCCTTAACGAGGAACAATTGGAGGGCAAGTCTGGTGCCAGCAGCCGCGGTAATTCCAGCTCCAATAGCGTATATTAAAGTTGTTGCAGTTAAAAAGCTCGTAGTTGAACCTTGGGCTTTGCTGGCCGGTCCGCCTCATCGCGTGTACTGGTCTGGCAGGGCCTTTCCTTCTGGCTAACCTCATGCCCTTCACTGGGTGTGTTGGCGAACCAGGACTTTTACTTTGAAAAAATTAGAGTGTTCAAAGCAGGCATTTGCTCGAATACATTAGCATGGAATAATAGAATAGGACGTGTGGTTCTATTTTGTTGGTTTCTAGGACCGCCGTAATGATTAATAGGGATAGTCGGGGGCATCAGTATTCAAACGTCAGAGGTGAAATTCTTGGATTGTTTGAAGACTAACTACTGCGAAAGCATTTGCCAAGGATGTTTTCATTAATCAGTGAACGAAAGTTAGGGGATCGAAGACGATCAGATACCGTCGTAGTCTTAACCATAAACTATGCCGACTAGAGATCGGGCGGGGATTATTAATGACCCGCTCGGCATCTTACGAGAAATCAAAGTCTTTGGGTTCTGGGGGGAGTATGGTCGCAAGGCTGAAACTTAAAGGAATTGACGGAAGGGCACCACCAGGAGTGGAGCCTGCGGCTTAATTTGACTCAACACGGGGAAACTCACCAGGTCCAGACACATTAAGGATTGACAGATTGAGAGCTCTTTCTTGATCATGTGGGTGGTGGTGCATGGCCGTTCTTAGTTGGTGGAGTGATTTGTCTGCTTAATTGCGATAACGAACGAGACCTTAACCTGCTAAATAGCCAGGCTAGCTTTTGCTGGTCGCAGGCTTCTTAGAGGGACTATCGGGTTCTAAACCGATGGAAGTTTGAGGCAATAACAGGTCTGTGATGCCCTTAGATGTTCTGGGCCGCACGCGCGCTACACTGACAGAGCCAACGAGTCTTTTACCTTGGCCGGAAGGTCTGGGTAATCTTGTTAAACTCTGTCGTGCTGGGGATAGAGCATTGCAATTATTGCTCTTCAACGAGGAATTCCTAGTAAGCGCGAGTCATCAGCTCGCGTTGATTACGTCCCTGCCCTTTGTACACACCGCCCGTCGCTACTACCGATTGAATGGTTTAGTGAGGCTTTCGGACTGGTTCCGGCTTTTGGGAAACTGAAGGCTAGAATAAGAAAGTTAGTCAAACTTGGTCATTTAGAGGAAGTAAAAGTCGTAACAAGGTTTCC</text:p>
          </table:table-cell>
          <table:table-cell office:value-type="string" calcext:value-type="string">
            <text:p>d__Eukaryota; p__Ascomycota; c__Pezizomycetes; o__Peziz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CTTGTACAGTGAAACTGCGAATGGCTCATTAAATCAGTTATCGTTTATTTGATAATCCCTTACTACATGGATACCTGTGGTAATTCTAGAGCTAATACATGCATAAAAACCCTGCCTCTGGTAGGGTTGCACTTATTAGATAAAAAACCAAACTCCTTTGGAGCTCATGGTGATTCATAATAATTTAGCGGATCGCATGGCCTTGTGCCGGCGATGGATCATTCAAATTTCTGCCCTATCAACTTTCGATGGTAGGATAGTGGCCTACCATGGTTTCTACGGGTAACGGGGAATTAGGGTTCTATTCCGGAGAGGGAGCCTGAGAAACGGCTACCACATCCAAGGAAGGCAGCAGGCGCGCAAATTACCCAATCCCAATACGGGGAGGTAGTGACAATAAATACTGATACAGGGCTCTTACGAGTCTTGTAATTGGAATGAGTACAATTTAAATCCCTTAACGAGGAACAATTGGAGGGCAAGTCTGGTGCCAGCAGCCGCGGTAATTCCAGCTCCAATAGCGTATATTAAAGTTGTTGCAGTTAAAAAGCTCGTAGTTGAACCTTGGGCTTTGCTGGCCGGTCCGCCTCATCGCGTGTACTGGTCTGGCAGGGCCTTTCCTTCTGGCTAACCTCATGCCCTTCACTGGGTGTGTTGGCGAACCAGGACTTTTACTTTGAAAAAATTAGAGTGTTCAAAGCAGGCATTTGCTCGAATACATTAGCATGGAATAATAGAATAGGACGTGTGGTTCTATTTTGTTGGTTTCTAGGACCGCCGTAATGATTAATAGGGATAGTCGGGGGCATCAGTATTCAAACGTCAGAGGTGAAATTCTTGGATTGTTTGAAGACTAACTACTGCGAAAGCATTTGCCAAGGATGTTTTCATTAATCAGTGAACGAAAGTTAGGGGATCGAAGACGATCAGATACCGTCGTAGTCTTAACCATAAACTATGCCGACTAGAGATCGGGCGGGGATTATTAATGACCCGCTCGGCATCTTACGAGAAATCAAAGTCTTTGGGTTCTGGGGGGAGTATGGTCGCAAGGCTGAAACTTAAAGGAATTGACGGAAGGGCACCACCAGGAGTGGAGCCTGCGGCTTAATTTGACTCAACACGGGGAAACTCACCAGGTCCAGACACATTAAGGATTGACAGATTGAGAGCTCTTTCTTGATCATGTGGGTGGTGGTGCATGGCCGTTCTTAGTTGGTGGAGTGATTTGTCTGCTTAATTGCGATAACGAACGAGACCTTAACCTGCTAAATAGCCAGGCTAGCTTTTGCTGGTCGCAGGCTTCTTAGAGGGACTATCGGGTTCTAAACCGATGGAAGTTTGAGGCAATAACAGGTCTGTGATGCCCTTAGATGTTCTGGGCCGCACGCGCGCTACACTGACAGAGCCAACGAGTCTTTTACCTTGGCCGGAAGGTCTGGGTAATCTTGTTAAACTCTGTCGTGCTGGGGATAGAGCATTGCAATTATTGCTCTTCAACGAGGAATTCCTAGTAAGCGCGAGTCATCAGCTCGCGTTGATTACGTCCCTGCCCTTTGTACACACCGCCCGTCGCTACTACCGATTGAATGGTTTAGTGAGGCTTTCGGACTGGTTCCGGCTTTTGGGAAACTGAAGGCTAGAATAAGAAAGTTA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AGTGAAACTGCGAATGGCTCATTAAATCAGTTATCGTTTATTTGATAGTACCTTACTACTTGGATAACCGTGGTAATTCTAGAGCTAATACATGCTAAAAATCCCGACCTCTGGAAGGGATGTATTTATTAGATAAAAAACCAATGCCTTCGGGCTCCTTGGTGATTCATGATAACTTTACGAATCGCATGGCCTTGCGCCGGCGATGGTTCATTCAAATTTCTGCCCTATCAACTTTCGATGGTAGGATAGTGGCCTACCATGGTTTCAACGGGTAACGGGGAATTAGGGTTCTATTCCGGAGAGGGAGCCTGAGAAACGGCTACCACATCCAAGGAAGGCAGCAGGCGCGCAAATTACCCAATCCCGACACGGGGAGGTAGTGACAATAAATACTGATACAGGGCCCTTTCGGGTCTTGTAATCGGAATGAGTACAATTTAAATCCCTTAACGAGGAACAATTGGAGGGCAAGTCTGGTGCCAGCAGCCGCGGTAATTCCAGCTCCAATAGCGTATATTAAAGTTGTTGCAGTTAAAAAGCTCGTAGTTGAACTTCGGGCCTGGCTGACCGGTCCGCCTCACCGCGTGCACTGGTCCGGCCGGGTCTTTCCTTCTGGCAAACCTCATGCCCTTCACTGGGTGTGTTGGGGAACCAGGACTTTTACTTTGAAAAAATTAGAGTGTTCAAAGCAGGCATATGCTCGAATACATTAGCATGGAATAATAGAATAGGACGTGCGGTTCTATTTTGTTGGTTTCTAGGACCGCCGTAATGATTAATAGGGATAGTCGGGGGCATCCGTATTCAATTGTCAGAGGTGAAATTCTTGGATTTATTGAAGACGAACTACTGCGAAAGCATTTGCCAAGGATGTTTTCATTAATCAGGAACGAAAGTTGAGGGATCGAAGACGATCAGATACCGTCGTAGTCTCAACCATAAACTATGCCGACTAGGGATCGGGCGATGTTTTTTTTATGACTCGCTCGGAACCTTACGAGAAATCAAAGTCTTTGGGTTCTGGGGGGAGTATGGTCGCAAGGCTGAAACTTAAAGGAATTGACGGAAGGGCACCACCAGGAGTGGAGCCTGCGGCTTAATTTGACTCAACACGGGGAAACTCACCAGGTCCAGACACATTAAGGATTGACAGATTGAGAGCTCTTTCTTGATCATGTGGGTGGTGGTGCATGGCCGTTCTTAGTTGGTGGAGTGATTTGTCTGCTTAATTGCGATAACGAACGAGACCTTAACCTGCTAAATAGACCGGCCCGCGTTTGCGGGTCGCTGTCTTCTTAGAGGGACTATCGGATTTCAAGACGATGGAAGTTTGAGGCAATAACAGGTCTGTGATGCCCTTAGATGTTCTGGGCCGCACGCGCGCTACACTGACAGAGCCAACGAGTACATCACCTTGGCCGGAAGGTCTGGGTAATCTTGTTAAACTCTGTCGTGCTGGGGATAGAGCATTGCAATTATTGCTCTTCAACGAGGAATTCCTAGTAAGCGCAAGTCATCAGCTTGCGTTGATTACGTCCCTGCCCTTTGTACACACCGCCCGTCGCTACTACCGATTGAATGGCTTAGTGAGGCTTTCGGACTGGCCCGCGGAGGTCGGCAACGACCACTGTAGGCCGGAAAGTTAGTCAAACTTGGTCATTTAGAGGAAGTAAAAGTCGTAACAAGGTTTCC</text:p>
          </table:table-cell>
          <table:table-cell office:value-type="string" calcext:value-type="string">
            <text:p>d__Eukaryota; p__Ascomycota; c__Pezizomycetes; o__Pezizales; f__Ascodesmid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TCTATACAGTGAAACTGCGAATGGCTCATTAAATCAGTTATCGTTTATTTGATAGTACCTTACTACTTGGATAACCGTGGTAATTCTAGAGCTAATACATGCTAAAAATCCCGACCTCTGGAAGGGATGTATTTATTAGATAAAAAACCAATGCCTTCGGGCTCCTTGGTGATTCATGATAACTTTACGAATCGCATGGCCTTGCGCCGGCGATGGTTCATTCAAATTTCTGCCCTATCAACTTTCGATGGTAGGATAGTGGCCTACCATGGTTTCAACGGGTAACGGGGAATTAGGGTTCTATTCCGGAGAGGGAGCCTGAGAAACGGCTACCACATCCAAGGAAGGCAGCAGGCGCGCAAATTACCCAATCCCGACACGGGGAGGTAGTGACAATAAATACTGATACAGGGCCCTTTCGGGTCTTGTAATCGGAATGAGTACAATTTAAATCCCTTAACGAGGAACAATTGGAGGGCAAGTCTGGTGCCAGCAGCCGCGGTAATTCCAGCTCCAATAGCGTATATTAAAGTTGTTGCAGTTAAAAAGCTCGTAGTTGAACTTCGGGCCTGGCTGACCGGTCCGCCTCACCGCGTGCACTGGTCCGGCCGGGTCTTTCCTTCTGGCAAACCTCATGCCCTTCACTGGGTGTGTTGGGGAACCAGGACTTTTACTTTGAAAAAATTAGAGTGTTCAAAGCAGGCATATGCTCGAATACATTAGCATGGAATAATAGAATAGGACGTGCGGTTCTATTTTGTTGGTTTCTAGGACCGCCGTAATGATTAATAGGGATAGTCGGGGGCATCCGTATTCAATTGTCAGAGGTGAAATTCTTGGATTTATTGAAGACGAACTACTGCGAAAGCATTTGCCAAGGATGTTTTCATTAATCAGGAACGAAAGTTGAGGGATCGAAGACGATCAGATACCGTCGTAGTCTCAACCATAAACTATGCCGACTAGGGATCGGGCGATGTTTTTTTTATGACTCGCTCGGAACCTTACGAGAAATCAAAGTCTTTGGGTTCTGGGGGGAGTATGGTCGCAAGGCTGAAACTTAAAGGAATTGACGGAAGGGCACCACCAGGAGTGGAGCCTGCGGCTTAATTTGACTCAACACGGGGAAACTCACCAGGTCCAGACACATTAAGGATTGACAGATTGAGAGCTCTTTCTTGATCATGTGGGTGGTGGTGCATGGCCGTTCTTAGTTGGTGGAGTGATTTGTCTGCTTAATTGCGATAACGAACGAGACCTTAACCTGCTAAATAGACCGGCCCGCGTTTGCGGGTCGCTGTCTTCTTAGAGGGACTATCGGATTTCAAGACGATGGAAGTTTGAGGCAATAACAGGTCTGTGATGCCCTTAGATGTTCTGGGCCGCACGCGCGCTACACTGACAGAGCCAACGAGTACATCACCTTGGCCGGAAGGTCTGGGTAATCTTGTTAAACTCTGTCGTGCTGGGGATAGAGCATTGCAATTATTGCTCTTCAACGAGGAATTCCTAGTAAGCGCAAGTCATCAGCTTGCGTTGATTACGTCCCTGCCCTTTGTACACACCGCCCGTCGCTACTACCGATTGAATGGCTTAGTGAGGCTTTCGGACTGGCCCGCGGAGGTCGGCAACGACCACTGTAGGCCGGAAAGTTAGTCAAACTTGGTCATTTAGAGGAAGTAAAAGTCGTAACAAGGTTTCC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ATATACAGTGAAACTGCGAATGGCTCATTAAATCAGTTATCGTTTATTTGATGATACCTTTACTACTTGGATAACCGTGGTAATTCTAGAGCTAATACATGCATAACAAGCCCCGACCCATGGAAGGGGTGTATTTATTAGATAAAAAACCAATGCCTTCGGGCTCTTTGGTGAATCATAGTAACTTCACGAATCGCATAGCCTTGTGCTGGCGATGGTTCATTCAAATTTCTGCCCTATCAACTTTCGATGGTAGGATATAGGCCTACCATGGTTTCAACGGGTAACGGGGAATTAGGGTTCTATTCCGGAGAGGGAGCCTGAGAAACGGCTACCACATCCAAGGAAGGCAGCAGGCGCGCAAATTACCCAATCCCGACACGGGGAGGTAGTGACAATAAATACTGATACAGGGGGCTTTTGCTTCGTGTAATTGGAATGAGTACAATTTAAATCTCTTAACGAGGAACAATTGGAGGGCAAGTCTGGTGCCAGCAGCCGCGGTAATTCCAGCTCCAATAGCGTATATTAAAGTTGTTGCAGTTAAAAAGCTCGTAGTTGAACCTTGGGCCTGGCCGGCCGGTCTGCCTCACCGCATGCACTGGTTTGGTTGGGCCTTTCCTTCTGGGGAGCCGCATGTCCTTTACTGGATGTGTTGGGGAACCAGGACTTTTACTTTGAAAAAATTAGAGTGTTTAAAGCAGGCATTGGCTCGAATACATTAGCATGGAATAATAGAATAGGACGCGTGGTTCTATTTTGTTGGTTTCTAGGACCACCGTAATGATTAATAGGGATAGTCGGGGGCATCAGTATTCAATCGTCAGAGGTGAAATTCTTGGATCGATTGAAGACTAACTACTGCGAAAGCATTTGCCAAGGATGTTTTCATTAATCAGGGAACGAAAGTTAGGGGATCGAAGACGATCAGATACCGTCGTAGTCTTAACCATAAACTATGCCGACTAGGGATTGGGCGATGTTCTTTTTTGACTCGCTCAGCACCTTACGAGAAATCAAAGTCTTTGGGTTCTGGGGGGAGTATGGTCGCAAGGCTGAAACTTAAAGGAATTGACGGAAGGGCACCACCAGGAGTGGAGCCTGCGGCTTAATTTGACTCAACACGGGGAAACTCACCAGGTCCAGACACATTAAGGATTGACAGATTGAGAGCTCTTTCTTGATTATGTGGGTGGTGGTGCATGGCCGTTCTTAGTTGGTGGAGTGATTTGTCTGCTTAATTGCGATAACGAACGAGACCTTATCCTGCTAAATAGTCAGGCCAGCTCCGGCTGGTCGCTGGCTTCTTAGAGGGACTATCGGCTTCAAGCCGATGGAAGTTTGAGGCAATAACAGGTCTGTGATGCCCTTAGATGTTCTGGGCCGCACGCGCGCTACACTGACAGAGCCAACGAGTTTATACCTTGTCCGAAAGGTCCGGGTAATCTTGTGAAACTCTGTCGTGCTGGGGATAGAGCATTGCAATTATTGCTCTTCAACGAGGAATTCCTAGTAAGCGCAAGTCATCAGCTTGCGTTGACTACGTCCCTGCCCTTTGTACACACCGCCCGTCGCTACTACCGATTGAATGGCTCAGTGAGGCCTTCGGACTGGTCCAGAGAGGTCGGCAACGGCTTTTTCAGGTGCTGGAAAGTTGGTCAAACTTGGTCATTTAGAGGAAGTAAAAGTCGTAACAAGGTTTCC</text:p>
          </table:table-cell>
          <table:table-cell office:value-type="string" calcext:value-type="string">
            <text:p>d__Eukaryota; p__Ascomycota; c__Pezizomycetes; o__Pezizales; f__Peziz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TATATACAGTGAAACTGCGAATGGCTCATTAAATCAGTTATCGTTTATTTGATGATACCTTTACTACTTGGATAACCGTGGTAATTCTAGAGCTAATACATGCATAACAAGCCCCGACCCATGGAAGGGGTGTATTTATTAGATAAAAAACCAATGCCTTCGGGCTCTTTGGTGAATCATAGTAACTTCACGAATCGCATAGCCTTGTGCTGGCGATGGTTCATTCAAATTTCTGCCCTATCAACTTTCGATGGTAGGATATAGGCCTACCATGGTTTCAACGGGTAACGGGGAATTAGGGTTCTATTCCGGAGAGGGAGCCTGAGAAACGGCTACCACATCCAAGGAAGGCAGCAGGCGCGCAAATTACCCAATCCCGACACGGGGAGGTAGTGACAATAAATACTGATACAGGGGGCTTTTGCTTCGTGTAATTGGAATGAGTACAATTTAAATCTCTTAACGAGGAACAATTGGAGGGCAAGTCTGGTGCCAGCAGCCGCGGTAATTCCAGCTCCAATAGCGTATATTAAAGTTGTTGCAGTTAAAAAGCTCGTAGTTGAACCTTGGGCCTGGCCGGCCGGTCTGCCTCACCGCATGCACTGGTTTGGTTGGGCCTTTCCTTCTGGGGAGCCGCATGTCCTTTACTGGATGTGTTGGGGAACCAGGACTTTTACTTTGAAAAAATTAGAGTGTTTAAAGCAGGCATTGGCTCGAATACATTAGCATGGAATAATAGAATAGGACGCGTGGTTCTATTTTGTTGGTTTCTAGGACCACCGTAATGATTAATAGGGATAGTCGGGGGCATCAGTATTCAATCGTCAGAGGTGAAATTCTTGGATCGATTGAAGACTAACTACTGCGAAAGCATTTGCCAAGGATGTTTTCATTAATCAGGGAACGAAAGTTAGGGGATCGAAGACGATCAGATACCGTCGTAGTCTTAACCATAAACTATGCCGACTAGGGATTGGGCGATGTTCTTTTTTGACTCGCTCAGCACCTTACGAGAAATCAAAGTCTTTGGGTTCTGGGGGGAGTATGGTCGCAAGGCTGAAACTTAAAGGAATTGACGGAAGGGCACCACCAGGAGTGGAGCCTGCGGCTTAATTTGACTCAACACGGGGAAACTCACCAGGTCCAGACACATTAAGGATTGACAGATTGAGAGCTCTTTCTTGATTATGTGGGTGGTGGTGCATGGCCGTTCTTAGTTGGTGGAGTGATTTGTCTGCTTAATTGCGATAACGAACGAGACCTTATCCTGCTAAATAGTCAGGCCAGCTCCGGCTGGTCGCTGGCTTCTTAGAGGGACTATCGGCTTCAAGCCGATGGAAGTTTGAGGCAATAACAGGTCTGTGATGCCCTTAGATGTTCTGGGCCGCACGCGCGCTACACTGACAGAGCCAACGAGTTTATACCTTGTCCGAAAGGTCCGGGTAATCTTGTGAAACTCTGTCGTGCTGGGGATAGAGCATTGCAATTATTGCTCTTCAACGAGGAATTCCTAGTAAGCGCAAGTCATCAGCTTGCGTTGACTACGTCCCTGCCCTTTGTACACACCGCCCGTCGCTACTACCGATTGAATGGCTCAGTGAGGCCTTCGGACTGGTCCAGAGAGGTCGGCAACGGCTTTTTCAGGTGCTGGAAAGT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ATAAAGTGAAACTGCGAATGGCTCATTAAATCAGTTATCGTTTATTTGATGATCTCTTACTACATGGATAACCGTGGTAATTCTAGAGCTAATACATGCGTAAAGTCCCGACCTCTGGAAGGGATGTATTTATTAGATAAAAAACCAATGCCTTCGGGCTTCTTGGTGATTCATAGTAACTTAACGAATCGCATAGCCTTGTGCTGGCGATAGTTCATTCAAATTTCTGCCCTATCAACTTTCGATGGTAGGATATAGGCCTACCATGGTTTCAACGGGTAACGGGGAATTAGGGTTCTATTCCGGAGAGGGAGCCTGAGAAACGGCTACCACATCCAAGGAAGGCAGCAGGCGCGCAAATTACCCAATCCCGACTCGGGGAGGTAGTGACAATAAATACTGATACAGGGGGCTTTCGCCTCTTGTAATTGGAATGAGTACAATTTAAATCTCTTAACGAGGAACAATTGGAGGGCAAGTCTGGTGCCAGCAGCCGCGGTAATTCCAGCTCCAATAGCGTATATTAAAGTTGTTGCAGTTAAAAAGCTCGTAGTTGAATTTTGGGCCTGGCCAGCCGGTCTGCCTCACCGCATGTACTGGTTTGGCCGGGCCTTTTCTTCTGGGAACCTCCATGCCCTTTACTGGGTGTGTCAGGGTACCAGGACTTTTACTTTGAAAAAATTAGAGTGTTCAAAGCAGGCATTAGCTCGAATACATTAGCATGGAATAATAGAATAGGACGTGGGGTTCTATTTTGTTGGTTTCTAGGACCACCGTAATGATTAATAGGGATAGTCGGGGGCATCAGTATTCAATCGTCAGAGGTGAAATTCTTGGATCGATTGAAGACTAACTACTGCGAAAGCATTTGCCAAGGATGTTTTCATTAATCAGGGAACGAAAGTTAGGGGATCGAAGACGATCAGATACCGTCGTAGTCTTAACCATAAACTATGCCAACTAGGGATTGGGTGATGTTCACATTGACACACTCAGCACCTTATGAGAAATCAAAGTCTTTGGGTTCTGGGGGGAGTATGGTCGCAAGGCTGAAACTTAAAGGAATTGACGGAAGGGCACCACCAGGAGTGGAGCCTGCGGCTTAATTTGACTCAACACGGGGAAACTCACCAGGTCCAGACACATTAAGGATTGACAGATTGAGAGCTCTTTCTTGATTATGTGGGTGGTGGTGCATGGCCGTTCTTAGTTGGTGGAGTGATTTGTCTGCTTAATTGCGATAACGAACGAGACCTTAACTTTTAAATAGTCAGGCTAGCTTTGGCTGGTCGCAGGCTTCTTAGAGGGACTATCGGCTTCAAGCCGATGGAAGTTTGAGGCAATAACAGGTCTGTGATGCCCTTAGATGTTCTGGGCCGCACGCGCGCTACACTGACAGAGCCAACGAGTCTATTCCTTGACCGAAAGGTCTGGGTAATCTTGTTAAACTCTGTCGTGCTGGGGATAGAGCATTGCAATTATTGCTCTTCAACGAGGAATTCCTAGTAAGCGCAAGTCATCAGCTTGCGTTGACTACGTCCCTGCCCTTTGTACACACCGCCCGTCGCTACTACCGATTGAATGGCTCAGTGAGGCCTTTGGACTGGTCCAGGAGAGCTGGCAACGGCCTTCCAGGTGCTGGAAAATTGGTCAAACTTGGTCATTTAGAGGAAGTAAAAGTCGTAACAAGGTTTCC</text:p>
          </table:table-cell>
          <table:table-cell office:value-type="string" calcext:value-type="string">
            <text:p>d__Eukaryota; p__Ascomycota; c__Pezizomycetes; o__Pezizales; f__Peziz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TTTATAAAGTGAAACTGCGAATGGCTCATTAAATCAGTTATCGTTTATTTGATGATCTCTTACTACATGGATAACCGTGGTAATTCTAGAGCTAATACATGCGTAAAGTCCCGACCTCTGGAAGGGATGTATTTATTAGATAAAAAACCAATGCCTTCGGGCTTCTTGGTGATTCATAGTAACTTAACGAATCGCATAGCCTTGTGCTGGCGATAGTTCATTCAAATTTCTGCCCTATCAACTTTCGATGGTAGGATATAGGCCTACCATGGTTTCAACGGGTAACGGGGAATTAGGGTTCTATTCCGGAGAGGGAGCCTGAGAAACGGCTACCACATCCAAGGAAGGCAGCAGGCGCGCAAATTACCCAATCCCGACTCGGGGAGGTAGTGACAATAAATACTGATACAGGGGGCTTTCGCCTCTTGTAATTGGAATGAGTACAATTTAAATCTCTTAACGAGGAACAATTGGAGGGCAAGTCTGGTGCCAGCAGCCGCGGTAATTCCAGCTCCAATAGCGTATATTAAAGTTGTTGCAGTTAAAAAGCTCGTAGTTGAATTTTGGGCCTGGCCAGCCGGTCTGCCTCACCGCATGTACTGGTTTGGCCGGGCCTTTTCTTCTGGGAACCTCCATGCCCTTTACTGGGTGTGTCAGGGTACCAGGACTTTTACTTTGAAAAAATTAGAGTGTTCAAAGCAGGCATTAGCTCGAATACATTAGCATGGAATAATAGAATAGGACGTGGGGTTCTATTTTGTTGGTTTCTAGGACCACCGTAATGATTAATAGGGATAGTCGGGGGCATCAGTATTCAATCGTCAGAGGTGAAATTCTTGGATCGATTGAAGACTAACTACTGCGAAAGCATTTGCCAAGGATGTTTTCATTAATCAGGGAACGAAAGTTAGGGGATCGAAGACGATCAGATACCGTCGTAGTCTTAACCATAAACTATGCCAACTAGGGATTGGGTGATGTTCACATTGACACACTCAGCACCTTATGAGAAATCAAAGTCTTTGGGTTCTGGGGGGAGTATGGTCGCAAGGCTGAAACTTAAAGGAATTGACGGAAGGGCACCACCAGGAGTGGAGCCTGCGGCTTAATTTGACTCAACACGGGGAAACTCACCAGGTCCAGACACATTAAGGATTGACAGATTGAGAGCTCTTTCTTGATTATGTGGGTGGTGGTGCATGGCCGTTCTTAGTTGGTGGAGTGATTTGTCTGCTTAATTGCGATAACGAACGAGACCTTAACTTTTAAATAGTCAGGCTAGCTTTGGCTGGTCGCAGGCTTCTTAGAGGGACTATCGGCTTCAAGCCGATGGAAGTTTGAGGCAATAACAGGTCTGTGATGCCCTTAGATGTTCTGGGCCGCACGCGCGCTACACTGACAGAGCCAACGAGTCTATTCCTTGACCGAAAGGTCTGGGTAATCTTGTTAAACTCTGTCGTGCTGGGGATAGAGCATTGCAATTATTGCTCTTCAACGAGGAATTCCTAGTAAGCGCAAGTCATCAGCTTGCGTTGACTACGTCCCTGCCCTTTGTACACACCGCCCGTCGCTACTACCGATTGAATGGCTCAGTGAGGCCTTTGGACTGGTCCAGGAGAGCTGGCAACGGCCTTCCAGGTGCTGGAAAA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GCAATCTATACAGTGAAACTGCGAATGGCTCATTAAATCAGTTATCGTTTATTTGATAGTACCTTACTACATGGATAACCGTGGTAATTCTAGAGCTAATACATGCTAAAAATCCCGACCCCTGGAAGGGATGTATTTATTAGATAAAAAACCAATGGCTTCGGCCTCCTTGGTGATTCATGATAACTTCACGAATCGCATGGCCTTGTGCCGGCGATGGTTCATTCAAATTTCTGCCCTATCAACTTTCGATGGTAGGATAGTGGCCTACCATGGTTTCAACGGGTAACGGGGAATTAGGGTTCGATTCCGGAGAGGGAGCCTGAGAAACGGCTACCACATCCAAGGAAGGCAGCAGGCGCGCAAATTACCCAATCCCGACACGGGGAGGTAGTGACAATAAATACTGATACAGGGCCCTTCTGGGTCTTGTAATTGGAATGAGTACAATTTAAACCCCTTAACGAGGAACAATTGGAGGGCAAGTCTGGTGCCAGCAGCCGCGGTAATTCCAGCTCCAATAGCGTATATTAAAGTTGTTGCAGTTAAAAAGCTCGTAGTTGAACCTTGGGTCTGTGCGACCGGTCCTCGTCACCGAGTGCACTGGAAGTGCGGACCTTTCCTTCTGGCAAACCTCATGCTCTTCACTGAGTGTGTTGGGGAACCAGGACTTTTACTTTGAAAAAATTAGAGTGTTCAAAGCAGGCATTTGCTCGAATACATTAGCATGGAATAATAGAATAGGACGTGCGGTTCTATTTTGTTGGTTTCTAGGACCGCCGTAATGATTAATAGGGATAGTCGGGGGCATCCGTATTCAATTGTCAGAGGTGAAATTCTTGGATTTATTGAAGACGAACTACTGCGAAAGCATTTGCCAAGGATGTTTTCATTAATCAGGAACGAAAGTTGAGGGATCGAAGACGATCAGATACCGTCGTAGTCTCAACCATAAACTATGCCGACTAGGGATCGGGCGATGTTTTATTCTGACTCGC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CCGGCCCGCTTTTGCGGGTCGCTGGCTTCTTAGAGGGACTATCGGATTTCAAGTCGATGGAAGTTTGAGGCAATAACAGGTCTGTGATGCCCTTAGATGTTCTGGGCCGCACGCGCGCTACACTGACAGAGCCAACGAGTATATTTCCTTGGCCGGAAGGTCTGGGTAATCTTGTTAAACTCTGTCGTGCTGGGGATAGAGCATTGCAATTATTGCTCTTCAACGAGGAATTCCTAGTAAGCGCAAGTCATCAGCTTGCGTTGATTACGTCCCTGCCCTTTGTACACACCGCCCGTCGCTACTACCGATTGAATGGCTTAGTGAGGCTTCCGGATCGTCCAGCGGAGATCGGCAACGATCACCGCCGGATGAAAAGCTAGTCAAACTTGGTCATTTAGAGGAAGTAAAAGTCGTAACAAGGTTTCC</text:p>
          </table:table-cell>
          <table:table-cell office:value-type="string" calcext:value-type="string">
            <text:p>d__Eukaryota; p__Ascomycota; c__Pezizomycetes; o__Pezizales; f__Pyronemat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CTAAGCCATGCATGTCTAAGTATAAGCAATCTATACAGTGAAACTGCGAATGGCTCATTAAATCAGTTATCGTTTATTTGATAGTACCTTACTACATGGATAACCGTGGTAATTCTAGAGCTAATACATGCTAAAAATCCCGACCCCTGGAAGGGATGTATTTATTAGATAAAAAACCAATGGCTTCGGCCTCCTTGGTGATTCATGATAACTTCACGAATCGCATGGCCTTGTGCCGGCGATGGTTCATTCAAATTTCTGCCCTATCAACTTTCGATGGTAGGATAGTGGCCTACCATGGTTTCAACGGGTAACGGGGAATTAGGGTTCGATTCCGGAGAGGGAGCCTGAGAAACGGCTACCACATCCAAGGAAGGCAGCAGGCGCGCAAATTACCCAATCCCGACACGGGGAGGTAGTGACAATAAATACTGATACAGGGCCCTTCTGGGTCTTGTAATTGGAATGAGTACAATTTAAACCCCTTAACGAGGAACAATTGGAGGGCAAGTCTGGTGCCAGCAGCCGCGGTAATTCCAGCTCCAATAGCGTATATTAAAGTTGTTGCAGTTAAAAAGCTCGTAGTTGAACCTTGGGTCTGTGCGACCGGTCCTCGTCACCGAGTGCACTGGAAGTGCGGACCTTTCCTTCTGGCAAACCTCATGCTCTTCACTGAGTGTGTTGGGGAACCAGGACTTTTACTTTGAAAAAATTAGAGTGTTCAAAGCAGGCATTTGCTCGAATACATTAGCATGGAATAATAGAATAGGACGTGCGGTTCTATTTTGTTGGTTTCTAGGACCGCCGTAATGATTAATAGGGATAGTCGGGGGCATCCGTATTCAATTGTCAGAGGTGAAATTCTTGGATTTATTGAAGACGAACTACTGCGAAAGCATTTGCCAAGGATGTTTTCATTAATCAGGAACGAAAGTTGAGGGATCGAAGACGATCAGATACCGTCGTAGTCTCAACCATAAACTATGCCGACTAGGGATCGGGCGATGTTTTATTCTGACTCGC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CCGGCCCGCTTTTGCGGGTCGCTGGCTTCTTAGAGGGACTATCGGATTTCAAGTCGATGGAAGTTTGAGGCAATAACAGGTCTGTGATGCCCTTAGATGTTCTGGGCCGCACGCGCGCTACACTGACAGAGCCAACGAGTATATTTCCTTGGCCGGAAGGTCTGGGTAATCTTGTTAAACTCTGTCGTGCTGGGGATAGAGCATTGCAATTATTGCTCTTCAACGAGGAATTCCTAGTAAGCGCAAGTCATCAGCTTGCGTTGATTACGTCCCTGCCCTTTGTACACACCGCCCGTCGCTACTACCGATTGAATGGCTTAGTGAGGCTTCCGGATCGTCCAGCGGAGATCGGCAACGATCACCGCCGGATGAAAAGCTA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ATATACAGTGAAACTGCGAATGGCTCATTAAATCAGTTATCGTTTATTTGATAGTACCTTACTACTTGGATAACCGTGGTAATTCTAGAGCTAATACATGCTAAAAGTCCTGACCTCTGGAAGGGACGTATTTATTAGATAAAAAACCAATGCCCTTGGGCTCCTTGGTGATTCATGATAACTTTACGAATCGCATGGCCTTGTGCCGGCGATGGTTCATTCAAATTTCTGCCCTATCAACTTTCGATGGTAGGATAGTGGCCTACCATGGTTTCAACGGGTAACGGGGAATTAGGGTTCGATTCCGGAGAGGGAGCCTGAGAAACGGCTACCACATCCAAGGAAGGCAGCAGGCGCGCAAATTACCCAATCCCGACACGGGGAGGTAGTGACAATAAATACTGATACAGGGCCCTTTTGGGTCTTGTAATTGGAATGAGTACAATTTAAATCCATTAACGAGGAACAATTGGAGGGCAAGTCTGGTGCCAGCAGCCGCGGTAATTCCAGCTCCAATAGCGTATATTAAAGTTGTTGCAGTTAAAAAGCTCGTAGTTGAACCTTGGGCCTGGACAACCGGTCTGCCTAACAGCAAGTACTGGGAGTTTGGGCCTTTCCTTCTGGCTAACCCCATGCCCTTTACTGGGTGTGTGGGCGAACCAGGACTTTTACTTTGAAAAAATTAGAGTGTTCAAAGCAGGCATTTGCTCGAATACATTAGCATGGAATAATAGAATAGGATGTGTGGTTCTATTTTGTTGGTTTCTAGGACCGCCGTAATGATTAATAGGGATAGTCGGGGGCATCCGTATTCAATTGTCAGAGGTGAAATTCTTGGATTTATTGAAGACGAACTACTGCGAAAGCATTTGCCAAGGATGTTTTCATTAATCAGGAACGAAAGTTGAGGGATCGAAGACGATCAGATACCGTCGTAGTCTCAACCATAAACTATGCCGACTAGGGATCGGTGGGTGTTTTTTTTTATTGACCCCA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TAGGCTCGCTTCTTTGCGGGTCGCCGGCTTCTTAGAGGGACTATCGGATTTCAAGTCGATGGAAGTTTGAGGCAATAACAGGTCTGTGATGCCCTTAGATGTTCTGGGCCGCACGCGCGCTACACTGACAGAGCCAACGAGTATATTTTCCTTGGCCGGAAGGCCTGGGTAATCTTGTTAAACTCTGTCGTGCTGGGGATAGAGCATTGCAATTATTGCTCTTCAACGAGGAATTCCTAGTAAGCGTAAGTCATCAGCTTGCGTTGATTACGTCCCTGCCCTTTGTACACACCGCCCGTCGCTACTACCGATTGAATGGCTTAGTGAGGCCTCCGGACTGACTTGTGGAGATTGGCAACGATCATCACTTGGTGGAAAGCTGGTCAAACTTGGTCATTTAGAGGAAGTAAAAGTCGTAACAAGGTTTCC</text:p>
          </table:table-cell>
          <table:table-cell office:value-type="string" calcext:value-type="string">
            <text:p>d__Eukaryota; p__Ascomycota; c__Pezizomycetes; o__Pezizales; f__Pyronemat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TATATACAGTGAAACTGCGAATGGCTCATTAAATCAGTTATCGTTTATTTGATAGTACCTTACTACTTGGATAACCGTGGTAATTCTAGAGCTAATACATGCTAAAAGTCCTGACCTCTGGAAGGGACGTATTTATTAGATAAAAAACCAATGCCCTTGGGCTCCTTGGTGATTCATGATAACTTTACGAATCGCATGGCCTTGTGCCGGCGATGGTTCATTCAAATTTCTGCCCTATCAACTTTCGATGGTAGGATAGTGGCCTACCATGGTTTCAACGGGTAACGGGGAATTAGGGTTCGATTCCGGAGAGGGAGCCTGAGAAACGGCTACCACATCCAAGGAAGGCAGCAGGCGCGCAAATTACCCAATCCCGACACGGGGAGGTAGTGACAATAAATACTGATACAGGGCCCTTTTGGGTCTTGTAATTGGAATGAGTACAATTTAAATCCATTAACGAGGAACAATTGGAGGGCAAGTCTGGTGCCAGCAGCCGCGGTAATTCCAGCTCCAATAGCGTATATTAAAGTTGTTGCAGTTAAAAAGCTCGTAGTTGAACCTTGGGCCTGGACAACCGGTCTGCCTAACAGCAAGTACTGGGAGTTTGGGCCTTTCCTTCTGGCTAACCCCATGCCCTTTACTGGGTGTGTGGGCGAACCAGGACTTTTACTTTGAAAAAATTAGAGTGTTCAAAGCAGGCATTTGCTCGAATACATTAGCATGGAATAATAGAATAGGATGTGTGGTTCTATTTTGTTGGTTTCTAGGACCGCCGTAATGATTAATAGGGATAGTCGGGGGCATCCGTATTCAATTGTCAGAGGTGAAATTCTTGGATTTATTGAAGACGAACTACTGCGAAAGCATTTGCCAAGGATGTTTTCATTAATCAGGAACGAAAGTTGAGGGATCGAAGACGATCAGATACCGTCGTAGTCTCAACCATAAACTATGCCGACTAGGGATCGGTGGGTGTTTTTTTTTATTGACCCCATCGGCACCTTACGAGAAATCAAAGTCTTTGGGTTCTGGGGGGAGTATGGTCGCAAGGCTGAAACTTAAAGGAATTGACGGAAGGGCACCACCAGGAGTGGAGCCTGCGGCTTAATTTGACTCAACACGGGGAAACTCACCAGGTCCAGACACATTAAGGATTGACAGATTGAGAGCTCTTTCTTGATCATGTGGGTGGTGGTGCATGGCCGTTCTTAGTTGGTGGAGTGATTTGTCTGCTTAATTGCGATAACGAACGAGACCTTAACCTGCTAAATAGCTAGGCTCGCTTCTTTGCGGGTCGCCGGCTTCTTAGAGGGACTATCGGATTTCAAGTCGATGGAAGTTTGAGGCAATAACAGGTCTGTGATGCCCTTAGATGTTCTGGGCCGCACGCGCGCTACACTGACAGAGCCAACGAGTATATTTTCCTTGGCCGGAAGGCCTGGGTAATCTTGTTAAACTCTGTCGTGCTGGGGATAGAGCATTGCAATTATTGCTCTTCAACGAGGAATTCCTAGTAAGCGTAAGTCATCAGCTTGCGTTGATTACGTCCCTGCCCTTTGTACACACCGCCCGTCGCTACTACCGATTGAATGGCTTAGTGAGGCCTCCGGACTGACTTGTGGAGATTGGCAACGATCATCACTTGGTGGAAAGC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GTACAGTGAAACTGCGAATGGCTCATTAAATCAGTTATCGTTTATTTGATAGTACCTTTGCTACTTGGATAACCGTGGTAATTCTAGAGCTAATACATGCTAAAAATCCCAACCCCTGGAAGGGATGTATTTATTAGATAAAAAACCAATGCCTTCGGGCTCCTTGGTGATTCATGATAACTTAACGAATCGCATGGCCTTGTGCTGGCGATGGTTCATTCAAATTTCTGCCCTATCAACTTTCGATGGTAGGATAGTGGCCTACCATGGTTTCAACGGGTAACGGGGAATTAGGGTTCTATTCCGGAGAGGGAGCCTGAGAAACGGCTACCACATCCAAGGAAGGCAGCAGGCGCGCAAATTACCCAATCCCGACACGGGGAGGTAGTGACAATAAATACTGATACAGGGCTCTTTTGGGTCTTGTAATTGGAATGAGTACAATTTAAATCCCTTAACGAGGAACAATTGGAGGGCAAGTCTGGTGCCAGCAGCCGCGGTAATTCCAGCTCCAATAGCGTATATTAAAGTTGTTGCAGTTAAAAAGCTCGTAGTTGAACCTTGGGTCTGGCTGGCCGGTCCGCCTCACCGCGTGCACTGGTCCGGCCGGATCTTTCCTTCTGGCTAGCCGCATGCCCTTCACTGGGTGTGTCGGGGAACCAGGACTTTTACTTTGAAAAAATTAGAGTGTTCAAAGCAGGCATATGCTCGAATACATTAGCATGGAATAATAGAATAGGACGTGCGGTTCTATTTTGTTGGTTTCTAGGACCGCCGTAATGATTAATAGGGATAGTCGGGGGCATCAGTATTCAATTGTCAGAGGTGAAATTCTTGGATTTATTGAAGACTAACTACTGCGAAAGCATTTGCCAAGGATGTTTTCATTAATCAGTGAACGAAAGTTAGGGGATCGAAGACGATCAGATACCGTCGTAGTCTTAACCATAAACTATGCCGACTAGGGATCGGGCGATGTTCTTTTTCTGACTCGCTTGGCACCTTACGAGAAATCAAAGTCTTTGGGTTCTGGGGGGAGTATGGTCGCAAGGCTGAAACTTAAAGGAATTGACGGAAGGGCACCACCAGGAGTGGAGCCTGCGGCTTAATTTGACTCAACACGGGGAAACTCACCAGGTCCAGACACATTAAGGATTGACAGATTGAGAGCTCTTTCTTGATCATGTGGGTGGTGGTGCATGGCCGTTCTTAGTTGGTGGAGTGATTTGTCTGCTTAATTGCGATAACGAACGAGACCTTAACCTGCTAAATAGCCCGACCCGCATTTCGCGGGCCGCTGGCTTCTTAGAGGGACTATTGGCTCAAGCCGATGGAAGTTTGAGGCAATAACAGGTCTGTGATGCCCTTAGATGTTCTGGGCCGCACGCGCGCTACACTGACAGAGCCAACGAGTTCATCACCTTGGCCGGAAGGTCTGGGTAATCTTGTTAAACTCTGTCGTGCTGGGGATAGAGCATTGCAATTATTGCTCTTCAACGAGGAATTCCTAGTAAGCGCAAGTCATCAGCTTGCGTTGATTACGTCCCTGCCCTTTGTACACACCGCCCGTCGCTACTACCGATTGAATGGCTCAGTGAGGCCTTCGGAGCGCTCAATGGAGGTCGGCGACGACCACTATCAAGTGCAAAGTTGGTCAAACTTGGTCATTTAGAGGAAGTAAAAGTCGTAACAAGGTTTCC</text:p>
          </table:table-cell>
          <table:table-cell office:value-type="string" calcext:value-type="string">
            <text:p>d__Eukaryota; p__Ascomycota; c__Pezizomycetes; o__Pezizales; f__Tuberaceae; g__Tuber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CTGTACAGTGAAACTGCGAATGGCTCATTAAATCAGTTATCGTTTATTTGATAGTACCTTTGCTACTTGGATAACCGTGGTAATTCTAGAGCTAATACATGCTAAAAATCCCAACCCCTGGAAGGGATGTATTTATTAGATAAAAAACCAATGCCTTCGGGCTCCTTGGTGATTCATGATAACTTAACGAATCGCATGGCCTTGTGCTGGCGATGGTTCATTCAAATTTCTGCCCTATCAACTTTCGATGGTAGGATAGTGGCCTACCATGGTTTCAACGGGTAACGGGGAATTAGGGTTCTATTCCGGAGAGGGAGCCTGAGAAACGGCTACCACATCCAAGGAAGGCAGCAGGCGCGCAAATTACCCAATCCCGACACGGGGAGGTAGTGACAATAAATACTGATACAGGGCTCTTTTGGGTCTTGTAATTGGAATGAGTACAATTTAAATCCCTTAACGAGGAACAATTGGAGGGCAAGTCTGGTGCCAGCAGCCGCGGTAATTCCAGCTCCAATAGCGTATATTAAAGTTGTTGCAGTTAAAAAGCTCGTAGTTGAACCTTGGGTCTGGCTGGCCGGTCCGCCTCACCGCGTGCACTGGTCCGGCCGGATCTTTCCTTCTGGCTAGCCGCATGCCCTTCACTGGGTGTGTCGGGGAACCAGGACTTTTACTTTGAAAAAATTAGAGTGTTCAAAGCAGGCATATGCTCGAATACATTAGCATGGAATAATAGAATAGGACGTGCGGTTCTATTTTGTTGGTTTCTAGGACCGCCGTAATGATTAATAGGGATAGTCGGGGGCATCAGTATTCAATTGTCAGAGGTGAAATTCTTGGATTTATTGAAGACTAACTACTGCGAAAGCATTTGCCAAGGATGTTTTCATTAATCAGTGAACGAAAGTTAGGGGATCGAAGACGATCAGATACCGTCGTAGTCTTAACCATAAACTATGCCGACTAGGGATCGGGCGATGTTCTTTTTCTGACTCGCTTGGCACCTTACGAGAAATCAAAGTCTTTGGGTTCTGGGGGGAGTATGGTCGCAAGGCTGAAACTTAAAGGAATTGACGGAAGGGCACCACCAGGAGTGGAGCCTGCGGCTTAATTTGACTCAACACGGGGAAACTCACCAGGTCCAGACACATTAAGGATTGACAGATTGAGAGCTCTTTCTTGATCATGTGGGTGGTGGTGCATGGCCGTTCTTAGTTGGTGGAGTGATTTGTCTGCTTAATTGCGATAACGAACGAGACCTTAACCTGCTAAATAGCCCGACCCGCATTTCGCGGGCCGCTGGCTTCTTAGAGGGACTATTGGCTCAAGCCGATGGAAGTTTGAGGCAATAACAGGTCTGTGATGCCCTTAGATGTTCTGGGCCGCACGCGCGCTACACTGACAGAGCCAACGAGTTCATCACCTTGGCCGGAAGGTCTGGGTAATCTTGTTAAACTCTGTCGTGCTGGGGATAGAGCATTGCAATTATTGCTCTTCAACGAGGAATTCCTAGTAAGCGCAAGTCATCAGCTTGCGTTGATTACGTCCCTGCCCTTTGTACACACCGCCCGTCGCTACTACCGATTGAATGGCTCAGTGAGGCCTTCGGAGCGCTCAATGGAGGTCGGCGACGACCACTATCAAGTGCAAAG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GATATACAGTGAAACTGCGAATGGCTCATTAAATCGGTTATAATCTACTCGATAGTACACATTACTTGGATAACTCCGGTAATTCTGTAGCTAACACATGCTTGCCCTCGGGCGTATCTGTTAGATTAAAAGCCAACATTATCTGGTGATTCATAACAGCTTGTCGGATCGCATGGCCTTGAGCCGGCGATGGTTCGATCGAATTTCCGCTCTATTAACTAGATTCAAGGGTAGTGACCTTGAATTGTGACAATGGATAACGGGGAATAAGGGTTCTATTCCGGAGAGGGAGCCTGAGAAACGGCTACCACATCCAAGGAAGGCAGCAGGCGCGCAAATTACCCAATCCTAATACAGGGAGGTAGTGACAATAAATAACGATACGGGGCCCATTGGGTTTCGTAATTGGAATGAGAACAATTTAAATACCTTAACGAGGAACAAGTAGAGGGCAAGTCTGGTGCCAGCAGCCGCGGTAATTCCAGCTCTGCTAGTGTATATTAAAGTTGTTGCAGTTAAAAAGCTCGTAGTTGAATGTCGGAAGCGGAAGGTAGGACACGCAAGTGTCCTGCCGTACCTCTTCTTATGGCTGTCCTCACGGACGGCCGGTTACATTGAAAAAATTAGAGTGTTCAAAGCAGGCTATTGCTCGAATATTTCAGCATGGGATAACGGAATAGGACGATAGTTTTATTTTGTTGGTTTTTAAAACCGTCGTAATGATTAATAGGAACGGTCGGGGGTATTAGTATTTAGTTGTCAGAGGTGAAATTCTTGGATTTACTAAAGACTAACAACTGCGAAGGCATTTACCAAGGACGTCTCCATTAATCAAGAACGAAAGTTAGGGGATCGAAGACGATCAGATACCGTCGTAGTCTTAACCGTAAACGATGCCGACTCAGGATGGGTACTTTTTAATAAATGAAGTATCTGCACTGTACGAGAAATCAAAGTTTTTGGGTTCTGGGGGGAGTATTTACGCAAGTAAGGAACTTAAAGGAATTGACGGAAGGGCACCACCAGGAGTGGAGCCTGCGACTTAATTTGACTCAACACGGGGAAACTTACCAGGTCCAGACGCGATTAGGATTGACAGATTGATAGCTCTTTCATGATTTCGCGGGTGGTGGTGCATGGCCGTTCTTAGTTCGTGGATTCATCTGGCAACTTGATTGTGGTAACGAACGAGACCTCTGTTAATAGTTGGGGATTATTACTTTAGTAGTGATTTCGATCTATTAAGACTGCTGGTGCGAGCCAGAGGAAGTTGGAGGCGATAACAGGTCTGTGATGCCCTTAGACGTTCTGGGCTGTACGCGCGCTACACTGACAAAGCCAACGAGTTTTGGCCTTGGCCGAGAGGTCTGGGTAATCTTGTTAAACTTTGTCGTGCTGGGGACTGAGCATTGCAATTATTGCTCACGAACGAGGAATTCCTAGTAAGCGCAAGTCATCAGCTTGCGTTGATTACGTCCCTGCCCTTTGTACACACCGCCCGTCGCTAGTACCGATTGAATGATTTAGTGAGGTCTTGGGAGGAGAGAATTTTTGGGAGACTGAGAATTTTTTCCAAACTTGATCAAACTGAATTATTTAGAGGAACTAAAAGTCGTAACAAGGTATCT</text:p>
          </table:table-cell>
          <table:table-cell office:value-type="string" calcext:value-type="string">
            <text:p>d__Eukaryota; p__Ascomycota; c__Saccharomycetes; o__Saccharomycet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CAAAGATTAAGCCATGCATGTCTAAGTATAAGCGATATACAGTGAAACTGCGAATGGCTCATTAAATCGGTTATAATCTACTCGATAGTACACATTACTTGGATAACTCCGGTAATTCTGTAGCTAACACATGCTTGCCCTCGGGCGTATCTGTTAGATTAAAAGCCAACATTATCTGGTGATTCATAACAGCTTGTCGGATCGCATGGCCTTGAGCCGGCGATGGTTCGATCGAATTTCCGCTCTATTAACTAGATTCAAGGGTAGTGACCTTGAATTGTGACAATGGATAACGGGGAATAAGGGTTCTATTCCGGAGAGGGAGCCTGAGAAACGGCTACCACATCCAAGGAAGGCAGCAGGCGCGCAAATTACCCAATCCTAATACAGGGAGGTAGTGACAATAAATAACGATACGGGGCCCATTGGGTTTCGTAATTGGAATGAGAACAATTTAAATACCTTAACGAGGAACAAGTAGAGGGCAAGTCTGGTGCCAGCAGCCGCGGTAATTCCAGCTCTGCTAGTGTATATTAAAGTTGTTGCAGTTAAAAAGCTCGTAGTTGAATGTCGGAAGCGGAAGGTAGGACACGCAAGTGTCCTGCCGTACCTCTTCTTATGGCTGTCCTCACGGACGGCCGGTTACATTGAAAAAATTAGAGTGTTCAAAGCAGGCTATTGCTCGAATATTTCAGCATGGGATAACGGAATAGGACGATAGTTTTATTTTGTTGGTTTTTAAAACCGTCGTAATGATTAATAGGAACGGTCGGGGGTATTAGTATTTAGTTGTCAGAGGTGAAATTCTTGGATTTACTAAAGACTAACAACTGCGAAGGCATTTACCAAGGACGTCTCCATTAATCAAGAACGAAAGTTAGGGGATCGAAGACGATCAGATACCGTCGTAGTCTTAACCGTAAACGATGCCGACTCAGGATGGGTACTTTTTAATAAATGAAGTATCTGCACTGTACGAGAAATCAAAGTTTTTGGGTTCTGGGGGGAGTATTTACGCAAGTAAGGAACTTAAAGGAATTGACGGAAGGGCACCACCAGGAGTGGAGCCTGCGACTTAATTTGACTCAACACGGGGAAACTTACCAGGTCCAGACGCGATTAGGATTGACAGATTGATAGCTCTTTCATGATTTCGCGGGTGGTGGTGCATGGCCGTTCTTAGTTCGTGGATTCATCTGGCAACTTGATTGTGGTAACGAACGAGACCTCTGTTAATAGTTGGGGATTATTACTTTAGTAGTGATTTCGATCTATTAAGACTGCTGGTGCGAGCCAGAGGAAGTTGGAGGCGATAACAGGTCTGTGATGCCCTTAGACGTTCTGGGCTGTACGCGCGCTACACTGACAAAGCCAACGAGTTTTGGCCTTGGCCGAGAGGTCTGGGTAATCTTGTTAAACTTTGTCGTGCTGGGGACTGAGCATTGCAATTATTGCTCACGAACGAGGAATTCCTAGTAAGCGCAAGTCATCAGCTTGCGTTGATTACGTCCCTGCCCTTTGTACACACCGCCCGTCGCTAGTACCGATTGAATGATTTAGTGAGGTCTTGGGAGGAGAGAATTTTTGGGAGACTGAGAATTTTTTCCAAACTTGATCAAACTGAATTATTTAGAGGAACTAAAAGTCGTAACAAGGTATC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GTCATATGCTTGTCACAAAGATTAAGCCATGCATGTCTAAGTATAAACTAATTTATACGGTGAAACTGCGAATGGCTCATTAAATCAGTTATAGTTTACTTGATCGTACCTTACTTGGATAACCGTAGGAAATCTAGGGCTAATACATGCTAAAAATCCTGACTACCTTCGGGTTGGAAGGGATGAATTTATTAGATTAAAAACCAATGTCGGGTTCGCTCGACTCCCTGGACGATTCATGATAACGCATCGAATCGCGGCCTTGCGCTGCGATGATACATACAAATTTCTGCCCTATCAACTTTCGATGGTTGGATAGAGGCCAACCATGGTCGTAACGGGTAACGGAGAATTAGGGTTCGGTTCCGGAGATGGAGCTTGAGAGATGGCTACAACTTCCACGGAAGGCAGCAGGCGCGCAAATTACCCAATCCCGATACGGGGAGGTAGTGACATGAAATACCGATGCACGGCCCTATAGGGTCGTGATGTTGGAATGAGAACAATTTAAACCCCTTAACAAGGAACAATTGGAGGGCAAGTCTGGTGCCAGCAGCCGCGGTAATTCCAGCTCCAATAGCGTATATGAAAGTTGTTGCAGTTAAAAAGCTCGTAGTTGGATTTCGGATCGCTTAGGATGTGGTCCACCGAAACGGTGAGTACTGCGCTTAAGTATCCTTCCTTGGGTTCAGTCGCTGCCTCGCAAGGGGTTAGTTGGCTACCCATCGTTTACTTTGAGAAAATTAGAGTGTTCAAAGCAGGCGTAACCCAGCCTTGAATACGTTAGCATGGGATAATAAAACAGGACGGGAGTCCTATTTTGTTGGTTTCTAGGGCTTTTGTAATGATTAAAAGGGACAGTTGGGGGCATTTGTATTCAGTTGTCAGAGGTGAAATTCTAGGATTAACTGAAGACAAACTACTGCGAAAGCATTTGCCAAGGATGTTTTCATTAATCAAGAACGAAAGTAGGGGGATCGAAGATGATCAGATACCGTCGTAGTCTCTACCATAAACTATGCCGACCAAGGATCCGGAGAAGTTACGTGGATGACTCCCCGGGCACTTTGTGAGAAATCATAAGTCGCTGGGTTCTGGGGGGAGTATGGTCGCAAGGCTGAAACTTAAAGGAATTGACGGAAGGACACCACCAGGCGTGGAACCTGCGGCTTAATTTGACTCAACACGGGGAAACTTACCAGGTCCAGACACAGTAAGGATTGACAGATTGAGAGCTCTTTCTTGATTCTGTGGGTGGTGGTGCATGGCCGTTCTTAGTTGGTGGAGTGATTTGTCTGGTTAATTCCGTTAACGAACGAGACCTTAACCTGCTAAATAGTCCTGCCTATCTTCGGATAGGTAGCTGACTTCTTAGAGGGACTATTCGATTTTGTGCGAATGGAAGCTTGAGGCAATAACAGGTCTGTGATGCCCTTAGATGTTCTGGGCTGCACGCGCGTTACACTGACGACTTCAACGAGTTTATTCCTTGCCCGACAGGGCTGGGTAATCTTTTGAAAGGTCGTCGTGCTGGGGACTGATGTTTGTAATTATCCATCACGAACCAGGAATGCCTAGTAAGCGTATGTCATCAACGTACGCTGATTACGTCCCTGTCCTTTGTACACACCGCCCGTCGCTCCTACCGATTGAATGGTCCGGTGAGAACTCCGGATGGCGGGTTTCCTGGCCTCGCAAGGGGAGAAGGAGCCATGCCAGAAGTTGTTCAAACCTTACCATTTAGAGGAAGGAGAAGTCGTAACAAGGTATCC</text:p>
          </table:table-cell>
          <table:table-cell office:value-type="string" calcext:value-type="string">
            <text:p>d__Eukaryota; p__Ascomycota; c__Saccharomycetes; o__Saccharomycetales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CGTCATATGCTTGTCACAAAGATTAAGCCATGCATGTCTAAGTATAAACTAATTTATACGGTGAAACTGCGAATGGCTCATTAAATCAGTTATAGTTTACTTGATCGTACCTTACTTGGATAACCGTAGGAAATCTAGGGCTAATACATGCTAAAAATCCTGACTACCTTCGGGTTGGAAGGGATGAATTTATTAGATTAAAAACCAATGTCGGGTTCGCTCGACTCCCTGGACGATTCATGATAACGCATCGAATCGCGGCCTTGCGCTGCGATGATACATACAAATTTCTGCCCTATCAACTTTCGATGGTTGGATAGAGGCCAACCATGGTCGTAACGGGTAACGGAGAATTAGGGTTCGGTTCCGGAGATGGAGCTTGAGAGATGGCTACAACTTCCACGGAAGGCAGCAGGCGCGCAAATTACCCAATCCCGATACGGGGAGGTAGTGACATGAAATACCGATGCACGGCCCTATAGGGTCGTGATGTTGGAATGAGAACAATTTAAACCCCTTAACAAGGAACAATTGGAGGGCAAGTCTGGTGCCAGCAGCCGCGGTAATTCCAGCTCCAATAGCGTATATGAAAGTTGTTGCAGTTAAAAAGCTCGTAGTTGGATTTCGGATCGCTTAGGATGTGGTCCACCGAAACGGTGAGTACTGCGCTTAAGTATCCTTCCTTGGGTTCAGTCGCTGCCTCGCAAGGGGTTAGTTGGCTACCCATCGTTTACTTTGAGAAAATTAGAGTGTTCAAAGCAGGCGTAACCCAGCCTTGAATACGTTAGCATGGGATAATAAAACAGGACGGGAGTCCTATTTTGTTGGTTTCTAGGGCTTTTGTAATGATTAAAAGGGACAGTTGGGGGCATTTGTATTCAGTTGTCAGAGGTGAAATTCTAGGATTAACTGAAGACAAACTACTGCGAAAGCATTTGCCAAGGATGTTTTCATTAATCAAGAACGAAAGTAGGGGGATCGAAGATGATCAGATACCGTCGTAGTCTCTACCATAAACTATGCCGACCAAGGATCCGGAGAAGTTACGTGGATGACTCCCCGGGCACTTTGTGAGAAATCATAAGTCGCTGGGTTCTGGGGGGAGTATGGTCGCAAGGCTGAAACTTAAAGGAATTGACGGAAGGACACCACCAGGCGTGGAACCTGCGGCTTAATTTGACTCAACACGGGGAAACTTACCAGGTCCAGACACAGTAAGGATTGACAGATTGAGAGCTCTTTCTTGATTCTGTGGGTGGTGGTGCATGGCCGTTCTTAGTTGGTGGAGTGATTTGTCTGGTTAATTCCGTTAACGAACGAGACCTTAACCTGCTAAATAGTCCTGCCTATCTTCGGATAGGTAGCTGACTTCTTAGAGGGACTATTCGATTTTGTGCGAATGGAAGCTTGAGGCAATAACAGGTCTGTGATGCCCTTAGATGTTCTGGGCTGCACGCGCGTTACACTGACGACTTCAACGAGTTTATTCCTTGCCCGACAGGGCTGGGTAATCTTTTGAAAGGTCGTCGTGCTGGGGACTGATGTTTGTAATTATCCATCACGAACCAGGAATGCCTAGTAAGCGTATGTCATCAACGTACGCTGATTACGTCCCTGTCCTTTGTACACACCGCCCGTCGCTCCTACCGATTGAATGGTCCGGTGAGAACTCCGGATGGCGGGTTTCCTGGCCTCGCAAGGGGAGAAGGAGCCATGCCAGAAGTTGTTCAAACCTTACCATTTAGAGGAAGGAGAAGTCGTAACAAGGTA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ATACAGTGAAACTGCGAATGGCTCATTAAATCAGTTATCGTTTATTTGATAGTACCTTTACTACTTGGATAACCGTGGTAATTCTAGAGCTAATACATGCTAAAAATCCCGACTGTTTGGAAGGGATGTATTTATTAGATAAAAAATCAATGCTTTTCGGAGCTCTTTGATGATTCATAATAACTTTTCGAATCGCATGGCCTTGTGCTGGCGATGGTTCATTCAAATTTCTGCCCTATCAACTTTCGATGGTAGGATAGTGGCCTACCATGGTTTCAACGGGTAACGGGGAATAAGGGTTCGATTCCGGAGAGGGAGCCTGAGAAACGGCTACCACATCCAAGGAAGGCAGCAGGCGCGCAAATTACCCAATCCCGACACGGGGAGGTAGTGACAATAAATAACGATACAGGGCCCTTTCGGGTCTTGTAATTGGAATGAGTACAATGTAAATACCTTAACGAGGAACAATTGGAGGGCAAGTCTGGTGCCAGCAGCCGCGGTAATTCCAGCTCCAATAGCGTATATTAAAGTTGTTGCAGTTAAAAAGCTCGTAGTTGAACCTTGGGCTTGGTTGGCCGGTCCGCCTTTTTGGCGAGTACTGGACCCAACCGAGCCTTTCCTTCTGGCTAACCTTTCGCCCTTGTGGTGTTTGGCGAACCAGGACTTTTACTTTGAAAAAATTAGAGTGTTCAAAGCAGGCCTTTGCTCGAATATATTAGCATGGAATAATAGAATAGGACGTTATGGTTCTATTTTGTTGGTTTCTAGGACCATCGTAATGATTAATAGGGACGGTCGGGGGCATCAGTATTCAGTTGTCAGAGGTGAAATTCTTGGATTACCTGAAGACTAACTACTGCGAAAGCATTTGCCAAGGACGTTTTCATTAATCAAGAACGAAAGTTAGGGGATCGAAGATGATCAGATACCGTCGTAGTCTTAACCATAAACTATGCCGACTAGGGATCGGGTGTTGTTCTTTTTTTGACGCACTCGGCACCTTACGAGAAATCAAAGTCTTTGGGTTCTGGGGGGAGTATGGTCGCAAGGCTGAAACTTAAAGGAATTGACGGAAGGGCACCACCAGGAGTGGAGCCTGCGGCTTAATTTGACTCAACACGGGGAAACTCACCAGGTCCAGACACAATAAGGATTGACAGATTGAGAGCTCTTTCTTGATTTTGTGGGTGGTGGTGCATGGCCGTTCTTAGTTGGTGGAGTGATTTGTCTGCTTAATTGCGATAACGAACGAGACCTTAACCTACTAAATAGTGCTGCTAGCTTTTGCTGGTATAGTCACTTCTTAGAGGGACTATCGATTTCAAGTCGATGGAAGTTTGAGGCAATAACAGGTCTGTGATGCCCTTAGACGTTCTGGGCCGCACGCGCGCTACACTGACGGAGCCAACGAGTATTAACCTTGGCCGAGAGGTCTGGGAAATCTTGTGAAACTCCGTCGTGCTGGGGATAGAGCATTGTAATTATTGCTCTTCAACGAGGAATTCCTAGTAAGCGCAAGTCATCAGCTTGCGTTGATTACGTCCCTGCCCTTTGTACACACCGCCCGTCGCTACTACCGATTGAATGGCTTAGTGAGGCCTCCGGATTGGTTTAAAGAAGGGGGCAACTCCATCTTGGAACCGAAAAGCTGGTCAAACTTGGTCATTTAGAGGAAGTAAAAGTCGTAACAAGGTTTCC</text:p>
          </table:table-cell>
          <table:table-cell office:value-type="string" calcext:value-type="string">
            <text:p>d__Eukaryota; p__Ascomycota; c__Saccharomycetes; o__Saccharomycetales; f__Debaryomycetaceae; g__Debaryomyc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TTATACAGTGAAACTGCGAATGGCTCATTAAATCAGTTATCGTTTATTTGATAGTACCTTTACTACTTGGATAACCGTGGTAATTCTAGAGCTAATACATGCTAAAAATCCCGACTGTTTGGAAGGGATGTATTTATTAGATAAAAAATCAATGCTTTTCGGAGCTCTTTGATGATTCATAATAACTTTTCGAATCGCATGGCCTTGTGCTGGCGATGGTTCATTCAAATTTCTGCCCTATCAACTTTCGATGGTAGGATAGTGGCCTACCATGGTTTCAACGGGTAACGGGGAATAAGGGTTCGATTCCGGAGAGGGAGCCTGAGAAACGGCTACCACATCCAAGGAAGGCAGCAGGCGCGCAAATTACCCAATCCCGACACGGGGAGGTAGTGACAATAAATAACGATACAGGGCCCTTTCGGGTCTTGTAATTGGAATGAGTACAATGTAAATACCTTAACGAGGAACAATTGGAGGGCAAGTCTGGTGCCAGCAGCCGCGGTAATTCCAGCTCCAATAGCGTATATTAAAGTTGTTGCAGTTAAAAAGCTCGTAGTTGAACCTTGGGCTTGGTTGGCCGGTCCGCCTTTTTGGCGAGTACTGGACCCAACCGAGCCTTTCCTTCTGGCTAACCTTTCGCCCTTGTGGTGTTTGGCGAACCAGGACTTTTACTTTGAAAAAATTAGAGTGTTCAAAGCAGGCCTTTGCTCGAATATATTAGCATGGAATAATAGAATAGGACGTTATGGTTCTATTTTGTTGGTTTCTAGGACCATCGTAATGATTAATAGGGACGGTCGGGGGCATCAGTATTCAGTTGTCAGAGGTGAAATTCTTGGATTACCTGAAGACTAACTACTGCGAAAGCATTTGCCAAGGACGTTTTCATTAATCAAGAACGAAAGTTAGGGGATCGAAGATGATCAGATACCGTCGTAGTCTTAACCATAAACTATGCCGACTAGGGATCGGGTGTTGTTCTTTTTTTGACGCACTCGGCACCTTACGAGAAATCAAAGTCTTTGGGTTCTGGGGGGAGTATGGTCGCAAGGCTGAAACTTAAAGGAATTGACGGAAGGGCACCACCAGGAGTGGAGCCTGCGGCTTAATTTGACTCAACACGGGGAAACTCACCAGGTCCAGACACAATAAGGATTGACAGATTGAGAGCTCTTTCTTGATTTTGTGGGTGGTGGTGCATGGCCGTTCTTAGTTGGTGGAGTGATTTGTCTGCTTAATTGCGATAACGAACGAGACCTTAACCTACTAAATAGTGCTGCTAGCTTTTGCTGGTATAGTCACTTCTTAGAGGGACTATCGATTTCAAGTCGATGGAAGTTTGAGGCAATAACAGGTCTGTGATGCCCTTAGACGTTCTGGGCCGCACGCGCGCTACACTGACGGAGCCAACGAGTATTAACCTTGGCCGAGAGGTCTGGGAAATCTTGTGAAACTCCGTCGTGCTGGGGATAGAGCATTGTAATTATTGCTCTTCAACGAGGAATTCCTAGTAAGCGCAAGTCATCAGCTTGCGTTGATTACGTCCCTGCCCTTTGTACACACCGCCCGTCGCTACTACCGATTGAATGGCTTAGTGAGGCCTCCGGATTGGTTTAAAGAAGGGGGCAACTCCATCTTGGAACCGAAAAGCTGGTCAAACTTGGTCATTTAGAGGAAGTAA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ATACAGTGAAACTGCGAATGGCTCATTAAATCAGTTATCGTTTATTTGATAGTACCTTACTACTTGGATAACCGTGGTAATTCTAGAGCTAATACATGCTAAAAATCCCGACTTCTTGGAAGGGATGTATTTATTAGATAAAAGACCAATGCTCCTCGGAGCTCTTTGGTGATTCATGATAACTTTTCGAATCGCATGGCCTTGCGCTGGCGATGGTTCATTCAAATTTCTGCCCTATCAACTTTCGATGGTAGGATAGTGGCCTACCATGGTTTCAACGGGTAACGGGGAATAAGGGTTCTATTCCGGAGAGGGAGCCTGAGAAACGGCTACCACATCCAAGGAAGGCAGCAGGCACGCAAATTACCCAATCCCGACACGGGGAGGTAGTGACAATAAATAACAATTCAGGGCCTTTTTAGGTCTTGTGATTGGAATGAGTACAATTTAAATACCTTAACGAGGAACAATTGGAGGGCAAGTCTGGTGCCAGCAGCCGCGGTAATTCCAGCTCCAATAGCGTATATTAAAGTTGTTGCAGTTAAAAAGCTCGTAGTTGAACCTTGGGCTTGGTCGGCCGGTCCGCCTCAATTGGTGTGTACTGACCCGATCGAGCCTTTCCTTCTGGGGAACTATAGTGCTCTTTATTGAGTGCTATAGGGAACCAGGACTTTTACTTTGAAAAAATTAGAGTGTTCAAAGCAGGCCTACGCTCGAATATATTAGCATGGAATAATAGAATAGGACGTACGGTTCTATTTTGTTGGTTCTCTAGGACCGTCGTAATGATTAATAGGGACAGTCGGGGGCATCAGTATTCAATTGTCAGAGGTGAAATTCTTGGATTTATTGAAGACTAACTACTGCGAAAGCATTTGCCAAGGATGTTTTCATTAATCAAGAACGAAAGTTAGGGGATCGAAGACGATCAGATACCGTCGTAGTCTTAACCATAAACTATGCCGACTAGGGATCGGGCGATGTTGTTTATTTGACTCGCTCGGCACCTTACGAGAAATCAAAGTCTTTGGGTTCTGGGGGGAGTATGGTCGCAAGGCTGAAACTTAAAGGAATTGACGGAAGGGCACCACCAGGAGTGGAGCCTGCGGCTTAATTTGACTCAACACGGGGAAACTCACCAGGTCCAGACACAATAAGGATTGACAGATTGAGAGCTCTTTCTTGATTTTGTGGGTGGTGGTGCATGGCCGTTCTTAGTTGGTGGAGTGATTTGTCTGCTTAATTGCGATAACGAACGAGACCTTAACCTACTAAATAGCTTTGTTAGCTTTTGCTGACTTAAAGCTTCTTAGAGGGACTATCGTGCTTAAAGCCGATGGAAGTTTGAGGCAATAACAGGTCTGTGATGCCCTTAGATGTTCTGGGCCGCACGCGCGCTACACTGACGGAGCCAGCGAGTTAATCTACCTTGGCCGAGAGGTTATGGGGAATCTTGTGAAACTCCGTCGTGCTGGGGATAGAGCATTGCAATTATTGCTCTTCAACGAGGAATTCCTAGTAAGCGCAAGTCATCAGCTTGCGTTGATTACGTCCCTGCCCTTTGTACACACCGCCCGTCGCTACTACCGATTGAATGGCTTAGTGAGGCTTTCGGACTGACTTTCGATGTTGGGAAACCGACTGTCAGAAGTTGGAAAGTTAGTCAAACTTGGTCATTTAGAGGAAGTAAAAGTCGTAACAAGGTTTCC</text:p>
          </table:table-cell>
          <table:table-cell office:value-type="string" calcext:value-type="string">
            <text:p>d__Eukaryota; p__Ascomycota; c__Saccharomycetes; o__Saccharomycetales; f__Lipomycetaceae; g__Lipomyc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TTATACAGTGAAACTGCGAATGGCTCATTAAATCAGTTATCGTTTATTTGATAGTACCTTACTACTTGGATAACCGTGGTAATTCTAGAGCTAATACATGCTAAAAATCCCGACTTCTTGGAAGGGATGTATTTATTAGATAAAAGACCAATGCTCCTCGGAGCTCTTTGGTGATTCATGATAACTTTTCGAATCGCATGGCCTTGCGCTGGCGATGGTTCATTCAAATTTCTGCCCTATCAACTTTCGATGGTAGGATAGTGGCCTACCATGGTTTCAACGGGTAACGGGGAATAAGGGTTCTATTCCGGAGAGGGAGCCTGAGAAACGGCTACCACATCCAAGGAAGGCAGCAGGCACGCAAATTACCCAATCCCGACACGGGGAGGTAGTGACAATAAATAACAATTCAGGGCCTTTTTAGGTCTTGTGATTGGAATGAGTACAATTTAAATACCTTAACGAGGAACAATTGGAGGGCAAGTCTGGTGCCAGCAGCCGCGGTAATTCCAGCTCCAATAGCGTATATTAAAGTTGTTGCAGTTAAAAAGCTCGTAGTTGAACCTTGGGCTTGGTCGGCCGGTCCGCCTCAATTGGTGTGTACTGACCCGATCGAGCCTTTCCTTCTGGGGAACTATAGTGCTCTTTATTGAGTGCTATAGGGAACCAGGACTTTTACTTTGAAAAAATTAGAGTGTTCAAAGCAGGCCTACGCTCGAATATATTAGCATGGAATAATAGAATAGGACGTACGGTTCTATTTTGTTGGTTCTCTAGGACCGTCGTAATGATTAATAGGGACAGTCGGGGGCATCAGTATTCAATTGTCAGAGGTGAAATTCTTGGATTTATTGAAGACTAACTACTGCGAAAGCATTTGCCAAGGATGTTTTCATTAATCAAGAACGAAAGTTAGGGGATCGAAGACGATCAGATACCGTCGTAGTCTTAACCATAAACTATGCCGACTAGGGATCGGGCGATGTTGTTTATTTGACTCGCTCGGCACCTTACGAGAAATCAAAGTCTTTGGGTTCTGGGGGGAGTATGGTCGCAAGGCTGAAACTTAAAGGAATTGACGGAAGGGCACCACCAGGAGTGGAGCCTGCGGCTTAATTTGACTCAACACGGGGAAACTCACCAGGTCCAGACACAATAAGGATTGACAGATTGAGAGCTCTTTCTTGATTTTGTGGGTGGTGGTGCATGGCCGTTCTTAGTTGGTGGAGTGATTTGTCTGCTTAATTGCGATAACGAACGAGACCTTAACCTACTAAATAGCTTTGTTAGCTTTTGCTGACTTAAAGCTTCTTAGAGGGACTATCGTGCTTAAAGCCGATGGAAGTTTGAGGCAATAACAGGTCTGTGATGCCCTTAGATGTTCTGGGCCGCACGCGCGCTACACTGACGGAGCCAGCGAGTTAATCTACCTTGGCCGAGAGGTTATGGGGAATCTTGTGAAACTCCGTCGTGCTGGGGATAGAGCATTGCAATTATTGCTCTTCAACGAGGAATTCCTAGTAAGCGCAAGTCATCAGCTTGCGTTGATTACGTCCCTGCCCTTTGTACACACCGCCCGTCGCTACTACCGATTGAATGGCTTAGTGAGGCTTTCGGACTGACTTTCGATGTTGGGAAACCGACTGTCAGAAGTTGGAAAGTTA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2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AGTGAAACTGCGAATGGCTCATTAAATCAGTTATCGTTTATTTGATAGTACATTACTACTTGGATAACCGTGGTAATTCTAGAGCTAATACATGCTAAAAATCCCGGCCTCTGGCTGGGATGTATTTATTAGATAAAAAACCAATGTCTTCGGACTCTTTGGTGATTCATAATAACTTTTCGAATCGCATGGCCTTGTGCTGGCGATGGTTCATTCAAATTTCTGCCCTATCAACTTTCGATGGTAGGATAGAGGCCTACCATGGTTTCAACGGGTAACGGGGAATTAGGGTTCTATTCCGGAGAGGGAGCCTGAGAAACGGCTACCACATCCAAGGAAGGCAGCAGGCGCGCAAATTACCCAATCCTGACACAGGGAGGTAGTGACAATAAATAACGATACAGGGCCTTTTAGGTCTTGTAATTGGAATGAGAACAATTTACATCCCTTATCGAGGAACAATTAGAGGGCAAGTCTGGTGCCAGCAGCCGCGGTAATTCCAGCTCTAATAGCGTATATTAAAGTTGTTGCAGTTAAAAAGCTCGTAGTTGAACTTTGGCGTCGACTAGCCGGTCCGCCGCAAGGTGAGTACTGGTGTGGTCGACCCATTCCTCTTGGCTAACCTTTATGTCTTTAATCGGATGTATTGGCGAACCAAGACTTTTACTTTGAAAAAATTAGAGTGTTCAAAGCAGGCCTTCGCTCGAATATATTAGCATGGAATAATAGAATAGGACGTATGGTTCTATTTTGTTGGTTTCTAGGACCGTCGTAATGATTAATAGGGACAGTCGGGGGCATCAGTATTCAGTTGTCAGAGGTGAAATTCTTGGATTTACTGAAGACTAACTACTGCGAAAGCATTTGCCAAGGATGTTTTCATTAATCAAGAACGAAAGTTAGGGGATCGAAGACGATCAGATACCGTCGTAGTCTTAACCATAAACTATGCCGACTAGGGATCGGGCGATGTTCTTTTTTGACTCGCTCGGCACCTTACGAGAAATCAAAGTTCTTGGGTTCTGGGGGGAGTATGGTCGCAAGGCTGAAACTTAAAGGAATTGACGGAAGGGCACCACCAGGAGTGGAGCCTGCGGCTTAATTTGACTCAACACGGGGAAACTCACCAGGTCCAGACACAAGTAGGATTGACAGATTGAGAGCTCTTTCTTGATTTTGTGGGTGGTGGTGCATGGCCGTTCTTAGTTGGTGGAGTGATTTGTCTGCTTAATTGCGATAACGAACGAGACCTTAACCTGCTAAATAGCCTAATTAGCTTTGGCTGATTACTGGCTTCTTAGAGGGACTATCGATATCAAATCGATGGAAGTTTGAGGCAATAACAGGTCTGTGATGCCCTTAGACGTTCTGGGCCGCACGCGCGCTACACTGACGGAGCCAGCGAGTACATATCCTTAACCGAGAGGTTTGGGTAATCTTGTTAAACTCCGTCGTGCTGGGGATAGAGCATTGCAATTATTGCTCTTCAACGAGGAATTCCTAGTAAGCGCAAGTCATCAGCTTGCGTTGATTACGTCCCTGCCCTTTGTACACACCGCCCGTCGCTACTACCGATTGAATGGCTTAGTGAGGCCTCCGGATTGGCTTCAGGAAATGGGCAACCGTTACCAGAAGCTGAAAAGCTGGTCAAACTTGGTCATTTAGAGGAAGTAAAAGTCGTAACAAGGTTTCC</text:p>
          </table:table-cell>
          <table:table-cell office:value-type="string" calcext:value-type="string">
            <text:p>d__Eukaryota; p__Ascomycota; c__Saccharomycetes; o__Saccharomycetales; f__Trichomonasc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CAATCTATACAGTGAAACTGCGAATGGCTCATTAAATCAGTTATCGTTTATTTGATAGTACATTACTACTTGGATAACCGTGGTAATTCTAGAGCTAATACATGCTAAAAATCCCGGCCTCTGGCTGGGATGTATTTATTAGATAAAAAACCAATGTCTTCGGACTCTTTGGTGATTCATAATAACTTTTCGAATCGCATGGCCTTGTGCTGGCGATGGTTCATTCAAATTTCTGCCCTATCAACTTTCGATGGTAGGATAGAGGCCTACCATGGTTTCAACGGGTAACGGGGAATTAGGGTTCTATTCCGGAGAGGGAGCCTGAGAAACGGCTACCACATCCAAGGAAGGCAGCAGGCGCGCAAATTACCCAATCCTGACACAGGGAGGTAGTGACAATAAATAACGATACAGGGCCTTTTAGGTCTTGTAATTGGAATGAGAACAATTTACATCCCTTATCGAGGAACAATTAGAGGGCAAGTCTGGTGCCAGCAGCCGCGGTAATTCCAGCTCTAATAGCGTATATTAAAGTTGTTGCAGTTAAAAAGCTCGTAGTTGAACTTTGGCGTCGACTAGCCGGTCCGCCGCAAGGTGAGTACTGGTGTGGTCGACCCATTCCTCTTGGCTAACCTTTATGTCTTTAATCGGATGTATTGGCGAACCAAGACTTTTACTTTGAAAAAATTAGAGTGTTCAAAGCAGGCCTTCGCTCGAATATATTAGCATGGAATAATAGAATAGGACGTATGGTTCTATTTTGTTGGTTTCTAGGACCGTCGTAATGATTAATAGGGACAGTCGGGGGCATCAGTATTCAGTTGTCAGAGGTGAAATTCTTGGATTTACTGAAGACTAACTACTGCGAAAGCATTTGCCAAGGATGTTTTCATTAATCAAGAACGAAAGTTAGGGGATCGAAGACGATCAGATACCGTCGTAGTCTTAACCATAAACTATGCCGACTAGGGATCGGGCGATGTTCTTTTTTGACTCGCTCGGCACCTTACGAGAAATCAAAGTTCTTGGGTTCTGGGGGGAGTATGGTCGCAAGGCTGAAACTTAAAGGAATTGACGGAAGGGCACCACCAGGAGTGGAGCCTGCGGCTTAATTTGACTCAACACGGGGAAACTCACCAGGTCCAGACACAAGTAGGATTGACAGATTGAGAGCTCTTTCTTGATTTTGTGGGTGGTGGTGCATGGCCGTTCTTAGTTGGTGGAGTGATTTGTCTGCTTAATTGCGATAACGAACGAGACCTTAACCTGCTAAATAGCCTAATTAGCTTTGGCTGATTACTGGCTTCTTAGAGGGACTATCGATATCAAATCGATGGAAGTTTGAGGCAATAACAGGTCTGTGATGCCCTTAGACGTTCTGGGCCGCACGCGCGCTACACTGACGGAGCCAGCGAGTACATATCCTTAACCGAGAGGTTTGGGTAATCTTGTTAAACTCCGTCGTGCTGGGGATAGAGCATTGCAATTATTGCTCTTCAACGAGGAATTCCTAGTAAGCGCAAGTCATCAGCTTGCGTTGATTACGTCCCTGCCCTTTGTACACACCGCCCGTCGCTACTACCGATTGAATGGCTTAGTGAGGCCTCCGGATTGGCTTCAGGAAATGGGCAACCGTTACCAGAAGCTGAAAAGC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AGTGAAACTGCGAATGGCTCATTAAATCAGTTATCGTTTATTTGATAGTACATTACTACTTGGATAACCGTGGTAATTCTAGAGCTAATACATGCTAAAAATCTCAGTCTATGATTGGGATGTATTTATTAGATAAAAAACCAATGTCTTCGGACTCTTTGGTGATTCATAATAACTTTTCGAATCGCATGGCCTTGTGCTGGCGATGGTTCATTCAAATTTCTGCCCTATCAACTTTCGATGGTAGGATAGAGGCCTACCATGGTTTCAACGGGTAACGGGGAATAAGGGTTCTATTCCGGAGAGGGAGCCTGAGAAACGGCTACCACATCCAAGGAAGGCAGCAGGCGCGCAAATTACCCAATCCTGACACGGGGAGGTAGTGACAATAAATAACGATACAGGGCCCATTGGGTCTTGTAATTGGAATGAGAACAATTTAAATACCTTAACGAGGAACAATTAGAGGGCAAGTCTGGTGCCAGCAGCCGCGGTAATTCCAGCTCTAATAGCGTATATTAAAGTTGTTGCAGTTAAAAAGCTCGTAGTTGAACTTTGGGCCTAGTCAGCCGGTCCGCCGCAAGGCGAGTACTGGTTTTGACTGGGTCTTTCCTCCTGGCTAACCTTAATGTCTTTAACGGATGTTTTGGCGAACCAGGACTTTTACTTTGAAAAAATTAGAGTGTTCAAAGCAGGCCTTCGCTCGAATATATTAGCATGGAATAATAGAATAGGACGTATGGTTCTATTTTGTTGGTTTCTAGGACCGTCGTAATGATTAATAGGGACAGTCGGGGGCATCAGTATTCAATTGTCAGAGGTGAAATTCTTGGATTTATTGAAGACTAACTACTGCGAAAGCATTTGCCAAGGATGTTTTCATTAATCAAGAACGAAAGTTAGGGGATCGAAGACGATCAGATACCGTCGTAGTCTTAACCATAAACTATGCCGACTAGGGATCGGGCGATGTTCTTTTTTGACTCGCTCGGCACCTTACGAGAAATCAAAGTTTTTGGGTTCTGGGGGGAGTATGGTCGCAAGGCTGAAACTTAAAGGAATTGACGGAAGGGCACCACCAGGAGTGGAGCCTGCGGCTTAATTTGACTCAACACGGGGAAACTCACCAGGTCCAGACACAATAAGGATTGACAGATTGAGAGCTCTTTCTTGATTTTGTGGGTGGTGGTGCATGGCCGTTCTTAGTTGGTGGAGTGATTTGTCTGCTTAATTGCGATAACGAACGAGACCTTAACCTACTAAATAGCTTGATCAGCTTTGGCTGATTATTAGCTTCTTAGAGGGACTATCGATATCAAATCGATGGAAGTTTGAGGCAATAACAGGTCTGTGATGCCCTTAGACGTTCTGGGCCGCACGCGCGCTACACTGACGGAGCCAGCGAGTACATAACCTTGGCCGAGAGGTCTGGGTAACCTTGTTAAACTCCGTCGTGCTGGGGATAGAGCATTGCAATTATTGCTCTTCAACGAGGAATTCCTAGTAAGCGCAAGTCATCAGCTTGCGTTGATTACGTCCCTGCCCTTTGTACACACCGCCCGTCGCTACTACCGATTGAATGGCTTAGTGAGGCCTCCGGATTGGCTCCAGGAAATGGGCAACCATTACCAGGAGCTGAAAAGCTGGTCAAACTTGGTCATTTAGAGGAAGTAAAAGTCGTAACAAGGTTTCC</text:p>
          </table:table-cell>
          <table:table-cell office:value-type="string" calcext:value-type="string">
            <text:p>d__Eukaryota; p__Ascomycota; c__Saccharomycetes; o__Saccharomycetales; f__Trichomonasc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CAATCTATACAGTGAAACTGCGAATGGCTCATTAAATCAGTTATCGTTTATTTGATAGTACATTACTACTTGGATAACCGTGGTAATTCTAGAGCTAATACATGCTAAAAATCTCAGTCTATGATTGGGATGTATTTATTAGATAAAAAACCAATGTCTTCGGACTCTTTGGTGATTCATAATAACTTTTCGAATCGCATGGCCTTGTGCTGGCGATGGTTCATTCAAATTTCTGCCCTATCAACTTTCGATGGTAGGATAGAGGCCTACCATGGTTTCAACGGGTAACGGGGAATAAGGGTTCTATTCCGGAGAGGGAGCCTGAGAAACGGCTACCACATCCAAGGAAGGCAGCAGGCGCGCAAATTACCCAATCCTGACACGGGGAGGTAGTGACAATAAATAACGATACAGGGCCCATTGGGTCTTGTAATTGGAATGAGAACAATTTAAATACCTTAACGAGGAACAATTAGAGGGCAAGTCTGGTGCCAGCAGCCGCGGTAATTCCAGCTCTAATAGCGTATATTAAAGTTGTTGCAGTTAAAAAGCTCGTAGTTGAACTTTGGGCCTAGTCAGCCGGTCCGCCGCAAGGCGAGTACTGGTTTTGACTGGGTCTTTCCTCCTGGCTAACCTTAATGTCTTTAACGGATGTTTTGGCGAACCAGGACTTTTACTTTGAAAAAATTAGAGTGTTCAAAGCAGGCCTTCGCTCGAATATATTAGCATGGAATAATAGAATAGGACGTATGGTTCTATTTTGTTGGTTTCTAGGACCGTCGTAATGATTAATAGGGACAGTCGGGGGCATCAGTATTCAATTGTCAGAGGTGAAATTCTTGGATTTATTGAAGACTAACTACTGCGAAAGCATTTGCCAAGGATGTTTTCATTAATCAAGAACGAAAGTTAGGGGATCGAAGACGATCAGATACCGTCGTAGTCTTAACCATAAACTATGCCGACTAGGGATCGGGCGATGTTCTTTTTTGACTCGCTCGGCACCTTACGAGAAATCAAAGTTTTTGGGTTCTGGGGGGAGTATGGTCGCAAGGCTGAAACTTAAAGGAATTGACGGAAGGGCACCACCAGGAGTGGAGCCTGCGGCTTAATTTGACTCAACACGGGGAAACTCACCAGGTCCAGACACAATAAGGATTGACAGATTGAGAGCTCTTTCTTGATTTTGTGGGTGGTGGTGCATGGCCGTTCTTAGTTGGTGGAGTGATTTGTCTGCTTAATTGCGATAACGAACGAGACCTTAACCTACTAAATAGCTTGATCAGCTTTGGCTGATTATTAGCTTCTTAGAGGGACTATCGATATCAAATCGATGGAAGTTTGAGGCAATAACAGGTCTGTGATGCCCTTAGACGTTCTGGGCCGCACGCGCGCTACACTGACGGAGCCAGCGAGTACATAACCTTGGCCGAGAGGTCTGGGTAACCTTGTTAAACTCCGTCGTGCTGGGGATAGAGCATTGCAATTATTGCTCTTCAACGAGGAATTCCTAGTAAGCGCAAGTCATCAGCTTGCGTTGATTACGTCCCTGCCCTTTGTACACACCGCCCGTCGCTACTACCGATTGAATGGCTTAGTGAGGCCTCCGGATTGGCTCCAGGAAATGGGCAACCATTACCAGGAGCTGAAAAGC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AGTGAAACTGCGAATGGCTCATTAAATCAGTTATCGTTTATTTGATAGTACCTTACTACTTGGATAACCGTGGTAATTCTAGAGCTAATACATGCTAAAAATCCCGACCTCTGGAAGGGATGTATTTATTAGATAAAAAACCAATGTCTTCGGACTCTCTGGTGATTCATAATAACTTTTCGAATCGCATGGCCTTGCGCTGGCGATGGTTCATTCAAATTTCTGCCCTATCAACTTTCGATGGTAGGATAGTGGCCTACCATGGTTTCAACGGGTAACGGGGAATAAGGGTTCTATTCCGGAGAGGGAGCCTGAGAAACGGCTACCACATCCAAGGAAGGCAGCAGGCGCGCAAATTACCCAATCCTAATACAGGGAGGTAGTGACAATAAATAACGATACAGGGCCTTTTTGGTCTTGTAATCGCAATGAGTACAATTTAAATACCTTAACGAGGAACAATTGGAGGGCAAGTCTGGTGCCAGCAGCCGCGGTAATTCCAGCTCCAATAGCGTATATTAAAGTTGTTGCAGTTAAAAAGCTCGTAGTTGAACTTTGGGTTTGGTTGGCCGGTCCACCGTAAGGTGAGTACTAGTTCGACCGAATCTTTCCTTCTGACTAACCTTTATGTCCTTTATTGGATGTTTAGGCGAATCAGGACTTTTACTTTGAAAAAATTAGAGTGTTCAAAGCAGGCCTTCGCTCGAATATATTAGCATGGAATAATAAAATAGGACGTATGGTTCTATTTTGTTGGTTTCTAGGACCGTCGTAATGATTAATAGGGACAGTCGGGGGCATCAGTATTCAATTGTCAGAGGTGAAATTCTTGGATTTATTGAAGACTAACTACTGCGAAAGCATTTGCCAAGGATGTTTTCATTAATCAAGAACGAAAGTTAGGGGATCGAAGACGATCAGATACCGTCGTAGTCTTAACCATAAACTATGCCGACTAGGGATCGGGCGATGTTAATTTTTCGACTCGCTCGGCACCTTACGAGAAATCAAAGTCTTTGGGTTCTGGGGGGAGTATGGTCGCAAGGCTGAAACTTAAAGGAATTGACGGAAGGGCACCACCAGGAGTGGAGCCTGCGGCTTAATTTGACTCAACACGGGGAAACTCACCAGGTCCAGACACAATAAGGATTGACAGATTGAGAGCTCTTTCTTGATTTTGTGGGTGGTGGTGCATGGCCGTTCTTAGTTGGTGGAGTGATTTGTCTGCTTAATTGCGATAACGAACGAGACCTTAACCTACTAAATAGCTCAATTAGCTTTGGCTGATTGTTAGCTTCTTAGAGGGACTATCTATTTCAAGTAGATGGAAGTTTGAGGCAATAACAGGTCTGTGATGCCCTTAGACGTTCTGGGCCGCACGCGCGCTACACTGACGGAGCCAGCGAGTAATTAACCTTTGCCGAGAGGTATGGGTAATCTTGTGAAACTCCGTCGTGCTGGGGATAGAGCATTGCAATTATTGCTCTTCAACGAGGAATTCCTAGTAAGCGCAAGTCATCAGCTTGCGTTGATTACGTCCCTGCCCTTTGTACACACCGCCCGTCGCTACTACCGATTGAATGGCTTAGTGAGGCTTTCGGATTGATTCTAGGAAGTGGGCAACTACTACCAGGAGTCGAAAAGTTAGTCAAACTTGGTCATTTAGAGGAAGTAAAAGTCGTAACAAGGTTTCC</text:p>
          </table:table-cell>
          <table:table-cell office:value-type="string" calcext:value-type="string">
            <text:p>d__Eukaryota; p__Ascomycota; c__Saccharomycetes; o__Saccharomycetales; f__Trichomonasc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TCTATACAGTGAAACTGCGAATGGCTCATTAAATCAGTTATCGTTTATTTGATAGTACCTTACTACTTGGATAACCGTGGTAATTCTAGAGCTAATACATGCTAAAAATCCCGACCTCTGGAAGGGATGTATTTATTAGATAAAAAACCAATGTCTTCGGACTCTCTGGTGATTCATAATAACTTTTCGAATCGCATGGCCTTGCGCTGGCGATGGTTCATTCAAATTTCTGCCCTATCAACTTTCGATGGTAGGATAGTGGCCTACCATGGTTTCAACGGGTAACGGGGAATAAGGGTTCTATTCCGGAGAGGGAGCCTGAGAAACGGCTACCACATCCAAGGAAGGCAGCAGGCGCGCAAATTACCCAATCCTAATACAGGGAGGTAGTGACAATAAATAACGATACAGGGCCTTTTTGGTCTTGTAATCGCAATGAGTACAATTTAAATACCTTAACGAGGAACAATTGGAGGGCAAGTCTGGTGCCAGCAGCCGCGGTAATTCCAGCTCCAATAGCGTATATTAAAGTTGTTGCAGTTAAAAAGCTCGTAGTTGAACTTTGGGTTTGGTTGGCCGGTCCACCGTAAGGTGAGTACTAGTTCGACCGAATCTTTCCTTCTGACTAACCTTTATGTCCTTTATTGGATGTTTAGGCGAATCAGGACTTTTACTTTGAAAAAATTAGAGTGTTCAAAGCAGGCCTTCGCTCGAATATATTAGCATGGAATAATAAAATAGGACGTATGGTTCTATTTTGTTGGTTTCTAGGACCGTCGTAATGATTAATAGGGACAGTCGGGGGCATCAGTATTCAATTGTCAGAGGTGAAATTCTTGGATTTATTGAAGACTAACTACTGCGAAAGCATTTGCCAAGGATGTTTTCATTAATCAAGAACGAAAGTTAGGGGATCGAAGACGATCAGATACCGTCGTAGTCTTAACCATAAACTATGCCGACTAGGGATCGGGCGATGTTAATTTTTCGACTCGCTCGGCACCTTACGAGAAATCAAAGTCTTTGGGTTCTGGGGGGAGTATGGTCGCAAGGCTGAAACTTAAAGGAATTGACGGAAGGGCACCACCAGGAGTGGAGCCTGCGGCTTAATTTGACTCAACACGGGGAAACTCACCAGGTCCAGACACAATAAGGATTGACAGATTGAGAGCTCTTTCTTGATTTTGTGGGTGGTGGTGCATGGCCGTTCTTAGTTGGTGGAGTGATTTGTCTGCTTAATTGCGATAACGAACGAGACCTTAACCTACTAAATAGCTCAATTAGCTTTGGCTGATTGTTAGCTTCTTAGAGGGACTATCTATTTCAAGTAGATGGAAGTTTGAGGCAATAACAGGTCTGTGATGCCCTTAGACGTTCTGGGCCGCACGCGCGCTACACTGACGGAGCCAGCGAGTAATTAACCTTTGCCGAGAGGTATGGGTAATCTTGTGAAACTCCGTCGTGCTGGGGATAGAGCATTGCAATTATTGCTCTTCAACGAGGAATTCCTAGTAAGCGCAAGTCATCAGCTTGCGTTGATTACGTCCCTGCCCTTTGTACACACCGCCCGTCGCTACTACCGATTGAATGGCTTAGTGAGGCTTTCGGATTGATTCTAGGAAGTGGGCAACTACTACCAGGAGTCGAAAAGTTAGTCAAACTTGGTCATTTAGAGGAAGTAAAAGTCGTAACAAGGTTTCC</text:p>
          </table:table-cell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CTATACAGTGAAACTGCGAATGGCTCATTAAATCAGTTATCGTTTATTTGATAGTACATTACTACTTGGATAACCGTGGTAATTCTAGAGCTAATACATGCTAAAAATCCCGACCTCTGGAAGGGATGTATTTATTAGATAAAAAACCAATGTCTTCGGACTCCTTGGTGATTCATAATAACTTTTCGAATCGCATGGCCTTGTGCTGGCGATGGTTCATTCAAATTTCTGCCCTATCAACTTTCGATGGTAGGATAGAGGCCTACCATGGTTTCAACGGGTAACGGGGAATAAGGGTTCGATTCCGGAGAGGGAGCCTGAGAAACGGCTACCACATCCAAGGAAGGCAGCAGGCGCGCAAATTACCCAATCCTGACACGGGGAGGTAGTGACAATAAATAACGATACAGGGCCCATTGGGTCTTGTAATTGGAATGAGAACAATTTAAACACCTTAACGAGGAACAATTGGAGGGCAAGTCTGGTGCCAGCAGCCGCGGTAATTCCAGCTCCAATAGCGTATATTAAAGTTGTTGCAGTTAAAAAGCTCGTAGTTGAACCTTGGGTCTGACCTGCCGGTCCGCCGCAAGGCGTGTACTGGCTTCCGGTCGGATCTTTCCTCCTGGCTAACCTGATGCCCTTTACCGGGTGTCATGGCGAACCAGGACTTTTACTGTGAAAAAATTAGAGTGTTCAAAGCAGGCCTTCGCTCGAATATATTAGCATGGAATAATAGAATAGGACGTATGGTTCTATTTTGTTGGTTTCTAGGACCGTCGTAATGATTAATAGGGACAGTCGGGGGCATCAGTATTCAGTTGTCAGAGGTGAAATTCTTGGATTTACTGAAGACTAACTACTGCGAAAGCATTTGCCAAGGATGTTTTCATTAATCAAGAACGAAAGTTAGGGGATCGAAGACGATCAGATACCGTCGTAGTCTTAACCATAAACTATGCCGACTAGGGATCGGGCGATGTTCTTTTTTGACTCGCTCGGCACCTTACGAGAAATCAAAGTTTTTGGGTTCTGGGGGGAGTATGGTCGCAAGGCTGAAACTTAAAGGAATTGACGGAAGGGCACCACCAGGAGTGGAGCCTGCGGCTTAATTTGACTCAACACGGGAAACTCACCAGGTCCAGACACAATAAGGATTGACAGATTGAGAGCTCTTTCTTGATTTTGTGGGTGGTGGTGCATGGCCGTTCTTAGTTGGTGGAGTGATTTGTCTGCTTAATTGCGATAACGAACGAGACCTTAACCTACTAAATAGCTTGATCAGCTTTGGCTGATTATTAGCTTCTTAGAGGGACTATCGATTTTAATTCGATGGAAGTTTGAGGCAATAACAGGTCTGTGATGCCCTTAGACGTTCTGGGCCGCACGCGCGCTACACTGACGGAGCCAGCGAGTACATATCCTTGCCCGAGAGGGTTGGGTAATCTTGTTAAACTCCGTCGTGCTGGGGATAGAGCATTGCAATTATTGCTCTTGAACGAGGAATTCCTAGTAAGCGCAAGTCATCAGCTTGCGTTGATTACGTCCCTGCCCTTTGTACACACCGCCCGTCGCTACTACCGATTGAATGGCTTAGTGAGGCCTCCGGATTGGCATCAGGAAGTGGGCAACCACTACCAGATGCCGAGAAGCTGGTCAAACTTGGTCATTTAGAGGAAGTAAAAGTCGTAACAAGGTTTCC</text:p>
          </table:table-cell>
          <table:table-cell office:value-type="string" calcext:value-type="string">
            <text:p>d__Eukaryota; p__Ascomycota; c__Saccharomycetes; o__Saccharomycetales; f__Trichomonascaceae; g__Sugiyama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CTATACAGTGAAACTGCGAATGGCTCATTAAATCAGTTATCGTTTATTTGATAGTACATTACTACTTGGATAACCGTGGTAATTCTAGAGCTAATACATGCTAAAAATCCCGACCTCTGGAAGGGATGTATTTATTAGATAAAAAACCAATGTCTTCGGACTCCTTGGTGATTCATAATAACTTTTCGAATCGCATGGCCTTGTGCTGGCGATGGTTCATTCAAATTTCTGCCCTATCAACTTTCGATGGTAGGATAGAGGCCTACCATGGTTTCAACGGGTAACGGGGAATAAGGGTTCGATTCCGGAGAGGGAGCCTGAGAAACGGCTACCACATCCAAGGAAGGCAGCAGGCGCGCAAATTACCCAATCCTGACACGGGGAGGTAGTGACAATAAATAACGATACAGGGCCCATTGGGTCTTGTAATTGGAATGAGAACAATTTAAACACCTTAACGAGGAACAATTGGAGGGCAAGTCTGGTGCCAGCAGCCGCGGTAATTCCAGCTCCAATAGCGTATATTAAAGTTGTTGCAGTTAAAAAGCTCGTAGTTGAACCTTGGGTCTGACCTGCCGGTCCGCCGCAAGGCGTGTACTGGCTTCCGGTCGGATCTTTCCTCCTGGCTAACCTGATGCCCTTTACCGGGTGTCATGGCGAACCAGGACTTTTACTGTGAAAAAATTAGAGTGTTCAAAGCAGGCCTTCGCTCGAATATATTAGCATGGAATAATAGAATAGGACGTATGGTTCTATTTTGTTGGTTTCTAGGACCGTCGTAATGATTAATAGGGACAGTCGGGGGCATCAGTATTCAGTTGTCAGAGGTGAAATTCTTGGATTTACTGAAGACTAACTACTGCGAAAGCATTTGCCAAGGATGTTTTCATTAATCAAGAACGAAAGTTAGGGGATCGAAGACGATCAGATACCGTCGTAGTCTTAACCATAAACTATGCCGACTAGGGATCGGGCGATGTTCTTTTTTGACTCGCTCGGCACCTTACGAGAAATCAAAGTTTTTGGGTTCTGGGGGGAGTATGGTCGCAAGGCTGAAACTTAAAGGAATTGACGGAAGGGCACCACCAGGAGTGGAGCCTGCGGCTTAATTTGACTCAACACGGGAAACTCACCAGGTCCAGACACAATAAGGATTGACAGATTGAGAGCTCTTTCTTGATTTTGTGGGTGGTGGTGCATGGCCGTTCTTAGTTGGTGGAGTGATTTGTCTGCTTAATTGCGATAACGAACGAGACCTTAACCTACTAAATAGCTTGATCAGCTTTGGCTGATTATTAGCTTCTTAGAGGGACTATCGATTTTAATTCGATGGAAGTTTGAGGCAATAACAGGTCTGTGATGCCCTTAGACGTTCTGGGCCGCACGCGCGCTACACTGACGGAGCCAGCGAGTACATATCCTTGCCCGAGAGGGTTGGGTAATCTTGTTAAACTCCGTCGTGCTGGGGATAGAGCATTGCAATTATTGCTCTTGAACGAGGAATTCCTAGTAAGCGCAAGTCATCAGCTTGCGTTGATTACGTCCCTGCCCTTTGTACACACCGCCCGTCGCTACTACCGATTGAATGGCTTAGTGAGGCCTCCGGATTGGCATCAGGAAGTGGGCAACCACTACCAGATGCCGAGAAGC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ATACAGCGAAACTGCGAATGGCTCATTAAATCAGTTATCGTTTATTTGATAGTACCTTACTACATGGATAACCGTGGTAATTCTAGAGCTAATACATGCTGAAAATCCCGACTTCGGAAGGGATGTATTTATTAGATTAAAAACCAATGCCCTTCGGGGCTTTCTGGTGATTCATAATAACTTCTCGAATCGCACGGCCTTGCGCCGGCGATGGTTCATTCAAATTTCTGCCCTATCAACTTTCGACGGCTGGGTATTGGCCAGCCGTGGTGACAACGGGTAACGGAGGGTTAGGGCTCGACCCCGGAGAAGGAGCCTGAGAAACGGCTACTACATCCAAGGAAGGCAGCAGGCGCGCAAATTACCCAATCCCGACACGGGGAGGTAGTGACAATAAATACTGATACAGGGCTCTTTCGGGTCTTGTAATTGGAATGAGTACAATTTAAATCCCTTAACGAGGAACAATTGGAGGGCAAGTCTGGTGCCAGCAGCCGCGGTAATTCCAGCTCCAATAGCGTATATTAAAGTTGTTGAGGTTAAAAAGCTCGTAGTTGAACCTTGGGCCTAGCCCGCCGGTCCGCCTCACCGCGTGCACTGGCTGGGCTGGGCCTTTCCTTCTGGAGAACCGCATGCCCTTCACTGGGTGTGTCGGGGAACCAGGACTTTTACTCTGAACAAATTAGATCGCTTAAAGAAGGCCTATGCTTGAATACATTAGCATGGAATAATAGAATAGGACGTGTGGTTCTATTTTGTTGGTTTCTAGGACCGCCGTAATGATTAATAGGGACAGTCGGGGGCGTCAGTATTCAATTGTCAGAGGTGAAATTCTTGGATTTATTGAAGACTAACAACTGCGAAAGCATTCGCCAAGGATGTTTTCATTAATCAGGAACGAAAGTTAGGGGATCGAAGACGATCAGATACCGTCGTAGTCTTAACCATAAACTATGCCGATTAGGGATCGGACGGCGTTTATTTATGACCCGTTCGGCACCTTACGATAAATCAAAATGTTTGGGCTCCTGGGGGAGTATGGTCGCAAGGCTGAAACTTAAAGAAATTGACGGAAGGGCACCACCAGGGGTGGAGCCTGCGGCTTAATTTGACTCAACACGGGGAAACTCACCAGGTCCAGACACGATGAGGATTGACAGATTGAGAGCTCTTTCTTGATTTCGTGGGTGGTGGTGCATGGCCGTTCTTAGTTGGTGGAGTGATTTGTCTGCTTAATTGCGATAACGAACGAGACCTTAACCTGCTAAATAGCCCGTATTGCTTTGGCAGTACGCCGGCTTCTTAGAGGGACTATCGGCTCAAGCCGATGGAAGTTTGAGGCAATAACAGGTCTGTGATGCCCTTAGATGTTCTGGGCCGCACGCGCGCTACACTGACAGAGCCAGCGAGTACTCCCTTGGCCGAGAGGCCCGGGTAATCTTGTTAAACTCTGTCGTGCTGGGGATAGAGCATTGCAATTATTGCTCTTCAACGAGGAATCCCTAGTAAGCGCAAGTCATCAGCTTGCGTTGATTACGTCCCTGCCCTTTGTACACACCGCCCGTCGCTACTACCGATTGAACGGCTCAGTGAGGCTTTCGGACTGGCCCAGAGAGGTCGGCAACGACCACTCAGGGCCGGAAAGTTATCCAAACTCGGTCGTTTAGAGGAAGTAAAAGTCGTAACAAGGTCTCC</text:p>
          </table:table-cell>
          <table:table-cell office:value-type="string" calcext:value-type="string">
            <text:p>d__Eukaryota; p__Ascomycota; c__Sordariomycetes; o__Sordariales; f__Chaetomiaceae; g__Chaetomi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TATACAGCGAAACTGCGAATGGCTCATTAAATCAGTTATCGTTTATTTGATAGTACCTTACTACATGGATAACCGTGGTAATTCTAGAGCTAATACATGCTGAAAATCCCGACTTCGGAAGGGATGTATTTATTAGATTAAAAACCAATGCCCTTCGGGGCTTTCTGGTGATTCATAATAACTTCTCGAATCGCACGGCCTTGCGCCGGCGATGGTTCATTCAAATTTCTGCCCTATCAACTTTCGACGGCTGGGTATTGGCCAGCCGTGGTGACAACGGGTAACGGAGGGTTAGGGCTCGACCCCGGAGAAGGAGCCTGAGAAACGGCTACTACATCCAAGGAAGGCAGCAGGCGCGCAAATTACCCAATCCCGACACGGGGAGGTAGTGACAATAAATACTGATACAGGGCTCTTTCGGGTCTTGTAATTGGAATGAGTACAATTTAAATCCCTTAACGAGGAACAATTGGAGGGCAAGTCTGGTGCCAGCAGCCGCGGTAATTCCAGCTCCAATAGCGTATATTAAAGTTGTTGAGGTTAAAAAGCTCGTAGTTGAACCTTGGGCCTAGCCCGCCGGTCCGCCTCACCGCGTGCACTGGCTGGGCTGGGCCTTTCCTTCTGGAGAACCGCATGCCCTTCACTGGGTGTGTCGGGGAACCAGGACTTTTACTCTGAACAAATTAGATCGCTTAAAGAAGGCCTATGCTTGAATACATTAGCATGGAATAATAGAATAGGACGTGTGGTTCTATTTTGTTGGTTTCTAGGACCGCCGTAATGATTAATAGGGACAGTCGGGGGCGTCAGTATTCAATTGTCAGAGGTGAAATTCTTGGATTTATTGAAGACTAACAACTGCGAAAGCATTCGCCAAGGATGTTTTCATTAATCAGGAACGAAAGTTAGGGGATCGAAGACGATCAGATACCGTCGTAGTCTTAACCATAAACTATGCCGATTAGGGATCGGACGGCGTTTATTTATGACCCGTTCGGCACCTTACGATAAATCAAAATGTTTGGGCTCCTGGGGGAGTATGGTCGCAAGGCTGAAACTTAAAGAAATTGACGGAAGGGCACCACCAGGGGTGGAGCCTGCGGCTTAATTTGACTCAACACGGGGAAACTCACCAGGTCCAGACACGATGAGGATTGACAGATTGAGAGCTCTTTCTTGATTTCGTGGGTGGTGGTGCATGGCCGTTCTTAGTTGGTGGAGTGATTTGTCTGCTTAATTGCGATAACGAACGAGACCTTAACCTGCTAAATAGCCCGTATTGCTTTGGCAGTACGCCGGCTTCTTAGAGGGACTATCGGCTCAAGCCGATGGAAGTTTGAGGCAATAACAGGTCTGTGATGCCCTTAGATGTTCTGGGCCGCACGCGCGCTACACTGACAGAGCCAGCGAGTACTCCCTTGGCCGAGAGGCCCGGGTAATCTTGTTAAACTCTGTCGTGCTGGGGATAGAGCATTGCAATTATTGCTCTTCAACGAGGAATCCCTAGTAAGCGCAAGTCATCAGCTTGCGTTGATTACGTCCCTGCCCTTTGTACACACCGCCCGTCGCTACTACCGATTGAACGGCTCAGTGAGGCTTTCGGACTGGCCCAGAGAGGTCGGCAACGACCACTCAGGGCCGGAAAGTTATCCAAACTCGGTCGTTTAGAGGAAGTAAAAGTCGTAACAAGGTC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ATACAGCGAAACTGCGAATGGCTCATTAAATCAGTTATCGTTTATTTGATAGTACCTTACTACTTGGATAACCGTGGTAATTCTAGAGCTAATACATGCTAAAAATCCCGACTCACGAAGGGATGTATTTATTAGATTAAAAACCAATGCCCTTCGGGGCTCTCTGGTGATTCATAATAACTTCTCGAATCGCATGGCCTTGCGCCGGCGATGGTTCATTCAAATTTCTGCCCTATCAACTTTCGATGGCAGGGTCTTGGCCTGCCATGGTTACAACGGGTAACGGAGGGTTAGGGCTCGACCCCGGAGAAGGAGCCTGAGAAACGGCTACTACATCCAAGGAAGGCAGCAGGCGCGCAAATTACCCAATCCCGATTCGGGGAGGTAGTGACAATAAATACTGATACAGGGCTCTTTTGGGTCTTGTAATTGGAATGAGTACAATTTAAATCCCTTAACGAGGAACAATTGGAGGGCAAGTCTGGTGCCAGCAGCCGCGGTAATTCCAGCTCCAATAGCGTATATTAAAGTTGTTGCAGTTAAAAAGCTCGTAGTTGAACCTTGGGCCTGGCTGGCCGGTCCGCCTCACCGCGTGCACTGGTTCGGCCGGGCCTTTCCCTCTGGGGAGCCTCATGTCCTTCACTGGGTGTGATGGGGAACCAGGACTTTTACTGTGAAAAAATTAGAGTGTTCAAAGCAGGCCTATGCTCGAATACATTAGCATGGAATAATAGAATAGGACGTGTGGTTCTATTTTGTTGGTTTCTAGGACCGCCGTAATGATTAATAGGGACAGTCGGGGGCATTAGTATTCAATTGTCAGAGGTGAAATTCTTGGATTTATTGAAGACTAACTACTGCGAAAGCATTTGCCAAGGATGTTTTCATTAATCAGGAACGAAAGTTAGGGGATCGAAGACGATCAGATACCGTCGTAGTCTTAACCATAAACTATGCCGACTAGGGATCGGACGGTGTTATTTTTTGACCCGTTCGGCACCTTACGAGAAATCAAAGTCTTTGGGTTCTGGGGGGAGTATGGTCGCAAGGCTGAAACTTAAAGAAATTGACGGAAGGGCACCACCAGGGGTGGAGCCTGCGGCTTAATTTGACTCAACACGGGGAAACTCACCAGGTCCAGACACAATGAGGATTGACAGATTGAGAGCTCTTTCTTGATTTTGTGGGTGGTGGTGCATGGCCGTTCTTAGTTGGTGGAGTGATTTGTCTGCTTAATTGCGATAACGAACGAGACCTTAACCTGCTAAATAGCCCGTATTGCTTTGGCAGTACGCTGGCTTCTTAGAGGGACTATCCGCTCAAGCGGATGGAAGTTTGAGGCAATAACAGGTCTGTGATGCCCTTAGATGTTCTGGGCCGCACGCGCGTTACACTGACAGAGCCAGCGAGTACTTCCTTGGCAGAAATGCCCGGGTAATCTTGTTAAACTCTGTCGTGCTGGGGATAGAGCATTGCAATTATTGCTCTTCAACGAGGAATCCCTAGTAAGCGCAAGTCATCAGCTTGCGTTGATTACGTCCCTGCCCTTTGTACACACCGCCCGTCGCTACTACCGATTGAATGGCTCAGTGAGGCGTCCGGACTGGCCCAGAGGAGTCGGCAACGACACCTCAGGGCCGGAAAGCTCTCCAAACTCGGTCATTTAGAGGAAGTAAAAGTCGTAACAAGGTCTCC</text:p>
          </table:table-cell>
          <table:table-cell office:value-type="string" calcext:value-type="string">
            <text:p>d__Eukaryota; p__Ascomycota; c__Sordariomycetes; o__Xyl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TTATACAGCGAAACTGCGAATGGCTCATTAAATCAGTTATCGTTTATTTGATAGTACCTTACTACTTGGATAACCGTGGTAATTCTAGAGCTAATACATGCTAAAAATCCCGACTCACGAAGGGATGTATTTATTAGATTAAAAACCAATGCCCTTCGGGGCTCTCTGGTGATTCATAATAACTTCTCGAATCGCATGGCCTTGCGCCGGCGATGGTTCATTCAAATTTCTGCCCTATCAACTTTCGATGGCAGGGTCTTGGCCTGCCATGGTTACAACGGGTAACGGAGGGTTAGGGCTCGACCCCGGAGAAGGAGCCTGAGAAACGGCTACTACATCCAAGGAAGGCAGCAGGCGCGCAAATTACCCAATCCCGATTCGGGGAGGTAGTGACAATAAATACTGATACAGGGCTCTTTTGGGTCTTGTAATTGGAATGAGTACAATTTAAATCCCTTAACGAGGAACAATTGGAGGGCAAGTCTGGTGCCAGCAGCCGCGGTAATTCCAGCTCCAATAGCGTATATTAAAGTTGTTGCAGTTAAAAAGCTCGTAGTTGAACCTTGGGCCTGGCTGGCCGGTCCGCCTCACCGCGTGCACTGGTTCGGCCGGGCCTTTCCCTCTGGGGAGCCTCATGTCCTTCACTGGGTGTGATGGGGAACCAGGACTTTTACTGTGAAAAAATTAGAGTGTTCAAAGCAGGCCTATGCTCGAATACATTAGCATGGAATAATAGAATAGGACGTGTGGTTCTATTTTGTTGGTTTCTAGGACCGCCGTAATGATTAATAGGGACAGTCGGGGGCATTAGTATTCAATTGTCAGAGGTGAAATTCTTGGATTTATTGAAGACTAACTACTGCGAAAGCATTTGCCAAGGATGTTTTCATTAATCAGGAACGAAAGTTAGGGGATCGAAGACGATCAGATACCGTCGTAGTCTTAACCATAAACTATGCCGACTAGGGATCGGACGGTGTTATTTTTTGACCCGTTCGGCACCTTACGAGAAATCAAAGTCTTTGGGTTCTGGGGGGAGTATGGTCGCAAGGCTGAAACTTAAAGAAATTGACGGAAGGGCACCACCAGGGGTGGAGCCTGCGGCTTAATTTGACTCAACACGGGGAAACTCACCAGGTCCAGACACAATGAGGATTGACAGATTGAGAGCTCTTTCTTGATTTTGTGGGTGGTGGTGCATGGCCGTTCTTAGTTGGTGGAGTGATTTGTCTGCTTAATTGCGATAACGAACGAGACCTTAACCTGCTAAATAGCCCGTATTGCTTTGGCAGTACGCTGGCTTCTTAGAGGGACTATCCGCTCAAGCGGATGGAAGTTTGAGGCAATAACAGGTCTGTGATGCCCTTAGATGTTCTGGGCCGCACGCGCGTTACACTGACAGAGCCAGCGAGTACTTCCTTGGCAGAAATGCCCGGGTAATCTTGTTAAACTCTGTCGTGCTGGGGATAGAGCATTGCAATTATTGCTCTTCAACGAGGAATCCCTAGTAAGCGCAAGTCATCAGCTTGCGTTGATTACGTCCCTGCCCTTTGTACACACCGCCCGTCGCTACTACCGATTGAATGGCTCAGTGAGGCGTCCGGACTGGCCCAGAGGAGTCGGCAACGACACCTCAGGGCCGGAAAGCTCTCCAAACTCGGTCATTTAGAGGAAGT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ATCAGTCTATACGGTGAAACTGCGAATGGCTCATTAAATCAGTTATAGTTTATTTGATGGTACAGCACTACATGGATACCCGTGGTAATTCTAGAGCTAATACATGCAGCAGGGCCCGACTTCGTTGAGGAAGGGTTGTATTTATTAGATAAAAAACCAGCCTGGCGCAAGCCAGCTCGCGTGGTGATTCATGGTAACTTGTCGAATCGCAGGGCCTCGTGCCGGCGATGCTTCATTCAAATTTCTGCCCTATCAACTTTCGATGGTAGGATAGAGGCCTACCATGGTGGCAACGGGTGACGGAGAATTAGGGTTCGATTCCGGAGAGGGAGCCTGAGAAACGGCTACCACATCCAAGGAAGGCAGCAGGCGCGCAAATTACCCAATCCTGACACAGGGAGGTAGTGACAATAAATAACGATGCTGGGCCATGCGGTCCGGCAATTGGAATGAGTACAACGTAAAGACCTTAGCGAGGAACAATTGGAGGGCAAGTCTGGTGCCAGCAGCTGCGGTAATTCCAGCTCCAATAGCGTATATTAAAGTTGTTGCAGTTAAAAAGCTCGTAGTTGGACGTTGGGCGGCGGGCGGCGGGTCTAGCGACCTGGCGCCTGGCAGCCTCGGCTGGGCCGCCGCGTGTCCTTGGGTGGATGCGCGGGCGGGCGCAGGGTTTACTTTGAAAAAATTAGAGTGTTCAAAGCAGGCGTCGGCTTGGATACATTAGCATGGAATAATGGAATAGGATTTTGGTTCTATTTTGTTGGTTTCTAGGACCAAGGTAATGATTAACAGGGACAGTTGGGGGCATTAGTATTTCGGAGTCAGAGGTGAAATTCTTGGATTTCCGAAAGACTGGCTACTGCGAAAGCATCTGCCAAGGATGTTTTCATTAATCAAGAACGAAAGTTAGGGGATCGAAGACGATTAGATACCGTCGTAGTCTTAACCATAAACTATGCCGACTCGGGATCGGCGGGCGACGTTCGCGTGCGCGCCGGCACCGTATGAGAAATCAAAGTCTTTGGGTTCTGGGGGGAGTATGGTCGCAAGGCTGAAACTTGAAGGAATTGACGGAAGGGCACCACCAGGAGTGGAGCCTGCGGCTTAATTTGACTCAACACGGGGAAACTCACCAGGTCCAGACATTAGTGAGGATTGACAGATTGAGAGCTCTTTCTTGATTCTATGGGTGGTGGTGCATGGCCGTTCTTAGTTGGTGGAGTGATCTGTCTGGTTTATTCCGATAACGAACGAGACCTTAACCTGCTAAATAGCCGCGGTAGCCGTGGGCTGCCGGCGGGCTTCTTAGAGGGACTATTGGCGCATAGCCAGCGGAGGTTTGAGGCAATAACAGGTCTGTGATGCCCTTAGATGTCCTGGGCCGCACGCGCGCTACACTGATGAAGTCAGCGAGTTGGCTCCTTGGCCGGAAGGCCCGGGTAATCTTGTGAAACTTTATCGTGCTGGGGATAGAGCATTGCAATTATTGCTCTTCAACGAGGAATTCCTAGTAAGCGCAAGTCATCAGCTTGCGTTGATTACGTCCCTGCCCTTTGTACACACCGCCCGTCGTTACTACCGATTGAATGACTTGGTGAGGCCTTGGGAGGCGGGGCTGCGGCCCTGGCGAACTTGGACGAACTTGGTGATTTAGAGGAAGTACAAGTCGTAACAAGGTATCC</text:p>
          </table:table-cell>
          <table:table-cell office:value-type="string" calcext:value-type="string">
            <text:p>d__Eukaryota; p__Ascomycota; c__Taphrinomycetes; o__Taphrinal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TCATATGCTTGTCTAAAAGATTAAGCCATGCATGTCTAAGTATAAATCAGTCTATACGGTGAAACTGCGAATGGCTCATTAAATCAGTTATAGTTTATTTGATGGTACAGCACTACATGGATACCCGTGGTAATTCTAGAGCTAATACATGCAGCAGGGCCCGACTTCGTTGAGGAAGGGTTGTATTTATTAGATAAAAAACCAGCCTGGCGCAAGCCAGCTCGCGTGGTGATTCATGGTAACTTGTCGAATCGCAGGGCCTCGTGCCGGCGATGCTTCATTCAAATTTCTGCCCTATCAACTTTCGATGGTAGGATAGAGGCCTACCATGGTGGCAACGGGTGACGGAGAATTAGGGTTCGATTCCGGAGAGGGAGCCTGAGAAACGGCTACCACATCCAAGGAAGGCAGCAGGCGCGCAAATTACCCAATCCTGACACAGGGAGGTAGTGACAATAAATAACGATGCTGGGCCATGCGGTCCGGCAATTGGAATGAGTACAACGTAAAGACCTTAGCGAGGAACAATTGGAGGGCAAGTCTGGTGCCAGCAGCTGCGGTAATTCCAGCTCCAATAGCGTATATTAAAGTTGTTGCAGTTAAAAAGCTCGTAGTTGGACGTTGGGCGGCGGGCGGCGGGTCTAGCGACCTGGCGCCTGGCAGCCTCGGCTGGGCCGCCGCGTGTCCTTGGGTGGATGCGCGGGCGGGCGCAGGGTTTACTTTGAAAAAATTAGAGTGTTCAAAGCAGGCGTCGGCTTGGATACATTAGCATGGAATAATGGAATAGGATTTTGGTTCTATTTTGTTGGTTTCTAGGACCAAGGTAATGATTAACAGGGACAGTTGGGGGCATTAGTATTTCGGAGTCAGAGGTGAAATTCTTGGATTTCCGAAAGACTGGCTACTGCGAAAGCATCTGCCAAGGATGTTTTCATTAATCAAGAACGAAAGTTAGGGGATCGAAGACGATTAGATACCGTCGTAGTCTTAACCATAAACTATGCCGACTCGGGATCGGCGGGCGACGTTCGCGTGCGCGCCGGCACCGTATGAGAAATCAAAGTCTTTGGGTTCTGGGGGGAGTATGGTCGCAAGGCTGAAACTTGAAGGAATTGACGGAAGGGCACCACCAGGAGTGGAGCCTGCGGCTTAATTTGACTCAACACGGGGAAACTCACCAGGTCCAGACATTAGTGAGGATTGACAGATTGAGAGCTCTTTCTTGATTCTATGGGTGGTGGTGCATGGCCGTTCTTAGTTGGTGGAGTGATCTGTCTGGTTTATTCCGATAACGAACGAGACCTTAACCTGCTAAATAGCCGCGGTAGCCGTGGGCTGCCGGCGGGCTTCTTAGAGGGACTATTGGCGCATAGCCAGCGGAGGTTTGAGGCAATAACAGGTCTGTGATGCCCTTAGATGTCCTGGGCCGCACGCGCGCTACACTGATGAAGTCAGCGAGTTGGCTCCTTGGCCGGAAGGCCCGGGTAATCTTGTGAAACTTTATCGTGCTGGGGATAGAGCATTGCAATTATTGCTCTTCAACGAGGAATTCCTAGTAAGCGCAAGTCATCAGCTTGCGTTGATTACGTCCCTGCCCTTTGTACACACCGCCCGTCGTTACTACCGATTGAATGACTTGGTGAGGCCTTGGGAGGCGGGGCTGCGGCCCTGGCGAACTTGGACGAACTTGGTGATTTAGAGGAAGTAC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AGTTTATTTGATGGTACCTTACTACATGGATAACTGTGGTAATTCTAGAGCTAATACATGCATAAAAGCCCCGACTCACGAAGGGGTGTATTTATTAGATAAAAAACCATCCCGGGCAACCGGTCTTTGGTGAATCATAATAACTTCTCGAATCGCATGGCCTTGCGCCGGCGATGCATCATTCAAATATCTGCCCTATCAACTTTCGATGGTAGGATAGAGGCCTACCATGGTTT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GCCTTGACCGGCGGTCCGCCTCACGGTGTGTACTGTCGGTCGGGGCCTTCCCTCTTGGTGAACCTGCATGCCCTTTACTGGGTGTGCAGGGGAACCAGGACTTTTACTTTGAAAAAATTAGAGTGTTCAAAGCAGGCCTATGCCCGAATACATTAGCATGGAATAATAAAATAGGACGTGCGGTTCTATTTTGTTGGTTTCTAGGATCGCCGTAATGATTAATAGGGATAGTCGGGGGCATTAGTATTCAGTTGCTAGAGGTGAAATTCTTGGATTTACTGAAGACTAACTACTGCGAAAGCATTTGCCAAGGATGTTTTCATTAATCAAGAACGAAGGTTAGGGGATCGAAAACGATTAGATACCGTTGTAGTCTTAACAGTAAACTATGCCGACTAGGGATCGGTCCACGTTATTTTTTTGACTGGATCGGCACCTTACGAGAAATCAAAGTCTTTGGGTTCTGGGGGGAGTATGGTCGCAAGGCTGAAACTTAAAGGAATTGACGGAAGGGCACCACCAGGAGTGGAGCCTGCGGCTTAATTTGACTCAACACGGGGAAACTCACCAGGTCCAGACATAGTAAGGATTGACAGATTGATAGCTCTTTCTTGATTCTATGGGTGGTGGTGCATGGCCGTTCTTAGTTGGTGGAGTGATTTGTCTGGTTAATTCCGATAACGAACGAGACCTTAACCTGCTAAATAGCCAGGCCGGCTTTTGCTGGTCGCCGGCTTCTTAGAGGGACTATCAGCGTTTAGCTGATGGAAGTTTGAGGCAATAACAGGTCTGTGATGCCCTTAGATGTTCTGGGCCGCACGCGCGCTACACTGACCAAGCCAGCGAGTTTTTTCCTTACCCGGAAGGGTTGGGTAATCTTGTGAAACTTGGTCGTGCTGGGGATAGAGCATTGCAATTATTGCTCTTCAACGAGGAATTCCTAGTAAGCGTGAGTCATCAGCTCGCGTTGATTACGTCCCTGCCCTTTGTACACACCGCCCGTCGCTACTACCGATTGAATGGCTTAGTGAGTCCTTCGGATTGGCTTTCGGGAGCCGGCAACGGCACCCAATTGCCGAGAAGTTGGGCAAACTTGGTCATTTAGAGGAAGTAAAAGTCGTAACAAGGTTTCC</text:p>
          </table:table-cell>
          <table:table-cell office:value-type="string" calcext:value-type="string">
            <text:p>d__Eukaryota; p__Basidi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GTACTGTGAAACTGCGAATGGCTCATTAAATCAGTTATAGTTTATTTGATGGTACCTTACTACATGGATAACTGTGGTAATTCTAGAGCTAATACATGCATAAAAGCCCCGACTCACGAAGGGGTGTATTTATTAGATAAAAAACCATCCCGGGCAACCGGTCTTTGGTGAATCATAATAACTTCTCGAATCGCATGGCCTTGCGCCGGCGATGCATCATTCAAATATCTGCCCTATCAACTTTCGATGGTAGGATAGAGGCCTACCATGGTTT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GCCTTGACCGGCGGTCCGCCTCACGGTGTGTACTGTCGGTCGGGGCCTTCCCTCTTGGTGAACCTGCATGCCCTTTACTGGGTGTGCAGGGGAACCAGGACTTTTACTTTGAAAAAATTAGAGTGTTCAAAGCAGGCCTATGCCCGAATACATTAGCATGGAATAATAAAATAGGACGTGCGGTTCTATTTTGTTGGTTTCTAGGATCGCCGTAATGATTAATAGGGATAGTCGGGGGCATTAGTATTCAGTTGCTAGAGGTGAAATTCTTGGATTTACTGAAGACTAACTACTGCGAAAGCATTTGCCAAGGATGTTTTCATTAATCAAGAACGAAGGTTAGGGGATCGAAAACGATTAGATACCGTTGTAGTCTTAACAGTAAACTATGCCGACTAGGGATCGGTCCACGTTATTTTTTTGACTGGATCGGCACCTTACGAGAAATCAAAGTCTTTGGGTTCTGGGGGGAGTATGGTCGCAAGGCTGAAACTTAAAGGAATTGACGGAAGGGCACCACCAGGAGTGGAGCCTGCGGCTTAATTTGACTCAACACGGGGAAACTCACCAGGTCCAGACATAGTAAGGATTGACAGATTGATAGCTCTTTCTTGATTCTATGGGTGGTGGTGCATGGCCGTTCTTAGTTGGTGGAGTGATTTGTCTGGTTAATTCCGATAACGAACGAGACCTTAACCTGCTAAATAGCCAGGCCGGCTTTTGCTGGTCGCCGGCTTCTTAGAGGGACTATCAGCGTTTAGCTGATGGAAGTTTGAGGCAATAACAGGTCTGTGATGCCCTTAGATGTTCTGGGCCGCACGCGCGCTACACTGACCAAGCCAGCGAGTTTTTTCCTTACCCGGAAGGGTTGGGTAATCTTGTGAAACTTGGTCGTGCTGGGGATAGAGCATTGCAATTATTGCTCTTCAACGAGGAATTCCTAGTAAGCGTGAGTCATCAGCTCGCGTTGATTACGTCCCTGCCCTTTGTACACACCGCCCGTCGCTACTACCGATTGAATGGCTTAGTGAGTCCTTCGGATTGGCTTTCGGGAGCCGGCAACGGCACCCAATTGCCGAGAAGTTGGGCAAACTTGGTCATTTAGAGGAAGTAAAAGTCGTAACAAGGTTTCC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ATTATACAGTGAAACTGCGAATGGCTCATTAAATCAGTTATAGTTTATTTGATGGTTTCTCCCACATGGATAACTGTGGTAATTCTAGAGCTAATACATGCAAAAAAGCCCCGACTTCTGGAAGGGGTGTATTTATTAGATTCAAAGCCAATGGCCTTCGGGTCTATCGGTGATTCATAATAACTGCTCGAATCGCATGCCCTTGTGGCGGCGATGCTTCATTCAAATATCTGCCCTATCAACTTTCGATGGTAGGATAGAGGCCTACCATGGTATTGACGGGTAACGGGGAATTAGGGTTCGATTCCGGAGAGAGGGCCTGAGAAACGGCCCTCACACCTAAGGGAGGCAGCAGGCGCGCAAATTATCCAATCCCGACACGGGGAGATAGTGACAATAAATAACAATGCAGGGCCCTATGGGTTTTGTAATTGGAATGAGTACAATTTAAATCCCTTAACGAGGATCAATTGGAGGGCAAGTCTGGTGCCAGCAGCCGCGGTAACTCCAGCTCCAATAGCGTATATTAAAGTTGTTGCCGTTAAAAAGCGCGTAGTCGAACTTCGATCCTTGCCTGCTGGTCCACCTCTTGGTGAGTACTGGTTTCGGTAGGGATTTACCTCTTGGTGAATGTCAATGTGCTTATGTATGTTGGCAGGAACCAGGACTTTTACTTTGAGAAAATTAGAGTGTTCAAAGCAGGCGATTGCCCGAATATATTAGCATGGAATAATAGAATAGGACATGCGCTCCGAATTCGTTGGTTTTTCGGAGCGCTGTAATGATGAATAGCGGTAGTTGGGGGCATTTGTATTCAGCTGCTAGAGGTGAAATTCTTGGATTTGCTGAGGACAAACTACTGCGAAAGCATTTGCCAAAGATGCACGCATTGATCAAGCACGAAGGATGGGGGATCTAAAACGATCAGATACCGTTGTAGTCCCATCAGTAAACGATGCCGACTAGGGATTGGGCAAGAACATTAATGACTTGCCCAGCACCTGAAGAGAAATCTTTAAGTTTAGGTTCGGGGGGGAGTATGGTCGCAAGGCTGAAACTTAAAGGAATTGACGGAAGGGCACCACCAGGTGTGGAGCCTGCGGCTTAATTTGACTCAACACGGGGAAACTCACCAGGTCCAGACACAGTAAGGATTGACAGATTGATAGCTCTTTCATGATTTTGTGGTTGGTGGTGCATGGCCGTTCTTAGTTGGTGGAGTGATTTGTCTGGTTAATTCCGATAACGAACGAGACCTTAACCTGCTAAATAGCCCAGTTGGCTTTTGCTGACTGCTGGCTTCTTAGAGGGACTATCGGTGCTTTAGCCGGTGGAAGTTTGAGGCAATAACAGGTCTGTGATGCCCTTAGATGTTCTGGGCCGCACGCGCGCTACACTGACAAAGCCAGCGAGTACTTTCCTTGTCCGGAAGGACTGGGTAATCTTGTGAAACTTTGTCGTGATGGGGATAGAGCATTGCAATTATTGCTCTTCAACGAGGAATACCTAGTAAGCGCAAGTCATCAGCTTGCGTTGATTACGTCCCTGCCCTTTGTACACACCGCCCGTCGCTACTACCGATTGAATGGCTTAGTGAGGTCTTTGGATTGGCAGTTGGGAGCCGGCAACGGCACCTGACAAGCTGAGAAGCTGAACGAACTTGGTCATTTAGAGGAAGTAAAAGTCGTAACAAGGTTTCC</text:p>
          </table:table-cell>
          <table:table-cell office:value-type="string" calcext:value-type="string">
            <text:p>d__Eukaryota; p__Basidi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ATTATACAGTGAAACTGCGAATGGCTCATTAAATCAGTTATAGTTTATTTGATGGTTTCTCCCACATGGATAACTGTGGTAATTCTAGAGCTAATACATGCAAAAAAGCCCCGACTTCTGGAAGGGGTGTATTTATTAGATTCAAAGCCAATGGCCTTCGGGTCTATCGGTGATTCATAATAACTGCTCGAATCGCATGCCCTTGTGGCGGCGATGCTTCATTCAAATATCTGCCCTATCAACTTTCGATGGTAGGATAGAGGCCTACCATGGTATTGACGGGTAACGGGGAATTAGGGTTCGATTCCGGAGAGAGGGCCTGAGAAACGGCCCTCACACCTAAGGGAGGCAGCAGGCGCGCAAATTATCCAATCCCGACACGGGGAGATAGTGACAATAAATAACAATGCAGGGCCCTATGGGTTTTGTAATTGGAATGAGTACAATTTAAATCCCTTAACGAGGATCAATTGGAGGGCAAGTCTGGTGCCAGCAGCCGCGGTAACTCCAGCTCCAATAGCGTATATTAAAGTTGTTGCCGTTAAAAAGCGCGTAGTCGAACTTCGATCCTTGCCTGCTGGTCCACCTCTTGGTGAGTACTGGTTTCGGTAGGGATTTACCTCTTGGTGAATGTCAATGTGCTTATGTATGTTGGCAGGAACCAGGACTTTTACTTTGAGAAAATTAGAGTGTTCAAAGCAGGCGATTGCCCGAATATATTAGCATGGAATAATAGAATAGGACATGCGCTCCGAATTCGTTGGTTTTTCGGAGCGCTGTAATGATGAATAGCGGTAGTTGGGGGCATTTGTATTCAGCTGCTAGAGGTGAAATTCTTGGATTTGCTGAGGACAAACTACTGCGAAAGCATTTGCCAAAGATGCACGCATTGATCAAGCACGAAGGATGGGGGATCTAAAACGATCAGATACCGTTGTAGTCCCATCAGTAAACGATGCCGACTAGGGATTGGGCAAGAACATTAATGACTTGCCCAGCACCTGAAGAGAAATCTTTAAGTTTAGGTTCGGGGGGGAGTATGGTCGCAAGGCTGAAACTTAAAGGAATTGACGGAAGGGCACCACCAGGTGTGGAGCCTGCGGCTTAATTTGACTCAACACGGGGAAACTCACCAGGTCCAGACACAGTAAGGATTGACAGATTGATAGCTCTTTCATGATTTTGTGGTTGGTGGTGCATGGCCGTTCTTAGTTGGTGGAGTGATTTGTCTGGTTAATTCCGATAACGAACGAGACCTTAACCTGCTAAATAGCCCAGTTGGCTTTTGCTGACTGCTGGCTTCTTAGAGGGACTATCGGTGCTTTAGCCGGTGGAAGTTTGAGGCAATAACAGGTCTGTGATGCCCTTAGATGTTCTGGGCCGCACGCGCGCTACACTGACAAAGCCAGCGAGTACTTTCCTTGTCCGGAAGGACTGGGTAATCTTGTGAAACTTTGTCGTGATGGGGATAGAGCATTGCAATTATTGCTCTTCAACGAGGAATACCTAGTAAGCGCAAGTCATCAGCTTGCGTTGATTACGTCCCTGCCCTTTGTACACACCGCCCGTCGCTACTACCGATTGAATGGCTTAGTGAGGTCTTTGGATTGGCAGTTGGGAGCCGGCAACGGCACCTGACAAGCTGAGAAGCTGAACG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CACGCTTGTCTAAAAGATTAAGCCATGCAAGTCTAAGTATAAGCAAATTGTACTGCGAAACTGCGAACGGCTCATTAAATCAGTTGGAATCTACTCGATGGTGCCTCGCTACATGGATAACTGTGGTAATTCTAGAGCTAATACATGCGTAGAAGTCCCGCAAGGGATGTATTTATTAGATATAAGCCAGCGGGTTTCGACCCATGGTGAATCATGATAACTGCTCGAATCGCATGGCCTTGCGCCGGCGATGCTTCGATCGACCATCTGCCCTATCAACTTTCGATTGTAGGATAGAGGCCTACAATGGTGATGACGGGTAACGGGGAATAAGGGTTCGATTCCGGAGAGAGAGCCTTAGAAACGGCTCTCAGGTTTAAGGGCTGCAGCAGGCGCGCAAATTACCCAATCCCGACACGGGGAGGTAGTGACAAGAAATAACAATGCAGGGCCCATTAGGGTCTTGCAATTGGAATGAGTGCAACGTAAATCCCTCAACGAGGATCGATTAGAGGGCAAGTCTGGTGCCAGCAGCCGCGGTAATTCCAGCTCTAATAGCGTGCATTAAAATTGCTGCCGTTAAAACGCTCGTAGTCGCACCACAGCGCCTGGTCGGCCGGTCCACTTTTTGAGTGCGTACTGGACCCGGCTGGCGTTTATCATCTTGGTTGCCCGTGGTGTCGTTTATTCGGCGCCGCGGGATGGCCAGGGACGTTACCTTGAAAAAATCAGAGTGTTCAAAGCAGGCTTAATGCCAGAATACATTAGCATGGAATAAATGAATAGGACGCGCGGTCCTGTTTGTGTTGGTTTGCAGTCGGCCGCCGTAATGATGAATAGGGGCAGTTGGGGGCATTTGTATTCGATCGTCAGAGGTGAAATTCTTGGATTGATTGAAGACAAACTACTGCGAAAGCATTTGCCAAGGATGCTTTCATTGATCAAGAACGAAGGTTTGGGGATCGAAAACGATCAGATACCGTTGTAGTCCAAACAGTAAACGATGCCGACTGGGGATCGGACGAGGTTTCTATTGATGACTCGTTCGGCACCCGAAGAGAAATCTTTGAGTATAGGTTCGGGGGGGAGTATGGTCGCAAGGCTGAAACTTAAAGGAATTGACGGAAGGGCACCACCAGGTGTGGAGCCTGCGGCTTAATTTGACTCAACACGGGGAAACTCACCAGGTCCAGAGTTGCTGAGGATTGACAGATTGAAAGCTCTTTCGTGAGTTGCAACGATGGTGGTGCATGGCCGTTCTTAGTTGGTGGAGTGATTTGTCTGGTTAATTCCGATAACGAACGAGACCCTAGCCTGCTAAATAGCCCAGTCGGCTTTGGCTGTCTGCTGGCTTCTTAGAGGGACTTTTGGCGTTTAGCCAAAGGAAGTGGGGCAATAACAGGTCTGTGATGCCCTTAGATGTTCTGGGCCGCACGCGCGCTACACTGACAGAACCAGCGAGTACTTTTCCTTGGCCGGAAGGCCTGGGTAATCTTGTGAAACTCTGTCGTGATGGGGATAGAGCATTGCAATTATTGCTCTTCAACGAGGAATACCTTGTAAGCCCGAGTCATCAGCTCGGGTTGAATACGTCCCTGCCCTTTGTACACACCGCCCGTCGCTACTACCGATTGAAGGCGTTAGTGAGGTCTCTGGATCGGGCCTCGGGAGCCGGCGACGGCACCTGTAGTCTGAGAAATTGAACGAACTTGCGTCTTTAGAGGAAGTAAAAGTCGTAACAAGGTTTCC</text:p>
          </table:table-cell>
          <table:table-cell office:value-type="string" calcext:value-type="string">
            <text:p>d__Eukaryota; p__Basidi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CACGCTTGTCTAAAAGATTAAGCCATGCAAGTCTAAGTATAAGCAAATTGTACTGCGAAACTGCGAACGGCTCATTAAATCAGTTGGAATCTACTCGATGGTGCCTCGCTACATGGATAACTGTGGTAATTCTAGAGCTAATACATGCGTAGAAGTCCCGCAAGGGATGTATTTATTAGATATAAGCCAGCGGGTTTCGACCCATGGTGAATCATGATAACTGCTCGAATCGCATGGCCTTGCGCCGGCGATGCTTCGATCGACCATCTGCCCTATCAACTTTCGATTGTAGGATAGAGGCCTACAATGGTGATGACGGGTAACGGGGAATAAGGGTTCGATTCCGGAGAGAGAGCCTTAGAAACGGCTCTCAGGTTTAAGGGCTGCAGCAGGCGCGCAAATTACCCAATCCCGACACGGGGAGGTAGTGACAAGAAATAACAATGCAGGGCCCATTAGGGTCTTGCAATTGGAATGAGTGCAACGTAAATCCCTCAACGAGGATCGATTAGAGGGCAAGTCTGGTGCCAGCAGCCGCGGTAATTCCAGCTCTAATAGCGTGCATTAAAATTGCTGCCGTTAAAACGCTCGTAGTCGCACCACAGCGCCTGGTCGGCCGGTCCACTTTTTGAGTGCGTACTGGACCCGGCTGGCGTTTATCATCTTGGTTGCCCGTGGTGTCGTTTATTCGGCGCCGCGGGATGGCCAGGGACGTTACCTTGAAAAAATCAGAGTGTTCAAAGCAGGCTTAATGCCAGAATACATTAGCATGGAATAAATGAATAGGACGCGCGGTCCTGTTTGTGTTGGTTTGCAGTCGGCCGCCGTAATGATGAATAGGGGCAGTTGGGGGCATTTGTATTCGATCGTCAGAGGTGAAATTCTTGGATTGATTGAAGACAAACTACTGCGAAAGCATTTGCCAAGGATGCTTTCATTGATCAAGAACGAAGGTTTGGGGATCGAAAACGATCAGATACCGTTGTAGTCCAAACAGTAAACGATGCCGACTGGGGATCGGACGAGGTTTCTATTGATGACTCGTTCGGCACCCGAAGAGAAATCTTTGAGTATAGGTTCGGGGGGGAGTATGGTCGCAAGGCTGAAACTTAAAGGAATTGACGGAAGGGCACCACCAGGTGTGGAGCCTGCGGCTTAATTTGACTCAACACGGGGAAACTCACCAGGTCCAGAGTTGCTGAGGATTGACAGATTGAAAGCTCTTTCGTGAGTTGCAACGATGGTGGTGCATGGCCGTTCTTAGTTGGTGGAGTGATTTGTCTGGTTAATTCCGATAACGAACGAGACCCTAGCCTGCTAAATAGCCCAGTCGGCTTTGGCTGTCTGCTGGCTTCTTAGAGGGACTTTTGGCGTTTAGCCAAAGGAAGTGGGGCAATAACAGGTCTGTGATGCCCTTAGATGTTCTGGGCCGCACGCGCGCTACACTGACAGAACCAGCGAGTACTTTTCCTTGGCCGGAAGGCCTGGGTAATCTTGTGAAACTCTGTCGTGATGGGGATAGAGCATTGCAATTATTGCTCTTCAACGAGGAATACCTTGTAAGCCCGAGTCATCAGCTCGGGTTGAATACGTCCCTGCCCTTTGTACACACCGCCCGTCGCTACTACCGATTGAAGGCGTTAGTGAGGTCTCTGGATCGGGCCTCGGGAGCCGGCGACGGCACCTGTAGTCTGAGAAATTGAACGAACTTGCGTC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CACGCTTGTCTAAAAGATTAAGCCATGCAAGTCTAAGTATAAGCAATCTATACTGCGAAACTGCGAACGGCTCATTAAATCAGTTGGAATCTACTCGATGGTCAAATCTACATGGATAACTGTGGAAAATCTAGAGCTAATACATGCACAAAAGCCCCGCAAGGGGTGTATTTATTAGATAAAAGCCAGCGGCTTCGGCCTACGGTGAATCATAATAACTGTTCGAATCGCATGGCCTTGCGCCGGCGATGCTTCGATCGACCATCTGCCCTATCAACTTTCGATGGTAGGATAGGGGCCTACCATGGTGACGACGGGTAACGGGGAATAAGGGTTCGATTCCGGAGAGAGAGCCTTAGAAACGGCTCTCAGGTTTAAGGACTGCAGCAGGCGCGCAAATTACCCAATCCCGACACGGGGAGGTAGTGACAAGAAATAACAATGCAGGGCCCCTCGTGGGTCTTGCAATTGGAATGAGAGCGACGTAAATCCACCATCGAGGATCCACTAGAGGGCAAGTCTGGTGCCAGCAGCCGCGGTAATTCCAGCTCTAGTAGCGTGCATTAAAATTGCTGCCGTTAAAACGCTCGTAGTCGCACTACAGCGCCCGGCCGGCCGGTCCGCTCTCTGAGCGCGTACTGGACCCGGTTGGCGCTTTCCTCCTGGTTGCCGGGCGTGTCGTTCACTCGGCGCGTGCGGCGGACCAGGGACTCTACCTTGAAAAAATCAGAGTGTTCAAAGCAGGCTTATCGCCCGAATACATTAGCATGGAATAATCGAATAGGACGCGCGGTCCTGTTTGTGTTGGCTTCAAGACCGCCGTAATGATGAATAGGGGCAGTTGGGGGCTTTCGTATTCGAACGTCAGAGGTGAAATTCTTGGATTGTTCGAAGACGAACTACTGCGAAAGCATTAGCCAAGGATGCTTTCATTGATCAAGAACGAAGGTTTGGGGATCGAAAACGATTAGATACCGTTGTAGTCCAAACAGTAAACGATGCCGACTGGGGATCGGACGAGGCTTATTTTTATGACTCGTTCGGCACCCGAAGAGAAATCTTTGAGTTTAGGTTCGGGGGGGAGTATGGTCGCAAGGCTGAAACTTAAAGGAATTGACGGAAGGGCACCACAAGGTGTGGAGCCTGCGGCTTAATTTGACTCAACACGGGGAAACTCACCAGGTCCAGAGATGCTTAGGATTGACAGATTGAGAGCTCTTTCATGATCGTATCGTTGGTGGTGCATGGCCGTTCTTAGTTGGTGGAGTGATTTGTCTGGTTAATTCCGATAACGAACGAGACCCCGAGCTGCTAAATAGCCCGGCCGGCTTTGGCTGGCCGCTGGCTTCTTAGAGCGACGTCCGGCGTTTAGTCGGAGGAAGTGGGGCAATAACAGGTCTGTGATGCCCTTAGATGTTCTGGGCCGCACGCGCGCTACACTGACAGAGCCAGCGAGTTCACACCACCTTGGCCGGAAGGCCTGGGCAATCTTGTGAAACTCTGTCGTGATGGGGATAGAGCATTGCAATTATTGCTCTTCAACGAGGAATACCTTGTAAGCACGAGTCATCAGCTCGTGTTGAATACGTCCCTGCCCTTTGTACACACCGCCCGTCGCTACTATCGATGAAACTGTAGGTGAGGCCTCGGGAGACGCACTTGCGACCCGGCAACGGGATGCGAGAGTGTCGAACGTGTACGAATCTACAGTTTTAGAGAAAGTAAAAGTCGTAACAAGGTTTCC</text:p>
          </table:table-cell>
          <table:table-cell office:value-type="string" calcext:value-type="string">
            <text:p>d__Eukaryota; p__Basidi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TCACGCTTGTCTAAAAGATTAAGCCATGCAAGTCTAAGTATAAGCAATCTATACTGCGAAACTGCGAACGGCTCATTAAATCAGTTGGAATCTACTCGATGGTCAAATCTACATGGATAACTGTGGAAAATCTAGAGCTAATACATGCACAAAAGCCCCGCAAGGGGTGTATTTATTAGATAAAAGCCAGCGGCTTCGGCCTACGGTGAATCATAATAACTGTTCGAATCGCATGGCCTTGCGCCGGCGATGCTTCGATCGACCATCTGCCCTATCAACTTTCGATGGTAGGATAGGGGCCTACCATGGTGACGACGGGTAACGGGGAATAAGGGTTCGATTCCGGAGAGAGAGCCTTAGAAACGGCTCTCAGGTTTAAGGACTGCAGCAGGCGCGCAAATTACCCAATCCCGACACGGGGAGGTAGTGACAAGAAATAACAATGCAGGGCCCCTCGTGGGTCTTGCAATTGGAATGAGAGCGACGTAAATCCACCATCGAGGATCCACTAGAGGGCAAGTCTGGTGCCAGCAGCCGCGGTAATTCCAGCTCTAGTAGCGTGCATTAAAATTGCTGCCGTTAAAACGCTCGTAGTCGCACTACAGCGCCCGGCCGGCCGGTCCGCTCTCTGAGCGCGTACTGGACCCGGTTGGCGCTTTCCTCCTGGTTGCCGGGCGTGTCGTTCACTCGGCGCGTGCGGCGGACCAGGGACTCTACCTTGAAAAAATCAGAGTGTTCAAAGCAGGCTTATCGCCCGAATACATTAGCATGGAATAATCGAATAGGACGCGCGGTCCTGTTTGTGTTGGCTTCAAGACCGCCGTAATGATGAATAGGGGCAGTTGGGGGCTTTCGTATTCGAACGTCAGAGGTGAAATTCTTGGATTGTTCGAAGACGAACTACTGCGAAAGCATTAGCCAAGGATGCTTTCATTGATCAAGAACGAAGGTTTGGGGATCGAAAACGATTAGATACCGTTGTAGTCCAAACAGTAAACGATGCCGACTGGGGATCGGACGAGGCTTATTTTTATGACTCGTTCGGCACCCGAAGAGAAATCTTTGAGTTTAGGTTCGGGGGGGAGTATGGTCGCAAGGCTGAAACTTAAAGGAATTGACGGAAGGGCACCACAAGGTGTGGAGCCTGCGGCTTAATTTGACTCAACACGGGGAAACTCACCAGGTCCAGAGATGCTTAGGATTGACAGATTGAGAGCTCTTTCATGATCGTATCGTTGGTGGTGCATGGCCGTTCTTAGTTGGTGGAGTGATTTGTCTGGTTAATTCCGATAACGAACGAGACCCCGAGCTGCTAAATAGCCCGGCCGGCTTTGGCTGGCCGCTGGCTTCTTAGAGCGACGTCCGGCGTTTAGTCGGAGGAAGTGGGGCAATAACAGGTCTGTGATGCCCTTAGATGTTCTGGGCCGCACGCGCGCTACACTGACAGAGCCAGCGAGTTCACACCACCTTGGCCGGAAGGCCTGGGCAATCTTGTGAAACTCTGTCGTGATGGGGATAGAGCATTGCAATTATTGCTCTTCAACGAGGAATACCTTGTAAGCACGAGTCATCAGCTCGTGTTGAATACGTCCCTGCCCTTTGTACACACCGCCCGTCGCTACTATCGATGAAACTGTAGGTGAGGCCTCGGGAGACGCACTTGCGACCCGGCAACGGGATGCGAGAGTGTCGAACGTGTACGAATCTACAGTTTTAGAGAAAGTAA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ACAAATTTGTACTGTGAAACTGCGAATGGCTCATTAAATCAGTTATAGTTTATTTGATGGTACCTTGCTACATGGATAACTGTGGTAATTCTAGAGCTAATACATGCGTCAAAGCCGCGACTTCTGGAAGCGGTGTATTTATTAGATAAAAAACCAACGCGGTTCGCCGCTCCCTTGGTGATTCATAATAACTTCTCGAATCGCATGGCCTTGTGCCGGCGATGCTTCATTCAAATATCTGCCCTATCAAGTTTAGATGGTAGGATAGAGGCCTACCATGCTTTCAACGGGTAACGGGGAATAAGGGTTCGATTCCGGAGAGGGAGCCTGAGAAACGGCTACCACATCCAAGGAAGGCAGCAGGCGCGCAAATTACCCAATCCCGACACGGGGAGGTAGTGACAATAAATAACAATACGGGGCTCTTTCGGGTCTCGTAATTGGAATGAGTACAATTTAAATCCCTTAACGAGGAACAATTGGAGGGCAAGTCTGGTGCCAGCAGCCGCGGTAATTCCAGCTCCAATAGCGTATATTAAAGTTGTTGCCGTTAAAAAGCTCGTAGTTGAACTTCCACGGGCGCGCTCGGTCCGCCTCGCGGCGTGTACTTTGCGGGCCCGTGTTCCCTGGTGGTGAGCTCGGATGTCGTTCGTTCGGCGTCCGGGTGAACCGCCTCTGTTACCTTGAGAAAATTAGAGTGTTCAAAGCAGGCTTAACGCCCGAATACATTAGCATGGAATAACGAAATAGGACGCGCGGTTCTATTTTGTTGGTTTCTAGAGTCGCCGTAATGATTAATAGGGATAGTTGGGGGCATTAGTATTCAGTTGCTAGAGGTGAAATTCTTGGATTTACTGAAGACTAACTACTGCGAAAGCATTTGCCAAGGATGTTTTCATTAATCAAGAACGAAGGTTAGGGGATCGAAAACGATCAGATACCGTTGTAGTCTTAACAGTAAACTATGCCGACTAGGGATCGGGCGACCTCTATTTGATGCGTCGCTCGGCACCTTACGAGAAATCAAAGTCTTTGGGTTCGGGGGGGAGTATGGTCGCAAGGCTGAAACTTAAAGGAATTGACGGAAGGGCACCACCAGGAGTGGAGCCTGCGGCTTAATTTGACTCAACACGGGGAAACTCACCAGGTCCAGACATGACTAGGATTGACAGATTGATAGCTCTTTCTTGATTTTATGGGTGGTGGTGCATGGCCGTTCTTAGTTGGTGGAGTGATTTGTCTGGTTAATTCCGATAACGAACGAGACCTTCACGTGCTAAATAGCCGGACGGACTCCGGTCCGTCCCAGGCTTCTTAGACGGACTATCGGCGTCTAGCCGATGGAAGTTGGAGGCAATAACAGGTCTGTGATGCCCTTAGATGTTCTGGGCCGCACGCGCGCTACACTGACAGGGCCAGCGAGTCTCCTACCTTGGCCGGAAGGTCTGGGTAATCTTGTGAAACCCTGTCGTGCTGGGGATAGAGCATTGCAATTATTGCTCTTCAACGAGGAATTCCTAGTAGGCGTGAGTCATCAGCTCGCGTCGATTACGTCCCTGCCCTTTGTACACACCGCCCGTCGCTACTACCGATTGAACGGCTTAGTGAGGTCTTCGGATTGGCTTTGGGGAGCCGGCGACGGCGCCCCGTCGTCGAGAAGTCGATCAAACTTGGTCG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CAAGTATAAACAAATTTGTACTGTGAAACTGCGAATGGCTCATTAAATCAGTTATAGTTTATTTGATGGTACCTTGCTACATGGATAACTGTGGTAATTCTAGAGCTAATACATGCGTCAAAGCCGCGACTTCTGGAAGCGGTGTATTTATTAGATAAAAAACCAACGCGGTTCGCCGCTCCCTTGGTGATTCATAATAACTTCTCGAATCGCATGGCCTTGTGCCGGCGATGCTTCATTCAAATATCTGCCCTATCAAGTTTAGATGGTAGGATAGAGGCCTACCATGCTTTCAACGGGTAACGGGGAATAAGGGTTCGATTCCGGAGAGGGAGCCTGAGAAACGGCTACCACATCCAAGGAAGGCAGCAGGCGCGCAAATTACCCAATCCCGACACGGGGAGGTAGTGACAATAAATAACAATACGGGGCTCTTTCGGGTCTCGTAATTGGAATGAGTACAATTTAAATCCCTTAACGAGGAACAATTGGAGGGCAAGTCTGGTGCCAGCAGCCGCGGTAATTCCAGCTCCAATAGCGTATATTAAAGTTGTTGCCGTTAAAAAGCTCGTAGTTGAACTTCCACGGGCGCGCTCGGTCCGCCTCGCGGCGTGTACTTTGCGGGCCCGTGTTCCCTGGTGGTGAGCTCGGATGTCGTTCGTTCGGCGTCCGGGTGAACCGCCTCTGTTACCTTGAGAAAATTAGAGTGTTCAAAGCAGGCTTAACGCCCGAATACATTAGCATGGAATAACGAAATAGGACGCGCGGTTCTATTTTGTTGGTTTCTAGAGTCGCCGTAATGATTAATAGGGATAGTTGGGGGCATTAGTATTCAGTTGCTAGAGGTGAAATTCTTGGATTTACTGAAGACTAACTACTGCGAAAGCATTTGCCAAGGATGTTTTCATTAATCAAGAACGAAGGTTAGGGGATCGAAAACGATCAGATACCGTTGTAGTCTTAACAGTAAACTATGCCGACTAGGGATCGGGCGACCTCTATTTGATGCGTCGCTCGGCACCTTACGAGAAATCAAAGTCTTTGGGTTCGGGGGGGAGTATGGTCGCAAGGCTGAAACTTAAAGGAATTGACGGAAGGGCACCACCAGGAGTGGAGCCTGCGGCTTAATTTGACTCAACACGGGGAAACTCACCAGGTCCAGACATGACTAGGATTGACAGATTGATAGCTCTTTCTTGATTTTATGGGTGGTGGTGCATGGCCGTTCTTAGTTGGTGGAGTGATTTGTCTGGTTAATTCCGATAACGAACGAGACCTTCACGTGCTAAATAGCCGGACGGACTCCGGTCCGTCCCAGGCTTCTTAGACGGACTATCGGCGTCTAGCCGATGGAAGTTGGAGGCAATAACAGGTCTGTGATGCCCTTAGATGTTCTGGGCCGCACGCGCGCTACACTGACAGGGCCAGCGAGTCTCCTACCTTGGCCGGAAGGTCTGGGTAATCTTGTGAAACCCTGTCGTGCTGGGGATAGAGCATTGCAATTATTGCTCTTCAACGAGGAATTCCTAGTAGGCGTGAGTCATCAGCTCGCGTCGATTACGTCCCTGCCCTTTGTACACACCGCCCGTCGCTACTACCGATTGAACGGCTTAGTGAGGTCTTCGGATTGGCTTTGGGGAGCCGGCGACGGCGCCCCGTCGTCGAGAAGTCGATCAAACTTGGTC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CTGCAGTTAAAAAGCCCGTAGTCGAACTTCAGGCCTGGCTGGGCGGTCTGCCTCACGGTACGTACTGTCCGGCTGGGTCTTACCTCTTGGTGAGCCGGCATGCCCTTTACTGGGTGTGTCGGGGAACCAGGACTTTTACCTTGAGAAAATTAGAGTGTTCAAAGCAGGCCTGTGCCCGAATACATTAGCATGGAATAATAAAATAGGACGTGCGGTTCTATTTTGTTGGTTTCTAGAGTCGCCGTAATGATTAATAGGGACAGTTGGGGGCATTGGTATTCCGGCGCTAGAGGTGAAATTCTTGGATTGCCGGAAGACTAACTACTGCGAAAGCATTTGCCAAGGATGTTTTCATTGATCAAGGACGAAGGTTAGGGGCTCGAAAACGATCAGATACCGTTGTAGTCTTAACAGTAAACTATGCCGACTAGGGATCGGGCGACCTCAATTTCATGTGTCGCTCGGCACCTTACGAGAAATCAAAGTCTTTGGGTTCTGGGGGGAGTATGGTCGCAAGGCTGAAACTTAAAGGAATTGACGGAAGGGCACCACCAGGAGTGGAGCCTGCGGCTTAATTTGACTCAACACGGGGAAACTCACCAGGTCCAGACATGACTAGGATTGACAGATTGATAGCTCTTTCATGATCTCATGGGTGGTGGTGCATGGCCGTTCTTAGTTGGTGGAGTGATTTGTCTGGTTAATTCCGATAACGAACGAGACCTTAACCTGCTAAATAGCCAGGCCGGCTTCTGCTGGTCGCAGGCTTCTTAGAGGGACTGTCGGTGTCTAACCGACGGAAGTTTGAGGCAATAACAGGTCTGTGATGCCCTTAGATGTTCTGGGCCGCACGCGCGCTACACTGACAGAGCCAGCGAGTTCATTTCCTTCGCCGGAAGGCGCGGGTAATCTTGTGAAACTCTGTCGTGCTGGGGATAGAGCATTGCAATTATTGCTCTTCAACGAGGAATTCCTAGTAAGCGCAAGTCATCAGCTTGCGTTGATTACGTCCCTGCCCTTTGTACACACCGCCCGTCGCTACTACCGATTGAATGGCTTAGTGAGGCCTCCGGATCGAGCCCGGGGAGCGGGCAACCGCACCTTGGGTTTGAGAAGCTGG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ACCTTTACACGGTGAAGCTGCGAATGGCTCATTAGGCCACCCATGATTTATTAGATTGTACAATCCTACTTGGATAACTGTGGTAATTCTAGAGCTAATACATGCAAGTAAGCTCCGACCCCTCGGGGGAAGAGCGCGTTTATTAGATCAAAACCAATCGGGTTTTCGGATCCGTACGTTTGGTGACTCTGGATAACTTCGAGCTGATCGCATGGCCTCGTGCCGGCGACGTATCTTTCAAGTGTGTGCCCTATCAACTGTCGATGGTAAGTGATATGCTTACCATGGTGGTAACGGGTAACGGGGAATCAGGGTTCGATTCCGGAGAGGGAGCATGAGAAACGGCTACCACATCCAAGGAAGGCAGCAGGCGCGCAAATTACCCACTCCTGACTCGGGGAGGTAGTGACGAAAAATAACAATACGGGACTCATTCGAGGCCCCGTAATTGGAATGAGTACACTTTAAATCCTTTAACGAGGATCCATTGGAGGGCAAGTCTGGTGCCAGCAGCCGCGGTAATTCCAGCTCCAATAGCGTATATTAAAGTTGCTGCAGTTAAAAAGCCCGTAGTCGAACTTCAGGCCTGGCTGGGCGGTCTGCCTCACGGTACGTACTGTCCGGCTGGGTCTTACCTCTTGGTGAGCCGGCATGCCCTTTACTGGGTGTGTCGGGGAACCAGGACTTTTACCTTGAGAAAATTAGAGTGTTCAAAGCAGGCCTGTGCCCGAATACATTAGCATGGAATAATAAAATAGGACGTGCGGTTCTATTTTGTTGGTTTCTAGAGTCGCCGTAATGATTAATAGGGACAGTTGGGGGCATTGGTATTCCGGCGCTAGAGGTGAAATTCTTGGATTGCCGGAAGACTAACTACTGCGAAAGCATTTGCCAAGGATGTTTTCATTGATCAAGGACGAAGGTTAGGGGCTCGAAAACGATCAGATACCGTTGTAGTCTTAACAGTAAACTATGCCGACTAGGGATCGGGCGACCTCAATTTCATGTGTCGCTCGGCACCTTACGAGAAATCAAAGTCTTTGGGTTCTGGGGGGAGTATGGTCGCAAGGCTGAAACTTAAAGGAATTGACGGAAGGGCACCACCAGGAGTGGAGCCTGCGGCTTAATTTGACTCAACACGGGGAAACTCACCAGGTCCAGACATGACTAGGATTGACAGATTGATAGCTCTTTCATGATCTCATGGGTGGTGGTGCATGGCCGTTCTTAGTTGGTGGAGTGATTTGTCTGGTTAATTCCGATAACGAACGAGACCTTAACCTGCTAAATAGCCAGGCCGGCTTCTGCTGGTCGCAGGCTTCTTAGAGGGACTGTCGGTGTCTAACCGACGGAAGTTTGAGGCAATAACAGGTCTGTGATGCCCTTAGATGTTCTGGGCCGCACGCGCGCTACACTGACAGAGCCAGCGAGTTCATTTCCTTCGCCGGAAGGCGCGGGTAATCTTGTGAAACTCTGTCGTGCTGGGGATAGAGCATTGCAATTATTGCTCTTCAACGAGGAATTCCTAGTAAGCGCAAGTCATCAGCTTGCGTTGATTACGTCCCTGCCCTTTGTACACACCGCCCGTCGCTACTACCGATTGAATGGCTTAGTGAGGCCTCCGGATCGAGCCCGGGGAGCGGGCAACCGCACCTTGGGTTTGAGAAGC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CTTATACTGTGAAACTGCGAATGGCTCATTAAATCAGTTATAGTTTATTTGATGATGCTTTACTACATGGATAACTGTGGTAATTCTAGAGCTAATACATGCGTTAAAGCCCCGACTTCCGGAAGGGGTGTATTTATTAGATAAAAAACCAACGCGGTTTACCGCTCCCTTGGTGATTCATAATAACTTCTCGAATCGCATGACCTTGCGTCGGCGATGCTTCATTCAAATATCTGCCCTATCAACTTTCGATGGTAGGATAGAGGCCTACCATGGTTT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ACCTGGTTGGGCGGTCCGCCTCACGGTGTGTACTGTCTGGCCGGGTCTTACCTCTTGGTGAGCCGGCATGCCCTTCGCTGGGTGTGTCGGGGAACCAGGACTTTTACCTTGAGAAAATTAGAGTGTTCAAAGCAGGCCTACGCCCGAATACATTAGCATGGCATAATAAAATAGGACTTGCGGTTCTATTTTGTTGGTTTCTAGAGTCGCAGTAATGATTAACAGGGATAGTTGGGGGCATTAGTATTCCATTGCTAGAGGTGAAATTCTTGGATTTATGGAAGACTAACTTCTGCGAAAGCATTTGCCAAGGATGTTTTCATTAATCAAGAACGAAGGTCAGGGGATCGAAAACGATCAGATACCGTTGTAGTCTTGACAGTAAACTATGCCGACTAGGGATCGGGCAATCTCATTTCATGTGTTGCTCGGCACCTTACGAGAAATCAAAGTCTTTGGGTTCTGGGGGGAGTATGGTCGCAAGGCTGAAACTTAAAGGAATTGACGGAAGGGCACCACCAGGCGTGGAGCCTGCGGCTTAATTTGACTCAACACGGGGAAACTCACCAGGTCCAGACATAACTAGGATTGACAGATTGATAGCTCTTTCTTGATTTTATGGGTGGTGGTGCATGGCCGTTCTTAGTTGGTGGAGTGATTTGTCTGGTTAATTCCGATAACGAACGAGACCTTAACCTGCTAAATAGCCAGATCGTCTTTGGATGGTCGCCGGCTTCTTAGAGGGACTGTCAGGATCTACCTGACGGAAGTTTGAGGCAATAACAGGTCTGTGATGCCCTTAGATGTTCTGGGCCGCACGCGCGCTACACTGACGGAGCCAGCGAGTTTATCACCTTGGCCGGAAGGTCCGGGTAATCTTGTGAAACTTCGTCGTGCTGGGGATAGAGCATTGCAATTATTGCTCTTCAACGAGGAATGCCTAGTAAGCGCAAGTCATCAGCTTGCGTTGATTACGTCCCTGCCCTTTGTACACACCGCCCGTCGCTACTACCGATTGAATGGCTTAGTGAGGTCTTCGGATTGGCTTTGAGGACCCGGCAACGGGATCTTATTGCTGAGAAGTTGA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CTTATACTGTGAAACTGCGAATGGCTCATTAAATCAGTTATAGTTTATTTGATGATGCTTTACTACATGGATAACTGTGGTAATTCTAGAGCTAATACATGCGTTAAAGCCCCGACTTCCGGAAGGGGTGTATTTATTAGATAAAAAACCAACGCGGTTTACCGCTCCCTTGGTGATTCATAATAACTTCTCGAATCGCATGACCTTGCGTCGGCGATGCTTCATTCAAATATCTGCCCTATCAACTTTCGATGGTAGGATAGAGGCCTACCATGGTTT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ACCTGGTTGGGCGGTCCGCCTCACGGTGTGTACTGTCTGGCCGGGTCTTACCTCTTGGTGAGCCGGCATGCCCTTCGCTGGGTGTGTCGGGGAACCAGGACTTTTACCTTGAGAAAATTAGAGTGTTCAAAGCAGGCCTACGCCCGAATACATTAGCATGGCATAATAAAATAGGACTTGCGGTTCTATTTTGTTGGTTTCTAGAGTCGCAGTAATGATTAACAGGGATAGTTGGGGGCATTAGTATTCCATTGCTAGAGGTGAAATTCTTGGATTTATGGAAGACTAACTTCTGCGAAAGCATTTGCCAAGGATGTTTTCATTAATCAAGAACGAAGGTCAGGGGATCGAAAACGATCAGATACCGTTGTAGTCTTGACAGTAAACTATGCCGACTAGGGATCGGGCAATCTCATTTCATGTGTTGCTCGGCACCTTACGAGAAATCAAAGTCTTTGGGTTCTGGGGGGAGTATGGTCGCAAGGCTGAAACTTAAAGGAATTGACGGAAGGGCACCACCAGGCGTGGAGCCTGCGGCTTAATTTGACTCAACACGGGGAAACTCACCAGGTCCAGACATAACTAGGATTGACAGATTGATAGCTCTTTCTTGATTTTATGGGTGGTGGTGCATGGCCGTTCTTAGTTGGTGGAGTGATTTGTCTGGTTAATTCCGATAACGAACGAGACCTTAACCTGCTAAATAGCCAGATCGTCTTTGGATGGTCGCCGGCTTCTTAGAGGGACTGTCAGGATCTACCTGACGGAAGTTTGAGGCAATAACAGGTCTGTGATGCCCTTAGATGTTCTGGGCCGCACGCGCGCTACACTGACGGAGCCAGCGAGTTTATCACCTTGGCCGGAAGGTCCGGGTAATCTTGTGAAACTTCGTCGTGCTGGGGATAGAGCATTGCAATTATTGCTCTTCAACGAGGAATGCCTAGTAAGCGCAAGTCATCAGCTTGCGTTGATTACGTCCCTGCCCTTTGTACACACCGCCCGTCGCTACTACCGATTGAATGGCTTAGTGAGGTCTTCGGATTGGCTTTGAGGACCCGGCAACGGGATCTTATTGCTGAGAAGTTGATCAAACTTGGTCATTTAGAGGAAGTAA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CTGTACTGTGAAACTGCGAATGGCTCATTAAATCAGTTATAGTTTATTTGATGGTACCTTGCTACATGGATAACTGTGGTAATTCTAGAGCTAATACATGCGTTAAAGCCCCGACTTCCGGAAGGGGTGTATTTATTAGATAAAAAACCAATGCGGTTCGCCGCCCCTTGGTGATTCATAATAACTTCTCGAATCGCATGGCCTTGCGCCGGCGATGCTTCATTCAAATATCTGCCCTATCAACTTTCGATGGTAGGATAGAGGCCTACCATGGTTTTAACGGGTAACGGGGAATAAGGGTTCGATTCCGGAGAGGGAGCCTGAGAAACGGCTACCACATCCAAGGAAGGCAGCAGGCGCGCAAATTACCCAATCCCGACACGGGGAGGTAGTGACAATAAATAACAATACAGGGTCCTTTTGGGTCCTGTAATTGGAATGAGTACAATTTAAATCCCTTAACGAGGAACAATTGGAGGGCAAGTCTGGTGCCAGCAGCCGCGGTAATTCCAGCTCCAATAGCGTATATTAAAGTTGCTGCAGTTAAAAAGCCCGTAGTCGAACTTCAGGCCTGGCCGGGCGGTCTGCCTCACGGTACGTACTGTCTGGCCGGGTCTTACCTCTTGGTGAGCCGGCATGCCCTTTACTGGGTGTGTCGGGGAACCAGGACTTTTACCTTGAGAAAATTAGAGTGTTCAAAGCAGGCCTATGCCCGAATACATTAGCATGGAATAATAGAATAGGACGTGCGGTTCTATTTTGTTGGTTTCTAGAGTCGCCGTAATGATTAATAGGGACAGTTGGGGGCATTGGTATTCAGGCGCTAGAGGTGAAATTCTTGGATTGCCTGAAGACTAACTACTGCGAAAGCATTTGCCAAGGATGTTTTCATTGATCAAGGACGAAGGTTAGGGGCTCGAAAACGATCAGATACCGTTGTAGTCTTAACAGTAAACTATGCCGACTAGGGATCGGGCGACCTCAATCTGATGTGTCGCTCGGCACCTTACGAGAAATCAAAGTCTTTGGGTTCTGGGGGGAGTATGGTCGCAAGGCTGAAACTTAAAGGAATTGACGGAAGGGCACCACCAGGAGTGGAGCCTGCGGCTTAATTTGACTCAACACGGGGAAACTCACCAGGTCCAGACATGACTAGGATTGACAGATTGATAGCTCTTTCATGATCTCATGGGTGGTGGTGCATGGCCGTTCTTAGTTGGTGGAGTGATTTGTCTGGTTAATTCCGATAACGAACGAGACCTTAACCTGCTAAATAGCCAGGCCGGCTTTGGCTGGTCGCGGGCTTCTTAGAGGGACTGTCGGCGTCTAGCCGACGGAAGTTTGAGGCAATAACAGGTCTGTGATGCCCTTAGATGTTCTGGGCCGCACGCGCGCTACACTGACAGAGCCAGCGAGTACACTCCTTGGCCGGAAGGTCCGGGTAATCTTGTGAAACTCTGTCGTGCTGGGGATAGAGCATTGCAATTATTGCTCTTCAACGAGGAATTCCTAGTAAGCGCAAGTCATCAGCTTGCGTTGATTACGTCCCTGCCCTTTGTACACACCGCCCGTCGCTACTACCGATTGAATGGCTTAGTGAGGCCTTCGGATCGGGCCCGAAGAGCGGGCAACCGCATTTTGGGCTTGAGAAGTCGG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CTGTACTGTGAAACTGCGAATGGCTCATTAAATCAGTTATAGTTTATTTGATGGTACCTTGCTACATGGATAACTGTGGTAATTCTAGAGCTAATACATGCGTTAAAGCCCCGACTTCCGGAAGGGGTGTATTTATTAGATAAAAAACCAATGCGGTTCGCCGCCCCTTGGTGATTCATAATAACTTCTCGAATCGCATGGCCTTGCGCCGGCGATGCTTCATTCAAATATCTGCCCTATCAACTTTCGATGGTAGGATAGAGGCCTACCATGGTTTTAACGGGTAACGGGGAATAAGGGTTCGATTCCGGAGAGGGAGCCTGAGAAACGGCTACCACATCCAAGGAAGGCAGCAGGCGCGCAAATTACCCAATCCCGACACGGGGAGGTAGTGACAATAAATAACAATACAGGGTCCTTTTGGGTCCTGTAATTGGAATGAGTACAATTTAAATCCCTTAACGAGGAACAATTGGAGGGCAAGTCTGGTGCCAGCAGCCGCGGTAATTCCAGCTCCAATAGCGTATATTAAAGTTGCTGCAGTTAAAAAGCCCGTAGTCGAACTTCAGGCCTGGCCGGGCGGTCTGCCTCACGGTACGTACTGTCTGGCCGGGTCTTACCTCTTGGTGAGCCGGCATGCCCTTTACTGGGTGTGTCGGGGAACCAGGACTTTTACCTTGAGAAAATTAGAGTGTTCAAAGCAGGCCTATGCCCGAATACATTAGCATGGAATAATAGAATAGGACGTGCGGTTCTATTTTGTTGGTTTCTAGAGTCGCCGTAATGATTAATAGGGACAGTTGGGGGCATTGGTATTCAGGCGCTAGAGGTGAAATTCTTGGATTGCCTGAAGACTAACTACTGCGAAAGCATTTGCCAAGGATGTTTTCATTGATCAAGGACGAAGGTTAGGGGCTCGAAAACGATCAGATACCGTTGTAGTCTTAACAGTAAACTATGCCGACTAGGGATCGGGCGACCTCAATCTGATGTGTCGCTCGGCACCTTACGAGAAATCAAAGTCTTTGGGTTCTGGGGGGAGTATGGTCGCAAGGCTGAAACTTAAAGGAATTGACGGAAGGGCACCACCAGGAGTGGAGCCTGCGGCTTAATTTGACTCAACACGGGGAAACTCACCAGGTCCAGACATGACTAGGATTGACAGATTGATAGCTCTTTCATGATCTCATGGGTGGTGGTGCATGGCCGTTCTTAGTTGGTGGAGTGATTTGTCTGGTTAATTCCGATAACGAACGAGACCTTAACCTGCTAAATAGCCAGGCCGGCTTTGGCTGGTCGCGGGCTTCTTAGAGGGACTGTCGGCGTCTAGCCGACGGAAGTTTGAGGCAATAACAGGTCTGTGATGCCCTTAGATGTTCTGGGCCGCACGCGCGCTACACTGACAGAGCCAGCGAGTACACTCCTTGGCCGGAAGGTCCGGGTAATCTTGTGAAACTCTGTCGTGCTGGGGATAGAGCATTGCAATTATTGCTCTTCAACGAGGAATTCCTAGTAAGCGCAAGTCATCAGCTTGCGTTGATTACGTCCCTGCCCTTTGTACACACCGCCCGTCGCTACTACCGATTGAATGGCTTAGTGAGGCCTTCGGATCGGGCCCGAAGAGCGGGCAACCGCATTTTGGGCTTGAGAAGTCGGTCAAACTTGGTCATTTAGAGGAAGTAAAAGTCGTAACAAGGTTTCC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ACATTGCTACAAGGATAACTGTGGTAATTCTAGAGCTAATACTTGCGCCAAAGCCCCGACTTCTGGAAGGGGTGTATTTATTAGATAAAAAACCAACGCGGCTTCGGTCGCTCCCTTGGTGATTCATAATAACTTCTCGAATCGCATGGCCTTGTGCCGGCGATGCTTCATTCAAATATCTGCCCTATCAACTTTCGATGGTAGGATAGAGGCCTACCATGGTTTCAACGGGTAACGGGGAATAAGGGTTCGATTCCGGAGAGGGAGCCTGAGAAACGGCTACCACATCCAAGGAAGGCAGCAGGCGCGCAAATTACCCAATCCCGACACGGGGAGGTAGTGACAATAAATAACAATATAGGGCTCTATTGGGTCTTATAATTGGAATGAGTACAATTTAAATCCCTTAACGAGGAACAATTGGAGGGCAAGTCTGGTGCCAGCAGCCGCGGTAATTCCAGCTCCAATAGCGTATATTAAAGTTGTTGCAGTTAAAAAGCTCGTAGTTGAACTTCGAACCTGGTTGGGCGGTCCGCCTCACGGTGTGTACTGTTCGGCCGGGCTCTACCTCTTGGTGAGCCCGCATGTCCTTTATTGGATGTGCGGGGGAACCAGGACTTTTACCTTGAGAAAATTAGAGTGTTCAAAGCAGGCATCCGCCCGAATACATTAGCATGGCATAATAAAATAGGACGTGCGGTTCTATTTTGTTGGTTTCTAGAGTCGCCGTAATGATTAATAGGGATAGTTGGGGGCATTTGTATTCCGTTGCTAGAGGTGAAATTCTTGGATTTACGGAAGACAAACTTCTGCGAAAGCATTTGCCAAGGATGTTTTCATTAATCAAGAACGAAGGTTAGGGGATCGAAAACGATCAGATACCGTTGTAGTCTTAACAGTAAACTATGCCGACTAGGGATCGGGCGATCTCACTTTCATGTGTCGCTCGGCACCTTACGAGAAATCAAAGTCTTTGGGTTCTGGGGGGAGTATGGTCGCAAGGCTGAAACTTAAAGGAATTGACGGAAGGGCACCACCAGGCGTGGAGCCTGCGGCTTAATTTGACTCAACACGGGGAAACTCACCAGGTCCAGACATAACTAGGATTGACAGATTGATAGCTCTTTCTTGATTTTATGGGTGGTGGTGCATGGCCGTTCTTAGTTGGTGGAGTGATTTGTCTGGTTAATTCCGATAACGAACGAGACCTTAACCTGCTAAATAGCCAGACCGTCTTCGGATGGTCGCGGGCTTCTTAGAGGGACTGTCAGGATCTACCTGACGGAAGTTTGAGGCAATAACAGGTCTGTGATGCCCTTAGATGTTCTGGGCCGCACGCGCGCTACACTGACAGAGCCAGCGAGTTTATCACCTTGGCCGGAAGGTCCGGGTAATCTTGTGAAACTCTGTCGTGCTGGGGATAGAGCATTGCAATTATTGCTCTTCAACGAGGAATGCCTAGTAAGCGCAAGTCATCAGCTTGCGTTGATTACGTCCCTGCCCTTTGTACACACCGCCCGTCGCTACTACCGATTGAATGGCTTAGTGAGGTCTTCGGATCGGCTCTGGGGACCCGGCAACGGGACTCCGTTGCTGAGAAGTTGA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TGTACTGTGAAACTGCGAATGGCTCATTAAATCAGTTATAGTTTATTTGATGGTACATTGCTACAAGGATAACTGTGGTAATTCTAGAGCTAATACTTGCGCCAAAGCCCCGACTTCTGGAAGGGGTGTATTTATTAGATAAAAAACCAACGCGGCTTCGGTCGCTCCCTTGGTGATTCATAATAACTTCTCGAATCGCATGGCCTTGTGCCGGCGATGCTTCATTCAAATATCTGCCCTATCAACTTTCGATGGTAGGATAGAGGCCTACCATGGTTTCAACGGGTAACGGGGAATAAGGGTTCGATTCCGGAGAGGGAGCCTGAGAAACGGCTACCACATCCAAGGAAGGCAGCAGGCGCGCAAATTACCCAATCCCGACACGGGGAGGTAGTGACAATAAATAACAATATAGGGCTCTATTGGGTCTTATAATTGGAATGAGTACAATTTAAATCCCTTAACGAGGAACAATTGGAGGGCAAGTCTGGTGCCAGCAGCCGCGGTAATTCCAGCTCCAATAGCGTATATTAAAGTTGTTGCAGTTAAAAAGCTCGTAGTTGAACTTCGAACCTGGTTGGGCGGTCCGCCTCACGGTGTGTACTGTTCGGCCGGGCTCTACCTCTTGGTGAGCCCGCATGTCCTTTATTGGATGTGCGGGGGAACCAGGACTTTTACCTTGAGAAAATTAGAGTGTTCAAAGCAGGCATCCGCCCGAATACATTAGCATGGCATAATAAAATAGGACGTGCGGTTCTATTTTGTTGGTTTCTAGAGTCGCCGTAATGATTAATAGGGATAGTTGGGGGCATTTGTATTCCGTTGCTAGAGGTGAAATTCTTGGATTTACGGAAGACAAACTTCTGCGAAAGCATTTGCCAAGGATGTTTTCATTAATCAAGAACGAAGGTTAGGGGATCGAAAACGATCAGATACCGTTGTAGTCTTAACAGTAAACTATGCCGACTAGGGATCGGGCGATCTCACTTTCATGTGTCGCTCGGCACCTTACGAGAAATCAAAGTCTTTGGGTTCTGGGGGGAGTATGGTCGCAAGGCTGAAACTTAAAGGAATTGACGGAAGGGCACCACCAGGCGTGGAGCCTGCGGCTTAATTTGACTCAACACGGGGAAACTCACCAGGTCCAGACATAACTAGGATTGACAGATTGATAGCTCTTTCTTGATTTTATGGGTGGTGGTGCATGGCCGTTCTTAGTTGGTGGAGTGATTTGTCTGGTTAATTCCGATAACGAACGAGACCTTAACCTGCTAAATAGCCAGACCGTCTTCGGATGGTCGCGGGCTTCTTAGAGGGACTGTCAGGATCTACCTGACGGAAGTTTGAGGCAATAACAGGTCTGTGATGCCCTTAGATGTTCTGGGCCGCACGCGCGCTACACTGACAGAGCCAGCGAGTTTATCACCTTGGCCGGAAGGTCCGGGTAATCTTGTGAAACTCTGTCGTGCTGGGGATAGAGCATTGCAATTATTGCTCTTCAACGAGGAATGCCTAGTAAGCGCAAGTCATCAGCTTGCGTTGATTACGTCCCTGCCCTTTGTACACACCGCCCGTCGCTACTACCGATTGAATGGCTTAGTGAGGTCTTCGGATCGGCTCTGGGGACCCGGCAACGGGACTCCGTTGCTGAGAAGTTGA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ACCTTGCTACATGGATAACTGTGGTAATTCTAGAGCTAATACATGCAATCAAGCCCCGACTTCTGGGAGGGGTGTATTTATTAGATAAAAAACCAACGCGGTTCGCCGCTCCCTTGGTGATTCATAATAACTTTTCGAATCGCATGGCCTTGTGCCGGCGATGCTTCATTCAAATATCTGCCCTATCAACTTTCGATGGTAGGATAGAGGCCTACCATGGTTTCAACGGGTAACGGGGAATAAGGGTTCGATTCCGGAGAGGGAGCCTGAGAAACGGCTACCACATCCAAGGAAGGCAGCAGGCGCGCAAATTACCCAATCCCGACACGGGGAGGTAGTGACAATAAATAACAATATAGGGCTCTTTCGGGTCTTATAATTGGAATGAGTACAATTTAAATCCCTTAACGAGGAACAATTGGAGGGCAAGTCTGGTGCCAGCAGCCGCGGTAATTCCAGCTCCAATAGCGTATATTAAAGTTGTTGCAGTTAAAAAGCTCGTAGTTGAACTTCGAGCCTGGCCGGGTGGTCCGTCTAACGGCGTTGTACTGTCTGGCTGGGCTTTACCTCTTGGTGAGCCGGCGTGCCCTTAACTGGGTGCGTCGGGGAACCAGGACTTTTACCTTGAGAAAATTAGAGTGTTCAAAGCAGGCTTATGCCCGAATACATTAGCATGGAATAATGAAATAGGACGTGCGGTTCTATTTTGTTGGTTTCTAGAGTCGCCGTAATGATTAATAGGGACAGTTGGGGGCATTAGTATTCAGTTGCTAGAGGTGAAATTCTTGGATTTACTGAAGACTAACTATTGCGAAAGCATTTGCCAAGGATGTTTTCATTAATCAAGAACGAAGGTTAGGGGATCGAAAACGATCAGATACCGTTGTAGTCTTAACAGTAAACTATGCCGACTAGGGATCGGGCGACCTCAATTTGATGTGTCGCTCGGCACCTTACGAGAAATCAAAGTCTTTGGGTTCTGGGGGGAGTATGGTCGCAAGGCTGAAACTTAAAGGAATTGACGGAAGGGCACCACCAGGAGTGGAGCCTGCGGCTTAATTTGACTCAACACGGGGAAACTCACCAGGTCCAGACATGACTAGGATTGACAGATTGATAGCTCTTTCATGATTTTATGGGTGGTGGTGCATGGCCGTTCTTAGTTGGTGGAGTGATTTGTCTGGTTAATTCCGATAACGAACGAGACCTTAACCTGCTAAATAGCCAGGCCGGCTTTCGCTGGTCTCTGGCTTCTTAGAGGGACTGTCAGCGTCTAGCTGACGGAAGTTTGAGGCAATAACAGGTCTGTGATGCCCTTAGATGTTCTGGGCCGCACGCGCGCTACACTGACAGAGCCAGCGAGTTTTTTTAACCTTGTCCGGAAGGACTGGGTAATCTTGTGAAACTCTGTCGTGCTGGGGATAGAGCATTGCAATTATTGCTCTTCAACGAGGAATTCCTAGTAAGCGTGAGTCATCAGCTCGCGTTGATTACGTCCCTGCCCTTTGTACACACCGCCCGTCGCTACTACCGATTGAATGGCTTAGTGAGGTCTCCGGATTGGCTTCGGGGAACCGGCGACGGTACCCTGTTGCTGAGAAGCTGA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TGTACTGTGAAACTGCGAATGGCTCATTAAATCAGTTATAGTTTATTTGATGGTACCTTGCTACATGGATAACTGTGGTAATTCTAGAGCTAATACATGCAATCAAGCCCCGACTTCTGGGAGGGGTGTATTTATTAGATAAAAAACCAACGCGGTTCGCCGCTCCCTTGGTGATTCATAATAACTTTTCGAATCGCATGGCCTTGTGCCGGCGATGCTTCATTCAAATATCTGCCCTATCAACTTTCGATGGTAGGATAGAGGCCTACCATGGTTTCAACGGGTAACGGGGAATAAGGGTTCGATTCCGGAGAGGGAGCCTGAGAAACGGCTACCACATCCAAGGAAGGCAGCAGGCGCGCAAATTACCCAATCCCGACACGGGGAGGTAGTGACAATAAATAACAATATAGGGCTCTTTCGGGTCTTATAATTGGAATGAGTACAATTTAAATCCCTTAACGAGGAACAATTGGAGGGCAAGTCTGGTGCCAGCAGCCGCGGTAATTCCAGCTCCAATAGCGTATATTAAAGTTGTTGCAGTTAAAAAGCTCGTAGTTGAACTTCGAGCCTGGCCGGGTGGTCCGTCTAACGGCGTTGTACTGTCTGGCTGGGCTTTACCTCTTGGTGAGCCGGCGTGCCCTTAACTGGGTGCGTCGGGGAACCAGGACTTTTACCTTGAGAAAATTAGAGTGTTCAAAGCAGGCTTATGCCCGAATACATTAGCATGGAATAATGAAATAGGACGTGCGGTTCTATTTTGTTGGTTTCTAGAGTCGCCGTAATGATTAATAGGGACAGTTGGGGGCATTAGTATTCAGTTGCTAGAGGTGAAATTCTTGGATTTACTGAAGACTAACTATTGCGAAAGCATTTGCCAAGGATGTTTTCATTAATCAAGAACGAAGGTTAGGGGATCGAAAACGATCAGATACCGTTGTAGTCTTAACAGTAAACTATGCCGACTAGGGATCGGGCGACCTCAATTTGATGTGTCGCTCGGCACCTTACGAGAAATCAAAGTCTTTGGGTTCTGGGGGGAGTATGGTCGCAAGGCTGAAACTTAAAGGAATTGACGGAAGGGCACCACCAGGAGTGGAGCCTGCGGCTTAATTTGACTCAACACGGGGAAACTCACCAGGTCCAGACATGACTAGGATTGACAGATTGATAGCTCTTTCATGATTTTATGGGTGGTGGTGCATGGCCGTTCTTAGTTGGTGGAGTGATTTGTCTGGTTAATTCCGATAACGAACGAGACCTTAACCTGCTAAATAGCCAGGCCGGCTTTCGCTGGTCTCTGGCTTCTTAGAGGGACTGTCAGCGTCTAGCTGACGGAAGTTTGAGGCAATAACAGGTCTGTGATGCCCTTAGATGTTCTGGGCCGCACGCGCGCTACACTGACAGAGCCAGCGAGTTTTTTTAACCTTGTCCGGAAGGACTGGGTAATCTTGTGAAACTCTGTCGTGCTGGGGATAGAGCATTGCAATTATTGCTCTTCAACGAGGAATTCCTAGTAAGCGTGAGTCATCAGCTCGCGTTGATTACGTCCCTGCCCTTTGTACACACCGCCCGTCGCTACTACCGATTGAATGGCTTAGTGAGGTCTCCGGATTGGCTTCGGGGAACCGGCGACGGTACCCTGTTGCTGAGAAGCTGATCAAACTTGGTCATTTAGAGGAAGTAAAAGTCGTAACAAGGTTTCC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ACCTTGCTACATGGATAACTGTGGTAATTCTAGAGCTAATACATGCGTCAAAGCCCCGACTTCTGGAAGGGGTGTATTTATTAGATAAAAAACCAACGCGGTTCGCCGCTCCTTTGGTGATTCATAATAACTTCTCGAATCGCATGGCCTTGTGCCGGCGATGCTTCATTCAAATATCTGCCCTATCAAGTTTAGATGGTAGGATAGAGGCCTACCATGCTTTCAACGGGTAACGGGGAATAAGGGTTCGATTCCGGAGAGGGAGCCTGAGAAACGGCTACCACATCCAAGGAAGGCAGCAGGCGCGCAAATTACCCAATCCCGACACGGGGAGGTAGTGACAATAAATAACAATATGGGGCTCATTTGGGTCCCATAATTGGAATGAGTACAATTTAAATCCCTTAACGAGGAACAATTGGAGGGCAAGTCTGGTGCCAGCAGCCGCGGTAATTCCAGCTCCAATAGCGTATATTAAAGTTGTTGCCGTTAAAAAGCTCGTAGTTGAACTTCCACGGGCCCACGCGGTCTGCCTCACGGTATGTACTGTGTGGGTCCGTGTTCCTTGGTGGTGAGCCTGGATGCCGTTTATTCGGTGTCTAGGTGAACCACCTCTGTTACCTTGAGAAAATTAGAGTGTTCAAAGCAGGCAAATGCCCGAATACATTAGCATGGAATAACGAAATAGGACGTGCGGTTCTATTTTGTTGGTTTCTAGAGTCGCCGTAATGATTAATAGGGATAGTTGGGGGCATTAGTATTCAGTTGCTAGAGGTGAAATTCTTGGATTTACTGAAGACTAACTACTGCGAAAGCATTTGCCAAGGATGTTTTCATTAATCAAGAACGAAGGTTAGGGGATCGAAAACGATCAGATACCGTTGTAGTCTTAACAGTAAACTATGCCGACTAGGGATCGGGCGACCTCAATTTGATGTGTCGCTCGGCACCTTACGAGAAATCAAAGTCTTTGGGTTCGGGGGGGAGTATGGTCGCAAGGCTGAAACTTAAAGGAATTGACGGAAGGGCACCACCAGGAGTGGAGCCTGCGGCTTAATTTGACTCAACACGGGGAAACTCACCAGGTCCAGACATAACTAGGATTGACAGATTGATAGCTCTTTCTTGATTTTATGGGTGGTGGTGCATGGCCGTTCTTAGTTGGTGGAGTGATTTGTCTGGTTAATTCCGATAACGAACGAGACCTTCCCGTGCTAAATAGCCCGGCCGGCTTTGGCTGGTCGCCGGCTTCTTAGACGGACTATCAGCGTTTAGCTGATGGAAGTTGGAGGCAATAACAGGTCTGTGATGCCCTTAGATGTTCTGGGCCGCACGCGCGCTACACTGACAGAGCCAGCGAGTTTATCACCTTGGCCGGAAGGTCTGGGTAATCTTGTGAAACTCTGTCGTGCTGGGGATAGAGCATTGCAATTATTGCTCTTCAACGAGGAATTCCTAGTAGGCGTGAGTCATCAGCTCGCGTCGATTACGTCCCTGCCCTTTGTACACACCGCCCGTCGCTACTACCGATTGAACGGCTTAGTGAGGTCTTCGGATTGGCTTCGGGGAGCCGGCAACGGCACCTTGTTGCTGAGAAGTTGATCAAACTTGGTCG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TGTACTGTGAAACTGCGAATGGCTCATTAAATCAGTTATAGTTTATTTGATGGTACCTTGCTACATGGATAACTGTGGTAATTCTAGAGCTAATACATGCGTCAAAGCCCCGACTTCTGGAAGGGGTGTATTTATTAGATAAAAAACCAACGCGGTTCGCCGCTCCTTTGGTGATTCATAATAACTTCTCGAATCGCATGGCCTTGTGCCGGCGATGCTTCATTCAAATATCTGCCCTATCAAGTTTAGATGGTAGGATAGAGGCCTACCATGCTTTCAACGGGTAACGGGGAATAAGGGTTCGATTCCGGAGAGGGAGCCTGAGAAACGGCTACCACATCCAAGGAAGGCAGCAGGCGCGCAAATTACCCAATCCCGACACGGGGAGGTAGTGACAATAAATAACAATATGGGGCTCATTTGGGTCCCATAATTGGAATGAGTACAATTTAAATCCCTTAACGAGGAACAATTGGAGGGCAAGTCTGGTGCCAGCAGCCGCGGTAATTCCAGCTCCAATAGCGTATATTAAAGTTGTTGCCGTTAAAAAGCTCGTAGTTGAACTTCCACGGGCCCACGCGGTCTGCCTCACGGTATGTACTGTGTGGGTCCGTGTTCCTTGGTGGTGAGCCTGGATGCCGTTTATTCGGTGTCTAGGTGAACCACCTCTGTTACCTTGAGAAAATTAGAGTGTTCAAAGCAGGCAAATGCCCGAATACATTAGCATGGAATAACGAAATAGGACGTGCGGTTCTATTTTGTTGGTTTCTAGAGTCGCCGTAATGATTAATAGGGATAGTTGGGGGCATTAGTATTCAGTTGCTAGAGGTGAAATTCTTGGATTTACTGAAGACTAACTACTGCGAAAGCATTTGCCAAGGATGTTTTCATTAATCAAGAACGAAGGTTAGGGGATCGAAAACGATCAGATACCGTTGTAGTCTTAACAGTAAACTATGCCGACTAGGGATCGGGCGACCTCAATTTGATGTGTCGCTCGGCACCTTACGAGAAATCAAAGTCTTTGGGTTCGGGGGGGAGTATGGTCGCAAGGCTGAAACTTAAAGGAATTGACGGAAGGGCACCACCAGGAGTGGAGCCTGCGGCTTAATTTGACTCAACACGGGGAAACTCACCAGGTCCAGACATAACTAGGATTGACAGATTGATAGCTCTTTCTTGATTTTATGGGTGGTGGTGCATGGCCGTTCTTAGTTGGTGGAGTGATTTGTCTGGTTAATTCCGATAACGAACGAGACCTTCCCGTGCTAAATAGCCCGGCCGGCTTTGGCTGGTCGCCGGCTTCTTAGACGGACTATCAGCGTTTAGCTGATGGAAGTTGGAGGCAATAACAGGTCTGTGATGCCCTTAGATGTTCTGGGCCGCACGCGCGCTACACTGACAGAGCCAGCGAGTTTATCACCTTGGCCGGAAGGTCTGGGTAATCTTGTGAAACTCTGTCGTGCTGGGGATAGAGCATTGCAATTATTGCTCTTCAACGAGGAATTCCTAGTAGGCGTGAGTCATCAGCTCGCGTCGATTACGTCCCTGCCCTTTGTACACACCGCCCGTCGCTACTACCGATTGAACGGCTTAGTGAGGTCTTCGGATTGGCTTCGGGGAGCCGGCAACGGCACCTTGTTGCTGAGAAGTTGATCAAACTTGGTCGTTTAGAGGAAGTAAAAGTCGTAACAAGGTTTCC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CCCTTGCTACATGGATAACTGTGGTAATTCTAGAGCTAATACATGCATCAAAGCCCCGACTTCCGGAAGGGGTGTATTTATTAGATAAAAAACCAACGCGGTCCGCCGCTCCCTTGGTGATTCATAATAACTTCTCGAATCGCATGGCCTTGCGCCGGCGATGCTTCATTCAAATATCTGCCCTATCAACTTTCGATGGTAGGATAGAGGCCTACCATGGTTTCAACGGGTAACGGGGAATAAGGGTTCGATTCCGGAGAGGGAGCCTGAGAAACGGCTACCACATCCAAGGAAGGCAGCAGGCGCGCAAATTACCCAATCCCGACACGGGGAGGTAGTGACAATAAATATCAATATAGGGCTCTTTTGGGTCTTATAATTGGAATGAGTACAATTTAAATCCCTTAACGAGGAACAATTGGAGGGCAAGTCTGGTGCCAGCAGCCGCGGTAATTCCAGCTCCAATAGCGTATATTAAAGTTGTTGCAGTTAAAAAGCTCGTAGTTGAACTTCAGACCTGGCCGGGCGGTCCGCCTAACGGCGCGTACTGTCTGGCCGGGCCTTACCTCTTGGTGAGCCGGCATGCCCTTCACTGGGTGCGTCGGGGAACCAGGACGTTTACCTTGAGAAAATTAGAGTGTTCAAAGCAGGCAATCGCCCGAATACATTAGCATGGAATAATAGAATAGGACGTGCGGTTCTATTTTGTTGGTTTCTAGAGTCGCCGTAATGATTAATAGGGACAGTTGGGGGCATTAGTATTCAGTCGCTAGAGGTGAAATTCTTGGATTGACTGAAGACTAACTTCTGCGAAAGCATTTGCCAAGGATGTTTTCATTAATCAAGAACGAAGGTTAGGGGATCGAAAACGATCAGATACCGTTGTAGTCTTAACAGTAAACGATGCCGACTAGGGATCGGGCCGTCTCACTTTTATGTGCGGCTCGGCACCTTACGAGAAATCAAAGTCTTTGGGTTCTGGGGGGAGTATGGTCGCAAGGCTGAAACTTAAAGGAATTGACGGAAGGGCACCACCAGGAGTGGAGCCTGCGGCTTAATTTGACTCAACACGGGGAAACTCACCAGGTCCAGACATAACTAGGATTGACAGATTGATAGCTCTTTCATGATCTTATGGGTGGTGGTGCATGGCCGTTCTTAGTTGGTGGAGTGATTTGTCTGGTTAATTCCGATAACGAACGAGACCTTAACCTGCTAAATAGCCAGGCCGGCTTTTGCTGGTCTCCGGCTTCTTAGAGGGACTGTCGGCGTCTAGCCGACGGAAGTTTGAGGCAATAACAGGTCTGTGATGCCCTTAGATGTTCTGGGCCGCACGCGCGCTACACTGACAGAGCCAGCGAGTTTATCACCTTGGCCGGAAGGTCTGGGTAATCTTGTGAAACTCTGTCGTGCTGGGGATAGAGCATTGCAATTATTGCTCTTCAACGAGGAATTCCTAGTAAGCGTGAGTCATCAGCTCGCGTTGATTACGTCCCTGCCCTTTGTACACACCGCCCGTCGCTACTACCGATTGAATGGCTTAGTGAGGTCTCCGGATTGGCGTCGAGGATCCGGCAACGGAACCTCTTCGCTGAGAAGCTGA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TGTACTGTGAAACTGCGAATGGCTCATTAAATCAGTTATAGTTTATTTGATGGTCCCTTGCTACATGGATAACTGTGGTAATTCTAGAGCTAATACATGCATCAAAGCCCCGACTTCCGGAAGGGGTGTATTTATTAGATAAAAAACCAACGCGGTCCGCCGCTCCCTTGGTGATTCATAATAACTTCTCGAATCGCATGGCCTTGCGCCGGCGATGCTTCATTCAAATATCTGCCCTATCAACTTTCGATGGTAGGATAGAGGCCTACCATGGTTTCAACGGGTAACGGGGAATAAGGGTTCGATTCCGGAGAGGGAGCCTGAGAAACGGCTACCACATCCAAGGAAGGCAGCAGGCGCGCAAATTACCCAATCCCGACACGGGGAGGTAGTGACAATAAATATCAATATAGGGCTCTTTTGGGTCTTATAATTGGAATGAGTACAATTTAAATCCCTTAACGAGGAACAATTGGAGGGCAAGTCTGGTGCCAGCAGCCGCGGTAATTCCAGCTCCAATAGCGTATATTAAAGTTGTTGCAGTTAAAAAGCTCGTAGTTGAACTTCAGACCTGGCCGGGCGGTCCGCCTAACGGCGCGTACTGTCTGGCCGGGCCTTACCTCTTGGTGAGCCGGCATGCCCTTCACTGGGTGCGTCGGGGAACCAGGACGTTTACCTTGAGAAAATTAGAGTGTTCAAAGCAGGCAATCGCCCGAATACATTAGCATGGAATAATAGAATAGGACGTGCGGTTCTATTTTGTTGGTTTCTAGAGTCGCCGTAATGATTAATAGGGACAGTTGGGGGCATTAGTATTCAGTCGCTAGAGGTGAAATTCTTGGATTGACTGAAGACTAACTTCTGCGAAAGCATTTGCCAAGGATGTTTTCATTAATCAAGAACGAAGGTTAGGGGATCGAAAACGATCAGATACCGTTGTAGTCTTAACAGTAAACGATGCCGACTAGGGATCGGGCCGTCTCACTTTTATGTGCGGCTCGGCACCTTACGAGAAATCAAAGTCTTTGGGTTCTGGGGGGAGTATGGTCGCAAGGCTGAAACTTAAAGGAATTGACGGAAGGGCACCACCAGGAGTGGAGCCTGCGGCTTAATTTGACTCAACACGGGGAAACTCACCAGGTCCAGACATAACTAGGATTGACAGATTGATAGCTCTTTCATGATCTTATGGGTGGTGGTGCATGGCCGTTCTTAGTTGGTGGAGTGATTTGTCTGGTTAATTCCGATAACGAACGAGACCTTAACCTGCTAAATAGCCAGGCCGGCTTTTGCTGGTCTCCGGCTTCTTAGAGGGACTGTCGGCGTCTAGCCGACGGAAGTTTGAGGCAATAACAGGTCTGTGATGCCCTTAGATGTTCTGGGCCGCACGCGCGCTACACTGACAGAGCCAGCGAGTTTATCACCTTGGCCGGAAGGTCTGGGTAATCTTGTGAAACTCTGTCGTGCTGGGGATAGAGCATTGCAATTATTGCTCTTCAACGAGGAATTCCTAGTAAGCGTGAGTCATCAGCTCGCGTTGATTACGTCCCTGCCCTTTGTACACACCGCCCGTCGCTACTACCGATTGAATGGCTTAGTGAGGTCTCCGGATTGGCGTCGAGGATCCGGCAACGGAACCTCTTCGCTGAGAAGCTGATCAAACTTGGTCATTTAGAGGAAGTAAAAGTCGTAACAAGGTTTCC</text:p>
          </table:table-cell>
          <table:table-cell office:value-type="string" calcext:value-type="string">
            <text:p>6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GCATTGCTACATGGATAACTGTGGTAATTCTAGAGCTAATACATGCAATCAAGCCCCGACTTCTGGGAGGGGTGTATTTATTAGATAAAAAGCCAACGCGGTTCGCCGCTCCTTTGGTGATTCATAATAACTTCTCGAATCGCATGGCCTTGCGCCGGCGATGCTTCATTCAAATATCTGCCCTATCAACTTTCGATGGTAGGATAGAGGCCTACCATGGTTTCAACGGGTAACGGGGAATAAGGGTTCGATTCCGGAGAGGGAGCCTGAGAAACGGCTACCACTTCCAAGGAAGGCAGCAGGCGCGCAAATTACCCAATCCCGATACGGGGAGGTAGTGACAATAAATAACAATATAGGGCCCTTTTGGGTCTTATAATTGGAATGAGTACAATTTAAATCCCTTAACGAGGAACAATTGGAGGGCAAGTCTGGTGCCAGCAGCCGCGGTAATTCCAGCTCCAATAGCGTATATTAAAGTTGTTGCAGTTAAAAAGCTCGTAGTTGAACTTCAGACCTGGCCGGGCGGTCCGCTTTTCGGCGTGTTACTGTCTGGCCGGGCCTTACCTCTTGGTGAGCCTGCATGCCCTTTACTGGACGTGTAGGAGAACCAGGACCTTTACCTTGAGAAAATTAGAGTGTTCAAAGCAGGCATACGCCCGAATACATTAGCATGGAATAATAAAATAGGACGTGCGGTTCTATTTTGTTGGTTTCTAGAGTCGCCGTAATGATTAATAGGGATAGTTGGGGGCATTAGTATTCAGTTGCTAGAGGTGAAATTCTTGGATTTACTGAAGACTAACTACTGCGAAAGCATTTGCCAAGGATGTTTTCATTAATCAAGAACGAAGGTTAGGGGATCGAAAACGATCAGATACCGTTGTAGTCTTAACAGTAAACTATGCCGACTAGGGATCGGGCGACCTCACTATTATGTGTCGCTCGGCACCTTACGAGAAATCAAAGTCTTTGGGTTCTGGGGGGAGTATGGTCGCAAGGCTGAAACTTAAAGGAATTGACGGAAGGGCACCACCAGGAGTGGAGCCTGCGGCTTAATTTGACTCAACACGGGGAAACTCACCAGGTCCAGACATAACTAGGATTGACAGATTGATAGCTCTTTCTTGATTTTATGGGTGGTGGTGCATGGCCGTTCTTAGTTGGTGGAGTGATTTGTCTGGTTAATTCCGATAACGAACGAGACCTTAACCTGCTAAATAGTCAGGCCGACTTTATGTTGGTCGCCGGCTTCTTAGAGGGACTATCAGCGTTTAGCTGATGGAAGTTTGAGGCAATAACAGGTCTGTGATGCCCTTAGATGTTCTGGGCCGCACGCGCGCTACACTGACAGAGCCAGCGAGTTTCTTTTTCCCTTGGCCGGAAGGCTGTGGTAATCTTGTGAAACTCTGTCGTGCTGGGGATAGAGCATTGCAATTATTGCTCTTCAACGAGGAATTCCTAGTAAGCGTGAGTCATCAGCTCGCGTTGATTACGTCCCTGCCCTTTGTACACACCGCCCGTCGCTACTACCGATTGAATGGCTTAGTGAGGCCTCCGGATCGGCGTTGGGGAGCCGGCAACGGCACCTTGACGCTGAGAAGCTGA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TGTACTGTGAAACTGCGAATGGCTCATTAAATCAGTTATAGTTTATTTGATGGTGCATTGCTACATGGATAACTGTGGTAATTCTAGAGCTAATACATGCAATCAAGCCCCGACTTCTGGGAGGGGTGTATTTATTAGATAAAAAGCCAACGCGGTTCGCCGCTCCTTTGGTGATTCATAATAACTTCTCGAATCGCATGGCCTTGCGCCGGCGATGCTTCATTCAAATATCTGCCCTATCAACTTTCGATGGTAGGATAGAGGCCTACCATGGTTTCAACGGGTAACGGGGAATAAGGGTTCGATTCCGGAGAGGGAGCCTGAGAAACGGCTACCACTTCCAAGGAAGGCAGCAGGCGCGCAAATTACCCAATCCCGATACGGGGAGGTAGTGACAATAAATAACAATATAGGGCCCTTTTGGGTCTTATAATTGGAATGAGTACAATTTAAATCCCTTAACGAGGAACAATTGGAGGGCAAGTCTGGTGCCAGCAGCCGCGGTAATTCCAGCTCCAATAGCGTATATTAAAGTTGTTGCAGTTAAAAAGCTCGTAGTTGAACTTCAGACCTGGCCGGGCGGTCCGCTTTTCGGCGTGTTACTGTCTGGCCGGGCCTTACCTCTTGGTGAGCCTGCATGCCCTTTACTGGACGTGTAGGAGAACCAGGACCTTTACCTTGAGAAAATTAGAGTGTTCAAAGCAGGCATACGCCCGAATACATTAGCATGGAATAATAAAATAGGACGTGCGGTTCTATTTTGTTGGTTTCTAGAGTCGCCGTAATGATTAATAGGGATAGTTGGGGGCATTAGTATTCAGTTGCTAGAGGTGAAATTCTTGGATTTACTGAAGACTAACTACTGCGAAAGCATTTGCCAAGGATGTTTTCATTAATCAAGAACGAAGGTTAGGGGATCGAAAACGATCAGATACCGTTGTAGTCTTAACAGTAAACTATGCCGACTAGGGATCGGGCGACCTCACTATTATGTGTCGCTCGGCACCTTACGAGAAATCAAAGTCTTTGGGTTCTGGGGGGAGTATGGTCGCAAGGCTGAAACTTAAAGGAATTGACGGAAGGGCACCACCAGGAGTGGAGCCTGCGGCTTAATTTGACTCAACACGGGGAAACTCACCAGGTCCAGACATAACTAGGATTGACAGATTGATAGCTCTTTCTTGATTTTATGGGTGGTGGTGCATGGCCGTTCTTAGTTGGTGGAGTGATTTGTCTGGTTAATTCCGATAACGAACGAGACCTTAACCTGCTAAATAGTCAGGCCGACTTTATGTTGGTCGCCGGCTTCTTAGAGGGACTATCAGCGTTTAGCTGATGGAAGTTTGAGGCAATAACAGGTCTGTGATGCCCTTAGATGTTCTGGGCCGCACGCGCGCTACACTGACAGAGCCAGCGAGTTTCTTTTTCCCTTGGCCGGAAGGCTGTGGTAATCTTGTGAAACTCTGTCGTGCTGGGGATAGAGCATTGCAATTATTGCTCTTCAACGAGGAATTCCTAGTAAGCGTGAGTCATCAGCTCGCGTTGATTACGTCCCTGCCCTTTGTACACACCGCCCGTCGCTACTACCGATTGAATGGCTTAGTGAGGCCTCCGGATCGGCGTTGGGGAGCCGGCAACGGCACCTTGACGCTGAGAAGCTGA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AGTTTATTTGATGGTACCTTGCTACATGGATAACTGTGGTAATTCTAGAGCTAATACATGCAATCAAGCCCCGACTTCCGGAAGGGGTGTATTTATTAGATAAAAAACCAACGCGGCTTGCCGCTCCATTGGTGATTCATAATAACTTCTCGAATCGCATGGCCTTGTGCCGGCGATGCTTCATTCAAATATCTGCCCTATCAACTTTCGATGGTAGGATAGAGGCCTACCATGGTTTCAACGGGTAACGGGGAATAAGGGTTCGATTCCGGAGAGGGAGCCTGAGAAACGGCTACCACATCTAAGGAAGGCAGCAGGCGCGCAAATTACCCAATCCCGACACGGGGAGGTAGTGACAATAAATAACAATATAGGGCTCTTTTGGGTCTTATAATTGGAATGAGTACAATTTAAATCCCTTAACGAGAAACAATTGGAGGGCAAGTCTGGTGCCAGCAGCCGCGGTAATTCCAGCTCCAATAGCGTATATTAAAGTTGTTGCAGTTAAAAAGCTCGTAGTTGAACTTCAGGCCTGGCCGGGCGGTCTGCCTCACGGTACGTACTGTCTGACCGGGCCTTACCTCTTGGTGAACCGGCATGCCCTTCACTGGGTGTGTCGGGGAACCAGGACTTTTACCTTGAGAAAATTAGAGTGTTCAAAGCAGGCATTTGCCTGAATACATTAGCATGGAATAATAGAATAGGACGTGCGGTTCTATTTTGTTGGTTTCTAGACCCGCCGTAATGATTAATAGGGACAGTTGGGGGCATTAGTATTCAGTTGCTAGAGGTGAAATTCTTGGATTTACTGAAGACTAACTTCTGCGAAAGCATTTGCCAAGGATGTTTTCATTAATCAAGAACGAAGGTTAGGGGATCGAAAACGATCAGATACCGTTGTAGTCTTAACAGTAAACTATGCCGACTAGGGATCGGGCGACCTCAAATTTATGCGTCGCTCGGCACCTTACGAGAAATCAAAGTCTTTGGGTTCTGGGGGGAGTATGGTCGCAAGGCTGAAACTTAAAGGAATTGACGGAAGGGCACCACCAGGAGTGGAGCCTGCGGCTTAATTTGACTCAACACGGGGAAACTCACCAGGTCCAGACATAACTAGGATTGACAGATTGATAGCTCTTTCTTGATTTTATGGGTGGTGGTGCATGGCCGTTCTTAGTTGGTGGAGTGATTTGTCTGGTTAATTCCGATAACGAACGAGACCTTAACCTGCTAAATAGCCAGGCCGGCTTTGGCTGGTCGCAGGCTTCTTAGAGGGACTATCGGCATCTAGCCGATGGAAGTTTGAGGCAATAACAGGTCTGTGATGCCCTTAGATGTTCTGGGCCGCACGCGCGCTACACTGACAGAGCCAGCGAGTTCATCACCTTGGCCGGAAGGTCTGGGTAATCTTGTGAAACTCTGTCGTGCTGGGGATAGAGCATTGCAATTATTGCTCTTCAACGAGGAATTCCTAGTAAGCGTGAGTCATCAGCTCGCGTTGATTACGTCCCTGCCCTTTGTACACACCGCCCGTCGCTACTACCGATTGAATGGCTTAGTGAGGTCTCCGGATCGGCTTTGGGGAGCCGGCAACGGCACCCTATTGCTGAGAAGCTGA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GTACTGTGAAACTGCGAATGGCTCATTAAATCAGTTATAGTTTATTTGATGGTACCTTGCTACATGGATAACTGTGGTAATTCTAGAGCTAATACATGCAATCAAGCCCCGACTTCCGGAAGGGGTGTATTTATTAGATAAAAAACCAACGCGGCTTGCCGCTCCATTGGTGATTCATAATAACTTCTCGAATCGCATGGCCTTGTGCCGGCGATGCTTCATTCAAATATCTGCCCTATCAACTTTCGATGGTAGGATAGAGGCCTACCATGGTTTCAACGGGTAACGGGGAATAAGGGTTCGATTCCGGAGAGGGAGCCTGAGAAACGGCTACCACATCTAAGGAAGGCAGCAGGCGCGCAAATTACCCAATCCCGACACGGGGAGGTAGTGACAATAAATAACAATATAGGGCTCTTTTGGGTCTTATAATTGGAATGAGTACAATTTAAATCCCTTAACGAGAAACAATTGGAGGGCAAGTCTGGTGCCAGCAGCCGCGGTAATTCCAGCTCCAATAGCGTATATTAAAGTTGTTGCAGTTAAAAAGCTCGTAGTTGAACTTCAGGCCTGGCCGGGCGGTCTGCCTCACGGTACGTACTGTCTGACCGGGCCTTACCTCTTGGTGAACCGGCATGCCCTTCACTGGGTGTGTCGGGGAACCAGGACTTTTACCTTGAGAAAATTAGAGTGTTCAAAGCAGGCATTTGCCTGAATACATTAGCATGGAATAATAGAATAGGACGTGCGGTTCTATTTTGTTGGTTTCTAGACCCGCCGTAATGATTAATAGGGACAGTTGGGGGCATTAGTATTCAGTTGCTAGAGGTGAAATTCTTGGATTTACTGAAGACTAACTTCTGCGAAAGCATTTGCCAAGGATGTTTTCATTAATCAAGAACGAAGGTTAGGGGATCGAAAACGATCAGATACCGTTGTAGTCTTAACAGTAAACTATGCCGACTAGGGATCGGGCGACCTCAAATTTATGCGTCGCTCGGCACCTTACGAGAAATCAAAGTCTTTGGGTTCTGGGGGGAGTATGGTCGCAAGGCTGAAACTTAAAGGAATTGACGGAAGGGCACCACCAGGAGTGGAGCCTGCGGCTTAATTTGACTCAACACGGGGAAACTCACCAGGTCCAGACATAACTAGGATTGACAGATTGATAGCTCTTTCTTGATTTTATGGGTGGTGGTGCATGGCCGTTCTTAGTTGGTGGAGTGATTTGTCTGGTTAATTCCGATAACGAACGAGACCTTAACCTGCTAAATAGCCAGGCCGGCTTTGGCTGGTCGCAGGCTTCTTAGAGGGACTATCGGCATCTAGCCGATGGAAGTTTGAGGCAATAACAGGTCTGTGATGCCCTTAGATGTTCTGGGCCGCACGCGCGCTACACTGACAGAGCCAGCGAGTTCATCACCTTGGCCGGAAGGTCTGGGTAATCTTGTGAAACTCTGTCGTGCTGGGGATAGAGCATTGCAATTATTGCTCTTCAACGAGGAATTCCTAGTAAGCGTGAGTCATCAGCTCGCGTTGATTACGTCCCTGCCCTTTGTACACACCGCCCGTCGCTACTACCGATTGAATGGCTTAGTGAGGTCTCCGGATCGGCTTTGGGGAGCCGGCAACGGCACCCTATTGCTGAGAAGCTGA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GTATACTGTGAAACTGCGAATGGCTCATTAAATCAGTTATAGTTTATTTGATGTTAAATTGCTACATGGATAACTGTGGTAATTCTAGAGCTAATACATGCACAAAAAGCCCCGACTTCTGGAAGGGGTGTATTTATTAGATAAAAAACCAACGCGGCTCGCCGCTCGTTTGGTGATTCATAATAACTTCTCGAATCGCATGGCCTTGCGCCGGCGATGCTTCATTCAAATATCTGCCCTATCAACTTTCGATGGTAGGATAGAGGCCTACCATGGTGG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GCCTGGCCGGGCGGTCCGCCTCACGGCGTGTACTGTCTGGCTGGGTCTTACCTTCTGGTGAGCCGGCATGCCCTTTACTGGGTGTGTCGGGGAACCAGGACTTTTACCTTGAGAAAATTAGAGTGTTCAAAGCAGGCCTATGCCCGGATACGTTAGCATGGAATAATAAAATAGGACGTGCGGTTCTATTTTGTTGGTTTCTAGAGTCGCCGTAATGATTAATAGGGACAGTTGGGGACATTCGTATTGCGTTGCTAGAGGTGAAATTCTTGGATTTACGCAAGACGAACTTCTGCGAAAGCATTTGTCAAGGATGTTTTCATTAATCAAGAACGAAGGTTAGGGGATCGAAAACGATCAGATACCGTTGTAGTCTTAACAGTAAACTATGCCGACTAGGGATCGGGCGACCTCGTTTTTATGTGTCGCTCGGCACCTTACGAGAAATCAAAGTCTTTGGGTTCTGGGGGGAGTATGGTCGCAAGGCTGAAACTTAAAGGAATTGACGGAAGGGCACCACCAGGCGTGGAGCCTGCGGCTTAATTTGACTCAACACGGGGAAACTCACCAGGTCCAGACATAGCGAGGATTGACAGATTGATAGCTCTTTCTTGATTCTATGGGTGGTGGTGCATGGCCGTTCTTAGTTGGTGGAGTGATTTGTCTGGTTAATTCCGATAACGAACGAGACCTTAACCTGCTAAATAGCCCGGCCGGCTTTGGCTGGTCGCCGGCTTCTTAGAGGGACTATCAGCGTCTAGCTGATGGAAGTTTGAGGCAATAACAGGTCTGTGATGCCCTTAGATGTTCTGGGCCGCACGCGCGCTACACTGACAGAGCCAGCGAGTTCTCACCTTGGCCGGAAGGTCCGGGTAATCTTGTGAAACTCTGTCGTGCTGGGGATAGAGCATTGCAATTATTGCTCTTCAACGAGGAATGCCTAGTAAGCGTGAGTCATCAGCTCGCGTTGATTACGTCCCTGCCCTTTGTACACACCGCCCGTCGCTACTACCGATTGAATGGCTTAGTGAGGTCTCCGGATTGGCTCCGGGAAGTCGGCAACGACATCCTGTTGCTGAGAAGCTGATCAAACTTGGTCA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CGTATACTGTGAAACTGCGAATGGCTCATTAAATCAGTTATAGTTTATTTGATGTTAAATTGCTACATGGATAACTGTGGTAATTCTAGAGCTAATACATGCACAAAAAGCCCCGACTTCTGGAAGGGGTGTATTTATTAGATAAAAAACCAACGCGGCTCGCCGCTCGTTTGGTGATTCATAATAACTTCTCGAATCGCATGGCCTTGCGCCGGCGATGCTTCATTCAAATATCTGCCCTATCAACTTTCGATGGTAGGATAGAGGCCTACCATGGTGG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GCCTGGCCGGGCGGTCCGCCTCACGGCGTGTACTGTCTGGCTGGGTCTTACCTTCTGGTGAGCCGGCATGCCCTTTACTGGGTGTGTCGGGGAACCAGGACTTTTACCTTGAGAAAATTAGAGTGTTCAAAGCAGGCCTATGCCCGGATACGTTAGCATGGAATAATAAAATAGGACGTGCGGTTCTATTTTGTTGGTTTCTAGAGTCGCCGTAATGATTAATAGGGACAGTTGGGGACATTCGTATTGCGTTGCTAGAGGTGAAATTCTTGGATTTACGCAAGACGAACTTCTGCGAAAGCATTTGTCAAGGATGTTTTCATTAATCAAGAACGAAGGTTAGGGGATCGAAAACGATCAGATACCGTTGTAGTCTTAACAGTAAACTATGCCGACTAGGGATCGGGCGACCTCGTTTTTATGTGTCGCTCGGCACCTTACGAGAAATCAAAGTCTTTGGGTTCTGGGGGGAGTATGGTCGCAAGGCTGAAACTTAAAGGAATTGACGGAAGGGCACCACCAGGCGTGGAGCCTGCGGCTTAATTTGACTCAACACGGGGAAACTCACCAGGTCCAGACATAGCGAGGATTGACAGATTGATAGCTCTTTCTTGATTCTATGGGTGGTGGTGCATGGCCGTTCTTAGTTGGTGGAGTGATTTGTCTGGTTAATTCCGATAACGAACGAGACCTTAACCTGCTAAATAGCCCGGCCGGCTTTGGCTGGTCGCCGGCTTCTTAGAGGGACTATCAGCGTCTAGCTGATGGAAGTTTGAGGCAATAACAGGTCTGTGATGCCCTTAGATGTTCTGGGCCGCACGCGCGCTACACTGACAGAGCCAGCGAGTTCTCACCTTGGCCGGAAGGTCCGGGTAATCTTGTGAAACTCTGTCGTGCTGGGGATAGAGCATTGCAATTATTGCTCTTCAACGAGGAATGCCTAGTAAGCGTGAGTCATCAGCTCGCGTTGATTACGTCCCTGCCCTTTGTACACACCGCCCGTCGCTACTACCGATTGAATGGCTTAGTGAGGTCTCCGGATTGGCTCCGGGAAGTCGGCAACGACATCCTGTTGCTGAGAAGCTGA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GCTAAGCCATGCATGTCTAAGTTTAAGCAATTTAAACGTGAAACTGCGAATGGCTCATTAATTCAGTCATAATTTATTCGGCCATAGATGGAAACGTCACATGGATAACTGTGGCAATTCTAGAGCTAATACATGCCTCGAAAGCTCTGGCCTTTGGTCGGGGTGCAGTTATTAGATAAAGCCGACGCGGTTCGCCGCCTAGGTGATTCAGAATAACCATCGGATCGCATGGCCTTGTGCCGGCGACGTGCCGTCCAAATATCTGCCCTATCAACTTGATGGTAGGTTAGTGGCCTACCATGGTTGTCACGGGTGACGGGGAATCAGGGTTCGATTCCGGAGAGGGAGCCTGAGAAACGGCTACCACATCCAAGGAAGGCAGCAGGCGCGCAAATTACCCAATGCCGACTCGGCGAGGTAGTGACAATAAATAACGATGTAGGGCTCTTTCGGGCCTTATAATCGTAATGAGATCAATATAAATCCCTTAACGAGAAACTATTGGAGGGCAAGTCTGGTGCCAGCAGCCGCGGTAATTCCAGCTCCAATAGCGTATATTAAAGTTGTTGCAGTTAAAAAGCTCGTAGTCGGACCTCAGACTTGGCCGACTGGCCCCTCGCTCTGCGGGGGCGTCGGACGGTCGGGTCTTACCTCGTGGTGAACCGGCCTTCCCTTAACGGGGCGGGTCGGGGAACCGCGAACGTTACCCTGAGAAAATTAGAGTGTTCAAAGCAGGCCTTTGCCTGAATATGTTAGCATGGAATAACGAAATAGGACCGCGGTTCCATTTCGTTGGTTTCGGAGTCGCCGTAATGATTAATAGGGACGATCGGGGGCGTTAGTATTCGATCGTTAGGGGTGAAATCCTTGGATCGATCGAAGACTATCTACTGCGAAAGCATCCGCCAAGGACGTTTTCATTGATCAAGAACGAAGGTTGGGGGATCGAAGACGATTAGATACCGTTGTAGTCCCAACAGTAAACGATGCCGACTAGGGGTCGGTCGCCTCAGATGACACGGGGCGATCGGTACCTTAGAGAAATCAAAGTCTTTGGGCTCTGGGGGGAGTATGGTTGCAAGACTGAAACTTAAAGGAATTGACGGAAGGGCACCACCAGGAGTGGAGCCTGCGGCTTAATTTGACTCAACACGGGGAAACTCACCAGGTCCAGACATGACGAGGATTGACAGATTGATAGCTCTTTCATGATTTCATGGGTGGTGGTGCATGGCCGTTCTTAGTTCGTGGAGTGATTTGTCTGGTTAATTCCGATAACGAACGAGACCTTAACCTGCTAAATAGCCCGACCTCCCAATCGCGGGAGGTCGCCGGCTTCTTAGAGGGACGATCGGCTTCTAGCCGGTGGAGGTATGAGGTAATAACAGGTCTGTGATGCCCTTAGATGTTCTGGGCCGCACGCGCGCTACACTGACAGGGCCAGCGAGCCGATTTCATTGCCCTTGGCCGAAAGGTCTGGGTAAACTTGTGAAACCCTGTCGTGCTGGGGATAGAGCATTGCAATTATTGCTCTTGAACGAGGAATTCCTAGTAATCGTGGGTCATCAGCCCGCGTTGATTACGTCCCTGCCCTTTGTACACACCGCCCGTCGCTACTACCGATTGAATGACCAAGTGAGGCCTTCGGATCGGCCGGCGAGGTGCCGGAAACGGCGTCTTCTGGCCGAGAAGCCGGTCAAACTTGGCTGTTTAGAGGAAGTAAAAGTCGTAACAAGGTTTCC</text:p>
          </table:table-cell>
          <table:table-cell office:value-type="string" calcext:value-type="string">
            <text:p>d__Eukaryota; p__Basidiomycota; 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GCTAAGCCATGCATGTCTAAGTTTAAGCAATTTAAACGTGAAACTGCGAATGGCTCATTAATTCAGTCATAATTTATTCGGCCATAGATGGAAACGTCACATGGATAACTGTGGCAATTCTAGAGCTAATACATGCCTCGAAAGCTCTGGCCTTTGGTCGGGGTGCAGTTATTAGATAAAGCCGACGCGGTTCGCCGCCTAGGTGATTCAGAATAACCATCGGATCGCATGGCCTTGTGCCGGCGACGTGCCGTCCAAATATCTGCCCTATCAACTTGATGGTAGGTTAGTGGCCTACCATGGTTGTCACGGGTGACGGGGAATCAGGGTTCGATTCCGGAGAGGGAGCCTGAGAAACGGCTACCACATCCAAGGAAGGCAGCAGGCGCGCAAATTACCCAATGCCGACTCGGCGAGGTAGTGACAATAAATAACGATGTAGGGCTCTTTCGGGCCTTATAATCGTAATGAGATCAATATAAATCCCTTAACGAGAAACTATTGGAGGGCAAGTCTGGTGCCAGCAGCCGCGGTAATTCCAGCTCCAATAGCGTATATTAAAGTTGTTGCAGTTAAAAAGCTCGTAGTCGGACCTCAGACTTGGCCGACTGGCCCCTCGCTCTGCGGGGGCGTCGGACGGTCGGGTCTTACCTCGTGGTGAACCGGCCTTCCCTTAACGGGGCGGGTCGGGGAACCGCGAACGTTACCCTGAGAAAATTAGAGTGTTCAAAGCAGGCCTTTGCCTGAATATGTTAGCATGGAATAACGAAATAGGACCGCGGTTCCATTTCGTTGGTTTCGGAGTCGCCGTAATGATTAATAGGGACGATCGGGGGCGTTAGTATTCGATCGTTAGGGGTGAAATCCTTGGATCGATCGAAGACTATCTACTGCGAAAGCATCCGCCAAGGACGTTTTCATTGATCAAGAACGAAGGTTGGGGGATCGAAGACGATTAGATACCGTTGTAGTCCCAACAGTAAACGATGCCGACTAGGGGTCGGTCGCCTCAGATGACACGGGGCGATCGGTACCTTAGAGAAATCAAAGTCTTTGGGCTCTGGGGGGAGTATGGTTGCAAGACTGAAACTTAAAGGAATTGACGGAAGGGCACCACCAGGAGTGGAGCCTGCGGCTTAATTTGACTCAACACGGGGAAACTCACCAGGTCCAGACATGACGAGGATTGACAGATTGATAGCTCTTTCATGATTTCATGGGTGGTGGTGCATGGCCGTTCTTAGTTCGTGGAGTGATTTGTCTGGTTAATTCCGATAACGAACGAGACCTTAACCTGCTAAATAGCCCGACCTCCCAATCGCGGGAGGTCGCCGGCTTCTTAGAGGGACGATCGGCTTCTAGCCGGTGGAGGTATGAGGTAATAACAGGTCTGTGATGCCCTTAGATGTTCTGGGCCGCACGCGCGCTACACTGACAGGGCCAGCGAGCCGATTTCATTGCCCTTGGCCGAAAGGTCTGGGTAAACTTGTGAAACCCTGTCGTGCTGGGGATAGAGCATTGCAATTATTGCTCTTGAACGAGGAATTCCTAGTAATCGTGGGTCATCAGCCCGCGTTGATTACGTCCCTGCCCTTTGTACACACCGCCCGTCGCTACTACCGATTGAATGACCAAGTGAGGCCTTCGGATCGGCCGGCGAGGTGCCGGAAACGGCGTCTTCTGGCCGAGAAGCCGGTCAAACTTGGCTGTTTAGAGGAAGTAAAAGTCGTAACAAGGTTTCC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ACAAATTTGTACTGTGAAACTGCGAATGGCTCATTATATCAGTTATAGTCTACTCGATAGTACCTTACTACTTGGATAACCGTAGTAATTCTAGAGCTAATACATGCATCAATACCCAACTGCTTGTCGGACGGGTAGCATTTATTAGATTGAAACCAATGCAGTCTTCGGGCTGGTATTGTGTTGAGTCATAATAACTGTGCGGACCGTACTTTTGTGCGGTAAATCGATTGAGTTTCTGCCCTATCAGCTTTGGATGGTAGGATATGGGCCTACCATGGCATTAACGGGTAACGGGGAATTAGGGTTTGATTCCGGAGAGGGAGCCTTAGAAACGGCTACCACATCCAAGGAAGGCAGCAGGCGCGTAAATTACCCAATCCTGACACAGGGAGGTAGTGACAATAAATAACAATGCTCTGGCTCTTCGAGTCGGGCAATTGGAATGAGAACAATTTAAATCCCTTATCGAGGATCAATTGGAGGGCAAGTCTGGTGCCAGCAGCCGCGGTAATTCCAGCTCCAATAGCGTATATTAAAGTTGTTGCAGTTAAAAAGCTCGTAGTTGAACTTCAGATTTGGCTTGGTGGTCCGCTTAACAGCGTGTACTGTCGAGCTGGGTCTTACTTCTTGGTGATCCAGTGTGCCCTTTATTGGTGTGCATTGGGGAACCAGGACTTTTACCTTGAGAAAATTAGAGTGTTCAAAGCAGGCTTATGCCTGAATACATTAGCATGGAATAATAAAATAGGATGTGCGGTTCTATTTTGTTGGTTTCTAGAGTCGCCGTAATGATTAATAGGGATAGTTGGGGGCATTGGTATTGAGTCGCTAGAGGTGAAATTCTTGGATTGACTCAAGACCAACTATTGCGAAAGCATTTGCCAAGGATGTTTTCATTAATCAAGAACGAAGGTTAGGGGATCGAAAACGATCAGATACCGTTGTAGTCTTAACAGTAAACTATGCCGACTAGGGATCGGGTAACCTCAATTTTAATGTGTTACTCGGCACCTTACGAGAAATCAAAGTCTTTGGGTTCTGGGGGGAGTATGGTCGCAAGGCTGAAACTTAAAGGAATTGACGGAAGGGCACCACCAGGTGTGGAGCCTGCGGCTTAATTTGACTCAACACGGGGAAACTCACCAGGTCCAGACATAACTAGGATTGACAGATTGATAGCTCTTTCATGATTTTATGGGTGGTGGTGCATGGCCGTTCTTAGTTGGTGGAGTGATTTGTCTGGTTAATTCCGATAACGAACGAGACCTTAACCTGCTAAATAGCCAGGCCGGCTTTTGCTGGCCGCCGGCTTCTTAGAGGGACTGTCAGCGTTTAGCTGACGGAAGTTTGAGGCAATAACAGGTCTGTGATGCCCTTAGATGTTCTGGGCCGCACGCGCGCTACACTGACAGAGCCAGCGAGTTTTTTTTCCTTGGCCGGAAGGTCTGGGTAATCTTGTGAAACTCTGTCGTGCTGGGGATAGAGCATTGCAATTATTGCTCTTCAACGAGGAATACCTAGTAAGCGTGAGTCATCAGCTCGCGTTGATTACGTCCCTGCCCTTTGTACACACCGCCCGTCGCTACTACCGATTGAATGGCTTAGTGAGGTCTCCGGATTGGCTTTGAGAAGCCGGCAACGGCATCTTATTGCTGAAAAGCTGATCAAACTTGGTCATTTAGAGGAAGTAAAAGTCGTAACAAGGTTTCC</text:p>
          </table:table-cell>
          <table:table-cell office:value-type="string" calcext:value-type="string">
            <text:p>d__Eukaryota; p__Basidiomycota; c__Agaricomycetes; o__Agaric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ACAAATTTGTACTGTGAAACTGCGAATGGCTCATTATATCAGTTATAGTCTACTCGATAGTACCTTACTACTTGGATAACCGTAGTAATTCTAGAGCTAATACATGCATCAATACCCAACTGCTTGTCGGACGGGTAGCATTTATTAGATTGAAACCAATGCAGTCTTCGGGCTGGTATTGTGTTGAGTCATAATAACTGTGCGGACCGTACTTTTGTGCGGTAAATCGATTGAGTTTCTGCCCTATCAGCTTTGGATGGTAGGATATGGGCCTACCATGGCATTAACGGGTAACGGGGAATTAGGGTTTGATTCCGGAGAGGGAGCCTTAGAAACGGCTACCACATCCAAGGAAGGCAGCAGGCGCGTAAATTACCCAATCCTGACACAGGGAGGTAGTGACAATAAATAACAATGCTCTGGCTCTTCGAGTCGGGCAATTGGAATGAGAACAATTTAAATCCCTTATCGAGGATCAATTGGAGGGCAAGTCTGGTGCCAGCAGCCGCGGTAATTCCAGCTCCAATAGCGTATATTAAAGTTGTTGCAGTTAAAAAGCTCGTAGTTGAACTTCAGATTTGGCTTGGTGGTCCGCTTAACAGCGTGTACTGTCGAGCTGGGTCTTACTTCTTGGTGATCCAGTGTGCCCTTTATTGGTGTGCATTGGGGAACCAGGACTTTTACCTTGAGAAAATTAGAGTGTTCAAAGCAGGCTTATGCCTGAATACATTAGCATGGAATAATAAAATAGGATGTGCGGTTCTATTTTGTTGGTTTCTAGAGTCGCCGTAATGATTAATAGGGATAGTTGGGGGCATTGGTATTGAGTCGCTAGAGGTGAAATTCTTGGATTGACTCAAGACCAACTATTGCGAAAGCATTTGCCAAGGATGTTTTCATTAATCAAGAACGAAGGTTAGGGGATCGAAAACGATCAGATACCGTTGTAGTCTTAACAGTAAACTATGCCGACTAGGGATCGGGTAACCTCAATTTTAATGTGTTACTCGGCACCTTACGAGAAATCAAAGTCTTTGGGTTCTGGGGGGAGTATGGTCGCAAGGCTGAAACTTAAAGGAATTGACGGAAGGGCACCACCAGGTGTGGAGCCTGCGGCTTAATTTGACTCAACACGGGGAAACTCACCAGGTCCAGACATAACTAGGATTGACAGATTGATAGCTCTTTCATGATTTTATGGGTGGTGGTGCATGGCCGTTCTTAGTTGGTGGAGTGATTTGTCTGGTTAATTCCGATAACGAACGAGACCTTAACCTGCTAAATAGCCAGGCCGGCTTTTGCTGGCCGCCGGCTTCTTAGAGGGACTGTCAGCGTTTAGCTGACGGAAGTTTGAGGCAATAACAGGTCTGTGATGCCCTTAGATGTTCTGGGCCGCACGCGCGCTACACTGACAGAGCCAGCGAGTTTTTTTTCCTTGGCCGGAAGGTCTGGGTAATCTTGTGAAACTCTGTCGTGCTGGGGATAGAGCATTGCAATTATTGCTCTTCAACGAGGAATACCTAGTAAGCGTGAGTCATCAGCTCGCGTTGATTACGTCCCTGCCCTTTGTACACACCGCCCGTCGCTACTACCGATTGAATGGCTTAGTGAGGTCTCCGGATTGGCTTTGAGAAGCCGGCAACGGCATCTTATTGCTGAAAAGCTGATCAAACTTGGT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ATCTTACTACATGGATAACTGTGGTAATTCTAGAGCTAATACATGCAATCAAGCCCCGACTTCCGGAAGGGGTGTATTTATTAGATAAAAAACCAACGCGGCTCGCCGCTCCCTTGGTGATTCATAATAACTTCTCGAATCGCATGGCCTTGTGCCGGCGATGCTTCATTCAAATATCTGCCCTATCAACTTTCGATGGTAGGATAGAGGCCTACCATGGTTTCAACGGGTAACGGGGAATAAGGGTTCGATTCCGGAGAGGGAGCCTGAGAAACGGCTACCACATCCAAGGAAGGCAGCAGGCGCGCAAATTACCCAATCCCGACACGGGGAGGTAGTGACAATAAATAACAATATGGGGCTCTTTTGGGTCTCATAATTGGAATGAGTACAATTTAAATCCCTTAACGAGGAACAATTGGAGGGCAAGTCTGGTGCCAGCAGCCGCGGTAATTCCAGCTCCAATAGCGTATATTAAAGTTGTTGCAGTTAAAAAGCTCGTAGTTGAACTTCAGACCTGGCTGGGCGGTCCGCTTAACGGCGTGTACTGTCTGGCTGGGCCTTACCTCTTGGTGAGCCGGCGTGCCCTTTATTGGTGTGCGTCGGGGAACCAGGACTTTTACCTTGAGAAAATTAGAGTGTTCAAAGCAGGCCTGTGCCCGAATACATTAGCATGGAATAATAAAATAGGACGTGCGGTTCTATTTTGTTGGTTTCTAGAGTCGCCGTAATGATTAATAGGGATAGTTGGGGGCATTGGTATTGAGTCGCTAGAGGTGAAATTCTTGGATTGACTCAAGACCGACTATTGCGAAAGCATTTGCCAAGGATGTTTTCATTAATCAAGAACGAAGGTTAGGGGATCGAAAACGATCAGATACCGTTGTAGTCTTAACAGTAAACTATGCCGACTAGGGATCGGGCGACCTCAATTTTGATGTGTCGCTCGGCACCTTACGAGAAATCAAAGTCTTTGGGTTCTGGGGGGAGTATGGTCGCAAGGCTGAAACTTAAAGGAATTGACGGAAGGGCACCACCAGGTGTGGAGCCTGCGGCTTAATTTGACTCAACACGGGGAAACTCACCAGGTCCAGACATAACTAGGATTGACAGATTGATAGCTCTTTCATGATTTTATGGGTGGTGGTGCATGGCCGTTCTTAGTTGGTGGAGTGATTTGTCTGGTTAATTCCGATAACGAACGAGACCTTAACCTGCTAAATAGCCAGGCCGGCTTTGGCTGGTCGCCGGCTTCTTAGAGGGACTGTCAGTGTCTAACTGACGGAAGTTTGAGGCAATAACAGGTCTGTGATGCCCTTAGATGTTCTGGGCCGCACGCGCGCTACACTGACAGAGCCAGCGAGTTCTTTTCCTTGGCCGGAAGGTCTGGGTAATCTTGTGAAACTCTGTCGTGCTGGGGATAGAGCATTGCAATTATTGCTCTTCAACGAGGAATACCTAGTAAGCGTGAGTCATCAGCTCGCGTTGATTACGTCCCTGCCCTTTGTACACACCGCCCGTCGCTACTACCGATTGAATGGCTTAGTGAGGTCTCCGGATTGGCTTTGAGGAGCCGGCAACGGCATCTTATTGCTGAGAAGCTGATCAAACTTGGTCATTTAGAGGAAGTAAAAGTCGTAACAAGGTTTCC</text:p>
          </table:table-cell>
          <table:table-cell office:value-type="string" calcext:value-type="string">
            <text:p>d__Eukaryota; p__Basidiomycota; c__Agaricomycetes; o__Agaricales; f__Agaric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ATTTGTACTGTGAAACTGCGAATGGCTCATTAAATCAGTTATAGTTTATTTGATGGTATCTTACTACATGGATAACTGTGGTAATTCTAGAGCTAATACATGCAATCAAGCCCCGACTTCCGGAAGGGGTGTATTTATTAGATAAAAAACCAACGCGGCTCGCCGCTCCCTTGGTGATTCATAATAACTTCTCGAATCGCATGGCCTTGTGCCGGCGATGCTTCATTCAAATATCTGCCCTATCAACTTTCGATGGTAGGATAGAGGCCTACCATGGTTTCAACGGGTAACGGGGAATAAGGGTTCGATTCCGGAGAGGGAGCCTGAGAAACGGCTACCACATCCAAGGAAGGCAGCAGGCGCGCAAATTACCCAATCCCGACACGGGGAGGTAGTGACAATAAATAACAATATGGGGCTCTTTTGGGTCTCATAATTGGAATGAGTACAATTTAAATCCCTTAACGAGGAACAATTGGAGGGCAAGTCTGGTGCCAGCAGCCGCGGTAATTCCAGCTCCAATAGCGTATATTAAAGTTGTTGCAGTTAAAAAGCTCGTAGTTGAACTTCAGACCTGGCTGGGCGGTCCGCTTAACGGCGTGTACTGTCTGGCTGGGCCTTACCTCTTGGTGAGCCGGCGTGCCCTTTATTGGTGTGCGTCGGGGAACCAGGACTTTTACCTTGAGAAAATTAGAGTGTTCAAAGCAGGCCTGTGCCCGAATACATTAGCATGGAATAATAAAATAGGACGTGCGGTTCTATTTTGTTGGTTTCTAGAGTCGCCGTAATGATTAATAGGGATAGTTGGGGGCATTGGTATTGAGTCGCTAGAGGTGAAATTCTTGGATTGACTCAAGACCGACTATTGCGAAAGCATTTGCCAAGGATGTTTTCATTAATCAAGAACGAAGGTTAGGGGATCGAAAACGATCAGATACCGTTGTAGTCTTAACAGTAAACTATGCCGACTAGGGATCGGGCGACCTCAATTTTGATGTGTCGCTCGGCACCTTACGAGAAATCAAAGTCTTTGGGTTCTGGGGGGAGTATGGTCGCAAGGCTGAAACTTAAAGGAATTGACGGAAGGGCACCACCAGGTGTGGAGCCTGCGGCTTAATTTGACTCAACACGGGGAAACTCACCAGGTCCAGACATAACTAGGATTGACAGATTGATAGCTCTTTCATGATTTTATGGGTGGTGGTGCATGGCCGTTCTTAGTTGGTGGAGTGATTTGTCTGGTTAATTCCGATAACGAACGAGACCTTAACCTGCTAAATAGCCAGGCCGGCTTTGGCTGGTCGCCGGCTTCTTAGAGGGACTGTCAGTGTCTAACTGACGGAAGTTTGAGGCAATAACAGGTCTGTGATGCCCTTAGATGTTCTGGGCCGCACGCGCGCTACACTGACAGAGCCAGCGAGTTCTTTTCCTTGGCCGGAAGGTCTGGGTAATCTTGTGAAACTCTGTCGTGCTGGGGATAGAGCATTGCAATTATTGCTCTTCAACGAGGAATACCTAGTAAGCGTGAGTCATCAGCTCGCGTTGATTACGTCCCTGCCCTTTGTACACACCGCCCGTCGCTACTACCGATTGAATGGCTTAGTGAGGTCTCCGGATTGGCTTTGAGGAGCCGGCAACGGCATCTTATTGCTGAGAAGCTGATCAAACTTGGTCATTTAGAGGAAGTAAAAGTCGTAACAAGGTTTCC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17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TTGTACTGTGAAACTGCGAATGGCTCATTAAATCAGTTATAGTTTATTTGATGTTGCTTTGCTACATGGATAACTGTGGTAATTCTAGAGCTAATACATGCAACAAAGCCCCAACTTTTGGAAGGGGTGTATTTATTAGATAAAAAACCAACGCGGCTCGCCGCTCCCTTGGTGATTCATAATAACTTCTCGAATCGCATGGCCTTGTGCTGGCGATGCTTCATTCAAATATCTGCCCTATCAACTTTCGATGGTAGGATAGAGGCCTACCATGGTTTCAACGGGTAACGGGGAATAAGGGTTCGATTCCGGAGAGGGAGCCTGAGAAACGGCTACCACATCCAAGGAAGGCAGCAGGCGCGCAAATTACCCAATCCCGACACGGGGAGGTAGTGACAATAAATAACAACGTAGGGCTCTTTCGGGTCTTACGATTGGAATGAGTACAATTTAAATCCCTTAACGAGGAACAATTGGAGGGCAAGTCTGGTGCCAGCAGCCGCGGTAATTCCAGCTCCAATAGCGTATATTAAAGTTGTTGCAGTTAAAAAGCTCGTAGTTGAACTTCAGACCTGGCTGGATGGTCCGCTTAACAGCGTGTACCGTCTGGCTGGGCCTTACCTCTTGGTGAGCTGGTGTGCCCTTTATTGGGTGCGTCGGGGAACCAGGACTTTTACCTTGAGAAAATTAGAGTGTTCAAAGCAGGCCTATGCCCGAATACATTAGCATGGAATAATAAAATAGGACGTGCGGTTCTATTTTGTTGGTTTCTAGAGTCGTCGTAATGATTAATAGGGATAGTTGGGGGCATTGGTATTGAGTCGCTAGAGGTGAAATTCTTGGATTGACTCAAGACCGACTATTGCGAAAGCATTTGCCAAGGATGTTTTCATTAATCAAGAACGAAGGTTAGGGGATCGAAAACGATTAGATACCGTTGTAGTCTTAACAGTAAACTATGCCGACTAGGGATCGGGCGATCTCAATTATTATGTGTCGCTCGGCACCTTACGAGAAATCAAAGTCTTTGGGTTCTGGGGGGAGTATGGTCGCAAGGCTGAAACTTAAAGGAATTGACGGAAGGGCACCACCAGGTGTGGAGCCTGCGGCTTAATTTGACTCAACACGGGGAAACTCACCAGGTCCAGACATAACTAGGATTGACAGATTGATAGCTCTTTCATGATTTTATGGGTGGTGGTGCATGGCCGTTCTTAGTTGGTGGAGTGATTTGTCTGGTTAATTCCGATAACGAACGAGACCTTAACCTGCTAAATAGCCAGGCTGGCTTTTGCTGGTCGCCGGCTTCTTAGAGGGACTGTCAGCGTGTAGCTGACGGAAGTTTGAGGCAATAACAGGTCTGTGATGCCCTTAGATGTTCTGGGCCGCACGCGCGCTACACTGACAGAGCCAGCGAGTTACTCACCTTGACCGGAAGGTCTGGGAAATCTTGTGAAACTCTGTCGTGCTGGGGATAGAGCATTGCAATTATTGCTCTTCAACGAGGAATACCTAGTAAGCGTGAGTCATCAGCTCGCGTTGATTACGTCCCTGCCCTTTGTACACACCGCCCGTCGCTACTACCGATTGAATGGCTTAGTGAGGTCTCCGGATTGGCTTTAGAGATCCGGAAACGGGACTCTGTTGCTGAGAAGCTGATCAAACTTGGTCATTTAGAGGAAGTAAAAGTCGTAACAAGGTTTCC</text:p>
          </table:table-cell>
          <table:table-cell office:value-type="string" calcext:value-type="string">
            <text:p>d__Eukaryota; p__Basidiomycota; c__Agaricomycetes; o__Agaricales; f__Agaric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GTTTGTACTGTGAAACTGCGAATGGCTCATTAAATCAGTTATAGTTTATTTGATGTTGCTTTGCTACATGGATAACTGTGGTAATTCTAGAGCTAATACATGCAACAAAGCCCCAACTTTTGGAAGGGGTGTATTTATTAGATAAAAAACCAACGCGGCTCGCCGCTCCCTTGGTGATTCATAATAACTTCTCGAATCGCATGGCCTTGTGCTGGCGATGCTTCATTCAAATATCTGCCCTATCAACTTTCGATGGTAGGATAGAGGCCTACCATGGTTTCAACGGGTAACGGGGAATAAGGGTTCGATTCCGGAGAGGGAGCCTGAGAAACGGCTACCACATCCAAGGAAGGCAGCAGGCGCGCAAATTACCCAATCCCGACACGGGGAGGTAGTGACAATAAATAACAACGTAGGGCTCTTTCGGGTCTTACGATTGGAATGAGTACAATTTAAATCCCTTAACGAGGAACAATTGGAGGGCAAGTCTGGTGCCAGCAGCCGCGGTAATTCCAGCTCCAATAGCGTATATTAAAGTTGTTGCAGTTAAAAAGCTCGTAGTTGAACTTCAGACCTGGCTGGATGGTCCGCTTAACAGCGTGTACCGTCTGGCTGGGCCTTACCTCTTGGTGAGCTGGTGTGCCCTTTATTGGGTGCGTCGGGGAACCAGGACTTTTACCTTGAGAAAATTAGAGTGTTCAAAGCAGGCCTATGCCCGAATACATTAGCATGGAATAATAAAATAGGACGTGCGGTTCTATTTTGTTGGTTTCTAGAGTCGTCGTAATGATTAATAGGGATAGTTGGGGGCATTGGTATTGAGTCGCTAGAGGTGAAATTCTTGGATTGACTCAAGACCGACTATTGCGAAAGCATTTGCCAAGGATGTTTTCATTAATCAAGAACGAAGGTTAGGGGATCGAAAACGATTAGATACCGTTGTAGTCTTAACAGTAAACTATGCCGACTAGGGATCGGGCGATCTCAATTATTATGTGTCGCTCGGCACCTTACGAGAAATCAAAGTCTTTGGGTTCTGGGGGGAGTATGGTCGCAAGGCTGAAACTTAAAGGAATTGACGGAAGGGCACCACCAGGTGTGGAGCCTGCGGCTTAATTTGACTCAACACGGGGAAACTCACCAGGTCCAGACATAACTAGGATTGACAGATTGATAGCTCTTTCATGATTTTATGGGTGGTGGTGCATGGCCGTTCTTAGTTGGTGGAGTGATTTGTCTGGTTAATTCCGATAACGAACGAGACCTTAACCTGCTAAATAGCCAGGCTGGCTTTTGCTGGTCGCCGGCTTCTTAGAGGGACTGTCAGCGTGTAGCTGACGGAAGTTTGAGGCAATAACAGGTCTGTGATGCCCTTAGATGTTCTGGGCCGCACGCGCGCTACACTGACAGAGCCAGCGAGTTACTCACCTTGACCGGAAGGTCTGGGAAATCTTGTGAAACTCTGTCGTGCTGGGGATAGAGCATTGCAATTATTGCTCTTCAACGAGGAATACCTAGTAAGCGTGAGTCATCAGCTCGCGTTGATTACGTCCCTGCCCTTTGTACACACCGCCCGTCGCTACTACCGATTGAATGGCTTAGTGAGGTCTCCGGATTGGCTTTAGAGATCCGGAAACGGGACTCTGTTGCTGAGAAGCTGA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TTGTACTGTGAAACTGCGAATGGCTCATTAAATCAGTTATAGTTTATTTGATGATATCTTTCTACATGGATAACTGTGGAAAACTAGAGCTAATACATGCAACTAAAGCCCCGACTTCCGGAAGGGGTGTATTTATTAGATAAAAAACCAACGCGGCTCGCCGCTCGTTTGGTGATTCATAATAACTTCTCGAATCGCACGGCCTTGCGCTGGCGATGCTTCATTCAAATATCTGCCCTATCAACTTTCGATGGTAGGATAGAGGCCTACCATGGTTTCAACGGGTAACGGGGAATAAGGGTTCGATTCCGGAGAGGGAGCCTGAGAAACGGCTACCACATCCATGGAAGGCAGCAGGCGCGCAAATTACCCAATCCTGATACAGGGAGGTAGTGACAATAAATAACAATATAGGGCTCTTTAGGGTCTTATAATTGGAATGAGTACAATTCAAATCTCTTAACGAGGAACAATTGGAGGGCAAGTCTGGTGCCAGCAGCCGCGGTAATTCCAGCTCCAATAGCGTATATTAAAGTTGTTGCAGTTAAAAAGCTCGTAGTTGAACTTTGAGCTCGTCCGGGCGGTCCGCCTCACGGCGCTGTACTGTCTGGGTGGGCTTTTCCTCTTGGTGAATCGGCGTGCCCTTCGTTGGGTGCGTCGGGGAACCAGGACTTTTACCTTGAGAAAATTAGAGTGTTCAAAGCAGGCCTATCGCCCGAATACATTAGCATGGAATAATAAAATAGGACGCGCGGTTCTATTTTGTTGGTTTCTAGAGTCGCCGTAATGATTAATAGGGACAGTTGGGGACATTAGTATTCAGTTGCTAGAGGTGAAATTCTTGGATTTACTGAAGACTAACTATTGCGAAAGCATTTGTCAAGGATGTTTTCATTAATCAAGAACGAAGGTTAGGGGATCGAAAACGATCAGATACCGTTGTAGTCTTAACAGTAAACTATGCCGACTAGGGATCGGGCGACCTCTTTTTGATGTGTCGCTCGGCACCTTACGAGAAATCAAAGTCTTTGGGTTCTGGGGGGAGTATGGTCGCAAGGCTGAAACTTAAAGGAATTGACGGAAGGGCACCACCAGGAGTGGAGCCTGCGGCTTAATTTGACTCAACACGGGGAAACTCACCAGGTCCAGACATGACTAGGATTGACAGATTGATAGCTCTTTCATGATTTTATGGGTGGTGGTGCATGGCCGTTCTTAGTTGGTGGAGTGATTTGTCTGGTTAATTCCGATAACGAACGAGACCTTGACCTGCTAAATAGCCGGACCGGCTTTCGCTGGTTTGAGGCTTCTTAGAGGGACTGTCGGCGTCTAGCCGACGGAAGTTTGAGGCAATAACAGGTCTGTGATGCCCTTAGATGTTCTGGGCCGCACGCGCGCTACACTGACAGAGCCAGCGAGTTTTTTTTCCTTGGCCGAAAGGTCCGGGTAATCTTGTGAAACTCTGTCGTGCTGGGGATAGAGCATTGCAATTATTGCTCTTCAACGAGGAATTCCTAGTAAGCGCGAGTCATCAGCTCGCGTTGATTACGTCCCTGCCCTTTGTACACACCGCCCGTCGCTACTACCGATTGAACGGCTTAGTGAGGTCTCCGGATTTGCTTCGGGGAGCCGGAAACGGCATCCTGTCGCGGAGAAGCTGATCAAACTTGGTCGTTTAGAGGAAGTAAAAGTCGTAACAAGGTTTCC</text:p>
          </table:table-cell>
          <table:table-cell office:value-type="string" calcext:value-type="string">
            <text:p>d__Eukaryota; p__Basidiomycota; c__Agaricomycetes; o__Bolet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GTTTGTACTGTGAAACTGCGAATGGCTCATTAAATCAGTTATAGTTTATTTGATGATATCTTTCTACATGGATAACTGTGGAAAACTAGAGCTAATACATGCAACTAAAGCCCCGACTTCCGGAAGGGGTGTATTTATTAGATAAAAAACCAACGCGGCTCGCCGCTCGTTTGGTGATTCATAATAACTTCTCGAATCGCACGGCCTTGCGCTGGCGATGCTTCATTCAAATATCTGCCCTATCAACTTTCGATGGTAGGATAGAGGCCTACCATGGTTTCAACGGGTAACGGGGAATAAGGGTTCGATTCCGGAGAGGGAGCCTGAGAAACGGCTACCACATCCATGGAAGGCAGCAGGCGCGCAAATTACCCAATCCTGATACAGGGAGGTAGTGACAATAAATAACAATATAGGGCTCTTTAGGGTCTTATAATTGGAATGAGTACAATTCAAATCTCTTAACGAGGAACAATTGGAGGGCAAGTCTGGTGCCAGCAGCCGCGGTAATTCCAGCTCCAATAGCGTATATTAAAGTTGTTGCAGTTAAAAAGCTCGTAGTTGAACTTTGAGCTCGTCCGGGCGGTCCGCCTCACGGCGCTGTACTGTCTGGGTGGGCTTTTCCTCTTGGTGAATCGGCGTGCCCTTCGTTGGGTGCGTCGGGGAACCAGGACTTTTACCTTGAGAAAATTAGAGTGTTCAAAGCAGGCCTATCGCCCGAATACATTAGCATGGAATAATAAAATAGGACGCGCGGTTCTATTTTGTTGGTTTCTAGAGTCGCCGTAATGATTAATAGGGACAGTTGGGGACATTAGTATTCAGTTGCTAGAGGTGAAATTCTTGGATTTACTGAAGACTAACTATTGCGAAAGCATTTGTCAAGGATGTTTTCATTAATCAAGAACGAAGGTTAGGGGATCGAAAACGATCAGATACCGTTGTAGTCTTAACAGTAAACTATGCCGACTAGGGATCGGGCGACCTCTTTTTGATGTGTCGCTCGGCACCTTACGAGAAATCAAAGTCTTTGGGTTCTGGGGGGAGTATGGTCGCAAGGCTGAAACTTAAAGGAATTGACGGAAGGGCACCACCAGGAGTGGAGCCTGCGGCTTAATTTGACTCAACACGGGGAAACTCACCAGGTCCAGACATGACTAGGATTGACAGATTGATAGCTCTTTCATGATTTTATGGGTGGTGGTGCATGGCCGTTCTTAGTTGGTGGAGTGATTTGTCTGGTTAATTCCGATAACGAACGAGACCTTGACCTGCTAAATAGCCGGACCGGCTTTCGCTGGTTTGAGGCTTCTTAGAGGGACTGTCGGCGTCTAGCCGACGGAAGTTTGAGGCAATAACAGGTCTGTGATGCCCTTAGATGTTCTGGGCCGCACGCGCGCTACACTGACAGAGCCAGCGAGTTTTTTTTCCTTGGCCGAAAGGTCCGGGTAATCTTGTGAAACTCTGTCGTGCTGGGGATAGAGCATTGCAATTATTGCTCTTCAACGAGGAATTCCTAGTAAGCGCGAGTCATCAGCTCGCGTTGATTACGTCCCTGCCCTTTGTACACACCGCCCGTCGCTACTACCGATTGAACGGCTTAGTGAGGTCTCCGGATTTGCTTCGGGGAGCCGGAAACGGCATCCTGTCGCGGAGAAGCTGATCAAACTTGGTCGTTTAGAGGAAGTAAAAGTCGTAACAAGGTTTCC</text:p>
          </table:table-cell>
          <table:table-cell office:value-type="string" calcext:value-type="string">
            <text:p>2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TTGTACTGTGAAACTGCGAATGGCTCATTAAATCAGTTATAGTTTATTTGATGATGACTTGCTACATGGATAACTGTGGTAATTCTAGAGCTAATACATGCAACTAAAGCCCCGACTTCCGGGAGGGGTGTATTTATTAGATAAAAAACCAACGCGGTTCGCCGCTCTCTTGGTGATTCATGATAACTGCTCGAATCGCAGGGCCTCGTGCCGGCGATGCATCATTCAAATATCTGCCCTATCAACTTTCGATGGTAGGATAGAGGCCTACCATGGTTCCAACGGGTAACGGGGAATAAGGGTTCGATTCCGGAGAGGGAGCCTGAGAAACGGCTACCACATCCAAGGAAGGCAGCAGGCGCGCAAATTACCCAATCCCGACTCGGGGAGGTAGTGACAATAAATAACAATATAGGGCTCTTTTGGGTCTTATAATTGGAATGAGTACAATTTAAATCTCTTAACGAGGAACGATTGGAGGGCAAGTCTGGTGCCAGCAGCCGCGGTAATTCCAGCTCCAATAGCGTATATTAAAGTTGTTGCAGTTAAAAAGCTCGTAGTTGAACTTCGGGCCTGGGCGGGCGGTCCGCCGAAAGGCGATGTACTGTCTGGCCGGGCCTTTCCTCTCGGTGAACCGGCGTGCCCTTCGCTGGGTGCGTCGGGGAACCGGGACGTTTACCTTGAGAAAATTAGAGTGTTCAAAGCAGGCGTCTCGCCCGAATACATTAGCATGGAATAATGGAATAGGACGTGCGGTCCTATTTCGTTGGTTTCTAGGATCGCCGTAATGATTAATAGGGACGGTCGGGGGCATTAGTATTCGGTCGCTAGAGGTGAAATTCTTGGATTGACCGAAGACTGACTACCGCGAAAGCATTTGCCAAGGACGTTTTCATTAATCAAGAACGAAGGTTAGGGGATCGAAAACGATCAGATACCGTTGTAGTCTTAACAGTAAACCATGCCGACTAGGGATCGGGCGAACTCTTTTCCATGTGTCGCTCGGCACCTTACGAGAAATCAAAGTCTTTGGGTTCTGGGGGGAGTATGGTCGCAAGGCTGAAACTTAAAGGAATTGACGGAAGGGCACCACCAGGAGTGGAGCCTGCGGCTTAATTTGACTCAACACGGGGAAACTCACCAGGTCCAGACATGACTAGGATTGACAGATTGATAGCTCTTTCATGATTTCATGGGTGGTGGTGCATGGCCGTTCTTAGTTGGTGGAGTGATTTGTCTGGTTAATTCCGATAACGAACGAGACCTTAACCTGCTAAATAGCCAGGCCGGCTTCGGCTGGTCTCCGGCTTCTTAGAGGGACTGTCGGCGTCTAGCCGACGGAAGTTTGAGGCAATAACAGGTCTGTGATGCCCTTAGATGTTCTGGGCCGCACGCGCGCTACACTGACGGAGCCAGCGAGTTCTTTTCCTTGGCCGGAAGGTCTGGGTAATCTTGTGAAACTCCGTCGTGCTGGGGATAGAGCATTGCAATTATTGCTCTTCAACGAGGAATTCCTAGTAAGCGCGAGTCATCAGCTCGCGTTGATTACGTCCCTGCCCTTTGTACACACCGCCCGTCGCTACTACCGATTGAATGGCTTAGTGAGGTCTCCGGATCGGCCTCGGGGAGCCGGAGACGGCACCCTGTCGCTGAGAAGCTGATCAAACTTGGTCATTTAGAGGAAGTAAAAGTCGTAACAAGGTTTCC</text:p>
          </table:table-cell>
          <table:table-cell office:value-type="string" calcext:value-type="string">
            <text:p>d__Eukaryota; p__Basidiomycota; c__Agaricomycetes; o__Bolet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GTTTGTACTGTGAAACTGCGAATGGCTCATTAAATCAGTTATAGTTTATTTGATGATGACTTGCTACATGGATAACTGTGGTAATTCTAGAGCTAATACATGCAACTAAAGCCCCGACTTCCGGGAGGGGTGTATTTATTAGATAAAAAACCAACGCGGTTCGCCGCTCTCTTGGTGATTCATGATAACTGCTCGAATCGCAGGGCCTCGTGCCGGCGATGCATCATTCAAATATCTGCCCTATCAACTTTCGATGGTAGGATAGAGGCCTACCATGGTTCCAACGGGTAACGGGGAATAAGGGTTCGATTCCGGAGAGGGAGCCTGAGAAACGGCTACCACATCCAAGGAAGGCAGCAGGCGCGCAAATTACCCAATCCCGACTCGGGGAGGTAGTGACAATAAATAACAATATAGGGCTCTTTTGGGTCTTATAATTGGAATGAGTACAATTTAAATCTCTTAACGAGGAACGATTGGAGGGCAAGTCTGGTGCCAGCAGCCGCGGTAATTCCAGCTCCAATAGCGTATATTAAAGTTGTTGCAGTTAAAAAGCTCGTAGTTGAACTTCGGGCCTGGGCGGGCGGTCCGCCGAAAGGCGATGTACTGTCTGGCCGGGCCTTTCCTCTCGGTGAACCGGCGTGCCCTTCGCTGGGTGCGTCGGGGAACCGGGACGTTTACCTTGAGAAAATTAGAGTGTTCAAAGCAGGCGTCTCGCCCGAATACATTAGCATGGAATAATGGAATAGGACGTGCGGTCCTATTTCGTTGGTTTCTAGGATCGCCGTAATGATTAATAGGGACGGTCGGGGGCATTAGTATTCGGTCGCTAGAGGTGAAATTCTTGGATTGACCGAAGACTGACTACCGCGAAAGCATTTGCCAAGGACGTTTTCATTAATCAAGAACGAAGGTTAGGGGATCGAAAACGATCAGATACCGTTGTAGTCTTAACAGTAAACCATGCCGACTAGGGATCGGGCGAACTCTTTTCCATGTGTCGCTCGGCACCTTACGAGAAATCAAAGTCTTTGGGTTCTGGGGGGAGTATGGTCGCAAGGCTGAAACTTAAAGGAATTGACGGAAGGGCACCACCAGGAGTGGAGCCTGCGGCTTAATTTGACTCAACACGGGGAAACTCACCAGGTCCAGACATGACTAGGATTGACAGATTGATAGCTCTTTCATGATTTCATGGGTGGTGGTGCATGGCCGTTCTTAGTTGGTGGAGTGATTTGTCTGGTTAATTCCGATAACGAACGAGACCTTAACCTGCTAAATAGCCAGGCCGGCTTCGGCTGGTCTCCGGCTTCTTAGAGGGACTGTCGGCGTCTAGCCGACGGAAGTTTGAGGCAATAACAGGTCTGTGATGCCCTTAGATGTTCTGGGCCGCACGCGCGCTACACTGACGGAGCCAGCGAGTTCTTTTCCTTGGCCGGAAGGTCTGGGTAATCTTGTGAAACTCCGTCGTGCTGGGGATAGAGCATTGCAATTATTGCTCTTCAACGAGGAATTCCTAGTAAGCGCGAGTCATCAGCTCGCGTTGATTACGTCCCTGCCCTTTGTACACACCGCCCGTCGCTACTACCGATTGAATGGCTTAGTGAGGTCTCCGGATCGGCCTCGGGGAGCCGGAGACGGCACCCTGTCGCTGAGAAGCTGA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TTGTACTGTGAAACTGCGAATGGCTCATTAAATCAGTTATAGTTTATTTGATGATGACTTGCTACATGGATAACTGTGGTAATTCTAGAGCTAATACATGCAATCAAGCCCCGACTTCTGGGAGGGGTGTATTTATTAGATAAAAAACCAACGCGGCTCGCCGCTCGTTTGGTGATTCATAATAACTGCTCGAATCGCATGGCCTTGTGCCGGCGATGCTTCATTCAAATATCTGCCCTATCAACTTTCGATGGTAGGATAGAGGCCTACCATGGTTTCAACGGGTAACGGGGAATAAGGGTTCGATTCCGGAGAGGGAGCCTGAGAAACGGCTACCACATCCAAGGAAGGCAGCAGGCGCGCAAATTACCCAATCCCGATTCGGGGAGGTAGTGACAATAAATAACAATATAGGGCTCTTTCGGGTCTTATAATTGGAATGAGTGCAATTTAAATCTCTCAACGAGGAACAATTGGAGGGCAAGTCTGGTGCCAGCAGCCGCGGTAATTCCAGCTCCAATAGCGTATATTAAAGTTGTTGCAGTTAAAAAGCTCGTAGTTGAACTTTGGGCCTGTCCGGGCGGTCCGCCGAAAGGTGTCGTACTGTCTGGGTGGGCCTTTCTTCTTGGTGAATCGGCGTGCCCTTCGCTGGGTGCGTCGGGGAACCAGGACGTTTACCTTGAGAAAATTAGAGTGTTCAAAGCAGGCAGATTGCCCGGATACATTAGCATGGAATAATGAAATAGGACGTGCGGTTCTATTTTGTTGGTTTCTAGAGTCGCCGTAATGATTAATAGGGACAGTTGGGGGCATTAGTATTCAGTCGCTAGAGGTGAAATTCTTGGATTGACTGAAGACTAACTACTGCGAAAGCATTTGCCAAGGATGTTTTCATTAATCAAGAACGAAGGTTAGGGGATCGAAAACGATCAGATACCGTTGTAGTCTTAACAGTAAACTATGCCGACTAGGGATCGGGCGTACCTCTTTTTGATGAGTCGCTCGGCACCTTACGAGAAATCAAAGTCTTTGGGTTCTGGGGGGAGTATGGTCGCAAGGCTGAAACTTAAAGGAATTGACGGAAGGGCACCACCAGGAGTGGAGCCTGCGGCTTAATTTGACTCAACACGGGGAAACTCACCAGGTCCAGACATGACTAGGATTGACAGATTGATAGCTCTTTCATGATTTTATGGGTGGTGGTGCATGGCCGTTCTTAGTTGGTGGAGTGATTTGTCTGGTTAATTCCGATAACGAACGAGACCTTAACCTGCTAAATAGCCAGGCCGGCTTTCGCTGGTCTTCGGCTTCTTAGAGGGACTGTCGGCGTCTAGCCGACGGAAGTTTGAGGCAATAACAGGTCTGTGATGCCCTTAGATGTTCTGGGCCGCACGCGCGCTACACTGACAGAGCCAGCGAGTTCTTTTCCTTGGCCGGAAGGCCTGGGTAATCTTGTGAAACTCTGTCGTGCTGGGGATAGAGCATTGCAATTATTGCTCTTCAACGAGGAATTCCTAGTAAGCGTGAGTCATCAGCTCGCGTTGATTACGTCCCTGCCCTTTGTACACACCGCCCGTCGCTACTACCGATTGAATGGCTTAGTGAGGTCTCCGGATTGGCTTCGGGGAGCCGGCGACGGCACCCTGTTGCTGAGAAGCTGATCAAACTTGGTCATTTAGAGGAAGTAAAAGTCGTAACAAGGTTTCC</text:p>
          </table:table-cell>
          <table:table-cell office:value-type="string" calcext:value-type="string">
            <text:p>d__Eukaryota; p__Basidiomycota; c__Agaricomycetes; o__Bolet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GTTTGTACTGTGAAACTGCGAATGGCTCATTAAATCAGTTATAGTTTATTTGATGATGACTTGCTACATGGATAACTGTGGTAATTCTAGAGCTAATACATGCAATCAAGCCCCGACTTCTGGGAGGGGTGTATTTATTAGATAAAAAACCAACGCGGCTCGCCGCTCGTTTGGTGATTCATAATAACTGCTCGAATCGCATGGCCTTGTGCCGGCGATGCTTCATTCAAATATCTGCCCTATCAACTTTCGATGGTAGGATAGAGGCCTACCATGGTTTCAACGGGTAACGGGGAATAAGGGTTCGATTCCGGAGAGGGAGCCTGAGAAACGGCTACCACATCCAAGGAAGGCAGCAGGCGCGCAAATTACCCAATCCCGATTCGGGGAGGTAGTGACAATAAATAACAATATAGGGCTCTTTCGGGTCTTATAATTGGAATGAGTGCAATTTAAATCTCTCAACGAGGAACAATTGGAGGGCAAGTCTGGTGCCAGCAGCCGCGGTAATTCCAGCTCCAATAGCGTATATTAAAGTTGTTGCAGTTAAAAAGCTCGTAGTTGAACTTTGGGCCTGTCCGGGCGGTCCGCCGAAAGGTGTCGTACTGTCTGGGTGGGCCTTTCTTCTTGGTGAATCGGCGTGCCCTTCGCTGGGTGCGTCGGGGAACCAGGACGTTTACCTTGAGAAAATTAGAGTGTTCAAAGCAGGCAGATTGCCCGGATACATTAGCATGGAATAATGAAATAGGACGTGCGGTTCTATTTTGTTGGTTTCTAGAGTCGCCGTAATGATTAATAGGGACAGTTGGGGGCATTAGTATTCAGTCGCTAGAGGTGAAATTCTTGGATTGACTGAAGACTAACTACTGCGAAAGCATTTGCCAAGGATGTTTTCATTAATCAAGAACGAAGGTTAGGGGATCGAAAACGATCAGATACCGTTGTAGTCTTAACAGTAAACTATGCCGACTAGGGATCGGGCGTACCTCTTTTTGATGAGTCGCTCGGCACCTTACGAGAAATCAAAGTCTTTGGGTTCTGGGGGGAGTATGGTCGCAAGGCTGAAACTTAAAGGAATTGACGGAAGGGCACCACCAGGAGTGGAGCCTGCGGCTTAATTTGACTCAACACGGGGAAACTCACCAGGTCCAGACATGACTAGGATTGACAGATTGATAGCTCTTTCATGATTTTATGGGTGGTGGTGCATGGCCGTTCTTAGTTGGTGGAGTGATTTGTCTGGTTAATTCCGATAACGAACGAGACCTTAACCTGCTAAATAGCCAGGCCGGCTTTCGCTGGTCTTCGGCTTCTTAGAGGGACTGTCGGCGTCTAGCCGACGGAAGTTTGAGGCAATAACAGGTCTGTGATGCCCTTAGATGTTCTGGGCCGCACGCGCGCTACACTGACAGAGCCAGCGAGTTCTTTTCCTTGGCCGGAAGGCCTGGGTAATCTTGTGAAACTCTGTCGTGCTGGGGATAGAGCATTGCAATTATTGCTCTTCAACGAGGAATTCCTAGTAAGCGTGAGTCATCAGCTCGCGTTGATTACGTCCCTGCCCTTTGTACACACCGCCCGTCGCTACTACCGATTGAATGGCTTAGTGAGGTCTCCGGATTGGCTTCGGGGAGCCGGCGACGGCACCCTGTTGCTGAGAAGCTGATCAAACTTGGTCATTTAGAGGAAGTAAAAGTCGTAACAAGGTTTCC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ATTTATACGGTGAAACTGCGAATGGCTCATTAAATCAGTTATAGTTTATTTGATGGTATCTTACTACATGGATAACTGTGGTAATTCTAGAGCTAATACATGCATCAAAGCCCCGACTCTTGGAAGGGGTGTATTTATTAGATAAAAAACCAACGCGGTTCGCCGCTCCTTTGGTGATTCATAATAACTTCTCGAATCGCATGGCCTTGCGCCGGCGATGCTTCATTCAAATATCTGCCCTATCAACTTTCGATGGTAGGATAGAGGCCTACCATGGTTT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GCCTGGTCGGGCGGTCTGCCTCACGGTATGTACTGTCTGACTGGGTCTTACCTCTTGGTGAGCCTGCATGCTCTTTACTGGGTGTGTGGGGGAACCAGGACTTTTACTTTGAGAAAATTAGAGTGTTCAAAGCAGGCCTATGCCCGAATACATTAGCATGGAATAATAAAATAGGACGTGCGGTTCTATTTTGTTGGTTTCTAGAGTCGCCGTAATGATTAATAGGGATAGTTGGGGGCATTAGTATTCAGTTGCTAGAGGTGAAATTCTTGGATTTACTGAAGACTAACTTCTGCGAAAGCATTTGCCAAGGATGTTTTCATTAATCAAGAACGAAGGTTAGGGGATCGAAAACGATCAGATACCGTTGTAGTCTTAACAGTAAACTATGCCGACTAGGGATCGGGCGATCTCACTTTTATGTGTCGCTCGGCACCTTACGAGAAATCAAAGTCTTTGGGTTCTGGGGGGAGTATGGTCGCAAGGCTGAAACTTAAAGGAATTGACGGAAGGGCACCACCAGGAGTGGAGCCTGCGGCTTAATTTGACTCAACACGGGGAAACTCACCAGGTCCAGACATAACTAGGATTGACAGATTGATAGCTCTTTCTTGATTTTATGGGTGGTGGTGCATGGCCGTTCTTAGTTGGTGGAGTGATTTGTCTGGTTAATTCCGATAACGAACGAGACCTTAACCTGCTAAATAGTCCGGCCGGCTTTTGCTGGTCGCAGACTTCTTAGAGGGACTGTCAGCGTCTAGCTGACGGAAGTTTGAGGCAATAACAGGTCTGTGATGCCCTTAGATGTTCTGGGCCGCACGCGCGCTACACTGACAGAGCCAGCGAGTTCTCACCTTGGCCGGAAGGTCTGGGTAATCTTGTGAAACTTTGTCGTGCTGGGGATAGAGCATTGCAATTATTGCTCTTCAACGAGGAATTCCTAGTAAGCGTGAGTCATCAGCTCGCGTTGATTACGTCCCTGCCCTTTGTACACACCGCCCGTCGCTACTACCGATTGAATGGCTTAGTGAGGTCTTCGGATTAGCTTTGGGGAGCCGGCAACGGCACTCTATTGCTGAGAAGTTGATCAAACTTGGTCATTTAGAGGAAGTAAAAGTCGTAACAAGGTTTCC</text:p>
          </table:table-cell>
          <table:table-cell office:value-type="string" calcext:value-type="string">
            <text:p>d__Eukaryota; p__Basidiomycota; c__Agaricomycetes; o__Cantharellales; f__Ceratobasidi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CAATTTATACGGTGAAACTGCGAATGGCTCATTAAATCAGTTATAGTTTATTTGATGGTATCTTACTACATGGATAACTGTGGTAATTCTAGAGCTAATACATGCATCAAAGCCCCGACTCTTGGAAGGGGTGTATTTATTAGATAAAAAACCAACGCGGTTCGCCGCTCCTTTGGTGATTCATAATAACTTCTCGAATCGCATGGCCTTGCGCCGGCGATGCTTCATTCAAATATCTGCCCTATCAACTTTCGATGGTAGGATAGAGGCCTACCATGGTTTCAACGGGTAACGGGGAATAAGGGTTCGATTCCGGAGAGGGAGCCTGAGAAACGGCTACCACATCCAAGGAAGGCAGCAGGCGCGCAAATTACCCAATCCCGACACGGGGAGGTAGTGACAATAAATAACAATATAGGGCTCTTTTGGGTCTTATAATTGGAATGAGTACAATTTAAATCCCTTAACGAGGAACAATTGGAGGGCAAGTCTGGTGCCAGCAGCCGCGGTAATTCCAGCTCCAATAGCGTATATTAAAGTTGTTGCAGTTAAAAAGCTCGTAGTTGAACTTCAGGCCTGGTCGGGCGGTCTGCCTCACGGTATGTACTGTCTGACTGGGTCTTACCTCTTGGTGAGCCTGCATGCTCTTTACTGGGTGTGTGGGGGAACCAGGACTTTTACTTTGAGAAAATTAGAGTGTTCAAAGCAGGCCTATGCCCGAATACATTAGCATGGAATAATAAAATAGGACGTGCGGTTCTATTTTGTTGGTTTCTAGAGTCGCCGTAATGATTAATAGGGATAGTTGGGGGCATTAGTATTCAGTTGCTAGAGGTGAAATTCTTGGATTTACTGAAGACTAACTTCTGCGAAAGCATTTGCCAAGGATGTTTTCATTAATCAAGAACGAAGGTTAGGGGATCGAAAACGATCAGATACCGTTGTAGTCTTAACAGTAAACTATGCCGACTAGGGATCGGGCGATCTCACTTTTATGTGTCGCTCGGCACCTTACGAGAAATCAAAGTCTTTGGGTTCTGGGGGGAGTATGGTCGCAAGGCTGAAACTTAAAGGAATTGACGGAAGGGCACCACCAGGAGTGGAGCCTGCGGCTTAATTTGACTCAACACGGGGAAACTCACCAGGTCCAGACATAACTAGGATTGACAGATTGATAGCTCTTTCTTGATTTTATGGGTGGTGGTGCATGGCCGTTCTTAGTTGGTGGAGTGATTTGTCTGGTTAATTCCGATAACGAACGAGACCTTAACCTGCTAAATAGTCCGGCCGGCTTTTGCTGGTCGCAGACTTCTTAGAGGGACTGTCAGCGTCTAGCTGACGGAAGTTTGAGGCAATAACAGGTCTGTGATGCCCTTAGATGTTCTGGGCCGCACGCGCGCTACACTGACAGAGCCAGCGAGTTCTCACCTTGGCCGGAAGGTCTGGGTAATCTTGTGAAACTTTGTCGTGCTGGGGATAGAGCATTGCAATTATTGCTCTTCAACGAGGAATTCCTAGTAAGCGTGAGTCATCAGCTCGCGTTGATTACGTCCCTGCCCTTTGTACACACCGCCCGTCGCTACTACCGATTGAATGGCTTAGTGAGGTCTTCGGATTAGCTTTGGGGAGCCGGCAACGGCACTCTATTGCTGAGAAGTTGA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CTAAGCCATGCATGTCCGAGTTTAAGCCGTACGAACAAAGTGAAACTGCGAATGGCTCATTAAATCAGTTATCGTTTACTTGAAGAATGACCTGCTACATGGATACCTGTGGCAAGTGGAGAGCTAACACAAGCACCTAATGCCCCAACTCAAGAGTGGGTGTGCTAGTTAGACTGAACCAACCGGGGGGCAACCTCCGCGCGGCGAAGCACAACTATCATTCGGATCGGATGGCCCTCGTGGCGCCGACGCTTCATTCAAGTAACTGCCCCATCACGTTGTCGGTAGTGTCTTGGACTACCGAGCGGGTGACGGGTAACGGGGAATCAGAGTTCGATTCCGGAGAAGGAGCATGAGACACGGCTGCTACATCCAAGGAAGGCAGCAGGCGCGCAAATTACCCACTCCGCACTGCGGGAGGTAGTGACAGTACCTATCGATGGGGCGTCCTTGTGGCGCCCTAATTGGAATGAGGCAGTCCCAAAGCCCGTGCTGAGGAACGATTGGAGGGCAAGTCTGGTGCCAGCAGCCGCGGTAATTCCAGCTCCAACAGCATATATTATGGTTGTTGCAGTTAAAAAGTTCGTAGTCGAACTTGGGGGGCGGGCGATTGCCGTCTCTCCTTTGTGGGAGCGGTCGCCGACAGCCCCCTCGTCCCCTCTGGCGTGAACCTCGCTCCGGCGGGGGGAACCCGGGGATCTTACCTCGAACAAATGAGCGCGCTTGAGGTAGGCAACGGTTGCCTGGATCAATTAGCATGGAATAACAGATGGACGGCGGGCCGTCGTCTGTTGGTTGGCATGTCCGCCGTAATGATTAATAGGGGTGCTCGGGGCCAGCCGTACTGCCGGGGGAGGGGTGAAATCCGTTGATCCCGGCAAGACGTCCTACTGCGAAAGCAGCTGGCAAGGGCACTTTCATTGATCAAGAACGAAGGTTGGGGGATCCAAAACGATTAGACACCGTTGTAGTCCCAACAGTAAACCCTGCCGACGCGGGCTCTGGCGTCTGTGATCCATTCGCTGGGGCCCGTGGAGAAATTAGAGTCTTTGGGCTCTGGGGGGAGTATAGTCGCAAGACCGAAACTTAAAGGAATTGACGGAAGGGCACAACCAGGTGTGGAGCCTGCGGCTTAATTTGACTCAACACGGGGAAACTCACCAGGACAGGACATGACGAGGATTGACAGACTGAGAGACATTTCATGATCTCATGGGTGGTGGTGCATGGCCGTTCTTAGTTCGTGGATCAGTTCGTCTGGTTGATTCCGATAACGAACGAGACCGGAACGTGTGGTTGGCGTTGGCTCGATCGTCCCGCTTGCGGCCGCTCCGGCGGTGGCCTCTGTTGCCCTAGCGCGAGCCTTGTCACTTTCGACTTGGCGTAAGCGGGACGTGCCTCGTGTGGAGAGTCTATCTTGAAAACCGAGGTCCACGCCCAATCATGCGGACTGCCCGCGTTTTAGTGGGTGGAGGTCTCCGGCAATAACAGGTCTGTGATGCCCTTAGATGTCCTGGGCCGCACGCGCGCTACACTGACGGCACCAACGGGTTTACAACCTGCACCGAGAGGTCTGGGTAATCCTGTGAAATGCCGATCGTGCTGGGGATCGAGCTTTGTGATTCTTGCTCGTGCAACTTGGAATACCTTGTAATCGTGGGTCATCAGCCCACGCTGAATATGTCCCTGCCCTTTGTACACACCGCCCGTCGCTACTACCGATCGAGTGGCTTGGTGAGGGGGTCGGATCGCCTGTCACACCTCGGCAACGGGGGAGGCGGGTGAAAAGTCCTTCAAACTTGGTCTCTTAGAGGAAGTACAAGTCGTAACAAGGTTTCC</text:p>
          </table:table-cell>
          <table:table-cell office:value-type="string" calcext:value-type="string">
            <text:p>d__Eukaryota; p__Basidiomycota; c__Agaricomycetes; o__Cantharellales; f__Tulasnellaceae; g__Tulasn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CAAAGACTAAGCCATGCATGTCCGAGTTTAAGCCGTACGAACAAAGTGAAACTGCGAATGGCTCATTAAATCAGTTATCGTTTACTTGAAGAATGACCTGCTACATGGATACCTGTGGCAAGTGGAGAGCTAACACAAGCACCTAATGCCCCAACTCAAGAGTGGGTGTGCTAGTTAGACTGAACCAACCGGGGGGCAACCTCCGCGCGGCGAAGCACAACTATCATTCGGATCGGATGGCCCTCGTGGCGCCGACGCTTCATTCAAGTAACTGCCCCATCACGTTGTCGGTAGTGTCTTGGACTACCGAGCGGGTGACGGGTAACGGGGAATCAGAGTTCGATTCCGGAGAAGGAGCATGAGACACGGCTGCTACATCCAAGGAAGGCAGCAGGCGCGCAAATTACCCACTCCGCACTGCGGGAGGTAGTGACAGTACCTATCGATGGGGCGTCCTTGTGGCGCCCTAATTGGAATGAGGCAGTCCCAAAGCCCGTGCTGAGGAACGATTGGAGGGCAAGTCTGGTGCCAGCAGCCGCGGTAATTCCAGCTCCAACAGCATATATTATGGTTGTTGCAGTTAAAAAGTTCGTAGTCGAACTTGGGGGGCGGGCGATTGCCGTCTCTCCTTTGTGGGAGCGGTCGCCGACAGCCCCCTCGTCCCCTCTGGCGTGAACCTCGCTCCGGCGGGGGGAACCCGGGGATCTTACCTCGAACAAATGAGCGCGCTTGAGGTAGGCAACGGTTGCCTGGATCAATTAGCATGGAATAACAGATGGACGGCGGGCCGTCGTCTGTTGGTTGGCATGTCCGCCGTAATGATTAATAGGGGTGCTCGGGGCCAGCCGTACTGCCGGGGGAGGGGTGAAATCCGTTGATCCCGGCAAGACGTCCTACTGCGAAAGCAGCTGGCAAGGGCACTTTCATTGATCAAGAACGAAGGTTGGGGGATCCAAAACGATTAGACACCGTTGTAGTCCCAACAGTAAACCCTGCCGACGCGGGCTCTGGCGTCTGTGATCCATTCGCTGGGGCCCGTGGAGAAATTAGAGTCTTTGGGCTCTGGGGGGAGTATAGTCGCAAGACCGAAACTTAAAGGAATTGACGGAAGGGCACAACCAGGTGTGGAGCCTGCGGCTTAATTTGACTCAACACGGGGAAACTCACCAGGACAGGACATGACGAGGATTGACAGACTGAGAGACATTTCATGATCTCATGGGTGGTGGTGCATGGCCGTTCTTAGTTCGTGGATCAGTTCGTCTGGTTGATTCCGATAACGAACGAGACCGGAACGTGTGGTTGGCGTTGGCTCGATCGTCCCGCTTGCGGCCGCTCCGGCGGTGGCCTCTGTTGCCCTAGCGCGAGCCTTGTCACTTTCGACTTGGCGTAAGCGGGACGTGCCTCGTGTGGAGAGTCTATCTTGAAAACCGAGGTCCACGCCCAATCATGCGGACTGCCCGCGTTTTAGTGGGTGGAGGTCTCCGGCAATAACAGGTCTGTGATGCCCTTAGATGTCCTGGGCCGCACGCGCGCTACACTGACGGCACCAACGGGTTTACAACCTGCACCGAGAGGTCTGGGTAATCCTGTGAAATGCCGATCGTGCTGGGGATCGAGCTTTGTGATTCTTGCTCGTGCAACTTGGAATACCTTGTAATCGTGGGTCATCAGCCCACGCTGAATATGTCCCTGCCCTTTGTACACACCGCCCGTCGCTACTACCGATCGAGTGGCTTGGTGAGGGGGTCGGATCGCCTGTCACACCTCGGCAACGGGGGAGGCGGGTGAAAAGTCCTTCAAACTTGGTCTCTTAGAGGAAGTAC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ATCTTGCTACATGGATAACTGTGGTAATTCTAGAGCTAATACATGCTTCAAAGCCCCGACTTCTGGAAGGGGTGTATTTATTAGATAAAAAACCAACGCGGTTCGCCGCTCCTTTGGTGATTCATAATAACTTCTCGAATCGTATGGCCTTGTGCCGACGATGCTTCATTCAAATATCTGCCCTATCAACTTTCGATGGTAGGATAGAGGCCTACCATGGTTTCAACGGGTAACGGGGAATAAGGGTTCGATTCCGGAGAGGGAGCCTGAGAAACGGCTACCACATCCAAGGAAGGCAGCAGGCGCGCAAATTACCCAATCCCGACACGGGGAGGTAGTGACAATAAATAACAATATAGGGCTCTATTGGGTCTTATAATTGGAATGAGTACAATTTAAATCCCTTAACGAGGAACAATTGGAGGGCAAGTCTGGTGCCAGCAGCCGCGGTAATTCCAGCTCCAATAGCGTATATTAAAGTTGTTGCAGTTAAAAAGCTCGTAGTTGAACTTCAGCCCTGGCTGGGCGGTCTGCCTCACGGTATGTACTGTCTGGCTGGGGCTTACCTCTTGGTGAGCTCGCATGTCGTTTATTCGGTGTGTGAGGGAACCAGGACTTTTACTTTGAGAAAATTAGAGTGTTCAAAGCAGGCAAATGCCCGAATACATTAGCATGGAATAATAGAATAGGACGTGCGGTTCTATTTTGTTGGTTTCTAGAGTCGCCGTAATGATTAATAGGGACAGTTGGGGGCATTAGTATTGAGTTGCTAGAGGTGAAATTCTTGGATTTACTCAAGACTAACTTTTGCGAAAGCATTTGCCAAGGATGTTTTCATTAATCAAGAACGAAGGTTAGGGGATCGAAAACGATTAGATACCGTTGTAGTCTTAACAGTAAACTATGCCGACTAGGGATCGGGCGATCTCACTTTTATGTGTCGCTCGGCACCTTACGAGAAATCAAAGTCTTTGGGTTCTGGGGGGAGTATGGTCGCAAGGCTGAAACTTAAAGGAATTGACGGAAGGGCACCACCAGGTGTGGAGCCTGCGGCTTAATTTGACTCAACACGGGGAAACTCACCAGGTCCAGACATAGCTAGGATTGACAGATTGATAGCTCTTTCTTGATTCTATGGGTGGTGGTGCATGGCCGTTCTTAGTTGGTGGAGTGATTTGTCTGGTTAATTCCGATAACGAACGAGACCTTAACCTGCTAAATAGTCAGGCCGGCTTTTGCTGGTCGCCGACTTCTTAGAGGGACTGTCAGTGTTTAACTGACGGAAGTTTGAGGCAATAACAGGTCTGTGATGCCCTTAGATGTTCTGGGCCGCACGCGCGCTACACTGACAGGGCCAGCGAGTATATCACCTTAGCCGAAAGGCTTGGGTAATCTTGTGAAACCTTGTCGTGCTGGGGATAGAGCATTGCAATTATTGCTCTTCAACGAGGAATACCTAGTAAGCGCAAGTCATCAGCTTGCGTTGATTACGTCCCTGCCCTTTGTACACACCGCCCGTCGCTACTACCGATTGAATGGCTTAGTGAGGTCTCCGGATTGACTTTGGGGAGCCGGCGACGGCACCCTATTGGCGAGAAGCTGATCAAACTTGGTCATTTAGAGGAAGTAAAAGTCGTAACAAGGTTTCC</text:p>
          </table:table-cell>
          <table:table-cell office:value-type="string" calcext:value-type="string">
            <text:p>d__Eukaryota; p__Basidiomycota; c__Agaricomycetes; o__Corticiales; f__Corticiaceae; g__Sistotrem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ATTTGTACTGTGAAACTGCGAATGGCTCATTAAATCAGTTATAGTTTATTTGATGGTATCTTGCTACATGGATAACTGTGGTAATTCTAGAGCTAATACATGCTTCAAAGCCCCGACTTCTGGAAGGGGTGTATTTATTAGATAAAAAACCAACGCGGTTCGCCGCTCCTTTGGTGATTCATAATAACTTCTCGAATCGTATGGCCTTGTGCCGACGATGCTTCATTCAAATATCTGCCCTATCAACTTTCGATGGTAGGATAGAGGCCTACCATGGTTTCAACGGGTAACGGGGAATAAGGGTTCGATTCCGGAGAGGGAGCCTGAGAAACGGCTACCACATCCAAGGAAGGCAGCAGGCGCGCAAATTACCCAATCCCGACACGGGGAGGTAGTGACAATAAATAACAATATAGGGCTCTATTGGGTCTTATAATTGGAATGAGTACAATTTAAATCCCTTAACGAGGAACAATTGGAGGGCAAGTCTGGTGCCAGCAGCCGCGGTAATTCCAGCTCCAATAGCGTATATTAAAGTTGTTGCAGTTAAAAAGCTCGTAGTTGAACTTCAGCCCTGGCTGGGCGGTCTGCCTCACGGTATGTACTGTCTGGCTGGGGCTTACCTCTTGGTGAGCTCGCATGTCGTTTATTCGGTGTGTGAGGGAACCAGGACTTTTACTTTGAGAAAATTAGAGTGTTCAAAGCAGGCAAATGCCCGAATACATTAGCATGGAATAATAGAATAGGACGTGCGGTTCTATTTTGTTGGTTTCTAGAGTCGCCGTAATGATTAATAGGGACAGTTGGGGGCATTAGTATTGAGTTGCTAGAGGTGAAATTCTTGGATTTACTCAAGACTAACTTTTGCGAAAGCATTTGCCAAGGATGTTTTCATTAATCAAGAACGAAGGTTAGGGGATCGAAAACGATTAGATACCGTTGTAGTCTTAACAGTAAACTATGCCGACTAGGGATCGGGCGATCTCACTTTTATGTGTCGCTCGGCACCTTACGAGAAATCAAAGTCTTTGGGTTCTGGGGGGAGTATGGTCGCAAGGCTGAAACTTAAAGGAATTGACGGAAGGGCACCACCAGGTGTGGAGCCTGCGGCTTAATTTGACTCAACACGGGGAAACTCACCAGGTCCAGACATAGCTAGGATTGACAGATTGATAGCTCTTTCTTGATTCTATGGGTGGTGGTGCATGGCCGTTCTTAGTTGGTGGAGTGATTTGTCTGGTTAATTCCGATAACGAACGAGACCTTAACCTGCTAAATAGTCAGGCCGGCTTTTGCTGGTCGCCGACTTCTTAGAGGGACTGTCAGTGTTTAACTGACGGAAGTTTGAGGCAATAACAGGTCTGTGATGCCCTTAGATGTTCTGGGCCGCACGCGCGCTACACTGACAGGGCCAGCGAGTATATCACCTTAGCCGAAAGGCTTGGGTAATCTTGTGAAACCTTGTCGTGCTGGGGATAGAGCATTGCAATTATTGCTCTTCAACGAGGAATACCTAGTAAGCGCAAGTCATCAGCTTGCGTTGATTACGTCCCTGCCCTTTGTACACACCGCCCGTCGCTACTACCGATTGAATGGCTTAGTGAGGTCTCCGGATTGACTTTGGGGAGCCGGCGACGGCACCCTATTGGCGAGAAGCTGA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GTGCTTTGCTACATGGATAACTGTGGTAATTCTAGAGCTAATACATGCAATCAAGCCCCGACTTCTGGAAGGGGTGTATTTATTAGATAAAAAACCAACGCGGTTCGCCGCTCCCTTGGTGATTCATAATAACTTCTCGAATCGTATGGCCTTGCGCCGGCGATGCTTCATTCAAATATCTGCCCTATCAACTTTCGATGGTAGGATAGAGGCCTACCATGGTTTCAACGGGTAACGGGGAATAAGGGTTCGATTCCGGAGAGGGAGCCTGAGAAACGGCTACCACATCCAAGGAAGGCAGCAGGCGCGCAAATTACCCAATCCCGACACGGGGAGGTAGTGACAATAAATAACGATATAGGGCTCTTTTGGGTCTTATAATTGGAATGAGTACAATTTAAATCTCTTAACGAGGAACAATTGGAGGGCAAGTCTGGTGCCAGCAGCCGCGGTAATTCCAGCTCCAATAGCGTATATTAAAGTTGTTGCAGTTAAAAAGCTCGTAGTTGAACTTCAGACCTGGCTGGGTGGTCCGCCTCACGGTGTGTACTGTTCGGCTGGGTCTTACCTCTTGGTGAGCTGGCATGTCCTTTACTGGGTGTGTCAGGGAACCAGGACTTTTACCTTGAGAAAATTAGAGTGTTCAAAGCAGGCCTGCGCCTGAATACATTAGCATGGAATAATAAAATAGGACGTGCGGTTCTATTTTGTTGGTTTCTAGAGTCGCCGTAATGATTAATAGGGATAGTTGGGGGCATTAGTATTCCGTTGCTAGAGGTGAAATTCTTGGATTTACGGAAGACTAACTACTGCGAAAGCATTTGCCAAGGATGTTTTCATTAATCAAGAACGAAGGTTAGGGGATCGAAAACGATCAGATACCGTTGTAGTCTTAACAGTAAACTATGCCGACTAGGGATCGGGCGAACTCAATTTGATGTGTCGCTCGGCACCTTACGAGAAATCAAAGTCTTTGGGTTCTGGGGGGAGTATGGTCGCAAGGCTGAAACTTAAAGGAATTGACGGAAGGGCACCACCAGGTGTGGAGCCTGCGGCTTAATTTGACTCAACACGGGGAAACTCACCAGGTCCAGACATGACTAGGATTGACAGATTGATAGCTCTTTCATGATTTTATGGGTGGTGGTGCATGGCCGTTCTTAGTTGGTGGAGTGATTTGTCTGGTTAATTCCGATAACGAACGAGACCTTAACCTGCTAAATAGCCTGGCCGGCTTTTGCTGGTCACTGGCTTCTTAGAGGGACTGTCTGCGTCTAGCAGACGGAAGTTTGAGGCAATAACAGGTCTGTGATGCCCTTAGATGTTCTGGGCCGCACGCGCGCTACACTGACAGAGCCAGCGAGTTTTTTTCCTTGGCCGGAAGGTCTGGGTAATCTTGTGAAACTCTGTCGTGCTGGGGATAGAGCATTGCAATTATTGCTCTTCAACGAGGAATACCTAGTAAGCGTGAGTCATCAGCTCGCGTTGATTACGTCCCTGCCCTTTGTACACACCGCCCGTCGCTACTACCGATTGAATGGCTTAGTGAGGTCTTGGGATTGGCTTCGGGGAGCCGGCAACGGCACCTTGTTGCTGAGAACTTGATCAAACTTGGTCATTTAGAGGAAGTAAAAGTCGTAACAAGGTTTCC</text:p>
          </table:table-cell>
          <table:table-cell office:value-type="string" calcext:value-type="string">
            <text:p>d__Eukaryota; p__Basidiomycota; c__Agaricomycetes; o__Polyporal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ATTTGTACTGTGAAACTGCGAATGGCTCATTAAATCAGTTATAGTTTATTTGATGGTGCTTTGCTACATGGATAACTGTGGTAATTCTAGAGCTAATACATGCAATCAAGCCCCGACTTCTGGAAGGGGTGTATTTATTAGATAAAAAACCAACGCGGTTCGCCGCTCCCTTGGTGATTCATAATAACTTCTCGAATCGTATGGCCTTGCGCCGGCGATGCTTCATTCAAATATCTGCCCTATCAACTTTCGATGGTAGGATAGAGGCCTACCATGGTTTCAACGGGTAACGGGGAATAAGGGTTCGATTCCGGAGAGGGAGCCTGAGAAACGGCTACCACATCCAAGGAAGGCAGCAGGCGCGCAAATTACCCAATCCCGACACGGGGAGGTAGTGACAATAAATAACGATATAGGGCTCTTTTGGGTCTTATAATTGGAATGAGTACAATTTAAATCTCTTAACGAGGAACAATTGGAGGGCAAGTCTGGTGCCAGCAGCCGCGGTAATTCCAGCTCCAATAGCGTATATTAAAGTTGTTGCAGTTAAAAAGCTCGTAGTTGAACTTCAGACCTGGCTGGGTGGTCCGCCTCACGGTGTGTACTGTTCGGCTGGGTCTTACCTCTTGGTGAGCTGGCATGTCCTTTACTGGGTGTGTCAGGGAACCAGGACTTTTACCTTGAGAAAATTAGAGTGTTCAAAGCAGGCCTGCGCCTGAATACATTAGCATGGAATAATAAAATAGGACGTGCGGTTCTATTTTGTTGGTTTCTAGAGTCGCCGTAATGATTAATAGGGATAGTTGGGGGCATTAGTATTCCGTTGCTAGAGGTGAAATTCTTGGATTTACGGAAGACTAACTACTGCGAAAGCATTTGCCAAGGATGTTTTCATTAATCAAGAACGAAGGTTAGGGGATCGAAAACGATCAGATACCGTTGTAGTCTTAACAGTAAACTATGCCGACTAGGGATCGGGCGAACTCAATTTGATGTGTCGCTCGGCACCTTACGAGAAATCAAAGTCTTTGGGTTCTGGGGGGAGTATGGTCGCAAGGCTGAAACTTAAAGGAATTGACGGAAGGGCACCACCAGGTGTGGAGCCTGCGGCTTAATTTGACTCAACACGGGGAAACTCACCAGGTCCAGACATGACTAGGATTGACAGATTGATAGCTCTTTCATGATTTTATGGGTGGTGGTGCATGGCCGTTCTTAGTTGGTGGAGTGATTTGTCTGGTTAATTCCGATAACGAACGAGACCTTAACCTGCTAAATAGCCTGGCCGGCTTTTGCTGGTCACTGGCTTCTTAGAGGGACTGTCTGCGTCTAGCAGACGGAAGTTTGAGGCAATAACAGGTCTGTGATGCCCTTAGATGTTCTGGGCCGCACGCGCGCTACACTGACAGAGCCAGCGAGTTTTTTTCCTTGGCCGGAAGGTCTGGGTAATCTTGTGAAACTCTGTCGTGCTGGGGATAGAGCATTGCAATTATTGCTCTTCAACGAGGAATACCTAGTAAGCGTGAGTCATCAGCTCGCGTTGATTACGTCCCTGCCCTTTGTACACACCGCCCGTCGCTACTACCGATTGAATGGCTTAGTGAGGTCTTGGGATTGGCTTCGGGGAGCCGGCAACGGCACCTTGTTGCTGAGAACTTGATCAAACTTGGTCATTTAGAGGAAGTAAAAGTCGTAACAAGGTTTCC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GATACCTTGCTACATGGATAACTGTGGTAATTCTAGAGCTAATACATGCAATCAAGCCCCGACTCCTGGAAGGGGTGTATTTATTAGATAAAAAACCAACGCGGCTCGCCGCTCCCTTGGTGATTCATAATAACTTCTCGAATCGCATGGCCTTGCGCCGGCGATGCTTCATTCAAATATCTGCCCTATCAACTTTCGATGGTAGGATAGAGGCCTACCATGGTTTTGACGGGTAACGGGGAATAAGGGTTCGATTCCGGAGAGGGAGCCTGAGAAACGGCTACCACATCCACGGAAGGCAGCAGGCGCGCAAATTACCCAATCCCGACACGGGGAGGTAGTGACAATAAATAACAATATAGGGCCCTTTCGGGTCTTATAATTGGAATGAGTACAATTTAAATCCGTTAACGAGGAACAATTGGAGGGCAAGTCTGGTGCCAGCAGCCGCGGTAATTCCAGCTCCAATAGCGTATATTAAAGTTGTTGCAGTTAAAAAGCTCGTAGTTGAACTTCAGACCTGGCCGGGCGGTCCGCCTAACGGCGTGTACTGTCTGGCTGGGCCTTACCTCTTGGTGAGCCGGCATGCCCTTCACTGGGTGCGTCGGGGAACCAGGACCTTTACCTTGAGAAAATTAGAGTGTTCAAAGCAGGCTTACGCCGGAATACATTAGCATGGAATAATAAAATAGGACGTGCGGTTCTATTTTGTTGGTTTCTAGAGTCGCCGTAATGATTAATAGGGATAGTTGGGGGCATTTGTATTGCGTTGCTAGAGGTGAAATTCTTGGATTTACGCAAGACAAACTATTGCGAAAGCATTTGCCAAGGATGTTTTCATTAATCAAGAACGAAGGTTAGGGGATCGAAAACGATCAGATACCGTTGTAGTCTTAACAGTAAACTATGCCGACTAGGGATCGGACGACCTCAATTTTATGCGTCGTTCGGCACCTTACGAGAAATCAAAGTCTTTGGGTTCTGGGGGGAGTATGGTCGCAAGGCTGAAACTTAAAGGAATTGACGGAAGGGCACCACCAGGAGTGGAGCCTGCGGCTTAATTTGACTCAACACGGGGAAACTCACCAGGTCCAGACATAACTAGGATTGACAGATTGATAGCTCTTTCTTGATTTTATGGGTGGTGGTGCATGGCCGTTCTTAGTTGGTGGAGTGATTTGTCTGGTTAATTCCGATAACGAACGAGACCTTAACCTGCTAAATAGCCTGGCCGGCTTTCGCTGGTCACCGGCTTCTTAGAGGGACTGTCAGCGTCTAGCTGACGGAAGTTTGAGGCAATAACAGGTCTGTGATGCCCTTAGATGTTCTGGGCCGCACGCGCGCTACACTGACAGAGCCAGCGAGTTCTTTTCCTTGGCCGGAAGGTCATGGGTAATCTTGTGAAACTCTGTCGTGCTGGGGATAGAGCATTGCAATTATTGCTCTTCAACGAGGAATTCCTAGTAAGCGTGAGTCATCAGCTCGCGTTGATTACGTCCCTGCCCTTTGTACACACCGCCCGTCGCTACTACCGATTGAATGGCTTAGTGAGACCTCCGGATTGGCTTTGGGGAGTCGGAGACGACACCCCGTTGCTGAGAAGTTGGTCAAACTTGGTCATTTAGAGGAAGTAAAAGTCGTAACAAGGTTTCC</text:p>
          </table:table-cell>
          <table:table-cell office:value-type="string" calcext:value-type="string">
            <text:p>d__Eukaryota; p__Basidiomycota; c__Agaricomycetes; o__Russul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TGTACTGTGAAACTGCGAATGGCTCATTAAATCAGTTATAGTTTATTTGATGATACCTTGCTACATGGATAACTGTGGTAATTCTAGAGCTAATACATGCAATCAAGCCCCGACTCCTGGAAGGGGTGTATTTATTAGATAAAAAACCAACGCGGCTCGCCGCTCCCTTGGTGATTCATAATAACTTCTCGAATCGCATGGCCTTGCGCCGGCGATGCTTCATTCAAATATCTGCCCTATCAACTTTCGATGGTAGGATAGAGGCCTACCATGGTTTTGACGGGTAACGGGGAATAAGGGTTCGATTCCGGAGAGGGAGCCTGAGAAACGGCTACCACATCCACGGAAGGCAGCAGGCGCGCAAATTACCCAATCCCGACACGGGGAGGTAGTGACAATAAATAACAATATAGGGCCCTTTCGGGTCTTATAATTGGAATGAGTACAATTTAAATCCGTTAACGAGGAACAATTGGAGGGCAAGTCTGGTGCCAGCAGCCGCGGTAATTCCAGCTCCAATAGCGTATATTAAAGTTGTTGCAGTTAAAAAGCTCGTAGTTGAACTTCAGACCTGGCCGGGCGGTCCGCCTAACGGCGTGTACTGTCTGGCTGGGCCTTACCTCTTGGTGAGCCGGCATGCCCTTCACTGGGTGCGTCGGGGAACCAGGACCTTTACCTTGAGAAAATTAGAGTGTTCAAAGCAGGCTTACGCCGGAATACATTAGCATGGAATAATAAAATAGGACGTGCGGTTCTATTTTGTTGGTTTCTAGAGTCGCCGTAATGATTAATAGGGATAGTTGGGGGCATTTGTATTGCGTTGCTAGAGGTGAAATTCTTGGATTTACGCAAGACAAACTATTGCGAAAGCATTTGCCAAGGATGTTTTCATTAATCAAGAACGAAGGTTAGGGGATCGAAAACGATCAGATACCGTTGTAGTCTTAACAGTAAACTATGCCGACTAGGGATCGGACGACCTCAATTTTATGCGTCGTTCGGCACCTTACGAGAAATCAAAGTCTTTGGGTTCTGGGGGGAGTATGGTCGCAAGGCTGAAACTTAAAGGAATTGACGGAAGGGCACCACCAGGAGTGGAGCCTGCGGCTTAATTTGACTCAACACGGGGAAACTCACCAGGTCCAGACATAACTAGGATTGACAGATTGATAGCTCTTTCTTGATTTTATGGGTGGTGGTGCATGGCCGTTCTTAGTTGGTGGAGTGATTTGTCTGGTTAATTCCGATAACGAACGAGACCTTAACCTGCTAAATAGCCTGGCCGGCTTTCGCTGGTCACCGGCTTCTTAGAGGGACTGTCAGCGTCTAGCTGACGGAAGTTTGAGGCAATAACAGGTCTGTGATGCCCTTAGATGTTCTGGGCCGCACGCGCGCTACACTGACAGAGCCAGCGAGTTCTTTTCCTTGGCCGGAAGGTCATGGGTAATCTTGTGAAACTCTGTCGTGCTGGGGATAGAGCATTGCAATTATTGCTCTTCAACGAGGAATTCCTAGTAAGCGTGAGTCATCAGCTCGCGTTGATTACGTCCCTGCCCTTTGTACACACCGCCCGTCGCTACTACCGATTGAATGGCTTAGTGAGACCTCCGGATTGGCTTTGGGGAGTCGGAGACGACACCCCGTTGCTGAGAAGTTGGTCAAACTTGGTCATTTAGAGGAAGTAAAAGTCGTAACAAGGTTTCC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GTTTGTACTGTGAAACTGCGAATGGCTCATTAAATCAGTTATAGTTTATTTGATGGTCCCTTGCTACATGGATAACTGTGGTAATTCTAGAGCTAATACATGCAATCAAGCCCCGACTTCTGGGAGGGGTGTATTTATTAGATAAAAAACCAACGCGGCTCGCCGCTCGTTTGGTGATTCATAATAACTTCTCGAATCGCATGGCCTTGCGCCGGCGATGCTTCATTCAAATATCTGCCCTATCAACTTTCGATGGTAGGATAGTGGCCTACCATGGTTTCAACGGGTAACGGGGAATAAGGGTTCGATTCCGGAGAGGGAGCCTGAGAAACGGCTACCACATCCAAGGAAGGCAGCAGGCGCGCAAATTACCCAATCCCGACACGGGGAGGTAGTGACAATAAATAACAATACAGGGCTCTTTTGGGTCTTGTAATTGGAATGAGTACAATTTAAATCCCTTAACGAGGAACAATTGGAGGGCAAGTCTGGTGCCAGCAGCCGCGGTAATTCCAGCTCCAATAGCGTATATTAAAGTTGTTGCAGTTAAAAAGCTCGTAGTTGGACTTCAGGCCTGGCCGGGCGGTCCGCTTCACGGCGTGTACTGTTTGGCCGGGCCTTACCTCTTGGTGAACCCGTATGCCCTTCGCTGGGTGTGCGGGGGAACCAGGACTTTTACCTTGAGAAAATTAGAGTGTTCAAAGCGGGCCTGCGCTCGAATACATTAGCATGGAATAATAGAATAGGACGTGCGGTTCTATTTTGTTGGTTTCTAGAGTCGCCGTAATGATCAATAGGGACAGTTGGGGGCATTTGTATTGTGTCGCTAGAGGTGAAATTCTTGGATTGACGCAAGACAAACTACTGCGAAAGCATTTGCCAAGGATGTTTTCATTAATCAAGAACGAAGGTTAGGGGATCGAAAACGATTAGATACCGTTGTAGTCTTAACAGTAAACGATGCCGACTAGGGATCGGACGACCTCGAATTCATGTGTCGTTCGGCACCTTACGAGAAATCAAAGTCTTTGGGTTCTGGGGGGAGTATGGTCGCAAGGCTGAAACTTAAAGGAATTGACGGAAGGGCACCACCAGGAGTGGAGCCTGCGGCTTAATTTGACTCAACACGGGGAAACTCACCAGGTCCAGACATAACTAGGATTGACAGATTGATAGCTCTTTCTTGATTTTATGGGTGGTGGTGCATGGCCGTTCTTAGTTGGTGGAGTGATTTGTCTGGTTAATTCCGATAACGAACGAGACCTTAACCTGCTAAATAGCCCGGCTGGCTTTTGCCGGTCGCAGGCTTCTTAGAGGGACTGTCGGCGTTTAGCCGACGGAAGTTTGAGGCAATAACAGGTCTGTGATGCCCTTAGATGTTCTGGGCCGCACGCGCGCTACACTGACGGAGCCAGCGAGTTCTTTCCTTGGCCGAAAGGTCTGGGTAATCTTGTGAAACTCCGTCGTGCTGGGGATAGAGCATTGCAATTATTGCTCTTCAACGAGGAATTCCTAGTAAGCGTGAGTCATCAGCTCGCGTTGATTACGTCCCTGCCCTTTGTACACACCGCCCGTCGCTACTACCGATTGAATGGCTTAGTGAGACCTCCGGATTGGCTTCGGGGAGCCGGCAACGGCACCCTGTCGCTGAGAAGCTGGTCAAACTTGGTCATTTAGAGGAAGTAAAAGTCGTAACAAGGTTTCC</text:p>
          </table:table-cell>
          <table:table-cell office:value-type="string" calcext:value-type="string">
            <text:p>d__Eukaryota; p__Basidiomycota; c__Agaricomycetes; o__Russul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CGTTTGTACTGTGAAACTGCGAATGGCTCATTAAATCAGTTATAGTTTATTTGATGGTCCCTTGCTACATGGATAACTGTGGTAATTCTAGAGCTAATACATGCAATCAAGCCCCGACTTCTGGGAGGGGTGTATTTATTAGATAAAAAACCAACGCGGCTCGCCGCTCGTTTGGTGATTCATAATAACTTCTCGAATCGCATGGCCTTGCGCCGGCGATGCTTCATTCAAATATCTGCCCTATCAACTTTCGATGGTAGGATAGTGGCCTACCATGGTTTCAACGGGTAACGGGGAATAAGGGTTCGATTCCGGAGAGGGAGCCTGAGAAACGGCTACCACATCCAAGGAAGGCAGCAGGCGCGCAAATTACCCAATCCCGACACGGGGAGGTAGTGACAATAAATAACAATACAGGGCTCTTTTGGGTCTTGTAATTGGAATGAGTACAATTTAAATCCCTTAACGAGGAACAATTGGAGGGCAAGTCTGGTGCCAGCAGCCGCGGTAATTCCAGCTCCAATAGCGTATATTAAAGTTGTTGCAGTTAAAAAGCTCGTAGTTGGACTTCAGGCCTGGCCGGGCGGTCCGCTTCACGGCGTGTACTGTTTGGCCGGGCCTTACCTCTTGGTGAACCCGTATGCCCTTCGCTGGGTGTGCGGGGGAACCAGGACTTTTACCTTGAGAAAATTAGAGTGTTCAAAGCGGGCCTGCGCTCGAATACATTAGCATGGAATAATAGAATAGGACGTGCGGTTCTATTTTGTTGGTTTCTAGAGTCGCCGTAATGATCAATAGGGACAGTTGGGGGCATTTGTATTGTGTCGCTAGAGGTGAAATTCTTGGATTGACGCAAGACAAACTACTGCGAAAGCATTTGCCAAGGATGTTTTCATTAATCAAGAACGAAGGTTAGGGGATCGAAAACGATTAGATACCGTTGTAGTCTTAACAGTAAACGATGCCGACTAGGGATCGGACGACCTCGAATTCATGTGTCGTTCGGCACCTTACGAGAAATCAAAGTCTTTGGGTTCTGGGGGGAGTATGGTCGCAAGGCTGAAACTTAAAGGAATTGACGGAAGGGCACCACCAGGAGTGGAGCCTGCGGCTTAATTTGACTCAACACGGGGAAACTCACCAGGTCCAGACATAACTAGGATTGACAGATTGATAGCTCTTTCTTGATTTTATGGGTGGTGGTGCATGGCCGTTCTTAGTTGGTGGAGTGATTTGTCTGGTTAATTCCGATAACGAACGAGACCTTAACCTGCTAAATAGCCCGGCTGGCTTTTGCCGGTCGCAGGCTTCTTAGAGGGACTGTCGGCGTTTAGCCGACGGAAGTTTGAGGCAATAACAGGTCTGTGATGCCCTTAGATGTTCTGGGCCGCACGCGCGCTACACTGACGGAGCCAGCGAGTTCTTTCCTTGGCCGAAAGGTCTGGGTAATCTTGTGAAACTCCGTCGTGCTGGGGATAGAGCATTGCAATTATTGCTCTTCAACGAGGAATTCCTAGTAAGCGTGAGTCATCAGCTCGCGTTGATTACGTCCCTGCCCTTTGTACACACCGCCCGTCGCTACTACCGATTGAATGGCTTAGTGAGACCTCCGGATTGGCTTCGGGGAGCCGGCAACGGCACCCTGTCGCTGAGAAGC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ACTGTTTATACAAGTGAAACTGCGAATGGCTCATTAAATCAGTTATAATTTATTTGATAGTACCCTTTTACTACTTGGATAACCGTGGTAATTCTAGAGCTAATACATGCAAAAAAAATCCTGACCTTTATGGAAGGGATGCAGTTATTAGATACAAAACCAACCCGGGCAACCGGTCCCTTGGTGATTCATGATAACCTTGCAAATCGCATGGCCTTGTGCTGGCGATGGGTCATTCAAATTTCTGCCCTATCAACTTTCGACGGTAGGATAGAGGCCTACCGTGGTGATAACGGGTAACGGGGAATTAGGGTTCGATTCCGGAGAGGGAGCATGAGAAATGGCTACCACATCCAAGGAAGGCAGCAGGCGCGCAAATTACCCAATCCTGATACAGGGAGGTAGTGACAATAAATAACGATGCAAGACCTTATGGTTTTTGCAATTGGAATGAGTACAATTTAAATCCCTTAACGAGGAACAATTGGAGGGCAAGTCTGGTGCCAGCAGCCGCGGTAATTCCAGCTCCAATAGCGTATATTAAAGTTGTTGCAGTTAAAAAGCTCGTAGTTGAACTTCAGACCTGGCTGGATGGTCTGCCGAAAGGTATGTACTGTCCGGCTGGGCCTTACCTCTTGGTGAGCCGGCATGCCCTTCACTGGGTGTGTCGGGGAACCAGGACTTTTACCTTGAGAAAATTAGAGTGTTCAAAGCAGGCTTATGCTCGAATACATTAGCATGGAATAATAAAATAGGACGTGCGGTTCTATTTTGTTGGTTTCTAGAGTCGCCGTAATGATTAATAGGGATAGTTGGGGGCATTAGTATTCAGTTGCTAGAGGTGAAATTCTTGGATTTACTGAAGACTAACTACTGCGAAAGCATTTGCCAAGGATGTTTTCATTAATCAAGAACGAAGGTTAGGGGATCGAAAACGATCAGATACCGTTGTAGTCTTAACAGTAAACTATGCCGACTAGGGATCGGGCGAACTCAATTTTATGTGTCGCTCGGCACCTTACGAGAAATCAAAGTCTTTGGGTTCTGGGGGGAGTATGGTCGCAAGGCTGAAACTTAAAGGAATTGACGGAAGGGCACCACCAGGAGTGGAGCCTGCGGCTTAATTTGACTCAACACGGGGAAACTCACCAGGTCCAGACATGACTAGGATTGACAGATTGATAGCTCTTTCATGATTTTATGGGTGGTGGTGCATGGCCGTTCTTAGTTGGTGGAGTGATTTGTCTGGTTAATTCCGATAACGAACGAGACCTTATCCTGCTAAATAGCCAGGCCGGCTTTTGCTGGTCGCCGGCTTCTTAGAGGGACTGCGGTTGCGTCTAGCCCGCGGAAGTTTGAGGCAATAACAGGTCTGTGATGCCCTTAGATGTTCTGGGCCGCACGCGCGCTACACTGACAGAGCCAGCGAGTTTTTCACCTTGGCCGGAAGGTCTGGGTAATCTTGTGAAACTCTGTCGTGCTGGGGATAGAGCATTGCAATTATTGCTCTTCAACGAGGAATTCCTAGTAAGCGTGAGTCATCAGCTCGCGTTGATTACGTCCCTGCCCTTTGTACACACCGCCCGTCGCTACTACCGATTGAATGGCTTAGTGAGGTCTTCAGATTGGCTTCGGAGGGCCGGAAACGGACCACTGTTGCTGAGAAGTTGATCAAACTTGGTCATTTAGAGGAAGTAAAAGTCGTAACAAGGTTTCC</text:p>
          </table:table-cell>
          <table:table-cell office:value-type="string" calcext:value-type="string">
            <text:p>d__Eukaryota; p__Basidiomycota; c__Agaricomycetes; o__Thelephorales; f__uncultured; g__unculture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AAAAGATTAAGCCATGCATGTCTAAGTATAAACTGTTTATACAAGTGAAACTGCGAATGGCTCATTAAATCAGTTATAATTTATTTGATAGTACCCTTTTACTACTTGGATAACCGTGGTAATTCTAGAGCTAATACATGCAAAAAAAATCCTGACCTTTATGGAAGGGATGCAGTTATTAGATACAAAACCAACCCGGGCAACCGGTCCCTTGGTGATTCATGATAACCTTGCAAATCGCATGGCCTTGTGCTGGCGATGGGTCATTCAAATTTCTGCCCTATCAACTTTCGACGGTAGGATAGAGGCCTACCGTGGTGATAACGGGTAACGGGGAATTAGGGTTCGATTCCGGAGAGGGAGCATGAGAAATGGCTACCACATCCAAGGAAGGCAGCAGGCGCGCAAATTACCCAATCCTGATACAGGGAGGTAGTGACAATAAATAACGATGCAAGACCTTATGGTTTTTGCAATTGGAATGAGTACAATTTAAATCCCTTAACGAGGAACAATTGGAGGGCAAGTCTGGTGCCAGCAGCCGCGGTAATTCCAGCTCCAATAGCGTATATTAAAGTTGTTGCAGTTAAAAAGCTCGTAGTTGAACTTCAGACCTGGCTGGATGGTCTGCCGAAAGGTATGTACTGTCCGGCTGGGCCTTACCTCTTGGTGAGCCGGCATGCCCTTCACTGGGTGTGTCGGGGAACCAGGACTTTTACCTTGAGAAAATTAGAGTGTTCAAAGCAGGCTTATGCTCGAATACATTAGCATGGAATAATAAAATAGGACGTGCGGTTCTATTTTGTTGGTTTCTAGAGTCGCCGTAATGATTAATAGGGATAGTTGGGGGCATTAGTATTCAGTTGCTAGAGGTGAAATTCTTGGATTTACTGAAGACTAACTACTGCGAAAGCATTTGCCAAGGATGTTTTCATTAATCAAGAACGAAGGTTAGGGGATCGAAAACGATCAGATACCGTTGTAGTCTTAACAGTAAACTATGCCGACTAGGGATCGGGCGAACTCAATTTTATGTGTCGCTCGGCACCTTACGAGAAATCAAAGTCTTTGGGTTCTGGGGGGAGTATGGTCGCAAGGCTGAAACTTAAAGGAATTGACGGAAGGGCACCACCAGGAGTGGAGCCTGCGGCTTAATTTGACTCAACACGGGGAAACTCACCAGGTCCAGACATGACTAGGATTGACAGATTGATAGCTCTTTCATGATTTTATGGGTGGTGGTGCATGGCCGTTCTTAGTTGGTGGAGTGATTTGTCTGGTTAATTCCGATAACGAACGAGACCTTATCCTGCTAAATAGCCAGGCCGGCTTTTGCTGGTCGCCGGCTTCTTAGAGGGACTGCGGTTGCGTCTAGCCCGCGGAAGTTTGAGGCAATAACAGGTCTGTGATGCCCTTAGATGTTCTGGGCCGCACGCGCGCTACACTGACAGAGCCAGCGAGTTTTTCACCTTGGCCGGAAGGTCTGGGTAATCTTGTGAAACTCTGTCGTGCTGGGGATAGAGCATTGCAATTATTGCTCTTCAACGAGGAATTCCTAGTAAGCGTGAGTCATCAGCTCGCGTTGATTACGTCCCTGCCCTTTGTACACACCGCCCGTCGCTACTACCGATTGAATGGCTTAGTGAGGTCTTCAGATTGGCTTCGGAGGGCCGGAAACGGACCACTGTTGCTGAGAAGTTGATCAAACTTGGTCA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TTGTACTGTGAAACTGCGAATGGCTCATTAAATCAGTTATAGTTTATTTGATGGTACCTTGCTACATGGATAACTGTGGTAATTCTAGAGCTAATACATGCAATAAAGCCCCGACTTCCGGAAGGGGTGTATTTATTAGATAAAAAACCAATGCGGTTCGCCGCTCCCTGGTGATTCATAATAACTTCTCGAATCGCATGGCCTTGTGCTGGCGATGCTTCATTCAAATATCTGCCCTATCAACTTTCGATGGTAGGATAGAGGCCTACCATGGTTTCAACGGGTAACGGGGAATAAGGGTTCGATTCCGGAGAGGGAGCCTGAGAAACGGCTACCACATCCAAGGAAGGCAGCAGGCGCGCAAATTACCCAATCCCGACACGGGGAGGTAGTGACAATAAATAACGATGTAGGGCCCTTTTGGGTCTTATAATTGGAATGAGTACAATTTAAATCCCTTAACGAGGAACAATTGGAGGGCAAGTCTGGTGCCAGCAGCCGCGGTAATTCCAGCTCCAATAGCGTATATTAAAGTTGTTGCAGTTAAAAAGCTCGTAGTTGAACTTCAGACCTGGCTGGATGGTCTGCCGAAAGGTATGTACTGTCCGGCTGGGCCTTACCTCTTGGTGAGCCGGCATGCCCTTCACTGGGTGTGTCGGGGAACCAGGACTTTTACCTTGAGAAAATTAGAGTGTTCAAAGCAGGCTTATGCTCGAATACATTAGCATGGAATAATAAAATAGGACGTGCGGTTCTATTTTGTTGGTTTCTAGAGTCGCCGTAATGATTAATAGGGATAGTTGGGGGCATTAGTATTCAGTTGCTAGAGGTGAAATTCTTGGATTTACTGAAGACTAACTACTGCGAAAGCATTTGCCAAGGATGTTTTCATTAATCAAGAACGAAGGTTAGGGGATCGAAAACGATCAGATACCGTTGTAGTCTTAACAGTAAACTATGCCGACTAGGGATCGGGCGAACTCAATTTTATGTGTCGCTCGGCACCTTACGAGAAATCAAAGTCTTTGGGTTCTGGGGGGAGTATGGTCGCAAGGCTGAAACTTAAAGGAATTGACGGAAGGGCACCACCAGGAGTGGAGCCTGCGGCTTAATTTGACTCAACACGGGGAAACTCACCAGGTCCAGACATGACTAGGATTGACAGATTGATAGCTCTTTCATGATTTTATGGGTGGTGGTGCATGGCCGTTCTTAGTTGGTGGAGTGATTTGTCTGGTTAATTCCGATAACGAACGAGACCTTATCCTGCTAAATAGCCAGGCCGGCTTTTGCTGGTCGCCGGCTTCTTAGAGGGACTGCGGTTGCGTCTAGCCCGCGGAAGTTTGAGGCAATAACAGGTCTGTGATGCCCTTAGATGTTCTGGGCCGCACGCGCGCTACACTGACAGAGCCAGCGAGTTTTTCACCTTGGCCGGAAGGTCTGGGTAATCTTGTGAAACTCTGTCGTGCTGGGGATAGAGCATTGCAATTATTGCTCTTCAACGAGGAATTCCTAGTAAGCGTGAGTCATCAGCTCGCGTTGATTACGTCCCTGCCCTTTGTACACACCGCCCGTCGCTACTACCGATTGAATGGCTTAGTGAGGTCTTCAGATTGGCTTCGGAGGGCCGGAAACGGACCACTGTTGCTGAGAAGTTGATCAAACTTGGTCATTTAGAGGAAGTAAAAGTCGTAACAAGGTTTCC</text:p>
          </table:table-cell>
          <table:table-cell office:value-type="string" calcext:value-type="string">
            <text:p>d__Eukaryota; p__Basidiomycota; c__Agaricomycetes; o__Thelephorales; f__uncultured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GTTTGTACTGTGAAACTGCGAATGGCTCATTAAATCAGTTATAGTTTATTTGATGGTACCTTGCTACATGGATAACTGTGGTAATTCTAGAGCTAATACATGCAATAAAGCCCCGACTTCCGGAAGGGGTGTATTTATTAGATAAAAAACCAATGCGGTTCGCCGCTCCCTGGTGATTCATAATAACTTCTCGAATCGCATGGCCTTGTGCTGGCGATGCTTCATTCAAATATCTGCCCTATCAACTTTCGATGGTAGGATAGAGGCCTACCATGGTTTCAACGGGTAACGGGGAATAAGGGTTCGATTCCGGAGAGGGAGCCTGAGAAACGGCTACCACATCCAAGGAAGGCAGCAGGCGCGCAAATTACCCAATCCCGACACGGGGAGGTAGTGACAATAAATAACGATGTAGGGCCCTTTTGGGTCTTATAATTGGAATGAGTACAATTTAAATCCCTTAACGAGGAACAATTGGAGGGCAAGTCTGGTGCCAGCAGCCGCGGTAATTCCAGCTCCAATAGCGTATATTAAAGTTGTTGCAGTTAAAAAGCTCGTAGTTGAACTTCAGACCTGGCTGGATGGTCTGCCGAAAGGTATGTACTGTCCGGCTGGGCCTTACCTCTTGGTGAGCCGGCATGCCCTTCACTGGGTGTGTCGGGGAACCAGGACTTTTACCTTGAGAAAATTAGAGTGTTCAAAGCAGGCTTATGCTCGAATACATTAGCATGGAATAATAAAATAGGACGTGCGGTTCTATTTTGTTGGTTTCTAGAGTCGCCGTAATGATTAATAGGGATAGTTGGGGGCATTAGTATTCAGTTGCTAGAGGTGAAATTCTTGGATTTACTGAAGACTAACTACTGCGAAAGCATTTGCCAAGGATGTTTTCATTAATCAAGAACGAAGGTTAGGGGATCGAAAACGATCAGATACCGTTGTAGTCTTAACAGTAAACTATGCCGACTAGGGATCGGGCGAACTCAATTTTATGTGTCGCTCGGCACCTTACGAGAAATCAAAGTCTTTGGGTTCTGGGGGGAGTATGGTCGCAAGGCTGAAACTTAAAGGAATTGACGGAAGGGCACCACCAGGAGTGGAGCCTGCGGCTTAATTTGACTCAACACGGGGAAACTCACCAGGTCCAGACATGACTAGGATTGACAGATTGATAGCTCTTTCATGATTTTATGGGTGGTGGTGCATGGCCGTTCTTAGTTGGTGGAGTGATTTGTCTGGTTAATTCCGATAACGAACGAGACCTTATCCTGCTAAATAGCCAGGCCGGCTTTTGCTGGTCGCCGGCTTCTTAGAGGGACTGCGGTTGCGTCTAGCCCGCGGAAGTTTGAGGCAATAACAGGTCTGTGATGCCCTTAGATGTTCTGGGCCGCACGCGCGCTACACTGACAGAGCCAGCGAGTTTTTCACCTTGGCCGGAAGGTCTGGGTAATCTTGTGAAACTCTGTCGTGCTGGGGATAGAGCATTGCAATTATTGCTCTTCAACGAGGAATTCCTAGTAAGCGTGAGTCATCAGCTCGCGTTGATTACGTCCCTGCCCTTTGTACACACCGCCCGTCGCTACTACCGATTGAATGGCTTAGTGAGGTCTTCAGATTGGCTTCGGAGGGCCGGAAACGGACCACTGTTGCTGAGAAGTTGATCAAACTTGGTCATTTAGAGGAAGTAAAAGTCGTAACAAGGTTTCC</text:p>
          </table:table-cell>
          <table:table-cell office:value-type="string" calcext:value-type="string">
            <text:p>210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ATCTATACTGTGAAACTGCGAACGGCTCATTAAATCAGTTATAGTTTATTTGATGGTACCTTACTACATGGATAACTGTGGTAATTCTAGAGCTAATACATGCATAAAAGCCTCCTTCACGGGAGGTGTATTTATTAGATAAAAGACCAATGGAGGCAACTCCTTTTGGTGATTCATGATAACTGCTCGAATCGCATGGCCTTGCGCCGGCGATGCTTCATTCAAATACCTGCCCTATCAAGTTTCGATGTTTGGGTAGTGGCCAAACATGCTTTCAACGGGTAACGGGGAATAAGGGTTCGATTCCGGAGAGAGAGCCTGAGAAACGGCTCTCATAACTAAGGTTAGCAGCAGGCGCGCAAATTATCCACTCCCAATACGGGGAGATAGTGACAATAAATAACAATAGAGGGCTCTTTTGGGTCTTCTAATTGGAATGAGTACAATCTAAATCCCTTAACGAGGATCAATTGGAGGGCAAGTCTGGTGCCAGCAGCCGCGGTAATTCCAGCTCCAATAGCGTATATTAAAATTGTTGGCGTTAAAAAGCTCGTAGTCGAACTTCGGCTTTCGCTGGCCGGTCCGCTTGTTATGAGTGTGTACTGGATCCGGCGGAAGCTTTACCTCCTGGTGAATGTACATGTCGTTTACTCGGCGTGTGCAGGAACCCGGACATTTACTTTGAAAAAATTAGAGTGTTCAAAGCAGGCAGTTGCCCGAATACATTAGCATGGAATAATAGAATAGGACGTGCGATCCTATTGTGTTGGTCTTTAGAGATCGCCGTAATGATGAATAGGGGCGGTTGGGGGCATTCGTATTCCAGTGCTAGAGGTGAAATTCTTGGATTTCTGGAAGACGAACTACTGCGAAAGCATTTGCCAAGGACGCTTTCATTGATCAAGAACGAAGGTCGGGGGATCGAAAACGATCAGATACCGTTGTAGTCTCGACAGTAAACTATGTTGACTAGGGATCGGTTGGGGTATTCTTTGATGACCCAATCGGCACCTAAAGAGAAATCTTGAGTAAAATTCGCGGGGGAGTACGGTCACAAGGCTGAAACTTAAAGGAATTGACGGAAGGGCACCACCAGGAGTGGAGCCTGCGGCTTAATTTGACTCAACACGGGAAAACTCACCAGGTCCAGACACAATGAGGATTGACAGATTGATAGCTCTTTCTTGATCTTGTGGTTGGTGGTGCATGGCCGTTCTTAGTTGGTGGAGTGATTTGTCTGGTTAATTCCGATAACGAACGAGACCTTATCCTGCTAAATAGCCCGACCGGCTTTGGCTGGTCGCTGGCTTCTTAGAGGGACTATCTACGTTTAGTGGATGGAAGTTTGAGGCAATAACAGGTCTGTGATGCCCTTAGATGTTCTGGGCCGCACGCGCGCTACACTGACAGAGCCAGCGAGTTCATTTTCCTTGGCCGGAAGGCCTGGGTAATCTTGTGAAACTCTGTCGTGATGGGGATAGTACATTGCAATTTTTGTACTTCAACGAGGAATTCCTAGTAAGCGTGAGTCATCAGCTCGCGTTGATTACGTCCCTGCCCTTTGTACACACCGCCCGTCGCTACTACCGATTGAACCAGGCTGTGAGGCTCTCGGATTGACGCGCGGCGGCCTTCACGGGCTGCTGTGTGTTGAGAAGTTATACGAATTGTTTGGTTTAGAGGAAGTAAAAGTCGTAACAAGGTTTCC</text:p>
          </table:table-cell>
          <table:table-cell office:value-type="string" calcext:value-type="string">
            <text:p>d__Eukaryota; p__Basidiomycota; c__Agaricostilbomycetes; o__Agaricostilbales; f__Kondoaceae; g__Kondo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ATCTATACTGTGAAACTGCGAACGGCTCATTAAATCAGTTATAGTTTATTTGATGGTACCTTACTACATGGATAACTGTGGTAATTCTAGAGCTAATACATGCATAAAAGCCTCCTTCACGGGAGGTGTATTTATTAGATAAAAGACCAATGGAGGCAACTCCTTTTGGTGATTCATGATAACTGCTCGAATCGCATGGCCTTGCGCCGGCGATGCTTCATTCAAATACCTGCCCTATCAAGTTTCGATGTTTGGGTAGTGGCCAAACATGCTTTCAACGGGTAACGGGGAATAAGGGTTCGATTCCGGAGAGAGAGCCTGAGAAACGGCTCTCATAACTAAGGTTAGCAGCAGGCGCGCAAATTATCCACTCCCAATACGGGGAGATAGTGACAATAAATAACAATAGAGGGCTCTTTTGGGTCTTCTAATTGGAATGAGTACAATCTAAATCCCTTAACGAGGATCAATTGGAGGGCAAGTCTGGTGCCAGCAGCCGCGGTAATTCCAGCTCCAATAGCGTATATTAAAATTGTTGGCGTTAAAAAGCTCGTAGTCGAACTTCGGCTTTCGCTGGCCGGTCCGCTTGTTATGAGTGTGTACTGGATCCGGCGGAAGCTTTACCTCCTGGTGAATGTACATGTCGTTTACTCGGCGTGTGCAGGAACCCGGACATTTACTTTGAAAAAATTAGAGTGTTCAAAGCAGGCAGTTGCCCGAATACATTAGCATGGAATAATAGAATAGGACGTGCGATCCTATTGTGTTGGTCTTTAGAGATCGCCGTAATGATGAATAGGGGCGGTTGGGGGCATTCGTATTCCAGTGCTAGAGGTGAAATTCTTGGATTTCTGGAAGACGAACTACTGCGAAAGCATTTGCCAAGGACGCTTTCATTGATCAAGAACGAAGGTCGGGGGATCGAAAACGATCAGATACCGTTGTAGTCTCGACAGTAAACTATGTTGACTAGGGATCGGTTGGGGTATTCTTTGATGACCCAATCGGCACCTAAAGAGAAATCTTGAGTAAAATTCGCGGGGGAGTACGGTCACAAGGCTGAAACTTAAAGGAATTGACGGAAGGGCACCACCAGGAGTGGAGCCTGCGGCTTAATTTGACTCAACACGGGAAAACTCACCAGGTCCAGACACAATGAGGATTGACAGATTGATAGCTCTTTCTTGATCTTGTGGTTGGTGGTGCATGGCCGTTCTTAGTTGGTGGAGTGATTTGTCTGGTTAATTCCGATAACGAACGAGACCTTATCCTGCTAAATAGCCCGACCGGCTTTGGCTGGTCGCTGGCTTCTTAGAGGGACTATCTACGTTTAGTGGATGGAAGTTTGAGGCAATAACAGGTCTGTGATGCCCTTAGATGTTCTGGGCCGCACGCGCGCTACACTGACAGAGCCAGCGAGTTCATTTTCCTTGGCCGGAAGGCCTGGGTAATCTTGTGAAACTCTGTCGTGATGGGGATAGTACATTGCAATTTTTGTACTTCAACGAGGAATTCCTAGTAAGCGTGAGTCATCAGCTCGCGTTGATTACGTCCCTGCCCTTTGTACACACCGCCCGTCGCTACTACCGATTGAACCAGGCTGTGAGGCTCTCGGATTGACGCGCGGCGGCCTTCACGGGCTGCTGTGTGTTGAGAAGTTATACGAATTGTTTG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ATTGTACAGTGAAACTGCGAATGGCTCATTAAATCAGTTATAGTTTATTTGATGGTTACTCCCACATGGATAACTGTGGTAATTCTAGAGCTAATACATGCATAAAAGCCCCGACTTCTGGAAAGGGTGTATTTATTAGATTCAAAGCCAATGGCCTTCGGGTCTTGTGGTGATTCATAATAACTTGTCGAATCGCATGCCCTTGTGGTGGCGATGCTTCATTCAAATATCTGCCCTATCAACTTTCGATGGTAGGATAGAGGCCTACCATGGTATTGACGGGTAACGGGGAATTAGGGTTCGATTCCGGAGAGAGGGCCTGAGAAACGGCCCTCACACCTAAGGGAGGCAGCAGGCGCGCAAATTATCCAATCCCGACATGGGGAGATAGTGACAATAAATAACAATGCAGGGCCCTTTGGGTCTTGTAATTGGAATGAGTACAATTTAAATCCCTTAACGAGGATCAATTGGAGGGCAAGTCTGGTGCCAGCAGCCGCGGTAATTCCAGCTCCAATAGCGTATATTAAAGTTGTTGCCGTTAAAAAGCGCGTAGCCGAACTACAGTTCATACCAACTGGTCCACCTTATGGTGAGTACTGGTCTTGGTGGGGACTTTACCTCTTGGTGAGCAGGCATGTCCTTTATTGGGTGTGCCTGGGAACCAGGACATTTACTTTGAGAAAATTAGAGTGTTCAAAGCAGGCGATTGCCCGAATATACTAGCATGGAATAATGGAATAGGACGTGCGCTCCTGATTCGTTGGTTTCTAGGAGCGCCGTAATGATTGATGGCGGTAGTTGGGGGCATTTGTATTCAGCTGCTAGAGGTGAAATTCTTGGATTTGCTGAGGACAAACTACTGCGAAAGCATTTGCCAAAGATGCGCGCTTCGGTCAAGCACGAAGAATGGGGGGTCAAAAACGATCAGATACCGTTGTAGTCCCATTAGTAAACGATGCCGACTAGGGATTGGACAAGGATATTTATGACTTGTCCAGCACCTGAAGAGAAATCTTTAAGTCTAGGTTCGGGGGGGAGTATGGTCGCAAGGCTGAAACTTAAAGGAATTGACGGAAGGGCACCACCAGGTGTGGAGCCTGCGGCTTAATTTGACTCAACACGGGGAAACTCACCAGGTCCAGACACAATTAGGATTGACAGATTGATAGCTCTTTCATGATCTTGTGGTTGGTGGTGCATGGCCGTTCTTAGTTGGTGGAGTGATTTGTCTGGTTAATTCCGATAACGAACGAGACCTTAACCTGCTAAATAGCCCAGTTGGCTTTTGCTGGCTGCTGGCTTCTTAGAGGGACTATCGGTGCTTTAGCCGGTGGAAGTTTGAGGCAATAACAGGTCTGTGATGCCCTTAGATGTTCTGGGCCGCACGCGCGCTACACTGACAGAGCCAGCGAGTACTTTTACCTTGTCCGAAAGGACTGGGAAATCTTGTGAAACTCTGTCGTGATGGGGATAGAGCATTGCAATTATTGCTCTTCAACGAGGAATACCTAGTAAGCGCAAGTCATCAGCTTGCGTTGATTACGTCCCTGCCCTTTGTACACACCGCCCGTCGCTACTACCGATTGAATGGCTTAGTGAGGTCTTTGGATTGGCAGTTGGGAGCCGGTCAACGGCACCTGACAAGCTGAGAAGCTGAACGAACTTGGTCATTTAGAGGAAGTAAAAGTCGTAACAAGGTTTCC</text:p>
          </table:table-cell>
          <table:table-cell office:value-type="string" calcext:value-type="string">
            <text:p>d__Eukaryota; p__Basidiomycota; c__Cystobasidiomycet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CAAATTGTACAGTGAAACTGCGAATGGCTCATTAAATCAGTTATAGTTTATTTGATGGTTACTCCCACATGGATAACTGTGGTAATTCTAGAGCTAATACATGCATAAAAGCCCCGACTTCTGGAAAGGGTGTATTTATTAGATTCAAAGCCAATGGCCTTCGGGTCTTGTGGTGATTCATAATAACTTGTCGAATCGCATGCCCTTGTGGTGGCGATGCTTCATTCAAATATCTGCCCTATCAACTTTCGATGGTAGGATAGAGGCCTACCATGGTATTGACGGGTAACGGGGAATTAGGGTTCGATTCCGGAGAGAGGGCCTGAGAAACGGCCCTCACACCTAAGGGAGGCAGCAGGCGCGCAAATTATCCAATCCCGACATGGGGAGATAGTGACAATAAATAACAATGCAGGGCCCTTTGGGTCTTGTAATTGGAATGAGTACAATTTAAATCCCTTAACGAGGATCAATTGGAGGGCAAGTCTGGTGCCAGCAGCCGCGGTAATTCCAGCTCCAATAGCGTATATTAAAGTTGTTGCCGTTAAAAAGCGCGTAGCCGAACTACAGTTCATACCAACTGGTCCACCTTATGGTGAGTACTGGTCTTGGTGGGGACTTTACCTCTTGGTGAGCAGGCATGTCCTTTATTGGGTGTGCCTGGGAACCAGGACATTTACTTTGAGAAAATTAGAGTGTTCAAAGCAGGCGATTGCCCGAATATACTAGCATGGAATAATGGAATAGGACGTGCGCTCCTGATTCGTTGGTTTCTAGGAGCGCCGTAATGATTGATGGCGGTAGTTGGGGGCATTTGTATTCAGCTGCTAGAGGTGAAATTCTTGGATTTGCTGAGGACAAACTACTGCGAAAGCATTTGCCAAAGATGCGCGCTTCGGTCAAGCACGAAGAATGGGGGGTCAAAAACGATCAGATACCGTTGTAGTCCCATTAGTAAACGATGCCGACTAGGGATTGGACAAGGATATTTATGACTTGTCCAGCACCTGAAGAGAAATCTTTAAGTCTAGGTTCGGGGGGGAGTATGGTCGCAAGGCTGAAACTTAAAGGAATTGACGGAAGGGCACCACCAGGTGTGGAGCCTGCGGCTTAATTTGACTCAACACGGGGAAACTCACCAGGTCCAGACACAATTAGGATTGACAGATTGATAGCTCTTTCATGATCTTGTGGTTGGTGGTGCATGGCCGTTCTTAGTTGGTGGAGTGATTTGTCTGGTTAATTCCGATAACGAACGAGACCTTAACCTGCTAAATAGCCCAGTTGGCTTTTGCTGGCTGCTGGCTTCTTAGAGGGACTATCGGTGCTTTAGCCGGTGGAAGTTTGAGGCAATAACAGGTCTGTGATGCCCTTAGATGTTCTGGGCCGCACGCGCGCTACACTGACAGAGCCAGCGAGTACTTTTACCTTGTCCGAAAGGACTGGGAAATCTTGTGAAACTCTGTCGTGATGGGGATAGAGCATTGCAATTATTGCTCTTCAACGAGGAATACCTAGTAAGCGCAAGTCATCAGCTTGCGTTGATTACGTCCCTGCCCTTTGTACACACCGCCCGTCGCTACTACCGATTGAATGGCTTAGTGAGGTCTTTGGATTGGCAGTTGGGAGCCGGTCAACGGCACCTGACAAGCTGAGAAGCTGAACGAACTTGGTCATTTAGAGGAAGTAAAAGTCGTAACAAGGTTTCC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CTATACTGTGAAACTGCGAATGGCTCATTAAATCAGTTATAGTTTATTTGATGGTACCTTACTACATGGATAACTGTGGTAATTCTAGAGCTAATACATGCTGAAAAGCCCCGACTTCTGGAAGGGGTGTATTTATTAGATAAAAAACCAATGGCGGTTTACCGTCTTGCGTTGATTCATGATAACTGCTCGAATCGCACGGCCTTGCGCCGGCGATGCTTCATTCAAATATCTGCCCTATCAACTTTCGATGGTAGGATAGAGGCCTACCATGGTGATGACGGGTAACGGGGAATAAGGGTTCGATTCCGGAGAGAGGGCCTGAGAAACGGCCCTCAGTCCTAAGGGACGCAGCAGGCGCGCAAATTATCCCATCCCGACACGGGGAGATAGTGACAATAAATAACAATATAGGGCTCTTATGGGTCCTATAATTGGAATGAGTACAATTTAAATCCCTTAACGAGGATCAATTGGAGGGCAAGTCTGGTGCCAGCAGCCGCGGTAATTCCAGCTCCAATAGCGTATACTAAAGTTGTTGCCGTTAAAAAGCTCGTAGTCGAACTTCGGCCTCTGCCGCCCGGTCCGCCGCTTTGGTGTGTACTGGAGCGGTGGAGGCCTACCTCGTGGTGAACAGCCATGCTCTTTACTGGGTGTGGTTGGGAACCATGACTTTTACCTTGAAAAAATTAGAGTGTTCAAAGCAGGCTTACGCCCGAATACATTAGCATGGAATAATAAAATAGGACGTGCGGTCCTATTTTGTTGGTTTCTAGGATCGCCGTAATGATTAATAGGGATAGTTGGGGGCATTCGTATTCAATTGCTAGAGGTGAAATTCTTGGATTTATTGAAGACGAACTACTGCGAAAGCATTTGCCAAGGATGTTTTCATTGATCAAGAACGAAGGTTAGGGGATCGAAAACGATCAGATACCGTTGTAGTCTTAACAGTAAACGATGCCGACTAGGGATCGGACGAGGATCATTAATGACTCGTTCGGCACCTGAAGAGAAATCTTTAAGTCTAGGTTCGGGGGGGAGTATGGTCGCAAGGCTGAAACTTAAAGGAATTGACGGAAGGGCACCACCAGGTGTGGAGCCTGCGGCTTAATTTGACTCAACACGGGGAAACTCACCAGGTCCAGACACGACAAGGATTGACAGATTGATAGCTCTTTCTTGATTTCGTGGTTGGTGGTGCATGGCCGTTCTTAGTTGGTGGAGTGATTTGTCTGGTTAATTCCGATAACGAACGAGACCTTAACCTGCTAAATAGCCCAGCCGACTTTGGTTGGTCGCTGGCTTCTTAGAGGGACTATCGGCGTTTAGCCGATGGAAGTTTGAGGCAATAACAGGTCTGTGATGCCCTTAGATGTTCTGGGCCGCACGCGCGCTACACTGACCGAACCAGCGAGTAATCTCACCTTAGCCGGAAGGCTCGGGTAATCTTGTGAAACTCGGTCGTGATGGGGATAGAGCATTGCAATTATTGCTCTTCAACGAGGAATACCTAGTAAGCGTGAGTCATCAGCTCGCGTTGAATTCGTCCCTGCCCTTTGTACACACCGCCCGTCGCTACTACCGATTGAATGGCTTAGTGAGGTCTCCGGATTAGCTTCTGGGAGCCGGCAACGGCACCTAGTCGCTGAGAAGTTGCACGAACTTGGTCATTTAGAGGAAGTAAAAGTCGTAACAAGGTTTCC</text:p>
          </table:table-cell>
          <table:table-cell office:value-type="string" calcext:value-type="string">
            <text:p>d__Eukaryota; p__Basidiomycota; c__Cystobasidiomycetes; o__Incertae_Sedis; f__Incertae_Sedi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CTCTATACTGTGAAACTGCGAATGGCTCATTAAATCAGTTATAGTTTATTTGATGGTACCTTACTACATGGATAACTGTGGTAATTCTAGAGCTAATACATGCTGAAAAGCCCCGACTTCTGGAAGGGGTGTATTTATTAGATAAAAAACCAATGGCGGTTTACCGTCTTGCGTTGATTCATGATAACTGCTCGAATCGCACGGCCTTGCGCCGGCGATGCTTCATTCAAATATCTGCCCTATCAACTTTCGATGGTAGGATAGAGGCCTACCATGGTGATGACGGGTAACGGGGAATAAGGGTTCGATTCCGGAGAGAGGGCCTGAGAAACGGCCCTCAGTCCTAAGGGACGCAGCAGGCGCGCAAATTATCCCATCCCGACACGGGGAGATAGTGACAATAAATAACAATATAGGGCTCTTATGGGTCCTATAATTGGAATGAGTACAATTTAAATCCCTTAACGAGGATCAATTGGAGGGCAAGTCTGGTGCCAGCAGCCGCGGTAATTCCAGCTCCAATAGCGTATACTAAAGTTGTTGCCGTTAAAAAGCTCGTAGTCGAACTTCGGCCTCTGCCGCCCGGTCCGCCGCTTTGGTGTGTACTGGAGCGGTGGAGGCCTACCTCGTGGTGAACAGCCATGCTCTTTACTGGGTGTGGTTGGGAACCATGACTTTTACCTTGAAAAAATTAGAGTGTTCAAAGCAGGCTTACGCCCGAATACATTAGCATGGAATAATAAAATAGGACGTGCGGTCCTATTTTGTTGGTTTCTAGGATCGCCGTAATGATTAATAGGGATAGTTGGGGGCATTCGTATTCAATTGCTAGAGGTGAAATTCTTGGATTTATTGAAGACGAACTACTGCGAAAGCATTTGCCAAGGATGTTTTCATTGATCAAGAACGAAGGTTAGGGGATCGAAAACGATCAGATACCGTTGTAGTCTTAACAGTAAACGATGCCGACTAGGGATCGGACGAGGATCATTAATGACTCGTTCGGCACCTGAAGAGAAATCTTTAAGTCTAGGTTCGGGGGGGAGTATGGTCGCAAGGCTGAAACTTAAAGGAATTGACGGAAGGGCACCACCAGGTGTGGAGCCTGCGGCTTAATTTGACTCAACACGGGGAAACTCACCAGGTCCAGACACGACAAGGATTGACAGATTGATAGCTCTTTCTTGATTTCGTGGTTGGTGGTGCATGGCCGTTCTTAGTTGGTGGAGTGATTTGTCTGGTTAATTCCGATAACGAACGAGACCTTAACCTGCTAAATAGCCCAGCCGACTTTGGTTGGTCGCTGGCTTCTTAGAGGGACTATCGGCGTTTAGCCGATGGAAGTTTGAGGCAATAACAGGTCTGTGATGCCCTTAGATGTTCTGGGCCGCACGCGCGCTACACTGACCGAACCAGCGAGTAATCTCACCTTAGCCGGAAGGCTCGGGTAATCTTGTGAAACTCGGTCGTGATGGGGATAGAGCATTGCAATTATTGCTCTTCAACGAGGAATACCTAGTAAGCGTGAGTCATCAGCTCGCGTTGAATTCGTCCCTGCCCTTTGTACACACCGCCCGTCGCTACTACCGATTGAATGGCTTAGTGAGGTCTCCGGATTAGCTTCTGGGAGCCGGCAACGGCACCTAGTCGCTGAGAAGTTGCACGAACTTGGTCATTTAGAGGAAGTAA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CAATAAACGGTGAAACTGCGAATGGCTCATTAAATCAGTCATAGTTTATTTGATGGTACCCTACTACATGGATAACTGTGGTAATTCTAGAGCTAATACATGCCGAAAAATCTCAACTTCTGGAAGAGATGTATTTATTAGATCCAAAACCAATGGCCTTCGGGTCTCCTTGGTGAATCATGATAACTGCTCGAATCGCATGGCCTTGCGCCGGCGATGCTTCATTCAAATATCTGCCCTATCAACTTTCGATGGTAGGATAGAGGCCTACCATGGTGATGACGGGTAACGGGGAATAAGGGTTCGATTCCGGAGAGAGGGCCTGAGAAACGGCCCTCAGGTCTAAGGACACGCAGCAGGCGCGCAAATTATCCCCTGGCAACACTTTGCCGAGATAGTGACAATAAATAACAATGCAGGGCTCTTACGGGTCTTGCAATTGGAATGAGTACAATTTAAATCCCTTAACGAGGATCCATTGGAGGGCAAGTCTGGTGCCAGCAGCCGCGGTAATTCCAGCTCCAATAGCGTATATTAAAGTTGTTGCCGTTAAAAAGCTCGTAGTCGAACTTCGGTCCCTGTTGGTCGGTCCGCCTTCTTGGTGTGTACTTACTCAACGGGGACTTACCTCCTGGTGAGCTGCGATGCCCTTTACTGGGTGTCGTAGGGAACCAGGACATTTACTTTGAAAAAATTAGAGTGTTCAAAGCAGGCCTACGCCCGAATACATTAGCATGGAATAATAAAATAGGACGCGCGTTCCCATTTTGTTGGTTTCTGAGATCGCCGTAATGATTAATAGGGATAGTTGGGGGCATTTGTATTCCGTCGTCAGAGGTGAAATTCTTGGATTGCCGGAAGACAAACTACTGCGAAAGCATTTGCCAAGGATGTTTTCATTGATCAAGAACGAAGGAAGGGGGATCGAAAACGATCAGATACCGTTGTAGTCTCTTCTGTAAACTATGCCAATTGGGGATTAGCTCAGGATTTTTAATGACTGAGTTAGCACCCGAAGAGAAATCTTTAAATGAGGTTCGGGGGGGAGTATGGTCGCAAGGCTGAAACTTAAAGGAATTGACGGAAGGGCACCACCAGGTGTGGAGCCTGCGGCTTAATTTGACTCAACACGGGGAAACTCACCAGGTCCAGACACAAAAAGGATTGACAGATTGATAGCTCTTTCTTGATCTTGTGGTTGGTGGTGCATGGCCGTTCTTAGTTGGTGGATTGATTTGTCTGCTTAATTGCGATAACGAACGAGACCTTAACCTGCTAAATAGACGCTCCGACTTTGGTTGGTGCCTGTCTTCTTAGAGGGACTGTCAGCGTTTAGCTGACGGAAGTTTGAGGCAATAACAGGTCTGTGATGCCCTTAGATGTTCTGGGCCGCACGCGCGCTACACTGACAGAGCCAGCGAGTCTCTACCTTGGCCGGAAGGCCCGGGAAATCTTGTGAAACTCTGTCGTGATGGGGATAGAACATTGCAATTATTGTTCTTCAACGAGGAATACCTAGTAAGCGCAATTCATCAGATTGCGTTGATTACGTCCCTGCCCTTTGTACACACCGCCCGTCGCTACTACCGATTGAATGGCTTAGTGAGGCCTCCGGATTGGCTATTGGGATCTCGTGAGAGAACCTGACTGCTGAGAAGTTGTACGAACTTGGTCATTTAGAGGAAGTAAAAGTCGTAACAAGGTTTCC</text:p>
          </table:table-cell>
          <table:table-cell office:value-type="string" calcext:value-type="string">
            <text:p>d__Eukaryota; p__Basidiomycota; c__Microbotryomycetes; o__Incertae_Sedis; f__Chrysozym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TTAAGCAATAAACGGTGAAACTGCGAATGGCTCATTAAATCAGTCATAGTTTATTTGATGGTACCCTACTACATGGATAACTGTGGTAATTCTAGAGCTAATACATGCCGAAAAATCTCAACTTCTGGAAGAGATGTATTTATTAGATCCAAAACCAATGGCCTTCGGGTCTCCTTGGTGAATCATGATAACTGCTCGAATCGCATGGCCTTGCGCCGGCGATGCTTCATTCAAATATCTGCCCTATCAACTTTCGATGGTAGGATAGAGGCCTACCATGGTGATGACGGGTAACGGGGAATAAGGGTTCGATTCCGGAGAGAGGGCCTGAGAAACGGCCCTCAGGTCTAAGGACACGCAGCAGGCGCGCAAATTATCCCCTGGCAACACTTTGCCGAGATAGTGACAATAAATAACAATGCAGGGCTCTTACGGGTCTTGCAATTGGAATGAGTACAATTTAAATCCCTTAACGAGGATCCATTGGAGGGCAAGTCTGGTGCCAGCAGCCGCGGTAATTCCAGCTCCAATAGCGTATATTAAAGTTGTTGCCGTTAAAAAGCTCGTAGTCGAACTTCGGTCCCTGTTGGTCGGTCCGCCTTCTTGGTGTGTACTTACTCAACGGGGACTTACCTCCTGGTGAGCTGCGATGCCCTTTACTGGGTGTCGTAGGGAACCAGGACATTTACTTTGAAAAAATTAGAGTGTTCAAAGCAGGCCTACGCCCGAATACATTAGCATGGAATAATAAAATAGGACGCGCGTTCCCATTTTGTTGGTTTCTGAGATCGCCGTAATGATTAATAGGGATAGTTGGGGGCATTTGTATTCCGTCGTCAGAGGTGAAATTCTTGGATTGCCGGAAGACAAACTACTGCGAAAGCATTTGCCAAGGATGTTTTCATTGATCAAGAACGAAGGAAGGGGGATCGAAAACGATCAGATACCGTTGTAGTCTCTTCTGTAAACTATGCCAATTGGGGATTAGCTCAGGATTTTTAATGACTGAGTTAGCACCCGAAGAGAAATCTTTAAATGAGGTTCGGGGGGGAGTATGGTCGCAAGGCTGAAACTTAAAGGAATTGACGGAAGGGCACCACCAGGTGTGGAGCCTGCGGCTTAATTTGACTCAACACGGGGAAACTCACCAGGTCCAGACACAAAAAGGATTGACAGATTGATAGCTCTTTCTTGATCTTGTGGTTGGTGGTGCATGGCCGTTCTTAGTTGGTGGATTGATTTGTCTGCTTAATTGCGATAACGAACGAGACCTTAACCTGCTAAATAGACGCTCCGACTTTGGTTGGTGCCTGTCTTCTTAGAGGGACTGTCAGCGTTTAGCTGACGGAAGTTTGAGGCAATAACAGGTCTGTGATGCCCTTAGATGTTCTGGGCCGCACGCGCGCTACACTGACAGAGCCAGCGAGTCTCTACCTTGGCCGGAAGGCCCGGGAAATCTTGTGAAACTCTGTCGTGATGGGGATAGAACATTGCAATTATTGTTCTTCAACGAGGAATACCTAGTAAGCGCAATTCATCAGATTGCGTTGATTACGTCCCTGCCCTTTGTACACACCGCCCGTCGCTACTACCGATTGAATGGCTTAGTGAGGCCTCCGGATTGGCTATTGGGATCTCGTGAGAGAACCTGACTGCTGAGAAGTTGTACGAACTTGGTCATTTAGAGGAAGTAAAAGTCGTAACAAGGTTTCC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CAATAAACAGTGAAACTGCGAATGGCTCATTAAATCAGTCATAGTTTATTTGATGGTACCTTACTACATGGATAACTGTGGTAATTCTAGAGCTAATACATGCTGAAAAATCCCGACTTCTGGAAGGGATGTATTTATTAGATCCAAAACCAATGGCCTTCGGGTCTCCTTGGTGAATCATGATAACTGCTCGAATCGCATGGCCTTGCGCCGGCGATGCTTCATTCAAATATCTGCCCTATCAACTTTCGATGGTAGGATAGAGGCCTACCATGGTGATGACGGGTAACGGGGAATAAGGGTTCGATTCCGGAGAGAGGGCCTGAGAAACGGCCCTCAGGTCTAAGGACACGCAGCAGGCGCGCAAATTATCCCCTGGCAACACTTTGCCGAGATAGTGACAATAAATAACAATGCAGGGCTCTTACGGGTCTTGCAATTGGAATGAGTACAATTTAAATCCCTTAACGAGGATCAATTGGAGGGCAAGTCTGGTGCCAGCAGCCGCGGTAATTCCAGCTCCAATAGCGTATATTAAAGTTGTTGCCGTTAAAAAGCTCGTAGTCGAACTTCGGACCCTGTTCGCCGGTCCGCCTTCTTGGTGTGTACTTGTTGAATGGGGTCTTACCTCCTGGTGAACGGTGATGTCCTTTACTGGGTGTCATCGCAAACCAGGACGTTTACTTTGAAAAAATTAGAGTGTTCAAAGCAGGCCTTTGCCCGAATACATTAGCATGGAATAATAGAATAGGACGCGCGTTCCCATTTTGTTGGTTTCTGAGATCGCCGTAATGATTAATAGGGATAGTTGGGGGCATTTGTATTCCGTCGTCAGAGGTGAAATTCTTGGATTGCCGGAAGACAAACTACTGCGAAAGCATTTGCCAAGGATGTTTTCATTGATCAAGAACGAAGGAAGGGGGATCGAAAACGATTAGATACCGTTGTAGTCTCTTCTGTAAACTATGCCAATTGGGGATCGGCACAGGATTTTTAATGACTGTGTCGGCACCCGAAGAGAAATCTTTAAATGAGGTTCGGGGGGGAGTATGGTCGCAAGGCTGAAACTTAAAGGAATTGACGGAAGGGCACCACCAGGTGTGGAGCCTGCGGCTTAATTTGACTCAACACGGGGAAACTCACCAGGTCCAGACACAATAAGGATTGACAGATTGATAGCTCTTTCTTGATCTTGTGGTTGGTGGTGCATGGCCGTTCTTAGTTGGTGGAGTGATTTGTCTGGTTAATTCCGATAACGAACGAGACCTTAACCTGCTAAATAGACCAGCCGACTTTGGTTAGCTGCTGTCTTCTTAGAGGGACTATCAGCGTTTAGCTGATGGAAGTTTGAGGCAATAACAGGTCTGTGATGCCCTTAGATGTTCTGGGCCGCACGCGCGCTACACTGACAGAGCCAGCGAGTCTACCACCTTTGCCGGAAGGCATGGGTAATCTTGTGAAACTCTGTCGTGATGGGGATAGAACATTGCAATTATTGTTCTTCAACGAGGAATACCTAGTAAGCGTGATTCATCAGATCGCGTTGATTACGTCCCTGCCCTTTGTACACACCGCCCGTCGCTACTACCGATTGAATGGCTTAGTGAGGCCTCCGGATTGGCTATTGGGAGCTCGCGAGAGCACCTGACTGCTGAGAAGCTGTACGAACTTGGTCATTTAGAGGAAGTAAAAGTCGTAACAAGGTTTCC</text:p>
          </table:table-cell>
          <table:table-cell office:value-type="string" calcext:value-type="string">
            <text:p>d__Eukaryota; p__Basidiomycota; c__Microbotryomycetes; o__Sporidiobolales; f__Sporidiobolaceae; g__Rhodotoru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TTAAGCAATAAACAGTGAAACTGCGAATGGCTCATTAAATCAGTCATAGTTTATTTGATGGTACCTTACTACATGGATAACTGTGGTAATTCTAGAGCTAATACATGCTGAAAAATCCCGACTTCTGGAAGGGATGTATTTATTAGATCCAAAACCAATGGCCTTCGGGTCTCCTTGGTGAATCATGATAACTGCTCGAATCGCATGGCCTTGCGCCGGCGATGCTTCATTCAAATATCTGCCCTATCAACTTTCGATGGTAGGATAGAGGCCTACCATGGTGATGACGGGTAACGGGGAATAAGGGTTCGATTCCGGAGAGAGGGCCTGAGAAACGGCCCTCAGGTCTAAGGACACGCAGCAGGCGCGCAAATTATCCCCTGGCAACACTTTGCCGAGATAGTGACAATAAATAACAATGCAGGGCTCTTACGGGTCTTGCAATTGGAATGAGTACAATTTAAATCCCTTAACGAGGATCAATTGGAGGGCAAGTCTGGTGCCAGCAGCCGCGGTAATTCCAGCTCCAATAGCGTATATTAAAGTTGTTGCCGTTAAAAAGCTCGTAGTCGAACTTCGGACCCTGTTCGCCGGTCCGCCTTCTTGGTGTGTACTTGTTGAATGGGGTCTTACCTCCTGGTGAACGGTGATGTCCTTTACTGGGTGTCATCGCAAACCAGGACGTTTACTTTGAAAAAATTAGAGTGTTCAAAGCAGGCCTTTGCCCGAATACATTAGCATGGAATAATAGAATAGGACGCGCGTTCCCATTTTGTTGGTTTCTGAGATCGCCGTAATGATTAATAGGGATAGTTGGGGGCATTTGTATTCCGTCGTCAGAGGTGAAATTCTTGGATTGCCGGAAGACAAACTACTGCGAAAGCATTTGCCAAGGATGTTTTCATTGATCAAGAACGAAGGAAGGGGGATCGAAAACGATTAGATACCGTTGTAGTCTCTTCTGTAAACTATGCCAATTGGGGATCGGCACAGGATTTTTAATGACTGTGTCGGCACCCGAAGAGAAATCTTTAAATGAGGTTCGGGGGGGAGTATGGTCGCAAGGCTGAAACTTAAAGGAATTGACGGAAGGGCACCACCAGGTGTGGAGCCTGCGGCTTAATTTGACTCAACACGGGGAAACTCACCAGGTCCAGACACAATAAGGATTGACAGATTGATAGCTCTTTCTTGATCTTGTGGTTGGTGGTGCATGGCCGTTCTTAGTTGGTGGAGTGATTTGTCTGGTTAATTCCGATAACGAACGAGACCTTAACCTGCTAAATAGACCAGCCGACTTTGGTTAGCTGCTGTCTTCTTAGAGGGACTATCAGCGTTTAGCTGATGGAAGTTTGAGGCAATAACAGGTCTGTGATGCCCTTAGATGTTCTGGGCCGCACGCGCGCTACACTGACAGAGCCAGCGAGTCTACCACCTTTGCCGGAAGGCATGGGTAATCTTGTGAAACTCTGTCGTGATGGGGATAGAACATTGCAATTATTGTTCTTCAACGAGGAATACCTAGTAAGCGTGATTCATCAGATCGCGTTGATTACGTCCCTGCCCTTTGTACACACCGCCCGTCGCTACTACCGATTGAATGGCTTAGTGAGGCCTCCGGATTGGCTATTGGGAGCTCGCGAGAGCACCTGACTGCTGAGAAGCTGTACG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CATACTGTGAAACTGCGAATGGCTCATTAAATCAGTTATAGTTTATTTGATGGTATCTTACTACATGGATAACTGTGGTAATTCTAGAGCTAATACATGCTGAAAAGCCCCGACTTCTGGAAGGGGTGTATTTATTAGATAAAAAACCAACGCTGGAAACAGCTCCCTTGGTGATTCATAATAACTTCTCGAATCGCATGGCCTTGTGCCGGCGATGCTTCATTCAAATATCTGCCCTATCAACTTTCGATGGTAGGATAGAGGCCTACCATGGTTTCAACGGGTAACGGGGAATAAGGGTTCGATTCCGGAGAGGGAGCCTGAGAAACGGCTACCACATCCAAGGAAGGCAGCAGGCGCGCAAATTACCCAATCCCGACACGGGGAGGTAGTGACAATAAATAACAATATAGGGCTCTATGGGTCTTATAATTGGAATGAGTACAATTTAAATCCCTTAACGAGGAACAATTGGAGGGCAAGTCTGGTGCCAGCAGCCGCGGTAATTCCAGCTCCAATAGCGTATATTAAAGTTGTTGCAGTTAAAAAGCTCGTAGTTGAACTTCAGGTCTGGTTGGCTGGTCCGCCTCACGGTGTGTACTGGTCGGCCGGACCTTACCTCTTGGTGATGCGGCATGCCGTTTATTCGGTGTGTCGTGGAACCAGGATTTTTACTTTGAAAAAATTAGAGTGTTCAAAGCAGGCCTATGCCCGAATACATTAGCATGGAATAATAGAATAGGACGTGCGGTTCTATTTTGTTGGTTTCTAGGATCGCCGTAATGATTAATAGGGATAGTTGGGGGCATTAGTATTCAGTGGCTAGAGGTGAAATTCTTGGATTTACTGAAGACTAACTACTGCGAAAGCATTTGCCAAGGATGTTTTCATTAATCAAGAACGAAGGTTAGGGGATCGAAAACGATCAGATACCGTTGTAGTCTTAACAGTAAACTATGCCGACTAGGGATCGGGCGATGTTATTTTTTTGACTCGCTCGGCACCTTACGAGAAATCAAAGTCTTTGGGTTCTGGGGGGAGTATGGTCGCAAGGCTGAAACTTAAAGGAATTGACGGAAGGGCACCACCAGGAGTGGAGCCTGCGGCTTAATTTGACTCAACACGGGGAAACTCACCAGGTCCAGACAATATAAGGATTGACAGATTGATAGCTCTTTCTTGATTTATTGGGTGGTGGTGCATGGCCGTTCTTAGTTGGTGGAGTGATTTGTCTGGTTAATTCCGATAACGAACGAGACCTTAACCTGCTAAATAGCCAGGCCGGCTTTTGCTGGTCGCCGGCTTCTTAGAGGGACTATCAGCATCTAGCTGATGGAAGTTTGAGGCAATAACAGGTCTGTGATGCCCTTAGATGTTCTGGGCCGCACGCGCGCTACACTGACTGAGCCAGCGAGTTTATCACCTTGGCCGGAAGGTCTGGGTAATCTTGTGAAACTCAGTCGTGCTGGGGATAGAGCATTGCAATTCTTGCTCTTCAACGAGGAATTCCTAGTAAGCGTGAGTCATCAGCTCGCGTTGATTACGTCCCTGCCCTTTGTACACACCGCCCGTCGCTACTACCGATTGAATGGCTTAGTGAGGTTTCCGGATTGGCTTTGAGGACCCGGCAACGGGATCTTATTGCTGAGAAGCTACCCAAACTTGGTCATTTAGAGGAAGTAAAAGTCGTAACAAGGTTTCC</text:p>
          </table:table-cell>
          <table:table-cell office:value-type="string" calcext:value-type="string">
            <text:p>d__Eukaryota; p__Basidiomycota; c__Tremellomycetes; o__Cystofilobasidiales; f__Mrak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CATACTGTGAAACTGCGAATGGCTCATTAAATCAGTTATAGTTTATTTGATGGTATCTTACTACATGGATAACTGTGGTAATTCTAGAGCTAATACATGCTGAAAAGCCCCGACTTCTGGAAGGGGTGTATTTATTAGATAAAAAACCAACGCTGGAAACAGCTCCCTTGGTGATTCATAATAACTTCTCGAATCGCATGGCCTTGTGCCGGCGATGCTTCATTCAAATATCTGCCCTATCAACTTTCGATGGTAGGATAGAGGCCTACCATGGTTTCAACGGGTAACGGGGAATAAGGGTTCGATTCCGGAGAGGGAGCCTGAGAAACGGCTACCACATCCAAGGAAGGCAGCAGGCGCGCAAATTACCCAATCCCGACACGGGGAGGTAGTGACAATAAATAACAATATAGGGCTCTATGGGTCTTATAATTGGAATGAGTACAATTTAAATCCCTTAACGAGGAACAATTGGAGGGCAAGTCTGGTGCCAGCAGCCGCGGTAATTCCAGCTCCAATAGCGTATATTAAAGTTGTTGCAGTTAAAAAGCTCGTAGTTGAACTTCAGGTCTGGTTGGCTGGTCCGCCTCACGGTGTGTACTGGTCGGCCGGACCTTACCTCTTGGTGATGCGGCATGCCGTTTATTCGGTGTGTCGTGGAACCAGGATTTTTACTTTGAAAAAATTAGAGTGTTCAAAGCAGGCCTATGCCCGAATACATTAGCATGGAATAATAGAATAGGACGTGCGGTTCTATTTTGTTGGTTTCTAGGATCGCCGTAATGATTAATAGGGATAGTTGGGGGCATTAGTATTCAGTGGCTAGAGGTGAAATTCTTGGATTTACTGAAGACTAACTACTGCGAAAGCATTTGCCAAGGATGTTTTCATTAATCAAGAACGAAGGTTAGGGGATCGAAAACGATCAGATACCGTTGTAGTCTTAACAGTAAACTATGCCGACTAGGGATCGGGCGATGTTATTTTTTTGACTCGCTCGGCACCTTACGAGAAATCAAAGTCTTTGGGTTCTGGGGGGAGTATGGTCGCAAGGCTGAAACTTAAAGGAATTGACGGAAGGGCACCACCAGGAGTGGAGCCTGCGGCTTAATTTGACTCAACACGGGGAAACTCACCAGGTCCAGACAATATAAGGATTGACAGATTGATAGCTCTTTCTTGATTTATTGGGTGGTGGTGCATGGCCGTTCTTAGTTGGTGGAGTGATTTGTCTGGTTAATTCCGATAACGAACGAGACCTTAACCTGCTAAATAGCCAGGCCGGCTTTTGCTGGTCGCCGGCTTCTTAGAGGGACTATCAGCATCTAGCTGATGGAAGTTTGAGGCAATAACAGGTCTGTGATGCCCTTAGATGTTCTGGGCCGCACGCGCGCTACACTGACTGAGCCAGCGAGTTTATCACCTTGGCCGGAAGGTCTGGGTAATCTTGTGAAACTCAGTCGTGCTGGGGATAGAGCATTGCAATTCTTGCTCTTCAACGAGGAATTCCTAGTAAGCGTGAGTCATCAGCTCGCGTTGATTACGTCCCTGCCCTTTGTACACACCGCCCGTCGCTACTACCGATTGAATGGCTTAGTGAGGTTTCCGGATTGGCTTTGAGGACCCGGCAACGGGATCTTATTGCTGAGAAGCTACC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CATACTGTGAAACTGCGAATGGCTCATTAAATCAGTTATAGTTTATTTGATGGTACATTGCTACATGGATAACTGTGGTAATTCTAGAGCTAATACATGCTTAAAAGCCCCGACTTCTGGAAGGGGTGTATTTATTAGATAAAAAACCAATGGGTGAAAGCCCTCCTTGGTGATTCATAATAACTTCTCGAATCGCATGGCCTTGTGCCGGCGATGCTTCATTCAAATATCTGCCCTATCAACTTTCGATGGTAGGATAGAGGCCTACCATGGTATCAACGGGTAACGGGGAATTAGGGTTCGATTCCGGAGAGGGAGCCTGAGAAACGGCTACCACATCCAAGGAAGGCAGCAGGCGCGCAAATTACCCAATCCCGACACGGGGAGGTAGTGACAATAAATAACAATATAGGGCCCTTTGGGTCTTATAATTGGAATGAGTACAATTTAAATCCCTTAACGAGGAACAATTGGAGGGCAAGTCTGGTGCCAGCAGCCGCGGTAATTCCAGCTCCAATAGCGTATATTAAAGTTGTTGCAGTTAAAAAGCTCGTAGTTGAACTTCAGGCCCGGCGGGGTGGTCTGCCTCACGGTATGTACTATCCTGCTGGGCCTTACCTCTTGGTGAGCCCGTATGCCGTTTACTCGGTGTGCGGAGGAACCAGGAATTTTACTTTGAAAAAATTAGAGTGTTCAAAGCAGGCATATGCCCGAATACATTAGCATGGAATAATAGAATAGGACGTGTGGTTCTATTTTGTTGGTTTCTAGGATCGCCGTAATGATTAATAGGGACGGTTGGGGGCATTAGTATTCAGTTGCTAGAGGTGAAATTCTTAGATTTACTGAAGACTAACATCTGCGAAAGCATTTGCCAAGGACGTTTTCATTAATCAAGAACGAAGGTTAGGGGATCAAAAACGATTAGATACCGTTGTAGTCTTAACAGTAAACTATGCCGACTAGGGATCGGGCCACGTTCATTTCTGAGTGGCTCGGCACCTTACGAGAAATCAAAGTCTTTGGGTTCTGGGGGGAGTATGGTCGCAAGGCTGAAACTTAAAGGAATTGACGGAAGGGCACCACCAGGCGTGGAGCCTGCGGCTTAATTTGACTCAACACGGGGAAACTCACCAGGTCCAGACATAGTAAGGATTGACAGATTGATAGCTCTTTCTTGATTCTATGGGTGGTGGTGCATGGCCGTTCTTAGTTGGTGGAGTGATTTGTCTGGTTAATTCCGATAACGAACGAGACCTTAACCTGCTAAATAGTCCGGCCGGCTTTTGCTGGTCGCTGACTTCTTAGAGGGACTAACAGCGTTTAGCTGTTGGAAGTTTGAGGCAATAACAGGTCTGTGATGCCCTTAGATGTTCTGGGCCGCACGCGCGCTACACTGACTGAGCCAGCGAGTTTATAACCTTGGCCGAAAGGTCTGGGTAATCTTGTGAAACTCAGTCGTGCTGGGGATAGAGCATTGCAATTATTGCTCTTCAACGAGGAATGCCTAGTAAGCGTGAGTCATCAGCTCGCGTTGATTACGTCCCTGCCCTTTGTACACACCGCCCGTCGCTACTACCGATTGAATGGCTTAGTGAGATCTCCGGATTGGCTTTGGGAAGCTGGCAACGGCCTCCTATTGCTGAGAAGCTGATCAAACTTGGTCATTTAGAGGAAGTAAAAGTCGTAACAAGGTTTCC</text:p>
          </table:table-cell>
          <table:table-cell office:value-type="string" calcext:value-type="string">
            <text:p>d__Eukaryota; p__Basidiomycota; c__Tremellomycetes; o__Filobasid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CATACTGTGAAACTGCGAATGGCTCATTAAATCAGTTATAGTTTATTTGATGGTACATTGCTACATGGATAACTGTGGTAATTCTAGAGCTAATACATGCTTAAAAGCCCCGACTTCTGGAAGGGGTGTATTTATTAGATAAAAAACCAATGGGTGAAAGCCCTCCTTGGTGATTCATAATAACTTCTCGAATCGCATGGCCTTGTGCCGGCGATGCTTCATTCAAATATCTGCCCTATCAACTTTCGATGGTAGGATAGAGGCCTACCATGGTATCAACGGGTAACGGGGAATTAGGGTTCGATTCCGGAGAGGGAGCCTGAGAAACGGCTACCACATCCAAGGAAGGCAGCAGGCGCGCAAATTACCCAATCCCGACACGGGGAGGTAGTGACAATAAATAACAATATAGGGCCCTTTGGGTCTTATAATTGGAATGAGTACAATTTAAATCCCTTAACGAGGAACAATTGGAGGGCAAGTCTGGTGCCAGCAGCCGCGGTAATTCCAGCTCCAATAGCGTATATTAAAGTTGTTGCAGTTAAAAAGCTCGTAGTTGAACTTCAGGCCCGGCGGGGTGGTCTGCCTCACGGTATGTACTATCCTGCTGGGCCTTACCTCTTGGTGAGCCCGTATGCCGTTTACTCGGTGTGCGGAGGAACCAGGAATTTTACTTTGAAAAAATTAGAGTGTTCAAAGCAGGCATATGCCCGAATACATTAGCATGGAATAATAGAATAGGACGTGTGGTTCTATTTTGTTGGTTTCTAGGATCGCCGTAATGATTAATAGGGACGGTTGGGGGCATTAGTATTCAGTTGCTAGAGGTGAAATTCTTAGATTTACTGAAGACTAACATCTGCGAAAGCATTTGCCAAGGACGTTTTCATTAATCAAGAACGAAGGTTAGGGGATCAAAAACGATTAGATACCGTTGTAGTCTTAACAGTAAACTATGCCGACTAGGGATCGGGCCACGTTCATTTCTGAGTGGCTCGGCACCTTACGAGAAATCAAAGTCTTTGGGTTCTGGGGGGAGTATGGTCGCAAGGCTGAAACTTAAAGGAATTGACGGAAGGGCACCACCAGGCGTGGAGCCTGCGGCTTAATTTGACTCAACACGGGGAAACTCACCAGGTCCAGACATAGTAAGGATTGACAGATTGATAGCTCTTTCTTGATTCTATGGGTGGTGGTGCATGGCCGTTCTTAGTTGGTGGAGTGATTTGTCTGGTTAATTCCGATAACGAACGAGACCTTAACCTGCTAAATAGTCCGGCCGGCTTTTGCTGGTCGCTGACTTCTTAGAGGGACTAACAGCGTTTAGCTGTTGGAAGTTTGAGGCAATAACAGGTCTGTGATGCCCTTAGATGTTCTGGGCCGCACGCGCGCTACACTGACTGAGCCAGCGAGTTTATAACCTTGGCCGAAAGGTCTGGGTAATCTTGTGAAACTCAGTCGTGCTGGGGATAGAGCATTGCAATTATTGCTCTTCAACGAGGAATGCCTAGTAAGCGTGAGTCATCAGCTCGCGTTGATTACGTCCCTGCCCTTTGTACACACCGCCCGTCGCTACTACCGATTGAATGGCTTAGTGAGATCTCCGGATTGGCTTTGGGAAGCTGGCAACGGCCTCCTATTGCTGAGAAGCTGATCAAACTTGGTCATTTAGAGGAAGTAAAAGTCGTAACAAGGTTTCC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TACTGTGAAACTGCGAATGGCTCATTAAATCAGTTATAGTTTATTTGATGGTAACTTGCTACATGGATAACTGTGGTAATTCTAGAGCTAATACATGCATAAAAGCCCCGACTTCTGGAAGGGGTGTATTTATTAGATAAAAAACCAATGGGTGCAAGCCCTTCATGGTGATTCATAATAACTTCTCGAATCGCATGGCCTTGTGCCGGCGATGCTTCATTCAAATATCTGCCCTATCAACTTTCGATGGTAGGATAGAGGCCTACCATGGTATCAACGGGTAACGGGGAATTAGGGTTCGATTCCGGAGAGGGAGCCTGAGAAACGGCTACCACATCCAAGGAAGGCAGCAGGCGCGCAAATTACCCAATCCCGACACGGGGAGGTAGTGACAATAAATAACAATATAGGGCTCTTTGAGTCTTATAATTGGAATGAGTACAATTTAAATCCCTTAACGAGGAACAATTGGAGGGCAAGTCTGGTGCCAGCAGCCGCGGTAATTCCAGCTCCAATAGCGTATATTAAAGTTGTTGCAGTTAAAAAGCTCGTAGTTGAACTTCAGGCTCGGTTGGGTGGTCTGCCTTACGGTATGTACTGCCCGACTGAGCCTTACCTCCTGGTGAGCCTGCATGCCCTTTACGGGGTGTGTAGGGGAACCAGGAATTTTACTTTGAAAAAATTAGAGTGTTCAAAGCAGGCATATGCCCGAATACATTAGCATGGAATAATAGAATAGGACGTGCGGTTCTATTTTGTTGGTTTCTAGGATCGCCGTAATGATTAATAGGGACGGTTGGGGGCATTAGTATTCCAGTGCTAGAGGTGAAATTCTTAGATTGCTGGAAGACTAACTTCTGCGAAAGCATTTGCCAAGGACGTTTTCATTAATCAAGAACGAAGGTTAGGGGATCAAAAACGATTAGATACCGTTGTAGTCTTAACAGTAAACTATGCCGACTAGGGATCGGGCCACGTTATTATTTGACTGGCTCGGCACCTTACGAGAAATCAAAGTCTTTGGGTTCTGGGGGGAGTATGGTCGCAAGGCTGAAACTTAAAGGAATTGACGGAAGGGCACCACCAGGTGTGGAGCCTGCGGCTTAATTTGACTCAACACGGGGAAACTCACCAGGTCCAGACATAGTAAGGATTGACAGATTGATAGCTCTTTCTTGATTCTATGGGTGGTGGTGCATGGCCGTTCTTAGTTGGTGGAGTGATTTGTCTGGTTAATTCCGATAACGAACGAGACCTTAACCTGCTAAATAGTCAGGCCGGCTTTGGCTGGTCGTAGACTTCTTAGAGGGACTAACAGCGTTTAGCTGTTGGAAGTTTGAGGCAATAACAGGTCTGTGATGCCCTTAGATGTTCTGGGCCGCACGCGCGCTACACTGACTGAGCCAGCGAGTTTATCACCTTGGCCGAAAGGTCTGGGTAATCTTGTGAAACTCAGTCGTGCTGGGGATAGAGCATTGCAATTATTGCTCTTCAACGAGGAATACCTAGTAAGCGTGAGTCATCAGCTCGCGTTGATTACGTCCCTGCCCTTTGTACACACCGCCCGTCGCTACTACCGATTGAATGGCTTAGTGAGATCTCCGGATTGGCGTTTGGGAGCCGGCAACGGCACCCTTTTGCTGAGAAGCTGATCAAACTTGGTCATTTAGAGGAAGTAAAAGTCGTAACAAGGTTTCC</text:p>
          </table:table-cell>
          <table:table-cell office:value-type="string" calcext:value-type="string">
            <text:p>d__Eukaryota; p__Basidiomycota; c__Tremellomycetes; o__Filobasidiales; f__Filobasidi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ATTTTACTGTGAAACTGCGAATGGCTCATTAAATCAGTTATAGTTTATTTGATGGTAACTTGCTACATGGATAACTGTGGTAATTCTAGAGCTAATACATGCATAAAAGCCCCGACTTCTGGAAGGGGTGTATTTATTAGATAAAAAACCAATGGGTGCAAGCCCTTCATGGTGATTCATAATAACTTCTCGAATCGCATGGCCTTGTGCCGGCGATGCTTCATTCAAATATCTGCCCTATCAACTTTCGATGGTAGGATAGAGGCCTACCATGGTATCAACGGGTAACGGGGAATTAGGGTTCGATTCCGGAGAGGGAGCCTGAGAAACGGCTACCACATCCAAGGAAGGCAGCAGGCGCGCAAATTACCCAATCCCGACACGGGGAGGTAGTGACAATAAATAACAATATAGGGCTCTTTGAGTCTTATAATTGGAATGAGTACAATTTAAATCCCTTAACGAGGAACAATTGGAGGGCAAGTCTGGTGCCAGCAGCCGCGGTAATTCCAGCTCCAATAGCGTATATTAAAGTTGTTGCAGTTAAAAAGCTCGTAGTTGAACTTCAGGCTCGGTTGGGTGGTCTGCCTTACGGTATGTACTGCCCGACTGAGCCTTACCTCCTGGTGAGCCTGCATGCCCTTTACGGGGTGTGTAGGGGAACCAGGAATTTTACTTTGAAAAAATTAGAGTGTTCAAAGCAGGCATATGCCCGAATACATTAGCATGGAATAATAGAATAGGACGTGCGGTTCTATTTTGTTGGTTTCTAGGATCGCCGTAATGATTAATAGGGACGGTTGGGGGCATTAGTATTCCAGTGCTAGAGGTGAAATTCTTAGATTGCTGGAAGACTAACTTCTGCGAAAGCATTTGCCAAGGACGTTTTCATTAATCAAGAACGAAGGTTAGGGGATCAAAAACGATTAGATACCGTTGTAGTCTTAACAGTAAACTATGCCGACTAGGGATCGGGCCACGTTATTATTTGACTGGCTCGGCACCTTACGAGAAATCAAAGTCTTTGGGTTCTGGGGGGAGTATGGTCGCAAGGCTGAAACTTAAAGGAATTGACGGAAGGGCACCACCAGGTGTGGAGCCTGCGGCTTAATTTGACTCAACACGGGGAAACTCACCAGGTCCAGACATAGTAAGGATTGACAGATTGATAGCTCTTTCTTGATTCTATGGGTGGTGGTGCATGGCCGTTCTTAGTTGGTGGAGTGATTTGTCTGGTTAATTCCGATAACGAACGAGACCTTAACCTGCTAAATAGTCAGGCCGGCTTTGGCTGGTCGTAGACTTCTTAGAGGGACTAACAGCGTTTAGCTGTTGGAAGTTTGAGGCAATAACAGGTCTGTGATGCCCTTAGATGTTCTGGGCCGCACGCGCGCTACACTGACTGAGCCAGCGAGTTTATCACCTTGGCCGAAAGGTCTGGGTAATCTTGTGAAACTCAGTCGTGCTGGGGATAGAGCATTGCAATTATTGCTCTTCAACGAGGAATACCTAGTAAGCGTGAGTCATCAGCTCGCGTTGATTACGTCCCTGCCCTTTGTACACACCGCCCGTCGCTACTACCGATTGAATGGCTTAGTGAGATCTCCGGATTGGCGTTTGGGAGCCGGCAACGGCACCCTTTTGCTGAGAAGCTGA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CATACGGTGAAACTGCGAATGGCTCATTAAATCAGTTATAGTTTATTTGATGGTATCTTGCTACATGGATAACTGTGGTAATTCTAGAGCTAATACATGCTGAAAAGCCCCGACTTCTGGGAGGGGTGTATTTATTAGATAAAAACCAATGGGTTCACGCCCTTTCTGGTGATTCATGATAACTTTTCGAATCGCATGGCCTTGTGCCGGCGATGCTTCATTCAAATATCTGCCCTATCAACTTTCGATGGTAGGATAGAGGCCTACCATGGTATCAACGGGTAACGGGGAATTAGGGTTCGATTCCGGAGAGGGAGCCTGAGAAACGGCTACCACATCCAAGGAAGGCAGCAGGCGCGCAAATTACCCAATCCCGACACGGGGAGGTAGTGACAATAAATAACAATATAGGACCTTCGGGTTTTATAATTGGAATGAGTACAATTTAAATCCCTTAACGAGGAACAACTGGAGGGCAAGTCTGGTGCCAGCAGCCGCGGTAATTCCAGCTCCAGTAGCGTATATTAAAGTTGTTGCAGTTAAAAAGCTCGTAGTCGAACTTGAGGTCCAGTGAGATGGTCTGTGTCTAACACTGTACTGTTTGGATTGGGCCTTATGTCTTGGTGAGGCCTGATGCCCTTTATTGGGTGTGAGTGTGGAACCAGGAAGTTTACCTTGAGAAAATTAGAGTGTTCAAAGCAGGCATACGCCCGAATACATTAGCATGGAATAATAGAATAGGACGTGCAATCCTATTTTGTTGGTTTCTAGGATTGCCGTAATGATTAATAGGGACGGTCGGGGGCATTAGTATTCCGTTGCTAGAGGTGAAATTCTTAGATTGACGGAAGACTAACTTCTGCGAAAGCATTTGCCAAGGACGTTTTCATTGATCAAGAACGAAGGTTAGGGGATCAAAAACGATTAGATACCGTTGTAGTCTTAACAGTAAACTATGCCGACTAGGGATCGGGCTACGTTAACTTTTGACTAGCTCGGCACCTTACGAGAAATCAAAGTCTTTGGGTTCTGGGGGGAGTATGGTCGCAAGGCTGAAACTTAAAGGAATTGACGGAAGGGCACCACCAGGTGTGGAGCCTGCGGCTTAATTTGACTCAACACGGGGAAACTCACCAGGTCCAGACATAGTAAGGATTGACAGATTGATAGCTCTTTCTTGATTCTATGGGTGGTGGTGCATGGCCGTTCTTAGTTGGTGGAGTGATTTGTCTGGTTAATTCCGATAACGAACGAGACCTTAACCTGCTAAATAGTCAGGCCGGCTTTGGCTGGTCGAAGACTTCTTAGAGGGACTGTCGGCGTTTAGCCGACGGAAGTTTGAGGCAATAACAGGTCTGTGATGCCCTTAGATGTTCTGGGCCGCACGCGCGCTACACTGACTGAGCCAGCGAGTTCAACTTTCCTTGGTCGAGAGATCTGGGTAATCTTGTGAAACTCAGTCGTGCTGGGGATAGAGCATTGCAATTATTGCTCTTCAACGAGGAATACCTAGTAAGCGTGAGTCATCAACTCGCGTTGATTACGTCCCTGCCCTTTGTACACACCGCCCGTCGCTACTACCGATTGAATGGCTTAGTGAGATCTCCGGATTGGCGTTAAGGAGCCGGCAACGGCACCTTTTGGCCGAGAAGCTGATCAAACTTGGTCATTTAGAGGAAGTAAAAGTCGTAACAAGGTTTCC</text:p>
          </table:table-cell>
          <table:table-cell office:value-type="string" calcext:value-type="string">
            <text:p>d__Eukaryota; p__Basidiomycota; c__Tremellomycetes; o__Tremell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CAAATTCATACGGTGAAACTGCGAATGGCTCATTAAATCAGTTATAGTTTATTTGATGGTATCTTGCTACATGGATAACTGTGGTAATTCTAGAGCTAATACATGCTGAAAAGCCCCGACTTCTGGGAGGGGTGTATTTATTAGATAAAAACCAATGGGTTCACGCCCTTTCTGGTGATTCATGATAACTTTTCGAATCGCATGGCCTTGTGCCGGCGATGCTTCATTCAAATATCTGCCCTATCAACTTTCGATGGTAGGATAGAGGCCTACCATGGTATCAACGGGTAACGGGGAATTAGGGTTCGATTCCGGAGAGGGAGCCTGAGAAACGGCTACCACATCCAAGGAAGGCAGCAGGCGCGCAAATTACCCAATCCCGACACGGGGAGGTAGTGACAATAAATAACAATATAGGACCTTCGGGTTTTATAATTGGAATGAGTACAATTTAAATCCCTTAACGAGGAACAACTGGAGGGCAAGTCTGGTGCCAGCAGCCGCGGTAATTCCAGCTCCAGTAGCGTATATTAAAGTTGTTGCAGTTAAAAAGCTCGTAGTCGAACTTGAGGTCCAGTGAGATGGTCTGTGTCTAACACTGTACTGTTTGGATTGGGCCTTATGTCTTGGTGAGGCCTGATGCCCTTTATTGGGTGTGAGTGTGGAACCAGGAAGTTTACCTTGAGAAAATTAGAGTGTTCAAAGCAGGCATACGCCCGAATACATTAGCATGGAATAATAGAATAGGACGTGCAATCCTATTTTGTTGGTTTCTAGGATTGCCGTAATGATTAATAGGGACGGTCGGGGGCATTAGTATTCCGTTGCTAGAGGTGAAATTCTTAGATTGACGGAAGACTAACTTCTGCGAAAGCATTTGCCAAGGACGTTTTCATTGATCAAGAACGAAGGTTAGGGGATCAAAAACGATTAGATACCGTTGTAGTCTTAACAGTAAACTATGCCGACTAGGGATCGGGCTACGTTAACTTTTGACTAGCTCGGCACCTTACGAGAAATCAAAGTCTTTGGGTTCTGGGGGGAGTATGGTCGCAAGGCTGAAACTTAAAGGAATTGACGGAAGGGCACCACCAGGTGTGGAGCCTGCGGCTTAATTTGACTCAACACGGGGAAACTCACCAGGTCCAGACATAGTAAGGATTGACAGATTGATAGCTCTTTCTTGATTCTATGGGTGGTGGTGCATGGCCGTTCTTAGTTGGTGGAGTGATTTGTCTGGTTAATTCCGATAACGAACGAGACCTTAACCTGCTAAATAGTCAGGCCGGCTTTGGCTGGTCGAAGACTTCTTAGAGGGACTGTCGGCGTTTAGCCGACGGAAGTTTGAGGCAATAACAGGTCTGTGATGCCCTTAGATGTTCTGGGCCGCACGCGCGCTACACTGACTGAGCCAGCGAGTTCAACTTTCCTTGGTCGAGAGATCTGGGTAATCTTGTGAAACTCAGTCGTGCTGGGGATAGAGCATTGCAATTATTGCTCTTCAACGAGGAATACCTAGTAAGCGTGAGTCATCAACTCGCGTTGATTACGTCCCTGCCCTTTGTACACACCGCCCGTCGCTACTACCGATTGAATGGCTTAGTGAGATCTCCGGATTGGCGTTAAGGAGCCGGCAACGGCACCTTTTGGCCGAGAAGCTGA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CATACTGTGAAACTGCGAATGGCTCATTAAATCAGTTATAGTTTATTTGATGGTATCTTGCTACATGGATAACTGTGGTAATTCTAGAGCTAATACATGCTGAAAAGCCCCGACTTCTGGAAGGGGTGTATTTATTAGATAAAAAACCAATGGGTGCAAGCCCTCTATGGTGAATCATGATAACTTCTCGAATCGCATGGCCTTGTGCCGGCGATGCTTCATTCAAATATCTGCCCTATCAACTTTCGATGGTAGGATAGAGGCCTACCATGGTATCAACGGGTAACGGGGAATTAGGGTTCGATTCCGGAGAGGGAGCCTGAGAAACGGCTACCACATCCAAGGAAGGCAGCAGGCGCGCAAATTACCCAATCCCGACACGGGGAGGTAGTGACAATAAATAACAATACAGGGCTCTATTGGGTCTTGTAATTGGAATGAGTACAATTTAAATCCCTTAACGAGGAACAACTGGAGGGCAAGTCTGGTGCCAGCAGCCGCGGTAATTCCAGCTCCAGTAGCGTATATTAAAGTTGTTGCAGTTAAAAAGCTCGTAGTCGAACTTCGGATCTGGCGGGATGGTCCGCCTTACGGTGTGTACTGTCCGGCCGGATCTTACCTCTTGGTGAAGCCGTATGCCCTTTACTGGGTGTGCGGTGGAACCAGGAATTTTACTTTGAGAAAATTAGAGTGTTCAAAGCAGGCATACGCCCGAATACATTAGCATGGAATAATAGAATAGGACGTGCGGTTCTATTTTGTTGGTTTCTAGGATCGCCGTAATGATTAATAGGGACGGTCGGGGGCATTAGTATTCCGTTGCTAGAGGTGAAATTCTTAGATTTACGGAAGACTAACTTCTGCGAAAGCATTTGCCAAGGACGTTTTCATTGATCAAGAACGAAGGTTAGGGGATCAAAAACGATTAGATACCGTTGTAGTCTTAACAGTAAACTATGCCGACTAGGGATCGGTCCACGTCATCTTCTGACTGGATCGGCACCTTACGAGAAATCAAAGTCTTTGGGTTCTGGGGGGAGTATGGTCGCAAGGCTGAAACTTAAAGGAATTGACGGAAGGGCACCACCAGGTGTGGAGCCTGCGGCTTAATTTGACTCAACACGGGGAAACTCACCAGGTCCAGACATAGTGAGGATTGACAGATTGATAGCTCTTTCTTGATTCTATGGGTGGTGGTGCATGGCCGTTCTTAGTTGGTGGAGTGATTTGTCTGGTTAATTCCGATAACGAACGAGACCTTAACCTGCTAAATAGCCAGGCCGGCTTTGGCTGGTCGTCGGCTTCTTAGAGGGACTAACGGCGTCTAGCCGTTGGAAGTTTGAGGCAATAACAGGTCTGTGATGCCCTTAGATGTTCTGGGCCGCACGCGCGCTACACTGACTGAGCCAGCGAGTTTATCACCTTGGCCGAGAGGCTTGGGTAATCTTGTGAAACTCAGTCGTGCTGGGGATAGAGCATTGCAATTATTGCTCTTCAACGAGGAATACCTAGTAAGCGTGAGTCACCAGCTCGCGTTGATTACGTCCCTGCCCTTTGTACACACCGCCCGTCGCTACTACCGATTGAATGGCTTAGTGAGATCTCCGGATTGGCGTTGGGGAGCCGGCAACGGCACCCCTTGGCTGAGAAGTTGATCAAACTTGGTCATTTAGAGGAAGTAAAAGTCGTAACAAGGTTTCC</text:p>
          </table:table-cell>
          <table:table-cell office:value-type="string" calcext:value-type="string">
            <text:p>d__Eukaryota; p__Basidiomycota; c__Tremellomycetes; o__Tremell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CATACTGTGAAACTGCGAATGGCTCATTAAATCAGTTATAGTTTATTTGATGGTATCTTGCTACATGGATAACTGTGGTAATTCTAGAGCTAATACATGCTGAAAAGCCCCGACTTCTGGAAGGGGTGTATTTATTAGATAAAAAACCAATGGGTGCAAGCCCTCTATGGTGAATCATGATAACTTCTCGAATCGCATGGCCTTGTGCCGGCGATGCTTCATTCAAATATCTGCCCTATCAACTTTCGATGGTAGGATAGAGGCCTACCATGGTATCAACGGGTAACGGGGAATTAGGGTTCGATTCCGGAGAGGGAGCCTGAGAAACGGCTACCACATCCAAGGAAGGCAGCAGGCGCGCAAATTACCCAATCCCGACACGGGGAGGTAGTGACAATAAATAACAATACAGGGCTCTATTGGGTCTTGTAATTGGAATGAGTACAATTTAAATCCCTTAACGAGGAACAACTGGAGGGCAAGTCTGGTGCCAGCAGCCGCGGTAATTCCAGCTCCAGTAGCGTATATTAAAGTTGTTGCAGTTAAAAAGCTCGTAGTCGAACTTCGGATCTGGCGGGATGGTCCGCCTTACGGTGTGTACTGTCCGGCCGGATCTTACCTCTTGGTGAAGCCGTATGCCCTTTACTGGGTGTGCGGTGGAACCAGGAATTTTACTTTGAGAAAATTAGAGTGTTCAAAGCAGGCATACGCCCGAATACATTAGCATGGAATAATAGAATAGGACGTGCGGTTCTATTTTGTTGGTTTCTAGGATCGCCGTAATGATTAATAGGGACGGTCGGGGGCATTAGTATTCCGTTGCTAGAGGTGAAATTCTTAGATTTACGGAAGACTAACTTCTGCGAAAGCATTTGCCAAGGACGTTTTCATTGATCAAGAACGAAGGTTAGGGGATCAAAAACGATTAGATACCGTTGTAGTCTTAACAGTAAACTATGCCGACTAGGGATCGGTCCACGTCATCTTCTGACTGGATCGGCACCTTACGAGAAATCAAAGTCTTTGGGTTCTGGGGGGAGTATGGTCGCAAGGCTGAAACTTAAAGGAATTGACGGAAGGGCACCACCAGGTGTGGAGCCTGCGGCTTAATTTGACTCAACACGGGGAAACTCACCAGGTCCAGACATAGTGAGGATTGACAGATTGATAGCTCTTTCTTGATTCTATGGGTGGTGGTGCATGGCCGTTCTTAGTTGGTGGAGTGATTTGTCTGGTTAATTCCGATAACGAACGAGACCTTAACCTGCTAAATAGCCAGGCCGGCTTTGGCTGGTCGTCGGCTTCTTAGAGGGACTAACGGCGTCTAGCCGTTGGAAGTTTGAGGCAATAACAGGTCTGTGATGCCCTTAGATGTTCTGGGCCGCACGCGCGCTACACTGACTGAGCCAGCGAGTTTATCACCTTGGCCGAGAGGCTTGGGTAATCTTGTGAAACTCAGTCGTGCTGGGGATAGAGCATTGCAATTATTGCTCTTCAACGAGGAATACCTAGTAAGCGTGAGTCACCAGCTCGCGTTGATTACGTCCCTGCCCTTTGTACACACCGCCCGTCGCTACTACCGATTGAATGGCTTAGTGAGATCTCCGGATTGGCGTTGGGGAGCCGGCAACGGCACCCCTTGGCTGAGAAGTTGATCAAACTTGGTCATTTAGAGGAAGTAAAAGTCGTAACAAGGTTTCC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123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TACGGTGAAACTGCGAATGGCTCATTAAATCAGTTATAGTTTATTTGATAGTATCTCACTACATGGATAACTGTGGTAATTCTAGAGCTAATACATGCTTAAAGTCCCGACTTCTGGGAGGGATGTATTTATTAGATAAAAAGCCAACGGCGGAGCAATCCGTCACGTGGTGAATCATGATAACTTTTCGAATCGCATGGCCTTGCGCCGGCGATGTTTCATTCAAATTTCTGCCCTATCAACTTTCGATGGTAGGATAGAGGCCTACCATGGTGGTAACGGGTAACGGGGAATTAGGGTTCGATTCCGGAGAGGGAGCCTGAGAAACGGCTACCACATCCAAGGAAGGCAGCAGGCGCGCAAATTACCCAATCCCGACACGGGGAGGTAGTGACAATAAATAACAACACAGGGCTCTTTTGGGTCTTGTTATTGGAATGAGTACGATTTAAATCTCCTAACGAGGAACAATTGGAGGGCAAGTCTGGTGCCAGCAGCCGCGGTAATTCCAGCTCCAATAGCGTATATTAAAGTTGTTGCAGTTAAAAAGCTCGTAGTTGAATTTCAGGCCTGGCTGGACGGTCCGCCCTTCGGGTGAGTACTGTCTGTGGTCGGGTCCTACCTTCTGGCGAAGCGTCATGGCCTTAACCGGCCGTGGCGGGGAACCAGGACTTTTACTGTGAAAAAATTAGAGTGTTCAAAGCAGGCAATCGCTTGGATACATTAGCATGGAATAATGGAATAGGACAATGGTTCTATTTGTTGGTTTCTAGGACCGTTGTAATGATTAATAGGGATAGTTGGGGGCATTAGTATTCAATTGTCAGAGGTGAAATTCTTGGATTTATTGAAGACTAACTACTGCGAAAGCATTTGCCAAGGATGTTTTCATTAATCAAGAACGAAAGTTAGGGGATCGAAGACGATCAGATACCGTCGTAGTCTTAACCATAAACTATGCCGACTAGGAATCGGGCGATGTTGAAAAAATGACGCGCTCGGCACCTCATGGGAAACCAAAGTGTTTGGGTTCCGGGGGGAGTATGGTCGCAAGGCTGAAACTTAAAGGAATTGACGGAAGGGCACCACCAGGGGTGGAGCCTGCGGCTTAATTTGACTCAACACGGGAAAACTCACCAGGTCCAGACATAGTAAGGATTGACAGATTGAGAGCTCTTTCTTGATTCTATGGGTGGTGGTGCATGGCCGTTCTTAGTTGGTGGAGTGATTTGTCTGGTTAATTCCGATAACGAACGAGACCTTAACCTGCTAAATAGCCAGGCTGTTCTCCGAACGGTCGTCGGCTTCTTAGAGGGACTATTGGCGTTTAGCCGATGGAAGTTTGAGGCAATAACAGGTCTGTGATGCCCTTAGATGTTCTGGGCCGCACGCGCGCTACACTGATGAAGTCAGCGAGTTTCTTCAACCTTGGCCGGAAGGCCTGGGTAATCTTGTGAAACTTCATCGTGCTGGGGATAGAGCATTGCAACTATTGTTCTTAAACGAGGAATCCCTAGTAAGCGCGAGTCATTAGCTCGCGTTGATTACGTCCCTGCCCTTTGTACACACCGCCCGTCGCTACTACCGATTGAATGGCTTAGTGAGACTTTCGGATGTGTTTGGAGCCGCTGGCAACAGTGACACCTTGCGCAGAAGTTATTCAAACTTGGTCATTTAGAGGAAGTAAAAGTCGTAACAAGGTTTCC</text:p>
          </table:table-cell>
          <table:table-cell office:value-type="string" calcext:value-type="string">
            <text:p>d__Eukaryota; p__Basidiomycota; c__Tremellomycetes; o__Tremell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TTTTACGGTGAAACTGCGAATGGCTCATTAAATCAGTTATAGTTTATTTGATAGTATCTCACTACATGGATAACTGTGGTAATTCTAGAGCTAATACATGCTTAAAGTCCCGACTTCTGGGAGGGATGTATTTATTAGATAAAAAGCCAACGGCGGAGCAATCCGTCACGTGGTGAATCATGATAACTTTTCGAATCGCATGGCCTTGCGCCGGCGATGTTTCATTCAAATTTCTGCCCTATCAACTTTCGATGGTAGGATAGAGGCCTACCATGGTGGTAACGGGTAACGGGGAATTAGGGTTCGATTCCGGAGAGGGAGCCTGAGAAACGGCTACCACATCCAAGGAAGGCAGCAGGCGCGCAAATTACCCAATCCCGACACGGGGAGGTAGTGACAATAAATAACAACACAGGGCTCTTTTGGGTCTTGTTATTGGAATGAGTACGATTTAAATCTCCTAACGAGGAACAATTGGAGGGCAAGTCTGGTGCCAGCAGCCGCGGTAATTCCAGCTCCAATAGCGTATATTAAAGTTGTTGCAGTTAAAAAGCTCGTAGTTGAATTTCAGGCCTGGCTGGACGGTCCGCCCTTCGGGTGAGTACTGTCTGTGGTCGGGTCCTACCTTCTGGCGAAGCGTCATGGCCTTAACCGGCCGTGGCGGGGAACCAGGACTTTTACTGTGAAAAAATTAGAGTGTTCAAAGCAGGCAATCGCTTGGATACATTAGCATGGAATAATGGAATAGGACAATGGTTCTATTTGTTGGTTTCTAGGACCGTTGTAATGATTAATAGGGATAGTTGGGGGCATTAGTATTCAATTGTCAGAGGTGAAATTCTTGGATTTATTGAAGACTAACTACTGCGAAAGCATTTGCCAAGGATGTTTTCATTAATCAAGAACGAAAGTTAGGGGATCGAAGACGATCAGATACCGTCGTAGTCTTAACCATAAACTATGCCGACTAGGAATCGGGCGATGTTGAAAAAATGACGCGCTCGGCACCTCATGGGAAACCAAAGTGTTTGGGTTCCGGGGGGAGTATGGTCGCAAGGCTGAAACTTAAAGGAATTGACGGAAGGGCACCACCAGGGGTGGAGCCTGCGGCTTAATTTGACTCAACACGGGAAAACTCACCAGGTCCAGACATAGTAAGGATTGACAGATTGAGAGCTCTTTCTTGATTCTATGGGTGGTGGTGCATGGCCGTTCTTAGTTGGTGGAGTGATTTGTCTGGTTAATTCCGATAACGAACGAGACCTTAACCTGCTAAATAGCCAGGCTGTTCTCCGAACGGTCGTCGGCTTCTTAGAGGGACTATTGGCGTTTAGCCGATGGAAGTTTGAGGCAATAACAGGTCTGTGATGCCCTTAGATGTTCTGGGCCGCACGCGCGCTACACTGATGAAGTCAGCGAGTTTCTTCAACCTTGGCCGGAAGGCCTGGGTAATCTTGTGAAACTTCATCGTGCTGGGGATAGAGCATTGCAACTATTGTTCTTAAACGAGGAATCCCTAGTAAGCGCGAGTCATTAGCTCGCGTTGATTACGTCCCTGCCCTTTGTACACACCGCCCGTCGCTACTACCGATTGAATGGCTTAGTGAGACTTTCGGATGTGTTTGGAGCCGCTGGCAACAGTGACACCTTGCGCAGAAGTTATTCAAACTTGGTCATTTAGAGGAAGTAAAAGTCGTAACAAGGTTTCC</text:p>
          </table:table-cell>
          <table:table-cell office:value-type="string" calcext:value-type="string">
            <text:p>2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GAATTCATACTGTGAAACTGCGAATGGCTCATTAAATCAGTTATAGTTTATTTGATGGTATCTTGCTACATGGATAACTGTGGTAATTCTAGAGCTAATACATGCCGAAAAGCCCCGACTTCTGGAAGGGGTGTATTTATTAGATTAAAAACCAAAGGGTGAAAGCCCTCCTTGGTGATTCATGATAACTTCTCGAATCGCATGGCCTTGCGCCGGCGATGCTTCATTCAAATATCTGCCCTATCAACTTTCGATGGTAGGATAGAGGCCTACCATGGTATCAACGGGTAACGGGGAATTAGGGTTCGATTCCGGAGAGGGAGCCTGAGAAACGGCTACCACATCCAAGGAAGGCAGCAGGCGCGCAAATTACCCAATCCCGACACGGGGAGGTAGTGACAATAAATAACAATATAGGGCTCTATTGGGTCTTATAATTGGAATGAGTACAATTTAAATCCCTTAACGAGGATCCACTGGAGGGCAAGTCTGGTGCCAGCAGCCGCGGTAATTCCAGCTCCAGTAGCGTATATTAAAGTTGTTGCAGTTAAAACGCTCGTAGTCGAACTTCAGGCCTGGCAGGGCGGTCCGCCTTACGGTGTGCACTGTCCGGTTGGGCCTTACCTCCTGGTGAGGCCGTGTGCCCTTTGCTGGGTGCGCGGTGGAACCAGGAACTTTACCTTGAGAAAATTAGAGTGTTCAAAGCAGGCATGCGCCCGGATACATTAGCATGGAATAATAGAATAGGATGTGCGGTTCTATTTTGTTGGTTTCTAGGATCGCCGTAATGATTAATAGGGACGGTCGGGGGCATTGGTATTCCGTTGCTAGAGGTGAAATTCTTAGATTTACGGAAGACTAACATCTGCGAAAGCATTTGCCAAGGACGTTTTCATTGATCAAGAACGAAGGTTAGGGGATCAAAAACGATTAGATACCGTTGTAGTCTTAACAGTAAACTATGCCGACTAGGGATCGGGCCACGTTTATTTCTGACTGGCTCGGCACCTTACGAGAAATCAAAGTCTTTGGGTTCTGGGGGGAGTATGGTCGCAAGGCTGAAACTTAAAGGAATTGACGGAAGGGCACCACCAGGTGTGGAGCCTGCGGCTTAATTTGACTCAACACGGGGAAACTCACCAGGTCCAGACATAGTGAGGATTGACAGATTGATAGCTCTTTCTTGATTCTATGGGTGGTGGTGCATGGCCGTTCTTAGTTGGTGGAGTGATTTGTCTGGTTAATTCCGATAACGAACGAGACCTTAACCTGCTAAATAGCCAGGCTGGCTCCGGCTGGTCGTTGTGCTTCTTAGAGGGACTAACGGCATTTAGCCGTTGGAAGTTTGAGGCAATAACAGGTCTGTGATGCCCTTAGATGTTCTGGGCCGCACGCGCGCTACACTGACTGAGCCAGCGAGTTCACTGCCTTGTCCGAGAGGACTGGGTAATCTTGTGAAACTCAGTCGTGCTGGGGATAGAGCATTGCAATTATTGCTCTTCAACGAGGAATACCTAGTAAGCGTGAGTCATCAGCTCGCGTTGATTACGTCCCTGCCCTTTGTACACACCGCCTGTCGCTACTACCGATTGAATGGCTTAGTGAGATCTCTGGATTGGCATTGGGGAGCCGGCAACGGCACCCCTTGGCCGAGAAGTTGATCAAACTTGGTCATTTAGAGGAAGTAAAAGTCATAACAAGGTTTCC</text:p>
          </table:table-cell>
          <table:table-cell office:value-type="string" calcext:value-type="string">
            <text:p>d__Eukaryota; p__Basidiomycota; c__Tremellomycetes; o__Tremellales; f__Cuniculitremaceae; g__Kockovaell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GAATTCATACTGTGAAACTGCGAATGGCTCATTAAATCAGTTATAGTTTATTTGATGGTATCTTGCTACATGGATAACTGTGGTAATTCTAGAGCTAATACATGCCGAAAAGCCCCGACTTCTGGAAGGGGTGTATTTATTAGATTAAAAACCAAAGGGTGAAAGCCCTCCTTGGTGATTCATGATAACTTCTCGAATCGCATGGCCTTGCGCCGGCGATGCTTCATTCAAATATCTGCCCTATCAACTTTCGATGGTAGGATAGAGGCCTACCATGGTATCAACGGGTAACGGGGAATTAGGGTTCGATTCCGGAGAGGGAGCCTGAGAAACGGCTACCACATCCAAGGAAGGCAGCAGGCGCGCAAATTACCCAATCCCGACACGGGGAGGTAGTGACAATAAATAACAATATAGGGCTCTATTGGGTCTTATAATTGGAATGAGTACAATTTAAATCCCTTAACGAGGATCCACTGGAGGGCAAGTCTGGTGCCAGCAGCCGCGGTAATTCCAGCTCCAGTAGCGTATATTAAAGTTGTTGCAGTTAAAACGCTCGTAGTCGAACTTCAGGCCTGGCAGGGCGGTCCGCCTTACGGTGTGCACTGTCCGGTTGGGCCTTACCTCCTGGTGAGGCCGTGTGCCCTTTGCTGGGTGCGCGGTGGAACCAGGAACTTTACCTTGAGAAAATTAGAGTGTTCAAAGCAGGCATGCGCCCGGATACATTAGCATGGAATAATAGAATAGGATGTGCGGTTCTATTTTGTTGGTTTCTAGGATCGCCGTAATGATTAATAGGGACGGTCGGGGGCATTGGTATTCCGTTGCTAGAGGTGAAATTCTTAGATTTACGGAAGACTAACATCTGCGAAAGCATTTGCCAAGGACGTTTTCATTGATCAAGAACGAAGGTTAGGGGATCAAAAACGATTAGATACCGTTGTAGTCTTAACAGTAAACTATGCCGACTAGGGATCGGGCCACGTTTATTTCTGACTGGCTCGGCACCTTACGAGAAATCAAAGTCTTTGGGTTCTGGGGGGAGTATGGTCGCAAGGCTGAAACTTAAAGGAATTGACGGAAGGGCACCACCAGGTGTGGAGCCTGCGGCTTAATTTGACTCAACACGGGGAAACTCACCAGGTCCAGACATAGTGAGGATTGACAGATTGATAGCTCTTTCTTGATTCTATGGGTGGTGGTGCATGGCCGTTCTTAGTTGGTGGAGTGATTTGTCTGGTTAATTCCGATAACGAACGAGACCTTAACCTGCTAAATAGCCAGGCTGGCTCCGGCTGGTCGTTGTGCTTCTTAGAGGGACTAACGGCATTTAGCCGTTGGAAGTTTGAGGCAATAACAGGTCTGTGATGCCCTTAGATGTTCTGGGCCGCACGCGCGCTACACTGACTGAGCCAGCGAGTTCACTGCCTTGTCCGAGAGGACTGGGTAATCTTGTGAAACTCAGTCGTGCTGGGGATAGAGCATTGCAATTATTGCTCTTCAACGAGGAATACCTAGTAAGCGTGAGTCATCAGCTCGCGTTGATTACGTCCCTGCCCTTTGTACACACCGCCTGTCGCTACTACCGATTGAATGGCTTAGTGAGATCTCTGGATTGGCATTGGGGAGCCGGCAACGGCACCCCTTGGCCGAGAAGTTGATCAAACTTGGTCATTTAGAGGAAGTAAAAGTCA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CATACTGTGAAACTGCGAATGGCTCATTAAATCAGTTATAGTTTATTTGATGGTATCTTGCTACATGGATAACTGTGGTAATTCTAGAGCTAATACATGCTTAAAAGCCCCGACTTCTGGAAGGGGTGTATTTATTAGATAAAAAACCAATGGGTTTCGGCCCTCCTTGGTGATTCATAATAACTTCTCGAATCGCATGGCCTTGCGCCGGCGATGCTTCATTCAAATATCTGCCCTATCAACTTTCGATGGTAGGATAGAGGCCTACCATGGTATCAACGGGTAACGGGGAATTAGGGTTCGATTCCGGAGAGGGAGCCTGAGAAACGGCTACCACATCCAAGGAAGGCAGCAGGCGCGCAAATTACCCAATCCCGACACGGGGAGGTAGTGACAATAAATAACAATATAGGGCTCTATTGGGTCTTATAATTGGAATGAGTACAATTTAAATCCCTTAACGAGGAACAACTGGAGGGCAAGTCTGGTGCCAGCAGCCGCGGTAATTCCAGCTCCAGTAGCGTATATTAAAGTTGTTGCAGTTAAAAAGCTCGTAGTCGAACTTCGGGCCTGGCGGGACGGTCTGCCTTACGGTATGTACTGTCCGGCTGGGTCTTACCTCTTGGTGAGGCTGCATGCCCTTCATTGGGTGTGTAGTGGAACCAGGAATTTTACCTTGAGAAAATTAGAGTGTTCAAAGCAGGCATTTGCCCGAATACATTAGCATGGAATAATAGAATAGGACGTGCGGTTCTATTTTGTTGGTTTCTAGGATCGCCGTAATGATTAATAGGGACGGTCGGGGGCATTAGTATTCCGTTGCTAGAGGTGAAATTCTTAGATTTACGGAAGACTAACATCTGCGAAAGCATTTGCCAAGGACGTTTTCATTGATCAAGAACGAAGGTTAGGGGATCAAAAACGATTAGATACCGTTGTAGTCTTAACAGTAAACTATGCCGACTAGGGATCGGTCCACGTTAATTTCTGACTGGATCGGCACCTTACGAGAAATCAAAGTCTTTGGGTTCTGGGGGGAGTATGGTCGCAAGGCTGAAACTTAAAGGAATTGACGGAAGGGCACCACCAGGTGTGGAGCCTGCGGCTTAATTTGACTCAACACGGGGAAACTCACCAGGTCCAGACATAGTAAGGATTGACAGATTGATAGCTCTTTCTTGATTCTATGGGTGGTGGTGCATGGCCGTTCTTAGTTGGTGGAGTGATTTGTCTGGTTAATTCCGATAACGAACGAGACCTTAACCTGCTAAATAGTCAGGCCGGCTTTGGCTGGTCGTCGACTTCTTAGAGGGACTAACAGCGTTTAGCTGTTGGAAGTTTGAGGCAATAACAGGTCTGTGATGCCCTTAGATGTTCTGGGCCGCACGCGCGCTACACTGACTGAGCCAGCGAGTTTATAACCTTCACTGAGAAGTGTGGGTAATCTTGTGAAACTCAGTCGTGCTGGGGATAGAGCATTGCAATTATTGCTCTTCAACGAGGAATACCTAGTAAGCGTGAGTCACCAGCTCGCGTTGATTACGTCCCTGCCCTTTGTACACACCGCCCGTCGCTACTACCGATTGAATGGCTTAGTGAGACTTCAGGATTGGCGTTGAGAAGCCGGCAACGGCATCTCTTGGCCGAGAATTTATTCAAACTTGGTCATTTAGAGGAAGTAAAAGTCGTAACAAGGTTTCC</text:p>
          </table:table-cell>
          <table:table-cell office:value-type="string" calcext:value-type="string">
            <text:p>d__Eukaryota; p__Basidiomycota; c__Tremellomycetes; o__Trichosporonales; f__Trichosporonaceae; g__Apiotrich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CATACTGTGAAACTGCGAATGGCTCATTAAATCAGTTATAGTTTATTTGATGGTATCTTGCTACATGGATAACTGTGGTAATTCTAGAGCTAATACATGCTTAAAAGCCCCGACTTCTGGAAGGGGTGTATTTATTAGATAAAAAACCAATGGGTTTCGGCCCTCCTTGGTGATTCATAATAACTTCTCGAATCGCATGGCCTTGCGCCGGCGATGCTTCATTCAAATATCTGCCCTATCAACTTTCGATGGTAGGATAGAGGCCTACCATGGTATCAACGGGTAACGGGGAATTAGGGTTCGATTCCGGAGAGGGAGCCTGAGAAACGGCTACCACATCCAAGGAAGGCAGCAGGCGCGCAAATTACCCAATCCCGACACGGGGAGGTAGTGACAATAAATAACAATATAGGGCTCTATTGGGTCTTATAATTGGAATGAGTACAATTTAAATCCCTTAACGAGGAACAACTGGAGGGCAAGTCTGGTGCCAGCAGCCGCGGTAATTCCAGCTCCAGTAGCGTATATTAAAGTTGTTGCAGTTAAAAAGCTCGTAGTCGAACTTCGGGCCTGGCGGGACGGTCTGCCTTACGGTATGTACTGTCCGGCTGGGTCTTACCTCTTGGTGAGGCTGCATGCCCTTCATTGGGTGTGTAGTGGAACCAGGAATTTTACCTTGAGAAAATTAGAGTGTTCAAAGCAGGCATTTGCCCGAATACATTAGCATGGAATAATAGAATAGGACGTGCGGTTCTATTTTGTTGGTTTCTAGGATCGCCGTAATGATTAATAGGGACGGTCGGGGGCATTAGTATTCCGTTGCTAGAGGTGAAATTCTTAGATTTACGGAAGACTAACATCTGCGAAAGCATTTGCCAAGGACGTTTTCATTGATCAAGAACGAAGGTTAGGGGATCAAAAACGATTAGATACCGTTGTAGTCTTAACAGTAAACTATGCCGACTAGGGATCGGTCCACGTTAATTTCTGACTGGATCGGCACCTTACGAGAAATCAAAGTCTTTGGGTTCTGGGGGGAGTATGGTCGCAAGGCTGAAACTTAAAGGAATTGACGGAAGGGCACCACCAGGTGTGGAGCCTGCGGCTTAATTTGACTCAACACGGGGAAACTCACCAGGTCCAGACATAGTAAGGATTGACAGATTGATAGCTCTTTCTTGATTCTATGGGTGGTGGTGCATGGCCGTTCTTAGTTGGTGGAGTGATTTGTCTGGTTAATTCCGATAACGAACGAGACCTTAACCTGCTAAATAGTCAGGCCGGCTTTGGCTGGTCGTCGACTTCTTAGAGGGACTAACAGCGTTTAGCTGTTGGAAGTTTGAGGCAATAACAGGTCTGTGATGCCCTTAGATGTTCTGGGCCGCACGCGCGCTACACTGACTGAGCCAGCGAGTTTATAACCTTCACTGAGAAGTGTGGGTAATCTTGTGAAACTCAGTCGTGCTGGGGATAGAGCATTGCAATTATTGCTCTTCAACGAGGAATACCTAGTAAGCGTGAGTCACCAGCTCGCGTTGATTACGTCCCTGCCCTTTGTACACACCGCCCGTCGCTACTACCGATTGAATGGCTTAGTGAGACTTCAGGATTGGCGTTGAGAAGCCGGCAACGGCATCTCTTGGCCGAGAATTTATTCAAACTTGGTCATTTAGAGGAAGTAAAAGTCGTAACAAGGTTTCC</text:p>
          </table:table-cell>
          <table:table-cell office:value-type="string" calcext:value-type="string">
            <text:p>126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ATACCGTGAAACTGCGAATGGCTCATTAAATCAGTTATAGTTTATTTGATGGTATCTTGCTACATGGATAACTGTGGTAATTCTAGAGCTAATACATGCTGAAAAGCCCCGACTTCTGGAAGGGGTGTATTTATTAGATAAAAAACCAATGACTTCGGTCTCCCTGGTGATTCATAATAACTTCTCGAATCGCATGGCCTTGTGCCGGCGATGCTTCATTCAAATATCTGCCCTATCAACTTTCGATGGTAGGATAGAGGCCTACCATGGTATCAACGGGTAACGGGGAATTAGGGTTCGATTCCGGAGAGGGAGCCTGAGAAACGGCTACCACATCCAAGGAAGGCAGCAGGCGCGCAAATTACCCAATCCCGACACGGGGAGGTAGTGACAATAAATAACAATATAGGGCTCTATTGGGTCTTATAATTGGAATGAGTACAATTTAAATCCCTTAACGAGGAACAACTGGAGGGCAAGTCTGGTGCCAGCAGCCGCGGTAATTCCAGCTCCAGTAGCGTATATTAAAGTTGTTGCAGTTAAAAAGCTCGTAGTCGAACTTCGGGCCTGGCGGGACGGTCTGCCTTACGGTATGTACTGTCTGGCCGGGTCTTACCTCTTGGTGAGGCCGTATGTCCTTCATTGGGTGTACGGTGGAACCAGGAATTTTACCTTGAGAAAATTAGAGTGTTCAAAGCAGGCAATTGCCCGAATACATTAGCATGGAATAATAGAATAGGACGTGCGGTTCTATTTTGTTGGTTTCTAGGATCGCCGTAATGATTAATAGGAACGGTCGGGGGCATTAGTATTCCATTGCTAGAGGTGAAATTCTTAGATTTATGGAAGACTAACAACTGCGAAAGCATTTGCCAAGGACGTTTTCATTGATCAAGAACGAAGGTTAGGGGATCAAAAACGATTAGATACCGTTGTAGTCTTAACAGTAAACTATGCCGACTAGGGATCGGTCCACGTTATTATTTGACTGGATCGGCACCTTCCGAGAAATCAAAGTCTTTGGGTTCTGGGGGGAGTATGGTCGCAAGGCTGAAACTTAAAGGAATTGACGGAAGGGCACCACCAGGTGTGGAGCCTGCGGCTTAATTTGACTCAACACGGGGAAACTCACCAGGTCCAGACATAGTAAGGATTGACAGATTGATAGCTCTTTCTTGATTCTATGGGTGGTGGTGCATGGCCGTTCTTAGTTGGTGGAGTGATTTGTCTGGTTAATTCCGATAACGAACGAGACCTTAACCTGCTAAATAGACACGCCGGCTTTGGCTGGTGGCTGTCTTCTTAGAGGGACTTTTGGCGTTTAGCCAAAGGAAGTTTGAGGCAATAACAGGTCTGTGATGCCCTTAGATGTTCTGGGCCGCACGCGCGCTACACTGACTGAGCCAGCGAGTTTATCACCTTGACTGAGAAGTCTGGGTAATCTTGTGAAACTCAGTCGTGCTGGGGATAGAGCATTGCAATTATTGCTCTTCAACGAGGAATACCTAGTAAGCGTGAGTCACCAGCTCGCGTTGATTACGTCCCTGCCCTTTGTACACACCGCCCGTCGCTACTACCGATTGAATGGCTTAGTGAGACCCTCGGATTGGCGTTAGGAAGCCGGCAACGGCATCCTTTGGCCGAGAAGTTGGTCAAACTTGGTCATTTAGAGGAAGTAAAAGTCGTAACAAGGTTTCC</text:p>
          </table:table-cell>
          <table:table-cell office:value-type="string" calcext:value-type="string">
            <text:p>d__Eukaryota; p__Basidiomycota; c__Tremellomycetes; o__Trichosporonales; f__Trichosporonaceae; g__Cutaneotrichosporon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ATTTATACCGTGAAACTGCGAATGGCTCATTAAATCAGTTATAGTTTATTTGATGGTATCTTGCTACATGGATAACTGTGGTAATTCTAGAGCTAATACATGCTGAAAAGCCCCGACTTCTGGAAGGGGTGTATTTATTAGATAAAAAACCAATGACTTCGGTCTCCCTGGTGATTCATAATAACTTCTCGAATCGCATGGCCTTGTGCCGGCGATGCTTCATTCAAATATCTGCCCTATCAACTTTCGATGGTAGGATAGAGGCCTACCATGGTATCAACGGGTAACGGGGAATTAGGGTTCGATTCCGGAGAGGGAGCCTGAGAAACGGCTACCACATCCAAGGAAGGCAGCAGGCGCGCAAATTACCCAATCCCGACACGGGGAGGTAGTGACAATAAATAACAATATAGGGCTCTATTGGGTCTTATAATTGGAATGAGTACAATTTAAATCCCTTAACGAGGAACAACTGGAGGGCAAGTCTGGTGCCAGCAGCCGCGGTAATTCCAGCTCCAGTAGCGTATATTAAAGTTGTTGCAGTTAAAAAGCTCGTAGTCGAACTTCGGGCCTGGCGGGACGGTCTGCCTTACGGTATGTACTGTCTGGCCGGGTCTTACCTCTTGGTGAGGCCGTATGTCCTTCATTGGGTGTACGGTGGAACCAGGAATTTTACCTTGAGAAAATTAGAGTGTTCAAAGCAGGCAATTGCCCGAATACATTAGCATGGAATAATAGAATAGGACGTGCGGTTCTATTTTGTTGGTTTCTAGGATCGCCGTAATGATTAATAGGAACGGTCGGGGGCATTAGTATTCCATTGCTAGAGGTGAAATTCTTAGATTTATGGAAGACTAACAACTGCGAAAGCATTTGCCAAGGACGTTTTCATTGATCAAGAACGAAGGTTAGGGGATCAAAAACGATTAGATACCGTTGTAGTCTTAACAGTAAACTATGCCGACTAGGGATCGGTCCACGTTATTATTTGACTGGATCGGCACCTTCCGAGAAATCAAAGTCTTTGGGTTCTGGGGGGAGTATGGTCGCAAGGCTGAAACTTAAAGGAATTGACGGAAGGGCACCACCAGGTGTGGAGCCTGCGGCTTAATTTGACTCAACACGGGGAAACTCACCAGGTCCAGACATAGTAAGGATTGACAGATTGATAGCTCTTTCTTGATTCTATGGGTGGTGGTGCATGGCCGTTCTTAGTTGGTGGAGTGATTTGTCTGGTTAATTCCGATAACGAACGAGACCTTAACCTGCTAAATAGACACGCCGGCTTTGGCTGGTGGCTGTCTTCTTAGAGGGACTTTTGGCGTTTAGCCAAAGGAAGTTTGAGGCAATAACAGGTCTGTGATGCCCTTAGATGTTCTGGGCCGCACGCGCGCTACACTGACTGAGCCAGCGAGTTTATCACCTTGACTGAGAAGTCTGGGTAATCTTGTGAAACTCAGTCGTGCTGGGGATAGAGCATTGCAATTATTGCTCTTCAACGAGGAATACCTAGTAAGCGTGAGTCACCAGCTCGCGTTGATTACGTCCCTGCCCTTTGTACACACCGCCCGTCGCTACTACCGATTGAATGGCTTAGTGAGACCCTCGGATTGGCGTTAGGAAGCCGGCAACGGCATCCTTTGGCCGAGAAGTTGGTCAAACTTGGTCATTTAGAGGAAGTAAAAGTCGTAACAAGGTTTCC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TAGCCATGCATGTCTAAGTATAAGCATTTATACAGTGAAACTGCGAATGGCTCATTAAATCAGTTATAATTTACTTGATGATTCTTACTACTTGGATAACCGTGGTAATTCTAGAGCTAATACATGCATAAAAACCTGACTCACGAAGGGTTGTATTTATTAGATAAAAACCAATGCAGGCAACTGCTCCTTGGTGATTCATAATAACTTCTCGAATCGCATGGTCTTGCACCGGCGATGCTTCATTCAAATTTCTGCCCTATCAACTTTGATGGTAGGATAGAGGCCTACCATGGTTTTAACGGGTAACGGGGAATTAGGGTTCGATTCCGGAGAGGGAGCCTGAGAAACGGCTACCACTTCTAAGGAAGGCAGCAGGCGCGCAAATTGCCCAATCCCGACACGGGGAGGCAGTGACAATACATAACGATACGGGACCTTTCGGTCTTGTAATTGGAATGAGAAAAATTTATATCCCTTATCAAGTAACAATTGGAGGGCAAGTCTGGTGCCAGCAGCCGCGGTAATTCCAGCTCCAATAGCGTATATTAAAGTTGTTGCAGTTAAAAAGCTCGTAGTTGAACTTCGGACTTGGTGGTCAGGTCTTCCTTCATTGGTTGTACTTGATTCGCCTTGTCTTATCTTCTAGGAGGCTTGCATGTTCTTTACTGAGCGTGCACTGTCGTCTAGGACTTTTACTGTGAATAAATTAGAGTGTTCAAAGCAGGCTTTCGCTTGAATACATTAGCATGGAATAATAAAATAGGACTTTGGTTTTATTTTGTTGGTTTTAAAGACCAAGGTAATGATTAATAGGGATAGTTGGGGGCATTAGTATTTCGGAGTCAGAGGTGAAATTCTTGGATTTCCGAAAGACTAACTAGTGCGAAAGCATTTGCCAAGGATGTTTTCATTAATCAAGAACGAAAGTTAGGGGATCGAAGACGATCAGATACCGTCGTAGTCTTAACCGTAAACTATGCCGACTAGGGATTGGTGAGTGTCGTTTTGACCTCATCAGCACCTTACGAGAAATCAAAGTTTTTGGGTTCTGGGGGGAGTATGGTCGCAAGGCTGAAACTTAAAGGAATTGACGGAAGGGCACCACCAGGAGTGGAGCCTGCGGCTTAATTTGACTCAACACGGGAAAACTCACCAGGTCCAGACATAGCGAGGATTGACAGATTGATAGCTCTTTCTTGATTCTATGGGTGGTGGTGCATGGCCGTTCTTAGTTGGTGGAGTGATTTGTCTGGTTAATTCCGATAACGAACGAGACCTTAACCTGCTAAATAGTCGCGCAAAGGCAACTTTGTAGCGTCTTCTTAGAGGGACAAAGTACGTTTAGTACTTGGAAGTTTGAGGCAATAACAGGTCTGTGATGCCCTTAGATGTTCTGGGCCGCACGCGCGCTACACTGATAAAGACAGCGAGTTTATAACCTTAACCGACAGGTTTGGGTAATCTTGTGAAACTTTATCGTGATGGGGATAGAGCATTGCAATTATTGCTCTTCAACGAGGAATTCCTAGTAAGTGCAAGTCATCAGCTTGCGTTGATTACGTCCCTGCCCTTTGTACACACCGCCCGTCGATACTACCGATTGAATGGTTTAGTGAGGCCTCCGGACCCGCTGCTTTGCCGCAAGGCTGATGCGGCAGGAAAGTTGGACAAACTTGATCATTTAGAGGAAGTAAAAGTCGTAACAAGGTTTCC</text:p>
          </table:table-cell>
          <table:table-cell office:value-type="string" calcext:value-type="string">
            <text:p>d__Eukaryota; p__Basidiomycota; c__Tremellomycetes; o__Trichosporonales; f__Trichosporonaceae; g__Trichosporon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CGCTTGTCTCAAAGATTTAGCCATGCATGTCTAAGTATAAGCATTTATACAGTGAAACTGCGAATGGCTCATTAAATCAGTTATAATTTACTTGATGATTCTTACTACTTGGATAACCGTGGTAATTCTAGAGCTAATACATGCATAAAAACCTGACTCACGAAGGGTTGTATTTATTAGATAAAAACCAATGCAGGCAACTGCTCCTTGGTGATTCATAATAACTTCTCGAATCGCATGGTCTTGCACCGGCGATGCTTCATTCAAATTTCTGCCCTATCAACTTTGATGGTAGGATAGAGGCCTACCATGGTTTTAACGGGTAACGGGGAATTAGGGTTCGATTCCGGAGAGGGAGCCTGAGAAACGGCTACCACTTCTAAGGAAGGCAGCAGGCGCGCAAATTGCCCAATCCCGACACGGGGAGGCAGTGACAATACATAACGATACGGGACCTTTCGGTCTTGTAATTGGAATGAGAAAAATTTATATCCCTTATCAAGTAACAATTGGAGGGCAAGTCTGGTGCCAGCAGCCGCGGTAATTCCAGCTCCAATAGCGTATATTAAAGTTGTTGCAGTTAAAAAGCTCGTAGTTGAACTTCGGACTTGGTGGTCAGGTCTTCCTTCATTGGTTGTACTTGATTCGCCTTGTCTTATCTTCTAGGAGGCTTGCATGTTCTTTACTGAGCGTGCACTGTCGTCTAGGACTTTTACTGTGAATAAATTAGAGTGTTCAAAGCAGGCTTTCGCTTGAATACATTAGCATGGAATAATAAAATAGGACTTTGGTTTTATTTTGTTGGTTTTAAAGACCAAGGTAATGATTAATAGGGATAGTTGGGGGCATTAGTATTTCGGAGTCAGAGGTGAAATTCTTGGATTTCCGAAAGACTAACTAGTGCGAAAGCATTTGCCAAGGATGTTTTCATTAATCAAGAACGAAAGTTAGGGGATCGAAGACGATCAGATACCGTCGTAGTCTTAACCGTAAACTATGCCGACTAGGGATTGGTGAGTGTCGTTTTGACCTCATCAGCACCTTACGAGAAATCAAAGTTTTTGGGTTCTGGGGGGAGTATGGTCGCAAGGCTGAAACTTAAAGGAATTGACGGAAGGGCACCACCAGGAGTGGAGCCTGCGGCTTAATTTGACTCAACACGGGAAAACTCACCAGGTCCAGACATAGCGAGGATTGACAGATTGATAGCTCTTTCTTGATTCTATGGGTGGTGGTGCATGGCCGTTCTTAGTTGGTGGAGTGATTTGTCTGGTTAATTCCGATAACGAACGAGACCTTAACCTGCTAAATAGTCGCGCAAAGGCAACTTTGTAGCGTCTTCTTAGAGGGACAAAGTACGTTTAGTACTTGGAAGTTTGAGGCAATAACAGGTCTGTGATGCCCTTAGATGTTCTGGGCCGCACGCGCGCTACACTGATAAAGACAGCGAGTTTATAACCTTAACCGACAGGTTTGGGTAATCTTGTGAAACTTTATCGTGATGGGGATAGAGCATTGCAATTATTGCTCTTCAACGAGGAATTCCTAGTAAGTGCAAGTCATCAGCTTGCGTTGATTACGTCCCTGCCCTTTGTACACACCGCCCGTCGATACTACCGATTGAATGGTTTAGTGAGGCCTCCGGACCCGCTGCTTTGCCGCAAGGCTGATGCGGCAGGAAAGTTGGA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AATAAGCATTATTCAGTGAATCTGCGAATGGCTCATTATATCAGTTATAGTTTATTTGATAGTCCCTACTACTTGGATAACCGTAGTAATTCTAGAGCTAATACATGCGCCAACCCCCGACTGCGCAAGCGGAAGGGGCGTATTTATTAGATACAACCAGCCCTTCGGGTCCCAGGTGAATCATAATAACTGAGCGAACCGCATGCTTCGGCGGCGGTGGTTCATTCAAGTTTCTGCCCTATCAGCTTTCGATGGTAGGGTATTGGCCTACCATGGCGTTAACGGGTAACGGAGAATTAGGGTTCGGTTCCGGAGAGGGAGCCTGAGAGATGGCTACCACATCCAAGGAAGGCAGCAGGCGCGTAAATTACCCAATCCTGACACAGGGAGGTAGTGACAAGAAATAACAATGCGGAGCCTTCGGGTTCTGCAATTGGAATGAGTACAATTTAAATCCCTTAATGAGGATCAATTGGAGGGCAAGTCTGGTGCCAGCAGCCGCGGTAATTCCAGCTCCAATAGCGTATATTAAAGTTGTTGCAGTTAAAAAGCTCGTAGTTGAATTTCTGGCGCGGGCCGCGCAGCCGCCTTCGGGCGCGCCGCGCGACCGCGCCATCCTCGTGGGGAAGGGGGCGGCCTTCACTGGTCGCTCTCCGGACCCACGTCCTTTACTGTGAAAAAATTAGAGTGTTTAAAGCAGGCTTCACGCTTGAATACATTAGCATGGAATAATGAGATAGGACTTCGGTGCTATTTTGTTGGTTGCGTACCGAGGTAATGATTAATAGGGACAGTTGGGGGTATTCATATTTAACTGTCAGAGGTGAAATTCTTGGATTTGTTAAAGATGAACTACTGCGAAAGCATTTACCAAGGATGTTTTCATTAATCAAGAACGAAAGTCAGGGGATCGAAGAGGATTAGATACCCTCGTAGTCTTGACCATAAACGATGCCGACTCTGGATTGGCAGACGTTGTAACCGACTCTGTCAGCACAGTATGATAAATCAAAGTCTTTGGGTTCCGGGGGGAGTATGGTCGCAAGGCTGAAACTTAAAGGAATTGACGGAAGGGCACCACCAGGAGTGGAGCCTGCGGCTTAATTTGACTCAACACGGGGAAACTTACCAGGTCCAGACATAGTAAGGATTGACAGATTGAGAGCTCTTTCTTGATTCTATGGGTGGTGGTGCATGGCCGTTCTTAGTTGGTGGAGTGATTTGTCTGGTTAATTCCGATAACGAACGAGACCTCCGCCTGCTAAATAGCACGCGCTGACACGTCAGCGCCGTGCTTCTTAGAGGGACAGCGGGTGTTTAGCCCGCGGAAGTTGGAGGCAATAACAGGTCTGTGATGCCCTTAGATGTTCTGGGCCGCACGCGCGCTACACTGACTGGTTCAACGAGTTCACCCTGGCTTCGACAGGGCTGGGTAATCTTGGAACGCCAGTCGTGATGGGGATAGATTCTTGCAATTATTGATCTTCAACGAGGAATTCCTAGTATACGCAACTCATCAAGTTGCATAGATTACGTCCCTGCCCTTTGTACACACCGCCCGTCGCACCTACCGATTGGATGGTCCGGTGAAACCTTCGGATCGTGGGTCTGCCGCCTTCACGGGTGGCGGCTCGCGAGAAGTTGGGTAAACCTTACCATCTAGAGGAAGGTGAAGTCGTAACAAGGTTTCC</text:p>
          </table:table-cell>
          <table:table-cell office:value-type="string" calcext:value-type="string">
            <text:p>d__Eukaryota; p__Bicosoec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AATAAGCATTATTCAGTGAATCTGCGAATGGCTCATTATATCAGTTATAGTTTATTTGATAGTCCCTACTACTTGGATAACCGTAGTAATTCTAGAGCTAATACATGCGCCAACCCCCGACTGCGCAAGCGGAAGGGGCGTATTTATTAGATACAACCAGCCCTTCGGGTCCCAGGTGAATCATAATAACTGAGCGAACCGCATGCTTCGGCGGCGGTGGTTCATTCAAGTTTCTGCCCTATCAGCTTTCGATGGTAGGGTATTGGCCTACCATGGCGTTAACGGGTAACGGAGAATTAGGGTTCGGTTCCGGAGAGGGAGCCTGAGAGATGGCTACCACATCCAAGGAAGGCAGCAGGCGCGTAAATTACCCAATCCTGACACAGGGAGGTAGTGACAAGAAATAACAATGCGGAGCCTTCGGGTTCTGCAATTGGAATGAGTACAATTTAAATCCCTTAATGAGGATCAATTGGAGGGCAAGTCTGGTGCCAGCAGCCGCGGTAATTCCAGCTCCAATAGCGTATATTAAAGTTGTTGCAGTTAAAAAGCTCGTAGTTGAATTTCTGGCGCGGGCCGCGCAGCCGCCTTCGGGCGCGCCGCGCGACCGCGCCATCCTCGTGGGGAAGGGGGCGGCCTTCACTGGTCGCTCTCCGGACCCACGTCCTTTACTGTGAAAAAATTAGAGTGTTTAAAGCAGGCTTCACGCTTGAATACATTAGCATGGAATAATGAGATAGGACTTCGGTGCTATTTTGTTGGTTGCGTACCGAGGTAATGATTAATAGGGACAGTTGGGGGTATTCATATTTAACTGTCAGAGGTGAAATTCTTGGATTTGTTAAAGATGAACTACTGCGAAAGCATTTACCAAGGATGTTTTCATTAATCAAGAACGAAAGTCAGGGGATCGAAGAGGATTAGATACCCTCGTAGTCTTGACCATAAACGATGCCGACTCTGGATTGGCAGACGTTGTAACCGACTCTGTCAGCACAGTATGATAAATCAAAGTCTTTGGGTTCCGGGGGGAGTATGGTCGCAAGGCTGAAACTTAAAGGAATTGACGGAAGGGCACCACCAGGAGTGGAGCCTGCGGCTTAATTTGACTCAACACGGGGAAACTTACCAGGTCCAGACATAGTAAGGATTGACAGATTGAGAGCTCTTTCTTGATTCTATGGGTGGTGGTGCATGGCCGTTCTTAGTTGGTGGAGTGATTTGTCTGGTTAATTCCGATAACGAACGAGACCTCCGCCTGCTAAATAGCACGCGCTGACACGTCAGCGCCGTGCTTCTTAGAGGGACAGCGGGTGTTTAGCCCGCGGAAGTTGGAGGCAATAACAGGTCTGTGATGCCCTTAGATGTTCTGGGCCGCACGCGCGCTACACTGACTGGTTCAACGAGTTCACCCTGGCTTCGACAGGGCTGGGTAATCTTGGAACGCCAGTCGTGATGGGGATAGATTCTTGCAATTATTGATCTTCAACGAGGAATTCCTAGTATACGCAACTCATCAAGTTGCATAGATTACGTCCCTGCCCTTTGTACACACCGCCCGTCGCACCTACCGATTGGATGGTCCGGTGAAACCTTCGGATCGTGGGTCTGCCGCCTTCACGGGTGGCGGCTCGCGAGAAGTTGGGTAAACCTTACCATC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CTATACAGCGAAACTGCGAATGGCTCATTATATCAGTTATAGTTTATTTGATAGTCCCTACTACTTGGATAACCGTAGTAATTCTAGAGCTAATACATGCGCAAACTCCCGACTGCTCTGCGGAAGGGAGGTATTTATTAGATACAACCAACCCTTCGGGTCCTTGGTGAATCATAATAACTGAGCGAACCGCATGCTTCGGCGGCGGTGGTTCATTCAAGTTTCTGCCCTATCAGCTTTCGATGGTAGGGTATTGGCCTACCATGGCGTTAACGGGTAACGGAGAATTAGGGTTCGGTTCCGGAGAGGGAGCCTGAGAGATGGCTACCACATCCAAGGAAGGCAGCAGGCGCGTAAATTACCCAATCCTGACACAGGGAGGTAGTGACAAGAAATAACAATGCGGAGCCTTCGGGTTCTGCAATTGGAATGAGTACAATTTAAATCCCTTAACGAGGATCAATTGGAGGGCAAGTCTGGTGCCAGCAGCCGCGGTAATTCCAGCTCCAATAGCGTATATTAAAGTTGTTGCAGTTAAAAAGCTCGTAGTTGAATTTCTGGCGCAGGCCGCGTGGCCGCCTTCGGGTGAGCCGTGTGACTGCGCCATCCTCGCGAGGAAAGCTTCGGCCTTCACTGGTCGATGTCCGGACTCGCGTCCTTTACTGTGAAAAAATTAGAGTGTTTAAAGCAAGCTTCACGCTTGAATACATTAGCATGGGATAATGAGATAGGACTTCGGTGCTATTTTGTTGGTTGCGTACCGAGGTAATGATTAATAGGGACAGTTGGGGGTATTCATATTTAACTGTCAGAGGTGAAATTCTTGGATTTGTTAAAGATGAACTACTGCGAAAGCATTTACCAAGGATGTTTTCATTAATCAAGAACGAAAGTCAGGGGATCGAAGAGGATTAGATACCCTCGTAGTCTTGACCATAAACGATGCCGACTCAGGATTGGCAGGTGTTTTTAATGACCCTGTCAGCACTGTATGATAAATCAAAGTCTTTGGGTTCCGGGGGGAGTATGGTCGCAAGGCTGAAACTTAAAGGAATTGACGGAAGGGCACCACCAGGAGTGGAGCCTGCGGCTTAATTTGACTCAACACGGGAAAACTCACCAGGTCCAGACATAGTAAGGATTGACAGATTGAGAGCTCTTTCTTGATTCTATGGGTGGTGGTGCATGGCCGTTCTTAGTTGGTGGAGTGATTTGTCTGGTTAATTCCGATAACGAACGAGACCTCCGCCTGCTAAATAGCACCGCTCGGTCCGCCGGGCGCGTGCTTCTTAGAGGGACAATGGATGTTTAGTCCATGGAAGTTGGAGGCAATAACAGGTCTGTGATGCCCTTAGATGTTCTGGGCCGCACGCGCGCTACACTGACTGGTTCAACGAGTTCACCCTGGGCTCCGGCAGGTCTGGGTAATCTTGAAACGCCAGTCGTGATGGGGATAGATTCTTGCAATTATTGATCTTCAACGAGGAATTCCTAGTAAACGCAACTCATCAAGTTGCATTGATTACGTCCCTGCCCTTTGTACACACCGCCCGTCGCACCTACCGATTGGATGGTCCGGTGAAATCTTCGGACCGTGTGCATGCCGCCCTCACGGGTGGTTGCGTGCGGGAAGTTGAGTAAACCTTACCATCTAGAGGAAGGTGAAGTCGTAACAAGGTTTCC</text:p>
          </table:table-cell>
          <table:table-cell office:value-type="string" calcext:value-type="string">
            <text:p>d__Eukaryota; p__Bicosoec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GCACTATACAGCGAAACTGCGAATGGCTCATTATATCAGTTATAGTTTATTTGATAGTCCCTACTACTTGGATAACCGTAGTAATTCTAGAGCTAATACATGCGCAAACTCCCGACTGCTCTGCGGAAGGGAGGTATTTATTAGATACAACCAACCCTTCGGGTCCTTGGTGAATCATAATAACTGAGCGAACCGCATGCTTCGGCGGCGGTGGTTCATTCAAGTTTCTGCCCTATCAGCTTTCGATGGTAGGGTATTGGCCTACCATGGCGTTAACGGGTAACGGAGAATTAGGGTTCGGTTCCGGAGAGGGAGCCTGAGAGATGGCTACCACATCCAAGGAAGGCAGCAGGCGCGTAAATTACCCAATCCTGACACAGGGAGGTAGTGACAAGAAATAACAATGCGGAGCCTTCGGGTTCTGCAATTGGAATGAGTACAATTTAAATCCCTTAACGAGGATCAATTGGAGGGCAAGTCTGGTGCCAGCAGCCGCGGTAATTCCAGCTCCAATAGCGTATATTAAAGTTGTTGCAGTTAAAAAGCTCGTAGTTGAATTTCTGGCGCAGGCCGCGTGGCCGCCTTCGGGTGAGCCGTGTGACTGCGCCATCCTCGCGAGGAAAGCTTCGGCCTTCACTGGTCGATGTCCGGACTCGCGTCCTTTACTGTGAAAAAATTAGAGTGTTTAAAGCAAGCTTCACGCTTGAATACATTAGCATGGGATAATGAGATAGGACTTCGGTGCTATTTTGTTGGTTGCGTACCGAGGTAATGATTAATAGGGACAGTTGGGGGTATTCATATTTAACTGTCAGAGGTGAAATTCTTGGATTTGTTAAAGATGAACTACTGCGAAAGCATTTACCAAGGATGTTTTCATTAATCAAGAACGAAAGTCAGGGGATCGAAGAGGATTAGATACCCTCGTAGTCTTGACCATAAACGATGCCGACTCAGGATTGGCAGGTGTTTTTAATGACCCTGTCAGCACTGTATGATAAATCAAAGTCTTTGGGTTCCGGGGGGAGTATGGTCGCAAGGCTGAAACTTAAAGGAATTGACGGAAGGGCACCACCAGGAGTGGAGCCTGCGGCTTAATTTGACTCAACACGGGAAAACTCACCAGGTCCAGACATAGTAAGGATTGACAGATTGAGAGCTCTTTCTTGATTCTATGGGTGGTGGTGCATGGCCGTTCTTAGTTGGTGGAGTGATTTGTCTGGTTAATTCCGATAACGAACGAGACCTCCGCCTGCTAAATAGCACCGCTCGGTCCGCCGGGCGCGTGCTTCTTAGAGGGACAATGGATGTTTAGTCCATGGAAGTTGGAGGCAATAACAGGTCTGTGATGCCCTTAGATGTTCTGGGCCGCACGCGCGCTACACTGACTGGTTCAACGAGTTCACCCTGGGCTCCGGCAGGTCTGGGTAATCTTGAAACGCCAGTCGTGATGGGGATAGATTCTTGCAATTATTGATCTTCAACGAGGAATTCCTAGTAAACGCAACTCATCAAGTTGCATTGATTACGTCCCTGCCCTTTGTACACACCGCCCGTCGCACCTACCGATTGGATGGTCCGGTGAAATCTTCGGACCGTGTGCATGCCGCCCTCACGGGTGGTTGCGTGCGGGAAGTTGAGTAAACCTTACCATCTAGAGGAAGGTGAAGTCGTAACAAGGTTTCC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TTATACAGTGAAACTGCGAATGGCTCATTATATCAGTTATAGTTTATTTGATAGTCCCTACTACTTGGATAACCGTAGTAATTCTAGAGCTAATACATGCGCCACATCCTGACTGCTTGCGGAAAGGACGTATTTATTAGATACAACCAGCCCTTCGGGTCCTAGGTGAATCATAATAACTGAGCGAACCGCATGCTTCGGCGGCGGTGGTTCATTCAAGTTTCTGCCCTATCAGCTTTCGATGGTAGGGTATTGGCCTACCATGGCGTTAACGGGTAACGGAGAATTAGGGTTCGATTCCGGAGAGGGAGCCTGAGAGATGGCTACCACATCCAAGGAAGGCAGCAGGCGCGTAAATTACCCAATCCTGACACAGGGAGGTAGTGACAAGAAATAACAATGCGGAGCCTTCGGGTTCTGCAATTGGAATGAGTACAATTTAAATCCCTTAATGAGGATCAATTGGAGGGCAAGTCTGGTGCCAGCAGCCGCGGTAATTCCAGCTCCAATAGCGTATATTAAAGTTGTTGCAGTTAAAAAGCTCGTAGTTGAATTTCTGGCGCGGGCCGCGTGGCCGCCTTCGGGCGCGCCGTGCGACCGCGCCATCCTCGCGAGGAAGGCGTCGGCATTCACTTGTCGGCGTTCGGACTCGCGTCCTTTACTGTGAAAAAATTAGAGTGTTTCAAGCAGGCTTCACGCCTGAATACATTAGCATGGAATAATGAGATAGGACTTCGGTGCTATTTTGTTGGTTGCGTACCGAGGTAATGATTAATAGGGACAGTTGGGGGTATTCATATTTAACTGTCAGAGGTGAAATTCTTGGATTTGTTAAAGATGAACTACTGCGAAAGCATTTACCAAGGATGTTTTCATTAATCAAGAACGAAAGTCAGGGGATCGAAGAGGATTAGATACCCTCGTAGTCTTGACCATAAACGATGCCGACTCAGGATTGGCAGACGTTGTAACCGACTCTGTCAGCACTGTATGATAAATCAAAGTCTTTGGGTTCCGGGGGGAGTATGGTCGCAAGGCTGAAACTTAAAGGAATTGACGGAAGGGCACCACCAGGAGTGGAGCCTGCGGCTTAATTTGACTCAACACGGGGAAACTTACCAGGTCCAGACATAGTAAGGATTGACAGATTGAGAGCTCTTTCTTGATTCTATGGGTGGTGGTGCATGGCCGTTCTTAGTTGGTGGAGTGATTTGTCTGGTTAATTCCGATAACGAACGAGACCTCCGCCTGCTAAATAGCGCCGGCTGACGCGTCAGCCGCGCGCTTCTTAGAGGGACAATGGGTGTTTAGCCCATGGAAGTTGGAGGCAATAACAGGTCTGTGATGCCCTTAGATGTTCTGGGCCGCACGCGCGCTACACTGACTGGTTCAACGAGTTCATCCTGGCTTCGACAGGGCTGGGTAATCTTGGAACGCCAGTCGTGATGGGGATAGATTCTTGCAATTATTGATCTTCAACGAGGAATTCCTAGTAAACGCAAGTCATCAACTTGCATTGATTACGTCCCTGCCCTTTGTACACACCGCCCGTCGCACCTACCGATTGGATGATCCGGTGAAACCTTCGGATTGCGGGCCTGCAGCCTTCACGGGCGGCGACTCGCGAGAAGTTGGGTAAACCTTATCATCTAGAGGAAGGTGAAGTCGTAACAAGGTTTCC</text:p>
          </table:table-cell>
          <table:table-cell office:value-type="string" calcext:value-type="string">
            <text:p>d__Eukaryota; p__Bicosoec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GCATTATACAGTGAAACTGCGAATGGCTCATTATATCAGTTATAGTTTATTTGATAGTCCCTACTACTTGGATAACCGTAGTAATTCTAGAGCTAATACATGCGCCACATCCTGACTGCTTGCGGAAAGGACGTATTTATTAGATACAACCAGCCCTTCGGGTCCTAGGTGAATCATAATAACTGAGCGAACCGCATGCTTCGGCGGCGGTGGTTCATTCAAGTTTCTGCCCTATCAGCTTTCGATGGTAGGGTATTGGCCTACCATGGCGTTAACGGGTAACGGAGAATTAGGGTTCGATTCCGGAGAGGGAGCCTGAGAGATGGCTACCACATCCAAGGAAGGCAGCAGGCGCGTAAATTACCCAATCCTGACACAGGGAGGTAGTGACAAGAAATAACAATGCGGAGCCTTCGGGTTCTGCAATTGGAATGAGTACAATTTAAATCCCTTAATGAGGATCAATTGGAGGGCAAGTCTGGTGCCAGCAGCCGCGGTAATTCCAGCTCCAATAGCGTATATTAAAGTTGTTGCAGTTAAAAAGCTCGTAGTTGAATTTCTGGCGCGGGCCGCGTGGCCGCCTTCGGGCGCGCCGTGCGACCGCGCCATCCTCGCGAGGAAGGCGTCGGCATTCACTTGTCGGCGTTCGGACTCGCGTCCTTTACTGTGAAAAAATTAGAGTGTTTCAAGCAGGCTTCACGCCTGAATACATTAGCATGGAATAATGAGATAGGACTTCGGTGCTATTTTGTTGGTTGCGTACCGAGGTAATGATTAATAGGGACAGTTGGGGGTATTCATATTTAACTGTCAGAGGTGAAATTCTTGGATTTGTTAAAGATGAACTACTGCGAAAGCATTTACCAAGGATGTTTTCATTAATCAAGAACGAAAGTCAGGGGATCGAAGAGGATTAGATACCCTCGTAGTCTTGACCATAAACGATGCCGACTCAGGATTGGCAGACGTTGTAACCGACTCTGTCAGCACTGTATGATAAATCAAAGTCTTTGGGTTCCGGGGGGAGTATGGTCGCAAGGCTGAAACTTAAAGGAATTGACGGAAGGGCACCACCAGGAGTGGAGCCTGCGGCTTAATTTGACTCAACACGGGGAAACTTACCAGGTCCAGACATAGTAAGGATTGACAGATTGAGAGCTCTTTCTTGATTCTATGGGTGGTGGTGCATGGCCGTTCTTAGTTGGTGGAGTGATTTGTCTGGTTAATTCCGATAACGAACGAGACCTCCGCCTGCTAAATAGCGCCGGCTGACGCGTCAGCCGCGCGCTTCTTAGAGGGACAATGGGTGTTTAGCCCATGGAAGTTGGAGGCAATAACAGGTCTGTGATGCCCTTAGATGTTCTGGGCCGCACGCGCGCTACACTGACTGGTTCAACGAGTTCATCCTGGCTTCGACAGGGCTGGGTAATCTTGGAACGCCAGTCGTGATGGGGATAGATTCTTGCAATTATTGATCTTCAACGAGGAATTCCTAGTAAACGCAAGTCATCAACTTGCATTGATTACGTCCCTGCCCTTTGTACACACCGCCCGTCGCACCTACCGATTGGATGATCCGGTGAAACCTTCGGATTGCGGGCCTGCAGCCTTCACGGGCGGCGACTCGCGAGAAGTTGGGTAAACCTTATCATCTAGAGGAAGGTGAAGTCGTAACAAGGTTTC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TTATACCGTGAAACTGCGAATGGCTCATTATATCAGTTATAGTTTATTTGATAGTACCTACTACTTGGATAACCGTAGTAATTCTAGAGCTAATACATGCAACAACTCCCGACTGCTTGCGGAAGGGACGTATTTATTAGATACAACCAACCCTTCGGGTTCCTGGTGAATCATAATAACCGAACGAACCGCATGCTCACGCGGCGGTGGTTCATTCAAGTTTCTGCCCTATCAGCTTTCGATGGTAGGGTATTGGCCTACCATGGCGTTAACGGGTAACGGAGAATTAGGGTTCGATTCCGGAGAGGGAGCCTGAGAGATGGCTACCACATCCAAGGAAGGCAGCAGGCGCGTAAATTACCCAATCCTGACACAGGGAGGTAGTGACAAGAAATAACAATGCGGAGCCCTCGTGGTTCTGCAATTGGAATGAGTACAATTTAAATCCCTTAACAAGGATCAATTGGAGGGCAAGTCTGGTGCCAGCAGCCGCGGTAATTCCAGCTCCAATAGCGTATATTAAAGTTGTTGCAGTTAAAAAGCTCGTAGTTGAATTTCTGGCGCGGGCCGCTGAGCCCGCCGCGAGGCGGCGCTCGGCGACCGCGCCATCCTCGGGTGGATTGCGTCGGCCTTCACTGGTCGGCGCCGGACACCCGTCCTTTACTGTGAAAAAATTAGAGTGTTTAAAGCAGGCTTCCCGCTTGAATACATTAGCATGGAATAATGAGATAGGACTTCGGTGCTATTTTGTTGGTTGCGTACCGGAGTAATGATTAATAGGGACAGTTGGGGGTATTCATATTTAACTGTCAGAGGTGAAATTCTTGGATTTGTTAAAGATGAACCACTGCGAAAGCATTTACCAAGGATGTTTTCATTAATCAAGAACGAAAGTCAGGGGATCGAAGAGGATTAGATACCCTCGTAGTCTTGACCATAAACGATGCCGACTCAGGATTGGTAGACGTTCTTTACGACTCTATCAGCACTGTATGATAAATCAAAGTCTTTGGGTTCCGGGGGGAGTATGGTCGCAAGGCTGAAACTTAAAGGAATTGACGGAAGGGCACCACCAGGAGTGGAGCCTGCGGCTTAATTTGACTCAACACGGGGAAACTTACCAGGTCCAGACATAGTAAGGATTGACAGATTGAGAGCTCTTTCTTGATTCTATGGGTGGTGGTGCATGGCCGTTCTTAGTTGGTGGAGTGATTTGTCTGGTTAATTCCGATAACGAACGAGACCTCCGCCTGCTAAATAGTGCGCCCTATCCTTGATACGGCCGCGCTTCTTAGAGGGACAATGGATGTTTAGTCCATGGAAGTTGGAGGCAATAACAGGTCTGTGATGCCCTTAGATGTTCTGGGCCGCACGCGCGCTACACTGGCTAGCTCAACGAGTTCACCCTGCTCTTCGACAGGAGTGGGTAATCTTGAAAACCTAGCCGTGATGGGGATAGATTCTTGCAATTATTGATCTTCAACGAGGAATTCCTAGTAAACGCAAGTCATCAGCTTGCATTGATTACGTCCCTGCCCTTTGTACACACCGCCCGTCGCACCTACCGATTGGATGGCTCGGTGAAATCTTCGGACCGCCGGCTGTTTCGTCTTGTACGAGGCGGCTGAGGGGAAGTTGAGTAAACCTCGCCATCTAGAGGAAGGTGAAGTCGTAACAAGGTTTCC</text:p>
          </table:table-cell>
          <table:table-cell office:value-type="string" calcext:value-type="string">
            <text:p>d__Eukaryota; p__Bicosoec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GCATTATACCGTGAAACTGCGAATGGCTCATTATATCAGTTATAGTTTATTTGATAGTACCTACTACTTGGATAACCGTAGTAATTCTAGAGCTAATACATGCAACAACTCCCGACTGCTTGCGGAAGGGACGTATTTATTAGATACAACCAACCCTTCGGGTTCCTGGTGAATCATAATAACCGAACGAACCGCATGCTCACGCGGCGGTGGTTCATTCAAGTTTCTGCCCTATCAGCTTTCGATGGTAGGGTATTGGCCTACCATGGCGTTAACGGGTAACGGAGAATTAGGGTTCGATTCCGGAGAGGGAGCCTGAGAGATGGCTACCACATCCAAGGAAGGCAGCAGGCGCGTAAATTACCCAATCCTGACACAGGGAGGTAGTGACAAGAAATAACAATGCGGAGCCCTCGTGGTTCTGCAATTGGAATGAGTACAATTTAAATCCCTTAACAAGGATCAATTGGAGGGCAAGTCTGGTGCCAGCAGCCGCGGTAATTCCAGCTCCAATAGCGTATATTAAAGTTGTTGCAGTTAAAAAGCTCGTAGTTGAATTTCTGGCGCGGGCCGCTGAGCCCGCCGCGAGGCGGCGCTCGGCGACCGCGCCATCCTCGGGTGGATTGCGTCGGCCTTCACTGGTCGGCGCCGGACACCCGTCCTTTACTGTGAAAAAATTAGAGTGTTTAAAGCAGGCTTCCCGCTTGAATACATTAGCATGGAATAATGAGATAGGACTTCGGTGCTATTTTGTTGGTTGCGTACCGGAGTAATGATTAATAGGGACAGTTGGGGGTATTCATATTTAACTGTCAGAGGTGAAATTCTTGGATTTGTTAAAGATGAACCACTGCGAAAGCATTTACCAAGGATGTTTTCATTAATCAAGAACGAAAGTCAGGGGATCGAAGAGGATTAGATACCCTCGTAGTCTTGACCATAAACGATGCCGACTCAGGATTGGTAGACGTTCTTTACGACTCTATCAGCACTGTATGATAAATCAAAGTCTTTGGGTTCCGGGGGGAGTATGGTCGCAAGGCTGAAACTTAAAGGAATTGACGGAAGGGCACCACCAGGAGTGGAGCCTGCGGCTTAATTTGACTCAACACGGGGAAACTTACCAGGTCCAGACATAGTAAGGATTGACAGATTGAGAGCTCTTTCTTGATTCTATGGGTGGTGGTGCATGGCCGTTCTTAGTTGGTGGAGTGATTTGTCTGGTTAATTCCGATAACGAACGAGACCTCCGCCTGCTAAATAGTGCGCCCTATCCTTGATACGGCCGCGCTTCTTAGAGGGACAATGGATGTTTAGTCCATGGAAGTTGGAGGCAATAACAGGTCTGTGATGCCCTTAGATGTTCTGGGCCGCACGCGCGCTACACTGGCTAGCTCAACGAGTTCACCCTGCTCTTCGACAGGAGTGGGTAATCTTGAAAACCTAGCCGTGATGGGGATAGATTCTTGCAATTATTGATCTTCAACGAGGAATTCCTAGTAAACGCAAGTCATCAGCTTGCATTGATTACGTCCCTGCCCTTTGTACACACCGCCCGTCGCACCTACCGATTGGATGGCTCGGTGAAATCTTCGGACCGCCGGCTGTTTCGTCTTGTACGAGGCGGCTGAGGGGAAGTTGAGTAAACCTCGCCATCTAGAGGAAGGTGAAGTCGTAACAAGGTTTCC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TTTATACAGCGAAACTGCGAATGGCTCATTATATCAGTTATAGTTTATTTGATAGTCCCTACTACTTGGATAACCGTAGTAATTCTAGAGCTAATACATGCGCCAACTCCTGACCGCTTGCGGAAAGGACGTATTTATTAGATACAACCAACCCTTCGGGTTCCTGGTGAATCATAATAACTGAGCGAACCGCATGCTCACGCGGCGGTGGTTCATTCAAGTTTCTGCCCTATCAGCTTTCGATGGTAGGGTATTGGCCTACCATGGCGTTAACGGGTAACGGAGAATTAGGGTTCGATTCCGGAGAGGGAGCCTGAGAGATGGCTACCACATCCAAGGAAGGCAGCAGGCGCGTAAATTACCCAATCCTGACACAGGGAGGTAGTGACAAGAAATAACAATGCGGAGCCCTAGTGGTTCTGCAATTGGAATGAGTACAATTTAAATCCCTTAACAAGGATCAATTGGAGGGCAAGTCTGGTGCCAGCAGCCGCGGTAATTCCAGCTCCAATAGCGTATATTAAAGTTGTTGCAGTTAAAAAGCTCGTAGTTGAATTTCTGGCGCGGGCCGCTGCGCCCGCCTCACGGCGTGGCGCGGCGACCGCTCCATCCTCGCGCGGAAGGCGTCGGCCTTCACTGGTCGGCGCCGGACGCGCGTCCTTTACTGTGAAAAAATTAGAGTGTTTAAAGCAGGCTTCCCGCTTGAATACATTAGCATGGAATAATGAGATAGGACTTCGGTGCTATTTTGTTGGTTGCGTACCGAGGTAATGATTAATAGGGACAGTTGGGGGTATTCATATTTAACTGTCAGAGGTGAAATTCTTGGATTTGTTAAAGATGAACCACTGCGAAAGCATTTACCAAGGATGTTTTCATTAATCAAGAACGAAAGTCAGGGGATCGAAGAGGATTAGATACCCTCGTAGTCTTGACCATAAACGATGCCGACTCAGGATTGGCAGACGTTCTTTACGACTCTGTCAGCACTGTATGATAAATCAAAGTCTTTGGGTTCCGGGGGGAGTATGGTCGCAAGGCTGAAACTTAAAGGAATTGACGGAAGGGCACCACCAGGAGTGGAGCCTGCGGCTTAATTTGACTCAACACGGGGAAACTTACCAGGTCCAGACATAGTAAGGATTGACAGATTGAGAGCTCTTTCTTGATTCTATGGGTGGTGGTGCATGGCCGTTCTTAGTTGGTGGAGTGATTTGTCTGGTTAATTCCGATAACGAACGAGACCTCCGCCTGCTAAATAGTGCCGCTCATCTTTGATGGGCGCGCGCTTCTTAGAGGGACAATGGATGTTTAGTCCATGGAAGTTGGAGGCAATAACAGGTCTGTGATGCCCTTAGATGTTCTGGGCCGCACGCGCGCTACACTGGCTAGCTCAACGAGTTCACCCTGCACTCCGACAGGTGTGGGTAATCTTGGAAACCTAGCCGTGATGGGGATAGATTCTTGCAATTATTGATCTTCAACGAGGAATTCCTAGTAAACGCAAGTCATCAGCTTGCATTGATTACGTCCCTGCCCTTTGTACACACCGCCCGTCGCACCTACCGATTGGATGGCTCGGTGAAATCTTCGGATCGCGGGATGAGGGGCCTTGTGTTCTTCGACCCGTGAGAAGTCGAGTAAACCTCGCCATCTAGAGGAAGGTGAAGTCGTAACAAGGTTTCC</text:p>
          </table:table-cell>
          <table:table-cell office:value-type="string" calcext:value-type="string">
            <text:p>d__Eukaryota; p__Bicosoec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GCATTTATACAGCGAAACTGCGAATGGCTCATTATATCAGTTATAGTTTATTTGATAGTCCCTACTACTTGGATAACCGTAGTAATTCTAGAGCTAATACATGCGCCAACTCCTGACCGCTTGCGGAAAGGACGTATTTATTAGATACAACCAACCCTTCGGGTTCCTGGTGAATCATAATAACTGAGCGAACCGCATGCTCACGCGGCGGTGGTTCATTCAAGTTTCTGCCCTATCAGCTTTCGATGGTAGGGTATTGGCCTACCATGGCGTTAACGGGTAACGGAGAATTAGGGTTCGATTCCGGAGAGGGAGCCTGAGAGATGGCTACCACATCCAAGGAAGGCAGCAGGCGCGTAAATTACCCAATCCTGACACAGGGAGGTAGTGACAAGAAATAACAATGCGGAGCCCTAGTGGTTCTGCAATTGGAATGAGTACAATTTAAATCCCTTAACAAGGATCAATTGGAGGGCAAGTCTGGTGCCAGCAGCCGCGGTAATTCCAGCTCCAATAGCGTATATTAAAGTTGTTGCAGTTAAAAAGCTCGTAGTTGAATTTCTGGCGCGGGCCGCTGCGCCCGCCTCACGGCGTGGCGCGGCGACCGCTCCATCCTCGCGCGGAAGGCGTCGGCCTTCACTGGTCGGCGCCGGACGCGCGTCCTTTACTGTGAAAAAATTAGAGTGTTTAAAGCAGGCTTCCCGCTTGAATACATTAGCATGGAATAATGAGATAGGACTTCGGTGCTATTTTGTTGGTTGCGTACCGAGGTAATGATTAATAGGGACAGTTGGGGGTATTCATATTTAACTGTCAGAGGTGAAATTCTTGGATTTGTTAAAGATGAACCACTGCGAAAGCATTTACCAAGGATGTTTTCATTAATCAAGAACGAAAGTCAGGGGATCGAAGAGGATTAGATACCCTCGTAGTCTTGACCATAAACGATGCCGACTCAGGATTGGCAGACGTTCTTTACGACTCTGTCAGCACTGTATGATAAATCAAAGTCTTTGGGTTCCGGGGGGAGTATGGTCGCAAGGCTGAAACTTAAAGGAATTGACGGAAGGGCACCACCAGGAGTGGAGCCTGCGGCTTAATTTGACTCAACACGGGGAAACTTACCAGGTCCAGACATAGTAAGGATTGACAGATTGAGAGCTCTTTCTTGATTCTATGGGTGGTGGTGCATGGCCGTTCTTAGTTGGTGGAGTGATTTGTCTGGTTAATTCCGATAACGAACGAGACCTCCGCCTGCTAAATAGTGCCGCTCATCTTTGATGGGCGCGCGCTTCTTAGAGGGACAATGGATGTTTAGTCCATGGAAGTTGGAGGCAATAACAGGTCTGTGATGCCCTTAGATGTTCTGGGCCGCACGCGCGCTACACTGGCTAGCTCAACGAGTTCACCCTGCACTCCGACAGGTGTGGGTAATCTTGGAAACCTAGCCGTGATGGGGATAGATTCTTGCAATTATTGATCTTCAACGAGGAATTCCTAGTAAACGCAAGTCATCAGCTTGCATTGATTACGTCCCTGCCCTTTGTACACACCGCCCGTCGCACCTACCGATTGGATGGCTCGGTGAAATCTTCGGATCGCGGGATGAGGGGCCTTGTGTTCTTCGACCCGTGAGAAGTCGAGTAAACCTCGCCATCTAGAGGAAGGTG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TAACTCTATACTGTGAAACTGCGAATGGCTCATTATATCAGTTATAGTTTATTTGATAGTCCCTTACTACTTGGATAACCGTAGTAACTCTAGAGCTAATACATGCGTCAAGTCCTGACTGCGGGCAACTGTGGAATGGATGTATTTATTAGATCCAACCAACCTGCTGGGGCAACTCGGCGGTACCTGGTGAATCATGATAACTGAGCGAATCGCATGGCCTCGTGCCGGCGATGGTTCATTCAAGTTTCTGCCCTATCAGCTTTCGATGGTAGGGTATTGGCCTACCATGGCATTAACGGGTAACGGAGAATTAGGGTTCGATTCCGGAGAGGGAGCCTGAGAAACGGCTACCACATCCAAGGAAGGCAGCAGGCGCGTAAATTACCCAATCCTGACACAGGGAGGTAGTGACAATAAATATCAATACGGGGCCATTGGCTTCGTAATTGGAATGAGTGCAAGCCAAATCTCTGCACGAGGAACAATTGGAGGGCAAGTCTGGTGCCAGCAGCCGCGGTAATTCCAGCTCCAATAGCGTATATTAAAGTTGTTGCAGTTAAAAAGTTCGTAGTTGAATGTCTGGGCCCGGTCGCGGTCGGCCTAGTGTCTGCACTAGCGGCTCGGCGCCCATGCCTTGCAGGGGTGCCGTGGTGGCGCAAGCTGCTGCGGAGTCTGCCCCTGCATCAATTACTGTGAGCAAATTAGAGTGTTCAAAGCGGGCAGGACTGCTTGAATACATTAGCATGGAATAATGAGATAGGACCCTGGTGCTATTTCGTTGGTTGCGTACCAGAGTAATGATTAACAGGGACAGTTGGGGGTATTCATATTTGAATGTCAGAGGTGAAATTCTTGGATTTTTCAAAGATGAACAACTGCGAAAGCATTTACCAAGGATGCTTTCATTAATCAAGATCGAAAGTCAGGGGATCGAAGAGGATTAGATACCCTCGTAGTCTTGACCATAAACTATGCCGACTCAGGATTGGCGGTGCACTTTAACGTCTCCGCCAGCACTGTATGAAAAATCAAAGTCTTTGGGTTCCGGGGGGAGTATGGTCGCAAGGCTGAAACTTAAAGGAATTGACGGAAGGGCACCACCAGGAGTGGAGCCTGCGGCTTAATTTGACTCAACACGGGGAAACTTACCAGGTCCGGACATAGTAAGGATTGACAGATTGATAGCTCTTTCTTGATTCTATGGGTGGTGGTGCATGGCCGTTCTTAGTTGGTGGAGTGATTTGTCTGGTTAATTCCGATAACGAACGAGACCTCCGCCTGCTAAATAGTCACGCGGTGCTTTACGCACCCGCGGGGTTCGACTTCTTAGAGGGACTACGGGCGGTAAGCTCGTGGAAGTTGGAGGCAATAACAGGTCTGTGATGCCCTTAGATGTTCTGGGCCGCACGCGCGCTACACTGACTGGTTCAGAGAGTTCCACCCTGTGCTCCGAAAGGCATGGGTAATCTGTGAATGCCAGTCGTGATGGGGATAGATTCCTGCAATGACAATCTTCAACGAGGAATTCCTAGTAAGCGCAAGTCAACAACTTGCACTGATTACGTCCCTGCCCTTTGTACACACCGCCCGTCGCACCTACCGATTGAATGGTCCGGTGAAACTTTCGGATCGTGGCTGGCACCGTCCTTGTGGCGGCTCAGTCGTGAAAAGTCAGTTAAACCTTATCATTTAGAGGAAGGTGAAGTCGTAACAAGGTTTCC</text:p>
          </table:table-cell>
          <table:table-cell office:value-type="string" calcext:value-type="string">
            <text:p>d__Eukaryota; p__Bicosoecida; c__Bicosoecida; o__Bicosoecida; f__Bicosoecida; g__Bicosoe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TAACTCTATACTGTGAAACTGCGAATGGCTCATTATATCAGTTATAGTTTATTTGATAGTCCCTTACTACTTGGATAACCGTAGTAACTCTAGAGCTAATACATGCGTCAAGTCCTGACTGCGGGCAACTGTGGAATGGATGTATTTATTAGATCCAACCAACCTGCTGGGGCAACTCGGCGGTACCTGGTGAATCATGATAACTGAGCGAATCGCATGGCCTCGTGCCGGCGATGGTTCATTCAAGTTTCTGCCCTATCAGCTTTCGATGGTAGGGTATTGGCCTACCATGGCATTAACGGGTAACGGAGAATTAGGGTTCGATTCCGGAGAGGGAGCCTGAGAAACGGCTACCACATCCAAGGAAGGCAGCAGGCGCGTAAATTACCCAATCCTGACACAGGGAGGTAGTGACAATAAATATCAATACGGGGCCATTGGCTTCGTAATTGGAATGAGTGCAAGCCAAATCTCTGCACGAGGAACAATTGGAGGGCAAGTCTGGTGCCAGCAGCCGCGGTAATTCCAGCTCCAATAGCGTATATTAAAGTTGTTGCAGTTAAAAAGTTCGTAGTTGAATGTCTGGGCCCGGTCGCGGTCGGCCTAGTGTCTGCACTAGCGGCTCGGCGCCCATGCCTTGCAGGGGTGCCGTGGTGGCGCAAGCTGCTGCGGAGTCTGCCCCTGCATCAATTACTGTGAGCAAATTAGAGTGTTCAAAGCGGGCAGGACTGCTTGAATACATTAGCATGGAATAATGAGATAGGACCCTGGTGCTATTTCGTTGGTTGCGTACCAGAGTAATGATTAACAGGGACAGTTGGGGGTATTCATATTTGAATGTCAGAGGTGAAATTCTTGGATTTTTCAAAGATGAACAACTGCGAAAGCATTTACCAAGGATGCTTTCATTAATCAAGATCGAAAGTCAGGGGATCGAAGAGGATTAGATACCCTCGTAGTCTTGACCATAAACTATGCCGACTCAGGATTGGCGGTGCACTTTAACGTCTCCGCCAGCACTGTATGAAAAATCAAAGTCTTTGGGTTCCGGGGGGAGTATGGTCGCAAGGCTGAAACTTAAAGGAATTGACGGAAGGGCACCACCAGGAGTGGAGCCTGCGGCTTAATTTGACTCAACACGGGGAAACTTACCAGGTCCGGACATAGTAAGGATTGACAGATTGATAGCTCTTTCTTGATTCTATGGGTGGTGGTGCATGGCCGTTCTTAGTTGGTGGAGTGATTTGTCTGGTTAATTCCGATAACGAACGAGACCTCCGCCTGCTAAATAGTCACGCGGTGCTTTACGCACCCGCGGGGTTCGACTTCTTAGAGGGACTACGGGCGGTAAGCTCGTGGAAGTTGGAGGCAATAACAGGTCTGTGATGCCCTTAGATGTTCTGGGCCGCACGCGCGCTACACTGACTGGTTCAGAGAGTTCCACCCTGTGCTCCGAAAGGCATGGGTAATCTGTGAATGCCAGTCGTGATGGGGATAGATTCCTGCAATGACAATCTTCAACGAGGAATTCCTAGTAAGCGCAAGTCAACAACTTGCACTGATTACGTCCCTGCCCTTTGTACACACCGCCCGTCGCACCTACCGATTGAATGGTCCGGTGAAACTTTCGGATCGTGGCTGGCACCGTCCTTGTGGCGGCTCAGTCGTGAAAAGTCAGTTAAACCTTATCATTTAGAGGAAGGT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ACTATACCGTGAAACTGCGAATGGCTCATTATATCAGTTATAGTTTATTTGATAGTACCTACTACTTGGATAACCGTAGTAATTCTAGAGCTAATACATGCGCACACTCCCGACCTTACGGAAGGGACGTATTTATTAGATACAACCAGCCCTTCGGGTCCCTGGTGAATCATAGTAACTGAGCGAACCGCAGCCTCGTGCAGCGGTGGTTCATTCAAGTTTCTGCCCTATCAGCTTTCGATGGTAGGGTATTGGCCTACCATGGCGTTAACGGGTAACGGAGAATTAGGGTTCGATTCCGGAGAGGGAGCCTGAGAGATGGCTACCACATCCAAGGAAGGCAGCAGGCGCGTAAATTACCCAATCCTGACACAGGGAGGTAGTGACAAGAAATAACAATGCGGAGCCCTAGTGGTTCTGCAATTGGAATGAGTACAATTTAAATCCCTTAACGAGGATCAATTGGAGGGCAAGTCTGGTGCCAGCAGCCGCGGTAATTCCAGCTCCAATAGCGTATATTAAAGTTGTTGCAGTTAAAAAGCTCGTAGTTGAATTTCTGGCGCGGGCCGGGCCGCCCGCCTCACGGCGGCGCGACCCGACCGCGCCATCCTCGCACCGAAGGCGCCGGCCTTCACTGGCCCGGCGTCCGGAGGTGCGTCCTTTACTGTGAAAAAATTAGAGTGTTTAAAGCAGGCTTTCCGCTTGAATACATTAGCATGGAATAATGAGATAGGACTTCGGTGCTATTTTGTTGGTTGCGTACCGAGGTAATGATTAATAGGGACAGTTGGGGGTATTCATATTTAACTGTCAGAGGTGAAATTCTTGGATTTGTTAAAGATGAACAACTGCGAAAGCATTTACCAAGGATGTTTTCATTAATCAAGAACGAAAGTCAGGGGATCGAAGAGGATTAGATACCCTCGTAGTCTTGACCATAAACGATGCCGACTCAGGATTGGCAGACGTTCTTTACGACTCTGTCAGCACTGTATGATAAATCAAAGTCTTTGGGTTCCGGGGGGAGTATGGTCGCAAGGCTGAAACTTAAAGGAATTGACGGAAGGGCACCACCAGGAGTGGAGCCTGCGGCTTAATTTGACTCAACACGGGGAAACTTACCAGGTCCAGACATAGTAAGGATTGACAGATTGAGAGCTCTTTCTTGATTCTATGGGTGGTGGTGCATGGCCGTTCTTAGTTGGTGGAGTGATTTGTCTGGTTAATTCCGATAACGAACGAGACCTCCGCCTGCTAAATAGCGCCGCTCACCCTTGGTGGGCGCGCGCTTCTTAGAGGGACAATGGATGTTTAGTCCATGGAAGTTGGAGGCAATAACAGGTCTGTGATGCCCTTAGATGTTCTGGGCCGCACGCGCGCTACACTGGCTGGTTCAACGAGTTCACCCTGCGCTCCGACAGGCGTGGGTAATCTTGCAAACCCAGCCGTGATGGGGATAGATTCTTGCAATTATTGATCTTCAACGAGGAATTCCTAGTAAACGCAAGTCATCAGCTTGCATTGATTACGTCCCTGCCCTTTGTACACACCGCCCGTCGCACCTACCGATTGGATGGCTCGGTGAAATCTCCGGACGACGGGGACGCTGCCCCTCTGGGGCGGCACCCTGCCGAAAGTTGAGTAAACCTCGCCATCTAGAGGAAGGTGAAGTCGTAACAAGGTTTCC</text:p>
          </table:table-cell>
          <table:table-cell office:value-type="string" calcext:value-type="string">
            <text:p>d__Eukaryota; p__Bicosoecida; c__CH1-2B-3; o__CH1-2B-3; f__CH1-2B-3; g__CH1-2B-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TGTCTCAAAGATTAAGCCATGCATGTCTAAGTATAAGCAACTATACCGTGAAACTGCGAATGGCTCATTATATCAGTTATAGTTTATTTGATAGTACCTACTACTTGGATAACCGTAGTAATTCTAGAGCTAATACATGCGCACACTCCCGACCTTACGGAAGGGACGTATTTATTAGATACAACCAGCCCTTCGGGTCCCTGGTGAATCATAGTAACTGAGCGAACCGCAGCCTCGTGCAGCGGTGGTTCATTCAAGTTTCTGCCCTATCAGCTTTCGATGGTAGGGTATTGGCCTACCATGGCGTTAACGGGTAACGGAGAATTAGGGTTCGATTCCGGAGAGGGAGCCTGAGAGATGGCTACCACATCCAAGGAAGGCAGCAGGCGCGTAAATTACCCAATCCTGACACAGGGAGGTAGTGACAAGAAATAACAATGCGGAGCCCTAGTGGTTCTGCAATTGGAATGAGTACAATTTAAATCCCTTAACGAGGATCAATTGGAGGGCAAGTCTGGTGCCAGCAGCCGCGGTAATTCCAGCTCCAATAGCGTATATTAAAGTTGTTGCAGTTAAAAAGCTCGTAGTTGAATTTCTGGCGCGGGCCGGGCCGCCCGCCTCACGGCGGCGCGACCCGACCGCGCCATCCTCGCACCGAAGGCGCCGGCCTTCACTGGCCCGGCGTCCGGAGGTGCGTCCTTTACTGTGAAAAAATTAGAGTGTTTAAAGCAGGCTTTCCGCTTGAATACATTAGCATGGAATAATGAGATAGGACTTCGGTGCTATTTTGTTGGTTGCGTACCGAGGTAATGATTAATAGGGACAGTTGGGGGTATTCATATTTAACTGTCAGAGGTGAAATTCTTGGATTTGTTAAAGATGAACAACTGCGAAAGCATTTACCAAGGATGTTTTCATTAATCAAGAACGAAAGTCAGGGGATCGAAGAGGATTAGATACCCTCGTAGTCTTGACCATAAACGATGCCGACTCAGGATTGGCAGACGTTCTTTACGACTCTGTCAGCACTGTATGATAAATCAAAGTCTTTGGGTTCCGGGGGGAGTATGGTCGCAAGGCTGAAACTTAAAGGAATTGACGGAAGGGCACCACCAGGAGTGGAGCCTGCGGCTTAATTTGACTCAACACGGGGAAACTTACCAGGTCCAGACATAGTAAGGATTGACAGATTGAGAGCTCTTTCTTGATTCTATGGGTGGTGGTGCATGGCCGTTCTTAGTTGGTGGAGTGATTTGTCTGGTTAATTCCGATAACGAACGAGACCTCCGCCTGCTAAATAGCGCCGCTCACCCTTGGTGGGCGCGCGCTTCTTAGAGGGACAATGGATGTTTAGTCCATGGAAGTTGGAGGCAATAACAGGTCTGTGATGCCCTTAGATGTTCTGGGCCGCACGCGCGCTACACTGGCTGGTTCAACGAGTTCACCCTGCGCTCCGACAGGCGTGGGTAATCTTGCAAACCCAGCCGTGATGGGGATAGATTCTTGCAATTATTGATCTTCAACGAGGAATTCCTAGTAAACGCAAGTCATCAGCTTGCATTGATTACGTCCCTGCCCTTTGTACACACCGCCCGTCGCACCTACCGATTGGATGGCTCGGTGAAATCTCCGGACGACGGGGACGCTGCCCCTCTGGGGCGGCACCCTGCCGAAAGTTGAGTAAACCTCGCCATCTAGAGGAAGGTGAAGTCGTAACAAGGTTTCC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TTATACAGTGAAACTGCGAATGGCTCATTATATCAGTTATAGTTTATTTGATAGTTCCTACTACTTGGATAACCGTAGTAATTCTAGAGCTAATACATGCACGAAGTCCTGACTGCGCGAGCGGAAAGGATGTATTTATTAGATACAACCAACCCTTCGGGTCATTGGTGAATCATAATAACTGAGCGAACCGCATGCTTCGGCGGCGGTGGTTCATTCAAGTTTCTGCCCTATCAGCTTTCGATGGTAGGGTATTGGCCTACCATGGCGTTAACGGGTAACGGAGAATTGGGGTTCGATTCCGGAGAGGGAGCCTGAGAGATGGCTACCACATCCAAGGAAGGCAGCAGGCGCGTAAATTACCCAATCCTGACACAGGGAGGTAGTGACAAGAAATAACAATACGGAACCCAACGGGTTTTGTAATTGGAATGAGTACAATTTAAATCCCTTAACAAGGATCAATTGGAGGGCAAGTCTGGTGCCAGCAGCCGCGGTAATTCCAGCTCCAATAGCGTATATTAAAGTTGTTGCAGTTAAAAAGCTCGTAGTTGAATTTCTGGGGCGGGCCGGCGTGTCCGCCGTCAGGCGTGACGCGTCGACCGCCCCATCCTCGCGGCGAAGGCGCGGGCCTTCACTGGTCCGTGTCCGGAGCCGCGTCCTTTACTGTGAAAAAATTAGAGTGTTTAAAGCAGGCTTTCCGCTTGAATACATTAGCATGGAATAATGAGATAGGACTTCGGTGCTATTTTGTTGGTTGCGTACCGAGGTAATGATTAATAGGGACAGTTGGGGGTATTCATATTTAACTGTCAGAGGTGAAATTCTTGGATTTGTTAAAGATGAACTACTGCGAAAGCATTTACCAAGGATGTTTTCATTAATCAAGAACGAAAGTCAGGGGATCGAAGAGGATTAGATACCCTCGTAGTCTTGACCATAAACGATGCCGACTCAGGATTGGCAGACGTTCTTTTCGACTCTGTCAGCACTGTATGATAAATCAAAGTCTTTGGGTTCCGGGGGGAGTATGGTCGCAAGGCTGAAACTTAAAGGAATTGACGGAAGGGCACCACCAGGAGTGGAGCCTGCGGCTTAATTTGACTCAACACGGGGAAACTCACCAGGTCCAGACATAGTAAGGATTGACAGATTGAGAGCTCTTTCTTGATTCTATGGGTGGTGGTGCATGGCCGTTCTTAGTTGGTGGAGTGATTTGTCTGGTTAATTCCGATAACGAACGAGACCTCCGCCTGCTAAATAGCGGCGCCTGGCGTGCCAGGCGGCCGCTTCTTAGAGGGACGATGGGTGTTTAGCTCATGGAAGTTGGAGGCAATAACAGGTCTGTGATGCCCTTAGATGTTCTGGGCCGCACGCGCGCTACACTGACTGGCTCAACGAGTTCATCCTGGACTTCGACAGGTCTGGGTAATCTTGGAAAACCAGTCGTGATGGGGATAGATTATTGCAATTATTGATCTTCAACGAGGAATTCCTAGTAAACGCAGTTCATCAGACTGCATTGATTACGTCCCTGCCCTTTGTACACACCGCCCGTCGCACCTACCGATTGGATGGTCCGGTGAACCCTTCGGATGACGCGCTCTTGGGGTGACTCAAGGGCCGACAGAAGTTGGGTAAACCTTACCATCTAGAGGAAGGTGAAGTCGTAACAAGGTTTCC</text:p>
          </table:table-cell>
          <table:table-cell office:value-type="string" calcext:value-type="string">
            <text:p>d__Eukaryota; p__Bicosoecida; c__CH1-2B-3; o__CH1-2B-3; f__CH1-2B-3; g__CH1-2B-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TGTCTCAAAGATTAAGCCATGCATGTCTAAGTATAAGCATTATACAGTGAAACTGCGAATGGCTCATTATATCAGTTATAGTTTATTTGATAGTTCCTACTACTTGGATAACCGTAGTAATTCTAGAGCTAATACATGCACGAAGTCCTGACTGCGCGAGCGGAAAGGATGTATTTATTAGATACAACCAACCCTTCGGGTCATTGGTGAATCATAATAACTGAGCGAACCGCATGCTTCGGCGGCGGTGGTTCATTCAAGTTTCTGCCCTATCAGCTTTCGATGGTAGGGTATTGGCCTACCATGGCGTTAACGGGTAACGGAGAATTGGGGTTCGATTCCGGAGAGGGAGCCTGAGAGATGGCTACCACATCCAAGGAAGGCAGCAGGCGCGTAAATTACCCAATCCTGACACAGGGAGGTAGTGACAAGAAATAACAATACGGAACCCAACGGGTTTTGTAATTGGAATGAGTACAATTTAAATCCCTTAACAAGGATCAATTGGAGGGCAAGTCTGGTGCCAGCAGCCGCGGTAATTCCAGCTCCAATAGCGTATATTAAAGTTGTTGCAGTTAAAAAGCTCGTAGTTGAATTTCTGGGGCGGGCCGGCGTGTCCGCCGTCAGGCGTGACGCGTCGACCGCCCCATCCTCGCGGCGAAGGCGCGGGCCTTCACTGGTCCGTGTCCGGAGCCGCGTCCTTTACTGTGAAAAAATTAGAGTGTTTAAAGCAGGCTTTCCGCTTGAATACATTAGCATGGAATAATGAGATAGGACTTCGGTGCTATTTTGTTGGTTGCGTACCGAGGTAATGATTAATAGGGACAGTTGGGGGTATTCATATTTAACTGTCAGAGGTGAAATTCTTGGATTTGTTAAAGATGAACTACTGCGAAAGCATTTACCAAGGATGTTTTCATTAATCAAGAACGAAAGTCAGGGGATCGAAGAGGATTAGATACCCTCGTAGTCTTGACCATAAACGATGCCGACTCAGGATTGGCAGACGTTCTTTTCGACTCTGTCAGCACTGTATGATAAATCAAAGTCTTTGGGTTCCGGGGGGAGTATGGTCGCAAGGCTGAAACTTAAAGGAATTGACGGAAGGGCACCACCAGGAGTGGAGCCTGCGGCTTAATTTGACTCAACACGGGGAAACTCACCAGGTCCAGACATAGTAAGGATTGACAGATTGAGAGCTCTTTCTTGATTCTATGGGTGGTGGTGCATGGCCGTTCTTAGTTGGTGGAGTGATTTGTCTGGTTAATTCCGATAACGAACGAGACCTCCGCCTGCTAAATAGCGGCGCCTGGCGTGCCAGGCGGCCGCTTCTTAGAGGGACGATGGGTGTTTAGCTCATGGAAGTTGGAGGCAATAACAGGTCTGTGATGCCCTTAGATGTTCTGGGCCGCACGCGCGCTACACTGACTGGCTCAACGAGTTCATCCTGGACTTCGACAGGTCTGGGTAATCTTGGAAAACCAGTCGTGATGGGGATAGATTATTGCAATTATTGATCTTCAACGAGGAATTCCTAGTAAACGCAGTTCATCAGACTGCATTGATTACGTCCCTGCCCTTTGTACACACCGCCCGTCGCACCTACCGATTGGATGGTCCGGTGAACCCTTCGGATGACGCGCTCTTGGGGTGACTCAAGGGCCGACAGAAGTTGGGTAAACCTTACCATCTAGAGGAAGGTG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ACTGTTTTATACAAGTGAAACTGCGAATGGCTCATTAAATCAGTTATAATTTATTTGATAGTACCCTTTTACTACTTGGATAACCGTGGTAATTCTAGAGCTAATACATGCCTTGAAAGTCCTGACCTTTACGGAAGGGATGCAGTTATTAGATACAAAACCAACCCGGGCAACCGGTTTACTGGTGATTCATGATAACTTTGCGAATCGCATAGCCCTTGTGCTGGCGATGGGTCATTCAAATTTCTGCCCTATCAACTTTCGACGGTAGGATAGAGGCCTACCGTGGTGATAACGGGTAACGGGGAATTAGGGTTCGATTCCGGAGAGGGAGCCTGAGAAACGGCTACCACATCCAAGGAAGGCAGCAGGCGCGCAAATTACCCAATCCTGATACAGGGAGGTAGTGACAATAAATAACGATGCGGAACCTTTATGGTTTTCGCAATTGGAATGAGTACAATTTAAATCCCTTAACGAGGAACAATTGGAGGGCAAGTCTGGTGCCAGCAGCCGCGGTAATTCCAGCTCCAATAGCGTATATTAAAGTTGTTGCAGTTAAAAAGCTCGTAGTTGAATTTCAAGCCTCTTTTTGTTTCGGGCCACTGTGTCTTTATGGCCAGTGTTGCTTTCCGGAACGGAGGCTTTACTTCTGCTAGGCGCCTTATTCTTCCAGTTCTGCTGGCGGAGTAAGCTTGTTGCCTAGCACTTTTACTTTGAAAAAATTAGAGTGTTCAAAGCAGGCTTTTTTAAGCTTGAATATCTTAGCATGGAATAATAGAATAGGACTTTGGTTCTATTTTGTTGGTTTCTAGGACTAGAGTAATGATTAATAGGGATAGTTGGGGGCATTAGTATTTAATTGTCAGAGGTGAAATTCTTGGATTTAGGAAAGACTAACTTCTGCGAAAGCATTTGCCAAGGATGTTTTCATTAATCAAGAACGAAAGTTAAGGGATCGAAGATGATTAGATACCATCGTAGTCTTAACCATAAACGATGCCGACCAGGGATCAGATGATTTGTAGTACTTTGTAAGACACATCTGGCACCTTTTGAGAAATCAAAGTTTTTGGGTTCTGGGGGGAGTATGGTCGCAAGGCTGAAACTTAAAGGAATTGACGGAAGGGCACCACCAGGAGTGGAGCCTGCGGCTTAATTTGACTCAACACGGGAAAACTCACCAGGTCCAGACATGGTAAGGATTGACAGATTGAAAGCTCTTTCTTGATTCTATGGGTGGTGGTGCATGGCCGTTCTTAGTTCGTGGATTGATTTGTCTGGTTAATTCCGATAACGAACGAGACCTTAATCTGCTAATTAGTTGAGCAAAGTCTGACTTTGTTAAATTCAGCTTCTTAGAGAGACTGTTGGCGTTTAGCCAAAGGAAGTTTGAGGCAATAACAGGTCTGTGATGCCCTTAGATGTTCTGGGCCGCACGCGCGCTACACTGATGAAGTCAGCGAGTTTTAACTAACTTGTTGGATTTGCTTTCGGGTAATTCATCAAGATATTTCCTGGTCCGAAAGGATTGGGTAATCTTTTGAAACTTCATCGTGATGGGGATCGACCTTTGTAATTATCGGTCGTGAACGAGGAATTCCTAGTAAGTGTGGGTCATCAGCCCACGCTGATTACGTCCCTGCCCTTTGTACACACCGCCCGTCGCTACTACCGATTGGATGGCTTAGTGAGATTTTCGGATTGACTGATGATTGCAGCAATGTGAACATTAGTTGAGAAGTTGCTCAAACTTGGTCATCTAGAGGAAGTAAAAGTCGTAACAAGGTTTCC</text:p>
          </table:table-cell>
          <table:table-cell office:value-type="string" calcext:value-type="string">
            <text:p>d__Eukaryota; p__Blastocladiomycota; c__Blastocladiomycetes; o__Blastocladiales; f__Blastocladiaceae; g__Allomyc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AAAAGATTAAGCCATGCATGTCTAAGTATAAACTGTTTTATACAAGTGAAACTGCGAATGGCTCATTAAATCAGTTATAATTTATTTGATAGTACCCTTTTACTACTTGGATAACCGTGGTAATTCTAGAGCTAATACATGCCTTGAAAGTCCTGACCTTTACGGAAGGGATGCAGTTATTAGATACAAAACCAACCCGGGCAACCGGTTTACTGGTGATTCATGATAACTTTGCGAATCGCATAGCCCTTGTGCTGGCGATGGGTCATTCAAATTTCTGCCCTATCAACTTTCGACGGTAGGATAGAGGCCTACCGTGGTGATAACGGGTAACGGGGAATTAGGGTTCGATTCCGGAGAGGGAGCCTGAGAAACGGCTACCACATCCAAGGAAGGCAGCAGGCGCGCAAATTACCCAATCCTGATACAGGGAGGTAGTGACAATAAATAACGATGCGGAACCTTTATGGTTTTCGCAATTGGAATGAGTACAATTTAAATCCCTTAACGAGGAACAATTGGAGGGCAAGTCTGGTGCCAGCAGCCGCGGTAATTCCAGCTCCAATAGCGTATATTAAAGTTGTTGCAGTTAAAAAGCTCGTAGTTGAATTTCAAGCCTCTTTTTGTTTCGGGCCACTGTGTCTTTATGGCCAGTGTTGCTTTCCGGAACGGAGGCTTTACTTCTGCTAGGCGCCTTATTCTTCCAGTTCTGCTGGCGGAGTAAGCTTGTTGCCTAGCACTTTTACTTTGAAAAAATTAGAGTGTTCAAAGCAGGCTTTTTTAAGCTTGAATATCTTAGCATGGAATAATAGAATAGGACTTTGGTTCTATTTTGTTGGTTTCTAGGACTAGAGTAATGATTAATAGGGATAGTTGGGGGCATTAGTATTTAATTGTCAGAGGTGAAATTCTTGGATTTAGGAAAGACTAACTTCTGCGAAAGCATTTGCCAAGGATGTTTTCATTAATCAAGAACGAAAGTTAAGGGATCGAAGATGATTAGATACCATCGTAGTCTTAACCATAAACGATGCCGACCAGGGATCAGATGATTTGTAGTACTTTGTAAGACACATCTGGCACCTTTTGAGAAATCAAAGTTTTTGGGTTCTGGGGGGAGTATGGTCGCAAGGCTGAAACTTAAAGGAATTGACGGAAGGGCACCACCAGGAGTGGAGCCTGCGGCTTAATTTGACTCAACACGGGAAAACTCACCAGGTCCAGACATGGTAAGGATTGACAGATTGAAAGCTCTTTCTTGATTCTATGGGTGGTGGTGCATGGCCGTTCTTAGTTCGTGGATTGATTTGTCTGGTTAATTCCGATAACGAACGAGACCTTAATCTGCTAATTAGTTGAGCAAAGTCTGACTTTGTTAAATTCAGCTTCTTAGAGAGACTGTTGGCGTTTAGCCAAAGGAAGTTTGAGGCAATAACAGGTCTGTGATGCCCTTAGATGTTCTGGGCCGCACGCGCGCTACACTGATGAAGTCAGCGAGTTTTAACTAACTTGTTGGATTTGCTTTCGGGTAATTCATCAAGATATTTCCTGGTCCGAAAGGATTGGGTAATCTTTTGAAACTTCATCGTGATGGGGATCGACCTTTGTAATTATCGGTCGTGAACGAGGAATTCCTAGTAAGTGTGGGTCATCAGCCCACGCTGATTACGTCCCTGCCCTTTGTACACACCGCCCGTCGCTACTACCGATTGGATGGCTTAGTGAGATTTTCGGATTGACTGATGATTGCAGCAATGTGAACATTAGTTGAGAAGTTGCTCAAACTTGGTCATCTAGAGGAAGTAAAAGTCGTAACAAGGTT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CGCTTGTCTTAAAGATTAAGCCATGCATGTCTTAGTATAAGCTTTTATACGGCGAGACCGCGAACGGCTCAATAAATCAGTTATAGTTTATTTGATCGTGCCTTGCTACTCGGATAACCGTAGTAATTCTAGAGCTAATACGTGCTAAAAATGGGCAGCAATGTCCATGCGTTTATTAGATACTTAGCCAACGTGGGGTTCTCCTCACTAAATGCTGACTCATGATAACCTCGCGAACCGCATGCCTCGTGCTGGCGGTGTTTCATTCAAATTTCTGCCCTATCAACTTCGGATGGTAGTGTAGTGGACTACCATGGTCGTAACGGGTGACAGAGAACTAGGGTTCGGTTCTGGAGAGGGAGCCTGAGAAATGGCTACCACTTCCAAGGAAGGCAGCAGGCGCGCAAATTACCCAATGAGAGTACCTCGAGGTAGTGACAATAAATAACAATGCAGGTGCTTTACGGCACTTGCAATTGGAATGAACACGGTGTAAATAGCCTAGTAAGGATCAATTGGAGGACAAGTCTGGTGCCAGCACCCGCGGTAATTCCAGCTCCAATAGCGTATATTAAAGTTGTTGCAGTTAAAACGCTCGTAGTCGGATTCAGGGGCTGATACAATAATGGTCTGCTGGGGACAGTGTGCACTGTATTGTTCACCTCTTATTTCGCGAATGGGTCGTATCTGATCTTAACTGATTGGGTACTGGCTCTCGCGTCTTTTACCATGAGTAAATTAGAGTGCTCAAAGCAGGCCACCTTGGCTTGAATATTTTAGCATGGGATAATAGAACAGGACGCCTGTCTTGTTCGTTGGTTAGCGAGCTGGCGTAATGATCAACAGGAACTGTCGGGGACATTTATATTGCTGGGGGAGGGGTGAAATCCTTGGATCCCAGCAAGATAAACTACTGCAAAAGCATTTGTCAAGTATGTTTCCATTGATCAAGAACGAAAGTTTGGGGATCGAAGACGATCAGATACCGTCGTAGTCCAAACTATAAACGATGGCGACCACAGCTTGAGTAGTGTTACTTGAAACCTCCCCATGATGTAGCGAGAAATCAGAGTGTTTGGCTTCCGGGGGGAGTATGGTCGCAAGGCTGAAACTTAAAGGAATTGACGGAAGGACACACCAGGAGTGGAGCCTGCGGCTTAATTTGACTCAACACGGGAAAACTCACCAGGTCCAGACATAGTGAGGATTGACAGATTGAACGCTCTTTCTTGATTCTATGGGTGGTGGTGCATGGCCGTTCTTAGTTCGTGGATTGATTTGTCTGGTTGATTCCGATAACGAACGAGATCTCAACCTGCTAAATAGCGAACGTAGTCGCCTACTGGGTGAAGGCAGTAGTCTACGTGGCCTCCGGGTTGCGTGGCTGCTGTTGGATCTCGGGCGATCTATCGTTGATGGCTTCTTAGAGGGACTGCTTCAGTTAATGGAGAGGAGGTTTGAGGCAATAACAGGTCTGTGATGCCCTTAGATGTTCTGGGCTGCACGCGCGCTACACTGATGGTTCTACTTAGTCTCCTGTATCGAAAGGTTCGGGAAATCTGAGAAAGATCATCGTGCTGGGGATAGATCATTGCAATTGTCGGTCTTAAACGAGGAATTCCTAGTAGGCGCGAGTCATCAGCTCGCGCCGACTACGTCCCTGTCCTTTGTACACACCGCCCGTCGCTCCTACCGATTGAATGGTCCGATGAAATTCACGAACTGGGTGGGAAAGATTTTTCTGACCTTTCTACGCAGTGACTTAAATCTTATCATTTAGAGGAAGGAGAAGTCGTAACAAGGTCTCC</text:p>
          </table:table-cell>
          <table:table-cell office:value-type="string" calcext:value-type="string">
            <text:p>d__Eukaryota; p__Cavosteliida; c__Cavosteliida; o__Cavosteliida; f__Cavosteliida; g__Cavosteli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CGCTTGTCTTAAAGATTAAGCCATGCATGTCTTAGTATAAGCTTTTATACGGCGAGACCGCGAACGGCTCAATAAATCAGTTATAGTTTATTTGATCGTGCCTTGCTACTCGGATAACCGTAGTAATTCTAGAGCTAATACGTGCTAAAAATGGGCAGCAATGTCCATGCGTTTATTAGATACTTAGCCAACGTGGGGTTCTCCTCACTAAATGCTGACTCATGATAACCTCGCGAACCGCATGCCTCGTGCTGGCGGTGTTTCATTCAAATTTCTGCCCTATCAACTTCGGATGGTAGTGTAGTGGACTACCATGGTCGTAACGGGTGACAGAGAACTAGGGTTCGGTTCTGGAGAGGGAGCCTGAGAAATGGCTACCACTTCCAAGGAAGGCAGCAGGCGCGCAAATTACCCAATGAGAGTACCTCGAGGTAGTGACAATAAATAACAATGCAGGTGCTTTACGGCACTTGCAATTGGAATGAACACGGTGTAAATAGCCTAGTAAGGATCAATTGGAGGACAAGTCTGGTGCCAGCACCCGCGGTAATTCCAGCTCCAATAGCGTATATTAAAGTTGTTGCAGTTAAAACGCTCGTAGTCGGATTCAGGGGCTGATACAATAATGGTCTGCTGGGGACAGTGTGCACTGTATTGTTCACCTCTTATTTCGCGAATGGGTCGTATCTGATCTTAACTGATTGGGTACTGGCTCTCGCGTCTTTTACCATGAGTAAATTAGAGTGCTCAAAGCAGGCCACCTTGGCTTGAATATTTTAGCATGGGATAATAGAACAGGACGCCTGTCTTGTTCGTTGGTTAGCGAGCTGGCGTAATGATCAACAGGAACTGTCGGGGACATTTATATTGCTGGGGGAGGGGTGAAATCCTTGGATCCCAGCAAGATAAACTACTGCAAAAGCATTTGTCAAGTATGTTTCCATTGATCAAGAACGAAAGTTTGGGGATCGAAGACGATCAGATACCGTCGTAGTCCAAACTATAAACGATGGCGACCACAGCTTGAGTAGTGTTACTTGAAACCTCCCCATGATGTAGCGAGAAATCAGAGTGTTTGGCTTCCGGGGGGAGTATGGTCGCAAGGCTGAAACTTAAAGGAATTGACGGAAGGACACACCAGGAGTGGAGCCTGCGGCTTAATTTGACTCAACACGGGAAAACTCACCAGGTCCAGACATAGTGAGGATTGACAGATTGAACGCTCTTTCTTGATTCTATGGGTGGTGGTGCATGGCCGTTCTTAGTTCGTGGATTGATTTGTCTGGTTGATTCCGATAACGAACGAGATCTCAACCTGCTAAATAGCGAACGTAGTCGCCTACTGGGTGAAGGCAGTAGTCTACGTGGCCTCCGGGTTGCGTGGCTGCTGTTGGATCTCGGGCGATCTATCGTTGATGGCTTCTTAGAGGGACTGCTTCAGTTAATGGAGAGGAGGTTTGAGGCAATAACAGGTCTGTGATGCCCTTAGATGTTCTGGGCTGCACGCGCGCTACACTGATGGTTCTACTTAGTCTCCTGTATCGAAAGGTTCGGGAAATCTGAGAAAGATCATCGTGCTGGGGATAGATCATTGCAATTGTCGGTCTTAAACGAGGAATTCCTAGTAGGCGCGAGTCATCAGCTCGCGCCGACTACGTCCCTGTCCTTTGTACACACCGCCCGTCGCTCCTACCGATTGAATGGTCCGATGAAATTCACGAACTGGGTGGGAAAGATTTTTCTGACCTTTCTACGCAGTGACTTAAATCTTATCATTTAGAGGAAGGAGAAGTCGTAACAAGGTCTC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AGTGTAAGTCTAAGCGATTTACGGTGAAACTGCGGAAGGCTCATTAAATCAGTTATAATTTGTTTGATAAATCCTTCGGATAACTGTAGTAATTCTAGAGCTAATACGTGTTAAAAATTCCGACCTTACGGGAGGAATACTACTATCCGATATATCTGATAACCTGGGGTAACCTAGGTCCATTAGATGAAACGGGATAATATCGTTGACCGTATGGCCTTGTGCCGACGGCAATCATACAAATTTCTGCCCTATCAACTAGAATGTAGTGTAGTGGACTACATTGGTGATAACGGGTGACGGGGAATTAGGGTTCGATTCCGGAGAGGGCGCCTGAGAAATGGCGACTACTTCCAAGGAAGGCAGCAGGCGCGCAAATTACCCAATCTCAATACGAGGAGGTAGTGACAAGAAATAACAATACGGACTCTTTACGGGTCTGTAATTGGAATGAACTGGATGTAAAACGTCTGGTTAGGAACAATTGGAGGGCAAGTCTGGTGCCAGCAGCCGCGGTAATTCCAGCTCCAATAGCGTATATTAAAGTTGTTGTAGTTAAAACGCTCGTAGTCGAAACTTTGGGTGTAACTGGCTAGTCTGTCGGGAGATGTGTACTGGTTGGTTCATCCTTAGTTACTAGATACTCTACACTGCCCTTAAATGAGTGGTGTAGCGGTACTAGTTAGTTTACCTTGAATAAATTAAAGTGTTTCAGGCAAACTCGCGTTCGTATAGATTAGCATGGGATAATCTAATACGGCTGGTTTGGTTAGTCAGAGGCCATTCCGGCAATGATGAATAGAAACTGACGGGAGGGTTCATATTCCAGGGTTAGAGGTGAAATTCTTGGATCCTTGGAAGATGTCCTAGAGCGAAAGCATTCTCTAAGCATGTTTTCATTGATCAAGAACGAAAGTTAGGGGATCGAAGACGATCAGATACCGTCGTAGTCTTAACTGTAAACTATACCGACCAGAGATTGGATGACGTTACACGGATGACTCCTTCAGCACCTTGTGAGAAATCAAAAGTCTTTGGGTTCTGGGGGGAGTATGGTCGCAAGGCTGAAACTTAAAGGAATTGACGGAAGGGCACCACCAGGAGTGGAGCCTGCGGCTTAATTTGACTCAACACGGGAAAACTTACCAAGTCAAGACATAGTGAGGATTGACAGATTAAGAGCTCTTTCTTGATTCTATGGGTGGTGGTGCATGGCCGTTCTTAGTTGGTGGAGTGATTTGTCTGGTTAATTCCGATAACGAACGAGATCTCGTCGTACTAAATAGAATCGTGGAACTTCTAATGGGTGAAGGTACTAGACAGTTCTAGTTTACTAGGACTTCTGGTGCTGGATCCCTGAGGATTCCACGAAAGAGCTTCTTAGACGAACTATATACGTGTAGTATATGGAAGTTCGAGGCAATAACAGGTCTGTGATGCCCTTAGATGTCTTGGGCTGCACGCGCGCTACAATGATTAACTCAACGTGTTCTCCCTGGTACGAAAGTACTGGGTAATCACTGAAAATTATTCGTAATGGGGATCGATTCTTGCAATTATTAATCGTAAACGAGGAATTCCTAGTAAGTACAGTTCATCAGACTGTGCTGATTACGTCCCTGCCCTTTGTACACACCGCCCGTCGCTCCTACCGATTGAATGATCCGGTGAAATGTCGGGAGTTTTATCCTTTCTGTGGGGTAACCTACAGTAGGTTAGAGCGAACTTCAGTAAACCTTATCGTTTAGAGGAAGGAGAAGTCGTAACAAGGTTTCC</text:p>
          </table:table-cell>
          <table:table-cell office:value-type="string" calcext:value-type="string">
            <text:p>d__Eukaryota; p__Cavosteliida; c__Cavosteliida; o__Cavosteliida; f__Cavosteliida; g__Schizoplasmodiops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AGTGTAAGTCTAAGCGATTTACGGTGAAACTGCGGAAGGCTCATTAAATCAGTTATAATTTGTTTGATAAATCCTTCGGATAACTGTAGTAATTCTAGAGCTAATACGTGTTAAAAATTCCGACCTTACGGGAGGAATACTACTATCCGATATATCTGATAACCTGGGGTAACCTAGGTCCATTAGATGAAACGGGATAATATCGTTGACCGTATGGCCTTGTGCCGACGGCAATCATACAAATTTCTGCCCTATCAACTAGAATGTAGTGTAGTGGACTACATTGGTGATAACGGGTGACGGGGAATTAGGGTTCGATTCCGGAGAGGGCGCCTGAGAAATGGCGACTACTTCCAAGGAAGGCAGCAGGCGCGCAAATTACCCAATCTCAATACGAGGAGGTAGTGACAAGAAATAACAATACGGACTCTTTACGGGTCTGTAATTGGAATGAACTGGATGTAAAACGTCTGGTTAGGAACAATTGGAGGGCAAGTCTGGTGCCAGCAGCCGCGGTAATTCCAGCTCCAATAGCGTATATTAAAGTTGTTGTAGTTAAAACGCTCGTAGTCGAAACTTTGGGTGTAACTGGCTAGTCTGTCGGGAGATGTGTACTGGTTGGTTCATCCTTAGTTACTAGATACTCTACACTGCCCTTAAATGAGTGGTGTAGCGGTACTAGTTAGTTTACCTTGAATAAATTAAAGTGTTTCAGGCAAACTCGCGTTCGTATAGATTAGCATGGGATAATCTAATACGGCTGGTTTGGTTAGTCAGAGGCCATTCCGGCAATGATGAATAGAAACTGACGGGAGGGTTCATATTCCAGGGTTAGAGGTGAAATTCTTGGATCCTTGGAAGATGTCCTAGAGCGAAAGCATTCTCTAAGCATGTTTTCATTGATCAAGAACGAAAGTTAGGGGATCGAAGACGATCAGATACCGTCGTAGTCTTAACTGTAAACTATACCGACCAGAGATTGGATGACGTTACACGGATGACTCCTTCAGCACCTTGTGAGAAATCAAAAGTCTTTGGGTTCTGGGGGGAGTATGGTCGCAAGGCTGAAACTTAAAGGAATTGACGGAAGGGCACCACCAGGAGTGGAGCCTGCGGCTTAATTTGACTCAACACGGGAAAACTTACCAAGTCAAGACATAGTGAGGATTGACAGATTAAGAGCTCTTTCTTGATTCTATGGGTGGTGGTGCATGGCCGTTCTTAGTTGGTGGAGTGATTTGTCTGGTTAATTCCGATAACGAACGAGATCTCGTCGTACTAAATAGAATCGTGGAACTTCTAATGGGTGAAGGTACTAGACAGTTCTAGTTTACTAGGACTTCTGGTGCTGGATCCCTGAGGATTCCACGAAAGAGCTTCTTAGACGAACTATATACGTGTAGTATATGGAAGTTCGAGGCAATAACAGGTCTGTGATGCCCTTAGATGTCTTGGGCTGCACGCGCGCTACAATGATTAACTCAACGTGTTCTCCCTGGTACGAAAGTACTGGGTAATCACTGAAAATTATTCGTAATGGGGATCGATTCTTGCAATTATTAATCGTAAACGAGGAATTCCTAGTAAGTACAGTTCATCAGACTGTGCTGATTACGTCCCTGCCCTTTGTACACACCGCCCGTCGCTCCTACCGATTGAATGATCCGGTGAAATGTCGGGAGTTTTATCCTTTCTGTGGGGTAACCTACAGTAGGTTAGAGCGAACTTCAGTAAACCTTATCG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AATAAACCCTTGAACGGTGAATCTGCGAATGGCTCATTAAATCAGTTATTGTTTATTTGATGGTACCTTACTACTTGGATAACCGTAGTAATTCTAGAGCTAATACATGCGCAAAGCCCTGACTGATTCATTTCGGAAAGGGTGCATTTATTAGATTCAAACCATCGGCCTTCGGCAACGAATGGCCTTTGATGGTGAGTCATAATAACTTAGCGAATCGAATGGCTTCACGCCGTCGATGCTTCATTCAAATTTCTGCCCTATCAGCTTTCGATGGTAGGATCTTGGCCTACCATGGCTATAACGGGTAACGGGGAATTAGGGTTCGATTCCGGAGAGGGAGCTTGAGAAACGGCTACCACATCCAAGGATGGCAGCAGGCGCGCAAATTACCCAATCCCGACACGGGGAGGTAGTGACAATAAATAACGATGCTGGATTATTCTTAATCCGGCAATTGGAATGAGAGTGAATTAAATCTCCACTCGAGGAACCATTGGAGGGCAAGTCTGGTGCCAGCAGCCGCGGTAATTCCAGCTCCAATAGCGTATATTAAAGTTGTTGCAGTTAAAAAGCTCGTAGTCTGAATCTTGGTCGGCATTGAGCGTCTGTGGCCTCTTCATGGGGTTGCGTGCATGCGATATTATGCTGGCCATTTAATATGTACTTCGGAGGAACATTGGGTGCTTTTCATTAAGTGCTCAAATCTGGGATTCCGATAGTTTACTTTGAGAAAAATAGAGTGTTCAAAGCAGGCGTTTTTGCCTTTGAATACATTAGCATGGGATAATGGAATAGGACATTGGTTCTATTTTGTTGGTTTACGGACCGATGTAATGATTAATAGGAACAGTTGGGGACATTCATATTCCGCGGCTAGAGGTGAAATTCTTGGATTCGTGGAAGATGAACTAGTGCGAAAGCATTTGTCAAAGATGTTTTCATTGATCAAGAACGAAAGTTAGGGGAGCAAAGACGATCAGATACCGTCGTAGTCTTAACTATAAACGATGCCGACTAGGGATCGGTGGGTGTTAATTTATATGACTCCATCGGCACCTCATGGGAAACCAAAGTCTTTGGGTTCCGGGGGGAGTATGGTCGCAAGGCTGAAACTTAAAGGAATTGACGGAAGGGCACCACCAGGAGTGGAGCCTGCGGCTTAATTTGACTCAACACGGGGAAACTCACCAGGTCCAGACATGGTAAGGATTGACAGATTGAGAGCTCTTTCTTGATTCCATGAAAGGTGGCGCATGGCCGTTCTTAGTTGGTGGAGTGATTTGTCTGGTTAATTCCGTTAACGAACGAGACCTTGACCTGCTAACTAGTCACAGTAATCGCTTTTGGGATTGCTGGCTGATCTTCTTAGAGGGACAATCTGTGTTTCCAGCAGATGGAAGTGCGAGGCAATAACAGGTCTGTGATGCCCTTAGATGTCCTGGGCTGCACGCGCGCTACACTGACGAACTCAACGAGTTTATCACCTTGGCAGAGATGTCTGGGTAATCTTTTAAAAGTTCGTCGTGATGGGGATAGATGATTGTAATTATTCGTCTTGAACGAGGAATTCCTAGTAAGTGTGAGTCATCAGCTCGCGCTGATTACGTCCCTGCCCTTTGTACACACCGCCCGTCGCTCCTACCGATTGAATGGTCCGGTGAGAACGTCGGATTTTGCGCTCGATGCTTGGCAACAAGTGACTTGTGCGAGAGAAGTTGTTCAAACCTTACCATTTAGAGGAAGGAGAAGTCGTAACAAGGTTTCC</text:p>
          </table:table-cell>
          <table:table-cell office:value-type="string" calcext:value-type="string">
            <text:p>d__Eukaryota; p__Centrohelida; c__Centrohelida; o__Centrohel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AATAAACCCTTGAACGGTGAATCTGCGAATGGCTCATTAAATCAGTTATTGTTTATTTGATGGTACCTTACTACTTGGATAACCGTAGTAATTCTAGAGCTAATACATGCGCAAAGCCCTGACTGATTCATTTCGGAAAGGGTGCATTTATTAGATTCAAACCATCGGCCTTCGGCAACGAATGGCCTTTGATGGTGAGTCATAATAACTTAGCGAATCGAATGGCTTCACGCCGTCGATGCTTCATTCAAATTTCTGCCCTATCAGCTTTCGATGGTAGGATCTTGGCCTACCATGGCTATAACGGGTAACGGGGAATTAGGGTTCGATTCCGGAGAGGGAGCTTGAGAAACGGCTACCACATCCAAGGATGGCAGCAGGCGCGCAAATTACCCAATCCCGACACGGGGAGGTAGTGACAATAAATAACGATGCTGGATTATTCTTAATCCGGCAATTGGAATGAGAGTGAATTAAATCTCCACTCGAGGAACCATTGGAGGGCAAGTCTGGTGCCAGCAGCCGCGGTAATTCCAGCTCCAATAGCGTATATTAAAGTTGTTGCAGTTAAAAAGCTCGTAGTCTGAATCTTGGTCGGCATTGAGCGTCTGTGGCCTCTTCATGGGGTTGCGTGCATGCGATATTATGCTGGCCATTTAATATGTACTTCGGAGGAACATTGGGTGCTTTTCATTAAGTGCTCAAATCTGGGATTCCGATAGTTTACTTTGAGAAAAATAGAGTGTTCAAAGCAGGCGTTTTTGCCTTTGAATACATTAGCATGGGATAATGGAATAGGACATTGGTTCTATTTTGTTGGTTTACGGACCGATGTAATGATTAATAGGAACAGTTGGGGACATTCATATTCCGCGGCTAGAGGTGAAATTCTTGGATTCGTGGAAGATGAACTAGTGCGAAAGCATTTGTCAAAGATGTTTTCATTGATCAAGAACGAAAGTTAGGGGAGCAAAGACGATCAGATACCGTCGTAGTCTTAACTATAAACGATGCCGACTAGGGATCGGTGGGTGTTAATTTATATGACTCCATCGGCACCTCATGGGAAACCAAAGTCTTTGGGTTCCGGGGGGAGTATGGTCGCAAGGCTGAAACTTAAAGGAATTGACGGAAGGGCACCACCAGGAGTGGAGCCTGCGGCTTAATTTGACTCAACACGGGGAAACTCACCAGGTCCAGACATGGTAAGGATTGACAGATTGAGAGCTCTTTCTTGATTCCATGAAAGGTGGCGCATGGCCGTTCTTAGTTGGTGGAGTGATTTGTCTGGTTAATTCCGTTAACGAACGAGACCTTGACCTGCTAACTAGTCACAGTAATCGCTTTTGGGATTGCTGGCTGATCTTCTTAGAGGGACAATCTGTGTTTCCAGCAGATGGAAGTGCGAGGCAATAACAGGTCTGTGATGCCCTTAGATGTCCTGGGCTGCACGCGCGCTACACTGACGAACTCAACGAGTTTATCACCTTGGCAGAGATGTCTGGGTAATCTTTTAAAAGTTCGTCGTGATGGGGATAGATGATTGTAATTATTCGTCTTGAACGAGGAATTCCTAGTAAGTGTGAGTCATCAGCTCGCGCTGATTACGTCCCTGCCCTTTGTACACACCGCCCGTCGCTCCTACCGATTGAATGGTCCGGTGAGAACGTCGGATTTTGCGCTCGATGCTTGGCAACAAGTGACTTGTGCGAGAGAAGTTGTTCAAACCTTACCATTTAGAGGAAGGA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AATAAGCCCTTGAACGGTGAATCTGCGAATGGCTCATTAAATCAGTTATTGTTTATTTGATGGTACCTTACTACTTGGATAACCGTAGTAATTCTAGAGCTAATACATGCGCCAAGCCCTGACTTTTATTAGAAGGGGTGCATTTATTAGATTCAAACCATCGGAGGCCGCAAGGTTTCCTTTGATGGTGAGTCATAATAACTTAGCGAATCGAATGGCTTTACGCTGTCGATGCTTCATTCAAATTTCTGCCCTATCAGCTTTCGATGGTAGGATCTTGGCCTACCATGGCTATAACGGGTAACGGGGAATTAGGGTTCGATTCCGGAGAGGGAGCTTGAGAAACGGCTACCACATCCAAGGATGGCAGCAGGCGCGCAAATTACCCAATCCCGACACGGGGAGGTAGTGACAATAAATAACGATGCTGGATTATTTTTAATCCGGCAATTGGAATGAGAGTGATTTAAATCTCCACTCGAGGAACCATTGGAGGGCAAGTCTGGTGCCAGCAGCCGCGGTAATTCCAGCTCCAATAGCGTATATTAAAGTTGTTGCAGTTAAAAAGCTCGTAGTCTGAATCTTGGTTGATATTGAGCGTCCATTGTCTTTAATCGGATAGTGTGTATGCGAATTATATCAGCCATAATTTTGTACTTCAGAGGAACTTGGATGCTTTTCATTAAGTGTTCAAGCTATTCTGATAGTTTACTTTGAGAAAAATAGAGTGTTCAAAGCAGGCGTTTTTGCCTTGAATACATTAGCATGGGATAATGGAATAGGACATTGGTTCTATTTTGTTGGTTTACGGACCGATGTAATGATTAATAGGAACAGTTGGGGACATTTATATTCCGCGGCTAGAGGTGAAATTCTTGGATTCGTGGAAGATAAACTAGTGCGAAAGCATTTGTCAAGGATGTTTTCATTGATCAAGAACGAAAGTTAGGGGAGCAAAGACGATCAGATACCGTCGTAGTCTTAACTATAAACGATGCCGACTAGGGATCGGTGGGAGTTAGTTTTATGACTCCATCGGCACCTCATGGGAAACCAAAGTCTTTGGGTTCCGGGGGGAGTATGGTCGCAAGGCTGAAACTTAAAGGAATTGACGGAAGGGCACCACCAGGAGTGGAGCCTGCGGCTTAATTTGACTCAACACGGGAAAACTCACCAGGTCCAGACATGGTAAGGATTGACAGATTGAGAGCTCTTTCTTGATTCCATGAAAGGTGGCGCATGGCCGTTCTTAGTTGGTGGAGTGATTTGTCTGGTTAATTCCGTTAACGAACGAGACCTTGACCTGCTAACTAGTCACAGTAAGTGCTTTTGTGCTTGCTGGCTGATCTTCTTAGAGGGACAATCTGTGTTTCCAGCAGATGGAAGTGCGAGGCAATAACAGGTCTGTGATGCCCTTAGATGTCCTGGGCTGCACGCGCGCTACACTGACGAACTCAGCGAGTATATCACCTTGGCAGAGATGTCTGGGTAATCTTTTAAAAGTTCGTCGTGATGGGGATAGATGATTGTAATTATTCGTCTTGAACGAGGAATTCCTAGTAAGTGTGAGTCATCAGCTCGCGCTGATTACGTCCCTGCCCTTTGTACACACCGCCCGTCGCTCCTACCGATTGAATGGTCCGGTGAGAACGTCGGATTTTGCATTTGATACTGGGCAACCAGTAACTTGTGCGAGAGAAGTTGTTCAAACCTTACCATTTAGAGGAAGGAGAAGTCGTAACAAGGTTTCC</text:p>
          </table:table-cell>
          <table:table-cell office:value-type="string" calcext:value-type="string">
            <text:p>d__Eukaryota; p__Centrohelida; c__Centrohelida; o__Centrohel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AATAAGCCCTTGAACGGTGAATCTGCGAATGGCTCATTAAATCAGTTATTGTTTATTTGATGGTACCTTACTACTTGGATAACCGTAGTAATTCTAGAGCTAATACATGCGCCAAGCCCTGACTTTTATTAGAAGGGGTGCATTTATTAGATTCAAACCATCGGAGGCCGCAAGGTTTCCTTTGATGGTGAGTCATAATAACTTAGCGAATCGAATGGCTTTACGCTGTCGATGCTTCATTCAAATTTCTGCCCTATCAGCTTTCGATGGTAGGATCTTGGCCTACCATGGCTATAACGGGTAACGGGGAATTAGGGTTCGATTCCGGAGAGGGAGCTTGAGAAACGGCTACCACATCCAAGGATGGCAGCAGGCGCGCAAATTACCCAATCCCGACACGGGGAGGTAGTGACAATAAATAACGATGCTGGATTATTTTTAATCCGGCAATTGGAATGAGAGTGATTTAAATCTCCACTCGAGGAACCATTGGAGGGCAAGTCTGGTGCCAGCAGCCGCGGTAATTCCAGCTCCAATAGCGTATATTAAAGTTGTTGCAGTTAAAAAGCTCGTAGTCTGAATCTTGGTTGATATTGAGCGTCCATTGTCTTTAATCGGATAGTGTGTATGCGAATTATATCAGCCATAATTTTGTACTTCAGAGGAACTTGGATGCTTTTCATTAAGTGTTCAAGCTATTCTGATAGTTTACTTTGAGAAAAATAGAGTGTTCAAAGCAGGCGTTTTTGCCTTGAATACATTAGCATGGGATAATGGAATAGGACATTGGTTCTATTTTGTTGGTTTACGGACCGATGTAATGATTAATAGGAACAGTTGGGGACATTTATATTCCGCGGCTAGAGGTGAAATTCTTGGATTCGTGGAAGATAAACTAGTGCGAAAGCATTTGTCAAGGATGTTTTCATTGATCAAGAACGAAAGTTAGGGGAGCAAAGACGATCAGATACCGTCGTAGTCTTAACTATAAACGATGCCGACTAGGGATCGGTGGGAGTTAGTTTTATGACTCCATCGGCACCTCATGGGAAACCAAAGTCTTTGGGTTCCGGGGGGAGTATGGTCGCAAGGCTGAAACTTAAAGGAATTGACGGAAGGGCACCACCAGGAGTGGAGCCTGCGGCTTAATTTGACTCAACACGGGAAAACTCACCAGGTCCAGACATGGTAAGGATTGACAGATTGAGAGCTCTTTCTTGATTCCATGAAAGGTGGCGCATGGCCGTTCTTAGTTGGTGGAGTGATTTGTCTGGTTAATTCCGTTAACGAACGAGACCTTGACCTGCTAACTAGTCACAGTAAGTGCTTTTGTGCTTGCTGGCTGATCTTCTTAGAGGGACAATCTGTGTTTCCAGCAGATGGAAGTGCGAGGCAATAACAGGTCTGTGATGCCCTTAGATGTCCTGGGCTGCACGCGCGCTACACTGACGAACTCAGCGAGTATATCACCTTGGCAGAGATGTCTGGGTAATCTTTTAAAAGTTCGTCGTGATGGGGATAGATGATTGTAATTATTCGTCTTGAACGAGGAATTCCTAGTAAGTGTGAGTCATCAGCTCGCGCTGATTACGTCCCTGCCCTTTGTACACACCGCCCGTCGCTCCTACCGATTGAATGGTCCGGTGAGAACGTCGGATTTTGCATTTGATACTGGGCAACCAGTAACTTGTGCGAGAGAAG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AATAAACCCTAGAATGGTGAATCTGCGAATGGCTCATTAAATCAGTTATTGTTTATTTGATGGTACCTTACTACTTGGATAACCGTAGTAATTCTAGAGCTAATACATGCGTCAAGCCCTGACTTCGGAAAGGGTGCATTTATTAGATTCAAACCATCGGCTCTTTACGGGGCCTTTGATGGTGAGTCATAATAACTTAGCGAATCGAATGGCTTTTTGCCGTCGATGCTTCATTCAAATTTCTGCCCTATCAGCTTTCGATGGTAGGATCTTGGCCTACCATGGCTATAACGGGTAACGGGGAATTAGGGTTCGATTCCGGAGAGGGAGCTTGAGAAACGGCTACCACATCCAAGGATGGCAGCAGGCGCGCAAATTACCCAATCCCGACACGGGGAGGTAGTGACAATAAATAACGATGCTGGACTATTTTTAGTCCGGCAATTGGAATGAGAGTAATTTAAATCAATACTCGAGGAACCATTGGAGGGCAAGTCTGGTGCCAGCAGCCGCGGTAATTCCAGCTCCAATAGCGTATATTAAAGTTGTTGCAGTTAAAAAGCTCGTAGTCTGAGTCTTGGTCTGGTGTTGAGCGTCCGTAGCCTTTACTGGTTGCGTGCATGCGACATTACACTGGCCATGTACTTCGGAGGAACACTTTCGGTGCTTTTCATTAAGTGCTGGTGGGATTCCGATAGTTTACTTTGAGAAAAATAGAGTGTTCAAAGCAGGCGTTGTTGCCTTGAATACATTAGCATGGGATAATGGAATAGGACATTCGGTTCTATTTTGTTGGTTTACGGACCGATGTAATGATTAATAGGGACAGTTGGGGACATTCATATTCCATGGCTAGAGGTGAAATTCTTGGATTCATGGAAGATGAACTACTGCGAAAGCATTTGTCAAAGATGTTTTCATTGATCAAGAACGAAAGTTAGGGGAGCAAAGACGATCAGATACCGTCGTAGTCTTAACCATAAACGATGCCGACTAGGGATCGGTGGGAGTTAGTTTTATGACTCCATCGGCACCTCATGGGAAACCAAAGTCTTTGGGTTCCGGGGGGAGTATGGTCGCAAGGCTGAAACTTAAAGGAATTGACGGAAGGGCACCACCAGGAGTGGAGCCTGCGGCTTAATTTGACTCAACACGGGAAAACTCACCAGGTCCAGACATGGTAAGGATTGACAGATTGAGAGCTCTTTCTTGATTCCATGAAAGGTGGCGCATGGCCGTTCTTAGTTGGTGGAGTGATTTGTCTGGTTAATTCCGTTAACGAACGAGACCTTGACCTGCTAACTAGTCCTGGTAAGCGTTTTACGCTTGCTAGCAAAATTAGACTTCTTAGAGGGACAATCTGTGTTTCCAGCAGATGGAAGTTCGAGGCAATAACAGGTCTGTGATGCCCTTAGATGTCCTGGGCTGCACGCGCGCTACACTGACGAACTCAACGAGTTTATCACCTTGGCAGAGATGTCTGGGTAATCTTTTAAAAGTTCGTCGTGATGGGGATAGATGATTGTAATTATTCGTCTTGAACGAGGAATTCCTAGTAAGTGTGAGTCATCAGCTCGCGCTGATTACGTCCCTGCCCTTTGTACACACCGCCCGTCGCTCCTACCGATTGAATGGTCCGGTGAGAACGTCGGATCACGCGCTCGACACTGGGTTCTCCCAGCGACTTGTGCGAGAGAAGTTGTTCAAACCTTACCATTTAGAGGAAGGAGAAGTCGTAACAAGGTTTCC</text:p>
          </table:table-cell>
          <table:table-cell office:value-type="string" calcext:value-type="string">
            <text:p>d__Eukaryota; p__Centrohelida; c__Centrohelida; o__Centrohelida; f__Acanthocystidae; g__Pterocyst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AATAAACCCTAGAATGGTGAATCTGCGAATGGCTCATTAAATCAGTTATTGTTTATTTGATGGTACCTTACTACTTGGATAACCGTAGTAATTCTAGAGCTAATACATGCGTCAAGCCCTGACTTCGGAAAGGGTGCATTTATTAGATTCAAACCATCGGCTCTTTACGGGGCCTTTGATGGTGAGTCATAATAACTTAGCGAATCGAATGGCTTTTTGCCGTCGATGCTTCATTCAAATTTCTGCCCTATCAGCTTTCGATGGTAGGATCTTGGCCTACCATGGCTATAACGGGTAACGGGGAATTAGGGTTCGATTCCGGAGAGGGAGCTTGAGAAACGGCTACCACATCCAAGGATGGCAGCAGGCGCGCAAATTACCCAATCCCGACACGGGGAGGTAGTGACAATAAATAACGATGCTGGACTATTTTTAGTCCGGCAATTGGAATGAGAGTAATTTAAATCAATACTCGAGGAACCATTGGAGGGCAAGTCTGGTGCCAGCAGCCGCGGTAATTCCAGCTCCAATAGCGTATATTAAAGTTGTTGCAGTTAAAAAGCTCGTAGTCTGAGTCTTGGTCTGGTGTTGAGCGTCCGTAGCCTTTACTGGTTGCGTGCATGCGACATTACACTGGCCATGTACTTCGGAGGAACACTTTCGGTGCTTTTCATTAAGTGCTGGTGGGATTCCGATAGTTTACTTTGAGAAAAATAGAGTGTTCAAAGCAGGCGTTGTTGCCTTGAATACATTAGCATGGGATAATGGAATAGGACATTCGGTTCTATTTTGTTGGTTTACGGACCGATGTAATGATTAATAGGGACAGTTGGGGACATTCATATTCCATGGCTAGAGGTGAAATTCTTGGATTCATGGAAGATGAACTACTGCGAAAGCATTTGTCAAAGATGTTTTCATTGATCAAGAACGAAAGTTAGGGGAGCAAAGACGATCAGATACCGTCGTAGTCTTAACCATAAACGATGCCGACTAGGGATCGGTGGGAGTTAGTTTTATGACTCCATCGGCACCTCATGGGAAACCAAAGTCTTTGGGTTCCGGGGGGAGTATGGTCGCAAGGCTGAAACTTAAAGGAATTGACGGAAGGGCACCACCAGGAGTGGAGCCTGCGGCTTAATTTGACTCAACACGGGAAAACTCACCAGGTCCAGACATGGTAAGGATTGACAGATTGAGAGCTCTTTCTTGATTCCATGAAAGGTGGCGCATGGCCGTTCTTAGTTGGTGGAGTGATTTGTCTGGTTAATTCCGTTAACGAACGAGACCTTGACCTGCTAACTAGTCCTGGTAAGCGTTTTACGCTTGCTAGCAAAATTAGACTTCTTAGAGGGACAATCTGTGTTTCCAGCAGATGGAAGTTCGAGGCAATAACAGGTCTGTGATGCCCTTAGATGTCCTGGGCTGCACGCGCGCTACACTGACGAACTCAACGAGTTTATCACCTTGGCAGAGATGTCTGGGTAATCTTTTAAAAGTTCGTCGTGATGGGGATAGATGATTGTAATTATTCGTCTTGAACGAGGAATTCCTAGTAAGTGTGAGTCATCAGCTCGCGCTGATTACGTCCCTGCCCTTTGTACACACCGCCCGTCGCTCCTACCGATTGAATGGTCCGGTGAGAACGTCGGATCACGCGCTCGACACTGGGTTCTCCCAGCGACTTGTGCGAGAGAAGTTGTTCAAACCTTAC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ACTTTATACTGTGAAACTGCGTACAGCTCATTATATCAGCAATAATTTATTTGATGGTGCATTACTACATGGATACCCGTAGTAATTCTAGAGCTAATACATGCGTAAGGTCCCAACTCTTGCGGGAAGGGATGTATTTATTAGATACAAAACCAATGCAGGTTTCGGCTTGCTACATTGGTGAATCATGATAACTGTTCGAATCGCATGGCTTCTCGCTGGCGATAGTTCATTCAAATTTCTGCCCTATCAGCTTTCGACGGTAGTGTAGTGGACTACCGTGGCGTTAACGGGTGACGGAGAATTAGGGTTCGATTCCGGAGAGGGAGCCTGAGAAATGGCTACCACATCCAAGGAAGGCAGCAGGCGCGCAAATTACCCAATCCTGACACAGGGAGGTAGTGACAAGAAATAACAATACTGAATCTTCATAGGTTCGGTAATTGGAATGAGTACAATTTAAATCCCTTAACGAGGATCCACTGGAGGGCAAGTCTGGTGCCAGCAGCCGCGGTAATTCCAGCTCCAGTAGCGTATATTAAAGTTGTTGCAGTTAAAAAGCTCGTAGTTGGATTTCTGGTAGATCGTTCTGGCCCGCATTCCTCCCGGTTTGTGAGCGCTGGCGCGGTCTTCCATCCTTCTAGAAAGCCATGCCTACTCTTTACTGAGCTGGGTATGCGCGTTCTAGATCGTTTACTTTGAAAAAATTAGAGTGTTTAAAGCAGGCTTACGCTGTGAATACATTAGCATGGAATAATGATATAGGACTTCGGTCTTATTTTGTTGGTTTCTTGGGCTGAAGTAATGATTGATAGGGATAGTTGGGGGTGCTAGTATTCCATGGCCAGAGGTGAAATTCTTGGATTCATGGAAGACTAACTACTGCGAAAGCATTCACCAAGGATGTCTTCTTTAATCAAGAACGAAAGTTGGGGGATCGAAGACGATCAGATACCGTCGTAGTCTCAACCATAAACTATACCGACTGAGGATCAATGGCCGTCTATTTTGAGACACCATTGGCACTCTGAGCGAAAGCAAAGTCTTTGGGTTCCGGGGGGAGTATGGTCGCAAGGCTGAAACTTAAAGGAATTGACGGAAGGGCACTACCAGGAGTGGAGCCTGCGGCTTAATTTGACTCAACACGGGAAAACTCACCAGGTCCAGACATAGTGAGGATTGACAGATTGAAGATCTTTCTTGATTCTATGGGTGGTGGTGCATGGCCGTTCTTAGTTGGTGGAGTGATTTGTCTGGTTAATTCCGTTAACGAACGAGACCTCGACCTGCTAAATAGTGTGGGATACTCCTTGGGTAGTACTACACTTCTTAGAGGGACAATCGGATCCTAGCCGATGGAAGTTCGAGGCAATAACAGGTCTGTGATGCCCTTAGATGTTCTGGGCCGCACGCGCGCTACACTGACATGTTCATCGAGTTTACAACCTTGACCGAAAGGCCTAGGTAATCTTTGAAACCATGTCGTGATGGGGATAGATCATTGTAATTTTTGATCTTCAACGAGGAATTCCTAGTAATCGCGCGTCATCAACGCGCAATGAATACGTCCCTGCCCTTTGTACACACCGCCCGTCGCTGCTACCGATTGGATGGTTTAGTGAGGCCCACAGACTGTTGCTTTTGTGTGGGCTTGCTCACGCAAAACATGCTGGAAGTGGTACAAACTTGATCATC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CTAAGTATAAACAACTTTATACTGTGAAACTGCGTACAGCTCATTATATCAGCAATAATTTATTTGATGGTGCATTACTACATGGATACCCGTAGTAATTCTAGAGCTAATACATGCGTAAGGTCCCAACTCTTGCGGGAAGGGATGTATTTATTAGATACAAAACCAATGCAGGTTTCGGCTTGCTACATTGGTGAATCATGATAACTGTTCGAATCGCATGGCTTCTCGCTGGCGATAGTTCATTCAAATTTCTGCCCTATCAGCTTTCGACGGTAGTGTAGTGGACTACCGTGGCGTTAACGGGTGACGGAGAATTAGGGTTCGATTCCGGAGAGGGAGCCTGAGAAATGGCTACCACATCCAAGGAAGGCAGCAGGCGCGCAAATTACCCAATCCTGACACAGGGAGGTAGTGACAAGAAATAACAATACTGAATCTTCATAGGTTCGGTAATTGGAATGAGTACAATTTAAATCCCTTAACGAGGATCCACTGGAGGGCAAGTCTGGTGCCAGCAGCCGCGGTAATTCCAGCTCCAGTAGCGTATATTAAAGTTGTTGCAGTTAAAAAGCTCGTAGTTGGATTTCTGGTAGATCGTTCTGGCCCGCATTCCTCCCGGTTTGTGAGCGCTGGCGCGGTCTTCCATCCTTCTAGAAAGCCATGCCTACTCTTTACTGAGCTGGGTATGCGCGTTCTAGATCGTTTACTTTGAAAAAATTAGAGTGTTTAAAGCAGGCTTACGCTGTGAATACATTAGCATGGAATAATGATATAGGACTTCGGTCTTATTTTGTTGGTTTCTTGGGCTGAAGTAATGATTGATAGGGATAGTTGGGGGTGCTAGTATTCCATGGCCAGAGGTGAAATTCTTGGATTCATGGAAGACTAACTACTGCGAAAGCATTCACCAAGGATGTCTTCTTTAATCAAGAACGAAAGTTGGGGGATCGAAGACGATCAGATACCGTCGTAGTCTCAACCATAAACTATACCGACTGAGGATCAATGGCCGTCTATTTTGAGACACCATTGGCACTCTGAGCGAAAGCAAAGTCTTTGGGTTCCGGGGGGAGTATGGTCGCAAGGCTGAAACTTAAAGGAATTGACGGAAGGGCACTACCAGGAGTGGAGCCTGCGGCTTAATTTGACTCAACACGGGAAAACTCACCAGGTCCAGACATAGTGAGGATTGACAGATTGAAGATCTTTCTTGATTCTATGGGTGGTGGTGCATGGCCGTTCTTAGTTGGTGGAGTGATTTGTCTGGTTAATTCCGTTAACGAACGAGACCTCGACCTGCTAAATAGTGTGGGATACTCCTTGGGTAGTACTACACTTCTTAGAGGGACAATCGGATCCTAGCCGATGGAAGTTCGAGGCAATAACAGGTCTGTGATGCCCTTAGATGTTCTGGGCCGCACGCGCGCTACACTGACATGTTCATCGAGTTTACAACCTTGACCGAAAGGCCTAGGTAATCTTTGAAACCATGTCGTGATGGGGATAGATCATTGTAATTTTTGATCTTCAACGAGGAATTCCTAGTAATCGCGCGTCATCAACGCGCAATGAATACGTCCCTGCCCTTTGTACACACCGCCCGTCGCTGCTACCGATTGGATGGTTTAGTGAGGCCCACAGACTGTTGCTTTTGTGTGGGCTTGCTCACGCAAAACATGCTGGAAGTGGTACAAACTTGATCATCTAGAGGAAGCAA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ACTTTATACTGTGAAACTGCGTACAGCTCATTATATCAGTCATTATTTATTTGATGGTTCCTTACTACATGGATACCTGTGGTAATTCTAGAGCTAATACATGCGTAAAATCCCGACTTCAGGAAGGGATGTATTTATTAGATAAAAAACCAATCCTCTCACGGGGTTCTTTGGTGAGTCATAGTAACTGTTCGAATCGCATGCCTCACGGCTGGCGATAGTTCATTCAAATTTCTGCCCTATCAGCTTCCGACGGTAGTGTAGTGGACTACCGTGGCGTTAACGGGTAACGGAGAATTAGGGTTCGATTCCGGAGAGGGAGCCTGAGAAATGGCTACCACATCCAAGGAAGGCAGCAGGCGCGCAAATTACCCAATCCTGACACAGGGAGGTAGTGACAAAAAATAACAATACCGGGCCTTCTAAGGTCTGGTAATTGGAATGAGTCTAACTTAAAAACCTTAACAAGGATCAACTGGAGGGCAAGTCTGGTGCCAGCAGCCGCGGTAATTCCAGCTCCAGTAGCGTATATTAAAGTTGTTGCAGTTAAAAAGCTCGTAGTTGGATTTCTGGTTTGACGGCACTGACCCGCTTCTTTCGAGGTGAGTGTTCGTTGTCGTCTGCCATCCTTCCAGAAAACCTTTCTACCCTTCACTGGGCTGGATTGGCAATCTGGAACATTTACTTTGAAAAAATTAGAGTGTTCAAAGCAGGCTTGCGCTGTGAATACATTAGCATGGAATAATAATTTAGGGCTTTGGTTCTATTTTGTTGGTTTCTAGGATTGAAGCAATGATTGATAGGGATAGTTGGGGGTGCTAGTATTAAGAGGCCAGAGGTGAAATTCTTGGATTCTCTTAAGACTAACTTATGCGAAAGCATTCACCAAGGATGTCTTCTTTAATCAAGAACGAAAGTTGGGGGATCGAAGACGATCAGATACCGTCGTAGTCTCAACCATAAACTATACCGACTAAGGATCAGTAAACGTTGCATTTTCGACTTTATTGGCACTTTATGAGAAATCAAAGTCTTTGGGTTCTGGGGGGAGTATGGTCGCAAGGCTGAAACTTAAAGGAATTGACGGAAGGGCACCACCAGGAGTGGAGCCTGCGGCTTAATTTGACTCAACACGGGAAAACTTACCAGGTCCGGACATAGTGAGGATTGACAGATTGAAGATCTTTCTTGATTCTATGGGTGGTGGTGCATGGCCGTTCTTAGTTGGTGGAGTGATTTGTCTGGTTAATTCCGTTAACGAACGAGACCTCGACCTGCTAAATAGTAAGGCAAACTCTTTGAGTTTGTGCAGACTTCTTAGAGGGACTATCGGTGTGTAGCCGATGGAAGTTCGAGGCAATAACAGGTCTGTGATGCCCTTAGATGTTCTGGGCCGCACGCGCGCTACACTGATATGTTCATCGAGTTTACAACCTTGACCGAGAGGCCTGGGTAATCTTTTTAAAACGTATCGTGCTGGGGATAGATTATTGTAATTATTAATCTTCAACGAGGAATTCCTAGTAAACGCACGTCATCAGCGTGCATTGATTACGTCCCTGCCCTTTGTACACACCGCCCGTCGCTACTACCGATTGAATGATTTAGTGAGTTGCACAGACTGTCGAGCCTGGTTGGGTTTCCTTCCTCGTTCGCGGAAAGTGCTGCAAACTTGAC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CTAAGTATAAACAACTTTATACTGTGAAACTGCGTACAGCTCATTATATCAGTCATTATTTATTTGATGGTTCCTTACTACATGGATACCTGTGGTAATTCTAGAGCTAATACATGCGTAAAATCCCGACTTCAGGAAGGGATGTATTTATTAGATAAAAAACCAATCCTCTCACGGGGTTCTTTGGTGAGTCATAGTAACTGTTCGAATCGCATGCCTCACGGCTGGCGATAGTTCATTCAAATTTCTGCCCTATCAGCTTCCGACGGTAGTGTAGTGGACTACCGTGGCGTTAACGGGTAACGGAGAATTAGGGTTCGATTCCGGAGAGGGAGCCTGAGAAATGGCTACCACATCCAAGGAAGGCAGCAGGCGCGCAAATTACCCAATCCTGACACAGGGAGGTAGTGACAAAAAATAACAATACCGGGCCTTCTAAGGTCTGGTAATTGGAATGAGTCTAACTTAAAAACCTTAACAAGGATCAACTGGAGGGCAAGTCTGGTGCCAGCAGCCGCGGTAATTCCAGCTCCAGTAGCGTATATTAAAGTTGTTGCAGTTAAAAAGCTCGTAGTTGGATTTCTGGTTTGACGGCACTGACCCGCTTCTTTCGAGGTGAGTGTTCGTTGTCGTCTGCCATCCTTCCAGAAAACCTTTCTACCCTTCACTGGGCTGGATTGGCAATCTGGAACATTTACTTTGAAAAAATTAGAGTGTTCAAAGCAGGCTTGCGCTGTGAATACATTAGCATGGAATAATAATTTAGGGCTTTGGTTCTATTTTGTTGGTTTCTAGGATTGAAGCAATGATTGATAGGGATAGTTGGGGGTGCTAGTATTAAGAGGCCAGAGGTGAAATTCTTGGATTCTCTTAAGACTAACTTATGCGAAAGCATTCACCAAGGATGTCTTCTTTAATCAAGAACGAAAGTTGGGGGATCGAAGACGATCAGATACCGTCGTAGTCTCAACCATAAACTATACCGACTAAGGATCAGTAAACGTTGCATTTTCGACTTTATTGGCACTTTATGAGAAATCAAAGTCTTTGGGTTCTGGGGGGAGTATGGTCGCAAGGCTGAAACTTAAAGGAATTGACGGAAGGGCACCACCAGGAGTGGAGCCTGCGGCTTAATTTGACTCAACACGGGAAAACTTACCAGGTCCGGACATAGTGAGGATTGACAGATTGAAGATCTTTCTTGATTCTATGGGTGGTGGTGCATGGCCGTTCTTAGTTGGTGGAGTGATTTGTCTGGTTAATTCCGTTAACGAACGAGACCTCGACCTGCTAAATAGTAAGGCAAACTCTTTGAGTTTGTGCAGACTTCTTAGAGGGACTATCGGTGTGTAGCCGATGGAAGTTCGAGGCAATAACAGGTCTGTGATGCCCTTAGATGTTCTGGGCCGCACGCGCGCTACACTGATATGTTCATCGAGTTTACAACCTTGACCGAGAGGCCTGGGTAATCTTTTTAAAACGTATCGTGCTGGGGATAGATTATTGTAATTATTAATCTTCAACGAGGAATTCCTAGTAAACGCACGTCATCAGCGTGCATTGATTACGTCCCTGCCCTTTGTACACACCGCCCGTCGCTACTACCGATTGAATGATTTAGTGAGTTGCACAGACTGTCGAGCCTGGTTGGGTTTCCTTCCTCGTTCGCGGAAAGTGCTGCAAACTTGAC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AGTTTATACTGTGAAACTGCGTACAGCTCATTATATCAGCAATAATTTATTTGATGGTACCTTACTACATGGATACCCGTAGTAATTCTAGAGCTAATACATGCGCAAAGTCCCGACCTCTTGGAAGGGATGTATTTATTAGATAAAAAACCAACGCACCTTCGGGTGGTCTCTTGGTGAGTCATAATAACTGATCGAATCGCATGGCCTCGTGCTGGCGATAGTTCATTCAAATTTCTGCCCTATCAGCTTTCGACGGTAGTGTAGTGGACTACCGTGGCGTTAACGGGTAACGGAGAATTAGGGTTCGATTCCGGAGAGGGAGCCTGAGAAACGGCTACCACATCCAAGGAAGGCAGCAGGCGCGCAAATTACCCAATCCTGACACAGGGAGGTAGTGACAAGAAATAACAATGCCGGGCCTTTTTAGGTCTGACAATTGGAATGAGTACAATTTAAATCCCTTAACGAGAAACCACTGGAGGGAAAGGCTGGTGCCAGCAGCCGCGGTAATACCAGCTCCAGTAGCGTATATTAAAATTGTTGCAGTTAAAAAGCTCGTAGTTGGATTTCTGGCTCGTTGCCCTAGCCCGCTTGCTTCGGTGGGTGAGTGCTGGTGCAATCTGCCATCCTTCCAGAGAGCCGTGAGTACCATTTACTTGGCCGCTCGCGTGCGATCTGGATCATTTACTTTGAAAAAATTAGAGTGTTTAAAGCAGGCTTACGCCTTGAATACATTAGCATGGAATAATAACATAGGACTTCGGTTCTATTTTGTTGGTTTCTAGGACCTTAGTAATGATTGATAGGGATAGTTGGGGGTGCTAGTATTCAGCGGCCAGAGGTGAAATTCTTGGATTCGCTGAAGACTAACTACTGCGAAAGCATTCACCAAGGATGTCTTCTTTAATCAAGAACGAAAGTTGGGGGATCGAAGACGATCAGATACCGTCGTAGTCTCAACCATAAACTATACCGACTAAGGATCAGCGGGCGTCTCTTTTTGACCCCGTTGGCACTTTATGAGAAATCAAAGTCTTTGGGTTCCGGGGGGAGTATGGTCGCAAGGCTGAAACTTAAAGGAATTGACGGAAGGGCACCACCAGGAGTGGAGCCTGCGGCTTAATTTGACTCAACACGGGAAAACTTACCAGGTCCAGACATAGTGAGGATTGACAGATTGAAGATCTTTCTTGATTCTATGGGTGGTGGTGCATGGCCGTTCCTAGTTGGTGGAGTGATTTGTCTGGTTAATTCCGTTAACGAACGAGACCTCGACCTGCTAAATAGTAGTGCACATTCTTTGAATGAGTTGCTACTTCTTAGAGGGACTATTGGTAACTAGCCAATGGAAGTTCGAGGCAATAACAGGTCTGTGATGCCCTTAGATGTTCTGGGCCGCACGCGCGCTACACTGACACGTTCATCAAGCTTACAACCTTGGTCGAGAGATCTGGGTAATCTTATGAAAGCGTGTCGTGATGGGGATAGATTATTGTAATTTTTAATCTTCAACGAGGAATTCCTAGTAAGCGCAAGTCATCAGCTTGCATTGATTACGTCCCTGCCCTTTGTACACACCGCCCGTCGCTGCTACCGATTGGATGATTTAGTGAGGTCCACGGACTGTTGCGGTTAGTGGTTCGCCTCTTTCCGCATTTGGAAGTGGGACAAACTTGATCATC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CTAAGTATAAACAAGTTTATACTGTGAAACTGCGTACAGCTCATTATATCAGCAATAATTTATTTGATGGTACCTTACTACATGGATACCCGTAGTAATTCTAGAGCTAATACATGCGCAAAGTCCCGACCTCTTGGAAGGGATGTATTTATTAGATAAAAAACCAACGCACCTTCGGGTGGTCTCTTGGTGAGTCATAATAACTGATCGAATCGCATGGCCTCGTGCTGGCGATAGTTCATTCAAATTTCTGCCCTATCAGCTTTCGACGGTAGTGTAGTGGACTACCGTGGCGTTAACGGGTAACGGAGAATTAGGGTTCGATTCCGGAGAGGGAGCCTGAGAAACGGCTACCACATCCAAGGAAGGCAGCAGGCGCGCAAATTACCCAATCCTGACACAGGGAGGTAGTGACAAGAAATAACAATGCCGGGCCTTTTTAGGTCTGACAATTGGAATGAGTACAATTTAAATCCCTTAACGAGAAACCACTGGAGGGAAAGGCTGGTGCCAGCAGCCGCGGTAATACCAGCTCCAGTAGCGTATATTAAAATTGTTGCAGTTAAAAAGCTCGTAGTTGGATTTCTGGCTCGTTGCCCTAGCCCGCTTGCTTCGGTGGGTGAGTGCTGGTGCAATCTGCCATCCTTCCAGAGAGCCGTGAGTACCATTTACTTGGCCGCTCGCGTGCGATCTGGATCATTTACTTTGAAAAAATTAGAGTGTTTAAAGCAGGCTTACGCCTTGAATACATTAGCATGGAATAATAACATAGGACTTCGGTTCTATTTTGTTGGTTTCTAGGACCTTAGTAATGATTGATAGGGATAGTTGGGGGTGCTAGTATTCAGCGGCCAGAGGTGAAATTCTTGGATTCGCTGAAGACTAACTACTGCGAAAGCATTCACCAAGGATGTCTTCTTTAATCAAGAACGAAAGTTGGGGGATCGAAGACGATCAGATACCGTCGTAGTCTCAACCATAAACTATACCGACTAAGGATCAGCGGGCGTCTCTTTTTGACCCCGTTGGCACTTTATGAGAAATCAAAGTCTTTGGGTTCCGGGGGGAGTATGGTCGCAAGGCTGAAACTTAAAGGAATTGACGGAAGGGCACCACCAGGAGTGGAGCCTGCGGCTTAATTTGACTCAACACGGGAAAACTTACCAGGTCCAGACATAGTGAGGATTGACAGATTGAAGATCTTTCTTGATTCTATGGGTGGTGGTGCATGGCCGTTCCTAGTTGGTGGAGTGATTTGTCTGGTTAATTCCGTTAACGAACGAGACCTCGACCTGCTAAATAGTAGTGCACATTCTTTGAATGAGTTGCTACTTCTTAGAGGGACTATTGGTAACTAGCCAATGGAAGTTCGAGGCAATAACAGGTCTGTGATGCCCTTAGATGTTCTGGGCCGCACGCGCGCTACACTGACACGTTCATCAAGCTTACAACCTTGGTCGAGAGATCTGGGTAATCTTATGAAAGCGTGTCGTGATGGGGATAGATTATTGTAATTTTTAATCTTCAACGAGGAATTCCTAGTAAGCGCAAGTCATCAGCTTGCATTGATTACGTCCCTGCCCTTTGTACACACCGCCCGTCGCTGCTACCGATTGGATGATTTAGTGAGGTCCACGGACTGTTGCGGTTAGTGGTTCGCCTCTTTCCGCATTTGGAAGTGGGACAAACTTGATCATC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CCTTTATACTGTGAAACTGCAGATGGCTCATTAAATCAGTTATAATTTATTTGATGATTGCTTTACTACATGGATACCTGTAGTAATTCTAGAGCTAATACATGCGTAAAGTCCCAACTCTTGCGGGAAGGGATGTATTTATTAGACAAAAAACCAACCCGGGTTCTGCTCGGTTTTCTGGTGAATCATAATAACTGTTCGAATCGCATAGCTTCACGCTGGCGATAGTTCATTCAAATTTCTGCCCTATCAGCTTTCGACGGTAGTGTAGTGGACTACCGTGGCGTTAACGGGTGACGGAGAATTAGGGTTCGATTCCGGAGAGGGAGCCTGAGAAACGGCTACCACATCCAAGGAAGGCAGCAGGCGCGCAAATTACCCAATCCTGACACAGGGAGGTAGTGACAAGAAATAACAATACCGGGCCTTCACAGGTCTGGTAATTGGAATGAGTACAATTTAAATCCCTTAACGAGTATCCATTGGAGGGCAAGTCTGGTGCCAGCAGCCGCGGTAATTCCAGCTCCAATAGCGTATATTAAAGTTGTTGCAGTTAAAAAGCTCGTAGTTGGATTTCTGGTACGGTGCGCCTGGTCCGCCCCGTTTAGGTGTGTGAGTACCGGTGCGCGCCTACCATCCTTCTGGGGAGCAAGTCTACCTTTCATTAGGCCGGGCTTGCGACCTAGATCGTTTACTTTGAAAAAATTAGAGTGTTTAAAGCAGGCTTATTGCTCTGAATACATTAGCATGGAATAATAAGATAGGACTTTGGTTCTATTTTGTTGGTTTCTAGGACTGAAGTAATGATTGATAGGGACAGTTGGGGGTGCTAGTATTCAACGGCCAGAGGTGAAATTCTTGGATTCGTTGAAGACTAACTTATGCGAAAGCATTCACCAAGGATGTCTTCTTTAATCAAGAACGAAAGTTGGGGGATCGAAGACGATCAGATACCGTCGTAGTCTCAACTATAAACTATGCCGACTAGGGATGAGTGGACGTTGCTTTTTCGACTC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GCGCGAGGCCTTCGGGCCTTGTCGTCAGCTTCTTAGAGGGACTATCGGTTACTAACCGATGGAAGTTCGAGGCAATAACAGGTCTGTGATGCCCTTAGATGTTCTGGGCCGCACGCGCGCTACACTGATGCATTCAGCGAGTTTATAACCTTGGTTGGAAGGCCTGGGTAATCTTCTGAAAGTGCATCGTGATGGGGATAGATGATTGCAATTTTTCATCTTCAACGAGGAATTCCTAGTAAACGCAAGTCATCAGCTTGCATTGATTACGTCCCTGCCCTTTGTACACACCGCCCGTCGCTACTACCGATTGAATGGTTTAGTGAGCTTCACGGACTGGTGGCCTGAGTTGGGCAACCTTCTCTGGTCGTCGGGAAGTGAATCAAACTTGACT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CTAAGTATAAACACCTTTATACTGTGAAACTGCAGATGGCTCATTAAATCAGTTATAATTTATTTGATGATTGCTTTACTACATGGATACCTGTAGTAATTCTAGAGCTAATACATGCGTAAAGTCCCAACTCTTGCGGGAAGGGATGTATTTATTAGACAAAAAACCAACCCGGGTTCTGCTCGGTTTTCTGGTGAATCATAATAACTGTTCGAATCGCATAGCTTCACGCTGGCGATAGTTCATTCAAATTTCTGCCCTATCAGCTTTCGACGGTAGTGTAGTGGACTACCGTGGCGTTAACGGGTGACGGAGAATTAGGGTTCGATTCCGGAGAGGGAGCCTGAGAAACGGCTACCACATCCAAGGAAGGCAGCAGGCGCGCAAATTACCCAATCCTGACACAGGGAGGTAGTGACAAGAAATAACAATACCGGGCCTTCACAGGTCTGGTAATTGGAATGAGTACAATTTAAATCCCTTAACGAGTATCCATTGGAGGGCAAGTCTGGTGCCAGCAGCCGCGGTAATTCCAGCTCCAATAGCGTATATTAAAGTTGTTGCAGTTAAAAAGCTCGTAGTTGGATTTCTGGTACGGTGCGCCTGGTCCGCCCCGTTTAGGTGTGTGAGTACCGGTGCGCGCCTACCATCCTTCTGGGGAGCAAGTCTACCTTTCATTAGGCCGGGCTTGCGACCTAGATCGTTTACTTTGAAAAAATTAGAGTGTTTAAAGCAGGCTTATTGCTCTGAATACATTAGCATGGAATAATAAGATAGGACTTTGGTTCTATTTTGTTGGTTTCTAGGACTGAAGTAATGATTGATAGGGACAGTTGGGGGTGCTAGTATTCAACGGCCAGAGGTGAAATTCTTGGATTCGTTGAAGACTAACTTATGCGAAAGCATTCACCAAGGATGTCTTCTTTAATCAAGAACGAAAGTTGGGGGATCGAAGACGATCAGATACCGTCGTAGTCTCAACTATAAACTATGCCGACTAGGGATGAGTGGACGTTGCTTTTTCGACTC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GCGCGAGGCCTTCGGGCCTTGTCGTCAGCTTCTTAGAGGGACTATCGGTTACTAACCGATGGAAGTTCGAGGCAATAACAGGTCTGTGATGCCCTTAGATGTTCTGGGCCGCACGCGCGCTACACTGATGCATTCAGCGAGTTTATAACCTTGGTTGGAAGGCCTGGGTAATCTTCTGAAAGTGCATCGTGATGGGGATAGATGATTGCAATTTTTCATCTTCAACGAGGAATTCCTAGTAAACGCAAGTCATCAGCTTGCATTGATTACGTCCCTGCCCTTTGTACACACCGCCCGTCGCTACTACCGATTGAATGGTTTAGTGAGCTTCACGGACTGGTGGCCTGAGTTGGGCAACCTTCTCTGGTCGTCGGGAAGTGAATCAAACTTGACT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GTAAGAATAAATACATCTATTCGTGAATCGGCGTACAGCTCATTATATCAGTAATAATTTCTTTGATGGGAACTGCTAGATGGATAACCGTAGTAATTCTAGAGCTAATACATGCGTAAAATCTTAACTCTTACGGGAAGGGATGTATTTATTAGATAAAAAAATCAATGCGACCTCTGGTCGGTAATGTGGTGAGTCATAGTAACTGTTCGGATCGCTGGTCTTGTATTGGCGACGGTTCATTCAAATTTCTGCCCTATCAGCTTTCGATGGTAGTGTAGCGGACTACCGTGGCGGTAACGGGTAACGGGGGATTAGGGTTCGATTCCGGAGAGGGAGCCTGAGAAACGGCTACCACATCCAAGGAAGGCAGCAGGCGCGCAAATTACCCAATTCTGAAACGGAGAGGTAGTGACAAGAAATAACAATAATGGGCTTTTTCAAGTCTGTTAATTGGAATGAGTACAACTCAAAACACTTAACGAATGCCATTGGAGGGCAAGTCTGGTGCCAGCAGCCGCGGTAATTCCAGCTCCAATAGCGTATATTAAAGTTGTTGCAGTTAAAAAGCTCGTAGTTGGATTTCTGGTATAGTGCGCTTGGCCCGCCAGGTTCGCCTGTGTGAGCGCCGATGCGCGCTTATCATCTTTCTGGAGAACGTTCCTGCCCTTTACTGGGTTGGGTTCGCAATCCAGAACATTTACTTTGAAAAAATTAGGGTGTTTAAAGCAGGCGTGAGTTATGAATATATTAGCATGGAATAATGGGAGAGGACTTGGGTTCTATTTTATTGGTTAGAGGAACTTAAGTAATGGTTGACAGGGATTGTTGGGGGTGCTAGTATTCAGCGGCCAGAGGTGAAATTCTTGGATTCGCTGAAGACTAACTTATGCGCAAGCATTCACCAAGGATGTTTTCTTTAATCAAGAACGAAAGTTGGGGGATCGAAGACGATCAGATACCGTCGTAGTCTCAACTATAAACTATGCCGGCTCAGGATGGGAGAACGTTGAATAATTGACTTTTTTTGCACTGTATGAGAAATCAAAGCTTTTGGGTTCCGGGGGGAGTATGGTCGCAAGGCTGAAACTTAAAGGAATTGACGGAAGGGCACCACCAGGAGTGGAGCCTGCGGCTTAATTTGACTCAACACGGGAAAACTTACCAGGTCCGGACATAGTGAGGATTGACAGATTGAAGATCTTTCTTGATTCTATGGGTGGTGGTGCATGGCCGTTCTTAGTTGGTGGAGTGATTTGTCTGGTTAATTCCGTTAACGAACGAGACCTCTACCTGCTAAATAGTTCTGGAAACTTGCGGGTTTTTTTTGCGACTTCTTAGAGGGACTATCTGTGTGTAGCGGATGGAAGTTGGAGGCAATAACAGGTCTGTGATGCCCTTAGATGTTCTGGGCCGCACGCGCGCTACACTGACTGGTTCATCGAGTTTACAACCTTGACCGGTAGGTCTGGGTAATCTTTGAAAGCCAGTCGTGCTGGGGATAGATTATTGTAATTATTAATCTTCAACGAGGAATTCCTAGTAAACGCAAGTCATCAACTTGCATTGATTACGTCCCTGCCCTTTGTACACACCGCCCGTCGCTACTACCGATTGAATGGCTTAGTGAGCTCCACGGACCGCAGCCTCTGGTTGGGTAACCTTCCGTTGGTTCGCGGGAAGTGGATCAAACTTGA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GTAAGAATAAATACATCTATTCGTGAATCGGCGTACAGCTCATTATATCAGTAATAATTTCTTTGATGGGAACTGCTAGATGGATAACCGTAGTAATTCTAGAGCTAATACATGCGTAAAATCTTAACTCTTACGGGAAGGGATGTATTTATTAGATAAAAAAATCAATGCGACCTCTGGTCGGTAATGTGGTGAGTCATAGTAACTGTTCGGATCGCTGGTCTTGTATTGGCGACGGTTCATTCAAATTTCTGCCCTATCAGCTTTCGATGGTAGTGTAGCGGACTACCGTGGCGGTAACGGGTAACGGGGGATTAGGGTTCGATTCCGGAGAGGGAGCCTGAGAAACGGCTACCACATCCAAGGAAGGCAGCAGGCGCGCAAATTACCCAATTCTGAAACGGAGAGGTAGTGACAAGAAATAACAATAATGGGCTTTTTCAAGTCTGTTAATTGGAATGAGTACAACTCAAAACACTTAACGAATGCCATTGGAGGGCAAGTCTGGTGCCAGCAGCCGCGGTAATTCCAGCTCCAATAGCGTATATTAAAGTTGTTGCAGTTAAAAAGCTCGTAGTTGGATTTCTGGTATAGTGCGCTTGGCCCGCCAGGTTCGCCTGTGTGAGCGCCGATGCGCGCTTATCATCTTTCTGGAGAACGTTCCTGCCCTTTACTGGGTTGGGTTCGCAATCCAGAACATTTACTTTGAAAAAATTAGGGTGTTTAAAGCAGGCGTGAGTTATGAATATATTAGCATGGAATAATGGGAGAGGACTTGGGTTCTATTTTATTGGTTAGAGGAACTTAAGTAATGGTTGACAGGGATTGTTGGGGGTGCTAGTATTCAGCGGCCAGAGGTGAAATTCTTGGATTCGCTGAAGACTAACTTATGCGCAAGCATTCACCAAGGATGTTTTCTTTAATCAAGAACGAAAGTTGGGGGATCGAAGACGATCAGATACCGTCGTAGTCTCAACTATAAACTATGCCGGCTCAGGATGGGAGAACGTTGAATAATTGACTTTTTTTGCACTGTATGAGAAATCAAAGCTTTTGGGTTCCGGGGGGAGTATGGTCGCAAGGCTGAAACTTAAAGGAATTGACGGAAGGGCACCACCAGGAGTGGAGCCTGCGGCTTAATTTGACTCAACACGGGAAAACTTACCAGGTCCGGACATAGTGAGGATTGACAGATTGAAGATCTTTCTTGATTCTATGGGTGGTGGTGCATGGCCGTTCTTAGTTGGTGGAGTGATTTGTCTGGTTAATTCCGTTAACGAACGAGACCTCTACCTGCTAAATAGTTCTGGAAACTTGCGGGTTTTTTTTGCGACTTCTTAGAGGGACTATCTGTGTGTAGCGGATGGAAGTTGGAGGCAATAACAGGTCTGTGATGCCCTTAGATGTTCTGGGCCGCACGCGCGCTACACTGACTGGTTCATCGAGTTTACAACCTTGACCGGTAGGTCTGGGTAATCTTTGAAAGCCAGTCGTGCTGGGGATAGATTATTGTAATTATTAATCTTCAACGAGGAATTCCTAGTAAACGCAAGTCATCAACTTGCATTGATTACGTCCCTGCCCTTTGTACACACCGCCCGTCGCTACTACCGATTGAATGGCTTAGTGAGCTCCACGGACCGCAGCCTCTGGTTGGGTAACCTTCCGTTGGTTCGCGGGAAGTGGATCAAACTTGATCATTTAGAGGAAGTAAAAGTCGTAACAAGGTTTCC</text:p>
          </table:table-cell>
          <table:table-cell office:value-type="string" calcext:value-type="string">
            <text:p>16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CTAAGCCATGCATGTCTAAGTATAAACAACTTTATACAGTAAAACTGCGTACAGCTCATTAAAACAGTCATAATTTATTTGATGGTGCCTAACTACATGGATAACCGTAGTAATTCTAGAGCTAATACATGCGTATAAATCTTAACTTTATTTATTTAAGGGAAAGATGTATTTATTAGATATCAAAATCAATATGTATAGCAATATACATTTTATTTGGTGAATCATAGTAACTTTTACGAATCGTATAGTATATTTATATACTGACGATAGTTCATTCAAATGTCTGCCCTATCAGCTTGAGACGGCAGTGTAGTGGACTGCCGTGGCTACGACGGGTAACGGAGAATCAGGGTTCGATTCCGGAGAGGGAGCCTGAGAAATGGCTACCACATCCAAGGAAGGCAGCAGGCGCGCAAATTACCCAATCCTGATACAGGGAGGTAGTGACAAAAAATAACAATATCGGGCCTTTACAGGTCTGATAATTGGAATGAGTACAATTTAAATCCCTTAACGAGGATCAATTGGAGGGCAAGTCTGGTGCCAGCAGCCGCGGTAATTCCAGCTCCAATAGCGTATATTAAAGTTGCTGCAGTTAAAAAGCTCGTAGTTGGATTTCTGTGTAACAAATTCTAGCCCGCTACGGTTACGTATGTGTGTGCTGGTATATTATGTTACCATATTTTATATTATTATATATAGTATACTTCACTGTATATTATTATATTTATTAATATAATCCTTTACTTTGAAAAAATTAGAGTGTTTCAAGCAGGCATTATATAGCTATGAATACATTAGCATGGAATAATAACATAGGACTTTGTTTCTATATTTTTATTGGTTTTGAAGATAATAAAGTAATGATTGATAGGGATAGTTGGGGGTGCTAGTATTAATTGGCCAGAGGTGAAATTCTTGGATTCAATTAAGACTAACTTATGCGAAAGCATTCACCATGGATGTCTTCTTTAATCAAGAACGAAAGTTGGGGGATCGAAGACGATCAGATACCGTCGTAGTCTCAACTATAAACTATGCCAACTAGGGATGAGTGATATGTTGTACCATCGACTTCATTCGCACCTTATGAGAAATCAAAGTGTTTGGGTTCTGGGGGGAGTATGGTCGCAAGGCTGAAACTTAAAGGAATTGACGGAAGGGCACCACCAGGAGTGGAGCCTGCGGCTTAATTTGACTCAACACGGGGAAACTTACCAGGTCCGGACATAGTGAGGATTGACAGATTGAAGATCTTTCTTGATTCTATGGGTGGTGGTGCATGGCCGTTCTTAGTTGGTGGAGTGATTTGTCTGGTTAATTCCGTTAACGAACGAGACCTCGACCTGCTAAATAGTACCATATAACCTTCGGGTTATATATTTTAGGTTACTTCTTAGAGGGACTATCGGTGTGTAGCCGATGGAAGTTCGAGGCAATAACAGGTCTGTGATGCCCTTAGATGTTCTGGGCCGCACGCGCGCTACACTGATGCAATCATCAAGTATTGTTATATGTTGTAAAAAGACATATAATAAACCTTAACTGAAATGTTTAGGTAATCTTACAAATTTGCATCGTGATGGGGATAGATTATTGTAATTATTAATCTTCAACGAGGAATTCCTAGTAAACGCAAGTCATCAGCTTGCATTGATTACGTCCCTGCCCTTTGTACACACCGCCCGTCGCTACTACCGATTGAATGGATTAGTGAGCTCCAGGGATTGTAGTGTTATATGTGGTAACACATATACACTCTGAGAACTGGATCAAACTTGC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CTAAGCCATGCATGTCTAAGTATAAACAACTTTATACAGTAAAACTGCGTACAGCTCATTAAAACAGTCATAATTTATTTGATGGTGCCTAACTACATGGATAACCGTAGTAATTCTAGAGCTAATACATGCGTATAAATCTTAACTTTATTTATTTAAGGGAAAGATGTATTTATTAGATATCAAAATCAATATGTATAGCAATATACATTTTATTTGGTGAATCATAGTAACTTTTACGAATCGTATAGTATATTTATATACTGACGATAGTTCATTCAAATGTCTGCCCTATCAGCTTGAGACGGCAGTGTAGTGGACTGCCGTGGCTACGACGGGTAACGGAGAATCAGGGTTCGATTCCGGAGAGGGAGCCTGAGAAATGGCTACCACATCCAAGGAAGGCAGCAGGCGCGCAAATTACCCAATCCTGATACAGGGAGGTAGTGACAAAAAATAACAATATCGGGCCTTTACAGGTCTGATAATTGGAATGAGTACAATTTAAATCCCTTAACGAGGATCAATTGGAGGGCAAGTCTGGTGCCAGCAGCCGCGGTAATTCCAGCTCCAATAGCGTATATTAAAGTTGCTGCAGTTAAAAAGCTCGTAGTTGGATTTCTGTGTAACAAATTCTAGCCCGCTACGGTTACGTATGTGTGTGCTGGTATATTATGTTACCATATTTTATATTATTATATATAGTATACTTCACTGTATATTATTATATTTATTAATATAATCCTTTACTTTGAAAAAATTAGAGTGTTTCAAGCAGGCATTATATAGCTATGAATACATTAGCATGGAATAATAACATAGGACTTTGTTTCTATATTTTTATTGGTTTTGAAGATAATAAAGTAATGATTGATAGGGATAGTTGGGGGTGCTAGTATTAATTGGCCAGAGGTGAAATTCTTGGATTCAATTAAGACTAACTTATGCGAAAGCATTCACCATGGATGTCTTCTTTAATCAAGAACGAAAGTTGGGGGATCGAAGACGATCAGATACCGTCGTAGTCTCAACTATAAACTATGCCAACTAGGGATGAGTGATATGTTGTACCATCGACTTCATTCGCACCTTATGAGAAATCAAAGTGTTTGGGTTCTGGGGGGAGTATGGTCGCAAGGCTGAAACTTAAAGGAATTGACGGAAGGGCACCACCAGGAGTGGAGCCTGCGGCTTAATTTGACTCAACACGGGGAAACTTACCAGGTCCGGACATAGTGAGGATTGACAGATTGAAGATCTTTCTTGATTCTATGGGTGGTGGTGCATGGCCGTTCTTAGTTGGTGGAGTGATTTGTCTGGTTAATTCCGTTAACGAACGAGACCTCGACCTGCTAAATAGTACCATATAACCTTCGGGTTATATATTTTAGGTTACTTCTTAGAGGGACTATCGGTGTGTAGCCGATGGAAGTTCGAGGCAATAACAGGTCTGTGATGCCCTTAGATGTTCTGGGCCGCACGCGCGCTACACTGATGCAATCATCAAGTATTGTTATATGTTGTAAAAAGACATATAATAAACCTTAACTGAAATGTTTAGGTAATCTTACAAATTTGCATCGTGATGGGGATAGATTATTGTAATTATTAATCTTCAACGAGGAATTCCTAGTAAACGCAAGTCATCAGCTTGCATTGATTACGTCCCTGCCCTTTGTACACACCGCCCGTCGCTACTACCGATTGAATGGATTAGTGAGCTCCAGGGATTGTAGTGTTATATGTGGTAACACATATACACTCTGAGAACTGGATCAAACTTGCTCATTTAGAGGAAGTAA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CAAACATCTTTGTACCGTGAAACTGCGTACAGCTCATTATATCAGTAATAATTTATTTGATGGGGTCTCAACTACTTGGATAACCGTAGTAATTCTAGGGCTAATACATGCGTAAAATCCCGACTCGTTGAGGGAAGGGATGTATTTATTAGTTTAAAAACCAATGCGGGGCTCTGCTCCGGTCTTGTGTTGAATCATAGTAACTGTTCGAATCGCATGGCTTTACGCTGGCGATAGTTCATTCAAATTTCTGCCCTATCAGCTTTCGACGGTAGTGTAGTGGACTACCGTGGCGTTAACGGGTAACGGAGAATTAGGGTTCGATTCCGGAGAGGGAGCCTGAGAAACGGCTACCACATCCAAGGAAGGCAGCAGGCGCGCAAATTACCCAATCCTGACACGGGGAGGTAGTGACAAAAAATAACGATACCGGGCCTTTACGGTCTGGTAATCGGAATGAGTACAATTTAAATACCTTAACGAATTCCATTGGAGGGCAAGTCTGGTGCCAGCAGCCGCGGTAATTCCAGCTCCAATAGCGTATATTAAAGTTGTTGCAGTTAAAAAGCTCGTAGTTGGATTTCTGGTTTAGTGTTGTTGGCCCACTGGCACTCGCTGGTTGGTGCCGATCTACGCTTACCATCTTTCTAGAGAACCAGCATGCCCTTCAATGGAGCGTACTGGGGATCTAGATCTTTTACTTTGAAAAAATTAGAGTGTTTAAAGCAGGCAATTTGCTATGAATACATTAGCATGGAATAATAATTTAGGACTTCGTGTCTTATTTTGTTGGTTTCTAGGACCGAAGTAATGATTGATAGGGATAGTTGGGGGTGCTAGTATTCAGCGGCCAGAGGTGAAATTCTTGGATTCGCTGAAGACTAACTTATGCGAAAGCATTCACCAAGGATGTCTTCTTTAATCAAGAACGAAAGTTGGGGGATCGAAGACGATCAGATACCGTCGTAGTCTCAACTATAAACTATGCCAACTAAGGATCGGTGAACGTTGCATTTTCGACTTCATCGGCACTTTATGAGAAATCAAAGTTTTTGGGTTCCGGGGGGAGTATGGTCGCAAGGCTGAAACTTAAAGGAATTGACGGAAGGGCACCACCAGGAGTGGAGCCTGCGGCTTAATTTGATTCAACACGGGAAAACTTACCAGGTCCAGACATAGTGAGGATTGACAGATTGAAGATCTTTCTTGATTCTATGGGTGGTGGTGCATGGCCGTTCTTAGTTGGTGGAGTGATTTGTCTGGTTAATTCCGTTAACGAACGAGACCTCGACCTGCTAAATAGTTCGGCAGATCCTTTCTGGATATGCTTGCGGACTTCTTAGAGGGACTATCGGTGCCTATCCGATGGAGGTTCGAGGCAATAACAGGTCTGTGATGCCCTTAGATGTTCTGGGCCGCACGCGCGCTACACTGAAGCGATCATCGAGCTTACAACCTTGACCGACAGGTCCGGGTAATCTTTAAAAACGCTTCGTGCTGGGGATAGATCATTGTAATTTTTGATCTTAAACGAGGAATTCCTAGTAAACGCGAGTCATCAACTCGCATTGATTACGTCCCTGCCCTTTGTACACACCGCCCGTCGCTACTACCGATTGAATGACTTAGTGAGTTGTCTGGACCGTTGCTTTTTGGGGGGTTTCCTTCGAATTGTAGTGGTAAGGACTGCAAACTTGGC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CAAACATCTTTGTACCGTGAAACTGCGTACAGCTCATTATATCAGTAATAATTTATTTGATGGGGTCTCAACTACTTGGATAACCGTAGTAATTCTAGGGCTAATACATGCGTAAAATCCCGACTCGTTGAGGGAAGGGATGTATTTATTAGTTTAAAAACCAATGCGGGGCTCTGCTCCGGTCTTGTGTTGAATCATAGTAACTGTTCGAATCGCATGGCTTTACGCTGGCGATAGTTCATTCAAATTTCTGCCCTATCAGCTTTCGACGGTAGTGTAGTGGACTACCGTGGCGTTAACGGGTAACGGAGAATTAGGGTTCGATTCCGGAGAGGGAGCCTGAGAAACGGCTACCACATCCAAGGAAGGCAGCAGGCGCGCAAATTACCCAATCCTGACACGGGGAGGTAGTGACAAAAAATAACGATACCGGGCCTTTACGGTCTGGTAATCGGAATGAGTACAATTTAAATACCTTAACGAATTCCATTGGAGGGCAAGTCTGGTGCCAGCAGCCGCGGTAATTCCAGCTCCAATAGCGTATATTAAAGTTGTTGCAGTTAAAAAGCTCGTAGTTGGATTTCTGGTTTAGTGTTGTTGGCCCACTGGCACTCGCTGGTTGGTGCCGATCTACGCTTACCATCTTTCTAGAGAACCAGCATGCCCTTCAATGGAGCGTACTGGGGATCTAGATCTTTTACTTTGAAAAAATTAGAGTGTTTAAAGCAGGCAATTTGCTATGAATACATTAGCATGGAATAATAATTTAGGACTTCGTGTCTTATTTTGTTGGTTTCTAGGACCGAAGTAATGATTGATAGGGATAGTTGGGGGTGCTAGTATTCAGCGGCCAGAGGTGAAATTCTTGGATTCGCTGAAGACTAACTTATGCGAAAGCATTCACCAAGGATGTCTTCTTTAATCAAGAACGAAAGTTGGGGGATCGAAGACGATCAGATACCGTCGTAGTCTCAACTATAAACTATGCCAACTAAGGATCGGTGAACGTTGCATTTTCGACTTCATCGGCACTTTATGAGAAATCAAAGTTTTTGGGTTCCGGGGGGAGTATGGTCGCAAGGCTGAAACTTAAAGGAATTGACGGAAGGGCACCACCAGGAGTGGAGCCTGCGGCTTAATTTGATTCAACACGGGAAAACTTACCAGGTCCAGACATAGTGAGGATTGACAGATTGAAGATCTTTCTTGATTCTATGGGTGGTGGTGCATGGCCGTTCTTAGTTGGTGGAGTGATTTGTCTGGTTAATTCCGTTAACGAACGAGACCTCGACCTGCTAAATAGTTCGGCAGATCCTTTCTGGATATGCTTGCGGACTTCTTAGAGGGACTATCGGTGCCTATCCGATGGAGGTTCGAGGCAATAACAGGTCTGTGATGCCCTTAGATGTTCTGGGCCGCACGCGCGCTACACTGAAGCGATCATCGAGCTTACAACCTTGACCGACAGGTCCGGGTAATCTTTAAAAACGCTTCGTGCTGGGGATAGATCATTGTAATTTTTGATCTTAAACGAGGAATTCCTAGTAAACGCGAGTCATCAACTCGCATTGATTACGTCCCTGCCCTTTGTACACACCGCCCGTCGCTACTACCGATTGAATGACTTAGTGAGTTGTCTGGACCGTTGCTTTTTGGGGGGTTTCCTTCGAATTGTAGTGGTAAGGACTGCAAACTTGGCCATTTAGAGGAAGTAAAAGTCGTAACAAGGTTTCC</text:p>
          </table:table-cell>
          <table:table-cell office:value-type="string" calcext:value-type="string">
            <text:p>3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AGATGGCTCATTAAATCAGTTATAATTTATTTGATGATCAACTTACTACATGGATACCCGTAGTAATTCTAGAGCTAATACATGCGCAAAGTCCCGACTCTCGCGGGAAGGGATGTATTTATTAGATAAAAAACCAATGCGGGTTCACGCCCGGTTTGCGGTGATTCATAATAACTAGTCGGATCGCATGGCCTTGTGCCGGCGACAGTTCATTCAAATTTCTGCCCTATCAGCTTTCGACGGTAGTGTAGTGGACTACCGTGGCGTTAACGGGTGACGGAGAATTAGGGTTCGGTTCCGGAGAGGGAGCCTGAGAAACGGCTACCACATCCAAGGAAGGCAGCAGGCGCGCAAATTACCCAATCCTGACACAGGGAGGTAGTGACAAGAAATAACAATATCGGGCCTTTACAGGTCTGATAATTGGAATGAGTACAATTTAAATCCCTTAACGAGGATCCATTGGAGGGCAAGTCTGGTGCCAGCAGCCGCGGTAATTCCAGCTCCAATAGCGTATATTAAAGTTGCTGCAGTTAAAAAGCTCGTAGTTGGATTTCTGGTACGGCTCGCTTGGTCCGCCGCCGCTTTAGGTGTGTGAGTACCGGTGCGGGCCTGCCATCCTTCCGGGGCGCGCGTCTACCCTTTACTGGGCCGGGCGCGCCACCCGGATCATTTACTTTGAAAAAATTAGAGTGTTTAAAGCAGGCGCCGCCGCTCTGAATACATTAGCATGGAATAATAGGATAGGACTTGGGTTCTATTTTGTTGGTTTCTAGGACCGAAGTAATGATTGATAGGGACAGTTGGGGGTGCTGGTATTCAGCGGCCAGAGGTGAAATTCTTGGATTCGCTGAAGACCAACTTATGCGAAAGCATTCACCAAGGATGTCTTCTTTAATCAAGAACGAAAGTTGGGGGATCGAAGACGATCAGATACCGTCGTAGTCTCAACCATAAACTATGCCGACTAGGGATGGGCGCACGTTGTTTTTCCGACTGCGTCCGCACCTTATGAGAAATCACAAGTGTTTGGGTTCCGGGGGGAGTATGGTCGCAAGGCTGAAACTTAAAGGAATTGACGGAAGGGCACTACCAGGCGTGGAACTTGCGGCTTAATTTGACTCAACACGGGAAAACTTACCAGGTCCAGACATAGTAAGGATTGACAGATTGAAGATCTTTCTTGATTCTATGGGTGGTGGTGCATGGCCGTTCTTAGTTGGTGGAGTGATTTGTCTGGTTAATTCCGTTAACGAACGAGACCTCGACCTGCTAAATAGCTCGGCGCGCCCCTCGGGGCGCCGACCGTGGCTTCTTAGAGGGACTATCGGTGCGTAGCCGATGGAAGTCCGAGGCAATAACAGGTCTGTGATGCCCTTAGATGTTCTGGGCCGCACGCGTGTTACACTGACGCATTCATCGAGCTTTTCACCTCGGCTGACAGGCCCGGGTAATCTGCGCAACGTGCGTCGTGATGGGGATAGATGATTGTAATTATTCATCTTCAACGAGGAATGCCTAGTAAACGCGAGTCATCAGCTCGCATTGATTACGTCCCTGCCCTTTGTACACACCGCCCGTCGCTGCTACCGATTGAATGGTTTAGTGAGTCCCACGGACCGACTGCGGCGGTGGTTTCGGCTGCTGCCGTTGTGGGGAAGTGGTTCAAACTTGACT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AGATGGCTCATTAAATCAGTTATAATTTATTTGATGATCAACTTACTACATGGATACCCGTAGTAATTCTAGAGCTAATACATGCGCAAAGTCCCGACTCTCGCGGGAAGGGATGTATTTATTAGATAAAAAACCAATGCGGGTTCACGCCCGGTTTGCGGTGATTCATAATAACTAGTCGGATCGCATGGCCTTGTGCCGGCGACAGTTCATTCAAATTTCTGCCCTATCAGCTTTCGACGGTAGTGTAGTGGACTACCGTGGCGTTAACGGGTGACGGAGAATTAGGGTTCGGTTCCGGAGAGGGAGCCTGAGAAACGGCTACCACATCCAAGGAAGGCAGCAGGCGCGCAAATTACCCAATCCTGACACAGGGAGGTAGTGACAAGAAATAACAATATCGGGCCTTTACAGGTCTGATAATTGGAATGAGTACAATTTAAATCCCTTAACGAGGATCCATTGGAGGGCAAGTCTGGTGCCAGCAGCCGCGGTAATTCCAGCTCCAATAGCGTATATTAAAGTTGCTGCAGTTAAAAAGCTCGTAGTTGGATTTCTGGTACGGCTCGCTTGGTCCGCCGCCGCTTTAGGTGTGTGAGTACCGGTGCGGGCCTGCCATCCTTCCGGGGCGCGCGTCTACCCTTTACTGGGCCGGGCGCGCCACCCGGATCATTTACTTTGAAAAAATTAGAGTGTTTAAAGCAGGCGCCGCCGCTCTGAATACATTAGCATGGAATAATAGGATAGGACTTGGGTTCTATTTTGTTGGTTTCTAGGACCGAAGTAATGATTGATAGGGACAGTTGGGGGTGCTGGTATTCAGCGGCCAGAGGTGAAATTCTTGGATTCGCTGAAGACCAACTTATGCGAAAGCATTCACCAAGGATGTCTTCTTTAATCAAGAACGAAAGTTGGGGGATCGAAGACGATCAGATACCGTCGTAGTCTCAACCATAAACTATGCCGACTAGGGATGGGCGCACGTTGTTTTTCCGACTGCGTCCGCACCTTATGAGAAATCACAAGTGTTTGGGTTCCGGGGGGAGTATGGTCGCAAGGCTGAAACTTAAAGGAATTGACGGAAGGGCACTACCAGGCGTGGAACTTGCGGCTTAATTTGACTCAACACGGGAAAACTTACCAGGTCCAGACATAGTAAGGATTGACAGATTGAAGATCTTTCTTGATTCTATGGGTGGTGGTGCATGGCCGTTCTTAGTTGGTGGAGTGATTTGTCTGGTTAATTCCGTTAACGAACGAGACCTCGACCTGCTAAATAGCTCGGCGCGCCCCTCGGGGCGCCGACCGTGGCTTCTTAGAGGGACTATCGGTGCGTAGCCGATGGAAGTCCGAGGCAATAACAGGTCTGTGATGCCCTTAGATGTTCTGGGCCGCACGCGTGTTACACTGACGCATTCATCGAGCTTTTCACCTCGGCTGACAGGCCCGGGTAATCTGCGCAACGTGCGTCGTGATGGGGATAGATGATTGTAATTATTCATCTTCAACGAGGAATGCCTAGTAAACGCGAGTCATCAGCTCGCATTGATTACGTCCCTGCCCTTTGTACACACCGCCCGTCGCTGCTACCGATTGAATGGTTTAGTGAGTCCCACGGACCGACTGCGGCGGTGGTTTCGGCTGCTGCCGTTGTGGGGAAGTGGTTCAAACTTGACT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CACAGCTCATTATATCAGCAATAATTTATTTGATGGTACCTTACTACATGGATAACCGTAGTAATTCTAGAGCTAATACATGCGTAAAGTCCCGACTCGTGAGGGAAGGGATGTATTTATTAGATAAAAAACCAATGCGGGCCTCTGGTCCGGTTTTTTGGTGAGTCATAATAACTGATCGAATCGCATGGCCTCGTGCTGGCGATAGTTCATTCAAATTTCTGCCCTATCAGCTTTCGACGGTAGTGTAGTGGACTACCGTGGCGTTAACGGGTGACGGAGAATTAGGGTTCGATTCCGGAGAGGGAGCCTGAGAAACGGCTACCACATCCAAGGAAGGCAGCAGGCGCGCAAATTACCCAATCCTGACACAGGGAGGTAGTGACAAGAAATAACAATACCGGGCTCTTATGGGTCTGGTAATTGGAATGAGTACAATTCAAATCCCTTAACGAGGATCCACTGGAGGGCAAGTCTGGTGCCAGCAGCCGCGGTAATTCCAGCTCCAGTAGCGTATATTAACGTTGCTGCAGTTAAAAAGCTCGTAGTTGGATTTCTGGTTAGTCGCTCTGGCCCGGTGGTTATGCTGCTGTGTGCCGGTGTGTGCTAGCCATCCTTCTAGAGAGCCGTACGGGACCATTTATTTGGCTCTGTGCGTGCGATCTAGATCTTTTACTTTGAAAAAATTAGAGTGTTTAAAGCAGGCTTACGCTGTGAATACATTAGCATGGAATAATAATATAGGACTTTGGTTCTATTTTGTTGGTTTCTAGGACTAAAGTAATGATTGATAGGGATAGTTGGGGGTGCTAGTATTCAGTGGCCAGAGGTGAAATTCTTGGATTCACTGAAGACTAACTACTGCGAAAGCATTCACCAAGGATGTCTTCTTTAATCAAGAACGAAAGTTGGGGGATCGAAGACGATCAGATACCGTCGTAGTCTCAACCATAAACTATACCGACTAAGGATCGGCAGACGTCATTTTTCCGACTCTGTCGGCACTTTATGAGAAATCAAAGTCTTTGGGTTCCGGGGGGAGTATGGTCGCAAGGCTGAAACTTAAAGGAATTGACGGAAGGGCACCACCAGGAGTGGAGCCTGCGGCTTAATTTGACTCAACACGGGAAAACTTACCAGGTCCAGACATAGTGAGGATTGACAGATTGAAGATCTTTCTTGATTCTATGGGTGGTGGTGCATGGCCGTTCTTAGTTGGTGGAGTGATTTGTCTGGTTAATTCCGTTAACGAACGAGACCTCGACCTGCTAAATAGTACGCCGAACTCTTTGGGTTCGCGCGGCACTTCTTAGAGGGACTATCGATTGTAAGTCGGTGGAAGTTCGAGGCAATAACAGGTCTGTGATGCCCTTAGATGTTCTGGGCTGCACGCGCGCTACACTGACACGTTCATCGAGTTTACAACCTTGGCCGGCAGGTCTGGGTAATCTTTGAAAGCGTGTCGTGATGGGGATAGATGATTGTAATTTTTCATCTTCAACGAGGAATTCCTAGTAATCGCATGTCATTAGCGTGCAATGATTACGTCCCTGCCCTTTGTACACACCGCCCGTCGCTACTACCGATTGGATGGTTTAGTGAGGCCCACAGAGAGCTGCATTGGAGTTCGCTTCTTCGCGGTTCAAAGTGGAACAAACTTGATCATC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GCACAGCTCATTATATCAGCAATAATTTATTTGATGGTACCTTACTACATGGATAACCGTAGTAATTCTAGAGCTAATACATGCGTAAAGTCCCGACTCGTGAGGGAAGGGATGTATTTATTAGATAAAAAACCAATGCGGGCCTCTGGTCCGGTTTTTTGGTGAGTCATAATAACTGATCGAATCGCATGGCCTCGTGCTGGCGATAGTTCATTCAAATTTCTGCCCTATCAGCTTTCGACGGTAGTGTAGTGGACTACCGTGGCGTTAACGGGTGACGGAGAATTAGGGTTCGATTCCGGAGAGGGAGCCTGAGAAACGGCTACCACATCCAAGGAAGGCAGCAGGCGCGCAAATTACCCAATCCTGACACAGGGAGGTAGTGACAAGAAATAACAATACCGGGCTCTTATGGGTCTGGTAATTGGAATGAGTACAATTCAAATCCCTTAACGAGGATCCACTGGAGGGCAAGTCTGGTGCCAGCAGCCGCGGTAATTCCAGCTCCAGTAGCGTATATTAACGTTGCTGCAGTTAAAAAGCTCGTAGTTGGATTTCTGGTTAGTCGCTCTGGCCCGGTGGTTATGCTGCTGTGTGCCGGTGTGTGCTAGCCATCCTTCTAGAGAGCCGTACGGGACCATTTATTTGGCTCTGTGCGTGCGATCTAGATCTTTTACTTTGAAAAAATTAGAGTGTTTAAAGCAGGCTTACGCTGTGAATACATTAGCATGGAATAATAATATAGGACTTTGGTTCTATTTTGTTGGTTTCTAGGACTAAAGTAATGATTGATAGGGATAGTTGGGGGTGCTAGTATTCAGTGGCCAGAGGTGAAATTCTTGGATTCACTGAAGACTAACTACTGCGAAAGCATTCACCAAGGATGTCTTCTTTAATCAAGAACGAAAGTTGGGGGATCGAAGACGATCAGATACCGTCGTAGTCTCAACCATAAACTATACCGACTAAGGATCGGCAGACGTCATTTTTCCGACTCTGTCGGCACTTTATGAGAAATCAAAGTCTTTGGGTTCCGGGGGGAGTATGGTCGCAAGGCTGAAACTTAAAGGAATTGACGGAAGGGCACCACCAGGAGTGGAGCCTGCGGCTTAATTTGACTCAACACGGGAAAACTTACCAGGTCCAGACATAGTGAGGATTGACAGATTGAAGATCTTTCTTGATTCTATGGGTGGTGGTGCATGGCCGTTCTTAGTTGGTGGAGTGATTTGTCTGGTTAATTCCGTTAACGAACGAGACCTCGACCTGCTAAATAGTACGCCGAACTCTTTGGGTTCGCGCGGCACTTCTTAGAGGGACTATCGATTGTAAGTCGGTGGAAGTTCGAGGCAATAACAGGTCTGTGATGCCCTTAGATGTTCTGGGCTGCACGCGCGCTACACTGACACGTTCATCGAGTTTACAACCTTGGCCGGCAGGTCTGGGTAATCTTTGAAAGCGTGTCGTGATGGGGATAGATGATTGTAATTTTTCATCTTCAACGAGGAATTCCTAGTAATCGCATGTCATTAGCGTGCAATGATTACGTCCCTGCCCTTTGTACACACCGCCCGTCGCTACTACCGATTGGATGGTTTAGTGAGGCCCACAGAGAGCTGCATTGGAGTTCGCTTCTTCGCGGTTCAAAGTGGAACAAACTTGATCATCTAGAGGAAGTAAAAGTCGTAACAAGGTTTCC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AGCTCATTATATCAGTTATTATTTATTTGATGGTACCTTACCACATGGATAACCGTGGTAATTCTAGAGCTAATACATGCGTAAAATCTCGACTCGTGAGGGGAGAGATGTATTTATTAGATAAAAAACCAATTCGGCTTCGGTCGATCTCGTGGTGACTCATAGTAACTGTTCGAATCGCATGACCTCGTGTCGGCGATAGTTCATTCAAATTTCTGCCCTATCAGCTTTCGACGGTAGTGTAGTGGACTACCGTGGCGTTCACGGGTGACGGAGAATAAGGGTTCGATTCCGGAGAGGGAGCCTGAGAAACGGCTACCACATCCAAGGAAGGCAGCAGGCGCGCAAATTACCCAATCCTAACACAGGGAGGTAGTGACAATAAATAACGATATCGGGCCTTCATGGGTCTGATAATTGGAATGAGTACAATTTAAATCCCTTAACGAATGCAATTGGAGGGCAAGTCTGGTGCCAGCAGCCGCGGTAATTCCAGCTCCAATAGCGTATATTAAAGTTGTTGCAGTTAAAAAGCTCGTAGTTGGATTTCTGGTTGGGTGAGCCTGGCCCGCGGCGGAAACGCTTGTGAGTGCCGGTGTTTGCCTGCCATCTTTCTAGGGAACCTCTCTACCCTTCACTGGGCCGGGGAGGCGATCTAGGTCTTTTACTTTGAAAAAATTAGAGTGTTCAAAGCAGGCTTGTGCATGAATACATTAGCATGGAATAATAATATAGGACTTTGGGCCTATTTTGTTGGTTTCCTGGTCTGAAGTAATGATTGATAGGGATAGTTGGGGGTGCTAGTATTCAGCGGCCAGAGGTGAAATTCATGGATTCGCTGAAGACTAACTTATGCGAAAGCATTCACCAAGGATGTCTTCTTTAATCAAGAACGAAAGTTGGGGGATCGAAGACGATCAGATACCGTCGTAGTCTCAACCATAAACTATGCCGACTAAGGATGAGTGAACGTCTTTTAATCGACTTCATTCGCACTTTATGAGAAATCAAAGTCTTTGGGTTCTGGGGGGAGTATGGTCGCAAGGCTGAAACTTAAAGGAATTGACGGAAGGGCACCACCAGGAGTGGAGCCTGCGGCTTAATTTGACTCAACACGGGGAAACTTACCAGGTCCAGACATAGTGAGGATTGACAGGTTGAAGACCTTTCTTGATTCTATGGGTGGTGGTGCATGGCCGTTCTTAGTTGGTGGAGTGATTTGTCTGGTTAATTCCGTTAACGAACGAGACCTCGACCTGCTAAATAGTCCGCTTATCTCCGGATGGGCGGTACTTCTTAGAGGGACAATCGGTTTTTAGCCGATGGAAGTTCGAGGCAATAACAGGTCTGTGATGCCCTTAGATGTTCTGGGCCGCACGCGCGCTACACTGATTCGTTCATCGAGCATACAACCTTGACTGAGAGGTCTGGGTAATCTTCTTAAAGCGAATCGTGCTGGGGATAGATTATTGTAATTTTTAATCTTCAACGAGGAATTCCTAGTAAACGCGCGTCATCATCGCGCATTGATTACGTCCCTGCCCTTTGTACACACCGCCCGTCGCTGCTACCGATTGAATGGCTTAGTGAATTCTAGGGACCTCGGGACAGTGCTTGCATTGTCCATGGGGAAACGAGAATAAACTTGAT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GTACAGCTCATTATATCAGTTATTATTTATTTGATGGTACCTTACCACATGGATAACCGTGGTAATTCTAGAGCTAATACATGCGTAAAATCTCGACTCGTGAGGGGAGAGATGTATTTATTAGATAAAAAACCAATTCGGCTTCGGTCGATCTCGTGGTGACTCATAGTAACTGTTCGAATCGCATGACCTCGTGTCGGCGATAGTTCATTCAAATTTCTGCCCTATCAGCTTTCGACGGTAGTGTAGTGGACTACCGTGGCGTTCACGGGTGACGGAGAATAAGGGTTCGATTCCGGAGAGGGAGCCTGAGAAACGGCTACCACATCCAAGGAAGGCAGCAGGCGCGCAAATTACCCAATCCTAACACAGGGAGGTAGTGACAATAAATAACGATATCGGGCCTTCATGGGTCTGATAATTGGAATGAGTACAATTTAAATCCCTTAACGAATGCAATTGGAGGGCAAGTCTGGTGCCAGCAGCCGCGGTAATTCCAGCTCCAATAGCGTATATTAAAGTTGTTGCAGTTAAAAAGCTCGTAGTTGGATTTCTGGTTGGGTGAGCCTGGCCCGCGGCGGAAACGCTTGTGAGTGCCGGTGTTTGCCTGCCATCTTTCTAGGGAACCTCTCTACCCTTCACTGGGCCGGGGAGGCGATCTAGGTCTTTTACTTTGAAAAAATTAGAGTGTTCAAAGCAGGCTTGTGCATGAATACATTAGCATGGAATAATAATATAGGACTTTGGGCCTATTTTGTTGGTTTCCTGGTCTGAAGTAATGATTGATAGGGATAGTTGGGGGTGCTAGTATTCAGCGGCCAGAGGTGAAATTCATGGATTCGCTGAAGACTAACTTATGCGAAAGCATTCACCAAGGATGTCTTCTTTAATCAAGAACGAAAGTTGGGGGATCGAAGACGATCAGATACCGTCGTAGTCTCAACCATAAACTATGCCGACTAAGGATGAGTGAACGTCTTTTAATCGACTTCATTCGCACTTTATGAGAAATCAAAGTCTTTGGGTTCTGGGGGGAGTATGGTCGCAAGGCTGAAACTTAAAGGAATTGACGGAAGGGCACCACCAGGAGTGGAGCCTGCGGCTTAATTTGACTCAACACGGGGAAACTTACCAGGTCCAGACATAGTGAGGATTGACAGGTTGAAGACCTTTCTTGATTCTATGGGTGGTGGTGCATGGCCGTTCTTAGTTGGTGGAGTGATTTGTCTGGTTAATTCCGTTAACGAACGAGACCTCGACCTGCTAAATAGTCCGCTTATCTCCGGATGGGCGGTACTTCTTAGAGGGACAATCGGTTTTTAGCCGATGGAAGTTCGAGGCAATAACAGGTCTGTGATGCCCTTAGATGTTCTGGGCCGCACGCGCGCTACACTGATTCGTTCATCGAGCATACAACCTTGACTGAGAGGTCTGGGTAATCTTCTTAAAGCGAATCGTGCTGGGGATAGATTATTGTAATTTTTAATCTTCAACGAGGAATTCCTAGTAAACGCGCGTCATCATCGCGCATTGATTACGTCCCTGCCCTTTGTACACACCGCCCGTCGCTGCTACCGATTGAATGGCTTAGTGAATTCTAGGGACCTCGGGACAGTGCTTGCATTGTCCATGGGGAAACGAGAATAAACTTGATCATT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TTATACTGTGAAACTGCGCACAGCTCATTATATCAGCAATAATTTATTTGATGGTTCCTTACTACATGGATACCCGTAGTAATTCTAGAGCTAATACATGCGTAAAGTCCCGACTCTCTTTTGGGAAGGGATGTATTTATTAGATAAAAAACCAATGGCTTCGGCCTTCTTTGGTGACTCATAATAACTGTTCGAATCGCATGGCCTCGTGCTGGCGATAGTTCATTCAAATTTCTGCCCTATCAGCTTTCGACGGTAGTGTAGTGGACTACCGTGGCGTTAACGGGTGACGGAGAATTAGGGTTCGATTCCGGAGAGGGAGCCTGAGAAACGGCTACCACATCCAAGGAAGGCAGCAGGCGCGCAAATTACCCAATCCTGACACAGGGAGGTAGTGACAAGAAATAACAATACCGGGCTTTTATAGGTCTGGTAATTGGAATGAGTACAATACAAATCCCTTAACGAGGATCCACTGGAGGGCAAGTCTGGTGCCAGCAGCCGCGGTAATTCCAGCTCCAGTAGCGTATATTAACGTTGCTGCAGTTAAAAAGCTCGTAGTTGGATTTCTGGTTGGTCGCCCTAGCCCGCTGGCTTAATGTCGGTGAGTGCCGGTGCGTACCTGCCATCCTTCTAGAGAGCCGTGCGTACCCTTTACTGGGCCGCGCGCGTGCGATCTAGATCTTTTACTTTGAAAAAATTAGAGTGTTTAAAGCAGGCTTACGCCGTGAATACATTAGCATGGAATAATAATATAGGACTTTGGTTCTATTTTGTTGGTTTCTAGGACTGAAGTAATGATTGATAGGGATAGTTGGGGGTGCTAGTATTCAGCGGCCAGAGGTGAAATTCTTGGATTCGCTGAAGACTAACTACTGCGAAAGCATTCACCAAGGATGTCTTCTTTAATCAAGAACGAAAGTTGGGGGATCGAAGACGATCAGATACCGTCGTAGTCTCAACCATAAACTATACCGACTAAGGATCAGTGGACGTCATATTTCGACTCCATTGGCACTTTATGAGAAATCAAAGTCTTTGGGTTCCGGGGGGAGTATGGTCGCAAGGCTGAAACTTAAAGGAATTGACGGAAGGGCACTACCAGGAGTGGAGCCTGCGGCTTAATTTGACTCAACACGGGAAAACTTACCAGGTCCAGACATAGTGAGGATTGACAGATTGAAGATCTTTCTTGATTCTATGGGTGGTGGTGCATGGCCGTTCTTAGTTGGTGGAGTGATTTGTCTGGTTAATTCCGTTAACGAACGAGACCTCGACCTGCTAAATAGTCTGCCGAACCCTTTGGGTTCGCGTAGTACTTCTTAGAGGGACTATCGGTTTGAAGCCGGTGGAAGTTCGAGGCAATAACAGGTCTGTGATGCCCTTAGATGTTCTGGGCTGCACGCGCGCTACACTGACATGTTCATCGAGTTTACAACCTTGACCGGAAGGCCTGGGTAATCTTTGAAAGCATGTCGTGATGGGGATAGATTATTGTAATTTTTAATCTTCAACGAGGAATTCCTAGTAATCGCATGTCATTAACGTGCAATGATTACGTCCCTGCCCTTTGTACACACCGCCCGTCGCTACTACCGATTGGATGGTTTAGTGAGGTCCACGGACTGCTGCATTTGATGGGTTCGCCTATCTTTTGCAATTGGAAGTGGGACAAACTTGATCATC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GTTTATACTGTGAAACTGCGCACAGCTCATTATATCAGCAATAATTTATTTGATGGTTCCTTACTACATGGATACCCGTAGTAATTCTAGAGCTAATACATGCGTAAAGTCCCGACTCTCTTTTGGGAAGGGATGTATTTATTAGATAAAAAACCAATGGCTTCGGCCTTCTTTGGTGACTCATAATAACTGTTCGAATCGCATGGCCTCGTGCTGGCGATAGTTCATTCAAATTTCTGCCCTATCAGCTTTCGACGGTAGTGTAGTGGACTACCGTGGCGTTAACGGGTGACGGAGAATTAGGGTTCGATTCCGGAGAGGGAGCCTGAGAAACGGCTACCACATCCAAGGAAGGCAGCAGGCGCGCAAATTACCCAATCCTGACACAGGGAGGTAGTGACAAGAAATAACAATACCGGGCTTTTATAGGTCTGGTAATTGGAATGAGTACAATACAAATCCCTTAACGAGGATCCACTGGAGGGCAAGTCTGGTGCCAGCAGCCGCGGTAATTCCAGCTCCAGTAGCGTATATTAACGTTGCTGCAGTTAAAAAGCTCGTAGTTGGATTTCTGGTTGGTCGCCCTAGCCCGCTGGCTTAATGTCGGTGAGTGCCGGTGCGTACCTGCCATCCTTCTAGAGAGCCGTGCGTACCCTTTACTGGGCCGCGCGCGTGCGATCTAGATCTTTTACTTTGAAAAAATTAGAGTGTTTAAAGCAGGCTTACGCCGTGAATACATTAGCATGGAATAATAATATAGGACTTTGGTTCTATTTTGTTGGTTTCTAGGACTGAAGTAATGATTGATAGGGATAGTTGGGGGTGCTAGTATTCAGCGGCCAGAGGTGAAATTCTTGGATTCGCTGAAGACTAACTACTGCGAAAGCATTCACCAAGGATGTCTTCTTTAATCAAGAACGAAAGTTGGGGGATCGAAGACGATCAGATACCGTCGTAGTCTCAACCATAAACTATACCGACTAAGGATCAGTGGACGTCATATTTCGACTCCATTGGCACTTTATGAGAAATCAAAGTCTTTGGGTTCCGGGGGGAGTATGGTCGCAAGGCTGAAACTTAAAGGAATTGACGGAAGGGCACTACCAGGAGTGGAGCCTGCGGCTTAATTTGACTCAACACGGGAAAACTTACCAGGTCCAGACATAGTGAGGATTGACAGATTGAAGATCTTTCTTGATTCTATGGGTGGTGGTGCATGGCCGTTCTTAGTTGGTGGAGTGATTTGTCTGGTTAATTCCGTTAACGAACGAGACCTCGACCTGCTAAATAGTCTGCCGAACCCTTTGGGTTCGCGTAGTACTTCTTAGAGGGACTATCGGTTTGAAGCCGGTGGAAGTTCGAGGCAATAACAGGTCTGTGATGCCCTTAGATGTTCTGGGCTGCACGCGCGCTACACTGACATGTTCATCGAGTTTACAACCTTGACCGGAAGGCCTGGGTAATCTTTGAAAGCATGTCGTGATGGGGATAGATTATTGTAATTTTTAATCTTCAACGAGGAATTCCTAGTAATCGCATGTCATTAACGTGCAATGATTACGTCCCTGCCCTTTGTACACACCGCCCGTCGCTACTACCGATTGGATGGTTTAGTGAGGTCCACGGACTGCTGCATTTGATGGGTTCGCCTATCTTTTGCAATTGGAAGTGGGACAAACTTGATCATC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TATACAGTGAAACTGCAGATGGCTCATTAAATCAGTCATAATTTATTTGATGATTACTTACTACATGGATAACCGTAGTAATTCTAGAGCTAATACATGCGTAAAGTCCTGACTCTTGCGGGGAGGGATGTATTTATTAGGTAAAAAACCAATGCGGGGTGGCAACATCCCGGTTGTGGGTGACTCATAATAACTGTTCGAATCGCATGGCCTCGTGCCGGCGATAGTTCATTCAAATTTCTGCCCTATCAGCTTTCGACGGTAGTGTAGTGGACTACCGTGGCATTAACGGGTGACGGAGAATTAGGGTTCGATTCCGGAGAGGGAGCCTGAGAGATGGCTACCACATCCAAGGAAGGCAGCAGGCGCGCAAATTACCCAATCCTGACACAGGGAGGTAGTGACAAAAAATAACAATACCGGGCTCTTCGAGTCTGGTAATTGGAATGAGTACAATTTAAATCCCTTAACGAGGATCCATTGGAGGGCAAGTCTGGTGCCAGCAGCCGCGGTAATTCCAGCTCCAATAGCGTATATTAAAATTGCTGCAGTTAAAAAGCTCGTAGTTGGATTTCTGGTGTGGTGTACCGAGCCCGCCGCCGTTAGGCGGTGAGTGCTTGCTGTGCGCCTACCATCCTTCCGGAGAGCGTGCTCTACCCTTAACTGGGCCGGAGTGCGCGATCTGGATCGTTTACTTTGAAAAAATTAGAGTGTTTAAAGCAGGCGTTTGCTATGAATACATTAGCATGGAATAATAAGATAGGACTTTGGTTCTATTTTGTTGGTTTCTAGGACTGAAGTAATGATTGATAGGGACAGTTGGGGGTGCTAGTATTTAACGGCCAGAGGTGAAATTCTTGGATTCGTTAAAGACTAACTTATGCGAAAGCATTCACCAAGGATGTCTTCTTTAATCAAGAACGAAAGTTGGGGGATCGAAGACGATCAGATACCGTCGTAGTCTCAACTATAAACTATACCGACTAGGGATGAGTGAACGTTGCATTTTACGACTTCATTCGCACCTTATGAGAAATCAAAGTCTTTGGGTTCTGGGGGGAGTATGGTCGCAAGGCTGAAACTTAAAGGAATTGACGGAAGGGCACCACCAGGATTGGAGCCTGCGGCTTAATTTGACTCAACACGGGGAAACTTACCAGGTCCGGACATAGTGAGGATTGACAGATTGAAGATCTTTCTTGATTCTATGGGTGGTGGTGCATGGCCGTTCTTAGTTGGTGGAGTGATTTGTCTGGTTAATTCCGTTAACGAACGAGACCTCGGCCTACTAAATAGTCTGGCTCACTCCTCGGAGTGTGGTTAGGACTTCTTAGAGGGACTATCGGTGGGTAGCCGATGGAAGTTCGAGGCAATAACAGGTCTGTGATGCCCTTAGATGTTCTGGGCCGCACGCGCGCTACACTGACGCATTCATCGAGCTTACAACCTTGGCTGATAGGTCTGGGTAATCTTTGAAAGTGCGTCGTGCTGGGGATAGATTATTGTAATTTTTAATCTTCAACGAGGAATTCCTAGTAAACGCGAGTCATCAGCTCGCATTGATTACGTCCCTGCCCTTTGTACACACCGCCCGTCGCTACTACCGATTGAATGGCTTAGTGAGTTTCACGGATTGCTGCCAGTTACTGGTCTCCAGTGGCTGGTGACGAGAAGTGAATCAAACTTGA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TTATACAGTGAAACTGCAGATGGCTCATTAAATCAGTCATAATTTATTTGATGATTACTTACTACATGGATAACCGTAGTAATTCTAGAGCTAATACATGCGTAAAGTCCTGACTCTTGCGGGGAGGGATGTATTTATTAGGTAAAAAACCAATGCGGGGTGGCAACATCCCGGTTGTGGGTGACTCATAATAACTGTTCGAATCGCATGGCCTCGTGCCGGCGATAGTTCATTCAAATTTCTGCCCTATCAGCTTTCGACGGTAGTGTAGTGGACTACCGTGGCATTAACGGGTGACGGAGAATTAGGGTTCGATTCCGGAGAGGGAGCCTGAGAGATGGCTACCACATCCAAGGAAGGCAGCAGGCGCGCAAATTACCCAATCCTGACACAGGGAGGTAGTGACAAAAAATAACAATACCGGGCTCTTCGAGTCTGGTAATTGGAATGAGTACAATTTAAATCCCTTAACGAGGATCCATTGGAGGGCAAGTCTGGTGCCAGCAGCCGCGGTAATTCCAGCTCCAATAGCGTATATTAAAATTGCTGCAGTTAAAAAGCTCGTAGTTGGATTTCTGGTGTGGTGTACCGAGCCCGCCGCCGTTAGGCGGTGAGTGCTTGCTGTGCGCCTACCATCCTTCCGGAGAGCGTGCTCTACCCTTAACTGGGCCGGAGTGCGCGATCTGGATCGTTTACTTTGAAAAAATTAGAGTGTTTAAAGCAGGCGTTTGCTATGAATACATTAGCATGGAATAATAAGATAGGACTTTGGTTCTATTTTGTTGGTTTCTAGGACTGAAGTAATGATTGATAGGGACAGTTGGGGGTGCTAGTATTTAACGGCCAGAGGTGAAATTCTTGGATTCGTTAAAGACTAACTTATGCGAAAGCATTCACCAAGGATGTCTTCTTTAATCAAGAACGAAAGTTGGGGGATCGAAGACGATCAGATACCGTCGTAGTCTCAACTATAAACTATACCGACTAGGGATGAGTGAACGTTGCATTTTACGACTTCATTCGCACCTTATGAGAAATCAAAGTCTTTGGGTTCTGGGGGGAGTATGGTCGCAAGGCTGAAACTTAAAGGAATTGACGGAAGGGCACCACCAGGATTGGAGCCTGCGGCTTAATTTGACTCAACACGGGGAAACTTACCAGGTCCGGACATAGTGAGGATTGACAGATTGAAGATCTTTCTTGATTCTATGGGTGGTGGTGCATGGCCGTTCTTAGTTGGTGGAGTGATTTGTCTGGTTAATTCCGTTAACGAACGAGACCTCGGCCTACTAAATAGTCTGGCTCACTCCTCGGAGTGTGGTTAGGACTTCTTAGAGGGACTATCGGTGGGTAGCCGATGGAAGTTCGAGGCAATAACAGGTCTGTGATGCCCTTAGATGTTCTGGGCCGCACGCGCGCTACACTGACGCATTCATCGAGCTTACAACCTTGGCTGATAGGTCTGGGTAATCTTTGAAAGTGCGTCGTGCTGGGGATAGATTATTGTAATTTTTAATCTTCAACGAGGAATTCCTAGTAAACGCGAGTCATCAGCTCGCATTGATTACGTCCCTGCCCTTTGTACACACCGCCCGTCGCTACTACCGATTGAATGGCTTAGTGAGTTTCACGGATTGCTGCCAGTTACTGGTCTCCAGTGGCTGGTGACGAGAAG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TATACTGTGAAACTGCGTACAGCTCATTATATCAGTTATTATTTATTTGATGGTTCCATACTACATGGATAACTGTAGTAATTCTAGAGCTAATACATGCGTAAAATCCAAACCTCACGGGATGGATGTATTTATTAGATAAAAAACCAATGCCTCTCGGGGCTCCTTGGTGACTCATAGTAACTTTTCGGATCGCATGCTTCACGGCGGCGACAGTTCATTCAAATTTCTGCCCTATCAGCTTCCGACGGTAGTGTAGTGGACTACCGTGGCGTTAACGGGTGACGGAGAATTAGGGTTCGATTCCGGAGAGGGAGCCTGAGAAACGGCTACCACATCCAAGGAAGGCAGCAGGCGCGCAAATTACCCAATCCTGACACAGGGAGGTAGTGACAAAAAATAACAATGCTGTGCTATTCATTAGTACGGCAATTGGAATGAGTCGAACTTAAATACCTTAACGAGTATCCACTGGAGGGCAAGTCTGGTGCCAGCAGCCGCGGTAATTCCAGCTCCAGTAGCGTATATTAAAGTTGCTGCAGTTAAAAAGCTCGTAGTTGGATTTCTGGCTTGACAAGGCTGGCCCGCTACTTTAGTAGTGAGTGTCGGTTCCTTGTCTGCCATCCTTCCACAGAACGTTTCTACCCTTCACTGGGCTGGATTCGCAATGTGGAACTTTTACTTTGAAAAAATTAGAGTGTTCAAAGCAGGCTTGCGCTATGAATACATTAGCATGGAATAATAATTTAGGACTTCGGTTCTATTTTGTTGGTTTTCAGGACTGAGTAATGATTGATAGGGATAGTTGGGGGTGCTAGTATTCAGCGGCCAGAGGTGAAATTCTTGGATTCGCTGAAGACTAACTTATGCGAAAGCATTCACCAAGGATGTCTTCTTTAATCAAGAACGAAAGTTGGGGGATCGAAGACGATCAGATACCGTCGTAGTCTCAACCATAAACTATACCGACTAAGGATGAGTGAGCGTTGCATTTTCGACTTCATTCGCACTTTATGAGAAATCAAAGTCTTTGGGTTCCGGGGGGAGTATGGTCGCAAGGCTGAAACTTAAAGGAATTGACGGAAGGGCACCACCAGGAGTGGAGCCTGCGGCTTAATTTGACTCAACACGGGAAAACTTACCAGGTCCAGACATAGTGAGGATTGACAGATTGAAGATCTTTCTTGATTCTATGGGTGGTGGTGCATGGCCGTTCTTAGTTGGTGGAGTGATTTGTCTGGTTAATTCCGTTAACGAACGAGACCTCGACCTGCTAAATAGTAACGTGGACCTTAACGTCCATAGTAACTTCTTAGAGGGACTATCGGTGTGTAGCCGATGGAAGTTCGAGGCAATAACAGGTCTGTGATGCCCTTAGATGTTCTGGGCCGCACGCGCGCTACACTGATACGTTCATCGAGTTTACAACCTTGATCGAGAGTTCTGGGTAATCTTTTAAAAGCGTATCGTGCTGGGGATAGATTATTGTAATTATTAATCTTCAACGAGGAATTCCTAGTAAACGCAAGTCATCAACTTGCATTGATTACGTCCCTGCCCTTTGTACACACCGCCCGTCGCTACTACAGATTGAATGATTTAATGAGTTTCAGGGATTGTGCTCCTTGGTTGGGTCACCTTCCTTGGGGTGTGAGAACTGACACAAATTTGACCATTTAGAT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TTATACTGTGAAACTGCGTACAGCTCATTATATCAGTTATTATTTATTTGATGGTTCCATACTACATGGATAACTGTAGTAATTCTAGAGCTAATACATGCGTAAAATCCAAACCTCACGGGATGGATGTATTTATTAGATAAAAAACCAATGCCTCTCGGGGCTCCTTGGTGACTCATAGTAACTTTTCGGATCGCATGCTTCACGGCGGCGACAGTTCATTCAAATTTCTGCCCTATCAGCTTCCGACGGTAGTGTAGTGGACTACCGTGGCGTTAACGGGTGACGGAGAATTAGGGTTCGATTCCGGAGAGGGAGCCTGAGAAACGGCTACCACATCCAAGGAAGGCAGCAGGCGCGCAAATTACCCAATCCTGACACAGGGAGGTAGTGACAAAAAATAACAATGCTGTGCTATTCATTAGTACGGCAATTGGAATGAGTCGAACTTAAATACCTTAACGAGTATCCACTGGAGGGCAAGTCTGGTGCCAGCAGCCGCGGTAATTCCAGCTCCAGTAGCGTATATTAAAGTTGCTGCAGTTAAAAAGCTCGTAGTTGGATTTCTGGCTTGACAAGGCTGGCCCGCTACTTTAGTAGTGAGTGTCGGTTCCTTGTCTGCCATCCTTCCACAGAACGTTTCTACCCTTCACTGGGCTGGATTCGCAATGTGGAACTTTTACTTTGAAAAAATTAGAGTGTTCAAAGCAGGCTTGCGCTATGAATACATTAGCATGGAATAATAATTTAGGACTTCGGTTCTATTTTGTTGGTTTTCAGGACTGAGTAATGATTGATAGGGATAGTTGGGGGTGCTAGTATTCAGCGGCCAGAGGTGAAATTCTTGGATTCGCTGAAGACTAACTTATGCGAAAGCATTCACCAAGGATGTCTTCTTTAATCAAGAACGAAAGTTGGGGGATCGAAGACGATCAGATACCGTCGTAGTCTCAACCATAAACTATACCGACTAAGGATGAGTGAGCGTTGCATTTTCGACTTCATTCGCACTTTATGAGAAATCAAAGTCTTTGGGTTCCGGGGGGAGTATGGTCGCAAGGCTGAAACTTAAAGGAATTGACGGAAGGGCACCACCAGGAGTGGAGCCTGCGGCTTAATTTGACTCAACACGGGAAAACTTACCAGGTCCAGACATAGTGAGGATTGACAGATTGAAGATCTTTCTTGATTCTATGGGTGGTGGTGCATGGCCGTTCTTAGTTGGTGGAGTGATTTGTCTGGTTAATTCCGTTAACGAACGAGACCTCGACCTGCTAAATAGTAACGTGGACCTTAACGTCCATAGTAACTTCTTAGAGGGACTATCGGTGTGTAGCCGATGGAAGTTCGAGGCAATAACAGGTCTGTGATGCCCTTAGATGTTCTGGGCCGCACGCGCGCTACACTGATACGTTCATCGAGTTTACAACCTTGATCGAGAGTTCTGGGTAATCTTTTAAAAGCGTATCGTGCTGGGGATAGATTATTGTAATTATTAATCTTCAACGAGGAATTCCTAGTAAACGCAAGTCATCAACTTGCATTGATTACGTCCCTGCCCTTTGTACACACCGCCCGTCGCTACTACAGATTGAATGATTTAATGAGTTTCAGGGATTGTGCTCCTTGGTTGGGTCACCTTCCTTGGGGTGTGAGAACTGACACAAATTTGACCATTTAGATGAAGTAAAAGTCGTAACAAGGTTTCC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TATACTGTGAAACTGCGTACAGCTCATTATATCAGTTATTATTTATTTGATGGTTCCTTACTACATGGATAACTGTAGTAATTCTAGAGCTAATACATGCGTAAAATCCAAACCTCACGGGATGGATGTATTTATTAGATAAAAAACCAATGCTCTTCACGGAGCTTTTTGGTGACTCATAGTAACTTTTCGGATCGCATGCTTCACGGCGGCGACAGTTCATTCAAATTTCTGCCCTATCAGCTTCCGACGGTAGTGTAGTGGACTACCGTGGCGTTAACGGGTGACGGAGAATTAGGGTTCGATTCCGGAGAGGGAGCCTGAGAAACGGCTACCACATCCAAGGAAGGCAGCAGGCGCGCAAATTACCCAATCCTGACACAGGGAGGTAGTGACAAAAAATAACAATACTGTGCTTTTTTTAAGTACGGTAATTGGAATGAGTCGAACTTAAAAACCTTAACGAGTATCCACTGGAGGGCAAGTCTGGTGCCAGCAGCCGCGGTAATTCCAGCTCCAGTAGCGTATATTAAAGTTGCTGCAGTTAAAAAGCTCGTAGTTGGATTTCTGGCTTGACCAGTCTGGCCCGCTACTTTAGTAGTGTGTGTCGGTTCTTGTCGGCCATCCTTCCACAGAATGTTTCTACCCTTAACTGGGCCGGATTCACAATGTGGAACTTTTACTTTGAAAAAATTAGAGTGTTCAAAGCAGGCTTGCGCTATGAATACATTAGCATGGAATAATAATTTAGGACTTCGGTTCTATTTTGTTGGTTTTCAGAACTGAGTAATGATTGATAGGGATAGTTGGGGGTGCTAGTATTTAGCGGCCAGAGGTGAAATTCTTGGATTCGCTAAAGACTAACTTATGCGAAAGCATTCACCAAGGATGTCTTCTTTAATCAAGAACGAAAGTTGGGGGATCGAAGACGATCAGATACCGTCGTAGTCTCAACCATAAACTATACCGACTAAGGATGAGTGACCGTTGCAATTTCGACTTCATTCGCACTTTATGAGAAATCAAAGTCTTTGGGTTCCGGGGGGAGTATGGTCGCAAGGCTGAAACTTAAAGGAATTGACGGAAGGGCACCACCAGGAGTGGAGCCTGCGGCTTAATTTGACTCAACACGGGAAAACTTACCAGGTCCAGACATAGTGAGGATTGACAGATTGAAGATCTTTCTTGATTCTATGGGTGGTGGTGCATGGCCGTTCTTAGTTGGTGGAGTGATTTGTCTGGTTAATTCCGTTAACGAACGAGACCTCGACCTGCTAAATAGTAGCGCAAACCTTTGGTTTGTAGTGACTTCTTAGAGGGACTATCGGCTCGCAGCCGATGGAAGTTCGAGGCAATAACAGGTCTGTGATGCCCTTAGATGTTCTGGGCCGCACGCGCGCTACACTGATACGTTCATCGAGTTTACAACCTTGATCGAGAGATCTGGGTAATCTTTTAAAAGCGTATCGTGCTGGGGATAGATTATTGTAATTATTAATCTTCAACGAGGAATTCCTAGTAAACGCAAGTCATCAACTTGCATTGATTACGTCCCTGCCCTTTGTACACACCGCCCGTCGCTACTACAGATTGAATGACTTAATGAGTTACACGGATTGTGCTTCTTGGTTGGTCACCCTTCCTTGAAGTGTGAGAAGTGTCACAAATTTGGCCATTTAGAT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TTATACTGTGAAACTGCGTACAGCTCATTATATCAGTTATTATTTATTTGATGGTTCCTTACTACATGGATAACTGTAGTAATTCTAGAGCTAATACATGCGTAAAATCCAAACCTCACGGGATGGATGTATTTATTAGATAAAAAACCAATGCTCTTCACGGAGCTTTTTGGTGACTCATAGTAACTTTTCGGATCGCATGCTTCACGGCGGCGACAGTTCATTCAAATTTCTGCCCTATCAGCTTCCGACGGTAGTGTAGTGGACTACCGTGGCGTTAACGGGTGACGGAGAATTAGGGTTCGATTCCGGAGAGGGAGCCTGAGAAACGGCTACCACATCCAAGGAAGGCAGCAGGCGCGCAAATTACCCAATCCTGACACAGGGAGGTAGTGACAAAAAATAACAATACTGTGCTTTTTTTAAGTACGGTAATTGGAATGAGTCGAACTTAAAAACCTTAACGAGTATCCACTGGAGGGCAAGTCTGGTGCCAGCAGCCGCGGTAATTCCAGCTCCAGTAGCGTATATTAAAGTTGCTGCAGTTAAAAAGCTCGTAGTTGGATTTCTGGCTTGACCAGTCTGGCCCGCTACTTTAGTAGTGTGTGTCGGTTCTTGTCGGCCATCCTTCCACAGAATGTTTCTACCCTTAACTGGGCCGGATTCACAATGTGGAACTTTTACTTTGAAAAAATTAGAGTGTTCAAAGCAGGCTTGCGCTATGAATACATTAGCATGGAATAATAATTTAGGACTTCGGTTCTATTTTGTTGGTTTTCAGAACTGAGTAATGATTGATAGGGATAGTTGGGGGTGCTAGTATTTAGCGGCCAGAGGTGAAATTCTTGGATTCGCTAAAGACTAACTTATGCGAAAGCATTCACCAAGGATGTCTTCTTTAATCAAGAACGAAAGTTGGGGGATCGAAGACGATCAGATACCGTCGTAGTCTCAACCATAAACTATACCGACTAAGGATGAGTGACCGTTGCAATTTCGACTTCATTCGCACTTTATGAGAAATCAAAGTCTTTGGGTTCCGGGGGGAGTATGGTCGCAAGGCTGAAACTTAAAGGAATTGACGGAAGGGCACCACCAGGAGTGGAGCCTGCGGCTTAATTTGACTCAACACGGGAAAACTTACCAGGTCCAGACATAGTGAGGATTGACAGATTGAAGATCTTTCTTGATTCTATGGGTGGTGGTGCATGGCCGTTCTTAGTTGGTGGAGTGATTTGTCTGGTTAATTCCGTTAACGAACGAGACCTCGACCTGCTAAATAGTAGCGCAAACCTTTGGTTTGTAGTGACTTCTTAGAGGGACTATCGGCTCGCAGCCGATGGAAGTTCGAGGCAATAACAGGTCTGTGATGCCCTTAGATGTTCTGGGCCGCACGCGCGCTACACTGATACGTTCATCGAGTTTACAACCTTGATCGAGAGATCTGGGTAATCTTTTAAAAGCGTATCGTGCTGGGGATAGATTATTGTAATTATTAATCTTCAACGAGGAATTCCTAGTAAACGCAAGTCATCAACTTGCATTGATTACGTCCCTGCCCTTTGTACACACCGCCCGTCGCTACTACAGATTGAATGACTTAATGAGTTACACGGATTGTGCTTCTTGGTTGGTCACCCTTCCTTGAAGTGTGAGAAGTGTCACAAATTTGGCCATTTAGAT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TATACTGTGAAACTGCGTACAGCTCATTATATCAGTTATTATTTATTTGATGGTTCCTTACTACATGGATAACTGTAGTAATTCTAGAGCTAATACATGCGTAAAATCCAAACCTCACGGGATGGATGTATTTATTAGATAAAAAACCAATGCTCTTCGGAGGTTTTTGGTGACTCATAGTAACTTTTCGGATCGCATGACTTCGGTCGGCGACAGTTCATTCAAATTTCTGCCCTATCAGCTTCCGACGGTAGTGTAGTGGACTACCGTGGCGTTAACGGGTGACGGAGAATTAGGGTTCGATTCCGGAGAGGGAGCCTGAGAAACGGCTACCACATCCAAGGAAGGCAGCAGGCGCGCAAATTACCCAATCCTGACACAGGGAGGTAGTGACAAAAAATAACAATACTGGGCTTTTGAAAGGTCTGGTAATTGGAATGAGTCGAACTTAAAAAACTTAACGAGTATCCACTGGAGGGCAAGTCTGGTGCCAGCAGCCGCGGTAATTCCAGCTCCAGTAGCGTATATTAAAGTTGCTGCAGTTAAAAAGCTCGTAGTTGGATTTCTGGCTTGACAAGTTTGGCCCTCTACATTAGTAGTGCGTGTCGGGTCTTGTCTGCCATCCTTCCACAGAACGTCTCTACCCTTTACTGGGCCGGATTCGCAATGTGGAACTTTTACTTTGAAAAAATTAGAGTGTTCAAAGCAGGCTTTCGCTATGAATACATTAGCATGGAATAATAATTTAGGACTTCGGTTCTATTTTGTTGGTTTTCAGAACTGAGTAATGATTGATAGGGATAGTTGGGGGTGCTAGTATTCAGCGGCCAGAGGTGAAATTCTTGGATTCGCTGAAGACTAACTTATGCGAAAGCATTCACCAAGGATGTCTTCTTTAATCAAGAACGAAAGTTGGGGGATCGAAGACGATCAGATACCGTCGTAGTCTCAACCATAAACTATACCGACTAAGGATGAGTGAGCGTTGCATTTCGACTTCATTCGCACTTTATGAGAAATCAAAGTCTTTGGGTTCCGGGGGGAGTATGGTCGCAAGGCTGAAACTTAAAGGAATTGACGGAAGGGCACCACCAGGAGTGGAGCCTGCGGCTTAATTTGACTCAACACGGGAAAACTTACCAGGTCCAGACATAGTGAGGATTGACAGATTGAAGATCTTTCTTGATTCTATGGGTGGTGGTGCATGGCCGTTCTTAGTTGGTGGAGTGATTTGTCTGGTTAATTCCGTTAACGAACGAGACCTCGACCTGCTAAATAGTAACGCGGACGTTAAAAGTCCGTAGTAAACTTCTTAGAGGGACTATCGGTGTGTAGCCGATGGAAGTTCGAGGCAATAACAGGTCTGTGATGCCCTTAGATGTTCTGGGCCGCACGCGCGCTACACTGATACGTTCATCGAGCTTACAACCTTGATCGGAAGATCTGGGTAATCTTTTAAAAGCGTATCGTGCTGGGGATAGATTATTGTAATTATTAATCTTCAACGAGGAATTCCTAGTAAACGCAAGTCATCAACTTGCATTGATTACGTCCCTGCCCTTTGTACACACCGCCCGTCGCTACTACAGATTGAATGATTTAATGAGTTTCATGGAATGTGTCCCTTGGTTGGGTTTCCTTCTTTGGGATGTATGAAATGACACGAATTTGACCATTTAGAT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TTATACTGTGAAACTGCGTACAGCTCATTATATCAGTTATTATTTATTTGATGGTTCCTTACTACATGGATAACTGTAGTAATTCTAGAGCTAATACATGCGTAAAATCCAAACCTCACGGGATGGATGTATTTATTAGATAAAAAACCAATGCTCTTCGGAGGTTTTTGGTGACTCATAGTAACTTTTCGGATCGCATGACTTCGGTCGGCGACAGTTCATTCAAATTTCTGCCCTATCAGCTTCCGACGGTAGTGTAGTGGACTACCGTGGCGTTAACGGGTGACGGAGAATTAGGGTTCGATTCCGGAGAGGGAGCCTGAGAAACGGCTACCACATCCAAGGAAGGCAGCAGGCGCGCAAATTACCCAATCCTGACACAGGGAGGTAGTGACAAAAAATAACAATACTGGGCTTTTGAAAGGTCTGGTAATTGGAATGAGTCGAACTTAAAAAACTTAACGAGTATCCACTGGAGGGCAAGTCTGGTGCCAGCAGCCGCGGTAATTCCAGCTCCAGTAGCGTATATTAAAGTTGCTGCAGTTAAAAAGCTCGTAGTTGGATTTCTGGCTTGACAAGTTTGGCCCTCTACATTAGTAGTGCGTGTCGGGTCTTGTCTGCCATCCTTCCACAGAACGTCTCTACCCTTTACTGGGCCGGATTCGCAATGTGGAACTTTTACTTTGAAAAAATTAGAGTGTTCAAAGCAGGCTTTCGCTATGAATACATTAGCATGGAATAATAATTTAGGACTTCGGTTCTATTTTGTTGGTTTTCAGAACTGAGTAATGATTGATAGGGATAGTTGGGGGTGCTAGTATTCAGCGGCCAGAGGTGAAATTCTTGGATTCGCTGAAGACTAACTTATGCGAAAGCATTCACCAAGGATGTCTTCTTTAATCAAGAACGAAAGTTGGGGGATCGAAGACGATCAGATACCGTCGTAGTCTCAACCATAAACTATACCGACTAAGGATGAGTGAGCGTTGCATTTCGACTTCATTCGCACTTTATGAGAAATCAAAGTCTTTGGGTTCCGGGGGGAGTATGGTCGCAAGGCTGAAACTTAAAGGAATTGACGGAAGGGCACCACCAGGAGTGGAGCCTGCGGCTTAATTTGACTCAACACGGGAAAACTTACCAGGTCCAGACATAGTGAGGATTGACAGATTGAAGATCTTTCTTGATTCTATGGGTGGTGGTGCATGGCCGTTCTTAGTTGGTGGAGTGATTTGTCTGGTTAATTCCGTTAACGAACGAGACCTCGACCTGCTAAATAGTAACGCGGACGTTAAAAGTCCGTAGTAAACTTCTTAGAGGGACTATCGGTGTGTAGCCGATGGAAGTTCGAGGCAATAACAGGTCTGTGATGCCCTTAGATGTTCTGGGCCGCACGCGCGCTACACTGATACGTTCATCGAGCTTACAACCTTGATCGGAAGATCTGGGTAATCTTTTAAAAGCGTATCGTGCTGGGGATAGATTATTGTAATTATTAATCTTCAACGAGGAATTCCTAGTAAACGCAAGTCATCAACTTGCATTGATTACGTCCCTGCCCTTTGTACACACCGCCCGTCGCTACTACAGATTGAATGATTTAATGAGTTTCATGGAATGTGTCCCTTGGTTGGGTTTCCTTCTTTGGGATGTATGAAATGACACGAATTTGACCATTTAGAT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CTTATACTGTGAAACTGCAGATGGCTCATTAAATCAGTTATAATTTATTTGATGGTTAACTTACTACATGGATACCCGTAGTAATTCTAGAGCTAATACATGCGTCAAGTCCCGACCTTCGCGGGGAGGGATGTATTTATTAGATAAAAAACCAATGCGGCCTCTGGTCGGTTTTGCGGTGATTCATAATAACTGTTCGGATCGCACGGCTTCACGCTGGCGATAGTTCATTCAAATTTCTGCCCTATCAGCTTTCGACGGTAGTGTAGTGGACTACCGTGGCGTTAACGGGTAACGGGGAATTAGGGTTCGATTCCGGAGAGGGAGCCTGAGAGATGGCTACCACATCCAAGGAAGGCAGCAGGCGCGCAAATTACCCAATCCTGACACAGGGAGGTAGTGACAAGAAATAACAATACCGGTCATTTATATGTCTGGTAATTGGAATGAGTACAATTTAAATCCCTTAACAAGGATCAATTGGAGGGCAAGTCTGGTGCCAGCAGCCGCGGTAATTCCAGCTCCAATAGCGTATATTAAAGTTGTTGCAGTTAAAAAGCTCGTAGTTGGATTTCTGGTGTGGCGCGGCCGGCCCGCCGCCCTCTGGGCGTGTGAGTGTCGGTTCGCGTCTACCATCCTTCTAGAGAGCAGCTCTGCCATTCATTTGGTTGGGGTTGCGATCTGGATCTTTTACTTTGAAAAAATTAGAGTGTTCAAAGCAGGCTTGCGCCACTGAATACATTAGCATGGAATAATAAGATAGGACTTTGGTTCTATTTTGTTGGTTTCTAGGACTGAAGTAATGATTGATAGGGACAGTTGGGGGTGCTAGTATTGAACGGCCAGAGGTGAAATTCTTGGATTCGTTCAAGACTAACTTATGCGAAAGCATTCACCAAGGATGTCTTCTTTAATCAAGAACGAAAGTTGGGGGATCGAAGACGATCAGATACCGTCGTAGTCTCAACTATAAACTATGCCGACTAGGGATGGGTGAACGTTGCTTATCGACTTCATCCGCACCTTATGAGAAATCAAAGTTTTTGGGTTCCGGGGGGAGTATGGTCGCAAGGCTGAAACTTAAAGGAATTGACGGAAGGGCACCACCAGGCGTGGAACCTGCGGCTTAATTTGACTCAACACGGGAAAACTTACCAGGTCCAGACATAGTGAGGATTGACAGATTGAAGCTCTTTCTTGATTCTATGGGTGGTGGTGCATGGCCGTTCTTAGTTGGTGGAGTGATTTGTCTGGTTAATTCCGTTAACGAACGAGACCTCGACCTGCTAAATAGTGCGGCTCACGCTTCGGCTTGGGTGCGCGCTTCTTAGAGGGACTATCGGTTTCTAGCCGATGGAAGTTCGAGGCAATAACAGGTCTGTGATGCCCTTAGATGTTCTGGGCCGCACGCGCGTTACACTGACGCATTCATCGAGCTTATCACCTTGGTCGAGAGGCCCGGGTAATCTTCTCAAAGTGCGTCGTGCTGGGGATAGATTATTGTAATTTTTAGTCTTCAACGAGGAATGCCTAGTAAGTGCGAGTCATCAGCTCGCGCTGATTACGTCCCTGCCCTTTGTACACACCGCCCGTCGCTGCTACCGATTGAATGGCTTAGTGAGTTCCATGGATTCGTGGTCTTGCTGGGTTCGCTCAGCATTGGCCATGGAGAAGTGGATCAAACTTGACT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CCTTATACTGTGAAACTGCAGATGGCTCATTAAATCAGTTATAATTTATTTGATGGTTAACTTACTACATGGATACCCGTAGTAATTCTAGAGCTAATACATGCGTCAAGTCCCGACCTTCGCGGGGAGGGATGTATTTATTAGATAAAAAACCAATGCGGCCTCTGGTCGGTTTTGCGGTGATTCATAATAACTGTTCGGATCGCACGGCTTCACGCTGGCGATAGTTCATTCAAATTTCTGCCCTATCAGCTTTCGACGGTAGTGTAGTGGACTACCGTGGCGTTAACGGGTAACGGGGAATTAGGGTTCGATTCCGGAGAGGGAGCCTGAGAGATGGCTACCACATCCAAGGAAGGCAGCAGGCGCGCAAATTACCCAATCCTGACACAGGGAGGTAGTGACAAGAAATAACAATACCGGTCATTTATATGTCTGGTAATTGGAATGAGTACAATTTAAATCCCTTAACAAGGATCAATTGGAGGGCAAGTCTGGTGCCAGCAGCCGCGGTAATTCCAGCTCCAATAGCGTATATTAAAGTTGTTGCAGTTAAAAAGCTCGTAGTTGGATTTCTGGTGTGGCGCGGCCGGCCCGCCGCCCTCTGGGCGTGTGAGTGTCGGTTCGCGTCTACCATCCTTCTAGAGAGCAGCTCTGCCATTCATTTGGTTGGGGTTGCGATCTGGATCTTTTACTTTGAAAAAATTAGAGTGTTCAAAGCAGGCTTGCGCCACTGAATACATTAGCATGGAATAATAAGATAGGACTTTGGTTCTATTTTGTTGGTTTCTAGGACTGAAGTAATGATTGATAGGGACAGTTGGGGGTGCTAGTATTGAACGGCCAGAGGTGAAATTCTTGGATTCGTTCAAGACTAACTTATGCGAAAGCATTCACCAAGGATGTCTTCTTTAATCAAGAACGAAAGTTGGGGGATCGAAGACGATCAGATACCGTCGTAGTCTCAACTATAAACTATGCCGACTAGGGATGGGTGAACGTTGCTTATCGACTTCATCCGCACCTTATGAGAAATCAAAGTTTTTGGGTTCCGGGGGGAGTATGGTCGCAAGGCTGAAACTTAAAGGAATTGACGGAAGGGCACCACCAGGCGTGGAACCTGCGGCTTAATTTGACTCAACACGGGAAAACTTACCAGGTCCAGACATAGTGAGGATTGACAGATTGAAGCTCTTTCTTGATTCTATGGGTGGTGGTGCATGGCCGTTCTTAGTTGGTGGAGTGATTTGTCTGGTTAATTCCGTTAACGAACGAGACCTCGACCTGCTAAATAGTGCGGCTCACGCTTCGGCTTGGGTGCGCGCTTCTTAGAGGGACTATCGGTTTCTAGCCGATGGAAGTTCGAGGCAATAACAGGTCTGTGATGCCCTTAGATGTTCTGGGCCGCACGCGCGTTACACTGACGCATTCATCGAGCTTATCACCTTGGTCGAGAGGCCCGGGTAATCTTCTCAAAGTGCGTCGTGCTGGGGATAGATTATTGTAATTTTTAGTCTTCAACGAGGAATGCCTAGTAAGTGCGAGTCATCAGCTCGCGCTGATTACGTCCCTGCCCTTTGTACACACCGCCCGTCGCTGCTACCGATTGAATGGCTTAGTGAGTTCCATGGATTCGTGGTCTTGCTGGGTTCGCTCAGCATTGGCCATGGAGAAGTGGATCAAACTTGACT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AACGGCTCATTATATCAGTGATTATTTCTTTGATGGTACTTCACTACATGGATAACTGTAGTAATTCTAGAGCTAATACATGCGTAAAAGCGCGACTTTCGGGAAGCGCTGTATTTATTAGATACAAAACCAACCGGGGCAACCCGTTCTTTGGTGATTCATAGTAACTGATCGAATCGCACGGCTTCAGGCTGGCGATAGTTCATTCAAATTTCTGCCCTATCAGCTTTCGATGGTAAGGTCGTGGCTTACCATGGCATTAACGGGTGACGGAGAATTAGGGTTCGGTTCCGGAGAGGGAGCCTGAGAAACGGCTACCACATCCAAGGAAGGCAGCAGGCGCGCAAATTACCCAATCCTGACACAGGGAGGTAGTGACAAGAAATAACAATACCGGGCCTTTCAGGTCTGGTAATTGGAATGAGTACAATTTAAATCCCTTAACGAGGATCCATTGGAGGGCAAGTCTGGTGCCAGCAGCCGCGGTAATTCCAGCTCCAATAGCGTATATTAAAGTTGCTGCAGTTAAAAAGCTCGTAGTTGGATTTCTGGTATGGCGTACCTGGCCCGCGCCGTTAGGTTGTGAGTGCCGGGTCGCGCCTGCCATCCTTCTAGATAGCAGCTCTACCCCTCACGGGGCCGGAGTTTGCCGTCTAGATCTTTTACTTTGAAAAAATTAGAGTGTTTCAAGCAGGCTTATGCTATGAATACATTAGCATGGAATAATCAACTAGGACTTCGGTTCTATTTTGTTGGTTTCTAGGACTGAAGTAATGATTGATAGGGATAGTTGGGGGTGCTAGTATTCAGCGGCCAGAGGTGAAATTCTCGGATTCGCTGAAGACTAACTAATGCGAAAGCATTCACCAAGTTTGTTTTCTTTAATCAAGAACGAAAGTTGGGGGATCGAAGACGATCAGATACCGTCGTAGTCTCAACCATAAACTATGCCGACTAGGGATGAGTGAACGTTGTTTTTCGACTTCATTCGCACCTTATGAGAAATCAAAGTCCTTGGGTTCCGGGGGGAGTATGGTCGCAAGGCTGAAACTTAAAGGAATTGACGGAAGGGCACCACCAGGAGTGGAGCCTGCGGCTTAATTTGACTCAACACGGGGAAACTTACCAGGTCCAGACACAGTGAGGATTGACAGATTGAAGATCTTTCTTAATTCTGTGGGTGGTGGTGCATGGCCGTTCTTAGTTGGTGGAGTGATTTGTCTGGTTAATTCCGTTAACGAACGAGACCTCGACCTGCTAACTAGTTCAGTCGACTCTTCGGGGTCGATTGCTGACTTCTTAGAGGGACTATCGGTGTGTAGCCGATGGAAGTTCGAGGCAATAACAGGTCTGTGATGCCCTTAGATGTTCTGGGCCGCACGCGCGCTACACTGATGCGTTCATCGAGCTTCTTCCTAGACCGGCAGGTCCGGGGAATCTTTTCAACACGCATCGTGCTGGGGATAGATTATTGTAATTATTAATCTTCAACGAGGAATTCCTAGTAAACGCGAGTCATCAGCTCGCATTGATTACGTCCCTGCCCTTTGTACACACCGCCCGTCGCTACTACCGATTGAATGGATTAGTGAGCTTCACGGATTGCTGCGTGGTAGGTTTCTATCATGCAGCGAGAAGTGAATCAAACTTGC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AACGGCTCATTATATCAGTGATTATTTCTTTGATGGTACTTCACTACATGGATAACTGTAGTAATTCTAGAGCTAATACATGCGTAAAAGCGCGACTTTCGGGAAGCGCTGTATTTATTAGATACAAAACCAACCGGGGCAACCCGTTCTTTGGTGATTCATAGTAACTGATCGAATCGCACGGCTTCAGGCTGGCGATAGTTCATTCAAATTTCTGCCCTATCAGCTTTCGATGGTAAGGTCGTGGCTTACCATGGCATTAACGGGTGACGGAGAATTAGGGTTCGGTTCCGGAGAGGGAGCCTGAGAAACGGCTACCACATCCAAGGAAGGCAGCAGGCGCGCAAATTACCCAATCCTGACACAGGGAGGTAGTGACAAGAAATAACAATACCGGGCCTTTCAGGTCTGGTAATTGGAATGAGTACAATTTAAATCCCTTAACGAGGATCCATTGGAGGGCAAGTCTGGTGCCAGCAGCCGCGGTAATTCCAGCTCCAATAGCGTATATTAAAGTTGCTGCAGTTAAAAAGCTCGTAGTTGGATTTCTGGTATGGCGTACCTGGCCCGCGCCGTTAGGTTGTGAGTGCCGGGTCGCGCCTGCCATCCTTCTAGATAGCAGCTCTACCCCTCACGGGGCCGGAGTTTGCCGTCTAGATCTTTTACTTTGAAAAAATTAGAGTGTTTCAAGCAGGCTTATGCTATGAATACATTAGCATGGAATAATCAACTAGGACTTCGGTTCTATTTTGTTGGTTTCTAGGACTGAAGTAATGATTGATAGGGATAGTTGGGGGTGCTAGTATTCAGCGGCCAGAGGTGAAATTCTCGGATTCGCTGAAGACTAACTAATGCGAAAGCATTCACCAAGTTTGTTTTCTTTAATCAAGAACGAAAGTTGGGGGATCGAAGACGATCAGATACCGTCGTAGTCTCAACCATAAACTATGCCGACTAGGGATGAGTGAACGTTGTTTTTCGACTTCATTCGCACCTTATGAGAAATCAAAGTCCTTGGGTTCCGGGGGGAGTATGGTCGCAAGGCTGAAACTTAAAGGAATTGACGGAAGGGCACCACCAGGAGTGGAGCCTGCGGCTTAATTTGACTCAACACGGGGAAACTTACCAGGTCCAGACACAGTGAGGATTGACAGATTGAAGATCTTTCTTAATTCTGTGGGTGGTGGTGCATGGCCGTTCTTAGTTGGTGGAGTGATTTGTCTGGTTAATTCCGTTAACGAACGAGACCTCGACCTGCTAACTAGTTCAGTCGACTCTTCGGGGTCGATTGCTGACTTCTTAGAGGGACTATCGGTGTGTAGCCGATGGAAGTTCGAGGCAATAACAGGTCTGTGATGCCCTTAGATGTTCTGGGCCGCACGCGCGCTACACTGATGCGTTCATCGAGCTTCTTCCTAGACCGGCAGGTCCGGGGAATCTTTTCAACACGCATCGTGCTGGGGATAGATTATTGTAATTATTAATCTTCAACGAGGAATTCCTAGTAAACGCGAGTCATCAGCTCGCATTGATTACGTCCCTGCCCTTTGTACACACCGCCCGTCGCTACTACCGATTGAATGGATTAGTGAGCTTCACGGATTGCTGCGTGGTAGGTTTCTATCATGCAGCGAGAAGTGAATCAAACTTGCTCATTTAGAGGAAGTAAAAGTCGTAACAAGGTT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GATTTATTTGATGGTACCTTACTACATGGATACCCGTAGTAATTCTAGAGCTAATACATGCGTCAAATCCTGACTCGTGTTAAAGCGGGAAGGGATGTATTTATTAGATAACAAAATCAATGCAGGTTAGCAATAACCTGGTTCTTTGGTGACTCATAGTAACTGTTCGAATCGCATGGCTTTATGCTGGCGATAGTTCATTCAAATTTCTGCCCTATCAGCTTTCGACGGTAGTGTAGTGGACTACCGTGGCGTTAACGGGTGACGGAGAATTAGGGTTCGATTCCGGAGAGGGAGCCTGAGAAACGGCTACCACATCCAAGGAAGGCAGCAGGCGCGCAAATTACCCAATCCTGACACAGGGAGGTAGTGACAAAAAATAACAATACCGGGCCTTTTCAGGTCTGGTAATTGGAATGAGTACAATTTAAATCCCTTAACGAGGATCCATTGGAGGGCAAGTCTGGTGCCAGCAGCCGCGGTAATTCCAGCTCCAAAAGCGTATATTAAAGTTGCTGCAGTTAAAAAGCTCGTAGTTGGATTTCTGGCTTGGTTCGCCTGGCCCGCCACGGTTTCGTGTGTGAGTGCCGGTGTGGATCTGCCATCACTTCTAGGTAACGTTCATACTCTTCATTGAGCCGTGAGCGCATATCTAGATCTTTTACTTTGAAAAAATTAGAGTGTTTAAAGCAGGCTTTTGCTATGAATACATTAGCATGGAATAATAATTTAGGACTTCGGTTCTATTTTGTTGGTTTCTAGAACTGAAGTAATGATTGATAGGGATAGTTGGGGGTGCTAGTATTCAGTGGCCAGAGGTGAAATTCTCGGATTCACTGAAGACTAACTTATGCGAAAGCATTCACCAAGGATGTCTTCTTTAATCAAGAACGAAAGTTGGGGGATCGAAGACGATCAGATACCGTCGTAGTCTCAACTATAAACTATACCGACTAGGGATGAGTGAACGTTGCATTATTCGACTTCATTCGCACCTGATGAGAAATCAAAGTCTTTGGGTTCCGGGGGGAGTATGGTCGCAAGGCTGAAACTTAAAGGAATTGACGGAAGGGCACCACCAGGAGTGGAGCCTGCGGCTTAATTTGACTCAACACGGGAAAACTTACCAGGTCCAGACATAGTGAGGATTGACAGATTGAAGATCTTTCTTGATTCTATGGGTGGTGGTGCATGGCCGTTCTTAGTTGGTGGAGTGATTTGTCTGGTTAATTCCGTTAACGAACGAGACCTCGACCTGCTAAATAGTTCGGTTCACACTTCGGTGTGAATAAATTTACGTGACTTCTTAGAGGGACTATCGGTGTGTAGCCGATGGAAGTTCGAGGCAATAACAGGTCTGTGATGCCCTTAGATGTTCTGGGCCGCACGCGCGCTACACTGATGCATTCATCGAGTGACATATTTCTTCTTGTTTTTCCTTGACTGAGAGGTCTGGGTAATCTTGTGAACATGCATCGTGCTGGGGATAGATGATTGTAATTATTCATCTTCAACGAGGAATTCCTAGTAAACGCGAGTCATCAACTCGCATTGATTACGTCCCTGCCCTTTGTACACACCGCCCGTCGCTACTACCGATTGAATGGATTAGTGAGCTTCAGGGATTGCTTTGGAAAGGGGCAACCCATTCCAGAGTGAAAACTGAATCAAACTTGCTCATTTAGAGGAAGTAAAAGTCGTAACAAGGTC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TACAGCTCATTATATCAGTAATGATTTATTTGATGGTACCTTACTACATGGATACCCGTAGTAATTCTAGAGCTAATACATGCGTCAAATCCTGACTCGTGTTAAAGCGGGAAGGGATGTATTTATTAGATAACAAAATCAATGCAGGTTAGCAATAACCTGGTTCTTTGGTGACTCATAGTAACTGTTCGAATCGCATGGCTTTATGCTGGCGATAGTTCATTCAAATTTCTGCCCTATCAGCTTTCGACGGTAGTGTAGTGGACTACCGTGGCGTTAACGGGTGACGGAGAATTAGGGTTCGATTCCGGAGAGGGAGCCTGAGAAACGGCTACCACATCCAAGGAAGGCAGCAGGCGCGCAAATTACCCAATCCTGACACAGGGAGGTAGTGACAAAAAATAACAATACCGGGCCTTTTCAGGTCTGGTAATTGGAATGAGTACAATTTAAATCCCTTAACGAGGATCCATTGGAGGGCAAGTCTGGTGCCAGCAGCCGCGGTAATTCCAGCTCCAAAAGCGTATATTAAAGTTGCTGCAGTTAAAAAGCTCGTAGTTGGATTTCTGGCTTGGTTCGCCTGGCCCGCCACGGTTTCGTGTGTGAGTGCCGGTGTGGATCTGCCATCACTTCTAGGTAACGTTCATACTCTTCATTGAGCCGTGAGCGCATATCTAGATCTTTTACTTTGAAAAAATTAGAGTGTTTAAAGCAGGCTTTTGCTATGAATACATTAGCATGGAATAATAATTTAGGACTTCGGTTCTATTTTGTTGGTTTCTAGAACTGAAGTAATGATTGATAGGGATAGTTGGGGGTGCTAGTATTCAGTGGCCAGAGGTGAAATTCTCGGATTCACTGAAGACTAACTTATGCGAAAGCATTCACCAAGGATGTCTTCTTTAATCAAGAACGAAAGTTGGGGGATCGAAGACGATCAGATACCGTCGTAGTCTCAACTATAAACTATACCGACTAGGGATGAGTGAACGTTGCATTATTCGACTTCATTCGCACCTGATGAGAAATCAAAGTCTTTGGGTTCCGGGGGGAGTATGGTCGCAAGGCTGAAACTTAAAGGAATTGACGGAAGGGCACCACCAGGAGTGGAGCCTGCGGCTTAATTTGACTCAACACGGGAAAACTTACCAGGTCCAGACATAGTGAGGATTGACAGATTGAAGATCTTTCTTGATTCTATGGGTGGTGGTGCATGGCCGTTCTTAGTTGGTGGAGTGATTTGTCTGGTTAATTCCGTTAACGAACGAGACCTCGACCTGCTAAATAGTTCGGTTCACACTTCGGTGTGAATAAATTTACGTGACTTCTTAGAGGGACTATCGGTGTGTAGCCGATGGAAGTTCGAGGCAATAACAGGTCTGTGATGCCCTTAGATGTTCTGGGCCGCACGCGCGCTACACTGATGCATTCATCGAGTGACATATTTCTTCTTGTTTTTCCTTGACTGAGAGGTCTGGGTAATCTTGTGAACATGCATCGTGCTGGGGATAGATGATTGTAATTATTCATCTTCAACGAGGAATTCCTAGTAAACGCGAGTCATCAACTCGCATTGATTACGTCCCTGCCCTTTGTACACACCGCCCGTCGCTACTACCGATTGAATGGATTAGTGAGCTTCAGGGATTGCTTTGGAAAGGGGCAACCCATTCCAGAGTGAAAACTGAATCAAACTTGCTCATTTAGAGGAAGTAAAAGTCGTAACAAGGTCTCC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TATTTATTTGATGGTACCTTACTACATGGATACCCGTAGTAATTCTAGAGCTAATACATGCGTAAAGTCCCGACTCTTGCGGGGAGGGATGTATTTATTAGATAAAAAATCAATGCAGGTTTTACCTGGTTTTTTGGTGACTCATAGTAACTGTTCGAATCGCATGGCCTTGTGCTGGCGATAGTTCATTCAAATTTCTGCCCTATCAGCTTTCGACGGTAGTGTAGTGGACTACCGTGGCGTTAACGGGTGACGGAGAATTAGGGTTCGATTCCGGAGAGGGAGCCTGAGAAACGGCTACCACATCCAAGGAAGGCAGCAGGCGCGCAAATTACCCAATCCTGACACAGGGAGGTAGTGACAAAAAATAACAATACCGGGCCTTTATAGGTCTGGTAATTGGAATGAGTACAATTTAAATCCCTTAACGAGGATCCATTGGAGGGCAAGTCTGGTGCCAGCAGCCGCGGTAATTCCAGCTCCAATAGCGTATATTAAAGTTGCTGCAGTTAAAAAGCTCGTAGTTGGATTTCTGGCTTGGTGCGCCTGGCCCGCCAGCGTTAGCTGTGTGAGTGCCGGGACGCGCCTGCCATCCTTCCAGAGAACGCCTCTACTCTTCATTGAGCCGGAGACGCAATCTGGATCTTTTACTTTGAAAAAATTAGAGTGTTTAAAGCAGGCTTTTGCTATGAATACATTAGCATGGAATAATAATTTAGGACTTCGGTTCTATTTTGTTGGTTTCTAGGACTGAAGTAATGATTGATAGGGATAGTTGGGGGTGCTAGTATTCAGCGGCCAGAGGTGAAATTCTCGGATTCGCTGAAGACTAACTTATGCGAAAGCATTCACCAAGGATGTCTTCTTTAATCAAGAACGAAAGTTGGGGGATCGAAGACGATCAGATACCGTCGTAGTCTCAACTATAAACTATG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CGGCAAAGGCTTCGGCCTTTGTACGTGACTTCTTAGAGGGACTATCGGTGTGTAGCCGATGGAAGTTCGAGGCAATAACAGGTCTGTGATGCCCTTAGATGTCCTGGGCCGCACGCGCGCTACACTGATGCGTTCATCGAGCTTACAACCTTGACTGAGAGGTCTGGGTAATCTTCTGAACACGCATCGTGCTGGGGATAGATTATTGTAATTATTAATCTTCAACGAGGAATTCCTAGTAAACGCAAGTCATCAACTTGCATTGATTACGTCCCTGCCCTTTGTACACACCGCCCGTCGCTACTACCGATTGAATGGATTAGTGAGCTTCAGGGATTGGTGCATGTCGGGTAACCGTCGTGTACTGAGAACTGAATCAAACTTGC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TACAGCTCATTATATCAGTAATTATTTATTTGATGGTACCTTACTACATGGATACCCGTAGTAATTCTAGAGCTAATACATGCGTAAAGTCCCGACTCTTGCGGGGAGGGATGTATTTATTAGATAAAAAATCAATGCAGGTTTTACCTGGTTTTTTGGTGACTCATAGTAACTGTTCGAATCGCATGGCCTTGTGCTGGCGATAGTTCATTCAAATTTCTGCCCTATCAGCTTTCGACGGTAGTGTAGTGGACTACCGTGGCGTTAACGGGTGACGGAGAATTAGGGTTCGATTCCGGAGAGGGAGCCTGAGAAACGGCTACCACATCCAAGGAAGGCAGCAGGCGCGCAAATTACCCAATCCTGACACAGGGAGGTAGTGACAAAAAATAACAATACCGGGCCTTTATAGGTCTGGTAATTGGAATGAGTACAATTTAAATCCCTTAACGAGGATCCATTGGAGGGCAAGTCTGGTGCCAGCAGCCGCGGTAATTCCAGCTCCAATAGCGTATATTAAAGTTGCTGCAGTTAAAAAGCTCGTAGTTGGATTTCTGGCTTGGTGCGCCTGGCCCGCCAGCGTTAGCTGTGTGAGTGCCGGGACGCGCCTGCCATCCTTCCAGAGAACGCCTCTACTCTTCATTGAGCCGGAGACGCAATCTGGATCTTTTACTTTGAAAAAATTAGAGTGTTTAAAGCAGGCTTTTGCTATGAATACATTAGCATGGAATAATAATTTAGGACTTCGGTTCTATTTTGTTGGTTTCTAGGACTGAAGTAATGATTGATAGGGATAGTTGGGGGTGCTAGTATTCAGCGGCCAGAGGTGAAATTCTCGGATTCGCTGAAGACTAACTTATGCGAAAGCATTCACCAAGGATGTCTTCTTTAATCAAGAACGAAAGTTGGGGGATCGAAGACGATCAGATACCGTCGTAGTCTCAACTATAAACTATG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CGGCAAAGGCTTCGGCCTTTGTACGTGACTTCTTAGAGGGACTATCGGTGTGTAGCCGATGGAAGTTCGAGGCAATAACAGGTCTGTGATGCCCTTAGATGTCCTGGGCCGCACGCGCGCTACACTGATGCGTTCATCGAGCTTACAACCTTGACTGAGAGGTCTGGGTAATCTTCTGAACACGCATCGTGCTGGGGATAGATTATTGTAATTATTAATCTTCAACGAGGAATTCCTAGTAAACGCAAGTCATCAACTTGCATTGATTACGTCCCTGCCCTTTGTACACACCGCCCGTCGCTACTACCGATTGAATGGATTAGTGAGCTTCAGGGATTGGTGCATGTCGGGTAACCGTCGTGTACTGAGAACTGAATCAAACTTGC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TATTTATTTGATGGTACCTTTCTACATGGATAACTGTAGTAATTCTAGAGCTAATACATGCACAAAGTCCCAACTCGCGAGGGGAGGGATGTATTTATTAGATAAAAAATCAATGTGGCCTCTGGTCACTCATTTGATGATTCATAATAACTAATCGAATCGCATGGCCTTGTGCTGGCGATAGTTCATTCAAATTTCTGCCCTATCAGCTTTCGACGGTAGTGTAGTGGACTACCGTGGCTTTAACGGGTGACGGAGAATTAGGGTTCGATTCCGGAGAGGGAGCCTGAGAAACGGCTACCACATCCAAGGAAGGCAGCAGGCGCGCAAATTACCCAATCCTGACACAGGGAGGTAGTGACAAAAAATAACAATACCGGGCCTTTCTAGGTCTGGTAATTGGAATGAGTACAATTTAAATCCCTTAACGAGGATCAATTGGAGGGCAAGTCTGGTGCCAGCAGCCGCGGTAATTCCAGCTCCAATAGCATATATTAAAGTTGCTGCAGTTAAAAAGCTCGTAGTTGGATTTCTGGCTTGGATCGCCTGGCCCGCCACCGTTAGGTGTGTGAGTGCCGGGCCGGTTCTGCCATCTTTGTTGAAAACGGCTGTACCCTTCATTGGGCCGCAGTCGCGATCAACATCTTTTACTTTGAAAAAATTAGAGTGTTTAAAGCAGGCTTTTGCTATGAATACATTAGCATGGAATAATAATTTAGGACTTCGGTTCTATTTTGTTGGTTTCTAGGACTGAAGTAATGATTGATAGGGATAGTTGGGGGTGCTAGTATTCAGCGGCCAGAGGTGAAATTCTCGGATTCGCTGAAGACTAACTTATGCGAAAGCATTCACCAAGGATGTCTTCTTTAATCAAGAACGAAAGTTGGGGGATCGAAGACGATCAGATACCGTCGTAGTCTCAACCATAAACTATGCCGACTAGGGATCAGTGAACGTTGCATTTTCGACTTCATTGGCACCTTATGAGAAATCAAAGTCTTTGGGTTCTGGGGGGAGTATGGTCGCAAGGCTGAAACTTAAAGGAATTGACGGAAGGGCACACCAGGAGTGGAGCCTGCGGCTTAATTTGACTCAACACGGGAAAACTTACCAGGTCCAGACATAGTGAGGATTGACAGATTGAAGATCTTTCTTGATTCTATGGGTGGTGGTGCATGGCCGTTCGTAGTTGGTGGAGTGATTTGTCTGGTTAATTCCGTTAACGAACGAGACCTCGACCTGCTAAATAGTTCGGCGAAGGATTCGTCCTTCGTACGTGACTTCTTAGAGGGACTATCGGTGTGTAGCCGAAGGAAGTTCGAGGCAATAACAGGTCTGTGATGCCCTTAGATGTTCTGGGCTGCACGCGCGCTACACTGATGCGTTCATCGAGCTTACAACCTTGGCTGAGAGGTCTGGGTAATCTTTTCAACGCGCATCGTGCTGGGGATAGATTATTGTAATTATTAATCTTCAACGAGGAATTCCTAGTAAACGCAAGTCATCAACTTGCATTGATTACGTCCCTGCCCTTTGTACACACCGCCCGTCGCTACTACCGATTGAATGGATTAGTGAGCTCCAAGGATTGCTGCGTCTGGGTGGTTCTCCATCTAGGCGTAGCGAGAATTGGATCAAACTTGC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TACAGCTCATTATATCAGTAATTATTTATTTGATGGTACCTTTCTACATGGATAACTGTAGTAATTCTAGAGCTAATACATGCACAAAGTCCCAACTCGCGAGGGGAGGGATGTATTTATTAGATAAAAAATCAATGTGGCCTCTGGTCACTCATTTGATGATTCATAATAACTAATCGAATCGCATGGCCTTGTGCTGGCGATAGTTCATTCAAATTTCTGCCCTATCAGCTTTCGACGGTAGTGTAGTGGACTACCGTGGCTTTAACGGGTGACGGAGAATTAGGGTTCGATTCCGGAGAGGGAGCCTGAGAAACGGCTACCACATCCAAGGAAGGCAGCAGGCGCGCAAATTACCCAATCCTGACACAGGGAGGTAGTGACAAAAAATAACAATACCGGGCCTTTCTAGGTCTGGTAATTGGAATGAGTACAATTTAAATCCCTTAACGAGGATCAATTGGAGGGCAAGTCTGGTGCCAGCAGCCGCGGTAATTCCAGCTCCAATAGCATATATTAAAGTTGCTGCAGTTAAAAAGCTCGTAGTTGGATTTCTGGCTTGGATCGCCTGGCCCGCCACCGTTAGGTGTGTGAGTGCCGGGCCGGTTCTGCCATCTTTGTTGAAAACGGCTGTACCCTTCATTGGGCCGCAGTCGCGATCAACATCTTTTACTTTGAAAAAATTAGAGTGTTTAAAGCAGGCTTTTGCTATGAATACATTAGCATGGAATAATAATTTAGGACTTCGGTTCTATTTTGTTGGTTTCTAGGACTGAAGTAATGATTGATAGGGATAGTTGGGGGTGCTAGTATTCAGCGGCCAGAGGTGAAATTCTCGGATTCGCTGAAGACTAACTTATGCGAAAGCATTCACCAAGGATGTCTTCTTTAATCAAGAACGAAAGTTGGGGGATCGAAGACGATCAGATACCGTCGTAGTCTCAACCATAAACTATGCCGACTAGGGATCAGTGAACGTTGCATTTTCGACTTCATTGGCACCTTATGAGAAATCAAAGTCTTTGGGTTCTGGGGGGAGTATGGTCGCAAGGCTGAAACTTAAAGGAATTGACGGAAGGGCACACCAGGAGTGGAGCCTGCGGCTTAATTTGACTCAACACGGGAAAACTTACCAGGTCCAGACATAGTGAGGATTGACAGATTGAAGATCTTTCTTGATTCTATGGGTGGTGGTGCATGGCCGTTCGTAGTTGGTGGAGTGATTTGTCTGGTTAATTCCGTTAACGAACGAGACCTCGACCTGCTAAATAGTTCGGCGAAGGATTCGTCCTTCGTACGTGACTTCTTAGAGGGACTATCGGTGTGTAGCCGAAGGAAGTTCGAGGCAATAACAGGTCTGTGATGCCCTTAGATGTTCTGGGCTGCACGCGCGCTACACTGATGCGTTCATCGAGCTTACAACCTTGGCTGAGAGGTCTGGGTAATCTTTTCAACGCGCATCGTGCTGGGGATAGATTATTGTAATTATTAATCTTCAACGAGGAATTCCTAGTAAACGCAAGTCATCAACTTGCATTGATTACGTCCCTGCCCTTTGTACACACCGCCCGTCGCTACTACCGATTGAATGGATTAGTGAGCTCCAAGGATTGCTGCGTCTGGGTGGTTCTCCATCTAGGCGTAGCGAGAATTGGATCAAACTTGC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TATGATTTATTTGATGGTACCTTACTACATGGATACCCGTAGTAATTCTAGAGCTAATACATGCGTACAATCCCGACTACTCGTTGGAAGGGATGTCTTTATTAGATTCAAACCCAATGCAGTAGCAATACTGGTCTCATTGGTGACTCATAGTAACGTGTCGAATCGCATGGCCTTGTGCTGGCGATAGTTCATTCAAATTTCTGCCCTATCAGCTTTCGATGGTAGTGTAGTGGACTACCATGGCTTTAACGGGTGACGGAGAATTAGGGTTCGATTCCGGAGAGGGAGCCTGAGAAACGGCTACCACATCCAAGGAAGGCAGCAGGCGCGCAAATTACCCAATCCTGACACAGGGAGGTAGTGACAAAAAATAACAACACCGGGCCTTTACAGGTCTGGTGATTGGAATGAGTACAATTTAAATCCCTTAACGAGGATCCATTGGAGGGCAAGTCTGGTGCCAGCAGCCGCGGTAATTCCAGCTCCAATAGCGTATATTAAAGTTGCTGCAGTTAAAAAGCTCGTAGTTGGATTTCTGACGAAACTGCTAGCTGGCCCGCCACGTCAGTGGTGTGTGCCGGCTTGGCGTTTGTCATCCGTTCGAATGATATGCGTGCTGCCCTTCACTGGGTTGGTGCTGCATGTTTTCGATCTTTTACTTTGAAAAAATTAGAGTGTTTCAAGCAGGCATGTTTGCTATGAATACATTAGCATGGAATAATAATCTAGGACTTTCGGTTCTATTTTGTTGGTGTTCTGGAGCTGAAGTAATGATTGATAGGGATAGTTGGGGGTGCTAGTATTCAATGGCCAGAGGTGAAATTCTCGGATTCCTTGAAGACTAACTTATGCGAAAGCATTCACCAAGGATGTCTTCTTTAATCAAGAACGAAAGTTGGGGGATCGAAGACGATCAGATACCGTCGTAGTCTCAACTATAAATTCTACCGACTAGAGATCAGTGGATGTTGTCTTTTTGTAACGACTTCATTGGCATCTATACGAGAAATCAAAGTCTTTGGGTTCCGGGGGGAGTATGGTCGCAAGGCTGAAACTTAAAGGAATTGACGGAAGGGCACCACCAGGAGTGGAGCCTGCGGCTTAATTTGACTCAACACGGGAAAACTTACCAGGTCCAGACATAGTGAGGATTGACAGATTGAAGATCTTTCTTGATTCTATGGGTGGTGGTGCATGGCCGTTCTTAGTTGGTGGAGTGATTTGTCTGGTTAATTCCGTTAACGAACGAGACCTCGACCTGCTAACTAGTGCAGCGCAGCATTCGTGCTGCGGTCGTTGCGCACTTCTTAGAGGGACTATCGGTGTGTAGCCGATGGAAGTTCGAGGCAATAACAGGTCTGTGATGCCCTTAGATGTTCTGGGCCGCACGCGCGCTACACTGACGGGTTCATCGAGCTAAGCATTTGTTACCTTGACTGACAGGTCTGGGGAATCTTGGAATGCCCGTCGTGCTGGGGATAGACCCTTGGAATTATGGATCTTGAACGAGGAATTCCTAGTAAACGCAAGTCATCAGCTTGCATTGATTACGTCCCTGCCCTTTGTACACACCGCCCGTCGCTACTACCGATTGAATGGATTAGTGAGCTTCAGGGATTGTGGCCTCGTTGTGGCAACACAATGCTGTGTCGCGAGAACTGAATCAAACTTGCTCATTTAGAGGAAGTAAAAGTCGTAACAAGGTC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TACAGCTCATTATATCAGTTATGATTTATTTGATGGTACCTTACTACATGGATACCCGTAGTAATTCTAGAGCTAATACATGCGTACAATCCCGACTACTCGTTGGAAGGGATGTCTTTATTAGATTCAAACCCAATGCAGTAGCAATACTGGTCTCATTGGTGACTCATAGTAACGTGTCGAATCGCATGGCCTTGTGCTGGCGATAGTTCATTCAAATTTCTGCCCTATCAGCTTTCGATGGTAGTGTAGTGGACTACCATGGCTTTAACGGGTGACGGAGAATTAGGGTTCGATTCCGGAGAGGGAGCCTGAGAAACGGCTACCACATCCAAGGAAGGCAGCAGGCGCGCAAATTACCCAATCCTGACACAGGGAGGTAGTGACAAAAAATAACAACACCGGGCCTTTACAGGTCTGGTGATTGGAATGAGTACAATTTAAATCCCTTAACGAGGATCCATTGGAGGGCAAGTCTGGTGCCAGCAGCCGCGGTAATTCCAGCTCCAATAGCGTATATTAAAGTTGCTGCAGTTAAAAAGCTCGTAGTTGGATTTCTGACGAAACTGCTAGCTGGCCCGCCACGTCAGTGGTGTGTGCCGGCTTGGCGTTTGTCATCCGTTCGAATGATATGCGTGCTGCCCTTCACTGGGTTGGTGCTGCATGTTTTCGATCTTTTACTTTGAAAAAATTAGAGTGTTTCAAGCAGGCATGTTTGCTATGAATACATTAGCATGGAATAATAATCTAGGACTTTCGGTTCTATTTTGTTGGTGTTCTGGAGCTGAAGTAATGATTGATAGGGATAGTTGGGGGTGCTAGTATTCAATGGCCAGAGGTGAAATTCTCGGATTCCTTGAAGACTAACTTATGCGAAAGCATTCACCAAGGATGTCTTCTTTAATCAAGAACGAAAGTTGGGGGATCGAAGACGATCAGATACCGTCGTAGTCTCAACTATAAATTCTACCGACTAGAGATCAGTGGATGTTGTCTTTTTGTAACGACTTCATTGGCATCTATACGAGAAATCAAAGTCTTTGGGTTCCGGGGGGAGTATGGTCGCAAGGCTGAAACTTAAAGGAATTGACGGAAGGGCACCACCAGGAGTGGAGCCTGCGGCTTAATTTGACTCAACACGGGAAAACTTACCAGGTCCAGACATAGTGAGGATTGACAGATTGAAGATCTTTCTTGATTCTATGGGTGGTGGTGCATGGCCGTTCTTAGTTGGTGGAGTGATTTGTCTGGTTAATTCCGTTAACGAACGAGACCTCGACCTGCTAACTAGTGCAGCGCAGCATTCGTGCTGCGGTCGTTGCGCACTTCTTAGAGGGACTATCGGTGTGTAGCCGATGGAAGTTCGAGGCAATAACAGGTCTGTGATGCCCTTAGATGTTCTGGGCCGCACGCGCGCTACACTGACGGGTTCATCGAGCTAAGCATTTGTTACCTTGACTGACAGGTCTGGGGAATCTTGGAATGCCCGTCGTGCTGGGGATAGACCCTTGGAATTATGGATCTTGAACGAGGAATTCCTAGTAAACGCAAGTCATCAGCTTGCATTGATTACGTCCCTGCCCTTTGTACACACCGCCCGTCGCTACTACCGATTGAATGGATTAGTGAGCTTCAGGGATTGTGGCCTCGTTGTGGCAACACAATGCTGTGTCGCGAGAACTGAATCAAACTTGCTCATTTAGAGGAAGT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CGTGAAACTGCGAACGGCTCATTATATCAGTGATTATTTCTTTGATGGAACCTCACTACATGGATACCTGTAGTAATTCTAGAGCTAATACATGCGTTCAAGTCCCGACTCCTTTCGAGGGGAAGGGATGTATTTATTAGATACAAAACCAATGGCTGCAGCAATGTAGTCCTCTTTGGTGACTCATAGTAACTGATCGAATCGCACGGCTTCAGGCTGGCGATAGTTCATTCAAATTTCTGCCCTATCAGCTTTCGACGGTAGTGTAGTGGACTACCGTGGCATTAACGGGTGACGGAGAATTAGGGTTCGGTTCCGGAGAGGGAGCTTGAGAAACGGCTACCACATCCAAGGAAGGCAGCAGGCGCGCAAATTACCCAATCGACACGGTCGGAGGTAGTGACAAGAAATAACAATACCGGGCCTTTCAGGTCTGGTAATTGGAATGAGTACAATTTAAATCCCTTAACGAGGATCCATTGGAGGGCAAGTCTGGTGCCAGCAGCCGCGGTAATTCCAGCTCCAATAGCGTATATTAAAGTTGCTGCAGTTAAAAAGCTCGTAGTTGGATTTCTGGCACGGTGTGCCTGGCCCGCGGCGTTAGCTTGCGAGTGCTGGGTCGCGCCTGTCATCCTTCTAGATAGCAATGCTACCCTTTACGGGGCCGGCACTTCGCGATCTAGATCTTTTACTTTGAAAAAATTAGAGTGTTTCAAGCAGGCGTTTGCTATGAATACATTAGCATGGAATAATCAACTAGGACTTCGGTTTAATTTTGTTGGTTTCTTATGACTGAAGTAATGATTGATAGGGATAGTTGGGGGTGCTCGTATTCAGCGGCCAGAGGTGAAATTCTCGGATTCGCTGAAGACGAACTACTGCGAAAGCATTCACCAAGGATGTCTTCTTTAATCAAGAACGAAAGTTGGGGGATCGAAGACGATCAGATACCGTCGTAGTCTCAACCATAAACTATGCCGACTAGGGATGAGTGAACGTTGCATTTTCGACTTCATTCGCACCTTATGAGAAATCAAAGTCCTTGGGTTCCGGGGGGAGTATGGTCGCAAGGCTGAAACTTAAAGGAATTGACGGAAGGGCACCACCAGGAGTGGAGCCTGCGGCTTAATTTGACTCAACACGGGGAAACTTACCAGGTCCAGACACAGTGAGGATTGACAGATTGAAGATCTTTCTTAATTCTGTGGGTGGTGGTGCATGGCCGTTCTTAGTTGGTGGAGTGATTTGTCTGGTTAATTCCGTTAACGAACGAGACCTCGACCTGCTAACTAGTTGAGCCGACTCTTCGGGGTCGGCGGTATGACTTCTTAGAGGGACTATCGGTGTGTAGCCGATGGAAGTTCGAGGCAATAACAGGTCTGTGATGCCCTTCGATGTTCTGGGCCGCACGCGCGCTACACTGATGCGTTCATCAAGCGTTTTACCTTGACCGAGAGGTTTGGGGAATCTTGCAACACGCATCGTGCTGGGGATAGATTATTGTAATTATTAATCTTCAACGAGGAATTCCTAGTAATCGCGAGTCATCAGCTCGCAATGATTAAGTCCCTGCCCTTTGTACACACCGCCCGTCGCTACTACCGATTGAATGGATTAGTGAGCTTCACGGATTATTGCCATGGTGATCTCATCATGGTAACGAGAAGTGAATCAAACTTGC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CGTGAAACTGCGAACGGCTCATTATATCAGTGATTATTTCTTTGATGGAACCTCACTACATGGATACCTGTAGTAATTCTAGAGCTAATACATGCGTTCAAGTCCCGACTCCTTTCGAGGGGAAGGGATGTATTTATTAGATACAAAACCAATGGCTGCAGCAATGTAGTCCTCTTTGGTGACTCATAGTAACTGATCGAATCGCACGGCTTCAGGCTGGCGATAGTTCATTCAAATTTCTGCCCTATCAGCTTTCGACGGTAGTGTAGTGGACTACCGTGGCATTAACGGGTGACGGAGAATTAGGGTTCGGTTCCGGAGAGGGAGCTTGAGAAACGGCTACCACATCCAAGGAAGGCAGCAGGCGCGCAAATTACCCAATCGACACGGTCGGAGGTAGTGACAAGAAATAACAATACCGGGCCTTTCAGGTCTGGTAATTGGAATGAGTACAATTTAAATCCCTTAACGAGGATCCATTGGAGGGCAAGTCTGGTGCCAGCAGCCGCGGTAATTCCAGCTCCAATAGCGTATATTAAAGTTGCTGCAGTTAAAAAGCTCGTAGTTGGATTTCTGGCACGGTGTGCCTGGCCCGCGGCGTTAGCTTGCGAGTGCTGGGTCGCGCCTGTCATCCTTCTAGATAGCAATGCTACCCTTTACGGGGCCGGCACTTCGCGATCTAGATCTTTTACTTTGAAAAAATTAGAGTGTTTCAAGCAGGCGTTTGCTATGAATACATTAGCATGGAATAATCAACTAGGACTTCGGTTTAATTTTGTTGGTTTCTTATGACTGAAGTAATGATTGATAGGGATAGTTGGGGGTGCTCGTATTCAGCGGCCAGAGGTGAAATTCTCGGATTCGCTGAAGACGAACTACTGCGAAAGCATTCACCAAGGATGTCTTCTTTAATCAAGAACGAAAGTTGGGGGATCGAAGACGATCAGATACCGTCGTAGTCTCAACCATAAACTATGCCGACTAGGGATGAGTGAACGTTGCATTTTCGACTTCATTCGCACCTTATGAGAAATCAAAGTCCTTGGGTTCCGGGGGGAGTATGGTCGCAAGGCTGAAACTTAAAGGAATTGACGGAAGGGCACCACCAGGAGTGGAGCCTGCGGCTTAATTTGACTCAACACGGGGAAACTTACCAGGTCCAGACACAGTGAGGATTGACAGATTGAAGATCTTTCTTAATTCTGTGGGTGGTGGTGCATGGCCGTTCTTAGTTGGTGGAGTGATTTGTCTGGTTAATTCCGTTAACGAACGAGACCTCGACCTGCTAACTAGTTGAGCCGACTCTTCGGGGTCGGCGGTATGACTTCTTAGAGGGACTATCGGTGTGTAGCCGATGGAAGTTCGAGGCAATAACAGGTCTGTGATGCCCTTCGATGTTCTGGGCCGCACGCGCGCTACACTGATGCGTTCATCAAGCGTTTTACCTTGACCGAGAGGTTTGGGGAATCTTGCAACACGCATCGTGCTGGGGATAGATTATTGTAATTATTAATCTTCAACGAGGAATTCCTAGTAATCGCGAGTCATCAGCTCGCAATGATTAAGTCCCTGCCCTTTGTACACACCGCCCGTCGCTACTACCGATTGAATGGATTAGTGAGCTTCACGGATTATTGCCATGGTGATCTCATCATGGTAACGAGAAGTGAATCAAACTTGC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CGTGAAACTGCGTACGGCTCATTAAATCAGTGATTATTTATTTGATGGTACAACTCACTACATGGATAACTGTAGTAATTCTAGAGCTAATACATGCGTAAAGACCCGACTCCTCGTGGGAAGGGTTGTATTTATTAGATACAAAATCAATGACCGGTTCTGCCGGTTTTCGTTGGTGAATCATAGTAACTGTTCGAATCGCATGGCCTCGGCTGGCGATAGTTCATTCAAATTTCTGCCCTATCAGCTTTCGATGGTAGTGTAGTGGACTACCATGGCTTTAACGGGTGACGGAGAATTAGGGTTCGATTCCGGAGAGGGAGCCTGAGAAACGGCTACCACATCCAAGGAAGGCAGCAGGCGCGCAAATTACCCAATCCTGACACAGGGAGGTAGTGACAAGAAATAACAATACCGGGCCTTTCATGGTCTGGTAATTGGAATGAGTACAATTTAAATCCCTTAACGAGGATCCATTGGAGGGCAAGTCTGGTGCCAGCAGCCGCGGTAATTCCAGCTCCAATAGCGTATATTAAAGTTGTTGCAGTTAAAAAGCTCGTAGTTGGATTTCTGATCGCATACGTCTAGCCCGCCACGGTTACGTGTGTGAGTGCTGGAACTGTATCGATCATCCGTTCTAGATCACCCTTCTGCTCGTAAGAGTTGGAAGCCAAGTGACTTCTAGATCTGTTACTTTGAACAAATTAGAGTGTTTCAAGCAGGCGTTGTTTGCGTTGAATACATTAGCATGGAATAATCGAATAGGACTTTGGTTCTACTTTTCGTTGGTTTCAAGGACTAAAGTAATGATTGATAGGGATAGTTGGGGGTGCTAGTATTCAGTGGCCAGAGGTGAAATTCTTGGATTCACTGAAGACTAACTAATGCGAAAGCATTCACCAAGGATGTCTTCTTTAATCAAGAACGAAAGTTGGGGGATCGAAGACGATCAGATACCGTCGTAGTCTCAACCATAAACTATGCCAACTAGGGATGAGTCAACGTTGCATGTTCGACTTGATTCGCACCTTATGAGAAATCAAAGTCCACGGGTTCCGGGGGGAGTATGGTCGCAAGGCTGAAACTTAAAGGAATTGACGGAAGGGCACCACCAGGAGTGGAGCCTGCGGCTTAATTTGACTCAACACGGGGAAACTTACCAGGTCCAGACACAGTCAGGATTGACAGATTGAAGATCTTTCTTAATTCTGTGGGTGGTGGTGCATGGCCGTTCTTAGTTGGTGGAGTGATTTGTCTGGTTAATTCCGTTAACGAACGAGACCTCGACCTGCTAACTAGTTCGTTCTACTCTTCGGGGTAGAATCCGTAACTTCTTAGAGGGACTATCGGTGTTTAGCCGATGGAAGTTCGAGGCAATAACAGGTCTGTGATGCCCTTAGATGTTCTGGGCCGCACGCGCGCTACACTGATGCGTTCATCGAGCATTCTACCTGGACCGACAGGTCTGGGGAATCTTGTCAACTCGCATCGTGCTGGGGATAGATCATTGTAATTATTGATCTTCAACGAGGAATTCCTAGTAAACGCGAGTCATCAACTCGCATTGATTACGTCCCTGCCCTTTGTACACACCGCCCGTCGCTACTACCGATTGAATGGATTAGTGAGCTCCACGGATTCGATTCGACCTGGGCAACTAGTGTTGAATCAGAGAAGTGGATCAAACTTGC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CGTGAAACTGCGTACGGCTCATTAAATCAGTGATTATTTATTTGATGGTACAACTCACTACATGGATAACTGTAGTAATTCTAGAGCTAATACATGCGTAAAGACCCGACTCCTCGTGGGAAGGGTTGTATTTATTAGATACAAAATCAATGACCGGTTCTGCCGGTTTTCGTTGGTGAATCATAGTAACTGTTCGAATCGCATGGCCTCGGCTGGCGATAGTTCATTCAAATTTCTGCCCTATCAGCTTTCGATGGTAGTGTAGTGGACTACCATGGCTTTAACGGGTGACGGAGAATTAGGGTTCGATTCCGGAGAGGGAGCCTGAGAAACGGCTACCACATCCAAGGAAGGCAGCAGGCGCGCAAATTACCCAATCCTGACACAGGGAGGTAGTGACAAGAAATAACAATACCGGGCCTTTCATGGTCTGGTAATTGGAATGAGTACAATTTAAATCCCTTAACGAGGATCCATTGGAGGGCAAGTCTGGTGCCAGCAGCCGCGGTAATTCCAGCTCCAATAGCGTATATTAAAGTTGTTGCAGTTAAAAAGCTCGTAGTTGGATTTCTGATCGCATACGTCTAGCCCGCCACGGTTACGTGTGTGAGTGCTGGAACTGTATCGATCATCCGTTCTAGATCACCCTTCTGCTCGTAAGAGTTGGAAGCCAAGTGACTTCTAGATCTGTTACTTTGAACAAATTAGAGTGTTTCAAGCAGGCGTTGTTTGCGTTGAATACATTAGCATGGAATAATCGAATAGGACTTTGGTTCTACTTTTCGTTGGTTTCAAGGACTAAAGTAATGATTGATAGGGATAGTTGGGGGTGCTAGTATTCAGTGGCCAGAGGTGAAATTCTTGGATTCACTGAAGACTAACTAATGCGAAAGCATTCACCAAGGATGTCTTCTTTAATCAAGAACGAAAGTTGGGGGATCGAAGACGATCAGATACCGTCGTAGTCTCAACCATAAACTATGCCAACTAGGGATGAGTCAACGTTGCATGTTCGACTTGATTCGCACCTTATGAGAAATCAAAGTCCACGGGTTCCGGGGGGAGTATGGTCGCAAGGCTGAAACTTAAAGGAATTGACGGAAGGGCACCACCAGGAGTGGAGCCTGCGGCTTAATTTGACTCAACACGGGGAAACTTACCAGGTCCAGACACAGTCAGGATTGACAGATTGAAGATCTTTCTTAATTCTGTGGGTGGTGGTGCATGGCCGTTCTTAGTTGGTGGAGTGATTTGTCTGGTTAATTCCGTTAACGAACGAGACCTCGACCTGCTAACTAGTTCGTTCTACTCTTCGGGGTAGAATCCGTAACTTCTTAGAGGGACTATCGGTGTTTAGCCGATGGAAGTTCGAGGCAATAACAGGTCTGTGATGCCCTTAGATGTTCTGGGCCGCACGCGCGCTACACTGATGCGTTCATCGAGCATTCTACCTGGACCGACAGGTCTGGGGAATCTTGTCAACTCGCATCGTGCTGGGGATAGATCATTGTAATTATTGATCTTCAACGAGGAATTCCTAGTAAACGCGAGTCATCAACTCGCATTGATTACGTCCCTGCCCTTTGTACACACCGCCCGTCGCTACTACCGATTGAATGGATTAGTGAGCTCCACGGATTCGATTCGACCTGGGCAACTAGTGTTGAATCAGAGAAGTGGATCAAACTTGC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TGTGAAACTGCAGATGGCTCATTAAATCAGTTACAATTTATTTGATGATTGACTTACTACATGGATACCCGTAGTAATTCTAGAGCTAATACATGCGTAAAGTCCCGACTCTCGCGGGAAGGGATGTGTTTATTAGATAAAAAACCAATGCGGCTTCACGGCCGGTTTTGAGGTGATTCATAGTAACTGTTCGAAGCGCATGGCCTCGCGCCGGCGCTAGTTCATTCAAATTTCTGCCCTATCAGCTTTTGACGGTAGTGTAGTGGACTACCGTGGCGTTAACGGGTGACGGAGAATTAGGGTTCGATTCCGGAGAGGGAGCCTGAGAAATGGCTACCACATCCAAGGAAGGCAGCAGGCGCGCAAATTACCCAATCCTGACACAGGGAGGTAGTGACAAGAAATAACAATACCGGGCTCTTTCGAGCTTGGTAATTGGAATGAGTACAATCTAAATCCCTTAACAAATTCCATTGGAGGGCAAGTCTGGTGCCAGCAGCCGCGGTAATTCCAGCTCCAATAGCGTATATTAAAGTTGTTGCAGTTAAAAAGCTCGTAGTTGGATTTCTGGCTTGGTGCTCTCTGTCCGCCGCCGTAAGGCGTGTGAGTACGGAGGTGTGCCTGCCATCCTTCCGGGGAGGCCGTCTGCCCTTCACTGGGTCGGGCGGTCGACCTGGATCGTTTACTTTGAAAAAATTAGAGTGTTTAAAGCAGGCATTTGCTTCTGAATACATTAGCATGGAATAATAAAATAGGACTTTGGTTCTATTTTGTTGGTTTCTAGGACTGAAGTAATGATTGATAGGGACAGTTGGGGGTGCTAGTATTCGGCGGCCAGAGGTGAAATTCTTGGATTCGCTGAAGACTAACTAATGCGAAAGCATTCACCAAGGATGTCTTCTTTAATCAAGAACGAAAGTTGGGGGATCGAAGACGATCAGATACCGTCGTAGTCTCAACCATAAACTATGCCGACTAGGGATCAGTGGACGTTGAATTTTACGACTCCATTGGCACCTTATGAGAAATCAAAGTCTTTGGGTTCCGGGGGGAGTATGGTCGCAAGGCTGAAACTTAAAGGAATTGACGGAAGGGCACCACCAGGAGTGGAGCCTGCGGCTTAATTTGACTCAACACGGGGAAACTTACCAGGTCCAGACATAGTAAGGATTGACAGATTGAAGATCTTTCTTGATTCTATGGGTGGTGGTGCATGGCCGTTCTTAGTTGGTGGAGTGATTTGTCTGGTTAATTCCGTTAACGAACGAGACCTCGACCTGCTAAATAGTCCGGCGAACGTCTAGGCGTTCGTTTGGTACTTCTTAGAGGGACTATTGGTTTTGATCCAATGGAGGTTCGAGGCAATAACAGGTCTGTGATGCCCTTAGATGTTCTGGGCCGCACGCGCGCTACACTGACGCATTCATCAAGTTTACAACCTTGGCTGAGAGGCCTGGGTAATCTTTGAAATTGCGTCGTGATGGGGATAGATCATTGTAATTATTGGTCTTCAACGAGGAATTCCTAGTAAACGCGAGTCATCAGCTCGCATTGATTACGTCCCTGCCCTTTGTACACACCGCCCGTCGCTGCTACCGATTGAATGGTTTAGCAAGCTCCGGGGATCGGCGGCCGCGGTTGAGAAATCTTCTGCGGTTGCTGAGAACCGGCGCAAACTTGAC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TGTGAAACTGCAGATGGCTCATTAAATCAGTTACAATTTATTTGATGATTGACTTACTACATGGATACCCGTAGTAATTCTAGAGCTAATACATGCGTAAAGTCCCGACTCTCGCGGGAAGGGATGTGTTTATTAGATAAAAAACCAATGCGGCTTCACGGCCGGTTTTGAGGTGATTCATAGTAACTGTTCGAAGCGCATGGCCTCGCGCCGGCGCTAGTTCATTCAAATTTCTGCCCTATCAGCTTTTGACGGTAGTGTAGTGGACTACCGTGGCGTTAACGGGTGACGGAGAATTAGGGTTCGATTCCGGAGAGGGAGCCTGAGAAATGGCTACCACATCCAAGGAAGGCAGCAGGCGCGCAAATTACCCAATCCTGACACAGGGAGGTAGTGACAAGAAATAACAATACCGGGCTCTTTCGAGCTTGGTAATTGGAATGAGTACAATCTAAATCCCTTAACAAATTCCATTGGAGGGCAAGTCTGGTGCCAGCAGCCGCGGTAATTCCAGCTCCAATAGCGTATATTAAAGTTGTTGCAGTTAAAAAGCTCGTAGTTGGATTTCTGGCTTGGTGCTCTCTGTCCGCCGCCGTAAGGCGTGTGAGTACGGAGGTGTGCCTGCCATCCTTCCGGGGAGGCCGTCTGCCCTTCACTGGGTCGGGCGGTCGACCTGGATCGTTTACTTTGAAAAAATTAGAGTGTTTAAAGCAGGCATTTGCTTCTGAATACATTAGCATGGAATAATAAAATAGGACTTTGGTTCTATTTTGTTGGTTTCTAGGACTGAAGTAATGATTGATAGGGACAGTTGGGGGTGCTAGTATTCGGCGGCCAGAGGTGAAATTCTTGGATTCGCTGAAGACTAACTAATGCGAAAGCATTCACCAAGGATGTCTTCTTTAATCAAGAACGAAAGTTGGGGGATCGAAGACGATCAGATACCGTCGTAGTCTCAACCATAAACTATGCCGACTAGGGATCAGTGGACGTTGAATTTTACGACTCCATTGGCACCTTATGAGAAATCAAAGTCTTTGGGTTCCGGGGGGAGTATGGTCGCAAGGCTGAAACTTAAAGGAATTGACGGAAGGGCACCACCAGGAGTGGAGCCTGCGGCTTAATTTGACTCAACACGGGGAAACTTACCAGGTCCAGACATAGTAAGGATTGACAGATTGAAGATCTTTCTTGATTCTATGGGTGGTGGTGCATGGCCGTTCTTAGTTGGTGGAGTGATTTGTCTGGTTAATTCCGTTAACGAACGAGACCTCGACCTGCTAAATAGTCCGGCGAACGTCTAGGCGTTCGTTTGGTACTTCTTAGAGGGACTATTGGTTTTGATCCAATGGAGGTTCGAGGCAATAACAGGTCTGTGATGCCCTTAGATGTTCTGGGCCGCACGCGCGCTACACTGACGCATTCATCAAGTTTACAACCTTGGCTGAGAGGCCTGGGTAATCTTTGAAATTGCGTCGTGATGGGGATAGATCATTGTAATTATTGGTCTTCAACGAGGAATTCCTAGTAAACGCGAGTCATCAGCTCGCATTGATTACGTCCCTGCCCTTTGTACACACCGCCCGTCGCTGCTACCGATTGAATGGTTTAGCAAGCTCCGGGGATCGGCGGCCGCGGTTGAGAAATCTTCTGCGGTTGCTGAGAACCGGCGCAAACTTGACCATT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TGTGAAACTGCAGATGGCTCATTAAATCAGTTATAATTTATTTGATGATTGCTTTACTACATGGATACCCGTAGTAATTCTAGAGCTAATACATGCGTCAAGTCCTGACCCTTGCGGGGAGGGATGTGTTTATTAGATAAAAAACCAATGCGGGGTCTCCCCGGTTTTGCGGTGATTCATAGTAACTGTTCGAAGCGCATGGCCTCGCGCCGGCGCTAGTTCATTCAAATTTCTGCCCTATCAGCTTTTGACGGTAGTGTAGTGGACTACCGTGGCGTTAACGGGTGACGGAGAATTAGGGTTCGATTCCGGAGAGGGAGCCTGAGAAACGGCTACCACATCCACGGAAGGCAGCAGGCGCGCAAATTACCCAATCCTGACACAGGGAGGTAGTGACAAGAAATAACAATACCGGACTCTTTCGAGTTTGGTAATTGGAATGAGTACAATCTAAATCCCTTAACGAATTCCATTGGAGGGCAAGTCTGGTGCCAGCAGCCGCGGTAATTCCAGCTCCAATAGCGTATATTAAAGTTGTTGCAGTTAAAAAGCTCGTAGTTGGATTTCTGGCGTGGTGCCTTTCGTCCGCACGCTTAGGCGTGTGTGAACGGGAGTTTGTGCCTGCCATCCTTCCGGGGAGCGCGTCTGCCCTTCACTGGGTTGGGCGCGCGGCCTGGATCGTTTACTTTGAAAAAATTAGAGTGTTTAAAGCAGGCGATTGCCTCTGAATACATTAGCATGGAATAATAAAATAGGACTTTGGTTCTATTTTGTTGGTTTCTAGAACTGAAGTAATGATTGATAGGGACAGTTGGGGGTGCTAGTATTCGACGGCCAGAGGTGAAATTCTTGGATTCGTTGAAGACTAACTAATGCGAAAGCATTCACCAAGGATGTCTTCTTTAATCAAGAACGAAAGTTGGGGGATCGAAGACGATCAGATACCGTCGTAGTCTCAACCATAAACTATGCCGACTAGGGATCAGTGAACGTTGAATTTTACGACTTCATTGGCACCTTACGAGAAATCAAAGTCTTTGGGTTCCGGGGGGAGTATGGTCGCAAGGCTGAAACTTAAAGGAATTGACGGAAGGGCACCACCAGGAGTGGAGCCTGCGGCTTAATTTGACTCAACACGGGGAAACTTACCAGGTCCAGACATAGTAAGGATTGACAGATTGAAGATCTTTCTTGATTCTATGGGTGGTGGTGCATGGCCGTTCTTAGTTGGTGGAGTGATTTGTCTGGTTAATTCCGTTAACGAACGAGACCTCGACCTGCTAAATAGTCCGGCGAACCTCTCGGGGTTCGTTCCGGTACTTCTTAGAGGGACTATTGGTTTTGATCCAATGGAGGTTCGAGGCAATAACAGGTCTGTGATGCCCTTAGATGTTCTGGGCCGCACGCGCGCTACACTGATGCATGCATCAAGCTTACAACCTTGGCTGAGAGGCCTGGGTAATCTTTGAAATTGCATCGTGATGGGGATAGATTATTGTAATTATTAGTCTTCAACGAGGAATTCCTAGTAAACGCAAGTCATCAGCTTGCATTGATTACGTCCCTGCCCTTTGTACACACCGCCCGTCGCTGCTACCGATTGAATGGTTTAGCGAGCTCCAGGGACTGGCAGCTCTGGTTGGGAAACCTTCTGGAGTCGCCGGGAACTGGCGCAAACTTGAC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TGTGAAACTGCAGATGGCTCATTAAATCAGTTATAATTTATTTGATGATTGCTTTACTACATGGATACCCGTAGTAATTCTAGAGCTAATACATGCGTCAAGTCCTGACCCTTGCGGGGAGGGATGTGTTTATTAGATAAAAAACCAATGCGGGGTCTCCCCGGTTTTGCGGTGATTCATAGTAACTGTTCGAAGCGCATGGCCTCGCGCCGGCGCTAGTTCATTCAAATTTCTGCCCTATCAGCTTTTGACGGTAGTGTAGTGGACTACCGTGGCGTTAACGGGTGACGGAGAATTAGGGTTCGATTCCGGAGAGGGAGCCTGAGAAACGGCTACCACATCCACGGAAGGCAGCAGGCGCGCAAATTACCCAATCCTGACACAGGGAGGTAGTGACAAGAAATAACAATACCGGACTCTTTCGAGTTTGGTAATTGGAATGAGTACAATCTAAATCCCTTAACGAATTCCATTGGAGGGCAAGTCTGGTGCCAGCAGCCGCGGTAATTCCAGCTCCAATAGCGTATATTAAAGTTGTTGCAGTTAAAAAGCTCGTAGTTGGATTTCTGGCGTGGTGCCTTTCGTCCGCACGCTTAGGCGTGTGTGAACGGGAGTTTGTGCCTGCCATCCTTCCGGGGAGCGCGTCTGCCCTTCACTGGGTTGGGCGCGCGGCCTGGATCGTTTACTTTGAAAAAATTAGAGTGTTTAAAGCAGGCGATTGCCTCTGAATACATTAGCATGGAATAATAAAATAGGACTTTGGTTCTATTTTGTTGGTTTCTAGAACTGAAGTAATGATTGATAGGGACAGTTGGGGGTGCTAGTATTCGACGGCCAGAGGTGAAATTCTTGGATTCGTTGAAGACTAACTAATGCGAAAGCATTCACCAAGGATGTCTTCTTTAATCAAGAACGAAAGTTGGGGGATCGAAGACGATCAGATACCGTCGTAGTCTCAACCATAAACTATGCCGACTAGGGATCAGTGAACGTTGAATTTTACGACTTCATTGGCACCTTACGAGAAATCAAAGTCTTTGGGTTCCGGGGGGAGTATGGTCGCAAGGCTGAAACTTAAAGGAATTGACGGAAGGGCACCACCAGGAGTGGAGCCTGCGGCTTAATTTGACTCAACACGGGGAAACTTACCAGGTCCAGACATAGTAAGGATTGACAGATTGAAGATCTTTCTTGATTCTATGGGTGGTGGTGCATGGCCGTTCTTAGTTGGTGGAGTGATTTGTCTGGTTAATTCCGTTAACGAACGAGACCTCGACCTGCTAAATAGTCCGGCGAACCTCTCGGGGTTCGTTCCGGTACTTCTTAGAGGGACTATTGGTTTTGATCCAATGGAGGTTCGAGGCAATAACAGGTCTGTGATGCCCTTAGATGTTCTGGGCCGCACGCGCGCTACACTGATGCATGCATCAAGCTTACAACCTTGGCTGAGAGGCCTGGGTAATCTTTGAAATTGCATCGTGATGGGGATAGATTATTGTAATTATTAGTCTTCAACGAGGAATTCCTAGTAAACGCAAGTCATCAGCTTGCATTGATTACGTCCCTGCCCTTTGTACACACCGCCCGTCGCTGCTACCGATTGAATGGTTTAGCGAGCTCCAGGGACTGGCAGCTCTGGTTGGGAAACCTTCTGGAGTCGCCGGGAACTGGCGCAAACTTGAC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TGTGAAACTGCGTACAGCTCATTAAATCAGTAATTATTTATTTGATGGTGACCTACTACATGGATACCCGTAGTAATTCTAGAGCTAATACATGCGTAAAGACCCGACTCGCAAGGGAAGGGTTGTATTTATTAGATAAAAAACCAATGCGGGCTCTGCCCGGTTTACTGGTGACTCATAGTAACTGTTCGAAGCGCATGGACTTGTTCCGGCGCTAGTTCATTCAAATTTCTGCCCTATCAGCTTTCGACGGTAGTGTAGTGGACTACCGTGGCTTTAACGGGTGACGGAGAATTAGGGTTCGATTCCGGAGAGGGAGCCTGAGAAACGGCTACCACATCCAAGGAAGGCAGCAGGCGCGCAAATTACCCAATCCTGACACAGGGAGGTAGTGACAATAAATAACAATATCGGGCATCTAATGTCTGATAATTGGAATGAGTACAATTTAAATCCCTTAACGAGGATCCATTGGAGGGCAAGTCTGGTGCCAGCAGCCGCGGTAATTCCAGCTCCAATAGCGTATATTAAAGTTGCTGCAGTTAAAAAGCTCGTAGTTGGATTTCTGGCTTGACGCGCTTGGCCCGCCTCGGTTACGAGTGTGAGTGCTGATGCGCGTCTGCCATCCTTCCAGAAAACGGCGTCTGGCTTCACTGCTTTGGCGTCGCGATCTGGATCTATTACTTTGAAAAAATTAGAGTGTTTAAAGCAGGCGTTTGCTGTGAATACATTAGCATGGAATAATAATTTAGGACTTTGTCTCTATTTTGTTGGTTTCTAGAGCTGAAGTAATGATTGATAGGGATAGTTGGGGGTGCTAGTATTCCGTGGCCAGAGGTGAAATTCTTGGATTCACGGAAGACTAACTTATGCGAAAGCATTCACCAAGGATGTCTTCTTTAATCAAGAACGAAAGTTGGGGGATCGAAGACGATCAGATACCGTCGTAGTCTCAACCATAAACTATACCGACTCAGGATCAGTGGACGTTGTTTTTTCGACTCCATTGGCACTGTATGAGAAATCAAAGTCTTTGGGTTCCGGGGGGAGTATGGTCGCAAGGCTGAAACTTAAAGGAATTGACGGAAGGGCACCACCAGGAGTGGAGCCTGCGGCTTAATTTGACTCAACACGGGAAAACTTACCAGGTCCAGACATAGTGAGGATTGACAGATTGAAGTTCTTTCTTGATTCTATGGGTGGTGGTGCATGGCCGTTCTTAGTTGGTGGAGTGATTTGTCTGGTTAATTCCGTTAACGAACGAGACCTCGACCTGCTAAATAGTTTGGCGAACCCTTCGGGGTTCGTACATGACTTCTTAGAGGGACTATCGGTGTGTAGCCGATGGAAGTTCGAGGCAATAACAGGTCTGTGATGCCCTTAGATGTTCTGGGCCGCACGCGCGCTACACTGATGCGTTCATCGAGTTTACAACCTTGACTGAGAGGTCTGGGTAATCTTTGAAAACGCATCGTGCTGGGGATAGATTATTGTAATTATTAATCTTCAACGAGGAATTCCTAGTAAACGCAAGTCATCAACTTGCATTGATTACGTCCCTGCCCTTTGTACACACCGCCCGTCGCTGCTACCGATTGAATGGCTTAGTGAGCTCCAGGGACTGTTGTAATCAGATGTTCTGCATTTGAATGCATCTGGGAACTGGATCAAACTTGAT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TGTGAAACTGCGTACAGCTCATTAAATCAGTAATTATTTATTTGATGGTGACCTACTACATGGATACCCGTAGTAATTCTAGAGCTAATACATGCGTAAAGACCCGACTCGCAAGGGAAGGGTTGTATTTATTAGATAAAAAACCAATGCGGGCTCTGCCCGGTTTACTGGTGACTCATAGTAACTGTTCGAAGCGCATGGACTTGTTCCGGCGCTAGTTCATTCAAATTTCTGCCCTATCAGCTTTCGACGGTAGTGTAGTGGACTACCGTGGCTTTAACGGGTGACGGAGAATTAGGGTTCGATTCCGGAGAGGGAGCCTGAGAAACGGCTACCACATCCAAGGAAGGCAGCAGGCGCGCAAATTACCCAATCCTGACACAGGGAGGTAGTGACAATAAATAACAATATCGGGCATCTAATGTCTGATAATTGGAATGAGTACAATTTAAATCCCTTAACGAGGATCCATTGGAGGGCAAGTCTGGTGCCAGCAGCCGCGGTAATTCCAGCTCCAATAGCGTATATTAAAGTTGCTGCAGTTAAAAAGCTCGTAGTTGGATTTCTGGCTTGACGCGCTTGGCCCGCCTCGGTTACGAGTGTGAGTGCTGATGCGCGTCTGCCATCCTTCCAGAAAACGGCGTCTGGCTTCACTGCTTTGGCGTCGCGATCTGGATCTATTACTTTGAAAAAATTAGAGTGTTTAAAGCAGGCGTTTGCTGTGAATACATTAGCATGGAATAATAATTTAGGACTTTGTCTCTATTTTGTTGGTTTCTAGAGCTGAAGTAATGATTGATAGGGATAGTTGGGGGTGCTAGTATTCCGTGGCCAGAGGTGAAATTCTTGGATTCACGGAAGACTAACTTATGCGAAAGCATTCACCAAGGATGTCTTCTTTAATCAAGAACGAAAGTTGGGGGATCGAAGACGATCAGATACCGTCGTAGTCTCAACCATAAACTATACCGACTCAGGATCAGTGGACGTTGTTTTTTCGACTCCATTGGCACTGTATGAGAAATCAAAGTCTTTGGGTTCCGGGGGGAGTATGGTCGCAAGGCTGAAACTTAAAGGAATTGACGGAAGGGCACCACCAGGAGTGGAGCCTGCGGCTTAATTTGACTCAACACGGGAAAACTTACCAGGTCCAGACATAGTGAGGATTGACAGATTGAAGTTCTTTCTTGATTCTATGGGTGGTGGTGCATGGCCGTTCTTAGTTGGTGGAGTGATTTGTCTGGTTAATTCCGTTAACGAACGAGACCTCGACCTGCTAAATAGTTTGGCGAACCCTTCGGGGTTCGTACATGACTTCTTAGAGGGACTATCGGTGTGTAGCCGATGGAAGTTCGAGGCAATAACAGGTCTGTGATGCCCTTAGATGTTCTGGGCCGCACGCGCGCTACACTGATGCGTTCATCGAGTTTACAACCTTGACTGAGAGGTCTGGGTAATCTTTGAAAACGCATCGTGCTGGGGATAGATTATTGTAATTATTAATCTTCAACGAGGAATTCCTAGTAAACGCAAGTCATCAACTTGCATTGATTACGTCCCTGCCCTTTGTACACACCGCCCGTCGCTGCTACCGATTGAATGGCTTAGTGAGCTCCAGGGACTGTTGTAATCAGATGTTCTGCATTTGAATGCATCTGGGAACTGGATCAAACTTGATCATT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TGTGAAACTGCGTACAGCTCATTATATCAGTAATTATTTATTTGAAGGTACCTTACTACATGGATACCCGTAGTAATTCTAGAGCTAATACATGCACAAAGTTCCGACTCGCAAGGGAAGGAATGTATTTATTAGATAAAAAACCAATGCGGACTCTGTCCGGTTATGTGGTGACTCATAGTAACTGTTCGAATCGCATAGCTTTACGCTGGCGATAGTTCATTCAAATTTCTGCCCTATCAGCTTTCGACGGTAGTGTAGTGGACTACCGTGGCGTTAACGGGTGACGGAGAATTAGGGTTCGATTCCGGAGAGGGAGCCTGAGAAACGGCTACCACATCCAAGGAAGGCAGCAGGCGCGCAAATTACCCAATCCTGACACAGGGAGGTAGTGACAATAAATAACAATATTGGGCCTTTTCAGGTCTGATAATTGGAATGAGTACAATTTAAATCCCTTAACGAGGATCCATTGGAGGGCAAGTCTGGTGCCAGCAGCCGCGGTAATTCCAGCTCCAATAGCGTATATTAAAGTTGCTGCAGTTAAAAAGCTCGTAGTTGGATTTCTGGCGTGATGTTCCTGACCCGCCTCAGCTATGAGTGTGAGTGTCGGGTTGCAACCGCCATCCTTCCAGAAAACGTCTTTGCTCTTTACTGGGTGGGGGCGCGATCTGGATCTATTACTTTGAAAAAATTAGAGTGTTTAAAGCAGGCGTTTGCCGTGTATACATTAGCATGGAATAATAATTTAGGACTTTGGTTCTATTTTGTTGGTTTCTAGGACTGAAGTAATGATTGATAGGGATAGTTGGGGGTGCTAGTATTCGGTGGCCAGAGGTGAAATTCTTGGATTCACTGAAGACTAACTTATGCGAAAGCATTCACCAAGGATGTCTTCTTTAATCAAGAACGAAAGTTGGGGGATCGAAGACGATCAGATACCGTCGTAGTCTCAACTATAAACTATACCAACTAAGGATGAGTGAACGTTGCATTTACGACTTCATTCGAACTTTATGGGAAACCAAAGTCTTTGGGTTCCGGGGGGAGTATGGTCGCAAGGCTGAAACTTAAAGGAATTGACGGAAGGGCACCACCAGGAGTGGAGCCTGCGGCTTAATTTGACTCAACACGGGAAAACTTACCAGGTCCAGACATAGTGAGGATTGACAGATTGAAGTTCTTTCTTGATTCTATGGGTGGTGGTGCATGGCCGTTCTTAGTTGGTGGAGTGATTTGTCTGGTTAATTCCGTTAACGAACGAGACCTCGACCTGCTAAATAGTACGGCGAACTCTCCGGAGTTCGTCGGCACTTCTTAGAGGGACTATCGTGTGTGTAACCGATGGAAGTTCGAGGCAATAACAGGTCTGTGATGCCCTTAGATGTTCTGGGCCGCACGCGCGCTACACTGATGCGTTCATCGAGTTTACAACCTTGACTGAGAGGTCTGGGTAATCTTTTCAAAACGCATCGTGCTGGGGATAGATTATTGTAATTATTAATCTTCAACGAGGAATTCCTAGTAAACGCAAGTCATCAACTTGCATTGATTACGTCCCTGCCCTTTGTACACACCGCCCGTCGCTGCTACCGATTGAATGGCTTAATGAACTTCAGGGACTGTTGCTCTTGGATCACTCTGTGGTTCTTGAGCAACCGGGAACTGAATTTAATTTGAT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TGTGAAACTGCGTACAGCTCATTATATCAGTAATTATTTATTTGAAGGTACCTTACTACATGGATACCCGTAGTAATTCTAGAGCTAATACATGCACAAAGTTCCGACTCGCAAGGGAAGGAATGTATTTATTAGATAAAAAACCAATGCGGACTCTGTCCGGTTATGTGGTGACTCATAGTAACTGTTCGAATCGCATAGCTTTACGCTGGCGATAGTTCATTCAAATTTCTGCCCTATCAGCTTTCGACGGTAGTGTAGTGGACTACCGTGGCGTTAACGGGTGACGGAGAATTAGGGTTCGATTCCGGAGAGGGAGCCTGAGAAACGGCTACCACATCCAAGGAAGGCAGCAGGCGCGCAAATTACCCAATCCTGACACAGGGAGGTAGTGACAATAAATAACAATATTGGGCCTTTTCAGGTCTGATAATTGGAATGAGTACAATTTAAATCCCTTAACGAGGATCCATTGGAGGGCAAGTCTGGTGCCAGCAGCCGCGGTAATTCCAGCTCCAATAGCGTATATTAAAGTTGCTGCAGTTAAAAAGCTCGTAGTTGGATTTCTGGCGTGATGTTCCTGACCCGCCTCAGCTATGAGTGTGAGTGTCGGGTTGCAACCGCCATCCTTCCAGAAAACGTCTTTGCTCTTTACTGGGTGGGGGCGCGATCTGGATCTATTACTTTGAAAAAATTAGAGTGTTTAAAGCAGGCGTTTGCCGTGTATACATTAGCATGGAATAATAATTTAGGACTTTGGTTCTATTTTGTTGGTTTCTAGGACTGAAGTAATGATTGATAGGGATAGTTGGGGGTGCTAGTATTCGGTGGCCAGAGGTGAAATTCTTGGATTCACTGAAGACTAACTTATGCGAAAGCATTCACCAAGGATGTCTTCTTTAATCAAGAACGAAAGTTGGGGGATCGAAGACGATCAGATACCGTCGTAGTCTCAACTATAAACTATACCAACTAAGGATGAGTGAACGTTGCATTTACGACTTCATTCGAACTTTATGGGAAACCAAAGTCTTTGGGTTCCGGGGGGAGTATGGTCGCAAGGCTGAAACTTAAAGGAATTGACGGAAGGGCACCACCAGGAGTGGAGCCTGCGGCTTAATTTGACTCAACACGGGAAAACTTACCAGGTCCAGACATAGTGAGGATTGACAGATTGAAGTTCTTTCTTGATTCTATGGGTGGTGGTGCATGGCCGTTCTTAGTTGGTGGAGTGATTTGTCTGGTTAATTCCGTTAACGAACGAGACCTCGACCTGCTAAATAGTACGGCGAACTCTCCGGAGTTCGTCGGCACTTCTTAGAGGGACTATCGTGTGTGTAACCGATGGAAGTTCGAGGCAATAACAGGTCTGTGATGCCCTTAGATGTTCTGGGCCGCACGCGCGCTACACTGATGCGTTCATCGAGTTTACAACCTTGACTGAGAGGTCTGGGTAATCTTTTCAAAACGCATCGTGCTGGGGATAGATTATTGTAATTATTAATCTTCAACGAGGAATTCCTAGTAAACGCAAGTCATCAACTTGCATTGATTACGTCCCTGCCCTTTGTACACACCGCCCGTCGCTGCTACCGATTGAATGGCTTAATGAACTTCAGGGACTGTTGCTCTTGGATCACTCTGTGGTTCTTGAGCAACCGGGAACTGAATTTAATTTGATCATTTAGAGGAAGCAAAAGTCGTAACAAGGTTTCC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TGTGAAACTGCGTACAGCTCATTATATCAGTTATTATTTATTTGATGGTAATTTACTACATGGATAACCGTAGTAATTCTAGAGCTAATACATGCGCAAAGTCCTGACCTCACGGAAGGGATGTATTTATTAGATTAAAAACCAACCCCCTTCGGGGGTACTTTGGTGATTCATAGTAACTGTTCGAATCGCATAGCTTTATGCTAGCGAAAGTTCATTCAAATTTCTGCCCTATCAGCTTCCGACGGTAGTGTAGTGGACTACCGTGGCTCTTACGGGTGACGGAGAATTAGGGTTCGATTCCGGAGAGGGAGCCTGAGAAACGGCTACCACATCCAAGGAAGGCAGCAGGCGCGCAAATTACCCAATCCTGACACAGGGAGGTAGTGACAAGAAATAACAATACTGTGCCTCCAAAGGCCCGGTAATTGGAATGAGTCTAACTTAAAAACCTTAACGAGGATCCACTGGAGGGCAAGTCTGGTGCCAGCAGCCGCGGTAATTCCAGCTCCAGTAGCGTATATTAATGTTGTTGCAGTTAAAAAGCTCGTAGTTGGATTTCTGACCTGGCAGGTTGACCCGTGTCCTCATCGGGCATGTGTGTTGCACTTTGTCGGTCATCTTTCCAGGGAACTGTCCTACCCTTCACTGGGCCGGGATCGCGAACTGGAACTTTTACTTTGAAAAAATTAGAGTGTTCAAAGCAGGCTTGTGCGCATGAATACATTAGCATGGAATAATAACTTAGGACTTTGGTTCTGATTTGTTGGTTCTTAGGACTAAAGTAATGATTGATAGGGATAGTTGGGGGTGCTAGTATTCAGCGGCCAGAGGTGAAATTCTTGGATTCGCTGAAGACTAACTTATGCGAAAGCATTCACCAAGGATGTCTTCTTTAATCAAGAACGAAAGTTGGGGGATCGAAGACGATCAGATACCGTCGTAGTCTCAACCATAAACTATACCGACTAAGGATGAGTGAACGTTGCATTTTCGACTTCATTCGCACTTTGTGAGAAATCATCAGTTTTTGGGTTCCGGGGGGAGTATGGTCGCAAGGCTGAAACTTAAAGGAATTGACGGAAGGGCACCACCAGGAGTGGAGCCTGCGGCTTAATTTGACTCAACACGGGAAAACTTACCAGGTCCAGACATAGTTAGGATTGACAGATTGAAGATCTTTCTTGATTCTATGGGTGGTGGTGCATGGCCGTTCTTAGTTGGTGGAGTGATTTGTCTGGTTGATTCCGTTAACGAACGAGACCTCGACCTGCTAAATAGGTCGCCGAGCACTTGTGCTTGTTAGTGACACTTCTTAGAGGGACTCTCGGTTTTCCAGCCGATGGAAGTTCGAGGCAATAACAGGTCTGTGATGCCCTTAGATGTTCTGGGCCGCACGCGCGCTACACTGATACGTTCATCGAGTTTAAAACCTTGATTGAGAGGTCTGGGTAATCTTTTTAAAGCGTATCGTGATGGGGATAGATTATTGTAATTTTTAATCTTCAACGAGGAATTCCTAGTAAACGCAAGTCATCAACTTGCATTGATTACGTCCCTGCCCTTTGTACACACCGCCCGTCGCTACTACCGATTGAACGATTTAGTGAGCTCCTTGGAAGAGGATAATTTGTTTGGTTTCATTCAAATTGTCTTCTAAAAAGGTACAAATTTGATCG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TGTGAAACTGCGTACAGCTCATTATATCAGTTATTATTTATTTGATGGTAATTTACTACATGGATAACCGTAGTAATTCTAGAGCTAATACATGCGCAAAGTCCTGACCTCACGGAAGGGATGTATTTATTAGATTAAAAACCAACCCCCTTCGGGGGTACTTTGGTGATTCATAGTAACTGTTCGAATCGCATAGCTTTATGCTAGCGAAAGTTCATTCAAATTTCTGCCCTATCAGCTTCCGACGGTAGTGTAGTGGACTACCGTGGCTCTTACGGGTGACGGAGAATTAGGGTTCGATTCCGGAGAGGGAGCCTGAGAAACGGCTACCACATCCAAGGAAGGCAGCAGGCGCGCAAATTACCCAATCCTGACACAGGGAGGTAGTGACAAGAAATAACAATACTGTGCCTCCAAAGGCCCGGTAATTGGAATGAGTCTAACTTAAAAACCTTAACGAGGATCCACTGGAGGGCAAGTCTGGTGCCAGCAGCCGCGGTAATTCCAGCTCCAGTAGCGTATATTAATGTTGTTGCAGTTAAAAAGCTCGTAGTTGGATTTCTGACCTGGCAGGTTGACCCGTGTCCTCATCGGGCATGTGTGTTGCACTTTGTCGGTCATCTTTCCAGGGAACTGTCCTACCCTTCACTGGGCCGGGATCGCGAACTGGAACTTTTACTTTGAAAAAATTAGAGTGTTCAAAGCAGGCTTGTGCGCATGAATACATTAGCATGGAATAATAACTTAGGACTTTGGTTCTGATTTGTTGGTTCTTAGGACTAAAGTAATGATTGATAGGGATAGTTGGGGGTGCTAGTATTCAGCGGCCAGAGGTGAAATTCTTGGATTCGCTGAAGACTAACTTATGCGAAAGCATTCACCAAGGATGTCTTCTTTAATCAAGAACGAAAGTTGGGGGATCGAAGACGATCAGATACCGTCGTAGTCTCAACCATAAACTATACCGACTAAGGATGAGTGAACGTTGCATTTTCGACTTCATTCGCACTTTGTGAGAAATCATCAGTTTTTGGGTTCCGGGGGGAGTATGGTCGCAAGGCTGAAACTTAAAGGAATTGACGGAAGGGCACCACCAGGAGTGGAGCCTGCGGCTTAATTTGACTCAACACGGGAAAACTTACCAGGTCCAGACATAGTTAGGATTGACAGATTGAAGATCTTTCTTGATTCTATGGGTGGTGGTGCATGGCCGTTCTTAGTTGGTGGAGTGATTTGTCTGGTTGATTCCGTTAACGAACGAGACCTCGACCTGCTAAATAGGTCGCCGAGCACTTGTGCTTGTTAGTGACACTTCTTAGAGGGACTCTCGGTTTTCCAGCCGATGGAAGTTCGAGGCAATAACAGGTCTGTGATGCCCTTAGATGTTCTGGGCCGCACGCGCGCTACACTGATACGTTCATCGAGTTTAAAACCTTGATTGAGAGGTCTGGGTAATCTTTTTAAAGCGTATCGTGATGGGGATAGATTATTGTAATTTTTAATCTTCAACGAGGAATTCCTAGTAAACGCAAGTCATCAACTTGCATTGATTACGTCCCTGCCCTTTGTACACACCGCCCGTCGCTACTACCGATTGAACGATTTAGTGAGCTCCTTGGAAGAGGATAATTTGTTTGGTTTCATTCAAATTGTCTTCTAAAAAGGTACAAATTTGATC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TTTTATACAGTGAAACTGCAGATGGCTCATTAAATCAGTCATAATTTATTTGATGATTACTTACTACATGGATAACCGTAGTAATTCTAGAGCTAATACATGCGTAAAGTCCCAACTCTTGCGGGGAGGGATGTATTTATTAGATACAAAAATCAATGCGGGTGGCAACATCCGGTTGGAGATGATTCATAATAACTGTTCGAAGCGCATGGCCTCGTGCTGGCGCTAGTTCATTCAAATTTCTGCCCTATCAGCTTTCGACGGTAGTGTAGTGGACTACCGTGGCATTAACGGGTGACGGAGAATTAGGGTTCGATTCCGGAGAGGGAGCCTGAGAGATGGCTACCACATCCAAGGAAGGCAGCAGGCGCGCAAATTACCCAATCCTGACACAGGGAGGTAGTGACAAAAAATAACAATACCGGGCTCTCACGAGTCTGGTAATTGGAATGAGTACAATTTAAATCCCTTAACGAGGATCCATTGGAGGGCAAGTCTGGTGCCAGCAGCCGCGGTAATTCCAGCTCCAATAGCGTATATTAAAATTGCTGCAGTTAAAAAGCTCGTAGTTGGATTTCTGGTGTGGTGCGCCAGGTCCGCCGCCGTTAGGTGGTGAGTGCCTGTTGTGCGCCTGCCATCCTTCCGGAGAGCGTGCTCTACCCTTAACTGGGCCGGAGCAAGCGATCTGGATCTTTTACTTTGAAAAAATTAGAGTGTTTAAAGCAGGCGTTTGCTATGAATACATTAGCATGGAATAATAAGATAGGACTTTGGTTCTATTTTGTTGGTTTCTAGGACTGAAGTAATGATTGATAGGGACAGTTGGGGGTGCTAGTATTTAACGGCCAGAGGTGAAATTCTTGGATTCGTTAAAGACTAACTTATGCGAAAGCATTCACCAAGGATGTCTTCTTTAATCAAGAACGAAAGTTGGGGGATCGAAGACGATCAGATACCGTCGTAGTCTCAACCATAAACTATACCGACTAGGGATGGGTGAACGTTGCATTTATTACGACTTCATCCGCACCTTATGAGAAATCAAAGTCTTTGGGTTCTGGGGGGAGTATGGTCGCAAGGCTGAAACTTAAAGGAATTGACGGAAGGGCACCACCAGGAGTGGAGCCTGCGGCTTAATTTGACTCAACACGGGGAAACTTACCAGGTCCGGACATAGTGAGGATTGACAGATTGAAGATCTTTCTTGATTCTATGGGTGGTGGTGCATGGCCGTTCTTAGTTGGTGGAGTGATTTGTCTGGTTAATTCCGTTAACGAACGAGACCTCGGCCTACTAAATAGTCTGGCTCACCCTTCGGGGTGCGGTTAGGACTTCTTAGAGGGACTATCGGTGGGTAGCCGATGGAAGTTCGAGGCAATAACAGGTCTGTGATGCCCTTAGATGTTCTGGGCCGCACGCGCGCTACACTGACGCATTCATCAAGCTTACAACCTTGGCCGATAGGTCTGGGTAATCTTGCAAAGTGCGTCGTGCTGGGGATAGATTATTGTAATTTTTAATCTTCAACGAGGAATTCCTAGTAAACGCAAGTCATCAGCTTGCATTGATTATGTCCCTGCCCTTTGTACACACCGCCCGTCGCTACTACCGATTGAATGGCTTAGTGAGTTTCACGGATTGCGGCCAATTGGTGGCAACACTAACTGGTCGTGAAAAGTGAATCAAACTTGA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TTTTATACAGTGAAACTGCAGATGGCTCATTAAATCAGTCATAATTTATTTGATGATTACTTACTACATGGATAACCGTAGTAATTCTAGAGCTAATACATGCGTAAAGTCCCAACTCTTGCGGGGAGGGATGTATTTATTAGATACAAAAATCAATGCGGGTGGCAACATCCGGTTGGAGATGATTCATAATAACTGTTCGAAGCGCATGGCCTCGTGCTGGCGCTAGTTCATTCAAATTTCTGCCCTATCAGCTTTCGACGGTAGTGTAGTGGACTACCGTGGCATTAACGGGTGACGGAGAATTAGGGTTCGATTCCGGAGAGGGAGCCTGAGAGATGGCTACCACATCCAAGGAAGGCAGCAGGCGCGCAAATTACCCAATCCTGACACAGGGAGGTAGTGACAAAAAATAACAATACCGGGCTCTCACGAGTCTGGTAATTGGAATGAGTACAATTTAAATCCCTTAACGAGGATCCATTGGAGGGCAAGTCTGGTGCCAGCAGCCGCGGTAATTCCAGCTCCAATAGCGTATATTAAAATTGCTGCAGTTAAAAAGCTCGTAGTTGGATTTCTGGTGTGGTGCGCCAGGTCCGCCGCCGTTAGGTGGTGAGTGCCTGTTGTGCGCCTGCCATCCTTCCGGAGAGCGTGCTCTACCCTTAACTGGGCCGGAGCAAGCGATCTGGATCTTTTACTTTGAAAAAATTAGAGTGTTTAAAGCAGGCGTTTGCTATGAATACATTAGCATGGAATAATAAGATAGGACTTTGGTTCTATTTTGTTGGTTTCTAGGACTGAAGTAATGATTGATAGGGACAGTTGGGGGTGCTAGTATTTAACGGCCAGAGGTGAAATTCTTGGATTCGTTAAAGACTAACTTATGCGAAAGCATTCACCAAGGATGTCTTCTTTAATCAAGAACGAAAGTTGGGGGATCGAAGACGATCAGATACCGTCGTAGTCTCAACCATAAACTATACCGACTAGGGATGGGTGAACGTTGCATTTATTACGACTTCATCCGCACCTTATGAGAAATCAAAGTCTTTGGGTTCTGGGGGGAGTATGGTCGCAAGGCTGAAACTTAAAGGAATTGACGGAAGGGCACCACCAGGAGTGGAGCCTGCGGCTTAATTTGACTCAACACGGGGAAACTTACCAGGTCCGGACATAGTGAGGATTGACAGATTGAAGATCTTTCTTGATTCTATGGGTGGTGGTGCATGGCCGTTCTTAGTTGGTGGAGTGATTTGTCTGGTTAATTCCGTTAACGAACGAGACCTCGGCCTACTAAATAGTCTGGCTCACCCTTCGGGGTGCGGTTAGGACTTCTTAGAGGGACTATCGGTGGGTAGCCGATGGAAGTTCGAGGCAATAACAGGTCTGTGATGCCCTTAGATGTTCTGGGCCGCACGCGCGCTACACTGACGCATTCATCAAGCTTACAACCTTGGCCGATAGGTCTGGGTAATCTTGCAAAGTGCGTCGTGCTGGGGATAGATTATTGTAATTTTTAATCTTCAACGAGGAATTCCTAGTAAACGCAAGTCATCAGCTTGCATTGATTATGTCCCTGCCCTTTGTACACACCGCCCGTCGCTACTACCGATTGAATGGCTTAGTGAGTTTCACGGATTGCGGCCAATTGGTGGCAACACTAACTGGTCGTGAAAAGTGAATCAAACTTGATCATTTAGAGGAAGTAAAAGTCGTAACAAGGTTTC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GTCTTTATACCGTGAAACTGCAGATGGCTCATTAAATCAGTTATAATTTATTTGATGATTACTTTACTACATGGATACCCGTAGTAATTCTAGAGCTAATACATGCGTAAAGTCCCAACTCTTGCGGGAAGGGATGTGTTTATTAGATAAAAAACCAATGCGGGCTTTGCCCGGTTTTGAGGTGATTCATAGTAACTGTTCGAAGCGCACGGCTTCACGCTGGCGCTAGTTCATTCAAATTTCTGCCCTATCAGCTTTTGACGGTAGTGTAGTGGACTACCGTGGCGTTAACGGGTGACGGAGAATTAGGGTTCGATTCCGGAGAGGGAGCCTGAGAAACGGCTACCACATCCAAGGAAGGCAGCAGGCGCGCAAATTACCCAATCCTGATACAGGGAGGTAGTGACAAGAAATAACAATACCGGGGTCTTTCGACCTTGGTAATTGGAATGAGTACAATCTAAACCCCTTAACGAATGCCATTGGAGGGCAAGTCTGGTGCCAGCAGCCGCGGTAATTCCAGCTCCAATAGCGTATATTAAAGTTGTTGCAGTTAAAAAGCTCGTAGTTGGATTTCTGGCGTGGTGCCTTCCGTCCGCCGCTGTCAAGCGTCCGAGTACGGGAGTTTTGTGCCTGCCATCCTTCTAGGGAGCGCGTCTGCCCTTTACTGGGTCGGGCGCGCGACCTGGATCGTTTACTTTGAAAAAATTAGAGTGTTTAAAGCAGGCGATTGCCTCTGAATACATTAGCATGGAATAATAAAATAGGACTTTGGTTCTATTTTGTTGGTTTCTAGGACTGAAGTAATGATTGATAGGGACAGTTGGGGGTGCTAGTATTCGACGGCCAGAGGTGAAATTCTTGGATTCGTTGAAGACTAACTAATGCGAAAGCATTCACCAAGGATGTCTTCTTTAATCAAGAACGAAAGTTGGGGGATCGAAGACGATCAGATACCGTCGTAGTCTCAACCATAAACTATGCCGACTAGGGATCAGTGGACGTTGCATTTTACGACTCCATTGGCACCTTACGAGAAATCAAAGTCTTTGGGTTCCGGGGGGAGTATGGTCGCAAGGCTGAAACTTAAAGGAATTGACGGAAGGGCACCACCAGGAGTGGAGCCTGCGGCTTAATTTGACTCAACACGGGGAAACTTACCAGGTCCAGACATAGTAAGGATTGACAGATTGAAGATCTTTCTTGATTCTATGGGTGGTGGTGCATGGCCGTTCTTAGTTGGTGGAGTGATTTGTCTGGTTAATTCCGTTAACGAACGAGACCTCGACCTGCTAAATAGTCCGGCGAACTCCTCGGAGTTCGGCTCCGGTACTTCTTAGAGGGACTATTGGTTTTGATCCAATGGAGGTTCGAGGCAATAACAGGTCTGTGATGCCCTTAGATGTTCTGGGCCGCACGCGCGCTACACTGACGCATGCATCAAGTTTACAACCTTGGCTGAGAGGCCTGGGTAATCTTTGAAATTGCGTCGTGATGGGGATAGATTATTGTAATTATTAGTCTTCAACGAGGAATTCCTAGTAAACGCAAGTCATCAGCTTGCATTGATTACGTCCCTGCCCTTTGTACACACCGCCCGTCGCTGCTACCGATTGAATGGTTTAGCGAGCTCCAGGGACCGGAGGCTTTGGTTGGGTAACCTTCCGAAATCGCTGGGAACTGGCGCAAACTTGAC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GTCTTTATACCGTGAAACTGCAGATGGCTCATTAAATCAGTTATAATTTATTTGATGATTACTTTACTACATGGATACCCGTAGTAATTCTAGAGCTAATACATGCGTAAAGTCCCAACTCTTGCGGGAAGGGATGTGTTTATTAGATAAAAAACCAATGCGGGCTTTGCCCGGTTTTGAGGTGATTCATAGTAACTGTTCGAAGCGCACGGCTTCACGCTGGCGCTAGTTCATTCAAATTTCTGCCCTATCAGCTTTTGACGGTAGTGTAGTGGACTACCGTGGCGTTAACGGGTGACGGAGAATTAGGGTTCGATTCCGGAGAGGGAGCCTGAGAAACGGCTACCACATCCAAGGAAGGCAGCAGGCGCGCAAATTACCCAATCCTGATACAGGGAGGTAGTGACAAGAAATAACAATACCGGGGTCTTTCGACCTTGGTAATTGGAATGAGTACAATCTAAACCCCTTAACGAATGCCATTGGAGGGCAAGTCTGGTGCCAGCAGCCGCGGTAATTCCAGCTCCAATAGCGTATATTAAAGTTGTTGCAGTTAAAAAGCTCGTAGTTGGATTTCTGGCGTGGTGCCTTCCGTCCGCCGCTGTCAAGCGTCCGAGTACGGGAGTTTTGTGCCTGCCATCCTTCTAGGGAGCGCGTCTGCCCTTTACTGGGTCGGGCGCGCGACCTGGATCGTTTACTTTGAAAAAATTAGAGTGTTTAAAGCAGGCGATTGCCTCTGAATACATTAGCATGGAATAATAAAATAGGACTTTGGTTCTATTTTGTTGGTTTCTAGGACTGAAGTAATGATTGATAGGGACAGTTGGGGGTGCTAGTATTCGACGGCCAGAGGTGAAATTCTTGGATTCGTTGAAGACTAACTAATGCGAAAGCATTCACCAAGGATGTCTTCTTTAATCAAGAACGAAAGTTGGGGGATCGAAGACGATCAGATACCGTCGTAGTCTCAACCATAAACTATGCCGACTAGGGATCAGTGGACGTTGCATTTTACGACTCCATTGGCACCTTACGAGAAATCAAAGTCTTTGGGTTCCGGGGGGAGTATGGTCGCAAGGCTGAAACTTAAAGGAATTGACGGAAGGGCACCACCAGGAGTGGAGCCTGCGGCTTAATTTGACTCAACACGGGGAAACTTACCAGGTCCAGACATAGTAAGGATTGACAGATTGAAGATCTTTCTTGATTCTATGGGTGGTGGTGCATGGCCGTTCTTAGTTGGTGGAGTGATTTGTCTGGTTAATTCCGTTAACGAACGAGACCTCGACCTGCTAAATAGTCCGGCGAACTCCTCGGAGTTCGGCTCCGGTACTTCTTAGAGGGACTATTGGTTTTGATCCAATGGAGGTTCGAGGCAATAACAGGTCTGTGATGCCCTTAGATGTTCTGGGCCGCACGCGCGCTACACTGACGCATGCATCAAGTTTACAACCTTGGCTGAGAGGCCTGGGTAATCTTTGAAATTGCGTCGTGATGGGGATAGATTATTGTAATTATTAGTCTTCAACGAGGAATTCCTAGTAAACGCAAGTCATCAGCTTGCATTGATTACGTCCCTGCCCTTTGTACACACCGCCCGTCGCTGCTACCGATTGAATGGTTTAGCGAGCTCCAGGGACCGGAGGCTTTGGTTGGGTAACCTTCCGAAATCGCTGGGAACTGGCGCAAACTTGACCATTTAGAGGAAGC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TATACTGCGAAACTGCGTACAGCTCATTAAATCAGTTATCATTTATTTGATGGTCACTTACTACATGGATACCCGTAGTAATTCTAGAGCTAATACATGCGCAAATTCCCGACCTTTTGGAAGGGATGTATTTATTAGATAAAAAACCAATGCTACCTCTGGTAGCTTTCTTGGTGATTCATAGTAACTGTTCGAATCGCATGGACTTGTCCGGCGATAGTTCATTCAAATTTCTGCCCTATCAGCTCGACGGTAGTGTAGTGGACTACCGTGGCCGTAACGGGTGACGGAGAATTAGGGTTCGATTCCGGAGAGGGAGCCTGAGAAACGGCTACCACATCCAAGGAAGGCAGCAGGCGCGCAAATTACCCAATCCTGACACAGGGAGGTAGTGACAATAAATAACAATACCGGACCGTTATCGGTCTGGTAATTGGAATGAGTACAATTTAAATCCCTTAACGAGGATCCACTGGAGGACAAGTCTGGTGCCAGCACCCGCGGTAATTCCAGCTCCAGTAGCGTATATTAAAGTTGCTGCAGTTAAAAAGCTCGTAGTTGGATTTCTGACTTATCGTGTTCAATCCGCCGGCGTTAGCTGAGTGAGTGTTGGTGCACGGTGCGTCATCCTTGTAGAGAACTCATGTACCCTTCACTGGAGTGCGTGGGTAATCTACATCTTTTACTTTGAAAAAATTAGAGTGTTCAAAGCAGGCTTACGCTGTGAATACATTAGCATGGAATAATAATCTAGGACTTCGGGCCTATTTTGTTGGTTTCTAGGACTGAAGTAATGATTGATAGGGATAGTTGGGGGTGCTAGTATTCAGCGGCCAGAGGTGAAATTCTTGGATTCGCTGAAGACTAACTTATGCGAAAGCATTCACCAAGGATGTCTTCTTTAATCAAGAACGAAAGTTGGGGGATCGAAGACGATCAGATACCGTCGTAGTCTCAACCATAAACTATACCGACTCAGGATCAGTGATAGTTGCATTATCGACTTCATTGGCACTGTATGAGAAATCAAAGTCTTTGGGTTCTGGGGGGAGTATGGTCGCAAGGCTGAAACTTAAAGGAATTGACGGAAGGGCACCACAAGGAGTGGAGCCTGCGGCTTAATTTGACTCAACACGGGAAAACTTACCAGGTCCAGACATAGTGAGGATTGACAGATTGAAGATCTTTCTTGATTCTATGGGTGGTGGTGCATGGCCGTTCTTAGTTGGTGGAGTGATTTGTCTGGTTAATTCCGTTAACGAACGAGACCTCGACCTGCTAAATAGACCAGCGAATTTTCGAATTCGTTTGGAGCTTCTTAGAGGGACTTTACCTGTCTAGGGTAAGGAGGTTCGAGGCAATAACAGGTCTGTGATGCCCTTAGATGTCCTGGGCCGCACGCGCGCTACACTGATGCGTTCATCGAGCTTACAACCTTGACCGAAAGGTCTGGGTAATCTTCGAAAAACGCATCGTGATGGGGATAGATGATTGTAATTATTCATCTTCAACGAGGAATTCCTAGTAAACGCAAGTCATCAGCTTGCATTGATTACGTCCCTGCCCTTTGTACACACCGCCCGTCGCTACTACCGATTGGATGGCTTAGTGAGCTGCACAGACTGTCGCGGATGGAGGGTTCGCTCTCCGGTCTGTGATCGGGAAGTGCCGCAAACTTGATCATC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CTTATACTGCGAAACTGCGTACAGCTCATTAAATCAGTTATCATTTATTTGATGGTCACTTACTACATGGATACCCGTAGTAATTCTAGAGCTAATACATGCGCAAATTCCCGACCTTTTGGAAGGGATGTATTTATTAGATAAAAAACCAATGCTACCTCTGGTAGCTTTCTTGGTGATTCATAGTAACTGTTCGAATCGCATGGACTTGTCCGGCGATAGTTCATTCAAATTTCTGCCCTATCAGCTCGACGGTAGTGTAGTGGACTACCGTGGCCGTAACGGGTGACGGAGAATTAGGGTTCGATTCCGGAGAGGGAGCCTGAGAAACGGCTACCACATCCAAGGAAGGCAGCAGGCGCGCAAATTACCCAATCCTGACACAGGGAGGTAGTGACAATAAATAACAATACCGGACCGTTATCGGTCTGGTAATTGGAATGAGTACAATTTAAATCCCTTAACGAGGATCCACTGGAGGACAAGTCTGGTGCCAGCACCCGCGGTAATTCCAGCTCCAGTAGCGTATATTAAAGTTGCTGCAGTTAAAAAGCTCGTAGTTGGATTTCTGACTTATCGTGTTCAATCCGCCGGCGTTAGCTGAGTGAGTGTTGGTGCACGGTGCGTCATCCTTGTAGAGAACTCATGTACCCTTCACTGGAGTGCGTGGGTAATCTACATCTTTTACTTTGAAAAAATTAGAGTGTTCAAAGCAGGCTTACGCTGTGAATACATTAGCATGGAATAATAATCTAGGACTTCGGGCCTATTTTGTTGGTTTCTAGGACTGAAGTAATGATTGATAGGGATAGTTGGGGGTGCTAGTATTCAGCGGCCAGAGGTGAAATTCTTGGATTCGCTGAAGACTAACTTATGCGAAAGCATTCACCAAGGATGTCTTCTTTAATCAAGAACGAAAGTTGGGGGATCGAAGACGATCAGATACCGTCGTAGTCTCAACCATAAACTATACCGACTCAGGATCAGTGATAGTTGCATTATCGACTTCATTGGCACTGTATGAGAAATCAAAGTCTTTGGGTTCTGGGGGGAGTATGGTCGCAAGGCTGAAACTTAAAGGAATTGACGGAAGGGCACCACAAGGAGTGGAGCCTGCGGCTTAATTTGACTCAACACGGGAAAACTTACCAGGTCCAGACATAGTGAGGATTGACAGATTGAAGATCTTTCTTGATTCTATGGGTGGTGGTGCATGGCCGTTCTTAGTTGGTGGAGTGATTTGTCTGGTTAATTCCGTTAACGAACGAGACCTCGACCTGCTAAATAGACCAGCGAATTTTCGAATTCGTTTGGAGCTTCTTAGAGGGACTTTACCTGTCTAGGGTAAGGAGGTTCGAGGCAATAACAGGTCTGTGATGCCCTTAGATGTCCTGGGCCGCACGCGCGCTACACTGATGCGTTCATCGAGCTTACAACCTTGACCGAAAGGTCTGGGTAATCTTCGAAAAACGCATCGTGATGGGGATAGATGATTGTAATTATTCATCTTCAACGAGGAATTCCTAGTAAACGCAAGTCATCAGCTTGCATTGATTACGTCCCTGCCCTTTGTACACACCGCCCGTCGCTACTACCGATTGGATGGCTTAGTGAGCTGCACAGACTGTCGCGGATGGAGGGTTCGCTCTCCGGTCTGTGATCGGGAAGTGCCGCAAACTTGATCATC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ACAACTTTATACTGTGAAACTGCGCACAGCTCATTATATCAGCAATAATTTATTTGATGGTACCTTACTACATGGATACCCGTAGTAATTCTAGAGCTAATACATGCGTAAAGTCCCGACTCTTCTGGGGAGGGATGTATTTATTAGATACAAAACCAATGCCTTCGGGCCCTTTTGGTGAATCATAATAACTGTTCGAATCGCATGGCCTCGTGCTGGCGATAGTTCATTCAAATTTCTGCCCTATCAGCTTTCGACGGTAGTGTAGTGGACTACCGTGGCGTTAACGGGTGACGGAGAATTAGGGTTCGATTCCGGAGAGGGAGCCTGAGAAACGGCTACCACATCCAAGGAAGGCAGCAGGCGCGCAAATTACCCAATCCTGACACAGGGAGGTAGTGACAAGAAATAACAATACCGGGCATTTACATGTCTGGTAATTGGAATGAGTACAATTCAAATCCCTTAACGAGGATCCACTGGAGGGCAAGTCTGGTGCCAGCAGCCGCGGTAATTCCAGCTCCAGTAGCGTATATTAACGTTGCTGCAGTTAAAAAGCTCGTAGTTGGATTTCTGATTAGTCACCCTGGCCCGCTGGCCTCGGTCTGTGAGTGCTGGTGTGTACTAATCATCCTTCTAGCTTGCCATGCGTACCGTTCATTCGGCCGCGCGTGTGCGATCTAGATCTTTTACTTTGAAAAAATTAGAGTGTTTAAAGCAGGCTTACGCCATGAATACATTAGCATGGAATAATAATATAGGACTTTGGTTCTATTTTGTTGGTTTCTAGGACTGAAGTAATGATTGATAGGGATAGTTGGGGGTGCTAGTATTCAGCGGCCAGAGGTGAAATTCTTGGATTCGCTGAAGACTAACTACTGCGAAAGCATTCACCAAGGATGTCTTCTTTAATCAAGAACGAAAGTTGGGGGATCGAAGACGATCAGATACCGTCGTAGTCTCAACCATAAACTATACCGACTAAGGATCAGTGGAAGTCTTATTTTCGACTCCATTGGCACTTTATGAGAAATCAAAGTCTTTGGGTTCCGGGGGGAGTATGGTCGCAAGGCTGAAACTTAAAGGAATTGACGGAAGGGCACCACCAGGAGTGGAGCCTGCGGCTTAATTTGACTCAACACGGGAAAACTTACCAGGTCCAGACATAGTGAGGATTGACAGATTGAAGATCTTTCTTGATTCTATGGGTGGTGGTGCATGGCCGTTCTTAGTTGGTGGAGTGATTTGTCTGGTTAATTCCGTTAACGAACGAGACCTCGACCTGCTAAATAGTCAGTCGAACCCTTTGGGTTTGTGCTGCACTTCTTAGAGGGACTATCGGTTGTAAGCCGGTGGAAGTTCGAGGCAATAACAGGTCTGTGATGCCCTTAGATGTTCTGGGCTGCACGCGCGCTACACTGACATGTTCATCGAGTTTACAACCTTGACCGGAAGGTCTGGGTAATCTTTGAAAGCATGTCGTGATGGGGATAGAGTATTGTAATTTTTACTCTTCAACGAGGAATTCCTAGTAATCGCATGTCATTAACGTGCAATGATTACGTCCCTGCCCTTTGTACACACCGCCCGTCGCTACTACCGATTGGATGGTTTAGTGAGGTCCACGGACTGCTGTAGTTAGTGGGTTCGCCCTCTTTCTGCAATTGGAAGTGGGACAAACTTGATCATC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ACAACTTTATACTGTGAAACTGCGCACAGCTCATTATATCAGCAATAATTTATTTGATGGTACCTTACTACATGGATACCCGTAGTAATTCTAGAGCTAATACATGCGTAAAGTCCCGACTCTTCTGGGGAGGGATGTATTTATTAGATACAAAACCAATGCCTTCGGGCCCTTTTGGTGAATCATAATAACTGTTCGAATCGCATGGCCTCGTGCTGGCGATAGTTCATTCAAATTTCTGCCCTATCAGCTTTCGACGGTAGTGTAGTGGACTACCGTGGCGTTAACGGGTGACGGAGAATTAGGGTTCGATTCCGGAGAGGGAGCCTGAGAAACGGCTACCACATCCAAGGAAGGCAGCAGGCGCGCAAATTACCCAATCCTGACACAGGGAGGTAGTGACAAGAAATAACAATACCGGGCATTTACATGTCTGGTAATTGGAATGAGTACAATTCAAATCCCTTAACGAGGATCCACTGGAGGGCAAGTCTGGTGCCAGCAGCCGCGGTAATTCCAGCTCCAGTAGCGTATATTAACGTTGCTGCAGTTAAAAAGCTCGTAGTTGGATTTCTGATTAGTCACCCTGGCCCGCTGGCCTCGGTCTGTGAGTGCTGGTGTGTACTAATCATCCTTCTAGCTTGCCATGCGTACCGTTCATTCGGCCGCGCGTGTGCGATCTAGATCTTTTACTTTGAAAAAATTAGAGTGTTTAAAGCAGGCTTACGCCATGAATACATTAGCATGGAATAATAATATAGGACTTTGGTTCTATTTTGTTGGTTTCTAGGACTGAAGTAATGATTGATAGGGATAGTTGGGGGTGCTAGTATTCAGCGGCCAGAGGTGAAATTCTTGGATTCGCTGAAGACTAACTACTGCGAAAGCATTCACCAAGGATGTCTTCTTTAATCAAGAACGAAAGTTGGGGGATCGAAGACGATCAGATACCGTCGTAGTCTCAACCATAAACTATACCGACTAAGGATCAGTGGAAGTCTTATTTTCGACTCCATTGGCACTTTATGAGAAATCAAAGTCTTTGGGTTCCGGGGGGAGTATGGTCGCAAGGCTGAAACTTAAAGGAATTGACGGAAGGGCACCACCAGGAGTGGAGCCTGCGGCTTAATTTGACTCAACACGGGAAAACTTACCAGGTCCAGACATAGTGAGGATTGACAGATTGAAGATCTTTCTTGATTCTATGGGTGGTGGTGCATGGCCGTTCTTAGTTGGTGGAGTGATTTGTCTGGTTAATTCCGTTAACGAACGAGACCTCGACCTGCTAAATAGTCAGTCGAACCCTTTGGGTTTGTGCTGCACTTCTTAGAGGGACTATCGGTTGTAAGCCGGTGGAAGTTCGAGGCAATAACAGGTCTGTGATGCCCTTAGATGTTCTGGGCTGCACGCGCGCTACACTGACATGTTCATCGAGTTTACAACCTTGACCGGAAGGTCTGGGTAATCTTTGAAAGCATGTCGTGATGGGGATAGAGTATTGTAATTTTTACTCTTCAACGAGGAATTCCTAGTAATCGCATGTCATTAACGTGCAATGATTACGTCCCTGCCCTTTGTACACACCGCCCGTCGCTACTACCGATTGGATGGTTTAGTGAGGTCCACGGACTGCTGTAGTTAGTGGGTTCGCCCTCTTTCTGCAATTGGAAGTGGGACAAACTTGATCATC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TGTCTAAGTATAAACATCTTTATACCGTGAAACTGCGTACAGCTCATTATATCAGTAATTCTTTCTTTGATGGTCTTTTACTACATGGATAACCGTAGTAATTCTAGAGCTAATACATGCCATAAAATCTCAACTCGTGAGGGAAGAGATGGATTTATTAGATACAGAACCAATGGTGTAGCAATACATCTTTTGGTGATTCATGATAACTTTACAGAGCGTATGACTTTATGTTGACGCCAGTTCATTCAAGTTCCTGCCCTATCAGCTTTCGTATGTAAGGTATTGGCTTACATAGGCATCGACGGGTGACGGAGAATTAGGGTTCGATTCCGGAGAGGGAGCCTGAGAGATTGCTACCACATCCAAGGAAGGCAGCAGGCGCGCAAATTACCCAATCCTGATACAGGGAGGTAGTGACAAAAAATAACAATACTGAGCATTTTTATGTTTGGTAATTGGAATGAGTACAATTTAAATCCCTTAACGAGGATCCATTGGAGGGCAAGTCTGGTGCCAGCAGCCGCGGTAATTCCAGCTCCAATAGCGTATATTAAAGTTGCTGCTGTTAAAAAGCTCGTAGTTGGATTTCTGATATAACATATCTGTCCCGTCGTGGTTACACGTATGAGTGACGGAATATGTTTATCTGTCTTGTATGTGTGTTAATGATGTGAAAGCATTATTAATAACTATACATCTTTTACTTTGAACAAATTAGAGTGTTTCAAGCAGGCATTATGCCTTGAATACATGAGCATGGAATAATCATCGAGGACTTTTAGTTCTTTGTTGGTTGGTTCTAGAACTATAGTAATGATGGATAGGGATAGTTGGGGGTGCTAGTATTCCAAGGCCAGAGGTGAAATTCTTGGATTCTTGGAAGACTCACTTAGGCGAAAGCATTCACCAAGGATGTCCTCATTAATCAAGAACGAAAGTTGGGGGATCGAAGACGATCAGATACCGTCGTAGTCTCAACCATAAACTATGCCGACTAGGGATGGGTCAATGTTGAATTTTCGACTTGATCCGCACCTCATGAGAAATCAAAGTCTTTGGGTTCATGGGGAAGTATGGTCGCAAGGCTGAAACTTAAAGGAATTGACGGAAGGGCACCACCAGGAGTGGAGCCTGCGGCTTAATTTGACTCAACACGGGAAAACTTACCAGGTCCGGACATAGTGAGGATTGACAGGTTGAAGACCTTTCTTAATTCTGTGGGTGGTGGTGCATGGCCGTTCTTAGTTGGTGGAGTGATTTGTCTGGTTAATTCCGTTAACGAACGAGACCTCGACCTATTAAATAGTTTATATTAAACTTCGGTTTAGTATCAAACTTCTTAAAGGAACTGCTGCCGTTCTAGGCAGAGGAAGTACGAGGCAATAACAGGTCTGTGATGCCCTTAGATGTTCTGGGCCGCACGCGCGCTACACTGATAGATTCATCAAGTTTTTCCTTAACTGTCAAGTTTGGGTAATCTTTAAATATCTATCGTGCTGGGGATAGATGATTGTAATTTTTCATCTTCAACGAGGAATTCCTAGTAAACGCAAGTCATCAACTTGCATTGATTACGTCCCTGCCCTTTGTACACACCGCCCGTCGCTACTACCGATTGAATGGATTAGTGAGCTTCAAGGACTGAGTATAATATGGTTCTCCATGTTATGTTTGGGAATTGAATCAAACTTGCTCATTTAGAGGAAGTAAAAGTCGTAACAAGGTC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TTCAAAGATTAAGCCATGCATGTCTAAGTATAAACATCTTTATACCGTGAAACTGCGTACAGCTCATTATATCAGTAATTCTTTCTTTGATGGTCTTTTACTACATGGATAACCGTAGTAATTCTAGAGCTAATACATGCCATAAAATCTCAACTCGTGAGGGAAGAGATGGATTTATTAGATACAGAACCAATGGTGTAGCAATACATCTTTTGGTGATTCATGATAACTTTACAGAGCGTATGACTTTATGTTGACGCCAGTTCATTCAAGTTCCTGCCCTATCAGCTTTCGTATGTAAGGTATTGGCTTACATAGGCATCGACGGGTGACGGAGAATTAGGGTTCGATTCCGGAGAGGGAGCCTGAGAGATTGCTACCACATCCAAGGAAGGCAGCAGGCGCGCAAATTACCCAATCCTGATACAGGGAGGTAGTGACAAAAAATAACAATACTGAGCATTTTTATGTTTGGTAATTGGAATGAGTACAATTTAAATCCCTTAACGAGGATCCATTGGAGGGCAAGTCTGGTGCCAGCAGCCGCGGTAATTCCAGCTCCAATAGCGTATATTAAAGTTGCTGCTGTTAAAAAGCTCGTAGTTGGATTTCTGATATAACATATCTGTCCCGTCGTGGTTACACGTATGAGTGACGGAATATGTTTATCTGTCTTGTATGTGTGTTAATGATGTGAAAGCATTATTAATAACTATACATCTTTTACTTTGAACAAATTAGAGTGTTTCAAGCAGGCATTATGCCTTGAATACATGAGCATGGAATAATCATCGAGGACTTTTAGTTCTTTGTTGGTTGGTTCTAGAACTATAGTAATGATGGATAGGGATAGTTGGGGGTGCTAGTATTCCAAGGCCAGAGGTGAAATTCTTGGATTCTTGGAAGACTCACTTAGGCGAAAGCATTCACCAAGGATGTCCTCATTAATCAAGAACGAAAGTTGGGGGATCGAAGACGATCAGATACCGTCGTAGTCTCAACCATAAACTATGCCGACTAGGGATGGGTCAATGTTGAATTTTCGACTTGATCCGCACCTCATGAGAAATCAAAGTCTTTGGGTTCATGGGGAAGTATGGTCGCAAGGCTGAAACTTAAAGGAATTGACGGAAGGGCACCACCAGGAGTGGAGCCTGCGGCTTAATTTGACTCAACACGGGAAAACTTACCAGGTCCGGACATAGTGAGGATTGACAGGTTGAAGACCTTTCTTAATTCTGTGGGTGGTGGTGCATGGCCGTTCTTAGTTGGTGGAGTGATTTGTCTGGTTAATTCCGTTAACGAACGAGACCTCGACCTATTAAATAGTTTATATTAAACTTCGGTTTAGTATCAAACTTCTTAAAGGAACTGCTGCCGTTCTAGGCAGAGGAAGTACGAGGCAATAACAGGTCTGTGATGCCCTTAGATGTTCTGGGCCGCACGCGCGCTACACTGATAGATTCATCAAGTTTTTCCTTAACTGTCAAGTTTGGGTAATCTTTAAATATCTATCGTGCTGGGGATAGATGATTGTAATTTTTCATCTTCAACGAGGAATTCCTAGTAAACGCAAGTCATCAACTTGCATTGATTACGTCCCTGCCCTTTGTACACACCGCCCGTCGCTACTACCGATTGAATGGATTAGTGAGCTTCAAGGACTGAGTATAATATGGTTCTCCATGTTATGTTTGGGAATTGAATCAAACTTGCTCATTTAGAGGAAGTAAAAGTCGTAACAAGGTC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CATATGCTTGTCTCAAAGATTAAGCCATGCATGTCTAAGTATAAACATCTTTATACTGTGAAACTGCAGATGGCTCATTAAATCAGTCATAATTTATTTGATGATTACTTACTACTTGGATAACCGTAGTAATTCTAGAGCTAATACATGCGTAAAATCCCAACTCTTGCGGGGAGGGATGTATTTATTAGATAAAAAATCAATGCAGGTGGGCAACCATCTGGTTTGAGGTGAATCATAATAACTGTTCGAATCGCATAGCTTCACGCTGGCGATAGTTCATTCAAATTTCTGCCCTATCAGCTTTCGACGGTAGTGTAGTGGACTACCGTGGCATTAACGGGTGACGGAGAATTAGGGTTCGATTCCGGAGAGGGAGCCTGAGAGATGGCTACCACATCCAAGGAAGGCAGCAGGCGCGCAAATTACCCAATCCTGACACAGGGAGGTAGTGACAAAAAATAACAATACCGGGCCTCATGGTCTGGTAATTGGAATGAGTACAATTTAAATCCCTTAACGAGGATCAATTGGAGGGCAAGTCTGGTGCCAGCAGCCGCGGTAATTCCAGCTCCAATAGCGTATGTTAAAATTGCTGCAGTTAAAAAGCTCGTAGTTGGATTTCTGGTGTGGTGCGCCGAGCCCGCCTCTTATGGAGGTGAGTGCTTGTTGCGTGCCTGCCATACTTCGGCGAGAGTGTGGATTGGATACCTTCACTGGTGTTCAGTTTTTTACACGATCCCGATCGTTTACTTTGAAAAAATTAGAGTGTTTAAAGCAGGCTGACGCTATGAATACATTAGCATGGAATAATAAGATAGGACTTTGGTTCTATTTTGTTGGTTTCTAGGACTGAAGTAATGATTGATAGGGACAGTTGGGGGTGCTAGTATTTAACGGCCAGAGGTGAAATTCTTGGATTCGTTAAAGACTAACTTATGCGAAAGCATTCACCAAGGATGTCTTCTTTAATCAAGAACGAAAGTTGGGGGATCGAAGACGATCAGATACCGTCGTAGTCTCAACCATAAACTATACCGACTAGGGATGAGTGAACGTTGCATTTTCGACTTCATTCGCACCTTATGAGAAATCAAAGTCTTCGGGTTCTGGGGGGAGTATGGTCGCAAGGCTGAAACTTAAAGGAATTGACGGAAGGGCACCACCAGGAGTGGAGCCTGCGGCTTAATTTGACTCAACACGGGAAAACTTACCAGGTCCAGACATAGTGAGGATTGACAGATTGAAGATCTTTCTTGATTCTATGGGTGGTGGTGCATGGCCGTTCTTAGTTGGTGGAGTGATTTGTCTGGTTAATTCCGTTAACGAACGAGACCTCGGCCTACTAAATAGTTGGACGAACTCCTCGGGGTTCGGCTGTCAACTTCTTAGAGGGACTATCGGTGGTTAGCCGATGGAAGTTCGAGGCAATAACAGGTCTGTGATGCCCTTAGATGTTCTGGGCCGCACGCGCGCTACACTGATGCATTCATCGAGCTTACAACCTTGACTGAGAGGTCTGGGTAATCTTCTCAAAGTGCATCGTGCTGGGGATAGATTATTGTAATTTTTAATCTTCAACGAGGAATTCCTAGTAAACGCAAGTCATTAGCTTGCATTGATTACGTCCCTGCCCTTTGTACACACCGCCCGTCGCTACTACCGATTGAATGGCTTAGTGAGTTCCAGGGATTGTTATTCGGAGTTGGGCAACCAGATTCGAATAATGAGAACTGGATCAAACTTGA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TCATATGCTTGTCTCAAAGATTAAGCCATGCATGTCTAAGTATAAACATCTTTATACTGTGAAACTGCAGATGGCTCATTAAATCAGTCATAATTTATTTGATGATTACTTACTACTTGGATAACCGTAGTAATTCTAGAGCTAATACATGCGTAAAATCCCAACTCTTGCGGGGAGGGATGTATTTATTAGATAAAAAATCAATGCAGGTGGGCAACCATCTGGTTTGAGGTGAATCATAATAACTGTTCGAATCGCATAGCTTCACGCTGGCGATAGTTCATTCAAATTTCTGCCCTATCAGCTTTCGACGGTAGTGTAGTGGACTACCGTGGCATTAACGGGTGACGGAGAATTAGGGTTCGATTCCGGAGAGGGAGCCTGAGAGATGGCTACCACATCCAAGGAAGGCAGCAGGCGCGCAAATTACCCAATCCTGACACAGGGAGGTAGTGACAAAAAATAACAATACCGGGCCTCATGGTCTGGTAATTGGAATGAGTACAATTTAAATCCCTTAACGAGGATCAATTGGAGGGCAAGTCTGGTGCCAGCAGCCGCGGTAATTCCAGCTCCAATAGCGTATGTTAAAATTGCTGCAGTTAAAAAGCTCGTAGTTGGATTTCTGGTGTGGTGCGCCGAGCCCGCCTCTTATGGAGGTGAGTGCTTGTTGCGTGCCTGCCATACTTCGGCGAGAGTGTGGATTGGATACCTTCACTGGTGTTCAGTTTTTTACACGATCCCGATCGTTTACTTTGAAAAAATTAGAGTGTTTAAAGCAGGCTGACGCTATGAATACATTAGCATGGAATAATAAGATAGGACTTTGGTTCTATTTTGTTGGTTTCTAGGACTGAAGTAATGATTGATAGGGACAGTTGGGGGTGCTAGTATTTAACGGCCAGAGGTGAAATTCTTGGATTCGTTAAAGACTAACTTATGCGAAAGCATTCACCAAGGATGTCTTCTTTAATCAAGAACGAAAGTTGGGGGATCGAAGACGATCAGATACCGTCGTAGTCTCAACCATAAACTATACCGACTAGGGATGAGTGAACGTTGCATTTTCGACTTCATTCGCACCTTATGAGAAATCAAAGTCTTCGGGTTCTGGGGGGAGTATGGTCGCAAGGCTGAAACTTAAAGGAATTGACGGAAGGGCACCACCAGGAGTGGAGCCTGCGGCTTAATTTGACTCAACACGGGAAAACTTACCAGGTCCAGACATAGTGAGGATTGACAGATTGAAGATCTTTCTTGATTCTATGGGTGGTGGTGCATGGCCGTTCTTAGTTGGTGGAGTGATTTGTCTGGTTAATTCCGTTAACGAACGAGACCTCGGCCTACTAAATAGTTGGACGAACTCCTCGGGGTTCGGCTGTCAACTTCTTAGAGGGACTATCGGTGGTTAGCCGATGGAAGTTCGAGGCAATAACAGGTCTGTGATGCCCTTAGATGTTCTGGGCCGCACGCGCGCTACACTGATGCATTCATCGAGCTTACAACCTTGACTGAGAGGTCTGGGTAATCTTCTCAAAGTGCATCGTGCTGGGGATAGATTATTGTAATTTTTAATCTTCAACGAGGAATTCCTAGTAAACGCAAGTCATTAGCTTGCATTGATTACGTCCCTGCCCTTTGTACACACCGCCCGTCGCTACTACCGATTGAATGGCTTAGTGAGTTCCAGGGATTGTTATTCGGAGTTGGGCAACCAGATTCGAATAATGAGAACTGG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CATATGCTTGTCTCAAAGATTAAGCCATGCATGTCTAAGTATAAGCAACCTTATACTGTGAAACTGCAGATGGCTCATTAAATCAGTCATAATTTATTTGATGATTACTTACTACTTGGATAACCGTAGTAATTCTAGAGCTAATACATGCGTAAAGTCCTGACTTTCGGGGAGGGATGTATTTATTAGATACAAAACCAATGCGGGTGGGCAACCATCCGGTTTGAGGTGAATCATAATAACTGTTCGAATCGCATGGCTTCACGCCGGCGATAGTTCATTCAAATTTCTGCCCTATCAGCTTTCGACGGTAGTGTAGTGGACTACCGTGGCATTAACGGGTGACGGAGAATTAGGGTTCGGTTCCGGAGAGGGAGCCTGAGAGATGGCTACCACATCCAAGGAAGGCAGCAGGCGCGCAAATTACCCAATCCTGACACAGGGAGGTAGTGACAAAAAATAACAATACCGGGCTTCATAGTCTGGTAATTGGAATGAGTACAATTTAAATCCCTTAACGAGGAACAATTGGAGGGCAAGTCTGGTGCCAGCAGCCGCGGTAATTCCAGCTCCAATAGCGTATGTTAAAATTGCTGCAGTTAAAAAGCTCGTAGTTGGATTTCTGGAGTGGTGCGCCGAGCCCGCCTCTAGGGGTGAGTGCTTGCGCGCGCCTTCCATACTTCTGGGTAGTACGCTTGCCCTTCACCGGGTGGAGTGTGCGATCCAGATCTTTTACTTTGAAAAAATTAGAGTGTTTAAAGCAGGCGTTTGCTATGAATACATTAGCATGGAATAATAAGATAGGACTTTGGTTCTATTTTGTTGGTTTCTAGGACTGAAGTAATGATTGATAGGGACAGTTGGGGGTGCTAGTATTTAACGGCCAGAGGTGAAATTCTTGGATTCGTTAAAGACTAACTTATGCGAAAGCATTCACCAAGGATGTCTTCTTTAATCAAGAACGAAAGTTGGGGGATCGAAGACGATCAGATACCGTCGTAGTCTCAACTATAAACTATACCGACTAGGGATGAGTGAACGTTGCTTTATCGACTTCATTCGCACCTTATGAGAAATCAAAGTCTTCGGGTTCTGGGGGGAGTATGGTCGCAAGGCTGAAACTTAAAGGAATTGACGGAAGGGCACCACCAGGAGTGGAGCCTGCGGCTTAATTTGACTCAACACGGGAAAACTTACCAGGTCCAGACATAGTGAGGATTGACAGATTGAAGATCTTTCTTGATTCTATGGGTGGTGGTGCATGGCCGTTCTTAGTTGGTGGAGTGATTTGTCTGGTTAATTCCGTTAACGAACGAGACCTCGGCCTGCTAAATAGTGCTCGCCACTCCTCGGGGTGGCGTGGTGCTTCTTAGAGGGACTATCGGTGACTAGCCGACGGAAGTTCGAGGCAATAACAGGTCTGTGATGCCCTTAGATGTTCTGGGCCGCACGCGCGCTACACTGATGCATTCATCAAGCTTACAACCTTGGCTGAGAGGCCTGGGTAATCTTGTCAAAGTGCATCGTGCTGGGGATAGATTATTGTAATTTTTAATCTTCAACGAGGAATTCCTAGTAAACGCAAGTCATTAGCTTGCATTGATTACGTCCCTGCCCTTTGTACACACCGCCCGTCGCTACTACCGATTGAATGGCTTAGTGAGTTCCGCGGATCGTGGCTAGTGGCTAGCAATAGTCGTTAGTTATGAGAAGCGGATCAAACTTGA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TCATATGCTTGTCTCAAAGATTAAGCCATGCATGTCTAAGTATAAGCAACCTTATACTGTGAAACTGCAGATGGCTCATTAAATCAGTCATAATTTATTTGATGATTACTTACTACTTGGATAACCGTAGTAATTCTAGAGCTAATACATGCGTAAAGTCCTGACTTTCGGGGAGGGATGTATTTATTAGATACAAAACCAATGCGGGTGGGCAACCATCCGGTTTGAGGTGAATCATAATAACTGTTCGAATCGCATGGCTTCACGCCGGCGATAGTTCATTCAAATTTCTGCCCTATCAGCTTTCGACGGTAGTGTAGTGGACTACCGTGGCATTAACGGGTGACGGAGAATTAGGGTTCGGTTCCGGAGAGGGAGCCTGAGAGATGGCTACCACATCCAAGGAAGGCAGCAGGCGCGCAAATTACCCAATCCTGACACAGGGAGGTAGTGACAAAAAATAACAATACCGGGCTTCATAGTCTGGTAATTGGAATGAGTACAATTTAAATCCCTTAACGAGGAACAATTGGAGGGCAAGTCTGGTGCCAGCAGCCGCGGTAATTCCAGCTCCAATAGCGTATGTTAAAATTGCTGCAGTTAAAAAGCTCGTAGTTGGATTTCTGGAGTGGTGCGCCGAGCCCGCCTCTAGGGGTGAGTGCTTGCGCGCGCCTTCCATACTTCTGGGTAGTACGCTTGCCCTTCACCGGGTGGAGTGTGCGATCCAGATCTTTTACTTTGAAAAAATTAGAGTGTTTAAAGCAGGCGTTTGCTATGAATACATTAGCATGGAATAATAAGATAGGACTTTGGTTCTATTTTGTTGGTTTCTAGGACTGAAGTAATGATTGATAGGGACAGTTGGGGGTGCTAGTATTTAACGGCCAGAGGTGAAATTCTTGGATTCGTTAAAGACTAACTTATGCGAAAGCATTCACCAAGGATGTCTTCTTTAATCAAGAACGAAAGTTGGGGGATCGAAGACGATCAGATACCGTCGTAGTCTCAACTATAAACTATACCGACTAGGGATGAGTGAACGTTGCTTTATCGACTTCATTCGCACCTTATGAGAAATCAAAGTCTTCGGGTTCTGGGGGGAGTATGGTCGCAAGGCTGAAACTTAAAGGAATTGACGGAAGGGCACCACCAGGAGTGGAGCCTGCGGCTTAATTTGACTCAACACGGGAAAACTTACCAGGTCCAGACATAGTGAGGATTGACAGATTGAAGATCTTTCTTGATTCTATGGGTGGTGGTGCATGGCCGTTCTTAGTTGGTGGAGTGATTTGTCTGGTTAATTCCGTTAACGAACGAGACCTCGGCCTGCTAAATAGTGCTCGCCACTCCTCGGGGTGGCGTGGTGCTTCTTAGAGGGACTATCGGTGACTAGCCGACGGAAGTTCGAGGCAATAACAGGTCTGTGATGCCCTTAGATGTTCTGGGCCGCACGCGCGCTACACTGATGCATTCATCAAGCTTACAACCTTGGCTGAGAGGCCTGGGTAATCTTGTCAAAGTGCATCGTGCTGGGGATAGATTATTGTAATTTTTAATCTTCAACGAGGAATTCCTAGTAAACGCAAGTCATTAGCTTGCATTGATTACGTCCCTGCCCTTTGTACACACCGCCCGTCGCTACTACCGATTGAATGGCTTAGTGAGTTCCGCGGATCGTGGCTAGTGGCTAGCAATAGTCGTTAGTTATGAGAAGCGG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CATATGCTTGTCTCAAAGATTAAGCCATGCATGTCTAAGTATAAGCACCTTTATACTGTGAAACTGCAGATGGCTCATTAAATCAGTTATAATTTATTTGATGATTACTTACTACTTGGATAACCGTAGTAATTCTAGAGCTAATACATGCGTAAATCCGTGACTCGTAAGGGAAACGGAGTATTTATTAGATAAAAAACCAATGCGCGGGGGCAACTTCGCGGTTTGTGATGAATCATAATAACTGTTCGAATCGCATGGCTTTACGCCGGCGATAGTTCATTCAAATTTCTGCCCTATCAGCTTTCGACGGTAGTGTAGTGGACTACCGTGGCATTAACGGGTGACGGAGAATTAGGGTTCGATTCCGGAGAGGGAGCCTGAGAGATGGCTACCACATCCAAGGAAGGCAGCAGGCGCGCAAATTACCCAATCCTGACACAGGGAGGTAGTGACAAAAAATAACAATACCGGGCTTAATTGTCTGGTAATTGGAATGAGTACAATTTAAATCCCTTAACGAGGATCCATTGGAGGACAAGTCTGGTGCCAGCACCCGCGGTAATTCCAGCTCCAATAGCGTATGTTAAAATTGCTGCAGTTAAAAAGCTCGTAGTTGGATTTCTGGCGTGGTGCACTGAGCCCGCCCTTTTTGGGTGAGTGCTCGTGTGTGCCTGCCATACTTCTGGATTTGGTGCTCAGCCCTTCACTGGGTTGGGTGCATGTTCCAGATCGTTTACTTTGAAAAAATTAGAGTGTTTAAAGCAGGCTTAAGCTATGAATACATTAGCATGGAATAATAAGATAGGACTTCGGTTCTATTTTGTTGGTTTCTAGGACTGAAGTAATGATTGATAGGGACGGTTGGGGGTGCTAGTATTTAACGGCCAGAGGTGAAATTCTTGGATTCGTTAAAGACTAACTACTGCGAAAGCATTCACCAAGGACGTCTTCTTTAATCAAGAACGAAAGTTGGGGGATCGAAGACGATCAGATACCGTCGTAGTCTCAACCATAAACTATACCAACTAGGGATCGGTGAGCGTCGTATTTCTGACCTCATCGGCACCTTATGAGAAATCAAAGTCTTCGGGTTCTGGGGGGAGTATGGTCGCAAGGCTGAAACTTAAAGGAATTGACGGAAGGGCACACCAGGAGTGGAGCCTGCGGCTTAATTTGACTCAACACGGGAAAACTTACCAGGTCCAGACATAGTTAGGATTGACAGATTGAAGATCTTTCTTGATTCTATGGGTGGTGGTGCATGGCCGTTCTTAGTTGGTGGAGTGATTTGTCTGGTTAATTCCGTTAACGAACGAGACCTCGGCCTGCTAAATAGTTTGCTGTAGTCTTCGGACTATAGAAAAACTTCTTAGAGGGACTATCGGTTTCTAAGCCGATGGAAGTTCGAGGCAATAACAGGTCTGTGATGCCCTTAGATGTTCTGGGCCGCACGCGCGCTACACTGACGCATTCATCGAGTTTACAACCTTGACCGAGAGGTCTGGGTAATCTTCTCAAAATGCGTCGTGCTGGGGATAGATTATTGTAATTTTTAATCTTTAACGAGGAATTCCTAGTAAACGCAAGTCATTAGCTTGCATTGATTACGTCCCTGCCCTTTGTACACACCGCCCGTCGCTACTACCGATTGAATGGCTTAGTGAGTTTCTGGGATTGGTGCCTAGGGATGGCAACATCTCCTAGGTATCGAAAACAGATTCAAACTTGA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TCATATGCTTGTCTCAAAGATTAAGCCATGCATGTCTAAGTATAAGCACCTTTATACTGTGAAACTGCAGATGGCTCATTAAATCAGTTATAATTTATTTGATGATTACTTACTACTTGGATAACCGTAGTAATTCTAGAGCTAATACATGCGTAAATCCGTGACTCGTAAGGGAAACGGAGTATTTATTAGATAAAAAACCAATGCGCGGGGGCAACTTCGCGGTTTGTGATGAATCATAATAACTGTTCGAATCGCATGGCTTTACGCCGGCGATAGTTCATTCAAATTTCTGCCCTATCAGCTTTCGACGGTAGTGTAGTGGACTACCGTGGCATTAACGGGTGACGGAGAATTAGGGTTCGATTCCGGAGAGGGAGCCTGAGAGATGGCTACCACATCCAAGGAAGGCAGCAGGCGCGCAAATTACCCAATCCTGACACAGGGAGGTAGTGACAAAAAATAACAATACCGGGCTTAATTGTCTGGTAATTGGAATGAGTACAATTTAAATCCCTTAACGAGGATCCATTGGAGGACAAGTCTGGTGCCAGCACCCGCGGTAATTCCAGCTCCAATAGCGTATGTTAAAATTGCTGCAGTTAAAAAGCTCGTAGTTGGATTTCTGGCGTGGTGCACTGAGCCCGCCCTTTTTGGGTGAGTGCTCGTGTGTGCCTGCCATACTTCTGGATTTGGTGCTCAGCCCTTCACTGGGTTGGGTGCATGTTCCAGATCGTTTACTTTGAAAAAATTAGAGTGTTTAAAGCAGGCTTAAGCTATGAATACATTAGCATGGAATAATAAGATAGGACTTCGGTTCTATTTTGTTGGTTTCTAGGACTGAAGTAATGATTGATAGGGACGGTTGGGGGTGCTAGTATTTAACGGCCAGAGGTGAAATTCTTGGATTCGTTAAAGACTAACTACTGCGAAAGCATTCACCAAGGACGTCTTCTTTAATCAAGAACGAAAGTTGGGGGATCGAAGACGATCAGATACCGTCGTAGTCTCAACCATAAACTATACCAACTAGGGATCGGTGAGCGTCGTATTTCTGACCTCATCGGCACCTTATGAGAAATCAAAGTCTTCGGGTTCTGGGGGGAGTATGGTCGCAAGGCTGAAACTTAAAGGAATTGACGGAAGGGCACACCAGGAGTGGAGCCTGCGGCTTAATTTGACTCAACACGGGAAAACTTACCAGGTCCAGACATAGTTAGGATTGACAGATTGAAGATCTTTCTTGATTCTATGGGTGGTGGTGCATGGCCGTTCTTAGTTGGTGGAGTGATTTGTCTGGTTAATTCCGTTAACGAACGAGACCTCGGCCTGCTAAATAGTTTGCTGTAGTCTTCGGACTATAGAAAAACTTCTTAGAGGGACTATCGGTTTCTAAGCCGATGGAAGTTCGAGGCAATAACAGGTCTGTGATGCCCTTAGATGTTCTGGGCCGCACGCGCGCTACACTGACGCATTCATCGAGTTTACAACCTTGACCGAGAGGTCTGGGTAATCTTCTCAAAATGCGTCGTGCTGGGGATAGATTATTGTAATTTTTAATCTTTAACGAGGAATTCCTAGTAAACGCAAGTCATTAGCTTGCATTGATTACGTCCCTGCCCTTTGTACACACCGCCCGTCGCTACTACCGATTGAATGGCTTAGTGAGTTTCTGGGATTGGTGCCTAGGGATGGCAACATCTCCTAGGTATCGAAAACAGATTCA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CATATGCTTGTCTCAAAGATTAAGCCATGCATGTCTAAGTATAAGCATCCTTATACTGTGAAACTGCAGATGGCTCATTAAATCAGTTATAATTTATTTGATGATTACCTACTACTTGGATAACCGTAGTAATTCTAGAGCTAATACATGCGCAAAATCCCGACTCTTGCGGGGAGGGATGTATTTATTAGATAAAAAACCAATGCAGGCGGGCAACCGTCTGGATGGAGGTGAATCATAATAACTGTTCGGATCGCATGGCTTTACGCCGGCGACAGTTCATTCAAATTTCTGCCCTATCAGCTTTCGACGGTAGTGTAGTGGACTACCGTGGCATTAACGGGTGACGGAGAATTAGGGTTCGGTTCCGGAGAGGGAGCCTGAGAGATGGCTACCACATCCAAGGAAGGCAGCAGGCGCGCAAATTACCCAATCCTGACACAGGGAGGTAGTGACAAAAAATAACAATACCGGGCCGACAAGGTCTGGTAATTGGAATGAGTACAATTTAAATCCCTTAACGAGGATCAATTGGAGGGCAAGTCTGGTGCCAGCAGCCGCGGTAATTCCAGCTCCAATAGCGTATGTTAAAATTGCTGCAGTTAAAAAGCTCGTAGTTGGATTTCTGGCGTGGTGCGCCGAGCCCGCTTCCTTTTGGGAGTGAGTGCTTGTGTGTGCCTGCCATCCTTCGGGAGTGCTGCCCGTGCCGCAAGGTGCGGGATCAACGGCGCTTCCGATCGTTTACTTTGAAAAAATTAGAGTGTTCAAAGCAGGCTAGACGCTATGAATACATTAGCATGGAATAATAAGATAGGACTTGGGTTCTATTTTGTTGGTTTCTAGGACTTAAGTAATGATTGATAGGGACAGTTGGGGGTGCTAGTATTTGACGGCCAGAGGTGAAATTCTTGGATTCGTTAAAGACTAACTAATGCGAAAGCATTCACCAAGGATGTCTTCTTTAATCAAGAACGAAAGTTGAGGGATCGAAGACGATCAGATACCGTCGTAGTCTCAACCATAAACTATACCGACTAGGGATAGGTGGACGTTGCTTTATGTCGACTCCATCTGCACCTTATGAGAAATCAAAGTCTTCGGGTTCTGGGGGGAGTATGGTCGCAAGGCTGAAACTTAAAGGAATTGACGGAAGGGTGCACAAGTCGTGGAGCCTGCGGCTTAATTTGACTCAACACGGGAAAACTTACCAGGTCCAGACATAGTGAGGATTGACAGATTGAAGATCTTTCTTGATTCTATGGGTGGTGGTGCATGGCCGTTCTTAGTTGGTGGAGTGATTTGTCTGGTTAATTCCGTTAACGAACGAGACCTCGGCCTGCTAAATAGTCCGCACCGCTCTTCGGGGCGGTCGAGCGCTGACTTCTTAGAGGGACTATCGGTGTTTAACCGGTGGAAGATCGAGGCAATAACAGGTCTGTGATGCCCTTAGATGTTCTGGGCCGCACGCGCGCTACACTGATGCATTCACTGAGCATTTCAAACCTTGACCGAGAGGTCTGGGTAATCTTGGAACGTGCATCGTGCTGGGGATAGATTATTGTAATTTTTAATCTTCAACGAGGAATGCCTAGTAAACGCAGGTCATTAGCTTGCATTGATTACGTCCCCACCCTTTGTACACACCGCCCGTCGCTACTACCGATTGAATGGCTTAGTGAGTTTCACGGATCGCTGCACGCGGCCCTTAAAAGCTGCGTGTGACGAGAAGTGAATCAAACTTGATCATTTAGAGGAAGT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TCATATGCTTGTCTCAAAGATTAAGCCATGCATGTCTAAGTATAAGCATCCTTATACTGTGAAACTGCAGATGGCTCATTAAATCAGTTATAATTTATTTGATGATTACCTACTACTTGGATAACCGTAGTAATTCTAGAGCTAATACATGCGCAAAATCCCGACTCTTGCGGGGAGGGATGTATTTATTAGATAAAAAACCAATGCAGGCGGGCAACCGTCTGGATGGAGGTGAATCATAATAACTGTTCGGATCGCATGGCTTTACGCCGGCGACAGTTCATTCAAATTTCTGCCCTATCAGCTTTCGACGGTAGTGTAGTGGACTACCGTGGCATTAACGGGTGACGGAGAATTAGGGTTCGGTTCCGGAGAGGGAGCCTGAGAGATGGCTACCACATCCAAGGAAGGCAGCAGGCGCGCAAATTACCCAATCCTGACACAGGGAGGTAGTGACAAAAAATAACAATACCGGGCCGACAAGGTCTGGTAATTGGAATGAGTACAATTTAAATCCCTTAACGAGGATCAATTGGAGGGCAAGTCTGGTGCCAGCAGCCGCGGTAATTCCAGCTCCAATAGCGTATGTTAAAATTGCTGCAGTTAAAAAGCTCGTAGTTGGATTTCTGGCGTGGTGCGCCGAGCCCGCTTCCTTTTGGGAGTGAGTGCTTGTGTGTGCCTGCCATCCTTCGGGAGTGCTGCCCGTGCCGCAAGGTGCGGGATCAACGGCGCTTCCGATCGTTTACTTTGAAAAAATTAGAGTGTTCAAAGCAGGCTAGACGCTATGAATACATTAGCATGGAATAATAAGATAGGACTTGGGTTCTATTTTGTTGGTTTCTAGGACTTAAGTAATGATTGATAGGGACAGTTGGGGGTGCTAGTATTTGACGGCCAGAGGTGAAATTCTTGGATTCGTTAAAGACTAACTAATGCGAAAGCATTCACCAAGGATGTCTTCTTTAATCAAGAACGAAAGTTGAGGGATCGAAGACGATCAGATACCGTCGTAGTCTCAACCATAAACTATACCGACTAGGGATAGGTGGACGTTGCTTTATGTCGACTCCATCTGCACCTTATGAGAAATCAAAGTCTTCGGGTTCTGGGGGGAGTATGGTCGCAAGGCTGAAACTTAAAGGAATTGACGGAAGGGTGCACAAGTCGTGGAGCCTGCGGCTTAATTTGACTCAACACGGGAAAACTTACCAGGTCCAGACATAGTGAGGATTGACAGATTGAAGATCTTTCTTGATTCTATGGGTGGTGGTGCATGGCCGTTCTTAGTTGGTGGAGTGATTTGTCTGGTTAATTCCGTTAACGAACGAGACCTCGGCCTGCTAAATAGTCCGCACCGCTCTTCGGGGCGGTCGAGCGCTGACTTCTTAGAGGGACTATCGGTGTTTAACCGGTGGAAGATCGAGGCAATAACAGGTCTGTGATGCCCTTAGATGTTCTGGGCCGCACGCGCGCTACACTGATGCATTCACTGAGCATTTCAAACCTTGACCGAGAGGTCTGGGTAATCTTGGAACGTGCATCGTGCTGGGGATAGATTATTGTAATTTTTAATCTTCAACGAGGAATGCCTAGTAAACGCAGGTCATTAGCTTGCATTGATTACGTCCCCACCCTTTGTACACACCGCCCGTCGCTACTACCGATTGAATGGCTTAGTGAGTTTCACGGATCGCTGCACGCGGCCCTTAAAAGCTGCGTGTGACGAGAAGTGAATCAAACTTGATCATTTAGAGGAAGTAAAAGTCGTAACAAGGTTTC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ACATATGCTTGTCTCAAAGATTAAGCCATGCAAGTCTAAGTATAAAAGTATTTTATACTTGAAACTGCAGATAGCTCATTAAATCAGTTATAGTTTATTTGATGGTACCTTACTACTTGGATAACCGTAGTAATTCTAGAGCTAATACATGCGTAAAGTCCCGACTCGCGAGGGGAGGGATGTATTTATTAGATAAAAAACCAATCGGACTTTGTCCGTTTTGTGGTGATTCATAATAACTGTTCGAATCGCATGACTTCACGTCGGCGATAGTTCATTCAAATTTCTGCCCTATCAGCTTTCGACGGTAGTGTAGTGGACTACCGTGGCGTTAACGGGTAACGGAGAATTAGGGTTCGATTCCGGAGAGGGAGCCTGAGAGATAGCTACCACATCCAAGGAAGGCAGCAGGCGCGCAAATTACCCAATCCTGACACAGGGAGGTAGTGACAAAAAATAACAATACCGGGCGTATCTACGTCTGGTAATTGGAATGAGTACAATTTAAATCCCTTAACAAGGATCAATTGGAGGGCAAGTCTGGTGCCAGCAGCCGCGGTAATTCCAGCTCCAATAGCGTATATTAAAGTTGTTGCAGTTAAAAAGCTCGTAGTTGGATTTCTGGCTTGGTGCGCCTGGCCCACTGCCTTCAGGTATGTGAGTGCCGGTGCGCGCCTGCCATCCCTTCTAGAAAACGATTCTGCTCTTCACTGGGCCGGAGTCGCGATCTAGATCTTTTACTTTGAAAAAATTAGAGTGTTTAAAGCAGGCTTGCGCTATGAATACATTAGCATGGAATAATAATTTAGGACTTTGTTTCTATTTTGTTGGTTTCTAGGAATGAAGTAATGATTGATAGGGACAGTTGGGGGTGCTAGTATTCATCGGCCAGAGGTGAAATTCTTGGATTCGATGAAGACTAACTTATGCGAAAGCATTCACCAAGGATGTCTTCTTTAATCAAGAACGAAAGTTGGGGGATCGAAGACGATCAGATACCGTCGTAGTCTCAACTATAAACGATACCGACTAGGGATTAGTGGAAGTTGCATTTTCGACTCCATTAGCACCTTATGAGAAATCAAAGTCTTTGGGTTCCGGGGGGAGTATGGTCGCAAGACTGAAACTTAAAGGAATTGACGGAAGGGCACCACCAGGAGTGGAGCCTGCGGCTTAATTTGACTCAACACGGGAAAACTTACCAGGTCCAGACATAGTGAGGATTGACAGATTGAAGTTCTTTCTTGATTCTATGGGTGGTGGTGCATGGCCGTTCTTAGTTGGTGGAGTGATTTGTCTGGTTAATTCCGTTAACGAACGAGACCTCGACCTGCTAAATAGTTCGGCCTAGCTTCGGCTAGGTACGTGACTTCTTAGAGGGACTGTCGGTTTTTAGCCGAAGGAAGTTCGAGGCAATAACAGGTCTGTGATGCCCTTAGATGTTCTGGGCCGCACGCGCGCTACACTGATCGGCTCATCGAGCTTACAACCTTGACTGAGAGGTCTGGGTAATCTTTGAAATCCGATCGTGCTGGGGATAGATTATTGTAATTATTAATCTTCAACGAGGAATTCCTAGTAAACGCACGTCATCAGCGTGCATTGATTACGTCCCTGCCCTTTGTACACACCGCCCGTCGCTGCTACCGATTGAATGGATTAGTGAGCTTTATAGACCGCTGTACTTGCTTGGTCTCCAGGCTTGTATGGTCGGGAAATAACGCAAACTTGCT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ACATATGCTTGTCTCAAAGATTAAGCCATGCAAGTCTAAGTATAAAAGTATTTTATACTTGAAACTGCAGATAGCTCATTAAATCAGTTATAGTTTATTTGATGGTACCTTACTACTTGGATAACCGTAGTAATTCTAGAGCTAATACATGCGTAAAGTCCCGACTCGCGAGGGGAGGGATGTATTTATTAGATAAAAAACCAATCGGACTTTGTCCGTTTTGTGGTGATTCATAATAACTGTTCGAATCGCATGACTTCACGTCGGCGATAGTTCATTCAAATTTCTGCCCTATCAGCTTTCGACGGTAGTGTAGTGGACTACCGTGGCGTTAACGGGTAACGGAGAATTAGGGTTCGATTCCGGAGAGGGAGCCTGAGAGATAGCTACCACATCCAAGGAAGGCAGCAGGCGCGCAAATTACCCAATCCTGACACAGGGAGGTAGTGACAAAAAATAACAATACCGGGCGTATCTACGTCTGGTAATTGGAATGAGTACAATTTAAATCCCTTAACAAGGATCAATTGGAGGGCAAGTCTGGTGCCAGCAGCCGCGGTAATTCCAGCTCCAATAGCGTATATTAAAGTTGTTGCAGTTAAAAAGCTCGTAGTTGGATTTCTGGCTTGGTGCGCCTGGCCCACTGCCTTCAGGTATGTGAGTGCCGGTGCGCGCCTGCCATCCCTTCTAGAAAACGATTCTGCTCTTCACTGGGCCGGAGTCGCGATCTAGATCTTTTACTTTGAAAAAATTAGAGTGTTTAAAGCAGGCTTGCGCTATGAATACATTAGCATGGAATAATAATTTAGGACTTTGTTTCTATTTTGTTGGTTTCTAGGAATGAAGTAATGATTGATAGGGACAGTTGGGGGTGCTAGTATTCATCGGCCAGAGGTGAAATTCTTGGATTCGATGAAGACTAACTTATGCGAAAGCATTCACCAAGGATGTCTTCTTTAATCAAGAACGAAAGTTGGGGGATCGAAGACGATCAGATACCGTCGTAGTCTCAACTATAAACGATACCGACTAGGGATTAGTGGAAGTTGCATTTTCGACTCCATTAGCACCTTATGAGAAATCAAAGTCTTTGGGTTCCGGGGGGAGTATGGTCGCAAGACTGAAACTTAAAGGAATTGACGGAAGGGCACCACCAGGAGTGGAGCCTGCGGCTTAATTTGACTCAACACGGGAAAACTTACCAGGTCCAGACATAGTGAGGATTGACAGATTGAAGTTCTTTCTTGATTCTATGGGTGGTGGTGCATGGCCGTTCTTAGTTGGTGGAGTGATTTGTCTGGTTAATTCCGTTAACGAACGAGACCTCGACCTGCTAAATAGTTCGGCCTAGCTTCGGCTAGGTACGTGACTTCTTAGAGGGACTGTCGGTTTTTAGCCGAAGGAAGTTCGAGGCAATAACAGGTCTGTGATGCCCTTAGATGTTCTGGGCCGCACGCGCGCTACACTGATCGGCTCATCGAGCTTACAACCTTGACTGAGAGGTCTGGGTAATCTTTGAAATCCGATCGTGCTGGGGATAGATTATTGTAATTATTAATCTTCAACGAGGAATTCCTAGTAAACGCACGTCATCAGCGTGCATTGATTACGTCCCTGCCCTTTGTACACACCGCCCGTCGCTGCTACCGATTGAATGGATTAGTGAGCTTTATAGACCGCTGTACTTGCTTGGTCTCCAGGCTTGTATGGTCGGGAAATAACGCAAACTTGCTCATTTAGAGGAAGCAAAAGTCGTAACAAGGTTTCC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ATATACGCTTGTCTTAAAGATTAAGCCATGCACGTGCAAGTATAAAAATATTTATATTTGAGACTGCGGATAGCTCATTAAACCAGTTATAGTTTATTTGATGATATCTCACTACATGGATAACTGTAGTAATTCTAGAGCTAATACATGCGGAAAAGCCCAACTCGTGAGGGGAGGGCCGTATTTATTAGATATCAAAACCAATGCGGACTTCGGTTCGCTCTGTTGGTGAATCATAATAACTGTTCGAATCGCATGACGCAAGTCGGCGATAGATCATTCAAATTTCTGCCCTATCATGCTTTCGACGGTAGTGTAGTGGACTACCGTGGCGTTAACGGGTAACGGAGAATTAGGGTTCGATTCCGGAGAACGAGCCTGAGAAACGGCTAGTACATCCAAGGAAGGCAGCAGGCGCGCAAATTACCCAATCCTGACACAGGGAGGTAGTGACGAAAAATAACAATACTGGGCGTTTTGCGTCTAGTAATTGCAATGAGTACAATTTAAATCCCTTAACGAGGAACAATTGGAGGGCAAGTCTGGTGCCAGCAGCCGCGGTAATTCCAGCTCCAATAGCGTATATTAAAGTTGTTGCTGTTAAAAAGCTCGTAGTTGGATTTCTGGCGTGATGCGCCTGGTCCGGTCGGCTTTCCAAAGTCGGTCCGAGTGCCGGCGCGCGTCTGCCATCGTTCTAGAGAACGGGCTCTGGGCCTTCACTGGTCTGGGGTTCGCGATCTAGATCCTTTACTGTGAACAAATTAGAGTGTTTAAAGCAGGCTATTGCTGTGAATACGTTAGCATGGAATAATAATTTAGGACTTTGTACCTATTTTGTTGGTTTCTAGGAATAGAGTAATGATTGATAGGGACAGTTGGGGGTGCTCGTATTCAGCGGCCAGAGGTGAAATTCTTGGATTCGCGGAAGACGAACTTATGCGAAAGCATTCACCAAGGATGTCTTCTTTAATCAAGAACGAAAGTTGGGGGATCGAAGACGATCAGATACCGTCGTAGTCTCAACCATAAACGATACGAACTCGGGATTAGTGGCCGTCGATTTGACGACTCCATTAGCACCGTACGAGAAATCATAAGTCTTTGCGTTCAGGGGGGAGTATGGTCGCAAGACTGAAACTTAAAGGAATTGACGGAAGGGCACCACCAGGAGTGGAGCCTGCGGCTTAATTTGACTCAACACGGGGAAACTTACCAGGTCCAGACATAGTAAGGATTGACAGATTGAAGTTCTTTCTTGATTCTATGGGTGGTGGTGCATGGCCGTTCTTAGTTGGTGGAGTGATTTGTCTGGTTAATTCCGTTAACGAACGAGACCTCGACCTGCTAAATAGTTCGGCATAGCCCTTTCGGGCTATGTACTTCGGACTTCTTAGAGGGACTGTCGGTTCTGCGCCGAAGGAAGTTCGAGGCAATAACAGGTCTGTGATGCCCTTAGATGTTCTGGGCCGCACGCGCGCTACACTGATGCGTTCATCAAGCTTACAACCTTGGCTGAGAGGCCTGGGTAATCTTTTCAAAACGCATCGTGCTGGGGATAGATTATTGTAATTATTAATCTTCAACGAGGAATTCCTAGTAAACGTGAGTCATCAACTCACATTGATTACGTCCCTGCCCTTTGTACACACCGCCCGTCGCTGCTACCGATTGAATGGATTAGTGAGCCTCACGGAGTGCTGCTCTGGTTGGGGTTTCCTGGCTGGGGTACGCCCGAAGTGATGCAAACTTGCTCATTTAGAGGAAGCAAAAGTCGTAACAAGGTTTCC</text:p>
          </table:table-cell>
          <table:table-cell office:value-type="string" calcext:value-type="string">
            <text:p>d__Eukaryota; p__Cerc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ATATACGCTTGTCTTAAAGATTAAGCCATGCACGTGCAAGTATAAAAATATTTATATTTGAGACTGCGGATAGCTCATTAAACCAGTTATAGTTTATTTGATGATATCTCACTACATGGATAACTGTAGTAATTCTAGAGCTAATACATGCGGAAAAGCCCAACTCGTGAGGGGAGGGCCGTATTTATTAGATATCAAAACCAATGCGGACTTCGGTTCGCTCTGTTGGTGAATCATAATAACTGTTCGAATCGCATGACGCAAGTCGGCGATAGATCATTCAAATTTCTGCCCTATCATGCTTTCGACGGTAGTGTAGTGGACTACCGTGGCGTTAACGGGTAACGGAGAATTAGGGTTCGATTCCGGAGAACGAGCCTGAGAAACGGCTAGTACATCCAAGGAAGGCAGCAGGCGCGCAAATTACCCAATCCTGACACAGGGAGGTAGTGACGAAAAATAACAATACTGGGCGTTTTGCGTCTAGTAATTGCAATGAGTACAATTTAAATCCCTTAACGAGGAACAATTGGAGGGCAAGTCTGGTGCCAGCAGCCGCGGTAATTCCAGCTCCAATAGCGTATATTAAAGTTGTTGCTGTTAAAAAGCTCGTAGTTGGATTTCTGGCGTGATGCGCCTGGTCCGGTCGGCTTTCCAAAGTCGGTCCGAGTGCCGGCGCGCGTCTGCCATCGTTCTAGAGAACGGGCTCTGGGCCTTCACTGGTCTGGGGTTCGCGATCTAGATCCTTTACTGTGAACAAATTAGAGTGTTTAAAGCAGGCTATTGCTGTGAATACGTTAGCATGGAATAATAATTTAGGACTTTGTACCTATTTTGTTGGTTTCTAGGAATAGAGTAATGATTGATAGGGACAGTTGGGGGTGCTCGTATTCAGCGGCCAGAGGTGAAATTCTTGGATTCGCGGAAGACGAACTTATGCGAAAGCATTCACCAAGGATGTCTTCTTTAATCAAGAACGAAAGTTGGGGGATCGAAGACGATCAGATACCGTCGTAGTCTCAACCATAAACGATACGAACTCGGGATTAGTGGCCGTCGATTTGACGACTCCATTAGCACCGTACGAGAAATCATAAGTCTTTGCGTTCAGGGGGGAGTATGGTCGCAAGACTGAAACTTAAAGGAATTGACGGAAGGGCACCACCAGGAGTGGAGCCTGCGGCTTAATTTGACTCAACACGGGGAAACTTACCAGGTCCAGACATAGTAAGGATTGACAGATTGAAGTTCTTTCTTGATTCTATGGGTGGTGGTGCATGGCCGTTCTTAGTTGGTGGAGTGATTTGTCTGGTTAATTCCGTTAACGAACGAGACCTCGACCTGCTAAATAGTTCGGCATAGCCCTTTCGGGCTATGTACTTCGGACTTCTTAGAGGGACTGTCGGTTCTGCGCCGAAGGAAGTTCGAGGCAATAACAGGTCTGTGATGCCCTTAGATGTTCTGGGCCGCACGCGCGCTACACTGATGCGTTCATCAAGCTTACAACCTTGGCTGAGAGGCCTGGGTAATCTTTTCAAAACGCATCGTGCTGGGGATAGATTATTGTAATTATTAATCTTCAACGAGGAATTCCTAGTAAACGTGAGTCATCAACTCACATTGATTACGTCCCTGCCCTTTGTACACACCGCCCGTCGCTGCTACCGATTGAATGGATTAGTGAGCCTCACGGAGTGCTGCTCTGGTTGGGGTTTCCTGGCTGGGGTACGCCCGAAGTGATGCAAACTTGCT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AAAAGATTAAGCCATGCATGTGCAAGTATAAAAGTATTCTATACTTGAAACTGCGAACGGCTCATTAAATCAGTTATAGTTTATTTGAAGGTGCCTTACTACATGGATACCTGTAGTAATTCTAGAGCTAATACATGCGTAAAGGCCTGACTCGTGAGGGAAGGGCTGTATTTATTAGATAAAAAACCAATATACCTAGCAATAGGTATTTTCTGGTGATTCATAATAACTGTTCGAATCGCATGGCTTTATGCCGGCGATAGTTCATTCAAATTTCTGCCCTATCAGCTTTCGACGGTAGTGTAGTGGACTACCGTGGCATTAACGGGTAACGGAGAATTAGGGTTCGATTCCGGAGAGGGAGCATTGAGAGATGGCTACCACATCCATGGAAGGCAGCAGGCGCGCAAATTACCCAATCCTGACACAGGGAGGTAGTGACTAAAAATAACAATGCTGGGCGGTTTTCCGTCTGGTAATTGGAATGAGTACAATTTAAATCCCTTAACGAGGATCAATTGGAGGGCAAGTCTGGTGCCAGCAGCCGCGGTAATTCCAGCTCCAATAGCGTATATTAAAGTTGTTGCGGTTAAAAAGCTCGTAGTTGGATTTCTGATTCAGGATACTTGACCCGTCATCTTTTATAGGATGATTGGTGTTGATGTGTCCGGATCCGTCCATTCTAGAGAACAATGTTGGGCTCTTTACTGGGTTCGATATTGCAATCTAGATCATTTACTTTGAAAAAATTAGAGTGTTTAAAGCAAGCGTTTGCTATGAATACATTAGCATGGAATAATAATTTAGGACTTTGTTCTTATTTTGTTGGTTTCTAAGGATAAAGTAATGATTGATAGGGATAGTTGGGGGTGCTAATATTCAATGGCCAGAGGTGAAATTCTTGGATTCATTGAAGATTAACAAATGCGAAAGCATTCACCAAGGATGTCTTCTTTAATCAAGAACGAAAGTTGGGGGATCGAAGACGATCAGATACCGTCGTAGTCTCAACTATAAACTATACCGACTTGGGATGAGTGGAAGCTGTTATTACTACGGCTCCATTCGCACCATATGAGAAATCAAAGTCTTTGGGTTCCGGGGGGAGTATGGTCGCAAGGCTGAAACTTAAAGGAATTGACGGAAGGGCACCACCAGGAGTGGAGCCTGCGGCTTAATTTGACTCAACACGGGGAAACTTACCAGGTCCAGACATAGTGAGGATTGACAGATTGAAGTTCTTTCTTGATTCTATGGGTGGTGGTGCATGGCCGTTCTTAGTTGGTGGAGTGATTCGTCTGGTTAATTCCGTTAACGAACGAGACCTCGGCCTGCTAAATAGTTCGGTATACTTTCGGGTATATACGTGACTTCTTAGAGGGACTGTCGGTTATTAGCCGAAGGAAGTTCGAGGCAATAACAGGTCTGTGATGCCCTTAGATGTTCTGGGCCGCACGCGCGCTACACTGATACGTGCATCGAGCTTACAACCTTGTCCGAGAGGACTGGGTAATCTTTGCAAAGCGTATCGTGATGGGGATAGATTATTGTAATTATTAATCTTCAACGAGGAATTCCTAGTAAACGCGAGTCATCAGCTCGCATTGATTACGTCCCTGCCCTTTGTACACACCGCCCGTCGCTGCTACCGATTGAACGGATTAGTAAGCTGTAGGGATTGCTGCTTATGGGAAGGCAACTTTCTGTAGGTGGTGAGAACTACCGCACACTTGCTCG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CATATGCTTGTCTAAAAGATTAAGCCATGCATGTGCAAGTATAAAAGTATTCTATACTTGAAACTGCGAACGGCTCATTAAATCAGTTATAGTTTATTTGAAGGTGCCTTACTACATGGATACCTGTAGTAATTCTAGAGCTAATACATGCGTAAAGGCCTGACTCGTGAGGGAAGGGCTGTATTTATTAGATAAAAAACCAATATACCTAGCAATAGGTATTTTCTGGTGATTCATAATAACTGTTCGAATCGCATGGCTTTATGCCGGCGATAGTTCATTCAAATTTCTGCCCTATCAGCTTTCGACGGTAGTGTAGTGGACTACCGTGGCATTAACGGGTAACGGAGAATTAGGGTTCGATTCCGGAGAGGGAGCATTGAGAGATGGCTACCACATCCATGGAAGGCAGCAGGCGCGCAAATTACCCAATCCTGACACAGGGAGGTAGTGACTAAAAATAACAATGCTGGGCGGTTTTCCGTCTGGTAATTGGAATGAGTACAATTTAAATCCCTTAACGAGGATCAATTGGAGGGCAAGTCTGGTGCCAGCAGCCGCGGTAATTCCAGCTCCAATAGCGTATATTAAAGTTGTTGCGGTTAAAAAGCTCGTAGTTGGATTTCTGATTCAGGATACTTGACCCGTCATCTTTTATAGGATGATTGGTGTTGATGTGTCCGGATCCGTCCATTCTAGAGAACAATGTTGGGCTCTTTACTGGGTTCGATATTGCAATCTAGATCATTTACTTTGAAAAAATTAGAGTGTTTAAAGCAAGCGTTTGCTATGAATACATTAGCATGGAATAATAATTTAGGACTTTGTTCTTATTTTGTTGGTTTCTAAGGATAAAGTAATGATTGATAGGGATAGTTGGGGGTGCTAATATTCAATGGCCAGAGGTGAAATTCTTGGATTCATTGAAGATTAACAAATGCGAAAGCATTCACCAAGGATGTCTTCTTTAATCAAGAACGAAAGTTGGGGGATCGAAGACGATCAGATACCGTCGTAGTCTCAACTATAAACTATACCGACTTGGGATGAGTGGAAGCTGTTATTACTACGGCTCCATTCGCACCATATGAGAAATCAAAGTCTTTGGGTTCCGGGGGGAGTATGGTCGCAAGGCTGAAACTTAAAGGAATTGACGGAAGGGCACCACCAGGAGTGGAGCCTGCGGCTTAATTTGACTCAACACGGGGAAACTTACCAGGTCCAGACATAGTGAGGATTGACAGATTGAAGTTCTTTCTTGATTCTATGGGTGGTGGTGCATGGCCGTTCTTAGTTGGTGGAGTGATTCGTCTGGTTAATTCCGTTAACGAACGAGACCTCGGCCTGCTAAATAGTTCGGTATACTTTCGGGTATATACGTGACTTCTTAGAGGGACTGTCGGTTATTAGCCGAAGGAAGTTCGAGGCAATAACAGGTCTGTGATGCCCTTAGATGTTCTGGGCCGCACGCGCGCTACACTGATACGTGCATCGAGCTTACAACCTTGTCCGAGAGGACTGGGTAATCTTTGCAAAGCGTATCGTGATGGGGATAGATTATTGTAATTATTAATCTTCAACGAGGAATTCCTAGTAAACGCGAGTCATCAGCTCGCATTGATTACGTCCCTGCCCTTTGTACACACCGCCCGTCGCTGCTACCGATTGAACGGATTAGTAAGCTGTAGGGATTGCTGCTTATGGGAAGGCAACTTTCTGTAGGTGGTGAGAACTACCGCACACTTGCTCG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AGTATTCTATACTTGAAACTGCGAATAGCTCATTAAATCAGTTATAGTTTATTTGATGGTACCTTACTACATGGATACCCGTAGTAATTCTAGAGCTAATACATGCGTAAAGACCTGACTCGTGAGGGAAGGGTTGTATTTATTAGATAAAAAACCAATGCACCGGCAACGGTGGTTTGTGGTGAATCATAATAACTGTTCGAATCGTATGACCTTGCGTCGACGATAGTTCATTCAAATTTCTGCCCTATCAGCTCTCGACGGTAGTGTAGTGGACTACCGTGGCATTAACGGGTAACGGAGAATTAGGGTTCGATTCCGGAGAGGGCGCCTTAGAAATGGCGACCACATCCAAGGAAGGCAGCAGGCGCGCAAATTACCCAATCCTGATACAGGGAGGTAGTGACAAAAAATAACAATACCGGGCGTTTTACGTCTGGTAATTGGAATGAGTACAATTTAAATCCCTTAACGAGGATCAATTGGAGGGCAAGTCTGGTGCCAGCAGCCGCGGTAATTCCAGCTCCAATAGCGTATATTAAAGTTGTTGCAGTTAAAAAGCTCGTAGTTGGATTTCTGGTATGGTGCGCCTGGTCCACCGGAGCAATCCGCGTGAGTGCCGGTGTGCGCCTGCCATCCTTGTACAGAACGGCTCTACCCTTTATTGGGTCGGAGTCGCCATGTACATCTTTTACTTTGAAAAAATTAGAGTGTTTAAAGCAGGCTTGCGCTATGAATACATTAGCATGGAATAATAATTTAGGACTTTGTTTCTATTTTGTTGGTTTCTAGAGATGAAGTAATGATTGATAGGGATAGTTGGGGGTGCTAGTATTCATCGGCCAGAGGTGAAATTCTTGGATTCGATGAAGACTAACTTATGCGAAAGCATTCACCAAGGATGTCTTCTTTAATCAAGAACGAAAGTTGGGGGATCGAAGACGATCAGATACCGTCGTAGTCTCAACCATAAACTATACCGACTAGGGATTAGTGGAAGTTGCTTTTTCGACTCCATTAGCACCTTATGAGAAATCAGAAGTCTTTGGGTTCTGGGGGGAGTATGGTCGCAAGGCTGAAACTTAAAGGAATTGACGGAAGGGCACCACCAGGAGTGGAGCCTGCGGCTTAATTTGACTCAACACGGGGAAACTTACCAGGTCCAGACATAGTGAGGATTGACAGATTGAAGTTCTTTCTTGATTCTATGGGTGGTGGTGCATGGCCGTTCTTAGTTGGTGGAGTGATTTGTCTGGTTAATTCCGTTAACGAACGAGACCTCGACCTACTAAATAGACTGGCGTACCTTAGGGTACGTACAGGACTTCTTAGAGGGACTGTCGGTTTTTAGCCGAAGGAAGTTCGAGGCAATAACAGGTCTGTGATGCCCTTAGATGTTCTGGGCCGCACGCGCGCTACACTGATACGTTCATCGAGCTTACAACCTTGACTGAGAGGTCTGGGTAATCTTTTTAAAGCGTATCGTGCTGGGGATAGATTATTGTAATTATTAATCTTCAACGAGGAATTCCTAGTAAGCGCGAGTCATCAACTCGCACTGATTACGTCCCTGCCCTTTGTACACACCGCCCGTCGCTGCTACCGATTGAATGCATTAGTGAGCCACAGGGATTGTGGCACTTAACCGGGGCAACTCGGTTCTGTGTTATGAGAACTGGTGCAAACTTGCG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CATATGCTTGTCTCAAAGATTAAGCCATGCATGTCTAAGTATAAAAGTATTCTATACTTGAAACTGCGAATAGCTCATTAAATCAGTTATAGTTTATTTGATGGTACCTTACTACATGGATACCCGTAGTAATTCTAGAGCTAATACATGCGTAAAGACCTGACTCGTGAGGGAAGGGTTGTATTTATTAGATAAAAAACCAATGCACCGGCAACGGTGGTTTGTGGTGAATCATAATAACTGTTCGAATCGTATGACCTTGCGTCGACGATAGTTCATTCAAATTTCTGCCCTATCAGCTCTCGACGGTAGTGTAGTGGACTACCGTGGCATTAACGGGTAACGGAGAATTAGGGTTCGATTCCGGAGAGGGCGCCTTAGAAATGGCGACCACATCCAAGGAAGGCAGCAGGCGCGCAAATTACCCAATCCTGATACAGGGAGGTAGTGACAAAAAATAACAATACCGGGCGTTTTACGTCTGGTAATTGGAATGAGTACAATTTAAATCCCTTAACGAGGATCAATTGGAGGGCAAGTCTGGTGCCAGCAGCCGCGGTAATTCCAGCTCCAATAGCGTATATTAAAGTTGTTGCAGTTAAAAAGCTCGTAGTTGGATTTCTGGTATGGTGCGCCTGGTCCACCGGAGCAATCCGCGTGAGTGCCGGTGTGCGCCTGCCATCCTTGTACAGAACGGCTCTACCCTTTATTGGGTCGGAGTCGCCATGTACATCTTTTACTTTGAAAAAATTAGAGTGTTTAAAGCAGGCTTGCGCTATGAATACATTAGCATGGAATAATAATTTAGGACTTTGTTTCTATTTTGTTGGTTTCTAGAGATGAAGTAATGATTGATAGGGATAGTTGGGGGTGCTAGTATTCATCGGCCAGAGGTGAAATTCTTGGATTCGATGAAGACTAACTTATGCGAAAGCATTCACCAAGGATGTCTTCTTTAATCAAGAACGAAAGTTGGGGGATCGAAGACGATCAGATACCGTCGTAGTCTCAACCATAAACTATACCGACTAGGGATTAGTGGAAGTTGCTTTTTCGACTCCATTAGCACCTTATGAGAAATCAGAAGTCTTTGGGTTCTGGGGGGAGTATGGTCGCAAGGCTGAAACTTAAAGGAATTGACGGAAGGGCACCACCAGGAGTGGAGCCTGCGGCTTAATTTGACTCAACACGGGGAAACTTACCAGGTCCAGACATAGTGAGGATTGACAGATTGAAGTTCTTTCTTGATTCTATGGGTGGTGGTGCATGGCCGTTCTTAGTTGGTGGAGTGATTTGTCTGGTTAATTCCGTTAACGAACGAGACCTCGACCTACTAAATAGACTGGCGTACCTTAGGGTACGTACAGGACTTCTTAGAGGGACTGTCGGTTTTTAGCCGAAGGAAGTTCGAGGCAATAACAGGTCTGTGATGCCCTTAGATGTTCTGGGCCGCACGCGCGCTACACTGATACGTTCATCGAGCTTACAACCTTGACTGAGAGGTCTGGGTAATCTTTTTAAAGCGTATCGTGCTGGGGATAGATTATTGTAATTATTAATCTTCAACGAGGAATTCCTAGTAAGCGCGAGTCATCAACTCGCACTGATTACGTCCCTGCCCTTTGTACACACCGCCCGTCGCTGCTACCGATTGAATGCATTAGTGAGCCACAGGGATTGTGGCACTTAACCGGGGCAACTCGGTTCTGTGTTATGAGAACTGGTGCAAACTTGCG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TAAAGATTAAGCCATGCATGTGTAAGTATAAAAGTATTCTATACTTGAGACTGCGAATAGCTCATTAAATCAGTTATAATTCATTTGATGGTCACCTCATAGATGGATAACTGTGGTAATTCTACAGCTAATACATGCGTCAAAGCTGGTCGTAAGGCTAGTTGTATTTATTAGATTAAAAACCAGTGCACTCCCGTGCTTCCATGGTGAATCATAATAACTGTTCGGAGCGCATCCGCAAGGGGCGCTAGTTCATTCAAATTTCTGCCCTATCAGTTCGCCGGCAGGGTAGTGGCCTGCCGGGACGCTCACGGGTAACGGAGAATTAGGGTTCGATTCCGGAGAGGGAGCCTGAGAAACGGCTACCACATCCAAGGAAGGCAGCAGGCGCGCAAATTACCCAATCCTGACACAGGGAGGTAGTGACGAGAAATAACGATGCTAGGCCTTCGGGTCTGGCAATCGGAATGAGTACAATTTAAATCCCTTAACAAGGAACAATTGGAGGGCAAGTCTGGTGCCAGCAGCCGCGGTAATTCCAGCTCCAATAGCGTATATTAAAGTTGTTGCAGTTAAAAAGCTCGTAGTTGGATTTCTGGTAGTATGTGCCTGGCCTGGGCCGCAAGGTTTCAAGTGCCGGTTGCGCGTCTATCATCCTGCTCGACGGAGGTCAGCCGTTAAACGTTGGCGCCGCTGAGTTCTTTTACTTTGAAAAAATTAGAGTGTTTAAAGCAGGCTTATGCCTTGAATACATTAGCATGGAATAATAATATAGGACTTGGTTTCTATTTTATTGGCTAGAAATTAAGTAATGATTGATAGGGATAGTTGGGGGTGCTAGTATTCAGCGGCCAGAGGTGAAATTCTTTGATTCGCTGAAGACTAACTTATGCGAAAGCATTCACCAAGGATGTCTTCTTTAATCAAGAACGAAAGTTGGGGGATCGAAGACGATCAGATACCGTCGTAGTCTCAACCATAAACTATACCGACTAGGGATTAGCGGAAGTTGTATTTGACGCCGTTAGCACCTTATGAGAAATCATAAGTCCTTGGGTTCTGGGGGGAGTATGGTCGCAAGGCTGAAACTTAAAGGAATTGACGGAAGGGCACCACCAGGAGTGGAGCCTGCGGCTTAATTTGACTCAACACGGGGAAACTTACCAGGTCCAGACACAGGGAGGATTGACAGATTGAAGTTCTTTCTTGATTCTGTGGGTGGTGGTGCATGGCCGTTCTTAGTTGGTGGAGTGATTTGTCTGGTTAATTCCGTTAACGAACGAGACCTCGACCTGCTAAATAGTGCGCTTTCCTACGGATTGTCGTGCTTCTTAGAGGGACTGTCGGATTTTAGCCGAAGGAAGTTCGAGGCAATAACAGGTCTGTGATGCCCTTAGATGTCCTGGGCCGCACGCGCGCTACACTGATACGTTCATCGAGCATATAACCTTGGCTGAAAGGCTTGGGTAATCTTGTCAAAGCGTATCGTGCTGGGGATAGATTATTGTAATTATTAATCTTCAACGAGGAATTCCTAGTAAGCGCGAGTCATCAGCTCGCACTGATTACGTCCCTGCCCTTTGTACACACCGCCCGTCGCTGCTACCGATTGAATGCATTAGTGAGCTCCACGAATCTTCGGAGGTGTAAAAGCTATCTAGGGAGAAGTGGCGCAAACTTGCG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CATATGCTTGTCTTAAAGATTAAGCCATGCATGTGTAAGTATAAAAGTATTCTATACTTGAGACTGCGAATAGCTCATTAAATCAGTTATAATTCATTTGATGGTCACCTCATAGATGGATAACTGTGGTAATTCTACAGCTAATACATGCGTCAAAGCTGGTCGTAAGGCTAGTTGTATTTATTAGATTAAAAACCAGTGCACTCCCGTGCTTCCATGGTGAATCATAATAACTGTTCGGAGCGCATCCGCAAGGGGCGCTAGTTCATTCAAATTTCTGCCCTATCAGTTCGCCGGCAGGGTAGTGGCCTGCCGGGACGCTCACGGGTAACGGAGAATTAGGGTTCGATTCCGGAGAGGGAGCCTGAGAAACGGCTACCACATCCAAGGAAGGCAGCAGGCGCGCAAATTACCCAATCCTGACACAGGGAGGTAGTGACGAGAAATAACGATGCTAGGCCTTCGGGTCTGGCAATCGGAATGAGTACAATTTAAATCCCTTAACAAGGAACAATTGGAGGGCAAGTCTGGTGCCAGCAGCCGCGGTAATTCCAGCTCCAATAGCGTATATTAAAGTTGTTGCAGTTAAAAAGCTCGTAGTTGGATTTCTGGTAGTATGTGCCTGGCCTGGGCCGCAAGGTTTCAAGTGCCGGTTGCGCGTCTATCATCCTGCTCGACGGAGGTCAGCCGTTAAACGTTGGCGCCGCTGAGTTCTTTTACTTTGAAAAAATTAGAGTGTTTAAAGCAGGCTTATGCCTTGAATACATTAGCATGGAATAATAATATAGGACTTGGTTTCTATTTTATTGGCTAGAAATTAAGTAATGATTGATAGGGATAGTTGGGGGTGCTAGTATTCAGCGGCCAGAGGTGAAATTCTTTGATTCGCTGAAGACTAACTTATGCGAAAGCATTCACCAAGGATGTCTTCTTTAATCAAGAACGAAAGTTGGGGGATCGAAGACGATCAGATACCGTCGTAGTCTCAACCATAAACTATACCGACTAGGGATTAGCGGAAGTTGTATTTGACGCCGTTAGCACCTTATGAGAAATCATAAGTCCTTGGGTTCTGGGGGGAGTATGGTCGCAAGGCTGAAACTTAAAGGAATTGACGGAAGGGCACCACCAGGAGTGGAGCCTGCGGCTTAATTTGACTCAACACGGGGAAACTTACCAGGTCCAGACACAGGGAGGATTGACAGATTGAAGTTCTTTCTTGATTCTGTGGGTGGTGGTGCATGGCCGTTCTTAGTTGGTGGAGTGATTTGTCTGGTTAATTCCGTTAACGAACGAGACCTCGACCTGCTAAATAGTGCGCTTTCCTACGGATTGTCGTGCTTCTTAGAGGGACTGTCGGATTTTAGCCGAAGGAAGTTCGAGGCAATAACAGGTCTGTGATGCCCTTAGATGTCCTGGGCCGCACGCGCGCTACACTGATACGTTCATCGAGCATATAACCTTGGCTGAAAGGCTTGGGTAATCTTGTCAAAGCGTATCGTGCTGGGGATAGATTATTGTAATTATTAATCTTCAACGAGGAATTCCTAGTAAGCGCGAGTCATCAGCTCGCACTGATTACGTCCCTGCCCTTTGTACACACCGCCCGTCGCTGCTACCGATTGAATGCATTAGTGAGCTCCACGAATCTTCGGAGGTGTAAAAGCTATCTAGGGAGAAGTGGCGCAAACTTGCG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AGTATTCTATACTTGAAACTGCGAATAGCTCATTAAATCAGTTATAGTTTATTTGATGGTACCTTACTACATGGATAACCGTAGTAATTCTAGAGCTAATACATGCGTCAAGACCCGACTCGCGAGGGAAGGGTTGTATTTATTAGATAAAAAACCAATGCACCAGCAATGGTGGTTTGTGGTGATTCATAATAACTGTTCGAATCGCATGACTTTACGTCGGCGATAGTTCATTCAAATTTCTGCCCTATCAGCTTTCGACGGTAGTGTAGTGGACTACCGTGGCATTAACGGGTAACGGAGAATTAGGGTTCGATTCCGGAGAGGGCGCCTGAGAAATGGCGACCACATCCAAGGAAGGCAGCAGGCGCGCAAATTACCCAATCCTGACACAGGGAGGTAGTGACAAAAAATAACAATACCGGGCGCTTCGCGTCTGGTAATTGGAATGAGTACAATTTAAATCCCTTAACGAGGAACAATTGGAGGGCAAGTCTGGTGCCAGCAGCCGCGGTAATTCCAGCTCCAATAGCGTATATTAAAGTTGCTGCAGTTAAAAAGCTCGTAGTTGGATTTCTGGTACGGTGCGCCTGGTCCACGGCCGCAAGGTCGTGAGTGCCGGTGTGCGTCTGCCATCTTTGTAGGGAACTGCTCTGCTCTTAACTGGGTTGGGGTAGCCACCTACATCTTTTACTTTGAAAAAATTAGAGTGTTTAAAGCAGGCTTGCGCTATGAATACATTAGCATGGAATAATAACTTAGGACTTTGTTCCTATTTTGTTGGTTTCTAGGGATGAAGTAATGATTGATAGGGATAGTTGGGGGTGCTAGTATTCAGCGGCCAGAGGTGAAATTCTTGGATTCGCTGAAGACTAACTTATGCGAAAGCATTCACCAAGGATGTCTTCTTTAATCAAGAACGAAAGTTGGGGGATCGAAGACGATCAGATACCGTCGTAGTCTCAACCATAAACTATACCGACTAGGGATTAGTGGAAGTTGCTATTTCGACTCCATTAGCACCTTATGAGAAATCACAAGTCTTTGGGTTCTGGGGGGAGTATGGTCGCAAGGCTGAAACTTAAAGGAATTGACGGAAGGGCACCACCAGGAGTGGAGCCTGCGGCTTAATTTGACTCAACACGGGAAAACTTACCAGGTCCAGACATAGTAAGGATTGACAGATTGAAGTTCTTTCTTGATTCTATGGGTGGTGGTGCATGGCCGTTCTTAGTTGGTGGAGTGATTTGTCTGGTTAATTCCGTTAACGAACGAGACCTCGACCTGCTAAATAGACTCGCGTATCTTCGGATATGCAGGGGACTTCTTAGAGGGACTGTCGGAATCTATAGCCGAAGGAAGTTCGAGGCAATAACAGGTCTGTGATGCCCTTAGATGTTCTGGGCCGCACGCGCGCTACACTGATACGTGCATCGAGCTTACAACCTGGACTGAGAGGTCTGGGTAATCTTTTCAAAGCGTATCGTGCTGGGGATAGATCATTGTAATTATTGATCTTCAACGAGGAATTCCTAGTAAGCGCGAGTCATCAACTCGCACTGATTACGTCCCTGCCCTTTGTACACACCGCCCGTCGCTGCTACCGATTGAATGCATTAGTGAGCCTCAGGGATTGTGGCTCTTAGCGGGGCAACTCGCTTTGGGTTGTGAGAACTGATGCAAACTTGCG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CTAAGCCATGCATGTCTAAGTATAAAAGTATTCTATACTTGAAACTGCGAATAGCTCATTAAATCAGTTATAGTTTATTTGATGGTACCTTACTACATGGATAACCGTAGTAATTCTAGAGCTAATACATGCGTCAAGACCCGACTCGCGAGGGAAGGGTTGTATTTATTAGATAAAAAACCAATGCACCAGCAATGGTGGTTTGTGGTGATTCATAATAACTGTTCGAATCGCATGACTTTACGTCGGCGATAGTTCATTCAAATTTCTGCCCTATCAGCTTTCGACGGTAGTGTAGTGGACTACCGTGGCATTAACGGGTAACGGAGAATTAGGGTTCGATTCCGGAGAGGGCGCCTGAGAAATGGCGACCACATCCAAGGAAGGCAGCAGGCGCGCAAATTACCCAATCCTGACACAGGGAGGTAGTGACAAAAAATAACAATACCGGGCGCTTCGCGTCTGGTAATTGGAATGAGTACAATTTAAATCCCTTAACGAGGAACAATTGGAGGGCAAGTCTGGTGCCAGCAGCCGCGGTAATTCCAGCTCCAATAGCGTATATTAAAGTTGCTGCAGTTAAAAAGCTCGTAGTTGGATTTCTGGTACGGTGCGCCTGGTCCACGGCCGCAAGGTCGTGAGTGCCGGTGTGCGTCTGCCATCTTTGTAGGGAACTGCTCTGCTCTTAACTGGGTTGGGGTAGCCACCTACATCTTTTACTTTGAAAAAATTAGAGTGTTTAAAGCAGGCTTGCGCTATGAATACATTAGCATGGAATAATAACTTAGGACTTTGTTCCTATTTTGTTGGTTTCTAGGGATGAAGTAATGATTGATAGGGATAGTTGGGGGTGCTAGTATTCAGCGGCCAGAGGTGAAATTCTTGGATTCGCTGAAGACTAACTTATGCGAAAGCATTCACCAAGGATGTCTTCTTTAATCAAGAACGAAAGTTGGGGGATCGAAGACGATCAGATACCGTCGTAGTCTCAACCATAAACTATACCGACTAGGGATTAGTGGAAGTTGCTATTTCGACTCCATTAGCACCTTATGAGAAATCACAAGTCTTTGGGTTCTGGGGGGAGTATGGTCGCAAGGCTGAAACTTAAAGGAATTGACGGAAGGGCACCACCAGGAGTGGAGCCTGCGGCTTAATTTGACTCAACACGGGAAAACTTACCAGGTCCAGACATAGTAAGGATTGACAGATTGAAGTTCTTTCTTGATTCTATGGGTGGTGGTGCATGGCCGTTCTTAGTTGGTGGAGTGATTTGTCTGGTTAATTCCGTTAACGAACGAGACCTCGACCTGCTAAATAGACTCGCGTATCTTCGGATATGCAGGGGACTTCTTAGAGGGACTGTCGGAATCTATAGCCGAAGGAAGTTCGAGGCAATAACAGGTCTGTGATGCCCTTAGATGTTCTGGGCCGCACGCGCGCTACACTGATACGTGCATCGAGCTTACAACCTGGACTGAGAGGTCTGGGTAATCTTTTCAAAGCGTATCGTGCTGGGGATAGATCATTGTAATTATTGATCTTCAACGAGGAATTCCTAGTAAGCGCGAGTCATCAACTCGCACTGATTACGTCCCTGCCCTTTGTACACACCGCCCGTCGCTGCTACCGATTGAATGCATTAGTGAGCCTCAGGGATTGTGGCTCTTAGCGGGGCAACTCGCTTTGGGTTGTGAGAACTGATGCAAACTTGCGCATTTAGAGGAAGC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AAGCTCATTAAATCAGTTATAGTTTATTTGATGGTCCCTTACTACATGGATACCTGTAGTAATTCTAGAGCTAATACATGCGTAAAGGCACGACTCGCGAGGGGAGTGTTGTATTTATTAGATAAAAAACCAATGCACCAGCAATGGTGGTAATGTGGTGATTCATAATAACTGTTCGAATCGCATGGCCCCGTGCCGGCGATAGTTCATTCAAATTTCTGCCCTATCAGCTTTCGACGGTAGTGTAGTGGACTACCGTGGCATTAACGGGTAACGGAGAATTAGGGTTCGATTCCGGAGAGGGCGCCTGAGAAATGGCGACCACATCCAAGGAAGGCAGCAGGCGCGCAAATTACCCAATCCTGACACAGGGAGGTAGTGACAAAAAATAACAATGACGGGCACTCACGTGTCTGTTAATTGGAATGAGTACAATTTAAATCCCTTAACGAGGAACAATTGGAGGACAAGTCTGGTGCCAGCACCCGCGGTAATTCCAGCTCCAATAGCGTATATTAAAGTTGTTGCAGTTAAAAAGCTCGTAGTTGGATTTCTGGTATGAGGCGCCTGGTCTAGTGGGGCAACTCATTAAGTGCTGGTGTGCTTCTACCATCTTTCCAGAGAACGGCGCCTCCCTTCGATGGGCCGGCGTCGTTATCTGGATCATTTACTTTGAAAAAATTAGAGTGTTTAAAGCAGGCTTGCGCAATGAATACATTAGCATGGAATAATAATTTAGGACTTTGTTTCTATTTTGTTGGTTTCTAGGAATGAAGTAATGATTGATAGGGATAGTTGGGGGTGCTAGTATTCAGCGGCCAGAGGTGAAATTCTTGGATTCGCTGAAGACTAACTTATGCGAAAGCATTCACCAAGGATGTCTTCTTTAATCAAGAACGAAAGTTGGGGGATCGAAGACGATCAGATACCGTCGTAGTCTCAACTATAAACGATACCGACTCGGGATTAGTGGACGTTGAATCATTGACTCCATTAGCACCGTGTGAGAAATCAAAGTCTTTGGGTTCCGGGGGGAGTATGGTCGCAAGGCTGAAACTTAAAGGAATTGACGGAAGGGCACCACCAGGAGTGGAGCCTGCGGCTCAATTTGACTCAACACGGGGAAACTTACCAGGTCCAGACATAGTAAGGATTGACAGATTGAAGTTCTTTCTTGATTCTATGGGTGGTGGTGCATGGCCGTTCTTAGTTGGTGGAGTGATTTGTCTGGTTAATTCCGTTAACGAACGAGACCTCGACCTACTAAATAGTTCACGGTAGTCTCCTACCGATGTGACTTCTTAGAGGGACTGTCGGTTTTTAGCCGAAGGAAGTTCGAGGCAATAACAGGTCTGTGATGCCCTTAGATGTTCTGGGCCGCACGCGCGCTACACTGATACGTTCATCGAGCTTAAAACCTTGGCTGAGAGGCCTGGGTAATCTTTGAAAGCGTATCGTGCTGGGGATAGATTATTGTAATTATTAATCTTCAACGAGGAATTCCTAGTAAACGCGAGTCATCAACTCGCATTGATTACGTCCCTGCCCTTTGTACACACCGCCCGTCGCTGCTACCGATTGAATGGATTAGTGAGCTTCAGGGATTGTCATTTCCGGGTGGGCAACCTCCTGGAGGTGGTGAGAACTGGCGCAAACTTGCT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AGTATTCTATACTTGAAACTGCGAAAAGCTCATTAAATCAGTTATAGTTTATTTGATGGTCCCTTACTACATGGATACCTGTAGTAATTCTAGAGCTAATACATGCGTAAAGGCACGACTCGCGAGGGGAGTGTTGTATTTATTAGATAAAAAACCAATGCACCAGCAATGGTGGTAATGTGGTGATTCATAATAACTGTTCGAATCGCATGGCCCCGTGCCGGCGATAGTTCATTCAAATTTCTGCCCTATCAGCTTTCGACGGTAGTGTAGTGGACTACCGTGGCATTAACGGGTAACGGAGAATTAGGGTTCGATTCCGGAGAGGGCGCCTGAGAAATGGCGACCACATCCAAGGAAGGCAGCAGGCGCGCAAATTACCCAATCCTGACACAGGGAGGTAGTGACAAAAAATAACAATGACGGGCACTCACGTGTCTGTTAATTGGAATGAGTACAATTTAAATCCCTTAACGAGGAACAATTGGAGGACAAGTCTGGTGCCAGCACCCGCGGTAATTCCAGCTCCAATAGCGTATATTAAAGTTGTTGCAGTTAAAAAGCTCGTAGTTGGATTTCTGGTATGAGGCGCCTGGTCTAGTGGGGCAACTCATTAAGTGCTGGTGTGCTTCTACCATCTTTCCAGAGAACGGCGCCTCCCTTCGATGGGCCGGCGTCGTTATCTGGATCATTTACTTTGAAAAAATTAGAGTGTTTAAAGCAGGCTTGCGCAATGAATACATTAGCATGGAATAATAATTTAGGACTTTGTTTCTATTTTGTTGGTTTCTAGGAATGAAGTAATGATTGATAGGGATAGTTGGGGGTGCTAGTATTCAGCGGCCAGAGGTGAAATTCTTGGATTCGCTGAAGACTAACTTATGCGAAAGCATTCACCAAGGATGTCTTCTTTAATCAAGAACGAAAGTTGGGGGATCGAAGACGATCAGATACCGTCGTAGTCTCAACTATAAACGATACCGACTCGGGATTAGTGGACGTTGAATCATTGACTCCATTAGCACCGTGTGAGAAATCAAAGTCTTTGGGTTCCGGGGGGAGTATGGTCGCAAGGCTGAAACTTAAAGGAATTGACGGAAGGGCACCACCAGGAGTGGAGCCTGCGGCTCAATTTGACTCAACACGGGGAAACTTACCAGGTCCAGACATAGTAAGGATTGACAGATTGAAGTTCTTTCTTGATTCTATGGGTGGTGGTGCATGGCCGTTCTTAGTTGGTGGAGTGATTTGTCTGGTTAATTCCGTTAACGAACGAGACCTCGACCTACTAAATAGTTCACGGTAGTCTCCTACCGATGTGACTTCTTAGAGGGACTGTCGGTTTTTAGCCGAAGGAAGTTCGAGGCAATAACAGGTCTGTGATGCCCTTAGATGTTCTGGGCCGCACGCGCGCTACACTGATACGTTCATCGAGCTTAAAACCTTGGCTGAGAGGCCTGGGTAATCTTTGAAAGCGTATCGTGCTGGGGATAGATTATTGTAATTATTAATCTTCAACGAGGAATTCCTAGTAAACGCGAGTCATCAACTCGCATTGATTACGTCCCTGCCCTTTGTACACACCGCCCGTCGCTGCTACCGATTGAATGGATTAGTGAGCTTCAGGGATTGTCATTTCCGGGTGGGCAACCTCCTGGAGGTGGTGAGAACTGGCGCAAACTTGCTCATT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AAGCTCATTAAATCAGTTATAGTTTATTTGATGGTGCCTTACTACATGGATACCCGTAGTAATTCTAGAGCTAATACATGCCAAGAAAACCCAACCGCGAGGGCGGGTTGTATTTATTAGATAAAAAACCATTACTCGAAAGAGTTTCTGTGGTGATTCATAATAACTGTTCGAATCGCATGCCGCAAGGCGGCGATAGATCATTCAAATTTCTGCCCTATCAGCTCTCGACGGTAGTGTAGTGGACTACCGTGGCGTTAACGGGTAACGGAGAATTAGGGTTCGATTCCGGAGAGGGAGCCTGAGAAATGGCTACCACATCCAAGGAAGGCAGCAGGCGCGCAAATTACCCAATCCTGACACAGGGAGGTAGTGACAAAAAATAACAATACCGGGCATCACTGTCTGGTAATTGGAATGAGTACAATTTAAATCCCTTAACGAGGAACAATTGGAGGGCAAGTCTGGTGCCAGCAGCCGCGGTAATTCCAGCTCCAATAGCGTATATTAAAGTTGTTGCAGTTAAAAAGCTCGTAGTTGGATTTCTGGTTTAATGCGCCTGGCCGACTGGGGTAACTCAGCCTGTGTCGGTGTGTGTTTGCCATCTTGCTAGTTAACCAGCTTCTCTTAAATGGGCGGTTGGCGATCTAGCTCTTTTACTTTGAAAAAATTAGAGTGTTTAAAGCAGGCTTGCGCTATGAATACATTAGCATGGAATAATAATTTAGGACTTTATTTCTAATTTATTGGTTTCTAGAGATAAAGTAATGATTGATAGGGATAGTTGGGGGTGCTAGTATTCACCGGCCAGAGGTGAAATTCTTGGATTCGGTGAAGACTAACTTATGCGAAAGCATTCACCAAGGATGTCTTCTTTAATCAAGAACGAAAGTTGGGGGATCGAAGACGATCAGATACCGTCGTAGTCTCAACCATAAACTATACCGACTAGGGATTAGGGGAAGTTGCTTTTACGACTCCCTTAGCACCTTATGAGAAATCAGAAGTCTTTGGGTTCTGGGGGGAGTATGGTCGCAAGGCTGAAACTTAAAGGAATTGACGGAAGGGCACCACCAGGAGTGGAGCCTGCGGCTTAATTTGACTCAACACGGGGAAACTTACCAGGTCCGGACATAGTGAGGATTGACAGATTGAAGTTCTTTCTTGATTCTATGGGTGGTGGTGCATGGCCGTTCTTAGTTGGTGGAGTGATTTGTCTGGTTAATTCCGTTAACGAACGAGACCTCGACCTACTAAATAGTTCGACGTAAGCCCTGCTTATGTACGCGACTTCTTAGAGGGACTGTCGGTTTTTAGCCGAAGGAAGTTCGAGGCAATAACAGGTCTGTGATGCCCTTAGATGTTCTGGGCCGCACGCGCGCTACACTGATACGTTCATCGAGCTTACAACCTTGGCTGGGAGGCCTGGGTAATCTTTTAAAAGCGTATCGTGCTGGGGATAGATTATTGTAATTATTAATCTTCAACGAGGAATTCCTAGTAAGCGCGAGTCATCAACTCGCACTGATTACGTCCCTGCCCTTTGTACACACCGCCCGTCGCTGCTACCGATTGAATGCATTAGTGAGGCTGAGGGATCATTTGGTCTGAGGGTAAAACTTCGGACCCGGCGAGAACTCATCCAAACTTGCGCATTTAGAGGAAGCAAAAGTCGTAACAAGGTTA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AAGCTCATTAAATCAGTTATAGTTTATTTGATGGTGCCTTACTACATGGATACCCGTAGTAATTCTAGAGCTAATACATGCCAAGAAAACCCAACCGCGAGGGCGGGTTGTATTTATTAGATAAAAAACCATTACTCGAAAGAGTTTCTGTGGTGATTCATAATAACTGTTCGAATCGCATGCCGCAAGGCGGCGATAGATCATTCAAATTTCTGCCCTATCAGCTCTCGACGGTAGTGTAGTGGACTACCGTGGCGTTAACGGGTAACGGAGAATTAGGGTTCGATTCCGGAGAGGGAGCCTGAGAAATGGCTACCACATCCAAGGAAGGCAGCAGGCGCGCAAATTACCCAATCCTGACACAGGGAGGTAGTGACAAAAAATAACAATACCGGGCATCACTGTCTGGTAATTGGAATGAGTACAATTTAAATCCCTTAACGAGGAACAATTGGAGGGCAAGTCTGGTGCCAGCAGCCGCGGTAATTCCAGCTCCAATAGCGTATATTAAAGTTGTTGCAGTTAAAAAGCTCGTAGTTGGATTTCTGGTTTAATGCGCCTGGCCGACTGGGGTAACTCAGCCTGTGTCGGTGTGTGTTTGCCATCTTGCTAGTTAACCAGCTTCTCTTAAATGGGCGGTTGGCGATCTAGCTCTTTTACTTTGAAAAAATTAGAGTGTTTAAAGCAGGCTTGCGCTATGAATACATTAGCATGGAATAATAATTTAGGACTTTATTTCTAATTTATTGGTTTCTAGAGATAAAGTAATGATTGATAGGGATAGTTGGGGGTGCTAGTATTCACCGGCCAGAGGTGAAATTCTTGGATTCGGTGAAGACTAACTTATGCGAAAGCATTCACCAAGGATGTCTTCTTTAATCAAGAACGAAAGTTGGGGGATCGAAGACGATCAGATACCGTCGTAGTCTCAACCATAAACTATACCGACTAGGGATTAGGGGAAGTTGCTTTTACGACTCCCTTAGCACCTTATGAGAAATCAGAAGTCTTTGGGTTCTGGGGGGAGTATGGTCGCAAGGCTGAAACTTAAAGGAATTGACGGAAGGGCACCACCAGGAGTGGAGCCTGCGGCTTAATTTGACTCAACACGGGGAAACTTACCAGGTCCGGACATAGTGAGGATTGACAGATTGAAGTTCTTTCTTGATTCTATGGGTGGTGGTGCATGGCCGTTCTTAGTTGGTGGAGTGATTTGTCTGGTTAATTCCGTTAACGAACGAGACCTCGACCTACTAAATAGTTCGACGTAAGCCCTGCTTATGTACGCGACTTCTTAGAGGGACTGTCGGTTTTTAGCCGAAGGAAGTTCGAGGCAATAACAGGTCTGTGATGCCCTTAGATGTTCTGGGCCGCACGCGCGCTACACTGATACGTTCATCGAGCTTACAACCTTGGCTGGGAGGCCTGGGTAATCTTTTAAAAGCGTATCGTGCTGGGGATAGATTATTGTAATTATTAATCTTCAACGAGGAATTCCTAGTAAGCGCGAGTCATCAACTCGCACTGATTACGTCCCTGCCCTTTGTACACACCGCCCGTCGCTGCTACCGATTGAATGCATTAGTGAGGCTGAGGGATCATTTGGTCTGAGGGTAAAACTTCGGACCCGGCGAGAACTCATCCAAACTTGCGCATTTAGAGGAAGCAAAAGTCGTAACAAGGTTA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ATTGCCTACTACATGGATACCCGTAGTAATTCTAGAGCTAATACATGCCAAAAAAGTCCAACCGCAAGGGAGGATCGTATTTATTAGATAAAAAACCAATACTCGCAAGAGTTTTTGTGGTGATTCATAATAACTGTTCGAATCGCATGACGCAAGTCGGCGATAGATCATTCAAATTTCTGCCCTATCAGCTCTCGACGGTAGTGTATTGGACTACCGTGGCATTAACGGGTAACGGAGAATTAGGGTTCGATTCCGGAGAGGGAGCCTGAGAAACGGCTACCACATCCAAGGAAGGCAGCAGGCGCGCAAATTACCCAATCCTGACACAGGGAGGTAGTGACAAAAAATAACAATACTGGGCATTTATGTCTGGTAATTGGAATGAGTACAATTTAAATCCATTAACAAGGATCAATTGGAGGGCAAGTCTGGTGCCAGCAGCCGCGGTAATTCCAGCTCCAATAGCGTATATTAAAGTTGTTGCAGTTAAAAAGCTCGTAGTTGGATTTCTGGCTTGGCGCGCCACCCCTGAGCCCTCACGGGAGCAGTGTGGTCGTGTGCGCCTTCCATCCTTCTAGTTAACCGTCATCACTTAACTGGGGTGGCGGCAATCTAGATCTTTTACTTTGAAAAAATTAGAGTGTTTAAAGCAGGCTTGTGCTGTGAATACATTAGCATGGAATAATAATTTAGGACTTTATTCCTATTTTATTGGTTTCTAGGGGTAAAGTAATGATTGATAGGGATAGTTGGGGGTGCTAGTATTCAGCGGCCAGAGGTGAAATTCTTGGATTCGCTGAAGACTAACTTATGCGAAAGCATTCACCAAGGATGTCTTCTTTAATCAAGAACGAAAGTTGGGGGATCGAAGACGATCAGATACCGTCGTAGTCTCAACCATAAACTATACCGACTAGGGATTAGTGGAAGTTGCTTTTTCGACTCCATTAGCACCTTATGAGAAATCAGAAGTCTTTGGGTTCTGGGGGGAGTATGGTCGCAAGGCTGAAACTTAAAGGAATTGACGGAAGGGCACCACCAGGAGTGGAGCCTGCGGCTTAATTTGACTCAACACGGGGAAACTTACCAGGTCCGGACATAGTGAGGATTGACAGATTGAAGCTCTTTCTTGATTCTATGGGTGGTGGTGCATGGCCGTTCTTAGTTGGTGGAGTGATTTGTCTGGTTAATTCCGTTAACGAACGAGACCTCGACCTACTAAATAGTTCAGTCTATGTTCTTTCATAGACATGACACTTCTTAGGGGGACTATCGGTGCTTAGCCGAAGGAAGTTCGAGGCAATAACAGGTCTGTGATGCCCTTAGATGTTCTGGGCCGCACGCGCGCTACACTGATACGTGCATCGAGCTTACAACCTTGACTGTGAGGTCTGGGTAATCTTTTCAAAGCGTATCGTGCTGGGGATAGATTATTGTAATTATTAATCTTCAACGAGGAATTCCTAGTAAGCGCGAGTCATCAACTCGCACTGATTACGTCCCTGCCCTTTGTACACACCGCCCGTCGCTGCTACCGATTGAATGCATTAGTGAGCTTCAGGGATTGTCATCGTTGAGGTAACACTCGGCTTTAGTGAGAACTGCCGCAAACTTGCG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TAGCTCATTAAATCAGTTATAGTTTATTTGATATTGCCTACTACATGGATACCCGTAGTAATTCTAGAGCTAATACATGCCAAAAAAGTCCAACCGCAAGGGAGGATCGTATTTATTAGATAAAAAACCAATACTCGCAAGAGTTTTTGTGGTGATTCATAATAACTGTTCGAATCGCATGACGCAAGTCGGCGATAGATCATTCAAATTTCTGCCCTATCAGCTCTCGACGGTAGTGTATTGGACTACCGTGGCATTAACGGGTAACGGAGAATTAGGGTTCGATTCCGGAGAGGGAGCCTGAGAAACGGCTACCACATCCAAGGAAGGCAGCAGGCGCGCAAATTACCCAATCCTGACACAGGGAGGTAGTGACAAAAAATAACAATACTGGGCATTTATGTCTGGTAATTGGAATGAGTACAATTTAAATCCATTAACAAGGATCAATTGGAGGGCAAGTCTGGTGCCAGCAGCCGCGGTAATTCCAGCTCCAATAGCGTATATTAAAGTTGTTGCAGTTAAAAAGCTCGTAGTTGGATTTCTGGCTTGGCGCGCCACCCCTGAGCCCTCACGGGAGCAGTGTGGTCGTGTGCGCCTTCCATCCTTCTAGTTAACCGTCATCACTTAACTGGGGTGGCGGCAATCTAGATCTTTTACTTTGAAAAAATTAGAGTGTTTAAAGCAGGCTTGTGCTGTGAATACATTAGCATGGAATAATAATTTAGGACTTTATTCCTATTTTATTGGTTTCTAGGGGTAAAGTAATGATTGATAGGGATAGTTGGGGGTGCTAGTATTCAGCGGCCAGAGGTGAAATTCTTGGATTCGCTGAAGACTAACTTATGCGAAAGCATTCACCAAGGATGTCTTCTTTAATCAAGAACGAAAGTTGGGGGATCGAAGACGATCAGATACCGTCGTAGTCTCAACCATAAACTATACCGACTAGGGATTAGTGGAAGTTGCTTTTTCGACTCCATTAGCACCTTATGAGAAATCAGAAGTCTTTGGGTTCTGGGGGGAGTATGGTCGCAAGGCTGAAACTTAAAGGAATTGACGGAAGGGCACCACCAGGAGTGGAGCCTGCGGCTTAATTTGACTCAACACGGGGAAACTTACCAGGTCCGGACATAGTGAGGATTGACAGATTGAAGCTCTTTCTTGATTCTATGGGTGGTGGTGCATGGCCGTTCTTAGTTGGTGGAGTGATTTGTCTGGTTAATTCCGTTAACGAACGAGACCTCGACCTACTAAATAGTTCAGTCTATGTTCTTTCATAGACATGACACTTCTTAGGGGGACTATCGGTGCTTAGCCGAAGGAAGTTCGAGGCAATAACAGGTCTGTGATGCCCTTAGATGTTCTGGGCCGCACGCGCGCTACACTGATACGTGCATCGAGCTTACAACCTTGACTGTGAGGTCTGGGTAATCTTTTCAAAGCGTATCGTGCTGGGGATAGATTATTGTAATTATTAATCTTCAACGAGGAATTCCTAGTAAGCGCGAGTCATCAACTCGCACTGATTACGTCCCTGCCCTTTGTACACACCGCCCGTCGCTGCTACCGATTGAATGCATTAGTGAGCTTCAGGGATTGTCATCGTTGAGGTAACACTCGGCTTTAGTGAGAACTGCCGCAAACTTGCGCATT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ACCTTACTACATGGATACCCGTAGTAATTCTAGAGCTAATACATGCGTAAAGACCCGACTCGTGAGGGGAGGGTTGTATTTATTAGATAAAAAACCAATGTACCCGCAAGGGTAGTTTGTGGTGAATCATAATAACTGTTCGAATCGCATGACTTTACGTCGGCGATAGTTCATTCAAATTTCTGCCCTATCAGCTTTCGACGGCACGGTTTTGGCCTGCCGTGGCATTAACGGGTAACGGAGAATTAGGGTTCGATTCCGGAGAGGGAGCCTGAGAAATGGCTACCACATCCAAGGAAGGCAGCAGGCGCGCAAATTACCCAATCCTGATACAGGGAGGTAGTGACAAAAAATAACAATACCGGGCGTTTCTACGTCTGGTAATTGGAATGAGTACAATTTAAATCCCTTAACGAGGAACAATTGGAGGACAAGTCTGGTGCCAGCACCCGCGGTAATTCCAGCTCCAATAGCGTATATTAAAGTTGTTGCAGTTAAAAAGCTCGTAGTTGGATTTCTGGTAGTGCGCGCCTAGCCCACCGCCGCAAGGTGTGTGAGTGCTGGAGTGCGCCTGCCATCCTTCTAGAAAACGGCTCTGCCCTTCATTGGGTTGGAGTTCGCGATCTAGATCTTTTACTTTGAAAAAATTAGAGTGTTTAAAGCAGGCTTGTGCCATGAATACATTAGCATGGAATAATAATTTAGGACTTTGTTTCTATTTTGTTGGTTTCTAGGAATAGAGTAATGATTGATAGGGATAGTTGGGGGTGCTAGTATTCAGCGGCCAGAGGTGAAATTCTTGGATTCGCTGAAGACTAACTTATGCGAAAGCATTCACCAAGGATGTCTTCTTTAATCAAGAACGAAAGTTGGGGGATCGAAGACGATCAGATACCGTCGTAGTCTCAACCATAAACGATACCGACTAGGGATTAGTGGAAGTTGCTATTTCGACTCCATTAGCACCTTATGAGAAATCAAAGTCTTTGGGTTCCGGGGGGAGTATGGTCGCAAGGCTGAAACTTAAAGGAATTGACGGAAGGGCACCACCAGGAGTGGAGCCTGCGGCTTAATTTGACTCAACACGGGAAAACTTACCAGGTCCAGACATAGTGAGGATTGACAGATTGAAGTTCTTTCTTGATTCTATGGGTGGTGGTGCATGGCCGTTCTTAGTTGGTGGAGTGATTTGTCTGGTTAATTCCGTTAACGAACGAGACCTCGACCTACTAAATAGTATGGCGTACTCTTCTGGGTACGTACACGACTTCTTAGAGGGACTGTCGGTTTGTAGCCGAAGGAAGTTCGAGGCAATAACAGGTCTGTGATGCCCTTAGATGTCCTGGGCCGCACGCGCGCTACACTGATTCGTTCATCGAGCTTACAACCTGGATTGAGAGGTTCGGGTAATCTTCTGAAAGCGAATCGTGCTGGGGATAGATTATTGTAATTATTAATCTTCAACGAGGAATTCCTAGTAAACGCACGTCATCAACGTGCATTGATTACGTCCCTGCCCTTTGTACACACCGCCCGTCGCTGCTACCGATTGAATGGATTAGTGAGCCTCAGGGATCGTACTGCTGCCAGGGGCAACTCTGGCAGTAGTGTGAAAACTGATGCAAACTTGCT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AGTATTCTATACTTGAAACTGCGAATAGCTCATTAAATCAGTTATAGTTTATTTGATGGTACCTTACTACATGGATACCCGTAGTAATTCTAGAGCTAATACATGCGTAAAGACCCGACTCGTGAGGGGAGGGTTGTATTTATTAGATAAAAAACCAATGTACCCGCAAGGGTAGTTTGTGGTGAATCATAATAACTGTTCGAATCGCATGACTTTACGTCGGCGATAGTTCATTCAAATTTCTGCCCTATCAGCTTTCGACGGCACGGTTTTGGCCTGCCGTGGCATTAACGGGTAACGGAGAATTAGGGTTCGATTCCGGAGAGGGAGCCTGAGAAATGGCTACCACATCCAAGGAAGGCAGCAGGCGCGCAAATTACCCAATCCTGATACAGGGAGGTAGTGACAAAAAATAACAATACCGGGCGTTTCTACGTCTGGTAATTGGAATGAGTACAATTTAAATCCCTTAACGAGGAACAATTGGAGGACAAGTCTGGTGCCAGCACCCGCGGTAATTCCAGCTCCAATAGCGTATATTAAAGTTGTTGCAGTTAAAAAGCTCGTAGTTGGATTTCTGGTAGTGCGCGCCTAGCCCACCGCCGCAAGGTGTGTGAGTGCTGGAGTGCGCCTGCCATCCTTCTAGAAAACGGCTCTGCCCTTCATTGGGTTGGAGTTCGCGATCTAGATCTTTTACTTTGAAAAAATTAGAGTGTTTAAAGCAGGCTTGTGCCATGAATACATTAGCATGGAATAATAATTTAGGACTTTGTTTCTATTTTGTTGGTTTCTAGGAATAGAGTAATGATTGATAGGGATAGTTGGGGGTGCTAGTATTCAGCGGCCAGAGGTGAAATTCTTGGATTCGCTGAAGACTAACTTATGCGAAAGCATTCACCAAGGATGTCTTCTTTAATCAAGAACGAAAGTTGGGGGATCGAAGACGATCAGATACCGTCGTAGTCTCAACCATAAACGATACCGACTAGGGATTAGTGGAAGTTGCTATTTCGACTCCATTAGCACCTTATGAGAAATCAAAGTCTTTGGGTTCCGGGGGGAGTATGGTCGCAAGGCTGAAACTTAAAGGAATTGACGGAAGGGCACCACCAGGAGTGGAGCCTGCGGCTTAATTTGACTCAACACGGGAAAACTTACCAGGTCCAGACATAGTGAGGATTGACAGATTGAAGTTCTTTCTTGATTCTATGGGTGGTGGTGCATGGCCGTTCTTAGTTGGTGGAGTGATTTGTCTGGTTAATTCCGTTAACGAACGAGACCTCGACCTACTAAATAGTATGGCGTACTCTTCTGGGTACGTACACGACTTCTTAGAGGGACTGTCGGTTTGTAGCCGAAGGAAGTTCGAGGCAATAACAGGTCTGTGATGCCCTTAGATGTCCTGGGCCGCACGCGCGCTACACTGATTCGTTCATCGAGCTTACAACCTGGATTGAGAGGTTCGGGTAATCTTCTGAAAGCGAATCGTGCTGGGGATAGATTATTGTAATTATTAATCTTCAACGAGGAATTCCTAGTAAACGCACGTCATCAACGTGCATTGATTACGTCCCTGCCCTTTGTACACACCGCCCGTCGCTGCTACCGATTGAATGGATTAGTGAGCCTCAGGGATCGTACTGCTGCCAGGGGCAACTCTGGCAGTAGTGTGAAAACTGATGCAAACTTGCT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ACGTTACTACATGGATACCTGTAGTAATTCTAGAGCTAATACATGCGCAAAGACCCGACTCGCGAGGGGAGGGTTGTATTTATTAGATAAAAAACCAATGCACCAGCAATGGTGGTTTTGTGGTGATTCATAATAACTGTTCGGATCGCATGACTCTAAGTCGGCGACAGTTCATTCAAATTTCTGCCCTATCAGCTTTCGACGGTAGTGTAGTGGACTACCGTGGCATTAACGGGTAACGGAGAATTAGGGTTCGATTCCGGAGAGGGCGCCTGAGAAATGGCGACCACATCCAAGGAAGGCAGCAGGCGCGCAAATTACCCAATCCTGACACAGGGAGGTAGTGACAAAAAATAACAATAACGGGCGTTCTACGTCTGTTAATTGGAATGAGTACAATTTAAATCCCTTAACGAGGATCAATTGGAGGACAAGTCTGGTGCCAGCACCCGCGGTAATTCCAGCTCCAATAGCGTATATTAAAGTTGTTGCAGTTAAAAAGCTCGTAGTTGGATTTCTGGTCGGGCGCGCCCAGCCCAGCGGGTTAAACCGTTGAGTGCTGGAGTGCGCCTACCATCCTTCTAGTGAACGGCACTACCCTTTACTGGGCCGGTGTCGCCAGCTAGATCTTTTACTTTGAAAAAATTAGAGTGTTTAAAGCAGGCTTGCGCTATGAATACATTAGCATGGAATAATAATTTAGGACTTTGTTTCTATTTTGTTGGTTTCTAGGAATGAAGTAATGATTGATAGGGATAGTTGGGGGTGCTAGTATTCAGCGGCCAGAGGTGAAATTCTTGGATTCGCTGAAGACTAACTTATGCGAAAGCATTCACCAAGGATGTCTTCTTTAATCAAGAACGAAAGTTGGGGGATCGAAGACGATCAGATACCGTCGTAGTCTCAACCATAAACGATACCGACTCGGGATTAGTGGAAGTTGAATTTTTGACTCCATTAGCACCGTATGAGAAATCAAAGTCTTTGGGTTCCGGGGGGAGTATGGTCGCAAGGCTGAAACTTAAAGGAATTGACGGAAGGGCACCACCAGGAGTGGAGCCTGCGGCTCAATTTGACTCAACACGGGGAAACTTACCAGGTCCAGACATAGTGAGGATTGACAGATTGAAGTTCTTTCTTGATTCTATGGGTGGTGGTGCATGGCCGTTCTTAGTTGGTGGAGTGATTTGTCTGGTTAATTCCGTTAACGAACGAGACCTCGACCTACTAAATAGTAAGTTCTAGGTTCGCCTAGAGTCTGACTTCTTAGAGGGACTGGCGGTTTGTAGCCGCAGGAAGTTCGAGGCAATAACAGGTCTGTGATGCCCTTAGATGTTCTGGGCCGCACGCGCGCTACACTGATATGTTCATCGAGCTTACAACCTTGGCTGGAAAGCCTGGGTAATCTTTGAAAGCATATCGTGCTGGGGATAGATCATTGTAATTATTGATCTTCAACGAGGAATTCCTAGTAAACGCGAGTCATCAACTCGCATTGATTACGTCCCTGCCCTTTGTACACACCGCCCGTCGCTGCTACCGATTGAATGGATTAGTGAGCTTCAGGGATTGACGACGCCATGCAGGGCAACTTGTGTGACGGCGCCGAAAACTGACGCAAACTTGCTCATTTAGAGGAAGCAAAAGTCGTAACAAGGTC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TAGCTCATTAAATCAGTTATAGTTTATTTGATGGTACGTTACTACATGGATACCTGTAGTAATTCTAGAGCTAATACATGCGCAAAGACCCGACTCGCGAGGGGAGGGTTGTATTTATTAGATAAAAAACCAATGCACCAGCAATGGTGGTTTTGTGGTGATTCATAATAACTGTTCGGATCGCATGACTCTAAGTCGGCGACAGTTCATTCAAATTTCTGCCCTATCAGCTTTCGACGGTAGTGTAGTGGACTACCGTGGCATTAACGGGTAACGGAGAATTAGGGTTCGATTCCGGAGAGGGCGCCTGAGAAATGGCGACCACATCCAAGGAAGGCAGCAGGCGCGCAAATTACCCAATCCTGACACAGGGAGGTAGTGACAAAAAATAACAATAACGGGCGTTCTACGTCTGTTAATTGGAATGAGTACAATTTAAATCCCTTAACGAGGATCAATTGGAGGACAAGTCTGGTGCCAGCACCCGCGGTAATTCCAGCTCCAATAGCGTATATTAAAGTTGTTGCAGTTAAAAAGCTCGTAGTTGGATTTCTGGTCGGGCGCGCCCAGCCCAGCGGGTTAAACCGTTGAGTGCTGGAGTGCGCCTACCATCCTTCTAGTGAACGGCACTACCCTTTACTGGGCCGGTGTCGCCAGCTAGATCTTTTACTTTGAAAAAATTAGAGTGTTTAAAGCAGGCTTGCGCTATGAATACATTAGCATGGAATAATAATTTAGGACTTTGTTTCTATTTTGTTGGTTTCTAGGAATGAAGTAATGATTGATAGGGATAGTTGGGGGTGCTAGTATTCAGCGGCCAGAGGTGAAATTCTTGGATTCGCTGAAGACTAACTTATGCGAAAGCATTCACCAAGGATGTCTTCTTTAATCAAGAACGAAAGTTGGGGGATCGAAGACGATCAGATACCGTCGTAGTCTCAACCATAAACGATACCGACTCGGGATTAGTGGAAGTTGAATTTTTGACTCCATTAGCACCGTATGAGAAATCAAAGTCTTTGGGTTCCGGGGGGAGTATGGTCGCAAGGCTGAAACTTAAAGGAATTGACGGAAGGGCACCACCAGGAGTGGAGCCTGCGGCTCAATTTGACTCAACACGGGGAAACTTACCAGGTCCAGACATAGTGAGGATTGACAGATTGAAGTTCTTTCTTGATTCTATGGGTGGTGGTGCATGGCCGTTCTTAGTTGGTGGAGTGATTTGTCTGGTTAATTCCGTTAACGAACGAGACCTCGACCTACTAAATAGTAAGTTCTAGGTTCGCCTAGAGTCTGACTTCTTAGAGGGACTGGCGGTTTGTAGCCGCAGGAAGTTCGAGGCAATAACAGGTCTGTGATGCCCTTAGATGTTCTGGGCCGCACGCGCGCTACACTGATATGTTCATCGAGCTTACAACCTTGGCTGGAAAGCCTGGGTAATCTTTGAAAGCATATCGTGCTGGGGATAGATCATTGTAATTATTGATCTTCAACGAGGAATTCCTAGTAAACGCGAGTCATCAACTCGCATTGATTACGTCCCTGCCCTTTGTACACACCGCCCGTCGCTGCTACCGATTGAATGGATTAGTGAGCTTCAGGGATTGACGACGCCATGCAGGGCAACTTGTGTGACGGCGCCGAAAACTGACGCAAACTTGCTCATTTAGAGGAAGCAAAAGTCGTAACAAGGTC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GCCTTACTACATGGATACCCGTAGTAATTCTAGAGCTAATACATGCCAAAAAAACCCAACCGCAAGGGCGGGTTGTATTTATTAGATAAAAAACCAATACTCGCAAGAGTTTTTGTGGTGATTCATAATAACTGTTCGAATCGCATGCCTCACGGCGGCGATAGATCATTCAAATTTCTGCCCTATCAGCTCTCGACGGTAGTGTAGTGGACTACCGTGGCATTAACGGGTAACGGAGAATTAGGGTTCGATTCCGGAGAGGGAGCCTGAGAAACGGCTACCACATCCAAGGAAGGCAGCAGGCGCGCAAATTACCCAATCCTGACACAGGGAGGTAGTGACAAAAAATAACAATACCGGGCATTTACATGTCTGGTAATTGGAATGAGTACAATTTAAATCCCTTAACGAGGATCAATTGGAGGGCAAGTCTGGTGCCAGCAGCCGCGGTAATTCCAGCTCCAATAGCGTATATTAAAGTTGTTGCAGTTAAAAAGCTCGTAGTTGAATTTCTGGTACGGTGCGCCTGACCCACGGTCGCAAGGCCGCGAGTGTCGGTGTGCGCCTGCCATCTTTCTGGTCAACCTGCTGCTCTTCACCGGGTGGCAGGCGATCCAGTTCTTTTACTTTGAAAAAATTAGAGTGTTTAAAGCAGGCTTGCGCTATGAATACATTAGCATGGAATAATAATTTAGGACTTTATTCCTATTTTATTGGTTTCTAGGAGTAAAGTAATGATTGATAGGGATAGTTGGGGGTGCTAGTATTCATCGGCCAGAGGTGAAATTCTTGGATTCGATGAAGACTAACTAATGCGAAAGCATTCACCAAGGATGTCTTCTTTAATCAAGAACGAAAGTTGGGGGATCGAAGACGATCAGATACCGTCGTAGTCTCAACCATAAACTATACCGACTAGGGATTAGTGGAAGTTGCTTTTTCGACTCCATTAGCACCTTATGAGAAATCAGAAGTCTTTGGGTTCTGGGGGGAGTATGGTCGCAAGGCTGAAACTTAAAGGAATTGACGGAAGGGCACCACCAGGAGTGGAGCCTGCGGCTTAATTTGACTCAACACGGGGAAACTTACCAGGTCCGGACATAGTGAGGATTGACAGATTGAAGTTCTTTCTTGATTCTATGGGTGGTGGTGCATGGCCGTTCTTAGTTGGTGGAGTGATTTGTCTGCTTAATTGCGTTAACGAACGAGACCTCGACCTGCTAAATAGTTCAACGTAAGTTTTACTTATGTATGCACTTCTTAGAGGGACTGTTGGTTCTAAGCCAAAGGAAGTTCGAGGCAATAACAGGTCTGTGATGCCCTTAGATGTTCTGGGCCGCACGCGCGCTACACTGATACGTGCATCGAGCTTACAACCTTGGCTGGGAGGCCTGGGTAATCTTTTCAAAGCGTATCGTGCTGGGGATAGATTATTGTAATTATTAATCTTCAACGAGGAATTCCTAGTAAGCGCGAGTCATCAACTCGCACTGATTACGTCCCTGCCCTTTGTACACACCGCCCGTCGCTGCTACCGATTGAATGCATTAGTGAGTCTTGGGGATCGTTTCTCCTGAGGGTAAAACTTCGGGTTAAGTGAGAACCAATACAAACTTGCG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TAGCTCATTAAATCAGTTATAGTTTATTTGATGGTGCCTTACTACATGGATACCCGTAGTAATTCTAGAGCTAATACATGCCAAAAAAACCCAACCGCAAGGGCGGGTTGTATTTATTAGATAAAAAACCAATACTCGCAAGAGTTTTTGTGGTGATTCATAATAACTGTTCGAATCGCATGCCTCACGGCGGCGATAGATCATTCAAATTTCTGCCCTATCAGCTCTCGACGGTAGTGTAGTGGACTACCGTGGCATTAACGGGTAACGGAGAATTAGGGTTCGATTCCGGAGAGGGAGCCTGAGAAACGGCTACCACATCCAAGGAAGGCAGCAGGCGCGCAAATTACCCAATCCTGACACAGGGAGGTAGTGACAAAAAATAACAATACCGGGCATTTACATGTCTGGTAATTGGAATGAGTACAATTTAAATCCCTTAACGAGGATCAATTGGAGGGCAAGTCTGGTGCCAGCAGCCGCGGTAATTCCAGCTCCAATAGCGTATATTAAAGTTGTTGCAGTTAAAAAGCTCGTAGTTGAATTTCTGGTACGGTGCGCCTGACCCACGGTCGCAAGGCCGCGAGTGTCGGTGTGCGCCTGCCATCTTTCTGGTCAACCTGCTGCTCTTCACCGGGTGGCAGGCGATCCAGTTCTTTTACTTTGAAAAAATTAGAGTGTTTAAAGCAGGCTTGCGCTATGAATACATTAGCATGGAATAATAATTTAGGACTTTATTCCTATTTTATTGGTTTCTAGGAGTAAAGTAATGATTGATAGGGATAGTTGGGGGTGCTAGTATTCATCGGCCAGAGGTGAAATTCTTGGATTCGATGAAGACTAACTAATGCGAAAGCATTCACCAAGGATGTCTTCTTTAATCAAGAACGAAAGTTGGGGGATCGAAGACGATCAGATACCGTCGTAGTCTCAACCATAAACTATACCGACTAGGGATTAGTGGAAGTTGCTTTTTCGACTCCATTAGCACCTTATGAGAAATCAGAAGTCTTTGGGTTCTGGGGGGAGTATGGTCGCAAGGCTGAAACTTAAAGGAATTGACGGAAGGGCACCACCAGGAGTGGAGCCTGCGGCTTAATTTGACTCAACACGGGGAAACTTACCAGGTCCGGACATAGTGAGGATTGACAGATTGAAGTTCTTTCTTGATTCTATGGGTGGTGGTGCATGGCCGTTCTTAGTTGGTGGAGTGATTTGTCTGCTTAATTGCGTTAACGAACGAGACCTCGACCTGCTAAATAGTTCAACGTAAGTTTTACTTATGTATGCACTTCTTAGAGGGACTGTTGGTTCTAAGCCAAAGGAAGTTCGAGGCAATAACAGGTCTGTGATGCCCTTAGATGTTCTGGGCCGCACGCGCGCTACACTGATACGTGCATCGAGCTTACAACCTTGGCTGGGAGGCCTGGGTAATCTTTTCAAAGCGTATCGTGCTGGGGATAGATTATTGTAATTATTAATCTTCAACGAGGAATTCCTAGTAAGCGCGAGTCATCAACTCGCACTGATTACGTCCCTGCCCTTTGTACACACCGCCCGTCGCTGCTACCGATTGAATGCATTAGTGAGTCTTGGGGATCGTTTCTCCTGAGGGTAAAACTTCGGGTTAAGTGAGAACCAATACAAACTTGCG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GCCTTACTACATGGATACCCGTAGTAATTCTAGAGCTAATACATGCCAAAAAAACCCAACCGCAAGGGCGGGTTGTATTTATTAGATAAAAACCATTACTCGCAAGAGTTTTTGTGGTGATTCATAATAACTGTTCGAATCGCATGCCGCAAGGCGGCGATAGATCATTCAAATTTCTGCCCTATCAGCTCTCGACGGTAGTGTAGTGGACTACCGTGGCATTAACGGGTAACGGAGAATTAGGGTTCGATTCCGGAGAGGGAGCCTGAGAAACGGCTACCACATCCAAGGAAGGCAGCAGGCGCGCAAATTACCCAATCCTGATACAGGGAGGTAGTGACAAAAAATAACAATACCGGGCATTTCATGTCTGGTAATTGGAATGAGTACAATTTAAATCCCTTAACGAGGATCAATTGGAGGGCAAGTCTGGTGCCAGCAGCCGCGGTAATTCCAGCTCCAATAGCGTATATTAAAGTTGTTGCAGTTAAAAAGCTCGTAGTTGGATTTCTGGTATGGTGCGCCTGGCCCACGGTTGCAAAACCGCGAGTGTCGGTGTGCGCCTGCCATCTTTCTAGTTAACTGGACGCACTTAACTGGGCGGTCAGCGATCTAGATCTTTTACTTTGAAAAAATTAGAGTGTTTAAAGCAGGCTTGCGCTATGAATACATTAGCATGGAATAATAATTTAGGACTTTATTCCTATTTATTGGTTTCTGGAGTAGAGTAATGATTGATAGGGATAGTTGGGGGTGCTAGTATTCATCGGCCAGAGGTGAAATTCTTGGATTCGATGAAGACTAACTAATGCGAAAGCATTCACCAAGGATGTCTTCTTTAATCAAGAACGAAAGTTGGGGGATCGAAGACGATCAGATACCGTCGTAGTCTCAACCATAAACTATACCGACTAGGGATTAGTGGAAGTTGCTTTTTCGACTCCATTAGCACCTGATGAGAAATCGAAGTCTTTGGGTTCTGGGGGGAGTATGGTCGCAAGGCTGAAACTTAAAGGAATTGACGGAAGGGCACCACCAGGAGTGGAGCCTGCGGCTTAATTTGACTCAACACGGGGAAACTTACCAGGTCCGGACATAGTGAGGATTGACAGATTGAAGTTCTTTCTTGATTCTATGGGTGGTGGTGCATGGCCGTTCTTAGTTGGTGGAGCGATCTGTCTGGTTAATTCCGTTAACGAACGAGACCTCGACCTGCTAAATAGTACAACGTAACCCTTGGTTATGTGTGCACTTCTTAGAGGGACTGTCGGTTCCTAGCCGAAGGAAGTTCGAGGCAATAACAGGTCTGTGATGCCCTTAGATGTTCTGGGCCGCACGCGCGCTACACTGATACGTTCATCGAGCTTACAACCTTGGTCGGGAGGCCTGGGTAATCTTTTCAAAGCGTATCGTGCTGGGGATAGATTATTGTAATTATTAATCTTCAACGAGGAATTCCTAGTAAGCGCGAGTCATCAACTCGCACTGATTACGTCCCTGCCCTTTGTACACACCGCCCGTCGCTGCTACCGATTGAATGCATTAGTGAGTCTTGGGGATCGTTTCTCTTGAGGGTAAAACTTCGGGTTAGATGAGAACCAATACAAACTTGCG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TAGCTCATTAAATCAGTTATAGTTTATTTGATGGTGCCTTACTACATGGATACCCGTAGTAATTCTAGAGCTAATACATGCCAAAAAAACCCAACCGCAAGGGCGGGTTGTATTTATTAGATAAAAACCATTACTCGCAAGAGTTTTTGTGGTGATTCATAATAACTGTTCGAATCGCATGCCGCAAGGCGGCGATAGATCATTCAAATTTCTGCCCTATCAGCTCTCGACGGTAGTGTAGTGGACTACCGTGGCATTAACGGGTAACGGAGAATTAGGGTTCGATTCCGGAGAGGGAGCCTGAGAAACGGCTACCACATCCAAGGAAGGCAGCAGGCGCGCAAATTACCCAATCCTGATACAGGGAGGTAGTGACAAAAAATAACAATACCGGGCATTTCATGTCTGGTAATTGGAATGAGTACAATTTAAATCCCTTAACGAGGATCAATTGGAGGGCAAGTCTGGTGCCAGCAGCCGCGGTAATTCCAGCTCCAATAGCGTATATTAAAGTTGTTGCAGTTAAAAAGCTCGTAGTTGGATTTCTGGTATGGTGCGCCTGGCCCACGGTTGCAAAACCGCGAGTGTCGGTGTGCGCCTGCCATCTTTCTAGTTAACTGGACGCACTTAACTGGGCGGTCAGCGATCTAGATCTTTTACTTTGAAAAAATTAGAGTGTTTAAAGCAGGCTTGCGCTATGAATACATTAGCATGGAATAATAATTTAGGACTTTATTCCTATTTATTGGTTTCTGGAGTAGAGTAATGATTGATAGGGATAGTTGGGGGTGCTAGTATTCATCGGCCAGAGGTGAAATTCTTGGATTCGATGAAGACTAACTAATGCGAAAGCATTCACCAAGGATGTCTTCTTTAATCAAGAACGAAAGTTGGGGGATCGAAGACGATCAGATACCGTCGTAGTCTCAACCATAAACTATACCGACTAGGGATTAGTGGAAGTTGCTTTTTCGACTCCATTAGCACCTGATGAGAAATCGAAGTCTTTGGGTTCTGGGGGGAGTATGGTCGCAAGGCTGAAACTTAAAGGAATTGACGGAAGGGCACCACCAGGAGTGGAGCCTGCGGCTTAATTTGACTCAACACGGGGAAACTTACCAGGTCCGGACATAGTGAGGATTGACAGATTGAAGTTCTTTCTTGATTCTATGGGTGGTGGTGCATGGCCGTTCTTAGTTGGTGGAGCGATCTGTCTGGTTAATTCCGTTAACGAACGAGACCTCGACCTGCTAAATAGTACAACGTAACCCTTGGTTATGTGTGCACTTCTTAGAGGGACTGTCGGTTCCTAGCCGAAGGAAGTTCGAGGCAATAACAGGTCTGTGATGCCCTTAGATGTTCTGGGCCGCACGCGCGCTACACTGATACGTTCATCGAGCTTACAACCTTGGTCGGGAGGCCTGGGTAATCTTTTCAAAGCGTATCGTGCTGGGGATAGATTATTGTAATTATTAATCTTCAACGAGGAATTCCTAGTAAGCGCGAGTCATCAACTCGCACTGATTACGTCCCTGCCCTTTGTACACACCGCCCGTCGCTGCTACCGATTGAATGCATTAGTGAGTCTTGGGGATCGTTTCTCTTGAGGGTAAAACTTCGGGTTAGATGAGAACCAATACAAACTTGCGCATTTAGAGGAAGCAAAAGTCGTAACAAGGTTTCC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GCCTTACTACATGGATACCCGTAGTAATTCTAGAGCTAATACATGCCAAAAAAACCCGACCTCTGGAAGGGTTGTATTTATTAGATAAAAAACCAATCCTCGCAAGAGGAACTGTGTTGATTCATAATAACTGTTCGAATCGCATGCCGCAAGGCGGCGATAGATCATTCAAATTTCTGCCCTATCAGCTCTCGACGGTAGTGTAGTGGACTACCGTGGCATTAACGGGTAACGGAGAATTAGGGTTCGATTCCGGAGAGCGAGCCTGAGAAACGGCTAGCACATCCAAGGAAGGCAGCAGGCGCGCAAATTACCCAATCCTGACACAGGGAGGTAGTGACAAAAAATAACAATACCGGGCGTTTATATGTCTGGTAATTGGAATGAGTACAATTTAAATCCCTTAACGAGGAACAATTGGAGGGCAAGTCTGGTGCCAGCAGCCGCGGTAATTCCAGCTCCAATAGCGTATATTAAAGTTGTTGCAGTTAAAAAGCTCGTAGTTGGATTTCTGGTATGGTGCGCCTGACCCACGGTTGCAAAATCGCGAGTGTCGGTGTGCGCCTGCCATCTTTCTAGTTAACTGGACGCACTTAACTGGGCGGTCAGCGATCTAGTTCTTTTACTTTGAAAAAATTAGAGTGTTTAAAGCAGGCTTGCGCTATGAATACATTAGCATGGAATAATAATTTAGGACTTGATTCCTATTTTATTGGTTTCTAGGGATTAAGTAATGATTGATAGGGATAGTTGGGGGTGCTAGTATTCATCGGCCAGAGGTGAAATTCTTGGATTCGATGAAGACTAACTAATGCGAAAGCATTCACCAAGGATGTCTTCTTTAATCAAGAACGAAAGTTGGGGGATCGAAGACGATCAGATACCGTCGTAGTCTCAACCATAAACTATACCGACTAGGGATAAGGGGAAGTTGCTTTTTCGACTTCCTTTGCACCTTATGAGAAATCAGAAGTCTTTGGGTTCTGGGGGGAGTATGGTCGCAAGGCTGAAACTTAAAGGAATTGACGGAAGGGCACCACCAGGAGTGGAGCCTGCGGCTTAATTTGACTCAACACGGGGAAACTTACCAGGTCCGGACATAGTGAGGATTGACAGATTGAAGTTCTTTCTTGATTCTATGGGTGGTGGTGCATGGCCGTTCTTAGTTGGTGGAGTGATTTGTCTGCTTAATTGCGTTAACGAACGAGACCTCGACCTACTAAATAGTTCAACGTAAGCTTTGCTTATGTGTGCGACTTCTTAGAGGGACTGTTGGTTCAAAGCCAAAGGAAGTTCGAGGCAATAACAGGTCTGTGATGCCCTTAGATGTTCTGGGCCGCACGCGCGCTACACTGATACGTTCATCGAGCTTACAACCTTGGCTGGGAGGCCTGGGTAATCTTTTCAAAGCGTATCGTGCTGGGGATAGATTATTGTAATTATTAATCTTCAACGAGGAATTCCTAGTAAGCGCGAGTCATCAACTCGCACTGATTACGTCCCTGCCCTTTGTACACACCGCCCGTCGCTGCTACCGATTGAATGCATTAGTGAGTCTTGAGGATCGTGTTCTCTGAGGGTAAAACTTCGGTTTACATGAGAATCAATACAAACTTGCGCATTTAGAGGAAGCAAAAGTCGTAACAAGGTC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TAGCTCATTAAATCAGTTATAGTTTATTTGATGGTGCCTTACTACATGGATACCCGTAGTAATTCTAGAGCTAATACATGCCAAAAAAACCCGACCTCTGGAAGGGTTGTATTTATTAGATAAAAAACCAATCCTCGCAAGAGGAACTGTGTTGATTCATAATAACTGTTCGAATCGCATGCCGCAAGGCGGCGATAGATCATTCAAATTTCTGCCCTATCAGCTCTCGACGGTAGTGTAGTGGACTACCGTGGCATTAACGGGTAACGGAGAATTAGGGTTCGATTCCGGAGAGCGAGCCTGAGAAACGGCTAGCACATCCAAGGAAGGCAGCAGGCGCGCAAATTACCCAATCCTGACACAGGGAGGTAGTGACAAAAAATAACAATACCGGGCGTTTATATGTCTGGTAATTGGAATGAGTACAATTTAAATCCCTTAACGAGGAACAATTGGAGGGCAAGTCTGGTGCCAGCAGCCGCGGTAATTCCAGCTCCAATAGCGTATATTAAAGTTGTTGCAGTTAAAAAGCTCGTAGTTGGATTTCTGGTATGGTGCGCCTGACCCACGGTTGCAAAATCGCGAGTGTCGGTGTGCGCCTGCCATCTTTCTAGTTAACTGGACGCACTTAACTGGGCGGTCAGCGATCTAGTTCTTTTACTTTGAAAAAATTAGAGTGTTTAAAGCAGGCTTGCGCTATGAATACATTAGCATGGAATAATAATTTAGGACTTGATTCCTATTTTATTGGTTTCTAGGGATTAAGTAATGATTGATAGGGATAGTTGGGGGTGCTAGTATTCATCGGCCAGAGGTGAAATTCTTGGATTCGATGAAGACTAACTAATGCGAAAGCATTCACCAAGGATGTCTTCTTTAATCAAGAACGAAAGTTGGGGGATCGAAGACGATCAGATACCGTCGTAGTCTCAACCATAAACTATACCGACTAGGGATAAGGGGAAGTTGCTTTTTCGACTTCCTTTGCACCTTATGAGAAATCAGAAGTCTTTGGGTTCTGGGGGGAGTATGGTCGCAAGGCTGAAACTTAAAGGAATTGACGGAAGGGCACCACCAGGAGTGGAGCCTGCGGCTTAATTTGACTCAACACGGGGAAACTTACCAGGTCCGGACATAGTGAGGATTGACAGATTGAAGTTCTTTCTTGATTCTATGGGTGGTGGTGCATGGCCGTTCTTAGTTGGTGGAGTGATTTGTCTGCTTAATTGCGTTAACGAACGAGACCTCGACCTACTAAATAGTTCAACGTAAGCTTTGCTTATGTGTGCGACTTCTTAGAGGGACTGTTGGTTCAAAGCCAAAGGAAGTTCGAGGCAATAACAGGTCTGTGATGCCCTTAGATGTTCTGGGCCGCACGCGCGCTACACTGATACGTTCATCGAGCTTACAACCTTGGCTGGGAGGCCTGGGTAATCTTTTCAAAGCGTATCGTGCTGGGGATAGATTATTGTAATTATTAATCTTCAACGAGGAATTCCTAGTAAGCGCGAGTCATCAACTCGCACTGATTACGTCCCTGCCCTTTGTACACACCGCCCGTCGCTGCTACCGATTGAATGCATTAGTGAGTCTTGAGGATCGTGTTCTCTGAGGGTAAAACTTCGGTTTACATGAGAATCAATACAAACTTGCGCATTTAGAGGAAGC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GCCTTACTACATGGATACCCGTAGTAATTCTAGAGCTAATACATGCCAAGAAGGCCCTGTCGTTTCGGCAGGGTTGTATTTATTAGATAAAAAACCAATACTCGCAAGGGTTTTTGTGGTGATTCATAATAACTGTTCGAATCGCGGCGCAAGCTGCGATTGATCATTCAAATTTCTGCCCTATCAGCTCTCGACGGTAGTGTAGTGGACTACCGTGGCATTAACGGGTAACGGAGAATTAGGGTTCGATTCCGGAGAGGGAGCCTGAGAAACGGCTACCACATCCAAGGAAGGCAGCAGGCGCGCAAATTACCCAATCCTGACACAGGGAGGTAGTGACAAAAAATAACAATACCGGGCGCTTCGCGTCTGGTAATTGGAATGAGTACAATTTAAATCCCTTAACGAGGATCAATTGGAGGGCAAGTCTGGTGCCAGCAGCCGCGGTAATTCCAGCTCCAATAGCGTATATTAAAGTTGCTGCAGTTAAAAAGCTCGTAGTTGAATTTCTGGTACGATTTGCCTGGTCCACGTTCCGCAAGGACGCGAGTACTGGAGCGATTCTGCCATCCTTCTGGTTAACTGGCTGCACTTAACTGTGCGGTCAGCGATCCAGATCATTTACTTTGAAAAAATTAGAGTGTTTAAAGCAGGCTTTTGCTATGAATACATTAGCATGGAATAATAATTTAGGACTTTGCTCCTATTTTATTGGTTTCTAGGGGTAAAGTAATGATTGATAGGGATAGTTGGGGGTGCTAGTATTCATCGGCCAGAGGTGAAATTCTTGGATTCGATGAAGACTAACTTATGCGAAAGCATTCACCAAGGATGTCTTCTTTAATCAAGAACGAAAGTTGGGGGATCGAAGACGATCAGATACCGTCGTAGTCTCAACCATAAACTATACCGACTAGGGATTAGTGGAAGTTGCTTTATCGACTCCATTAGCACCTTATGAGAAATCAGAAGTCTTTGGGTTCTGGGGGGAGTATGGTCGCAAGGCTGAAACTTAAAGGAATTGACGGAAGGGCACCACCAGGAGTGGAGCCTGCGGCTTAATTTGACTCAACACGGGGAAACTTACCAGGTCCGGACATAGTGAGGATTGACAGATTGAAGTTCTTTCTTGATTCTATGGGTGGTGGTGCATGGCCGTTCTTAGTTGGTGGAGTGATTTGTCTGGTTTATTCCGTTAACGAACGAGACCTCGACCTGCTAAATAGGGTGACGTAGGCTTCTGCTTATGGACACAACTTCTTAGAGGGACTGTCGGTTCTGAGCCGAAGGAAGTTCGAGGCAATAACAGGTCTGTGATGCCCTTAGATGTTCTGGGCCGCACGCGCGCTACACTGATACGTGCATCGAGCTTACAACCTTGGCTGGGAGGCCTGGGTAATCTTTGAAAAGCGTATCGTGCTGGGGATAGATTATTGTAATTATTAATCTTCAACGAGGAATTCCTAGTAAGCGCGAGTCATCAACTCGCACTGATTACGTCCCTGCCCTTTGTACACACCGCCCGTCGCTGCTACCGATTGAATGCATTAGTGAGTATGAGGGATCGTTTACTCTGAGGGTAAAACTTCGGATTAGGTGAGAACTCACGCAAACTTGCGCATTTAGAGGAAGCAAAAGTCGTAACAAGGTC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TAGCTCATTAAATCAGTTATAGTTTATTTGATGGTGCCTTACTACATGGATACCCGTAGTAATTCTAGAGCTAATACATGCCAAGAAGGCCCTGTCGTTTCGGCAGGGTTGTATTTATTAGATAAAAAACCAATACTCGCAAGGGTTTTTGTGGTGATTCATAATAACTGTTCGAATCGCGGCGCAAGCTGCGATTGATCATTCAAATTTCTGCCCTATCAGCTCTCGACGGTAGTGTAGTGGACTACCGTGGCATTAACGGGTAACGGAGAATTAGGGTTCGATTCCGGAGAGGGAGCCTGAGAAACGGCTACCACATCCAAGGAAGGCAGCAGGCGCGCAAATTACCCAATCCTGACACAGGGAGGTAGTGACAAAAAATAACAATACCGGGCGCTTCGCGTCTGGTAATTGGAATGAGTACAATTTAAATCCCTTAACGAGGATCAATTGGAGGGCAAGTCTGGTGCCAGCAGCCGCGGTAATTCCAGCTCCAATAGCGTATATTAAAGTTGCTGCAGTTAAAAAGCTCGTAGTTGAATTTCTGGTACGATTTGCCTGGTCCACGTTCCGCAAGGACGCGAGTACTGGAGCGATTCTGCCATCCTTCTGGTTAACTGGCTGCACTTAACTGTGCGGTCAGCGATCCAGATCATTTACTTTGAAAAAATTAGAGTGTTTAAAGCAGGCTTTTGCTATGAATACATTAGCATGGAATAATAATTTAGGACTTTGCTCCTATTTTATTGGTTTCTAGGGGTAAAGTAATGATTGATAGGGATAGTTGGGGGTGCTAGTATTCATCGGCCAGAGGTGAAATTCTTGGATTCGATGAAGACTAACTTATGCGAAAGCATTCACCAAGGATGTCTTCTTTAATCAAGAACGAAAGTTGGGGGATCGAAGACGATCAGATACCGTCGTAGTCTCAACCATAAACTATACCGACTAGGGATTAGTGGAAGTTGCTTTATCGACTCCATTAGCACCTTATGAGAAATCAGAAGTCTTTGGGTTCTGGGGGGAGTATGGTCGCAAGGCTGAAACTTAAAGGAATTGACGGAAGGGCACCACCAGGAGTGGAGCCTGCGGCTTAATTTGACTCAACACGGGGAAACTTACCAGGTCCGGACATAGTGAGGATTGACAGATTGAAGTTCTTTCTTGATTCTATGGGTGGTGGTGCATGGCCGTTCTTAGTTGGTGGAGTGATTTGTCTGGTTTATTCCGTTAACGAACGAGACCTCGACCTGCTAAATAGGGTGACGTAGGCTTCTGCTTATGGACACAACTTCTTAGAGGGACTGTCGGTTCTGAGCCGAAGGAAGTTCGAGGCAATAACAGGTCTGTGATGCCCTTAGATGTTCTGGGCCGCACGCGCGCTACACTGATACGTGCATCGAGCTTACAACCTTGGCTGGGAGGCCTGGGTAATCTTTGAAAAGCGTATCGTGCTGGGGATAGATTATTGTAATTATTAATCTTCAACGAGGAATTCCTAGTAAGCGCGAGTCATCAACTCGCACTGATTACGTCCCTGCCCTTTGTACACACCGCCCGTCGCTGCTACCGATTGAATGCATTAGTGAGTATGAGGGATCGTTTACTCTGAGGGTAAAACTTCGGATTAGGTGAGAACTCACGCAAACTTGCGCATTTAGAGGAAGCAAAAGTCGTAACAAGGTCTCC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GCCTTACTACATGGATACCCGTAGTAATTCTAGAGCTAATACATGCGTAAAAACCCGACTCGCGAGGGAAGGGTTGTATTTATTAGATAAAAAACCAATTGTCGCAAGACACTCTTTGGTGATTCATGATAACTGTTCGGATCGCATGGCTTCACGCCGGCGATAGTTCATTCAAATTTCTGCCCTATCAGCTCTCGACGGTAGTGTATTGGACTACCGTGGCATTAACGGGTAACGGAGAATTAGGGTTCGATTCCGGAGAGGGAGCCTGAGAAACGGCTACCACATCCAAGGAAGGCAGCAGGCGCGCAAATTACCCAATCCTGACACAGGGAGGTAGTGACAAAAAATAACAATACCGGGCGTTTACACGTCTGGTAATTGGAATGAGTACAATTTAAATCCCTTAACGAGGATCAATTGGAGGACAAGTCTGGTGCCAGCACCCGCGGTAATTCCAGCTCCAATAGCGTATATTAAAGTTGTTGCAGTTAAAAAGCTCGTAGTTGGATTTCTGGTATGGTGCGCCTGGCCCACCGTCGAAAGGCGCGTGCGTGTCGGAGTGCGTCTGCCATCTTTCTAGAAAACGGTTCTCTCTTCATTGGGCGGACCGGGGTCTAGATCTTTTACTTTGAAAAAATTAGAGTGTTTAAAGCAGGCTTGCGCTATGAATATATTAGCATGGAATAATAATTTAGGACTTTGTTTCTATTTTGTTGGTTTCTAGGAATGAAGTAATGATTGATAGGGATAGTTGGGGGTGCTAGTATTCAGCGGCCAGAGGTGAAATTCTTGGATTCGCTGAAGACTAACTTATGCGAAAGCATTCACCAAGGATGTCTTCTTTAATCAAGAACGAAAGTTGGGGGATCGAAGACGATCAGATACCGTCGTAGTCTCAACCATAAACTATACCGACTAGGGATTAGTGGAAGTTGCTTTTTCGACTCCATTAGCACCTTATGAGAAATCATAAGTCTTTGGGTTCTGGGGGGAGTATGGTCGCAAGGCTGAAACTTAAAGGAATTGACGGAAGGGCACCACCAGGAGTGGAGCCTGCGGCTTAATTTGACTCAACACGGGAAAACTTACCAGGTCCAGACATAGTGAGGATTGACAGATTGAAGTTCTTTCTTGATTCTATGGGTGGTGGTGCATGGCCGTTCTTAGTTGGTGGAGTGATTTGTCTGGTTTATTCCGTTAACGAACGAGACCTCGACCTACTAAATAGTGCGATGTACTCTTCTGGGTATGTACGTACTTCTTAGAGGGACTGTCGGTTTGTAGCCGAAGGAAGTTCGAGGCAATAACAGGTCTGTGATGCCCTTAGATGTTCTGGGCCGCACGCGCGCTACACTGATACGTTCATCGAGCTTACAACCTTGATTGAGAGGTCTGGGTAATCTTTTTAAAGCGTATCGTGCTGGGGATAGATTATTGTAATTATTAATCTTCAACGAGGAATTCCTAGTAAGCGCGAGTCATCAACTCGCACTGATTACGTCCCTGCCCTTTGTACACACCGCCCGTCGCTGCTACCGATTGAATGCATTAGTGAGCCTCAGGGATCGCCAGCTTTGCTGGGGCAACTTGGCTTTGTTGGTGAGAACTGATGCAAACTTGCG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AATAGCTCATTAAATCAGTTATAGTTTATTTGATGGTGCCTTACTACATGGATACCCGTAGTAATTCTAGAGCTAATACATGCGTAAAAACCCGACTCGCGAGGGAAGGGTTGTATTTATTAGATAAAAAACCAATTGTCGCAAGACACTCTTTGGTGATTCATGATAACTGTTCGGATCGCATGGCTTCACGCCGGCGATAGTTCATTCAAATTTCTGCCCTATCAGCTCTCGACGGTAGTGTATTGGACTACCGTGGCATTAACGGGTAACGGAGAATTAGGGTTCGATTCCGGAGAGGGAGCCTGAGAAACGGCTACCACATCCAAGGAAGGCAGCAGGCGCGCAAATTACCCAATCCTGACACAGGGAGGTAGTGACAAAAAATAACAATACCGGGCGTTTACACGTCTGGTAATTGGAATGAGTACAATTTAAATCCCTTAACGAGGATCAATTGGAGGACAAGTCTGGTGCCAGCACCCGCGGTAATTCCAGCTCCAATAGCGTATATTAAAGTTGTTGCAGTTAAAAAGCTCGTAGTTGGATTTCTGGTATGGTGCGCCTGGCCCACCGTCGAAAGGCGCGTGCGTGTCGGAGTGCGTCTGCCATCTTTCTAGAAAACGGTTCTCTCTTCATTGGGCGGACCGGGGTCTAGATCTTTTACTTTGAAAAAATTAGAGTGTTTAAAGCAGGCTTGCGCTATGAATATATTAGCATGGAATAATAATTTAGGACTTTGTTTCTATTTTGTTGGTTTCTAGGAATGAAGTAATGATTGATAGGGATAGTTGGGGGTGCTAGTATTCAGCGGCCAGAGGTGAAATTCTTGGATTCGCTGAAGACTAACTTATGCGAAAGCATTCACCAAGGATGTCTTCTTTAATCAAGAACGAAAGTTGGGGGATCGAAGACGATCAGATACCGTCGTAGTCTCAACCATAAACTATACCGACTAGGGATTAGTGGAAGTTGCTTTTTCGACTCCATTAGCACCTTATGAGAAATCATAAGTCTTTGGGTTCTGGGGGGAGTATGGTCGCAAGGCTGAAACTTAAAGGAATTGACGGAAGGGCACCACCAGGAGTGGAGCCTGCGGCTTAATTTGACTCAACACGGGAAAACTTACCAGGTCCAGACATAGTGAGGATTGACAGATTGAAGTTCTTTCTTGATTCTATGGGTGGTGGTGCATGGCCGTTCTTAGTTGGTGGAGTGATTTGTCTGGTTTATTCCGTTAACGAACGAGACCTCGACCTACTAAATAGTGCGATGTACTCTTCTGGGTATGTACGTACTTCTTAGAGGGACTGTCGGTTTGTAGCCGAAGGAAGTTCGAGGCAATAACAGGTCTGTGATGCCCTTAGATGTTCTGGGCCGCACGCGCGCTACACTGATACGTTCATCGAGCTTACAACCTTGATTGAGAGGTCTGGGTAATCTTTTTAAAGCGTATCGTGCTGGGGATAGATTATTGTAATTATTAATCTTCAACGAGGAATTCCTAGTAAGCGCGAGTCATCAACTCGCACTGATTACGTCCCTGCCCTTTGTACACACCGCCCGTCGCTGCTACCGATTGAATGCATTAGTGAGCCTCAGGGATCGCCAGCTTTGCTGGGGCAACTTGGCTTTGTTGGTGAGAACTGATGCAAACTTGCG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AATAGCTCATTAAATCAGTTATAGTTTATTTGATGGTGCCTTACTACATGGATACCCGTAGTAATTCTAGAGCTAATACATGCGTAAAGACCCGACTCGCGAGGGAAGGGTTGTATTTATTAGATAAAAAACCAATACTCGCAAGAGTTTTTGTGGTGATTCATAATAACTGTTCGAATCGCATGACTCTACGTCGGCGATAGTTCATTCAAATTTCTGCCCTATCAGCTCTCGACGGTAGTGTAGTGGACTACCGTGGCATTAACGGGTAACGGAGAATTAGGGTTCGATTCCGGAGAGGGAGCCTGAGAAACGGCTACCACATCCAAGGAAGGCAGCAGGCGCGCAAATTACCCAATCCTGACACAGGGAGGTAGTGACAAAAAATAACAATACCGGGCCTTATGGTCTGGTAATTGGAATGAGTACAATTTAAATCCCTTAACGAGGATCAATTGGAGGGCAAGTCTGGTGCCAGCAGCCGCGGTAATTCCAGCTCCAATAGCGTATATTAAAGTTGTTGCAGTTAAAAAGCTCGTAGTTGAATTTCTGGTACGGTGCGCCTGGCCCGCTGCCGCAAGGTACGCGAGTGTCGGTGTGCGTCTGCCATCTTTGTAGGGAAACTCCTCTTTACTGGGGAGTGGAACTACATCTTTTACTTTGAAAAAATTAGAGTGTTTAAAGCAGGCTTGCGCTATGAATACATTAGCATGGAATAATAATTTAGGACTTCGTTTCTATTTTGTTGGTTTCTAGGGATGAAGTAATGATTGATAGGGATAGTTGGGGGTGCTAGTATTCATCGGCCAGAGGTGAAATTCTTGGATTCGATGAAGACTAACTTATGCGAAAGCATTCACCAAGGATGTCTTCTTTAATCAAGAACGAAAGTTGGGGGATCGAAGACGATCAGATACCGTCGTAGTCTCAACCATAAACTATACCGACTAGGGATTGGTGGAAGTTGCCTTTTCGACTCCATCAGCACCTTATGAGAAATCAGAAGTCTTTGGGTTCTGGGGGGAGTATGGTCGCAAGGCTGAAACTTAAAGGAATTGACGGAAGGGCACCACCAGGAGTGGAGCCTGCGGCTTAATTTGACTCAACACGGGGAAACTTACCAGGTCCAGACATAGTGAGGATTGACAGATTGAAGTTCTTTCTTGATTCTATGGGTGGTGGTGCATGGCCGTTCTTAGTTGGTGGAGTGATTTGTCTGGTTAATTCCGTTAACGAACGAGACCTCGACCTACTAAATAGTTAGCAGATGGATTCTTCCATTTGACGTACTTCTTAGAGGGACTGTCGGTTGGGAGCCGAAGGAAGTTCGAGGCAATAACAGGTCTGTGATGCCCTTAGATGTTCTGGGCCGCACGCGCGCTACACTGATACGTTCATCGAGCTTACAACCTGGTCTGAGAGGTCTGGGTAATCTTTTAAAACCGTATCGTGCTGGGGATAGATTATTGTAATTATTAATCTTCAACGAGGAATTCCTAGTAAGCGCGAGTCATCAACTCGCACTGATTACGTCCCTGCCCTTTGTACACACCGCCCGTCGCTGCTACCGATTGAATGCATTAGTGAGCCTTAAGGATCGTCCTTCTTAGTGGGTAACTGCTTTGATGTGATGAGAGTTAATGCAAACTTGCGCATTTAGAGGAAGCAAAAGTCGTAACAAGGTC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AGTATTCTATACTTGAAACTGCGAATAGCTCATTAAATCAGTTATAGTTTATTTGATGGTGCCTTACTACATGGATACCCGTAGTAATTCTAGAGCTAATACATGCGTAAAGACCCGACTCGCGAGGGAAGGGTTGTATTTATTAGATAAAAAACCAATACTCGCAAGAGTTTTTGTGGTGATTCATAATAACTGTTCGAATCGCATGACTCTACGTCGGCGATAGTTCATTCAAATTTCTGCCCTATCAGCTCTCGACGGTAGTGTAGTGGACTACCGTGGCATTAACGGGTAACGGAGAATTAGGGTTCGATTCCGGAGAGGGAGCCTGAGAAACGGCTACCACATCCAAGGAAGGCAGCAGGCGCGCAAATTACCCAATCCTGACACAGGGAGGTAGTGACAAAAAATAACAATACCGGGCCTTATGGTCTGGTAATTGGAATGAGTACAATTTAAATCCCTTAACGAGGATCAATTGGAGGGCAAGTCTGGTGCCAGCAGCCGCGGTAATTCCAGCTCCAATAGCGTATATTAAAGTTGTTGCAGTTAAAAAGCTCGTAGTTGAATTTCTGGTACGGTGCGCCTGGCCCGCTGCCGCAAGGTACGCGAGTGTCGGTGTGCGTCTGCCATCTTTGTAGGGAAACTCCTCTTTACTGGGGAGTGGAACTACATCTTTTACTTTGAAAAAATTAGAGTGTTTAAAGCAGGCTTGCGCTATGAATACATTAGCATGGAATAATAATTTAGGACTTCGTTTCTATTTTGTTGGTTTCTAGGGATGAAGTAATGATTGATAGGGATAGTTGGGGGTGCTAGTATTCATCGGCCAGAGGTGAAATTCTTGGATTCGATGAAGACTAACTTATGCGAAAGCATTCACCAAGGATGTCTTCTTTAATCAAGAACGAAAGTTGGGGGATCGAAGACGATCAGATACCGTCGTAGTCTCAACCATAAACTATACCGACTAGGGATTGGTGGAAGTTGCCTTTTCGACTCCATCAGCACCTTATGAGAAATCAGAAGTCTTTGGGTTCTGGGGGGAGTATGGTCGCAAGGCTGAAACTTAAAGGAATTGACGGAAGGGCACCACCAGGAGTGGAGCCTGCGGCTTAATTTGACTCAACACGGGGAAACTTACCAGGTCCAGACATAGTGAGGATTGACAGATTGAAGTTCTTTCTTGATTCTATGGGTGGTGGTGCATGGCCGTTCTTAGTTGGTGGAGTGATTTGTCTGGTTAATTCCGTTAACGAACGAGACCTCGACCTACTAAATAGTTAGCAGATGGATTCTTCCATTTGACGTACTTCTTAGAGGGACTGTCGGTTGGGAGCCGAAGGAAGTTCGAGGCAATAACAGGTCTGTGATGCCCTTAGATGTTCTGGGCCGCACGCGCGCTACACTGATACGTTCATCGAGCTTACAACCTGGTCTGAGAGGTCTGGGTAATCTTTTAAAACCGTATCGTGCTGGGGATAGATTATTGTAATTATTAATCTTCAACGAGGAATTCCTAGTAAGCGCGAGTCATCAACTCGCACTGATTACGTCCCTGCCCTTTGTACACACCGCCCGTCGCTGCTACCGATTGAATGCATTAGTGAGCCTTAAGGATCGTCCTTCTTAGTGGGTAACTGCTTTGATGTGATGAGAGTTAATGCAAACTTGCGCATTTAGAGGAAGC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CTATACTTGAAACTGCGGAAAGCTCATTAAATCAGTTATAGTTTATTTGATGGTACCTTACTACATGGATACCTGTAGTAATTCTAGAGCTAATACATGCGTAAAGACCCGACTCGCGAGGGGAGGGTTGTATTTATTAGATAAAAAACCAATGCACCAGCAATGGTGGTTTTGTGTTGATTCATAATAACTGTTCGAATCGCATGAGTTCATCTCGGCGATAGTTCATTCAAATTTCTGCCCTATCAGCTTTCGACGGTACGGACGTGGCCTACCGTGGCGTTCACGGGTGACGGAGAATTAGGGTTCGATTCCGGAGAGGGAGCCTGAGAAATGGCTACCACATCCAAGGAAGGCAGCAGGCGCGCAAATTACCCAATCCTGACACAGGGAGGTAGTGACAAAAAATAACAATACCGGGCGTTTCTACGTCTGGTAATTGGAATGAGTACAATTTAAATCCCTTAACGAGGAACAATTGGAGGACAAGTCTGGTGCCAGCACCCGCGGTAATTCCAGCTCCAATAGCGTATATTAAAGTTGTTGCAGTTAAAAAGCTCGTAGTTGGATTTCTGGTATGGTGCGCCTAGCCCATGTGGGTAACCTCATGAGTGCTGGTGTGCGTCTGCCATCCTTCTAGAAAACAGTACTACCCTTCATTGGGCCGGTACTGGGATCTAGATCTTTTACTTTGAAAAAATTAGAGTGTTTAAAGCAGGCTTGCGCTATGAATACATTAGCATGGAATAATAATTTAGGACTTTGTTTCTATTTTGTTGGTTTCTAGGAATGAAGTAATGATTGATAGGGATAGTTGGGGGTGCTAGTATTCAGCGGCCAGAGGTGAAATTCTTGGATTCGCTGAAGACTAACTTATGCGAAAGCATTCACCAAGGATGTCTTCTTTAATCAAGAACGAAAGTTGGGGGATCGAAGACGATCAGATACCGTCGTAGTCTCAACTATAAACGATACCGACTAGGGATTGGTGGAAGTTGATTATTTGACTCCATCAGCACCTTATGAGAAATCAAAGTCTTTGGGTTCCGGGGGGAGTATGGTCGCAAGGCTGAAACTTAAAGGAATTGACGGAAGGGCACCACCAGGAGTGGAGCCTGCGGCTTAATTTGACTCAACACGGGGAAACTTACCAGGTCCAGACATAGTGAGGATTGACAGATTGAAGTTCTTTCTTGATTCTATGGGTGGTGGTGCATGGCCGTTCTTAGTTGGTGGAGTGATTTGTCTGGTTAATTCCGTTAACGAACGAGACCTCGACCTGCTAAATAGTTCGGGGTAGGTTTACCTACTTACGCGACTTCTTAGAGGGACTGTCGGTTTGTAGCCGAAGGAAGTTCGAGGCAATAACAGGTCTGTGATGCCCTTAGATGTTCTGGGCCGCACGCGCGCTACACTGATACGTTCATCGAGCTTACAACCTTGGCTGAGAGGCCTGGGTAATCTTTTTAAAGCGTATCGTGCTGGGGATAGATTATTGTAATTATTGATCTTCAACGAGGAATTCCTAGTAAACGCGAGTCATCAACTCGCATTGATTACGTCCCTGCCCTTTGTACACACCGCCCGTCGCTGCTACCGATTGAATGGATTAGTGAGCTTCAGAGATTGCTATGCATGGCTGGGGCAACTTGGTCGCGTATAGTGAGAACTGCCGCAAACTTGCTCATTTAGAGGAAGCAAAAGTCGTAACAAGGTT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AGTATTCTATACTTGAAACTGCGGAAAGCTCATTAAATCAGTTATAGTTTATTTGATGGTACCTTACTACATGGATACCTGTAGTAATTCTAGAGCTAATACATGCGTAAAGACCCGACTCGCGAGGGGAGGGTTGTATTTATTAGATAAAAAACCAATGCACCAGCAATGGTGGTTTTGTGTTGATTCATAATAACTGTTCGAATCGCATGAGTTCATCTCGGCGATAGTTCATTCAAATTTCTGCCCTATCAGCTTTCGACGGTACGGACGTGGCCTACCGTGGCGTTCACGGGTGACGGAGAATTAGGGTTCGATTCCGGAGAGGGAGCCTGAGAAATGGCTACCACATCCAAGGAAGGCAGCAGGCGCGCAAATTACCCAATCCTGACACAGGGAGGTAGTGACAAAAAATAACAATACCGGGCGTTTCTACGTCTGGTAATTGGAATGAGTACAATTTAAATCCCTTAACGAGGAACAATTGGAGGACAAGTCTGGTGCCAGCACCCGCGGTAATTCCAGCTCCAATAGCGTATATTAAAGTTGTTGCAGTTAAAAAGCTCGTAGTTGGATTTCTGGTATGGTGCGCCTAGCCCATGTGGGTAACCTCATGAGTGCTGGTGTGCGTCTGCCATCCTTCTAGAAAACAGTACTACCCTTCATTGGGCCGGTACTGGGATCTAGATCTTTTACTTTGAAAAAATTAGAGTGTTTAAAGCAGGCTTGCGCTATGAATACATTAGCATGGAATAATAATTTAGGACTTTGTTTCTATTTTGTTGGTTTCTAGGAATGAAGTAATGATTGATAGGGATAGTTGGGGGTGCTAGTATTCAGCGGCCAGAGGTGAAATTCTTGGATTCGCTGAAGACTAACTTATGCGAAAGCATTCACCAAGGATGTCTTCTTTAATCAAGAACGAAAGTTGGGGGATCGAAGACGATCAGATACCGTCGTAGTCTCAACTATAAACGATACCGACTAGGGATTGGTGGAAGTTGATTATTTGACTCCATCAGCACCTTATGAGAAATCAAAGTCTTTGGGTTCCGGGGGGAGTATGGTCGCAAGGCTGAAACTTAAAGGAATTGACGGAAGGGCACCACCAGGAGTGGAGCCTGCGGCTTAATTTGACTCAACACGGGGAAACTTACCAGGTCCAGACATAGTGAGGATTGACAGATTGAAGTTCTTTCTTGATTCTATGGGTGGTGGTGCATGGCCGTTCTTAGTTGGTGGAGTGATTTGTCTGGTTAATTCCGTTAACGAACGAGACCTCGACCTGCTAAATAGTTCGGGGTAGGTTTACCTACTTACGCGACTTCTTAGAGGGACTGTCGGTTTGTAGCCGAAGGAAGTTCGAGGCAATAACAGGTCTGTGATGCCCTTAGATGTTCTGGGCCGCACGCGCGCTACACTGATACGTTCATCGAGCTTACAACCTTGGCTGAGAGGCCTGGGTAATCTTTTTAAAGCGTATCGTGCTGGGGATAGATTATTGTAATTATTGATCTTCAACGAGGAATTCCTAGTAAACGCGAGTCATCAACTCGCATTGATTACGTCCCTGCCCTTTGTACACACCGCCCGTCGCTGCTACCGATTGAATGGATTAGTGAGCTTCAGAGATTGCTATGCATGGCTGGGGCAACTTGGTCGCGTATAGTGAGAACTGCCGCAAACTTGCTCATTTAGAGGAAGCAAAAGTCGTAACAAGGTTTCC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ACAAAGATTAAGCCATGCATGTCTAAGTATAAAAGTATTCTATACTTGAAACTGCGAATAGCTCATTAAACCAGTTATAGTTTATTTGATGGTGCCTTACTACATGGATAACCGTAGTAATTCTAGAGCTAATACATGCCAAGAAGACCTGTCCTTGCGGGCAGGTTGTATTTATTAGATATAGGCCAATACTCGCAAGAGTTTTCGTGGTGATTCATAATAACTGTTCGAATCGCGGGGCAACCTGCGATAGATCATTCAAATTTCTGCCCTATCAGCTCTCGACGGTAGTGTAGTGGACTACCGTGGCATTGACGGGTAACGGAGAATTAGGGTTCGATTCCGGAGAGCGGGCCTGAGAAACGGCCAGCACATCCAAGGAAGGCAGCAGGCGCGCAAATTACCCAATCCTGACACAGGGAGGTAGTGACATAAAATAACAATACCGGGCTTTTTAAGTCTGGTAATTGGAATGAGTACATTTTAAACCCCTTTACGAGGAACAATTGGAGGGCAAGTCTGGTGCCAGCAGCCGCGGTAATTCCAGCTCCAATAGCGTATATTAAAGTTGTTGCGGTTAAAAAGCTCGTAGTTGAATTTCTGGTATGGTGCGCCCGGCCGATGGGGGCAACTCCGTCAGTGCTGGTGTGCGCCTGCCTTTCGTGGAGGCTCTACACGCACTTAACTGGGTGGGTAGTGTTTTTCACCTTTTACTTTGAAAAAATTAGAGTGTTTAAAGCAAGCAATCGCTATGAATATATTAGCATGGAATAATAATTTAGGACTTTGTCTTTATTTTATTGGTTCTGAGAGACGAAGTAATGATTGATAGGGATAGTTGGGGGTGCTAGTATTCATCGGCCAGAGGTGAAATTCTTGGATTCGATGAAGACTAACTAATGCGAAAGCATTCACCAAGGATGTCTTCTTTAATCAAGAACGAAAGTTGGGGGATCGAAGACGATCAGATACCGTCGTAGTCTCAACTATAAACTATACCGACTAGGGATTAGTGAAAGTTGCTTTTTCGACTTCATTAGCACCTTATGAGAAATCAGAAGTTTTTGGGTTCCGGGGGGAGTATGGTCGCAAGGCTGAAACTTAAAGGAATTGACGGAAGGGCACCACCAGGAGTGGAGCCTGCGGCTTAATTTGACTCAACACGGGGAAACTTACCAGGTCCGGACATAGTGAGGATTGACAGATTGAAGTTCTTTCTTGATTCTATGGGTGGTGGTGCATGGCCGTTCTTAGTTGGTGGAGTGATTTGTCTGGTTTATTCCGTTAACGAACGAGACCTCGACCTGCTAAATAGTTCGGCGTAGGTTTGCTCCTATGCACGCGACTTCTTAGAGGGACTATCGGTTTGAAGCCGAAGGAAGTTCGAGGCAATAACAGGTCTGTGATGCCCTTAGATGTTCTGGGCCGCACGCGCGCTACACTGATACGTGCATCGAGCTTACAACCTTGGCCGGGAGGTCTGGGTAATCTTTTCAAAGCGTATCGTGCTGGGGATAGATCATTGTAATTATTGATCTTCAACGAGGAATTCCTAGTAAGCGCGAGTCATCAACTCGCACTGATTACGTCCCTGCCCTTTGTACACACCGCCCGTCGCTGCTACCGATTGAATGCATTAGTGAGGCTTGAGGATCGACTTACACTTGGGTCAAACCTCGTGTAGGATGAGAATCAATACTAACTTGCGCATTTAGAGGAAGCAAAAGTCGTAACAAGGTA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TACAAAGATTAAGCCATGCATGTCTAAGTATAAAAGTATTCTATACTTGAAACTGCGAATAGCTCATTAAACCAGTTATAGTTTATTTGATGGTGCCTTACTACATGGATAACCGTAGTAATTCTAGAGCTAATACATGCCAAGAAGACCTGTCCTTGCGGGCAGGTTGTATTTATTAGATATAGGCCAATACTCGCAAGAGTTTTCGTGGTGATTCATAATAACTGTTCGAATCGCGGGGCAACCTGCGATAGATCATTCAAATTTCTGCCCTATCAGCTCTCGACGGTAGTGTAGTGGACTACCGTGGCATTGACGGGTAACGGAGAATTAGGGTTCGATTCCGGAGAGCGGGCCTGAGAAACGGCCAGCACATCCAAGGAAGGCAGCAGGCGCGCAAATTACCCAATCCTGACACAGGGAGGTAGTGACATAAAATAACAATACCGGGCTTTTTAAGTCTGGTAATTGGAATGAGTACATTTTAAACCCCTTTACGAGGAACAATTGGAGGGCAAGTCTGGTGCCAGCAGCCGCGGTAATTCCAGCTCCAATAGCGTATATTAAAGTTGTTGCGGTTAAAAAGCTCGTAGTTGAATTTCTGGTATGGTGCGCCCGGCCGATGGGGGCAACTCCGTCAGTGCTGGTGTGCGCCTGCCTTTCGTGGAGGCTCTACACGCACTTAACTGGGTGGGTAGTGTTTTTCACCTTTTACTTTGAAAAAATTAGAGTGTTTAAAGCAAGCAATCGCTATGAATATATTAGCATGGAATAATAATTTAGGACTTTGTCTTTATTTTATTGGTTCTGAGAGACGAAGTAATGATTGATAGGGATAGTTGGGGGTGCTAGTATTCATCGGCCAGAGGTGAAATTCTTGGATTCGATGAAGACTAACTAATGCGAAAGCATTCACCAAGGATGTCTTCTTTAATCAAGAACGAAAGTTGGGGGATCGAAGACGATCAGATACCGTCGTAGTCTCAACTATAAACTATACCGACTAGGGATTAGTGAAAGTTGCTTTTTCGACTTCATTAGCACCTTATGAGAAATCAGAAGTTTTTGGGTTCCGGGGGGAGTATGGTCGCAAGGCTGAAACTTAAAGGAATTGACGGAAGGGCACCACCAGGAGTGGAGCCTGCGGCTTAATTTGACTCAACACGGGGAAACTTACCAGGTCCGGACATAGTGAGGATTGACAGATTGAAGTTCTTTCTTGATTCTATGGGTGGTGGTGCATGGCCGTTCTTAGTTGGTGGAGTGATTTGTCTGGTTTATTCCGTTAACGAACGAGACCTCGACCTGCTAAATAGTTCGGCGTAGGTTTGCTCCTATGCACGCGACTTCTTAGAGGGACTATCGGTTTGAAGCCGAAGGAAGTTCGAGGCAATAACAGGTCTGTGATGCCCTTAGATGTTCTGGGCCGCACGCGCGCTACACTGATACGTGCATCGAGCTTACAACCTTGGCCGGGAGGTCTGGGTAATCTTTTCAAAGCGTATCGTGCTGGGGATAGATCATTGTAATTATTGATCTTCAACGAGGAATTCCTAGTAAGCGCGAGTCATCAACTCGCACTGATTACGTCCCTGCCCTTTGTACACACCGCCCGTCGCTGCTACCGATTGAATGCATTAGTGAGGCTTGAGGATCGACTTACACTTGGGTCAAACCTCGTGTAGGATGAGAATCAATACTAACTTGCGCATTTAGAGGAAGCAA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ATATATGCTTTCTTCAAAGATTAAGCCATGCAACTGCAAGTATAAAAGTATTCTGTACTTGAAACTGGATATGGCTCATTAAATCAGTTATAATTTCCATGAAGATTCCTAACTACAAGGATAACTGTAGTAATTCTAGAGCTAATACTTGCGTCAAGGGCCTCCCCCTGCGGGGAGGTCTGTATTTATTAGCACCCAAAAACCATCGCGACCTTTCGGGGTCGCTTTGTGTTGAATCATAATAACTGTTCGAATCGCATGACTCTACGTCGGCGATAGTTCATTCAAATTTCTGCCCTATCAGCTTTCGATGGTACTGTAGTGGACTACCATGGCCGTAACGGGTAACGGGGAATTAGGGTTCGATTCCGGAGAGGGAGCCTGAGAAATAGCTACCACATCTAAGGAAGGCAGCAGGCGCGCAAATTACCCAATCCTGACACAGGGAGGTAGTGACGAAGAATAACAATATTGGGCGTTAATAACGTCTAGTAATTGGAATGAGTACAATTTAAATCCCTTAACAAGGAACAATTGGAGGGCAAGTCTGGTGCCAGCAGCCGCGGTAATTCCAGCTCCAATAGCGTATATTAAAGTTGTTGCTGTTAAAAAGCTCGTAGTTGGATTTCTGGCGTGACGCACCTGTCCCAAGCAGGAAACTGCTCTGTGTGCCGGCGTGCGTCTGCCTTCTTTCCGGGGAACGGCTCTGCCCTTTATTGGGTTGGGGTCGCGAACCGGATCTTTTACTTTGAAAAAATTAGAGTGTTTAAAGCAGGCTTGCGCCTTGAATACATTAGCATGGAATAATAATATAGGACTTTGTTTCTATTTTGTTGGTTTCTAGGGACGAAGTAATGATTGATAGGGAAGGTTGGGGGTGCTAGTATTCAGCGGCCAGAGGTGAAATTCTTGGATTCGTTGAAGACTAACTTATGCGAAAGCATTCACCAAGGACTTCTTCTTTAATCAAGAACGAAAGTTGGGGGATCGAAGACGATCAGATACCGTCGTAGTCTCAACCTTAAACGATACCGACTCGGGATTAGTGGAAGTTGCTTTTTCGACTCCATTAGCACCGTATGAGAAATCAAAGTCTTTGGGTTCAGGGGGGAGTATTGTCGCAAGACAGAAACTTAAAGGAATTGACGGAAGGGCACCACCAGGAGTGGAGCCTGCGGCTTAATTTGACTCAACACGGGGAAACTTACCAGGTCCAGACATGGGAAGGATTGACAGATTGAAGTTCTTTCTTGATTCTATGGGTGGTGGTGCATGGCCGTTCTTAGTTGGTGGAGTGATTTGTCTGGTTAATTCCGTTAACGAACGAGACCTCGACCTGCTAAATAGTTCGGCATAGCTTCGGCTATGTGCGTGACTTCTTAGAGGGACTGTCGGTGATTAGCCGAAGGAAGTTCGAGGCAATAACAGGTCTGTGATGCCCTTAGATGTTCTGGGCCGCACGCGCGCTACACTGATGCGTTCATCGAGCTTACAACCTTGACTGAGAGGTCTGGGTAATCTTTTCAATACGCATCGTGCTGGGGATAGATTATTGTAATTATTAATCTTCAACGAGGAATTCCTAGTAAACGCGTGTCATCAACACGCATTGATTACGTCCCTGCCCTTTGTACACACCGCCCGTCGCTGCTACCGATTGAACGAATTAGTGAGCTTCAGGGATCGCTGCTTTGACTTGGGTTTCCTTGTCTTGGTGGTCGAAAACTGACGCAAACTTGCTCGTTTAGAGGAAGCAAAAGTCGTAACAAGGTATCC</text:p>
          </table:table-cell>
          <table:table-cell office:value-type="string" calcext:value-type="string">
            <text:p>d__Eukaryota; p__Cercozoa; c__Cercomonadidae; o__Cercomonadidae; f__Cercomonadid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CATATATGCTTTCTTCAAAGATTAAGCCATGCAACTGCAAGTATAAAAGTATTCTGTACTTGAAACTGGATATGGCTCATTAAATCAGTTATAATTTCCATGAAGATTCCTAACTACAAGGATAACTGTAGTAATTCTAGAGCTAATACTTGCGTCAAGGGCCTCCCCCTGCGGGGAGGTCTGTATTTATTAGCACCCAAAAACCATCGCGACCTTTCGGGGTCGCTTTGTGTTGAATCATAATAACTGTTCGAATCGCATGACTCTACGTCGGCGATAGTTCATTCAAATTTCTGCCCTATCAGCTTTCGATGGTACTGTAGTGGACTACCATGGCCGTAACGGGTAACGGGGAATTAGGGTTCGATTCCGGAGAGGGAGCCTGAGAAATAGCTACCACATCTAAGGAAGGCAGCAGGCGCGCAAATTACCCAATCCTGACACAGGGAGGTAGTGACGAAGAATAACAATATTGGGCGTTAATAACGTCTAGTAATTGGAATGAGTACAATTTAAATCCCTTAACAAGGAACAATTGGAGGGCAAGTCTGGTGCCAGCAGCCGCGGTAATTCCAGCTCCAATAGCGTATATTAAAGTTGTTGCTGTTAAAAAGCTCGTAGTTGGATTTCTGGCGTGACGCACCTGTCCCAAGCAGGAAACTGCTCTGTGTGCCGGCGTGCGTCTGCCTTCTTTCCGGGGAACGGCTCTGCCCTTTATTGGGTTGGGGTCGCGAACCGGATCTTTTACTTTGAAAAAATTAGAGTGTTTAAAGCAGGCTTGCGCCTTGAATACATTAGCATGGAATAATAATATAGGACTTTGTTTCTATTTTGTTGGTTTCTAGGGACGAAGTAATGATTGATAGGGAAGGTTGGGGGTGCTAGTATTCAGCGGCCAGAGGTGAAATTCTTGGATTCGTTGAAGACTAACTTATGCGAAAGCATTCACCAAGGACTTCTTCTTTAATCAAGAACGAAAGTTGGGGGATCGAAGACGATCAGATACCGTCGTAGTCTCAACCTTAAACGATACCGACTCGGGATTAGTGGAAGTTGCTTTTTCGACTCCATTAGCACCGTATGAGAAATCAAAGTCTTTGGGTTCAGGGGGGAGTATTGTCGCAAGACAGAAACTTAAAGGAATTGACGGAAGGGCACCACCAGGAGTGGAGCCTGCGGCTTAATTTGACTCAACACGGGGAAACTTACCAGGTCCAGACATGGGAAGGATTGACAGATTGAAGTTCTTTCTTGATTCTATGGGTGGTGGTGCATGGCCGTTCTTAGTTGGTGGAGTGATTTGTCTGGTTAATTCCGTTAACGAACGAGACCTCGACCTGCTAAATAGTTCGGCATAGCTTCGGCTATGTGCGTGACTTCTTAGAGGGACTGTCGGTGATTAGCCGAAGGAAGTTCGAGGCAATAACAGGTCTGTGATGCCCTTAGATGTTCTGGGCCGCACGCGCGCTACACTGATGCGTTCATCGAGCTTACAACCTTGACTGAGAGGTCTGGGTAATCTTTTCAATACGCATCGTGCTGGGGATAGATTATTGTAATTATTAATCTTCAACGAGGAATTCCTAGTAAACGCGTGTCATCAACACGCATTGATTACGTCCCTGCCCTTTGTACACACCGCCCGTCGCTGCTACCGATTGAACGAATTAGTGAGCTTCAGGGATCGCTGCTTTGACTTGGGTTTCCTTGTCTTGGTGGTCGAAAACTGACGCAAACTTGCTCGTTTAGAGGAAGCAAAAGTCGTAACAAGGTA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ATTTATACTGTGAAACTGCGTACAGCTCATTAAATCAGTCATTATTTATTTGATGGTTTCTACTACACATGGATACCCGTAGTAATTCTAGAGCTAATACATGCAAAAAATCCCGACTTTCGCGGAAGGGATGTATTTATTAGATAAAAAACCAATGCACCCTCTGGGTGGTTCCTTGGTGATTCATAATAACTGATCGGATCGCACGGCCTTGCGCTGGCGACAGTTCATTCAAATTTCTGCCCTATCAGCTTTCGACGGTAGTGTAGTGGACTACCGTGGCATTAACGGGTGACGGAGAATTAGGGTTCGATTCCGGAGAGGGAGCCTGAGAAACGGCTACCACATCCAAGGAAGGCAGCAGGCGCGCAAATTACCCAATCCTGACACAGGGAGGTAGTGACAATAAATAACAATACTGGGCCTACTCAGGTCTGGTAATTGGAATGAGTACAATTTAAATCCCTTAACGAGGATCCATTGGAGGGCAAGTCTGGTGCCAGCAGCCGCGGTAATTCCAGCTCCAATAGCGTATATTAAAATTGTTGCAGTTAAAAAGCTCGTAGTTGGATTTCTGGTATGGCGCTCTTGGCCCGCTTCGGTTACGGAGTAGAGTGCCGACGGGCGCCTGCCATCCTTCCAGTTTTTAACGAACGATTTTCTCCCTTCACTGGGTTTAGTTAATCGTACGTTCTGGATCATTTACTTTGAAAAAATTAGAGTGTTTAAAGCAGGCTTACGCTATGAATACATTAGCATGGAATAATAAAATAGGACTTTGGTTTCTTATTTTGTTGGTTTCTAGGACTAAAGTAATGATTGATAGGGATAGTTGGGGGTGCTAGTATTCAGCGGCCAGAGGTGAAATTCTTGGATTCGCTGAAGACTAACTTATGCGAAAGCATTCACCAAGGATATCTTCTTTAATCAAGAACGAAAGTTGGGGGATCGAAGACGATCAGATACCGTCGTAGTCTCAACCATAAACTATGCCGACTAGGGATGAGTGAACGTTGCTTCTTTCGACTTCATTCGCACCTTATGAGAAATTAAAGTCTTTGGGTTCCGGGGGGAGTATGGTCGCAAGGCTGAAACTTAAAGGAATTGACGGAAGGGCACACCAGGAGTGGAGCCTGCGGCTTAATTTGACTCAACACGGGAAAACTTACCAGGTCCAGACATTGTAAGGATTGACAGATTGAAGATCTTTCTTGATTCAATGGGTGGTGGTGCATGGCCGTTCTTAGTTGGTGGAGTGATTTGTCTGGTTAATTCCGTTAACGAACGAGACCTCGACCTGCTAAATAGTTTAATGAATTCTTCGGGATTCATATCTTTACGACTTCTTAGAGGGACTATCGGTGATTTAGCCGATGGAAGTTCGAGGCAATAACAGGTCTGTGATGCCCTTAGATGCCCTGGGCCGCACGCGCGCTACACTGATACGTTCATCGAGCTTACAACCTTGACTGAAAGGTCTGGGTAATCTTTTTAAACCGTATCGTGCTGGGGATAGATTATTGTAATTTTTAATCTTCAACGAGGAATTCCTAGTAAACGCTGGTCATCAACCAGCATTGATTACGTCCCTGCCCTTTGTACACACCGCCCGTCGCTACTACCGATTGAATGGCTTAGTGAGCTTCAGGGATTGTTGTATTTGCTTGGTCCGCCTTGCTAAT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ATTTATACTGTGAAACTGCGTACAGCTCATTAAATCAGTCATTATTTATTTGATGGTTTCTACTACACATGGATACCCGTAGTAATTCTAGAGCTAATACATGCAAAAAATCCCGACTTTCGCGGAAGGGATGTATTTATTAGATAAAAAACCAATGCACCCTCTGGGTGGTTCCTTGGTGATTCATAATAACTGATCGGATCGCACGGCCTTGCGCTGGCGACAGTTCATTCAAATTTCTGCCCTATCAGCTTTCGACGGTAGTGTAGTGGACTACCGTGGCATTAACGGGTGACGGAGAATTAGGGTTCGATTCCGGAGAGGGAGCCTGAGAAACGGCTACCACATCCAAGGAAGGCAGCAGGCGCGCAAATTACCCAATCCTGACACAGGGAGGTAGTGACAATAAATAACAATACTGGGCCTACTCAGGTCTGGTAATTGGAATGAGTACAATTTAAATCCCTTAACGAGGATCCATTGGAGGGCAAGTCTGGTGCCAGCAGCCGCGGTAATTCCAGCTCCAATAGCGTATATTAAAATTGTTGCAGTTAAAAAGCTCGTAGTTGGATTTCTGGTATGGCGCTCTTGGCCCGCTTCGGTTACGGAGTAGAGTGCCGACGGGCGCCTGCCATCCTTCCAGTTTTTAACGAACGATTTTCTCCCTTCACTGGGTTTAGTTAATCGTACGTTCTGGATCATTTACTTTGAAAAAATTAGAGTGTTTAAAGCAGGCTTACGCTATGAATACATTAGCATGGAATAATAAAATAGGACTTTGGTTTCTTATTTTGTTGGTTTCTAGGACTAAAGTAATGATTGATAGGGATAGTTGGGGGTGCTAGTATTCAGCGGCCAGAGGTGAAATTCTTGGATTCGCTGAAGACTAACTTATGCGAAAGCATTCACCAAGGATATCTTCTTTAATCAAGAACGAAAGTTGGGGGATCGAAGACGATCAGATACCGTCGTAGTCTCAACCATAAACTATGCCGACTAGGGATGAGTGAACGTTGCTTCTTTCGACTTCATTCGCACCTTATGAGAAATTAAAGTCTTTGGGTTCCGGGGGGAGTATGGTCGCAAGGCTGAAACTTAAAGGAATTGACGGAAGGGCACACCAGGAGTGGAGCCTGCGGCTTAATTTGACTCAACACGGGAAAACTTACCAGGTCCAGACATTGTAAGGATTGACAGATTGAAGATCTTTCTTGATTCAATGGGTGGTGGTGCATGGCCGTTCTTAGTTGGTGGAGTGATTTGTCTGGTTAATTCCGTTAACGAACGAGACCTCGACCTGCTAAATAGTTTAATGAATTCTTCGGGATTCATATCTTTACGACTTCTTAGAGGGACTATCGGTGATTTAGCCGATGGAAGTTCGAGGCAATAACAGGTCTGTGATGCCCTTAGATGCCCTGGGCCGCACGCGCGCTACACTGATACGTTCATCGAGCTTACAACCTTGACTGAAAGGTCTGGGTAATCTTTTTAAACCGTATCGTGCTGGGGATAGATTATTGTAATTTTTAATCTTCAACGAGGAATTCCTAGTAAACGCTGGTCATCAACCAGCATTGATTACGTCCCTGCCCTTTGTACACACCGCCCGTCGCTACTACCGATTGAATGGCTTAGTGAGCTTCAGGGATTGTTGTATTTGCTTGGTCCGCCTTGCTAATACATCCGAGAACTGAATCA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ATTTATACTGTGAAACTGCGTACAGCTCATTAAATCAGTCATTATTTATTTGATGGTTTCTACTACACATGGATACCCGTAGTAATTCTAGAGCTAATACATGCAAAAAATCCCGACTTTTGAAGGGATGTATTTATTAGATAAAAAACCAATGCACCCTCTGGGTGGTTTGTGGTGATTCATAATAACTGATCGAATCGCACGGCCTTGCGCTGG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ACGGCGCACTTGGCCCGCTTCGGTTACGAGGTAGAGTGCCGGTGTGCGCCTGCCATACATCTAGTGTACGTCTCTACTCTTCACTGGGTCAGGGTCGGAATCTAGATCATTTACTTTGAAAAAATTAGAGTGTTTAAAGCAGGCTTGCGCTATGAATACATTAGCATGGAATAATAACTTAGGACTTTGGTCTTATTTTGTTGGTTTCTAGGACTAAAGTAATGATTGATAGGGATAGTTGGGGGTGCTAGTATTCAGCGGCCAGAGGTGAAATTCTTGGATTCGCTGAAGACTAACTTATGCGAAAGCATTCACCAAGGATGTCTTCTTTAATCAAGAACGAAAGTTGGGGGATCGAAGACGATCAGATACCGTCGTAGTCTCAACCATAAACTATGCCGACTAGGGATGAGTGAACGTTGCTTTTTCGACTTCATTCGCACCTTATGAGAAATTAAAGTCTTTGGGTTCCGGGGGGAGTATGGTCGCAAGGCTGAAACTTAAAGGAATTGACGGAAGGGCACACCAGGAGTGGAGCCTGCGGCTTAATTTGACTCAACACGGGAAAACTTACCAGGTCCAGACATTATGAGGATTGACAGATTGAAGATCTTTCTTGATTTAATGGGTGGTGGTGCATGGCCGTTCTTAGTTGGTGGAGTGATTTGTCTGGTTAATTCCGTTAACGAACGAGACCTCGACCTGCTAAATAGTTTGGCAAATTCTTCGGGATTTGTTTACGACTTCTTAGAGGGACTATCGGTGATTTAGCCGATGGAAGTTCGAGGCAATAACAGGTCTGTGATGCCCTTAGATGCCCTGGGCCGCACGCGCGCTACACTGATACGTTCATCGAGCTTACAACCTTGGCTGAAAGGCCTGGGTAATCTTTTTAAACCGTATCGTGCTGGGGATAGATTATTGTAATTTTTAATCTTCAACGAGGAATTCCTAGTAAACGCTGGTCATCAACCAGCATTGATTACGTCCCTGCCCTTTGTACACACCGCCCGTCGCTACTACCGATTGAATGGCTTAGTGAGTTTCAGGGATTGTTGTATCTCCTTGGTCCGCCTTGGTGGT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ATTTATACTGTGAAACTGCGTACAGCTCATTAAATCAGTCATTATTTATTTGATGGTTTCTACTACACATGGATACCCGTAGTAATTCTAGAGCTAATACATGCAAAAAATCCCGACTTTTGAAGGGATGTATTTATTAGATAAAAAACCAATGCACCCTCTGGGTGGTTTGTGGTGATTCATAATAACTGATCGAATCGCACGGCCTTGCGCTGG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ACGGCGCACTTGGCCCGCTTCGGTTACGAGGTAGAGTGCCGGTGTGCGCCTGCCATACATCTAGTGTACGTCTCTACTCTTCACTGGGTCAGGGTCGGAATCTAGATCATTTACTTTGAAAAAATTAGAGTGTTTAAAGCAGGCTTGCGCTATGAATACATTAGCATGGAATAATAACTTAGGACTTTGGTCTTATTTTGTTGGTTTCTAGGACTAAAGTAATGATTGATAGGGATAGTTGGGGGTGCTAGTATTCAGCGGCCAGAGGTGAAATTCTTGGATTCGCTGAAGACTAACTTATGCGAAAGCATTCACCAAGGATGTCTTCTTTAATCAAGAACGAAAGTTGGGGGATCGAAGACGATCAGATACCGTCGTAGTCTCAACCATAAACTATGCCGACTAGGGATGAGTGAACGTTGCTTTTTCGACTTCATTCGCACCTTATGAGAAATTAAAGTCTTTGGGTTCCGGGGGGAGTATGGTCGCAAGGCTGAAACTTAAAGGAATTGACGGAAGGGCACACCAGGAGTGGAGCCTGCGGCTTAATTTGACTCAACACGGGAAAACTTACCAGGTCCAGACATTATGAGGATTGACAGATTGAAGATCTTTCTTGATTTAATGGGTGGTGGTGCATGGCCGTTCTTAGTTGGTGGAGTGATTTGTCTGGTTAATTCCGTTAACGAACGAGACCTCGACCTGCTAAATAGTTTGGCAAATTCTTCGGGATTTGTTTACGACTTCTTAGAGGGACTATCGGTGATTTAGCCGATGGAAGTTCGAGGCAATAACAGGTCTGTGATGCCCTTAGATGCCCTGGGCCGCACGCGCGCTACACTGATACGTTCATCGAGCTTACAACCTTGGCTGAAAGGCCTGGGTAATCTTTTTAAACCGTATCGTGCTGGGGATAGATTATTGTAATTTTTAATCTTCAACGAGGAATTCCTAGTAAACGCTGGTCATCAACCAGCATTGATTACGTCCCTGCCCTTTGTACACACCGCCCGTCGCTACTACCGATTGAATGGCTTAGTGAGTTTCAGGGATTGTTGTATCTCCTTGGTCCGCCTTGGTGGTACATCCGAGAACTGAATCAAACTTGATCATTTAGAGGAAGTAA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ATTTATACTGTGAAACTGCGTACAGCTCATTAAATCAGTCATTATTTATTTGATGGTTTCTTACTACATGGATACCCGTAGTAATTCTAGAGCTAATACATGCAAAAAATCCCGACGCAAGAAGGGATGTATTTATTAGATAAAAAACCAATGCACCTCTGGTGGTTTCTGGTGATTCATAATAACTGATCGAATCGGATGACCTTGTGTCGC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TTGGCGCGCTTGGCCCGCTGCGGTTACGTAGTTGTGTGCCGGTGTGCGCCTACCATCCATCTAGAGAACTATTACGCCCTTCACTGGGTTGTGGTAGGTATCTAGATCTTTTACTTTGAAAAAATTAGAGTGTTTAAAGCAGGCTTGTGCTATGAATACATTAGCATGGAATAATAATTTAGGACTTTGGTCTTATTTTGTTGGTTTCTAGGACTGAAGTAATGATTGATAGGGAT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AACCTGCTAAATAGTTTGGTGAATGCTCCGGCATTCTCTTACGACTTCTTAGAGGGACTATCGGTGATTTAGCCGATGGAAGTTTGAGGCAATAACAGGTCTGTGATGCCCTTAGATGTCCTGGGCCGCACGCGCGCTACACTGATACGTTCATCGAGCTTACAACCTTGGTTGAGAGGCCTGGGTAATCTTGTCAAACCGTATCGTGCTGGGGATAGATTATTGTAATTTTTAATCTTCAACGAGGAATTCCTAGTAAACGCTGGTCATCAACCAGCATTGATTACGTCCCTGCCCTTTGTACACACCGCCCGTCGCTACTACCGATTGAATGGCTTAGTGAGCTTCAGGGATTGTTCTAGCTGGAAGGTTCTCCTTCCTACTAG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ATTTATACTGTGAAACTGCGTACAGCTCATTAAATCAGTCATTATTTATTTGATGGTTTCTTACTACATGGATACCCGTAGTAATTCTAGAGCTAATACATGCAAAAAATCCCGACGCAAGAAGGGATGTATTTATTAGATAAAAAACCAATGCACCTCTGGTGGTTTCTGGTGATTCATAATAACTGATCGAATCGGATGACCTTGTGTCGC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TTGGCGCGCTTGGCCCGCTGCGGTTACGTAGTTGTGTGCCGGTGTGCGCCTACCATCCATCTAGAGAACTATTACGCCCTTCACTGGGTTGTGGTAGGTATCTAGATCTTTTACTTTGAAAAAATTAGAGTGTTTAAAGCAGGCTTGTGCTATGAATACATTAGCATGGAATAATAATTTAGGACTTTGGTCTTATTTTGTTGGTTTCTAGGACTGAAGTAATGATTGATAGGGAT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AACCTGCTAAATAGTTTGGTGAATGCTCCGGCATTCTCTTACGACTTCTTAGAGGGACTATCGGTGATTTAGCCGATGGAAGTTTGAGGCAATAACAGGTCTGTGATGCCCTTAGATGTCCTGGGCCGCACGCGCGCTACACTGATACGTTCATCGAGCTTACAACCTTGGTTGAGAGGCCTGGGTAATCTTGTCAAACCGTATCGTGCTGGGGATAGATTATTGTAATTTTTAATCTTCAACGAGGAATTCCTAGTAAACGCTGGTCATCAACCAGCATTGATTACGTCCCTGCCCTTTGTACACACCGCCCGTCGCTACTACCGATTGAATGGCTTAGTGAGCTTCAGGGATTGTTCTAGCTGGAAGGTTCTCCTTCCTACTAG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ATTTATACTGTGAAACTGCGTACAGCTCATTAAATCAGTCATTATTTATTTGATGGTTTCTTACTACTTGGATACCCGTAGTAATTCTAGAGCTAATACATGCAAAAAATCCTGACTTTTGAAGGGATGTATTTATTAGATACCAAAACCAATGCACCTTCGGGTGGTATTTGGTGATTCATAATAACTGTTCGAATCGCATGCCTTGTGCGGGCGATAGTTCATTCAAATTTCTGCCCTATCAGCTTTCGACGGTAGTGTAGTGGACTACCGTGGCATTAACGGGTGACGGAGAATTAGGGTTCGATTCCGGAGAGGGAGCCTGAGAAATGGCTACCACATCCAAGGAAGGCAGCAGGCGCGCAAATTACCCAATCCTGACACAGGGAGGTAGTGACAAGAAATAACAATACTGGGCCTTCTCAGGTCTGGTAATTGGAATGAGTACAATTTAAATCCCTTAACGAGGATCCATTGGAGGGCAAGTCTGGTGCCAGCAGCCGCGGTAATTCCAGCTCCAATAGCGTATATTAAAATTGTTGCAGTTAAAAAGCTCGTAGTTGGATTTCTGGTATGGCGCGCTTGGCCCGCCAGGGTTACCTGGTTGTGTGCTGGTGCGCGCCTTCCATCCTTTTGCATTTCAGTTCTATCCTTTACTGGTGTGAACTGGATTGTAAATCTTTTACTTTGAAAAAATTAGAGTGTTTAAAGCAGGCTTGCGCTATGAATACATTAGCATGGAATAATAATTTAGGACTTTGGTTCTATTTTGTTGGTTTCTAGGACTAAAGTAATGATTGATAGGGACAGTTGGGGGTGCTAGTATTCAGCGGCCAGAGGTGAAATTCTTGGATTCGCTGAAGACTAACTTATGCGAAAGCATTCACCAAGGATGTCTTCTTTAATCAAGAACGAAAGTTGGGGGATCGAAGACGATCAGATACCGTCGTAGTCTCAACCATAAACTATGCCGACTAGGGATGAGTGAACGTTGTTTT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AGGCGAACTCTTCGGGTTTCGTCCTATTACTTCTTAGAGGGACTATCGGTGATTTAGCCGATGGAAGTTCGAGGCAATAACAGGTCTGTGATGCCCTTAGATGCCCTGGGCCGCACGCGCGCTACACTGATACGTTCATCGAGCTTACAACCTTGGTTGAGAGGCCTGGGTAATCTTTGAAAACCGTATCGTGCTGGGGATAGATTATTGTAATTTTTAATCTTCAACGAGGAATTCCTAGTAAACGCGAGTCATCAACTCGCATTGATTACGTCCCTGCCCTTTGTACACACCGCCCGTCGCTACTACCGATTGAATGGTTTAGTGAGCTTCAGGGATTGTTGCACTTGGTTGGTTCGCCTTCCTTTTG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CATATGCTTGTCTCAAAGATTAAGCCATGCATGTCTAAGTATAAACAAATTTATACTGTGAAACTGCGTACAGCTCATTAAATCAGTCATTATTTATTTGATGGTTTCTTACTACTTGGATACCCGTAGTAATTCTAGAGCTAATACATGCAAAAAATCCTGACTTTTGAAGGGATGTATTTATTAGATACCAAAACCAATGCACCTTCGGGTGGTATTTGGTGATTCATAATAACTGTTCGAATCGCATGCCTTGTGCGGGCGATAGTTCATTCAAATTTCTGCCCTATCAGCTTTCGACGGTAGTGTAGTGGACTACCGTGGCATTAACGGGTGACGGAGAATTAGGGTTCGATTCCGGAGAGGGAGCCTGAGAAATGGCTACCACATCCAAGGAAGGCAGCAGGCGCGCAAATTACCCAATCCTGACACAGGGAGGTAGTGACAAGAAATAACAATACTGGGCCTTCTCAGGTCTGGTAATTGGAATGAGTACAATTTAAATCCCTTAACGAGGATCCATTGGAGGGCAAGTCTGGTGCCAGCAGCCGCGGTAATTCCAGCTCCAATAGCGTATATTAAAATTGTTGCAGTTAAAAAGCTCGTAGTTGGATTTCTGGTATGGCGCGCTTGGCCCGCCAGGGTTACCTGGTTGTGTGCTGGTGCGCGCCTTCCATCCTTTTGCATTTCAGTTCTATCCTTTACTGGTGTGAACTGGATTGTAAATCTTTTACTTTGAAAAAATTAGAGTGTTTAAAGCAGGCTTGCGCTATGAATACATTAGCATGGAATAATAATTTAGGACTTTGGTTCTATTTTGTTGGTTTCTAGGACTAAAGTAATGATTGATAGGGACAGTTGGGGGTGCTAGTATTCAGCGGCCAGAGGTGAAATTCTTGGATTCGCTGAAGACTAACTTATGCGAAAGCATTCACCAAGGATGTCTTCTTTAATCAAGAACGAAAGTTGGGGGATCGAAGACGATCAGATACCGTCGTAGTCTCAACCATAAACTATGCCGACTAGGGATGAGTGAACGTTGTTTT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AGGCGAACTCTTCGGGTTTCGTCCTATTACTTCTTAGAGGGACTATCGGTGATTTAGCCGATGGAAGTTCGAGGCAATAACAGGTCTGTGATGCCCTTAGATGCCCTGGGCCGCACGCGCGCTACACTGATACGTTCATCGAGCTTACAACCTTGGTTGAGAGGCCTGGGTAATCTTTGAAAACCGTATCGTGCTGGGGATAGATTATTGTAATTTTTAATCTTCAACGAGGAATTCCTAGTAAACGCGAGTCATCAACTCGCATTGATTACGTCCCTGCCCTTTGTACACACCGCCCGTCGCTACTACCGATTGAATGGTTTAGTGAGCTTCAGGGATTGTTGCACTTGGTTGGTTCGCCTTCCTTTTGCATCCGAGAACTGAATCAAACTTGATCATTTAGAGGAAGTAAAAGTCGTAACAAGGTTTCC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AGGTTTCTTACTACACATGGATACCCGTAGTAATTCTAGAGCTAATACATGCAAAAAATTCCGACTTTTGAAGGAATGTATTTATTAGATAAAAAACCAATGCACTTCGGTGGTTTGTGGTGAATCATAATAACTGATCGAATCGCATGGCCTTGCGCTGGCGATAGTTCATTCAAATTTCTGCCCTATCAGCTTTCGACGGTAGTGTAGTGGACTACCGTGGCATTAACGGGTGACGGAGAATTAGGGTTCGATTCCGGAGAAGGCGCCTGAGAAACGGCGACTACATCCAAGGAAGGCAGCAGGCGCGCAAATTACCCAATGTTGACACAACGAGGTAGTGACAATAAATAACAATACCGGGCCTTCTCAGGTCTGGTAATTGGAATGAGTACAATTTAAATCCCTTAACGAGGATCCATTGGAGGGCAAGTCTGGTGCCAGCAGCCGCGGTAATTCCAGCTCCAATAGCGTATATTAAAATTGTTGCAGTTAAAAAGCTCGTAGTTGGATTTCTGGTAGTGCGCATTTGGCCCGTCTCGGTTACGAGTTTGTGTGCCGGTATGCGCCTGCCATCTTTCTGGGGAATGGCTCGACCTTCACTGGTTGGGTCACTAGCCAGATCTTTTACTTTGAAAAAATTAGAGTGTTTAAAGCAGGCTTGTTGCTATGAATACATTAGCATGGAATAATAATTTAGGACTTTGGTCTTATTTTGTTGGTTTCTAGGACTAAAGTAATGATTGATAGGGACAGTTGGGGGTGCTAGTATTCAGCGGCCAGAGGTGAAATTCTTGGATTCGCTGAAGACTAACTTATGCGAAAGCATTCACCAAGGATGTCTTCTTTAATCAAGAACGAAAGTTGGGGGATCGAAGACGATCAGATACCGTCGTAGTCTCAACCATAAACTATGCCGACTAGGGATTAGTGGACGTTGCTTATTCGACTTCATTAGCACCTTATGAGAAATCAAAGTCTTTGGGTTCCGGGGGGAGTATGGTCGCAAGGCTGAAACTTAAAGGAATTGACGGAAGGGCACACCAGGAGTGGAGCCTGCGGCTTAATTTGACTCAACACGGGAAAACTTACCAGGTCCAGACATTGTAAGGATTGACAGATTGAAGATCTTTCTTGATTCAATGGGTGGTGGTGCATGGCCGTTCTTAGTTGGTGGAGTGATTTGTCTGGTTAATTCCGTTAACGAACGAGACCTCAACCTGCTAAATAGTTTGGCTAATTCTTCGGTATTGGTACAGACTTCTTAGAGGGACTATCGGTGATTTAGCCGACGGAAGTTTGAGGCAATAACAGGTCTGTGATGCCCTTAGATGTTCTGGGCCGCACGCGCGCTACACTGATACGTTCATCGAGCTTACAACCTTGGTTGAAAGGCCTGGGTAATCTTTTTAAACCGTATCGTGCTTGGGATAGATTATTGTAATTTTTAATCTTCAACGAGGAATTCCTAGTAAACGCTGGTCATCAACCAGCATTGATTACGTCCCTGCCCTTTGTACACACCGCCCGTCGCTACTACCGATTGAATGGCTTAGTGAGCTTCAGGAATTGTTGTAGTTGGTTGGTTCGCCTTCTTTCTACATCCGAGAACTGAATCAAACTTGATCATTTAGAGGAAGTAAAAGTCGTAACAAGGTAA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AGGTTTCTTACTACACATGGATACCCGTAGTAATTCTAGAGCTAATACATGCAAAAAATTCCGACTTTTGAAGGAATGTATTTATTAGATAAAAAACCAATGCACTTCGGTGGTTTGTGGTGAATCATAATAACTGATCGAATCGCATGGCCTTGCGCTGGCGATAGTTCATTCAAATTTCTGCCCTATCAGCTTTCGACGGTAGTGTAGTGGACTACCGTGGCATTAACGGGTGACGGAGAATTAGGGTTCGATTCCGGAGAAGGCGCCTGAGAAACGGCGACTACATCCAAGGAAGGCAGCAGGCGCGCAAATTACCCAATGTTGACACAACGAGGTAGTGACAATAAATAACAATACCGGGCCTTCTCAGGTCTGGTAATTGGAATGAGTACAATTTAAATCCCTTAACGAGGATCCATTGGAGGGCAAGTCTGGTGCCAGCAGCCGCGGTAATTCCAGCTCCAATAGCGTATATTAAAATTGTTGCAGTTAAAAAGCTCGTAGTTGGATTTCTGGTAGTGCGCATTTGGCCCGTCTCGGTTACGAGTTTGTGTGCCGGTATGCGCCTGCCATCTTTCTGGGGAATGGCTCGACCTTCACTGGTTGGGTCACTAGCCAGATCTTTTACTTTGAAAAAATTAGAGTGTTTAAAGCAGGCTTGTTGCTATGAATACATTAGCATGGAATAATAATTTAGGACTTTGGTCTTATTTTGTTGGTTTCTAGGACTAAAGTAATGATTGATAGGGACAGTTGGGGGTGCTAGTATTCAGCGGCCAGAGGTGAAATTCTTGGATTCGCTGAAGACTAACTTATGCGAAAGCATTCACCAAGGATGTCTTCTTTAATCAAGAACGAAAGTTGGGGGATCGAAGACGATCAGATACCGTCGTAGTCTCAACCATAAACTATGCCGACTAGGGATTAGTGGACGTTGCTTATTCGACTTCATTAGCACCTTATGAGAAATCAAAGTCTTTGGGTTCCGGGGGGAGTATGGTCGCAAGGCTGAAACTTAAAGGAATTGACGGAAGGGCACACCAGGAGTGGAGCCTGCGGCTTAATTTGACTCAACACGGGAAAACTTACCAGGTCCAGACATTGTAAGGATTGACAGATTGAAGATCTTTCTTGATTCAATGGGTGGTGGTGCATGGCCGTTCTTAGTTGGTGGAGTGATTTGTCTGGTTAATTCCGTTAACGAACGAGACCTCAACCTGCTAAATAGTTTGGCTAATTCTTCGGTATTGGTACAGACTTCTTAGAGGGACTATCGGTGATTTAGCCGACGGAAGTTTGAGGCAATAACAGGTCTGTGATGCCCTTAGATGTTCTGGGCCGCACGCGCGCTACACTGATACGTTCATCGAGCTTACAACCTTGGTTGAAAGGCCTGGGTAATCTTTTTAAACCGTATCGTGCTTGGGATAGATTATTGTAATTTTTAATCTTCAACGAGGAATTCCTAGTAAACGCTGGTCATCAACCAGCATTGATTACGTCCCTGCCCTTTGTACACACCGCCCGTCGCTACTACCGATTGAATGGCTTAGTGAGCTTCAGGAATTGTTGTAGTTGGTTGGTTCGCCTTCTTTCTACATCCGAGAACTGAATCAAACTTGATCATTTAGAGGAAGTAAAAGTCGTAACAAGGTAA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AGGTTTCTTACTACATGGATACCCGTAGTAATTCTAGAGCTAATACATGCAAAAAACCTCGACTTTTTGAAGAGGTGTATTTATTAGATTAAAAACCATCTCACTCTCTGGGTGATTTTTGGTGATTCATAATAACTGATCGAATCGCATGGCCTTTGTGCTGGCGATAGTTCATTCAAATTTCTGCCCTATCAGCTTTCGACGGTAGTGTAGTGGACTACCGTGGCATTAACGGGTGACGGAGAATTAGGGTTCGATTCCGGAGAGGGAGCCTGAGAAATGGCTACCACATCCAAGGAAGGCAGCAGGCGCGCAAATTACCCAATCCTGACACAGGGAGGTAGTGACAATAAATAACAATACTGGGCCTTCTTAGGTCTGGTAATTGGAATGAGTACAATTTAAATCCCTTAACGAGGATCCATTGGAGGGCAAGTCTGGTGCCAGCAGCCGCGGTAATTCCAGCTCCAATAGCGTATATTAAAATTGTTGCAGTTAAAAAGCTCGTAGTTGGATTTCTGGTACGGCGCACTTGGCCCGCTTCGGTTACGAGGTCGAGTGCCGGTGTGCGCCTGCCATCCTTCTGGAATACGACCTCTCCCTTCATTGGGTTGGGGACCGGAATCCAGATCATTTACTTTGAAAAAATTAGAGTGTTTAAAGCAGGCTTA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TAAAGTCTTTGGGTTCCGGGGGGAGTATGGTCGCAAGGCTGAAACTTAAAGGAATTGACGGAAGGGCACACCAGGAGTGGAGCCTGCGGCTTAATTTGACTCAACACGGGAAAACTTACCAGGTCCAGACATAATAAGGATTGACAGATTGAAGATCTTTCTTGATTTTATGGGTGGTGGTGCATGGCCGTTCTTAGTTGGTGGAGTGATTTGTCTGGTTAATTCCGTTAACGAACGAGACCTCGACCTGCTAAATAGTTTGGCGAATTCTTCGGGATTCGTTTTATGACTTCTTAGAGGGACTATCGGTGATTTAGCCGATGGAAGTTCGAGGCAATAACAGGTCTGTGATGCCCTTAGATGTCCTGGGCCGCACGCGCGCTACACTGATACGTTCATCGAGCTTACAACCTTGTCTGAGAGGACTGGGTAATCTTTTTAAACCGTATCGTGCTGGGGATAGATTATTGTAATTTTTAATCTTCAACGAGGAATTCCTAGTAAACGCTGGTCATCAACCAGCATTGATTACGTCCCTGCCCTTTGTACACACCGCCCGTCGCTACTACCGATTGAATGGCTTAGTGAGTTTCAGGGATTGTTGTATTGCCGAGGTTCGCCTTTTCAGT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AGGTTTCTTACTACATGGATACCCGTAGTAATTCTAGAGCTAATACATGCAAAAAACCTCGACTTTTTGAAGAGGTGTATTTATTAGATTAAAAACCATCTCACTCTCTGGGTGATTTTTGGTGATTCATAATAACTGATCGAATCGCATGGCCTTTGTGCTGGCGATAGTTCATTCAAATTTCTGCCCTATCAGCTTTCGACGGTAGTGTAGTGGACTACCGTGGCATTAACGGGTGACGGAGAATTAGGGTTCGATTCCGGAGAGGGAGCCTGAGAAATGGCTACCACATCCAAGGAAGGCAGCAGGCGCGCAAATTACCCAATCCTGACACAGGGAGGTAGTGACAATAAATAACAATACTGGGCCTTCTTAGGTCTGGTAATTGGAATGAGTACAATTTAAATCCCTTAACGAGGATCCATTGGAGGGCAAGTCTGGTGCCAGCAGCCGCGGTAATTCCAGCTCCAATAGCGTATATTAAAATTGTTGCAGTTAAAAAGCTCGTAGTTGGATTTCTGGTACGGCGCACTTGGCCCGCTTCGGTTACGAGGTCGAGTGCCGGTGTGCGCCTGCCATCCTTCTGGAATACGACCTCTCCCTTCATTGGGTTGGGGACCGGAATCCAGATCATTTACTTTGAAAAAATTAGAGTGTTTAAAGCAGGCTTA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TAAAGTCTTTGGGTTCCGGGGGGAGTATGGTCGCAAGGCTGAAACTTAAAGGAATTGACGGAAGGGCACACCAGGAGTGGAGCCTGCGGCTTAATTTGACTCAACACGGGAAAACTTACCAGGTCCAGACATAATAAGGATTGACAGATTGAAGATCTTTCTTGATTTTATGGGTGGTGGTGCATGGCCGTTCTTAGTTGGTGGAGTGATTTGTCTGGTTAATTCCGTTAACGAACGAGACCTCGACCTGCTAAATAGTTTGGCGAATTCTTCGGGATTCGTTTTATGACTTCTTAGAGGGACTATCGGTGATTTAGCCGATGGAAGTTCGAGGCAATAACAGGTCTGTGATGCCCTTAGATGTCCTGGGCCGCACGCGCGCTACACTGATACGTTCATCGAGCTTACAACCTTGTCTGAGAGGACTGGGTAATCTTTTTAAACCGTATCGTGCTGGGGATAGATTATTGTAATTTTTAATCTTCAACGAGGAATTCCTAGTAAACGCTGGTCATCAACCAGCATTGATTACGTCCCTGCCCTTTGTACACACCGCCCGTCGCTACTACCGATTGAATGGCTTAGTGAGTTTCAGGGATTGTTGTATTGCCGAGGTTCGCCTTTTCAGTACATCCGAGAACTGAATCA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AACCAATGCACCCTCTGGGTGGTTTGTGGTGATTCATAATAACTGATCGAATCGCATGGCCTTGCGCTGGCGATAGTTCATTCAAATTTCTGCCCTATCAGCTTTCGACGGTAGTGTAGTGGACTACCGTGGCATTAACGGGTGACGGAGAATTAGGGTTCGATTCCGGAGAGGGAGCCTGAGAAATGGCTACCACATCCAAGGAAGGCAGCAGGCGCGCAAATTACCCAATCCTGACACAGGGAGGTAGTGACAAGAAATAACAATACTGGGCCTTCTCAGGTCTGGTAATTGGAATGAGTACAATTTAAATCCCTTAACGAGGATCCATTGGAGGGCAAGTCTGGTGCCAGCAGCCGCGGTAATTCCAGCTCCAATAGCGTATATTAAAATTGTTGCAGTTAAAAAGCTCGTAGTTGGATTTCTGGTACGGCGCACTTGGCCCGTCTCGGTTACGAGTATGTGTGCCGGTGTGCGCCTGCCATCCATCTAGAATACACTTGTACTACCCTTCACTGGGTCTGAACAAGACTGGATCTAGATCTTTTACTTTGAAAAAATTAGAGTGTTTAAAGCAGGCTTGTGCTATGAATACATTAGCATGGAATAATAATTTAGGACTTTGGTCTTATTTTGTTGGTTTCTAGGACTAAAGTAATGATTGATAGGGAT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TGATGAATTCTCCGGGATTCATATTATTCATGACTTCTTAGAGGGACTATCGGTGATTTAGCCGATGGAAGTTCGAGGCAATAACAGGTCTGTGATGCCCTTAGATGTCCTGGGCCGCACGCGCGCTACACTGATACGTTCATCGAGCTTACAACCTTGGTTGAGAGGCCTGGGTAATCTTTTTAAACCGTATCGTGCTGGGGATAGATTATTGTAATTTTTAATCTTCAACGAGGAATTCCTAGTAAACGCGAGTCATCAACTCGCATTGATTACGTCCCTGCCCTTTGTACACACCGCCCGTCGCTACTACCGATTGAATGGCTTAGTGAGCTTCAGGGATTGTTGCAGGTCTTCAGTTCTACTGATAACTG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AACCAATGCACCCTCTGGGTGGTTTGTGGTGATTCATAATAACTGATCGAATCGCATGGCCTTGCGCTGGCGATAGTTCATTCAAATTTCTGCCCTATCAGCTTTCGACGGTAGTGTAGTGGACTACCGTGGCATTAACGGGTGACGGAGAATTAGGGTTCGATTCCGGAGAGGGAGCCTGAGAAATGGCTACCACATCCAAGGAAGGCAGCAGGCGCGCAAATTACCCAATCCTGACACAGGGAGGTAGTGACAAGAAATAACAATACTGGGCCTTCTCAGGTCTGGTAATTGGAATGAGTACAATTTAAATCCCTTAACGAGGATCCATTGGAGGGCAAGTCTGGTGCCAGCAGCCGCGGTAATTCCAGCTCCAATAGCGTATATTAAAATTGTTGCAGTTAAAAAGCTCGTAGTTGGATTTCTGGTACGGCGCACTTGGCCCGTCTCGGTTACGAGTATGTGTGCCGGTGTGCGCCTGCCATCCATCTAGAATACACTTGTACTACCCTTCACTGGGTCTGAACAAGACTGGATCTAGATCTTTTACTTTGAAAAAATTAGAGTGTTTAAAGCAGGCTTGTGCTATGAATACATTAGCATGGAATAATAATTTAGGACTTTGGTCTTATTTTGTTGGTTTCTAGGACTAAAGTAATGATTGATAGGGAT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TGATGAATTCTCCGGGATTCATATTATTCATGACTTCTTAGAGGGACTATCGGTGATTTAGCCGATGGAAGTTCGAGGCAATAACAGGTCTGTGATGCCCTTAGATGTCCTGGGCCGCACGCGCGCTACACTGATACGTTCATCGAGCTTACAACCTTGGTTGAGAGGCCTGGGTAATCTTTTTAAACCGTATCGTGCTGGGGATAGATTATTGTAATTTTTAATCTTCAACGAGGAATTCCTAGTAAACGCGAGTCATCAACTCGCATTGATTACGTCCCTGCCCTTTGTACACACCGCCCGTCGCTACTACCGATTGAATGGCTTAGTGAGCTTCAGGGATTGTTGCAGGTCTTCAGTTCTACTGATAACTGC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AACCAATGCACTTCGGTGGATGTGGTGATTCATAATAACTGATCGAATCGCATTGCCTTGCGCAGGCGATAGTTCATTCAAATTTCTGCCCTATCAGCTTTCGACGGTAGTGTAGTGGACTACCGTGGCATTAACGGGTGACGGAGAATTAGGGTTCGATTCCGGAGAGGGAGCCTGAGAAATGGCTACCACATCCAAGGAAGGCAGCAGGCGCGCAAATTACCCAATCCTGACACAGGGAGGTAGTGACAAGAAATAACAATACTGGGCCTTTACAGGTCTGGTAATTGGAATGAGTACAATTTAAATCCCTTAACGAGGATCCATTGGAGGGCAAGTCTGGTGCCAGCAGCCGCGGTAATTCCAGCTCCAATAGCGTATATTAAAATTGTTGCAGTTAAAAAGCTCGTAGTTGGATTTCTGGTTCGGCGCACTTGGCCCGTCTCGGTCTACGGGATTGTGTGCCGGTGTGCGCCATCCATCCTTCAGGTGACCCTTTCGCCCTTTACTGGGTGGGAGATTGACCCTGATCT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ACCAGGAGTGGAGCCTGCGGCTTAATTTGACTCAACACGGGAAAACTTACCAGGTCCAGACATAGTAAGGATTGACAGATTGAAGATCTTTCTTGATTCTATGGGTGGTGGTGCATGGCCGTTCTTAGTTGGTGGAGTGATTTGTCTGGTTAATTCCGTTAACGAACGAGACCTCGACCTGCTAAATAGTTGTGTGAATCCTTCGGGATTCTCTATATACTTCTTAGAGGGACTATCGGCGCTTTAGCCGATGGAAGTTCGAGGCAATAACAGGTCTGTGATGCCCTTAGATGTTCTGGGCCGCACGCGCGCTACACTGATACGATCAACGAGCTTACAACCTTGGTTGAGAGGCCTGGGTAATCTTTTGAAACCGTATCGTGCTGGGGATAGATTATTGTAATTTTTAATCTTCAACGAGGAATTCCTAGTAAACGCTGTTCATCAAACAGCATTGATTACGTCCCTGCCCTTTGTACACACCGCCCGTCGCTACTACCGATTGAATGGCTTAGTGAGCATCAGAGATTGTTGTATTTAGTTGGTTCGCCTTCTTAATACATCCGAGAACTGATTCAAACTTGATCATTTAGAGGAAGTAAAAGTCGTAACAAGGTA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AACCAATGCACTTCGGTGGATGTGGTGATTCATAATAACTGATCGAATCGCATTGCCTTGCGCAGGCGATAGTTCATTCAAATTTCTGCCCTATCAGCTTTCGACGGTAGTGTAGTGGACTACCGTGGCATTAACGGGTGACGGAGAATTAGGGTTCGATTCCGGAGAGGGAGCCTGAGAAATGGCTACCACATCCAAGGAAGGCAGCAGGCGCGCAAATTACCCAATCCTGACACAGGGAGGTAGTGACAAGAAATAACAATACTGGGCCTTTACAGGTCTGGTAATTGGAATGAGTACAATTTAAATCCCTTAACGAGGATCCATTGGAGGGCAAGTCTGGTGCCAGCAGCCGCGGTAATTCCAGCTCCAATAGCGTATATTAAAATTGTTGCAGTTAAAAAGCTCGTAGTTGGATTTCTGGTTCGGCGCACTTGGCCCGTCTCGGTCTACGGGATTGTGTGCCGGTGTGCGCCATCCATCCTTCAGGTGACCCTTTCGCCCTTTACTGGGTGGGAGATTGACCCTGATCT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ACCAGGAGTGGAGCCTGCGGCTTAATTTGACTCAACACGGGAAAACTTACCAGGTCCAGACATAGTAAGGATTGACAGATTGAAGATCTTTCTTGATTCTATGGGTGGTGGTGCATGGCCGTTCTTAGTTGGTGGAGTGATTTGTCTGGTTAATTCCGTTAACGAACGAGACCTCGACCTGCTAAATAGTTGTGTGAATCCTTCGGGATTCTCTATATACTTCTTAGAGGGACTATCGGCGCTTTAGCCGATGGAAGTTCGAGGCAATAACAGGTCTGTGATGCCCTTAGATGTTCTGGGCCGCACGCGCGCTACACTGATACGATCAACGAGCTTACAACCTTGGTTGAGAGGCCTGGGTAATCTTTTGAAACCGTATCGTGCTGGGGATAGATTATTGTAATTTTTAATCTTCAACGAGGAATTCCTAGTAAACGCTGTTCATCAAACAGCATTGATTACGTCCCTGCCCTTTGTACACACCGCCCGTCGCTACTACCGATTGAATGGCTTAGTGAGCATCAGAGATTGTTGTATTTAGTTGGTTCGCCTTCTTAATACATCCGAGAACTGATTCAAACTTGATCATTTAGAGGAAGTAA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AACCAATGCATCCTCTGGGTGCCTTTTGTGGTGATTCATAATAACTGATCGAATCGCATGGCCTTGTGCTGGCGATAGTTCATTCAAATTTCTGCCCTATCAGCTCTCGACGGTAGTGTAGTGGACTACCGTGGCATTAACGGGTGACGGAGAATTAGGGTTCGATTCCGGAGAGGGAGCCTGAGAAATGGCTACCACATCCAAGGAAGGCAGCAGGCGCGCAAATTACCCAATCCTGACACAGGGAGGTAGTGACAAGAAATAACAATACTGGGCCTTCACAGGTCTGGTAATTGGAATGAGTACAATTTAAATCCCTTAACGAGGATCCATTGGAGGGCAAGTCTGGTGCCAGCAGCCGCGGTAATTCCAGCTCCAATAGCGTATATTAAAATTGTTGCAGTTAAAAAGCTCGTAGTTGGATTTCTGGTTCGGCGCACTTGACCCGTCGTGGTTTACACGATTGTTGTGTCGGTGTGCGCCATCCATCCTTCGAGTGAAATACTTCTACTCTTCACTGGGTTGGGAGTATATGTAACTCGATCTTTTACTTTGAAAAAATTAGAGTGTTTAAAGCAGGCTTA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TGCACCTTATGAGAAATCAAAGTCTTTGGGTTCCGGGGGGAGTATGGTCGCAAGGCTGAAACTTAAAGGAATTGACGGAAGGGCACACCAGGAGTGGAGCCTGCGGCTTAATTTGACTCAACACGGGAAAACTTACCAGGTCCAGACATAGTAAGGATTGACAGATTGAAGATCTTTCTTGATTCTATGGGTGGTGGTGCATGGCCGTTCTTAGTTGGTGGAGTGATTTGTCTGGTTAATTCCGTTAACGAACGAGACCTCGACCTGCTAAATAGTTGGACGAATCCTTCGGGATTTGATTCTTTTTTTAAACTTCTTAGAGGGACTATCGGCGCTTTAGCCGATGGAAGTTCGAGGCAATAACAGGTCTGTGATGCCCTTAGATGTTCTGGGCCGCACGCGCGCTACACTGATACGTTCATCGAGCTTACAACCTTGGTTGAGAGGCCTGGGTAATCTTTTGAAACCGTATCGTGCTGGGGATAGATTATTGTAATTTTTAATCTTCAACGAGGAATTCCTAGTAAACGCTGGTCATCAGCCAGCATTGATTACGTCCCTGCCCTTTGTACACACCGCCCGTCGCTACTACCGATTGAATGGCTTAGTGAGTTTCAGGGATTGTTGTATTTGGTAGGTTCTCCTACTTTGT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AACCAATGCATCCTCTGGGTGCCTTTTGTGGTGATTCATAATAACTGATCGAATCGCATGGCCTTGTGCTGGCGATAGTTCATTCAAATTTCTGCCCTATCAGCTCTCGACGGTAGTGTAGTGGACTACCGTGGCATTAACGGGTGACGGAGAATTAGGGTTCGATTCCGGAGAGGGAGCCTGAGAAATGGCTACCACATCCAAGGAAGGCAGCAGGCGCGCAAATTACCCAATCCTGACACAGGGAGGTAGTGACAAGAAATAACAATACTGGGCCTTCACAGGTCTGGTAATTGGAATGAGTACAATTTAAATCCCTTAACGAGGATCCATTGGAGGGCAAGTCTGGTGCCAGCAGCCGCGGTAATTCCAGCTCCAATAGCGTATATTAAAATTGTTGCAGTTAAAAAGCTCGTAGTTGGATTTCTGGTTCGGCGCACTTGACCCGTCGTGGTTTACACGATTGTTGTGTCGGTGTGCGCCATCCATCCTTCGAGTGAAATACTTCTACTCTTCACTGGGTTGGGAGTATATGTAACTCGATCTTTTACTTTGAAAAAATTAGAGTGTTTAAAGCAGGCTTA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TGCACCTTATGAGAAATCAAAGTCTTTGGGTTCCGGGGGGAGTATGGTCGCAAGGCTGAAACTTAAAGGAATTGACGGAAGGGCACACCAGGAGTGGAGCCTGCGGCTTAATTTGACTCAACACGGGAAAACTTACCAGGTCCAGACATAGTAAGGATTGACAGATTGAAGATCTTTCTTGATTCTATGGGTGGTGGTGCATGGCCGTTCTTAGTTGGTGGAGTGATTTGTCTGGTTAATTCCGTTAACGAACGAGACCTCGACCTGCTAAATAGTTGGACGAATCCTTCGGGATTTGATTCTTTTTTTAAACTTCTTAGAGGGACTATCGGCGCTTTAGCCGATGGAAGTTCGAGGCAATAACAGGTCTGTGATGCCCTTAGATGTTCTGGGCCGCACGCGCGCTACACTGATACGTTCATCGAGCTTACAACCTTGGTTGAGAGGCCTGGGTAATCTTTTGAAACCGTATCGTGCTGGGGATAGATTATTGTAATTTTTAATCTTCAACGAGGAATTCCTAGTAAACGCTGGTCATCAGCCAGCATTGATTACGTCCCTGCCCTTTGTACACACCGCCCGTCGCTACTACCGATTGAATGGCTTAGTGAGTTTCAGGGATTGTTGTATTTGGTAGGTTCTCCTACTTTGTAC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GACCAATGCACCCTCTGGGTGGTTTGTGGTGATTCATAATAACTGATCGAATCGCATGGCCTTGCGCTGG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AGGGTGCATTTGGCCCGCTTCGGTTACGGAGTTGAGTGCCGTTTTGCACCCGCCATCCTTCTAGGGTACGACTCTCCCTTCACTGGGTTGGGCCGGAACCTAGATCATTTACTTTGAAAAAATTAGAGTGTTTAAAGCAGGCTTACGCTATGAATACATTAGCATGGAATAATAATTTAGGACTTTGGTCTTATTTTGTTGGTTTTCAGGACTAAAGTAATGATTGATAGGGACAGTTGGGGGTGCTAGTATTCAGCGGCCAGAGGTGAAATTCTTGGATTCGCTGAAGACTAACTTATGCGAAAGCATTCACCAAGGATGTCTTCTTTAATCAAGAACGAAAGTTGGGGGATCGAAGACGATCAGATACCGTCGTAGTCTCAACCATAAACTATGCCGACTAGGGATGAGTGAACGTTGCTTATTCGACTTCATTCGCACCTTATGAGAAATTAAAGTCTTTGGGTTCCGGGGGGAGTATGGTCGCAAGGCTGAAACTTAAAGGAATTGACGGAAGGGCACACCAGGAGTGGAGCCTGCGGCTTAATTTGACTCAACACGGGAAAACTTACCAGGTCCAGACATAATAAGGATTGACAGATTGAAGATCTTTCTTGATTTTATGGGTGGTGGTGCATGGCCGTTCTTAGTTGGTGGAGTGATTTGTCTGGTTAATTCCGTTAACGAACGAGACCTCGACCTGCTAAATAGTATGATGAATTCTCCGGGATTCATTTATGACTTCTTAGAGGGACTATCGGTGCTTTAGCCGATGGAAGTTCGAGGCAATAACAGGTCTGTGATGCCCTTAGATGTCCTGGGCCGCACGCGCGCTACACTGATACGTTCATCGAGCTTACAACCTTGGTTGAAAGACCTGGGTAATCTTTTTAAACCGTATCGTGCTGGGGATAGATTATTGTAATTTTTAATCTTCAACGAGGAATTCCTAGTAAACGCTGGTCATCAACCAGCATTGATTACGTCCCTGCCCTTTGTACACACCGCCCGTCGCTACTACCGATTGAATGGCTTAGTGAGTTTCAGGGATTGTTGTATCTGATTGGTTCGCCTTTCTGGTACATCCGAGAACTGAATCAAACTTGATCATTTAGAGGAAGTAAAAGTCGTAACAAGGTA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CCCGACTCACGAAGGGATGTATTTATTAGATAAAAGACCAATGCACCCTCTGGGTGGTTTGTGGTGATTCATAATAACTGATCGAATCGCATGGCCTTGCGCTGG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AGGGTGCATTTGGCCCGCTTCGGTTACGGAGTTGAGTGCCGTTTTGCACCCGCCATCCTTCTAGGGTACGACTCTCCCTTCACTGGGTTGGGCCGGAACCTAGATCATTTACTTTGAAAAAATTAGAGTGTTTAAAGCAGGCTTACGCTATGAATACATTAGCATGGAATAATAATTTAGGACTTTGGTCTTATTTTGTTGGTTTTCAGGACTAAAGTAATGATTGATAGGGACAGTTGGGGGTGCTAGTATTCAGCGGCCAGAGGTGAAATTCTTGGATTCGCTGAAGACTAACTTATGCGAAAGCATTCACCAAGGATGTCTTCTTTAATCAAGAACGAAAGTTGGGGGATCGAAGACGATCAGATACCGTCGTAGTCTCAACCATAAACTATGCCGACTAGGGATGAGTGAACGTTGCTTATTCGACTTCATTCGCACCTTATGAGAAATTAAAGTCTTTGGGTTCCGGGGGGAGTATGGTCGCAAGGCTGAAACTTAAAGGAATTGACGGAAGGGCACACCAGGAGTGGAGCCTGCGGCTTAATTTGACTCAACACGGGAAAACTTACCAGGTCCAGACATAATAAGGATTGACAGATTGAAGATCTTTCTTGATTTTATGGGTGGTGGTGCATGGCCGTTCTTAGTTGGTGGAGTGATTTGTCTGGTTAATTCCGTTAACGAACGAGACCTCGACCTGCTAAATAGTATGATGAATTCTCCGGGATTCATTTATGACTTCTTAGAGGGACTATCGGTGCTTTAGCCGATGGAAGTTCGAGGCAATAACAGGTCTGTGATGCCCTTAGATGTCCTGGGCCGCACGCGCGCTACACTGATACGTTCATCGAGCTTACAACCTTGGTTGAAAGACCTGGGTAATCTTTTTAAACCGTATCGTGCTGGGGATAGATTATTGTAATTTTTAATCTTCAACGAGGAATTCCTAGTAAACGCTGGTCATCAACCAGCATTGATTACGTCCCTGCCCTTTGTACACACCGCCCGTCGCTACTACCGATTGAATGGCTTAGTGAGTTTCAGGGATTGTTGTATCTGATTGGTTCGCCTTTCTGGTACATCCGAGAACTGAATCAAACTTGATCATTTAGAGGAAGTAA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CCCGACTTCGGAAGGGATGTATTTATTAGATAAAAAACCAATGCGTCCTCTGGACGGTTTGTGGTGATTCATAATAACTGATCGAATCGCATGGCCTTGCGCTGGCGATAGTTCATTCAAATTTCTGCCCTATCAGCTTTCGACGGTAGTGTAGTGGACTACCGTGGCATTAACGGGTGACGGAGAATTAGGGTTCGATTCCGGAGAGGGAGCCTGAGAAATGGCTACCACATCCAAGGAAGGCAGCAGGCGCGCAAATTACCCAATCCTGACACAGGGAGGTAGTGACAATAAATAACAATACTGGGCCTTTACAGGTCTGGTAATTGGAATGAGTACAATTTAAATCCCTTAACGAGGATCCATTGGAGGGCAAGTCTGGTGCCAGCAGCCGCGGTAATTCCAGCTCCAATAGCGTATATTAAAATTGTTGCAGTTAAAAAGCTCGTAGTTGGATTTCTGGTTAGGCGCGTGTTGCCCGCCTCAATTTTGGGGTTGTGTGCTCTCTCGCGCCTGCCATCCTTCGAGTGATATGCTTCACCCCTCGGGGCAAGGCATCTGAGCTCGATCG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TA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CGTCGAATCCTTCGGGATTCGGTTGCAGCTTCTTAGAGGGACTATCGGTGATTTAGCCGATGGAAGTTCGAGGCAATAACAGGTCTGTGATGCCCTTAGATGTTCTGGGCCGCACGCGCGCTACACTGATACGTTCATCGAGCTTACAACCTTGGTTGAGAGGCCTGGGTAATCTTTTGAAATCGTATCGTGCTGGGGATAGATTATTGTAATTTTTAATCTTCAACGAGGAATTCCTAGTAAACGCGAGTCATCAACTCGCATTGATTACGTCCCTGCCCTTTGTACACACCGCCCGTCGCTACTACCGATTGAATGGCTTAGTGAGTTTCAGGGATTGTTGTGTTTGCTTGGTTCTCCTAGCTTTC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CCCGACTTCGGAAGGGATGTATTTATTAGATAAAAAACCAATGCGTCCTCTGGACGGTTTGTGGTGATTCATAATAACTGATCGAATCGCATGGCCTTGCGCTGGCGATAGTTCATTCAAATTTCTGCCCTATCAGCTTTCGACGGTAGTGTAGTGGACTACCGTGGCATTAACGGGTGACGGAGAATTAGGGTTCGATTCCGGAGAGGGAGCCTGAGAAATGGCTACCACATCCAAGGAAGGCAGCAGGCGCGCAAATTACCCAATCCTGACACAGGGAGGTAGTGACAATAAATAACAATACTGGGCCTTTACAGGTCTGGTAATTGGAATGAGTACAATTTAAATCCCTTAACGAGGATCCATTGGAGGGCAAGTCTGGTGCCAGCAGCCGCGGTAATTCCAGCTCCAATAGCGTATATTAAAATTGTTGCAGTTAAAAAGCTCGTAGTTGGATTTCTGGTTAGGCGCGTGTTGCCCGCCTCAATTTTGGGGTTGTGTGCTCTCTCGCGCCTGCCATCCTTCGAGTGATATGCTTCACCCCTCGGGGCAAGGCATCTGAGCTCGATCG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TA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CGTCGAATCCTTCGGGATTCGGTTGCAGCTTCTTAGAGGGACTATCGGTGATTTAGCCGATGGAAGTTCGAGGCAATAACAGGTCTGTGATGCCCTTAGATGTTCTGGGCCGCACGCGCGCTACACTGATACGTTCATCGAGCTTACAACCTTGGTTGAGAGGCCTGGGTAATCTTTTGAAATCGTATCGTGCTGGGGATAGATTATTGTAATTTTTAATCTTCAACGAGGAATTCCTAGTAAACGCGAGTCATCAACTCGCATTGATTACGTCCCTGCCCTTTGTACACACCGCCCGTCGCTACTACCGATTGAATGGCTTAGTGAGTTTCAGGGATTGTTGTGTTTGCTTGGTTCTCCTAGCTTTCAC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CCCGACTTCTGAAGGGATGTATTTATTAGATAAAAAACCAATGCACCTCTGGTGGTTTGTGGTGATTCATAATAACTGATCGAATCGCATGGCCCTGCGCTGGCGATAGTTCATTCAAATTTCTGCCCTATCAGCTTTCGACGGTAGTGTAGTGGACTACCGTGGCATTAACGGGTGACGGAGAATTAGGGTTCGATTCCGGAGAGGGAGCCTGAGAAATGGCTACCACATCCAAGGAAGGCAGCAGGCGCGCAAATTACCCAATCCTGACACAGGGAGGTAGTGACAATAAATAACAATACTGGGCCTTAACAGGTCTGGTAATTGGAATGAGTACAATTTAAATCCCTTAACGAGGATCCATTGGAGGGCAAGTCTGGTGCCAGCAGCCGCGGTAATTCCAGCTCCAATAGCGTATATTAAAATTGTTGCAGTTAAAAAGCTCGTAGTTGGATTTCTGGTTCGGCGCACTTGGCCCGCCTCGGTTTACGGGGTTGTGTGCCGGTGTGCGCCATCCATCCTTCGAGTACACGTGTTCTACCCTTCACTGGGTGTGAGCACGCTTGGCTCGATCTTTTACTTTGAAAAAATTAGAGTGTTTAAAGCAGGCTTGCGCTATGAATACATTAGCATGGAATAATAATTTAGGACTTCGGTTCCTATTTTGTTGGTTTCTAGGACTGAAGTAATGATTGATAGGGATAGTTGGGGGTGCTAGTATTCAGCGGCCAGAGGTGAAATTCTTGGATTCGCTGAAGACTAACTTATGCGAAAGCATTCACCAAGGATGTCTTCTTTAATCAAGAACGAAAGTTGGGGGATCGAAGACGATCAGATACCGTCGTAGTCTCAACCATAAACTATGCCGACTAGGGATGAGTGAACGTTGCTTTTATCGACTTCATTCGCACCTTATGAGAAATCAAAGTCTTTGGGTTCCGGGGGGAGTATGGTCGCAAGGCTGAAACTTAAAGGAATTGACGGAAGGGCACACCAGGAGTGGAGCCTGCGGCTTAATTTGACTCAACACGGGAAAACTTACCAGGTCCAGACATAGTAAGGATTGACAGATTGAAGATCTTTCTTGATTCTATGGGTGGTGGTGCATGGCCGTTCTTAGTTGGTGGAGTGATTTGTCTGGTTAATTCCGTTAACGAACGAGACCTCGGCCTGCTAAATAGTTCGTCGAATCTTTCGGGATTCGGTTCGTAGCTTCTTAGAGGGACTATCGGTGCTTTAGCCGATGGAAGTTCGAGGCAATAACAGGTCTGTGATGCCCTTAGATGTTCTGGGCCGCACGCGCGCTACACTGATACGTTCATCGAGCTTACAACCTTGGTTGAGAGGCCTGGGTAATCTTCTGAAACCGTATCGTGCTGGGGATAGATTATTGTAATTTTTAATCTTCAACGAGGAATTCCTAGTAAACGCGGGTCATCAACCCGCATTGATTACGTCCCTGCCCTTTGTACACACCGCCCGTCGCTACTACCGATTGAATGGCTTAGTGAGCTTCAGGGATTGTTGTGTTTGGTTGGTTCGCCTTCCTTTC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CCCGACTTCTGAAGGGATGTATTTATTAGATAAAAAACCAATGCACCTCTGGTGGTTTGTGGTGATTCATAATAACTGATCGAATCGCATGGCCCTGCGCTGGCGATAGTTCATTCAAATTTCTGCCCTATCAGCTTTCGACGGTAGTGTAGTGGACTACCGTGGCATTAACGGGTGACGGAGAATTAGGGTTCGATTCCGGAGAGGGAGCCTGAGAAATGGCTACCACATCCAAGGAAGGCAGCAGGCGCGCAAATTACCCAATCCTGACACAGGGAGGTAGTGACAATAAATAACAATACTGGGCCTTAACAGGTCTGGTAATTGGAATGAGTACAATTTAAATCCCTTAACGAGGATCCATTGGAGGGCAAGTCTGGTGCCAGCAGCCGCGGTAATTCCAGCTCCAATAGCGTATATTAAAATTGTTGCAGTTAAAAAGCTCGTAGTTGGATTTCTGGTTCGGCGCACTTGGCCCGCCTCGGTTTACGGGGTTGTGTGCCGGTGTGCGCCATCCATCCTTCGAGTACACGTGTTCTACCCTTCACTGGGTGTGAGCACGCTTGGCTCGATCTTTTACTTTGAAAAAATTAGAGTGTTTAAAGCAGGCTTGCGCTATGAATACATTAGCATGGAATAATAATTTAGGACTTCGGTTCCTATTTTGTTGGTTTCTAGGACTGAAGTAATGATTGATAGGGATAGTTGGGGGTGCTAGTATTCAGCGGCCAGAGGTGAAATTCTTGGATTCGCTGAAGACTAACTTATGCGAAAGCATTCACCAAGGATGTCTTCTTTAATCAAGAACGAAAGTTGGGGGATCGAAGACGATCAGATACCGTCGTAGTCTCAACCATAAACTATGCCGACTAGGGATGAGTGAACGTTGCTTTTATCGACTTCATTCGCACCTTATGAGAAATCAAAGTCTTTGGGTTCCGGGGGGAGTATGGTCGCAAGGCTGAAACTTAAAGGAATTGACGGAAGGGCACACCAGGAGTGGAGCCTGCGGCTTAATTTGACTCAACACGGGAAAACTTACCAGGTCCAGACATAGTAAGGATTGACAGATTGAAGATCTTTCTTGATTCTATGGGTGGTGGTGCATGGCCGTTCTTAGTTGGTGGAGTGATTTGTCTGGTTAATTCCGTTAACGAACGAGACCTCGGCCTGCTAAATAGTTCGTCGAATCTTTCGGGATTCGGTTCGTAGCTTCTTAGAGGGACTATCGGTGCTTTAGCCGATGGAAGTTCGAGGCAATAACAGGTCTGTGATGCCCTTAGATGTTCTGGGCCGCACGCGCGCTACACTGATACGTTCATCGAGCTTACAACCTTGGTTGAGAGGCCTGGGTAATCTTCTGAAACCGTATCGTGCTGGGGATAGATTATTGTAATTTTTAATCTTCAACGAGGAATTCCTAGTAAACGCGGGTCATCAACCCGCATTGATTACGTCCCTGCCCTTTGTACACACCGCCCGTCGCTACTACCGATTGAATGGCTTAGTGAGCTTCAGGGATTGTTGTGTTTGGTTGGTTCGCCTTCCTTTCACATCCGAGAACTGAATCAAACTTGATCATTTAGAGGAAGTAAAAGTCGTAACAAGGTTTCC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TCCGACTCACGAAGGAATGTATTTATTAGATAAAAAACCAATGCACCCTCTGGGTGGTTTCTGGTGACTCATAATAACTGATCGAATCGCATGCCCTTGTGGCGGCGATAGTTCATTCAAATTTCTGCCCTATCAGCTTTCGACGGTAGTGTAGTGGACTACCGTGGCATTAACGGGTGACGGAGAATTAGGGTTCGATTCCGGAGAGGGAGCCTGAGAAATGGCTACCACATCCAAGGAAGGCAGCAGGCGCGCAAATTACCCAATCCTGACACAGGGAGGTAGTGACAAGAAATAACAATACTGGGCCTTCACAGGTCTGGTAATTGGAATGAGTACAATTTAAATCCCTTAACGAGGATCCATTGGAGGGCAAGTCTGGTGCCAGCAGCCGCGGTAATTCCAGCTCCAATAGCGTATATTAAAATTGTTGCAGTTAAAAAGCTCGTAGTTGGATTTCTGGTTCGGCGCATTTGGCCCGTCTCGGTTTACGGGATTGTGTGCCGACGTGCGCCATCCATCCTTCGAGAGAACACTTCTACCCTTCACTGGGTCGGGAGTGCTATCTCGATCT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ACCAGGAGTGGAGCCTGCGGCTTAATTTGACTCAACACGGGAAAACTTACCAGGTCCAGACATAGTAAGGATTGACAGATTGAAGATCTTTCTTGATTCTATGGGTGGTGGTGCATGGCCGTTCTTAGTTGGTGGAGTGATTTGTCTGGTTAATTCCGTTAACGAACGAGACCTCGGCCTGCTAAATAGTTCGGCGAATCCTCCGGGATTCGTTTGTAACTTCTTAGAGGGACTATCGGTGATTTAGCCGATGGAAGTTCGAGGCAATAACAGGTCTGTGATGCCCTTAGATGTTCTGGGCCGCACGCGCGCTACACTGATACGTTCATCGAGCTTACAACCTTGGTTGAGAGGCCTGGGTAATCTTTTGAAACCGTATCGTGCTGGGGATAGATTATTGTAATTTTTAATCTTCAACGAGGAATTCCTAGTAAACGCTGGTCATCAGCCAGCATTGATTACGTCCCTGCCCTTTGTACACACCGCCCGTCGCTACTACCGATTGAATGGCTTAGTGAGTTTCAGGGATTGTTGTGTTTGGTTGGTTCGCCTTCCTTGC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TCCGACTCACGAAGGAATGTATTTATTAGATAAAAAACCAATGCACCCTCTGGGTGGTTTCTGGTGACTCATAATAACTGATCGAATCGCATGCCCTTGTGGCGGCGATAGTTCATTCAAATTTCTGCCCTATCAGCTTTCGACGGTAGTGTAGTGGACTACCGTGGCATTAACGGGTGACGGAGAATTAGGGTTCGATTCCGGAGAGGGAGCCTGAGAAATGGCTACCACATCCAAGGAAGGCAGCAGGCGCGCAAATTACCCAATCCTGACACAGGGAGGTAGTGACAAGAAATAACAATACTGGGCCTTCACAGGTCTGGTAATTGGAATGAGTACAATTTAAATCCCTTAACGAGGATCCATTGGAGGGCAAGTCTGGTGCCAGCAGCCGCGGTAATTCCAGCTCCAATAGCGTATATTAAAATTGTTGCAGTTAAAAAGCTCGTAGTTGGATTTCTGGTTCGGCGCATTTGGCCCGTCTCGGTTTACGGGATTGTGTGCCGACGTGCGCCATCCATCCTTCGAGAGAACACTTCTACCCTTCACTGGGTCGGGAGTGCTATCTCGATCT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ACCAGGAGTGGAGCCTGCGGCTTAATTTGACTCAACACGGGAAAACTTACCAGGTCCAGACATAGTAAGGATTGACAGATTGAAGATCTTTCTTGATTCTATGGGTGGTGGTGCATGGCCGTTCTTAGTTGGTGGAGTGATTTGTCTGGTTAATTCCGTTAACGAACGAGACCTCGGCCTGCTAAATAGTTCGGCGAATCCTCCGGGATTCGTTTGTAACTTCTTAGAGGGACTATCGGTGATTTAGCCGATGGAAGTTCGAGGCAATAACAGGTCTGTGATGCCCTTAGATGTTCTGGGCCGCACGCGCGCTACACTGATACGTTCATCGAGCTTACAACCTTGGTTGAGAGGCCTGGGTAATCTTTTGAAACCGTATCGTGCTGGGGATAGATTATTGTAATTTTTAATCTTCAACGAGGAATTCCTAGTAAACGCTGGTCATCAGCCAGCATTGATTACGTCCCTGCCCTTTGTACACACCGCCCGTCGCTACTACCGATTGAATGGCTTAGTGAGTTTCAGGGATTGTTGTGTTTGGTTGGTTCGCCTTCCTTGCACATCCGAGAACTGAATCAAACTTGATCATTTAGAGGAAGTAAAAGTCGTAACAAGGTTTCC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ACACATGGATACCCGTAGTAATTCTAGAGCTAATACATGCAAAAAATTCCGACTTTCGGGAAGGGATGTATTTATTAGATAAAAAACCATTCCAGCTTCGGCTGCATTTTGGTGAATCATAATAACTGATCGAATCGCATGGCCTTGTGCTGGCGATAGTTCATTCAAATTTCTGCCCTATCAGCTTTCGACGGTAGTGTAGTGGACTACCGTGGCATTAACGGGTGACGGAGAATTAGGGTTCGATTCCGGAGAGGGAGCCTGAGAAATGGCTACCACATCCAAGGAAGGCAGCAGGCGCGCAAATTACCCAATCCTGACACAGGGAGGTAGTGACAATAAATAACAATACTGGGCCTTCTTAGGTCTGGTAATTGGAATGAGTACAATTTAAATCCCTTAACGAGGATCCATTGGAGGGCAAGTCTGGTGCCAGCAGCCGCGGTAATTCCAGCTCCAATAGCGTATATTAAAATTGTTGCAGTTAAAAAGCTCGTAGTTGGATTTCTGGTACGGCGCGCCTGGCCCGCCCCGGTTACGGGGTTGTGTGCCGACGTGCGCCTGCCATCCTTCTAGAGATTGGTTCTGCCCTTTACTGGGTGGGAATCAGTATCTAGATCTTTTACTTTGAAAAAATTAGAGTGTTTAAAGCAGGCATTTGCTATGAATACATTAGCATGGAATAATAATTTAGGACTTTGGTCTCTATTTTGTTGGTTTCTAGGACTAAAGTAATGATTGATAGGGAT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CGGCGAATCCCTCGGGATTCGTTCGGGCTTCTTAGAGGGACTATCGGTGTGTAGCCGATGGAAGTTCGAGGCAATAACAGGTCTGTGATGCCCTTAGATGCCCTGGGCCGCACGCGCGCTACACTGATACGTTCATCGAGCTTACAACCTTGGTTGAGAGGCCTGGGTAATCTTTTTAAACCGTATCGTGCTGGGGATAGATTATTGTAATTTTTAATCTTCAACGAGGAATTCCTAGTAAACGCGAGTCATCAACTCGCATTGATTACGTCCCTGCCCTTTGTACACACCGCCCGTCGCTACTACCGATTGAATGGCTTAGTGAGCTTCAGGGATTGTTGTATTTGGTTGGTTTCCTTCCTTGT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CATATGCTTGTCTCAAAGATTAAGCCATGCATGTCTAAGTATAAACAACTTTATACTGTGAAACTGCGTACAGCTCATTAAATCAGTCATTATTTATTTGATGGTTTCTTACTACACATGGATACCCGTAGTAATTCTAGAGCTAATACATGCAAAAAATTCCGACTTTCGGGAAGGGATGTATTTATTAGATAAAAAACCATTCCAGCTTCGGCTGCATTTTGGTGAATCATAATAACTGATCGAATCGCATGGCCTTGTGCTGGCGATAGTTCATTCAAATTTCTGCCCTATCAGCTTTCGACGGTAGTGTAGTGGACTACCGTGGCATTAACGGGTGACGGAGAATTAGGGTTCGATTCCGGAGAGGGAGCCTGAGAAATGGCTACCACATCCAAGGAAGGCAGCAGGCGCGCAAATTACCCAATCCTGACACAGGGAGGTAGTGACAATAAATAACAATACTGGGCCTTCTTAGGTCTGGTAATTGGAATGAGTACAATTTAAATCCCTTAACGAGGATCCATTGGAGGGCAAGTCTGGTGCCAGCAGCCGCGGTAATTCCAGCTCCAATAGCGTATATTAAAATTGTTGCAGTTAAAAAGCTCGTAGTTGGATTTCTGGTACGGCGCGCCTGGCCCGCCCCGGTTACGGGGTTGTGTGCCGACGTGCGCCTGCCATCCTTCTAGAGATTGGTTCTGCCCTTTACTGGGTGGGAATCAGTATCTAGATCTTTTACTTTGAAAAAATTAGAGTGTTTAAAGCAGGCATTTGCTATGAATACATTAGCATGGAATAATAATTTAGGACTTTGGTCTCTATTTTGTTGGTTTCTAGGACTAAAGTAATGATTGATAGGGAT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CGGCGAATCCCTCGGGATTCGTTCGGGCTTCTTAGAGGGACTATCGGTGTGTAGCCGATGGAAGTTCGAGGCAATAACAGGTCTGTGATGCCCTTAGATGCCCTGGGCCGCACGCGCGCTACACTGATACGTTCATCGAGCTTACAACCTTGGTTGAGAGGCCTGGGTAATCTTTTTAAACCGTATCGTGCTGGGGATAGATTATTGTAATTTTTAATCTTCAACGAGGAATTCCTAGTAAACGCGAGTCATCAACTCGCATTGATTACGTCCCTGCCCTTTGTACACACCGCCCGTCGCTACTACCGATTGAATGGCTTAGTGAGCTTCAGGGATTGTTGTATTTGGTTGGTTTCCTTCCTTGTAC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TACATGGATACCCGTAGTAATTCTAGAGCTAATACATGCAAAAAATCCCGACTTTTGAAGGGATGTATTTATTAGATAAAAAACCAATGCGCCCTCTGGGCGGTTAGTGGTGATTCATAATAACTGATCGAATCGCATGGCCTTGCGCTGG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ATGGCGCACTTGGCCCGCCAAGGTTACTTGGTTGTGTGCCGGTGTGCGCCTGCCATCCTTCTGGGGAACGGCTCTACCCTTCACTGGGTGGGAGTCGGTATCCAGATCTTTTACTTTGAAAAAATTAGAGTGTTTAAAGCAGGCTTACGCTATGAATACATTAGCATGGAATAATAATTTAGGACTTTGGTCTTATTTTGTTGGTTTCTAGGACTAAAGTAATGATTGATAGGGATAGTTGGGGGTGCTAGTATTCAGCGGCCAGAGGTGAAATTCTTGGATTCGCTGAAGACTAACTTATGCGAAAGCATTCACCAAGGATGTCTTCTTTAATCAAGAACGAAAGTTGGGGGATCGAAGACGATCAGATACCGTCGTAGTCTCAACCATAAACTATGCCGACTAGGGATGAGTGGACGTTGCTTATTCGACTTCATTCGCACCTTATGAGAAATCAAAGTCTTTGGGTTCCGGGGGGAGTATGGTCGCAAGGCTGAAACTTAAAGGAATTGACGGAAGGGCACACCAGGAGTGGAGCCTGCGGCTTAATTTGACTCAACACGGGAAAACTTACCAGGTCCAGACATAGTAAGGATTGACAGATTGAAGATCTTTCTTGATTCTATGGGTGGTGGTGCATGGCCGTTCTTAGTTGGTGGAGTGATTTGTCTGGTTAATTCCGTTAACGAACGAGACCTCAACCTGCTAAATAGGTCCACGAATTCCTCGGGATTCGTGTGGCCTTCTTAGAGGGACTATCGGTGATTTAGCCGACGGAAGTTTGAGGCAATAACAGGTCTGTGATGCCCTTAGATGTTCTGGGCCGCACGCGCGCTACACTGATACGTTCATCGAGCTTACAACCTTGGTTGAGAGGCCTGGGTAATCTTTTTAAATCGTATCGTGCTGGGGATAGATTATTGTAATTTTTAATCTTCAACGAGGAATTCCTAGTAAACGCTGGTCATCAACCAGCATTGATTACGTCCCTGCCCTTTGTACACACCGCCCGTCGCTACTACCGATTGAATGGCTTAGTGAGCTTCAGGGATTGTTGTATTTGATTGGTTCGCCTTTCTTGT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TACATGGATACCCGTAGTAATTCTAGAGCTAATACATGCAAAAAATCCCGACTTTTGAAGGGATGTATTTATTAGATAAAAAACCAATGCGCCCTCTGGGCGGTTAGTGGTGATTCATAATAACTGATCGAATCGCATGGCCTTGCGCTGGCGATAGTTCATTCAAATTTCTGCCCTATCAGCTTTCGACGGTAGTGTAGTGGACTACCGTGGCA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GTATGGCGCACTTGGCCCGCCAAGGTTACTTGGTTGTGTGCCGGTGTGCGCCTGCCATCCTTCTGGGGAACGGCTCTACCCTTCACTGGGTGGGAGTCGGTATCCAGATCTTTTACTTTGAAAAAATTAGAGTGTTTAAAGCAGGCTTACGCTATGAATACATTAGCATGGAATAATAATTTAGGACTTTGGTCTTATTTTGTTGGTTTCTAGGACTAAAGTAATGATTGATAGGGATAGTTGGGGGTGCTAGTATTCAGCGGCCAGAGGTGAAATTCTTGGATTCGCTGAAGACTAACTTATGCGAAAGCATTCACCAAGGATGTCTTCTTTAATCAAGAACGAAAGTTGGGGGATCGAAGACGATCAGATACCGTCGTAGTCTCAACCATAAACTATGCCGACTAGGGATGAGTGGACGTTGCTTATTCGACTTCATTCGCACCTTATGAGAAATCAAAGTCTTTGGGTTCCGGGGGGAGTATGGTCGCAAGGCTGAAACTTAAAGGAATTGACGGAAGGGCACACCAGGAGTGGAGCCTGCGGCTTAATTTGACTCAACACGGGAAAACTTACCAGGTCCAGACATAGTAAGGATTGACAGATTGAAGATCTTTCTTGATTCTATGGGTGGTGGTGCATGGCCGTTCTTAGTTGGTGGAGTGATTTGTCTGGTTAATTCCGTTAACGAACGAGACCTCAACCTGCTAAATAGGTCCACGAATTCCTCGGGATTCGTGTGGCCTTCTTAGAGGGACTATCGGTGATTTAGCCGACGGAAGTTTGAGGCAATAACAGGTCTGTGATGCCCTTAGATGTTCTGGGCCGCACGCGCGCTACACTGATACGTTCATCGAGCTTACAACCTTGGTTGAGAGGCCTGGGTAATCTTTTTAAATCGTATCGTGCTGGGGATAGATTATTGTAATTTTTAATCTTCAACGAGGAATTCCTAGTAAACGCTGGTCATCAACCAGCATTGATTACGTCCCTGCCCTTTGTACACACCGCCCGTCGCTACTACCGATTGAATGGCTTAGTGAGCTTCAGGGATTGTTGTATTTGATTGGTTCGCCTTTCTTGTACATCCGAGAACTGAATCAAACTTGATCATTTAGAGGAAGTAAAAGTCGTAACAAGGTTTCC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ACTTTATACTGTGAAACTGCGTACAGCTCATTAAATCAGTCATTATTTATTTGATGGTTTCTTACTTCACATGGATACCCGTAGTAATTCTAGAGCTAATACATGCAAAAAATCCCGACTCACGAAGGGATGTATTTATTAGATAAAAAACCAATGCGCCCTCTGGGCGGTTGTGGTGATTCATAATAACTGATCGAATCGCATGGCCTCGTGCTGGCGATAGTTCATTCAAATTTCTGCCCTATCAGCTTTCGACGGTAGTGTAGTGGACTACCGTGGCATTAACGGGTGACGGAGAATTAGGGTTCGATTCCGGAGAGGGAGCCTGAGAAACGGCTACCACATCCAAGGAAGGCAGCAGGCGCGCAAATTACCCAATCCTGACACAGGGAGGTAGTGACAAGAAATAACAATACTGGGCCTTCTTAGGTCTGGTAATTGGAATGAGTACAATTTAAATCCCTTAACGAGGATCCATTGGAGGGCAAGTCTGGTGCCAGCAGCCGCGGTAATTCCAGCTCCAATAGCGTATATTAAAATTGTTGCAGTTAAAAAGCTCGTAGTTGGATTTCTGGTACGGCGCACTTGGCCCGTCGCGGTTACGCGTATGTGTGCCGGTGTGCGCCTGCCATCCATCTGGAGAACGCCGTCGCCCTTCACTGGGTGGGCGGTGGTATCCAGATCTTTTACTTTGAAAAAATTAGAGTGTTTAAAGCAGGCTTGT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TGGTGAATGCTCCGGCATTTATTTACGACTTCTTAGAGGGACTATCGGTGATTTAGCCGATGGAAGTTCGAGGCAATAACAGGTCTGTGATGCCCTTAGATGTCCTGGGCCGCACGCGCGCTACACTGATACGTTCATCGAGCTTACAACCTTGGTTGAGAGGCCTGGGTAATCTTTTTAAACCGTATCGTGCTGGGGATAGATTATTGTAATTTTTAATCTTCAACGAGGAATTCCTAGTAAACGCTGGTCATCAACCAGCATTGATTACGTCCCTGCCCTTTGTACACACCGCCCGTCGCTACTACCGATTGAATGGCTTAGTGAGTTTCAGGGATTGTTGCAGGTCTGTAGGTCTCCTACTAACTG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ACTTTATACTGTGAAACTGCGTACAGCTCATTAAATCAGTCATTATTTATTTGATGGTTTCTTACTTCACATGGATACCCGTAGTAATTCTAGAGCTAATACATGCAAAAAATCCCGACTCACGAAGGGATGTATTTATTAGATAAAAAACCAATGCGCCCTCTGGGCGGTTGTGGTGATTCATAATAACTGATCGAATCGCATGGCCTCGTGCTGGCGATAGTTCATTCAAATTTCTGCCCTATCAGCTTTCGACGGTAGTGTAGTGGACTACCGTGGCATTAACGGGTGACGGAGAATTAGGGTTCGATTCCGGAGAGGGAGCCTGAGAAACGGCTACCACATCCAAGGAAGGCAGCAGGCGCGCAAATTACCCAATCCTGACACAGGGAGGTAGTGACAAGAAATAACAATACTGGGCCTTCTTAGGTCTGGTAATTGGAATGAGTACAATTTAAATCCCTTAACGAGGATCCATTGGAGGGCAAGTCTGGTGCCAGCAGCCGCGGTAATTCCAGCTCCAATAGCGTATATTAAAATTGTTGCAGTTAAAAAGCTCGTAGTTGGATTTCTGGTACGGCGCACTTGGCCCGTCGCGGTTACGCGTATGTGTGCCGGTGTGCGCCTGCCATCCATCTGGAGAACGCCGTCGCCCTTCACTGGGTGGGCGGTGGTATCCAGATCTTTTACTTTGAAAAAATTAGAGTGTTTAAAGCAGGCTTGTGCTATGAATACATTAGCATGGAATAATAATTTAGGACTTTGGTCTTATTTTGTTGGTTTCTAGGACTAAAGTAATGATTGATAGGGACAGTTGGGGGTGCTAGTATTCAGCGGCCAGAGGTGAAATTCTTGGATTCGCTGAAGACTAACTTATGCGAAAGCATTCACCAAGGATGTCTTCTTTAATCAAGAACGAAAGTTGGGGGATCGAAGACGATCAGATACCGTCGTAGTCTCAACCATAAACTATGCCGACTAGGGATGAGTGAACGTTGCTTA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TGGTGAATGCTCCGGCATTTATTTACGACTTCTTAGAGGGACTATCGGTGATTTAGCCGATGGAAGTTCGAGGCAATAACAGGTCTGTGATGCCCTTAGATGTCCTGGGCCGCACGCGCGCTACACTGATACGTTCATCGAGCTTACAACCTTGGTTGAGAGGCCTGGGTAATCTTTTTAAACCGTATCGTGCTGGGGATAGATTATTGTAATTTTTAATCTTCAACGAGGAATTCCTAGTAAACGCTGGTCATCAACCAGCATTGATTACGTCCCTGCCCTTTGTACACACCGCCCGTCGCTACTACCGATTGAATGGCTTAGTGAGTTTCAGGGATTGTTGCAGGTCTGTAGGTCTCCTACTAACTGC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TTCATACTGTGAAACTGCGTACGGCTCATTAAATCAGTCATTATTTATTTGATGGTTTCTTACTACATGGATACCCGTAGTAATTCTAGAGCTAATACATGCAAAAAACCCCGACGCAAGAAGGGGTGTATTTATTAGATAAAAAACCAATGCACCCTCTGGGCGCTCTTGGTGAATCATAATAACTGATCGAATCGCGTGGCCTCGTGCTGGCGATAGTTCATTCAAATTTCTGCCCTATCAGCTTTCGACGGTAGTGTAGTGGACTACCGTGGCATTAACGGGTGACGGAGAATTAGGGTTCGATTCCGGAGAGGGAGCCTGAGAAATGGCTACCACATCCAAGGAAGGCAGCAGGCGCGCAAATTACCCAATCCTGACACAGGGAGGTAGTGACAATAAATAACAATACTGGGCCTTTCCAGGTCTGGTAATTGGAATGAGTACAATTTAAATCCCTTAACGAGGATCCATTGGAGGGCAAGTCTGGTGCCAGCAGCCGCGGTAATTCCAGCTCCAATAGCGTATATTAAAATTGTTGCAGTTAAAAAGCTCGTAGTTGGATTTCTGGTTGAGCGATTTTGGCCCACTTTGGTTTACAAGGTTGCGTGCCGATTTCGCCATCCATCCTTCGAGAAAACACTTCTGCCCGCAAGGGTTGGAACGTGCTATCTCGATCTTTTACTTTGAAAAAATTAGAGTGTTTAAAGCAGGCTTGCGGCATTGAATACATTAGCATGGAATAATAATTTAGGACTTTTGTCTTATTTTGTTGGTTTCTAGGACTAAAGTAATGATTGATAGGGACAGTTGGGGGTGCTAGTATTCAGCGGCCAGAGGTGAAATTCTTGGATTCGCTGAAGACTAACTTATGCGAAAGCATTCACCAAGGATGTCTTCTTTAATCAAGAACGAAAGTTGGGGGATCGAAGACGATCAGATACCGTCGTAGTCTCAACCATAAACTATGCCGACTAGGGATGAGTGAACGTTGTTTT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CGACGAATCCTTGGATTTGATTGTAACTTCTTAGAGGGACTATCGGTGATTTAGCCGATGGAAGTTCGAGGCAATAACAGGTCTGTGATGCCCTTAGATGTCCTGGGCCGCACGCGCGCTACACTGATACGTTCATCGAGCTTACAACCTTGGTTGAGAGGCCTGGGTAATCTTTTGAAACCGTATCGTGCTGGGGATAGATCATTGTAATTATTGATCTTCAACGAGGAATTCCTAGTAAACGCGAGTCATCAACTCGCATTGATTACGTCCCTGCCCTTTGTACACACCGCCCGTCGCTACTACCGATTGAATGGCTTAGTGAGTTTCCGGGATTGTTTCAGTTGGTTGGTTTCCTTCCTTCTGTTTCCGAGAACGGAATCAAACTTGATCATTTAGAGGAAGTAAAAGTCGTAACAAGGTA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CATATGCTTGTCTCAAAGATTAAGCCATGCATGTCTAAGTATAAACATTCATACTGTGAAACTGCGTACGGCTCATTAAATCAGTCATTATTTATTTGATGGTTTCTTACTACATGGATACCCGTAGTAATTCTAGAGCTAATACATGCAAAAAACCCCGACGCAAGAAGGGGTGTATTTATTAGATAAAAAACCAATGCACCCTCTGGGCGCTCTTGGTGAATCATAATAACTGATCGAATCGCGTGGCCTCGTGCTGGCGATAGTTCATTCAAATTTCTGCCCTATCAGCTTTCGACGGTAGTGTAGTGGACTACCGTGGCATTAACGGGTGACGGAGAATTAGGGTTCGATTCCGGAGAGGGAGCCTGAGAAATGGCTACCACATCCAAGGAAGGCAGCAGGCGCGCAAATTACCCAATCCTGACACAGGGAGGTAGTGACAATAAATAACAATACTGGGCCTTTCCAGGTCTGGTAATTGGAATGAGTACAATTTAAATCCCTTAACGAGGATCCATTGGAGGGCAAGTCTGGTGCCAGCAGCCGCGGTAATTCCAGCTCCAATAGCGTATATTAAAATTGTTGCAGTTAAAAAGCTCGTAGTTGGATTTCTGGTTGAGCGATTTTGGCCCACTTTGGTTTACAAGGTTGCGTGCCGATTTCGCCATCCATCCTTCGAGAAAACACTTCTGCCCGCAAGGGTTGGAACGTGCTATCTCGATCTTTTACTTTGAAAAAATTAGAGTGTTTAAAGCAGGCTTGCGGCATTGAATACATTAGCATGGAATAATAATTTAGGACTTTTGTCTTATTTTGTTGGTTTCTAGGACTAAAGTAATGATTGATAGGGACAGTTGGGGGTGCTAGTATTCAGCGGCCAGAGGTGAAATTCTTGGATTCGCTGAAGACTAACTTATGCGAAAGCATTCACCAAGGATGTCTTCTTTAATCAAGAACGAAAGTTGGGGGATCGAAGACGATCAGATACCGTCGTAGTCTCAACCATAAACTATGCCGACTAGGGATGAGTGAACGTTGTTTT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CGACGAATCCTTGGATTTGATTGTAACTTCTTAGAGGGACTATCGGTGATTTAGCCGATGGAAGTTCGAGGCAATAACAGGTCTGTGATGCCCTTAGATGTCCTGGGCCGCACGCGCGCTACACTGATACGTTCATCGAGCTTACAACCTTGGTTGAGAGGCCTGGGTAATCTTTTGAAACCGTATCGTGCTGGGGATAGATCATTGTAATTATTGATCTTCAACGAGGAATTCCTAGTAAACGCGAGTCATCAACTCGCATTGATTACGTCCCTGCCCTTTGTACACACCGCCCGTCGCTACTACCGATTGAATGGCTTAGTGAGTTTCCGGGATTGTTTCAGTTGGTTGGTTTCCTTCCTTCTGTTTCCGAGAACGGAATCAAACTTGATCATTTAGAGGAAGTAAAAGTCGTAACAAGGTA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ATAAACATTTTATACTGTGAAACTGCGTACAGCTCATTAAATCAGTCATTATTTATTTGATGGTTTCTTACTACATGGATACCCGTAGTAATTCTAGAGCTAATACATGCAAAAAATCCCGACTCACGAAGGGATGTATTTATTAGATAAAAAACCAATGCACTCTCTGGGTGGTTTTTGGTGATTCATAATAACTGATCGAATCGCATGGCCTTGCGCTGGCGATAGTTCATTCAAATTTCTGCCCTATCAGCTTTCGACGGTAGTGTAGTGGACTACCGTGGCATTAACGGGTGACGGAGAATTAGGGTTCGATTCCGGAGAGGGAGCCTGAGAAATGGCTACCACATCCAAGGAAGGCAGCAGGCGCGCAAATTACCCAATCCTGACACAGGGAGGTAGTGACAATAAATAACAATACTGGGCCTTTCCAGGTCTGGTAATTGGAATGAGTACAATTTAAATCCCTTAACGAGGATCCATTGGAGGGCAAGTCTGGTGCCAGCAGCCGCGGTAATTCCAGCTCCAATAGCGTATATTAAAATTGTTGCAGTTAAAAAGCTCGTAGTTGGATTTCTGGTTCGGCGCAATAGGCCCGCCTCGGTTCACGAGGTTGCGTGCCGTTTGCGCCATCCATCCTTCGAGAAAACACTTCTGCCCTTCACTGGGTTGGATGTGCTATCTCGATCT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CTTT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TAGCGAATGTTCGCATTCGTCTGTAACTTCTTAGAGGGACTATCGGTGATTTAGCCGATGGAAGTTCGAGGCAATAACAGGTCTGTGATGCCCTTAGATGCCCTGGGCCGCACGCGCGCTACACTGATACGTTCATCGAGTTTACAACCTTGGTTGAGAGGCCTGGGTAATCTTTTGAAACCGTATCGTGCTGGGGATAGATCATTGTAATTATTGATCTTCAACGAGGAATTCCTAGTAAACGCGAGTCATCAACTCGCATTGATTACGTCCCTGCCCTTTGTACACACCGCCCGTCGCTACTACCGATTGAATGGCTTAGTGAGCTTCAGGGATTGATGTGACTGATTGGTTCGCCTTTCTATCACATCCGAGAACTGAATCAAACTTGATCATTTAGAGGAAGTAAAAGTCGTAACAAGGTA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ATAAACATTTTATACTGTGAAACTGCGTACAGCTCATTAAATCAGTCATTATTTATTTGATGGTTTCTTACTACATGGATACCCGTAGTAATTCTAGAGCTAATACATGCAAAAAATCCCGACTCACGAAGGGATGTATTTATTAGATAAAAAACCAATGCACTCTCTGGGTGGTTTTTGGTGATTCATAATAACTGATCGAATCGCATGGCCTTGCGCTGGCGATAGTTCATTCAAATTTCTGCCCTATCAGCTTTCGACGGTAGTGTAGTGGACTACCGTGGCATTAACGGGTGACGGAGAATTAGGGTTCGATTCCGGAGAGGGAGCCTGAGAAATGGCTACCACATCCAAGGAAGGCAGCAGGCGCGCAAATTACCCAATCCTGACACAGGGAGGTAGTGACAATAAATAACAATACTGGGCCTTTCCAGGTCTGGTAATTGGAATGAGTACAATTTAAATCCCTTAACGAGGATCCATTGGAGGGCAAGTCTGGTGCCAGCAGCCGCGGTAATTCCAGCTCCAATAGCGTATATTAAAATTGTTGCAGTTAAAAAGCTCGTAGTTGGATTTCTGGTTCGGCGCAATAGGCCCGCCTCGGTTCACGAGGTTGCGTGCCGTTTGCGCCATCCATCCTTCGAGAAAACACTTCTGCCCTTCACTGGGTTGGATGTGCTATCTCGATCTTTTACTTTGAAAAAATTAGAGTGTTTAAAGCAGGCTTGCGCTATGAATACATTAGCATGGAATAATAATTTAGGACTTTGGTCTTATTTTGTTGGTTTCTAGGACTAAAGTAATGATTGATAGGGACAGTTGGGGGTGCTAGTATTCAGCGGCCAGAGGTGAAATTCTTGGATTCGCTGAAGACTAACTTATGCGAAAGCATTCACCAAGGATGTCTTCTTTAATCAAGAACGAAAGTTGGGGGATCGAAGACGATCAGATACCGTCGTAGTCTCAACCATAAACTATGCCGACTAGGGATGAGTGAACGTTGCTTTTTCGACTTCATTCGCACCTTATGAGAAATCAAAGTCTTTGGGTTCCGGGGGGAGTATGGTCGCAAGGCTGAAACTTAAAGGAATTGACGGAAGGGCACCACCAGGAGTGGAGCCTGCGGCTTAATTTGACTCAACACGGGAAAACTTACCAGGTCCAGACATAGTAAGGATTGACAGATTGAAGATCTTTCTTGATTCTATGGGTGGTGGTGCATGGCCGTTCTTAGTTGGTGGAGTGATTTGTCTGGTTAATTCCGTTAACGAACGAGACCTCGACCTGCTAAATAGTTTAGCGAATGTTCGCATTCGTCTGTAACTTCTTAGAGGGACTATCGGTGATTTAGCCGATGGAAGTTCGAGGCAATAACAGGTCTGTGATGCCCTTAGATGCCCTGGGCCGCACGCGCGCTACACTGATACGTTCATCGAGTTTACAACCTTGGTTGAGAGGCCTGGGTAATCTTTTGAAACCGTATCGTGCTGGGGATAGATCATTGTAATTATTGATCTTCAACGAGGAATTCCTAGTAAACGCGAGTCATCAACTCGCATTGATTACGTCCCTGCCCTTTGTACACACCGCCCGTCGCTACTACCGATTGAATGGCTTAGTGAGCTTCAGGGATTGATGTGACTGATTGGTTCGCCTTTCTATCACATCCGAGAACTGAATCAAACTTGATCATTTAGAGGAAGTAA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GTAAACAACTTTATACGGTGAAACTGCGTACAGCTCATTAAATCAGTCATTATTTATTTGAAGGTCTCTTACTACATGGATACCCGTAGTAATTCTAGAGCTAATACATGCAATAAGTCCCGACTTCTGGAAGGGATGTATTTATTAGATAAAAAACCGATGCACTCTTTGGGTGGTTGATGGTGATTCATATTAACTGGTCGAATCGCATGGCCTTGTGCTGGCGATAGTTCATTCAAATTTCTGCCCTATCAGCTTTCGACGGTAGTGTAGTGGACTACCGTGGCG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ATACGGCGCATTCGGCCCGCTTCGGTTACGAGGTCGAGTGCTGTGGTGCGCTTATCATCCTTCTAGATAACGGTTCTCCCTTCATTGGGTTGGGCCGGAGTCTAGATCGTTTACTTTGAAAAAATTAGAGTGTTTAAAGCAGGCTTGTGCAGTGAATATATTAGCATGGAATAATAATTTAGGACTTTGGTCTTATTTTGTTGGTTTCTAGGACTAGAGTAATGATTGATAGGGATAGTTGGGGGTGCTAGTATTCAGCGGCCAGAGGTGAAATTCTTGGATTCGCTGAAGACTAACTTATGCGAAAGCATTCACCAAGGATATCTTCTTTAATCAAGAACGAAAGTTGGGGGATCGAAGACGATCAGATACCGTCGTAGTCTCAACCATAAACGATGCCGACTAGGGATGAGTGAACGTTGCTTATTCGACTTCATTCGCACCTTATGAGAAATTAAAGTCTTTGGGTTCCGGGGGGAGTATGGTCGCAAGGCTGAAACTTAAAGGAATTGACGGAAGGGCACACCAGGAGTGGAGCCTGCGGCTTAATTTGACTCAACACGGGAAAACTTACCAGGTCCAGACATAATAAGGATTGACAGATTGAAGATCTTTCTTGATTTTATGGGTGGTGGTGCATGGCCGTTCTTAGTTGGTGGAGTGATTTGTCTGGTTAATTCCGTTAACGAACGAGACCTCGACCTGCTAAATAGTTGGATGAATTCTTCGGGATTTTTTTTATGACTTCTTAGAGGGACTATTGGTGATTTAGCCGATGGAAGTTCGAGGCAATAACAGGTCTGTGATGCCCTTAGATGTCCTGGGCCGCACGCGCGCTACACTGATATGTTCATCGAGCCTACAACCTTGTCTGAGAGGACTGGGTAATCTTTTTAAACCATATCGTGCTGGGGATAGATTATTGTAATTTTTAGTCTTTAACGAGGAATTCCTAGTAAACGCTGGTCATCAACCAGCATTGATTACGTCCCTGCCCTTTGTACACACCGCCCGTCGCTACTACCGATTGAATGGCTTAGTGAGTTTCAGGGATTGTTGTATTGTCGAGGTCCGCCTTTGCAGTG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GTAAACAACTTTATACGGTGAAACTGCGTACAGCTCATTAAATCAGTCATTATTTATTTGAAGGTCTCTTACTACATGGATACCCGTAGTAATTCTAGAGCTAATACATGCAATAAGTCCCGACTTCTGGAAGGGATGTATTTATTAGATAAAAAACCGATGCACTCTTTGGGTGGTTGATGGTGATTCATATTAACTGGTCGAATCGCATGGCCTTGTGCTGGCGATAGTTCATTCAAATTTCTGCCCTATCAGCTTTCGACGGTAGTGTAGTGGACTACCGTGGCG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GATTTCTGATACGGCGCATTCGGCCCGCTTCGGTTACGAGGTCGAGTGCTGTGGTGCGCTTATCATCCTTCTAGATAACGGTTCTCCCTTCATTGGGTTGGGCCGGAGTCTAGATCGTTTACTTTGAAAAAATTAGAGTGTTTAAAGCAGGCTTGTGCAGTGAATATATTAGCATGGAATAATAATTTAGGACTTTGGTCTTATTTTGTTGGTTTCTAGGACTAGAGTAATGATTGATAGGGATAGTTGGGGGTGCTAGTATTCAGCGGCCAGAGGTGAAATTCTTGGATTCGCTGAAGACTAACTTATGCGAAAGCATTCACCAAGGATATCTTCTTTAATCAAGAACGAAAGTTGGGGGATCGAAGACGATCAGATACCGTCGTAGTCTCAACCATAAACGATGCCGACTAGGGATGAGTGAACGTTGCTTATTCGACTTCATTCGCACCTTATGAGAAATTAAAGTCTTTGGGTTCCGGGGGGAGTATGGTCGCAAGGCTGAAACTTAAAGGAATTGACGGAAGGGCACACCAGGAGTGGAGCCTGCGGCTTAATTTGACTCAACACGGGAAAACTTACCAGGTCCAGACATAATAAGGATTGACAGATTGAAGATCTTTCTTGATTTTATGGGTGGTGGTGCATGGCCGTTCTTAGTTGGTGGAGTGATTTGTCTGGTTAATTCCGTTAACGAACGAGACCTCGACCTGCTAAATAGTTGGATGAATTCTTCGGGATTTTTTTTATGACTTCTTAGAGGGACTATTGGTGATTTAGCCGATGGAAGTTCGAGGCAATAACAGGTCTGTGATGCCCTTAGATGTCCTGGGCCGCACGCGCGCTACACTGATATGTTCATCGAGCCTACAACCTTGTCTGAGAGGACTGGGTAATCTTTTTAAACCATATCGTGCTGGGGATAGATTATTGTAATTTTTAGTCTTTAACGAGGAATTCCTAGTAAACGCTGGTCATCAACCAGCATTGATTACGTCCCTGCCCTTTGTACACACCGCCCGTCGCTACTACCGATTGAATGGCTTAGTGAGTTTCAGGGATTGTTGTATTGTCGAGGTCCGCCTTTGCAGTGC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TCTAAGTGTAAACAACTTTATACTGTGAAACTGCGTACAGCTCATTAAATCAGTCATTATTTATTTGAAGGTTACCTTACTACTTGGATACCCGTAGTAATTCTAGAGCTAATACATGCTAAAAAAATCCCGACTTTACGGAAGGGACGTATTTATTAGATAAAAAACCAATGCATCTTCGGATGATTTTTGGCGATTCATGATAACTGATCGAATCGCACGGCCTTGTGCTGGCGATAGTTCATTCAAATTTCTGCCCTATCAGCTTTCGACGGTAGTGTAGTGGACTACCGTGGCG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AATTTCTGGTATGGCGTCCTTGGCCCGCCTCGGTTACGAGGTCGCGTGCCGGTGTGTCGCCTATCATCCTTCTAGAGTACGACTCTCTCCTTAAATGGGGTTGGGCCGGAATCTGGATCATTTACTTTGAAAAAATTAGAGTGTTTAAAGCAGGCTTGTCGCGTATGAATACATTAGCATGGAATAATAATTTAGGACTTTGGTCTTATTTTGTTGGTTTCTAGGACTACAGTAATGATTGACAGGGACAGTTGGGGGTGCTAGAATTCAGCGGCCAGAGGTGAAATTCTTGGATTCGCTGAAGACTAACTTATGCGAAAGCATTCACCAAGGATGTCTTCTTTAATCAAGAACGAAAGTTGGGGGATCGAAGACGATCAGATACCGTCGTAGTCTCAACCATAAACTATGCCGACTAGGGATGAGTGAACGTTGCTTATTCGACTTCATTTGCACCTTATGAGAAATTAAAGTCTTTGGGTTCCGGGGGGAGTATGGTCGCAAGGCTGAAACTTAAAGGAATTGACGGAAGGGCACACCAGGAGTGGAGCCTGCGGCTTAATTTGACTCAACACGGGAAAACTTACCAGGTCCAGACATAATAAGGATTGACAGATTGAAGATCTTTCTTGATTTTATGGGTGGTGGTGCATGGCCGTTCTTAGTTGGTGGAGTGATTTGTCTGGTTAATTCCGTTAACGAACGAGACCTCAACCTGCTAAATAGTTTGATGAATCTTACGATCCATTACGACTTCTTAGAGGGACTATTGGTGATTTAGCCGATGGAAGTTTGAGGCAATAACAGGTCTGTGATGCCCTTAGATGTCCTGGGCCGCACGCGCGCTACACTGATACGTTCATCGAGCCTACAACCTTGTCTGAGAGGACTGGGTAATCTTTGAAAACCGTATCGTGCTGGGGATAGATTATTGTAATTTTTAATCTTGAACGAGGAATTCCTAGTAAACGCTGGTCATCAACCAGCATTGATTACGTCCCTGCCCTTTGTACACACCGCCCGTCGCTACTACCGATTGAATGGCTTAGTGAGCCCCAGGGATTGTTGTATTTTGTTGGTCCGCCTTCATTGTACATCCGAGAACTGGATCG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TCTAAGTGTAAACAACTTTATACTGTGAAACTGCGTACAGCTCATTAAATCAGTCATTATTTATTTGAAGGTTACCTTACTACTTGGATACCCGTAGTAATTCTAGAGCTAATACATGCTAAAAAAATCCCGACTTTACGGAAGGGACGTATTTATTAGATAAAAAACCAATGCATCTTCGGATGATTTTTGGCGATTCATGATAACTGATCGAATCGCACGGCCTTGTGCTGGCGATAGTTCATTCAAATTTCTGCCCTATCAGCTTTCGACGGTAGTGTAGTGGACTACCGTGGCGTTAACGGGTGACGGAGAATTAGGGTTCGATTCCGGAGAGGGAGCCTGAGAAATGGCTACCACATCCAAGGAAGGCAGCAGGCGCGCAAATTACCCAATCCTGACACAGGGAGGTAGTGACAATAAATAACAATACTGGGCCTTCTCAGGTCTGGTAATTGGAATGAGTACAATTTAAATCCCTTAACGAGGATCCATTGGAGGGCAAGTCTGGTGCCAGCAGCCGCGGTAATTCCAGCTCCAATAGCGTATATTAAAATTGTTGCAGTTAAAAAGCTCGTAGTTGAATTTCTGGTATGGCGTCCTTGGCCCGCCTCGGTTACGAGGTCGCGTGCCGGTGTGTCGCCTATCATCCTTCTAGAGTACGACTCTCTCCTTAAATGGGGTTGGGCCGGAATCTGGATCATTTACTTTGAAAAAATTAGAGTGTTTAAAGCAGGCTTGTCGCGTATGAATACATTAGCATGGAATAATAATTTAGGACTTTGGTCTTATTTTGTTGGTTTCTAGGACTACAGTAATGATTGACAGGGACAGTTGGGGGTGCTAGAATTCAGCGGCCAGAGGTGAAATTCTTGGATTCGCTGAAGACTAACTTATGCGAAAGCATTCACCAAGGATGTCTTCTTTAATCAAGAACGAAAGTTGGGGGATCGAAGACGATCAGATACCGTCGTAGTCTCAACCATAAACTATGCCGACTAGGGATGAGTGAACGTTGCTTATTCGACTTCATTTGCACCTTATGAGAAATTAAAGTCTTTGGGTTCCGGGGGGAGTATGGTCGCAAGGCTGAAACTTAAAGGAATTGACGGAAGGGCACACCAGGAGTGGAGCCTGCGGCTTAATTTGACTCAACACGGGAAAACTTACCAGGTCCAGACATAATAAGGATTGACAGATTGAAGATCTTTCTTGATTTTATGGGTGGTGGTGCATGGCCGTTCTTAGTTGGTGGAGTGATTTGTCTGGTTAATTCCGTTAACGAACGAGACCTCAACCTGCTAAATAGTTTGATGAATCTTACGATCCATTACGACTTCTTAGAGGGACTATTGGTGATTTAGCCGATGGAAGTTTGAGGCAATAACAGGTCTGTGATGCCCTTAGATGTCCTGGGCCGCACGCGCGCTACACTGATACGTTCATCGAGCCTACAACCTTGTCTGAGAGGACTGGGTAATCTTTGAAAACCGTATCGTGCTGGGGATAGATTATTGTAATTTTTAATCTTGAACGAGGAATTCCTAGTAAACGCTGGTCATCAACCAGCATTGATTACGTCCCTGCCCTTTGTACACACCGCCCGTCGCTACTACCGATTGAATGGCTTAGTGAGCCCCAGGGATTGTTGTATTTTGTTGGTCCGCCTTCATTGTACATCCGAGAACTGGATCGAACTTGATCATTTAGAGGAAGTAAAAGTCGTAACAAGGTTTCC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CTAAGCCATGCATGTCCAAGTATAAACACCTTTATACAGCGAAACTGCGTACAGCTCATTACATCAGTTATTATTCCTTTGATGGTACATCTCTACATGGATACCCGTAGTAATTCTAGAGCTAATACATGCGCAAAGCCCCGACTTTTTGGAAGGGGTGTGTTTATTAGATTCAGACCCGCACCCGCAAGGGTTCGTTGGTGATTCATAGTAACCTATTCGAATCGCTTGTTCGCAAGCGATGGTTCATTCAAATTTCTGCCCTATCAGCTTTTGATGGTAGTGTCGTGGACTACCATGGCTTTAACGGGTGACGGGGGATCAGGGTTCGATTCCGGAGAAGGGGCCTGAGAAACGGCCACTACATCCAAGGAAGGCAGCAGGCGCGCAAATTGCCCAATCCTGACCCAGGGAGGCAGTGACAAGAAATCCTGATGCTGAGCGCCTCACGGTGTTTAGCAATCGGAATGAGAGGTAGTTAAATCTAGCTATCGAATGCAACTGGAGGGCAAGTCTGGTGCCAGCAGCCGCGGTAATTCCAGCTCCAGTAGCGTATATTAAAATTGTTGCAGTTAAAAAGCTCGTAGTTGGATTTTTGTTGCTCCTTGTGCGAGGCTCCGCGCCGGTTTTGCCGGTGTGTGGGTTTTGCCGGACAACATTCACGCCTATGTCACGTAGCAATACGTGGGATGGGCACATTACTTTGAGAAAATTAGAGTGTTTCAAGCGGGCGTTTGCCTTGAATACTACAGCATGGAATAAAACCAACGGGCTTTCGTCCTTTTGGTGGGTTCCGGACCAAGTCATGATTGATAGGGATGGTTGGGGGTGCTAGAATTCCGAGGCCAGAGGTGAAATTCTTGGATTCTCGGAAGTCTAACTAGTGCGAAAGCATTCACCAAGGACATTTTCTTTAATCAAGAACGAAAGTTGGGGGATCGAAGACGATCAGATACCGTCGTAGTCTCAACCATAAACGATGCCAACTGGGGATTCGTTTACGTCTCAGCCGATCTGGGTAAAACCGTTCGGCTATCGACCAAATGAGCACCCTGTGAGAAATCAAAGTTTTCAGGTTCCGGGGGGAGTATGGTCGCAAGGCTGAAACTTAAAGGAATTGACGGAAGGGCACCACCAGGATTGGAGCCTGCGGCTTAATTTGACTCAACACGGGAAAACTTACCAGGTCCAGACATAGTGAGGATTGACAGATTGAAGCTCTTTCTTGATTCTATGGGTGGTGGTGCATGGCCGTTCTTAGTTGGTGGTGTGGATCGTCTGGTTAATTCCGTTAACGAACGAGACCTCGGCGGTGTTTTTTTAACTAGGCTGCGTTGGCTTCGGCCAGTCGTCAGCCTTCTTAGCCGGACTATCGTCGTTCAGACGGTGGAAGATCGAGGCAATAACAGGTCAGTAATGCCCTTCGATGTCTTGGGCCGCACGCGCGCTACACTGGTTTGTTCAATGTGCTATTACGTCTCACGCAAGTGAGGCCGCCTTTCTCGAGAGGGATGGGGAATCATTTAAAGCAAACCGTGCTGGGGATAGATCATTGCAATTATTGGTCTTGAACGAGGAATTCCTAGTAAGCGCACGTCATCAGCGTGCATTGATTTCGTACCTGCCCTTTGTACACACCGCCCGTCGCTACTACCGATTGAAGGCTCAAGTGAGCTGTAGGGAGATCTGCCTTTCGGGGTGGGTCGAACTACATCAAACTTGACTCTTTAGAGGAAGTATAAGTCGTAACAC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CTAAGCCATGCATGTCCAAGTATAAACACCTTTATACAGCGAAACTGCGTACAGCTCATTACATCAGTTATTATTCCTTTGATGGTACATCTCTACATGGATACCCGTAGTAATTCTAGAGCTAATACATGCGCAAAGCCCCGACTTTTTGGAAGGGGTGTGTTTATTAGATTCAGACCCGCACCCGCAAGGGTTCGTTGGTGATTCATAGTAACCTATTCGAATCGCTTGTTCGCAAGCGATGGTTCATTCAAATTTCTGCCCTATCAGCTTTTGATGGTAGTGTCGTGGACTACCATGGCTTTAACGGGTGACGGGGGATCAGGGTTCGATTCCGGAGAAGGGGCCTGAGAAACGGCCACTACATCCAAGGAAGGCAGCAGGCGCGCAAATTGCCCAATCCTGACCCAGGGAGGCAGTGACAAGAAATCCTGATGCTGAGCGCCTCACGGTGTTTAGCAATCGGAATGAGAGGTAGTTAAATCTAGCTATCGAATGCAACTGGAGGGCAAGTCTGGTGCCAGCAGCCGCGGTAATTCCAGCTCCAGTAGCGTATATTAAAATTGTTGCAGTTAAAAAGCTCGTAGTTGGATTTTTGTTGCTCCTTGTGCGAGGCTCCGCGCCGGTTTTGCCGGTGTGTGGGTTTTGCCGGACAACATTCACGCCTATGTCACGTAGCAATACGTGGGATGGGCACATTACTTTGAGAAAATTAGAGTGTTTCAAGCGGGCGTTTGCCTTGAATACTACAGCATGGAATAAAACCAACGGGCTTTCGTCCTTTTGGTGGGTTCCGGACCAAGTCATGATTGATAGGGATGGTTGGGGGTGCTAGAATTCCGAGGCCAGAGGTGAAATTCTTGGATTCTCGGAAGTCTAACTAGTGCGAAAGCATTCACCAAGGACATTTTCTTTAATCAAGAACGAAAGTTGGGGGATCGAAGACGATCAGATACCGTCGTAGTCTCAACCATAAACGATGCCAACTGGGGATTCGTTTACGTCTCAGCCGATCTGGGTAAAACCGTTCGGCTATCGACCAAATGAGCACCCTGTGAGAAATCAAAGTTTTCAGGTTCCGGGGGGAGTATGGTCGCAAGGCTGAAACTTAAAGGAATTGACGGAAGGGCACCACCAGGATTGGAGCCTGCGGCTTAATTTGACTCAACACGGGAAAACTTACCAGGTCCAGACATAGTGAGGATTGACAGATTGAAGCTCTTTCTTGATTCTATGGGTGGTGGTGCATGGCCGTTCTTAGTTGGTGGTGTGGATCGTCTGGTTAATTCCGTTAACGAACGAGACCTCGGCGGTGTTTTTTTAACTAGGCTGCGTTGGCTTCGGCCAGTCGTCAGCCTTCTTAGCCGGACTATCGTCGTTCAGACGGTGGAAGATCGAGGCAATAACAGGTCAGTAATGCCCTTCGATGTCTTGGGCCGCACGCGCGCTACACTGGTTTGTTCAATGTGCTATTACGTCTCACGCAAGTGAGGCCGCCTTTCTCGAGAGGGATGGGGAATCATTTAAAGCAAACCGTGCTGGGGATAGATCATTGCAATTATTGGTCTTGAACGAGGAATTCCTAGTAAGCGCACGTCATCAGCGTGCATTGATTTCGTACCTGCCCTTTGTACACACCGCCCGTCGCTACTACCGATTGAAGGCTCAAGTGAGCTGTAGGGAGATCTGCCTTTCGGGGTGGGTCGAACTACATCAAACTTGACTCTTTAGAGGAAGTATAAGTCGTAACAC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TCTTTATACTGTGAAACTGCGTACGGCTCATTAAATCAGTCATTATTTATTTGATGGTACCTTACTACATGGATACCCGTAGTAATTCTAGAGCTAATACATGCACAAAGTCCCGACTTTACGGAAGGGATGTATTTATTAGATAAAAAACCAATGCGGCCTCTGGTCGCTTTTGTGGTGATTCATAATAACTGATCGGATCGCATGGCGCAAGCTGGCGACAGTTCATTCAAATTTCTGCCCTATCAGCTTTCGACGGTAGTGTAGTGGACTACCGTGGCATTAACGGGTGACGGAGGATCAGGGTTCGATTCCGGAGAGGGAGCCTGAGAAACGGCTACCACATCCAAGGAAGGCAGCAGGCGCGCAAATTACCCAATCCTGACACAGGGAGGTAGTGACAATAAATAACAATACTGGGCTTTCTTAAGTCTGGTAATTGGAATGAGTACAATTTAAATCCCTTAACGAGGATCCATTGGAGGGCAAGTCTGGTGCCAGCAGCCGCGGTAATTCCAGCTCCAATAGCGTATATTAAAATTGTTGCAGTTAAAAAGCTCGTAGTTGGATTTCTGGCTTTGGCGCGCTTGGTCCGCCGCGGTTTCGCGTGTGAGTACCGATGTGTGCCGGTCATCCTTCGAGAGAGCTGTTCTATCCTTTACTGGATCGGAACAGTCATCTCGATCTTTTACTTTGAAAAAATTAGAGTGTTCAAAGCAGGCTTACGCTATGAATACATTAGCATGGAATAATAATTTAGGACTTTGGTCTTATTTTGTTGGTTTCTAAGACTAAAGTAATGATTGATAGGGATAGTTGGGGGTGCTAGTATTCAGCGGCCAGAGGTGAAATTCTTGGATTCGCTGAAGACTAACTTATGCGAAAGCATTCACCAAGGATGTCTTCTTTAATCAAGAACGAAAGTTGGGGGATCGAAGACGATCAGATACCGTCGTAGTCTCAACCATAAACTATGCCGACTAGGGATGAGTGAACGTTGATTTTTACGACTTCATTCGCACCTTATGAGAAATCAAAGTCTTTGGGTTCCGGGGGGAGTATGGTCGCAAGGCTGAAACTTAAAGGAATTGACGGAAGGGCACACCAGGAGTGGAGCCTGCGGCTTAATTTGACTCAACACGGGGAAACTTACCAGGTCCAGACATAGTGAGGATTGACAGATTGAAGATCTTTCTTGATTCTATGGGTGGTGGTGCATGGCCGTTCTTAGTTGGTGGAGTGATTTGTCTGGTTAATTCCGTTAACGAACGAGACCTCGACCTACTAACTAGTCCGGCGAATCGTTCGCGATTCGTTCCGTTTTTGACTTCTTAGAGGGACTATCGGTGTGTAACCGATGGAAGTTCGAGGCAATAACAGGTCTGTGATGCCCTTAGATGTTCTGGGCCGCACGCGCGCTACACTGATACGTTCATCGAGTTTATCACCTTGACTGACAGGTCTGGGTAATCTTGTTAAACCGTATCGTGCTGGGGATAGATCATTGTAATTATTGATCTTCAACGAGGAATTCCTAGTAATCGCGAGTCATCAGCTCGCAATGATTACGTCCCTGCCCTTTGTACACACCGCCCGTCGCTACTACCGATTGAATGGCTTAGTGAGCTTCAGGGATTGTTGTACTTGGTTGGTTTTCCAACCTTGTACT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CATATGCTTGTCTCAAAGATTAAGCCATGCATGTCTAAGTATAAACATCTTTATACTGTGAAACTGCGTACGGCTCATTAAATCAGTCATTATTTATTTGATGGTACCTTACTACATGGATACCCGTAGTAATTCTAGAGCTAATACATGCACAAAGTCCCGACTTTACGGAAGGGATGTATTTATTAGATAAAAAACCAATGCGGCCTCTGGTCGCTTTTGTGGTGATTCATAATAACTGATCGGATCGCATGGCGCAAGCTGGCGACAGTTCATTCAAATTTCTGCCCTATCAGCTTTCGACGGTAGTGTAGTGGACTACCGTGGCATTAACGGGTGACGGAGGATCAGGGTTCGATTCCGGAGAGGGAGCCTGAGAAACGGCTACCACATCCAAGGAAGGCAGCAGGCGCGCAAATTACCCAATCCTGACACAGGGAGGTAGTGACAATAAATAACAATACTGGGCTTTCTTAAGTCTGGTAATTGGAATGAGTACAATTTAAATCCCTTAACGAGGATCCATTGGAGGGCAAGTCTGGTGCCAGCAGCCGCGGTAATTCCAGCTCCAATAGCGTATATTAAAATTGTTGCAGTTAAAAAGCTCGTAGTTGGATTTCTGGCTTTGGCGCGCTTGGTCCGCCGCGGTTTCGCGTGTGAGTACCGATGTGTGCCGGTCATCCTTCGAGAGAGCTGTTCTATCCTTTACTGGATCGGAACAGTCATCTCGATCTTTTACTTTGAAAAAATTAGAGTGTTCAAAGCAGGCTTACGCTATGAATACATTAGCATGGAATAATAATTTAGGACTTTGGTCTTATTTTGTTGGTTTCTAAGACTAAAGTAATGATTGATAGGGATAGTTGGGGGTGCTAGTATTCAGCGGCCAGAGGTGAAATTCTTGGATTCGCTGAAGACTAACTTATGCGAAAGCATTCACCAAGGATGTCTTCTTTAATCAAGAACGAAAGTTGGGGGATCGAAGACGATCAGATACCGTCGTAGTCTCAACCATAAACTATGCCGACTAGGGATGAGTGAACGTTGATTTTTACGACTTCATTCGCACCTTATGAGAAATCAAAGTCTTTGGGTTCCGGGGGGAGTATGGTCGCAAGGCTGAAACTTAAAGGAATTGACGGAAGGGCACACCAGGAGTGGAGCCTGCGGCTTAATTTGACTCAACACGGGGAAACTTACCAGGTCCAGACATAGTGAGGATTGACAGATTGAAGATCTTTCTTGATTCTATGGGTGGTGGTGCATGGCCGTTCTTAGTTGGTGGAGTGATTTGTCTGGTTAATTCCGTTAACGAACGAGACCTCGACCTACTAACTAGTCCGGCGAATCGTTCGCGATTCGTTCCGTTTTTGACTTCTTAGAGGGACTATCGGTGTGTAACCGATGGAAGTTCGAGGCAATAACAGGTCTGTGATGCCCTTAGATGTTCTGGGCCGCACGCGCGCTACACTGATACGTTCATCGAGTTTATCACCTTGACTGACAGGTCTGGGTAATCTTGTTAAACCGTATCGTGCTGGGGATAGATCATTGTAATTATTGATCTTCAACGAGGAATTCCTAGTAATCGCGAGTCATCAGCTCGCAATGATTACGTCCCTGCCCTTTGTACACACCGCCCGTCGCTACTACCGATTGAATGGCTTAGTGAGCTTCAGGGATTGTTGTACTTGGTTGGTTTTCCAACCTTGTACT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CGAAACTGCGTACAGCTCATTAAATCAGTAATTATTTATTTGATGGTACCTTTCTACATGGATACCCGTAGTAATTCTAGAGCTAATACATGCACCAAAATCCCGACGCAAGAAGGGATGTATTTATTAGATAAAAAACCAACGGCCCTCTGGGTCTAATGTGGTGATTCATAGTAACTGATCGAATCGTGACGGCCTCGTGCTGACGATAGTTCATTCAAATTTCTGCCCTATCAGCTTTAGACGGTTGGGTAGTGGCCAACCGTGGCACTAACGGGTGACGGAGAATTAGGGTTCGATTCCGGAGAGGGAGCCTGAGAAATGGCTACCACATCCAAGGAAGGCAGCAGGCGCGCAAATTACCCAATCCTGACACAGGGAGGTAGTGACAATAAATAACAATACTGGGCATTTACATGTCTGGTAATTGGAATGAGTACAATTTAAATCCCATAACAAGGATCCATTGGAGGACAAGTCTGGTGCCAGCACCCGCGGTAATTCCAGCTCCAATAGCGTATATTAAAATTGTTGCAGTTAAAAAGCTCGTAGTTGGATTTCTGGCTAGGCGCGCACGGCTCGCCACGTTTACGTGAGTGAATGCCGTCGTGCGCCGGTCATCGTTCTGACGAACGCTGGTGCCCTTCACTGGGTGGCTGGTGCGCGTCAGATCCTTTACTTTGAAAAAATTAGAGTGTTTAAAGCAGGCAAGCGCTATGAATACATTAGCATGGAATAATAATTTAGGACTTTGGTTCTATTTTGTTGGTTTCTAGGACTGAAGTAATGATTGATAGGGACAGTTGGGGGTGCTAGTATTCAGCGGCCAGAGGTGAAATTCTTGGATTCGCTGAAGACTAACTTATGCGAAAGCATTCACCAAGGATGTCTTCTTTAATCAAGAACGAAAGTTGGGGGATCGAAGACGATCAGATACCGTCGTAGTCTCAACCATAAACTATGCCGACTAGGGATGGGTCAACGTTGTTTCAAGACTTGATCCGAACCTTATGAGAAATCAAAGTCTTTGGGTTCCGGGGGGAGTATGGTCGCAAGGCTGAAACTTAAAGGAATTGACGGAAGGGCACACCAGGAGTGGAGCCTGCGGCTTAATTTGACTCAACACGGGAAAACTTACCAGGTCCGGACATAGTGAGGATTGACAGATTGAAGATCTTTCTTGATTCTATGGGTGGTGGTGCATGGCCGTTCTTAGTTGGTGGAGTGATTTGTCTGGTTAATTCCGTTAACGAACGAGACCTCAACCTGCTAAATAGTACCGCTAATCCTCCGGGATTGGCTGGCGACTTCTTAGAGGGACTATCGGTGTGTAACCGATGGAAGTTTGAGGCAATAACAGGTCTGTGATGCCCTTAGATGTTCTGGGCCGCACGCGCGCTACACTGATACGTTCATCGAGCTTACAACCTTGACTGAGAGGTCTGGGTAATCTTTTGAAATCGTATCGTGCTGGGGATAGATTATTGTAATTTTTAATCTTCAACGAGGAATTCCTAGTAAACGCGATTCATCAGATCGCATTGATTACGTCCCTGCCCTTTGTACACACCGCCCGTCGCTACTACCGATTGAATGGCTTAGTGAGCTTCAGGGATTGATGTATTAGCTGGGTTTCCTGGCTTGTACATT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CAACTTTATACTGCGAAACTGCGTACAGCTCATTAAATCAGTAATTATTTATTTGATGGTACCTTTCTACATGGATACCCGTAGTAATTCTAGAGCTAATACATGCACCAAAATCCCGACGCAAGAAGGGATGTATTTATTAGATAAAAAACCAACGGCCCTCTGGGTCTAATGTGGTGATTCATAGTAACTGATCGAATCGTGACGGCCTCGTGCTGACGATAGTTCATTCAAATTTCTGCCCTATCAGCTTTAGACGGTTGGGTAGTGGCCAACCGTGGCACTAACGGGTGACGGAGAATTAGGGTTCGATTCCGGAGAGGGAGCCTGAGAAATGGCTACCACATCCAAGGAAGGCAGCAGGCGCGCAAATTACCCAATCCTGACACAGGGAGGTAGTGACAATAAATAACAATACTGGGCATTTACATGTCTGGTAATTGGAATGAGTACAATTTAAATCCCATAACAAGGATCCATTGGAGGACAAGTCTGGTGCCAGCACCCGCGGTAATTCCAGCTCCAATAGCGTATATTAAAATTGTTGCAGTTAAAAAGCTCGTAGTTGGATTTCTGGCTAGGCGCGCACGGCTCGCCACGTTTACGTGAGTGAATGCCGTCGTGCGCCGGTCATCGTTCTGACGAACGCTGGTGCCCTTCACTGGGTGGCTGGTGCGCGTCAGATCCTTTACTTTGAAAAAATTAGAGTGTTTAAAGCAGGCAAGCGCTATGAATACATTAGCATGGAATAATAATTTAGGACTTTGGTTCTATTTTGTTGGTTTCTAGGACTGAAGTAATGATTGATAGGGACAGTTGGGGGTGCTAGTATTCAGCGGCCAGAGGTGAAATTCTTGGATTCGCTGAAGACTAACTTATGCGAAAGCATTCACCAAGGATGTCTTCTTTAATCAAGAACGAAAGTTGGGGGATCGAAGACGATCAGATACCGTCGTAGTCTCAACCATAAACTATGCCGACTAGGGATGGGTCAACGTTGTTTCAAGACTTGATCCGAACCTTATGAGAAATCAAAGTCTTTGGGTTCCGGGGGGAGTATGGTCGCAAGGCTGAAACTTAAAGGAATTGACGGAAGGGCACACCAGGAGTGGAGCCTGCGGCTTAATTTGACTCAACACGGGAAAACTTACCAGGTCCGGACATAGTGAGGATTGACAGATTGAAGATCTTTCTTGATTCTATGGGTGGTGGTGCATGGCCGTTCTTAGTTGGTGGAGTGATTTGTCTGGTTAATTCCGTTAACGAACGAGACCTCAACCTGCTAAATAGTACCGCTAATCCTCCGGGATTGGCTGGCGACTTCTTAGAGGGACTATCGGTGTGTAACCGATGGAAGTTTGAGGCAATAACAGGTCTGTGATGCCCTTAGATGTTCTGGGCCGCACGCGCGCTACACTGATACGTTCATCGAGCTTACAACCTTGACTGAGAGGTCTGGGTAATCTTTTGAAATCGTATCGTGCTGGGGATAGATTATTGTAATTTTTAATCTTCAACGAGGAATTCCTAGTAAACGCGATTCATCAGATCGCATTGATTACGTCCCTGCCCTTTGTACACACCGCCCGTCGCTACTACCGATTGAATGGCTTAGTGAGCTTCAGGGATTGATGTATTAGCTGGGTTTCCTGGCTTGTACATTGAGAACTGAATCAAACTTGATCATTTAGAGGAAGTAAAAGTCGTAACAAGGTTTCC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AAAACTGCGTACAGCTCATTAAATCAGTAATTATTTATTTGATGGTACCTTACTACATGGATACCCGTAGTAATTCTAGAGCTAATACATGCACAAAACCGCGACTCTCGGGAAGCGGTGTATTTATTAGATAAAAAACCAATGCAGGCTCTGCCTGGTTTGTGGTGATTCATAGTAACTGATCGAATCGCATGGCCTTGTGCCGGCGATAGTTCATTCAAATTTCTGCCCTATCAGCTTTCGACGGTAGTGTAGTGGACTACCGTGGCATTTACGGGTGACGGAGAATTAGGGTTCGATTCCGGAGAGGGAGCCTGAGAAATGGCTACCACATCCAAGGAAGGCAGCAGGCGCGCAAATTACCCAATCCTGACACAGGGAGGTAGTGACAATAAATAACAATACTGGGCCTTTACGGTCTGGTAATTGGAATGAGTACAATTTAAATCCCTTAACGAGGATCCATTGGAGGGCAAGTCTGGTGCCAGCAGCCGCGGTAATTCCAGCTCCAATAGCGTATATTAAAATTGTTGCAGTTAAAAAGCTCGTAGTTGGATTTCTGGCTTGGTGCGCGCTGTCCGCCAAGGTTTCTTGGTGTGTACAGAAGTGCGCCTGCCATCCTTCCGGAAAATGACTCTACCCTTCACTGGGCCGGGGTCACTTCTGGATCATTTACTTTGAAAAAATTAGAGTGTTCAAAGCAGGCTTGCGCTATGAATACATTAGCATGGAATAATAATTTAGGACTTCTGTTCTATTTTGTTGGTTTCTAGGATGGAAGTAATGATTGATAGGGATAGTTGGGGGTGCTAGTATTCCGCGGCCAGAGGTGAAATTCTTGGATTCGCGGAAGACTAACTTATGCGAAAGCATTCACCAAGGATGTCTTCTTTAATCAAGAACGAAAGTTGGGGGATCGAAGACGATCAGATACCGTCGTAGTCTCAACTATAAACTATGCCGACTAGGGATGGGTGAACGTTGCTTCTTCGACTTCATCCGCACCTTATGAGAAATCAAAGTCTTTGGGTTCCGGGGGGAGTATGGTCGCAAGGCTGAAACTTAAAGGAATTGACGGAAGGGCACACCAGGAGTGGAGCCTGCGGCTTAATTTGACTCAACACGGGAAAACTTACCAGGTCCAGACATAGTGAGGATTGACAGATTGAAGATCTTTCTTGATTCTATGGGTGGTGGTGCATGGCCGTTCTTAGTTGGTGGAGTGATTTGTCTGGTTAATTCCGTTAACGAACGAGACCTCGACCTGCTAAATAGCTCGGCGAATCTTTCGGGATTCGTACGCGCTTCTTAGAGGGACTATCGGTGTGTAGCCGATGGAAGTTCGAGGCAATAACAGGTCTGTGATGCCCTTAGATGTTCTGGGCCGCACGCGCGCTACACTGATACGTTCATCGAGCTTACAACCTTGACTGAGAGGTCTGGGTAATCTTTTTAAAGCGTATCGTGATGGGGATAGATTATTGTAATTTTTAGTCTTCAACGAGGAATTCCTAGTAAACGCGATTCATCAAATCGCATTGATTACGTCCCTGCCCTTTGTACACACCGCCCGTCGCTACTACCGATTGAATGGCTTAGTGAGCTTCAGAGATTGATGTACATAGTGGCAACACTTTGTA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CTTTATACTGTAAAACTGCGTACAGCTCATTAAATCAGTAATTATTTATTTGATGGTACCTTACTACATGGATACCCGTAGTAATTCTAGAGCTAATACATGCACAAAACCGCGACTCTCGGGAAGCGGTGTATTTATTAGATAAAAAACCAATGCAGGCTCTGCCTGGTTTGTGGTGATTCATAGTAACTGATCGAATCGCATGGCCTTGTGCCGGCGATAGTTCATTCAAATTTCTGCCCTATCAGCTTTCGACGGTAGTGTAGTGGACTACCGTGGCATTTACGGGTGACGGAGAATTAGGGTTCGATTCCGGAGAGGGAGCCTGAGAAATGGCTACCACATCCAAGGAAGGCAGCAGGCGCGCAAATTACCCAATCCTGACACAGGGAGGTAGTGACAATAAATAACAATACTGGGCCTTTACGGTCTGGTAATTGGAATGAGTACAATTTAAATCCCTTAACGAGGATCCATTGGAGGGCAAGTCTGGTGCCAGCAGCCGCGGTAATTCCAGCTCCAATAGCGTATATTAAAATTGTTGCAGTTAAAAAGCTCGTAGTTGGATTTCTGGCTTGGTGCGCGCTGTCCGCCAAGGTTTCTTGGTGTGTACAGAAGTGCGCCTGCCATCCTTCCGGAAAATGACTCTACCCTTCACTGGGCCGGGGTCACTTCTGGATCATTTACTTTGAAAAAATTAGAGTGTTCAAAGCAGGCTTGCGCTATGAATACATTAGCATGGAATAATAATTTAGGACTTCTGTTCTATTTTGTTGGTTTCTAGGATGGAAGTAATGATTGATAGGGATAGTTGGGGGTGCTAGTATTCCGCGGCCAGAGGTGAAATTCTTGGATTCGCGGAAGACTAACTTATGCGAAAGCATTCACCAAGGATGTCTTCTTTAATCAAGAACGAAAGTTGGGGGATCGAAGACGATCAGATACCGTCGTAGTCTCAACTATAAACTATGCCGACTAGGGATGGGTGAACGTTGCTTCTTCGACTTCATCCGCACCTTATGAGAAATCAAAGTCTTTGGGTTCCGGGGGGAGTATGGTCGCAAGGCTGAAACTTAAAGGAATTGACGGAAGGGCACACCAGGAGTGGAGCCTGCGGCTTAATTTGACTCAACACGGGAAAACTTACCAGGTCCAGACATAGTGAGGATTGACAGATTGAAGATCTTTCTTGATTCTATGGGTGGTGGTGCATGGCCGTTCTTAGTTGGTGGAGTGATTTGTCTGGTTAATTCCGTTAACGAACGAGACCTCGACCTGCTAAATAGCTCGGCGAATCTTTCGGGATTCGTACGCGCTTCTTAGAGGGACTATCGGTGTGTAGCCGATGGAAGTTCGAGGCAATAACAGGTCTGTGATGCCCTTAGATGTTCTGGGCCGCACGCGCGCTACACTGATACGTTCATCGAGCTTACAACCTTGACTGAGAGGTCTGGGTAATCTTTTTAAAGCGTATCGTGATGGGGATAGATTATTGTAATTTTTAGTCTTCAACGAGGAATTCCTAGTAAACGCGATTCATCAAATCGCATTGATTACGTCCCTGCCCTTTGTACACACCGCCCGTCGCTACTACCGATTGAATGGCTTAGTGAGCTTCAGAGATTGATGTACATAGTGGCAACACTTTGTACATCCGAGAACTGAATCAAACTTGATCATTTAGAGGAAGTAAAAGTCGTAACAAGGTTTCC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AAAACTGCGTACAGCTCATTAAATCAGTAATTATTTATTTGATGGTACCTTACTACATGGATACCCGTAGTAATTCTAGAGCTAATACATGCACAAAATCCTGACTCTTCTGGGAAGGGATGTATTTATTAGATAAAAAACCAATGCACCCTCTGGGTGGTTTGTGGTGATTCATAATAACTGATCGAATCGCATGGTTTCGTGCCGGCGATAGTTCATTCAAATTTCTGCCCTATCAGCTTTCGACGGTAGTGTAGTGGACTACCGTGGCATTTACGGGTGACGGAGAATTAGGGTTCGATTCCGGAGAGGGAGCCTGAGAAATGGCTACCACATCCAAGGAAGGCAGCAGGCGCGCAAATTACCCAATCCTGACACAGGGAGGTAGTGACAATAAATAACAATACTGGGCCTTCACGGTCTGGTAATTGGAATGAGTACAATTTAAATCCCTTAACGAGGATCCATTGGAGGGCAAGTCTGGTGCCAGCAGCCGCGGTAATTCCAGCTCCAATAGCGTATATTAAAATTGTTGCAGTTAAAAAGCTCGTAGTTGGATTTCTGGCTTGGTGCGCGCCGTCCGCTACGGTTACGTAGTGTGTGCGGTTGTGCGCCTGCCATCTTTCTAGACAGCATGCTGCGCCCTTCACTGGGTGGCAGGTGTTGGCTGGATCTTTTACTTTGAAAAAATTAGAGTGTTCAAAGCAGGCTTGCGCTATGAATACATTAGCATGGAATAATAATTTAGGACTTCTGTTCTATTTTGTTGGTTTCTAGGATGGAAGTAATGATTGATAGGGATAGTTGGGGGTGCTAGTATTCAGCGGCCAGAGGTGAAATTCTCGGATTCGCTGAAGACTAACTTATGCGAAAGCATTCACCAAGGATGTCTTCTTTAATCAAGAACGAAAGTTGGGGGATCGAAGACGATCAGATACCGTCGTAGTCTCAACCATAAACGATGCCGACTAGGGATGGGTAAACGTTGCTTTTTCGACTTTATCCGCACCTTATGAGAAATCAAAGTCTTTGGGTTCCGGGGGGAGTATGGTCGCAAGGCTGAAACTTAAAGGAATTGACGGAAGGGCACACCAGGAGTGGAGCCTGCGGCTTAATTTGACTCAACACGGGAAAACTTACCAGGTCCAGACATAGTGAGGATTGACAGATTGAAGATCTTTCTTGATTCTATGGGTGGTGGTGCATGGCCGTTCTTAGTTGGTGGAGTGATTTGTCTGGTTAATTCCGTTAACGAACGAGACCTCGACCTGCTAAATAGTGTGGCGAATTCTTCGGGATTCGTACACGCTTCTTAGAGGGACTATCGGTGTGTAACCGATGGAAGTTCGAGGCAATAACAGGTCTGTGATGCCCTTAGATGTTCTGGGCCGCACGCGCGCTACACTGATACGTTCATCGAGCTTACAACCTTGACTGAGAGGTCTGGGTAATCTTTTTAAATCGTATCGTGCTGGGGATAGATTATTGTAATTATTAATCTTCAACGAGGAATTCCTAGTAAACGCGAGTCATCAGCTCGCATTGATTACGTCCCTGCCCTTTGTACACACCGCCCGTCGCTACTACCGATTGAATGGCTTAGTGAGCTCCAGAGATTGTTGTGTTTGGTAGCAATACCTTGCACATCCGAGAACTGG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CTTTATACTGTAAAACTGCGTACAGCTCATTAAATCAGTAATTATTTATTTGATGGTACCTTACTACATGGATACCCGTAGTAATTCTAGAGCTAATACATGCACAAAATCCTGACTCTTCTGGGAAGGGATGTATTTATTAGATAAAAAACCAATGCACCCTCTGGGTGGTTTGTGGTGATTCATAATAACTGATCGAATCGCATGGTTTCGTGCCGGCGATAGTTCATTCAAATTTCTGCCCTATCAGCTTTCGACGGTAGTGTAGTGGACTACCGTGGCATTTACGGGTGACGGAGAATTAGGGTTCGATTCCGGAGAGGGAGCCTGAGAAATGGCTACCACATCCAAGGAAGGCAGCAGGCGCGCAAATTACCCAATCCTGACACAGGGAGGTAGTGACAATAAATAACAATACTGGGCCTTCACGGTCTGGTAATTGGAATGAGTACAATTTAAATCCCTTAACGAGGATCCATTGGAGGGCAAGTCTGGTGCCAGCAGCCGCGGTAATTCCAGCTCCAATAGCGTATATTAAAATTGTTGCAGTTAAAAAGCTCGTAGTTGGATTTCTGGCTTGGTGCGCGCCGTCCGCTACGGTTACGTAGTGTGTGCGGTTGTGCGCCTGCCATCTTTCTAGACAGCATGCTGCGCCCTTCACTGGGTGGCAGGTGTTGGCTGGATCTTTTACTTTGAAAAAATTAGAGTGTTCAAAGCAGGCTTGCGCTATGAATACATTAGCATGGAATAATAATTTAGGACTTCTGTTCTATTTTGTTGGTTTCTAGGATGGAAGTAATGATTGATAGGGATAGTTGGGGGTGCTAGTATTCAGCGGCCAGAGGTGAAATTCTCGGATTCGCTGAAGACTAACTTATGCGAAAGCATTCACCAAGGATGTCTTCTTTAATCAAGAACGAAAGTTGGGGGATCGAAGACGATCAGATACCGTCGTAGTCTCAACCATAAACGATGCCGACTAGGGATGGGTAAACGTTGCTTTTTCGACTTTATCCGCACCTTATGAGAAATCAAAGTCTTTGGGTTCCGGGGGGAGTATGGTCGCAAGGCTGAAACTTAAAGGAATTGACGGAAGGGCACACCAGGAGTGGAGCCTGCGGCTTAATTTGACTCAACACGGGAAAACTTACCAGGTCCAGACATAGTGAGGATTGACAGATTGAAGATCTTTCTTGATTCTATGGGTGGTGGTGCATGGCCGTTCTTAGTTGGTGGAGTGATTTGTCTGGTTAATTCCGTTAACGAACGAGACCTCGACCTGCTAAATAGTGTGGCGAATTCTTCGGGATTCGTACACGCTTCTTAGAGGGACTATCGGTGTGTAACCGATGGAAGTTCGAGGCAATAACAGGTCTGTGATGCCCTTAGATGTTCTGGGCCGCACGCGCGCTACACTGATACGTTCATCGAGCTTACAACCTTGACTGAGAGGTCTGGGTAATCTTTTTAAATCGTATCGTGCTGGGGATAGATTATTGTAATTATTAATCTTCAACGAGGAATTCCTAGTAAACGCGAGTCATCAGCTCGCATTGATTACGTCCCTGCCCTTTGTACACACCGCCCGTCGCTACTACCGATTGAATGGCTTAGTGAGCTCCAGAGATTGTTGTGTTTGGTAGCAATACCTTGCACATCCGAGAACTGGATCAAACTTGATCATTTAGAGGAAGTAAAAGTCGTAACAAGGTTTCC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AAAACTGCGTACAGCTCATTAAATCAGTAATTATTTATTTGATGGTACCTTACTACATGGATACCTGTAGTAATTCTAGAGCTAATACATGCACAAAGTCCCGACTTCACGGAAGGGATGTATTTATTAGATAAAAAACCAATGCAGGCTCTGCCTGGTTCAGTGGTGACTCATAATAACTGATCGAATCGCATGACCTTGTGTCGGCGATAGTTCATTCAAATTTCTGCCCTATCAGCTTTCGACTGTAGTGTAGTGGACTACAGTGGCACTTACGGGTGACGGAGAATTAGGGTTCGGTTCCGGAGAGGGAGCCTGAGAAATGGCTACCACATCCAAGGAAGGCAGCAGGCGCGCAAATTACCCAATCCTGACACAGGGAGGTAGTGACAATAAATAACAATACTGGGCCTTTTAGGTCTGGTAATTGGAATGAGTACAATTTAAATCCCTTAACGAGGATCCATTGGAGGACAAGTCTGGTGCCAGCACCCGCGGTAATTCCAGCTCCAATAGCGTATATTAAAATTGTTGCAGTTAAAAAGCTCGTAGTTGGATTTCTGGCTTGGCGCGCGCGGCCCGAATCGTTTTACGGTTTGTGTGCCGTTGTGCGCCTGCCATCCTTCTGGAAAACAGCTGTACCCTTCACTGGGCCGCAGTTGGGATTCAGATCTTTTACTTTGAAAAAATTAGAGTGTTTAAAGCAGGCTTGCGCTATGAATACATTAGCATGGAATAATAATTTAGGACTTCTGTTCTATTTTGTTGGTTTCTAGGATGGAAGTAATGATTGATAGGGATAGTTGGGGGTGCTAGTATTCAGGGGCCAGAGGTGAAATTCTTGGATTCCCTGAAGACTAACTTATGCGAAAGCATTCACCAAGGATGTCTTCTTTAATCAAGAACGAAAGTTGGGGGATCGAAGACGATCAGATACCGTCGTAGTCTCAACCATAAACTATGCCGACTAGGGATGGGCGAACGTTATACAATTGACTTCGTCCGCACCTTATGAGAAATCAAAGTCTTTGGGTTCCGGGGGGAGTATGGTCGCAAGGCTGAAACTTAAAGGAATTGACGGAAGGGCACCACCAGGAGTGGAGCCTGCGGCTTAATTTGACTCAACACGGGAAAACTTACCAGGTCCAGACATAGTGAGGATTGACAGATTGAAGATCTTTCTTGATTCTATGGGTGGTGGTGCATGGCCGTTCTTAGTTGGTGGAGTGATTTGTCTGGTTAATTCCGTTAACGAACGAGACCTCGACCTGCTAAATAGTATGGCAAATCCTAGATTTGTACATGCTTCTTAGAGGGACTATCGGTGTGTAGCCGATGGAAGTTCGAGGCAATAACAGGTCTGTGATGCCCTTAGATGTTCTGGGCCGCACGCGCGCTACACTGATACGTTCATCGAGCTTACAACCTTGACTGAGAGGTCTGGGTAATCTTTTAAAATCGTATCGTGCTGGGGATAGATTATTGTAATTTTTAATCTTCAACGAGGAATTCCTAGTAAACGCGAGTCATCAGCTCGCATTGATTACGTCCCTGCCCTTTGTACACACCGCCCGTCGCTACTACCGATTGAATGGCTTAGTGAGCTTCAGGGATTGATGTGTTTGGTGGGCAACCATCTTATACGT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CTTTATACTGTAAAACTGCGTACAGCTCATTAAATCAGTAATTATTTATTTGATGGTACCTTACTACATGGATACCTGTAGTAATTCTAGAGCTAATACATGCACAAAGTCCCGACTTCACGGAAGGGATGTATTTATTAGATAAAAAACCAATGCAGGCTCTGCCTGGTTCAGTGGTGACTCATAATAACTGATCGAATCGCATGACCTTGTGTCGGCGATAGTTCATTCAAATTTCTGCCCTATCAGCTTTCGACTGTAGTGTAGTGGACTACAGTGGCACTTACGGGTGACGGAGAATTAGGGTTCGGTTCCGGAGAGGGAGCCTGAGAAATGGCTACCACATCCAAGGAAGGCAGCAGGCGCGCAAATTACCCAATCCTGACACAGGGAGGTAGTGACAATAAATAACAATACTGGGCCTTTTAGGTCTGGTAATTGGAATGAGTACAATTTAAATCCCTTAACGAGGATCCATTGGAGGACAAGTCTGGTGCCAGCACCCGCGGTAATTCCAGCTCCAATAGCGTATATTAAAATTGTTGCAGTTAAAAAGCTCGTAGTTGGATTTCTGGCTTGGCGCGCGCGGCCCGAATCGTTTTACGGTTTGTGTGCCGTTGTGCGCCTGCCATCCTTCTGGAAAACAGCTGTACCCTTCACTGGGCCGCAGTTGGGATTCAGATCTTTTACTTTGAAAAAATTAGAGTGTTTAAAGCAGGCTTGCGCTATGAATACATTAGCATGGAATAATAATTTAGGACTTCTGTTCTATTTTGTTGGTTTCTAGGATGGAAGTAATGATTGATAGGGATAGTTGGGGGTGCTAGTATTCAGGGGCCAGAGGTGAAATTCTTGGATTCCCTGAAGACTAACTTATGCGAAAGCATTCACCAAGGATGTCTTCTTTAATCAAGAACGAAAGTTGGGGGATCGAAGACGATCAGATACCGTCGTAGTCTCAACCATAAACTATGCCGACTAGGGATGGGCGAACGTTATACAATTGACTTCGTCCGCACCTTATGAGAAATCAAAGTCTTTGGGTTCCGGGGGGAGTATGGTCGCAAGGCTGAAACTTAAAGGAATTGACGGAAGGGCACCACCAGGAGTGGAGCCTGCGGCTTAATTTGACTCAACACGGGAAAACTTACCAGGTCCAGACATAGTGAGGATTGACAGATTGAAGATCTTTCTTGATTCTATGGGTGGTGGTGCATGGCCGTTCTTAGTTGGTGGAGTGATTTGTCTGGTTAATTCCGTTAACGAACGAGACCTCGACCTGCTAAATAGTATGGCAAATCCTAGATTTGTACATGCTTCTTAGAGGGACTATCGGTGTGTAGCCGATGGAAGTTCGAGGCAATAACAGGTCTGTGATGCCCTTAGATGTTCTGGGCCGCACGCGCGCTACACTGATACGTTCATCGAGCTTACAACCTTGACTGAGAGGTCTGGGTAATCTTTTAAAATCGTATCGTGCTGGGGATAGATTATTGTAATTTTTAATCTTCAACGAGGAATTCCTAGTAAACGCGAGTCATCAGCTCGCATTGATTACGTCCCTGCCCTTTGTACACACCGCCCGTCGCTACTACCGATTGAATGGCTTAGTGAGCTTCAGGGATTGATGTGTTTGGTGGGCAACCATCTTATACGTCGAGAACTGAATCAAACTTGATCATTTAGAGGAAGTAAAAGTCGTAACAAGGTTTCC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ATACAGTGAAACTGCGTACAGCTCATTATATCAGTTATTATTTATTTGATGGTACCTTACTACATGGATAACCGTAGTAATTCTAGAGCTAATACATGCACAAATGTCTGACTAGGCAACTGGGAAGACTGTATTTATTAGATATAAAATCAATGCAGGCCTAAAAAACCTGCTTATTTGGTGACTCATAGTAACTAATCGAATCGCATGGCCTTGTGCTGGCGATAGTTCATTCAAATTTCTGCCCTATCAGCTTTCGATGGTAGTGTAGTGGACTACCATGGCTTTAACGGGTGACGGAGAATTAGGGTTCGATTCCGGAGAGGGAGCCTGAGAAACGGCTACCACATCCAAGGAAGGCAGCAGGCGCGCAAATTACCCAATCCTGACACAGGGAGGTAGTGACAAAAAATAACAACACTGGGCCTGTAAAGGTCTGGTGATTGGAATGAGTACAATTTAAATCCCTTAACAAGGATCCATTGGAGGGCAAGTCTGGTGCCAGCAGCCGCGGTAATTCCAGCTCCAATAGCGTATATTAAAGTTGCTGCAGTTAAAAAGCTCGTAGTTGGATTTCTGGTTTGACGCGCCTGGCCCGCTGCCATCATGGTATGTGAGTGCCGGGTCGCGTCTGCCATCTTTCTAGAGAACCTTGCTACCCTTCATTGGGCTGGCAACGGTAATCTAGATCTTTTACTTTGAAAAAATTAGAGTGTTTAAAGCAGGCTTATTAGCTATGAATACATTAGCATGGAATAATAATTTAGGACTTTGGTTCTATTTTGTTGGTTTTGAGAACTAAAGTAATGATTGATAGGGATAGTTGGGGGTGCTCGTATTCAGTGGCCAGAGGTGAAATTCTTGGATTCACTGACGACGAACTTATGCGAAAGCATTCACCAAGGATGTCTTCTTTAATCAAGAACGAAAGTTGGGGGTTCGAACTCGATCAGATACCGAGGTAGTCTCAACTATAAACTATGCCAACTAGGGATCAGTCAACGTCAATAACTAGGACTTGATTGGCACCTTATGAGAAATCAAAGTCTTTGGGTTCCGGGGGGAGTATGGTCGCAAGGCTGAAACTTAAAGGAATTGACGGAAGGGCACCACCAGGAGTGGAGCCTGCGGCTTAATTTGACTCAACACGGGGAAACTTACCAGGTCCAGACATAGTGAGGATTGACAGATTGAAGATCTTTCTTGATTCTATGGGTGGTGGTGCATGGCCGTTCTTAGTTGGTGGAGTGATTTGTCTGGTTAATTCCGTTAACGAACGAGACCTCGACCTGCTAAATAGTCTGGCTCAGTCTTCGGGCTGAGTACTGGCTTCTTAGAGGGACTATCGGTGTGTAGCCGATGGAAGTTCGAGGCAATAACAGGTCTGTGATGCCCTTAGATGTTCTGGGCCGCACGCGCGCTACACTGACGAATTCATCAAGCTTACAACCTTGACCTAGCGGTCTGGGTAATCTCTTAACATTCGTCGTGCTGGGGATTGATCTTTGTAATTGTAGATCATGAACGAGGAATTCCTAGTAAACGCATGTCATCAACATGCATTGATTACGTCCCTGCCCTTTGTACACACCGCCCGTCGCTACTACCGATTGAATGAATTAGTGAGCTCTAGGGATTGACAATCTTATATGGCAACATATTTGATTGTCAAGAACTGGATCAAACTTGC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TTTATACAGTGAAACTGCGTACAGCTCATTATATCAGTTATTATTTATTTGATGGTACCTTACTACATGGATAACCGTAGTAATTCTAGAGCTAATACATGCACAAATGTCTGACTAGGCAACTGGGAAGACTGTATTTATTAGATATAAAATCAATGCAGGCCTAAAAAACCTGCTTATTTGGTGACTCATAGTAACTAATCGAATCGCATGGCCTTGTGCTGGCGATAGTTCATTCAAATTTCTGCCCTATCAGCTTTCGATGGTAGTGTAGTGGACTACCATGGCTTTAACGGGTGACGGAGAATTAGGGTTCGATTCCGGAGAGGGAGCCTGAGAAACGGCTACCACATCCAAGGAAGGCAGCAGGCGCGCAAATTACCCAATCCTGACACAGGGAGGTAGTGACAAAAAATAACAACACTGGGCCTGTAAAGGTCTGGTGATTGGAATGAGTACAATTTAAATCCCTTAACAAGGATCCATTGGAGGGCAAGTCTGGTGCCAGCAGCCGCGGTAATTCCAGCTCCAATAGCGTATATTAAAGTTGCTGCAGTTAAAAAGCTCGTAGTTGGATTTCTGGTTTGACGCGCCTGGCCCGCTGCCATCATGGTATGTGAGTGCCGGGTCGCGTCTGCCATCTTTCTAGAGAACCTTGCTACCCTTCATTGGGCTGGCAACGGTAATCTAGATCTTTTACTTTGAAAAAATTAGAGTGTTTAAAGCAGGCTTATTAGCTATGAATACATTAGCATGGAATAATAATTTAGGACTTTGGTTCTATTTTGTTGGTTTTGAGAACTAAAGTAATGATTGATAGGGATAGTTGGGGGTGCTCGTATTCAGTGGCCAGAGGTGAAATTCTTGGATTCACTGACGACGAACTTATGCGAAAGCATTCACCAAGGATGTCTTCTTTAATCAAGAACGAAAGTTGGGGGTTCGAACTCGATCAGATACCGAGGTAGTCTCAACTATAAACTATGCCAACTAGGGATCAGTCAACGTCAATAACTAGGACTTGATTGGCACCTTATGAGAAATCAAAGTCTTTGGGTTCCGGGGGGAGTATGGTCGCAAGGCTGAAACTTAAAGGAATTGACGGAAGGGCACCACCAGGAGTGGAGCCTGCGGCTTAATTTGACTCAACACGGGGAAACTTACCAGGTCCAGACATAGTGAGGATTGACAGATTGAAGATCTTTCTTGATTCTATGGGTGGTGGTGCATGGCCGTTCTTAGTTGGTGGAGTGATTTGTCTGGTTAATTCCGTTAACGAACGAGACCTCGACCTGCTAAATAGTCTGGCTCAGTCTTCGGGCTGAGTACTGGCTTCTTAGAGGGACTATCGGTGTGTAGCCGATGGAAGTTCGAGGCAATAACAGGTCTGTGATGCCCTTAGATGTTCTGGGCCGCACGCGCGCTACACTGACGAATTCATCAAGCTTACAACCTTGACCTAGCGGTCTGGGTAATCTCTTAACATTCGTCGTGCTGGGGATTGATCTTTGTAATTGTAGATCATGAACGAGGAATTCCTAGTAAACGCATGTCATCAACATGCATTGATTACGTCCCTGCCCTTTGTACACACCGCCCGTCGCTACTACCGATTGAATGAATTAGTGAGCTCTAGGGATTGACAATCTTATATGGCAACATATTTGATTGTCAAGAACTGGATCAAACTTGC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GAACTTTATACTCTAAAACTGCGTACAGCTCATTAAATCAGTAATTATTTATTTGATGGTAACTTACTAAATGGATACCCGTAGTAATTCTAGAGCTAATACATGCACAAAATCCCGACTCGTAAGGGAAGGGACGTATTTATTAGATAAAAAACCAATGCAGGTTCGCCTGGTTGATGGTGATTCATAATAACTGATCGAATCGCATGACCTTGTGTCGGCGATAGTTCATTCAAATTTCTGCCCTATCAGCTTTCGACGGTAGTGTAGTGGACTACCGTGGCATTTACGGGTGACGGAGAATTAGGGTTCGATTCCGGAGAGCGGGCCTTAGAAACGGCCAGCACATCCAAGGAAGGCAGCAGGCGCGCAAATTACCCAATCCTGACACAGGGAGGTAGTGACAAAAAATAACAATACTGGGCCGTTTCGGTCTGGTAATTGGAATGAGTACAATTTAAATCCCTTAACGAGGATCCATTGGAGGGCAAGTCTGGTGCCAGCAGCCGCGGTAATTCCAGCTCCAATAGCGTATATTAAAATTGTTGCAGTTAAAAAGCTCGTAGTTGGATTTCTGGTTTGGTGCGCGCGGTCCGCTGCGGTTTCGTAGCGTGTGCTGTTGTGCGCCTGCCATCGTTTGAGGCAGGGGCGTGCTCTTCACTGGGTGCGTCTTTATCTCAATCTTTTACTTTGAAAAAATTAGAGTGTTCAAAGCAGGCTTGCGCTATGAATACATTAGCATGGAATAATAATATAGGACTTCTGTTCTATTTTGTTGGTTTCTAGGATGGAAGTAATGATTGATAGGGACAGTTGGGGGTGCTAGTATTCAGAGGCCAGAGGTGAAATTCTTGGATTCTCTGAAGACTAACTTATGCGAAAGCATTCACCAAGGATGTCTTCTTTAATCAAGAACGAAAGTTGGGGGATCGAAGACGATCAGATACCGTCGTAGTCTCAACCATAAACTATGCCGACTAGGGATGGGTGAGTGTTGCTTTTTCGACCTCATCCGAACCTTATGAGAAATCAAAGTCTTTGGGTTCCGGGGGGAGTATGGTCGCAAGGCTGAAACTTAAAGGAATTGACGGAAGGGCACACCAGGAGTGGAGCCTGCGGCTTAATTTGACTCAACACGGGAAAACTTACCAGGTCCGGACATAGTGAGGATTGACAGATTGAAGATCTTTCTTGATTCTATGGGTGGTGGTGCATGGCCGTTCTTAGTTGGTGGAGTGATTTGTCTGGTTGATTCCGTTAACGAACGAGACCTCGACCTGCTAAATAGTTCGGCGAATCCTTGGATTCGTACGGACTTCTTAGAGGGACTATCGGTGTGTAATCGGTGGAAGTTCGAGGCAATAACAGGTCTGTGATGCCCTTAGATGTTCTGGGCCGCACGCGCGCTACACTGATACGTTCATCGAGTTTACAACCTTGACTGAGAGGTCTGGGTAATCTTTAAATCGTATCGTGCTGGGGATAGATCATTGTAATTATTGATCTTCAACGAGGAATTCCTAGTAAACGCGAGTCATCAGCTCGCATTGATTACGTCCCTGCCCTTTGTACACACCGCCCGTCGCTACTACCGATTGAATGGCTTAGTGAGCTTCAGGGATTGATGCATTTGGTGGGTTTCCACCTTGTGCATCCGAGAACTGA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GAACTTTATACTCTAAAACTGCGTACAGCTCATTAAATCAGTAATTATTTATTTGATGGTAACTTACTAAATGGATACCCGTAGTAATTCTAGAGCTAATACATGCACAAAATCCCGACTCGTAAGGGAAGGGACGTATTTATTAGATAAAAAACCAATGCAGGTTCGCCTGGTTGATGGTGATTCATAATAACTGATCGAATCGCATGACCTTGTGTCGGCGATAGTTCATTCAAATTTCTGCCCTATCAGCTTTCGACGGTAGTGTAGTGGACTACCGTGGCATTTACGGGTGACGGAGAATTAGGGTTCGATTCCGGAGAGCGGGCCTTAGAAACGGCCAGCACATCCAAGGAAGGCAGCAGGCGCGCAAATTACCCAATCCTGACACAGGGAGGTAGTGACAAAAAATAACAATACTGGGCCGTTTCGGTCTGGTAATTGGAATGAGTACAATTTAAATCCCTTAACGAGGATCCATTGGAGGGCAAGTCTGGTGCCAGCAGCCGCGGTAATTCCAGCTCCAATAGCGTATATTAAAATTGTTGCAGTTAAAAAGCTCGTAGTTGGATTTCTGGTTTGGTGCGCGCGGTCCGCTGCGGTTTCGTAGCGTGTGCTGTTGTGCGCCTGCCATCGTTTGAGGCAGGGGCGTGCTCTTCACTGGGTGCGTCTTTATCTCAATCTTTTACTTTGAAAAAATTAGAGTGTTCAAAGCAGGCTTGCGCTATGAATACATTAGCATGGAATAATAATATAGGACTTCTGTTCTATTTTGTTGGTTTCTAGGATGGAAGTAATGATTGATAGGGACAGTTGGGGGTGCTAGTATTCAGAGGCCAGAGGTGAAATTCTTGGATTCTCTGAAGACTAACTTATGCGAAAGCATTCACCAAGGATGTCTTCTTTAATCAAGAACGAAAGTTGGGGGATCGAAGACGATCAGATACCGTCGTAGTCTCAACCATAAACTATGCCGACTAGGGATGGGTGAGTGTTGCTTTTTCGACCTCATCCGAACCTTATGAGAAATCAAAGTCTTTGGGTTCCGGGGGGAGTATGGTCGCAAGGCTGAAACTTAAAGGAATTGACGGAAGGGCACACCAGGAGTGGAGCCTGCGGCTTAATTTGACTCAACACGGGAAAACTTACCAGGTCCGGACATAGTGAGGATTGACAGATTGAAGATCTTTCTTGATTCTATGGGTGGTGGTGCATGGCCGTTCTTAGTTGGTGGAGTGATTTGTCTGGTTGATTCCGTTAACGAACGAGACCTCGACCTGCTAAATAGTTCGGCGAATCCTTGGATTCGTACGGACTTCTTAGAGGGACTATCGGTGTGTAATCGGTGGAAGTTCGAGGCAATAACAGGTCTGTGATGCCCTTAGATGTTCTGGGCCGCACGCGCGCTACACTGATACGTTCATCGAGTTTACAACCTTGACTGAGAGGTCTGGGTAATCTTTAAATCGTATCGTGCTGGGGATAGATCATTGTAATTATTGATCTTCAACGAGGAATTCCTAGTAAACGCGAGTCATCAGCTCGCATTGATTACGTCCCTGCCCTTTGTACACACCGCCCGTCGCTACTACCGATTGAATGGCTTAGTGAGCTTCAGGGATTGATGCATTTGGTGGGTTTCCACCTTGTGCATCCGAGAAC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TATATGCTTGTCTCAAAGATTAAGCCATGCATGTCTAAGTATAAACAACTTTATACTGTAAAACTGCGTACAGCTCATTAAATCAGTAATTATTTATTTGATGGTACCTTACTACATGGATACCCGTAGTAATTCTAGAGCTAATACATGCATAAAACCCCGACTCAAGAAGGGGTGTATTTATTAGATTAAAAACCAATGCAGGCTCTGCCTGGTTTATGGTGATTCATAGTAACTGATCGGATCGCATAGCCTTGTGCTGGCGACAGTTCATTCAAATTTCTGCCCTATCAGCTTTCGACGGTAGTGTAGTGGACTACCGTGGCATTTACGGGTGACGGAGAATTAGGGTTCGATTCCGGAGAGGGAGCCTGAGAAATGGCTACCACATCCAAGGAAGGCAGCAGGCGCGCAAATTACCCAATCCTGACACAGGGAGGTAGTGACAATAAATAACAATACTGGGCCTTTTAGGTCTGGTAATTGGAATGAGTACAATTTAAATCCCTTAACGAGGATCCATTGGAGGGCAAGTCTGGTGCCAGCAGCCGCGGTAATTCCAGCTCCAATAGCGTATTTTAAAATTGTTGCAGTTAAAAAGCTCGTAGTTGGATTTCTGACTTGGTGCGCGCTGTCCGTTGCGGTTACGTGACGTGTGCAGTAGCGCGCCTGTCATACTTCTGGATTTTGATGTTGCCCTTCACTGGGTGATGTCGCTATCTAGATCTTTTACTTTGAAAAAATTAGAGTGTTTAAAGCAGGCTCGCGCTATGAATACATTAGCATGGAATAATAATTTAGGACTTCTGTTCTATTTTGTTGGTTTCTAGGATGGAAGTAATGATTGATAGGGATAGTTGGGGGTGCTAGTATTCAGCGGCCAGAGGTGAAATTCTTGGATTCGCTGAAGACTAACTTATGCGAAAGCATTCACCAAGGATGTCTTCTTTAATCAAGAACGAAAGTTGGGGGATCGAAGACGATCAGATACCGTCGTAGTCTCAACCATAAACTATGCCGACTAGGGATGGGTGAACGTTGCTTCTTCGACTTCATCCGCACCTTATGAGAAATCAAAGTCTTTGGGTTCCGGGGGGAGTATGGTCGCAAGGCTGAAACTTAAAGGAATTGACGGAAGGGCACCACCAGGAGTGGAGCCTGCGGCTTAATTTGACTCAACACGGGAAAACTTACCAGGTCCAGACATAGTGAGGATTGACAGATTGAAGATCTTTCTTGATTCTATGGGTGGTGGTGCATGGCCGTTCTTAGTTGGTGGAGTGATTTGTCTGGTTAATTCCGTTAACGAACGAGACCTCGACCTGCTAAATAGTTTGGCAAATCTTTCGGGATTTGTACACGCTTCTTAGAGGGACTATCGGTGTGTAGCCGATGGAAGTTCGAGGCAATAACAGGTCTGTGATGCCCTTAGATGTTCTGGGCCGCACGCGCGCTACACTGATACGTTCATCGAGCTTACAACCTTGACTGAGAGGTCTGGGTAATCTTTTAAATCGTATCGTGCTGGGGATAGATTATTGTAATTTTTAATCTTCAACGAGGAATTCCTAGTAAACGCGAGTCATCAGCTCGCATTGATTACGTCCCTGCCCTTTGTACACACCGCCCGTCGCTACTACCGATTGAATGGCTTAGTGAGCTCCAGGGATTGTTGTGCTTGGGCAACCTTGCACATCCGAGAACTGGATCAAACTTGATCATTTAGAGGAAGTAAAAGTCGTAACAAGGTTTCC</text:p>
          </table:table-cell>
          <table:table-cell office:value-type="string" calcext:value-type="string">
            <text:p>d__Eukaryota; p__Cercozoa; c__Cercomonadidae; o__Cercomonadidae; f__Cercomonadidae; g__Cercomona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TTATATGCTTGTCTCAAAGATTAAGCCATGCATGTCTAAGTATAAACAACTTTATACTGTAAAACTGCGTACAGCTCATTAAATCAGTAATTATTTATTTGATGGTACCTTACTACATGGATACCCGTAGTAATTCTAGAGCTAATACATGCATAAAACCCCGACTCAAGAAGGGGTGTATTTATTAGATTAAAAACCAATGCAGGCTCTGCCTGGTTTATGGTGATTCATAGTAACTGATCGGATCGCATAGCCTTGTGCTGGCGACAGTTCATTCAAATTTCTGCCCTATCAGCTTTCGACGGTAGTGTAGTGGACTACCGTGGCATTTACGGGTGACGGAGAATTAGGGTTCGATTCCGGAGAGGGAGCCTGAGAAATGGCTACCACATCCAAGGAAGGCAGCAGGCGCGCAAATTACCCAATCCTGACACAGGGAGGTAGTGACAATAAATAACAATACTGGGCCTTTTAGGTCTGGTAATTGGAATGAGTACAATTTAAATCCCTTAACGAGGATCCATTGGAGGGCAAGTCTGGTGCCAGCAGCCGCGGTAATTCCAGCTCCAATAGCGTATTTTAAAATTGTTGCAGTTAAAAAGCTCGTAGTTGGATTTCTGACTTGGTGCGCGCTGTCCGTTGCGGTTACGTGACGTGTGCAGTAGCGCGCCTGTCATACTTCTGGATTTTGATGTTGCCCTTCACTGGGTGATGTCGCTATCTAGATCTTTTACTTTGAAAAAATTAGAGTGTTTAAAGCAGGCTCGCGCTATGAATACATTAGCATGGAATAATAATTTAGGACTTCTGTTCTATTTTGTTGGTTTCTAGGATGGAAGTAATGATTGATAGGGATAGTTGGGGGTGCTAGTATTCAGCGGCCAGAGGTGAAATTCTTGGATTCGCTGAAGACTAACTTATGCGAAAGCATTCACCAAGGATGTCTTCTTTAATCAAGAACGAAAGTTGGGGGATCGAAGACGATCAGATACCGTCGTAGTCTCAACCATAAACTATGCCGACTAGGGATGGGTGAACGTTGCTTCTTCGACTTCATCCGCACCTTATGAGAAATCAAAGTCTTTGGGTTCCGGGGGGAGTATGGTCGCAAGGCTGAAACTTAAAGGAATTGACGGAAGGGCACCACCAGGAGTGGAGCCTGCGGCTTAATTTGACTCAACACGGGAAAACTTACCAGGTCCAGACATAGTGAGGATTGACAGATTGAAGATCTTTCTTGATTCTATGGGTGGTGGTGCATGGCCGTTCTTAGTTGGTGGAGTGATTTGTCTGGTTAATTCCGTTAACGAACGAGACCTCGACCTGCTAAATAGTTTGGCAAATCTTTCGGGATTTGTACACGCTTCTTAGAGGGACTATCGGTGTGTAGCCGATGGAAGTTCGAGGCAATAACAGGTCTGTGATGCCCTTAGATGTTCTGGGCCGCACGCGCGCTACACTGATACGTTCATCGAGCTTACAACCTTGACTGAGAGGTCTGGGTAATCTTTTAAATCGTATCGTGCTGGGGATAGATTATTGTAATTTTTAATCTTCAACGAGGAATTCCTAGTAAACGCGAGTCATCAGCTCGCATTGATTACGTCCCTGCCCTTTGTACACACCGCCCGTCGCTACTACCGATTGAATGGCTTAGTGAGCTCCAGGGATTGTTGTGCTTGGGCAACCTTGCACATCCGAGAACTGG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CGTCTATGTATAAATGTATTTTATACATGAAACTGCGCATAGCTCATTAAACCAGTTATAGTTTATTTGATGTTGACTTACTACATGGATAACCGTAGTAATTCTAGAGCTAATACATGCCAAAAAGGCCCGACCGTATGGAAGGGTTGTATTTATTAGATAAAAAACCAATCTCGCAAGAGTTTGTGGTGATTCATAATAACTGTTCGAATCGCATGCCGCAAGGTGGCGATAGATCATTCAAATTTCTGCCCTATCAGCTCTCGACGGTAGTGTAGTGGACTACCGTGGCATTAACGGGTAACGGAGAATTAGGGTTCGATTCCGGAGAGGGAGCCTGAGAAATGGCTACCACATCCAAGGAAGGCAGCAGGCGCGCAAATTACCCAATCCTGATACAGGGAGGTAGTGACAAAAAATAACAATACCGGGCACTCTGTGTCTGGTAATTGGAATGAGTACAATTTAAATCCCTTGACGAGGAACAATTGGAGGGCAAGTCTGGTGCCAGCAGCCGCGGTAATTCCAGCTCCAATAGCGTATATTAAAGTTGTTGCAGTTAAAAAGCTCGTAGTTGGATTTCTGGTACGGTGCGCTTGGCCCGTATGGCTCTGTCATACGCGTGTCGATGTGTGCCTGCCATCCTTCCAGTAAACCATCTACTCTTAACGGGGCGGGTGGCGATCTGGATCTTTTACTTTGAAAAAATTAGAGTGTTTAAAGCAAGCTTGTGCGTTGAATACATTAGCATGGAATAATAATTTAGGACTTTATTCCTATTTTATTGGTTTCTAGGAGTGAAGTAATGATTGATAGGGATAGTTGGGGGTGCTAGTATTCAGCGGCCAGAGGTGAAATTCTTGGATTCGCTGAAGACTAACTAATGCGAAAGCATTCACCAAGGATGTCTTCTTTAATCAAGAACGAAAGTTGGGGGATCGAAGACGATCAGATACCGTCGTAGTCTCAACCATAAACTATACCGACTAGGGATTAGTGGATGCTCTTCTTGGGCGCCATTAGCACCTTATGAGAAATCAGAAGTCTTTGGGTTCTGGGGGGAGTATGGTCGCAAGGCTGAAACTTAAAGGAATTGACGGAAGGGCACCACCAGGAGTGGAGCCTGCGGCTTAATTTGACTCAACACGGGGAAACTTACCAGGTCCGGACATAGTGAGGATTGACAGATTGAAGTTCTTTCTTGATTCTATGGGTGGTGGTGCATGGCCGTTCTTAGTTGGTGGAGTGATTTGTCTGGTTAATTCCGTTAACGAACGAGACCTCGACCTACTAAATAGTGGGGTCTAGGCTTCCTAGATGCTTACTTCTTAGAGGGACTATTGGTTCTTTAGCCAAAGGAAGTTCGAGGCAATAACAGGTCTGTGATGCCCTTAGATGTTCTGGGCCGCACGCGCGCTACACTGATACGTGCATCGAGCTTACAACCTAGATCGAGAGGTCCGGGTAATCTTTTTAAATCGTATCGTGCTGGGGATAGATCATTGTAATTATTGATCTTCAACGAGGAATTCCTAGTAAGCGCGAGTCATCAACTCGCACTGATTACGTCCCTGCCCTTTGTACACACCGCCCGTCGCTGCTACCGATTGAATGCATTAGTGAGCTACAAGGACCGTCCTATTGGAGGAAACTCTGGTGGTGGTGGGAATTGTCGCAAACTTGCGCATTTAGAGGAAGCAAAAGTCGTAACAAGGTATCC</text:p>
          </table:table-cell>
          <table:table-cell office:value-type="string" calcext:value-type="string">
            <text:p>d__Eukaryota; p__Cercozoa; c__Cercomonadidae; o__Cercomonadidae; f__Cercomonadidae; g__Paracercomona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AAAAGATTAAGCCATGCACGTCTATGTATAAATGTATTTTATACATGAAACTGCGCATAGCTCATTAAACCAGTTATAGTTTATTTGATGTTGACTTACTACATGGATAACCGTAGTAATTCTAGAGCTAATACATGCCAAAAAGGCCCGACCGTATGGAAGGGTTGTATTTATTAGATAAAAAACCAATCTCGCAAGAGTTTGTGGTGATTCATAATAACTGTTCGAATCGCATGCCGCAAGGTGGCGATAGATCATTCAAATTTCTGCCCTATCAGCTCTCGACGGTAGTGTAGTGGACTACCGTGGCATTAACGGGTAACGGAGAATTAGGGTTCGATTCCGGAGAGGGAGCCTGAGAAATGGCTACCACATCCAAGGAAGGCAGCAGGCGCGCAAATTACCCAATCCTGATACAGGGAGGTAGTGACAAAAAATAACAATACCGGGCACTCTGTGTCTGGTAATTGGAATGAGTACAATTTAAATCCCTTGACGAGGAACAATTGGAGGGCAAGTCTGGTGCCAGCAGCCGCGGTAATTCCAGCTCCAATAGCGTATATTAAAGTTGTTGCAGTTAAAAAGCTCGTAGTTGGATTTCTGGTACGGTGCGCTTGGCCCGTATGGCTCTGTCATACGCGTGTCGATGTGTGCCTGCCATCCTTCCAGTAAACCATCTACTCTTAACGGGGCGGGTGGCGATCTGGATCTTTTACTTTGAAAAAATTAGAGTGTTTAAAGCAAGCTTGTGCGTTGAATACATTAGCATGGAATAATAATTTAGGACTTTATTCCTATTTTATTGGTTTCTAGGAGTGAAGTAATGATTGATAGGGATAGTTGGGGGTGCTAGTATTCAGCGGCCAGAGGTGAAATTCTTGGATTCGCTGAAGACTAACTAATGCGAAAGCATTCACCAAGGATGTCTTCTTTAATCAAGAACGAAAGTTGGGGGATCGAAGACGATCAGATACCGTCGTAGTCTCAACCATAAACTATACCGACTAGGGATTAGTGGATGCTCTTCTTGGGCGCCATTAGCACCTTATGAGAAATCAGAAGTCTTTGGGTTCTGGGGGGAGTATGGTCGCAAGGCTGAAACTTAAAGGAATTGACGGAAGGGCACCACCAGGAGTGGAGCCTGCGGCTTAATTTGACTCAACACGGGGAAACTTACCAGGTCCGGACATAGTGAGGATTGACAGATTGAAGTTCTTTCTTGATTCTATGGGTGGTGGTGCATGGCCGTTCTTAGTTGGTGGAGTGATTTGTCTGGTTAATTCCGTTAACGAACGAGACCTCGACCTACTAAATAGTGGGGTCTAGGCTTCCTAGATGCTTACTTCTTAGAGGGACTATTGGTTCTTTAGCCAAAGGAAGTTCGAGGCAATAACAGGTCTGTGATGCCCTTAGATGTTCTGGGCCGCACGCGCGCTACACTGATACGTGCATCGAGCTTACAACCTAGATCGAGAGGTCCGGGTAATCTTTTTAAATCGTATCGTGCTGGGGATAGATCATTGTAATTATTGATCTTCAACGAGGAATTCCTAGTAAGCGCGAGTCATCAACTCGCACTGATTACGTCCCTGCCCTTTGTACACACCGCCCGTCGCTGCTACCGATTGAATGCATTAGTGAGCTACAAGGACCGTCCTATTGGAGGAAACTCTGGTGGTGGTGGGAATTGTCGCAAACTTGCGCATTTAGAGGAAGCAAAAGTCGTAACAAGGTATC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CAAGTATAAAAGTATTCTATACTTGAAACTGCGAATAGCTCATTAAATCAGTTATAGTTTATTTGATGGTGCCTTACTACATGGATACCCGTAGTAATTCTAGAGCTAATACATGCGTAAAGACCCTTGCCTCTGGTTTGGGTTGGTGTTATTAGATACAAGACCAATACGCGCAAGCGTTTTTGTGGTGATTCATGATAACTGATCGGATCGCATGACTTCACGTCGGCGACAGTTCATTCAAATTTCTGCCCTATCAGCTCTCGACGGTAGTGTATTGGACTACCGTGGCATTAACGGGTAACGGAGAATTAGGGTTCGATTCCGGAGAGGGAGCCTGAGAAACGGCTACCACATCCAAGGAAGGCAGCAGGCGCGCAAATTACCCAATCCTGACACAGGGAGGTAGTGACAAAAAATATCAATACCGGGCGTTTACACGTCTGGTAATTGGAATGAGTACAATTTAAATCCCTTAACGAGGATCAATTGGAGGACAAGTCTGGTGCCAGCACCCGCGGTAATTCCAGCTCCAATAGCGTATATTCAAGTTGTTGCAGTTAAAAAGCTCGTAGTTGGATTTCTGGTACGGTGCGCCTGACCCACTGTCGAAAGGCGTGTGAAGTGTCGGAGTGCGTCTGCCATCCTTCTAGGAATCTTGTCGCACTTCACTGTGTGGCAAGTGAACTAGATCTTTTACTTTGAAAAAATTAGAGTGTTTAAAGCAGGCTAGCGCCTTGAATACATTAGCATGGAATAATAATTTAGGACTTTGTTCCTATTTTGTTGGTTTTAAGGAATAAAGTAATGATTGATAGGGATAGTTGGGGGTGCTAGTATTAATCGGCCAGAGGTGAAATTCTTGGATTCGATTAAGACTAACTTATGCGAAAGCATTCACCAAGGATGTCTTCTTTAATCAAGAACGAAAGTTGGGGGATCGAAGACGATCAGATACCGTCGTAGTCTCAACCATAAACTATACCAACTCAGGATAAGCAGAAGTTGCTTTTTCGACTCTGTTTGCACTGTATGAGAAATCATAAGTCTTTGGGTTCTGGGGGGAGTATGGTCGCAAGGCTGAAACTTAAAGGAATTGACGGAAGGGCACCACCAGGAGTGGAGCCTGCGGCTTAATTTGACTCAACACGGGGAAACTTACCAGGTCCAGACATAGTGAGGATTGACAGATTGAAGTTCTTTCTTGATTCTATGGGTGGTGGTGCATGGCCGTTCTTAGTTGGTGGAGCGATTTGTCTGGTTAATTCCGTTAACGAACGAGACCTCGACCTACTAAATAGTTTGACGTAGGTACGCCTATGTACAAGCTTCTTAGAGGGACTGTCGGTTTGTAGCCGAAGGAAGTTCGAGGCAATAACAGGTCTGTGATGCCCTTAGATGTTCTGGGCCGCACGCGCGCTACACTGATGCGTTCATCGAGCTTACAACCTTGATCGAGAGGTCTGGGTAATCTTTTCAAAGCGCATCGTGCTGGGGATAGATCATTGTAATTATTGATCTTCAACGAGGAATTCCTAGTAAGCGCGAGTCATCAACTCGCACTGATTACGTCCCTGCCCTTTGTACACACCGCCCGTCGCTGCTACCGATTGAATGCATTAGTGAGTGTCAGGGATCGAAGCATTAGCTGGGGCAACTTGGCTTTTGTTTTGAGAACTGCTACAAACTTGCGCATTTAGAGGAAGCAAAAGTCGTAACAAGGTTTCC</text:p>
          </table:table-cell>
          <table:table-cell office:value-type="string" calcext:value-type="string">
            <text:p>d__Eukaryota; p__Cercozoa; c__Cercomonadidae; o__Cercomonadidae; f__Cercomonadidae; g__Paracercomonas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GTCATATGCTTGTCTCAAAGACTAAGCCATGCATGTCCAAGTATAAAAGTATTCTATACTTGAAACTGCGAATAGCTCATTAAATCAGTTATAGTTTATTTGATGGTGCCTTACTACATGGATACCCGTAGTAATTCTAGAGCTAATACATGCGTAAAGACCCTTGCCTCTGGTTTGGGTTGGTGTTATTAGATACAAGACCAATACGCGCAAGCGTTTTTGTGGTGATTCATGATAACTGATCGGATCGCATGACTTCACGTCGGCGACAGTTCATTCAAATTTCTGCCCTATCAGCTCTCGACGGTAGTGTATTGGACTACCGTGGCATTAACGGGTAACGGAGAATTAGGGTTCGATTCCGGAGAGGGAGCCTGAGAAACGGCTACCACATCCAAGGAAGGCAGCAGGCGCGCAAATTACCCAATCCTGACACAGGGAGGTAGTGACAAAAAATATCAATACCGGGCGTTTACACGTCTGGTAATTGGAATGAGTACAATTTAAATCCCTTAACGAGGATCAATTGGAGGACAAGTCTGGTGCCAGCACCCGCGGTAATTCCAGCTCCAATAGCGTATATTCAAGTTGTTGCAGTTAAAAAGCTCGTAGTTGGATTTCTGGTACGGTGCGCCTGACCCACTGTCGAAAGGCGTGTGAAGTGTCGGAGTGCGTCTGCCATCCTTCTAGGAATCTTGTCGCACTTCACTGTGTGGCAAGTGAACTAGATCTTTTACTTTGAAAAAATTAGAGTGTTTAAAGCAGGCTAGCGCCTTGAATACATTAGCATGGAATAATAATTTAGGACTTTGTTCCTATTTTGTTGGTTTTAAGGAATAAAGTAATGATTGATAGGGATAGTTGGGGGTGCTAGTATTAATCGGCCAGAGGTGAAATTCTTGGATTCGATTAAGACTAACTTATGCGAAAGCATTCACCAAGGATGTCTTCTTTAATCAAGAACGAAAGTTGGGGGATCGAAGACGATCAGATACCGTCGTAGTCTCAACCATAAACTATACCAACTCAGGATAAGCAGAAGTTGCTTTTTCGACTCTGTTTGCACTGTATGAGAAATCATAAGTCTTTGGGTTCTGGGGGGAGTATGGTCGCAAGGCTGAAACTTAAAGGAATTGACGGAAGGGCACCACCAGGAGTGGAGCCTGCGGCTTAATTTGACTCAACACGGGGAAACTTACCAGGTCCAGACATAGTGAGGATTGACAGATTGAAGTTCTTTCTTGATTCTATGGGTGGTGGTGCATGGCCGTTCTTAGTTGGTGGAGCGATTTGTCTGGTTAATTCCGTTAACGAACGAGACCTCGACCTACTAAATAGTTTGACGTAGGTACGCCTATGTACAAGCTTCTTAGAGGGACTGTCGGTTTGTAGCCGAAGGAAGTTCGAGGCAATAACAGGTCTGTGATGCCCTTAGATGTTCTGGGCCGCACGCGCGCTACACTGATGCGTTCATCGAGCTTACAACCTTGATCGAGAGGTCTGGGTAATCTTTTCAAAGCGCATCGTGCTGGGGATAGATCATTGTAATTATTGATCTTCAACGAGGAATTCCTAGTAAGCGCGAGTCATCAACTCGCACTGATTACGTCCCTGCCCTTTGTACACACCGCCCGTCGCTGCTACCGATTGAATGCATTAGTGAGTGTCAGGGATCGAAGCATTAGCTGGGGCAACTTGGCTTTTGTTTTGAGAACTGCTACAAACTTGCG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AGTATTTTATACTTGAAACTGCGCATAGCTCATTAAATCAGTTATAGTTTATTTGATGGTGCCTTACTACATGGATAACCGTAGTAATTCTAGAGCTAATACATGCCAAGAAAACCCAAACCTGGTGCGGGTTGTATTTATTAGATAAAAAACCATTACTCGCAAGAGTTTTTGTGGTGAGTCATAATAACTGTTCGAATCGCATGCCTCACGGCGGCGATAGATCATTCAAATTTCTGCCCTATCAGCTCTCGACGGTAGTGTAGTGGACTACCGTGGCATTAACGGGTAACGGAGAATTAGGGTTCGATTCCGGAGAGGGAGCCTGAGAAACGGCTACCACATCCAAGGAAGGCAGCAGGCGCGCAAATTACCCAATCCTGACACAGGGAGGTAGTGACAAGAAATAACAATACCGGGCATTTTATGTCTGGTAATTGGAATGAGTACAATTTAAATCCCTTAACGAGGATCAATTGGAGGGCAAGTCTGGTGCCAGCAGCCGCGGTAATTCCAGCTCCAATAGCGTATATTAAAGTTGTTGCAGTTAAAAAGCTCGTAGTTGGATTTCTGGTATTGCGCACCCGATCGACCGTGGCAACATGGCCTGTATTGGTGCTGCGCATGCCATCCTGCTAGTTATCTAGCCGCACTTAACTGTGCGGTTAGTGATCTAGCTCGTTTACTTTGAAAAAATTAGAGTGTTTAAAGCAGGCTTGCGCCTTGAATACATTAGCATGGAATAATAATTTAGGACTTCTTCCTATTTTATTGGTTTCTAGGGATGAAGTAATGATTGATAGGGATAGTTGGGGGTGCTAGTATTCATCGGCCAGAGGTGAAATTCTTGGATTCGATGAAGACTAACTAATGCGAAAGCATTCACCAAGGATGTCTTCTTTAATCAAGAACGAAAGTTGGGGGATCGAAGACGATCAGATACCGTCGTAGTCTCAACCATAAACTATACCGACTAGGGATTAGTGGAAGTTGCTTTTTCGACTCCATTAGCACCTTATGAGAAATCATAAGTTTTTGGGTTCTGGGGGGAGTATGGTCGCAAGGCTGAAACTTAAAGGAATTGACGGAAGGGCACCACCAGGAGTGGAGCCTGCGGCTTAATTTGACTCAACACGGGGAAACTTACCAGGTCCGGACATAGTGAGGATTGACAGATTGAAGTTCTTTCTTGATTCTATGGGTGGTGGTGCATGGCCGTTCTTAGTTGGTGGAGCGATCTGTCTGGTTAATTCCGTTAACGAACGAGACCTCGACCTGCTAAATAGTATGGCGTAAGCTTGCTTATGCACAAACTTCTTAGAGGGACTGTCGGATGCAAGCCGAAGGAAGTTCGAGGCAATAACAGGTCTGTGATGCCCTTAGATGTTCTGGGCCGCACGCGCGCTACACTGATACGTGCATCGAGCTTACAACCTTGGCTGGGAGGCCTGGGTAATCTTTTCAAAGCGTATCGTGCTGGGGATAGATTATTGTAATTATTAATCTTCAACGAGGAATTCCTAGTAAGCGCGAGTCATCAACTCGCACTGATTACGTCCCTGCCCTTTGTACACACCGCCCGTCGCTGCTACCGATTGAATGCATTAGTGAGCTTTGGGGATCGCCTATTTCTTGGGTAAAACCTCGAAGTAGATGAGAACCACCGCAAACTTGCGCATTTAGAGGAAGCAAAAGTCGTAACAAGGTCTCC</text:p>
          </table:table-cell>
          <table:table-cell office:value-type="string" calcext:value-type="string">
            <text:p>d__Eukaryota; p__Cercozoa; c__Cercomonadidae; o__Cercomonadidae; f__Cercomonadidae; g__Paracercomona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AGTATTTTATACTTGAAACTGCGCATAGCTCATTAAATCAGTTATAGTTTATTTGATGGTGCCTTACTACATGGATAACCGTAGTAATTCTAGAGCTAATACATGCCAAGAAAACCCAAACCTGGTGCGGGTTGTATTTATTAGATAAAAAACCATTACTCGCAAGAGTTTTTGTGGTGAGTCATAATAACTGTTCGAATCGCATGCCTCACGGCGGCGATAGATCATTCAAATTTCTGCCCTATCAGCTCTCGACGGTAGTGTAGTGGACTACCGTGGCATTAACGGGTAACGGAGAATTAGGGTTCGATTCCGGAGAGGGAGCCTGAGAAACGGCTACCACATCCAAGGAAGGCAGCAGGCGCGCAAATTACCCAATCCTGACACAGGGAGGTAGTGACAAGAAATAACAATACCGGGCATTTTATGTCTGGTAATTGGAATGAGTACAATTTAAATCCCTTAACGAGGATCAATTGGAGGGCAAGTCTGGTGCCAGCAGCCGCGGTAATTCCAGCTCCAATAGCGTATATTAAAGTTGTTGCAGTTAAAAAGCTCGTAGTTGGATTTCTGGTATTGCGCACCCGATCGACCGTGGCAACATGGCCTGTATTGGTGCTGCGCATGCCATCCTGCTAGTTATCTAGCCGCACTTAACTGTGCGGTTAGTGATCTAGCTCGTTTACTTTGAAAAAATTAGAGTGTTTAAAGCAGGCTTGCGCCTTGAATACATTAGCATGGAATAATAATTTAGGACTTCTTCCTATTTTATTGGTTTCTAGGGATGAAGTAATGATTGATAGGGATAGTTGGGGGTGCTAGTATTCATCGGCCAGAGGTGAAATTCTTGGATTCGATGAAGACTAACTAATGCGAAAGCATTCACCAAGGATGTCTTCTTTAATCAAGAACGAAAGTTGGGGGATCGAAGACGATCAGATACCGTCGTAGTCTCAACCATAAACTATACCGACTAGGGATTAGTGGAAGTTGCTTTTTCGACTCCATTAGCACCTTATGAGAAATCATAAGTTTTTGGGTTCTGGGGGGAGTATGGTCGCAAGGCTGAAACTTAAAGGAATTGACGGAAGGGCACCACCAGGAGTGGAGCCTGCGGCTTAATTTGACTCAACACGGGGAAACTTACCAGGTCCGGACATAGTGAGGATTGACAGATTGAAGTTCTTTCTTGATTCTATGGGTGGTGGTGCATGGCCGTTCTTAGTTGGTGGAGCGATCTGTCTGGTTAATTCCGTTAACGAACGAGACCTCGACCTGCTAAATAGTATGGCGTAAGCTTGCTTATGCACAAACTTCTTAGAGGGACTGTCGGATGCAAGCCGAAGGAAGTTCGAGGCAATAACAGGTCTGTGATGCCCTTAGATGTTCTGGGCCGCACGCGCGCTACACTGATACGTGCATCGAGCTTACAACCTTGGCTGGGAGGCCTGGGTAATCTTTTCAAAGCGTATCGTGCTGGGGATAGATTATTGTAATTATTAATCTTCAACGAGGAATTCCTAGTAAGCGCGAGTCATCAACTCGCACTGATTACGTCCCTGCCCTTTGTACACACCGCCCGTCGCTGCTACCGATTGAATGCATTAGTGAGCTTTGGGGATCGCCTATTTCTTGGGTAAAACCTCGAAGTAGATGAGAACCACCGCAAACTTGCGCATTTAGAGGAAGCAAAAGTCGTAACAAGGTC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ACTTTATACTGTGAAACTGCGTACAGCTCATTAAATCAGTTATTATTTATTTGATGGTATTTCACTACATGGATAACCGTAGTAATTCTAGAGCTAATACATGCGAAAAGTCCCAACGTTAAGGCGGGATGTATTTATTAGATATAAAACCAATGGGGGCAACCTCTTTTTGGTGATTCATAGTAACTGTTCGAATCGCACGGCGCAAGCAGGCGATAGTTCATTCAAATTTCTGCCCTATCAGCTCTTGACGGTAGTGTAGTGGACTACCGTGGCGTTAACGGGTGACGGGGAATTAGGGTTCGATTCCGGAGAGGGAGCCTGAGAAACGGCTACCACATCCAAGGAAGGCAGCAGGCGCGCAAATTACCCAATCCTGACACAGGGAGGTAGTGACAATAAATAACGATGTTTGGCCTTTTCGGGTCAGACAATCGGAATGAGTACAATTTAAATCCCTTAACGATATCAACTGGAGGGCAAGTCTGGTGCCAGCAGCCGCGGTAATTCCAGCTCCAGTAGCGTATATTAAAATTGTTGCAGTTAAAAAGCTCGTAGTTGGATTTCTGGTATTTGTGGGGCTGGTCCGTGCCTTCACGGGTTTCGTGTATCAGTTTCTACTTACCATCGCTTCCGGAGACTCCAGCTGTGCCCTTAAAAGTGCAGTTTGGTTCCGGATCTTTTACTTTGAAAAAATTAGAGTGTTTAAAGCAGGCTTACGCTATGAATACATTAGCATGGAATAATGATTTAGGACTTTTGTCCTTTTGTTGGTTTTCTAGGATGAAAGTAATGATTGATAGGGATAGTTGGGGGTGCTAGTATTTCGTCAACAGAGGTGAAATTCTTGGACCGACGAAAGACTAACTTATGCGAAAGCATTCACCAAGGATGTCTTCTTTAATCAAGAACGAAAGTTGGGGGATCGAAGACGATCAGATACCGTCGTAGTCTCAACCATAAACTATGCCAACTAGGGATTAGTGGACGTTGCATTTTTGACTCCATTAGCACCTTATGAGAAATCAAAGTCTTCAGGTTCCGGGGGGAGTATGGTCGCAAGGCTGAAACTTAAAGGAATTGACGGAAGGGCACCACCAGGAGTGGAGCCTGCGGCTTAATTTGACTCAACACGGGAAAACTTACCAGGTCCAGACATAGTGAGGATTGACAGGTTGAAGACCTTTCTTGATTCTATGGGTGGTGGTGCATGGCCGTTCTTAGTTGGTGGAGTGATTTGTCTGGTTAATTCCGTTAACGAACGAGACCTCGACCTTGTTAAATAGTCTAGCCTAACGCAAGTTAGGTACTTTGGACTTCTTAGAGGGACTATCGGTGTTTAGCCGGTGGAAGTTCGAGGCAATAACAGGTCCGTGATGCCCTTAGATGTTCTGGGCCGCACGCGCGCTACACTGATTCGTTCATCGAGTATATAACCTGGGTTGAGAGACTTGGGTAATCTTTTGAACGCGAATCGTGCTGGGGATAGATCATTGCAATTATTGGTCTTCAACGAGGAATTCCTAGTAAACGCAAGTCATCAACTTGCATTGATTACGTCCCTGCCCTTTGTACACACCGCCCGTCGCTGCTACCGATTGAATGGCTTAGTGAGCTTCAGAGACTGGGTGCATTTGGGAGTAAAATCTCGGTGCATTTGGGAACTGTATCAAACTTGATCATTTAGAGGAAGCAAAAGTCGTAACAAGGTTTCC</text:p>
          </table:table-cell>
          <table:table-cell office:value-type="string" calcext:value-type="string">
            <text:p>d__Eukaryota; p__Cercozoa; c__Cercomonadidae; o__Cercomonadidae; f__Cercomonadidae; g__uncultured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CATATGCTTGTCTCAAAGATTAAGCCATGCATGTCTAAGTATAAACAACTTTATACTGTGAAACTGCGTACAGCTCATTAAATCAGTTATTATTTATTTGATGGTATTTCACTACATGGATAACCGTAGTAATTCTAGAGCTAATACATGCGAAAAGTCCCAACGTTAAGGCGGGATGTATTTATTAGATATAAAACCAATGGGGGCAACCTCTTTTTGGTGATTCATAGTAACTGTTCGAATCGCACGGCGCAAGCAGGCGATAGTTCATTCAAATTTCTGCCCTATCAGCTCTTGACGGTAGTGTAGTGGACTACCGTGGCGTTAACGGGTGACGGGGAATTAGGGTTCGATTCCGGAGAGGGAGCCTGAGAAACGGCTACCACATCCAAGGAAGGCAGCAGGCGCGCAAATTACCCAATCCTGACACAGGGAGGTAGTGACAATAAATAACGATGTTTGGCCTTTTCGGGTCAGACAATCGGAATGAGTACAATTTAAATCCCTTAACGATATCAACTGGAGGGCAAGTCTGGTGCCAGCAGCCGCGGTAATTCCAGCTCCAGTAGCGTATATTAAAATTGTTGCAGTTAAAAAGCTCGTAGTTGGATTTCTGGTATTTGTGGGGCTGGTCCGTGCCTTCACGGGTTTCGTGTATCAGTTTCTACTTACCATCGCTTCCGGAGACTCCAGCTGTGCCCTTAAAAGTGCAGTTTGGTTCCGGATCTTTTACTTTGAAAAAATTAGAGTGTTTAAAGCAGGCTTACGCTATGAATACATTAGCATGGAATAATGATTTAGGACTTTTGTCCTTTTGTTGGTTTTCTAGGATGAAAGTAATGATTGATAGGGATAGTTGGGGGTGCTAGTATTTCGTCAACAGAGGTGAAATTCTTGGACCGACGAAAGACTAACTTATGCGAAAGCATTCACCAAGGATGTCTTCTTTAATCAAGAACGAAAGTTGGGGGATCGAAGACGATCAGATACCGTCGTAGTCTCAACCATAAACTATGCCAACTAGGGATTAGTGGACGTTGCATTTTTGACTCCATTAGCACCTTATGAGAAATCAAAGTCTTCAGGTTCCGGGGGGAGTATGGTCGCAAGGCTGAAACTTAAAGGAATTGACGGAAGGGCACCACCAGGAGTGGAGCCTGCGGCTTAATTTGACTCAACACGGGAAAACTTACCAGGTCCAGACATAGTGAGGATTGACAGGTTGAAGACCTTTCTTGATTCTATGGGTGGTGGTGCATGGCCGTTCTTAGTTGGTGGAGTGATTTGTCTGGTTAATTCCGTTAACGAACGAGACCTCGACCTTGTTAAATAGTCTAGCCTAACGCAAGTTAGGTACTTTGGACTTCTTAGAGGGACTATCGGTGTTTAGCCGGTGGAAGTTCGAGGCAATAACAGGTCCGTGATGCCCTTAGATGTTCTGGGCCGCACGCGCGCTACACTGATTCGTTCATCGAGTATATAACCTGGGTTGAGAGACTTGGGTAATCTTTTGAACGCGAATCGTGCTGGGGATAGATCATTGCAATTATTGGTCTTCAACGAGGAATTCCTAGTAAACGCAAGTCATCAACTTGCATTGATTACGTCCCTGCCCTTTGTACACACCGCCCGTCGCTGCTACCGATTGAATGGCTTAGTGAGCTTCAGAGACTGGGTGCATTTGGGAGTAAAATCTCGGTGCATTTGGGAACTGTATCAAACTTGAT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TAAAGATTAAGCCATGCATGTGTAAGTATAAAAGTATTCTATACTTGAGACTGCGAATAGCTCATTAAATCAGTTATAATTCATTTGATGGTCACCAACTTACATGGATAACTGTGGTAATTCTACAGCTAATACATGCGTCAAAGACCGACTCGTGAGGGGAGGTCTGTATTTATTAGATACAAAACCAATGCACTCCGGTGCTCCTGTGGTGAATCATAATAACTGTTCGGAGCGCACGCCACAAGCGGCGCTAGTTCATTCAAATTTCTGCCCTATCAGTTCGCCGGCAGGGTAGTGGCCTGCCGGGACATTTACGGGTAACGGAGAATTAGGGTTCGATTCCGGAGAGGGAGCCTGAGAAACGGCTACCACATCCAAGGAAGGCAGCAGGCGCGCAAATTACCCAATCCTGACACAGGGAGGTAGTGACGAGAAATAACAATACTGGGCGTTTGTCCGGTAATTGGAATGAGTACAATTCAAATCCCTTAACGAGGAACAATTGGAGGGCAAGTCTGGTGCCAGCAGCCGCGGTAATTCCAGCTCCAATAGCGTATATTAAAGTTGTTGCAGTTAAAAAGCTCGTAGTTGGATTTCTGGTATGATGAACATGTCCCGACTCGAAAGAGACCGTGTGGCTTCGTGCGTCTACCATCCTTCGCTACAGATGTGCTGGCATGTAAAAGTGTCAGCTGCTGTTGTGATCTTTTACTTTGAAAAAATTAGAGTGTTTAAAGCAGGCTTGTGCCTTGAATACATTAGCATGGAATAATAATATAGGACTGGGTTCCTATTTTGTTGGTTTTCTGGAATCAAGTAATGATTGATAGGGATAGTTGGGGGTGCTAGTATTCAGCGGCCAGAGGTGAAATTCTTTGATTCGCTGAAGACTAACTTATGCGAAAGCATTCACCAAGGATGTCTTCTTTAATCAAGAACGAAAGTTGGGGGATCGAAGACGATCAGATACCGTCGTAGTCTCAACCATAAACTATACCGACTAGGGATTAGCGGAAGTTGCTTTTCGACTCCGTTAGCACCTTATGAGAAATCATAAGTCCTTGGGTTCTGGGGGGAGTATGGTCGCAAGGCTGAAACTTAAAGGAATTGACGGAAGGGCACCACCAGGAGTGGAGCCTGCGGCTTAATTTGACTCAACACGGGGAAACTTACCAGGTCCAGACACAGGGAGGATTGACAGATTGAAGTTCTTTCTTGATTCTGTGGGTGGTGGTGCATGGCCGTTCTTAGTTGGTGGAGTGATTTGTCTGGTTTATTCCGTTAACGAACGAGACCTCGACCTGCTAAATAGTATGGGGTACTCTGGTATCTACATGCTTCTTAGAGGGACTGACGGTGGTGAGCCGTAGGAAGTTCGAGGCAATAACAGGTCTGTGATGCCCTTAGATGTTCTGGGCCGCACGCGCGCTACACTGATACGTTCATCGAGCATACAACCTGGGTTGAGAGACTTGGGTAATCTTGTCAAAGCGTATCGTGCTGGGGATAGATCATTGTAATTATTGATCTTCAACGAGGAATTCCTAGTAAGCGCGAGTCATCAGCTCGCACTGATTACGTCCCTGCCCTTTGTACACACCGCCCGTCGCTGCTACCGATTGAATGCATTAGTGAGCTCTACGGATTGCTGTATTTGTTCGCAAGGGCTTGTATGGTGAGAAGTAGCGCAAACTTGCGCATTTAGAGGAAGCAAAAGTCGTAACAAGGTTTCC</text:p>
          </table:table-cell>
          <table:table-cell office:value-type="string" calcext:value-type="string">
            <text:p>d__Eukaryota; p__Cercozoa; c__Cercomonadidae; o__Cercomonadidae; f__Cercomonadidae; g__uncultured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CATATGCTTGTCTTAAAGATTAAGCCATGCATGTGTAAGTATAAAAGTATTCTATACTTGAGACTGCGAATAGCTCATTAAATCAGTTATAATTCATTTGATGGTCACCAACTTACATGGATAACTGTGGTAATTCTACAGCTAATACATGCGTCAAAGACCGACTCGTGAGGGGAGGTCTGTATTTATTAGATACAAAACCAATGCACTCCGGTGCTCCTGTGGTGAATCATAATAACTGTTCGGAGCGCACGCCACAAGCGGCGCTAGTTCATTCAAATTTCTGCCCTATCAGTTCGCCGGCAGGGTAGTGGCCTGCCGGGACATTTACGGGTAACGGAGAATTAGGGTTCGATTCCGGAGAGGGAGCCTGAGAAACGGCTACCACATCCAAGGAAGGCAGCAGGCGCGCAAATTACCCAATCCTGACACAGGGAGGTAGTGACGAGAAATAACAATACTGGGCGTTTGTCCGGTAATTGGAATGAGTACAATTCAAATCCCTTAACGAGGAACAATTGGAGGGCAAGTCTGGTGCCAGCAGCCGCGGTAATTCCAGCTCCAATAGCGTATATTAAAGTTGTTGCAGTTAAAAAGCTCGTAGTTGGATTTCTGGTATGATGAACATGTCCCGACTCGAAAGAGACCGTGTGGCTTCGTGCGTCTACCATCCTTCGCTACAGATGTGCTGGCATGTAAAAGTGTCAGCTGCTGTTGTGATCTTTTACTTTGAAAAAATTAGAGTGTTTAAAGCAGGCTTGTGCCTTGAATACATTAGCATGGAATAATAATATAGGACTGGGTTCCTATTTTGTTGGTTTTCTGGAATCAAGTAATGATTGATAGGGATAGTTGGGGGTGCTAGTATTCAGCGGCCAGAGGTGAAATTCTTTGATTCGCTGAAGACTAACTTATGCGAAAGCATTCACCAAGGATGTCTTCTTTAATCAAGAACGAAAGTTGGGGGATCGAAGACGATCAGATACCGTCGTAGTCTCAACCATAAACTATACCGACTAGGGATTAGCGGAAGTTGCTTTTCGACTCCGTTAGCACCTTATGAGAAATCATAAGTCCTTGGGTTCTGGGGGGAGTATGGTCGCAAGGCTGAAACTTAAAGGAATTGACGGAAGGGCACCACCAGGAGTGGAGCCTGCGGCTTAATTTGACTCAACACGGGGAAACTTACCAGGTCCAGACACAGGGAGGATTGACAGATTGAAGTTCTTTCTTGATTCTGTGGGTGGTGGTGCATGGCCGTTCTTAGTTGGTGGAGTGATTTGTCTGGTTTATTCCGTTAACGAACGAGACCTCGACCTGCTAAATAGTATGGGGTACTCTGGTATCTACATGCTTCTTAGAGGGACTGACGGTGGTGAGCCGTAGGAAGTTCGAGGCAATAACAGGTCTGTGATGCCCTTAGATGTTCTGGGCCGCACGCGCGCTACACTGATACGTTCATCGAGCATACAACCTGGGTTGAGAGACTTGGGTAATCTTGTCAAAGCGTATCGTGCTGGGGATAGATCATTGTAATTATTGATCTTCAACGAGGAATTCCTAGTAAGCGCGAGTCATCAGCTCGCACTGATTACGTCCCTGCCCTTTGTACACACCGCCCGTCGCTGCTACCGATTGAATGCATTAGTGAGCTCTACGGATTGCTGTATTTGTTCGCAAGGGCTTGTATGGTGAGAAGTAGCGCAAACTTGCGCATTTAGAGGAAGCAAAAGTCGTAACAAGGTTTC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AGTAATCTTTACTTGAAACTGCGAATAGCTCATTAAATCAGTTATAGTTTATTTGATGGTGCCTTACTACATGGATAACCGTAGTAATTCTAGAGCTAATACATGCGTAAAGACCCTAGCCGCGAGGTGTGGGTTGGTGTTATTAGATACAAAACCAATACGCGCAAGCGTTTTTGTGGTGATTCATGATAACTGTCCGGATCGCATGACTTAATGTCGGCGACAGTTCATTCAAATTTCTGCCCTATCAGCTCTCGACGGTAGTGTAGTGGACTACCGTGGCATTAACGGGTAACGGAGAATTAGGGTTCGATTCCGGAGAGGGAGCCTGAGAAACGGCTACCACATCCAAGGAAGGCAGCAGGCGCGCAAATTACCCAATCCTGACACAGGGAGGTAGTGACAAAAAATATCAATACCGGGCGTTTTTGCGTCTGGTAATTGGAATGAGTACAATTTAAATCCCTTAACGAGGATCAATTGGAGGACAAGTCTGGTGCCAGCACCCGCGGTAATTCCAGCTCCAATAGCGTATATTAAAGTTGTTGCAGTTAAAAAGCTCGTAGTTGGATTTCTGATATGGTGCGCGTGGCCCGCTGCTGAAAGGCATGCGAGTGTCGCTTGTGCGTCTATCATACTGTTAGGGAAGCTATCTCTCTCAAGGGGTAGTTGAACTGACTCGTTTACTTTGAAGAAATTAGAGTGTTCAAAGCAGGCTTGCGCTGTGAATATATTAGCATGGAATAATAATTTAGGACTTTGATCCTATTTTGTTGGTTTTAAGGGTTAAAGTAATGATTGATAGGGATAGTTGGGGGTGCTAGTATTCATCGGCCAGAGGTGAAATTCTTGGATTCGATGAAGACTAACTTATGCGAAAGCATTCACCAAGGATGTCTTCTTTAATCAAGAACGAAAGTTGGGGGATCGAAGACGATCAGATACCGTCGTAGTCTCAACCATAAACTATACCGACTCGGGATTAGTGAAAGTTGCATTTTCGACTTCATTAGCACCGTATGAGAAATCATAAGTCTTTGGGTTCTGGGGGGAGTATGGTCGCAAGGCTGAAACTTAAAGGAATTGACGGAAGGGCACCACCAGGAGTGGAGCCTGCGGCTTAATTTGACTCAACACGGGGAAACTTACCAGGTCCAGACATAGTGAGGATTGACAGATTGAAGTTCTTTCTTGATTCTATGGGTGGTGGTGCATGGCCGTTCTTAGTTGGTGGTGTGAATTGTCTGGTTAATTCCGTTAACGAACGAGACCTCGACCTACTAAATAGTTTGACGTAGATACGTCTATGTACAAGCTTCTTAGAGGGACTGTCGGTTTGTAGCCGAAGGAAGTTCGAGGCAATAACAGGTCTGTGATGCCCTTAGATGTTCTGGGCCGCACGCGCGCTACACTGATGCGTTCATCGAGCTTACAACCTTGATTGAGAGGTCTGGGTAATCTTTTCAAAGCGCATCGTGCTGGGGATAGATCATTGTAATTATTGATCTTCAACGAGGAATTCCTAGTAAGCGCGAGTCATCAACTCGCACTGATTACGTCCCTGCCCTTTGTACACACCGCCCGTCGCTGCTACCGATTGAATGCATTAGTGAGCACTAGGGATCGAGGGATTAGCTGGGGCAACTTGGCTTTTACTTTGAGAACTATTGCAAACTTGCGCATTTAGAGGAAGCAAAAGTCGTAACAAGGTTTCC</text:p>
          </table:table-cell>
          <table:table-cell office:value-type="string" calcext:value-type="string">
            <text:p>d__Eukaryota; p__Cercozoa; c__Cercomonadidae; o__Cercomonadidae; f__Cercomonadidae; g__uncultured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AGTCATATGCTTGTCTCAAAGATTAAGCCATGCATGTCTAAGTATAAGAGTAATCTTTACTTGAAACTGCGAATAGCTCATTAAATCAGTTATAGTTTATTTGATGGTGCCTTACTACATGGATAACCGTAGTAATTCTAGAGCTAATACATGCGTAAAGACCCTAGCCGCGAGGTGTGGGTTGGTGTTATTAGATACAAAACCAATACGCGCAAGCGTTTTTGTGGTGATTCATGATAACTGTCCGGATCGCATGACTTAATGTCGGCGACAGTTCATTCAAATTTCTGCCCTATCAGCTCTCGACGGTAGTGTAGTGGACTACCGTGGCATTAACGGGTAACGGAGAATTAGGGTTCGATTCCGGAGAGGGAGCCTGAGAAACGGCTACCACATCCAAGGAAGGCAGCAGGCGCGCAAATTACCCAATCCTGACACAGGGAGGTAGTGACAAAAAATATCAATACCGGGCGTTTTTGCGTCTGGTAATTGGAATGAGTACAATTTAAATCCCTTAACGAGGATCAATTGGAGGACAAGTCTGGTGCCAGCACCCGCGGTAATTCCAGCTCCAATAGCGTATATTAAAGTTGTTGCAGTTAAAAAGCTCGTAGTTGGATTTCTGATATGGTGCGCGTGGCCCGCTGCTGAAAGGCATGCGAGTGTCGCTTGTGCGTCTATCATACTGTTAGGGAAGCTATCTCTCTCAAGGGGTAGTTGAACTGACTCGTTTACTTTGAAGAAATTAGAGTGTTCAAAGCAGGCTTGCGCTGTGAATATATTAGCATGGAATAATAATTTAGGACTTTGATCCTATTTTGTTGGTTTTAAGGGTTAAAGTAATGATTGATAGGGATAGTTGGGGGTGCTAGTATTCATCGGCCAGAGGTGAAATTCTTGGATTCGATGAAGACTAACTTATGCGAAAGCATTCACCAAGGATGTCTTCTTTAATCAAGAACGAAAGTTGGGGGATCGAAGACGATCAGATACCGTCGTAGTCTCAACCATAAACTATACCGACTCGGGATTAGTGAAAGTTGCATTTTCGACTTCATTAGCACCGTATGAGAAATCATAAGTCTTTGGGTTCTGGGGGGAGTATGGTCGCAAGGCTGAAACTTAAAGGAATTGACGGAAGGGCACCACCAGGAGTGGAGCCTGCGGCTTAATTTGACTCAACACGGGGAAACTTACCAGGTCCAGACATAGTGAGGATTGACAGATTGAAGTTCTTTCTTGATTCTATGGGTGGTGGTGCATGGCCGTTCTTAGTTGGTGGTGTGAATTGTCTGGTTAATTCCGTTAACGAACGAGACCTCGACCTACTAAATAGTTTGACGTAGATACGTCTATGTACAAGCTTCTTAGAGGGACTGTCGGTTTGTAGCCGAAGGAAGTTCGAGGCAATAACAGGTCTGTGATGCCCTTAGATGTTCTGGGCCGCACGCGCGCTACACTGATGCGTTCATCGAGCTTACAACCTTGATTGAGAGGTCTGGGTAATCTTTTCAAAGCGCATCGTGCTGGGGATAGATCATTGTAATTATTGATCTTCAACGAGGAATTCCTAGTAAGCGCGAGTCATCAACTCGCACTGATTACGTCCCTGCCCTTTGTACACACCGCCCGTCGCTGCTACCGATTGAATGCATTAGTGAGCACTAGGGATCGAGGGATTAGCTGGGGCAACTTGGCTTTTACTTTGAGAACTATTGCAAACTTGCG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ACATATGCTTGTCTCAAAGATTAAGCCATGCAAGTCTAAGTATAAAAATATTTTATATTTGAAACTGCAGATAGCTCATTAAATCAGTTATAGTTTATTTGATGGTACCTTACTACTTGGATACCCGTAGTAATTCTAGAGCTAATACATGCGTAAAGTCCCGACTCGTGAGGGGAGGGATGTATTTATTAGATAAAAAACCAATGCGGACTCTGTCCGGTTATTTGGTGATTCATAATAACTGTTCGAATCGCATGACCTTGCGTCGGCGATAGTTCATTCAAATTTCTGCCCTATCAGCTTTCGACGGTAGTGTAGTGGACTACCGTGGCGTTAACGGGTAACGGAGAATTAGGGTTCGATTCCGGAGAGGGAGCCTGAGAGATAGCTACCACATCCAAGGAAGGCAGCAGGCGCGCAAATTACCCAATCCTGACACAGGGAGGTAGTGACAAAAAATAACAATACCGGGCGTTTTACGTCTGGTAATTGGAATGAGTACAGTTTAAATCCCTTAACAAGGATCAATTGGAGGGCAAGTCTGGTGCCAGCAGCCGCGGTAATTCCAGCTCCAATAGCGTATATTAAAGTTGTTGCAGTTAAAAAGCTCGTAGTTGGATTTCTGGTCTAGTGCGCCTGGCCCACTGCCGTTAGGTTTGTGAGTGCCGGTGCGCGCTTGCCATCTTTTCTAGTCAGCTGCTTCTGTCCTTTACTGGTCGGAGGTTAGTGGGCTAGATCTATTACTTTGAAAAAATTAGAGTGTTTAAAGCAGGCTTGCGCTATGAATATATTAGCATGGAATAATAATTTAGGACTTTGTTTCTATTTTGTTGGTTTCTAGGAATGAAGTAATGATTGATAGGGACAGTTGGGGGTGCTAGTATTCATCGGCCAGAGGTGAAATTCTTGGATTCGATGAAGACTAACTTATGCGAAAGCATTCACCAAGGATGTCTTCTTTAATCAAGAACGAAAGTTGGGGGATCGAAGACGATCAGATACCGTCGTAGTCTCAACCATAAACGATACCGACTAGGGATTGGCGGAAGTTGCTTTTTCGACTCCGTTAGCACCTTATGAGAAATCAAAGTCTTTGGGTTCCGGGGGGAGTATGGTCGCAAGACTGAAACTTAAAGGAATTGACGGAAGGGCACCACCAGGAGTGGAGCCTGCGGCTTAATTTGACTCAACACGGGGAAACTTACCAGGTCCAGACATAGTGAGGATTGACAGATTGAAGTTCTTTCTTGATTCTATGGGTGGTGGTGCATGGCCGTTCTTAGTTGGTGGAGTGATTTGTCTGGTTAATTCCGTTAACGAACGAGACCTCGACCTGCTAAATAGTTCGGCTTAGTCTTTCGACTAAGTACGTGACTTCTTAGAGGGACTGTCGGTTTTTAGCCGAAGGAAGTTCGAGGCAATAACAGGTCTGTGATGCCCTTAGATGTTCTGGGCCGCACGCGCGCTACACTGATCGGTTCATCGAGCTTACAACCTTGACTGAGAGGTCTGGGTAATCTTTTGAAAGCCGATCGTGCTGGGGATAGATTATTGTAATTATTAATCTTCAACGAGGAATTCCTAGTAAACGCACGTCATCAGCGTGCATTGATTACGTCCCTGCCCTTTGTACACACCGCCCGTCGCTGCTACCGATTGAATGGATTAGTGAGCTTTATGGACTCCTGCATTTGCTTGGTTTTCCTTGCTTGTGTGGGTGGGAAATAGCGCAAACTTGCTCATTTAGAGGAAGCAAAAGTCGTAACAAGGTTTCC</text:p>
          </table:table-cell>
          <table:table-cell office:value-type="string" calcext:value-type="string">
            <text:p>d__Eukaryota; p__Cercozoa; c__Cercomonadidae; o__Cercomonadidae; f__Cercomonadidae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ACATATGCTTGTCTCAAAGATTAAGCCATGCAAGTCTAAGTATAAAAATATTTTATATTTGAAACTGCAGATAGCTCATTAAATCAGTTATAGTTTATTTGATGGTACCTTACTACTTGGATACCCGTAGTAATTCTAGAGCTAATACATGCGTAAAGTCCCGACTCGTGAGGGGAGGGATGTATTTATTAGATAAAAAACCAATGCGGACTCTGTCCGGTTATTTGGTGATTCATAATAACTGTTCGAATCGCATGACCTTGCGTCGGCGATAGTTCATTCAAATTTCTGCCCTATCAGCTTTCGACGGTAGTGTAGTGGACTACCGTGGCGTTAACGGGTAACGGAGAATTAGGGTTCGATTCCGGAGAGGGAGCCTGAGAGATAGCTACCACATCCAAGGAAGGCAGCAGGCGCGCAAATTACCCAATCCTGACACAGGGAGGTAGTGACAAAAAATAACAATACCGGGCGTTTTACGTCTGGTAATTGGAATGAGTACAGTTTAAATCCCTTAACAAGGATCAATTGGAGGGCAAGTCTGGTGCCAGCAGCCGCGGTAATTCCAGCTCCAATAGCGTATATTAAAGTTGTTGCAGTTAAAAAGCTCGTAGTTGGATTTCTGGTCTAGTGCGCCTGGCCCACTGCCGTTAGGTTTGTGAGTGCCGGTGCGCGCTTGCCATCTTTTCTAGTCAGCTGCTTCTGTCCTTTACTGGTCGGAGGTTAGTGGGCTAGATCTATTACTTTGAAAAAATTAGAGTGTTTAAAGCAGGCTTGCGCTATGAATATATTAGCATGGAATAATAATTTAGGACTTTGTTTCTATTTTGTTGGTTTCTAGGAATGAAGTAATGATTGATAGGGACAGTTGGGGGTGCTAGTATTCATCGGCCAGAGGTGAAATTCTTGGATTCGATGAAGACTAACTTATGCGAAAGCATTCACCAAGGATGTCTTCTTTAATCAAGAACGAAAGTTGGGGGATCGAAGACGATCAGATACCGTCGTAGTCTCAACCATAAACGATACCGACTAGGGATTGGCGGAAGTTGCTTTTTCGACTCCGTTAGCACCTTATGAGAAATCAAAGTCTTTGGGTTCCGGGGGGAGTATGGTCGCAAGACTGAAACTTAAAGGAATTGACGGAAGGGCACCACCAGGAGTGGAGCCTGCGGCTTAATTTGACTCAACACGGGGAAACTTACCAGGTCCAGACATAGTGAGGATTGACAGATTGAAGTTCTTTCTTGATTCTATGGGTGGTGGTGCATGGCCGTTCTTAGTTGGTGGAGTGATTTGTCTGGTTAATTCCGTTAACGAACGAGACCTCGACCTGCTAAATAGTTCGGCTTAGTCTTTCGACTAAGTACGTGACTTCTTAGAGGGACTGTCGGTTTTTAGCCGAAGGAAGTTCGAGGCAATAACAGGTCTGTGATGCCCTTAGATGTTCTGGGCCGCACGCGCGCTACACTGATCGGTTCATCGAGCTTACAACCTTGACTGAGAGGTCTGGGTAATCTTTTGAAAGCCGATCGTGCTGGGGATAGATTATTGTAATTATTAATCTTCAACGAGGAATTCCTAGTAAACGCACGTCATCAGCGTGCATTGATTACGTCCCTGCCCTTTGTACACACCGCCCGTCGCTGCTACCGATTGAATGGATTAGTGAGCTTTATGGACTCCTGCATTTGCTTGGTTTTCCTTGCTTGTGTGGGTGGGAAATAGCGCAAACTTGCTCATTTAGAGGAAGCAAAAGTCGTAACAAGGTTTCC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CTTTATACAGTGAAACTGCGTACAGCTCATTATATCAGTTATGATTTATTTGATGGTTATTTTCTACATGGATACCTGTAGTAATTCTAGAGCTAATACATGCATAAAGTCCCAACTCGTGAGGGAAGGGATGTATTTATTAGATAGCAAACCAATGCAGGCGCAAGTCTGGTTTTTTGGTGACTCCTAGTAACTGTTCGAATCGCATGGCTTTACGCTGGCGATAGTTCATTCAAATTTCTGCCCTATCAGCTTTCGACGGTAGTGTAGTGGACTACCGTGGCATTAACGGGTGACGGAGAATTAGGGTTCGATTCCGGAGAGGGAGCCTGAGAAACGGCTACCACATCCAAGGAAGGCAGCAGGCGCGCAAATTACCCAATCCTGACACAGGGAGGTAGTGACAAAAAATAACGATACCGGGTCCTTTTGGATCTGGTAATCGGAATGAGTACAATTTAAATCCCTTAACGAGGATCCATTGGAGGGCAAGTCTGGTGCCAGCAGCCGCGGTAATTCCAGCTCCAATAGCGTATATTAAAGTTGCTGCAGTTAAAAAGCTCGTAGTTGGATTTCTGGCTTGACTCGCCTGGCCCGCCACGGTGACGTGTGTGAGTGCTGGGTCGAATCGGCCATCCTTCGTTTATGGCTAGTTGTTCTTTATTGAGCAGTTAGTTCGTGAACGATCGTTTACTTTGAAAAAATTAGAGTGTTTCAAGCAGGCTTTAGCTTTGAATACATGAGCATGGAATAATAAAGTAGGACTTCGGTTCTAGTTTGTTGGTTTGGAGAGCTGAAGTAATGATGGATAGGGACAGTTGGGGGTGCTAGTATTCAGCGGCCAGAGGTGAAATTCTTGGATTCGCTGAAGACTCACTACGGCGAAAGCATTCACCAAGGATGTCTTCTTTAATCAAGAACGAAAGTTGGGGGATCGAAGACGATCAGATACCGTTGTAGTCTCAACCATAAACGATGCCGACTAGGGATGAGTGATCGTTGTTTTTTCGACTTCATTCGCACCTTAGGAGAAATCAAAGTCTTTGGGTTCCGGGGGGAGTATGGTCGCAAGGCTGAAACTTAAAGGAATTGACGGAAGGGCACCACCAGGAGTGGAGCCTGCGGCTTAATTTGACTCAACACGGGAAAACTTACCAGGTCCAGACACAGTTAGGATTGACAGATTGAAGATCTTTCTTGATTCTGTGGGTGGTGGTGCATGGCCGTTCTTAGTTGGTGGAGCGATCTGTCTGGTTTATTCCGTTAACGAACGAGACCTCGACCTGCTAAATAGTTCGGATCAGACCTCGGTCTGGTTGCGACACTTCTTAGAGGGACTATCGGTGGTTAGCCGATGGAAGTTCGAGGCAATAACAGGTCTGTGATGCCCTTAGATGTTCTGGGCCGCACGCGCGCTACACTGATGGATTCATCGAGCTTATTTCCTTGACTGAGAAGTCTGGGTAATCTTTTCAATGTCCATCGTGCTGGGGATAGATGATTGTAATTATTCATCTTCAACGAGGAATTCCTAGTAAACGCAAGTCATCAACTTGCATTGATTACGTCCCTGCCCTTTGTACACACCGCCCGTCGCTACTACCGATTGAATGGATTAGTGAGCTTCAGGGATGCTCGCTTAGGTGGCTTCCATCTGAGTAGGCAGAACTGAATCAAACTTGCTCATTTAGAGGAAGTAAAAGTCGTAACAAGGTCTCC</text:p>
          </table:table-cell>
          <table:table-cell office:value-type="string" calcext:value-type="string">
            <text:p>d__Eukaryota; p__Cercozoa; c__Glissomonadida; o__Glissomonadida; f__Glissomonadida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GTCATATGCTTGTCTCAAAGATTAAGCCATGCATGTCTAAGTATAAACACCTTTATACAGTGAAACTGCGTACAGCTCATTATATCAGTTATGATTTATTTGATGGTTATTTTCTACATGGATACCTGTAGTAATTCTAGAGCTAATACATGCATAAAGTCCCAACTCGTGAGGGAAGGGATGTATTTATTAGATAGCAAACCAATGCAGGCGCAAGTCTGGTTTTTTGGTGACTCCTAGTAACTGTTCGAATCGCATGGCTTTACGCTGGCGATAGTTCATTCAAATTTCTGCCCTATCAGCTTTCGACGGTAGTGTAGTGGACTACCGTGGCATTAACGGGTGACGGAGAATTAGGGTTCGATTCCGGAGAGGGAGCCTGAGAAACGGCTACCACATCCAAGGAAGGCAGCAGGCGCGCAAATTACCCAATCCTGACACAGGGAGGTAGTGACAAAAAATAACGATACCGGGTCCTTTTGGATCTGGTAATCGGAATGAGTACAATTTAAATCCCTTAACGAGGATCCATTGGAGGGCAAGTCTGGTGCCAGCAGCCGCGGTAATTCCAGCTCCAATAGCGTATATTAAAGTTGCTGCAGTTAAAAAGCTCGTAGTTGGATTTCTGGCTTGACTCGCCTGGCCCGCCACGGTGACGTGTGTGAGTGCTGGGTCGAATCGGCCATCCTTCGTTTATGGCTAGTTGTTCTTTATTGAGCAGTTAGTTCGTGAACGATCGTTTACTTTGAAAAAATTAGAGTGTTTCAAGCAGGCTTTAGCTTTGAATACATGAGCATGGAATAATAAAGTAGGACTTCGGTTCTAGTTTGTTGGTTTGGAGAGCTGAAGTAATGATGGATAGGGACAGTTGGGGGTGCTAGTATTCAGCGGCCAGAGGTGAAATTCTTGGATTCGCTGAAGACTCACTACGGCGAAAGCATTCACCAAGGATGTCTTCTTTAATCAAGAACGAAAGTTGGGGGATCGAAGACGATCAGATACCGTTGTAGTCTCAACCATAAACGATGCCGACTAGGGATGAGTGATCGTTGTTTTTTCGACTTCATTCGCACCTTAGGAGAAATCAAAGTCTTTGGGTTCCGGGGGGAGTATGGTCGCAAGGCTGAAACTTAAAGGAATTGACGGAAGGGCACCACCAGGAGTGGAGCCTGCGGCTTAATTTGACTCAACACGGGAAAACTTACCAGGTCCAGACACAGTTAGGATTGACAGATTGAAGATCTTTCTTGATTCTGTGGGTGGTGGTGCATGGCCGTTCTTAGTTGGTGGAGCGATCTGTCTGGTTTATTCCGTTAACGAACGAGACCTCGACCTGCTAAATAGTTCGGATCAGACCTCGGTCTGGTTGCGACACTTCTTAGAGGGACTATCGGTGGTTAGCCGATGGAAGTTCGAGGCAATAACAGGTCTGTGATGCCCTTAGATGTTCTGGGCCGCACGCGCGCTACACTGATGGATTCATCGAGCTTATTTCCTTGACTGAGAAGTCTGGGTAATCTTTTCAATGTCCATCGTGCTGGGGATAGATGATTGTAATTATTCATCTTCAACGAGGAATTCCTAGTAAACGCAAGTCATCAACTTGCATTGATTACGTCCCTGCCCTTTGTACACACCGCCCGTCGCTACTACCGATTGAATGGATTAGTGAGCTTCAGGGATGCTCGCTTAGGTGGCTTCCATCTGAGTAGGCAGAACTGAATCAAACTTGCTCATTTAGAGGAAGTAAAAGTCGTAACAAGGTCTCC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TATTTATTTGATGGTACCTTACTACATGGATACCCGTAGTAATTCTAGAGCTAATACATGCGTAAAGTCTCAACTCTTGCGGGAAGAGATGTATTTATTAGATAAAAAATCAATGCAACAGCAATGTTGGTTATTTGGTGATTCATAGTAACTGTTCGAATCGTATGGCTTCATGCTGACGATAGTTCATTCAAATTTCTGCCCTATCAGCTTTCGACGGTAGTGTAGTGGACTACCGTGGCGTTAACGGGTGACGGAGAATTAGGGTTCGATTCCGGAGAGGGAGCCTGAGAAACGGCTACCACATCCAAGGAAGGCAGCAGGCGCGCAAATTACCCAATCCTGACACAGGGAGGTAGTGACAAAAAATAACAATATTTGGCCATTTTTGGTCGAATAATTGGAATGAGTACAATTTAAATCCCTTAACGAGTATCAATTGGAGGGCAAGTCTGGTGCCAGCAGCCGCGGTAATTCCAGCTCCAATAGCGTATATTAAAGTTGCTGCAGTTAAAAAGCTCGTAGTTGGATTTCTGACATTAATGCGCTTGGCCCGCCGCGGTTACGTGTGTGAGTGCCGAGTCGTGTTTGTCATCCTTCTAGAAAATGGTAGTTTGCTCTTCACTGAGTACAATTATCACAATCTAGATCTTTTACTTTGAAAAAATTAGAGTGTTTAAAGCAGGCGTTTGCTATGAATACATTAGCATGGAATAATAATTTAGGACTTCGGTTCTATTTTGTTGGTTTCTAGAACTGAAGTAATGATTGATAGGGATGGTTGGGGGTGCTCGTATTCAGCGGCCAGAGGTGAAATTCTTGGATTCGCTGAAGACGAACTTATGCGAAAGCATTCACCAAGGACGTCTTCTTTAATCAAGAACGAAAGTTGGGGGATCGAAGACGATCAGATACCGTCGTAGTCTCAACTATAAACTATGCCGACTAGGGATGAGTGAACGTTGCATTTTCGACTTCATTCGCACCTTATGAGAAATCAAAGTCTTTGGGTTCCGGGGGGAGTATGGTCGCAAGGCTGAAACTTAAAGGAATTGACGGAAGGGCACCACCAGGAGTGGAGCCTGCGGCTTAATTTGACTCAACACGGGGAAACTTACCAGGTCCAGACATAGTAAGGATTGACAGATTGAAGATCTTTCTTGATTCTATGGGTGGTGGTGCATGGCCGTTCTTAGTTGGTGGAGTGATTTGTCTGGTTAATTCCGTTAACGAACGAGACCTCGACCTGCTAAATAGTTCGGCGAACGCTTCGGCGTTCGTATTCCGTGACTTCTTAGAGGGACTATCGGTGTGTAGCCGATGGAAGTTCGAGGCAATAACAGGTCTGTGATGCCCTTAGATGTTCTGGGCCGCACGCGCGCTACACTGACAGATTCATCGAGTAGTTTTCCTTGACTGACAGGTCTGGGTAATCTTTTCAACGTCTGTCGTGCTGGGGATAGATTATTGTAATTATTAATCTTCAACGAGGAATTCCTAGTAAACGCAAGTCATCAACTTGCATTGATTACGTCCCTGCCCTTTGTACACACCGCCCGTCGCTACTACCGATTGAATGGATTAGTGAGCTTCAGGGATTGATTTGCGTATTTGGGGCAACCCATGATACGTATCGAGAACTGAATCAAACTTGCTCATTTAGAGGAAGTAAAAGTCGTAACAAGGTCTCC</text:p>
          </table:table-cell>
          <table:table-cell office:value-type="string" calcext:value-type="string">
            <text:p>d__Eukaryota; p__Cercozoa; c__Glissomonadida; o__Glissomonadida; f__Glissomonad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TCTTTATACAGTGAAACTGCGTACAGCTCATTATATCAGTAATTATTTATTTGATGGTACCTTACTACATGGATACCCGTAGTAATTCTAGAGCTAATACATGCGTAAAGTCTCAACTCTTGCGGGAAGAGATGTATTTATTAGATAAAAAATCAATGCAACAGCAATGTTGGTTATTTGGTGATTCATAGTAACTGTTCGAATCGTATGGCTTCATGCTGACGATAGTTCATTCAAATTTCTGCCCTATCAGCTTTCGACGGTAGTGTAGTGGACTACCGTGGCGTTAACGGGTGACGGAGAATTAGGGTTCGATTCCGGAGAGGGAGCCTGAGAAACGGCTACCACATCCAAGGAAGGCAGCAGGCGCGCAAATTACCCAATCCTGACACAGGGAGGTAGTGACAAAAAATAACAATATTTGGCCATTTTTGGTCGAATAATTGGAATGAGTACAATTTAAATCCCTTAACGAGTATCAATTGGAGGGCAAGTCTGGTGCCAGCAGCCGCGGTAATTCCAGCTCCAATAGCGTATATTAAAGTTGCTGCAGTTAAAAAGCTCGTAGTTGGATTTCTGACATTAATGCGCTTGGCCCGCCGCGGTTACGTGTGTGAGTGCCGAGTCGTGTTTGTCATCCTTCTAGAAAATGGTAGTTTGCTCTTCACTGAGTACAATTATCACAATCTAGATCTTTTACTTTGAAAAAATTAGAGTGTTTAAAGCAGGCGTTTGCTATGAATACATTAGCATGGAATAATAATTTAGGACTTCGGTTCTATTTTGTTGGTTTCTAGAACTGAAGTAATGATTGATAGGGATGGTTGGGGGTGCTCGTATTCAGCGGCCAGAGGTGAAATTCTTGGATTCGCTGAAGACGAACTTATGCGAAAGCATTCACCAAGGACGTCTTCTTTAATCAAGAACGAAAGTTGGGGGATCGAAGACGATCAGATACCGTCGTAGTCTCAACTATAAACTATGCCGACTAGGGATGAGTGAACGTTGCATTTTCGACTTCATTCGCACCTTATGAGAAATCAAAGTCTTTGGGTTCCGGGGGGAGTATGGTCGCAAGGCTGAAACTTAAAGGAATTGACGGAAGGGCACCACCAGGAGTGGAGCCTGCGGCTTAATTTGACTCAACACGGGGAAACTTACCAGGTCCAGACATAGTAAGGATTGACAGATTGAAGATCTTTCTTGATTCTATGGGTGGTGGTGCATGGCCGTTCTTAGTTGGTGGAGTGATTTGTCTGGTTAATTCCGTTAACGAACGAGACCTCGACCTGCTAAATAGTTCGGCGAACGCTTCGGCGTTCGTATTCCGTGACTTCTTAGAGGGACTATCGGTGTGTAGCCGATGGAAGTTCGAGGCAATAACAGGTCTGTGATGCCCTTAGATGTTCTGGGCCGCACGCGCGCTACACTGACAGATTCATCGAGTAGTTTTCCTTGACTGACAGGTCTGGGTAATCTTTTCAACGTCTGTCGTGCTGGGGATAGATTATTGTAATTATTAATCTTCAACGAGGAATTCCTAGTAAACGCAAGTCATCAACTTGCATTGATTACGTCCCTGCCCTTTGTACACACCGCCCGTCGCTACTACCGATTGAATGGATTAGTGAGCTTCAGGGATTGATTTGCGTATTTGGGGCAACCCATGATACGTATCGAGAACTGAATCAAACTTGCTCATTTAGAGGAAGT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TATTTATTTGATGGTACCTTGCTACATGGATACCCGTAGTAATTCTAGAGCTAATACATGCGTAAAGTCCCAACTCTTGCGGGGAGGGATGTATTTATTAGATAAAAAATCAATGCAGGGGCAACCCTGGTTTGTTGGTGATTCATAGTAACTGTTCGAATCGCATGGCTTTATGCTGGCGATAGTTCATTCAAATTTCTGCCCTATCAGCTTTCGACGGTAGTGTAGTGGACTACCGTGGCGTTAACGGGTGACGGAGAATTAGGGTTCGATTCCGGAGAGGGAGCCTGAGAAACGGCTACCACATCCAAGGAAGGCAGCAGGCGCGCAAATTACCCAATCCTGACACAGGGAGGTAGTGACAAAAAATAACAATACCGGGCCTTTTCAGGTCTGGTAATTGGAATGAGTACAATTTAAATCCCTTAACGAGGATCCATTGGAGGGCAAGTCTGGTGCCAGCAGCCGCGGTAATTCCAGCTCCAATAGCGTATATTAAAGTTGCTGCAGTTAAAAAGCTCGTAGTTGGATTTCTGGCCTGGTGCGCCTGGCCCGCCAGCGTTCGCTGTGTGAGTGTCGGGTCGTGCCTGCCATCCTTCTGTGTGCCCGATCTACTCTTCATTGAGGTCGGATCGAGTGGACAGATCGTTTACTTTGAAAAAATTAGAGTGTTTCAAGCAGGCTGACCGCTATGAATACATTAGCATGGAATAATAATTTAGGACTTCGGTTCTATTTTGTTGGTTTCTAGGACGGAAGTAATGATTGATAGGGATAGTTGGGGGTGCTAGTATTCAGCGGCCAGAGGTGAAATTCTCGGATTCGCTGAAGACTAACTTATGCGAAAGCATTCACCAAGGATGTCTTCTTTAATCAAGAACGAAAGTTGGGGGATCGAAGACGATCAGATACCGTCGTAGTCTCAACTATAAACTATG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CGGTCCAGGCTTCGGCTTGGGTACGTGACTTCTTAGAGGGACTATCGGTGTGTAGCCGATGGAAGTTCGAGGCAATAACAGGTCTGTGATGCCCTTAGATGTTCTGGGCCGCACGCGCGCTACACTGATGCGATCATCGAGCTTACCACCTTGACTGATAGGTCTGGGTAATCTTTGCAAATCGCATCGTGCTGGGGATAGATGATTGTAATTATTCATCTTCAACGAGGAATTCCTAGTAAACGCAAGTCATTAACTTGCATTGATTACGTCCCTGCCCTTTGTACACACCGCCCGTCGCTACTACCGATTGAATGGATTAGTGAGCTTCAGGGATGGCTCGGCGTCGGGTTTCCGGCGTCGAGCGAGAACTGAATCAAACTTGCTCATTTAGAGGAAGTAAAAGTCGTAACAAGGTTTCC</text:p>
          </table:table-cell>
          <table:table-cell office:value-type="string" calcext:value-type="string">
            <text:p>d__Eukaryota; p__Cercozoa; c__Glissomonadida; o__Glissomonadida; f__Glissomonad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TCTTTATACAGTGAAACTGCGTACAGCTCATTATATCAGTAATTATTTATTTGATGGTACCTTGCTACATGGATACCCGTAGTAATTCTAGAGCTAATACATGCGTAAAGTCCCAACTCTTGCGGGGAGGGATGTATTTATTAGATAAAAAATCAATGCAGGGGCAACCCTGGTTTGTTGGTGATTCATAGTAACTGTTCGAATCGCATGGCTTTATGCTGGCGATAGTTCATTCAAATTTCTGCCCTATCAGCTTTCGACGGTAGTGTAGTGGACTACCGTGGCGTTAACGGGTGACGGAGAATTAGGGTTCGATTCCGGAGAGGGAGCCTGAGAAACGGCTACCACATCCAAGGAAGGCAGCAGGCGCGCAAATTACCCAATCCTGACACAGGGAGGTAGTGACAAAAAATAACAATACCGGGCCTTTTCAGGTCTGGTAATTGGAATGAGTACAATTTAAATCCCTTAACGAGGATCCATTGGAGGGCAAGTCTGGTGCCAGCAGCCGCGGTAATTCCAGCTCCAATAGCGTATATTAAAGTTGCTGCAGTTAAAAAGCTCGTAGTTGGATTTCTGGCCTGGTGCGCCTGGCCCGCCAGCGTTCGCTGTGTGAGTGTCGGGTCGTGCCTGCCATCCTTCTGTGTGCCCGATCTACTCTTCATTGAGGTCGGATCGAGTGGACAGATCGTTTACTTTGAAAAAATTAGAGTGTTTCAAGCAGGCTGACCGCTATGAATACATTAGCATGGAATAATAATTTAGGACTTCGGTTCTATTTTGTTGGTTTCTAGGACGGAAGTAATGATTGATAGGGATAGTTGGGGGTGCTAGTATTCAGCGGCCAGAGGTGAAATTCTCGGATTCGCTGAAGACTAACTTATGCGAAAGCATTCACCAAGGATGTCTTCTTTAATCAAGAACGAAAGTTGGGGGATCGAAGACGATCAGATACCGTCGTAGTCTCAACTATAAACTATG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CGGTCCAGGCTTCGGCTTGGGTACGTGACTTCTTAGAGGGACTATCGGTGTGTAGCCGATGGAAGTTCGAGGCAATAACAGGTCTGTGATGCCCTTAGATGTTCTGGGCCGCACGCGCGCTACACTGATGCGATCATCGAGCTTACCACCTTGACTGATAGGTCTGGGTAATCTTTGCAAATCGCATCGTGCTGGGGATAGATGATTGTAATTATTCATCTTCAACGAGGAATTCCTAGTAAACGCAAGTCATTAACTTGCATTGATTACGTCCCTGCCCTTTGTACACACCGCCCGTCGCTACTACCGATTGAATGGATTAGTGAGCTTCAGGGATGGCTCGGCGTCGGGTTTCCGGCGTCGAGCGAGAACTGAATCAAACTTGCT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CGTGAAACTGCGAACGGCTCATTATATCAGTGATTATTTCTTTGATGGTTCCTCACTACATGGTATAACTGTAGTAATTCTAGAGCTAATACATGCGTAAGGTCCCGACTCTTTTGGGAAGGGATGTATTTATTAGATACAAAGCCAATCGAGCTAGCAATAGTTCGTCTTTTGGTGATTCATAGTAACTGATCGAATCGCACGGCTTTAGGCTGGCGATGGTTCATTCAAATTTCTGCCCTATCAGCTTTCGACGGTAGTGTAGTGGACTACCGTGGCATTAACGGGTGACGGAGAATTAGGGTTCGGTTCCGGAGAGGGAGCTTGAGAAACGGCTACCACATCCAAGGAAGGCAGCAGGCGCGCAAATTACCCAATCCTGACACAGGGAGGTAGTGACAAGAAATAACAATACCGGGCCTTTCAGGTCTGGTAATTGGAATGAGTACAATTTAAATCCCTTAACGAGGATCCATTGGAGGGCAAGTCTGGTGCCAGCAGCCGCGGTAATTCCAGCTCCAATAGCGTATATTAAAGTTGCTGCAGTTAAAAAGCTCGTAGTTGGATTTCTGGCACGGTGTGCCTGGCCCGCGGCGTTCGCTTGTGAGTGCCGGGTCGCGCCTGCCATCCTTCTAGACAGCACCTCTACCCTTCGCGGGGCCGGAGCGTGCCATCTAGATCGTTTACTGTGAAAAAATTAGAGTGTTTCAAGCAGGCTTATGCTATGAATACATTAGCATGGAATAATCAACTAGGACTTCGGTTCTATTTCGTTGGTTTCTAGGACAGAAGTAATGATTGATAGGGATAGTTGGGGGTGCTAGTATTCAGCGGCCAGAGGTGAAATTCTCGGATTCGCTGAAGACTAACTAATGCGAAAGCATTCACCAAGGATGTCTTCTTTAATCAAGAACGAAAGTTGGGGGATCGAAGACGATCAGATACCGTCGTAGTCTCAACCATAAACTATGCCGACTAGGGATGAGTGAACGTTGCATTTTCGACTTCATTCGCACCTTATGAGAAATCAAAGTCCTTGGGTTCCGGGGGGAGTATGGTCGCAAGGCTGAAACTTAAAGGAATTGACGGAAGGGCACCACCAGGAGTGGAGCCTGCGGCTTAATTTGACTCAACACGGGGAAACTTACCAGGTCCAGACACAGTGAGGATTGACAGATTGAAGATCTTTCTTAATTCTGTGGGTGGTGGTGCATGGCCGTTCTTAGTTGGTGGAGTGATTTGTCTGGTTAATTCCGTTAACGAACGAGACCTCGACCTGCTAACTAGTTGAGTGGACTCTTCGGGGTCCACATGTCGACTTCTTAGAGGGACTATCGGTGTGTAGCCGATGGAAGTTCGAGGCAATAACAGGTCTGTGATGCCCTTAGATGTTCTGGGCCGCACGCGCGCTACACTGATGCGTTCATCGAGCTTTTTCACCTTGACCGAGAGGTCCGGGGAATCTTTTCAACACGCATCGTGCTGGGGATAGATTATTGTAATTATTAATCTTCAACGAGGAATTCCTAGTAAACGCGAGTCATCAGCTCGCATTGATTACGTCCCTGCCCTTTGTACACACCGCCCGTCGCTACTACCGATTGAATGGATTAGTGAGCTTCACGAATTGCGGCGTGGGTGATTTCACTCACGCCGCGAGAAGTGAATCAAACTTGCTCATTTAGAGGAAGTAAAAGTCGTAACAAGGTTTCC</text:p>
          </table:table-cell>
          <table:table-cell office:value-type="string" calcext:value-type="string">
            <text:p>d__Eukaryota; p__Cercozoa; c__Glissomonadida; o__Glissomonadida; f__Glissomonadid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TCTTTATACCGTGAAACTGCGAACGGCTCATTATATCAGTGATTATTTCTTTGATGGTTCCTCACTACATGGTATAACTGTAGTAATTCTAGAGCTAATACATGCGTAAGGTCCCGACTCTTTTGGGAAGGGATGTATTTATTAGATACAAAGCCAATCGAGCTAGCAATAGTTCGTCTTTTGGTGATTCATAGTAACTGATCGAATCGCACGGCTTTAGGCTGGCGATGGTTCATTCAAATTTCTGCCCTATCAGCTTTCGACGGTAGTGTAGTGGACTACCGTGGCATTAACGGGTGACGGAGAATTAGGGTTCGGTTCCGGAGAGGGAGCTTGAGAAACGGCTACCACATCCAAGGAAGGCAGCAGGCGCGCAAATTACCCAATCCTGACACAGGGAGGTAGTGACAAGAAATAACAATACCGGGCCTTTCAGGTCTGGTAATTGGAATGAGTACAATTTAAATCCCTTAACGAGGATCCATTGGAGGGCAAGTCTGGTGCCAGCAGCCGCGGTAATTCCAGCTCCAATAGCGTATATTAAAGTTGCTGCAGTTAAAAAGCTCGTAGTTGGATTTCTGGCACGGTGTGCCTGGCCCGCGGCGTTCGCTTGTGAGTGCCGGGTCGCGCCTGCCATCCTTCTAGACAGCACCTCTACCCTTCGCGGGGCCGGAGCGTGCCATCTAGATCGTTTACTGTGAAAAAATTAGAGTGTTTCAAGCAGGCTTATGCTATGAATACATTAGCATGGAATAATCAACTAGGACTTCGGTTCTATTTCGTTGGTTTCTAGGACAGAAGTAATGATTGATAGGGATAGTTGGGGGTGCTAGTATTCAGCGGCCAGAGGTGAAATTCTCGGATTCGCTGAAGACTAACTAATGCGAAAGCATTCACCAAGGATGTCTTCTTTAATCAAGAACGAAAGTTGGGGGATCGAAGACGATCAGATACCGTCGTAGTCTCAACCATAAACTATGCCGACTAGGGATGAGTGAACGTTGCATTTTCGACTTCATTCGCACCTTATGAGAAATCAAAGTCCTTGGGTTCCGGGGGGAGTATGGTCGCAAGGCTGAAACTTAAAGGAATTGACGGAAGGGCACCACCAGGAGTGGAGCCTGCGGCTTAATTTGACTCAACACGGGGAAACTTACCAGGTCCAGACACAGTGAGGATTGACAGATTGAAGATCTTTCTTAATTCTGTGGGTGGTGGTGCATGGCCGTTCTTAGTTGGTGGAGTGATTTGTCTGGTTAATTCCGTTAACGAACGAGACCTCGACCTGCTAACTAGTTGAGTGGACTCTTCGGGGTCCACATGTCGACTTCTTAGAGGGACTATCGGTGTGTAGCCGATGGAAGTTCGAGGCAATAACAGGTCTGTGATGCCCTTAGATGTTCTGGGCCGCACGCGCGCTACACTGATGCGTTCATCGAGCTTTTTCACCTTGACCGAGAGGTCCGGGGAATCTTTTCAACACGCATCGTGCTGGGGATAGATTATTGTAATTATTAATCTTCAACGAGGAATTCCTAGTAAACGCGAGTCATCAGCTCGCATTGATTACGTCCCTGCCCTTTGTACACACCGCCCGTCGCTACTACCGATTGAATGGATTAGTGAGCTTCACGAATTGCGGCGTGGGTGATTTCACTCACGCCGCGAGAAGTGAATCAAACTTGC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TATTATTTATTTGATGGTACCTTACTACATGGATACCCGTAGTAATTCTAGAGCTAATACATGCGTAAAGTCCCGACTTCTTGGAAGGGATGTATTTATTAGATTAAAAACCAATGCAGGCAACTGCTCCTTTGGTGATTCATAGTAACTTTAACGGATCGCACGGCTTCACGTCGGCGACAGTTCATTCAAATTTCTGCCCTATCAGCTTTCGACGGTACTGTAGTGGACTACCGTGGCATTAACGGGTGACGGAGAATTAGGGTTCGATTCCGGAGAGGGAGCCTGAGAAACGGCTACCACATCCAAGGAAGGCAGCAGGCGCGCAAATTACCCAATCCTGACACAGGGAGGTAGTGACAAAAAATAACAATACCGGGCCTTTTTAGGTCTGGTAATTGGAATGAGTACAATTTAAATCCCTTAACGAGTATCCATTGGAGGGCAAGTCTGGTGCCAGCAGCCGCGGTAATTCCAGCTCCAATAGCGTATATTAAAGTTGCTGCAGTTAAAAAGCTCGTAGTTGGATTTCTGGCCTGAAACATTTTGCCGGCCACGGTTTCGTGTGTTAGTGCTTTGTGTTCTGGCCATCCTTCCAATCGCTATTCAGCTTTCTTCATTGATTGCTGAGTGGTATTGGATCTTTTACTTTGAAAAAATTAGAGTGTTTCAAGCAGGCTTTATGCTATGAATACATTAGCATGGAATAATAATTTAGGACTTCGGTTCTATTTTGTTGGTTTCTAGGACTGAAGTAATGATTGATAGGGATAGTTGGGGGTGCTAGTATTCAGCGGCCAGAGGTGAAATTCTCGGATTCGCTGAAGACTAACTTATGCGAAAGCATTCACCAAGGATGTCTTCTTTAATCAAGAACGAAAGTTGGGGGATCGAAGACGATCAGATACCGTCGTAGTCTCAACCATAAACTATGCCGACTAGGGATGAGTGAACGTTGCATTTTCGACTTCATTCGCACCTTATGAGAAATCAAAGTCTTTGGGTTCCGGGGGGAGTATGGTCGCAAGGCTGAAACTTAAAGGAATTGACGGAAGGGCACCACCAGGAGTGGAGCCTGCGGCTTAATTTGACTCAACACGGGAAAACTTACCAGGTCCAGACACAGTAAGGATTGACAGATTGAAGATCTTTCTTGATTCTGTGGGTGGTGGTGCATGGCCGTTCTTAGTTGGTGGAGTGATTTGTCTGGTTAATTCCGTTAACGAACGAGACCTCGACCTGCTAAATAGTTCGACAATGGATTCTTTCATTGGACGTGACTTCTTAGAGGGACTATCGGTGTGTAGCCGACGGAAGTTCGAGGCAATAACAGGTCTGTGATGCCCTTAGATGTTCTGGGCCGCACGCGCGCTACACTGATGCATTCATCGAGTTTACAACCTTGACTGAGAGGTCTGGGTAATCTTCGCAACATGCATCGTGCTGGGGATAGATCATTGTAATTATTGATCTTCAACGAGGAATTCCTAGTAAACGCAAGTCATCAACTTGCATTGATTACGTCCCTGCCCTTTGTACACACCGCCCGTCGCTACTACCGATTGAATGGATTAGTGAGCTTCACGGATTGCTGCGTTTGTGGTTCGCCACTCACGTAATGAGAAGTGAAACAAACTTGCTCATTTAGAGGAAGTAAAAGTCGTAACAAGGTTTCC</text:p>
          </table:table-cell>
          <table:table-cell office:value-type="string" calcext:value-type="string">
            <text:p>d__Eukaryota; p__Cercozoa; c__Glissomonadida; o__Glissomonadida; f__Glissomonadida; g__Heteromi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TACAGCTCATTATATCAGTTATTATTTATTTGATGGTACCTTACTACATGGATACCCGTAGTAATTCTAGAGCTAATACATGCGTAAAGTCCCGACTTCTTGGAAGGGATGTATTTATTAGATTAAAAACCAATGCAGGCAACTGCTCCTTTGGTGATTCATAGTAACTTTAACGGATCGCACGGCTTCACGTCGGCGACAGTTCATTCAAATTTCTGCCCTATCAGCTTTCGACGGTACTGTAGTGGACTACCGTGGCATTAACGGGTGACGGAGAATTAGGGTTCGATTCCGGAGAGGGAGCCTGAGAAACGGCTACCACATCCAAGGAAGGCAGCAGGCGCGCAAATTACCCAATCCTGACACAGGGAGGTAGTGACAAAAAATAACAATACCGGGCCTTTTTAGGTCTGGTAATTGGAATGAGTACAATTTAAATCCCTTAACGAGTATCCATTGGAGGGCAAGTCTGGTGCCAGCAGCCGCGGTAATTCCAGCTCCAATAGCGTATATTAAAGTTGCTGCAGTTAAAAAGCTCGTAGTTGGATTTCTGGCCTGAAACATTTTGCCGGCCACGGTTTCGTGTGTTAGTGCTTTGTGTTCTGGCCATCCTTCCAATCGCTATTCAGCTTTCTTCATTGATTGCTGAGTGGTATTGGATCTTTTACTTTGAAAAAATTAGAGTGTTTCAAGCAGGCTTTATGCTATGAATACATTAGCATGGAATAATAATTTAGGACTTCGGTTCTATTTTGTTGGTTTCTAGGACTGAAGTAATGATTGATAGGGATAGTTGGGGGTGCTAGTATTCAGCGGCCAGAGGTGAAATTCTCGGATTCGCTGAAGACTAACTTATGCGAAAGCATTCACCAAGGATGTCTTCTTTAATCAAGAACGAAAGTTGGGGGATCGAAGACGATCAGATACCGTCGTAGTCTCAACCATAAACTATGCCGACTAGGGATGAGTGAACGTTGCATTTTCGACTTCATTCGCACCTTATGAGAAATCAAAGTCTTTGGGTTCCGGGGGGAGTATGGTCGCAAGGCTGAAACTTAAAGGAATTGACGGAAGGGCACCACCAGGAGTGGAGCCTGCGGCTTAATTTGACTCAACACGGGAAAACTTACCAGGTCCAGACACAGTAAGGATTGACAGATTGAAGATCTTTCTTGATTCTGTGGGTGGTGGTGCATGGCCGTTCTTAGTTGGTGGAGTGATTTGTCTGGTTAATTCCGTTAACGAACGAGACCTCGACCTGCTAAATAGTTCGACAATGGATTCTTTCATTGGACGTGACTTCTTAGAGGGACTATCGGTGTGTAGCCGACGGAAGTTCGAGGCAATAACAGGTCTGTGATGCCCTTAGATGTTCTGGGCCGCACGCGCGCTACACTGATGCATTCATCGAGTTTACAACCTTGACTGAGAGGTCTGGGTAATCTTCGCAACATGCATCGTGCTGGGGATAGATCATTGTAATTATTGATCTTCAACGAGGAATTCCTAGTAAACGCAAGTCATCAACTTGCATTGATTACGTCCCTGCCCTTTGTACACACCGCCCGTCGCTACTACCGATTGAATGGATTAGTGAGCTTCACGGATTGCTGCGTTTGTGGTTCGCCACTCACGTAATGAGAAGTGAAACAAACTTGC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TATTATTTATTTGATGGTACCTTACTACATGGATACCCGTAGTAATTCTAGAGCTAATACATGCGTAAAGTCCCGACTTCTTGGAAGGGATGTATTTATTAGATTAAAAACCAATGCAGGCAACTGCTCCTTTGGTGATTCATAGTAACTTTAACGGATCGCACGGCTTCACGTCGGCGACAGTTCATTCAAATTTCTGCCCTATCAGCTTTCGACGGTACTGTAGTGGACTACCGTGGCATTAACGGGTGACGGAGAATTAGGGTTCGATTCCGGAGAGGGAGCCTGAGAAACGGCTACCACATCCAAGGAAGGCAGCAGGCGCGCAAATTACCCAATCCTGACACAGGGAGGTAGTGACAAAAAATAACAATACCGGGCCTTTTTAGGTCTGGTAATTGGAATGAGTACAATTTAAATCCCTTAACGAGTATCCATTGGAGGGCAAGTCTGGTGCCAGCAGCCGCGGTAATTCCAGCTCCAATAGCGTATATTAAAGTTGCTGCAGTTAAAAAGCTCGTAGTTGGATTTCTGGCCTGAAACATTTTGCCGGCCACGGTTTCGTGTGTTAGTGCTTTGTGTTCTGGCCATCCTTCCAATCGCTGCGTTCCTCTCTTCATTGATTGGTGCGTGGTATTGGATCTTTTACTTTGAAAAAATTAGAGTGTTTCAAGCAGGCTTTATGCTATGAATACATTAGCATGGAATAATAATTTAGGACTTCGGTTCTATTTTGTTGGTTTCTAGGACTGAAGTAATGATTGATAGGGATAGTTGGGGGTGCTAGTATTCAGCGGCCAGAGGTGAAATTCTCGGATTCGCTGAAGACTAACTTATGCGAAAGCATTCACCAAGGATGTCTTCTTTAATCAAGAACGAAAGTTGGGGGATCGAAGACGATCAGATACCGTCGTAGTCTCAACCATAAACTATGCCGACTAGGGATGAGTGAACGTTGCATTTTCGACTTCATTCGCACCTTATGAGAAATCAAAGTCTTTGGGTTCCGGGGGGAGTATGGTCGCAAGGCTGAAACTTAAAGGAATTGACGGAAGGGCACCACCAGGAGTGGAGCCTGCGGCTTAATTTGACTCAACACGGGAAAACTTACCAGGTCCAGACACAGTAAGGATTGACAGATTGAAGATCTTTCTTGATTCTGTGGGTGGTGGTGCATGGCCGTTCTTAGTTGGTGGAGTGATTTGTCTGGTTAATTCCGTTAACGAACGAGACCTTAACCTGCTAAATAGTTAGGCCAACGTTTGTTGGTCGTCAACTTCTTAGAGGGACTATTGACTATTAGTCAATGGAAGTTTGAGGCAATAACAGGTCTGTGATGCCCTTAGATGTTCTGGGCCGCACGCGCGCTACACTGATCAAGTCAACGAGTTTACAACCTTGGCCGGAAGGTCTGGGTAATCTTTTGAAACTTGATCGTGCTGGGGATAGTCCATTGCAATTATTGGACTTCAACGAGGAATTCCTAGTAAGCGTGAGTCATCAGCTCGCGTTGATTACGTCCCTGCCCTTTGTACACACCGCCCGTCGCTACTACCGATTGAATGGCTTAGTGAGGCTTTCGGATTGGACTTTGGCAGCTGGCAACAGCAGCTAGGGACTGAAAAGTCATCCAAACTTGGTCATTTAGAGGAAGTAAAAGTCGTAACAAGGTTTCC</text:p>
          </table:table-cell>
          <table:table-cell office:value-type="string" calcext:value-type="string">
            <text:p>d__Eukaryota; p__Cercozoa; c__Glissomonadida; o__Glissomonadida; f__Glissomonadida; g__Heteromi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TCTTTATACAGTGAAACTGCGTACAGCTCATTATATCAGTTATTATTTATTTGATGGTACCTTACTACATGGATACCCGTAGTAATTCTAGAGCTAATACATGCGTAAAGTCCCGACTTCTTGGAAGGGATGTATTTATTAGATTAAAAACCAATGCAGGCAACTGCTCCTTTGGTGATTCATAGTAACTTTAACGGATCGCACGGCTTCACGTCGGCGACAGTTCATTCAAATTTCTGCCCTATCAGCTTTCGACGGTACTGTAGTGGACTACCGTGGCATTAACGGGTGACGGAGAATTAGGGTTCGATTCCGGAGAGGGAGCCTGAGAAACGGCTACCACATCCAAGGAAGGCAGCAGGCGCGCAAATTACCCAATCCTGACACAGGGAGGTAGTGACAAAAAATAACAATACCGGGCCTTTTTAGGTCTGGTAATTGGAATGAGTACAATTTAAATCCCTTAACGAGTATCCATTGGAGGGCAAGTCTGGTGCCAGCAGCCGCGGTAATTCCAGCTCCAATAGCGTATATTAAAGTTGCTGCAGTTAAAAAGCTCGTAGTTGGATTTCTGGCCTGAAACATTTTGCCGGCCACGGTTTCGTGTGTTAGTGCTTTGTGTTCTGGCCATCCTTCCAATCGCTGCGTTCCTCTCTTCATTGATTGGTGCGTGGTATTGGATCTTTTACTTTGAAAAAATTAGAGTGTTTCAAGCAGGCTTTATGCTATGAATACATTAGCATGGAATAATAATTTAGGACTTCGGTTCTATTTTGTTGGTTTCTAGGACTGAAGTAATGATTGATAGGGATAGTTGGGGGTGCTAGTATTCAGCGGCCAGAGGTGAAATTCTCGGATTCGCTGAAGACTAACTTATGCGAAAGCATTCACCAAGGATGTCTTCTTTAATCAAGAACGAAAGTTGGGGGATCGAAGACGATCAGATACCGTCGTAGTCTCAACCATAAACTATGCCGACTAGGGATGAGTGAACGTTGCATTTTCGACTTCATTCGCACCTTATGAGAAATCAAAGTCTTTGGGTTCCGGGGGGAGTATGGTCGCAAGGCTGAAACTTAAAGGAATTGACGGAAGGGCACCACCAGGAGTGGAGCCTGCGGCTTAATTTGACTCAACACGGGAAAACTTACCAGGTCCAGACACAGTAAGGATTGACAGATTGAAGATCTTTCTTGATTCTGTGGGTGGTGGTGCATGGCCGTTCTTAGTTGGTGGAGTGATTTGTCTGGTTAATTCCGTTAACGAACGAGACCTTAACCTGCTAAATAGTTAGGCCAACGTTTGTTGGTCGTCAACTTCTTAGAGGGACTATTGACTATTAGTCAATGGAAGTTTGAGGCAATAACAGGTCTGTGATGCCCTTAGATGTTCTGGGCCGCACGCGCGCTACACTGATCAAGTCAACGAGTTTACAACCTTGGCCGGAAGGTCTGGGTAATCTTTTGAAACTTGATCGTGCTGGGGATAGTCCATTGCAATTATTGGACTTCAACGAGGAATTCCTAGTAAGCGTGAGTCATCAGCTCGCGTTGATTACGTCCCTGCCCTTTGTACACACCGCCCGTCGCTACTACCGATTGAATGGCTTAGTGAGGCTTTCGGATTGGACTTTGGCAGCTGGCAACAGCAGCTAGGGACTGAAAAGTCATC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GGTGAAACTGCGTACAGCTCATTATATCAGTAATTCTTTCTTTGATGGTTCCTTTACTACATGGATAACCGTAGTAATTCTAGAGCTAATACATGCTGAAAATCTCGACTCGCGAGGGAAGAGATGGATTTATTAGATACCGAACCGATACAGCTCTGCTGTTCCATTGGTGATTCATGATAACTATACGGAGCGCATGGCTTCAGGCCGGCGCCAGTTCATTCAAATTTCTGCCCTATCAGCTTTCGACGGTAGTGTAGTGGACTACCGTGGCATTCACGGGTGACGGAGAATTAGGGTTCGATTCCGGAGAGGGAGCCTGAGAGATTGCTACCACATCCAAGGAAGGCAGCAGGCGCGCAAATTACCCAATCCTGACACAGGGAGGTAGTGACAAAAAATAACAATACCGGGCCTTTTTAGGTCTGGTAATTGGAATGAGTACAATTTAAATCCCTTAACGAGGATCCATTGGAGGGCAAGTCTGGTGCCAGCAGCCGCGGTAATTCCAGCTCCAATAGCGTATATTAAAGTTGCTGCTGTTAAAAAGCTCGTAGTTGGATTTCTGATGTGACGGGCCTGCCCCGCCGTGGTTACACGTGTGAGTGGCGGGTTCCGTCCGTCTGTCTTCCGTGTGTGTGTGCGGTATTAGTTCGCTAGTATCGTACATTGCACGGATCTTTTACTTTGAACAAATTAGAGTGTTTCAAGCAGGCGTCAAGCCCTGAATACATGAGCATGGAATAATCACCGAGGACTGAGGTTCTGCGTTGGTTGGTTCGAGAACTGCAGTAATGATGGATAGGGATAGTTGGGGGTGCTAGTATTCCGAGGCCAGAGGTGAAATTCTTGGATTCTCGGAAGACTCACTTAGGCGAAAGCATTCACCAAGGATGTCTTCATTAATCAAGAACGAAAGTTGGGGGATCGAAGACGATCAGATACCGTCGTAGTCTCAACCATAAACTATGCCGACTAGGGATGAGTGGAAGTTGAATTCTCGACTCCATTCGCACCTCATGAGAAATCAAAGTCTTTGGGTTCATGGGGGAGTATGGTCGCAAGGCTGAAACTTAAAGGAATTGACGGAAGGGCACCACCAGGAGTGGAGCCTGCGGCTTAATTTGACTCAACACGGGAAAACTTACCAGGTCCGGACATAGTGAGGATTGACAGGTTGAAGACCTTTCTTGATTCTATGGGTGGTGGTGCATGGCCGTTCTTAGTTGGTGGAGTGATTTGTCTGGTTAATTCCGTTAACGAACGAGACCTCGACCTGCTAACTAGTCGAGCCAAGGGTTCGCTCTTGGTCTCTACTTCTTAGAGGAACTGCTGCCGTTCTAGGCAGAGGAAGTACGAGGCAATAACAGGTCTGTGATGCCCTTAGATGTTCTGGGCCGCACGCGCGCTACACTGATGGATTCATCGAGCTTTCCCCCTGGACCGATAGGTTCGGGTAATCTTTGAACGTCCATCGTGCTGGGGATAGATGATTGTAATTATTCATCTTCAACGAGGAATTCCTAGTAAACGCAAGTCATCAACTTGCATTGATTACGTCCCTGCCCTTTGTACACACCGCCCGTCGCTACTACCGATTGAATGGATTAGTGAGCTTCAAGGATTGAGGGTTTGATGGTTCTCCATCATACCCTTGAGAATTGAATCAAACTTGCTCATTTAGAGGAAGTAAAAGTCGTAACAAGGTCTCC</text:p>
          </table:table-cell>
          <table:table-cell office:value-type="string" calcext:value-type="string">
            <text:p>d__Eukaryota; p__Cercozoa; c__Glissomonadida; o__Glissomonadida; f__Glissomonadida; g__Heteromit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TCTTTATACGGTGAAACTGCGTACAGCTCATTATATCAGTAATTCTTTCTTTGATGGTTCCTTTACTACATGGATAACCGTAGTAATTCTAGAGCTAATACATGCTGAAAATCTCGACTCGCGAGGGAAGAGATGGATTTATTAGATACCGAACCGATACAGCTCTGCTGTTCCATTGGTGATTCATGATAACTATACGGAGCGCATGGCTTCAGGCCGGCGCCAGTTCATTCAAATTTCTGCCCTATCAGCTTTCGACGGTAGTGTAGTGGACTACCGTGGCATTCACGGGTGACGGAGAATTAGGGTTCGATTCCGGAGAGGGAGCCTGAGAGATTGCTACCACATCCAAGGAAGGCAGCAGGCGCGCAAATTACCCAATCCTGACACAGGGAGGTAGTGACAAAAAATAACAATACCGGGCCTTTTTAGGTCTGGTAATTGGAATGAGTACAATTTAAATCCCTTAACGAGGATCCATTGGAGGGCAAGTCTGGTGCCAGCAGCCGCGGTAATTCCAGCTCCAATAGCGTATATTAAAGTTGCTGCTGTTAAAAAGCTCGTAGTTGGATTTCTGATGTGACGGGCCTGCCCCGCCGTGGTTACACGTGTGAGTGGCGGGTTCCGTCCGTCTGTCTTCCGTGTGTGTGTGCGGTATTAGTTCGCTAGTATCGTACATTGCACGGATCTTTTACTTTGAACAAATTAGAGTGTTTCAAGCAGGCGTCAAGCCCTGAATACATGAGCATGGAATAATCACCGAGGACTGAGGTTCTGCGTTGGTTGGTTCGAGAACTGCAGTAATGATGGATAGGGATAGTTGGGGGTGCTAGTATTCCGAGGCCAGAGGTGAAATTCTTGGATTCTCGGAAGACTCACTTAGGCGAAAGCATTCACCAAGGATGTCTTCATTAATCAAGAACGAAAGTTGGGGGATCGAAGACGATCAGATACCGTCGTAGTCTCAACCATAAACTATGCCGACTAGGGATGAGTGGAAGTTGAATTCTCGACTCCATTCGCACCTCATGAGAAATCAAAGTCTTTGGGTTCATGGGGGAGTATGGTCGCAAGGCTGAAACTTAAAGGAATTGACGGAAGGGCACCACCAGGAGTGGAGCCTGCGGCTTAATTTGACTCAACACGGGAAAACTTACCAGGTCCGGACATAGTGAGGATTGACAGGTTGAAGACCTTTCTTGATTCTATGGGTGGTGGTGCATGGCCGTTCTTAGTTGGTGGAGTGATTTGTCTGGTTAATTCCGTTAACGAACGAGACCTCGACCTGCTAACTAGTCGAGCCAAGGGTTCGCTCTTGGTCTCTACTTCTTAGAGGAACTGCTGCCGTTCTAGGCAGAGGAAGTACGAGGCAATAACAGGTCTGTGATGCCCTTAGATGTTCTGGGCCGCACGCGCGCTACACTGATGGATTCATCGAGCTTTCCCCCTGGACCGATAGGTTCGGGTAATCTTTGAACGTCCATCGTGCTGGGGATAGATGATTGTAATTATTCATCTTCAACGAGGAATTCCTAGTAAACGCAAGTCATCAACTTGCATTGATTACGTCCCTGCCCTTTGTACACACCGCCCGTCGCTACTACCGATTGAATGGATTAGTGAGCTTCAAGGATTGAGGGTTTGATGGTTCTCCATCATACCCTTGAGAATTGAATCAAACTTGCTCATTTAGAGGAAGTAAAAGTCGTAACAAGGTCTCC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TATTTATTTGATGGTACCTTACTACATGGATAACCGTAGTAATTCTAGAGCTAATACATGCGTAAAATCCCGACTGCAAGGAAGGGATGTATTTATTAGATAAAAAATCAATGCAGTAATGCTTCATTGGTGACTCATAGTAACTGATCGAATCGCATGGCTTTATGCTGGCGATAGTTCATTCAAATTTCTGCCCTATCAGCTTTCGACGGTAGTGTAGTGGACTACCGTGGCGTTAACGGGTGACGGAGAATTAGGGTTCGATTCCGGAGAGGGAGCCTGAGAAACGGCTACCACATCCAAGGAAGGCAGCAGGCGCGCAAATTACCCAATCCTGACACAGGGAGGTAGTGACAAGAAATAACAATACCGGGCCTTTCAAGGTCTGGTAATTGGAATGAGTACAATTTAAATCCCTTAACAAGGATCCATTGGAGGGCAAGTCTGGTGCCAGCAGCCGCGGTAATTCCAGCTCCAATAGCGTATATTAATGTTGCTGCAGTTAAAAAGCTCGTAGTTGGATTTCTGACTTGGCGCACCTGGCCCGCCACGGTTACGTGTGTGAGTGCCGGGATGCGCCTGTCACTTTTCTAGTAAACTATTGTGCTCTTCATTGAGTGCGATAGGTAGCTAGATATTTTACTTTGAAAAAATTAGAGTGTTTAAAGCAGGCGTTTGCTATGAATACATTAGCATGGAATAATAAGTTAGGACTTCGGTTCTATTTTGTTGGTTTCTAGGACTGAAGTAATGATTGATAGGGATAGTTGGGGGTGCTAGTATTCAGCGGCCAGAGGTGAAATTCTCGGATTCGCTGAAGACTAACTTATGCGAAAGCATTCACCAAGGATGTCTTCTTTAATCAAGAACGAAAGTTGGGGGATCGAAGACGATCAGATACCGTCGTAGTCTCAACCATAAACTATGCCGACTAGGGATGAGTGAACGTTGCATAATCGACTTCATTCGCACCTTATGAGAAATCAAAGTCCTTGGGTTCCGGGGGGAGTATGGTCGCAAGGCTGAAACTTAAAGGAATTGACGGAAGGGCACCACCAGGAGTGGAGCCTGCGGCTTAATTTGACTCAACACGGGGAAACTTACCAGGTCCAGACTCAGTGAGGATTGACAGATTGAAGATCTTTCTTGATTTTGAGGGTGGTGGTGCATGGCCGTTCTTAGTTGGTGGAGCGATTTGTCTGGTTTATTCCGTTAACGAACGAGACCACGACCTGCTAAATAGTTCAAGTTAGGGTTCGCTCTAGCTGTTGTGACTTCTTAGAGGGACTATCGGTGTTTAGCCGATGGAAGTTCGTGGCAATAACAGGTCTGTGATGCCCTTAGATGTTCTGGGCCGCACGCGCGCTACACTGATGCGTTCATCGAGCTACAACCTTGTCTGAGAGGACTGGGTAATCTTTGAAAACGCATCGTGCTGGGGATAGATTATTGTAATTATTAATCTTCAACGAGGAATTCCTAGTAAACGCGTGTCATCAACACGCATTGATTACGTCCCTGCCCTTTGTACACACCGCCCGTCGCTACTACCGATTGAATGAATTAGTGAGCTTCAGAGATCGAGCTGTTTCGGGCAACCGGGTCAGTTTGAGAACTGAATCAAACTTGCTCATTTAGAGGAAGTAAAAGTCGTAACAAGGTTTCC</text:p>
          </table:table-cell>
          <table:table-cell office:value-type="string" calcext:value-type="string">
            <text:p>d__Eukaryota; p__Cercozoa; c__Glissomonadida; o__Glissomonadida; f__Glissomonadida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TCTTTATACAGTGAAACTGCGTACAGCTCATTATATCAGTAATTATTTATTTGATGGTACCTTACTACATGGATAACCGTAGTAATTCTAGAGCTAATACATGCGTAAAATCCCGACTGCAAGGAAGGGATGTATTTATTAGATAAAAAATCAATGCAGTAATGCTTCATTGGTGACTCATAGTAACTGATCGAATCGCATGGCTTTATGCTGGCGATAGTTCATTCAAATTTCTGCCCTATCAGCTTTCGACGGTAGTGTAGTGGACTACCGTGGCGTTAACGGGTGACGGAGAATTAGGGTTCGATTCCGGAGAGGGAGCCTGAGAAACGGCTACCACATCCAAGGAAGGCAGCAGGCGCGCAAATTACCCAATCCTGACACAGGGAGGTAGTGACAAGAAATAACAATACCGGGCCTTTCAAGGTCTGGTAATTGGAATGAGTACAATTTAAATCCCTTAACAAGGATCCATTGGAGGGCAAGTCTGGTGCCAGCAGCCGCGGTAATTCCAGCTCCAATAGCGTATATTAATGTTGCTGCAGTTAAAAAGCTCGTAGTTGGATTTCTGACTTGGCGCACCTGGCCCGCCACGGTTACGTGTGTGAGTGCCGGGATGCGCCTGTCACTTTTCTAGTAAACTATTGTGCTCTTCATTGAGTGCGATAGGTAGCTAGATATTTTACTTTGAAAAAATTAGAGTGTTTAAAGCAGGCGTTTGCTATGAATACATTAGCATGGAATAATAAGTTAGGACTTCGGTTCTATTTTGTTGGTTTCTAGGACTGAAGTAATGATTGATAGGGATAGTTGGGGGTGCTAGTATTCAGCGGCCAGAGGTGAAATTCTCGGATTCGCTGAAGACTAACTTATGCGAAAGCATTCACCAAGGATGTCTTCTTTAATCAAGAACGAAAGTTGGGGGATCGAAGACGATCAGATACCGTCGTAGTCTCAACCATAAACTATGCCGACTAGGGATGAGTGAACGTTGCATAATCGACTTCATTCGCACCTTATGAGAAATCAAAGTCCTTGGGTTCCGGGGGGAGTATGGTCGCAAGGCTGAAACTTAAAGGAATTGACGGAAGGGCACCACCAGGAGTGGAGCCTGCGGCTTAATTTGACTCAACACGGGGAAACTTACCAGGTCCAGACTCAGTGAGGATTGACAGATTGAAGATCTTTCTTGATTTTGAGGGTGGTGGTGCATGGCCGTTCTTAGTTGGTGGAGCGATTTGTCTGGTTTATTCCGTTAACGAACGAGACCACGACCTGCTAAATAGTTCAAGTTAGGGTTCGCTCTAGCTGTTGTGACTTCTTAGAGGGACTATCGGTGTTTAGCCGATGGAAGTTCGTGGCAATAACAGGTCTGTGATGCCCTTAGATGTTCTGGGCCGCACGCGCGCTACACTGATGCGTTCATCGAGCTACAACCTTGTCTGAGAGGACTGGGTAATCTTTGAAAACGCATCGTGCTGGGGATAGATTATTGTAATTATTAATCTTCAACGAGGAATTCCTAGTAAACGCGTGTCATCAACACGCATTGATTACGTCCCTGCCCTTTGTACACACCGCCCGTCGCTACTACCGATTGAATGAATTAGTGAGCTTCAGAGATCGAGCTGTTTCGGGCAACCGGGTCAGTTTGAGAACTGAATCAAACTTGCTCATTTAGAGGAAGTAAAAGTCGTAACAAGGTTTCC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GTAAGAATAAACAACTTTATTCTGTGAATCTGCGTACAGCTCATTATATCAGTAATAATTTATTTGATGGTAAATTTACTACATGGATACCCGTAGTAATTCTAGAGCTAATACATGCGTTAAAGTCCCAACTCTCACGGGAAGGGATGTATTTATTAGTTAAAAAACCAATGCCAGGTTCTGCTTGGGTTCCATTGGTGATTCATAGTAACTGTTCGAATCGCGAGTCTCTTTTGTGCTTGCGATAGTTCATTCAAATTTCTGCCCTATCAGCTTTCGATTGTAGTGTAGTGGACTACAATGGCGATAACGGGTAACGGAGAATTAGGGTTCGATTCCGGAGAGGGAGCCTGAGAAACGGCTACCACATCCAAGGAAGGCAGCAGGCGCGCAAATTACCCAATCCTGACACGGGGAGGTAGTGACAATAAATAACGATAATGGGCTTTTTCAAGTCTGTTAATCGGAATGAGTACAATTTAAACCACTTAACGAATTCCATTGGAGGGCAAGTCTGGTGCCAGCAGCCGCGGTAATTCCAGCTCCAATAGCGTATATTAAAGTTGTTGCAGTTAAAAAGCTCGTAGTTGGATTTCTGGTTTAGCGCGCTTGGCCCGCCACGGTCACGTGTGTGAGTGCCGATGCGCGCTGGCCATCTTGTCGTCTGGAGAACGTTCCTGCCCTTTACTGGGTTGGGTTCGCAATCCAGAACTTTTACTTTGAAAAAATTAGAGTGTTTAAAGCAGGCGTCTTTTGCTATGAATACATTAGCATGGAATAATAATTTAGGACTTGAGTCTTATTTTGTTGGTTTCTAGGACTGAAGTAATGATTGATAGGGACAGTTGGGGGTGCTAGTATTCAGCGGCCAGAGGTGAAATTCTTGGATTCGCTGAAGACTAACTTATGCGAAAGCATTCACCAAGGATGTCTTCTTTAATCAAGAACGAAAGTTGGGGGATCGAAGACGATCAGATACCGTCGTAGTCTCAACTATAAACTATGCCGACTCAGGATGGGTGAACGTTGAATTTTATTGACTTCATCCGCACTGTATGAGAAATCAAAGTTTTTGGGTTCCGGGGGGAGTATGGTCGCAAGGCTGAAACTTAAAGGAATTGACGGAAGGGCACCACCAGGAGTGGAGCCTGCGGCTTAATTTGACTCAACACGGGAAAACTTACCAGGTCCGGACATAGTGAGGATTGACAGATTGAAGATCTTTCTTGATTCTATGGGTGGTGGTGCATGGCCGTTCTTAGTTGGTGGAGTGATTTGTCTGGTTAATTCCGTTAACGAACGAGACCTCTACCTGCTAAATAGTTCAGGGAAGGTTCCTTTTCCCTTTGTGACTTCTTAGAGGGACTATCTGTGTGTAGCGGATGGAAGTTGGAGGCAATAACAGGTCTGTGATGCCCTTAGATGTTCTGGGCCGCACGCGCGCTACACTGACTGGTTCATCGAGCCTACAACCTTGACCGGTAGGTCTGGGTAATCTTGAAAAGCCAGTCGTGCTGGGGATAGATTATTGTAATTTTTAATCTTCAACGAGGAATTCCTAGTAAACGCAAGTCATCAACTTGCATTGATTACGTCCCTGCCCTTTGTACACACCGCCCGTCGCTACTACCGATTGAATGGCTTAGTGAGCTCCACGGACAGCGGCCTCTGGTTGGTTCGCCTTCCATTGGTTCGCAGGAAGTGGATCAAACTTGATCATTTAGAGGAAGTAAAAGTCGTAACAAGGTTTCC</text:p>
          </table:table-cell>
          <table:table-cell office:value-type="string" calcext:value-type="string">
            <text:p>d__Eukaryota; p__Cercozoa; c__Imbricate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CTAAGCCATGCATGTGTAAGAATAAACAACTTTATTCTGTGAATCTGCGTACAGCTCATTATATCAGTAATAATTTATTTGATGGTAAATTTACTACATGGATACCCGTAGTAATTCTAGAGCTAATACATGCGTTAAAGTCCCAACTCTCACGGGAAGGGATGTATTTATTAGTTAAAAAACCAATGCCAGGTTCTGCTTGGGTTCCATTGGTGATTCATAGTAACTGTTCGAATCGCGAGTCTCTTTTGTGCTTGCGATAGTTCATTCAAATTTCTGCCCTATCAGCTTTCGATTGTAGTGTAGTGGACTACAATGGCGATAACGGGTAACGGAGAATTAGGGTTCGATTCCGGAGAGGGAGCCTGAGAAACGGCTACCACATCCAAGGAAGGCAGCAGGCGCGCAAATTACCCAATCCTGACACGGGGAGGTAGTGACAATAAATAACGATAATGGGCTTTTTCAAGTCTGTTAATCGGAATGAGTACAATTTAAACCACTTAACGAATTCCATTGGAGGGCAAGTCTGGTGCCAGCAGCCGCGGTAATTCCAGCTCCAATAGCGTATATTAAAGTTGTTGCAGTTAAAAAGCTCGTAGTTGGATTTCTGGTTTAGCGCGCTTGGCCCGCCACGGTCACGTGTGTGAGTGCCGATGCGCGCTGGCCATCTTGTCGTCTGGAGAACGTTCCTGCCCTTTACTGGGTTGGGTTCGCAATCCAGAACTTTTACTTTGAAAAAATTAGAGTGTTTAAAGCAGGCGTCTTTTGCTATGAATACATTAGCATGGAATAATAATTTAGGACTTGAGTCTTATTTTGTTGGTTTCTAGGACTGAAGTAATGATTGATAGGGACAGTTGGGGGTGCTAGTATTCAGCGGCCAGAGGTGAAATTCTTGGATTCGCTGAAGACTAACTTATGCGAAAGCATTCACCAAGGATGTCTTCTTTAATCAAGAACGAAAGTTGGGGGATCGAAGACGATCAGATACCGTCGTAGTCTCAACTATAAACTATGCCGACTCAGGATGGGTGAACGTTGAATTTTATTGACTTCATCCGCACTGTATGAGAAATCAAAGTTTTTGGGTTCCGGGGGGAGTATGGTCGCAAGGCTGAAACTTAAAGGAATTGACGGAAGGGCACCACCAGGAGTGGAGCCTGCGGCTTAATTTGACTCAACACGGGAAAACTTACCAGGTCCGGACATAGTGAGGATTGACAGATTGAAGATCTTTCTTGATTCTATGGGTGGTGGTGCATGGCCGTTCTTAGTTGGTGGAGTGATTTGTCTGGTTAATTCCGTTAACGAACGAGACCTCTACCTGCTAAATAGTTCAGGGAAGGTTCCTTTTCCCTTTGTGACTTCTTAGAGGGACTATCTGTGTGTAGCGGATGGAAGTTGGAGGCAATAACAGGTCTGTGATGCCCTTAGATGTTCTGGGCCGCACGCGCGCTACACTGACTGGTTCATCGAGCCTACAACCTTGACCGGTAGGTCTGGGTAATCTTGAAAAGCCAGTCGTGCTGGGGATAGATTATTGTAATTTTTAATCTTCAACGAGGAATTCCTAGTAAACGCAAGTCATCAACTTGCATTGATTACGTCCCTGCCCTTTGTACACACCGCCCGTCGCTACTACCGATTGAATGGCTTAGTGAGCTCCACGGACAGCGGCCTCTGGTTGGTTCGCCTTCCATTGGTTCGCAGGAAGTGGATCAAACTTGATCATTTAGAGGAAGTAAAAGTCGTAACAAGGTTTC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AGCTCATTATATCAGTTATAATTTATTTGATGGTGATTTACTACATGGATAACCGTGGTAATTCTAGAGCTAATACATGCGTAAACTCCCGACTTACGAAGGGACGTATTTATTAGATACAACCGACCTCCGCAAGGAGCCTTTTGTCGACTCATAGTAACTTTTCGAATCGCCAGCTTCGGCCAGCGATAGTTCATTCAAATTTCTGCCCTATCAGCTTTCGACGGTAGTGTAGTGGACTACCGTGGCGTTAACGGGTAACGGAGAATTAGGGTTCGATTCCGGAGAGGGAGCCTGAGAAACGGCTACCACATCCAAGGAAGGCAGCAGGCGCGCAAATTACCCAATCCTGACACAGGGAGGTAGTGACAAAAAATAACAATATTTGGCAAAATTTTGTCGAGTCATTGGAATGAGAACAATTTAAATCCCTTAACGAATTCCATTGGAGGGCAAGTCTGGTGCCAGCAGCCGCGGTAATTCCAGCTCCAATAGCGTATATTAAAGTTGTTGCAGTTAAAAAGCTCGTAGTTGGATTTCTGGCAGACGCTGGTTGCTCGCTTCGGCAACGAAGTGCGGCTTCTTTGTGTTTGTCATCCTTCTAGATTGGGGTGATGCTCGGTTTACTCCTGGTGTCTCCTTTGTCTAGATTTTTTACTTTGAAGAAATTAGAGTGTTCAAAGCAGGCATATCGCTTTGCATACATTAGCATGGAATAATACCATAGGACTTTGGTTCTATTGTGTTGGTCTAGAACTGAAGTAATGATTGATAGGGATAGTTGGGGGTGCTAGTATTCAACGGCCAGAGGTGAAATTCTTGGATTCGTTGAAGACTAACTTATGCGAAAGCATTCACCAAGGATGTCTTCTTTAATCAAGAACGAAAGTTGGGGGATCGAAGACGATCAGATACCGTCGTAGTCTCAACTATAAACTATGCCGACTCAGGATGAGTGAACGTTGTTTTTCGACTTCATTCGCACTGTATGAGAAATCAAAGTCTTTGGGTTCTGGGGGGAGTATGGTCGCAAGGCTGAAACTTAAAGGAATTGACGGAAGGGCACCACCAGGAGTGGAGCCTGCGGCTTAATTTGACTCAACACGGGGAAACTTACCAGGTCCAGAGATTGTTTGGATTGACAGATTGAAGATCTTTCTTGATTCAATTGGTGGTGGTGCATGGCCGTTCTTAGTTGGTGGAGTGATTTGTCTGGTTAATTCCGTTAACGAACGAGACCTCGACCTGCTAAATAGTTTGGCGCACGCCTTCAAGCGTGTGTCCTTAACTTCTTAGAGGGACTATTGTTGATTAAACAATGGAAGTTCGAGGCAATAACAGGTCTGTGATGCCCTTAGATGTTCTGGGCCGCACGCGCGCTACACTGACAGGTTCAGCGAGCTTGTGGATGCCCGACAGGGTTTCCTAATCTTTTCAAAGCCTGTCGTGCTGGGGATAGATTATTGTAATTGTTAATCTTCAACGAGGAATTCCTAGTAAACGCAAGTCATCAACTTGCATTGATTACGTCCCTGCCCTTTGTACACACCGCCCGTCGCTACTACCGATTGAACGGCTTAGTGAGCTCTAGGGACTGTTGTGTCTGTGCGCAAGCCCAGTCACGTACGGAAACTAGATCAAACTTGATCGTTTAGAGGAAGTAAAAGTCGTAACAAGGTTTCC</text:p>
          </table:table-cell>
          <table:table-cell office:value-type="string" calcext:value-type="string">
            <text:p>d__Eukaryota; p__Cercozoa; c__Imbricate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CAAAGATTAAGCCATGCATGTCTAAGTATAAACAACTTTATACTGTGAAACTGCGTACAGCTCATTATATCAGTTATAATTTATTTGATGGTGATTTACTACATGGATAACCGTGGTAATTCTAGAGCTAATACATGCGTAAACTCCCGACTTACGAAGGGACGTATTTATTAGATACAACCGACCTCCGCAAGGAGCCTTTTGTCGACTCATAGTAACTTTTCGAATCGCCAGCTTCGGCCAGCGATAGTTCATTCAAATTTCTGCCCTATCAGCTTTCGACGGTAGTGTAGTGGACTACCGTGGCGTTAACGGGTAACGGAGAATTAGGGTTCGATTCCGGAGAGGGAGCCTGAGAAACGGCTACCACATCCAAGGAAGGCAGCAGGCGCGCAAATTACCCAATCCTGACACAGGGAGGTAGTGACAAAAAATAACAATATTTGGCAAAATTTTGTCGAGTCATTGGAATGAGAACAATTTAAATCCCTTAACGAATTCCATTGGAGGGCAAGTCTGGTGCCAGCAGCCGCGGTAATTCCAGCTCCAATAGCGTATATTAAAGTTGTTGCAGTTAAAAAGCTCGTAGTTGGATTTCTGGCAGACGCTGGTTGCTCGCTTCGGCAACGAAGTGCGGCTTCTTTGTGTTTGTCATCCTTCTAGATTGGGGTGATGCTCGGTTTACTCCTGGTGTCTCCTTTGTCTAGATTTTTTACTTTGAAGAAATTAGAGTGTTCAAAGCAGGCATATCGCTTTGCATACATTAGCATGGAATAATACCATAGGACTTTGGTTCTATTGTGTTGGTCTAGAACTGAAGTAATGATTGATAGGGATAGTTGGGGGTGCTAGTATTCAACGGCCAGAGGTGAAATTCTTGGATTCGTTGAAGACTAACTTATGCGAAAGCATTCACCAAGGATGTCTTCTTTAATCAAGAACGAAAGTTGGGGGATCGAAGACGATCAGATACCGTCGTAGTCTCAACTATAAACTATGCCGACTCAGGATGAGTGAACGTTGTTTTTCGACTTCATTCGCACTGTATGAGAAATCAAAGTCTTTGGGTTCTGGGGGGAGTATGGTCGCAAGGCTGAAACTTAAAGGAATTGACGGAAGGGCACCACCAGGAGTGGAGCCTGCGGCTTAATTTGACTCAACACGGGGAAACTTACCAGGTCCAGAGATTGTTTGGATTGACAGATTGAAGATCTTTCTTGATTCAATTGGTGGTGGTGCATGGCCGTTCTTAGTTGGTGGAGTGATTTGTCTGGTTAATTCCGTTAACGAACGAGACCTCGACCTGCTAAATAGTTTGGCGCACGCCTTCAAGCGTGTGTCCTTAACTTCTTAGAGGGACTATTGTTGATTAAACAATGGAAGTTCGAGGCAATAACAGGTCTGTGATGCCCTTAGATGTTCTGGGCCGCACGCGCGCTACACTGACAGGTTCAGCGAGCTTGTGGATGCCCGACAGGGTTTCCTAATCTTTTCAAAGCCTGTCGTGCTGGGGATAGATTATTGTAATTGTTAATCTTCAACGAGGAATTCCTAGTAAACGCAAGTCATCAACTTGCATTGATTACGTCCCTGCCCTTTGTACACACCGCCCGTCGCTACTACCGATTGAACGGCTTAGTGAGCTCTAGGGACTGTTGTGTCTGTGCGCAAGCCCAGTCACGTACGGAAACTAGATCAAACTTGATCGTTTAGAGGAAGTAAAAGTCGTAACAAGGTT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ACTTTATACTGTGAAACTGCGTACAGCTCATTATATCAGCAATAATTTATTTGATGGTACCTTACTACATGGATACCCGTAGTAATTCTAGAGCTAATACATGCGTAAAATTCCGACTCTCGTAGAAGGAACGTATTTATTAGATACAAAACCAATGCGGTCTTCGGGCCGGTTCTTTGGTGAGTCATAATAACTGTTCGAATCGCATGGCTTCACGCCGGCGATAGTTCATTCAAATTTCTGCCCTATCAGCTTTCGACGGTAGTGTAGTGGACTACCGTGGCGTTAACGGGTAACGGAGAATTAGGGTTCGATTCCGGAGAGGGAGCCTGAGAAATGGCTACCACATCCAAGGAAGGCAGCAGGCGCGCAAATTACCCAATCCTGACACAGGGAGGTAGTGACAAGAAATAACAATACCGAGCCTATCTAGGTTTGGTAATTGGAATGAGTACAATTTAAATCCCTTAACGAGGATCCACTGGAGGGCAAGTCTGGTGCCAGCAGCCGCGGTAATTCCAGCTCCAGTAGCGTATATTAAAGTTGTTGCAGTTAAAAAGCTCGTAGTTGGATTTCTGGTTAAGTAACGCTAGCCCGCCCTTGCCAGGGGTGTGCGCTGGTTAGTTGCTTGCCATCTTTCTAGAAAGCCAGCGTTTGTCATTCACTTGGCGGACGTGACGCGATCTAGATCTTTTACTTTGAAAAAATTCGAGTGTTTAAAGCAGGCTTACGCTATGAATACATTAGCATGGAATAATAATATAGGACTTTGGTTCTATTTTGTTGGTTTCTAGGACTGAAGTAATGATTGATAGGGATAGTTGGGGGTGCTAGTATTCAGTGGCCAGAGGTGAAATTCTTGGATTCACTGAAGACTAACTACTGCGAAAGCATTCACCAAGGATGTCTTCTTTAATCAAGAACGAAAGTTGGGGGATCGAAGACGATCAGATACCGTCGTAGTCTCAACCATAAACTATACCGACTAAGGATCAGGAAACGTCTTTTTTCGACTTTCTTGGCACTTTATGAGAAATCAAAGTCTTTGGGTTCCGGGGGGAGTATGGTCGCAAGGCTGAAACTTAAAGGAATTGACGGAAGGGCACCACCAGGAGTGGAGCCTGCGGCTTAATTTGACTCAACACGGGAAAACTTACCAGGTCCAGACATAGTGAGGATTGACAGATTGAAGATCTTTCTTGATTCTATGGGTGGTGGTGCATGGCCGTTCTTAGTTGGTGGAGTGATTTGTCTGGTTAATTCCGTTAACGAACGAGACCTCGTCCTACTAAATAGTTGATGATACTCCTTGGGTAACGTTAGCTTCTTAGAGGGACTATCGGTTTATCAGCCGATGGAAGTTCGAGGCAATAACAGGTCTGTGATGCCCTTAGATGTTCTGGGCCGCACGCGCGCTACACTGATACGTTCATCGAGTTTACAACCTTGACCGGAAGATCTGGGTAATCTTTGAAAGCGTATCGTGATGGGGATAGATTATTGTAATTTTTAATCTTCAACGAGGAATTCCTAGTAATCGCGCGTCATTAACGCGCAATGATTACGTCCCTGCCCTTTGTACACACCGCCCGTCGCTACTACCGATTGGATGGTTTAGTGAGGTCTCTGGACTGTTGCTCGCGAGGGCTTGCCCTTGTGGGCGATTCGGGAAGGAGGACAAACTTGATCATCTAGAGGAAGTAAAAGTCGTAACAAGGTTTCC</text:p>
          </table:table-cell>
          <table:table-cell office:value-type="string" calcext:value-type="string">
            <text:p>d__Eukaryota; p__Cercozoa; c__Imbricatea; o__Imbricate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CATATGCTTGTCTCAAAGATTAAGCCATGCATGTCTAAGTATAAACAACTTTATACTGTGAAACTGCGTACAGCTCATTATATCAGCAATAATTTATTTGATGGTACCTTACTACATGGATACCCGTAGTAATTCTAGAGCTAATACATGCGTAAAATTCCGACTCTCGTAGAAGGAACGTATTTATTAGATACAAAACCAATGCGGTCTTCGGGCCGGTTCTTTGGTGAGTCATAATAACTGTTCGAATCGCATGGCTTCACGCCGGCGATAGTTCATTCAAATTTCTGCCCTATCAGCTTTCGACGGTAGTGTAGTGGACTACCGTGGCGTTAACGGGTAACGGAGAATTAGGGTTCGATTCCGGAGAGGGAGCCTGAGAAATGGCTACCACATCCAAGGAAGGCAGCAGGCGCGCAAATTACCCAATCCTGACACAGGGAGGTAGTGACAAGAAATAACAATACCGAGCCTATCTAGGTTTGGTAATTGGAATGAGTACAATTTAAATCCCTTAACGAGGATCCACTGGAGGGCAAGTCTGGTGCCAGCAGCCGCGGTAATTCCAGCTCCAGTAGCGTATATTAAAGTTGTTGCAGTTAAAAAGCTCGTAGTTGGATTTCTGGTTAAGTAACGCTAGCCCGCCCTTGCCAGGGGTGTGCGCTGGTTAGTTGCTTGCCATCTTTCTAGAAAGCCAGCGTTTGTCATTCACTTGGCGGACGTGACGCGATCTAGATCTTTTACTTTGAAAAAATTCGAGTGTTTAAAGCAGGCTTACGCTATGAATACATTAGCATGGAATAATAATATAGGACTTTGGTTCTATTTTGTTGGTTTCTAGGACTGAAGTAATGATTGATAGGGATAGTTGGGGGTGCTAGTATTCAGTGGCCAGAGGTGAAATTCTTGGATTCACTGAAGACTAACTACTGCGAAAGCATTCACCAAGGATGTCTTCTTTAATCAAGAACGAAAGTTGGGGGATCGAAGACGATCAGATACCGTCGTAGTCTCAACCATAAACTATACCGACTAAGGATCAGGAAACGTCTTTTTTCGACTTTCTTGGCACTTTATGAGAAATCAAAGTCTTTGGGTTCCGGGGGGAGTATGGTCGCAAGGCTGAAACTTAAAGGAATTGACGGAAGGGCACCACCAGGAGTGGAGCCTGCGGCTTAATTTGACTCAACACGGGAAAACTTACCAGGTCCAGACATAGTGAGGATTGACAGATTGAAGATCTTTCTTGATTCTATGGGTGGTGGTGCATGGCCGTTCTTAGTTGGTGGAGTGATTTGTCTGGTTAATTCCGTTAACGAACGAGACCTCGTCCTACTAAATAGTTGATGATACTCCTTGGGTAACGTTAGCTTCTTAGAGGGACTATCGGTTTATCAGCCGATGGAAGTTCGAGGCAATAACAGGTCTGTGATGCCCTTAGATGTTCTGGGCCGCACGCGCGCTACACTGATACGTTCATCGAGTTTACAACCTTGACCGGAAGATCTGGGTAATCTTTGAAAGCGTATCGTGATGGGGATAGATTATTGTAATTTTTAATCTTCAACGAGGAATTCCTAGTAATCGCGCGTCATTAACGCGCAATGATTACGTCCCTGCCCTTTGTACACACCGCCCGTCGCTACTACCGATTGGATGGTTTAGTGAGGTCTCTGGACTGTTGCTCGCGAGGGCTTGCCCTTGTGGGCGATTCGGGAAGGAGGACA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CCTTTATACAGTGAAACTGCGTACAGCTCATTATATCAGTAATTATTTATTTGATGGTAAACTACTACATGGATACCTGTAGTAATTCTAGAGCTAATACATGCACAAAGTCCCGACTCGCGAGGGAAGGGATGTATTTATTAGATAAAAAATCAATGCCGGTTCTACCGGGTAAATTGATGAGTCATAATAACTGTTCGAATCGCACGGCCTTGCGCTGGCGATAGTTCATTCAAATTTCTGCCCTATCAGCTTTCGACGGTAGTGTAGTGGACTACCGTGGCATTAACGGGTGACGGGGAATTAGGGTTCGATTCCGGAGAGGGAGCCTGAGAAACGGCTACCACATCCAAGGAAGGCAGCAGGCGCGCAAATTACCCAATCCTGACACAGGGAGGTAGTGACAATAAATAACAATACCGGGCCTTTCAGGTCTGGTAATTGGAATGAGTACAATTTAAATCCCTTAACGAATTCCACTGGAGGGCAAGTCTGGTGCCAGCAGCCGCGGTAATTCCAGCTCCAGTAGCGTATATTAAAGTTGTTGCAGTTAAAAAGCTCGTAGTTGGATTTCTGGTCTGACGTGCCTGGCCCGCCGGGGTCACCCGCGTGAGTGCCGGTGCGCGTCTACCATCCTTGTACAAAACGGCCTTACCCTTCACTGGGCCGAGGTCGCGATGTACATCTTTTACTTTGAAAAAATTAGAGTGTTTAAAGCAGGCTTACGCTGTGAATACATTAGCATGGAATAATAATTTAGGACTTCGGTCTCTATTTTGTTGGTTTCTAGAGCTGAAGTAATGATTGATAGGGATAGTTGGGGGTGCTAGTATTCACCGGCCAGAGGTGAAATTCTTGGATTCGGTGAAGACTAACTTATGCGAAAGCATTCACCAAGGATGTCTTCTTTAATCAAGAACGAAAGTTGGGGGATCGAAGACGATCAGATACCGTCGTAGTCTCAACCTTAAACTATACCGACTAAGGATAGGTGAACGTTGCATTTTCGACTTCATCTGCACTTTATGAGAAATCAAAGTCTTTGGGTTCCGGGGGGAGTATGGTCGCAAGGCTGAAACTTAAAGGAATTGACGGAAGGGCACCACCAGGAGTGGAGCCTGCGGCTTAATTTGACTCAACACGGGAAAACTTACCAGGTCCAGACATAGTGAGGATTGACAGATTGAAGATCTTTCTTGATTCTATGGGTGGTGGTGCATGGCCGTTCTTAGTTGGTGGAGTGATTTGTCTGGTTAATTCCGTTAACGAACGAGACCTCGACCTGCTAAATAGTTCGGCGAACCTTCGGGTTCGTACGTGACTTCTTAGAGGGACTATCGGTTTGCAGCCGGTGGAAGTTCGAGGCAATAACAGGTCTGTGATGCCCTTAGATGTTCTGGGCCGCACGCGCGCTACACTGATGGGTTCATCGAGTTTACAACCTTGACTGAGAGGTCTGGGTAATCTTTTGAAAGCCCATCGTGCTGGGGATAGATCATTGTAATTATTGATCTTAAACGAGGAATTCCTAGTAAGCGCAAGTCATCAGCTTGCATTGATTACGTCCCTGCCCTTTGTACACACCGCCCGTCGCTGCTACCGATTGAATGGCTTAGTGAGCTTCAGGGACTGGGTCACTTGGTTGGCTCGTCCTTCCTTGTGTTCTGGGAACTGAATCAAACTTGATCATTTAGAGGAAGCAAAAGTCGTAACAAGGTATCC</text:p>
          </table:table-cell>
          <table:table-cell office:value-type="string" calcext:value-type="string">
            <text:p>d__Eukaryota; p__Cercozoa; c__Imbricatea; o__Imbricate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CATATGCTTGTCTCAAAGATTAAGCCATGCATGTCTAAGTATAAACACCTTTATACAGTGAAACTGCGTACAGCTCATTATATCAGTAATTATTTATTTGATGGTAAACTACTACATGGATACCTGTAGTAATTCTAGAGCTAATACATGCACAAAGTCCCGACTCGCGAGGGAAGGGATGTATTTATTAGATAAAAAATCAATGCCGGTTCTACCGGGTAAATTGATGAGTCATAATAACTGTTCGAATCGCACGGCCTTGCGCTGGCGATAGTTCATTCAAATTTCTGCCCTATCAGCTTTCGACGGTAGTGTAGTGGACTACCGTGGCATTAACGGGTGACGGGGAATTAGGGTTCGATTCCGGAGAGGGAGCCTGAGAAACGGCTACCACATCCAAGGAAGGCAGCAGGCGCGCAAATTACCCAATCCTGACACAGGGAGGTAGTGACAATAAATAACAATACCGGGCCTTTCAGGTCTGGTAATTGGAATGAGTACAATTTAAATCCCTTAACGAATTCCACTGGAGGGCAAGTCTGGTGCCAGCAGCCGCGGTAATTCCAGCTCCAGTAGCGTATATTAAAGTTGTTGCAGTTAAAAAGCTCGTAGTTGGATTTCTGGTCTGACGTGCCTGGCCCGCCGGGGTCACCCGCGTGAGTGCCGGTGCGCGTCTACCATCCTTGTACAAAACGGCCTTACCCTTCACTGGGCCGAGGTCGCGATGTACATCTTTTACTTTGAAAAAATTAGAGTGTTTAAAGCAGGCTTACGCTGTGAATACATTAGCATGGAATAATAATTTAGGACTTCGGTCTCTATTTTGTTGGTTTCTAGAGCTGAAGTAATGATTGATAGGGATAGTTGGGGGTGCTAGTATTCACCGGCCAGAGGTGAAATTCTTGGATTCGGTGAAGACTAACTTATGCGAAAGCATTCACCAAGGATGTCTTCTTTAATCAAGAACGAAAGTTGGGGGATCGAAGACGATCAGATACCGTCGTAGTCTCAACCTTAAACTATACCGACTAAGGATAGGTGAACGTTGCATTTTCGACTTCATCTGCACTTTATGAGAAATCAAAGTCTTTGGGTTCCGGGGGGAGTATGGTCGCAAGGCTGAAACTTAAAGGAATTGACGGAAGGGCACCACCAGGAGTGGAGCCTGCGGCTTAATTTGACTCAACACGGGAAAACTTACCAGGTCCAGACATAGTGAGGATTGACAGATTGAAGATCTTTCTTGATTCTATGGGTGGTGGTGCATGGCCGTTCTTAGTTGGTGGAGTGATTTGTCTGGTTAATTCCGTTAACGAACGAGACCTCGACCTGCTAAATAGTTCGGCGAACCTTCGGGTTCGTACGTGACTTCTTAGAGGGACTATCGGTTTGCAGCCGGTGGAAGTTCGAGGCAATAACAGGTCTGTGATGCCCTTAGATGTTCTGGGCCGCACGCGCGCTACACTGATGGGTTCATCGAGTTTACAACCTTGACTGAGAGGTCTGGGTAATCTTTTGAAAGCCCATCGTGCTGGGGATAGATCATTGTAATTATTGATCTTAAACGAGGAATTCCTAGTAAGCGCAAGTCATCAGCTTGCATTGATTACGTCCCTGCCCTTTGTACACACCGCCCGTCGCTGCTACCGATTGAATGGCTTAGTGAGCTTCAGGGACTGGGTCACTTGGTTGGCTCGTCCTTCCTTGTGTTCTGGGAACTGAATCAAACTTGATCATTTAGAGGAAGCAAAAGTCGTAACAAGGTA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CCTTTATACTGTGAAACTGCGTACAGCTCATTATATCAGTAATTATTTATTTGATGGTACACTACTACATGGATACCTGTAGTAATTCTAGAGCTAATACATGCACAAAGTCCTGACTCGTGAGGGAAAGGATGTATTTATTAGATAAAAAATCAATGCCGGTTCTGCCGGGTTTATTGATGAGTCATAATAACTGTTCGAATCGCACGGCCTCGCGCTGGCGATAGTTCATTCAAATTTCTGCCCTATCAGCTTTCGACGGTAGTGTAGTGGACTACCGTGGCATTAACGGGTGACGGAGAATTAGGGTTCGATTCCGGAGAGGGAGCCTGAGAAATGGCTACCACATCCAAGGAAGGCAGCAGGCGCGCAAATTACCCAATCCTGATACAGGGAGGTAGTGACAATAAATAACAATACCGGGCCTTCATAGGTCTGGTAATTGGAATGAGTACAATTTAAATCCCTTAACGAATTCCACTGGAGGGCAAGTCTGGTGCCAGCAGCCGCGGTAATTCCAGCTCCAGTAGCGTATATTAAAGTTGTTGCAGTTAAAAAGCTCGTAGTTGGATTTCTGGTTTGACGTGGCTGGCCCGCCGGGGTTACCTGGTGAGTGCCGGTTCAGGTCTGCCATCCTTCTAGAAAACTGCCTTACCCTTCACTGGGCCGGGGTAGCGATCTAGATCTTTTACTTTGAAAAAATTAGAGTGTTTAAAGCAGGCTTACGCTATGAATACATTAGCATGGAATAATAATTTAGGACTTCGGTCTCTATTTTGTTGGTTTCTAGAGCTGAAGTAATGATTGATAGGGATAGTTGGGGGTGCTAGTATTCAGCGGCCAGAGGTGAAATTCTTGGATTCGCTGAAGACTAACTTATGCGAAAGCATTCACCAAGGATGTCTTCTTTAATCAAGAACGAAAGTTGGGGGATCGAAGACGATCAGATACCGTCGTAGTCTCAACCTTAAACTATACCGACTAAGGATAAGTGAACGTTGCATTTTCGACTTCATTTGCACTTTATGAGAAATCAAAGTCTTTGGGTTCCGGGGGGAGTATGGTCGCAAGGCTGAAACTTAAAGGAATTGACGGAAGGGCACCACCAGGAGTGGAGCCTGCGGCTTAATTTGACTCAACACGGGAAAACTTACCAGGTCCAGACATAGTGAGGATTGACAGATTGAAGATCTTTCTTGATTCTATGGGTGGTGGTGCATGGCCGTTCTTAGTTGGTGGAGTGATTTGTCTGGTTAATTCCGTTAACGAACGAGACCTCGACCTGCTAAATAGTTCGGCGAATCTTCGGGTTCGTACGCGACTTCTTAGAGGGACTATCGGTTCGCAGCCGGTGGAAGTTCGAGGCAATAACAGGTCTGTGATGCCCTTAGATGTTCTGGGCCGCACGCGCGCTACACTGATGAGTTCATCGAGTTTACAACCTTGACTGAGAGGTCTGGGTAATCTTTTTAAATCTCATCGTGCTTGGGATAGATTATTGTAATTATTAATCTTCAACGAGGAATTCCTAGTAAGCGCAAGTCATCAGCTTGCATTGATTACGTCCCTGCCCTTTGTACACACCGCCCGTCGCTGCTACCGATTGAATGGCTTAGTGAGCTTCACGGACTGGTGCACTTGGTTGGCTTGTCTTTCCTTGTGTGCTGGGAAGTGAATCAAACTTGATCATTTAGAGGAAGCAAAAGTCGTAACAAGGTTTCC</text:p>
          </table:table-cell>
          <table:table-cell office:value-type="string" calcext:value-type="string">
            <text:p>d__Eukaryota; p__Cercozoa; c__Imbricatea; o__Imbricate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CATATGCTTGTCTCAAAGATTAAGCCATGCATGTCTAAGTATAAACACCTTTATACTGTGAAACTGCGTACAGCTCATTATATCAGTAATTATTTATTTGATGGTACACTACTACATGGATACCTGTAGTAATTCTAGAGCTAATACATGCACAAAGTCCTGACTCGTGAGGGAAAGGATGTATTTATTAGATAAAAAATCAATGCCGGTTCTGCCGGGTTTATTGATGAGTCATAATAACTGTTCGAATCGCACGGCCTCGCGCTGGCGATAGTTCATTCAAATTTCTGCCCTATCAGCTTTCGACGGTAGTGTAGTGGACTACCGTGGCATTAACGGGTGACGGAGAATTAGGGTTCGATTCCGGAGAGGGAGCCTGAGAAATGGCTACCACATCCAAGGAAGGCAGCAGGCGCGCAAATTACCCAATCCTGATACAGGGAGGTAGTGACAATAAATAACAATACCGGGCCTTCATAGGTCTGGTAATTGGAATGAGTACAATTTAAATCCCTTAACGAATTCCACTGGAGGGCAAGTCTGGTGCCAGCAGCCGCGGTAATTCCAGCTCCAGTAGCGTATATTAAAGTTGTTGCAGTTAAAAAGCTCGTAGTTGGATTTCTGGTTTGACGTGGCTGGCCCGCCGGGGTTACCTGGTGAGTGCCGGTTCAGGTCTGCCATCCTTCTAGAAAACTGCCTTACCCTTCACTGGGCCGGGGTAGCGATCTAGATCTTTTACTTTGAAAAAATTAGAGTGTTTAAAGCAGGCTTACGCTATGAATACATTAGCATGGAATAATAATTTAGGACTTCGGTCTCTATTTTGTTGGTTTCTAGAGCTGAAGTAATGATTGATAGGGATAGTTGGGGGTGCTAGTATTCAGCGGCCAGAGGTGAAATTCTTGGATTCGCTGAAGACTAACTTATGCGAAAGCATTCACCAAGGATGTCTTCTTTAATCAAGAACGAAAGTTGGGGGATCGAAGACGATCAGATACCGTCGTAGTCTCAACCTTAAACTATACCGACTAAGGATAAGTGAACGTTGCATTTTCGACTTCATTTGCACTTTATGAGAAATCAAAGTCTTTGGGTTCCGGGGGGAGTATGGTCGCAAGGCTGAAACTTAAAGGAATTGACGGAAGGGCACCACCAGGAGTGGAGCCTGCGGCTTAATTTGACTCAACACGGGAAAACTTACCAGGTCCAGACATAGTGAGGATTGACAGATTGAAGATCTTTCTTGATTCTATGGGTGGTGGTGCATGGCCGTTCTTAGTTGGTGGAGTGATTTGTCTGGTTAATTCCGTTAACGAACGAGACCTCGACCTGCTAAATAGTTCGGCGAATCTTCGGGTTCGTACGCGACTTCTTAGAGGGACTATCGGTTCGCAGCCGGTGGAAGTTCGAGGCAATAACAGGTCTGTGATGCCCTTAGATGTTCTGGGCCGCACGCGCGCTACACTGATGAGTTCATCGAGTTTACAACCTTGACTGAGAGGTCTGGGTAATCTTTTTAAATCTCATCGTGCTTGGGATAGATTATTGTAATTATTAATCTTCAACGAGGAATTCCTAGTAAGCGCAAGTCATCAGCTTGCATTGATTACGTCCCTGCCCTTTGTACACACCGCCCGTCGCTGCTACCGATTGAATGGCTTAGTGAGCTTCACGGACTGGTGCACTTGGTTGGCTTGTCTTTCCTTGTGTGCTGGGAAGTGAATCAAACTTGATCATTTAGAGGAAGCAAAAGTCGTAACAAGGTTTCC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ACTTTATACTGTGAAACTGCGTACAGCTCATTATATCAGCAATTATTTATTTGATGGTACCTTACTACATGGATAACCGTGGTAATTCTAGAGCTAATACATGCACAAAATCCCAACTCTTGCGGGGAGGGATGTATTTATTAGATAAAAAACCAATGCAGGCTCTGCCTGGTATTGTGGTGACTCATAATAACTGATCGAATCGCATGGCCTCGTGCTGGCGATAGTTCATTCAAATTTCTGCCCTATCAGCTTTCGATGGTAGTGTAAAGGACTACCATGGCGATCACGGGTAACGGAGAATTAGGGTTCGATTCCGGAGAGGGAGCCTGAGAAACGGCTACCACATCCAAGGAAGGCAGCAGGCGCGCAAATTACCCAATCCTGACACAGGGAGGTAGTGACAAGAAATAACAATACCGGGCCTTTATAGGTCTGGTAATTGGAATGAGTACAATTTAAATCCCTTAACGAGGATCCACTGGAGGGCAAGTCTGGTGCCAGCAGCCGCGGTAATTCCAGCTCCAGTAGCGTATATTAAAGTTGTTGCAGTTAAAAAGCTCGTAGTTGGATTTCTGACGGACCGTTCTGGCCCGTTCCCGTATGGGAATGCGTGCTTGGGCGTGTTTGTCATCCTTCCGGATAGCTGCGTCTTCCATTAACTTGGATGGACGTATGTGACCCGGATCTATTACTTTGAAAAAATTAGAGTGTTTAAAGCAGGCTTACGCTATGAATACATTAGCATGGAATAATAATTTAGGACTTCTGTCCTATTTTGTTGGTTTCTAGGACTGAAGTAATGATTGATAGGGATAGTTGGGGGTGCTAGTATTCCGAGGCCAGAGGTGAAATTCTTGGATTCTCGGAAGACTAACTACTGCGAAAGCATTCACCAAGGATGTCTTCTTTAATCAAGAACGAAAGTTGGGGGATCGAAGACGATCAGATACCGTCGTAGTCTCAACCATAAACTATACCGACTAAGGATCAGCGAACGTCCTATTTTTGACTTCG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TCAGTTAACCACGGTTAATATGAGACTTCTTAGAGGGACTATCGGTTTTTAGCCGATGGAAGTTCGAGGCAATAACAGGTCTGTGATGCCCTTAGATGTTCTGGGCTGCACGCGCGCTACACTGATACGTTCATCGAGCTAATAACCTTGACTGAAAGGTCTGGGTAATCTTTTCAATGCGTATCGTGATGGGGATAGATTATTGTAATTTTTGATCTTCAACGAGGAATTCCTAGTAAACGCGCGTCATTAACGCGCATTGATTACGTCCCTGCCCTTTGTACACACCGCCCGTCGCTACTACCGATTGGATGGTTTAGTGAGGTGCACAGACTGTTGTGTTGGGTTGGTTCTCCTTCCTTTCACATACTGGAAGTGCCACGAACTTGATCATCTAGAGGAAGT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CTAAGCCATGCATGTCTAAGTATAAACAACTTTATACTGTGAAACTGCGTACAGCTCATTATATCAGCAATTATTTATTTGATGGTACCTTACTACATGGATAACCGTGGTAATTCTAGAGCTAATACATGCACAAAATCCCAACTCTTGCGGGGAGGGATGTATTTATTAGATAAAAAACCAATGCAGGCTCTGCCTGGTATTGTGGTGACTCATAATAACTGATCGAATCGCATGGCCTCGTGCTGGCGATAGTTCATTCAAATTTCTGCCCTATCAGCTTTCGATGGTAGTGTAAAGGACTACCATGGCGATCACGGGTAACGGAGAATTAGGGTTCGATTCCGGAGAGGGAGCCTGAGAAACGGCTACCACATCCAAGGAAGGCAGCAGGCGCGCAAATTACCCAATCCTGACACAGGGAGGTAGTGACAAGAAATAACAATACCGGGCCTTTATAGGTCTGGTAATTGGAATGAGTACAATTTAAATCCCTTAACGAGGATCCACTGGAGGGCAAGTCTGGTGCCAGCAGCCGCGGTAATTCCAGCTCCAGTAGCGTATATTAAAGTTGTTGCAGTTAAAAAGCTCGTAGTTGGATTTCTGACGGACCGTTCTGGCCCGTTCCCGTATGGGAATGCGTGCTTGGGCGTGTTTGTCATCCTTCCGGATAGCTGCGTCTTCCATTAACTTGGATGGACGTATGTGACCCGGATCTATTACTTTGAAAAAATTAGAGTGTTTAAAGCAGGCTTACGCTATGAATACATTAGCATGGAATAATAATTTAGGACTTCTGTCCTATTTTGTTGGTTTCTAGGACTGAAGTAATGATTGATAGGGATAGTTGGGGGTGCTAGTATTCCGAGGCCAGAGGTGAAATTCTTGGATTCTCGGAAGACTAACTACTGCGAAAGCATTCACCAAGGATGTCTTCTTTAATCAAGAACGAAAGTTGGGGGATCGAAGACGATCAGATACCGTCGTAGTCTCAACCATAAACTATACCGACTAAGGATCAGCGAACGTCCTATTTTTGACTTCG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TCAGTTAACCACGGTTAATATGAGACTTCTTAGAGGGACTATCGGTTTTTAGCCGATGGAAGTTCGAGGCAATAACAGGTCTGTGATGCCCTTAGATGTTCTGGGCTGCACGCGCGCTACACTGATACGTTCATCGAGCTAATAACCTTGACTGAAAGGTCTGGGTAATCTTTTCAATGCGTATCGTGATGGGGATAGATTATTGTAATTTTTGATCTTCAACGAGGAATTCCTAGTAAACGCGCGTCATTAACGCGCATTGATTACGTCCCTGCCCTTTGTACACACCGCCCGTCGCTACTACCGATTGGATGGTTTAGTGAGGTGCACAGACTGTTGTGTTGGGTTGGTTCTCCTTCCTTTCACATACTGGAAGTGCCACG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ACTTTATACTGTGAAACTGCGTACAGCTCATTATATCAGCAATTATTTATTTGATGGTGTCTTACTACATGGATAACCGTGGTAATTCTAGAGCTAATACATGCGCAAAATCCTGACTCTTCTGAGAACGGATGTATTTATTAGATACAAAACCGATGCGGGTTTCGGCTCGCTTTGTGGTGACTCATAATAACTGATCGAATCGCATGGCTTCACGCTGGCGATAGTTCATTCAAATTTCTGCCCTATCAGCTTTCGATGGTAGTGTAAAGGACTACCATGGCTATCACGGGTAACGGAGAATTAGGGTTCGATTCCGGAGAGGGAGCCTGAGAAATGGCTACCACATCCAAGGAAGGCAGCAGGCGCGCAAATTACCCAATCCTGACACAGGGAGGTAGTGACAAGAAATAACGATACCGGGCCTTTTCAGGTCTGGTAATCGGAATGAGTACAATTTAAATCCCTTAACGAGGATCCACTGGAGGGCAAGTCTGGTGCCAGCAGCCGCGGTAATTCCAGCTCCAGTAGCGTATATTAAAGTTGTTGCAGTTAAAAAGCTCGTAGTTGGATTTCTGGCGGACCGGCGTGACCCGCTCTCTTATGGGAGTGTGTGCTATGTCGTGTCTGTCATCCTTGCAGATAGCGGCGTCTACCATTGATTTGGCCTGACGTTTGTGATCTGCATCGATTACTTTGAAAAAATTAGAGTGTTTAAAGCAGGCTTATGCCTTGAATACATTAGCATGGAATAATAATTTAGGACTTCGGTTCTATTTTGTTGGTTTCTAGAACTGAAGTAATGATTGATAGGGATAGTTGGGGGTGCTAGTATTCCGCGGCCAGAGGTGAAATTCTTGGATTCGCGGAAGACTAACTACTGCGAAAGCATTCACCAAGGATGTCTTCTTTAATCAAGAACGAAAGTTGGGGGATCGAAGACGATCAGATACCGTCGTAGTCTCAACCATAAACTATACCGACTAAGGATCAGTGAACGTTGCTTTTT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CTCCGGCAATCCCCGGATTGTACGGAGACTTCTTAGAGGGACTATCGGTGTGTAGCCGATGGAAGTTCGAGGCAATAACAGGTCTGTGATGCCCTTAGATGTTCTGGGCTGCACGCGCGCTACACTGATACGTTCATCGAGCTTACAACCTTGACCGAAAGGTTTGGGTAATCTTCTCAATGCGTATCGTGATGGGGATAGATTATTGTAATTTTTGATCTTCAACGAGGAATTCCTAGTAAACGCGCGTCACTAACGCGCATTGATTACGTCCCTGCCCTTTGTACACACCGCCCGTCGCTACTACCGATTGGATGGTTTAGTGAGGTCCACAGACAGTTTCTTCCGTTGGCTTGCCATCTGTTGGAACTGGAAGTGGGACAAACTTGATCATCTAGAGGAAGT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CTAAGCCATGCATGTCTAAGTATAAACAACTTTATACTGTGAAACTGCGTACAGCTCATTATATCAGCAATTATTTATTTGATGGTGTCTTACTACATGGATAACCGTGGTAATTCTAGAGCTAATACATGCGCAAAATCCTGACTCTTCTGAGAACGGATGTATTTATTAGATACAAAACCGATGCGGGTTTCGGCTCGCTTTGTGGTGACTCATAATAACTGATCGAATCGCATGGCTTCACGCTGGCGATAGTTCATTCAAATTTCTGCCCTATCAGCTTTCGATGGTAGTGTAAAGGACTACCATGGCTATCACGGGTAACGGAGAATTAGGGTTCGATTCCGGAGAGGGAGCCTGAGAAATGGCTACCACATCCAAGGAAGGCAGCAGGCGCGCAAATTACCCAATCCTGACACAGGGAGGTAGTGACAAGAAATAACGATACCGGGCCTTTTCAGGTCTGGTAATCGGAATGAGTACAATTTAAATCCCTTAACGAGGATCCACTGGAGGGCAAGTCTGGTGCCAGCAGCCGCGGTAATTCCAGCTCCAGTAGCGTATATTAAAGTTGTTGCAGTTAAAAAGCTCGTAGTTGGATTTCTGGCGGACCGGCGTGACCCGCTCTCTTATGGGAGTGTGTGCTATGTCGTGTCTGTCATCCTTGCAGATAGCGGCGTCTACCATTGATTTGGCCTGACGTTTGTGATCTGCATCGATTACTTTGAAAAAATTAGAGTGTTTAAAGCAGGCTTATGCCTTGAATACATTAGCATGGAATAATAATTTAGGACTTCGGTTCTATTTTGTTGGTTTCTAGAACTGAAGTAATGATTGATAGGGATAGTTGGGGGTGCTAGTATTCCGCGGCCAGAGGTGAAATTCTTGGATTCGCGGAAGACTAACTACTGCGAAAGCATTCACCAAGGATGTCTTCTTTAATCAAGAACGAAAGTTGGGGGATCGAAGACGATCAGATACCGTCGTAGTCTCAACCATAAACTATACCGACTAAGGATCAGTGAACGTTGCTTTTT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CTCCGGCAATCCCCGGATTGTACGGAGACTTCTTAGAGGGACTATCGGTGTGTAGCCGATGGAAGTTCGAGGCAATAACAGGTCTGTGATGCCCTTAGATGTTCTGGGCTGCACGCGCGCTACACTGATACGTTCATCGAGCTTACAACCTTGACCGAAAGGTTTGGGTAATCTTCTCAATGCGTATCGTGATGGGGATAGATTATTGTAATTTTTGATCTTCAACGAGGAATTCCTAGTAAACGCGCGTCACTAACGCGCATTGATTACGTCCCTGCCCTTTGTACACACCGCCCGTCGCTACTACCGATTGGATGGTTTAGTGAGGTCCACAGACAGTTTCTTCCGTTGGCTTGCCATCTGTTGGAACTGGAAGTGGGACAAACTTGATCATCTAGAGGAAGTAAAAGTCGTAACAAGGTTTCC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CCTTTATACTGTGAAACTGCGTACAGCTCATTATATCAGCAATAATTTATTTGATGGTACCTTACTACATGGATAACCGTGGTAATTCTAGAGCTAATACATGCGTAAAGTCCCGACTTTCGGGGAGGGATGTATTTATTAGATAAAAAACCAATGCGGGCTTGCCCGGTATTGTGGTGACTCATAATAACTGATCGGATCGCATGGCTTCACGCTGGCGACAGTTCATTCAAATTTCTGCCCTATCAGCTTTCGATGGTAGTGTAAAGGACTACCATGGCGATCACGGGTAACGGAGAATTAGGGTTCGATTCCGGAGAGGGAGCCTGAGAAATGGCTACCACATCCAAGGAAGGCAGCAGGCGCGCAAATTACCCAATCCTGACACAGGGAGGTAGTGACAAGAAATAACAATACCGGGCCTTTTCAGGTCTGGTAATTGGAATGAGTACAATTTAAATCCCTTAACGAGGATCCACTGGAGGGCAAGTCTGGTGCCAGCAGCCGCGGTAATTCCAGCTCCAGTAGCGTATATTAAAGTTGTTGCAGTTAAAAAGCTCGTAGTTGGATTTCTGGCGAACCGGCCCAACCCGATACTGTATAGTGTTGAGTGCTGAGTCGTGTTTGTCATCCTTCCGGAAAGCTGCGTCTACCATTCAGTTGGCCGGACGTACGTGATCCGGATCTATTACTTTGAAAAAATTAGAGTGTTTAAAGCAGGCTTACGCTATGAATACATTAGCATGGAATAATAATTTAGGACTTTGGTTCTATTTTGTTGGTTTCTAGGACTGAAGTAATGATTGATAGGGATAGTTGGGGGTGCTAGTATTCCGCGGCCAGAGGTGAAATTCTTGGATTCGCGGAAGACTAACTACTGCGAAAGCATTCACCAAGGATGTCTTCTTTAATCAAGAACGAAAGTTGGGGGATCGAAGACGATCAGATACCGTCGTAGTCTCAACCATAAACTATACCGACTAAGGATCAGTGAACGTTGCATTTT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TTGGGAATCTATCGATTCTTTAGTACTTCTTAGAGGGACTATCGGTTCGTAGCCGATGGAAGTTCGAGGCAATAACAGGTCTGTGATGCCCTTAGATGTTCTGGGCTGCACGCGCGCTACACTGATACGTTCATCGAGCTTACAACCTTGACTGAAAAGTTTGGGTAATCTTTTCAATGCGTATCGTGATGGGGATAGATTATTGTAATTTTTGATCTTCAACGAGGAATTCCTAGTAAACGCGCGTCATTAACGCGCATTGATTACGTCCCTGCCCTTTGTACACACCGCCCGTCGCTACTACCGATTGGATGGTTTAATGAGGCGTACGGACTGATGCGTCTAGTTGGTCTCCTTCTTTTCGCATTGTGGAAGTACGACAAATTTGACCATCTAGAGGAAGT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CTAAGCCATGCATGTCTAAGTATAAACACCTTTATACTGTGAAACTGCGTACAGCTCATTATATCAGCAATAATTTATTTGATGGTACCTTACTACATGGATAACCGTGGTAATTCTAGAGCTAATACATGCGTAAAGTCCCGACTTTCGGGGAGGGATGTATTTATTAGATAAAAAACCAATGCGGGCTTGCCCGGTATTGTGGTGACTCATAATAACTGATCGGATCGCATGGCTTCACGCTGGCGACAGTTCATTCAAATTTCTGCCCTATCAGCTTTCGATGGTAGTGTAAAGGACTACCATGGCGATCACGGGTAACGGAGAATTAGGGTTCGATTCCGGAGAGGGAGCCTGAGAAATGGCTACCACATCCAAGGAAGGCAGCAGGCGCGCAAATTACCCAATCCTGACACAGGGAGGTAGTGACAAGAAATAACAATACCGGGCCTTTTCAGGTCTGGTAATTGGAATGAGTACAATTTAAATCCCTTAACGAGGATCCACTGGAGGGCAAGTCTGGTGCCAGCAGCCGCGGTAATTCCAGCTCCAGTAGCGTATATTAAAGTTGTTGCAGTTAAAAAGCTCGTAGTTGGATTTCTGGCGAACCGGCCCAACCCGATACTGTATAGTGTTGAGTGCTGAGTCGTGTTTGTCATCCTTCCGGAAAGCTGCGTCTACCATTCAGTTGGCCGGACGTACGTGATCCGGATCTATTACTTTGAAAAAATTAGAGTGTTTAAAGCAGGCTTACGCTATGAATACATTAGCATGGAATAATAATTTAGGACTTTGGTTCTATTTTGTTGGTTTCTAGGACTGAAGTAATGATTGATAGGGATAGTTGGGGGTGCTAGTATTCCGCGGCCAGAGGTGAAATTCTTGGATTCGCGGAAGACTAACTACTGCGAAAGCATTCACCAAGGATGTCTTCTTTAATCAAGAACGAAAGTTGGGGGATCGAAGACGATCAGATACCGTCGTAGTCTCAACCATAAACTATACCGACTAAGGATCAGTGAACGTTGCATTTT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TTGGGAATCTATCGATTCTTTAGTACTTCTTAGAGGGACTATCGGTTCGTAGCCGATGGAAGTTCGAGGCAATAACAGGTCTGTGATGCCCTTAGATGTTCTGGGCTGCACGCGCGCTACACTGATACGTTCATCGAGCTTACAACCTTGACTGAAAAGTTTGGGTAATCTTTTCAATGCGTATCGTGATGGGGATAGATTATTGTAATTTTTGATCTTCAACGAGGAATTCCTAGTAAACGCGCGTCATTAACGCGCATTGATTACGTCCCTGCCCTTTGTACACACCGCCCGTCGCTACTACCGATTGGATGGTTTAATGAGGCGTACGGACTGATGCGTCTAGTTGGTCTCCTTCTTTTCGCATTGTGGAAGTACGACAAATTTGACCATCTAGAGGAAGTAAAAGTCGTAACAAGGTTTCC</text:p>
          </table:table-cell>
          <table:table-cell office:value-type="string" calcext:value-type="string">
            <text:p>2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TCATTATACAGTGAAACTGCGTACAGCTCATTATATCAGAAATTGTTTATTTGATGGTTGCCTTACCACATGGATAACCGTGGTAATTCTAGAGCTAATACATGCACACAGTCCCAACTCTCGCGGGGAGGGATGTATTTATTAGATAAAAAACCGATGCCGAGCTTGCTCGGACTCCATTGGTGATTCATAATAACTGTTCAAGTCGCATGGCCTCGTGCTGGCGATAGTTCATTCAAATTTCTGCCCTATCAGCTTTCGATGGTAGTGTCGAGGACTACCATGGCGATCACGGGTAACGGAGAATTAGGGTTCGATTCCGGAGAGGGAGCCTGAGAAACGGCTACCACATCCAAGGAAGGCAGCAGGCGCGCAAATTACCCAATCCTGACACGGGGAGGTAGTGACAAGAAATAACGATACCGGGCCTTTATGGGTCTGGTAATCGGAATGAGTACAATTTAAATCCCTTAACGAGGATCCACTGGAGGGCAAGTCTGGTGCCAGCAGCCGCGGTAATTCCAGCTCCAGTAGCGTATATTAAAGTTGTTGCAGTTAAAAAGCTCGTAGTTGGATTTCTGGCATAGCGATCTGGCCCGCTTCCGTCAGGAGGTGAGTGCTTGTTCGGGTATGCCATCCTTCCGGATAACCATGGTCTTCCATTCACTTGGCGGGCTATGGCGATCCGGATCGATTACTTTGAAAAAATTAGAGTGCTTAAAGCAGGCTTATGCCATGAATACTTCAGCATGGAATAATAAGATAGGACTTCTGTACTATTTTGTTGGTTTGAGTATAGAAGTAATGATTGATAGGGATAGTTGGGGGTGCTAGTATTCCGAGGCCAGAGGTGAAATTCTTGGATTCTCGGAAGACTAACTACTGCGAAAGCATTCACCAAGGATGTCTTCTTTAATCAAGAACGAAAGTTGGGGGATCGAAGACGATCAGATACCGTCGTAGTCTCAACTATAAACTATACCGACTGAGGATCGGCGAGTGTTGTATATATCGACCTTGTCAGAACTTTGTGAGAAATCAAAGTCTTTGGGTTCCGGGGGGAGTATGGTCGCAAGGCTGAAACTTAAAGGAATTGACGGAAGGGCACCACAAGGAGTGGAGCCTGCGGCTTAATTTGACTCAACACGGGAAAACTTACCAGGTCCAGACATAGTGAGGATTGACAGATTGAAGATCTTTCTTGATTCTATGGGTGGTGGTGCATGGCCGTTCTTAGTTGGTGGAGTGATTTGTCTGGTTAATTCCGTTAACGAACGAGACCTCGACCTACTAAATAGTATCTGTAAACCACGGTTTACACGACACTTCTTAGAGGGACAATCGGTTTCTAACCGATGGAAGTTCGAGGCAATAACAGGTCTGTGATGCCCTTAGATGTTCTGGGCTGCACGCGCGCTACACTGATACGTCCATCGAGCTAACAACCTTGACTGAAAGGTCTGGGTAATCTTCTTAATACGTATCGTGATGGGGATAGATTATTGTAATTTTTGATCTTCAACGAGGAATTCCTAGTAAACGCGCGTCATTAACGCGCATTGATTACGTCCCTGCCCTTTGTACACACCGCCCGTCGCTACTACCGATTGGATGGTTTAGTGAGGTGGACCGACTGTGGTGTCTGGCTGGTTCGCCTTCCGTTCACTACAGGAAGTCCCACTAACTTGACCATCTAGAGGAAGT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CTAAGCCATGCATGTCTAAGTATAAACATCATTATACAGTGAAACTGCGTACAGCTCATTATATCAGAAATTGTTTATTTGATGGTTGCCTTACCACATGGATAACCGTGGTAATTCTAGAGCTAATACATGCACACAGTCCCAACTCTCGCGGGGAGGGATGTATTTATTAGATAAAAAACCGATGCCGAGCTTGCTCGGACTCCATTGGTGATTCATAATAACTGTTCAAGTCGCATGGCCTCGTGCTGGCGATAGTTCATTCAAATTTCTGCCCTATCAGCTTTCGATGGTAGTGTCGAGGACTACCATGGCGATCACGGGTAACGGAGAATTAGGGTTCGATTCCGGAGAGGGAGCCTGAGAAACGGCTACCACATCCAAGGAAGGCAGCAGGCGCGCAAATTACCCAATCCTGACACGGGGAGGTAGTGACAAGAAATAACGATACCGGGCCTTTATGGGTCTGGTAATCGGAATGAGTACAATTTAAATCCCTTAACGAGGATCCACTGGAGGGCAAGTCTGGTGCCAGCAGCCGCGGTAATTCCAGCTCCAGTAGCGTATATTAAAGTTGTTGCAGTTAAAAAGCTCGTAGTTGGATTTCTGGCATAGCGATCTGGCCCGCTTCCGTCAGGAGGTGAGTGCTTGTTCGGGTATGCCATCCTTCCGGATAACCATGGTCTTCCATTCACTTGGCGGGCTATGGCGATCCGGATCGATTACTTTGAAAAAATTAGAGTGCTTAAAGCAGGCTTATGCCATGAATACTTCAGCATGGAATAATAAGATAGGACTTCTGTACTATTTTGTTGGTTTGAGTATAGAAGTAATGATTGATAGGGATAGTTGGGGGTGCTAGTATTCCGAGGCCAGAGGTGAAATTCTTGGATTCTCGGAAGACTAACTACTGCGAAAGCATTCACCAAGGATGTCTTCTTTAATCAAGAACGAAAGTTGGGGGATCGAAGACGATCAGATACCGTCGTAGTCTCAACTATAAACTATACCGACTGAGGATCGGCGAGTGTTGTATATATCGACCTTGTCAGAACTTTGTGAGAAATCAAAGTCTTTGGGTTCCGGGGGGAGTATGGTCGCAAGGCTGAAACTTAAAGGAATTGACGGAAGGGCACCACAAGGAGTGGAGCCTGCGGCTTAATTTGACTCAACACGGGAAAACTTACCAGGTCCAGACATAGTGAGGATTGACAGATTGAAGATCTTTCTTGATTCTATGGGTGGTGGTGCATGGCCGTTCTTAGTTGGTGGAGTGATTTGTCTGGTTAATTCCGTTAACGAACGAGACCTCGACCTACTAAATAGTATCTGTAAACCACGGTTTACACGACACTTCTTAGAGGGACAATCGGTTTCTAACCGATGGAAGTTCGAGGCAATAACAGGTCTGTGATGCCCTTAGATGTTCTGGGCTGCACGCGCGCTACACTGATACGTCCATCGAGCTAACAACCTTGACTGAAAGGTCTGGGTAATCTTCTTAATACGTATCGTGATGGGGATAGATTATTGTAATTTTTGATCTTCAACGAGGAATTCCTAGTAAACGCGCGTCATTAACGCGCATTGATTACGTCCCTGCCCTTTGTACACACCGCCCGTCGCTACTACCGATTGGATGGTTTAGTGAGGTGGACCGACTGTGGTGTCTGGCTGGTTCGCCTTCCGTTCACTACAGGAAGTCCCACTAACTTGACCATC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TCAACATTCTATCGCAAAACTGCGTACAGCTCATTACAGCAGCAAGAATTTATTTGATGGTTTACTACTTGGATAACCGTGGTAATTCTAGAGCTAATACATGCTACGAAGTCCTGACTCTTAATCTGGGAAGGGATGTATTTATTAGAACCAAAAACCAACGGGTTGGCCCTTAAAGCCAGCCAGGACTTCGGTCCACAACTTTGGTGAATCATAGTAACTGAACGGATCGCACAGCTTCTCGCTGGCGACGGTTCATTCAAATTTCTGCCCTATCAGCTTTCGATGGTAGCGTCTGGGTCTACCATGGCTATTACGGGTAACGGAGAATTAGGGTTCGATTCCGGAGAGGGAGCCTGAGAAATGGCTACCACATCCAAGGAAGGCAGCAGGCGCGCAAATTACCCACTCCTGACACAGGGAGGTAGTGACAAGAAATAACAATACCGGGCCTTTTAGGCCTGGTAATTGGAATGAGTACAATTTAAATCCCTTAACGAGGATCCACTGGAGGGCAAGTCTGGTGCCAGCAGCCGCGGTAATTCCAGCTCCAGTAGCGTATATTAAAGTTGTTGCAGTTAAAAAGCTCGTAGTTGGATTTCCTGACATTACGCTCCTTGGCCTACGTCTCTTCTGGGATGATAGTGTTGAAGAGCGTGTCAGCTTCTGTGGTCATTTGCGGACCCTCAGCTCACCTGGTTTACTCTGGGTTGGTTGGGGATCATCCGACTCTTGATCACCTTTACTTTGAAAAAATTAGAGTGTTCAAAGCAGGCTTACGCCGTGAATACTATTAGCATGGGATAACACCGTAGGACTTCGGTTCTATTTTGTTGGTTTTTTAGCAACTGGAGTAATGATTGATAGGGATAGTTGGGGGTGCTAGTATTTCGCGGCCAGAGGTGAAATTCTCGTACTCGCGAAAGACTGACTACTGCGAAAGCATTCACCAAGGATGTCTTCTTTAATCAAGAACGAAAGTTGGGGGATCGAAGACGATCAGATACCGTCGTAGTCTCAACCATAAACTATACCGACTAAGCATCGAAAGGGTCGCTTCACAAAAGGTCGGCTTCGCCAGAGCTCCCAGGGAAACCAAAGTCTTTGGGTTCCGGGGGGAGTATGGTCGCAAGGCTGAAACTTAAAGGAATTGACGGAAGGGCACCACCAGGAGTGGAGCCTGCGGCTTAATTTGACTCAACACGGGAAACCTTACCAGGTCCGGACATGGAGAGGATTGACAGATTGAAGATCTTTCTAGATTCTATGGGTGGTGGTGCATGGCCGTTCTTAGTTGGTGGAGTGATTTGTCTGGTTTATTCCGTTAACGAACGAGACCTCGGCCTTTAACTAGTCCCTCTGTCCATTACGGATGGAGGTCACTTCTTAGAGGGACAAACGGTGTGCCATACCGACGGAAGTTCGCGGCAATAACAGGTCTGTGATGCCCTTAGATGTTCTGGGCTGCACGCGCGCTACACTGATATGTTCACCGAGCTTATTTTACACCTTGCCTGGAAGGGTTGGGTAATCTCTAAAACCGTAATCGTGATGGGGATAGATTATTGTAATTTTTGATCTTCAACGAGGAATTCCTAGTAAACGTGCGTCAGCATCGCGCATTGATTACGTCCCTGCCCTTTGTACACACCGCCCGTCGCTACTACCGATGGATGTTTTAGTGAGGCTCACGGACTGACGCGTTTGATCTCTGCTCAAGCGTTATGCAGGAAGTGAAACGAACTAAGTCATCTAGAGGAAGT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CTAAGCCATGCATGTCTAAGTTCAACATTCTATCGCAAAACTGCGTACAGCTCATTACAGCAGCAAGAATTTATTTGATGGTTTACTACTTGGATAACCGTGGTAATTCTAGAGCTAATACATGCTACGAAGTCCTGACTCTTAATCTGGGAAGGGATGTATTTATTAGAACCAAAAACCAACGGGTTGGCCCTTAAAGCCAGCCAGGACTTCGGTCCACAACTTTGGTGAATCATAGTAACTGAACGGATCGCACAGCTTCTCGCTGGCGACGGTTCATTCAAATTTCTGCCCTATCAGCTTTCGATGGTAGCGTCTGGGTCTACCATGGCTATTACGGGTAACGGAGAATTAGGGTTCGATTCCGGAGAGGGAGCCTGAGAAATGGCTACCACATCCAAGGAAGGCAGCAGGCGCGCAAATTACCCACTCCTGACACAGGGAGGTAGTGACAAGAAATAACAATACCGGGCCTTTTAGGCCTGGTAATTGGAATGAGTACAATTTAAATCCCTTAACGAGGATCCACTGGAGGGCAAGTCTGGTGCCAGCAGCCGCGGTAATTCCAGCTCCAGTAGCGTATATTAAAGTTGTTGCAGTTAAAAAGCTCGTAGTTGGATTTCCTGACATTACGCTCCTTGGCCTACGTCTCTTCTGGGATGATAGTGTTGAAGAGCGTGTCAGCTTCTGTGGTCATTTGCGGACCCTCAGCTCACCTGGTTTACTCTGGGTTGGTTGGGGATCATCCGACTCTTGATCACCTTTACTTTGAAAAAATTAGAGTGTTCAAAGCAGGCTTACGCCGTGAATACTATTAGCATGGGATAACACCGTAGGACTTCGGTTCTATTTTGTTGGTTTTTTAGCAACTGGAGTAATGATTGATAGGGATAGTTGGGGGTGCTAGTATTTCGCGGCCAGAGGTGAAATTCTCGTACTCGCGAAAGACTGACTACTGCGAAAGCATTCACCAAGGATGTCTTCTTTAATCAAGAACGAAAGTTGGGGGATCGAAGACGATCAGATACCGTCGTAGTCTCAACCATAAACTATACCGACTAAGCATCGAAAGGGTCGCTTCACAAAAGGTCGGCTTCGCCAGAGCTCCCAGGGAAACCAAAGTCTTTGGGTTCCGGGGGGAGTATGGTCGCAAGGCTGAAACTTAAAGGAATTGACGGAAGGGCACCACCAGGAGTGGAGCCTGCGGCTTAATTTGACTCAACACGGGAAACCTTACCAGGTCCGGACATGGAGAGGATTGACAGATTGAAGATCTTTCTAGATTCTATGGGTGGTGGTGCATGGCCGTTCTTAGTTGGTGGAGTGATTTGTCTGGTTTATTCCGTTAACGAACGAGACCTCGGCCTTTAACTAGTCCCTCTGTCCATTACGGATGGAGGTCACTTCTTAGAGGGACAAACGGTGTGCCATACCGACGGAAGTTCGCGGCAATAACAGGTCTGTGATGCCCTTAGATGTTCTGGGCTGCACGCGCGCTACACTGATATGTTCACCGAGCTTATTTTACACCTTGCCTGGAAGGGTTGGGTAATCTCTAAAACCGTAATCGTGATGGGGATAGATTATTGTAATTTTTGATCTTCAACGAGGAATTCCTAGTAAACGTGCGTCAGCATCGCGCATTGATTACGTCCCTGCCCTTTGTACACACCGCCCGTCGCTACTACCGATGGATGTTTTAGTGAGGCTCACGGACTGACGCGTTTGATCTCTGCTCAAGCGTTATGCAGGAAGTGAAACGAACTAAGTCATC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ATTTATACTGTGAAACTGCGTACAGCTCATTATATCAGCAATAATTTATTTGATGGTACATTACTACATGGATAACCGTGGTAATTCTAGAGCTAATACATGCGCTAAAGTCCCGACTTTGTGGGAGGGATGTATTTATTAGATACAAAACCAATGCGACTCTTCGGGGTCGGACATTGGTGAGTCATAATAACTGTACAAATCGCATAGCTTCACGCTGGCGATAGTTCATTCAAATTTCTGCCCTATCAGCTTTCGACGGTAGTGTAGTGGACTACCGTGGCGCTAACGGGTAACGGGGAATTAGGGTTCGGTTCCGGAGAGGGAGCCTGAGAAATGGCTACCACATCCAAGGAAGGCAGCAGGCGCGCAAATTACCCAATCCTGACACAGGGAGGTAGTGACAAGAAATAACAATACCGGGCTTTTAACGGTCTGGTAATTGGAATGAGTACAATTTAAATCCCTTAACGAGGATCCACTGGAGGGCAAGTCTGGTGCCAGCAGCCGCGGTAATTCCAGCTCCAGTAGCGTATATTAAAGTTGTTGCAGTTAAAAAGCTCGTAGTTGGATTTCAGGTACAGCGATAGTAGCCCGCTTCTCTTCATCGGGAGGTGAGTGCAGCTATTTGCTTACCTTCCTTCCAAGTTGCTTTGCCTACCATTCACTTGGCTGGGCAAATGTAGTTTGGATCATTTACTTTGAAAAAACTAGAGTGTTCAAAGCAGGCTTATGCCTTGAATACATTAGCATGGAATAATAATATAGGACTCTTGTTTTATATTTGTTGGTTTGGGAACAGGAGTAATGATTGATAGGGACTGTTGGGGGTGCTAGTATTGAGTGGCCAGAGGTGAAATTCTTGGATTCACTCAAGACTAACGAAAGCGAATGCATTCACCAAGGATGTTTTCTTTAATCAAGAACGAAAGTTGGGGGATCGAAGACGATCAGATACCGTCGTAGTCTCAACTATAAACTATACCGACTGAGATTCAGTCATAGTCGCTAATGACACTATTGGCGCTCTATGAGAAATCTAAGTCTTTGGGTTCCGGGGGGAGTATGGTCGCAAGTCTGAAACTTAAAGGAATTGACGGAAGGGCACCACCAGGCGTGGAGCCTGCGGCTTAATTTGACTCAACACGGGAAAACTTACCAGGTCCAGACATAGTGAGGATTGACAGATTGAAGATCTTTCTTGATTCTATGGGTGGTGGTGCATGGCCGTTCTTAGTTGGTGGAGTGATTTGTCTGGTTAATTCCGTTAACGAACGAGACCTCGACCTGCTAACTAGTACATTTAATCCCTTGGATTAACTGTGCTTCTTAGAGGGACTGTCGGATTTTTAGCCGAAGGAAGCTCGAGGCAATAACAGGTCTGTGATGCCCTTAGATGTTCTGGGCTGCACGCGCGCTACACTGATACGTGCATCGAGTATAAAACCTTAACCGAAAGGTTTGGGTAATCTTGAAAAGCGTATCGTGATGGGGATAGATCATTGTAATTTTTGATCTTCAACGAGGAATGCCTAGTAATCGCGCGTCATTAACGCGCAATGATTACGTCCCTGCCCTTTGTACACACCGCCCGTCGCTGCTACCGATTGGATGGTTTAGTGAGGCCCACGGACTGTTGTTCTTGGGGCGGTTCGCCGTTCTGGGTACATGCGGAAAGTGGTACAAACTTGATCATCTAGAGGAAGC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CATATGCTTGTCTCAAAGATTAAGCCATGCATGTCTAAGTATAAACATTTATACTGTGAAACTGCGTACAGCTCATTATATCAGCAATAATTTATTTGATGGTACATTACTACATGGATAACCGTGGTAATTCTAGAGCTAATACATGCGCTAAAGTCCCGACTTTGTGGGAGGGATGTATTTATTAGATACAAAACCAATGCGACTCTTCGGGGTCGGACATTGGTGAGTCATAATAACTGTACAAATCGCATAGCTTCACGCTGGCGATAGTTCATTCAAATTTCTGCCCTATCAGCTTTCGACGGTAGTGTAGTGGACTACCGTGGCGCTAACGGGTAACGGGGAATTAGGGTTCGGTTCCGGAGAGGGAGCCTGAGAAATGGCTACCACATCCAAGGAAGGCAGCAGGCGCGCAAATTACCCAATCCTGACACAGGGAGGTAGTGACAAGAAATAACAATACCGGGCTTTTAACGGTCTGGTAATTGGAATGAGTACAATTTAAATCCCTTAACGAGGATCCACTGGAGGGCAAGTCTGGTGCCAGCAGCCGCGGTAATTCCAGCTCCAGTAGCGTATATTAAAGTTGTTGCAGTTAAAAAGCTCGTAGTTGGATTTCAGGTACAGCGATAGTAGCCCGCTTCTCTTCATCGGGAGGTGAGTGCAGCTATTTGCTTACCTTCCTTCCAAGTTGCTTTGCCTACCATTCACTTGGCTGGGCAAATGTAGTTTGGATCATTTACTTTGAAAAAACTAGAGTGTTCAAAGCAGGCTTATGCCTTGAATACATTAGCATGGAATAATAATATAGGACTCTTGTTTTATATTTGTTGGTTTGGGAACAGGAGTAATGATTGATAGGGACTGTTGGGGGTGCTAGTATTGAGTGGCCAGAGGTGAAATTCTTGGATTCACTCAAGACTAACGAAAGCGAATGCATTCACCAAGGATGTTTTCTTTAATCAAGAACGAAAGTTGGGGGATCGAAGACGATCAGATACCGTCGTAGTCTCAACTATAAACTATACCGACTGAGATTCAGTCATAGTCGCTAATGACACTATTGGCGCTCTATGAGAAATCTAAGTCTTTGGGTTCCGGGGGGAGTATGGTCGCAAGTCTGAAACTTAAAGGAATTGACGGAAGGGCACCACCAGGCGTGGAGCCTGCGGCTTAATTTGACTCAACACGGGAAAACTTACCAGGTCCAGACATAGTGAGGATTGACAGATTGAAGATCTTTCTTGATTCTATGGGTGGTGGTGCATGGCCGTTCTTAGTTGGTGGAGTGATTTGTCTGGTTAATTCCGTTAACGAACGAGACCTCGACCTGCTAACTAGTACATTTAATCCCTTGGATTAACTGTGCTTCTTAGAGGGACTGTCGGATTTTTAGCCGAAGGAAGCTCGAGGCAATAACAGGTCTGTGATGCCCTTAGATGTTCTGGGCTGCACGCGCGCTACACTGATACGTGCATCGAGTATAAAACCTTAACCGAAAGGTTTGGGTAATCTTGAAAAGCGTATCGTGATGGGGATAGATCATTGTAATTTTTGATCTTCAACGAGGAATGCCTAGTAATCGCGCGTCATTAACGCGCAATGATTACGTCCCTGCCCTTTGTACACACCGCCCGTCGCTGCTACCGATTGGATGGTTTAGTGAGGCCCACGGACTGTTGTTCTTGGGGCGGTTCGCCGTTCTGGGTACATGCGGAAAGTGGTACAAACTTGATCATC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TTATACTGTGAAACTGCGCACAGCTCATTATATCAGCAATAATTTATTTGATGGTTACTTACTACATGGATACCCGTAGTAATTCTAGAGCTAATACATGCGTTAAAGTCCCGACTCCTTCACGGGGGGAGGGATGTATTTATTAGATAAAAAACCAATGGCTTCTTCAGCAATGGAGGAGTCCTCTTTGGTGATTCATAATAACTGTTCGAATCGCATGGCCTTGTGCTGGCGATAGTTCATTCAAATTTCTGCCCTATCAGCTTTCGACGGTAGTGTAGTGGACTACCGTGGCGTTAACGGGTGACGGAGAATTAGGGTTCGATTCCGGAGAGGGAGCCTGAGAAACGGCTACCACATCCAAGGAAGGCAGCAGGCGCGCAAATTACCCAATCCTGACACAGGGAGGTAGTGACAAGAAATAACAATACGGGGCTCTTTATGGGTCTAGTAATTGGAATGAGTACAATATAAATCCCTTAACAAGTATCCACTGGAGGGCAAGTCTGGTGCCAGCAGCCGCGGTAATTCCAGCTCCAGTAGCGTATATTAACGTTGCTGCAGTTAAAAAGCTCGTAGTTGGATTTCTGACTGATCGCTCTGACCCGGCCTTTTCCTTCGGGGGGAGGTTGTGTGTCGGAACGCATCTTTCATCCTTTCTTGGAAAGCCTTACGTACTGTTTACTCAGTCGCGTTTGTTTGCGATCCAGATCTTTTACTTTGAAAAAATTAGAGTGTTTAAAGCAGGCTTACGCCGTGAATACATTAGCATGGAATAATAATATAGGACTTTGGTTCTATTTTGTTGGTTTCTAGGACTAAAGTAATGATTGATAGGGATAGTTGGGGGTGCTAGTATTCAGAGGCCAGAGGTGAAATTCTTGGATTCTCTGAAGACTAACTACTGCGAAAGCATTCACCAAGGATGTCTTCTTTAATCAAGAACGAAAGTTGGGGGATCGAAGACGATCAGATACCGTCGTAGTCTCAACCATAAACTATACCGACTAAGGATCAGCGGACGTCAATTTTAACGACTCCGTTGGCACTTTATGAGAAATCAAAGTCTTTGGGTTCCGGGGGGAGTATGGTCGCAAGGCTGAAACTTAAAGGAATTGACGGAAGGGCACCACCAGGAGTGGAGCCTGCGGCTTAATTTGACTCAACACGGGAAAACTTACCAGGTCCAGACATAGTGAGGATTGACAGATTGAAGATCTTTCTTGATTCTATGGGTGGTGGTGCATGGCCGTTCTTAGTTGGTGGAGTGATTTGTCTGGTTAATTCCGTTAACGAACGAGACCTCGACCTGCTAACTAGTCTCCACAAAATCCCCTTTATTGTGGTTTGTGCGAGTTTACTTCTTAGAGGGACTATCGGTTTTAAGCCGGTGGAAGTTCGAGGCAATAACAGGTCTGTGATGCCCTTAGATGTTCTGGGCTGCACGCGCGCTACACTGACATGTTCATCGAGTTTTTCTTTCACCTTAACCGAAAGGTTTGGGAAATCTTTGAAAGCATGTCGTGATGGGGATAGATTATTGTAATTTTTAATCTTCAACGAGGAATTCCTAGTAATCGCATGTCATTAACGTGCAATGATTACGTCCCTGCCCTTTGTACACACCGCCCGTCGCTACTACCGATTGGATGGTTTAGTGAGGCTCACGGACTGCCGCAGTTGGGGGGTTCGCCCCTCTTCTGTGATTGGAAGTGAAACAAACTTGATCATCTAGAGGAAGT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GTTTATACTGTGAAACTGCGCACAGCTCATTATATCAGCAATAATTTATTTGATGGTTACTTACTACATGGATACCCGTAGTAATTCTAGAGCTAATACATGCGTTAAAGTCCCGACTCCTTCACGGGGGGAGGGATGTATTTATTAGATAAAAAACCAATGGCTTCTTCAGCAATGGAGGAGTCCTCTTTGGTGATTCATAATAACTGTTCGAATCGCATGGCCTTGTGCTGGCGATAGTTCATTCAAATTTCTGCCCTATCAGCTTTCGACGGTAGTGTAGTGGACTACCGTGGCGTTAACGGGTGACGGAGAATTAGGGTTCGATTCCGGAGAGGGAGCCTGAGAAACGGCTACCACATCCAAGGAAGGCAGCAGGCGCGCAAATTACCCAATCCTGACACAGGGAGGTAGTGACAAGAAATAACAATACGGGGCTCTTTATGGGTCTAGTAATTGGAATGAGTACAATATAAATCCCTTAACAAGTATCCACTGGAGGGCAAGTCTGGTGCCAGCAGCCGCGGTAATTCCAGCTCCAGTAGCGTATATTAACGTTGCTGCAGTTAAAAAGCTCGTAGTTGGATTTCTGACTGATCGCTCTGACCCGGCCTTTTCCTTCGGGGGGAGGTTGTGTGTCGGAACGCATCTTTCATCCTTTCTTGGAAAGCCTTACGTACTGTTTACTCAGTCGCGTTTGTTTGCGATCCAGATCTTTTACTTTGAAAAAATTAGAGTGTTTAAAGCAGGCTTACGCCGTGAATACATTAGCATGGAATAATAATATAGGACTTTGGTTCTATTTTGTTGGTTTCTAGGACTAAAGTAATGATTGATAGGGATAGTTGGGGGTGCTAGTATTCAGAGGCCAGAGGTGAAATTCTTGGATTCTCTGAAGACTAACTACTGCGAAAGCATTCACCAAGGATGTCTTCTTTAATCAAGAACGAAAGTTGGGGGATCGAAGACGATCAGATACCGTCGTAGTCTCAACCATAAACTATACCGACTAAGGATCAGCGGACGTCAATTTTAACGACTCCGTTGGCACTTTATGAGAAATCAAAGTCTTTGGGTTCCGGGGGGAGTATGGTCGCAAGGCTGAAACTTAAAGGAATTGACGGAAGGGCACCACCAGGAGTGGAGCCTGCGGCTTAATTTGACTCAACACGGGAAAACTTACCAGGTCCAGACATAGTGAGGATTGACAGATTGAAGATCTTTCTTGATTCTATGGGTGGTGGTGCATGGCCGTTCTTAGTTGGTGGAGTGATTTGTCTGGTTAATTCCGTTAACGAACGAGACCTCGACCTGCTAACTAGTCTCCACAAAATCCCCTTTATTGTGGTTTGTGCGAGTTTACTTCTTAGAGGGACTATCGGTTTTAAGCCGGTGGAAGTTCGAGGCAATAACAGGTCTGTGATGCCCTTAGATGTTCTGGGCTGCACGCGCGCTACACTGACATGTTCATCGAGTTTTTCTTTCACCTTAACCGAAAGGTTTGGGAAATCTTTGAAAGCATGTCGTGATGGGGATAGATTATTGTAATTTTTAATCTTCAACGAGGAATTCCTAGTAATCGCATGTCATTAACGTGCAATGATTACGTCCCTGCCCTTTGTACACACCGCCCGTCGCTACTACCGATTGGATGGTTTAGTGAGGCTCACGGACTGCCGCAGTTGGGGGGTTCGCCCCTCTTCTGTGATTGGAAGTGAAACAAACTTGATCATCTAGAGGAAGTAAAAGTCGTAACAAGGTTTCC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CATATGCTTGTCTCAAAGACTAAGCCATGCATGTCTAAGTATAAACATTTATACTGTGAAACTGCGTACAGCTCATTACATCAGCAATTATTTATTTGATGGTACCTTACTACTTGGATACCCGTAGTAATTCTAGAGCTAATACATGCGCAAAGTCCCGACTCTCGTGGAAGGGATGTATTTATTAGATAAAAAACCAATGCGCTCCTCGTGGGCGGTTCACTGGTGAATCATGATAACTGATCGGATCGCATTGCCTTGTGCAAGCGACAGTTCATTCAAATTTCTGCCCTATCAGCTTTCGACGGTAGTGTAGTGGACTACCGTGGCGTTAACGGGTGACGGAGAATTAGGGTTCGATTCCGGAGAGGGAGCCTGAGAAACGGCTACCACATCCAAGGAAGGCAGCAGGCGCGCAAATTACCCAATCCTGACACAGGGAGGTAGTGACAAGAAATAACAATACCGGGCCTTTACAGGTCTGGTAATTGGAATGAGTACAATTTAAATCCCTTAACGAGGATCTATTGGAGGGCAAGTCTGGTGCCAGCAGCCGCGGTAATTCCAGCTCCAAAAGCGTATATTAAAGTTGTTGCAGTTAAAAAGCTCGTAGTTGGATTTCTGGTTGGCCGCGCTGGCCCGCTCCCATCGGGGGTGTGTGCCGGCGCGTGCCCTCCATCCTTCCAGGTTGCCGCGTGTACCGTTCATTCGGCCGCGCGCGGAGCGATCTGGATCATTTACTTTGAAAAAATTAGAGTGTTTAAAGCAGGCTTACGCCTTGAATACATTAGCATGGAATAATAATATAGGACTTCGGTTCTATTTTGTTGGTTTCTAGGACGGAAGTAATGATTGATAGGGACAGTTGGGGGTGCTAGTATTCAGCGGCCAGAGGTGAAATTCTTGGATTCGCTGAGGACTAACTACTGCGAAAGCATTCACCAAGGATGTCTTCTTTAATCAAGAACGAAAGTTGGGTGCGCGAAGGCGATCAGATACCGCCGTAGTCTCAACCATAAACTATACCGACTAAGGATCAGCGGACGTCTCTTTTCGACTCCGTTGGCACTTTATGAGAAATCAAAGTCTTTGGGTTCCGGGGGGAGTATGGTCGCAAGGCTGAAACTTAAAGGAATTGACGGAAGGGCACCACCAGGAGTGGAGCCTGCGGCTTAATTTGACTCAACACGGGAAAACTTACCAGGTCCAGACATAGTGAGGATTGACAGATTGAAGATCTTTCTTGATTCTATGGGTGGTGGTGCATGGCCGTTCCTAGTTGGTGGAGTGATTTGTCTGGTTAATTCCGTTAACGAACGAGACCTCGACCTACTAAATAGTTTGGCGAATTCTTGAATTCGTGCAATACTTCTTAGAGGGACTATCGGTAACTAGCCGGTGGAAGTTCGAGGCAATAACAGGTCTGTGATGCCCTTAGATGCCCTGGGCCGCACGCGCGCTACACTGCTGCGTTCATCGAGTATACAACCTTGGCCGAGAGGTCTGGGTAATCTTGAAAACGCAGCGTGATGGGGATAGATTATTGTAATTTTTAATCTTCAACGAGGAATTCCTAGTAAACGCGTGTCATCAGCGCGCATTGATTACGTCCCTGCCCTTTGTACACACCGCCCGTCGCTGCTACCGATTGGATGGTTTAGTGAGGCCCACGGACTGACGTACTAGCTAGGTTCGCTTAGCTTCTGCGATAGGAAGTGGAACAAACTTGATCATCTAGAGGAAGCAAAAGTCGTAACAAGGTTTCC</text:p>
          </table:table-cell>
          <table:table-cell office:value-type="string" calcext:value-type="string">
            <text:p>d__Eukaryota; p__Cercozoa; c__Imbricatea; o__Imbricatea; f__Euglyphid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GACATATGCTTGTCTCAAAGACTAAGCCATGCATGTCTAAGTATAAACATTTATACTGTGAAACTGCGTACAGCTCATTACATCAGCAATTATTTATTTGATGGTACCTTACTACTTGGATACCCGTAGTAATTCTAGAGCTAATACATGCGCAAAGTCCCGACTCTCGTGGAAGGGATGTATTTATTAGATAAAAAACCAATGCGCTCCTCGTGGGCGGTTCACTGGTGAATCATGATAACTGATCGGATCGCATTGCCTTGTGCAAGCGACAGTTCATTCAAATTTCTGCCCTATCAGCTTTCGACGGTAGTGTAGTGGACTACCGTGGCGTTAACGGGTGACGGAGAATTAGGGTTCGATTCCGGAGAGGGAGCCTGAGAAACGGCTACCACATCCAAGGAAGGCAGCAGGCGCGCAAATTACCCAATCCTGACACAGGGAGGTAGTGACAAGAAATAACAATACCGGGCCTTTACAGGTCTGGTAATTGGAATGAGTACAATTTAAATCCCTTAACGAGGATCTATTGGAGGGCAAGTCTGGTGCCAGCAGCCGCGGTAATTCCAGCTCCAAAAGCGTATATTAAAGTTGTTGCAGTTAAAAAGCTCGTAGTTGGATTTCTGGTTGGCCGCGCTGGCCCGCTCCCATCGGGGGTGTGTGCCGGCGCGTGCCCTCCATCCTTCCAGGTTGCCGCGTGTACCGTTCATTCGGCCGCGCGCGGAGCGATCTGGATCATTTACTTTGAAAAAATTAGAGTGTTTAAAGCAGGCTTACGCCTTGAATACATTAGCATGGAATAATAATATAGGACTTCGGTTCTATTTTGTTGGTTTCTAGGACGGAAGTAATGATTGATAGGGACAGTTGGGGGTGCTAGTATTCAGCGGCCAGAGGTGAAATTCTTGGATTCGCTGAGGACTAACTACTGCGAAAGCATTCACCAAGGATGTCTTCTTTAATCAAGAACGAAAGTTGGGTGCGCGAAGGCGATCAGATACCGCCGTAGTCTCAACCATAAACTATACCGACTAAGGATCAGCGGACGTCTCTTTTCGACTCCGTTGGCACTTTATGAGAAATCAAAGTCTTTGGGTTCCGGGGGGAGTATGGTCGCAAGGCTGAAACTTAAAGGAATTGACGGAAGGGCACCACCAGGAGTGGAGCCTGCGGCTTAATTTGACTCAACACGGGAAAACTTACCAGGTCCAGACATAGTGAGGATTGACAGATTGAAGATCTTTCTTGATTCTATGGGTGGTGGTGCATGGCCGTTCCTAGTTGGTGGAGTGATTTGTCTGGTTAATTCCGTTAACGAACGAGACCTCGACCTACTAAATAGTTTGGCGAATTCTTGAATTCGTGCAATACTTCTTAGAGGGACTATCGGTAACTAGCCGGTGGAAGTTCGAGGCAATAACAGGTCTGTGATGCCCTTAGATGCCCTGGGCCGCACGCGCGCTACACTGCTGCGTTCATCGAGTATACAACCTTGGCCGAGAGGTCTGGGTAATCTTGAAAACGCAGCGTGATGGGGATAGATTATTGTAATTTTTAATCTTCAACGAGGAATTCCTAGTAAACGCGTGTCATCAGCGCGCATTGATTACGTCCCTGCCCTTTGTACACACCGCCCGTCGCTGCTACCGATTGGATGGTTTAGTGAGGCCCACGGACTGACGTACTAGCTAGGTTCGCTTAGCTTCTGCGATAGGAAGTGGAACAAACTTGATCATC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ACTTTATACTGTGAAACTGCGTACAGCTCATTATATCAGCAATTATTTATTTGATGGTACCTTACTACATGGATAACCGTGGTAATTCTAGAGCTAATACATGCACAAAGTCCCAACTCTTGCGGGGAGGGATGTATTTATTAGATACAAAACCAATACCACCTCTGGTGGCTATTGTGGTGACTCATAATAACTGATCGGATCGCATGGCTTCACGCTGGCGACAGTTCATTCAAATTTCTGCCCTATCAGCTTTCGATGGTAGTGTAAAGGACTACCATGGCTATAACGGGTAACGGGGAATTAGGGTTCGATTCCGGAGAGGGAGCCTGAGAAATGGCTACCACATCCAAGGAAGGCAGCAGGCGCGCAAATTACCCAATCCTGACACAGGGAGGTAGTGACAAGAAATAACGATACCGGGCCTTCACAGGTCTGGTAATCGGAATGAGTACAATTTAAATCCCTTAACGAGGATCCACTGGAGGGCAAGTCTGGTGCCAGCAGCCGCGGTAATTCCAGCTCCAGTAGCGTATATTAAAGTTGTTGCAGTTAAAAAGCTCGTAGTTGGATTTCTGACGAACCGGATTGGCCCGTTCCCTTTCCGGGAATGAGTGCCGCTTTGAGTTTGTCATCCTTCCAGAGAGCTGCGTCTACCGTTTACTCGGCCGGACGTATGCGATCTGGATCTATTACTTTGAAAAAATTAGAGTGTTTAAAGCAGGCTTATGCTATGAATACATTAGCATGGAATAATAATCTAGGACTTTGGTTCTATTTTGTTGGTTTCTAGGACTGAAGTAATGATTGATAGGGATAGTTGGGGGTGCTAGTATTCCGCGGCCAGAGGTGAAATTCTTGGATTCGTGGAAGACTAACTACTGCGAAAGCATTCACCAAGGATGTCTTCTTTAATCAAGAACGAAAGTTGGGGGATCGAAGACGATCAGATACCGTCGTAGTCTCAACCATAAACTATACCGACTCAGGATCAGTGAACGTTGCATTTTCGACTTCATTGGCACTGTGTGAGAAATCAAAGTCTTTGGGTTCCGGGGGGAGTATGGTCGCAAGGCTGAAACTTAAAGGAATTGACGGAAGGGCACCACCAGGAGTGGAGCCTGCGGCTTAATTTGACTCAACACGGGAAAACTTACCAGGTCCAGACATAGTGAGGATTGACAGATTGAAGATCTTTCTTGATTCTATGGGTGGTGGTGCATGGCCGTTCTTAGTTGGTGGAGTGATTTGTCTGGTTAATTCCGTTAACGAACGAGACCTCGACCTGCTAAATAGTTCCAGTCATCTTCCGATGGCTGGACACTTCTTAGAGGGACTATCGGTGGTTAGCCGATGGAAGTTCGAGGCAATAACAGGTCTGTGATGCCCTTAGATGTTCTGGGCTGCACGCGCGCTACACTGATACGTTCATCGAGCTCCTACCTTAACTGAAAAGTTTGGGTAATCTTCTCAACGCGTATCGTGATGGGGATAGATTATTGTAATTTTTGATCTTCAACGAGGAATTCCTAGTAAACGCGCGTCATTAACGCGCATTGATTACGTCCCTGCCCTTTGTACACACCGCCCGTCGCTACTACCGATTGGATGGTTTAGTGAGGTTCACGGACTGTTGCCTCTGGTTGGTTCTCCTTCCTTTGGCGATTTGGAAGTGACCCAAACTTGATCATCTAGAGGAAGTAAAAGTCGTAACAAGGTTTCC</text:p>
          </table:table-cell>
          <table:table-cell office:value-type="string" calcext:value-type="string">
            <text:p>d__Eukaryota; p__Cercozoa; c__Imbricatea; o__Imbricatea; f__Euglyphida; g__Euglyph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CATATGCTTGTCTCAAAGACTAAGCCATGCATGTCTAAGTATAAACAACTTTATACTGTGAAACTGCGTACAGCTCATTATATCAGCAATTATTTATTTGATGGTACCTTACTACATGGATAACCGTGGTAATTCTAGAGCTAATACATGCACAAAGTCCCAACTCTTGCGGGGAGGGATGTATTTATTAGATACAAAACCAATACCACCTCTGGTGGCTATTGTGGTGACTCATAATAACTGATCGGATCGCATGGCTTCACGCTGGCGACAGTTCATTCAAATTTCTGCCCTATCAGCTTTCGATGGTAGTGTAAAGGACTACCATGGCTATAACGGGTAACGGGGAATTAGGGTTCGATTCCGGAGAGGGAGCCTGAGAAATGGCTACCACATCCAAGGAAGGCAGCAGGCGCGCAAATTACCCAATCCTGACACAGGGAGGTAGTGACAAGAAATAACGATACCGGGCCTTCACAGGTCTGGTAATCGGAATGAGTACAATTTAAATCCCTTAACGAGGATCCACTGGAGGGCAAGTCTGGTGCCAGCAGCCGCGGTAATTCCAGCTCCAGTAGCGTATATTAAAGTTGTTGCAGTTAAAAAGCTCGTAGTTGGATTTCTGACGAACCGGATTGGCCCGTTCCCTTTCCGGGAATGAGTGCCGCTTTGAGTTTGTCATCCTTCCAGAGAGCTGCGTCTACCGTTTACTCGGCCGGACGTATGCGATCTGGATCTATTACTTTGAAAAAATTAGAGTGTTTAAAGCAGGCTTATGCTATGAATACATTAGCATGGAATAATAATCTAGGACTTTGGTTCTATTTTGTTGGTTTCTAGGACTGAAGTAATGATTGATAGGGATAGTTGGGGGTGCTAGTATTCCGCGGCCAGAGGTGAAATTCTTGGATTCGTGGAAGACTAACTACTGCGAAAGCATTCACCAAGGATGTCTTCTTTAATCAAGAACGAAAGTTGGGGGATCGAAGACGATCAGATACCGTCGTAGTCTCAACCATAAACTATACCGACTCAGGATCAGTGAACGTTGCATTTTCGACTTCATTGGCACTGTGTGAGAAATCAAAGTCTTTGGGTTCCGGGGGGAGTATGGTCGCAAGGCTGAAACTTAAAGGAATTGACGGAAGGGCACCACCAGGAGTGGAGCCTGCGGCTTAATTTGACTCAACACGGGAAAACTTACCAGGTCCAGACATAGTGAGGATTGACAGATTGAAGATCTTTCTTGATTCTATGGGTGGTGGTGCATGGCCGTTCTTAGTTGGTGGAGTGATTTGTCTGGTTAATTCCGTTAACGAACGAGACCTCGACCTGCTAAATAGTTCCAGTCATCTTCCGATGGCTGGACACTTCTTAGAGGGACTATCGGTGGTTAGCCGATGGAAGTTCGAGGCAATAACAGGTCTGTGATGCCCTTAGATGTTCTGGGCTGCACGCGCGCTACACTGATACGTTCATCGAGCTCCTACCTTAACTGAAAAGTTTGGGTAATCTTCTCAACGCGTATCGTGATGGGGATAGATTATTGTAATTTTTGATCTTCAACGAGGAATTCCTAGTAAACGCGCGTCATTAACGCGCATTGATTACGTCCCTGCCCTTTGTACACACCGCCCGTCGCTACTACCGATTGGATGGTTTAGTGAGGTTCACGGACTGTTGCCTCTGGTTGGTTCTCCTTCCTTTGGCGATTTGGAAGTGACCCAAACTTGATCATCTAGAGGAAGTAAAAGTCGTAACAAGGTTTCC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ACTTTATACTGTGAAACTGCGTACAGCTCATTATATCAGCAATTATTTATTTGATGGTACCTTACTACATGGATAACCGTGGTAATTCTAGAGCTAATACATGCGCAAAGTCCCAACTCTTGCGGGGAGGGATGTATTTATTAGATACAAAACCAATGCCGTTCTCGGACGGGTATTGTGGTGACTCATAATAACTGATCGAATCGCATGGCTTCACGCTGGCGATAGTTCATTCAAATTTCTGCCCTATCAGCTTTCGATGGTAGTGTAAAGGACTACCATGGCTATAACGGGTAACGGAGAATTAGGGTTCGATTCCGGAGAGGGAGCCTGAGAAATGGCTACCACATCCAAGGAAGGCAGCAGGCGCGCAAATTACCCAATCCTGACACAGGGAGGTAGTGACAAGAAATAACAATACCGGGCCTTCACAGGTCTGGTAATTGGAATGAGTACAATTTAAATCCCTTAACGAGGATCCACTGGAGGGCAAGTCTGGTGCCAGCAGCCGCGGTAATTCCAGCTCCAGTAGCGTATATTAAAGTTGTTGCAGTTAAAAAGCTCGTAGTTGGATTTCTGACGAACCGGCGTGGCCCGTTTCCGTTTCGGAGATGAGTGCTGTGCCGAGTTTGTCATCCTTCCAGAGAGCTACGCCTACCGTTTATTCGGCCGGGCGTATGTGATCTGGATCTATTACTTTGAAAAAATTAGAGTGTTTAAAGCAGGCTTACGCTATGAATACATTAGCATGGAATAATAATCTAGGACTTCGGTTCTATTTTGTTGGTTTCTAGGACTGAAGTAATGATTGATAGGGATAGTTGGGGGTGCTAGTATTCCGCGGCCAGAGGTGAAATTCTTGGATTCGTGGAAGACTAACTACTGCGAAAGCATTCACCAAGGATGTCTTCTTTAATCAAGAACGAAAGTTGGGGGATCGAAGACGATCAGATACCGTCGTAGTCTCAACCATAAACTATACCGACTAAGGATCAGTGAACGTTGCATTTT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TCTCGCCAGTCCAACTGGAGAGATACTTCTTAGAGGGACTATCGGTGTGTAGCCGATGGAAGTTCGAGGCAATAACAGGTCTGTGATGCCCTTAGATGTTCTGGGCTGCACGCGCGCTACACTGATACGTTCATCGAGCTACCAACCTTGACTGAAAAGTCTGGGTAATCTTCTCAACGCGTATCGTGATGGGGATAGATTATTGTAATTTTTGATCTTCAACGAGGAATTCCTAGTAAACGCGCGTCATTAACGCGCATTGATTACGTCCCTGCCCTTTGTACACACCGCCCGTCGCTACTACCGATTGGATGGTTTAGTGAGGTTCACGGACTGTTGCGTCTGGTTGGTTCGCCTTCCTTTCGCATACTGGAAGTGAAACAAACTTGATCATCTAGAGGAAGTAAAAGTCGTAACAAGGTTTCC</text:p>
          </table:table-cell>
          <table:table-cell office:value-type="string" calcext:value-type="string">
            <text:p>d__Eukaryota; p__Cercozoa; c__Imbricatea; o__Imbricatea; f__Euglyphida; g__Euglyph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CATATGCTTGTCTCAAAGACTAAGCCATGCATGTCTAAGTATAAACAACTTTATACTGTGAAACTGCGTACAGCTCATTATATCAGCAATTATTTATTTGATGGTACCTTACTACATGGATAACCGTGGTAATTCTAGAGCTAATACATGCGCAAAGTCCCAACTCTTGCGGGGAGGGATGTATTTATTAGATACAAAACCAATGCCGTTCTCGGACGGGTATTGTGGTGACTCATAATAACTGATCGAATCGCATGGCTTCACGCTGGCGATAGTTCATTCAAATTTCTGCCCTATCAGCTTTCGATGGTAGTGTAAAGGACTACCATGGCTATAACGGGTAACGGAGAATTAGGGTTCGATTCCGGAGAGGGAGCCTGAGAAATGGCTACCACATCCAAGGAAGGCAGCAGGCGCGCAAATTACCCAATCCTGACACAGGGAGGTAGTGACAAGAAATAACAATACCGGGCCTTCACAGGTCTGGTAATTGGAATGAGTACAATTTAAATCCCTTAACGAGGATCCACTGGAGGGCAAGTCTGGTGCCAGCAGCCGCGGTAATTCCAGCTCCAGTAGCGTATATTAAAGTTGTTGCAGTTAAAAAGCTCGTAGTTGGATTTCTGACGAACCGGCGTGGCCCGTTTCCGTTTCGGAGATGAGTGCTGTGCCGAGTTTGTCATCCTTCCAGAGAGCTACGCCTACCGTTTATTCGGCCGGGCGTATGTGATCTGGATCTATTACTTTGAAAAAATTAGAGTGTTTAAAGCAGGCTTACGCTATGAATACATTAGCATGGAATAATAATCTAGGACTTCGGTTCTATTTTGTTGGTTTCTAGGACTGAAGTAATGATTGATAGGGATAGTTGGGGGTGCTAGTATTCCGCGGCCAGAGGTGAAATTCTTGGATTCGTGGAAGACTAACTACTGCGAAAGCATTCACCAAGGATGTCTTCTTTAATCAAGAACGAAAGTTGGGGGATCGAAGACGATCAGATACCGTCGTAGTCTCAACCATAAACTATACCGACTAAGGATCAGTGAACGTTGCATTTT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TCTCGCCAGTCCAACTGGAGAGATACTTCTTAGAGGGACTATCGGTGTGTAGCCGATGGAAGTTCGAGGCAATAACAGGTCTGTGATGCCCTTAGATGTTCTGGGCTGCACGCGCGCTACACTGATACGTTCATCGAGCTACCAACCTTGACTGAAAAGTCTGGGTAATCTTCTCAACGCGTATCGTGATGGGGATAGATTATTGTAATTTTTGATCTTCAACGAGGAATTCCTAGTAAACGCGCGTCATTAACGCGCATTGATTACGTCCCTGCCCTTTGTACACACCGCCCGTCGCTACTACCGATTGGATGGTTTAGTGAGGTTCACGGACTGTTGCGTCTGGTTGGTTCGCCTTCCTTTCGCATACTGGAAGTGAAACAAACTTGATCATCTAGAGGAAGTAAAAGTCGTAACAAGGTTTCC</text:p>
          </table:table-cell>
          <table:table-cell office:value-type="string" calcext:value-type="string">
            <text:p>4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GGCTCATTATATCAGCAATAATTTATTTGATGGTCTCTTACTACTTGGATAACCGTAGTAATTCTAGAGCTAATACATGCGCGAAGCCTAGACCCTTACGGGAATGGGTGTATTTATTAGATAAAAAACCAATGCAGCCCTCTGGGTTGGTTCTTTGGTGATTCATAATAACTTTTCGAATCGCATAGCCTTGTGCTGGCGATAGTTCATTCAAATTTCTGCCCTATCAGCTTCGACGGTAGTGTAGTGGACTACCGTGGCGTTAACGGGTGACGGAGAATTAGGGTTCGATTCCGGAGAGGGAGCCTGAGAAACGGCTACCACATCCAAGGAAGGCAGCAGGCGCGCAAATTACCCAATCCTGACACAGTGAGGTAGTGACTAGAAATAACCATACCGGGCTATCATGGTCTGGTAATGGGAATGAGTGTAATTCAAATCCCTATGCGAGGATCCACTGGAGGGCAAGTCTGGTGCCAGCAGCCGCGGTAATTCCAGCTCCAGTAGCGTATATTAAAGTTGTTGCAGTTAAAAAGCTCGTAGTTGGATTTCTGGTCGACGGCGTATGATCGGGTGTCCTCCGGGCACTCTGTATCGTCGTCTGTTTGCCATCCTTCCAGAGAGCTGCGCCTACCATCTTGCATGGCAGGGCGCTGTGATCTGGATCGTTTACTTTGAAAAAATTAGAGTGTTCCAAGCAAGCTTACGCTTTGAATACATTAGCATGGAATAATAATATAGGACTTCTGTTCTATTTTGTTGGTTTCTAGAGCCGAAGTAATGATTGATAGGGATAGTTGGGGGTGCTAGTATTCAGCGGCCAGAGGTGAAATTCTTGGATTCGCTGAAGACTAACTACTGCGAAAGCATTCACCAAGGATGTCTTCTTTAATCAAGAACGAAAGTTGGGGGATCGAAGACGATCAGATACCGTCGTAGTCTCAACCATAAACTATACCGACTAAGGATCAGTGAAAGTCTATTTTTCGACTTCATTGGCACTTTATGAGAAATCAAAGTCTTTGGGTTCCGGGGGGAGTATGGTCGCAAGGCTGAAACTTAAAGGAATTGACGGAAGGGCACCACCAGGAGTGGAGCCTGCGGCTTAATTTGACTCAACACGGGAAAACTTACCAGGTCCAGACATAGTAAGGATTGACAGATTGAAGATCTTTCTTGATTCTATGGGTGGTGGTGCATGGCCGTTCTTAGTTGGTGGAGTGATTTGTCTGGTTAATTCCGTTAACGAACGAGACCTCGACCTGCTAAATAGTTGGCCTAATCCTCTGGATTGGGTCATACTTCTTAGAGGGACTATCGGTTGGTGTACCCGGTGGAAGTTCGAGGCAATAACAGGTCTGTGATGCCCTTAGATGTTCTGGGCCGCACGCGCGCTACACTGATATGTTCATCAAGTTTACAACCTTGGCTCGAAAGGCCTGGGTAATCTTTGAAAGCATATCGTGATGGGGATAGATTATTGTAATTATTGATCTTCAACGAGGAATTCCTAGTAAACGCAGGTCATCAACCTGCATTGATTACGTCCCTGCCCTTTGTACACACCGCCCGTCGCTACTACCGATTGGACGTTTTGGTGAGGTTCAGGGAATGAAATAGTTCGGTGGTTCGCTACTGAACGATGGACTGAACTGAAACAAACCTGAGCGTCTAGAGGAAGTAAAAGTCGTAACAAGGTTTCC</text:p>
          </table:table-cell>
          <table:table-cell office:value-type="string" calcext:value-type="string">
            <text:p>d__Eukaryota; p__Cercozoa; c__Imbricatea; o__Imbricatea; f__Euglyphida; g__Paulin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GTACGGCTCATTATATCAGCAATAATTTATTTGATGGTCTCTTACTACTTGGATAACCGTAGTAATTCTAGAGCTAATACATGCGCGAAGCCTAGACCCTTACGGGAATGGGTGTATTTATTAGATAAAAAACCAATGCAGCCCTCTGGGTTGGTTCTTTGGTGATTCATAATAACTTTTCGAATCGCATAGCCTTGTGCTGGCGATAGTTCATTCAAATTTCTGCCCTATCAGCTTCGACGGTAGTGTAGTGGACTACCGTGGCGTTAACGGGTGACGGAGAATTAGGGTTCGATTCCGGAGAGGGAGCCTGAGAAACGGCTACCACATCCAAGGAAGGCAGCAGGCGCGCAAATTACCCAATCCTGACACAGTGAGGTAGTGACTAGAAATAACCATACCGGGCTATCATGGTCTGGTAATGGGAATGAGTGTAATTCAAATCCCTATGCGAGGATCCACTGGAGGGCAAGTCTGGTGCCAGCAGCCGCGGTAATTCCAGCTCCAGTAGCGTATATTAAAGTTGTTGCAGTTAAAAAGCTCGTAGTTGGATTTCTGGTCGACGGCGTATGATCGGGTGTCCTCCGGGCACTCTGTATCGTCGTCTGTTTGCCATCCTTCCAGAGAGCTGCGCCTACCATCTTGCATGGCAGGGCGCTGTGATCTGGATCGTTTACTTTGAAAAAATTAGAGTGTTCCAAGCAAGCTTACGCTTTGAATACATTAGCATGGAATAATAATATAGGACTTCTGTTCTATTTTGTTGGTTTCTAGAGCCGAAGTAATGATTGATAGGGATAGTTGGGGGTGCTAGTATTCAGCGGCCAGAGGTGAAATTCTTGGATTCGCTGAAGACTAACTACTGCGAAAGCATTCACCAAGGATGTCTTCTTTAATCAAGAACGAAAGTTGGGGGATCGAAGACGATCAGATACCGTCGTAGTCTCAACCATAAACTATACCGACTAAGGATCAGTGAAAGTCTATTTTTCGACTTCATTGGCACTTTATGAGAAATCAAAGTCTTTGGGTTCCGGGGGGAGTATGGTCGCAAGGCTGAAACTTAAAGGAATTGACGGAAGGGCACCACCAGGAGTGGAGCCTGCGGCTTAATTTGACTCAACACGGGAAAACTTACCAGGTCCAGACATAGTAAGGATTGACAGATTGAAGATCTTTCTTGATTCTATGGGTGGTGGTGCATGGCCGTTCTTAGTTGGTGGAGTGATTTGTCTGGTTAATTCCGTTAACGAACGAGACCTCGACCTGCTAAATAGTTGGCCTAATCCTCTGGATTGGGTCATACTTCTTAGAGGGACTATCGGTTGGTGTACCCGGTGGAAGTTCGAGGCAATAACAGGTCTGTGATGCCCTTAGATGTTCTGGGCCGCACGCGCGCTACACTGATATGTTCATCAAGTTTACAACCTTGGCTCGAAAGGCCTGGGTAATCTTTGAAAGCATATCGTGATGGGGATAGATTATTGTAATTATTGATCTTCAACGAGGAATTCCTAGTAAACGCAGGTCATCAACCTGCATTGATTACGTCCCTGCCCTTTGTACACACCGCCCGTCGCTACTACCGATTGGACGTTTTGGTGAGGTTCAGGGAATGAAATAGTTCGGTGGTTCGCTACTGAACGATGGACTGAACTGAAACAAACCTGAGCGTCTAGAGGAAGTAAAAGTCGTAACAAGGTTTCC</text:p>
          </table:table-cell>
          <table:table-cell office:value-type="string" calcext:value-type="string">
            <text:p>26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GGCTCATTATATCAGCAATAATTTATTTGATGGTCTCTTACTACTTGGATACCCGTAGTAATTCTAGAGCTAATACATGCGCAAAACCTGGACCTTTACGGGAAAGGGTGTATTTATTAGATAAAAAACCAATGCAACCCTCTGGGTTGGTTCTTTGGTGATTCATAATAACTTTTCGAATCGCATAGCCTCGTGCTGGCGATAGTTCATTCAAATTTCTGCCCTATCAGCTTTCGACGGTAGTGTAGTGGACTACCGTGGCGTTAACGGGTGACGGAGAATTAGGGTTCGATTCCGGAGAGGGAGCCTGAGAAATGGCTACCACATCCAAGGAAGGCAGCAGGCGCGCAAATTACCCAATCCTGACACAGTGAGGTAGTGACTAGAAATAACCATACCGGGCTTTAACGGTCTGGTAATGGGAATGAGTGTAATTCAAATCCCTATGCGAGGATCCACTGGAGGGCAAGTCTGGTGCCAGCAGCCGCGGTAATTCCAGCTCCAGTAGCGTATATTAAAGTTGTTGCAGTTAAAAAGCTCGTAGTTGGATTTCTGGCTGGCCGCGTATGGTCGGGCGTCCTCAGGGCGCTTTGTATTGTCGCGTGTTTGCCATCCTTCCAGAGAGCTGTGCCTACCGTCTCGTACGGCAGGGCGCTGCGATCTGGATCGTTTACTTTGAAAAAATTAGAGTGTTCCAAGCAAGCTTACGCTTTGAATACATTAGCATGGAATAATAATATAGGACTTCTGTTCTATTTTGTTGGTTTCTAGGACCGAAGTAATGATTGATAGGGATAGTTGGGGGTGCTAGTATTCAGCGGCCAGAGGTGAAATTCTTGGATTCGCTGAAGACTAACTACTGCGAAAGCATTCACCAAGGATGTCTTCTTTAATCAAGAACGAAAGTTGGGGGATCGAAGACGATCAGATACCGTCGTAGTCTCAACCATAAACTATACCGACTAAGGATCAGTGGACGTCTAATCTTCGACTTCATTGGCACTTTATGAGAAATCAAAGTCTTTGGGTTCCGGGGGGAGTATGGTCGCAAGGCTGAAACTTAAAGGAATTGACGGAAGGGCACCACCAGGAGTGGAGCCTGCGGCTTAATTTGACTCAACACGGGAAAACTTACCAGGTCCAGACATAGTAAGGATTGACAGATTGAAGATCTTTCTTGATTCTATGGGTGGTGGTGCATGGCCGTTCTTAGTTGGTGGAGTGATTTGTCTGGTTAATTCCGTTAACGAACGAGACCTCGACCTGCTAAATAGTTGGTTCAATCCTCTGGATTGAGCTACACTTCTTAGAGGGACTATCGGATGGTGTACCCGGTGGAAGTTCGAGGCAATAACAGGTCTGTGATGCCCTTAGATGTTCTGGGCCGCACGCGCGCTACACTGATATGTTCATCAAGTTTACAACCTTGGCTCGAAAGGCCTGGGTAATCTTTGAAAGCATATCGTGATGGGGATAGATTATTGTAATTATTGATCTTCAACGAGGAATTCCTAGTAAACGCAGGTCATCAACCTGCATTGATTACGTCCCTGCCCTTTGTACACACCGCCCGTCGCTACTACCGATTGGACGTTTTGGTGAGGTTGAGGGAATGTAGTTGTCCGGTGGTTCGCTACTAGACGGCACGCATGAACTTAAACAAACCTGAGCGTCTAGAGGAAGTAAAAGTCGTAACAAGGTTTCC</text:p>
          </table:table-cell>
          <table:table-cell office:value-type="string" calcext:value-type="string">
            <text:p>d__Eukaryota; p__Cercozoa; c__Imbricatea; o__Imbricatea; f__Euglyphida; g__Paulin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GTACGGCTCATTATATCAGCAATAATTTATTTGATGGTCTCTTACTACTTGGATACCCGTAGTAATTCTAGAGCTAATACATGCGCAAAACCTGGACCTTTACGGGAAAGGGTGTATTTATTAGATAAAAAACCAATGCAACCCTCTGGGTTGGTTCTTTGGTGATTCATAATAACTTTTCGAATCGCATAGCCTCGTGCTGGCGATAGTTCATTCAAATTTCTGCCCTATCAGCTTTCGACGGTAGTGTAGTGGACTACCGTGGCGTTAACGGGTGACGGAGAATTAGGGTTCGATTCCGGAGAGGGAGCCTGAGAAATGGCTACCACATCCAAGGAAGGCAGCAGGCGCGCAAATTACCCAATCCTGACACAGTGAGGTAGTGACTAGAAATAACCATACCGGGCTTTAACGGTCTGGTAATGGGAATGAGTGTAATTCAAATCCCTATGCGAGGATCCACTGGAGGGCAAGTCTGGTGCCAGCAGCCGCGGTAATTCCAGCTCCAGTAGCGTATATTAAAGTTGTTGCAGTTAAAAAGCTCGTAGTTGGATTTCTGGCTGGCCGCGTATGGTCGGGCGTCCTCAGGGCGCTTTGTATTGTCGCGTGTTTGCCATCCTTCCAGAGAGCTGTGCCTACCGTCTCGTACGGCAGGGCGCTGCGATCTGGATCGTTTACTTTGAAAAAATTAGAGTGTTCCAAGCAAGCTTACGCTTTGAATACATTAGCATGGAATAATAATATAGGACTTCTGTTCTATTTTGTTGGTTTCTAGGACCGAAGTAATGATTGATAGGGATAGTTGGGGGTGCTAGTATTCAGCGGCCAGAGGTGAAATTCTTGGATTCGCTGAAGACTAACTACTGCGAAAGCATTCACCAAGGATGTCTTCTTTAATCAAGAACGAAAGTTGGGGGATCGAAGACGATCAGATACCGTCGTAGTCTCAACCATAAACTATACCGACTAAGGATCAGTGGACGTCTAATCTTCGACTTCATTGGCACTTTATGAGAAATCAAAGTCTTTGGGTTCCGGGGGGAGTATGGTCGCAAGGCTGAAACTTAAAGGAATTGACGGAAGGGCACCACCAGGAGTGGAGCCTGCGGCTTAATTTGACTCAACACGGGAAAACTTACCAGGTCCAGACATAGTAAGGATTGACAGATTGAAGATCTTTCTTGATTCTATGGGTGGTGGTGCATGGCCGTTCTTAGTTGGTGGAGTGATTTGTCTGGTTAATTCCGTTAACGAACGAGACCTCGACCTGCTAAATAGTTGGTTCAATCCTCTGGATTGAGCTACACTTCTTAGAGGGACTATCGGATGGTGTACCCGGTGGAAGTTCGAGGCAATAACAGGTCTGTGATGCCCTTAGATGTTCTGGGCCGCACGCGCGCTACACTGATATGTTCATCAAGTTTACAACCTTGGCTCGAAAGGCCTGGGTAATCTTTGAAAGCATATCGTGATGGGGATAGATTATTGTAATTATTGATCTTCAACGAGGAATTCCTAGTAAACGCAGGTCATCAACCTGCATTGATTACGTCCCTGCCCTTTGTACACACCGCCCGTCGCTACTACCGATTGGACGTTTTGGTGAGGTTGAGGGAATGTAGTTGTCCGGTGGTTCGCTACTAGACGGCACGCATGAACTTAAACAAACCTGAGCG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ACTTTATACTGTGAAACTGCGTACAGCTCATTATATCAGCAATTATTTATTTGATGGTACATTACTACATGGATAACCGTGGTAATTCTAGAGCTAATACATGCGCAAAGTCCCGACTCTTGCGGGGAGGGATGTATTTATTAGATTCAAAACCAATGCGGGCTCTGCCCGGTATTGTGGTGACTCATAATAACTGATCGAATCGCATGGCTTCACGCTGGCGATAGTTCATTCAAATTTCTGCCCTATCAGCTTGTCGGTAGGATAATTGCCTACGGAGGCTATCACGGGTAACGGAGAATTAGGGTTCGATTCCGGAGAGGGAGCCTGAGAAATGGCTACCACATCCAAGGAAGGCAGCAGGCGCGCAAATTACCCAATCCTGACACAGGGAGGTAGTGACAAGAAATAACAATACCGGGCCTTCTCAGGTCTGGTAATTGGAATGAGTACAATTTAAATCCCTTAACGAGGATCCACTGGAGGGCAAGTCTGGTGCCAGCAGCCGCGGTAATTCCAGCTCCAGTAGCGTATATTAAAGTTGTTGCAGTTAAAAAGCTCGTAGTTGGATTTCTGGCGAACCGATGCGACCCGTGCTCGTATCGGGCGTGTGTGCCGCGTCGAGTTTGTCATCCTTCCAGAAAGCTGCGTCTACCATTCACTTGGCCGGACGTATGTGATCTGGATCGATTACTTTGAAAAAATTAGAGTGTTTAAAGCAGGCTTACGCTGTGAATACATTAGCATGGAATAATAATATAGGACTTTGGTTCTATTTTGTTGGTTTCTAGGACTGAAGTAATGATTGATAGGGATAGTTGGGGGTGCTAGTATTCCGCGGCCAGAGGTGAAATTCTTGGATTCGCGGAAGACTAACTACTGCGAAAGCATTCACCAAGGATGTCTTCTTTAATCAAGAACGAAAGTTGGGGGATCGAAGACGATCAGATACCGTCGTAGTCTCAACCATAAACTATACCGACTAAGGATCAGTGAACGTTGCATTTT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TCCAGTTATCCTCGGATAGTCTGGCACTTCTTAGAGGGACTATCGGCGGTGTACCCGATGGAAGTTCGAGGCAATAACAGGTCTGTGATGCCCTTAGATGTTCTGGGCTGCACGCGCGCTACACTGATACGTTCATCGAGCTTACAACCTTGATCGAAAGGTCTGGGTAATCTTTAAATGCGTATCGTGATGGGGATAGATTATTGTAATTTTTGATCTTCAACGAGGAATTCCTAGTAAACGCGCGTCACTAGCGCGCATTGATTACGTCCCTGCCCTTTGTACACACCGCCCGTCGCTACTACCGATTGGATGGTTTAGTGAGGTCCACGGACTGTTGCATCTGGCTTGCCTTATGCAACGTGGAAGTGGGACAAACTTGATCATCTAGAGGAAGTAAAAGTCGTAACAAGGTTTCC</text:p>
          </table:table-cell>
          <table:table-cell office:value-type="string" calcext:value-type="string">
            <text:p>d__Eukaryota; p__Cercozoa; c__Imbricatea; o__Imbricatea; f__Euglyphida; g__Trinem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CATATGCTTGTCTCAAAGACTAAGCCATGCATGTCTAAGTATAAACAACTTTATACTGTGAAACTGCGTACAGCTCATTATATCAGCAATTATTTATTTGATGGTACATTACTACATGGATAACCGTGGTAATTCTAGAGCTAATACATGCGCAAAGTCCCGACTCTTGCGGGGAGGGATGTATTTATTAGATTCAAAACCAATGCGGGCTCTGCCCGGTATTGTGGTGACTCATAATAACTGATCGAATCGCATGGCTTCACGCTGGCGATAGTTCATTCAAATTTCTGCCCTATCAGCTTGTCGGTAGGATAATTGCCTACGGAGGCTATCACGGGTAACGGAGAATTAGGGTTCGATTCCGGAGAGGGAGCCTGAGAAATGGCTACCACATCCAAGGAAGGCAGCAGGCGCGCAAATTACCCAATCCTGACACAGGGAGGTAGTGACAAGAAATAACAATACCGGGCCTTCTCAGGTCTGGTAATTGGAATGAGTACAATTTAAATCCCTTAACGAGGATCCACTGGAGGGCAAGTCTGGTGCCAGCAGCCGCGGTAATTCCAGCTCCAGTAGCGTATATTAAAGTTGTTGCAGTTAAAAAGCTCGTAGTTGGATTTCTGGCGAACCGATGCGACCCGTGCTCGTATCGGGCGTGTGTGCCGCGTCGAGTTTGTCATCCTTCCAGAAAGCTGCGTCTACCATTCACTTGGCCGGACGTATGTGATCTGGATCGATTACTTTGAAAAAATTAGAGTGTTTAAAGCAGGCTTACGCTGTGAATACATTAGCATGGAATAATAATATAGGACTTTGGTTCTATTTTGTTGGTTTCTAGGACTGAAGTAATGATTGATAGGGATAGTTGGGGGTGCTAGTATTCCGCGGCCAGAGGTGAAATTCTTGGATTCGCGGAAGACTAACTACTGCGAAAGCATTCACCAAGGATGTCTTCTTTAATCAAGAACGAAAGTTGGGGGATCGAAGACGATCAGATACCGTCGTAGTCTCAACCATAAACTATACCGACTAAGGATCAGTGAACGTTGCATTTT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TCCAGTTATCCTCGGATAGTCTGGCACTTCTTAGAGGGACTATCGGCGGTGTACCCGATGGAAGTTCGAGGCAATAACAGGTCTGTGATGCCCTTAGATGTTCTGGGCTGCACGCGCGCTACACTGATACGTTCATCGAGCTTACAACCTTGATCGAAAGGTCTGGGTAATCTTTAAATGCGTATCGTGATGGGGATAGATTATTGTAATTTTTGATCTTCAACGAGGAATTCCTAGTAAACGCGCGTCACTAGCGCGCATTGATTACGTCCCTGCCCTTTGTACACACCGCCCGTCGCTACTACCGATTGGATGGTTTAGTGAGGTCCACGGACTGTTGCATCTGGCTTGCCTTATGCAACGTGGAAGTGGGACAAACTTGATCATCTAGAGGAAGTAAAAGTCGTAACAAGGTTTCC</text:p>
          </table:table-cell>
          <table:table-cell office:value-type="string" calcext:value-type="string">
            <text:p>16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CTAAGCCATGCATGTCTAAGTATAAACAACTTTATACTGTGAAACTGCGTACAGCTCATTATATCAGCAATTATTTATTTGATGGTTCCTTACTACATGGATAACCGTGGTAATTCTAGAGCTAATACATGCGCAAAGTCCCGACTCTCGCGGGGAGGGATGTATTTATTAGATTCAAAACCAATGCGGGCTCTGCCCGGTATTGTGGTGATTCATAATAACTGATCGAATCGCATGGCTTCACGCTGGCGATAGTTCATTCAAATTTCTGCCCTATCAGCTTGTCGGTAGGATAAAGGCCTACGGAGGCTATCACGGGTAACGGAGAATTAGGGTTCGATTCCGGAGAGGGAGCCTGAGAAATGGCTACCACATCCAAGGAAGGCAGCAGGCGCGCAAATTACCCAATCCTGACACAGGGAGGTAGTGACAAGAAATAACAATACCGGGCCTTTTCAGGTCTGGTAATTGGAATGAGTACAATTTAAATCCCTTAACGAGGATCCACTGGAGGGCAAGTCTGGTGCCAGCAGCCGCGGTAATTCCAGCTCCAGTAGCGTATATTAAAGTTGTTGCAGTTAAAAAGCTCGTAGTTGGATTTCTGGCGAACCGTTGCGGCCCGTGCTCATTTTGGGCGTGTGTGCCGTGTCGTGTTTGTCATCCTTCCAGAAAGCTGCGTCTACCATTCACTTGGCCGGACGTACGTGATCTGGATCGATTACTTTGAAAAAATTAGAGTGTTTAAAGCAGGCTTATGCTGTGAATACATTAGCATGGAATAATAATTTAGGACTTCGGTTCTATTTTGTTGGTTTCTAGGACTGAAGTAATGATTGATAGGGACAGTTGGGGGTGCTAGTATTCCGCGGCCAGAGGTGAAATTCTTGGATTCGCGGAAGACTAACTACTGCGAAAGCATTCACCAAGGATGTCTTCTTTAATCAAGAACGAAAGTTGGGGGATCGAAGACGATCAGATACCGTCGTAGTCTCAACCATAAACTATACCGACTAAGGATCAGTGAACGTTGATTTA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CTAGTTATTCATTGGATAATCTAGGCACTTCTTAGAGGGACTATCGGCGGTGTACCCGATGGAAGTTCGAGGCAATAACAGGTCTGTGATGCCCTTAGATGTTCTGGGCTGCACGCGCGCTACACTGATACGTTCATCGAGCTTACAACCTTGACTGGAAGGTCTGGGTAATCTTCAAAAGCGTATCGTGATGGGGATAGATTATTGTAATTTTTGATCTTCAACGAGGAATTCCTAGTAAACGCGCGTCACTAACGCGCATTGATTACGTCCCTGCCCTTTGTACACACCGCCCGTCGCTACTACCGATTGGATGGTTTAGTGAGGTCCACGGATTGTTGCTCTTGGCCGGTTCTCCGGTCCTGCGTATACGAGAAGTGGGACAAACTTGATCATCTAGAGGAAGTAAAAGTCGTAACAAGGTTTCC</text:p>
          </table:table-cell>
          <table:table-cell office:value-type="string" calcext:value-type="string">
            <text:p>d__Eukaryota; p__Cercozoa; c__Imbricatea; o__Imbricatea; f__Euglyphida; g__Trine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CTAAGCCATGCATGTCTAAGTATAAACAACTTTATACTGTGAAACTGCGTACAGCTCATTATATCAGCAATTATTTATTTGATGGTTCCTTACTACATGGATAACCGTGGTAATTCTAGAGCTAATACATGCGCAAAGTCCCGACTCTCGCGGGGAGGGATGTATTTATTAGATTCAAAACCAATGCGGGCTCTGCCCGGTATTGTGGTGATTCATAATAACTGATCGAATCGCATGGCTTCACGCTGGCGATAGTTCATTCAAATTTCTGCCCTATCAGCTTGTCGGTAGGATAAAGGCCTACGGAGGCTATCACGGGTAACGGAGAATTAGGGTTCGATTCCGGAGAGGGAGCCTGAGAAATGGCTACCACATCCAAGGAAGGCAGCAGGCGCGCAAATTACCCAATCCTGACACAGGGAGGTAGTGACAAGAAATAACAATACCGGGCCTTTTCAGGTCTGGTAATTGGAATGAGTACAATTTAAATCCCTTAACGAGGATCCACTGGAGGGCAAGTCTGGTGCCAGCAGCCGCGGTAATTCCAGCTCCAGTAGCGTATATTAAAGTTGTTGCAGTTAAAAAGCTCGTAGTTGGATTTCTGGCGAACCGTTGCGGCCCGTGCTCATTTTGGGCGTGTGTGCCGTGTCGTGTTTGTCATCCTTCCAGAAAGCTGCGTCTACCATTCACTTGGCCGGACGTACGTGATCTGGATCGATTACTTTGAAAAAATTAGAGTGTTTAAAGCAGGCTTATGCTGTGAATACATTAGCATGGAATAATAATTTAGGACTTCGGTTCTATTTTGTTGGTTTCTAGGACTGAAGTAATGATTGATAGGGACAGTTGGGGGTGCTAGTATTCCGCGGCCAGAGGTGAAATTCTTGGATTCGCGGAAGACTAACTACTGCGAAAGCATTCACCAAGGATGTCTTCTTTAATCAAGAACGAAAGTTGGGGGATCGAAGACGATCAGATACCGTCGTAGTCTCAACCATAAACTATACCGACTAAGGATCAGTGAACGTTGATTTA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CTAGTTATTCATTGGATAATCTAGGCACTTCTTAGAGGGACTATCGGCGGTGTACCCGATGGAAGTTCGAGGCAATAACAGGTCTGTGATGCCCTTAGATGTTCTGGGCTGCACGCGCGCTACACTGATACGTTCATCGAGCTTACAACCTTGACTGGAAGGTCTGGGTAATCTTCAAAAGCGTATCGTGATGGGGATAGATTATTGTAATTTTTGATCTTCAACGAGGAATTCCTAGTAAACGCGCGTCACTAACGCGCATTGATTACGTCCCTGCCCTTTGTACACACCGCCCGTCGCTACTACCGATTGGATGGTTTAGTGAGGTCCACGGATTGTTGCTCTTGGCCGGTTCTCCGGTCCTGCGTATACGAGAAGTGGGACAAACTTGATCATCTAGAGGAAGTAAAAGTCGTAACAAGGTTTCC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CGTCTAAGTATAAACGACTTTATACTGTGAAACTGCGTACAGCTCATTATATCAGCAATTATTTATTTGATGGTTCCTTACCACTTGGATAACCGTGGTAATTCTAGAGCTAATACATGCGCAAAGTCCCAACTCTCGCGGGGAGGGATGTATTTATTAGATTCAAAACTAACGCGGACTTCTGTCCGGACTGTTGGTGTGTCATAATAACTGATCGGATCGCATAGCTTTACGCTGGCGACAGTTCATTCAAATTTCTGCCCTATCAGCTTGTCGGTAGGATAAAGGCCTACGGAGGCTATCACGGGTAACGGAGAATTAGGGTTCGATTCCGGAGAGGGAGCCTGAGAAACGGCTACCACATCCAAGGAAGGCAGCAGGCGCGCAAATTACCCACTCCTGACACAGGGAGGTAGTGACAAGAAATAACAATACCGGGCCTTTCTAGGTCTGGTAATTGGAATGAGTACAATTTAAATCCCTTAACGAGGATCCACTGGAGGGCAAGTCTGGTGCCAGCAGCCGCGGTAATTCCAGCTCCAGTAGCGTATATTAAAGTTGTTGCAGTTAAAAAGCTCGTAGTTGGATTTCTGGCAAACCGGGGCGGCCCGTGCTCTTATTGGGTGCTGTGTGCCGTGTCGTGTTTGTCATCCTTCCAGAGAGCTGCGTCTACCATTCACTTGGCCGGACGTACGTGATCTGGATCGATTACTTTGAAAAAATTAGAGTGTTTAAAGCAGGCTTATGCTGTGAATACATTAGCATGGAATAATAATTTAGGACTTCGGTCCTATTTTGTTGGTTTCTAGGACAGAAGTAATGATTGATAGGGACAGTTGGGGGTGCTAGTATTCCGCGGCCAGAGGTGAAATTCTTGGATTCGCGGAAGACTAACTACTGCGAAAGCATTCACCAAGGATGTCTTCTTTAATCAAGAACGAAAGTTGGGGGATCGAAGACGATCAGATACCGTCGTAGTCTCAACTATAAACTATACCGACTAAGGATCAATGTAAGTTGTCTTA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CACAGGGTATTCATGCGATACAATTGTACTTCTTAGAGGGACTATCAGTTGGTGTACCTGATGGAAGTTCGAGGCAATAACAGGTCTGTGATGCCCTTAGATGTCCTGGGCTGCACGCGCGCTACACTGATTCACACATCGAGCTTACAACCTGGACTGGAAGGTTTGGGTAATCTTGAAAAGCGAATCGTGATGGGGATAGATTATTGTAATTTTTGATCTTCAACGAGGAATTCCTAGTAAACGCGCGTCACTAACGCGCATTGATTACGTCCCTGCCCTTTGTACACACCGCCCGTCGCTACTACCGATTGGATGGTTTAGTGAGGCCCACGGACTGTTGCTCTTGGTCGGTCTCGGCCGATCCTGAGTATACGGGAAGTGGAACAAACTTGATCATCTAGAGGAAGTAAAAGTCGTAACAAGGTTTCC</text:p>
          </table:table-cell>
          <table:table-cell office:value-type="string" calcext:value-type="string">
            <text:p>d__Eukaryota; p__Cercozoa; c__Imbricatea; o__Imbricatea; f__Euglyphida; g__Trine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CGTCTAAGTATAAACGACTTTATACTGTGAAACTGCGTACAGCTCATTATATCAGCAATTATTTATTTGATGGTTCCTTACCACTTGGATAACCGTGGTAATTCTAGAGCTAATACATGCGCAAAGTCCCAACTCTCGCGGGGAGGGATGTATTTATTAGATTCAAAACTAACGCGGACTTCTGTCCGGACTGTTGGTGTGTCATAATAACTGATCGGATCGCATAGCTTTACGCTGGCGACAGTTCATTCAAATTTCTGCCCTATCAGCTTGTCGGTAGGATAAAGGCCTACGGAGGCTATCACGGGTAACGGAGAATTAGGGTTCGATTCCGGAGAGGGAGCCTGAGAAACGGCTACCACATCCAAGGAAGGCAGCAGGCGCGCAAATTACCCACTCCTGACACAGGGAGGTAGTGACAAGAAATAACAATACCGGGCCTTTCTAGGTCTGGTAATTGGAATGAGTACAATTTAAATCCCTTAACGAGGATCCACTGGAGGGCAAGTCTGGTGCCAGCAGCCGCGGTAATTCCAGCTCCAGTAGCGTATATTAAAGTTGTTGCAGTTAAAAAGCTCGTAGTTGGATTTCTGGCAAACCGGGGCGGCCCGTGCTCTTATTGGGTGCTGTGTGCCGTGTCGTGTTTGTCATCCTTCCAGAGAGCTGCGTCTACCATTCACTTGGCCGGACGTACGTGATCTGGATCGATTACTTTGAAAAAATTAGAGTGTTTAAAGCAGGCTTATGCTGTGAATACATTAGCATGGAATAATAATTTAGGACTTCGGTCCTATTTTGTTGGTTTCTAGGACAGAAGTAATGATTGATAGGGACAGTTGGGGGTGCTAGTATTCCGCGGCCAGAGGTGAAATTCTTGGATTCGCGGAAGACTAACTACTGCGAAAGCATTCACCAAGGATGTCTTCTTTAATCAAGAACGAAAGTTGGGGGATCGAAGACGATCAGATACCGTCGTAGTCTCAACTATAAACTATACCGACTAAGGATCAATGTAAGTTGTCTTA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CACAGGGTATTCATGCGATACAATTGTACTTCTTAGAGGGACTATCAGTTGGTGTACCTGATGGAAGTTCGAGGCAATAACAGGTCTGTGATGCCCTTAGATGTCCTGGGCTGCACGCGCGCTACACTGATTCACACATCGAGCTTACAACCTGGACTGGAAGGTTTGGGTAATCTTGAAAAGCGAATCGTGATGGGGATAGATTATTGTAATTTTTGATCTTCAACGAGGAATTCCTAGTAAACGCGCGTCACTAACGCGCATTGATTACGTCCCTGCCCTTTGTACACACCGCCCGTCGCTACTACCGATTGGATGGTTTAGTGAGGCCCACGGACTGTTGCTCTTGGTCGGTCTCGGCCGATCCTGAGTATACGGGAAGTGGAACAAACTTGATCATCTAGAGGAAGTAAAAGTCGTAACAAGGTTTCC</text:p>
          </table:table-cell>
          <table:table-cell office:value-type="string" calcext:value-type="string">
            <text:p>16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CAAAGATTAAGCCATGCATGCCTAAGTATAAACGACTTTATACTGTGAAACTGCGTACAGCTCATTATATCAGCAATTATTTATTTGATGGTTCCTTACCACTTGGATAACCGTGGTAATTCTAGAGCTAATACATGCGCAAAGTCCCGACTCTCGCGGGGAGGGATGTATTTATTAGATTCAAAACCAATGCGAGCTCTGCTCGGTCCATTGGTCATTCATAATAACTGATCAGATCGCATAGCTTCACGCTGGCGACAGTTCATTCAAATTTCTGCCCTATCAGCTTGTCGGTAGGATAAAGGCCTACGGAGGCTATCACGGGTAACGGAGAATTAGGGTTCGATTCCGGAGAGGGAGCCTGAGAAACGGCTACCACATCCAAGGAAGGCAGCAGGCGCGCAAATTACCCAATCCTGACACAGGGAGGTAGTGACAAGAAATAACAATACCGGGCCTTTCCAGGTCTGGTAATTGGAATGAGTACAATTTAAATCCCTTAACGAGGATCCACTGGAGGGCAAGTCTGGTGCCAGCAGCCGCGGTAATTCCAGCTCCAGTAGCGTATATTAAAGTTGTTGCAGTTAAAAAGCTCGTAGTTGGATATCTGACAAACCGTTGCGGCCCTTGCTCATCTTGGGCGATGTGTGTCGTGTCGTGTTTGTCATCCTTCCAGAGAGCTGCGTCTACCATTTACTTGGCCGGACGTACGCGATCTGGATCGATTACTTTGAAAAAATTAGAGTGTTTAAAGCAGGCTTATGCTGTGAATACATTAGCATGGAATAATAATTTAGGACTTCGGTCCTATTTTGTTGGTTTCTAGGACAGAAGTAATGATTGATAGGGACAGTTGGGGGTGCTAGTATTCCGCGGCCAGAGGTGAAATTCTTGGATTCGCGGAAGACTAACTACTGCGAAAGCATTCACCAAGGATGTCTTCTTTAATCAAGAACGAAAGTTGGGGGATCGAAGACGATCAGATACCGTCGTAGTCTCAACCATAAACTATACCGACTAAGGATCAATGAACGTTGTTTTA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CAATAGATCCATCGGATACAATTGGCACTTCTTAGAGGGACTATCGGTTGGTGTACCCGATGGAAGTTCGAGGCAATAACAGGTCTGTGATGCCCTTAGATGTTCTGGGCTGCACGCGCGCTACACTGATACGTTCATCGAGCATACAACCTGGACTGGAAGGTCTGGGTAATCTTCAAAAGCGTATCGTGATGGGGATAGATTATTGTAATTTTTGATCTTCAACGAGGAATTCCTAGTAAACGCGCGTCACTAACGCGCATTGATTACGTCCCTGCCCTTTGTACACACCGCCCGTCGCTACTACCGATTGGATGGTTTAGTGAGGCCCACGGACTGTTGCTCTTGGTCGGTTCGCCGATCCTGAGTATACGGGAAGTGGAACAAACTTGATCATCTAGAGGAAGTAAAAGTCGTAACAAGGTTTCC</text:p>
          </table:table-cell>
          <table:table-cell office:value-type="string" calcext:value-type="string">
            <text:p>d__Eukaryota; p__Cercozoa; c__Imbricatea; o__Imbricatea; f__Euglyphida; g__Trine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CAAAGATTAAGCCATGCATGCCTAAGTATAAACGACTTTATACTGTGAAACTGCGTACAGCTCATTATATCAGCAATTATTTATTTGATGGTTCCTTACCACTTGGATAACCGTGGTAATTCTAGAGCTAATACATGCGCAAAGTCCCGACTCTCGCGGGGAGGGATGTATTTATTAGATTCAAAACCAATGCGAGCTCTGCTCGGTCCATTGGTCATTCATAATAACTGATCAGATCGCATAGCTTCACGCTGGCGACAGTTCATTCAAATTTCTGCCCTATCAGCTTGTCGGTAGGATAAAGGCCTACGGAGGCTATCACGGGTAACGGAGAATTAGGGTTCGATTCCGGAGAGGGAGCCTGAGAAACGGCTACCACATCCAAGGAAGGCAGCAGGCGCGCAAATTACCCAATCCTGACACAGGGAGGTAGTGACAAGAAATAACAATACCGGGCCTTTCCAGGTCTGGTAATTGGAATGAGTACAATTTAAATCCCTTAACGAGGATCCACTGGAGGGCAAGTCTGGTGCCAGCAGCCGCGGTAATTCCAGCTCCAGTAGCGTATATTAAAGTTGTTGCAGTTAAAAAGCTCGTAGTTGGATATCTGACAAACCGTTGCGGCCCTTGCTCATCTTGGGCGATGTGTGTCGTGTCGTGTTTGTCATCCTTCCAGAGAGCTGCGTCTACCATTTACTTGGCCGGACGTACGCGATCTGGATCGATTACTTTGAAAAAATTAGAGTGTTTAAAGCAGGCTTATGCTGTGAATACATTAGCATGGAATAATAATTTAGGACTTCGGTCCTATTTTGTTGGTTTCTAGGACAGAAGTAATGATTGATAGGGACAGTTGGGGGTGCTAGTATTCCGCGGCCAGAGGTGAAATTCTTGGATTCGCGGAAGACTAACTACTGCGAAAGCATTCACCAAGGATGTCTTCTTTAATCAAGAACGAAAGTTGGGGGATCGAAGACGATCAGATACCGTCGTAGTCTCAACCATAAACTATACCGACTAAGGATCAATGAACGTTGTTTTACGACTTCATTGGCACTTTGTGAGAAATCAAAGTCTTTGGGTTCCGGGGGGAGTATGGTCGCAAGGCTGAAACTTAAAGGAATTGACGGAAGGGCACCACCAGGAGTGGAGCCTGCGGCTTAATTTGACTCAACACGGGAAAACTTACCAGGTCCAGACATAGTGAGGATTGACAGATTGAAGATCTTTCTTGATTCTATGGGTGGTGGTGCATGGCCGTTCTTAGTTGGTGGAGTGATTTGTCTGGTTAATTCCGTTAACGAACGAGACCTCGACCTGCTAAATAGTACAATAGATCCATCGGATACAATTGGCACTTCTTAGAGGGACTATCGGTTGGTGTACCCGATGGAAGTTCGAGGCAATAACAGGTCTGTGATGCCCTTAGATGTTCTGGGCTGCACGCGCGCTACACTGATACGTTCATCGAGCATACAACCTGGACTGGAAGGTCTGGGTAATCTTCAAAAGCGTATCGTGATGGGGATAGATTATTGTAATTTTTGATCTTCAACGAGGAATTCCTAGTAAACGCGCGTCACTAACGCGCATTGATTACGTCCCTGCCCTTTGTACACACCGCCCGTCGCTACTACCGATTGGATGGTTTAGTGAGGCCCACGGACTGTTGCTCTTGGTCGGTTCGCCGATCCTGAGTATACGGGAAGTGGAACAAACTTGATCATCTAGAGGAAGTAAAAGTCGTAACAAGGTTTCC</text:p>
          </table:table-cell>
          <table:table-cell office:value-type="string" calcext:value-type="string">
            <text:p>2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GTAAGAATAAACAACTTTATTCTGTGAATCTGCGTACAGCTCATTATATCAGCAATAATTTATTTGATGGTCAAAATTACATGGATAACCGTAGTAATTCTAGAGCTAATACATGCGTAAAGTCTCAACTCTCACGGGAAGGGATGTATTTATTAGATAAAAAAACTAATACGGCCTCTGGTCGGCATTGGTGGTGAGTCTTAGTAACTGATCGAATCGCTGGTCTTGTATTGGCGATGGTTCATTCAAATTTCTGCCCTATCAGCTTTCGATGGTAGTGTAGCGGACTACCATGGCGGTAACGGGTAACGGAGAATTAGGGTTCGATTCCGGAGAGGGAGCCTGAGAAACGGCTACCACATCCAAGGAAGGCAGCAGGCGCGCAAATTACCCAATCCTGACACGGGGAGGTAGTGACAAGAAATAACAATAATGGGCTTTTTCAAGTCTGTTAATTGGAATGAGTACAATTTAAACCACTTAACGAATGCCATTGGAGGGCAAGTCTGGTGCCAGCAGCCGCGGTAATTCCAGCTCCAATAGCGTATATTAAAGTTGTTGCAGTTAAAAAGCTCGTAGTTGGATTTCTGGTATAGTGCGCTTGGCCCGCCACGGTTTCGTGTGTGAGTGCCGATGCGTGCTTACCATCTTTCTGGAGAACGTTCCTGCCCTTTACTGGGTTGGGTTCGCAATCCAGAACTTTTACTTTGAAAAAATTAGAGTGTTTAAAGCAGGCGTGAGCTATGAATACATTAGCATGGAATGATCAGGTAGGACTTGAGTTTTATTTTGTTGGTTCCAGAACTTAAGTAATGATTGATAGGGATTGTTGGGGGTGCCAGTATTCAGCGGCCAGAGGTGAAATTCTTGGATTCGCTGAAGACTAACTTAAGCGAAAGCATTCACCAAGGATGTCTTCTTTAATCAAGAACGAAAGTTGGGGGATCGAAGACGATCAGATACCGTCGTAGTCTCAACCATAAACTATGCCGACTCAGGATGGGTGAACGTTGATTACTTGACTTCATTCGCACTGTAGGAGAAATCAAAGTTTTTGGGTTCCGGGGGGAGTATGGTCGCAAGGCTGAAACTTAAAGGAATTGACGGAAGGGCACCACCAGGAGTGGAGCCTGCGGCTTAATTTGACTCAACACGGGAAAACTTACCAGGTCCGGACATAGTGAGGATTGACAGATTGAAGATCTTTCTTGATTCTATGGGTGGTGGTGCATGGCCGTTCTTAGTTGGTGGAGTGATTTGTCTGGTTAATTCCGTTAACGAACGAGACCTCTACCTGCTAAATAGTTCAGGAAACTCTTTTACGGGTTTCCTTGTGACTTCTTAGAGGGACTATCTGTGTGTAGCGGATGGAAGTTGGAGGCAATAACAGGTCTGTGATGCCCTTAGATGTTCTGGGCCGCACGCGCGCTACACTGACTGGTGCATCGAGTTTACAACCTTGACCGGTAGGTCTGGGTAATCTTTGAAAGCCAGTCGTGCTGGGGATAGATTATTGTAATTTTTAATCTTCAACGAGGAATTCCTAGTAAATGCAAGTCATCAACTTGCGTTGATTACGTCCCTGCCCTTTGTACACACCGCCCGTCGCTACTACCGATTGAATGGCTTAGTGAGCTCCACGGACCGCAGCCCCTGGTTGGGTTCTCCCTTCCGTTGGTTCGCGGGAAGTGGATCAAACTTGATCATTTAGAGGAAGTAAAAGTCGTAACAAGGTTTCC</text:p>
          </table:table-cell>
          <table:table-cell office:value-type="string" calcext:value-type="string">
            <text:p>d__Eukaryota; p__Cercozoa; c__Imbricatea; o__Imbricatea; f__Thaumatomonadid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CAAAGACTAAGCCATGCATGTGTAAGAATAAACAACTTTATTCTGTGAATCTGCGTACAGCTCATTATATCAGCAATAATTTATTTGATGGTCAAAATTACATGGATAACCGTAGTAATTCTAGAGCTAATACATGCGTAAAGTCTCAACTCTCACGGGAAGGGATGTATTTATTAGATAAAAAAACTAATACGGCCTCTGGTCGGCATTGGTGGTGAGTCTTAGTAACTGATCGAATCGCTGGTCTTGTATTGGCGATGGTTCATTCAAATTTCTGCCCTATCAGCTTTCGATGGTAGTGTAGCGGACTACCATGGCGGTAACGGGTAACGGAGAATTAGGGTTCGATTCCGGAGAGGGAGCCTGAGAAACGGCTACCACATCCAAGGAAGGCAGCAGGCGCGCAAATTACCCAATCCTGACACGGGGAGGTAGTGACAAGAAATAACAATAATGGGCTTTTTCAAGTCTGTTAATTGGAATGAGTACAATTTAAACCACTTAACGAATGCCATTGGAGGGCAAGTCTGGTGCCAGCAGCCGCGGTAATTCCAGCTCCAATAGCGTATATTAAAGTTGTTGCAGTTAAAAAGCTCGTAGTTGGATTTCTGGTATAGTGCGCTTGGCCCGCCACGGTTTCGTGTGTGAGTGCCGATGCGTGCTTACCATCTTTCTGGAGAACGTTCCTGCCCTTTACTGGGTTGGGTTCGCAATCCAGAACTTTTACTTTGAAAAAATTAGAGTGTTTAAAGCAGGCGTGAGCTATGAATACATTAGCATGGAATGATCAGGTAGGACTTGAGTTTTATTTTGTTGGTTCCAGAACTTAAGTAATGATTGATAGGGATTGTTGGGGGTGCCAGTATTCAGCGGCCAGAGGTGAAATTCTTGGATTCGCTGAAGACTAACTTAAGCGAAAGCATTCACCAAGGATGTCTTCTTTAATCAAGAACGAAAGTTGGGGGATCGAAGACGATCAGATACCGTCGTAGTCTCAACCATAAACTATGCCGACTCAGGATGGGTGAACGTTGATTACTTGACTTCATTCGCACTGTAGGAGAAATCAAAGTTTTTGGGTTCCGGGGGGAGTATGGTCGCAAGGCTGAAACTTAAAGGAATTGACGGAAGGGCACCACCAGGAGTGGAGCCTGCGGCTTAATTTGACTCAACACGGGAAAACTTACCAGGTCCGGACATAGTGAGGATTGACAGATTGAAGATCTTTCTTGATTCTATGGGTGGTGGTGCATGGCCGTTCTTAGTTGGTGGAGTGATTTGTCTGGTTAATTCCGTTAACGAACGAGACCTCTACCTGCTAAATAGTTCAGGAAACTCTTTTACGGGTTTCCTTGTGACTTCTTAGAGGGACTATCTGTGTGTAGCGGATGGAAGTTGGAGGCAATAACAGGTCTGTGATGCCCTTAGATGTTCTGGGCCGCACGCGCGCTACACTGACTGGTGCATCGAGTTTACAACCTTGACCGGTAGGTCTGGGTAATCTTTGAAAGCCAGTCGTGCTGGGGATAGATTATTGTAATTTTTAATCTTCAACGAGGAATTCCTAGTAAATGCAAGTCATCAACTTGCGTTGATTACGTCCCTGCCCTTTGTACACACCGCCCGTCGCTACTACCGATTGAATGGCTTAGTGAGCTCCACGGACCGCAGCCCCTGGTTGGGTTCTCCCTTCCGTTGGTTCGCGGGAAGTGG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GTAAGAATAAACACCTTTATTCTGTGAATCTGCGTACAGCTCATTATATCAGTAATAATTTATTTGATGGTTAACTACTACATGGATACCCGTAGTAATTCTAGAGCTAATACATGCGTGAGTTCTCGACTCTTCACCGGGGAGGGATGTATTTATTAGTTAAAAAACCAATGCGGGCTCTGCCTGGTTTCCGATTTGGTGATTCATAGTAACTGTTCGAATCGCGGGTCTCTTTTGTGCTTGCGATAGTTCATTCAAATTTCTGCCCTATCAGCTTTCGACGGTAGTGTAGTGGACTACCGTGGCGTTAACGGGTAACGGAGAATTAGGGTTCGATTCCGGAGAGGGAGCCTGAGAAACGGCTACCACATCCAAGGAAGGCAGCAGGCGCGCAAATTACCCAATCCTGACACGGGGAGGTAGTGACAATAAATAACGATAATGGGCTTTTTCAAGTCTGTTAATCGGAATGAGTACAATTTAAACCACTTAACGAATTCCATTGGAGGGCAAGTCTGGTGCCAGCAGCCGCGGTAATTCCAGCTCCAATAGCGTATATTAAAGTTGTTGCAGTTAAAAAGCTCGTAGTTGGATTTCTGGTTAGGTGCGCTTGGCCCGCCACCGTCAGGTGTGTGAGTGCCGATGCGCGCTTGCCATCTCGTCGTCTGGAGAACGTTCCTGCCCTTTACTGGGTTGGGTTCGCAATCCAGAATTTTTACTTTGAAAAAATTAGAGTGTTTAAAGCAGGCGTCTGTTGCTGTGAATATATTAGCATGGAATAATAACTTAGGGCTTCTGTCTTATTTTGTTGGTTTCTAAGACTAGAAGTAATGGTTGATAGGGACAGTTGGGGGTGCTAGTATTCAGCGGCCAGAGGTGAAATTCTTGGATTCGCTGAAGACTAACTTATGCGAAAGCATTCACCAAGGATGTCTTCTTTAATCAAGAACGAAAGTTGGGGGATCGAAGACGATCAGATACCGTCGTAGTCTCAACTATAAACTATGCCGACTCAGGATGGGAGAACGTTGAATTTTATTGACTTCTTTTGCACTGTATGAGAAATCAAAGTTTTTGGGTTCCGGGGGGAGTATGGTCGCAAGGCTGAAACTTAAAGGAATTGACGGAAGGGCACCACCAGGAGTGGAGCCTGCGGCTTAATTTGACTCAACACGGGAAAACTTACCAGGTCCGGACATAGTGAGGATTGACAGATTGAAGATCTTTCTTGATTCTATGGGTGGTGGTGCATGGCCGTTCTTAGTTGGTGGAGTGATTTGTCTGGTTAATTCCGTTAACGAACGAGACCTCTACCTGCTAAATAGTTCGGGGAAATCTAGTTTTTGGGTTTCCCTTTCGTGACTTCTTAGAGGGACTATCTGTGTGTAGCGGATGGAAGTTGGAGGCAATAACAGGTCTGTGATGCCCTTAGATGTTCTGGGCCGCACGCGCGCTACACTGACTGGTTCATCGAGCTTACAACCTTGACCGGTAGGTCTGGGTAATCTTGCAAAGCCAGTCGTGCTGGGGATAGATTATTGTAATTTTTAATCTTCAACGAGGAATTCCTAGTAAACGCAAGTCATCAACTTGCATTGATTACGTCCCTGCCCTTTGTACACACCGCCCGTCGCTACTACCGATTGAATGGCTTAGTGAGCTCCACGGACAGCGGCCTCTGGTTGGTTCGCCTTTCATTGGTTCGCAGGAAGTGGATCAAACTTGATCATTTAGAGGAAGTAAAAGTCGTAACAAGGTTTCC</text:p>
          </table:table-cell>
          <table:table-cell office:value-type="string" calcext:value-type="string">
            <text:p>d__Eukaryota; p__Cercozoa; c__Imbricatea; o__Imbricatea; f__Thaumatomonadid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CTAAGCCATGCATGTGTAAGAATAAACACCTTTATTCTGTGAATCTGCGTACAGCTCATTATATCAGTAATAATTTATTTGATGGTTAACTACTACATGGATACCCGTAGTAATTCTAGAGCTAATACATGCGTGAGTTCTCGACTCTTCACCGGGGAGGGATGTATTTATTAGTTAAAAAACCAATGCGGGCTCTGCCTGGTTTCCGATTTGGTGATTCATAGTAACTGTTCGAATCGCGGGTCTCTTTTGTGCTTGCGATAGTTCATTCAAATTTCTGCCCTATCAGCTTTCGACGGTAGTGTAGTGGACTACCGTGGCGTTAACGGGTAACGGAGAATTAGGGTTCGATTCCGGAGAGGGAGCCTGAGAAACGGCTACCACATCCAAGGAAGGCAGCAGGCGCGCAAATTACCCAATCCTGACACGGGGAGGTAGTGACAATAAATAACGATAATGGGCTTTTTCAAGTCTGTTAATCGGAATGAGTACAATTTAAACCACTTAACGAATTCCATTGGAGGGCAAGTCTGGTGCCAGCAGCCGCGGTAATTCCAGCTCCAATAGCGTATATTAAAGTTGTTGCAGTTAAAAAGCTCGTAGTTGGATTTCTGGTTAGGTGCGCTTGGCCCGCCACCGTCAGGTGTGTGAGTGCCGATGCGCGCTTGCCATCTCGTCGTCTGGAGAACGTTCCTGCCCTTTACTGGGTTGGGTTCGCAATCCAGAATTTTTACTTTGAAAAAATTAGAGTGTTTAAAGCAGGCGTCTGTTGCTGTGAATATATTAGCATGGAATAATAACTTAGGGCTTCTGTCTTATTTTGTTGGTTTCTAAGACTAGAAGTAATGGTTGATAGGGACAGTTGGGGGTGCTAGTATTCAGCGGCCAGAGGTGAAATTCTTGGATTCGCTGAAGACTAACTTATGCGAAAGCATTCACCAAGGATGTCTTCTTTAATCAAGAACGAAAGTTGGGGGATCGAAGACGATCAGATACCGTCGTAGTCTCAACTATAAACTATGCCGACTCAGGATGGGAGAACGTTGAATTTTATTGACTTCTTTTGCACTGTATGAGAAATCAAAGTTTTTGGGTTCCGGGGGGAGTATGGTCGCAAGGCTGAAACTTAAAGGAATTGACGGAAGGGCACCACCAGGAGTGGAGCCTGCGGCTTAATTTGACTCAACACGGGAAAACTTACCAGGTCCGGACATAGTGAGGATTGACAGATTGAAGATCTTTCTTGATTCTATGGGTGGTGGTGCATGGCCGTTCTTAGTTGGTGGAGTGATTTGTCTGGTTAATTCCGTTAACGAACGAGACCTCTACCTGCTAAATAGTTCGGGGAAATCTAGTTTTTGGGTTTCCCTTTCGTGACTTCTTAGAGGGACTATCTGTGTGTAGCGGATGGAAGTTGGAGGCAATAACAGGTCTGTGATGCCCTTAGATGTTCTGGGCCGCACGCGCGCTACACTGACTGGTTCATCGAGCTTACAACCTTGACCGGTAGGTCTGGGTAATCTTGCAAAGCCAGTCGTGCTGGGGATAGATTATTGTAATTTTTAATCTTCAACGAGGAATTCCTAGTAAACGCAAGTCATCAACTTGCATTGATTACGTCCCTGCCCTTTGTACACACCGCCCGTCGCTACTACCGATTGAATGGCTTAGTGAGCTCCACGGACAGCGGCCTCTGGTTGGTTCGCCTTTCATTGGTTCGCAGGAAGTGGATCA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AGCTCATTAAATCAGTAATAATTTATTTGATGGTCTCTTCTACATGGATAACCGTAGTAATTCTAGAGCTAATACATGCGTAAAGTCCCGACTCGCGAGGGGAGGGATGTATTTATTAGTTAAAAAACCAATGCGAACCTCTGGTTCGGACATCTTGGTGAGTCATAGTAACTGTTCGAAGCGCATGGACTTGTTCCGGCGCTAGTTCATTCAAATTTCTGCCCTATCAGCTTTCGACGGTAGTGTAGTGGACTACCGTGGCGTTAACGGGTAACGGGGAATTAGGGTTCGATTCCGGAGAGGGAGCCTGAGAAACGGCTACCACATCCAAGGAAGGCAGCAGGCGCGCAAATTACCCAATCCTGACACGGGGAGGTAGTGACAATAAATAACAATACCGGGCCTATTCAGGTCTGGTAATTGGAATGAGAACAATTTAAATCCCTTAGCGAATTCCACTGGAGGGCAAGTCTGGTGCCAGCAGCCGCGGTAATTCCAGCTCCAGTAGCGTATATTAAAGTTGTTGCAGTTAAAAAGCTCGTAGTCGGATTTCTGGCTTGACGCGTTTGGCCCTCCCGGGTTTCCACTCGGTGTGCGTGCCGATGCGCGTCTGCCATCCTTGTAGAGAACGTTTCTACCCTTCACTGGGCCGGATTCGCGATCTGCATCTTTTACTTTGAAAAAATTAGAGTGTTTAAAGCAGGCTTGTGCTATGAATACATTAGCATGGAATAATAACTTAGGACTTTAGTTCTATTTTGTTGGTTTCTAGAGCTGAAGTAATGATTGATAGGAACGGTTGGGGGTGCTAGTATTCAGCGGCCAGAGGTGAAATTCTTGGATTCGCTGAAGACTAACTTATGCGAAAGCATTCACCATGGACGTTTCCTTTGATCAAGAACGAAAGTTGGGGGATCGAAGACGATCAGATACCGTCGTAGTCTCAACTATAAACGATGCCGTCTCAGGATGAGTGAACGTTGCATTTCGACTTCATTCGCACTGTATGAGAAATCAAAGATTTTGGGTTCCGGGGGGAGTATGGTCGCAAGGCTGAAACTTAAAGGAATTGACGGAAGGGCACACCAGGAGTGGAGCCTGCGGCTTAATTTGACTCAACACGGGAAAACTTACCAGGTCCAGACATAGTAAGGATTGACAGATTGAAGATCTTTCTTGATTCTATGGGTGGTGGTGCATGGCCGTTCTTAGTTGGTGGAGTGATTTGTCTGGTTAATTCCGTTAACGAACGAGACCTCGACCTGCTAAATAGTTTGGCGAACTCTTCTGGGTTTGTTTCCACAACTTCTTAGAGGGACTATCGGTGCGTAGCCGACGGAAGTTCGAGGCAATAACAGGTCTGTGATGCCCTTAGATGTTCTGGGCCGCACGCGCGCTACACTGATGCGAGCATCGAGCTTACAACCTTGACTGAGAGGTCTGGGTAATCTTAAAAACGCATCGTGCTGGGGACTGCGCCTTGTAATTATGGTGCACCAACGAGGAATTCCTAGTAAACGCGAGTCATCAGCTCGCATTGATTACGTCCCTGCCCTTTGTACACACCGCCCGTCGCTACTACCGATTGAATGGCTTAGTGAGGTTTACGGAGCGTGCCGATTTGTTGGGTTTCCTTCAGCTCGATTGCGCAAAGTAAAACAAACTTGATCATTTAGAGGAAGTAAAAGTCGTAACAAGGTTTCC</text:p>
          </table:table-cell>
          <table:table-cell office:value-type="string" calcext:value-type="string">
            <text:p>d__Eukaryota; p__Cercozoa; c__Imbricatea; o__Imbricatea; f__Thaumatomonad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GTACAGCTCATTAAATCAGTAATAATTTATTTGATGGTCTCTTCTACATGGATAACCGTAGTAATTCTAGAGCTAATACATGCGTAAAGTCCCGACTCGCGAGGGGAGGGATGTATTTATTAGTTAAAAAACCAATGCGAACCTCTGGTTCGGACATCTTGGTGAGTCATAGTAACTGTTCGAAGCGCATGGACTTGTTCCGGCGCTAGTTCATTCAAATTTCTGCCCTATCAGCTTTCGACGGTAGTGTAGTGGACTACCGTGGCGTTAACGGGTAACGGGGAATTAGGGTTCGATTCCGGAGAGGGAGCCTGAGAAACGGCTACCACATCCAAGGAAGGCAGCAGGCGCGCAAATTACCCAATCCTGACACGGGGAGGTAGTGACAATAAATAACAATACCGGGCCTATTCAGGTCTGGTAATTGGAATGAGAACAATTTAAATCCCTTAGCGAATTCCACTGGAGGGCAAGTCTGGTGCCAGCAGCCGCGGTAATTCCAGCTCCAGTAGCGTATATTAAAGTTGTTGCAGTTAAAAAGCTCGTAGTCGGATTTCTGGCTTGACGCGTTTGGCCCTCCCGGGTTTCCACTCGGTGTGCGTGCCGATGCGCGTCTGCCATCCTTGTAGAGAACGTTTCTACCCTTCACTGGGCCGGATTCGCGATCTGCATCTTTTACTTTGAAAAAATTAGAGTGTTTAAAGCAGGCTTGTGCTATGAATACATTAGCATGGAATAATAACTTAGGACTTTAGTTCTATTTTGTTGGTTTCTAGAGCTGAAGTAATGATTGATAGGAACGGTTGGGGGTGCTAGTATTCAGCGGCCAGAGGTGAAATTCTTGGATTCGCTGAAGACTAACTTATGCGAAAGCATTCACCATGGACGTTTCCTTTGATCAAGAACGAAAGTTGGGGGATCGAAGACGATCAGATACCGTCGTAGTCTCAACTATAAACGATGCCGTCTCAGGATGAGTGAACGTTGCATTTCGACTTCATTCGCACTGTATGAGAAATCAAAGATTTTGGGTTCCGGGGGGAGTATGGTCGCAAGGCTGAAACTTAAAGGAATTGACGGAAGGGCACACCAGGAGTGGAGCCTGCGGCTTAATTTGACTCAACACGGGAAAACTTACCAGGTCCAGACATAGTAAGGATTGACAGATTGAAGATCTTTCTTGATTCTATGGGTGGTGGTGCATGGCCGTTCTTAGTTGGTGGAGTGATTTGTCTGGTTAATTCCGTTAACGAACGAGACCTCGACCTGCTAAATAGTTTGGCGAACTCTTCTGGGTTTGTTTCCACAACTTCTTAGAGGGACTATCGGTGCGTAGCCGACGGAAGTTCGAGGCAATAACAGGTCTGTGATGCCCTTAGATGTTCTGGGCCGCACGCGCGCTACACTGATGCGAGCATCGAGCTTACAACCTTGACTGAGAGGTCTGGGTAATCTTAAAAACGCATCGTGCTGGGGACTGCGCCTTGTAATTATGGTGCACCAACGAGGAATTCCTAGTAAACGCGAGTCATCAGCTCGCATTGATTACGTCCCTGCCCTTTGTACACACCGCCCGTCGCTACTACCGATTGAATGGCTTAGTGAGGTTTACGGAGCGTGCCGATTTGTTGGGTTTCCTTCAGCTCGATTGCGCAAAGTAAAACAAACTTGATCATTTAGAGGAAGTAAAAGTCGTAACAAGGTTTCC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AGCTCATTAAATCAGTAATAATTTATTTGATGGTCTCTTCTACATGGATAACCGTAGTAATTCTAGAGCTAATACATGCGTAAAGTCCCGACTCGCGAGGGGAGGGATGTATTTATTAGTTAAAAAACCAATGCGAACCTCTGGTTCGGTCATCTTGGTGAGTCATAGTAACTGTTCGAAGCGCATGGACTCGTTCCGGCGCTAGTTCATTCAAATTTCTGCCCTATCAGCTTTCGACGGTAGTGTAGTGGACTACCGTGGCGTTAACGGGTAACGGGGAATTAGGGTTCGATTCCGGAGAGGGAGCCTGAGAAACGGCTACCACATCCAAGGAAGGCAGCAGGCGCGCAAATTACCCAATCCTGACACGGGGAGGTAGTGACAATAAATAACAATACCGGGCCTATTCAGGTCTGGTAATTGGAATGAGAACAATTTAAATCCCTTAGCGAATTCCACTGGAGGGCAAGTCTGGTGCCAGCAGCCGCGGTAATTCCAGCTCCAGTAGCGTATATTAAAGTTGTTGCAGTTAAAAAGCTCGTAGTTGGATTTCTGGTTTGACGCGTTTGGCCCTCCCGGGTTTCCACTCGGTGTGCGTGCCGATGCGCGTCTGCCATCCTCGTAGAGAACGTTTCTACCCTTCACTGGGCCGGATTCGCGATCTGCGTCTTTTACTTTGAAAAAATTAGAGTGTTTAAAGCAGGCTTGTGCTATGAATACATTAGCATGGAATAATAATTTAGGACTTTGGTTCTATTTTGTTGGTTTCTAGAGCTGAAGTAATGATTGATAGGGATAGTTGGGGGTGCTAGTATTCACCGGCCAGAGGTGAAATTCTTGGATTCGGTGAAGACTAACTTATGCGAAAGCATTCACCAAAGATGTCTTCTTTAATCAAGAACGAAAGTTGGGGGATCGAAGACGATCAGATACCGTCGTAGTCTCAACTATAAACGATGCCGTCTCAGGATGAGTGAACGTTGCATTTCGACTTCATTCGCACTGTATGAGAAATCAAAGATTTTGGGTTCCGGGGGGAGTATGGTCGCAAGGCTGAAACTTAAAGGAATTGACGGAAGGGCACACCAGGAGTGGAGCCTGCGGCTTAATTTGACTCAACACGGGAAAACTTACCAGGTCCAGACATAGTAAGGATTGACAGATTGAAGATCTTTCTTGATTCTATGGGTGGTGGTGCATGGCCGTTCTTAGTTGGTGGAGTGATTTGTCTGGTTAATTCCGTTAACGAACGAGACCTCGACCTGCTAAATAGTTCGGCGAACTCTTCTGGGTTTGACCGTAACTTCTTAGAGGGACTATCGGTGCGTAGCCGACGGAAGTTCGAGGCAATAACAGGTCTGTGATGCCCTTAGATGTTCTGGGCCGCACGCGCGCTACACTGATGCGATCATCGAGCTTACAACCTTGACTGAGAGGTCTGGGTAATCTTTTCAAAACGCATCGTGCTGGGGATAGATTATTGTAATTTTTAATCTTAAACGAGGAATTCCTAGTAAACGCAAGTCATCAGCTTGCATTGATTACGTCCCTGCCCTTTGTACACACCGCCCGTCGCTACTACCGATTGAATGGCTTAGTGAGGTCCGAGGAGCGTGTCGTTTTGTTGGGTTTCCTTCGATTCGGTTGCGCAAATCGGAACAAACTTGATCATTTAGAGGAAGTAAAAGTCGTAACAAGGTTTCC</text:p>
          </table:table-cell>
          <table:table-cell office:value-type="string" calcext:value-type="string">
            <text:p>d__Eukaryota; p__Cercozoa; c__Imbricatea; o__Imbricatea; f__Thaumatomonad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GTACAGCTCATTAAATCAGTAATAATTTATTTGATGGTCTCTTCTACATGGATAACCGTAGTAATTCTAGAGCTAATACATGCGTAAAGTCCCGACTCGCGAGGGGAGGGATGTATTTATTAGTTAAAAAACCAATGCGAACCTCTGGTTCGGTCATCTTGGTGAGTCATAGTAACTGTTCGAAGCGCATGGACTCGTTCCGGCGCTAGTTCATTCAAATTTCTGCCCTATCAGCTTTCGACGGTAGTGTAGTGGACTACCGTGGCGTTAACGGGTAACGGGGAATTAGGGTTCGATTCCGGAGAGGGAGCCTGAGAAACGGCTACCACATCCAAGGAAGGCAGCAGGCGCGCAAATTACCCAATCCTGACACGGGGAGGTAGTGACAATAAATAACAATACCGGGCCTATTCAGGTCTGGTAATTGGAATGAGAACAATTTAAATCCCTTAGCGAATTCCACTGGAGGGCAAGTCTGGTGCCAGCAGCCGCGGTAATTCCAGCTCCAGTAGCGTATATTAAAGTTGTTGCAGTTAAAAAGCTCGTAGTTGGATTTCTGGTTTGACGCGTTTGGCCCTCCCGGGTTTCCACTCGGTGTGCGTGCCGATGCGCGTCTGCCATCCTCGTAGAGAACGTTTCTACCCTTCACTGGGCCGGATTCGCGATCTGCGTCTTTTACTTTGAAAAAATTAGAGTGTTTAAAGCAGGCTTGTGCTATGAATACATTAGCATGGAATAATAATTTAGGACTTTGGTTCTATTTTGTTGGTTTCTAGAGCTGAAGTAATGATTGATAGGGATAGTTGGGGGTGCTAGTATTCACCGGCCAGAGGTGAAATTCTTGGATTCGGTGAAGACTAACTTATGCGAAAGCATTCACCAAAGATGTCTTCTTTAATCAAGAACGAAAGTTGGGGGATCGAAGACGATCAGATACCGTCGTAGTCTCAACTATAAACGATGCCGTCTCAGGATGAGTGAACGTTGCATTTCGACTTCATTCGCACTGTATGAGAAATCAAAGATTTTGGGTTCCGGGGGGAGTATGGTCGCAAGGCTGAAACTTAAAGGAATTGACGGAAGGGCACACCAGGAGTGGAGCCTGCGGCTTAATTTGACTCAACACGGGAAAACTTACCAGGTCCAGACATAGTAAGGATTGACAGATTGAAGATCTTTCTTGATTCTATGGGTGGTGGTGCATGGCCGTTCTTAGTTGGTGGAGTGATTTGTCTGGTTAATTCCGTTAACGAACGAGACCTCGACCTGCTAAATAGTTCGGCGAACTCTTCTGGGTTTGACCGTAACTTCTTAGAGGGACTATCGGTGCGTAGCCGACGGAAGTTCGAGGCAATAACAGGTCTGTGATGCCCTTAGATGTTCTGGGCCGCACGCGCGCTACACTGATGCGATCATCGAGCTTACAACCTTGACTGAGAGGTCTGGGTAATCTTTTCAAAACGCATCGTGCTGGGGATAGATTATTGTAATTTTTAATCTTAAACGAGGAATTCCTAGTAAACGCAAGTCATCAGCTTGCATTGATTACGTCCCTGCCCTTTGTACACACCGCCCGTCGCTACTACCGATTGAATGGCTTAGTGAGGTCCGAGGAGCGTGTCGTTTTGTTGGGTTTCCTTCGATTCGGTTGCGCAAATCGGAA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AGCTCATTAAATCAGTAATAATTTATTTGATGGTCTCTTCTACATGGATAACCGTAGTAATTCTAGAGCTAATACATGCGTAAAGTCCCGACTCGCGAGGGGAGGGATGTATTTATTAGTTAAAAAACCAATGCGGGCCTCTGGTCCGGTATCTTGGTGAGTCATAGTAACTGTCTCGAAGCGCATGGTCTCGTACCGGCGCTAGTTCATTCAAATTTCTGCCCTATCAGCTTTCGACGGTAGTGTAGTGGACTACCGTGGCGTTAACGGGTAACGGGGAATTAGGGTTCGATTCCGGAGAGGGAGCCTGAGAAACGGCTACCACATCCAAGGAAGGCAGCAGGCGCGCAAATTACCCAATCCTGACACGGGGAGGTAGTGACAATAAATAACAATACCGGGCCTTTTCAGGTCTGGTAATTGGAATGAGAACAATTTAAATCCCTTAGCGAATTCCACTGGAGGGCAAGTCTGGTGCCAGCAGCCGCGGTAATTCCAGCTCCAGTAGCGTATATTAAAGTTGTTGCAGTTAAAAAGCTCGTAGTTGGATTTCTGGTTCGATGCGTTTGGCCCTCTCGGAGCAATCCGGCGTGCGTGCCGATGCGCGTCTGCCATCCCTTGTAGAGAACGTTTCTACCCTTCACTGGGCCGGATTCGCAATCTACATCTTTTACTTTGAAAAAATTAGAGTGTTTAAAGCAGGCTTGTGCTATGAATACATTAGCATGGAATAATAATTTAGGACTTTGGTTCTATTTTGTTGGTTTCTAGGACTGAAGTAATGATTGATAGGGATAGTTGGGGGTGCTAGTATTCAGCGGCCAGAGGTGAAATTCTTGGATTCGCTGAAGACTAACTTATGCGAAAGCATTCACCAAGGATGTCTTCTTTAATCAAGAACGAAAGTTGGGGGATCGAAGACGATCAGATACCGTCGTAGTCTCAACCATAAACTATGCCGACTCAGGATGAGTGAACGTTGCATTTCGACTTCATTCGCACTGTATGAGAAATCAAAGTTTTTGGGTTCCGGGGGGAGTATGGTCGCAAGGCTGAAACTTAAAGGAATTGACGGAAGGGCACCACCAGGAGTGGAGCCTGCGGCTTAATTTGACTCAACACGGGAAAACTTACCAGGTCCAGACATAGTAAGGATTGACAGATTGAAGATCTTTCTTGATTCTATGGGTGGTGGTGCATGGCCGTTCTTAGTTGGTGGAGTGATTTGTCTGGTTAATTCCGTTAACGAACGAGACCTCGACCTGCTAAATAGTTTGGCGAACTCTTGGGTTTGACCATAACTTCTTAGAGGGACTATCGGTGGTTAGCCGACGGAAGTTCGAGGCAATAACAGGTCTGTGATGCCCTTAGATGTTCTGGGCCGCACGCGCGCTACACTGATGCGATCATCGAGCTTACAACCTTGACTGAGAGGTCTGGGTAATCTTTTCAAAACGCATCGTGCTGGGGATAGATTATTGTAATTTTTAATCTTAAACGAGGAATTCCTAGTAAACGCGTGTCATCAACACGCATTGATTACGTCCCTGCCCTTTGTACACACCGCCCGTCGCTACTACCGATTGAATGGCTTAGTGAGGTCCACGGAGCGTGTCGTTCGGTTGGGTTTCCTTCTGATCGATTGCGCGAAGTGGGACAAACTTGATCATTTAGAGGAAGTAAAAGTCGTAACAAGGTTTCC</text:p>
          </table:table-cell>
          <table:table-cell office:value-type="string" calcext:value-type="string">
            <text:p>d__Eukaryota; p__Cercozoa; c__Imbricatea; o__Imbricatea; f__Thaumatomonad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GAAACTGCGTACAGCTCATTAAATCAGTAATAATTTATTTGATGGTCTCTTCTACATGGATAACCGTAGTAATTCTAGAGCTAATACATGCGTAAAGTCCCGACTCGCGAGGGGAGGGATGTATTTATTAGTTAAAAAACCAATGCGGGCCTCTGGTCCGGTATCTTGGTGAGTCATAGTAACTGTCTCGAAGCGCATGGTCTCGTACCGGCGCTAGTTCATTCAAATTTCTGCCCTATCAGCTTTCGACGGTAGTGTAGTGGACTACCGTGGCGTTAACGGGTAACGGGGAATTAGGGTTCGATTCCGGAGAGGGAGCCTGAGAAACGGCTACCACATCCAAGGAAGGCAGCAGGCGCGCAAATTACCCAATCCTGACACGGGGAGGTAGTGACAATAAATAACAATACCGGGCCTTTTCAGGTCTGGTAATTGGAATGAGAACAATTTAAATCCCTTAGCGAATTCCACTGGAGGGCAAGTCTGGTGCCAGCAGCCGCGGTAATTCCAGCTCCAGTAGCGTATATTAAAGTTGTTGCAGTTAAAAAGCTCGTAGTTGGATTTCTGGTTCGATGCGTTTGGCCCTCTCGGAGCAATCCGGCGTGCGTGCCGATGCGCGTCTGCCATCCCTTGTAGAGAACGTTTCTACCCTTCACTGGGCCGGATTCGCAATCTACATCTTTTACTTTGAAAAAATTAGAGTGTTTAAAGCAGGCTTGTGCTATGAATACATTAGCATGGAATAATAATTTAGGACTTTGGTTCTATTTTGTTGGTTTCTAGGACTGAAGTAATGATTGATAGGGATAGTTGGGGGTGCTAGTATTCAGCGGCCAGAGGTGAAATTCTTGGATTCGCTGAAGACTAACTTATGCGAAAGCATTCACCAAGGATGTCTTCTTTAATCAAGAACGAAAGTTGGGGGATCGAAGACGATCAGATACCGTCGTAGTCTCAACCATAAACTATGCCGACTCAGGATGAGTGAACGTTGCATTTCGACTTCATTCGCACTGTATGAGAAATCAAAGTTTTTGGGTTCCGGGGGGAGTATGGTCGCAAGGCTGAAACTTAAAGGAATTGACGGAAGGGCACCACCAGGAGTGGAGCCTGCGGCTTAATTTGACTCAACACGGGAAAACTTACCAGGTCCAGACATAGTAAGGATTGACAGATTGAAGATCTTTCTTGATTCTATGGGTGGTGGTGCATGGCCGTTCTTAGTTGGTGGAGTGATTTGTCTGGTTAATTCCGTTAACGAACGAGACCTCGACCTGCTAAATAGTTTGGCGAACTCTTGGGTTTGACCATAACTTCTTAGAGGGACTATCGGTGGTTAGCCGACGGAAGTTCGAGGCAATAACAGGTCTGTGATGCCCTTAGATGTTCTGGGCCGCACGCGCGCTACACTGATGCGATCATCGAGCTTACAACCTTGACTGAGAGGTCTGGGTAATCTTTTCAAAACGCATCGTGCTGGGGATAGATTATTGTAATTTTTAATCTTAAACGAGGAATTCCTAGTAAACGCGTGTCATCAACACGCATTGATTACGTCCCTGCCCTTTGTACACACCGCCCGTCGCTACTACCGATTGAATGGCTTAGTGAGGTCCACGGAGCGTGTCGTTCGGTTGGGTTTCCTTCTGATCGATTGCGCGAAGTGGGA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ATACGGTGAAACTGCAGATGGCTCATTAAATCAGTTATAATTTATTTGATGATTACTTACTACATGGATACCCGTAGTAATTCTAGAGCTAATACATGCGTAAAGTCCTGACTCTTGTGGGGAGGGATGTATTTATTAGATAAAAAATCAATGCAGGGTGGCAACATCCTGGTTTGAGATGATTCATAATAACTGTTCGGATCGCATGGCCTCGTGCCGGCGACAGTTCATTCAAATTTCTGCCCTATCAGCTTTCGACGGTAGTGTAGTGGACTACCGTGGCATTAACGGGTGACGGAGAATTAGGGTTCGATTCCGGAGAGGGAGCCTGAGAGATGGCTACCACATCCAAGGAAGGCAGCAGGCGCGCAAATTACCCAATCCTGACACAGGGAGGTAGTGACAAAAAATAACAATACCGGGCTCTTATGAGTCTGGTAATTGGAATGAGTACAATTTAAATCCCTTAACGAGGATCCATTGGAGGGCAAGTCTGGTGCCAGCAGCCGCGGTAATTCCAGCTCCAATAGCGTATATTAAAATTGCTGCAGTTAAAAAGCTCGTAGTTGGATTTCTGGTGTGGTGCGCCGAGCCCGCCGCCGTTAGGCGGTGAGTGCTTGTTCGCGCGCCTACCATCCTTCCGGAGAGCACGCACTACCCTTAAGTGGGCTGGTGTGTGCGATCTGGATCGTTTACTTTGAAAAAATTAGAGTGTTTAAAGCAGGCGTTTGCTATGAATACATTAGCATGGAATAATAAGATAGGGCTTTAGTTCTATTTTGTTGGTTTCTAGGACTGAAGTAATGATTGATAGGGACAGTTGGGGGTGCTAGTATTTAACGGCCAGAGGTGAAATTCTTGGATTCGTTAAAGACTAACTTATGCGAAAGCATTCACCAAGGATGTCTTCTTTAATCAAGAACGAAAGTTGGGGGATCGAAGACGATCAGATACCGTCGTAGTCTCAACCATAAACTATACCGACTAGGGATCAGTGAACGTTGCATTTTTTACGACTTCATTGGCACCTTATGAGAAATCAAAGTCTTTGGGTTCTGGGGGGAGTATGGTCGCAAGGCTGAAACTTAAAGGAATTGACGGAAGGGCACCACCAGGAGTGGAGCCTGCGGCTTAATTTGACTCAACACGGGGAAACTTACCAGGTCCGGACATAGTGAGGATTGACAGATTGAAGATCTTTCTTGATTCTATGGGTGGTGGTGCATGGCCGTTCTTAGTTGGTGGAGTGATTTGTCTGGTTAATTCCGTTAACGAACGAGACCTCGGCCTACTAAATAGTCTGGCTCACTCTTCGGGGTGCGGCAGGGACTTCTTAGAGGGACTATCGGTGGGTAGCCGATGGAAGTTCGAGGCAATAACAGGTCTGTGATGCCCTTAGATGTTCTGGGCCGCACGCGCGCTACACTGACGCATTCATCGAGCTTACAACCTTGGCCGATAGGCCTGGGTAATCTTGTAAAAGTGCGTCGTGCTGGGGATAGATTATTGTAATTTTTAATCTTCAACGAGGAATTCCTAGTAAACGCAAGTCATCAGCTTGCATTGATTATGTCCCTGCCCTTTGTACACACCGCCCGTCGCTACTACCGATTGAATGGCTTAGTGAGTTTCACGGATTGGTTTCAGTGGCTGGTCTCCAGACGCTGGGAGTGAGAAGTGAATCAAACTTGATCATTTAGAGGAAGTAAAAGTCGTAACAAGGTATCC</text:p>
          </table:table-cell>
          <table:table-cell office:value-type="string" calcext:value-type="string">
            <text:p>d__Eukaryota; p__Cercozoa; c__Incertae_Sedis; o__Incertae_Sedis; f__Incertae_Sedis; g__Gymnophrys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CAAAGATTAAGCCATGCATGTCTAAGTATAAACAATTATACGGTGAAACTGCAGATGGCTCATTAAATCAGTTATAATTTATTTGATGATTACTTACTACATGGATACCCGTAGTAATTCTAGAGCTAATACATGCGTAAAGTCCTGACTCTTGTGGGGAGGGATGTATTTATTAGATAAAAAATCAATGCAGGGTGGCAACATCCTGGTTTGAGATGATTCATAATAACTGTTCGGATCGCATGGCCTCGTGCCGGCGACAGTTCATTCAAATTTCTGCCCTATCAGCTTTCGACGGTAGTGTAGTGGACTACCGTGGCATTAACGGGTGACGGAGAATTAGGGTTCGATTCCGGAGAGGGAGCCTGAGAGATGGCTACCACATCCAAGGAAGGCAGCAGGCGCGCAAATTACCCAATCCTGACACAGGGAGGTAGTGACAAAAAATAACAATACCGGGCTCTTATGAGTCTGGTAATTGGAATGAGTACAATTTAAATCCCTTAACGAGGATCCATTGGAGGGCAAGTCTGGTGCCAGCAGCCGCGGTAATTCCAGCTCCAATAGCGTATATTAAAATTGCTGCAGTTAAAAAGCTCGTAGTTGGATTTCTGGTGTGGTGCGCCGAGCCCGCCGCCGTTAGGCGGTGAGTGCTTGTTCGCGCGCCTACCATCCTTCCGGAGAGCACGCACTACCCTTAAGTGGGCTGGTGTGTGCGATCTGGATCGTTTACTTTGAAAAAATTAGAGTGTTTAAAGCAGGCGTTTGCTATGAATACATTAGCATGGAATAATAAGATAGGGCTTTAGTTCTATTTTGTTGGTTTCTAGGACTGAAGTAATGATTGATAGGGACAGTTGGGGGTGCTAGTATTTAACGGCCAGAGGTGAAATTCTTGGATTCGTTAAAGACTAACTTATGCGAAAGCATTCACCAAGGATGTCTTCTTTAATCAAGAACGAAAGTTGGGGGATCGAAGACGATCAGATACCGTCGTAGTCTCAACCATAAACTATACCGACTAGGGATCAGTGAACGTTGCATTTTTTACGACTTCATTGGCACCTTATGAGAAATCAAAGTCTTTGGGTTCTGGGGGGAGTATGGTCGCAAGGCTGAAACTTAAAGGAATTGACGGAAGGGCACCACCAGGAGTGGAGCCTGCGGCTTAATTTGACTCAACACGGGGAAACTTACCAGGTCCGGACATAGTGAGGATTGACAGATTGAAGATCTTTCTTGATTCTATGGGTGGTGGTGCATGGCCGTTCTTAGTTGGTGGAGTGATTTGTCTGGTTAATTCCGTTAACGAACGAGACCTCGGCCTACTAAATAGTCTGGCTCACTCTTCGGGGTGCGGCAGGGACTTCTTAGAGGGACTATCGGTGGGTAGCCGATGGAAGTTCGAGGCAATAACAGGTCTGTGATGCCCTTAGATGTTCTGGGCCGCACGCGCGCTACACTGACGCATTCATCGAGCTTACAACCTTGGCCGATAGGCCTGGGTAATCTTGTAAAAGTGCGTCGTGCTGGGGATAGATTATTGTAATTTTTAATCTTCAACGAGGAATTCCTAGTAAACGCAAGTCATCAGCTTGCATTGATTATGTCCCTGCCCTTTGTACACACCGCCCGTCGCTACTACCGATTGAATGGCTTAGTGAGTTTCACGGATTGGTTTCAGTGGCTGGTCTCCAGACGCTGGGAGTGAGAAGTGAATCAAACTTGATCATTTAGAGGAAGTAA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ATACGGTGAAACTGCAGATGGCTCATTAAATCAGTCATAATTTATTTGATGATTACTTACTACATGGATAACCGTAGTAATTCTAGAGCTAATACATGCGTAAAGTCCCGACTCTCGCGGGGAGGGATGTATTTGTTAGATACAAAACCAATGCGGGGTAGCAATATCCCGGTTTGAGGTGAATCATAACAACTGTTCGAATCGCATGGCCTCGCGCCGGCGATAGTTCATTCAAATTTCTGCCCTATCAGCTTTCGACGGTAGTGTAGTGGACTACCGTGGCGTTAACGGGTGACGGAGAATTAGGGTTCGGTTCCGGAGAGGGAGCCTGAGAGATGGCTACCACATCCAAGGAAGGCAGCAGGCGCGCAAATTACCCAATCCTGACACAGGGAGGTAGTGACAAAAAATAGCGGCCTCGAGCCTTCTAGGTTTGAGGACCGAAATGAGTACAATTTAAATCCCTTAACGAGGATCCATTGGAGGGCAAGTCTGGTGCCAGCAGCCGCGGTAATTCCAGCTCCAATAGCGTATATTAAAATTGCTGCAGTTAAAAAGCTCGTAGTTGGATTTCTGGTGTGGTGCGCCGAGCCCGCCGTCGTTTAGGCGGTGAGTGCTTGTTCGCGCGCCTACCATCCTTCCGGAGAGTGCAGCCTACCCTTAACTGGGCCGGGTTGTACGATCTGGATCGTTTACTTTGAAAAAATTAGAGTGTTTAAAGCAGGCGTTTGCTATGAATACATTAGCATGGAATAATAAGATAGGACTTTGGTCTTATTTTGTTGGTTTCTAGGACTGAAGTAATGATTGATAGGGACAGTTGGGGGTGCTAGTATTTAACGGCCAGAGGTGAAATTCTTGGATTCGTTAAAGACTAACTTATGCGAAAGCATTCACCAAGGATGTCTTCTTTAATCAAGAACGAAAGTTGGGGGATCGAAGACGATCAGATACCGTCGTAGTCTCAACCATAAACTATACCGACTCGGGATGGGTGAACGTTGCTATTTCGACTTCATCCGCACCGTATGAGAAATCAAAGTCTTTGGGTTCTGGGGGGAGTATGGTCGCAAGGCTGAAACTTAAAGGAATTGACGGAAGGGCACCACCAGGAGTGGAGCCTGCGGCTTAATTTGACTCAACACGGGGAAACTTACCAGGTCCGGACATAGTGAGGATTGACAGATTGAAGATCTTTCTTGATTCTATGGGTGGTGGTGCATGGCCGTTCTTAGTTGGTGGAGTGATTTGTCTGGTTAATTCCGTTAACGAACGAGACCTCGGCCTACTAAATAGTTCGGTTCACCCTTCGGGGTGGGCTGGGACTTCTTAGAGGGACTATCGGTGTGTAGCCGATGGAAGTTCGAGGCAATAACAGGTCTGTGATGCCCTTAGATGTTCTGGGCCGCACGCGCGCTACACTGACGCTTTCAACGAGCTTACAACCTTAGCCGAAAGGTTTGGGTAATCTTGTCAAAGAGCGTCGTGCTGGGGATAGATTATTGTAATTATTAATCTTCAACGAGGAATTCCTAGTAAACGCAAGTCATCAGCTTGCATTGATTACGTCCCTGCCCTTTGTACACACCGCCCGTCGCTACTACCGATTGAATGACCTAGTGAGTTTCACGGATTGCTGGCTGGTCCCGCAAGGGGTCTGTCAGTGAGAAGTGAATCAAACTTGATCATTTAGAGGAAGTAAAAGTCGTAACAAGGTTTCC</text:p>
          </table:table-cell>
          <table:table-cell office:value-type="string" calcext:value-type="string">
            <text:p>d__Eukaryota; p__Cercozoa; c__Incertae_Sedis; o__Incertae_Sedis; f__Incertae_Sedis; g__Gymnophry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TTTATACGGTGAAACTGCAGATGGCTCATTAAATCAGTCATAATTTATTTGATGATTACTTACTACATGGATAACCGTAGTAATTCTAGAGCTAATACATGCGTAAAGTCCCGACTCTCGCGGGGAGGGATGTATTTGTTAGATACAAAACCAATGCGGGGTAGCAATATCCCGGTTTGAGGTGAATCATAACAACTGTTCGAATCGCATGGCCTCGCGCCGGCGATAGTTCATTCAAATTTCTGCCCTATCAGCTTTCGACGGTAGTGTAGTGGACTACCGTGGCGTTAACGGGTGACGGAGAATTAGGGTTCGGTTCCGGAGAGGGAGCCTGAGAGATGGCTACCACATCCAAGGAAGGCAGCAGGCGCGCAAATTACCCAATCCTGACACAGGGAGGTAGTGACAAAAAATAGCGGCCTCGAGCCTTCTAGGTTTGAGGACCGAAATGAGTACAATTTAAATCCCTTAACGAGGATCCATTGGAGGGCAAGTCTGGTGCCAGCAGCCGCGGTAATTCCAGCTCCAATAGCGTATATTAAAATTGCTGCAGTTAAAAAGCTCGTAGTTGGATTTCTGGTGTGGTGCGCCGAGCCCGCCGTCGTTTAGGCGGTGAGTGCTTGTTCGCGCGCCTACCATCCTTCCGGAGAGTGCAGCCTACCCTTAACTGGGCCGGGTTGTACGATCTGGATCGTTTACTTTGAAAAAATTAGAGTGTTTAAAGCAGGCGTTTGCTATGAATACATTAGCATGGAATAATAAGATAGGACTTTGGTCTTATTTTGTTGGTTTCTAGGACTGAAGTAATGATTGATAGGGACAGTTGGGGGTGCTAGTATTTAACGGCCAGAGGTGAAATTCTTGGATTCGTTAAAGACTAACTTATGCGAAAGCATTCACCAAGGATGTCTTCTTTAATCAAGAACGAAAGTTGGGGGATCGAAGACGATCAGATACCGTCGTAGTCTCAACCATAAACTATACCGACTCGGGATGGGTGAACGTTGCTATTTCGACTTCATCCGCACCGTATGAGAAATCAAAGTCTTTGGGTTCTGGGGGGAGTATGGTCGCAAGGCTGAAACTTAAAGGAATTGACGGAAGGGCACCACCAGGAGTGGAGCCTGCGGCTTAATTTGACTCAACACGGGGAAACTTACCAGGTCCGGACATAGTGAGGATTGACAGATTGAAGATCTTTCTTGATTCTATGGGTGGTGGTGCATGGCCGTTCTTAGTTGGTGGAGTGATTTGTCTGGTTAATTCCGTTAACGAACGAGACCTCGGCCTACTAAATAGTTCGGTTCACCCTTCGGGGTGGGCTGGGACTTCTTAGAGGGACTATCGGTGTGTAGCCGATGGAAGTTCGAGGCAATAACAGGTCTGTGATGCCCTTAGATGTTCTGGGCCGCACGCGCGCTACACTGACGCTTTCAACGAGCTTACAACCTTAGCCGAAAGGTTTGGGTAATCTTGTCAAAGAGCGTCGTGCTGGGGATAGATTATTGTAATTATTAATCTTCAACGAGGAATTCCTAGTAAACGCAAGTCATCAGCTTGCATTGATTACGTCCCTGCCCTTTGTACACACCGCCCGTCGCTACTACCGATTGAATGACCTAGTGAGTTTCACGGATTGCTGGCTGGTCCCGCAAGGGGTCTGTCAGTGAGAAG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TATACAGTGAAACTGCAGATGGCTCATTAAATCAGTCATAATTTATTTGATGATTACTTACTACATGGATAACCGTAGTAATTCTAGAGCTAATACATGCGTAAAGTCCCGACACTCGTGGGAGGGATGTATTTATTAGATAAAAAACCAATGCGGGTGGCAACACTCGGTTTTAGGTGATTCATAATAACTGTTCGAAGCGCATGGCCTCGTGCTGGCGCTAGTTCATTCAAATTTCTGCCCTATCAGCTTTCGACGGTAGTGTAGTGGACTACCGTGGCATTAACGGGTGACGGAGAATTAGGGTTCGATTCCGGAGAGGGAGCCTGAGAGATGGCTACCACATCCAAGGAAGGCAGCAGGCGCGCAAATTACCCAATCCTGACACAGGGAGGTAGTGACAAAAAATAACAATACCGGGCTCTCACGAGTCTGGTAATTGGAATGAGTACAATTTAAATCCCTTAACGAGGATCCATTGGAGGGCAAGTCTGGTGCCAGCAGCCGCGGTAATTCCAGCTCCAATAGCGTATATTAAAATTGCTGCAGTTAAAAAGCTCGTAGTTGGATTTCTGGTGTGGTGCGCGGACCCACTGCCCTCACGGGCTGGTGTGTGTCTGTTTTTGCGCCTACCATCCTTCCGGAACGGTCTAGCTCTGCCCTTAACTGGGTTTGGGCTTTCAGACAGTCCGGATCTTTTACTTTGAAAAAATTAGAGTGTTTAAAGCAGGCGTTTTTGTTATGAATACATTAGCATGGAATAATAAGATAGGACTTTGGTTCTATTTTGTTGGTTTCTAGGATTGAAGTAATGATTGATAGGGACAGTTGGGGGTGCTAGTATTTAACGGCCAGAGGTGAAATTCTTGGATTCGTTAAAGACTAACTTATGCGAAAGCATTCACCAAGGATGTCTTCTTTAATCAAGAACGAAAGTTGGGGGATCGAAGACGATCAGATACCGTCGTAGTCTCAACCATAAACTATACCGACTAGGGATGGGTGAACGTTGCATTTAATACGACTTCATCCGCACCTTATGAGAAATCAAAGTCTTTGGGTTCTGGGGGGAGTATGGTCGCAAGGCTGAAACTTAAAGGAATTGACGGAAGGGCACCACCAGGAGTGGAGCCTGCGGCTTAATTTGACTCAACACGGGGAAACTTACCAGGTCCAGACATAGTGAGGATTGACAGATTGAAGATCTTTCTTGATTCTATGGGTGGTGGTGCATGGCCGTTCTTAGTTGGTGGAGTGATTTGTCTGGTTAATTCCGTTAACGAACGAGACCTCGGCCTACTAAATAGTCCGGCTCACCTTCGGGTGGGACTGGGACTTCTTAGAGGGACTATCGGTGCGTAGCCGATGGAAGTTCGAGGCAATAACAGGTCTGTGATGCCCTTAGATGTTCTGGGCCGCACGCGCGCTACACTGACGCACTCATCGAGCTTACAACCTTGGCCGATAGGTCTGGGTAATCTTGTAAATTGCGTCGTGCTGGGGATAGATTATTGTAATTTTTAATCTTCAACGAGGAATTCCTAGTAAACGCAAGTCATCAGCTTGCATTGATTATGTCCCTGCCCTTTGTACACACCGCCCGTCGCTACTACCGATTGAATGGCTTAGTGAGTTTCAACGGATCACTGCTGGTTGGTGGCAACATTAGCCAATAGAGAGAAGTGAATCAAACTTGATCATTTAGAGGAAGTAAAAGTCGTAACAAGGTTTCC</text:p>
          </table:table-cell>
          <table:table-cell office:value-type="string" calcext:value-type="string">
            <text:p>d__Eukaryota; p__Cercozoa; c__Incertae_Sedis; o__Incertae_Sedis; f__Incertae_Sedis; g__Gymnophry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TTTTATACAGTGAAACTGCAGATGGCTCATTAAATCAGTCATAATTTATTTGATGATTACTTACTACATGGATAACCGTAGTAATTCTAGAGCTAATACATGCGTAAAGTCCCGACACTCGTGGGAGGGATGTATTTATTAGATAAAAAACCAATGCGGGTGGCAACACTCGGTTTTAGGTGATTCATAATAACTGTTCGAAGCGCATGGCCTCGTGCTGGCGCTAGTTCATTCAAATTTCTGCCCTATCAGCTTTCGACGGTAGTGTAGTGGACTACCGTGGCATTAACGGGTGACGGAGAATTAGGGTTCGATTCCGGAGAGGGAGCCTGAGAGATGGCTACCACATCCAAGGAAGGCAGCAGGCGCGCAAATTACCCAATCCTGACACAGGGAGGTAGTGACAAAAAATAACAATACCGGGCTCTCACGAGTCTGGTAATTGGAATGAGTACAATTTAAATCCCTTAACGAGGATCCATTGGAGGGCAAGTCTGGTGCCAGCAGCCGCGGTAATTCCAGCTCCAATAGCGTATATTAAAATTGCTGCAGTTAAAAAGCTCGTAGTTGGATTTCTGGTGTGGTGCGCGGACCCACTGCCCTCACGGGCTGGTGTGTGTCTGTTTTTGCGCCTACCATCCTTCCGGAACGGTCTAGCTCTGCCCTTAACTGGGTTTGGGCTTTCAGACAGTCCGGATCTTTTACTTTGAAAAAATTAGAGTGTTTAAAGCAGGCGTTTTTGTTATGAATACATTAGCATGGAATAATAAGATAGGACTTTGGTTCTATTTTGTTGGTTTCTAGGATTGAAGTAATGATTGATAGGGACAGTTGGGGGTGCTAGTATTTAACGGCCAGAGGTGAAATTCTTGGATTCGTTAAAGACTAACTTATGCGAAAGCATTCACCAAGGATGTCTTCTTTAATCAAGAACGAAAGTTGGGGGATCGAAGACGATCAGATACCGTCGTAGTCTCAACCATAAACTATACCGACTAGGGATGGGTGAACGTTGCATTTAATACGACTTCATCCGCACCTTATGAGAAATCAAAGTCTTTGGGTTCTGGGGGGAGTATGGTCGCAAGGCTGAAACTTAAAGGAATTGACGGAAGGGCACCACCAGGAGTGGAGCCTGCGGCTTAATTTGACTCAACACGGGGAAACTTACCAGGTCCAGACATAGTGAGGATTGACAGATTGAAGATCTTTCTTGATTCTATGGGTGGTGGTGCATGGCCGTTCTTAGTTGGTGGAGTGATTTGTCTGGTTAATTCCGTTAACGAACGAGACCTCGGCCTACTAAATAGTCCGGCTCACCTTCGGGTGGGACTGGGACTTCTTAGAGGGACTATCGGTGCGTAGCCGATGGAAGTTCGAGGCAATAACAGGTCTGTGATGCCCTTAGATGTTCTGGGCCGCACGCGCGCTACACTGACGCACTCATCGAGCTTACAACCTTGGCCGATAGGTCTGGGTAATCTTGTAAATTGCGTCGTGCTGGGGATAGATTATTGTAATTTTTAATCTTCAACGAGGAATTCCTAGTAAACGCAAGTCATCAGCTTGCATTGATTATGTCCCTGCCCTTTGTACACACCGCCCGTCGCTACTACCGATTGAATGGCTTAGTGAGTTTCAACGGATCACTGCTGGTTGGTGGCAACATTAGCCAATAGAGAGAAG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AGATGGCTCATTAAATCAGTCATAATTTATTTGATGATTACTTACTACATGGATACCCGTAGTAATTCTAGAGCTAATACATGCGTAAAATCCCGACCCTCGTGGAAGGGATGTATTTATTAGATAAAAAACCAATGCGGGTGGCAACATCCGGTTTGAGGTGATTCATAATAACTGTTCGAAGCGCATGGCTTTGTGCTGGCGCTAGTTCATTCAAATTTCTGCCCTATCAGCTTTCGACGGTAGTGTAGTGGACTACCGTGGCATTAACGGGTGACGGAGAATTAGGGTTCGATTCCGGAGAGGGAGCCTGAGAGATGGCTACCACATCCAAGGAAGGCAGCAGGCGCGCAAATTACCCAATCCTGACACAGGGAGGTAGTGACAAAAAATAACAATACCGGGCTCTCACGAGTCTGGTAATTGGAATGAGTACAATTTAAATCCCTTAACGAGGATCCATTGGAGGGCAAGTCTGGTGCCAGCAGCCGCGGTAATTCCAGCTCCAATAGCGTATATTAAAATTGCTGCAGTTAAAAAGCTCGTAGTTGGATTTCTGGTGTGGTGCGCCGAGCCCGCCGCCGTCAAGGCGGTGAGTGCTTGCGTGCGCCTACCATCCTTCCGGAGGGCCTGCTCTACCCTTAACTGGGCCGGAGCAGGCGATCTGGATCTTTTACTTTGAAAAAATTAGAGTGTTTAAAGCAGGCGTCTGTTATGAATACATTAGCATGGAATAATAAGATAGGACTTTGGTTCTATTTTGTTGGTTTCTAGGACTGAAGTAATGATTGATAGGGACAGTTGGGGGTGCTAGTATTTAACGGCCAGAGGTGAAATTCTTGGATTCGTTAAAGACTAACTTATGCGAAAGCATTCACCAAGGATGTCTTCTTTAATCAAGAACGAAAGTTGGGGGATCGAAGACGATCAGATACCGTCGTAGTCTCAACCATAAACTATACCGACTAGGGATGGGTGAACGTTGCATTTATTACGACTTCATCCGCACCTTATGAGAAATCAAAGTCTTTGGGTTCTGGGGGGAGTATGGTCGCAAGGCTGAAACTTAAAGGAATTGACGGAAGGGCACCACCAGGAGTGGAGCCTGCGGCTTAATTTGACTCAACACGGGGAAACTTACCAGGTCCAGACATAGTGAGGATTGACAGATTGAAGATCTTTCTTGATTCTATGGGTGGTGGTGCATGGCCGTTCTTAGTTGGTGGAGTGATTTGTCTGGTTAATTCCGTTAACGAACGAGACCTCGGCCTACTAAATAGTCCGGCTCACCTTTCGGTGTGGCTGGGACTTCTTAGAGGGACTATCGGTGCGTAGCCGATGGAAGTTCGAGGCAATAACAGGTCTGTGATGCCCTTAGATGTTCTGGGCCGCACGCGCGCTACACTGACGCACTCATCGAGCTTACAACCTTGGCCGATAGGTCTGGGTAATCTTGTAAATTGCGTCGTGCTGGGGATAGATTATTGTAATTTTTAATCTTCAACGAGGAATTCCTAGTAAACGCAAGTCATCAGCTTGCATTGATTATGTCCCTGCCCTTTGTACACACCGCCCGTCGCTACTACCGATTGAATGGCTTAGTGAGTTTCAACGGATTGCCGTTGGTTGGTGGCAACATCAGCCAGTGGTGAGAAGTGAATCAAACTTGATCATTTAGAGGAAGTAAAAGTCGTAACAAGGTTTCC</text:p>
          </table:table-cell>
          <table:table-cell office:value-type="string" calcext:value-type="string">
            <text:p>d__Eukaryota; p__Cercozoa; c__Incertae_Sedis; o__Incertae_Sedis; f__Incertae_Sedis; g__Gymnophry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TCTTTATACAGTGAAACTGCAGATGGCTCATTAAATCAGTCATAATTTATTTGATGATTACTTACTACATGGATACCCGTAGTAATTCTAGAGCTAATACATGCGTAAAATCCCGACCCTCGTGGAAGGGATGTATTTATTAGATAAAAAACCAATGCGGGTGGCAACATCCGGTTTGAGGTGATTCATAATAACTGTTCGAAGCGCATGGCTTTGTGCTGGCGCTAGTTCATTCAAATTTCTGCCCTATCAGCTTTCGACGGTAGTGTAGTGGACTACCGTGGCATTAACGGGTGACGGAGAATTAGGGTTCGATTCCGGAGAGGGAGCCTGAGAGATGGCTACCACATCCAAGGAAGGCAGCAGGCGCGCAAATTACCCAATCCTGACACAGGGAGGTAGTGACAAAAAATAACAATACCGGGCTCTCACGAGTCTGGTAATTGGAATGAGTACAATTTAAATCCCTTAACGAGGATCCATTGGAGGGCAAGTCTGGTGCCAGCAGCCGCGGTAATTCCAGCTCCAATAGCGTATATTAAAATTGCTGCAGTTAAAAAGCTCGTAGTTGGATTTCTGGTGTGGTGCGCCGAGCCCGCCGCCGTCAAGGCGGTGAGTGCTTGCGTGCGCCTACCATCCTTCCGGAGGGCCTGCTCTACCCTTAACTGGGCCGGAGCAGGCGATCTGGATCTTTTACTTTGAAAAAATTAGAGTGTTTAAAGCAGGCGTCTGTTATGAATACATTAGCATGGAATAATAAGATAGGACTTTGGTTCTATTTTGTTGGTTTCTAGGACTGAAGTAATGATTGATAGGGACAGTTGGGGGTGCTAGTATTTAACGGCCAGAGGTGAAATTCTTGGATTCGTTAAAGACTAACTTATGCGAAAGCATTCACCAAGGATGTCTTCTTTAATCAAGAACGAAAGTTGGGGGATCGAAGACGATCAGATACCGTCGTAGTCTCAACCATAAACTATACCGACTAGGGATGGGTGAACGTTGCATTTATTACGACTTCATCCGCACCTTATGAGAAATCAAAGTCTTTGGGTTCTGGGGGGAGTATGGTCGCAAGGCTGAAACTTAAAGGAATTGACGGAAGGGCACCACCAGGAGTGGAGCCTGCGGCTTAATTTGACTCAACACGGGGAAACTTACCAGGTCCAGACATAGTGAGGATTGACAGATTGAAGATCTTTCTTGATTCTATGGGTGGTGGTGCATGGCCGTTCTTAGTTGGTGGAGTGATTTGTCTGGTTAATTCCGTTAACGAACGAGACCTCGGCCTACTAAATAGTCCGGCTCACCTTTCGGTGTGGCTGGGACTTCTTAGAGGGACTATCGGTGCGTAGCCGATGGAAGTTCGAGGCAATAACAGGTCTGTGATGCCCTTAGATGTTCTGGGCCGCACGCGCGCTACACTGACGCACTCATCGAGCTTACAACCTTGGCCGATAGGTCTGGGTAATCTTGTAAATTGCGTCGTGCTGGGGATAGATTATTGTAATTTTTAATCTTCAACGAGGAATTCCTAGTAAACGCAAGTCATCAGCTTGCATTGATTATGTCCCTGCCCTTTGTACACACCGCCCGTCGCTACTACCGATTGAATGGCTTAGTGAGTTTCAACGGATTGCCGTTGGTTGGTGGCAACATCAGCCAGTGGTGAGAAGTG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TTATACGGTGAAACTGCAGATGGCTCATTAAATCAGTCATAATTTATTTGATGATTGCTTACTACATGGATACCCGTAGTAATTCTAGAGCTAATACATGCGTAAAATCCTGACTCTCGCGGGAAGGGATGTATTTATTAGATAAAAAATCAATGCGAGCGGGCAACCGTTCGGTTTGAGGTGATTCATAATAACTGTTCGAATCGCATTGGCTTCATGCCGGCGATAGTTCATTCAAATTTCTGCCCTATCAGCTTTCGACGGTAGTGTAGTGGACTACCGTGGCATTAACGGGTGACGGAGAATTAGGGTTCGATTCCGGAGAGGGAGCCTGAGAGATGGCTACCACATCCAAGGAAGGCAGCAGGCGCGCAAATTACCCAATCCTGACACAGGGAGGTAGTGACAAAAAATAACAATACCGGGCCTTTATAGGTCTGGTAATTGGAATGAGTACAATTTAAATCCCTTAACGAGGATCCATTGGAGGGCAAGTCTGGTGCCAGCAGCCGCGGTAATTCCAGCTCCAATAGCGTATATTAAAATTGCTGCAGTTAAAAAGCTCGTAGTTGGATTTCTGGTTTGGTGCGCCGAGCCCGCATCCGTTTAGGTTGTGAGTGCTTGCTGCGCGCCTACCATCCTTCCGGAGAGGCCGATCTGCCCTTAACTGGAACGGGTCGCGTCGATCTGGATCGTTTACTTTGAAAAAATTAGAGTGTTTAAAGCAGGCGTTTGCTGTGAATACATTAGCATGGAATAATAAGATAGGACTTTGGTTCTATTTTGTTGGTTTCTAGGACTGAAGTAATGATTGATAGGGACAGTTGGGGGTGCTAGTATTTAACGGCCAGAGGTGAAATTCTTGGATTCGTTAAAGACTAACTTATGCGAAAGCATTCACCAAGGATGTCTTCTTTAATCAAGAACGAAAGTTGGGGGATCGAAGACGATCAGATACCGTCGTAGTCTCAACCATAAACTATACCGACTAGGGATGAGTGAACGTTGCTTTTTTTCGACTTCATTCGCACCTTATGAGAAATCAAAGTCTTTGGGTTCTGGGGGGAGTATGGTCGCAAGGCTGAAACTTAAAGGAATTGACGGAAGGGCACACCAGGAGTGGAGCCTGCGGCTTAATTTGACTCAACACGGGGAAACTTACCAGGTCCGGACATAGTGAGGATTGACAGATTGAAGATCTTTCTTGATTCTATGGGTGGTGGTGCATGGCCGTTCTTAGTTGGTGGAGTGATTTGTCTGGTTAATTCCGTTAACGAACGAGACCTCGGCCTACTAAATAGTCTGGCCTTCCTTTCGGGGAAAGCTGGGACTTCTTAGAGGGACTATCGGTGTGTAGCCGATGGAAGTTCGAGGCAATAACAGGTCTGTGATGCCCTTAGATGTTCTGGGCCGCACGCGCGCTACACTGATGCATTCATCGAGCTTACAACCTTGGCCGGCAGGTCTGGGTAATCTTGTTAAAGTGCATCGTGCTGGGGATAGATTATTGTAATTATTAATCTTCAACGAGGAATTCCTAGTAAACGCAAGTCATCAGCTTGCATTGATTACGTCCCTGCCCTTTGTACACACCGCCCGTCGCTACTACCGATTGAATGGCTTAGTGAGTTTCACAGATTGTTGCCTATCGCTGGTCTCCAGTGGTATGTGATGAGAAGTGAATCAAACTTGATCATTTAGAGGAAGTAAAAGTCGTAACAAGGTTTCC</text:p>
          </table:table-cell>
          <table:table-cell office:value-type="string" calcext:value-type="string">
            <text:p>d__Eukaryota; p__Cercozoa; c__Incertae_Sedis; o__Incertae_Sedis; f__Incertae_Sedis; g__Gymnophry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TTTATACGGTGAAACTGCAGATGGCTCATTAAATCAGTCATAATTTATTTGATGATTGCTTACTACATGGATACCCGTAGTAATTCTAGAGCTAATACATGCGTAAAATCCTGACTCTCGCGGGAAGGGATGTATTTATTAGATAAAAAATCAATGCGAGCGGGCAACCGTTCGGTTTGAGGTGATTCATAATAACTGTTCGAATCGCATTGGCTTCATGCCGGCGATAGTTCATTCAAATTTCTGCCCTATCAGCTTTCGACGGTAGTGTAGTGGACTACCGTGGCATTAACGGGTGACGGAGAATTAGGGTTCGATTCCGGAGAGGGAGCCTGAGAGATGGCTACCACATCCAAGGAAGGCAGCAGGCGCGCAAATTACCCAATCCTGACACAGGGAGGTAGTGACAAAAAATAACAATACCGGGCCTTTATAGGTCTGGTAATTGGAATGAGTACAATTTAAATCCCTTAACGAGGATCCATTGGAGGGCAAGTCTGGTGCCAGCAGCCGCGGTAATTCCAGCTCCAATAGCGTATATTAAAATTGCTGCAGTTAAAAAGCTCGTAGTTGGATTTCTGGTTTGGTGCGCCGAGCCCGCATCCGTTTAGGTTGTGAGTGCTTGCTGCGCGCCTACCATCCTTCCGGAGAGGCCGATCTGCCCTTAACTGGAACGGGTCGCGTCGATCTGGATCGTTTACTTTGAAAAAATTAGAGTGTTTAAAGCAGGCGTTTGCTGTGAATACATTAGCATGGAATAATAAGATAGGACTTTGGTTCTATTTTGTTGGTTTCTAGGACTGAAGTAATGATTGATAGGGACAGTTGGGGGTGCTAGTATTTAACGGCCAGAGGTGAAATTCTTGGATTCGTTAAAGACTAACTTATGCGAAAGCATTCACCAAGGATGTCTTCTTTAATCAAGAACGAAAGTTGGGGGATCGAAGACGATCAGATACCGTCGTAGTCTCAACCATAAACTATACCGACTAGGGATGAGTGAACGTTGCTTTTTTTCGACTTCATTCGCACCTTATGAGAAATCAAAGTCTTTGGGTTCTGGGGGGAGTATGGTCGCAAGGCTGAAACTTAAAGGAATTGACGGAAGGGCACACCAGGAGTGGAGCCTGCGGCTTAATTTGACTCAACACGGGGAAACTTACCAGGTCCGGACATAGTGAGGATTGACAGATTGAAGATCTTTCTTGATTCTATGGGTGGTGGTGCATGGCCGTTCTTAGTTGGTGGAGTGATTTGTCTGGTTAATTCCGTTAACGAACGAGACCTCGGCCTACTAAATAGTCTGGCCTTCCTTTCGGGGAAAGCTGGGACTTCTTAGAGGGACTATCGGTGTGTAGCCGATGGAAGTTCGAGGCAATAACAGGTCTGTGATGCCCTTAGATGTTCTGGGCCGCACGCGCGCTACACTGATGCATTCATCGAGCTTACAACCTTGGCCGGCAGGTCTGGGTAATCTTGTTAAAGTGCATCGTGCTGGGGATAGATTATTGTAATTATTAATCTTCAACGAGGAATTCCTAGTAAACGCAAGTCATCAGCTTGCATTGATTACGTCCCTGCCCTTTGTACACACCGCCCGTCGCTACTACCGATTGAATGGCTTAGTGAGTTTCACAGATTGTTGCCTATCGCTGGTCTCCAGTGGTATGTGATGAGAAGTGAATCA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TTTATACGGTGAAACTGCAGATGGCTCATTAAATCAGTCATAATTTATTTGATGATTACTTACTACATGGATACCCGTAGTAATTCTAGAGCTAATACATGCGTAAAGTCCTGACTCTTGCGGGGAAGGATGTATTTATTAGATAAAAAATCAATGCGAGGTGGCAACATCTCGGTTGGAGGTGATTCATAATAACTGTTCGGATCGCATGGGCTTGTCCCGGCGACAGTTCATTCAAATTTCTGCCCTATCAGCTTTCGACGGTAGTGTAGTGGACTACCGTGGCATCAACGGGTGACGGAGAATTAGGGTTCGATTCCGGAGAGGGAGCCTGAGAGATGGCTACCACATCCAAGGAAGGCAGCAGGCGCGCAAATTACCCAATCCTGACACAGGGAGGTAGTGACAAAAAATAACAATACCGGGCTCTTATGAGTCTGGTAATTGGAATGAGTACAATTTAAATCCCTTAACGAGGACCAATTGGAGGGCAAGTCTGGTGCCAGCAGCCGCGGTAATTCCAGCTCCAATAGCGTATATTAAAATTGCTGCAGTTAAAAAGCTCGTAGTTGGATTTCTGGTGTGGTGCGCCGAGCCCGCCACTTTTGGTGGCGAGTGCTTGTTGTGCGCCTACCATCCTTCTGGATAGCGTATTCTACCCTTCACTGGGCCGGAGTACGTGATCTGGATCTTTTACTTTGAAAAAATTAGAGTGTTTAAAGCAGGCTTGATGCTATGAATACATTAGCATGGAATAATAAGATAGGACTTTGGTTCTATTTTGTTGGTTTCTAGGACTGAAGTAATGATTGATAGGGACAGTTGGGGGTGCTAGTATTTAACGGCCAGAGGTGAAATTCTTGGATTCGTTAAAGACTAACTTATGCGAAAGCATTCACCAAGGATGTCTTCTTTAATCAAGAACGAAAGTTGGGGGATCGAAGACGATCAGATACCGTCGTAGTCTCAACCATAAACTATACCGACTAGGGATGGGTGAACGTTGCATTTTATACGACTTCATCCGCACCTTATGAGAAATCAAAGTCTTTGGGTTCTGGGGGGAGTATGGTCGCAAGGCTGAAACTTAAAGGAATTGACGGAAGGGCACCACCAGGAGTGGAGCCTGCGGCTTAATTTGACTCAACACGGGGAAACTTACCAGGTCCGGACATAGTGAGGATTGACAGATTGAAGATCTTTCTTGATTCTATGGGTGGTGGTGCATGGCCGTTCTTAGTTGGTGGAGTGATTTGTCTGGTTAATTCCGTTAACGAACGAGACCTCGGCCTACTAAATAGTCTGGCTCACCTCTCGGGGTGCGGTTAGGACTTCTTAGAGGGACTATCGGTGCGTAGCCGATGGAAGTTCGAGGCAATAACAGGTCTGTGATGCCCTTAGATGTTCTGGGCCGCACGCGCGCTACACTGACGCATTCATCGAGCTTACAACCTTGGCCGATAGGTCTGGGTAATCTTCTCAAAGTGCGTCGTGCTGGGGATAGATTATTGTAATTTTTAATCTTCAACGAGGAATTCCTAGTAAACGCAAGTCATCAGCTTGCATTGATTACGTCCCTGCCCTTTGTACACACCGCCCGTCGCTACTACCGATTGAATGGCTTAGTGAGTTTTACGGATTTCTGCCAAAGGCCAGCAATGGACTTTGGTGGAGAGAAGTAAATCAAACTTGATCATTTAGAGGAAGTAAAAGTCGTAACAAGGTTTCC</text:p>
          </table:table-cell>
          <table:table-cell office:value-type="string" calcext:value-type="string">
            <text:p>d__Eukaryota; p__Cercozoa; c__Incertae_Sedis; o__Incertae_Sedis; f__Incertae_Sedis; g__Gymnophry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TTTTATACGGTGAAACTGCAGATGGCTCATTAAATCAGTCATAATTTATTTGATGATTACTTACTACATGGATACCCGTAGTAATTCTAGAGCTAATACATGCGTAAAGTCCTGACTCTTGCGGGGAAGGATGTATTTATTAGATAAAAAATCAATGCGAGGTGGCAACATCTCGGTTGGAGGTGATTCATAATAACTGTTCGGATCGCATGGGCTTGTCCCGGCGACAGTTCATTCAAATTTCTGCCCTATCAGCTTTCGACGGTAGTGTAGTGGACTACCGTGGCATCAACGGGTGACGGAGAATTAGGGTTCGATTCCGGAGAGGGAGCCTGAGAGATGGCTACCACATCCAAGGAAGGCAGCAGGCGCGCAAATTACCCAATCCTGACACAGGGAGGTAGTGACAAAAAATAACAATACCGGGCTCTTATGAGTCTGGTAATTGGAATGAGTACAATTTAAATCCCTTAACGAGGACCAATTGGAGGGCAAGTCTGGTGCCAGCAGCCGCGGTAATTCCAGCTCCAATAGCGTATATTAAAATTGCTGCAGTTAAAAAGCTCGTAGTTGGATTTCTGGTGTGGTGCGCCGAGCCCGCCACTTTTGGTGGCGAGTGCTTGTTGTGCGCCTACCATCCTTCTGGATAGCGTATTCTACCCTTCACTGGGCCGGAGTACGTGATCTGGATCTTTTACTTTGAAAAAATTAGAGTGTTTAAAGCAGGCTTGATGCTATGAATACATTAGCATGGAATAATAAGATAGGACTTTGGTTCTATTTTGTTGGTTTCTAGGACTGAAGTAATGATTGATAGGGACAGTTGGGGGTGCTAGTATTTAACGGCCAGAGGTGAAATTCTTGGATTCGTTAAAGACTAACTTATGCGAAAGCATTCACCAAGGATGTCTTCTTTAATCAAGAACGAAAGTTGGGGGATCGAAGACGATCAGATACCGTCGTAGTCTCAACCATAAACTATACCGACTAGGGATGGGTGAACGTTGCATTTTATACGACTTCATCCGCACCTTATGAGAAATCAAAGTCTTTGGGTTCTGGGGGGAGTATGGTCGCAAGGCTGAAACTTAAAGGAATTGACGGAAGGGCACCACCAGGAGTGGAGCCTGCGGCTTAATTTGACTCAACACGGGGAAACTTACCAGGTCCGGACATAGTGAGGATTGACAGATTGAAGATCTTTCTTGATTCTATGGGTGGTGGTGCATGGCCGTTCTTAGTTGGTGGAGTGATTTGTCTGGTTAATTCCGTTAACGAACGAGACCTCGGCCTACTAAATAGTCTGGCTCACCTCTCGGGGTGCGGTTAGGACTTCTTAGAGGGACTATCGGTGCGTAGCCGATGGAAGTTCGAGGCAATAACAGGTCTGTGATGCCCTTAGATGTTCTGGGCCGCACGCGCGCTACACTGACGCATTCATCGAGCTTACAACCTTGGCCGATAGGTCTGGGTAATCTTCTCAAAGTGCGTCGTGCTGGGGATAGATTATTGTAATTTTTAATCTTCAACGAGGAATTCCTAGTAAACGCAAGTCATCAGCTTGCATTGATTACGTCCCTGCCCTTTGTACACACCGCCCGTCGCTACTACCGATTGAATGGCTTAGTGAGTTTTACGGATTTCTGCCAAAGGCCAGCAATGGACTTTGGTGGAGAGAAGTAA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TTTTATACAGTGAAACTGCAGATGGCTCATTAAATCAGTCATAATTTATTTGATGATTACTTACTACATGGATAACCGTAGTAATTCTAGAGCTAATACATGCGTAAAGTCCTGACTCTTGCGGGGAGGGATGTATTTATTAGATACAAAAATCAATGCGAGGTAGCAATATCTCGGTTGGAGATGATTCATAATAACTGTTCGAAGCGCATGGCCTCGTGCTGGCGCTAGTTCATTCAAATTTCTGCCCTATCAGCTTTCGACGGTAGTGTAGTGGACTACCGTGGCATTAACGGGTGACGGAGAATTAGGGTTCGATTCCGGAGAGGGAGCCTGAGAGATGGCTACCACATCCAAGGAAGGCAGCAGGCGCGCAAATTACCCAATCCTGACACAGGGAGGTAGTGACAAAAAATAACAATACCGGGCTCTTCTGAGTCTGGTAATTGGAATGAGTACAATTTAAATCCCTTAACGAGGATCCATTGGAGGGCAAGTCTGGTGCCAGCAGCCGCGGTAATTCCAGCTCCAATAGCGTATATTAAAATTGCTGCAGTTAAAAAGCTCGTAGTTGGATTTCTGGTGTGGTGCTCCGGGCCCGCCGCCGTTAGGCGGTGAGTGCTTGTTTTGTGCGCCTACCATCCTTCCGGTTTTTATCGTGCGCGTTCTACCCTTAACTGGGCCGGAGCGCGCGCGCCGGATCGTTTACTTTGAAAAAATTAGAGTGTTTAAAGCAGGCGTTTGTTATGAATACATTAGCATGGAATAATAAGATAGGACTTTGGTTCTATTTTGTTGGTTTCTAGGACTGAAGTAATGATTGATAGGGACAGTTGGGGGTGCTAGTATTTAACGGCCAGAGGTGAAATTCTTGGATTCGTTAAAGACTAACTTATGCGAAAGCATTCACCAAGGATGTCTTCTTTAATCAAGAACGAAAGTTGGGGGATCGAAGACGATCAGATACCGTCGTAGTCTCAACCATAAACTATACCGACTAGGGATGAGTGGACGTTGCATTTATTACGACTCCATTCGCACCTTATGAGAAATCAAAGTCTTTGGGTTCTGGGGGGAGTATGGTCGCAAGGCTGAAACTTAAAGGAATTGACGGAAGGGCACCACCAGGAGTGGAGCCTGCGGCTTAATTTGACTCAACACGGGGAAACTTACCAGGTCCGGACATAGTGAGGATTGACAGATTGAAGATCTTTCTTGATTCTATGGGTGGTGGTGCATGGCCGTTCTTAGTTGGTGGAGTGATTTGTCTGGTTAATTCCGTTAACGAACGAGACCTCGGCCTACTAAATAGTCTGACTCACTCTTCGGGGTGTGGTTGGGACTTCTTAGAGGGACTATCGGTGGGTAGCCGATGGAAGTTCGAGGCAATAACAGGTCTGTGATGCCCTTAGATGTTCTGGGCCGCACGCGCGCTACACTGACGCACTCATCGAGCTTACAACCTTGGCCGATAGGTCTGGGTAATCTTGTAAATTGCGTCGTGCTGGGGATAGATTATTGTAATTTTTAATCTTCAACGAGGAATTCCTAGTAAACGCAAGTCATCAGCTTGCATTGATTATGTCCCTGCCCTTTGTACACACCGCCCGTCGCTACTACCGATTGAATGGCTTAGTGAGTTTCACGGATTGTGGCTGGTTGGTAGCAATACTGTCCAGTGATGAAAAGTGAATCAAACTTGATCATTTAGAGGAAGTAAAAGTCGTAACAAGGTTTCC</text:p>
          </table:table-cell>
          <table:table-cell office:value-type="string" calcext:value-type="string">
            <text:p>d__Eukaryota; p__Cercozoa; c__Incertae_Sedis; o__Incertae_Sedis; f__Incertae_Sedis; g__Gymnophrys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GTCATATGCTTGTCTCAAAGATTAAGCCATGCATGTCTAAGTATAAACATTTTTATACAGTGAAACTGCAGATGGCTCATTAAATCAGTCATAATTTATTTGATGATTACTTACTACATGGATAACCGTAGTAATTCTAGAGCTAATACATGCGTAAAGTCCTGACTCTTGCGGGGAGGGATGTATTTATTAGATACAAAAATCAATGCGAGGTAGCAATATCTCGGTTGGAGATGATTCATAATAACTGTTCGAAGCGCATGGCCTCGTGCTGGCGCTAGTTCATTCAAATTTCTGCCCTATCAGCTTTCGACGGTAGTGTAGTGGACTACCGTGGCATTAACGGGTGACGGAGAATTAGGGTTCGATTCCGGAGAGGGAGCCTGAGAGATGGCTACCACATCCAAGGAAGGCAGCAGGCGCGCAAATTACCCAATCCTGACACAGGGAGGTAGTGACAAAAAATAACAATACCGGGCTCTTCTGAGTCTGGTAATTGGAATGAGTACAATTTAAATCCCTTAACGAGGATCCATTGGAGGGCAAGTCTGGTGCCAGCAGCCGCGGTAATTCCAGCTCCAATAGCGTATATTAAAATTGCTGCAGTTAAAAAGCTCGTAGTTGGATTTCTGGTGTGGTGCTCCGGGCCCGCCGCCGTTAGGCGGTGAGTGCTTGTTTTGTGCGCCTACCATCCTTCCGGTTTTTATCGTGCGCGTTCTACCCTTAACTGGGCCGGAGCGCGCGCGCCGGATCGTTTACTTTGAAAAAATTAGAGTGTTTAAAGCAGGCGTTTGTTATGAATACATTAGCATGGAATAATAAGATAGGACTTTGGTTCTATTTTGTTGGTTTCTAGGACTGAAGTAATGATTGATAGGGACAGTTGGGGGTGCTAGTATTTAACGGCCAGAGGTGAAATTCTTGGATTCGTTAAAGACTAACTTATGCGAAAGCATTCACCAAGGATGTCTTCTTTAATCAAGAACGAAAGTTGGGGGATCGAAGACGATCAGATACCGTCGTAGTCTCAACCATAAACTATACCGACTAGGGATGAGTGGACGTTGCATTTATTACGACTCCATTCGCACCTTATGAGAAATCAAAGTCTTTGGGTTCTGGGGGGAGTATGGTCGCAAGGCTGAAACTTAAAGGAATTGACGGAAGGGCACCACCAGGAGTGGAGCCTGCGGCTTAATTTGACTCAACACGGGGAAACTTACCAGGTCCGGACATAGTGAGGATTGACAGATTGAAGATCTTTCTTGATTCTATGGGTGGTGGTGCATGGCCGTTCTTAGTTGGTGGAGTGATTTGTCTGGTTAATTCCGTTAACGAACGAGACCTCGGCCTACTAAATAGTCTGACTCACTCTTCGGGGTGTGGTTGGGACTTCTTAGAGGGACTATCGGTGGGTAGCCGATGGAAGTTCGAGGCAATAACAGGTCTGTGATGCCCTTAGATGTTCTGGGCCGCACGCGCGCTACACTGACGCACTCATCGAGCTTACAACCTTGGCCGATAGGTCTGGGTAATCTTGTAAATTGCGTCGTGCTGGGGATAGATTATTGTAATTTTTAATCTTCAACGAGGAATTCCTAGTAAACGCAAGTCATCAGCTTGCATTGATTATGTCCCTGCCCTTTGTACACACCGCCCGTCGCTACTACCGATTGAATGGCTTAGTGAGTTTCACGGATTGTGGCTGGTTGGTAGCAATACTGTCCAGTGATGAAAAGTGAATCAAACTTGATCATTTAGAGGAAGTAAAAGTCGTAACAAGGTTTCC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TTCTTTATACTGTGAAACTGCGTACAGCTCATTATATCAGTTATAATTTATTTGATGGTACCTTACTACATGGATAACCGTAGTAATTCTAGAGCTAATACATGCGTCAAGTCCCGACTCGTGAGGGGAGGGATGTATTTATTAGATACAAAACCAATGCGCCCTCTGGGTGGTTAGTGGTGAATCATAATAACTGTTCGAACCGCATGGTCTTGTACCGGCGGTAGATCATTCAAATTTCTGCCCTATCAGCTTTCGACGGTAGTGTAGTGGACTACCGTGGCGTTAACGGGTAACGGAGAATTAGGGTTCGATTCCGGAGAGGGAGCCTGAGAAACGGCTACCACATCCAAGGAAGGCAGCAGGCGCGTAAATTACCCAATCCTGACACAGGGAGGTAGTGACAAAAAATAACAATACCGGGCTTTCTTAGGTCTGGTAATTGGAATGAGTACAATTTAAATCCCTTAACGAGGATCAACTGGAGGGCAAGTCTGGTGCCAGCAGCCGCGGTAATTCCAGCTCCAGTAGCGTATATTAAAGTTGTTGCAGTTAAAAAGCTCGTAGTTGGATTTCTGGTTTGACAGGCCTGGCCCGCCAAGGTTACTTGTGTGAGTGCCGGTGCGTGTCTGCCATCCTTCTGGTGTACGTTGTTCGGCTCTTTACTGGGTCGAGCAGCGCGTGCCAGATCATTTACTTTGAAAAAATTAGAGTGTTTAAAGCAGGCTTTTTGCTATGAATACATTAGCATGGAATAATAATTTAGGACTTTGGTTCTATTTTGTTGGTTTCTAGAGCTGAAGTAATGATTGATAGGGATAGTTGGGGGTGCTCGAATTCAGCGGCCAGAGGTGAAATTCTTGGATTCGCTGAAGACGAACTCATGCGAAAGCATTCACCAAGGATGTCTTCTTTAATCAAGAACGAAAGTTGGGGGATCGAAGACGATCAGATACCGTCGTAGTCTCAACCATAAACTATGCCGACTAGGGATTAGCGGACGTTGCATTTTCGACTCCGTTAGCACCTTATGAGAAATCAAAGTCTTTGGGTTCCGGGGGGAGTATGGTCGCAAGGCTGAAACTTAAAGGAATTGACGGAAGGGCACCACCAGGAGTGGAGCCTGCGGCTTAATTTGACTCAACACGGGAAAACTTACCAGGTCCGGACATAGTGAGGATTGACAGATTGAAGATCTTTCTTGATTCTATGGGTGGTGGTGCATGGCCGTTCTTAGTTGGTGGAGTGATTTGTCTGGTTAATTCCGTTAACGAACGAGACCTCGACCTGCTAAATAGTTCGGTAAATTCTCCGGGATTTACACTGGACTTCTTAGAGGGACTATCGGTGTGTAGCCGATGGAAGTTCGAGGCAATAACAGGTCTGTGATGCCCTTAGATGCCCTGGGCCGCACGCGCGCTACACTGATGCGTTCATCGAGCTTACAACCTTGACTGAAAGGTCTGGGTAATCTTTTGAAATCGCATCGTGCTGGGGATAGATGATTGTAATTATTCATCTTCAACGAGGAATTCCTAGTAAACGCAAGTCATTAGCTTGCATTGATTACGTCCCTGCCCTTTGTACACACCGCCCGTCGCTGCTACCGATTGAGCGATTTGATGAACCTCAGGGACTGCTGCTTTCGGTTGGGTTTCCTTCCGTTGGTGTGTGGGAACTGATGTGAATCTACTCGCTTAGAGGAAGCAAAAGTCGTAACAAGGTTTCC</text:p>
          </table:table-cell>
          <table:table-cell office:value-type="string" calcext:value-type="string">
            <text:p>d__Eukaryota; p__Cercozoa; c__Incertae_Sedis; o__Incertae_Sedis; f__Incertae_Sedis; g__Krake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CATATGCTTGTCTCAAAGATTAAGCCATGCATGTCTAAGTATAAACTTCTTTATACTGTGAAACTGCGTACAGCTCATTATATCAGTTATAATTTATTTGATGGTACCTTACTACATGGATAACCGTAGTAATTCTAGAGCTAATACATGCGTCAAGTCCCGACTCGTGAGGGGAGGGATGTATTTATTAGATACAAAACCAATGCGCCCTCTGGGTGGTTAGTGGTGAATCATAATAACTGTTCGAACCGCATGGTCTTGTACCGGCGGTAGATCATTCAAATTTCTGCCCTATCAGCTTTCGACGGTAGTGTAGTGGACTACCGTGGCGTTAACGGGTAACGGAGAATTAGGGTTCGATTCCGGAGAGGGAGCCTGAGAAACGGCTACCACATCCAAGGAAGGCAGCAGGCGCGTAAATTACCCAATCCTGACACAGGGAGGTAGTGACAAAAAATAACAATACCGGGCTTTCTTAGGTCTGGTAATTGGAATGAGTACAATTTAAATCCCTTAACGAGGATCAACTGGAGGGCAAGTCTGGTGCCAGCAGCCGCGGTAATTCCAGCTCCAGTAGCGTATATTAAAGTTGTTGCAGTTAAAAAGCTCGTAGTTGGATTTCTGGTTTGACAGGCCTGGCCCGCCAAGGTTACTTGTGTGAGTGCCGGTGCGTGTCTGCCATCCTTCTGGTGTACGTTGTTCGGCTCTTTACTGGGTCGAGCAGCGCGTGCCAGATCATTTACTTTGAAAAAATTAGAGTGTTTAAAGCAGGCTTTTTGCTATGAATACATTAGCATGGAATAATAATTTAGGACTTTGGTTCTATTTTGTTGGTTTCTAGAGCTGAAGTAATGATTGATAGGGATAGTTGGGGGTGCTCGAATTCAGCGGCCAGAGGTGAAATTCTTGGATTCGCTGAAGACGAACTCATGCGAAAGCATTCACCAAGGATGTCTTCTTTAATCAAGAACGAAAGTTGGGGGATCGAAGACGATCAGATACCGTCGTAGTCTCAACCATAAACTATGCCGACTAGGGATTAGCGGACGTTGCATTTTCGACTCCGTTAGCACCTTATGAGAAATCAAAGTCTTTGGGTTCCGGGGGGAGTATGGTCGCAAGGCTGAAACTTAAAGGAATTGACGGAAGGGCACCACCAGGAGTGGAGCCTGCGGCTTAATTTGACTCAACACGGGAAAACTTACCAGGTCCGGACATAGTGAGGATTGACAGATTGAAGATCTTTCTTGATTCTATGGGTGGTGGTGCATGGCCGTTCTTAGTTGGTGGAGTGATTTGTCTGGTTAATTCCGTTAACGAACGAGACCTCGACCTGCTAAATAGTTCGGTAAATTCTCCGGGATTTACACTGGACTTCTTAGAGGGACTATCGGTGTGTAGCCGATGGAAGTTCGAGGCAATAACAGGTCTGTGATGCCCTTAGATGCCCTGGGCCGCACGCGCGCTACACTGATGCGTTCATCGAGCTTACAACCTTGACTGAAAGGTCTGGGTAATCTTTTGAAATCGCATCGTGCTGGGGATAGATGATTGTAATTATTCATCTTCAACGAGGAATTCCTAGTAAACGCAAGTCATTAGCTTGCATTGATTACGTCCCTGCCCTTTGTACACACCGCCCGTCGCTGCTACCGATTGAGCGATTTGATGAACCTCAGGGACTGCTGCTTTCGGTTGGGTTTCCTTCCGTTGGTGTGTGGGAACTGATGTGAATCTACTCGC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TTCTTTATACTGTGAAACTGCGTACAGCTCATTATATCAGTTATAATTTATTTGATGGTACTTTACTACATGGATAACCGTAGTAATTCTAGAGCTAATACATGCGTAAAGTCCCGACTCGCGAGGGGAGGGATGTATTTATTAGATAAAAAACCAATGCGCCCTCTGGGTGATTTGTGGTGAATCATAATAACTTTTCGAATCGCATGGTCTCGTACCGGCGATAGATCATTCAAATTTCTGCCCTATCAGCTTTCGACGGTAGTGTAGTGGACTACCGTGGCGTTAACGGGTAACGGAGAATTAGGGTTCGATTCCGGAGAGGGAGCCTGAGAAACGGCTACCACATCCAAGGAAGGCAGCAGGCGCGTAAATTACCCAATCCTGACACAGGGAGGTAGTGACAAAAAATAACAATACCGGGCCTTCTTAGGTCTGGTAATTGGAATGAGTACAATTTAAATCCCTTAACGAGGATCAACTGGAGGGCAAGTCTGGTGCCAGCAGCCGCGGTAATTCCAGCTCCAGTAGCGTATATTAAAGTTGTTGCAGTTAAAAAGCTCGTAGTTGGATTTCTGGTTTGATATGCCTGGCCCGCCACGGTTACGTGTGTGAGTGCCGGTGCGTGTCTGCCATCCTTCTGGAAAACGTGTCTACCCTTCACTGGGCCGGATACGCGATCCAGATCATTTACTTTGAAAAAATTAGAGTGTTTAAAGCAGGCTTTTTGCTATGAATACATTAGCATGGAATAATAATTTAGGACTTTGGCCCTATTTTGTTGGTTTCTAGGACTGAAGTAATGATTGATAGGGATAGTTGGGGGTGCTCGAATTCAGCGGCCAGAGGTGAAATTCTTGGATTCGCTGAAGACGAACTCATGCGAAAGCATTCACCAAGGATGTCTTCTTTAATCAAGAACGAAAGTTGGGGGATCGAAGACGATCAGATACCGTCGTAGTCTCAACCATAAACTATGCCGACTAGGGATCAGCGAACGTTGCATTTTCGACTTCGTTGGCACCTTATGAGAAATCAAAGTCTTTGGGTTCCGGGGGGAGTATGGTCGCAAGGCTGAAACTTAAAGGAATTGACGGAAGGGCACCACCAGGAGTGGAGCCTGCGGCTTAATTTGACTCAACACGGGAAAACTTACCAGGTCCGGACATAGTGAGGATTGACAGATTGAAGATCTTTCTTAATTCTATGGGTGGTGGTGCATGGCCGTTCTTAGTTGGTGGAGTGATTTGTCTGGTTAATTCCGTTAACGAACGAGACCTCGACCTGCTAAATAGTTCTACAAATTCTCCGGGATTTGGCTGGACTTCTTAGAGGGACTATCGGTGCGTAGCCGATGGAAGTTCGAGGCAATAACAGGTCTGTGATGCCCTTAGATGCCCTGGGCCGCACGCGCGCTACACTGATGCGTTCATCGAGCTTACAACCTTGACTGAAAGGTCTGGGTAATCTTTTGAAATCGCATCGTGCTGGGGATAGATGATTGTAATTATTCATCTTCAACGAGGAATTCCTAGTAAACGCAAGTCATTAGCTTGCATTGATTACGTCCCTGCCCTTTGTACACACCGCCCGTCGCTGCTACCGATTGAGCGATTTGATGAACCTCAGGGACCGTTGCTTTCGGTTGGGTTTCCTTCCGTTGGTCTACAGGAACTGATGTGAATCTACTCGCTTAGAGGAAGCAAAAGTCGTAACAAGGTTTCC</text:p>
          </table:table-cell>
          <table:table-cell office:value-type="string" calcext:value-type="string">
            <text:p>d__Eukaryota; p__Cercozoa; c__Incertae_Sedis; o__Incertae_Sedis; f__Incertae_Sedis; g__Krake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CATATGCTTGTCTCAAAGATTAAGCCATGCATGTCTAAGTATAAACTTCTTTATACTGTGAAACTGCGTACAGCTCATTATATCAGTTATAATTTATTTGATGGTACTTTACTACATGGATAACCGTAGTAATTCTAGAGCTAATACATGCGTAAAGTCCCGACTCGCGAGGGGAGGGATGTATTTATTAGATAAAAAACCAATGCGCCCTCTGGGTGATTTGTGGTGAATCATAATAACTTTTCGAATCGCATGGTCTCGTACCGGCGATAGATCATTCAAATTTCTGCCCTATCAGCTTTCGACGGTAGTGTAGTGGACTACCGTGGCGTTAACGGGTAACGGAGAATTAGGGTTCGATTCCGGAGAGGGAGCCTGAGAAACGGCTACCACATCCAAGGAAGGCAGCAGGCGCGTAAATTACCCAATCCTGACACAGGGAGGTAGTGACAAAAAATAACAATACCGGGCCTTCTTAGGTCTGGTAATTGGAATGAGTACAATTTAAATCCCTTAACGAGGATCAACTGGAGGGCAAGTCTGGTGCCAGCAGCCGCGGTAATTCCAGCTCCAGTAGCGTATATTAAAGTTGTTGCAGTTAAAAAGCTCGTAGTTGGATTTCTGGTTTGATATGCCTGGCCCGCCACGGTTACGTGTGTGAGTGCCGGTGCGTGTCTGCCATCCTTCTGGAAAACGTGTCTACCCTTCACTGGGCCGGATACGCGATCCAGATCATTTACTTTGAAAAAATTAGAGTGTTTAAAGCAGGCTTTTTGCTATGAATACATTAGCATGGAATAATAATTTAGGACTTTGGCCCTATTTTGTTGGTTTCTAGGACTGAAGTAATGATTGATAGGGATAGTTGGGGGTGCTCGAATTCAGCGGCCAGAGGTGAAATTCTTGGATTCGCTGAAGACGAACTCATGCGAAAGCATTCACCAAGGATGTCTTCTTTAATCAAGAACGAAAGTTGGGGGATCGAAGACGATCAGATACCGTCGTAGTCTCAACCATAAACTATGCCGACTAGGGATCAGCGAACGTTGCATTTTCGACTTCGTTGGCACCTTATGAGAAATCAAAGTCTTTGGGTTCCGGGGGGAGTATGGTCGCAAGGCTGAAACTTAAAGGAATTGACGGAAGGGCACCACCAGGAGTGGAGCCTGCGGCTTAATTTGACTCAACACGGGAAAACTTACCAGGTCCGGACATAGTGAGGATTGACAGATTGAAGATCTTTCTTAATTCTATGGGTGGTGGTGCATGGCCGTTCTTAGTTGGTGGAGTGATTTGTCTGGTTAATTCCGTTAACGAACGAGACCTCGACCTGCTAAATAGTTCTACAAATTCTCCGGGATTTGGCTGGACTTCTTAGAGGGACTATCGGTGCGTAGCCGATGGAAGTTCGAGGCAATAACAGGTCTGTGATGCCCTTAGATGCCCTGGGCCGCACGCGCGCTACACTGATGCGTTCATCGAGCTTACAACCTTGACTGAAAGGTCTGGGTAATCTTTTGAAATCGCATCGTGCTGGGGATAGATGATTGTAATTATTCATCTTCAACGAGGAATTCCTAGTAAACGCAAGTCATTAGCTTGCATTGATTACGTCCCTGCCCTTTGTACACACCGCCCGTCGCTGCTACCGATTGAGCGATTTGATGAACCTCAGGGACCGTTGCTTTCGGTTGGGTTTCCTTCCGTTGGTCTACAGGAACTGATGTGAATCTACTCGCTTAGAGGAAGCAAAAGTCGTAACAAGGTTTCC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CTTCTTTATACTGTGAAACTGCGTACAGCTCATTATATCAGTTATAATTTATTTGATGGTACTTTACTACATGGATAACCGTAGTAATTCTAGAGCTAATACATGCGTAAAGTCTTCCCTTCACGGGGAAGATGTATTTATTAGATACAAAACCAACCCATCCTCTGGGTGGTCGTGGTGAATCATAGTAACTTTTCGAATCGCATGGTCTCGTACCGGCGATGGATCATTCAAATTTCTGCCCTATCAGCTTTCGACGGTAGTGTAGTGGACTACCGTGGCGTTAACGGGTAACGGGGAATTAGGGTTCGATTCCGGAGAGGGAGCCTGAGAAACGGCTACCACATCCAAGGAAGGCAGCAGGCGCGTAAATTACCCAATCCTGACACAGGGAGGTAGTGACAAGAAATAACGATACCGGGCCTTCACAGGTCTGGTAATTGGAATGAGTACAATTTAAATCCCTTAACGAGGATCAACTGGAGGGCAAGTCTGGTGCCAGCAGCCGCGGTAATTCCAGCTCCAGTAGCGTATATTAAAGTTGTTGCAGTTAAAAAGCTCGTAGTTGGATTTCTGGTTTGATATGCCTGGCCCGCCACGGTTACGTGTGTGTGCGCCGGTGCGTGTCTGCCATCCTTCTGGAAAACGTGTCTACCCTTCACTGGGCCGGATGCGCGATCCAGATCTTTTACTTTGAAAAAATTAGAGTGTTTAAAGCAGGCATTTTGCTATGAATACATTAGCATGGAATAATAATTTAGGACTTTGATCCTATTTTGTTGGTTCTAGGGTCGAAGTAATGATTGATAGGGATAGTTGGGGGTGCTCGAATTCAGCGGCCAGAGGTGAAATTCTTGGATTCGCTGAAGACGAACTCATGCGAAAGCATTCACCAAGGATGTCTTCTTTAATCAAGAACGAAAGTTGGGGGATCGAAGACGATCAGATACCGTCGTAGTCTCAACCATAAACTATGCCGACTAGGGATCAGCGAACGTTGCATTTTCGACTTCGTTGGCACCTTATGAGAAATCAAAGTCTTTGGGTTCCGGGGGGAGTATGGTCGCAAGGCTGAAACTTAAAGGAATTGACGGAAGGGCACCACCAGGAGTGGAGCCTGCGGCTTAATTTGACTCAACACGGGAAAACTTACCAGGTCCGGACATAGTGAGGATTGACAGATTGAAGATCTTTCTTGATTCTATGGGTGGTGGTGCATGGCCGTTCTTAGTTGGTGGAGTGATTTGTCTGGTTAATTCCGTTAACGAACGAGACCTCGACCTGCTAAATAGTTCGGTAAATCTTCGGATTTACACTGGACTTCTTAGAGGGACTATCGGTGGCTAGCCGATGGAAGTTCGAGGCAATAACAGGTCTGTGATGCCCTTAGATGCCCTGGGCCGCACGCGCGCTACACTGATGCGTTCATCGAGCTTACAACCTTGACTGAGAGGTCTGGGTAATCTTTTGAAATCGCATCGTGCTGGGGATAGATGATTGTAATTATTCATCTTCAACGAGGAATTCCTAGTAAACGCAAGTCATTAGCTTGCATTGATTACGTCCCTGCCCTTTGTACACACCGCCCGTCGCTGCTACCGATCGAGCGATTTGATGAACCTCAGGGACTGCTGCTTGTGGTTGGGTTTCCTTCCGCATGTGTGTGGGAACTGATGTGAATCTACTCGCTTAGAGGAAGCAAAAGTCGTAACAAGGTTTCC</text:p>
          </table:table-cell>
          <table:table-cell office:value-type="string" calcext:value-type="string">
            <text:p>d__Eukaryota; p__Cercozoa; c__Incertae_Sedis; o__Incertae_Sedis; f__Incertae_Sedis; g__Kraken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CATATGCTTGTCTCAAAGATTAAGCCATGCATGTCTAAGTATAAACTTCTTTATACTGTGAAACTGCGTACAGCTCATTATATCAGTTATAATTTATTTGATGGTACTTTACTACATGGATAACCGTAGTAATTCTAGAGCTAATACATGCGTAAAGTCTTCCCTTCACGGGGAAGATGTATTTATTAGATACAAAACCAACCCATCCTCTGGGTGGTCGTGGTGAATCATAGTAACTTTTCGAATCGCATGGTCTCGTACCGGCGATGGATCATTCAAATTTCTGCCCTATCAGCTTTCGACGGTAGTGTAGTGGACTACCGTGGCGTTAACGGGTAACGGGGAATTAGGGTTCGATTCCGGAGAGGGAGCCTGAGAAACGGCTACCACATCCAAGGAAGGCAGCAGGCGCGTAAATTACCCAATCCTGACACAGGGAGGTAGTGACAAGAAATAACGATACCGGGCCTTCACAGGTCTGGTAATTGGAATGAGTACAATTTAAATCCCTTAACGAGGATCAACTGGAGGGCAAGTCTGGTGCCAGCAGCCGCGGTAATTCCAGCTCCAGTAGCGTATATTAAAGTTGTTGCAGTTAAAAAGCTCGTAGTTGGATTTCTGGTTTGATATGCCTGGCCCGCCACGGTTACGTGTGTGTGCGCCGGTGCGTGTCTGCCATCCTTCTGGAAAACGTGTCTACCCTTCACTGGGCCGGATGCGCGATCCAGATCTTTTACTTTGAAAAAATTAGAGTGTTTAAAGCAGGCATTTTGCTATGAATACATTAGCATGGAATAATAATTTAGGACTTTGATCCTATTTTGTTGGTTCTAGGGTCGAAGTAATGATTGATAGGGATAGTTGGGGGTGCTCGAATTCAGCGGCCAGAGGTGAAATTCTTGGATTCGCTGAAGACGAACTCATGCGAAAGCATTCACCAAGGATGTCTTCTTTAATCAAGAACGAAAGTTGGGGGATCGAAGACGATCAGATACCGTCGTAGTCTCAACCATAAACTATGCCGACTAGGGATCAGCGAACGTTGCATTTTCGACTTCGTTGGCACCTTATGAGAAATCAAAGTCTTTGGGTTCCGGGGGGAGTATGGTCGCAAGGCTGAAACTTAAAGGAATTGACGGAAGGGCACCACCAGGAGTGGAGCCTGCGGCTTAATTTGACTCAACACGGGAAAACTTACCAGGTCCGGACATAGTGAGGATTGACAGATTGAAGATCTTTCTTGATTCTATGGGTGGTGGTGCATGGCCGTTCTTAGTTGGTGGAGTGATTTGTCTGGTTAATTCCGTTAACGAACGAGACCTCGACCTGCTAAATAGTTCGGTAAATCTTCGGATTTACACTGGACTTCTTAGAGGGACTATCGGTGGCTAGCCGATGGAAGTTCGAGGCAATAACAGGTCTGTGATGCCCTTAGATGCCCTGGGCCGCACGCGCGCTACACTGATGCGTTCATCGAGCTTACAACCTTGACTGAGAGGTCTGGGTAATCTTTTGAAATCGCATCGTGCTGGGGATAGATGATTGTAATTATTCATCTTCAACGAGGAATTCCTAGTAAACGCAAGTCATTAGCTTGCATTGATTACGTCCCTGCCCTTTGTACACACCGCCCGTCGCTGCTACCGATCGAGCGATTTGATGAACCTCAGGGACTGCTGCTTGTGGTTGGGTTTCCTTCCGCATGTGTGTGGGAACTGATGTGAATCTACTCGC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TTAAGCCATGCATGTCTAAGTATAAGCGAACTTATACAGTGAAACTGCGGATGGCTCATTAAAACAGTTTGAATTTATTTGATGGATGTACGAGAGTACTACATGGATATCCGTAGTAATTCTAGAGCTAATACATGCAAGAACGCCCGACCTCACGGAAGGGTTGTATTTATTGGATACAAAAGCCAAACCGGGCAACCGGTTTTGTTTGTTGATTCACAATAACTTATCGAATCGCTTCGTAAGAAGCGATAGGTCATTCAACATTCTGCCCTATCAGCTTTCGATGGTTATGTCGTGGATAACCATGGCCGTAACGGGTAACGAGGAATTGGGGTTCGATTTCGGAGAGGGAGCTTGAGAATCGGCTACCACATCTAAGGAAGGCAGCAGGCGCGCAAATTACCCAATCCTGACTCAGGGAGGTAGTGACAAAAAATAACAATACCGGTTCTTTTTGGGACTGGTAATTGGAATGAGAACAAGTTAAATCTATTATCGAGGATCCATTGGAGGGCAAGTCTGGTGCCAGCAGCCGCGGTAATTCCAGCTCCAATAGCGTATATTAAAGTTGTTGCAGTTAAAAAGCTCGTAGTTGGACTTGTGTGCGCTGCGGCTTAGCGGTCTGCGTTCAAAAGAGCGTTACGACATGCGGTCGCGGCGCCGTAAAATTTGCAACTGGATCGCGTCTGGACTTCACTGGCTGGGCGCTGCCTATTCGGTTGCTCGTTTACTGTGAGAAAATTAGAGTGTTCAAGGCAGGCATTTTGCAATTGAATATGTTAGCATGGGATAATGAGATAAGGCTTCCGTCTTATTTCGTTGGTTTCTAGGGTGGAAGTAATGATTGATAGGGACGGTTGGGGGTGCTAGTATTCAGCGGCCAGAGGTGAAATTCATGGATTCGCTGAAGACTAACTTATGCGAAAGCATTCACCAAGGACGTCCTCTTTAATCAAGAACGAAAGTTGGGGGATCGAAGACGATCAGATACCGTCGTAGTCTCAACCATAAACTATGTCGACTAGGGATTGGCGGTCGTTTTAATCAAAAGACTCCGTCAGCACCTCATGAGAAATCAAAGTGTTTGGACTCTTGGGGAAGTATGGTCGCAAGGCTGAAACTTAAAGGAATTGACGGAAAGGCACACAAGCAGTGGAACCTGCGGCTTAATTTGACTCAACACGGGAAAACTTACCAGGTCCAGAGATGTAGAGGATTGACAGATTGAAGCTCTTTCTTGATCACTTCGGTGGTGGTGCATGGCCGTTCATAGTTGGTGGAGTGATTTGTCTGGTTAATTCCGATAACGAACGAGACCTCAGCCTGCTTTTGTAGTCGGCGTCATACTTGTATGGCGTGCAACTTCTTAGAGGGACTATCGATGTAGCAGTCGATGGAAGTTTGAGGCAATAACAGGTCTGTGATGCCCTTAGATGTTCTGGGCCGCACGCGCGTTACAATGCTGGGCTCAACGAGTTCTTACTTGGCCGAGAGGCCTGGTTAATCTTTTGAAATCCCAGCGTGCTTGGGCTTGCCTCTTGCAACTAGAGGCACCAACGAGGAATTCCTAGTAGACGCGAGTCATCAACTCGCATCGAATACGTCCCTGCCCTTTGTACACACCGCCCGTCGCTCCTACTGATTGAATGCTCCGGTGAGTAGTCGGGAGAATGCGCCGTCGGGCAGCAATGCTCGCGGCGCGTTCGAACTTCCACAAATTTGGGTATTTAGAAGAAGGAGAAGTCGTAACAAGGTTTCC</text:p>
          </table:table-cell>
          <table:table-cell office:value-type="string" calcext:value-type="string">
            <text:p>d__Eukaryota; p__Cercozoa; c__Phytomyxea; o__Phytomyxea; f__Phytomyx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TTAAGCCATGCATGTCTAAGTATAAGCGAACTTATACAGTGAAACTGCGGATGGCTCATTAAAACAGTTTGAATTTATTTGATGGATGTACGAGAGTACTACATGGATATCCGTAGTAATTCTAGAGCTAATACATGCAAGAACGCCCGACCTCACGGAAGGGTTGTATTTATTGGATACAAAAGCCAAACCGGGCAACCGGTTTTGTTTGTTGATTCACAATAACTTATCGAATCGCTTCGTAAGAAGCGATAGGTCATTCAACATTCTGCCCTATCAGCTTTCGATGGTTATGTCGTGGATAACCATGGCCGTAACGGGTAACGAGGAATTGGGGTTCGATTTCGGAGAGGGAGCTTGAGAATCGGCTACCACATCTAAGGAAGGCAGCAGGCGCGCAAATTACCCAATCCTGACTCAGGGAGGTAGTGACAAAAAATAACAATACCGGTTCTTTTTGGGACTGGTAATTGGAATGAGAACAAGTTAAATCTATTATCGAGGATCCATTGGAGGGCAAGTCTGGTGCCAGCAGCCGCGGTAATTCCAGCTCCAATAGCGTATATTAAAGTTGTTGCAGTTAAAAAGCTCGTAGTTGGACTTGTGTGCGCTGCGGCTTAGCGGTCTGCGTTCAAAAGAGCGTTACGACATGCGGTCGCGGCGCCGTAAAATTTGCAACTGGATCGCGTCTGGACTTCACTGGCTGGGCGCTGCCTATTCGGTTGCTCGTTTACTGTGAGAAAATTAGAGTGTTCAAGGCAGGCATTTTGCAATTGAATATGTTAGCATGGGATAATGAGATAAGGCTTCCGTCTTATTTCGTTGGTTTCTAGGGTGGAAGTAATGATTGATAGGGACGGTTGGGGGTGCTAGTATTCAGCGGCCAGAGGTGAAATTCATGGATTCGCTGAAGACTAACTTATGCGAAAGCATTCACCAAGGACGTCCTCTTTAATCAAGAACGAAAGTTGGGGGATCGAAGACGATCAGATACCGTCGTAGTCTCAACCATAAACTATGTCGACTAGGGATTGGCGGTCGTTTTAATCAAAAGACTCCGTCAGCACCTCATGAGAAATCAAAGTGTTTGGACTCTTGGGGAAGTATGGTCGCAAGGCTGAAACTTAAAGGAATTGACGGAAAGGCACACAAGCAGTGGAACCTGCGGCTTAATTTGACTCAACACGGGAAAACTTACCAGGTCCAGAGATGTAGAGGATTGACAGATTGAAGCTCTTTCTTGATCACTTCGGTGGTGGTGCATGGCCGTTCATAGTTGGTGGAGTGATTTGTCTGGTTAATTCCGATAACGAACGAGACCTCAGCCTGCTTTTGTAGTCGGCGTCATACTTGTATGGCGTGCAACTTCTTAGAGGGACTATCGATGTAGCAGTCGATGGAAGTTTGAGGCAATAACAGGTCTGTGATGCCCTTAGATGTTCTGGGCCGCACGCGCGTTACAATGCTGGGCTCAACGAGTTCTTACTTGGCCGAGAGGCCTGGTTAATCTTTTGAAATCCCAGCGTGCTTGGGCTTGCCTCTTGCAACTAGAGGCACCAACGAGGAATTCCTAGTAGACGCGAGTCATCAACTCGCATCGAATACGTCCCTGCCCTTTGTACACACCGCCCGTCGCTCCTACTGATTGAATGCTCCGGTGAGTAGTCGGGAGAATGCGCCGTCGGGCAGCAATGCTCGCGGCGCGTTCGAACTTCCACAAATTTGGGTATTTAGAAGAAGGAGAAGTCGTAACAAGGTTTCC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TTAAGCCATGCATGTCTAAGTATAAGCGAACTTATACAGTGAAACTGCGGATGGCTCATTAAAACAGTTTGAATTTATTTGATGGATGTGCGAAAGTACTACATGGATAACCGTAGTAATTCTAGAGCTAATACATGCAAGAACGCCCGACCTTGGAAGGGCTGTATTTATTGGATACAAAAACCAAACCTGGCAACAGGTTCTGTTTGTTGATTCACAATAACTGATCGGATCGCGGCTTCGGCTGCGATAGGTCATTCAACATTCTGCCCTATCAGCTTTCGATGGTTCTGTAGTGGACAACCATGGCCGTAACGGGTAACGGAGAATCAGGGTTCGGTTCCGGAGAGGGCGCTTGAGAATTGGCGACCACATCTAAGGAAGGCAGCAGGCGCGCAAATTACCCAATCCTGACTCAGGGAGGTAGTGACAAAAAATAACAATACCGGATCTTTTTGGGTCTGGTAATTGGAATGAGAACAAGTTAAACTTATTATCGAGGATCCATTGGAGGGCAAGTCTGGTGCCAGCAGCCGCGGTAATACCAGCTCCAATAGCGTATATTAAAGTTGTTGCAGTTAAAAAGCTCGTAGTTGGACTTGTGTGCGCCTGCATTCTGCGGTCACTTCCCAAAAGGGTTGTCCGACATGCGGTGCAGGCGCCGTTAAACCTTCAACTGGATCGCGTCTGGGCTTCATTGTCTGGGCGCTGTCATTCGGTTGATCATTTACTGTGAGAAAATTAGAGTGTTCAAGGCAGGCATTATTGCAATTGAATATGTTAGCATGGAATAATAAGATAAGGCTTTCGGCTTATTTTGTTGGTTTCTAGATCGGAAGTAATGATTGATAGGGATAGTTGGGGGTGCTAGTATTCAACGGCCAGAGGTGAAATTCATGGATTCGTTGAAGACTAACTTATGCGAAAGCATTCACCAAGGATGTCCTCTTTAATCAAGAACGAAAGTTGGGGGATCGAAGACGATCAGATACCGTCGTAGTCTCAACCATAAACTATGTCGACTAGGGATTGGCAGTCGTTTTTTTATAGACTCTGTCAGCACCTTATGAGAAATCAAAGTGTTTGGACTCTTGGGGAAGTATGGTCGCAAGGCTGAAACTTAAAGGAATTGACGGAAGGGCACCACCAGGAGTGGAGCCTGCGGCTTAATTTGACTCAACACGGGAAAACTTACCAGGTCCAGAGATGTAGAGGATTGACAGATTGAAGCTCTTTCTTGATCACTTCGGTGGTGGTGCATGGCCGTTCTTAGTTGGTGGAGTGATTTGTCTGGTTAATTCCGTTAACGAACGAGACCTCAGCCTGCTTTTGTAGTTTCTGCTATTTTCGGGTAGTACTTGAAACTTCTTAGAGGGACTATCGATTTTTAGTCGATGGAAGTTTGAGGCAATAACAGGTCTGTGATGCCCTTAGATGTTCTGGGCCGCACGCGCGCTACAATGGTGGATTCAACGAGTTTTGTTCTTGACCGAAAGGTCTGGATAATCTTTTGAAATTCCATCGTGCTGGGGCTTGCGGCTTGCAACTAGCCGCACCAACGAGGAATTCCTAGTATACGCATGTCATCAACATGCATAGATTACGTCCCTGCCCTTTGTACACACCGCCCGTCGCTCCTACTGATTGGATGCTCCGGTGAAAAGTCGGGAGAATGTTTGTGCAATCAGCAATGGTTCACGAATGTTCGAACTTCTTTAAATTGTAGTTTCTAGAAGAAGGAGAAGTCGTAACAAGGTTTCC</text:p>
          </table:table-cell>
          <table:table-cell office:value-type="string" calcext:value-type="string">
            <text:p>d__Eukaryota; p__Cercozoa; c__Phytomyxea; o__Phytomyxea; f__Phytomyx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TTAAGCCATGCATGTCTAAGTATAAGCGAACTTATACAGTGAAACTGCGGATGGCTCATTAAAACAGTTTGAATTTATTTGATGGATGTGCGAAAGTACTACATGGATAACCGTAGTAATTCTAGAGCTAATACATGCAAGAACGCCCGACCTTGGAAGGGCTGTATTTATTGGATACAAAAACCAAACCTGGCAACAGGTTCTGTTTGTTGATTCACAATAACTGATCGGATCGCGGCTTCGGCTGCGATAGGTCATTCAACATTCTGCCCTATCAGCTTTCGATGGTTCTGTAGTGGACAACCATGGCCGTAACGGGTAACGGAGAATCAGGGTTCGGTTCCGGAGAGGGCGCTTGAGAATTGGCGACCACATCTAAGGAAGGCAGCAGGCGCGCAAATTACCCAATCCTGACTCAGGGAGGTAGTGACAAAAAATAACAATACCGGATCTTTTTGGGTCTGGTAATTGGAATGAGAACAAGTTAAACTTATTATCGAGGATCCATTGGAGGGCAAGTCTGGTGCCAGCAGCCGCGGTAATACCAGCTCCAATAGCGTATATTAAAGTTGTTGCAGTTAAAAAGCTCGTAGTTGGACTTGTGTGCGCCTGCATTCTGCGGTCACTTCCCAAAAGGGTTGTCCGACATGCGGTGCAGGCGCCGTTAAACCTTCAACTGGATCGCGTCTGGGCTTCATTGTCTGGGCGCTGTCATTCGGTTGATCATTTACTGTGAGAAAATTAGAGTGTTCAAGGCAGGCATTATTGCAATTGAATATGTTAGCATGGAATAATAAGATAAGGCTTTCGGCTTATTTTGTTGGTTTCTAGATCGGAAGTAATGATTGATAGGGATAGTTGGGGGTGCTAGTATTCAACGGCCAGAGGTGAAATTCATGGATTCGTTGAAGACTAACTTATGCGAAAGCATTCACCAAGGATGTCCTCTTTAATCAAGAACGAAAGTTGGGGGATCGAAGACGATCAGATACCGTCGTAGTCTCAACCATAAACTATGTCGACTAGGGATTGGCAGTCGTTTTTTTATAGACTCTGTCAGCACCTTATGAGAAATCAAAGTGTTTGGACTCTTGGGGAAGTATGGTCGCAAGGCTGAAACTTAAAGGAATTGACGGAAGGGCACCACCAGGAGTGGAGCCTGCGGCTTAATTTGACTCAACACGGGAAAACTTACCAGGTCCAGAGATGTAGAGGATTGACAGATTGAAGCTCTTTCTTGATCACTTCGGTGGTGGTGCATGGCCGTTCTTAGTTGGTGGAGTGATTTGTCTGGTTAATTCCGTTAACGAACGAGACCTCAGCCTGCTTTTGTAGTTTCTGCTATTTTCGGGTAGTACTTGAAACTTCTTAGAGGGACTATCGATTTTTAGTCGATGGAAGTTTGAGGCAATAACAGGTCTGTGATGCCCTTAGATGTTCTGGGCCGCACGCGCGCTACAATGGTGGATTCAACGAGTTTTGTTCTTGACCGAAAGGTCTGGATAATCTTTTGAAATTCCATCGTGCTGGGGCTTGCGGCTTGCAACTAGCCGCACCAACGAGGAATTCCTAGTATACGCATGTCATCAACATGCATAGATTACGTCCCTGCCCTTTGTACACACCGCCCGTCGCTCCTACTGATTGGATGCTCCGGTGAAAAGTCGGGAGAATGTTTGTGCAATCAGCAATGGTTCACGAATGTTCGAACTTCTTTAAATTGTAGTTTCTAGAA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TTAAGCCATGCATGTCTAAGTATAAGCGAACTTATACAGTGAAACTGCGGATGGCTCATTAAAACAGTTTGAATTTATTTGATGGATGTGCGAGAGTGCTACATGGATAACCGTAGTAATTCTAGAGCTAATACATGCAAGAACGCCCGAGCTTCACGGCGAGGGTTGTATTTATTGGATACAAAAACCAAACCCAGCTTGCTGGGTTGCGTTTGTTGATTCACAATAACTGATCGGATCGGTCCTTAGGGAGCGACAGGTCATTCAACATTCTGCCCTATCAGCTTTCGATGGTTATGTAGTGGATAACCATGGCAGTAACGGGTAACGGAGAATCAGGGTTCGATTCCGGAGAAGGAGCTTGAGAATTGGCTACTACATCTAAGGAAGGCAGCAGGCGCGCAAATTACCCAATCCTGACTCAGGGAGGTAGTGACAAAAAATAACAATACCGGATCTTTTTGGGTCTGGTAATTGGAATGAGAACGAGTTAAACTTTCTATCGAGGATCCATTGGAGGGCAAGTCTGGTGCCAGCAGCCGCGGTAATACCAGCTCCAATAGCGTATATTAAAGTTGTTGCAGTTAAAAAGCTCGTAGTTGGACTTGTGTGCGGTGCCCGGCGGCGGTCTGCGCTCAAAAGAGCGTTGCGACTCGCTCCGGCACCGCCTTCGAATTTGCAACTGGATCGTGGCGGGTCTTAACTGGCCGGCCGCGTCTGTTCGGTTGCTCGTTTACTGTGAGAAAATTAGAGTGTTCAAGGCAGGCATGATTGCAATTGAATATGTTAGCATGGAATAATGAGATAGGGCTCCTGCCGTATTTTGTTGGTTTCTACAGCGGGAGTAATGATTGATAGGGACGGTTGGGGGTGCTAGTATTCAGCGGCCAGAGGTGAAATTCATGGATTCGCTGAAGACTGACTTATGCGAAAGCATTCACCAAGGACGTCCTCTTTAATCAAGAACGAAAGTTGGGGGATCGAAGACGATCAGATACCGTCGTAGTCTCAACCATAAACTATGTCGACTAGGGATTGGCGGTCGTTTTTTTTCAAAGACTCCGTCAGGACCTCGTGAGAAATCAAAGTGTTTGGACTCTTGGGGAAGTATGGTCGCAAGGCTGAAACTTAAAGGAATTGACGGAAGGGCACCACCAGGAGTGGAGCCTGCGGCTTAATTTGACTCAACACGGGGAAACTTACCAGGTCCAGAGATGTAGAGGATTGACAGATTGAAGCTCTTTCTTGATCACTTCGGTGGTGGTGCATGGCCGTTCTTAGTTGGTGGAGTGATTTGTCTGGTTAATTCCGTTAACGAACGAGACCTCAGCCTGCTTTTGTAGTCGGCGTCAGGCTTTTTCGGGTTTGGCGAGTGACTTCTTAGAGGGACTATCGATGCGCAGTCGATGGAAGTTTGAGGCAATAACAGGTCTGTGATGCCCTTAGATGTTCTGGGCCGCACGCGCGCTACAATGCCAGGTTCAACGAGTTTCGTACTTGACCGAGAGGTCTGGTTAATCTTTTGAAATCCTGGCGTGCTTGGGCTTGCCTCTTGCAACTAGAGGCACCAACGAGGAATTCCTAGTAGACGCAGGTCATCAACCTGCATCGATTACGTCCCTGCCCTTTGTACACACCGCCCGTCGCTCCTACTGATTGAATGCTCCGGTGAAAAATCGGGAGAATTCGGCTCTGGCCAGCAATGGTCTGGTTGAGTTTGAACTTTTTTAAATTTGGGTATTTAGAAGAAGGAGAAGTCGTAACAAGGTTTCC</text:p>
          </table:table-cell>
          <table:table-cell office:value-type="string" calcext:value-type="string">
            <text:p>d__Eukaryota; p__Cercozoa; c__Phytomyxea; o__Phytomyxea; f__Phytomyx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TTAAGCCATGCATGTCTAAGTATAAGCGAACTTATACAGTGAAACTGCGGATGGCTCATTAAAACAGTTTGAATTTATTTGATGGATGTGCGAGAGTGCTACATGGATAACCGTAGTAATTCTAGAGCTAATACATGCAAGAACGCCCGAGCTTCACGGCGAGGGTTGTATTTATTGGATACAAAAACCAAACCCAGCTTGCTGGGTTGCGTTTGTTGATTCACAATAACTGATCGGATCGGTCCTTAGGGAGCGACAGGTCATTCAACATTCTGCCCTATCAGCTTTCGATGGTTATGTAGTGGATAACCATGGCAGTAACGGGTAACGGAGAATCAGGGTTCGATTCCGGAGAAGGAGCTTGAGAATTGGCTACTACATCTAAGGAAGGCAGCAGGCGCGCAAATTACCCAATCCTGACTCAGGGAGGTAGTGACAAAAAATAACAATACCGGATCTTTTTGGGTCTGGTAATTGGAATGAGAACGAGTTAAACTTTCTATCGAGGATCCATTGGAGGGCAAGTCTGGTGCCAGCAGCCGCGGTAATACCAGCTCCAATAGCGTATATTAAAGTTGTTGCAGTTAAAAAGCTCGTAGTTGGACTTGTGTGCGGTGCCCGGCGGCGGTCTGCGCTCAAAAGAGCGTTGCGACTCGCTCCGGCACCGCCTTCGAATTTGCAACTGGATCGTGGCGGGTCTTAACTGGCCGGCCGCGTCTGTTCGGTTGCTCGTTTACTGTGAGAAAATTAGAGTGTTCAAGGCAGGCATGATTGCAATTGAATATGTTAGCATGGAATAATGAGATAGGGCTCCTGCCGTATTTTGTTGGTTTCTACAGCGGGAGTAATGATTGATAGGGACGGTTGGGGGTGCTAGTATTCAGCGGCCAGAGGTGAAATTCATGGATTCGCTGAAGACTGACTTATGCGAAAGCATTCACCAAGGACGTCCTCTTTAATCAAGAACGAAAGTTGGGGGATCGAAGACGATCAGATACCGTCGTAGTCTCAACCATAAACTATGTCGACTAGGGATTGGCGGTCGTTTTTTTTCAAAGACTCCGTCAGGACCTCGTGAGAAATCAAAGTGTTTGGACTCTTGGGGAAGTATGGTCGCAAGGCTGAAACTTAAAGGAATTGACGGAAGGGCACCACCAGGAGTGGAGCCTGCGGCTTAATTTGACTCAACACGGGGAAACTTACCAGGTCCAGAGATGTAGAGGATTGACAGATTGAAGCTCTTTCTTGATCACTTCGGTGGTGGTGCATGGCCGTTCTTAGTTGGTGGAGTGATTTGTCTGGTTAATTCCGTTAACGAACGAGACCTCAGCCTGCTTTTGTAGTCGGCGTCAGGCTTTTTCGGGTTTGGCGAGTGACTTCTTAGAGGGACTATCGATGCGCAGTCGATGGAAGTTTGAGGCAATAACAGGTCTGTGATGCCCTTAGATGTTCTGGGCCGCACGCGCGCTACAATGCCAGGTTCAACGAGTTTCGTACTTGACCGAGAGGTCTGGTTAATCTTTTGAAATCCTGGCGTGCTTGGGCTTGCCTCTTGCAACTAGAGGCACCAACGAGGAATTCCTAGTAGACGCAGGTCATCAACCTGCATCGATTACGTCCCTGCCCTTTGTACACACCGCCCGTCGCTCCTACTGATTGAATGCTCCGGTGAAAAATCGGGAGAATTCGGCTCTGGCCAGCAATGGTCTGGTTGAGTTTGAACTTTTTTAAATTTGGGTATTTAGAAGAAGGAGAAGTCGTAACAAGGTTTCC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TTAAGCCATGCATGTCTAAGTATAAGCGAACTTATATAGTGAAACTGCAGATGGCTCATTAAAACAGTTTGAATTTATTTGATGAATGTGCGAGAGTACTACATGGATATCCGTAGTAATTCTAGAGCTAATACATGCAAGAACGCCCGACCTTCGTGGAAGGGTTGTATTTATTGGATACAAAAACCAGACCTGGCAACAGGTTTTGTTTGTTGATTCACAATAACTGATCGGATCGAGGCTTCGGCTTCGATAGGTCATTCAACATTCTGCCCTATCAGCTTTCGATGGTTCTGTAGTGGACAACCATGGCAGTAACGGGTAACGGAGAATCAGGGTTCGGTTCCGGAGAGGGAGCTTGAGAATTGGCTACCACATCTAAGGAAGGCAGCAGGCGCGCAAATTACCCAATCCTGACTCAGGGAGGTAGTGACAAAAAATAACAATACCGGATCTTTTTGGGTCTGGTAATTGGAATGAGAACAAGTTAAACTTTTTATCGAGGATCCATTGGAGGGCAAGTCTGGTGCCAGCAGCCGCGGTAATACCAGCTCCAATAGCGTATATTCAAGTTGTTGCAGTTAAAAAGCTCGTAGTTGGACATGTGTGCGCTGGTGTTTAGCGGTCTGCGCTCAAAAGAGTGTTACGACATGCGACATCGGTGCCGAAAAATCTTCAACTGGATCGTGTCTGGTCTTGATTGACTGGGCGCTGTTCATTCGGTTGATCGTTTACTGTGAGAAAATTAGAGTGTTCAAGGCAGGCATTATTGCAATTGAATATGTTAGCATGGAATAATAAGATAGGGCTTTCGCTTTATTTTGTTGGTTTCTAGAGTGGAAGTAATGATTGATAGGGACAGTTGGGGGTGCTAGTATTCAGCGGCCAGAGGTGAAATTCATGGATTCGCTGAAGACTAACTTATGCGAAAGCATTCACCAAGGATGTCCTCTTTAATCAAGAACGAAAGTTGGGGGATCGAAGACGATCAGATACCGTCGTAGTCTCAACCATAAACTATGTCGACTAGGGATTGGCGGTCGTTTTTATTGTAAGACTCCGTCAGCACCTTATGAGAAATCAAAGTGTTTGGACTCTTGGGGAAGTATGGTCGCAAGGCTGAAACTTAAAGGAATTGACGGAAGGGCACCACCAGGAGTGGAGCCTGCGGCTTAATTTGACTCAACACGGGAAAACTTACCAGGTCCAGAGATGTAGAGGATTGACAGATTGAAGCTCTTTCTTGATCACTTCGGTGGTGGTGCATGGCCGTTCTTAGTTGGTGGAGTGATTTGTCTGGTTAATTCCGTTAACGAACGAGACCTCAGCCTGCTTTTGTAGTCTTAGCTATCTCCGGATAGTTCTCATGACTTCTTAGAGGGACTATCGGATTCAAACCGATGGAAGTTTGAGGCAATAACAGGTCTGTGATGCCCTTAGATGTTCTGGGCCGCACGCGCGCTACAATGCTAGGCTCAACGAGTTCTTACTTGGCTGAAAGGCCTGGTTAATCTTTTGAAATCCTAGCGTGCTTGGGCTTGCCTCTTGCAACTAGAGGCACCAACGAGGAATTCCTAGTAGACGCACGTCATCAACGTGCATCGATTACGTCCCTGCCCTTTGTACACACCGCCCGTCGCTCCTACTGATTGAATGCTCCGGTGAGACGTCGAGAGAGTGCTCCTCCGATCAGCAATGGTCGAGGCGTGCTCGAACTTCCTCAAATTGTAGCATTTAGAAGAAGGAGAAGTCGTAACAAGGTTTCC</text:p>
          </table:table-cell>
          <table:table-cell office:value-type="string" calcext:value-type="string">
            <text:p>d__Eukaryota; p__Cercozoa; c__Phytomyxea; o__Phytomyxea; f__Phytomyx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TTAAGCCATGCATGTCTAAGTATAAGCGAACTTATATAGTGAAACTGCAGATGGCTCATTAAAACAGTTTGAATTTATTTGATGAATGTGCGAGAGTACTACATGGATATCCGTAGTAATTCTAGAGCTAATACATGCAAGAACGCCCGACCTTCGTGGAAGGGTTGTATTTATTGGATACAAAAACCAGACCTGGCAACAGGTTTTGTTTGTTGATTCACAATAACTGATCGGATCGAGGCTTCGGCTTCGATAGGTCATTCAACATTCTGCCCTATCAGCTTTCGATGGTTCTGTAGTGGACAACCATGGCAGTAACGGGTAACGGAGAATCAGGGTTCGGTTCCGGAGAGGGAGCTTGAGAATTGGCTACCACATCTAAGGAAGGCAGCAGGCGCGCAAATTACCCAATCCTGACTCAGGGAGGTAGTGACAAAAAATAACAATACCGGATCTTTTTGGGTCTGGTAATTGGAATGAGAACAAGTTAAACTTTTTATCGAGGATCCATTGGAGGGCAAGTCTGGTGCCAGCAGCCGCGGTAATACCAGCTCCAATAGCGTATATTCAAGTTGTTGCAGTTAAAAAGCTCGTAGTTGGACATGTGTGCGCTGGTGTTTAGCGGTCTGCGCTCAAAAGAGTGTTACGACATGCGACATCGGTGCCGAAAAATCTTCAACTGGATCGTGTCTGGTCTTGATTGACTGGGCGCTGTTCATTCGGTTGATCGTTTACTGTGAGAAAATTAGAGTGTTCAAGGCAGGCATTATTGCAATTGAATATGTTAGCATGGAATAATAAGATAGGGCTTTCGCTTTATTTTGTTGGTTTCTAGAGTGGAAGTAATGATTGATAGGGACAGTTGGGGGTGCTAGTATTCAGCGGCCAGAGGTGAAATTCATGGATTCGCTGAAGACTAACTTATGCGAAAGCATTCACCAAGGATGTCCTCTTTAATCAAGAACGAAAGTTGGGGGATCGAAGACGATCAGATACCGTCGTAGTCTCAACCATAAACTATGTCGACTAGGGATTGGCGGTCGTTTTTATTGTAAGACTCCGTCAGCACCTTATGAGAAATCAAAGTGTTTGGACTCTTGGGGAAGTATGGTCGCAAGGCTGAAACTTAAAGGAATTGACGGAAGGGCACCACCAGGAGTGGAGCCTGCGGCTTAATTTGACTCAACACGGGAAAACTTACCAGGTCCAGAGATGTAGAGGATTGACAGATTGAAGCTCTTTCTTGATCACTTCGGTGGTGGTGCATGGCCGTTCTTAGTTGGTGGAGTGATTTGTCTGGTTAATTCCGTTAACGAACGAGACCTCAGCCTGCTTTTGTAGTCTTAGCTATCTCCGGATAGTTCTCATGACTTCTTAGAGGGACTATCGGATTCAAACCGATGGAAGTTTGAGGCAATAACAGGTCTGTGATGCCCTTAGATGTTCTGGGCCGCACGCGCGCTACAATGCTAGGCTCAACGAGTTCTTACTTGGCTGAAAGGCCTGGTTAATCTTTTGAAATCCTAGCGTGCTTGGGCTTGCCTCTTGCAACTAGAGGCACCAACGAGGAATTCCTAGTAGACGCACGTCATCAACGTGCATCGATTACGTCCCTGCCCTTTGTACACACCGCCCGTCGCTCCTACTGATTGAATGCTCCGGTGAGACGTCGAGAGAGTGCTCCTCCGATCAGCAATGGTCGAGGCGTGCTCGAACTTCCTCAAATTGTAGCATTTAGAA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TTCAAAGATTAAGCCATGCATGTGTAAGTAAAAATGAACTTTTACAGTGAAACTGCGGATGGCTCATTACATCAGTTTTAATTTGTTTGATGGATGTTGAGAGACTACATGGATACCCGTAGTAATTCTAGAGCTAATACATGCACTAACGCCCGGCCTCTGGTCGGGTTGTATTTATTGGATCCCAAAGCCAAACCGCTTCGGCGGTTCTGTTTGTTGATTCACAATAACTTGTCGGATCGTTTCTTCGGAAGCGATATGTCAAAAAGGACTCTGCCCTATCAGCTTTCGATGGTTCTGTCTTGGAGAACCATGGCGTTTACGGGTGACGGAGAATCAGGGTTCGATTCCGGAGAGGGAGCTTGAGAATCGGCTACCACATCTAAGGAAGGCAGCAGGCGCGCAAATTACCCAATCCTGACTCAGGGAGGTAGTGACAAAAAATAACAATACCGGTTCATTATTGGACTGGTAATTGGAATGAGAACAATTTAAACTCGTTATCGAGGATCCATTGGAGGGCAAGTCTGGTGCCAGCAGCCGCGGTAATACCAGCTCCAATAGCGTATGCTAAAGTTGTTGCAGTTAAAAAGCTCGTAGTTGTGTTTGTTTCCGTCGGTCTGCGCGCGTGTTGCGCTAAGGCGCGACGTGCGCGCGCTGGCGGAATGAAATTTTGGGCTGGATGCCGTGTGGCCTTCACTGGTTGTGCGGCAGGCGGCCCATCGTTTACTGTGAGAAAATTAGAGTGTTCAAGGCAGGCGTTTGTAATTGAATATGTTAGCATGGAATAATGAGATATGGCTCCCGTGTCTTGTTGGTTTTGTGATGTGGAAGTAATGATTGATAGGGACGGTTGGGGGTGCTAGTATTCAACGGCCAGAGGTGAAATTCATGGATTCGTTGAAGACTGACTTTTGCGAAAGCATTCACCAAGGACGTCCTCTTTAATCAAGAACGAAAGTTGGGGGATCGAAGACGATCAGATACCGTCGTAGTCTCAACCATAAACTATGTCGACTAGCGATTGGCAGTTGTTTTTCATAGACATTGTCAGGAGCTTGAGAGAAATCAAAGTGTTTGGACTCTTGGGGAAGTATGGTCGCAAGACTGAAACTTAAAGGAATTGACGGAAGGGCACCACCAGGAGTGGAGCCTGCGGCTTAATTTGACTCAACACGGGAAAACTTACCAGGTCCAGAGATGTAGAGGATTGACAGATTGAAGCTCTTTCTTGATCACTTCGGTGGTGGTGCATGGCCGTTCTTAGTTGGTGGAGTGATTTGTCTGGTTAATTCCGTTAACGAACGAGACCTCAGCCTGCTTTTGTAGTTTCGTGCACCATGGTGCGACGCGACTTCTTAGAGGGACAATGGATATTGTAGTCCATGGAAGTTTGAGGCAATAACAGGTCTGTGATGCCCTTCGATGTTCTGGGCCGCACGCGCGCTACACTGATTGTTTCAACGAGTCTCACGCTTGGTTGAAAGGCCTGGCTAATCTTTTGAAATACAATCGTGCTTGGGCTTGCGGCTTGCAACTAGCCGCACCAACGAGGAATTCCTAGTAGACGCAAGTCATCAACTTGCATCGATTACGTCCCTGCCCTTTGTACACACCGCCCGTCGCTGCAACCGATTGGGTGCCTCGGTGAATTGTCGGGAGGACTTGACCCGCTCTTGGGTGGGCCGGGTCCGAACTTCAATAAATTTGGGTACCTAGAGATTGCAAAAGTCGTAACAAGGTTTCC</text:p>
          </table:table-cell>
          <table:table-cell office:value-type="string" calcext:value-type="string">
            <text:p>d__Eukaryota; p__Cercozoa; c__Phytomyxea; o__Phytomyxea; f__Phytomyx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TTCAAAGATTAAGCCATGCATGTGTAAGTAAAAATGAACTTTTACAGTGAAACTGCGGATGGCTCATTACATCAGTTTTAATTTGTTTGATGGATGTTGAGAGACTACATGGATACCCGTAGTAATTCTAGAGCTAATACATGCACTAACGCCCGGCCTCTGGTCGGGTTGTATTTATTGGATCCCAAAGCCAAACCGCTTCGGCGGTTCTGTTTGTTGATTCACAATAACTTGTCGGATCGTTTCTTCGGAAGCGATATGTCAAAAAGGACTCTGCCCTATCAGCTTTCGATGGTTCTGTCTTGGAGAACCATGGCGTTTACGGGTGACGGAGAATCAGGGTTCGATTCCGGAGAGGGAGCTTGAGAATCGGCTACCACATCTAAGGAAGGCAGCAGGCGCGCAAATTACCCAATCCTGACTCAGGGAGGTAGTGACAAAAAATAACAATACCGGTTCATTATTGGACTGGTAATTGGAATGAGAACAATTTAAACTCGTTATCGAGGATCCATTGGAGGGCAAGTCTGGTGCCAGCAGCCGCGGTAATACCAGCTCCAATAGCGTATGCTAAAGTTGTTGCAGTTAAAAAGCTCGTAGTTGTGTTTGTTTCCGTCGGTCTGCGCGCGTGTTGCGCTAAGGCGCGACGTGCGCGCGCTGGCGGAATGAAATTTTGGGCTGGATGCCGTGTGGCCTTCACTGGTTGTGCGGCAGGCGGCCCATCGTTTACTGTGAGAAAATTAGAGTGTTCAAGGCAGGCGTTTGTAATTGAATATGTTAGCATGGAATAATGAGATATGGCTCCCGTGTCTTGTTGGTTTTGTGATGTGGAAGTAATGATTGATAGGGACGGTTGGGGGTGCTAGTATTCAACGGCCAGAGGTGAAATTCATGGATTCGTTGAAGACTGACTTTTGCGAAAGCATTCACCAAGGACGTCCTCTTTAATCAAGAACGAAAGTTGGGGGATCGAAGACGATCAGATACCGTCGTAGTCTCAACCATAAACTATGTCGACTAGCGATTGGCAGTTGTTTTTCATAGACATTGTCAGGAGCTTGAGAGAAATCAAAGTGTTTGGACTCTTGGGGAAGTATGGTCGCAAGACTGAAACTTAAAGGAATTGACGGAAGGGCACCACCAGGAGTGGAGCCTGCGGCTTAATTTGACTCAACACGGGAAAACTTACCAGGTCCAGAGATGTAGAGGATTGACAGATTGAAGCTCTTTCTTGATCACTTCGGTGGTGGTGCATGGCCGTTCTTAGTTGGTGGAGTGATTTGTCTGGTTAATTCCGTTAACGAACGAGACCTCAGCCTGCTTTTGTAGTTTCGTGCACCATGGTGCGACGCGACTTCTTAGAGGGACAATGGATATTGTAGTCCATGGAAGTTTGAGGCAATAACAGGTCTGTGATGCCCTTCGATGTTCTGGGCCGCACGCGCGCTACACTGATTGTTTCAACGAGTCTCACGCTTGGTTGAAAGGCCTGGCTAATCTTTTGAAATACAATCGTGCTTGGGCTTGCGGCTTGCAACTAGCCGCACCAACGAGGAATTCCTAGTAGACGCAAGTCATCAACTTGCATCGATTACGTCCCTGCCCTTTGTACACACCGCCCGTCGCTGCAACCGATTGGGTGCCTCGGTGAATTGTCGGGAGGACTTGACCCGCTCTTGGGTGGGCCGGGTCCGAACTTCAATAAATTTGGGTACCTAGAGATT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ATATGCTTGTTTCAAAGATTAAGCCATGCATGTCTAAGAATAAGCGAACTTATTCAGTGAATCTGCGGATGGCTCATTAAAACAGTTTGAATCTATTCGATGGATGTGCGAGAGTACTACATGGATACCCGTAGTAATTCTAGAGCTAATACATGCAAGAACGCCCGACTTCACGGAAGGGTTGTATTTATTGGATACCAAAACCAAACCGTACTTGTGCGGTTGCGTTTGTTGATTCACAATAACTGATCGGACCGCTTCTCAGGAAGCGGTAGGTCGTTCGACATTCTGCCCTATCAGCTTTCGATGGTAATGTAGTGGATTACCATGGCCATAACGGGTAACGGAGAATCAGGGTTCGATTCCGGAGAAGGAGCTTGAGAATTGGCTACTACATCTAAGGAAGGCAGCAGGCGCGCAAATTACCCAATCCTGACTCAGGGAGGTAGTGACAAAAAATAACAATACCGGCTCTTTTTGGGGCTGGTAATTGGAATGAGAACGAGTTAAACTTTCTATCGAGGATCCATTGGAGGGCAAGTCTGGTGCCAGCAGCCGCGGTAATACCAGCTCCAATAGCGTATGTTAAAGTTGTTGCAGTTAAAAAGCTCGTAGTTGGACTTGTGTGCGCCGGATGCGGCGATCTGCGGCCAAAAGGTCGTTGCGATCAGCCCGTCCTGGCGCCGTAAAATTTGCAACTGAGTCGCCTCTGGTCTTAATTGCTCGGTGGCGTCTGCTCGGTTGCTCGTTTACTGTGAGAAAATTGGAGTGTTCAAGGCAGGCGTGGATTGCAACTGAACATGTTAGCATGGAATAATAAGATAGGGCTCCGGCTCATATTTTGTTGGTTTCTAGAGCGTGGGAGTAATGATTGATAGGGACAGTTGGGGGTGCTAGTATTCAGCGGCCAGAGGTGAAATTCATGGATTCGCTGAAGACTGACTTATGCGAAAGCATTCACCAAGGATGTCCTCTTTAATCAAGAACGAAAGTTGGGGGATCGAAGACGATCAGATACCGTCGTAGTCTCAACCATAAACGATGTCGACTAGGGATTGGCGGTCGTTTTTCATATAAGACTCCGTCAGCACCTTCCGAGAAATCAAAGTGTTTGGACTCTTGGGGAAGTATGGTCGCAAGGCTGAAACTTAAAGGAATTGACGGAAGGGCACCACCAGGAGTGGAGCCTGCGGCTTAATTTGACTCAACACGGGGAAACTTACCAGGTCCAGAGATGTAGAGGATTGACAGATTGAAGCTCTTTCTTGATCACTTCGGTGGTGGTGCATGGCCGTTCTTAGTTGGTGGAGTGATTTGTCTGGTTAATTCCGTTAACGAACGAGACCTCAGCCTGCTTTTGTAGTCGGCCGTATACCCTAGTGGTGTACGCGTTCCAACTTCTTAGAGGGACTATCGATGTGCAGTCGATGGAAGTTTGAGGCAATAACAGGTCTGTGATGCCCTTAGATGTTCTGGGCCGCACGCGCGCTACAATGCTAGGTTCAACGAGTCGATTTCGTACTTGGCCGAGAGGCCTGGTTAATCTTCTGAAATCCTAGCGTGCTTGGGCTTGCCTCTTGCAACTAGAGGCACCAACGAGGAATTCCTAGTAGACGCAGGTCATCAACCTGCATCGATTACGTCCCTGCCCTTTGTACACACCGCCCGTCGCTTCTACCGATTGGTCGTCCCGGTGAACAATCGGGAGGCCGTGCTCATGGTCAGCAATGGCCGGAGCGCGGTTGAACTTTTGTAAATTTGGACGACTAGAGGAAGAAGAAGTCGTAACAAGGTTTCC</text:p>
          </table:table-cell>
          <table:table-cell office:value-type="string" calcext:value-type="string">
            <text:p>d__Eukaryota; p__Cercozoa; c__Phytomyxea; o__Phytomyxea; f__Phytomyxea; g__Polymyx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TATATGCTTGTTTCAAAGATTAAGCCATGCATGTCTAAGAATAAGCGAACTTATTCAGTGAATCTGCGGATGGCTCATTAAAACAGTTTGAATCTATTCGATGGATGTGCGAGAGTACTACATGGATACCCGTAGTAATTCTAGAGCTAATACATGCAAGAACGCCCGACTTCACGGAAGGGTTGTATTTATTGGATACCAAAACCAAACCGTACTTGTGCGGTTGCGTTTGTTGATTCACAATAACTGATCGGACCGCTTCTCAGGAAGCGGTAGGTCGTTCGACATTCTGCCCTATCAGCTTTCGATGGTAATGTAGTGGATTACCATGGCCATAACGGGTAACGGAGAATCAGGGTTCGATTCCGGAGAAGGAGCTTGAGAATTGGCTACTACATCTAAGGAAGGCAGCAGGCGCGCAAATTACCCAATCCTGACTCAGGGAGGTAGTGACAAAAAATAACAATACCGGCTCTTTTTGGGGCTGGTAATTGGAATGAGAACGAGTTAAACTTTCTATCGAGGATCCATTGGAGGGCAAGTCTGGTGCCAGCAGCCGCGGTAATACCAGCTCCAATAGCGTATGTTAAAGTTGTTGCAGTTAAAAAGCTCGTAGTTGGACTTGTGTGCGCCGGATGCGGCGATCTGCGGCCAAAAGGTCGTTGCGATCAGCCCGTCCTGGCGCCGTAAAATTTGCAACTGAGTCGCCTCTGGTCTTAATTGCTCGGTGGCGTCTGCTCGGTTGCTCGTTTACTGTGAGAAAATTGGAGTGTTCAAGGCAGGCGTGGATTGCAACTGAACATGTTAGCATGGAATAATAAGATAGGGCTCCGGCTCATATTTTGTTGGTTTCTAGAGCGTGGGAGTAATGATTGATAGGGACAGTTGGGGGTGCTAGTATTCAGCGGCCAGAGGTGAAATTCATGGATTCGCTGAAGACTGACTTATGCGAAAGCATTCACCAAGGATGTCCTCTTTAATCAAGAACGAAAGTTGGGGGATCGAAGACGATCAGATACCGTCGTAGTCTCAACCATAAACGATGTCGACTAGGGATTGGCGGTCGTTTTTCATATAAGACTCCGTCAGCACCTTCCGAGAAATCAAAGTGTTTGGACTCTTGGGGAAGTATGGTCGCAAGGCTGAAACTTAAAGGAATTGACGGAAGGGCACCACCAGGAGTGGAGCCTGCGGCTTAATTTGACTCAACACGGGGAAACTTACCAGGTCCAGAGATGTAGAGGATTGACAGATTGAAGCTCTTTCTTGATCACTTCGGTGGTGGTGCATGGCCGTTCTTAGTTGGTGGAGTGATTTGTCTGGTTAATTCCGTTAACGAACGAGACCTCAGCCTGCTTTTGTAGTCGGCCGTATACCCTAGTGGTGTACGCGTTCCAACTTCTTAGAGGGACTATCGATGTGCAGTCGATGGAAGTTTGAGGCAATAACAGGTCTGTGATGCCCTTAGATGTTCTGGGCCGCACGCGCGCTACAATGCTAGGTTCAACGAGTCGATTTCGTACTTGGCCGAGAGGCCTGGTTAATCTTCTGAAATCCTAGCGTGCTTGGGCTTGCCTCTTGCAACTAGAGGCACCAACGAGGAATTCCTAGTAGACGCAGGTCATCAACCTGCATCGATTACGTCCCTGCCCTTTGTACACACCGCCCGTCGCTTCTACCGATTGGTCGTCCCGGTGAACAATCGGGAGGCCGTGCTCATGGTCAGCAATGGCCGGAGCGCGGTTGAACTTTTGTAAATTTGGACGACTAGAGGAAGAAGAAGTCGTAACAAGGTTTCC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AGTCTAAGTATAAGCAATTATACTGTGAAACTGCAGATAGCTCATTATATCAGTTATAGTTTATTTGATGGTACCCTTACTACATGGATAACTGTAGTAATTCTAGAGCTAATACATGCCGGAAACTCTGACCTTTGGAAGGAGCGGACTTATTAGATATTTGCCAGCCCGCTTTGCGGTTTTTGGTTGAATCATAATAATTTTACGAATCGCATGGCTTCGGCCGGCGATGGGTCATTCAAATTTCTGCCCTATCAGCTGTGATGTTAGTGTATTGGACTAACATGGCGAATACGGGTGACGGAGGATTAGGGTCTGATTCCGGAGAGGGAGCCTGAGAAACGGCTACCACTTCCAAGGAAGGCAGCAGGCGCGTAAATTACCCAATCCCGACACGGGGAGGTAGTGACAAGAAATACCAATACTGGGCTTTTCAAAGTCTGGTAATTGGAATGAGTACAACCTAAATCCTTTAACGAGGATCAACTGGAGGGCAAGTCTGGTGCCAGCAGCCGCGGTAATACCAGCTCCAGTAGCGTATATTAAAGTTGTTGCAGTTAAAAGGCTCGTAGTCGAATGTATGGCTTTGCGCGGCTGACCCGCGCCTCAGGGTGCGAGTGTCGGTGCGCGCAGGTCATCCTTCTGGAGAGCGTCTCTGCCCTTGAGTGGGTTGGTTTCGCGATTCAGATCATTTACTGTGAGTAAATCAGGGTGTTCAAAGCAGGCTTTAAGCTTGAATGGTTCAGCATGGAATAATAAGATAGGACTTTGGTTTTATTTTGTTGGCTGTTGACCAAAGTAATGATTGATAGGGATAGTTGGGGGTGCTAGTATTGGGTGGTCAGCGGTGAAATGCATGGACCCATTCAAGACTAACTTATGCGAAAGCATTCACCAAGGATATCTTCTTTGATCAAGAACGAAAGTTGGGGGATCGAAGACGATCAGATACCGTCGTAGTCTCAACCATAAACTATGCCAACTAGGGATTGGCGGCAGTTGATCATTGACCCCGTCAGCACCTTATGAGAAATCAAAGTCTCTGGGTTCTGGGGGGAGTATGGTCGCAAGGCTGAAACTTAAAGGAATTGACGGAAGGGCACCACCAGGAGTGGAGCCTGCGGCTTAATTTGACTCAACACGGGGAAACTTACCAGGTCCGGACATAGTAAGGATTGACAGATTGAAGATCTTTCTTGATTCTATGGATGGTGGTGCATGGCCGTTCTTAGTTGGTGGAGTGATTTGTCTGGTTAATTCCGTTAACGAACGAGACCTCAGCCTGCTAACTAGTTGTGCCCATTTTCGGATGGGTGATAGCTTCTTAGAGGGACTGTCGGTGACTAGCCGATGGAAGTGTGAGGCAATAACAGGTCTGTGATGCCCTTAGATGTTCTGGGCCGCACGCGCGCTACACTGATACGATCAGCGAGTTTGTTCCTTTGTCGAAAGGCATGGGTAACCTTGTGAAATCGTATCGTGTTGGGGCTTGACGATTGCAATTATTTGTCACAAACGAGGAATTCCTAGTAAGCGCAAGTCATCAGCTTGCATTGATTACGTCCCTGCCCTTTGTACACACCGCCCGTCGCTCCTACCGATTGAATGTTCCGGTGAACACTCCGGAGTCTTTGCTTGTCTGGGCAACTGGTCTTGCATTGGCGAAGTTGTGTAAACCTTAACATTTAGAGGAAGGAGAAGTCGTAACAAGGTTTCC</text:p>
          </table:table-cell>
          <table:table-cell office:value-type="string" calcext:value-type="string">
            <text:p>d__Eukaryota; p__Cercozoa; c__Thecofilose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AAAAGATTAAGCCATGCAAGTCTAAGTATAAGCAATTATACTGTGAAACTGCAGATAGCTCATTATATCAGTTATAGTTTATTTGATGGTACCCTTACTACATGGATAACTGTAGTAATTCTAGAGCTAATACATGCCGGAAACTCTGACCTTTGGAAGGAGCGGACTTATTAGATATTTGCCAGCCCGCTTTGCGGTTTTTGGTTGAATCATAATAATTTTACGAATCGCATGGCTTCGGCCGGCGATGGGTCATTCAAATTTCTGCCCTATCAGCTGTGATGTTAGTGTATTGGACTAACATGGCGAATACGGGTGACGGAGGATTAGGGTCTGATTCCGGAGAGGGAGCCTGAGAAACGGCTACCACTTCCAAGGAAGGCAGCAGGCGCGTAAATTACCCAATCCCGACACGGGGAGGTAGTGACAAGAAATACCAATACTGGGCTTTTCAAAGTCTGGTAATTGGAATGAGTACAACCTAAATCCTTTAACGAGGATCAACTGGAGGGCAAGTCTGGTGCCAGCAGCCGCGGTAATACCAGCTCCAGTAGCGTATATTAAAGTTGTTGCAGTTAAAAGGCTCGTAGTCGAATGTATGGCTTTGCGCGGCTGACCCGCGCCTCAGGGTGCGAGTGTCGGTGCGCGCAGGTCATCCTTCTGGAGAGCGTCTCTGCCCTTGAGTGGGTTGGTTTCGCGATTCAGATCATTTACTGTGAGTAAATCAGGGTGTTCAAAGCAGGCTTTAAGCTTGAATGGTTCAGCATGGAATAATAAGATAGGACTTTGGTTTTATTTTGTTGGCTGTTGACCAAAGTAATGATTGATAGGGATAGTTGGGGGTGCTAGTATTGGGTGGTCAGCGGTGAAATGCATGGACCCATTCAAGACTAACTTATGCGAAAGCATTCACCAAGGATATCTTCTTTGATCAAGAACGAAAGTTGGGGGATCGAAGACGATCAGATACCGTCGTAGTCTCAACCATAAACTATGCCAACTAGGGATTGGCGGCAGTTGATCATTGACCCCGTCAGCACCTTATGAGAAATCAAAGTCTCTGGGTTCTGGGGGGAGTATGGTCGCAAGGCTGAAACTTAAAGGAATTGACGGAAGGGCACCACCAGGAGTGGAGCCTGCGGCTTAATTTGACTCAACACGGGGAAACTTACCAGGTCCGGACATAGTAAGGATTGACAGATTGAAGATCTTTCTTGATTCTATGGATGGTGGTGCATGGCCGTTCTTAGTTGGTGGAGTGATTTGTCTGGTTAATTCCGTTAACGAACGAGACCTCAGCCTGCTAACTAGTTGTGCCCATTTTCGGATGGGTGATAGCTTCTTAGAGGGACTGTCGGTGACTAGCCGATGGAAGTGTGAGGCAATAACAGGTCTGTGATGCCCTTAGATGTTCTGGGCCGCACGCGCGCTACACTGATACGATCAGCGAGTTTGTTCCTTTGTCGAAAGGCATGGGTAACCTTGTGAAATCGTATCGTGTTGGGGCTTGACGATTGCAATTATTTGTCACAAACGAGGAATTCCTAGTAAGCGCAAGTCATCAGCTTGCATTGATTACGTCCCTGCCCTTTGTACACACCGCCCGTCGCTCCTACCGATTGAATGTTCCGGTGAACACTCCGGAGTCTTTGCTTGTCTGGGCAACTGGTCTTGCATTGGCGAAGTTGTGTAAACCTTAA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GAGAATTAAGCCATGCATGTCTAAGTATAAACATCTTTATACAGTGAAACTGCGTACGGCTCATTATATCAGTTATTATTTATTTGAAGGTCACTTACTACATGGATAACCGTAGTAATTCTAGAGCTAATACATGCGTAAAGTCGCGACCGCAAGGAAGCGATGTATTTATTAGATACAAAAATCAATCCCGCAAGGGTTTTGGTGATTCATAGTAACTGTTCGAAGCGAATGCTCTCGTAGCGTCGCTAGTTCATTCAAATTTCTGCCCTATCAGCTTTCGATGGTAGTGTAGTGGACTACCATGGCTTTAACGGGTGACGGAGAATTAGGGTTCGATTCCGGAGAGGGAGCCTGAGAAACGGCTACCACATCCAAGGAAGGCAGCAGGCGTGTAAATTACTCAATGGGAAAACCCTGAAGTAGCGAAGAGACATAACGACGTCGGGCTTTTAGTCTGACGATTGGAATGAGTACAATTTAAATCCCTTAACGAGGATCCATTGGAGGGCAAGTCTGGTGCCAGCAGCCGCGGTAATTCCAGCTCCAAAAGCGTATATTAATGTTGCTGCAGTTAAAAAGCTCGTAGTTGGATTTCTGGCGCTATCGTGCTGACCCGCTGCCGGTTACGGTTGGTGTGTGTCGGTTTACGATGTGTCATCCTCACGGCTAGCGTGTCGGGCCTTCACTGGTTCGGCGCGTGAACTGTGACTTTTACTTTGAACAAATTAGAGTGTTTCAAGCAGGCTTATGCCTTGAATACATTAGCATGGAATAATAATCTAGGACTTCGGTTCTATTTTGTTGGTTTCTAGAGCTGAAGTAATGATTGATAGGGATAGTTGGGGGTGCTCGTATTCAAAGGCCAGAGGTGAAATTCTTGGATTCCTTGAAGACGAACTTATGCGAAAGCATTCACCAAAGATATCTTCTTTAATCAAGAACGAAAGCCATGGGATTCAAGAGGATTAGAGACCCTCGTAGTCATGGCCATAAACTATGCCGACTAGGGATGGGCAGAAATCATTTTCGATTCTGTCCGAACCTTATGAGAAATCAAAGTCTTTGGGTTCCGGGGGGAGTATGGTCGCAAGGCTGAAACTTAAAGGAATTGACGGAAGGGCACCACCAGGAGTGGAGCTTGCGGCTTAATTTGACTCAACACACGATGAACTTACCAGGTCCGGACGCAGTGAGGATTGACAGATTGAAGATCTTTCTTGATTCTGTGGGTGGTGGTGCATGGCCGTTCTTAGTTGGTGGAGTGATTTGTCTGGTTTATTCCGTTAACGAACGAGACCTCGACCTGCTAAATAGATGCGCGCAGTCTCGGCTGCGTTGTGTCTTCTTAGAGGGACATCCGGTGGTTAGCCGGAGGAAGTTCGAGGCGATAACAGGTCTGTGATGCCCTTAGATGTTCTGGGCCGCACGCGCGCTACACTGACGGATGCAACGAGCTGCTTCCTTGACTGAGAGGTCTGGGGAATCTTTTCAACGTCCGTCGTGCTGGGGATAGATTATTGTAATTATTAATCTTCAACGAGGAATTCCTAGTAAACGCAAGTCACTAACTTGCATTGATTACGTCCCTGCCCTTTGTACACACCGCCCGTCGCTGCTACCGATTGAATGAATTAGTGAGCTTCATGGATTTTTGTGCTTGCGGGTCACTGCTTGTGCGAGGAGAAGTGAATCAAACTTGCTCATTTAGAGGAAGCAAAAGTCGTAACAAGGTTTCC</text:p>
          </table:table-cell>
          <table:table-cell office:value-type="string" calcext:value-type="string">
            <text:p>d__Eukaryota; p__Cercozoa; c__Thecofilose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AGAGAATTAAGCCATGCATGTCTAAGTATAAACATCTTTATACAGTGAAACTGCGTACGGCTCATTATATCAGTTATTATTTATTTGAAGGTCACTTACTACATGGATAACCGTAGTAATTCTAGAGCTAATACATGCGTAAAGTCGCGACCGCAAGGAAGCGATGTATTTATTAGATACAAAAATCAATCCCGCAAGGGTTTTGGTGATTCATAGTAACTGTTCGAAGCGAATGCTCTCGTAGCGTCGCTAGTTCATTCAAATTTCTGCCCTATCAGCTTTCGATGGTAGTGTAGTGGACTACCATGGCTTTAACGGGTGACGGAGAATTAGGGTTCGATTCCGGAGAGGGAGCCTGAGAAACGGCTACCACATCCAAGGAAGGCAGCAGGCGTGTAAATTACTCAATGGGAAAACCCTGAAGTAGCGAAGAGACATAACGACGTCGGGCTTTTAGTCTGACGATTGGAATGAGTACAATTTAAATCCCTTAACGAGGATCCATTGGAGGGCAAGTCTGGTGCCAGCAGCCGCGGTAATTCCAGCTCCAAAAGCGTATATTAATGTTGCTGCAGTTAAAAAGCTCGTAGTTGGATTTCTGGCGCTATCGTGCTGACCCGCTGCCGGTTACGGTTGGTGTGTGTCGGTTTACGATGTGTCATCCTCACGGCTAGCGTGTCGGGCCTTCACTGGTTCGGCGCGTGAACTGTGACTTTTACTTTGAACAAATTAGAGTGTTTCAAGCAGGCTTATGCCTTGAATACATTAGCATGGAATAATAATCTAGGACTTCGGTTCTATTTTGTTGGTTTCTAGAGCTGAAGTAATGATTGATAGGGATAGTTGGGGGTGCTCGTATTCAAAGGCCAGAGGTGAAATTCTTGGATTCCTTGAAGACGAACTTATGCGAAAGCATTCACCAAAGATATCTTCTTTAATCAAGAACGAAAGCCATGGGATTCAAGAGGATTAGAGACCCTCGTAGTCATGGCCATAAACTATGCCGACTAGGGATGGGCAGAAATCATTTTCGATTCTGTCCGAACCTTATGAGAAATCAAAGTCTTTGGGTTCCGGGGGGAGTATGGTCGCAAGGCTGAAACTTAAAGGAATTGACGGAAGGGCACCACCAGGAGTGGAGCTTGCGGCTTAATTTGACTCAACACACGATGAACTTACCAGGTCCGGACGCAGTGAGGATTGACAGATTGAAGATCTTTCTTGATTCTGTGGGTGGTGGTGCATGGCCGTTCTTAGTTGGTGGAGTGATTTGTCTGGTTTATTCCGTTAACGAACGAGACCTCGACCTGCTAAATAGATGCGCGCAGTCTCGGCTGCGTTGTGTCTTCTTAGAGGGACATCCGGTGGTTAGCCGGAGGAAGTTCGAGGCGATAACAGGTCTGTGATGCCCTTAGATGTTCTGGGCCGCACGCGCGCTACACTGACGGATGCAACGAGCTGCTTCCTTGACTGAGAGGTCTGGGGAATCTTTTCAACGTCCGTCGTGCTGGGGATAGATTATTGTAATTATTAATCTTCAACGAGGAATTCCTAGTAAACGCAAGTCACTAACTTGCATTGATTACGTCCCTGCCCTTTGTACACACCGCCCGTCGCTGCTACCGATTGAATGAATTAGTGAGCTTCATGGATTTTTGTGCTTGCGGGTCACTGCTTGTGCGAGGAGAAGTGAATCAAACTTGCTCATT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GTAAGAATAAACAACTTTATTCTGTGAATCTGCGTACAGCTCATTATATCAGTAATAATTTATTTGATGGTAACTGCTACATGGATAACCGTAGTAATTCTAGAGCTAATACATGCGTAAAATCCCGACTCTCACGGGAAGGGATGTATTTATTAGTTAAAAAATCAATGCGGCCTCTGGTCGGTTTTGTGGTGAATCATAGTAACTGTTCGAATCGCTGGTCTTGTATTGGCGATAGTTCATTCAAATTTCTGCCCTATCAGCTTTCGACGGTAGTGTAGTGGACTACCGTGGCGATAACGGGTAACGGAGAATTAGGGTTCGATTCCGGAGAGGGAGCCTGAGAAACGGCTACCACATCCAAGGAAGGCAGCAGGCGCGCAAATTACCCAATCCTGACACGGGGAGGTAGTGACAAGAAATAACAATAATGGGCTTTTTCAAGTCTGTTAATTGGAATGAGTACAATTTAAACCACTTAACGAATGCAATTGGAGGGCAAGTCTGGTGCCAGCAGCCGCGGTAATTCCAGCTCCAATAGCGTATATTAAAGTTGTTGCAGTTAAAAAGCTCGTAGTTGGATTTCTGGTTTAGTGCGCTTGGCCCGCCACGGTTTCGTGCGTGAGTGCCGATGCGCGCTTACCATCCTTCTGGAGAACGTTCCTGCCCTTTACTGGGTTGGGTTCGCAATCCAGAACTTTTACTTTGAAAAAATTAGAGTGTTTAAAGCAGGCTTTTGCTATGAATACATTAGCATGGAATAATGATTTAGGACTTGAGTCTTATTTTGTTGGTTTCCAGGACTGAAGTAATGATTGATAGGGATAGTTGGGGGTGCTAGTATTCAGCGGCCAGAGGTGAAATTCTTGGATTCGCTGAAGACTAACTTATGCGAAAGCATTCACCAAGGATGTCTTCTTTAATCAAGAACGAAAGTTGGGGGATCGAAGACGATCAGATACCGTCGTAGTCTCAACTATAAACTATGCCGACTCAGGATGGGTGAACGTTGAATCTTTGACTTCATCCGCACTGTATGAGAAATCAAAGTTTTTGGGTTCCGGGGGGAGTATGGTCGCAAGGCTGAAACTTAAAGGAATTGACGGAAGGGCACCACCAGGAGTGGAGCCTGCGGCTTAATTTGACTCAACACGGGAAAACTTACCAGGTCCGGACATAGTGAGGATTGACAGATTGAAGATCTTTCTTGATTCTATGGGTGGTGGTGCATGGCCGTTCTTAGTTGGTGGAGTGATTTGTCTGGTTAATTCCGTTAACGAACGAGACCTCTACCTGCTAAATAGTTCGGGAAACTCTCGGGTTTCCTCGTGACTTCTTAGAGGGACTATCTGTGTGTAGCGGATGGAAGTGGGAGGCAATAACAGGTCTGTGATGCCCTTAGATGTTCTGGGCCGCACGCGCGCTACACTGACTGGTTCATCGAGCTTACAACCTTGACCGGTAGGTCTGGGTAATCTTTGAAAGCCAGTCGTGCTGGGGATAGATTATTGTAATTTTTAATCTTCAACGAGGAATTCCTAGTAAACGCAAGTCATCAACTTGCATTGATTACGTCCCTGCCCTTTGTACACACCGCCCGTCGCTACTACCGATTGAATGGCTTAGTGAGCTCCACGGACCGCAGCCTCTAGTTGGGTAACCTTCTATTGGTTTGTAGGAAGTGGATCAAACTTGATCATTTAGAGGAAGTAAAAGTCGTAACAAGGTTTCC</text:p>
          </table:table-cell>
          <table:table-cell office:value-type="string" calcext:value-type="string">
            <text:p>d__Eukaryota; p__Cercozoa; c__Thecofilose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CTAAGCCATGCATGTGTAAGAATAAACAACTTTATTCTGTGAATCTGCGTACAGCTCATTATATCAGTAATAATTTATTTGATGGTAACTGCTACATGGATAACCGTAGTAATTCTAGAGCTAATACATGCGTAAAATCCCGACTCTCACGGGAAGGGATGTATTTATTAGTTAAAAAATCAATGCGGCCTCTGGTCGGTTTTGTGGTGAATCATAGTAACTGTTCGAATCGCTGGTCTTGTATTGGCGATAGTTCATTCAAATTTCTGCCCTATCAGCTTTCGACGGTAGTGTAGTGGACTACCGTGGCGATAACGGGTAACGGAGAATTAGGGTTCGATTCCGGAGAGGGAGCCTGAGAAACGGCTACCACATCCAAGGAAGGCAGCAGGCGCGCAAATTACCCAATCCTGACACGGGGAGGTAGTGACAAGAAATAACAATAATGGGCTTTTTCAAGTCTGTTAATTGGAATGAGTACAATTTAAACCACTTAACGAATGCAATTGGAGGGCAAGTCTGGTGCCAGCAGCCGCGGTAATTCCAGCTCCAATAGCGTATATTAAAGTTGTTGCAGTTAAAAAGCTCGTAGTTGGATTTCTGGTTTAGTGCGCTTGGCCCGCCACGGTTTCGTGCGTGAGTGCCGATGCGCGCTTACCATCCTTCTGGAGAACGTTCCTGCCCTTTACTGGGTTGGGTTCGCAATCCAGAACTTTTACTTTGAAAAAATTAGAGTGTTTAAAGCAGGCTTTTGCTATGAATACATTAGCATGGAATAATGATTTAGGACTTGAGTCTTATTTTGTTGGTTTCCAGGACTGAAGTAATGATTGATAGGGATAGTTGGGGGTGCTAGTATTCAGCGGCCAGAGGTGAAATTCTTGGATTCGCTGAAGACTAACTTATGCGAAAGCATTCACCAAGGATGTCTTCTTTAATCAAGAACGAAAGTTGGGGGATCGAAGACGATCAGATACCGTCGTAGTCTCAACTATAAACTATGCCGACTCAGGATGGGTGAACGTTGAATCTTTGACTTCATCCGCACTGTATGAGAAATCAAAGTTTTTGGGTTCCGGGGGGAGTATGGTCGCAAGGCTGAAACTTAAAGGAATTGACGGAAGGGCACCACCAGGAGTGGAGCCTGCGGCTTAATTTGACTCAACACGGGAAAACTTACCAGGTCCGGACATAGTGAGGATTGACAGATTGAAGATCTTTCTTGATTCTATGGGTGGTGGTGCATGGCCGTTCTTAGTTGGTGGAGTGATTTGTCTGGTTAATTCCGTTAACGAACGAGACCTCTACCTGCTAAATAGTTCGGGAAACTCTCGGGTTTCCTCGTGACTTCTTAGAGGGACTATCTGTGTGTAGCGGATGGAAGTGGGAGGCAATAACAGGTCTGTGATGCCCTTAGATGTTCTGGGCCGCACGCGCGCTACACTGACTGGTTCATCGAGCTTACAACCTTGACCGGTAGGTCTGGGTAATCTTTGAAAGCCAGTCGTGCTGGGGATAGATTATTGTAATTTTTAATCTTCAACGAGGAATTCCTAGTAAACGCAAGTCATCAACTTGCATTGATTACGTCCCTGCCCTTTGTACACACCGCCCGTCGCTACTACCGATTGAATGGCTTAGTGAGCTCCACGGACCGCAGCCTCTAGTTGGGTAACCTTCTATTGGTTTGTAGGAAGTGGATCAAACTTGATCATTTAGAGGAAGTAAAAGTCGTAACAAGGTT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AGCTCATTATAACAGCAATAATTTATTTGATGGTGCCTTACTACATGGATACCCGTAGTAATTCTAGAGCTAATACATGCGCAAAGTCTCGACTCTCACGGGAAGGGATGTATTTATTAGATACAAAACCAATGCGGCCCTCTGGGTCGGTCTGTTGGTGATTCATAATAACTGATCGAATCGCATAGCTCCACGCTGGCGATAGTTCATTCAAATTTCTGCCCTATCAGCTTTCGACGGTAGTGTAGTGGACTACCGTGGCGTTAACGGGTAACGGAGAATTAGGGTTCGATTCCGGAGAGGGAGCCTGAGAAATGGCTACCACATCCACGGAAGGCAGCAGGCGCGCAAATTACCCAATCCTGACACAGGGAGGTAGTGACAAGAAATAACAATACCGGGCCTTCCAGGTCTGGTAATTGGAATGAGTACAATTTAAATCCCTTAACGAGGATCCACTGGAGGGCAAGTCTGGTGCCAGCAGCCGCGGTAATTCCAGCTCCAGTAGCGTATATTAAAGTTGTTGCAGTTAAAAAGCTCGTAGTTGGATTTCTGATTGACCACCCTGGCCCGCGGCTATCTGGTCGTGAGTGCTGGTGTGAGTCCGTCATCCTTCTAGAGAGCCATGCCTGCTGTTCACTCAGCCGGGCGTGTGCGATCTAGATCATTTACTTTGAAAAAATTAGAGTGTTTAAAGCAGGCTTATGCTGTGAATACATTAGCATGGAATAATAATATAGGACTTCGGTTCTATTTTGTTGGTTTCTAGGACTGAAGTAATGATTGATAGGGATAGTTGGGGGTGCTAGTATTCAGCGGCCAGAGGTGAAATTCTTGGATTCGCTGAAGACTAACTACTGCGAAAGCATTCACCAAGGATGTCTTCTTTAATCAAGAACGAAAGTTGGGGGATCGAAGACGATCAGATACCGTCGTAGTCTCAACCATAAACTATACCGACTAAGGATCAGTGGACGTCTCATTTCGACTCCATTGGCACTTTATGAGAAATCAAAGTCTTTGGGTTCCGGGGGGAGTATGGTCGCAAGGCTGAAACTTAAAGGAATTGACGGAAGGGCACCACCAGGAGTGGAGCCTGCGGCTTAATTTGACTCAACACGGGAAAACTCACCAGGTCCAGACATAGTGAGGATTGACAGATTGAAGATCTTTCTTGATTCTATGGGTGGTGGTGCATGGCCGTTCTTAGTTGGTGGAGTGATTTGTCTGGTTAATTCCGTTAACGAACGAGACCTCGACCTACTAAATAGTTTGCCGAACTCTTTGGGTTCGCGTACGCTTCTTAGAGGGACTATCGGTGGTTAGCCGATGGAAGTTCGAGGCAATAACAGGTCTGTGATGCCCTTAGATGTTCTGGGCCGCACGCGCGCTACACTGATACGTTCATCGAGTTTACAACCTTGACCGGAAGGTCTGGGTAATCTTTGAAAGCGTATCGTGATGGGGATAGATTATTGTAATTTTTAATCTTCAACGAGGAATTCCTAGTAATCGCGCGTCATTAACGCGCAATGATTACGTCCCTGCCCTTTGTACACACCGCCCGTCGCTACTACCGATTGGATGGTTTAGTGAGGCCTCCGGACTGTTGCATTCGGAGTTTCGGCTTCGTTTGCATGCTGGAAGGAGAACAAACTTGATCATCTAGAGGAAGTAAAAGTCGTAACAAGGTTTCC</text:p>
          </table:table-cell>
          <table:table-cell office:value-type="string" calcext:value-type="string">
            <text:p>d__Eukaryota; p__Cercozoa; c__Thecofilose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CTTTATACTGTGAAACTGCGTACAGCTCATTATAACAGCAATAATTTATTTGATGGTGCCTTACTACATGGATACCCGTAGTAATTCTAGAGCTAATACATGCGCAAAGTCTCGACTCTCACGGGAAGGGATGTATTTATTAGATACAAAACCAATGCGGCCCTCTGGGTCGGTCTGTTGGTGATTCATAATAACTGATCGAATCGCATAGCTCCACGCTGGCGATAGTTCATTCAAATTTCTGCCCTATCAGCTTTCGACGGTAGTGTAGTGGACTACCGTGGCGTTAACGGGTAACGGAGAATTAGGGTTCGATTCCGGAGAGGGAGCCTGAGAAATGGCTACCACATCCACGGAAGGCAGCAGGCGCGCAAATTACCCAATCCTGACACAGGGAGGTAGTGACAAGAAATAACAATACCGGGCCTTCCAGGTCTGGTAATTGGAATGAGTACAATTTAAATCCCTTAACGAGGATCCACTGGAGGGCAAGTCTGGTGCCAGCAGCCGCGGTAATTCCAGCTCCAGTAGCGTATATTAAAGTTGTTGCAGTTAAAAAGCTCGTAGTTGGATTTCTGATTGACCACCCTGGCCCGCGGCTATCTGGTCGTGAGTGCTGGTGTGAGTCCGTCATCCTTCTAGAGAGCCATGCCTGCTGTTCACTCAGCCGGGCGTGTGCGATCTAGATCATTTACTTTGAAAAAATTAGAGTGTTTAAAGCAGGCTTATGCTGTGAATACATTAGCATGGAATAATAATATAGGACTTCGGTTCTATTTTGTTGGTTTCTAGGACTGAAGTAATGATTGATAGGGATAGTTGGGGGTGCTAGTATTCAGCGGCCAGAGGTGAAATTCTTGGATTCGCTGAAGACTAACTACTGCGAAAGCATTCACCAAGGATGTCTTCTTTAATCAAGAACGAAAGTTGGGGGATCGAAGACGATCAGATACCGTCGTAGTCTCAACCATAAACTATACCGACTAAGGATCAGTGGACGTCTCATTTCGACTCCATTGGCACTTTATGAGAAATCAAAGTCTTTGGGTTCCGGGGGGAGTATGGTCGCAAGGCTGAAACTTAAAGGAATTGACGGAAGGGCACCACCAGGAGTGGAGCCTGCGGCTTAATTTGACTCAACACGGGAAAACTCACCAGGTCCAGACATAGTGAGGATTGACAGATTGAAGATCTTTCTTGATTCTATGGGTGGTGGTGCATGGCCGTTCTTAGTTGGTGGAGTGATTTGTCTGGTTAATTCCGTTAACGAACGAGACCTCGACCTACTAAATAGTTTGCCGAACTCTTTGGGTTCGCGTACGCTTCTTAGAGGGACTATCGGTGGTTAGCCGATGGAAGTTCGAGGCAATAACAGGTCTGTGATGCCCTTAGATGTTCTGGGCCGCACGCGCGCTACACTGATACGTTCATCGAGTTTACAACCTTGACCGGAAGGTCTGGGTAATCTTTGAAAGCGTATCGTGATGGGGATAGATTATTGTAATTTTTAATCTTCAACGAGGAATTCCTAGTAATCGCGCGTCATTAACGCGCAATGATTACGTCCCTGCCCTTTGTACACACCGCCCGTCGCTACTACCGATTGGATGGTTTAGTGAGGCCTCCGGACTGTTGCATTCGGAGTTTCGGCTTCGTTTGCATGCTGGAAGGAGAACA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GGCTCATTATATCAGCAATAATTTATTTGATGGTACCTTACTACTTGGATACCCGTAGTAATTCTAGAGCTAATACATGCACAAAAGTCCCAACTCTTGCGGGGAGGGATGTATTTATTAGATACAAAACCAATTCGGCTTCGGTCGATCAATTGGTGAATCATAGTAACTGTTCGAATCGCATGGCTTTACGCTGGCGATAGTTCATTCAAATTTCTGCCCTATCAGCTTTCGACGGTAGTGTAGTGGACTACCGTGGCGTTAACGGGTGACGGAGAATTAGGGTTCGATTCCGGAGAGGGAGCCTGAGAAATGGCTACCACATCCAAGGAAGGCAGCAGGCGCGCAAATTACCCAATCCTGATACAGGGAGGTAGTGACAAAAAATAACAATACCGGGCCTTTTTAGGTCTGGTAATTGGAATGAGTACAATTTAAATCCCTTAACGAGGATCCATTGGAGGGCAAGTCTGGTGCCAGCAGCCGCGGTAATTCCAGCTCCAATAGCGTATATTAAAGTTGTTGCAGTTAAAAAGCTCGTAGTTGGATTTCTGGTACGATGCCCCTGATCCGCGCCCTTCGGGGTGTGTGTGTTGGTGTGGCGTCTGCCATCTTTTGTAAGCGCTGGTTTGTCAGGCCTTTACTGTGTTTGGCAGGCTACGTGTTTGCAAGTTTTACTTTGAAAAAATTAGAGTGTTTAAAGCAGGCTTTTATGCTATGAATACATTAGCATGGAATAATAATATAGGACTTCGGTTCTATTTTGTTGGTTTCTAGTACTGAAGTAATGATTGATAGGGACAGTTGGGGGTGCTAGTATTCAGCGGCCAGAGGTGAAATTCTTGGATTCGCTGAAGACTAACTTATGCGAAAGCATTCACCAAGGATGTCTTCTTTAATCAAGAACGAAAGTTGGGGGATCGAAGACGATCAGATACCGTCGTAGTCTCAACCATAAACTATGCCAACTAGGGATGAGTGACTGTTGATTAACGACTTCATTCGCACCTTAGGAGAAATCAAAGTCTTTGGGTTCCGGGGGGAGTATGGTCGCAAGGCTGAAACTTAAAGGAATTGACGGAAGGGCACCACCAGGAGTGGAGCCTGCGGCTTAATTTGACTCAACACGGGGAAACTTACCAGGTCCAGACATAGTAAGGATTGACAGATTGAAGATCTTTCTTGATTCTATGGGTGGTGGTGCATGGCCGTTCTTAGTTGGTGGAGTGATTTGTCTGGTTAATTCCGTTAACGAACGAGACCTCGACCTACTAAATAGTTCAAGGAATTCATTTGAATTCCTTTGCGACTTCTTAGAGGGACTATCGGTGTGTAGCCGATGGAAGTTCGAGGCAATAACAGGTCTGTGATGCCCTTAGATGTTCTGGGCCGCACGCGCGCTACACTGGCAGGTTCATCAAGTTTACAACCTTGACCGATAGGTCCGGGGAATCTCTTAAACACCTGCCGTGCTGGGGATAGATTATTGTAATTATTAATCTTCAACGAGGAATTCCTAGTAAACGCAAGTCATCAACTTGCATTGATTACGTCCCTGCCCTTTGTACACACCGCCCGTCGCTACTACCGATTGAATGGCTTAGTGAGCTCTACGGATTGAGGCACTGTGGGGTAACTTATGGTGTTTTGAGAAGTAGGTCAAACTTGATCATTTAGAGGAAGTAAAAGTCGTAACAAGGTTTCC</text:p>
          </table:table-cell>
          <table:table-cell office:value-type="string" calcext:value-type="string">
            <text:p>d__Eukaryota; p__Cercozoa; c__Thecofilose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CTTTATACTGTGAAACTGCGTACGGCTCATTATATCAGCAATAATTTATTTGATGGTACCTTACTACTTGGATACCCGTAGTAATTCTAGAGCTAATACATGCACAAAAGTCCCAACTCTTGCGGGGAGGGATGTATTTATTAGATACAAAACCAATTCGGCTTCGGTCGATCAATTGGTGAATCATAGTAACTGTTCGAATCGCATGGCTTTACGCTGGCGATAGTTCATTCAAATTTCTGCCCTATCAGCTTTCGACGGTAGTGTAGTGGACTACCGTGGCGTTAACGGGTGACGGAGAATTAGGGTTCGATTCCGGAGAGGGAGCCTGAGAAATGGCTACCACATCCAAGGAAGGCAGCAGGCGCGCAAATTACCCAATCCTGATACAGGGAGGTAGTGACAAAAAATAACAATACCGGGCCTTTTTAGGTCTGGTAATTGGAATGAGTACAATTTAAATCCCTTAACGAGGATCCATTGGAGGGCAAGTCTGGTGCCAGCAGCCGCGGTAATTCCAGCTCCAATAGCGTATATTAAAGTTGTTGCAGTTAAAAAGCTCGTAGTTGGATTTCTGGTACGATGCCCCTGATCCGCGCCCTTCGGGGTGTGTGTGTTGGTGTGGCGTCTGCCATCTTTTGTAAGCGCTGGTTTGTCAGGCCTTTACTGTGTTTGGCAGGCTACGTGTTTGCAAGTTTTACTTTGAAAAAATTAGAGTGTTTAAAGCAGGCTTTTATGCTATGAATACATTAGCATGGAATAATAATATAGGACTTCGGTTCTATTTTGTTGGTTTCTAGTACTGAAGTAATGATTGATAGGGACAGTTGGGGGTGCTAGTATTCAGCGGCCAGAGGTGAAATTCTTGGATTCGCTGAAGACTAACTTATGCGAAAGCATTCACCAAGGATGTCTTCTTTAATCAAGAACGAAAGTTGGGGGATCGAAGACGATCAGATACCGTCGTAGTCTCAACCATAAACTATGCCAACTAGGGATGAGTGACTGTTGATTAACGACTTCATTCGCACCTTAGGAGAAATCAAAGTCTTTGGGTTCCGGGGGGAGTATGGTCGCAAGGCTGAAACTTAAAGGAATTGACGGAAGGGCACCACCAGGAGTGGAGCCTGCGGCTTAATTTGACTCAACACGGGGAAACTTACCAGGTCCAGACATAGTAAGGATTGACAGATTGAAGATCTTTCTTGATTCTATGGGTGGTGGTGCATGGCCGTTCTTAGTTGGTGGAGTGATTTGTCTGGTTAATTCCGTTAACGAACGAGACCTCGACCTACTAAATAGTTCAAGGAATTCATTTGAATTCCTTTGCGACTTCTTAGAGGGACTATCGGTGTGTAGCCGATGGAAGTTCGAGGCAATAACAGGTCTGTGATGCCCTTAGATGTTCTGGGCCGCACGCGCGCTACACTGGCAGGTTCATCAAGTTTACAACCTTGACCGATAGGTCCGGGGAATCTCTTAAACACCTGCCGTGCTGGGGATAGATTATTGTAATTATTAATCTTCAACGAGGAATTCCTAGTAAACGCAAGTCATCAACTTGCATTGATTACGTCCCTGCCCTTTGTACACACCGCCCGTCGCTACTACCGATTGAATGGCTTAGTGAGCTCTACGGATTGAGGCACTGTGGGGTAACTTATGGTGTTTTGAGAAGTAGG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TTTATACTGTGAAACTGCAGATGGCTCATTAAATCAGTTATAGTTTATTTGATGGTACCTTACTACATGGATAACCGTAGTAATTCTAGAGCTAATACATGCGTAAAGTCCTGACCTTCGCGGGAGGGATGTATTTATTAGATAAAAAACCTTCAGTCAGCGATGACTTTTGTGGTGATTCATAATAACTGTTCGAATCCCAGTGGCCTCGTGCCGGGGATAGGTCATTCAAATTTCTGCCCTATCAGCTTTCGACGGTAGTGTAGTGGACTACCGTGGCGTTAACGGGTAACGGAGAATTAGGGTTCGATTCCGGAGAGGGAGCCTGAGAAACGGCTACCACATCCAAGGAAGGCAGCAGGCGCGCAAATTACCCAATCCTGACACAGGGAGGTAGTGACAATAAATAACAATACCGGGCCTTCTGGTCTGGTAATTGGAATGAGAACAATTTAAATCCCTTATCGAGGATCCATTGGAGGGCAAGTCTGGTGCCAGCAGCCGCGGTAATACCAGCTCCAATAGCGTATATTAAAGTTGTTGCAGTTAAAAAGCTCGTAGTTGGATTTCTGATTCAATCTGCCTGTCCCGGCCTTTCGGGGCTGTGTTGACGGAGTGGATTGGTCATCTTTCTAGAAAACCGCTCTACCCTTAATTGGTGTGGGGTGGCGATCTAGATCTTTTACTTTGAAAAAATTAGAGTGTTCAAAGCAGGCTATCCGCTGTGAATACATTAGCATGGAATAATAAGATAGGACTTTGGTCTTATTTTGTTGGTTTCTAGGACTGAAGTAATGATTGATAGGGATGGTTGGGGGTGCTTGTATTTAATGGCCAGAGGTGAAATTCTTGGATTCATTAAAGACAAACAAATGCGAAAGCATTCACCAAGGACGTCTTCTTTAATCAAGAACGAAAGTTGGGGGATCGAAGACGATCAGATACCGTCGTAGTCTCAACCATAAACTATGCCGACTCAGGATGGGTGGACGTTATATTTATGACTCCATCTGCACTGTATGAGAAATCAAAGTCTTTGGGTTCCGGGGGGAGTATGGTCGCAAGGCTGAAACTTAAAGGAATTGACGGAAGGGCACACCAGGAGTGGAGCCTGCGGCTTAATTTGACTCAACACGGGAAAACTTACCAGGTCCGGACATAGTGAGGATTGACAGATTGAAGATCTTTCTTGATTCTATGGGTGGTGGTGCATGGCCGTTCTTAGTTGGTGGAGTGATTTGTCTGGTTTATTCCGATAACGAACGAGACCTCAGCCTACTAAATAGCTCCACTTGTACTTGTACAGGTGCGAGTCTTCTTAGAGGGACTTTTGGTGTGTAACCAAAGGAAGCTTGAGGCAATAACAGGTCTGTGATGCCCTTAGATGTTCTGGGCCGCACGCGCGCTACACTGTTGCATTCAACGAGTACACAACCTTAACCGATAGGTTTGGGTAATCTTTGAAAATGCAACGTGATGGGGCTAGATTATTGTAATTATTAATCTTCAACGAGGAATTCCTAGTAAACGCAAGTCATCAACTTGCATTGATTACGTCCCTGCCCTTTGTACACACCGCCCGTCGCTCCTACCGATTGAATGATCCGGTGAAGTCTTCGAATCGTCTGGTCATGGGGTCAAACTCGTGATTAGATCGAGAAGTTGATTAAACCTTATCATTTAGAGGAAGGAGAAGTCGTAACAAGGTTTCC</text:p>
          </table:table-cell>
          <table:table-cell office:value-type="string" calcext:value-type="string">
            <text:p>d__Eukaryota; p__Cercozoa; c__Thecofilose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TTTATACTGTGAAACTGCAGATGGCTCATTAAATCAGTTATAGTTTATTTGATGGTACCTTACTACATGGATAACCGTAGTAATTCTAGAGCTAATACATGCGTAAAGTCCTGACCTTCGCGGGAGGGATGTATTTATTAGATAAAAAACCTTCAGTCAGCGATGACTTTTGTGGTGATTCATAATAACTGTTCGAATCCCAGTGGCCTCGTGCCGGGGATAGGTCATTCAAATTTCTGCCCTATCAGCTTTCGACGGTAGTGTAGTGGACTACCGTGGCGTTAACGGGTAACGGAGAATTAGGGTTCGATTCCGGAGAGGGAGCCTGAGAAACGGCTACCACATCCAAGGAAGGCAGCAGGCGCGCAAATTACCCAATCCTGACACAGGGAGGTAGTGACAATAAATAACAATACCGGGCCTTCTGGTCTGGTAATTGGAATGAGAACAATTTAAATCCCTTATCGAGGATCCATTGGAGGGCAAGTCTGGTGCCAGCAGCCGCGGTAATACCAGCTCCAATAGCGTATATTAAAGTTGTTGCAGTTAAAAAGCTCGTAGTTGGATTTCTGATTCAATCTGCCTGTCCCGGCCTTTCGGGGCTGTGTTGACGGAGTGGATTGGTCATCTTTCTAGAAAACCGCTCTACCCTTAATTGGTGTGGGGTGGCGATCTAGATCTTTTACTTTGAAAAAATTAGAGTGTTCAAAGCAGGCTATCCGCTGTGAATACATTAGCATGGAATAATAAGATAGGACTTTGGTCTTATTTTGTTGGTTTCTAGGACTGAAGTAATGATTGATAGGGATGGTTGGGGGTGCTTGTATTTAATGGCCAGAGGTGAAATTCTTGGATTCATTAAAGACAAACAAATGCGAAAGCATTCACCAAGGACGTCTTCTTTAATCAAGAACGAAAGTTGGGGGATCGAAGACGATCAGATACCGTCGTAGTCTCAACCATAAACTATGCCGACTCAGGATGGGTGGACGTTATATTTATGACTCCATCTGCACTGTATGAGAAATCAAAGTCTTTGGGTTCCGGGGGGAGTATGGTCGCAAGGCTGAAACTTAAAGGAATTGACGGAAGGGCACACCAGGAGTGGAGCCTGCGGCTTAATTTGACTCAACACGGGAAAACTTACCAGGTCCGGACATAGTGAGGATTGACAGATTGAAGATCTTTCTTGATTCTATGGGTGGTGGTGCATGGCCGTTCTTAGTTGGTGGAGTGATTTGTCTGGTTTATTCCGATAACGAACGAGACCTCAGCCTACTAAATAGCTCCACTTGTACTTGTACAGGTGCGAGTCTTCTTAGAGGGACTTTTGGTGTGTAACCAAAGGAAGCTTGAGGCAATAACAGGTCTGTGATGCCCTTAGATGTTCTGGGCCGCACGCGCGCTACACTGTTGCATTCAACGAGTACACAACCTTAACCGATAGGTTTGGGTAATCTTTGAAAATGCAACGTGATGGGGCTAGATTATTGTAATTATTAATCTTCAACGAGGAATTCCTAGTAAACGCAAGTCATCAACTTGCATTGATTACGTCCCTGCCCTTTGTACACACCGCCCGTCGCTCCTACCGATTGAATGATCCGGTGAAGTCTTCGAATCGTCTGGTCATGGGGTCAAACTCGTGATTAGATCGAGAAGTTGATTA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ACAACTTTATACTGTGAAACTGCGCACAGCTCATTATATCAGCAATAATTTATTTGATGGTACCTTACTACATGGATACCCGTAGTAATTCTAGAGCTAATACATGCATAAATTCTCGACTCTTTTGGGGAGAGATGTATTTATTAGATACAAAACCAATGGCTTCGGCCTTTTTTGGTGAGTCATAATAACTATTCGGATCGCATGGCCTCGTGCTGGCGACAGTTCATTCAAATTTCTGCCCTATCAGCTTTCGACGGTAGTGTAGTGGACTACCGTGGCGTTAACGGGTGACGGAGAATTAGGGTTCGGTTCCGGAGAGGGAGCCTGAGAAACGGCTACCACATCCAAGGAAGGCAGCAGGCGCGCAAATTACCCAATCCTGACACAGGGAGGTAGTGACAAGAAATAACAATACCGGGCTTTTACAGGTCTGGTAATTGGAATGAGTACAATTCAAATCCCTTAACGAGGATCCATTGGAGGGCAAGTCTGGTGCCAGCAGCCGCGGTAATTCCAGCTCCAATAGCGTATATTAACGTTGCTGCAGTTAAAAAGCTCGTAGTTGGATTTCTGGCTAAGCGCCCTAGCCCGCTGGCTTCGGTCAGTGTGTGCTGGTGTGTATTAGCCATCCTTTCTAGAAAGCCATGCGTACCGTTTACTCGGCCGCGCGTGTGCGATCTAGATCTTTTACTTTGAAAAAATTAGAGTGTTTAAAGCAGGCTTACGCCATGAATACATTAGCATGGAATAATAATATAGGACTTTAGTTCTATTTTGTTGGTTTCTGGGACTGAAGTAATGATTGATAGGGATAGTTGGGGGTGCTAGTATTCAGCGGCCAGAGGTGAAATTCTTGGATTCGCTGAAGACTAACTACTGCGAAAGCATTCACCAAGGATGTCTTCTTTAATCAAGAACGAAAGTTGGGGGATCGAAGACGATCAGATACCGTCGTAGTCTCAACTATAAACTATACCGACTAAGGATCAGCAGGTGTCATATTTTCGACCCTGTTGGCACTTTATGAGAAATCAAAGTCTTTGGGTTCCGGGGGGAGTATGGTCGCAAGGCTGAAACTTAAAGGAATTGACGGAAGGCTACACAAGTTTTGGATGGTGCGGCTTAATTTGACTCAACACGGGAAAACTTACCAGGTCCAGACATAGTGAGGATTGACAGATTGAAGATCTTTCTTGATTCTATGGGTGGTGGTGCATGGCCGTTCTTAGTTGGTGGAGTGATTTGTCTGGTTAATTCCGTTAACGAACGAGACCTCGACCTGCTAAATAGACTGCCGAATCCTTTGGGTTCGTGTAGAGCTTCTTAGAGGGACTATCCGTCGTTTAAGGCGGATGGAAGTTCGAGGCAATAACAGGTCTGTGATGCCCTTAGATGTTCTGGGCTGCACGCGCAATACACTGACACGTTCAACGAGCTTACAACCTTGACCGGAAGGTCTGGGTAATCTTTGAAAGCGTGTCGTGATGGGGATAGATTGTTGTAATTTTCAATCTTCAACGAGGAATAACTAGTAATCGCATGTCATTAGCGTGCAATGATTACGTCCCTGGCCTTTGTACACACCGCCCGTCGCTACTACCGATTGGATGGTTTAGTGAGGTCCACGGACAAATGCATTAAGTGGGTTCGCTCATTTTTTGCGATTGGAAGTGGGACAAACTTGATCATCTAGAGGAAGTAAAAGTCGTAACAAGGTTTCC</text:p>
          </table:table-cell>
          <table:table-cell office:value-type="string" calcext:value-type="string">
            <text:p>d__Eukaryota; p__Cercozoa; c__Thecofilose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TAAAGACTAAGCCATGCATGTCTAAGTATAAACAACTTTATACTGTGAAACTGCGCACAGCTCATTATATCAGCAATAATTTATTTGATGGTACCTTACTACATGGATACCCGTAGTAATTCTAGAGCTAATACATGCATAAATTCTCGACTCTTTTGGGGAGAGATGTATTTATTAGATACAAAACCAATGGCTTCGGCCTTTTTTGGTGAGTCATAATAACTATTCGGATCGCATGGCCTCGTGCTGGCGACAGTTCATTCAAATTTCTGCCCTATCAGCTTTCGACGGTAGTGTAGTGGACTACCGTGGCGTTAACGGGTGACGGAGAATTAGGGTTCGGTTCCGGAGAGGGAGCCTGAGAAACGGCTACCACATCCAAGGAAGGCAGCAGGCGCGCAAATTACCCAATCCTGACACAGGGAGGTAGTGACAAGAAATAACAATACCGGGCTTTTACAGGTCTGGTAATTGGAATGAGTACAATTCAAATCCCTTAACGAGGATCCATTGGAGGGCAAGTCTGGTGCCAGCAGCCGCGGTAATTCCAGCTCCAATAGCGTATATTAACGTTGCTGCAGTTAAAAAGCTCGTAGTTGGATTTCTGGCTAAGCGCCCTAGCCCGCTGGCTTCGGTCAGTGTGTGCTGGTGTGTATTAGCCATCCTTTCTAGAAAGCCATGCGTACCGTTTACTCGGCCGCGCGTGTGCGATCTAGATCTTTTACTTTGAAAAAATTAGAGTGTTTAAAGCAGGCTTACGCCATGAATACATTAGCATGGAATAATAATATAGGACTTTAGTTCTATTTTGTTGGTTTCTGGGACTGAAGTAATGATTGATAGGGATAGTTGGGGGTGCTAGTATTCAGCGGCCAGAGGTGAAATTCTTGGATTCGCTGAAGACTAACTACTGCGAAAGCATTCACCAAGGATGTCTTCTTTAATCAAGAACGAAAGTTGGGGGATCGAAGACGATCAGATACCGTCGTAGTCTCAACTATAAACTATACCGACTAAGGATCAGCAGGTGTCATATTTTCGACCCTGTTGGCACTTTATGAGAAATCAAAGTCTTTGGGTTCCGGGGGGAGTATGGTCGCAAGGCTGAAACTTAAAGGAATTGACGGAAGGCTACACAAGTTTTGGATGGTGCGGCTTAATTTGACTCAACACGGGAAAACTTACCAGGTCCAGACATAGTGAGGATTGACAGATTGAAGATCTTTCTTGATTCTATGGGTGGTGGTGCATGGCCGTTCTTAGTTGGTGGAGTGATTTGTCTGGTTAATTCCGTTAACGAACGAGACCTCGACCTGCTAAATAGACTGCCGAATCCTTTGGGTTCGTGTAGAGCTTCTTAGAGGGACTATCCGTCGTTTAAGGCGGATGGAAGTTCGAGGCAATAACAGGTCTGTGATGCCCTTAGATGTTCTGGGCTGCACGCGCAATACACTGACACGTTCAACGAGCTTACAACCTTGACCGGAAGGTCTGGGTAATCTTTGAAAGCGTGTCGTGATGGGGATAGATTGTTGTAATTTTCAATCTTCAACGAGGAATAACTAGTAATCGCATGTCATTAGCGTGCAATGATTACGTCCCTGGCCTTTGTACACACCGCCCGTCGCTACTACCGATTGGATGGTTTAGTGAGGTCCACGGACAAATGCATTAAGTGGGTTCGCTCATTTTTTGCGATTGGAAGTGGGACAAACTTGATCATCTAGAGGAAGTAAAAGTCGTAACAAGGTTTCC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AACGGCTCATTACATCAGCAATAATTTATTTGATGGTTCCTTACTACATGGATAACTGTAGTAATTCTAGAGCTAATACATGCGCAAAGTCCCGACTCTCGCGGGGAGGGATGTATTTATTAGATAAAAAACCAATGCGGGCTCTGTCCGGATTTGTGTTGAATCATAGTAACTTCTCGGATGGCATAGCTTTATGCTGGCCACAGATCATTCAAATTTCTGCCCTATCAGCTTTCGACGGTAGTGTAGTGGACTACCGTGGCGTTAACGGGTAACGGAGAATTAGGGTTCGATTCCGGAGAGGGAGCCTGAGAAACGGCTACCACATCCAAGGAAGGCAGCAGGCGCGCAAATTACCCAATCCTGACACAGGGAGGTAGTGACAAAAAATAACAATACCTGGCCTCTTTAGGTCGGGTAATTGGAATGAGTACAATTTAAATCCCTTAACGAGGAACAATTGGAGGGCAAGTCTGGTGCCAGCAGCCGCGGTAATTCCAGCTCCAAGAGCATATATTAAAGTTGTTGCAGTTAAAAAGCTCGTAGTTGGACTTCTGGTTTAATGCACCTGGCCCGCGGCCCACAAGGCCTGTGAGTGCCGGCGCGCGTTTACCATCCTTCCAGCAACGGCTACCCTTAACTGGGCGGCTGGAACTGGATCTTTTACTTTGAAAAAATTAGAGTGTTTAAAGCAGGCGTTTGCTCTGAATACATTAGCATGGAATAATAATCTAGGACTTCGGTTCTATTTTGTTGGTTTCTATAACTGAAGTAATGATTGATAGGGATAGTTGGGGGTGCTAGTATTGGCCGGTCAGAGGTGAAATTCTTGGATTCGGTCAAGACTAACTTATGCGAAAGCATTCACCAAGGATGTCTTCTTTAATCAAGAACGAAAGTTGGGGGATCGAAGACGATCAGATACCGTCGTAGTCTCAACCATAAACTATGCCAACTAGGGATGGGTGAAAGTTGCATTTTCGACTTCATCCGCACCTTATGAGAAATCAAAGTCTTTGGGTTCCGGGGGGAGTATGGTCGCAAGGCTGAAACTTAAAGGAATTGACGGAAGGGCACCACCAGGAGTGGAGCCTGCGGCTTAATTTGACTCAACACGGGAAAACTCACCAGGTCCGGACATAGTGAGGATTGACAGATTGAAGATCTTTCTTGATTCTATGGGTGGTGGTGCATGGCCGTTCTTAGTTGGTGGAGTGATTTGTCTGGTTAATTCCGTTAACGAACGAGACCTCGACCTGCTAAATAGTTGATCGAACCTCTCGGGGTTTGCGTTAACTTCTTAGAGGGACTTTTAGTGAATAGCTAAAGGAAGTTCGAGGCAATAACAGGTCTGTGATGCCCTTAGATGTTCTGGGCCGCACGCGCGCTACACTGATCGGTTCATCGAGTATACAACCTTGACTGATAGGTCTGGGTAATCTTGTAAAGCCGGTCGTGCTGGGGATAGATCATTGCAATTATTGATCTTCAACGAGGAATTCCTAGTAAACGCGAGTCATCAACTCGCATTGATTACGTCCCTGCCCTTTGTACACACCGCCCGTCGCTACTACCGATTGAATGGCTTAGTGAGCTCTCTGGACTGTTGCATGTTGGGGGAAACTTCGACACGCAAACGGGAAGGAGATCAAACTTGATCATTTAGAGGAAGTAAAAGTCGTAACAAGGTTTCC</text:p>
          </table:table-cell>
          <table:table-cell office:value-type="string" calcext:value-type="string">
            <text:p>d__Eukaryota; p__Cercozoa; c__Thecofilosea; o__Cryomonad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CTTTATACTGTGAAACTGCGAACGGCTCATTACATCAGCAATAATTTATTTGATGGTTCCTTACTACATGGATAACTGTAGTAATTCTAGAGCTAATACATGCGCAAAGTCCCGACTCTCGCGGGGAGGGATGTATTTATTAGATAAAAAACCAATGCGGGCTCTGTCCGGATTTGTGTTGAATCATAGTAACTTCTCGGATGGCATAGCTTTATGCTGGCCACAGATCATTCAAATTTCTGCCCTATCAGCTTTCGACGGTAGTGTAGTGGACTACCGTGGCGTTAACGGGTAACGGAGAATTAGGGTTCGATTCCGGAGAGGGAGCCTGAGAAACGGCTACCACATCCAAGGAAGGCAGCAGGCGCGCAAATTACCCAATCCTGACACAGGGAGGTAGTGACAAAAAATAACAATACCTGGCCTCTTTAGGTCGGGTAATTGGAATGAGTACAATTTAAATCCCTTAACGAGGAACAATTGGAGGGCAAGTCTGGTGCCAGCAGCCGCGGTAATTCCAGCTCCAAGAGCATATATTAAAGTTGTTGCAGTTAAAAAGCTCGTAGTTGGACTTCTGGTTTAATGCACCTGGCCCGCGGCCCACAAGGCCTGTGAGTGCCGGCGCGCGTTTACCATCCTTCCAGCAACGGCTACCCTTAACTGGGCGGCTGGAACTGGATCTTTTACTTTGAAAAAATTAGAGTGTTTAAAGCAGGCGTTTGCTCTGAATACATTAGCATGGAATAATAATCTAGGACTTCGGTTCTATTTTGTTGGTTTCTATAACTGAAGTAATGATTGATAGGGATAGTTGGGGGTGCTAGTATTGGCCGGTCAGAGGTGAAATTCTTGGATTCGGTCAAGACTAACTTATGCGAAAGCATTCACCAAGGATGTCTTCTTTAATCAAGAACGAAAGTTGGGGGATCGAAGACGATCAGATACCGTCGTAGTCTCAACCATAAACTATGCCAACTAGGGATGGGTGAAAGTTGCATTTTCGACTTCATCCGCACCTTATGAGAAATCAAAGTCTTTGGGTTCCGGGGGGAGTATGGTCGCAAGGCTGAAACTTAAAGGAATTGACGGAAGGGCACCACCAGGAGTGGAGCCTGCGGCTTAATTTGACTCAACACGGGAAAACTCACCAGGTCCGGACATAGTGAGGATTGACAGATTGAAGATCTTTCTTGATTCTATGGGTGGTGGTGCATGGCCGTTCTTAGTTGGTGGAGTGATTTGTCTGGTTAATTCCGTTAACGAACGAGACCTCGACCTGCTAAATAGTTGATCGAACCTCTCGGGGTTTGCGTTAACTTCTTAGAGGGACTTTTAGTGAATAGCTAAAGGAAGTTCGAGGCAATAACAGGTCTGTGATGCCCTTAGATGTTCTGGGCCGCACGCGCGCTACACTGATCGGTTCATCGAGTATACAACCTTGACTGATAGGTCTGGGTAATCTTGTAAAGCCGGTCGTGCTGGGGATAGATCATTGCAATTATTGATCTTCAACGAGGAATTCCTAGTAAACGCGAGTCATCAACTCGCATTGATTACGTCCCTGCCCTTTGTACACACCGCCCGTCGCTACTACCGATTGAATGGCTTAGTGAGCTCTCTGGACTGTTGCATGTTGGGGGAAACTTCGACACGCAAACGGGAAGGAGATCAAACTTGATCATTTAGAGGAAGTAAAAGTCGTAACAAGGTTTCC</text:p>
          </table:table-cell>
          <table:table-cell table:number-columns-repeated="2"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AACGGCTCATTATATCAGCAATAATTTATTTGATGGTTCCTTACTACATGGATAACTGTAGTAATTCTAGAGCTAATACATGCGCAAAGTCCCGACTCTCGCGGGGAGGGATGTATTTATTAGATAAAAAACCAATGCGGGCTCTGTCCGGATTTGTGTTGAATCATAGTAACTTATCGGATGGCATAGCTTTACGCTGGCCACAGATCATTCAAATTTCTGCCCTATCAGCTTTCGACGGTAGTGTAGTGGACTACCGTGGCGTTAACGGGTAACGGAGAATTAGGGTTCGATTCCGGAGAGGGAGCCTGAGAAACGGCTACCACATCCAAGGAAGGCAGCAGGCGCGCAAATTACCCAATCCTGACACAGGGAGGTAGTGACAAAAAATAACAATACCTGGCCTTTTTAGGTCGGGTAATTGGAATGAGTACAATTTAAATCCCTTAACGAGGATCAATTGGAGGGCAAGTCTGGTGCCAGCAGCCGCGGTAATTCCAGCTCCAAGAGCATATATTAAAGTTGTTGCAGTTAAAAAGCTCGTAGTTGGACTTCTGGTTTAATGCACCTGGCCCGCGGCTCTTTAGGCCTGTGAGTGCCGGCGCGCGTTTACCATCCTTCCAGAAAACGAGTCTTCCCTTTACTGGGCCGGATTCGTGATTTGGATCATTTACTTTGAAAAAATTAGAGTGTTTAAAGCAGGCTATTGCTATGAATACATTAGCATGGAATAATAATCTAGGACTTCGGTTCTATTTTGTTGGTTTCTATAACTGAAGTAATGATTGATAGGGATAGTTGGGGGTGCTAGTATTGGCCGGTCAGAGGTGAAATTCTTGGATTCGGTCAAGACTAACTTATGCGAAAGCATTCACCAAGGATGTCTTCTTTAATCAAGAACGAAAGTTGGGGGATCGAAGACGATCAGATACCGTCGTAGTCTCAACCATAAACTATGCCAACTAGGGATGGGTGAATGTTGCATTTTCGACTTCATCCGCACCTTATGAGAAATCAAAGTCTTTGGGTTCCGGGGGGAGTATGGTCGCAAGGCTGAAACTTAAAGGAATTGACGGAAGGGCACCACCAGGAGTGGAGCCTGCGGCTTAATTTGACTCAACACGGGAAAACTTACCAGGTCCGGACATAGTGAGGATTGACAGATTGAAGATCTTTCTTGATTCTATGGGTGGTGGTGCATGGCCGTTCTTAGTTGGTGGAGTGATTTGTCTGGTTAATTCCGTTAACGAACGAGACCTCGACCTGCTAAATAGTCGGGCGAATTCTTTGGAGTTTGTACCAACTTCTTAGAGGGACTTTTGGTGAGTAGCTAAAGGAAGTTCGAGGCAATAACAGGTCTGTGATGCCCTTAGATGTTCTGGGCCGCACGCGCGCTACACTGATCGGTTCATCGAGTTTACAACCTTGACTGATAGGTCTGGGTAATCTTTTGAAAGCCGGTCGTGCTGGGGATAGATCATTGCAATTATTGATCTTCAACGAGGAATTCCTAGTAAACGCGAGTCATCAACTCGCATTGATTACGTCCCTGCCCTTTGTACACACCGCCCGTCGCTACTACCGATTGAATGGCTTAGTGAGCTCTCTGGACTGTTGCATGTTGGGGGCAACTCCGACGCGCATACGGGAAGGAGATCAAACTTGATCATTTAGAGGAAGTAAAAGTCGTAACAAGGTTTCC</text:p>
          </table:table-cell>
          <table:table-cell office:value-type="string" calcext:value-type="string">
            <text:p>d__Eukaryota; p__Cercozoa; c__Thecofilosea; o__Cryomonad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CTTTATACTGTGAAACTGCGAACGGCTCATTATATCAGCAATAATTTATTTGATGGTTCCTTACTACATGGATAACTGTAGTAATTCTAGAGCTAATACATGCGCAAAGTCCCGACTCTCGCGGGGAGGGATGTATTTATTAGATAAAAAACCAATGCGGGCTCTGTCCGGATTTGTGTTGAATCATAGTAACTTATCGGATGGCATAGCTTTACGCTGGCCACAGATCATTCAAATTTCTGCCCTATCAGCTTTCGACGGTAGTGTAGTGGACTACCGTGGCGTTAACGGGTAACGGAGAATTAGGGTTCGATTCCGGAGAGGGAGCCTGAGAAACGGCTACCACATCCAAGGAAGGCAGCAGGCGCGCAAATTACCCAATCCTGACACAGGGAGGTAGTGACAAAAAATAACAATACCTGGCCTTTTTAGGTCGGGTAATTGGAATGAGTACAATTTAAATCCCTTAACGAGGATCAATTGGAGGGCAAGTCTGGTGCCAGCAGCCGCGGTAATTCCAGCTCCAAGAGCATATATTAAAGTTGTTGCAGTTAAAAAGCTCGTAGTTGGACTTCTGGTTTAATGCACCTGGCCCGCGGCTCTTTAGGCCTGTGAGTGCCGGCGCGCGTTTACCATCCTTCCAGAAAACGAGTCTTCCCTTTACTGGGCCGGATTCGTGATTTGGATCATTTACTTTGAAAAAATTAGAGTGTTTAAAGCAGGCTATTGCTATGAATACATTAGCATGGAATAATAATCTAGGACTTCGGTTCTATTTTGTTGGTTTCTATAACTGAAGTAATGATTGATAGGGATAGTTGGGGGTGCTAGTATTGGCCGGTCAGAGGTGAAATTCTTGGATTCGGTCAAGACTAACTTATGCGAAAGCATTCACCAAGGATGTCTTCTTTAATCAAGAACGAAAGTTGGGGGATCGAAGACGATCAGATACCGTCGTAGTCTCAACCATAAACTATGCCAACTAGGGATGGGTGAATGTTGCATTTTCGACTTCATCCGCACCTTATGAGAAATCAAAGTCTTTGGGTTCCGGGGGGAGTATGGTCGCAAGGCTGAAACTTAAAGGAATTGACGGAAGGGCACCACCAGGAGTGGAGCCTGCGGCTTAATTTGACTCAACACGGGAAAACTTACCAGGTCCGGACATAGTGAGGATTGACAGATTGAAGATCTTTCTTGATTCTATGGGTGGTGGTGCATGGCCGTTCTTAGTTGGTGGAGTGATTTGTCTGGTTAATTCCGTTAACGAACGAGACCTCGACCTGCTAAATAGTCGGGCGAATTCTTTGGAGTTTGTACCAACTTCTTAGAGGGACTTTTGGTGAGTAGCTAAAGGAAGTTCGAGGCAATAACAGGTCTGTGATGCCCTTAGATGTTCTGGGCCGCACGCGCGCTACACTGATCGGTTCATCGAGTTTACAACCTTGACTGATAGGTCTGGGTAATCTTTTGAAAGCCGGTCGTGCTGGGGATAGATCATTGCAATTATTGATCTTCAACGAGGAATTCCTAGTAAACGCGAGTCATCAACTCGCATTGATTACGTCCCTGCCCTTTGTACACACCGCCCGTCGCTACTACCGATTGAATGGCTTAGTGAGCTCTCTGGACTGTTGCATGTTGGGGGCAACTCCGACGCGCATACGGGAAGGAGATCAAACTTGATCATTTAGAGGAAGTAAAAGTCGTAACAAGGTTTCC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472.0</text:p>
          </table:table-cell>
          <table:table-cell office:value-type="string" calcext:value-type="string">
            <text:p>46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AAAACTGCGAACGGCTCATTATATCAGCAATAATTTATTTGATGGTTCCTTACTACATGGATAACTGTAGTAATTCTAGAGCTAATACATGCACAAAGTCCTGACCTCACGGAAGGGATGTATTTATTAGATAAAAAGCCAATGCGGGCTTCGGCTCGGTTTGTTGGTGAATCATAGTAACTTTTCGAATCGCATGACTTCACGTCGGCGATAGTTCATTCAAATTTCTGCCCTATCAGCTTTCGACGGTAGTGTAGTGGACTACCGTGGCGTTAACGGGTAACGGAGAATTAGGGTTCGATTCCGGAGAGGGAGCCTGAGAAACGGCTACCACATCCAAGGAAGGCAGCAGGCGCGCAAATTACCCAATCCTGACACAGGGAGGTAGTGACAAAAAATAACAATACTTGGCCTTTTCAGGTCGAGTAATTGGAATGAGTACAATTTAAATCCCTTAACAAGGATCAATTGGAGGGCAAGTCTGGTGCCAGCAGCCGCGGTAATTCCAGCTCCAAGAGCGTATATTAAAGTTGTTGCAGTTAAAAAGCTCGTAGTTGGATTTCTGGTATAATGCGCCTGGCCCGTGCCCGTAAGGGTTATGAGTGCCGGTGCGCGTTTACCATCCTTCCAGTAAACGTTTCTACCCTTAACTGGGCCGGATACGGAAACTGGATCTTTTACTTTGAAAAAATTAGAGTGTTTAAAGCAGGCTTTTGCCATGAATACATTAGCATGGAATAATAATCTAGGACTTCGGTTCTATTTTGTTGGTTTCTAGATCTGAAGTAATGATTGATAGGGATCGTTGGGGGTGCTAGTATTGGCCGGCCAGAGGTGAAATTCTTGGATTCGGTCAAGACTAACTTATGCGAAAGCATTCACCAAGGAGGTCTTCTTTAATCAAGAACGAAAGTTGGGGGATCGAAGACGATCAGATACCGTCGTAGTCTCAACCATAAACTATGCCAACTAGGGATGGGTGAACGTTATTTTTTGACTTCATCCGCACCTTATGAGAAATCAAAGTCTTTGGGTTCCGGGGGGAGTATGGTCGCAAGGCTGAAACTTAAAGGAATTGACGGAAGGGCACCACCAGGAGTGGAGCCTGCGGCTTAATTTGACTCAACACGGGAAAACTTACCAGGTCCGGACATAGTGAGGATTGACAGATTGAAGATCTTTCTTGATTCTATGGGTGGTGGTGCATGGCCGTTCTTAGTTGGTGGAGTGATTTGTCTGGTTAATTCCGTTAACGAACGAGACCTCGACCTACTAAATAGTTTGGCAAACTCTTCGGGGTTTGTACTGACTTCTTAGAGGGACTATCGGTGACTTAGCCGATGGAAGTTCGAGGCAATAACAGGTCTGTGATGCCCTTAGATGTTCTGGGCCGCACGCGCGCTACACTGACTGGTTCATCGAGTTTACAACCTGGACCGAAAGGTTTGGGTAATCTTCTCAAAGCCAGTCGTGCTGGGGATAGACCATTGTAATTATTGGTCTTTAACGAGGAATTCCTAGTAAACGCAAGTCATCAACTTGCATTGATTACGTCCCTGCCCTTTGTACACACCGCCCGTCGCTACTACCGATTGAATGGCTTAGTGAGCTCTCTGGACTGTTGCGAATCGTTGGAAACTTCGGCTCGTTTACGGGAAGGAGATCAAACTTGATCATTTAGAGGAAGTAAAAGTCGTAACAAGGTTTCC</text:p>
          </table:table-cell>
          <table:table-cell office:value-type="string" calcext:value-type="string">
            <text:p>d__Eukaryota; p__Cercozoa; c__Thecofilosea; o__Cryomonadida; f__Protaspidae; g__Protasp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CTTTATACTGTAAAACTGCGAACGGCTCATTATATCAGCAATAATTTATTTGATGGTTCCTTACTACATGGATAACTGTAGTAATTCTAGAGCTAATACATGCACAAAGTCCTGACCTCACGGAAGGGATGTATTTATTAGATAAAAAGCCAATGCGGGCTTCGGCTCGGTTTGTTGGTGAATCATAGTAACTTTTCGAATCGCATGACTTCACGTCGGCGATAGTTCATTCAAATTTCTGCCCTATCAGCTTTCGACGGTAGTGTAGTGGACTACCGTGGCGTTAACGGGTAACGGAGAATTAGGGTTCGATTCCGGAGAGGGAGCCTGAGAAACGGCTACCACATCCAAGGAAGGCAGCAGGCGCGCAAATTACCCAATCCTGACACAGGGAGGTAGTGACAAAAAATAACAATACTTGGCCTTTTCAGGTCGAGTAATTGGAATGAGTACAATTTAAATCCCTTAACAAGGATCAATTGGAGGGCAAGTCTGGTGCCAGCAGCCGCGGTAATTCCAGCTCCAAGAGCGTATATTAAAGTTGTTGCAGTTAAAAAGCTCGTAGTTGGATTTCTGGTATAATGCGCCTGGCCCGTGCCCGTAAGGGTTATGAGTGCCGGTGCGCGTTTACCATCCTTCCAGTAAACGTTTCTACCCTTAACTGGGCCGGATACGGAAACTGGATCTTTTACTTTGAAAAAATTAGAGTGTTTAAAGCAGGCTTTTGCCATGAATACATTAGCATGGAATAATAATCTAGGACTTCGGTTCTATTTTGTTGGTTTCTAGATCTGAAGTAATGATTGATAGGGATCGTTGGGGGTGCTAGTATTGGCCGGCCAGAGGTGAAATTCTTGGATTCGGTCAAGACTAACTTATGCGAAAGCATTCACCAAGGAGGTCTTCTTTAATCAAGAACGAAAGTTGGGGGATCGAAGACGATCAGATACCGTCGTAGTCTCAACCATAAACTATGCCAACTAGGGATGGGTGAACGTTATTTTTTGACTTCATCCGCACCTTATGAGAAATCAAAGTCTTTGGGTTCCGGGGGGAGTATGGTCGCAAGGCTGAAACTTAAAGGAATTGACGGAAGGGCACCACCAGGAGTGGAGCCTGCGGCTTAATTTGACTCAACACGGGAAAACTTACCAGGTCCGGACATAGTGAGGATTGACAGATTGAAGATCTTTCTTGATTCTATGGGTGGTGGTGCATGGCCGTTCTTAGTTGGTGGAGTGATTTGTCTGGTTAATTCCGTTAACGAACGAGACCTCGACCTACTAAATAGTTTGGCAAACTCTTCGGGGTTTGTACTGACTTCTTAGAGGGACTATCGGTGACTTAGCCGATGGAAGTTCGAGGCAATAACAGGTCTGTGATGCCCTTAGATGTTCTGGGCCGCACGCGCGCTACACTGACTGGTTCATCGAGTTTACAACCTGGACCGAAAGGTTTGGGTAATCTTCTCAAAGCCAGTCGTGCTGGGGATAGACCATTGTAATTATTGGTCTTTAACGAGGAATTCCTAGTAAACGCAAGTCATCAACTTGCATTGATTACGTCCCTGCCCTTTGTACACACCGCCCGTCGCTACTACCGATTGAATGGCTTAGTGAGCTCTCTGGACTGTTGCGAATCGTTGGAAACTTCGGCTCGTTTACGGGAAGGAG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AAAACTGCGAACGGCTCATTATATCAGCAATAATTTATTTGATGGTTTCTTACTACATGGATAACTGTAGTAATTCTAGAGCTAATACATGCGTAAAGTCCCAACTCTCGCGGGGAGGGATGTATTTATTAGATAAAAAACCAATGCGGGTTTTGCTCGCCTTTGTGTTGAATCATAGTAACTTCTCGAACGGCATGGCCTTGCGCTGGCCGTAGATCATTCAAATTTCTGCCCTATCAGCTTTCGACGGTAGTGTAGTGGACTACCGTGGCGTTAACGGGTAACGGGGAATTAGGGTTCGATTCCGGAGAGGGAGCCTGAGAAACGGCTACCACATCCAAGGAAGGCAGCAGGCGCGCAAATTACCCAATCCTGACACAGGGAGGTAGTGACAAAAAATAACAATACCTGGCCTAATTAGGTCGGGTAATTGGAATGAGTACAATTTAAATCCCTTAACGAGGATCAATTGGAGGGCAAGTCTGGTGCCAGCAGCCGCGGTAATTCCAGCTCCAAGAGCATATATTAAAGTTGTTGCAGTTAAAAAGCTCGTAGTTGGATTTCTGGTTTAATGCACCTGGCCCGCGGCCACTAGGCTTGTGAGTGCCGGCGCGCGTTTACCATCCTTCTAGAAAACGATTCTGCCATTCACTTGGTTGGGATCGCGATCTAGATCTTTTACTTTGAAAAAATTAGAGTGTTTAAAGCAGGCTTTTGCTATGAATACATTAGCATGGAATAATAATCTAGGACTTCGGTTCTATTTTGTTGGTTTCTATAACTGAAGTAATGATTGATAGGGATAGTTGGGGGTGCTAGTATTGGCCGGCCAGAGGTGAAATTCTTGGATTCGGTCAAGACTAACTTATGCGAAAGCATTCACCAAGGATGTCTTCTTTAATCAAGAACGAAAGTTGGGGGATCGAAGACGATCAGATACCGTCGTAGTCTCAACCATAAACTATGCCAACTAGGGATGGGTGAACGTTGCATTTTCGACTTCATCCGCACCTTATGAGAAATCAAAGTCTTTGGGTTCCGGGGGGAGTATGGTCGCAAGGCTGAAACTTAAAGGAATTGACGGAAGGGCACCACCAGGAGTGGAGCCTGCGGCTTAATTTGACTCAACACGGGAAAACTTACCAGGTCCGGACATAGTGAGGATTGACAGATTGAAGATCTTTCTTGATTCTATGGGTGGTGGTGCATGGCCGTTCTTAGTTGGTGGAGTGATTTGTCTGGTTAATTCCGTTAACGAACGAGACCTCGACCTGCTAAATAGTTGACTAAACTCTTCGGGGTTTGGATTGACTTCTTAGAGGGACTTTTGGTGAGTAGCCAAAGGAAGTTCGAGGCAATAACAGGTCTGTGATGCCCTTAGATGTTCTGGGCCGCACGCGCGCTACACTGATCGGTTCATCGAGCATAAAACCTTGACTGATAGGTCTGGGTAATCTTTTGAAAACCGGTCGTGCTGGGGATAGATCATTGCAATTATTGATCTTCAACGAGGAATTCCTAGTAAACGCGAGTCATCAACTCGCATTGATTACGTCCCTGCCCTTTGTACACACCGCCCGTCGCTACTACCGATTGAATGGCTTAGTGAGCTCTCTGGACTGTTGCGTGTTGGGGGCAACTTCGACACGCAAACGGGAAGGAGATCAAACTTGATCATTTAGAGGAAGTAAAAGTCGTAACAAGGTTTCC</text:p>
          </table:table-cell>
          <table:table-cell office:value-type="string" calcext:value-type="string">
            <text:p>d__Eukaryota; p__Cercozoa; c__Thecofilosea; o__Cryomonadida; f__Rhizaspididae; g__Rhogosto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ATACTGTAAAACTGCGAACGGCTCATTATATCAGCAATAATTTATTTGATGGTTTCTTACTACATGGATAACTGTAGTAATTCTAGAGCTAATACATGCGTAAAGTCCCAACTCTCGCGGGGAGGGATGTATTTATTAGATAAAAAACCAATGCGGGTTTTGCTCGCCTTTGTGTTGAATCATAGTAACTTCTCGAACGGCATGGCCTTGCGCTGGCCGTAGATCATTCAAATTTCTGCCCTATCAGCTTTCGACGGTAGTGTAGTGGACTACCGTGGCGTTAACGGGTAACGGGGAATTAGGGTTCGATTCCGGAGAGGGAGCCTGAGAAACGGCTACCACATCCAAGGAAGGCAGCAGGCGCGCAAATTACCCAATCCTGACACAGGGAGGTAGTGACAAAAAATAACAATACCTGGCCTAATTAGGTCGGGTAATTGGAATGAGTACAATTTAAATCCCTTAACGAGGATCAATTGGAGGGCAAGTCTGGTGCCAGCAGCCGCGGTAATTCCAGCTCCAAGAGCATATATTAAAGTTGTTGCAGTTAAAAAGCTCGTAGTTGGATTTCTGGTTTAATGCACCTGGCCCGCGGCCACTAGGCTTGTGAGTGCCGGCGCGCGTTTACCATCCTTCTAGAAAACGATTCTGCCATTCACTTGGTTGGGATCGCGATCTAGATCTTTTACTTTGAAAAAATTAGAGTGTTTAAAGCAGGCTTTTGCTATGAATACATTAGCATGGAATAATAATCTAGGACTTCGGTTCTATTTTGTTGGTTTCTATAACTGAAGTAATGATTGATAGGGATAGTTGGGGGTGCTAGTATTGGCCGGCCAGAGGTGAAATTCTTGGATTCGGTCAAGACTAACTTATGCGAAAGCATTCACCAAGGATGTCTTCTTTAATCAAGAACGAAAGTTGGGGGATCGAAGACGATCAGATACCGTCGTAGTCTCAACCATAAACTATGCCAACTAGGGATGGGTGAACGTTGCATTTTCGACTTCATCCGCACCTTATGAGAAATCAAAGTCTTTGGGTTCCGGGGGGAGTATGGTCGCAAGGCTGAAACTTAAAGGAATTGACGGAAGGGCACCACCAGGAGTGGAGCCTGCGGCTTAATTTGACTCAACACGGGAAAACTTACCAGGTCCGGACATAGTGAGGATTGACAGATTGAAGATCTTTCTTGATTCTATGGGTGGTGGTGCATGGCCGTTCTTAGTTGGTGGAGTGATTTGTCTGGTTAATTCCGTTAACGAACGAGACCTCGACCTGCTAAATAGTTGACTAAACTCTTCGGGGTTTGGATTGACTTCTTAGAGGGACTTTTGGTGAGTAGCCAAAGGAAGTTCGAGGCAATAACAGGTCTGTGATGCCCTTAGATGTTCTGGGCCGCACGCGCGCTACACTGATCGGTTCATCGAGCATAAAACCTTGACTGATAGGTCTGGGTAATCTTTTGAAAACCGGTCGTGCTGGGGATAGATCATTGCAATTATTGATCTTCAACGAGGAATTCCTAGTAAACGCGAGTCATCAACTCGCATTGATTACGTCCCTGCCCTTTGTACACACCGCCCGTCGCTACTACCGATTGAATGGCTTAGTGAGCTCTCTGGACTGTTGCGTGTTGGGGGCAACTTCGACACGCAAACGGGAAGGAGATCAAACTTGATCATTTAGAGGAAGTAAAAGTCGTAACAAGGTTTCC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38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TACGGCTCATTATATCAGCAATAATTTATTTGATGGTACCTTACTACTTGGATACCCGTAGTAATTCTAGAGCTAATACATGCGTAAAGCCTCAACTCTTGCGGGGAGAGGTGTATTTATTAGATACAAAACCAATTCGGCTTCGGTCGATTTTTTGGTGAATCATAGTAACTGTTCGAATCGCATGACTTTACGTCGGCGATAGTTCATTCAAATTTCTGCCCTATCAGCTTTCGACGGTAGTGTAGTGGACTACCGTGGCGTTAACGGGTGACGGAGAATTAGGGTTCGATTCCGGAGAGGGAGCCTGAGAAATGGCTACCACATCCAAGGAAGGCAGCAGGCGCGCAAATTACCCAATCCTGATACAGGGAGGTAGTGACAAAAAATAACAATACCGGGCCTTTTTAGGTCTGGTAATTGGAATGAGTACAATTTAAATCCCTTAACGAGGATCCATTGGAGGGCAAGTCTGGTGCCAGCAGCCGCGGTAATTCCAGCTCCAATAGCGTATATTAAAGTTGTTGCAGTTAAAAAGCTCGTAGTTGGATTTCTGGTACGATGCCCCTGATCCGTGCCCCTCGGGGTGTGTGTGTTGGTGTGGCGTCTGCCATCTGTTGTGTAGATGCTTTGCCCGGGCCTTCACTGGTTCGGTGTCTTAGATTCGTCTACATCTTTTACTTTGAAAAAATTAGAGTGTTTAAAGCAGGCTTTTAGCCCTTGAATACATTAGCATGGAATAATAATATAGGACTTCGGTTCTATTTTGTTGGTTTCTAGTACTGAAGTAATGATTGATAGGGATAGTTGGGGGTGCTAGTATTCAGCGGCCAGAGGTGAAATTCTTGGATTCGCTGAAGACTAACTTATGCGAAAGCATTCACCAAGGATGTCTTCTTTAATCAAGAACGAAAGTTGGGGGATCGAAGACGATCAGATACCGTCGTAGTCTCAACCATAAACTATGCCAACTAGGGATGGGTGATTGTTGATTTAACGACTTCATCCGCACCTTATGAGAAATCAAAGTCTTTGGGTTCCGGGGGGAGTATGGTCGCAAGGCTGAAACTTAAAGGAATTGACGGAAGGGCACCACCAGGAGTGGAGCCTGCGGCTTAATTTGACTCAACACGGGAAAACTTACCAGGTCCAGACATAGTAAGGATTGACAGATTGAAGATCTTTCTTGATTCTATGGGTGGTGGTGCATGGCCGTTCTTAGTTGGTGGAGTGATTTGTCTGGTTAATTCCGTTAACGAACGAGACCTCGACCTACTAAATAGTTTGGAGAATTCTTTGAATTCTTTCACAACTTCTTAGAGGGACTATCGGTGTGTAGCCGATGGAAGTTCGAGGCAATAACAGGTCTGTGATGCCCTTAGATGTTCTGGGCCGCACGCGCGCTACACTGGCAGGTTCATCGAGCTTACAACCTTGACCGATAGGTCTGGGCAATCTTCTCAACGCCTGCCGTGCTGGGGATAGATTATTGTAATTATTAATCTTCAACGAGGAATTCCTAGTAAACGCAAGTCATCAACTTGCATTGATTACGTCCCTGCCCTTTGTACACACCGCCCGTCGCTACTACCGATTGAATGGCTTAGTGAGCTCTACGGATTGAGGCACTGTGGGGCAACCTGCGGTGTTTTGAGAAGTAGGTCAAACTTGATCATTTAGAGGAAGTAAAAGTCGTAACAAGGTTTCC</text:p>
          </table:table-cell>
          <table:table-cell office:value-type="string" calcext:value-type="string">
            <text:p>d__Eukaryota; p__Cercozoa; c__Thecofilosea; o__Incertae_Sedis; f__Incertae_Sed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CTTTATACTGTGAAACTGCGTACGGCTCATTATATCAGCAATAATTTATTTGATGGTACCTTACTACTTGGATACCCGTAGTAATTCTAGAGCTAATACATGCGTAAAGCCTCAACTCTTGCGGGGAGAGGTGTATTTATTAGATACAAAACCAATTCGGCTTCGGTCGATTTTTTGGTGAATCATAGTAACTGTTCGAATCGCATGACTTTACGTCGGCGATAGTTCATTCAAATTTCTGCCCTATCAGCTTTCGACGGTAGTGTAGTGGACTACCGTGGCGTTAACGGGTGACGGAGAATTAGGGTTCGATTCCGGAGAGGGAGCCTGAGAAATGGCTACCACATCCAAGGAAGGCAGCAGGCGCGCAAATTACCCAATCCTGATACAGGGAGGTAGTGACAAAAAATAACAATACCGGGCCTTTTTAGGTCTGGTAATTGGAATGAGTACAATTTAAATCCCTTAACGAGGATCCATTGGAGGGCAAGTCTGGTGCCAGCAGCCGCGGTAATTCCAGCTCCAATAGCGTATATTAAAGTTGTTGCAGTTAAAAAGCTCGTAGTTGGATTTCTGGTACGATGCCCCTGATCCGTGCCCCTCGGGGTGTGTGTGTTGGTGTGGCGTCTGCCATCTGTTGTGTAGATGCTTTGCCCGGGCCTTCACTGGTTCGGTGTCTTAGATTCGTCTACATCTTTTACTTTGAAAAAATTAGAGTGTTTAAAGCAGGCTTTTAGCCCTTGAATACATTAGCATGGAATAATAATATAGGACTTCGGTTCTATTTTGTTGGTTTCTAGTACTGAAGTAATGATTGATAGGGATAGTTGGGGGTGCTAGTATTCAGCGGCCAGAGGTGAAATTCTTGGATTCGCTGAAGACTAACTTATGCGAAAGCATTCACCAAGGATGTCTTCTTTAATCAAGAACGAAAGTTGGGGGATCGAAGACGATCAGATACCGTCGTAGTCTCAACCATAAACTATGCCAACTAGGGATGGGTGATTGTTGATTTAACGACTTCATCCGCACCTTATGAGAAATCAAAGTCTTTGGGTTCCGGGGGGAGTATGGTCGCAAGGCTGAAACTTAAAGGAATTGACGGAAGGGCACCACCAGGAGTGGAGCCTGCGGCTTAATTTGACTCAACACGGGAAAACTTACCAGGTCCAGACATAGTAAGGATTGACAGATTGAAGATCTTTCTTGATTCTATGGGTGGTGGTGCATGGCCGTTCTTAGTTGGTGGAGTGATTTGTCTGGTTAATTCCGTTAACGAACGAGACCTCGACCTACTAAATAGTTTGGAGAATTCTTTGAATTCTTTCACAACTTCTTAGAGGGACTATCGGTGTGTAGCCGATGGAAGTTCGAGGCAATAACAGGTCTGTGATGCCCTTAGATGTTCTGGGCCGCACGCGCGCTACACTGGCAGGTTCATCGAGCTTACAACCTTGACCGATAGGTCTGGGCAATCTTCTCAACGCCTGCCGTGCTGGGGATAGATTATTGTAATTATTAATCTTCAACGAGGAATTCCTAGTAAACGCAAGTCATCAACTTGCATTGATTACGTCCCTGCCCTTTGTACACACCGCCCGTCGCTACTACCGATTGAATGGCTTAGTGAGCTCTACGGATTGAGGCACTGTGGGGCAACCTGCGGTGTTTTGAGAAGTAGG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CAAAGATTAAGCCATGCATGTCTAAGTATAAACATCTTTATACAGTGAAACTGCGTACAGCTCATTATATCAGTAATTATTTATTTGATGGTACCTAACTACATGGATAACCGTAGTAATTCTAGAGCTAATACATGCGTACAGTCCCGACTCTTTGCGGGGAGGGATGTATTTATTAGATATAAAATCAATAATGTGGTATGCAAATACTGCATTTTAATTGGTGAATCATAGTAACTTAACGAATCGCATGACCGCAAGGTTGGCGATAGTTCATTCAAATTTCTGCCCTATCAGCTTGAGACGGCAGTGTAGTGGACTGCCGTGGCGGTGACGGGTAACGGAGAATTAGGGTTCGATTCCGGAGAGGGAGCCTGAGAAACGGCTACCACATCCAAGGAAGGCAGCAGGCGCGCAAATTACCCAATCCTGATACAGGGAGGTAGTGACAAAAAATAACAATACCGGGCCTTTCAAGGTCTGGTAATTGGAATGAGTACAATTTAAATCCCTTAACGAGGATCCATTGGAGGGCAAGTCTGGTGCCAGCAGCCGCGGTAATTCCAGCTCCAATAGCGTATATTAAAGTTGCTGCAGTTAAAAAGCTCGTAGTTGGATTTCTGGTTTGTTTCTGCTGGCCCGCCACGGTTACGTGTGTGAGTGCCGGTTAAGGAACTGCCATCCTTCGTAACTATCAATACACTGCCCTTCACTGGGTGTTGAGTATTCAGATAGTTCGATCCTTTACTTTGAAAAAATTAGAGTGTTTCAAGCAGGCATTATAGCTATGAATACATTAGCATGGAATAACAGTATAGGACTTTGGTCTTATTTTGTTGGTTTTGCGAGACTGAAGTAATGATTGATAGGGATAGTTGGGGGTGCTAGTATTCAGTGGCCAGAGGTGAAATTCTTGGATTCACTGAAGACTAACTTATGCGAAAGCATTCACCAAGGATGTCTTCTTTAATCAAGAACGAAAGTTGGGGGATCGAAGACGATCAGATACCGTCGTAGTCTCAACCATAAACTATGCCGACTAGGGATGAGTGATATGTTGCACCATCGACTTCATTCGCACCTTATGAGAAATCAAAGTGTTTGGGTTCCGGGGGGAGTATGGTCGCAAGGCTGAAACTTAAAGGAATTGACGGAAGGGCACCACCAGGAGTGGAGCCTGCGGCTTAATTTGACTCAACACGGGGAAACTTACCAGGTCCGGACATAGTGAGGATTGACAGATTGAAGATCTTTCTTGATTCTATGGGTGGTGGTGCATGGCCGTTCTTAGTTGGTGGAGTGATTTGTCTGGTTAATTCCGTTAACGAACGAGACCTCGACCTGCTAAATAGTTCCCTTTACCCTTCGGGGTAGAGTCTAGTGAACTTCTTAGAGGGACTATCGGTGTGTAGCCGATGGAAGTTCGAGGCAATAACAGGTCTGTGATGCCCTTAGATGTTCTGGGCCGCACGCGCGCTACACTGATGCGTTCATCGAGCTTTTTAAAACCTTGACTGAGAGGTCTGGGTAATCTTAGCAAATCGCATCGTGCTGGGGATAGATTATTGTAATTATTAATCTTCAACGAGGAATTCCTAGTAAACGCAAGTCATCAGCTTGCATTGATTACGTCCCTGCCCTTTGTACACACCGCCCGTCGCTACTACCGATTGAATGGATTAGTGAGCTCCAGGGATTGCTGGTATTCGAGTGGCAACACTCAAATATCGTAAGAACTGGATCAAACTTGCTCAT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TCATATGCTTGTCTCAAAGATTAAGCCATGCATGTCTAAGTATAAACATCTTTATACAGTGAAACTGCGTACAGCTCATTATATCAGTAATTATTTATTTGATGGTACCTAACTACATGGATAACCGTAGTAATTCTAGAGCTAATACATGCGTACAGTCCCGACTCTTTGCGGGGAGGGATGTATTTATTAGATATAAAATCAATAATGTGGTATGCAAATACTGCATTTTAATTGGTGAATCATAGTAACTTAACGAATCGCATGACCGCAAGGTTGGCGATAGTTCATTCAAATTTCTGCCCTATCAGCTTGAGACGGCAGTGTAGTGGACTGCCGTGGCGGTGACGGGTAACGGAGAATTAGGGTTCGATTCCGGAGAGGGAGCCTGAGAAACGGCTACCACATCCAAGGAAGGCAGCAGGCGCGCAAATTACCCAATCCTGATACAGGGAGGTAGTGACAAAAAATAACAATACCGGGCCTTTCAAGGTCTGGTAATTGGAATGAGTACAATTTAAATCCCTTAACGAGGATCCATTGGAGGGCAAGTCTGGTGCCAGCAGCCGCGGTAATTCCAGCTCCAATAGCGTATATTAAAGTTGCTGCAGTTAAAAAGCTCGTAGTTGGATTTCTGGTTTGTTTCTGCTGGCCCGCCACGGTTACGTGTGTGAGTGCCGGTTAAGGAACTGCCATCCTTCGTAACTATCAATACACTGCCCTTCACTGGGTGTTGAGTATTCAGATAGTTCGATCCTTTACTTTGAAAAAATTAGAGTGTTTCAAGCAGGCATTATAGCTATGAATACATTAGCATGGAATAACAGTATAGGACTTTGGTCTTATTTTGTTGGTTTTGCGAGACTGAAGTAATGATTGATAGGGATAGTTGGGGGTGCTAGTATTCAGTGGCCAGAGGTGAAATTCTTGGATTCACTGAAGACTAACTTATGCGAAAGCATTCACCAAGGATGTCTTCTTTAATCAAGAACGAAAGTTGGGGGATCGAAGACGATCAGATACCGTCGTAGTCTCAACCATAAACTATGCCGACTAGGGATGAGTGATATGTTGCACCATCGACTTCATTCGCACCTTATGAGAAATCAAAGTGTTTGGGTTCCGGGGGGAGTATGGTCGCAAGGCTGAAACTTAAAGGAATTGACGGAAGGGCACCACCAGGAGTGGAGCCTGCGGCTTAATTTGACTCAACACGGGGAAACTTACCAGGTCCGGACATAGTGAGGATTGACAGATTGAAGATCTTTCTTGATTCTATGGGTGGTGGTGCATGGCCGTTCTTAGTTGGTGGAGTGATTTGTCTGGTTAATTCCGTTAACGAACGAGACCTCGACCTGCTAAATAGTTCCCTTTACCCTTCGGGGTAGAGTCTAGTGAACTTCTTAGAGGGACTATCGGTGTGTAGCCGATGGAAGTTCGAGGCAATAACAGGTCTGTGATGCCCTTAGATGTTCTGGGCCGCACGCGCGCTACACTGATGCGTTCATCGAGCTTTTTAAAACCTTGACTGAGAGGTCTGGGTAATCTTAGCAAATCGCATCGTGCTGGGGATAGATTATTGTAATTATTAATCTTCAACGAGGAATTCCTAGTAAACGCAAGTCATCAGCTTGCATTGATTACGTCCCTGCCCTTTGTACACACCGCCCGTCGCTACTACCGATTGAATGGATTAGTGAGCTCCAGGGATTGCTGGTATTCGAGTGGCAACACTCAAATATCGTAAGAACTGGATCAAACTTGCTCATTTAGAGGAAGTAAAAGTCGTAACAAGGTTTCC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AGTGAAACTGCAGATGGCTCATTAAATCAGTTATAGTTTATTTGATGGTACCTTACTACATGGATAACCGTAGTAATTCTAGAGCTAATACATGCGCAAACAGAGTTCCGCAAGGGACTCTAGTGTTTATTAGATAAAAAACCAATTCGGCTTTCGGGTCGATTCATAGGTGAATCATAATAACTTTCGAATCGCATGGCCTCGTGCCGGCGATAGATCATTCAAATTTCTGCCCTATCAGCTTTCGACGGTAGTGTAGTGGACTACCGTGGCGTTAACGGGTGACGGGGAATTAGGGTTCGGTTCCGGAGAGGGAGCCTGAGAAACGGCTACCACATCCAAGGAAGGCAGCAGGCGCGCAAATTACCCAATCCTGACACAGGGAGGTAGTGACAAGAAATAACGATACCGAGCTTTTTAAGGTTTGGTAATCGGAATGAGGACAATTTAAATCCCTTAGCGAGGACCCATTGGAGGGCAAGTCTGGTGCCAGCAGCCGCGGTAATACCAGCTCCAATAGCGTATATTAAAGTTGCTGCAGTTAAAAAGCTCGTAGTTGGATTTCTGGCTTAGCGGTTCTGGCCCGCCTCGAAAGAGTGTGTGTTGTCGGCGCTGCTGGTCATCTTTCTAGAAAACACCTCTGCCCTTTACTGGGTCGGGGGTGCAATCTAGATCTTTTACTTTGAAAAAATTAGAGTGTTCAAAGCAGGCTTTACGCTGTGAATACATTAGCATGGAATAATAAGATAGGGCTTTGGTACTATTTTGTTGGTTTCTAGGACCAAAGTAATGATTGATAGGGACAGTTGGGGGTGCTAGTATTCAATGGCCAGAGGTGAAATTCTCGGATTCATTGAAGACTAACAAATGCGAAAGCATTCACCAAGGATGTCTTCTTTAATCAAGAACGAAAGTTGGGGGATCGAAGACGATCAGATACCGTCGTAGTCTCAACCATAAACGATGCCGACTCGGGATTGGTGGACGTTGCTTACCTGACTCCATCAGCACCGAATGAGAAATCAAAGTCTTTGGGTTCCGGGGGGAGTATGGTCGCAAGGCTGAAACTTAAAGGAATTGACGGAAGGGCACCACCAGGAGTGGAGCCTGCGGCTTAATTTGACTCAACACGGGAAAACTTACCAGGTCCGGACATAGTGAGGATTGACAGATTGAAGATCTTTCTTGATTCTATGGGTGGTGGTGCATGGCCGTTCTTAGTTGGTGGAGTGATTTGTCTGGTTAATTCCGTTAACGAACGAGACCTCAGCCTGCTAAATAGCTCGATCGAGGCATCCGCCTCGGACTATCGAGTCTTCTTAGAGGGACTTTTGGTGCGTAGCCAAAGGAAGTTTGAGGCAATAACAGGTCTGTGATGCCCTTAGATGTTCTGGGCCGCACGCGCGCTACACTGTTGCACGCAGCGAGTCTAAAACCTTGACCGGAAGGTCTGGGTAATCTTTGAAAGTGCAACGTGATGGGGCTAGATTATTGCAATTATTAATCTTAAACGAGGAATTCCTAGTAAACGCAAGTCATCAACTTGCATTGATTACGTCCCTGCCCTTTGTACACACCGCCCGTCGCTACTACCGATTGAACGGTTTAGTGAAATCTTCGGACTCGGGTGTTTGGGGTTAAACCCAGGCATTTGGGGAAGTTGCTTAAACTTGATCGC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CTTTATACAGTGAAACTGCAGATGGCTCATTAAATCAGTTATAGTTTATTTGATGGTACCTTACTACATGGATAACCGTAGTAATTCTAGAGCTAATACATGCGCAAACAGAGTTCCGCAAGGGACTCTAGTGTTTATTAGATAAAAAACCAATTCGGCTTTCGGGTCGATTCATAGGTGAATCATAATAACTTTCGAATCGCATGGCCTCGTGCCGGCGATAGATCATTCAAATTTCTGCCCTATCAGCTTTCGACGGTAGTGTAGTGGACTACCGTGGCGTTAACGGGTGACGGGGAATTAGGGTTCGGTTCCGGAGAGGGAGCCTGAGAAACGGCTACCACATCCAAGGAAGGCAGCAGGCGCGCAAATTACCCAATCCTGACACAGGGAGGTAGTGACAAGAAATAACGATACCGAGCTTTTTAAGGTTTGGTAATCGGAATGAGGACAATTTAAATCCCTTAGCGAGGACCCATTGGAGGGCAAGTCTGGTGCCAGCAGCCGCGGTAATACCAGCTCCAATAGCGTATATTAAAGTTGCTGCAGTTAAAAAGCTCGTAGTTGGATTTCTGGCTTAGCGGTTCTGGCCCGCCTCGAAAGAGTGTGTGTTGTCGGCGCTGCTGGTCATCTTTCTAGAAAACACCTCTGCCCTTTACTGGGTCGGGGGTGCAATCTAGATCTTTTACTTTGAAAAAATTAGAGTGTTCAAAGCAGGCTTTACGCTGTGAATACATTAGCATGGAATAATAAGATAGGGCTTTGGTACTATTTTGTTGGTTTCTAGGACCAAAGTAATGATTGATAGGGACAGTTGGGGGTGCTAGTATTCAATGGCCAGAGGTGAAATTCTCGGATTCATTGAAGACTAACAAATGCGAAAGCATTCACCAAGGATGTCTTCTTTAATCAAGAACGAAAGTTGGGGGATCGAAGACGATCAGATACCGTCGTAGTCTCAACCATAAACGATGCCGACTCGGGATTGGTGGACGTTGCTTACCTGACTCCATCAGCACCGAATGAGAAATCAAAGTCTTTGGGTTCCGGGGGGAGTATGGTCGCAAGGCTGAAACTTAAAGGAATTGACGGAAGGGCACCACCAGGAGTGGAGCCTGCGGCTTAATTTGACTCAACACGGGAAAACTTACCAGGTCCGGACATAGTGAGGATTGACAGATTGAAGATCTTTCTTGATTCTATGGGTGGTGGTGCATGGCCGTTCTTAGTTGGTGGAGTGATTTGTCTGGTTAATTCCGTTAACGAACGAGACCTCAGCCTGCTAAATAGCTCGATCGAGGCATCCGCCTCGGACTATCGAGTCTTCTTAGAGGGACTTTTGGTGCGTAGCCAAAGGAAGTTTGAGGCAATAACAGGTCTGTGATGCCCTTAGATGTTCTGGGCCGCACGCGCGCTACACTGTTGCACGCAGCGAGTCTAAAACCTTGACCGGAAGGTCTGGGTAATCTTTGAAAGTGCAACGTGATGGGGCTAGATTATTGCAATTATTAATCTTAAACGAGGAATTCCTAGTAAACGCAAGTCATCAACTTGCATTGATTACGTCCCTGCCCTTTGTACACACCGCCCGTCGCTACTACCGATTGAACGGTTTAGTGAAATCTTCGGACTCGGGTGTTTGGGGTTAAACCCAGGCATTTGGGGAAGTTGCTTAAACTTGATCGCTTAGAGGAAGTAA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AGATGGCTCATTAAATCAGTTATAATTTATTTGATGGTACCTTACTACATGGATACCCGTAGTAATTCTAGAGCTAATACATGCGCAAACACTTGCCCGCAAGGGTGAGTAGTATTTATTAGATAAAAAACCAACTCGGCCCCTTAAAAGGTCGATTTTCCGGTGAATCATAATAACTTTTCGAATCGCATGGCCTCGTGCCGGCGATAGGTCATTCAAATTTCTGCCCTATCAGCTTTCGACGGTAGTGTAGTGGACTACCGTGGCGTCAACGGGTGACGGGGAATTAGGGTTCGGTTCCGGAGAGGGAGCCTGAGAAACGGCTACCACATCCAAGGAAGGCAGCAGGCGCGCAAATTACCCAATCCTGACACAGGGAGGTAGTGACAAGAAATAACAATACCGAGCTTTTTAAGGTTTGGTAATTGGAATGAGGACAATTTAAATCCCTTAGCGAGTACCCATTGGAGGGCAAGTCTGGTGCCAGCAGCCGCGGTAATACCAGCTCCAATAGCGTATATTAAAGTTGTTGCAGTTAAAAAGCTCGTAGTTGGATTTCTGGCTCGAGGAGACTAGCCCGCCTCGAAAGAGTGTGTGTTGTTGGTTCTCCTCGGCCATCCTTCTAGAAAACTCTTCTGCTCTTCACTGAGTCGGAGGCGCGATCTAGATCTTTTACTTTGAAAAAATTAGAGTGTTCAAAGCAGGCTATACGCTGTGAATACATTAGCATGGAATAATAAGATAGGGCTTTGGTACTATTTTGTTGGTTTCTAGGACCAAAGTAATGATTGATAGGGACAGTTGGGGGTGCTAGTATTCAATGGCCAGAGGTGAAATTCTCGGATTCATTGAAGACTAACAAATGCGAAAGCATTCACCAAGGATGTCTTCTTTAATCAAGAACGAAAGTTGGGGGATCGAAGACGATCAGATACCGTCGTAGTCTCAACCATAAACGATGCCGACTCGGGATTGGTGGACGTCTCTTACTGACTCCATCAGCACCGAATGAGAAATCAAAGTCTTTGGGTTCCGGGGGGAGTATGGTCGCAAGGCTGAAACTTAAAGGAATTGACGGAAGGGCACCACCAGGAGTGGAGCCTGCGGCTTAATTTGACTCAACACGGGAAAACTTACCAGGTCCGGACATAGTAAGGATTGACAGATTGAAGATCTTTCTTGATTCTATGGGTGGTGGTGCATGGCCGTTCTTAGTTGGTGGAGTGATTTGTCTGGTTAATTCCGTTAACGAACGAGACCTCAGCCTGCTAAATAGCTCGGCGGAGTCATCCGACTCCGGCTCCCGAGTCTTCTTAGAGGGACTTTTGGTGTGTAGCCAAAGGAAGTTTGAGGCAATAACAGGTCTGTGATGCCCTTAGATGTTCTGGGCCGCACGCGCGCTACACTGTTGCACGCAGCGAGTCTAAAACCTTGATCGGAAGGTCTGGGTAATCTTTGAAAGTGCAACGTGATGGGGCTAGATTATTGCAATTATTAATCTTAAACGAGGAATTCCTAGTAAACGCAAGTCATCAACTTGCATTGATTACGTCCCTGCCCTTTGTACACACCGCCCGTCGCTACTACCGATTGAACGGTTTAGTGAAATCTTCGGACTCCGCCGCGTGGGGTCAAACCCATTCGGTGGGGAAAGTTGCTTAAACTTGATCGC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CTTTATACTGTGAAACTGCAGATGGCTCATTAAATCAGTTATAATTTATTTGATGGTACCTTACTACATGGATACCCGTAGTAATTCTAGAGCTAATACATGCGCAAACACTTGCCCGCAAGGGTGAGTAGTATTTATTAGATAAAAAACCAACTCGGCCCCTTAAAAGGTCGATTTTCCGGTGAATCATAATAACTTTTCGAATCGCATGGCCTCGTGCCGGCGATAGGTCATTCAAATTTCTGCCCTATCAGCTTTCGACGGTAGTGTAGTGGACTACCGTGGCGTCAACGGGTGACGGGGAATTAGGGTTCGGTTCCGGAGAGGGAGCCTGAGAAACGGCTACCACATCCAAGGAAGGCAGCAGGCGCGCAAATTACCCAATCCTGACACAGGGAGGTAGTGACAAGAAATAACAATACCGAGCTTTTTAAGGTTTGGTAATTGGAATGAGGACAATTTAAATCCCTTAGCGAGTACCCATTGGAGGGCAAGTCTGGTGCCAGCAGCCGCGGTAATACCAGCTCCAATAGCGTATATTAAAGTTGTTGCAGTTAAAAAGCTCGTAGTTGGATTTCTGGCTCGAGGAGACTAGCCCGCCTCGAAAGAGTGTGTGTTGTTGGTTCTCCTCGGCCATCCTTCTAGAAAACTCTTCTGCTCTTCACTGAGTCGGAGGCGCGATCTAGATCTTTTACTTTGAAAAAATTAGAGTGTTCAAAGCAGGCTATACGCTGTGAATACATTAGCATGGAATAATAAGATAGGGCTTTGGTACTATTTTGTTGGTTTCTAGGACCAAAGTAATGATTGATAGGGACAGTTGGGGGTGCTAGTATTCAATGGCCAGAGGTGAAATTCTCGGATTCATTGAAGACTAACAAATGCGAAAGCATTCACCAAGGATGTCTTCTTTAATCAAGAACGAAAGTTGGGGGATCGAAGACGATCAGATACCGTCGTAGTCTCAACCATAAACGATGCCGACTCGGGATTGGTGGACGTCTCTTACTGACTCCATCAGCACCGAATGAGAAATCAAAGTCTTTGGGTTCCGGGGGGAGTATGGTCGCAAGGCTGAAACTTAAAGGAATTGACGGAAGGGCACCACCAGGAGTGGAGCCTGCGGCTTAATTTGACTCAACACGGGAAAACTTACCAGGTCCGGACATAGTAAGGATTGACAGATTGAAGATCTTTCTTGATTCTATGGGTGGTGGTGCATGGCCGTTCTTAGTTGGTGGAGTGATTTGTCTGGTTAATTCCGTTAACGAACGAGACCTCAGCCTGCTAAATAGCTCGGCGGAGTCATCCGACTCCGGCTCCCGAGTCTTCTTAGAGGGACTTTTGGTGTGTAGCCAAAGGAAGTTTGAGGCAATAACAGGTCTGTGATGCCCTTAGATGTTCTGGGCCGCACGCGCGCTACACTGTTGCACGCAGCGAGTCTAAAACCTTGATCGGAAGGTCTGGGTAATCTTTGAAAGTGCAACGTGATGGGGCTAGATTATTGCAATTATTAATCTTAAACGAGGAATTCCTAGTAAACGCAAGTCATCAACTTGCATTGATTACGTCCCTGCCCTTTGTACACACCGCCCGTCGCTACTACCGATTGAACGGTTTAGTGAAATCTTCGGACTCCGCCGCGTGGGGTCAAACCCATTCGGTGGGGAAAGTTGCTTAAACTTGATCGCTTAGAGGAAGTAAAAGTCGTAACAAGGTTTCC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CTTTATACAGTGAAACTGCAGATGGCTCATTATATCAGTCATAATTTATTTGATGATCGAAGTGACTACATGGATAACCGTAGTAATTCTAGAGCTAATACATGCGTAAAGTCCCGACTTGGCTTCGGCTTGGAAGGGACGTGTTTATTAGATAAAAAACCAGCGCGAACTTTACGGTTCGGTTGATGGTGATTCATAATAACTGTTCGGATCGCACGGCCTAGTTGCCGGCGACAGTTCATTCAAATCTCTGCCCTATCAGCTTTCGACGGTAGTGTAGCGGACTACCGTGGCGGTGACGGGTAACGGGGAATTGGGGTTCGGTTCCGGAGAGGGAGCCTGAGAAACGGCTACCACATCCAAGGAAGGCAGCAGGCGCGCAAATTACCCAATCCTGACACAGGGAGGTAGTGACAAGAAATAACAATACCGGGCCTTTTAAAGGTTTGGTAATTGGAATGAGTACAATGTAACGAGGTTAACGAGGACCAACTGGAGGGCAAGTCTGGTGCCAGCAGCCGCGGTAATTCCAGCTCCAGAAGCGTATATTAAAGTTGCTGCAGTTAAAAAGCTCGTAGTTGTATTTCTGGCGTTGGTGCGGCGGGTCCGGCGTCGAAAGGCGCACGAGTACGTTGCCGTTGCCCGCCATCATGTGGGTGTTGAGCGGGTTTACTCGCTTGGCGCTCACACCTTTACTTTGAAAAAATTAGAGTGTTTAAAGCAGGCTTTCCAGCCTCTGCATATATTAGCATGGAATAATAAGATAGGGCTTGGGTTCTATTTTGTTGGTTTCTAGGACACGAGTAATGATTGATAGGGACAGTTGGGGGTGCTAGTATTTAGCGGCCAGAGGTGAAATTCACGGATTCGTTAAAGACTAACTAATGCGAAAGCATTCACCAAAGATGTCTTCTTTAATCAAGAACGAAAGTTGGGGGATCGAAGACGATCAGATACCGTCGTAGTCTCAACCATAAACTATACCGACTAGGGATCGGCAAACGTTTCAATAATTCCAAAAAAGACTTTGTCGGCACCTGAAGAGAAATCTCAAGTCTTTGGGTTCTGGGGGGAGTATGGTCGCAAGGCTGAAACTTAAAGGAATTGACGGAAGGGCACACCAGGAGTGGAGCCTGCGGCTTAATTTGACTCAACACGGGAAAACTTACCAGGTCCAGACATAGTGAGGATTGACAGATTGAAGATCTTTCTTGATTCTATGGGTGGTGGTGCATGGCCGTTCTTAGTTGGTGGAGTGATTTGTCTGGTTAATTCCGTTAACGAACGAGACCTCGACTTGCTAAATAGTTTTGGCAATCGTGAGATTGCATGCAAAAGCTTCTTAGAGGGACTATCGGTGGTTAGCCGGTGGAAGATCGAGGCAATAACAGGTCTGTGATGCCCTTAGATGTTCTGGGCCGCACGCGCGCTACACTGGCACGTTCAGCAAGTGATTGTGGGCTGGGGCTTTACCGCTTCAGCCTAAACCTTGACCGGAAGGCCCGGGTAATCTTTTGAAATCGTGCCGTGCTGGGGATAGATCATTGTAATTATTGATCTTCAACGAGGAATTCCTAGTAAACGCAAGTCATCAGCTTGCATTGATTACGTCCCTGCCCTTTGTACACACCGCCCGTCGCTGCTACCGATTGAATGTTTTAGTGAGTTTTTTGGATTGTTCCGAGAGCCCGCAAGGGTTCGAAGGGATGAGAAGGAAAACGAACTTGGGCATTTAGAGGAAGC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CCTTTATACAGTGAAACTGCAGATGGCTCATTATATCAGTCATAATTTATTTGATGATCGAAGTGACTACATGGATAACCGTAGTAATTCTAGAGCTAATACATGCGTAAAGTCCCGACTTGGCTTCGGCTTGGAAGGGACGTGTTTATTAGATAAAAAACCAGCGCGAACTTTACGGTTCGGTTGATGGTGATTCATAATAACTGTTCGGATCGCACGGCCTAGTTGCCGGCGACAGTTCATTCAAATCTCTGCCCTATCAGCTTTCGACGGTAGTGTAGCGGACTACCGTGGCGGTGACGGGTAACGGGGAATTGGGGTTCGGTTCCGGAGAGGGAGCCTGAGAAACGGCTACCACATCCAAGGAAGGCAGCAGGCGCGCAAATTACCCAATCCTGACACAGGGAGGTAGTGACAAGAAATAACAATACCGGGCCTTTTAAAGGTTTGGTAATTGGAATGAGTACAATGTAACGAGGTTAACGAGGACCAACTGGAGGGCAAGTCTGGTGCCAGCAGCCGCGGTAATTCCAGCTCCAGAAGCGTATATTAAAGTTGCTGCAGTTAAAAAGCTCGTAGTTGTATTTCTGGCGTTGGTGCGGCGGGTCCGGCGTCGAAAGGCGCACGAGTACGTTGCCGTTGCCCGCCATCATGTGGGTGTTGAGCGGGTTTACTCGCTTGGCGCTCACACCTTTACTTTGAAAAAATTAGAGTGTTTAAAGCAGGCTTTCCAGCCTCTGCATATATTAGCATGGAATAATAAGATAGGGCTTGGGTTCTATTTTGTTGGTTTCTAGGACACGAGTAATGATTGATAGGGACAGTTGGGGGTGCTAGTATTTAGCGGCCAGAGGTGAAATTCACGGATTCGTTAAAGACTAACTAATGCGAAAGCATTCACCAAAGATGTCTTCTTTAATCAAGAACGAAAGTTGGGGGATCGAAGACGATCAGATACCGTCGTAGTCTCAACCATAAACTATACCGACTAGGGATCGGCAAACGTTTCAATAATTCCAAAAAAGACTTTGTCGGCACCTGAAGAGAAATCTCAAGTCTTTGGGTTCTGGGGGGAGTATGGTCGCAAGGCTGAAACTTAAAGGAATTGACGGAAGGGCACACCAGGAGTGGAGCCTGCGGCTTAATTTGACTCAACACGGGAAAACTTACCAGGTCCAGACATAGTGAGGATTGACAGATTGAAGATCTTTCTTGATTCTATGGGTGGTGGTGCATGGCCGTTCTTAGTTGGTGGAGTGATTTGTCTGGTTAATTCCGTTAACGAACGAGACCTCGACTTGCTAAATAGTTTTGGCAATCGTGAGATTGCATGCAAAAGCTTCTTAGAGGGACTATCGGTGGTTAGCCGGTGGAAGATCGAGGCAATAACAGGTCTGTGATGCCCTTAGATGTTCTGGGCCGCACGCGCGCTACACTGGCACGTTCAGCAAGTGATTGTGGGCTGGGGCTTTACCGCTTCAGCCTAAACCTTGACCGGAAGGCCCGGGTAATCTTTTGAAATCGTGCCGTGCTGGGGATAGATCATTGTAATTATTGATCTTCAACGAGGAATTCCTAGTAAACGCAAGTCATCAGCTTGCATTGATTACGTCCCTGCCCTTTGTACACACCGCCCGTCGCTGCTACCGATTGAATGTTTTAGTGAGTTTTTTGGATTGTTCCGAGAGCCCGCAAGGGTTCGAAGGGATGAGAAGGAAAACGAACTTGGG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GATTTATTTGATGGTACCTTACTACATGGATAACCGTAGTAATTCTAGAGCTAATACATGCGTACAGTCCCAACTTTCGGGGAGGGATGTATTTATTAGATAAAAAATCAATGCGGTCTCGGCCGGTCATTTGGTGATTCATAATAACTACTCGAATCGCATGGCTTTATGCTGGCGATAGTTCATTCAAATTTCTGCCCTATCAGCTTTCGACGGTAGTGTCGTGGACTACCGTGGCATTAACGGGTGACGGAGAATTAGGGTTCGATTCCGGAGAGGGAGCCTGAGAAATGGCTACCACATCCAAGGAAGGCAGCAGGCGCGCAAATTACCCAATCCTGACACAGGGAGGTAGTGACAAAAAATAACAATACCGGGCCTTTTTAGGTCTGGTAATTGGAATGAGTACAATTTAAATCCCTTAACGAGGATCCATTGGAGGGCAAGTCTGGTGCCAGCAGCCGCGGTAATTCCAGCTCCAATAGCGTATATTAAAGTTGCTGCAGTTAAAAAGCTCGTAGTTGGATTTCTGGTTTAATGTACCTGTCCCGCTGCGGTAACGCATGTGAGTGACGGAGTATGTTTGCCTTCCTTCTAGAGAACACTAGCTATCCTTTACTGGACCGGTTAGTGTCATCTAGATCTTTTACTTTGAAAAAATTAGAGTGTTTCAAGCAGGCGTTTTGCTATGAATACATTAGCATGGAATAATGAGTTAGGACTTCGGTTCTATTTTGTTGGTTTCTAGGACTGAAGTAATGATTGATAGGGATAGTTGGGGGTGCTAGTATTCAGTGGCCAGAGGTGAAATTCTTGGATTCACTGAAGACTAACTTATGCGAAAGCATTCACCAAGGATGTCTTCTTTAATCAAGAACGAAAGTTGGGGGATCGAAGACGATCAGATACCGTCGTAGTCTCAACCATAAACTATA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TACCTGCTAAATAGTCCGCTTCAAGTTTCGGCTTGGAGACGTTTGACTTCTTAGAGGGACTATCGGTGTGTAGCCGATGGAAGTTGGAGGCAATAACAGGTCTGTGATGCCCTTAGATGTTCTGGGCCGCACGCGCGCTACACTGATGGATTCATCGAGCTTACCACCTAGACTGAGAGGTCCGGGTAATCTTTTTAACGTCCATCGTGCTGGGGATAGATGATTGGAATTATTCATCTTCAACGAGGAATTCCTAGTAAACGCAAGTCATCAACTTGCATTGATTACGTCCCTGCCCTTTGTACACACCGCCCGTCGCTACTACCGATTGAATGGATTAGTGAGCTTCACGGATTGTGGTACAGTCAGGTTCTCCTGGCTGTACTTCGGAGAAGTGAATCAAACTTGCTCAT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TCTTTATACAGTGAAACTGCGTACAGCTCATTATATCAGTAATGATTTATTTGATGGTACCTTACTACATGGATAACCGTAGTAATTCTAGAGCTAATACATGCGTACAGTCCCAACTTTCGGGGAGGGATGTATTTATTAGATAAAAAATCAATGCGGTCTCGGCCGGTCATTTGGTGATTCATAATAACTACTCGAATCGCATGGCTTTATGCTGGCGATAGTTCATTCAAATTTCTGCCCTATCAGCTTTCGACGGTAGTGTCGTGGACTACCGTGGCATTAACGGGTGACGGAGAATTAGGGTTCGATTCCGGAGAGGGAGCCTGAGAAATGGCTACCACATCCAAGGAAGGCAGCAGGCGCGCAAATTACCCAATCCTGACACAGGGAGGTAGTGACAAAAAATAACAATACCGGGCCTTTTTAGGTCTGGTAATTGGAATGAGTACAATTTAAATCCCTTAACGAGGATCCATTGGAGGGCAAGTCTGGTGCCAGCAGCCGCGGTAATTCCAGCTCCAATAGCGTATATTAAAGTTGCTGCAGTTAAAAAGCTCGTAGTTGGATTTCTGGTTTAATGTACCTGTCCCGCTGCGGTAACGCATGTGAGTGACGGAGTATGTTTGCCTTCCTTCTAGAGAACACTAGCTATCCTTTACTGGACCGGTTAGTGTCATCTAGATCTTTTACTTTGAAAAAATTAGAGTGTTTCAAGCAGGCGTTTTGCTATGAATACATTAGCATGGAATAATGAGTTAGGACTTCGGTTCTATTTTGTTGGTTTCTAGGACTGAAGTAATGATTGATAGGGATAGTTGGGGGTGCTAGTATTCAGTGGCCAGAGGTGAAATTCTTGGATTCACTGAAGACTAACTTATGCGAAAGCATTCACCAAGGATGTCTTCTTTAATCAAGAACGAAAGTTGGGGGATCGAAGACGATCAGATACCGTCGTAGTCTCAACCATAAACTATA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TACCTGCTAAATAGTCCGCTTCAAGTTTCGGCTTGGAGACGTTTGACTTCTTAGAGGGACTATCGGTGTGTAGCCGATGGAAGTTGGAGGCAATAACAGGTCTGTGATGCCCTTAGATGTTCTGGGCCGCACGCGCGCTACACTGATGGATTCATCGAGCTTACCACCTAGACTGAGAGGTCCGGGTAATCTTTTTAACGTCCATCGTGCTGGGGATAGATGATTGGAATTATTCATCTTCAACGAGGAATTCCTAGTAAACGCAAGTCATCAACTTGCATTGATTACGTCCCTGCCCTTTGTACACACCGCCCGTCGCTACTACCGATTGAATGGATTAGTGAGCTTCACGGATTGTGGTACAGTCAGGTTCTCCTGGCTGTACTTCGGAGAAGTGAATCAAACTTGCTCATTTAGAGGAAGTAAAAGTCGTAACAAGGTTTCC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GATTTATTTGATGGTACCTTACTACATGGATAACCGTAGTAATTCTAGAGCTAATACATGCGTACAGTCCCAACTTTCGGGGAGGGATGTATTTATTAGATAAAAAATCAATGCGGTGTTAAAACCGGTCATTTGGTGATTCATAATAACTACTCGAATCGCATGGCTTTATGCTGGCGATAGTTCATTCAAATTTCTGCCCTATCAGCTTTCGACGGTAGTGTAGTGGACTACCGTGGCATTAACGGGTGACGGAGAATTAGGGTTCGATTCCGGAGAGGGAGCCTGAGAAATGGCTACCACATCCAAGGAAGGCAGCAGGCGCGCAAATTACCCAATCCTGACACAGGGAGGTAGTGACAAAAAATAACAATACCGGGCCTTTTCAGGTCTGGTAATTGGAATGAGTACAATTTAAATCCCTTAACGAGGATCCATTGGAGGGCAAGTCTGGTGCCAGCAGCCGCGGTAATTCCAGCTCCAATAGCGTATATTAAAGTTGCTGCAGTTAAAAAGCTCGTAGTTGGATTTCTGGTTTTGATGTATCTGTCCCTCTTGGGTTAACCAGGTTGTGTGACGGATTATATCTACCATCCTTCTAGAGAATACAAGCTATCCTTTACTGGATCGGTTTGTGTTATCTAGATCTTTTACTTTGAAAAAATTAGAGTGTTTCAAGCAGGCGTTGCAGCTATGAATACATTAGCATGGAATAATGAGTTAGGACTTCGGTTCTATTTTGTTGGTTTCTAGGACTGAAGTAATGATTGATAGGGATAGTTGGGGGTGCTAGTATTCAGCGGCCAGAGGTGAAATTCTTGGATTCGCTGAAGACTAACTTATGCGAAAGCATTCACCAAGGATGTCTTCTTTAATCAAGAACGAAAGTTGGGGGATCGAAGACGATCAGATACCGTCGTAGTCTCAACCATAAACTATA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CGCTCCAGGCTTTCGGCTTGGAGACGTTTAACTTCTTAGAGGGACTATCGGTGTGTAGCCGATGGAAGTTCGAGGCAATAACAGGTCTGTGATGCCCTTAGATGTTCTGGGCCGCACGCGCGCTACACTGATGGATTCATCGAGCTTACAACCTAGTTTGAGAGAACCGGGTAATCTTTTTAACGTCCATCGTGCTGGGGATAGATGATTGGAATTATTCATCTTCAACGAGGAATTCCTAGTAAACGCAAGTCATCAACTTGCATTGATTACGTCCCTGCCCTTTGTACACACCGCCCGTCGCTACTACCGATTGAATGGATTAGTGAGCTTCACGGATTGTTGTACGGTTAGGTTCTCCTAACAAGTACATCGGAGAAGTGAATCAAACTTGCTCAT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TCTTTATACAGTGAAACTGCGTACAGCTCATTATATCAGTAATGATTTATTTGATGGTACCTTACTACATGGATAACCGTAGTAATTCTAGAGCTAATACATGCGTACAGTCCCAACTTTCGGGGAGGGATGTATTTATTAGATAAAAAATCAATGCGGTGTTAAAACCGGTCATTTGGTGATTCATAATAACTACTCGAATCGCATGGCTTTATGCTGGCGATAGTTCATTCAAATTTCTGCCCTATCAGCTTTCGACGGTAGTGTAGTGGACTACCGTGGCATTAACGGGTGACGGAGAATTAGGGTTCGATTCCGGAGAGGGAGCCTGAGAAATGGCTACCACATCCAAGGAAGGCAGCAGGCGCGCAAATTACCCAATCCTGACACAGGGAGGTAGTGACAAAAAATAACAATACCGGGCCTTTTCAGGTCTGGTAATTGGAATGAGTACAATTTAAATCCCTTAACGAGGATCCATTGGAGGGCAAGTCTGGTGCCAGCAGCCGCGGTAATTCCAGCTCCAATAGCGTATATTAAAGTTGCTGCAGTTAAAAAGCTCGTAGTTGGATTTCTGGTTTTGATGTATCTGTCCCTCTTGGGTTAACCAGGTTGTGTGACGGATTATATCTACCATCCTTCTAGAGAATACAAGCTATCCTTTACTGGATCGGTTTGTGTTATCTAGATCTTTTACTTTGAAAAAATTAGAGTGTTTCAAGCAGGCGTTGCAGCTATGAATACATTAGCATGGAATAATGAGTTAGGACTTCGGTTCTATTTTGTTGGTTTCTAGGACTGAAGTAATGATTGATAGGGATAGTTGGGGGTGCTAGTATTCAGCGGCCAGAGGTGAAATTCTTGGATTCGCTGAAGACTAACTTATGCGAAAGCATTCACCAAGGATGTCTTCTTTAATCAAGAACGAAAGTTGGGGGATCGAAGACGATCAGATACCGTCGTAGTCTCAACCATAAACTATACCGACTAGGGATGAGTGAACGTTGCATTTTCGACTTCATTCGCACCTTATGAGAAATCAAAGTCTTTGGGTTCCGGGGGGAGTATGGTCGCAAGGCTGAAACTTAAAGGAATTGACGGAAGGGCACCACCAGGAGTGGAGCCTGCGGCTTAATTTGACTCAACACGGGAAAACTTACCAGGTCCAGACATAGTGAGGATTGACAGATTGAAGATCTTTCTTGATTCTATGGGTGGTGGTGCATGGCCGTTCTTAGTTGGTGGAGTGATTTGTCTGGTTAATTCCGTTAACGAACGAGACCTCGACCTGCTAAATAGTTCGCTCCAGGCTTTCGGCTTGGAGACGTTTAACTTCTTAGAGGGACTATCGGTGTGTAGCCGATGGAAGTTCGAGGCAATAACAGGTCTGTGATGCCCTTAGATGTTCTGGGCCGCACGCGCGCTACACTGATGGATTCATCGAGCTTACAACCTAGTTTGAGAGAACCGGGTAATCTTTTTAACGTCCATCGTGCTGGGGATAGATGATTGGAATTATTCATCTTCAACGAGGAATTCCTAGTAAACGCAAGTCATCAACTTGCATTGATTACGTCCCTGCCCTTTGTACACACCGCCCGTCGCTACTACCGATTGAATGGATTAGTGAGCTTCACGGATTGTTGTACGGTTAGGTTCTCCTAACAAGTACATCGGAGAAGTGAATCAAACTTGCTCATTTAGAGGAAGTAA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CTTTATACAGTGAAACTGCGTACAGCTCATTATATCAGTAATGATTTATTTGATGGTACCTTACTACATGGATAACCGTAGTAATTCTAGAGCTAATACATGCGTACAGTCCCGACTTTCGCGGAAGGGATGTATTTATTAGATAAAAAATCAATGCGGTTTCGGCCGGTCATTTGGTGATTCATAATAACTACTCGAATCGCATGGCTTTACGCTGGCGATAGTTCATTCAAATTTCTGCCCTATCAGCTCTCGACGGTAGTGTAGTGGACTACCGTGGCATTAACGGGTGACGGAGAATTAGGGTTCGATTCCGGAGAGGGAGCCTGAGAAACGGCTACCACATCCAAGGAAGGCAGCAGGCGCGCAAATTACCCAATCCTGACACAGGGAGGTAGTGACAAAAAATAACAATACCGGGCCTTTTCAGGTCTGGTAATTGGAATGAGTACAATTTAAATCCCTTAACGAGGATCCATTGGAGGGCAAGTCTGGTGCCAGCAGCCGCGGTAATTCCAGCTCCAATAGCGTATATTAAAGTTGCTGCAGTTAAAAAGCTCGTAGTTGGATTTCTGGTATGATGTACCTGTCCCGCCACGGTAACGTGTGTGAGTGACGGAGTATGTCTGCCATCCTTCTAGAGAATGCAAGCTGGCCTTTACTGGTTTGGTTTGTATCATCTAGATCTTTTACTTTGAAAAAATTAGAGTGTTTCAAGCAGGCGTTTTGCTATGAATACATTAGCATGGAATAATAAGTTAGGACTTCGGTTCTATTTTGTTGGTTTCTAGGGCTGAAGTAATGATTGATAGGGATAGTTGGGGGTGCTAGTATTCAGCGGCCAGAGGTGAAATTCTTGGATTCGCTGAAGACTAACTTATGCGAAAGCATTCACCAAGGATGTCTTCTTTAATCAAGAACGAAAGTTGGGGGATCGAAGACGATCAGATACCGTCGTAGTCTCAACCATAAACTATACCGACTAGGGATGAGTGAACGTTGCATTTCGACTTCATTCGCACCTTATGAGAAATCAAAGTCTTTGGGTTCCGGGGGGAGTATGGTCGCAAGGCTGAAACTTAAAGGAATTGACGGAAGGGCACCACCAGGAGTGGAGCCTGCGGCTTAATTTGACTCAACACGGGAAAACTTACCAGGTCCAGACATAGTAAGGATTGACAGATTGAAGATCTTTCTTGATTCTATGGGTGGTGGTGCATGGCCGTTCTTAGTTGGTGGAGTGATTTGTCTGGTTAATTCCGTTAACGAACGAGACGACCGTCTGCTAAATAGTTCGCTTCAAGTTTCGGCTTGGAGACGTTTGACTTCTTAGAGAGACTATCGGTGTGTAGCCGATGGAAGTTGGTCGCAATAACAGGTCTGTGATGCCCTTAGATGTTCTGGGCCGCACGCGCGCTACACTGATGGATTCATCGAGCTTATAACCTTGATTGAGAGATCTGGGTAATCTTTTTAACGTCCATCGTGCTGGGGATAGATGATTGTAATTATTCATCTTCAACGAGGAATTCCTAGTAAACGCAAGTCATCAACTTGCATTGATTACGTCCCTGCCCTTTGTACACACCGCCCGTCGCTACTACCGATTGAACTGCTTGATGAACTTCAAGGATTGTGGTATGATAAGGTTCGCCTTGTCATGCTTCGGAGAATTGAAATAAATCTAACAGT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TCTTTATACAGTGAAACTGCGTACAGCTCATTATATCAGTAATGATTTATTTGATGGTACCTTACTACATGGATAACCGTAGTAATTCTAGAGCTAATACATGCGTACAGTCCCGACTTTCGCGGAAGGGATGTATTTATTAGATAAAAAATCAATGCGGTTTCGGCCGGTCATTTGGTGATTCATAATAACTACTCGAATCGCATGGCTTTACGCTGGCGATAGTTCATTCAAATTTCTGCCCTATCAGCTCTCGACGGTAGTGTAGTGGACTACCGTGGCATTAACGGGTGACGGAGAATTAGGGTTCGATTCCGGAGAGGGAGCCTGAGAAACGGCTACCACATCCAAGGAAGGCAGCAGGCGCGCAAATTACCCAATCCTGACACAGGGAGGTAGTGACAAAAAATAACAATACCGGGCCTTTTCAGGTCTGGTAATTGGAATGAGTACAATTTAAATCCCTTAACGAGGATCCATTGGAGGGCAAGTCTGGTGCCAGCAGCCGCGGTAATTCCAGCTCCAATAGCGTATATTAAAGTTGCTGCAGTTAAAAAGCTCGTAGTTGGATTTCTGGTATGATGTACCTGTCCCGCCACGGTAACGTGTGTGAGTGACGGAGTATGTCTGCCATCCTTCTAGAGAATGCAAGCTGGCCTTTACTGGTTTGGTTTGTATCATCTAGATCTTTTACTTTGAAAAAATTAGAGTGTTTCAAGCAGGCGTTTTGCTATGAATACATTAGCATGGAATAATAAGTTAGGACTTCGGTTCTATTTTGTTGGTTTCTAGGGCTGAAGTAATGATTGATAGGGATAGTTGGGGGTGCTAGTATTCAGCGGCCAGAGGTGAAATTCTTGGATTCGCTGAAGACTAACTTATGCGAAAGCATTCACCAAGGATGTCTTCTTTAATCAAGAACGAAAGTTGGGGGATCGAAGACGATCAGATACCGTCGTAGTCTCAACCATAAACTATACCGACTAGGGATGAGTGAACGTTGCATTTCGACTTCATTCGCACCTTATGAGAAATCAAAGTCTTTGGGTTCCGGGGGGAGTATGGTCGCAAGGCTGAAACTTAAAGGAATTGACGGAAGGGCACCACCAGGAGTGGAGCCTGCGGCTTAATTTGACTCAACACGGGAAAACTTACCAGGTCCAGACATAGTAAGGATTGACAGATTGAAGATCTTTCTTGATTCTATGGGTGGTGGTGCATGGCCGTTCTTAGTTGGTGGAGTGATTTGTCTGGTTAATTCCGTTAACGAACGAGACGACCGTCTGCTAAATAGTTCGCTTCAAGTTTCGGCTTGGAGACGTTTGACTTCTTAGAGAGACTATCGGTGTGTAGCCGATGGAAGTTGGTCGCAATAACAGGTCTGTGATGCCCTTAGATGTTCTGGGCCGCACGCGCGCTACACTGATGGATTCATCGAGCTTATAACCTTGATTGAGAGATCTGGGTAATCTTTTTAACGTCCATCGTGCTGGGGATAGATGATTGTAATTATTCATCTTCAACGAGGAATTCCTAGTAAACGCAAGTCATCAACTTGCATTGATTACGTCCCTGCCCTTTGTACACACCGCCCGTCGCTACTACCGATTGAACTGCTTGATGAACTTCAAGGATTGTGGTATGATAAGGTTCGCCTTGTCATGCTTCGGAGAATTGAAATAAATCTAACAG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GACTTTATACTGTGAAACTGCGTACAGCTCATTAAATCAGTAATTATTTATTTGATGGTACCTTACTACATGGATACCCGTAGTAATTCTAGAGCTAATACATGCGCAAAATCCCGACTCACGAAGGGATGTATTTATTAGATACAAAACCGCCGCTGGGGCAACTCAGCGTTTTTGGTGAATCATAGTAACTGATCGAATCGCATGGCCTCGTGCCGGCGATAGTTCATTCAAATTTCTGCCCTATCAGCTTTCGACGGTAGTGTAGTGGACTACCGTGGCATTAACGGGTGACGGAGAATTAGGGTTCGATTCCGGAGAGGGAGCCTGAGAAACGGCTACCACATCCAAGGAAGGCAGCAGGCGCGCAAATTACCCAATCCTGACACAGGGAGGTAGTGACAAGAAATAACAATACTGGGCCCATTCGGGTCTGGTAATTGGAATGAGTACAATTTAAATCCCTTAACGAGGATCCATTGGAGGGCAAGTCTGGTGCCAGCAGCCGCGGTAATTCCAGCTCCAATAGCGTATATTAAAGTTGCTGCAGTTAAAAAGCTCGTAGTTGAATTTCTGGCTTGGCAATTTTGGCCCGGTACGGTAACGTACTGTTTGTGCTGACTGTTGCCGGTCATCCTTCTGGGTTTAACGGGTCTTGCCCTTTACGGGGTTGAGGCTCGCGAACCAGATCTTTTACTTTGAAAAAATTAGAGTGTTTAAAGCAGGCGTTTGCTATGAATACATTAGCATGGAATAATAATTTAGGACTTTGGTTCTATTTTGTTGGTTCTAGAATTGAAGTAATGATTGATAAGGAGAGCCGGGGGCGCTCGTATTCAAGGGCCAGAGGTGAAATTCTTGGATTCCTTGAAGACGAACTCATGCGAAAGCGTTCGCCCAGTCTCTGCCTTTTAATCAAGAACGAAAGTTGGGGGATCGAAGACGATCAGATACCGTCGTAGTCTCAACCATAAACTATGCCGACTAGGGATTGGACTGCGTTTCATTTAATATGACCAGTTCAGCACCTTATGAGAAATCAAAGTCTTTGGGTTCCGGGGGGAGTATGGTCGCAAGGCTGAAACTTAAAGGAATTGACGGAAGGGCACACAAGCAGTGGATTGTGCGGCTTAATTTGACTCAACACGGGAAAACTTACCAGGTCCAGACATAGTGAGGATTGACAGATTGAAGATCTTTCTTGATTCTATGGGTGGTGGTGCATGGCCGTTCTTAGTTGGTGGAGTGATTTGTCTGGTTAATTCCGTTAACGAACGAGACCTCGTCCTGCTAAATAGTCGGCGCTATGCTCGTCATAGTGTTTCCGTTTTACTTCTTAGAGGGACTATCGGTGTCATTTTTAGCCGATGGAAGTTCGAGGCAATAACAGGTCTGTGATGCCCTTAGATGTTCTGGGCCGCACGCGCGATACACTGACATGTTCATCGAGCATATAACCTTGACTGAGAGGTCCGGGTAATCTTTGAAATCATGTCGTGCTGGGGATAGATCATTGTAATTATTGATCTTCAACGAGGAATTTCTAGTAAACGCGAGTCATCAACTCGCATTGATTACGTCCCTGCCCTTTGTACACACCGCCCGTCGCTACTACCGATTGAATGGCTTAGTGAGCTCCAGGGATTAGCGCGTCCGATGGGTTTCCATCTGGCGCGTTCGAGAACTGGATCAAACTTGATCAT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GACTTTATACTGTGAAACTGCGTACAGCTCATTAAATCAGTAATTATTTATTTGATGGTACCTTACTACATGGATACCCGTAGTAATTCTAGAGCTAATACATGCGCAAAATCCCGACTCACGAAGGGATGTATTTATTAGATACAAAACCGCCGCTGGGGCAACTCAGCGTTTTTGGTGAATCATAGTAACTGATCGAATCGCATGGCCTCGTGCCGGCGATAGTTCATTCAAATTTCTGCCCTATCAGCTTTCGACGGTAGTGTAGTGGACTACCGTGGCATTAACGGGTGACGGAGAATTAGGGTTCGATTCCGGAGAGGGAGCCTGAGAAACGGCTACCACATCCAAGGAAGGCAGCAGGCGCGCAAATTACCCAATCCTGACACAGGGAGGTAGTGACAAGAAATAACAATACTGGGCCCATTCGGGTCTGGTAATTGGAATGAGTACAATTTAAATCCCTTAACGAGGATCCATTGGAGGGCAAGTCTGGTGCCAGCAGCCGCGGTAATTCCAGCTCCAATAGCGTATATTAAAGTTGCTGCAGTTAAAAAGCTCGTAGTTGAATTTCTGGCTTGGCAATTTTGGCCCGGTACGGTAACGTACTGTTTGTGCTGACTGTTGCCGGTCATCCTTCTGGGTTTAACGGGTCTTGCCCTTTACGGGGTTGAGGCTCGCGAACCAGATCTTTTACTTTGAAAAAATTAGAGTGTTTAAAGCAGGCGTTTGCTATGAATACATTAGCATGGAATAATAATTTAGGACTTTGGTTCTATTTTGTTGGTTCTAGAATTGAAGTAATGATTGATAAGGAGAGCCGGGGGCGCTCGTATTCAAGGGCCAGAGGTGAAATTCTTGGATTCCTTGAAGACGAACTCATGCGAAAGCGTTCGCCCAGTCTCTGCCTTTTAATCAAGAACGAAAGTTGGGGGATCGAAGACGATCAGATACCGTCGTAGTCTCAACCATAAACTATGCCGACTAGGGATTGGACTGCGTTTCATTTAATATGACCAGTTCAGCACCTTATGAGAAATCAAAGTCTTTGGGTTCCGGGGGGAGTATGGTCGCAAGGCTGAAACTTAAAGGAATTGACGGAAGGGCACACAAGCAGTGGATTGTGCGGCTTAATTTGACTCAACACGGGAAAACTTACCAGGTCCAGACATAGTGAGGATTGACAGATTGAAGATCTTTCTTGATTCTATGGGTGGTGGTGCATGGCCGTTCTTAGTTGGTGGAGTGATTTGTCTGGTTAATTCCGTTAACGAACGAGACCTCGTCCTGCTAAATAGTCGGCGCTATGCTCGTCATAGTGTTTCCGTTTTACTTCTTAGAGGGACTATCGGTGTCATTTTTAGCCGATGGAAGTTCGAGGCAATAACAGGTCTGTGATGCCCTTAGATGTTCTGGGCCGCACGCGCGATACACTGACATGTTCATCGAGCATATAACCTTGACTGAGAGGTCCGGGTAATCTTTGAAATCATGTCGTGCTGGGGATAGATCATTGTAATTATTGATCTTCAACGAGGAATTTCTAGTAAACGCGAGTCATCAACTCGCATTGATTACGTCCCTGCCCTTTGTACACACCGCCCGTCGCTACTACCGATTGAATGGCTTAGTGAGCTCCAGGGATTAGCGCGTCCGATGGGTTTCCATCTGGCGCGTTCGAGAACTGGATCAAACTTGATCATTTAGAGGAAGTAAAAGTCGTAACAAGGTTTCC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TATACGGCGAAACTGCAGATGGCTCCTTAAATCAGTTATAGTTTATTTGATGATACCTTACTACATGGATACCCGTAGTAATTCTAGAGCTAATACATGCGTAAACGGTCCTCCGCAAGGGGGCCAGTATTTATTAGATAAAAAACCATCTGGGGCAACCCATTTTCTGGTGAATCATAATAACTTTTCGAATCGCATGCTCTCGTAGCGGCGATACGTCTTGCAAATTTCTGCCCTATCAGCTTTCGACGGTAGTGTAGTGGACTACCGTGGCGTTAACGGGTGACGGGGAATTAGGGTTCGGTTCCGGAGAGGGAGCCTGAGAAATGGCTACCACATCCAAGGAAGGCAGCAGGCGCGCAAATTACCCAATCCTGACACAGGGAGGTAGTGACAAGAAATAACAATACCGGGCTTATTTAGGTCCGGTAATTGGAATGAGAACAATTTAAATCCCTTAGCGAGGACCCATTGGAGGGCAAGTCTGGTGCCAGCAGCCGCGGTAATACCAGCTCCAATAGCGTATATTAAAGTTGTTGCAGTTAAAAAGCTCGTAGTTGGATTTCTGGCTCGGAGCATCTGGCCCGCCTCGAAAGAGTGTGTGTTGTCGGTGTGCTCCGGTCATCCTTCTGGAGAACATCTCTGCCCTTCATTGGGTCGGGGGTGGGATCCAGATCGTTTACTTTGAAAAAATTAGAGTGTTCAAAGCAGGCTTAACGCTGTGAATACATTAGCATGGAATAATAAGATAGGGCTTTGGTACTATTTTGTTGGTTTCTAGGACCAAAGTAATGATTGATAGGGACAGTTGGGGGTGCTAGTATTCAATGGCCAGAGGTGAAATTCTTGGATTCATTGAAGACTAACTTATGCGAAAGCATTCACCAAGGATGTCTTCTTTAATCAAGAACGAAAGTTGGGGGATCGAAGACGATCAGATACCGTCGTAGTCTCAACCATAAACGATGCCGACTCGGGATTGGTGGACGTTGTTCAACTGACTCCATCAGCACCGAATGAGAAATCAAAGTCTTTGGGTTCCGGGGGGAGTATGGTCGCAAGGCTGAAACTTAAAGGAATTGACGGAAGGGCACACCAGGAGTGGAGCCTGCGGCTTAATTTGACTCAACACGGGAAAACTTACCAGGTCCGGACATAGTGAGGATTGACAGATTGAAGATCTTTCTTGATTCTATGGGTGGTGGTGCATGGCCGTTCTTAGTTGGTGGAGTGATTTGTCTGGTTAATTCCGTTAACGAACGAGACCTCAGCCTGCTAAATAGCCGGGCGAACCATCTGGTTCGACTGCCCGGTCTTCTTAGAGGGACTTTTGGTGCGTAGCCAAAGGAAGTTTGAGGCAATAACAGGTCTGTGATGCCCTTAGATGTTCTGGGCCGCACGCGCGCTACACTGATGCATGCAGCGAGTCTTTGCCCTTGGCCGGCAGGTCTGGGTAATCTTTGAACGTGCATCGTGATGGGGCTAGATTATTGCAATTATTAATCTTAAACGAGGAATTCCTAGTAAACGCAAGTCATCAGCTTGCATTGATTACGTCCCTGCCCTTTGTACACACCGCCCGTCGCTACTACCGATTGAACGGTTTAGTGAAATCTTCGGACTGATTCGCGCTGGGTAACACCGGCCGGATTGGGAAGTTGCTTAAACTTGATCGC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ACTTATACGGCGAAACTGCAGATGGCTCCTTAAATCAGTTATAGTTTATTTGATGATACCTTACTACATGGATACCCGTAGTAATTCTAGAGCTAATACATGCGTAAACGGTCCTCCGCAAGGGGGCCAGTATTTATTAGATAAAAAACCATCTGGGGCAACCCATTTTCTGGTGAATCATAATAACTTTTCGAATCGCATGCTCTCGTAGCGGCGATACGTCTTGCAAATTTCTGCCCTATCAGCTTTCGACGGTAGTGTAGTGGACTACCGTGGCGTTAACGGGTGACGGGGAATTAGGGTTCGGTTCCGGAGAGGGAGCCTGAGAAATGGCTACCACATCCAAGGAAGGCAGCAGGCGCGCAAATTACCCAATCCTGACACAGGGAGGTAGTGACAAGAAATAACAATACCGGGCTTATTTAGGTCCGGTAATTGGAATGAGAACAATTTAAATCCCTTAGCGAGGACCCATTGGAGGGCAAGTCTGGTGCCAGCAGCCGCGGTAATACCAGCTCCAATAGCGTATATTAAAGTTGTTGCAGTTAAAAAGCTCGTAGTTGGATTTCTGGCTCGGAGCATCTGGCCCGCCTCGAAAGAGTGTGTGTTGTCGGTGTGCTCCGGTCATCCTTCTGGAGAACATCTCTGCCCTTCATTGGGTCGGGGGTGGGATCCAGATCGTTTACTTTGAAAAAATTAGAGTGTTCAAAGCAGGCTTAACGCTGTGAATACATTAGCATGGAATAATAAGATAGGGCTTTGGTACTATTTTGTTGGTTTCTAGGACCAAAGTAATGATTGATAGGGACAGTTGGGGGTGCTAGTATTCAATGGCCAGAGGTGAAATTCTTGGATTCATTGAAGACTAACTTATGCGAAAGCATTCACCAAGGATGTCTTCTTTAATCAAGAACGAAAGTTGGGGGATCGAAGACGATCAGATACCGTCGTAGTCTCAACCATAAACGATGCCGACTCGGGATTGGTGGACGTTGTTCAACTGACTCCATCAGCACCGAATGAGAAATCAAAGTCTTTGGGTTCCGGGGGGAGTATGGTCGCAAGGCTGAAACTTAAAGGAATTGACGGAAGGGCACACCAGGAGTGGAGCCTGCGGCTTAATTTGACTCAACACGGGAAAACTTACCAGGTCCGGACATAGTGAGGATTGACAGATTGAAGATCTTTCTTGATTCTATGGGTGGTGGTGCATGGCCGTTCTTAGTTGGTGGAGTGATTTGTCTGGTTAATTCCGTTAACGAACGAGACCTCAGCCTGCTAAATAGCCGGGCGAACCATCTGGTTCGACTGCCCGGTCTTCTTAGAGGGACTTTTGGTGCGTAGCCAAAGGAAGTTTGAGGCAATAACAGGTCTGTGATGCCCTTAGATGTTCTGGGCCGCACGCGCGCTACACTGATGCATGCAGCGAGTCTTTGCCCTTGGCCGGCAGGTCTGGGTAATCTTTGAACGTGCATCGTGATGGGGCTAGATTATTGCAATTATTAATCTTAAACGAGGAATTCCTAGTAAACGCAAGTCATCAGCTTGCATTGATTACGTCCCTGCCCTTTGTACACACCGCCCGTCGCTACTACCGATTGAACGGTTTAGTGAAATCTTCGGACTGATTCGCGCTGGGTAACACCGGCCGGATTGGGAAGTTGCTTAAACTTGATCGC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TATACAGCGAAACTGCGAATGGCTCATTAAATCAGTTATAGTTTATTTGATAATACCTTACTACATGGATACCCGTAGTAATTCTAGAGCTAATACATGCGCAAACGGTCTTCCGCAAGGGGGGCCAGTATTTATTAGATAAAAAACCAACTCGGGTTCTGCCCGATTGTCCGGTGAATCATAATAACTTTTCGAATCGCATGCTCTCGTAGCGGCGATAAGTCTTGCAAATTTCTGCCCTATCAGCTTTCGATGGTAGTGTAGTGGACTACCATGGCGTTAACGGGTGACGGGGAATTAGGGTTCGGTTCCGGAGAGGGAGCCTGAGAAATGGCTACCACATCCAAGGAAGGCAGCAGGCGCGCAAATTACCCAATCCTGACACAGGGAGGTAGTGACAAGAAATAACAATACTGGGCTTATTTTAGGCCTAGTAATTGGAATGAGAACAATTTAAATCCCTTAGCGAGGACCCATTGGAGGGCAAGTCTGGTGCCAGCAGCCGCGGTAATACCAGCTCCAATAGCGTATATTAAAGTTGTTGCAGTTAAAAAGCTCGTAGTTGGATTTCTGGCTCGGGACGCCTGGCCCGCCTCGAAAGAGTGTGTGTTTGTCGGTGCTGCCCGGCCATCCTTCTGGAAAACGCCTCTGCCCTTAACTGGGTTGGGGGCGCGATCCAGATCGTTTACTTTGAAAAAATTAGAGTGTTCAAAGCAGGCTTTACGCTGTGAATACATTAGCATGGAATAATAAGATAGGGCTTTGGTACTATTTTGTTGGTTTCTAGGACCAAAGTAATGATTGATAGGGACAGTTGGGGGTGCTAGTATTCAATGGCCAGAGGTGAAATTCTCGGATTCATTGAAGACTAACCTATGCGAAAGCATTCACCAAGGATGTCTTCTTTAATCAAGAACGAAAGTTGGGGGATCGAAGACGATCAGATACCGTCGTAGTCTCAACCATAAACGATGCCGACTCGGGATTGGTGGACGTTATTTAAAATGACTCCATCAGCACCGAATGAGAAATCAAAGTCTTTGGGTTCCGGGGGGAGTATGGTCGCAAGGCTGAAACTTAAAGGAATTGACGGAAGGGCACACCAGGAGTGGAGCCTGCGGCTTAATTTGACTCAACACGGGAAAACTTACCAGGTCCGGACATAGTGAGGATTGACAGATTGAAGATCTTTCTTGATTCTATGGGTGGTGGTGCATGGCCGTTCTTAGTTGGTGGAGTGATTTGTCTGGTTAATTCCGTTAACGAACGAGACCTCAGCCTGCTAAATAGCCAGGCGGACTCTTTTGGGTCCGACTGCCTGGTCTTCTTAGAGGGACTTTCGGTGCGTAGCCGAAGGAAGTTTGAGGCAATAACAGGTCTGTGATGCCCTTAGATGTTCTGGGCCGCACGCGCGCTACACTGATGCATGCAGCGAGTCATCTACCTTGACCGGCAGGTCTGGGTAATCTTTGAACGTGCATCGTGATGGGGCTAGATTATTGCAATTATTAATCTTAAACGAGGAATTCCTAGTAAACGCAAGTCATCAGCTTGCATTGATTACGTCCCTGCCCTTTGTACACACCGCCCGTCGCTACTACCGATTGAACGGTTTAGTGAAGTCTCCGGACCGGTTCCCGAGGGGTAAAACTCTCGGGCGCCGGGAAGCTGCCTAAACTTGATCGCTTAGAGGAAGTAAAAGTCGTAACAAGGTT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CTTTATACAGCGAAACTGCGAATGGCTCATTAAATCAGTTATAGTTTATTTGATAATACCTTACTACATGGATACCCGTAGTAATTCTAGAGCTAATACATGCGCAAACGGTCTTCCGCAAGGGGGGCCAGTATTTATTAGATAAAAAACCAACTCGGGTTCTGCCCGATTGTCCGGTGAATCATAATAACTTTTCGAATCGCATGCTCTCGTAGCGGCGATAAGTCTTGCAAATTTCTGCCCTATCAGCTTTCGATGGTAGTGTAGTGGACTACCATGGCGTTAACGGGTGACGGGGAATTAGGGTTCGGTTCCGGAGAGGGAGCCTGAGAAATGGCTACCACATCCAAGGAAGGCAGCAGGCGCGCAAATTACCCAATCCTGACACAGGGAGGTAGTGACAAGAAATAACAATACTGGGCTTATTTTAGGCCTAGTAATTGGAATGAGAACAATTTAAATCCCTTAGCGAGGACCCATTGGAGGGCAAGTCTGGTGCCAGCAGCCGCGGTAATACCAGCTCCAATAGCGTATATTAAAGTTGTTGCAGTTAAAAAGCTCGTAGTTGGATTTCTGGCTCGGGACGCCTGGCCCGCCTCGAAAGAGTGTGTGTTTGTCGGTGCTGCCCGGCCATCCTTCTGGAAAACGCCTCTGCCCTTAACTGGGTTGGGGGCGCGATCCAGATCGTTTACTTTGAAAAAATTAGAGTGTTCAAAGCAGGCTTTACGCTGTGAATACATTAGCATGGAATAATAAGATAGGGCTTTGGTACTATTTTGTTGGTTTCTAGGACCAAAGTAATGATTGATAGGGACAGTTGGGGGTGCTAGTATTCAATGGCCAGAGGTGAAATTCTCGGATTCATTGAAGACTAACCTATGCGAAAGCATTCACCAAGGATGTCTTCTTTAATCAAGAACGAAAGTTGGGGGATCGAAGACGATCAGATACCGTCGTAGTCTCAACCATAAACGATGCCGACTCGGGATTGGTGGACGTTATTTAAAATGACTCCATCAGCACCGAATGAGAAATCAAAGTCTTTGGGTTCCGGGGGGAGTATGGTCGCAAGGCTGAAACTTAAAGGAATTGACGGAAGGGCACACCAGGAGTGGAGCCTGCGGCTTAATTTGACTCAACACGGGAAAACTTACCAGGTCCGGACATAGTGAGGATTGACAGATTGAAGATCTTTCTTGATTCTATGGGTGGTGGTGCATGGCCGTTCTTAGTTGGTGGAGTGATTTGTCTGGTTAATTCCGTTAACGAACGAGACCTCAGCCTGCTAAATAGCCAGGCGGACTCTTTTGGGTCCGACTGCCTGGTCTTCTTAGAGGGACTTTCGGTGCGTAGCCGAAGGAAGTTTGAGGCAATAACAGGTCTGTGATGCCCTTAGATGTTCTGGGCCGCACGCGCGCTACACTGATGCATGCAGCGAGTCATCTACCTTGACCGGCAGGTCTGGGTAATCTTTGAACGTGCATCGTGATGGGGCTAGATTATTGCAATTATTAATCTTAAACGAGGAATTCCTAGTAAACGCAAGTCATCAGCTTGCATTGATTACGTCCCTGCCCTTTGTACACACCGCCCGTCGCTACTACCGATTGAACGGTTTAGTGAAGTCTCCGGACCGGTTCCCGAGGGGTAAAACTCTCGGGCGCCGGGAAGCTGCCTAAACTTGATCGC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TGTCTAAGTATAAACATCTTTATACCGTGAAACTGCGTACAGCTCATTATATCAGTAATTCTTTCTTTGATGGTTTTTTACTACATGGATAACCGTAGTAATTCTAGAGCTAATACATGCCATAAAATCTCAACTCGTGAGGGAAGAGATGGATTTATTAGATACAGAACCAATGGTAGTAATACCTTTTGGTGATTCATGATAACTTTACAGAGCGTATGACTTTATGTTGACGCCAGTTCATTCAAATTCCTGCCCTATCAGCTTTCGTATGTAAGGTATTGGCTTACATAGGCATCGACGGGTGACGGAGAATTAGGGTTCGATTCCGGAGAGGGAGCCTGAGAGATTGCTACCACATCCAAGGAAGGCAGCAGGCGCGCAAATTACCCAATCCTAATACAGGGAGGTAGTGACAAAAAATAACAATACTGAGCTTTTTTAAGTTTGGTAATTGGAATGAGTACAATTTAAATCCCTTAACGAGGATCCATTGGAGGGCAAGTCTGGTGCCAGCAGCCGCGGTAATTCCAGCTCCAATAGCGTATATTAAAGTTGCTGCTGTTAAAAAGCTCGTAGTTGGATTTCTGATGTTAATATTTTTGTCCCGCTGTGGTTACACATGTGAGTGACGAATAATATTCATCTGTTTTGTATTTTGTTGTAATGTGTGAAAGCATATTACAAACATATACATCTTTTACTTTGAACAAATTAGAGTGTTTCAAGCAGGCATTTATGCCTTGAATACATGAGCATGGAATAATCATCGAGGACTTTTAGTTCTATGTTGATTGGTTCTAGAACTATAGTAATGATGGATAGGGATAGTTGGGGGTGCTAGTATTCCAAGGCCAGAGGTGAAATTCTTGGATTCTTGGAAGACTCACTTAGGCGAAAGCATTCACCAAGGATGTCTTCATTAATCAAGAACGAAAGTTGGGGGATCGAAGACGATCAGATACCGTCGTAGTCTCAACCATAAACTATGCCGACTAGGGATGAGATAATGTTGAATTTTCGACTTATTTCGCACCTCATGAGAAATCAAAGTCTTTGGGTTCATGGGGAAGTATGGTCGCAAGGCTGAAACTTAAAGGAATTGACGGAAGGGCACCACCAGGAGTGGAGCCTGCGGCTTAATTTGACTCAACACGGGAAAACTTACCAGGTCCGGACATAGTGAGGATTGACAGGTTGAAGACCTTTCTTAATTCTGTGGGTGGTGGTGCATGGCCGTTCTTAGTTGGTGGAGTGATTTGTCTGGTTAATTCCGTTAACGAACGAGACCTCGACCTATTAAATAGTTTATATAATATTTCGATATTGTTATAAACTTCTTAAAGGAACTGCTGCCGTTCTAGGCAGAGGAAGTACGAGGCAATAACAGGTCTGTGATGCCCTTAGATGTTCTGGGCCGCACGCGCGCTACACTGATAGATTCATCAAGTTTATTTTTTATCCTGAACTGATAAGTTTGGGTAATCTTTAAATATCTATCGTGCTGGGGATAGATGATTGTAATTTTTCATCTTCAACGAGGAATTCCTAGTAAACGCAAGTCATCAACTTGCATTGATTACGTCCCTGCCCTTTGTACACACCGCCCGTCGCTACTACCGATTGAATGGATTAGTGAGCTTCAAGGATTGAATTGTTATTAGTTCTCTAATAATAAGTTGAGAATTGAATCAAACTTGCTCATTTAGAGGAAGTAAAAGTCGTAACAAGGTC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TCATATGCTTGTTTCAAAGATTAAGCCATGCATGTCTAAGTATAAACATCTTTATACCGTGAAACTGCGTACAGCTCATTATATCAGTAATTCTTTCTTTGATGGTTTTTTACTACATGGATAACCGTAGTAATTCTAGAGCTAATACATGCCATAAAATCTCAACTCGTGAGGGAAGAGATGGATTTATTAGATACAGAACCAATGGTAGTAATACCTTTTGGTGATTCATGATAACTTTACAGAGCGTATGACTTTATGTTGACGCCAGTTCATTCAAATTCCTGCCCTATCAGCTTTCGTATGTAAGGTATTGGCTTACATAGGCATCGACGGGTGACGGAGAATTAGGGTTCGATTCCGGAGAGGGAGCCTGAGAGATTGCTACCACATCCAAGGAAGGCAGCAGGCGCGCAAATTACCCAATCCTAATACAGGGAGGTAGTGACAAAAAATAACAATACTGAGCTTTTTTAAGTTTGGTAATTGGAATGAGTACAATTTAAATCCCTTAACGAGGATCCATTGGAGGGCAAGTCTGGTGCCAGCAGCCGCGGTAATTCCAGCTCCAATAGCGTATATTAAAGTTGCTGCTGTTAAAAAGCTCGTAGTTGGATTTCTGATGTTAATATTTTTGTCCCGCTGTGGTTACACATGTGAGTGACGAATAATATTCATCTGTTTTGTATTTTGTTGTAATGTGTGAAAGCATATTACAAACATATACATCTTTTACTTTGAACAAATTAGAGTGTTTCAAGCAGGCATTTATGCCTTGAATACATGAGCATGGAATAATCATCGAGGACTTTTAGTTCTATGTTGATTGGTTCTAGAACTATAGTAATGATGGATAGGGATAGTTGGGGGTGCTAGTATTCCAAGGCCAGAGGTGAAATTCTTGGATTCTTGGAAGACTCACTTAGGCGAAAGCATTCACCAAGGATGTCTTCATTAATCAAGAACGAAAGTTGGGGGATCGAAGACGATCAGATACCGTCGTAGTCTCAACCATAAACTATGCCGACTAGGGATGAGATAATGTTGAATTTTCGACTTATTTCGCACCTCATGAGAAATCAAAGTCTTTGGGTTCATGGGGAAGTATGGTCGCAAGGCTGAAACTTAAAGGAATTGACGGAAGGGCACCACCAGGAGTGGAGCCTGCGGCTTAATTTGACTCAACACGGGAAAACTTACCAGGTCCGGACATAGTGAGGATTGACAGGTTGAAGACCTTTCTTAATTCTGTGGGTGGTGGTGCATGGCCGTTCTTAGTTGGTGGAGTGATTTGTCTGGTTAATTCCGTTAACGAACGAGACCTCGACCTATTAAATAGTTTATATAATATTTCGATATTGTTATAAACTTCTTAAAGGAACTGCTGCCGTTCTAGGCAGAGGAAGTACGAGGCAATAACAGGTCTGTGATGCCCTTAGATGTTCTGGGCCGCACGCGCGCTACACTGATAGATTCATCAAGTTTATTTTTTATCCTGAACTGATAAGTTTGGGTAATCTTTAAATATCTATCGTGCTGGGGATAGATGATTGTAATTTTTCATCTTCAACGAGGAATTCCTAGTAAACGCAAGTCATCAACTTGCATTGATTACGTCCCTGCCCTTTGTACACACCGCCCGTCGCTACTACCGATTGAATGGATTAGTGAGCTTCAAGGATTGAATTGTTATTAGTTCTCTAATAATAAGTTGAGAATTGAATCAAACTTGCTCATTTAGAGGAAGTAAAAGTCGTAACAAGGTC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TGTCTAAGTATAAACATCTTTATACCGTGAAACTGCGTACAGCTCATTATATCAGTAATTCTTTCTTTGATGGTTTTTTACTACATGGATAACCGTAGTAATTCTAGAGCTAATACATGCCATAAAATCTCAACTCGTGAGGGAAGAGATGGATTTATTAGATACAGAACCAATGGTATAGCAATATATCTTTTGGTGATTCATGATAACTTTACAGAGCGTATGACTTTATGTTGACGCCAGTTCATTCAAATTCCTGCCCTATCAGCTTTCGTATGTAAGGTATTGGCTTACATAGGCATCGACGGGTGACGGAGAATTAGGGTTCGATTCCGGAGAGGGAGCCTGAGAGATTGCTACCACATCCAAGGAAGGCAGCAGGCGCGCAAATTACCCAATCCTAATACAGGGAGGTAGTGACAAAAAATAACAATACTGAGCATTTTTATGTTTGGTAATTGGAATGAGTACAATTTAAATCCCTTAACGAGGATCCATTGGAGGGCAAGTCTGGTGCCAGCAGCCGCGGTAATTCCAGCTCCAATAGCGTATATTAAAGTTGCTGCTGTTAAAAAGCTCGTAGTTGGATTTCTGATATAATATTACTGTCCCGCTGTGGTTACACATGTGAGTGACGGATAATATTTATCTGTTTTGTGTTTTTTTGTATTATGATGTGAAAGCATTCTAATAACAATACACATCTTTTACTTTGAACAAATTAGAGTGTTTCAAGCAGGCATTTATGCCTTGAATACATGAGCATGGAATAATCATCGAGGACTTTTAGTTCTATGTTGATTGGTTCTAGAACTATAGTAATGATGGATAGGGATAGTTGGGGGTGCTAGTATTCCGAGGCCAGAGGTGAAATTCTTGGATTCTCGGAAGACTCACTTAGGCGAAAGCATTCACCAAGGATGTCTTCATTAATCAAGAACGAAAGTTGGGGGATCGAAGACGATCAGATACCGTCGTAGTCTCAACCATAAACTATGCCGACTAGGGATGTGATAATGTTGAATTTTCGACTTATTACGCACCTCATGAGAAATCAAAGTCTTTGGGTTCATGGGGAAGTATGGTCGCAAGGCTGAAACTTAAAGGAATTGACGGAAGGGCACCACCAGGAGTGGAGCCTGCGGCTTAATTTGACTCAACACGGGAAAACTTACCAGGTCCGGACATAGTGAGGATTGACAGGTTGAAGACCTTTCTTAATTCTGTGGGTGGTGGTGCATGGCCGTTCTTAGTTGGTGGAGTGATTTGTCTGGTTAATTCCGTTAACGAACGAGACCTCGACCTATTAAATAGTTTTTATAAAAATTTATTTTTGTATAAAACTTCTTAAAGGAACTGCTGCCGTTCTAGGCAGAGGAAGTACGAGGCAATAACAGGTCTGTGATGCCCTTAGATGTTCTGGGCCGCACGCGCGCTACACTGATAGATTCATCAAGTTTATTTTTTATCCTGTACTGTCAAGTATGGGTAATCTTTAAATATCTATCGTGCTGGGGATAGATGATTGTAATTTTTCATCTTCAACGAGGAATTCCTAGTAAACGCAAGTCATCAACTTGCATTGATTACGTCCCTGCCCTTTGTACACACCGCCCGTCGCTACTACCGATTGAATGGATTAGTGAGCTTCAAGGATTGAATGATTATTGGTTCTCCAGTATATCATTTGAGAATTGAATCAAACTTGCTCATTTAGAGGAAGTAAAAGTCGTAACAAGGTCTCC</text:p>
          </table:table-cell>
          <table:table-cell office:value-type="string" calcext:value-type="string">
            <text:p>d__Eukaryota; p__Cercozoa; c__uncultured; o__uncultured; f__uncultured; g__uncultured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TCATATGCTTGTTTCAAAGATTAAGCCATGCATGTCTAAGTATAAACATCTTTATACCGTGAAACTGCGTACAGCTCATTATATCAGTAATTCTTTCTTTGATGGTTTTTTACTACATGGATAACCGTAGTAATTCTAGAGCTAATACATGCCATAAAATCTCAACTCGTGAGGGAAGAGATGGATTTATTAGATACAGAACCAATGGTATAGCAATATATCTTTTGGTGATTCATGATAACTTTACAGAGCGTATGACTTTATGTTGACGCCAGTTCATTCAAATTCCTGCCCTATCAGCTTTCGTATGTAAGGTATTGGCTTACATAGGCATCGACGGGTGACGGAGAATTAGGGTTCGATTCCGGAGAGGGAGCCTGAGAGATTGCTACCACATCCAAGGAAGGCAGCAGGCGCGCAAATTACCCAATCCTAATACAGGGAGGTAGTGACAAAAAATAACAATACTGAGCATTTTTATGTTTGGTAATTGGAATGAGTACAATTTAAATCCCTTAACGAGGATCCATTGGAGGGCAAGTCTGGTGCCAGCAGCCGCGGTAATTCCAGCTCCAATAGCGTATATTAAAGTTGCTGCTGTTAAAAAGCTCGTAGTTGGATTTCTGATATAATATTACTGTCCCGCTGTGGTTACACATGTGAGTGACGGATAATATTTATCTGTTTTGTGTTTTTTTGTATTATGATGTGAAAGCATTCTAATAACAATACACATCTTTTACTTTGAACAAATTAGAGTGTTTCAAGCAGGCATTTATGCCTTGAATACATGAGCATGGAATAATCATCGAGGACTTTTAGTTCTATGTTGATTGGTTCTAGAACTATAGTAATGATGGATAGGGATAGTTGGGGGTGCTAGTATTCCGAGGCCAGAGGTGAAATTCTTGGATTCTCGGAAGACTCACTTAGGCGAAAGCATTCACCAAGGATGTCTTCATTAATCAAGAACGAAAGTTGGGGGATCGAAGACGATCAGATACCGTCGTAGTCTCAACCATAAACTATGCCGACTAGGGATGTGATAATGTTGAATTTTCGACTTATTACGCACCTCATGAGAAATCAAAGTCTTTGGGTTCATGGGGAAGTATGGTCGCAAGGCTGAAACTTAAAGGAATTGACGGAAGGGCACCACCAGGAGTGGAGCCTGCGGCTTAATTTGACTCAACACGGGAAAACTTACCAGGTCCGGACATAGTGAGGATTGACAGGTTGAAGACCTTTCTTAATTCTGTGGGTGGTGGTGCATGGCCGTTCTTAGTTGGTGGAGTGATTTGTCTGGTTAATTCCGTTAACGAACGAGACCTCGACCTATTAAATAGTTTTTATAAAAATTTATTTTTGTATAAAACTTCTTAAAGGAACTGCTGCCGTTCTAGGCAGAGGAAGTACGAGGCAATAACAGGTCTGTGATGCCCTTAGATGTTCTGGGCCGCACGCGCGCTACACTGATAGATTCATCAAGTTTATTTTTTATCCTGTACTGTCAAGTATGGGTAATCTTTAAATATCTATCGTGCTGGGGATAGATGATTGTAATTTTTCATCTTCAACGAGGAATTCCTAGTAAACGCAAGTCATCAACTTGCATTGATTACGTCCCTGCCCTTTGTACACACCGCCCGTCGCTACTACCGATTGAATGGATTAGTGAGCTTCAAGGATTGAATGATTATTGGTTCTCCAGTATATCATTTGAGAATTGAATCAAACTTGCTCATTTAGAGGAAGT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AGTCTAAGTATAAGCAATTATACAGTGAAACTGCAGATAGCTCATTATATCAGTTATTGTTTATTTGGTGGTACATTTCTACATGGATACCTGTAGTAATTCTAGAGCTAATACATGGCAAAATCCCTACCTTCTGGCTGGGAGAGGCTTATTAGTTTGTAGTAGTCGATCTGGTTTCGGCCAGTTTTTTGATGAATCATAATAATCACTGGATCGCATGCACTTTTGTGCGGTGATGGGCCATTCAAATTTCTGCCCTATCAGCTGTGATGTTAGTGTAGTGTACTAACATGGCTAATACGGGTAACGGAGGATTAGGGTCTGATTCCGGAGAGGGAGCCTGAGAAACGGCTACCACTTCTAAGGAAGGCAGCAGGCGCGTAAATTACCCAATCCCGACACGGGGAGGTAGTGACAAGAAATAACAATACCGGGGTCTCTAAGGCTTTGGTAATTGGAATGAGTACAATTTAAAATCCTTAACAAGTAGCAATTGGAGGGCAAGTCTGGTGCCAGCAGCCGCGGTAATACCAGCTCCAATAGCGTATGCTAAAGTTGTTGCAGTTGAAAGGCTCGTAGTCGAACTTTTGTGTCTGCTGCACCCAGCTCGTGACCGTGTTGTTGCCTGCTGGTGTGCACGGGCCATTTTAATGGAGAGCCCCGCTGCCCTTCGTTGGGTCGGTGGACGTAATCCATTTCGTTTACTGTGAGAAAATCAGAGTGTTCAAAGCAAGTCTTAACGCCTGTATGGTTCAGCATGGGATAGTAAGATAGGACTTGGTTTTGTTGTATTGGCTAATAAAACCAAAGTAATGATTAAAAGGGGTAGTTGGGGGTGCTGGTATTTAGCGGCTAGCGGTGAAATGCGAAGACCCACTAAAGACCAACATATGCGAAAGCATTCACCAAGGATATTCCCTTTGATCAAGAACAAAAGTTGGGGGATCGAAGACGATCAGATACCGTCGTAGTCTCAACCATAAACTATGCCAACTAGAGATTGGCGGCAGTCTATATGACCTCGTCAGCACCTTATGAGAAATCAAAGTCTCTGGGTTCTGGGGGGAGTATGGTCGCAAGGCTGAAACTTAAAGGAATTGACGGAAGGGCACCACCAGGAGTGGAGCCTGCGGCTTAATTTGACTCAACACGGGAAAACTTACCAGGTCCAGACATAGTAAGGATTGACGGACTACAGATCTTTCTTGATTCTATGGTTGGTGGTGCATGGCCGTTCTTAGTTGGTGGAGTGATTTGTCTGGTTAATTCCGTTAACGAACGAGACCTCTGCTTTCTGATTAGTCTGCGCAAACTTTGGTTTGTTTAGACTTCTTAGAGGGACAATTGGTTTTTAACCAATGGAAGTGTGAGGCAATAACAGGTCTGTGATGCCCTTAGATGTTCTGGGCTGCACGCGCGCTACACTAACACATTCAACAAGTACAGTTTCCTAGGCCGACATGCCGTGGTAATCTTTTGAATATGTATTGTGATGGGGCTTGGCGATTGCAATTGTTTGCCGTAAACGAGGAATTCCTAGTAAGTGCAAGTCATGAACTTGCGCTGATTACGTCCCTGCCCTTTGTACACACCGCCCGTCGCTCCTACCGATTGAATGTTCCGGCGAACACTCCTGAGACGATTCATCTGTTGCTTCGGCACCATTTGGATATGTCAATGTTTTGTGAGCCTTAGCATTTAGAGGAAGGAAAAGTCGTAACAAGGTTTCC</text:p>
          </table:table-cell>
          <table:table-cell office:value-type="string" calcext:value-type="string">
            <text:p>d__Eukaryota; p__Cercozoa; c__Vampyrellidae; o__Vampyrellidae; f__Vampyrell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AAAAGATTAAGCCATGCAAGTCTAAGTATAAGCAATTATACAGTGAAACTGCAGATAGCTCATTATATCAGTTATTGTTTATTTGGTGGTACATTTCTACATGGATACCTGTAGTAATTCTAGAGCTAATACATGGCAAAATCCCTACCTTCTGGCTGGGAGAGGCTTATTAGTTTGTAGTAGTCGATCTGGTTTCGGCCAGTTTTTTGATGAATCATAATAATCACTGGATCGCATGCACTTTTGTGCGGTGATGGGCCATTCAAATTTCTGCCCTATCAGCTGTGATGTTAGTGTAGTGTACTAACATGGCTAATACGGGTAACGGAGGATTAGGGTCTGATTCCGGAGAGGGAGCCTGAGAAACGGCTACCACTTCTAAGGAAGGCAGCAGGCGCGTAAATTACCCAATCCCGACACGGGGAGGTAGTGACAAGAAATAACAATACCGGGGTCTCTAAGGCTTTGGTAATTGGAATGAGTACAATTTAAAATCCTTAACAAGTAGCAATTGGAGGGCAAGTCTGGTGCCAGCAGCCGCGGTAATACCAGCTCCAATAGCGTATGCTAAAGTTGTTGCAGTTGAAAGGCTCGTAGTCGAACTTTTGTGTCTGCTGCACCCAGCTCGTGACCGTGTTGTTGCCTGCTGGTGTGCACGGGCCATTTTAATGGAGAGCCCCGCTGCCCTTCGTTGGGTCGGTGGACGTAATCCATTTCGTTTACTGTGAGAAAATCAGAGTGTTCAAAGCAAGTCTTAACGCCTGTATGGTTCAGCATGGGATAGTAAGATAGGACTTGGTTTTGTTGTATTGGCTAATAAAACCAAAGTAATGATTAAAAGGGGTAGTTGGGGGTGCTGGTATTTAGCGGCTAGCGGTGAAATGCGAAGACCCACTAAAGACCAACATATGCGAAAGCATTCACCAAGGATATTCCCTTTGATCAAGAACAAAAGTTGGGGGATCGAAGACGATCAGATACCGTCGTAGTCTCAACCATAAACTATGCCAACTAGAGATTGGCGGCAGTCTATATGACCTCGTCAGCACCTTATGAGAAATCAAAGTCTCTGGGTTCTGGGGGGAGTATGGTCGCAAGGCTGAAACTTAAAGGAATTGACGGAAGGGCACCACCAGGAGTGGAGCCTGCGGCTTAATTTGACTCAACACGGGAAAACTTACCAGGTCCAGACATAGTAAGGATTGACGGACTACAGATCTTTCTTGATTCTATGGTTGGTGGTGCATGGCCGTTCTTAGTTGGTGGAGTGATTTGTCTGGTTAATTCCGTTAACGAACGAGACCTCTGCTTTCTGATTAGTCTGCGCAAACTTTGGTTTGTTTAGACTTCTTAGAGGGACAATTGGTTTTTAACCAATGGAAGTGTGAGGCAATAACAGGTCTGTGATGCCCTTAGATGTTCTGGGCTGCACGCGCGCTACACTAACACATTCAACAAGTACAGTTTCCTAGGCCGACATGCCGTGGTAATCTTTTGAATATGTATTGTGATGGGGCTTGGCGATTGCAATTGTTTGCCGTAAACGAGGAATTCCTAGTAAGTGCAAGTCATGAACTTGCGCTGATTACGTCCCTGCCCTTTGTACACACCGCCCGTCGCTCCTACCGATTGAATGTTCCGGCGAACACTCCTGAGACGATTCATCTGTTGCTTCGGCACCATTTGGATATGTCAATGTTTTGTGAGCCTTAGCATTTAGAGGAAGG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AGTCTAAGTATAAGCAATTTATACTGTGAAACTGCAGATAGCTCATTATATCAGTTATAGTTTATTTGATGGTACCTTACTACACGGATAACTGTAGTAATTCTAGAGCTAATACGTGCCAAGAAACTCTGACCTTTCGAGGAAGGAGCGGACTTATTAGTTTGAAACCAACCCAGCCTTAAAAACTGGTTCTTTGGGGAGTCATAATAATTTCTGGATCGCATAACTTTATGGTTGGCGATGGGTCATTCAAATTTCTGCCCTATCAGCTGTGATGTTAGTGTAGTGGACTAACATGGCTTATACGGGTGACGGGGGATTAGGGTCTGATTCCGGAGAGGGAGCCTGAGAAACGGCTACCACTTCCAAGGAAGGCAGCAGGCGCGTAAATTACCCAATCTCAAAACGAGGAGGTAGTGACAAGAAATAACAATACTGGTCTAATCATTAGTCCGGTAATTGGAATGAGTACAATGTAAAATCCTTAACGAGGAACAATTGGAGGGCAAGTCTGGTGCCAGCAGCCGCGGTAATACCAGCTCCAATAGCGTATATTAAAATTGTTGCAGTTAAAAGGCTCGTAGTCGAATGTATGACACTATTGATCCTGGCCCGCTTCCTAGTGGAGCGAGAGCTGGTGTATCATGGGTCATCCTTGTGGAGAGTGTCTCTACCCTTGATTGGGTTGGTTGCACGATTCACATCATTTACTGTGAACAAATCAGAGTGTTCAAAGCAGGCATTTGCGGCTTGTATGGTTCAGCATGGAATAATAAGATAAGGCTTTGGTTTTATTTTGTTGGCTTAAGGACCAAAGTAATGATGGAAAGGGATAGTTGGGGGTGCTAGTATTCAATGGTCAGCGGTGAAATGCGTGGACCCATTGAAGACTAACTTATGCGAAAGCATTCACCAAGGATATCTTCTTTGATCAAGAACGAAAGTTGGGGGATCGAAGACGATCAGATACCGTCGTAGTCTCAACCATAAACTATGCCAACTTGGGATTGGCGGACGTTGACCCATAGACCCCGTCAGCACCATATGAGAAATCAAAGTCTCTGGGTTCTGGGGGGAGTATGGTCGCAAGGCTGAAACTTAAAGGAATTGACGGAAGGGCACCACCAGGAGTGGAGCCTGCGGCTTAATTTGACTCAACACGGGAAAACTTACCAGGTCCGGACATAGTAAGGATTGACAGATTGAAGATCTTTCTTGATTCTATGGATGGTGGTGCATGGCCGTTCTTAGTTGGTGGAGTGATTTGTCTGGTTAATTCCGTTAACGAACGAGACCTCAGCCTGCTAAATAGTACTCTTTATTTTTTATAAGGAGCGACTTCTTAGAGGGACTATCGGAAACCAAGCCGATGGAAGTTTGAGGCAATAACAGGTCTGTGATGCCCTTAGATGTTCTGGGCCGCACGCGCGCTACACTGATGCAGGCAATAAGTTCATTTATTCCTTATCCGAAAGGATTGGGTAATCTTTGGAAACTGCATCGTGTTGGGGCTTGACGATTGTAATTTTTCGTCATCAACGAGGAATTCCTAGTAAGCGCAAGTCATCAACTTGCATTGATTACGTCCCTGCCCTTTGTACACACCGCCCGTCGCTCCTACCGATTGAATGTTCCGGTGAATCCTCCGGAGCTGTGGCATGTTGTCTAGCAATAGGCACTTGTTATGGTGAAGTTGTGTAAACCTTAACATTTAGAGGAAGGAGAAGTCGTAACAAGGTTTCC</text:p>
          </table:table-cell>
          <table:table-cell office:value-type="string" calcext:value-type="string">
            <text:p>d__Eukaryota; p__Cercozoa; c__Vampyrellidae; o__Vampyrellidae; f__Vampyrellid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AAAAGATTAAGCCATGCAAGTCTAAGTATAAGCAATTTATACTGTGAAACTGCAGATAGCTCATTATATCAGTTATAGTTTATTTGATGGTACCTTACTACACGGATAACTGTAGTAATTCTAGAGCTAATACGTGCCAAGAAACTCTGACCTTTCGAGGAAGGAGCGGACTTATTAGTTTGAAACCAACCCAGCCTTAAAAACTGGTTCTTTGGGGAGTCATAATAATTTCTGGATCGCATAACTTTATGGTTGGCGATGGGTCATTCAAATTTCTGCCCTATCAGCTGTGATGTTAGTGTAGTGGACTAACATGGCTTATACGGGTGACGGGGGATTAGGGTCTGATTCCGGAGAGGGAGCCTGAGAAACGGCTACCACTTCCAAGGAAGGCAGCAGGCGCGTAAATTACCCAATCTCAAAACGAGGAGGTAGTGACAAGAAATAACAATACTGGTCTAATCATTAGTCCGGTAATTGGAATGAGTACAATGTAAAATCCTTAACGAGGAACAATTGGAGGGCAAGTCTGGTGCCAGCAGCCGCGGTAATACCAGCTCCAATAGCGTATATTAAAATTGTTGCAGTTAAAAGGCTCGTAGTCGAATGTATGACACTATTGATCCTGGCCCGCTTCCTAGTGGAGCGAGAGCTGGTGTATCATGGGTCATCCTTGTGGAGAGTGTCTCTACCCTTGATTGGGTTGGTTGCACGATTCACATCATTTACTGTGAACAAATCAGAGTGTTCAAAGCAGGCATTTGCGGCTTGTATGGTTCAGCATGGAATAATAAGATAAGGCTTTGGTTTTATTTTGTTGGCTTAAGGACCAAAGTAATGATGGAAAGGGATAGTTGGGGGTGCTAGTATTCAATGGTCAGCGGTGAAATGCGTGGACCCATTGAAGACTAACTTATGCGAAAGCATTCACCAAGGATATCTTCTTTGATCAAGAACGAAAGTTGGGGGATCGAAGACGATCAGATACCGTCGTAGTCTCAACCATAAACTATGCCAACTTGGGATTGGCGGACGTTGACCCATAGACCCCGTCAGCACCATATGAGAAATCAAAGTCTCTGGGTTCTGGGGGGAGTATGGTCGCAAGGCTGAAACTTAAAGGAATTGACGGAAGGGCACCACCAGGAGTGGAGCCTGCGGCTTAATTTGACTCAACACGGGAAAACTTACCAGGTCCGGACATAGTAAGGATTGACAGATTGAAGATCTTTCTTGATTCTATGGATGGTGGTGCATGGCCGTTCTTAGTTGGTGGAGTGATTTGTCTGGTTAATTCCGTTAACGAACGAGACCTCAGCCTGCTAAATAGTACTCTTTATTTTTTATAAGGAGCGACTTCTTAGAGGGACTATCGGAAACCAAGCCGATGGAAGTTTGAGGCAATAACAGGTCTGTGATGCCCTTAGATGTTCTGGGCCGCACGCGCGCTACACTGATGCAGGCAATAAGTTCATTTATTCCTTATCCGAAAGGATTGGGTAATCTTTGGAAACTGCATCGTGTTGGGGCTTGACGATTGTAATTTTTCGTCATCAACGAGGAATTCCTAGTAAGCGCAAGTCATCAACTTGCATTGATTACGTCCCTGCCCTTTGTACACACCGCCCGTCGCTCCTACCGATTGAATGTTCCGGTGAATCCTCCGGAGCTGTGGCATGTTGTCTAGCAATAGGCACTTGTTATGGTGAAGTTGTGTAAACCTTAA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AGTCTAAGTATAAGCGATTATACTGTGAAACTGCAGATAGCTCATTATATCAGTTATAGTTTACTTGATTGCACCAAAACTACATGGATATCTGTAGTAATTATAGAGCTAATACATGCCCGGTAACCGCGACTCTAGGGAAGCGGCGGACTTATTAGGTACCTTGCCAACCCATCTTCGGATGGTCCATTGGTGAATCATAATAATTTTCCGAATCGCATAGCTTCGGCTGGCGATGGGTCATTCAAGTTTCTGCCCTATCAGCTGTGATGTTAGTGTATTGGACTAACATGGCTTACACGGGTGACGGAGGATTAGGGTCTGATTCCGGAGAGGGAGCCTGAGAAACGGCTACCACTTCTAAGGAAGGCAGCAGGCGCGTAAATTACCCAATCCCGACACGGGGAGGTAGTGACAAGAAATACCAATACTTGGCTTTTAAAGTCATGTAATTGGAATGAGTACAATCTTTTCCTTTAACGAGGAACAACTGGAGGGCAAGTCTGGTGCCAGCAGCCGCGGTAATACCAGCTCCAGTAGCGTATATTAAAGTTGTTGCAGTTAAAAGGCTCGTAGTCGAACTTATGGCCCTGTGAACCTGACCTGCTCCCATAGTGGGGCTGCGTCAGCGTGCACGGGTCATCTTTCCGAAGAGCACTTCTGCCCTTGATTGGGTTGGTTGTGCGATTTGGATCATTTACTGTGAGTAAATCAAAGTGTTTAAAGCAGGCTTGCTAGCTTGTATGGTTCAGCATGGAATAATAAGATAGGACTTTGGTTCTTACTTGTTGGCTTATGGGACCGAAGTAATGATGGATAGGGATAGTTGGGGGTGCTAGTATTGGGCGGTCAGCGGTGAAATGCATGGACCCGTTCAAGACTAACTAATGCGAAAGCATTCACCAAGGATATCTTCTTTGATCAAGAACGAAAGTTGGGGGATCGAAGACGATCAGATACCGTCGTAGTCTCAACCATAAACTATGCCAACTAGGGATTGGCGGCAGTTGATCATCGACCCCGTCAGCACCTTATGAGAAATCAAAGTCTTTGGGTTCTGGGGGGAGTATGGTCGCAAGGCTGAAACTTAAAGGAATTGACGGAAGGGCACCACCAGGAGTGGAGCCTGCGGCTTAATTTGACTCAACACGGGGAAACTTACCAGGTCCGGACATAGTAAGGATTGACAGATTGAAGACCTTTCTTGATTCTATGGATGGTGGTGCATGGCCGTTCTTAGTTGGTGGAGTGATTTGTCTGGTTAATTCCGTTAACGAACGAGACCTCAGCCTGCTAACTAGCAAGTTTCATCTTTGGATGGACGCGAGCTTCTTAGAGGGACTATCGGTTTCCAACCGATGGAAGTATGAGGCAATAACAGGTCTGTGATGCCCTTAGATGTTCTGGGCCGCACGCGCGCTACACTGATACAGTCAGCAAGTTTTATTCTACCTTGGCCGAAAGGCTTGGGAAACCTTGTGAAACTGTATCGTGTTGGGGCTTGACGATTGTAATTATTTGTCACAAACGAGGAATTCCTAGTAAGCGCAAGTCATCAGCTTGCATTGATTACGTCCCTGCCCTTTGTACACACCGCCCGTCGCTCCTACCGATTGAATGTTCCGGTGAACACTTCGGAGCCGTAGTTCTGTTCCTGGCAACGGGCGCGGAATCTTTGGCAAAGTTGTGTAAACCTTAACATTTAGAGGAAGGAGAAGTCGTAACAAGGTTTCC</text:p>
          </table:table-cell>
          <table:table-cell office:value-type="string" calcext:value-type="string">
            <text:p>d__Eukaryota; p__Cercozoa; c__Vampyrellidae; o__Vampyrellidae; f__Vampyrell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AAAAGATTAAGCCATGCAAGTCTAAGTATAAGCGATTATACTGTGAAACTGCAGATAGCTCATTATATCAGTTATAGTTTACTTGATTGCACCAAAACTACATGGATATCTGTAGTAATTATAGAGCTAATACATGCCCGGTAACCGCGACTCTAGGGAAGCGGCGGACTTATTAGGTACCTTGCCAACCCATCTTCGGATGGTCCATTGGTGAATCATAATAATTTTCCGAATCGCATAGCTTCGGCTGGCGATGGGTCATTCAAGTTTCTGCCCTATCAGCTGTGATGTTAGTGTATTGGACTAACATGGCTTACACGGGTGACGGAGGATTAGGGTCTGATTCCGGAGAGGGAGCCTGAGAAACGGCTACCACTTCTAAGGAAGGCAGCAGGCGCGTAAATTACCCAATCCCGACACGGGGAGGTAGTGACAAGAAATACCAATACTTGGCTTTTAAAGTCATGTAATTGGAATGAGTACAATCTTTTCCTTTAACGAGGAACAACTGGAGGGCAAGTCTGGTGCCAGCAGCCGCGGTAATACCAGCTCCAGTAGCGTATATTAAAGTTGTTGCAGTTAAAAGGCTCGTAGTCGAACTTATGGCCCTGTGAACCTGACCTGCTCCCATAGTGGGGCTGCGTCAGCGTGCACGGGTCATCTTTCCGAAGAGCACTTCTGCCCTTGATTGGGTTGGTTGTGCGATTTGGATCATTTACTGTGAGTAAATCAAAGTGTTTAAAGCAGGCTTGCTAGCTTGTATGGTTCAGCATGGAATAATAAGATAGGACTTTGGTTCTTACTTGTTGGCTTATGGGACCGAAGTAATGATGGATAGGGATAGTTGGGGGTGCTAGTATTGGGCGGTCAGCGGTGAAATGCATGGACCCGTTCAAGACTAACTAATGCGAAAGCATTCACCAAGGATATCTTCTTTGATCAAGAACGAAAGTTGGGGGATCGAAGACGATCAGATACCGTCGTAGTCTCAACCATAAACTATGCCAACTAGGGATTGGCGGCAGTTGATCATCGACCCCGTCAGCACCTTATGAGAAATCAAAGTCTTTGGGTTCTGGGGGGAGTATGGTCGCAAGGCTGAAACTTAAAGGAATTGACGGAAGGGCACCACCAGGAGTGGAGCCTGCGGCTTAATTTGACTCAACACGGGGAAACTTACCAGGTCCGGACATAGTAAGGATTGACAGATTGAAGACCTTTCTTGATTCTATGGATGGTGGTGCATGGCCGTTCTTAGTTGGTGGAGTGATTTGTCTGGTTAATTCCGTTAACGAACGAGACCTCAGCCTGCTAACTAGCAAGTTTCATCTTTGGATGGACGCGAGCTTCTTAGAGGGACTATCGGTTTCCAACCGATGGAAGTATGAGGCAATAACAGGTCTGTGATGCCCTTAGATGTTCTGGGCCGCACGCGCGCTACACTGATACAGTCAGCAAGTTTTATTCTACCTTGGCCGAAAGGCTTGGGAAACCTTGTGAAACTGTATCGTGTTGGGGCTTGACGATTGTAATTATTTGTCACAAACGAGGAATTCCTAGTAAGCGCAAGTCATCAGCTTGCATTGATTACGTCCCTGCCCTTTGTACACACCGCCCGTCGCTCCTACCGATTGAATGTTCCGGTGAACACTTCGGAGCCGTAGTTCTGTTCCTGGCAACGGGCGCGGAATCTTTGGCAAAGTTGTGTAAACCTTAACATTTAGAGGAAGGAGAAGTCGTAACAAGGTTTC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TATATGCTTGTCTCAAAGATTAAGCCATGCATGTCTAGGTATAAGCAATTATACTGTGAAACTGCGGAAGGCTCATTATATCAGTTATAGTTTATTTGATGGTACAGAATTATATATGGATAACTGTAGTAATTCTAGAGCTAATACATGCCCGACAACTCCAACCGCATGGAAGGAGTGGAATTATTAGTCTCAAAGCCAGCCTGACTTCGGTCAGACCTCCACTGGTGAATCATAGTAATTCATCTAATCGCACAGCTCCGCGCTGGCGATGGGTCATTTAAATTTCTGCCCTATCAGCTGTGATGTTAGTGTAGTGGACTAACATGGCTAAAACGGGTGACGGAGGATTAGGGTCTGATCCCGGAGAGGGAGCCTGAGAAACGGCTACCACTTCCAAGGAAGGCAGCAGGCGCGTAAATTACCCAATCCCAATACGGGGAGGTAGTGACAAGAAATAACAATACTGGGCATTACATGTCTGGTAATTGGAATGAGTACAATTTAAAATCCTTAACAAGGATCAATTGGAGGGCAAGTCTGGTGCCAGCAGCCGCGGTAATACCAGCTCCAATAGCGTATATTAAAGTTGTTGCAGTTAAAAGGCTCGTAGTCGAACTTATGACCACGTGAACCCAAGCCATTGCCTTTGCGCAGTGTGTCTCTTGGTGTGCTCAGGTCATCCTTCTGGAGAGTACTTCTACCCTTGATTGGGTTGGTCGTATGATCCAGATCATTTACTGTGAGAAAAACAAGGTGTTCAAAGCAGGCTTTTTTACTAGCTTGTGTGCATTAGCATGGAATAATAAGATAGGACTTCGGTACTATTTTGTTGGCTTCTCTTACACAGAAGTAATGATTAATAGGGACAGTTGGGGGTGCTCATATTTAACGGCTAGCGGTGAAATGCGATGACCCGTTAAAGATGAACTTATGCGAAAGCATTCACCAAGGATGTCTTCTTTGATCAAGAACGAAAGTTGGGGGATCGAAGACGATCAGATACCGTCGTAGTCTCAACCATAAACTATGCCAACTAGGAGTTGGCGGTCGTTTCATATGACCCCGTCAGAACCTTATAGAGAAATCAAAGTCTCTGGGTTCTGGGGGGAGTATGGTCGCAAGGCTGAAACTTAAAGGAATTGACGGAAGGGCACCACCAGGGGTGGAGCCTGCGGCTTAATTTGACTCAACACGGGGAAACTTACCAGGTCCGGACATAGTAAGGATTGACAGATTGACGATCTTTCTCGATTCTATGGATGGTGGTGCATGGCCGTTCTTAGTTGGTGGAGTGATTTGTCTGGTTAATTCCGTTAACGAACGAGACCTCAGCCTACTAACTAGGCTGCTGAATCCCTTGCGGATTCATCGCAAACTTCTTAGAGGGACTGTCGGTTTTTAACCGAAGGAAGTATGAGGCAATAACAGGTCTGTGATGCCCTTAGATGTTCTGGGCCGCACGCGCGCTACACTGATGCAATCAGTAAGCACACAAATTCCTTGACCGAAAGGCTTGGGTAACCTTTCGAAATTGCATCGTGATGGGGCTTGACGATTGCAATTTTTTGTCACAAACGAGGAATCCCTAGTAATCGCAGGTCATCAGCCTGCAATGATTACGTCCCTGCCCTTTGTACACACCGCCCGTCGCTGCTACCGATTGAATGTTCCGGTGAACACTTCGGACTTGAGACCTTGTGTGGGTTCGCTCACATGGGGTCTTAGGGAAGTTGTGTGAACCTTAACATTTAGAGGAAGCAAAAGTCGTAACAAGGTTTCC</text:p>
          </table:table-cell>
          <table:table-cell office:value-type="string" calcext:value-type="string">
            <text:p>d__Eukaryota; p__Cercozoa; c__Vampyrellidae; o__Vampyrellidae; f__Vampyrellid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TTATATGCTTGTCTCAAAGATTAAGCCATGCATGTCTAGGTATAAGCAATTATACTGTGAAACTGCGGAAGGCTCATTATATCAGTTATAGTTTATTTGATGGTACAGAATTATATATGGATAACTGTAGTAATTCTAGAGCTAATACATGCCCGACAACTCCAACCGCATGGAAGGAGTGGAATTATTAGTCTCAAAGCCAGCCTGACTTCGGTCAGACCTCCACTGGTGAATCATAGTAATTCATCTAATCGCACAGCTCCGCGCTGGCGATGGGTCATTTAAATTTCTGCCCTATCAGCTGTGATGTTAGTGTAGTGGACTAACATGGCTAAAACGGGTGACGGAGGATTAGGGTCTGATCCCGGAGAGGGAGCCTGAGAAACGGCTACCACTTCCAAGGAAGGCAGCAGGCGCGTAAATTACCCAATCCCAATACGGGGAGGTAGTGACAAGAAATAACAATACTGGGCATTACATGTCTGGTAATTGGAATGAGTACAATTTAAAATCCTTAACAAGGATCAATTGGAGGGCAAGTCTGGTGCCAGCAGCCGCGGTAATACCAGCTCCAATAGCGTATATTAAAGTTGTTGCAGTTAAAAGGCTCGTAGTCGAACTTATGACCACGTGAACCCAAGCCATTGCCTTTGCGCAGTGTGTCTCTTGGTGTGCTCAGGTCATCCTTCTGGAGAGTACTTCTACCCTTGATTGGGTTGGTCGTATGATCCAGATCATTTACTGTGAGAAAAACAAGGTGTTCAAAGCAGGCTTTTTTACTAGCTTGTGTGCATTAGCATGGAATAATAAGATAGGACTTCGGTACTATTTTGTTGGCTTCTCTTACACAGAAGTAATGATTAATAGGGACAGTTGGGGGTGCTCATATTTAACGGCTAGCGGTGAAATGCGATGACCCGTTAAAGATGAACTTATGCGAAAGCATTCACCAAGGATGTCTTCTTTGATCAAGAACGAAAGTTGGGGGATCGAAGACGATCAGATACCGTCGTAGTCTCAACCATAAACTATGCCAACTAGGAGTTGGCGGTCGTTTCATATGACCCCGTCAGAACCTTATAGAGAAATCAAAGTCTCTGGGTTCTGGGGGGAGTATGGTCGCAAGGCTGAAACTTAAAGGAATTGACGGAAGGGCACCACCAGGGGTGGAGCCTGCGGCTTAATTTGACTCAACACGGGGAAACTTACCAGGTCCGGACATAGTAAGGATTGACAGATTGACGATCTTTCTCGATTCTATGGATGGTGGTGCATGGCCGTTCTTAGTTGGTGGAGTGATTTGTCTGGTTAATTCCGTTAACGAACGAGACCTCAGCCTACTAACTAGGCTGCTGAATCCCTTGCGGATTCATCGCAAACTTCTTAGAGGGACTGTCGGTTTTTAACCGAAGGAAGTATGAGGCAATAACAGGTCTGTGATGCCCTTAGATGTTCTGGGCCGCACGCGCGCTACACTGATGCAATCAGTAAGCACACAAATTCCTTGACCGAAAGGCTTGGGTAACCTTTCGAAATTGCATCGTGATGGGGCTTGACGATTGCAATTTTTTGTCACAAACGAGGAATCCCTAGTAATCGCAGGTCATCAGCCTGCAATGATTACGTCCCTGCCCTTTGTACACACCGCCCGTCGCTGCTACCGATTGAATGTTCCGGTGAACACTTCGGACTTGAGACCTTGTGTGGGTTCGCTCACATGGGGTCTTAGGGAAGTTGTGTGAACCTTAACATTTAGAGGAA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AGTCTAAGTATAAGCAATTATACTGTGAAACTGCGGAAAGCTCATTATATCAGTTATAGTTTATTTGATGGTACCCTGCTACATGGATAACTGTAGTAATTCTAGAGCTAATACATGTTCCGGTAACTCTGACTCCTTGTGGGAAAGAGCGGACTTATTAGATCCTTATAATTTGCCTTCCCAACTTCGGTTGGTCCTCAGGTGAATCATAATAATTTCTAGATCGCATATACCTTAGCGGGTGGCGATGGGTCATTCAAATTTCTGCCCTATCAGCTGTGATGTTAGTGTAGTGTACTAACATGGCTTATACGGGTGACGGAGGATTAGGGTCTGATCCCGGAGAGGGAGCCTGAGAAACGGCTACCACTTCCAAGGAAGGCAGCAGGCGCGTAAATTACCCAATCCCAATACGGGGAGGTAGTGACAAGAAATAACAATACTATCGCTCTTTATGAGTGTAGTAATTGGAATGAGTACCACCTAAAACCCATAACGAGGACCAATTGGAGGGCAAGTCTGGTGCCAGCAGCCGCGGTAATACCAGCTCCAATAGCGTATGCTAAAGTTGTTGCAGTTAAAAGGCTCGTAGTCGAACTTATGACCCTGTGAACCCGGCCCATCCTCTTGTAGGTTGTGTGCCGGTGTGCACGGGTCATATTTCTGAAGAGCATTGCTGCCCTTGATTGGGTTGGTAATGTGATTCAGATCATTTACTGTGAGTAAATCAAAGTGTTCAAAGCAGGCTTTAATGCTTGTACGGTTCAGCATGGAATAATAAGATAAGACTTCGGTTTTGTTTTGTTGGCTATAAAGAACCAAAGTAATGATTGAAAGGGATAGTTGGGGGTGCTAGTATTCAGTGGTCAGCGGTGAAATGCGAGGACCCATTGAAGACTAACTTATGCGAAAGCATTCACCAAGGATATCTTCTTTGATCAAGAACGAAAGTTGGGGGATCGAAGACGATCAGATACCGTCGTAGTCTCAACCATAAACTATGCCAACTGAGGATTGGCAGTCGTTGTTCCATTGACCCTGTCAGAACTCTATGAGAAATCAAAGTCTCTGGGTTCTGGGGGGAGTATGGTCGCAAGGCTGAAACTTAAAGGAATTGACGGAAGGGCACCACCAGGAGTGGAGCCTGCGGCTTAATTTGACTCAACACGGGAAAACTTACCAGGTCCAGACATAGTAAGGATTGACAGATTGAAGATCTTTCTTGATTCTATGGATAGTGGTGCATGGCCGTTCTTAGTTGGTGGAGTGATTTGTCTGGTTAATTCCGTTAACGAACGAGACCTCAGCCTACTAATTAGTCTAGCCAATGTCTCATTGGTCTAGACTTCTTAGAGGGACTATCGGTTTTTAGCCGAGGGAAGTATGAGGCAATAACAGGTCTGTGATGCCCTTAGATGTTCTGGGCCGCACGCGCGCTACACTGATACAATCAGCGAGTTTTTTCTCCTTGGCCGAAAGGTCATTGGGTAATCTTGTGAAATTGTATCGTGATAGGGCTTGACGATTGTAATTATTTGTCACAAACGAGGAATTCCTAGTAAGCGCAAGTCATCAGCTTGCATTGATTATGTCCCTGCCCTTTGTACACACCGCCCGTCGCTCCTACCGATTGAATGTTACGGTGAACACTCCGGAATCGTGGCCTTGATAGGGCAACTTATCTTGACCAACGGTGAAGTTGTGTAAGCCTTAACATTTAGAGGAAGGAA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AAAAGATTAAGCCATGCAAGTCTAAGTATAAGCAATTATACTGTGAAACTGCGGAAAGCTCATTATATCAGTTATAGTTTATTTGATGGTACCCTGCTACATGGATAACTGTAGTAATTCTAGAGCTAATACATGTTCCGGTAACTCTGACTCCTTGTGGGAAAGAGCGGACTTATTAGATCCTTATAATTTGCCTTCCCAACTTCGGTTGGTCCTCAGGTGAATCATAATAATTTCTAGATCGCATATACCTTAGCGGGTGGCGATGGGTCATTCAAATTTCTGCCCTATCAGCTGTGATGTTAGTGTAGTGTACTAACATGGCTTATACGGGTGACGGAGGATTAGGGTCTGATCCCGGAGAGGGAGCCTGAGAAACGGCTACCACTTCCAAGGAAGGCAGCAGGCGCGTAAATTACCCAATCCCAATACGGGGAGGTAGTGACAAGAAATAACAATACTATCGCTCTTTATGAGTGTAGTAATTGGAATGAGTACCACCTAAAACCCATAACGAGGACCAATTGGAGGGCAAGTCTGGTGCCAGCAGCCGCGGTAATACCAGCTCCAATAGCGTATGCTAAAGTTGTTGCAGTTAAAAGGCTCGTAGTCGAACTTATGACCCTGTGAACCCGGCCCATCCTCTTGTAGGTTGTGTGCCGGTGTGCACGGGTCATATTTCTGAAGAGCATTGCTGCCCTTGATTGGGTTGGTAATGTGATTCAGATCATTTACTGTGAGTAAATCAAAGTGTTCAAAGCAGGCTTTAATGCTTGTACGGTTCAGCATGGAATAATAAGATAAGACTTCGGTTTTGTTTTGTTGGCTATAAAGAACCAAAGTAATGATTGAAAGGGATAGTTGGGGGTGCTAGTATTCAGTGGTCAGCGGTGAAATGCGAGGACCCATTGAAGACTAACTTATGCGAAAGCATTCACCAAGGATATCTTCTTTGATCAAGAACGAAAGTTGGGGGATCGAAGACGATCAGATACCGTCGTAGTCTCAACCATAAACTATGCCAACTGAGGATTGGCAGTCGTTGTTCCATTGACCCTGTCAGAACTCTATGAGAAATCAAAGTCTCTGGGTTCTGGGGGGAGTATGGTCGCAAGGCTGAAACTTAAAGGAATTGACGGAAGGGCACCACCAGGAGTGGAGCCTGCGGCTTAATTTGACTCAACACGGGAAAACTTACCAGGTCCAGACATAGTAAGGATTGACAGATTGAAGATCTTTCTTGATTCTATGGATAGTGGTGCATGGCCGTTCTTAGTTGGTGGAGTGATTTGTCTGGTTAATTCCGTTAACGAACGAGACCTCAGCCTACTAATTAGTCTAGCCAATGTCTCATTGGTCTAGACTTCTTAGAGGGACTATCGGTTTTTAGCCGAGGGAAGTATGAGGCAATAACAGGTCTGTGATGCCCTTAGATGTTCTGGGCCGCACGCGCGCTACACTGATACAATCAGCGAGTTTTTTCTCCTTGGCCGAAAGGTCATTGGGTAATCTTGTGAAATTGTATCGTGATAGGGCTTGACGATTGTAATTATTTGTCACAAACGAGGAATTCCTAGTAAGCGCAAGTCATCAGCTTGCATTGATTATGTCCCTGCCCTTTGTACACACCGCCCGTCGCTCCTACCGATTGAATGTTACGGTGAACACTCCGGAATCGTGGCCTTGATAGGGCAACTTATCTTGACCAACGGTGAAGTTGTGTAAGCCTTAACATTTAGAGGAAGG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AGTCTAAGTATAAGCGATTATACAGCAAAACTGCAGAAAGCTCATTATATCAGTTATAGTTTATTTGATGGTACCCTTACTACATGGATAACTGTAGTAATTCTAGAGCTAATACATGGTCGGTAACTCTGGATCCTTCGGGAGAAAGAGCGGACTTATTAGTTATTCTTTTGCCAACCCAGCTCCGGCTGGACGGTGAATCATAATAATTTCTAGACCGCATATACCTTAGCGGGTGGCGGTGGGTCATTCAAATTTCTGCCCTATCAGCTATGATGTTAGTGTAGTGGACTAACATGGCGAATACGGGTAACGGAGGATTAGGGTCTGATCCCGGAGAGGGAGCCTGAGAAACGGCTACCACTTCCAAGGAAGGCAGCAGGCGCGTAAATTACCCAATCCCAATACGGGGAGGTAGTGACAAGAAATAACAATATCAAGTTCTTTACGAGCTTGGTAATTGGAATGAGCACAATTTAAAATCCTTAACGAGGATCAACTGGAGGGCAAGTCTGGTGCCAGCAGCCGCGGTAATACCAGCTCCAGTAGCGTATGCTAAAGTTGTTGCAGTTAAAAGGCTCGTAGTCGAACTTATGGCCCTGTGAACCTAGTCCAATCTCTAGTAGGTTGCGTGCTGGTGTGCACGGGTCATTCTTCTGAAGAGCATTACTGCCCTTGATTGGGTTGGTGGTGTAATTCAGATCATTTACTGTGAGTAAATCAAAGTGTTCAAAGCAGGCTTAAAGCTTGTATGGTTCAGCATGGAATAATAAGATAAGACTTCGGTTTTGTTTTGTTGGCTAAATGAACCAAAGTAATGATTGAAAGGGATAGTTGGGGGTGCTAGTATTCAGTGGTCAGCGGTGAAATGCGAGGACCCATTGAAGACTAACTTATGCGAAAGCATTCACCAAGGATATCTTCTTTGATCAAGAACGAAAGTTGGGGGATCGAAGACGATCAGATACCGTCGTAGTCTCAACCATAAACTATGCCAACTGAGGATTGGCAGACGTTGTCCATTGACCCTGTCAGAACTCTATGAGAAATCAAAGTCTTTGGGTTCTGGGGGGAGTATGGTCGCAAGGCTGAAACTTAAAGGAATTGACGGAAGGGCACCACCAGGAGTGGAGCCTGCGGCTTAATTTGACTCAACACGGGAAAACTTACCAGGTCCAGACATAGTAAGGATTGACAGATTGAAGATCTTTCTTGATTCTATGGTTAGTGGTGCATGGCCGTTCTTAGTTGGTGGAGTGATTTGTCTGGTTAATTCCGTTAACGAACGAGACCTCGGCCTACTAATTAGTTTGCCCAATGATTCATTGGGTAAACTTCTTAGAGGGACTATCGGATACACAGCCGGTGGAAGTGCGAGGCAATAACAGGTCTGTGATGCCCTTAGATGTTCTGGGCCGCACGCGCGCTACACTGATACAATCAGCAAGTAAAAACTTCCTTGGCCGAAAGGCCTGGGTAATCTTGTGAAATTGTATCGTGATAGGGCTTGACGATTGTAATTATTTGTCACAAACGAGGAATTCCTAGTAAGCGCAAGTCATCAGCTTGCATTGATTACGTCCCTGCCCTTTGTACACACCGCCCGTCGCTCCTACCGATTGAATGTTAAGGCGAAAACTTTGGACTCGTGGTTTTGATTGGGCAACCTTTCTGACCAACTGGGGAAGTTGTTTAAGCCTTGACATTTAGAGGAAGGAA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AAAAGATTAAGCCATGCAAGTCTAAGTATAAGCGATTATACAGCAAAACTGCAGAAAGCTCATTATATCAGTTATAGTTTATTTGATGGTACCCTTACTACATGGATAACTGTAGTAATTCTAGAGCTAATACATGGTCGGTAACTCTGGATCCTTCGGGAGAAAGAGCGGACTTATTAGTTATTCTTTTGCCAACCCAGCTCCGGCTGGACGGTGAATCATAATAATTTCTAGACCGCATATACCTTAGCGGGTGGCGGTGGGTCATTCAAATTTCTGCCCTATCAGCTATGATGTTAGTGTAGTGGACTAACATGGCGAATACGGGTAACGGAGGATTAGGGTCTGATCCCGGAGAGGGAGCCTGAGAAACGGCTACCACTTCCAAGGAAGGCAGCAGGCGCGTAAATTACCCAATCCCAATACGGGGAGGTAGTGACAAGAAATAACAATATCAAGTTCTTTACGAGCTTGGTAATTGGAATGAGCACAATTTAAAATCCTTAACGAGGATCAACTGGAGGGCAAGTCTGGTGCCAGCAGCCGCGGTAATACCAGCTCCAGTAGCGTATGCTAAAGTTGTTGCAGTTAAAAGGCTCGTAGTCGAACTTATGGCCCTGTGAACCTAGTCCAATCTCTAGTAGGTTGCGTGCTGGTGTGCACGGGTCATTCTTCTGAAGAGCATTACTGCCCTTGATTGGGTTGGTGGTGTAATTCAGATCATTTACTGTGAGTAAATCAAAGTGTTCAAAGCAGGCTTAAAGCTTGTATGGTTCAGCATGGAATAATAAGATAAGACTTCGGTTTTGTTTTGTTGGCTAAATGAACCAAAGTAATGATTGAAAGGGATAGTTGGGGGTGCTAGTATTCAGTGGTCAGCGGTGAAATGCGAGGACCCATTGAAGACTAACTTATGCGAAAGCATTCACCAAGGATATCTTCTTTGATCAAGAACGAAAGTTGGGGGATCGAAGACGATCAGATACCGTCGTAGTCTCAACCATAAACTATGCCAACTGAGGATTGGCAGACGTTGTCCATTGACCCTGTCAGAACTCTATGAGAAATCAAAGTCTTTGGGTTCTGGGGGGAGTATGGTCGCAAGGCTGAAACTTAAAGGAATTGACGGAAGGGCACCACCAGGAGTGGAGCCTGCGGCTTAATTTGACTCAACACGGGAAAACTTACCAGGTCCAGACATAGTAAGGATTGACAGATTGAAGATCTTTCTTGATTCTATGGTTAGTGGTGCATGGCCGTTCTTAGTTGGTGGAGTGATTTGTCTGGTTAATTCCGTTAACGAACGAGACCTCGGCCTACTAATTAGTTTGCCCAATGATTCATTGGGTAAACTTCTTAGAGGGACTATCGGATACACAGCCGGTGGAAGTGCGAGGCAATAACAGGTCTGTGATGCCCTTAGATGTTCTGGGCCGCACGCGCGCTACACTGATACAATCAGCAAGTAAAAACTTCCTTGGCCGAAAGGCCTGGGTAATCTTGTGAAATTGTATCGTGATAGGGCTTGACGATTGTAATTATTTGTCACAAACGAGGAATTCCTAGTAAGCGCAAGTCATCAGCTTGCATTGATTACGTCCCTGCCCTTTGTACACACCGCCCGTCGCTCCTACCGATTGAATGTTAAGGCGAAAACTTTGGACTCGTGGTTTTGATTGGGCAACCTTTCTGACCAACTGGGGAAGTTGTTTAAGCCTTGACATTTAGAGGAAGGAA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AGTCTAAGTATAAGCGATTATACTGTAAAACTGCAGAAAGCTCATTATATCAGTTATAGTTTATTTGATGGTACCCTTCTACATGGATAACTGTAGTAATTCTAGAGCTAATACATGCCCGGCAACTCTGATCCCTCGGGAGAAGAGCGGACTTATTAGATATTCTTTTTTGCCTTCCCAGTTTCGGCTGGTTATGGTGAATCATAATAATTTCTAGACCGCATATACCTTAGCGGGTGGCGGTGGGTCATTCAAATTTCTGCCCTATCAGCTGTGATGTTAGTGTAGTGGACTAACATGGCTAATACGGGTAACGGAGGATTAGGGTCTGATCCCGGAGAGGGAGCCTGAGAAACGGCTACCACTTCCAAGGAAGGCAGCAGGCGCGTAAATTACCCAATCCCAATACGGGGAGGTAGTGACAAGAAATAACCATATCACATTCTTTACGGATGTGGTAATGGGAATGAGTACAATTTAAAATCCTTAACGAGGATCAACTGGAGGGCAAGTCTGGTGCCAGCAGCCGCGGTAATACCAGCTCCAGTAGCGTATGCTAAAGTTGTTGCAGTTAAAAGGCTCGTAGTCGAACTTATGACCCTGTGAACCTTGTCCAACCTCTAGTAGGTTGCGATCGGTGTGCACGGGTCATTCTTCTGGAGAGCATCACTGCCCTTGATTGGGTTGGTGGTGTAATTCAGATCATTTACTGTGAGTAAATCAAAGTGTTCAAAGCAGGCTTAATGCTTGTATGGTTCAGCATGGAATAATAAGATAAGACTTCGGTTTTGTTTTGTTGGCTATACGAACCAAAGTAATGATTGAAAGGGATAGTTGGGGGTGCTAGTATTCAGTGGTCAGCGGTGAAATGCGAGGACCCATTGAAGACTAACTTATGCGAAAGCATTCACCAAGGATATCTTCTTTGATCAAGAACGAAAGTTGGGGGATCGAAGACGATCAGATACCGTCGTAGTCTCAACCATAAACTATGCCAACTGAGGATTGGCAGTAGTTGTCCATTGACCCTGTCAGAACTCTATGAGAAATCAAAGTCTTTGGGTTCTGGGGGGAGTATGGTCGCAAGGCTGAAACTTAAAGGAATTGACGGAAGGGCACCACCAGGAGTGGAGCCTGCGGCTTAATTTGACTCAACACGGGAAAACTTACCAGGTCCAGACATAGTAAGGATTGACAGATTGAAGATCTTTCTTGATTTTATGGTTAGTGGTGCATGGCCGTTCTTAGTTGGTGGAGTGATTTGTCTGGTTAATTCCGTTAACGAACGAGACCTCGGCCTACTAATTAGTTTGTTCAATGCCCATTGGATAAACTTCTTAGAGGGACTATCGGATATGCAGCCGGTGGAAGTGCGAGGCAATAACAGGTCTGTGATGCCCTTAGATGTTCTGGGCCGCACGCGCGCTACACTGATACAATCAGCAAGTAACAACTTCCTTGGCCGAAAGGTCCGGGTAACCTTGTGAAATTGTATCGTGATAGGGCTTGACGATTGTAATTATTTGTCACAAACGAGGAATTCCTAGTAAGCGCAAGTCATCAGCTTGCATTGATTACGTCCCTGCCCTTTGTACACACCGCCCGTCGCTCCTACCGATTGAATGCTAAGGCGAACACTTTGGAATCGTAGCTTTGATTGGGCAACCAATCGGGCCAACGATGAAGTTGTGTAAGCCTTGACATTTAGAGGAAGGAA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AAAAGATTAAGCCATGCAAGTCTAAGTATAAGCGATTATACTGTAAAACTGCAGAAAGCTCATTATATCAGTTATAGTTTATTTGATGGTACCCTTCTACATGGATAACTGTAGTAATTCTAGAGCTAATACATGCCCGGCAACTCTGATCCCTCGGGAGAAGAGCGGACTTATTAGATATTCTTTTTTGCCTTCCCAGTTTCGGCTGGTTATGGTGAATCATAATAATTTCTAGACCGCATATACCTTAGCGGGTGGCGGTGGGTCATTCAAATTTCTGCCCTATCAGCTGTGATGTTAGTGTAGTGGACTAACATGGCTAATACGGGTAACGGAGGATTAGGGTCTGATCCCGGAGAGGGAGCCTGAGAAACGGCTACCACTTCCAAGGAAGGCAGCAGGCGCGTAAATTACCCAATCCCAATACGGGGAGGTAGTGACAAGAAATAACCATATCACATTCTTTACGGATGTGGTAATGGGAATGAGTACAATTTAAAATCCTTAACGAGGATCAACTGGAGGGCAAGTCTGGTGCCAGCAGCCGCGGTAATACCAGCTCCAGTAGCGTATGCTAAAGTTGTTGCAGTTAAAAGGCTCGTAGTCGAACTTATGACCCTGTGAACCTTGTCCAACCTCTAGTAGGTTGCGATCGGTGTGCACGGGTCATTCTTCTGGAGAGCATCACTGCCCTTGATTGGGTTGGTGGTGTAATTCAGATCATTTACTGTGAGTAAATCAAAGTGTTCAAAGCAGGCTTAATGCTTGTATGGTTCAGCATGGAATAATAAGATAAGACTTCGGTTTTGTTTTGTTGGCTATACGAACCAAAGTAATGATTGAAAGGGATAGTTGGGGGTGCTAGTATTCAGTGGTCAGCGGTGAAATGCGAGGACCCATTGAAGACTAACTTATGCGAAAGCATTCACCAAGGATATCTTCTTTGATCAAGAACGAAAGTTGGGGGATCGAAGACGATCAGATACCGTCGTAGTCTCAACCATAAACTATGCCAACTGAGGATTGGCAGTAGTTGTCCATTGACCCTGTCAGAACTCTATGAGAAATCAAAGTCTTTGGGTTCTGGGGGGAGTATGGTCGCAAGGCTGAAACTTAAAGGAATTGACGGAAGGGCACCACCAGGAGTGGAGCCTGCGGCTTAATTTGACTCAACACGGGAAAACTTACCAGGTCCAGACATAGTAAGGATTGACAGATTGAAGATCTTTCTTGATTTTATGGTTAGTGGTGCATGGCCGTTCTTAGTTGGTGGAGTGATTTGTCTGGTTAATTCCGTTAACGAACGAGACCTCGGCCTACTAATTAGTTTGTTCAATGCCCATTGGATAAACTTCTTAGAGGGACTATCGGATATGCAGCCGGTGGAAGTGCGAGGCAATAACAGGTCTGTGATGCCCTTAGATGTTCTGGGCCGCACGCGCGCTACACTGATACAATCAGCAAGTAACAACTTCCTTGGCCGAAAGGTCCGGGTAACCTTGTGAAATTGTATCGTGATAGGGCTTGACGATTGTAATTATTTGTCACAAACGAGGAATTCCTAGTAAGCGCAAGTCATCAGCTTGCATTGATTACGTCCCTGCCCTTTGTACACACCGCCCGTCGCTCCTACCGATTGAATGCTAAGGCGAACACTTTGGAATCGTAGCTTTGATTGGGCAACCAATCGGGCCAACGATGAAGTTGTGTAAGCCTTGACATTTAGAGGAAGG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AATTAAGCCATGCAAGTCTAAGTATAAGCGTTTATACCGCGAGACTGCAGAAGGCTCATTAAATCAGTTATCGTTTACACGACGGGTTACGAATTCTACATGGATAACTGTAGGAATTCCAGAGCTAATACATGCCAAAAAGCCGAGCTTTTTATAAAGTTCGGTGGCCTTATTAGATTCGAGCCGACCCAGCTTGCTGGTACTTGGTGATTCATAATAATGATACCCAATTGCTGTTTCAGCGATGCGTCGTTAAAATTTCTGCCCTATCAGCTTTGGATGGTAGTGTAGTGGACTACCATGGCTATTACGGGTGACGGGGAATTAGGGTTCGATTCCGGAGAGGGAGCCTGAGAAACGGCTACCACTTCTATGGAAGGCAGCAGGCGTGCAAATTACCCAATCCCAAAACGGGGAGGTAGTGACAAGAAATAACGATACCGGAAATTTCTGGTAATTGGAATGAGTGTAATGTAAAATCCTTATCGAGGAACAATTGGAGGGCAAGTCTGGTGCCAGCAGCCGCGGTAATACCAGCTCCAATAGCGTATATTAACTTTGCTGCAGTTAAAAAGCTCGTAGTCGAATTTCTGGTCTGTAAAACTCGAGCCTCCCTAATGGGGATGTGCCTCGTAACGTTTTCGGGTCATCATTCTGAAAAACTTTTCTGCCCTTTACTGGGTTGGTCTAGTAATTCAGTTCCTTTACTGTGAGCAAATGAAAGTGTTCAAAGCAGGCAATGCTAGCTTGAATCTTTTAGCATGGAATAATAAAATATAACTTTAGTTTTATTTTGTTGGCCATAAAATTAGAGTAATGATTGAAAGGGATAGTTGGGGGTGCTCGTATTCAGGGGCCAGCGGTGAAATGCAATGATCCTCTGAAGACGAACTAATGCGAAAGCATTCACCAAGGATATTTTCTTTGATCAAGAACGAAAGTTGGGGGATCGAAGACGATCAGATACCGTCGTAGTCTCAACCATAAACGATGCCGACTAGCGATTGGTGATCGTTTGAATCATGACCTCATCAGCAGCTTCAGAGAAATCAAAGTCTTTGGGCTCTGGGGGGAGTATGGTCGCAAGGCTGAAACTTAAAGGAATTGACGGAAGGGCACCACCAGGAGTGGAGCCTGCGGCTTAATTTGACTCAACACGGGGAAACTTACCAGGTCCGGACATTGTAAGGATTGACAGATTGAAGCTCTTTCTTGATTCTTTGGGTAGTGGTGCATGGCCGTTCTTAGTTGGTGGAGTGATTTGTCTGGTTAATTCCGATAACGAGCGAGACCTCAGCCTATTAATTAGTTGTGGAAATCTTCGGATTTCTACTCACAGCTTCTTAGAGGGACTATCGGTGAGTAGCCGATGGAGGTTTGAGGCAATAACAGGTCTGTGATGCCCTTAGATGTTCTGGGCCGCACGCGTGCTACAATGATACATGCAGCGAGCCATGTTTAATTTCCTGTACCGAAAGGTATGGGTAATCTTTTGAAATTGTATCATGCTTGGGATTGACCATTGTAATTATTGGTCACCAACGAGGAATTCCTAGTAAGCGCAAGTCATCAGCTTGCATTGATTACGTCCCTGCCCTTTGTACACACCGCCCGTCGCTTCTACCGATGAATGATCCGGTGAACAGTTTGGACGAGTTGGCAATAATGCTTCGGCATTTCGTCGACAAGGAAGATCTGTAAATTGTATCATTTAGAGGAAGAAG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GTCATATGCTTGTCTCAAAAATTAAGCCATGCAAGTCTAAGTATAAGCGTTTATACCGCGAGACTGCAGAAGGCTCATTAAATCAGTTATCGTTTACACGACGGGTTACGAATTCTACATGGATAACTGTAGGAATTCCAGAGCTAATACATGCCAAAAAGCCGAGCTTTTTATAAAGTTCGGTGGCCTTATTAGATTCGAGCCGACCCAGCTTGCTGGTACTTGGTGATTCATAATAATGATACCCAATTGCTGTTTCAGCGATGCGTCGTTAAAATTTCTGCCCTATCAGCTTTGGATGGTAGTGTAGTGGACTACCATGGCTATTACGGGTGACGGGGAATTAGGGTTCGATTCCGGAGAGGGAGCCTGAGAAACGGCTACCACTTCTATGGAAGGCAGCAGGCGTGCAAATTACCCAATCCCAAAACGGGGAGGTAGTGACAAGAAATAACGATACCGGAAATTTCTGGTAATTGGAATGAGTGTAATGTAAAATCCTTATCGAGGAACAATTGGAGGGCAAGTCTGGTGCCAGCAGCCGCGGTAATACCAGCTCCAATAGCGTATATTAACTTTGCTGCAGTTAAAAAGCTCGTAGTCGAATTTCTGGTCTGTAAAACTCGAGCCTCCCTAATGGGGATGTGCCTCGTAACGTTTTCGGGTCATCATTCTGAAAAACTTTTCTGCCCTTTACTGGGTTGGTCTAGTAATTCAGTTCCTTTACTGTGAGCAAATGAAAGTGTTCAAAGCAGGCAATGCTAGCTTGAATCTTTTAGCATGGAATAATAAAATATAACTTTAGTTTTATTTTGTTGGCCATAAAATTAGAGTAATGATTGAAAGGGATAGTTGGGGGTGCTCGTATTCAGGGGCCAGCGGTGAAATGCAATGATCCTCTGAAGACGAACTAATGCGAAAGCATTCACCAAGGATATTTTCTTTGATCAAGAACGAAAGTTGGGGGATCGAAGACGATCAGATACCGTCGTAGTCTCAACCATAAACGATGCCGACTAGCGATTGGTGATCGTTTGAATCATGACCTCATCAGCAGCTTCAGAGAAATCAAAGTCTTTGGGCTCTGGGGGGAGTATGGTCGCAAGGCTGAAACTTAAAGGAATTGACGGAAGGGCACCACCAGGAGTGGAGCCTGCGGCTTAATTTGACTCAACACGGGGAAACTTACCAGGTCCGGACATTGTAAGGATTGACAGATTGAAGCTCTTTCTTGATTCTTTGGGTAGTGGTGCATGGCCGTTCTTAGTTGGTGGAGTGATTTGTCTGGTTAATTCCGATAACGAGCGAGACCTCAGCCTATTAATTAGTTGTGGAAATCTTCGGATTTCTACTCACAGCTTCTTAGAGGGACTATCGGTGAGTAGCCGATGGAGGTTTGAGGCAATAACAGGTCTGTGATGCCCTTAGATGTTCTGGGCCGCACGCGTGCTACAATGATACATGCAGCGAGCCATGTTTAATTTCCTGTACCGAAAGGTATGGGTAATCTTTTGAAATTGTATCATGCTTGGGATTGACCATTGTAATTATTGGTCACCAACGAGGAATTCCTAGTAAGCGCAAGTCATCAGCTTGCATTGATTACGTCCCTGCCCTTTGTACACACCGCCCGTCGCTTCTACCGATGAATGATCCGGTGAACAGTTTGGACGAGTTGGCAATAATGCTTCGGCATTTCGTCGACAAGGAAGATCTGTAAATTGTATCATTTAGAGGAAGA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AATTAAGCCATGCAAGTCTAAGTATAAGCTATATACAGCGAGACTGCGGAAGGCTCATTATATCAGTTATCGTTTACGTGACGGGCCCGAATTTCTACATGGATAACTGTAGTAATTCTAGAGCTAATACATGCCATAAAGTCATGCCTAGCATGATGGCCTTATTAGATTCAAAGCCAACTCCACTTGTGGATGTTAGGTGATTCATAATAATGCGCCCAATCGCAGCAATGCGATACGTCACTAAAATTTCTGCCCTATCAGCTTTGGATGGTAGTGTAGTGGACTACCATGGCTTTTACGGGTGACGGGGAATCAGGGTTCGATTCCGGAGAGGGAGCCTGAGAAACGGCTACCACTTCTATGGGAGGCAGCAGGCGTGCAAATTACCCAATCCCAATACGGGGAGGTAGTGACAAGAAATAACAACACCGAGATCGATTGATCCTGGTGATTGGAATGAGTGTAAATTAAAGATCTTAACAATGATCAATTGGAGGGCAAGTCTGGTGCCAGCAGCCGCGGTAATACCAGCTCCAATAGCGTATATTAATGTTGCTGCAGTTAAAAAGCTTGTAGTCGAAAATCTGGCCTTTCAAACACGACCTTACCTCTTTCAAAGGGTTTGGCTCGAAAGTTTGTGGGTCATCATTCTGGACGCCCTAGCTGCCATTGAGTTGGTTGGCTAGGTGCTTCAGATCATTTACTGTGAGCAAATGAGGGTGTTCAAAGCAGGCTTTTAAGCTTGAATCTTTTAGCATGGAATAATAATATAGAACTTTGGTTCTATTTTGTTGGCTTATCGAACCCAAGTAATGATCAACAGGGATGGTTGGGGGTGCTCATATTGAGGGGGTAGCGGTGAAATGCAATGATCCTCTCAAGATGAACTAATGCGAAAGCATTCACCAAGGACATCTTCTTTGATCAAGAACGAAAGTTGGGGGATCGAAGACGATCAGATACCGTCGTAGTCTCAACTATAAACGATGCCGACTAGGGATTGGTGATCGTTGAACTATGACCCCGCCAGCACCTTCAGAGAAATCAAAGTCTTTGGGTTCTGGGGGGAGTATGGTCGCAAGGCTGAAACTTAAAGGAATTGACGGAAGGGCACCACCAGGAGTGGAGCCTGCGGCTTAATTTGACTCAACACGGGGAAACTTACCAGGTCCGGACATAGTAAGGATTGACAGACTAACGCTCTTTCTTGATTCTATGGGTAGTGGTGCATGGCCGTTCTTAGTTGGTGGAGTGATTTGTCTGGTTAATTCCGATAACGAGCGAGACCTCAGCCTACTAACTAGCTGTGGGAATCTCCGGATTCCTCAGCCAAACAGCTTCTTAGAGGGACTATCGGTGAGTAGCCGGTGGAGGTGTGAGGCAATAACAGGTCTGTGATGCCCTTAGATGTTCTGGGCCGCACGCGTGCTACAATGTTGCACTCAGCGAGTTCTTTTTCCTTGACCGATAGGTCCGGGCAAACTGTTCAAACTGCAATATGCTTGGGCTTGACAATTGCAATTCTTTGTCACCAACGAGGAATTCCTTGTAAGCGCAAGTCATCAACTTGCATTGAATACGTCCCTGCCCTTTGTACACACCGCCCGTCGCTTCTACCGATGAATGATCCGGTGAACAGTTTGGACTTGGATTCCATCTGGGCTTGCCCTAGGAGTTCGAGGAAGTTCTGTAAACCTTATCATTTAGAGGAAGAAG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TCATATGCTTGTCTCAAAAATTAAGCCATGCAAGTCTAAGTATAAGCTATATACAGCGAGACTGCGGAAGGCTCATTATATCAGTTATCGTTTACGTGACGGGCCCGAATTTCTACATGGATAACTGTAGTAATTCTAGAGCTAATACATGCCATAAAGTCATGCCTAGCATGATGGCCTTATTAGATTCAAAGCCAACTCCACTTGTGGATGTTAGGTGATTCATAATAATGCGCCCAATCGCAGCAATGCGATACGTCACTAAAATTTCTGCCCTATCAGCTTTGGATGGTAGTGTAGTGGACTACCATGGCTTTTACGGGTGACGGGGAATCAGGGTTCGATTCCGGAGAGGGAGCCTGAGAAACGGCTACCACTTCTATGGGAGGCAGCAGGCGTGCAAATTACCCAATCCCAATACGGGGAGGTAGTGACAAGAAATAACAACACCGAGATCGATTGATCCTGGTGATTGGAATGAGTGTAAATTAAAGATCTTAACAATGATCAATTGGAGGGCAAGTCTGGTGCCAGCAGCCGCGGTAATACCAGCTCCAATAGCGTATATTAATGTTGCTGCAGTTAAAAAGCTTGTAGTCGAAAATCTGGCCTTTCAAACACGACCTTACCTCTTTCAAAGGGTTTGGCTCGAAAGTTTGTGGGTCATCATTCTGGACGCCCTAGCTGCCATTGAGTTGGTTGGCTAGGTGCTTCAGATCATTTACTGTGAGCAAATGAGGGTGTTCAAAGCAGGCTTTTAAGCTTGAATCTTTTAGCATGGAATAATAATATAGAACTTTGGTTCTATTTTGTTGGCTTATCGAACCCAAGTAATGATCAACAGGGATGGTTGGGGGTGCTCATATTGAGGGGGTAGCGGTGAAATGCAATGATCCTCTCAAGATGAACTAATGCGAAAGCATTCACCAAGGACATCTTCTTTGATCAAGAACGAAAGTTGGGGGATCGAAGACGATCAGATACCGTCGTAGTCTCAACTATAAACGATGCCGACTAGGGATTGGTGATCGTTGAACTATGACCCCGCCAGCACCTTCAGAGAAATCAAAGTCTTTGGGTTCTGGGGGGAGTATGGTCGCAAGGCTGAAACTTAAAGGAATTGACGGAAGGGCACCACCAGGAGTGGAGCCTGCGGCTTAATTTGACTCAACACGGGGAAACTTACCAGGTCCGGACATAGTAAGGATTGACAGACTAACGCTCTTTCTTGATTCTATGGGTAGTGGTGCATGGCCGTTCTTAGTTGGTGGAGTGATTTGTCTGGTTAATTCCGATAACGAGCGAGACCTCAGCCTACTAACTAGCTGTGGGAATCTCCGGATTCCTCAGCCAAACAGCTTCTTAGAGGGACTATCGGTGAGTAGCCGGTGGAGGTGTGAGGCAATAACAGGTCTGTGATGCCCTTAGATGTTCTGGGCCGCACGCGTGCTACAATGTTGCACTCAGCGAGTTCTTTTTCCTTGACCGATAGGTCCGGGCAAACTGTTCAAACTGCAATATGCTTGGGCTTGACAATTGCAATTCTTTGTCACCAACGAGGAATTCCTTGTAAGCGCAAGTCATCAACTTGCATTGAATACGTCCCTGCCCTTTGTACACACCGCCCGTCGCTTCTACCGATGAATGATCCGGTGAACAGTTTGGACTTGGATTCCATCTGGGCTTGCCCTAGGAGTTCGAGGAAGTTCTGTAAACCTTATCATTTAGAGGAAGAAG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AATTAAGCCATGCAAGTCTAAGTATAAGTGACCTTATATAACGAAACTGCAGAAGGCTCATTATATCAGTTATCGTCTACCCGATGGACGCTGAATTGCTATATGGTTAACTGTAGTAATTCTAGAGCTAATACATGCCATAAAGTGCCTTTCTTTGAAAGGTACGGCCTTATTAGTTAAAAAGCCAACCTACCTTTTAGGTAGCGCTTTGGTGATTCATTATAATGTGTCCAATCGACTTCGGTCGATACATCGGTAGAATTTCTGCCCTATCAGCTTTGGATGGTAGTGTAGTGGACTACCATGGCTCTTACGGGTAACGGGGAATTAGGGTTCGATTCCGGAGAGGGAGCCTGAGAAACGGCTACCACTTCTATGGAAGGCAGCAGGCGTGCAAATTACCCAATCCCAACAAGGGGAGGTAGTGACAAGAAATACCAATACTGGATTCTTAGAATTCGGTAGTTGGAATGAGTGTACTATAAAAGCCTTATCGAGGATCAATTGGAGGGAAAGTCTGGTGCCAGCAGCCGCGGTAATACCAGCTCCAATAGCGTATATTAAAGTTGCTGCAGTTAAAAAGCTCGTAGTTCACTGTCTGGTCTGTCAAACTCGAACGGCACCTTTTACAGGAGCCTGTCTCGAATCGTTTGCGGGCCATCTTTCTGGAAAATGCTTCTTCTCTTGATTGAGTGGTTGCACGATTCAGATCTTTTACTGTGAGCAAATGGGAGTGTTCAAAGCAGGCTAACTGTTTGAACCGTTTAGCATGGAATAATAAAATTGAACTTTGGTTTTATTTTGTTGGCTTCAAAAACCCAAGTTATGATTGATAGGGATGGTTGGGGGTGCTCGTATTCAGGGGGGAGCGGTGAAATGCAATGAGCCTCTGAAGACGAACTAATGCGAAAGCATTCACCAAGGACATCTTCTTTGATCAAGAACGAAAGTTGGGGGATCGAAGACGATCAGATACCGTCGTAGTCTCAACTATAAACGATGCCAACTAGAGATTGGCGATCGTTGCTTCCATGACTCCGTCAGCATCTTCAGAGAAATCAAAGTCTTTGGGTTCTGGGGGGAGTATGGTCGCAAGACTGAAACTTAAAGGAATTGACGGAAGGGCACCACCAGGAGTGGAACCTGCGGCTTAATTTGACTCAACACGGGAAAACTTACCAGGTCCGGACACAGTAAGGATTGACAGATTGACGCTCTTTCGTGATTCTGTGGGTAGTGGTGCATGGCCGTTCTTAGTTGGTGGAGTGATTTGTCTGGTTAATTCCGATAACGAGCGAGACCTCAGCCTACTAATTAGCTTGTCAAATCTGCGGATTTGCTTCTGGCTTCTTAGAGGGACTATCGGTGTTTAGCCGATGGAGGTTTGAGGCAATAACAGGTCTGTGATGCCCTTAGATGTTCTGGGCCGCACGCGTGTTACAATGGCACATTCAACAAGTGTTCTCCTTGGCTGAAAGGCCCGGGAAACCTTTTGAAATTGTATCATGCTTGGGGTCGACCCTTGTAATTATGGGTCGCAAACGAGGAATTCCTTGTAAACGCAAGTCATCAGCTTGCATTGAATACGTCCCTGCCCTTTGTACACACCGCCCGTCGCTTCTACCGATGAATGATCCGGTGAACACTCTGGACTTGTAGCAACGAATGGGGTAACCCGCTAGGAGCCAACAAGGAAGTTGTGTAAACCTTATCATTTAGAGGAAGAAGAAGTCGTAACAAGGTTTT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GTCATATGCTTGTCTCAAAAATTAAGCCATGCAAGTCTAAGTATAAGTGACCTTATATAACGAAACTGCAGAAGGCTCATTATATCAGTTATCGTCTACCCGATGGACGCTGAATTGCTATATGGTTAACTGTAGTAATTCTAGAGCTAATACATGCCATAAAGTGCCTTTCTTTGAAAGGTACGGCCTTATTAGTTAAAAAGCCAACCTACCTTTTAGGTAGCGCTTTGGTGATTCATTATAATGTGTCCAATCGACTTCGGTCGATACATCGGTAGAATTTCTGCCCTATCAGCTTTGGATGGTAGTGTAGTGGACTACCATGGCTCTTACGGGTAACGGGGAATTAGGGTTCGATTCCGGAGAGGGAGCCTGAGAAACGGCTACCACTTCTATGGAAGGCAGCAGGCGTGCAAATTACCCAATCCCAACAAGGGGAGGTAGTGACAAGAAATACCAATACTGGATTCTTAGAATTCGGTAGTTGGAATGAGTGTACTATAAAAGCCTTATCGAGGATCAATTGGAGGGAAAGTCTGGTGCCAGCAGCCGCGGTAATACCAGCTCCAATAGCGTATATTAAAGTTGCTGCAGTTAAAAAGCTCGTAGTTCACTGTCTGGTCTGTCAAACTCGAACGGCACCTTTTACAGGAGCCTGTCTCGAATCGTTTGCGGGCCATCTTTCTGGAAAATGCTTCTTCTCTTGATTGAGTGGTTGCACGATTCAGATCTTTTACTGTGAGCAAATGGGAGTGTTCAAAGCAGGCTAACTGTTTGAACCGTTTAGCATGGAATAATAAAATTGAACTTTGGTTTTATTTTGTTGGCTTCAAAAACCCAAGTTATGATTGATAGGGATGGTTGGGGGTGCTCGTATTCAGGGGGGAGCGGTGAAATGCAATGAGCCTCTGAAGACGAACTAATGCGAAAGCATTCACCAAGGACATCTTCTTTGATCAAGAACGAAAGTTGGGGGATCGAAGACGATCAGATACCGTCGTAGTCTCAACTATAAACGATGCCAACTAGAGATTGGCGATCGTTGCTTCCATGACTCCGTCAGCATCTTCAGAGAAATCAAAGTCTTTGGGTTCTGGGGGGAGTATGGTCGCAAGACTGAAACTTAAAGGAATTGACGGAAGGGCACCACCAGGAGTGGAACCTGCGGCTTAATTTGACTCAACACGGGAAAACTTACCAGGTCCGGACACAGTAAGGATTGACAGATTGACGCTCTTTCGTGATTCTGTGGGTAGTGGTGCATGGCCGTTCTTAGTTGGTGGAGTGATTTGTCTGGTTAATTCCGATAACGAGCGAGACCTCAGCCTACTAATTAGCTTGTCAAATCTGCGGATTTGCTTCTGGCTTCTTAGAGGGACTATCGGTGTTTAGCCGATGGAGGTTTGAGGCAATAACAGGTCTGTGATGCCCTTAGATGTTCTGGGCCGCACGCGTGTTACAATGGCACATTCAACAAGTGTTCTCCTTGGCTGAAAGGCCCGGGAAACCTTTTGAAATTGTATCATGCTTGGGGTCGACCCTTGTAATTATGGGTCGCAAACGAGGAATTCCTTGTAAACGCAAGTCATCAGCTTGCATTGAATACGTCCCTGCCCTTTGTACACACCGCCCGTCGCTTCTACCGATGAATGATCCGGTGAACACTCTGGACTTGTAGCAACGAATGGGGTAACCCGCTAGGAGCCAACAAGGAAGTTGTGTAAACCTTATCATTTAGAGGAAGAAGAAGTCGTAACAAGGTTTTC</text:p>
          </table:table-cell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AATTAAGCCATGCAAGTCTAAGTTCAAGTGCAATATTGCGAAACTGCAGAAGGCTCATTATATCAGTTATAGTGTATACGATGTCTAAACCGAGGATAACTGTAGTAAATCTAGAGCTAATACTTTTCCTAAAACCCTGACTTTGTCAGGCAGGACTTATTAGAATCAAGTCAACATTATCTTATGGTGATTCATAATAATTTTCCTAATCACTTTATGTGATGCATCGTAACAATATCTGCCCTATCAGCTTTCGATGGTAGTGTAGTGGACTACCATGGCTGTAACGGGTAACGGGGAATTAGGGTTCGATTCCGGAGAGGGAGCCTGAGAAACGGCTACCACTTCTATGGAAGGCAGCAGGCGTGCAAATTACCCAATCCTAATACAGGGAGGTAGTGACAAGAAATAACAATACCAATTTTTTGGTAATTGGAATGAGTTGAATGTACAACCTTCAACAAGGAACAATTGGAGGGCAAGTCTGGTGCCAGCAGCCGCGGTAATACCAGCTCCAATAGCGTATATTAACATTGCTGCAGTTAAAAAGCTCGTAGTCTAAACTCTGGTGTTGTAGTACTTTGAGCTTGAAATATAGCTCAAAAGCCACTACATACCATCAATCTGTGAAGGTATGCTACTTTTGATTAAGTTTGTATACTTGTTCAGATCGTTTACTGTGAGTAAATGAGAGTGTTCAAAGCAGGCTTTTTTATGCTTGTATCTTTTAGCATGGAATAATAAAATAAAACTTTGGCTTTATTTTGTTGACTATGAAATCGAAGTAATGATTGAAAGGGATAGTTGGGGGTGCTCGTATTCAGGGGTTAGCGGTGAAATGCAATGATTCTCTGAAGACGAACTAATGCGAAAGCATTCACCAAGGATATCTTCTTTGATCAAGAACGAAAGTTGGGGGATCGAAGACGATCAGATACCGTCGTAGTCTCAACTGTAAACGATGCCGACTAGCGATTGGTGATCGTTGATTATATGACCTCATCAGCAGCTTAAGAGAAATCAAAGTCTTTGGGCTCTGGGGGGAGTATGGTCGCAAGGCTGAAACTTAAAGGAATTGACGGAAGGGCACCACCAGGAGTGGAGCCTGCGGCTTAATTTGACTCAACACGGGGAAACTTACCAAGTCCGGACATTAGTAGGATTGACAGATTGAAGCTCTTTCTTGATTTTTTGGGTGGTGGTGCATGGCCGTTCTTAGTTGGTGGATTGATTTGTCTGGTTTATTCCGATAACGAGCGAGACCTCAGCTTTTAACTAGTTGGCATAATCCTCGGATTGTACCCGCTTCTTAGAAGGACTGTCGGTGTTTAGCCGAAGGAAGTTTGAGGCAATAACAGGTCTGTGATGCCCTTAGATGTCTTGGGCTGCACGCGCGCTACAATGTTGCAAGCAACAAGTTCAAAATTTTGTCCTTGCCAGAAATGGTTTGGTAATCTTTGAAATTGCAACAAGCTTGGGATTGTCCATTGTAATTATTGGTCATGAACGAGGAATTCCTAGTAAGCGCAAGTCATCAGCTTGCATTGATTACGTCCCTGCCCTTTGTACACACCGCCCGTCGCTTCTACCGATGAATGATCCGGTGAACACTTGGGAGATGTTTGATTGGTTTACCAATTGAACGTTGAACATGTGTGAATTGTATTATTTAGAGGAAGAAG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AATTAAGCCATGCAAGTCTAAGTTCAAGTGCAATATTGCGAAACTGCAGAAGGCTCATTATATCAGTTATAGTGTATACGATGTCTAAACCGAGGATAACTGTAGTAAATCTAGAGCTAATACTTTTCCTAAAACCCTGACTTTGTCAGGCAGGACTTATTAGAATCAAGTCAACATTATCTTATGGTGATTCATAATAATTTTCCTAATCACTTTATGTGATGCATCGTAACAATATCTGCCCTATCAGCTTTCGATGGTAGTGTAGTGGACTACCATGGCTGTAACGGGTAACGGGGAATTAGGGTTCGATTCCGGAGAGGGAGCCTGAGAAACGGCTACCACTTCTATGGAAGGCAGCAGGCGTGCAAATTACCCAATCCTAATACAGGGAGGTAGTGACAAGAAATAACAATACCAATTTTTTGGTAATTGGAATGAGTTGAATGTACAACCTTCAACAAGGAACAATTGGAGGGCAAGTCTGGTGCCAGCAGCCGCGGTAATACCAGCTCCAATAGCGTATATTAACATTGCTGCAGTTAAAAAGCTCGTAGTCTAAACTCTGGTGTTGTAGTACTTTGAGCTTGAAATATAGCTCAAAAGCCACTACATACCATCAATCTGTGAAGGTATGCTACTTTTGATTAAGTTTGTATACTTGTTCAGATCGTTTACTGTGAGTAAATGAGAGTGTTCAAAGCAGGCTTTTTTATGCTTGTATCTTTTAGCATGGAATAATAAAATAAAACTTTGGCTTTATTTTGTTGACTATGAAATCGAAGTAATGATTGAAAGGGATAGTTGGGGGTGCTCGTATTCAGGGGTTAGCGGTGAAATGCAATGATTCTCTGAAGACGAACTAATGCGAAAGCATTCACCAAGGATATCTTCTTTGATCAAGAACGAAAGTTGGGGGATCGAAGACGATCAGATACCGTCGTAGTCTCAACTGTAAACGATGCCGACTAGCGATTGGTGATCGTTGATTATATGACCTCATCAGCAGCTTAAGAGAAATCAAAGTCTTTGGGCTCTGGGGGGAGTATGGTCGCAAGGCTGAAACTTAAAGGAATTGACGGAAGGGCACCACCAGGAGTGGAGCCTGCGGCTTAATTTGACTCAACACGGGGAAACTTACCAAGTCCGGACATTAGTAGGATTGACAGATTGAAGCTCTTTCTTGATTTTTTGGGTGGTGGTGCATGGCCGTTCTTAGTTGGTGGATTGATTTGTCTGGTTTATTCCGATAACGAGCGAGACCTCAGCTTTTAACTAGTTGGCATAATCCTCGGATTGTACCCGCTTCTTAGAAGGACTGTCGGTGTTTAGCCGAAGGAAGTTTGAGGCAATAACAGGTCTGTGATGCCCTTAGATGTCTTGGGCTGCACGCGCGCTACAATGTTGCAAGCAACAAGTTCAAAATTTTGTCCTTGCCAGAAATGGTTTGGTAATCTTTGAAATTGCAACAAGCTTGGGATTGTCCATTGTAATTATTGGTCATGAACGAGGAATTCCTAGTAAGCGCAAGTCATCAGCTTGCATTGATTACGTCCCTGCCCTTTGTACACACCGCCCGTCGCTTCTACCGATGAATGATCCGGTGAACACTTGGGAGATGTTTGATTGGTTTACCAATTGAACGTTGAACATGTGTGAATTGTATTATTTAGAGGAAGA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AACTAAGCCATGCAAGTCTAAGTATAAACGATTTTAAACAGTAAGACTGCAGAAGGCTCATTATATCAGTTATTGTCTATGCGATGGGCAATTACTACATGGATAACTGTAGTAATTCTAGAGCTAATACATGCCATAAAGCAGCTATATTAGCTGTGGCCTTGTTAGTGGTAAAGCCAGCCCGATTTTCGGAGCCTTGGTGATTCATAACAATGAAACCCAATCGCACGTCAGTGTGAAACATCGCCAGAATTTCTGCCCTATCAGCTTTGGTTTGTAGTGTAACGGACTACAAAGGCATTTACGGGTGACGGAGAATTAGGGTTCGATTCCGGAGAGGGAGCCTGAGAAACGGCTACCACTTCTATGGAAGGCAGCAGGCGTGCAAATTACCCAATCCCAAAATGGGGAGGTAGTGACAAGAAATAACAATAGTGGGCTCTCACGAGTTCGCTAATTGGAATGAGTTTGGTGCAAAAGTCCTTTCTAGGAACAATTGGAGGGCAAGTCTGGTGCCAGCAGCCGCGGTAATACCAGCTCCAATAGTGTATACTAATGTTGCTGCAGTTAAAAAGCTCGTAGTCGAACTTCTTGCCTGTCAAACTCGCACAGCTGTTCAAAGAACAACTTGTTGCGAATCGTTTGTAGGCGATCTTTCTGAAGAGTGCTTCTGCCCTTGATTGGGTTGGATGTGCAATTCAGAGCATTTACTGTGAGCAAATGGGAGTGTTCAAAGCAAGCTTTTAAATGCCTGAACCGTTTAGCATGGAATAATAAAATATAACTCGAATTATATTTAGTTGGCTTATAGAATTAGAGTAATGATAGAGAGGGATAGTTTGGGGGTGCTCATATTCATAGGGTAGCGGTGAAATGCATTGATCCTTTGAAGATGAACTAATGCGAAAGCATTCACCAAGGATATCTTCTTTGATCAAGAACGAAAGTTGGGGGATCGAAGACGATCAGATACCGTCGTAGTCTCAACCATAAACGATGCCGACTAGGGATTGGCGAATGTTGGTTTTC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GCGATAATTCTAGGATTTTCTCAGTAGCTTCTTAGAGGGACTATCGGTGTGTAGCCGATGGAAGTTTGAGGCAATAACAGGTCTGTGATGCCCTTAGATGTTCTGGGCCGCACGCGTGCTACAATGATGCATTCAACAAGTTTTTAACCTTTGCCGAGAGGTACGGGTAAACTACTGAACTTGCATCTTGCTGGGGCTTGATCATTGCAATTATTGGTCACAAACAAGGAATTCCTTGTAAATGCAAGTCATCAACTTGCGTTGAATACGTCCCTGCCCTTTGTACACACCGCCCGTCGCTTCTACCGATGAATGATCCGGTGAACTCTTTGGACTCGTAGTTTAACAGGTTAATAGCCTTTAACGTTTGGGAAAGTTGTGTAAACCTTATCATTTAGAGGAAGAAGAAGTCGTAACAAGGTTTT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AACTAAGCCATGCAAGTCTAAGTATAAACGATTTTAAACAGTAAGACTGCAGAAGGCTCATTATATCAGTTATTGTCTATGCGATGGGCAATTACTACATGGATAACTGTAGTAATTCTAGAGCTAATACATGCCATAAAGCAGCTATATTAGCTGTGGCCTTGTTAGTGGTAAAGCCAGCCCGATTTTCGGAGCCTTGGTGATTCATAACAATGAAACCCAATCGCACGTCAGTGTGAAACATCGCCAGAATTTCTGCCCTATCAGCTTTGGTTTGTAGTGTAACGGACTACAAAGGCATTTACGGGTGACGGAGAATTAGGGTTCGATTCCGGAGAGGGAGCCTGAGAAACGGCTACCACTTCTATGGAAGGCAGCAGGCGTGCAAATTACCCAATCCCAAAATGGGGAGGTAGTGACAAGAAATAACAATAGTGGGCTCTCACGAGTTCGCTAATTGGAATGAGTTTGGTGCAAAAGTCCTTTCTAGGAACAATTGGAGGGCAAGTCTGGTGCCAGCAGCCGCGGTAATACCAGCTCCAATAGTGTATACTAATGTTGCTGCAGTTAAAAAGCTCGTAGTCGAACTTCTTGCCTGTCAAACTCGCACAGCTGTTCAAAGAACAACTTGTTGCGAATCGTTTGTAGGCGATCTTTCTGAAGAGTGCTTCTGCCCTTGATTGGGTTGGATGTGCAATTCAGAGCATTTACTGTGAGCAAATGGGAGTGTTCAAAGCAAGCTTTTAAATGCCTGAACCGTTTAGCATGGAATAATAAAATATAACTCGAATTATATTTAGTTGGCTTATAGAATTAGAGTAATGATAGAGAGGGATAGTTTGGGGGTGCTCATATTCATAGGGTAGCGGTGAAATGCATTGATCCTTTGAAGATGAACTAATGCGAAAGCATTCACCAAGGATATCTTCTTTGATCAAGAACGAAAGTTGGGGGATCGAAGACGATCAGATACCGTCGTAGTCTCAACCATAAACGATGCCGACTAGGGATTGGCGAATGTTGGTTTTC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GCGATAATTCTAGGATTTTCTCAGTAGCTTCTTAGAGGGACTATCGGTGTGTAGCCGATGGAAGTTTGAGGCAATAACAGGTCTGTGATGCCCTTAGATGTTCTGGGCCGCACGCGTGCTACAATGATGCATTCAACAAGTTTTTAACCTTTGCCGAGAGGTACGGGTAAACTACTGAACTTGCATCTTGCTGGGGCTTGATCATTGCAATTATTGGTCACAAACAAGGAATTCCTTGTAAATGCAAGTCATCAACTTGCGTTGAATACGTCCCTGCCCTTTGTACACACCGCCCGTCGCTTCTACCGATGAATGATCCGGTGAACTCTTTGGACTCGTAGTTTAACAGGTTAATAGCCTTTAACGTTTGGGAAAGTTGTGTAAACCTTATCATTTAGAGGAAGA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AATTAAGCCATGCAAGTCTAAGTATAAACGAATTTATTCAGTAAGACTGCAGAAGGCTCATTATATCAGTTATTGTCTAGGCGATGGGCAATTACTACATGGATAACTGTAGTAATTCTAGAGCTAATACATGCCATAAAGCATCTCTATTGAGGTGTGGCCTTATTAGAACTAAAGCCAGCCCGATTTTTCGGAGCCTTGGTGATTCATAATAATGAAACCCAATCGCACTTTTGTGTGAAGCATCGCTAGAATTTCTGCCCTATCAGCTCTGGATGGTAGTGTAGTGGACTACCATGGCTTTTACGGGTGACGGGGAATTAGGGTTCGATTCCGGAGAGGGAGCCTGAGAAACGGCTACCACTTCTATGGAAGGCAGCAGGCGTGCAAATTACCCAATCCCAAAATGGGGAGGTAGTGACAAGAAATAACAATAGTGGACTCTTACGAGTTCGCTAATTGGAATGGGTATGGTGCAAAAGTCCTTTCTAGGAACAATTGGAGGGCAAGTCTGGTGCCAGCAGCCGCGGTAATACCAGCTCCAATAGTGTATACTAATGTTGCTGCAGTTAAAAAGCTCGTAGTCGAACTTCTGGTCCGTCAAACTCGCACAGCTGTTCAAAGAACAACTTGTAGCGAACTGTTTGTGGACCATCTTTTTGGAGAGTGCTTCTGCCCTTGATTGGGTTGGCTGTACAATCCAGAGCATTTACTGTGAGCAAATGGGAGTGTTCAAAGCAAGCTTTAATGCCTGAACCGTTTAGCATGGAATAATGAAATATAACTCTGATTATATTTCGTTGGCTTATAGAATTAGAGTAATGATAGAAAGGGATAGTTGGGGGTGCTCATATTCAGGGGGTAGCGGTGAAATGCATTGATCCTCTGAAGATGAACTAATGCGAAAGCATTCACCAAGGATATCTTCTTTGATCAAGAACGAAAGTTGGGGGATCGAAGACGATCAGATACCGTCGTAGTCTCAACCATAAACGATGCCAACTAGGGATTGGCGATTGTTGGTTTTC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ATGGGAATCCTTGGATTTCTTTCAATAGCTTCTTAGAGGGACTATCGGTGTGTAGCCGATGGAAGTTTGAGGCAATAACAGGTCTGTGATGCCCTTAGATGTTCTGGGCCGCACGCGTGCTACAATGATGCATTCAACAAGTTTTAACCTTAGCCGAAAGGTTTGGGTAAACTATTGAAATTGCATCTTGCTGGGGCTTGATCATTGCAATTATTGGTCACTAACAAGGAATTCCTTGTAAATGCAAGTCATCAACTTGCGTTGAATACGTCCCTGCCCTTTGTACACACCGCCCGTCGCTTCTACCGATGAATGATCCGGTGAACTCTTTGGACTCGTAGTTTATTAGGCTAATACCCTTTAACGATTGAGGAAGTTGTGTAAACCTTATCATTTAGAGGAAGAAGAAGTCGTAACAAGGTTTT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GTCATATGCTTGTCTTAAAAATTAAGCCATGCAAGTCTAAGTATAAACGAATTTATTCAGTAAGACTGCAGAAGGCTCATTATATCAGTTATTGTCTAGGCGATGGGCAATTACTACATGGATAACTGTAGTAATTCTAGAGCTAATACATGCCATAAAGCATCTCTATTGAGGTGTGGCCTTATTAGAACTAAAGCCAGCCCGATTTTTCGGAGCCTTGGTGATTCATAATAATGAAACCCAATCGCACTTTTGTGTGAAGCATCGCTAGAATTTCTGCCCTATCAGCTCTGGATGGTAGTGTAGTGGACTACCATGGCTTTTACGGGTGACGGGGAATTAGGGTTCGATTCCGGAGAGGGAGCCTGAGAAACGGCTACCACTTCTATGGAAGGCAGCAGGCGTGCAAATTACCCAATCCCAAAATGGGGAGGTAGTGACAAGAAATAACAATAGTGGACTCTTACGAGTTCGCTAATTGGAATGGGTATGGTGCAAAAGTCCTTTCTAGGAACAATTGGAGGGCAAGTCTGGTGCCAGCAGCCGCGGTAATACCAGCTCCAATAGTGTATACTAATGTTGCTGCAGTTAAAAAGCTCGTAGTCGAACTTCTGGTCCGTCAAACTCGCACAGCTGTTCAAAGAACAACTTGTAGCGAACTGTTTGTGGACCATCTTTTTGGAGAGTGCTTCTGCCCTTGATTGGGTTGGCTGTACAATCCAGAGCATTTACTGTGAGCAAATGGGAGTGTTCAAAGCAAGCTTTAATGCCTGAACCGTTTAGCATGGAATAATGAAATATAACTCTGATTATATTTCGTTGGCTTATAGAATTAGAGTAATGATAGAAAGGGATAGTTGGGGGTGCTCATATTCAGGGGGTAGCGGTGAAATGCATTGATCCTCTGAAGATGAACTAATGCGAAAGCATTCACCAAGGATATCTTCTTTGATCAAGAACGAAAGTTGGGGGATCGAAGACGATCAGATACCGTCGTAGTCTCAACCATAAACGATGCCAACTAGGGATTGGCGATTGTTGGTTTTC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ATGGGAATCCTTGGATTTCTTTCAATAGCTTCTTAGAGGGACTATCGGTGTGTAGCCGATGGAAGTTTGAGGCAATAACAGGTCTGTGATGCCCTTAGATGTTCTGGGCCGCACGCGTGCTACAATGATGCATTCAACAAGTTTTAACCTTAGCCGAAAGGTTTGGGTAAACTATTGAAATTGCATCTTGCTGGGGCTTGATCATTGCAATTATTGGTCACTAACAAGGAATTCCTTGTAAATGCAAGTCATCAACTTGCGTTGAATACGTCCCTGCCCTTTGTACACACCGCCCGTCGCTTCTACCGATGAATGATCCGGTGAACTCTTTGGACTCGTAGTTTATTAGGCTAATACCCTTTAACGATTGAGGAAGTTGTGTAAACCTTATCATTTAGAGGAAGA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AATTAAGCCATGCAAGTCTAAGTATAAACGAATTTGTACAGTGAGACTGCAGAAAGCTCATTATATCAGTTATTGTCTAGGCGATGGGTAAATTACTATATGGATACCTGTAGTAATTCTAGAGCTAATACATGCCTAAAGCTTTACATAACGTGAGGTGGCCTTATTAGTTGCAAAAGCCAGCCCGACTTGTCGGAGCTTTGGTGATTCATAATAAAGTTGCCCAATCGCACATTGTGTGATACATCGCTAGAATTTCTGCCCTATCAGCTGTGGATGGTAGTGTAGTGGACTACCATGGCTTTTACGGGTGACGGGGAATTAGGGTTCGATTCCGGAGAGGGAGCCTGAGAAACGGCTACCACTTCTATGGAAGGCAGCAGGCGTGCAAATTACCCAATCCCAAAATGGGGAGGTAGTGACAAGAAATAACAATAGTGGGCTCTTACGAGTTCGCTAATTGGAATGGGTTTGGTGTAAAAGTCCTTTCGAGGAACAATTGGAGGGCAAGTCTGGTGCCAGCAGCCGCGGTAATACCAGCTCCAATAGTGTATACTAATGTTGCTGCAGTTAAAAAGCTCGTAGTCGAATTTCTGATTCTTCAGACTTGTACTTTTTTTCAAAGAAAATTAGCTACTGAGTTTGTGTATCATCATTCTGGAGATCGTAGCTGCCCTTGATTGGGTTGGTTTCGCAATTCAGTGCGTTTACTGTGAGCAAATGGGAGTGTTCAAAGCAGGCTTTATGCATGCCTGAACCGTTTAGCATGGAATAATGAAATATAACTCTTGTTTTATTTTGTTGGCTTATATTATTGGAGTAATGATCGAAAGGGATAGTTGGGGGTGCTCATATTCAGGGGGTAGCGGTGAAATGCGTTGATCCTCTGAAGATGAACTAATGCGAAAGCATTCACCAAGGATATCTTCTTTGATCAAGAACGAAAGTTGGGGGATCGAAGACGATCAGATACCGTCGTAGTCTCAACTATAAACGATGCCAACTAGGGATTGGCGATTGTTGGTTTTCATGACTCCGTCAGCACCTTTAGAGAAATTAAAGTCTTTGGGTTCTGGGGGGAGTATGGTCGCAAGGCTGAAACTTAAAGGAATTGACGGAAGGGCACCACCAGGAGTGGAGCCTGCGGCTTAATTTGACTCAACACGGGGAAACTTACCAGGTCCAGACATAGTAAGGATTGACAGATTGAAGCTCTTTCTTGATTCTATGGGTAGTGGTGCATGGCCGTTCTTAGTTGGTGGAGTGATTTGTCTGGTTAATTCCGATAACGAGCGAGACCTCAGCATACTAATTAGCATTGGAAATTCTTGAATTTCCTGTAGCTTCTTAGAGGGACTATCGGTGTGTAGCCGATGGAAGTTTGAGGCAATAACAGGTCTGTGATGCCCTTAGATGTTCTGGGCCGCACGCGTGCTACAATGATGCATTCAACAAGTCGCAAATCAACCTGGGCCGAAAGTCTCGGGTAAACTTTTGAACTTGCATCTTGCTGGGGCTTGATCATTGTAATTATTGGTCACTAACAAGGAATTCCTTGTAAATGCAAGTCATCAACTTGCGTTGAATACGTCCCTGCCCTTTGTACACACCGCCCGTCGCTTCTACCGATGAATGATCCGGTGAACTCTTTGGACTCACGGTCGTATAGGCTAACCCCTTTGACTGGTGGGGAAGTTGTGTAAACCTTATCATTTAGAGGAAGAAGAAGTCGTAACAAGGTTTT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AATTAAGCCATGCAAGTCTAAGTATAAACGAATTTGTACAGTGAGACTGCAGAAAGCTCATTATATCAGTTATTGTCTAGGCGATGGGTAAATTACTATATGGATACCTGTAGTAATTCTAGAGCTAATACATGCCTAAAGCTTTACATAACGTGAGGTGGCCTTATTAGTTGCAAAAGCCAGCCCGACTTGTCGGAGCTTTGGTGATTCATAATAAAGTTGCCCAATCGCACATTGTGTGATACATCGCTAGAATTTCTGCCCTATCAGCTGTGGATGGTAGTGTAGTGGACTACCATGGCTTTTACGGGTGACGGGGAATTAGGGTTCGATTCCGGAGAGGGAGCCTGAGAAACGGCTACCACTTCTATGGAAGGCAGCAGGCGTGCAAATTACCCAATCCCAAAATGGGGAGGTAGTGACAAGAAATAACAATAGTGGGCTCTTACGAGTTCGCTAATTGGAATGGGTTTGGTGTAAAAGTCCTTTCGAGGAACAATTGGAGGGCAAGTCTGGTGCCAGCAGCCGCGGTAATACCAGCTCCAATAGTGTATACTAATGTTGCTGCAGTTAAAAAGCTCGTAGTCGAATTTCTGATTCTTCAGACTTGTACTTTTTTTCAAAGAAAATTAGCTACTGAGTTTGTGTATCATCATTCTGGAGATCGTAGCTGCCCTTGATTGGGTTGGTTTCGCAATTCAGTGCGTTTACTGTGAGCAAATGGGAGTGTTCAAAGCAGGCTTTATGCATGCCTGAACCGTTTAGCATGGAATAATGAAATATAACTCTTGTTTTATTTTGTTGGCTTATATTATTGGAGTAATGATCGAAAGGGATAGTTGGGGGTGCTCATATTCAGGGGGTAGCGGTGAAATGCGTTGATCCTCTGAAGATGAACTAATGCGAAAGCATTCACCAAGGATATCTTCTTTGATCAAGAACGAAAGTTGGGGGATCGAAGACGATCAGATACCGTCGTAGTCTCAACTATAAACGATGCCAACTAGGGATTGGCGATTGTTGGTTTTCATGACTCCGTCAGCACCTTTAGAGAAATTAAAGTCTTTGGGTTCTGGGGGGAGTATGGTCGCAAGGCTGAAACTTAAAGGAATTGACGGAAGGGCACCACCAGGAGTGGAGCCTGCGGCTTAATTTGACTCAACACGGGGAAACTTACCAGGTCCAGACATAGTAAGGATTGACAGATTGAAGCTCTTTCTTGATTCTATGGGTAGTGGTGCATGGCCGTTCTTAGTTGGTGGAGTGATTTGTCTGGTTAATTCCGATAACGAGCGAGACCTCAGCATACTAATTAGCATTGGAAATTCTTGAATTTCCTGTAGCTTCTTAGAGGGACTATCGGTGTGTAGCCGATGGAAGTTTGAGGCAATAACAGGTCTGTGATGCCCTTAGATGTTCTGGGCCGCACGCGTGCTACAATGATGCATTCAACAAGTCGCAAATCAACCTGGGCCGAAAGTCTCGGGTAAACTTTTGAACTTGCATCTTGCTGGGGCTTGATCATTGTAATTATTGGTCACTAACAAGGAATTCCTTGTAAATGCAAGTCATCAACTTGCGTTGAATACGTCCCTGCCCTTTGTACACACCGCCCGTCGCTTCTACCGATGAATGATCCGGTGAACTCTTTGGACTCACGGTCGTATAGGCTAACCCCTTTGACTGGTGGGGAAGTTGTGTAAACCTTATCATTTAGAGGAAGAAGAAGTCGTAACAAGGTTTT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AATTAAGCCATGCAAGTCTAAGTATAAACGACTTTATACAGTGAGACTGCAGAAGGCTCATTATATCAGTTATTGTCTAGGCGATGGGCCCGTTACTACATGGATAACTGTAGTAATTCTAGAGCTAATACATGCCATAAAGCTCCTTTTCTAAAGGAGTGGCCTTATTAGTCGCAAAAGCCAGCCCGAACTTTGTTCGGAGCCTTGGTGATTCATAATAATGTTGCCCAATTGCACTTTGTGCGATGCATCGCTAGAATTTCTGCCCTATCAGCTTTGGATGGTAGTGTAGTGGACTACCATGGCTTTTACGGGTGACGGGGAATTAGGGTTCGATTCCGGAGAGGGAGCCTGAGAAACGGCTACCACTTCTATGGAAGGCAGCAGGCGTGCAAATTACCCAATCCCAAAATGGGGAGGTAGTGACAAGAAATAACAATAGTGGACTTTTAAAAGTTCGCTAATTGGAATGGGTTTGGTGCAAAAGTCCTTTCGAGGAACAATTGGAGGGCAAGTCTGGTGCCAGCAGCCGCGGTAATACCAGCTCCAATAGTGTATACTAATGTTGCTGCAGTTAAAAAGCTCGTAGTCGAATTTGTGGTCCGTCAAACTCGCGCTTTTCTTCAAAGAAGGATACGCTGCGATTCGTTTGTGGACCATCATTCTGGAAAGTGCTTCTGCCCTTGATTGGGTTGGTTGTGCGATCCAGAGCCTTTACTGTGAGCAAATGGGAGTGTTCAATGCAGGCTCTATGCATGCCTGAACCGTTTAGCATGGAATAATGAAATATAACTCTGATTATATTTCGTTGGCTTATACAATTAGAGTAATGATCGAAAGGGATAGTTGGGGGTGCTCATATTCAGGGGGTAGCGGTGAAATGCATTGATCCTCTGAAGATGAACTAATGCGAAAGCATTCACCAAGGATATCTTCTTTGATCAAGAACGAAAGTTGGGGGATCGAAGACGATCAGATACCGTCGTAGTCTCAACCATAAACGATGCCAACTAGGGATTGGCGATAGTTGGTTTTT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ATAGGAATCTTCGGATTTCTCACACAATAGCTTCTTAGAGGGACTATCGGTGTGTAGCCGATGGAAGTTTGAGGCAATAACAGGTCTGTGATGCCCTTAGATGTTCTGGGCTGCACGCGTGCTACAATGATGCATTCAACAAGTAGAGATCTTCCTTAGCCGAAAGGCTTGGGTAAACTTTTGAAATTGCATCTTGCTGGGGCTTGATCATTGTAATTATTGGTCACTAACAAGGAATTCCTTGTAAATGCAAGTCATCAGCTTGCATTGAATACGTCCCTGCCCTTTGTACACACCGCCCGTCGCTTCTACCGATGAATGATCCGGTGAACACTTTGGACTCGTGGTCTATTAGACTTTGTCTATCGACTATCGTGGAAGTTGTGTAAACCTTATCATTTAGAGGAAGAAGAAGTCGTAACAAGGTTTT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GTCATATGCTTGTCTTAAAAATTAAGCCATGCAAGTCTAAGTATAAACGACTTTATACAGTGAGACTGCAGAAGGCTCATTATATCAGTTATTGTCTAGGCGATGGGCCCGTTACTACATGGATAACTGTAGTAATTCTAGAGCTAATACATGCCATAAAGCTCCTTTTCTAAAGGAGTGGCCTTATTAGTCGCAAAAGCCAGCCCGAACTTTGTTCGGAGCCTTGGTGATTCATAATAATGTTGCCCAATTGCACTTTGTGCGATGCATCGCTAGAATTTCTGCCCTATCAGCTTTGGATGGTAGTGTAGTGGACTACCATGGCTTTTACGGGTGACGGGGAATTAGGGTTCGATTCCGGAGAGGGAGCCTGAGAAACGGCTACCACTTCTATGGAAGGCAGCAGGCGTGCAAATTACCCAATCCCAAAATGGGGAGGTAGTGACAAGAAATAACAATAGTGGACTTTTAAAAGTTCGCTAATTGGAATGGGTTTGGTGCAAAAGTCCTTTCGAGGAACAATTGGAGGGCAAGTCTGGTGCCAGCAGCCGCGGTAATACCAGCTCCAATAGTGTATACTAATGTTGCTGCAGTTAAAAAGCTCGTAGTCGAATTTGTGGTCCGTCAAACTCGCGCTTTTCTTCAAAGAAGGATACGCTGCGATTCGTTTGTGGACCATCATTCTGGAAAGTGCTTCTGCCCTTGATTGGGTTGGTTGTGCGATCCAGAGCCTTTACTGTGAGCAAATGGGAGTGTTCAATGCAGGCTCTATGCATGCCTGAACCGTTTAGCATGGAATAATGAAATATAACTCTGATTATATTTCGTTGGCTTATACAATTAGAGTAATGATCGAAAGGGATAGTTGGGGGTGCTCATATTCAGGGGGTAGCGGTGAAATGCATTGATCCTCTGAAGATGAACTAATGCGAAAGCATTCACCAAGGATATCTTCTTTGATCAAGAACGAAAGTTGGGGGATCGAAGACGATCAGATACCGTCGTAGTCTCAACCATAAACGATGCCAACTAGGGATTGGCGATAGTTGGTTTTT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ATAGGAATCTTCGGATTTCTCACACAATAGCTTCTTAGAGGGACTATCGGTGTGTAGCCGATGGAAGTTTGAGGCAATAACAGGTCTGTGATGCCCTTAGATGTTCTGGGCTGCACGCGTGCTACAATGATGCATTCAACAAGTAGAGATCTTCCTTAGCCGAAAGGCTTGGGTAAACTTTTGAAATTGCATCTTGCTGGGGCTTGATCATTGTAATTATTGGTCACTAACAAGGAATTCCTTGTAAATGCAAGTCATCAGCTTGCATTGAATACGTCCCTGCCCTTTGTACACACCGCCCGTCGCTTCTACCGATGAATGATCCGGTGAACACTTTGGACTCGTGGTCTATTAGACTTTGTCTATCGACTATCGTGGAAGTTGTGTAAACCTTATCATTTAGAGGAAGA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AATTAAGCCATGCAAGTCTAAGTATAAGCGAGTTTATACAGTGAGACTGCAGAAGGCTCATTATATCAGTTATTGTCTAGGCGATGGGCAATTTACTACATGGATAACTGTAGTAATTCTAGAGCTAATACATGCCATAAAGCTTCTCTTTTTGAGGGAGGTGGCCTTATTAGTTGCAAAAGCCAGCCCGACTTGTCGGAGCTTTGGTGATTCATAATAATGTAGCCCAATCACACTTCTGTGTGATGCATCGCTAGAATTTCTGCCCTATCAGCTTTGGATGGTAGTGTAGTGGACTACCATGGCTTTTACGGGTGACGGGGAATTAGGGTTCGATTCCGGAGAGGGAGCCTGAGAAACGGCTACCACTTCTATGGAAGGCAGCAGGCGTGCAAATTACCCAATCCCAAAATGGGGAGGTAGTGACAAGAAATAACAATAGTGGGCTCTTACGAGCTCGCTAATTGGAATGGGTTTGGTGCAAAAGTCCTTTCGAGGAACAATTGGAGGGCAAGTCTGGTGCCAGCAGCCGCGGTAATACCAGCTCCAATAGTGTATACTAATGTTGCTGCAGTTAAAAAGCTCGTAGTCGAATTTCTGACCCGTCAAACTCGCGCGGTTCTTCAAAGAAGAATTTGTCGTGAATTGTTTGTGGGTCATCATTCTGGAGAGTACTTCTGCCCTTGATTGGGTTGGTTGTACAATCCAGAGCATTTACTGTGAGCAAATGGGAGTGTTCAAAGCAAGCTTTATGCATGCCTGAACCGTTTAGCATGGAATAATGAAATATAACTCTGATTATATTTCGTTGGCTTATAAAATTAGAGTAATGATTGAAAGGGATAGTTGGGGGTGCTCATATTCAGGGGGTAGCGGTGAAATGCATTGATCCTCTGAAGATGAACTAATGCGAAAGCATTCACCAAGGATATCTTCTTTGATCAAGAACGAAAGTTGGGGGATCGAAGACGATCAGATACCGTCGTAGTCTCAACCATAAACGATGCCAACTAGGGATTGGCGATTGTTGGTTTTC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ATAGAAATCTCCGGATTTCTTTTTATAGCTTCTTAGAGGGACTATCGGTGTGTAGCCGATGGAAGTTTGAGGCAATAACAGGTCTGTGATGCCCTTAGATGTTCTGGGCCGCACGCGTGCTACAATGATGCATTCAACAAGTTGTGTTCAACCTTAGCCGAAAGGCTTGGGTAAACTTTTGAAATTGCATCTTGCTGGGGCTTGATCATTGTAATTATTGGTCACTAACAAGGAATTCCTTGTAAATGCAAGTCATCAACTTGCGTTGAATACGTCCCTGCCCTTTGTACACACCGCCCGTCGCTTCTACCGATGAATGATCCGGTGAACTCTTTGGACTTGTGGTCTTTTAGGGCTAACACCCTTTGACTATCGGGGAAGTTGTGTAAACCTTATCATTTAGAGGAAGAAGAAGTCGTAACAAGGTTTT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GTCATATGCTTGTCTTAAAAATTAAGCCATGCAAGTCTAAGTATAAGCGAGTTTATACAGTGAGACTGCAGAAGGCTCATTATATCAGTTATTGTCTAGGCGATGGGCAATTTACTACATGGATAACTGTAGTAATTCTAGAGCTAATACATGCCATAAAGCTTCTCTTTTTGAGGGAGGTGGCCTTATTAGTTGCAAAAGCCAGCCCGACTTGTCGGAGCTTTGGTGATTCATAATAATGTAGCCCAATCACACTTCTGTGTGATGCATCGCTAGAATTTCTGCCCTATCAGCTTTGGATGGTAGTGTAGTGGACTACCATGGCTTTTACGGGTGACGGGGAATTAGGGTTCGATTCCGGAGAGGGAGCCTGAGAAACGGCTACCACTTCTATGGAAGGCAGCAGGCGTGCAAATTACCCAATCCCAAAATGGGGAGGTAGTGACAAGAAATAACAATAGTGGGCTCTTACGAGCTCGCTAATTGGAATGGGTTTGGTGCAAAAGTCCTTTCGAGGAACAATTGGAGGGCAAGTCTGGTGCCAGCAGCCGCGGTAATACCAGCTCCAATAGTGTATACTAATGTTGCTGCAGTTAAAAAGCTCGTAGTCGAATTTCTGACCCGTCAAACTCGCGCGGTTCTTCAAAGAAGAATTTGTCGTGAATTGTTTGTGGGTCATCATTCTGGAGAGTACTTCTGCCCTTGATTGGGTTGGTTGTACAATCCAGAGCATTTACTGTGAGCAAATGGGAGTGTTCAAAGCAAGCTTTATGCATGCCTGAACCGTTTAGCATGGAATAATGAAATATAACTCTGATTATATTTCGTTGGCTTATAAAATTAGAGTAATGATTGAAAGGGATAGTTGGGGGTGCTCATATTCAGGGGGTAGCGGTGAAATGCATTGATCCTCTGAAGATGAACTAATGCGAAAGCATTCACCAAGGATATCTTCTTTGATCAAGAACGAAAGTTGGGGGATCGAAGACGATCAGATACCGTCGTAGTCTCAACCATAAACGATGCCAACTAGGGATTGGCGATTGTTGGTTTTCATGACTCCGTCAGCACCTTTAGAGAAATCAAAGTCTTTGGGTTCTGGGGGGAGTATGGTCGCAAGGCTGAAACTTAAAGGAATTGACGGAAGGGCACCACCAGGAGTGGAGCCTGCGGCTTAATTTGACTCAACACGGGGAAACTTACCAGGTCCAGACATAGTAAGGATTGACAGATTGAAGCTCTTTCTTGATTCTATGGGTAGTGGTGCATGGCCGTTCTTAGTTGGTGGAGTGATTTGTCTGGTTAATTCCGATAACGAGCGAGACCTCAGCATACTAATTAGCTATAGAAATCTCCGGATTTCTTTTTATAGCTTCTTAGAGGGACTATCGGTGTGTAGCCGATGGAAGTTTGAGGCAATAACAGGTCTGTGATGCCCTTAGATGTTCTGGGCCGCACGCGTGCTACAATGATGCATTCAACAAGTTGTGTTCAACCTTAGCCGAAAGGCTTGGGTAAACTTTTGAAATTGCATCTTGCTGGGGCTTGATCATTGTAATTATTGGTCACTAACAAGGAATTCCTTGTAAATGCAAGTCATCAACTTGCGTTGAATACGTCCCTGCCCTTTGTACACACCGCCCGTCGCTTCTACCGATGAATGATCCGGTGAACTCTTTGGACTTGTGGTCTTTTAGGGCTAACACCCTTTGACTATCGGGGAAGTTGTGTAAACCTTATCATTTAGAGGAAGA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GTCTAAAAGATTAAGCCATGCAAGTCTAAGTATAAGCAATTATATTGTGAAACTGCAGAAAGCTCATTATAACAGTTATAATTTACATGGTGATAACGCTACATGGATACCTGTAGTAATTCTAGAGCTAATACATGTCCACATATCCTCTCTTTATTGAGGGGACGGGCTTATTAGATTCTCTTGTCAACTTGGGCAACCAATGTTAACGGCAAGTCATAATAATCTCTATATCGCATGCTTTACGGCGGCGATACACCATTCAAATTTCTGCCCTATCAGCTGTGATGTTAGTGTAGTGTACTACCATGGCAAATACGGGTAACGGAGGATTAGGGTCCGATTCCGGAGAGGGAGCCTGAGAAACGGCTACCACTTCTAAGGAAGGCAGCAGGCGCGTAAATTACCCAATCCCGATTCGGGGAGGTAGTGACAAGAAATAACGGTACTGTGGTCTTTATGGCTTCAGTAATTGGAATGAGTACAAAGTAAAATTATTAACAACGAACAATTGGAGGGCAAGTCTGGTGCCAGCAGCCGCGGTAATACCAGCTCCTATAGTGTATGCTAAAGTTGTTGCAGTTAAAAGGCTCGTAGTCAAATTTTGATGCAGTCGCACCCGCGCTACTCTTTTGAGTGTGTTGCGGTGTGCGACGGTCATTTTTCTGGGTAACTATACTGTCCTTCACTGGGTGGTTGTGTGAACCGGTTCATTTACTGTGAGACAATCAGAGTGTTCAAAGCAGGCATTTTGCCTGTATGTTTCAGCATGGAATAATAAGATAAGACTTTGGTTTCATCTTGTTGACTATGTTAATCAAAGTAATGATTTATAGAGATAATTGGGGGTGTTAGAATTAAGTGCTCAGCGGTGAAATGCTCAGACTCATTTAAGACTAACTTATGCGAAAGCATTCACCAAGGATATCTTCTTTGATCAAGAACGAAAGTTGGGGGATCGAAGACGATCAGATACCGTCGTAGTCTCAACTATAAACTATGCCAACTAGAAATTGGCAATCGTTAACCATAGACCTTGTCAGAATCTTATGAGAAATCAAAGTTTTTGGGTTCTGGGGGGAGTATGGTCGCAAGGCTGAAACTTAAAGGAATTGACGGAAGGGCACCACCAGGAGTGGAGCCTGCGGCTTAATTTGACTCAACACGGGAAACCTTACCAGGTCCAGACTTAGTAAGGATTGACAGATTGCAGATCTTTCTTGATTCTAGGATTGGTGGTGCATGGCCGTTCTTAGTTGGTGGAGTGATTTGTCTGGTTAATTCCGTTAACGAACGAGACCTTTGCGTTCCAATTTAACACATTAATCTCACGATTGGTGTTTGTTATTTGAGGGACTAGCGATTATTCGTCGACGGAAGTTAGAGGCAATAACAGGTCTGTGATGCCCTTAGATGTTCTGGGCCGCACGCGCGCTACACTGGTACATTCCACAAGTGTTATTAAGCGGAGACGCTGAAGTAAACTTTTGAAAATGTACCGTGATCGGGCTTGACAATTGCAATTGTTTGTCACAAACGAGGAATTCCTAGTAAGCGCAGTTCATTAACTTGCACTGATTACGTCCCTGCCCTTTGTACACACCGCCCGTCGCTCCTACCGATTGAATGTTCTGGTGAAGATTCCTGAGATATGACCTTAGTTTCTCACGATTCTTTGGTCAACTTCAATGTTATCTTAGCCATATCATTTAGAGGAAGGAA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TATATGCTTGTCTAAAAGATTAAGCCATGCAAGTCTAAGTATAAGCAATTATATTGTGAAACTGCAGAAAGCTCATTATAACAGTTATAATTTACATGGTGATAACGCTACATGGATACCTGTAGTAATTCTAGAGCTAATACATGTCCACATATCCTCTCTTTATTGAGGGGACGGGCTTATTAGATTCTCTTGTCAACTTGGGCAACCAATGTTAACGGCAAGTCATAATAATCTCTATATCGCATGCTTTACGGCGGCGATACACCATTCAAATTTCTGCCCTATCAGCTGTGATGTTAGTGTAGTGTACTACCATGGCAAATACGGGTAACGGAGGATTAGGGTCCGATTCCGGAGAGGGAGCCTGAGAAACGGCTACCACTTCTAAGGAAGGCAGCAGGCGCGTAAATTACCCAATCCCGATTCGGGGAGGTAGTGACAAGAAATAACGGTACTGTGGTCTTTATGGCTTCAGTAATTGGAATGAGTACAAAGTAAAATTATTAACAACGAACAATTGGAGGGCAAGTCTGGTGCCAGCAGCCGCGGTAATACCAGCTCCTATAGTGTATGCTAAAGTTGTTGCAGTTAAAAGGCTCGTAGTCAAATTTTGATGCAGTCGCACCCGCGCTACTCTTTTGAGTGTGTTGCGGTGTGCGACGGTCATTTTTCTGGGTAACTATACTGTCCTTCACTGGGTGGTTGTGTGAACCGGTTCATTTACTGTGAGACAATCAGAGTGTTCAAAGCAGGCATTTTGCCTGTATGTTTCAGCATGGAATAATAAGATAAGACTTTGGTTTCATCTTGTTGACTATGTTAATCAAAGTAATGATTTATAGAGATAATTGGGGGTGTTAGAATTAAGTGCTCAGCGGTGAAATGCTCAGACTCATTTAAGACTAACTTATGCGAAAGCATTCACCAAGGATATCTTCTTTGATCAAGAACGAAAGTTGGGGGATCGAAGACGATCAGATACCGTCGTAGTCTCAACTATAAACTATGCCAACTAGAAATTGGCAATCGTTAACCATAGACCTTGTCAGAATCTTATGAGAAATCAAAGTTTTTGGGTTCTGGGGGGAGTATGGTCGCAAGGCTGAAACTTAAAGGAATTGACGGAAGGGCACCACCAGGAGTGGAGCCTGCGGCTTAATTTGACTCAACACGGGAAACCTTACCAGGTCCAGACTTAGTAAGGATTGACAGATTGCAGATCTTTCTTGATTCTAGGATTGGTGGTGCATGGCCGTTCTTAGTTGGTGGAGTGATTTGTCTGGTTAATTCCGTTAACGAACGAGACCTTTGCGTTCCAATTTAACACATTAATCTCACGATTGGTGTTTGTTATTTGAGGGACTAGCGATTATTCGTCGACGGAAGTTAGAGGCAATAACAGGTCTGTGATGCCCTTAGATGTTCTGGGCCGCACGCGCGCTACACTGGTACATTCCACAAGTGTTATTAAGCGGAGACGCTGAAGTAAACTTTTGAAAATGTACCGTGATCGGGCTTGACAATTGCAATTGTTTGTCACAAACGAGGAATTCCTAGTAAGCGCAGTTCATTAACTTGCACTGATTACGTCCCTGCCCTTTGTACACACCGCCCGTCGCTCCTACCGATTGAATGTTCTGGTGAAGATTCCTGAGATATGACCTTAGTTTCTCACGATTCTTTGGTCAACTTCAATGTTATCTTAGCCATATCATTTAGAGGAAGG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GTCTAAAAGATTAAGCCATGCAAGTCTAAGTATAAGCATTATACGGTGAAACTGCAGATAGCTCATTATAACAGTTATAATTTACTCGGTGATAAGAAGCTACATGGATATCTGTAGTAATTCTAGAGCTAATACATGTCCAATTTCCCAACTTGTTGGGAAGGGCTTATTAGATTCCCTTGTCAACCTGAGCAATCAGTTAACGGCAAGTCATAATAATCTCTATATCGCATGCTTCACGGCGGCGAATCACCGATCAAATTTCTGCCCTATCAGCTTGTAGGATGTGTAGTGGACACCCTAGGCAAATACGGGTAACGGGGGATTGGGGTCCGATTCCGGAGAGGGAGCCTGAGAAACGGCTACCACTTCTAAGGAAGGCAGCAGGCGCGTAAATTACCCAATCTCGACTCGAGGAGGTAGTGACAAGAAATAACAATACTGAGGTCAGTTTGGCTTTAGTAATTGGAATGAGTACAAATTAAAATCATTAACAACGAACAATTGGAGGGCAAGTCTGGTGCCAGCAGCCGCGGTAATACCAGCTCCAATAGTGTATGCTAATGTTGTTGCAGTTAAAAGGCTCGTAGTCAAGTTTTGATTGCGCTGCACCCAGGCCATTACCTTTGGGTGTGCGCTTGGTGTGCAGCAATCATTCTTCCGGAAAGCTATTCTCTCCTTCACTGGGTGGATGTGTGAACCGGTTCTTTTACTGTGAGACAATCAGAGTGTTTCAAGCAGGCATTATGCCTGAATGTTTCAGCATGGAATAATAAGATAAGATTTTGGTTTTTTCTTGTTGGCTATGTAAATCAAAGTAATGACTAATAGAGATAATTGGGGGTGTTAGAATTTAGTGGTCAGCGGTGAAATGCGTAGACCCATTAAAGACTAACTTATGCGAAAGCATTCACCAAGGATATCTTCTTTGATCAAGAACGAAAGTTGGGGGATCGAAGACGATCAGATACCGTCGTAGTCTCAACTATAAACTATGCCAACTGGAAATTGGCAGACGTTGATCATAGACCCTGTCAGAATCCTATGAGAAATCAAAGTTTTTGGGTTCTGGGGGGAGTATGGTCGCAAGGCTGAAACTTAAAGGAATTGACGGAAGGGCACCACCAGGAGTGGAGCCTGCGGCTTAATTTGACTCAACACGGGGAACCTTACCAGGTCCAGACTTAGTAAGGATTGACAGATTGCAGATCTTTCTTGATTCTAGGATTGGTGGTGCATGGCCGTTCTTAGTTGGTGGAGTGATTTGTCTGGTTAATTCCGTTAACGAACGAGACCTTTGCGTTCCAATTTAGCGTCTTAATTTCGATTAGGACTTGCTATTTGAGGGACTAGCGATTATTCGTCGACGGAAGTTAGAGGCAATAACAGGTCTGTGATGCCCTTAGATGTTCTGGGCTGCACGCGCGCTACACTGGTACAAACTACAAGTGTCTACTAAGCGGAAACGCCGAAGTAAACTTTTGAAAGTGTACCGTGATCGGGCTTGACAATTGCAATTATTTGTCACAAACGAGGAATTCCTAGTAAGCACAGTTCATTAACTTGTACTGATTACGTCCCTGCCCTTTGTACACACCGCCCGTCGCTCCTACCGATTGAATGATCTGGTGAAGACTCCTGAGTTATGATTCTAGTATCTTTCGGGCTACTTTTATCAATTTCAAAGTTGTCTTAGCCATATCATTTAGAGGAAGGAAAAGTCGTAACAAGGTTTC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TATATGCTTGTCTAAAAGATTAAGCCATGCAAGTCTAAGTATAAGCATTATACGGTGAAACTGCAGATAGCTCATTATAACAGTTATAATTTACTCGGTGATAAGAAGCTACATGGATATCTGTAGTAATTCTAGAGCTAATACATGTCCAATTTCCCAACTTGTTGGGAAGGGCTTATTAGATTCCCTTGTCAACCTGAGCAATCAGTTAACGGCAAGTCATAATAATCTCTATATCGCATGCTTCACGGCGGCGAATCACCGATCAAATTTCTGCCCTATCAGCTTGTAGGATGTGTAGTGGACACCCTAGGCAAATACGGGTAACGGGGGATTGGGGTCCGATTCCGGAGAGGGAGCCTGAGAAACGGCTACCACTTCTAAGGAAGGCAGCAGGCGCGTAAATTACCCAATCTCGACTCGAGGAGGTAGTGACAAGAAATAACAATACTGAGGTCAGTTTGGCTTTAGTAATTGGAATGAGTACAAATTAAAATCATTAACAACGAACAATTGGAGGGCAAGTCTGGTGCCAGCAGCCGCGGTAATACCAGCTCCAATAGTGTATGCTAATGTTGTTGCAGTTAAAAGGCTCGTAGTCAAGTTTTGATTGCGCTGCACCCAGGCCATTACCTTTGGGTGTGCGCTTGGTGTGCAGCAATCATTCTTCCGGAAAGCTATTCTCTCCTTCACTGGGTGGATGTGTGAACCGGTTCTTTTACTGTGAGACAATCAGAGTGTTTCAAGCAGGCATTATGCCTGAATGTTTCAGCATGGAATAATAAGATAAGATTTTGGTTTTTTCTTGTTGGCTATGTAAATCAAAGTAATGACTAATAGAGATAATTGGGGGTGTTAGAATTTAGTGGTCAGCGGTGAAATGCGTAGACCCATTAAAGACTAACTTATGCGAAAGCATTCACCAAGGATATCTTCTTTGATCAAGAACGAAAGTTGGGGGATCGAAGACGATCAGATACCGTCGTAGTCTCAACTATAAACTATGCCAACTGGAAATTGGCAGACGTTGATCATAGACCCTGTCAGAATCCTATGAGAAATCAAAGTTTTTGGGTTCTGGGGGGAGTATGGTCGCAAGGCTGAAACTTAAAGGAATTGACGGAAGGGCACCACCAGGAGTGGAGCCTGCGGCTTAATTTGACTCAACACGGGGAACCTTACCAGGTCCAGACTTAGTAAGGATTGACAGATTGCAGATCTTTCTTGATTCTAGGATTGGTGGTGCATGGCCGTTCTTAGTTGGTGGAGTGATTTGTCTGGTTAATTCCGTTAACGAACGAGACCTTTGCGTTCCAATTTAGCGTCTTAATTTCGATTAGGACTTGCTATTTGAGGGACTAGCGATTATTCGTCGACGGAAGTTAGAGGCAATAACAGGTCTGTGATGCCCTTAGATGTTCTGGGCTGCACGCGCGCTACACTGGTACAAACTACAAGTGTCTACTAAGCGGAAACGCCGAAGTAAACTTTTGAAAGTGTACCGTGATCGGGCTTGACAATTGCAATTATTTGTCACAAACGAGGAATTCCTAGTAAGCACAGTTCATTAACTTGTACTGATTACGTCCCTGCCCTTTGTACACACCGCCCGTCGCTCCTACCGATTGAATGATCTGGTGAAGACTCCTGAGTTATGATTCTAGTATCTTTCGGGCTACTTTTATCAATTTCAAAGTTGTCTTAGCCATATCATTTAGAGGAAGG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GTCATATGCTTGTCTCAAAAATTAAGCCATGCAAGTCTAAGTATAAGCAATTGTACTGCGAGACTGCAGAAGGCTCATTATATCAGTTATCGTCTACAGGATGGGTATCGAATTTCTATATGGATAACTGTAGTAATTCTAGAGCTAATACATGCCAAAAAGCTGGTTCCTTCGGGGACTGGTGGTCTTATTAGATACAAAGCCAACATTGCTCTCGGGCATGTGTTCGGTGATTCATAATAATGTACCCAATCGCACGACTTTGTCGGCGATGCATCCTTAGAATTTCTGCCCTATCAGCTTTGGATGGTAGTGTAGTGGACTACCATGGCTTTTACGGGTGACGGGGAATTAGGGTTCGATTCCGGAGAGGGAGCCTGAGAAACGGCTACCACTTCTATGGAAGGCAGCAGGCGTGCAAATTACCCAATCCCAATATGGGGAGGTAGTGACAAGAAATAACAATACTGGACTCTTACGAGTTCGGTAATTGCAATGAGAACATTTTAAAGACCTTATCGAGGACCCATTGGAGGGCAAGTCTGGTGCCAGCAGCCGCGGTAATACCAGCTCCAATAGCGTATATAAACATTGCTGCAGTTAAAAAGCTCGTAGTCGAATCTCTGGTCCGCTGGCTCGGTCTACTCTCTCGGGAGTGGTGCCGATGTCGGTAGGGCTATCCTTCGGGAAAGTACTTCTGCACTTGATTGTGTGGCTGTATGATTCCGATCATTTACTGTGAGTAAATGAAAGTGTTCAAAGCAGGCTTTATGCTATGCCTGAATCGTTTAGCATGGAATAATAAGATAGAACTTCGGATCTATTTTGTTGGCTTCTGGATTCAAAGTAATGATCTATAGGGATAGTTGGGGGTGCTCATATTCAGGGGGTAGCGGTGAAATGCAATGATCCTCTGAAGATGAACTAATGCGAAAGCATTCACCAAGGATATCTTCTTTGATCAAGAACGAAAGTTGGGGGATCGAAGACGATCAGATACCGTCGTAGTCTCAACCATAAACGATGCCAACTAGGGATTGGCGATCGTTGTCTTATGACCCCGTCAGGACCTTCAGAGAAATCAAAGTCTCTGGGTTCTGGGGGGAGTATGGTCGCAAGGCTGAAACTTAAAGGAATTGACGGAAGGGCACCACCAGGAGTGGAGCCTGCGGCTTAATTTGACTCAACACGGGAAAACTTACCAGGTCCGGACATAGTGAGGATTGACAGACTGACGCTCTTTCTTGATTCTATGGGTAGTGGTGCATGGCCGTTCTTAGTTGGTGGAGTGATTTGTCTGGTTAATTCCGATAACGAGCGAGACCCCAACCTACTAATTAGCTATGGGAATCTTCGGATTTCTTTTCAATAGCTTCTTAGAGGGACTGCCGGTGTGTAGCCGGAGGAAGTTTGGGGTAATAACAGGTCTGTGATGCCCTTAGATGTTCTGGGCCGCACGCGTGCTACAATGGTGTAAGCAGCGAGTATTTTTTCCTAAGCCGCTAGGTTCGGGTAATCTTTTCAATATGCACCATGCTTGGGCTTGATCATTGTAATTATTGATCACCAACGAGGAACTCCTTGTATGGTTACGTCATCAGCGTAACCAGAATACGTCCCTGCCCTTTGTACACACCGCCCGTCGCTTCTACCGATGAATGATCCGGTGAACATTTTGGACTTGTGAGCTTGACGGGGCAACCCTATGGCTTATCGAGGAAGTTATGTAAACCTTATCATTTAGAGGAAGAAGAAGTCGTAACAAGGTTTTC</text:p>
          </table:table-cell>
          <table:table-cell office:value-type="string" calcext:value-type="string">
            <text:p>d__Eukaryota; p__Cercozoa; c__Vampyrellidae; o__Vampyrellidae; f__Vampyrellidae; g__uncultured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TGTCATATGCTTGTCTCAAAAATTAAGCCATGCAAGTCTAAGTATAAGCAATTGTACTGCGAGACTGCAGAAGGCTCATTATATCAGTTATCGTCTACAGGATGGGTATCGAATTTCTATATGGATAACTGTAGTAATTCTAGAGCTAATACATGCCAAAAAGCTGGTTCCTTCGGGGACTGGTGGTCTTATTAGATACAAAGCCAACATTGCTCTCGGGCATGTGTTCGGTGATTCATAATAATGTACCCAATCGCACGACTTTGTCGGCGATGCATCCTTAGAATTTCTGCCCTATCAGCTTTGGATGGTAGTGTAGTGGACTACCATGGCTTTTACGGGTGACGGGGAATTAGGGTTCGATTCCGGAGAGGGAGCCTGAGAAACGGCTACCACTTCTATGGAAGGCAGCAGGCGTGCAAATTACCCAATCCCAATATGGGGAGGTAGTGACAAGAAATAACAATACTGGACTCTTACGAGTTCGGTAATTGCAATGAGAACATTTTAAAGACCTTATCGAGGACCCATTGGAGGGCAAGTCTGGTGCCAGCAGCCGCGGTAATACCAGCTCCAATAGCGTATATAAACATTGCTGCAGTTAAAAAGCTCGTAGTCGAATCTCTGGTCCGCTGGCTCGGTCTACTCTCTCGGGAGTGGTGCCGATGTCGGTAGGGCTATCCTTCGGGAAAGTACTTCTGCACTTGATTGTGTGGCTGTATGATTCCGATCATTTACTGTGAGTAAATGAAAGTGTTCAAAGCAGGCTTTATGCTATGCCTGAATCGTTTAGCATGGAATAATAAGATAGAACTTCGGATCTATTTTGTTGGCTTCTGGATTCAAAGTAATGATCTATAGGGATAGTTGGGGGTGCTCATATTCAGGGGGTAGCGGTGAAATGCAATGATCCTCTGAAGATGAACTAATGCGAAAGCATTCACCAAGGATATCTTCTTTGATCAAGAACGAAAGTTGGGGGATCGAAGACGATCAGATACCGTCGTAGTCTCAACCATAAACGATGCCAACTAGGGATTGGCGATCGTTGTCTTATGACCCCGTCAGGACCTTCAGAGAAATCAAAGTCTCTGGGTTCTGGGGGGAGTATGGTCGCAAGGCTGAAACTTAAAGGAATTGACGGAAGGGCACCACCAGGAGTGGAGCCTGCGGCTTAATTTGACTCAACACGGGAAAACTTACCAGGTCCGGACATAGTGAGGATTGACAGACTGACGCTCTTTCTTGATTCTATGGGTAGTGGTGCATGGCCGTTCTTAGTTGGTGGAGTGATTTGTCTGGTTAATTCCGATAACGAGCGAGACCCCAACCTACTAATTAGCTATGGGAATCTTCGGATTTCTTTTCAATAGCTTCTTAGAGGGACTGCCGGTGTGTAGCCGGAGGAAGTTTGGGGTAATAACAGGTCTGTGATGCCCTTAGATGTTCTGGGCCGCACGCGTGCTACAATGGTGTAAGCAGCGAGTATTTTTTCCTAAGCCGCTAGGTTCGGGTAATCTTTTCAATATGCACCATGCTTGGGCTTGATCATTGTAATTATTGATCACCAACGAGGAACTCCTTGTATGGTTACGTCATCAGCGTAACCAGAATACGTCCCTGCCCTTTGTACACACCGCCCGTCGCTTCTACCGATGAATGATCCGGTGAACATTTTGGACTTGTGAGCTTGACGGGGCAACCCTATGGCTTATCGAGGAAGTTATGTAAACCTTATCATTTAGAGGAAGAAGAAGTCGTAACAAGGTT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AGTCTAAGTATAAGCACTTATACTGTGAAACTGCGGAAAGCTCATTATATCAGTTATAGTTTATTTGATGGTACCCTTACTACATGGATAACCGTAGTAATTCTAGAGCTAATACATGCCCGGAAACACCGACCTTCGGGAAGGTGCGGACTTATTAGATACAAAGCCAATCCCTTCGGGGTCCATTGGTGAATCATAATAATTCATCGAATCGCATGCCTTCGGGCGGCGATGGGTCATTCAAATTTCTGCCCTATCAGCTATGATGTTAGTGTAGTGGACTAACATGGCTAAAACGGGTGACGGAGGATTAGGGTCTGATTCCGGAGAGGGAGCCTGAGAAATGGCTACCACTTCCAAGGAAGGCAGCAGGCGCGTAAATTACCCAATCCCGACACGGGGAGGTAGTGACAAGAAATAACAATACTGGACATTTTCAATGTCTGGTAATTGGAATGAGTACAACCTAAAATCCTTAACAAGGAACAATTGGAGGGCAAGTCTGGTGCCAGCAGCCGCGGTAATACCAGCTCCAATAGCGTATATTAAAGTTGTTGCAGTTAAAAGGCTCGTAGTCGAACTTATGACCTTGTACGCTTGGCCCGTGGTCTTGTGCCACGTTGTGACGAGCGTACGGGTCATCCTTCTGGAGACTGCTTCTGACCTTTACTGGTTGGTTGCATTATCCAGATCTTTTACTGTGAGAAAAACAAAGTGTTCAAAGCAGGCTAAGATGCTTGAATGCGTTAGCATGGAATAATAAGATAGGACTTCGGTTCTATTTTGTTGGCTTTCAGGACCAAAGTAATGATTAATAGGGATAGTTGGGGGTGCTCGTATTTAACGGTCAGCGGTGAAATGCATGGACCCGTTAAAGACGAACTTATGCGAAAGCATTCACCAAGGATATCTTCTTTGATCAAGAACGAAAGTTGGGGGATCGAAGACGATCAGATACCGTCGTAGTCTCAACCATAAACTATGCCAACTGGTGATTGGCGGCAGTTGATCGTTGACCCCGTCAGCAACCTATGAGAAATCAAAGTCTCTGGGTTCTGGGGGGAGTATGGTCGCAAGGCTGAAACTTAAAGGAATTGACGGAAGGGCACCACCAGGAGTGGAGCCTGCGGCTTAATTTGACTCAACACGGGGAAACTTACCAGGTCCGGACATAGTAAGGATTGACAGATTGAAGATCTTTCTTGATTCTATGGGTGGTGGTGCATGGCCGTTCTTAGTTGGTGGAGTGATTTGTCTGGTTAATTCCGTTAACGAACGAGACCTCATCCTGCTAATTAGTCTAGCTAATCCTCGGATTGGTTTAAACTTCTTAGAGGGACTGTTGGTGTGGCAAGCCAACGGAGGTTTGAGGCAATAACAGGTCTGTGATGCCCTTAGATGTTCTGGGCCGCACGCGCGCTACACTGATGCAATCAGCAAGTGTTCTACCTTAACCGAAAGGTTTGGGTAACCTTGTGAAATTGCATCGTGATGGGGCTTGACGATTGCAATTATTCGTCACAAACGAGGAATTCCTAGTAAGCGCGAGTCATCAGCTCGCATTGATTACGTCCCTGCCCTTTGTACACACCGCCCGTCGCTCCTACCGATTGAATGTTCCGGTGAACCCTTCGGACTCGTGACCTTGGATGGGGCAACTCGTTCATTGTCAATGAGGAAGTTGTGTAAACCTTAACATTTAGAGGAAGGAGAAGTCGTAACAAGGTTTCC</text:p>
          </table:table-cell>
          <table:table-cell office:value-type="string" calcext:value-type="string">
            <text:p>d__Eukaryota; p__Cercozoa; c__Vampyrellidae; o__Vampyrellidae; f__Vampyrellidae; g__Vampyrellid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AGTCTAAGTATAAGCACTTATACTGTGAAACTGCGGAAAGCTCATTATATCAGTTATAGTTTATTTGATGGTACCCTTACTACATGGATAACCGTAGTAATTCTAGAGCTAATACATGCCCGGAAACACCGACCTTCGGGAAGGTGCGGACTTATTAGATACAAAGCCAATCCCTTCGGGGTCCATTGGTGAATCATAATAATTCATCGAATCGCATGCCTTCGGGCGGCGATGGGTCATTCAAATTTCTGCCCTATCAGCTATGATGTTAGTGTAGTGGACTAACATGGCTAAAACGGGTGACGGAGGATTAGGGTCTGATTCCGGAGAGGGAGCCTGAGAAATGGCTACCACTTCCAAGGAAGGCAGCAGGCGCGTAAATTACCCAATCCCGACACGGGGAGGTAGTGACAAGAAATAACAATACTGGACATTTTCAATGTCTGGTAATTGGAATGAGTACAACCTAAAATCCTTAACAAGGAACAATTGGAGGGCAAGTCTGGTGCCAGCAGCCGCGGTAATACCAGCTCCAATAGCGTATATTAAAGTTGTTGCAGTTAAAAGGCTCGTAGTCGAACTTATGACCTTGTACGCTTGGCCCGTGGTCTTGTGCCACGTTGTGACGAGCGTACGGGTCATCCTTCTGGAGACTGCTTCTGACCTTTACTGGTTGGTTGCATTATCCAGATCTTTTACTGTGAGAAAAACAAAGTGTTCAAAGCAGGCTAAGATGCTTGAATGCGTTAGCATGGAATAATAAGATAGGACTTCGGTTCTATTTTGTTGGCTTTCAGGACCAAAGTAATGATTAATAGGGATAGTTGGGGGTGCTCGTATTTAACGGTCAGCGGTGAAATGCATGGACCCGTTAAAGACGAACTTATGCGAAAGCATTCACCAAGGATATCTTCTTTGATCAAGAACGAAAGTTGGGGGATCGAAGACGATCAGATACCGTCGTAGTCTCAACCATAAACTATGCCAACTGGTGATTGGCGGCAGTTGATCGTTGACCCCGTCAGCAACCTATGAGAAATCAAAGTCTCTGGGTTCTGGGGGGAGTATGGTCGCAAGGCTGAAACTTAAAGGAATTGACGGAAGGGCACCACCAGGAGTGGAGCCTGCGGCTTAATTTGACTCAACACGGGGAAACTTACCAGGTCCGGACATAGTAAGGATTGACAGATTGAAGATCTTTCTTGATTCTATGGGTGGTGGTGCATGGCCGTTCTTAGTTGGTGGAGTGATTTGTCTGGTTAATTCCGTTAACGAACGAGACCTCATCCTGCTAATTAGTCTAGCTAATCCTCGGATTGGTTTAAACTTCTTAGAGGGACTGTTGGTGTGGCAAGCCAACGGAGGTTTGAGGCAATAACAGGTCTGTGATGCCCTTAGATGTTCTGGGCCGCACGCGCGCTACACTGATGCAATCAGCAAGTGTTCTACCTTAACCGAAAGGTTTGGGTAACCTTGTGAAATTGCATCGTGATGGGGCTTGACGATTGCAATTATTCGTCACAAACGAGGAATTCCTAGTAAGCGCGAGTCATCAGCTCGCATTGATTACGTCCCTGCCCTTTGTACACACCGCCCGTCGCTCCTACCGATTGAATGTTCCGGTGAACCCTTCGGACTCGTGACCTTGGATGGGGCAACTCGTTCATTGTCAATGAGGAAGTTGTGTAAACCTTAACATTTAGAGGAAGGAGAAGTCGTAACAAGGTTTCC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AGTCTAAGTATAAGCATTTATACTGTGAAACTGCGGAAAGCTCATTATATCAGTTATAGTTTATTTGATGGTAAACCCACTACATGGATAACCGTAGTAATTCTAGAGCTAATACATGCCCAGAAGCGGTTTCGCAAGGGACCGTGGACTTATTAGATCAAGAGCCAACCCTGCTTCGGCAGGACTAAGCTGAATCATAGTAATTTCGCTAATCGCATGGTCTTGTACCGGCGATGGGTCATTCAAATTTCTGCCCTATCAGCTGTGATGTTAGTGTAGTGGACTAACATGGCATAAACGGGTGACGGAGGATTAGGGTCTGATTCCGGAGAGGGAGCCTGAGAAATGGCTACCACTTCCAAGGAAGGCAGCAGGCGCGTAAATTACCCAATCCCGATACGGGGAGGTAGTGACAAGAAATAACAATACCGGATCTTTCTAGATCTGGTAATTGGAATGAGTACAACCTAAACTCCTTAACAAGGACCAATTGGAGGGCAAGTCTGGTGCCAGCAGCCGCGGTAATACCAGCTCCAATAGCGTATATTAAAGTTGTTGCAGTTAAAAGGCTCGTAGTCGAACTTCTGGTTCTTTAGTCTTGTCCCGTTCTCTTGTAGAACGTTGTGACGAGTCTTAGAACCTTCCTGGTTGAAAGCGCTTCTGCCCTTTATTGGGTTGGTTGTGTGATCTGCCTCTTTTACTGTGAGAAAAACAAAGTGCTCAAAGCAGGCTTTACAGCTTGAATGCGTTAGCATGGAATAATAAGATAGGACTTTGTTTCTATTTTGTTGGCTCTGAGGAACAAAGTAATGATTGATAGGGATAGTTGGGGGTGCTCGTATTTAACGGTCAGCGGTGAAATGCATGGACCCGTTAAAGACGAACCTATGCGAAAGCATTCACCAAGGATATCTTCTTTGATCAAGAACGAAAGTTGGGGGATCGAAGACGATCAGATACCGTCGTAGTCTCAACCATAAACTATGCCGACTAGGGATTGGCGGCAGTTGATCATTGACCCCGTCAGCACCTTATGAGAAATCAAAGTCTTTGGGTTCTGGGGGGAGTATGGTCGCAAGGCTGAAACTTAAAGGAATTGACGGAAGGGCACCACCAGGAGTGGAGCCTGCGGCTTAATTTGACTCAACACGGGAAAACTTACCAGGTCCGGACATAGTAAGGATTGACAGATTGAAGATCTTTCTTGATTCTATGGGTGGTGGTGCATGGCCGTTCTTAGTTGGTGGAGTGATTTGTCTGGTTAATTCCGTTAACGAACGAGACCTCAACCTATTAATTATGTTTCGCCAATCTTCGGATTGGATGAGACTTCTTAGAGGTACTGTTGGTGCTACAAGCCGACGGAAGTTTGAGGCAATAACAGGTCTGTGATGCCCTTAGATGTTCTGGGCCGCACGCGCGCTACACTGATGCAAGCAACAAGTACTTCCTTGACTGAAAAGTCAGGGTAACCTTTTGAAATTGCATCGTGATGGGGTTTGACGATTGTAATTGTTCGTCACTAACGAGGAATTCCTAGTAAGCGCGGGTCATCAGCCCGCACTGATTACGTCCCTGCCCTTTGTACACACCGCCCGTCGCTCCTACCGATTGAATGTTCCGGTGAATCCTTCGGACCTATTTCTAGAGGTGGGGAAACTCATTTTTAGAAGATTGGGAAGTTGTGTAAACCTTAACATTTAGAGGAAGGAGAAGTCGTAACAAGGTTTCC</text:p>
          </table:table-cell>
          <table:table-cell office:value-type="string" calcext:value-type="string">
            <text:p>d__Eukaryota; p__Cercozoa; c__Vampyrellidae; o__Vampyrellidae; f__Vampyrellidae; g__Vampyrell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AGTCTAAGTATAAGCATTTATACTGTGAAACTGCGGAAAGCTCATTATATCAGTTATAGTTTATTTGATGGTAAACCCACTACATGGATAACCGTAGTAATTCTAGAGCTAATACATGCCCAGAAGCGGTTTCGCAAGGGACCGTGGACTTATTAGATCAAGAGCCAACCCTGCTTCGGCAGGACTAAGCTGAATCATAGTAATTTCGCTAATCGCATGGTCTTGTACCGGCGATGGGTCATTCAAATTTCTGCCCTATCAGCTGTGATGTTAGTGTAGTGGACTAACATGGCATAAACGGGTGACGGAGGATTAGGGTCTGATTCCGGAGAGGGAGCCTGAGAAATGGCTACCACTTCCAAGGAAGGCAGCAGGCGCGTAAATTACCCAATCCCGATACGGGGAGGTAGTGACAAGAAATAACAATACCGGATCTTTCTAGATCTGGTAATTGGAATGAGTACAACCTAAACTCCTTAACAAGGACCAATTGGAGGGCAAGTCTGGTGCCAGCAGCCGCGGTAATACCAGCTCCAATAGCGTATATTAAAGTTGTTGCAGTTAAAAGGCTCGTAGTCGAACTTCTGGTTCTTTAGTCTTGTCCCGTTCTCTTGTAGAACGTTGTGACGAGTCTTAGAACCTTCCTGGTTGAAAGCGCTTCTGCCCTTTATTGGGTTGGTTGTGTGATCTGCCTCTTTTACTGTGAGAAAAACAAAGTGCTCAAAGCAGGCTTTACAGCTTGAATGCGTTAGCATGGAATAATAAGATAGGACTTTGTTTCTATTTTGTTGGCTCTGAGGAACAAAGTAATGATTGATAGGGATAGTTGGGGGTGCTCGTATTTAACGGTCAGCGGTGAAATGCATGGACCCGTTAAAGACGAACCTATGCGAAAGCATTCACCAAGGATATCTTCTTTGATCAAGAACGAAAGTTGGGGGATCGAAGACGATCAGATACCGTCGTAGTCTCAACCATAAACTATGCCGACTAGGGATTGGCGGCAGTTGATCATTGACCCCGTCAGCACCTTATGAGAAATCAAAGTCTTTGGGTTCTGGGGGGAGTATGGTCGCAAGGCTGAAACTTAAAGGAATTGACGGAAGGGCACCACCAGGAGTGGAGCCTGCGGCTTAATTTGACTCAACACGGGAAAACTTACCAGGTCCGGACATAGTAAGGATTGACAGATTGAAGATCTTTCTTGATTCTATGGGTGGTGGTGCATGGCCGTTCTTAGTTGGTGGAGTGATTTGTCTGGTTAATTCCGTTAACGAACGAGACCTCAACCTATTAATTATGTTTCGCCAATCTTCGGATTGGATGAGACTTCTTAGAGGTACTGTTGGTGCTACAAGCCGACGGAAGTTTGAGGCAATAACAGGTCTGTGATGCCCTTAGATGTTCTGGGCCGCACGCGCGCTACACTGATGCAAGCAACAAGTACTTCCTTGACTGAAAAGTCAGGGTAACCTTTTGAAATTGCATCGTGATGGGGTTTGACGATTGTAATTGTTCGTCACTAACGAGGAATTCCTAGTAAGCGCGGGTCATCAGCCCGCACTGATTACGTCCCTGCCCTTTGTACACACCGCCCGTCGCTCCTACCGATTGAATGTTCCGGTGAATCCTTCGGACCTATTTCTAGAGGTGGGGAAACTCATTTTTAGAAGATTGGGAAGTTGTGTAAACCTTAACATTTAGAGGAAGGAGAAGTCGTAACAAGGTTTCC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AGTCTAAGTATAAGCATTTATACTGTGAAACTGCGGAAAGCTCATTATATCAGTTATAGTTTATTTGATGGTACACCCACTACATGGATAACCGTAGTAATTCTAGAGCTAATACATGCCCAGGTGCGGCGACTTTATGGAGCCGTGGACTTATTAGATCAAGAGCCAACCCTGCTTGCAGGACTGAGCTGAATCATAGTAATTTTGCTAATCGCAGAGGTCTTGTACCGGCGATGGGTCATTCAAATTTCTGCCCTATCAGCTGTGATGTTAGTGTAGTGGACTAACATGGCATAAACGGGTGACGGAGGATTAGGGTCTGATTCCGGAGAGGGAGCCTGAGAAATGGCTACCACTTCCAAGGAAGGCAGCAGGCGCGTAAATTACCCAATCCCGACACGGGGAGGTAGTGACAAGAAATAACAATACCGGATCTTTATAGATCTGGTAATTGGAATGAGTACAATCTAAACTCCTTAACAAGGACCAATTGGAGGGCAAGTCTGGTGCCAGCAGCCGCGGTAATACCAGCTCCAATAGCGTATATTAAAGTTGTTGCAGTTAAAAGGCTCGTAGTCGAACTTTTGGTCCTTTAGGTTTGTCCCGTTCTCTTGTAGAACGTTGTGACGATTCTTAGGACCTTCCTGGTAGAAAGTGTTTCTGCCCTTTATTGGGTTGGTTGCGCAATCTGCCTCTTTTACTGTGAGAAAAACAAAGTGCTCAAAGCAGGCTTTACAGCTTGAATGCGTTAGCATGGAATAATAAGATAGGACTTTGATTCTATTTTGTTGGCTCTGAGGAACAAAGTAATGATTGATAGGGATAGTTGGGGGTGCTCGTATTTAACGGTCAGCGGTGAAATGCATGGACCCGTTAAAGACGAACCTATGCGAAAGCATTCACCAAGGATATCTTCTTTGATCAAGAACGAAAGTTGGGGGATCGAAGACGATCAGATACCGTCGTAGTCTCAACCATAAACAATGCCGACTAGGGATTGGCGGCAGTTGATCATTGACCCCGTCAGCACCTTATGAGAAATCAAAGTCTTTGGGTTCTGGGGGGAGTATGGTCGCAAGGCTGAAACTTAAAGGAATTGACGGAAGGGCACCACCAGGAGTGGAGCCTGCGGCTTAATTTGACTCAACACGGGGAAACTTACCAGGTCCGGACATAGTAAGGATTGACAGATTGAAGATCTTTCTTGATTCTATGGGTGGTGGTGCATGGCCGTTCTTAGTTGGTGGAGTGATTTGTCTGGTTAATTCCGTTAACGAACGAGACCTCATCCTACTAATTACGTCTTTCTAATCTTCGGATTGGGTTAGACTTCTTAGAGGTACTGTTGGTGCTACAAGCCGACGGAAGTTTGAGGCAATAACAGGTCTGTGATGCCCTTAGATGTTCTGGGCCGCACGCGCGCTACACTGATGCAAGCAACAAGTACTTCCTTGACTGGCAAGTCAGGGTAACCTTTTGAAATTGCATCGTGATGGGGTTTGACGATTGTAATTGTTCGTCACTAACGAGGAATTCCTAGTAAGCGCGGGTCATCAGCCCGCACTGATTACGTCCCTGCCCTTTGTACACACCGCCCGTCGCTCCTACCGATTGAATGTTCCGGTGAACCCTTCGGACCTATTTCCAGTGGTGGGGAAACTTGCTACTGGAAGATTGGAAAGTTGTGTAAACCTTAACATTTAGAGGAAGGAGAAGTCGTAACAAGGTTTCC</text:p>
          </table:table-cell>
          <table:table-cell office:value-type="string" calcext:value-type="string">
            <text:p>d__Eukaryota; p__Cercozoa; c__Vampyrellidae; o__Vampyrellidae; f__Vampyrellidae; g__Vampyrell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AGTCTAAGTATAAGCATTTATACTGTGAAACTGCGGAAAGCTCATTATATCAGTTATAGTTTATTTGATGGTACACCCACTACATGGATAACCGTAGTAATTCTAGAGCTAATACATGCCCAGGTGCGGCGACTTTATGGAGCCGTGGACTTATTAGATCAAGAGCCAACCCTGCTTGCAGGACTGAGCTGAATCATAGTAATTTTGCTAATCGCAGAGGTCTTGTACCGGCGATGGGTCATTCAAATTTCTGCCCTATCAGCTGTGATGTTAGTGTAGTGGACTAACATGGCATAAACGGGTGACGGAGGATTAGGGTCTGATTCCGGAGAGGGAGCCTGAGAAATGGCTACCACTTCCAAGGAAGGCAGCAGGCGCGTAAATTACCCAATCCCGACACGGGGAGGTAGTGACAAGAAATAACAATACCGGATCTTTATAGATCTGGTAATTGGAATGAGTACAATCTAAACTCCTTAACAAGGACCAATTGGAGGGCAAGTCTGGTGCCAGCAGCCGCGGTAATACCAGCTCCAATAGCGTATATTAAAGTTGTTGCAGTTAAAAGGCTCGTAGTCGAACTTTTGGTCCTTTAGGTTTGTCCCGTTCTCTTGTAGAACGTTGTGACGATTCTTAGGACCTTCCTGGTAGAAAGTGTTTCTGCCCTTTATTGGGTTGGTTGCGCAATCTGCCTCTTTTACTGTGAGAAAAACAAAGTGCTCAAAGCAGGCTTTACAGCTTGAATGCGTTAGCATGGAATAATAAGATAGGACTTTGATTCTATTTTGTTGGCTCTGAGGAACAAAGTAATGATTGATAGGGATAGTTGGGGGTGCTCGTATTTAACGGTCAGCGGTGAAATGCATGGACCCGTTAAAGACGAACCTATGCGAAAGCATTCACCAAGGATATCTTCTTTGATCAAGAACGAAAGTTGGGGGATCGAAGACGATCAGATACCGTCGTAGTCTCAACCATAAACAATGCCGACTAGGGATTGGCGGCAGTTGATCATTGACCCCGTCAGCACCTTATGAGAAATCAAAGTCTTTGGGTTCTGGGGGGAGTATGGTCGCAAGGCTGAAACTTAAAGGAATTGACGGAAGGGCACCACCAGGAGTGGAGCCTGCGGCTTAATTTGACTCAACACGGGGAAACTTACCAGGTCCGGACATAGTAAGGATTGACAGATTGAAGATCTTTCTTGATTCTATGGGTGGTGGTGCATGGCCGTTCTTAGTTGGTGGAGTGATTTGTCTGGTTAATTCCGTTAACGAACGAGACCTCATCCTACTAATTACGTCTTTCTAATCTTCGGATTGGGTTAGACTTCTTAGAGGTACTGTTGGTGCTACAAGCCGACGGAAGTTTGAGGCAATAACAGGTCTGTGATGCCCTTAGATGTTCTGGGCCGCACGCGCGCTACACTGATGCAAGCAACAAGTACTTCCTTGACTGGCAAGTCAGGGTAACCTTTTGAAATTGCATCGTGATGGGGTTTGACGATTGTAATTGTTCGTCACTAACGAGGAATTCCTAGTAAGCGCGGGTCATCAGCCCGCACTGATTACGTCCCTGCCCTTTGTACACACCGCCCGTCGCTCCTACCGATTGAATGTTCCGGTGAACCCTTCGGACCTATTTCCAGTGGTGGGGAAACTTGCTACTGGAAGATTGGAAAGTTGTGTAAACCTTAA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ATACGGTGAAACTGCGAATGGCTCATTAAATCAGTTATAGTTTATTTGATGGTACTTTTACTCGGATAACCGTAGTAATTCTAGAGCTAATACGTGCGTAAATCCCGACTTATGGAAGGGACGTATTTATTAGATAAAAGGCCAGCCGGGCTTGCCCGACCTTAGGCGAATCATGATAACTTCACGAATCGCACGCCCTTGTGGCGGCGATGTTTCATTCAAATTTCTGCCCTATCAACTTTCGATGGTAGGATAGAGGCCTACCATGGTGGTAACGGGTGACGGAGGATTAGGGTTCGATTCCGGAGAGGGAGCCTGAGAAACGGCTACCACATCCAAGGAAGGCAGCAGGCGCGCAAATTACCCAATCCCGACACGGGGAGGTAGTGACAATAAATAACAATACTGGGCATTTATGTCTGGTAATTGGAATGAGTACAATGTAAATATCTTAACGAGTATCCATTGGAGGGCAAGTCTGGTGCCAGCAGCCGCGGTAATTCCAGCTCCAATAGCGTATATTTAAGTTGTTGCAGTTAAAAAGCTCGTAGTTGGATTTCGGATGTGTTGACGCGGTCTGCCTCTGGTATGTACTGCGTTCGATGCATCTTTCTGCTGGGGACGAGCTCCTGGGCTTAACTGTCTGGGACTCGGAATCAGCGAAGTGACCTTGAGCAAACAAGAGTGTTCAAAGCAAGCCTACGCTCTGAATTTTTTAGCATGGAATCACACGATAGGACTCTGGCCTATCTTGTTGGTCTGTAGGACCGGAGTAATGATTAAGAGGGACAGTCGGGGGCATTCGTATTTCATTGTCAGAGGTGAAATTCTTGGATTTATGAAAGACGAACTTCTGCGAAAGCATTTGCCAAGGATGTTTTCATTGATCAAGAACGAAAGTTGGGGGCTCGAAGACGATTAGATACCGTCGTAGTCTCAACCATAAACGATGCCGACTAGGGATTGGCAGGTGTTCCATTGATGACCCTGCCAGCACCTTATGAGAAATCAAAGTTTTTGGGTTCCGGGGGGAGTATGGTCGCAAGGCTGAAACTTAAAGGAATTGACGGAAGGGCACCACCAGGCGTGGAGCCTGCGGCTTAATTTGACTCAACACGGGGAAACTTACCAGGTCCAGACACGGGGAGGATTGACAGATTGAGAGCTCTTTCTTGATTCTGTGGGTGGTGGTGCATGGCCGTTCTTAGTTGGTGGGTTGCCTTGTCAGGTTGATTCCGGTAACGAACGAGACCTCAGCCTGCTAAATAGTAACACATACTTTCGTATGTGCTTTACTTCTTAGAGGGACTATTGGCGTTTAGTCAATGGAAGTGTGAGGCAATAACAGGTCTGTGATGCCCTTAGATGTTCTGGGCCGCACGCGCGCTACACTGATGCATTCAACGAGCCTATCCTTGGCCGAGAGGTCCGGGTAATCTTTGAAACTGCATCGTGATGGGGATAGATTATTGCAATTATTAGTCTTCAACGAGGAATGCCTAGTAAGCGCAAGTCATCAGCTTGCGTTGATTACGTCCCTGCCCTTTGTACACACCGCCCGTCGCTCCTACCGATTGGGTGTGCTGGTGAAGTGTTCGGATTGGTACCTGCGGTGGGAAGCTACTGCTGGCGCTGAGAAGAACATTAAACCCTCCCACCTAGAGGAAGGAGAAGTCGTAACAAGGTTTCC</text:p>
          </table:table-cell>
          <table:table-cell office:value-type="string" calcext:value-type="string">
            <text:p>d__Eukaryota; p__Chlorophyta; c__Chlorophyceae; o__Chlorophyceae; f__Chlorophyceae; g__Chlor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GCTTATACGGTGAAACTGCGAATGGCTCATTAAATCAGTTATAGTTTATTTGATGGTACTTTTACTCGGATAACCGTAGTAATTCTAGAGCTAATACGTGCGTAAATCCCGACTTATGGAAGGGACGTATTTATTAGATAAAAGGCCAGCCGGGCTTGCCCGACCTTAGGCGAATCATGATAACTTCACGAATCGCACGCCCTTGTGGCGGCGATGTTTCATTCAAATTTCTGCCCTATCAACTTTCGATGGTAGGATAGAGGCCTACCATGGTGGTAACGGGTGACGGAGGATTAGGGTTCGATTCCGGAGAGGGAGCCTGAGAAACGGCTACCACATCCAAGGAAGGCAGCAGGCGCGCAAATTACCCAATCCCGACACGGGGAGGTAGTGACAATAAATAACAATACTGGGCATTTATGTCTGGTAATTGGAATGAGTACAATGTAAATATCTTAACGAGTATCCATTGGAGGGCAAGTCTGGTGCCAGCAGCCGCGGTAATTCCAGCTCCAATAGCGTATATTTAAGTTGTTGCAGTTAAAAAGCTCGTAGTTGGATTTCGGATGTGTTGACGCGGTCTGCCTCTGGTATGTACTGCGTTCGATGCATCTTTCTGCTGGGGACGAGCTCCTGGGCTTAACTGTCTGGGACTCGGAATCAGCGAAGTGACCTTGAGCAAACAAGAGTGTTCAAAGCAAGCCTACGCTCTGAATTTTTTAGCATGGAATCACACGATAGGACTCTGGCCTATCTTGTTGGTCTGTAGGACCGGAGTAATGATTAAGAGGGACAGTCGGGGGCATTCGTATTTCATTGTCAGAGGTGAAATTCTTGGATTTATGAAAGACGAACTTCTGCGAAAGCATTTGCCAAGGATGTTTTCATTGATCAAGAACGAAAGTTGGGGGCTCGAAGACGATTAGATACCGTCGTAGTCTCAACCATAAACGATGCCGACTAGGGATTGGCAGGTGTTCCATTGATGACCCTGCCAGCACCTTATGAGAAATCAAAGTTTTTGGGTTCCGGGGGGAGTATGGTCGCAAGGCTGAAACTTAAAGGAATTGACGGAAGGGCACCACCAGGCGTGGAGCCTGCGGCTTAATTTGACTCAACACGGGGAAACTTACCAGGTCCAGACACGGGGAGGATTGACAGATTGAGAGCTCTTTCTTGATTCTGTGGGTGGTGGTGCATGGCCGTTCTTAGTTGGTGGGTTGCCTTGTCAGGTTGATTCCGGTAACGAACGAGACCTCAGCCTGCTAAATAGTAACACATACTTTCGTATGTGCTTTACTTCTTAGAGGGACTATTGGCGTTTAGTCAATGGAAGTGTGAGGCAATAACAGGTCTGTGATGCCCTTAGATGTTCTGGGCCGCACGCGCGCTACACTGATGCATTCAACGAGCCTATCCTTGGCCGAGAGGTCCGGGTAATCTTTGAAACTGCATCGTGATGGGGATAGATTATTGCAATTATTAGTCTTCAACGAGGAATGCCTAGTAAGCGCAAGTCATCAGCTTGCGTTGATTACGTCCCTGCCCTTTGTACACACCGCCCGTCGCTCCTACCGATTGGGTGTGCTGGTGAAGTGTTCGGATTGGTACCTGCGGTGGGAAGCTACTGCTGGCGCTGAGAAGAACAT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ATACTGTGAAACTGCGAATGGCTCATTAAATCAGTTATAGTTTATTTGATGGTACAATCTACTCGGATAACCGTAGTAATTCTAGAGCTAATACGTGCGTAAATCCCGACTTCTGGAAGGGACGTATTTATTAGATAAAAGGCCAGCCGGAGTTTCTCCGACCTGCGGTGAATCATGATAACTTCACGAATCGCACGGCCTTGCGCCGGCGATGTTTCATTCAAATTTCTGCCCTATCAACTTTCGATGGTAGGATAGAGGCCTACCATGGTGGTAACGGGTGACGGAGGATTAGGGTTCGATTCCGGAGAGGGAGCCTGAGAAACGGCTACCACATCCAAGGAAGGCAGCAGGCGCGCAAATTACCCAATCCCGACACGGGGAGGTAGTGACAATAAATAACAATACCGGGCATTTAATGTCTGGTAATTGGAATGAGTACAATCTAAATCCCTTAACGAGGATCCATTGGAGGGCAAGTCTGGTGCCAGCAGCCGCGGTAATTCCAGCTCCAATAGCGTATATTTAAGTTGTTGCAGTTAAAAAGCTCGTAGTTGGATTTCGGGTGGGTGTTAGCGGTCCGGCTCTGCTGTGTACTGCTAATGCCTACCTTTCTGTCGGGGACGGGCTCTTGGACTTTACTGTCCGGGACTCGGAGTCGACGAGGTTACTTTGAGTAAATTAGAGTGTTCAAAGCAGGCGTACGCTATGAATACATTAGCATGGAATAACACGATAGGACTCTGGCTTATCTTGTTGGTCTGTAAGACCGGAGTAATGATTAAGAGGGACAGTCGGGGGCATTCGTATTTCATTGTCAGAGGTGAAATTCTTGGATTTATGAAAGACGAACTTCTGCGAAAGCATTTGCCAAGGATGTTTTCATTAATCAAGAACGAAAGTTGGGGGCTCGAAGACGATTAGATACCGTCGTAGTCTCAACCATAAACGATGCCGACTAGGGATTGGCAGGTGTTTCGTTGATGACCCTGCCAGCACCTTATGAGAAATCAAAGTTTTTGGGTTCCGGGGGGAGTATGGTCGCAAGGCTGAAACTTAAAGGAATTGACGGAAGGGCACCACCAGGCGTGGAGCCTGCGGCTTAATTTGACTCAACACGGGAAAACTTACCAGGTCCAGACACGGGGAGGATTGACAGATTGAGAGCTCTTTCTTGATTCTGTGGGTGGTGGTGCATGGCCGTTCTTAGTTGGTGGGTTGCCTTGTCAGGTTGATTCCGGTAACGAACGAGACCTCAGCCTGCTAAATAGTTACAGCTACTTTTTGTAGCTGCCAAACTTCTTAGAGGGACTATTGTCGTTTAGGCAATGGAAGTGTGAGGCAATAACAGGTCTGTGATGCCCTTAGATGTTCTGGGCCGCACGCGCGCTACACTGTTGCATTCAACGAGCCTATCCTTGGCCGAGAGGTCCGGGTAATCTTTGAAACTGCAACGTGATGGGGATAGATTATTGCAATTATTAGTCTTCAACGAGGAATGCCTAGTAAGCGCGAGTCATCAGCTCGCGTTGATTACGTCCCTGCCCTTTGTACACACCGCCCGTCGCTCCTACCGATTGGGTGTGCTGGTGAAGTGTTCGGATTGGTTTCAGTTGATGGCAACATCGGCTGTTGCTGAGAAGATCATTAAACCCTCCCACCTAGAGGAAGGAGAAGTCGTAACAAGGTTTCC</text:p>
          </table:table-cell>
          <table:table-cell office:value-type="string" calcext:value-type="string">
            <text:p>d__Eukaryota; p__Chlorophyta; c__Chlorophyceae; o__Chlorophyceae; f__Chlorophyceae; g__Chlor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GCTTATACTGTGAAACTGCGAATGGCTCATTAAATCAGTTATAGTTTATTTGATGGTACAATCTACTCGGATAACCGTAGTAATTCTAGAGCTAATACGTGCGTAAATCCCGACTTCTGGAAGGGACGTATTTATTAGATAAAAGGCCAGCCGGAGTTTCTCCGACCTGCGGTGAATCATGATAACTTCACGAATCGCACGGCCTTGCGCCGGCGATGTTTCATTCAAATTTCTGCCCTATCAACTTTCGATGGTAGGATAGAGGCCTACCATGGTGGTAACGGGTGACGGAGGATTAGGGTTCGATTCCGGAGAGGGAGCCTGAGAAACGGCTACCACATCCAAGGAAGGCAGCAGGCGCGCAAATTACCCAATCCCGACACGGGGAGGTAGTGACAATAAATAACAATACCGGGCATTTAATGTCTGGTAATTGGAATGAGTACAATCTAAATCCCTTAACGAGGATCCATTGGAGGGCAAGTCTGGTGCCAGCAGCCGCGGTAATTCCAGCTCCAATAGCGTATATTTAAGTTGTTGCAGTTAAAAAGCTCGTAGTTGGATTTCGGGTGGGTGTTAGCGGTCCGGCTCTGCTGTGTACTGCTAATGCCTACCTTTCTGTCGGGGACGGGCTCTTGGACTTTACTGTCCGGGACTCGGAGTCGACGAGGTTACTTTGAGTAAATTAGAGTGTTCAAAGCAGGCGTACGCTATGAATACATTAGCATGGAATAACACGATAGGACTCTGGCTTATCTTGTTGGTCTGTAAGACCGGAGTAATGATTAAGAGGGACAGTCGGGGGCATTCGTATTTCATTGTCAGAGGTGAAATTCTTGGATTTATGAAAGACGAACTTCTGCGAAAGCATTTGCCAAGGATGTTTTCATTAATCAAGAACGAAAGTTGGGGGCTCGAAGACGATTAGATACCGTCGTAGTCTCAACCATAAACGATGCCGACTAGGGATTGGCAGGTGTTTCGTTGATGACCCTGCCAGCACCTTATGAGAAATCAAAGTTTTTGGGTTCCGGGGGGAGTATGGTCGCAAGGCTGAAACTTAAAGGAATTGACGGAAGGGCACCACCAGGCGTGGAGCCTGCGGCTTAATTTGACTCAACACGGGAAAACTTACCAGGTCCAGACACGGGGAGGATTGACAGATTGAGAGCTCTTTCTTGATTCTGTGGGTGGTGGTGCATGGCCGTTCTTAGTTGGTGGGTTGCCTTGTCAGGTTGATTCCGGTAACGAACGAGACCTCAGCCTGCTAAATAGTTACAGCTACTTTTTGTAGCTGCCAAACTTCTTAGAGGGACTATTGTCGTTTAGGCAATGGAAGTGTGAGGCAATAACAGGTCTGTGATGCCCTTAGATGTTCTGGGCCGCACGCGCGCTACACTGTTGCATTCAACGAGCCTATCCTTGGCCGAGAGGTCCGGGTAATCTTTGAAACTGCAACGTGATGGGGATAGATTATTGCAATTATTAGTCTTCAACGAGGAATGCCTAGTAAGCGCGAGTCATCAGCTCGCGTTGATTACGTCCCTGCCCTTTGTACACACCGCCCGTCGCTCCTACCGATTGGGTGTGCTGGTGAAGTGTTCGGATTGGTTTCAGTTGATGGCAACATCGGCTGTTGCTGAGAAGATCATTAAACCCTCCCACCTAGAGGAAGGAG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ATACTGTGAAACTGCGAATGGCTCATTAAATCAGTTATAGTTTATTTGATGGTACACTACTACTCGGATAACCGTAGTAATTCTAGAGCTAATACGTGCGTAAATCCCGACTTCTGGAAGGGACGTATTTATTAGATAAAAGGCCGACCGGACTTTGTCCGACCCGCGGTGAATCATAATAACTTCACGAATCGCATGGCCTTGCGCCGGCGATGTTTCATTCAAATTTCTGCCCTATCAACTTTCGATGGTAGGATAGAGGCCTACCATGGTGGTAACGGGTGACGGAGGATTAGGGTTCGATTCCGGAGAGGGAGCCTGAGAAACGGCTACCACATCCAAGGAAGGCAGCAGGCGCGCAAATTACCCAATCCTGATACGGGGAGGTAGTGACAATAAATAACAATACCGGGCATTTAATGTCTGGTAATTGGAATGAGTACAATTTAAATCCCTTAACGAGGATCCATTGGAGGGCAAGTCTGGTGCCAGCAGCCGCGGTAATTCCAGCTCCAATAGCGTATATTTAAGTTGTTGCAGTTAAAAAGCTCGTAGTTGGATTTCGGATGGGGTGCAGCGGTCCGCCTCCGGTGAGTACTGCTGTGACCCATCTTTCTGCCGGGGACGGGCTCCTGGGCTTCACTGTCCGGGACTCGGAGTCGGCGTTGTTACTTTGAGTAAATTAGAGTGTTCAAAGCAGGCCTACGCTCTGAATACTTTAGCATGGAATAACACGATAGGACTCTGGCCTATCTTGTTGGTCTGTAGGACCGGAGTAATGATTAAGAGGGACAGTCGGGGGCATTCGTATTTCATTGTCAGAGGTGAAATTCTTGGATTTATGAAAGACGAACTACTGCGAAAGCATTTGCCAAGGATGTTTTCATTAATCAAGAACGAAAGTTGGGGGCTCGAAGACGATTAGATACCGTCGTAGTCTCAACCATAAACGATGCCGACTAGGGATTGGCGGGTGTTTATTCAATGACCCCGCCAGCACCTTATGAGAAATCAAAGTTTTTGGGTTCCGGGGGGAGTATGGTCGCAAGGCTGAAACTTAAAGGAATTGACGGAAGGGCACCACCAGGCGTGGAGCCTGCGGCTTAATTTGACTCAACACGGGAAAACTTACCAGGTCCAGACATAGTGAGGATTGACAGATTGAGAGCTCTTTCTTGATTCTATGGGTGGTGGTGCATGGCCGTTCTTAGTTGGTGGGTTGCCTTGTCAGGTTGATTCCGGTAACGAACGAGACCTCAGCCTGCTAAATAGTCACGGTCGCTTCTTGCGGCCGGCTGACTTCTTAGAGGGACTATTGGCGTTTAGTCAATGGAAGTATGAGGCAATAACAGGTCTGTGATGCCCTTAGATGTTCTGGGCCGCACGCGCGCTACACTGATGCATTCAACGAGCCTATCCTTGGCCGAGAGGCCCGGGTAATCTTTGAAACTGCATCGTGATGGGGATAGATTATTGCAATTATTAGTCTTCAACGAGGAATGCCTAGTAAGCGCGAGTCATCAGCTCGCGTTGATTACGTCCCTGCCCTTTGTACACACCGCCCGTCGCTCCTACCGATTGGGTGTGCTGGTGAAGAGTTCGGATTGGCAATTGCGGGGGGTTCGCCTCCTGCTGTTGCCGAGAAGTTCTTTAAACCCTCCCACCTAGAGGAAGGAGAAGTCGTAACAAGGTTTCC</text:p>
          </table:table-cell>
          <table:table-cell office:value-type="string" calcext:value-type="string">
            <text:p>d__Eukaryota; p__Chlorophyta; c__Chlorophyceae; o__Chlorophyceae; f__Chlorophyceae; g__Chlorophy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CTGCTTATACTGTGAAACTGCGAATGGCTCATTAAATCAGTTATAGTTTATTTGATGGTACACTACTACTCGGATAACCGTAGTAATTCTAGAGCTAATACGTGCGTAAATCCCGACTTCTGGAAGGGACGTATTTATTAGATAAAAGGCCGACCGGACTTTGTCCGACCCGCGGTGAATCATAATAACTTCACGAATCGCATGGCCTTGCGCCGGCGATGTTTCATTCAAATTTCTGCCCTATCAACTTTCGATGGTAGGATAGAGGCCTACCATGGTGGTAACGGGTGACGGAGGATTAGGGTTCGATTCCGGAGAGGGAGCCTGAGAAACGGCTACCACATCCAAGGAAGGCAGCAGGCGCGCAAATTACCCAATCCTGATACGGGGAGGTAGTGACAATAAATAACAATACCGGGCATTTAATGTCTGGTAATTGGAATGAGTACAATTTAAATCCCTTAACGAGGATCCATTGGAGGGCAAGTCTGGTGCCAGCAGCCGCGGTAATTCCAGCTCCAATAGCGTATATTTAAGTTGTTGCAGTTAAAAAGCTCGTAGTTGGATTTCGGATGGGGTGCAGCGGTCCGCCTCCGGTGAGTACTGCTGTGACCCATCTTTCTGCCGGGGACGGGCTCCTGGGCTTCACTGTCCGGGACTCGGAGTCGGCGTTGTTACTTTGAGTAAATTAGAGTGTTCAAAGCAGGCCTACGCTCTGAATACTTTAGCATGGAATAACACGATAGGACTCTGGCCTATCTTGTTGGTCTGTAGGACCGGAGTAATGATTAAGAGGGACAGTCGGGGGCATTCGTATTTCATTGTCAGAGGTGAAATTCTTGGATTTATGAAAGACGAACTACTGCGAAAGCATTTGCCAAGGATGTTTTCATTAATCAAGAACGAAAGTTGGGGGCTCGAAGACGATTAGATACCGTCGTAGTCTCAACCATAAACGATGCCGACTAGGGATTGGCGGGTGTTTATTCAATGACCCCGCCAGCACCTTATGAGAAATCAAAGTTTTTGGGTTCCGGGGGGAGTATGGTCGCAAGGCTGAAACTTAAAGGAATTGACGGAAGGGCACCACCAGGCGTGGAGCCTGCGGCTTAATTTGACTCAACACGGGAAAACTTACCAGGTCCAGACATAGTGAGGATTGACAGATTGAGAGCTCTTTCTTGATTCTATGGGTGGTGGTGCATGGCCGTTCTTAGTTGGTGGGTTGCCTTGTCAGGTTGATTCCGGTAACGAACGAGACCTCAGCCTGCTAAATAGTCACGGTCGCTTCTTGCGGCCGGCTGACTTCTTAGAGGGACTATTGGCGTTTAGTCAATGGAAGTATGAGGCAATAACAGGTCTGTGATGCCCTTAGATGTTCTGGGCCGCACGCGCGCTACACTGATGCATTCAACGAGCCTATCCTTGGCCGAGAGGCCCGGGTAATCTTTGAAACTGCATCGTGATGGGGATAGATTATTGCAATTATTAGTCTTCAACGAGGAATGCCTAGTAAGCGCGAGTCATCAGCTCGCGTTGATTACGTCCCTGCCCTTTGTACACACCGCCCGTCGCTCCTACCGATTGGGTGTGCTGGTGAAGAGTTCGGATTGGCAATTGCGGGGGGTTCGCCTCCTGCTGTTGCCGAGAAGTTCTT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ATACTGTGAAACTGCGAATGGCTCATTAAATCAGTTATAGTTTATTTGATGGTACCTACTACTCGGATAACCGTAGTAATTCTAGAGCTAATACGTGCGCAAATCCCGACTTCTGGAAGGGACGTATTTATTAGATAAAAGGCCAGCCGGGCTCTGCCCGACCTGCGGTGAATCATGATAACTTCACGAATCGCATGGCCTTGTGCCGGCGATGTTTCATTCAAATTTCTGCCCTATCAACTTTCGATGGTAGGATAGAGGCCTACCATGGTGGTAACGGGTGACGGAGGATTAGGGTTCGATTCCGGAGAGGGAGCCTGAGAGATGGCTACCACATCCAAGGAAGGCAGCAGGCGCGCAAATTACCCAATCCCAACACGGGGAGGTAGTGACAATAAATAACAATACCGGGCGCTTCGCGTCTGGTAATTGGAATGAGTACAATCTAAATCCCTTAACGAGGATCCATTGGAGGGCAAGTCTGGTGCCAGCAGCCGCGGTAATTCCAGCTCCAATAGCGTATATTTAAGTTGTTGCAGTTAAAAAGCTCGTAGTTGGATTTCGGGCGGGGCGACGCGGTCCGCCTCTGGTGTGCACTGCGGCGTCCCGCCTTCCGGCCGGGGACGGGCTCCTGGGCTTCACTGTCCGGGACTCGGAGTCGGCGAGGTTACTTTGAGTAAATTAGAGTGTTCAAAGCAGGCCTACGCTCTGAATACGTTAGCATGGAATAACGCGATAGGACTCTGGCCTATCTCGTTGGTCTGTGGGACCGGAGTAATGATTAAGAGGGACGGTCGGGGGCATTCGTATTGCGTTGTCAGAGGTGAAATTCTTGGATTCACGCAAGACGAACTTCTGCGAAAGCATTTGCCAAGCACGCGCCCGTTAATCAAGAACGAAAGTTGGGGGCTCGAAGACGATTAGATACCGTCGTAGTCTCAACCATAAACGATGCCGACTAGGGATTGGCAGGTGTTTCGTTGATGACCCTGCCAGCACCTTATGAGAAATCAAAGTTTTTGGGTTCCGGGGGGAGTATGGTCGCAAGGCTGAAACTTAAAGGAATTGACGGAAGGGCACCACCAGGCGTGGAGCCTGCGGCTTAATTTGACTCAACACGGGAAAACTTACCAGGTCCAGACACGGGAAGGATTGACAGATTGAGAGCTCTTTCTTGATTCTGTGGGTGGTGGTGCATGGCCGTTCTTAGTTGGTGGGTTGCCTTGTCAGGTTGATTCCGGTAACGAACGAGACCTCAGCCTGCTAAATAGTCACTGCCGCACCTGCGGCTGGCCGACTTCTTAGAGGGACTATTGGCGTTTAGCCAATGGAAGTATGAGGCAATAACAGGTCTGTGATGCCCTTAGATGTTCTGGGCCGCACGCGCGCTACACTGACGCGACCAACGAGCCTATCCTTGGCCGAGAGGCCCGGGTAATCTTGCAAACCGCGTCGTGATGGGGATAGATTATTGCAATTATTAGTCTTCAACGAGGAATGCCTAGTAAGCGCGAGTCATCAGCTCGCGTTGATTACGTCCCTGCCCTTTGTACACACCGCCCGTCGCTCCTACCGATTGGGTGTGCTGGTGAAGTGTTCGGATTGGCTTCAGGCGGGGCAACCCGACTGTTGCTGAGAAGTTCATTAAACCCTCCCACCTAGAGGAAGGAGAAGTCGTAACAAGGTTTCC</text:p>
          </table:table-cell>
          <table:table-cell office:value-type="string" calcext:value-type="string">
            <text:p>d__Eukaryota; p__Chlorophyta; c__Chlorophyceae; o__Chlorophyceae; f__Chlorophyceae; g__Chlor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GCTTATACTGTGAAACTGCGAATGGCTCATTAAATCAGTTATAGTTTATTTGATGGTACCTACTACTCGGATAACCGTAGTAATTCTAGAGCTAATACGTGCGCAAATCCCGACTTCTGGAAGGGACGTATTTATTAGATAAAAGGCCAGCCGGGCTCTGCCCGACCTGCGGTGAATCATGATAACTTCACGAATCGCATGGCCTTGTGCCGGCGATGTTTCATTCAAATTTCTGCCCTATCAACTTTCGATGGTAGGATAGAGGCCTACCATGGTGGTAACGGGTGACGGAGGATTAGGGTTCGATTCCGGAGAGGGAGCCTGAGAGATGGCTACCACATCCAAGGAAGGCAGCAGGCGCGCAAATTACCCAATCCCAACACGGGGAGGTAGTGACAATAAATAACAATACCGGGCGCTTCGCGTCTGGTAATTGGAATGAGTACAATCTAAATCCCTTAACGAGGATCCATTGGAGGGCAAGTCTGGTGCCAGCAGCCGCGGTAATTCCAGCTCCAATAGCGTATATTTAAGTTGTTGCAGTTAAAAAGCTCGTAGTTGGATTTCGGGCGGGGCGACGCGGTCCGCCTCTGGTGTGCACTGCGGCGTCCCGCCTTCCGGCCGGGGACGGGCTCCTGGGCTTCACTGTCCGGGACTCGGAGTCGGCGAGGTTACTTTGAGTAAATTAGAGTGTTCAAAGCAGGCCTACGCTCTGAATACGTTAGCATGGAATAACGCGATAGGACTCTGGCCTATCTCGTTGGTCTGTGGGACCGGAGTAATGATTAAGAGGGACGGTCGGGGGCATTCGTATTGCGTTGTCAGAGGTGAAATTCTTGGATTCACGCAAGACGAACTTCTGCGAAAGCATTTGCCAAGCACGCGCCCGTTAATCAAGAACGAAAGTTGGGGGCTCGAAGACGATTAGATACCGTCGTAGTCTCAACCATAAACGATGCCGACTAGGGATTGGCAGGTGTTTCGTTGATGACCCTGCCAGCACCTTATGAGAAATCAAAGTTTTTGGGTTCCGGGGGGAGTATGGTCGCAAGGCTGAAACTTAAAGGAATTGACGGAAGGGCACCACCAGGCGTGGAGCCTGCGGCTTAATTTGACTCAACACGGGAAAACTTACCAGGTCCAGACACGGGAAGGATTGACAGATTGAGAGCTCTTTCTTGATTCTGTGGGTGGTGGTGCATGGCCGTTCTTAGTTGGTGGGTTGCCTTGTCAGGTTGATTCCGGTAACGAACGAGACCTCAGCCTGCTAAATAGTCACTGCCGCACCTGCGGCTGGCCGACTTCTTAGAGGGACTATTGGCGTTTAGCCAATGGAAGTATGAGGCAATAACAGGTCTGTGATGCCCTTAGATGTTCTGGGCCGCACGCGCGCTACACTGACGCGACCAACGAGCCTATCCTTGGCCGAGAGGCCCGGGTAATCTTGCAAACCGCGTCGTGATGGGGATAGATTATTGCAATTATTAGTCTTCAACGAGGAATGCCTAGTAAGCGCGAGTCATCAGCTCGCGTTGATTACGTCCCTGCCCTTTGTACACACCGCCCGTCGCTCCTACCGATTGGGTGTGCTGGTGAAGTGTTCGGATTGGCTTCAGGCGGGGCAACCCGACTGTTGCTGAGAAGTTCAT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ATACTGTGAAACTGCGAATGGCTCATTAAATCAGTTATAGTTTATTTGGTGGTACCTTACTACTCGGATAACCGTAGTAATTCTAGAGCTAATACGTGCGTAAATCCCGACTTCTGGAAGGGACGTATATATTAGATAAAAGGCCGACCGGACTTTGTCCGACCCGCGGTGAATCATGATATCTTCACGAAGCGCATGGCCTTGTGCCGGCGCTGTTCCATTCAAATTTCTGCCCTATCAACTTTCGATGGTAGGATAGAGGCCTACCATGGTGGTAACGGGTGACGGAGGATTAGGGTTCGATTCCGGAGAGGGAGCCTGAGAAACGGCTACCACATCCAAGGAAGGCAGCAGGCGCGCAAATTACCCAATCCTGATACGGGGAGGTAGTGACAATAAATAACAATACCGGGCATTTCATGTCTGGTAATTGGAATGAGTACAATCTAAATCCCTTAACGAGGATCCATTGGAGGGCAAGTCTGGTGCCAGCAGCCGCGGTAATTCCAGCTCCAATAGCGTATATTTAAGTTGTTGCAGTTAAAAAGCTCGTAGTTGGATTTCGGGTGGGTTCTAGCGGTCCGCCTATGGTGAGTACTGCTATGGCCTATCTTTCTGTCGGGGACGGGCTTCTGGGCTTCACTGTCCGGGACTCGGAGTCGACGTGGTTACTTTGAGTAAATTAGAGTGTTCAAAGCAGGCTTACGCCCTGAATACTTTAGCATGGAATAACACGATAGGACTCTGGCCTATCTTGTTGGTCTGTAGGACTGGAGTAATGATTAAGAGGGACAGTCGGGGGCATTCGTATTTCATTGTCAGAGGTGAAATTCTTGGATTTATGAAAGACGAACTACTGCGAAAGCATTTGCCAAGGATGTTTTCATTAATCAAGAACGAAAGTTGGGGGCTCGAAGACGATTAGATACCGTCGTAGTCTCAACCATAAACGATGCCGACTAGGGATTGGCGAATGTTTTTTTAATGACTTCGCCAGCACCTTATGAGAAATCAAAGTTTTTGGGTTCCGGGGGGAGTATGGTCGCAAGGCTGAAACTTAAAGGAATTGACGGAAGGGCACCACCAGGCGTGGAGCCTGCGGCTTAATTTGACTCAACACGGGAAAACTTACCAGGTCCAGACATAGTGAGGATTGACAGATTGAGAGCTCTTTCTTGATTCTATGGGTGGTGGTGCATGGCCGTTCTTAGTTGGTGGGTTGCCTTGTCAGGTTGATTCCGGTAACGAACGAGACCTCAGCCTGCTAAATAGTCCTAGTTGCTTTTTGCAGCTAGCTGACTTCTTAGAGGGACTATTGGCGTTTAGTCAATGGAAGTATGAGGCAATAACAGGTCTGTGATGCCCTTAGATGTTCTGGGCCGCACGCGCGCTACACTGATGCATTCAACAAGCCTATCCTTGACCGAAAGGTCCGGGTAATCTTTGAAACTGCATCGTGATGGGGATAGATTATTGCAATTATTAGTCTTCAACGAGGAATGCCTAGTAAGCGCAAGTCATCAGCTTGCGTTGATTACGTCCCTGCCCTTTGTACACACCGCCCGTCGCTCCTACCGATTGGGTGTGCTGGTGAAGTGTTCGGATTGGCAGCTTAGGGTGGCAACACCTCAGGTCTGCCGAGAAGTTCATTAAACCCTCCCACCTAGAGGAAGGAGAAGTCGTAACAAGGTCTCC</text:p>
          </table:table-cell>
          <table:table-cell office:value-type="string" calcext:value-type="string">
            <text:p>d__Eukaryota; p__Chlorophyta; c__Chlorophyceae; o__Chlorophyceae; f__Chlorophyceae; g__Chlor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GCTTATACTGTGAAACTGCGAATGGCTCATTAAATCAGTTATAGTTTATTTGGTGGTACCTTACTACTCGGATAACCGTAGTAATTCTAGAGCTAATACGTGCGTAAATCCCGACTTCTGGAAGGGACGTATATATTAGATAAAAGGCCGACCGGACTTTGTCCGACCCGCGGTGAATCATGATATCTTCACGAAGCGCATGGCCTTGTGCCGGCGCTGTTCCATTCAAATTTCTGCCCTATCAACTTTCGATGGTAGGATAGAGGCCTACCATGGTGGTAACGGGTGACGGAGGATTAGGGTTCGATTCCGGAGAGGGAGCCTGAGAAACGGCTACCACATCCAAGGAAGGCAGCAGGCGCGCAAATTACCCAATCCTGATACGGGGAGGTAGTGACAATAAATAACAATACCGGGCATTTCATGTCTGGTAATTGGAATGAGTACAATCTAAATCCCTTAACGAGGATCCATTGGAGGGCAAGTCTGGTGCCAGCAGCCGCGGTAATTCCAGCTCCAATAGCGTATATTTAAGTTGTTGCAGTTAAAAAGCTCGTAGTTGGATTTCGGGTGGGTTCTAGCGGTCCGCCTATGGTGAGTACTGCTATGGCCTATCTTTCTGTCGGGGACGGGCTTCTGGGCTTCACTGTCCGGGACTCGGAGTCGACGTGGTTACTTTGAGTAAATTAGAGTGTTCAAAGCAGGCTTACGCCCTGAATACTTTAGCATGGAATAACACGATAGGACTCTGGCCTATCTTGTTGGTCTGTAGGACTGGAGTAATGATTAAGAGGGACAGTCGGGGGCATTCGTATTTCATTGTCAGAGGTGAAATTCTTGGATTTATGAAAGACGAACTACTGCGAAAGCATTTGCCAAGGATGTTTTCATTAATCAAGAACGAAAGTTGGGGGCTCGAAGACGATTAGATACCGTCGTAGTCTCAACCATAAACGATGCCGACTAGGGATTGGCGAATGTTTTTTTAATGACTTCGCCAGCACCTTATGAGAAATCAAAGTTTTTGGGTTCCGGGGGGAGTATGGTCGCAAGGCTGAAACTTAAAGGAATTGACGGAAGGGCACCACCAGGCGTGGAGCCTGCGGCTTAATTTGACTCAACACGGGAAAACTTACCAGGTCCAGACATAGTGAGGATTGACAGATTGAGAGCTCTTTCTTGATTCTATGGGTGGTGGTGCATGGCCGTTCTTAGTTGGTGGGTTGCCTTGTCAGGTTGATTCCGGTAACGAACGAGACCTCAGCCTGCTAAATAGTCCTAGTTGCTTTTTGCAGCTAGCTGACTTCTTAGAGGGACTATTGGCGTTTAGTCAATGGAAGTATGAGGCAATAACAGGTCTGTGATGCCCTTAGATGTTCTGGGCCGCACGCGCGCTACACTGATGCATTCAACAAGCCTATCCTTGACCGAAAGGTCCGGGTAATCTTTGAAACTGCATCGTGATGGGGATAGATTATTGCAATTATTAGTCTTCAACGAGGAATGCCTAGTAAGCGCAAGTCATCAGCTTGCGTTGATTACGTCCCTGCCCTTTGTACACACCGCCCGTCGCTCCTACCGATTGGGTGTGCTGGTGAAGTGTTCGGATTGGCAGCTTAGGGTGGCAACACCTCAGGTCTGCCGAGAAGTTCATTAAACCCTCCCACCTAGAGGAAGGA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ATACTGTGAAACTGCGAATGGCTCATTAAATCAGTTATAGTTTATTTGGTGGTACCTTCTTACTCGGAATAACCGTAAGAAATTTAGAGCTAATACGTGCGTAAATCCCGACTTCTGGAAGGGACGTATATATTAGATAAAAGGCCGACCGGGCTCTGCCCGACCCGCGGTGAATCATGATATCTTCACGAAGCGCATGGCCTTGTGCCGGCGCTGTTCCATTCAAATTTCTGCCCTATCAACTTTCGATGGTAGGATAGAGGCCTACCATGGTGGTAACGGGTGACGGAGGATTAGGGTTCGATTCCGGAGAGGGAGCCTGAGAAACGGCTACCACATCCAAGGAAGGCAGCAGGCGCGCAAATTACCCAATCCTGATACGGGGAGGTAGTGACAATAAATAACAATACCGGGCATTTCATGTCTGGTAATTGGAATGAGTACAATCTAAATCCCTTAACGAGGATCCATTGGAGGGCAAGTCTGGTGCCAGCAGCCGCGGTAATTCCAGCTCCAATAGCGTATATTTAAGTTGTTGCAGTTAAAAAGCTCGTAGTTGGATTTCGGGTGGGTTTCAGCGGTCCGCCTATGGTGAGTACTGCTGTGGCCTTCCTTACTGTTGGGGACCTGCTTCTGGGCTTCATTGTCCGGGACAGGGATTCAGCATGGTTACTTTGAGTAAATTGGAGTGTTCAAAGCAGGCTTACGCCGTGAACATTTTAGCATGGAATAACATGATAGGACTCTGCCCTATTCTGTTGGCCTGTAGGAGTGGAGTAATGATTAAGAGGAACAGTCGGGGGCATTCGTATTTCATTGTCAGAGGTGAAATTCTTGGATTTATGAAAGACGAACTACTGCGAAAGCATTTGCCAAGGATGTTTTCATTAATCAAGAACGAAAGTTGGGGGCTCGAAGACGATTAGATACCGTCGTAGTCTCAACCATAAACGATGCCGACTAGGGATTGGCGGACGTTTTTGCATGACTCCGTCAGCACCTTGAGAGAAATCAAAGTTTTTGGGTTCCGGGGGGAGTATGGTCGCAAGGCTGAAACTTAAAGGAATTGACGGAAGGGCACCACCAGGCGTGGAGCCTGCGGCTTAATTTGACTCAACACGGGAAAACTTACCAGGTCCAGACATAGGAAGGATTGACAGATTGAGAGCTCTTTCTTGATTCTATGGGTGGTGGTGCATGGCCGTTCTTAGTTGGTGGGTTGTCTTGTCAGGTTGATTCCGGTAACGAACGAGACCTCAGCCTTTAAATAGTCACTGTCGCTTTTTGCGGCTGGCTTTGACTTCTTAGAGGGACAGTTGGCGTTTAGTCAACGGAAGTATGAGGCAATAACAGGTCTGTGATGCCCTTAGATGTTCTGGGCCGCACGCGCGCTACACTGATGCATTCAACAAGCCTATCCCTAGCCGAAAGGCTCGGGTAATCTTTGAAACTGCATCGTGATGGGGATAGATTATTGCAATTATTAGTCTTCAACGAGGAATGCCTAGTAAGCGCAATTCATCAGATTGCGTTGATTACGTCCCTGCCCTTTGTACACACCGCCCGTCGCTCCTACCGATTGGGTGTGCTGGTGAAGTGTTCGGATTGGCAACTATCGGTGGCAACACCGTCGGTTGCCGAGAAGTTCATTAAACCCTCCCACCTAGAGGAAGGAGAAGTCGTAACAAGGTTTCC</text:p>
          </table:table-cell>
          <table:table-cell office:value-type="string" calcext:value-type="string">
            <text:p>d__Eukaryota; p__Chlorophyta; c__Chlorophyceae; o__Chlorophyceae; f__Chlorophyceae; g__Chlor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GCTTATACTGTGAAACTGCGAATGGCTCATTAAATCAGTTATAGTTTATTTGGTGGTACCTTCTTACTCGGAATAACCGTAAGAAATTTAGAGCTAATACGTGCGTAAATCCCGACTTCTGGAAGGGACGTATATATTAGATAAAAGGCCGACCGGGCTCTGCCCGACCCGCGGTGAATCATGATATCTTCACGAAGCGCATGGCCTTGTGCCGGCGCTGTTCCATTCAAATTTCTGCCCTATCAACTTTCGATGGTAGGATAGAGGCCTACCATGGTGGTAACGGGTGACGGAGGATTAGGGTTCGATTCCGGAGAGGGAGCCTGAGAAACGGCTACCACATCCAAGGAAGGCAGCAGGCGCGCAAATTACCCAATCCTGATACGGGGAGGTAGTGACAATAAATAACAATACCGGGCATTTCATGTCTGGTAATTGGAATGAGTACAATCTAAATCCCTTAACGAGGATCCATTGGAGGGCAAGTCTGGTGCCAGCAGCCGCGGTAATTCCAGCTCCAATAGCGTATATTTAAGTTGTTGCAGTTAAAAAGCTCGTAGTTGGATTTCGGGTGGGTTTCAGCGGTCCGCCTATGGTGAGTACTGCTGTGGCCTTCCTTACTGTTGGGGACCTGCTTCTGGGCTTCATTGTCCGGGACAGGGATTCAGCATGGTTACTTTGAGTAAATTGGAGTGTTCAAAGCAGGCTTACGCCGTGAACATTTTAGCATGGAATAACATGATAGGACTCTGCCCTATTCTGTTGGCCTGTAGGAGTGGAGTAATGATTAAGAGGAACAGTCGGGGGCATTCGTATTTCATTGTCAGAGGTGAAATTCTTGGATTTATGAAAGACGAACTACTGCGAAAGCATTTGCCAAGGATGTTTTCATTAATCAAGAACGAAAGTTGGGGGCTCGAAGACGATTAGATACCGTCGTAGTCTCAACCATAAACGATGCCGACTAGGGATTGGCGGACGTTTTTGCATGACTCCGTCAGCACCTTGAGAGAAATCAAAGTTTTTGGGTTCCGGGGGGAGTATGGTCGCAAGGCTGAAACTTAAAGGAATTGACGGAAGGGCACCACCAGGCGTGGAGCCTGCGGCTTAATTTGACTCAACACGGGAAAACTTACCAGGTCCAGACATAGGAAGGATTGACAGATTGAGAGCTCTTTCTTGATTCTATGGGTGGTGGTGCATGGCCGTTCTTAGTTGGTGGGTTGTCTTGTCAGGTTGATTCCGGTAACGAACGAGACCTCAGCCTTTAAATAGTCACTGTCGCTTTTTGCGGCTGGCTTTGACTTCTTAGAGGGACAGTTGGCGTTTAGTCAACGGAAGTATGAGGCAATAACAGGTCTGTGATGCCCTTAGATGTTCTGGGCCGCACGCGCGCTACACTGATGCATTCAACAAGCCTATCCCTAGCCGAAAGGCTCGGGTAATCTTTGAAACTGCATCGTGATGGGGATAGATTATTGCAATTATTAGTCTTCAACGAGGAATGCCTAGTAAGCGCAATTCATCAGATTGCGTTGATTACGTCCCTGCCCTTTGTACACACCGCCCGTCGCTCCTACCGATTGGGTGTGCTGGTGAAGTGTTCGGATTGGCAACTATCGGTGGCAACACCGTCGGTTGCCGAGAAGTTCAT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TATACTGTGAAACTGCGAATGGCTCATTAAATCAGTTATAGTTTATTTGATGGTATCTCCTACTCGGATAACCGTAGGAAAACTAGAGCTAATACGTGCGTAAATCCCGACTTCTGGAAGGGACGTATTTATTAGATAAAAGGCCAGCCGGACTCGTCCGACTTATGGTGAATCATGATAACTTCACGAATCGTATGGCCTTGTGCCGACGATGTTTCATTCAAATTTCTGCCCTATCAACTTTCGATGGTAGGATAGAGGCCTACCATGGTGGTAACGGGTGACGGGGGATTAGGGTTCGACTCCGGAGAGGGAGCCTGAGAGATGGCTACCACATCCAAGGAAGGCAGCAGGCGCGCAAATTACCCAATCCCAACACGGGGAGGTAGTGACAATAAATAACAATACCGGGCATTTCATGTCTGGTAATTGGAATGAGTACAATCTAAATCCCTTAACGAGGATCCATTGGAGGGCAAGTCTGGTGCCAGCAGCCGCGGTAATTCCAGCTCCAATAGCGTATATTTAAGTTGTTGCAGTTAAAAAGCTCGTAGTTGGATTTCGGATGGGTCTGAGCGGTCTGCCTCTGGTACGTACTGCTTAGGCCTATCTTTCTGCCGGGGACGGGCTCTCGGGCTTAACTGTCCGGGACTCGGAGTCGGCGTCGTTACCTTGAGTAAATTAGAGTGTTCAAAGCAGGCCTACGCTCTGAATACATTAGCATGGAATAACACGATAGGACTCTGGCCTATCTTGTTGGTCTGTAGGACCGGAGTAATGATTAAGAGGGACAGTCGGGGGTATTCGTATTTCATTGTCAGAGGTGAAATTCTTGGATTTATGAAAGACGAACTTCTGCGAAAGCATTTACCAAGGATGTTTTCATTAATCAAGAACGAAAGTTGGGGGCTCGAAGACGATTAGATACCGTCGTAGTCTCAACCATAAACGATGCCGACTAGGGATTGGCAGGTGTTTCGTTGATGACCCTGCCAGCACCTTATGAGAAATCAAAGTTTTTGGGTTCCGGGGGGAGTATGGTCGCAAGGCTGAAACTTAAAGGAATTGACGGAAGGGCACCACCAGGCGTGGAGCCTGCGGCTTAATTTGACTCAACACGGGAAAACTTACCAGGTCCAGACACGGGAAGGATTGACAGATTGAGAGCTCTTTCTTGATTCTGTGGGTGGTGGTGCATGGCCGTTCTTAGTTGGTGGGTTGCCTTGTCAGGTTGATTCCGGTAACGAACGAGACCTCAGCCTGCTAAATAGTCACGATTGCTTTTCGCAGTTGGCCGACTTCTTAGAGGGACTATTGTCGTTTAGGCAATGGAAGTATGAGGCAATAACAGGTCTGTGATGCCCTTAGATGTTCTGGGCCGCACGCGCGCTACACTGACGAATTCAACGAGCCTATCCTTGGCCGAGAGGCCCGGGTAATCTTTGAAAATTCGTCGTGATGGGGATAGATTATTGCAATTATTAGTCTTCAACGAGGAATGCCTAGTAAGCGCGAGTCATCAGCTCGCGTTGATTACGTCCCTGCCCTTTGTACACACCGCCCGTCGCTCCTACCGATTGGGTGTGCTGGTGAAGTGTTCGGATTGGCTTCAGCTTATGGCAACATAGGCTGTTGCTGAGAAGTTCATTAAACCCTCCCACCTAGAGGAAGGAGAAGTCGTAACAAGGTTTCC</text:p>
          </table:table-cell>
          <table:table-cell office:value-type="string" calcext:value-type="string">
            <text:p>d__Eukaryota; p__Chlorophyta; c__Chlorophyceae; o__Chlorophyceae; f__Chlorophyceae; g__Chlor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TGCTTTATACTGTGAAACTGCGAATGGCTCATTAAATCAGTTATAGTTTATTTGATGGTATCTCCTACTCGGATAACCGTAGGAAAACTAGAGCTAATACGTGCGTAAATCCCGACTTCTGGAAGGGACGTATTTATTAGATAAAAGGCCAGCCGGACTCGTCCGACTTATGGTGAATCATGATAACTTCACGAATCGTATGGCCTTGTGCCGACGATGTTTCATTCAAATTTCTGCCCTATCAACTTTCGATGGTAGGATAGAGGCCTACCATGGTGGTAACGGGTGACGGGGGATTAGGGTTCGACTCCGGAGAGGGAGCCTGAGAGATGGCTACCACATCCAAGGAAGGCAGCAGGCGCGCAAATTACCCAATCCCAACACGGGGAGGTAGTGACAATAAATAACAATACCGGGCATTTCATGTCTGGTAATTGGAATGAGTACAATCTAAATCCCTTAACGAGGATCCATTGGAGGGCAAGTCTGGTGCCAGCAGCCGCGGTAATTCCAGCTCCAATAGCGTATATTTAAGTTGTTGCAGTTAAAAAGCTCGTAGTTGGATTTCGGATGGGTCTGAGCGGTCTGCCTCTGGTACGTACTGCTTAGGCCTATCTTTCTGCCGGGGACGGGCTCTCGGGCTTAACTGTCCGGGACTCGGAGTCGGCGTCGTTACCTTGAGTAAATTAGAGTGTTCAAAGCAGGCCTACGCTCTGAATACATTAGCATGGAATAACACGATAGGACTCTGGCCTATCTTGTTGGTCTGTAGGACCGGAGTAATGATTAAGAGGGACAGTCGGGGGTATTCGTATTTCATTGTCAGAGGTGAAATTCTTGGATTTATGAAAGACGAACTTCTGCGAAAGCATTTACCAAGGATGTTTTCATTAATCAAGAACGAAAGTTGGGGGCTCGAAGACGATTAGATACCGTCGTAGTCTCAACCATAAACGATGCCGACTAGGGATTGGCAGGTGTTTCGTTGATGACCCTGCCAGCACCTTATGAGAAATCAAAGTTTTTGGGTTCCGGGGGGAGTATGGTCGCAAGGCTGAAACTTAAAGGAATTGACGGAAGGGCACCACCAGGCGTGGAGCCTGCGGCTTAATTTGACTCAACACGGGAAAACTTACCAGGTCCAGACACGGGAAGGATTGACAGATTGAGAGCTCTTTCTTGATTCTGTGGGTGGTGGTGCATGGCCGTTCTTAGTTGGTGGGTTGCCTTGTCAGGTTGATTCCGGTAACGAACGAGACCTCAGCCTGCTAAATAGTCACGATTGCTTTTCGCAGTTGGCCGACTTCTTAGAGGGACTATTGTCGTTTAGGCAATGGAAGTATGAGGCAATAACAGGTCTGTGATGCCCTTAGATGTTCTGGGCCGCACGCGCGCTACACTGACGAATTCAACGAGCCTATCCTTGGCCGAGAGGCCCGGGTAATCTTTGAAAATTCGTCGTGATGGGGATAGATTATTGCAATTATTAGTCTTCAACGAGGAATGCCTAGTAAGCGCGAGTCATCAGCTCGCGTTGATTACGTCCCTGCCCTTTGTACACACCGCCCGTCGCTCCTACCGATTGGGTGTGCTGGTGAAGTGTTCGGATTGGCTTCAGCTTATGGCAACATAGGCTGTTGCTGAGAAGTTCATTAAACCCTCCCACCTAGAGGAAGGA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GCTGTGTTATACTGTGAAACTGCGAATGGCTCATTAAATCAGTTATCGTTTATTTGATGGTACCTACTACTCGGATACCCGTAGTAATTCTAGAGCTAATACGTGCGCACATCCCGACTCCTGGAAGGGACGTATATATTAGATTGCAAGACCGACCCCAGGCTTGCCTGGGCCTCGCGGTGAATCATGATATCTCTACGAATCGCACGGCCCCGTGCCGGCGATGTTTCATTCAAATTTCTGCCCTATCAACTTTCGATGGTAGGATAGAGGCCTACCATGGTGGTGACGGGTGACGGAGGATCAGGGTTCGATTCCGGAGAGGGAGCCTGAGAAACGGCTACCACATCCAAGGAAGGCAGCAGGCGCGCAAATTACCCAATCCTGACACAGGGAGGTAGTGACAATAAATAACAATACCGGGCCTTCACGGTCTGGTAATTGGAATGAGTACAATCTAAACCCCTTAACGAGGATCAATTGGAGGGCAAGTCTGGTGCCAGCAGCCGCGGTAATTCCAGCTCCAATAGCGTATATTTAAGTTGCTGCAGTTGAAAAGCTCGTAGTTGGATTTCGGGTGGGCGCGCTCGGTCCGGGACGGGGTCCGCCCCGCCCGTGCACTGTGTCCCGCTGCCCACTCTGTCTGTCGAGGACGGGCTCTCGGGGCTTTGCTGCCCAGGGACCCGGAGTCGGCGATGTTACTTTGAGTAAATTAGAGTGTTCAAAGCAGGCTTCTCGCTCTGAATACATTAGCATGGAATAACGGGATAGGACTCTGGCTCCTCCTGTTGGTCTGGGTGACCGGAGTAATGATTGAGAGGGACAGTCGGGGGCATTCGTATTTCGTTGTCAGAGGTGAAATTCTTGGATTTACGAAAGACGAACTACTGCGAAAGCATTTGCCAAGGATGTTTTCATTAATCAAGAACGAAAGTTGGGGGCTCGAAGACGATTAGATACCGTCCTAGTCTCAACCCTAAACGATGCCGACTAGGGATCGGCGGAAGGTGATTCGAAGCCTCCGCCGGCACCTCACGAGAAATCAAAGTGTTTGGGTTCCGGGGGGAGTATGGTCGCAAGGCTGAAACTTAAAGGAATTGACGGAAGGGCACCACCAGGCGTGGAGCCTGCGGCTTAATTTGACTCAACACGGGAAAACTTACCAGGTCCAGACATAGCGAGGATTGACAGATTGAGAGCTCTTTCTTGATTCTATGGGTGGTGGTGCATGGCCGTTCTTAGTTGGTGGGTTGCCTTGTCAGGTTGATTCCGGTAACGAACGAGACCTCAGCCTGCTAAATAGTCGGAGCCAGGCCTCCTGGCTGCCCGGACTTCTTAGAGGGACTATCGGCGACTAGCCGGTGGAAGCTTGAGGCAATAACAGGTCTGTGATGCCCTTAGATGTTCTGGGCCGCACGCGCGCTACACTGATGCATGCAACGAGCCTAGCCTTGGCCGAGAGGCCCGGGTAATCTCCAACCTGCATCGTGATGGGGATAGATCATTGCAATTATTGATCTTCAACGAGGAATGCCTAGTAAGCGCAAGTCATCAGCTTGCGTTGATTACGTCCCTGCCCTTTGTACACACCGCCCGTCGCTCCTACCGATTGGGTGTGCTGGTGAAGTGTTCGGATTGGCGGTCGCACCGTGGTTCGCCACGCACGACAGCCGAGAAGTTCATTAAACCCTCCCACCTAGAGGAAGGAGAAGTCGTAACAAGGTTTCC</text:p>
          </table:table-cell>
          <table:table-cell office:value-type="string" calcext:value-type="string">
            <text:p>d__Eukaryota; p__Chlorophyta; c__Trebouxiophyceae; o__Trebouxiophyceae; f__Trebouxiophyceae; g__Trebouxi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CAAGTATAAGCTGTGTTATACTGTGAAACTGCGAATGGCTCATTAAATCAGTTATCGTTTATTTGATGGTACCTACTACTCGGATACCCGTAGTAATTCTAGAGCTAATACGTGCGCACATCCCGACTCCTGGAAGGGACGTATATATTAGATTGCAAGACCGACCCCAGGCTTGCCTGGGCCTCGCGGTGAATCATGATATCTCTACGAATCGCACGGCCCCGTGCCGGCGATGTTTCATTCAAATTTCTGCCCTATCAACTTTCGATGGTAGGATAGAGGCCTACCATGGTGGTGACGGGTGACGGAGGATCAGGGTTCGATTCCGGAGAGGGAGCCTGAGAAACGGCTACCACATCCAAGGAAGGCAGCAGGCGCGCAAATTACCCAATCCTGACACAGGGAGGTAGTGACAATAAATAACAATACCGGGCCTTCACGGTCTGGTAATTGGAATGAGTACAATCTAAACCCCTTAACGAGGATCAATTGGAGGGCAAGTCTGGTGCCAGCAGCCGCGGTAATTCCAGCTCCAATAGCGTATATTTAAGTTGCTGCAGTTGAAAAGCTCGTAGTTGGATTTCGGGTGGGCGCGCTCGGTCCGGGACGGGGTCCGCCCCGCCCGTGCACTGTGTCCCGCTGCCCACTCTGTCTGTCGAGGACGGGCTCTCGGGGCTTTGCTGCCCAGGGACCCGGAGTCGGCGATGTTACTTTGAGTAAATTAGAGTGTTCAAAGCAGGCTTCTCGCTCTGAATACATTAGCATGGAATAACGGGATAGGACTCTGGCTCCTCCTGTTGGTCTGGGTGACCGGAGTAATGATTGAGAGGGACAGTCGGGGGCATTCGTATTTCGTTGTCAGAGGTGAAATTCTTGGATTTACGAAAGACGAACTACTGCGAAAGCATTTGCCAAGGATGTTTTCATTAATCAAGAACGAAAGTTGGGGGCTCGAAGACGATTAGATACCGTCCTAGTCTCAACCCTAAACGATGCCGACTAGGGATCGGCGGAAGGTGATTCGAAGCCTCCGCCGGCACCTCACGAGAAATCAAAGTGTTTGGGTTCCGGGGGGAGTATGGTCGCAAGGCTGAAACTTAAAGGAATTGACGGAAGGGCACCACCAGGCGTGGAGCCTGCGGCTTAATTTGACTCAACACGGGAAAACTTACCAGGTCCAGACATAGCGAGGATTGACAGATTGAGAGCTCTTTCTTGATTCTATGGGTGGTGGTGCATGGCCGTTCTTAGTTGGTGGGTTGCCTTGTCAGGTTGATTCCGGTAACGAACGAGACCTCAGCCTGCTAAATAGTCGGAGCCAGGCCTCCTGGCTGCCCGGACTTCTTAGAGGGACTATCGGCGACTAGCCGGTGGAAGCTTGAGGCAATAACAGGTCTGTGATGCCCTTAGATGTTCTGGGCCGCACGCGCGCTACACTGATGCATGCAACGAGCCTAGCCTTGGCCGAGAGGCCCGGGTAATCTCCAACCTGCATCGTGATGGGGATAGATCATTGCAATTATTGATCTTCAACGAGGAATGCCTAGTAAGCGCAAGTCATCAGCTTGCGTTGATTACGTCCCTGCCCTTTGTACACACCGCCCGTCGCTCCTACCGATTGGGTGTGCTGGTGAAGTGTTCGGATTGGCGGTCGCACCGTGGTTCGCCACGCACGACAGCCGAGAAGTTCAT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GCTTTATACTGTGAAACTGCGAATGGCTCATTAAATCAGTTATAGTTTATTTGATGGTACCCTTACTCGGATAACCGTAGTAATTCTAGAGCTAATACGTGCGTAAACCCCGACTTCTGGAAGGGGCGTATTTATTAGATAAAAGGCCGACCGGGCTTGCCCGACTCGCGGTGAATCATGATAACTTCACGAATCGCATGGCCTTGTGCCGGCGATGTTTCATTCAAATTTCTGCCCTATCAACTTTCGATGGTTGGATAGAGGCCAACCATGGTGGTAACGGGTGACGGAGAATTAGGGTTCGATTCCGGAGAGGGAGCCTGAGAGACGGCTACCACATCCAAGGAAGGCAGCAGGCGCGCAAATTACCCAATCCTGACACAGGGAGGTAGTGACAATAAATAACAATACCGGGCTTTTTCAAGTCTGGTAATTGGAATGAGTACAATCTAAATCCCTTAACGAGGATCAATTGGAGGGCAAGTCTGGTGCCAGCAGCCGCGGTAATTCCAGCTCCAATAGCGTATATTTAAGTTGTTGCAGTTAAAAAGCTCGTAGTTGGATTTCGGGTGGGCGCTACCGGTCCGCCGATTCGGTGTGCACTGGTCGCGCCCATCTTGCTGCCGGGGACAGGCTGCTGGACTTAACTGTCTGGCACCTGGAGTCGGCGAGGTTACTTTGAGTAAATTAGAGTGTTCAAAGCAGGCCTACGCTCTGAATACATTAGCATGGAATAACACGATAGGACTCTGGCCTATCTCGTTGGTCTGTGGGACCGGAGTAATGATTAAGAGGGACAGTCGGGGGCATTCGTATTTCATTGTCAGAGGTGAAATTCTTGGATTTATGAAAGACGAACTTCTGCGAAAGCATTTGCCAAGGATGTTTTCATTAATCAAGAACGAAAGTTGGGGGCTCGAAGACGATTAGATACCGTCCTAGTCTCAACCATAAACGATGCCGACTAGGGATTGGCGGGTGTTCTATCGATGACCCCGCCAGCACCTTATGAGAAATCAAAGTTTTTGGGTTCCGGGGGGAGTATGGTCGCAAGGCTGAAACTTAAAGGAATTGACGGAAGGGCACCACCAGGCGTGGAGCCTGCGGCTTAATTTGACTCAACACGGGAAAACTTACCAGGTCCAGACATAGTGAGGATTGACAGATTGAGAGCTCTTTCTTGATTCTATGGGTGGTGGTGCATGGCCGTTCTTAGTTGGTGGGTTGCCTTGTCAGGTTGATTCCGGTAACGAACGAGACCTCAGCCTGCTAAATAGTCACGGTTGCTTTTTGCAGCCGGCCGACTTCTTAGAGGGACTTTTGGCGCCTTAGCCAAAGGAAGTGTGAGGCGATAACAGGTCTGTGATGCCCTTAGATGTTCTGGGCCGCACGCGCGCTACACTGATGCAATCAACGAGCCTATCCTTGACCGACAGGTCCGGGTAATCTTTGAAACTGCATCGTGATGGGGATAGATTATTGCAATTATTAATCTTCAACGAGGAATGCCTAGTAAGCGCGAGTCATCAGCTCGCGTTGATTACGTCCCTGCCCTTTGTACACACCGCCCGTCGCTCCTACCGATTGGGTGTGCTGGTGAAGTGTTCGGATTGGCGGCAGTGGGCGGTTCGCCGCTTGCTGCAGCCGAGAAGTTCTCTAAACCCTCCCACCTAGAGGAAGGAGAAGTCGTAACAAGGTTTCC</text:p>
          </table:table-cell>
          <table:table-cell office:value-type="string" calcext:value-type="string">
            <text:p>d__Eukaryota; p__Chlorophyta; c__Trebouxiophyceae; o__Trebouxiophyceae; f__Trebouxiophyceae; g__Trebouxiophy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TGCTTTATACTGTGAAACTGCGAATGGCTCATTAAATCAGTTATAGTTTATTTGATGGTACCCTTACTCGGATAACCGTAGTAATTCTAGAGCTAATACGTGCGTAAACCCCGACTTCTGGAAGGGGCGTATTTATTAGATAAAAGGCCGACCGGGCTTGCCCGACTCGCGGTGAATCATGATAACTTCACGAATCGCATGGCCTTGTGCCGGCGATGTTTCATTCAAATTTCTGCCCTATCAACTTTCGATGGTTGGATAGAGGCCAACCATGGTGGTAACGGGTGACGGAGAATTAGGGTTCGATTCCGGAGAGGGAGCCTGAGAGACGGCTACCACATCCAAGGAAGGCAGCAGGCGCGCAAATTACCCAATCCTGACACAGGGAGGTAGTGACAATAAATAACAATACCGGGCTTTTTCAAGTCTGGTAATTGGAATGAGTACAATCTAAATCCCTTAACGAGGATCAATTGGAGGGCAAGTCTGGTGCCAGCAGCCGCGGTAATTCCAGCTCCAATAGCGTATATTTAAGTTGTTGCAGTTAAAAAGCTCGTAGTTGGATTTCGGGTGGGCGCTACCGGTCCGCCGATTCGGTGTGCACTGGTCGCGCCCATCTTGCTGCCGGGGACAGGCTGCTGGACTTAACTGTCTGGCACCTGGAGTCGGCGAGGTTACTTTGAGTAAATTAGAGTGTTCAAAGCAGGCCTACGCTCTGAATACATTAGCATGGAATAACACGATAGGACTCTGGCCTATCTCGTTGGTCTGTGGGACCGGAGTAATGATTAAGAGGGACAGTCGGGGGCATTCGTATTTCATTGTCAGAGGTGAAATTCTTGGATTTATGAAAGACGAACTTCTGCGAAAGCATTTGCCAAGGATGTTTTCATTAATCAAGAACGAAAGTTGGGGGCTCGAAGACGATTAGATACCGTCCTAGTCTCAACCATAAACGATGCCGACTAGGGATTGGCGGGTGTTCTATCGATGACCCCGCCAGCACCTTATGAGAAATCAAAGTTTTTGGGTTCCGGGGGGAGTATGGTCGCAAGGCTGAAACTTAAAGGAATTGACGGAAGGGCACCACCAGGCGTGGAGCCTGCGGCTTAATTTGACTCAACACGGGAAAACTTACCAGGTCCAGACATAGTGAGGATTGACAGATTGAGAGCTCTTTCTTGATTCTATGGGTGGTGGTGCATGGCCGTTCTTAGTTGGTGGGTTGCCTTGTCAGGTTGATTCCGGTAACGAACGAGACCTCAGCCTGCTAAATAGTCACGGTTGCTTTTTGCAGCCGGCCGACTTCTTAGAGGGACTTTTGGCGCCTTAGCCAAAGGAAGTGTGAGGCGATAACAGGTCTGTGATGCCCTTAGATGTTCTGGGCCGCACGCGCGCTACACTGATGCAATCAACGAGCCTATCCTTGACCGACAGGTCCGGGTAATCTTTGAAACTGCATCGTGATGGGGATAGATTATTGCAATTATTAATCTTCAACGAGGAATGCCTAGTAAGCGCGAGTCATCAGCTCGCGTTGATTACGTCCCTGCCCTTTGTACACACCGCCCGTCGCTCCTACCGATTGGGTGTGCTGGTGAAGTGTTCGGATTGGCGGCAGTGGGCGGTTCGCCGCTTGCTGCAGCCGAGAAGTTCTC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TGTGTTATACTGTGAAACTGCGAATGGCTCATTAAATCAGTTATAGTTTATTTGATGGTACCTACTACTCGGATACCCGTAGTAATTCTAGAGCTAATACGTGCACACATCCCGACTGGGGGTTTCCCCCCCCGGGAGGGACGTATATATTAGATTGCAAGACCGACCTGGCGGAGGACTCAACCCCCCCGCCAGCCTCGCGGTGAATCATGATATCCCGACGAATCGCAGCGGCCCCCGTGCCGGCGATGTTTCATTCAAATTTCTGCCCTATCAACTTTCGATGGTAGGATAGAGGCCTACCATGGTGGTGACGGGTGACGGAGGATCAGGGTTCGATTCCGGAGAGGGAGCCTGAGAAACGGCTACCACATCCAAGGAAGGCAGCAGGCGCGCAAATTACCCAATCCTGACACAGGGAGGTAGTGACAATAAATAACAATACCGGGCCTCACAGGTCTGGTAATTGGAATGAGTACAACCTAAACCCCTTTCACGAGGATCAATTGGAGGGCAAGTCTGGTGCCAGCAGCCGCGGTAATTCCAGCTCCAATAGCGTATATTTAAGTTGCTGCAGTTGAAAAGCTCGTAGTTGGATTTCGGGTGGGCCGGCTCGGTCCACTGCCCGGGGCGGGGTTCGCCCCCAACCCGTCAGTGAGCACCGCCCGCGGCCCACTCTGGTGTCGGGGACGGGCTCCCCCGGCTTCGCTGCCGGGGGACCCGGAGTCGACGGCGTTACTTTGAGTAAATTAGAGTGTTCAAAGCAGGCCTCGCCGCCTCTGAATAGCTTAGCATGGAATAACAGCACAGGACTCCGGCTCCTCCTGTTGGTCTGGGTGCCCGGAGTAATGATTGAGAGGGACAGTCGGGGGCATTCGTATTTCGTTGTCAGAGGTGAAATTCTTGGATTTACGAAAGACGAACTACTGCGAAAGCATTTGCCAAGGATGTTTTCATTAATCAAGAACGAAAGTTGGGGGCTCGAAGACGATTAGATACCGTCCTAGTCTCAACCCTAAACGATGCCGACTAGGGATGGGCGGAAGGTTGTTCGAAGCCTCCGCCCGCACCTCACGAGAAATCAAAGTGTTTGGGTTCCGGGGGGAGTATGGTCGCAAGGCTGAAACTTAAAGGAATTGACGGAAGGGCACCACCAGGCGTGGAGCCTGCGGCTTAATTTGACTCAACACGGGAAAACTTACCAGGTCCAGACATAGCGAGGATTGACAGATTGAGAGCTCTTTCTTGATTCTATGGGTGGTGGTGCATGGCCGTTCTTAGTTGGTGGGTTGCCTTGTCAGGTTGATTCCGGTAACGAACGAGACCTCAGCCTGCTAAATAGTTGGTGGTTGGGATTCGCTCTCAACCGCTCCGCAACTTCTTAGAGGGACTATCGGCGACTAGCCGGTGGAAGCTTGAGGCAATAACAGGTCTGTGATGCCCTTAGATGTTCTGGGCCGCACGCGCGCTACACTGATGCATGCAACGAGCCCAGCCTGAGCCGAGAGGCCCGGGTAATCTCGCAACCTGCATCGTGATGGGGATAGATCATTGCAATTATTGATCTTCAACGAGGAATGCCTAGTAAGCGCAAGTCATCAGCTTGCGTTGATTACGTCCCTGCCCTTTGTACACACCGCCCGTCGCTCCTACCGATTGGGTGTGCTGGTGAAGTGTTCGGATTGGCGGCCGCGCCAGTGGCTCGCCCGCTGCCGGCCGCCGAGAAGTTCATTAAACCCTCCCACCTAGAGGAAGGAGAAGTCGTAACAAGGTTTCC</text:p>
          </table:table-cell>
          <table:table-cell office:value-type="string" calcext:value-type="string">
            <text:p>d__Eukaryota; p__Chlorophyta; c__Trebouxiophyceae; o__Trebouxiophyceae; f__Trebouxiophyceae; g__Trebouxiophy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TGTGTTATACTGTGAAACTGCGAATGGCTCATTAAATCAGTTATAGTTTATTTGATGGTACCTACTACTCGGATACCCGTAGTAATTCTAGAGCTAATACGTGCACACATCCCGACTGGGGGTTTCCCCCCCCGGGAGGGACGTATATATTAGATTGCAAGACCGACCTGGCGGAGGACTCAACCCCCCCGCCAGCCTCGCGGTGAATCATGATATCCCGACGAATCGCAGCGGCCCCCGTGCCGGCGATGTTTCATTCAAATTTCTGCCCTATCAACTTTCGATGGTAGGATAGAGGCCTACCATGGTGGTGACGGGTGACGGAGGATCAGGGTTCGATTCCGGAGAGGGAGCCTGAGAAACGGCTACCACATCCAAGGAAGGCAGCAGGCGCGCAAATTACCCAATCCTGACACAGGGAGGTAGTGACAATAAATAACAATACCGGGCCTCACAGGTCTGGTAATTGGAATGAGTACAACCTAAACCCCTTTCACGAGGATCAATTGGAGGGCAAGTCTGGTGCCAGCAGCCGCGGTAATTCCAGCTCCAATAGCGTATATTTAAGTTGCTGCAGTTGAAAAGCTCGTAGTTGGATTTCGGGTGGGCCGGCTCGGTCCACTGCCCGGGGCGGGGTTCGCCCCCAACCCGTCAGTGAGCACCGCCCGCGGCCCACTCTGGTGTCGGGGACGGGCTCCCCCGGCTTCGCTGCCGGGGGACCCGGAGTCGACGGCGTTACTTTGAGTAAATTAGAGTGTTCAAAGCAGGCCTCGCCGCCTCTGAATAGCTTAGCATGGAATAACAGCACAGGACTCCGGCTCCTCCTGTTGGTCTGGGTGCCCGGAGTAATGATTGAGAGGGACAGTCGGGGGCATTCGTATTTCGTTGTCAGAGGTGAAATTCTTGGATTTACGAAAGACGAACTACTGCGAAAGCATTTGCCAAGGATGTTTTCATTAATCAAGAACGAAAGTTGGGGGCTCGAAGACGATTAGATACCGTCCTAGTCTCAACCCTAAACGATGCCGACTAGGGATGGGCGGAAGGTTGTTCGAAGCCTCCGCCCGCACCTCACGAGAAATCAAAGTGTTTGGGTTCCGGGGGGAGTATGGTCGCAAGGCTGAAACTTAAAGGAATTGACGGAAGGGCACCACCAGGCGTGGAGCCTGCGGCTTAATTTGACTCAACACGGGAAAACTTACCAGGTCCAGACATAGCGAGGATTGACAGATTGAGAGCTCTTTCTTGATTCTATGGGTGGTGGTGCATGGCCGTTCTTAGTTGGTGGGTTGCCTTGTCAGGTTGATTCCGGTAACGAACGAGACCTCAGCCTGCTAAATAGTTGGTGGTTGGGATTCGCTCTCAACCGCTCCGCAACTTCTTAGAGGGACTATCGGCGACTAGCCGGTGGAAGCTTGAGGCAATAACAGGTCTGTGATGCCCTTAGATGTTCTGGGCCGCACGCGCGCTACACTGATGCATGCAACGAGCCCAGCCTGAGCCGAGAGGCCCGGGTAATCTCGCAACCTGCATCGTGATGGGGATAGATCATTGCAATTATTGATCTTCAACGAGGAATGCCTAGTAAGCGCAAGTCATCAGCTTGCGTTGATTACGTCCCTGCCCTTTGTACACACCGCCCGTCGCTCCTACCGATTGGGTGTGCTGGTGAAGTGTTCGGATTGGCGGCCGCGCCAGTGGCTCGCCCGCTGCCGGCCGCCGAGAAGTTCAT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TGTGTTATACTGTGAAACTGCGAATGGCTCATTAAATCAGTTATAGTTTATTTGATGGTACCTACTACTCGGATACCCGTAGTAATTCTAGAGCTAATACGTGCACACATCCCGCCTGGGGGGGCAACCCCTCGGAAGGGACGTATATATTAGATTGCAAGACCGACCTGCTGTTCACAAGACAGCAGCCTCGCGGTGAATCATGATATCCCGACGAATCGCAGCGGCCTCCGTGCCGGCGATGTTTCATTCAAATTTCTGCCCTATCAACTTTCGATGGTAGGATAGAGGCCTACCATGGTGGTGACGGGTGACGGAGGATCAGGGTTCGATTCCGGAGAGGGAGCCTGAGAAACGGCTACCACATCCAAGGAAGGCAGCAGGCGCGCAAATTACCCAATCCTGACACAGGGAGGTAGTGACAATAAATAACAATACCGGGCCTCACAGGTCTGGTAATTGGAATGAGTACAATCTAAACCCCTTTCACGAGGATCAATTGGAGGGCAAGTCTGGTGCCAGCAGCCGCGGTAATTCCAGCTCCAATAGCGTATATTTAAGTTGCTGCAGTTGAAAAGCTCGTAGTTGGATTTCGGGTGGGCCGGCTCGGTCCATTGGAGGCTCCCTTTCCGGGACCTCTATGAGCACCGCCCGCGGCCCACTCTGGTGTCGGGGACGGGCTCCCCCGGCTTCGCTGCCGGGGGACCCGGAGTCGACGGCGTTACTTTGAGTAAATTAGAGTGTTCAAAGCAGGCTCTCCGCTCTGAATAGCTTAGCATGGAATAACAGCACAGGACTCCGGCTCCTCCTGTTGGTCTGGGTGCCCGGAGTAATGATTGAGAGGGACAGTCGGGGGCATTCGTATTTCGTTGTCAGAGGTGAAATTCTTGGATTTACGAAAGACGAACTACTGCGAAAGCATTTGCCAAGGATGTTTTCATTAATCAAGAACGAAAGTTGGGGGCTCGAAGACGATTAGATACCGTCCTAGTCTCAACCCTAAACGATGCCGACTAGGGATGGGCGGAAGGTTGTTCGAAGCCTCCGCCCGCACCTCACGAGAAATCAAAGTGTTTGGGTTCCGGGGGGAGTATGGTCGCAAGGCTGAAACTTAAAGGAATTGACGGAAGGGCACCACCAGGCGTGGAGCCTGCGGCTTAATTTGACTCAACACGGGAAAACTTACCAGGTCCAGACATAGCGAGGATTGACAGATTGAGAGCTCTTTCTTGATTCTATGGGTGGTGGTGCATGGCCGTTCTTAGTTGGTGGGTTGCCTTGTCAGGTTGATTCCGGTAACGAACGAGACCTCAGCCTGCTAAATAGTTGGCGGTTGGGTTCGCCCAACCGTCCCGAACTTCTTAGAGGGACTATCGGCGACTAGCCGGTGGAAGCTTGAGGCAATAACAGGTCTGTGATGCCCTTAGATGTTCTGGGCCGCACGCGCGCTACACTGATGCATGCAACGAGCCTAGCCTGGGCCGAGAGGCCCGGGTAATCTCACAACCTGCATCGTGATGGGGATAGATCATTGCAATTATTGATCTTCAACGAGGAATGCCTAGTAAGCGCAAGTCATCAGCTTGCGTTGATTACGTCCCTGCCCTTTGTACACACCGCCCGTCGCTCCTACCGATTGGGTGTGCTGGTGAAGTGTTCGGATTGGCGGCCGCGCCAGTGGCTCGCCCGCTGCCGGCCGCCGAGAAGTTCATTAAACCCTCCCACCTAGAGGAAGGAGAAGTCGTAACAAGGTTTCC</text:p>
          </table:table-cell>
          <table:table-cell office:value-type="string" calcext:value-type="string">
            <text:p>d__Eukaryota; p__Chlorophyta; c__Trebouxiophyceae; o__Trebouxiophyceae; f__Trebouxiophyceae; g__Trebouxi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TGTGTTATACTGTGAAACTGCGAATGGCTCATTAAATCAGTTATAGTTTATTTGATGGTACCTACTACTCGGATACCCGTAGTAATTCTAGAGCTAATACGTGCACACATCCCGCCTGGGGGGGCAACCCCTCGGAAGGGACGTATATATTAGATTGCAAGACCGACCTGCTGTTCACAAGACAGCAGCCTCGCGGTGAATCATGATATCCCGACGAATCGCAGCGGCCTCCGTGCCGGCGATGTTTCATTCAAATTTCTGCCCTATCAACTTTCGATGGTAGGATAGAGGCCTACCATGGTGGTGACGGGTGACGGAGGATCAGGGTTCGATTCCGGAGAGGGAGCCTGAGAAACGGCTACCACATCCAAGGAAGGCAGCAGGCGCGCAAATTACCCAATCCTGACACAGGGAGGTAGTGACAATAAATAACAATACCGGGCCTCACAGGTCTGGTAATTGGAATGAGTACAATCTAAACCCCTTTCACGAGGATCAATTGGAGGGCAAGTCTGGTGCCAGCAGCCGCGGTAATTCCAGCTCCAATAGCGTATATTTAAGTTGCTGCAGTTGAAAAGCTCGTAGTTGGATTTCGGGTGGGCCGGCTCGGTCCATTGGAGGCTCCCTTTCCGGGACCTCTATGAGCACCGCCCGCGGCCCACTCTGGTGTCGGGGACGGGCTCCCCCGGCTTCGCTGCCGGGGGACCCGGAGTCGACGGCGTTACTTTGAGTAAATTAGAGTGTTCAAAGCAGGCTCTCCGCTCTGAATAGCTTAGCATGGAATAACAGCACAGGACTCCGGCTCCTCCTGTTGGTCTGGGTGCCCGGAGTAATGATTGAGAGGGACAGTCGGGGGCATTCGTATTTCGTTGTCAGAGGTGAAATTCTTGGATTTACGAAAGACGAACTACTGCGAAAGCATTTGCCAAGGATGTTTTCATTAATCAAGAACGAAAGTTGGGGGCTCGAAGACGATTAGATACCGTCCTAGTCTCAACCCTAAACGATGCCGACTAGGGATGGGCGGAAGGTTGTTCGAAGCCTCCGCCCGCACCTCACGAGAAATCAAAGTGTTTGGGTTCCGGGGGGAGTATGGTCGCAAGGCTGAAACTTAAAGGAATTGACGGAAGGGCACCACCAGGCGTGGAGCCTGCGGCTTAATTTGACTCAACACGGGAAAACTTACCAGGTCCAGACATAGCGAGGATTGACAGATTGAGAGCTCTTTCTTGATTCTATGGGTGGTGGTGCATGGCCGTTCTTAGTTGGTGGGTTGCCTTGTCAGGTTGATTCCGGTAACGAACGAGACCTCAGCCTGCTAAATAGTTGGCGGTTGGGTTCGCCCAACCGTCCCGAACTTCTTAGAGGGACTATCGGCGACTAGCCGGTGGAAGCTTGAGGCAATAACAGGTCTGTGATGCCCTTAGATGTTCTGGGCCGCACGCGCGCTACACTGATGCATGCAACGAGCCTAGCCTGGGCCGAGAGGCCCGGGTAATCTCACAACCTGCATCGTGATGGGGATAGATCATTGCAATTATTGATCTTCAACGAGGAATGCCTAGTAAGCGCAAGTCATCAGCTTGCGTTGATTACGTCCCTGCCCTTTGTACACACCGCCCGTCGCTCCTACCGATTGGGTGTGCTGGTGAAGTGTTCGGATTGGCGGCCGCGCCAGTGGCTCGCCCGCTGCCGGCCGCCGAGAAGTTCATTAAACCCTCC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ATTCTATACTTGTGAAACTGCGAATGGCTCATTAAATCAGTAATAATTTATTTGATAGTACTTTTACTACATGGATAACCGTGGTAATTCTAGAGCTAATACATGCACCAAAATCCCGACTTCTGGAAGGGATGTATTTATTAGATTAAAAACCAACTCGGGGCAACCCGGTTCCTTGGTGATTCATAATAACTTCGCGAATCGTATGACCTTGCGTCGACGATGTTTCATTTAAATTTCTGCCCTATCAACTTTCGATGGTAGGATAGAGGCCTACCATGGTTTCAACGGGTAACGGAGAATTAGGGTTCGATTCCGGAGAGGGAGCCTGAGAAATGGCTACCACATCCAAGGAAGGCAGCAGGCGCGCAAATTACCCAATCCTGACACAGGGAGGTAGTGACAATAAATAACAATACAGGGCTTATAAAGTCCTGTAATTGGAATGAGTACAATTTAAATCTCTTAACGAGGAACAATTGGAGGGCAAGTCTGGTGCCAGCAGCCGCGGTAATTCCAGCTCCAATAGCGTATATTAAAGTTGTTGCAGTTAAAAAGCTCGTAGTTGGATTTCGGACACTGCTTGACCGGTCCGCCGCAAGGCGTGTACTGGTCGAGCGTGTCTTTCCTCCTGGAGACTCCGTGTCCTCTTCATTGAGTGGCACGGAGAATTCAGGACAATTACCTTGAAAAAATTAGAGTGCTCAAAGCAGGCCTGTGCTTGAATATATTAGCATGGAATAATGAAATAGGACTTTGGTTCTATTTTGTTGGTTTCTAGGACCGAAGTAATGATTAATAGGGATAGTTGGGGGCATTAGTATTTAATTGTCAGAGGTGAAATTCTTGGATTTATGAAAGACTAACTTCTGCGAAAGCATTTGCCAAGGATGTTTTCATTAATCAAGAACGAAAGTTAGGGGATCGAAGACGATCAGATACCGTCGTAGTCTTAACCATAAACTATGCCGACTAGGGATCGGTGGATGTTATTTTCATGACTCCATCGGCACCTTACGAGAAATCAAAGTTTTTGGGTTCCGGGGGGAGTATGGTCGCAAGGCTGAAACTTAAAGGAATTGACGGAAGGGCACCACCAGGAGTGGAGCCTGCGGCTTAATTTGACTCAACACGGGAAAACTCACCAGGTCCAGACATAGTAAGGATTGACAGATTGAGAGCTCTTTCTTGATTCTATGGGTGGTGGTGCATGGCCGTTCTTAGTTGGTGGAGTGATTTGTCTGGTTAATTCCGATAACGAACGAGACCTTAACCTGCTAAATAGTTACACAAACTATACGTTTGTGGTCAACTTCTTAGAGGGACTATCGGTGTTTAACCGATGGAAGTTTGAGGCAATAACAGGTCTGTGATGCCCTTAGATGTTCTGGGCCGCACGCGCGCTACACTGATGAAGTCACCGAGTTTATAACCTTGACCGGAAGGTCTGGGTAATCTTTTGAAACTTCATCGTGATGGGGATAGATCATTGTAATTATTGATCTTCAACGAGGAATTCCTAGTAAGCGTGAGTCATCAGCTCGCGTTGATTACGTCCCTGCCCTTTGTACACACCGCCCGTCGCTACTACCGATTGAATGGTTTAGTGAGGTCTTCGGACCGACGCGTTGTAGCTGGCAACAGCTGCGACGTGTTGGAAAGTCGATCAAACTTGATCATTTAGAGGAAGTAAAAGTCGTAACAAGGTTT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CTAAGCCATGCATGTCTAAGTATAAACAATTCTATACTTGTGAAACTGCGAATGGCTCATTAAATCAGTAATAATTTATTTGATAGTACTTTTACTACATGGATAACCGTGGTAATTCTAGAGCTAATACATGCACCAAAATCCCGACTTCTGGAAGGGATGTATTTATTAGATTAAAAACCAACTCGGGGCAACCCGGTTCCTTGGTGATTCATAATAACTTCGCGAATCGTATGACCTTGCGTCGACGATGTTTCATTTAAATTTCTGCCCTATCAACTTTCGATGGTAGGATAGAGGCCTACCATGGTTTCAACGGGTAACGGAGAATTAGGGTTCGATTCCGGAGAGGGAGCCTGAGAAATGGCTACCACATCCAAGGAAGGCAGCAGGCGCGCAAATTACCCAATCCTGACACAGGGAGGTAGTGACAATAAATAACAATACAGGGCTTATAAAGTCCTGTAATTGGAATGAGTACAATTTAAATCTCTTAACGAGGAACAATTGGAGGGCAAGTCTGGTGCCAGCAGCCGCGGTAATTCCAGCTCCAATAGCGTATATTAAAGTTGTTGCAGTTAAAAAGCTCGTAGTTGGATTTCGGACACTGCTTGACCGGTCCGCCGCAAGGCGTGTACTGGTCGAGCGTGTCTTTCCTCCTGGAGACTCCGTGTCCTCTTCATTGAGTGGCACGGAGAATTCAGGACAATTACCTTGAAAAAATTAGAGTGCTCAAAGCAGGCCTGTGCTTGAATATATTAGCATGGAATAATGAAATAGGACTTTGGTTCTATTTTGTTGGTTTCTAGGACCGAAGTAATGATTAATAGGGATAGTTGGGGGCATTAGTATTTAATTGTCAGAGGTGAAATTCTTGGATTTATGAAAGACTAACTTCTGCGAAAGCATTTGCCAAGGATGTTTTCATTAATCAAGAACGAAAGTTAGGGGATCGAAGACGATCAGATACCGTCGTAGTCTTAACCATAAACTATGCCGACTAGGGATCGGTGGATGTTATTTTCATGACTCCATCGGCACCTTACGAGAAATCAAAGTTTTTGGGTTCCGGGGGGAGTATGGTCGCAAGGCTGAAACTTAAAGGAATTGACGGAAGGGCACCACCAGGAGTGGAGCCTGCGGCTTAATTTGACTCAACACGGGAAAACTCACCAGGTCCAGACATAGTAAGGATTGACAGATTGAGAGCTCTTTCTTGATTCTATGGGTGGTGGTGCATGGCCGTTCTTAGTTGGTGGAGTGATTTGTCTGGTTAATTCCGATAACGAACGAGACCTTAACCTGCTAAATAGTTACACAAACTATACGTTTGTGGTCAACTTCTTAGAGGGACTATCGGTGTTTAACCGATGGAAGTTTGAGGCAATAACAGGTCTGTGATGCCCTTAGATGTTCTGGGCCGCACGCGCGCTACACTGATGAAGTCACCGAGTTTATAACCTTGACCGGAAGGTCTGGGTAATCTTTTGAAACTTCATCGTGATGGGGATAGATCATTGTAATTATTGATCTTCAACGAGGAATTCCTAGTAAGCGTGAGTCATCAGCTCGCGTTGATTACGTCCCTGCCCTTTGTACACACCGCCCGTCGCTACTACCGATTGAATGGTTTAGTGAGGTCTTCGGACCGACGCGTTGTAGCTGGCAACAGCTGCGACGTGTTGGAAAGTCGA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GCAACTTTGTACTGTGAAACTGCGAATGGCTCATTAAATCAGTTATAGTTTATTTGATTATATTTACCTACTTGGATAACCGTGGTAATTCTAGAGCTAATACATGCTAAAAATCCCGACTTCTGGAAGGGATGTATTTATTAGATAAAAAACCAACAGAGGTTAACGCCTCTTTTTTGGTGATTCATAATAACTTTTCGAATCGCATGGCCTTGAGCTGGCGATGTTTCATTCAAATTTCTGCCCTATCAACTTACGATGGTAGGATAGAGGCCTACCATGGTGGTAACGGGTAACGGGGAATTAGGGTTCGATTCCGGAGAGGGAGCCTGAGAAACGGCTACCACATCCAAGGAAGGCAGCAGGCGCGCAAATTACCCAATCCTGACACAGGGAGGTAGTGACAATAAATAACAATGCGGGGCCATTGGTCTTGCAATTGGAATGAGTACAATTTAAATCCCTTAACGAGAAACAATTGGAGGGCAAGTCTGGTGCCAGCAGCCGCGGTAATTCCAGCTCCAATAGCGTATATTAAAGTTGTTGCAGTTAAAAAGCTCGTAGTTGAATTTTAGGTCTGGTTGGGCGGTCTGCCTGTTGGGTACGTACTGTCTGGCCGGATCTGACCTTCTGGTAACCACCATGTTGCTTCGGTGATATGGATGGGATTCCAGATCTTTTACTTTGAAAAAATTAGAGTGTTTAAAGCAGGCATTCGCTTGAATACATTAGCATGGAATAATAGAATAGGACTTAGGTTCTATTTTGTTGGTTTCTAGGACCGAAGTAATGATTAATAGGGATAGTTGGGGGCATTAGTATTTAATTGTCAGAGGTGAAATTCTTGGATTTATTAAAGACTAACTTCTGCGAAAGCATTTGCCAAGGATGTTTTCATTAATCAAGAACGAAAGTTAGGGGATCGAAGACGATCAGATACCGTCGTAGTCTTAACTATAAACTATGCCGACTAGGGATCAGACAAGGAATTATTGACTTGTTTGGCACCTTATGAGAAATCAAAGTTTTTGGGTTCCGGGGGGAGTATGGTCGCAAGGCTGAAACTTAAAGGAATTGACGGAAGGGCACCACCAGGAGTGGAGCCTGCGGCTTAATTTGACTCAACACGGGGAAACTCACCAGGTCCAGACATAGTAAGGATTGACAGATTGAAAGCTTTTTCTTGATTCTATGGGTGGTGGTGCATGGCCGTTCTTAGTTCGTGGAGTGATTTGTCTGGTTAATTCCGTTAACGAACGAGACCTTAACCTGCTAAATAGTTAGGCCAACATTTTTAGTTGGTCGTCAACTTCTTAGAGGGACTGTTTGACTATTAGTCATTGGAAGTTTGAGGCAATAACAGGTCTGTGATGCCCTTAGATGTTCTGGGCCGCACGCGCGCTACAATGATCAAGTCAACGAGTTTATAGCCTTAACCGAAAGGTTTGGGTAATCTTTTGAAACTTGATCGTGCTGGGGATAGTCCTTTGCAATTATTGGACTTCAACGAGGAATTCCTAGTAAGCGTGAGTCATCAGCTCGCGTTGATTACGTCCCTGCCCTTTGTACACACCGCCCGTCGCTACTACCGATTGAACGGCTTAGTGAGGCTTTCGAATTGCGATTCAGGCTGCTGGCAACGGCGCCAGAATCCAAGAAGTTATCCAAATTTGGTCGTTTAGAGGAAGTAAAAGTCGTAACAAGGTTT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CAAGTATAAGCAACTTTGTACTGTGAAACTGCGAATGGCTCATTAAATCAGTTATAGTTTATTTGATTATATTTACCTACTTGGATAACCGTGGTAATTCTAGAGCTAATACATGCTAAAAATCCCGACTTCTGGAAGGGATGTATTTATTAGATAAAAAACCAACAGAGGTTAACGCCTCTTTTTTGGTGATTCATAATAACTTTTCGAATCGCATGGCCTTGAGCTGGCGATGTTTCATTCAAATTTCTGCCCTATCAACTTACGATGGTAGGATAGAGGCCTACCATGGTGGTAACGGGTAACGGGGAATTAGGGTTCGATTCCGGAGAGGGAGCCTGAGAAACGGCTACCACATCCAAGGAAGGCAGCAGGCGCGCAAATTACCCAATCCTGACACAGGGAGGTAGTGACAATAAATAACAATGCGGGGCCATTGGTCTTGCAATTGGAATGAGTACAATTTAAATCCCTTAACGAGAAACAATTGGAGGGCAAGTCTGGTGCCAGCAGCCGCGGTAATTCCAGCTCCAATAGCGTATATTAAAGTTGTTGCAGTTAAAAAGCTCGTAGTTGAATTTTAGGTCTGGTTGGGCGGTCTGCCTGTTGGGTACGTACTGTCTGGCCGGATCTGACCTTCTGGTAACCACCATGTTGCTTCGGTGATATGGATGGGATTCCAGATCTTTTACTTTGAAAAAATTAGAGTGTTTAAAGCAGGCATTCGCTTGAATACATTAGCATGGAATAATAGAATAGGACTTAGGTTCTATTTTGTTGGTTTCTAGGACCGAAGTAATGATTAATAGGGATAGTTGGGGGCATTAGTATTTAATTGTCAGAGGTGAAATTCTTGGATTTATTAAAGACTAACTTCTGCGAAAGCATTTGCCAAGGATGTTTTCATTAATCAAGAACGAAAGTTAGGGGATCGAAGACGATCAGATACCGTCGTAGTCTTAACTATAAACTATGCCGACTAGGGATCAGACAAGGAATTATTGACTTGTTTGGCACCTTATGAGAAATCAAAGTTTTTGGGTTCCGGGGGGAGTATGGTCGCAAGGCTGAAACTTAAAGGAATTGACGGAAGGGCACCACCAGGAGTGGAGCCTGCGGCTTAATTTGACTCAACACGGGGAAACTCACCAGGTCCAGACATAGTAAGGATTGACAGATTGAAAGCTTTTTCTTGATTCTATGGGTGGTGGTGCATGGCCGTTCTTAGTTCGTGGAGTGATTTGTCTGGTTAATTCCGTTAACGAACGAGACCTTAACCTGCTAAATAGTTAGGCCAACATTTTTAGTTGGTCGTCAACTTCTTAGAGGGACTGTTTGACTATTAGTCATTGGAAGTTTGAGGCAATAACAGGTCTGTGATGCCCTTAGATGTTCTGGGCCGCACGCGCGCTACAATGATCAAGTCAACGAGTTTATAGCCTTAACCGAAAGGTTTGGGTAATCTTTTGAAACTTGATCGTGCTGGGGATAGTCCTTTGCAATTATTGGACTTCAACGAGGAATTCCTAGTAAGCGTGAGTCATCAGCTCGCGTTGATTACGTCCCTGCCCTTTGTACACACCGCCCGTCGCTACTACCGATTGAACGGCTTAGTGAGGCTTTCGAATTGCGATTCAGGCTGCTGGCAACGGCGCCAGAATCCAAGAAGTTATCCAAATTTGGTC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CTATACAGTGAAACTGCGAATGGCTCATTAAATCAGTTATAGTTTATTTGATAGTACCTTACTACTTGGATAACCGTGGTAATTCTAGAGCTAATACATGCGTTAAAATCCCGACTTTTTGAAGGGATGTATTTATTAGATAAAAAACCAATGCCAGCAATGGCTTTCTTGGTGATTCATAATAACTTTTCGAATCGTATGACCTTGTGTCGACGATGGTTCATTCAAATTTCTGCCCTATCAACTTTCGATGGTAGGATAGAGGCCTACCATGGTTTTAACGGGTAACGGGGAATTAGGGTTCGATTCCGGAGAGGGAGCCTGAGAAACGGCTACCACATCCAAGGAAGGCAGCAGGCGCGCAAATTACCCAATCCTGACACAGGGAGGTAGTGACAATAAATAACAATACAGGGCCCTTTGGGTCTTGTAATTGGAATGAGTACAATTTAAATCCCTTAACGAGGAACAATTGGAGGGCAAGTCTGGTGCCAGCAGCCGCGGTAATTCCAGCTCCAATAGCGTATATTAAAGTTGTTGCAGTTAAAAAGCTCGTAGTTGAATTTTTGATCTGGCTGAGGTGTCGGCCGCAAGGTCTGTACTCCTTGGCTGGATCTTTCCTTCTGGAGAGCCATTATGCCATTTATTTGGTGTTTTGGGGATCCAGGACTTTTACCTTGAAAAAATTAGAGTGTTTAAAGCAGGCATACGCTTGAATACATTAGCATGGAATAATAGAATAGGACTTTGGTTCTATTTTGTTGGTTTCTAGGACCGAAGTAATGATTAATAGGGATAGTTGGGGGCATTAGTATTTAATTGTCAGAGGTGAAATTCTTGGATTTATGAAAGACTAACTTCTGCGAAAGCATTTGCCAAGGATGTTTTCATTAATCAAGAACGAAAGTTAGGGGATCGAAGACGATCAGATACCGTCGTAGTCTTAACCATAAACTATGCCGACTAGGGATCGGACGATGTTATTTTATTGA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CGCGAATTCTTATTCGTGGCCAACTTCTTAGAGGGACTGTTGATGTTTAATCAACGGAAGTTTGAGGCAATAACAGGTCTGTGATGCCCTTAGATGTTCTGGGCCGCACGCGCGCTACACTGATGAAGTCAACGAGTTTATAACCTTGGCCGGAAGGTCTGGGTAATCTTTTGAAACTTCATCGTGCTGGGGATAGTCCATTGCAATTATTGGACTTCAACGAGGAATTCCTAGTAAGCGCGAGTCATCAGCTCGCGTTGATTACGTCCCTGCCCTTTGTACACACCGCCCGTCGCTACTACCGATTGAATGGCTTAGTGAGACCTTCGGATTGGAGGTAGGTTGCTGGCAACAGCAACCAGCTTCCGAGAAGTTGGTCAAACTTGGTCATTTAGAGGAAGTAAAAGTCGTAACAAGGTTT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CAAATCTATACAGTGAAACTGCGAATGGCTCATTAAATCAGTTATAGTTTATTTGATAGTACCTTACTACTTGGATAACCGTGGTAATTCTAGAGCTAATACATGCGTTAAAATCCCGACTTTTTGAAGGGATGTATTTATTAGATAAAAAACCAATGCCAGCAATGGCTTTCTTGGTGATTCATAATAACTTTTCGAATCGTATGACCTTGTGTCGACGATGGTTCATTCAAATTTCTGCCCTATCAACTTTCGATGGTAGGATAGAGGCCTACCATGGTTTTAACGGGTAACGGGGAATTAGGGTTCGATTCCGGAGAGGGAGCCTGAGAAACGGCTACCACATCCAAGGAAGGCAGCAGGCGCGCAAATTACCCAATCCTGACACAGGGAGGTAGTGACAATAAATAACAATACAGGGCCCTTTGGGTCTTGTAATTGGAATGAGTACAATTTAAATCCCTTAACGAGGAACAATTGGAGGGCAAGTCTGGTGCCAGCAGCCGCGGTAATTCCAGCTCCAATAGCGTATATTAAAGTTGTTGCAGTTAAAAAGCTCGTAGTTGAATTTTTGATCTGGCTGAGGTGTCGGCCGCAAGGTCTGTACTCCTTGGCTGGATCTTTCCTTCTGGAGAGCCATTATGCCATTTATTTGGTGTTTTGGGGATCCAGGACTTTTACCTTGAAAAAATTAGAGTGTTTAAAGCAGGCATACGCTTGAATACATTAGCATGGAATAATAGAATAGGACTTTGGTTCTATTTTGTTGGTTTCTAGGACCGAAGTAATGATTAATAGGGATAGTTGGGGGCATTAGTATTTAATTGTCAGAGGTGAAATTCTTGGATTTATGAAAGACTAACTTCTGCGAAAGCATTTGCCAAGGATGTTTTCATTAATCAAGAACGAAAGTTAGGGGATCGAAGACGATCAGATACCGTCGTAGTCTTAACCATAAACTATGCCGACTAGGGATCGGACGATGTTATTTTATTGA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CGCGAATTCTTATTCGTGGCCAACTTCTTAGAGGGACTGTTGATGTTTAATCAACGGAAGTTTGAGGCAATAACAGGTCTGTGATGCCCTTAGATGTTCTGGGCCGCACGCGCGCTACACTGATGAAGTCAACGAGTTTATAACCTTGGCCGGAAGGTCTGGGTAATCTTTTGAAACTTCATCGTGCTGGGGATAGTCCATTGCAATTATTGGACTTCAACGAGGAATTCCTAGTAAGCGCGAGTCATCAGCTCGCGTTGATTACGTCCCTGCCCTTTGTACACACCGCCCGTCGCTACTACCGATTGAATGGCTTAGTGAGACCTTCGGATTGGAGGTAGGTTGCTGGCAACAGCAACCAGCTTCCGAGAAGT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GTATACAGTGAAACTGCGAATGGCTCATTAAATCAGTTATAGTTTATTTGATAATACCTTACTACTTGGATATCCGTGGTAATTCTAGAGCTAATACATGCACTAAAAACCTGTACCTTCCGGTCAGGTTGTATTTATTAGATAAAAAACCAACGCCAGCAATGGCTTTATTGGTGATTCATAATAACTTTTCGAATCGTATGACCTTGCGTCGACGATGGATCATTCAAATTTCTGCCCTATCAACTTTCGATGGTAGGATAGAGGCCTACCATGGTTTTAACGGGTAACGGGGAATTAGGGTTCGATTCCGGAGAGGGAGCCTGAGAAACGGCTACCACATCCAAGGAAGGCAGCAGGCGCGCAAATTACCCAATCCTGACACAGGGAGGTAGTGACAATAAATAACAATACAGGGCCCTTTGGGTCTTGTAATTGGAATGAGTACAATTTAAATCCCTTAACGAGGAACAATTGGAGGGCAAGTCTGGTGCCAGCAGCCGCGGTAATTCCAGCTCCAATAGCGTATATTAAAGTTGTTGCAGTTAAAAAGCTCGTAGTTGAATTTTGGATTTGGCTGTCGTTGGTCGGCCGTATAGGTCTGTGACTTCTGGCCAAATCTCTCCTTCTGGAATATTTCGAACCATTTATTTGGTTTGTCTGATCTCCAGGATTTTTACCTTGAAAAAATTAGAGTGTTTAAAGCAGGCATACGCTTGAATACATTAGCATGGAATAATAGAATAGGACTTTGGTTCTATTTTGTTGGTTTCTAGGACCGAAGTAATGATTAATAGGGACAGTTGGGGGCATTAGTATTTAATTGTCAGAGGTGAAATTCTTGGATTTATGAAAGACTAACTTCTGCGAAAGCATTTGCCAAGGATGTTTTCATTAATCAAGAACGAAAGTTAGGGGATCGAAGACGATCAGATACCGTCGTAGTCTTAACCATAAACTATGCCGACTAGGGATCGGACGGATGTTAATTTTTTGA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CGCGAATGTTTATTCGTGGTCAACTTCTTAGAGGGACTGTTGATGTTTAATCAACGGAAGTTTGAGGCAATAACAGGTCTGTGATGCCCTTAGATGTTCTGGGCCGCACGCGCGCTACACTGATGAAGTCAACGAGTATTTTTCCTTGGCCGGAAGGCCTGGGTAATCTTTTGAAACTTCATCGTGCTGGGGATAGTCCTTTGCAATTCTTGGACTTCAACGAGGAATTCCTAGTAAGCGTGAGTCATCAGCTCGCGTTGATTACGTCCCTGCCCTTTGTACACACCGCCCGTCGCTACTACCGATTGAACGGCTTAGTGAGACCTTCGGAACGGATTTCAGCCTGACTGGCAACGGTCGGGCCAAAGTCCGCAAAGTCGGTCAAACTATGGTCGTTTAGAGGAAGTAAAAGTCGTAACAAGGTTT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TTGTATACAGTGAAACTGCGAATGGCTCATTAAATCAGTTATAGTTTATTTGATAATACCTTACTACTTGGATATCCGTGGTAATTCTAGAGCTAATACATGCACTAAAAACCTGTACCTTCCGGTCAGGTTGTATTTATTAGATAAAAAACCAACGCCAGCAATGGCTTTATTGGTGATTCATAATAACTTTTCGAATCGTATGACCTTGCGTCGACGATGGATCATTCAAATTTCTGCCCTATCAACTTTCGATGGTAGGATAGAGGCCTACCATGGTTTTAACGGGTAACGGGGAATTAGGGTTCGATTCCGGAGAGGGAGCCTGAGAAACGGCTACCACATCCAAGGAAGGCAGCAGGCGCGCAAATTACCCAATCCTGACACAGGGAGGTAGTGACAATAAATAACAATACAGGGCCCTTTGGGTCTTGTAATTGGAATGAGTACAATTTAAATCCCTTAACGAGGAACAATTGGAGGGCAAGTCTGGTGCCAGCAGCCGCGGTAATTCCAGCTCCAATAGCGTATATTAAAGTTGTTGCAGTTAAAAAGCTCGTAGTTGAATTTTGGATTTGGCTGTCGTTGGTCGGCCGTATAGGTCTGTGACTTCTGGCCAAATCTCTCCTTCTGGAATATTTCGAACCATTTATTTGGTTTGTCTGATCTCCAGGATTTTTACCTTGAAAAAATTAGAGTGTTTAAAGCAGGCATACGCTTGAATACATTAGCATGGAATAATAGAATAGGACTTTGGTTCTATTTTGTTGGTTTCTAGGACCGAAGTAATGATTAATAGGGACAGTTGGGGGCATTAGTATTTAATTGTCAGAGGTGAAATTCTTGGATTTATGAAAGACTAACTTCTGCGAAAGCATTTGCCAAGGATGTTTTCATTAATCAAGAACGAAAGTTAGGGGATCGAAGACGATCAGATACCGTCGTAGTCTTAACCATAAACTATGCCGACTAGGGATCGGACGGATGTTAATTTTTTGA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CGCGAATGTTTATTCGTGGTCAACTTCTTAGAGGGACTGTTGATGTTTAATCAACGGAAGTTTGAGGCAATAACAGGTCTGTGATGCCCTTAGATGTTCTGGGCCGCACGCGCGCTACACTGATGAAGTCAACGAGTATTTTTCCTTGGCCGGAAGGCCTGGGTAATCTTTTGAAACTTCATCGTGCTGGGGATAGTCCTTTGCAATTCTTGGACTTCAACGAGGAATTCCTAGTAAGCGTGAGTCATCAGCTCGCGTTGATTACGTCCCTGCCCTTTGTACACACCGCCCGTCGCTACTACCGATTGAACGGCTTAGTGAGACCTTCGGAACGGATTTCAGCCTGACTGGCAACGGTCGGGCCAAAGTCCGCAAAGTCGGTCAAACTATGGTC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TATACTGTGAAACTGCGAATGGCTCATTAAATCAGTTATAGTTTATTTGATAGTACCTTACTACTTGGATAACCGTGGTAATTCTAGAGCTAATACATGCTAAAAATCCCGACTTCTGGAAGGGATGTATTTATTAGATAAAAAACCAACCCGGGCAACCGGTTTTTTGGTGATTCATGATAACTTTTCGAATCGTATGACCTTGTGTCGACGATGGTTCATTCAAATTTCTGCCCTATCAACTTTCGATGGTAGGATAGAGGCCTACCATGGTTTTAACGGGTAACGGAGAATTAGGGTTCGATTCCGGAGAGGGAGCCTGAGAAACGGCTACCACATCCAAGGAAGGCAGCAGGCGCGCAAATTACCCAATCCTGACACAGGGAGGTAGTGACAATAAATAACAATACAGGGCTCTTAGAGTCTTGTAATTGGAATGAGTACAATTTAAATCCCTTAACGAGGAACAATTGGAGGGCAAGTCTGGTGCCAGCAGCCGCGGTAATTCCAGCTCCAATAGCGTATATTAAAGTTGTTGCAGTTAAAAAGCTCGTAGTTGAATTTTGGGCCTGGCTGGGTGGTCTTGCCGAAAGGTAAGCACTGCTCTGGTCGGGTCTTTCCTTCTGGGGAACCAGCGTGCTCTTAATTGAGTGCGTTGGGGATCCAGGACTTTTACTTTGAAAAAATTAGAGTGTTTAAAGCAGGCTTACGCTTGAATACATTAGCATGGAATAATAGAATAGGACTTTGGTTCTATTTTGTTGGTTTCTAGGACCGAAGTAATGATTAATAGGGATAGTTGGGGGCATTAGTATTTAATTGTCAGAGGTGAAATTCTTGGATTTATGAAAGACTAACTTCTGCGAAAGCATTTGCCAAGGATGTTTTCATTAATCAAGAACGAAAGTTAGGGGATCGAAGACGATCAGATACCGTCGTAGTCTTAACCATAAACTATGCCGACTAGGGATCGGACGATGTTATTTTTTTGACTCGTTC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CGTTCACTTTGGTGGATGTTTAACTTCTTAGAGGGACTATGGATGTTTAATCCATGGAAGTTTGAGGCAATAACAGGTCTGTGATGCCCTTAGATGTTCTGGGCCGCACGCGCGCTACACTGATGAAGGCAGCAAGTAATTCACCTTGGCCGGAAGGTCTGGGTAATCTTCTGAAACTTCATCGTGCTGGGGATAGTCCTTTGCAATTATTGGACTTCAACGAGGAATTCCTAGTAAGCGTGAGTCATCAGCTCGCGTTGATTACGTCCCTGCCCTTTGTACACACCGCCCGTCGCTACTACCGATTGAATGGCTTAGTGAGACCTCCGGATTGGCGGCCTGTTACCGGCAACGGAAATGGACTGCTGAGAAGTTGGTCAAACTTGGTCATTTAGAGGAAGTAAAAGTCGTAACAAGGTAA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TTATACTGTGAAACTGCGAATGGCTCATTAAATCAGTTATAGTTTATTTGATAGTACCTTACTACTTGGATAACCGTGGTAATTCTAGAGCTAATACATGCTAAAAATCCCGACTTCTGGAAGGGATGTATTTATTAGATAAAAAACCAACCCGGGCAACCGGTTTTTTGGTGATTCATGATAACTTTTCGAATCGTATGACCTTGTGTCGACGATGGTTCATTCAAATTTCTGCCCTATCAACTTTCGATGGTAGGATAGAGGCCTACCATGGTTTTAACGGGTAACGGAGAATTAGGGTTCGATTCCGGAGAGGGAGCCTGAGAAACGGCTACCACATCCAAGGAAGGCAGCAGGCGCGCAAATTACCCAATCCTGACACAGGGAGGTAGTGACAATAAATAACAATACAGGGCTCTTAGAGTCTTGTAATTGGAATGAGTACAATTTAAATCCCTTAACGAGGAACAATTGGAGGGCAAGTCTGGTGCCAGCAGCCGCGGTAATTCCAGCTCCAATAGCGTATATTAAAGTTGTTGCAGTTAAAAAGCTCGTAGTTGAATTTTGGGCCTGGCTGGGTGGTCTTGCCGAAAGGTAAGCACTGCTCTGGTCGGGTCTTTCCTTCTGGGGAACCAGCGTGCTCTTAATTGAGTGCGTTGGGGATCCAGGACTTTTACTTTGAAAAAATTAGAGTGTTTAAAGCAGGCTTACGCTTGAATACATTAGCATGGAATAATAGAATAGGACTTTGGTTCTATTTTGTTGGTTTCTAGGACCGAAGTAATGATTAATAGGGATAGTTGGGGGCATTAGTATTTAATTGTCAGAGGTGAAATTCTTGGATTTATGAAAGACTAACTTCTGCGAAAGCATTTGCCAAGGATGTTTTCATTAATCAAGAACGAAAGTTAGGGGATCGAAGACGATCAGATACCGTCGTAGTCTTAACCATAAACTATGCCGACTAGGGATCGGACGATGTTATTTTTTTGACTCGTTC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CGTTCACTTTGGTGGATGTTTAACTTCTTAGAGGGACTATGGATGTTTAATCCATGGAAGTTTGAGGCAATAACAGGTCTGTGATGCCCTTAGATGTTCTGGGCCGCACGCGCGCTACACTGATGAAGGCAGCAAGTAATTCACCTTGGCCGGAAGGTCTGGGTAATCTTCTGAAACTTCATCGTGCTGGGGATAGTCCTTTGCAATTATTGGACTTCAACGAGGAATTCCTAGTAAGCGTGAGTCATCAGCTCGCGTTGATTACGTCCCTGCCCTTTGTACACACCGCCCGTCGCTACTACCGATTGAATGGCTTAGTGAGACCTCCGGATTGGCGGCCTGTTACCGGCAACGGAAATGGACTGCTGAGAAGTTGGTCAAACTTGGTCATTTAGAGGAAGTAAAAGTCGTAACAAGGTAAC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TTGTACTGTGAAACTGCGAATGGCTCATTAAATCAGTTATAGTTTATTTGATGGTACCTTACTACTTGGATAACCGTGGTAATTCTAGAGCTAATACATGCAAAAAACCCCGACTGCAAGGAAGGGGTGTATTTATTAGATAAAAAACCAATCTGGTGCAAACCAGTCTCTTGGTGATTCATGATAACTTTTCGAAACGTATGACTTTACGTCGACGTTGCGTCATTCAAATATCTGCCCTATCAACTTTCGATGGTAGGATAGAGGCCTACCATGGTTACAACGGGTAACGGAGAATTAGGGTTCGATTCCGGAGAGGGAGCCTGAGAAATGGCTACCACATCTAAGGAAGGCAGCAGGCGCGCAAATTACCCAATCCTGACACAGGGAGGTAGTGACAAGAAATAACAATACAGGGCCTTTTGGTCTTGTAATTGGAATGAGTCAAATTTAAACCAATGAACGAGTACCCATTGGAGGGCAAGTCTGGTGCCAGCAGCCGCGGTAATTCCAGCTCCAATAGTATATATTAGTGTTGTTGCAGTTAAAGCGCTCGTAGTTGGATTTTGGGGCCGTTTGACTGGTCGTCCGCAAGGCCGTACTGGTTGAATTGCTCTTCCTTCTGAAGAATTGGTATGCTCTTAACCGGGTGTGCCAAGTATTCAGGACTTTTACTTTGAAAAAATTAGAGTGTTCAAAGCAGGCTTGCGTCTGAATACATTAGCATGGAATAATAAAATAGGACTTTGGTTCTATTTTGTTGGTTTCTAGGACCGAAGTAATGATTAATAGGGATAGTTGGGGGCATTAGTATTTAATTGTCAGAGGTGAAATTCTTGGATTTATGAAAGACTAACTTCTGCGAAAGCATTTGCCAAGGATGTTTTCATTAATCAAGAACGAAAGTTAGGGGATCGAAGACGATCAGATACCGTCGTAGTCTTAACCATAAACTATGCCGACTAGGGATCAGCAGATGTTACTTTTACGACTCTGTTGGCACCTTATGAGAAATCAAAGTCTTTGGGTTCCGGGGGGAGTATGGTCGCAAGGCTGAAACTTAAAGGAATTGACGGAAGGGCACCACCAGGAGTGGAGCCTGCGGCTTAATTTGACTCAACACGGGGAAACTCACCAGGTCCAGACATAGTAAGGATTGACAGATTGAGAGCTCTTTCTTGATTCTATGGGTGGTGGTGCATGGCCGTTCTTAGTTGGTGGAGTGATTTGTCTGGTTAATTCCGTTAACGAACGAGACCTTAACCTGCTAAATAGTTACGCTAACCCCTGGTTGGCGGTCAACTTCTTAGAGGGACTATCGGTGACTAACCGATGGAAGTTTGAGGCAATAACAGGTCTGTGATGCCCTTAGATGTTCTGGGCCGCACGCGCGCTACACTGATGAAGTCAACGAGTTTATAACCTTGTCCGGAAGGATTGGGTAATCTTTTGAAACTTCATCGTGCTGGGGATAGATCATTGCAATTATTGATCTTCAACGAGGAATTCCTAGTAAGCGCAAGTCATCAGCTTGCGTTGATTACGTCCCTGCCCTTTGTACACACCGCCCGTCGCTACTACCGATTGAATGTTTTAGTGAGATTTTCGGATTGGGGTGTGGCAGCTGGAAACAGCAGCTGTATTCTGAGAAGTTAATCAAACTTGATCATTTAGAGGAAGTAAAAGTCGTAACAAGGTTT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GTCATATGCTTGTCTCAAAGATTAAGCCATGCATGTCTAAGTATAAACACTTGTACTGTGAAACTGCGAATGGCTCATTAAATCAGTTATAGTTTATTTGATGGTACCTTACTACTTGGATAACCGTGGTAATTCTAGAGCTAATACATGCAAAAAACCCCGACTGCAAGGAAGGGGTGTATTTATTAGATAAAAAACCAATCTGGTGCAAACCAGTCTCTTGGTGATTCATGATAACTTTTCGAAACGTATGACTTTACGTCGACGTTGCGTCATTCAAATATCTGCCCTATCAACTTTCGATGGTAGGATAGAGGCCTACCATGGTTACAACGGGTAACGGAGAATTAGGGTTCGATTCCGGAGAGGGAGCCTGAGAAATGGCTACCACATCTAAGGAAGGCAGCAGGCGCGCAAATTACCCAATCCTGACACAGGGAGGTAGTGACAAGAAATAACAATACAGGGCCTTTTGGTCTTGTAATTGGAATGAGTCAAATTTAAACCAATGAACGAGTACCCATTGGAGGGCAAGTCTGGTGCCAGCAGCCGCGGTAATTCCAGCTCCAATAGTATATATTAGTGTTGTTGCAGTTAAAGCGCTCGTAGTTGGATTTTGGGGCCGTTTGACTGGTCGTCCGCAAGGCCGTACTGGTTGAATTGCTCTTCCTTCTGAAGAATTGGTATGCTCTTAACCGGGTGTGCCAAGTATTCAGGACTTTTACTTTGAAAAAATTAGAGTGTTCAAAGCAGGCTTGCGTCTGAATACATTAGCATGGAATAATAAAATAGGACTTTGGTTCTATTTTGTTGGTTTCTAGGACCGAAGTAATGATTAATAGGGATAGTTGGGGGCATTAGTATTTAATTGTCAGAGGTGAAATTCTTGGATTTATGAAAGACTAACTTCTGCGAAAGCATTTGCCAAGGATGTTTTCATTAATCAAGAACGAAAGTTAGGGGATCGAAGACGATCAGATACCGTCGTAGTCTTAACCATAAACTATGCCGACTAGGGATCAGCAGATGTTACTTTTACGACTCTGTTGGCACCTTATGAGAAATCAAAGTCTTTGGGTTCCGGGGGGAGTATGGTCGCAAGGCTGAAACTTAAAGGAATTGACGGAAGGGCACCACCAGGAGTGGAGCCTGCGGCTTAATTTGACTCAACACGGGGAAACTCACCAGGTCCAGACATAGTAAGGATTGACAGATTGAGAGCTCTTTCTTGATTCTATGGGTGGTGGTGCATGGCCGTTCTTAGTTGGTGGAGTGATTTGTCTGGTTAATTCCGTTAACGAACGAGACCTTAACCTGCTAAATAGTTACGCTAACCCCTGGTTGGCGGTCAACTTCTTAGAGGGACTATCGGTGACTAACCGATGGAAGTTTGAGGCAATAACAGGTCTGTGATGCCCTTAGATGTTCTGGGCCGCACGCGCGCTACACTGATGAAGTCAACGAGTTTATAACCTTGTCCGGAAGGATTGGGTAATCTTTTGAAACTTCATCGTGCTGGGGATAGATCATTGCAATTATTGATCTTCAACGAGGAATTCCTAGTAAGCGCAAGTCATCAGCTTGCGTTGATTACGTCCCTGCCCTTTGTACACACCGCCCGTCGCTACTACCGATTGAATGTTTTAGTGAGATTTTCGGATTGGGGTGTGGCAGCTGGAAACAGCAGCTGTATTCTGAGAAGTTAATCAAACTTGATCA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GAATTTAAAATGTGAAACTGCGAATGGCTCATTAAATCAGTTATAGTTTATTTGATATGTAACCTTTACCAGTGGATAACCGTGGTAATTCTAGAGCTAATACATGCATTCAAAGCCCCGACTTTTTGGAAGGGGTGTATTTATTAGATAAAAAACCAATGCTGGGCAACCAGTTTTTGGATGATTCATAATAACTTTTCGAATCGCATGGCCTTTGTGCCGGCGATGGTTCATTCAAATTTCTGCCCTATCAACTTTCGATGGTAGGATAGAGGCCTACCATGGTTTTTACGGGTAACGGAGAATTAGGGTTCGATTCCGGAGAGGGAGCCTGAGAAACGGCTACCACATCCAAGGAAGGCAGCAGGCGCGCAAATTACCCAATCCTGACACAGGGAGGTAGTGACAATAAATAACAATGCAGAGCCTTTCAGGTTTTGCAATTGGAATGAGTACAATTTAAATCCCTTAACGAGAATCAATTGGAGGGCAAGTCTGGTGCCAGCAGCCGCGGTAATTCCAGCTCCAATAGCGTATATTAAAGTTGTTGCAGTTAAAAAGCTCGTAGTTGAATTTTGGGCCTGGTCGGGTGGTCTTGCTGCTTTACTGTGGTAAGCACTGCTTGGTCGGGTCTTTCCTTCTGGGGAACTAGTGCTGCCTTTTACTGGGACTGGCCTAGCGATCCAGGACTTTTACTTTGAAAAAATTAGAGTGTTCAAAGCAGGCAATTTCGCTTGAATACATTAGCATGGAATAATAAAATAGGACTTTTGGTTCTATTTTGTTGGCTTCTAGGACCAAAGTAATGATTAATAGGGATAGTTGGGGACGTTAGTATTTTGTTGTCAGAGGTGAAATTCTTAGATTGACAAAAGACTAACTTCTGCGAAAGCATTCGTCAAGGATGTTTTCATTAATCAAGAACGAAAGTTAGGGGATCGAAGACGATCAGATACCGTCGTAGTCTTAACCATAAACTATGCCGACTAGGGATCAGACGATGTATAAATTATATTGACTCGTTTGGCACCTTGAGAGAAATCAAAGTTTTTGGGTTCCGGGGGGAGTATGGTCGCAAGGCTGAAACTTAAAGGAATTGACGGAAGGGCACCACCAGGAGTGGAGCCTGCGGCTTAATTTGACTCAACACGGGGAAACTCACCAGGTCCAGACATGGGAAGGATTGACAGATTGAGAGCTCTTTCTTGATTCTATGGGTGGTGGTGCATGGCCGTTCTTAGTTGGTGGAGTGATTTGTCTGGTTAATTCCGATAACGAACGAGACCTTAACCTGCTAAATAGTCACGCCAACCTTGGTTGGCGGTTTTCAATGACTTCTTAGAGGGACTACGAATGTTACAATTCGTGGAAGTTTGAGGCAATAACAGGTCTGTGATGCCCTTAGATGTTCTGGGCCGCACGCGCGCTACACTGATGAAGGCAACGAGTATTTTCACCTTGGCCGGAAGGCCCGGGTAATCTTATGAAACTTCATCGTGCTGGGGATAGTCCATTGCAATTATTGGACTTGAACGAGGAATTCCTAGTAAGCGTGAGTCATCAGCTCGCGTTGATTACGTCCCTGCCCTTTGTACACACCGCCCGTCGCTACTACCGATTGAATGGCTTAGTGAGACCTCCGGATCGAGCATTGCAACCCCGCAAGGGGTCGCATGCTTGAGAAGCTGGTCAAACTTGGTCATTTAGAGGAAGTAAAAGTCGTAACAAGGTAA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TGAATTTAAAATGTGAAACTGCGAATGGCTCATTAAATCAGTTATAGTTTATTTGATATGTAACCTTTACCAGTGGATAACCGTGGTAATTCTAGAGCTAATACATGCATTCAAAGCCCCGACTTTTTGGAAGGGGTGTATTTATTAGATAAAAAACCAATGCTGGGCAACCAGTTTTTGGATGATTCATAATAACTTTTCGAATCGCATGGCCTTTGTGCCGGCGATGGTTCATTCAAATTTCTGCCCTATCAACTTTCGATGGTAGGATAGAGGCCTACCATGGTTTTTACGGGTAACGGAGAATTAGGGTTCGATTCCGGAGAGGGAGCCTGAGAAACGGCTACCACATCCAAGGAAGGCAGCAGGCGCGCAAATTACCCAATCCTGACACAGGGAGGTAGTGACAATAAATAACAATGCAGAGCCTTTCAGGTTTTGCAATTGGAATGAGTACAATTTAAATCCCTTAACGAGAATCAATTGGAGGGCAAGTCTGGTGCCAGCAGCCGCGGTAATTCCAGCTCCAATAGCGTATATTAAAGTTGTTGCAGTTAAAAAGCTCGTAGTTGAATTTTGGGCCTGGTCGGGTGGTCTTGCTGCTTTACTGTGGTAAGCACTGCTTGGTCGGGTCTTTCCTTCTGGGGAACTAGTGCTGCCTTTTACTGGGACTGGCCTAGCGATCCAGGACTTTTACTTTGAAAAAATTAGAGTGTTCAAAGCAGGCAATTTCGCTTGAATACATTAGCATGGAATAATAAAATAGGACTTTTGGTTCTATTTTGTTGGCTTCTAGGACCAAAGTAATGATTAATAGGGATAGTTGGGGACGTTAGTATTTTGTTGTCAGAGGTGAAATTCTTAGATTGACAAAAGACTAACTTCTGCGAAAGCATTCGTCAAGGATGTTTTCATTAATCAAGAACGAAAGTTAGGGGATCGAAGACGATCAGATACCGTCGTAGTCTTAACCATAAACTATGCCGACTAGGGATCAGACGATGTATAAATTATATTGACTCGTTTGGCACCTTGAGAGAAATCAAAGTTTTTGGGTTCCGGGGGGAGTATGGTCGCAAGGCTGAAACTTAAAGGAATTGACGGAAGGGCACCACCAGGAGTGGAGCCTGCGGCTTAATTTGACTCAACACGGGGAAACTCACCAGGTCCAGACATGGGAAGGATTGACAGATTGAGAGCTCTTTCTTGATTCTATGGGTGGTGGTGCATGGCCGTTCTTAGTTGGTGGAGTGATTTGTCTGGTTAATTCCGATAACGAACGAGACCTTAACCTGCTAAATAGTCACGCCAACCTTGGTTGGCGGTTTTCAATGACTTCTTAGAGGGACTACGAATGTTACAATTCGTGGAAGTTTGAGGCAATAACAGGTCTGTGATGCCCTTAGATGTTCTGGGCCGCACGCGCGCTACACTGATGAAGGCAACGAGTATTTTCACCTTGGCCGGAAGGCCCGGGTAATCTTATGAAACTTCATCGTGCTGGGGATAGTCCATTGCAATTATTGGACTTGAACGAGGAATTCCTAGTAAGCGTGAGTCATCAGCTCGCGTTGATTACGTCCCTGCCCTTTGTACACACCGCCCGTCGCTACTACCGATTGAATGGCTTAGTGAGACCTCCGGATCGAGCATTGCAACCCCGCAAGGGGTCGCATGCTTGAGAAGCTGGTCAAACTTGGTCATTTAGAGGAAGTAAAAGTCGTAACAAGGTAA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GAATTTTACTGTGAAACTGCGAATGGCTCATTAAATCAGTTATAGTTTATTTGATAGTTACCTTGCCTTGGATAACCGTGGTAATTCTAGAGCTAATACATGCAACAAAATCCCGACTGTTTCGGAAGGGATGTATTTATTAGATAAAAAACCAACCCGGGCAACCGGTTTTTGGATGATTCATAATAACTTTTCGAATCGTATGACCTTGTGTCGACGATGGTTCATTCAAATTTCTGCCCTATCAACTTTCGATGGTAGGATAGAGGCCTACCATGGTTTTAACGGGTAACGGGGAATTAGGGTTCGATTCCGGAGAGGGAGCCTGAGAAACGGCTACCACATCCAAGGAAGGCAGCAGGCGCGCAAATTACCCAATCCTGACACAGGGAGGTAGTGACAATAAATAACAATGCAGAGCCTAACTGGTTTTGCAATTGGAATGAGTACAATTTAAATCCCTTAACGAGAATCAATTGGAGGGCAAGTCTGGTGCCAGCAGCCGCGGTAATTCCAGCTCCAATAGCGTATATTAAAGTTGTTGCAGTTAAAAAGCTCGTAGTTGAATTTTGGGCCCGACTGAGTGGTCTTGCCTCGTTGTAAGCACTGCTCTGGTTGGGTCTTTCCTTCTGGCTAACCAGCTGCCTTTCATTGGGTTGGCTGGGGCTCCAGGACTTTTACTTTGAAAAAATTAGAGTGTTCAAAGCAGGCATTTTTTAGCTTGAATACATTAGCATGGAATAATAAAATAGGACTTTGGTTCTATTTTGTTGGCTTCTAGGACCGAAGTAATGATTAATAGGGATAGTTGGGGACGTTAGTATTTAGTTGTCAGAGGTGAAATTCTTAGATTTACGAAAGACTAACTTCTGCGAAAGCATTCGTCAAGGATGTTTTCATTAATCAAGAACGAAAGTTAGGGGATCGAAGACGATCAGATACCGTCGTAGTCTTAACCATAAACTATGCCGACTAGGGATCGGACGACGTATAATTATTGACTCGTTCGGCACCTTATGAGAAATCAAAGTTTTTGGGTTCCGGGGGGAGTATGGTCGCAAGGCTGAAACTTAAAGGAATTGACGGAAGGGCACCACCAGGAGTGGAGCCTGCGGCTTAATTTGACTCAACACGGGGAAACTCACCAGGTCCAGACATGGGAAGGATTGACAGATTGAGAGCTCTTTCTTGATTCTATGGGTGGTGGTGCATGGCCGTTCTTAGTTGGTGGAGTGATTTGTCTGGTTAATTCCGTTAACGAACGAGACCTTAACCTGCTAAATAGTCGCGTCAACCTTGGTTGGCGATCTTTTACGACTTCTTAGAGGGACTACGAATGTTATAATTCGTGGAAGTTTGAGGCAATAACAGGTCTGTGATGCCCTTAGATGTTCTGGGCCGCACGCGCGCTACACTGACGAAGGCAGCGAGTATTCACCTTGGCCGGAAGGCCCGGGTAATCTTCTGAAACTTTGTCGTGCTGGGGATAGTGCATTGCAATTATTGCACTTCAACGAGGAATTCCTAGTAAGCGTGAGTCATCAGCTCGCGTTGATTACGTCCCTGCCCTTTGTACACACCGCCCGTCGCTACTACCGATTGAATGGCTTAGTGAGACCTCCGGATTGGGTGCATTCGACTCGCAAGTTTCGGTGCGTCTGAAAAGCTGGTCAAACTTGGTCATTTAGAGGAAGTAAAAGTCGTAACAAGGTAA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GAATTTTACTGTGAAACTGCGAATGGCTCATTAAATCAGTTATAGTTTATTTGATAGTTACCTTGCCTTGGATAACCGTGGTAATTCTAGAGCTAATACATGCAACAAAATCCCGACTGTTTCGGAAGGGATGTATTTATTAGATAAAAAACCAACCCGGGCAACCGGTTTTTGGATGATTCATAATAACTTTTCGAATCGTATGACCTTGTGTCGACGATGGTTCATTCAAATTTCTGCCCTATCAACTTTCGATGGTAGGATAGAGGCCTACCATGGTTTTAACGGGTAACGGGGAATTAGGGTTCGATTCCGGAGAGGGAGCCTGAGAAACGGCTACCACATCCAAGGAAGGCAGCAGGCGCGCAAATTACCCAATCCTGACACAGGGAGGTAGTGACAATAAATAACAATGCAGAGCCTAACTGGTTTTGCAATTGGAATGAGTACAATTTAAATCCCTTAACGAGAATCAATTGGAGGGCAAGTCTGGTGCCAGCAGCCGCGGTAATTCCAGCTCCAATAGCGTATATTAAAGTTGTTGCAGTTAAAAAGCTCGTAGTTGAATTTTGGGCCCGACTGAGTGGTCTTGCCTCGTTGTAAGCACTGCTCTGGTTGGGTCTTTCCTTCTGGCTAACCAGCTGCCTTTCATTGGGTTGGCTGGGGCTCCAGGACTTTTACTTTGAAAAAATTAGAGTGTTCAAAGCAGGCATTTTTTAGCTTGAATACATTAGCATGGAATAATAAAATAGGACTTTGGTTCTATTTTGTTGGCTTCTAGGACCGAAGTAATGATTAATAGGGATAGTTGGGGACGTTAGTATTTAGTTGTCAGAGGTGAAATTCTTAGATTTACGAAAGACTAACTTCTGCGAAAGCATTCGTCAAGGATGTTTTCATTAATCAAGAACGAAAGTTAGGGGATCGAAGACGATCAGATACCGTCGTAGTCTTAACCATAAACTATGCCGACTAGGGATCGGACGACGTATAATTATTGACTCGTTCGGCACCTTATGAGAAATCAAAGTTTTTGGGTTCCGGGGGGAGTATGGTCGCAAGGCTGAAACTTAAAGGAATTGACGGAAGGGCACCACCAGGAGTGGAGCCTGCGGCTTAATTTGACTCAACACGGGGAAACTCACCAGGTCCAGACATGGGAAGGATTGACAGATTGAGAGCTCTTTCTTGATTCTATGGGTGGTGGTGCATGGCCGTTCTTAGTTGGTGGAGTGATTTGTCTGGTTAATTCCGTTAACGAACGAGACCTTAACCTGCTAAATAGTCGCGTCAACCTTGGTTGGCGATCTTTTACGACTTCTTAGAGGGACTACGAATGTTATAATTCGTGGAAGTTTGAGGCAATAACAGGTCTGTGATGCCCTTAGATGTTCTGGGCCGCACGCGCGCTACACTGACGAAGGCAGCGAGTATTCACCTTGGCCGGAAGGCCCGGGTAATCTTCTGAAACTTTGTCGTGCTGGGGATAGTGCATTGCAATTATTGCACTTCAACGAGGAATTCCTAGTAAGCGTGAGTCATCAGCTCGCGTTGATTACGTCCCTGCCCTTTGTACACACCGCCCGTCGCTACTACCGATTGAATGGCTTAGTGAGACCTCCGGATTGGGTGCATTCGACTCGCAAGTTTCGGTGCGTCTGAAAAGCTGGTCAAACTTGGTCATTTAGAGGAAGTAAAAGTCGTAACAAGGTAA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GAATTTTACTGTGAAACTGCGAATGGCTCATTAAATCAGTTATAGTTTATTTGATAGTTACTTTGCCTTGGATAACCGTGGTAATTCTAGAGCTAATACATGCATTAAAAGCCCCGACTGTGAGGAAGGGGTGTATTTATTAGATAAAAAACCAATCCGGGTCAAACCGGTTTTTGGATGATTCATAATAACTTTTCGAATCGTATGACCTTGCGTCGACGATGGTTCATTCAAATTTCTGCCCTATCAACTTTCGATGGTAGGATAGAGGCCTACCATGGTTTTAACGGGTAACGGAGAATTAGGGTTCGATTCCGGAGAGGGAGCCTGAGAAACGGCTACCACATCCAAGGAAGGCAGCAGGCGCGCAAATTACCCAATCCTGACACAGGGAGGTAGTGACAATAAATAACAATGCAGAGCCTTACAGGTTTTGCAATTGGAATGAGTACAATTTAAATCCCTTAACGAGAATCAATTGGAGGGCAAGTCTGGTGCCAGCAGCCGCGGTAATTCCAGCTCCAATAGCGTATATTAAAGTTGTTGCAGTTAAAAAGCTCGTAGTTGAATTTTGGGCCTGACTGAGCGGTCTTGCCTCTGGTAAGCACTGTTTGGTTGGGTCTTTCCTTCTGGGGAACCAGCTGCCTTTTATTGGGTGGGTTGGGGATCCAGGACTTTTACTTTGAAAAAATTAGAGTGTTCAAAGCAGGCATTAGCTTGAATACATTAGCATGGAATAATAAAATAGGACTTTGGTTCTATTTTGTTGGCTTCTAGGACCGAAGTAATGATTAATAGGGATAGTTGGGGACGTTAGTATTTAGATGTCAGAGGTGAAATTCTTAGATTTTCCAAAGACTAACTTCTGCGAAAGCATTCGTCAAGGATGTTTTCATTAATCAAGAACGAAAGTTAGGGGATCGAAGACGATCAGATACCGTCGTAGTCTTAACCATAAACTATGCCGACTAGGGATCGGACGATGTATAATTATTGACTCGTTCGGCACCTTATGAGAAATCAAAGTTTTTGGGTTCCGGGGGGAGTATGGTCGCAAGGCTGAAACTTAAAGGAATTGACGGAAGGGCACCACCAGGAGTGGAGCCTGCGGCTTAATTTGACTCAACACGGGGAAACTCACCAGGTCCAGACATAGGAAGGATTGACAGATTGAGAGCTCTTTCTTGATTCTATGGGTGGTGGTGCATGGCCGTTCTTAGTTCGTGGGGCGACTTGTCTGGTTAATTCCGATAACGAGCGAGACCTCAATCTGCTAAATAGTCACGTTAACTTTGGTTGACGGCAGTACTTCTTAGAGAGACTACAATGGTTTACATTGTGGAAGTGAGGCAATAACAGGTCTGTGATGCCCTTAGATGTTCTGGGCCGCACGCGCGCTACACTGATGAAGGCAGCGAGTATTCACCTTGACCGGAAGGTCTGGGTAATCTTCTGAAACTTCATCGTGCTGGGGATAGTGCATTGCAATTATTGCACTTCAACGAGGAATTCCTAGTAAGCGTGAGTCATCAGCTCGCGTTGATTACGTCCCTGCCCTTTGTACACACCGCCCGTCGCTACTACCGATTGAATGGCTTAGTGAGACCTCCGGATTGGGCATTCCTGCCTCGCAAGTTGCAGTGTGCCTGAAAAGTTGGTCAAACTTGGTCATTTAGAGGAAGTAAAAGTCGTAACAAGGTAA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GAATTTTACTGTGAAACTGCGAATGGCTCATTAAATCAGTTATAGTTTATTTGATAGTTACTTTGCCTTGGATAACCGTGGTAATTCTAGAGCTAATACATGCATTAAAAGCCCCGACTGTGAGGAAGGGGTGTATTTATTAGATAAAAAACCAATCCGGGTCAAACCGGTTTTTGGATGATTCATAATAACTTTTCGAATCGTATGACCTTGCGTCGACGATGGTTCATTCAAATTTCTGCCCTATCAACTTTCGATGGTAGGATAGAGGCCTACCATGGTTTTAACGGGTAACGGAGAATTAGGGTTCGATTCCGGAGAGGGAGCCTGAGAAACGGCTACCACATCCAAGGAAGGCAGCAGGCGCGCAAATTACCCAATCCTGACACAGGGAGGTAGTGACAATAAATAACAATGCAGAGCCTTACAGGTTTTGCAATTGGAATGAGTACAATTTAAATCCCTTAACGAGAATCAATTGGAGGGCAAGTCTGGTGCCAGCAGCCGCGGTAATTCCAGCTCCAATAGCGTATATTAAAGTTGTTGCAGTTAAAAAGCTCGTAGTTGAATTTTGGGCCTGACTGAGCGGTCTTGCCTCTGGTAAGCACTGTTTGGTTGGGTCTTTCCTTCTGGGGAACCAGCTGCCTTTTATTGGGTGGGTTGGGGATCCAGGACTTTTACTTTGAAAAAATTAGAGTGTTCAAAGCAGGCATTAGCTTGAATACATTAGCATGGAATAATAAAATAGGACTTTGGTTCTATTTTGTTGGCTTCTAGGACCGAAGTAATGATTAATAGGGATAGTTGGGGACGTTAGTATTTAGATGTCAGAGGTGAAATTCTTAGATTTTCCAAAGACTAACTTCTGCGAAAGCATTCGTCAAGGATGTTTTCATTAATCAAGAACGAAAGTTAGGGGATCGAAGACGATCAGATACCGTCGTAGTCTTAACCATAAACTATGCCGACTAGGGATCGGACGATGTATAATTATTGACTCGTTCGGCACCTTATGAGAAATCAAAGTTTTTGGGTTCCGGGGGGAGTATGGTCGCAAGGCTGAAACTTAAAGGAATTGACGGAAGGGCACCACCAGGAGTGGAGCCTGCGGCTTAATTTGACTCAACACGGGGAAACTCACCAGGTCCAGACATAGGAAGGATTGACAGATTGAGAGCTCTTTCTTGATTCTATGGGTGGTGGTGCATGGCCGTTCTTAGTTCGTGGGGCGACTTGTCTGGTTAATTCCGATAACGAGCGAGACCTCAATCTGCTAAATAGTCACGTTAACTTTGGTTGACGGCAGTACTTCTTAGAGAGACTACAATGGTTTACATTGTGGAAGTGAGGCAATAACAGGTCTGTGATGCCCTTAGATGTTCTGGGCCGCACGCGCGCTACACTGATGAAGGCAGCGAGTATTCACCTTGACCGGAAGGTCTGGGTAATCTTCTGAAACTTCATCGTGCTGGGGATAGTGCATTGCAATTATTGCACTTCAACGAGGAATTCCTAGTAAGCGTGAGTCATCAGCTCGCGTTGATTACGTCCCTGCCCTTTGTACACACCGCCCGTCGCTACTACCGATTGAATGGCTTAGTGAGACCTCCGGATTGGGCATTCCTGCCTCGCAAGTTGCAGTGTGCCTGAAAAGTTGGTCAAACTTGGTCATTTAGAGGAAGTAAAAGTCGTAACAAGGTAA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ATACAGTGAAACTGCGAATGGCTCATTATATCAGTTATTATTTATTTGATGGTTCCTTTACTACTGGATAACCGTGGTAATTCTAGAGCTAATACATACTTAAAGCCCCGACTTCTGGAAGGGGTGTATTTATTAGATAAAAGCCAACCCGGGCAACCGGTCCTTTGGTGATTCATAATAACTTGTCGGATCGCATGGCTTCACGCTGGCGATGGTTCATTCAAATTTCTGCCCTATCAACTTTCGATGGTAGGATAGAGGCCTACCATGGTTTTTACGGGTAACGGGGAATTAGGGTTCGATTCCGGAGAGGGAGCCTGAGAAACGGCTACCACATCCAAGGAAGGCAGCAGGCGCGCAAATTACCCAATCCTGACACAGGGAGGTAGTGACAAGAAATAACAATACAGGGCCCTTTCGGGTCTTGTAATTGGAATGAGTACAATCCAAACCCCTTAACGAGGAACAATTGGAGGGCAAGTCTGGTGCCAGCAGCCGCGGTAATTCCAGCTCCAATAGCGTATATTAAAGTTGTTGCAGTTAAAAAGCTCGTAGTTGAATTTTGGGGCGGGTCGGGCGGTCTACCAGTAATGGTATGTACTGCTTTATCGGCCTGCCCTTTCCTCTTGGGGGGCTGGCGTGCCTTTATTGTGCGCGTCAGTACTCCAAGTCTTTTACTTTGAAAAAATTAGAGTGTTCAAAGCAGGCTTACGCCTTGCATATATTAGCATAGAATAATAGAATAGGACAGTGATCCTAATTTTGTTGGCTTTCAGGATCGCAGTAATGATGAATAGGAACAGTTGGGGGCATTTGTATTGGGGAGCTAGAGGTGAAATTCTTGGATTTCCCCAAGACAAACTTTTGCGAAAGCATTTGCCAAGGATGTTTTCATTAATCAAGAACGAAAGTTAGGGGATCGAAGACGATTAGATACCGTCGTAGTCTTAACCATAAACGATGCCGACTAGGGATCGGACGGTGTTTTATTGACCCGTTCGGCACCTTATGAGAAATCAAAGTTTTTGGGTTCCGGGGGGAGTATGGTCGCAAGGCTGAAACTTAAAGGAATTGACGGAAGGGCACCACCAGGAGTGGAGCCTGCGGCTTAATTTGACTCAACACGGGAAAACTCACCAGGTCCAGACATAGTGAGGATTGACAGATTGATAGCTCTTTCTTGATTCTATGGGTGGTGGTGCATGGCCGTTCTTAGTTGGTGGAGTGATTTGTCTGGTTAATTCCGATAACGAACGAGACCTTAACCTGCTAAATAGCGACGTGACCCTTTCGTGGTCATGGTCCGCTTCTTAGAGGGACTGTCGGCGTTGCAGCCGACGGAAGTTTGAGGCAATAACAGGTCTGTGATGCCCTTAGATGTTCTGGGCCGCACGCGCGCTACACTGACGAAGCCAGCGAGTATATCACCTTGGCCGGAAGGCCCGGGTAATCTTGTTAAACTTCGTCGTGCTGGGGATAGTCCTTTGCAATTTTCGGACTTGAACGAGGAATTCCTAGTAAGCGCAAGTCATCAGCTTGCGTTGATTACGTCCCTGCCCTTTGTACACACCGCCCGTCGCTACTACCGATTGAATGGCTTAGTGAGGTCCTCGGATTGGCGGTGGGCTGCCGGCAACGGCGGCTCGCTGCTGAGAAGTTGAACAAACTTGGTCATTTAGAGGAAGTAAAAGTCGTAACAAGGTTT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CAATTATACAGTGAAACTGCGAATGGCTCATTATATCAGTTATTATTTATTTGATGGTTCCTTTACTACTGGATAACCGTGGTAATTCTAGAGCTAATACATACTTAAAGCCCCGACTTCTGGAAGGGGTGTATTTATTAGATAAAAGCCAACCCGGGCAACCGGTCCTTTGGTGATTCATAATAACTTGTCGGATCGCATGGCTTCACGCTGGCGATGGTTCATTCAAATTTCTGCCCTATCAACTTTCGATGGTAGGATAGAGGCCTACCATGGTTTTTACGGGTAACGGGGAATTAGGGTTCGATTCCGGAGAGGGAGCCTGAGAAACGGCTACCACATCCAAGGAAGGCAGCAGGCGCGCAAATTACCCAATCCTGACACAGGGAGGTAGTGACAAGAAATAACAATACAGGGCCCTTTCGGGTCTTGTAATTGGAATGAGTACAATCCAAACCCCTTAACGAGGAACAATTGGAGGGCAAGTCTGGTGCCAGCAGCCGCGGTAATTCCAGCTCCAATAGCGTATATTAAAGTTGTTGCAGTTAAAAAGCTCGTAGTTGAATTTTGGGGCGGGTCGGGCGGTCTACCAGTAATGGTATGTACTGCTTTATCGGCCTGCCCTTTCCTCTTGGGGGGCTGGCGTGCCTTTATTGTGCGCGTCAGTACTCCAAGTCTTTTACTTTGAAAAAATTAGAGTGTTCAAAGCAGGCTTACGCCTTGCATATATTAGCATAGAATAATAGAATAGGACAGTGATCCTAATTTTGTTGGCTTTCAGGATCGCAGTAATGATGAATAGGAACAGTTGGGGGCATTTGTATTGGGGAGCTAGAGGTGAAATTCTTGGATTTCCCCAAGACAAACTTTTGCGAAAGCATTTGCCAAGGATGTTTTCATTAATCAAGAACGAAAGTTAGGGGATCGAAGACGATTAGATACCGTCGTAGTCTTAACCATAAACGATGCCGACTAGGGATCGGACGGTGTTTTATTGACCCGTTCGGCACCTTATGAGAAATCAAAGTTTTTGGGTTCCGGGGGGAGTATGGTCGCAAGGCTGAAACTTAAAGGAATTGACGGAAGGGCACCACCAGGAGTGGAGCCTGCGGCTTAATTTGACTCAACACGGGAAAACTCACCAGGTCCAGACATAGTGAGGATTGACAGATTGATAGCTCTTTCTTGATTCTATGGGTGGTGGTGCATGGCCGTTCTTAGTTGGTGGAGTGATTTGTCTGGTTAATTCCGATAACGAACGAGACCTTAACCTGCTAAATAGCGACGTGACCCTTTCGTGGTCATGGTCCGCTTCTTAGAGGGACTGTCGGCGTTGCAGCCGACGGAAGTTTGAGGCAATAACAGGTCTGTGATGCCCTTAGATGTTCTGGGCCGCACGCGCGCTACACTGACGAAGCCAGCGAGTATATCACCTTGGCCGGAAGGCCCGGGTAATCTTGTTAAACTTCGTCGTGCTGGGGATAGTCCTTTGCAATTTTCGGACTTGAACGAGGAATTCCTAGTAAGCGCAAGTCATCAGCTTGCGTTGATTACGTCCCTGCCCTTTGTACACACCGCCCGTCGCTACTACCGATTGAATGGCTTAGTGAGGTCCTCGGATTGGCGGTGGGCTGCCGGCAACGGCGGCTCGCTGCTGAGAAGTTGAACAAACTTGGTCA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TTCTATACGGTGAAACTGCGAATGGCTCATTAAATCAGTTATAGTTTATTTGATAATACCTTACTACTTGGATATCCGTGGTAATTCTAGAGCTAATACATGCTTCAAAATCCCGACTTCTGGAAGGGATGTATTTATTAGATAAAAAACCAATGCCAGCAATGGCTTCTTTGGTGATTCATAATAACTTTTCGAATCGTATGACCTTGCGTCGACGATGGTTCATTCAAATTTCTGCCCTATCAACTTTCGATGGTAGGATAGAGGCCTACCATGGTGGTAACGGGTAACGGGGAATTAGGGTTCGATTCCGGAGAGGGAGCCTGAGAAACGGCTACCACATCCAAGGAAGGCAGCAGGCGCGCAAATTACCCAATCCTGACACAGGGAGGTAGTGACAATAAATAACAATACAGGGCCCTTTGGGTCTTGTAATTGGAATGAGTACAATTTAAATCCCTTAACGAGGAACAATTGGAGGGCAAGTCTGGTGCCAGCAGCCGCGGTAATTCCAGCTCCAATAGCGTATATTAAAGTTGTTGCAGTTAAAAAGCTCGTAGTTGAATTTTGGACTCGGCTGTTGTGGTCGGCCGCATAGGTCTGTACTCTTCTGGCCGGGTCTTTCCTTCTGGAAAACCGTCATGCCATTTATTTGGTGTGGCGGAGATCCAGGACTTTTACCTTGAAAAAATTAGAGTGTTTAAAGCAGGCATACGCTTGAATACATTAGCATGGAATAATAGAATAGGACTTTGGTTCTATTTTGTTGGTTTCTAGGACCGAAGTAATGATTAATAGGGACAGTTGGGGGCATTAGTATTTAATTGTCAGAGGTGAAATTCTTGGATTTATGAAAGACTAACTTCTGCGAAAGCATTTGCCAAGGATGTTTTCATTAATCAAGAACGAAAGTTAGGGGATCGAAGACGATCAGATACCGTCGTAGTCTTAACCATAAACTATGCCGACTAGGGATCGGACGATGTTACTATTTTGA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CGCGAATGTTTATTCGTGGTCAACTTCTTAGAGGGACTGTTGATGTTTAATCAACGGAAGTTTGAGGCAATAACAGGTCTGTGATGCCCTTAGATGTTCTGGGCCGCACGCGCGCTACACTGATGAAGTCAACGAGTATTTTCCCTTGGCCGGAAGGCCCGGGTAATCTTTTGAAACTTCATCGTGCTGGGGATAGTCCATTGCAATTATTGGACTTCAACGAGGAATTCCTAGTAAGCGCGAGTCATCAGCTCGCGTTGATTACGTCCCTGCCCTTTGTACACACCGCCCGTCGCTACTACCGATTGAATGGCTTAGTGAGACCTCCGGATCGGGCTCTACTGGCTGGCAACGGCCATGCAGAGATCTGAGAAGTTGGTCAAACTTGGTCATTTAGAGGAAGTAAAAGTCGTAACAAGGTTTCC</text:p>
          </table:table-cell>
          <table:table-cell office:value-type="string" calcext:value-type="string">
            <text:p>d__Eukaryota; p__Chytridiomycota; c__Chytrid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TTCTATACGGTGAAACTGCGAATGGCTCATTAAATCAGTTATAGTTTATTTGATAATACCTTACTACTTGGATATCCGTGGTAATTCTAGAGCTAATACATGCTTCAAAATCCCGACTTCTGGAAGGGATGTATTTATTAGATAAAAAACCAATGCCAGCAATGGCTTCTTTGGTGATTCATAATAACTTTTCGAATCGTATGACCTTGCGTCGACGATGGTTCATTCAAATTTCTGCCCTATCAACTTTCGATGGTAGGATAGAGGCCTACCATGGTGGTAACGGGTAACGGGGAATTAGGGTTCGATTCCGGAGAGGGAGCCTGAGAAACGGCTACCACATCCAAGGAAGGCAGCAGGCGCGCAAATTACCCAATCCTGACACAGGGAGGTAGTGACAATAAATAACAATACAGGGCCCTTTGGGTCTTGTAATTGGAATGAGTACAATTTAAATCCCTTAACGAGGAACAATTGGAGGGCAAGTCTGGTGCCAGCAGCCGCGGTAATTCCAGCTCCAATAGCGTATATTAAAGTTGTTGCAGTTAAAAAGCTCGTAGTTGAATTTTGGACTCGGCTGTTGTGGTCGGCCGCATAGGTCTGTACTCTTCTGGCCGGGTCTTTCCTTCTGGAAAACCGTCATGCCATTTATTTGGTGTGGCGGAGATCCAGGACTTTTACCTTGAAAAAATTAGAGTGTTTAAAGCAGGCATACGCTTGAATACATTAGCATGGAATAATAGAATAGGACTTTGGTTCTATTTTGTTGGTTTCTAGGACCGAAGTAATGATTAATAGGGACAGTTGGGGGCATTAGTATTTAATTGTCAGAGGTGAAATTCTTGGATTTATGAAAGACTAACTTCTGCGAAAGCATTTGCCAAGGATGTTTTCATTAATCAAGAACGAAAGTTAGGGGATCGAAGACGATCAGATACCGTCGTAGTCTTAACCATAAACTATGCCGACTAGGGATCGGACGATGTTACTATTTTGA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CGCGAATGTTTATTCGTGGTCAACTTCTTAGAGGGACTGTTGATGTTTAATCAACGGAAGTTTGAGGCAATAACAGGTCTGTGATGCCCTTAGATGTTCTGGGCCGCACGCGCGCTACACTGATGAAGTCAACGAGTATTTTCCCTTGGCCGGAAGGCCCGGGTAATCTTTTGAAACTTCATCGTGCTGGGGATAGTCCATTGCAATTATTGGACTTCAACGAGGAATTCCTAGTAAGCGCGAGTCATCAGCTCGCGTTGATTACGTCCCTGCCCTTTGTACACACCGCCCGTCGCTACTACCGATTGAATGGCTTAGTGAGACCTCCGGATCGGGCTCTACTGGCTGGCAACGGCCATGCAGAGATCTGAGAAG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GTAAACAAATTTATACTGTGAAACTGCGAATGGCTCATTAAATCAGTTATAGTTTATTTGATAGTAACTTACTACTTGGATAACCGTGGTAATTCTGCAGCTAATACATGCGTTAAACCCCGACTTACGAAGGGGCGTACTTATTAGATTTAAGCCAACCCGGGCAACCGGTTTTTGGTTGATTCATGATAATTTTTCGAATCGTATGGCTTTGTGCCGACGATGGTTCATTCAAATTTCTGCCCTATCAACTTTCGATGGTAGGATAGAGGCCTACCATGGTTTTAACGGGTAACGGAGAATTAGGGTTCGATTCCGGAGAGGGAGCCTGAGAAACGGCTACCACATCCAAGGAAGGCAGCAGGCGCGCAAATTACCCAATCCTGATACAGGGAGGTAGTGACAATAAATAACAATCCAGAACTTTCGAGTTTTGGAATTGGAATGAGAACAATTTAAATCCCTTAACGAGGATCAATTGGAGGGCAAGTCTGGTGCCAGCAGCCGCGGTAATTCCAGCTCCAATAGCGTATATTCAAGTTGTTGCAGTTAAAAAGCTCGTAGTTGAATTTTGGGCCTGGCTAGCCGGTTTAGCCGCAAGGTTAACACTGGTTTGGTTGGGCCTTTCCTTCTGGGGAACTAATGTGTTCTTTACTGAATGCGTTAGGGATCCAGGACTGTTACTTTGAAAAAATTAGAGTGTTTAAAACAGGCTTATGCTTGAATACATTAGCATGGAATAACGGAATAGGACTTTGTTTCTATTTTGTTGGTTTTCAGGAACGAAGTAATGATTAATAGGGATAGTTGGGGGCATTAGTATTCCATAGTCAGAGGTGAAATTCTTGGATTTATGAAAGACTAACTTCTGCGAAAGCATTTGCCAAGGATGTTTTCATTAATCAAGAACGAAAGTCAGGGGATCGAAGACGATCAGATACCGTCGTAGTCTTGACCATAAACTATGCCGACTAGGGATCGGGCAATGTTATTTTATTGACTTGCTCGGCACCTTATGAGAAATCAAAGTTTTTGGGTTCCGGGGGGAGTATGGTCGCAAGGCTGAAACTTAAAGGAATTGACGGAAGGGCACCACCAGGAGTGGAGCCTGCGGCTTAATTTGACTCAACACGGGGAAACTCACCAGGTCCAGACATAGTAAGGATTGACAGATTGAGAGCTCTTTCTTGATTCTATGGGTGGTGGTGCATGGCCGTTCTTAGTTGGTGGAGTGATTTGTCTGGTTAATTCCGTTAACGAACGAGACCTTATCCTGCTAAATAGTTGCGCTAACTTTGGTTGGCGAAAACTTCTTAGAGGGACTATTGATGACTAATCAATGGAAGTTTGAGGCAATAACAGGTCTGTGATGCCCTTAGATGTTCTGGGCCGCACGCGCGCTACACTGATGAAGGCAACAAGTAAATAACCTTGGCTGGAAAGTCCGGGTAATCTTTTGAAACTTCATCGTGCTGGGGATAGAGCATTGCAATTATTGCTCTTCAACGAGGAATTCCTAGTAAGCGTGAGTCATCAGCTCGCGTTGATTACGTCCCTGCCCTTTGTACACACCGCCCGTCGCTACTACCGATTGAATGGCTTAGTGAGACCTCGGGATTGATAGATCGCACCTGGCAACAGGAGCTTTCTGTTGAAAACTTGGTCAAACTTGGTCATTTAGAGGAAGTAAAAGTCGTAACAAGGTAACC</text:p>
          </table:table-cell>
          <table:table-cell office:value-type="string" calcext:value-type="string">
            <text:p>d__Eukaryota; p__Chytridiomycota; c__Chytridiomycetes; o__Lobulomycetales; f__Lobulomycet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GTAAACAAATTTATACTGTGAAACTGCGAATGGCTCATTAAATCAGTTATAGTTTATTTGATAGTAACTTACTACTTGGATAACCGTGGTAATTCTGCAGCTAATACATGCGTTAAACCCCGACTTACGAAGGGGCGTACTTATTAGATTTAAGCCAACCCGGGCAACCGGTTTTTGGTTGATTCATGATAATTTTTCGAATCGTATGGCTTTGTGCCGACGATGGTTCATTCAAATTTCTGCCCTATCAACTTTCGATGGTAGGATAGAGGCCTACCATGGTTTTAACGGGTAACGGAGAATTAGGGTTCGATTCCGGAGAGGGAGCCTGAGAAACGGCTACCACATCCAAGGAAGGCAGCAGGCGCGCAAATTACCCAATCCTGATACAGGGAGGTAGTGACAATAAATAACAATCCAGAACTTTCGAGTTTTGGAATTGGAATGAGAACAATTTAAATCCCTTAACGAGGATCAATTGGAGGGCAAGTCTGGTGCCAGCAGCCGCGGTAATTCCAGCTCCAATAGCGTATATTCAAGTTGTTGCAGTTAAAAAGCTCGTAGTTGAATTTTGGGCCTGGCTAGCCGGTTTAGCCGCAAGGTTAACACTGGTTTGGTTGGGCCTTTCCTTCTGGGGAACTAATGTGTTCTTTACTGAATGCGTTAGGGATCCAGGACTGTTACTTTGAAAAAATTAGAGTGTTTAAAACAGGCTTATGCTTGAATACATTAGCATGGAATAACGGAATAGGACTTTGTTTCTATTTTGTTGGTTTTCAGGAACGAAGTAATGATTAATAGGGATAGTTGGGGGCATTAGTATTCCATAGTCAGAGGTGAAATTCTTGGATTTATGAAAGACTAACTTCTGCGAAAGCATTTGCCAAGGATGTTTTCATTAATCAAGAACGAAAGTCAGGGGATCGAAGACGATCAGATACCGTCGTAGTCTTGACCATAAACTATGCCGACTAGGGATCGGGCAATGTTATTTTATTGACTTGCTCGGCACCTTATGAGAAATCAAAGTTTTTGGGTTCCGGGGGGAGTATGGTCGCAAGGCTGAAACTTAAAGGAATTGACGGAAGGGCACCACCAGGAGTGGAGCCTGCGGCTTAATTTGACTCAACACGGGGAAACTCACCAGGTCCAGACATAGTAAGGATTGACAGATTGAGAGCTCTTTCTTGATTCTATGGGTGGTGGTGCATGGCCGTTCTTAGTTGGTGGAGTGATTTGTCTGGTTAATTCCGTTAACGAACGAGACCTTATCCTGCTAAATAGTTGCGCTAACTTTGGTTGGCGAAAACTTCTTAGAGGGACTATTGATGACTAATCAATGGAAGTTTGAGGCAATAACAGGTCTGTGATGCCCTTAGATGTTCTGGGCCGCACGCGCGCTACACTGATGAAGGCAACAAGTAAATAACCTTGGCTGGAAAGTCCGGGTAATCTTTTGAAACTTCATCGTGCTGGGGATAGAGCATTGCAATTATTGCTCTTCAACGAGGAATTCCTAGTAAGCGTGAGTCATCAGCTCGCGTTGATTACGTCCCTGCCCTTTGTACACACCGCCCGTCGCTACTACCGATTGAATGGCTTAGTGAGACCTCGGGATTGATAGATCGCACCTGGCAACAGGAGCTTTCTGTTGAAAACTTGGTCAAACTTGGTCATTTAGAGGAAGTAAAAGTCGTAACAAGGTAA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GTAAACAAATTTATACTGTGAAACTGCGAATGGCTCATTAAATCAGTTATAGTTTATTTGATAGTAACTTACTACTTGGATAACCGTGGTAATTCTGCAGCTAATACATGCGTTAAACCCCGACTTTTTTGGAAGGGGCGTACTTATTAGATTTAAGCCAACCCGGGCAACCGGTTTTTTGGTTGATTCATGATAATTTTTCGAATCGTATTGCTTTTCGCAGACGATGGTTCATTCAAATTTCTGCCCTATCAACTTTCGATGGTAGGATAGAGGCCTACCATGGTTTTAACGGGTAACGGAGAATTAGGGTTCGATTCCGGAGAGGGAGCCTGAGAAACGGCTACCACATCCAAGGAAGGCAGCAGGCGCGCAAATTACCCAATCCTGATACAGGGAGGTAGTGACAATAAATAACAATACAGAACTTTCGAGTTTTGTAATTGGAATGAGAACAATTTAAATCCCTTAACGAGGAACAATTGGAGGGCAAGTCTGGTGCCAGCAGCCGCGGTAATTCCAGCTCCAATAGCGTATATTCAAGTTGTTGCAGTTAAAAAGCTCGTAGTTGAATTTTGGATCTGATTAGGTGGTTTAGCCGCAAGGTTAACACTGCCTCGATTGGATCTTTCCTTCTGGGGAACTAATGTGCTCTTTATTGAGTGCGTTAGGGATCCAGGACTGTTACTTTGAAAAAATTAGAGTGTTTAAAACAGGCTTATGCTTGAATACATTAGCATGGAATAACGGAATAGGACTTTGTTTCTATTTTGTTGGTTTTGAGAAACGAAGTAATGATTAATAGGGATAGTTGGGGGCATTAGTATTCCATAGTCAGAGGTGAAATTCTTGGATTTATGAAAGACTAACTTCTGCGAAAGCATTTGCCAAGGATGTTTTCATTAATCAAGAACGAAAGTTAGGGGATCGAAGACGATCAGATACCGTCGTAGTCTTAACCATAAACTATGCCGACTAGGGATCGGTTGATGTTATTTTATTGACTCAATCGGCACCTTATGAGAAATCAAAGTTTTTGGGTTCCGGGGGGAGTATGGTCGCAAGGCTGAAACTTAAAGGAATTGACGGAAGGGCACCACCAGGAGTGGAGCCTGCGGCTTAATTTGACTCAACACGGGGAAACTCACCAGGTCCAGACATATGAAGGATTGACAGATTGATAGCTCTTTCTTGATTCTATGGGTGGTGGTGCATGGCCGTTCTTAGTTGGTGGAGTGATTTGTCTGGTTAATTCCGTTAACGAACGAGACCTTATCCTGCTAAATAGTTTGGTTAACTTTGGTTGACTACTGACTTCTTAGAGGGACTATGGATGTTTAATCCATGGAAGTTTGAGGCAATAACAGGTCTGTGATGCCCTTAGATGTTCTGGGCCGCACGCGCGCTACACTGATGAAGGCAACAAGTAATTCACCTTGGCCGGAAGGTCTGGGTAATCTTTTGAAACTTCATCGTGCTGGGGATAGAGCATTGCAATTATTGCTCTTCAACGAGGAATTCCTAGTAAGCGCAAGTCATCAGCTTGCGTTGATTACGTCCCTGCCCTTTGTACACACCGCCCGTCGCTACTACCGATTGAATGGCTTAGTGAGACCTCCGGATCGATGAATAGAACCTGGCAACAGGATCAATTCGTTGAGAAGTTGGTCAAACTTGGTCATTTAGAGGAAGTAAAAGTCGTAACAAGGTAACC</text:p>
          </table:table-cell>
          <table:table-cell office:value-type="string" calcext:value-type="string">
            <text:p>d__Eukaryota; p__Chytridiomycota; c__Chytridiomycetes; o__Lobulomycetales; f__Lobulomycet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GTAAACAAATTTATACTGTGAAACTGCGAATGGCTCATTAAATCAGTTATAGTTTATTTGATAGTAACTTACTACTTGGATAACCGTGGTAATTCTGCAGCTAATACATGCGTTAAACCCCGACTTTTTTGGAAGGGGCGTACTTATTAGATTTAAGCCAACCCGGGCAACCGGTTTTTTGGTTGATTCATGATAATTTTTCGAATCGTATTGCTTTTCGCAGACGATGGTTCATTCAAATTTCTGCCCTATCAACTTTCGATGGTAGGATAGAGGCCTACCATGGTTTTAACGGGTAACGGAGAATTAGGGTTCGATTCCGGAGAGGGAGCCTGAGAAACGGCTACCACATCCAAGGAAGGCAGCAGGCGCGCAAATTACCCAATCCTGATACAGGGAGGTAGTGACAATAAATAACAATACAGAACTTTCGAGTTTTGTAATTGGAATGAGAACAATTTAAATCCCTTAACGAGGAACAATTGGAGGGCAAGTCTGGTGCCAGCAGCCGCGGTAATTCCAGCTCCAATAGCGTATATTCAAGTTGTTGCAGTTAAAAAGCTCGTAGTTGAATTTTGGATCTGATTAGGTGGTTTAGCCGCAAGGTTAACACTGCCTCGATTGGATCTTTCCTTCTGGGGAACTAATGTGCTCTTTATTGAGTGCGTTAGGGATCCAGGACTGTTACTTTGAAAAAATTAGAGTGTTTAAAACAGGCTTATGCTTGAATACATTAGCATGGAATAACGGAATAGGACTTTGTTTCTATTTTGTTGGTTTTGAGAAACGAAGTAATGATTAATAGGGATAGTTGGGGGCATTAGTATTCCATAGTCAGAGGTGAAATTCTTGGATTTATGAAAGACTAACTTCTGCGAAAGCATTTGCCAAGGATGTTTTCATTAATCAAGAACGAAAGTTAGGGGATCGAAGACGATCAGATACCGTCGTAGTCTTAACCATAAACTATGCCGACTAGGGATCGGTTGATGTTATTTTATTGACTCAATCGGCACCTTATGAGAAATCAAAGTTTTTGGGTTCCGGGGGGAGTATGGTCGCAAGGCTGAAACTTAAAGGAATTGACGGAAGGGCACCACCAGGAGTGGAGCCTGCGGCTTAATTTGACTCAACACGGGGAAACTCACCAGGTCCAGACATATGAAGGATTGACAGATTGATAGCTCTTTCTTGATTCTATGGGTGGTGGTGCATGGCCGTTCTTAGTTGGTGGAGTGATTTGTCTGGTTAATTCCGTTAACGAACGAGACCTTATCCTGCTAAATAGTTTGGTTAACTTTGGTTGACTACTGACTTCTTAGAGGGACTATGGATGTTTAATCCATGGAAGTTTGAGGCAATAACAGGTCTGTGATGCCCTTAGATGTTCTGGGCCGCACGCGCGCTACACTGATGAAGGCAACAAGTAATTCACCTTGGCCGGAAGGTCTGGGTAATCTTTTGAAACTTCATCGTGCTGGGGATAGAGCATTGCAATTATTGCTCTTCAACGAGGAATTCCTAGTAAGCGCAAGTCATCAGCTTGCGTTGATTACGTCCCTGCCCTTTGTACACACCGCCCGTCGCTACTACCGATTGAATGGCTTAGTGAGACCTCCGGATCGATGAATAGAACCTGGCAACAGGATCAATTCGTTGAGAAGTTGGTCAAACTTGGTCATTTAGAGGAAGTAAAAGTCGTAACAAGGTAA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GTAAACAAATTTTCACTGTGAAACTGCGAATGGCTCATTAAATCAGTTATAGTTTATTTGATAGTAACTTACTACTTGGATAACCGTGGTAATTCTGCAGCTAATACATGCGTTAAACCCCGACTTCTGGAAGGGGCGTACTTATTAGATTTAAGCCAACCCGGGCAACCGGTTTATGGTTGATTCATGATAATTTCTCGAATCGAATGGCTTTAAGCCGTCGATGGTTCATTCAAATTTCTGCCCTATCAACTTTCGATGGTAGGATAGAGGCCTACCATGGTTTTAACGGGTAACGGAGAATTAGGGTTCGATTCCGGAGAGGGAGCCTGAGAAACGGCTACCACATCCAAGGAAGGCAGCAGGCGCGCAAATTACCCAATCCTGACACAGGGAGGTAGTGACAATAAATAACAATACAGAAGTTTCGACTTTTGTAATTGGAATGAGAACAATTTAAATCCCTTAACGAGGAACAATTGGAGGGCAAGTCTGGTGCCAGCAGCCGCGGTAATTCCAGCTCCAATAGCGTATATTCAAGTTGTTGCAGTTAAAAAGCGCGTAGTTGAATTTCGGGCCTGGTTGAGCGGTTTGAGTGAAAGCTCAACACTGCTCTGGCTGGGTCTTTCCTTCTAGGGAACTAGCGTGCTCTTCATTGAGTGCGTTAGGGATCTAGGACTGTTACTTTGAAAAAATTAGAGTGTTTAAAACAGGCTTATGCTTGAATACATTAGCATGGAATAACGGAATAGGACTTTGTTTCTATTTTGTTGGTTTTCAGGAACAAAGTAATGATTAATAGGGACAGTTGGGGCCGTTAGTATTCCACAGTCAGAGGTGAAATTCTTGGATTTGTGGAAGACTAACTTCTGCGAAAGCATTCGGCAAGGATGCTCCCATTAATCAAGCACGAAAGTTAGGGGATCGAAGACGATCAGATACCGTCGTAGTCTTAACCATAAACTATGCCGACTAAGGATCAGGCGATGTTATTTTATTGACTCGTTTGGCACTTTATGAGAAATCAGAAGTTTTTGGGTTCCGGGGGGAGTATGGTCGCAAGGCTGAAACTTAAAGGAATTGACGGAAGGGCACCACCAGGAGTGGAGCCTGCGGCTTAATTTGACTCAACACGGGGAAACTCACCAGGTCCAGACATAGGAAGGATTGACAGATTGATAGCTCTTTCTTGATTCTATGGGTGGTGGTGCATGGCCGTTCTTAGTTGGTGGAGTGATTTGTCTGGTTAATTCCGTTAACGAACGAGACCTTAACCTGCTAAATAGTTACGTTAACTTTGGTTGACGATTCGACTTCTTAGAGGGACTATGAATGTTTAATTCATGGAAGTTTGAGGCAATAACAGGTCTGTGATGCCCTTAGATGTTCTGGGCCGCACGCGCGCTACACTGATGAAGGCAACAAGTAATTCACCTTGGCCGGAAGGTCCGGGTAATCTTTTGAAACTTCATCGTGCTGGGGATAGAGCATTGCAATTATTGCTCTTCAACGAGGAATTCCTAGTAAGCGTGAGTCATCAGCTCGCGTTGATTACGTCCCTGCCCTTTGTACACACCGCCCGTCGCTACTACCGATTGAATGGCTTAGTGAGACCTCCGGATCGACGGATAGCAGCTGGCAACAGCAGCCTTCTGTTGAGAAGTTGGTCAAACTTGGTCATTTAGAGGAAGTAAAAGTCGTAACAAGGTAACC</text:p>
          </table:table-cell>
          <table:table-cell office:value-type="string" calcext:value-type="string">
            <text:p>d__Eukaryota; p__Chytridiomycota; c__Chytridiomycetes; o__Lobulomycetales; f__Lobulomycetaceae; g__unculture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GTAAACAAATTTTCACTGTGAAACTGCGAATGGCTCATTAAATCAGTTATAGTTTATTTGATAGTAACTTACTACTTGGATAACCGTGGTAATTCTGCAGCTAATACATGCGTTAAACCCCGACTTCTGGAAGGGGCGTACTTATTAGATTTAAGCCAACCCGGGCAACCGGTTTATGGTTGATTCATGATAATTTCTCGAATCGAATGGCTTTAAGCCGTCGATGGTTCATTCAAATTTCTGCCCTATCAACTTTCGATGGTAGGATAGAGGCCTACCATGGTTTTAACGGGTAACGGAGAATTAGGGTTCGATTCCGGAGAGGGAGCCTGAGAAACGGCTACCACATCCAAGGAAGGCAGCAGGCGCGCAAATTACCCAATCCTGACACAGGGAGGTAGTGACAATAAATAACAATACAGAAGTTTCGACTTTTGTAATTGGAATGAGAACAATTTAAATCCCTTAACGAGGAACAATTGGAGGGCAAGTCTGGTGCCAGCAGCCGCGGTAATTCCAGCTCCAATAGCGTATATTCAAGTTGTTGCAGTTAAAAAGCGCGTAGTTGAATTTCGGGCCTGGTTGAGCGGTTTGAGTGAAAGCTCAACACTGCTCTGGCTGGGTCTTTCCTTCTAGGGAACTAGCGTGCTCTTCATTGAGTGCGTTAGGGATCTAGGACTGTTACTTTGAAAAAATTAGAGTGTTTAAAACAGGCTTATGCTTGAATACATTAGCATGGAATAACGGAATAGGACTTTGTTTCTATTTTGTTGGTTTTCAGGAACAAAGTAATGATTAATAGGGACAGTTGGGGCCGTTAGTATTCCACAGTCAGAGGTGAAATTCTTGGATTTGTGGAAGACTAACTTCTGCGAAAGCATTCGGCAAGGATGCTCCCATTAATCAAGCACGAAAGTTAGGGGATCGAAGACGATCAGATACCGTCGTAGTCTTAACCATAAACTATGCCGACTAAGGATCAGGCGATGTTATTTTATTGACTCGTTTGGCACTTTATGAGAAATCAGAAGTTTTTGGGTTCCGGGGGGAGTATGGTCGCAAGGCTGAAACTTAAAGGAATTGACGGAAGGGCACCACCAGGAGTGGAGCCTGCGGCTTAATTTGACTCAACACGGGGAAACTCACCAGGTCCAGACATAGGAAGGATTGACAGATTGATAGCTCTTTCTTGATTCTATGGGTGGTGGTGCATGGCCGTTCTTAGTTGGTGGAGTGATTTGTCTGGTTAATTCCGTTAACGAACGAGACCTTAACCTGCTAAATAGTTACGTTAACTTTGGTTGACGATTCGACTTCTTAGAGGGACTATGAATGTTTAATTCATGGAAGTTTGAGGCAATAACAGGTCTGTGATGCCCTTAGATGTTCTGGGCCGCACGCGCGCTACACTGATGAAGGCAACAAGTAATTCACCTTGGCCGGAAGGTCCGGGTAATCTTTTGAAACTTCATCGTGCTGGGGATAGAGCATTGCAATTATTGCTCTTCAACGAGGAATTCCTAGTAAGCGTGAGTCATCAGCTCGCGTTGATTACGTCCCTGCCCTTTGTACACACCGCCCGTCGCTACTACCGATTGAATGGCTTAGTGAGACCTCCGGATCGACGGATAGCAGCTGGCAACAGCAGCCTTCTGTTGAGAAGTTGGTCAAACTTGGTCATTTAGAGGAAGTAAAAGTCGTAACAAGGTAA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CTCTCAAAGATTAAGCCATGCATGTCTAAGTATAAACATCTATACTGTGAAACTGCGAATGGCTCATTAAATCAGTTATAATTTACTTGATTGTCTCTTACTACATGGATAACCGTGGTAATTCTAGAGCTAATACATGCAAAAAAGCCAAACTTTAGGGAATGGCTGTATTTATTAGATAAAAAACCAATGCAGGAAACTGCTTCTTTGGTGATTCATAATAACTTTTCGAATCGCATGACTTTATGTCGGTGATGTTTCAATCAAATTTCTGCCCTATCAACTTTCGATGGTAGGATAGAGGCCTACCATGGTTTTTACGGGTAACGGAGAATTAGGGTTCGATTCCGGAGAGGGAGCCTGAGAAACGGCTACCACTTCCAAGGAAGGCAGCAGGCGCGCAAATTACCCAATCCCGACACGGGGAGGTAGTGACAATAATTAACAATACATATACCCTTTGGGTTATGTCATTGGAATGAGTACAATTTAAATCCCTTAACAAGTAACAATTGGAGGGCAAGTCTGGTGCCAGCAGCCGCGGTAATTCCAGCTCCAATAGCGTATATTAAAGTTGTTGCAGTTAAAAAGCTCGTAGTTGAATTTCGGATTAAGCCTTATGGTCTGCCCTTTGGGTAAGTACTTTAATGGTTTAATCTTTCCTTCTGATAACCTTTTATGCTCTTTACTGAGTGTAAACTGGATCAGAACTTTTACTTTGAAAAAATTAGAGTGTTTAAAGCAGGCTTATGCTTGAATACATTAGCATGGAATAATAAAATAGGACTTTGGTTCTATTTTGTTGGTTTTAAGGACCAAAGTAATGATTAATAGGGATAGTTGGGGGCATTAGTATTCAGACGTCAGAGGTGAAATTCTTGGATTGCCTGAAGACTAACTAGTGCGAAAGCATTTGCCAAGGATGTTTTCATTAATCAAGAACGAAAGTTAGGGGATCGAAGACGATCAGATACCGTCGTAGTCTTAACCATAAACTATGCCGACTAGGGATTGGTGAATGTTAGTTAATGACTTCATCAGCACCTTATGAGAAATCAAAGTTTTTGGGTTCTGGGGGGAGTATAGTCGCAAGGCCGAAACTTAAAGGAATTGACGGAAGGGCACCACCAGGAGTGGAGCCTGCGGCTTAATTTGACTCAACACGGGAAAACTCACCAGGTCCAGACATAGGAAGGATTGACAGATTGAGAGCTCTTTCTTGATTCTATGGGTGGTGGTGCATGGCCGTTCTTAGTTGGTGGAGTGATTTGTCTGGTTAATTCCGATAACGAACGAGACCTTAACCTGCTAAATAGATGCCTAAACTTTGGTTTAGTGTATCTTCTTAGAGGGACTAACTATGTTGTAATAGATTGGAAGTTTGAGGCAATAACAGGTCTGTGATGCCCTTAGATGTTCTGGGCCGCACGCGCGCTACACTGATGAAGTCAGCGAGTTTTCACCTTGACCGGAAGGTCTGGGTAATCTTGTGAAACTTCATCGTGCTGGGGATAGACCATTGTAATTATTGGTCTTCAACGAGGAATTCCTAGTAAGCGTGAGTCATCAGCTCACGTTGATTACGTCCCTGCCCTTTGTACACACCGCCCGTCGATACTACCGATTGAATGATTTGGTGAGGCCTTCGGATTGAGATGCTTGATTTTTAATTGAGTATTTTAAAAAGTTGGTCAAACTTAGTCATTTAGAGGAAGTAAAAGTCGTAACAAGGTTTCC</text:p>
          </table:table-cell>
          <table:table-cell office:value-type="string" calcext:value-type="string">
            <text:p>d__Eukaryota; p__Chytridiomycota; c__Chytridiomycetes; o__Rhizophydi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CTCTCAAAGATTAAGCCATGCATGTCTAAGTATAAACATCTATACTGTGAAACTGCGAATGGCTCATTAAATCAGTTATAATTTACTTGATTGTCTCTTACTACATGGATAACCGTGGTAATTCTAGAGCTAATACATGCAAAAAAGCCAAACTTTAGGGAATGGCTGTATTTATTAGATAAAAAACCAATGCAGGAAACTGCTTCTTTGGTGATTCATAATAACTTTTCGAATCGCATGACTTTATGTCGGTGATGTTTCAATCAAATTTCTGCCCTATCAACTTTCGATGGTAGGATAGAGGCCTACCATGGTTTTTACGGGTAACGGAGAATTAGGGTTCGATTCCGGAGAGGGAGCCTGAGAAACGGCTACCACTTCCAAGGAAGGCAGCAGGCGCGCAAATTACCCAATCCCGACACGGGGAGGTAGTGACAATAATTAACAATACATATACCCTTTGGGTTATGTCATTGGAATGAGTACAATTTAAATCCCTTAACAAGTAACAATTGGAGGGCAAGTCTGGTGCCAGCAGCCGCGGTAATTCCAGCTCCAATAGCGTATATTAAAGTTGTTGCAGTTAAAAAGCTCGTAGTTGAATTTCGGATTAAGCCTTATGGTCTGCCCTTTGGGTAAGTACTTTAATGGTTTAATCTTTCCTTCTGATAACCTTTTATGCTCTTTACTGAGTGTAAACTGGATCAGAACTTTTACTTTGAAAAAATTAGAGTGTTTAAAGCAGGCTTATGCTTGAATACATTAGCATGGAATAATAAAATAGGACTTTGGTTCTATTTTGTTGGTTTTAAGGACCAAAGTAATGATTAATAGGGATAGTTGGGGGCATTAGTATTCAGACGTCAGAGGTGAAATTCTTGGATTGCCTGAAGACTAACTAGTGCGAAAGCATTTGCCAAGGATGTTTTCATTAATCAAGAACGAAAGTTAGGGGATCGAAGACGATCAGATACCGTCGTAGTCTTAACCATAAACTATGCCGACTAGGGATTGGTGAATGTTAGTTAATGACTTCATCAGCACCTTATGAGAAATCAAAGTTTTTGGGTTCTGGGGGGAGTATAGTCGCAAGGCCGAAACTTAAAGGAATTGACGGAAGGGCACCACCAGGAGTGGAGCCTGCGGCTTAATTTGACTCAACACGGGAAAACTCACCAGGTCCAGACATAGGAAGGATTGACAGATTGAGAGCTCTTTCTTGATTCTATGGGTGGTGGTGCATGGCCGTTCTTAGTTGGTGGAGTGATTTGTCTGGTTAATTCCGATAACGAACGAGACCTTAACCTGCTAAATAGATGCCTAAACTTTGGTTTAGTGTATCTTCTTAGAGGGACTAACTATGTTGTAATAGATTGGAAGTTTGAGGCAATAACAGGTCTGTGATGCCCTTAGATGTTCTGGGCCGCACGCGCGCTACACTGATGAAGTCAGCGAGTTTTCACCTTGACCGGAAGGTCTGGGTAATCTTGTGAAACTTCATCGTGCTGGGGATAGACCATTGTAATTATTGGTCTTCAACGAGGAATTCCTAGTAAGCGTGAGTCATCAGCTCACGTTGATTACGTCCCTGCCCTTTGTACACACCGCCCGTCGATACTACCGATTGAATGATTTGGTGAGGCCTTCGGATTGAGATGCTTGATTTTTAATTGAGTATTTTAAAAAGTTGGTCAAACTTA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TTTATACTGTGAAACTGCGAATGGCTCATTAAATCAGTTATAGTTTATTTGATAATACCTTACTACTTGGATAACCGTGGTAATTCTAGAGCTAATACATGCATCAAACCCCAACTTCTGGAAGGGGTGTATTTATTAGATAAAAAACCAATCGAGGCAACTCGTCTACTGGTGAATCATGATAACTTTTCGAATCGCATGACTTTGTCGGCGATGGTTCATTCAAATTTCTGCCCTATCAACTTTCGATGGTAGGATAGAGGCCTACCATGGTTTTAACGGGTAACGGAGAATTAGGGTTCGATTCCGGAGAGGGAGCCTGAGAAACGGCTACCACATCCAAGGAAGGCAGCAGGCGCGCAAATTACCCAATCCTGACACAGGGAGGTAGTGACAATAAATAACAATACAGGGCTTTTAAAGTCTTGTAATTGGAATGAGTACAATTTAAATCTCTTAACGAGAACCAATTGGAGGGCAAGTCTGGTGCCAGCAGCCGCGGTAATTCCAGCTCCAATAGCGTATATTAAAGTTGTTGCAGTTAAAAAGCTCGTAGTTGAATTTTTGGTTTGGCAGGGCGGTCTACTTATTTAAGTTGCACTGTCTAGTCGAACCTTTCCTTCTGGGGAGCTATCGTGCTATTCATTTAGTGCGGTGGGGATCCAGGACTTTTACTTTGAAAAAATTAGAGTGTTTAAAGCAGGCTTACGCTTGAATACATTAGCATGGAATAATAAAATAGGACTTTGGTTTTATTTTGTTGGTTTTCAAGACCGAAGTAATGATTAATAGGGTCAGTTGGGGGCATTAGTATTTAGTCGTCAGAGGTGAAATTCTTGGATTGACTAAAGACTAACTTCTGCGAAAGCATTTGCCAAGGATGTTTTCATTAATCAAGAACGAAAGTTAGGGGATCGAAGACGATCAGATACCGTCGTAGTCTTAACCATAAACTATGCCGACTAGGGATCAGACAGTGTTCAATTATGACCTGTTTGGCACCTTATGAGAAATCAAAGTTTTTAGGTTCCGGGGGGAGTATGGTCGCAAGGCTGAAACTTAAAGGAATTGACGGAAGGGCACCACCAGGAGTGGAGCCTGCGGCTTAATTTGACTCAACACGGGGAAACTCACCAGGTCCAGACATAGTAAGGATTGACAGATTGAGAGCTCTTTCTTGATTCTATGGGTGGTGGTGCATGGCCGTTCTTAGTTGGTGGAGTGATTTGTCTGGTTAATTCCGTTAACGAACGAGACCTTAACCTGCTAAATAGGCACATTAACTCTGGTTGATGTTGTCTTCTTAGAGGGACTATCGATTTTTAATCGATGGAAGTTTGAGGCAATAACAGGTCTGTGATGCCCTTAGATGTTCTGGGCCGCACGCGCGCTACACTGATGAAGGCAGCAAGTAATTCACCTTGGCCGGAAGGTCTGGGTAATCTTCTGAAACTTCATCGTGCTGGGGATAGTCCTTTGCAATTATTGGACTTCAACGAGGAATTCCTAGTAAGCGTGAGTCATCAGCTCGCGTTGATTACGTCCCTGCCCTTTGTACACACCGCCCGTCGCTACTACCGATTGAATGGCTTAGTGAGACCTCCAGATTAGCGATTCTTTGGTGGCAACACCATATTATTGCCGAAAAGCTGGTCAAACTTGGTCATTTAGAGGAAGTAAAAGTCGTAACAAGGTAACC</text:p>
          </table:table-cell>
          <table:table-cell office:value-type="string" calcext:value-type="string">
            <text:p>d__Eukaryota; p__Chytridiomycota; c__Chytridiomycetes; o__Rhizophydi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CTTTATACTGTGAAACTGCGAATGGCTCATTAAATCAGTTATAGTTTATTTGATAATACCTTACTACTTGGATAACCGTGGTAATTCTAGAGCTAATACATGCATCAAACCCCAACTTCTGGAAGGGGTGTATTTATTAGATAAAAAACCAATCGAGGCAACTCGTCTACTGGTGAATCATGATAACTTTTCGAATCGCATGACTTTGTCGGCGATGGTTCATTCAAATTTCTGCCCTATCAACTTTCGATGGTAGGATAGAGGCCTACCATGGTTTTAACGGGTAACGGAGAATTAGGGTTCGATTCCGGAGAGGGAGCCTGAGAAACGGCTACCACATCCAAGGAAGGCAGCAGGCGCGCAAATTACCCAATCCTGACACAGGGAGGTAGTGACAATAAATAACAATACAGGGCTTTTAAAGTCTTGTAATTGGAATGAGTACAATTTAAATCTCTTAACGAGAACCAATTGGAGGGCAAGTCTGGTGCCAGCAGCCGCGGTAATTCCAGCTCCAATAGCGTATATTAAAGTTGTTGCAGTTAAAAAGCTCGTAGTTGAATTTTTGGTTTGGCAGGGCGGTCTACTTATTTAAGTTGCACTGTCTAGTCGAACCTTTCCTTCTGGGGAGCTATCGTGCTATTCATTTAGTGCGGTGGGGATCCAGGACTTTTACTTTGAAAAAATTAGAGTGTTTAAAGCAGGCTTACGCTTGAATACATTAGCATGGAATAATAAAATAGGACTTTGGTTTTATTTTGTTGGTTTTCAAGACCGAAGTAATGATTAATAGGGTCAGTTGGGGGCATTAGTATTTAGTCGTCAGAGGTGAAATTCTTGGATTGACTAAAGACTAACTTCTGCGAAAGCATTTGCCAAGGATGTTTTCATTAATCAAGAACGAAAGTTAGGGGATCGAAGACGATCAGATACCGTCGTAGTCTTAACCATAAACTATGCCGACTAGGGATCAGACAGTGTTCAATTATGACCTGTTTGGCACCTTATGAGAAATCAAAGTTTTTAGGTTCCGGGGGGAGTATGGTCGCAAGGCTGAAACTTAAAGGAATTGACGGAAGGGCACCACCAGGAGTGGAGCCTGCGGCTTAATTTGACTCAACACGGGGAAACTCACCAGGTCCAGACATAGTAAGGATTGACAGATTGAGAGCTCTTTCTTGATTCTATGGGTGGTGGTGCATGGCCGTTCTTAGTTGGTGGAGTGATTTGTCTGGTTAATTCCGTTAACGAACGAGACCTTAACCTGCTAAATAGGCACATTAACTCTGGTTGATGTTGTCTTCTTAGAGGGACTATCGATTTTTAATCGATGGAAGTTTGAGGCAATAACAGGTCTGTGATGCCCTTAGATGTTCTGGGCCGCACGCGCGCTACACTGATGAAGGCAGCAAGTAATTCACCTTGGCCGGAAGGTCTGGGTAATCTTCTGAAACTTCATCGTGCTGGGGATAGTCCTTTGCAATTATTGGACTTCAACGAGGAATTCCTAGTAAGCGTGAGTCATCAGCTCGCGTTGATTACGTCCCTGCCCTTTGTACACACCGCCCGTCGCTACTACCGATTGAATGGCTTAGTGAGACCTCCAGATTAGCGATTCTTTGGTGGCAACACCATATTATTGCCGAAAAGCTGGTCAAACTTGGTCATTTAGAGGAAGTAAAAGTCGTAACAAGGTAACC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TTTGTACTGTGAAACTGCGAATGGCTCATTAAATCAGTTATAGTTTATTTGATAATACCTTACTACTTGGATAACCGTGGTAATTCTAGGGCTAATACATGCTAAAAACCCCGACTTCTGGAAGGGGTGTATTTATTAGATAAAAAACCAATCGAGGCAACTCGTCTACTGGTGAATCATGATAACTATTCGAATCGCATGACTTTGGTCGGCGATGGTTCATTCAAATTTCTGCCCTATCAACTTTCGATGGTAGGATAGAGGCCTACCATGGTTTTAACGGGTAACGGAGAATTAGGGTTCGATTCCGGAGAGGGAGCCTGAGAAACGGCTACCACATCCAAGGAAGGCAGCAGGCGCGCAAATTACCCAATCCTGACACAGGGAGGTAGTGACAATAAATAACAATACAGGGCTTTTTAAGTCTTGTAATTGGAATGAGTACAATTTAAATCTCTTAACGAGAACCAATTGGAGGGCAAGTCTGGTGCCAGCAGCCGCGGTAATTCCAGCTCCAATAGCGTATATTAAAGTTGTTGCAGTTAAAAAGCTCGTAGTTGAATTTTGGGTTTGGCTTTATGGTCTTTGCTTAGGCATTGTACTAATACGGTCGAATCTTTCCTTCTGACTAACTGTTGTGTTATTCATTTAATGCGACAGGGAATCAGGACTTTTACTTTGAAAAAATTAGAGTGTTTAAAGCAGGCTTACGCTTGAATACATTAGCATGGAATAATAAAATAGGACTTTGGTTTTATTTTGTTGGTTTTCAAGACCGAAGTAATGATTAATAGGGTCAGTTGGGGGCATTAGTATTCAGTCGTCAGAGGTGAAATTCTTGGATTGACTGAAGACTAACTTCTGCGAAAGCATTTGCCAAGGATGTTTTCATTAATCAAGAACGAAAGTTAGGGGATCGAAGACGATCAGATACCGTCGTAGTCTTAACCATAAACTATGCCGACTAGGGATCGGACAAGGTTCAATTATGACTTGTTCGGCACCTTATGAGAAATCAAAGTTTTTAGGTTCCGGGGGGAGTATGGTCGCAAGGCTGAAACTTAAAGGAATTGACGGAAGGGCACCACCAGGAGTGGAGCCTGCGGCTTAATTTGACTCAACACGGGGAAACTCACCAGGTCCAGACATAGTAAGGATTGACAGATTGAGAGCTCTTTCTTGATTCTATGGGTGGTGGTGCATGGCCGTTCTTAGTTGGTGGAGTGATTTGTCTGGTTAATTCCGTTAACGAACGAGACCTTAACCTGCTAAATAGTTACGTAAACTCTGGTTTATGATTAACTTCTTAGAGGGACTATAGACTTTTAGTCTATGGAAGTTTGAGGCAATAACAGGTCTGTGATGCCCTTAGATGTTCTGGGCCGCACGCGCGCTACACTGATGAAGGCAGCAAGTAATTCACCTTGGCCGGAAGGTCTGGGTAATCTTCTGAAACTTCATCGTGCTGGGGATAGTCCTTTGCAATTATTGGACTTTAACGAGGAATTCCTAGTAAGCGTGAGTCATCAGCTCGCGTTGATTACGTCCCTGCCCTTTGTACACACCGCCCGTCGCTAGTACCGATTGAATGGCTTAGTGAGACCTCCGGATTGACGATTCCTTGGTGGCAACACCATAAAATTGTTGAGAAGTTGGTCAAACTTGGTCATTTAGAGGAACTAAAAGTCGTAACAAGGTAACC</text:p>
          </table:table-cell>
          <table:table-cell office:value-type="string" calcext:value-type="string">
            <text:p>d__Eukaryota; p__Chytridiomycota; c__Chytridiomycetes; o__Rhizophyd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TTTTGTACTGTGAAACTGCGAATGGCTCATTAAATCAGTTATAGTTTATTTGATAATACCTTACTACTTGGATAACCGTGGTAATTCTAGGGCTAATACATGCTAAAAACCCCGACTTCTGGAAGGGGTGTATTTATTAGATAAAAAACCAATCGAGGCAACTCGTCTACTGGTGAATCATGATAACTATTCGAATCGCATGACTTTGGTCGGCGATGGTTCATTCAAATTTCTGCCCTATCAACTTTCGATGGTAGGATAGAGGCCTACCATGGTTTTAACGGGTAACGGAGAATTAGGGTTCGATTCCGGAGAGGGAGCCTGAGAAACGGCTACCACATCCAAGGAAGGCAGCAGGCGCGCAAATTACCCAATCCTGACACAGGGAGGTAGTGACAATAAATAACAATACAGGGCTTTTTAAGTCTTGTAATTGGAATGAGTACAATTTAAATCTCTTAACGAGAACCAATTGGAGGGCAAGTCTGGTGCCAGCAGCCGCGGTAATTCCAGCTCCAATAGCGTATATTAAAGTTGTTGCAGTTAAAAAGCTCGTAGTTGAATTTTGGGTTTGGCTTTATGGTCTTTGCTTAGGCATTGTACTAATACGGTCGAATCTTTCCTTCTGACTAACTGTTGTGTTATTCATTTAATGCGACAGGGAATCAGGACTTTTACTTTGAAAAAATTAGAGTGTTTAAAGCAGGCTTACGCTTGAATACATTAGCATGGAATAATAAAATAGGACTTTGGTTTTATTTTGTTGGTTTTCAAGACCGAAGTAATGATTAATAGGGTCAGTTGGGGGCATTAGTATTCAGTCGTCAGAGGTGAAATTCTTGGATTGACTGAAGACTAACTTCTGCGAAAGCATTTGCCAAGGATGTTTTCATTAATCAAGAACGAAAGTTAGGGGATCGAAGACGATCAGATACCGTCGTAGTCTTAACCATAAACTATGCCGACTAGGGATCGGACAAGGTTCAATTATGACTTGTTCGGCACCTTATGAGAAATCAAAGTTTTTAGGTTCCGGGGGGAGTATGGTCGCAAGGCTGAAACTTAAAGGAATTGACGGAAGGGCACCACCAGGAGTGGAGCCTGCGGCTTAATTTGACTCAACACGGGGAAACTCACCAGGTCCAGACATAGTAAGGATTGACAGATTGAGAGCTCTTTCTTGATTCTATGGGTGGTGGTGCATGGCCGTTCTTAGTTGGTGGAGTGATTTGTCTGGTTAATTCCGTTAACGAACGAGACCTTAACCTGCTAAATAGTTACGTAAACTCTGGTTTATGATTAACTTCTTAGAGGGACTATAGACTTTTAGTCTATGGAAGTTTGAGGCAATAACAGGTCTGTGATGCCCTTAGATGTTCTGGGCCGCACGCGCGCTACACTGATGAAGGCAGCAAGTAATTCACCTTGGCCGGAAGGTCTGGGTAATCTTCTGAAACTTCATCGTGCTGGGGATAGTCCTTTGCAATTATTGGACTTTAACGAGGAATTCCTAGTAAGCGTGAGTCATCAGCTCGCGTTGATTACGTCCCTGCCCTTTGTACACACCGCCCGTCGCTAGTACCGATTGAATGGCTTAGTGAGACCTCCGGATTGACGATTCCTTGGTGGCAACACCATAAAATTGTTGAGAAGTTGGTCAAACTTGGTCATTTAGAGGAACTAAAAGTCGTAACAAGGTAA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TTTATACAGTGAAACTGCGAATGGCTCATTAAATCAGTTATAGTTTATTTGATAATACCTTACTACTTGGATATCCGTGGTAATTCTAGAGCTAATACATGCTAAAAACCCCGACTTCTGGAAGGGGTGTATTTATTAGATAAAAAACCAATCGGGGCAACCCGTCTACTGGTGAATCATGATAACTATTCGAATCGCATGACTTTGTCGGCGATGGTTCATTCAAATTTCTGCCCTATCAACTTTCGATGGTAGGATAGAGGCCTACCATGGTTTTAACGGGTAACGGAGAATTAGGGTTCGATTCCGGAGAGGGAGCCTGAGAAACGGCTACCACATCCAAGGAAGGCAGCAGGCGCGCAAATTACCCAATCCTAATACAGGGAGGTAGTGACAATAAATAACAATACAGGGCTCTTTGAGTCTTGTAATTGGAATGAGTACAATTTACATCTCTTAACGAGAACCAATTGGAGGGCAAGTCTGGTGCCAGCAGCCGCGGTAATTCCAGCTCCAATAGCGTATATTAAAGTTGTTGCAGTTAAAAAGCTCGTAGTTGAATTTTGGGCCTGGTTGGGTGGTCTGCCTTTGGTTTGTACTTCTCGACTGGGCCTTTCCTTCTGGAGAACCACTGTGCTCTTAATTGAGTGCGATGGGGAACCAGGACTTTTACTTTGAAAAAATTAGAGTGTTTAAAGCAGGCTTACGCTTGAATACATTAGCATGGAATAATAGAATAGGACTTTGGTTTTATTTTGTTGGTTTCTAAGACCGAAGTAATGATTAATAGGGACAGTTGGGGGCATTAGTATTTAATCGCTAGAGGTGAAATTCTTGGATTGATTAAAGACTAACTTCTGCGAAAGCATTTGCCAAGGATGTTTTCATTAATCAAGAACGAAAGTTAGGGGATCGAAGACGATCAGATACCGTCGTAGTCTTAACCATAAACTATGCCGACTAGGGATCGGACGGTGTTCATTTATGACTCGTTCGGCACCTTATGAGAAATCAAAGTTTTTAGGTTCCGGGGGGAGTATGGTCGCAAGGCTGAAACTTAAAGGAATTGACGGAAGGGCACCACCAGGAGTGGAGCCTGCGGCTTAATTTGACTCAACACGGGGAAACTCACCAGGTCCAGACATAGTAAGGATTGACAGATTGAGAGCTCTTTCTTGATTCTATGGGTGGTGGTGCATGGCCGTTCTTAGTTGGTGGAGTGATTTGTCTGGTTAATTCCGTTAACGAACGAGACCTTAACCTGCTAAATAGTTAGTATCACTTTGGTGGTATTTAACTTCTTAGAGGGACTATCGATGTTTAATCGATGGAAGTTTGAGGCAATAACAGGTCTGTGATGCCCTTAGATGTTCTGGGCCGCACGCGCGCTACACTGATGAAGGCAACAAGTTTTTTCCTAGGCCGGAAGGTCCGGGTAATCTTTTGAAACTTCATCGTGCTGGGGATAGTCCTTTGCAATTATTGGACTTAAACGAGGAATTCCTAGTAAGCGCGAGTCATCAGCTCGCGTTGATTACGTCCCTGCCCTTTGTACACACCGCCCGTCGCTAGTACCGATTGAATGGCTTAGTGAGACCTCCGGATATGCGATTCTTTGATGGCAACATCAGAGTTTTGCGCAGAAGCTGGTCAAACTTGGTCATTTAGAGGAACTAAAAGTCGTAACAAGGTAACC</text:p>
          </table:table-cell>
          <table:table-cell office:value-type="string" calcext:value-type="string">
            <text:p>d__Eukaryota; p__Chytridiomycota; c__Chytridiomycetes; o__Rhizophydial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TTTTATACAGTGAAACTGCGAATGGCTCATTAAATCAGTTATAGTTTATTTGATAATACCTTACTACTTGGATATCCGTGGTAATTCTAGAGCTAATACATGCTAAAAACCCCGACTTCTGGAAGGGGTGTATTTATTAGATAAAAAACCAATCGGGGCAACCCGTCTACTGGTGAATCATGATAACTATTCGAATCGCATGACTTTGTCGGCGATGGTTCATTCAAATTTCTGCCCTATCAACTTTCGATGGTAGGATAGAGGCCTACCATGGTTTTAACGGGTAACGGAGAATTAGGGTTCGATTCCGGAGAGGGAGCCTGAGAAACGGCTACCACATCCAAGGAAGGCAGCAGGCGCGCAAATTACCCAATCCTAATACAGGGAGGTAGTGACAATAAATAACAATACAGGGCTCTTTGAGTCTTGTAATTGGAATGAGTACAATTTACATCTCTTAACGAGAACCAATTGGAGGGCAAGTCTGGTGCCAGCAGCCGCGGTAATTCCAGCTCCAATAGCGTATATTAAAGTTGTTGCAGTTAAAAAGCTCGTAGTTGAATTTTGGGCCTGGTTGGGTGGTCTGCCTTTGGTTTGTACTTCTCGACTGGGCCTTTCCTTCTGGAGAACCACTGTGCTCTTAATTGAGTGCGATGGGGAACCAGGACTTTTACTTTGAAAAAATTAGAGTGTTTAAAGCAGGCTTACGCTTGAATACATTAGCATGGAATAATAGAATAGGACTTTGGTTTTATTTTGTTGGTTTCTAAGACCGAAGTAATGATTAATAGGGACAGTTGGGGGCATTAGTATTTAATCGCTAGAGGTGAAATTCTTGGATTGATTAAAGACTAACTTCTGCGAAAGCATTTGCCAAGGATGTTTTCATTAATCAAGAACGAAAGTTAGGGGATCGAAGACGATCAGATACCGTCGTAGTCTTAACCATAAACTATGCCGACTAGGGATCGGACGGTGTTCATTTATGACTCGTTCGGCACCTTATGAGAAATCAAAGTTTTTAGGTTCCGGGGGGAGTATGGTCGCAAGGCTGAAACTTAAAGGAATTGACGGAAGGGCACCACCAGGAGTGGAGCCTGCGGCTTAATTTGACTCAACACGGGGAAACTCACCAGGTCCAGACATAGTAAGGATTGACAGATTGAGAGCTCTTTCTTGATTCTATGGGTGGTGGTGCATGGCCGTTCTTAGTTGGTGGAGTGATTTGTCTGGTTAATTCCGTTAACGAACGAGACCTTAACCTGCTAAATAGTTAGTATCACTTTGGTGGTATTTAACTTCTTAGAGGGACTATCGATGTTTAATCGATGGAAGTTTGAGGCAATAACAGGTCTGTGATGCCCTTAGATGTTCTGGGCCGCACGCGCGCTACACTGATGAAGGCAACAAGTTTTTTCCTAGGCCGGAAGGTCCGGGTAATCTTTTGAAACTTCATCGTGCTGGGGATAGTCCTTTGCAATTATTGGACTTAAACGAGGAATTCCTAGTAAGCGCGAGTCATCAGCTCGCGTTGATTACGTCCCTGCCCTTTGTACACACCGCCCGTCGCTAGTACCGATTGAATGGCTTAGTGAGACCTCCGGATATGCGATTCTTTGATGGCAACATCAGAGTTTTGCGCAGAAGCTGGTCAAACTTGGTCATTTAGAGGAACTAAAAGTCGTAACAAGGTAA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ATACTGTGAAACTGCGAATGGCTCATTAAATCAGTTATAGTTTATTTGATAATACCTTACTACTTGGATAACCGTGGTAATTCTAGTGCTAATACATGCTTTAAACCCCGACTTCTGGAAGGGGTGTATTTATTAGATAAAAAACCAATCGTAGCAATACGTTAACTGGTGAATCATGATAACTATTCGAATCGCATGGCTTCGGCTGGCGATGGTTCATTCAAATTTCTGCCCTATCAACTTTCGATGGTAGTATAGAGGACTACCATGGTTTTAACGGGTAACGGAGAATTAGGGTTCGATTCCGGAGAGGGAGCCTGAGAAACGGCTACCACATCCAAGGAAGGCAGCAGGCGCGCAAATTACCCAATCCCGACACGGGGAGGTAGTGACAATAAATAACAATACAGAGCTTTTAAAGTTTTGTAATTGTAATGAGTACAATTTAAACCTCTTAACGAGAACCAATTGGAGGGCAAGTCTGGTGCCAGCAGCCGCGGTAATTCCAGCTCCAATAGCGTATATTAAAGTTGTTGCAGTTAAAAAGCTCGTAGTTGAATTTTGGACTTGGCTGGGCGGTCTCTTCATTGAAGAGCACTTCTCTGGCTGAGTCTTTCCTTCTGGCGAACTATTGTGCTATTCATTTAGTGCGATAGGGAACCAGGACTTTTACTTTGAAAAAATTAGAGTGTTTAAAGCAGGCTTACGCTTGAATACATTAGCATGGAATAATAAAATAGGACTTTGGTTTTATTTTGTTGGTTTTCGAAACCGAAGTAATGATTAATAGGGATAGTTGGGGACATTAGTATTAAGTCGTCAGAGGTGAAATTCTTGGATTGACTTAAGACTAACTTCTGCGAAAGCATTTGTCAAGGATGTTTTCATTAATCAAGAACGAAAGTTAGGGGATCGAAGACGATCAGATACCGTCGTAGTCTTAACCATAAACTATGCCGACTAGGGATCGGACAATGTTCATTAAAGACTTGTTCGGCACCTTATGAGAAATCAAAGTTTTTAGGTTCCGGGGGGAGTATGGTCGCAAGGCTGAAACTTAAAGGAATTGACGGAAGGGCACCACCAGGAGTGGAGCCTGCGGCTTAATTTGACTCAACACGGGGAAACTCACCAGGTCCAGACATAGTAAGGATTGACAGATTGAGAGCTCTTTCTTGATTCTATGGGTGGTGGTGCATGGCCGTTCTTAGTTGGTGGAGTGATTTGTCTGGTTAATTCCGTTAACGAACGAGACCTTAACCTGCTAAATAGTTGCATTAACTTTGGTTGATGATCAACTTCTTAGAGGGACTATAGACGTTTAGTCTATGGAAGTTTGAGGCAATAACAGGTCTGTGATGCCCTTAGATGTTCTGGGCCGCACGCGCGCTACACTGATGAAGGCAGCAAGTAATTCACCTTGGCCGGAAGGTCTGGGTAATCTTCTGAAACTTTATCGTGCTGGGGATAGTCCTTTGCAATTATTGGACTTCAACGAGGAATTCCTAGTAAGCGTGAGTCATCAGCTCGCGTTGATTACGTCCCTGCCCTTTGTACACACCGCCCGTCGCTAGTACCGATTGAATGGCTTAGTGAGACCTCCGGATTAGCGATTCATTGGTGGCAACACCATAGAGTTGCCGAGAAGTTGGTCAAACTTGGTCATTTAGAGGAACTAAAAGTCGTAACAAGGTAACC</text:p>
          </table:table-cell>
          <table:table-cell office:value-type="string" calcext:value-type="string">
            <text:p>d__Eukaryota; p__Chytridiomycota; c__Chytridiomycetes; o__Rhizophyd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TTTATACTGTGAAACTGCGAATGGCTCATTAAATCAGTTATAGTTTATTTGATAATACCTTACTACTTGGATAACCGTGGTAATTCTAGTGCTAATACATGCTTTAAACCCCGACTTCTGGAAGGGGTGTATTTATTAGATAAAAAACCAATCGTAGCAATACGTTAACTGGTGAATCATGATAACTATTCGAATCGCATGGCTTCGGCTGGCGATGGTTCATTCAAATTTCTGCCCTATCAACTTTCGATGGTAGTATAGAGGACTACCATGGTTTTAACGGGTAACGGAGAATTAGGGTTCGATTCCGGAGAGGGAGCCTGAGAAACGGCTACCACATCCAAGGAAGGCAGCAGGCGCGCAAATTACCCAATCCCGACACGGGGAGGTAGTGACAATAAATAACAATACAGAGCTTTTAAAGTTTTGTAATTGTAATGAGTACAATTTAAACCTCTTAACGAGAACCAATTGGAGGGCAAGTCTGGTGCCAGCAGCCGCGGTAATTCCAGCTCCAATAGCGTATATTAAAGTTGTTGCAGTTAAAAAGCTCGTAGTTGAATTTTGGACTTGGCTGGGCGGTCTCTTCATTGAAGAGCACTTCTCTGGCTGAGTCTTTCCTTCTGGCGAACTATTGTGCTATTCATTTAGTGCGATAGGGAACCAGGACTTTTACTTTGAAAAAATTAGAGTGTTTAAAGCAGGCTTACGCTTGAATACATTAGCATGGAATAATAAAATAGGACTTTGGTTTTATTTTGTTGGTTTTCGAAACCGAAGTAATGATTAATAGGGATAGTTGGGGACATTAGTATTAAGTCGTCAGAGGTGAAATTCTTGGATTGACTTAAGACTAACTTCTGCGAAAGCATTTGTCAAGGATGTTTTCATTAATCAAGAACGAAAGTTAGGGGATCGAAGACGATCAGATACCGTCGTAGTCTTAACCATAAACTATGCCGACTAGGGATCGGACAATGTTCATTAAAGACTTGTTCGGCACCTTATGAGAAATCAAAGTTTTTAGGTTCCGGGGGGAGTATGGTCGCAAGGCTGAAACTTAAAGGAATTGACGGAAGGGCACCACCAGGAGTGGAGCCTGCGGCTTAATTTGACTCAACACGGGGAAACTCACCAGGTCCAGACATAGTAAGGATTGACAGATTGAGAGCTCTTTCTTGATTCTATGGGTGGTGGTGCATGGCCGTTCTTAGTTGGTGGAGTGATTTGTCTGGTTAATTCCGTTAACGAACGAGACCTTAACCTGCTAAATAGTTGCATTAACTTTGGTTGATGATCAACTTCTTAGAGGGACTATAGACGTTTAGTCTATGGAAGTTTGAGGCAATAACAGGTCTGTGATGCCCTTAGATGTTCTGGGCCGCACGCGCGCTACACTGATGAAGGCAGCAAGTAATTCACCTTGGCCGGAAGGTCTGGGTAATCTTCTGAAACTTTATCGTGCTGGGGATAGTCCTTTGCAATTATTGGACTTCAACGAGGAATTCCTAGTAAGCGTGAGTCATCAGCTCGCGTTGATTACGTCCCTGCCCTTTGTACACACCGCCCGTCGCTAGTACCGATTGAATGGCTTAGTGAGACCTCCGGATTAGCGATTCATTGGTGGCAACACCATAGAGTTGCCGAGAAGTTGGTCAAACTTGGTCATTTAGAGGAACTAAAAGTCGTAACAAGGTAA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TATACTGTGAAACTGCGAATGGCTCATTAAATCAGTTATAGTTTATTTGATAATACCTTACTACTTGGATAACCGTGGTAATTCTAGAGCTAATACATGCTAAAAACCCCGACTTCTGGAAGGGGTGTATTTATTAGATAAAAAACCAATCGGGGCAACCCGTCACTAGGTGAATCATGATAACTATTCGAATCGTATGACTTTTGTCGACGATGGTTCATTCAAATTTCTGCCCTATCAACTTTCGATGGTAGGATAGAGGCCTACCATGGTTTTAACGGGTAACGGAGAATTAGGGTTCGATTCCGGAGAGGGAGCCTGAGAAACGGCTACCACATCCAAGGAAGGCAGCAGGCGCGCAAATTACCCAATCCTGACACAGGGAGGTAGTGACAATAAATAACAATACAGGGCTTCTAAAGTCTTGTAATTGGAATGAGTACAATTTAAATCTCTTAACGAGAACCAATTGGAGGGCAAGTCTGGTGCCAGCAGCCGCGGTAATTCCAGCTCCAATAGCGTATATTAAAGTTGTTGCAGTTAAAAAGCTCGTAGTTGAATTTTGGGTTTGGTTAAACGGTCTTTTCGTATGAATTGTACTGTTATGATCGAATCTTTCCTTCTGGCAAACTATAGTGATATTCATTTATTGCTATAGGGAACCAGGACTTTTACTTTGAAAAAATTAGAGTGTTTAAAGCAGGCTTACGCTTGAATACATTAGCATGGAATAATAAAATAGGACTTTGGTTTTATTTTGTTGGTTTTCAAGACCGAAGTAATGATTAATAGGGTCAGTTGGGGACATTAGTATTTATTCGTCAGAGGTGAAATTCTTGGATTGAATAAAGACTAACTTCTGCGAAAGCATTTGTCAAGGATGTTTTCATTAATCAAGAACGAAAGTTAGGGGATCGAAGACGATCAGATACCGTCGTAGTCTTAACCATAAACTATGCCGACTAGGGATCAGACAATGTTCAATTATGACTTGTTTGGCACCTTATGAGAAATCAAAGTTTTTAGGTTCCGGGGGGAGTATGGTCGCAAGGCTGAAACTTAAAGGAATTGACGGAAGGGCACCACCAGGAGTGGAGCCTGCGGCTTAATTTGACTCAACACGGGGAAACTCACCAGGTCCAGACATAGTAAGGATTGACAGATTGAGAGCTCTTTCTTGATTCTATGGGTGGTGGTGCATGGCCGTTCTTAGTTGGTGGAGTGATTTGTCTGGTTAATTCCGTTAACGAACGAGACCTTAACCTGCTAAATAGTTACATAAACTTTGGTTTATGATTAACTTCTTAGAGGGACTATAGACTTTTAGTCTATGGAAGTTTGAGGCAATAACAGGTCTGTGATGCCCTTAGATGTTCTGGGCCGCACGCGCGCTACACTGATAAAGGCAACAAGTAATTCACCTTGGCCGGAAGGTCTGGGTAATCTTTTGAAACTTTATCGTGCTGGGGATAGTCCTTTGCAATTATTGGACTTGAACGAGGAATTCCTAGTAAGCGTGAGTCATCAGCTCGCGTTGATTACGTCCCTGCCCTTTGTACACACCGCCCGTCGCTAGTACCGATTGAATGGCTTAGTGAGACCTCCGGATTGGCGATTTCTTGGTGGCAACACCATAAAATTGCTGAGAAGCTGGTCAAACTTGGTCATTTAGAGGAACTAAAAGTCGTAACAAGGTAACC</text:p>
          </table:table-cell>
          <table:table-cell office:value-type="string" calcext:value-type="string">
            <text:p>d__Eukaryota; p__Chytridiomycota; c__Chytridiomycetes; o__Rhizophyd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CTTTATACTGTGAAACTGCGAATGGCTCATTAAATCAGTTATAGTTTATTTGATAATACCTTACTACTTGGATAACCGTGGTAATTCTAGAGCTAATACATGCTAAAAACCCCGACTTCTGGAAGGGGTGTATTTATTAGATAAAAAACCAATCGGGGCAACCCGTCACTAGGTGAATCATGATAACTATTCGAATCGTATGACTTTTGTCGACGATGGTTCATTCAAATTTCTGCCCTATCAACTTTCGATGGTAGGATAGAGGCCTACCATGGTTTTAACGGGTAACGGAGAATTAGGGTTCGATTCCGGAGAGGGAGCCTGAGAAACGGCTACCACATCCAAGGAAGGCAGCAGGCGCGCAAATTACCCAATCCTGACACAGGGAGGTAGTGACAATAAATAACAATACAGGGCTTCTAAAGTCTTGTAATTGGAATGAGTACAATTTAAATCTCTTAACGAGAACCAATTGGAGGGCAAGTCTGGTGCCAGCAGCCGCGGTAATTCCAGCTCCAATAGCGTATATTAAAGTTGTTGCAGTTAAAAAGCTCGTAGTTGAATTTTGGGTTTGGTTAAACGGTCTTTTCGTATGAATTGTACTGTTATGATCGAATCTTTCCTTCTGGCAAACTATAGTGATATTCATTTATTGCTATAGGGAACCAGGACTTTTACTTTGAAAAAATTAGAGTGTTTAAAGCAGGCTTACGCTTGAATACATTAGCATGGAATAATAAAATAGGACTTTGGTTTTATTTTGTTGGTTTTCAAGACCGAAGTAATGATTAATAGGGTCAGTTGGGGACATTAGTATTTATTCGTCAGAGGTGAAATTCTTGGATTGAATAAAGACTAACTTCTGCGAAAGCATTTGTCAAGGATGTTTTCATTAATCAAGAACGAAAGTTAGGGGATCGAAGACGATCAGATACCGTCGTAGTCTTAACCATAAACTATGCCGACTAGGGATCAGACAATGTTCAATTATGACTTGTTTGGCACCTTATGAGAAATCAAAGTTTTTAGGTTCCGGGGGGAGTATGGTCGCAAGGCTGAAACTTAAAGGAATTGACGGAAGGGCACCACCAGGAGTGGAGCCTGCGGCTTAATTTGACTCAACACGGGGAAACTCACCAGGTCCAGACATAGTAAGGATTGACAGATTGAGAGCTCTTTCTTGATTCTATGGGTGGTGGTGCATGGCCGTTCTTAGTTGGTGGAGTGATTTGTCTGGTTAATTCCGTTAACGAACGAGACCTTAACCTGCTAAATAGTTACATAAACTTTGGTTTATGATTAACTTCTTAGAGGGACTATAGACTTTTAGTCTATGGAAGTTTGAGGCAATAACAGGTCTGTGATGCCCTTAGATGTTCTGGGCCGCACGCGCGCTACACTGATAAAGGCAACAAGTAATTCACCTTGGCCGGAAGGTCTGGGTAATCTTTTGAAACTTTATCGTGCTGGGGATAGTCCTTTGCAATTATTGGACTTGAACGAGGAATTCCTAGTAAGCGTGAGTCATCAGCTCGCGTTGATTACGTCCCTGCCCTTTGTACACACCGCCCGTCGCTAGTACCGATTGAATGGCTTAGTGAGACCTCCGGATTGGCGATTTCTTGGTGGCAACACCATAAAATTGCTGAGAAGCTGGTCAAACTTGGTCATTTAGAGGAACTAAAAGTCGTAACAAGGTAACC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ATTTATACCGTGAAACTGCGAATGGCTCATTAAATCAGTTATAATTTATTTGATAGTAACCTTACTACATGGATAACCGTAGTAATTCTAGAGCTAATACATGCGTCAAATCCCGACTTTTTCTAGGAAGGGATGTATTTATTAGATAAAAACCAACACGGGGCAACCCGTTCCTTGGTGATTCATAATAACTTCGCGAATCGTAGGATCTTCATTGGTCGACGATGATTCATTCAAATTTCTGCCCTATCAACTTTCGATGGTAGGATCGAGGCCTACCATGGTGGTAACGGGTAACGGGGAATTAGGGTTCGATTCCGGAGAGGGAGCCTGAGAAATGGCTACCACATCCAAGGAAGGCAGCAGGCGCGCAAATTACCCAATCCTGACACAGGGAGGTAGTGACAAGAAATAACAATACGGGGCCCTTTGGGTCTCGTAATTGGAATGAGTACAATGTAAACAAGTTAACGAGGAACAATTGGAGGGCAAGTCTGGTGCCAGCAGCCGCGGTAATTCCAGCTCCAATAGCGTATATTAAAGTTGTTGCAGTTAAAAAGCTCGTAGTTGGATTTCGGGCAAATTTGATTGGCCCATCGTAAAAGATGAGTTGCTGGTCGAGTTTGCCTTTCCTTCCCGAGGACTTTTTTTTTCAGGATAAAACCTAAGAAAAAAAGGATTCGGGACGATTACCTTGAAAAAATTAGAGTGCTCCAAGCAGGCTTTTTACGCTTGAATATGTTAGCATGGAATAATGAAACAGGACTTTGGTTCTGTTTTTGTTGGTTTTTGGGACCGAAGTAATGATTAATAGGGATAGTTGGGGGCATTAGTATTTAATTGTCAGAGGTGAAATTCTTGGATTTATGAAAGACTAACTTCTGCGAAAGCATCTGCCAAGGATGTTTTCATTAATCAAGAACGAAAGTTAGGGGATCGAAGACGATTAGATACCGTCGTAGTCTTAACCATAAACTATGCCGACTAGGGATCGGTGGATGTTCTTTTTCATGACTCCATCGGCACCTTCCGAGAAATCAAAGTTTTTGGGTTCCGGGGGGAGTATGGTCGCAAGGCTGAAACTTAAAGGAATTGACGGAAGGGCACCACCAGGAGTGGAGCCTGCGGCTTAATTTGACTCAACACGGGGAAACTCACCAGGTCCAGACATAGTAAGGATTGACAGATTGAGAGCTCTTTCTTGATTCTATGGGTGGTGGTGCATGGCCGTTCTTAGTTGGTGGAGTGATCTGTCTGGTTAATTCCGATAACGAACGAGACCTTAACCTGCTAACTAGTCCTACGAACTACTTAAAAAAAGTTCGGCAGTTTTGACTTCTTAGAGGGACTATTGGTGTCTAACCAATGGAAGTTTGAGGCAATAACAGGTCTGTGATGCCCTTAGATGTTCTGGGCCGCACGCGCGCTACACTGACGAAATCAGCGAGTAAAAAAAATTAAAAAATAATACCTTGGCCGGAAGGTCTGGGTAATCTTGTAAAACTTCGTCGTGATGGGGATAGATCCTTGTAATTATGGATCTTCAACGAGGAATTCCTAGTAAGCGTGAGTCATCAGCTCGCGTTGATTACGTCCCTGCCCTTTGTACACACCGCCCGTCGCTGTTTCCGATTGAATGGTTTAGTGAGATCTTCGGACTGACAACATTGGCAAACTGGCAACAGTCGTCACGCTGTTGGAAAGTCGCTCAAACTTGATCATTTAGAGGAAGCAAAAGTCGTAACAAGGTTTCC</text:p>
          </table:table-cell>
          <table:table-cell office:value-type="string" calcext:value-type="string">
            <text:p>d__Eukaryota; p__Chytridiomycota; c__Chytridiomycetes; o__Rhizophydiales; f__Rhizophydiaceae; g__Rhizophyd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ATTTATACCGTGAAACTGCGAATGGCTCATTAAATCAGTTATAATTTATTTGATAGTAACCTTACTACATGGATAACCGTAGTAATTCTAGAGCTAATACATGCGTCAAATCCCGACTTTTTCTAGGAAGGGATGTATTTATTAGATAAAAACCAACACGGGGCAACCCGTTCCTTGGTGATTCATAATAACTTCGCGAATCGTAGGATCTTCATTGGTCGACGATGATTCATTCAAATTTCTGCCCTATCAACTTTCGATGGTAGGATCGAGGCCTACCATGGTGGTAACGGGTAACGGGGAATTAGGGTTCGATTCCGGAGAGGGAGCCTGAGAAATGGCTACCACATCCAAGGAAGGCAGCAGGCGCGCAAATTACCCAATCCTGACACAGGGAGGTAGTGACAAGAAATAACAATACGGGGCCCTTTGGGTCTCGTAATTGGAATGAGTACAATGTAAACAAGTTAACGAGGAACAATTGGAGGGCAAGTCTGGTGCCAGCAGCCGCGGTAATTCCAGCTCCAATAGCGTATATTAAAGTTGTTGCAGTTAAAAAGCTCGTAGTTGGATTTCGGGCAAATTTGATTGGCCCATCGTAAAAGATGAGTTGCTGGTCGAGTTTGCCTTTCCTTCCCGAGGACTTTTTTTTTCAGGATAAAACCTAAGAAAAAAAGGATTCGGGACGATTACCTTGAAAAAATTAGAGTGCTCCAAGCAGGCTTTTTACGCTTGAATATGTTAGCATGGAATAATGAAACAGGACTTTGGTTCTGTTTTTGTTGGTTTTTGGGACCGAAGTAATGATTAATAGGGATAGTTGGGGGCATTAGTATTTAATTGTCAGAGGTGAAATTCTTGGATTTATGAAAGACTAACTTCTGCGAAAGCATCTGCCAAGGATGTTTTCATTAATCAAGAACGAAAGTTAGGGGATCGAAGACGATTAGATACCGTCGTAGTCTTAACCATAAACTATGCCGACTAGGGATCGGTGGATGTTCTTTTTCATGACTCCATCGGCACCTTCCGAGAAATCAAAGTTTTTGGGTTCCGGGGGGAGTATGGTCGCAAGGCTGAAACTTAAAGGAATTGACGGAAGGGCACCACCAGGAGTGGAGCCTGCGGCTTAATTTGACTCAACACGGGGAAACTCACCAGGTCCAGACATAGTAAGGATTGACAGATTGAGAGCTCTTTCTTGATTCTATGGGTGGTGGTGCATGGCCGTTCTTAGTTGGTGGAGTGATCTGTCTGGTTAATTCCGATAACGAACGAGACCTTAACCTGCTAACTAGTCCTACGAACTACTTAAAAAAAGTTCGGCAGTTTTGACTTCTTAGAGGGACTATTGGTGTCTAACCAATGGAAGTTTGAGGCAATAACAGGTCTGTGATGCCCTTAGATGTTCTGGGCCGCACGCGCGCTACACTGACGAAATCAGCGAGTAAAAAAAATTAAAAAATAATACCTTGGCCGGAAGGTCTGGGTAATCTTGTAAAACTTCGTCGTGATGGGGATAGATCCTTGTAATTATGGATCTTCAACGAGGAATTCCTAGTAAGCGTGAGTCATCAGCTCGCGTTGATTACGTCCCTGCCCTTTGTACACACCGCCCGTCGCTGTTTCCGATTGAATGGTTTAGTGAGATCTTCGGACTGACAACATTGGCAAACTGGCAACAGTCGTCACGCTGTTGGAAAGTCGCTCAAACTTGATCATTTAGAGGAAGCAA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TTTGTACTGTGAAACTGCGAATGGCTCATTAAATCAGTTATAGTTTATTTGATAATACCTTACTACTTGGATATCCGTGGTAATTCTAGAGCTAATACATGCTAAAAACCCCGACTTCTGGAAGGGGTGTATTTATTAGATAAAAAACCAATCGAGGCAACTCGTCTACTGGTGAATCATGATAACTATTCGAATCGCATGACTTTGTCGGCGATGGTTCATTCAAATTTCTGCCCTATCAACTTTCGATGGTAGGATAGAGGCCTACCATGGTTTTAACGGGTAACGGAGAATTAGGGTTCGATTCCGGAGAGGGAGCCTGAGAAACGGCTACCACATCCAAGGAAGGCAGCAGGCGCGCAAATTACCCAATCCTGATACAGGGAGGTAGTGACAATAAATAACAATACAGGGCTCTATGAGTCTTGTAATTGGAATGAGTACAATTTACATCTCTTAACGAGAACCAATTGGAGGGCAAGTCTGGTGCCAGCAGCCGCGGTAATTCCAGCTCCAATAGCGTATATTAAAGTTGTTGCAGTTAAAAAGCTCGTAGTTGAATTTTGGGCCTGGTTGGTTGGTCTGCCTTTGGTATGAACTGATCGACTGGGCCTTTCCTTCTGGCGAACTATTGTGCTATTCATTTAGTGCGATAGGGAACCAGGACTTTTACTTTGAAAAAATTAGAGTGTTTAAAGCAGGCTTACGCTTGAATACATTAGCATGGAATAATAGAATAGGACTTTGGTTTTATTTTGTTGGTTTCTAAGACCGAAGTAATGATTAATAGGGATAGTTGGGGGCATTAGTATTTAATCGTCAGAGGTGAAATTCTTGGATTGATTAAAGACTAACTTCTGCGAAAGCATTTGCCAAGGATGTTTTCATTAATCAAGAACGAAAGTTAGGGGATCGAAGACGATCAGATACCGTCGTAGTCTTAACCATAAACTATGCCGACTAGGGATCGGACAGTGTTCATTTATGACCTGTTCGGCACCTTATGAGAAATCAAAGTTTTTAGGTTCCGGGGGGAGTATGGTCGCAAGGCTGAAACTTAAAGGAATTGACGGAAGGGCACCACAAGGAGTGGAGCCTGCGGCTTAATTTGACTCAACACGGGGAAACTCACCAGGTCCAGACATAGTAAGGATTGACAGATTGAGAGCTCTTTCTTGATTCTATGGGTGGTGGTGCATGGCCGTTCTTAGTTGGTGGAGTGATTTGTCTGGTTAATTCCGTTAACGAACGAGACCTTAACCTGCTAAATAGTTGCGATCACTCAGGTGGTTGTTCAACTTCTTAGAGGGACTACGGATGTTTAATTCGTGGAAGTTTGAGGCAATAACAGGTCTGTGATGCCCTTAGATGTTCTGGGCCGCACGCGCGCTACACTGATGAAGGCAACAAGTTTTTTCCTTGGCCGGAAGGTCTGGGTAATCTTTTGAAACTTCATCGTGCTGGGGATAGTCCTTTGCAATTATTGGACTTCAACGAGGAATTCCTAGTAAGCGCGAGTCATCAGCTCGCGTTGATTACGTCCCTGCCCTTTGTACACACCGCCCGTCGCTAGTACCGATTGAATGGCTTAGTGAGACCTCCGGATCAGTGGTTTTTGGATGGCAACATCTGATGACTGCAGAGAAGCTGGTCAAACTTGGTCATTTAGAGGAACTAAAAGTCGTAACAAGGTAACC</text:p>
          </table:table-cell>
          <table:table-cell office:value-type="string" calcext:value-type="string">
            <text:p>d__Eukaryota; p__Chytridiomycota; c__Chytridiomycetes; o__Rhizophydiales; f__uncultured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TTTTGTACTGTGAAACTGCGAATGGCTCATTAAATCAGTTATAGTTTATTTGATAATACCTTACTACTTGGATATCCGTGGTAATTCTAGAGCTAATACATGCTAAAAACCCCGACTTCTGGAAGGGGTGTATTTATTAGATAAAAAACCAATCGAGGCAACTCGTCTACTGGTGAATCATGATAACTATTCGAATCGCATGACTTTGTCGGCGATGGTTCATTCAAATTTCTGCCCTATCAACTTTCGATGGTAGGATAGAGGCCTACCATGGTTTTAACGGGTAACGGAGAATTAGGGTTCGATTCCGGAGAGGGAGCCTGAGAAACGGCTACCACATCCAAGGAAGGCAGCAGGCGCGCAAATTACCCAATCCTGATACAGGGAGGTAGTGACAATAAATAACAATACAGGGCTCTATGAGTCTTGTAATTGGAATGAGTACAATTTACATCTCTTAACGAGAACCAATTGGAGGGCAAGTCTGGTGCCAGCAGCCGCGGTAATTCCAGCTCCAATAGCGTATATTAAAGTTGTTGCAGTTAAAAAGCTCGTAGTTGAATTTTGGGCCTGGTTGGTTGGTCTGCCTTTGGTATGAACTGATCGACTGGGCCTTTCCTTCTGGCGAACTATTGTGCTATTCATTTAGTGCGATAGGGAACCAGGACTTTTACTTTGAAAAAATTAGAGTGTTTAAAGCAGGCTTACGCTTGAATACATTAGCATGGAATAATAGAATAGGACTTTGGTTTTATTTTGTTGGTTTCTAAGACCGAAGTAATGATTAATAGGGATAGTTGGGGGCATTAGTATTTAATCGTCAGAGGTGAAATTCTTGGATTGATTAAAGACTAACTTCTGCGAAAGCATTTGCCAAGGATGTTTTCATTAATCAAGAACGAAAGTTAGGGGATCGAAGACGATCAGATACCGTCGTAGTCTTAACCATAAACTATGCCGACTAGGGATCGGACAGTGTTCATTTATGACCTGTTCGGCACCTTATGAGAAATCAAAGTTTTTAGGTTCCGGGGGGAGTATGGTCGCAAGGCTGAAACTTAAAGGAATTGACGGAAGGGCACCACAAGGAGTGGAGCCTGCGGCTTAATTTGACTCAACACGGGGAAACTCACCAGGTCCAGACATAGTAAGGATTGACAGATTGAGAGCTCTTTCTTGATTCTATGGGTGGTGGTGCATGGCCGTTCTTAGTTGGTGGAGTGATTTGTCTGGTTAATTCCGTTAACGAACGAGACCTTAACCTGCTAAATAGTTGCGATCACTCAGGTGGTTGTTCAACTTCTTAGAGGGACTACGGATGTTTAATTCGTGGAAGTTTGAGGCAATAACAGGTCTGTGATGCCCTTAGATGTTCTGGGCCGCACGCGCGCTACACTGATGAAGGCAACAAGTTTTTTCCTTGGCCGGAAGGTCTGGGTAATCTTTTGAAACTTCATCGTGCTGGGGATAGTCCTTTGCAATTATTGGACTTCAACGAGGAATTCCTAGTAAGCGCGAGTCATCAGCTCGCGTTGATTACGTCCCTGCCCTTTGTACACACCGCCCGTCGCTAGTACCGATTGAATGGCTTAGTGAGACCTCCGGATCAGTGGTTTTTGGATGGCAACATCTGATGACTGCAGAGAAGCTGGTCAAACTTGGTCATTTAGAGGAACTAAAAGTCGTAACAAGGTAACC</text:p>
          </table:table-cell>
          <table:table-cell office:value-type="string" calcext:value-type="string">
            <text:p>3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TTGTACTGTGAAACTGCGAATGGCTCATTACATCAGTTATAGTTTATTTGATAGTACCTTACTACTTGGATACCCGTGGTAATTCTAGAGCTAATACATGCGGCCAATCCCGACTTCCGGAAGGGATGTATTTATTAGATCCAAAACCATCCGGGGCGACCCGTTTTTGGTGATTCATGATAACTGCTCGAATCGTACGACTTTAGGTCGACGATGGTTCATTCAAATTTCTGCCCTATCAACTTTCGATGGTAGGATAGAGGCCTACCATGGTTGTCACGGGTAACGGAGAATTAGGGTTCGATTCCGGAGAGGGAGCCTGAGAAATGGCTACCACATCTAAGGAAGGCAGCAGGCGCGCAAATTACCCAATCCTGACACAGGGAGGTAGTGACAAGAAATAACAATACAGGGCCTACACGGTCTTGTAATTGGAATGAGTACAATTTAAATCCCTTAACGAGGAACCATTGGAGGGCAAGTCTGGTGCCAGCAGCCGCGGTAATTCCAGCTCCAATAGCGTATATTAAAGTTGTTGCAGTTAAAAAGCTCGTAGTTGGATTTTGGGCGCGGTCGCGCGGTCTGCCGCAAGGCGTGCACTGCGCGTCGGCGCCTTCCTTCTGGAGCCGGCGCGTGCCCTTGAGTGGGTGTGCGGCGGATTCAGGACGTTTACTGTGAAAAAATTAGAGTGTTTAAAGCAGGCCTGTGCTTGAATACATTAGCATGGAATAATGAAATAGGACTTTGGTCCTGTTTTGTTGGTTTCTTGGACCGAGGTAATGATTAATAGGGATAGTTGGGGGCATTCGTATTTCATTGTCAGAGGTGAAATTCTTGGATTTATGAAAGACGAACTTCTGCGAAAGCATTTGCCAAGGATGTTTTCATTAATCAAGAACGAAAGTTAGGGGATCGAAGACGATCAGATACCGTCGTAGTCTTAACCATAAACTATGCCGACTAGGGATCAGTGGATGTTAACCCGACTCCATTGGCACCTTCCGAGAAATCAAAGTCTTTGGGTTCCGGGGGGAGTATGGTCGCAAGGCTGAAACTTAAAGGAATTGACGGAAGGGCACCACCAGGAGTGGAGCCTGCGGCTTAATTTGACTCAACACGGGGAAACTCACCAGGTCCAGACATGGGAAGGATTGACAGATTGAGAGCTCTTTCTTGATTCTATGGGTGGTGGTGCATGGCCGTTCTTAGTTGGTGGAGTGATTTGTCTGGTTAATTCCGATAACGAACGAGACCTTAACCTGCTAACTAGCTACGCGAACCGTGGTTCGCGGCCAGCTTCTTAGAGGGACTTTCGGTGTTCAACCGAAGGAAGTTTGAGGCAATAACAGGTCTGTGATGCCCTTAGATGTTCTGGGCTGCACGCGCGCTACACTGATGAAGCCAGCGAGTGCTTCCTTGGCCGGAAGGCCTGGGGAATCTTGCCAAACTTCATCGTGCTGGGGATAGATCCTTGCAATTATTGATCTTCAACGAGGAATTCCTAGTAAGCGCGAGTCATCAGCTCGCGTTGATTACGTCCCTGCCCTTTGTACACACCGCCCGTCGCTACTACCGATTGAATGGTTTAGTGAGATCTCCGGACTGCCGCCCGGCTGCTGGCGACAGCGGCGGGGCGGCGGGAAGCTGCTCAAACTTGATCATTTAGAGGAAGTAAAAGTCGTAACAAGGTTTCC</text:p>
          </table:table-cell>
          <table:table-cell office:value-type="string" calcext:value-type="string">
            <text:p>d__Eukaryota; p__Chytridiomycota; c__Chytridiomycetes; o__Spizellomycet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ACTTGTACTGTGAAACTGCGAATGGCTCATTACATCAGTTATAGTTTATTTGATAGTACCTTACTACTTGGATACCCGTGGTAATTCTAGAGCTAATACATGCGGCCAATCCCGACTTCCGGAAGGGATGTATTTATTAGATCCAAAACCATCCGGGGCGACCCGTTTTTGGTGATTCATGATAACTGCTCGAATCGTACGACTTTAGGTCGACGATGGTTCATTCAAATTTCTGCCCTATCAACTTTCGATGGTAGGATAGAGGCCTACCATGGTTGTCACGGGTAACGGAGAATTAGGGTTCGATTCCGGAGAGGGAGCCTGAGAAATGGCTACCACATCTAAGGAAGGCAGCAGGCGCGCAAATTACCCAATCCTGACACAGGGAGGTAGTGACAAGAAATAACAATACAGGGCCTACACGGTCTTGTAATTGGAATGAGTACAATTTAAATCCCTTAACGAGGAACCATTGGAGGGCAAGTCTGGTGCCAGCAGCCGCGGTAATTCCAGCTCCAATAGCGTATATTAAAGTTGTTGCAGTTAAAAAGCTCGTAGTTGGATTTTGGGCGCGGTCGCGCGGTCTGCCGCAAGGCGTGCACTGCGCGTCGGCGCCTTCCTTCTGGAGCCGGCGCGTGCCCTTGAGTGGGTGTGCGGCGGATTCAGGACGTTTACTGTGAAAAAATTAGAGTGTTTAAAGCAGGCCTGTGCTTGAATACATTAGCATGGAATAATGAAATAGGACTTTGGTCCTGTTTTGTTGGTTTCTTGGACCGAGGTAATGATTAATAGGGATAGTTGGGGGCATTCGTATTTCATTGTCAGAGGTGAAATTCTTGGATTTATGAAAGACGAACTTCTGCGAAAGCATTTGCCAAGGATGTTTTCATTAATCAAGAACGAAAGTTAGGGGATCGAAGACGATCAGATACCGTCGTAGTCTTAACCATAAACTATGCCGACTAGGGATCAGTGGATGTTAACCCGACTCCATTGGCACCTTCCGAGAAATCAAAGTCTTTGGGTTCCGGGGGGAGTATGGTCGCAAGGCTGAAACTTAAAGGAATTGACGGAAGGGCACCACCAGGAGTGGAGCCTGCGGCTTAATTTGACTCAACACGGGGAAACTCACCAGGTCCAGACATGGGAAGGATTGACAGATTGAGAGCTCTTTCTTGATTCTATGGGTGGTGGTGCATGGCCGTTCTTAGTTGGTGGAGTGATTTGTCTGGTTAATTCCGATAACGAACGAGACCTTAACCTGCTAACTAGCTACGCGAACCGTGGTTCGCGGCCAGCTTCTTAGAGGGACTTTCGGTGTTCAACCGAAGGAAGTTTGAGGCAATAACAGGTCTGTGATGCCCTTAGATGTTCTGGGCTGCACGCGCGCTACACTGATGAAGCCAGCGAGTGCTTCCTTGGCCGGAAGGCCTGGGGAATCTTGCCAAACTTCATCGTGCTGGGGATAGATCCTTGCAATTATTGATCTTCAACGAGGAATTCCTAGTAAGCGCGAGTCATCAGCTCGCGTTGATTACGTCCCTGCCCTTTGTACACACCGCCCGTCGCTACTACCGATTGAATGGTTTAGTGAGATCTCCGGACTGCCGCCCGGCTGCTGGCGACAGCGGCGGGGCGGCGGGAAGCTGCTCAAACTTGATCATTTAGAGGAAGTAA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TAGATTAAGCCATGCATGTCTAAGTATAAACAATTCTATACGTGTGAAACTGCGAATGGCTCATTAAATCAGTTATAGTTTATTTGATGGTACCTTACTACTTGGATAACCGTGGTAATTCTAGAGCTAATACATGCACAACAGCCCTGACTTCTGGAAAGGGTGTATTTATTAGATAAAAAACCAACGCGGGCAACCGCTTTTTTGGTGAATCATTTTAACTTTGCGAATCGCATGGCCTTTGTGCCGGCGATGCTTCATTCAAATATCTGCCCTATCAACTCAAGTTGGTACAGTAGTGGTCTACCATGGTTATGACGGGTAACGGGGAATTAGGGTTCGATTCCGGAGAGGGAGCCTGAGAAATGGCTACCACATCCAAGGAAGGCAGCAGGCGCGCAAATTACCCAATCCTGACACAGGGAGGTAGTGACAATAAATAACAATACAGGGCTCTTACGAGTCTTGTAATTGGAATGGGAACAAGTTAAATCTCTTATCGAGTAACAATTGGAGGGCAAGTCTGGTGCCAGCAGCCGCGGTAATTCCAGCTCCAATAGCGTATATTAAAGTTGTTGCAGTTAAAAAGCTCGTAGTTGGATTTTGGGCTCGGCTGGCTTGGTCCGCCTCGCGGTGTGTACTAGTTGGTCGGGTCTTTCCTCTTGAGGAGCCGGTGTGTCCTTTACTGGGTGTGCCGGGGAATCAAGACTTTTACTTTGAAAAAATTAGAGTGTTTAAAGCAGGCGTGTGCTTGAATACATTAGCATGGAATAATAGAATAGGACTTTGGTTCTATTTTGTTGGTTTCTAGGACCGAAGTAATGATTAATAGGGATAGTTGGGGGCATTAGTATTTGATTGTCAGAGGTGAAATTCTTGGATTTATTAAAGACTAACTTCTGCGAAAGCATTTGCCAAGGATGTTTTCATTAATCAAGAACGAAAGTTAGGGGATCGAAGACGATCAGATACCGTCGTAGTCTTAACCATAAACTATGCCGACTAGGGATCGGCGGATGTTAACTTTATGACTCCGTCGGCACCTTACGAGAAATCAAAGTTTTTGGGTTCTGGGGGGAGTATGGTCGCAAGGCTGAAACTTAAAGGAATTGACGGAAGGGCACCACCAGAAGTGGAGCCTGCGGCTTAATTTGACTCAACACGGGAAAACTCACCAGGTCCAGACATAGCTAGGATTGACAGATTGAGAGCTCTTTCTTGATTCTATGGGTGGTGGTGCATGGCCGTTCTTAGTTGGTGGAGTGATTTGTCTGGTTAATTCCGTTAACGAACGAGACCTTAACCTGCTAACTAGTCACACGAACCAAGGTTCGTGGCCGACTTCTTAGAGGGACTGTTGGTGTTTAACCAATGGAAGTTTGAGGCAATAACAGGTCTGTGATGCCCTTAGATGTTCTGGGCCGCACGCGCGCTACACTGACGAAGTCAGCGAGTTTATAACCTTGATCGGAAGGTCTGGGTAATCTTGTGAAACTTCGTCGTGCTGGGGATTGACCATTGCAATTATTGGTCATGAACGAGGAATTTCTAGTAGGCACGAGTCATCAGCTCGTGCCGATTACGTCCCTGCCCTTTGTACACACCGCCCGTCGCTGTTTCCGATTGAATGGCTTAGTGAGGCCTTCGGATTGACGCTAAGGTTCTGGCAACAGAACCATGGTGTTGAGAAGTTGGTCAAACTTGGTCATTTAGAGGAAGCAAAAGTCGTAACAAGGTTTCC</text:p>
          </table:table-cell>
          <table:table-cell office:value-type="string" calcext:value-type="string">
            <text:p>d__Eukaryota; p__Chytridiomycota; c__Chytridiomycetes; o__Spizellomycet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TAGATTAAGCCATGCATGTCTAAGTATAAACAATTCTATACGTGTGAAACTGCGAATGGCTCATTAAATCAGTTATAGTTTATTTGATGGTACCTTACTACTTGGATAACCGTGGTAATTCTAGAGCTAATACATGCACAACAGCCCTGACTTCTGGAAAGGGTGTATTTATTAGATAAAAAACCAACGCGGGCAACCGCTTTTTTGGTGAATCATTTTAACTTTGCGAATCGCATGGCCTTTGTGCCGGCGATGCTTCATTCAAATATCTGCCCTATCAACTCAAGTTGGTACAGTAGTGGTCTACCATGGTTATGACGGGTAACGGGGAATTAGGGTTCGATTCCGGAGAGGGAGCCTGAGAAATGGCTACCACATCCAAGGAAGGCAGCAGGCGCGCAAATTACCCAATCCTGACACAGGGAGGTAGTGACAATAAATAACAATACAGGGCTCTTACGAGTCTTGTAATTGGAATGGGAACAAGTTAAATCTCTTATCGAGTAACAATTGGAGGGCAAGTCTGGTGCCAGCAGCCGCGGTAATTCCAGCTCCAATAGCGTATATTAAAGTTGTTGCAGTTAAAAAGCTCGTAGTTGGATTTTGGGCTCGGCTGGCTTGGTCCGCCTCGCGGTGTGTACTAGTTGGTCGGGTCTTTCCTCTTGAGGAGCCGGTGTGTCCTTTACTGGGTGTGCCGGGGAATCAAGACTTTTACTTTGAAAAAATTAGAGTGTTTAAAGCAGGCGTGTGCTTGAATACATTAGCATGGAATAATAGAATAGGACTTTGGTTCTATTTTGTTGGTTTCTAGGACCGAAGTAATGATTAATAGGGATAGTTGGGGGCATTAGTATTTGATTGTCAGAGGTGAAATTCTTGGATTTATTAAAGACTAACTTCTGCGAAAGCATTTGCCAAGGATGTTTTCATTAATCAAGAACGAAAGTTAGGGGATCGAAGACGATCAGATACCGTCGTAGTCTTAACCATAAACTATGCCGACTAGGGATCGGCGGATGTTAACTTTATGACTCCGTCGGCACCTTACGAGAAATCAAAGTTTTTGGGTTCTGGGGGGAGTATGGTCGCAAGGCTGAAACTTAAAGGAATTGACGGAAGGGCACCACCAGAAGTGGAGCCTGCGGCTTAATTTGACTCAACACGGGAAAACTCACCAGGTCCAGACATAGCTAGGATTGACAGATTGAGAGCTCTTTCTTGATTCTATGGGTGGTGGTGCATGGCCGTTCTTAGTTGGTGGAGTGATTTGTCTGGTTAATTCCGTTAACGAACGAGACCTTAACCTGCTAACTAGTCACACGAACCAAGGTTCGTGGCCGACTTCTTAGAGGGACTGTTGGTGTTTAACCAATGGAAGTTTGAGGCAATAACAGGTCTGTGATGCCCTTAGATGTTCTGGGCCGCACGCGCGCTACACTGACGAAGTCAGCGAGTTTATAACCTTGATCGGAAGGTCTGGGTAATCTTGTGAAACTTCGTCGTGCTGGGGATTGACCATTGCAATTATTGGTCATGAACGAGGAATTTCTAGTAGGCACGAGTCATCAGCTCGTGCCGATTACGTCCCTGCCCTTTGTACACACCGCCCGTCGCTGTTTCCGATTGAATGGCTTAGTGAGGCCTTCGGATTGACGCTAAGGTTCTGGCAACAGAACCATGGTGTTGAGAAGTTGGTCAAACTTGGTCATTTAGAGGAAGC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GTACTGTGAAACTGCGAATGGCTCATTAAATCAGTTATAGTTTATTTGATAATACCTTACTACTTGGATAACCGTGGTAATTCTAGAGCTAATACATGCTAAAAATCCCGACTTCTGGAAGGGATGTATTTATTAGATAAAAAACCAACCCGGGCAACCGGTTTTTTGGTGATTCATGATAACTTTTCGAATCGTATGGCCTTGTGCCGACGATGGTTCATTCAAATTTCTGCCCTATCAACTTTCGATGGTAGGATAGAGGCCTACCATGGTTTTAACGGGTAACGGAGAATTAGGGTTCGATTCCGGAGAGGGAGCCTGAGAAACGGCTACCACATCCAAGGAAGGCAGCAGGCGCGCAAATTACCCAATCCTGACACAGGGAGGTAGTGACAATAAATAACAATACAGGGCTCTATGAGTCTTGTAATTGGAATGAGTACAATTTAAATCCCTTAACGAGGAACAATTGGAGGGCAAGTCTGGTGCCAGCAGCCGCGGTAATTCCAGCTCCAATAGCGTATATTAAAGTTGTTGCAGTTAAAAAGCTCGTAGTTGAATTTTGGACCTGGCTGGGTGGTCTGGCCGACAGGTTTCAGCACTACTCTGGCCGGGTCTTTCCTTCTGGGGAACCTGTGTGCGCTTAATTGAGTGCGCAGGGGATCCAGGACTTTTACTTTGAAAAAATTAGAGTGTTTAAAGCAGGCGTACGCTTGAATACATTAGCATGGAATAATAGAATAGGACTTTGGTTCTATTTTGTTGGTTTCTAGGACCGAAGTAATGATTAATAGGGACAGTTGGGGGCATTAGTATTTAATTGTCAGAGGTGAAATTCTTGGATTTATTAAAGACTAACTTCTGCGAAAGCATTTGCCAAGGATGTTTTCATTAATCAAGAACGAAAGTTAGGGGATCGAAGACGATCAGATACCGTCGTAGTCTTAACCATAAACTATGCCGACTAGGGATCGGACGACGTTACATAATTGACTCGTTCGGCACCTTATGAGAAATCAAAGTTTTTGGGTTCCGGGGGGAGTATGGTCGCAAGGCTGAAACTTAAAGGAATTGACGGAAGGGCACCACCAGGAGTGGAGCCTGCGGCTTAATTTGACTCAACACGGGAAAACTCACCAGGTCCAGACATAGTAAGGATTGACAGATTGAGAGCTCTTTCTTGATTCTATGGGTGGTGGTGCATGGCCGTTCTTAGTTGGTGGAGTGATTTGTCTGGTTAATTCCGTTAACGAACGAGACCTTAACCTGCTAAATAGTTGTGTTAACTAGCGTTGACAGATAACTTCTTAGAGGGACTGTGGATGTTTAATCCACGGAAGTTTGAGGCAATAACAGGTCTGTGATGCCCTTAGATGTTCTGGGCCGCACGCGCGCTACACTGATGAAGGCAACAAGTAATTCACCTTGGCCGGAAGGTCTGGGTAATCTTTTGAAACTTCATCGTGCTGGGGATTGTCCATTGCAATTATTGGACATCAACGAGGAATTCCTAGTAAGCGTGAGTCATCAGCTCGCGTTGATTACGTCCCTGCCCTTTGTACACACCGCCCGTCGCTACTACCGATTGAATGGCTTAGTGAGTCCTCCGGATTGGAAGCTATGTTCCGGCAACGGCACGCAGCTTTCGAGAAGTTGGGCAAACTTGGTCATTTAGAGGAAGTAAAAGTCGTAACAAGGTAACC</text:p>
          </table:table-cell>
          <table:table-cell office:value-type="string" calcext:value-type="string">
            <text:p>d__Eukaryota; p__Chytridiomycota; c__Chytridiomycetes; o__Spizellomycetales; f__Powellomycet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ATTTGTACTGTGAAACTGCGAATGGCTCATTAAATCAGTTATAGTTTATTTGATAATACCTTACTACTTGGATAACCGTGGTAATTCTAGAGCTAATACATGCTAAAAATCCCGACTTCTGGAAGGGATGTATTTATTAGATAAAAAACCAACCCGGGCAACCGGTTTTTTGGTGATTCATGATAACTTTTCGAATCGTATGGCCTTGTGCCGACGATGGTTCATTCAAATTTCTGCCCTATCAACTTTCGATGGTAGGATAGAGGCCTACCATGGTTTTAACGGGTAACGGAGAATTAGGGTTCGATTCCGGAGAGGGAGCCTGAGAAACGGCTACCACATCCAAGGAAGGCAGCAGGCGCGCAAATTACCCAATCCTGACACAGGGAGGTAGTGACAATAAATAACAATACAGGGCTCTATGAGTCTTGTAATTGGAATGAGTACAATTTAAATCCCTTAACGAGGAACAATTGGAGGGCAAGTCTGGTGCCAGCAGCCGCGGTAATTCCAGCTCCAATAGCGTATATTAAAGTTGTTGCAGTTAAAAAGCTCGTAGTTGAATTTTGGACCTGGCTGGGTGGTCTGGCCGACAGGTTTCAGCACTACTCTGGCCGGGTCTTTCCTTCTGGGGAACCTGTGTGCGCTTAATTGAGTGCGCAGGGGATCCAGGACTTTTACTTTGAAAAAATTAGAGTGTTTAAAGCAGGCGTACGCTTGAATACATTAGCATGGAATAATAGAATAGGACTTTGGTTCTATTTTGTTGGTTTCTAGGACCGAAGTAATGATTAATAGGGACAGTTGGGGGCATTAGTATTTAATTGTCAGAGGTGAAATTCTTGGATTTATTAAAGACTAACTTCTGCGAAAGCATTTGCCAAGGATGTTTTCATTAATCAAGAACGAAAGTTAGGGGATCGAAGACGATCAGATACCGTCGTAGTCTTAACCATAAACTATGCCGACTAGGGATCGGACGACGTTACATAATTGACTCGTTCGGCACCTTATGAGAAATCAAAGTTTTTGGGTTCCGGGGGGAGTATGGTCGCAAGGCTGAAACTTAAAGGAATTGACGGAAGGGCACCACCAGGAGTGGAGCCTGCGGCTTAATTTGACTCAACACGGGAAAACTCACCAGGTCCAGACATAGTAAGGATTGACAGATTGAGAGCTCTTTCTTGATTCTATGGGTGGTGGTGCATGGCCGTTCTTAGTTGGTGGAGTGATTTGTCTGGTTAATTCCGTTAACGAACGAGACCTTAACCTGCTAAATAGTTGTGTTAACTAGCGTTGACAGATAACTTCTTAGAGGGACTGTGGATGTTTAATCCACGGAAGTTTGAGGCAATAACAGGTCTGTGATGCCCTTAGATGTTCTGGGCCGCACGCGCGCTACACTGATGAAGGCAACAAGTAATTCACCTTGGCCGGAAGGTCTGGGTAATCTTTTGAAACTTCATCGTGCTGGGGATTGTCCATTGCAATTATTGGACATCAACGAGGAATTCCTAGTAAGCGTGAGTCATCAGCTCGCGTTGATTACGTCCCTGCCCTTTGTACACACCGCCCGTCGCTACTACCGATTGAATGGCTTAGTGAGTCCTCCGGATTGGAAGCTATGTTCCGGCAACGGCACGCAGCTTTCGAGAAGTTGGGCAAACTTGGTCATTTAGAGGAAGTAAAAGTCGTAACAAGGTAACC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ATATTATACAGTGAAACTGCGAATGGCTCATTAAAACAGTTATAGTTTATTCGATAATTTCTCCTACATGGATAACCGTAGTAATTCTAGAGCTAATACATGCTGTCAAACCTGACTTCGCGGAAGGGTTGTATTTATTAGATATAAACCAATACCTTCGGGTGTTGTGATGATTCATAGTAACTGAGCGAATCGCAGTTGTACTGCGATAGATCGTTCAAGTTTCTGCCCTATCAGCTTTCGATGGTAGTGTATTGGACTACCATGGCAGTCACGGGTAACGGGGAATTAGGGTTCGATTCCGGAGAGGGAGCCTGAGAAATGGCTACCACTTCTAAGGAAGGCAGCAGGCGCGTAAATTACCCAATCCTGATTCAGGGAGGTAGTGACAAGAAATAACAACTCGGGTCCCTCACGGGACTGCGAGATTGCAATGAGAACAATTTAAACCACTTATCAAGGAACAATTGGAGGGCAAGTCTGGTGCCAGCAGCCGCGGTAATTCCAGCTCCAATAGCGTATATTAAAGTTGTTGCAGTTAAAAAGCTCGTAGTTGAATTTCTGGCCAGTCTTGCACTGTGCAGTTTGCCGGTGTTGGGCTTGGTCATCCGTAGGGGAAACTAGTTCGGCCTTCACTGGTCGGCTAGCGGAACCTACAATTTACTGTGAAAAAATTAGAGTGTTTCAGGCAGGCAATCGCTTGGATACTCCAGCATGGAATAATGGAATAGGACTTTGGTCTATTTGTTGGTTTGAGATCAAAGTAATGATTAATAGGGACAGTTGGGGGCATTCGTATTTAATTGTCAGAGGTGAAATTCTTGGATTTATTAAAGACGAACTTATGCGAAAGCATTTGCCAAGGATGTTTTCATTAATCAAGAACGAAAGTTAGGGGATCAAAGACGATCAGATACCGTCGTAGTCTTAACCATAAACTATACCGACTAGGGATCAGTAGGGTCTTCTAAGCCCTATTGGCACCTTATGAGAAATCAAAGTCTTTGGGTTCTGGGGGGAGTATGGTCGCAAGGCTGAAACTTAAAGGAATTGACGGAAGGGCACCACCAGGAGTGGAGCCTGCGGCTTAATTTGACTCAACACGGGGAAACTTACCAGGTCCAGACATAGTTAGGATTGACAGATTGAGAGCTCTTTCTTGATTCTATGGGTGGTGGTGCATGGCCGTTCTTAGTTGGTGGAGTGATTTGTCTGGTTAATTCCGTTAACGAACGAGACCTTAACCTGCTAACTAGTTGCCCTTATCCACATAGGGGTTAACTTCTTAGAGGGACTTTGTGTGCAAGCACAAGGAAGTTTGAGGCAATAACAGGTCTGTGATGCCCTTAGATGTCCTGGGCCGCACGCGCGCTACACTGATACGTGCAACAAGTTCTATCCTGGGCCGGAAGGTTTCGGGTAATCTTGACAATGCGTATCGTGATAGGGATAGATCTTTGCAATTATAGATCTTGAACGAGGAATTCCTAGTAAGCATAAGTCATCAGCTTGTGCTGATTACGTCCCTGCCCTTTGTACACACCGCCCGTCGCTCCTACCGATTTTGAGTGATCCGGTGAACCTTCTGGACTGTGTCTGGGCTCGACTCAGAC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ATATTATACAGTGAAACTGCGAATGGCTCATTAAAACAGTTATAGTTTATTCGATAATTTCTCCTACATGGATAACCGTAGTAATTCTAGAGCTAATACATGCTGTCAAACCTGACTTCGCGGAAGGGTTGTATTTATTAGATATAAACCAATACCTTCGGGTGTTGTGATGATTCATAGTAACTGAGCGAATCGCAGTTGTACTGCGATAGATCGTTCAAGTTTCTGCCCTATCAGCTTTCGATGGTAGTGTATTGGACTACCATGGCAGTCACGGGTAACGGGGAATTAGGGTTCGATTCCGGAGAGGGAGCCTGAGAAATGGCTACCACTTCTAAGGAAGGCAGCAGGCGCGTAAATTACCCAATCCTGATTCAGGGAGGTAGTGACAAGAAATAACAACTCGGGTCCCTCACGGGACTGCGAGATTGCAATGAGAACAATTTAAACCACTTATCAAGGAACAATTGGAGGGCAAGTCTGGTGCCAGCAGCCGCGGTAATTCCAGCTCCAATAGCGTATATTAAAGTTGTTGCAGTTAAAAAGCTCGTAGTTGAATTTCTGGCCAGTCTTGCACTGTGCAGTTTGCCGGTGTTGGGCTTGGTCATCCGTAGGGGAAACTAGTTCGGCCTTCACTGGTCGGCTAGCGGAACCTACAATTTACTGTGAAAAAATTAGAGTGTTTCAGGCAGGCAATCGCTTGGATACTCCAGCATGGAATAATGGAATAGGACTTTGGTCTATTTGTTGGTTTGAGATCAAAGTAATGATTAATAGGGACAGTTGGGGGCATTCGTATTTAATTGTCAGAGGTGAAATTCTTGGATTTATTAAAGACGAACTTATGCGAAAGCATTTGCCAAGGATGTTTTCATTAATCAAGAACGAAAGTTAGGGGATCAAAGACGATCAGATACCGTCGTAGTCTTAACCATAAACTATACCGACTAGGGATCAGTAGGGTCTTCTAAGCCCTATTGGCACCTTATGAGAAATCAAAGTCTTTGGGTTCTGGGGGGAGTATGGTCGCAAGGCTGAAACTTAAAGGAATTGACGGAAGGGCACCACCAGGAGTGGAGCCTGCGGCTTAATTTGACTCAACACGGGGAAACTTACCAGGTCCAGACATAGTTAGGATTGACAGATTGAGAGCTCTTTCTTGATTCTATGGGTGGTGGTGCATGGCCGTTCTTAGTTGGTGGAGTGATTTGTCTGGTTAATTCCGTTAACGAACGAGACCTTAACCTGCTAACTAGTTGCCCTTATCCACATAGGGGTTAACTTCTTAGAGGGACTTTGTGTGCAAGCACAAGGAAGTTTGAGGCAATAACAGGTCTGTGATGCCCTTAGATGTCCTGGGCCGCACGCGCGCTACACTGATACGTGCAACAAGTTCTATCCTGGGCCGGAAGGTTTCGGGTAATCTTGACAATGCGTATCGTGATAGGGATAGATCTTTGCAATTATAGATCTTGAACGAGGAATTCCTAGTAAGCATAAGTCATCAGCTTGTGCTGATTACGTCCCTGCCCTTTGTACACACCGCCCGTCGCTCCTACCGATTTTGAGTGATCCGGTGAACCTTCTGGACTGTGTCTGGGCTCGACTCAGACGTGGGAAGTTAA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ATATTATACAGTGAAACTGCGAATGGCTCATTAAAACAGTTATAGTTTATTCGATTATTTCTCCTACATGGATAACCGTAGTAATTCTAGAGCTAATACATGCTGTCAAACCTGACTTCGTGGAAGGGTTGTATTTATTAGATATAAAACCAATACTCCTTCACGGGAGTGTTGTGATGATTCATAATAACTGAGCGGATCGCGGCCATGCCGCGATGAATCGTTCAAGTTTCTGCCCTATCAGCTTTCGATGGTAGTGTATTGGACTACCATGGCGATCACGGGTAACGGGGAATTAGGGTTCGATTCCGGAGAGGGAGCCTGAGAAATGGCTACCACATCTAAGGAAGGCAGCAGGCGCGTAAATTACCCAATCCTAATTCAGGGAGGTAGTGACAAGAAATAACAACTCGGGCCTCACACGAGGTTACGAGATTGCAATGAGAACAATTTAAACCACTTATCGAGCAACAATTGGAGGGCAAGTCTGGTGCCAGCAGCCGCGGTAATTCCAGCTCCAATAGCGTATATTAAAGTTGTTGCAGTTAAAAAGCTCGTAGTTGAATCTCTGGCCGGTGCTGTTCTTGGCTCTTGAGTCGGTTCAGCGCTTGGCCATCCGTATGGGAAGCCAGCTCGGCCTTCAGTGGTCGGCTGGTGGACCATACACTTTACTTTGAAAAAATTAGAGTGTTTCAGGCAGGCAATTGCTTGGATACTACAGCATGGAATAATGGAATAGGACTTTGACCTATTTGTTGGTTTCTTCGAGGTCAAAGTAATGATTAATAGGGACAGTTGGGGGCATTCGTATTTAATTGTCAGAGGTGAAATTCTTGGATTTATTAAAGACGAACTTATGCGAAAGCATTTGCCAAGGATGTTTTCATTAATCAAGAACGAAAGTTAGGGGATCAAAGACGATCAGATACCGTCCTAGTCTTAACCATAAACTATACCGACTAGGGATTGGTGGAGTCTTCTAAGCTC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TACCCTTATGTAAATAGGGGGTTTAACTTCTTAGAGGGACTTTGTGTGCAAGCACAAGGAAGTTTGAGGCAATAACAGGTCTGTGATGCCCTTAGATGTCCTGGGCCGCACGCGCGCTACACTGACACATGCAACAAGTTTATTTTCCTGACTCGGAAGGGTTCGGGTAATCTTGTATAATGTGTGTCGTGCTAGGGATAGATCTTTGAAATTATAGATCTTGAACGAGGAATTCCTAGTAAGCATAAGTCATCAGCTTGTGCTGATTACGTCCCTGCCCTTTGTACACACCGCCCGTCGCTCCTACCGATTTTGAGTGATCCGGTGAACCTTCTGGACTGTGGCTGGGCTTGACTCAGTC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ATATTATACAGTGAAACTGCGAATGGCTCATTAAAACAGTTATAGTTTATTCGATTATTTCTCCTACATGGATAACCGTAGTAATTCTAGAGCTAATACATGCTGTCAAACCTGACTTCGTGGAAGGGTTGTATTTATTAGATATAAAACCAATACTCCTTCACGGGAGTGTTGTGATGATTCATAATAACTGAGCGGATCGCGGCCATGCCGCGATGAATCGTTCAAGTTTCTGCCCTATCAGCTTTCGATGGTAGTGTATTGGACTACCATGGCGATCACGGGTAACGGGGAATTAGGGTTCGATTCCGGAGAGGGAGCCTGAGAAATGGCTACCACATCTAAGGAAGGCAGCAGGCGCGTAAATTACCCAATCCTAATTCAGGGAGGTAGTGACAAGAAATAACAACTCGGGCCTCACACGAGGTTACGAGATTGCAATGAGAACAATTTAAACCACTTATCGAGCAACAATTGGAGGGCAAGTCTGGTGCCAGCAGCCGCGGTAATTCCAGCTCCAATAGCGTATATTAAAGTTGTTGCAGTTAAAAAGCTCGTAGTTGAATCTCTGGCCGGTGCTGTTCTTGGCTCTTGAGTCGGTTCAGCGCTTGGCCATCCGTATGGGAAGCCAGCTCGGCCTTCAGTGGTCGGCTGGTGGACCATACACTTTACTTTGAAAAAATTAGAGTGTTTCAGGCAGGCAATTGCTTGGATACTACAGCATGGAATAATGGAATAGGACTTTGACCTATTTGTTGGTTTCTTCGAGGTCAAAGTAATGATTAATAGGGACAGTTGGGGGCATTCGTATTTAATTGTCAGAGGTGAAATTCTTGGATTTATTAAAGACGAACTTATGCGAAAGCATTTGCCAAGGATGTTTTCATTAATCAAGAACGAAAGTTAGGGGATCAAAGACGATCAGATACCGTCCTAGTCTTAACCATAAACTATACCGACTAGGGATTGGTGGAGTCTTCTAAGCTC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TACCCTTATGTAAATAGGGGGTTTAACTTCTTAGAGGGACTTTGTGTGCAAGCACAAGGAAGTTTGAGGCAATAACAGGTCTGTGATGCCCTTAGATGTCCTGGGCCGCACGCGCGCTACACTGACACATGCAACAAGTTTATTTTCCTGACTCGGAAGGGTTCGGGTAATCTTGTATAATGTGTGTCGTGCTAGGGATAGATCTTTGAAATTATAGATCTTGAACGAGGAATTCCTAGTAAGCATAAGTCATCAGCTTGTGCTGATTACGTCCCTGCCCTTTGTACACACCGCCCGTCGCTCCTACCGATTTTGAGTGATCCGGTGAACCTTCTGGACTGTGGCTGGGCTTGACTCAGTCGTGGGAAGTTAAGTAAACCT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ATCGTATACAGTAAAACTGCGAATGGCTCATTAAAACAGTTATAGTTTATTCGATAATTTTCCTACATGGATAACCGTAGTAATTCTAGAGCTAATACATGCTGTCATACCTGACTTCGCGGAAAGGTTGTATTTATTAGATATAAACCGATACCTTCGGGTGTTGTGATGATTCATAATAACTGAGCGAATCGAGGTCGTACCTCGATAGATCGTTCGAGTTTCTGCCCTATCAGCTTTCGATGGTAGTGTATTGGACTACCATGGCAGTCACGGGTAACGGGGAATTAGGGTTCGATTCCGGAGAGGGAGCCTGAGAAACGGCTACCACTTCTAAGGAAGGCAGCAGGCGCGTAAATTACCCAATCCTGATTCAGGGAGGTAGTGACAAGAAATAACAACTCGGATCCCTCTGGGATTGCGAGATTGCAATGAGAACAATTTAAACCACTTATCCAGTAACAATTGGAGGGCAAGTCTGGTGCCAGCAGCCGCGGTAATTCCAGCTCCAATAGCGTATATTAAAGTTGTTGCAGTTAAAAAGCTCGTAGTTGAATTTCTGGCCAATCTCATGCTGCGCTTCTAGCCGGTATGAGGTTTGGTCATCCGTAAGGGAAGCTAGTACGAACTTCAATGGTCGGCTAGGGGAACTTACAATTTACTGTGAAAAAATTAGAGTGTTTCAGGCAGGCAATCGCTTGGATACTCCAGCATGGAATAATGGAATAGGACTTTGGTCTATTTGTTGGTTTGAGATCAAAGTAATGATTAATAGGGACAGTTGGGGGCATTCGTATTTAATTGTCAGAGGTGAAATTCTTGGATTTATTAAAGACGGACTTATGCGAAAGCATTTGCCAAGGATGTTTTCATTAATCAAGAACGAAAGTTAGGGGATCAAAGACGATCAGATACCGTCGTAGTCTTAACCATAAACTATACCGACTAGGGATCAGTAGAGTCTCTTAAGCTCTATTGGCACCTTATGAGAAATCAAAGTCTTTGGGTTCTGGGGGGAGTATGGTCGCAAGGCTGAAACTTAAAGGAATTGACGGAAGGGCACCACCAGGAGTGGAGCCTGCGGCTTAATTTGACTCAACACGGGGAAACTTACCAGGTCCAGACATAGTTAGGATTGACAGATTGAGAGCTCTTTCTTGATTCTATGGGTGGTGGTGCATGGCCGTTCTTAGTTGGTGGAGTGATTTGTCTGGTTAATTCCGTTAACGAACGAGACCTTAACCTGCTAACTAGTCGCCTTTATACACATAGGGGTTGACTTCTTAGAGGGACTTTGTGTGCAAGCACAAGGAAGTTTGAGGCAATAACAGGTCTGTGATGCCCTTAGATGTCCTGGGCCGCACGCGCGCTACACTGATGCATGCAACAAGTTCTATCCTGGGCCGGAAGGTCTCGGGTAATCTTGATAAAGTGCATCGTGATAGGGATAGATCTTTGTAATTATAGATCTTGAACGAGGAATTCCTAGTAAGCATAAGTCATCAGCTTGTGCTGATTACGTCCCTGCCCTTTGTACACACCGCCCGTCGCTCCTACCGATTTTGAGTGATCCGGTGAACCTTCTGGACTGTGACTGGACTTGATCCAGC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ATCGTATACAGTAAAACTGCGAATGGCTCATTAAAACAGTTATAGTTTATTCGATAATTTTCCTACATGGATAACCGTAGTAATTCTAGAGCTAATACATGCTGTCATACCTGACTTCGCGGAAAGGTTGTATTTATTAGATATAAACCGATACCTTCGGGTGTTGTGATGATTCATAATAACTGAGCGAATCGAGGTCGTACCTCGATAGATCGTTCGAGTTTCTGCCCTATCAGCTTTCGATGGTAGTGTATTGGACTACCATGGCAGTCACGGGTAACGGGGAATTAGGGTTCGATTCCGGAGAGGGAGCCTGAGAAACGGCTACCACTTCTAAGGAAGGCAGCAGGCGCGTAAATTACCCAATCCTGATTCAGGGAGGTAGTGACAAGAAATAACAACTCGGATCCCTCTGGGATTGCGAGATTGCAATGAGAACAATTTAAACCACTTATCCAGTAACAATTGGAGGGCAAGTCTGGTGCCAGCAGCCGCGGTAATTCCAGCTCCAATAGCGTATATTAAAGTTGTTGCAGTTAAAAAGCTCGTAGTTGAATTTCTGGCCAATCTCATGCTGCGCTTCTAGCCGGTATGAGGTTTGGTCATCCGTAAGGGAAGCTAGTACGAACTTCAATGGTCGGCTAGGGGAACTTACAATTTACTGTGAAAAAATTAGAGTGTTTCAGGCAGGCAATCGCTTGGATACTCCAGCATGGAATAATGGAATAGGACTTTGGTCTATTTGTTGGTTTGAGATCAAAGTAATGATTAATAGGGACAGTTGGGGGCATTCGTATTTAATTGTCAGAGGTGAAATTCTTGGATTTATTAAAGACGGACTTATGCGAAAGCATTTGCCAAGGATGTTTTCATTAATCAAGAACGAAAGTTAGGGGATCAAAGACGATCAGATACCGTCGTAGTCTTAACCATAAACTATACCGACTAGGGATCAGTAGAGTCTCTTAAGCTCTATTGGCACCTTATGAGAAATCAAAGTCTTTGGGTTCTGGGGGGAGTATGGTCGCAAGGCTGAAACTTAAAGGAATTGACGGAAGGGCACCACCAGGAGTGGAGCCTGCGGCTTAATTTGACTCAACACGGGGAAACTTACCAGGTCCAGACATAGTTAGGATTGACAGATTGAGAGCTCTTTCTTGATTCTATGGGTGGTGGTGCATGGCCGTTCTTAGTTGGTGGAGTGATTTGTCTGGTTAATTCCGTTAACGAACGAGACCTTAACCTGCTAACTAGTCGCCTTTATACACATAGGGGTTGACTTCTTAGAGGGACTTTGTGTGCAAGCACAAGGAAGTTTGAGGCAATAACAGGTCTGTGATGCCCTTAGATGTCCTGGGCCGCACGCGCGCTACACTGATGCATGCAACAAGTTCTATCCTGGGCCGGAAGGTCTCGGGTAATCTTGATAAAGTGCATCGTGATAGGGATAGATCTTTGTAATTATAGATCTTGAACGAGGAATTCCTAGTAAGCATAAGTCATCAGCTTGTGCTGATTACGTCCCTGCCCTTTGTACACACCGCCCGTCGCTCCTACCGATTTTGAGTGATCCGGTGAACCTTCTGGACTGTGACTGGACTTGATCCAGCTGTGGGAAGTTAAGTAAACCTTATCACTTAGAGGAAGGAGAAGTCGTAACAAGGTTTCC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ATTATACAGCGAAACTGCGAATGGCTCATTAAAACAGTTATAGTTTATTCGATTACTCACAACTACATGGATAACCGTAGTAATTCTAGAGCTAATACATGCTGTCAAACCTGACTTTTGTGGAAGGGTTGTATTTATTAGATATAAACCAATACTCTCGCAAGGGAGTTTTGTGATGATTCATAATAACTGAGCGGATCGCGGCCTTGCCGCGACGAATCGTTCAAGTTTCTGCCCTATCAGCTTTCGATGGTAGTGTATTGGACTACCATGGCGATCACGGGTAACGGGGAATTAGGGTTCGATTCCGGAGAGGGAGCCTGAGAAATGGCTACCACATCTAAGGAAGGCAGCAGGCGCGTAAATTACCCAATCCTAATTCAGGGAGGTAGTGACAAGAAATAACAACTCGGACCTCACACGAGGTTACGAGATTGCAATGAGAACAATTTAAACCTCTTATCGAGTAACAATTGGAGGGCAAGTCTGGTGCCAGCAGCCGCGGTAATTCCAGCTCCAATAGCGTATATTAAAGTTGTTGCAGTTAAAAAGCTCGTAGTTGAACTTCTGGCCGGTGCTGTGTTGGCTCACTGAGTCGATTCAGTGCCTGGTCATCCGTACGGGAAACTAACTCGGCCTTCACTGGTCGGTTAGTGGATCGTACACTTTACTTTGAAAAAATTAGAGTGTTTCAGGCAGGCAATTGCTTGGATACTGTAGCATGGAATAATGGAATAGGACTTTGACCTATTTGTTGGTTTCTCGAGGTCAAAGTAATGATTAATAGGGATTGTTGGGGGCATTCGTATTTAATTGTCAGAGGTGAAATTCTTGGATTTTTTAAAGACGAACTTATGCGAAAGCATTTGCCAAGGATGTTTTCATTAATCAAGAACGAAAGTTAGGGGATCAAAGACGATCAGATACCGTCCTAGTCTTAACCATAAACTATACCGACTCGGGATTGGTGAGGTCTTTTAAGCCTCATCAGCACCGTAAGAGAAATCAAAGTCTCTGGGTTCTGGGGGGAGTATGGTCGCAAGGCTGAAACTTAAAGGAATTGACGGAAGGGCACCACCAGGAGTGGAGCCTGCGGCTTAATTTGACTCAACACGGGGAAACTTACCAGGTCCAGACATAGTTAGGATTGACAGATTGAGAGCTCTTTCTTGATTCTATGGGTGGTAGTGCATGGCCGTTCTTAGTTGGTGGAGTGATTTGTCTGGTTAATTCCGTTAACGAACGAGACCTTAACCTGCTAACTAGTTACCCTTTTGTAAAAAGGGGGTCTAACTTCTTAGAGGGACTTTATGTGCAAGCATAAGGAAGTTTGAGGCAATAACAGGTCTGTGATGCCCTTAGATGTCCTGGGCCGCACGCGCGCTACACTGACACATGCAACAAGTTTATTTTTCCTGACTCGGAAGGGTTCGGGTAATCTTGGTTAATGTGTGTCGTGCTAGGGATAGATCTTTGGAATTATAGATCTTGAACAAGGAATTCCTAGTAAGCATAAGTCATCAGCTTGTGCTGATTACGTCCCTGCCCTTTGTACACACCGCCCGTCGCTCCTACCGATTTTGAGTGATCCGGTGAACCTTCTGGACTGTGGCTGGGCTTGACCCAGT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GTATTATACAGCGAAACTGCGAATGGCTCATTAAAACAGTTATAGTTTATTCGATTACTCACAACTACATGGATAACCGTAGTAATTCTAGAGCTAATACATGCTGTCAAACCTGACTTTTGTGGAAGGGTTGTATTTATTAGATATAAACCAATACTCTCGCAAGGGAGTTTTGTGATGATTCATAATAACTGAGCGGATCGCGGCCTTGCCGCGACGAATCGTTCAAGTTTCTGCCCTATCAGCTTTCGATGGTAGTGTATTGGACTACCATGGCGATCACGGGTAACGGGGAATTAGGGTTCGATTCCGGAGAGGGAGCCTGAGAAATGGCTACCACATCTAAGGAAGGCAGCAGGCGCGTAAATTACCCAATCCTAATTCAGGGAGGTAGTGACAAGAAATAACAACTCGGACCTCACACGAGGTTACGAGATTGCAATGAGAACAATTTAAACCTCTTATCGAGTAACAATTGGAGGGCAAGTCTGGTGCCAGCAGCCGCGGTAATTCCAGCTCCAATAGCGTATATTAAAGTTGTTGCAGTTAAAAAGCTCGTAGTTGAACTTCTGGCCGGTGCTGTGTTGGCTCACTGAGTCGATTCAGTGCCTGGTCATCCGTACGGGAAACTAACTCGGCCTTCACTGGTCGGTTAGTGGATCGTACACTTTACTTTGAAAAAATTAGAGTGTTTCAGGCAGGCAATTGCTTGGATACTGTAGCATGGAATAATGGAATAGGACTTTGACCTATTTGTTGGTTTCTCGAGGTCAAAGTAATGATTAATAGGGATTGTTGGGGGCATTCGTATTTAATTGTCAGAGGTGAAATTCTTGGATTTTTTAAAGACGAACTTATGCGAAAGCATTTGCCAAGGATGTTTTCATTAATCAAGAACGAAAGTTAGGGGATCAAAGACGATCAGATACCGTCCTAGTCTTAACCATAAACTATACCGACTCGGGATTGGTGAGGTCTTTTAAGCCTCATCAGCACCGTAAGAGAAATCAAAGTCTCTGGGTTCTGGGGGGAGTATGGTCGCAAGGCTGAAACTTAAAGGAATTGACGGAAGGGCACCACCAGGAGTGGAGCCTGCGGCTTAATTTGACTCAACACGGGGAAACTTACCAGGTCCAGACATAGTTAGGATTGACAGATTGAGAGCTCTTTCTTGATTCTATGGGTGGTAGTGCATGGCCGTTCTTAGTTGGTGGAGTGATTTGTCTGGTTAATTCCGTTAACGAACGAGACCTTAACCTGCTAACTAGTTACCCTTTTGTAAAAAGGGGGTCTAACTTCTTAGAGGGACTTTATGTGCAAGCATAAGGAAGTTTGAGGCAATAACAGGTCTGTGATGCCCTTAGATGTCCTGGGCCGCACGCGCGCTACACTGACACATGCAACAAGTTTATTTTTCCTGACTCGGAAGGGTTCGGGTAATCTTGGTTAATGTGTGTCGTGCTAGGGATAGATCTTTGGAATTATAGATCTTGAACAAGGAATTCCTAGTAAGCATAAGTCATCAGCTTGTGCTGATTACGTCCCTGCCCTTTGTACACACCGCCCGTCGCTCCTACCGATTTTGAGTGATCCGGTGAACCTTCTGGACTGTGGCTGGGCTTGACCCAGTTGTGGGAAGTTAAGTAAACCT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ATTATACAGCGAAACTGCGAATGGCTCATTAAAACAGTTATAGTTTATTCGATTATTTACTCCTACATGGATAACCGTAGTAATTCTAGAGCTAATACATGCTGTAAAACCTGACTTTTGTGGAAGGGTTGTATTTATTAGATATAAAACCAATACTCGCAAGAGGATTGTGATGATTCATAATAACTGAGCGGACCGCGGCCTTGCCGCGGCGAATCGTTCAAGTTTCTGCCCTATCAGCTTTCGATGGTAGTGTATTGGACTACCATGGCGATCACGGGTAACGGGGAATTAGGGTTCGATTCCGGAGAGGGAGCCTGAGAAATGGCTACCACATCTAAGGAAGGCAGCAGGCGCGTAAATTACCCAATCCTAATTCAGGGAGGTAGTGACAAGAAATAACAACTCGGGCTTCTTTTGAGGTTACGAGATTGCAATGAGAACAATTTAAACCACTTATCGAGTAACAATTGGAGGGCAAGTCTGGTGCCAGCAGCCGCGGTAATTCCAGCTCCAATAGCGTATATTAAAGTTGTTGCAGTTAAAAAGCTCGTAGTTGAATTTCTGGCCGGTGCTGTCCTTGACTCTCGTAGTCAGTTCAGGACTTGGTCATCCGTATGGGAAGCTAGCTCGGCCTTCACTGGTCGGTTAGTGGATCATACACTTTACTTTGAAAAAATTAGAGTGTTTCAGGCAGGCAATTGCTTGGATACTGCAGCATGGAATAATGGAATAGGACTTTGACCTATTTGTTGGTTTCTTCGAGGTCAAAGTAATGATTAATAGGGACAGTTGGGGGCATTCGTATTTAATTGTCAGAGGTGAAATTCTTGGATTTATTAAAGACGAACTTATGCGAAAGCATTTGCCAAGGATGTTTTCATTAATCAAGAACGAAAGTTAGGGGATCAAAGACGATCAGATACCGTCCTAGTCTTAACCATAAACTATACCGACTAGGGATTGGTGAGGTCTTTCAAGCCTCATCAGCACCTTATGAGAAATCAAAGTCTTTGGGTTCTGGGGGGAGTATGGTCGCAAGGCTGAAACTTAAAGGAATTGACGGAAGGGCACCACCAGGAGTGGAGCCTGCGGCTTAATTTGACTCAACACGGGGAAACTTACCAGGTCCAGACGTAGTTAGGATTGACAGATTGAGAGCTCTTTCTTGATTCTATGGGTGGTGGTGCATGGCCGTTCTTAGTTGGTGGAGTGATTTGTCTGGTTAATTCCGTTAACGAACGAGACCTTAACCTGCTAACTAGTTGCTCTTATTACTATAGGAGTCTAACTTCTTAGAGGGACTTTGTGTGCAAGCACAAGGAAGTTTGAGGCAATAACAGGTCTGTGATGCCCTTAGATGTCCTGGGCCGCACGCGCGCTACACTGACACATGCAACAAGTTTTTTTCCTGGCTCGGAAGGGTTCGGGTAATCTTGTATAATGTGTGTCGTGCTAGGGATAGATCTTTGGAACTATGGATCTTTAACAAGGAATTCCTAGTAAGCATAAGTCATCAGCTTGTGCTGATTACGTCCCTGCCCTTTGTACACACCGCCCGTCGCTCCTACCGATTTTGAGTGATCCGGTGAACCTTCTGGACTGTAGTCAGGCTTGACCTGAT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GTATTATACAGCGAAACTGCGAATGGCTCATTAAAACAGTTATAGTTTATTCGATTATTTACTCCTACATGGATAACCGTAGTAATTCTAGAGCTAATACATGCTGTAAAACCTGACTTTTGTGGAAGGGTTGTATTTATTAGATATAAAACCAATACTCGCAAGAGGATTGTGATGATTCATAATAACTGAGCGGACCGCGGCCTTGCCGCGGCGAATCGTTCAAGTTTCTGCCCTATCAGCTTTCGATGGTAGTGTATTGGACTACCATGGCGATCACGGGTAACGGGGAATTAGGGTTCGATTCCGGAGAGGGAGCCTGAGAAATGGCTACCACATCTAAGGAAGGCAGCAGGCGCGTAAATTACCCAATCCTAATTCAGGGAGGTAGTGACAAGAAATAACAACTCGGGCTTCTTTTGAGGTTACGAGATTGCAATGAGAACAATTTAAACCACTTATCGAGTAACAATTGGAGGGCAAGTCTGGTGCCAGCAGCCGCGGTAATTCCAGCTCCAATAGCGTATATTAAAGTTGTTGCAGTTAAAAAGCTCGTAGTTGAATTTCTGGCCGGTGCTGTCCTTGACTCTCGTAGTCAGTTCAGGACTTGGTCATCCGTATGGGAAGCTAGCTCGGCCTTCACTGGTCGGTTAGTGGATCATACACTTTACTTTGAAAAAATTAGAGTGTTTCAGGCAGGCAATTGCTTGGATACTGCAGCATGGAATAATGGAATAGGACTTTGACCTATTTGTTGGTTTCTTCGAGGTCAAAGTAATGATTAATAGGGACAGTTGGGGGCATTCGTATTTAATTGTCAGAGGTGAAATTCTTGGATTTATTAAAGACGAACTTATGCGAAAGCATTTGCCAAGGATGTTTTCATTAATCAAGAACGAAAGTTAGGGGATCAAAGACGATCAGATACCGTCCTAGTCTTAACCATAAACTATACCGACTAGGGATTGGTGAGGTCTTTCAAGCCTCATCAGCACCTTATGAGAAATCAAAGTCTTTGGGTTCTGGGGGGAGTATGGTCGCAAGGCTGAAACTTAAAGGAATTGACGGAAGGGCACCACCAGGAGTGGAGCCTGCGGCTTAATTTGACTCAACACGGGGAAACTTACCAGGTCCAGACGTAGTTAGGATTGACAGATTGAGAGCTCTTTCTTGATTCTATGGGTGGTGGTGCATGGCCGTTCTTAGTTGGTGGAGTGATTTGTCTGGTTAATTCCGTTAACGAACGAGACCTTAACCTGCTAACTAGTTGCTCTTATTACTATAGGAGTCTAACTTCTTAGAGGGACTTTGTGTGCAAGCACAAGGAAGTTTGAGGCAATAACAGGTCTGTGATGCCCTTAGATGTCCTGGGCCGCACGCGCGCTACACTGACACATGCAACAAGTTTTTTTCCTGGCTCGGAAGGGTTCGGGTAATCTTGTATAATGTGTGTCGTGCTAGGGATAGATCTTTGGAACTATGGATCTTTAACAAGGAATTCCTAGTAAGCATAAGTCATCAGCTTGTGCTGATTACGTCCCTGCCCTTTGTACACACCGCCCGTCGCTCCTACCGATTTTGAGTGATCCGGTGAACCTTCTGGACTGTAGTCAGGCTTGACCTGATTGTGGGAAGTTAA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ATTATACAGCGAAACTGCGAATGGCTCATTAAAACAGTTATAGTTTATTCGATTATTTTCACCTACATGGATAACCGTAGTAATTCTAGAGCTAATACATGCTGTCAAACCTGACTTAGCGGAAGGGTTGTATTTATTAGATATAAAACCAATACCCAGCAATGGGTTTTGAGATGATTCATAATAACTGAGCGGACCGAGGTCTCACCTTGGCGAATCGTTCAAGTTTCTGCCCTATCAGCTTTCGATGGTAGTGTATTGGACTACCATGGCGATCACGGGTAACGGGGAATTAGGGTTCGATTCCGGAGAGGGAGCCTGAGAAATGGCTACCACATCTAAGGAAGGCAGCAGGCGCGTAAATTACCCAATCCTAATTCAGGGAGGTAGTGACAAGAAATAACAACTCGGACCTCTTTCGAGGTTGCGAGATTGCAATGAGAACAATTTAAACCACTTATCGAGTAACAATTGGAGGGCAAGTCTGGTGCCAGCAGCCGCGGTAATTCCAGCTCCAATAGCGTATATTAAAGTTGTTGCAGTTAAAAAGCTCGTAGTTGAATTTCTGGCTGGTCTGCTAGTGGCTCTCGTAGTCGTTAGTTGTACCTAGTCATCCGTACGGGAATCTTATTCGGCCTTCACTGGTCGGTAAGTGGATCGTACACTTTACTTTGAAAAAATTAGAGTGTTTCAGGCAGGCAATTGCTTGGATACTGCAGCATGGAATAATGGAATAGGACTTTGATCTATTTGTTGGTTTCTCGAGATCAAAGTAATGATTAATAGGGATAGTTGGGGGCATTCGTATTTAATTGTCAGAGGTGAAATTCTTGGATTTATTAAAGACGAACTTATGCGAAAGCATTTGCCAAGGATGTTTTCATTAATCAAGAACGAAAGTTAGGGGATCAAAGACGATCAGATACCGTCCTAGTCTTAACCATAAACTATACCGACTAGGGATTGGTGGAGTCTCTCAAGCTC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CCGTCTTTATGTCAATAGGGATCTGGCTTCTTAGAGGGACTTTATGTGCAAGCATAAGGAAGTTTGAGGCAATAACAGGTCTGTGATGCCCTTAGATGTCCTGGGCCGCACGCGCGCTACACTGACATATGCAACAAGTTCTTTACTCCTGACTCGGAAGGGTTCGGGTAATCTTGTATAATGTATGTCGTGCTAGGGATAGATCTTTGGAATTATAGATCTTGAACGAGGAATTCCTAGTAAGCATAAGTCATCAGCTTGTGCTGATTACGTCCCTGCCCTTTGTACACACCGCCCGTCGCTCCTACCGATTTTGAGTGATCCGGTGAACCTTCTGGACTGTGGCTGGACTTGATCCAGT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GTATTATACAGCGAAACTGCGAATGGCTCATTAAAACAGTTATAGTTTATTCGATTATTTTCACCTACATGGATAACCGTAGTAATTCTAGAGCTAATACATGCTGTCAAACCTGACTTAGCGGAAGGGTTGTATTTATTAGATATAAAACCAATACCCAGCAATGGGTTTTGAGATGATTCATAATAACTGAGCGGACCGAGGTCTCACCTTGGCGAATCGTTCAAGTTTCTGCCCTATCAGCTTTCGATGGTAGTGTATTGGACTACCATGGCGATCACGGGTAACGGGGAATTAGGGTTCGATTCCGGAGAGGGAGCCTGAGAAATGGCTACCACATCTAAGGAAGGCAGCAGGCGCGTAAATTACCCAATCCTAATTCAGGGAGGTAGTGACAAGAAATAACAACTCGGACCTCTTTCGAGGTTGCGAGATTGCAATGAGAACAATTTAAACCACTTATCGAGTAACAATTGGAGGGCAAGTCTGGTGCCAGCAGCCGCGGTAATTCCAGCTCCAATAGCGTATATTAAAGTTGTTGCAGTTAAAAAGCTCGTAGTTGAATTTCTGGCTGGTCTGCTAGTGGCTCTCGTAGTCGTTAGTTGTACCTAGTCATCCGTACGGGAATCTTATTCGGCCTTCACTGGTCGGTAAGTGGATCGTACACTTTACTTTGAAAAAATTAGAGTGTTTCAGGCAGGCAATTGCTTGGATACTGCAGCATGGAATAATGGAATAGGACTTTGATCTATTTGTTGGTTTCTCGAGATCAAAGTAATGATTAATAGGGATAGTTGGGGGCATTCGTATTTAATTGTCAGAGGTGAAATTCTTGGATTTATTAAAGACGAACTTATGCGAAAGCATTTGCCAAGGATGTTTTCATTAATCAAGAACGAAAGTTAGGGGATCAAAGACGATCAGATACCGTCCTAGTCTTAACCATAAACTATACCGACTAGGGATTGGTGGAGTCTCTCAAGCTC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CCGTCTTTATGTCAATAGGGATCTGGCTTCTTAGAGGGACTTTATGTGCAAGCATAAGGAAGTTTGAGGCAATAACAGGTCTGTGATGCCCTTAGATGTCCTGGGCCGCACGCGCGCTACACTGACATATGCAACAAGTTCTTTACTCCTGACTCGGAAGGGTTCGGGTAATCTTGTATAATGTATGTCGTGCTAGGGATAGATCTTTGGAATTATAGATCTTGAACGAGGAATTCCTAGTAAGCATAAGTCATCAGCTTGTGCTGATTACGTCCCTGCCCTTTGTACACACCGCCCGTCGCTCCTACCGATTTTGAGTGATCCGGTGAACCTTCTGGACTGTGGCTGGACTTGATCCAGTTGTGGGAAGTTAAGTAAACCT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ATTATACAGCGAAACTGCGAATGGCTCATTAAAACAGTTATAGTTTATTCGATTATTTTCCCCCTACATGGATAACCGTAGTAATTCTAGAGCTAATACATGCTGTCAAACCTGACTTTTGCGGAAGGGTTGTATTTATTAGATATAAACCAATATCCTCACGGATGTTGTGATGATTCATAATAACTGAGCGGATCGCGGCCTCGCCGCGACGAATCGTTCAAGTTTCTGCCCTATCAGCTTTCGATGGTAGTGTATTGGACTACCATGGCGATCACGGGTAACGGGGAATTAGGGTTCGATTCCGGAGAGGGAGCCTGAGAAATGGCTACCACATCTAAGGAAGGCAGCAGGCGCGTAAATTACCCAATCCTAATTCAGGGAGGTAGTGACAAGAAATAACAACTCGGACCTCACACGAGGTTACGGGATTGCAATGAGAACAATTTAAACCACTTATCGAGTAACAATTGGAGGGCAAGTCTGGTGCCAGCAGCCGCGGTAATTCCAGCTCCAATAGCGTATATTAAAGTTGTTGCAGTTAAAAAGCTCGTAGTTGAATTTCTGGCCGGTCTTGTTTTGGCTCTATGAGTCGATTCAAGACCTGGTCATCCGTATGGGAAGCTAGCTCGGCCTTCACTGGTCGGCTAGTGGATCATACACTTTACTTTGAAAAAATTAGAGTGTTTCAGGCAGGCAATTGCTTGGATACTTCAGCATGGAATAATGGAATAGGACTTTGACCTATTTGTTGGTTTCTTGAGGTCAAAGTAATGATTAATAGGGACAGTTGGGGGCATTCGTATTTAATTGTCAGAGGTGAAATTCTTGGATTTATTAAAGACGAACTTATGCGAAAGCATTTGCCAAGGATGTTTTCATTAATCAAGAACGAAAGTTAGGGGATCAAAGACGATCAGATACCGTCCTAGTCTTAACCATAAACTATACCGACTAGGGATTGGTGAGGTCTTCTAAGCCT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TACTCTTATGTAAATAGGAGGCTAACTTCTTAGAGGGACTTTGTGTGCAAGCACAAGGAAGTTTGAGGCAATAACAGGTCTGTGATGCCCTTAGATGTCCTGGGCCGCACGCGCGCTACACTGACACATGCAACAAGTTTATTTTTCCTGACTCGGAAGGGTTCGGGTAATCTTGGTTAATGTGTGTCGTGCTAGGGATAGATCTTTGGAATTATAGATCTTGAACGAGGAATTCCTAGTAAGCATAAGTCATCAGCTTGTGCTGATTACGTCCCTGCCCTTTGTACACACCGCCCGTCGCTCCTACCGATTTTGAGTGATCCGGTGAATCTTCTGGACTGTGGCTGGACTCGATCCAGT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GTATTATACAGCGAAACTGCGAATGGCTCATTAAAACAGTTATAGTTTATTCGATTATTTTCCCCCTACATGGATAACCGTAGTAATTCTAGAGCTAATACATGCTGTCAAACCTGACTTTTGCGGAAGGGTTGTATTTATTAGATATAAACCAATATCCTCACGGATGTTGTGATGATTCATAATAACTGAGCGGATCGCGGCCTCGCCGCGACGAATCGTTCAAGTTTCTGCCCTATCAGCTTTCGATGGTAGTGTATTGGACTACCATGGCGATCACGGGTAACGGGGAATTAGGGTTCGATTCCGGAGAGGGAGCCTGAGAAATGGCTACCACATCTAAGGAAGGCAGCAGGCGCGTAAATTACCCAATCCTAATTCAGGGAGGTAGTGACAAGAAATAACAACTCGGACCTCACACGAGGTTACGGGATTGCAATGAGAACAATTTAAACCACTTATCGAGTAACAATTGGAGGGCAAGTCTGGTGCCAGCAGCCGCGGTAATTCCAGCTCCAATAGCGTATATTAAAGTTGTTGCAGTTAAAAAGCTCGTAGTTGAATTTCTGGCCGGTCTTGTTTTGGCTCTATGAGTCGATTCAAGACCTGGTCATCCGTATGGGAAGCTAGCTCGGCCTTCACTGGTCGGCTAGTGGATCATACACTTTACTTTGAAAAAATTAGAGTGTTTCAGGCAGGCAATTGCTTGGATACTTCAGCATGGAATAATGGAATAGGACTTTGACCTATTTGTTGGTTTCTTGAGGTCAAAGTAATGATTAATAGGGACAGTTGGGGGCATTCGTATTTAATTGTCAGAGGTGAAATTCTTGGATTTATTAAAGACGAACTTATGCGAAAGCATTTGCCAAGGATGTTTTCATTAATCAAGAACGAAAGTTAGGGGATCAAAGACGATCAGATACCGTCCTAGTCTTAACCATAAACTATACCGACTAGGGATTGGTGAGGTCTTCTAAGCCT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TACTCTTATGTAAATAGGAGGCTAACTTCTTAGAGGGACTTTGTGTGCAAGCACAAGGAAGTTTGAGGCAATAACAGGTCTGTGATGCCCTTAGATGTCCTGGGCCGCACGCGCGCTACACTGACACATGCAACAAGTTTATTTTTCCTGACTCGGAAGGGTTCGGGTAATCTTGGTTAATGTGTGTCGTGCTAGGGATAGATCTTTGGAATTATAGATCTTGAACGAGGAATTCCTAGTAAGCATAAGTCATCAGCTTGTGCTGATTACGTCCCTGCCCTTTGTACACACCGCCCGTCGCTCCTACCGATTTTGAGTGATCCGGTGAATCTTCTGGACTGTGGCTGGACTCGATCCAGTTGTGGGAAGTTAA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ATTATACAGCGAAACTGCGAATGGCTCATTAAAACAGTTATAGTTTATTCGATTATTTTCTCCTACATGGATAACCGTAGTAATTCTAGAGCTAATACATGCTGTCAAACCTGACTTTTGTGGAAGGGTTGTATTTATTAGATATAAAACCAATACCCAGCAATGGGTTTTGTGATGATTCATAATAACTGAACGGACCGCGGCCGTGCTGCGGCGAATCGTTCAAGTTTCTGCCCTATCAGCTTTCGATGGTAGTGTATTGGACTACCATGGCGATCACGGGTAACGGGGAATTAGGGTTCGATTCCGGAGAGGGAGCCTGAGAAATGGCTACCACATCTAAGGAAGGCAGCAGGCGCGTAAATTACCCAATCCTAATTCAGGGAGGTAGTGACAAGAAATAACAACTCGGACCTCACTCGAGGTTACGAGATTGCAATGAGAACAATTTAAACCTCTTATCGAGTAACAATTGGAGGGCAAGTCTGGTGCCAGCAGCCGCGGTAATTCCAGCTCCAATAGCGTATATTAAAGTTGTTGCAGTTAAAAAGCTCGTAGTTGAATATCTGGCCGTCGCTGTTCTCGGCTCCCTGAGTCGGCTCAGTGGCTGGTCATCCGTATGGGAAACTAGCTCGACCTTCACTGGTCGGCTAGTGGATCATACACTTTACTTTGAAAAAATTAGAGTGTTTCAGGCAGGCAATTGCTTGGATACTGTAGCATGGAATAATGGAATAGGACTTTGACCTATTTGTTGGTTTCTCGAGGTCAAAGTAATGATTAATAGGGACAGTTGGGGGCATTCGTATTTAATTGTCAGAGGTGAAATTCTTGGATTTTTTAAAGACGAACTTATGCGAAAGCATTTGCCAAGGATGTTTTCATTAATCAAGAACGAAAGTTAGGGGATCAAAGACGATCAGATACCGTCCTAGTCTTAACCATAAACTATACCGACTAGGGATTGGTGAGGTCTTTTAAGCCT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CACCTTTATGTAAATAGGGGTCTGACTTCTTAGAGGGACTTTATGTGCAAGCATAAGGAAGTTTGAGGCAATAACAGGTCTGTGATGCCCTTAGATGTCCTGGGCCGCACGCGCGCTACACTGACACATGCAACAAGTTTATTTTTCCTGACTCGGAAGGGTTCGGGTAATCTTGTATAATGTGTGTCGTGCTAGGGATAGATCTTTGGAATTATAGATCTTGAACAAGGAATTCCTAGTAAGCATAAGTCATCAGCTTGTGCTGATTACGTCCCTGCCCTTTGTACACACCGCCCGTCGCTCCTACCGATTTTGAGTGATCCGGTGAACCTTCTGGACTGTGGCCAGGCTCGACCTGGT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GTATTATACAGCGAAACTGCGAATGGCTCATTAAAACAGTTATAGTTTATTCGATTATTTTCTCCTACATGGATAACCGTAGTAATTCTAGAGCTAATACATGCTGTCAAACCTGACTTTTGTGGAAGGGTTGTATTTATTAGATATAAAACCAATACCCAGCAATGGGTTTTGTGATGATTCATAATAACTGAACGGACCGCGGCCGTGCTGCGGCGAATCGTTCAAGTTTCTGCCCTATCAGCTTTCGATGGTAGTGTATTGGACTACCATGGCGATCACGGGTAACGGGGAATTAGGGTTCGATTCCGGAGAGGGAGCCTGAGAAATGGCTACCACATCTAAGGAAGGCAGCAGGCGCGTAAATTACCCAATCCTAATTCAGGGAGGTAGTGACAAGAAATAACAACTCGGACCTCACTCGAGGTTACGAGATTGCAATGAGAACAATTTAAACCTCTTATCGAGTAACAATTGGAGGGCAAGTCTGGTGCCAGCAGCCGCGGTAATTCCAGCTCCAATAGCGTATATTAAAGTTGTTGCAGTTAAAAAGCTCGTAGTTGAATATCTGGCCGTCGCTGTTCTCGGCTCCCTGAGTCGGCTCAGTGGCTGGTCATCCGTATGGGAAACTAGCTCGACCTTCACTGGTCGGCTAGTGGATCATACACTTTACTTTGAAAAAATTAGAGTGTTTCAGGCAGGCAATTGCTTGGATACTGTAGCATGGAATAATGGAATAGGACTTTGACCTATTTGTTGGTTTCTCGAGGTCAAAGTAATGATTAATAGGGACAGTTGGGGGCATTCGTATTTAATTGTCAGAGGTGAAATTCTTGGATTTTTTAAAGACGAACTTATGCGAAAGCATTTGCCAAGGATGTTTTCATTAATCAAGAACGAAAGTTAGGGGATCAAAGACGATCAGATACCGTCCTAGTCTTAACCATAAACTATACCGACTAGGGATTGGTGAGGTCTTTTAAGCCT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CACCTTTATGTAAATAGGGGTCTGACTTCTTAGAGGGACTTTATGTGCAAGCATAAGGAAGTTTGAGGCAATAACAGGTCTGTGATGCCCTTAGATGTCCTGGGCCGCACGCGCGCTACACTGACACATGCAACAAGTTTATTTTTCCTGACTCGGAAGGGTTCGGGTAATCTTGTATAATGTGTGTCGTGCTAGGGATAGATCTTTGGAATTATAGATCTTGAACAAGGAATTCCTAGTAAGCATAAGTCATCAGCTTGTGCTGATTACGTCCCTGCCCTTTGTACACACCGCCCGTCGCTCCTACCGATTTTGAGTGATCCGGTGAACCTTCTGGACTGTGGCCAGGCTCGACCTGGTTGTGGGAAGTTAAGTAAACCTTATCACTTAGAGGAAGGAGAAGTCGTAACAAGGTTTCC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ATTATACAGCGAAACTGCGAATGGCTCATTAAAACAGTTATAGTTTATTTGATAAGTAAACCTACATGGATAACCGTAGTAATTCTAGAGCTAATACATGCCTAAAGCCCGACTCCTGGAAGGGTGGTATTTATTAGATATCAAACCATTACCGCAAGGTTTTGTGATGATTCATAATAACTGAACGAATCGCATTATTTGCGATGAATCATTCAAGTTTCTGCCCTATCAGCTTTCGATGGTAGTGTATTGGACTACCATGGCAGTTACGGGTAACGGGGAATTAGGGTTCGATTCCGGAGAGGGAGCCTGAGAAATGGCTACCACATCTAAGGAAGGCAGCAGGCGCGTAAATTACCCAATCCTGACTCAGGGAGGTAGTGACAAGAAATAACAACCCAGGCTCCTTACGGGGCTATGGGATTGCAATGAGAACAATTTAAATCACTTATCGAGGAACAATTGGAGGGCAAGTCTGGTGCCAGCAGCCGCGGTAATTCCAGCTCCAATAGCGTATATTAAAGTTGTTGCAGTTAAAAAGCTCGTAGTTGAATTTCTGGCTGGAGCACTGTTCGGTCTCTGATCGGCAGTGTTCTTAGTCATCCGTATGAGAAACTAGTTGGCACTTCACCGTGCCGCTAGTGTATCATACACTTTACTTTGAAAAAATTAGAGTGTTTCAGGCAGGCAAGTGCTGGAATACCAAAGCATGGAATAATGGAATAGGACTTCTGACCTATTTTATTGGTACATTAGGTCAAAGTAATGATTAATAGGGACAGTTGGGGGCATTAGTATTTAATTGTCAGAGGTGAAATTCTTGGATTTATTAAAGACTAACTTATGCGAAAGCATTTGCCAAGGATGTTTTCATTAATCAAGAACGAAAGTTAAGGGATCAAAGACGATCAGATACCGTCGTAGTCTTAACCATAAACTATACCGACTCGGGATTGGTGGAGCCTATTTAACTCCATCAGCACCGTATGAGAAATCAAAGTCTTTGGGTTCTGGGGGGAGTATGGTCGCAAGGCTGAAACTTAAAGGAATTGACGGAAGGGCACCACCAGGAGTGGAGCCTGCGGCTTAATTTGACTCAACACGGGGAAACTTACCAGGTCCAGACATAGTTAGGATTGACAGATTGAGAGCTCTTTCTTGATTCTATGGGTGGTGGTGCATGGCCGTTCTTAGTTGGTGGAGTGATTTGTCTGGTTAATTCCGTTAACGAACGAGACCTTAACCTGCTAAATAGTCGTTCTAATTACTATTGGAATTGACTTCTTAGAGGGACTTTGTGCGCAAGCACAAGGAAGTTTGAGGCAATAACAGGTCTGTGATGCCCTTAGATGTCCTGGGCCGCACGCGCGCTACACTGACACATTCAACAAGTTCTATCCTAACTCGGAAGAGGTCTGGGTAATCTTTATAATTTGTGTCGTGATGGGGATAGATCTTTGGAATTATAGATCTTCAACGAGGAATTCCTAGTAAGCATAAGTCATCAGCTTGTGCTGATTACGTCCCTGCCCTTTGTACACACCGCCCGTCGCTCCTACCGATTTTGAGTGATCCGGTGAACCTTCTGGACTGTGCTGTTGCCTCGTGTAGCAGCGTGGGAAGTTAAGC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GTATTATACAGCGAAACTGCGAATGGCTCATTAAAACAGTTATAGTTTATTTGATAAGTAAACCTACATGGATAACCGTAGTAATTCTAGAGCTAATACATGCCTAAAGCCCGACTCCTGGAAGGGTGGTATTTATTAGATATCAAACCATTACCGCAAGGTTTTGTGATGATTCATAATAACTGAACGAATCGCATTATTTGCGATGAATCATTCAAGTTTCTGCCCTATCAGCTTTCGATGGTAGTGTATTGGACTACCATGGCAGTTACGGGTAACGGGGAATTAGGGTTCGATTCCGGAGAGGGAGCCTGAGAAATGGCTACCACATCTAAGGAAGGCAGCAGGCGCGTAAATTACCCAATCCTGACTCAGGGAGGTAGTGACAAGAAATAACAACCCAGGCTCCTTACGGGGCTATGGGATTGCAATGAGAACAATTTAAATCACTTATCGAGGAACAATTGGAGGGCAAGTCTGGTGCCAGCAGCCGCGGTAATTCCAGCTCCAATAGCGTATATTAAAGTTGTTGCAGTTAAAAAGCTCGTAGTTGAATTTCTGGCTGGAGCACTGTTCGGTCTCTGATCGGCAGTGTTCTTAGTCATCCGTATGAGAAACTAGTTGGCACTTCACCGTGCCGCTAGTGTATCATACACTTTACTTTGAAAAAATTAGAGTGTTTCAGGCAGGCAAGTGCTGGAATACCAAAGCATGGAATAATGGAATAGGACTTCTGACCTATTTTATTGGTACATTAGGTCAAAGTAATGATTAATAGGGACAGTTGGGGGCATTAGTATTTAATTGTCAGAGGTGAAATTCTTGGATTTATTAAAGACTAACTTATGCGAAAGCATTTGCCAAGGATGTTTTCATTAATCAAGAACGAAAGTTAAGGGATCAAAGACGATCAGATACCGTCGTAGTCTTAACCATAAACTATACCGACTCGGGATTGGTGGAGCCTATTTAACTCCATCAGCACCGTATGAGAAATCAAAGTCTTTGGGTTCTGGGGGGAGTATGGTCGCAAGGCTGAAACTTAAAGGAATTGACGGAAGGGCACCACCAGGAGTGGAGCCTGCGGCTTAATTTGACTCAACACGGGGAAACTTACCAGGTCCAGACATAGTTAGGATTGACAGATTGAGAGCTCTTTCTTGATTCTATGGGTGGTGGTGCATGGCCGTTCTTAGTTGGTGGAGTGATTTGTCTGGTTAATTCCGTTAACGAACGAGACCTTAACCTGCTAAATAGTCGTTCTAATTACTATTGGAATTGACTTCTTAGAGGGACTTTGTGCGCAAGCACAAGGAAGTTTGAGGCAATAACAGGTCTGTGATGCCCTTAGATGTCCTGGGCCGCACGCGCGCTACACTGACACATTCAACAAGTTCTATCCTAACTCGGAAGAGGTCTGGGTAATCTTTATAATTTGTGTCGTGATGGGGATAGATCTTTGGAATTATAGATCTTCAACGAGGAATTCCTAGTAAGCATAAGTCATCAGCTTGTGCTGATTACGTCCCTGCCCTTTGTACACACCGCCCGTCGCTCCTACCGATTTTGAGTGATCCGGTGAACCTTCTGGACTGTGCTGTTGCCTCGTGTAGCAGCGTGGGAAGTTAAGC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TATATACAGCGAAACTGCGAATGGCTCATTAAAACAGTTATAGTTTATTCGATTATTTTCTTCTACATGGATAACCGTAGTAATTCTAGAGCTAATACATGCTGTCAAACCTGACTTTTCGGAAGGGTTGTATTTATTAGATATTAAACTAACCCTGGCAACAGGATAGTGATGATTCATAATAACTGAGCGGATCGCGGCCTCGCCGCGACGAATCGTTCAAGTTTCTGCCCTATCAGCTTTCGATGGTAGTGTATTGGACTACCATGGCGATCACGGGTAACGGGGAATTAGGGTTCGATTCCGGAGAGGGAGCCTGAGAAATGGCTACCACATCTAAGGAAGGCAGCAGGCGCGTAAATTACCCAATCCTAATTCAGGGAGGTAGTGACAAGAAATAACAACTCGGGCCCCACATGGGGTTGCGAGATTGCAATGAGAACAATTTAAACCACTTATCGAGTAACAATTGGAGGGCAAGTCTGGTGCCAGCAGCCGCGGTAATTCCAGCTCCAATAGCGTATATTAAAGTTGTTGCAGTTAAAAAGCTCGTAGTTGAATTTCTGGCCGGCGCTGTTCACGGCTCTCGCAGTCGGTTCAGGAGCCTGGTCATCCGTATGGGAAGCTAGCACGTCCTTCAGTGGTCGGCTAGTGGATCATACACTTTACTTTGAAAAAATTAGAGTGTTTCAGGCAGGCAATTGCTTGGATACTGCAGCATGGAATAATGGAATAGGACTTTGACCTATTTGTTGGTTTCTTGAGGTCAAAGTAATGATTAATAGGGACAGTTGGGGGCATCCGTATTTAATTGTCAGAGGTGAAATTCTTGGATTTATTAAAGACGAACTTATGCGAAAGCATTTGCCAAGGATGTTTTCATTAATCAAGAACGAAAGTTAGGGGATCAAAGACGATCAGATACCGTCCTAGTCTTAACCATAAACTATACCGACTAGGGATTGGTGAGGTTTCTTAAGCCTCATCAGCACCTTATGAGAAATCAAAGTCTTTGGGTTCTGGGGGGAGTATGGTCGCAAGGCTGAAACTTAAAGGAATTGACGGAAGGGCACCACCAGGAGTGGAGCCTGCGGCTTAATTTGACTCAACACGGGGAAACTTACCAGGTCCAGACATAGTTAGGATTGACAGATTGAAAGCTCTTTCTTGATTCTATGGGTGGTGGTGCATGGCCGTTCTTAGTTGGTGGAGTGATTTGTCTGGTTAATTCCGTTAACGAACGAGACCTTAACCTGCTAACTAGTTACTTCTATGTAAATAGGAGGCTAACTTCTTAGAGGGACTTTGTGTGCAAGCACAAGGAAGTTTGAGGCAATAACAGGTCTGTGATGCCCTTAGATGTCCTGGGCCGCACGCGCGCTACACTGACATATGCAACAAGCTTTACTTTCCTGTCTCGGAAGAGTACGGGTAATCTTGTATAATGTATGTCGTGCTAGGGATAGATCTTTGGAATTATAGATCTTGAACGAGGAATTCCTAGTAAGCATAAGTCATCAGCTTGTGCTGATTACGTCCCTGCCCTTTGTACACACCGCCCGTCGCTCCTACCGATTTTGAGTGGTCCGGTGAACCTAAAGGACCGTGGCCGGGCTTGACCCGATCGTGGGAATAG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CTAAGCCATGCATGTCTAAGTATAAGTTATATACAGCGAAACTGCGAATGGCTCATTAAAACAGTTATAGTTTATTCGATTATTTTCTTCTACATGGATAACCGTAGTAATTCTAGAGCTAATACATGCTGTCAAACCTGACTTTTCGGAAGGGTTGTATTTATTAGATATTAAACTAACCCTGGCAACAGGATAGTGATGATTCATAATAACTGAGCGGATCGCGGCCTCGCCGCGACGAATCGTTCAAGTTTCTGCCCTATCAGCTTTCGATGGTAGTGTATTGGACTACCATGGCGATCACGGGTAACGGGGAATTAGGGTTCGATTCCGGAGAGGGAGCCTGAGAAATGGCTACCACATCTAAGGAAGGCAGCAGGCGCGTAAATTACCCAATCCTAATTCAGGGAGGTAGTGACAAGAAATAACAACTCGGGCCCCACATGGGGTTGCGAGATTGCAATGAGAACAATTTAAACCACTTATCGAGTAACAATTGGAGGGCAAGTCTGGTGCCAGCAGCCGCGGTAATTCCAGCTCCAATAGCGTATATTAAAGTTGTTGCAGTTAAAAAGCTCGTAGTTGAATTTCTGGCCGGCGCTGTTCACGGCTCTCGCAGTCGGTTCAGGAGCCTGGTCATCCGTATGGGAAGCTAGCACGTCCTTCAGTGGTCGGCTAGTGGATCATACACTTTACTTTGAAAAAATTAGAGTGTTTCAGGCAGGCAATTGCTTGGATACTGCAGCATGGAATAATGGAATAGGACTTTGACCTATTTGTTGGTTTCTTGAGGTCAAAGTAATGATTAATAGGGACAGTTGGGGGCATCCGTATTTAATTGTCAGAGGTGAAATTCTTGGATTTATTAAAGACGAACTTATGCGAAAGCATTTGCCAAGGATGTTTTCATTAATCAAGAACGAAAGTTAGGGGATCAAAGACGATCAGATACCGTCCTAGTCTTAACCATAAACTATACCGACTAGGGATTGGTGAGGTTTCTTAAGCCTCATCAGCACCTTATGAGAAATCAAAGTCTTTGGGTTCTGGGGGGAGTATGGTCGCAAGGCTGAAACTTAAAGGAATTGACGGAAGGGCACCACCAGGAGTGGAGCCTGCGGCTTAATTTGACTCAACACGGGGAAACTTACCAGGTCCAGACATAGTTAGGATTGACAGATTGAAAGCTCTTTCTTGATTCTATGGGTGGTGGTGCATGGCCGTTCTTAGTTGGTGGAGTGATTTGTCTGGTTAATTCCGTTAACGAACGAGACCTTAACCTGCTAACTAGTTACTTCTATGTAAATAGGAGGCTAACTTCTTAGAGGGACTTTGTGTGCAAGCACAAGGAAGTTTGAGGCAATAACAGGTCTGTGATGCCCTTAGATGTCCTGGGCCGCACGCGCGCTACACTGACATATGCAACAAGCTTTACTTTCCTGTCTCGGAAGAGTACGGGTAATCTTGTATAATGTATGTCGTGCTAGGGATAGATCTTTGGAATTATAGATCTTGAACGAGGAATTCCTAGTAAGCATAAGTCATCAGCTTGTGCTGATTACGTCCCTGCCCTTTGTACACACCGCCCGTCGCTCCTACCGATTTTGAGTGGTCCGGTGAACCTAAAGGACCGTGGCCGGGCTTGACCCGATCGTGGGAATAGAA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TATCATACAGCGAAACTGCGAATGGCTCATTAAATCAGTTATAGTTTATTTGATAATCAAATCTACATGGATAACTGTGGTAATTCTAGAGCTAATACATGCTGTCAAACCTAACTTCTGGAAAGGTTGTATTTATTAGATATCAAACCATCATTGGTGATGATTCATAGTAACTGATCGAATCGTAGTCCGCTACGATAAATCATTCAAGTTTCTGCCCTATCAGCTTTCGATGGTAGTGTATTGGACTACCATGGCAGTCACGGGTAACGGAGAATTAGGGTTCGATTCCGGAGAGGGAGCCTGAGAAACGGCTACCACATCTACGGAAGGCAGCAGGCGCGTAAATTACCCAATCCCAATTCGGGGAGGTAGTGACAAGAAATAACAACTCGGGCGGCGCAAGCCGTTGCGAGATTGCAATGGGTACAATTTAAAACACTTAACGAGTAACAATTGGAGGGCAAGTCTGGTGCCAGCAGCCGCGGTAATTCCAGCTCCAATAGCGTATATTAAAGTTGTTGCAGTTAAAAAGCTCGTAGTCGAAGTTCTGGCTGGTCCTGTTTCCGGCTCCGGTCGACTCAGGACCTAGTCATCCGTCGGAGAACCCTTGTCGTCCTTTACTGGTCGCTTGGGGGAACTGACCCTTTACTTTGAAAAAATTAGAGTGTTTCAGGCAGGCTCTCGCCCGAATACTCCAGCATGGAATAATGGAATAGGACTTTCTTCTATTTTGTTGGTTATTAGTGGAAAGTAATGATTAATAGGGACAGTTGGGGGCATTCGTACTTAATTGTCAGAGGTGAAATTCTTGGATTTATTAAAGACGAACTAATGCGAAAGCATTTGCCAAGGATGTTTTCATTGATCAAGAACGAAAGTTAGGGGATCAAAGACGATCAGATACCGTCCTAGTCTTAACCATAAACTATACCGACTAGGGATTGGCAGGGCCTTCTAAACCCTGTCAGCACCTCATGAGAAATCAAAGTCTTTGGGTTCTGGGGGGAGTATGGTCGCAAGGCTGAAACTTAAAGGAATTGACGGAAGGGCACCACCAGGAGTGGAGCCTGCGGCTTAATTTGACTCAACACGGGGAAACTTACCAGGTTCAGACATAGGTAGGATTGACAGATTGAGAGCTCTTTCTTGATTCTATGGGTGGTGGTGCATGGCCGTTCTTAGTTGGTGGAGTGATTTGTCTGGTTAATTCCGTTAACGAACGAGACCTTAACCTGCTAACTAGTCGCCTTTACATCATAGGGGTTGACTTCTTAGAGGGACTTTGTGTGCAAGCACAAGGAAGTTTGAGGCAATAACAGGTCTGTGATGCCCTTAGATATCCTGGGCCGCACGCGTGCTACACTGACGCGTTCAACAAGTTCTATCCTGGCTCGGAAGAGTTCGGGTAACCTTTTTAATGCGCGTCGTGATGGGGATAGATCTTTGGAATTATAGATCTTGAACGAGGAATTCCTAGTAAGCATAAGTCATCATCTTGTGCTGATTACGTCCCTGCCCTTTGTACACACCGCCCGTCGCTCCTACCGATTTTGAGTGGTCCGGTGAACCTTCTGGACCGCAGCTGGATTCAATTCAGT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GTATCATACAGCGAAACTGCGAATGGCTCATTAAATCAGTTATAGTTTATTTGATAATCAAATCTACATGGATAACTGTGGTAATTCTAGAGCTAATACATGCTGTCAAACCTAACTTCTGGAAAGGTTGTATTTATTAGATATCAAACCATCATTGGTGATGATTCATAGTAACTGATCGAATCGTAGTCCGCTACGATAAATCATTCAAGTTTCTGCCCTATCAGCTTTCGATGGTAGTGTATTGGACTACCATGGCAGTCACGGGTAACGGAGAATTAGGGTTCGATTCCGGAGAGGGAGCCTGAGAAACGGCTACCACATCTACGGAAGGCAGCAGGCGCGTAAATTACCCAATCCCAATTCGGGGAGGTAGTGACAAGAAATAACAACTCGGGCGGCGCAAGCCGTTGCGAGATTGCAATGGGTACAATTTAAAACACTTAACGAGTAACAATTGGAGGGCAAGTCTGGTGCCAGCAGCCGCGGTAATTCCAGCTCCAATAGCGTATATTAAAGTTGTTGCAGTTAAAAAGCTCGTAGTCGAAGTTCTGGCTGGTCCTGTTTCCGGCTCCGGTCGACTCAGGACCTAGTCATCCGTCGGAGAACCCTTGTCGTCCTTTACTGGTCGCTTGGGGGAACTGACCCTTTACTTTGAAAAAATTAGAGTGTTTCAGGCAGGCTCTCGCCCGAATACTCCAGCATGGAATAATGGAATAGGACTTTCTTCTATTTTGTTGGTTATTAGTGGAAAGTAATGATTAATAGGGACAGTTGGGGGCATTCGTACTTAATTGTCAGAGGTGAAATTCTTGGATTTATTAAAGACGAACTAATGCGAAAGCATTTGCCAAGGATGTTTTCATTGATCAAGAACGAAAGTTAGGGGATCAAAGACGATCAGATACCGTCCTAGTCTTAACCATAAACTATACCGACTAGGGATTGGCAGGGCCTTCTAAACCCTGTCAGCACCTCATGAGAAATCAAAGTCTTTGGGTTCTGGGGGGAGTATGGTCGCAAGGCTGAAACTTAAAGGAATTGACGGAAGGGCACCACCAGGAGTGGAGCCTGCGGCTTAATTTGACTCAACACGGGGAAACTTACCAGGTTCAGACATAGGTAGGATTGACAGATTGAGAGCTCTTTCTTGATTCTATGGGTGGTGGTGCATGGCCGTTCTTAGTTGGTGGAGTGATTTGTCTGGTTAATTCCGTTAACGAACGAGACCTTAACCTGCTAACTAGTCGCCTTTACATCATAGGGGTTGACTTCTTAGAGGGACTTTGTGTGCAAGCACAAGGAAGTTTGAGGCAATAACAGGTCTGTGATGCCCTTAGATATCCTGGGCCGCACGCGTGCTACACTGACGCGTTCAACAAGTTCTATCCTGGCTCGGAAGAGTTCGGGTAACCTTTTTAATGCGCGTCGTGATGGGGATAGATCTTTGGAATTATAGATCTTGAACGAGGAATTCCTAGTAAGCATAAGTCATCATCTTGTGCTGATTACGTCCCTGCCCTTTGTACACACCGCCCGTCGCTCCTACCGATTTTGAGTGGTCCGGTGAACCTTCTGGACCGCAGCTGGATTCAATTCAGTTGTGGGAAGTTAAGTA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TATTATACAGCGAAACTGCGAATGGCTCATTAAAACAGTTATAGTTTATTTGATAAGTAAACCTACATGGATAACCGTAGTAATTCTAGAGCTAATACATGCCCAGAAGCCTGACTTATGGAAAGGCGGTATTTATTAGATATCAAACCATTACCGCAAGGTTTTGTGATGATTCATAATAACTGAACGAATCGTACTTGTACGATGAATCATTCAAGTTTCTGCCCTATCAGCTTTCGATGGTAGTGTATTGGACTACCATGGCAGTCACGGGTAACGGAGAATTAGGGTTCGATTCCGGAGAGGGAGCCTGAGAAATGGCTACCACATCTAAGGAAGGCAGCAGGCGCGTAAATTACCCAATCCTGATTCAGGGAGGTAGTGACAAGAAATAACAACTCGGGTCCCTTCACGGGATTACGAGATTGCAATGAGAACAATTTAAACCACTTATCGAGGAACAATTGGAGGGCAAGTCTGGTGCCAGCAGCCGCGGTAATTCCAGCTCCAATAGCGTATATTAAAGTTGTTGCAGTTAAAAAGCTCGTAGTTGAATTTCTGGCTGGAACGGTACTCGGCTTCGGTCGATATCGTTCTCAGTCATCCGTATGAGAAACTATCTCGCCCTTCGCGGGGCGGTTAGTGTATCATACATTTTACTTTGAAAAAATTAGAGTGTTTCAGGCAGGCCATTGCTGGGATACACAAGCATGGAATAATGGAATAGGACTTTGACCTATTTTATTGGTATATTAGGTCGAAGTAATGATTAATAGGGACAGTTGGGGGCATTAGTATTTAATTGTCAGAGGTGAAATTCTTGGATTTATTAAAGACTAACTTATGCGAAAGCATTTGCCAAGGATGTTTTCATTAATCAAGAACGAAAGTTAGGGGCTCAACGACGATCAGATACCGTCCTAGTCCTAACCATAAACTATACCGACTCGGGATTGGCGGAGCCTTTTAAACTCTGTCAGCACCGTATGAGAAATCAAAGTCTTTGGGTTCTGGGGGGAGTATGGTCGCAAGGCTGAAACTTAAAGGAATTGACGGAAGGGCACCACCAGGAGTGGAGCCTGCGGCTTAATTTGACTCAACACGGGGAAACTTACCAGGTCCAGACATAGTTAGGATTGACAGATTGAGAGCTCTTTCTTGATTCTATGGGTGGTGGTGCATGGCCGTTCTTAGTTGGTGGAGTGATTTGTCTGGTTAATTCCGTTAACGAACGAGACCTTAACCTGCTAAATAGTAGTCTTTAGTCATCTAGAGATTTACTTCTTAGAGGGACTTTGTGTGCAAGCACAAGGAAGTTTGAGGCAATAACAGGTCTGTGATGCCCTTAGATGTCCTGGGCCGCACGCGCGCTACACTGACACATTCAACAAGTTCTATCCTGCCTTGGAAAGGGTCGGGTAATCTTTATAATTTGTGTCGTGATGGGGATAGATCTTTGGAATTATAGATCTTCAACGAGGAATTCCTAGTAAGCATAAGTCATCAGCTTGTGCTGATTACGTCCCTGCCCTTTGTACACACCGCCCGTCGCTCCTACCGATTTTGAGTGATCCGGTGAACCTTTTGGACCGAGATTAGGTCTTGTGCCTAGTTTTGGGAAGTTAAGTAAACCTTATCACTTAGAGGAAGGAGAAGTCGTAACAAGGTTTCC</text:p>
          </table:table-cell>
          <table:table-cell office:value-type="string" calcext:value-type="string">
            <text:p>d__Eukaryota; p__Ciliophora; c__Intramacronucleata; o__Conthreep; f__Colpodea; g__Bryometopu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GTATTATACAGCGAAACTGCGAATGGCTCATTAAAACAGTTATAGTTTATTTGATAAGTAAACCTACATGGATAACCGTAGTAATTCTAGAGCTAATACATGCCCAGAAGCCTGACTTATGGAAAGGCGGTATTTATTAGATATCAAACCATTACCGCAAGGTTTTGTGATGATTCATAATAACTGAACGAATCGTACTTGTACGATGAATCATTCAAGTTTCTGCCCTATCAGCTTTCGATGGTAGTGTATTGGACTACCATGGCAGTCACGGGTAACGGAGAATTAGGGTTCGATTCCGGAGAGGGAGCCTGAGAAATGGCTACCACATCTAAGGAAGGCAGCAGGCGCGTAAATTACCCAATCCTGATTCAGGGAGGTAGTGACAAGAAATAACAACTCGGGTCCCTTCACGGGATTACGAGATTGCAATGAGAACAATTTAAACCACTTATCGAGGAACAATTGGAGGGCAAGTCTGGTGCCAGCAGCCGCGGTAATTCCAGCTCCAATAGCGTATATTAAAGTTGTTGCAGTTAAAAAGCTCGTAGTTGAATTTCTGGCTGGAACGGTACTCGGCTTCGGTCGATATCGTTCTCAGTCATCCGTATGAGAAACTATCTCGCCCTTCGCGGGGCGGTTAGTGTATCATACATTTTACTTTGAAAAAATTAGAGTGTTTCAGGCAGGCCATTGCTGGGATACACAAGCATGGAATAATGGAATAGGACTTTGACCTATTTTATTGGTATATTAGGTCGAAGTAATGATTAATAGGGACAGTTGGGGGCATTAGTATTTAATTGTCAGAGGTGAAATTCTTGGATTTATTAAAGACTAACTTATGCGAAAGCATTTGCCAAGGATGTTTTCATTAATCAAGAACGAAAGTTAGGGGCTCAACGACGATCAGATACCGTCCTAGTCCTAACCATAAACTATACCGACTCGGGATTGGCGGAGCCTTTTAAACTCTGTCAGCACCGTATGAGAAATCAAAGTCTTTGGGTTCTGGGGGGAGTATGGTCGCAAGGCTGAAACTTAAAGGAATTGACGGAAGGGCACCACCAGGAGTGGAGCCTGCGGCTTAATTTGACTCAACACGGGGAAACTTACCAGGTCCAGACATAGTTAGGATTGACAGATTGAGAGCTCTTTCTTGATTCTATGGGTGGTGGTGCATGGCCGTTCTTAGTTGGTGGAGTGATTTGTCTGGTTAATTCCGTTAACGAACGAGACCTTAACCTGCTAAATAGTAGTCTTTAGTCATCTAGAGATTTACTTCTTAGAGGGACTTTGTGTGCAAGCACAAGGAAGTTTGAGGCAATAACAGGTCTGTGATGCCCTTAGATGTCCTGGGCCGCACGCGCGCTACACTGACACATTCAACAAGTTCTATCCTGCCTTGGAAAGGGTCGGGTAATCTTTATAATTTGTGTCGTGATGGGGATAGATCTTTGGAATTATAGATCTTCAACGAGGAATTCCTAGTAAGCATAAGTCATCAGCTTGTGCTGATTACGTCCCTGCCCTTTGTACACACCGCCCGTCGCTCCTACCGATTTTGAGTGATCCGGTGAACCTTTTGGACCGAGATTAGGTCTTGTGCCTAGTTTTGGGAAGTTAAGTAAACCTTATCACTTAGAGGAAGGAGAAGTCGTAACAAGGTTTCC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CGTCTAAGTATAAGTATTATACAGCGAAACTGCGAATGGCTCATTAAAACAGTTATAGTTTATTTGATAAGTAAACCTACATGGATAACCGTAGTAATTCTAGAGCTAATACATGCCTACAAGCCTGACTTATGGAAAGGCGGTATTTATTAGATATCAAACCATTACCCGCAAGGGTTTTGTGATGATTCATAATAACTGAACGAATCGCAGTTTCTGCGATGAATCATTCAAGTTTCTGCCCTATCAGCTTTCGATGGTAGTATATTGGACTACCATGGCAGTCACGGGTAACGGAGAATTAGGGTTCGATTCCGGAGAGGGAGCCTGAGAAATGGCTACCACATCTAAGGAAGGCAGCAGGCGCGTAAATTACCCAATCCTGACTCAGGGAGGTAGTGACAAGAAATAACAACTCGGGTCCCTTCTGGGATTACGAGATTGCAATGAGAACAATTTAAACCACTTATCGAGGAACAATTGGAGGGCAAGTCTGGTGCCAGCAGCCGCGGTAATTCCAGCTCCAATAGCGTATATTAAAGTTGTTGCAGTTAAAAAGCTCGTAGTTGAATTTCTGGCTGGAGTGGCATTGGCTTTGGTCGATGTCATTCTCAGTCATCCGTATGAGAAACCTACTCGCTCTTCATCGGGCGGTTGGTGTATCATACAATTTACTTTGAAAAAATTAGAGTGTTTCAGGCAGGCAATTGCTGGGATACACAAGCATGGAATAATGGAATAGGACTTTAATCTATTTTATTGGTATATTAGATTGAAGTAATGATTAATAGGGACAGTTGGGGGCATTAGTATTTAATTGTCAGAGGTGAAATTCTTGGATTTATTAAAGACTAACTTATGCGAAAGCATTTGCCAAGGATGTTTTCATTAATCAAGAACGAAAGTTAGGGGCTCAACGACGATCAGATACCGTCCTAGTCCTAACCATAAACTATACCGACTCGGGATTAGTGGGGCCTTCTAAACTCCATTAGCACCGTATGAGAAATCAAAGTCTTTGGGTTCTGGGGGGAGTATGGTCGCAAGGCTGAAACTTAAAGGAATTGACGGAAGGGCACCACCAGGAGTGGAGCCTGCGGCTTAATTTGACTCAACACGGGGAAACTTACCAGGTCCAGACATAGTTAGGATTGACAGATTGAGAGCTCTTTCTTGATTCTATGGGTGGTGGTGCATGGCCGTTCTTAGTTGGTGGAGTGATTTGTCTGGTTAATTCCGTTAACGAACGAGACCTTAACCTGCTAAATAGTAATCCCAAAATCATTTGAGATTTACTTCTTAGAGGGACTTTGTGCGCAAGCACAAGGAAGTTTGAGGCAATAACAGGTCTGTGATGCCCTTAGATGTCCTGGGCCGCACGCGCGCTACACTGACGTATTCAACAAGTCCTATCCTGCCTCGGAAGAGGTCGGGTAATCTTTATAATATACGTCGTGATGGGGATAGATCTTTGGAATTATAGATCTTAAACGAGGAATTCCTAGTAAGCATAAGTCATCAGCTTGTGCTGATTACGTCCCTGCCCTTTGTACACACCGCCCGTCGCTCCTACCGATTTTGAGTGATCCGGTGAACCTTTTGGACTGTGAGGTAGTCTTGTGCTGCCACGCGGGAAGTTATGTAAACCTTATCACTTAGAGGAAGGAGAAGTCGTAACAAGGTTTCC</text:p>
          </table:table-cell>
          <table:table-cell office:value-type="string" calcext:value-type="string">
            <text:p>d__Eukaryota; p__Ciliophora; c__Intramacronucleata; o__Conthreep; f__Colpodea; g__Bryometopu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TAAAGATTAAGCCATGCACGTCTAAGTATAAGTATTATACAGCGAAACTGCGAATGGCTCATTAAAACAGTTATAGTTTATTTGATAAGTAAACCTACATGGATAACCGTAGTAATTCTAGAGCTAATACATGCCTACAAGCCTGACTTATGGAAAGGCGGTATTTATTAGATATCAAACCATTACCCGCAAGGGTTTTGTGATGATTCATAATAACTGAACGAATCGCAGTTTCTGCGATGAATCATTCAAGTTTCTGCCCTATCAGCTTTCGATGGTAGTATATTGGACTACCATGGCAGTCACGGGTAACGGAGAATTAGGGTTCGATTCCGGAGAGGGAGCCTGAGAAATGGCTACCACATCTAAGGAAGGCAGCAGGCGCGTAAATTACCCAATCCTGACTCAGGGAGGTAGTGACAAGAAATAACAACTCGGGTCCCTTCTGGGATTACGAGATTGCAATGAGAACAATTTAAACCACTTATCGAGGAACAATTGGAGGGCAAGTCTGGTGCCAGCAGCCGCGGTAATTCCAGCTCCAATAGCGTATATTAAAGTTGTTGCAGTTAAAAAGCTCGTAGTTGAATTTCTGGCTGGAGTGGCATTGGCTTTGGTCGATGTCATTCTCAGTCATCCGTATGAGAAACCTACTCGCTCTTCATCGGGCGGTTGGTGTATCATACAATTTACTTTGAAAAAATTAGAGTGTTTCAGGCAGGCAATTGCTGGGATACACAAGCATGGAATAATGGAATAGGACTTTAATCTATTTTATTGGTATATTAGATTGAAGTAATGATTAATAGGGACAGTTGGGGGCATTAGTATTTAATTGTCAGAGGTGAAATTCTTGGATTTATTAAAGACTAACTTATGCGAAAGCATTTGCCAAGGATGTTTTCATTAATCAAGAACGAAAGTTAGGGGCTCAACGACGATCAGATACCGTCCTAGTCCTAACCATAAACTATACCGACTCGGGATTAGTGGGGCCTTCTAAACTCCATTAGCACCGTATGAGAAATCAAAGTCTTTGGGTTCTGGGGGGAGTATGGTCGCAAGGCTGAAACTTAAAGGAATTGACGGAAGGGCACCACCAGGAGTGGAGCCTGCGGCTTAATTTGACTCAACACGGGGAAACTTACCAGGTCCAGACATAGTTAGGATTGACAGATTGAGAGCTCTTTCTTGATTCTATGGGTGGTGGTGCATGGCCGTTCTTAGTTGGTGGAGTGATTTGTCTGGTTAATTCCGTTAACGAACGAGACCTTAACCTGCTAAATAGTAATCCCAAAATCATTTGAGATTTACTTCTTAGAGGGACTTTGTGCGCAAGCACAAGGAAGTTTGAGGCAATAACAGGTCTGTGATGCCCTTAGATGTCCTGGGCCGCACGCGCGCTACACTGACGTATTCAACAAGTCCTATCCTGCCTCGGAAGAGGTCGGGTAATCTTTATAATATACGTCGTGATGGGGATAGATCTTTGGAATTATAGATCTTAAACGAGGAATTCCTAGTAAGCATAAGTCATCAGCTTGTGCTGATTACGTCCCTGCCCTTTGTACACACCGCCCGTCGCTCCTACCGATTTTGAGTGATCCGGTGAACCTTTTGGACTGTGAGGTAGTCTTGTGCTGCCACGCGGGAAGTTATGTAAACCT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GTATTATACAGCGAAACTGCGAATGGCTCATTAAAACAGTTATAGTTTATTCGATTATTTTCTTCTACATGGATAACCGTAGTAATTCTAGAGCTAATACATGCTGTCAAACCTGACTTTTGTGGATAAGGTTGTATTTATTAGATATAAAACCAATACCTTCGGGTTTTGTGATGATTCATAATAACTGAGCGGATCGCGGCTTCGCCGCGACGAATCGTTCAAGTTTCTGCCCTATCAGCTTTCGATGGTAGTGTATTGGACTACCATGGCGATCACGGGTAACGGGGAATTAGGGTTCGATTCCGGAGAGGGAGCCTGAGAAATGGCTACCACATCTAAGGAAGGCAGCAGGCGCGTAAATTACCCAATCCTAATTCAGGGAGGTAGTGACAAGAAATAACAACTCGGACCTCACATGAGGTTACGGGATTGCAATGAGAACAATTTAAACCACTTATCGAGCAACAATTGGAGGGCAAGTCTGGTGCCAGCAGCCGCGGTAATTCCAGCTCCAATAGCGTATATTAAAGTTGTTGCAGTTAAAAAGCTCGTAGTTGAATTTCTGGCCAGCGCTGTTCTTGGCTCTCTGAGTCGGCTCAGTGTTTGGTCATCCGTATGGGAAGCTAGCTCGGCCTTCACTGGTCGGCTAGTGGATCATACACTTTACTTTGAAAAAATTAGAGTGTTTCAGGCAGGCAATTGCTTGGATACTTCAGCATGGAATAATGGAATAGGACTTTGACCTATTTGTTGGTTTCTTCGAGGTCAAGGTAATGATTAATAGGGACAGTTGGGGGCATTCATATTTAATTGTCAGAGGTGAAATTCTTGGATTTATTAAAGATGAACTTATGCGAAAGCATTTGCCAAGGATGTTTTCATTAATCAAGAACGAAAGTTAGGGGATCAAAGACGATCAGATACCGTCCTAGTCTTAACCATAAACTATACCGACTAGGGATTGGTGAGGTCTTCTAAGCCT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TACTCTTATGTAAATAGGAGGCTAACTTCTTAGAGGGACTTTATGTGCAAGCATAAGGAAGTTTGAGGCAATAACAGGTCTGTGATGCCCTTAGATGTCCTGGGCCGCACGCGCGCTACACTGACATATGCAACAAGTTTATTTTTCCTGGCTCGGAAGGGTTCGGGTAATCTTGTATAATGTATGTCGTGCTAGGGATAGATCTTTGGAATTATAGATCTTGAACGAGGAATTCCTAGTAAGCATAAGTCATCAGCTTGTGCTGATTACGTCCCTGCCCTTTGTACACACCGCCCGTCGCTCCTACCGATTTTGAGTGATCCGGTGAACCTTCTGGACTGTGAACAGGCTTGACCTGATTGTGGGAAGTTAAGTAAACCTTATCACTTAGAGGAAGGAGAAGTCGTAACAAGGTTTCC</text:p>
          </table:table-cell>
          <table:table-cell office:value-type="string" calcext:value-type="string">
            <text:p>d__Eukaryota; p__Ciliophora; c__Intramacronucleata; o__Conthreep; f__Colpodea; g__Colpod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TAAAGACTAAGCCATGCATGTCTAAGTATAAGTATTATACAGCGAAACTGCGAATGGCTCATTAAAACAGTTATAGTTTATTCGATTATTTTCTTCTACATGGATAACCGTAGTAATTCTAGAGCTAATACATGCTGTCAAACCTGACTTTTGTGGATAAGGTTGTATTTATTAGATATAAAACCAATACCTTCGGGTTTTGTGATGATTCATAATAACTGAGCGGATCGCGGCTTCGCCGCGACGAATCGTTCAAGTTTCTGCCCTATCAGCTTTCGATGGTAGTGTATTGGACTACCATGGCGATCACGGGTAACGGGGAATTAGGGTTCGATTCCGGAGAGGGAGCCTGAGAAATGGCTACCACATCTAAGGAAGGCAGCAGGCGCGTAAATTACCCAATCCTAATTCAGGGAGGTAGTGACAAGAAATAACAACTCGGACCTCACATGAGGTTACGGGATTGCAATGAGAACAATTTAAACCACTTATCGAGCAACAATTGGAGGGCAAGTCTGGTGCCAGCAGCCGCGGTAATTCCAGCTCCAATAGCGTATATTAAAGTTGTTGCAGTTAAAAAGCTCGTAGTTGAATTTCTGGCCAGCGCTGTTCTTGGCTCTCTGAGTCGGCTCAGTGTTTGGTCATCCGTATGGGAAGCTAGCTCGGCCTTCACTGGTCGGCTAGTGGATCATACACTTTACTTTGAAAAAATTAGAGTGTTTCAGGCAGGCAATTGCTTGGATACTTCAGCATGGAATAATGGAATAGGACTTTGACCTATTTGTTGGTTTCTTCGAGGTCAAGGTAATGATTAATAGGGACAGTTGGGGGCATTCATATTTAATTGTCAGAGGTGAAATTCTTGGATTTATTAAAGATGAACTTATGCGAAAGCATTTGCCAAGGATGTTTTCATTAATCAAGAACGAAAGTTAGGGGATCAAAGACGATCAGATACCGTCCTAGTCTTAACCATAAACTATACCGACTAGGGATTGGTGAGGTCTTCTAAGCCTCATCAGCACCTTATGAGAAATCAAAGTCTTTGGGTTCTGGGGGGAGTATGGTCGCAAGGCTGAAACTTAAAGGAATTGACGGAAGGGCACCACCAGGAGTGGAGCCTGCGGCTTAATTTGACTCAACACGGGGAAACTTACCAGGTCCAGACATAGTTAGGATTGACAGATTGAGAGCTCTTTCTTGATTCTATGGGTGGTGGTGCATGGCCGTTCTTAGTTGGTGGAGTGATTTGTCTGGTTAATTCCGTTAACGAACGAGACCTTAACCTGCTAACTAGTTACTCTTATGTAAATAGGAGGCTAACTTCTTAGAGGGACTTTATGTGCAAGCATAAGGAAGTTTGAGGCAATAACAGGTCTGTGATGCCCTTAGATGTCCTGGGCCGCACGCGCGCTACACTGACATATGCAACAAGTTTATTTTTCCTGGCTCGGAAGGGTTCGGGTAATCTTGTATAATGTATGTCGTGCTAGGGATAGATCTTTGGAATTATAGATCTTGAACGAGGAATTCCTAGTAAGCATAAGTCATCAGCTTGTGCTGATTACGTCCCTGCCCTTTGTACACACCGCCCGTCGCTCCTACCGATTTTGAGTGATCCGGTGAACCTTCTGGACTGTGAACAGGCTTGACCTGATTGTGGGAAGTTAAGTAAACCTTATCACTTAGAGGAAGGAGAAGTCGTAACAAGGTTTC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CTAAGCCATGCATGTCTAAGTATAAATATTATACAGTGAAACTGCGAATGGCTCATTAAAACAGTTATAGTTTATTTGATGATTGCTTTACATGGATAACCGTGGGAAATCTAGAGCTAATACATGCTTAAAGACCTGACTTACGAAGGGTTGTATTTATTAGATAAAAACCGATACCTCCGGGTGTTGTGATGATTCATAATAACTGATCGGATCGCAGCTCGCTCTGCGATGAATCATTCAAGTTTCTGCCCTATCAGCTTTCGATGGTAGTGTATTGGACTACCATGGCGATCACGGGTAACGGAGAATTAGGGTTCGATTCCGGAGAGGGAGCCTGAGAAACGGCTACCACATCTAAGGAAGGCAGCAGGCGCGTAAATTACCCAATCCTGACTCAGGGAGGTAGTGACAAGAAATAACGACCCGTTGCGCTTTATGTGCATCGGGATTGTAATGAGAACAATGTAAATATCTTAACGAGGAACAATTGGAGGGCAAGTCTGGTGCCAGCAGCCGCGGTAATTCCAGCTCCAATAGCGTATATTAAAGTTGTTGCAGTTAAAAAGCTCGTAGTCGAATTTCTGATTGGCGTTGCATATGCTTCGGTGTGTGTAACGTGCAATCATCCTCCTGAGAACTATCCACGCCTTCACTGGTTGTGGGTAGGTATCAGGAACTTTACTTTGAAAAAATTAGAGTGTTTCAGGCAGGCAATTGCCCGAATACATTAGCATGGAATAATGGAATAGGACTTCTCCCATTTTGTTGGTTATTGGTTGAAGTAATGATTAATAGGGACAGTTGGGGGCATTAGTATTTAATTGTCAGAGGTGAAATTCTTGGATTTATTAAAGACTAACTAATGCGAAAGCATTTGCCAAGGATGTTTTCATTGATCAAGAACGAAAGTTAGGGGATCAAAGACGATCAGATACCGTCGTAGTCTTAACTATAAACTATACCGACTAGGGATTGGAAGGGCTTTAATGCCCTTTCAGCACCTAATGAGAAATCAAAGTCTTTGGGTTCTGGGGGGAGTATGGTCGCAAGGCTGAAACTTAAAGGAATTGACGGAAGGGCACACCAGGAGTGGAGCCTGCGGCTTAATTTGACTCAACACGGGGAAACTTACCAGGTCAAGACATGGTTAGGATTGACAGATTGAGAGCTCTTTCTTGATTCTATGGGTAGTGGTGCATGGCCGTTCTTAGTTGGTGGAGTGATTTGTCTGGTTAATTCCGTTAACGAACGAGACCTTAACCTGCTAACTAGTCGCTTGGAAAATTTCTGGGTCGACTTCTTAGAGGGACTATGTGTGCAAACACATGGAAGTCTGAGGCAATAACAGGTCCGTGATGCCCTTAGATGTCCTGGGCCGCACGCGGGCTACACTGACGCATTCACCGAGCACTACCCTGTTCCGAAGGGATACGGGTAATCTTTGTAAAGTGCGTCGTGCTGGGGATTGATCTTTGGAATTATAGATCATGAACGAGGAATTCCTAGTAAGCATGAGTCATCAGCTCGTGCTGATTACGTCCCTGCCCTTTGTACACACCGCCCGTCGCTCCTACCGATTTCGAGTGATCCGGTGAACCTTCTGGACTGCAGCTGTCCTCAAGACAGTCGCGGGAAGTTAAGTAAACCATATCACTTAGAGGAAGGAGAAGTCGTAACAAGGTTTCC</text:p>
          </table:table-cell>
          <table:table-cell office:value-type="string" calcext:value-type="string">
            <text:p>d__Eukaryota; p__Ciliophora; c__Intramacronucleata; o__Conthreep; f__Nassophore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TAAAGACTAAGCCATGCATGTCTAAGTATAAATATTATACAGTGAAACTGCGAATGGCTCATTAAAACAGTTATAGTTTATTTGATGATTGCTTTACATGGATAACCGTGGGAAATCTAGAGCTAATACATGCTTAAAGACCTGACTTACGAAGGGTTGTATTTATTAGATAAAAACCGATACCTCCGGGTGTTGTGATGATTCATAATAACTGATCGGATCGCAGCTCGCTCTGCGATGAATCATTCAAGTTTCTGCCCTATCAGCTTTCGATGGTAGTGTATTGGACTACCATGGCGATCACGGGTAACGGAGAATTAGGGTTCGATTCCGGAGAGGGAGCCTGAGAAACGGCTACCACATCTAAGGAAGGCAGCAGGCGCGTAAATTACCCAATCCTGACTCAGGGAGGTAGTGACAAGAAATAACGACCCGTTGCGCTTTATGTGCATCGGGATTGTAATGAGAACAATGTAAATATCTTAACGAGGAACAATTGGAGGGCAAGTCTGGTGCCAGCAGCCGCGGTAATTCCAGCTCCAATAGCGTATATTAAAGTTGTTGCAGTTAAAAAGCTCGTAGTCGAATTTCTGATTGGCGTTGCATATGCTTCGGTGTGTGTAACGTGCAATCATCCTCCTGAGAACTATCCACGCCTTCACTGGTTGTGGGTAGGTATCAGGAACTTTACTTTGAAAAAATTAGAGTGTTTCAGGCAGGCAATTGCCCGAATACATTAGCATGGAATAATGGAATAGGACTTCTCCCATTTTGTTGGTTATTGGTTGAAGTAATGATTAATAGGGACAGTTGGGGGCATTAGTATTTAATTGTCAGAGGTGAAATTCTTGGATTTATTAAAGACTAACTAATGCGAAAGCATTTGCCAAGGATGTTTTCATTGATCAAGAACGAAAGTTAGGGGATCAAAGACGATCAGATACCGTCGTAGTCTTAACTATAAACTATACCGACTAGGGATTGGAAGGGCTTTAATGCCCTTTCAGCACCTAATGAGAAATCAAAGTCTTTGGGTTCTGGGGGGAGTATGGTCGCAAGGCTGAAACTTAAAGGAATTGACGGAAGGGCACACCAGGAGTGGAGCCTGCGGCTTAATTTGACTCAACACGGGGAAACTTACCAGGTCAAGACATGGTTAGGATTGACAGATTGAGAGCTCTTTCTTGATTCTATGGGTAGTGGTGCATGGCCGTTCTTAGTTGGTGGAGTGATTTGTCTGGTTAATTCCGTTAACGAACGAGACCTTAACCTGCTAACTAGTCGCTTGGAAAATTTCTGGGTCGACTTCTTAGAGGGACTATGTGTGCAAACACATGGAAGTCTGAGGCAATAACAGGTCCGTGATGCCCTTAGATGTCCTGGGCCGCACGCGGGCTACACTGACGCATTCACCGAGCACTACCCTGTTCCGAAGGGATACGGGTAATCTTTGTAAAGTGCGTCGTGCTGGGGATTGATCTTTGGAATTATAGATCATGAACGAGGAATTCCTAGTAAGCATGAGTCATCAGCTCGTGCTGATTACGTCCCTGCCCTTTGTACACACCGCCCGTCGCTCCTACCGATTTCGAGTGATCCGGTGAACCTTCTGGACTGCAGCTGTCCTCAAGACAGTCGCGGGAAGTTAAGTAAACCATATCACTTAGAGGAAGGA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AGTATACAGTGAAACTGCGAATGGCTCATTAAAACAGTTATAGTTTATGTGATAATGGAAAGCTACATGGATAACCGTGGTAATTCTAGAGCTAATACATGCTGTCAAAACCCGACTTCACGGGAGGGTTGTATTTATTAGATATTAAGCCAATAGGCTCCGCAAGGGGCCTTTTGTGGTGAATCATAGTAACTGATCGAATCTCGGGTCTCCGAGATAAATCATTCAAGTTTCTGCCCTATCAGCTTTCGATGGTAGTGTATTGGACTACCATGGCAGTCACGGGTAACGGAGAATTAGGGTTCGGTTCCGGAGAGGGAGCCTGAGAAACGGCTACCACATCTACGGAAGGCAGCAGGCGCGTAAATTACCCAATCCCGATTCGGGGAGGTAGTGACAAGAAATAACGACTCGGGGGCCATCCGGCCTTACGGGATTCGCAATGAGAACAATTTAAACCCCTTAACGAGGAACGATTGGAGGGCAAGTCTGGTGCCAGCAGCCGCGGTAATTCCAGCTCCAATAGCGTATATTAAAGTTGTTGCAGTTAAAAAGCTCGTAGTTGAACTTCTGGCCGTCCCTAGCTTCGGCCTCGCGTCGGGCTAGGGGCGGCCATCCGTCTGCGAACCATTCCCGGCCTTCACTGGCTCGGCTTGGGGAGCAGGCACTTTACTTTGAAAAAATTAGAGTGTTTCAGGCAGGCAATCGCCCGGATACGTTAGCATGGAATAATGGAACAGGACTCTCGTCCGTATTGGTTGGCTTGTGGACAGGAGTAATGATTAATAGGGACAGTTGGGGGCATTAGTATTTGATTGTCAGAGGTGAAATTCTTGGATTTATCAAAGACTAACTTATGCGAAAGCATTTGCCAAGGATGTTTTCATTAATCAAGAACGAAAGTTAGGGGATCAAAGACGATCAGATACCGTCCTAGTCTTAACTATAAACTATACCGACTCGGGATCGGGCGGGTCTCCTAAGCCCGCTCGGCACCGTAAGAGAAATCAAAGTCTTTGGGTTCTGGGGGGAGTATGGTCGCAAGGCTGAAACTTAAAGGAATTGACGGAAGGGCACCACCAGGAGTGGAGCCTGCGGCTTAATTTGACTCAACACGGGGAAACTTACCAGGTCAAAACATGGGTGGGATTGACAGATTGAGAGCTCTTTCTTGATTCTATGGGTGGTGGTGCATGGCCGTTCTTAGTTGGTGGAGTGATTTGTCTGGTTAATTCCGTTAACGAACGAGACCTTAACCTGCTAACTAGGTCCCTTCCGGGAGTCACCGGGGGAGCCTTCTTAGAGGGACTATGCGGTTCTGAAACGCATGGAAGTTTGAGGCAATAACAGGTCTGTGATGCCCTTAGATGTCCTGGGCCGCACGCGCGCTACAATGACACGCTCAGCAAGTCCTACCCTGGCCCGGGAGGGTTACGGGTAATCTTAATAATACGTGTCGTGTTAGGGATCGATCTTTGCAATTATGGATCTTGAACGAGGAATTCCTAGTAAGTGCAAGTCATCAGCTTGTACTGATTACGTCCCTGCCCTTTGTACACACCGCCCGTCGCTCCTACCGATTTCGAGTGGTCCGGTGAACCTTCTGGACTGCGCCAGTCCCCGAGGCTGCGCGCGGGAAGTTAAGTAAACCTTATCACTTAGAGGAAGGAGAAGTCGTAACAAGGTTTCC</text:p>
          </table:table-cell>
          <table:table-cell office:value-type="string" calcext:value-type="string">
            <text:p>d__Eukaryota; p__Ciliophora; c__Intramacronucleata; o__Conthreep; f__Oligohymenophore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AGTATACAGTGAAACTGCGAATGGCTCATTAAAACAGTTATAGTTTATGTGATAATGGAAAGCTACATGGATAACCGTGGTAATTCTAGAGCTAATACATGCTGTCAAAACCCGACTTCACGGGAGGGTTGTATTTATTAGATATTAAGCCAATAGGCTCCGCAAGGGGCCTTTTGTGGTGAATCATAGTAACTGATCGAATCTCGGGTCTCCGAGATAAATCATTCAAGTTTCTGCCCTATCAGCTTTCGATGGTAGTGTATTGGACTACCATGGCAGTCACGGGTAACGGAGAATTAGGGTTCGGTTCCGGAGAGGGAGCCTGAGAAACGGCTACCACATCTACGGAAGGCAGCAGGCGCGTAAATTACCCAATCCCGATTCGGGGAGGTAGTGACAAGAAATAACGACTCGGGGGCCATCCGGCCTTACGGGATTCGCAATGAGAACAATTTAAACCCCTTAACGAGGAACGATTGGAGGGCAAGTCTGGTGCCAGCAGCCGCGGTAATTCCAGCTCCAATAGCGTATATTAAAGTTGTTGCAGTTAAAAAGCTCGTAGTTGAACTTCTGGCCGTCCCTAGCTTCGGCCTCGCGTCGGGCTAGGGGCGGCCATCCGTCTGCGAACCATTCCCGGCCTTCACTGGCTCGGCTTGGGGAGCAGGCACTTTACTTTGAAAAAATTAGAGTGTTTCAGGCAGGCAATCGCCCGGATACGTTAGCATGGAATAATGGAACAGGACTCTCGTCCGTATTGGTTGGCTTGTGGACAGGAGTAATGATTAATAGGGACAGTTGGGGGCATTAGTATTTGATTGTCAGAGGTGAAATTCTTGGATTTATCAAAGACTAACTTATGCGAAAGCATTTGCCAAGGATGTTTTCATTAATCAAGAACGAAAGTTAGGGGATCAAAGACGATCAGATACCGTCCTAGTCTTAACTATAAACTATACCGACTCGGGATCGGGCGGGTCTCCTAAGCCCGCTCGGCACCGTAAGAGAAATCAAAGTCTTTGGGTTCTGGGGGGAGTATGGTCGCAAGGCTGAAACTTAAAGGAATTGACGGAAGGGCACCACCAGGAGTGGAGCCTGCGGCTTAATTTGACTCAACACGGGGAAACTTACCAGGTCAAAACATGGGTGGGATTGACAGATTGAGAGCTCTTTCTTGATTCTATGGGTGGTGGTGCATGGCCGTTCTTAGTTGGTGGAGTGATTTGTCTGGTTAATTCCGTTAACGAACGAGACCTTAACCTGCTAACTAGGTCCCTTCCGGGAGTCACCGGGGGAGCCTTCTTAGAGGGACTATGCGGTTCTGAAACGCATGGAAGTTTGAGGCAATAACAGGTCTGTGATGCCCTTAGATGTCCTGGGCCGCACGCGCGCTACAATGACACGCTCAGCAAGTCCTACCCTGGCCCGGGAGGGTTACGGGTAATCTTAATAATACGTGTCGTGTTAGGGATCGATCTTTGCAATTATGGATCTTGAACGAGGAATTCCTAGTAAGTGCAAGTCATCAGCTTGTACTGATTACGTCCCTGCCCTTTGTACACACCGCCCGTCGCTCCTACCGATTTCGAGTGGTCCGGTGAACCTTCTGGACTGCGCCAGTCCCCGAGGCTGCGCGCGGGAAGTTAAGTAAACCTTATCAC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TCCATGCATGTGTAAGTATAAGTATTGTACAGCGAAACTGCGAATGGCTCATTACATCAGTTATTATTTATTTGATAATCGAAAGTTACATGGATAACCGTGACAAATTACAGCTAATACATGCATTCAGACCTGGTCCAAGGGTCGTAATTATTAGTATTAAACCATTTCCGAAAGGAGTGTGATGAATCATAATAATCGAACGAATCGCCAGTTGCGCGATAAATCATTCAAGTTTCTGCCCTATCAGCTTTGGATGGTAGTGTATTGGACTACCATGGCAGTCACGGGTAACGGAGAATTAGGGTTCGATTCCGGAGAGGGAGCCTGAGAAACGGCTACCACATCTACGGAAGGCAGCAGGAGCGAAAATTGCCCAATCCTGACACAGGGAGGCAGTGACAAGAAATATCAACTCTTGGATTTCCAAGAAGTGAAATGAGGATAATTTACAACCCTTACCGAAAGCAATTGGAGGGCAAGTCTGGTGCCAGCAGCCGCGGTAATTCCAGCTCCAATAGCGTATATTAAAGTTGTTGCAGTTAAAAAGCTCGTAGTTGAAACTCTGGCTGTTCGATCCCCGAGCTCTGTAGCCGAGGACTCGACAGTCATCCGCTTGCAAATATGTGTTCGCCTTTAACCGGGTGACCATATGAGCAAGCAATTTACCTTGAGAAAAACAGAGTGTTCCAGGCAGGTTTGTCCGGAATGCATTAGCATGGAATAATAGAATATGACTGAAGTCGATTTATTGGTTTGAGGCTTTAGTAATGATTAATAGGAACAGTCGGGGGCATTGGTACTTGACAGTCAGAGGTGAAATTCTAGGATTTGTCAAAGACTAACAAATGCGAAAGCATTTGCCAAGGATGTTTTCATTAATCAAGAACGAAAGTTAGGGGATCAAAGACGATCAGATACCGTCCTAGTCTTAACTATAAACTATACCGACTCGGATTCGGATGAATCAAAAAGTTCATTCGGGACCGTAGGAGAAATCAAAGTTTTTGGGTTCTGGGGGAAGTATGGTCGCAAGGCTGAAACTTAAAGGAATTGACGGTTTTGCACCACCATGGAGTGGAGTCTGCGGCTTAATTTGACTCAACACTGGGAAACTCATCAGGGCAAGAAGATTTTAGGATTGACAGATTGAGAGTTCTTTCTTGATTGGTCTAGTGGTGGTGCATGGCCGTTCTTAGTTGGTGGAGTGATTTGTCTGGTTAATTCCGTTAACGAACGAGACCTTAACCTGCTAACTAGTACTTCGATGACAAATCGATGTTACTTCTTAGAGGGACTATGTGATGTAATCACATGGAAGTTTGAGGCAATAACAGGTCTGTGATGCCCTTAGATGTCCTGAGCTGCACGCGTACTACAATGGTGCTTTCAACGAGCTTTTCCTGATCCGAAAGGATTTGGGTAATCTTTTTAGTGAGCACCGTGCTTGGGATTGATCTTTGTAATTATGGATCATGAACTAGGAATTCCTAGTAAGCGCATGTCATCATCATGTGCTGATTACGTCCCTGCAAAATGTACACACCGCCCGTCGCTATTACCGATTGAGTGTAAAGGTGAACCTTCTCGATGGCGCAAGCCAGAAATTAAGTAAACCTTTTCACTTAGAGGAAATAAAAGTCGTAACAAGGTTTCC</text:p>
          </table:table-cell>
          <table:table-cell office:value-type="string" calcext:value-type="string">
            <text:p>d__Eukaryota; p__Ciliophora; c__Intramacronucleata; o__Conthreep; f__Oligohymenophore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TCCATGCATGTGTAAGTATAAGTATTGTACAGCGAAACTGCGAATGGCTCATTACATCAGTTATTATTTATTTGATAATCGAAAGTTACATGGATAACCGTGACAAATTACAGCTAATACATGCATTCAGACCTGGTCCAAGGGTCGTAATTATTAGTATTAAACCATTTCCGAAAGGAGTGTGATGAATCATAATAATCGAACGAATCGCCAGTTGCGCGATAAATCATTCAAGTTTCTGCCCTATCAGCTTTGGATGGTAGTGTATTGGACTACCATGGCAGTCACGGGTAACGGAGAATTAGGGTTCGATTCCGGAGAGGGAGCCTGAGAAACGGCTACCACATCTACGGAAGGCAGCAGGAGCGAAAATTGCCCAATCCTGACACAGGGAGGCAGTGACAAGAAATATCAACTCTTGGATTTCCAAGAAGTGAAATGAGGATAATTTACAACCCTTACCGAAAGCAATTGGAGGGCAAGTCTGGTGCCAGCAGCCGCGGTAATTCCAGCTCCAATAGCGTATATTAAAGTTGTTGCAGTTAAAAAGCTCGTAGTTGAAACTCTGGCTGTTCGATCCCCGAGCTCTGTAGCCGAGGACTCGACAGTCATCCGCTTGCAAATATGTGTTCGCCTTTAACCGGGTGACCATATGAGCAAGCAATTTACCTTGAGAAAAACAGAGTGTTCCAGGCAGGTTTGTCCGGAATGCATTAGCATGGAATAATAGAATATGACTGAAGTCGATTTATTGGTTTGAGGCTTTAGTAATGATTAATAGGAACAGTCGGGGGCATTGGTACTTGACAGTCAGAGGTGAAATTCTAGGATTTGTCAAAGACTAACAAATGCGAAAGCATTTGCCAAGGATGTTTTCATTAATCAAGAACGAAAGTTAGGGGATCAAAGACGATCAGATACCGTCCTAGTCTTAACTATAAACTATACCGACTCGGATTCGGATGAATCAAAAAGTTCATTCGGGACCGTAGGAGAAATCAAAGTTTTTGGGTTCTGGGGGAAGTATGGTCGCAAGGCTGAAACTTAAAGGAATTGACGGTTTTGCACCACCATGGAGTGGAGTCTGCGGCTTAATTTGACTCAACACTGGGAAACTCATCAGGGCAAGAAGATTTTAGGATTGACAGATTGAGAGTTCTTTCTTGATTGGTCTAGTGGTGGTGCATGGCCGTTCTTAGTTGGTGGAGTGATTTGTCTGGTTAATTCCGTTAACGAACGAGACCTTAACCTGCTAACTAGTACTTCGATGACAAATCGATGTTACTTCTTAGAGGGACTATGTGATGTAATCACATGGAAGTTTGAGGCAATAACAGGTCTGTGATGCCCTTAGATGTCCTGAGCTGCACGCGTACTACAATGGTGCTTTCAACGAGCTTTTCCTGATCCGAAAGGATTTGGGTAATCTTTTTAGTGAGCACCGTGCTTGGGATTGATCTTTGTAATTATGGATCATGAACTAGGAATTCCTAGTAAGCGCATGTCATCATCATGTGCTGATTACGTCCCTGCAAAATGTACACACCGCCCGTCGCTATTACCGATTGAGTGTAAAGGTGAACCTTCTCGATGGCGCAAGCCAGAAATTAAGTAAACCTTTTCACTTAGAGGAAA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TAAGTATAAATAGTATACAGTGAAACTGCGAATGGCTCATTAAAACAGTTATAGTTTATTTGATAATGGAAGCCTACATGGATAACCGTGGTAATTCTAGAGCTAATACATGCTGTCAAGCCCAACTTTGAAGGAAGGGTTGTATTTATTAGATATGAAGCCAATATTCCGAAAGGTCTATTGCGGTGAATCACAGTAACTGATCGAATCCCTTTACGGGATAAATCATTCAAGTTTCTGCCCTATCAGCTCTCGATGGTAGTGTATTGGACTACCATGGCAGTAACGGGTAACGGAGAATTAGGGTTCGATTCCGGAGAGGGAGCCTGAGAAACGGCTACCACATCTAAGGAAGGCAGCAGGCGCGTAAATTACCCAATGCAGATTCTGCGAGGTAGTGACAATACATAACAACCTGGGGCCTCACGGCTTACGGGATTGCAATGAGAACAATTTAAAAACCTTAACGAGGAACAAGTGGAGGGCAAGTCTGGTGCCAGCAGCCGCGGTAATTCCAGCTCCACTAGCGTATATTAAAGTTGTTGCAGTTAAAAAGCTCGTAGTTGAACTTCTGGCGACGTGTGGTTTCGGTTTCTAATCGGGCCACACGTTGCCATCCGTCTGCAAACTGTTGCGTCCTTCACTGGTTCGCCTCAGGGAGTAGACATTTTACTTTGAGAAAATTAGAGTGTTCATGGCAGGTACTCGCCTGAATACAAAAGCATGGAATAATGGAATAGGATACTTGTCCGTTTGGTTGGTTATCGGACTTGTATAATGATTAATAGGGACAGTTGGGGGCATTAGTATTTAATAGTCAGAGGTGAAATTCTTGGATTTATTAAAGACTAACTTATGCGAAAGCATTTGCCAAGGATGTTTTCATTAATCAAGAACGAAAGTTAGGGGATCAAAGACGATCAGATACCGTCCTAGTCTTAACTATAAACTATGCCGACTCAGTTTCGGCTGGGCCTCAATAACCCAGTCGGCGCTGTATGAGAAATCAAAGTCTTTGGGTTCTGGGGGGAGTATGGTCGCAAGGCTGAAACTTAAAGGAATTGACGGAAGGGCACCACCAGGTGTGGAGCCTGCGGCTTAATTTGACTCAACACGGGGAAACTTACCAGGACCAAACATGGGTGGGATTGACAGATTGAGAGCTCTTTCTTGATTCTATGGGTGGTGGTGCATGGCCGTTCTTAGTTGGTGGAGTGATTTGTCTGCTTAATTGCGTTAACGAACGAGACCTTAACCTGCTTACTAGACGTCTCTTCTTCAAAGGGACGCTCTTCTTAGAGGGACTATGCGGTTTAAACGCATGGAAGTTTGAGGCAATAACAGGTCTGTGATGCCCTTAGATGCCCTGGGCCGCACGCGCGCTACACTGACCCGCTCAGCAAGTCTAACCTGGCTCGGAAGAGTGCGGGTAATCTTCGCAATACGGGTCGTGTTAGGGATAGATCTTTGCAATTATGGATCTTGAACGAGGAATACCTAGTAAGTGCAAGTCATCAGCTTGTACTGATTACGTCCCTGCCCTTTGTACACACCGCCCGTCGCTCCTACCGATTTCGAATGATCCGGTGAACCTTCTGGAGTGGGCTCACGCTCGCAAAGTTAAGTAAACCTTATCATTTAGAGGAAGGAGAAGTCGTAACAAGGTTTCC</text:p>
          </table:table-cell>
          <table:table-cell office:value-type="string" calcext:value-type="string">
            <text:p>d__Eukaryota; p__Ciliophora; c__Intramacronucleata; o__Conthreep; f__Oligohymenophorea; g__Scuticociliati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CATATGCTTGTCTCAAAGATTAAGCCATGCATGTCTAAGTATAAATAGTATACAGTGAAACTGCGAATGGCTCATTAAAACAGTTATAGTTTATTTGATAATGGAAGCCTACATGGATAACCGTGGTAATTCTAGAGCTAATACATGCTGTCAAGCCCAACTTTGAAGGAAGGGTTGTATTTATTAGATATGAAGCCAATATTCCGAAAGGTCTATTGCGGTGAATCACAGTAACTGATCGAATCCCTTTACGGGATAAATCATTCAAGTTTCTGCCCTATCAGCTCTCGATGGTAGTGTATTGGACTACCATGGCAGTAACGGGTAACGGAGAATTAGGGTTCGATTCCGGAGAGGGAGCCTGAGAAACGGCTACCACATCTAAGGAAGGCAGCAGGCGCGTAAATTACCCAATGCAGATTCTGCGAGGTAGTGACAATACATAACAACCTGGGGCCTCACGGCTTACGGGATTGCAATGAGAACAATTTAAAAACCTTAACGAGGAACAAGTGGAGGGCAAGTCTGGTGCCAGCAGCCGCGGTAATTCCAGCTCCACTAGCGTATATTAAAGTTGTTGCAGTTAAAAAGCTCGTAGTTGAACTTCTGGCGACGTGTGGTTTCGGTTTCTAATCGGGCCACACGTTGCCATCCGTCTGCAAACTGTTGCGTCCTTCACTGGTTCGCCTCAGGGAGTAGACATTTTACTTTGAGAAAATTAGAGTGTTCATGGCAGGTACTCGCCTGAATACAAAAGCATGGAATAATGGAATAGGATACTTGTCCGTTTGGTTGGTTATCGGACTTGTATAATGATTAATAGGGACAGTTGGGGGCATTAGTATTTAATAGTCAGAGGTGAAATTCTTGGATTTATTAAAGACTAACTTATGCGAAAGCATTTGCCAAGGATGTTTTCATTAATCAAGAACGAAAGTTAGGGGATCAAAGACGATCAGATACCGTCCTAGTCTTAACTATAAACTATGCCGACTCAGTTTCGGCTGGGCCTCAATAACCCAGTCGGCGCTGTATGAGAAATCAAAGTCTTTGGGTTCTGGGGGGAGTATGGTCGCAAGGCTGAAACTTAAAGGAATTGACGGAAGGGCACCACCAGGTGTGGAGCCTGCGGCTTAATTTGACTCAACACGGGGAAACTTACCAGGACCAAACATGGGTGGGATTGACAGATTGAGAGCTCTTTCTTGATTCTATGGGTGGTGGTGCATGGCCGTTCTTAGTTGGTGGAGTGATTTGTCTGCTTAATTGCGTTAACGAACGAGACCTTAACCTGCTTACTAGACGTCTCTTCTTCAAAGGGACGCTCTTCTTAGAGGGACTATGCGGTTTAAACGCATGGAAGTTTGAGGCAATAACAGGTCTGTGATGCCCTTAGATGCCCTGGGCCGCACGCGCGCTACACTGACCCGCTCAGCAAGTCTAACCTGGCTCGGAAGAGTGCGGGTAATCTTCGCAATACGGGTCGTGTTAGGGATAGATCTTTGCAATTATGGATCTTGAACGAGGAATACCTAGTAAGTGCAAGTCATCAGCTTGTACTGATTACGTCCCTGCCCTTTGTACACACCGCCCGTCGCTCCTACCGATTTCGAATGATCCGGTGAACCTTCTGGAGTGGGCTCACGCTCGCAAAGTTAAGTA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TAGTATACAGTGAAACTGCGAATGGCTCATTAAAACAGTTATAGTTTATTTGATAATTAAATCTACATGGATAACCGTGGTAATTCTAGAGCTAATACATGCTGTCAAACCCGACTTTTCGGAAAGGTTGTATTTATTAGATATCAAACCAATAGTCCTCTGGATTATTGTGATGATTCATAATAACTGATCGGAGCGTGGCTCGGCCATCGCTGAATCATTCAAGTTTCTGCCCTATCAGCTTTCGATGGTAGTGTATTGGACTACCATGGCAGTCACGGGTAACGGGGAATTAGGGTTCGGTTCCGGAGAGGGAGCCTGAGAAACGGCTACCACTTCTAAGGAAGGCAGCAGGCGCGTAAATTACCCAATCCTGACTCAGGGAGGTAGTGACAAGAAATAACAACTCGGGGCCTCACGGCTTACGAGATTGCAATGAGAACAATCCAAACCACTTATCGAGGAACAATTGGAGGGCAAGTCTGGTGCCAGCAGCCGCGGTAATTCCAGCTCCAATAGCGTATATTAAAGTTGTTGCAGTTAAAAAGCTCGTAGTTGAACTTCTGGCGGTCGCATGCGTCGGCTTCGGTCGCACATGCGGTCGTCATCCGCTTGAAAACCGTGTTCGAGCTTAACTGGTCGACACGGGGATCAGGCACTTTACTTTGAAAAAATTAGAGTGTTCAAGGCAGGCGCTCGCCCTGAATACACAAGCATGGAATAATGGAACAGGACTACGGCTCCTTTTTATTGGTTATAGGACCGCAGTAATGATTAATAGAGACAGTTGGGGGCATTAGTATTTAATTGTCAGAGGTGAAATTCTTGGATTTATTAAAGACTAACTTATGCGAAAGCATTTGCCAAGGATGTTTTCATTAATCAAGAACGAAAGTTAGGGGATCAAAGACGATCAGATACCGTCCTAGTCTTAACTATAAACTATACCGACTAGGGATTGGCCGGGTCTTTCGAGCCCGGTCAGCACCTTATGAGAAATCAAAGTCTTTGGGTTCTGGGGGGAGTATGGTCGCAAGGCTGAAACTTAAAGGAATTGACGGAAGGGCACCACCAGGAGTGGAGCCTGCGGCTTAATTTGACTCAACACGGGGAAACTTACCAGGTCAAAACATGGGTGGGATTGACAGATTGAGAGCTCTTTCTTGATTCTGTGGGTGGTGGTGCATGGCCGTTCTTAGTTGGTGGAGTGATTTGTCTGGTTAATTCCGTTAACGAACGAGACCTTAACCTGCTAACTAGCCGCCTTGTGCACAACGGGGTTGGCTTCTTAGAGGGACTATGTGTTCAAGCACATGGAAGTTTGAGGCAATAACAGGTCAGTGATGCCCTTAGATGTCCTGGGCCGCACGCGCGCTACACTGACACGTTCAGCGAGTTCTATCCTGGCCCGGAAGGGTTCGGGTAATCTTCACAGTACGTGTCGTGCTGGGGATCGATCTTTGGAATTATAGATCTTGAACGAGGAATTCCTAGTAAGCATAAGTCATCAGCTTGTGCTGATTACGTCCCTGCCCTTTGTACACACCGCCCGTCGCTCCTACCGATTTTGAGTGATTCGGTGAACCTTCTGGACTGCGCTTGCCTTCAAGGTCGGTGCGGGAAGTTAAGTAAACCATATCACTTAGAGGAAGGAGAAGTCGTAACAAGGTTTCC</text:p>
          </table:table-cell>
          <table:table-cell office:value-type="string" calcext:value-type="string">
            <text:p>d__Eukaryota; p__Ciliophora; c__Intramacronucleata; o__Conthreep; f__Prostomatea; g__Cryptocaryo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TAAAGATTAAGCCATGCATGTCTAAGTATAAATAGTATACAGTGAAACTGCGAATGGCTCATTAAAACAGTTATAGTTTATTTGATAATTAAATCTACATGGATAACCGTGGTAATTCTAGAGCTAATACATGCTGTCAAACCCGACTTTTCGGAAAGGTTGTATTTATTAGATATCAAACCAATAGTCCTCTGGATTATTGTGATGATTCATAATAACTGATCGGAGCGTGGCTCGGCCATCGCTGAATCATTCAAGTTTCTGCCCTATCAGCTTTCGATGGTAGTGTATTGGACTACCATGGCAGTCACGGGTAACGGGGAATTAGGGTTCGGTTCCGGAGAGGGAGCCTGAGAAACGGCTACCACTTCTAAGGAAGGCAGCAGGCGCGTAAATTACCCAATCCTGACTCAGGGAGGTAGTGACAAGAAATAACAACTCGGGGCCTCACGGCTTACGAGATTGCAATGAGAACAATCCAAACCACTTATCGAGGAACAATTGGAGGGCAAGTCTGGTGCCAGCAGCCGCGGTAATTCCAGCTCCAATAGCGTATATTAAAGTTGTTGCAGTTAAAAAGCTCGTAGTTGAACTTCTGGCGGTCGCATGCGTCGGCTTCGGTCGCACATGCGGTCGTCATCCGCTTGAAAACCGTGTTCGAGCTTAACTGGTCGACACGGGGATCAGGCACTTTACTTTGAAAAAATTAGAGTGTTCAAGGCAGGCGCTCGCCCTGAATACACAAGCATGGAATAATGGAACAGGACTACGGCTCCTTTTTATTGGTTATAGGACCGCAGTAATGATTAATAGAGACAGTTGGGGGCATTAGTATTTAATTGTCAGAGGTGAAATTCTTGGATTTATTAAAGACTAACTTATGCGAAAGCATTTGCCAAGGATGTTTTCATTAATCAAGAACGAAAGTTAGGGGATCAAAGACGATCAGATACCGTCCTAGTCTTAACTATAAACTATACCGACTAGGGATTGGCCGGGTCTTTCGAGCCCGGTCAGCACCTTATGAGAAATCAAAGTCTTTGGGTTCTGGGGGGAGTATGGTCGCAAGGCTGAAACTTAAAGGAATTGACGGAAGGGCACCACCAGGAGTGGAGCCTGCGGCTTAATTTGACTCAACACGGGGAAACTTACCAGGTCAAAACATGGGTGGGATTGACAGATTGAGAGCTCTTTCTTGATTCTGTGGGTGGTGGTGCATGGCCGTTCTTAGTTGGTGGAGTGATTTGTCTGGTTAATTCCGTTAACGAACGAGACCTTAACCTGCTAACTAGCCGCCTTGTGCACAACGGGGTTGGCTTCTTAGAGGGACTATGTGTTCAAGCACATGGAAGTTTGAGGCAATAACAGGTCAGTGATGCCCTTAGATGTCCTGGGCCGCACGCGCGCTACACTGACACGTTCAGCGAGTTCTATCCTGGCCCGGAAGGGTTCGGGTAATCTTCACAGTACGTGTCGTGCTGGGGATCGATCTTTGGAATTATAGATCTTGAACGAGGAATTCCTAGTAAGCATAAGTCATCAGCTTGTGCTGATTACGTCCCTGCCCTTTGTACACACCGCCCGTCGCTCCTACCGATTTTGAGTGATTCGGTGAACCTTCTGGACTGCGCTTGCCTTCAAGGTCGGTGCGGGAAGTTAAGTAAACCA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AACTACACAGTAAAACTGCGAATGGCTCATTAAAACAGTTATAGTTTATTTGATACATTAAATGGATAACTGTAGAAAAACTAGAGCTAATACATGCCAAAACCGCAAGGTTGTATTTATTAGATATACCAAATAGGTGAATCATAATAACTTCGCAAATCGCAGTCTTACTGCGATAAATCATTCAAGTTTCTGCCCTATCATGCTTTCGATGGTAGTGTATTGGACTACCATGGCTCTCACGGGTAACGGGGAATTAGGGTTCGATTCCGGAGAAGGAGCCTGAGAAACGGCTACTACATCTAAGGAAGGCAGCAGGCGCGTAAATTACCCAATCCTGACTCAGGGAGGTAGTGACAAGATATAACAACACGATTAAAATCGTGATTGTAGTGAGGGTATTCCAAACCGAACTTCGAGTACGATTGGAGGGCAAGTCTGGTGCCAGCAGCCGCGGTAATTCCAGCTCCAATAGCGTATATTAAAGTTGTTGCAGTTAAAAAGCTCGTAGTTGGATTTCAAGGAACATCAATAGGAAACTATTGATATCCTATCAGTCTTTGACTGTTACTGTGAGAAAATTAGAGTGTTTCAAGCAGGCTGTTGCCCGAATACATTAGCATGGAATAACGAATGTGTCTAGAATCTTGGTTAATTCTAGATTACGATTAATAGGGACAGTTGGGGGCATTAGTATTTAATTGTCAGAGGTGAAATTCTTGGATTTGTTAAAGACTAACGTATGCGAAAGCATTTGCCAAGGATGTTTTCATTAATCAAGAACGAAAGATAGGGGATCAAAGACGATTAGATACCGTCGTAGTCCTATCTATAAACTATGCCGACTAGGGATTGGAATGAACTAGTATCATT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TATCTATTACATAGATAATGACTTCTTAGAGGGACTATGTGTCGAAAAGCACATGGAAGTTTGAGGCAATAACAGGTCTGTGATGCCCTTATATGTCCTGGGCTGCACGCGTGCTACACTGATACATACAACAAGTGCCTAGCCTGCCAAGGTATGGCAATCTCTAATATGTATCGTGATGGGGATAGATCTTTGCAATTATAGATCTTGAACGAGGAATTCCTAGTAAGTGCAAGTCATCATCTTGCATTGATTATGTCCCTGCCCTTTGTACACACCGCCCGTCGCTCCTACCGATACCGGGTGATACGGTGAACCTTTTGGACCGTTTCACGGGAAGATAAGTAAACCTTATCACCTAGAGGAAGGAGAAGTCGTAACAAGGTTTCC</text:p>
          </table:table-cell>
          <table:table-cell office:value-type="string" calcext:value-type="string">
            <text:p>d__Eukaryota; p__Ciliophora; c__Intramacronucleata; o__Litostomatea; f__Haptor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AACTACACAGTAAAACTGCGAATGGCTCATTAAAACAGTTATAGTTTATTTGATACATTAAATGGATAACTGTAGAAAAACTAGAGCTAATACATGCCAAAACCGCAAGGTTGTATTTATTAGATATACCAAATAGGTGAATCATAATAACTTCGCAAATCGCAGTCTTACTGCGATAAATCATTCAAGTTTCTGCCCTATCATGCTTTCGATGGTAGTGTATTGGACTACCATGGCTCTCACGGGTAACGGGGAATTAGGGTTCGATTCCGGAGAAGGAGCCTGAGAAACGGCTACTACATCTAAGGAAGGCAGCAGGCGCGTAAATTACCCAATCCTGACTCAGGGAGGTAGTGACAAGATATAACAACACGATTAAAATCGTGATTGTAGTGAGGGTATTCCAAACCGAACTTCGAGTACGATTGGAGGGCAAGTCTGGTGCCAGCAGCCGCGGTAATTCCAGCTCCAATAGCGTATATTAAAGTTGTTGCAGTTAAAAAGCTCGTAGTTGGATTTCAAGGAACATCAATAGGAAACTATTGATATCCTATCAGTCTTTGACTGTTACTGTGAGAAAATTAGAGTGTTTCAAGCAGGCTGTTGCCCGAATACATTAGCATGGAATAACGAATGTGTCTAGAATCTTGGTTAATTCTAGATTACGATTAATAGGGACAGTTGGGGGCATTAGTATTTAATTGTCAGAGGTGAAATTCTTGGATTTGTTAAAGACTAACGTATGCGAAAGCATTTGCCAAGGATGTTTTCATTAATCAAGAACGAAAGATAGGGGATCAAAGACGATTAGATACCGTCGTAGTCCTATCTATAAACTATGCCGACTAGGGATTGGAATGAACTAGTATCATT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TATCTATTACATAGATAATGACTTCTTAGAGGGACTATGTGTCGAAAAGCACATGGAAGTTTGAGGCAATAACAGGTCTGTGATGCCCTTATATGTCCTGGGCTGCACGCGTGCTACACTGATACATACAACAAGTGCCTAGCCTGCCAAGGTATGGCAATCTCTAATATGTATCGTGATGGGGATAGATCTTTGCAATTATAGATCTTGAACGAGGAATTCCTAGTAAGTGCAAGTCATCATCTTGCATTGATTATGTCCCTGCCCTTTGTACACACCGCCCGTCGCTCCTACCGATACCGGGTGATACGGTGAACCTTTTGGACCGTTTCACGGGAAGATAAGTAAACCTTAT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AACTACACAGTAAAACTGCGAATGGCTCATTAAAACAGTTATAGTTTATTTGATACATTAAATGGATAACTGTAGAAAAACTAGAGCTAATACATGCCAAAACCGCAAGGTTGTATTTATTAGATATACCAATTAGGTGAATCATAATAACTTAGCAAATCGCAGCTCGCCTGCGATAAATCATTCAAGTTTCTGCCCTATCATGCTTTCGATGGTAGTGTATTGGACTACCATGGCTCTCACGGGTAACGGGGAATTAGGGTTCGATTCCGGAGAAGGAGCCTGAGAAACGGCTACTACATCTAAGGAAGGCAGCAGGCGCGTAAATTACCCAATCCTGACTCAGGGAGGTAGTGACAAGATATAACGACGCGACTAAAAATCGCGATTGTAGTGAGGGTATTCTAAACCGAACCACTAGTACGATTGGAGGGCAAGTCTGGTGCCAGCAGCCGCGGTAATTCCAGCTCCAATAGCGTATATTAAAGTTGTTGCAGTTAAAAAGCTCGTAGTTGGATTTCAAGGAACGCAGTATGATCTCATACTGCCTCCTACCAGTCATTGACTGTTACTGTGAGAAAATTAGAGTGTTTCAAGCAGGCTGTTGCAGGAATACATTAGCATGGAATAACGAATGTGTCTAGAATCTTGGTTAATTCTAGATTTCGATTAATAGGGACAGTTGGGGGCATTAGTATTTAATTGTCAGAGGTGAAATTCTTGGATTTGTTAAAGACTAACGTATGCGAAAGCATTTGCCAAAGATGTTTTCATTAATCAAGAACGAAAGATAGGGGATCAAAGACGATCAGATACCGTCGTAGTCCTATCTATAAACTATGCCGACTAGGGATTGGGATGGAAAAGTATCATCTCAGTACCTTATGAGAAATCAAAGTCTTTGGGTTCTGGGGGGAGTATGGTCGCAAGACTGAAACTTAAAGAAATTGACGGAAGGGCACCACCAGGAGTGGAGCCTGCGGCTTAATTTGACTCAACACGGGGAAACTTACCAGGTCCAGACATAGTAAGGATTGACAGGTTGATAGCCCTTTCTTGATTCTATGGGTGGTGGTGCATGGCCGTTCTTAGTTGGTGGAGTGATTTGTCTGGTTAATTCCGATAACGAACGAGACCTTAACCTGCTAACTAGTCTCACTCATTACATGGGTGTTGACTTCTTAGAGGGACTATGTGTCGAAAAGCACATGGAAGTTTGAGGCAATAACAGGTCTGTGATGCCCTTATATGTCCTGGGCTGCACGCGTGCTACACTGATGCATACAACAAGTGCCTAGCCTGCTAAGGTATGGCAATCTCTAATATGCATCGTGATGGGGATAGATCTTTGCAATTATAGATCTTGAACGAGGAATTCCTAGTAAGTGCAAGTCATCATCTTGCATTGATTATGTCCCTGCCCTTTGTACACACCGCCCGTCGCTCCTACCGATACCGGGTGATCCGGTGAACCTTTTGGACCGTTTTCGGGAAAATAAGTAAACCTTATCACCTAGAGGAAGGAGAAGTCGTAACAAGGTTTCC</text:p>
          </table:table-cell>
          <table:table-cell office:value-type="string" calcext:value-type="string">
            <text:p>d__Eukaryota; p__Ciliophora; c__Intramacronucleata; o__Litostomatea; f__Haptoria; g__Arcuospathidi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TAACTACACAGTAAAACTGCGAATGGCTCATTAAAACAGTTATAGTTTATTTGATACATTAAATGGATAACTGTAGAAAAACTAGAGCTAATACATGCCAAAACCGCAAGGTTGTATTTATTAGATATACCAATTAGGTGAATCATAATAACTTAGCAAATCGCAGCTCGCCTGCGATAAATCATTCAAGTTTCTGCCCTATCATGCTTTCGATGGTAGTGTATTGGACTACCATGGCTCTCACGGGTAACGGGGAATTAGGGTTCGATTCCGGAGAAGGAGCCTGAGAAACGGCTACTACATCTAAGGAAGGCAGCAGGCGCGTAAATTACCCAATCCTGACTCAGGGAGGTAGTGACAAGATATAACGACGCGACTAAAAATCGCGATTGTAGTGAGGGTATTCTAAACCGAACCACTAGTACGATTGGAGGGCAAGTCTGGTGCCAGCAGCCGCGGTAATTCCAGCTCCAATAGCGTATATTAAAGTTGTTGCAGTTAAAAAGCTCGTAGTTGGATTTCAAGGAACGCAGTATGATCTCATACTGCCTCCTACCAGTCATTGACTGTTACTGTGAGAAAATTAGAGTGTTTCAAGCAGGCTGTTGCAGGAATACATTAGCATGGAATAACGAATGTGTCTAGAATCTTGGTTAATTCTAGATTTCGATTAATAGGGACAGTTGGGGGCATTAGTATTTAATTGTCAGAGGTGAAATTCTTGGATTTGTTAAAGACTAACGTATGCGAAAGCATTTGCCAAAGATGTTTTCATTAATCAAGAACGAAAGATAGGGGATCAAAGACGATCAGATACCGTCGTAGTCCTATCTATAAACTATGCCGACTAGGGATTGGGATGGAAAAGTATCATCTCAGTACCTTATGAGAAATCAAAGTCTTTGGGTTCTGGGGGGAGTATGGTCGCAAGACTGAAACTTAAAGAAATTGACGGAAGGGCACCACCAGGAGTGGAGCCTGCGGCTTAATTTGACTCAACACGGGGAAACTTACCAGGTCCAGACATAGTAAGGATTGACAGGTTGATAGCCCTTTCTTGATTCTATGGGTGGTGGTGCATGGCCGTTCTTAGTTGGTGGAGTGATTTGTCTGGTTAATTCCGATAACGAACGAGACCTTAACCTGCTAACTAGTCTCACTCATTACATGGGTGTTGACTTCTTAGAGGGACTATGTGTCGAAAAGCACATGGAAGTTTGAGGCAATAACAGGTCTGTGATGCCCTTATATGTCCTGGGCTGCACGCGTGCTACACTGATGCATACAACAAGTGCCTAGCCTGCTAAGGTATGGCAATCTCTAATATGCATCGTGATGGGGATAGATCTTTGCAATTATAGATCTTGAACGAGGAATTCCTAGTAAGTGCAAGTCATCATCTTGCATTGATTATGTCCCTGCCCTTTGTACACACCGCCCGTCGCTCCTACCGATACCGGGTGATCCGGTGAACCTTTTGGACCGTTTTCGGGAAAATAAGTAAACCTTATCACCTAGAGGAAGGAGAAGTCGTAACAAGGTTTCC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TAACTACACAGTAAAACTGCGAATGGCTCATTAAAACAGTTATAGTTTATTTGATACATTAAATGGATAACTGTAGAAAAACTAGAGCTAATACATGCCAAGACCGCAAGGTTGTATTTATTAGATATACCAAGTGGGTGAATCATAATAACTTTTCAAATCGCGGCCACGCCGCGATAAATCATTCAAGTTTCTGCCCTATCATGCTTTCGATGGTAGTGTATTGGACTACCATGGCTCTCACGGGTAACGGGGAATTAGGGTTCGATTCCGGAGAAGGAGCCTGAGAAACGGCTACTACATCTAAGGAAGGCAGCAGGCGCGTAAATTACCCAATCCTGACTCAGGGAGGTAGTGACAAGATATAACGACGCGATGAATAATCGCGATTGTAGTGATGGTATTCCAAACCGAACTTAAAGTACAATTGGAGGGCAAGTCTGGTGCCAGCAGCCGCGGTAATTCCAGCTCCAATAGCGTATATTAAAGTTGTTGCAGTTAAAAAGCTCGTAGTTGGATTTCAAGGGTCGCACCGGGGATAACTCGCGTGCACTCTACCAGTCTTTGACTGTTACTGTGAGAAAATTAGAGTGTTTCAAGCAGGCTGTTGCAGGAATACATTAGCATGGAATAACGAATGTGTCTAGAATCTTGGTTAATTCTAGATTACGATTAATAGGGACAGTTGGGGGCATTAGTATTTAATTGTCAGAGGTGAAATTCTTGGATTTGTTAAAGACTAACGTATGCGAAAGCATTTGCCAAGGATGTTTTCATTAATCAAGAACGAAAGATAGGGGATCAAAGACGATCAGATACCGTCGTAGTCCTATCTATAAACTATGCCGACTAGGGATTGGGATGGAAAAGTATCATC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TACTCATTTCATGGGTACTGACTTCTTAGAGGGACTATGTGTCGAAAAGCACATGGAAGTTTGAGGCAATAACAGGTCTGTGATGCCCTTATATGTCCTGGGCTGCACGCGTGCTACACTGATGCATACAACAAGTGCCTAGCCTGCCAAGGTATGGCAATCTCGAATATGCATCGTGATGGGGATAGATCTTTGCAATTATAGATCTTGAACGAGGAATTCCTAGTAAGTGCAAGTCATCATCTTGCATTGATTATGTCCCTGCCCTTTGTACACACCGCCCGTCGCTCCTACCGATACCGGGTGATCCGGTGAACCTATTGGACCTTACGGGGAAAAATATGTAAACCTAATCACCTAGAGGAAGGAGAAGTCGTAACAAGGTTTCC</text:p>
          </table:table-cell>
          <table:table-cell office:value-type="string" calcext:value-type="string">
            <text:p>d__Eukaryota; p__Ciliophora; c__Intramacronucleata; o__Litostomatea; f__Haptoria; g__Haptori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CTAAGCCATGCATGTCTAAGTATAAATAACTACACAGTAAAACTGCGAATGGCTCATTAAAACAGTTATAGTTTATTTGATACATTAAATGGATAACTGTAGAAAAACTAGAGCTAATACATGCCAAGACCGCAAGGTTGTATTTATTAGATATACCAAGTGGGTGAATCATAATAACTTTTCAAATCGCGGCCACGCCGCGATAAATCATTCAAGTTTCTGCCCTATCATGCTTTCGATGGTAGTGTATTGGACTACCATGGCTCTCACGGGTAACGGGGAATTAGGGTTCGATTCCGGAGAAGGAGCCTGAGAAACGGCTACTACATCTAAGGAAGGCAGCAGGCGCGTAAATTACCCAATCCTGACTCAGGGAGGTAGTGACAAGATATAACGACGCGATGAATAATCGCGATTGTAGTGATGGTATTCCAAACCGAACTTAAAGTACAATTGGAGGGCAAGTCTGGTGCCAGCAGCCGCGGTAATTCCAGCTCCAATAGCGTATATTAAAGTTGTTGCAGTTAAAAAGCTCGTAGTTGGATTTCAAGGGTCGCACCGGGGATAACTCGCGTGCACTCTACCAGTCTTTGACTGTTACTGTGAGAAAATTAGAGTGTTTCAAGCAGGCTGTTGCAGGAATACATTAGCATGGAATAACGAATGTGTCTAGAATCTTGGTTAATTCTAGATTACGATTAATAGGGACAGTTGGGGGCATTAGTATTTAATTGTCAGAGGTGAAATTCTTGGATTTGTTAAAGACTAACGTATGCGAAAGCATTTGCCAAGGATGTTTTCATTAATCAAGAACGAAAGATAGGGGATCAAAGACGATCAGATACCGTCGTAGTCCTATCTATAAACTATGCCGACTAGGGATTGGGATGGAAAAGTATCATC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TACTCATTTCATGGGTACTGACTTCTTAGAGGGACTATGTGTCGAAAAGCACATGGAAGTTTGAGGCAATAACAGGTCTGTGATGCCCTTATATGTCCTGGGCTGCACGCGTGCTACACTGATGCATACAACAAGTGCCTAGCCTGCCAAGGTATGGCAATCTCGAATATGCATCGTGATGGGGATAGATCTTTGCAATTATAGATCTTGAACGAGGAATTCCTAGTAAGTGCAAGTCATCATCTTGCATTGATTATGTCCCTGCCCTTTGTACACACCGCCCGTCGCTCCTACCGATACCGGGTGATCCGGTGAACCTATTGGACCTTACGGGGAAAAATATGTAAACCTAAT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AACTACACAGTGAAACTGCGAATGGCTCATTAAAACAGTTATAGTTTATTTGATACATTAAATGGATAACTGTAGAAAAACTAGAGCTAATACATGCCAAAACCGCAAGGTTGTATTTATTAGATATACCAGGTTGGTGAATCATAATAACTTCGCAAATCGTAGCTCTGCTGCGATAAATCATTCAAGTTTCTGCCCTATCATGCTTTCGATGGTAGTGTATTGGACTACCATGGCTCTCACGGGTAACGGGGAATTAGGGTTCGATTCCGGAGAAGGAGCCTGAGAAACGGCTACTACATCTAAGGAAGGCAGCAGGCGCGTAAATTACCCAATCCTGACTCAGGGAGGTAGTGACAAGATATAACGACGCGCCTAAAAAGCGCGATTGTAGTGAGGGTTTTCCAAACCGAACCACTAGTACGATTGGAGGGCAAGTCTGGTGCCAGCAGCCGCGGTAATTCCAGCTCCAATAGCGTATATTAAAGTTGTTGCAGTTAAAAAGCTCGTAGTTGGATTTCAAGGGTCGCAACGTGTAACCACGCTTGCACCCTACCAGTCTTTGACTGTTACTGTGAGAAAATTAGAGTGTTTCAAGCAGGCTATTGCAGGAATACATTAGCATGGAATAACGAATGTGTCTAGAATCTTGGTTAATTCTAGATTACGATTAATAGGGACAGTTGGGGGCATTAGTATTTAATTGTCAGAGGTGAAATTCTTGGATTTATTAAAGACTAACGTATGCGAAAGCATTTGTCAAGGATGTTTTCATTAATCAAGAACGAAAGATAGGGGATCAAAGACGATCAGATACCGTCGTAGTCCTATCTATAAACTATGCCGACTAGGGATTGGGATGGAAAAGTATCATC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TATTTATTACATAGATATTGACTTCTTAGAGGGACTATGTGTCGAAAAGCACATGGAAGTTTGAGGCAATAACAGGTCTGTGATGCCCTTATATGTCCTGGGCTGCACGCGTGCTACACTGATGCATACAACAAGTGCCTAGCCTGCTAAGGTATGGCAATCTCGAATATGCATCGTGATGGGGATAGATCTTTGCAATTATAGATCTTGAACGAGGAATTCCTAGTAAGTGCAAGTCATCATCTTGCATTGATTATGTCCCTGCCCTTTGTACACACCGCCCGTCGCTCCTACCGATGAATGTTCAGGTGAACCTATTGGACCGTTCGCGGGAAAATAAGTAAACCTTAACACCTAGAGGAAGGAGAAGTCGTAACAAGGTTTCC</text:p>
          </table:table-cell>
          <table:table-cell office:value-type="string" calcext:value-type="string">
            <text:p>d__Eukaryota; p__Ciliophora; c__Intramacronucleata; o__Litostomatea; f__Haptoria; g__Haptori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TAACTACACAGTGAAACTGCGAATGGCTCATTAAAACAGTTATAGTTTATTTGATACATTAAATGGATAACTGTAGAAAAACTAGAGCTAATACATGCCAAAACCGCAAGGTTGTATTTATTAGATATACCAGGTTGGTGAATCATAATAACTTCGCAAATCGTAGCTCTGCTGCGATAAATCATTCAAGTTTCTGCCCTATCATGCTTTCGATGGTAGTGTATTGGACTACCATGGCTCTCACGGGTAACGGGGAATTAGGGTTCGATTCCGGAGAAGGAGCCTGAGAAACGGCTACTACATCTAAGGAAGGCAGCAGGCGCGTAAATTACCCAATCCTGACTCAGGGAGGTAGTGACAAGATATAACGACGCGCCTAAAAAGCGCGATTGTAGTGAGGGTTTTCCAAACCGAACCACTAGTACGATTGGAGGGCAAGTCTGGTGCCAGCAGCCGCGGTAATTCCAGCTCCAATAGCGTATATTAAAGTTGTTGCAGTTAAAAAGCTCGTAGTTGGATTTCAAGGGTCGCAACGTGTAACCACGCTTGCACCCTACCAGTCTTTGACTGTTACTGTGAGAAAATTAGAGTGTTTCAAGCAGGCTATTGCAGGAATACATTAGCATGGAATAACGAATGTGTCTAGAATCTTGGTTAATTCTAGATTACGATTAATAGGGACAGTTGGGGGCATTAGTATTTAATTGTCAGAGGTGAAATTCTTGGATTTATTAAAGACTAACGTATGCGAAAGCATTTGTCAAGGATGTTTTCATTAATCAAGAACGAAAGATAGGGGATCAAAGACGATCAGATACCGTCGTAGTCCTATCTATAAACTATGCCGACTAGGGATTGGGATGGAAAAGTATCATC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TATTTATTACATAGATATTGACTTCTTAGAGGGACTATGTGTCGAAAAGCACATGGAAGTTTGAGGCAATAACAGGTCTGTGATGCCCTTATATGTCCTGGGCTGCACGCGTGCTACACTGATGCATACAACAAGTGCCTAGCCTGCTAAGGTATGGCAATCTCGAATATGCATCGTGATGGGGATAGATCTTTGCAATTATAGATCTTGAACGAGGAATTCCTAGTAAGTGCAAGTCATCATCTTGCATTGATTATGTCCCTGCCCTTTGTACACACCGCCCGTCGCTCCTACCGATGAATGTTCAGGTGAACCTATTGGACCGTTCGCGGGAAAATAAGTAAACCTTAACAC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TATGCATGTCTAAGTATAAATAACTACACAGTAAAACTGCGAATGGCTCATTAAAACAGTTATAGTTTATTTGATACAACAAATGGATAACTGTAGAAAAACTAGAGCTAATACATGCCACAACCACAAGGTTGTATTTATTAGATATTCCAATTAAGGTGAATCATAATAACTTCGCAAATCGCGATTTTATCGCGATAAATCATTCAAGTTTCTGCCCTATCATGCTTTCGATGGTAGTGTATTGGACTACCATGGCTTTCACGGGTAACGGGGAATTAGGGTTCGATTCCGGAGAAGGAGCCTGAGAAACGGCTACTACATCTACGGAAGGCAGCAGGCGCGTAAATTACCCAATCCTGACTCAGGGAGGTGGTGACAAGATATAACGATGCAACTAATGTTGCAATTGTAGTGAGGGTATTCTAAACCGAACCACTAGTACGATTAGAGGGCAAGTCTGGTGCCAGCAGCCGCGGTAATTCCAGCTCTAATAGCGTATATTAAAGTTGTTGCAGTTAAAAAGCTCGTAGTTGGATTTCAAGGGTTTGGGCAATCCTTCAGGATTGTACCTCCCTACTAGTCTTTGACTGTTACTGTGAGAAAATTAGAGTGTTTCAAGCAGGCTCTTGCAAGAATACATTAGCATGGAATAACGAATGTGTCTAGAATCTTGGTTAATTCTAGATTTCGGTTAATAGGGACAGTTGGGGGCATTAGTATTTAATTGTCAGAGGTGAAATTCTTGGATTTGTTAAAGACTAACGTATGCGAAAGCATTTGCCAAGGATGTTTTCATTAATCAAGAACGAAAGATAGGGGATCAAAGACAATCAGATACTGTCGTAGTCCTATCTATAAACTATGCCGACTAGGGATTGGGATGGATTTTACACCATC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AACTCATTTTATGAGTCTTGACTTCTTAGAGGGACTATGTTCAAAAAGTTCATGGAAGTTTGAGGCAATAACAGGTCTGTGATGCCCTTATATGTCCTGGGCTGCACGCGTGCTACACTGATGCATACAACAAGTGCCGAGCCCGCTAGGGTATGGCAATCTCGAATATGCATCGTGATGGGGATAGATCTTTGCAATTATAGATCTTGAACGAGGAATTCCTAGTAAGTGCAAGTCATCATCTTGCATTGATTATGTCCCTGCCCTTTGTACACACCGCCCGTCGCTCCTACCGATACCGGGTGATCCGGTGAACCTTTTGGACCGTCAGGAAAGATAAGTAAACCATATCACCTAGAGGAAGGATAAGTCGTAACAAGGTTTCC</text:p>
          </table:table-cell>
          <table:table-cell office:value-type="string" calcext:value-type="string">
            <text:p>d__Eukaryota; p__Ciliophora; c__Intramacronucleata; o__Litostomatea; f__Trichostomati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CTAAGCTATGCATGTCTAAGTATAAATAACTACACAGTAAAACTGCGAATGGCTCATTAAAACAGTTATAGTTTATTTGATACAACAAATGGATAACTGTAGAAAAACTAGAGCTAATACATGCCACAACCACAAGGTTGTATTTATTAGATATTCCAATTAAGGTGAATCATAATAACTTCGCAAATCGCGATTTTATCGCGATAAATCATTCAAGTTTCTGCCCTATCATGCTTTCGATGGTAGTGTATTGGACTACCATGGCTTTCACGGGTAACGGGGAATTAGGGTTCGATTCCGGAGAAGGAGCCTGAGAAACGGCTACTACATCTACGGAAGGCAGCAGGCGCGTAAATTACCCAATCCTGACTCAGGGAGGTGGTGACAAGATATAACGATGCAACTAATGTTGCAATTGTAGTGAGGGTATTCTAAACCGAACCACTAGTACGATTAGAGGGCAAGTCTGGTGCCAGCAGCCGCGGTAATTCCAGCTCTAATAGCGTATATTAAAGTTGTTGCAGTTAAAAAGCTCGTAGTTGGATTTCAAGGGTTTGGGCAATCCTTCAGGATTGTACCTCCCTACTAGTCTTTGACTGTTACTGTGAGAAAATTAGAGTGTTTCAAGCAGGCTCTTGCAAGAATACATTAGCATGGAATAACGAATGTGTCTAGAATCTTGGTTAATTCTAGATTTCGGTTAATAGGGACAGTTGGGGGCATTAGTATTTAATTGTCAGAGGTGAAATTCTTGGATTTGTTAAAGACTAACGTATGCGAAAGCATTTGCCAAGGATGTTTTCATTAATCAAGAACGAAAGATAGGGGATCAAAGACAATCAGATACTGTCGTAGTCCTATCTATAAACTATGCCGACTAGGGATTGGGATGGATTTTACACCATCTCAGTACCTTATGAGAAATCAAAGTCTTTGGGTTCTGGGGGGAGTATGGTCGCAAGACTGAAACTTAAAGAAATTGACGGAAGGGCACCACCAGGAGTGGAGCCTGCGGCTTAATTTGACTCAACACGGGGAAACTTACCAGGTCCAGACATAGTAAGGATTGACAGATTGATAGCTCTTTCTTGATTCTATGGGTGGTGGTGCATGGCCGTTCTTAGTTGGTGGAGTGATTTGTCTGGTTAATTCCGATAACGAACGAGACCTTAACCTGCTAACTAGTCTAACTCATTTTATGAGTCTTGACTTCTTAGAGGGACTATGTTCAAAAAGTTCATGGAAGTTTGAGGCAATAACAGGTCTGTGATGCCCTTATATGTCCTGGGCTGCACGCGTGCTACACTGATGCATACAACAAGTGCCGAGCCCGCTAGGGTATGGCAATCTCGAATATGCATCGTGATGGGGATAGATCTTTGCAATTATAGATCTTGAACGAGGAATTCCTAGTAAGTGCAAGTCATCATCTTGCATTGATTATGTCCCTGCCCTTTGTACACACCGCCCGTCGCTCCTACCGATACCGGGTGATCCGGTGAACCTTTTGGACCGTCAGGAAAGATAAGTAAACCATATCACCTAGAGGAAGGATAAGTCGTAACAAGGTTTCC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AGTCATATGCTTGTCTCAAAGACTAAGCCATGCATGTCTAAGTATAAATGTTATACAGTGAAACTGCGAATGGCTCATTAAAACAGTTATAGTTTATTTGATAATCGAATTTACATGGATAACCGTGGTAATTCTAGAGCTAATACATGCTGGTTAGCCCTTCTTTTCGGCGGGGCTGTATTTATTAGATAACAAGCCAATATTCCTCGTGTCTATTGTGATGATTCATAATAACTGATCGAATCGCATGGCCCTTGGCCGCGATACATCATTCAAGTTTCTGCCCCATCAGCTTTCGATGGTAGTGTATTGGACTACCATGGCTTTAACGGGTAACGGAGGATTAGGGTTCGATTCCGGAGAGGGAGCCTGAGAAACGGCTACCACATCTAAGGAAGGCAGCAGGCGCGTAAATTACCCAATCCTGATTCAGGGAGGTAGTGACAAGAAATAACGGACCGAAGCTTCGTGTTTCGGGATTGCAATGAGCACAATTTAAACCCCTTAGCAAGGATCAATTGGAGGGCAAGTCTGGTGCCAGCAGCCGCGGTAATTCCAGCTCCAATAGCGTATATTAAAGTTGTTGCAGTTAAAAAGCTCGTAGTTGGATTTCTGGGAGGGTGTCGATGTCCGCTGCGGCGTGCGCAGAGACGCCCCCCCATCCTTCTGTTAACGTTTCTTGGTATTCAGTTACTGGTTTCGGGCTCAGATATTTTACCTTGAGAAAATTAGAGTGTTTCAGGCAGGCTTGCGCCGGAATACATTAGCATGGAATAATAGAATAGGACTTTTGTCTCTTTCGTTGGTTTGAGGGACTAGAGTAATGATTAATAGGGACAGTTGGGGGCATTAGTATTTAATTGTCAGAGGTGAAATTCTCGGATTTGTTAAAGACTAACTTATGCGAAAGCATTTGCCAAGGATGTTTTCATTAATCAAGAACGAAAGTTAGGGGATCAAAGACGATCAGATACCGTCCTAGTCTTAACCATAAACTATGCCGACTAGGGATCGGAGGCGCGAC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GCTAACTAGTCGCGTCAATCTCGATTGTCGCCGACTTCTTAGAGGGACTTTGTGGCCAAAACACAAGGAAGTTTGAGGCAATAACAGGTCTGTGATGCCCTTAGATGTCCTGGGCCGCACGCGTGCTACACTGACGCATACAGCGAGTACTTCCCAGCTCCGAAAGGCTGCTGGTAATCAGCAATATGCGTCGTGATGGGGATAGATCTTTGGAATTATAGATCTTGAACGAGGAATTCCTAGTAGGCGCAAGTCATTAGCTTGCGCCGATTAAGTCCCTGCCCTTTGTACACACCGCCCGTCGCTCCTACCGATTTCGAGTGATCCGGTGAACCTTTGGGACCGCTGTGGGCCTCGTGCTCGCCGTGGAAACTCAAGTAAACCATATTACTTAGAGGAAGGAGAAGTCGTAACAAGGTTTCC</text:p>
          </table:table-cell>
          <table:table-cell office:value-type="string" calcext:value-type="string">
            <text:p>d__Eukaryota; p__Ciliophora; c__Intramacronucleata; o__Spirotrichea; f__Hypotric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AAATGTTATACAGTGAAACTGCGAATGGCTCATTAAAACAGTTATAGTTTATTTGATAATCGAATTTACATGGATAACCGTGGTAATTCTAGAGCTAATACATGCTGGTTAGCCCTTCTTTTCGGCGGGGCTGTATTTATTAGATAACAAGCCAATATTCCTCGTGTCTATTGTGATGATTCATAATAACTGATCGAATCGCATGGCCCTTGGCCGCGATACATCATTCAAGTTTCTGCCCCATCAGCTTTCGATGGTAGTGTATTGGACTACCATGGCTTTAACGGGTAACGGAGGATTAGGGTTCGATTCCGGAGAGGGAGCCTGAGAAACGGCTACCACATCTAAGGAAGGCAGCAGGCGCGTAAATTACCCAATCCTGATTCAGGGAGGTAGTGACAAGAAATAACGGACCGAAGCTTCGTGTTTCGGGATTGCAATGAGCACAATTTAAACCCCTTAGCAAGGATCAATTGGAGGGCAAGTCTGGTGCCAGCAGCCGCGGTAATTCCAGCTCCAATAGCGTATATTAAAGTTGTTGCAGTTAAAAAGCTCGTAGTTGGATTTCTGGGAGGGTGTCGATGTCCGCTGCGGCGTGCGCAGAGACGCCCCCCCATCCTTCTGTTAACGTTTCTTGGTATTCAGTTACTGGTTTCGGGCTCAGATATTTTACCTTGAGAAAATTAGAGTGTTTCAGGCAGGCTTGCGCCGGAATACATTAGCATGGAATAATAGAATAGGACTTTTGTCTCTTTCGTTGGTTTGAGGGACTAGAGTAATGATTAATAGGGACAGTTGGGGGCATTAGTATTTAATTGTCAGAGGTGAAATTCTCGGATTTGTTAAAGACTAACTTATGCGAAAGCATTTGCCAAGGATGTTTTCATTAATCAAGAACGAAAGTTAGGGGATCAAAGACGATCAGATACCGTCCTAGTCTTAACCATAAACTATGCCGACTAGGGATCGGAGGCGCGAC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GCTAACTAGTCGCGTCAATCTCGATTGTCGCCGACTTCTTAGAGGGACTTTGTGGCCAAAACACAAGGAAGTTTGAGGCAATAACAGGTCTGTGATGCCCTTAGATGTCCTGGGCCGCACGCGTGCTACACTGACGCATACAGCGAGTACTTCCCAGCTCCGAAAGGCTGCTGGTAATCAGCAATATGCGTCGTGATGGGGATAGATCTTTGGAATTATAGATCTTGAACGAGGAATTCCTAGTAGGCGCAAGTCATTAGCTTGCGCCGATTAAGTCCCTGCCCTTTGTACACACCGCCCGTCGCTCCTACCGATTTCGAGTGATCCGGTGAACCTTTGGGACCGCTGTGGGCCTCGTGCTCGCCGTGGAAACTCAAGTAAACCATATTACTTAGAGGAAGGAGAAGTCGTAACAAGGTTTCC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TGTTATACAGTGAAACTGCGAATGGCTCATTAAAACAGTTATAGTTTATTTGATAATCGAATTTACATGGATAACCGTGGTAATTCTAGAGCTAATACATGCTGGTTAGCCTGACTTCGAGGAAGGGCTGTATTTATTAGATAACAAACCAATATTCCTTGTGTCTATTGTGATGACTCATAATAACTGATCGAATCGCATGGACTTTGTCCGCGATACATCATTCAAGTTTCTGCCCCATCAGCTTTCGATGGTAGTGTATTGGACTACCATGGCTTTAACGGGTAACGGAGGATTAGGGTTCGATTCCGGAGAGGGAGCCTGAGAAACGGCTACCACATCTAAGGAAGGCAGCAGGCGCGTAAATTACCCAATCCTGACTCAGGGAGGTAGTGACAAGAAATAACGGACCGAGGCTCATGCTTCGGGATTGCAATGAGTAGAATTTAAACCCCTTTACGAGGATCAATTGGAGGGCAAGTCTGGTGCCAGCAGCCGCGGTAATTCCAGCTCCAATAGCGTATATTAAAGTTGTTGCAGTTAAAAAGCTCGTAGTTGGATTTCTGGGAGGGCGCCAATGTCCGCTCGTTCGCGTGTGCAGCGGCGCCCTTCCATCCTTCTGTTAACGTTTCTTGGTATTCAGTTACTGGTTTCGGGCTCAGATATTTTACCTTGAGAAAATTAGAGTGTTCCAGGCAGGCTTGCGCCGGAATACATTAGCATGGAATAATAGAATAGGACTTTAGTCTCCTTTGTTGGTTTGAGGGACTGAAGTAATGATTAATAGGGATAGTCGGGGGCATTAGTATTTAATTGTCAGAGGTGAAATTCTCGGATTTGTTAAAGACTAACTTATGCGAAAGCATTTGCCAAGGATGTTTTCATTAATCAAGAACGAAAGTTAGGGGATCAAAGACGATCAGATACCGTCCTAGTCTTAACCATAAACTATGCCGACTAGGGATCGGAGGCGCGCT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ACCAATCTCCGATTGGCTGCGACTTCTTAGAGGGACTTTGTGGGCCAAACACAAGGAAGTTTGAGGCAATAACAGGTCTGTGATGCCCTTAGATGTCCTGGGCCGCACGCGTGCTACACTGACGCATACAGCGAGTACATCCCGGCTCCGCGAGGCAGCCGGTAATCAGCAATATGCGTCGTGATGGGGATAGATCTTTGGAATTATAGATCTTGAACGAGGAATTCCTAGTAGGCGCAAGTCATTACCTTGCGCCGATTAAGTCCCTGCCCTTTGTACACACCGCCCGTCGCTCCTACCGATTTCGAGTGGTCCGGTGAACCTTTTGGACTGCGCGGGGCTTCGTGCCAAGCGCGGAAAATCAAGTAAACCATATCACTTAGAGGAAGGAGAAGTCGTAACAAGGTTTCC</text:p>
          </table:table-cell>
          <table:table-cell office:value-type="string" calcext:value-type="string">
            <text:p>d__Eukaryota; p__Ciliophora; c__Intramacronucleata; o__Spirotrichea; f__Hypotric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AAATGTTATACAGTGAAACTGCGAATGGCTCATTAAAACAGTTATAGTTTATTTGATAATCGAATTTACATGGATAACCGTGGTAATTCTAGAGCTAATACATGCTGGTTAGCCTGACTTCGAGGAAGGGCTGTATTTATTAGATAACAAACCAATATTCCTTGTGTCTATTGTGATGACTCATAATAACTGATCGAATCGCATGGACTTTGTCCGCGATACATCATTCAAGTTTCTGCCCCATCAGCTTTCGATGGTAGTGTATTGGACTACCATGGCTTTAACGGGTAACGGAGGATTAGGGTTCGATTCCGGAGAGGGAGCCTGAGAAACGGCTACCACATCTAAGGAAGGCAGCAGGCGCGTAAATTACCCAATCCTGACTCAGGGAGGTAGTGACAAGAAATAACGGACCGAGGCTCATGCTTCGGGATTGCAATGAGTAGAATTTAAACCCCTTTACGAGGATCAATTGGAGGGCAAGTCTGGTGCCAGCAGCCGCGGTAATTCCAGCTCCAATAGCGTATATTAAAGTTGTTGCAGTTAAAAAGCTCGTAGTTGGATTTCTGGGAGGGCGCCAATGTCCGCTCGTTCGCGTGTGCAGCGGCGCCCTTCCATCCTTCTGTTAACGTTTCTTGGTATTCAGTTACTGGTTTCGGGCTCAGATATTTTACCTTGAGAAAATTAGAGTGTTCCAGGCAGGCTTGCGCCGGAATACATTAGCATGGAATAATAGAATAGGACTTTAGTCTCCTTTGTTGGTTTGAGGGACTGAAGTAATGATTAATAGGGATAGTCGGGGGCATTAGTATTTAATTGTCAGAGGTGAAATTCTCGGATTTGTTAAAGACTAACTTATGCGAAAGCATTTGCCAAGGATGTTTTCATTAATCAAGAACGAAAGTTAGGGGATCAAAGACGATCAGATACCGTCCTAGTCTTAACCATAAACTATGCCGACTAGGGATCGGAGGCGCGCT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ACCAATCTCCGATTGGCTGCGACTTCTTAGAGGGACTTTGTGGGCCAAACACAAGGAAGTTTGAGGCAATAACAGGTCTGTGATGCCCTTAGATGTCCTGGGCCGCACGCGTGCTACACTGACGCATACAGCGAGTACATCCCGGCTCCGCGAGGCAGCCGGTAATCAGCAATATGCGTCGTGATGGGGATAGATCTTTGGAATTATAGATCTTGAACGAGGAATTCCTAGTAGGCGCAAGTCATTACCTTGCGCCGATTAAGTCCCTGCCCTTTGTACACACCGCCCGTCGCTCCTACCGATTTCGAGTGGTCCGGTGAACCTTTTGGACTGCGCGGGGCTTCGTGCCAAGCGCGGAAAATCAAGTAAACCA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GAATGATATACAGTGAAACTGCGAATGGCTCATTAAAACAGTTATAGTTTATTTGATAATCAAATTTACATGGATAACCGTGGTAATTCTAGAGCTAATACATGCTGTCAAGCCTGACTTTTCGGAAGGGCTGTATTTATTAGATAACAAACCAATATTCCTCTGGTCTATTGTGATGACTCATAATAACTGATCGGATCGCATGGGCCTTGCCCGCGACACATCATTCAAGTTTCTGCCCCATCAGCTTTCGATGGTAGTGTATTGGACTACCATGGCTTTAACGGGTAACGGAGGATTAGGGTTCGATTCCGGAGAGGGAGCCTGAGAAACGGCTACCACTTCTATGGAAGGCAGCAGGCGCGTAAATTACCCAATCCTAATTCAGGGAGGTAGTGACAAGAAATAACGGACTGGGCTTCGGTCCAGGATTGCAATGAGTAGAATTTAAACCCCTTTGCGAGGATCAATTGGAGGGCAAGTCTGGTGCCAGCAGCCGCGGTAATTCCAGCTCCAATAGCATATATTAAAGTTGTTGCAGTTAAAAAGCTCGTAGTTGGACTTCTGGGGGAGAGCCAATGTCCGCCTGATGGCGTGTGCAGCGGCACTCCCCCATCCTTGGGTTAACCTTTCTTGGTATTGATTTACTGGTTGGGAGCTCCCATAGTTTACCTTGAGAAAATTAGAGTGTTTCAGGCAGGCTTGGCCCCGGAATACATTAGCATGGAATAATAGAATAGGACTATAGTCTCCTTTGTTGGTTTGAGGGACTAAAGTAATGATTAATAGGGATAGTTGGGGGCATTAGTATTTAATTGTCAGAGGTGAAATTCTCGGATTTGTTAAAGACTAACTTATGCGAAAGCATTTGCCAAGGATGTTTTCATTAATCAAGAACGAAAGTTAGGGGATCAAAGACGATCAGACACCGTCGTAGTCTTAACCATAAACTATGCCGACTAGGGATCGGAGGCGCGCC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TCAATCTCTATTGTTTCCGACTTCTTAGAGGGACTTTGTGGTTCAAACACAAGGAAGTTTGAGGCAATAACAGGTCTGTGATGCCCTTAGATGTCCTGGGCCGCACGCGTGCTACACTGACACATACAGCGAGTACTTTCCAACTCCGCGAGGCAGTTGGTAATCAGCAATATGTGTCGTGATGGGGATAGATCTTTGGAATTATAGATCTTGAACGAGGAATTCCTAGTAAGCGCAGGTCATTACCCTGCGCTGATTAAGTCCCTGCCCTTTGTACACACCGCCCGTCGCTCCTACCGATTTCGAGTGATCCGGTGAACCTTTTGGACTGTGCTGGCCTGTGCTGGCGTGGAAAATCAAGTAAACCATATCACTTAGAGGAAGGAGAAGTCGTAACAAGGTTTCC</text:p>
          </table:table-cell>
          <table:table-cell office:value-type="string" calcext:value-type="string">
            <text:p>d__Eukaryota; p__Ciliophora; c__Intramacronucleata; o__Spirotrichea; f__Hypotric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GAATGATATACAGTGAAACTGCGAATGGCTCATTAAAACAGTTATAGTTTATTTGATAATCAAATTTACATGGATAACCGTGGTAATTCTAGAGCTAATACATGCTGTCAAGCCTGACTTTTCGGAAGGGCTGTATTTATTAGATAACAAACCAATATTCCTCTGGTCTATTGTGATGACTCATAATAACTGATCGGATCGCATGGGCCTTGCCCGCGACACATCATTCAAGTTTCTGCCCCATCAGCTTTCGATGGTAGTGTATTGGACTACCATGGCTTTAACGGGTAACGGAGGATTAGGGTTCGATTCCGGAGAGGGAGCCTGAGAAACGGCTACCACTTCTATGGAAGGCAGCAGGCGCGTAAATTACCCAATCCTAATTCAGGGAGGTAGTGACAAGAAATAACGGACTGGGCTTCGGTCCAGGATTGCAATGAGTAGAATTTAAACCCCTTTGCGAGGATCAATTGGAGGGCAAGTCTGGTGCCAGCAGCCGCGGTAATTCCAGCTCCAATAGCATATATTAAAGTTGTTGCAGTTAAAAAGCTCGTAGTTGGACTTCTGGGGGAGAGCCAATGTCCGCCTGATGGCGTGTGCAGCGGCACTCCCCCATCCTTGGGTTAACCTTTCTTGGTATTGATTTACTGGTTGGGAGCTCCCATAGTTTACCTTGAGAAAATTAGAGTGTTTCAGGCAGGCTTGGCCCCGGAATACATTAGCATGGAATAATAGAATAGGACTATAGTCTCCTTTGTTGGTTTGAGGGACTAAAGTAATGATTAATAGGGATAGTTGGGGGCATTAGTATTTAATTGTCAGAGGTGAAATTCTCGGATTTGTTAAAGACTAACTTATGCGAAAGCATTTGCCAAGGATGTTTTCATTAATCAAGAACGAAAGTTAGGGGATCAAAGACGATCAGACACCGTCGTAGTCTTAACCATAAACTATGCCGACTAGGGATCGGAGGCGCGCC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TCAATCTCTATTGTTTCCGACTTCTTAGAGGGACTTTGTGGTTCAAACACAAGGAAGTTTGAGGCAATAACAGGTCTGTGATGCCCTTAGATGTCCTGGGCCGCACGCGTGCTACACTGACACATACAGCGAGTACTTTCCAACTCCGCGAGGCAGTTGGTAATCAGCAATATGTGTCGTGATGGGGATAGATCTTTGGAATTATAGATCTTGAACGAGGAATTCCTAGTAAGCGCAGGTCATTACCCTGCGCTGATTAAGTCCCTGCCCTTTGTACACACCGCCCGTCGCTCCTACCGATTTCGAGTGATCCGGTGAACCTTTTGGACTGTGCTGGCCTGTGCTGGCGTGGAAAATCAAGTAAACCA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GAATGTTATACAGTGAAACTGCGAATGGCTCATTAAAACAGTTATTGTTTATTTGATAATCAAATTTACATGGATAACCGTGGTAATTCTAGAGCTAATACATGCTGTTAAGCCTGACTCTTAGGAAGGGCTGTATTTATTAGATAACAAACCAATATTCCTCGTGTCTATTGTGATGACTCATAATAACTGATCGAATCGCATGGACTTTGTCCGCGATACATCATTCAAGTTTCTGCCCCATCAGCTTTCGATGGTAGTGTATTGGACTACCATGGCTTTAACGGGTAACGGAGGATTAGGGTTCGATTCCGGAGAGGGAGCCTGAGAAACGGCTACCACATCTAAGGAAGGCAGCAGGCGCGTAAATTACCCAATCCTAATTCAGGGAGGTAGTGACAAGAAATAACGGACTGAGGCCTACGCTTCAGGATTGCAATGAGTAGAATTTAAACCCCTTTGCGAGGATCAATTGGAGGGCAAGTCTGGTGCCAGCAGCCGCGGTAATTCCAGCTCCAATAGCGTATATTAAAGTTGTTGCAGTTAAAAAGCTCGTAGTTGGATTTCTGGGAGGGTGCTAATGTCCGCTTGTGCGTGTGCAGCGGCGCCCTTCCATCCTTCTGTTAACGTTTCTTGGTATTCATTTACTGGTTGCGGGCTCAGATATTTTACCTTGAGAAAATTAGAGTGTTTAAGGCAGGCTTGTGCCCGAATACATTAGCATGGAATAATAGAATAGGACTTTGGTCTCCTTTGTTGGTTTGAGGGACTAGAGTAATGATTAATAGGGACAGTTGGGGGCATTAGTATTTAATTGTCAGAGGTGAAATTCTCGGATTTGTTAAAGACTAACTTATGCGAAAGCATTTGCCAAGGATGTTTTCATTAATCAAGAACGAAAGTTAGGGGATCAAAGACGATCAGATACCGTCGTAGTCTTAACCATAAACTATGCCGACTAGGGATCGGAGGCGCGTTTTATCCGCCTTCGGCACCTTATGAGAAATCAAAGTCTTTGGGTTCTGGGGGGAGTATGGTCGCAAGGCTGAAACTTAAAGGAATTGACGGAAGGGCACCACCAGGAGTGGAGCTTGCGGCTCAATTTGACTCAACACGGGAAAACTTACCAGGTCCAGACATTGGAAGGATTGACAGATTGATAGCTCTTTCTTGATTCTATGGGTGGTGGTGCATGGCCGTTCTTAGTTGGTGGAGTGATTTGTCTGGTTAATTCCGTTAACGAACGAGACCTTAGCCTACTAACTAGTCGATTCAATCTTTATTGACTCCGACTTCTTAGAGGGACTTTGTGGTTTCAAACACAAGGAAGTTTGAGGCAATAACAGGTCTGTGATGCCCTTAGATGTCCTGGGCCGCACGCGTGCTACACTGACGCATACAGCGAGTACTTCCCAGCTCCGTGAGGCAGCTGGTAATCAGCAATATGCGTCGTGCTGGGGATAGATCTTTGGAATTATAGATCTTGAACGAGGAATTCCTAGTAAGCGCAGGTCAACAGCCTGCGCTGATTAAGTCCCTGCCCTTTGTACACACCGCCCGTCGCTCCTACCGATTTCGAGTGGTCCGGTGAACCTTTTGGACCGCGCTGGGCTTCGTGCCTGGTGTGGGAAATCAAGTAAACCATATCACTTAGAGGAAGGAGAAGTCGTAACAAGGTTTCC</text:p>
          </table:table-cell>
          <table:table-cell office:value-type="string" calcext:value-type="string">
            <text:p>d__Eukaryota; p__Ciliophora; c__Intramacronucleata; o__Spirotrichea; f__Hypotric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GAATGTTATACAGTGAAACTGCGAATGGCTCATTAAAACAGTTATTGTTTATTTGATAATCAAATTTACATGGATAACCGTGGTAATTCTAGAGCTAATACATGCTGTTAAGCCTGACTCTTAGGAAGGGCTGTATTTATTAGATAACAAACCAATATTCCTCGTGTCTATTGTGATGACTCATAATAACTGATCGAATCGCATGGACTTTGTCCGCGATACATCATTCAAGTTTCTGCCCCATCAGCTTTCGATGGTAGTGTATTGGACTACCATGGCTTTAACGGGTAACGGAGGATTAGGGTTCGATTCCGGAGAGGGAGCCTGAGAAACGGCTACCACATCTAAGGAAGGCAGCAGGCGCGTAAATTACCCAATCCTAATTCAGGGAGGTAGTGACAAGAAATAACGGACTGAGGCCTACGCTTCAGGATTGCAATGAGTAGAATTTAAACCCCTTTGCGAGGATCAATTGGAGGGCAAGTCTGGTGCCAGCAGCCGCGGTAATTCCAGCTCCAATAGCGTATATTAAAGTTGTTGCAGTTAAAAAGCTCGTAGTTGGATTTCTGGGAGGGTGCTAATGTCCGCTTGTGCGTGTGCAGCGGCGCCCTTCCATCCTTCTGTTAACGTTTCTTGGTATTCATTTACTGGTTGCGGGCTCAGATATTTTACCTTGAGAAAATTAGAGTGTTTAAGGCAGGCTTGTGCCCGAATACATTAGCATGGAATAATAGAATAGGACTTTGGTCTCCTTTGTTGGTTTGAGGGACTAGAGTAATGATTAATAGGGACAGTTGGGGGCATTAGTATTTAATTGTCAGAGGTGAAATTCTCGGATTTGTTAAAGACTAACTTATGCGAAAGCATTTGCCAAGGATGTTTTCATTAATCAAGAACGAAAGTTAGGGGATCAAAGACGATCAGATACCGTCGTAGTCTTAACCATAAACTATGCCGACTAGGGATCGGAGGCGCGTTTTATCCGCCTTCGGCACCTTATGAGAAATCAAAGTCTTTGGGTTCTGGGGGGAGTATGGTCGCAAGGCTGAAACTTAAAGGAATTGACGGAAGGGCACCACCAGGAGTGGAGCTTGCGGCTCAATTTGACTCAACACGGGAAAACTTACCAGGTCCAGACATTGGAAGGATTGACAGATTGATAGCTCTTTCTTGATTCTATGGGTGGTGGTGCATGGCCGTTCTTAGTTGGTGGAGTGATTTGTCTGGTTAATTCCGTTAACGAACGAGACCTTAGCCTACTAACTAGTCGATTCAATCTTTATTGACTCCGACTTCTTAGAGGGACTTTGTGGTTTCAAACACAAGGAAGTTTGAGGCAATAACAGGTCTGTGATGCCCTTAGATGTCCTGGGCCGCACGCGTGCTACACTGACGCATACAGCGAGTACTTCCCAGCTCCGTGAGGCAGCTGGTAATCAGCAATATGCGTCGTGCTGGGGATAGATCTTTGGAATTATAGATCTTGAACGAGGAATTCCTAGTAAGCGCAGGTCAACAGCCTGCGCTGATTAAGTCCCTGCCCTTTGTACACACCGCCCGTCGCTCCTACCGATTTCGAGTGGTCCGGTGAACCTTTTGGACCGCGCTGGGCTTCGTGCCTGGTGTGGGAAATCAAGTAAACCATATCACTTAGAGGAAGGAGAAGTCGTAACAAGGTTTCC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GTTATACAGTGAAACTGCGAATGGCTCATTAAAACAGTTATAGTTTATTTGATAATCGAATTTTACATGGATAACCGTGGTAATTCTAGAGCTAATACATGCTGTTTAGCCTGACTTTTTGGAAGGGCTGTATTTATTAGATAACAAATCAATATTCCTCGTGTCTATTCTGATGACTCATAATAACTGATCGGATCGCATGGGCTTTGCCCGCGACAAATCATTCAAGTTTCTGCCCCATCAGCTTTCGATGGTAGTGTATTGGACTACCATGGCTTTAACGGGTAACGGGGGATTAGGGTTCGATTCCGGAGAGGGAGCCTGAGAAACGGCTACCACATCTAAGGAAGGCAGCAGGCGCGTAAATTACCCAATCCTAATTCAGGGAGGTAGTGACAAGAAATAACGGACCGGAGCTTTTGTTCCGGGATTGCAATGAGTTGAATTTAAACCCCTTGACGAGGATCAATTGGAGGGCAAGTCTGGTGCCAGCAGCCGCGGTAATTCCAGCTCCAATAGCATATATTAAAGTTGTTGCAGTTAAAAAGCTCGTAGTTGGATTTCTGGGAGGGCACTAATGTCCGCTTGCTAGCGTGTGCAGCAGTTCCCTCCCATCCTTCTGTTAACGTTTCTTGGTATTCATTTACTGGTTTCGGGCTCAGATATTTTACCTTGAGAAAATTAGAGTGTTTCAGGCAGGCTCGCGCCGGAATACATTAGCATGGAATAATAGAATAGGACGTTTGACTCCTTTGTTGGTTTGAGGGTCTGACGTAATGATTAATAGGGATAGTTGGGGGCATTAGTATTTAATTGTCAGAGGTGAAATTCTCGGATTTGTTAAAGACTAACTAATGCGAAAGCATTTGCCAAGGATGTTTTCATTAATCAAGAACGAAAGTTAGGGGATCAAAGACGATCAGATACCGTCCTAGTCTTAACCATAAACTATGCCGACTAGGGATCGGAGGCGCGTATT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TCAATCACGATTGAAACCGACTTCTTAGAGGGACTTTGTGGTCTAAACACAAGGAAGTTTGAGGCAATAACAGGTCTGTGATGCCCTTAGATGTCCTGGGCCGCACGCGTGCTACACTGATGCATACAGCGAGTATCTCCAGCTCCGTGAGGCTGCTGGTAATCAGCAATATGCATCGTGATGGGGATAGATCTTTGGAATTATAGATCTTGAACGAGGAATTCCTAGTAAACGCAAGTCATTACCTTGCGTTGACTAAGTCCCTGCCCTTTGTACACACCGCCCGTCGCTCCTACCGATTTCGAGTGATCCGGTGAACCTTTTGGACCGCATGGGCTTGACCTAATGTGGGAAATCAAGTAAACCATATCACTTAGAGGAAGGAGAAGTCGTAACAAGGTTTCC</text:p>
          </table:table-cell>
          <table:table-cell office:value-type="string" calcext:value-type="string">
            <text:p>d__Eukaryota; p__Ciliophora; c__Intramacronucleata; o__Spirotrichea; f__Hypotric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GTTATACAGTGAAACTGCGAATGGCTCATTAAAACAGTTATAGTTTATTTGATAATCGAATTTTACATGGATAACCGTGGTAATTCTAGAGCTAATACATGCTGTTTAGCCTGACTTTTTGGAAGGGCTGTATTTATTAGATAACAAATCAATATTCCTCGTGTCTATTCTGATGACTCATAATAACTGATCGGATCGCATGGGCTTTGCCCGCGACAAATCATTCAAGTTTCTGCCCCATCAGCTTTCGATGGTAGTGTATTGGACTACCATGGCTTTAACGGGTAACGGGGGATTAGGGTTCGATTCCGGAGAGGGAGCCTGAGAAACGGCTACCACATCTAAGGAAGGCAGCAGGCGCGTAAATTACCCAATCCTAATTCAGGGAGGTAGTGACAAGAAATAACGGACCGGAGCTTTTGTTCCGGGATTGCAATGAGTTGAATTTAAACCCCTTGACGAGGATCAATTGGAGGGCAAGTCTGGTGCCAGCAGCCGCGGTAATTCCAGCTCCAATAGCATATATTAAAGTTGTTGCAGTTAAAAAGCTCGTAGTTGGATTTCTGGGAGGGCACTAATGTCCGCTTGCTAGCGTGTGCAGCAGTTCCCTCCCATCCTTCTGTTAACGTTTCTTGGTATTCATTTACTGGTTTCGGGCTCAGATATTTTACCTTGAGAAAATTAGAGTGTTTCAGGCAGGCTCGCGCCGGAATACATTAGCATGGAATAATAGAATAGGACGTTTGACTCCTTTGTTGGTTTGAGGGTCTGACGTAATGATTAATAGGGATAGTTGGGGGCATTAGTATTTAATTGTCAGAGGTGAAATTCTCGGATTTGTTAAAGACTAACTAATGCGAAAGCATTTGCCAAGGATGTTTTCATTAATCAAGAACGAAAGTTAGGGGATCAAAGACGATCAGATACCGTCCTAGTCTTAACCATAAACTATGCCGACTAGGGATCGGAGGCGCGTATT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TCAATCACGATTGAAACCGACTTCTTAGAGGGACTTTGTGGTCTAAACACAAGGAAGTTTGAGGCAATAACAGGTCTGTGATGCCCTTAGATGTCCTGGGCCGCACGCGTGCTACACTGATGCATACAGCGAGTATCTCCAGCTCCGTGAGGCTGCTGGTAATCAGCAATATGCATCGTGATGGGGATAGATCTTTGGAATTATAGATCTTGAACGAGGAATTCCTAGTAAACGCAAGTCATTACCTTGCGTTGACTAAGTCCCTGCCCTTTGTACACACCGCCCGTCGCTCCTACCGATTTCGAGTGATCCGGTGAACCTTTTGGACCGCATGGGCTTGACCTAATGTGGGAAATCAAGTAAACCATATCACTTAGAGGAAGGAGAAGTCGTAACAAGGTTTCC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TGTTATACAGTGAAACTGCGAATGGCTCATTAAAACAGTTATAGTTTATTTGATAATCGAATTTACATGGATAACCGTGGTAATTCTAGAGCTAATACATGCTGGTTAGCCTGACTTTTAGGAAGGGCTGTATTTATTAGATAACAAACCAATATTCCTTGTGTCTATTGTGACGACTCATAATAACTGATCGGACCGCATGGGCTTTGCCCGCGGCAAATCATTCAAGTTTCTGCCCCATCAGCTTTCGATGGTAGTGTATTGGACTACCATGGCTTTAACGGGTAACGGAGGATTAGGGTTCGATTCCGGAGAGGGAGCCTGAGAAACGGCTACCACATCTAAGGAAGGCAGCAGGCGCGTAAATTACCCAATCGCGACTCGCGGAGGTAGTGACAAGAAATAACGGACCGAAGCCTATGTTTCGGGATTGCAATGAGTAGAATTTAAACCCCTTTACGAGGATCAATTGGAGGGCAAGTCTGGTGCCAGCAGCCGCGGTAATTCCAGCTCCAATAGCGTATATTAAAGTTGTTGCAGTTAAAAAGCTCGTAGTTGGACTTCTGGGAGGGTGCCAATGTCCGCTCGTTAGCGTGTGCAGCGGCGCCCTTCCATCCTTCTGTTAACGTTTCTTGGTATTCACTTACTGGTTTCGGGCTCAGATATTTTACCTTGAGAAAATTAGAGTGTTTCAGGCAGGCTTGCGCCGGAATACATTAGCATGGAATAATAGAATAGGACTTTTGTCTCCTTTGTTGGTTTGAGGGACTGAAGTAATGATTAATAGGGATAGTTGGGGGCATTAGTATTTAATTGTCAGAGGTGAAATTCTCGGATTTGTTAAAGACTAACTTATGCGAAAGCATTTGCCAAGGATGTTTTCATTAATCAAGAACGAAAGTTAGGGGATCAAAGACGATCAGATACCGTCCTAGTCTTAACCATAAACTATGCCGACTAGGGATCGGAGGCGCGCAAT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TCAATCTCGATTGATTCCGACTTCTTAGAGGGACTTTGTGGTTTAAACACAAGGAAGTTTGAGGCAATAACAGGTCTGTGATGCCCTTAGATGTCCTGGGCCGCACGCGTGCTACACTGACGTATACAGCGAGTACTTCCCAGCTCCGAGAGGCAGCTGGTAATCAGCAATATACGTCGTGATGGGGATAGATCTTTGGAATTATAGATCTTGAACGAGGAATTCCTAGTAAGCGCAAGTCATTACCTTGCGCTGATTAAGTCCCTGCCCTTTGTACACACCGCCCGTCGCTCCTACCGATTTCGAGTGATCCGGTGAACCTTTCGGACCGCGCCTAGCCTCGTGCCTGGTGTGGGAAGTCAAGTAAACCATATCACTTAGAGGAAGGAGAAGTCGTAACAAGGTTTCC</text:p>
          </table:table-cell>
          <table:table-cell office:value-type="string" calcext:value-type="string">
            <text:p>d__Eukaryota; p__Ciliophora; c__Intramacronucleata; o__Spirotrichea; f__Hypotrichia; g__Gonostom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CTAAGCCATGCATGTCTAAGTATAAATGTTATACAGTGAAACTGCGAATGGCTCATTAAAACAGTTATAGTTTATTTGATAATCGAATTTACATGGATAACCGTGGTAATTCTAGAGCTAATACATGCTGGTTAGCCTGACTTTTAGGAAGGGCTGTATTTATTAGATAACAAACCAATATTCCTTGTGTCTATTGTGACGACTCATAATAACTGATCGGACCGCATGGGCTTTGCCCGCGGCAAATCATTCAAGTTTCTGCCCCATCAGCTTTCGATGGTAGTGTATTGGACTACCATGGCTTTAACGGGTAACGGAGGATTAGGGTTCGATTCCGGAGAGGGAGCCTGAGAAACGGCTACCACATCTAAGGAAGGCAGCAGGCGCGTAAATTACCCAATCGCGACTCGCGGAGGTAGTGACAAGAAATAACGGACCGAAGCCTATGTTTCGGGATTGCAATGAGTAGAATTTAAACCCCTTTACGAGGATCAATTGGAGGGCAAGTCTGGTGCCAGCAGCCGCGGTAATTCCAGCTCCAATAGCGTATATTAAAGTTGTTGCAGTTAAAAAGCTCGTAGTTGGACTTCTGGGAGGGTGCCAATGTCCGCTCGTTAGCGTGTGCAGCGGCGCCCTTCCATCCTTCTGTTAACGTTTCTTGGTATTCACTTACTGGTTTCGGGCTCAGATATTTTACCTTGAGAAAATTAGAGTGTTTCAGGCAGGCTTGCGCCGGAATACATTAGCATGGAATAATAGAATAGGACTTTTGTCTCCTTTGTTGGTTTGAGGGACTGAAGTAATGATTAATAGGGATAGTTGGGGGCATTAGTATTTAATTGTCAGAGGTGAAATTCTCGGATTTGTTAAAGACTAACTTATGCGAAAGCATTTGCCAAGGATGTTTTCATTAATCAAGAACGAAAGTTAGGGGATCAAAGACGATCAGATACCGTCCTAGTCTTAACCATAAACTATGCCGACTAGGGATCGGAGGCGCGCAAT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TCAATCTCGATTGATTCCGACTTCTTAGAGGGACTTTGTGGTTTAAACACAAGGAAGTTTGAGGCAATAACAGGTCTGTGATGCCCTTAGATGTCCTGGGCCGCACGCGTGCTACACTGACGTATACAGCGAGTACTTCCCAGCTCCGAGAGGCAGCTGGTAATCAGCAATATACGTCGTGATGGGGATAGATCTTTGGAATTATAGATCTTGAACGAGGAATTCCTAGTAAGCGCAAGTCATTACCTTGCGCTGATTAAGTCCCTGCCCTTTGTACACACCGCCCGTCGCTCCTACCGATTTCGAGTGATCCGGTGAACCTTTCGGACCGCGCCTAGCCTCGTGCCTGGTGTGGGAAGTCAAGTAAACCA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CTAAGCCATGCATGTCTAAGTATAAATGATATACAGTGAAACTGCGAATGGCTCATTAAAACAGTTATAGTTTATTTGATAATCAAATTTACATGGATAACCGTGGTAATTCTAGAGCTAATACATGCTGGTTAGCCTGACTTCAAGGAAGGGCTGTATTTATTAGATAACAAATCAATATTCCTCGTGTCTATTGTGACGATTCATAATAACTGATCGAATCGCATAGCCTTTGGCTGCGATACATCATTCAAGTTTCTGCCCCATCAGCTTTCGATGGTAGTGTATTGGACTACCATGGCTTTAACGGGTGACGGAGGATTAGGGTTCGATTCCGGAGAGGGAGCCTGAGAAACGGCTACCACATCTAAGGAAGGCAGCAGGCGCGTAAATTACCCAATCCTAATTCAGGGAGGTAGTGACAAGAAATAACGGACTGAGCCTTTGGTTCAGGATTGCAATGAGTAGAATTTAAACCCCTTTACCAGGATCAATTGGAGGGCAAGTCTGGTGCCAGCAGCCGCGGTAATTCCAGCTCCAATAGCGTATATTAAAGTTGTTGCAGTTAAAAAGCTCGTAGTTGGATTTCTGAGGGAGTGACAAAGTCCGCTGTTGCGTGTGCTGCGTCGCTCCTTCATCCTTCTGTTAACGTTTCTTGGTATTCAGTTACTGGTTTCGGGCTCAGATATTTTACCTTGAGAAAATTAGAGTGTTTCAGGCAGGCTTGCGCCGGAATACATTAGCATGGAATAATAGAATAGGACTTGGGTCTCCTTTGTTGGTTTGAGGGACTCTAGTAATGATTAATAGGGATAGTTGGGGGCATTAGTATTTAATTGTCAGAGGTGAAATTCTCGGATTTGTTAAAGACTAACTTATGCGAAAGCATTTGCCAAGGATGTTTTCATTAATCAAGAACGAAAGTTAGGGGATCAAAGACGATCAGATACCGTCGTAGTCTTAACCATAAACTATGCCGACTAGGGATCGGAGGTGTGTATTATCCACCTTCGGCACCTTATGAGAAATCAAAGTCTTTGGGTTCTGGGGGGAGTATGGTCGCAAGGCTGAAACTTAAAGGAATTGACGGAAGGGCACCACCAGGAGTGGAGCTTGCGGCTCAATTTGACTCAACACGGGAAAACTTACCAGGTCCAGACATTATGAGGATTGACAGATTGATAGCTCTTTCTTGATTCTATGGGTGGTGGTGCATGGCCGTTCTTAGTTGGTGGAGTGATTTGTCTGGTTAATTCCGTTAACGAACGAGACCTTAGCCTACTAACTAGTCAACGCAATCTTATTGCATTTGACTTCTTAGAGGGACTTTGTGATCAAACACAAGGAAGTTTGAGGCAATAACAGGTCTGTGATGCCCTTAGATGTCCTGGGCCGCACGCGTGCTACACTGATGCATACAGCGAGTACATTCCAGCTCCGAGAGGCTGCTGGTAATCAGCAATATGCATCGTGCTTGGGATTGATCTTTGGAATTATAGATCATCAACGAGGAATTCCTAGTAAGCGCAAGTCATTAGCTTGCGTTGATTAAGTCCCTGCCCTTTGTACACACCGCCCGTCGCTCCTACCGATTTCGAGTGATTCGGTGAACCTTTTGGACAGCGTTAGCTTCGGTTGATGCTGAAAATCAAGTAAACCATATCACTTAGAGGAAGGAGAAGTCGTAACAAGGTTTCC</text:p>
          </table:table-cell>
          <table:table-cell office:value-type="string" calcext:value-type="string">
            <text:p>d__Eukaryota; p__Ciliophora; c__Intramacronucleata; o__Spirotrichea; f__Hypotrichia; g__Hypotrichi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CGCTTGTCTCAAAGACTAAGCCATGCATGTCTAAGTATAAATGATATACAGTGAAACTGCGAATGGCTCATTAAAACAGTTATAGTTTATTTGATAATCAAATTTACATGGATAACCGTGGTAATTCTAGAGCTAATACATGCTGGTTAGCCTGACTTCAAGGAAGGGCTGTATTTATTAGATAACAAATCAATATTCCTCGTGTCTATTGTGACGATTCATAATAACTGATCGAATCGCATAGCCTTTGGCTGCGATACATCATTCAAGTTTCTGCCCCATCAGCTTTCGATGGTAGTGTATTGGACTACCATGGCTTTAACGGGTGACGGAGGATTAGGGTTCGATTCCGGAGAGGGAGCCTGAGAAACGGCTACCACATCTAAGGAAGGCAGCAGGCGCGTAAATTACCCAATCCTAATTCAGGGAGGTAGTGACAAGAAATAACGGACTGAGCCTTTGGTTCAGGATTGCAATGAGTAGAATTTAAACCCCTTTACCAGGATCAATTGGAGGGCAAGTCTGGTGCCAGCAGCCGCGGTAATTCCAGCTCCAATAGCGTATATTAAAGTTGTTGCAGTTAAAAAGCTCGTAGTTGGATTTCTGAGGGAGTGACAAAGTCCGCTGTTGCGTGTGCTGCGTCGCTCCTTCATCCTTCTGTTAACGTTTCTTGGTATTCAGTTACTGGTTTCGGGCTCAGATATTTTACCTTGAGAAAATTAGAGTGTTTCAGGCAGGCTTGCGCCGGAATACATTAGCATGGAATAATAGAATAGGACTTGGGTCTCCTTTGTTGGTTTGAGGGACTCTAGTAATGATTAATAGGGATAGTTGGGGGCATTAGTATTTAATTGTCAGAGGTGAAATTCTCGGATTTGTTAAAGACTAACTTATGCGAAAGCATTTGCCAAGGATGTTTTCATTAATCAAGAACGAAAGTTAGGGGATCAAAGACGATCAGATACCGTCGTAGTCTTAACCATAAACTATGCCGACTAGGGATCGGAGGTGTGTATTATCCACCTTCGGCACCTTATGAGAAATCAAAGTCTTTGGGTTCTGGGGGGAGTATGGTCGCAAGGCTGAAACTTAAAGGAATTGACGGAAGGGCACCACCAGGAGTGGAGCTTGCGGCTCAATTTGACTCAACACGGGAAAACTTACCAGGTCCAGACATTATGAGGATTGACAGATTGATAGCTCTTTCTTGATTCTATGGGTGGTGGTGCATGGCCGTTCTTAGTTGGTGGAGTGATTTGTCTGGTTAATTCCGTTAACGAACGAGACCTTAGCCTACTAACTAGTCAACGCAATCTTATTGCATTTGACTTCTTAGAGGGACTTTGTGATCAAACACAAGGAAGTTTGAGGCAATAACAGGTCTGTGATGCCCTTAGATGTCCTGGGCCGCACGCGTGCTACACTGATGCATACAGCGAGTACATTCCAGCTCCGAGAGGCTGCTGGTAATCAGCAATATGCATCGTGCTTGGGATTGATCTTTGGAATTATAGATCATCAACGAGGAATTCCTAGTAAGCGCAAGTCATTAGCTTGCGTTGATTAAGTCCCTGCCCTTTGTACACACCGCCCGTCGCTCCTACCGATTTCGAGTGATTCGGTGAACCTTTTGGACAGCGTTAGCTTCGGTTGATGCTGAAAATCAAGTAAACCA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TGTTATACAGTGAAACTGCGAATGGCTCATTAAAACAGTTATAGTTTATTTGATAATCAAAATTACATGGATAACCGTGGTAATTCTAGAGCTAATACATGCTGGTTAGCCTGACTTTTGAGGAAGGGCTGTATTTATTAGATAACAAACCAATATTCCCCGTGTCTATTGTGATGACTCATAATAACTGATCGAATCGCATGGGCTTTGCCCGCGATACATCATTCAAGTTTCTGCCCCATCAGCTTTCGATGGTAGTGTATTGGACTACCATGGCTTTCACGGGTAACGGAGGATTAGGGTTCGATTCCGGAGAGGGAGCCTGAGAAACGGCTACCACATCTAAGGAAGGCAGCAGGCGCGTAAATTACCCAATCCTGACTCAGGGAGGTAGTGACAAGAAATAACGGACCGAAGCCTATGTTTCGGGATTGCAATGAGTAGAATTTAAACCCCTTTACGAGGATCAATTGGAGGGCAAGTCTGGTGCCAGCAGCCGCGGTAATTCCAGCTCCAATAGCGTATATTAAAGTTGTTGCAGTTAAAAAGCTCGTAGTTGGATTTCTGGGAGGGCGCCAATGTCCGCTGATTGCGTGTGCAGCGGTGCCCTTCCATCCTTCTGTTAACGTTTCTGATATTCATTTATTGGTCTCGGGCTCAGATATTTTACCTTGAGAAAATTAGAGTGTTCCAGGCAGGCTAGCGCCGGAATACATTAGCATGGAATAATAGAATAGGACTTTAGTCTCCTTTGTTGGTTTGAGGGACTGAAGTAATGATTAATAGGGATAGTTGGGGGCATTAGTATTTAATTGTCAGAGGTGAAATTCTCGGATTTGTTAAAGACTAACTTATGCGAAAGCATTTGCCAAGGATGTTTTCATTAATCAAGAACGAAAGTTAGGGGATCAAAGACGATCAGATACCGTCCTAGTCTTAACCATAAACTATGCCGACTAGGGATCGGAGGCGCGCCTT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CCGTTGCTAAGCGGGCACGACTTCTTAGAGGGACTTTGTGACTAAACACAAGGAAGTTTGAGGCAATAACAGGTCTGTGATGCCCTTAGATGTCCTGGGCCGCACGCGTGCTACACTGACGCATACAGCGAGTACGTCCCAGCTCCGTAAGGCAGCTGGTAATCAGCAATATGCGTCGTGATGGGGATAGATCTTTGGAATTATAGATCTTGAACGAGGAATTCCTAGTAAGCGCAAGTCATTACCTTGCGCTGATTAAGTCCCTGCCCTTTGTACACACCGCCCGTCGCTCCTACCGATTTCGAGTGATCCGGTGAACCTTTTGGACTGCGCGGTCCTCGTGGCTGTGCGGAAAATCAAGTAAATCTTATCACTTAGAGGAAGGAGAAGTCGTAACAAGGTTTCC</text:p>
          </table:table-cell>
          <table:table-cell office:value-type="string" calcext:value-type="string">
            <text:p>d__Eukaryota; p__Ciliophora; c__Intramacronucleata; o__Spirotrichea; f__Hypotrichia; g__Hypotrichi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CTAAGCCATGCATGTCTAAGTATAAATGTTATACAGTGAAACTGCGAATGGCTCATTAAAACAGTTATAGTTTATTTGATAATCAAAATTACATGGATAACCGTGGTAATTCTAGAGCTAATACATGCTGGTTAGCCTGACTTTTGAGGAAGGGCTGTATTTATTAGATAACAAACCAATATTCCCCGTGTCTATTGTGATGACTCATAATAACTGATCGAATCGCATGGGCTTTGCCCGCGATACATCATTCAAGTTTCTGCCCCATCAGCTTTCGATGGTAGTGTATTGGACTACCATGGCTTTCACGGGTAACGGAGGATTAGGGTTCGATTCCGGAGAGGGAGCCTGAGAAACGGCTACCACATCTAAGGAAGGCAGCAGGCGCGTAAATTACCCAATCCTGACTCAGGGAGGTAGTGACAAGAAATAACGGACCGAAGCCTATGTTTCGGGATTGCAATGAGTAGAATTTAAACCCCTTTACGAGGATCAATTGGAGGGCAAGTCTGGTGCCAGCAGCCGCGGTAATTCCAGCTCCAATAGCGTATATTAAAGTTGTTGCAGTTAAAAAGCTCGTAGTTGGATTTCTGGGAGGGCGCCAATGTCCGCTGATTGCGTGTGCAGCGGTGCCCTTCCATCCTTCTGTTAACGTTTCTGATATTCATTTATTGGTCTCGGGCTCAGATATTTTACCTTGAGAAAATTAGAGTGTTCCAGGCAGGCTAGCGCCGGAATACATTAGCATGGAATAATAGAATAGGACTTTAGTCTCCTTTGTTGGTTTGAGGGACTGAAGTAATGATTAATAGGGATAGTTGGGGGCATTAGTATTTAATTGTCAGAGGTGAAATTCTCGGATTTGTTAAAGACTAACTTATGCGAAAGCATTTGCCAAGGATGTTTTCATTAATCAAGAACGAAAGTTAGGGGATCAAAGACGATCAGATACCGTCCTAGTCTTAACCATAAACTATGCCGACTAGGGATCGGAGGCGCGCCTTATCCGCCTTCGGCACCTTATGAGAAATCAAAGTCTTTGGGTTCTGGGGGGAGTATGGTCGCAAGGCTGAAACTTAAAGGAATTGACGGAAGGGCACCACCAGGAGTGGAGCTTGCGGCTCAATTTGACTCAACACGGGAAAACTTACCAGGTCCAGACATAGTGAGGATTGACAGATTGATAGCTCTTTCTTGATTCTATGGGTGGTGGTGCATGGCCGTTCTTAGTTGGTGGAGTGATTTGTCTGGTTAATTCCGTTAACGAACGAGACCTTAGCCTACTAACTAGTCGACCCGTTGCTAAGCGGGCACGACTTCTTAGAGGGACTTTGTGACTAAACACAAGGAAGTTTGAGGCAATAACAGGTCTGTGATGCCCTTAGATGTCCTGGGCCGCACGCGTGCTACACTGACGCATACAGCGAGTACGTCCCAGCTCCGTAAGGCAGCTGGTAATCAGCAATATGCGTCGTGATGGGGATAGATCTTTGGAATTATAGATCTTGAACGAGGAATTCCTAGTAAGCGCAAGTCATTACCTTGCGCTGATTAAGTCCCTGCCCTTTGTACACACCGCCCGTCGCTCCTACCGATTTCGAGTGATCCGGTGAACCTTTTGGACTGCGCGGTCCTCGTGGCTGTGCGGAAAATCAAGTAAAT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TGTTATACAGTGAAACTGCGAATGGCTCATTAAAACAGTTATAGTTTATTTGATAATCGAATTTACATGGATAACCGTGGTAATTCTAGAGCTAATACATGCTGTTAAGCCCAACTTCTCGGACGGGCTGTATTTATTAGATAACAAGCCAATATTCCTCGCGTCTATTGTGATGATTCATAATAACTGATCGAATCGCTGGTCCTTGACCGCGATACATCATTCAAGTTTCTGCCCCATCAGCTTTCGATGGTAGTGTATTGGACTACCATGGCTTTAACGGGTAACGGAGGATTAGGGTTCGATTCCGGAGAGGGAGCCTGAGAAACGGCTACCACATCTAAGGAAGGCAGCAGGCGCGTAAATTACCCAATCCTGACTCAGGGAGGTAGTGACAAGAAATAACGGACCGGGGCTTCGCGCTTCGGGATTGCAATGAGCACAATTTAAACCCCTTAGCAAGGATCAATTGGAGGGCAAGTCTGGTGCCAGCAGCCGCGGTAATTCCAGCTCCAATAGCGTATATTAAAGTTGTTGCAGTTAAAAAGCTCGTAGTTGGATTTCTGAGAGGGTGCTAAAGTCCCCTGCGGGGTGTGCTGCGGCGCCCTCTCATCCTTCTGTTAACGTTTCTTGGCATTCAGTTGCTGGTTTCGGGCTCAGATATTTTACCTTGAGAAAATTAGAGTGTTTCAGGCAGGCTTGCGCCGGAATACATTAGCATGGAATAATAGAATAGGACTTTTGTCTCTTTTGTTGGTTTGAGGGACTGGAGTAATGATTAATAGGGACAGTTGGGGGCATTAGTATTTAATTGTCAGAGGTGAAATTCTCGGATTTGTTAAAGACTAACTTATGCGAAAGCATTTGCCAAGGATGTTTTCATTAATCAAGAACGAAAGTTAGGGGATCAAAGACGATCAGATACCGTCCTAGTCTTAACCATAAACTATGCCGACTAGGGATCGGAGGCGCGAC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GCTAACTAGTACCTGCAATCACGATTGCAGTGCACTTCTTAGAGGGACTTTGTGGCCAAAACACAAGGAAGTTTGAGGCAATAACAGGTCTGTGATGCCCTTAGATGTCCTGGGCCGCACGCGTGCTACACTGACGTATACAGCGAGTACTCTCCAGCTCCGAAAGGCTGCTGGTAATCAGCAATATACGTCGTGATGGGGATAGATCTTTGGAATTATAGATCTTGAACGAGGAATTCCTAGTAAGCGCAAGTCATTAGCTTGCGCTGATTAAGTCCCTGCCCTTTGTACACACCGCCCGTCGCTCCTACCGATTTCGAGTGATCCGGTGAACCTTTGGGACCGCAGCGGGCCTCGTGCTCGAAGTGGAAACTCAAGTAAACCATATCACTTAGAGGAAGGAGAAGTCGTAACAAGGTTTCC</text:p>
          </table:table-cell>
          <table:table-cell office:value-type="string" calcext:value-type="string">
            <text:p>d__Eukaryota; p__Ciliophora; c__Intramacronucleata; o__Spirotrichea; f__Hypotrichia; g__Hypotrichi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CTAAGCCATGCATGTCTAAGTATAAATGTTATACAGTGAAACTGCGAATGGCTCATTAAAACAGTTATAGTTTATTTGATAATCGAATTTACATGGATAACCGTGGTAATTCTAGAGCTAATACATGCTGTTAAGCCCAACTTCTCGGACGGGCTGTATTTATTAGATAACAAGCCAATATTCCTCGCGTCTATTGTGATGATTCATAATAACTGATCGAATCGCTGGTCCTTGACCGCGATACATCATTCAAGTTTCTGCCCCATCAGCTTTCGATGGTAGTGTATTGGACTACCATGGCTTTAACGGGTAACGGAGGATTAGGGTTCGATTCCGGAGAGGGAGCCTGAGAAACGGCTACCACATCTAAGGAAGGCAGCAGGCGCGTAAATTACCCAATCCTGACTCAGGGAGGTAGTGACAAGAAATAACGGACCGGGGCTTCGCGCTTCGGGATTGCAATGAGCACAATTTAAACCCCTTAGCAAGGATCAATTGGAGGGCAAGTCTGGTGCCAGCAGCCGCGGTAATTCCAGCTCCAATAGCGTATATTAAAGTTGTTGCAGTTAAAAAGCTCGTAGTTGGATTTCTGAGAGGGTGCTAAAGTCCCCTGCGGGGTGTGCTGCGGCGCCCTCTCATCCTTCTGTTAACGTTTCTTGGCATTCAGTTGCTGGTTTCGGGCTCAGATATTTTACCTTGAGAAAATTAGAGTGTTTCAGGCAGGCTTGCGCCGGAATACATTAGCATGGAATAATAGAATAGGACTTTTGTCTCTTTTGTTGGTTTGAGGGACTGGAGTAATGATTAATAGGGACAGTTGGGGGCATTAGTATTTAATTGTCAGAGGTGAAATTCTCGGATTTGTTAAAGACTAACTTATGCGAAAGCATTTGCCAAGGATGTTTTCATTAATCAAGAACGAAAGTTAGGGGATCAAAGACGATCAGATACCGTCCTAGTCTTAACCATAAACTATGCCGACTAGGGATCGGAGGCGCGACTAATCCGCCTTCGGCACCTTATGAGAAATCAAAGTCTTTGGGTTCTGGGGGGAGTATGGTCGCAAGGCTGAAACTTAAAGGAATTGACGGAAGGGCACCACCAGGAGTGGAGCTTGCGGCTCAATTTGACTCAACACGGGAAAACTTACCAGGTCCAGACATAGTGAGGATTGACAGATTGATAGCTCTTTCTTGATTCTATGGGTGGTGGTGCATGGCCGTTCTTAGTTGGTGGAGTGATTTGTCTGGTTAATTCCGTTAACGAACGAGACCTTAGCCTGCTAACTAGTACCTGCAATCACGATTGCAGTGCACTTCTTAGAGGGACTTTGTGGCCAAAACACAAGGAAGTTTGAGGCAATAACAGGTCTGTGATGCCCTTAGATGTCCTGGGCCGCACGCGTGCTACACTGACGTATACAGCGAGTACTCTCCAGCTCCGAAAGGCTGCTGGTAATCAGCAATATACGTCGTGATGGGGATAGATCTTTGGAATTATAGATCTTGAACGAGGAATTCCTAGTAAGCGCAAGTCATTAGCTTGCGCTGATTAAGTCCCTGCCCTTTGTACACACCGCCCGTCGCTCCTACCGATTTCGAGTGATCCGGTGAACCTTTGGGACCGCAGCGGGCCTCGTGCTCGAAGTGGAAACTCAAGTAAACCATATCACTTAGAGGAAGGAG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GAATGTTATACAGTGAAACTGCGAATGGCTCATTAAAACAGTTATAGTTTATTTGATAATCAAACTTACATGGATAACCGTGGTAATTCTAGAGCTAATACATGCTGGTTAGCCTGACTTTTAGGAAAGGCTGTATTTATTAGATAACAAACCAATATTCCTTGTGTCTATTGTGACGACTCATAATAACTGATCGAATCGCATGGACTTTGTCCGCGATACATCATTCAAGTTTCTGCCCCATCAGCTTTCGATGGTAGTGTATTGGACTACCATGGCTTTAACGGGTAACGGAGGATTAGGGTTCGATTCCGGAGAGGGAGCCTGAGAAACGGCTACCACATCTAAGGAAGGCAGCAGGCGCGTAAATTACCCAATCCTAATTCAGGGAGGTAGTGACAAGAAATAACGGACTGAGGCTATTGCTTCAGGATTGCAATGAGTTGAATTTAAACCCCTTGACGAGGATCAATTGGAGGGCAAGTCTGGTGCCAGCAGCCGCGGTAATTCCAGCTCCAATAGCGTATATTAAAGTTGTTGCAGTTAAAAAGCTCGTAGTTGGATTTCTGGGAGAGAGCCAATGTCCGCTGATGCGTGTGCAGCGGCTCTCTTCCATCCTTCTGTTAACGTTTCTTGGTATTCAGTTACTGGTTTCGGGCTCAGATATTTTACCTTGAGAAAATTAGAGTGTTTCAGGCAGGCTTGCGCCGGAATACATTAGCATGGAATAATAGAATAGGACTTGGGTCTCCTTTGTTGGTTTGAGGGATTTAAGTAATGATTAATAGGGATAGTTGGGGGCATTAGTATTTAATTGTCAGAGGTGAAATTCTCGGATTTGTTAAAGACTAACTTATGCGAAAGCATTTGCCAAGGATGTTTTCATTAATCAAGAACGAAAGTTAGGGGATCAAAGACGATCAGATACCGTCGTAGTCTTAACCATAAACTATGCCGACTAGGGATCGGAGGTGTGCTATATCCGCCTTCGGCACCTTATGAGAAATCAAAGTCTTTGGGTTCTGGGGGGAGTATGGTCGCAAGGCTGAAACTTAAAGGAATTGACGGAAGGGCACCACCAGGAGTGGAGCTTGCGGCTCAATTTGACTCAACACGGGAAAACTTACCAGGTCCAGACATTATGAGGATTGACAGATTGATAGCTCTTTCTTGATTCTATGGGTGGTGGTGCATGGCCGTTCTTAGTTGGTGGAGTGATTTGTCTGGTTAATTCCGTTAACGAACGAGACCTTAGCCTACTAACTAGTCAACGCAATCCTATTGCATTTGACTTCTTAGAGGGACTTTGTGGTACAAACACAAGGAAGTTTGAGGCAATAACAGGTCTGTGATGCCCTTAGATGTCCTGGGCCGCACGCGTGCTACACTGATGCATACAGCGAGTACTTTCCAGCTCCGCAAGGCTGCTGGTAATCAGCAATATGCATCGTGCTGGGGATAGATCTTTGGAATTATAGATCTTGAACGAGGAATTCCTAGTAAGCGCAAGTCATTACCTTGCGCTGATTAAGTCCCTGCCCTTTGTACACACCGCCCGTCGCTCCTACCGATTTCGAGTGATCCGGTGAACCTTTTGGACAGCGATGAGTCTCGTGCTTGTTGCTGGAAGTCAAGTAAATCTTATCACTTAGAGGAAGGAGAAGTCGTAACAAGGTTTCC</text:p>
          </table:table-cell>
          <table:table-cell office:value-type="string" calcext:value-type="string">
            <text:p>d__Eukaryota; p__Ciliophora; c__Intramacronucleata; o__Spirotrichea; f__Hypotrichia; g__Hypotrichi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CTAAGCCATGCATGTCTAAGTATGAATGTTATACAGTGAAACTGCGAATGGCTCATTAAAACAGTTATAGTTTATTTGATAATCAAACTTACATGGATAACCGTGGTAATTCTAGAGCTAATACATGCTGGTTAGCCTGACTTTTAGGAAAGGCTGTATTTATTAGATAACAAACCAATATTCCTTGTGTCTATTGTGACGACTCATAATAACTGATCGAATCGCATGGACTTTGTCCGCGATACATCATTCAAGTTTCTGCCCCATCAGCTTTCGATGGTAGTGTATTGGACTACCATGGCTTTAACGGGTAACGGAGGATTAGGGTTCGATTCCGGAGAGGGAGCCTGAGAAACGGCTACCACATCTAAGGAAGGCAGCAGGCGCGTAAATTACCCAATCCTAATTCAGGGAGGTAGTGACAAGAAATAACGGACTGAGGCTATTGCTTCAGGATTGCAATGAGTTGAATTTAAACCCCTTGACGAGGATCAATTGGAGGGCAAGTCTGGTGCCAGCAGCCGCGGTAATTCCAGCTCCAATAGCGTATATTAAAGTTGTTGCAGTTAAAAAGCTCGTAGTTGGATTTCTGGGAGAGAGCCAATGTCCGCTGATGCGTGTGCAGCGGCTCTCTTCCATCCTTCTGTTAACGTTTCTTGGTATTCAGTTACTGGTTTCGGGCTCAGATATTTTACCTTGAGAAAATTAGAGTGTTTCAGGCAGGCTTGCGCCGGAATACATTAGCATGGAATAATAGAATAGGACTTGGGTCTCCTTTGTTGGTTTGAGGGATTTAAGTAATGATTAATAGGGATAGTTGGGGGCATTAGTATTTAATTGTCAGAGGTGAAATTCTCGGATTTGTTAAAGACTAACTTATGCGAAAGCATTTGCCAAGGATGTTTTCATTAATCAAGAACGAAAGTTAGGGGATCAAAGACGATCAGATACCGTCGTAGTCTTAACCATAAACTATGCCGACTAGGGATCGGAGGTGTGCTATATCCGCCTTCGGCACCTTATGAGAAATCAAAGTCTTTGGGTTCTGGGGGGAGTATGGTCGCAAGGCTGAAACTTAAAGGAATTGACGGAAGGGCACCACCAGGAGTGGAGCTTGCGGCTCAATTTGACTCAACACGGGAAAACTTACCAGGTCCAGACATTATGAGGATTGACAGATTGATAGCTCTTTCTTGATTCTATGGGTGGTGGTGCATGGCCGTTCTTAGTTGGTGGAGTGATTTGTCTGGTTAATTCCGTTAACGAACGAGACCTTAGCCTACTAACTAGTCAACGCAATCCTATTGCATTTGACTTCTTAGAGGGACTTTGTGGTACAAACACAAGGAAGTTTGAGGCAATAACAGGTCTGTGATGCCCTTAGATGTCCTGGGCCGCACGCGTGCTACACTGATGCATACAGCGAGTACTTTCCAGCTCCGCAAGGCTGCTGGTAATCAGCAATATGCATCGTGCTGGGGATAGATCTTTGGAATTATAGATCTTGAACGAGGAATTCCTAGTAAGCGCAAGTCATTACCTTGCGCTGATTAAGTCCCTGCCCTTTGTACACACCGCCCGTCGCTCCTACCGATTTCGAGTGATCCGGTGAACCTTTTGGACAGCGATGAGTCTCGTGCTTGTTGCTGGAAGTCAAGTAAATCTTATCACTTAGAGGAAGGAGAAGTCGTAACAAGGTTTCC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ATACGGCGAGACTGCGAATGGCTCATTAAAACAGTTATAGTTTATTTGCTAAACGTTTATATGGATAACCGTAGTAATTCTAGAGCTAATACATGCTGGTTACGCTGTGCGTAGTATTTATTAGATAAAACCCAACGGGGGCGACCCTGTGGAGGAATCATAATAACTTAGCGAACTCGACGTAGTGAAGCATTCAAGTTTCTGCCCTATCAGCTTTCGATGGTAGTGTATTGGACTACCATGGCGATGACGGGTGACGGAGAATTAGGGTTCGATTCCGGAGAGGGAGCCTGAGAAATGGCTACCACATCTAAGGAAGGCAGCAGGCGCGCAAATTACCCAATCCTAACTCAGGGAGGTAGTGACAAGAAATAACAACGCGGGGCTTTGTCTTGCGATTGGAATGAGTTAAGTGTAAAAGCCTTTTCGAGGACCCACTGGAGGGCAAGTCTGGTGCCAGCAGCCGCGGTAATTCCAGCTCCAGTAGCGTATATTAAAGTTGTTGCAGTTAAAAAGCTCGTAGTTGAAGCTCTGCGGGGCGGATAGCTGGGCTTCGGCTTGGCTGTCTTCCTCGCATCCACCTGAGCAGCAGCTCCGGCATTAACTTGTCGCAGTTGTGATCAGGTACTTTACCTTGAGCAAATGAGAGTGTTCCAGGCAGGCTCGGGCCTGAATCGTCCAGCATGGAATAATAGAAGAGGACTGGGCTCCATTTATTGGTGTTATGGCGCTTAGTAATGATTAATAGGGATAGTTGGGGGCATTTGTATTTAATTGTCAGAGGTGAAATTCTATGATTTATTAAAGACAAACTTATGCGAAAGCATTTGCCAAGGATGTTTTCATTAATCAAGAACGAAAGTTAAGGGATCAAAGACGATCAGATACCGTCGTAGTCTTAACCATAAACTATGCCGACTAGAGATTGGAGGTGCAATTTCAGTACTCCTTCAGCATCTTCCGAGAAATCAAAGTCTTTGGGTTCTGGGGGGAGTATGGTCGCAAGACTGAAACTTAAAGGAATTGACGGAAGGGCACCACCAGGAGTGGAGCCTGCGGCTTAATTTGACTCAACACGGGGAAACTTACCAGGTCCAGACATGGGAAGGATTGACAGATTGATAGCTCTTTCTTGATTCTATGGGTGGTGGTGCATGGCCGTTCTTAGTTGGTGGAGTGATTTGTCTGGTTAATTCCGATAACGAACGAGACCTTAACCTGCTAACTAGTTGTCTCTCGTCAGAGAGTCGAACTTCTTAGAGGGACTTTGGGGGCTACTCCAAGGAAGTTTAAGGCAATAACAGGTCTGTGATGCCCTTAGATGTCCTGGGCCGCACGCGCGCTACACTGATGCAGGCAGTAAGCTCTCCGCGGCAGAAATGCCCCGGTAACCTTCAAACTGCATCGTGATGGGGATTGACTCTTGGAATTATTGGTCATCAACGAGGAATTCCTAGTAAACGCAAGTCATCAACTTGCATTGACTACGTCCCTGCCCTTTGTACACACCGCCCGTCGCTCCTACCGATTTCGAGTGATGAGGTGAATCCTCCGGACCGCACACCTCGTGTGTGGGAAGTTGAGTAAACCTTATCACTTAGAGGAAGGAGAAGTCGTAACAAGGTATCT</text:p>
          </table:table-cell>
          <table:table-cell office:value-type="string" calcext:value-type="string">
            <text:p>d__Eukaryota; p__Ciliophora; c__Postciliodesmatophora; o__Heterotrichea; f__Heterotrichea; g__Blepharis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TTATACGGCGAGACTGCGAATGGCTCATTAAAACAGTTATAGTTTATTTGCTAAACGTTTATATGGATAACCGTAGTAATTCTAGAGCTAATACATGCTGGTTACGCTGTGCGTAGTATTTATTAGATAAAACCCAACGGGGGCGACCCTGTGGAGGAATCATAATAACTTAGCGAACTCGACGTAGTGAAGCATTCAAGTTTCTGCCCTATCAGCTTTCGATGGTAGTGTATTGGACTACCATGGCGATGACGGGTGACGGAGAATTAGGGTTCGATTCCGGAGAGGGAGCCTGAGAAATGGCTACCACATCTAAGGAAGGCAGCAGGCGCGCAAATTACCCAATCCTAACTCAGGGAGGTAGTGACAAGAAATAACAACGCGGGGCTTTGTCTTGCGATTGGAATGAGTTAAGTGTAAAAGCCTTTTCGAGGACCCACTGGAGGGCAAGTCTGGTGCCAGCAGCCGCGGTAATTCCAGCTCCAGTAGCGTATATTAAAGTTGTTGCAGTTAAAAAGCTCGTAGTTGAAGCTCTGCGGGGCGGATAGCTGGGCTTCGGCTTGGCTGTCTTCCTCGCATCCACCTGAGCAGCAGCTCCGGCATTAACTTGTCGCAGTTGTGATCAGGTACTTTACCTTGAGCAAATGAGAGTGTTCCAGGCAGGCTCGGGCCTGAATCGTCCAGCATGGAATAATAGAAGAGGACTGGGCTCCATTTATTGGTGTTATGGCGCTTAGTAATGATTAATAGGGATAGTTGGGGGCATTTGTATTTAATTGTCAGAGGTGAAATTCTATGATTTATTAAAGACAAACTTATGCGAAAGCATTTGCCAAGGATGTTTTCATTAATCAAGAACGAAAGTTAAGGGATCAAAGACGATCAGATACCGTCGTAGTCTTAACCATAAACTATGCCGACTAGAGATTGGAGGTGCAATTTCAGTACTCCTTCAGCATCTTCCGAGAAATCAAAGTCTTTGGGTTCTGGGGGGAGTATGGTCGCAAGACTGAAACTTAAAGGAATTGACGGAAGGGCACCACCAGGAGTGGAGCCTGCGGCTTAATTTGACTCAACACGGGGAAACTTACCAGGTCCAGACATGGGAAGGATTGACAGATTGATAGCTCTTTCTTGATTCTATGGGTGGTGGTGCATGGCCGTTCTTAGTTGGTGGAGTGATTTGTCTGGTTAATTCCGATAACGAACGAGACCTTAACCTGCTAACTAGTTGTCTCTCGTCAGAGAGTCGAACTTCTTAGAGGGACTTTGGGGGCTACTCCAAGGAAGTTTAAGGCAATAACAGGTCTGTGATGCCCTTAGATGTCCTGGGCCGCACGCGCGCTACACTGATGCAGGCAGTAAGCTCTCCGCGGCAGAAATGCCCCGGTAACCTTCAAACTGCATCGTGATGGGGATTGACTCTTGGAATTATTGGTCATCAACGAGGAATTCCTAGTAAACGCAAGTCATCAACTTGCATTGACTACGTCCCTGCCCTTTGTACACACCGCCCGTCGCTCCTACCGATTTCGAGTGATGAGGTGAATCCTCCGGACCGCACACCTCGTGTGTGGGAAGTTGAGTAAACCTTATCACTTAGAGGAAGGAGAAGTCGTAACAAGGTATCT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CGTTTATTTGATAGTACCTTACTACTTGGATAACCGTAGTAATTCTAGAGCTAATACATGCGAAAAGACCCGACTCACGAAGGGTTGTATTTATTAGATACAAAACCAATGCGGGGCAACCCGGTACCAGGTGATTCATAATAACTTTTGCGAATCGCATGGCCTTGCGCCGGCGATGAATCATTCAAATTTCTGCCCTATCAACTTTCGATGGTAAGGTATTGGCCTACCATGGTCGCAACGGGTAACGGGGAATTAGGGTTCGGTTCCGGAGAGGGGGCCTGAGAAATGGCCACCACATCCAAGGAAGGCAGCAGGCGCGCAAATTACCCAATCCTGACACAGGGAGGTAGTGACAATAAATAACAATGCAGGGTCTTTACGATCTTGTAATTGGAATGAGTACAATTTAAATCTCTTAACGAGAACCAATTGGAGGGCAAGTCTGGTGCCAGCAGCCGCGGTAATTCCAGCTCCAATAGCGTATATTAAAGTTGTTGCAGTTAAAAAGCTCGTAGTTGAATTTCCGGGCCCGGCCAGACGGTCTGCCGCAAGGTGTGTATCGTCGGACGGGCTTGACCTTTTTCCGAAGACTGTGCGTGCTCTTCACTGAGTTGCGTACGGGACTCGGGACTTTTACTTTGAAAAAATTAGAGTGTTCAAAGCAGGCATTTCGCTTGAATACATTAGCATGGAATAATGGAATAGGACTTTGGTCTTATTTTGTTGGTTTCTAGGACCGAAGTAATGATTGATAGGGACAGTTGGGGGCATTAGTATTTAATTGTCAGAGGTGAAATTCTTGGATTTATGAAAGACTAACTTCTGCGAAAGCATTTGCCAAGGATGTTTTCATTAATCAAGAACGAAAGTTGGGGGATCGAAGACGATTAGATACCGTCGTAGTCCTAACCATAAACTATGCCGACTAGGGATCAGTGGGTGTGTTTCAAGACCCCATTGGCACCTTATGAGAAATCAAAGTTTTTGGGTTCTGGGGGGTGTATGGTCGCAAGGCTGAAACTTAAAGGAATTGACGGAAGGGCACCACCAGGAGTGGAGCCTGCGGCTTAATTTGACTCAACACGGGGAAACTCACCAGGTCCAGACATAGTAAGGATTGACAGATTGAGAGCTCTTTCTTGATTCTATGGGTGGTGGTGCATGGCCGTTCTTAGTTGGTGGAGTGATTTGTCTGGTTAATTCCGTTAACGAACGAGACCTTAACCTGCTAAATAGTTACGTGTTTCTCGAAACACGGTCAACTTCTTAGAGGGACTTTTGATGATTAATCAAAGGAAGTTTGAGGCAATAACAGGTCTGTGATGCCCTTAGATGTTCTGGGCCGCACGCGCGCTACACTGACGAAGGCAGCGAGTTTATAGCCTGGATCGGAAGGTCTGGGTAATCTTCTGAAACTTCGTCGTGATGGGGATAGATCTTTGTAATTATCGATCTTCAACGAGGAATTCCTAGTAAGCGCGGTTCATCAGATCGCGTTGATTACGTCCCTGCCCTTTGTACACACCGCCCGTCGCTACTACCGATTGAATGGTTTAGTGAGGTCTCGGGACTGAAGCCTGTAGCTGTAAAAGGCCGCGGGCATCGGGAACTTGCTCAAACTTGATCATTTAGAGGAAGTAAAAGTCGTAACAAGGTTTCC</text:p>
          </table:table-cell>
          <table:table-cell office:value-type="string" calcext:value-type="string">
            <text:p>d__Eukaryota; p__Cnidaria; c__Anthozo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CTTTGTACTGTGAAACTGCGAATGGCTCATTAAATCAGTTATCGTTTATTTGATAGTACCTTACTACTTGGATAACCGTAGTAATTCTAGAGCTAATACATGCGAAAAGACCCGACTCACGAAGGGTTGTATTTATTAGATACAAAACCAATGCGGGGCAACCCGGTACCAGGTGATTCATAATAACTTTTGCGAATCGCATGGCCTTGCGCCGGCGATGAATCATTCAAATTTCTGCCCTATCAACTTTCGATGGTAAGGTATTGGCCTACCATGGTCGCAACGGGTAACGGGGAATTAGGGTTCGGTTCCGGAGAGGGGGCCTGAGAAATGGCCACCACATCCAAGGAAGGCAGCAGGCGCGCAAATTACCCAATCCTGACACAGGGAGGTAGTGACAATAAATAACAATGCAGGGTCTTTACGATCTTGTAATTGGAATGAGTACAATTTAAATCTCTTAACGAGAACCAATTGGAGGGCAAGTCTGGTGCCAGCAGCCGCGGTAATTCCAGCTCCAATAGCGTATATTAAAGTTGTTGCAGTTAAAAAGCTCGTAGTTGAATTTCCGGGCCCGGCCAGACGGTCTGCCGCAAGGTGTGTATCGTCGGACGGGCTTGACCTTTTTCCGAAGACTGTGCGTGCTCTTCACTGAGTTGCGTACGGGACTCGGGACTTTTACTTTGAAAAAATTAGAGTGTTCAAAGCAGGCATTTCGCTTGAATACATTAGCATGGAATAATGGAATAGGACTTTGGTCTTATTTTGTTGGTTTCTAGGACCGAAGTAATGATTGATAGGGACAGTTGGGGGCATTAGTATTTAATTGTCAGAGGTGAAATTCTTGGATTTATGAAAGACTAACTTCTGCGAAAGCATTTGCCAAGGATGTTTTCATTAATCAAGAACGAAAGTTGGGGGATCGAAGACGATTAGATACCGTCGTAGTCCTAACCATAAACTATGCCGACTAGGGATCAGTGGGTGTGTTTCAAGACCCCATTGGCACCTTATGAGAAATCAAAGTTTTTGGGTTCTGGGGGGTGTATGGTCGCAAGGCTGAAACTTAAAGGAATTGACGGAAGGGCACCACCAGGAGTGGAGCCTGCGGCTTAATTTGACTCAACACGGGGAAACTCACCAGGTCCAGACATAGTAAGGATTGACAGATTGAGAGCTCTTTCTTGATTCTATGGGTGGTGGTGCATGGCCGTTCTTAGTTGGTGGAGTGATTTGTCTGGTTAATTCCGTTAACGAACGAGACCTTAACCTGCTAAATAGTTACGTGTTTCTCGAAACACGGTCAACTTCTTAGAGGGACTTTTGATGATTAATCAAAGGAAGTTTGAGGCAATAACAGGTCTGTGATGCCCTTAGATGTTCTGGGCCGCACGCGCGCTACACTGACGAAGGCAGCGAGTTTATAGCCTGGATCGGAAGGTCTGGGTAATCTTCTGAAACTTCGTCGTGATGGGGATAGATCTTTGTAATTATCGATCTTCAACGAGGAATTCCTAGTAAGCGCGGTTCATCAGATCGCGTTGATTACGTCCCTGCCCTTTGTACACACCGCCCGTCGCTACTACCGATTGAATGGTTTAGTGAGGTCTCGGGACTGAAGCCTGTAGCTGTAAAAGGCCGCGGGCATCGGGAACTTGCTCAAACTTGATCATTTAGAGGAAGTAA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GTCCCAAAGATTAAGCCATGCATGTGTAAGTATAAATGGATTGTACAGTGAAACTGCGAATGGCTCATTATATCAGTTATAATTTATTTGATGGTCTTTAATTACATGGATAACCGTGGTAATTCTCCGGCTAATACATGCACGCCCCTCGGGGCAGTATTTGTTAGACTCAAGCCAATCACCAGTAATGGTGTTAGGTGACACATGACAACTGCACGGATCGCACGACACTGTCGGCGACGCTTCATTCAAATTTCTGCCCTATCAACTTTTGATGGTAAGGTAGTGGCTTACCATGGTGGTAACGGGTAACGGGGAATTGGGGTTCGATTCCGGAGAGGGGGCCTGAGAAACGGCCACCACTTCTAAGGAAGGCAGCAGGCGCGCAAATTACCCAATCCCGACACGGGGAGGTAGTGACAGAAAATAACAATGGGTGACTTTTTAAGTTATCCAATTGGAATGAGCTCTATGTAAAAAGTAGGGTGATTAGCAATTGGAGGGCAAGTCTGGTGCCAGCAGCCGCGGTAATTCCAGCTCCAATAGCGTATATTCATGTTGTTGCAGTTAAAAAGCTCGTAGTTGAATGTCAGGGGTGGTGGAATGGTGTGTTTAGGCAGAACTGTTCTACTATAACCCCTATATGTGAGTGGTTGCGCAAGCAAAGGCACTTACTGTTACTGTGAGGAAATTAGGGTGTTCAAAGCAGACAAGTGTCTGAATACTGCAGCATGGAATAACGAGTAGGACTCCAGTCCTGTTCATTGGTTTGAGGGCCGGGGTAATGGTTAATAGGAGCAGTTGGGGGCATTAGTATTCAGTAGTCAGAGGTGAAATTCTTGGATTTACTGAAGACTGACGAGTGCGAAAGCATTTGCCAAGGATGTGTCCATTAATCAAGAACGAAAGTTAGGGGATCAAAGACGATTAGATACCGTCGTAGTCTTAACTGTAAACGATGCCGGCTTGGGATTGGGGATTGTCGTAGTGGCGTCTCCAGCACCATGTGAGAAATCAAAGCTTTTGGGTTCTGGGGAGAGTATGGTCGCAAGGCTGAAATTTAAAGGAATTGACGGAAGGGCACACCAAGAGTGGATTCTGCGGCTTAATTTGACTCAACACGGGAAAACTCACCAGGTCCGGACATAGGAAGGATTGACAGATTGAAAGCTCTTTCTTGATTTTATGGGAGGTGGTGCATGGCCGTTCGTAGTTGGTGGAGTGATTTGTCTGGTTAATTCCGATAACGAACGAGACCCGAGTCTGCTAAATTGAGGGCTGCACTATGGTGTATCTCTCATCTTAGAGAGACAGAATGCGTTTAGCATTCGGAAGTTTCGGGCAATAACAGGTCTGTGATGCCCTTAGATGTTCTGGGCTGCACGCGCGATACAATGGTTCAGACAGAAGGTGTGACTTTCATCGGTAGGTGTGAGTAATCCTGAAACTGAACCGTGCTGGGGATAAACCATTGCAATTATTGGTTTTCAACGAGGAATTCTTAGTAAGCGCAGGTCATCAACCTGCGTTGACTACGTCCCTGCCCTTTGTACACACCGCCCGTCGTTACTACCGATTGAATGGCTTAGTGAGGTCATGAGACTGTGTAGATCGGCCGCAAGGCCGATCTGCGTGGAAACATGAACAAACTTGGTCATTTAGAGGAAGTACAAGTCGTAACAAGGTTTCC</text:p>
          </table:table-cell>
          <table:table-cell office:value-type="string" calcext:value-type="string">
            <text:p>d__Eukaryota; p__Crypt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TATATGCTTGTCCCAAAGATTAAGCCATGCATGTGTAAGTATAAATGGATTGTACAGTGAAACTGCGAATGGCTCATTATATCAGTTATAATTTATTTGATGGTCTTTAATTACATGGATAACCGTGGTAATTCTCCGGCTAATACATGCACGCCCCTCGGGGCAGTATTTGTTAGACTCAAGCCAATCACCAGTAATGGTGTTAGGTGACACATGACAACTGCACGGATCGCACGACACTGTCGGCGACGCTTCATTCAAATTTCTGCCCTATCAACTTTTGATGGTAAGGTAGTGGCTTACCATGGTGGTAACGGGTAACGGGGAATTGGGGTTCGATTCCGGAGAGGGGGCCTGAGAAACGGCCACCACTTCTAAGGAAGGCAGCAGGCGCGCAAATTACCCAATCCCGACACGGGGAGGTAGTGACAGAAAATAACAATGGGTGACTTTTTAAGTTATCCAATTGGAATGAGCTCTATGTAAAAAGTAGGGTGATTAGCAATTGGAGGGCAAGTCTGGTGCCAGCAGCCGCGGTAATTCCAGCTCCAATAGCGTATATTCATGTTGTTGCAGTTAAAAAGCTCGTAGTTGAATGTCAGGGGTGGTGGAATGGTGTGTTTAGGCAGAACTGTTCTACTATAACCCCTATATGTGAGTGGTTGCGCAAGCAAAGGCACTTACTGTTACTGTGAGGAAATTAGGGTGTTCAAAGCAGACAAGTGTCTGAATACTGCAGCATGGAATAACGAGTAGGACTCCAGTCCTGTTCATTGGTTTGAGGGCCGGGGTAATGGTTAATAGGAGCAGTTGGGGGCATTAGTATTCAGTAGTCAGAGGTGAAATTCTTGGATTTACTGAAGACTGACGAGTGCGAAAGCATTTGCCAAGGATGTGTCCATTAATCAAGAACGAAAGTTAGGGGATCAAAGACGATTAGATACCGTCGTAGTCTTAACTGTAAACGATGCCGGCTTGGGATTGGGGATTGTCGTAGTGGCGTCTCCAGCACCATGTGAGAAATCAAAGCTTTTGGGTTCTGGGGAGAGTATGGTCGCAAGGCTGAAATTTAAAGGAATTGACGGAAGGGCACACCAAGAGTGGATTCTGCGGCTTAATTTGACTCAACACGGGAAAACTCACCAGGTCCGGACATAGGAAGGATTGACAGATTGAAAGCTCTTTCTTGATTTTATGGGAGGTGGTGCATGGCCGTTCGTAGTTGGTGGAGTGATTTGTCTGGTTAATTCCGATAACGAACGAGACCCGAGTCTGCTAAATTGAGGGCTGCACTATGGTGTATCTCTCATCTTAGAGAGACAGAATGCGTTTAGCATTCGGAAGTTTCGGGCAATAACAGGTCTGTGATGCCCTTAGATGTTCTGGGCTGCACGCGCGATACAATGGTTCAGACAGAAGGTGTGACTTTCATCGGTAGGTGTGAGTAATCCTGAAACTGAACCGTGCTGGGGATAAACCATTGCAATTATTGGTTTTCAACGAGGAATTCTTAGTAAGCGCAGGTCATCAACCTGCGTTGACTACGTCCCTGCCCTTTGTACACACCGCCCGTCGTTACTACCGATTGAATGGCTTAGTGAGGTCATGAGACTGTGTAGATCGGCCGCAAGGCCGATCTGCGTGGAAACATGAACAAACTTGGTCATTTAGAGGAAGTAC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TTAAGCCATGCATGTCCAAGTATATACCTTTATACGGTGAAACTGCGAATGGCTCATTATATCAGTTATAATTTACTTGATGATTTCCTTACTACATGGATAACCGTGGTAATTCTAGAGCTAATACATGCATAAAGCCCAACTTCTGGAAGGGCTGTATTTATTAGATAAAAACCAATGCCAGCAATGGCTTTTGGTGAGTCATGATAACTGCGCGGATCGCATGGCCTTGCGCCGGCGACGCTTCATTCAAATTTCTGCCCTATCAACTTTCGATGGTAGGATAGAGGCCTACCATGGTGTTAACGGGTAACGGGGAATTGGGGTTCGATTCCGGAGAGGGAGCCTGAGAAATGGCTACCACTTCCAAGGAAGGCAGCAGGCGCGCAAATTACCCAATCCTGACTCAGGGAGGTAGTGACAGTACATAACAATGCAGGACCCTTTGGGTACTGCAATTGGAATGAGAACAATCTAAACACCTTATCGACTAACAATTGGAGGGCAAGTCTGGTGCCAGCAGCCGCGGTAATTCCAGCTCCAATAGCGTATATTAAAGTTGTTGCAGTTAAAAAGCTCGTAGTTGAACCTTGGGTGAGGTGCATCCGGTCGACCGAAAGGCCAGACTGGGTCGCCAAACCTCTTTAGGGGGACTTGAAGTTTCGGCTTCAAGGTAACCCGTGTTACTGTGAAGAAATTAGAGTGTTTAAAGCAGGCTATCGCTTGAATACATCAGCATGGAATAACAAGATAAGACACATGTCTTCTTGTTGGTTAGGAGGCGTATGTAATGATTAATAGGGCCAGTTGGGGGCATTAGTATTCAGTAGTCAGAGGTGAAATTCTTGGATTTACTGAAGACTAACTAGTGCGAAAGCATTTGCCAAGGATGTTTTCATTAATCAAGAACGAAAGTTAGGGGATCGAAGACGATCAGATACCGTCGTAGTCTTAACTATAAACGATGCCGACTAAGGATCGGCAGAAGTCATTTTTGACTCTGTCGGCACTTTGTGAGAAATCAAAGTTTTTGGGTTCTGGGGGGAGTATGGTCGCAAGGCTGAAACTTAAAGGAATTGACGGAAGGGCACCACCAGGAGTGGAGCCTGCGGCTTAATTTGACTCAACACGGGAAAACTCACCAGGTCCGGACATAGTAAGGATTGACAGATTGAGAGCTCTTTCTTGATTCTGTGGGTGGTGGTGCATGGCCGTTCTTAGTTGGTGGAGTGATTTGTCTGGTTAATTCCGATAACGAACGAGACCTTAACCTGCTAACTAGTTGCGAGTACGTGAGTATTCGACACTTCTTAGAGGGACTGACTACGTTTAGTAGTCGGAAGTTTGAGGCAATAACAGGTCTGTGATGCCCTTAGATGTTCTGGGCTGCACGCGCGCTACACTGACAAAGTCAGCGAGTATTGCCTTGGCCGAGAGGTCTGGGAAATCTTGTGAAACTTTGTCGTGCTGGGGATAGATCATTGCAATTATTGGTCTTGAACGAGGAATTCCTAGTAAGCGCAAGTCATCAGCTTGCGTTGATTACGTCCCTGCCCTTTGTACACACCGCCCGTCGCTACTACCGATTGAATGGCTTAGTGAGGCCTTTGGATCTGCCATTAGGCGCAAGCTTGATGGTGTGAGAAATTGGACAAACTTGGTCATTTAGAGGAAGTAAAAGTCGTAACAAGGTTTCC</text:p>
          </table:table-cell>
          <table:table-cell office:value-type="string" calcext:value-type="string">
            <text:p>d__Eukaryota; p__Cryptomycota; c__Incertae_Sedis; o__Incertae_Sedis; f__Incertae_Sedis; g__Paramicrosporid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CAAAGATTAAGCCATGCATGTCCAAGTATATACCTTTATACGGTGAAACTGCGAATGGCTCATTATATCAGTTATAATTTACTTGATGATTTCCTTACTACATGGATAACCGTGGTAATTCTAGAGCTAATACATGCATAAAGCCCAACTTCTGGAAGGGCTGTATTTATTAGATAAAAACCAATGCCAGCAATGGCTTTTGGTGAGTCATGATAACTGCGCGGATCGCATGGCCTTGCGCCGGCGACGCTTCATTCAAATTTCTGCCCTATCAACTTTCGATGGTAGGATAGAGGCCTACCATGGTGTTAACGGGTAACGGGGAATTGGGGTTCGATTCCGGAGAGGGAGCCTGAGAAATGGCTACCACTTCCAAGGAAGGCAGCAGGCGCGCAAATTACCCAATCCTGACTCAGGGAGGTAGTGACAGTACATAACAATGCAGGACCCTTTGGGTACTGCAATTGGAATGAGAACAATCTAAACACCTTATCGACTAACAATTGGAGGGCAAGTCTGGTGCCAGCAGCCGCGGTAATTCCAGCTCCAATAGCGTATATTAAAGTTGTTGCAGTTAAAAAGCTCGTAGTTGAACCTTGGGTGAGGTGCATCCGGTCGACCGAAAGGCCAGACTGGGTCGCCAAACCTCTTTAGGGGGACTTGAAGTTTCGGCTTCAAGGTAACCCGTGTTACTGTGAAGAAATTAGAGTGTTTAAAGCAGGCTATCGCTTGAATACATCAGCATGGAATAACAAGATAAGACACATGTCTTCTTGTTGGTTAGGAGGCGTATGTAATGATTAATAGGGCCAGTTGGGGGCATTAGTATTCAGTAGTCAGAGGTGAAATTCTTGGATTTACTGAAGACTAACTAGTGCGAAAGCATTTGCCAAGGATGTTTTCATTAATCAAGAACGAAAGTTAGGGGATCGAAGACGATCAGATACCGTCGTAGTCTTAACTATAAACGATGCCGACTAAGGATCGGCAGAAGTCATTTTTGACTCTGTCGGCACTTTGTGAGAAATCAAAGTTTTTGGGTTCTGGGGGGAGTATGGTCGCAAGGCTGAAACTTAAAGGAATTGACGGAAGGGCACCACCAGGAGTGGAGCCTGCGGCTTAATTTGACTCAACACGGGAAAACTCACCAGGTCCGGACATAGTAAGGATTGACAGATTGAGAGCTCTTTCTTGATTCTGTGGGTGGTGGTGCATGGCCGTTCTTAGTTGGTGGAGTGATTTGTCTGGTTAATTCCGATAACGAACGAGACCTTAACCTGCTAACTAGTTGCGAGTACGTGAGTATTCGACACTTCTTAGAGGGACTGACTACGTTTAGTAGTCGGAAGTTTGAGGCAATAACAGGTCTGTGATGCCCTTAGATGTTCTGGGCTGCACGCGCGCTACACTGACAAAGTCAGCGAGTATTGCCTTGGCCGAGAGGTCTGGGAAATCTTGTGAAACTTTGTCGTGCTGGGGATAGATCATTGCAATTATTGGTCTTGAACGAGGAATTCCTAGTAAGCGCAAGTCATCAGCTTGCGTTGATTACGTCCCTGCCCTTTGTACACACCGCCCGTCGCTACTACCGATTGAATGGCTTAGTGAGGCCTTTGGATCTGCCATTAGGCGCAAGCTTGATGGTGTGAGAAATTGGA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TTAAGCCATGCATGTCTAAGTATAAACCTTTATACGGTGAAACTGCGAATGGCTCATTATATCAGTTATAATTTATTTGATGATCAATTTACTACTTGGATAACCGTGGTAATTCTAGAGCTAATACATGCAAAGGGCCCAACTTTACTGAAGGGTCGTATTTATTAGATAAAAACCAATGCCTTCGGGCCTTTGGTGAGTCATGATAACTGCGCGGATCGTATGGCCTTGAGCCGACGACGCTTCATTCAAATTTCTGCCCTATCAACTTTCGATGGTAGGATAGAGGCCTACCATGGTATTAACGGGTAACGGGGAATTGGGGTTCGATTCCGGAGAGGGAGCCTGAGAAATGGCTACCACTTCCAAGGAAGGCAGCAGGCGCGCAAATTACCCAATCCTGACACAGGGAGGTAGTGACAGTAAATAACAATGCAGGACCCTCTGGGTTTTGCAATTGGAATGAGAACAATTTAAATCCCTTATCGAGTAACAATTGGAGGGCAAGTCTGGTGCCAGCAGCCGCGGTAATTCCAGCTCCAATAGCGTATATTAAAGTTGTTGCAGTTAAAACGCTCGTAGTTGAACCTTGGGCAAAGCCGCCGGGTTTACAGTAATGTTTACTCAAGGGCTGAGCCTCTACTGGGGGACTTGGTGCGCAAGCGCCAAGGTATCCCGTGTTACTGTGAAGAAATTAGAGTGTTCAAAGCAGGCTTACGCTTGAATACATCAGCATGGAATAACAATATAGGACTATAGTTCTACTTGTTGGTTTGAGAATTAAAGTAATGATTAATAGGGCCAGTTGGGGGCATTGGTATTCAGTAGTCAGAGGTGAAATTCTTGGATTTACTGAAGACTAACTAATGCGAAAGCATTTGCCAAGGATGTTTTCATTAATCAAGAACGAAAGTTAGGGGATCGAAGACGATCAGATACCGTCGTAGTCTTAACTATAAACGATGCCGACTAGGGATCGGCAGAAGTCGTTAGCGACTCTGTCGGCACCTTGTGAGAAATCAAAGTTTTTGGGTTCTGGGGGGAGTATGGTCGCAAGGCTGAAACTTAAAGGAATTGACGGAAGGGCACCACCAGGAGTGGAGCCTGCGGCTTAATTTGACTCAACACGGGAAAACTTACCAGGTCCGGACATAGTAAGGATTGACAGATTGAGAGCTCTTTCTTGATTCTGTGGGTGGTGGTGCATGGCCGTTCTTAGTTGGTGGAGTGATTTGTCTGGTTAATTCCGATAACGAACGAGACCTTAACCTGCTAAATAGTGACGAGTACTTTTGTATTCGAATACTTCTTAGAGGGACTGACTATGTTTAATAGTCGGAAGTTTGAGGCAATAACAGGTCTGTGATGCCCTTAGATGTTCTGGGCTGCACGCGCGCTACACTGACAAAGCCAGCGAGTATTTTACCTTGGCCGAAAGGTCTGGGAAATCTTTTGAAACTTTGTCGTGCTGGGGATAGATCATTGCAATTATTGATCTTGAACGAGGAATTCCTAGTAAGCGCATGTCATCAGCATGCGTTGATTACGTCCCTGCCCTTTGTACACACCGCCCGTCGCTACTACCGATTGAATGGCTTAGTGAGGCCTTTGGATCTGTCCTTGGTCGCAAGACTAAACGATGTGAGAAATTGGACAAACTTGGTCATTTAGAGGAAGTAAAAGTCGTAACAAGGTTTCC</text:p>
          </table:table-cell>
          <table:table-cell office:value-type="string" calcext:value-type="string">
            <text:p>d__Eukaryota; p__Cryptomycota; c__Incertae_Sedis; o__Incertae_Sedis; f__Incertae_Sedis; g__Paramicrosporid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CCAAAGATTAAGCCATGCATGTCTAAGTATAAACCTTTATACGGTGAAACTGCGAATGGCTCATTATATCAGTTATAATTTATTTGATGATCAATTTACTACTTGGATAACCGTGGTAATTCTAGAGCTAATACATGCAAAGGGCCCAACTTTACTGAAGGGTCGTATTTATTAGATAAAAACCAATGCCTTCGGGCCTTTGGTGAGTCATGATAACTGCGCGGATCGTATGGCCTTGAGCCGACGACGCTTCATTCAAATTTCTGCCCTATCAACTTTCGATGGTAGGATAGAGGCCTACCATGGTATTAACGGGTAACGGGGAATTGGGGTTCGATTCCGGAGAGGGAGCCTGAGAAATGGCTACCACTTCCAAGGAAGGCAGCAGGCGCGCAAATTACCCAATCCTGACACAGGGAGGTAGTGACAGTAAATAACAATGCAGGACCCTCTGGGTTTTGCAATTGGAATGAGAACAATTTAAATCCCTTATCGAGTAACAATTGGAGGGCAAGTCTGGTGCCAGCAGCCGCGGTAATTCCAGCTCCAATAGCGTATATTAAAGTTGTTGCAGTTAAAACGCTCGTAGTTGAACCTTGGGCAAAGCCGCCGGGTTTACAGTAATGTTTACTCAAGGGCTGAGCCTCTACTGGGGGACTTGGTGCGCAAGCGCCAAGGTATCCCGTGTTACTGTGAAGAAATTAGAGTGTTCAAAGCAGGCTTACGCTTGAATACATCAGCATGGAATAACAATATAGGACTATAGTTCTACTTGTTGGTTTGAGAATTAAAGTAATGATTAATAGGGCCAGTTGGGGGCATTGGTATTCAGTAGTCAGAGGTGAAATTCTTGGATTTACTGAAGACTAACTAATGCGAAAGCATTTGCCAAGGATGTTTTCATTAATCAAGAACGAAAGTTAGGGGATCGAAGACGATCAGATACCGTCGTAGTCTTAACTATAAACGATGCCGACTAGGGATCGGCAGAAGTCGTTAGCGACTCTGTCGGCACCTTGTGAGAAATCAAAGTTTTTGGGTTCTGGGGGGAGTATGGTCGCAAGGCTGAAACTTAAAGGAATTGACGGAAGGGCACCACCAGGAGTGGAGCCTGCGGCTTAATTTGACTCAACACGGGAAAACTTACCAGGTCCGGACATAGTAAGGATTGACAGATTGAGAGCTCTTTCTTGATTCTGTGGGTGGTGGTGCATGGCCGTTCTTAGTTGGTGGAGTGATTTGTCTGGTTAATTCCGATAACGAACGAGACCTTAACCTGCTAAATAGTGACGAGTACTTTTGTATTCGAATACTTCTTAGAGGGACTGACTATGTTTAATAGTCGGAAGTTTGAGGCAATAACAGGTCTGTGATGCCCTTAGATGTTCTGGGCTGCACGCGCGCTACACTGACAAAGCCAGCGAGTATTTTACCTTGGCCGAAAGGTCTGGGAAATCTTTTGAAACTTTGTCGTGCTGGGGATAGATCATTGCAATTATTGATCTTGAACGAGGAATTCCTAGTAAGCGCATGTCATCAGCATGCGTTGATTACGTCCCTGCCCTTTGTACACACCGCCCGTCGCTACTACCGATTGAATGGCTTAGTGAGGCCTTTGGATCTGTCCTTGGTCGCAAGACTAAACGATGTGAGAAATTGGA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ATATGCTTGTCTAAAAGATTAAGCCATGCATGTCCAAGTATAAACTGGTTATACAGGTGAAACTGCGAAAGGCTCATTAAATCAGTTATAGTTTATTTGATTGTGGAACTACATGGATAACCGTGGTAATTCTAGAGCTAATACATGCGACAGGCCCGACTTTGGAAGGGCAGTATTTATTAGATAAAAACCAATGCTTCGCGGTGGTGATTCATAATAACTTTTCGGATCGCAGGGCCTTGGGCCGGCGATGTTTCAAGGAAATTTCTGCCCTATCAACTTTCGACGGTAGGATCGAGGCCTACCGTGGTTTTTACGGGTAACGGAGGATTAGGGTCCGATCCCGGAGAGGGAGCCTGAGAAACGGCTACCACTTCTAAGGAAGGCAGCAGGCGCGCAAATTACCCAATCCTGACACAGGGAGGTAGTGACAATACGTAACAATGCAGGGCCCTAGGGCATCTGCAATTGGAATGAGAAGAGTGTAAAGGGCTTTTCGAGGAACAATTGGAGGGCAAGTCTGGTGCCAGCAGCCGCGGTAATTCCAGCTCCAATAGCGTATATTAACGTTGTTGCAGTTAAAAAGCTCGTAGTCGGACTTTGGGGCGGGGGCTGATTGCGCGTAGCGTGGATCGGCGTCTGCTCTTTGCCAGGCGCGAGGGCGTGTTTTCACACCCTGGAGCGGGGGCAGTTACTTTGAAGAAATTAGAGTGTTCAAGGCAGGCTTTGCAGGAATACGTGAGCATGGAATAACGGAATAGGACGCGGGTTCTATTTTGTTGGTTTGAGGACCGGCGTAATGATTGATAGGGACAGTTGGGGGCATTAGTATTCAGGAGTCAGAGGTGAAATTCTTGGATTTCGTGAAGACTAACTAGTGCGAAAGCATTTGCCAAGGATGTTTTCATTGATCAAGAACGAAAGTTAGGGGATCGAAGACGATCAGATACCGTCGTAGTCTTAACCATAAACGATGCCGACTAGGGATGGGTGGATGTTATTTGACACCATCGGGACCTTGGGAGAAATCAAAGTGTTTGGGTTCTGGGGGGAGTATGGTCGCAAGGCTGAAACTTGAAGGAATTGACGGAAGGGCACCACCAGGAGTGGAGCCTGCGGCTTAATTTGACTCAACACGGGAAAACTCACCAGGTCCAGACATAATGAGGATTGACAGGTTGATAGCCCTTTCACGATTTTATGGGTGGTGGTGCATGGCCGTTCTTAGTTGGTGGAGTGATTTGTCTGGTTAATTCCGATAACGAACGAGACCCTTGCGGGCTAAATAGGCGGGCGCACGTTGTGGGCGCGGCTTCTTAGAGGGACAGGCTACGTGCTTAGTAGCAGGAGGTTGAGGGCGATAACAGGTCTGTGATGCCCTTTGATGTTCTGGGCCGCACGCGCGCTACACTGACAGAGACAGCGAGTGTCCCTGGCCGAGGGGTCTGGGTAACCTTTAATTTCTGTCGTGATGGGGATAGACGATTGGAATTATTTGTCTTGAACGAGGAATTCCTAGTAAGCGCAAGTCATCAGCTTGTGTTGAATGCGTTACTGCCCTTTGTACACACCGCCCGTCGGTGTTTCCGATTGAATGTGCCAGTGAGGACTTCGGAGCGAGGAGACTTGCGAAGTGGGCCAAACTTGTGCATTTAGAGGAAGC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ATATGCTTGTCTAAAAGATTAAGCCATGCATGTCCAAGTATAAACTGGTTATACAGGTGAAACTGCGAAAGGCTCATTAAATCAGTTATAGTTTATTTGATTGTGGAACTACATGGATAACCGTGGTAATTCTAGAGCTAATACATGCGACAGGCCCGACTTTGGAAGGGCAGTATTTATTAGATAAAAACCAATGCTTCGCGGTGGTGATTCATAATAACTTTTCGGATCGCAGGGCCTTGGGCCGGCGATGTTTCAAGGAAATTTCTGCCCTATCAACTTTCGACGGTAGGATCGAGGCCTACCGTGGTTTTTACGGGTAACGGAGGATTAGGGTCCGATCCCGGAGAGGGAGCCTGAGAAACGGCTACCACTTCTAAGGAAGGCAGCAGGCGCGCAAATTACCCAATCCTGACACAGGGAGGTAGTGACAATACGTAACAATGCAGGGCCCTAGGGCATCTGCAATTGGAATGAGAAGAGTGTAAAGGGCTTTTCGAGGAACAATTGGAGGGCAAGTCTGGTGCCAGCAGCCGCGGTAATTCCAGCTCCAATAGCGTATATTAACGTTGTTGCAGTTAAAAAGCTCGTAGTCGGACTTTGGGGCGGGGGCTGATTGCGCGTAGCGTGGATCGGCGTCTGCTCTTTGCCAGGCGCGAGGGCGTGTTTTCACACCCTGGAGCGGGGGCAGTTACTTTGAAGAAATTAGAGTGTTCAAGGCAGGCTTTGCAGGAATACGTGAGCATGGAATAACGGAATAGGACGCGGGTTCTATTTTGTTGGTTTGAGGACCGGCGTAATGATTGATAGGGACAGTTGGGGGCATTAGTATTCAGGAGTCAGAGGTGAAATTCTTGGATTTCGTGAAGACTAACTAGTGCGAAAGCATTTGCCAAGGATGTTTTCATTGATCAAGAACGAAAGTTAGGGGATCGAAGACGATCAGATACCGTCGTAGTCTTAACCATAAACGATGCCGACTAGGGATGGGTGGATGTTATTTGACACCATCGGGACCTTGGGAGAAATCAAAGTGTTTGGGTTCTGGGGGGAGTATGGTCGCAAGGCTGAAACTTGAAGGAATTGACGGAAGGGCACCACCAGGAGTGGAGCCTGCGGCTTAATTTGACTCAACACGGGAAAACTCACCAGGTCCAGACATAATGAGGATTGACAGGTTGATAGCCCTTTCACGATTTTATGGGTGGTGGTGCATGGCCGTTCTTAGTTGGTGGAGTGATTTGTCTGGTTAATTCCGATAACGAACGAGACCCTTGCGGGCTAAATAGGCGGGCGCACGTTGTGGGCGCGGCTTCTTAGAGGGACAGGCTACGTGCTTAGTAGCAGGAGGTTGAGGGCGATAACAGGTCTGTGATGCCCTTTGATGTTCTGGGCCGCACGCGCGCTACACTGACAGAGACAGCGAGTGTCCCTGGCCGAGGGGTCTGGGTAACCTTTAATTTCTGTCGTGATGGGGATAGACGATTGGAATTATTTGTCTTGAACGAGGAATTCCTAGTAAGCGCAAGTCATCAGCTTGTGTTGAATGCGTTACTGCCCTTTGTACACACCGCCCGTCGGTGTTTCCGATTGAATGTGCCAGTGAGGACTTCGGAGCGAGGAGACTTGCGAAGTGGGCCAAACTTGTGCATT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TTAAGCCATGCATGTCCAAGTATAAACAAGTCTATACGGTGAAACTGCGAATGGCTCATTATATCAGTTATAATTTATTTGATAGTCTCTTACCTACTCGGATAACCGTGGTAATTCTAGAGCTAATACGTGCAACAAGCCTGACTCTTTCGGGGGAAGGGCTGTATTTATTAGATAAAAAACCAATGCCCGTCAAACGGCTCCCGGTGATTCATAATAACTATGCGGATCGTATGGCCCCGTGCCGACGACGTTTCATTCAAATTTCTGCCCTATCAACTTTCGATGGTAGGATAGAGGCCTACCATGGTTCCAACGGGTAACGGGGAATTAGGGTTCGATTCCGGAGAGGGAGCCTGAGAAACGGCTACCACATCCAAGGAAGGCAGCAGGCGCGCAAATTACCCAATCCTGACACAGGGAGGTAGTGACAGTAAATAACGATGCAGGGCCTTCTGGGTCTTGCAATTGGAATGAGTACAATTTAAATCCCTTAACGAGAAACAATTGGAGGGCAAGTCTGGTGCCAGCAGCCGCGGTAATTCCAGCTCCAATAGCGTATATTAAAGTTGTTGCAGTTAAAAAGCTCGTAGTCGGATGCAAGACAAGGCCGCTGGTTGGTTGAATAGACTGTACTGGTGTTTGCTGCGTCTCAATGCCGGGGAATGGATTAGCCTTTGCGGGTTGATCGGGGAACCGGGTTTACTGTGAAGAAATTAGAGTGTTCAAAGCAGGCAGGATTGCTTGAATACGTCAGCATGGAATAATAGAATAGGACGGTGCTCTTATTTTGTTGGTTTGAGGATCATCGTAATGATTGAGAGGGACAGTTGGGGGCATTAGGATTCGGTAGTCAGAGGTGAAATTCTTGGATTTACCGAGGACTAACTAGTGCGAAAGCATCTGCCAAGGATGTTTTCATTGATCAAGAACGAAAGTTGTGGGATCGAAGACGATTAGATACCGTCGTAGTCACAACCGTAAACGTTGCCGACTCGGGATCGGTGGATGTCGTGCGCGACGCCATCGGCACCGTGGGAGAAATCAAAGTTTTTGGGTTCTGGGGGGAGTATGGTCGCAAGGCTGAAACTTAAAGGAATTGACGGAAGGGCACCACCAGGAGTGGAGCCTGCGGCTTAATTTGACTCAACACGGGAAAACTCACCAGGTCCGGACATGGTAAGGATAGACAGATTGAGAGCTCTTTCTTGATTCTATGGGTGGTGGTGCATGGCCGTTCTTAGTTGGTGGAGTGATTTGTCTGGTTAATTCCGTTAACGAACGAGACCTTAACCTGCTAACTAGACGCGGGAAGCATTGCTCCCCGTTCTCGTCTTCTTAGAGGGACTTGCCACGCTTAGTGGCAGGAAGTTTGAGGCAATAACAGGTCTGTGATGCCCTTAGATGTTCTGGGCTGCACGCGCGCTACACTGACAAAGGCAGCAAGTATACAACCTCGATCGGAAGATCCGGGCAATCCTTTCAAACTTTGTCGTGCTGGGGATAGATCATTGCAATTATTGATCTTCAACGAGGAATTCCTAGTAAGCGCAAGTCATCAGCTTGCGTTGATTACGTCCCTGCCCTTTGTACACACCGCCCGTCGCTACTACCGATTGAATGGCTTAGTGAGGCCTTTGGATTGGGGTCTGCCGGTCGCAAGGCCTGCATTTCTCCCCGAGAAGCTGGACAAACTTGGTCATTTAGAGGAAGT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CAAAGATTAAGCCATGCATGTCCAAGTATAAACAAGTCTATACGGTGAAACTGCGAATGGCTCATTATATCAGTTATAATTTATTTGATAGTCTCTTACCTACTCGGATAACCGTGGTAATTCTAGAGCTAATACGTGCAACAAGCCTGACTCTTTCGGGGGAAGGGCTGTATTTATTAGATAAAAAACCAATGCCCGTCAAACGGCTCCCGGTGATTCATAATAACTATGCGGATCGTATGGCCCCGTGCCGACGACGTTTCATTCAAATTTCTGCCCTATCAACTTTCGATGGTAGGATAGAGGCCTACCATGGTTCCAACGGGTAACGGGGAATTAGGGTTCGATTCCGGAGAGGGAGCCTGAGAAACGGCTACCACATCCAAGGAAGGCAGCAGGCGCGCAAATTACCCAATCCTGACACAGGGAGGTAGTGACAGTAAATAACGATGCAGGGCCTTCTGGGTCTTGCAATTGGAATGAGTACAATTTAAATCCCTTAACGAGAAACAATTGGAGGGCAAGTCTGGTGCCAGCAGCCGCGGTAATTCCAGCTCCAATAGCGTATATTAAAGTTGTTGCAGTTAAAAAGCTCGTAGTCGGATGCAAGACAAGGCCGCTGGTTGGTTGAATAGACTGTACTGGTGTTTGCTGCGTCTCAATGCCGGGGAATGGATTAGCCTTTGCGGGTTGATCGGGGAACCGGGTTTACTGTGAAGAAATTAGAGTGTTCAAAGCAGGCAGGATTGCTTGAATACGTCAGCATGGAATAATAGAATAGGACGGTGCTCTTATTTTGTTGGTTTGAGGATCATCGTAATGATTGAGAGGGACAGTTGGGGGCATTAGGATTCGGTAGTCAGAGGTGAAATTCTTGGATTTACCGAGGACTAACTAGTGCGAAAGCATCTGCCAAGGATGTTTTCATTGATCAAGAACGAAAGTTGTGGGATCGAAGACGATTAGATACCGTCGTAGTCACAACCGTAAACGTTGCCGACTCGGGATCGGTGGATGTCGTGCGCGACGCCATCGGCACCGTGGGAGAAATCAAAGTTTTTGGGTTCTGGGGGGAGTATGGTCGCAAGGCTGAAACTTAAAGGAATTGACGGAAGGGCACCACCAGGAGTGGAGCCTGCGGCTTAATTTGACTCAACACGGGAAAACTCACCAGGTCCGGACATGGTAAGGATAGACAGATTGAGAGCTCTTTCTTGATTCTATGGGTGGTGGTGCATGGCCGTTCTTAGTTGGTGGAGTGATTTGTCTGGTTAATTCCGTTAACGAACGAGACCTTAACCTGCTAACTAGACGCGGGAAGCATTGCTCCCCGTTCTCGTCTTCTTAGAGGGACTTGCCACGCTTAGTGGCAGGAAGTTTGAGGCAATAACAGGTCTGTGATGCCCTTAGATGTTCTGGGCTGCACGCGCGCTACACTGACAAAGGCAGCAAGTATACAACCTCGATCGGAAGATCCGGGCAATCCTTTCAAACTTTGTCGTGCTGGGGATAGATCATTGCAATTATTGATCTTCAACGAGGAATTCCTAGTAAGCGCAAGTCATCAGCTTGCGTTGATTACGTCCCTGCCCTTTGTACACACCGCCCGTCGCTACTACCGATTGAATGGCTTAGTGAGGCCTTTGGATTGGGGTCTGCCGGTCGCAAGGCCTGCATTTCTCCCCGAGAAGCTGGACAAACTTGGTCA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TTAAGCCATGCATGTCTAAGTATAAACAAGTCTATACTGTGAAACTGCGAATGGCTCATTATATCAGTTATAATTTATTTGATAGTCTCTTTACTACTTGGATAACCGTGGTAATTCTAGAGCTAATACATGCAAAAAGCCCGACTTCCGGAAGGGCTGTATTTATTAGATTAAAAACCGATGCGGGCAACCGCTAGAGGTGATTCATAATAACTTTGCGGATCGCATGGCCTTGCGCCGGCGACGTTTCATTCAAATTTCTGCCCTATCAACTTTCGATGGTAGGATAGAGGCCTACCATGGTTTTTACGGGTAACGGGGAATTAGGGTTCGATTCCGGAGAGGGAGCCTGAGAAATGGCTACCACTTCCAAGGAAGGCAGCAGGCGCGCAAATTACCCAATCCTGACACAGGGAGGTAGTGACAGTAAATAACAATGCAGGGCCCTTCGGGTCTTGCAATTGGAATGAGTACAATTTAAACCCCTTAACGAGGAACAATTGGAGGGCAAGTCTGGTGCCAGCAGCCGCGGTAATTCCAGCTCCAATAGCGTATATTAAAGTTGTTGCAGTTAAAACGCTCGTAGTCGAATTTTAGACAAGGACGACCGGTCTACCGTATGGTAGGACTGGATGTTCCGCGTCTCTCCTTTGGGGAACAGGCACGCGAGTGCCGGGGAACCAAGTATTACTGTGAAGAAATTAGAGTGTTTAAAGCAGGCGTTTGCTTGAATACGTTAGCATGGAATAATAAGATAGGACTTTGGTTCTATTTTGTTGGTTTGAGGACCAAGGTAATGATTAATAGGGACAGTTGGGGGCATTAGTATTCAGTAGTCAGAGGTGAAATTCTTGGATTTACTGAAGACTAACTAATGCGAAAGCATTTGCCAAGGATGTTTTCATTGATCAAGAACGAAAGTTAGGGGATCGAAGACGATTAGATACCGTCGTAGTCTTAACCATAAACTATGCCGACTAGGGATCGGTGGCACTCTGTTTAGACGCCATCGGCACCTTATGAGAAATCAAAGTTTTTGGGTTCTGGGGGGAGTATGGTCGCAAGGCTGAAACTTAAAGGAATTGACGGAAGGGCACCACCAGGAGTGGAGCCTGCGGCTTAATTTGACTCAACACGGGAAAACTCACCAGGTCCGGACATAGTAAGGATTGACAGATTGAGAGCTCTTTCATGATTCTATGGGTGGTGGTGCATGGCCGTTCTTAGTTGGTGGAGTGATTTGTCTGGTTAATTCCGTTAACGAACGAGACCTTAACCTGCTAAATAGTATCGCGAACCTGCGTTCGTAGATGCTTCTTAGAGGGACTGACCACGTTTAGTGGTAGGAAGTTTGAGGCAATAACAGGTCTGTGATGCCCTTAGATGTTCTGGGCCGCACGCGCGCTACACTGACAAAGTCAGCGAGTATATAACCTTGGCCGGAAGGTCCGGGCAATCTTGTGAAACTTTGTCGTGCTGGGGATAGACCATTGCAATTATTGGTCTTCAACGAGGAATTCCTAGTAAGCGCAAGTCATCAGCTTGCGTTGATTACGTCCCTGCCCTTTGTACACACCGCCCATCGCTACTACCGATTGAATGGCTTAGTGAGGCCTACGGATTTGGACTGTGGCCGCAAGGCTGCAAGTTTGGAGAAGCCGGTCAAACTTGGTCATTTAGAGGAAGTAAAAGTT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CAAAGATTAAGCCATGCATGTCTAAGTATAAACAAGTCTATACTGTGAAACTGCGAATGGCTCATTATATCAGTTATAATTTATTTGATAGTCTCTTTACTACTTGGATAACCGTGGTAATTCTAGAGCTAATACATGCAAAAAGCCCGACTTCCGGAAGGGCTGTATTTATTAGATTAAAAACCGATGCGGGCAACCGCTAGAGGTGATTCATAATAACTTTGCGGATCGCATGGCCTTGCGCCGGCGACGTTTCATTCAAATTTCTGCCCTATCAACTTTCGATGGTAGGATAGAGGCCTACCATGGTTTTTACGGGTAACGGGGAATTAGGGTTCGATTCCGGAGAGGGAGCCTGAGAAATGGCTACCACTTCCAAGGAAGGCAGCAGGCGCGCAAATTACCCAATCCTGACACAGGGAGGTAGTGACAGTAAATAACAATGCAGGGCCCTTCGGGTCTTGCAATTGGAATGAGTACAATTTAAACCCCTTAACGAGGAACAATTGGAGGGCAAGTCTGGTGCCAGCAGCCGCGGTAATTCCAGCTCCAATAGCGTATATTAAAGTTGTTGCAGTTAAAACGCTCGTAGTCGAATTTTAGACAAGGACGACCGGTCTACCGTATGGTAGGACTGGATGTTCCGCGTCTCTCCTTTGGGGAACAGGCACGCGAGTGCCGGGGAACCAAGTATTACTGTGAAGAAATTAGAGTGTTTAAAGCAGGCGTTTGCTTGAATACGTTAGCATGGAATAATAAGATAGGACTTTGGTTCTATTTTGTTGGTTTGAGGACCAAGGTAATGATTAATAGGGACAGTTGGGGGCATTAGTATTCAGTAGTCAGAGGTGAAATTCTTGGATTTACTGAAGACTAACTAATGCGAAAGCATTTGCCAAGGATGTTTTCATTGATCAAGAACGAAAGTTAGGGGATCGAAGACGATTAGATACCGTCGTAGTCTTAACCATAAACTATGCCGACTAGGGATCGGTGGCACTCTGTTTAGACGCCATCGGCACCTTATGAGAAATCAAAGTTTTTGGGTTCTGGGGGGAGTATGGTCGCAAGGCTGAAACTTAAAGGAATTGACGGAAGGGCACCACCAGGAGTGGAGCCTGCGGCTTAATTTGACTCAACACGGGAAAACTCACCAGGTCCGGACATAGTAAGGATTGACAGATTGAGAGCTCTTTCATGATTCTATGGGTGGTGGTGCATGGCCGTTCTTAGTTGGTGGAGTGATTTGTCTGGTTAATTCCGTTAACGAACGAGACCTTAACCTGCTAAATAGTATCGCGAACCTGCGTTCGTAGATGCTTCTTAGAGGGACTGACCACGTTTAGTGGTAGGAAGTTTGAGGCAATAACAGGTCTGTGATGCCCTTAGATGTTCTGGGCCGCACGCGCGCTACACTGACAAAGTCAGCGAGTATATAACCTTGGCCGGAAGGTCCGGGCAATCTTGTGAAACTTTGTCGTGCTGGGGATAGACCATTGCAATTATTGGTCTTCAACGAGGAATTCCTAGTAAGCGCAAGTCATCAGCTTGCGTTGATTACGTCCCTGCCCTTTGTACACACCGCCCATCGCTACTACCGATTGAATGGCTTAGTGAGGCCTACGGATTTGGACTGTGGCCGCAAGGCTGCAAGTTTGGAGAAGCCGGTCAAACTTGGTCATTTAGAGGAAGTAAAAGTTGTAACAAGGTTTCC</text:p>
          </table:table-cell>
          <table:table-cell office:value-type="string" calcext:value-type="string">
            <text:p>991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TTAAGCCATGCATGTCTAAGTATAAATCGTTATACGGTGAAACTGCGAATGGCTCATTAAATCAGTTATAATTTATTTGATGGTTTCTTTACTACTTGGATAACCGTGGTAATTCTAGAGCTAATACATGCGAAAAGCCCGACTCACGAAGGGCTGTATTTATTAGATCAAAAACCAATGCCTTCGGGCTCCTTGGTGATTCATAATAACTTTGCGGATCGTATGGCCTTGCGCCGACGACGCTTCATTCAAATTTCTGCCCTATCAACTTTCGATGGTAGGATAGAGGCCTACCATGGTTTTTACGGGTAACGGGGAATTAGGGTTCGATTCCGGAGAGGGAGCCTGAGAAATGGCTACCACTTCTAAGGAAGGCAGCAGGCGCGCAAATTACCCAATCCTGACACAGGGAGGTAGTGACAGTAAATAACAATGCAGGGCTCTTCGAGTCTTGCAGTTGGAATGAGTACAATTTAAACCCCTTAACGAGTAACAATTGGAGGGCAAGTCTGGTGCCAGCAGCCGCGGTAATTCCAGCTCCAATAGCGTATATTAAAGTTGTTGCAGTTAAAAAGCTCGTAGTTGGACTTTAGGCAAGGCGACCTGGTCACCCTCTGGGTGTACTGGGATCGCTGCGCCTCACCTTCGGGGAGCTAGTCGTGCTTCGGTGCGCTAGGGAACCGAGCCTTACCTTGAGGAAATTAGAGTGTTTAAAGCAGGCTTATGCTTGAATACGTTAGCATGGAATAACATGATAGGACTTTGGTTCTATTTTGTTGGTTTGAGGACCAAAGTAATGATTAATAGGGACAGTTGGGGGCATTAGTATTCAATAGTCAGAGGTGAAATTCTTGGATTTATTGAAGACTAACTAATGCGAAAGCATTTGCCAAGGATGTTTTCATTAATCAAGAACGAAAGTTAGGGGATCGAAGACGATTAGATACCGTCGTAGTCTTAACCATAAACTATGCCGACTAGGGATCGGTGGATGTCGCTTTTGACTCCATCGGCACCTTACGAGAAATCAAAGTTTTTGGGTTCTGGGGGGAGTATGGTCGCAAGGCTGAAACTTAAAGGAATTGACGGAAGGGCACCACCAGGAGTGGAGCCTGCGGCTTAATTTGACTCAACACGGGAAAACTCACCAGGTCCGGACATGGGAAGGATTGACAGATTGAGAGCTCTTTCTTGATTCTATGGGTGGTGGTGCATGGCCGTTCTTAGTTGGTGGAGTGATTTGTCTGGTTAATTCCGATAACGAACGAGACCTTAACCTGCTAAATAGAGATGCGAACCTGCGTTCGTGCGCTCTTCTTAGAGGGACTGACTACGTTTAGTGGTCGGAAGTTTGAGGCAATAACAGGTCTGTGATGCCCTTAGATGTTCTGGGCTGCACGCGCGCTACACTGACAGAGGCAACGAGTATACAACCTTGACCGGAAGGTCTGGGCAATCTTTTTAAACTCTGTCGTGCTGGGGATAGAGCATTGCAATTATTGCTCTTCAACGAGGAATTCCTAGTAAGCGCATGTCATCAGCATGCGTTGATTACGTCCCTGCCCTTTGTACACACCGCCCGTCGCTACTACCGATTGAATGGCTTAGTGAGGCCTTCGGATTGGTGTTTGGTGGCCGCAAGGCTGCCGAATGCTGAAAAGTTGGTCAAACTTGGTCATTTAGAGGAAGT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CAAAGATTAAGCCATGCATGTCTAAGTATAAATCGTTATACGGTGAAACTGCGAATGGCTCATTAAATCAGTTATAATTTATTTGATGGTTTCTTTACTACTTGGATAACCGTGGTAATTCTAGAGCTAATACATGCGAAAAGCCCGACTCACGAAGGGCTGTATTTATTAGATCAAAAACCAATGCCTTCGGGCTCCTTGGTGATTCATAATAACTTTGCGGATCGTATGGCCTTGCGCCGACGACGCTTCATTCAAATTTCTGCCCTATCAACTTTCGATGGTAGGATAGAGGCCTACCATGGTTTTTACGGGTAACGGGGAATTAGGGTTCGATTCCGGAGAGGGAGCCTGAGAAATGGCTACCACTTCTAAGGAAGGCAGCAGGCGCGCAAATTACCCAATCCTGACACAGGGAGGTAGTGACAGTAAATAACAATGCAGGGCTCTTCGAGTCTTGCAGTTGGAATGAGTACAATTTAAACCCCTTAACGAGTAACAATTGGAGGGCAAGTCTGGTGCCAGCAGCCGCGGTAATTCCAGCTCCAATAGCGTATATTAAAGTTGTTGCAGTTAAAAAGCTCGTAGTTGGACTTTAGGCAAGGCGACCTGGTCACCCTCTGGGTGTACTGGGATCGCTGCGCCTCACCTTCGGGGAGCTAGTCGTGCTTCGGTGCGCTAGGGAACCGAGCCTTACCTTGAGGAAATTAGAGTGTTTAAAGCAGGCTTATGCTTGAATACGTTAGCATGGAATAACATGATAGGACTTTGGTTCTATTTTGTTGGTTTGAGGACCAAAGTAATGATTAATAGGGACAGTTGGGGGCATTAGTATTCAATAGTCAGAGGTGAAATTCTTGGATTTATTGAAGACTAACTAATGCGAAAGCATTTGCCAAGGATGTTTTCATTAATCAAGAACGAAAGTTAGGGGATCGAAGACGATTAGATACCGTCGTAGTCTTAACCATAAACTATGCCGACTAGGGATCGGTGGATGTCGCTTTTGACTCCATCGGCACCTTACGAGAAATCAAAGTTTTTGGGTTCTGGGGGGAGTATGGTCGCAAGGCTGAAACTTAAAGGAATTGACGGAAGGGCACCACCAGGAGTGGAGCCTGCGGCTTAATTTGACTCAACACGGGAAAACTCACCAGGTCCGGACATGGGAAGGATTGACAGATTGAGAGCTCTTTCTTGATTCTATGGGTGGTGGTGCATGGCCGTTCTTAGTTGGTGGAGTGATTTGTCTGGTTAATTCCGATAACGAACGAGACCTTAACCTGCTAAATAGAGATGCGAACCTGCGTTCGTGCGCTCTTCTTAGAGGGACTGACTACGTTTAGTGGTCGGAAGTTTGAGGCAATAACAGGTCTGTGATGCCCTTAGATGTTCTGGGCTGCACGCGCGCTACACTGACAGAGGCAACGAGTATACAACCTTGACCGGAAGGTCTGGGCAATCTTTTTAAACTCTGTCGTGCTGGGGATAGAGCATTGCAATTATTGCTCTTCAACGAGGAATTCCTAGTAAGCGCATGTCATCAGCATGCGTTGATTACGTCCCTGCCCTTTGTACACACCGCCCGTCGCTACTACCGATTGAATGGCTTAGTGAGGCCTTCGGATTGGTGTTTGGTGGCCGCAAGGCTGCCGAATGCTGAAAAGTTGGTCAAACTTGGTCATTTAGAGGAAGTAAAAGTCGTAACAAGGTTTCC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TAAAGATTAAGCCATGCATGTCTAAGTATAAACACGTTGTACTGTGAAACTGCGAATGGCTCATTATATCAGTTATAATTTATTTGATAGTCTCTTTACTACTTGGATAACCGTGGTAATTCTAGAGCTAATACATGCGAAAAGCCCGACTCTCACGGGAAGGGCTGTATTTATTAGATTAAAAACCGACACTAATCGGTGATTCATAATAACTGTGCGGATCGCATGGCCTTGCGCCGGCGACGTTTCATTCAAATTTCTGCCCTATCAACTTTCGATGGTAGGATAGAGGCCTACCATGGTTCTTACGGGTAACGGGGAATTAGGGTTCGATTCCGGAGAGGGAGCCTGAGAAATGGCTACCACTTCCAAGGAAGGCAGCAGGCGCGCAAATTACCCAATCCTGACACAGGGAGGTAGTGACAGTAAATAACAATACAGGGCCCTCAGGGTCTTGTAATTGGAATGAGTACAATTTAAACCCCTTAACGAGTAACAATTGGAGGGCAAGTCTGGTGCCAGCAGCCGCGGTAATTCCAGCTCCAATAGCGTATATTAAAGTTGTTGCAGTTAAAAAGCTCGTAGTTGGACCTATGACAAGGCCGACTGGTCTGCCGCAAGGCAGCTACTGGTTGATGCCGCGTCACGATTCTGGGAAACTGTACGAGGACGCAAGTCCTGTGCAGGGAACCAGGGATTACTTTGAAGAAATTAGAGTGTTCAAAGCAGGCATACGCTTGAATACATTAGCATGGAATAATGAGATAGGACTACGGTCTTATTTTGTTGGTTTGAGGGCAGTAGTAATGATTAATAGGGATAGTTGGGGGCATTTGTATTCAGTAGTCAGAGGTGAAATTCTTGGATTTACTGAAGACAAACTAGTGCGAAAGCATTTGCCAAGGATGTTTTCATTAATCAAGAACGAAAGTTAGGGGATCGAAGACGATTAGATACCGTCGTAGTCTTAACCATAAACTATGCCGACTAGGGATCGGCAGATGTCACTTGTGACGCTGTCGGCACCTTGCGAGAAATCAAAGTTTTTGGGTTCTGGGGGGAGTATGGTCGCAAGGCTGAAACTTAAAGGAATTGACGGAAGGGCACCACCAGGAGTGGAGCCTGCGGCTTAATTTGACTCAACACGGGAAAACTCACCAGGTCCGGACATAGTAAGGATTGACAGATTGAGAGCTCTTTCATGATTCTATGGGTGGTGGTGCATGGCCGTTCTTAGTTGGTGGAGTGATTTGTCTGGTTAATTCCGTTAACGAACGAGACCTTAACCTGCTAAATAGGTGCGCGAGCCTTCGGGCCCGTAGTGCGTTCTTAGAGGGACTAACCACGGCTAGTGGTTGGAAGTTTGAGGCAATAACAGGTCTGTGATGCCCTTAGATGTTCTGGGCCGCACGCGCGCTACACTGACACAGCCAGCGAGTACATCCTTGACCGAGAGGTCTGGGAAATCTTGTGAATCTGTGTCGTGCTGGGGATAGACCATTGCAATTATTGGTCTTCAACGAGGAATTCCTAGTAAGCGCAAGTCATCAGCTTGCGTTGATTACGTCCCTGCCCTTTGTACACACCGCCCGTCGTTACTACCGATTGAATGGCTTAGTGAGGCCTCCGGATTGTGCTTGTGCTCCAGTAGTGCAAGTGTGAGAAGTTGGTCAAACTTGGTCATTTAGAGGAAGTAC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TAAAGATTAAGCCATGCATGTCTAAGTATAAACACGTTGTACTGTGAAACTGCGAATGGCTCATTATATCAGTTATAATTTATTTGATAGTCTCTTTACTACTTGGATAACCGTGGTAATTCTAGAGCTAATACATGCGAAAAGCCCGACTCTCACGGGAAGGGCTGTATTTATTAGATTAAAAACCGACACTAATCGGTGATTCATAATAACTGTGCGGATCGCATGGCCTTGCGCCGGCGACGTTTCATTCAAATTTCTGCCCTATCAACTTTCGATGGTAGGATAGAGGCCTACCATGGTTCTTACGGGTAACGGGGAATTAGGGTTCGATTCCGGAGAGGGAGCCTGAGAAATGGCTACCACTTCCAAGGAAGGCAGCAGGCGCGCAAATTACCCAATCCTGACACAGGGAGGTAGTGACAGTAAATAACAATACAGGGCCCTCAGGGTCTTGTAATTGGAATGAGTACAATTTAAACCCCTTAACGAGTAACAATTGGAGGGCAAGTCTGGTGCCAGCAGCCGCGGTAATTCCAGCTCCAATAGCGTATATTAAAGTTGTTGCAGTTAAAAAGCTCGTAGTTGGACCTATGACAAGGCCGACTGGTCTGCCGCAAGGCAGCTACTGGTTGATGCCGCGTCACGATTCTGGGAAACTGTACGAGGACGCAAGTCCTGTGCAGGGAACCAGGGATTACTTTGAAGAAATTAGAGTGTTCAAAGCAGGCATACGCTTGAATACATTAGCATGGAATAATGAGATAGGACTACGGTCTTATTTTGTTGGTTTGAGGGCAGTAGTAATGATTAATAGGGATAGTTGGGGGCATTTGTATTCAGTAGTCAGAGGTGAAATTCTTGGATTTACTGAAGACAAACTAGTGCGAAAGCATTTGCCAAGGATGTTTTCATTAATCAAGAACGAAAGTTAGGGGATCGAAGACGATTAGATACCGTCGTAGTCTTAACCATAAACTATGCCGACTAGGGATCGGCAGATGTCACTTGTGACGCTGTCGGCACCTTGCGAGAAATCAAAGTTTTTGGGTTCTGGGGGGAGTATGGTCGCAAGGCTGAAACTTAAAGGAATTGACGGAAGGGCACCACCAGGAGTGGAGCCTGCGGCTTAATTTGACTCAACACGGGAAAACTCACCAGGTCCGGACATAGTAAGGATTGACAGATTGAGAGCTCTTTCATGATTCTATGGGTGGTGGTGCATGGCCGTTCTTAGTTGGTGGAGTGATTTGTCTGGTTAATTCCGTTAACGAACGAGACCTTAACCTGCTAAATAGGTGCGCGAGCCTTCGGGCCCGTAGTGCGTTCTTAGAGGGACTAACCACGGCTAGTGGTTGGAAGTTTGAGGCAATAACAGGTCTGTGATGCCCTTAGATGTTCTGGGCCGCACGCGCGCTACACTGACACAGCCAGCGAGTACATCCTTGACCGAGAGGTCTGGGAAATCTTGTGAATCTGTGTCGTGCTGGGGATAGACCATTGCAATTATTGGTCTTCAACGAGGAATTCCTAGTAAGCGCAAGTCATCAGCTTGCGTTGATTACGTCCCTGCCCTTTGTACACACCGCCCGTCGTTACTACCGATTGAATGGCTTAGTGAGGCCTCCGGATTGTGCTTGTGCTCCAGTAGTGCAAGTGTGAGAAGTTGGTCAAACTTGGTCATTTAGAGGAAGTACAAGTCGTAACAAGGTTTCC</text:p>
          </table:table-cell>
          <table:table-cell office:value-type="string" calcext:value-type="string">
            <text:p>62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TAAAGATTAAGCCATGCATGTCTAAGTATAAACACGTTGTACTGTGAAACTGCGAATGGCTCATTATATCAGTTATAATTTATTTGATAGTCTCTTTACTACTTGGATAACCGTGGTAATTCTAGAGCTAATACATGCGAAAAGCCCGACTTCTTGTGGAAGGGCTGTATTTATTAGATTAAAAACCGACAATGTTGGTGATTCATAATAACTGTGCGGATCGCATGGCCTTGTGCCGGCGACGTTTCATTCAAATTTCTGCCCTATCAACTTTCGATGGTAGGATAGAGGCCTACCATGGTTCTTACGGGTAACGGGGAATTAGGGTTCGATTCCGGAGAGGGAGCCTGAGAAATGGCTACCACTTCCAAGGAAGGCAGCAGGCGCGCAAATTACCCAATCCTGACACAGGGAGGTAGTGACAGTAAATAACAATGCAGGGCCCTCTGGGTCTTGCAATTGGAATGAGTACAATTTAAATCCCTTAACGAGTAACAATTGGAGGGCAAGTCTGGTGCCAGCAGCCGCGGTAATTCCAGCTCCAATAGCGTATATTAAAGTTGTTGCAGTTAAAAAGCTCGTAGTTGGACCTATGACAAGGCCGACTGGTCTGCCGCAAGGCAGCACTGGGCGCGCCGCGTCACGATTCTGGGGAACTGCTCCTAAAAAGGCAGGGAACCAGGGATTACTTTGAAGAAATTAGAGTGTTTAAGGCAGGCAATTGCTTGAATACATTAGCATGGAATAATAAGATAGGACTATGGTCTTATTTTGTTGGTTTGAGGGCTGTAGTAATGATTAATAGGGATAGTTGGGGGCATTTGTATTCAGTAGTCAGAGGTGAAATTCTTGGATTTACTGAAGACAAACTAATGCGAAAGCATTTGCCAAGGATGTTTTCATTAATCAAGAACGAAAGTTAGGGGATCGAAGACGATTAGATACCGTCGTAGTCTTAACCATAAACTATGCCGACTAGGGATCGGCAGATGTCACTAGTGACGCTGTCGGCACCTTGCGAGAAATCAAAGTTTTTGGGTTCTGGGGGGAGTATGGTCGCAAGGCTGAAACTTAAAGGAATTGACGGAAGGGCACCACCAGGAGTGGAGCCTGCGGCTTAATTTGACTCAACACGGGAAAACTCACCAGGTCCGGACATAGTAAGGATTGACAGATTGAGAGCTCTTTCATGATTCTATGGGTGGTGGTGCATGGCCGTTCTTAGTTGGTGGAGTGATTTGTCTGGTTAATTCCGTTAACGAACGAGACCTTAACCTGCTAAATAGGTGCGCGAGCCTCGGCTCGTAGTGCGTTCTTAGAGGGACAAACCACGGCTAGTGGTTGGAAGTTTGAGGCAATAACAGGTCTGTGATGCCCTTAGATGTTCTGGGCCGCACGCGCGCTACACTGACACAGTCAGCGAGTACTGCCTTGACCGAAAGGTCTGGGAAATCTTGTGAAACTGTGTCGTGCTGGGGATAGACCATTGCAATTATTGGTCTTCAACGAGGAATTCCTAGTAAGCGCAAGTCATCAGCTTGCGTTGATTACGTCCCTGCCCTTTGTACACACCGCCCGTCGTTACTACCGATTGAATGGCTTAGTGAGGCCTCCGGATTCTGGATATTCCTCCGGGGATGTTTGGGAGAAGCTGGTCAAACTTGGTCATTTAGAGGAAGTAC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TAAAGATTAAGCCATGCATGTCTAAGTATAAACACGTTGTACTGTGAAACTGCGAATGGCTCATTATATCAGTTATAATTTATTTGATAGTCTCTTTACTACTTGGATAACCGTGGTAATTCTAGAGCTAATACATGCGAAAAGCCCGACTTCTTGTGGAAGGGCTGTATTTATTAGATTAAAAACCGACAATGTTGGTGATTCATAATAACTGTGCGGATCGCATGGCCTTGTGCCGGCGACGTTTCATTCAAATTTCTGCCCTATCAACTTTCGATGGTAGGATAGAGGCCTACCATGGTTCTTACGGGTAACGGGGAATTAGGGTTCGATTCCGGAGAGGGAGCCTGAGAAATGGCTACCACTTCCAAGGAAGGCAGCAGGCGCGCAAATTACCCAATCCTGACACAGGGAGGTAGTGACAGTAAATAACAATGCAGGGCCCTCTGGGTCTTGCAATTGGAATGAGTACAATTTAAATCCCTTAACGAGTAACAATTGGAGGGCAAGTCTGGTGCCAGCAGCCGCGGTAATTCCAGCTCCAATAGCGTATATTAAAGTTGTTGCAGTTAAAAAGCTCGTAGTTGGACCTATGACAAGGCCGACTGGTCTGCCGCAAGGCAGCACTGGGCGCGCCGCGTCACGATTCTGGGGAACTGCTCCTAAAAAGGCAGGGAACCAGGGATTACTTTGAAGAAATTAGAGTGTTTAAGGCAGGCAATTGCTTGAATACATTAGCATGGAATAATAAGATAGGACTATGGTCTTATTTTGTTGGTTTGAGGGCTGTAGTAATGATTAATAGGGATAGTTGGGGGCATTTGTATTCAGTAGTCAGAGGTGAAATTCTTGGATTTACTGAAGACAAACTAATGCGAAAGCATTTGCCAAGGATGTTTTCATTAATCAAGAACGAAAGTTAGGGGATCGAAGACGATTAGATACCGTCGTAGTCTTAACCATAAACTATGCCGACTAGGGATCGGCAGATGTCACTAGTGACGCTGTCGGCACCTTGCGAGAAATCAAAGTTTTTGGGTTCTGGGGGGAGTATGGTCGCAAGGCTGAAACTTAAAGGAATTGACGGAAGGGCACCACCAGGAGTGGAGCCTGCGGCTTAATTTGACTCAACACGGGAAAACTCACCAGGTCCGGACATAGTAAGGATTGACAGATTGAGAGCTCTTTCATGATTCTATGGGTGGTGGTGCATGGCCGTTCTTAGTTGGTGGAGTGATTTGTCTGGTTAATTCCGTTAACGAACGAGACCTTAACCTGCTAAATAGGTGCGCGAGCCTCGGCTCGTAGTGCGTTCTTAGAGGGACAAACCACGGCTAGTGGTTGGAAGTTTGAGGCAATAACAGGTCTGTGATGCCCTTAGATGTTCTGGGCCGCACGCGCGCTACACTGACACAGTCAGCGAGTACTGCCTTGACCGAAAGGTCTGGGAAATCTTGTGAAACTGTGTCGTGCTGGGGATAGACCATTGCAATTATTGGTCTTCAACGAGGAATTCCTAGTAAGCGCAAGTCATCAGCTTGCGTTGATTACGTCCCTGCCCTTTGTACACACCGCCCGTCGTTACTACCGATTGAATGGCTTAGTGAGGCCTCCGGATTCTGGATATTCCTCCGGGGATGTTTGGGAGAAGCTGGTCAAACTTGGTCATTTAGAGGAAGTAC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TAAAGATTAAGCCATGCATGTCTAAGTATAAACACGTTGTACTGTGAAACTGCGAATGGCTCATTATATCAGTTATAATTTATTTGATAGTCTCTTTACTACTTGGATAACCGTGGTAATTCTAGAGCTAATACATGCGAAAAGCCCGACTTTCGGGAAGGGCTGTATTTATTAGATTAAAAACCGACATCATTCGGTGAATCATGATAACTGTGCGGATCGCATGGCCTTGCGCCGGCGACGTTTCATTCAAATTTCTGCCCTATCAACTTTCGATGGTAGGATAGAGGCCTACCATGGTTTTTACGGGTAACGGGGAATTAGGGTTCGATTCCGGAGAGGGAGCCTGAGAAATGGCTACCACTTCCAAGGAAGGCAGCAGGCGCGCAAATTACCCAATCCTGACACAGGGAGGTAGTGACAGTAAATAACAATACAGGGCCCTCTGGGTCTTGTAATTGGAATGAGTACAATTTAAATCCCTTAACGAGTAACAATTGGAGGGCAAGTCTGGTGCCAGCAGCCGCGGTAATTCCAGCTCCAATAGCGTATATTAAAGTTGTTGCAGTTAAAAAGCTCGTAGTTGGACCTATGATGAGGCCGGCTGGTCTGCCGCAAGGCAGTACTGGCGGGACCGAGTCACGATTCTGGGGAACTGCACACTGTGCAGGGAACCAGGGATTACTTTGAAGAAATTAGAGTGTTCAAGGCAGGCATTTTGCTTGAATACATTAGCATGGAATAATAAGATAGGACTATGGTCTTATTTTGTTGGTTTGAGGGCTGTAGTAATGATTAATAGGGATAGTTGGGGGCATTTGTATTCAGTAGTCAGAGGTGAAATTCTTGGATTTACTGAAGACAAACTAGTGCGAAAGCATTTGCCAAGGATGTTTTCATTAATCAAGAACGAAAGTTAGGGGATCGAAGACGATTAGATACCGTCGTAGTCTTAACCATAAACTATGCCGACTAGGGATCGGCAGATGTCACTTGTGACGCTGTCGGCACCTTGCGAGAAATCAAAGTTTTTGGGTTCTGGGGGGAGTATGGTCGCAAGGCTGAAACTTAAAGGAATTGACGGAAGGGCACCACCAGGAGTGGAGCCTGCGGCTTAATTTGACTCAACACGGGAAAACTTACCAGGTCCGGACATAGTAAGGATTGACAGATTGAGAGCTCTTTCATGATTCTATGGGTGGTGGTGCATGGCCGTTCTTAGTTGGTGGAGTGATTTGTCTGGTTAATTCCGTTAACGAACGAGACCTTAACCTGCTAAATAGGTGTGCGAGCCTTTTGGGGCTTGCGACACGTTCTTAGAGGGACTAACCACGGCTAGTGGTTGGAAGTTTGAGGCAATAACAGGTCTGTGATGCCCTTAGATGTTCTGGGCCGCACGCGCGCTACACTGACACAGTCAGCGAGTACTGCCTTGACCGAGAGGTCTGGGAAATCTTGTGAAACTGTGTCGTGCTGGGGATAGACCATTGCAATTATTGGTCTTCAACGAGGAATTCCTAGTAAGCGCAAGTCATCAACTTGCGTTGATTACGTCCCTGCCCTTTGTACACACCGCCCGTCGTTACTACCGATTGAATGGCTTAGTGAGGCCCTCGGATTGCGCCCAGTGTCCTCGGATGCTGGGTGCGAGAAGTTGGTCAAACTTGGTCATTTAGAGGAAGTAC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TAAAGATTAAGCCATGCATGTCTAAGTATAAACACGTTGTACTGTGAAACTGCGAATGGCTCATTATATCAGTTATAATTTATTTGATAGTCTCTTTACTACTTGGATAACCGTGGTAATTCTAGAGCTAATACATGCGAAAAGCCCGACTTTCGGGAAGGGCTGTATTTATTAGATTAAAAACCGACATCATTCGGTGAATCATGATAACTGTGCGGATCGCATGGCCTTGCGCCGGCGACGTTTCATTCAAATTTCTGCCCTATCAACTTTCGATGGTAGGATAGAGGCCTACCATGGTTTTTACGGGTAACGGGGAATTAGGGTTCGATTCCGGAGAGGGAGCCTGAGAAATGGCTACCACTTCCAAGGAAGGCAGCAGGCGCGCAAATTACCCAATCCTGACACAGGGAGGTAGTGACAGTAAATAACAATACAGGGCCCTCTGGGTCTTGTAATTGGAATGAGTACAATTTAAATCCCTTAACGAGTAACAATTGGAGGGCAAGTCTGGTGCCAGCAGCCGCGGTAATTCCAGCTCCAATAGCGTATATTAAAGTTGTTGCAGTTAAAAAGCTCGTAGTTGGACCTATGATGAGGCCGGCTGGTCTGCCGCAAGGCAGTACTGGCGGGACCGAGTCACGATTCTGGGGAACTGCACACTGTGCAGGGAACCAGGGATTACTTTGAAGAAATTAGAGTGTTCAAGGCAGGCATTTTGCTTGAATACATTAGCATGGAATAATAAGATAGGACTATGGTCTTATTTTGTTGGTTTGAGGGCTGTAGTAATGATTAATAGGGATAGTTGGGGGCATTTGTATTCAGTAGTCAGAGGTGAAATTCTTGGATTTACTGAAGACAAACTAGTGCGAAAGCATTTGCCAAGGATGTTTTCATTAATCAAGAACGAAAGTTAGGGGATCGAAGACGATTAGATACCGTCGTAGTCTTAACCATAAACTATGCCGACTAGGGATCGGCAGATGTCACTTGTGACGCTGTCGGCACCTTGCGAGAAATCAAAGTTTTTGGGTTCTGGGGGGAGTATGGTCGCAAGGCTGAAACTTAAAGGAATTGACGGAAGGGCACCACCAGGAGTGGAGCCTGCGGCTTAATTTGACTCAACACGGGAAAACTTACCAGGTCCGGACATAGTAAGGATTGACAGATTGAGAGCTCTTTCATGATTCTATGGGTGGTGGTGCATGGCCGTTCTTAGTTGGTGGAGTGATTTGTCTGGTTAATTCCGTTAACGAACGAGACCTTAACCTGCTAAATAGGTGTGCGAGCCTTTTGGGGCTTGCGACACGTTCTTAGAGGGACTAACCACGGCTAGTGGTTGGAAGTTTGAGGCAATAACAGGTCTGTGATGCCCTTAGATGTTCTGGGCCGCACGCGCGCTACACTGACACAGTCAGCGAGTACTGCCTTGACCGAGAGGTCTGGGAAATCTTGTGAAACTGTGTCGTGCTGGGGATAGACCATTGCAATTATTGGTCTTCAACGAGGAATTCCTAGTAAGCGCAAGTCATCAACTTGCGTTGATTACGTCCCTGCCCTTTGTACACACCGCCCGTCGTTACTACCGATTGAATGGCTTAGTGAGGCCCTCGGATTGCGCCCAGTGTCCTCGGATGCTGGGTGCGAGAAGTTGGTCAAACTTGGTCATTTAGAGGAAGTAC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TAAAGATTAAGCCATGCATGTCTAAGTATAAACACGTTGTACTGTGAAACTGCGAATGGCTCATTATATCAGTTATAATTTATTTGATAGTCTCTTTACTACTTGGATAACCGTGGTAATTCTAGAGCTAATACATGCGAAAAGCCCGACTTTGCGGAAGGGCTGTATTTATTAGATTAAAAACCGACATAATTCGGTGATTCATAATAACTATGCGGATCGCATGGCCTTGCGCCGGCGACGTTTCATTCAAATTTCTGCCCTATCAACTTTCGATGGTAGGATAGAGGCCTACCATGGTTCTTACGGGTAACGGGGAATTAGGGTTCGATTCCGGAGAGGGAGCCTGAGAAATGGCTACCACTTCCAAGGAAGGCAGCAGGCGCGCAAATTACCCAATCCTGACACAGGGAGGTAGTGACAGTAAATAACAATACAGGGCCCTCAGGGTCTTGTAATTGGAATGAGTACAATTTAAATCCCTTAACGAGTATCAATTGGAGGGCAAGTCTGGTGCCAGCAGCCGCGGTAATTCCAGCTCCAATAGCGTATATTAAAGTTGTTGCAGTTAAAAAGCTCGTAGTTGGACCTATGATTCGGACGTATGGTCTACCGCAAGGTAGTACTGAACGTTTCCTAATCACGATACCAGGGAACCATTTATATTTAGTTATAATTGGGGAACTGGGGATTACTTTGAAGAAATTAGAGTGTTTAAAGCAGGCTTTTATTGCTTGAATACATTAGCATGGAATAATAAGATAGGACTATGGTCTTATTTTGTTGGTTTTTGAGGGCTGTAGTAATGATTAATAGGGATAGTTGGGGGCATTTGTATTCAGTAGTCAGAGGTGAAATTCTTGGATTTACTGAAGACAAACTAGTGCGAAAGCATTTGCCAAGGATGTTTTCATTAATCAAGAACGAAAGTTAGGGGATCGAAGACGATTAGATACCGTCGTAGTCTTAACCATAAACTATGCCGACTAGGGATCGGCAGATGTCACTTGTGACGCTGTCGGCACCTTGCGAGAAATCAAAGTTTTTGGGTTCTGGGGGGAGTATGGTCGCAAGGCTGAAACTTAAAGGAATTGACGGAAGGGCACCACCAGGAGTGGAGCCTGCGGCTTAATTTGACTCAACACGGGAAAACTCACCAGGTCCGGACATAGTAAGGATTGACAGATTGAGAGCTCTTTCATGATTCTATGGGTGGTGGTGCATGGCCGTTCTTAGTTGGTGGAGTGATTTGTCTGGTTAATTCCGTTAACGAACGAGACCTTAACCTGCTAAATAGGTGCGCGAGCCTTCGGGCTCGTAGTGCGTTCTTAGAGGGACAAACCACGGCTAGTGGTTGGAAGTTTGAGGCAATAACAGGTCTGTGATGCCCTTAGATGTTCTGGGCCGCACGCGCGCTACACTGACACAGTCAGCGAGTAATCTACCTTGACCGAGAGGTCTGGGAAATCTTGTGAAACTGTGTCGTGCTGGGGATAGACCATTGCAATTATTGGTCTTCAACGAGGAATTCCTAGTAAGCGCAAGTCATCAGCTTGCGTTGATTACGTCCCTGCCCTTTGTACACACCGCCCGTCGTTACTACCGATTGAATGGCTTAGTGAGGCCTCCGGATTGTGCCTTTTCACGCAAGTGTTGAAGGCACCGAGAAGTTGGTCAAACTTGGTCATTTAGAGGAAGTAC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TAAAGATTAAGCCATGCATGTCTAAGTATAAACACGTTGTACTGTGAAACTGCGAATGGCTCATTATATCAGTTATAATTTATTTGATAGTCTCTTTACTACTTGGATAACCGTGGTAATTCTAGAGCTAATACATGCGAAAAGCCCGACTTTGCGGAAGGGCTGTATTTATTAGATTAAAAACCGACATAATTCGGTGATTCATAATAACTATGCGGATCGCATGGCCTTGCGCCGGCGACGTTTCATTCAAATTTCTGCCCTATCAACTTTCGATGGTAGGATAGAGGCCTACCATGGTTCTTACGGGTAACGGGGAATTAGGGTTCGATTCCGGAGAGGGAGCCTGAGAAATGGCTACCACTTCCAAGGAAGGCAGCAGGCGCGCAAATTACCCAATCCTGACACAGGGAGGTAGTGACAGTAAATAACAATACAGGGCCCTCAGGGTCTTGTAATTGGAATGAGTACAATTTAAATCCCTTAACGAGTATCAATTGGAGGGCAAGTCTGGTGCCAGCAGCCGCGGTAATTCCAGCTCCAATAGCGTATATTAAAGTTGTTGCAGTTAAAAAGCTCGTAGTTGGACCTATGATTCGGACGTATGGTCTACCGCAAGGTAGTACTGAACGTTTCCTAATCACGATACCAGGGAACCATTTATATTTAGTTATAATTGGGGAACTGGGGATTACTTTGAAGAAATTAGAGTGTTTAAAGCAGGCTTTTATTGCTTGAATACATTAGCATGGAATAATAAGATAGGACTATGGTCTTATTTTGTTGGTTTTTGAGGGCTGTAGTAATGATTAATAGGGATAGTTGGGGGCATTTGTATTCAGTAGTCAGAGGTGAAATTCTTGGATTTACTGAAGACAAACTAGTGCGAAAGCATTTGCCAAGGATGTTTTCATTAATCAAGAACGAAAGTTAGGGGATCGAAGACGATTAGATACCGTCGTAGTCTTAACCATAAACTATGCCGACTAGGGATCGGCAGATGTCACTTGTGACGCTGTCGGCACCTTGCGAGAAATCAAAGTTTTTGGGTTCTGGGGGGAGTATGGTCGCAAGGCTGAAACTTAAAGGAATTGACGGAAGGGCACCACCAGGAGTGGAGCCTGCGGCTTAATTTGACTCAACACGGGAAAACTCACCAGGTCCGGACATAGTAAGGATTGACAGATTGAGAGCTCTTTCATGATTCTATGGGTGGTGGTGCATGGCCGTTCTTAGTTGGTGGAGTGATTTGTCTGGTTAATTCCGTTAACGAACGAGACCTTAACCTGCTAAATAGGTGCGCGAGCCTTCGGGCTCGTAGTGCGTTCTTAGAGGGACAAACCACGGCTAGTGGTTGGAAGTTTGAGGCAATAACAGGTCTGTGATGCCCTTAGATGTTCTGGGCCGCACGCGCGCTACACTGACACAGTCAGCGAGTAATCTACCTTGACCGAGAGGTCTGGGAAATCTTGTGAAACTGTGTCGTGCTGGGGATAGACCATTGCAATTATTGGTCTTCAACGAGGAATTCCTAGTAAGCGCAAGTCATCAGCTTGCGTTGATTACGTCCCTGCCCTTTGTACACACCGCCCGTCGTTACTACCGATTGAATGGCTTAGTGAGGCCTCCGGATTGTGCCTTTTCACGCAAGTGTTGAAGGCACCGAGAAGTTGGTCAAACTTGGTCATTTAGAGGAAGTAC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CTATACTGTGAAACTGCGAATGGCTCATTAAATCAGTTATAGTTTATTTGATAATTTCTTATTACATGGATAACCGTGGTAATTCTAGAGCTAATACATGCATAAAAGCCCGACTTTTGAAGGGCTGTATTTATTAGATAAAAACCAATGGGGGCAACCTCTTTTTTGGTGATTCATAATAACTTTTCGAATCGCACGGCCTTGTGCTGGCGATGTTTCATTCAAATTTCTGCCCTATCAACTTTCGATGGTAGGATAGAGGCCTACCATGGTTTTTACGGGTAACGGAGAATTAGGGTTCGATTCCGGAGAGGGAGCCTGAGAAACGGCTACCACTTCTAAGGAAGGCAGCAGGCGCGCAAATTACCCAATCCTGACACAGGGAGGTAGTGACAATACATAACAATGCAGAGCACTACGTGTTTCTGCAATTGGAATGAGTACAATTTAAATCTCTTAACGAGTAACAATTGGAGGGCAAGTCTGGTGCCAGCAGCCGCGGTAATTCCAGCTCCAATAGCGTATATTAAAGTTGTTGCAGTTAAAAAGCTCGTAGTCGAATTTCGGGCGGGATGCTATGGTCCACCTTTTAGGTGGGACCAGTGTGTCTAGTCCTATTTTCTAGGGACGCTATAGCCTTTACGGGTGTGTAGCTGTGTCTAGGACTTTTACTTTGAAGAAATTAGAGTGTTTAAGGCAGGCTTGTGCTTGAATACATTAGCATGGAATAATAGAATAGGACTCTGGTCTTATTTTGTTGGTTTTATAGACTGGGGTAATGATTAATAGGGATAGTCGGGGGCGTTAGTATTTAGGAGTCAGAGGTGAAATTCTTGGATTTCCTAAAGACTAACTAATGCGAAAGCATTCGCCAAGGATGTTTTCATTGATCAAGAACGAAAGTTAGGGGATCGAAGACGATCAGATACCGTCGTAGTCTTAACCATAAACTATGCCGACTAGGGATCGGTGGATGTTAATTTGACGCCATCGGCACCTTATGAGAAATCAAAGTTTTTAGGTTCTGGGGGGAGTATGGTCGCAAGGCTGAAACTTAAAGGAATTGACGGAAGGGCACCACCAGGAGTGGAGCCTGCGGCTTAATTTGACTCAACACGGGAAAACTCACCAGGTCCAGACATGGTTAGGATTGACAGATTGATAGCTCTTTCATGATTCTATGGGTGGTGGTGCATGGCCGTTCTTAGTTGGTGGAGTGATTTGTCTGGTTAATTCCGATAACGAACGAGACCTTAACCTGCTAAATAGTCACATCAACATTTGTTGGTGAGGACTTCTTAGAGGGACTGACTACGTTTAGTGGTCGGAAGTTTGAGGCAATAACAGGTCTGTGATGCCCTTAGATGTTCTGGGCCGCACGCGCGCTACACTGATAAAGGCAGCGAGTATATAACCTTGACCGAGAGGTCTGGGTAATCTTGTGAATCTTTATCGTGATGGGGATAGACCATTGCAATTATTGGTCTTCAACGAGGAATTCCTAGTAAGCGCAAGTCATTAGCTTGCGTTGATTACGTCCCTGCCCTTTGTACACACCGCCCGTCGGTACTACCGATTGAATGGCTTAGTGAGGCCTTCGGATTGACCTTTTTGGATCGCAAGACCTGAAAGGGACGAGAAGTTGGACAAACTTGGTCATTTAGAGGAAGT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TTCTATACTGTGAAACTGCGAATGGCTCATTAAATCAGTTATAGTTTATTTGATAATTTCTTATTACATGGATAACCGTGGTAATTCTAGAGCTAATACATGCATAAAAGCCCGACTTTTGAAGGGCTGTATTTATTAGATAAAAACCAATGGGGGCAACCTCTTTTTTGGTGATTCATAATAACTTTTCGAATCGCACGGCCTTGTGCTGGCGATGTTTCATTCAAATTTCTGCCCTATCAACTTTCGATGGTAGGATAGAGGCCTACCATGGTTTTTACGGGTAACGGAGAATTAGGGTTCGATTCCGGAGAGGGAGCCTGAGAAACGGCTACCACTTCTAAGGAAGGCAGCAGGCGCGCAAATTACCCAATCCTGACACAGGGAGGTAGTGACAATACATAACAATGCAGAGCACTACGTGTTTCTGCAATTGGAATGAGTACAATTTAAATCTCTTAACGAGTAACAATTGGAGGGCAAGTCTGGTGCCAGCAGCCGCGGTAATTCCAGCTCCAATAGCGTATATTAAAGTTGTTGCAGTTAAAAAGCTCGTAGTCGAATTTCGGGCGGGATGCTATGGTCCACCTTTTAGGTGGGACCAGTGTGTCTAGTCCTATTTTCTAGGGACGCTATAGCCTTTACGGGTGTGTAGCTGTGTCTAGGACTTTTACTTTGAAGAAATTAGAGTGTTTAAGGCAGGCTTGTGCTTGAATACATTAGCATGGAATAATAGAATAGGACTCTGGTCTTATTTTGTTGGTTTTATAGACTGGGGTAATGATTAATAGGGATAGTCGGGGGCGTTAGTATTTAGGAGTCAGAGGTGAAATTCTTGGATTTCCTAAAGACTAACTAATGCGAAAGCATTCGCCAAGGATGTTTTCATTGATCAAGAACGAAAGTTAGGGGATCGAAGACGATCAGATACCGTCGTAGTCTTAACCATAAACTATGCCGACTAGGGATCGGTGGATGTTAATTTGACGCCATCGGCACCTTATGAGAAATCAAAGTTTTTAGGTTCTGGGGGGAGTATGGTCGCAAGGCTGAAACTTAAAGGAATTGACGGAAGGGCACCACCAGGAGTGGAGCCTGCGGCTTAATTTGACTCAACACGGGAAAACTCACCAGGTCCAGACATGGTTAGGATTGACAGATTGATAGCTCTTTCATGATTCTATGGGTGGTGGTGCATGGCCGTTCTTAGTTGGTGGAGTGATTTGTCTGGTTAATTCCGATAACGAACGAGACCTTAACCTGCTAAATAGTCACATCAACATTTGTTGGTGAGGACTTCTTAGAGGGACTGACTACGTTTAGTGGTCGGAAGTTTGAGGCAATAACAGGTCTGTGATGCCCTTAGATGTTCTGGGCCGCACGCGCGCTACACTGATAAAGGCAGCGAGTATATAACCTTGACCGAGAGGTCTGGGTAATCTTGTGAATCTTTATCGTGATGGGGATAGACCATTGCAATTATTGGTCTTCAACGAGGAATTCCTAGTAAGCGCAAGTCATTAGCTTGCGTTGATTACGTCCCTGCCCTTTGTACACACCGCCCGTCGGTACTACCGATTGAATGGCTTAGTGAGGCCTTCGGATTGACCTTTTTGGATCGCAAGACCTGAAAGGGACGAGAAGTTGGA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TTTTATACAGTGAAACTGCGAATGGCTCATTAAATCAGTTATAGTTTATTTGATAATCTCTTTACTACTTGGATAACCGTGGTAATTCTAGAGCTAATACATGCATCAAAGCCCGACGCAAGAAGGGCTGTATTTATTAGATAAAAACCATCGCAGGTAACTGCTTTTTGGTGATTCATAATAACTTTTCCGATCGCATGACCTTGTGTCGGCGACGTATCATTCAAATTTCTGCCCTATCAACTGTCGATGGTAGGATAGAGGCCTACCATGGTTTTTACGGGTAACGGAGAATTAGGGTTCGATTCCGGAGAGGGAGCCTGAGAAACGGCTACCACATCCAAGGAAGGCAGCAGGCGCGCAAATTACCCAATCCTGACACAGGGAGGTAGTGACAATAAATAACAAGGCGGTGCTCTACGAGCATTTGCAATTGGAATGAGTACAATTTAAATCCCTTAACGAGTAACAATTGGAGGGCAAGTCTGGTGCCAGCAGCCGCGGTAATTCCAGCTCCAATAGCGTATATTAAAGTTGTTGCAGTTAAAAAGCTCGTAGTTGAACTTTGGATTTTGCACTATTGTCGGCCTTAGTGGTTTGTACTTTAGTTGTTTTGTCCTTCTTTCTAGTAGTCTCGGTGCAAGCCGAGGTGACTAGGACTTTTACTTTGAAGAAATTAGAGTGTTTAAGGCAGGCTTATGCTTGAATATATTAGCATGGAATAATAGAATAGGACTTTGGTTCTATTTTGTTGGTTGAAGAACCAAAGTAATGATTAATAGGGTCAGTTGGGGACATTTGTATTCAGGGGTCAGAGGTGAAATTCTTGGATTCCCTGAAGACAAACTAATGCGAAAGCATCTGTCAAGGATGTTTTCATTAATCAAGAACGAAAGTTAGGGGATCGAAGACGATCAGATACCGTCGTAGTCTTAACCATAAACTATGCCGACTAGGGATTGGTGGATGTTGTTATTGACGCCATCAGCACCTTATGAGAAATCAAAGTTTTTGGGCTCTGGGGGGAGTATGGTCGCAAGGCTGAAACTTAAAGGAATTGACGGAAGGGCACCACCAGGAGTGGAGCCTGCGGCTTAATTTGACTCAACACGGGAAAACTCACCAGGTCCAGACATAGTAAGGATTGACAGATTGAGAGCTCTTTCTTGATTCTATGGGTGGTGGTGCATGGCCGTTCTTAGTTGGTGGAGTGATTTGTCTGGTTAATTCCGATAACGAACGAGACCTTAACCTGCTAAATAGTTGCGCTAACTCCGGTTGGTAGTAACTTCTTAGAGGGACAAACCATGTTTAATGGTTGGAAGTTTGAGGCAATAACAGGTCTGTGATGCCCTTAGATGTTCTGGGCCGCACGCGCGCTACACTGATGAAGGCAGAGAGTATATAACCTTGACTGGAAAGTCTGGGTAATCTTTTGAAACTTCATCGTGCTGGGGATAGACCATTGTAATTATTGGTCTTCAACGAGGAATTCCTAGTAAGCGCAAGTCATCAGCTTGCGTTGATTACGTCCCTGCCCTTTGTACACACCGCCCGTCGGTATTTCCGATTGAATGGCTTAGTGAGAACTTCGGATTGAGGGAAGGTGCTTTACTGTATCTTTTCACGAGAAGTTGGTCAAACTTGGTCATTTAGAGGAAGT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CAAAGATTAAGCCATGCATGTCTAAGTATAAACTTTTATACAGTGAAACTGCGAATGGCTCATTAAATCAGTTATAGTTTATTTGATAATCTCTTTACTACTTGGATAACCGTGGTAATTCTAGAGCTAATACATGCATCAAAGCCCGACGCAAGAAGGGCTGTATTTATTAGATAAAAACCATCGCAGGTAACTGCTTTTTGGTGATTCATAATAACTTTTCCGATCGCATGACCTTGTGTCGGCGACGTATCATTCAAATTTCTGCCCTATCAACTGTCGATGGTAGGATAGAGGCCTACCATGGTTTTTACGGGTAACGGAGAATTAGGGTTCGATTCCGGAGAGGGAGCCTGAGAAACGGCTACCACATCCAAGGAAGGCAGCAGGCGCGCAAATTACCCAATCCTGACACAGGGAGGTAGTGACAATAAATAACAAGGCGGTGCTCTACGAGCATTTGCAATTGGAATGAGTACAATTTAAATCCCTTAACGAGTAACAATTGGAGGGCAAGTCTGGTGCCAGCAGCCGCGGTAATTCCAGCTCCAATAGCGTATATTAAAGTTGTTGCAGTTAAAAAGCTCGTAGTTGAACTTTGGATTTTGCACTATTGTCGGCCTTAGTGGTTTGTACTTTAGTTGTTTTGTCCTTCTTTCTAGTAGTCTCGGTGCAAGCCGAGGTGACTAGGACTTTTACTTTGAAGAAATTAGAGTGTTTAAGGCAGGCTTATGCTTGAATATATTAGCATGGAATAATAGAATAGGACTTTGGTTCTATTTTGTTGGTTGAAGAACCAAAGTAATGATTAATAGGGTCAGTTGGGGACATTTGTATTCAGGGGTCAGAGGTGAAATTCTTGGATTCCCTGAAGACAAACTAATGCGAAAGCATCTGTCAAGGATGTTTTCATTAATCAAGAACGAAAGTTAGGGGATCGAAGACGATCAGATACCGTCGTAGTCTTAACCATAAACTATGCCGACTAGGGATTGGTGGATGTTGTTATTGACGCCATCAGCACCTTATGAGAAATCAAAGTTTTTGGGCTCTGGGGGGAGTATGGTCGCAAGGCTGAAACTTAAAGGAATTGACGGAAGGGCACCACCAGGAGTGGAGCCTGCGGCTTAATTTGACTCAACACGGGAAAACTCACCAGGTCCAGACATAGTAAGGATTGACAGATTGAGAGCTCTTTCTTGATTCTATGGGTGGTGGTGCATGGCCGTTCTTAGTTGGTGGAGTGATTTGTCTGGTTAATTCCGATAACGAACGAGACCTTAACCTGCTAAATAGTTGCGCTAACTCCGGTTGGTAGTAACTTCTTAGAGGGACAAACCATGTTTAATGGTTGGAAGTTTGAGGCAATAACAGGTCTGTGATGCCCTTAGATGTTCTGGGCCGCACGCGCGCTACACTGATGAAGGCAGAGAGTATATAACCTTGACTGGAAAGTCTGGGTAATCTTTTGAAACTTCATCGTGCTGGGGATAGACCATTGTAATTATTGGTCTTCAACGAGGAATTCCTAGTAAGCGCAAGTCATCAGCTTGCGTTGATTACGTCCCTGCCCTTTGTACACACCGCCCGTCGGTATTTCCGATTGAATGGCTTAGTGAGAACTTCGGATTGAGGGAAGGTGCTTTACTGTATCTTTTCACGAGAAG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TTTTATACAGTGAAACTGCGAATGGCTCATTAAATCAGTTATAGTTTATTTGATAATCTCTTTACTACTTGGATAACCGTGGTAATTCTAGAGCTAATACATGCATCAAAACCCGCAAGGGTTGTATTTATTAGATAAAAACCATCGCAGTTTCTGCTTTTTGGTGATTCATAATAACTTTACCGATCGCATGACCTTGAGTCGGCGACGTATCATTCAAATTTCTGCCCTATCAACTTTCGATGGTAGGATAGAGGCCTACCATGGTTCTTACGGGTAACGGAGAATTAGGGTTCGATTCCGGAGAGGGAGCCTGAGAAACGGCTACCACATCCAAGGAAGGCAGCAGGCGCGCAAATTACCCAATCCTGACACAGGGAGGTAGTGACAATAAATAACAAGGCGGTGCTCTACGAGCATTTGCAATTGGAATGAGTACAATTTAAATCCCTTAACAAGTAACAATTGGAGGGCAAGTCTGGTGCCAGCAGCCGCGGTAATTCCAGCTCCAATAGCGTATATTAAAGTTGTTGCAGTTAAAAAGCTCGTAGTTGAATTTTGGATTTTGCACTTTTGTCGGCCTTAGTGGTTTGTACTTTAGTTGCTTTGTCCTTTTTTCTAGTAGGCTGGGCAACCAGAAGACTAGGACTTTTACTTTGAAGAAATTAGAGTGTTTAAGGCAGGCTTATGCTTGAATATATTAGCATGGAATAATAGAATAGGACTTTGGTTCTATTTTGTTGGTTGAAGAACCAAAGTAATGATTAATAGGGTCAGTTGGGGGCATTTGTATTCAGAGGTCAGAGGTGAAATTCTTGGATTCTCTGAAGACAAACTAATGCGAAAGCATCTGCCAAGGATGTTTTCATTAATCAAGAACGAAAGTTAGGGGATCGAAGACGATCAGATACCGTCGTAGTCTTAACCATAAACTATGCCGACTAGGGATTGGTGGATGTTGTTATTGACGCCATCAGCACCTTATGAGAAATCAAAGTTTTTGGGTTCTGGGGGGAGTATGGTCGCAAGGCTGAAACTTAAAGGAATTGACGGAAGGGCACCACCAGGAGTGGAGCCTGCGGCTTAATTTGACTCAACACGGGAAAACTCACCAGGTCCAGACATAGTAAGGATTGACAGATTGAGAGCTCTTTCTTGATTCTATGGGTGGTGGTGCATGGCCGTTCTTAGTTGGTGGAGTGATTTGTCTGGTTAATTCCGATAACGAACGAGACCTTAACCTGCTAAATAGTTGCGTCAACTCTGGTTGATAGTAACTTCTTAGAGGGACAAACCATGTTTAATGGTTGGAAGTTTGAGGCAATAACAGGTCTGTGATGCCCTTAGATGTTCTGGGCCGCACGCGCGCTACACTGATGAAGGCAGAGAGTATATAACCTTGACTGGAAAGTCTGGGTAATCTTTTGAAACTTCATCGTGCTGGGGATAGACCATTGTAATTATTGGTCTTCAACGAGGAATTCCTAGTAAGCGCAAGTCATCAGCTTGCGTTGATTACGTCCCTGCCCTTTGTACACACCGCCCGTCGGTATTTCCGATTGAATGGCTTAGTGAGAACTTCGGATTGAGTCGGGTGTTTCACGATGCCCTTCACGAGAAGTTGGTCAAACTTGGTCATTTAGAGGAAGT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GCTTTTATACAGTGAAACTGCGAATGGCTCATTAAATCAGTTATAGTTTATTTGATAATCTCTTTACTACTTGGATAACCGTGGTAATTCTAGAGCTAATACATGCATCAAAACCCGCAAGGGTTGTATTTATTAGATAAAAACCATCGCAGTTTCTGCTTTTTGGTGATTCATAATAACTTTACCGATCGCATGACCTTGAGTCGGCGACGTATCATTCAAATTTCTGCCCTATCAACTTTCGATGGTAGGATAGAGGCCTACCATGGTTCTTACGGGTAACGGAGAATTAGGGTTCGATTCCGGAGAGGGAGCCTGAGAAACGGCTACCACATCCAAGGAAGGCAGCAGGCGCGCAAATTACCCAATCCTGACACAGGGAGGTAGTGACAATAAATAACAAGGCGGTGCTCTACGAGCATTTGCAATTGGAATGAGTACAATTTAAATCCCTTAACAAGTAACAATTGGAGGGCAAGTCTGGTGCCAGCAGCCGCGGTAATTCCAGCTCCAATAGCGTATATTAAAGTTGTTGCAGTTAAAAAGCTCGTAGTTGAATTTTGGATTTTGCACTTTTGTCGGCCTTAGTGGTTTGTACTTTAGTTGCTTTGTCCTTTTTTCTAGTAGGCTGGGCAACCAGAAGACTAGGACTTTTACTTTGAAGAAATTAGAGTGTTTAAGGCAGGCTTATGCTTGAATATATTAGCATGGAATAATAGAATAGGACTTTGGTTCTATTTTGTTGGTTGAAGAACCAAAGTAATGATTAATAGGGTCAGTTGGGGGCATTTGTATTCAGAGGTCAGAGGTGAAATTCTTGGATTCTCTGAAGACAAACTAATGCGAAAGCATCTGCCAAGGATGTTTTCATTAATCAAGAACGAAAGTTAGGGGATCGAAGACGATCAGATACCGTCGTAGTCTTAACCATAAACTATGCCGACTAGGGATTGGTGGATGTTGTTATTGACGCCATCAGCACCTTATGAGAAATCAAAGTTTTTGGGTTCTGGGGGGAGTATGGTCGCAAGGCTGAAACTTAAAGGAATTGACGGAAGGGCACCACCAGGAGTGGAGCCTGCGGCTTAATTTGACTCAACACGGGAAAACTCACCAGGTCCAGACATAGTAAGGATTGACAGATTGAGAGCTCTTTCTTGATTCTATGGGTGGTGGTGCATGGCCGTTCTTAGTTGGTGGAGTGATTTGTCTGGTTAATTCCGATAACGAACGAGACCTTAACCTGCTAAATAGTTGCGTCAACTCTGGTTGATAGTAACTTCTTAGAGGGACAAACCATGTTTAATGGTTGGAAGTTTGAGGCAATAACAGGTCTGTGATGCCCTTAGATGTTCTGGGCCGCACGCGCGCTACACTGATGAAGGCAGAGAGTATATAACCTTGACTGGAAAGTCTGGGTAATCTTTTGAAACTTCATCGTGCTGGGGATAGACCATTGTAATTATTGGTCTTCAACGAGGAATTCCTAGTAAGCGCAAGTCATCAGCTTGCGTTGATTACGTCCCTGCCCTTTGTACACACCGCCCGTCGGTATTTCCGATTGAATGGCTTAGTGAGAACTTCGGATTGAGTCGGGTGTTTCACGATGCCCTTCACGAGAAG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CTCAAAGATTAAGCCATGCATGTCTAAGTATAAACGGTATACGGAGAAACTGCGAATGGCTCATTAAATCAGTTATAATTTACTCGGCATTGACAAGCTACATGGATAACCGTGGCAAAACTAGGGCTAATACATGCAACGGGGATTCGTTCCCGGGAGCTTATTAGATAAAAAACCTTGGCGGGCAACCGTTTTAATGGTGAGACATGATAAGAGTCGAATCGTATGGGCACGACCTGACGATGTGGCGATCAAATTTCTGCCCTATCAAGTATCTTTCGTAGGATAGGGGCCTACGAAGCTTGTAACGGGTAACGGAGAATTGGGGTTCGATTCCGGAGAGGGAGCCTGAGAAACGGCTACCACATCCAAGGAAGGCAGCAGGCGCGCAAATTGCCCAATCCCGACACGGGGAGGCAGTGACAATAAATAACGATGTTGGGGACAATGTCCTTGACAATCGGAATGAGTGGAATGTAAAAGCCTTAGCAAGTAACGATTGGAGGGCAAGTCTGGTGCCAGCAGCCGCGGTAATTCCAGCTCCAATAGCGTATATTAATGATGCTGCAGTTGAAAAGCTCGTAGTTTGAGAGCAGGAGGAGGGATGGTAAAACAGCCCACCCGAGCGCAGCATTCACTTGCTGCGCAGTTACTTTGAGGAAATTAGAGTGTTTAAGGCAGGCGTTTGCTTGGATAATACCGCATGGAATAACGGAATAGGACAGCCGTTCTATTTAGTTGGTTTTGAGGACGGCCGTAATGATTAATAGGGAAGGTTGGGGGCATTGGTATTGGGCAGTCAGAGGTGAAATTCTTGGATTTGCCAAAGACCAACTAGAGCGAAAGCATTTGCCAAGGACTTACCCATTGATCAAGAACGAAAGTTAGGGGATCGAAGACGATTAGATACCGTCGTAGTCTTAACCATAAACTATGCCGACTGAGGATTGGTGGAGGTCATTTTGACGCCATCAGGACTCTCCGAGAAATCAAAGTTTTTGGGTTCTGGGGGAAGTACGGTCGCAAGACTGAAACTTAAAGGAATTGACGGAAGGGCACCACCAGCTGTGGAGCCTGCGGCTTAATTTGACTCAACACGGGAAAACTCACCAGGTCCAGCGACAGTAAGGATTGACAGATTGAGAGCACTTTCATGATTTTGTTTTGAGGTGGTGCATGGCCGTTCTTAGTTCGTGGGATGACTTGTCTAGTTAATTCTGATAACGAGCGAGACCTCTGCGCGATGCTGCGATGGGGTGAGCGATCAGCTTATCGCGCCTTCGCGGACTACCGGCGATTAGCCGGAGGAAGTTAGAGGCAATAACAGGTCTGTGATGCCCTTCGATGTTCTGGGCCGCACGCGCGCTACACTGATGGAGGCAGCGAGGGTTACTGCCGCGAGAGCGGTGGTGAAACAGGAAACTCCATCGTGCTGGGGATAGACCATTGCAATTATTGGTCTTGAACGAGGAATAGCTAGTAAGCGCGAGTCATTAGCTCGCGTTGACTAAGTCCCTGCCCTTTGTACACACCGCCCGTCGGTACTACCGATTGAATGTCTTAGTGAGGCCGCCGGAAGGGTGCGAGTAGCTTCTTGAAGGCGTCCAAACTTGGGCATTTAGAGGAAGT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GATATGCTTGTCTCAAAGATTAAGCCATGCATGTCTAAGTATAAACGGTATACGGAGAAACTGCGAATGGCTCATTAAATCAGTTATAATTTACTCGGCATTGACAAGCTACATGGATAACCGTGGCAAAACTAGGGCTAATACATGCAACGGGGATTCGTTCCCGGGAGCTTATTAGATAAAAAACCTTGGCGGGCAACCGTTTTAATGGTGAGACATGATAAGAGTCGAATCGTATGGGCACGACCTGACGATGTGGCGATCAAATTTCTGCCCTATCAAGTATCTTTCGTAGGATAGGGGCCTACGAAGCTTGTAACGGGTAACGGAGAATTGGGGTTCGATTCCGGAGAGGGAGCCTGAGAAACGGCTACCACATCCAAGGAAGGCAGCAGGCGCGCAAATTGCCCAATCCCGACACGGGGAGGCAGTGACAATAAATAACGATGTTGGGGACAATGTCCTTGACAATCGGAATGAGTGGAATGTAAAAGCCTTAGCAAGTAACGATTGGAGGGCAAGTCTGGTGCCAGCAGCCGCGGTAATTCCAGCTCCAATAGCGTATATTAATGATGCTGCAGTTGAAAAGCTCGTAGTTTGAGAGCAGGAGGAGGGATGGTAAAACAGCCCACCCGAGCGCAGCATTCACTTGCTGCGCAGTTACTTTGAGGAAATTAGAGTGTTTAAGGCAGGCGTTTGCTTGGATAATACCGCATGGAATAACGGAATAGGACAGCCGTTCTATTTAGTTGGTTTTGAGGACGGCCGTAATGATTAATAGGGAAGGTTGGGGGCATTGGTATTGGGCAGTCAGAGGTGAAATTCTTGGATTTGCCAAAGACCAACTAGAGCGAAAGCATTTGCCAAGGACTTACCCATTGATCAAGAACGAAAGTTAGGGGATCGAAGACGATTAGATACCGTCGTAGTCTTAACCATAAACTATGCCGACTGAGGATTGGTGGAGGTCATTTTGACGCCATCAGGACTCTCCGAGAAATCAAAGTTTTTGGGTTCTGGGGGAAGTACGGTCGCAAGACTGAAACTTAAAGGAATTGACGGAAGGGCACCACCAGCTGTGGAGCCTGCGGCTTAATTTGACTCAACACGGGAAAACTCACCAGGTCCAGCGACAGTAAGGATTGACAGATTGAGAGCACTTTCATGATTTTGTTTTGAGGTGGTGCATGGCCGTTCTTAGTTCGTGGGATGACTTGTCTAGTTAATTCTGATAACGAGCGAGACCTCTGCGCGATGCTGCGATGGGGTGAGCGATCAGCTTATCGCGCCTTCGCGGACTACCGGCGATTAGCCGGAGGAAGTTAGAGGCAATAACAGGTCTGTGATGCCCTTCGATGTTCTGGGCCGCACGCGCGCTACACTGATGGAGGCAGCGAGGGTTACTGCCGCGAGAGCGGTGGTGAAACAGGAAACTCCATCGTGCTGGGGATAGACCATTGCAATTATTGGTCTTGAACGAGGAATAGCTAGTAAGCGCGAGTCATTAGCTCGCGTTGACTAAGTCCCTGCCCTTTGTACACACCGCCCGTCGGTACTACCGATTGAATGTCTTAGTGAGGCCGCCGGAAGGGTGCGAGTAGCTTCTTGAAGGCGTCCAAACTTGGGCATTTAGAGGAAGTAAAAGTCGTAACAAGGTT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CTTAAAGATTTAGCCATGCATGTCTAAGTATAAACCTTTATACGGTGAAACTGCGAAAGGCTCATTATATCAGTTATAATTTACTCGGCATTGACACGCTACATGGATAACCGTGGCAAATCTAGAGCTAATACATGCAGGGGAGGCAACTCCCACGTGTTTATTAGATAAAAACCAAGACGGCGTGGCCGTAGTGATGGTGAGTCATAATAACTGTCGAATCGCAAGGGCAAGACCCGGCGATGTGCCGATCAAATTTCTGCCCTATCAAGTATCTTTCGTAGGGTAGAGGCCTACGAAGCTAGTAACGGGTAACGGAGAATTGGGGTTCGATTCCGGAGAGGGAGCCTGAGAAATGGCTACCACTTCCAAGGAAGGCAGCAGGCGCGCAAATTGCCCAATCCCGACGCGGGGAGGCAGTGACAATACATAACGATGCCGCGGACAAAGTCCGGGACAATCGGAATGAGTACAATTTAAAACCCTTAACGAGAAACGATTGGAGGGCAAGTCTGGTGCCAGCAGCCGCGGTAATTCCAGCTCCAATAGCGTATATTAATGTTGCTGCAGTTGAAAAGCTCGTAGTCGGAGGTTGGCAGGGGCGGGGCGCGGGGAAACCTGGGCACTCGCCGAAGCCCTGGCGTGGAGATTTTCACGCCGCGTTACTTTGAGGAAATTAGAGTGTTTAAGGCAGGCAGCAGCTTGGATAATACCGCATGGAATAACAGAATAGGACGGCCGTCTTATTAGTTGGTTTAGAGACGGCGGTAATGATAAATAGGGAAAGTTGGGGGCATCGGTATTGCCGAGTCAGAGGTGAAATTCTTGGATTTCGGCAAGACCAACAAGAGCGAAAGCATTTGCCAAGGATTTGCCCATTGATCAAGAACGAAAGTTAGGGGATCGAAGACGATTAGATACCGTCGTAGTCTTAACCATAAACAATGCCGACTGAGGATCGGTGGGCGTCATGAACGACACCATCGGGACTCTCCGAGAAATCAAAGTGTTTGGGTTCTGGGGAGAGTATAGTCGCAAGGCCGAAATTTAAAGGAATTGACGGAAGGGCACCACCAGCTGTGGAGCCTGCGGCTTAATTTGACTCAACACGGGGAAACTCACCAGGTCCAGCAACAGGGAGGATTGACAGATTGAGAGCTCTTTCAAGATTCTGTATTGAGGTGGTGCATGGCCGTTCTTAGTTCGTGGGATGACTTGTCTAGTTAATTCTGATAACGAGCGAGACCTCTGCGTGATGCTACGGGGCGCTGGGCAGCCAGTGGCCGGATCCTTCACGGACAGCCGGCGAATAGCCGGAGGAAGCGGGAGGCAATAACAGGTCTGTGATGCCCTTAGATGTTCTGGGCCGCACGCGCGCTACACTGATGAAGGCAGCGAGTGGGCTGGCGCGAGAGCGGCGGCTAAACAGGAAACTTCATCGTGCTGGGGATAGACCATTGCAATTGTTGGTCTTGAACGAGGAATAGCTAGTAAGCGCGAGTCATCAGCTTGCGTTGACTATGTCCCTGCCCTTTGTACACACCGCCCGTCGGTACTACCGATGAAAGTGTTAGTGAGGCGCCTGGAAGGCGGGGAGAAATCCAAGCCAGAAGGGATCCGAACTTGGGCTTTTAGAGGAAGTAAAAGTCGTAACAAGGTTTCC</text:p>
          </table:table-cell>
          <table:table-cell office:value-type="string" calcext:value-type="string">
            <text:p>d__Eukaryota; p__Cryptomycota; c__LKM11; o__LKM11; f__LKM11; g__LKM11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GATATGCTTGTCTTAAAGATTTAGCCATGCATGTCTAAGTATAAACCTTTATACGGTGAAACTGCGAAAGGCTCATTATATCAGTTATAATTTACTCGGCATTGACACGCTACATGGATAACCGTGGCAAATCTAGAGCTAATACATGCAGGGGAGGCAACTCCCACGTGTTTATTAGATAAAAACCAAGACGGCGTGGCCGTAGTGATGGTGAGTCATAATAACTGTCGAATCGCAAGGGCAAGACCCGGCGATGTGCCGATCAAATTTCTGCCCTATCAAGTATCTTTCGTAGGGTAGAGGCCTACGAAGCTAGTAACGGGTAACGGAGAATTGGGGTTCGATTCCGGAGAGGGAGCCTGAGAAATGGCTACCACTTCCAAGGAAGGCAGCAGGCGCGCAAATTGCCCAATCCCGACGCGGGGAGGCAGTGACAATACATAACGATGCCGCGGACAAAGTCCGGGACAATCGGAATGAGTACAATTTAAAACCCTTAACGAGAAACGATTGGAGGGCAAGTCTGGTGCCAGCAGCCGCGGTAATTCCAGCTCCAATAGCGTATATTAATGTTGCTGCAGTTGAAAAGCTCGTAGTCGGAGGTTGGCAGGGGCGGGGCGCGGGGAAACCTGGGCACTCGCCGAAGCCCTGGCGTGGAGATTTTCACGCCGCGTTACTTTGAGGAAATTAGAGTGTTTAAGGCAGGCAGCAGCTTGGATAATACCGCATGGAATAACAGAATAGGACGGCCGTCTTATTAGTTGGTTTAGAGACGGCGGTAATGATAAATAGGGAAAGTTGGGGGCATCGGTATTGCCGAGTCAGAGGTGAAATTCTTGGATTTCGGCAAGACCAACAAGAGCGAAAGCATTTGCCAAGGATTTGCCCATTGATCAAGAACGAAAGTTAGGGGATCGAAGACGATTAGATACCGTCGTAGTCTTAACCATAAACAATGCCGACTGAGGATCGGTGGGCGTCATGAACGACACCATCGGGACTCTCCGAGAAATCAAAGTGTTTGGGTTCTGGGGAGAGTATAGTCGCAAGGCCGAAATTTAAAGGAATTGACGGAAGGGCACCACCAGCTGTGGAGCCTGCGGCTTAATTTGACTCAACACGGGGAAACTCACCAGGTCCAGCAACAGGGAGGATTGACAGATTGAGAGCTCTTTCAAGATTCTGTATTGAGGTGGTGCATGGCCGTTCTTAGTTCGTGGGATGACTTGTCTAGTTAATTCTGATAACGAGCGAGACCTCTGCGTGATGCTACGGGGCGCTGGGCAGCCAGTGGCCGGATCCTTCACGGACAGCCGGCGAATAGCCGGAGGAAGCGGGAGGCAATAACAGGTCTGTGATGCCCTTAGATGTTCTGGGCCGCACGCGCGCTACACTGATGAAGGCAGCGAGTGGGCTGGCGCGAGAGCGGCGGCTAAACAGGAAACTTCATCGTGCTGGGGATAGACCATTGCAATTGTTGGTCTTGAACGAGGAATAGCTAGTAAGCGCGAGTCATCAGCTTGCGTTGACTATGTCCCTGCCCTTTGTACACACCGCCCGTCGGTACTACCGATGAAAGTGTTAGTGAGGCGCCTGGAAGGCGGGGAGAAATCCAAGCCAGAAGGGATCCGAACTTGGGCTTTTAGAGGAAGTAAAAGTCGTAACAAGGTTTCC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TAAGTATAAGCCTTTACACGGCGAAACTGCGAATGGCTCATTAAAACAGTTATCGTTTCTTTGATGACCAAATTACTACATGGATAACTGTAGTAATTCTAGAGCTAATACATGCGTAAAAGCTTGTCGCAAGATGAGCCGCGTTTATTAGATACAAAACCAGCAGGAGGTTCGCCTCTTAACTGTTGGTGATTCATAATAACCAAGCGAATCGCATGGGTCCGCCCGGCGATGGATCTTTCAAGTTTCTGACCTATCAGCTATCGACGGTAGGGTATTGGCCTACCGTGGCTATGACGGGTAACGGAGAATTAGGGTTCGATTCCGGAGAGGGAGCCTGAGAAACGGCTACCACATCTAAGGATGGCAGCAGGCGCGCAAATTACCCAATCCTGACACAGGGAGGTAGTGACAAGAAATAACAATACAGGGCTACAAGCCTTGTAATTGGAATGAGTGGCTTTTAAAACACGCCACGAGTATCCATTGGAGGGCAAGTCTGGTGCCAGCAGCCGCGGTAATTCCAGCTCCAATAGCGTATATTAAAGTTGTTGCGGTTAAAAAGCTCGTAGTTGGATTTCTGCCAAGGATGACCGGCCCGCCTTCGGGTGTGTGCATGTGTTGACCGAGGCATTTTTCTGATGTTGGCTTCACTTAATTGTGTTGTCAATTTTCAGAGATGTTACTTTGAGGAAATTAGAGTGTTTCAAGCAGGCAATTGCCCTGAATACATTAGCATGGAATAACAATATAGGACTCCGGTTCTATTTTGTTGGTTTCTTGAGCTGGAGTAATGATTAATAGGGACAATCGGGGGCATCCGTACTCAACCGTCAGAGGTGAAATTCTTGGATTGGTTGAAGACGAACTACTGCGAAAGCATTTGCCAAGGATGTTTTCATTGATCAAGAACGAAAGTTAAGGGATCGAAGACGATCAGATACCGTCCTAGTCTTAACCATAAACTATGCCAACTTGAGATTGGAGGTTGTGTATACACTTCCAGCATCCCACGAGAAATCCAAGTCTTTGGGTTCCGGGGGGAGTATGGTCGCAAGGCTGAAACTTAAAGGAATTGACGGAAGGGCACCACCAGGAGTGGAGCCTGCGGCTTAATTTGACTCAACACGGGAAAACTCACCAGGGCCAGACATGAGAAGGATTGACAGATTGATAGCTCTTTCTTGATTTTATGGGTGGTGGTGCATGGCCGTTCTTAGTTGGTGGAGTGATTTGTCTGGTTAATTCCGATAACGAACGAGACCTTAACCTGCTAAATAGCTGCCGGAAGCCTTGGTTTCCGAGTAGCTTCTTAGAGGGACTTTTGGTATTTAATACTAAAGGAAGTTTGAGGCAATAACAGGTCTGTGATGCCCTTAGATGTCCTGGGCCGCACGCGCGCTACACTGACACGATCAACGAGTTTGTCTTTGGCAGAAATGCTTGAGTAACCTTCTCAAATCGTGTCGTGATGGGGCTTGATCATTGTAATTATTGATCATCAACGAGGAATTCCTAGTAAGTGCATGTCATCAACATGCGCTGATTGCGTCCCTGCCCTTTGTACACACCGCCCGTCGCTCCTACCGATTGAGTGGTCCGGTGAATACTTCGGATAGCGCTATTCCAGCAATGGCTTTGGTGCTAAAAGTTGTGTAAACCTTATCACTTAGAGGAAGGATAAGTCGTAACAAGGTTTCC</text:p>
          </table:table-cell>
          <table:table-cell office:value-type="string" calcext:value-type="string">
            <text:p>d__Eukaryota; p__Dinoflagellata; c__Dinophy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GTAAGTATAAGCCTTTACACGGCGAAACTGCGAATGGCTCATTAAAACAGTTATCGTTTCTTTGATGACCAAATTACTACATGGATAACTGTAGTAATTCTAGAGCTAATACATGCGTAAAAGCTTGTCGCAAGATGAGCCGCGTTTATTAGATACAAAACCAGCAGGAGGTTCGCCTCTTAACTGTTGGTGATTCATAATAACCAAGCGAATCGCATGGGTCCGCCCGGCGATGGATCTTTCAAGTTTCTGACCTATCAGCTATCGACGGTAGGGTATTGGCCTACCGTGGCTATGACGGGTAACGGAGAATTAGGGTTCGATTCCGGAGAGGGAGCCTGAGAAACGGCTACCACATCTAAGGATGGCAGCAGGCGCGCAAATTACCCAATCCTGACACAGGGAGGTAGTGACAAGAAATAACAATACAGGGCTACAAGCCTTGTAATTGGAATGAGTGGCTTTTAAAACACGCCACGAGTATCCATTGGAGGGCAAGTCTGGTGCCAGCAGCCGCGGTAATTCCAGCTCCAATAGCGTATATTAAAGTTGTTGCGGTTAAAAAGCTCGTAGTTGGATTTCTGCCAAGGATGACCGGCCCGCCTTCGGGTGTGTGCATGTGTTGACCGAGGCATTTTTCTGATGTTGGCTTCACTTAATTGTGTTGTCAATTTTCAGAGATGTTACTTTGAGGAAATTAGAGTGTTTCAAGCAGGCAATTGCCCTGAATACATTAGCATGGAATAACAATATAGGACTCCGGTTCTATTTTGTTGGTTTCTTGAGCTGGAGTAATGATTAATAGGGACAATCGGGGGCATCCGTACTCAACCGTCAGAGGTGAAATTCTTGGATTGGTTGAAGACGAACTACTGCGAAAGCATTTGCCAAGGATGTTTTCATTGATCAAGAACGAAAGTTAAGGGATCGAAGACGATCAGATACCGTCCTAGTCTTAACCATAAACTATGCCAACTTGAGATTGGAGGTTGTGTATACACTTCCAGCATCCCACGAGAAATCCAAGTCTTTGGGTTCCGGGGGGAGTATGGTCGCAAGGCTGAAACTTAAAGGAATTGACGGAAGGGCACCACCAGGAGTGGAGCCTGCGGCTTAATTTGACTCAACACGGGAAAACTCACCAGGGCCAGACATGAGAAGGATTGACAGATTGATAGCTCTTTCTTGATTTTATGGGTGGTGGTGCATGGCCGTTCTTAGTTGGTGGAGTGATTTGTCTGGTTAATTCCGATAACGAACGAGACCTTAACCTGCTAAATAGCTGCCGGAAGCCTTGGTTTCCGAGTAGCTTCTTAGAGGGACTTTTGGTATTTAATACTAAAGGAAGTTTGAGGCAATAACAGGTCTGTGATGCCCTTAGATGTCCTGGGCCGCACGCGCGCTACACTGACACGATCAACGAGTTTGTCTTTGGCAGAAATGCTTGAGTAACCTTCTCAAATCGTGTCGTGATGGGGCTTGATCATTGTAATTATTGATCATCAACGAGGAATTCCTAGTAAGTGCATGTCATCAACATGCGCTGATTGCGTCCCTGCCCTTTGTACACACCGCCCGTCGCTCCTACCGATTGAGTGGTCCGGTGAATACTTCGGATAGCGCTATTCCAGCAATGGCTTTGGTGCTAAAAGTTGTGTAAACCTTATCACTTAGAGGAAGGAT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TGTCTAAGTATAAGCTTTTATACGGTGAAACTGCGAATAGCTCAATAAAACAGTTATAGTCTAAGTGACGATACATTACTATACGGATACCCATGGTAATTCTGGAGCTAATACGTGCTAAAACACCTGACTTTTTGGAAGGGTGGCATTTGTTAGAACAAGAACCATAGCATTTCGATGCTTATCGGTGAATGATAACAACTGAGCGGACCGCGTACGCGGCAGTTCATCCGAGTTTCTGACCTATCAGCTTTCGTCGGTAGGGTATTGGCCTACCGAGGCGGTAACGGGTAACGGGGAATTAGGGTTCGATTCCGGAGAAGGAGCCTGAGAAACGGCTACTACATCTAAGGAAGGCAGCAGGCGCGCAAATTACCCAATCCTGACACAGGGAGGTAGTGACAAGAAATAGCAACGCAGGGCTTTTGGTTTTGTGATTGAAATGAGTAGAGTGTAAAGCTCTCTGCGAGTATCAATTGGAGGGCAAGTCTGGTGCCAGCAGCCGCGGTAATTCCAGCTCCAATAGCGTATATTAAAGTTGTTGCAGTTAAAACGCTCGTAGTCGGACTTCTGTCTGGGTTCCGCTCTCCGCCTTTGGCGTGTAGGACGGGGCCTTGACATCCGTTCGGTTGGGCCTTAGGGCCCTTTCGAACACTTTACTTTGAGAAAATTGGAATGTTTCACGTAGGCTTTTGCCTGAACACTACAGCATGGAATAATGAGATAGGGCGTTCGCTCCTTCTCTTGGTTCTTTGAACGAACGCAATGGTCAACGCAAGCGGCCGAGGGCATCCGAATTCTTCCGTTAGAGGTGAAATTCTTGGATCGGAGGAAGGCGAACAACTGCGAAAGCACCTGCCAAGTACGCTTTGGTCGATCAAGAACGAAAGTTAAGGGATCGAAGACGATCAGATACCGTCGTAGTCTTAACCATAAACTATGCCGACTAGAGATTGGAGGCCACATCATACTCAGTTCTTTCAGCACCTTATGAGAAATCAAAGTCTTTGGGTTCTGGGGGGAGTATGGTCGCAAGTCTGAAACTTAAAGGAATTGACGGAAGGGCACCACCAGGAGTGGAGCCTGCGGCTTAATTTGACTCAACACGGGAAAACTTACCAGGTCCAGACATAGGAATGATTGACAGATTGATAGCTCTTTCTTGATTCTATGGGTGGTGGTGCATGGCCGTTCTTAGTTGGTGGAGTGATTTGTCTGCTTAATTGCGATAACGAACGAGACCTTAACTTGCTAAATAGCCTGTTGAGCTTCGGCTGAACAGGGCTTCTTAGAAGGACTTTGTGGGTCTACCGCAAGGAAGTTTGAGGCAACAACAGGTCTGTGATGCCCTTAGATGTTCTGGGCTGCACGTGCGCTACAATGATGCATACAGCGAGTTCTTCCTTCCTCGACAGAGGTGGGGAATCTTGTAAACTGCATCGTGATGGGGATAGATTATTGCAATTATTGATCTTCAACGAGGAATTCCTAGTAAGCGCAAGTCATCAGCTTGTGCTGATTGCGTCCCTGCCCTTTGTACACACCGCCCGTCGCTCCTACCGATTGGGTGATCCGGTGAATAGTTCGGACTGAGACAGTTGGACTTAACATCCGCTGGCTTGGAAAGTTCCGTGAACCTTATTACTTAGAGGAAGGAGAAGTCGTAACAAGGTTTCC</text:p>
          </table:table-cell>
          <table:table-cell office:value-type="string" calcext:value-type="string">
            <text:p>d__Eukaryota; p__Dinoflagellata; c__Dinophyceae; o__Gymnodiniphycid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TTCAAAGATTAAGCCATGCATGTCTAAGTATAAGCTTTTATACGGTGAAACTGCGAATAGCTCAATAAAACAGTTATAGTCTAAGTGACGATACATTACTATACGGATACCCATGGTAATTCTGGAGCTAATACGTGCTAAAACACCTGACTTTTTGGAAGGGTGGCATTTGTTAGAACAAGAACCATAGCATTTCGATGCTTATCGGTGAATGATAACAACTGAGCGGACCGCGTACGCGGCAGTTCATCCGAGTTTCTGACCTATCAGCTTTCGTCGGTAGGGTATTGGCCTACCGAGGCGGTAACGGGTAACGGGGAATTAGGGTTCGATTCCGGAGAAGGAGCCTGAGAAACGGCTACTACATCTAAGGAAGGCAGCAGGCGCGCAAATTACCCAATCCTGACACAGGGAGGTAGTGACAAGAAATAGCAACGCAGGGCTTTTGGTTTTGTGATTGAAATGAGTAGAGTGTAAAGCTCTCTGCGAGTATCAATTGGAGGGCAAGTCTGGTGCCAGCAGCCGCGGTAATTCCAGCTCCAATAGCGTATATTAAAGTTGTTGCAGTTAAAACGCTCGTAGTCGGACTTCTGTCTGGGTTCCGCTCTCCGCCTTTGGCGTGTAGGACGGGGCCTTGACATCCGTTCGGTTGGGCCTTAGGGCCCTTTCGAACACTTTACTTTGAGAAAATTGGAATGTTTCACGTAGGCTTTTGCCTGAACACTACAGCATGGAATAATGAGATAGGGCGTTCGCTCCTTCTCTTGGTTCTTTGAACGAACGCAATGGTCAACGCAAGCGGCCGAGGGCATCCGAATTCTTCCGTTAGAGGTGAAATTCTTGGATCGGAGGAAGGCGAACAACTGCGAAAGCACCTGCCAAGTACGCTTTGGTCGATCAAGAACGAAAGTTAAGGGATCGAAGACGATCAGATACCGTCGTAGTCTTAACCATAAACTATGCCGACTAGAGATTGGAGGCCACATCATACTCAGTTCTTTCAGCACCTTATGAGAAATCAAAGTCTTTGGGTTCTGGGGGGAGTATGGTCGCAAGTCTGAAACTTAAAGGAATTGACGGAAGGGCACCACCAGGAGTGGAGCCTGCGGCTTAATTTGACTCAACACGGGAAAACTTACCAGGTCCAGACATAGGAATGATTGACAGATTGATAGCTCTTTCTTGATTCTATGGGTGGTGGTGCATGGCCGTTCTTAGTTGGTGGAGTGATTTGTCTGCTTAATTGCGATAACGAACGAGACCTTAACTTGCTAAATAGCCTGTTGAGCTTCGGCTGAACAGGGCTTCTTAGAAGGACTTTGTGGGTCTACCGCAAGGAAGTTTGAGGCAACAACAGGTCTGTGATGCCCTTAGATGTTCTGGGCTGCACGTGCGCTACAATGATGCATACAGCGAGTTCTTCCTTCCTCGACAGAGGTGGGGAATCTTGTAAACTGCATCGTGATGGGGATAGATTATTGCAATTATTGATCTTCAACGAGGAATTCCTAGTAAGCGCAAGTCATCAGCTTGTGCTGATTGCGTCCCTGCCCTTTGTACACACCGCCCGTCGCTCCTACCGATTGGGTGATCCGGTGAATAGTTCGGACTGAGACAGTTGGACTTAACATCCGCTGGCTTGGAAAGTTCCGTGAACCTTATT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AGTAACCCCAGTAAGGGGAAGTCTGCGAATGGCTCATTAAATCAGTTATAGTTTATTTGGATGTGGGCTTGCTACACGGATAACTGTGGCAATTCTAGAGCTAATACGTGCTAAGTCCCCAACTTCGCGGAAGGGGTGTATGTGTTAGGTATTCAACTGGCTTGCTAGTTGATTCATAACAACCTTAACTGACCGCATAGCCTTGCGCTGGCGGCGTCGCATTCAAATTTCTGATCTATCAACTTGAAGGTAGGATAGAGGCCTACCTTGGTTGTAACGGATGACGGGGAATTAGGGTTCGGTTCCGGAGAGGGCGCCTGAGAGATGGCGACCACTTCCAAGGAAGGCAGCAGGCGCGCAAATTACCCAATGCTAATACAGCGAGGTAGTGACAATAAATAACAATGTCGGGGCCTCAAAGCCTCGGCAATTGGAATGAGCACAATTTAAATCCCTTAGCGAGGAACAACTAGAGGACAAGTCCGGTGCCAGCACCCGCGGTAATTCCGGCTCTAGTAGCGTATATTAAAGTTGTTGCAGTTAAAAAGCTCGTAGTCTGACTTCGGGCTGGGCTGTGAAGGCTCACCGCAAGGTGGGACGGATAGCCTGGCCTTACCCTCTGATGTGCTCTCTGCTCTTAACTGAGTGGATCTGTCGCACAGAGGCGTTTACCTTGAGCAAATTGAGGTGTTCAAGGCAGGCATAATCGCTCGTACACGTTAGCATGGGATAATGAAATAGGGCCTTGGGTTCGCTGTTGCCGGTTGGTGAGCCCGGGCAATGATCAACAGGGGCGGTCGGGGTGCTTCATATGCAGGCGCTAGAGGTGAAATTCTTGGACCGTCTGCAGATGCCCAGATGCGAAAGCGTTGCACCAGTACGTCCCCATTGATCAAGAACGAAAGTTAAGGGAGCGAAGACGATCAGATACCGTCGTAGTCTTAACCCTAAACGATACCGACCAGGGATCGAGGATAGTCCCATGGTTGACTCCTTCGGAACCTTGTGGGAAACCACGAGTCTTTGGGTTCTGGGGGGAATATGGTCGCAAGGCTGAAACTTAAAGGAATTGACGGAAGGGCACACCAGGAGTGGAGCCTGCGGCTTAATTTGACTCAACACGGGGAAACTCACTCGGTCAGGACATAGTAAGGATTGACAGGTTGACGGTCCTTTCTTGATTCTATGGGTGGTGGTGCATGGTCGTTCTTAGTTCGTGGAGTGATCTGTCTGGTTAATTCCGCTAACGGACGAGACCTCTCCTTATTAACTAGTGCGGTTCGCGGCCGTAAGGGTGAAGCAGTGGAGCTGGTTGGGGCTTCGGTCCTGATTGCTTAGCTGTGGAACCTGGCGTGCGGATTGCTTACTTCTTAGGGGTACAATCTGCGTTTTAGCAGAGGGGAGCTAGAGGCAATAACAGGTCTGTGATGCCCTTAGATGTTCGAGGCTGCACGCGCGCTACAATGGTATGGTCAGCGAGTTCCTGGCTCGAAAGGGTCGGGGAATCACATGAATCCATATCGTGCTGGGGATAGATGATTGCAATTATTCGTCTTCAACGAGGAATTCCTAGTAAGTGCACTTCATCAGAGTGCGCTGATTGCGTCCCTGCCCTTTGTACACACCGCCCGTCGCTCCTACCGATTGAACGGTCCGGTGAAATCTACGGATATTGGGACCTAAGGGGCAACCCTGAGTCCTAGTAGAAGTTGAGTAAACCTTACTGTTTAGAGGAAGGAGAAGTCGTAACAAGGTTTCC</text:p>
          </table:table-cell>
          <table:table-cell office:value-type="string" calcext:value-type="string">
            <text:p>d__Eukaryota; p__Gracilipodida; c__Gracilipodida; o__Gracilipodida; f__Gracilipodida; g__Fil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AGTAACCCCAGTAAGGGGAAGTCTGCGAATGGCTCATTAAATCAGTTATAGTTTATTTGGATGTGGGCTTGCTACACGGATAACTGTGGCAATTCTAGAGCTAATACGTGCTAAGTCCCCAACTTCGCGGAAGGGGTGTATGTGTTAGGTATTCAACTGGCTTGCTAGTTGATTCATAACAACCTTAACTGACCGCATAGCCTTGCGCTGGCGGCGTCGCATTCAAATTTCTGATCTATCAACTTGAAGGTAGGATAGAGGCCTACCTTGGTTGTAACGGATGACGGGGAATTAGGGTTCGGTTCCGGAGAGGGCGCCTGAGAGATGGCGACCACTTCCAAGGAAGGCAGCAGGCGCGCAAATTACCCAATGCTAATACAGCGAGGTAGTGACAATAAATAACAATGTCGGGGCCTCAAAGCCTCGGCAATTGGAATGAGCACAATTTAAATCCCTTAGCGAGGAACAACTAGAGGACAAGTCCGGTGCCAGCACCCGCGGTAATTCCGGCTCTAGTAGCGTATATTAAAGTTGTTGCAGTTAAAAAGCTCGTAGTCTGACTTCGGGCTGGGCTGTGAAGGCTCACCGCAAGGTGGGACGGATAGCCTGGCCTTACCCTCTGATGTGCTCTCTGCTCTTAACTGAGTGGATCTGTCGCACAGAGGCGTTTACCTTGAGCAAATTGAGGTGTTCAAGGCAGGCATAATCGCTCGTACACGTTAGCATGGGATAATGAAATAGGGCCTTGGGTTCGCTGTTGCCGGTTGGTGAGCCCGGGCAATGATCAACAGGGGCGGTCGGGGTGCTTCATATGCAGGCGCTAGAGGTGAAATTCTTGGACCGTCTGCAGATGCCCAGATGCGAAAGCGTTGCACCAGTACGTCCCCATTGATCAAGAACGAAAGTTAAGGGAGCGAAGACGATCAGATACCGTCGTAGTCTTAACCCTAAACGATACCGACCAGGGATCGAGGATAGTCCCATGGTTGACTCCTTCGGAACCTTGTGGGAAACCACGAGTCTTTGGGTTCTGGGGGGAATATGGTCGCAAGGCTGAAACTTAAAGGAATTGACGGAAGGGCACACCAGGAGTGGAGCCTGCGGCTTAATTTGACTCAACACGGGGAAACTCACTCGGTCAGGACATAGTAAGGATTGACAGGTTGACGGTCCTTTCTTGATTCTATGGGTGGTGGTGCATGGTCGTTCTTAGTTCGTGGAGTGATCTGTCTGGTTAATTCCGCTAACGGACGAGACCTCTCCTTATTAACTAGTGCGGTTCGCGGCCGTAAGGGTGAAGCAGTGGAGCTGGTTGGGGCTTCGGTCCTGATTGCTTAGCTGTGGAACCTGGCGTGCGGATTGCTTACTTCTTAGGGGTACAATCTGCGTTTTAGCAGAGGGGAGCTAGAGGCAATAACAGGTCTGTGATGCCCTTAGATGTTCGAGGCTGCACGCGCGCTACAATGGTATGGTCAGCGAGTTCCTGGCTCGAAAGGGTCGGGGAATCACATGAATCCATATCGTGCTGGGGATAGATGATTGCAATTATTCGTCTTCAACGAGGAATTCCTAGTAAGTGCACTTCATCAGAGTGCGCTGATTGCGTCCCTGCCCTTTGTACACACCGCCCGTCGCTCCTACCGATTGAACGGTCCGGTGAAATCTACGGATATTGGGACCTAAGGGGCAACCCTGAGTCCTAGTAGAAGTTGAGTAAACCTTACTGTTTAGAGGAAGGAGAAGTCGTAACAAGGTTTCC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AGTAACCCCTGTGCGGGGAAGTCTGCGAATGGCTCATTAAATCGGTTATAGTCTATTTGAATGTGGCTTGCTACACGGATAACTGTGGCAATTCTAGAGCTAATACGTGCTAAAACCCCGACTTCGCGGAAGGGGCGCTTGTGTTAGATACTCGACCGGCTTCCGGTTGATTCATAACAGCCATTGTGGACCGCATAGCCTCGCGCTGGCGGCATTGCATTCGAATTTCCGATCTATCAACTTGATGGTAAGGTAGCGGCTTACCATGGTTATAACGGATAACGGGGAATTAGGGTTCGGTTCCGGAGAGGGCGCCTGAGAGATGGCGACCACTTCCAAGGAAGGCAGCAGGCGCGCAAATTACCCAATGCCAATACGGCGAGGTAGTGACAATAAATAACAATGTCGGGGCCCTTAAAGCCTCGGCAATTGGAATGAGTACAATTTAAATCCCTTAACAAGGAACAACTAGAGGACAAGTCCGGTGCCAGCACCCGCGGTAATTCCGGCTCTAGTAGCGTATATTAAAGTTGTTGCAGTTAAAAAGCTCGTAGCCAGAACTCGGACCGGGCGTCGACGGTCGACCGAAAGGTTGAACGGAGTGCCCGGTCTTATCGTCTGCGATGCTTCCTGCTCTTAACTGAGCGGGTTTGTCGTCCAGGCGCATTAACCTTGAGCAAATTGGGGTGTTCAAGGCAGGTTAAAAAGCTCGTACACGTTAGCATGGGATTATAAAATACGGCCCCTTCGCGTCTTTGTCGGACGATGCGGAGGGGCAATGATCAATAGGGGCTGTCGGGGTGCTTCATATGCAGCGGCGAGAGGTGAAATTCTTGGACCCCCTGCAGATGTCCAGATGCGAAAGCGTTGCACTAGTATGCCTCCATTGGTCAAGAACGAAAGTTAAGGGAGCGAAGACGATCAGATACCGTCGTAGTCTTAACAGTAAACGATGTCGACCAGCGATCGGGGAAGGCCCCATGGAGGCCGCCTCGGAAGCTTGTGGGAAACCAGAGTCCTTGGATTCTGGGGGGAATATGGTCGCAAGGCTGAAACTTAAAGGAATTGACGGAACGGTACACCAGGAGTGGAGCCTGCGGCTTAATTTGACTCAACACGGGAAAACTCACTCGGTCCGGACATAGTAAGGATTGACAGATTGAAGTTCTTTCTTGATTCTATGGGTGGTGGTGCATGGTCGTTCTTAGTTCGTGGAGTGATCTGTCTGGTTAATTCCGCTAACGGACGAGACCTCTCCTTATTAACTAGTATAAGCGGTTGTCGAATCGGGTGAAGCCGTCGAGTATGTTGGGGCCTCGGTCCTGGCTGCTTGGCGGATGGAACTCGGACATACCGTATCAGTACTTCTTAGGGGTACAATCTGCGGTTTAGCAGAAGGGAGCTAGAGGCAATAACAGGTCTGTGATGCCCTTAGATGTTCGAGGCTGCACGCGCGCTACAATGGTGCGTTTAATAAGTACCTTGGCCGAAAGGTCCGGGAAATCAAAAGTACGTATCTTGCTTGGGATAGATGATTGCAACTATTCGTCTTCAACGAGGAATTCCTAGTAAGCGCGCTTCATCAGAGCGTGCTGACTGCGTCCCTACCGTTTGTACACACCGCCCGTCGCTCCTACCGATTGAATGATCCGGTGAAATCTACAGACGGACTCGCATGCTGGGGCGACCTAGTAGCGGGACCGGAAGTTGAGTAAACCATATTGTTTAGAGGAAGGAGAAGTCGTAACAAGGTTTCC</text:p>
          </table:table-cell>
          <table:table-cell office:value-type="string" calcext:value-type="string">
            <text:p>d__Eukaryota; p__Gracilipodida; c__Gracilipodida; o__Gracilipodida; f__Gracilipodida; g__Fil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AGTAACCCCTGTGCGGGGAAGTCTGCGAATGGCTCATTAAATCGGTTATAGTCTATTTGAATGTGGCTTGCTACACGGATAACTGTGGCAATTCTAGAGCTAATACGTGCTAAAACCCCGACTTCGCGGAAGGGGCGCTTGTGTTAGATACTCGACCGGCTTCCGGTTGATTCATAACAGCCATTGTGGACCGCATAGCCTCGCGCTGGCGGCATTGCATTCGAATTTCCGATCTATCAACTTGATGGTAAGGTAGCGGCTTACCATGGTTATAACGGATAACGGGGAATTAGGGTTCGGTTCCGGAGAGGGCGCCTGAGAGATGGCGACCACTTCCAAGGAAGGCAGCAGGCGCGCAAATTACCCAATGCCAATACGGCGAGGTAGTGACAATAAATAACAATGTCGGGGCCCTTAAAGCCTCGGCAATTGGAATGAGTACAATTTAAATCCCTTAACAAGGAACAACTAGAGGACAAGTCCGGTGCCAGCACCCGCGGTAATTCCGGCTCTAGTAGCGTATATTAAAGTTGTTGCAGTTAAAAAGCTCGTAGCCAGAACTCGGACCGGGCGTCGACGGTCGACCGAAAGGTTGAACGGAGTGCCCGGTCTTATCGTCTGCGATGCTTCCTGCTCTTAACTGAGCGGGTTTGTCGTCCAGGCGCATTAACCTTGAGCAAATTGGGGTGTTCAAGGCAGGTTAAAAAGCTCGTACACGTTAGCATGGGATTATAAAATACGGCCCCTTCGCGTCTTTGTCGGACGATGCGGAGGGGCAATGATCAATAGGGGCTGTCGGGGTGCTTCATATGCAGCGGCGAGAGGTGAAATTCTTGGACCCCCTGCAGATGTCCAGATGCGAAAGCGTTGCACTAGTATGCCTCCATTGGTCAAGAACGAAAGTTAAGGGAGCGAAGACGATCAGATACCGTCGTAGTCTTAACAGTAAACGATGTCGACCAGCGATCGGGGAAGGCCCCATGGAGGCCGCCTCGGAAGCTTGTGGGAAACCAGAGTCCTTGGATTCTGGGGGGAATATGGTCGCAAGGCTGAAACTTAAAGGAATTGACGGAACGGTACACCAGGAGTGGAGCCTGCGGCTTAATTTGACTCAACACGGGAAAACTCACTCGGTCCGGACATAGTAAGGATTGACAGATTGAAGTTCTTTCTTGATTCTATGGGTGGTGGTGCATGGTCGTTCTTAGTTCGTGGAGTGATCTGTCTGGTTAATTCCGCTAACGGACGAGACCTCTCCTTATTAACTAGTATAAGCGGTTGTCGAATCGGGTGAAGCCGTCGAGTATGTTGGGGCCTCGGTCCTGGCTGCTTGGCGGATGGAACTCGGACATACCGTATCAGTACTTCTTAGGGGTACAATCTGCGGTTTAGCAGAAGGGAGCTAGAGGCAATAACAGGTCTGTGATGCCCTTAGATGTTCGAGGCTGCACGCGCGCTACAATGGTGCGTTTAATAAGTACCTTGGCCGAAAGGTCCGGGAAATCAAAAGTACGTATCTTGCTTGGGATAGATGATTGCAACTATTCGTCTTCAACGAGGAATTCCTAGTAAGCGCGCTTCATCAGAGCGTGCTGACTGCGTCCCTACCGTTTGTACACACCGCCCGTCGCTCCTACCGATTGAATGATCCGGTGAAATCTACAGACGGACTCGCATGCTGGGGCGACCTAGTAGCGGGACCGGAAGTTGAGTAAACCATATTG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GACTTATACGGCGAAACTGCGAATGGCTCATTAAATCAGTTATTGTTTACTTGATCAGTATCTTTTGATTACTTGGATAACCGTAGTAATTCTAGAGCTAATACATGCGCAAAAGGCCCGACTTCGCGGAAGGGCTGCACTTATTAGATGCAAATCAACACGGCGGGTCCCCCCGTCGGTTATGTTGGTGATTCTGGATAATTAAGCGAATCGCACGGTCTTGTACTGGCGATGGATCGATCAAGTTTCTGCCCTATCAACTTTGGATGGTAGTGTATTGGACTACCATGGTTATTACGGGTGACGGAGAATTAGGGTTCGGTTCCGGAGAGGGAGCCTGAGAGACGGCTACCACTTCCAAGGAAGGCAGCAGGCGCGCAAATTACCCAATCCCAATACGGGGAGGTAGTGACAATAAATAACAATGCAGGCTCTCTACGAGGGCTTGTAATTGGAATGAGTACAGCGTAAATAACTTAACGAGGAACAATTGGAGGACAAGTCTGGTGCCAGCACCCGCGGTAATTCCAGCTCCAATAGCGTATATTAAAGTTGTTGCAGTTAAAAAGCTCGTAGTTGGATCTTGAAGTTCTTTCTTGTACCGTCTCTGCCGGAAGGTAGAGGCGTATAGGAATCCTTCTAACTCTCGGAGGTGGCCTTCTGCTCTTAACTGGGTGGTTGGTTGCGCCGAGACGTTTACCTTGAAAAAATTAGAGTGTTCAAAGCAGGCTACTAGCTAGCCCTGAATAGATTAGCATGGGATAATGGAATACGACGTTGTTCGGTTTCGTTGGTTTACGGACGGCGTAATGATCAATAGGACTGATCGGGGTTATTCATATTTAATTGTCAGAGGTGAAATTCTTAGATTCTTTAAAGATGAACGAGGGCGAAAGCATCTAACAAGGGTGCTTCCATTGATCAAGAACGAAAGTTAAGGGATCGAAGACGATCAGATACCGTCGTAGTCTTAACCTTAAACTATGCGGACCAATAATCGGGTCTCGTTATTCGTACGACCCTCTCGGCGATTTGTGGGAAACCACGAGTCTTTGCGTTCTGGGGGGAGTATGGTCGCAAGGCTGAAACTTAAAGGAATTGACGGAAGGGCACACCAGGAGTGGAGCCTGCGGCTTAATTTGACTCAACACGGGGAAACTCACTAGGTCAAGACATAGCAAGGATTGACAGATTGATAGTTCTTTCTTAATTTCTATGGGTGGTGGTGCATGGCCGTTCTTAGTTGGTGGAGTGATTTGTCTGGTTAATTCCGATAACGAACGAGACCACATCCTGTTAAATAGTAGCGCCGATCTTCTAAACGGGTGAAGCGATTTGACTTCGTTTGTCCGGGAAACTGGGTGGACGGATTGGATCGTGGATCCTTGATGCATCGTGCGCATTAATAATTTACTTCTTAAAGGGACTATTCACGTTTAGTGACTGGAAGTGTGGCAATAACAGGTCTGTGATGCCCTTAGATGTCCTAGGCCGCACGCGCGCTACACTGGCGGGCTCAGAGAGTATATCCTGGCTCTAACGAGTTGGGTAATCTTATGAACGTTCGCCGTGACGGGGATCGATAATTGTAATTATTTGTCGTGAACGAGGAATTCCTAGTAGGCGCAGGTCATCAGCCTGCGCTGACTACGTCCCTGCCCTTTGTACACACCGCCCGTCGCTCCTACCGATTGAACGGTCCGGTGAAATCTTCGGATTGCGTAACGGGGGCCGAAAGGTCTCTTTTGCGTGAGAAGTTGAGTAAACCTTATCGTTTAGAGGAAGGAGAAGTCGTAACAAGGTTTCC</text:p>
          </table:table-cell>
          <table:table-cell office:value-type="string" calcext:value-type="string">
            <text:p>d__Eukaryota; p__Gracilipodida; c__Gracilipodida; o__Gracilipodida; f__Gracilipodida; g__Flamell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GATTAAGCCATGCATGTCTAAGTATAAGCGACTTATACGGCGAAACTGCGAATGGCTCATTAAATCAGTTATTGTTTACTTGATCAGTATCTTTTGATTACTTGGATAACCGTAGTAATTCTAGAGCTAATACATGCGCAAAAGGCCCGACTTCGCGGAAGGGCTGCACTTATTAGATGCAAATCAACACGGCGGGTCCCCCCGTCGGTTATGTTGGTGATTCTGGATAATTAAGCGAATCGCACGGTCTTGTACTGGCGATGGATCGATCAAGTTTCTGCCCTATCAACTTTGGATGGTAGTGTATTGGACTACCATGGTTATTACGGGTGACGGAGAATTAGGGTTCGGTTCCGGAGAGGGAGCCTGAGAGACGGCTACCACTTCCAAGGAAGGCAGCAGGCGCGCAAATTACCCAATCCCAATACGGGGAGGTAGTGACAATAAATAACAATGCAGGCTCTCTACGAGGGCTTGTAATTGGAATGAGTACAGCGTAAATAACTTAACGAGGAACAATTGGAGGACAAGTCTGGTGCCAGCACCCGCGGTAATTCCAGCTCCAATAGCGTATATTAAAGTTGTTGCAGTTAAAAAGCTCGTAGTTGGATCTTGAAGTTCTTTCTTGTACCGTCTCTGCCGGAAGGTAGAGGCGTATAGGAATCCTTCTAACTCTCGGAGGTGGCCTTCTGCTCTTAACTGGGTGGTTGGTTGCGCCGAGACGTTTACCTTGAAAAAATTAGAGTGTTCAAAGCAGGCTACTAGCTAGCCCTGAATAGATTAGCATGGGATAATGGAATACGACGTTGTTCGGTTTCGTTGGTTTACGGACGGCGTAATGATCAATAGGACTGATCGGGGTTATTCATATTTAATTGTCAGAGGTGAAATTCTTAGATTCTTTAAAGATGAACGAGGGCGAAAGCATCTAACAAGGGTGCTTCCATTGATCAAGAACGAAAGTTAAGGGATCGAAGACGATCAGATACCGTCGTAGTCTTAACCTTAAACTATGCGGACCAATAATCGGGTCTCGTTATTCGTACGACCCTCTCGGCGATTTGTGGGAAACCACGAGTCTTTGCGTTCTGGGGGGAGTATGGTCGCAAGGCTGAAACTTAAAGGAATTGACGGAAGGGCACACCAGGAGTGGAGCCTGCGGCTTAATTTGACTCAACACGGGGAAACTCACTAGGTCAAGACATAGCAAGGATTGACAGATTGATAGTTCTTTCTTAATTTCTATGGGTGGTGGTGCATGGCCGTTCTTAGTTGGTGGAGTGATTTGTCTGGTTAATTCCGATAACGAACGAGACCACATCCTGTTAAATAGTAGCGCCGATCTTCTAAACGGGTGAAGCGATTTGACTTCGTTTGTCCGGGAAACTGGGTGGACGGATTGGATCGTGGATCCTTGATGCATCGTGCGCATTAATAATTTACTTCTTAAAGGGACTATTCACGTTTAGTGACTGGAAGTGTGGCAATAACAGGTCTGTGATGCCCTTAGATGTCCTAGGCCGCACGCGCGCTACACTGGCGGGCTCAGAGAGTATATCCTGGCTCTAACGAGTTGGGTAATCTTATGAACGTTCGCCGTGACGGGGATCGATAATTGTAATTATTTGTCGTGAACGAGGAATTCCTAGTAGGCGCAGGTCATCAGCCTGCGCTGACTACGTCCCTGCCCTTTGTACACACCGCCCGTCGCTCCTACCGATTGAACGGTCCGGTGAAATCTTCGGATTGCGTAACGGGGGCCGAAAGGTCTCTTTTGCGTGAGAAGTTGAGTAAACCTTATCG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GATAGCAAAGCGAGACTGCGAATGGCTCATTAAATCAGTTATAGTTTATTTGATGGTACAATCTACTCGGATAACCGTAGTAATTCTAGAGCTAATACGTGCGTTAAACCCTCCTCGCGGGGGGTGCATTTGTTAGGTACGAAACCAATCCTCGGTCGCAAGATCGAGGTTCTGGTGATTCTGGACAACTGAGCGGATCGCATAGCCTCGTGCTGGCGACGCTTCATTCAAATTTCTGCCCTATCAACTTTCGACGGTAGTGTAGTGGACTACCATGGTGACCACGGGTAACGGGGAATTAGGGTTCGGTTCCGGAGAGGGAGCCTGAGAGATGGCTACCACTTCCAAGGAAGGCAGCAGGCGCGCAAATTACCCAATTACAATACGTAGAGGTAGTGACAATAAATAACGATACCCGGGGCGAAAGCCTTGGGTAATCGGAATGAGAGCAATCTAAAAAACTCATCGAGGATCAATTGGAGGACAAGTCTGGTGCCAGCACCCGCGGTAATTCCAGCTCCAATAGCGTATATTAAAGTTGTTGCAGTTAAAAAGCTCGTAGTCCAATTTAGGGGTATCGGTGAGCGATCGCGCGGGAGCGCTGTATTGCTCGTCGGTACTCTAATCTCGGAGGGTACTCCCTGCTCTTAATTGAGTGGGGGGCTATCGCCGGGTCGTTTACTTTGAAAAAATTAGAGTGTTTAAAGCAGGCGTCGTGCCCTGAATATATTAGCATGGGATAATGAAATAGGACCCCTTTCCGTTTTGTTGGTTTCGAGGACTGGGGTAATGATTAATAGCGATTATCGGGGGTGTTCATATTTAATTGTCAGAGGTGAAATTCTTGGATTTATGAAAGATGAACAACAGCGAAAGCATTCACCACGGGTATTCGCATTGATCAAGAACGAAAGTTTAGGGATCGAAGACGATCAGATACCGTCGTAGTCTAAACTATAAACGATGCCGACCAGGGATCCGAGATCGTCCTATGGATGACTTCTCGGGCACCTTGAGGGAAACCATAAGTCTTTGGGTTCCGGGGGGAGTATGGTCGCAAGGCTGAAACTTAAAGGAATTGACGGAAGGGCACACCAGGAGTGGAGCCTGCGGCTTAATTTGACTCAACACGGGGAAACTCACCAGGTCCGGACATAGTATTGATTGACAGATTGATAGCTCTTTCTTGATTCTATGGGTGGTGGTGCATGGTCGTTCTTAGTTGGTGGAGTGATTTGTCTGGTTAATTCCGTTAACGAACGAGACCTCCGCCTATTAAATAGGTGGTTAGGATTCTAATAAGTGAATCGTTCCCCGGTGTCTTCAGTCTCGGCTGGGGTCTCGGGGGGCGAGGATCTATGAAACGCTTAATTCGTCTTCTTAGAGGGACTACCCGCGGTAAGCGGGGGGAAGTTGGAGGCAATAACAGGTCTGTGATGCCCTTAGATGTCCTGGGCTGCACGCGCGCTACACTGACCTCTTCAACGAGTTACCTAGGTCGAAAGGCCCGGGGAATCTTCGAAAAGTGGTCGTGATGGGGATAGATCATTGCAATTATTGGTCTTGAACGAGGAATTCCTAGTAAGCGCACTTCATCAGAGTGCGCTGATTACGTCCCTGCCCTTTGTACACACCGCCCGTCGCTCCTACCGATTGAATGATCCGGTGAAATCTTCGGATCGGGTCCTCGCCTCTCGGGGAGGGGATTCGAGAAGTTGAGTAAATCTTATCATTTAGAGGAAGGAGAAGTCGTAACAAGGTAACC</text:p>
          </table:table-cell>
          <table:table-cell office:value-type="string" calcext:value-type="string">
            <text:p>d__Eukaryota; p__Gracilipodida; c__Gracilipodida; o__Gracilipodida; f__Gracilipodida; g__Gracilipod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GATTAAGCCATGCATGTCTAAGTATAAGCGATAGCAAAGCGAGACTGCGAATGGCTCATTAAATCAGTTATAGTTTATTTGATGGTACAATCTACTCGGATAACCGTAGTAATTCTAGAGCTAATACGTGCGTTAAACCCTCCTCGCGGGGGGTGCATTTGTTAGGTACGAAACCAATCCTCGGTCGCAAGATCGAGGTTCTGGTGATTCTGGACAACTGAGCGGATCGCATAGCCTCGTGCTGGCGACGCTTCATTCAAATTTCTGCCCTATCAACTTTCGACGGTAGTGTAGTGGACTACCATGGTGACCACGGGTAACGGGGAATTAGGGTTCGGTTCCGGAGAGGGAGCCTGAGAGATGGCTACCACTTCCAAGGAAGGCAGCAGGCGCGCAAATTACCCAATTACAATACGTAGAGGTAGTGACAATAAATAACGATACCCGGGGCGAAAGCCTTGGGTAATCGGAATGAGAGCAATCTAAAAAACTCATCGAGGATCAATTGGAGGACAAGTCTGGTGCCAGCACCCGCGGTAATTCCAGCTCCAATAGCGTATATTAAAGTTGTTGCAGTTAAAAAGCTCGTAGTCCAATTTAGGGGTATCGGTGAGCGATCGCGCGGGAGCGCTGTATTGCTCGTCGGTACTCTAATCTCGGAGGGTACTCCCTGCTCTTAATTGAGTGGGGGGCTATCGCCGGGTCGTTTACTTTGAAAAAATTAGAGTGTTTAAAGCAGGCGTCGTGCCCTGAATATATTAGCATGGGATAATGAAATAGGACCCCTTTCCGTTTTGTTGGTTTCGAGGACTGGGGTAATGATTAATAGCGATTATCGGGGGTGTTCATATTTAATTGTCAGAGGTGAAATTCTTGGATTTATGAAAGATGAACAACAGCGAAAGCATTCACCACGGGTATTCGCATTGATCAAGAACGAAAGTTTAGGGATCGAAGACGATCAGATACCGTCGTAGTCTAAACTATAAACGATGCCGACCAGGGATCCGAGATCGTCCTATGGATGACTTCTCGGGCACCTTGAGGGAAACCATAAGTCTTTGGGTTCCGGGGGGAGTATGGTCGCAAGGCTGAAACTTAAAGGAATTGACGGAAGGGCACACCAGGAGTGGAGCCTGCGGCTTAATTTGACTCAACACGGGGAAACTCACCAGGTCCGGACATAGTATTGATTGACAGATTGATAGCTCTTTCTTGATTCTATGGGTGGTGGTGCATGGTCGTTCTTAGTTGGTGGAGTGATTTGTCTGGTTAATTCCGTTAACGAACGAGACCTCCGCCTATTAAATAGGTGGTTAGGATTCTAATAAGTGAATCGTTCCCCGGTGTCTTCAGTCTCGGCTGGGGTCTCGGGGGGCGAGGATCTATGAAACGCTTAATTCGTCTTCTTAGAGGGACTACCCGCGGTAAGCGGGGGGAAGTTGGAGGCAATAACAGGTCTGTGATGCCCTTAGATGTCCTGGGCTGCACGCGCGCTACACTGACCTCTTCAACGAGTTACCTAGGTCGAAAGGCCCGGGGAATCTTCGAAAAGTGGTCGTGATGGGGATAGATCATTGCAATTATTGGTCTTGAACGAGGAATTCCTAGTAAGCGCACTTCATCAGAGTGCGCTGATTACGTCCCTGCCCTTTGTACACACCGCCCGTCGCTCCTACCGATTGAATGATCCGGTGAAATCTTCGGATCGGGTCCTCGCCTCTCGGGGAGGGGATTCGAGAAGTTGAGTAAATCTTATCATTTAGAGGAAGGAGAAGTCGTAACAAGGTAA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GATAGCAAAGCGAGACTGCGAATGGCTCATTAAATCAGTTATAGTTTATTTGATGGTACAATCTACTTGGATAACCGTAGTAATTCTAGAGCTAATACATGCATCAAGCCTCCCGCAAGGGGGGTGCATTTGTTAGGTACCGAAACCAATCCCGGGTCGCAAGGCTCGGGTGCGGATGATTCTGGACAACTGAGCGGATCGAATGGCCTCGTGCCGTCGACGCTTCATTCAAATTTCTGCCCTATCAACTTTCGATGGTAGTGTAGTGGACTACCATGGTGATCACGGGTAACGGGGAATTAGGGTTCGGTTCCGGAGAGGGAGCCTGAGAGATGGCTACCACTTCCAAGGAAGGCAGCAGGCGCGCAAATTACCCAATTACAATACGTAGAGGTAGTGACAATAAATAACGATACGCGGGCCGCAAGGCTTGCGTAATCGGAATGAGAGCAATCCAAAAACCTCATCGAGGATCAATTGGAGGACAAGTCTGGTGCCAGCACCCGCGGTAATTCCAGCTCCAATAGCGTATATTAAAGTTGTTGCAGTTAAAAAGCTCGTAGTCGGACTTTCGAGGTAGGGATCGCGATCCGGCGGGAGCTGTGTATTGCGGTCCTTGCCTCTAATCTCGGATAGCTCGGTCTGCTCTTAAGTGAGTGGGTCGCGGTTACCGGGTCGTTTACTTTGAAAAAATTAGAGTGTTTAAAGCAGGCGTATGCCCTGAATATATTAGCATGGGATAATGAAATAGGACCCCTTTCCTGTTTGTTGGTTTCGAGGACTGGGGTAATGATTAATAGCGACCGTTGGGGGTGTTCATATTTAATTGTCAGAGGTGAAATTCTTGGATTTATGAAAGATGAACAACAGCGAAAGCATTCACCACGGACGTTCGCATTGATCAAGAACGAAAGTTTAGGGATCGAAGACGATCAGATACCGTCGTAGTCTAAACTATAAACGATGCCGACCAGGGATCCGAGACCGTCCTATGAATGACTTCTCGGGCACCTTGAGGGAAACCATAAGTCTTTGGGTTCCGGGGGGAGTATGGTCGCAAGGCTGAAACTTAAAGGAATTGACGGAAGGGCACACCAGGAGTGGAGCCTGCGGCTTAATTTGACTCAACACGGGAAAACTCACCAGGTCCGGACATAGTTTGGATTGACAGATTGATAGCTCTTTCTTGATTCTATGGGTGGTGGTGCATGGTCGTTCTTAGTTGGTGGAGTGATTTGTCTGGTTAATTCCGTTAACGAACGAGACCTCCGCCTGCTAAATAGTCGGCCGGGGTTCTAATAAGTGAACTATTCGTCGGCGGTGAAGGCCTCGGTCTTTGCCTCGGTGGGTGGGGATCTATGATTCTCTCGGTTCGGCTTCTTAGAGGGACTGCCCACGGTAAGTGGGAGGAAGTTGGAGGCAATAACAGGTCTGTGATGCCCTTAGATGTCCTGGGCTGCACGCGCGCTACACTGACCTCTTCAACGAGTTACCTAGATCGAAAGGTCCGGGGAATCTTAGAAGAGTGGTCGTGATGGGGATAGATCATTGCAATTATTGGTCTTGAACGAGGAATTCCTAGTAATCGTAAGTCATCAGCTTACGATGATTACGTCCCTGCCCTTTGTACACACCGCCCGTCGCTCCTACCGATTGAATGATCCGGTGAAATCTTCGGATTGGGCTATCGCCTTCGCGGGTGGTAGTCTGAGAAGTTGAGTAAATCTTATCATTTAGAGGAAGGAGAAGTCGTAACAAGGTAACC</text:p>
          </table:table-cell>
          <table:table-cell office:value-type="string" calcext:value-type="string">
            <text:p>d__Eukaryota; p__Gracilipodida; c__Gracilipodida; o__Gracilipodida; f__Gracilipodida; g__Gracilipod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GATTAAGCCATGCATGTCTAAGTATAAGCGATAGCAAAGCGAGACTGCGAATGGCTCATTAAATCAGTTATAGTTTATTTGATGGTACAATCTACTTGGATAACCGTAGTAATTCTAGAGCTAATACATGCATCAAGCCTCCCGCAAGGGGGGTGCATTTGTTAGGTACCGAAACCAATCCCGGGTCGCAAGGCTCGGGTGCGGATGATTCTGGACAACTGAGCGGATCGAATGGCCTCGTGCCGTCGACGCTTCATTCAAATTTCTGCCCTATCAACTTTCGATGGTAGTGTAGTGGACTACCATGGTGATCACGGGTAACGGGGAATTAGGGTTCGGTTCCGGAGAGGGAGCCTGAGAGATGGCTACCACTTCCAAGGAAGGCAGCAGGCGCGCAAATTACCCAATTACAATACGTAGAGGTAGTGACAATAAATAACGATACGCGGGCCGCAAGGCTTGCGTAATCGGAATGAGAGCAATCCAAAAACCTCATCGAGGATCAATTGGAGGACAAGTCTGGTGCCAGCACCCGCGGTAATTCCAGCTCCAATAGCGTATATTAAAGTTGTTGCAGTTAAAAAGCTCGTAGTCGGACTTTCGAGGTAGGGATCGCGATCCGGCGGGAGCTGTGTATTGCGGTCCTTGCCTCTAATCTCGGATAGCTCGGTCTGCTCTTAAGTGAGTGGGTCGCGGTTACCGGGTCGTTTACTTTGAAAAAATTAGAGTGTTTAAAGCAGGCGTATGCCCTGAATATATTAGCATGGGATAATGAAATAGGACCCCTTTCCTGTTTGTTGGTTTCGAGGACTGGGGTAATGATTAATAGCGACCGTTGGGGGTGTTCATATTTAATTGTCAGAGGTGAAATTCTTGGATTTATGAAAGATGAACAACAGCGAAAGCATTCACCACGGACGTTCGCATTGATCAAGAACGAAAGTTTAGGGATCGAAGACGATCAGATACCGTCGTAGTCTAAACTATAAACGATGCCGACCAGGGATCCGAGACCGTCCTATGAATGACTTCTCGGGCACCTTGAGGGAAACCATAAGTCTTTGGGTTCCGGGGGGAGTATGGTCGCAAGGCTGAAACTTAAAGGAATTGACGGAAGGGCACACCAGGAGTGGAGCCTGCGGCTTAATTTGACTCAACACGGGAAAACTCACCAGGTCCGGACATAGTTTGGATTGACAGATTGATAGCTCTTTCTTGATTCTATGGGTGGTGGTGCATGGTCGTTCTTAGTTGGTGGAGTGATTTGTCTGGTTAATTCCGTTAACGAACGAGACCTCCGCCTGCTAAATAGTCGGCCGGGGTTCTAATAAGTGAACTATTCGTCGGCGGTGAAGGCCTCGGTCTTTGCCTCGGTGGGTGGGGATCTATGATTCTCTCGGTTCGGCTTCTTAGAGGGACTGCCCACGGTAAGTGGGAGGAAGTTGGAGGCAATAACAGGTCTGTGATGCCCTTAGATGTCCTGGGCTGCACGCGCGCTACACTGACCTCTTCAACGAGTTACCTAGATCGAAAGGTCCGGGGAATCTTAGAAGAGTGGTCGTGATGGGGATAGATCATTGCAATTATTGGTCTTGAACGAGGAATTCCTAGTAATCGTAAGTCATCAGCTTACGATGATTACGTCCCTGCCCTTTGTACACACCGCCCGTCGCTCCTACCGATTGAATGATCCGGTGAAATCTTCGGATTGGGCTATCGCCTTCGCGGGTGGTAGTCTGAGAAGTTGAGTAAATCTTATCATTTAGAGGAAGGAGAAGTCGTAACAAGGTAA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TATAATACAGCGAAACTGCGAATGGCTCATTAAATCAGTTATAGTTTACTTGCTCGGTTCAACGTTGGATAACTGTAGTAATTCTAGAGCTAATACATGATAAAGCCTTGACTTAGCGGAAGAGGCGCACTTATTAGTATCAAACACAGTAGGGGCAACCCTTCAGACGTGAATAAAAATAAGCATAAAGCGGATCGCATAGCCTAGCGCTGGCGACCAAGCAATCAAGTTTCTGCCCTATCAACTTTGGATGGTAGTGTATTGGACTACCATGGTTATAACGGGTGACGGGGAATTAGGGTTCGGTTCCGGAGAGGGAGCCTTAAAAACGGCTACCACTTCCAAGGAAGGCAGCAGGCGCGCAAATTACCCAATCCTGATACAGGGAGGTAGTGACAAGAAATAACAATGCAGGCTCTTTAACGGGCTTGCAATTGGAATGAGTACAATGTAAACACCTTAACAAGGAACAATTGGAGGGCAAGTCTGGTGCCAGCAGCCGCGGTAATTCCAGCTCCAATAGCGTATATTAAAGTTGTTGCAGTTAAAAAGCTCGTAGTTGGATTTTAGGGTAACGCCACCTTGAACTGCCGATAGGTAGACTCAAGGCGGGCTTACTCGACGTCGCGTTTTCTCGACCCCTGCTCTTAATTGGGTGGGGCGAAGGTTAACGCCGTTTACTTTGAAAAAATTAGGGTGTTTAAAGCAGGCTCATCATTTGTCTTGAATAGATTAGCATGGGATAATGGAATATGACCAGGCGCTCCCGTTCGCTGTGTTTGGGGCGTCTGGTAATGATTAATAGGAACGGTCGGGGTTATTCATATTTAATTGTTAGAGGTGAAATTCTTAGATTCTTTAAAGATGAACCTATGCGAAAGCACTTAACAAGTACGCTTTCATTAATCAAGAACGAAAGTTAGGGGATCGAAGACGATCAGATACCGTCGTAGTCTTAACTGTAAACGATGCGGACCAAGGATTAACCGCTGTTATTTGTACAACTCGGGTAGCACTTTGAGAGTAATCAGAGTTTTTGCGCTCCGGGGGGAGTATGGTCGCAAGGCTGAAACTTAAAGGAATTGACGGAAGGGCACCACCAGGAGTGGAGCCTGCGGCTTAATTTGACTCAACACGGGAAAACTCACTAGGTCAGGACATAGCAAGGATTGACAGATTGATAGTTCTTTCTTAATTTCTATGGGTGGTGGTGCATGGCCGTTCTTAGTTGGTGGAGTGATTTGTCTGGTTAATTCCGATAACGAACGAGATCTCAACTTATTAACTAGCGGGCATAATTGTCTAAATGGGTGAAACCGAGTGGGTCTGGGCGGTCCTTAACGGGACTTGTTTAGCTCGCTTGGCGGATCCTTGACTATTTGTGCCCATTTAGCTTCTTAAAGGGACTATCTACGTTTAGTAGGTGGAAGTGAGGCAATAACAGGTCTGTGATGCCCTTAGATGTCCTAGGCTGCACGCGCGCTACACTGACAAAGTCAAAGAGTATTAAAGACCTTACCCGAAGGGGTTGGGTAATCTGATAACGTTTGTCGTGACAGGGATCGATTATTGTAATTATTAGTCGTGAACGAGGAATTCCTAGTAGGTGCAAGTCATCAGCTTGCGCCGATTACGTCCCTGCCCTTTGTACACACCGCCCGTCGCTCCTACCGATTGAATGGTCCGGTGAAATGTTCAGATCCGGTGACCTCTGGTAGCGATATCATGCCGTTGGAGAAGATCAGTAAACCTTATCATTTAGAGGAAGGAGAAGTCGTAACAAGGTTTCC</text:p>
          </table:table-cell>
          <table:table-cell office:value-type="string" calcext:value-type="string">
            <text:p>d__Eukaryota; p__Gracilipodida; c__Gracilipodida; o__Gracilipodida; f__Gracilipodida; g__Telaepol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TATAATACAGCGAAACTGCGAATGGCTCATTAAATCAGTTATAGTTTACTTGCTCGGTTCAACGTTGGATAACTGTAGTAATTCTAGAGCTAATACATGATAAAGCCTTGACTTAGCGGAAGAGGCGCACTTATTAGTATCAAACACAGTAGGGGCAACCCTTCAGACGTGAATAAAAATAAGCATAAAGCGGATCGCATAGCCTAGCGCTGGCGACCAAGCAATCAAGTTTCTGCCCTATCAACTTTGGATGGTAGTGTATTGGACTACCATGGTTATAACGGGTGACGGGGAATTAGGGTTCGGTTCCGGAGAGGGAGCCTTAAAAACGGCTACCACTTCCAAGGAAGGCAGCAGGCGCGCAAATTACCCAATCCTGATACAGGGAGGTAGTGACAAGAAATAACAATGCAGGCTCTTTAACGGGCTTGCAATTGGAATGAGTACAATGTAAACACCTTAACAAGGAACAATTGGAGGGCAAGTCTGGTGCCAGCAGCCGCGGTAATTCCAGCTCCAATAGCGTATATTAAAGTTGTTGCAGTTAAAAAGCTCGTAGTTGGATTTTAGGGTAACGCCACCTTGAACTGCCGATAGGTAGACTCAAGGCGGGCTTACTCGACGTCGCGTTTTCTCGACCCCTGCTCTTAATTGGGTGGGGCGAAGGTTAACGCCGTTTACTTTGAAAAAATTAGGGTGTTTAAAGCAGGCTCATCATTTGTCTTGAATAGATTAGCATGGGATAATGGAATATGACCAGGCGCTCCCGTTCGCTGTGTTTGGGGCGTCTGGTAATGATTAATAGGAACGGTCGGGGTTATTCATATTTAATTGTTAGAGGTGAAATTCTTAGATTCTTTAAAGATGAACCTATGCGAAAGCACTTAACAAGTACGCTTTCATTAATCAAGAACGAAAGTTAGGGGATCGAAGACGATCAGATACCGTCGTAGTCTTAACTGTAAACGATGCGGACCAAGGATTAACCGCTGTTATTTGTACAACTCGGGTAGCACTTTGAGAGTAATCAGAGTTTTTGCGCTCCGGGGGGAGTATGGTCGCAAGGCTGAAACTTAAAGGAATTGACGGAAGGGCACCACCAGGAGTGGAGCCTGCGGCTTAATTTGACTCAACACGGGAAAACTCACTAGGTCAGGACATAGCAAGGATTGACAGATTGATAGTTCTTTCTTAATTTCTATGGGTGGTGGTGCATGGCCGTTCTTAGTTGGTGGAGTGATTTGTCTGGTTAATTCCGATAACGAACGAGATCTCAACTTATTAACTAGCGGGCATAATTGTCTAAATGGGTGAAACCGAGTGGGTCTGGGCGGTCCTTAACGGGACTTGTTTAGCTCGCTTGGCGGATCCTTGACTATTTGTGCCCATTTAGCTTCTTAAAGGGACTATCTACGTTTAGTAGGTGGAAGTGAGGCAATAACAGGTCTGTGATGCCCTTAGATGTCCTAGGCTGCACGCGCGCTACACTGACAAAGTCAAAGAGTATTAAAGACCTTACCCGAAGGGGTTGGGTAATCTGATAACGTTTGTCGTGACAGGGATCGATTATTGTAATTATTAGTCGTGAACGAGGAATTCCTAGTAGGTGCAAGTCATCAGCTTGCGCCGATTACGTCCCTGCCCTTTGTACACACCGCCCGTCGCTCCTACCGATTGAATGGTCCGGTGAAATGTTCAGATCCGGTGACCTCTGGTAGCGATATCATGCCGTTGGAGAAGATCAG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CTAAGTAAATCACGGCGAAACTGCGAACGGCTCATTAAATCAGTCATAATTTACTCGGTGGTATATTTTAGTTGGATAACTGTAGTAATTCTAGAGCTAATACATGCGTTATTACCCGCAAGGGTAAAGCATTATCAGGTTGTAAACATCGGCACTTGCTTTAAAAGGCGGGTAGTTAGGTGAAGTTTAGATAATTGTCTGGACCGCATACTTCTAAAGTGGCGGCACACCGATCAAGTCTCTGCCCTATCAACTAGACGGTAGTGTATTGGACTACCGTGGTGATAACGGGTAACGGGGAATTAGGGTTCGATTCCGGAGAGGGCGCCTGAGAGATGGCGACCACTTCCAAGGAAGGCAGCAGGCGCGCAAATTACCCAATGTTAATACGATGAGGTAGTGACGAGAAATAACGATGCCGGTCCTTAGGGACTGGTAATCGTCATGAGTACAATGTAAATATCTTAACGAGGAACAATTGGAGGACAAGTCTGGTGCCAGCACCCGCGGTAATTCCAGCTCCAATAGCGTATATTAAAGTTGTTGCAGTTAAAAAGCTCGTAGTTGAATTCACGGTCCCTCTTGGTTCTAGTGGTGTCCAAAAAACATCATTAGGGTTTCAAGATACCGGTCATTTGAAACTAATTCCTGCACTTAATTGGGTGGGTCTTTAGGTTCAGATTGTTTACCTTGAAGAAATTGGAGTGTTAAAAGCAAGCGTTTTGTGTGAACATGTTAGCATGGGATAATAAAATATGATATCGGCTGAATTCGTTGGTGTTTCATGCCGGTATAATGATGGATAGGGGTGGCGGGGGTGGTTGGTATTTAGCGGCTAGAGGTGAAATTCTTAGATTCGCTAAAGACTCCCAGAAGCGAAAGCGTTCCACAACAATACCCCCGTTGATCAAGAACGAAAGTTAGGGGATCGAAGACGATCAGATACCGTCGTAGTCTTAACCATAAACTATGCGAACCAAGGATTAGTTGAAGTTCGTTAACCGACTCAACTAGGACTTTGTGGGAAACCAATGAGTCTTTGCGTTCTGGGGGGAGTATGGTCGCAAGGCTGAAACTTAAAGGAATTGACGGAAGATCACCACCAGGAGTGGAACCTGCGGCTTAATTTGACTCAACACGGGAAAACTCACTCAGACAGGACACAGTTTGGATTGACAGATTGAAAGCTCTTTCTTAATTTCTATGGGTGGTGGTGCATGGTCGTTCTTAGTTGGTGGAGTGATTTGTCTGGTTAATTCCGATAACGAACGAGACCTCAACTTATTAAATAGTACTAGTTATTGTCTATATGGTTGAAGCCTGTGTAAGGTGGTCGTGGCTCGCAAGGGTCACGGTCATCGAGCATGGGTGGATGCTTGACACATGACTGGTTAAAAACTTCTTAAAAGGACAGTCGGTTTCTAGCCGAAGGAGGGGAGGCAATAACAGGTCTGTGATGCCCTTAGATGCCTGAGGCTGCACGCGCGTTACACTGGTACTAGCAACGAGTAATACCCTAGCTATAATTAGTCGGGAAATCTTGTGAAATGATATCGTGACAGGGATCGATCATTGTAATTATTGGTCGTGAACGAGGAATTCCTAGTAAGCGCAAGTCACTAGCTTGCGCTGATTACGTCCCTGGTCTTTGTACACACCGCCCGTCGCTCCTACCGATTGGATGGTCCGGTGAGTTTACTGGACGTTGGGGTCGCTCTCTTCACGGGGAGTCCCGATGGAAAGTATGCAAACCTTACC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CTAAGTAAATCACGGCGAAACTGCGAACGGCTCATTAAATCAGTCATAATTTACTCGGTGGTATATTTTAGTTGGATAACTGTAGTAATTCTAGAGCTAATACATGCGTTATTACCCGCAAGGGTAAAGCATTATCAGGTTGTAAACATCGGCACTTGCTTTAAAAGGCGGGTAGTTAGGTGAAGTTTAGATAATTGTCTGGACCGCATACTTCTAAAGTGGCGGCACACCGATCAAGTCTCTGCCCTATCAACTAGACGGTAGTGTATTGGACTACCGTGGTGATAACGGGTAACGGGGAATTAGGGTTCGATTCCGGAGAGGGCGCCTGAGAGATGGCGACCACTTCCAAGGAAGGCAGCAGGCGCGCAAATTACCCAATGTTAATACGATGAGGTAGTGACGAGAAATAACGATGCCGGTCCTTAGGGACTGGTAATCGTCATGAGTACAATGTAAATATCTTAACGAGGAACAATTGGAGGACAAGTCTGGTGCCAGCACCCGCGGTAATTCCAGCTCCAATAGCGTATATTAAAGTTGTTGCAGTTAAAAAGCTCGTAGTTGAATTCACGGTCCCTCTTGGTTCTAGTGGTGTCCAAAAAACATCATTAGGGTTTCAAGATACCGGTCATTTGAAACTAATTCCTGCACTTAATTGGGTGGGTCTTTAGGTTCAGATTGTTTACCTTGAAGAAATTGGAGTGTTAAAAGCAAGCGTTTTGTGTGAACATGTTAGCATGGGATAATAAAATATGATATCGGCTGAATTCGTTGGTGTTTCATGCCGGTATAATGATGGATAGGGGTGGCGGGGGTGGTTGGTATTTAGCGGCTAGAGGTGAAATTCTTAGATTCGCTAAAGACTCCCAGAAGCGAAAGCGTTCCACAACAATACCCCCGTTGATCAAGAACGAAAGTTAGGGGATCGAAGACGATCAGATACCGTCGTAGTCTTAACCATAAACTATGCGAACCAAGGATTAGTTGAAGTTCGTTAACCGACTCAACTAGGACTTTGTGGGAAACCAATGAGTCTTTGCGTTCTGGGGGGAGTATGGTCGCAAGGCTGAAACTTAAAGGAATTGACGGAAGATCACCACCAGGAGTGGAACCTGCGGCTTAATTTGACTCAACACGGGAAAACTCACTCAGACAGGACACAGTTTGGATTGACAGATTGAAAGCTCTTTCTTAATTTCTATGGGTGGTGGTGCATGGTCGTTCTTAGTTGGTGGAGTGATTTGTCTGGTTAATTCCGATAACGAACGAGACCTCAACTTATTAAATAGTACTAGTTATTGTCTATATGGTTGAAGCCTGTGTAAGGTGGTCGTGGCTCGCAAGGGTCACGGTCATCGAGCATGGGTGGATGCTTGACACATGACTGGTTAAAAACTTCTTAAAAGGACAGTCGGTTTCTAGCCGAAGGAGGGGAGGCAATAACAGGTCTGTGATGCCCTTAGATGCCTGAGGCTGCACGCGCGTTACACTGGTACTAGCAACGAGTAATACCCTAGCTATAATTAGTCGGGAAATCTTGTGAAATGATATCGTGACAGGGATCGATCATTGTAATTATTGGTCGTGAACGAGGAATTCCTAGTAAGCGCAAGTCACTAGCTTGCGCTGATTACGTCCCTGGTCTTTGTACACACCGCCCGTCGCTCCTACCGATTGGATGGTCCGGTGAGTTTACTGGACGTTGGGGTCGCTCTCTTCACGGGGAGTCCCGATGGAAAGTATGCAAACCTTACCATCTAGAGGAAGGAG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CTAAGTAATTCACGGCGAAACTGCGAACGGCTCATTAAATCAGTCATAATTTACTCGGTGGCAAACTTTAGTTGGATAACTGTAGTAATTCTAGAGCTAATACATGCGTTCTACCCGAAAGGGTAAGCATTATCAGGTTTTAAACATCAACACCTGCTGTAAAAGGTGGGTAGCTAGGTGAATTCTAGATAATTGTCTGGACCGCGTGCCTTACGGCGGCGGCACACCGATCAAGTCTCTGCCCTATCAACTAGACGGTAGTGTATTGGACTACCGTGGTGATAACGGGTAACGGGGAATTAGGGTTCGATTCCGGAGAGGGCGCCTGAGAGATGGCGACCACTTCCAAGGAAGGCAGCAGGCGCGCAAATTACCCAATGTTAATACGATGAGGTAGTGACGAGAAATAACGATGCCGGTCCTTAGGGACTGGTAATCGTCATGAGTACAATGTAAATATCTTAACGAGGAACAATTGGAGGACAAGTCTGGTGCCAGCACCCGCGGTAATTCCAGCTCCAATAGCGTATATTAAAGTTGTTGCAGTTAAAAAGCTCGTAGTTGAATTCATGGTCCCTCTTGAGGCATGATAGTGTCTAAAAAGCATTATTTTGTTCTCAGATACCAGTTATTTGAAACTAATTCCTGCACTTAATTGGGTGGGTCTTTAGCTTCAGATTGTTTACCTTGAAGAAATTGGAGTGTTAAAAGCAAGCGTTCTGTATGAACATGTTAGCATGGGATAATAGAATATGATATCGGCTGATACGTTGGTGTTTCATGTCGGTATAATGATGGATAGGGGTGGCGGGGGTGGTTGGTATTTAGCGGCTAGAGGTGAAATTCTTAGATTCGCTAAAGACTCCCAGAAGCGAAAGCGTTCCACAACAATACCCCCGTTGATCAAGAACGAAAGTTAGGGGATCGAAGACGATCAGATACCGTCGTAGTCTTAACCATAAACTATGCGAACCAAGGATTAGTTGAAGTTCGTTAACCGACTCAACTAGGACTTTGTGGGAAACCAATGAGTCTTTGCGTTCTGGGGGGAGTATGGTCGCAAGGCTGAAACTTAAAGGAATTGACGGAAGATCACCACCAGGAGTGGAACCTGCGGCTTAATTTGACTCAACACGGGAAAACTCACTCAGACAGGACATAGTTTGGATTGACAGATTGAAAGCTCTTTCTTAATTTCTATGGGTGGTGGTGCATGGTCGTTCTTAGTTGGTGGAGTGATTTGTCTGGTTAATTCCGATAACGAACGAGACCTCAACTTATTAAATAGTACTAGTTATTGTCTATATGGTTGAATCCTGTGTAAGGTGATTATGGTTTCTAAAAAAGATCATAGTCATTAAGCATGGGTGGATGCTTGACATATGACTGGTTAAAAACTTCTTAAAAGGACAGTCGGTTTCTAGCCGAAGGAGGGGAGGCAATAACAGGTCTGTGATGCCCTTAGATGCCTGAGGCTGCACGCGCGTTACACTGATACTAGCAACGAGTATTATCCTAGCTATAATTAGTCGGGAAATCTTGTGAAATGATATCGTGACAGGGATCGATCATTGTAATTATTGGTCGTGAACGAGGAATTCCTAGTAAGCGCAAGTCACTAGCTTGCGCTGATTACGTCCCTGGTCTTTGTACACACCGCCCGTCGCTCCTACCGATTGGATGGTCCGGTGAGTTTACTGGGCGTTGGGGTAGCTCTCTTTATTGAGAGTCCTAATGGAAAGTATGCAAACCTTACC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CTAAGTAATTCACGGCGAAACTGCGAACGGCTCATTAAATCAGTCATAATTTACTCGGTGGCAAACTTTAGTTGGATAACTGTAGTAATTCTAGAGCTAATACATGCGTTCTACCCGAAAGGGTAAGCATTATCAGGTTTTAAACATCAACACCTGCTGTAAAAGGTGGGTAGCTAGGTGAATTCTAGATAATTGTCTGGACCGCGTGCCTTACGGCGGCGGCACACCGATCAAGTCTCTGCCCTATCAACTAGACGGTAGTGTATTGGACTACCGTGGTGATAACGGGTAACGGGGAATTAGGGTTCGATTCCGGAGAGGGCGCCTGAGAGATGGCGACCACTTCCAAGGAAGGCAGCAGGCGCGCAAATTACCCAATGTTAATACGATGAGGTAGTGACGAGAAATAACGATGCCGGTCCTTAGGGACTGGTAATCGTCATGAGTACAATGTAAATATCTTAACGAGGAACAATTGGAGGACAAGTCTGGTGCCAGCACCCGCGGTAATTCCAGCTCCAATAGCGTATATTAAAGTTGTTGCAGTTAAAAAGCTCGTAGTTGAATTCATGGTCCCTCTTGAGGCATGATAGTGTCTAAAAAGCATTATTTTGTTCTCAGATACCAGTTATTTGAAACTAATTCCTGCACTTAATTGGGTGGGTCTTTAGCTTCAGATTGTTTACCTTGAAGAAATTGGAGTGTTAAAAGCAAGCGTTCTGTATGAACATGTTAGCATGGGATAATAGAATATGATATCGGCTGATACGTTGGTGTTTCATGTCGGTATAATGATGGATAGGGGTGGCGGGGGTGGTTGGTATTTAGCGGCTAGAGGTGAAATTCTTAGATTCGCTAAAGACTCCCAGAAGCGAAAGCGTTCCACAACAATACCCCCGTTGATCAAGAACGAAAGTTAGGGGATCGAAGACGATCAGATACCGTCGTAGTCTTAACCATAAACTATGCGAACCAAGGATTAGTTGAAGTTCGTTAACCGACTCAACTAGGACTTTGTGGGAAACCAATGAGTCTTTGCGTTCTGGGGGGAGTATGGTCGCAAGGCTGAAACTTAAAGGAATTGACGGAAGATCACCACCAGGAGTGGAACCTGCGGCTTAATTTGACTCAACACGGGAAAACTCACTCAGACAGGACATAGTTTGGATTGACAGATTGAAAGCTCTTTCTTAATTTCTATGGGTGGTGGTGCATGGTCGTTCTTAGTTGGTGGAGTGATTTGTCTGGTTAATTCCGATAACGAACGAGACCTCAACTTATTAAATAGTACTAGTTATTGTCTATATGGTTGAATCCTGTGTAAGGTGATTATGGTTTCTAAAAAAGATCATAGTCATTAAGCATGGGTGGATGCTTGACATATGACTGGTTAAAAACTTCTTAAAAGGACAGTCGGTTTCTAGCCGAAGGAGGGGAGGCAATAACAGGTCTGTGATGCCCTTAGATGCCTGAGGCTGCACGCGCGTTACACTGATACTAGCAACGAGTATTATCCTAGCTATAATTAGTCGGGAAATCTTGTGAAATGATATCGTGACAGGGATCGATCATTGTAATTATTGGTCGTGAACGAGGAATTCCTAGTAAGCGCAAGTCACTAGCTTGCGCTGATTACGTCCCTGGTCTTTGTACACACCGCCCGTCGCTCCTACCGATTGGATGGTCCGGTGAGTTTACTGGGCGTTGGGGTAGCTCTCTTTATTGAGAGTCCTAATGGAAAGTATGCAAACCTTACCA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CTAAGTGATTCACGGCGAAACTGCGAACGGCTCATTAAATCAGTCATAATTTACTCCATGGCAAGTTTAGTTGGATAACTGTAGTAATTCTAGAGCTAATACATGCGTGACTCCCACAAGGAGTAGCATTATCAGGTTTTTACGTCGACACCCTTTACGGGGTAGTTAGATGAATTCTAGATAATTGTCTGGACCGCGTGCTTTCGGGCGGCGGCACATGGATCAAGTCTCTGCCCTATCAACTAGATGGTAGTGTATTGGACTACCATGGTGATAACGGGTAACGGGGAATTAGGGTTCGATTCCGGAGAGGGCGCCTGAGAGATGGCGACCACTTCCAAGGAAGGCAGCAGGCGCGCAAATTACCCAATGTTAATACGATGAGGTAGTGACGAGAAATAACGATGCCGGTCCTTAGGGACTGGTAATCGTCATGAGTACAATGTAAATATCTTAACGAGGAACAATTGGAGGACAAGTCTGGTGCCAGCACCCGCGGTAATTCCAGCTCCAATAGCGTATATTAAAGTTGTTGCAGTTAAAAAGCTCGTAGTTGAATTCTTGGTCCCTGTCGGCGGTTATCTGTGCCTAACCAGCCAGGTGGCATGTCTGACATACCAGTTGTTTGGAACTTGTGCCTGCACTTAATTGGGTGGGTGCGTAGGTCCAGACCGTTTACCTTGAAGAAATTGGAGTGTTAAAAGCAGGCGTTCTGTTTGAACATGTTAGCATGGGATAATGGAATATGATATCACCTCGCTCGTCGGCGTGTGACGGTGGTATAATGATGGATAGGGGTGGCGGGGGTGGTTGGTATTTAGCGGCTAGAGGTGAAATTCTTAGATTCGCTAAAGACTCCCAGAAGCGAAAGCGTTCCACAACAATACCCCCGTTGATCAAGAACGAAAGTTAGGGGATCGAAGACGATCAGATACCGTCGTAGTCTTAACCATAAACTATGCGAACCAAGGATTAGTCGGCGTTCGTTAACCGACCCGATTAGGACTTTGCGGGAAACCAATGAGTCTTTGCGTTCTGGGGGGAGTATGGTCGCAAGGCTGAAACTTAAAGGAATTGACGGAAGATCACCACCAGGAGTGGAACCTGCGGCTTAATTTGACTCAACACGGGAAAACTCACTCAGACAGGACATAGTAAGGATTGACAGATTGAAAGCTCTTTCTTAATTTCTATGGGTGGTGGTGCATGGTCGTTCTTAGTTGGTGGAGTGATTTGTCTGGTTAATTCCGATAACGAACGAGACCTCAGCTTATTAACTAGTATCAGGCATCTTCTAATGGTTGAAGTTCATCGAAGCTCAGTCTTCTCGCAAGGGATAGGCTGGGTGACTTTGGGTGGATGCTTGAAGAATGTCTGGTTTCAACTTCTTAAAAGGACTGTTGGTATCTAGCCAAAGGAAGAGAGACAATAACAGGTCTGTGATGCCCTTAGATGCCTGAGGCTGCACGCGCGTTACACTGATGCTGGCAACGAGTTTCTTCCTTGCCTTAATAGGTTGGGAAATCTTTTGAAACAGCATCGTGACAGGGATCGATCATTGTAATTATTGGTCGTGAACGAGGAATTCCTAGTAAGCGCAAGTCACTAGCTTGCGCTGATTACGTCCCTGGTCTTTGTACACACCGCCCGTCGCTCCTACCGATTGGATGGTCCGGTGAGTTTACTGGACGTCGGGGTCGCTCCCTTCACCGGGAGTCCTGATGAAAAGTATGCAAACCTTACC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CTAAGTGATTCACGGCGAAACTGCGAACGGCTCATTAAATCAGTCATAATTTACTCCATGGCAAGTTTAGTTGGATAACTGTAGTAATTCTAGAGCTAATACATGCGTGACTCCCACAAGGAGTAGCATTATCAGGTTTTTACGTCGACACCCTTTACGGGGTAGTTAGATGAATTCTAGATAATTGTCTGGACCGCGTGCTTTCGGGCGGCGGCACATGGATCAAGTCTCTGCCCTATCAACTAGATGGTAGTGTATTGGACTACCATGGTGATAACGGGTAACGGGGAATTAGGGTTCGATTCCGGAGAGGGCGCCTGAGAGATGGCGACCACTTCCAAGGAAGGCAGCAGGCGCGCAAATTACCCAATGTTAATACGATGAGGTAGTGACGAGAAATAACGATGCCGGTCCTTAGGGACTGGTAATCGTCATGAGTACAATGTAAATATCTTAACGAGGAACAATTGGAGGACAAGTCTGGTGCCAGCACCCGCGGTAATTCCAGCTCCAATAGCGTATATTAAAGTTGTTGCAGTTAAAAAGCTCGTAGTTGAATTCTTGGTCCCTGTCGGCGGTTATCTGTGCCTAACCAGCCAGGTGGCATGTCTGACATACCAGTTGTTTGGAACTTGTGCCTGCACTTAATTGGGTGGGTGCGTAGGTCCAGACCGTTTACCTTGAAGAAATTGGAGTGTTAAAAGCAGGCGTTCTGTTTGAACATGTTAGCATGGGATAATGGAATATGATATCACCTCGCTCGTCGGCGTGTGACGGTGGTATAATGATGGATAGGGGTGGCGGGGGTGGTTGGTATTTAGCGGCTAGAGGTGAAATTCTTAGATTCGCTAAAGACTCCCAGAAGCGAAAGCGTTCCACAACAATACCCCCGTTGATCAAGAACGAAAGTTAGGGGATCGAAGACGATCAGATACCGTCGTAGTCTTAACCATAAACTATGCGAACCAAGGATTAGTCGGCGTTCGTTAACCGACCCGATTAGGACTTTGCGGGAAACCAATGAGTCTTTGCGTTCTGGGGGGAGTATGGTCGCAAGGCTGAAACTTAAAGGAATTGACGGAAGATCACCACCAGGAGTGGAACCTGCGGCTTAATTTGACTCAACACGGGAAAACTCACTCAGACAGGACATAGTAAGGATTGACAGATTGAAAGCTCTTTCTTAATTTCTATGGGTGGTGGTGCATGGTCGTTCTTAGTTGGTGGAGTGATTTGTCTGGTTAATTCCGATAACGAACGAGACCTCAGCTTATTAACTAGTATCAGGCATCTTCTAATGGTTGAAGTTCATCGAAGCTCAGTCTTCTCGCAAGGGATAGGCTGGGTGACTTTGGGTGGATGCTTGAAGAATGTCTGGTTTCAACTTCTTAAAAGGACTGTTGGTATCTAGCCAAAGGAAGAGAGACAATAACAGGTCTGTGATGCCCTTAGATGCCTGAGGCTGCACGCGCGTTACACTGATGCTGGCAACGAGTTTCTTCCTTGCCTTAATAGGTTGGGAAATCTTTTGAAACAGCATCGTGACAGGGATCGATCATTGTAATTATTGGTCGTGAACGAGGAATTCCTAGTAAGCGCAAGTCACTAGCTTGCGCTGATTACGTCCCTGGTCTTTGTACACACCGCCCGTCGCTCCTACCGATTGGATGGTCCGGTGAGTTTACTGGACGTCGGGGTCGCTCCCTTCACCGGGAGTCCTGATGAAAAGTATGCAAACCTTACCATCTAGAGGAAGGA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CTAAGTGATTCACGGCGAAACTGCGAACGGCTCATTAAATCAGTCATAATTTACTCGGTGGCAATTTATAGTTGGATAACTGTAGTAATTCTAGAGCTAATACATGCGTTCATCCCGCAAGGGATAGCATTATCAGGTTTTAACGTCAACACCCGGTTGAAAGGCTGGGTAGTTAGATGAATTCTAGATAATTGTCTGGACCGCGAGCCTCACGGCGGCGGCACACCGATCAAGTCTCTGCCCTATCAACTAGACGGTAGTGTATTGGACTACCGTGGTGATAACGGGTAACGGGGAATTAGGGTTCGATTCCGGAGAGGGCGCCTGAGAGATGGCGACCACTTCCAAGGAAGGCAGCAGGCGCGCAAATTACCCAATGTTAATACGATGAGGTAGTGACGAGAAATAACGATGCCGGTCCTTAGGGACTTGTAATCGTCATGAGTACAATGTAAATATCTTAACGAGGAACAATTGGAGGACAAGTCTGGTGCCAGCACCCGCGGTAATTCCAGCTCCAATAGCGTATATTAAAGTTGTTGCAGTTAAAAAGCTCGTAGTTGAATTTTTGGTCACTGTTGGCCGTCATTAAAGGTCAATCTTTAATGACATGTCCGATATACCAGTCGTTTGGAACTTATACCTGCACTTAACTGGGTGGGTACGTAGACCAGACCGTTTACCTTGAAGAAATTGGAGTGTTTTAAGCAGGCGTTTTGTTTGAACATGTTAGCATGGGATAATAGAATATGATATCAGCTTGTTCGTTGATGTACAATGCTGGTATAATGATGGATAGGGGTGGCGTGGGTGGTTGGTATTTAACGGCTAGAGGTGAAATTCTTAGATTCGTTAAAGACTCCCAGAAGCGAAAGCGTTCCACAGCAATACCTCCGTTGATCAAGAACGAAAGTTAGGGGATCGAAGACGATCAGATACCGTCGTAGTCTTAACCATAAACTATGCGAACCAAGGATTAGTCAGCGTTCGTTAATCGACCTGACTAGGACTTTGCGGGAAACCAATGAGTCTTTGCGTTCTGGGGGGAGTATGGTCGCAAGGCTGAAACTTAAAGGAATTGACGGAAGATCACCACCAGGAGTGGAACCTGCGGCTTAATTTGACTCAACACGGGAAAACTCACTCGAACAAGACATAGTTTGGATTGACAGATTGAAAGCTCTTTCTTAATTTCTATGGGTGGTGGTGCATGGTCGTTCTTAGTTGGTGGAGTGATTTGTCTGGTTAATTCCGATAACGAACGAGACCTCAACTTATTAACTAGTGCTGGTCATCTTCTAACGGTTGAAGTTCGTAGAAGGGCGATTAACGGCGGCAACGTCGCTGGTCGTTCAACTGCGGATGGATGCTTGAAGAATGATCGGTACAAACTTCTTAAAAGGACAGTCGGTCTATAGCCGAAGGAGGGGAGACAATAACAGGTCTGTGATGCCCTTAGATGCTCGAGGCTGCACGCGCGTTACACTGATACTGGCAACGAGTTTTTTCCTTACCGTAATTGGTCGGGAAATCTTGTGAATCAGCATCGTGACAGGGATCGATCATTGTAATTATTGGTCGTGAACGAGGAATTCCTAGTAAGCGCAAGTCACTAGCTTGCGCTGATTACGTCCCTGGTCTTTGTACACACCGCCCGTCGCTCCTACCGATTGGATGGTCCGGTGAGTGTGCTGGACGTTGGGGGTGCCTCTATAAACGGGGTCCCGATGAAAAGCACGCAAACCTTACC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CTAAGTGATTCACGGCGAAACTGCGAACGGCTCATTAAATCAGTCATAATTTACTCGGTGGCAATTTATAGTTGGATAACTGTAGTAATTCTAGAGCTAATACATGCGTTCATCCCGCAAGGGATAGCATTATCAGGTTTTAACGTCAACACCCGGTTGAAAGGCTGGGTAGTTAGATGAATTCTAGATAATTGTCTGGACCGCGAGCCTCACGGCGGCGGCACACCGATCAAGTCTCTGCCCTATCAACTAGACGGTAGTGTATTGGACTACCGTGGTGATAACGGGTAACGGGGAATTAGGGTTCGATTCCGGAGAGGGCGCCTGAGAGATGGCGACCACTTCCAAGGAAGGCAGCAGGCGCGCAAATTACCCAATGTTAATACGATGAGGTAGTGACGAGAAATAACGATGCCGGTCCTTAGGGACTTGTAATCGTCATGAGTACAATGTAAATATCTTAACGAGGAACAATTGGAGGACAAGTCTGGTGCCAGCACCCGCGGTAATTCCAGCTCCAATAGCGTATATTAAAGTTGTTGCAGTTAAAAAGCTCGTAGTTGAATTTTTGGTCACTGTTGGCCGTCATTAAAGGTCAATCTTTAATGACATGTCCGATATACCAGTCGTTTGGAACTTATACCTGCACTTAACTGGGTGGGTACGTAGACCAGACCGTTTACCTTGAAGAAATTGGAGTGTTTTAAGCAGGCGTTTTGTTTGAACATGTTAGCATGGGATAATAGAATATGATATCAGCTTGTTCGTTGATGTACAATGCTGGTATAATGATGGATAGGGGTGGCGTGGGTGGTTGGTATTTAACGGCTAGAGGTGAAATTCTTAGATTCGTTAAAGACTCCCAGAAGCGAAAGCGTTCCACAGCAATACCTCCGTTGATCAAGAACGAAAGTTAGGGGATCGAAGACGATCAGATACCGTCGTAGTCTTAACCATAAACTATGCGAACCAAGGATTAGTCAGCGTTCGTTAATCGACCTGACTAGGACTTTGCGGGAAACCAATGAGTCTTTGCGTTCTGGGGGGAGTATGGTCGCAAGGCTGAAACTTAAAGGAATTGACGGAAGATCACCACCAGGAGTGGAACCTGCGGCTTAATTTGACTCAACACGGGAAAACTCACTCGAACAAGACATAGTTTGGATTGACAGATTGAAAGCTCTTTCTTAATTTCTATGGGTGGTGGTGCATGGTCGTTCTTAGTTGGTGGAGTGATTTGTCTGGTTAATTCCGATAACGAACGAGACCTCAACTTATTAACTAGTGCTGGTCATCTTCTAACGGTTGAAGTTCGTAGAAGGGCGATTAACGGCGGCAACGTCGCTGGTCGTTCAACTGCGGATGGATGCTTGAAGAATGATCGGTACAAACTTCTTAAAAGGACAGTCGGTCTATAGCCGAAGGAGGGGAGACAATAACAGGTCTGTGATGCCCTTAGATGCTCGAGGCTGCACGCGCGTTACACTGATACTGGCAACGAGTTTTTTCCTTACCGTAATTGGTCGGGAAATCTTGTGAATCAGCATCGTGACAGGGATCGATCATTGTAATTATTGGTCGTGAACGAGGAATTCCTAGTAAGCGCAAGTCACTAGCTTGCGCTGATTACGTCCCTGGTCTTTGTACACACCGCCCGTCGCTCCTACCGATTGGATGGTCCGGTGAGTGTGCTGGACGTTGGGGGTGCCTCTATAAACGGGGTCCCGATGAAAAGCACGCAAACCTTACCATCTAGAGGAAGGAGAAGTCGTAACAAGGTTTCC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TAAATCACAGCGAAACTGCGAACGGCTCATTAAATCAGTCATAATCTACTCGGTGGCAAGTTTTACTTGGATAACTGTAGTAATTCTAGAGCTAATACATGCGTACCTCCTCAAAAGGGAGAGCATTATCAGGTTTAAACGTCAACACTGAGTGGCAACATTCAGTAGTTAGATGAATTCTAGATAATTGTTACTGGACCGCGTACCGTAAGGTGGCGGTACACCGATCGAGTCTCTGCCCTATCAACTAGATTGTAGTGTATTGGACTACAATGGTGATAACGGGTAACGGGGAATTAGGGTTCGATTCCGGAGAAGGAGCCTGAGAAACGGCTACTACTTCCAAGGAAGGCAGCAGGCGCGCAAATTACCCAATGTTAATACGATGAGGTAGTGACGAGAAATAACGATGCCGGTCCTTAGGGATTGGTAATCGTCATGAGTACAATGTAAATATCTTAACGAGGAACAATTGGAGGACAAGTCTGGTGCCAGCACCCGCGGTAATTCCAGCTCCAATAGCGTATATTAAAGTTGTTGCAGTTAAAAAGCTCGTAGTTGAATTTAAGGTCAATGAATGAGGTATTTGTTCCCTAAAAGGACAAGTATTTTATACATACCTGATGTTTGGATTATTATTCTGCACTTAATTGGGTGGAGTAAATGATTCAGACCGTTTACCTTGAAGAAATTGGAGTGTTAAAAGCAGGCGTTTTGTTTGAACATGTTAGCATGGGATAATGAAATATGATATCTACCGACTCGTTGACGTGTTGCGTAGGTATAATGATGGATAGGGGTAGCGGGAGTGGTTGGTATTTAGCGGCTAGAGGTGAAATTCTTAGATTCGCTAAAGACTCACAGAAGCGAAAGCGTTCCACGACAATACCCCCGTTGATCAAGAACGAAAGTTAGGGGATCGAAGACGATCAGATACCGTCGTAGTCTTAACTATAAACTATGCAGACCAAGGATGCGGCGATGTTCGTTAACCGACTTGCCGCGGACTTTGTGGGAAACCAATGAGTCTTTGTGTTCTGGGGGGAGTATGGTCGCAAGGCTGAAACTTAAAGGAATTGACGGAAGATCACCACCAGGAGTGGAACCTGCGGCTTAATTTGACTCAACACGGGAAAACTCACTCGGACAGGACATAGTAAGGATTGACAGATTGAAAGCTCTTTCTTAATTTCTATGGGTGGTGGTGCATGGTCGTTCTTAGTTGGTGGAGTGATTTGTCTGGTTAATTCCGATAACGAACGAGACCTCAACTTATTAACTAGTGCTAAAGAAGTTCTAACGGTTGAAGTGCATTGAAGTTATTGGCAGGAGTAATCTTGTTTGGTAACAACGGTGTGTGGATGCTTGAACATTCTCTGGTAATTCAACTTCTTAAAAGGACTGTTGGTATCTAACCAAAGGAAGTGAGACAATAACAGGTCTGTGATGCCCTTAGATGCCCGAGGCCGCACGCGCGTTACACTGGTAGAAGCAACGAGTTTTACCTGTCTTTAATGGGATGGGAAATCTTGTGAAATTCTATCGTGACAGGGATCGATCATTGTAATTATTGGTCGTGAACGAGGAATTCCTAGTAATCGCAATTCATTAGATTGCGATGATTACGTCCCTGGTCTTTGTACACACCGCCCGTCGCTCCTACCGATTGGATGGTCCGGTGAGTTTACTGGACGCTAGGGGTTCGCTCTTCAAAAAGCGTCCTGGTGAAAAGTATGCAAACCTTACT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TTAAGTAAATCACAGCGAAACTGCGAACGGCTCATTAAATCAGTCATAATCTACTCGGTGGCAAGTTTTACTTGGATAACTGTAGTAATTCTAGAGCTAATACATGCGTACCTCCTCAAAAGGGAGAGCATTATCAGGTTTAAACGTCAACACTGAGTGGCAACATTCAGTAGTTAGATGAATTCTAGATAATTGTTACTGGACCGCGTACCGTAAGGTGGCGGTACACCGATCGAGTCTCTGCCCTATCAACTAGATTGTAGTGTATTGGACTACAATGGTGATAACGGGTAACGGGGAATTAGGGTTCGATTCCGGAGAAGGAGCCTGAGAAACGGCTACTACTTCCAAGGAAGGCAGCAGGCGCGCAAATTACCCAATGTTAATACGATGAGGTAGTGACGAGAAATAACGATGCCGGTCCTTAGGGATTGGTAATCGTCATGAGTACAATGTAAATATCTTAACGAGGAACAATTGGAGGACAAGTCTGGTGCCAGCACCCGCGGTAATTCCAGCTCCAATAGCGTATATTAAAGTTGTTGCAGTTAAAAAGCTCGTAGTTGAATTTAAGGTCAATGAATGAGGTATTTGTTCCCTAAAAGGACAAGTATTTTATACATACCTGATGTTTGGATTATTATTCTGCACTTAATTGGGTGGAGTAAATGATTCAGACCGTTTACCTTGAAGAAATTGGAGTGTTAAAAGCAGGCGTTTTGTTTGAACATGTTAGCATGGGATAATGAAATATGATATCTACCGACTCGTTGACGTGTTGCGTAGGTATAATGATGGATAGGGGTAGCGGGAGTGGTTGGTATTTAGCGGCTAGAGGTGAAATTCTTAGATTCGCTAAAGACTCACAGAAGCGAAAGCGTTCCACGACAATACCCCCGTTGATCAAGAACGAAAGTTAGGGGATCGAAGACGATCAGATACCGTCGTAGTCTTAACTATAAACTATGCAGACCAAGGATGCGGCGATGTTCGTTAACCGACTTGCCGCGGACTTTGTGGGAAACCAATGAGTCTTTGTGTTCTGGGGGGAGTATGGTCGCAAGGCTGAAACTTAAAGGAATTGACGGAAGATCACCACCAGGAGTGGAACCTGCGGCTTAATTTGACTCAACACGGGAAAACTCACTCGGACAGGACATAGTAAGGATTGACAGATTGAAAGCTCTTTCTTAATTTCTATGGGTGGTGGTGCATGGTCGTTCTTAGTTGGTGGAGTGATTTGTCTGGTTAATTCCGATAACGAACGAGACCTCAACTTATTAACTAGTGCTAAAGAAGTTCTAACGGTTGAAGTGCATTGAAGTTATTGGCAGGAGTAATCTTGTTTGGTAACAACGGTGTGTGGATGCTTGAACATTCTCTGGTAATTCAACTTCTTAAAAGGACTGTTGGTATCTAACCAAAGGAAGTGAGACAATAACAGGTCTGTGATGCCCTTAGATGCCCGAGGCCGCACGCGCGTTACACTGGTAGAAGCAACGAGTTTTACCTGTCTTTAATGGGATGGGAAATCTTGTGAAATTCTATCGTGACAGGGATCGATCATTGTAATTATTGGTCGTGAACGAGGAATTCCTAGTAATCGCAATTCATTAGATTGCGATGATTACGTCCCTGGTCTTTGTACACACCGCCCGTCGCTCCTACCGATTGGATGGTCCGGTGAGTTTACTGGACGCTAGGGGTTCGCTCTTCAAAAAGCGTCCTGGTGAAAAGTATGCAAACCTTACTATCTAGAGGAAGGA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TAAATCACAGCGAAACTGCGAACGGCTCATTAAATCAGTCATAATCTACTCGGTGGCAAGTTTTACTTGGATAACTGTAGTAATTCTAGAGCTAATACATGCGTACCTCCTCAAAAGGGAGAGCATTATCAGGTTTAAACGTCAACACTGGGTGGCAACATCCAGTAGTTAGATGAATTCTAGATAATTGTTACTGGACCGCGTACCGTAAGGTGGCGGTACACCGATCGAGTCTCTGCCCTATCAACTAGATTGTAGTGTATTGGACTACAATGGTGATAACGGGTAACGGGGAATTAGGGTTCGATTCCGGAGAAGGAGCCTGAGAAACGGCTACTACTTCCAAGGAAGGCAGCAGGCGCGCAAATTACCCAATGTTAATACGATGAGGTAGTGACGAGAAATAACGATGCCGGTCCTTAGGGATTGGTAATCGTCATGAGTACAATGTAAATATCTTAACGAGGAACAATTGGAGGACAAGTCTGGTGCCAGCACCCGCGGTAATTCCAGCTCCAATAGCGTATATTAAAGTTGTTGCAGTTAAAAAGCTCGTAGTTGAATTTAAGGTCAATGAATGAATTGCTTGTTCCCTAAAAGGACTAGTAGTTCATACATACCTGATGTTTGGATTATTATTCTGCACTTAATTGGGTGGAGTAAATGATTCAGACCGTTTACCTTGAAGAAATTGGAGTGTTAAAAGCAGGCGTTTTGTTTGAACATGTTAGCATGGGATAATGAAATATGATATCTACCGACTCGTTGGCGTGTTGTGTAGGTATAATGATGGATAGGGGTAGCGGGAGTGGTTGGTATTTAGCGGCTAGAGGTGAAATTCTTAGATTCGCTAAAGACTCACAGAAGCGAAAGCGTTCCACGACAATACCCCCGTTGATCAAGAACGAAAGTTAGGGGATCGAAGACGATCAGATACCGTCGTAGTCTTAACTATAAACTATGCAGACCAAGGATGCGATGATGTTCGTTAACCGACTTGTCGCGGACTTTGTGGGAAACCAATGAGTCTTTGTGTTCTGGGGGGAGTATGGTCGCAAGGCTGAAACTTAAAGGAATTGACGGAAGATCACCACCAGGAGTGGAACCTGCGGCTTAATTTGACTCAACACGGGAAAACTCACTCGGACAGGACATAGTAAGGATTGACAGATTGAAAGCTCTTTCTTAATTTCTATGGGTGGTGGTGCATGGTCGTTCTTAGTTGGTGGAGTGATTTGTCTGGTTAATTCCGATAACGAACGAGACCTCAACTTATTAACTAGTGCTAGGAAAGTTCTATCGTGACAGGGATCGATCATTGTAATTATTGGTCGTGAACGAGGAATTCCTAGTAATCGCAATTCATTAGATTGCGATGATTACGTCCCTGGTCTTTGTACACACCGCCCGTCGCTCCTACCGATTGGATGGTCCGGTGAGTTTACTGGACGCTAGGGGTTCGCTCTTTACGGAGCGTCCTGGTGAAAAGTATGCAAACCTTACT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TTAAGTAAATCACAGCGAAACTGCGAACGGCTCATTAAATCAGTCATAATCTACTCGGTGGCAAGTTTTACTTGGATAACTGTAGTAATTCTAGAGCTAATACATGCGTACCTCCTCAAAAGGGAGAGCATTATCAGGTTTAAACGTCAACACTGGGTGGCAACATCCAGTAGTTAGATGAATTCTAGATAATTGTTACTGGACCGCGTACCGTAAGGTGGCGGTACACCGATCGAGTCTCTGCCCTATCAACTAGATTGTAGTGTATTGGACTACAATGGTGATAACGGGTAACGGGGAATTAGGGTTCGATTCCGGAGAAGGAGCCTGAGAAACGGCTACTACTTCCAAGGAAGGCAGCAGGCGCGCAAATTACCCAATGTTAATACGATGAGGTAGTGACGAGAAATAACGATGCCGGTCCTTAGGGATTGGTAATCGTCATGAGTACAATGTAAATATCTTAACGAGGAACAATTGGAGGACAAGTCTGGTGCCAGCACCCGCGGTAATTCCAGCTCCAATAGCGTATATTAAAGTTGTTGCAGTTAAAAAGCTCGTAGTTGAATTTAAGGTCAATGAATGAATTGCTTGTTCCCTAAAAGGACTAGTAGTTCATACATACCTGATGTTTGGATTATTATTCTGCACTTAATTGGGTGGAGTAAATGATTCAGACCGTTTACCTTGAAGAAATTGGAGTGTTAAAAGCAGGCGTTTTGTTTGAACATGTTAGCATGGGATAATGAAATATGATATCTACCGACTCGTTGGCGTGTTGTGTAGGTATAATGATGGATAGGGGTAGCGGGAGTGGTTGGTATTTAGCGGCTAGAGGTGAAATTCTTAGATTCGCTAAAGACTCACAGAAGCGAAAGCGTTCCACGACAATACCCCCGTTGATCAAGAACGAAAGTTAGGGGATCGAAGACGATCAGATACCGTCGTAGTCTTAACTATAAACTATGCAGACCAAGGATGCGATGATGTTCGTTAACCGACTTGTCGCGGACTTTGTGGGAAACCAATGAGTCTTTGTGTTCTGGGGGGAGTATGGTCGCAAGGCTGAAACTTAAAGGAATTGACGGAAGATCACCACCAGGAGTGGAACCTGCGGCTTAATTTGACTCAACACGGGAAAACTCACTCGGACAGGACATAGTAAGGATTGACAGATTGAAAGCTCTTTCTTAATTTCTATGGGTGGTGGTGCATGGTCGTTCTTAGTTGGTGGAGTGATTTGTCTGGTTAATTCCGATAACGAACGAGACCTCAACTTATTAACTAGTGCTAGGAAAGTTCTATCGTGACAGGGATCGATCATTGTAATTATTGGTCGTGAACGAGGAATTCCTAGTAATCGCAATTCATTAGATTGCGATGATTACGTCCCTGGTCTTTGTACACACCGCCCGTCGCTCCTACCGATTGGATGGTCCGGTGAGTTTACTGGACGCTAGGGGTTCGCTCTTTACGGAGCGTCCTGGTGAAAAGTATGCAAACCTTACTATCTAGAGGAAGGA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TAATTCACAGCGAAACTGCGAACGGCTCATTAAATCAGTCATAATCTACTCGGTGGTAAATTCTTACTTGGATAACTGTAGTAATTCTAGAGCTAATACATGTCTTAATCCCCAAAAGGGATAGCATTATCAGGTTTAAACGTCAGCACTCAGGGGCAACTCTGAGTAGTTAGATGAATTCTAGATAATTGTTACTGGACCGTGTTCCGCAAGGAGACGGCACACCGATCGAGTCTCTGCCCTATCACATAGATTGTAGTGTATTGGACTACAATGTGGATAACGGGTAACAGGGAATTAGGGTTCGATTCTGGAGAGGGCGCCTTAGAGATGGCGACCACTTCCAAGGAAGGCAGCAGGCGCGCAAATTACCCAATGTTAATACGATGAGGTAGTGACGAGAAATAACGATGCCGGTCCTTAGGGATTGGTAATCGTCATGAGTACAATGTAAATATCTTAACGAGGAACAATTGGAGGACAAGTCTGGTGCCAGCACCCGCGGTAATTCCAGCTCCAATAGCGTATATTAAAATTGTTGCAGTTAAAAAGCTCGTAGTTGAATTTAGGGTCTCTGATTGGTAGTTAAGCCCAACAAGGTTTGATTATCAATTATACCTGATGTTTGGATTGATATCCTGCACTTAATTGGGTGGGGTACTTCGATCCAGACCGTTTACCTTGAAGAAATTGGAGTGTTTAAAGCAGGCGTTTCGTTTGAACATGTTAGCATGGGATAATGAAATATGACATGTACAGATTCGTTGGCGTATCAATGTACGTGTAATGATGGATAGGGGTAGCGGGAGTGGTTGGTATTTAGCGGCTAGAGGTGAAATTCTTAGATTCGCTAAAGACTCACAGAAGCGAAAGCGTTCCACGACAATACCCCCGTTGATCAAGAACGAAAGTTAGGGGATCGAAGACGATCAGATACCGTCGTAGTCTTAACTATAAACGATGCAGACCAAGGATTAGGCGATGTTCGTTAACCGACTTGCCTAGGACTTTGTGGGAAACCATTGAGTCTTCGTGTTCTGGGGGGAGTATGGTCGCAAGGCTGAAACTTAAAGGAATTGACGGAAGATCACCACCAGGAGTGGAACCTGCGGCTTAATTTGACTCAACACGGGAAAACTCACTCGGACAGGACATAGTAAGGATTGACAGATTGAAAGCTCTTTCTTAATTTCTATGGGTGGTGGTGCATGGTCGTTCTTAGTTGGTGGAGTGATTTGTCTGGTTAATTCCGATAACGAACGAGACCTCAACTTATTAACTAGTGCTAAGAAAGTTCTAATGGTTGAAGGTTAGTGAAGTTGTTGACAGGGGAAACTCTGTTTGGCAATGACGCTAGCTGGATGCTTGAACATTTCTTGGTAAATTCAAAACTTCTTAAAAGGACTGTTGGTATCTAACCAAAGGAAGTGAGACAATAACAGGTCTGTGATGCCCTTAGATGCCCGAGGCCGCACGCGCGTTACACTGACAATAGCAGCGAGTTTTACCTGGATTTAATGGTTTGGGAAATCTTGTGAATTGTTGTCGTGACAGGGATCGATCATTGTAATTATTGGTCGTGAACGAGGAATTCCTAGTAATCGCAAGTCATCAGCTTGCGATGATTACGTCCCTGGTCTTTGTACACACCGCCCGTCGCTCCTACCGATTGGATGGTCCGGTGAGTTTACTGGACGTTGGGGGTTCAGATGTAAAAGTCTGTCCTGATGAAAAGTATGCAAACCTTACT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TTAAGTAATTCACAGCGAAACTGCGAACGGCTCATTAAATCAGTCATAATCTACTCGGTGGTAAATTCTTACTTGGATAACTGTAGTAATTCTAGAGCTAATACATGTCTTAATCCCCAAAAGGGATAGCATTATCAGGTTTAAACGTCAGCACTCAGGGGCAACTCTGAGTAGTTAGATGAATTCTAGATAATTGTTACTGGACCGTGTTCCGCAAGGAGACGGCACACCGATCGAGTCTCTGCCCTATCACATAGATTGTAGTGTATTGGACTACAATGTGGATAACGGGTAACAGGGAATTAGGGTTCGATTCTGGAGAGGGCGCCTTAGAGATGGCGACCACTTCCAAGGAAGGCAGCAGGCGCGCAAATTACCCAATGTTAATACGATGAGGTAGTGACGAGAAATAACGATGCCGGTCCTTAGGGATTGGTAATCGTCATGAGTACAATGTAAATATCTTAACGAGGAACAATTGGAGGACAAGTCTGGTGCCAGCACCCGCGGTAATTCCAGCTCCAATAGCGTATATTAAAATTGTTGCAGTTAAAAAGCTCGTAGTTGAATTTAGGGTCTCTGATTGGTAGTTAAGCCCAACAAGGTTTGATTATCAATTATACCTGATGTTTGGATTGATATCCTGCACTTAATTGGGTGGGGTACTTCGATCCAGACCGTTTACCTTGAAGAAATTGGAGTGTTTAAAGCAGGCGTTTCGTTTGAACATGTTAGCATGGGATAATGAAATATGACATGTACAGATTCGTTGGCGTATCAATGTACGTGTAATGATGGATAGGGGTAGCGGGAGTGGTTGGTATTTAGCGGCTAGAGGTGAAATTCTTAGATTCGCTAAAGACTCACAGAAGCGAAAGCGTTCCACGACAATACCCCCGTTGATCAAGAACGAAAGTTAGGGGATCGAAGACGATCAGATACCGTCGTAGTCTTAACTATAAACGATGCAGACCAAGGATTAGGCGATGTTCGTTAACCGACTTGCCTAGGACTTTGTGGGAAACCATTGAGTCTTCGTGTTCTGGGGGGAGTATGGTCGCAAGGCTGAAACTTAAAGGAATTGACGGAAGATCACCACCAGGAGTGGAACCTGCGGCTTAATTTGACTCAACACGGGAAAACTCACTCGGACAGGACATAGTAAGGATTGACAGATTGAAAGCTCTTTCTTAATTTCTATGGGTGGTGGTGCATGGTCGTTCTTAGTTGGTGGAGTGATTTGTCTGGTTAATTCCGATAACGAACGAGACCTCAACTTATTAACTAGTGCTAAGAAAGTTCTAATGGTTGAAGGTTAGTGAAGTTGTTGACAGGGGAAACTCTGTTTGGCAATGACGCTAGCTGGATGCTTGAACATTTCTTGGTAAATTCAAAACTTCTTAAAAGGACTGTTGGTATCTAACCAAAGGAAGTGAGACAATAACAGGTCTGTGATGCCCTTAGATGCCCGAGGCCGCACGCGCGTTACACTGACAATAGCAGCGAGTTTTACCTGGATTTAATGGTTTGGGAAATCTTGTGAATTGTTGTCGTGACAGGGATCGATCATTGTAATTATTGGTCGTGAACGAGGAATTCCTAGTAATCGCAAGTCATCAGCTTGCGATGATTACGTCCCTGGTCTTTGTACACACCGCCCGTCGCTCCTACCGATTGGATGGTCCGGTGAGTTTACTGGACGTTGGGGGTTCAGATGTAAAAGTCTGTCCTGATGAAAAGTATGCAAACCTTACTATC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CATAGTATTTTAACGGCGAAGCTGCGAATGGCTCATTAAATCAGTTATAGTTTACTCGGTCGGATTCTCTTACTTGGATAACTGTAGTAATTCTAGAGCTAATACATGCAAATGACCCAACTTCACGGAAGGGTCGGCATTATCAGATTAAAGTATTAACCCGGTACTTCACGGTACCGACCAAGGTGAACCTAGATAATTGACCGAATCGTGCGAACTTTTAAGCGACGATAGACCGATCAAGTTTCTGCCCTATCAACTAGTTGGTAGCGTATAGGCCTACCAAGGTGATCACGGGTGACGGGGAATTAGGGTTCGATTCCGGAGAGGGAGCCTGAGAGATGGCTACCACTTCCAAGGAAGGCAGCAGGCGCGCAAATTACCCAATCTCAATACGAGGAGGTAGTGACGATAAATAACGATGCGGATCCTTCGGGGTTCGCAATCGGAATGAGCACAAAGTAAATATCTTAGCGAGGAACAATTGGAGGGCAAGTCTGGTGCCAGCAGCCGCGGTAATTCCAGCTCCAATAGCGTATATTAAAGTTGTTGCAGTTAAAAAGCTCGTAGTCGGAATTCGTGGGTTACTCTGTTGTCCCGGTGGTAATCGGAAGATTATCATTCGGGCTCAGGGTAGCTCGTAATAATCGCTCGGGTAAACCATCTCTGCTCTTAATTGAGTGGGGGTGGAGTCCGGGCTGTTTACCTTGAAGAAATTGGGGTGTTCAAAGCGGGTAATTTTATGCCTTCGAACATATTAGCATGGGATAATGGAACATGATCCTATTGGAGTTGGGTTGGTCACTCCGGTGGGATAATGATCGATAGGGGCGATGGGGGCAGTTGATATTCAGCGGTTAGAGGTGAAATTCTTAGATTCGCTGAAGATTAACAGCAGCGAAAGCGTTCTGCTACGGCATGCCCGTTGATCAAGAACGAAAGTTAGGGGATCGAAGACGATCAGATACCGTCGTAGTCTTAACTATAAACTATGCGGACCAGGGTCCGGACCCCGTCCACTGTACGACCTGTTCGGAACCTTGCGAGAAATCATTGAGTCTTTGCGTTCTGGGGGGAGTATGGTCGCAAGGCTGAAACTTAAAGGAATTGACGGAAGATCACCACCAGGAGTGGAACCTGCGGCTTAATTTGACTCAACACGGGGAAACTCACTCGGTCAGGACATAGGCAGGATTGACAGATTGATAGCTCTTTCTTAATTTCTATGGGTGGTGGTGCATGGTCGTTCTTAGTTGGTGGAGTGATTTGTCTGGTTAATTCCGATAACGAACGAGACCTCAACTTGTTAACTAGCGCTGGTAACCTTCTATATGGGTGAAAGCATCGGAGTCTTGGGTGGGGGGCAACCTTCGCTCGGATCCGGTGTGGGATCCTTGAAGCGTTCGCCAGTATCAAGACTTCTTAAAAGGACAGTCTGTTTCTAGCAGAAGGAAGTGAGGCAATAACAGGTCTGTGATGCCCTTAGATGTCCGAGGCTGCACGCGCGTTACACTGATAAAAGCAGAGAGTATTTGAACCTGGTCCGAAGGGATTGGGGAATCTTGAGAAACTTTATCGTGACAGGGATTGATCATTGTAATTATTGGTCATGAACGAGGAATTCCTAGTAAGTGCAAGTCATCAGCTTGCGCTGATTACGTCCCTGGTCTTTGTACACACCGCCCGTCGCTCCTACCGATTGGATGATCCGGTGAGTTCGTTGGATATACGGGGGTCAACACGGTTCTCTGGATCGTGCCTCGTTAGAAAACGCGCAAACCTTATCATCTAGAGGAAGGAGAAGTCGTAACAAGGTC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CATAGTATTTTAACGGCGAAGCTGCGAATGGCTCATTAAATCAGTTATAGTTTACTCGGTCGGATTCTCTTACTTGGATAACTGTAGTAATTCTAGAGCTAATACATGCAAATGACCCAACTTCACGGAAGGGTCGGCATTATCAGATTAAAGTATTAACCCGGTACTTCACGGTACCGACCAAGGTGAACCTAGATAATTGACCGAATCGTGCGAACTTTTAAGCGACGATAGACCGATCAAGTTTCTGCCCTATCAACTAGTTGGTAGCGTATAGGCCTACCAAGGTGATCACGGGTGACGGGGAATTAGGGTTCGATTCCGGAGAGGGAGCCTGAGAGATGGCTACCACTTCCAAGGAAGGCAGCAGGCGCGCAAATTACCCAATCTCAATACGAGGAGGTAGTGACGATAAATAACGATGCGGATCCTTCGGGGTTCGCAATCGGAATGAGCACAAAGTAAATATCTTAGCGAGGAACAATTGGAGGGCAAGTCTGGTGCCAGCAGCCGCGGTAATTCCAGCTCCAATAGCGTATATTAAAGTTGTTGCAGTTAAAAAGCTCGTAGTCGGAATTCGTGGGTTACTCTGTTGTCCCGGTGGTAATCGGAAGATTATCATTCGGGCTCAGGGTAGCTCGTAATAATCGCTCGGGTAAACCATCTCTGCTCTTAATTGAGTGGGGGTGGAGTCCGGGCTGTTTACCTTGAAGAAATTGGGGTGTTCAAAGCGGGTAATTTTATGCCTTCGAACATATTAGCATGGGATAATGGAACATGATCCTATTGGAGTTGGGTTGGTCACTCCGGTGGGATAATGATCGATAGGGGCGATGGGGGCAGTTGATATTCAGCGGTTAGAGGTGAAATTCTTAGATTCGCTGAAGATTAACAGCAGCGAAAGCGTTCTGCTACGGCATGCCCGTTGATCAAGAACGAAAGTTAGGGGATCGAAGACGATCAGATACCGTCGTAGTCTTAACTATAAACTATGCGGACCAGGGTCCGGACCCCGTCCACTGTACGACCTGTTCGGAACCTTGCGAGAAATCATTGAGTCTTTGCGTTCTGGGGGGAGTATGGTCGCAAGGCTGAAACTTAAAGGAATTGACGGAAGATCACCACCAGGAGTGGAACCTGCGGCTTAATTTGACTCAACACGGGGAAACTCACTCGGTCAGGACATAGGCAGGATTGACAGATTGATAGCTCTTTCTTAATTTCTATGGGTGGTGGTGCATGGTCGTTCTTAGTTGGTGGAGTGATTTGTCTGGTTAATTCCGATAACGAACGAGACCTCAACTTGTTAACTAGCGCTGGTAACCTTCTATATGGGTGAAAGCATCGGAGTCTTGGGTGGGGGGCAACCTTCGCTCGGATCCGGTGTGGGATCCTTGAAGCGTTCGCCAGTATCAAGACTTCTTAAAAGGACAGTCTGTTTCTAGCAGAAGGAAGTGAGGCAATAACAGGTCTGTGATGCCCTTAGATGTCCGAGGCTGCACGCGCGTTACACTGATAAAAGCAGAGAGTATTTGAACCTGGTCCGAAGGGATTGGGGAATCTTGAGAAACTTTATCGTGACAGGGATTGATCATTGTAATTATTGGTCATGAACGAGGAATTCCTAGTAAGTGCAAGTCATCAGCTTGCGCTGATTACGTCCCTGGTCTTTGTACACACCGCCCGTCGCTCCTACCGATTGGATGATCCGGTGAGTTCGTTGGATATACGGGGGTCAACACGGTTCTCTGGATCGTGCCTCGTTAGAAAACGCGCAAACCTTATCATCTAGAGGAAGGA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TTAAGTATTCTTACAACGAAACCGCGAATGGCTCATTAAATCAGTTATAGTTTACTTGGTCGATGCTTACTACTTGGATAACTGTAGTAATTCTAGAGCTAATACATGCAAAAGACCCCAACTCTTCGGGGAAGGGGTGGCATTATCCACTTCAACGCTACTCGGGGTTCACGCCCTGTATTACTTGAATGGAGATAATTGTCCGAATCGCGAGAACCGTAAGGCGGCGATAGACCAACCAAGTTTCTGCCCTATCAACTTGATGGTAGTGTATTGGACTACCATGGTTATAACGGGTAACGGGGAATTAGGGTTCGATTCCGGAGAGGGAGCCTGAGAGATGGCTACCACTTCCAAGGAAGGCAGCAGGCGCGCAAATTACCCAATCTCAGTACGAGGAGGTAGTGACGATAAATAACGATATGGATCCTTCGGGGTCCATAATCGGAATGAGCACAGTGTAAATATCTTAACGAGGAACAATTGGAGGACAAGTCTGGTGCCAGCACCCGCGGTAATTCCAGCTCCAAGAGCGTATATTAAAGTTGTTGCAGTTAAAAAGCTCGTAGTCTGAATTTGAGGATTCTGGTAGTTTAGGGGTCTGTCGGAAGATGGGCTGACCGGCTACTTGGCCTCAAACACCTAGTTGATGCCTCTGCTCTTAATTGAGTGGGGGTTTAGGCTGGGTCTTTTACCTTGAAGAAATTGGAGTGTTCAAAGCAGATATTCTTTCGTCTTGCACATATTAGCATGGGACAATGAAAGAAGACCGCGTCAGAGTCTGGTAGTAACTCGGGCGCGGTAATGATCGATAGGGGCGATGGGGGCGGTTGGTATTCAGCGGCTAGAGGTGAAATTCTTAGATTCGCTGCAGACTCCCGGAAGCAAAAGCGTTCCGCTACTGTACCCCCGTTGATCAAGAACGAAAGTTAGGGGATCGAAGACGATCAGATACCGTCGTAGTCTTAACTATAAACGATGCGGACCAGAGGTTAAGCCTCATCCTTTGTACGATATTCCTAGCATCTTTGCGAGAAATCTTTGAGTTTTTGCGTTCTGGGGGGAGTATGGTCGCAAGGCTGAAACTTAAAGGAATTGACGGAAGATCACCACCAGGAGTGGAATCTGCGGCTTAATTTGACTCAACACGGGGAAACTCACTCGGTCAGGACATAGTAAGGATTGACAGATTGATAGCTCTTTCTTAATTTCTATGGGTGGTGGTGCATGGTCGTTCTTAGTTGGTGGAGTGATTTGTCTGGTTAATTCCGATAACGAACGAGACCTCAGCTTGTTAACTAGTCTGCGCAATCTTCTATATGGGAGAAGCTACTCGATCACCTTGAGCCTGGGGCAACTCAGGTTTAAGGCCCTGTGGTGGATCCTTGAAGTTTTGTGTGGTTACTTCTTAAAAGGACTATCTGTGTTTAACGGAAGGAAGAGAGGCAATAACAGGTCTGTGATGCCCTTAGATGTTCGAGGCTGCACGCGCGTTACACTGATGGAAGGAGCGAGCTTTTTTTCCTGGTCTGACTGGACTGGGGAATCTTTTGAACTTTCATCGTGACAGGGATTGATCATTGCAATTATTGGTCATGAACGAGGAATTCCTAGTAAGCGCAAGTCACCAACTTGCGCTGATTACGTCCCTGGTCTTTGTACACACCGCCCGTCGCTCCTACCGATTGGATGATCCGGTGAGTATGCTGGAGTTTGGGGATCACAGGGCAGCTTTCGGGTTGTTCTGCCTCGAGCAAAAGTAAGCAAATCTTATC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TTAAGTATTCTTACAACGAAACCGCGAATGGCTCATTAAATCAGTTATAGTTTACTTGGTCGATGCTTACTACTTGGATAACTGTAGTAATTCTAGAGCTAATACATGCAAAAGACCCCAACTCTTCGGGGAAGGGGTGGCATTATCCACTTCAACGCTACTCGGGGTTCACGCCCTGTATTACTTGAATGGAGATAATTGTCCGAATCGCGAGAACCGTAAGGCGGCGATAGACCAACCAAGTTTCTGCCCTATCAACTTGATGGTAGTGTATTGGACTACCATGGTTATAACGGGTAACGGGGAATTAGGGTTCGATTCCGGAGAGGGAGCCTGAGAGATGGCTACCACTTCCAAGGAAGGCAGCAGGCGCGCAAATTACCCAATCTCAGTACGAGGAGGTAGTGACGATAAATAACGATATGGATCCTTCGGGGTCCATAATCGGAATGAGCACAGTGTAAATATCTTAACGAGGAACAATTGGAGGACAAGTCTGGTGCCAGCACCCGCGGTAATTCCAGCTCCAAGAGCGTATATTAAAGTTGTTGCAGTTAAAAAGCTCGTAGTCTGAATTTGAGGATTCTGGTAGTTTAGGGGTCTGTCGGAAGATGGGCTGACCGGCTACTTGGCCTCAAACACCTAGTTGATGCCTCTGCTCTTAATTGAGTGGGGGTTTAGGCTGGGTCTTTTACCTTGAAGAAATTGGAGTGTTCAAAGCAGATATTCTTTCGTCTTGCACATATTAGCATGGGACAATGAAAGAAGACCGCGTCAGAGTCTGGTAGTAACTCGGGCGCGGTAATGATCGATAGGGGCGATGGGGGCGGTTGGTATTCAGCGGCTAGAGGTGAAATTCTTAGATTCGCTGCAGACTCCCGGAAGCAAAAGCGTTCCGCTACTGTACCCCCGTTGATCAAGAACGAAAGTTAGGGGATCGAAGACGATCAGATACCGTCGTAGTCTTAACTATAAACGATGCGGACCAGAGGTTAAGCCTCATCCTTTGTACGATATTCCTAGCATCTTTGCGAGAAATCTTTGAGTTTTTGCGTTCTGGGGGGAGTATGGTCGCAAGGCTGAAACTTAAAGGAATTGACGGAAGATCACCACCAGGAGTGGAATCTGCGGCTTAATTTGACTCAACACGGGGAAACTCACTCGGTCAGGACATAGTAAGGATTGACAGATTGATAGCTCTTTCTTAATTTCTATGGGTGGTGGTGCATGGTCGTTCTTAGTTGGTGGAGTGATTTGTCTGGTTAATTCCGATAACGAACGAGACCTCAGCTTGTTAACTAGTCTGCGCAATCTTCTATATGGGAGAAGCTACTCGATCACCTTGAGCCTGGGGCAACTCAGGTTTAAGGCCCTGTGGTGGATCCTTGAAGTTTTGTGTGGTTACTTCTTAAAAGGACTATCTGTGTTTAACGGAAGGAAGAGAGGCAATAACAGGTCTGTGATGCCCTTAGATGTTCGAGGCTGCACGCGCGTTACACTGATGGAAGGAGCGAGCTTTTTTTCCTGGTCTGACTGGACTGGGGAATCTTTTGAACTTTCATCGTGACAGGGATTGATCATTGCAATTATTGGTCATGAACGAGGAATTCCTAGTAAGCGCAAGTCACCAACTTGCGCTGATTACGTCCCTGGTCTTTGTACACACCGCCCGTCGCTCCTACCGATTGGATGATCCGGTGAGTATGCTGGAGTTTGGGGATCACAGGGCAGCTTTCGGGTTGTTCTGCCTCGAGCAAAAGTAAGCAAATCTTATCATC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TTAAGTGTTCTTACAACGAAACCGCGAATGGCTCATTAAATCAGTTATAGTTTACTTGGTCGATGCTTACTACTTGGATAACTGTAGTAATTCTAGAGCTAATACATGCAAAAAGCCCCAACTTTCGGGAAGGGGTGGCATTATCCACTTCAACGCTACTCAGGGTTCACGCCCTGTATCACTTGAATGGAGATAATTGTCCGAATCGCGAGAACCGCAAGGCGGCGATAGACCAACCAAGTTTCTGCCCTATCAACTTGATGGTAGTGTATTGGACTACCATGGTTATAACGGGTAACGGGGAATTAGGGTTCGATTCCGGAGAGGGAGCCTGAGAGATGGCTACCACTTCCAAGGAAGGCAGCAGGCGCGCAAATTACCCAATCTCAGTACGAGGAGGTAGTGACGATAAATAACGATATGGATCCTTCGGGGTCCATAATCGGAATGAGCACAAAGTAAATATCTTAACGAGGAACAATTGGAGGACAAGTCTGGTGCCAGCACCCGCGGTAATTCCAGCTCCAAGAGCGTATATTAAAGTTGTTGCAGTTAAAAAGCTCGTAGTCTGAACTTGAGGATTCTGGTAGTTTAGGGGCTTATCGGAAGATAGGCTGACCGGCTACTTGGCCTCAAACGTCTAGTTGACGCCTCTGCTCTTAATTGAGTGGGGGTCTAGGCTGGACCTTTTACCTTGAAGAAATTGGAGTGTTCAAAGCAGATTTTCATTCGTCTTGCACATATTAGCATGGGACAATGGAAGAAGACTGTGTCAGAGTCTGGTAGTAGCTCTGGCATGGTAATGATCGATAGGGGCGAAGGGGGCGGTTGGTATTCAGCGGCTAGAGGTGAAATTCTTAGATTCGCTGCAGACTCCCGGAAGCAAAAGCGTTCCGCTACCGTACTCCCGTTGATCAAGAACGAAAGTTAGGGGATCGAAGACGATCAGATACCGTCGTAGTCTTAACTATAAACGATGCGGACCAGAGGTTAAGCCTCATCCTTTGTACGATATTCCTAGCATCTTTGCGAGAAATCATTGAGTTTTTGCGTTCTGGGGGGAGTATGGTCGCAAGGCTGAAACTTAAAGGAATTGACGGAAGATCACCACCAGGAGTGGAATCTGCGGCTTAATTTGACTCAACACGGGGAAACTCACTCGGTCAGGACATAGTAAGGATTGACAGATTGATAGCTCTTTCTTAATTTCTATGGGTGGTGGTGCATGGTCGTTCTTAGTTGGTGGAGTGATTTGTCTGGTTAATTCCGATAACGAACGAGACCTCAGCTTGTTAACTAGTCTGTGCAATCTTCTATATGGGAGAAGTTACTCGACCACCTGGAGCTCTGGGCAACCAGTGGTTTCAGGCCCTGTGATGGATCCTTGAAGTTTTGCATGGTTACTTCTTAAAAGGACAATCCGTGTTTAACGGAAGGAAGAGAGGCAATAACAGGTCTGTGATGCCCTTAGATGTTCGAGGCTGCACGCGCGTTACACTGATGGAAGGAGCGAGCTTTTTCTCCTGGTCTGATCGGACTGGGGAATCTTTTGAACTTTCATCGTGACAGGGATTGATCATTGCAATTATTGGTCATGAACGAGGAATTCCTAGTAAGCGCAAGTCACCAACTTGCGCTGATTACGTCCCTGGTCTTTGTACACACCGCCCGTCGCTCCTACCGATTGGATGATCCGGTGAGTATGCTGGAGTTTGGGGAGCACAGGGCAGCCTTCGGGTTGTTCTGCCTCGGACGAAAGTAAGCAAATCTTATCATCTAGAGGAAGGAGAAGTCGTAACAAGGTTTCC</text:p>
          </table:table-cell>
          <table:table-cell office:value-type="string" calcext:value-type="string">
            <text:p>d__Eukaryota; p__Gracilipodida; c__LEMD267; o__LEMD267; f__LEMD267; g__LEMD2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TTAAGTGTTCTTACAACGAAACCGCGAATGGCTCATTAAATCAGTTATAGTTTACTTGGTCGATGCTTACTACTTGGATAACTGTAGTAATTCTAGAGCTAATACATGCAAAAAGCCCCAACTTTCGGGAAGGGGTGGCATTATCCACTTCAACGCTACTCAGGGTTCACGCCCTGTATCACTTGAATGGAGATAATTGTCCGAATCGCGAGAACCGCAAGGCGGCGATAGACCAACCAAGTTTCTGCCCTATCAACTTGATGGTAGTGTATTGGACTACCATGGTTATAACGGGTAACGGGGAATTAGGGTTCGATTCCGGAGAGGGAGCCTGAGAGATGGCTACCACTTCCAAGGAAGGCAGCAGGCGCGCAAATTACCCAATCTCAGTACGAGGAGGTAGTGACGATAAATAACGATATGGATCCTTCGGGGTCCATAATCGGAATGAGCACAAAGTAAATATCTTAACGAGGAACAATTGGAGGACAAGTCTGGTGCCAGCACCCGCGGTAATTCCAGCTCCAAGAGCGTATATTAAAGTTGTTGCAGTTAAAAAGCTCGTAGTCTGAACTTGAGGATTCTGGTAGTTTAGGGGCTTATCGGAAGATAGGCTGACCGGCTACTTGGCCTCAAACGTCTAGTTGACGCCTCTGCTCTTAATTGAGTGGGGGTCTAGGCTGGACCTTTTACCTTGAAGAAATTGGAGTGTTCAAAGCAGATTTTCATTCGTCTTGCACATATTAGCATGGGACAATGGAAGAAGACTGTGTCAGAGTCTGGTAGTAGCTCTGGCATGGTAATGATCGATAGGGGCGAAGGGGGCGGTTGGTATTCAGCGGCTAGAGGTGAAATTCTTAGATTCGCTGCAGACTCCCGGAAGCAAAAGCGTTCCGCTACCGTACTCCCGTTGATCAAGAACGAAAGTTAGGGGATCGAAGACGATCAGATACCGTCGTAGTCTTAACTATAAACGATGCGGACCAGAGGTTAAGCCTCATCCTTTGTACGATATTCCTAGCATCTTTGCGAGAAATCATTGAGTTTTTGCGTTCTGGGGGGAGTATGGTCGCAAGGCTGAAACTTAAAGGAATTGACGGAAGATCACCACCAGGAGTGGAATCTGCGGCTTAATTTGACTCAACACGGGGAAACTCACTCGGTCAGGACATAGTAAGGATTGACAGATTGATAGCTCTTTCTTAATTTCTATGGGTGGTGGTGCATGGTCGTTCTTAGTTGGTGGAGTGATTTGTCTGGTTAATTCCGATAACGAACGAGACCTCAGCTTGTTAACTAGTCTGTGCAATCTTCTATATGGGAGAAGTTACTCGACCACCTGGAGCTCTGGGCAACCAGTGGTTTCAGGCCCTGTGATGGATCCTTGAAGTTTTGCATGGTTACTTCTTAAAAGGACAATCCGTGTTTAACGGAAGGAAGAGAGGCAATAACAGGTCTGTGATGCCCTTAGATGTTCGAGGCTGCACGCGCGTTACACTGATGGAAGGAGCGAGCTTTTTCTCCTGGTCTGATCGGACTGGGGAATCTTTTGAACTTTCATCGTGACAGGGATTGATCATTGCAATTATTGGTCATGAACGAGGAATTCCTAGTAAGCGCAAGTCACCAACTTGCGCTGATTACGTCCCTGGTCTTTGTACACACCGCCCGTCGCTCCTACCGATTGGATGATCCGGTGAGTATGCTGGAGTTTGGGGAGCACAGGGCAGCCTTCGGGTTGTTCTGCCTCGGACGAAAGTAAGCAAATCTTATCA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CGTGTAAGATCGGTATAGACCTGCTTTGGCAGGGACATTATTAATCTGCGGACGGCTCATTAAACAAGTTATGAATTTAGCCACCTGGTTTTTCTAAGGAATAACACTGTCAACTGCAGCGATAATGCCTAATAAATCGACCAAAAGTTGAGAATATTAGAGTCTGGGTGAGCCCGCTCTATTTCGAAACTTCGGTTTCTGTTGACCATCGAGTCTAGGGTTTTGATCTCGCAAGAGGCGTCAGAGCTTTATTGGTGGCCGGGAAGATATGTTTCTAATCTATCAGCCTGGAGGTTGGGTAACGTCCAACCTTGGCTATCACGGATACAGGGGATTGGTGTCCAGCACTGGAGAGAGAGCCTGAGAAACGGCTATCACATCTAAGGACGGCAGCAGGCGCGTAAATTACCCAATTTTAATTCAAAGAGGTAGTGACAAGACGTAGCGACTTTACACCAAATGGTGGAAAGGTACCACTCTGTGGTTTGAAATGGATGGAAGTTAAATTTCTCTATGAGTAGCAATTAGAGGGCAAGTCTGGTGCCAGCAGCCGCGGTAATTCCAGCTCTAAAAGTGTATATTAATACTGTTGTAGTTAAAACGCCCGTAGCGAACCCAAGGGGTATCTTTGCTAGCCTGGAAGCCTAGTCTTTGGTTTTTACCTTAACTGGTATGGCCTTTGACGAAACTTCCCTCGGTTCTTAGCATCGGAAGCAAAAGCATTCCTTTGTGACGGAATAGGTTAGTATTTGGTATTCCGTTTTGTGCCACTTCGGTGGTTCAACCTATTGGAGTAACCGTAAACAAATCAGCGTGTTCAAAGCAGGCTATGAATGGGTTTTCCCATATGCTTGCATGATTTAGCATGGAATTACTTAAAGACTATCTTCGGGTAGTCGTTTGTAATGAGACACAGGAAGAGGTTCCAAGTACTATGGTGCGAGAGGTGAAATTCAGTGACCACCATATGACTATCTAATGCGAAAGCAGTTGTGAGCCAGTACGTGTCTGTCAGTCAGGGACGAAAGTTGAGGGATCGAAGATGATTAGATACCGTCGTAGTCTCAACCGTAAACGATACCAACACGAGGTTGGTAATGAAACCATTAACAGATCTTTTCAGAATCCAAGGGAAACCGTTAAGTCTTTGGGTTCTGGGGGGAGTATGGTCGCAAGGCTGAAACTTAAAGGAATTGACGGAAAGGCACCACCAGGAGTGGAGTATGCGGCTTAATTCGACTCAACGCGGGGAAACTCACCAGGTTAGGATGTAAATATGATTGACAGATTGAAGTTCTTTCTTGATTTTACAGAAGGTGGTGCATGGTCGTTCTTAGTTCGTGGAGTGATTCGTCTTGTTAATTCAGATAACGAGCGAGACCTTATCTTGCTAATTAGATGGAAGGGGGTTAACCTCTCATATCAAACGGTCCCTGTAAAGGGCCAATAGATTTTCCATAAATCCAACCTTCGGGAAGGATAACATCTTAGAGGTACAGCACCCTCAAAATAGGGTGAGGAAGTGTAAGGCAATAACAGATCTGTGATGCCCTTAGATATCCTGGGCCGCACGCGTACTACAATATTCTTAGCAATAGGTAACGTAAGATGCTTCGGCAGAAAACCCTGTTCAGAAATGAATGGGAAATCCTTTAAAGAAGTAATATGACTGGGATTGAGGTTTGTAAGATCCTCATGAACGAGGAATTCCTAGTAAGCATGATTCATCAAGTCGTACTGGCTTAGTCCCTGCCTTTTGTACACACCGCCCGTCGCTCGTACCAACTGAAGGTCATAATGAGCTGAATGGACTGCCGGATTTATTCTGGTTTAAATTTATCAAATTCTGAGCTTTGTAGGAACGAGAAGTCGTAACAAGGTCTTC</text:p>
          </table:table-cell>
          <table:table-cell office:value-type="string" calcext:value-type="string">
            <text:p>d__Eukaryota; p__Heterolobosea; c__Tetramitia; o__Tetramitia; f__Tetramitia; g__Vahlkampf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CGTGTAAGATCGGTATAGACCTGCTTTGGCAGGGACATTATTAATCTGCGGACGGCTCATTAAACAAGTTATGAATTTAGCCACCTGGTTTTTCTAAGGAATAACACTGTCAACTGCAGCGATAATGCCTAATAAATCGACCAAAAGTTGAGAATATTAGAGTCTGGGTGAGCCCGCTCTATTTCGAAACTTCGGTTTCTGTTGACCATCGAGTCTAGGGTTTTGATCTCGCAAGAGGCGTCAGAGCTTTATTGGTGGCCGGGAAGATATGTTTCTAATCTATCAGCCTGGAGGTTGGGTAACGTCCAACCTTGGCTATCACGGATACAGGGGATTGGTGTCCAGCACTGGAGAGAGAGCCTGAGAAACGGCTATCACATCTAAGGACGGCAGCAGGCGCGTAAATTACCCAATTTTAATTCAAAGAGGTAGTGACAAGACGTAGCGACTTTACACCAAATGGTGGAAAGGTACCACTCTGTGGTTTGAAATGGATGGAAGTTAAATTTCTCTATGAGTAGCAATTAGAGGGCAAGTCTGGTGCCAGCAGCCGCGGTAATTCCAGCTCTAAAAGTGTATATTAATACTGTTGTAGTTAAAACGCCCGTAGCGAACCCAAGGGGTATCTTTGCTAGCCTGGAAGCCTAGTCTTTGGTTTTTACCTTAACTGGTATGGCCTTTGACGAAACTTCCCTCGGTTCTTAGCATCGGAAGCAAAAGCATTCCTTTGTGACGGAATAGGTTAGTATTTGGTATTCCGTTTTGTGCCACTTCGGTGGTTCAACCTATTGGAGTAACCGTAAACAAATCAGCGTGTTCAAAGCAGGCTATGAATGGGTTTTCCCATATGCTTGCATGATTTAGCATGGAATTACTTAAAGACTATCTTCGGGTAGTCGTTTGTAATGAGACACAGGAAGAGGTTCCAAGTACTATGGTGCGAGAGGTGAAATTCAGTGACCACCATATGACTATCTAATGCGAAAGCAGTTGTGAGCCAGTACGTGTCTGTCAGTCAGGGACGAAAGTTGAGGGATCGAAGATGATTAGATACCGTCGTAGTCTCAACCGTAAACGATACCAACACGAGGTTGGTAATGAAACCATTAACAGATCTTTTCAGAATCCAAGGGAAACCGTTAAGTCTTTGGGTTCTGGGGGGAGTATGGTCGCAAGGCTGAAACTTAAAGGAATTGACGGAAAGGCACCACCAGGAGTGGAGTATGCGGCTTAATTCGACTCAACGCGGGGAAACTCACCAGGTTAGGATGTAAATATGATTGACAGATTGAAGTTCTTTCTTGATTTTACAGAAGGTGGTGCATGGTCGTTCTTAGTTCGTGGAGTGATTCGTCTTGTTAATTCAGATAACGAGCGAGACCTTATCTTGCTAATTAGATGGAAGGGGGTTAACCTCTCATATCAAACGGTCCCTGTAAAGGGCCAATAGATTTTCCATAAATCCAACCTTCGGGAAGGATAACATCTTAGAGGTACAGCACCCTCAAAATAGGGTGAGGAAGTGTAAGGCAATAACAGATCTGTGATGCCCTTAGATATCCTGGGCCGCACGCGTACTACAATATTCTTAGCAATAGGTAACGTAAGATGCTTCGGCAGAAAACCCTGTTCAGAAATGAATGGGAAATCCTTTAAAGAAGTAATATGACTGGGATTGAGGTTTGTAAGATCCTCATGAACGAGGAATTCCTAGTAAGCATGATTCATCAAGTCGTACTGGCTTAGTCCCTGCCTTTTGTACACACCGCCCGTCGCTCGTACCAACTGAAGGTCATAATGAGCTGAATGGACTGCCGGATTTATTCTGGTTTAAATTTATCAAATTCTGAGCTTTGTAGGAACGAGAAGTCGTAACAAGGTCT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CTAAGCCATGCATGTCTAAGTATAAACAAATCTATACTGTGAAACTGCGAATGGCTCATTAAATCAGTTATAGTTTATTTGATAGTACCTTACTACTTGGATAACCGTAGTAATTCTAGAGCTAATACATGCGAAAAGTCCCGACTTTGGAAGGGATGTATTTATTAGATACAAAACCAACCCCCGCAAGGGGTCGCTGGTGATTCATAATAACTTAGCGAATCGAATGCCTTTACGGTGTCGATGAATCATTCAAATTTCTGCCCTATCAAGTTTCGATGGTAAGGTATTGGCTTACCATGCTAGCCACGGGTAACGGAGAATTAGGGTTCGATTCCGGAGAGGGAGCCTGAGAGATGGCTACCACATCCAAGGAAGGCAGCAGGCGCGCAAATTACCCAATCCTGACACAGGGAGGTAGTGACAATAAATAACAATGCGGGGCTCTCAGAGTCTCGCAATTGGAATGAGTACAATTTAAATCCCTTAACGAGGAACAATTGGAGGGAAAGTCTGGTGCCAGCAGCCGCGGTAATTCCAGCTCCAATAGCGTATATTAAAGTTGTTGCAGTTAAAAAGCTCGTAGTTTGACATTGGCTGGCGGCTAGTGGGCTGCCGCGAGGTAAGCACTGCTAGCGGCCAGCTTCCTCTCGAAGACTGCGTGTGCCCTTAACTGGGTGGGCGCAGGATTCGGGAAGTTTACTTTGAGAAAATTAGAGTGTTCAAAGCAGGCCACCGCTTGAATACATTAGCATGGAATAATGGAATAGGACTTTGGTTCTATTTTGTTGGTTTCTAGGACCGAAGTAATGATTAATAGGGATAGTTGGGGGCATTAGTATTTAATTGTCAGAGGTGAAATTCTTGGATTTATGAAAGACTAACTTCTGCGAAAGCATTTGCCAAGGATGTTTTCATTAATCAAGAACGAAAGTTAGGGGATCGAAGACGATCAGATACCGTCGTAGTCTTAACCATAAACTATGCCGACTAGGGATCAGTGGTTGTTTTCAATGACTCCATTGGCACCTTATGAGAAATCAAAGTTTTTGGGTTCTGGGGGGAGTATGGTCGCAAGGCTGAAACTTAAAGGAATTGACGGAAGGGCACCACCAGGAGTGGAGCCTGCGGCTTAATTTGACTCAACACGGGGAAACTCACCAGGTCCGGACATGGTAAGGATTGACAGATTGATAGCTCTTTCTTGATTCTATGGGTGGTGGTGCATGGCCGTTCTTAGTTGGTGGAGTGATTTGTCTGGTTAATTCCGTTAACGAACGAGACCTTAACCTGCTAAATAGCTACAGGATTCTCGAATCCTGGTTAGCTTCTTAGAGGGACTGTTGGCGTTTAGCCAATGGAAGTTTGAGGCAATAACAGGTCTGTGATGCCCTTAGATGTTCTGGGCCGCACGCGCGCTACACTGATGAAGACAGCGAGTATTTCCTCCACCGGAAGGTGTTGGTAATCTTTTAACCTTCATCGTGCTGGGGATAGATCATTGCAATTATTGATCTTGAACGAGGAATTCCTAGTAAGCGTGAGTCATCAGCTCGCGTTGATTACGTCCCTGCCCTTTGTACACACCGCCCGTCGCTACTACCGATTGGATGGTTTAGTGAGGTCATCGGACAGGCGTGCATAGGTGGCAACACCCGTGCTTGTCTGGAAGTTGCCCAAACTTGATCATCTAGAGGAAGTAAAAGTCGTAACAAGGTTTCC</text:p>
          </table:table-cell>
          <table:table-cell office:value-type="string" calcext:value-type="string">
            <text:p>d__Eukaryota; p__Holozo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CTAAGCCATGCATGTCTAAGTATAAACAAATCTATACTGTGAAACTGCGAATGGCTCATTAAATCAGTTATAGTTTATTTGATAGTACCTTACTACTTGGATAACCGTAGTAATTCTAGAGCTAATACATGCGAAAAGTCCCGACTTTGGAAGGGATGTATTTATTAGATACAAAACCAACCCCCGCAAGGGGTCGCTGGTGATTCATAATAACTTAGCGAATCGAATGCCTTTACGGTGTCGATGAATCATTCAAATTTCTGCCCTATCAAGTTTCGATGGTAAGGTATTGGCTTACCATGCTAGCCACGGGTAACGGAGAATTAGGGTTCGATTCCGGAGAGGGAGCCTGAGAGATGGCTACCACATCCAAGGAAGGCAGCAGGCGCGCAAATTACCCAATCCTGACACAGGGAGGTAGTGACAATAAATAACAATGCGGGGCTCTCAGAGTCTCGCAATTGGAATGAGTACAATTTAAATCCCTTAACGAGGAACAATTGGAGGGAAAGTCTGGTGCCAGCAGCCGCGGTAATTCCAGCTCCAATAGCGTATATTAAAGTTGTTGCAGTTAAAAAGCTCGTAGTTTGACATTGGCTGGCGGCTAGTGGGCTGCCGCGAGGTAAGCACTGCTAGCGGCCAGCTTCCTCTCGAAGACTGCGTGTGCCCTTAACTGGGTGGGCGCAGGATTCGGGAAGTTTACTTTGAGAAAATTAGAGTGTTCAAAGCAGGCCACCGCTTGAATACATTAGCATGGAATAATGGAATAGGACTTTGGTTCTATTTTGTTGGTTTCTAGGACCGAAGTAATGATTAATAGGGATAGTTGGGGGCATTAGTATTTAATTGTCAGAGGTGAAATTCTTGGATTTATGAAAGACTAACTTCTGCGAAAGCATTTGCCAAGGATGTTTTCATTAATCAAGAACGAAAGTTAGGGGATCGAAGACGATCAGATACCGTCGTAGTCTTAACCATAAACTATGCCGACTAGGGATCAGTGGTTGTTTTCAATGACTCCATTGGCACCTTATGAGAAATCAAAGTTTTTGGGTTCTGGGGGGAGTATGGTCGCAAGGCTGAAACTTAAAGGAATTGACGGAAGGGCACCACCAGGAGTGGAGCCTGCGGCTTAATTTGACTCAACACGGGGAAACTCACCAGGTCCGGACATGGTAAGGATTGACAGATTGATAGCTCTTTCTTGATTCTATGGGTGGTGGTGCATGGCCGTTCTTAGTTGGTGGAGTGATTTGTCTGGTTAATTCCGTTAACGAACGAGACCTTAACCTGCTAAATAGCTACAGGATTCTCGAATCCTGGTTAGCTTCTTAGAGGGACTGTTGGCGTTTAGCCAATGGAAGTTTGAGGCAATAACAGGTCTGTGATGCCCTTAGATGTTCTGGGCCGCACGCGCGCTACACTGATGAAGACAGCGAGTATTTCCTCCACCGGAAGGTGTTGGTAATCTTTTAACCTTCATCGTGCTGGGGATAGATCATTGCAATTATTGATCTTGAACGAGGAATTCCTAGTAAGCGTGAGTCATCAGCTCGCGTTGATTACGTCCCTGCCCTTTGTACACACCGCCCGTCGCTACTACCGATTGGATGGTTTAGTGAGGTCATCGGACAGGCGTGCATAGGTGGCAACACCCGTGCTTGTCTGGAAGTTGCCCAAACTTGATCATCTAGAGGAAGTAAAAGTCGTAACAAGGTTTC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ATACTGTGAAACTGCGAATGGCTCATTAAATCAGTTATAGTTTATTTGATAGTACTTACTACTTGGATAACCGTGGTAATTCTAGAGCTAATACATGCGAAAAGACCCGACCTCTGGAAGGGTTGTATTTATTAGATAAAAAACCAATCGGGGCAACCCGTTTGTGGTGATTCATAATAACTTTGCGAATCGCATGGCCTTGTGCCGGCGATGAATCATTCAAATTTCTGCCCTATCAACTTTCGATGGTAAGGTAGTGGCTTACCATGGTTGCAACGGGTGACGGGGAATTAGGGTTCGATTCCGGAGAGGGAGCCTGAGAAATGGCTACCACATCCAAGGAAGGCAGCAGGCGCGCAAATTACCCAATCCTGACACAGGGAGGTAGTGACAATAAATAACAATACAGAGCCTTTTAGGTTTTGTAATTGGAATGAGTACAATTTAAATCTCTTAACGAGTAACAATTGGAGGGCAAGTCTGGTGCCAGCAGCCGCGGTAATTCCAGCTCCAATAGCGTATATTAAAGTTGTTGCAGTTAAAAAGCTCGTAGTTGGATTTCTGGGTTGGCTCGGTGGTCCGCCGCAAGGCGAGCACTACTGGGTTGGCCCTTCCTCTCGAAGGCTGCGGGTGCTCTTTACTGAGTGTTCGTAGAACTCGGGATCTTTACTTTGAAAAAATTAGAGTGTTCAAAGCAGGCTTACGCTTGAATACATTAGCATGGAATAATGGAATAGGACTTTGGTTCTATTTTGTTGGTTTCTAGAACTGAAGTAATGATTAATAGGGATAGTTGGGGGCATTAGTATTTAATTGTCAGAGGTGAAATTCTTGGATTTATGAAAGACTAACTTCTGCGAAAGCATTTGCCAAGGATGTTTTCATTAATCAAGAACGAAAGTTAGGGGATCGAAGACGATCAGATACCGTCGTAGTCTTAACCATAAACTATGCCGACTAGGGATCGGTGGGTGTTTTTTCAAGACCTCATCGGCACCTTATGAGAAATCAAAGTCTTTGGGTTCTGGGGGGAGTATGGTCGCAAGGCTGAAACTTAAAGGAATTGACGGAAGGGCACCACCAGGAGTGGAGCCTGCGGCTTAATTTGACTCAACACGGGGAAACTCACCAGGTCCAGACATAGTAAGGATTGACAGATTGAGAGCTCTTTCTTGATTCTATGGGTGGTGGTGCATGGCCGTTCTTAGTTGGTGGAGTGATTTGTCTGGTTAATTCCGTTAACGAACGAGACCTTAACCTGCTAAATAGTTACGTGATTCTCGAATCACGGACAACTTCTTAGAGGGACTATCGGTGTTTAACCGATGGAAGTTTGAGGCAATAACAGGTCTGTGATGCCCTTAGATGTTCTGGGCCGCACGCGCGCTACACTGACGCCAACAACGAGTTTATAACCTGCGCCGGAAGGCGTGGGTAATCTTTTGAATCGGCGTCGTGATGGGGATAGATCTTTGTAATTTTCGATCTTCAACGAGGAATTCCTAGTAAGCGCAAGTCATCAGCTTGCGTTGATTACGTCCCTGCCCTTTGTACACACCGCCCGTCGCTACTACCGATTGAATGATTTAGTGAGGTCTCGGGACTGGCGCCAGGGAGCTGGCAACAGCACTCTTGTGCCGGGAACTTGCCCAAACTTGACCATTTAGAGGAAGTAAAAGTCGTAACAAGGTTTCC</text:p>
          </table:table-cell>
          <table:table-cell office:value-type="string" calcext:value-type="string">
            <text:p>d__Eukaryota; p__Holozoa; c__Choanoflagellid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CAAATTTATACTGTGAAACTGCGAATGGCTCATTAAATCAGTTATAGTTTATTTGATAGTACTTACTACTTGGATAACCGTGGTAATTCTAGAGCTAATACATGCGAAAAGACCCGACCTCTGGAAGGGTTGTATTTATTAGATAAAAAACCAATCGGGGCAACCCGTTTGTGGTGATTCATAATAACTTTGCGAATCGCATGGCCTTGTGCCGGCGATGAATCATTCAAATTTCTGCCCTATCAACTTTCGATGGTAAGGTAGTGGCTTACCATGGTTGCAACGGGTGACGGGGAATTAGGGTTCGATTCCGGAGAGGGAGCCTGAGAAATGGCTACCACATCCAAGGAAGGCAGCAGGCGCGCAAATTACCCAATCCTGACACAGGGAGGTAGTGACAATAAATAACAATACAGAGCCTTTTAGGTTTTGTAATTGGAATGAGTACAATTTAAATCTCTTAACGAGTAACAATTGGAGGGCAAGTCTGGTGCCAGCAGCCGCGGTAATTCCAGCTCCAATAGCGTATATTAAAGTTGTTGCAGTTAAAAAGCTCGTAGTTGGATTTCTGGGTTGGCTCGGTGGTCCGCCGCAAGGCGAGCACTACTGGGTTGGCCCTTCCTCTCGAAGGCTGCGGGTGCTCTTTACTGAGTGTTCGTAGAACTCGGGATCTTTACTTTGAAAAAATTAGAGTGTTCAAAGCAGGCTTACGCTTGAATACATTAGCATGGAATAATGGAATAGGACTTTGGTTCTATTTTGTTGGTTTCTAGAACTGAAGTAATGATTAATAGGGATAGTTGGGGGCATTAGTATTTAATTGTCAGAGGTGAAATTCTTGGATTTATGAAAGACTAACTTCTGCGAAAGCATTTGCCAAGGATGTTTTCATTAATCAAGAACGAAAGTTAGGGGATCGAAGACGATCAGATACCGTCGTAGTCTTAACCATAAACTATGCCGACTAGGGATCGGTGGGTGTTTTTTCAAGACCTCATCGGCACCTTATGAGAAATCAAAGTCTTTGGGTTCTGGGGGGAGTATGGTCGCAAGGCTGAAACTTAAAGGAATTGACGGAAGGGCACCACCAGGAGTGGAGCCTGCGGCTTAATTTGACTCAACACGGGGAAACTCACCAGGTCCAGACATAGTAAGGATTGACAGATTGAGAGCTCTTTCTTGATTCTATGGGTGGTGGTGCATGGCCGTTCTTAGTTGGTGGAGTGATTTGTCTGGTTAATTCCGTTAACGAACGAGACCTTAACCTGCTAAATAGTTACGTGATTCTCGAATCACGGACAACTTCTTAGAGGGACTATCGGTGTTTAACCGATGGAAGTTTGAGGCAATAACAGGTCTGTGATGCCCTTAGATGTTCTGGGCCGCACGCGCGCTACACTGACGCCAACAACGAGTTTATAACCTGCGCCGGAAGGCGTGGGTAATCTTTTGAATCGGCGTCGTGATGGGGATAGATCTTTGTAATTTTCGATCTTCAACGAGGAATTCCTAGTAAGCGCAAGTCATCAGCTTGCGTTGATTACGTCCCTGCCCTTTGTACACACCGCCCGTCGCTACTACCGATTGAATGATTTAGTGAGGTCTCGGGACTGGCGCCAGGGAGCTGGCAACAGCACTCTTGTGCCGGGAACTTGCCCAAACTTGACCATTTAGAGGAAGTAAAAGTCGTAACAAGGTTTCC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AGTTTATTTGATGGTGCTTACTACATGGATAACCGTGGTAATTCTAGAGCTAATACATGCGTAAAAGACCCGACTGTTTGGGAGGGTTGTATTTATTAGATAAAAAACCAATCGGCGCAAGCCGTCTGAGGTGAATCATAATAACTTTGCGAATCGCATGGCCTTGTGCCGGCGATGAATCATTCAAATTTCTGCCCTATCAACTTTCGATGGTAAGGTATTGGCTTACCATGGTTGCAACGGGTAACGGAGAATTAGGGTTCGATTCCGGAGAGGGCGCCTGAGAAATGGCGACCACATCCAAGGAAGGCAGCAGGCGCGCAAATTACCCAATCCTGACACAGGGAGGTAGTGACAATAAATAACAATCCCGAGCTCTTTGAGTTTGGGAATTGGAATGAGTACAATTTAAATCTCTTAACGAGTAACAATTGGAGGGCAAGTCTGGTGCCAGCAGCCGCGGTAATTCCAGCTCCAATAGCGTATATTAAAGTTGTTGCAGTTAAAAAGCTCGTAGTTGGATTTCTGGGGTCCGGCGGCGGTCTGCCTCACGGCATGCACTGACGCAGGGCTCCTTTTGCTCGAAGGCGACTGGTGCTCTTTACTGGGTGTCGGCCGAATTCGGGACCTTTACTTTGAAAAAATTAGAGTGTTCAAAGCAGGCATTTTGGCTTGGATACATTAGCATGGAATAATGGAATAGGACTTTGGTTCTATTTTGTTGGTTTCTAGGACTAGAGTAATGATTAATAGGGACAGTTGGGGGCATTAGTATTTAATTGTCAGAGGTGAAATTCTTGGATTTATGAAAGACTAACTTCTGCGAAAGCATCTGCCAAGGATGTTTTCATTAATCAAGAACGAAAGTTAGGGGATCGAAGACGATCAGATACCGTCGTAGTCTTAACCATAAACTATGCCGACTCGGGATCGGGGGGTGGTCATTATTGCCTCCCTCGGCACCGTACGGGAAACCTCAAGTCTTTGGGTTCTGGGGGGAGTATGGTCGCAAGGCTGAAACTTAAAGGAATTGACGGAAGGGCACCACCAGGAGTGGAGCCTGCGGCTTAATTTGACTCAACACGGGGAAACTCACCAGGTCCAGACATAGTAAGGATTGACAGATTGAGAGCTCTTTCTTGATTCTATGGGTGGTGGTGCATGGCCGTTCTTAGTTGGTGGAGTGATTTGTCTGGTTAATTCCGTTAACGAACGAGACCTTAACCTGCTAAATAGTTACGTGATTCTCGAATCACGGACAACTTCTTAGAGGGACTATCGGCGTTTAGCCGATGGAAGTTTGAGGCAATAACAGGTCTGTGATGCCCTTAGATGTTCTGGGCCGCACGCGCGCTACACTGACGACCGCAACGAGTTTACAACCTGCTCCGGCTGGAGTGGGTAATCTTGTGAAATGTCGTCGTGCTGGGGATAGATCTTTGCAATTTTCGATCTTGAACGAGGAATTCCTAGTAAGCGCGACTCATCACGTCGCGTTGATTACGTCCCTGCCCTTTGTACACACCGCCCGTCGCTACTACCGATTGAATGTTTTAGTGAGGCCTCGGGACCGACGCTGGGGAGCTGGTAACAGCACTCCAAGGTTGGAAACTTGTTCAAACTTGAGCATTTAGAGGAAGTAAAAGTCGTAACAAGGTTTCC</text:p>
          </table:table-cell>
          <table:table-cell office:value-type="string" calcext:value-type="string">
            <text:p>d__Eukaryota; p__Holozoa; c__Choanoflagellid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CTTTGTACTGTGAAACTGCGAATGGCTCATTAAATCAGTTATAGTTTATTTGATGGTGCTTACTACATGGATAACCGTGGTAATTCTAGAGCTAATACATGCGTAAAAGACCCGACTGTTTGGGAGGGTTGTATTTATTAGATAAAAAACCAATCGGCGCAAGCCGTCTGAGGTGAATCATAATAACTTTGCGAATCGCATGGCCTTGTGCCGGCGATGAATCATTCAAATTTCTGCCCTATCAACTTTCGATGGTAAGGTATTGGCTTACCATGGTTGCAACGGGTAACGGAGAATTAGGGTTCGATTCCGGAGAGGGCGCCTGAGAAATGGCGACCACATCCAAGGAAGGCAGCAGGCGCGCAAATTACCCAATCCTGACACAGGGAGGTAGTGACAATAAATAACAATCCCGAGCTCTTTGAGTTTGGGAATTGGAATGAGTACAATTTAAATCTCTTAACGAGTAACAATTGGAGGGCAAGTCTGGTGCCAGCAGCCGCGGTAATTCCAGCTCCAATAGCGTATATTAAAGTTGTTGCAGTTAAAAAGCTCGTAGTTGGATTTCTGGGGTCCGGCGGCGGTCTGCCTCACGGCATGCACTGACGCAGGGCTCCTTTTGCTCGAAGGCGACTGGTGCTCTTTACTGGGTGTCGGCCGAATTCGGGACCTTTACTTTGAAAAAATTAGAGTGTTCAAAGCAGGCATTTTGGCTTGGATACATTAGCATGGAATAATGGAATAGGACTTTGGTTCTATTTTGTTGGTTTCTAGGACTAGAGTAATGATTAATAGGGACAGTTGGGGGCATTAGTATTTAATTGTCAGAGGTGAAATTCTTGGATTTATGAAAGACTAACTTCTGCGAAAGCATCTGCCAAGGATGTTTTCATTAATCAAGAACGAAAGTTAGGGGATCGAAGACGATCAGATACCGTCGTAGTCTTAACCATAAACTATGCCGACTCGGGATCGGGGGGTGGTCATTATTGCCTCCCTCGGCACCGTACGGGAAACCTCAAGTCTTTGGGTTCTGGGGGGAGTATGGTCGCAAGGCTGAAACTTAAAGGAATTGACGGAAGGGCACCACCAGGAGTGGAGCCTGCGGCTTAATTTGACTCAACACGGGGAAACTCACCAGGTCCAGACATAGTAAGGATTGACAGATTGAGAGCTCTTTCTTGATTCTATGGGTGGTGGTGCATGGCCGTTCTTAGTTGGTGGAGTGATTTGTCTGGTTAATTCCGTTAACGAACGAGACCTTAACCTGCTAAATAGTTACGTGATTCTCGAATCACGGACAACTTCTTAGAGGGACTATCGGCGTTTAGCCGATGGAAGTTTGAGGCAATAACAGGTCTGTGATGCCCTTAGATGTTCTGGGCCGCACGCGCGCTACACTGACGACCGCAACGAGTTTACAACCTGCTCCGGCTGGAGTGGGTAATCTTGTGAAATGTCGTCGTGCTGGGGATAGATCTTTGCAATTTTCGATCTTGAACGAGGAATTCCTAGTAAGCGCGACTCATCACGTCGCGTTGATTACGTCCCTGCCCTTTGTACACACCGCCCGTCGCTACTACCGATTGAATGTTTTAGTGAGGCCTCGGGACCGACGCTGGGGAGCTGGTAACAGCACTCCAAGGTTGGAAACTTGTTCAAACTTGAG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CTTGTACAGTGAAACTGCGAATGGCTCATTAAATCAGTCATTGTTTATTTGATAGTGCCTTACTACATGGATAACCGTAGTAATTGTAGAGCTAATACATGCTAAAGAGGGCGACTTCGGAAGCCCTGTATTTATTAGATTAAAAACCATCGCGCCGCAAGGCGCTCCCTTGGTGATTCATAATAACTTCGCGAATCGTATGCCTCTTGGCGACGATGCTTCATTCAAATTTCTGCCCTATCAACTTTCGATGGTAAGGTAGTGGCTTACCATGGTCGTAACGGGTAACGGAGAATTAGGGTTCGATTCCGGAGAGGGAGCACGAGAAACGGCTACCACATCCAAGGAAGGCAGCAGGCGCGCAAATTACCCAATCCTGACACAGGGAGGTAGTGACAATAAATAACATTGGTTCGACTCTTCGAGTCGGCCGAATGGAATGAGTACAATCCAAAACACTTAACGAGGAACAATTGGAGGGCAAGTCTGGTGCCAGCAGCCGCGGTAATTCCAGCTCCAATAGCATATACTAAAGTTGTTGCAGTTAAAAAGCTCGTAGTTGAATTTCGGGCCTCCGGCTTGTGGTTGCCTTTCGGTAATACCCTTGTCCGGTGGTCCTCCTCGCGGGGACGCCGCGGGCCTTCACTGGCTCGCGGATGCGAACCGTGACGTTTACTTTGAAAAAATTAGAGTGTTTAAAGCAAGCGTACGCTTGAATACATTAGCATGGAATAATGGAATAGGGCTGCTGCCCCATTTTGTTGGTTTCTGGGACCGTAGCAATGATTAATAGGGATAGTTGGGGGCGTCAAAATTTGATTGTCAGAGGTGAAATTCTTGGATTTATGAAAGATTAACTTCTGCGAAAGCATTCGCCAAGGATGTTTTCATTAATCAAGAACGAAAGTTAGGGGATTGAAGACGATCAGATACCGTCGTAATCTTAACCATAAACGATGCCGACTCGGGATCGGAGGATGTTATCTCATGACGCCTTCGGCACCGTACGAGAAATCAAAGTTTTTGGGTTCCGGGGGGAGTATGGTCGCAAGGCTGAAACTTAAAGGAATTGACGGAAGGGCACCACCAGGAGTGGAGCCTGCGGCTTAATTTGACTCAACACGGGGAAACTCACCAGGTCAGGACATAGGAAGGATTGACAGATTGATAGCTTTTTCTCGATTCTATGGGTGGTGGTGCATGGCCGTTCTTAGTTGGTGGAGCGATTTGTCTGGTTAATTCCGATAACGAACGAGACCTTAACCTGCTAAATAGATGGGCGATCTTCACAGATCGTCACACTCTTCTTAGAGGGACTACCGGTATCTAGCCGGAGGAAGTTTGAGGCAATAACAGGTCTGTGATGCCCTTAGATGTCCTGGGCTGCACGCGCGCTACACTGACGGAGGCATCGAGTTTAGAGCCTACCCCGACAGGGGCGGGTAATCTTCGAAACTCCGTCGTGCTGGGGATAGATCATTGCAATTATTGGTCTTCAACGAGGAATTCCTAGTAGGCGCATTTCATCAGAATGCGCCGATTACGTCCCTGCCCTTTGTACACACCGCCCGTCGCTACTACCGATTGAATGGCTTAGTGAAGTCTCCGGACGTGCACGGAAAGATGGCAACATCTGCCCGCGCGCGAAAGTTGCCTAAACTTGGTCATTTAGAGGAAGTAAAAGTCGTAACAAGGTTTCC</text:p>
          </table:table-cell>
          <table:table-cell office:value-type="string" calcext:value-type="string">
            <text:p>d__Eukaryota; p__Holozoa; c__Choanoflagell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ATCTTGTACAGTGAAACTGCGAATGGCTCATTAAATCAGTCATTGTTTATTTGATAGTGCCTTACTACATGGATAACCGTAGTAATTGTAGAGCTAATACATGCTAAAGAGGGCGACTTCGGAAGCCCTGTATTTATTAGATTAAAAACCATCGCGCCGCAAGGCGCTCCCTTGGTGATTCATAATAACTTCGCGAATCGTATGCCTCTTGGCGACGATGCTTCATTCAAATTTCTGCCCTATCAACTTTCGATGGTAAGGTAGTGGCTTACCATGGTCGTAACGGGTAACGGAGAATTAGGGTTCGATTCCGGAGAGGGAGCACGAGAAACGGCTACCACATCCAAGGAAGGCAGCAGGCGCGCAAATTACCCAATCCTGACACAGGGAGGTAGTGACAATAAATAACATTGGTTCGACTCTTCGAGTCGGCCGAATGGAATGAGTACAATCCAAAACACTTAACGAGGAACAATTGGAGGGCAAGTCTGGTGCCAGCAGCCGCGGTAATTCCAGCTCCAATAGCATATACTAAAGTTGTTGCAGTTAAAAAGCTCGTAGTTGAATTTCGGGCCTCCGGCTTGTGGTTGCCTTTCGGTAATACCCTTGTCCGGTGGTCCTCCTCGCGGGGACGCCGCGGGCCTTCACTGGCTCGCGGATGCGAACCGTGACGTTTACTTTGAAAAAATTAGAGTGTTTAAAGCAAGCGTACGCTTGAATACATTAGCATGGAATAATGGAATAGGGCTGCTGCCCCATTTTGTTGGTTTCTGGGACCGTAGCAATGATTAATAGGGATAGTTGGGGGCGTCAAAATTTGATTGTCAGAGGTGAAATTCTTGGATTTATGAAAGATTAACTTCTGCGAAAGCATTCGCCAAGGATGTTTTCATTAATCAAGAACGAAAGTTAGGGGATTGAAGACGATCAGATACCGTCGTAATCTTAACCATAAACGATGCCGACTCGGGATCGGAGGATGTTATCTCATGACGCCTTCGGCACCGTACGAGAAATCAAAGTTTTTGGGTTCCGGGGGGAGTATGGTCGCAAGGCTGAAACTTAAAGGAATTGACGGAAGGGCACCACCAGGAGTGGAGCCTGCGGCTTAATTTGACTCAACACGGGGAAACTCACCAGGTCAGGACATAGGAAGGATTGACAGATTGATAGCTTTTTCTCGATTCTATGGGTGGTGGTGCATGGCCGTTCTTAGTTGGTGGAGCGATTTGTCTGGTTAATTCCGATAACGAACGAGACCTTAACCTGCTAAATAGATGGGCGATCTTCACAGATCGTCACACTCTTCTTAGAGGGACTACCGGTATCTAGCCGGAGGAAGTTTGAGGCAATAACAGGTCTGTGATGCCCTTAGATGTCCTGGGCTGCACGCGCGCTACACTGACGGAGGCATCGAGTTTAGAGCCTACCCCGACAGGGGCGGGTAATCTTCGAAACTCCGTCGTGCTGGGGATAGATCATTGCAATTATTGGTCTTCAACGAGGAATTCCTAGTAGGCGCATTTCATCAGAATGCGCCGATTACGTCCCTGCCCTTTGTACACACCGCCCGTCGCTACTACCGATTGAATGGCTTAGTGAAGTCTCCGGACGTGCACGGAAAGATGGCAACATCTGCCCGCGCGCGAAAGTTGCCTAAACTTGGTCA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GATATGCTTGTCTCAAAGATTAAGCCATGCACGTGTCAGTATAAGCTTTTATACGGTGAAACTGCGAATGGCTCATTAAATCAGTTATAGTTTATTTGATGGTTCCTTTACTTGGATAACCCGAGTAATTCTCTGGCTAACAAATGCAGAAGACCCTTTACTGGGTTGTATTTATTAGATCTTTACTAACTTTGTTGGTGAATCATAATAAGATGACAGATCGCATTTGGGGTAACCCGGCGACGGATCATTCAAGTTTCTGCCCTATCAACTTTCGATGGTACGGTATTGGCCTACCATGGTGACCACGGGTAACGGGGGATTAGGGTTCGATTCCGGAGAGGGAGCCTGAGAAATGGCTACCACTTCTAAGGAAGGCAGCAGGCGCGCAAATTACCCAATCCTGACATAGGGAGGTAGTGACAATACATACTAATGCGGGGCTTTGCCTTGCAATTGGAATGAGTACAACTTAAACCTGTTAACGAGAACCCATTGGAGGGCAAGTCTGGTGCCAGCAGCCGCGGTAATTCCAGCTCCAACGGCGTATATTAACGTTGTTGCAGTTAAAAAGCTCGTAGTTGAAGTTATGGTGCGTTCTTTTTTAGAATTGCCTTTCTGGTTTACTCTAGTTGGGTTGTTCCTTTTGAGGCGCGCTGTATCTTTTGCTGTTTCTGTGTACATAGCTTCACTGTTGTGTGCATTTGGGCAGCGTATTACTGTGAAAAAATTAGAGTGTTCCAAGCAGATGTATATCTGAATAGTTCAGCATGGAATAATGGAATAGGGGGAGTTGCCCTACCGTTGGTTTTGGGGTGATTTCTGATGATGAATAGGGACAGTTGGGGGCATTAGTATTTAATTGTCAGAGGTGAAATTCGAGGATTTATGAAAGACTAACTTCTGCGAAGGCATTTGCCAAGGATGTTTTCATTGATCAAGAACGAAAGTTAGGGGATCGAAGACGATCAGATACCGTCGTAGTCTTAACCATAAACGATGCCGACTAGGGCTGGGTCTTTCATAGATCCGGACCTTTAGAGAAATCGCAAGTTTTTGGGTTCTGGGGGGAGTATGGTCGCAAGGCTGAAACTTAAAGGAATTGACGGAAGGGCACCACCAGAAGTGGAGCCTGCGGCTTAATTTGACTCAACACGGGGAAACTCACCAGGTCCAGACATAGAGAGGATTGACAGATTGAGAGCTCTTTCTCGATCCTATGGAAAGTGGTGCATGGCCGTTCTTAGTTGGTGGAGTGATTTGTCTGGTTAATTCCGTTAACGAACGAGACCTCAAGAGGGTGTTCTGTGCTTCCTTTTTTAAGGAATGTCATTTGCGCCCTCGACTATCGGTTCATAAGCCGAAGGAAGGTTGAGGCAATAACAGGTCTGTGATGCCCTTAGATGTTCTGGGCTGCACGCGCGCTACACTGATGGGGGCAAAGAGTGGGACATTCGCCTTGCTCGGAAGGGCTGGGTAATCTTGCGAAACCCCATCGTGCTGGGGATAGATCTTTGTAATTATCGATCTTCAACGAGGAATTCCTAGTAAGCGCGAGTCATCAGCTTGCGTTGATTACGTCCCTGCCCTTTGTACACACCGCCCGTCGCTACTACCGATTGAATGGTTTAGTGAGGTTGGGGGAGGCGGGTCCTCTGGACTCTTCTGGCAACAGAAATTGCTGAACCTACCCTAACTTGATCATTTAGAGGAAGTAAAAGTCGTAACAAGGTTTCC</text:p>
          </table:table-cell>
          <table:table-cell office:value-type="string" calcext:value-type="string">
            <text:p>d__Eukaryota; p__Holozoa; c__Choanoflagellida; o__Codonosigidae; f__Codonosigidae; g__Sphaeroeca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ATGATATGCTTGTCTCAAAGATTAAGCCATGCACGTGTCAGTATAAGCTTTTATACGGTGAAACTGCGAATGGCTCATTAAATCAGTTATAGTTTATTTGATGGTTCCTTTACTTGGATAACCCGAGTAATTCTCTGGCTAACAAATGCAGAAGACCCTTTACTGGGTTGTATTTATTAGATCTTTACTAACTTTGTTGGTGAATCATAATAAGATGACAGATCGCATTTGGGGTAACCCGGCGACGGATCATTCAAGTTTCTGCCCTATCAACTTTCGATGGTACGGTATTGGCCTACCATGGTGACCACGGGTAACGGGGGATTAGGGTTCGATTCCGGAGAGGGAGCCTGAGAAATGGCTACCACTTCTAAGGAAGGCAGCAGGCGCGCAAATTACCCAATCCTGACATAGGGAGGTAGTGACAATACATACTAATGCGGGGCTTTGCCTTGCAATTGGAATGAGTACAACTTAAACCTGTTAACGAGAACCCATTGGAGGGCAAGTCTGGTGCCAGCAGCCGCGGTAATTCCAGCTCCAACGGCGTATATTAACGTTGTTGCAGTTAAAAAGCTCGTAGTTGAAGTTATGGTGCGTTCTTTTTTAGAATTGCCTTTCTGGTTTACTCTAGTTGGGTTGTTCCTTTTGAGGCGCGCTGTATCTTTTGCTGTTTCTGTGTACATAGCTTCACTGTTGTGTGCATTTGGGCAGCGTATTACTGTGAAAAAATTAGAGTGTTCCAAGCAGATGTATATCTGAATAGTTCAGCATGGAATAATGGAATAGGGGGAGTTGCCCTACCGTTGGTTTTGGGGTGATTTCTGATGATGAATAGGGACAGTTGGGGGCATTAGTATTTAATTGTCAGAGGTGAAATTCGAGGATTTATGAAAGACTAACTTCTGCGAAGGCATTTGCCAAGGATGTTTTCATTGATCAAGAACGAAAGTTAGGGGATCGAAGACGATCAGATACCGTCGTAGTCTTAACCATAAACGATGCCGACTAGGGCTGGGTCTTTCATAGATCCGGACCTTTAGAGAAATCGCAAGTTTTTGGGTTCTGGGGGGAGTATGGTCGCAAGGCTGAAACTTAAAGGAATTGACGGAAGGGCACCACCAGAAGTGGAGCCTGCGGCTTAATTTGACTCAACACGGGGAAACTCACCAGGTCCAGACATAGAGAGGATTGACAGATTGAGAGCTCTTTCTCGATCCTATGGAAAGTGGTGCATGGCCGTTCTTAGTTGGTGGAGTGATTTGTCTGGTTAATTCCGTTAACGAACGAGACCTCAAGAGGGTGTTCTGTGCTTCCTTTTTTAAGGAATGTCATTTGCGCCCTCGACTATCGGTTCATAAGCCGAAGGAAGGTTGAGGCAATAACAGGTCTGTGATGCCCTTAGATGTTCTGGGCTGCACGCGCGCTACACTGATGGGGGCAAAGAGTGGGACATTCGCCTTGCTCGGAAGGGCTGGGTAATCTTGCGAAACCCCATCGTGCTGGGGATAGATCTTTGTAATTATCGATCTTCAACGAGGAATTCCTAGTAAGCGCGAGTCATCAGCTTGCGTTGATTACGTCCCTGCCCTTTGTACACACCGCCCGTCGCTACTACCGATTGAATGGTTTAGTGAGGTTGGGGGAGGCGGGTCCTCTGGACTCTTCTGGCAACAGAAATTGCTGAACCTACCCT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CTCAAAGATTAAGCCATGCACGTGTCAGTATAAGCTTTTATACGGTGAAACTGCGAATGGCTCATTAAATCAGTTATAGTTTATTTGATGGTTTCTTACTTGGATAACCCGAGTAATTCTCTGGCTAATACATGCTGAAGACCCTTTACTGGGTTGTATTTATTAGATCTTTACTAACTTTGTTGGTGAATCATGATAAGCTTACAGATCGCATCGGGGTAACCCGGCGACGGATCATTCAAGTTTCTGCCCTATCAACTTTCGATGGTACGGTATTGGCCTACCATGGTGACCACGGGTAACGGGGGATTAGGGTTCGATTCCGGAGAGGGAGCCTGAGAAATGGCTACCACTTCTAAGGAAGGCAGCAGGCGCGCAAATTACCCAATCCTGACATAGGGAGGTAGTGACAATACATACTAATGCGAGGCTTTTGCTTTGCAATTGGAATGAGTACAACTTAAACCTGTTAACGAGAACCCATTGGAGGGCAAGTCTGGTGCCAGCAGCCGCGGTAATTCCAGCTCCAACGGCGTATATTAACGTTGTTGCAGTTAAAAAGCTCGTAGTTGAAGTTATGGCGTGTTCTCTATCTGTCCTTGGCTTTCCTTTACGGGTTTGTCTTGGACTCTTTCTGACACGTCGTATTTTTGCCGTTTTTGGTGCAGGTAGCTTCACTGTTGCCTGTCTCCTTGCGGTATATTACTGTGAAAAAATTAGAGTGTTCCAAGCAGATGTATATCTGAATAGTTCAGCATGGAATAATGGAATAGGGGAGATTGCCCTATTGTTGGTTTGGGGTGGTTTCTGATGATGAATAGGGACAGTTGGGGGCATTAGTATTTAATTGTCAGAGGTGAAATTCGAGGATTTATGAAAGACTAACTTCTGCGAAGGCATTTGCCAAGGATGTTTTCATTGATCAAGAACGAAAGTTAGGGGATCGAAGACGATCAGATACCGTCGTAGTCTTAACCATAAACGATGCCGACTAGGGCTGAGGATTTATATCTTCGGACCTTTAGAGAAATCGCAAGTTTTTGGGTTCTGGGGGGAGTATGGTCGCAAGGCTGAAACTTAAAGGAATTGACGGAAGGGCACCACCAGAAGTGGAGCCTGCGGCTTAATTTGACTCAACACGGGGAAACTCACCAGGTCCAGACATAGAGAGGATTGACAGATTGAGAGCTCTTTCTCGATCCTATGGAAAGTGGTGCATGGCCGTTCTTAGTTGGTGGAGCGATTTGTCTGGTTAATTCCGTTAACGAACGAGACCTCAAGAGAGTGTTTTGTGCCTCCTTATTCAAGGTGTGTCTATACGCTCTCGACTATCGGTTCTTAAGCCGAAGGAAGGTTGAGGCAATAACAGGTCTGTGATGCCCTTAGATGTTCTGGGCTGCACGCGCGCTACACTGATGGGGGCAAAAAGTGAGACATTTGCCTTGTTCGGAAGGACTGGGTAATCTTGCGAAACCCCATCGTGCTGGGGATAGATCTTTGTAATTATCGATCTTCAACGAGGAATTCCTAGTAAGCGCGAGTCATCAGCTCGCGTTGATTACGTCCCTGCCCTTTGTACACACCGCCCGTCGCTACTACCGATTGAATGGTTTAGTGAGGTTGGGGGAGGCGGGTCTTTTAGACTCTACTAGCAATAGTAATTGCCGAACCTTATCAAACTTGATCATTTAGAGGAAGTAAAAGTCGTAACAAGGTTTCC</text:p>
          </table:table-cell>
          <table:table-cell office:value-type="string" calcext:value-type="string">
            <text:p>d__Eukaryota; p__Holozoa; c__Choanoflagellida; o__Codonosigidae; f__Codonosigidae; g__Sphaeroeca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GTGATATGCTTGTCTCAAAGATTAAGCCATGCACGTGTCAGTATAAGCTTTTATACGGTGAAACTGCGAATGGCTCATTAAATCAGTTATAGTTTATTTGATGGTTTCTTACTTGGATAACCCGAGTAATTCTCTGGCTAATACATGCTGAAGACCCTTTACTGGGTTGTATTTATTAGATCTTTACTAACTTTGTTGGTGAATCATGATAAGCTTACAGATCGCATCGGGGTAACCCGGCGACGGATCATTCAAGTTTCTGCCCTATCAACTTTCGATGGTACGGTATTGGCCTACCATGGTGACCACGGGTAACGGGGGATTAGGGTTCGATTCCGGAGAGGGAGCCTGAGAAATGGCTACCACTTCTAAGGAAGGCAGCAGGCGCGCAAATTACCCAATCCTGACATAGGGAGGTAGTGACAATACATACTAATGCGAGGCTTTTGCTTTGCAATTGGAATGAGTACAACTTAAACCTGTTAACGAGAACCCATTGGAGGGCAAGTCTGGTGCCAGCAGCCGCGGTAATTCCAGCTCCAACGGCGTATATTAACGTTGTTGCAGTTAAAAAGCTCGTAGTTGAAGTTATGGCGTGTTCTCTATCTGTCCTTGGCTTTCCTTTACGGGTTTGTCTTGGACTCTTTCTGACACGTCGTATTTTTGCCGTTTTTGGTGCAGGTAGCTTCACTGTTGCCTGTCTCCTTGCGGTATATTACTGTGAAAAAATTAGAGTGTTCCAAGCAGATGTATATCTGAATAGTTCAGCATGGAATAATGGAATAGGGGAGATTGCCCTATTGTTGGTTTGGGGTGGTTTCTGATGATGAATAGGGACAGTTGGGGGCATTAGTATTTAATTGTCAGAGGTGAAATTCGAGGATTTATGAAAGACTAACTTCTGCGAAGGCATTTGCCAAGGATGTTTTCATTGATCAAGAACGAAAGTTAGGGGATCGAAGACGATCAGATACCGTCGTAGTCTTAACCATAAACGATGCCGACTAGGGCTGAGGATTTATATCTTCGGACCTTTAGAGAAATCGCAAGTTTTTGGGTTCTGGGGGGAGTATGGTCGCAAGGCTGAAACTTAAAGGAATTGACGGAAGGGCACCACCAGAAGTGGAGCCTGCGGCTTAATTTGACTCAACACGGGGAAACTCACCAGGTCCAGACATAGAGAGGATTGACAGATTGAGAGCTCTTTCTCGATCCTATGGAAAGTGGTGCATGGCCGTTCTTAGTTGGTGGAGCGATTTGTCTGGTTAATTCCGTTAACGAACGAGACCTCAAGAGAGTGTTTTGTGCCTCCTTATTCAAGGTGTGTCTATACGCTCTCGACTATCGGTTCTTAAGCCGAAGGAAGGTTGAGGCAATAACAGGTCTGTGATGCCCTTAGATGTTCTGGGCTGCACGCGCGCTACACTGATGGGGGCAAAAAGTGAGACATTTGCCTTGTTCGGAAGGACTGGGTAATCTTGCGAAACCCCATCGTGCTGGGGATAGATCTTTGTAATTATCGATCTTCAACGAGGAATTCCTAGTAAGCGCGAGTCATCAGCTCGCGTTGATTACGTCCCTGCCCTTTGTACACACCGCCCGTCGCTACTACCGATTGAATGGTTTAGTGAGGTTGGGGGAGGCGGGTCTTTTAGACTCTACTAGCAATAGTAATTGCCGAACCTTATCA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CTCAAAGATTAAGCCATGCATGTGTAAGTATAAGCTTTTATACGGTGAAACTGCGAATGGCTCATTAAATCAGTTATAGTTTATTTGATGGTTTTCTACTTGGATAACCCGAGTAATTCTCTGGCTAAAAAATGCAGAAGACCCTTTATTGGGTTGTATTTATTAGATCTTTACCAACATTTGTCGGTGAATCATGATAAGATAACAGATCGCATTTGGGGTAACCCGGCGACGGATCATTCAAGTTTCTGCCCTATCAACTTTCGATGGTACGGTATTGGCCTACCATGGTGACCACGGGTAACGGGGGATTAGGGTTCGATTCCGGAGAGGGAGCCTGAGAAATGGCTACCACTTCTAAGGAAGGCAGCAGGCGCGCAAATTACCCAATCCTGACATAGGGAGGTAGTGACAATACATACTAATGTGGGGCTTATGCCTTGCAATTGGAATGAGTACAACTTAAACCTGTTAACGAGAACCCATTGGAGGGCAAGTCTGGTGCCAGCAGCCGCGGTAATTCCAGCTCCAACGGCGTATATTAACGTTGTTGCAGTTAAAAAGCTCGTAGTTGAAGTTACGGCTTGTGCAGTGATTTTTGGGGTAGCTTTCTCACGATTGTTGCTTCATTATTTTTTGCCTGGCTGTATTTTTGCCGTTTTCGGTGTTAGTGGCTTCACTGTTGCTAGCAACTGGGCGGCGTATTACTGTGAAAAAATTAGAGTGTTCCAAGCAGATGTATATCTGAATAGTTCAGCATGGAATAATGGAATAGGGGAGATTACCTTACCGTTGGTTTTAGGGTGATTTCTGATGATGAATAGGGACAGTTGGGGGCATTAGTATTTAATTGTCAGAGGTGAAATTCGAGGATTTATGAAAGACTAACTTCTGCGAAGGCATTTGCCAAGGATGTTTTCATTGATCAAGAACGAAAGTTAGGGGATCGAAGACGATCAGATACCGTCGTAGTCTTAACCATAAACGATGCCGACTAGGGCTGAGTCTTTTTAGATTCGGACCTTTAGAGAAATCGCAAGTTTTTGGGTTCTGGGGGGAGTATGGTCGCAAGGCTGAAACTTAAAGGAATTGACGGAAGGGCACCACCAGAAGTGGAGCCTGCGGCTTAATTTGACTCAACACGGGGAAACTCACCAGGTCCAGACATAGAGAGGATTGACAGATTGAGAGCTCTTTCTCGATCCTATGGAAAGTGGTGCATGGCCGTTCTTAGTTGGTGGAGTGATTTGTCTGGTTAATTCCGTTAACGAACGAGACCTCAAGAGAGTGTTTTGTGCCTTCTTGCTAAAGAAGTGTCTATACGCTCTCGACTATCGGTTCTTAAGCCGAAGGAAGGTTGAGGCAATAACAGGTCTGTGATGCCCTTAGATGTTCTGGGCTGCACGCGCGCTACACTGATGGGGGCAAAAAGTGGGACATTTGCCTTGTTCGGAAGGACTGGGTAATCTTGCGAAACCCCATCGTGCTGGGGATAGATCTTTGTAATTATCGATCTTCAACGAGGAATTCCTAGTAAGCGCGAGTCATCAGCTCGCGTTGATTACGTCCCTGCCCTTTGTACACACCGCCCGTCGCTACTACCGATTGAATGGTTTAGTGAGGTTGGGGGAGGCGGGTCGTTTACGACTCTACTAGCAATAGTAATTGCCAAACCTACTCAAACTTGATCATTTAGAGGAAGTAAAAGTCGTAACAAGGTTTCC</text:p>
          </table:table-cell>
          <table:table-cell office:value-type="string" calcext:value-type="string">
            <text:p>d__Eukaryota; p__Holozoa; c__Choanoflagellida; o__Codonosigidae; f__Codonosigidae; g__Sphaeroeca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GTGATATGCTTGTCTCAAAGATTAAGCCATGCATGTGTAAGTATAAGCTTTTATACGGTGAAACTGCGAATGGCTCATTAAATCAGTTATAGTTTATTTGATGGTTTTCTACTTGGATAACCCGAGTAATTCTCTGGCTAAAAAATGCAGAAGACCCTTTATTGGGTTGTATTTATTAGATCTTTACCAACATTTGTCGGTGAATCATGATAAGATAACAGATCGCATTTGGGGTAACCCGGCGACGGATCATTCAAGTTTCTGCCCTATCAACTTTCGATGGTACGGTATTGGCCTACCATGGTGACCACGGGTAACGGGGGATTAGGGTTCGATTCCGGAGAGGGAGCCTGAGAAATGGCTACCACTTCTAAGGAAGGCAGCAGGCGCGCAAATTACCCAATCCTGACATAGGGAGGTAGTGACAATACATACTAATGTGGGGCTTATGCCTTGCAATTGGAATGAGTACAACTTAAACCTGTTAACGAGAACCCATTGGAGGGCAAGTCTGGTGCCAGCAGCCGCGGTAATTCCAGCTCCAACGGCGTATATTAACGTTGTTGCAGTTAAAAAGCTCGTAGTTGAAGTTACGGCTTGTGCAGTGATTTTTGGGGTAGCTTTCTCACGATTGTTGCTTCATTATTTTTTGCCTGGCTGTATTTTTGCCGTTTTCGGTGTTAGTGGCTTCACTGTTGCTAGCAACTGGGCGGCGTATTACTGTGAAAAAATTAGAGTGTTCCAAGCAGATGTATATCTGAATAGTTCAGCATGGAATAATGGAATAGGGGAGATTACCTTACCGTTGGTTTTAGGGTGATTTCTGATGATGAATAGGGACAGTTGGGGGCATTAGTATTTAATTGTCAGAGGTGAAATTCGAGGATTTATGAAAGACTAACTTCTGCGAAGGCATTTGCCAAGGATGTTTTCATTGATCAAGAACGAAAGTTAGGGGATCGAAGACGATCAGATACCGTCGTAGTCTTAACCATAAACGATGCCGACTAGGGCTGAGTCTTTTTAGATTCGGACCTTTAGAGAAATCGCAAGTTTTTGGGTTCTGGGGGGAGTATGGTCGCAAGGCTGAAACTTAAAGGAATTGACGGAAGGGCACCACCAGAAGTGGAGCCTGCGGCTTAATTTGACTCAACACGGGGAAACTCACCAGGTCCAGACATAGAGAGGATTGACAGATTGAGAGCTCTTTCTCGATCCTATGGAAAGTGGTGCATGGCCGTTCTTAGTTGGTGGAGTGATTTGTCTGGTTAATTCCGTTAACGAACGAGACCTCAAGAGAGTGTTTTGTGCCTTCTTGCTAAAGAAGTGTCTATACGCTCTCGACTATCGGTTCTTAAGCCGAAGGAAGGTTGAGGCAATAACAGGTCTGTGATGCCCTTAGATGTTCTGGGCTGCACGCGCGCTACACTGATGGGGGCAAAAAGTGGGACATTTGCCTTGTTCGGAAGGACTGGGTAATCTTGCGAAACCCCATCGTGCTGGGGATAGATCTTTGTAATTATCGATCTTCAACGAGGAATTCCTAGTAAGCGCGAGTCATCAGCTCGCGTTGATTACGTCCCTGCCCTTTGTACACACCGCCCGTCGCTACTACCGATTGAATGGTTTAGTGAGGTTGGGGGAGGCGGGTCGTTTACGACTCTACTAGCAATAGTAATTGCCAAACCTACTCAAACTTGAT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CCTTTATACAGTGAAACTGCGAATGGCTCATTAAATCAGTTATAGTTTATTTGATAGTACCTCACTACATGGATAACCGTAGTAATTCTAGAGCTAATACATGCGAAAAGACCCGACTTCTGGAAGGGTTGTATTTATTAGATAAAAAACCAATGCGGAGCAATCCGGTTTTTGGTGAATCATAATAACTTAACGGATCGCATGGCCTCGTGCCGGCGATAGTTCATTCAAATTTCTGCCCTATCAACTTTCGATGGTACGGTATTGGCCTACCATGGTTACAACGGGTAACGGGGAATTAGGGTTCGATTCCGGAGAGGGAGCCTGAGAAATGGCTACCACATCCAAGGAAGGCAGCAGGCGCGCAAATTACCCAATCCTGACACAGGGAGGTAGTGACAATAAATAGCGATACAGGGCTCTTTGAGCCTTGTAATTGAAATGAGTACAATTTAAATCTCTTAACGAGTATCAATTGGAGGGCAAGTCTGGTGCCAGCAGCCGCGGTAATTCCAGCTCCAATAGCGTATATTAAAGTTGTTGCAGTTAAAAAGCTCGTAGTTGGATTTCTGGGCTTTGACGATGGTTCGCCGCAAGGTGTACACTGTCGTTGGAGCCCATCCTCTCGAAGACGGGGCGTGCTCTTTACCGGGTGCGTCTTGGACTCGGGACTTTTACTTTGAAAAAATTAGAGTGTTCAAAGCAGGCTTACGCTTGAATACTTCAGCATGGAATAATGGAATAGGACTTTGGTCTTATTTTGTTGGTTTCTAGGACCGAAGTAATGATTAATAGGGACAGTTGGGGGCATTAGTATTTAATTGTCAGAGGTGAAATTCTTGGATTTATGAAAGACTAACTTCTGCGAAAGCATTTGCCAAGGATGTTTTCATTAATCAAGAACGAAAGTTAGGGGATCGAAGACGATCAGATACCGTCGTAGTCTTAACCATAAACTATGCCGACTAGGGATCGGTGGGTGTTTTTTAATGACCCCATCGGCACCTTATGAGAAATCAAAGTTTTTGGGTTCTGGGGGGAGTATGGTCGCAAGGCTGAAACTTAAAGGAATTGACGGAAGGGCACCACCAGGAGTGGAGCCTGCGGCTTAATTTGACTCAACACGGGGAAACTCACCAGGTCCAGACATAGTAAGGATTGACAGATTGAGAGCTCTTTCTTGATTCTATGGGTGGTGGTGCATGGCCGTTCTTAGTTGGTGGAGTGATTTGTCTGGTTAATTCCGTTAACGAACGAGACCTTAACCTACTAAATAGTTACACGATTCACGAATCGTGGACAACTTCTTAGAGGGACTATCGGTGTATAACCGGTGGAAGTTTGAGGCAATAACAGGTCTGTGATGCCCTTAGATGTTCTGGGCTGCACGCGCGCTACACTGACGAAGCCAGCGAGTCTATAACCTGTCTCGGAAGGGATGGGTAATCTTGTGAAACTTCGTCGTGATGGGGATAGATCTTTGTAATTATCGATCTTCAACGAGGAATTCCTAGTAAGCGCGACTCATCAGGTCGCGTTGATTACGTCCCTGCCCTTTGTACACACCGCCCGTCGCTACTACCGATTGAATGGTTTAGTGAGGTCTCGGGACTGGCTTTTTGACGGGTTAAACCGCCTTTAAGCCGGGAACTTGCTCAAACTTGATCATTTAGAGGAAGTAAAAGTCGTAACAAGGTTTCC</text:p>
          </table:table-cell>
          <table:table-cell office:value-type="string" calcext:value-type="string">
            <text:p>d__Eukaryota; p__Holozoa; c__Choanoflagellida; o__Craspedida; f__Salpingoecid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CACCTTTATACAGTGAAACTGCGAATGGCTCATTAAATCAGTTATAGTTTATTTGATAGTACCTCACTACATGGATAACCGTAGTAATTCTAGAGCTAATACATGCGAAAAGACCCGACTTCTGGAAGGGTTGTATTTATTAGATAAAAAACCAATGCGGAGCAATCCGGTTTTTGGTGAATCATAATAACTTAACGGATCGCATGGCCTCGTGCCGGCGATAGTTCATTCAAATTTCTGCCCTATCAACTTTCGATGGTACGGTATTGGCCTACCATGGTTACAACGGGTAACGGGGAATTAGGGTTCGATTCCGGAGAGGGAGCCTGAGAAATGGCTACCACATCCAAGGAAGGCAGCAGGCGCGCAAATTACCCAATCCTGACACAGGGAGGTAGTGACAATAAATAGCGATACAGGGCTCTTTGAGCCTTGTAATTGAAATGAGTACAATTTAAATCTCTTAACGAGTATCAATTGGAGGGCAAGTCTGGTGCCAGCAGCCGCGGTAATTCCAGCTCCAATAGCGTATATTAAAGTTGTTGCAGTTAAAAAGCTCGTAGTTGGATTTCTGGGCTTTGACGATGGTTCGCCGCAAGGTGTACACTGTCGTTGGAGCCCATCCTCTCGAAGACGGGGCGTGCTCTTTACCGGGTGCGTCTTGGACTCGGGACTTTTACTTTGAAAAAATTAGAGTGTTCAAAGCAGGCTTACGCTTGAATACTTCAGCATGGAATAATGGAATAGGACTTTGGTCTTATTTTGTTGGTTTCTAGGACCGAAGTAATGATTAATAGGGACAGTTGGGGGCATTAGTATTTAATTGTCAGAGGTGAAATTCTTGGATTTATGAAAGACTAACTTCTGCGAAAGCATTTGCCAAGGATGTTTTCATTAATCAAGAACGAAAGTTAGGGGATCGAAGACGATCAGATACCGTCGTAGTCTTAACCATAAACTATGCCGACTAGGGATCGGTGGGTGTTTTTTAATGACCCCATCGGCACCTTATGAGAAATCAAAGTTTTTGGGTTCTGGGGGGAGTATGGTCGCAAGGCTGAAACTTAAAGGAATTGACGGAAGGGCACCACCAGGAGTGGAGCCTGCGGCTTAATTTGACTCAACACGGGGAAACTCACCAGGTCCAGACATAGTAAGGATTGACAGATTGAGAGCTCTTTCTTGATTCTATGGGTGGTGGTGCATGGCCGTTCTTAGTTGGTGGAGTGATTTGTCTGGTTAATTCCGTTAACGAACGAGACCTTAACCTACTAAATAGTTACACGATTCACGAATCGTGGACAACTTCTTAGAGGGACTATCGGTGTATAACCGGTGGAAGTTTGAGGCAATAACAGGTCTGTGATGCCCTTAGATGTTCTGGGCTGCACGCGCGCTACACTGACGAAGCCAGCGAGTCTATAACCTGTCTCGGAAGGGATGGGTAATCTTGTGAAACTTCGTCGTGATGGGGATAGATCTTTGTAATTATCGATCTTCAACGAGGAATTCCTAGTAAGCGCGACTCATCAGGTCGCGTTGATTACGTCCCTGCCCTTTGTACACACCGCCCGTCGCTACTACCGATTGAATGGTTTAGTGAGGTCTCGGGACTGGCTTTTTGACGGGTTAAACCGCCTTTAAGCCGGGAACTTGCTCAAACTTGA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CTATACTGTGAAACTGCGAATGGCTCATTAAATCAGTTATAGTTTATTTGATAATACCTACTACTTGGATAACCGTGGTAATTCTAGAGCTAATACATGCACAAAAGTCCGACTTCTGGAAGGACTGTATTTATTAGATACAAAACCAATGCGGGGCAACCCGGTCTTTTGGTGATTCATAATAACTTAACGAATCGCATGGCCTTGTGCTGGCGATGATTCATTCAAATTTCTGCCCTATCAACTTTCGATGGTAAGGTATTGGCTTACCATGGTTACAACGGGTAACGGAGAATTAGGGTTCGATTCCGGAGAGGGAGCCTGAGAAACGGCTACCACTTCCAAGGAAGGCAGCAGGCGCGCAAATTACCCAATCCTGACACAGGGAGGTGGTGACAAAAAATAACAATGCAGGACTTTCTAAAAGCCTTGCAATTGGAATGAGAACAATCTAAACCCCTTATCGAGTATCAATTGGAGGGCAAGTCTGGTGCCAGCAGCCGCGGTAATTCCAGCTCCAATAGCGTATATTAAAGTTGTTGCAGTTAAAAAGCTCGTAGTTGGATTTTGGATTGCGTCTAACGGTCGGCCGTGAGGTTCGTACTGTTGGGTGCTTTCTTCTTCTCGAAGACCACGTGTGCTCTTAACTGGGTGTGCGTGGGGTTCGGGACTTTTACTGTGAGAAAATTAGAGTGTTCAAAGCAGGCATTTGCTTGAATATTGCAGCATGGAATAATGGAATAGGATCACAATCTTATTTTGTTGGTTTCTAGGATTGAGATAATGATTAATAGGGATAGTTGGGGGCATTAATATTTAATTGTCAGAGGTGAAATTCTTGGATTTATGAAAGATTAACTTCTGCGAAAGCATTTGCCAAGGATGTTTTCGTTAATCAAGAACGAAAGTTAGGGGATCGAAGACGATCAGATACCGTCGTAGTCTTAACCATAAACTATGCCGACTAGGGATTGGTGGGCGATTATTATATGTCCCCATCAGCACCTTGTGAGAAATCAAAGTTTTTGGGTTCCGGGGGGAGTATGGTCGCAAGGCTGAAACTTAAAGGAATTGACGGAAGGGCACCACCAGGAGTGGAGCCTGCGGCTTAATTTGACTCAACACGGGAAAACTCACCAGGTCCGGACATAGTAAGGATTGACAGATTGAGAGCTCTTTCTTGATTCTATGGGTGGTGGTGCATGGCCGTTCTTAGTTGGTGGAGTGATTTGTCTGGTTAATTCCGTTAACGAACGAGACCTTAACCTACTAAATAGTTACGTCATTTCCGAATGACGGTGAACTTCTTAGAGGGACTATCGACATCAAATCGATGGAAGTTTGAGGCAATAACAGGTCTGTGATGCCCTTAGATGTTCTGGGCCGCACGCGCGCTACACTGACGAAGTCAGCGAGTTTTTTCCTTCACCGGAAGGTGTGGGTAATCTTGTGAAACTTCGTCGTGATGGGGATAGATCTTTGCAATTATTGATCTTCAACGAGGAATTCCTAGTAAGCGCGAGTCATCAGCTCGCGTTGATTACGTCCCTGCCCTTTGTACACACCGCCCGTCGCTACTACCGATTGAATGGTTTAGTGAGGTCTCGGGACCGGCGCTCATGAGGTGGCAACACCGCATCTGTGCTGGGAACTTGAACAAACTTGATCATTTAGAGGAAGTAAAAGTCGTAACAAGGTTTCC</text:p>
          </table:table-cell>
          <table:table-cell office:value-type="string" calcext:value-type="string">
            <text:p>d__Eukaryota; p__Holozoa; c__Ichthyosporea; o__Pseudoperkinsidae; f__Pseudoperkinsid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CAATTCTATACTGTGAAACTGCGAATGGCTCATTAAATCAGTTATAGTTTATTTGATAATACCTACTACTTGGATAACCGTGGTAATTCTAGAGCTAATACATGCACAAAAGTCCGACTTCTGGAAGGACTGTATTTATTAGATACAAAACCAATGCGGGGCAACCCGGTCTTTTGGTGATTCATAATAACTTAACGAATCGCATGGCCTTGTGCTGGCGATGATTCATTCAAATTTCTGCCCTATCAACTTTCGATGGTAAGGTATTGGCTTACCATGGTTACAACGGGTAACGGAGAATTAGGGTTCGATTCCGGAGAGGGAGCCTGAGAAACGGCTACCACTTCCAAGGAAGGCAGCAGGCGCGCAAATTACCCAATCCTGACACAGGGAGGTGGTGACAAAAAATAACAATGCAGGACTTTCTAAAAGCCTTGCAATTGGAATGAGAACAATCTAAACCCCTTATCGAGTATCAATTGGAGGGCAAGTCTGGTGCCAGCAGCCGCGGTAATTCCAGCTCCAATAGCGTATATTAAAGTTGTTGCAGTTAAAAAGCTCGTAGTTGGATTTTGGATTGCGTCTAACGGTCGGCCGTGAGGTTCGTACTGTTGGGTGCTTTCTTCTTCTCGAAGACCACGTGTGCTCTTAACTGGGTGTGCGTGGGGTTCGGGACTTTTACTGTGAGAAAATTAGAGTGTTCAAAGCAGGCATTTGCTTGAATATTGCAGCATGGAATAATGGAATAGGATCACAATCTTATTTTGTTGGTTTCTAGGATTGAGATAATGATTAATAGGGATAGTTGGGGGCATTAATATTTAATTGTCAGAGGTGAAATTCTTGGATTTATGAAAGATTAACTTCTGCGAAAGCATTTGCCAAGGATGTTTTCGTTAATCAAGAACGAAAGTTAGGGGATCGAAGACGATCAGATACCGTCGTAGTCTTAACCATAAACTATGCCGACTAGGGATTGGTGGGCGATTATTATATGTCCCCATCAGCACCTTGTGAGAAATCAAAGTTTTTGGGTTCCGGGGGGAGTATGGTCGCAAGGCTGAAACTTAAAGGAATTGACGGAAGGGCACCACCAGGAGTGGAGCCTGCGGCTTAATTTGACTCAACACGGGAAAACTCACCAGGTCCGGACATAGTAAGGATTGACAGATTGAGAGCTCTTTCTTGATTCTATGGGTGGTGGTGCATGGCCGTTCTTAGTTGGTGGAGTGATTTGTCTGGTTAATTCCGTTAACGAACGAGACCTTAACCTACTAAATAGTTACGTCATTTCCGAATGACGGTGAACTTCTTAGAGGGACTATCGACATCAAATCGATGGAAGTTTGAGGCAATAACAGGTCTGTGATGCCCTTAGATGTTCTGGGCCGCACGCGCGCTACACTGACGAAGTCAGCGAGTTTTTTCCTTCACCGGAAGGTGTGGGTAATCTTGTGAAACTTCGTCGTGATGGGGATAGATCTTTGCAATTATTGATCTTCAACGAGGAATTCCTAGTAAGCGCGAGTCATCAGCTCGCGTTGATTACGTCCCTGCCCTTTGTACACACCGCCCGTCGCTACTACCGATTGAATGGTTTAGTGAGGTCTCGGGACCGGCGCTCATGAGGTGGCAACACCGCATCTGTGCTGGGAACTTGAACAAACTTGATCATTTAGAGGAAGTAAAAGTCGTAACAAGGTTTC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CGTCTCAAAGATTAAGCCATGCATGTCTAAGTATAAACAACTCTATACTGTGAAACTGCGAATGGCTCATTATATCAGTTATAGTTTATTTGATAGTATCTTACTACTTGGATAACCGTAGTAATTCTAGAGCTAATACATGCATGAAATCCCGACTTTTGGAAGGGATGTATTTATTAGATTGAAACCAATGCAGGGGCAACCCTGGTATTGTGGTGAGTCATAATAACTGTGCGGATCGCATGGCCTTGCGCCGGCGACAAATCATTCAAGTTTCTGCCCTATCAGCTTTGGATGGTAGGGTATTGGCCTACCATGGCATTAACGGGTAACGGAGAATTGGGGTTCGATTCCGGAGAGGGAGCCTGAGAGACGGCTACCACATCCAAGGAAGGCAGCAGGCGCGTAAATTACCCAATCCTGACACAGGGAGGTAGTGACAATAAATAACAATGCCGGGCTTTTACAAGTCTGGCAATTGGAATGAGTACAATTTAAATCCCTTAACGAGGATCAATTGGAGGGCAAGTCTGGTGCCAGCAGCCGCGGTAATTCCAGCTCCAATAGCGTATATTAAAGTTGTTGCAGTTAAAAAGCTCGTAGTTGGATTTCTGGCCGGAGCGATCGGTCCGCCTCATTTGGGGTGTGTACTTGTGTCGTCTGTGGCCATCCTTGGGGAGAACTGTTCTGGCATTGAGTTGTCGGGGCAGGGAACCCCATCGTTTACTGTGAAAAAATTAGAGTGTTTAAAGCAGGCTTACGCCGTTGAATACATTAGCATGGAATAATAAGATAGGGCATTGGTGGTCTATTTTGTTGGTTTGCACACTTATGCAATGATTAATAGGGATAGTTGGGGGTATTCGTATTTAATTGTCAGAGGTGAAATTCTTGGATTTCTGAAAGACGAACTACTGCGAAAGCATTTACCAAGGATGTTTTCATTAATCAAGAACGAAAGTTAGGGGATCGAAGATGATTAGATACCATCGTAGTCTTAACCATAAACTATGCCGACTCGGGATTGGCGGGCGTTCTTTTGATGACTCCGTCAGCACCGTATGAGAAATCAAAGTCTTTGGGTTCCGGGGGGAGTATGGTCGCAAGGCTGAAACTTAAAGGAATTGACGGAAGGGCACCACCAGGAGTGGAGCCTGCGGCTTAATTTGACTCAACACGGGGAAACTTACCAGGTCCAGACATAGTGAGGATTGACAGATTGAGAGCTCTTTCTTGATTCTATGGGTGGTGGTGCATGGCCGTTCTTAGTTGGTGGAGTGATTTGTCTGGTTAATTCCGTTAACGAACGAGACCTCCGCCTGCTAATTAGTTGCGCTAATGCTTTGCATTGGTTTTGCAACTTCTTAGAGGGACTTTTGGTGACTAACCAAAGGAAGTTGGAGGCAATAACAGGTCTGTGATGCCCTTAGATGTTCTGGGCCGCACGCGCGCTACACTGATGCATTCAACGAGTTTTTCACCTTGGCTGAAGAGCCTGGGTAATCTTTTGAAAGTGCATCGTGCTAGGGATAGACCATTGCAATTATTGGTCTTGAACGAGGAATTCCTAGTAAACGCGAGTCATCAGCTCGCATTGATTACGTCCCTGCCCTTTGTACACACCGCCCGTCGCACCTACCGATTGAATGATTCGGTGAAAATTCCGGACCGCGGTCGACTGCCCTTGGGTGATTGACCGTGGGAAGTTATTTAAACCTCATCATTTAGAGGAAGGTGAAGTCGTAACAAGGTTTCC</text:p>
          </table:table-cell>
          <table:table-cell office:value-type="string" calcext:value-type="string">
            <text:p>d__Eukaryota; p__Hyphochytriomycetes; c__Hyphochytriomycetes; o__Hyphochytriales; f__Hyphochytri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CGTCTCAAAGATTAAGCCATGCATGTCTAAGTATAAACAACTCTATACTGTGAAACTGCGAATGGCTCATTATATCAGTTATAGTTTATTTGATAGTATCTTACTACTTGGATAACCGTAGTAATTCTAGAGCTAATACATGCATGAAATCCCGACTTTTGGAAGGGATGTATTTATTAGATTGAAACCAATGCAGGGGCAACCCTGGTATTGTGGTGAGTCATAATAACTGTGCGGATCGCATGGCCTTGCGCCGGCGACAAATCATTCAAGTTTCTGCCCTATCAGCTTTGGATGGTAGGGTATTGGCCTACCATGGCATTAACGGGTAACGGAGAATTGGGGTTCGATTCCGGAGAGGGAGCCTGAGAGACGGCTACCACATCCAAGGAAGGCAGCAGGCGCGTAAATTACCCAATCCTGACACAGGGAGGTAGTGACAATAAATAACAATGCCGGGCTTTTACAAGTCTGGCAATTGGAATGAGTACAATTTAAATCCCTTAACGAGGATCAATTGGAGGGCAAGTCTGGTGCCAGCAGCCGCGGTAATTCCAGCTCCAATAGCGTATATTAAAGTTGTTGCAGTTAAAAAGCTCGTAGTTGGATTTCTGGCCGGAGCGATCGGTCCGCCTCATTTGGGGTGTGTACTTGTGTCGTCTGTGGCCATCCTTGGGGAGAACTGTTCTGGCATTGAGTTGTCGGGGCAGGGAACCCCATCGTTTACTGTGAAAAAATTAGAGTGTTTAAAGCAGGCTTACGCCGTTGAATACATTAGCATGGAATAATAAGATAGGGCATTGGTGGTCTATTTTGTTGGTTTGCACACTTATGCAATGATTAATAGGGATAGTTGGGGGTATTCGTATTTAATTGTCAGAGGTGAAATTCTTGGATTTCTGAAAGACGAACTACTGCGAAAGCATTTACCAAGGATGTTTTCATTAATCAAGAACGAAAGTTAGGGGATCGAAGATGATTAGATACCATCGTAGTCTTAACCATAAACTATGCCGACTCGGGATTGGCGGGCGTTCTTTTGATGACTCCGTCAGCACCGTATGAGAAATCAAAGTCTTTGGGTTCCGGGGGGAGTATGGTCGCAAGGCTGAAACTTAAAGGAATTGACGGAAGGGCACCACCAGGAGTGGAGCCTGCGGCTTAATTTGACTCAACACGGGGAAACTTACCAGGTCCAGACATAGTGAGGATTGACAGATTGAGAGCTCTTTCTTGATTCTATGGGTGGTGGTGCATGGCCGTTCTTAGTTGGTGGAGTGATTTGTCTGGTTAATTCCGTTAACGAACGAGACCTCCGCCTGCTAATTAGTTGCGCTAATGCTTTGCATTGGTTTTGCAACTTCTTAGAGGGACTTTTGGTGACTAACCAAAGGAAGTTGGAGGCAATAACAGGTCTGTGATGCCCTTAGATGTTCTGGGCCGCACGCGCGCTACACTGATGCATTCAACGAGTTTTTCACCTTGGCTGAAGAGCCTGGGTAATCTTTTGAAAGTGCATCGTGCTAGGGATAGACCATTGCAATTATTGGTCTTGAACGAGGAATTCCTAGTAAACGCGAGTCATCAGCTCGCATTGATTACGTCCCTGCCCTTTGTACACACCGCCCGTCGCACCTACCGATTGAATGATTCGGTGAAAATTCCGGACCGCGGTCGACTGCCCTTGGGTGATTGACCGTGGGAAGTTATTTAAACCTCATCATTTAGAGGAAGGTGAAGTCGTAACAAGGTTTCC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CAAAGATTAAGCCATGCATGTCTAAGTATAAGCAATTGTACAGCGAGACTGCGGAAGGCTCATTAAATCAGTTATAATTCCCTAGACCTATTCCATTACTTGGATACCTGTAGTAATTCTAGAGCTAATACATGAAAAGCGGCATTTCGGTGCTGGCATTTGCGGGGAGGAAACCAACCTGGGCAACCAGATTTGGCTGAATCACTGCAACTCTTAGTTTTTACTATTGCGGATCGCATGGCTCTATGCCGGCGACAGGTCTTTCAAATTTCTGCCCTATCAACTTTCGATGGTGGTGTAGTGGACCACCATGGTTACAACGGGTAACGGAGAACTAGGGTTCGGTTCCGGAGAGGGAGCCTGAGAGATGGCTACCACTTCCAAGGAAGGCAGCAGGCGCGCAAATTACCCAATAGCAACACGCTGAGGTAGTGACAATAAATAACAATACCGGGGCTGAAAAAGCTTCGGTAATTGGAATGAGCACAATTTAAATCCCTTAACCAGGAACAATTGGAGGACAAGTCTGGTGCCAGCACCCGCGGTAATTCCAGCTCCAATAGCGTATATTAAAGTTGTTGCAGTTAAAACGCTCGTAGTCGAATTTTGAGGTTCAGCGGGATCGGTCCGCCCGGGAAGGGCGGTACTGTTTCGCTCGCCTCCAATGTCGGGTTGAACCGCTGCTCTTAACTGATTGGCGGGGAGGCCCGGCGAATTTACTTTGAAAAAATTAGGGTGTTTAAAGCAGGCGTTAGCAGTCTTGAATACATTAGCATGGGATAATGGAATAGGGCGGAAGCTTTATTTTGTTGGTTTAGAGGGCTTTTGCAATGGTTAATAGAAGTAGTTGGGGCTATTCATATTTTGTTGTCAGAGGTGAAATTCTTGGATTGGCGAAAGATGAACTGCAGCGAAAGCGTTTAGCATGGACGTTTTCATTGATCAAGAACGAAAGTCGGGGGATCGAAGACGATCAGATACCGTCGTAGTCTCGACTATAAACGTTGCCGACCAAGGATTGAACGAAGTTACTTGGATGACTCCTCCAGCACTTTGTGAGAAATCATAAGTTTTTGGGTTCCGGGGGGAGTATGGTCGCAAGGCTGAAACTTAAAGGAATTGACGGAAGGGCACACCAGGAGTGGAGCCTGCGGCTTAATTTGACTCAACACGGGAAAACTCACCGGGTCCGGACACAGTAAGGATTGACAGATTGAAGTTCTTTCTTGATTTTGTGGGTGGTGGTGCATGGCCGTTCTTAGTTGGTGGAGTGATTTGTCTGGTTAATTCCGTTAACGAACGAGACCGCGACCTCTAAATAGCTAGGCCCATGGTCTATATGGGTGAAACTTGGGATGTAGCCGGGCTGCTTTCGGGTGACTTGGCTCTCCTTGGCGGATCCTTGATCTTTGGGTTGGGCTTCTTAGCGGGACTATTAGGATTACCTAACGGAAGCGCGGCAATAACAGGTCTGTGATGCCCTTAGATGTCCCGGGCCGCACGCGCGCTACAATGGAGGATATGACAACGAGTTTGACTGGGCATATATGTCTGGTTAATCTTCGAGTCCCCTTCGTAACGGGGATAGACCATTGTAATTATTGGTCTCCAACGAGGAATTCCTAGTAAGCGTAGGTCATTACCCTACGCTGATTACGTCCCTGCCCTTTGTACACACCGCCCGTCGCTCCTACCGATTGAACGCTCCGGTGAAACTTCCAGACTGGGGCCCGTGTGTCCGGGCAACTGGGTGCTGTGGTTTTGGAAAGTTAGGTAAACCTTAACGTTTAGAGGAAGGAGAAGTCGTAACAAGGTCTCC</text:p>
          </table:table-cell>
          <table:table-cell office:value-type="string" calcext:value-type="string">
            <text:p>d__Eukaryota; p__Incertae_Sedis; c__Incertae_Sedis; o__Incertae_Sedis; f__Incertae_Sedis; g__Arboramoeb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TCATATGCTTGTCTCAAAGATTAAGCCATGCATGTCTAAGTATAAGCAATTGTACAGCGAGACTGCGGAAGGCTCATTAAATCAGTTATAATTCCCTAGACCTATTCCATTACTTGGATACCTGTAGTAATTCTAGAGCTAATACATGAAAAGCGGCATTTCGGTGCTGGCATTTGCGGGGAGGAAACCAACCTGGGCAACCAGATTTGGCTGAATCACTGCAACTCTTAGTTTTTACTATTGCGGATCGCATGGCTCTATGCCGGCGACAGGTCTTTCAAATTTCTGCCCTATCAACTTTCGATGGTGGTGTAGTGGACCACCATGGTTACAACGGGTAACGGAGAACTAGGGTTCGGTTCCGGAGAGGGAGCCTGAGAGATGGCTACCACTTCCAAGGAAGGCAGCAGGCGCGCAAATTACCCAATAGCAACACGCTGAGGTAGTGACAATAAATAACAATACCGGGGCTGAAAAAGCTTCGGTAATTGGAATGAGCACAATTTAAATCCCTTAACCAGGAACAATTGGAGGACAAGTCTGGTGCCAGCACCCGCGGTAATTCCAGCTCCAATAGCGTATATTAAAGTTGTTGCAGTTAAAACGCTCGTAGTCGAATTTTGAGGTTCAGCGGGATCGGTCCGCCCGGGAAGGGCGGTACTGTTTCGCTCGCCTCCAATGTCGGGTTGAACCGCTGCTCTTAACTGATTGGCGGGGAGGCCCGGCGAATTTACTTTGAAAAAATTAGGGTGTTTAAAGCAGGCGTTAGCAGTCTTGAATACATTAGCATGGGATAATGGAATAGGGCGGAAGCTTTATTTTGTTGGTTTAGAGGGCTTTTGCAATGGTTAATAGAAGTAGTTGGGGCTATTCATATTTTGTTGTCAGAGGTGAAATTCTTGGATTGGCGAAAGATGAACTGCAGCGAAAGCGTTTAGCATGGACGTTTTCATTGATCAAGAACGAAAGTCGGGGGATCGAAGACGATCAGATACCGTCGTAGTCTCGACTATAAACGTTGCCGACCAAGGATTGAACGAAGTTACTTGGATGACTCCTCCAGCACTTTGTGAGAAATCATAAGTTTTTGGGTTCCGGGGGGAGTATGGTCGCAAGGCTGAAACTTAAAGGAATTGACGGAAGGGCACACCAGGAGTGGAGCCTGCGGCTTAATTTGACTCAACACGGGAAAACTCACCGGGTCCGGACACAGTAAGGATTGACAGATTGAAGTTCTTTCTTGATTTTGTGGGTGGTGGTGCATGGCCGTTCTTAGTTGGTGGAGTGATTTGTCTGGTTAATTCCGTTAACGAACGAGACCGCGACCTCTAAATAGCTAGGCCCATGGTCTATATGGGTGAAACTTGGGATGTAGCCGGGCTGCTTTCGGGTGACTTGGCTCTCCTTGGCGGATCCTTGATCTTTGGGTTGGGCTTCTTAGCGGGACTATTAGGATTACCTAACGGAAGCGCGGCAATAACAGGTCTGTGATGCCCTTAGATGTCCCGGGCCGCACGCGCGCTACAATGGAGGATATGACAACGAGTTTGACTGGGCATATATGTCTGGTTAATCTTCGAGTCCCCTTCGTAACGGGGATAGACCATTGTAATTATTGGTCTCCAACGAGGAATTCCTAGTAAGCGTAGGTCATTACCCTACGCTGATTACGTCCCTGCCCTTTGTACACACCGCCCGTCGCTCCTACCGATTGAACGCTCCGGTGAAACTTCCAGACTGGGGCCCGTGTGTCCGGGCAACTGGGTGCTGTGGTTTTGGAAAGTTAGGTAAACCTTAACGTTTAGAGGAAGGAGAAGTCGTAACAAGGTCTCC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CAAAGATTAAGCCATGCATGTCTAAGTATAAGCACCAGCACTGCGAGACTGCGGAAGGCTCATTAAATCAGTTATTATTCAAGAGGCCAACAGTTACTTGGATAACTGTAGTAATTCTAGAGCTAATACATGCAAAGGGCCCTTCGGGCCAGCATTTGCGGGAACCCAAACCAGCCGGGAAACCGAATGGGGTGAGTCACTGCAACTCCAAGCTCTTACAGCTTATGCTGATCGCACAGCTTCTCGCTGCGCGACAGGTCTCTGAAATTTCTGCCCTATCAGCTTTCGATGAAGATGTAGTGAATCTTCATGGCTACAACGGGTAACGGAGAACTAGGGTTCGGTTCCGGAGAGGGAGCCTGAGAGATGGCTACCACTTCCAAGGAAGGCAGCAGGCGCGCAAATTACCCAATAGCAACACGCTGAGGTAGTGACAATAAATAACAATACGGGTGTCTATTCGGCACTCGTAATTGGAATGAGAACAATTTAAATCTCTTAGCGAGGAACCATTGGAGGACAAGTCTGGTGCCAGCACCCGCGGTAATTCCAGCTCCAATAGCGTATATTAAAGTTGTTGCAGTTAAAACGCTCGTAGTCGAACTTTGAGGTAGGGCGGATCGGTTCATCCGGGAAGGATGGTACTGTTTGCCCAGCCTCCAATCTCGGCCTTGGGTGCTGTTCTTAACTGGATGGCGTCTGGGGTCGAGGAATTTACTTTGAAAAAATTAGAGTGTTTAAAGCAGGCGTTTGCGGCCCTGAATAGTACAGCATGGGATAATGAAATAGGGCGGCAGTCCTATTTCGTTGGTTTAAAGAGCTGCCGCAATGATTAATAGGAATAGTCGGGGTGATTCATATTTAGTCGTCAGAGGTGAAATTCTTGGATTGACGAAAGATGAACTGCAGCGAAAGCGTTTCACATGGACGTTTTCATTGATCAAGAACGAAAGTCGGGGGATCGAAGACGATCAGATACCGTCGTAGTCTCGACTGTAAACTTTGCCGACCAAGGATTGAATGATGTTACTTGGATGACTCCTCCAGAACTTTGCGAGAAATCACAAGTCTTTGGGTTCCGGGGGGAGTATGGTCGCAAGGCTGAAACTTAAAGGAATTGACGGAAGGGCACACCAGGAGTGGAGCCTGCGGCTTAATTTGACTCAACACGGGGAAACTCACCGGGTCCGGACACAATAAGGATTGACAGATTGAAGCTCTTTCTTGATTTTGTGGGTGGTGGTGCATGGCCGTTCTTAGTTGGTGGAGTGATTTGTCTGGTTAATTCCGTTAACGAACGAGACCGCAACTTGCTAAATAGGGGCATTTAGCGTCTTTACGAGTGAAGCTTGCGATGCAGATCGGGCCTTCGAAAGGGGGTCTGGTTTCTCGTGGGTGAATCTTTGATGTATAGACAGTCTCTTCTTAGAAGGACAATCGGGGTTACCCGAAGGAAGTGCGGCAATAACAGGTCTGTGATGCCCTTAGATGTCCCGGGCTGCACGCGCGCTACAATGGGGATTGAGTAAAGGGTCTTGAACTGGGGGCGCGTCCTTGGTTAATCCTGCACTCTTCTCCGTAACGGGGATAGATGATTGTAATTATTTATCTTCAACGAGGAATTCCTAGTAAGTGCAGGTCAACAGCCTGCGCTGATTACGTCCCTGCCCTTTGTACACACCGCCCGTCGCTCCTACCGATTGAATGGTCCGGTGAAATTATTGGACCGGGCCAGACGGGTGCTGGGAAACCAGTGCTGCTGGTTTGGGAAGTTAAGTAAACCTTATCATTTAGAGGAAGGAGAAGTCGTAACAAGGTCTCC</text:p>
          </table:table-cell>
          <table:table-cell office:value-type="string" calcext:value-type="string">
            <text:p>d__Eukaryota; p__Incertae_Sedis; c__Incertae_Sedis; o__Incertae_Sedis; f__Incertae_Sedis; g__Arboramoeb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TCATATGCTTGTCTCAAAGATTAAGCCATGCATGTCTAAGTATAAGCACCAGCACTGCGAGACTGCGGAAGGCTCATTAAATCAGTTATTATTCAAGAGGCCAACAGTTACTTGGATAACTGTAGTAATTCTAGAGCTAATACATGCAAAGGGCCCTTCGGGCCAGCATTTGCGGGAACCCAAACCAGCCGGGAAACCGAATGGGGTGAGTCACTGCAACTCCAAGCTCTTACAGCTTATGCTGATCGCACAGCTTCTCGCTGCGCGACAGGTCTCTGAAATTTCTGCCCTATCAGCTTTCGATGAAGATGTAGTGAATCTTCATGGCTACAACGGGTAACGGAGAACTAGGGTTCGGTTCCGGAGAGGGAGCCTGAGAGATGGCTACCACTTCCAAGGAAGGCAGCAGGCGCGCAAATTACCCAATAGCAACACGCTGAGGTAGTGACAATAAATAACAATACGGGTGTCTATTCGGCACTCGTAATTGGAATGAGAACAATTTAAATCTCTTAGCGAGGAACCATTGGAGGACAAGTCTGGTGCCAGCACCCGCGGTAATTCCAGCTCCAATAGCGTATATTAAAGTTGTTGCAGTTAAAACGCTCGTAGTCGAACTTTGAGGTAGGGCGGATCGGTTCATCCGGGAAGGATGGTACTGTTTGCCCAGCCTCCAATCTCGGCCTTGGGTGCTGTTCTTAACTGGATGGCGTCTGGGGTCGAGGAATTTACTTTGAAAAAATTAGAGTGTTTAAAGCAGGCGTTTGCGGCCCTGAATAGTACAGCATGGGATAATGAAATAGGGCGGCAGTCCTATTTCGTTGGTTTAAAGAGCTGCCGCAATGATTAATAGGAATAGTCGGGGTGATTCATATTTAGTCGTCAGAGGTGAAATTCTTGGATTGACGAAAGATGAACTGCAGCGAAAGCGTTTCACATGGACGTTTTCATTGATCAAGAACGAAAGTCGGGGGATCGAAGACGATCAGATACCGTCGTAGTCTCGACTGTAAACTTTGCCGACCAAGGATTGAATGATGTTACTTGGATGACTCCTCCAGAACTTTGCGAGAAATCACAAGTCTTTGGGTTCCGGGGGGAGTATGGTCGCAAGGCTGAAACTTAAAGGAATTGACGGAAGGGCACACCAGGAGTGGAGCCTGCGGCTTAATTTGACTCAACACGGGGAAACTCACCGGGTCCGGACACAATAAGGATTGACAGATTGAAGCTCTTTCTTGATTTTGTGGGTGGTGGTGCATGGCCGTTCTTAGTTGGTGGAGTGATTTGTCTGGTTAATTCCGTTAACGAACGAGACCGCAACTTGCTAAATAGGGGCATTTAGCGTCTTTACGAGTGAAGCTTGCGATGCAGATCGGGCCTTCGAAAGGGGGTCTGGTTTCTCGTGGGTGAATCTTTGATGTATAGACAGTCTCTTCTTAGAAGGACAATCGGGGTTACCCGAAGGAAGTGCGGCAATAACAGGTCTGTGATGCCCTTAGATGTCCCGGGCTGCACGCGCGCTACAATGGGGATTGAGTAAAGGGTCTTGAACTGGGGGCGCGTCCTTGGTTAATCCTGCACTCTTCTCCGTAACGGGGATAGATGATTGTAATTATTTATCTTCAACGAGGAATTCCTAGTAAGTGCAGGTCAACAGCCTGCGCTGATTACGTCCCTGCCCTTTGTACACACCGCCCGTCGCTCCTACCGATTGAATGGTCCGGTGAAATTATTGGACCGGGCCAGACGGGTGCTGGGAAACCAGTGCTGCTGGTTTGGGAAGTTAAGTAAACCTTATCATTTAGAGGAAGGA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ATTATACAGCGAGACTGCGGATGGCTCATTAAATCAGTTATAATTTCGTAGGTCTATCCATTATTTGGATAACTGTAGTAATTCTAGAGCTAATACATGCCAAGCGCGGTTTCGGCCGCGGCATTTGCGGGAACCCAAACCAACCGGGAAACCGATTGCGTTGATTCACTGCAACTCTTAGTTTTACTATTGCGGATCGCATGGCTTCGGCCGGCGACAGACCTTTCAAATTTCTGCCCTATCAGCTTTCGATGAAGATGTAGTGAATCTTCATGGCGACAACGGGTAACGGAGAACTAGGGTTCGGTTCCGGAGAGGGAGCCTGAGAGATGGCTACCACTTCCAAGGAAGGCAGCAGGCGCGCAAATTACCCAATAGCGATACGCTGAGGTAGTGACAATAAATAACAATACGGGTGTTGCAAAACATTCGTAATTGGAATGAGTACAATTTAAATCCCTTAACAAGGAACAATTGGAGGACAAGTCTGGTGCCAGCACCCGCGGTAATTCCAGCTCCAATAGCGTATATTAAAGTTGTTGCAGTTAAAACGCTCGTAGTCGAACTTTGAAGCGGAGCGGGAATGGTCCATCCGGGAAGGGTGGTACTGTCTCGCTTGCTTCCAATCCCGACCCGCGCCGCTGTTCTTAACTGAGTGGCGGTCAGGATCGGGGACTTTACTTTGAAAAAATTAGAGTGTTTAAAGCAGGCGATTTCGCACTTGAATACATTAGCATGGGATAATGAAATAGGGCGGCATTCCTATTTCGTTGGTTTAACGGATTGTTGCAATGATTAATAGAAATAGTTGGGGTTATTCATATTTAGTTGTCAGAGGTGAAATTCTTGGATTGAAGAAAGATGAACTGCAGCGAAAGCGTTTAACATGGACGTTTTCATTGATCAAGAACGAAAGTCGGGGGATCGAAGACGATCAGATACCGTCGTAGTCTCGACTATAAACTTTGCCGACCAAGGATTGAACGACGTTACTTGGATGACTCTTCCAGAACTTTGTGAGAAATCATAAGTTTTTGGGTTCCGGGGGGAGTATGGTCGCAAGGCTGAAACTTAAAGGAATTGACGGAAGGGCACACCAGGAGTGGAGCCTGCGGCTTAATTTGACTCAACACGGGAAAACTCACCGGGTCCGGACACAATAAGGATTGACAGATTGAAGCTCTTTCTTGATTTTGTGGGTGGTGGTGCATGGCCGTTCTTAGTTGGTGGAGTGATTTGTCTGGTTAATTCCGTTAACGAACGAGACCGCAACCTGCTAAATAGCGGCGTTCAGCGTCTTTACGAGTGAAACCGGTGATGTGGTCCTGCTCTCGCAAGGGAGTGGGCCCTCGTCGGCGGATCTTTGATGACTGGATAGCCGCTTCTTAGAGGGACTATTGGGGTTACCCATTGGAAGTGCGGCAATAACAGGTCTGTGATGCCCTTAGATGTCTCGGGCTGCACGCGCGCTACAATGGAGGTTAGGCAGCGAGTTTGACTGGCTCCGCAGAGTCGGTTAATCTTGTAGTCCCCTCCGTGATGGGGATAGATCATTGTAATTATTGATCTTGAACGAGGAATTCCTAGTAAGCGCAGGTCATCAGCCTGCGCTGATTACGTCCCTGCCCTTTGTACACACCGCCCGTCGCTCCTACCGATTGAATGGTCCGGTGAAACCTTCGGACTGGGGCGGACCGATTTCGGGAAACCGGGGTCGCCGTTTCGGAAAGTCGGGTGAACCTTATCATTTAGAGGAAGGAGAAGTCGTAACAAGGTCTCC</text:p>
          </table:table-cell>
          <table:table-cell office:value-type="string" calcext:value-type="string">
            <text:p>d__Eukaryota; p__Incertae_Sedis; c__Incertae_Sedis; o__Incertae_Sedis; f__Incertae_Sedis; g__Arbor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TAAAGATTAAGCCATGCATGTCTAAGTATAAGCAATTATACAGCGAGACTGCGGATGGCTCATTAAATCAGTTATAATTTCGTAGGTCTATCCATTATTTGGATAACTGTAGTAATTCTAGAGCTAATACATGCCAAGCGCGGTTTCGGCCGCGGCATTTGCGGGAACCCAAACCAACCGGGAAACCGATTGCGTTGATTCACTGCAACTCTTAGTTTTACTATTGCGGATCGCATGGCTTCGGCCGGCGACAGACCTTTCAAATTTCTGCCCTATCAGCTTTCGATGAAGATGTAGTGAATCTTCATGGCGACAACGGGTAACGGAGAACTAGGGTTCGGTTCCGGAGAGGGAGCCTGAGAGATGGCTACCACTTCCAAGGAAGGCAGCAGGCGCGCAAATTACCCAATAGCGATACGCTGAGGTAGTGACAATAAATAACAATACGGGTGTTGCAAAACATTCGTAATTGGAATGAGTACAATTTAAATCCCTTAACAAGGAACAATTGGAGGACAAGTCTGGTGCCAGCACCCGCGGTAATTCCAGCTCCAATAGCGTATATTAAAGTTGTTGCAGTTAAAACGCTCGTAGTCGAACTTTGAAGCGGAGCGGGAATGGTCCATCCGGGAAGGGTGGTACTGTCTCGCTTGCTTCCAATCCCGACCCGCGCCGCTGTTCTTAACTGAGTGGCGGTCAGGATCGGGGACTTTACTTTGAAAAAATTAGAGTGTTTAAAGCAGGCGATTTCGCACTTGAATACATTAGCATGGGATAATGAAATAGGGCGGCATTCCTATTTCGTTGGTTTAACGGATTGTTGCAATGATTAATAGAAATAGTTGGGGTTATTCATATTTAGTTGTCAGAGGTGAAATTCTTGGATTGAAGAAAGATGAACTGCAGCGAAAGCGTTTAACATGGACGTTTTCATTGATCAAGAACGAAAGTCGGGGGATCGAAGACGATCAGATACCGTCGTAGTCTCGACTATAAACTTTGCCGACCAAGGATTGAACGACGTTACTTGGATGACTCTTCCAGAACTTTGTGAGAAATCATAAGTTTTTGGGTTCCGGGGGGAGTATGGTCGCAAGGCTGAAACTTAAAGGAATTGACGGAAGGGCACACCAGGAGTGGAGCCTGCGGCTTAATTTGACTCAACACGGGAAAACTCACCGGGTCCGGACACAATAAGGATTGACAGATTGAAGCTCTTTCTTGATTTTGTGGGTGGTGGTGCATGGCCGTTCTTAGTTGGTGGAGTGATTTGTCTGGTTAATTCCGTTAACGAACGAGACCGCAACCTGCTAAATAGCGGCGTTCAGCGTCTTTACGAGTGAAACCGGTGATGTGGTCCTGCTCTCGCAAGGGAGTGGGCCCTCGTCGGCGGATCTTTGATGACTGGATAGCCGCTTCTTAGAGGGACTATTGGGGTTACCCATTGGAAGTGCGGCAATAACAGGTCTGTGATGCCCTTAGATGTCTCGGGCTGCACGCGCGCTACAATGGAGGTTAGGCAGCGAGTTTGACTGGCTCCGCAGAGTCGGTTAATCTTGTAGTCCCCTCCGTGATGGGGATAGATCATTGTAATTATTGATCTTGAACGAGGAATTCCTAGTAAGCGCAGGTCATCAGCCTGCGCTGATTACGTCCCTGCCCTTTGTACACACCGCCCGTCGCTCCTACCGATTGAATGGTCCGGTGAAACCTTCGGACTGGGGCGGACCGATTTCGGGAAACCGGGGTCGCCGTTTCGGAAAGTCGGGTGAACCTTATCATTTAGAGGAAGGAGAAGTCGTAACAAGGTCTCC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GCTTCTTATACGGCAAAACTGCGGATGGCTCATTAAACCAGTTATAGTGTACTTGATCATAATACTACTCGGATAACTGTAGTAATTCTAGAGCTAATACGTGCAAAAGGTCCCGACTTCACAGAAGGGATGTATTTATTGGTCAGTAGCCAACACAGTGAGCAATCACTGTGCTTAGGTGAATCACATTAAACGATCGGATCGCATAGCCTTGTGCTGGCGACTGTTCAATCCAGTTTCTGACCCATCAACTTCAGATGGTAGGGTATTGGCCTACCATGGTTATAACGGGTAACGGGGAATTAGGGTTCGGTTCCGGAGAGGGCGCCTGAGAGACGGCGACCACTTCCAAGGAAGGCAGCAGGCGCGCAAATTACCCAATCCTGATACAGGGAGGTAGTGACTAGAAATAACAATGCAAGCCCCGATAAGGGGCTTGTAATTGGAATGAGAGCAATTTAAATCCCTCAACAAGGAACAATTGGAGGACAAGTCTGGTGCCAGCACCCGCGGTAATTCCAGCTCCAATAGCGTATATTAAAGTTGTTGCAGTTAAAAAGCTCGTAGTTGGAATCGGTGTGACTCAGGCATGGTCTGCCCTGTCAAAAGGGCGTGTACTGGCCTGTGTCCATCAAAGCTTGGTTGCCCCTATCTGCTCTTAATTGAGTGGGTAGGTGGTCCCAGGCCGTTTACTTTGAAGAAATTGGAGTGTTTAAAGCAGGCTCTTTAGCCTTGAACACATTAGCATGGTATAATGGAACAGGACTGCTGTCTGTTTCGTTGGTTAGCAGCATGCAGTAATGATTAATAGGGATAGTTGGGGTGGTTCATATTTTGTCGCTAGAGGTGAAATTCTTGGACCGATGAAAGATGCACTAGTGCGAAAGCATTCCACAAGGATGTTTTCATTAATCAAGAACGAAAGTTAGGGGATCGAAGACGATCAGATACCGTCGTAGTCTTAACCATAAACTATGCCGACCAAGGATCAGAGGGTGTTACATGGATGACCCTTCTGGCACTTTGTGGGAAACCACAAGTCTTTGGGTTCTGGGGGAAGTATGGTCGCAAGGCTGAAACTTAAAGGAATTGACGGAAGGGCACACCAGGAGTGGAGCCTGCGGTTTAATTTGACTCAACACGGGGAACCTCACCAGGTCCAGACATGGTAATGATTGACAGATTGAGAGCTCTTTCATGATTCTATGGGTGGTGGTGCATGGCCGTTCTTAGTTGGTGGAGTGATTTGTCTGGTTAATTCCGTTAACGAACGAGACCTCAACCTGCTAAATAGAGGTGTAAATCGCCTGCTCGGTGAAGGGTGGCCTGTGTCATGGGGGCTCTGCCCTTGTGGCCAGTCATTTGGATCCTGGGTGAATATATAACCTGCTTCTTAGAGGGACTACTTATATCTAATAAGAGGAAGTTTGAGGCAATAACAGGTCTGTGATGCCCTTAGATGTCCTGGGCCACACGCGCGCTACACTGTTTACTTCAAGGAGCAACAATCTTCGTATTTCCTTGGCCGACAGGTCTGGGTAATCTTCCTAAATGTGAACGTGCTGGGGATAGACCATTGCAATTATTGGTCTTGAACGAGGAATTCCTAGTAAGCGTTTGTCACCAACGAACGCTGATTACGTCCCTGCCCTTTGTACACACCGCCCGTCGCTCCTACCGATTGAATGTTCCGGTGAAGACTGCGGAGGATGGGTACACTGTTAGGGGAAACTCTAACAAGTACTTGCCAAAGCTGACTAAACCTTATCATTTAGAGGAAGGAGAAGTCGTAACAAGGTCTCC</text:p>
          </table:table-cell>
          <table:table-cell office:value-type="string" calcext:value-type="string">
            <text:p>d__Eukaryota; p__Incertae_Sedis; c__Incertae_Sedis; o__Incertae_Sedis; f__Incertae_Sedis; g__Incertae_Sed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AAAAGATTAAGCCATGCATGTCTAAGTATAAGCTTCTTATACGGCAAAACTGCGGATGGCTCATTAAACCAGTTATAGTGTACTTGATCATAATACTACTCGGATAACTGTAGTAATTCTAGAGCTAATACGTGCAAAAGGTCCCGACTTCACAGAAGGGATGTATTTATTGGTCAGTAGCCAACACAGTGAGCAATCACTGTGCTTAGGTGAATCACATTAAACGATCGGATCGCATAGCCTTGTGCTGGCGACTGTTCAATCCAGTTTCTGACCCATCAACTTCAGATGGTAGGGTATTGGCCTACCATGGTTATAACGGGTAACGGGGAATTAGGGTTCGGTTCCGGAGAGGGCGCCTGAGAGACGGCGACCACTTCCAAGGAAGGCAGCAGGCGCGCAAATTACCCAATCCTGATACAGGGAGGTAGTGACTAGAAATAACAATGCAAGCCCCGATAAGGGGCTTGTAATTGGAATGAGAGCAATTTAAATCCCTCAACAAGGAACAATTGGAGGACAAGTCTGGTGCCAGCACCCGCGGTAATTCCAGCTCCAATAGCGTATATTAAAGTTGTTGCAGTTAAAAAGCTCGTAGTTGGAATCGGTGTGACTCAGGCATGGTCTGCCCTGTCAAAAGGGCGTGTACTGGCCTGTGTCCATCAAAGCTTGGTTGCCCCTATCTGCTCTTAATTGAGTGGGTAGGTGGTCCCAGGCCGTTTACTTTGAAGAAATTGGAGTGTTTAAAGCAGGCTCTTTAGCCTTGAACACATTAGCATGGTATAATGGAACAGGACTGCTGTCTGTTTCGTTGGTTAGCAGCATGCAGTAATGATTAATAGGGATAGTTGGGGTGGTTCATATTTTGTCGCTAGAGGTGAAATTCTTGGACCGATGAAAGATGCACTAGTGCGAAAGCATTCCACAAGGATGTTTTCATTAATCAAGAACGAAAGTTAGGGGATCGAAGACGATCAGATACCGTCGTAGTCTTAACCATAAACTATGCCGACCAAGGATCAGAGGGTGTTACATGGATGACCCTTCTGGCACTTTGTGGGAAACCACAAGTCTTTGGGTTCTGGGGGAAGTATGGTCGCAAGGCTGAAACTTAAAGGAATTGACGGAAGGGCACACCAGGAGTGGAGCCTGCGGTTTAATTTGACTCAACACGGGGAACCTCACCAGGTCCAGACATGGTAATGATTGACAGATTGAGAGCTCTTTCATGATTCTATGGGTGGTGGTGCATGGCCGTTCTTAGTTGGTGGAGTGATTTGTCTGGTTAATTCCGTTAACGAACGAGACCTCAACCTGCTAAATAGAGGTGTAAATCGCCTGCTCGGTGAAGGGTGGCCTGTGTCATGGGGGCTCTGCCCTTGTGGCCAGTCATTTGGATCCTGGGTGAATATATAACCTGCTTCTTAGAGGGACTACTTATATCTAATAAGAGGAAGTTTGAGGCAATAACAGGTCTGTGATGCCCTTAGATGTCCTGGGCCACACGCGCGCTACACTGTTTACTTCAAGGAGCAACAATCTTCGTATTTCCTTGGCCGACAGGTCTGGGTAATCTTCCTAAATGTGAACGTGCTGGGGATAGACCATTGCAATTATTGGTCTTGAACGAGGAATTCCTAGTAAGCGTTTGTCACCAACGAACGCTGATTACGTCCCTGCCCTTTGTACACACCGCCCGTCGCTCCTACCGATTGAATGTTCCGGTGAAGACTGCGGAGGATGGGTACACTGTTAGGGGAAACTCTAACAAGTACTTGCCAAAGCTGACTAAACCTTATCATTTAGAGGAAGGAGAAGTCGTAACAAGGTC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ATTATACGGCGAAACTGCGGAAGGCTCATTAAACCAGTTATTGTTCACTTGATTGTATACTACTTGGATAACTGTAGTAATTCTAGAGCTAATACATGCAAAAGGTCCCGACTTTAGGGGAGGGATGTATTTATTGGTATGTAGCCAACGCGGGGGGCAACCCTCGTGGTATGGTGAATCACGATAAAAGATCGGATCGCAGAGCCTTGAGCTGGCGACGATTCAATCAAGTTTCTGACCCATCAACTTCAGATGGTAGGGTATTGGCCTACCATGGTTATAACGGGTAACGGGGAATAAGGGTTCGGTTCCGGAGAGGGCGCCTGAGAGACGGCGACCACTTCCAAGGAAGGCAGCAGGCGCGCAAATTACCCAATCCTGATACAGGGAGGTAGTGACAAGAAATAACAATGCAGGCCCCCATAAGGGGCCTGTAATTGGAATGAGAGCAATTTAAATCCCTCATCGAGGAACAATTGGAGGACAAGTCTGGTGCCAGCACCCGCGGTAATTCCAGCTCCAATAGCGTATATTAAAGTTGTTGCAGTTAAAAAGCTCGTAGTTGGAATCGGTGATTGACGGGCATGGTCTGCCCTCTGGGCGTGTACTGGCTCGTCATCATCAATGCCCAGTCAACCTCTGTCTGCTCTTAAATGAGTGGGCGGTCTGGTTCTGGGCCGTTTACTTTGAAGAAATTAGAGTGTTTAAAGCAGGCAATTTTGCCTTGAATATATTAGCATGGTATAATGGAACAGGACTGCTGTCCGTTTCGTTGGTTAGCGGCATGCAGTAATGATTAATAGGGATAGTTGGGGTGGTTCATACTCCGTCGCTAGAGGTGAAATTCTTGGACCGACGGAAGATGCACTAGTGCGAAAGCATTCCACAAGGATGTTTTCATTAATCAAGAACGAAAGTTAGGGGATCGAAGACGATCAGATACCGTCGTAGTCTTAACCATAAACTATGCCGACCAAGGATCGGGGGGTGTTACATGGATGACCCTCCCGGCACTTTGTGGGAAACCATAAGTGCTTGGGTTCTGGGGGAAGTATGGTCGCAAGTCTGAAACTTAAAGGAATTGACGGAAGGGCACACCAGGAGTGGAGCCTGCGGTTTAATTTGACTCAACACGGGGAACCTCACCAGGTCCAGACATGGTAATGATTGACAGATTGAGAGCTCTTTCATGATTCTATGGGTGGTGGTGCATGGCCGTTCTTAGTTGGTGGAGTGATTTGTCTGGTTAATTCCGTTAACGAACGAGACCTCAACCTGCTAAATAGACCGACGAATCGCCTGCCCGGTGAAGTGGGTTCTGCGGGGTGGGGGCTCTGCCCCTGTCTCCAGGCCTATGGATCCTAGGCGAATTCGCTCGACGCTTCTTAGAGGGACTGCTTGCATCTAGTAAGAGGAAGTTTGAGGCAATAACAGGTCTGTGATGCCCTTAGATGTCCTGGGCCACACGCGCGCTACACTGTATGTTTCAATAAGCAATAATCACCCGATTTCCTTGGTTGACAGGCCTAGGGAATCTTGGGAAAAGCATACGTGCTGGGGATAGACCATTGCAATTATTGGTCTTCAACGAGGAATTCCTAGTAAGCGTTTGTCACCAGCGAACGCTGATTACGTCCCTGCCCTTTGTACACACCGCCCGTCGCTCCTACCGATTGAATGTTCCGGTGAAGACTGCGGAGGATGGGATACAGCGATGGGGGCAACTCCGTCAAGTTCCTGCCGAAGCTGACTAAACCTTAGCATTTAGAGGAAGGAGAAGTCGTAACAAGGTCTCC</text:p>
          </table:table-cell>
          <table:table-cell office:value-type="string" calcext:value-type="string">
            <text:p>d__Eukaryota; p__Incertae_Sedis; c__Incertae_Sedis; o__Incertae_Sedis; f__Incertae_Sedis; g__Incertae_Sed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CATTATACGGCGAAACTGCGGAAGGCTCATTAAACCAGTTATTGTTCACTTGATTGTATACTACTTGGATAACTGTAGTAATTCTAGAGCTAATACATGCAAAAGGTCCCGACTTTAGGGGAGGGATGTATTTATTGGTATGTAGCCAACGCGGGGGGCAACCCTCGTGGTATGGTGAATCACGATAAAAGATCGGATCGCAGAGCCTTGAGCTGGCGACGATTCAATCAAGTTTCTGACCCATCAACTTCAGATGGTAGGGTATTGGCCTACCATGGTTATAACGGGTAACGGGGAATAAGGGTTCGGTTCCGGAGAGGGCGCCTGAGAGACGGCGACCACTTCCAAGGAAGGCAGCAGGCGCGCAAATTACCCAATCCTGATACAGGGAGGTAGTGACAAGAAATAACAATGCAGGCCCCCATAAGGGGCCTGTAATTGGAATGAGAGCAATTTAAATCCCTCATCGAGGAACAATTGGAGGACAAGTCTGGTGCCAGCACCCGCGGTAATTCCAGCTCCAATAGCGTATATTAAAGTTGTTGCAGTTAAAAAGCTCGTAGTTGGAATCGGTGATTGACGGGCATGGTCTGCCCTCTGGGCGTGTACTGGCTCGTCATCATCAATGCCCAGTCAACCTCTGTCTGCTCTTAAATGAGTGGGCGGTCTGGTTCTGGGCCGTTTACTTTGAAGAAATTAGAGTGTTTAAAGCAGGCAATTTTGCCTTGAATATATTAGCATGGTATAATGGAACAGGACTGCTGTCCGTTTCGTTGGTTAGCGGCATGCAGTAATGATTAATAGGGATAGTTGGGGTGGTTCATACTCCGTCGCTAGAGGTGAAATTCTTGGACCGACGGAAGATGCACTAGTGCGAAAGCATTCCACAAGGATGTTTTCATTAATCAAGAACGAAAGTTAGGGGATCGAAGACGATCAGATACCGTCGTAGTCTTAACCATAAACTATGCCGACCAAGGATCGGGGGGTGTTACATGGATGACCCTCCCGGCACTTTGTGGGAAACCATAAGTGCTTGGGTTCTGGGGGAAGTATGGTCGCAAGTCTGAAACTTAAAGGAATTGACGGAAGGGCACACCAGGAGTGGAGCCTGCGGTTTAATTTGACTCAACACGGGGAACCTCACCAGGTCCAGACATGGTAATGATTGACAGATTGAGAGCTCTTTCATGATTCTATGGGTGGTGGTGCATGGCCGTTCTTAGTTGGTGGAGTGATTTGTCTGGTTAATTCCGTTAACGAACGAGACCTCAACCTGCTAAATAGACCGACGAATCGCCTGCCCGGTGAAGTGGGTTCTGCGGGGTGGGGGCTCTGCCCCTGTCTCCAGGCCTATGGATCCTAGGCGAATTCGCTCGACGCTTCTTAGAGGGACTGCTTGCATCTAGTAAGAGGAAGTTTGAGGCAATAACAGGTCTGTGATGCCCTTAGATGTCCTGGGCCACACGCGCGCTACACTGTATGTTTCAATAAGCAATAATCACCCGATTTCCTTGGTTGACAGGCCTAGGGAATCTTGGGAAAAGCATACGTGCTGGGGATAGACCATTGCAATTATTGGTCTTCAACGAGGAATTCCTAGTAAGCGTTTGTCACCAGCGAACGCTGATTACGTCCCTGCCCTTTGTACACACCGCCCGTCGCTCCTACCGATTGAATGTTCCGGTGAAGACTGCGGAGGATGGGATACAGCGATGGGGGCAACTCCGTCAAGTTCCTGCCGAAGCTGACTAAACCTTAGCATTTAGAGGAAGGA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TTTATACAGCGAAACTGCGAATGGCTCATTAAATCAGTTATAGTTTATTTGATAGTACCTTACTACTTGGATAACCGTAGTAATTCTAGAGCTAATACATGCTAAAATCCCCGACTTTTCGGAAGGGGTGCATTTATTAGATCCAAAACCAATGAGTGGGGGCAACTCCACTCCTCTTGATGATTCATGATAACTTTGCGAATCGCATAGCCTTGAGCTGGCGATGATTCATTCAAATTTCTGCCCTATCAACTTTCGATGGTAGTGTAGTGGACTACCATGGTGATAACGGGTAACGGAGAATTAGGGTTCGATTCCGGAGACGGTGCCTGAGAGATGGCAACGACTTCCAAGGAAGGCAGCAGGCGCGCAAATTACCCAATCCGAATACCGGGAGGTAGTGACAATAAATAACAATACCGGTCCTAAAAAGGTCTGGTAATTGGAATGAGTACAATTTAAACCCCTTAACAAGGAACAATTGGAGGACAAGTCTGGTGCCAGCACCCGCGGTAATTCCAGCTCCAATAGCGTATATTAAAGTTGTTGCAGTTAAAAAGCTCGTAGTTGGATTTTGGGGTGTTTAATTTCAAATGAGGATCGGTCTGCCTCCACGTGAGGTGTGTACTGTCCTCGACACCCTTCCAGCGGGTCTTGGTTCCATCTGCCCTTAACTGGGTGGGTGGATACCTCCCGCTCGTTTACTTTGAAAAAATTAGAGTGTTTAAAGCAGGCGGTCTCCGCCACTGAATACATTAGCATGGGATAATGGAATAGGATTGTCTTTCCGATTTCGTTGGTTTCCGGAACGGACGATAATGATTAATAGAGATAGTTGGGGACATTTATATTCCATGGTCAGAGGTGAAATTCTTGGATTCATGGAAGATAAACAAGTGCGAAAGCATTTGTCAAGGATGTTTTCATTAATCAAGAACGAAAGTTAGGGGATCGAAGACGATCAGATACCGTCGTAGTCTTAACCATAAACGATGCGGACCAGGGATTGGGAGACGTTACGTGGATGACTCCCCCAGCACCTTATGAGAAATCATAAGTCTTTGCGTTCCGGGGGGAGTATGGTCGCAAGGCTGAAACTTAAAGGAATTGACGGAAGGGCACCACCAGGAGTGGAGCCTGCGGCTTAATTTGACTCAACACGGGGAAACTCACCAGGTCCAGACATAGTAAGGATTGACAGATTGAGAGCTCTTTCTTGATTCTATGGGTGGTGGTGCATGGCCGTTCTTAGTTGGTGGAGTGATTTGTCTGGTTAATTCCGATAACGAACGAGACCTCAGCCTGCTAACTAGTGGGTTCAACCTTCTGCACGGGTGAAGGTAGGTATTTGGGAAGGTTCCTCCGTGTTCCTTTCCTACCTATTGGATCCTTGACGAGTTGGATCTCATAAACATTGGCGTAAAAAACCGATACTTCTTAGAGGGACTATTCGCGTCTAGTGAATGGAAGTTTGAGGCAATAACAGGTCTGTGATGCCCTTAGATGTTCTGGGCTGCACGCGCGCTACAATGACTATCTCAACGAGTTCTTTCACCTTGGCCGACAGGTCTGGGTAATCTTCTCAAAGGTAGTCGTGCTGGGGATAGACTATTGTAATTATTAGTCTTCAACGAGGAATTCCTAGTAAGTGCAGGTCATCAACCTGCGCTGATTACGTCCCTGCCCTTTGTACACACCGCCCGTCGCTCCTACCGATTGAATGATCCGGTGAAATCTTGGGATCGAGAGGCACACTTGAGGGGCAACTCTCAAGCAACCTTTTGAGAACTTGCTTGAACCTTATCATTTAGAGGAAGGAGAAGTCGTAACAAGGTTTCC</text:p>
          </table:table-cell>
          <table:table-cell office:value-type="string" calcext:value-type="string">
            <text:p>d__Eukaryota; p__Incertae_Sedis; c__Incertae_Sedis; o__Incertae_Sedis; f__Incertae_Sedis; g__Ischn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TTTATACAGCGAAACTGCGAATGGCTCATTAAATCAGTTATAGTTTATTTGATAGTACCTTACTACTTGGATAACCGTAGTAATTCTAGAGCTAATACATGCTAAAATCCCCGACTTTTCGGAAGGGGTGCATTTATTAGATCCAAAACCAATGAGTGGGGGCAACTCCACTCCTCTTGATGATTCATGATAACTTTGCGAATCGCATAGCCTTGAGCTGGCGATGATTCATTCAAATTTCTGCCCTATCAACTTTCGATGGTAGTGTAGTGGACTACCATGGTGATAACGGGTAACGGAGAATTAGGGTTCGATTCCGGAGACGGTGCCTGAGAGATGGCAACGACTTCCAAGGAAGGCAGCAGGCGCGCAAATTACCCAATCCGAATACCGGGAGGTAGTGACAATAAATAACAATACCGGTCCTAAAAAGGTCTGGTAATTGGAATGAGTACAATTTAAACCCCTTAACAAGGAACAATTGGAGGACAAGTCTGGTGCCAGCACCCGCGGTAATTCCAGCTCCAATAGCGTATATTAAAGTTGTTGCAGTTAAAAAGCTCGTAGTTGGATTTTGGGGTGTTTAATTTCAAATGAGGATCGGTCTGCCTCCACGTGAGGTGTGTACTGTCCTCGACACCCTTCCAGCGGGTCTTGGTTCCATCTGCCCTTAACTGGGTGGGTGGATACCTCCCGCTCGTTTACTTTGAAAAAATTAGAGTGTTTAAAGCAGGCGGTCTCCGCCACTGAATACATTAGCATGGGATAATGGAATAGGATTGTCTTTCCGATTTCGTTGGTTTCCGGAACGGACGATAATGATTAATAGAGATAGTTGGGGACATTTATATTCCATGGTCAGAGGTGAAATTCTTGGATTCATGGAAGATAAACAAGTGCGAAAGCATTTGTCAAGGATGTTTTCATTAATCAAGAACGAAAGTTAGGGGATCGAAGACGATCAGATACCGTCGTAGTCTTAACCATAAACGATGCGGACCAGGGATTGGGAGACGTTACGTGGATGACTCCCCCAGCACCTTATGAGAAATCATAAGTCTTTGCGTTCCGGGGGGAGTATGGTCGCAAGGCTGAAACTTAAAGGAATTGACGGAAGGGCACCACCAGGAGTGGAGCCTGCGGCTTAATTTGACTCAACACGGGGAAACTCACCAGGTCCAGACATAGTAAGGATTGACAGATTGAGAGCTCTTTCTTGATTCTATGGGTGGTGGTGCATGGCCGTTCTTAGTTGGTGGAGTGATTTGTCTGGTTAATTCCGATAACGAACGAGACCTCAGCCTGCTAACTAGTGGGTTCAACCTTCTGCACGGGTGAAGGTAGGTATTTGGGAAGGTTCCTCCGTGTTCCTTTCCTACCTATTGGATCCTTGACGAGTTGGATCTCATAAACATTGGCGTAAAAAACCGATACTTCTTAGAGGGACTATTCGCGTCTAGTGAATGGAAGTTTGAGGCAATAACAGGTCTGTGATGCCCTTAGATGTTCTGGGCTGCACGCGCGCTACAATGACTATCTCAACGAGTTCTTTCACCTTGGCCGACAGGTCTGGGTAATCTTCTCAAAGGTAGTCGTGCTGGGGATAGACTATTGTAATTATTAGTCTTCAACGAGGAATTCCTAGTAAGTGCAGGTCATCAACCTGCGCTGATTACGTCCCTGCCCTTTGTACACACCGCCCGTCGCTCCTACCGATTGAATGATCCGGTGAAATCTTGGGATCGAGAGGCACACTTGAGGGGCAACTCTCAAGCAACCTTTTGAGAACTTGCTTG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AATTATACAGCGAAACTGCGAATGGCTCATTAAATCAGTTATAGTTTATTTGATAGTACCTTACTACTTGGATAACCGTAGTAATTCTAGAGCTAATACATGCTAAAAGCCCTGACTTTTCGGAAAGGGTGCATTTATTAGATCCAAAACCAATGAGTGGGGGCAACTTCACTCCTATTGATGATTCATGATAACTTTGCGAATCGCATGGCCTTGAGCCGGCGATGATTCATTCAAATTTCTGCCCTATCAACTTTCGATGGTAGTGTAGTGGACTACCATGGTGATAACGGGTAACGGAGAATTAGGGTTCGATTCCGGAGACGGTGCCTGAGAGATGGCAACGACTTCCAAGGAAGGCAGCAGGCGCGCAAATTACCCAATCCGAATACCGGGAGGTAGTGACAATAAATAACAATACCGGTCCTAAAAAGGTCTGGTAATTGGAATGAGTACAATTTAAACCCCTTAACAAGGAACAATTGGAGGACAAGTCTGGTGCCAGCACCCGCGGTAATTCCAGCTCCAATAGCGTATATTAAAGTTGTTGCAGTTAAAAAGCTCGTAGTTGGATTTTGGGGTGCGTCTCAAGAGGATCGGTCTGCCTTTTAGGTGTGTACTGTCCTCTCCACCCTTCTAGCGGGTATTTTGGTTCCATCTGTCCTTAACTGGATGGGTGGATACCTCCCGCTCGTTTACTTTGAAAAAATTAGAGTGTTTAAAGCAGGCGGTTTCGCCACTGAATACATTAGCATGGGATAATGGAATAGGATTGTCTTTCCGATTTCGTTGGTTTCCGGGATGGACGATAATGATTAATAGAGATAGTTGGGGACATTTATATTCCGTGGTCAGAGGTGAAATTCTTGGATTCACGGAAGATAAACAAGTGCGAAAGCATTTGTCAAGGATGTTTTCATTAATCAAGAACGAAAGTTAGGGGATCGAAGACGATCAGATACCGTCGTAGTCTTAACCATAAACGATGCGGACCAGGGATTGGGAGACGTTACGTGGATGACTCCCCCAGCACCTTATGAGAAATCATAAGTCTTTGCGTTCCGGGGGGAGTATGGTCGCAAGGCTGAAACTTAAAGGAATTGACGGAAGGGCACCACCAGGAGTGGAGCCTGCGGCTTAATTTGACTCAACACGGGGAAACTCACCAGGTCCAGACATAGTAAGGATTGACAGATTGAGAGCTCTTTCTTGATTCTATGGGTGGTGGTGCATGGCCGTTCTTAGTTGGTGGAGTGATTTGTCTGGTTAATTCCGATAACGAACGAGACCTCAGCCTGCTAACTAGTGGGTCCAACCTTCTAATCCGGTGAAGCTGTTGCGAGAAGGTTCCTTTGTGTATCTTTTCTCTTCAGTGGATCCTTGACGAGTTGGATCTCAATATACTGGCAACAGTACTTCTTAGAGGGACTATTCGCGTCTAGTGAATGGAAGTTTGAGGCAATAACAGGTCTGTGATGCCCTTAGATGTTCTGGGCTGCACGCGCGCTACAATGACTATCTCAACGAGTTTTTTTAACCTTGGCTGACAAGTCTGGGTAATCTTCTCAAAGGTAGTCGTGATGGGGATAGACTATTGTAATTATTAGTCTTCAACGAGGAATTCCTAGTAAGTGCAGGTCATCAACCTGCGCTGATTACGTCCCTGCCCTTTGTACACACCGCCCGTCGCTCCTACCGATTGAATGATCCGGTGAAATCTCGGGATTGAAGAGCATACTTAAGGGGAAACTCTTAAGCAACTTTTTAAGAACTTGCTTAAACCTTATCATTTAGAGGAAGGAGAAGTCGTAACAAGGTTTCC</text:p>
          </table:table-cell>
          <table:table-cell office:value-type="string" calcext:value-type="string">
            <text:p>d__Eukaryota; p__Incertae_Sedis; c__Incertae_Sedis; o__Incertae_Sedis; f__Incertae_Sedis; g__Ischnamoeb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GATTAAGCCATGCATGTCTAAGTATAAGCAATTATACAGCGAAACTGCGAATGGCTCATTAAATCAGTTATAGTTTATTTGATAGTACCTTACTACTTGGATAACCGTAGTAATTCTAGAGCTAATACATGCTAAAAGCCCTGACTTTTCGGAAAGGGTGCATTTATTAGATCCAAAACCAATGAGTGGGGGCAACTTCACTCCTATTGATGATTCATGATAACTTTGCGAATCGCATGGCCTTGAGCCGGCGATGATTCATTCAAATTTCTGCCCTATCAACTTTCGATGGTAGTGTAGTGGACTACCATGGTGATAACGGGTAACGGAGAATTAGGGTTCGATTCCGGAGACGGTGCCTGAGAGATGGCAACGACTTCCAAGGAAGGCAGCAGGCGCGCAAATTACCCAATCCGAATACCGGGAGGTAGTGACAATAAATAACAATACCGGTCCTAAAAAGGTCTGGTAATTGGAATGAGTACAATTTAAACCCCTTAACAAGGAACAATTGGAGGACAAGTCTGGTGCCAGCACCCGCGGTAATTCCAGCTCCAATAGCGTATATTAAAGTTGTTGCAGTTAAAAAGCTCGTAGTTGGATTTTGGGGTGCGTCTCAAGAGGATCGGTCTGCCTTTTAGGTGTGTACTGTCCTCTCCACCCTTCTAGCGGGTATTTTGGTTCCATCTGTCCTTAACTGGATGGGTGGATACCTCCCGCTCGTTTACTTTGAAAAAATTAGAGTGTTTAAAGCAGGCGGTTTCGCCACTGAATACATTAGCATGGGATAATGGAATAGGATTGTCTTTCCGATTTCGTTGGTTTCCGGGATGGACGATAATGATTAATAGAGATAGTTGGGGACATTTATATTCCGTGGTCAGAGGTGAAATTCTTGGATTCACGGAAGATAAACAAGTGCGAAAGCATTTGTCAAGGATGTTTTCATTAATCAAGAACGAAAGTTAGGGGATCGAAGACGATCAGATACCGTCGTAGTCTTAACCATAAACGATGCGGACCAGGGATTGGGAGACGTTACGTGGATGACTCCCCCAGCACCTTATGAGAAATCATAAGTCTTTGCGTTCCGGGGGGAGTATGGTCGCAAGGCTGAAACTTAAAGGAATTGACGGAAGGGCACCACCAGGAGTGGAGCCTGCGGCTTAATTTGACTCAACACGGGGAAACTCACCAGGTCCAGACATAGTAAGGATTGACAGATTGAGAGCTCTTTCTTGATTCTATGGGTGGTGGTGCATGGCCGTTCTTAGTTGGTGGAGTGATTTGTCTGGTTAATTCCGATAACGAACGAGACCTCAGCCTGCTAACTAGTGGGTCCAACCTTCTAATCCGGTGAAGCTGTTGCGAGAAGGTTCCTTTGTGTATCTTTTCTCTTCAGTGGATCCTTGACGAGTTGGATCTCAATATACTGGCAACAGTACTTCTTAGAGGGACTATTCGCGTCTAGTGAATGGAAGTTTGAGGCAATAACAGGTCTGTGATGCCCTTAGATGTTCTGGGCTGCACGCGCGCTACAATGACTATCTCAACGAGTTTTTTTAACCTTGGCTGACAAGTCTGGGTAATCTTCTCAAAGGTAGTCGTGATGGGGATAGACTATTGTAATTATTAGTCTTCAACGAGGAATTCCTAGTAAGTGCAGGTCATCAACCTGCGCTGATTACGTCCCTGCCCTTTGTACACACCGCCCGTCGCTCCTACCGATTGAATGATCCGGTGAAATCTCGGGATTGAAGAGCATACTTAAGGGGAAACTCTTAAGCAACTTTTTAAGAACTTGCTTA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ATTTATACAGCGAAACTGCGAATGGCTCATTAAATCAGTTATAGTTTATTTGATAGTACCTTACTACTTGGATAACCGTAGTAATTCTAGAGCTAATACATGCTAAAAGCCCAAACTTTTCGGAATGGGTGCATTTATTAGATAAAAAACCAATGCATGGGGGTAACTTCATGGTATTTTGGTGATTCATGATAACTTTGCGAATCGCATAGCCTTGAGCTGGCGATAATTCATTCAAATTTCTGCCCTATCAACTTTCGATGGTAGTGTAGTGGACTACCATGGTGATAACGGGTAACGGAGAATTAGGGTTCGATTCCGGAGACGGTGCCTGAGAGATGGCAACGACTTCCAAGGAAGGCAGCAGGCGCGCAAATTACCCAATCTCAATACGAGGAGGTAGTGACAATACATAACAATACAGGACTTGAATAAAGTCTTGTAATTGGAATGAGTACAATTTAAACCCCTTAACAAGGAACAATTGGAGGACAAGTCTGGTGCCAGCACCCGCGGTAATTCCAGCTCCAATAGCGTATATTAAAGTTGTTGCAGTTAAAAAGCTCGTAGTTGGATTTTAGAGTATTAAATTGTCGAAAGGAGAGCAATCTTCTTTTCTTTTTATTTTGGAGAATCGGTCTACCTTTGGATTAAATTTCTTTTTTTTCAAAGGTGTGTACTATTTTCCTTACTCTTCTTGTGGGTTTGGTTCAATCTGCCCTTAACTGGGTGGATTGTTTTTACCTCCCGCTCGTTTACTTTGAAAAAATTAGAGTGTTTAAAGCAGGCGTTTTCCGCCCTGAATACATTAGCATGGGATAATAGAATAGGACTGTCTGTCTATTTTGTTGGTTTCTAGATGGATAGTAATGATTAATAGAGATGGTTGGGGACATTTATATTCCATGGTCAGAGGTGAAATTCTTGGATTCATGGAAGATAAACAAGTGCGAAAGCATTTGTCAAGGATGTTTTCATTAATCAAGAACGAAAGTTAGGGGATCGAAGACGATCAGATACCGTCGTAGTCTTAACCATAAACGATGCGGACCAGGGATTGGGAGACGTTACGTGGATGACTCCCCCAGCACCTTGTGAGAAATCACGAGTCTTTGCGTTCCGGGGGGAGTATGGTCGCAAGGCTGAAACTTAAAGGAATTGACGGAAGGGCACCACCAGGAGTGGAGCCTGCGGCTTAATTTGACTCAACACGGGGAAACTCACCAGGTCCAGACATAGTAAGGATTGACAGATTGAGAGCTCTTTCTTGATTCTATGGGTGGTGGTGCATGGCCGTTCTTAGTTGGTGGAGTGATTTGTCTGGTTAATTCCGATAACGAACGAGACCTCAGCCTGCTAACTAGTGGGTTCAACCTTCTGCATGGGTGAATCTTTAATTGTGTGGGATCTTTGTATTTCATTCAATTAAAGTGGATCCTTGACGAGTTGGATCTCTTATTTTTTACTTCTTAGAGGGACTATTCGCGTCTAGCGAGTGGAAGTTTGAGGCAATAACAGGTCTGTGATGCCCTTAGATGTTCTGGGCTGCACGCGCGCTACAATGACTATCTCAACAAGTTCTTTTTTAACCTTGGCCGAAAGGTCTGGGTAATCTTATGAAAGGTAGTCGTGCTGGGGATAGACTATTGTAATTATTAGTCTTCAACGAGGAATTCCTAGTAAGTGCAGGTCATCAGCCTGCGCTGATTACGTCCCTGCCCTTTGTACACACCGCCCGTCGCTCCTACCGATTGAATGATCCGGTGAAATCTTGGGATTGGGAAGCATACTTGGGGCAACTCAAGCAACTTACTAAGAACTTGCTTAAACCTTATCATTTAGAGGAAGGAGAAGTCGTAACAAGGTTTCC</text:p>
          </table:table-cell>
          <table:table-cell office:value-type="string" calcext:value-type="string">
            <text:p>d__Eukaryota; p__Incertae_Sedis; c__Incertae_Sedis; o__Incertae_Sedis; f__Incertae_Sedis; g__Ischnamoeb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GCATTTATACAGCGAAACTGCGAATGGCTCATTAAATCAGTTATAGTTTATTTGATAGTACCTTACTACTTGGATAACCGTAGTAATTCTAGAGCTAATACATGCTAAAAGCCCAAACTTTTCGGAATGGGTGCATTTATTAGATAAAAAACCAATGCATGGGGGTAACTTCATGGTATTTTGGTGATTCATGATAACTTTGCGAATCGCATAGCCTTGAGCTGGCGATAATTCATTCAAATTTCTGCCCTATCAACTTTCGATGGTAGTGTAGTGGACTACCATGGTGATAACGGGTAACGGAGAATTAGGGTTCGATTCCGGAGACGGTGCCTGAGAGATGGCAACGACTTCCAAGGAAGGCAGCAGGCGCGCAAATTACCCAATCTCAATACGAGGAGGTAGTGACAATACATAACAATACAGGACTTGAATAAAGTCTTGTAATTGGAATGAGTACAATTTAAACCCCTTAACAAGGAACAATTGGAGGACAAGTCTGGTGCCAGCACCCGCGGTAATTCCAGCTCCAATAGCGTATATTAAAGTTGTTGCAGTTAAAAAGCTCGTAGTTGGATTTTAGAGTATTAAATTGTCGAAAGGAGAGCAATCTTCTTTTCTTTTTATTTTGGAGAATCGGTCTACCTTTGGATTAAATTTCTTTTTTTTCAAAGGTGTGTACTATTTTCCTTACTCTTCTTGTGGGTTTGGTTCAATCTGCCCTTAACTGGGTGGATTGTTTTTACCTCCCGCTCGTTTACTTTGAAAAAATTAGAGTGTTTAAAGCAGGCGTTTTCCGCCCTGAATACATTAGCATGGGATAATAGAATAGGACTGTCTGTCTATTTTGTTGGTTTCTAGATGGATAGTAATGATTAATAGAGATGGTTGGGGACATTTATATTCCATGGTCAGAGGTGAAATTCTTGGATTCATGGAAGATAAACAAGTGCGAAAGCATTTGTCAAGGATGTTTTCATTAATCAAGAACGAAAGTTAGGGGATCGAAGACGATCAGATACCGTCGTAGTCTTAACCATAAACGATGCGGACCAGGGATTGGGAGACGTTACGTGGATGACTCCCCCAGCACCTTGTGAGAAATCACGAGTCTTTGCGTTCCGGGGGGAGTATGGTCGCAAGGCTGAAACTTAAAGGAATTGACGGAAGGGCACCACCAGGAGTGGAGCCTGCGGCTTAATTTGACTCAACACGGGGAAACTCACCAGGTCCAGACATAGTAAGGATTGACAGATTGAGAGCTCTTTCTTGATTCTATGGGTGGTGGTGCATGGCCGTTCTTAGTTGGTGGAGTGATTTGTCTGGTTAATTCCGATAACGAACGAGACCTCAGCCTGCTAACTAGTGGGTTCAACCTTCTGCATGGGTGAATCTTTAATTGTGTGGGATCTTTGTATTTCATTCAATTAAAGTGGATCCTTGACGAGTTGGATCTCTTATTTTTTACTTCTTAGAGGGACTATTCGCGTCTAGCGAGTGGAAGTTTGAGGCAATAACAGGTCTGTGATGCCCTTAGATGTTCTGGGCTGCACGCGCGCTACAATGACTATCTCAACAAGTTCTTTTTTAACCTTGGCCGAAAGGTCTGGGTAATCTTATGAAAGGTAGTCGTGCTGGGGATAGACTATTGTAATTATTAGTCTTCAACGAGGAATTCCTAGTAAGTGCAGGTCATCAGCCTGCGCTGATTACGTCCCTGCCCTTTGTACACACCGCCCGTCGCTCCTACCGATTGAATGATCCGGTGAAATCTTGGGATTGGGAAGCATACTTGGGGCAACTCAAGCAACTTACTAAGAACTTGCTTAAACCTTATCATTTAGAGGAAGGAGAAGTCGTAACAAGGTTTCC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CCCTTTACACGGGTAGACTGCGAATGGCTCATTAAATCAGTTATAGTTTATTTGATAGTGCCTACTACTTGGATAACCGTAGTAATTCTAGAGCTAATACATGCAACAAGTCCCGACTTCTGGAAGGGATGTATTTATTAGATATACAAACCAACCACGGCGGGAAACCGTCGTGTCCTTTGGTGATTCATAATAACTTCGCGAATCGCATGCCTTCGGGCGGCGATGATTCATTCAAATTTCTGCCCTATCAGCTTTTGATGGTAGGGTATTGGCCTACCATGGCGTTCACGGGTAACGGAGAATTAGGGTTCGATTCCGGAGAGGGAGCCTGAGAGACGGCTACCACATCCAAGGAAGGCAGCAGGCGCGCAAATTACCCAATCCTGACACAGGGAGGTAGTGACAATAAATAACAATACTGGACTTTTTCAAGTCTAGTAATTGGAATGAGAACAATCTAAATACCTTATCGAGTATCAATTGGAGGGCAAGTCTGGTGCCAGCAGCCGCGGTAATTCCAGCTCCAATAGCGTATATTAAAGTTGTTGCAGTTAAAAAGCTCGTAGTTGGATCTCAGGGTGAGCTCAGTTGGTCGGCCTAATTGGTCAGAACTGGCTGACTCTCCCTTGTTTCTGAATCCCGGTCGGAGTTAATTCTTCGTTCGTGGACTTCAGATCGTTTACCTTGAAAAAATTAGAGTGTTCAAAGCGGGCGTTTGCTTGAATACATTAGCATGGAATAATGGAATAGGACCCTGGTCTTATTTTGTTGGTTTTGAGGACCAGAGTAATGATTAATAGGGATAGTTGGGGGCATTCATATTTAATTGTCAGAGGTGAAATTCTTGGATTTATGAAAGATGAACTTCTGCGAAAGCATTTGCCAAGGATGTTTTCATTAATCAAGAACGAAAGTTAGGGGATCGAAGACGATCAGATACCGTCGTAGTCTTAACCATAAACTATGCCGACTAGGGATTGGGAGCGGTTTGTTCATTGACCCTCTCAGCACCTTACGAGAAATCAAAGTTTTTGGGTTCCGGGGGGAGTATGGTCGCAAGGCTGAAACTTAAAGGAATTGACGGAGGGGCACCACCAGGAGTGGAGCCTGCGGCTTAATTTGACTCAACACGGGAAAACTTACCAGGTCCAGACATAGGAAGGATTGACAGATTGAGAGCTCTTTCTTGATTCTATGGGTGGTGGTGCATGGCCGTTCTTAGTTGGTGGAGTGATTTGTCTGGTTAATTCCGTTAACGAACGAGACCTTAACCTGCTAAATAGTTACGACGATACTCTGTATCGGCGGACAACTTCTTAGAGGGACTACTGGGGTTACACCCGGTGGAAGTTTGAGGCAATAACAGGTCTGTGATGCCCTTAGATGTTCTGGGCCGCACGCGCGCTACACTGACTGGATCAACGAGTTGTCCACCTTGGCTGAAGAGTCTGGGTAATCTTGTAAAATCCAGTCGTGATGGGGATAGATTATTGCAATTATTAATCTTCAACGAGGAATTCCTAGTAAGGGTGGTTCAACAGACCGCCCTGATTACGTCCCTGCCCCTTGTACACACCGCCCGTCGCTGCTACCGATTGGATGGTCCGGTGAGAACTCTGGATTGCGGTCGGTGTGTCGCTCTGCGATGCATGACTGCGAGAAGTTGATCGAACCTTATCATCTAGAGGAAGCAAAAGTCGTAACAAGGTTTCC</text:p>
          </table:table-cell>
          <table:table-cell office:value-type="string" calcext:value-type="string">
            <text:p>d__Eukaryota; p__Incertae_Sedis; c__Incertae_Sedis; o__Incertae_Sedis; f__Incertae_Sedis; g__Telone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CCCTTTACACGGGTAGACTGCGAATGGCTCATTAAATCAGTTATAGTTTATTTGATAGTGCCTACTACTTGGATAACCGTAGTAATTCTAGAGCTAATACATGCAACAAGTCCCGACTTCTGGAAGGGATGTATTTATTAGATATACAAACCAACCACGGCGGGAAACCGTCGTGTCCTTTGGTGATTCATAATAACTTCGCGAATCGCATGCCTTCGGGCGGCGATGATTCATTCAAATTTCTGCCCTATCAGCTTTTGATGGTAGGGTATTGGCCTACCATGGCGTTCACGGGTAACGGAGAATTAGGGTTCGATTCCGGAGAGGGAGCCTGAGAGACGGCTACCACATCCAAGGAAGGCAGCAGGCGCGCAAATTACCCAATCCTGACACAGGGAGGTAGTGACAATAAATAACAATACTGGACTTTTTCAAGTCTAGTAATTGGAATGAGAACAATCTAAATACCTTATCGAGTATCAATTGGAGGGCAAGTCTGGTGCCAGCAGCCGCGGTAATTCCAGCTCCAATAGCGTATATTAAAGTTGTTGCAGTTAAAAAGCTCGTAGTTGGATCTCAGGGTGAGCTCAGTTGGTCGGCCTAATTGGTCAGAACTGGCTGACTCTCCCTTGTTTCTGAATCCCGGTCGGAGTTAATTCTTCGTTCGTGGACTTCAGATCGTTTACCTTGAAAAAATTAGAGTGTTCAAAGCGGGCGTTTGCTTGAATACATTAGCATGGAATAATGGAATAGGACCCTGGTCTTATTTTGTTGGTTTTGAGGACCAGAGTAATGATTAATAGGGATAGTTGGGGGCATTCATATTTAATTGTCAGAGGTGAAATTCTTGGATTTATGAAAGATGAACTTCTGCGAAAGCATTTGCCAAGGATGTTTTCATTAATCAAGAACGAAAGTTAGGGGATCGAAGACGATCAGATACCGTCGTAGTCTTAACCATAAACTATGCCGACTAGGGATTGGGAGCGGTTTGTTCATTGACCCTCTCAGCACCTTACGAGAAATCAAAGTTTTTGGGTTCCGGGGGGAGTATGGTCGCAAGGCTGAAACTTAAAGGAATTGACGGAGGGGCACCACCAGGAGTGGAGCCTGCGGCTTAATTTGACTCAACACGGGAAAACTTACCAGGTCCAGACATAGGAAGGATTGACAGATTGAGAGCTCTTTCTTGATTCTATGGGTGGTGGTGCATGGCCGTTCTTAGTTGGTGGAGTGATTTGTCTGGTTAATTCCGTTAACGAACGAGACCTTAACCTGCTAAATAGTTACGACGATACTCTGTATCGGCGGACAACTTCTTAGAGGGACTACTGGGGTTACACCCGGTGGAAGTTTGAGGCAATAACAGGTCTGTGATGCCCTTAGATGTTCTGGGCCGCACGCGCGCTACACTGACTGGATCAACGAGTTGTCCACCTTGGCTGAAGAGTCTGGGTAATCTTGTAAAATCCAGTCGTGATGGGGATAGATTATTGCAATTATTAATCTTCAACGAGGAATTCCTAGTAAGGGTGGTTCAACAGACCGCCCTGATTACGTCCCTGCCCCTTGTACACACCGCCCGTCGCTGCTACCGATTGGATGGTCCGGTGAGAACTCTGGATTGCGGTCGGTGTGTCGCTCTGCGATGCATGACTGCGAGAAGTTGATCGAACCTTATCATCTAGAGGAAGC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GATACGCTCGTCTCAAAGATTAAGCCATGCATGTCTAAGTATACAAAGTCTACTTTGAAACTGCGAACGGCTCATTAACCAGTTATAGTTTATTTGATAATTTAATTCTACTGGGATAACCGTAGTAATTCTAGAGCTAATACCTGCGCAACGTCTCGACCTTACGGAAGGGATGCGTTTATTAGATCGAAACCAATACAGGGCAACCTGCTTTTCGGTGATTCACAATAAGCAAGCAAATCGTATTTCTTCGGAAGACGATGAGTCATTCAAGTTTCTGCCCTATCAGCTGCGATGGTACGGTATTGGCCTACCATGGCTTTGACGGGTAACGGAGAATTAGGGTTCGATTCCGGAGAGGGAGCCTGAGAAACGGCTACCACATCCAAGGAAGGCAGCAGGCGCGTAAATTACCCAATCCCAACTCGGGGAGGTAGTGACAAGAAATACTTTTGCGGAGCCTTATGGTTTTGCAGTGGAATGAGCACAATCTAAATCCCTTAGCGAGGATCCATTGGAGGGCAAGTCTGGTGCCAGCAGCCGCGGTAATTCCAGCTCCAATAGCGTATATTAAAGTTGTTGCAGTTAAAAAGCTCGTAGTTGGATTTCTTTTACGCAGGGAGGGTTTGGAATTGTTGTTGACTTTTGTTAATGACATTCTTCCTCTTGTGTGAAATATTTATATGTAATTTATTACATATATCATTTACTGTGAAAAAATCAAAGCGTTCAAAGCAGGCTTTATGCAATGAATGTCTCAGCATGGAATAATAATTTAAGCCATCGTCTTATTTTGTTGGTTTACAAGATGAAGGAATGTTTAATAGGATCAGTCGGGGATATCCGAACTTAGAAGTCAGAGGTGAAATTCTTGGATTTTCTAAAGTCGAACTACTGCGAAAGCATTTATCAAGGATGTTTTCATTAATCAAGAACGAAAGTTTGGGGATCGAAGATGATTAGATACCATCGTAGTCTAAACCATAAACTATGCCGATTCGGGATCGTCTTTTGATTTATGTCTAAGGCGGCACCGTACGCGAAAGCAAAATCTTTGGGTTCTGGGGGGAGTATGATCGCAAGGTTGAAACTTAAAGGAATTGACGGAAGGGCACCATCAGGCGTGGAGCCTGCGGCTCAATTTGACTCAACTCGGGAAAACTTAGCAGGGCAGGACAAAATAAGGATTGACAGATTGAGAGCTCTTTCTTGATTCTTTGGGTGGTGGTGCATGGCCGTTCTTAGTTGGTGGAGTGATTTGTCTGGTTAATTCCGTTAACGAACGAGACCTCAACCTATTAAATAGTAGAAATATTCTTACGAATATGGAATACTTCTTAGAGGGACTTTTCGCTTTTAGCGGAAGGAAGTTTGAGGCAATAACAGGTCTGTGATGCCCTTAGATGTCCTGCGCCGCACGCGCGCTACAATGACCAGTTCAATCGGTACTTCCTTGGTCGAGAGGCCTGGGTAATCCTAGAACTCTGGTCGTGATGGGGCTAGATTTTTGCAATTATTAATCTTCAACGAGGAATGCCTAGTAAACGCAAGTCATCATCTTGCATTGAATACATCCCTGCCCTTTGTACACACCGCCCGTCGCATCTACCGATGAATTTTGCGGTGAAGTCTTGGGAGCCTTTTAATTTTGCTTTCACGAGTAGAATTCGAGGGTGAACTTGAATAAACCTTAACATTTAGAGGAAGATGAAGTCGTAACAAGGTTTCC</text:p>
          </table:table-cell>
          <table:table-cell office:value-type="string" calcext:value-type="string">
            <text:p>d__Eukaryota; p__Labyrinthulomycetes; c__Labyrinthulomycetes; o__Labyrinthulomycetes; f__Amphitraemidae; g__Amphitraemida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TGATACGCTCGTCTCAAAGATTAAGCCATGCATGTCTAAGTATACAAAGTCTACTTTGAAACTGCGAACGGCTCATTAACCAGTTATAGTTTATTTGATAATTTAATTCTACTGGGATAACCGTAGTAATTCTAGAGCTAATACCTGCGCAACGTCTCGACCTTACGGAAGGGATGCGTTTATTAGATCGAAACCAATACAGGGCAACCTGCTTTTCGGTGATTCACAATAAGCAAGCAAATCGTATTTCTTCGGAAGACGATGAGTCATTCAAGTTTCTGCCCTATCAGCTGCGATGGTACGGTATTGGCCTACCATGGCTTTGACGGGTAACGGAGAATTAGGGTTCGATTCCGGAGAGGGAGCCTGAGAAACGGCTACCACATCCAAGGAAGGCAGCAGGCGCGTAAATTACCCAATCCCAACTCGGGGAGGTAGTGACAAGAAATACTTTTGCGGAGCCTTATGGTTTTGCAGTGGAATGAGCACAATCTAAATCCCTTAGCGAGGATCCATTGGAGGGCAAGTCTGGTGCCAGCAGCCGCGGTAATTCCAGCTCCAATAGCGTATATTAAAGTTGTTGCAGTTAAAAAGCTCGTAGTTGGATTTCTTTTACGCAGGGAGGGTTTGGAATTGTTGTTGACTTTTGTTAATGACATTCTTCCTCTTGTGTGAAATATTTATATGTAATTTATTACATATATCATTTACTGTGAAAAAATCAAAGCGTTCAAAGCAGGCTTTATGCAATGAATGTCTCAGCATGGAATAATAATTTAAGCCATCGTCTTATTTTGTTGGTTTACAAGATGAAGGAATGTTTAATAGGATCAGTCGGGGATATCCGAACTTAGAAGTCAGAGGTGAAATTCTTGGATTTTCTAAAGTCGAACTACTGCGAAAGCATTTATCAAGGATGTTTTCATTAATCAAGAACGAAAGTTTGGGGATCGAAGATGATTAGATACCATCGTAGTCTAAACCATAAACTATGCCGATTCGGGATCGTCTTTTGATTTATGTCTAAGGCGGCACCGTACGCGAAAGCAAAATCTTTGGGTTCTGGGGGGAGTATGATCGCAAGGTTGAAACTTAAAGGAATTGACGGAAGGGCACCATCAGGCGTGGAGCCTGCGGCTCAATTTGACTCAACTCGGGAAAACTTAGCAGGGCAGGACAAAATAAGGATTGACAGATTGAGAGCTCTTTCTTGATTCTTTGGGTGGTGGTGCATGGCCGTTCTTAGTTGGTGGAGTGATTTGTCTGGTTAATTCCGTTAACGAACGAGACCTCAACCTATTAAATAGTAGAAATATTCTTACGAATATGGAATACTTCTTAGAGGGACTTTTCGCTTTTAGCGGAAGGAAGTTTGAGGCAATAACAGGTCTGTGATGCCCTTAGATGTCCTGCGCCGCACGCGCGCTACAATGACCAGTTCAATCGGTACTTCCTTGGTCGAGAGGCCTGGGTAATCCTAGAACTCTGGTCGTGATGGGGCTAGATTTTTGCAATTATTAATCTTCAACGAGGAATGCCTAGTAAACGCAAGTCATCATCTTGCATTGAATACATCCCTGCCCTTTGTACACACCGCCCGTCGCATCTACCGATGAATTTTGCGGTGAAGTCTTGGGAGCCTTTTAATTTTGCTTTCACGAGTAGAATTCGAGGGTGAACTTGAATAAACCTTAACATTTAGAGGAAGA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GATACGCTCGTCTCAAAGATTAAGCCATGCATGTCTAAGTATACAAAGTCTACTTTGAAACTGCGAACGGCTCATTAACCAGTTATAGTTTATTTGATAGTTTTTTCACTACTGGGATAACCGTAGTAATTCTAGAGCTAATACCTGCGTACAATTTCAATTCTCGCAAGAGAAAAGAAATGCGTTTATTAGATCGAAACCAATACATAGCAATATGTTCAAGGTGATTCACAATAAGCAAGCAAATCGCATCGGCGCAAGCTAGGCGATGAGTCATTCAAGTTTCTGCCCTATCAGCTGCGAAGGTACGGTATTGGCCTACCTTGGCTTTGACGGGTAACGGAGAATTAGGGTTCGATTCCGGAGAGGGAGCCTGAGAAACGGCTACCACATCCAAGGAAGGCAGCAGGCGCGTAAATTACCCAATCCCAACTCGGGGAGGTAGTGACAAGAAATACTTTTGTGGAGCCTTTTATAGGTTCTGCTGTGGAATGAGCACAATTTAAATCCCTTAGCGAGGATCCATTGGAGGGCAAGTCTGGTGCCAGCAGCCGCGGTAATTCCAGCTCCAATAGCGTATATTAAAGTTGTTGCAGTTAAAAAGCTCGTAGTTGGATTTCTTTTATATAGGTAGGGTCTGGATTAGTTTATGCAATTTATTGTGTAGACGTCTTTCCTCTTGTATGAAACTTTTTTTATATAATGTTAAAGTTATATAAAATCATTTACTGTGAAAAAATCAAAGCGTTCAAAGCAGGCTTTATGCAATTGAATGTTTCAGCATGGAATAATAATTTAAGCCATTGTCTTATTTTGTTGGTTTACAAGATAACGGAATGTTTAATAGGATCAGTCGGGGATATCCGAACTTAGAAGTCAGAGGTGAAATTCTTGGATTTTCTAAAGTCGAACTACTGCGAAAGCATTTATCAAGGATGTTTTCATTAATCAAGAACGAAAGTTTGGGGATCGAAGATGATTAGATACCATCGTAGTCTAAACCATAAACGATGCCGATTCGGGATTATATTTTAATAACTAATGTTAAATGTAGCACCGTACGCGAAAGCAAAATCTTTGGGTTCTGGGGGGAGTATGATCGCAAGGTTGAAACTTAAAGGAATTGACGGAAGGGCACCATCAGGCGTGGAGCCTGCGGCTCAATTTGACTCAACTCGGGAAAACTTAGCAGGGCAGGACAAAATAAGGATTGACAGATTGAGAGCTCTTTCTTGATTCTTTGGGTGGTGGTGCATGGCCGTTCTTAGTTGGTGGAGTGATTTGTCTGGTTAATTCCGTTAACGAACGAGACCTCAACCTATTAAATAGTAGAAGAATTCTTACGGATTCGGAAAATACTTCTTAAAGGGACTTTTTGCTTTTAGCAGAAGGAAGTTTGAGGCAATAACAGGTCTGTGATGCCCTTAGATGTCCTGCGCCGCACGCGCGCTACAATGACCAGTTCAATCGGTACTTGCTTCATCGAGAGGTGTGGCTAATCCTAGAACTCTGGTCGTGATGGGGCTAGATTATTGCAATTATTAATCTTCAACGAGGAATGCCTAGTAAACGCAAGTCATCATCTTGCATTGAATACATCCCTGCCCTTTGTACACACCGCCCGTCGCATCTACCGATGAATTTTGCGGTGAAGTCTTGGGATTTGTAAAAATTTTTGGGCAACTAAGAATTTTTGTGAAGAACTTGAATAAACCTTAACATTTAGAGGAAGATGAAGTCGTAACAAGGTTTCC</text:p>
          </table:table-cell>
          <table:table-cell office:value-type="string" calcext:value-type="string">
            <text:p>d__Eukaryota; p__Labyrinthulomycetes; c__Labyrinthulomycetes; o__Labyrinthulomycetes; f__Amphitraemidae; g__Amphitraemid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GATACGCTCGTCTCAAAGATTAAGCCATGCATGTCTAAGTATACAAAGTCTACTTTGAAACTGCGAACGGCTCATTAACCAGTTATAGTTTATTTGATAGTTTTTTCACTACTGGGATAACCGTAGTAATTCTAGAGCTAATACCTGCGTACAATTTCAATTCTCGCAAGAGAAAAGAAATGCGTTTATTAGATCGAAACCAATACATAGCAATATGTTCAAGGTGATTCACAATAAGCAAGCAAATCGCATCGGCGCAAGCTAGGCGATGAGTCATTCAAGTTTCTGCCCTATCAGCTGCGAAGGTACGGTATTGGCCTACCTTGGCTTTGACGGGTAACGGAGAATTAGGGTTCGATTCCGGAGAGGGAGCCTGAGAAACGGCTACCACATCCAAGGAAGGCAGCAGGCGCGTAAATTACCCAATCCCAACTCGGGGAGGTAGTGACAAGAAATACTTTTGTGGAGCCTTTTATAGGTTCTGCTGTGGAATGAGCACAATTTAAATCCCTTAGCGAGGATCCATTGGAGGGCAAGTCTGGTGCCAGCAGCCGCGGTAATTCCAGCTCCAATAGCGTATATTAAAGTTGTTGCAGTTAAAAAGCTCGTAGTTGGATTTCTTTTATATAGGTAGGGTCTGGATTAGTTTATGCAATTTATTGTGTAGACGTCTTTCCTCTTGTATGAAACTTTTTTTATATAATGTTAAAGTTATATAAAATCATTTACTGTGAAAAAATCAAAGCGTTCAAAGCAGGCTTTATGCAATTGAATGTTTCAGCATGGAATAATAATTTAAGCCATTGTCTTATTTTGTTGGTTTACAAGATAACGGAATGTTTAATAGGATCAGTCGGGGATATCCGAACTTAGAAGTCAGAGGTGAAATTCTTGGATTTTCTAAAGTCGAACTACTGCGAAAGCATTTATCAAGGATGTTTTCATTAATCAAGAACGAAAGTTTGGGGATCGAAGATGATTAGATACCATCGTAGTCTAAACCATAAACGATGCCGATTCGGGATTATATTTTAATAACTAATGTTAAATGTAGCACCGTACGCGAAAGCAAAATCTTTGGGTTCTGGGGGGAGTATGATCGCAAGGTTGAAACTTAAAGGAATTGACGGAAGGGCACCATCAGGCGTGGAGCCTGCGGCTCAATTTGACTCAACTCGGGAAAACTTAGCAGGGCAGGACAAAATAAGGATTGACAGATTGAGAGCTCTTTCTTGATTCTTTGGGTGGTGGTGCATGGCCGTTCTTAGTTGGTGGAGTGATTTGTCTGGTTAATTCCGTTAACGAACGAGACCTCAACCTATTAAATAGTAGAAGAATTCTTACGGATTCGGAAAATACTTCTTAAAGGGACTTTTTGCTTTTAGCAGAAGGAAGTTTGAGGCAATAACAGGTCTGTGATGCCCTTAGATGTCCTGCGCCGCACGCGCGCTACAATGACCAGTTCAATCGGTACTTGCTTCATCGAGAGGTGTGGCTAATCCTAGAACTCTGGTCGTGATGGGGCTAGATTATTGCAATTATTAATCTTCAACGAGGAATGCCTAGTAAACGCAAGTCATCATCTTGCATTGAATACATCCCTGCCCTTTGTACACACCGCCCGTCGCATCTACCGATGAATTTTGCGGTGAAGTCTTGGGATTTGTAAAAATTTTTGGGCAACTAAGAATTTTTGTGAAGAACTTGAATAAACCTTAACATTTAGAGGAAGA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CGTCTCAAAGATTAAGCCATGCATGTCTAAGTACAAGCACTTGTACTGTGAAACTGCGAATGGCTCATTATATCAGTTATAGTTTATTTGATAGATGCCTACTACCTGGATAACCGTAGTAATTCTAGAGCTAATACATGCAAGAAAGCCCGACTTTGCGGAAGGGCTGTATTTATTAGATATAAACCAATGCGGGGATTTTAATATGTCTCCGGTGTTGTGGTGAGTCATGATAACTAAGCGGATCGCAGTGGCTTCGGCCGGCGATGAATCATTCAAGTTTCTGCCCTATCAGCTGTCGATGGTAGGGTATTGGCCTACCATGGCGTTAACGGGTGACGGAGAATTAGGGTTCGATTCCGGAGAGGGAGCCTGAGAGACGGCTACCACATCCAAGGAAGGCAGCAGGCGCGTAAATTACCCAATCCTGAAACGGGGAGGTAGTGACAAGAAATAACAATACGGGGCCCATCGGGTCTTGTAATTGGAATGAGTACAATCTAAATCCCTTAACGAGGATCAATTGGAGGGCAAGTCTGGTGCCAGCAGCCGCGGTAATTCCAGCTCCAATAGCGTATATTAAAGTTGTTGCAGTTAAAAAGCTCGTAGTTGGATTTCTGGTGGGAGTGACCGTTCCGGGCTTGATTGTCCGTGATATGCGTCATCTCCAGCCATCCTCGTGGAGAGCGTTGCTGCCATTCGTTTGGTGGTAACGGGACCCGCGTCGTTTACTGTGAAAAAATTAGAGTGTTTAAAGCAGGCAATGCGCTTGAATACATTAGCATGGAATAATAAGATAGGACTTTGGTACTATTTTGTTGGTTTGCATACCAAAGTAATGATTAATAGGAACAGTTGTGGATATTCGTATGAGCATGTCAGAGGTGAAATTCTTGGATTTTGATCAGACGAACTACTGCGAAAGCATTTATCAAGGATGTTTTCATTAATCAAGAACGAAAGTTAGGGGATCGAAGATGATTAGATACCATCGTAGTCTTAACCATAAACTATGCCGACTAGGGATTGGCGGACGTTGTTTGTATGACTCCGCCAGCACCTCATGAGAAATCAAAGTCTTTGGGTTCCGGGGGGAGTATGGTCGCAAGGCTGAAACTTAAAGGAATTGACGGAAGGGCACCACCAGGAGTGGAGCCTGCGGCTTAATTTGACTCAACACGGGAAAACTTACCAGGTCCAGACATAGTAAGGATTGACAGATTGAGAGCTCTTTCTTGATTCTATGGGTGGTGGTGCATGGCCGTTCTTAGTTGGTGGAGTGATTTGTCTGGTTAATTCCGTTAACGAACGAGACCTCAGCCTGCTAAATAGTGTGCATATTCGAAAGAATGTGTTCGACTTCTTAGAGGGACATTTCGGTTTTACCGGAAGGAAGTTTGAGGCAATAACAGGTCTGTGATGCCCTTAGATGTTCTGGGCCGCACGCGCGCTACAATGATGAATTCAACAAGTTTATAACCTTGGTTGAAAAGCCTGGGTAATCTTTTGAACTTTCGTCGTGATGGGGCTAGACCCTTGCAATTATTGGTCTCCAACGAGGAATTCCTAGTAAACGCAAGTCATCAGCTTGCATTGATTACGTCCCTGCCCTTTGTACACACCGCCCGTCGCACCTACCGATTGAATGGTCCGGTGAAATCTTCGGACTGTGACTTTGGCTTGTTCACTCAAGACGCTGTCATGGGAAGTTGATTGAACCTTACCATTTAGAGGAAGGTGAAGTCGTAACAAGGTTTCC</text:p>
          </table:table-cell>
          <table:table-cell office:value-type="string" calcext:value-type="string">
            <text:p>d__Eukaryota; p__Labyrinthulomycetes; c__Labyrinthulomycetes; o__Labyrinthulomycetes; f__Thraustochytriaceae; g__Aplanochytr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CGCTCGTCTCAAAGATTAAGCCATGCATGTCTAAGTACAAGCACTTGTACTGTGAAACTGCGAATGGCTCATTATATCAGTTATAGTTTATTTGATAGATGCCTACTACCTGGATAACCGTAGTAATTCTAGAGCTAATACATGCAAGAAAGCCCGACTTTGCGGAAGGGCTGTATTTATTAGATATAAACCAATGCGGGGATTTTAATATGTCTCCGGTGTTGTGGTGAGTCATGATAACTAAGCGGATCGCAGTGGCTTCGGCCGGCGATGAATCATTCAAGTTTCTGCCCTATCAGCTGTCGATGGTAGGGTATTGGCCTACCATGGCGTTAACGGGTGACGGAGAATTAGGGTTCGATTCCGGAGAGGGAGCCTGAGAGACGGCTACCACATCCAAGGAAGGCAGCAGGCGCGTAAATTACCCAATCCTGAAACGGGGAGGTAGTGACAAGAAATAACAATACGGGGCCCATCGGGTCTTGTAATTGGAATGAGTACAATCTAAATCCCTTAACGAGGATCAATTGGAGGGCAAGTCTGGTGCCAGCAGCCGCGGTAATTCCAGCTCCAATAGCGTATATTAAAGTTGTTGCAGTTAAAAAGCTCGTAGTTGGATTTCTGGTGGGAGTGACCGTTCCGGGCTTGATTGTCCGTGATATGCGTCATCTCCAGCCATCCTCGTGGAGAGCGTTGCTGCCATTCGTTTGGTGGTAACGGGACCCGCGTCGTTTACTGTGAAAAAATTAGAGTGTTTAAAGCAGGCAATGCGCTTGAATACATTAGCATGGAATAATAAGATAGGACTTTGGTACTATTTTGTTGGTTTGCATACCAAAGTAATGATTAATAGGAACAGTTGTGGATATTCGTATGAGCATGTCAGAGGTGAAATTCTTGGATTTTGATCAGACGAACTACTGCGAAAGCATTTATCAAGGATGTTTTCATTAATCAAGAACGAAAGTTAGGGGATCGAAGATGATTAGATACCATCGTAGTCTTAACCATAAACTATGCCGACTAGGGATTGGCGGACGTTGTTTGTATGACTCCGCCAGCACCTCATGAGAAATCAAAGTCTTTGGGTTCCGGGGGGAGTATGGTCGCAAGGCTGAAACTTAAAGGAATTGACGGAAGGGCACCACCAGGAGTGGAGCCTGCGGCTTAATTTGACTCAACACGGGAAAACTTACCAGGTCCAGACATAGTAAGGATTGACAGATTGAGAGCTCTTTCTTGATTCTATGGGTGGTGGTGCATGGCCGTTCTTAGTTGGTGGAGTGATTTGTCTGGTTAATTCCGTTAACGAACGAGACCTCAGCCTGCTAAATAGTGTGCATATTCGAAAGAATGTGTTCGACTTCTTAGAGGGACATTTCGGTTTTACCGGAAGGAAGTTTGAGGCAATAACAGGTCTGTGATGCCCTTAGATGTTCTGGGCCGCACGCGCGCTACAATGATGAATTCAACAAGTTTATAACCTTGGTTGAAAAGCCTGGGTAATCTTTTGAACTTTCGTCGTGATGGGGCTAGACCCTTGCAATTATTGGTCTCCAACGAGGAATTCCTAGTAAACGCAAGTCATCAGCTTGCATTGATTACGTCCCTGCCCTTTGTACACACCGCCCGTCGCACCTACCGATTGAATGGTCCGGTGAAATCTTCGGACTGTGACTTTGGCTTGTTCACTCAAGACGCTGTCATGGGAAGTTGATTGAACCTTAC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CAAGTATAAACCTTTATACGGTGAAACTGCGAATGGCTCATTATATCAGTTATCATTTATTTGATAGTACCTTACTACATGGATAACCGTGGTAATTCTAGAGCTAATACATGCGCAAGAGCCCGACCTGGCGACAGGCAGGGCTGTATTTATTAGATAAAAAACCAATGCGGCCGCAAGGACGCTCGTGGTGATTCATAATAACTTTTCGGATCGTATGACCTCGCGTCGACGACGTATCATTCAAATTTCTGCCCTATCAACTTTCGATGGTAGGATAGAGGCCTACCATGGTTTTTACGGGTAACGGAGAATTAGGGTTCGATTCCGGAGAGGGAGCCTGAGAAACGGCTACCACATCCAAGGAAGGCAGCAGGCGCGCAAATTACCCAATCCTGACACAGGGAGGTAGTGACAAGAAATAACAATGCAGGGCTCAACGAGTCATTGCAATTGGAATGAGTACAATTTAAATCTCTTAGCGAGTAACAATTGGAGGGCAAGTCTGGTGCCAGCAGCCGCGGTAATTCCAGCTCCAATAGCGTATATTAAAGTTGTTGCAGTTAAAAAGCTCGTAGTTGAGTTTCGGAGCGGGGCTTTTGGTCTGGCCTCGCGTCAGTACTGGAAGGGCCGGCTCTTTTTTCTGGCGGACGGCGTGCCCTTGACTGGGTGCGTCGGGCTGGCGGAACGATTACCTTGAGAAAAATAGAGTGTTTAAAGCAGGCGAATGCTTGAATACCGTAGCATGGAATAATAGAATAGGACATTGGTTCTATTTTGTTGGTTTTCAGGACCAGGGTCATGATGAATAGGGACAGTTGGGGGCATTAGTATTCAGTAGTCAGAGGTGAAATTCTTGGATTTACTGAAGACTGACTAATGCGAAAGCATTTGCCAAGGATGTTTTCATTAATCAAGAACGAAAGTTAGGGGATCGAAGACGATCAGATACCGTCGTAGTCTTAACCATAAACTATGCCGACTAGGGATCGGTAGGCGTCATTTGAGACACTATCGGCACCTTGAGAGAAATCAAAGTGTTTGGGTTCTGGGGGGAGTATAGTCGCAAGTCCGAAACTTAAAGGAATTGACGGAAGGGCACCACCAGGAGTGGAGCCTGCGGCTTAATTTGACTCAACACGGGAAAACTCACCAGGTCCAGACATAGTAAGGATTGACAGATTGAGAGCTCTTTCATGATTCTATGGGTGGTGGTGCATGGCCGTTCTTAGTTGGTGGAGTGATTTGTCTGGTTAATTCCGATAACGAACGAGACCTTGACCTGCTAACTAGGCGCGACCGTCTAGCGACGGGCCGTCTTCTTAGAGGGACAATCTGTGACTAACAGATGGAAGTTCGAGGCAATAACAGGTCTGTGATGCCCTTAGATGTTCTGGGCCGCACGCGCGCTACACTGATAAAGACAGCGAGTGACTCCTTGACCGGAAGGTCTGGGCAATCTTGTAAACTTTATCGTGATGGGGATTGACCATTGCAATTATTGGTCATGAACGAGGAATTCCTAGTAAGCGCGAGTCATCAGCTCGCGTTGATTACGTCCCTGCCCTTTGTACACACCGCCCGTCGATACTACCGATTGAATGGCTTAGTGAGGTCTTTGGAGGGGGCTTGCTGGCTGCAAGGCTGGGCGAGATTCTGAAATTGGACAAACTTGGTCATTTAGAGGAAGTAAAAGTCGTAACAAGGTTTCC</text:p>
          </table:table-cell>
          <table:table-cell office:value-type="string" calcext:value-type="string">
            <text:p>d__Eukaryota; p__LKM15; c__LKM15; o__LKM15; f__LKM15; g__LKM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CATATGCTTGTCTCAAAGATTAAGCCATGCATGTCCAAGTATAAACCTTTATACGGTGAAACTGCGAATGGCTCATTATATCAGTTATCATTTATTTGATAGTACCTTACTACATGGATAACCGTGGTAATTCTAGAGCTAATACATGCGCAAGAGCCCGACCTGGCGACAGGCAGGGCTGTATTTATTAGATAAAAAACCAATGCGGCCGCAAGGACGCTCGTGGTGATTCATAATAACTTTTCGGATCGTATGACCTCGCGTCGACGACGTATCATTCAAATTTCTGCCCTATCAACTTTCGATGGTAGGATAGAGGCCTACCATGGTTTTTACGGGTAACGGAGAATTAGGGTTCGATTCCGGAGAGGGAGCCTGAGAAACGGCTACCACATCCAAGGAAGGCAGCAGGCGCGCAAATTACCCAATCCTGACACAGGGAGGTAGTGACAAGAAATAACAATGCAGGGCTCAACGAGTCATTGCAATTGGAATGAGTACAATTTAAATCTCTTAGCGAGTAACAATTGGAGGGCAAGTCTGGTGCCAGCAGCCGCGGTAATTCCAGCTCCAATAGCGTATATTAAAGTTGTTGCAGTTAAAAAGCTCGTAGTTGAGTTTCGGAGCGGGGCTTTTGGTCTGGCCTCGCGTCAGTACTGGAAGGGCCGGCTCTTTTTTCTGGCGGACGGCGTGCCCTTGACTGGGTGCGTCGGGCTGGCGGAACGATTACCTTGAGAAAAATAGAGTGTTTAAAGCAGGCGAATGCTTGAATACCGTAGCATGGAATAATAGAATAGGACATTGGTTCTATTTTGTTGGTTTTCAGGACCAGGGTCATGATGAATAGGGACAGTTGGGGGCATTAGTATTCAGTAGTCAGAGGTGAAATTCTTGGATTTACTGAAGACTGACTAATGCGAAAGCATTTGCCAAGGATGTTTTCATTAATCAAGAACGAAAGTTAGGGGATCGAAGACGATCAGATACCGTCGTAGTCTTAACCATAAACTATGCCGACTAGGGATCGGTAGGCGTCATTTGAGACACTATCGGCACCTTGAGAGAAATCAAAGTGTTTGGGTTCTGGGGGGAGTATAGTCGCAAGTCCGAAACTTAAAGGAATTGACGGAAGGGCACCACCAGGAGTGGAGCCTGCGGCTTAATTTGACTCAACACGGGAAAACTCACCAGGTCCAGACATAGTAAGGATTGACAGATTGAGAGCTCTTTCATGATTCTATGGGTGGTGGTGCATGGCCGTTCTTAGTTGGTGGAGTGATTTGTCTGGTTAATTCCGATAACGAACGAGACCTTGACCTGCTAACTAGGCGCGACCGTCTAGCGACGGGCCGTCTTCTTAGAGGGACAATCTGTGACTAACAGATGGAAGTTCGAGGCAATAACAGGTCTGTGATGCCCTTAGATGTTCTGGGCCGCACGCGCGCTACACTGATAAAGACAGCGAGTGACTCCTTGACCGGAAGGTCTGGGCAATCTTGTAAACTTTATCGTGATGGGGATTGACCATTGCAATTATTGGTCATGAACGAGGAATTCCTAGTAAGCGCGAGTCATCAGCTCGCGTTGATTACGTCCCTGCCCTTTGTACACACCGCCCGTCGATACTACCGATTGAATGGCTTAGTGAGGTCTTTGGAGGGGGCTTGCTGGCTGCAAGGCTGGGCGAGATTCTGAAATTGGA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ACTAATATACGGTGAAACTGCGAATGGCTCATTATATCAGTTATAATTTATTTGATAGTACAATTACTGCAATGGATAACCGTGGTAATTCTAGAGCTAATACATGCAATAAAGCTCTTACAATTTTGTGAGGGCAGTATTTATTAGATTACAAACCAATATCAAGTTTACTTGATTTATAAAGGTGAATCATAATAACTTTATCCGATCGTATGACCTTAGAGTTGACGACGTATCATTCAAATTTCTGCCCTATCAACTATCGATGGTAGGATAGAGGCCTACCATGGTAACAACGGGTAACGGGGAATTAGGGTTCGATTCCGGAGAGGGAGCCTGAGAAATGGCTACCACATCCAAGGAAGGCAGCAGGCGCGCAAATTACCCAATCCTGACACAGGGAGGTAGTGACAAAAAATATCGATGCAGGGCCATAAGGTCGTTGCAATTGGAATGAGAACAATTTAAACCACTTAACGAGAAACGATTGGAGGGCAAGTCTGGTGCCAGCAGCCGCGGTAATTCCAGCTCCAATAGCGTATATTAAAGTTGTTGCAGTTAAAAAGCTCGTAGTCGAAATATTGAATAACTTTAATATTGTACAACCTTTGGTTGAATTATGATATAAAGGATTCTTTCTTTTGGGGAAAAGATGTTCTCTTAAATGGGTGCATTTAGGAACCAAGACGATTACCTTGAGAAAAATAGAGTGTTCAAAGCAAACCAAAGTTTGAATACGTTAGCATGGAATAATAAGATAGGATTTTTGATACTATTTTGTTGGTATTTAGTATAAAGATCATGATGAATAGGGACAGTTGGGGGCATTAGTATTCCTAAGCTAGAGGTGAAATTCTTGGATTTTAGGAAGACTGACTAGTGCGAAAGCATTTGCCAAGGATGTTTTCATTGATCAAGAACGAAAGTTAGGGTATCAAAGACGATTAGATACCGTCGTAGTCTTAACCATAAACGATGCCGACTAGGGATTGGTGATAGTCAGAAAGACGTTATCAGGACCTTACGAGAAATCAAAGTATTTGGGTTCTGGGGGGAGTATAGTCGCAAGGCCGAAACTTGAAGGAATTGACGGAAGGGCACCACCAGGAGTGGAGCCTGCGGCTTAATTTGACTCAACACGGGAAAACTCACCAGGTCCAGACATAGTAAGGATTGACAGATTGAGAGCTCTTTCATGATTTTATGGGTGGTGGTGCATGGCCGTTCTTAGTTGGTGGAGTGATTTGTCTGCTTAATTGCGATAACGAACGAGACCTTGACCTGCTAAATAGATATGATAATGAGAATTATTTTTGTCTTCTTAGAGGGACAATCTGTGACTAACAGAAGGAAGTATGAGGCAATAACAGGTCTGTGATGCCCTTAGATGTTCTGGGCCGCACGCGCGCTACACTGATAGAAACAACGAGTAAAATGAACCTTTTCCGGAAGGAATGGGTAATCTTATGAAATTCTATCGTGATGGGGATTGAGCATTGCAATTATTGCTCATGAACGAGGAATTCCTAGTAAATGCGAGTCATCAGCTCGCGTTGATTACGTCCCTGCCCTTTGTACACACCGCCCGTCGATACTACCGATTGAATGGTTTAGTGAGGATTTTGGATTTGGATTTACAGTTTGTAAATGTGAAGAAATTGTTCAAACTTGGTCATTTAGAGGAAGTAAAAGTCGTAACAAGGTTTCC</text:p>
          </table:table-cell>
          <table:table-cell office:value-type="string" calcext:value-type="string">
            <text:p>d__Eukaryota; p__LKM15; c__LKM15; o__LKM15; f__LKM15; g__LKM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CAAGTATAAACTAATATACGGTGAAACTGCGAATGGCTCATTATATCAGTTATAATTTATTTGATAGTACAATTACTGCAATGGATAACCGTGGTAATTCTAGAGCTAATACATGCAATAAAGCTCTTACAATTTTGTGAGGGCAGTATTTATTAGATTACAAACCAATATCAAGTTTACTTGATTTATAAAGGTGAATCATAATAACTTTATCCGATCGTATGACCTTAGAGTTGACGACGTATCATTCAAATTTCTGCCCTATCAACTATCGATGGTAGGATAGAGGCCTACCATGGTAACAACGGGTAACGGGGAATTAGGGTTCGATTCCGGAGAGGGAGCCTGAGAAATGGCTACCACATCCAAGGAAGGCAGCAGGCGCGCAAATTACCCAATCCTGACACAGGGAGGTAGTGACAAAAAATATCGATGCAGGGCCATAAGGTCGTTGCAATTGGAATGAGAACAATTTAAACCACTTAACGAGAAACGATTGGAGGGCAAGTCTGGTGCCAGCAGCCGCGGTAATTCCAGCTCCAATAGCGTATATTAAAGTTGTTGCAGTTAAAAAGCTCGTAGTCGAAATATTGAATAACTTTAATATTGTACAACCTTTGGTTGAATTATGATATAAAGGATTCTTTCTTTTGGGGAAAAGATGTTCTCTTAAATGGGTGCATTTAGGAACCAAGACGATTACCTTGAGAAAAATAGAGTGTTCAAAGCAAACCAAAGTTTGAATACGTTAGCATGGAATAATAAGATAGGATTTTTGATACTATTTTGTTGGTATTTAGTATAAAGATCATGATGAATAGGGACAGTTGGGGGCATTAGTATTCCTAAGCTAGAGGTGAAATTCTTGGATTTTAGGAAGACTGACTAGTGCGAAAGCATTTGCCAAGGATGTTTTCATTGATCAAGAACGAAAGTTAGGGTATCAAAGACGATTAGATACCGTCGTAGTCTTAACCATAAACGATGCCGACTAGGGATTGGTGATAGTCAGAAAGACGTTATCAGGACCTTACGAGAAATCAAAGTATTTGGGTTCTGGGGGGAGTATAGTCGCAAGGCCGAAACTTGAAGGAATTGACGGAAGGGCACCACCAGGAGTGGAGCCTGCGGCTTAATTTGACTCAACACGGGAAAACTCACCAGGTCCAGACATAGTAAGGATTGACAGATTGAGAGCTCTTTCATGATTTTATGGGTGGTGGTGCATGGCCGTTCTTAGTTGGTGGAGTGATTTGTCTGCTTAATTGCGATAACGAACGAGACCTTGACCTGCTAAATAGATATGATAATGAGAATTATTTTTGTCTTCTTAGAGGGACAATCTGTGACTAACAGAAGGAAGTATGAGGCAATAACAGGTCTGTGATGCCCTTAGATGTTCTGGGCCGCACGCGCGCTACACTGATAGAAACAACGAGTAAAATGAACCTTTTCCGGAAGGAATGGGTAATCTTATGAAATTCTATCGTGATGGGGATTGAGCATTGCAATTATTGCTCATGAACGAGGAATTCCTAGTAAATGCGAGTCATCAGCTCGCGTTGATTACGTCCCTGCCCTTTGTACACACCGCCCGTCGATACTACCGATTGAATGGTTTAGTGAGGATTTTGGATTTGGATTTACAGTTTGTAAATGTGAAGAAATTGTTCAAACTTGG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TTTATACTGTGAAACTGCGAATGGCTCATTATATCAGTTATAATTTATTTGATAATACCTTACTACTTGGATAACCGTGGTAATTCTAGAGCTAATACATGCACAAAAACCCGACTTCGGAAGGGTTGTATTTATTAGATAAAAAACCAATGCCAGCAATGGCTTCTTGGTGATTCATAATAACTTTTCGGATCGCATGACCTTGAGTCGGCGACGTATCATTCAAATTTCTGCCCTATCAACTTTCGATGGTAGGATAGAGGCCTACCATGGTTGTTACGGGTAACGGAGAATTAGGGTTCGATTCCGGAGAGGGAGCCTGAGAAATGGCTACCACATCCAAGGAAGGCAGCAGGCGCGCAAATTACCCAATCCTGACACAGGGAGGTAGTGACAAGAAATAACAATGGGAGACTCTACGAGTCATCCCAATTGGAATGAGTACAATTTAAACCACTTAACGAGTAACAATTGGAGGGCAAGTCTGGTGCCAGCAGCCGCGGTAATTCCAGCTCCAATAGCGTATATTAAAGTTGTTGCAGTTAAAAAGCTCGTAGTTGAATTTCGGATGAGGACCCTTGGTCTGGCTTCTGGTCAGTACTGGGGGGACCGAGTCTTTTTTCTGGGAAATAAGGGTGCTCTTTACTGAGTGCCCTTAGGAACCAGGACGATTACTTTGAGAAAAATAGAGTGTTTAAAGCAGGCTTATTGCTTGAATACATTAGCATGGAATAATAAAATAGGACTTTGGTTCTATTTTGTTGGTTTTAAGGACCAATGTCATGATGAATAGGGACAGTTGGGGGCATTAGTATTCAGTAGTCAGAGGTGAAATTCTTGGATTTACTGAAGACTAACTACTGCGAAAGCATTTGCCAAGGATGTTTTCATTAATCAAGAACGAAAGTTAGGGGATCGAAGACGATCAGATACCGTCGTAGTCTTAACCATAAACTATGCCGACTAGGGATCGGTCAATGTCTTTATTGACGTGATCGGCACCTTGAGAGAAATCAAAGTTTTTGGGTTCTGGGGGGAGTATAGTCGCAAGGCCGAAACTTAAAGGAATTGACGGAAGGGCACCACCAGGAGTGGAGCCTGCGGCTTAATTTGACTCAACACGGGAAAACTCACCAGGTCCAGACATAATAAGGATTGACAGATTGAGAGCTCTTTCATGATTTTATGGGTGGTGGTGCATGGCCGTTCTTAGTTGGTGGAGTGATTTGTCTGGTTAATTCCGATAACGAACGAGACCTTAACCTGCTAAATAGACGGACTAACCATTGGTTGGTTACGTCTTCTTAGAGGGACTATCTGTGTTTAACAGATGGAAGTTTGAGGCAATAACAGGTCTGTGATGCCCTTAGATGTTCTGGGCCGCACGCGCGCTACACTGATAAAGGCAGCGAGTATCACCTTGACCGGAAGGTCTGGGTAATCTTCTGAAACTTTATCGTGATGGGGATAGAGCATTGCAATTATTGCTCTTGAACGAGGAATTCCTAGTAAGTGCGAGTCATCAGCTCGCGTTGATTACGTCCCTGCCCTTTGTACACACCGCCCGTCGATACTACCGATTGAATGGCTTAGTGAGACCTTTGGATGAGGCTTCATGGCCGCAAGGCTAATGAAGACTCAGAAATTGGTCAAACTTGGTCATTTAGAGGAAGTAAAAGTCGTAACAAGGTTTCC</text:p>
          </table:table-cell>
          <table:table-cell office:value-type="string" calcext:value-type="string">
            <text:p>d__Eukaryota; p__LKM15; c__LKM15; o__LKM15; f__LKM15; g__LKM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TTTATACTGTGAAACTGCGAATGGCTCATTATATCAGTTATAATTTATTTGATAATACCTTACTACTTGGATAACCGTGGTAATTCTAGAGCTAATACATGCACAAAAACCCGACTTCGGAAGGGTTGTATTTATTAGATAAAAAACCAATGCCAGCAATGGCTTCTTGGTGATTCATAATAACTTTTCGGATCGCATGACCTTGAGTCGGCGACGTATCATTCAAATTTCTGCCCTATCAACTTTCGATGGTAGGATAGAGGCCTACCATGGTTGTTACGGGTAACGGAGAATTAGGGTTCGATTCCGGAGAGGGAGCCTGAGAAATGGCTACCACATCCAAGGAAGGCAGCAGGCGCGCAAATTACCCAATCCTGACACAGGGAGGTAGTGACAAGAAATAACAATGGGAGACTCTACGAGTCATCCCAATTGGAATGAGTACAATTTAAACCACTTAACGAGTAACAATTGGAGGGCAAGTCTGGTGCCAGCAGCCGCGGTAATTCCAGCTCCAATAGCGTATATTAAAGTTGTTGCAGTTAAAAAGCTCGTAGTTGAATTTCGGATGAGGACCCTTGGTCTGGCTTCTGGTCAGTACTGGGGGGACCGAGTCTTTTTTCTGGGAAATAAGGGTGCTCTTTACTGAGTGCCCTTAGGAACCAGGACGATTACTTTGAGAAAAATAGAGTGTTTAAAGCAGGCTTATTGCTTGAATACATTAGCATGGAATAATAAAATAGGACTTTGGTTCTATTTTGTTGGTTTTAAGGACCAATGTCATGATGAATAGGGACAGTTGGGGGCATTAGTATTCAGTAGTCAGAGGTGAAATTCTTGGATTTACTGAAGACTAACTACTGCGAAAGCATTTGCCAAGGATGTTTTCATTAATCAAGAACGAAAGTTAGGGGATCGAAGACGATCAGATACCGTCGTAGTCTTAACCATAAACTATGCCGACTAGGGATCGGTCAATGTCTTTATTGACGTGATCGGCACCTTGAGAGAAATCAAAGTTTTTGGGTTCTGGGGGGAGTATAGTCGCAAGGCCGAAACTTAAAGGAATTGACGGAAGGGCACCACCAGGAGTGGAGCCTGCGGCTTAATTTGACTCAACACGGGAAAACTCACCAGGTCCAGACATAATAAGGATTGACAGATTGAGAGCTCTTTCATGATTTTATGGGTGGTGGTGCATGGCCGTTCTTAGTTGGTGGAGTGATTTGTCTGGTTAATTCCGATAACGAACGAGACCTTAACCTGCTAAATAGACGGACTAACCATTGGTTGGTTACGTCTTCTTAGAGGGACTATCTGTGTTTAACAGATGGAAGTTTGAGGCAATAACAGGTCTGTGATGCCCTTAGATGTTCTGGGCCGCACGCGCGCTACACTGATAAAGGCAGCGAGTATCACCTTGACCGGAAGGTCTGGGTAATCTTCTGAAACTTTATCGTGATGGGGATAGAGCATTGCAATTATTGCTCTTGAACGAGGAATTCCTAGTAAGTGCGAGTCATCAGCTCGCGTTGATTACGTCCCTGCCCTTTGTACACACCGCCCGTCGATACTACCGATTGAATGGCTTAGTGAGACCTTTGGATGAGGCTTCATGGCCGCAAGGCTAATGAAGACTCAGAAA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CTTTATACGGTGAAACTGCGAATGGCTCATTAAATCAGTTATAATTTATTTGATAGTACCTTACTACTTGGATAACCGTGGTAATTCTAGAGCTAATACATGCATCAAGGCCCGACTTTTTGAAGGGCTGTATTTATTAGGTAAAAACCAATGCTCTTCGGAGCTTTCTGGTGATTCATAATAACTTCTCGGATCGTATGACCTTGTGTCGACGACGTATCATTCAAATTTCTGCCCTATCAACTTTTGATGGTAGGATAGAGGCCTACCATGGTGATAACGGGTAACGGAGAATTAGGGTTCGATTCCGGAGAGGGAGCCTGAGAAATGGCTACCACATCCAAGGAAGGCAGCAGGCGCGCAAATTACCCAATCCTGACACAGGGAGGTAGTGACAAAAAATAACAATGCAGGGCCTTTCGGTCGCTGCAATTGGAATGAGTACAATTTAAACCACTTAACGAGTATCCATTGGAGGGCAAGTCTGGTGCCAGCAGCCGCGGTAATTCCAGCTCCAATAGCGTATATTAAAGTTGTTGCAGTTAAAAAGCTCGTAGTTGAATTTCGGAGGAGAGGCCTCGGTCTCGGTTCTGCCGTGTACTGAGTGTGCCTCGAATCTTTTTTCTGGGGAAACAGGGTGTCCTTTACTGGGTGCTCTGGGGAACCAGGACGATTACCTTGAGAAAAATAGAGTGTTCAAAGCAGGCGATTGCTTGAATACGTTAGCATGGAATAATAAGATAGGACTTTGGTTCTATTTTGTTGGTTTTAAGGACCAATGTCATGATGAATAGGGACAGTTGGGGGCATTCGTATTCCGAAGCTAGAGGTGAAATTCTTGGATTTTCGGAAGACGAACTACTGCGAAAGCATTTGCCAAGGATGTTTTCATTAATCAAGAACGAAAGTTAGGGGATCGAAGACGATTAGATACCGTCGTAGTCTTAACCATAAACGATGCCGACTAGGGATCGGTGAACGTCGAATGTGACTTCATCGGCACCTTACGAGAAATCAAAGTGTTTGGGTTCTGGGGGGAGTATAGTCGCAAGGCCGAAACTTAAAGGAATTGACGGAAGGGCACCACCAGGAGTGGAGCCTGCGGCTTAATTTGACTCAACACGGGAAAACTCACCAGGTCCAGACATAGTAAGGATTGACAGATTGAGAGCTCTTTCATGATTCTATGGGTGGTGGTGCATGGCCGTTCTTAGTTGGTGGAGTGATTTGTCTGGTTAATTCCGATAACGAACGAGACCTTAACCTGCTAACTAGTTTACGGAACGCAAGTTCTGACATTATTAAACTTCTTAGAGGGACTATCTGTGACTAACAGATGGAAGTTTGAGGCAATAACAGGTCTGTGATGCCCTTAGATGTTCTGGGCCGCACGCGCGCTACACTGATAAAGTCAGCGAGTATTCACCTGCACCGGAAGGTCTGGGTAATCTTTTGAAACTTTATCGTGATGGGGATTGAGCATTGCAATTATTGCTCATGAACGAGGAATTCCTAGTAAGCGCGAGTCATCAGCTCGCGTTGATTACGTCCCTGCCCTTTGTACACACCGCCCGTCGATACTACCGATTGAATGGCTTAGTGAGACCTTTGGATGGCACTTTGGCCGCAAGGCTGAGGAGCCAAAAATTGTTCAAACTTATCCATTTAGAGGAAGTAAAAGTCGTAACAAGGTTTCC</text:p>
          </table:table-cell>
          <table:table-cell office:value-type="string" calcext:value-type="string">
            <text:p>d__Eukaryota; p__LKM15; c__LKM15; o__LKM15; f__LKM15; g__LKM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CTTTATACGGTGAAACTGCGAATGGCTCATTAAATCAGTTATAATTTATTTGATAGTACCTTACTACTTGGATAACCGTGGTAATTCTAGAGCTAATACATGCATCAAGGCCCGACTTTTTGAAGGGCTGTATTTATTAGGTAAAAACCAATGCTCTTCGGAGCTTTCTGGTGATTCATAATAACTTCTCGGATCGTATGACCTTGTGTCGACGACGTATCATTCAAATTTCTGCCCTATCAACTTTTGATGGTAGGATAGAGGCCTACCATGGTGATAACGGGTAACGGAGAATTAGGGTTCGATTCCGGAGAGGGAGCCTGAGAAATGGCTACCACATCCAAGGAAGGCAGCAGGCGCGCAAATTACCCAATCCTGACACAGGGAGGTAGTGACAAAAAATAACAATGCAGGGCCTTTCGGTCGCTGCAATTGGAATGAGTACAATTTAAACCACTTAACGAGTATCCATTGGAGGGCAAGTCTGGTGCCAGCAGCCGCGGTAATTCCAGCTCCAATAGCGTATATTAAAGTTGTTGCAGTTAAAAAGCTCGTAGTTGAATTTCGGAGGAGAGGCCTCGGTCTCGGTTCTGCCGTGTACTGAGTGTGCCTCGAATCTTTTTTCTGGGGAAACAGGGTGTCCTTTACTGGGTGCTCTGGGGAACCAGGACGATTACCTTGAGAAAAATAGAGTGTTCAAAGCAGGCGATTGCTTGAATACGTTAGCATGGAATAATAAGATAGGACTTTGGTTCTATTTTGTTGGTTTTAAGGACCAATGTCATGATGAATAGGGACAGTTGGGGGCATTCGTATTCCGAAGCTAGAGGTGAAATTCTTGGATTTTCGGAAGACGAACTACTGCGAAAGCATTTGCCAAGGATGTTTTCATTAATCAAGAACGAAAGTTAGGGGATCGAAGACGATTAGATACCGTCGTAGTCTTAACCATAAACGATGCCGACTAGGGATCGGTGAACGTCGAATGTGACTTCATCGGCACCTTACGAGAAATCAAAGTGTTTGGGTTCTGGGGGGAGTATAGTCGCAAGGCCGAAACTTAAAGGAATTGACGGAAGGGCACCACCAGGAGTGGAGCCTGCGGCTTAATTTGACTCAACACGGGAAAACTCACCAGGTCCAGACATAGTAAGGATTGACAGATTGAGAGCTCTTTCATGATTCTATGGGTGGTGGTGCATGGCCGTTCTTAGTTGGTGGAGTGATTTGTCTGGTTAATTCCGATAACGAACGAGACCTTAACCTGCTAACTAGTTTACGGAACGCAAGTTCTGACATTATTAAACTTCTTAGAGGGACTATCTGTGACTAACAGATGGAAGTTTGAGGCAATAACAGGTCTGTGATGCCCTTAGATGTTCTGGGCCGCACGCGCGCTACACTGATAAAGTCAGCGAGTATTCACCTGCACCGGAAGGTCTGGGTAATCTTTTGAAACTTTATCGTGATGGGGATTGAGCATTGCAATTATTGCTCATGAACGAGGAATTCCTAGTAAGCGCGAGTCATCAGCTCGCGTTGATTACGTCCCTGCCCTTTGTACACACCGCCCGTCGATACTACCGATTGAATGGCTTAGTGAGACCTTTGGATGGCACTTTGGCCGCAAGGCTGAGGAGCCAAAAATTGTTCAAACTTATC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CTTTATACGGTGAAACTGCGAATGGCTCATTAAATCAGTTATAATTTATTTGATAGTACCTTACTACTTGGATAACCGTGGTAATTCTAGAGCTAATACATGCATTAAGGCCCGACTTTTTGGAGGGCTGTATTTATTAGGTAAAAACCAATGCTAGCAATAGCTTACTGGTGATTCATAATAACTTCTCGGATCGTATGACCTTGTGTCGACGACGTATCATTCAAATTTCTGCCCTATCAACTTTTGATGGTAGGATAGGGGCCTACCATGGTGATAACGGGTAACGGAGAATTAGGGTTCGATTCCGGAGAGGGAGCCTGAGAAATGGCTACCACATCCAAGGAAGGCAGCAGGCGCGCAAATTACCCAATCCTGACACAGGGAGGTAGTGACAAAAAATAACAATGCAGGGCCTTACGGTCACTGCAATTGGAATGAGTACAATTTAAACCACTTAACGAGTATCCATTGGAGGGCAAGTCTGGTGCCAGCAGCCGCGGTAATTCCAGCTCCAATAGCGTATATTAAAGTTGTTGCAGTTAAAAAGCTCGTAGTAGAATTTCGGAGGAGAGTTCCCGGTCTAGGTTCGCCTTGTACTGGGAGGCTCGAATCTTTTTTCTGGGGAAGCGGGGTGTCCTTTACTGGGCGCCTCGGGGAACCAGGACGATTACCTTGAGAAAAATAGAGTGTTCAAAGCAGGCTTTTGCTTGAATACGTTAGCATGGAATAATGAAATAGGACTTTGGTTCTATTTTGTTGGTTTTAAGGACCAATGTCATGATGAATAGGGACAGTTGGGGGCATTCGTATTCCGAAGCTAGAGGTGAAATTCTTGGATTTTCGGAAGACGAACTACTGCGAAAGCATTTGCCAAGGATGTTTTCATTTATCAAGAACGAAAGTTAGGGTATCGAAGACGATTAGATACCGTCGTAGTCTTAACCATAAATGATGCCGACTAGGGATCGGTGAACGTCGAATGTGACTTCATCGGCACCTTACGAGAAATCAAAGTTTTTGGGTTCTGGGGGGAGTATAGTCGCAAGGCCGAAACTTAAAGGAATTGACGGAAGGGCACCACCAGGAGTGGAGCCTGCGGCTTAATTTGACTCAACACGGGAAAACTCACCAGGTCCAGACATAGTAAGGATTGACAGATTGAGAGCTCTTTCATGATTCTATGGGTGGTGGTGCATGGCCGTTCTTAGTTGGTGGAGTGATTTGTCTGGTTAATTCCGATAACGAACGAGACCTTAACCTGCTAAATAGTTTACTGAACGTGAGTTCTGGGAAACTTCTTAGAGGGACTATCTGTGACTAACAGATGGAAGTTTGAGGCAATAACAGGTCTGTGATGCCCTTAGATGTTCTGGGCCGCACGCGCGCTACACTGATAAAGTCAACGAGTATTCACCTTAACCGGAAGGTTTGGGTAATCTTTTGAAACTTTATCGTGATGGGGATTGAGCATTGCAATTATTGCTCATGAACGAGGAATTCCTAGTAAGCGCGAGTCATCAGCTCGCGTTGATTACGTCCCTGCCCTTTGTACACACCGCCCGTCGATACTACCGATTGAATGGCTTAGTGAGACCTTTGGATGGCGCTTTTGGCCGCAAGGCATGAAGGTGCCAAAAATTGTTCAAACTTATCCATTTAGAGGAAGTAAAAGTCGTAACAAGGTTTCC</text:p>
          </table:table-cell>
          <table:table-cell office:value-type="string" calcext:value-type="string">
            <text:p>d__Eukaryota; p__LKM15; c__LKM15; o__LKM15; f__LKM15; g__LKM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CTTTATACGGTGAAACTGCGAATGGCTCATTAAATCAGTTATAATTTATTTGATAGTACCTTACTACTTGGATAACCGTGGTAATTCTAGAGCTAATACATGCATTAAGGCCCGACTTTTTGGAGGGCTGTATTTATTAGGTAAAAACCAATGCTAGCAATAGCTTACTGGTGATTCATAATAACTTCTCGGATCGTATGACCTTGTGTCGACGACGTATCATTCAAATTTCTGCCCTATCAACTTTTGATGGTAGGATAGGGGCCTACCATGGTGATAACGGGTAACGGAGAATTAGGGTTCGATTCCGGAGAGGGAGCCTGAGAAATGGCTACCACATCCAAGGAAGGCAGCAGGCGCGCAAATTACCCAATCCTGACACAGGGAGGTAGTGACAAAAAATAACAATGCAGGGCCTTACGGTCACTGCAATTGGAATGAGTACAATTTAAACCACTTAACGAGTATCCATTGGAGGGCAAGTCTGGTGCCAGCAGCCGCGGTAATTCCAGCTCCAATAGCGTATATTAAAGTTGTTGCAGTTAAAAAGCTCGTAGTAGAATTTCGGAGGAGAGTTCCCGGTCTAGGTTCGCCTTGTACTGGGAGGCTCGAATCTTTTTTCTGGGGAAGCGGGGTGTCCTTTACTGGGCGCCTCGGGGAACCAGGACGATTACCTTGAGAAAAATAGAGTGTTCAAAGCAGGCTTTTGCTTGAATACGTTAGCATGGAATAATGAAATAGGACTTTGGTTCTATTTTGTTGGTTTTAAGGACCAATGTCATGATGAATAGGGACAGTTGGGGGCATTCGTATTCCGAAGCTAGAGGTGAAATTCTTGGATTTTCGGAAGACGAACTACTGCGAAAGCATTTGCCAAGGATGTTTTCATTTATCAAGAACGAAAGTTAGGGTATCGAAGACGATTAGATACCGTCGTAGTCTTAACCATAAATGATGCCGACTAGGGATCGGTGAACGTCGAATGTGACTTCATCGGCACCTTACGAGAAATCAAAGTTTTTGGGTTCTGGGGGGAGTATAGTCGCAAGGCCGAAACTTAAAGGAATTGACGGAAGGGCACCACCAGGAGTGGAGCCTGCGGCTTAATTTGACTCAACACGGGAAAACTCACCAGGTCCAGACATAGTAAGGATTGACAGATTGAGAGCTCTTTCATGATTCTATGGGTGGTGGTGCATGGCCGTTCTTAGTTGGTGGAGTGATTTGTCTGGTTAATTCCGATAACGAACGAGACCTTAACCTGCTAAATAGTTTACTGAACGTGAGTTCTGGGAAACTTCTTAGAGGGACTATCTGTGACTAACAGATGGAAGTTTGAGGCAATAACAGGTCTGTGATGCCCTTAGATGTTCTGGGCCGCACGCGCGCTACACTGATAAAGTCAACGAGTATTCACCTTAACCGGAAGGTTTGGGTAATCTTTTGAAACTTTATCGTGATGGGGATTGAGCATTGCAATTATTGCTCATGAACGAGGAATTCCTAGTAAGCGCGAGTCATCAGCTCGCGTTGATTACGTCCCTGCCCTTTGTACACACCGCCCGTCGATACTACCGATTGAATGGCTTAGTGAGACCTTTGGATGGCGCTTTTGGCCGCAAGGCATGAAGGTGCCAAAAATTGTTCAAACTTATCCATTTAGAGGAAGTAAAAGTCGTAACAAGGTTTCC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GTAAGATTAAATAACTTTATCTTGAATCTGCGAATGGCTCATTATATCAGTTATAGTTTATTTGGTAATACTTTACTACTTGGATAACCGTAGTAATTCTAGAGCTAATACATGCACAAAAACCTGACTTCTGGAAGGGTTGTATTTATTAGATTAAACCAATTCGTTTTCGGACGATATTGTGGTGAGTCATAATAACTTAGCGGATCGCAGTGGCTTCGGCCGGCGATGAATCATTCAAGTTTCTGCCCTATCAGCTTTCGATGGTAGTGTATTGGACTACCATGGCGGTAACGGGTAACGAAGAATAAGGGTTCGATTTCGGAGAGGGAGCCTGAGAGACGGCTACCACATCCAAGGAAGGCAGCAGGCGCGTAAATTACCCAATCCTGACACAGGGAGGTAGTGACAATAAATAACAATGTGGAACTCTTTGAGTTTTACAATTGGAATGAGAACAATTTAAACCCCTTAACGAAATCAATTGGAGGGCAAGTCTGGTGCCAGCAGCCGCGGTAATTCCAGCTCCAATAGCGTATATTAAAGTTGTTGCAGTTAAAAAGCTCGTAGTTGGATTTCTGGAGTTAGCAGTTAGTCAGTGATTTTATATCATCTGTACTAAATTTTTGTCTAACTTCATCCTTGTAGTGAATATATCTGGCATTTAGTTGTTGGATATAGGAGCTGCATCGTTTACTGTGAAAAAATTAGAGTGTTTAAAGCAGGCTTATGCCGTGAATACATTAGCATGGAATGATAACATAGGACTTTGGTTCTATTTTATTGGTTTGCGGATCAAAGTAATGATTAATAGGGATAGTTGGGGGTATTCATATTTAATTGTCAGAGGTGAAATTCTTGGATTTATGAAAGATGAACATATGCGAAAGCATTTACCAAGGATGTTTTCATTAATCAAGAACGAAAGTTAGGGGATCGAAGAGGATTAGATACCCTCGTAGTCTTAACCATAAACTATACCGACTCAGGATCAGTGGGGTATGTTTAATGTCTCCATTGGCACTGTATGAGAAATCAAAGTCTTTGGGTTCCGGGGGGAGTATGGTCGCAAGGCTGAAACTTAAAGGAATTGACGGAAGGGCACCACCAGGAGTGGAGCCTGCGGCTTAATTTGACTCAACACGGGGAAACTTACCAGGTCCGGACATAGTAAGGATTGACAGATTGACAGCTCTTTCTTGATTCTATGGGTGGTGGTGCATGGCCGTTCTTAGTTGGTGGAGTGATTTGTCTGGTTAATTCCGTTAACGAACGAGACCTCCGCCTGCTAAATAGTAACAATCTTACTTGTAAGGTTGGTTATCTTCTTAGAGGGACACTGGAATTTC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TATATTATCCTTCACTGGATAAAATATCGTGAGAAGTTATTCAAACCTTATTATCTAGAGGAAGTAAAAGTCGTAACAAGGTTTCC</text:p>
          </table:table-cell>
          <table:table-cell office:value-type="string" calcext:value-type="string">
            <text:p>d__Eukaryota; p__MAST-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GTAAGATTAAATAACTTTATCTTGAATCTGCGAATGGCTCATTATATCAGTTATAGTTTATTTGGTAATACTTTACTACTTGGATAACCGTAGTAATTCTAGAGCTAATACATGCACAAAAACCTGACTTCTGGAAGGGTTGTATTTATTAGATTAAACCAATTCGTTTTCGGACGATATTGTGGTGAGTCATAATAACTTAGCGGATCGCAGTGGCTTCGGCCGGCGATGAATCATTCAAGTTTCTGCCCTATCAGCTTTCGATGGTAGTGTATTGGACTACCATGGCGGTAACGGGTAACGAAGAATAAGGGTTCGATTTCGGAGAGGGAGCCTGAGAGACGGCTACCACATCCAAGGAAGGCAGCAGGCGCGTAAATTACCCAATCCTGACACAGGGAGGTAGTGACAATAAATAACAATGTGGAACTCTTTGAGTTTTACAATTGGAATGAGAACAATTTAAACCCCTTAACGAAATCAATTGGAGGGCAAGTCTGGTGCCAGCAGCCGCGGTAATTCCAGCTCCAATAGCGTATATTAAAGTTGTTGCAGTTAAAAAGCTCGTAGTTGGATTTCTGGAGTTAGCAGTTAGTCAGTGATTTTATATCATCTGTACTAAATTTTTGTCTAACTTCATCCTTGTAGTGAATATATCTGGCATTTAGTTGTTGGATATAGGAGCTGCATCGTTTACTGTGAAAAAATTAGAGTGTTTAAAGCAGGCTTATGCCGTGAATACATTAGCATGGAATGATAACATAGGACTTTGGTTCTATTTTATTGGTTTGCGGATCAAAGTAATGATTAATAGGGATAGTTGGGGGTATTCATATTTAATTGTCAGAGGTGAAATTCTTGGATTTATGAAAGATGAACATATGCGAAAGCATTTACCAAGGATGTTTTCATTAATCAAGAACGAAAGTTAGGGGATCGAAGAGGATTAGATACCCTCGTAGTCTTAACCATAAACTATACCGACTCAGGATCAGTGGGGTATGTTTAATGTCTCCATTGGCACTGTATGAGAAATCAAAGTCTTTGGGTTCCGGGGGGAGTATGGTCGCAAGGCTGAAACTTAAAGGAATTGACGGAAGGGCACCACCAGGAGTGGAGCCTGCGGCTTAATTTGACTCAACACGGGGAAACTTACCAGGTCCGGACATAGTAAGGATTGACAGATTGACAGCTCTTTCTTGATTCTATGGGTGGTGGTGCATGGCCGTTCTTAGTTGGTGGAGTGATTTGTCTGGTTAATTCCGTTAACGAACGAGACCTCCGCCTGCTAAATAGTAACAATCTTACTTGTAAGGTTGGTTATCTTCTTAGAGGGACACTGGAATTTC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TATATTATCCTTCACTGGATAAAATATCGTGAGAAGTTATTCAAACCTTATTATC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GTAAGAATAAATAACTTTATCTTGAATCTGCGAATGGCTCATTATATCAGTTATAGTTTATTTGATAATTCTTTACTACTTGGATAACCGTAGTAATTCTAGAGCTAATACATGCATAAAAACCCGACTTCTGGAAGGGTTGTATTTATTAGAATAAAACCAATTCGTTCTCGGACGATATTGTGGTGAGTCATAATAACTTATCGGATCGCAGTGGCTTACGCCGGCGATGAATCATTCAAGTTTCTGCCCTATCAGCTTTCGATGGTAGTGTATTGGACTACCATGGCGGTAACGGGTAACGAAGAATAAGGGTTCGATTTCGGAGAGGGAGCCTGAGAGACGGCTACCACATCCAAGGAAGGCAGCAGGCGCGTAAATTACCCAATCCTGACACAGGGAGGTAGTGACAATAAATAACAATGCGGGACTCTATGAGTTTTGCAATTGGAATGAGAACAATTTAAATCCCTTAGCGAGGATCAATTGGAGGGCAAGTCTGGTGCCAGCAGCCGCGGTAATTCCAGCTCCAATAGCGTATATTAAAGTTGTTGCAGTTAAAAAGCTCGTAGTTGAATTTCTGGGACTAGCTTTCGGTCCGTGGTTTTTAATCATGTGTACTGTTTTTGTCTAGTCCCATCCTTGTAGTGAGTGTATCTGGCATTTAGTTGTCGGGTGCAGGAGCTGCATCGTTTACTGTGAAAAAATTAGAGTGTTTAAAGCAGGCTTATGCCGTGAATACATTAGCATGGAATGATACTATAGGACTTTGTTTCTATTTTATTGGTCTAAAAACAGAGTAATGATTGATAGGGATAGTTGGGGGTATTCATATTTAATTGTCAGAGGTGAAATTCTTGGATTTATGAAAGATGAACATATGCGAAAGCATTTACCAAGGATGTTTTCATTAATCAAGAACGAAAGTTAGGGGATCGAAGAGGATTAGATACCCTCGTAGTCTTAACCATAAACTATGCCGACTCAGGATCAGTGGGGTATGTTTAACGTCTCCATTGGCACTGTATGAGAAATCAAAGTCTTTGGGTTCCGGGGGGAGTATGGTCGCAAGGCTGAAACTTAAAGGAATTGACGGAAGGGCACCACCAGGAGTGGAGCCTGCGGCTTAATTTGACTCAACACGGGGAAACTTACCAGGTCCGGACATAGTAAGGATTGACAGATTGACAGCTCTTTCTTGATTCTATGGGTGGTGGTGCATGGCCGTTCTTAGTTGGTGGAGTGATTTGTCTGGTTAATTCCGTTAACGAACGAGACCTCCGCCTGCTAAATAGTAACAATCTTGCTTGCAAGGTTGGTTATCTTCTTAGAGGGACACTGGATTTTT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TGTTTCGCCCTTCACTGGGCAAAGCATCGTGAGAAGTTATTCAAACCTTATTATCTAGAGGAAGTAAAAGTCGTAACAAGGTTTCC</text:p>
          </table:table-cell>
          <table:table-cell office:value-type="string" calcext:value-type="string">
            <text:p>d__Eukaryota; p__MAST-12; c__MAST-12C; o__MAST-12C; f__MAST-12C; g__MAST-12C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TGTCTCAAAGATTAAGCCATGCATGTGTAAGAATAAATAACTTTATCTTGAATCTGCGAATGGCTCATTATATCAGTTATAGTTTATTTGATAATTCTTTACTACTTGGATAACCGTAGTAATTCTAGAGCTAATACATGCATAAAAACCCGACTTCTGGAAGGGTTGTATTTATTAGAATAAAACCAATTCGTTCTCGGACGATATTGTGGTGAGTCATAATAACTTATCGGATCGCAGTGGCTTACGCCGGCGATGAATCATTCAAGTTTCTGCCCTATCAGCTTTCGATGGTAGTGTATTGGACTACCATGGCGGTAACGGGTAACGAAGAATAAGGGTTCGATTTCGGAGAGGGAGCCTGAGAGACGGCTACCACATCCAAGGAAGGCAGCAGGCGCGTAAATTACCCAATCCTGACACAGGGAGGTAGTGACAATAAATAACAATGCGGGACTCTATGAGTTTTGCAATTGGAATGAGAACAATTTAAATCCCTTAGCGAGGATCAATTGGAGGGCAAGTCTGGTGCCAGCAGCCGCGGTAATTCCAGCTCCAATAGCGTATATTAAAGTTGTTGCAGTTAAAAAGCTCGTAGTTGAATTTCTGGGACTAGCTTTCGGTCCGTGGTTTTTAATCATGTGTACTGTTTTTGTCTAGTCCCATCCTTGTAGTGAGTGTATCTGGCATTTAGTTGTCGGGTGCAGGAGCTGCATCGTTTACTGTGAAAAAATTAGAGTGTTTAAAGCAGGCTTATGCCGTGAATACATTAGCATGGAATGATACTATAGGACTTTGTTTCTATTTTATTGGTCTAAAAACAGAGTAATGATTGATAGGGATAGTTGGGGGTATTCATATTTAATTGTCAGAGGTGAAATTCTTGGATTTATGAAAGATGAACATATGCGAAAGCATTTACCAAGGATGTTTTCATTAATCAAGAACGAAAGTTAGGGGATCGAAGAGGATTAGATACCCTCGTAGTCTTAACCATAAACTATGCCGACTCAGGATCAGTGGGGTATGTTTAACGTCTCCATTGGCACTGTATGAGAAATCAAAGTCTTTGGGTTCCGGGGGGAGTATGGTCGCAAGGCTGAAACTTAAAGGAATTGACGGAAGGGCACCACCAGGAGTGGAGCCTGCGGCTTAATTTGACTCAACACGGGGAAACTTACCAGGTCCGGACATAGTAAGGATTGACAGATTGACAGCTCTTTCTTGATTCTATGGGTGGTGGTGCATGGCCGTTCTTAGTTGGTGGAGTGATTTGTCTGGTTAATTCCGTTAACGAACGAGACCTCCGCCTGCTAAATAGTAACAATCTTGCTTGCAAGGTTGGTTATCTTCTTAGAGGGACACTGGATTTTT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TGTTTCGCCCTTCACTGGGCAAAGCATCGTGAGAAGTTATTCAAACCTTATTATCTAGAGGAAGTAAAAGTCGTAACAAGGTTTCC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GTAAGAATAAATAACTTTATCTTGAATCTGCGAATGGCTCATTATATCAGTTATAGTTTATTTGATAATTCTTTACTACTTGGATAACCGTAGTAATTCTAGAGCTAATACATGCATAAAAACCTGACTTCTGGAAGGGTTGTATTTATTAGAATAAAACCAATTCGTTCTCGGACGATATTGTGGTGAGTCATAATAACTTATCGGATCGCAGCGGCTTCTGCCGGCGATGAATCATTCAAGTTTCTGCCCTATCAGCTTTCGATGGTAGTGTATTGGACTACCATGGCGGTAACGGGTAACGAAGAATAAGGGTTCGATTTCGGAGAGGGAGCCTGAGAGACGGCTACCACATCCAAGGAAGGCAGCAGGCGCGTAAATTACCCAATCCTGACACAGGGAGGTAGTGACAATAAATAACAATGCGGGACTCTAGTAGTTTTGCAATTGGAATGAGAACAATTTAAATCCCTTATCGAGGATCAATTGGAGGGCAAGTCTGGTGCCAGCAGCCGCGGTAATTCCAGCTCCAATAGCGTATATTAAAGTTGCTGCAGTTAAAAAGCTCGTAGTTGGATTTCTGGAGATATCTTTCGGTCCGTGGTTTTTAATCATGAGTACTGTTTTTGTATATCTCCATCCTTGTAGTGAATGTATCTGGCATTTATTTGTCGGGTGCAGGAGCTGCATCGTTTACTGTGAAAAAATTAGAGTGTTTAAAGCAGGCTTATGCCGTGAATATATTAGCATGGAATGATAAAATAGGACATTAGTACTATTTATTGGTTCTAGTATTATGTAATGATTAGTAGGGACAGTTGGGGGTATTCATATTTAATTGTCAGAGGTGAAATTCTTGGATTTATGAAAGATGAACTTATGCGAAAGCATTTACCAAGGATGTTTTCATTAATCAAGAACGAAAGTTAGGGGATCGAAGAGGATTAGATACCCTCGTAGTCTTAACCATAAACTATACCGACTCAGGATCAGTGGGGTATGTTTTACGTCTCCATTGGCACTGTATGAGAAATCAAAGTCTTTGGGTTCCGGGGGGAGTATGGTCGCAAGGCTGAAACTTAAAGGAATTGACGGAAGGGCACCACCAGGAGTGGAGCCTGCGGCTTAATTTGACTCAACACGGGGAAACTTACCAGGTCCGGACATAGTAAGGATTGACAGATTGACAGCTCTTTCTTGATTCTATGGGTGGTGGTGCATGGCCGTTCTTAGTTGGTGGAGTGATTTGTCTGGTTAATTCCGTTAACGAACGAGACCTCCGCCTGCTAAATAGTAACAATCTTGCTTGCAAGGTTGGTTATCTTCTTAGAGGGACACTGGATTTTT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GCTAAGCCCTTTACTGGGCGAGGTCTTGTGAGAAGTTATTCAAACCTTATTATCTAGAGGAAGTAAAAGTCGTAACAAGGTTTCC</text:p>
          </table:table-cell>
          <table:table-cell office:value-type="string" calcext:value-type="string">
            <text:p>d__Eukaryota; p__MAST-12; c__MAST-12C; o__MAST-12C; f__MAST-12C; g__MAST-12C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TGTCTCAAAGATTAAGCCATGCATGTGTAAGAATAAATAACTTTATCTTGAATCTGCGAATGGCTCATTATATCAGTTATAGTTTATTTGATAATTCTTTACTACTTGGATAACCGTAGTAATTCTAGAGCTAATACATGCATAAAAACCTGACTTCTGGAAGGGTTGTATTTATTAGAATAAAACCAATTCGTTCTCGGACGATATTGTGGTGAGTCATAATAACTTATCGGATCGCAGCGGCTTCTGCCGGCGATGAATCATTCAAGTTTCTGCCCTATCAGCTTTCGATGGTAGTGTATTGGACTACCATGGCGGTAACGGGTAACGAAGAATAAGGGTTCGATTTCGGAGAGGGAGCCTGAGAGACGGCTACCACATCCAAGGAAGGCAGCAGGCGCGTAAATTACCCAATCCTGACACAGGGAGGTAGTGACAATAAATAACAATGCGGGACTCTAGTAGTTTTGCAATTGGAATGAGAACAATTTAAATCCCTTATCGAGGATCAATTGGAGGGCAAGTCTGGTGCCAGCAGCCGCGGTAATTCCAGCTCCAATAGCGTATATTAAAGTTGCTGCAGTTAAAAAGCTCGTAGTTGGATTTCTGGAGATATCTTTCGGTCCGTGGTTTTTAATCATGAGTACTGTTTTTGTATATCTCCATCCTTGTAGTGAATGTATCTGGCATTTATTTGTCGGGTGCAGGAGCTGCATCGTTTACTGTGAAAAAATTAGAGTGTTTAAAGCAGGCTTATGCCGTGAATATATTAGCATGGAATGATAAAATAGGACATTAGTACTATTTATTGGTTCTAGTATTATGTAATGATTAGTAGGGACAGTTGGGGGTATTCATATTTAATTGTCAGAGGTGAAATTCTTGGATTTATGAAAGATGAACTTATGCGAAAGCATTTACCAAGGATGTTTTCATTAATCAAGAACGAAAGTTAGGGGATCGAAGAGGATTAGATACCCTCGTAGTCTTAACCATAAACTATACCGACTCAGGATCAGTGGGGTATGTTTTACGTCTCCATTGGCACTGTATGAGAAATCAAAGTCTTTGGGTTCCGGGGGGAGTATGGTCGCAAGGCTGAAACTTAAAGGAATTGACGGAAGGGCACCACCAGGAGTGGAGCCTGCGGCTTAATTTGACTCAACACGGGGAAACTTACCAGGTCCGGACATAGTAAGGATTGACAGATTGACAGCTCTTTCTTGATTCTATGGGTGGTGGTGCATGGCCGTTCTTAGTTGGTGGAGTGATTTGTCTGGTTAATTCCGTTAACGAACGAGACCTCCGCCTGCTAAATAGTAACAATCTTGCTTGCAAGGTTGGTTATCTTCTTAGAGGGACACTGGATTTTTAATCCAGGGAAGTTGGAGGCAATAACAGGTCTGTGATGCCCTTAGATGTTCTGGGCCGCACGCGCGCTACACTGATGCATTCAACGAGTTTATAACCTTGATGGAAACGTCTGGGTAATCTTTTAAACCTGCATCGTGATGGGGATAGATCTTTGAAATTATAGATCTTCAACGAGGAATTCCTAGTAAACGCAAGTCATCAGCTTGCATTGATTACGTCCCTGCCCTTTGTACACACCGCCCGTCGCTACTACCGATTGGATGGTCCGGTGAGAATTTCGGATCGTGAGCTAAGCCCTTTACTGGGCGAGGTCTTGTGAGAAGTTATTCAAACCTTATTATCTAGAGGAAGTAAAAGTCGTAACAAGGTTTCC</text:p>
          </table:table-cell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CTTATATACAGGTGAAACTGCGAATGGCTCATTAAATCAGTTATAGTTTATTTGATAGTACCTTACTACTTGGATAACCGTGGTAATTCTAGAGCTAATACATGCTAAAAATCCCGACTTCTGGAAGGGATGTATTTATTAGATAAAAAACCAACAGTTGGGCAACCGACTAAACCTTGGTGATTCATGATAACTTTTCGAATCGTACGGCCTCGTGCCGACGATGAATCATTCAAATTTCTGCCCTATCAACTTTCGATGGTAGGATAGAGGCCTACCATGGTGGTAACGGGTAACGGGGAATTAGGGTTCGATTCCGGAGAGGGAGCCTGAGAAACGGCTACCACATCCAAGGAAGGCAGCAGGCGCGCAAATTACCCAATCCCGACACGGGGAGGTAGTGACAATAAATAACAATACGGGGCTCTTTCGGGTCTCGTAATTGGAATGAGTACAATTTAAATCCCTTAACGAGGAACAATTGGAGGGCAAGTCTGGTGCCAGCAGCCGCGGTAATTCCAGCTCCAATAGCGTATATTAAAGTTGTTGCAGTTAAAAAGCTCGTAGTTGAATTTCGGGATTGGCGCATCGGTCGTGCCTCACGGGGTATGAACTGGTGCAGTCAATTTCTCACCTTCTGGAGAACCGCGATGTCCTTAATTGGATGCCGCGGGGAACCAGGACCTTTACTTTGAAAAAATTAGAGTGTTTAAAGCAGGCATTTTTGCTTGAATACATTAGCATGGAATAATAAAATAGGACGGCATGGTTCTATTTTGTTGGTTTCTAGGACCACCGTAATGATTAATAGGGATAGTTGGGGGCATTAGTATTCAATTGTCAGAGGTGAAATTCTTGGATTTATTGAAGACTAACTACTGCGAAAGCATTTGCCAAGGATGTTTTCATTAATCAAGAACGAAAGTTAGGGGATCGAAGACGATCAGATACCGTCGTAGTCTTAACCATAAACTATGCCGACTAGGAATCAGACGATGTTAATTTTTTAATGACTCGTTTGGCACCTTACGGGAAACCAAAGTGTTTGGGTTCCGGGGGGAGTATGGTCGCAAGGCTGAAACTTAAAGGAATTGACGGAAGGGCACCACCAGGGGTGGAGCCTGCGGCTTAATTTGACTCAACACGGGAAAACTTACCAGGTCCAGACATAGTAAGGATTGACAGATTGAGAGCTCTTTCTTGATTCTATGGGTGGTGGTGCATGGCCGTTCTTAGTTGGTGGAGTGATTTGTCTGGTTAATTCCGTTAACGAACGAGACCTTAACCTGCTAAATAGTTAAACCTGACTTTTTGTCAGGTTGACAACTTCTTAGAGGGACTATCGGTGTTTAACCGATGGAAGTTTGAGGCAATAACAGGTCTGTGATGCCCTTAGATGTTCTGGGCCGCACGCGCGCTACACTGATAAAGTCAACAAGTAACTAACCTTTGCCGGAAGGCATGGGTAATCTTTTGAAACTTTATCGTGCTGGGGATAGAGCATTGCAATTATCGCTCTTCAACGAGGAATCCCTAGTAAGCGTAAGTCATCAGCTTGCGTTGATTACGTCCCTGCCCTTTGTACACACCGCCCGTCGCTACTACCGATTGAATGGCTTAGTGAGGTCTTCGGATCGGCGGTTGATGAGTAGCAATATTCGCCGGTTGCTGAGAAGTTGATCAAACTTGGTCATTTAGAGGAAGTAAAAGTCGTAACAAGGTTTCC</text:p>
          </table:table-cell>
          <table:table-cell office:value-type="string" calcext:value-type="string">
            <text:p>d__Eukaryota; p__Mucoromycota; c__Glomer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TCTTATATACAGGTGAAACTGCGAATGGCTCATTAAATCAGTTATAGTTTATTTGATAGTACCTTACTACTTGGATAACCGTGGTAATTCTAGAGCTAATACATGCTAAAAATCCCGACTTCTGGAAGGGATGTATTTATTAGATAAAAAACCAACAGTTGGGCAACCGACTAAACCTTGGTGATTCATGATAACTTTTCGAATCGTACGGCCTCGTGCCGACGATGAATCATTCAAATTTCTGCCCTATCAACTTTCGATGGTAGGATAGAGGCCTACCATGGTGGTAACGGGTAACGGGGAATTAGGGTTCGATTCCGGAGAGGGAGCCTGAGAAACGGCTACCACATCCAAGGAAGGCAGCAGGCGCGCAAATTACCCAATCCCGACACGGGGAGGTAGTGACAATAAATAACAATACGGGGCTCTTTCGGGTCTCGTAATTGGAATGAGTACAATTTAAATCCCTTAACGAGGAACAATTGGAGGGCAAGTCTGGTGCCAGCAGCCGCGGTAATTCCAGCTCCAATAGCGTATATTAAAGTTGTTGCAGTTAAAAAGCTCGTAGTTGAATTTCGGGATTGGCGCATCGGTCGTGCCTCACGGGGTATGAACTGGTGCAGTCAATTTCTCACCTTCTGGAGAACCGCGATGTCCTTAATTGGATGCCGCGGGGAACCAGGACCTTTACTTTGAAAAAATTAGAGTGTTTAAAGCAGGCATTTTTGCTTGAATACATTAGCATGGAATAATAAAATAGGACGGCATGGTTCTATTTTGTTGGTTTCTAGGACCACCGTAATGATTAATAGGGATAGTTGGGGGCATTAGTATTCAATTGTCAGAGGTGAAATTCTTGGATTTATTGAAGACTAACTACTGCGAAAGCATTTGCCAAGGATGTTTTCATTAATCAAGAACGAAAGTTAGGGGATCGAAGACGATCAGATACCGTCGTAGTCTTAACCATAAACTATGCCGACTAGGAATCAGACGATGTTAATTTTTTAATGACTCGTTTGGCACCTTACGGGAAACCAAAGTGTTTGGGTTCCGGGGGGAGTATGGTCGCAAGGCTGAAACTTAAAGGAATTGACGGAAGGGCACCACCAGGGGTGGAGCCTGCGGCTTAATTTGACTCAACACGGGAAAACTTACCAGGTCCAGACATAGTAAGGATTGACAGATTGAGAGCTCTTTCTTGATTCTATGGGTGGTGGTGCATGGCCGTTCTTAGTTGGTGGAGTGATTTGTCTGGTTAATTCCGTTAACGAACGAGACCTTAACCTGCTAAATAGTTAAACCTGACTTTTTGTCAGGTTGACAACTTCTTAGAGGGACTATCGGTGTTTAACCGATGGAAGTTTGAGGCAATAACAGGTCTGTGATGCCCTTAGATGTTCTGGGCCGCACGCGCGCTACACTGATAAAGTCAACAAGTAACTAACCTTTGCCGGAAGGCATGGGTAATCTTTTGAAACTTTATCGTGCTGGGGATAGAGCATTGCAATTATCGCTCTTCAACGAGGAATCCCTAGTAAGCGTAAGTCATCAGCTTGCGTTGATTACGTCCCTGCCCTTTGTACACACCGCCCGTCGCTACTACCGATTGAATGGCTTAGTGAGGTCTTCGGATCGGCGGTTGATGAGTAGCAATATTCGCCGGTTGCTGAGAAGTTGA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CGTTTATATAGGTGAAACTGCGAATGGCTCATTAAATCAGTTATAATTTATTTGATAGTACAATTACTACTTGGATAACCGTGGTAATTCTAGAGCTAATACATGCTAAAACTCCTGACTTCTGGAAGGGAGTGTATTTATTAGATAAAAAGCCAATATCGGGCAACCGATTCCTATGGTGATTCATAATAACTTTTCGAATCGCAGTGACTTTACGTCGGCGATGAATCATTCAAATTTCTGCCCTATCAACTTTCGATGGTAGGATAGAGGCCTACCATGGTAGTAACGGGTAACGGGGTGTTAGGGCACGACACCGGAGAGGGAGCCTGAGAAACGGCTACCACATCCAAGGATGGCAGCAGGCGCGCAAATTACCCAATCCCGATACGGGGAGGTAGTGACAATAAATAACAATACGGGGTTCTTATGGATCTCGTAATTGGAATGAGTACAATTTAAATCTCTTAACGAGGAACAATTGGAGGGCAAGTCTGGTGCCAGCAGCCGCGGTAATTCCAGCTCCAATAGCGTATATTAAAGTTGTTGCAGTTAAAAAGCTCGTAGTTGAATTTCGGGATCAATTTATCGGTCGTGCCAATGGTATGAACTGGTACAATTGGTTTCTCCCTTCTGACGAAGCATGATGTCATTAATTTGGTGTCGTGGGGAATCAGGACTGTTACTTTGAAAAAATTAGAGTGTTTAAAGCAAGCATTAGCTTGAATACATTAGCATGGAATAATGAAATAGGACGTTTGATCCTATTTCGTTGGTTTCTAGGATCGACGTAATGATTAATAGGGATAGTTGGGGGCATTAGTATTCAATTGTCAGAGGTGAAATTCTTGGATTTATTGAAGACTAACTACTGCGAAAGCATTTGCCAAGGATGTTTTCATTAATCAAGAACGAAAGTTAGGGGATCGAAGACGATCAGATACCGTCGTAGTCTTAACCATAAACTATGCCGACTAGGGATCGGATGATGTTAATTTTTTAATGACTCATTCGGCGCCTTACGGGAAACCAAAGTGTTTGGGTTCCGGGGGGAGTATGGTCGCAAGGCTGAAACTTAAAGGAATTGACGGAAGGGCACCACCAGGGGTGGAGCCTGCGGCTTAATTTGACTCAACACGGGGAAACTCACCAGGTCCAGACATAGTAAGGATTGACAGATTGAGAGCTCTTTCTTGATTCTATGGGTGGTGGTGCATGGCCGTTCTTAGTTGGTGGAGTGATTTGTCTGGTTAATTCCGATAACGAACGAGACCTTAACCTGCTAAATAGCTAGGCTTAGCATTGCTAGGTCGTCAGCTTCTTAGAGGGACTATCGGTGTTTAACCGATGGAAGTTTGAGGCAATAACAGGTCTGTGATGCCCTTAGATGTTCTGGGCCGCACGCGCGCTACACTGATGAAGTCAACGAGTTCACTCCCTTTGTCGGAAGACATGGGTAATCTTTTGAAACTTCATCGTGCTGGGGATAGAGCATTGCAATTATTGCTCTTAAACGAGGAATCCCTAGTAAGTACAAGTCATCAGCTTGTGCTGATTACGTCCCTGCCCTTTGTACACACCGCCCGTCGCTACTACCGATTGAATGGCTTAGTGAGGACTTCGGATTGAGCTTCGGAAGCTGTAAAAGGCATCCGATTTTTAAAAAGTTGTTCAAACTTGGTCATTTAGAGGAAGTAAAAGTCGTAACAAGGTTTCC</text:p>
          </table:table-cell>
          <table:table-cell office:value-type="string" calcext:value-type="string">
            <text:p>d__Eukaryota; p__Mucoromycota; c__Glomeromycetes; o__Glomer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TCGTTTATATAGGTGAAACTGCGAATGGCTCATTAAATCAGTTATAATTTATTTGATAGTACAATTACTACTTGGATAACCGTGGTAATTCTAGAGCTAATACATGCTAAAACTCCTGACTTCTGGAAGGGAGTGTATTTATTAGATAAAAAGCCAATATCGGGCAACCGATTCCTATGGTGATTCATAATAACTTTTCGAATCGCAGTGACTTTACGTCGGCGATGAATCATTCAAATTTCTGCCCTATCAACTTTCGATGGTAGGATAGAGGCCTACCATGGTAGTAACGGGTAACGGGGTGTTAGGGCACGACACCGGAGAGGGAGCCTGAGAAACGGCTACCACATCCAAGGATGGCAGCAGGCGCGCAAATTACCCAATCCCGATACGGGGAGGTAGTGACAATAAATAACAATACGGGGTTCTTATGGATCTCGTAATTGGAATGAGTACAATTTAAATCTCTTAACGAGGAACAATTGGAGGGCAAGTCTGGTGCCAGCAGCCGCGGTAATTCCAGCTCCAATAGCGTATATTAAAGTTGTTGCAGTTAAAAAGCTCGTAGTTGAATTTCGGGATCAATTTATCGGTCGTGCCAATGGTATGAACTGGTACAATTGGTTTCTCCCTTCTGACGAAGCATGATGTCATTAATTTGGTGTCGTGGGGAATCAGGACTGTTACTTTGAAAAAATTAGAGTGTTTAAAGCAAGCATTAGCTTGAATACATTAGCATGGAATAATGAAATAGGACGTTTGATCCTATTTCGTTGGTTTCTAGGATCGACGTAATGATTAATAGGGATAGTTGGGGGCATTAGTATTCAATTGTCAGAGGTGAAATTCTTGGATTTATTGAAGACTAACTACTGCGAAAGCATTTGCCAAGGATGTTTTCATTAATCAAGAACGAAAGTTAGGGGATCGAAGACGATCAGATACCGTCGTAGTCTTAACCATAAACTATGCCGACTAGGGATCGGATGATGTTAATTTTTTAATGACTCATTCGGCGCCTTACGGGAAACCAAAGTGTTTGGGTTCCGGGGGGAGTATGGTCGCAAGGCTGAAACTTAAAGGAATTGACGGAAGGGCACCACCAGGGGTGGAGCCTGCGGCTTAATTTGACTCAACACGGGGAAACTCACCAGGTCCAGACATAGTAAGGATTGACAGATTGAGAGCTCTTTCTTGATTCTATGGGTGGTGGTGCATGGCCGTTCTTAGTTGGTGGAGTGATTTGTCTGGTTAATTCCGATAACGAACGAGACCTTAACCTGCTAAATAGCTAGGCTTAGCATTGCTAGGTCGTCAGCTTCTTAGAGGGACTATCGGTGTTTAACCGATGGAAGTTTGAGGCAATAACAGGTCTGTGATGCCCTTAGATGTTCTGGGCCGCACGCGCGCTACACTGATGAAGTCAACGAGTTCACTCCCTTTGTCGGAAGACATGGGTAATCTTTTGAAACTTCATCGTGCTGGGGATAGAGCATTGCAATTATTGCTCTTAAACGAGGAATCCCTAGTAAGTACAAGTCATCAGCTTGTGCTGATTACGTCCCTGCCCTTTGTACACACCGCCCGTCGCTACTACCGATTGAATGGCTTAGTGAGGACTTCGGATTGAGCTTCGGAAGCTGTAAAAGGCATCCGATTTTTAAAAAGTTGT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TTTATACAGTGAAACTGCGAATGGCTCATTAAATCAGTTATAATTTACTTGATGTTTCTTTACTACTTGGATAACCGTGGTAATTCTAGAGCTAATACATGCATTAAAGCCTGACTCACGAAGGGCTGTATTTATTAGATAAAAACCAATGCAGGCAACTGCTTTCTGGTGATTCATAATAACTTCTCGAATCGCATGGTCTTGTGCCGGCGATACTTCATTCAAATTTCTGCCCTATCAACTTTGATGGTAGGATAGAGGCCTACCATGGTTTTAACGGGTAACGGGGAATTAGGGTTCGATTCCGGAGAGGGAGCCTGAGAAACGGCTACCACTTCTAAGGAAGGCAGCAGGCGCGCAAATTGCCCAATCCCGACACGGGGAGGCAGTGACAATAAATAACAATGCGGGACCGTAAGGTCTTGCAATTGGAATGAGTACAATTTAAATCCCTTAACGAGTAACAATTGGAGGGCAAGTCTGGTGCCAGCAGCCGCGGTAATTCCAGCTCCAATAGCGTATATTAAAGTTGTTGCAGTTAAAAAGCTCGTAGTTGAATTTCGGGCATTGCGGTCAGGTCTTCCTTAACTGGTTGTACTTGATTCGCTTTGTCTTACTTTCTAGAAGCTGATGCGTCGCAAGGCGTGTCATGTCTCTAGGACTTTTACTGTGAATAAATTAGAGTGTTCAAAGCAGGCTTTCGCTTGAATACATTAGCATGGAATAATAAAATAGGACTTTGGTTTTATTTTGTTGGTTTTAAAGACCAAGGTAATGATTAATAGGGATAGTTGGGGGCATTAGTATTTCGAAGTCAGAGGTGAAATTCTTGGATTTTCGGAAGACTAACTAGTGCGAAAGCATTTGCCAAGGATGTTTTCATTAATCAAGAACGAAAGTTAGGGGATCGAAGACGATCAGATACCGTCGTAGTCTTAACCGTAAACTATGCCGACTAGGGATTGGTGAGTGTTAGTTTTGACCTCATCAGCACCTTACGAGAAATCAAAGTTTTTGGGTTCTGGGGGGAGTATGGTCGCAAGGCTGAAACTTAAAGGAATTGACGGAAGGGCACCACCAGGAGTGGAGCCTGCGGCTTAATTTGACTCAACACGGGAAAACTCACCAGGTCCAGACATAGTAAGGATTGACAGATTGATAGCTCTTTCTTGATTCTATGGGTGGTGGTGCATGGCCGTTCTTAGTTGGTGGAGTGATTTGTCTGGTTAATTCCGATAACGAACGAGACCTTAACCTGCTAAATAGTTATGCAAAGGCGACTTTGTAGTAACTTCTTAGAGGGACAAAGTACGTCTAGTACTTGGAAGTTTGAGGCAATAACAGGTCTGTGATGCCCTTAGATGTTCTGGGCCGCACGCGCGCTACACTGATAAAGTCAGCGAGTTTATAACCTTAATCGATAGATTTGGGAAATCTTGTGAAACTTTATCGTGATGGGGATAGAGCATTGCAATTATTGCTCTTCAACGAGGAATTCCTAGTAAGTGCGAGTCATCAGCTCGCGTTGATTACGTCCCTGCCCTTTGTACACACCGCCCGTCGATACTACCGATTGAATGGTTTAGTGAGGCCTCCGGACCTGCTGCACTCGCCGCAAGGCGTATGATAGCAGGGAAGTTGTACAAACTTGATCATTTAGAGGAAGTAAAAGTCGTAACAAGGTTTCC</text:p>
          </table:table-cell>
          <table:table-cell office:value-type="string" calcext:value-type="string">
            <text:p>d__Eukaryota; p__Mucoromycota; c__Incertae_Sed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TGTCTCAAAGATTAAGCCATGCATGTCTAAGTATAAGCATTTATACAGTGAAACTGCGAATGGCTCATTAAATCAGTTATAATTTACTTGATGTTTCTTTACTACTTGGATAACCGTGGTAATTCTAGAGCTAATACATGCATTAAAGCCTGACTCACGAAGGGCTGTATTTATTAGATAAAAACCAATGCAGGCAACTGCTTTCTGGTGATTCATAATAACTTCTCGAATCGCATGGTCTTGTGCCGGCGATACTTCATTCAAATTTCTGCCCTATCAACTTTGATGGTAGGATAGAGGCCTACCATGGTTTTAACGGGTAACGGGGAATTAGGGTTCGATTCCGGAGAGGGAGCCTGAGAAACGGCTACCACTTCTAAGGAAGGCAGCAGGCGCGCAAATTGCCCAATCCCGACACGGGGAGGCAGTGACAATAAATAACAATGCGGGACCGTAAGGTCTTGCAATTGGAATGAGTACAATTTAAATCCCTTAACGAGTAACAATTGGAGGGCAAGTCTGGTGCCAGCAGCCGCGGTAATTCCAGCTCCAATAGCGTATATTAAAGTTGTTGCAGTTAAAAAGCTCGTAGTTGAATTTCGGGCATTGCGGTCAGGTCTTCCTTAACTGGTTGTACTTGATTCGCTTTGTCTTACTTTCTAGAAGCTGATGCGTCGCAAGGCGTGTCATGTCTCTAGGACTTTTACTGTGAATAAATTAGAGTGTTCAAAGCAGGCTTTCGCTTGAATACATTAGCATGGAATAATAAAATAGGACTTTGGTTTTATTTTGTTGGTTTTAAAGACCAAGGTAATGATTAATAGGGATAGTTGGGGGCATTAGTATTTCGAAGTCAGAGGTGAAATTCTTGGATTTTCGGAAGACTAACTAGTGCGAAAGCATTTGCCAAGGATGTTTTCATTAATCAAGAACGAAAGTTAGGGGATCGAAGACGATCAGATACCGTCGTAGTCTTAACCGTAAACTATGCCGACTAGGGATTGGTGAGTGTTAGTTTTGACCTCATCAGCACCTTACGAGAAATCAAAGTTTTTGGGTTCTGGGGGGAGTATGGTCGCAAGGCTGAAACTTAAAGGAATTGACGGAAGGGCACCACCAGGAGTGGAGCCTGCGGCTTAATTTGACTCAACACGGGAAAACTCACCAGGTCCAGACATAGTAAGGATTGACAGATTGATAGCTCTTTCTTGATTCTATGGGTGGTGGTGCATGGCCGTTCTTAGTTGGTGGAGTGATTTGTCTGGTTAATTCCGATAACGAACGAGACCTTAACCTGCTAAATAGTTATGCAAAGGCGACTTTGTAGTAACTTCTTAGAGGGACAAAGTACGTCTAGTACTTGGAAGTTTGAGGCAATAACAGGTCTGTGATGCCCTTAGATGTTCTGGGCCGCACGCGCGCTACACTGATAAAGTCAGCGAGTTTATAACCTTAATCGATAGATTTGGGAAATCTTGTGAAACTTTATCGTGATGGGGATAGAGCATTGCAATTATTGCTCTTCAACGAGGAATTCCTAGTAAGTGCGAGTCATCAGCTCGCGTTGATTACGTCCCTGCCCTTTGTACACACCGCCCGTCGATACTACCGATTGAATGGTTTAGTGAGGCCTCCGGACCTGCTGCACTCGCCGCAAGGCGTATGATAGCAGGGAAGTTGTACAAACTTGATCATTTAGAGGAAGTAAAAGTCGTAACAAGGTTTC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TTATACAGTGAAACTGCGAATGGCTCATTAAATCAGTTATAATTTATTTGATATTCACTTACTACTTGGATAACCGTGGTAATTCTAGAGCTAATACATGCGTACATAACCTCGACTTCTGGAAGAGGTGCACTTATTAGATAAAAAGCCAACGCGGGCAACCGCTTGTATGGTGATTCATAATAATTAATCGAATCGCATGGCCTTGTGCCGGCGATGATGCATTCAAATTTCTGCCCTATCAAGTTTCGATGGTAGGTTAGTGGCCTACCATGCTTTTAACGGGTAACGGGGAATTAGGGTTCGATTCCGGAGAGGGAGCCTGAGAAACGGCTACCACATCCAAGGAAGGCAGCAGGCGCGCAAATTACCCAATCCCGACACGGGGAGGTAGTGACAATAAATAACAATACAGGGCCTTTACGGGTCTTGTAATTGGAATGAGTACAATTTAAATCCCTTAACGAGGAACAATTGGAGGGCAAGTCTGGTGCCAGCAGCCGCGGTAATTCCAGCTCCAATAGCGTATATTAAAGTTGTTGCAGTTAAAAAGCTCGTAGTTGAATTTTGGCCTTAGTTTGTGAGGTTCAGCCTTCATTGGTTGGTACCTTTACGAACTGGGCTCCACCTTCTGGGTTAGCTAGTTGTTACTTCGGTGCAGCTAGTGAACCAGAACTTTTACTTTGAAAAAATTGGAGTGTTTAAAGCAGGCTTTTAAGCTTGAACATATTAGCATGGAATAATGAAATAGGACTTTGGCCTTATTTCGTTGGTTTCTAAAGCCAAAGTAATGATGAATAGGGATAGTTGGGGACATTAGTATTCAATTGTCAGAGGTGAAATTCTTGGATTTATTGAAGACTAACTTCTGCGAAAGCATTTGTCAAGGATGTTTTCATTAATCAAGAACGAAAGTTAGGGGATCGAAGACGATCAGATACCGTCGTAGTCTTAACCATAAACTATGCCGACTAAGGATTGGATGGTGTTATATTTTATATTGACCCATTCAGCATTTCAGCGAAAGCCAAGTTTTTGGGTTCCGGGGGGAGTATGGTCGCAAGGCTGAAACTTAAAGGAATTGACGGAAGGGCACCACCAGGAGTGGAGCCTGCGGCTTAATTTGACTCAACACGGGGAAACTCACCAGGTCCAGACATAGTAAGGATTGACAGATTGAGAGCTCTTTCTTGATTCTATGGGTGGTGGTGCATGGCCGTTCTTAGTTCGTGGAGTGATTTGTCTGGTTAATTCCGATAACGAACGAGACCTTACTCTGCTAAATAGCCAGCATGACTTTGGTCGTGTCCTTTTGGCTTCTTAGAGAGACTATCAATGTTTAATTGATGGAAGTTTGAGGCAATAACAGGTCTGTGATGCCCTTAGATGTTCTGGGCCGCACGCGCGCTACACTGATGAAGTCAACGAGTTTATAACCTTGGCCGGAAGGTCTGGGTAATCTTTTGAAACTTCATCGTGCTGGGGATAGAGCATTGCAATTATTGCTCTTCAACGAGGAATTCCTAGTAAGCGTGAGTCATCAGCTCGCGTTGATTACGTCCCTGCCCTTTGTACACACCGCCCGTCGCTACTACCGATTGAACGGCTTAGTGAGTCCTTTGGATTGTTGGAAACTGATTGGCAACAGTCGGTTTCTGACGAGAAGTTGGGCAAACTTGGTCGTTTAGAGGAAGTAAAAGTCGTAACAAGGTTTCC</text:p>
          </table:table-cell>
          <table:table-cell office:value-type="string" calcext:value-type="string">
            <text:p>d__Eukaryota; p__Mucoromycota; c__Incertae_Sed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ATTTATACAGTGAAACTGCGAATGGCTCATTAAATCAGTTATAATTTATTTGATATTCACTTACTACTTGGATAACCGTGGTAATTCTAGAGCTAATACATGCGTACATAACCTCGACTTCTGGAAGAGGTGCACTTATTAGATAAAAAGCCAACGCGGGCAACCGCTTGTATGGTGATTCATAATAATTAATCGAATCGCATGGCCTTGTGCCGGCGATGATGCATTCAAATTTCTGCCCTATCAAGTTTCGATGGTAGGTTAGTGGCCTACCATGCTTTTAACGGGTAACGGGGAATTAGGGTTCGATTCCGGAGAGGGAGCCTGAGAAACGGCTACCACATCCAAGGAAGGCAGCAGGCGCGCAAATTACCCAATCCCGACACGGGGAGGTAGTGACAATAAATAACAATACAGGGCCTTTACGGGTCTTGTAATTGGAATGAGTACAATTTAAATCCCTTAACGAGGAACAATTGGAGGGCAAGTCTGGTGCCAGCAGCCGCGGTAATTCCAGCTCCAATAGCGTATATTAAAGTTGTTGCAGTTAAAAAGCTCGTAGTTGAATTTTGGCCTTAGTTTGTGAGGTTCAGCCTTCATTGGTTGGTACCTTTACGAACTGGGCTCCACCTTCTGGGTTAGCTAGTTGTTACTTCGGTGCAGCTAGTGAACCAGAACTTTTACTTTGAAAAAATTGGAGTGTTTAAAGCAGGCTTTTAAGCTTGAACATATTAGCATGGAATAATGAAATAGGACTTTGGCCTTATTTCGTTGGTTTCTAAAGCCAAAGTAATGATGAATAGGGATAGTTGGGGACATTAGTATTCAATTGTCAGAGGTGAAATTCTTGGATTTATTGAAGACTAACTTCTGCGAAAGCATTTGTCAAGGATGTTTTCATTAATCAAGAACGAAAGTTAGGGGATCGAAGACGATCAGATACCGTCGTAGTCTTAACCATAAACTATGCCGACTAAGGATTGGATGGTGTTATATTTTATATTGACCCATTCAGCATTTCAGCGAAAGCCAAGTTTTTGGGTTCCGGGGGGAGTATGGTCGCAAGGCTGAAACTTAAAGGAATTGACGGAAGGGCACCACCAGGAGTGGAGCCTGCGGCTTAATTTGACTCAACACGGGGAAACTCACCAGGTCCAGACATAGTAAGGATTGACAGATTGAGAGCTCTTTCTTGATTCTATGGGTGGTGGTGCATGGCCGTTCTTAGTTCGTGGAGTGATTTGTCTGGTTAATTCCGATAACGAACGAGACCTTACTCTGCTAAATAGCCAGCATGACTTTGGTCGTGTCCTTTTGGCTTCTTAGAGAGACTATCAATGTTTAATTGATGGAAGTTTGAGGCAATAACAGGTCTGTGATGCCCTTAGATGTTCTGGGCCGCACGCGCGCTACACTGATGAAGTCAACGAGTTTATAACCTTGGCCGGAAGGTCTGGGTAATCTTTTGAAACTTCATCGTGCTGGGGATAGAGCATTGCAATTATTGCTCTTCAACGAGGAATTCCTAGTAAGCGTGAGTCATCAGCTCGCGTTGATTACGTCCCTGCCCTTTGTACACACCGCCCGTCGCTACTACCGATTGAACGGCTTAGTGAGTCCTTTGGATTGTTGGAAACTGATTGGCAACAGTCGGTTTCTGACGAGAAGTTGGGCAAACTTGGTCGTTTAGAGGAAGTAAAAGTCGTAACAAGGTTTCC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ATCTATACTGTGAAACTGCGAATGGCTCATTAAATCAGTTATAGTTTATTTGATGGTAATCTTACTACTTGGATATCCGTGGTAATTCTAGAGCTAATACATGCCAAAAAATCCCGACTTCTGGAAGGGATGTATTTATTAGATAAAAAACCAACGCGGGTAAAACCGCTTGCCTGGTGATTCATAATAACTTCGCGAATCGCATGGCCTCGAGCCGGCGATGCTTCATTCAAATTTCTGCCCTATCAACTGTCGATGGTAGGATAGAGGCCTACCATGGTTTTAACGGGTAACGGGGAATTAGGGTTCGATTCCGGAGAGGGAGCCTGAGAGACGGCTACCACATCCAAGGAAGGCAGCAGGCGCGCAAATTACCCAATCCCGACACGGGGAGGTAGTGACAATAAATAACAATACAGGGCTCAATTGGGTCTTGTAATTGGAATGAGTACAATTTAAATCCCTTAACGATTAACAATTGGAGGGCAAGTCTGGTGCCAGCAGCCGCGGTAATTCCAGCTCCAATAGCGTATATTAAAGTTGTTGCAGTTAAAAAGCTCGTAGTCGAATTTTAGCCCTGGCTCGGGGGTTCGATCTTCATCGGTCGACGCCGCTCTGGCCGGGGTTCACCTTCTGGGTGGCCCACATGCTCTTCATTGGGTGTGCGGGTGAACCAGGACTTTTACCTTGAAAAAATTAGAGTGTTCAAAGCAGGCCTACGCCTGAATACATTAGCATGGAATAATGGAATAGGACCTCGGTTCTATTTTGTTGGTTTCTAGGACCGAAGTAATGATTAATAGGGACAGTTGGGGGCATTGGTATTCAATTGTCAGAGGTGAAATTCTTGGATTTATTGAAGACCAACTTCTGCGAAAGCATTTGCCAAGGATGTTTTCATTGATCAAGAACGAAAGTTAGGGGATCGAAGACGATCAGATACCGTCGTAGTCTTAACCATAAACGATGCCGACTAGGGATCGGACGATGTTATTTTAGTGACTCGTTCGGCACCTTATGAGAAATCAAAGTTTTTGGGTTCCGGGGGGAGTATGGTCGCAAGGCTGAAACTTAAAGGAATTGACGGAAGGGCACCACCAGGAGTGGAGCCTGCGGCTTAATTTGACTCAACACGGGGAAACTCACCAGGTCCAGACATAGTAAGGATTGACAGATTGAGAGCTCTTTCTTGATTCTATGGGTGGTGGTGCATGGCCGTTCTTAGTTGGTGGAGTGATTTGTCTGGTTAATTCCGATAACGAACGAGACCTTATCCTGCTAAATAGTGAGGCCAACTTCAGTTGGTCGCCCACTTCTTAGAGGGACTATCGACGTTTAGTCGATGGAAGTTTGAGGCAATAACAGGTCTGTGATGCCCTTAGATGTTCTGGGCCGCACGCGCGCTACACTGATGAAGTCAACAAGTATATAACCTTGGCCGGAAGGTCTGGGTAATCTTTTGAAACTTCATCGTGCTGGGGATCGAGCATTGCAATTATTGCTCGTCAACGAGGAATTCCTAGTAAGCGCGAGTCATCAGCTCGCGTTGATTACGTCCCTGCCCTTTGTACACACCGCCCGTCGCTACTACCGATTGAATGGCTTAGTGAGCCCTTCGGATTGGCTACCTGGGTCGTGGGATGTAAAAGTCCCCGGAGTTAATCGCTCCCTCAGGTGTTGAGAAGTTGTGCAAACTTGGTCATTTAGAGGAAGTAAAAGTCGTAACAAGGTTTCC</text:p>
          </table:table-cell>
          <table:table-cell office:value-type="string" calcext:value-type="string">
            <text:p>d__Eukaryota; p__Mucoromycota; c__Incertae_Sedis; o__Endogonales; f__Endogonaceae; g__Endogon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ATCTATACTGTGAAACTGCGAATGGCTCATTAAATCAGTTATAGTTTATTTGATGGTAATCTTACTACTTGGATATCCGTGGTAATTCTAGAGCTAATACATGCCAAAAAATCCCGACTTCTGGAAGGGATGTATTTATTAGATAAAAAACCAACGCGGGTAAAACCGCTTGCCTGGTGATTCATAATAACTTCGCGAATCGCATGGCCTCGAGCCGGCGATGCTTCATTCAAATTTCTGCCCTATCAACTGTCGATGGTAGGATAGAGGCCTACCATGGTTTTAACGGGTAACGGGGAATTAGGGTTCGATTCCGGAGAGGGAGCCTGAGAGACGGCTACCACATCCAAGGAAGGCAGCAGGCGCGCAAATTACCCAATCCCGACACGGGGAGGTAGTGACAATAAATAACAATACAGGGCTCAATTGGGTCTTGTAATTGGAATGAGTACAATTTAAATCCCTTAACGATTAACAATTGGAGGGCAAGTCTGGTGCCAGCAGCCGCGGTAATTCCAGCTCCAATAGCGTATATTAAAGTTGTTGCAGTTAAAAAGCTCGTAGTCGAATTTTAGCCCTGGCTCGGGGGTTCGATCTTCATCGGTCGACGCCGCTCTGGCCGGGGTTCACCTTCTGGGTGGCCCACATGCTCTTCATTGGGTGTGCGGGTGAACCAGGACTTTTACCTTGAAAAAATTAGAGTGTTCAAAGCAGGCCTACGCCTGAATACATTAGCATGGAATAATGGAATAGGACCTCGGTTCTATTTTGTTGGTTTCTAGGACCGAAGTAATGATTAATAGGGACAGTTGGGGGCATTGGTATTCAATTGTCAGAGGTGAAATTCTTGGATTTATTGAAGACCAACTTCTGCGAAAGCATTTGCCAAGGATGTTTTCATTGATCAAGAACGAAAGTTAGGGGATCGAAGACGATCAGATACCGTCGTAGTCTTAACCATAAACGATGCCGACTAGGGATCGGACGATGTTATTTTAGTGACTCGTTCGGCACCTTATGAGAAATCAAAGTTTTTGGGTTCCGGGGGGAGTATGGTCGCAAGGCTGAAACTTAAAGGAATTGACGGAAGGGCACCACCAGGAGTGGAGCCTGCGGCTTAATTTGACTCAACACGGGGAAACTCACCAGGTCCAGACATAGTAAGGATTGACAGATTGAGAGCTCTTTCTTGATTCTATGGGTGGTGGTGCATGGCCGTTCTTAGTTGGTGGAGTGATTTGTCTGGTTAATTCCGATAACGAACGAGACCTTATCCTGCTAAATAGTGAGGCCAACTTCAGTTGGTCGCCCACTTCTTAGAGGGACTATCGACGTTTAGTCGATGGAAGTTTGAGGCAATAACAGGTCTGTGATGCCCTTAGATGTTCTGGGCCGCACGCGCGCTACACTGATGAAGTCAACAAGTATATAACCTTGGCCGGAAGGTCTGGGTAATCTTTTGAAACTTCATCGTGCTGGGGATCGAGCATTGCAATTATTGCTCGTCAACGAGGAATTCCTAGTAAGCGCGAGTCATCAGCTCGCGTTGATTACGTCCCTGCCCTTTGTACACACCGCCCGTCGCTACTACCGATTGAATGGCTTAGTGAGCCCTTCGGATTGGCTACCTGGGTCGTGGGATGTAAAAGTCCCCGGAGTTAATCGCTCCCTCAGGTGTTGAGAAGTTGTG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AGTGAAACTGCGAATGGCTCATTAAATCAGTTATAGTTTATTTGATAGTATCTTACCTACTTGGATAACCGTGGTAATTCTAGAGCTAATACATGCTAAAAATCCCGACTTCTGGAAGGGATGTATTTATTAGATAAAAAACCAACGCGGGAAACCGCTTGTCTGGTGATTCATAATAACTTTTCGAATCGCAAAGCCTTGTGCTGGCGATGATTCATTCAAATTTCTGCCCTATCAACTTTCGATGGTAGGATAGAGGCCTACCATGGTTTTAACGGGTAACGGGGAATTAGGGTTCGATTCCGGAGAGGGAGCCTGAGAAACGGCTACCACATCCAAGGAAGGCAGCAGGCGCGCAAATTACCCAATCGCAATTCGCGGAGGTAGTGACAATAAATAACAATACAGGGCCTTCACAGGTCTTGTAATTGGAATGAGTACAATTTAAATCCCTTAACGAGGAACAATTGGAGGGCAAGTCTGGTGCCAGCAGCCGCGGTAATTCCAGCTCCAATAGCGTATATTAAAGTTGTTGCAGTTAAAAAGCTCGTAGTCGAATTTTAGCCCTGGCTGGGTGGTCCTCCTTTTGGTAGGTACTGCTTCGGCTGGGGTTCACCTTCTGGTGAGCCAGTGTGCCCCTAACCGGGGTGCGCTTGGGGAACCAGGACTTTTACTTTGAAAAAATTAGAGTGTTTAAAGCAGGCATTTGCTTGAATACATTAGCATGGAATAATAGAATAGGACTTTGGTTCTATTTTGTTGGTTTCTAGGACCGAAGTAATGATTAATAGGGATAGTTGGGGGCATTAGTATTTAATTGTCAGAGGTGAAATTCTTGGATTTATGAAAGACTAACTTCTGCGAAAGCATTTGCCAAGGATGTTTTCATTGATCAAGAACGAAAGTTAGGGGATCGAAGACGATCAGATACCGTCGTAGTCTTAACCATAAACTATGCCGACTAGGGATCGGACGATGTTACTTTATTGG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GGCCAACTTTCGTTGGTCGTCATACTTCTTAGAGGGACTATTGACGTTTAGTCAATGGAAGTTTGAGGCAATAACAGGTCTGTGATGCCCTTAGATGTTCTGGGCCGCACGCGCGCTACACTGATGAAGTCAGCGAGTTTATAACCTTGGCCGGAAGGTCTGGGTAATCTTTTGAAACTTCATCGTGCTGGGGATAGAGCATTGCAATTATTGCTCTTCAACGAGGAATTCCTAGTAAGCGTGAGTCATCAGCTCGCGTTGATTACGTCCCTGCCCTTTGTACACACCGCCCGTCGCTACTACCGATTGAATGGCTTAGTGAGTCCCTCGGATTGGATTCCGGCAGCTGGCAACAGCAGCTAGTTTCTGAAAAGTTGGGCAAACTTGGTCATTTAGAGGAAGTAAAAGTCGTAACAAGGTTTCC</text:p>
          </table:table-cell>
          <table:table-cell office:value-type="string" calcext:value-type="string">
            <text:p>d__Eukaryota; p__Mucoromycota; c__Incertae_Sedis; o__Endogonales; f__Endogonaceae; g__Endogon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TATAAACAACTTTATACAGTGAAACTGCGAATGGCTCATTAAATCAGTTATAGTTTATTTGATAGTATCTTACCTACTTGGATAACCGTGGTAATTCTAGAGCTAATACATGCTAAAAATCCCGACTTCTGGAAGGGATGTATTTATTAGATAAAAAACCAACGCGGGAAACCGCTTGTCTGGTGATTCATAATAACTTTTCGAATCGCAAAGCCTTGTGCTGGCGATGATTCATTCAAATTTCTGCCCTATCAACTTTCGATGGTAGGATAGAGGCCTACCATGGTTTTAACGGGTAACGGGGAATTAGGGTTCGATTCCGGAGAGGGAGCCTGAGAAACGGCTACCACATCCAAGGAAGGCAGCAGGCGCGCAAATTACCCAATCGCAATTCGCGGAGGTAGTGACAATAAATAACAATACAGGGCCTTCACAGGTCTTGTAATTGGAATGAGTACAATTTAAATCCCTTAACGAGGAACAATTGGAGGGCAAGTCTGGTGCCAGCAGCCGCGGTAATTCCAGCTCCAATAGCGTATATTAAAGTTGTTGCAGTTAAAAAGCTCGTAGTCGAATTTTAGCCCTGGCTGGGTGGTCCTCCTTTTGGTAGGTACTGCTTCGGCTGGGGTTCACCTTCTGGTGAGCCAGTGTGCCCCTAACCGGGGTGCGCTTGGGGAACCAGGACTTTTACTTTGAAAAAATTAGAGTGTTTAAAGCAGGCATTTGCTTGAATACATTAGCATGGAATAATAGAATAGGACTTTGGTTCTATTTTGTTGGTTTCTAGGACCGAAGTAATGATTAATAGGGATAGTTGGGGGCATTAGTATTTAATTGTCAGAGGTGAAATTCTTGGATTTATGAAAGACTAACTTCTGCGAAAGCATTTGCCAAGGATGTTTTCATTGATCAAGAACGAAAGTTAGGGGATCGAAGACGATCAGATACCGTCGTAGTCTTAACCATAAACTATGCCGACTAGGGATCGGACGATGTTACTTTATTGGCTCGTTCGGCACCTTATGAGAAATCAAAGTTTTTGGGTTCCGGGGGGAGTATGGTCGCAAGGCTGAAACTTAAAGGAATTGACGGAAGGGCACCACCAGGAGTGGAGCCTGCGGCTTAATTTGACTCAACACGGGGAAACTCACCAGGTCCAGACATGGTAAGGATTGACAGATTGAGAGCTCTTTCTTGATTCTATGGGTGGTGGTGCATGGCCGTTCTTAGTTGGTGGAGTGATTTGTCTGGTTAATTCCGTTAACGAACGAGACCTTAACCTGCTAAATAGTTAGGCCAACTTTCGTTGGTCGTCATACTTCTTAGAGGGACTATTGACGTTTAGTCAATGGAAGTTTGAGGCAATAACAGGTCTGTGATGCCCTTAGATGTTCTGGGCCGCACGCGCGCTACACTGATGAAGTCAGCGAGTTTATAACCTTGGCCGGAAGGTCTGGGTAATCTTTTGAAACTTCATCGTGCTGGGGATAGAGCATTGCAATTATTGCTCTTCAACGAGGAATTCCTAGTAAGCGTGAGTCATCAGCTCGCGTTGATTACGTCCCTGCCCTTTGTACACACCGCCCGTCGCTACTACCGATTGAATGGCTTAGTGAGTCCCTCGGATTGGATTCCGGCAGCTGGCAACAGCAGCTAGTTTCTGAAAAGTTGGG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ATACTGTGAAACTGCGAATGGCTCATTAAATCAGTTATAGTTTATTTGATAGTACCTTACTACTTGGATAACCGTGGTAATTCTAGAGCTAATACATGCTAAAAATCCCGACTTCTGGAAGGGATGTATTTATTAGATAAAAAACCAATGCGGGCAACCGCTTCTCTGGTGATTCATAATAACTTTTCGAATCGTATGGCCTTGCGCCGACGATGATTCATTCAAATTTCTGCCCTATCAACTTTCGATGGTAGGATAGAGGCCTACCATGGTTTTTACGGGTAACGGGGAATTAGGGTTCGATTCCGGAGAGGGAGCCTGAGAAACGGCTACCACATCCAAGGAAGGCAGCAGGCGCGCAAATTACCCAATCCCGACACGGGGAGGTAGTGACAATAAATAACAATATAGGGCCTTTACGGGTCTTGTAATTGGAATGAGTACAATTTAAATCCCTTAACGAGGAACAATTGGAGGGCAAGTCTGGTGCCAGCAGCCGCGGTAATTCCAGCTCCAATAGCGTATATTAAAGTTGTTGCAGTTAAAAAGCTCGTAGTTGAATTTTAGCCCTGGCTGGGCGGTCCGGCCTTTCGGTCGGTACTGCTTTGGCCGGGGTTCACCTTCTGGTGAGCCAGCATGCCCTTTACTGGGTGTGTTGGGGAACCAGGACTTTTACTTTGAAAAAATTAGAGTGTTTAAAGCAGGCATACGCTTGAATACATTAGCATGGAATAATGGAATAGGACTTTGGTTCTATTTTGTTGGTTTCTAGGACCGAGGTAATGATTAATAGGGATAGTTGGGGGCATTAGTATTTAATTGTCAGAGGTGAAATTCTTGGATTTATGAAAGACTAACTTCTGCGAAAGCATTTGCCAAGGATGTTTTCATTAATCAAGAACGAAAGTTAGGGGATCGAAGACGATCAGATACCGTCGTAGTCTTAACCATAAACTATGCCGACTAGGGATCGGACGATGTTATTTACTGACTCGTTC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CTTGGTTGGTCGTCAACTTCTTAGAGGGACTATTGACGCTTAGTCAATGGAAGTTTGAGGCAATAACAGGTCTGTGATGCCCTTAGATGTTCTGGGCCGCACGCGCGCTACACTGACGAAGTCAACAAGTCTATAACCTTGGCCGGAAGGTCTGGGTAATCTTTTGAAACTTCGTCGTGCTGGGGATAGAGCATTGCAATTATTGCTCTTCAACGAGGAATTCCTAGTAAGCGTGAGTCATCAGCTCGCGTTGATTACGTCCCTGCCCTTTGTACACACCGCCCGTCGCTACTACCGATTGAATGGCTTAGTGAGTCCCTCGGATCGGCGCCCAGAAGCTGGCAACAGCATCCGGGTGCTGAAAAGTTGGGCAAACTTGGTCATTTAGAGGAAGTAAAAGTCGTAACAAGGTTTCC</text:p>
          </table:table-cell>
          <table:table-cell office:value-type="string" calcext:value-type="string">
            <text:p>d__Eukaryota; p__Mucoromycota; c__Incertae_Sedis; o__Endogonales; f__Endogonaceae; g__Endogon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TAAACAACTTTATACTGTGAAACTGCGAATGGCTCATTAAATCAGTTATAGTTTATTTGATAGTACCTTACTACTTGGATAACCGTGGTAATTCTAGAGCTAATACATGCTAAAAATCCCGACTTCTGGAAGGGATGTATTTATTAGATAAAAAACCAATGCGGGCAACCGCTTCTCTGGTGATTCATAATAACTTTTCGAATCGTATGGCCTTGCGCCGACGATGATTCATTCAAATTTCTGCCCTATCAACTTTCGATGGTAGGATAGAGGCCTACCATGGTTTTTACGGGTAACGGGGAATTAGGGTTCGATTCCGGAGAGGGAGCCTGAGAAACGGCTACCACATCCAAGGAAGGCAGCAGGCGCGCAAATTACCCAATCCCGACACGGGGAGGTAGTGACAATAAATAACAATATAGGGCCTTTACGGGTCTTGTAATTGGAATGAGTACAATTTAAATCCCTTAACGAGGAACAATTGGAGGGCAAGTCTGGTGCCAGCAGCCGCGGTAATTCCAGCTCCAATAGCGTATATTAAAGTTGTTGCAGTTAAAAAGCTCGTAGTTGAATTTTAGCCCTGGCTGGGCGGTCCGGCCTTTCGGTCGGTACTGCTTTGGCCGGGGTTCACCTTCTGGTGAGCCAGCATGCCCTTTACTGGGTGTGTTGGGGAACCAGGACTTTTACTTTGAAAAAATTAGAGTGTTTAAAGCAGGCATACGCTTGAATACATTAGCATGGAATAATGGAATAGGACTTTGGTTCTATTTTGTTGGTTTCTAGGACCGAGGTAATGATTAATAGGGATAGTTGGGGGCATTAGTATTTAATTGTCAGAGGTGAAATTCTTGGATTTATGAAAGACTAACTTCTGCGAAAGCATTTGCCAAGGATGTTTTCATTAATCAAGAACGAAAGTTAGGGGATCGAAGACGATCAGATACCGTCGTAGTCTTAACCATAAACTATGCCGACTAGGGATCGGACGATGTTATTTACTGACTCGTTC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CTTGGTTGGTCGTCAACTTCTTAGAGGGACTATTGACGCTTAGTCAATGGAAGTTTGAGGCAATAACAGGTCTGTGATGCCCTTAGATGTTCTGGGCCGCACGCGCGCTACACTGACGAAGTCAACAAGTCTATAACCTTGGCCGGAAGGTCTGGGTAATCTTTTGAAACTTCGTCGTGCTGGGGATAGAGCATTGCAATTATTGCTCTTCAACGAGGAATTCCTAGTAAGCGTGAGTCATCAGCTCGCGTTGATTACGTCCCTGCCCTTTGTACACACCGCCCGTCGCTACTACCGATTGAATGGCTTAGTGAGTCCCTCGGATCGGCGCCCAGAAGCTGGCAACAGCATCCGGGTGCTGAAAAGTTGGGCAAACTTGGTCATTTAGAGGAAGTAAAAGTCGTAACAAGGTTTCC</text:p>
          </table:table-cell>
          <table:table-cell office:value-type="string" calcext:value-type="string">
            <text:p>8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GTCTATACTGTGAAACTGCGAATGGCTCATTAAATCAGTTATAGTTTATTTGATAGTACCTTTACTACTTGGATAACCGTGGTAATTCTAGAGCTAATACATGCAAAAAAGGCCTGACTTCTGGAAGGGCCGTATTTATTAGATAAAAAACCAACGCCAGAAATGGCTTGCTTGGTGATTCATAATAACTTTTCGAATCGCATGGCCTTGAGCCGGCGATGGTTCATTCAAATTTCTGCCCTATCAACTTTCGATGGTAGGATAGAGGCCTACCATGGTTTTTACGGGTAACGGGGAATTAGGGTTCGATTCCGGAGAGGGAGCCTGAGAAACGGCTACCACATCCAAGGAAGGCAGCAGGCGCGCAAATTACCCAATCCCAACACGGGGAGGTAGTGACAATAAATAACAATCCAGGGCTCTTAAGGGTCTTGGAATTGGAATGAGTACAATTTAAATCCCTTAACGATTAACAATTGGAGGGCAAGTCTGGTGCCAGCAGCCGCGGTAATTCCAGCTCCAATAGCGTATATTAAAGTTGTTGCAGTTAAAAAGCTCGTAGTTGAATTTCAGCCCTGGCTGGGCGGTCCACCTTTGGATGGTACTGCTCTGGCTGGGGTTTACCTTTCTGGTGAGCCGTCATGCCCTTTATTGGGTGTGGCGGGGAACCAGGACTTTTACCTTGAAAAAATTAGAGTGTTTAAAGCAGGCCGTATGCTTGAATACATTAGCATGGAATAATGGAATAGGACCTCGGTTCTATTTTGTTGGTTTCTAGGACCGACGTAATGATTAATAGGAATAGTTGGGGGCATTAGTATTTAGTAGCTAGAGGTGAAATTCTTGGATTTACGAAAGACTAACTTCTGCGAAAGCATTTGTCAAGGATGTTTTCATTAATCAAGAACGAAAGTTAGGGGATCGAAGACGATCAGATACCGTCGTAGTCTTAACCATAAACTATGCCGACTAGGGATCAGACTGTCGTTAATTTACTGACGCGTTTGGCACCTTATGAGAAATCAAAGTTTTTGGGTTCCGGGGGGAGTATGGTCGCAAGGCTGAAACTTAAAGGAATTGACGGAAGGGCACCACCAGGAGTGGAGCCTGCGGCTTAATTTGACTCAACACGGGAAAACTCACCAGGTCCAGACATAGTAAGGATTGACAGATTGAGAGCTCTTTCTTGATTCTATGGGTGGTGGTGCATGGCCGTTCTTAGTTGGTGGAGTGATTTGTCTGCTTAATTGCGTTAACGAACGAGACCTTAACCTGCTAAATAGTTATGCCAACTTTGGTTGGTAGCCAACTTCTTAGAGGGACTGTCGGCATCAAGCCGACGGAAGTTTGAGGCAATAACAGGTCTGTTATGCCCTTAGATGTCCTGGGCCGCACGCGCGCTACACTGATGAAGTCAACGAGTTTATAACCTTGGCCGGAAGGTCTGGGTAATCTTTTGAAACTTCATCGTGCTGGGGATAGAGCATTGCAATTATTGCTCTTCAACGAGGAATTCCTAGTAAGCGTGAGTCATCAGCTCGCGCTGATTACGTCCCTGCCCTTTGTACACACCGCCCGTCGCTACTACCGATTGAATGGCTTAGTGAGTCCTTCGGATCGACGTCGACGAGCTGGAAACAGCACCTCGACGCTGAGAAGTTGGGCAAACTTGGTCATTTAGAGGAAGTAAAAGTCGTAACAAGGTTTCC</text:p>
          </table:table-cell>
          <table:table-cell office:value-type="string" calcext:value-type="string">
            <text:p>d__Eukaryota; p__Mucoromycota; c__Incertae_Sedis; o__Endogonales; f__Endogonaceae; g__uncultur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GTCTATACTGTGAAACTGCGAATGGCTCATTAAATCAGTTATAGTTTATTTGATAGTACCTTTACTACTTGGATAACCGTGGTAATTCTAGAGCTAATACATGCAAAAAAGGCCTGACTTCTGGAAGGGCCGTATTTATTAGATAAAAAACCAACGCCAGAAATGGCTTGCTTGGTGATTCATAATAACTTTTCGAATCGCATGGCCTTGAGCCGGCGATGGTTCATTCAAATTTCTGCCCTATCAACTTTCGATGGTAGGATAGAGGCCTACCATGGTTTTTACGGGTAACGGGGAATTAGGGTTCGATTCCGGAGAGGGAGCCTGAGAAACGGCTACCACATCCAAGGAAGGCAGCAGGCGCGCAAATTACCCAATCCCAACACGGGGAGGTAGTGACAATAAATAACAATCCAGGGCTCTTAAGGGTCTTGGAATTGGAATGAGTACAATTTAAATCCCTTAACGATTAACAATTGGAGGGCAAGTCTGGTGCCAGCAGCCGCGGTAATTCCAGCTCCAATAGCGTATATTAAAGTTGTTGCAGTTAAAAAGCTCGTAGTTGAATTTCAGCCCTGGCTGGGCGGTCCACCTTTGGATGGTACTGCTCTGGCTGGGGTTTACCTTTCTGGTGAGCCGTCATGCCCTTTATTGGGTGTGGCGGGGAACCAGGACTTTTACCTTGAAAAAATTAGAGTGTTTAAAGCAGGCCGTATGCTTGAATACATTAGCATGGAATAATGGAATAGGACCTCGGTTCTATTTTGTTGGTTTCTAGGACCGACGTAATGATTAATAGGAATAGTTGGGGGCATTAGTATTTAGTAGCTAGAGGTGAAATTCTTGGATTTACGAAAGACTAACTTCTGCGAAAGCATTTGTCAAGGATGTTTTCATTAATCAAGAACGAAAGTTAGGGGATCGAAGACGATCAGATACCGTCGTAGTCTTAACCATAAACTATGCCGACTAGGGATCAGACTGTCGTTAATTTACTGACGCGTTTGGCACCTTATGAGAAATCAAAGTTTTTGGGTTCCGGGGGGAGTATGGTCGCAAGGCTGAAACTTAAAGGAATTGACGGAAGGGCACCACCAGGAGTGGAGCCTGCGGCTTAATTTGACTCAACACGGGAAAACTCACCAGGTCCAGACATAGTAAGGATTGACAGATTGAGAGCTCTTTCTTGATTCTATGGGTGGTGGTGCATGGCCGTTCTTAGTTGGTGGAGTGATTTGTCTGCTTAATTGCGTTAACGAACGAGACCTTAACCTGCTAAATAGTTATGCCAACTTTGGTTGGTAGCCAACTTCTTAGAGGGACTGTCGGCATCAAGCCGACGGAAGTTTGAGGCAATAACAGGTCTGTTATGCCCTTAGATGTCCTGGGCCGCACGCGCGCTACACTGATGAAGTCAACGAGTTTATAACCTTGGCCGGAAGGTCTGGGTAATCTTTTGAAACTTCATCGTGCTGGGGATAGAGCATTGCAATTATTGCTCTTCAACGAGGAATTCCTAGTAAGCGTGAGTCATCAGCTCGCGCTGATTACGTCCCTGCCCTTTGTACACACCGCCCGTCGCTACTACCGATTGAATGGCTTAGTGAGTCCTTCGGATCGACGTCGACGAGCTGGAAACAGCACCTCGACGCTGAGAAGTTGGGCAAACTTGGTCATT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ATACGGTGAAACTGCGAATGGCTCATTAAATCAGTTATCGTTTATTTGATAGTACCTTACTACATGGATAACCGTGGTAATTCTAGAGCTAATACATGCTAAAAACCCCGACTTCGGGAGGGGTGTATTTATTAGATAAAAAACCAATGCCCTTCGGGGCTCAATGGTGAATCATAATAACTTAACGAATCGCATGGCCTTGCGCCGGCGATGGTTCATTCAAATTTCTGCCCTATCAACTTTCGATGGTAGGATAGTGGCCTACCATGGTATCAACGGGTAACGGGGAATTAGGGTTCTATTCCGGAGAGGGAGCCTGAGAAACGGCTACCACATCCAAGGAAGGCAGCAGGCGCGCAAATTACCCAATCCCGACACGGGGAGGTAGTGACAATAAATACTGATACAGGGCTCTTTTGGGTCTTGTAATTGGAATGAGTACAATTTAAATACCTTAACGAGGAACAATTGGAGGGCAAGTCTGGTGCCAGCAGCCGCGGTAATTCCAGCTCCAATAGCGTATATTAAAGTTGTTGCAGTTAAAAAGCTCGTAGTTGAATTTTAGGCTTGGTTGGACGGTCTGCCTTAGGGTTTGTACTGTCCTGGCTGGGTCTTACCTTCTGGTAAACTGTCGTGTCGTTTATTCGGCGCGGCAGGGAACCAGGACTTTTACTTTGAAAAAATTAGAGTGTTTAAAGCAGGCTTCTCGCTTGAATACATTAGCATGGAATAATAGAATAGGACTTTTGGTTCTATTTTGTTGGTTTCTAGGACCGAAGTAATGATTAATAGGGATAGTTGGGGGCATTAGTATTTAATTGTCAGAGGTGAAATTCTTGGATTTATGAAAGACTAACTTCTGCGAAAGCATTTGCCAAGGATGTTTTCATTAATCAAGAACGAAAGTTAGGGGATCGAAGACGATCAGATACCGTCGTAGTCTTAACCATAAACTATGCCGACTAGGGATCAGGCAAGGATATTTTGACTTGCTT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GTTTGTTGGTCGTCAACTTCTTAGAGGGACTATTGACTATTAGTCAATGGAAGTTTGAGGCAATAACAGGTCTGTGATGCCCTTAGATGTTCTGGGCCGCACGCGCGCTACAATGATGAATTCAACAAGTTTATAACCTTGGTTGAAAAGCCTGGGTAATCTTTTGAACTTTCGTCGTGATGGGGCTAGACCCTTGCAATTATTGGTCTCCAACGAGGAATTCCTAGTAAACGCAAGTCATCAGCTTGCATTGATTACGTCCCTGCCCTTTGTACACACCGCCCGTCGCACCTACCGATTGAATGGTCCGGTGAAATCTTCGGACTGTGACTTTGGCTTGTTCACTCAAGACGCTGTCATGGGAAGTTGATTGAACCTTACCATTTAGAGGAAGGTGAAGTCGTAACAAGGTTTCC</text:p>
          </table:table-cell>
          <table:table-cell office:value-type="string" calcext:value-type="string">
            <text:p>d__Eukaryota; p__Mucoromycota; c__Incertae_Sedis; o__Mortierell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GCAACTATACGGTGAAACTGCGAATGGCTCATTAAATCAGTTATCGTTTATTTGATAGTACCTTACTACATGGATAACCGTGGTAATTCTAGAGCTAATACATGCTAAAAACCCCGACTTCGGGAGGGGTGTATTTATTAGATAAAAAACCAATGCCCTTCGGGGCTCAATGGTGAATCATAATAACTTAACGAATCGCATGGCCTTGCGCCGGCGATGGTTCATTCAAATTTCTGCCCTATCAACTTTCGATGGTAGGATAGTGGCCTACCATGGTATCAACGGGTAACGGGGAATTAGGGTTCTATTCCGGAGAGGGAGCCTGAGAAACGGCTACCACATCCAAGGAAGGCAGCAGGCGCGCAAATTACCCAATCCCGACACGGGGAGGTAGTGACAATAAATACTGATACAGGGCTCTTTTGGGTCTTGTAATTGGAATGAGTACAATTTAAATACCTTAACGAGGAACAATTGGAGGGCAAGTCTGGTGCCAGCAGCCGCGGTAATTCCAGCTCCAATAGCGTATATTAAAGTTGTTGCAGTTAAAAAGCTCGTAGTTGAATTTTAGGCTTGGTTGGACGGTCTGCCTTAGGGTTTGTACTGTCCTGGCTGGGTCTTACCTTCTGGTAAACTGTCGTGTCGTTTATTCGGCGCGGCAGGGAACCAGGACTTTTACTTTGAAAAAATTAGAGTGTTTAAAGCAGGCTTCTCGCTTGAATACATTAGCATGGAATAATAGAATAGGACTTTTGGTTCTATTTTGTTGGTTTCTAGGACCGAAGTAATGATTAATAGGGATAGTTGGGGGCATTAGTATTTAATTGTCAGAGGTGAAATTCTTGGATTTATGAAAGACTAACTTCTGCGAAAGCATTTGCCAAGGATGTTTTCATTAATCAAGAACGAAAGTTAGGGGATCGAAGACGATCAGATACCGTCGTAGTCTTAACCATAAACTATGCCGACTAGGGATCAGGCAAGGATATTTTGACTTGCTT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GTTTGTTGGTCGTCAACTTCTTAGAGGGACTATTGACTATTAGTCAATGGAAGTTTGAGGCAATAACAGGTCTGTGATGCCCTTAGATGTTCTGGGCCGCACGCGCGCTACAATGATGAATTCAACAAGTTTATAACCTTGGTTGAAAAGCCTGGGTAATCTTTTGAACTTTCGTCGTGATGGGGCTAGACCCTTGCAATTATTGGTCTCCAACGAGGAATTCCTAGTAAACGCAAGTCATCAGCTTGCATTGATTACGTCCCTGCCCTTTGTACACACCGCCCGTCGCACCTACCGATTGAATGGTCCGGTGAAATCTTCGGACTGTGACTTTGGCTTGTTCACTCAAGACGCTGTCATGGGAAGTTGATTGAACCTTAC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AAAGCTTTGATAAAGTGAAACTGCGAACGGCTCATTATATCAGTTATAGTTTATTTGATGGTACCTTACCACTAGGATATCCGTGGTAATTCTAGAGCTAATACTTGCACACACTCCCGACTTCTGGAAGGGAAGTATTTATTAGTTAAAAACCAACCCGGGCAACCGGAATTTTGGTGATTCATAGTAACTTTACGAATCGCATGGCTTCACGCCGGCGATGGTTCATTCAAATTTCTGCCCTATCAACTTTCGATGGTAGGATAGAGGCCTACCATGGTGACAACGGGTAACGGGGAATTAGGGTTCGATTCCGGAGAGGGAGCCTGAGAAACGGCTACCACATCCAAGGAAGGCAGCAGGCGCGCAAATTACCCAATCCCAATTCGGGGAGGTAGTGACGAAAAATAACAATACAGGGCCAATAGGTCTTGTAATTGGAATGAGCACAATTTAAAATCCTTAGCAAGGAACAATTGGAGGGCAAGTCTGGTGCCAGCAGCCGCGGTAATTCCAGCTCCAATAGCGTATATTAAAGTTGTTGCAGTTAAAAAGCTCGTAGTCGAATTTTGGGGCTGAGGCGGGCGGTCTGCCGTTTCGGTATGTACTGCCTCGCCTGGCTCTTTTTCCTGGGGAACTGTTGGGTCGTCGCAAGGCGGCGTGGCAGCAAGCCAGGGTGTTTACCTTGAAAAAATTAGAGTGTTTAAAGCAGGCGCAAGCTTGAATATATTAGCATGGAATAACTGAATAGGACTTTGGTCTTATTTTGTTGGTTTAAGAGACCAAGGTAATGGTTAATAGGAACAGTCGGGGACATTTGAATTGCTGAGCTAGAGGTGAAATTCTTGGATTTCAGCAAGTCAAACTAGGGCGAAAGCATCTGTCAAGGATGTTTTCATTGATCAAGAACGAAAGTTAAGGGATCAAAGACGATCAGATACCGTCGTAGTCTTAACCGTAAACTATGCCGACTGGAGATTGGGCAAAGTTGCTTATGACTTGCTCAGCATCCCACCGAGAAATCCAAGTTTCTGGGTTCTGGGGGGAGTATGGTCGCAAGGCTGAAACTTAAAGGAATTGACGGAAGGGCACCACCAGGAGTGGAGCCTGCGGCTTAATTTGACTCAACACGGGAAAACTCACCAGGTCCAGACATAGTAAGGACTGACAGATTGAAGCTCTTTCTTGATTCTATGGTTGGTGGTGCATGGCCGTTGCTAGTTCGTGGAGTGATTTGTCTGGTTAATTCCGATAACGGACGAGACCGTAATCTTTAAATAGCGAGACGCATTTTGAATGGGCTGACCGCTTCTTAAAGAGACTCTAGACTCTTAGTCTAATGAAGTACGGCTCTAACAGGTCTGTGATGCCCTTAGATGTTCTGGGCCGCACGCGCGCTACACTGACAGAGCCAGCGAGTCTACTCCTGGGCCGGAAGGCTCTGGGAAATCTTGCAAACTCTGTCGTGATGGGGATAGTTCATTGCAATTATTGAACTTGAACGAGGAATTCCTAGTAAGCGCAAGTCATCAGCTTGCGTTGATTACGTCCCTGCCCTTTGTACACACCGCCCGTCGCTACTTCTGATTGAATGGTTTAGTGAGGACTTTGGATTGCTGGTTTGCTGCTGGCAACGGCTGCGGACTAGTGAGAAGCTGTCCAAACTTGGTCATTTAGAGGAAGTAAAAGTCGTAACAAGGTTTCC</text:p>
          </table:table-cell>
          <table:table-cell office:value-type="string" calcext:value-type="string">
            <text:p>d__Eukaryota; p__Mucoromycota; c__Incertae_Sedis; o__Mortierellales; f__Mortierellaceae; g__Mortierella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GTCATATGCTTGTCTCAAAGATTAAGCCATGCATGTCTAAGTAAAAGCTTTGATAAAGTGAAACTGCGAACGGCTCATTATATCAGTTATAGTTTATTTGATGGTACCTTACCACTAGGATATCCGTGGTAATTCTAGAGCTAATACTTGCACACACTCCCGACTTCTGGAAGGGAAGTATTTATTAGTTAAAAACCAACCCGGGCAACCGGAATTTTGGTGATTCATAGTAACTTTACGAATCGCATGGCTTCACGCCGGCGATGGTTCATTCAAATTTCTGCCCTATCAACTTTCGATGGTAGGATAGAGGCCTACCATGGTGACAACGGGTAACGGGGAATTAGGGTTCGATTCCGGAGAGGGAGCCTGAGAAACGGCTACCACATCCAAGGAAGGCAGCAGGCGCGCAAATTACCCAATCCCAATTCGGGGAGGTAGTGACGAAAAATAACAATACAGGGCCAATAGGTCTTGTAATTGGAATGAGCACAATTTAAAATCCTTAGCAAGGAACAATTGGAGGGCAAGTCTGGTGCCAGCAGCCGCGGTAATTCCAGCTCCAATAGCGTATATTAAAGTTGTTGCAGTTAAAAAGCTCGTAGTCGAATTTTGGGGCTGAGGCGGGCGGTCTGCCGTTTCGGTATGTACTGCCTCGCCTGGCTCTTTTTCCTGGGGAACTGTTGGGTCGTCGCAAGGCGGCGTGGCAGCAAGCCAGGGTGTTTACCTTGAAAAAATTAGAGTGTTTAAAGCAGGCGCAAGCTTGAATATATTAGCATGGAATAACTGAATAGGACTTTGGTCTTATTTTGTTGGTTTAAGAGACCAAGGTAATGGTTAATAGGAACAGTCGGGGACATTTGAATTGCTGAGCTAGAGGTGAAATTCTTGGATTTCAGCAAGTCAAACTAGGGCGAAAGCATCTGTCAAGGATGTTTTCATTGATCAAGAACGAAAGTTAAGGGATCAAAGACGATCAGATACCGTCGTAGTCTTAACCGTAAACTATGCCGACTGGAGATTGGGCAAAGTTGCTTATGACTTGCTCAGCATCCCACCGAGAAATCCAAGTTTCTGGGTTCTGGGGGGAGTATGGTCGCAAGGCTGAAACTTAAAGGAATTGACGGAAGGGCACCACCAGGAGTGGAGCCTGCGGCTTAATTTGACTCAACACGGGAAAACTCACCAGGTCCAGACATAGTAAGGACTGACAGATTGAAGCTCTTTCTTGATTCTATGGTTGGTGGTGCATGGCCGTTGCTAGTTCGTGGAGTGATTTGTCTGGTTAATTCCGATAACGGACGAGACCGTAATCTTTAAATAGCGAGACGCATTTTGAATGGGCTGACCGCTTCTTAAAGAGACTCTAGACTCTTAGTCTAATGAAGTACGGCTCTAACAGGTCTGTGATGCCCTTAGATGTTCTGGGCCGCACGCGCGCTACACTGACAGAGCCAGCGAGTCTACTCCTGGGCCGGAAGGCTCTGGGAAATCTTGCAAACTCTGTCGTGATGGGGATAGTTCATTGCAATTATTGAACTTGAACGAGGAATTCCTAGTAAGCGCAAGTCATCAGCTTGCGTTGATTACGTCCCTGCCCTTTGTACACACCGCCCGTCGCTACTTCTGATTGAATGGTTTAGTGAGGACTTTGGATTGCTGGTTTGCTGCTGGCAACGGCTGCGGACTAGTGAGAAGCTGTC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AGTTTATTTGATTATACCTTACTACTTGGATAACCGTGGTAATTCTAGAGCTAATACATGCTAAAAATCCCGACTTCTGGAAGGGATGTATTTATTAGATAAAAAACCAATGCGGGCAACCGCTTTTCTGGTGATTCATAATAACTTTTCGAATCGCATGGCCTTGTGCTAGCGATGTTTCATTCAAATTTCTGCCCTATCAACTTTCGATGGTAGGATAGAGGCCTACCATGGTTTTAACGGGTAACGGGGAATTAGGGTTCGATTCCGGAGAGGGAGCCTGAGAAACGGCTACCACATCCAAGGAAGGCAGCAGGCGCGCAAATTACCCAATCCCGATACGGGGAGGTAGTGACAATAAATAACAATACAGGGCTTTATAGTCTTGTAATTGGAATGAGTACAATTTAAATCTCTTAACGAGGAACAATTGGAGGGCAAGTCTGGTGCCAGCAGCCGCGGTAATTCCAGCTCCAATAGCGTATATTAAAGTTGTTGCAGTTAAAAAGCTCGTAGTTGAATTTTAGGCCTGGTTGGACGGTCTGCTCTAGGGTTTGTACTGTCCTGACTGGGTCTTACCTTCTGGTGAGCTGTCGTATTGTTTACTCAGTGCGGCAGGGAACCAGGACTTTTACTTTGAAAAAATTAGAGTGTTTAAAGCAGGCATTCGCTTGAATACATTAGCATGGAATAATAGAATAGGACTTTGGTTCTATTTTGTTGGTTTCTAGGACCGAAGTAATGATTAATAGGGATAGTTGGGGGCATTAGTATTTAATTGTCAGAGGTGAAATTCTTGGATTTATTAAAGACTAACTTCTGCGAAAGCATTTGCCAAGGATGTTTTCATTAATCAAGAACGAAAGTTAGGGGATCGAAGACGATCAGATACCGTCGTAGTCTTAACCATAAACTATGCCGACTAGGGATCAGGCAAGGATATTTTGACTTGTTT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GTTTGTTGGTCGTCAACTTCTTAGAGGGACTATTGACTATTAGTCAATGGAAGTTTGAGGCAATAACAGGTCTGTGATGCCCTTAGATGTTCTGGGCCGCACGCGCGCTACACTGATCAAGTCAACGAGTTTACAACCTTGGCCGGAAGGTCTGGGTAATCTTTTGAAACTTGATCGTGCTGGGGATAGTCCATTGCAATTATTGGACTTCAACGAGGAATTCCTAGTAAGCGTGAGTCATCAGCTCGCGTTGATTACGTCCCTGCCCTTTGTACACACCGCCCGTCGCTACTACCGATTGAATGGCTTAGTGAGGCTTTCGGATTGGACTTTGGCAGCTGGCAACAGCAGCTAGGGACTGAAAAGTCATCCAAACTTGGTCATTTAGAGGAAGTAAAAGTCGTAACAAGGTTTCC</text:p>
          </table:table-cell>
          <table:table-cell office:value-type="string" calcext:value-type="string">
            <text:p>d__Eukaryota; p__Mucoromycota; c__Incertae_Sedis; o__Mortierellales; f__Mortierellaceae; g__Mortier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GTACTGTGAAACTGCGAATGGCTCATTAAATCAGTTATAGTTTATTTGATTATACCTTACTACTTGGATAACCGTGGTAATTCTAGAGCTAATACATGCTAAAAATCCCGACTTCTGGAAGGGATGTATTTATTAGATAAAAAACCAATGCGGGCAACCGCTTTTCTGGTGATTCATAATAACTTTTCGAATCGCATGGCCTTGTGCTAGCGATGTTTCATTCAAATTTCTGCCCTATCAACTTTCGATGGTAGGATAGAGGCCTACCATGGTTTTAACGGGTAACGGGGAATTAGGGTTCGATTCCGGAGAGGGAGCCTGAGAAACGGCTACCACATCCAAGGAAGGCAGCAGGCGCGCAAATTACCCAATCCCGATACGGGGAGGTAGTGACAATAAATAACAATACAGGGCTTTATAGTCTTGTAATTGGAATGAGTACAATTTAAATCTCTTAACGAGGAACAATTGGAGGGCAAGTCTGGTGCCAGCAGCCGCGGTAATTCCAGCTCCAATAGCGTATATTAAAGTTGTTGCAGTTAAAAAGCTCGTAGTTGAATTTTAGGCCTGGTTGGACGGTCTGCTCTAGGGTTTGTACTGTCCTGACTGGGTCTTACCTTCTGGTGAGCTGTCGTATTGTTTACTCAGTGCGGCAGGGAACCAGGACTTTTACTTTGAAAAAATTAGAGTGTTTAAAGCAGGCATTCGCTTGAATACATTAGCATGGAATAATAGAATAGGACTTTGGTTCTATTTTGTTGGTTTCTAGGACCGAAGTAATGATTAATAGGGATAGTTGGGGGCATTAGTATTTAATTGTCAGAGGTGAAATTCTTGGATTTATTAAAGACTAACTTCTGCGAAAGCATTTGCCAAGGATGTTTTCATTAATCAAGAACGAAAGTTAGGGGATCGAAGACGATCAGATACCGTCGTAGTCTTAACCATAAACTATGCCGACTAGGGATCAGGCAAGGATATTTTGACTTGTTT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GTTTGTTGGTCGTCAACTTCTTAGAGGGACTATTGACTATTAGTCAATGGAAGTTTGAGGCAATAACAGGTCTGTGATGCCCTTAGATGTTCTGGGCCGCACGCGCGCTACACTGATCAAGTCAACGAGTTTACAACCTTGGCCGGAAGGTCTGGGTAATCTTTTGAAACTTGATCGTGCTGGGGATAGTCCATTGCAATTATTGGACTTCAACGAGGAATTCCTAGTAAGCGTGAGTCATCAGCTCGCGTTGATTACGTCCCTGCCCTTTGTACACACCGCCCGTCGCTACTACCGATTGAATGGCTTAGTGAGGCTTTCGGATTGGACTTTGGCAGCTGGCAACAGCAGCTAGGGACTGAAAAGTCATCCAAACTTGGTCATTTAGAGGAAGTAAAAGTCGTAACAAGGTTTCC</text:p>
          </table:table-cell>
          <table:table-cell office:value-type="string" calcext:value-type="string">
            <text:p>2064.0</text:p>
          </table:table-cell>
          <table:table-cell office:value-type="string" calcext:value-type="string">
            <text:p>5380.0</text:p>
          </table:table-cell>
          <table:table-cell office:value-type="string" calcext:value-type="string">
            <text:p>309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AGTTTATTTGATTATCATTTACTACTTGGATAACCGTGGTAATTCTAGAGCTAATACATGCTAAAAATCGCGACTTCTGGAAGCGATGTATTTATTAGATTCAAAACCAATGCGGGCAACCGCTTTACTGGTGATTCATAGTAACTTTTCGAATCGCATGGCCTTGTGCTGGCGATGTTTCATTCAAATTTCTGCCCTATCAACTTTCGATGGTAGGATAGAGGCCTACCATGGTGTTAACGGGTAACGGGGAATTAGGGTTCGATTCCGGAGAGGGAGCCTGAGAAACGGCTACCACATCCAAGGAAGGCAGCAGGCGCGCAAATTACCCAATCCCGATACGGGGAGGTAGTGACAATAAATAACAATACAGGGCTTTCTAGTCTTGTAATTGGAATGAGTACAATTTAAATCCCTTAACGAGGAACAATTGGAGGGCAAGTCTGGTGCCAGCAGCCGCGGTAATTCCAGCTCCAATAGCGTATATTAAAGTTGTTGCAGTTAAAAAGCTCGTAGTTGAATTTTAGGCCTGGTTGGACGGTCTGCCTTAGGGTTTGTACTGTCCTGGCTGGGTCTTCCCTTCTGGTAAACTGTCGTGTCGTTTATTCGGTGCGGCAGGGAACCAGGACTTTTACTTTGAAAAAATTAGAGTGTTTAAAGCAGGCCTACGCCTGAATACATTAGCATGGAATAATAAAATAGGACTTTGGTTTTATTTTGTTGGTTTCTAGGACCGAAGTAATGATTAATAGGGATAGTTGGGGGCATTAGTATTTAATTGTCAGAGGTGAAATTCTTGGATTTATGAAAGACTAACTTCTGCGAAAGCATTTGCCAAGGATGTTTTCATTAATCAAGAACGAAAGTTAGGGGATCGAAGACGATCAGATACCGTCGTAGTCTTAACCATAAACTATGCCGACTAGGGATCAGGCAAGGATATTTTGACTTGCTT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GTTTGTTGGTCGTCAACTTCTTAGAGGGACTATTGACTATTAGTCAATGGAAGTTTGAGGCAATAACAGGTCTGTGATGCCCTTAGATGTTCTGGGCCGCACGCGCGCTACACTGATCGGCTCATCGAGCTTACAACCTTGACTGAGAGGTCTGGGTAATCTTTGAAATCCGATCGTGCTGGGGATAGATTATTGTAATTATTAATCTTCAACGAGGAATTCCTAGTAAACGCACGTCATCAGCGTGCATTGATTACGTCCCTGCCCTTTGTACACACCGCCCGTCGCTGCTACCGATTGAATGGATTAGTGAGCTTTATAGACCGCTGTGCTTACTTGGTCTCCAAGTTTGCATGGTCGGGAAATAACGCAAACTTGCTCATTTAGAGGAAGCAAAAGTCGTAACAAGGTTTCC</text:p>
          </table:table-cell>
          <table:table-cell office:value-type="string" calcext:value-type="string">
            <text:p>d__Eukaryota; p__Mucoromycota; c__Incertae_Sedis; o__Mortierellales; f__Mortierellaceae; g__Mortierell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CAACTTTGTACTGTGAAACTGCGAATGGCTCATTAAATCAGTTATAGTTTATTTGATTATCATTTACTACTTGGATAACCGTGGTAATTCTAGAGCTAATACATGCTAAAAATCGCGACTTCTGGAAGCGATGTATTTATTAGATTCAAAACCAATGCGGGCAACCGCTTTACTGGTGATTCATAGTAACTTTTCGAATCGCATGGCCTTGTGCTGGCGATGTTTCATTCAAATTTCTGCCCTATCAACTTTCGATGGTAGGATAGAGGCCTACCATGGTGTTAACGGGTAACGGGGAATTAGGGTTCGATTCCGGAGAGGGAGCCTGAGAAACGGCTACCACATCCAAGGAAGGCAGCAGGCGCGCAAATTACCCAATCCCGATACGGGGAGGTAGTGACAATAAATAACAATACAGGGCTTTCTAGTCTTGTAATTGGAATGAGTACAATTTAAATCCCTTAACGAGGAACAATTGGAGGGCAAGTCTGGTGCCAGCAGCCGCGGTAATTCCAGCTCCAATAGCGTATATTAAAGTTGTTGCAGTTAAAAAGCTCGTAGTTGAATTTTAGGCCTGGTTGGACGGTCTGCCTTAGGGTTTGTACTGTCCTGGCTGGGTCTTCCCTTCTGGTAAACTGTCGTGTCGTTTATTCGGTGCGGCAGGGAACCAGGACTTTTACTTTGAAAAAATTAGAGTGTTTAAAGCAGGCCTACGCCTGAATACATTAGCATGGAATAATAAAATAGGACTTTGGTTTTATTTTGTTGGTTTCTAGGACCGAAGTAATGATTAATAGGGATAGTTGGGGGCATTAGTATTTAATTGTCAGAGGTGAAATTCTTGGATTTATGAAAGACTAACTTCTGCGAAAGCATTTGCCAAGGATGTTTTCATTAATCAAGAACGAAAGTTAGGGGATCGAAGACGATCAGATACCGTCGTAGTCTTAACCATAAACTATGCCGACTAGGGATCAGGCAAGGATATTTTGACTTGCTTGGCACCTTATGAGAAATCAAAGTTTTTGGGTTCCGGGGGGAGTATGGTCGCAAGGCTGAAACTTAAAGGAATTGACGGAAGGGCACCACCAGGAGTGGAGCCTGCGGCTTAATTTGACTCAACACGGGGAAACTCACCAGGTCCAGACATAGTAAGGATTGACAGATTGAGAGCTCTTTCTTGATTCTATGGGTGGTGGTGCATGGCCGTTCTTAGTTGGTGGAGTGATTTGTCTGGTTAATTCCGTTAACGAACGAGACCTTAACCTGCTAAATAGTTAGGCCAACGTTTGTTGGTCGTCAACTTCTTAGAGGGACTATTGACTATTAGTCAATGGAAGTTTGAGGCAATAACAGGTCTGTGATGCCCTTAGATGTTCTGGGCCGCACGCGCGCTACACTGATCGGCTCATCGAGCTTACAACCTTGACTGAGAGGTCTGGGTAATCTTTGAAATCCGATCGTGCTGGGGATAGATTATTGTAATTATTAATCTTCAACGAGGAATTCCTAGTAAACGCACGTCATCAGCGTGCATTGATTACGTCCCTGCCCTTTGTACACACCGCCCGTCGCTGCTACCGATTGAATGGATTAGTGAGCTTTATAGACCGCTGTGCTTACTTGGTCTCCAAGTTTGCATGGTCGGGAAATAACGCAAACTTGCTCATTTAGAGGAAGC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CTTTATACTGTGAAACTGCGAATGGCTCATTAAATCAGTTATAGTTTATTTGATTATATTACCTACTTGGATAACCGTGGTAATTCTAGAGCTAATACATGCTAAAAATCCCGACTTCTGGAAGGGATGTATTTATTAGATAAAAAACCAACAGGGGTTTCTGCCCCTTTTTTTGGTGATTCATAATAACTTTTCGAATCGCATGGCCTTGAGCTGGCGATGTTTCATTCAAATTTCTGCCCTATCAACTTTCGATGGTAGTATAGAGGACTACCATGGTGGTAACGGGTAACGGGGAATTAGGGTTCGATTCCGGAGAGGGAGCCTGAGAAACGGCTACCACATCCAAGGAAGGCAGCAGGCGCGCAAATTACCCAATCCTGACACAGGGAGGTAGTGACAATAAATAACAATGCTAGGCCAATGGTCTGGCAATTGGAATGAGTACAATTTAAATCCCTTAACGAGAAACAATTGGAGGGCAAGTCTGGTGCCAGCAGCCGCGGTAATTCCAGCTCCAATAGCGTATATTAAAGTTGTTGCAGTTAAAAAGCTCGTAGTTGAATTTTAGGTCTGGTTGGGTGGTCTGCCTTTTGGGTATGTACTGCTCGGCTGGATCTGACCTTCTGGAAAACCACCCATGGTTATCCTTGTGGTAATGTGGGTTTTGGGATTCCAGATCTTTTACTTTGAAAAAATTAGAGTGTTTAAAGCAGGCATTCGCTTGAATACATTAGCATGGAATAATAGAATAGGACTTGGGTTCTATTTTGTTGGTTTCTAGGACCGAAGTAATGATTAATAGGGATAGTTGGGGGCATTAGTATTTAATTGTCAGAGGTGAAATTCTTGGATTTATTAAAGACTAACTTCTGCGAAAGCATTTGCCAAGGATGTTTTCATTAATCAAGAACGAAAGTTAGGGGATCGAAGACGATCAGATACCGTCGTAGTCTTAACTATAAACTATGCCGACTAGGGATCAGACAAGGAATTTTTGACTTGTTTGGCACCTTATGAGAAATCAAAGTTTTTGGGTTCCGGGGGGAGTATGGTCGCAAGGCTGAAACTTAAAGGAATTGACGGAAGGGCACCACCAGGAGTGGAGCCTGCGGCTTAATTTGACTCAACACGGGGAAACTCACCAGGTCCAGACATAGTAAGGATTGACAGATTGAAAGCTTTTTCTTGATTCTATGGGTGGTGGTGCATGGCCGTTCTTAGTTCGTGGAGTGATTTGTCTGGTTAATTCCGTTAACGAACGAGACCTTAACCTGCTAAATAGTTAGGCCAACTTTTTTTGTTGGTCGATTCAACTTCTTAGAGGGACTGTTTGACTATTAGTCATTGGAAGTTTGAGGCAATAACAGGTCTGTGATGCCCTTAGATGTTCTGGGCCGCACGCGCGCTACAATGATCAAGTCAACGAGTTTATAGCCTTGGCCGAGAGGTCTGGGTAATCTTTTGAAACTTGATCGTGCTGGGGATAGTCCTTTGCAATTATTGGACTTCAACGAGGAATTCCTAGTAAGCGTGAGTCATCAGCTCGCGTTGATTACGTCCCTGCCCTTTGTACACACCGCCCGTCGCTACTACCGATTGAACGGCTTAGTGAGGCTTTCGGATTGCGATTCAGGCTGCTGGCGACGGCGCCAGAATCCAAAAAGTTATCCAAATTTGGTCGTTTAGAGGAAGTAAAAGTCGTAACAAGGTTTCC</text:p>
          </table:table-cell>
          <table:table-cell office:value-type="string" calcext:value-type="string">
            <text:p>d__Eukaryota; p__Mucoromycota; c__Incertae_Sedis; o__Mortierellales; f__Mortierellaceae; g__Mortier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CTTTATACTGTGAAACTGCGAATGGCTCATTAAATCAGTTATAGTTTATTTGATTATATTACCTACTTGGATAACCGTGGTAATTCTAGAGCTAATACATGCTAAAAATCCCGACTTCTGGAAGGGATGTATTTATTAGATAAAAAACCAACAGGGGTTTCTGCCCCTTTTTTTGGTGATTCATAATAACTTTTCGAATCGCATGGCCTTGAGCTGGCGATGTTTCATTCAAATTTCTGCCCTATCAACTTTCGATGGTAGTATAGAGGACTACCATGGTGGTAACGGGTAACGGGGAATTAGGGTTCGATTCCGGAGAGGGAGCCTGAGAAACGGCTACCACATCCAAGGAAGGCAGCAGGCGCGCAAATTACCCAATCCTGACACAGGGAGGTAGTGACAATAAATAACAATGCTAGGCCAATGGTCTGGCAATTGGAATGAGTACAATTTAAATCCCTTAACGAGAAACAATTGGAGGGCAAGTCTGGTGCCAGCAGCCGCGGTAATTCCAGCTCCAATAGCGTATATTAAAGTTGTTGCAGTTAAAAAGCTCGTAGTTGAATTTTAGGTCTGGTTGGGTGGTCTGCCTTTTGGGTATGTACTGCTCGGCTGGATCTGACCTTCTGGAAAACCACCCATGGTTATCCTTGTGGTAATGTGGGTTTTGGGATTCCAGATCTTTTACTTTGAAAAAATTAGAGTGTTTAAAGCAGGCATTCGCTTGAATACATTAGCATGGAATAATAGAATAGGACTTGGGTTCTATTTTGTTGGTTTCTAGGACCGAAGTAATGATTAATAGGGATAGTTGGGGGCATTAGTATTTAATTGTCAGAGGTGAAATTCTTGGATTTATTAAAGACTAACTTCTGCGAAAGCATTTGCCAAGGATGTTTTCATTAATCAAGAACGAAAGTTAGGGGATCGAAGACGATCAGATACCGTCGTAGTCTTAACTATAAACTATGCCGACTAGGGATCAGACAAGGAATTTTTGACTTGTTTGGCACCTTATGAGAAATCAAAGTTTTTGGGTTCCGGGGGGAGTATGGTCGCAAGGCTGAAACTTAAAGGAATTGACGGAAGGGCACCACCAGGAGTGGAGCCTGCGGCTTAATTTGACTCAACACGGGGAAACTCACCAGGTCCAGACATAGTAAGGATTGACAGATTGAAAGCTTTTTCTTGATTCTATGGGTGGTGGTGCATGGCCGTTCTTAGTTCGTGGAGTGATTTGTCTGGTTAATTCCGTTAACGAACGAGACCTTAACCTGCTAAATAGTTAGGCCAACTTTTTTTGTTGGTCGATTCAACTTCTTAGAGGGACTGTTTGACTATTAGTCATTGGAAGTTTGAGGCAATAACAGGTCTGTGATGCCCTTAGATGTTCTGGGCCGCACGCGCGCTACAATGATCAAGTCAACGAGTTTATAGCCTTGGCCGAGAGGTCTGGGTAATCTTTTGAAACTTGATCGTGCTGGGGATAGTCCTTTGCAATTATTGGACTTCAACGAGGAATTCCTAGTAAGCGTGAGTCATCAGCTCGCGTTGATTACGTCCCTGCCCTTTGTACACACCGCCCGTCGCTACTACCGATTGAACGGCTTAGTGAGGCTTTCGGATTGCGATTCAGGCTGCTGGCGACGGCGCCAGAATCCAAAAAGTTATCCAAATTTGGTCG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CAAATTATACAGCGAAACTGCGAATGGCTCATTAAATCAGTTATGATCTACATGACAAAATCAATTACTACTTGGATAACCGTGGTAATTCTAGAGCTAATACATGCGCAAAAAGCCTCGACTTCGGAAGGGGTGCACTTATTAGATAAAAGCCAACCCAGTGTAAAAGCTGGTTTTTGGTGACTCATAATAATTTAGCTGATCGCATTGGCTTTATGCCGGCGACGGTTCATTCGATTTTCTGCCCTATCAGGTTTTGATTGTAAGGTAGTGGCTTACAATGCCTGCAACGGGTAACGGGGAATTAGGGTTCGATTCCGGAGAGGGAGCCTGAGAAACGGCTACCACATCCAAGGAAGGCAGCAGGCGCGCAAATTACCCAATGCCAATTCGGCGAGGTAGTGACAATAAATAACAATGCAGGGCCTTTACGGTCTTGCAATTGGAATGAGTACAATTTAAATCCCTTAACGAGGATCAATTGGAGGGCAAGTCTGGTGCCAGCAGCCGCGGTAATTCCAGCTCCAATAGCGTATATTAAAGTTGCTGCAGTTAAAACGACCGAAGTCAAACCTCGGCCTTTAGGTTGGGTGGCCTAGTCTTCATTGACTAAGCTCGCTTTAGCCAAGGCTTACATCTGGCAGTGGCATTCCTTCGGGGATGTCTACCGGTCAGATCTTTACCATGAGCAAATCAGAGTGTTTAAAGCAGGCTCAATGGCTTGAATGTGTTAGCATGGAATAATGAAATATGGCTTGGGTCCTTATTTCGTTGGTTTATACGACCTTTGCAATGATAAATAGGAACGGTTGGGGGGATTTGTATTTGGCCGCTAGAGGTGAAATTCTTAGATTGGCTAAAGACACACTACTGCGAAAGCATTTTACCCAGGACGTTTCCGTTGATCAAGGTCTAAAGTTAGGGGATCGAAGACGATTAGATACCGTCGTAGTCCTAACCATAAACTATGCCGACTAGGGATCGGGTTTGCTTACTGGCTTACTCGGAACCTTAGCGAAAGTAAAGTTTTTGGGCTCTGGGGGGAGTATGGTACGCAAGACTGAAACTTAAAGGAATTGACGGAAGGGCACCACCAGGAGTGGAGCCTGCGGCTTAATTTGACTCAACACGGGGAAACTCACCAGGTCCAGACATAGTGAGGATTGACAGATTGAAAGCTCTTTCTAGATTCTATGGGTGGTGGTGCATGGCCGTTCTTAGTTCGTGGAGTGATTTGTCTGGTTAATTCCGATAACGAACGAGACCTTATTCTGCTAAATAGACAGGTCAACTTTTTAGTTGATTTTGGACTTCGGTCCTGCTGTCTTCTTAGAGAGACTATCGGCTTCAAGCCGAAGGAAGTTTTAGGCAATAACAGGTCTGTGATGCCCTTAGATGTTCTGGGCCGCACGCGCGCTACACTGATGAAGTCAACGAGTTCATTGTCCTTGGCTGGAAAGTCTGGGTAAACTTTTGAAACTTCATCGTGCTGGGGATAGAGCATTGCAATTATTGCTCTTCAACGAGGAATTCCTAGTAAGCGCAAGTCATCAGCTTGCGTTGATTACGTCCCTGCCCTTTGTACACACCGCCCGTCGCTACTACCGATTGAGTGGCCAAGACCAGAATATGGGATTGCTTTGGGACAGTTGGCAACAACTGACCTTTGAAGCGAGAACTCATTCGAGTCTGACTGCTTAGAGGAAGTAAAAGTCGTAACAAGGTTTCC</text:p>
          </table:table-cell>
          <table:table-cell office:value-type="string" calcext:value-type="string">
            <text:p>d__Eukaryota; p__Mucoromycota; c__Incertae_Sedis; o__Mucor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CAAATTATACAGCGAAACTGCGAATGGCTCATTAAATCAGTTATGATCTACATGACAAAATCAATTACTACTTGGATAACCGTGGTAATTCTAGAGCTAATACATGCGCAAAAAGCCTCGACTTCGGAAGGGGTGCACTTATTAGATAAAAGCCAACCCAGTGTAAAAGCTGGTTTTTGGTGACTCATAATAATTTAGCTGATCGCATTGGCTTTATGCCGGCGACGGTTCATTCGATTTTCTGCCCTATCAGGTTTTGATTGTAAGGTAGTGGCTTACAATGCCTGCAACGGGTAACGGGGAATTAGGGTTCGATTCCGGAGAGGGAGCCTGAGAAACGGCTACCACATCCAAGGAAGGCAGCAGGCGCGCAAATTACCCAATGCCAATTCGGCGAGGTAGTGACAATAAATAACAATGCAGGGCCTTTACGGTCTTGCAATTGGAATGAGTACAATTTAAATCCCTTAACGAGGATCAATTGGAGGGCAAGTCTGGTGCCAGCAGCCGCGGTAATTCCAGCTCCAATAGCGTATATTAAAGTTGCTGCAGTTAAAACGACCGAAGTCAAACCTCGGCCTTTAGGTTGGGTGGCCTAGTCTTCATTGACTAAGCTCGCTTTAGCCAAGGCTTACATCTGGCAGTGGCATTCCTTCGGGGATGTCTACCGGTCAGATCTTTACCATGAGCAAATCAGAGTGTTTAAAGCAGGCTCAATGGCTTGAATGTGTTAGCATGGAATAATGAAATATGGCTTGGGTCCTTATTTCGTTGGTTTATACGACCTTTGCAATGATAAATAGGAACGGTTGGGGGGATTTGTATTTGGCCGCTAGAGGTGAAATTCTTAGATTGGCTAAAGACACACTACTGCGAAAGCATTTTACCCAGGACGTTTCCGTTGATCAAGGTCTAAAGTTAGGGGATCGAAGACGATTAGATACCGTCGTAGTCCTAACCATAAACTATGCCGACTAGGGATCGGGTTTGCTTACTGGCTTACTCGGAACCTTAGCGAAAGTAAAGTTTTTGGGCTCTGGGGGGAGTATGGTACGCAAGACTGAAACTTAAAGGAATTGACGGAAGGGCACCACCAGGAGTGGAGCCTGCGGCTTAATTTGACTCAACACGGGGAAACTCACCAGGTCCAGACATAGTGAGGATTGACAGATTGAAAGCTCTTTCTAGATTCTATGGGTGGTGGTGCATGGCCGTTCTTAGTTCGTGGAGTGATTTGTCTGGTTAATTCCGATAACGAACGAGACCTTATTCTGCTAAATAGACAGGTCAACTTTTTAGTTGATTTTGGACTTCGGTCCTGCTGTCTTCTTAGAGAGACTATCGGCTTCAAGCCGAAGGAAGTTTTAGGCAATAACAGGTCTGTGATGCCCTTAGATGTTCTGGGCCGCACGCGCGCTACACTGATGAAGTCAACGAGTTCATTGTCCTTGGCTGGAAAGTCTGGGTAAACTTTTGAAACTTCATCGTGCTGGGGATAGAGCATTGCAATTATTGCTCTTCAACGAGGAATTCCTAGTAAGCGCAAGTCATCAGCTTGCGTTGATTACGTCCCTGCCCTTTGTACACACCGCCCGTCGCTACTACCGATTGAGTGGCCAAGACCAGAATATGGGATTGCTTTGGGACAGTTGGCAACAACTGACCTTTGAAGCGAGAACTCATTCGAGTCTGACTGCTTAGAGGAAGTAA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AGTCTAAGTATAAGCAATTTATACAGCGAAACTGCGAATGGCTCATTAAATCAGTTATGATCTACATGACAAATTTTTTACTACTGGATAACCGTGGTAATTCTAGAGCTAATACATGCAAAAAAAGCCCCAACTTCGGAAGGGGTGCACTTATTAGGTAAAAACCATCCCACCCTTACCGGTGGTTTTATGGTGATTCATAATAATTAAGCTGATCGCATGGCCTTGCGCCGGCGACGGTACATTCGATTTTCTGCCCTATCAGGCTTATGATGGTAAGGTAGTGGCTTACCATGGCTATCACGGGTAACGGGGAATTAGGGTTCGATTCCGGAGAGGGAGCCTGAGAAACGGCTACCACATCCAAGGAAGGCAGCAGGCGCGCAAATTACCCAATACCGACACGGTGAGGTAGTGACAATAAATAACAATGCAGGGTCTTTATGGTCTTTGCAATTGGAATGAGTACAATTTAAATCCCTTAACGAGGATCAATTGGAGGGCAAGTCTGGTGCCAGCAGCCGCGGTAATTCCAGCTCCAAAAGCGTATATTAAAGTTGTTGCAGTTAAAACGTCCGTAGTCGAACTTACGCCTTGTTGGCTGGGCAGCTGGTCATTCATTTGGCTAGATTTGCCTCAGTCCGGGTGACAAAGTTTGGGTATGATCATGTTGGCTTCGGTCGGCGTGGTTCTCTGCCCAAGCGTATTACCATGAGCAAATCAGAATGCTCAAAGTAGGCCTTCGTGCCTGAATGTGTTAGCATGGAATAATAAAATAGGACCTTAGTCTTGTTTTGTTGGTATACTAGACCTTAGGAAATGATGAATAGGAACGGTTGGGGGCATTTGTATTTGGTCGCTAGAGGTGAAATTCTTGGATTGACCGAAGACAAACTACTGCGAAAGCATTTGACCTAGGACGTTTCCATTGATCAGGGACTAAAGTTGAGGGATCGAAGACGATTAGATACCGTCGTAGTCTTAACCACAAACTATGCCGACTAGCGATTGGATCCTCGCCACTGGCAGGATTCAGCAGCTTAGCGAAAGTAAAGTTTTTGGGTTCTGGGGGGAGTATGGGACGCAAGGCTGAAACTTAAAGGAATTGACGGAAGGGCACCACCAGGAGTGGAGCCTGCGGCTTAATTTGACTCAACACGGGGAAACTCACCAGGTCCAGACATAATAAGGATTGACAGATTGAAAGCTCTTTCTAGATTTTATGGGTGGTGGTGCATGGCCGTTCTTAGTTCGTGGAGTGATTTGTCTGGTTAATTCCGATAACGAACGAGACCTTATTCTGCTAATTAGCTGGGCCAACTTTTTAGTTGGTGGTTTCTAGCCTTCGGGCTAGCCAGCTTCTTAGAGAGACTACTGAATACAATTCAGGGGAAGTTTTAGGCAATAACAGGTCTGTGATGCCCTTAGATGTTCTGGGCCGCACGCGCGCTACACTGACAAAGTCAACGAGTTTATTTTATACCTTGGCCGGAAGGTCTGGGGAAACTTTTGAAACTTTGTCGTGCTGGGGATAGAGCATTGCAATTATTGCTCTTCAACGAGGAATTCCTAGTAAGCGTAACTCATCAGGTTGCGTTGATTACGTCCCTGCCCTTTGTACACACCGCCCGTCGCTACTACCGATTGAATGGTCATAGTGAGCATGTGGGATCATTGAAGACTGGTTGGCAACAACCGGTTTTTGAGGAGAACTATGGCAAACTAGATTATTTAGAGGAAGTAAAAGTCGTAACAAGGTTTCC</text:p>
          </table:table-cell>
          <table:table-cell office:value-type="string" calcext:value-type="string">
            <text:p>d__Eukaryota; p__Mucoromycota; c__Incertae_Sedis; o__Mucorales; f__Cunningham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AGTCTAAGTATAAGCAATTTATACAGCGAAACTGCGAATGGCTCATTAAATCAGTTATGATCTACATGACAAATTTTTTACTACTGGATAACCGTGGTAATTCTAGAGCTAATACATGCAAAAAAAGCCCCAACTTCGGAAGGGGTGCACTTATTAGGTAAAAACCATCCCACCCTTACCGGTGGTTTTATGGTGATTCATAATAATTAAGCTGATCGCATGGCCTTGCGCCGGCGACGGTACATTCGATTTTCTGCCCTATCAGGCTTATGATGGTAAGGTAGTGGCTTACCATGGCTATCACGGGTAACGGGGAATTAGGGTTCGATTCCGGAGAGGGAGCCTGAGAAACGGCTACCACATCCAAGGAAGGCAGCAGGCGCGCAAATTACCCAATACCGACACGGTGAGGTAGTGACAATAAATAACAATGCAGGGTCTTTATGGTCTTTGCAATTGGAATGAGTACAATTTAAATCCCTTAACGAGGATCAATTGGAGGGCAAGTCTGGTGCCAGCAGCCGCGGTAATTCCAGCTCCAAAAGCGTATATTAAAGTTGTTGCAGTTAAAACGTCCGTAGTCGAACTTACGCCTTGTTGGCTGGGCAGCTGGTCATTCATTTGGCTAGATTTGCCTCAGTCCGGGTGACAAAGTTTGGGTATGATCATGTTGGCTTCGGTCGGCGTGGTTCTCTGCCCAAGCGTATTACCATGAGCAAATCAGAATGCTCAAAGTAGGCCTTCGTGCCTGAATGTGTTAGCATGGAATAATAAAATAGGACCTTAGTCTTGTTTTGTTGGTATACTAGACCTTAGGAAATGATGAATAGGAACGGTTGGGGGCATTTGTATTTGGTCGCTAGAGGTGAAATTCTTGGATTGACCGAAGACAAACTACTGCGAAAGCATTTGACCTAGGACGTTTCCATTGATCAGGGACTAAAGTTGAGGGATCGAAGACGATTAGATACCGTCGTAGTCTTAACCACAAACTATGCCGACTAGCGATTGGATCCTCGCCACTGGCAGGATTCAGCAGCTTAGCGAAAGTAAAGTTTTTGGGTTCTGGGGGGAGTATGGGACGCAAGGCTGAAACTTAAAGGAATTGACGGAAGGGCACCACCAGGAGTGGAGCCTGCGGCTTAATTTGACTCAACACGGGGAAACTCACCAGGTCCAGACATAATAAGGATTGACAGATTGAAAGCTCTTTCTAGATTTTATGGGTGGTGGTGCATGGCCGTTCTTAGTTCGTGGAGTGATTTGTCTGGTTAATTCCGATAACGAACGAGACCTTATTCTGCTAATTAGCTGGGCCAACTTTTTAGTTGGTGGTTTCTAGCCTTCGGGCTAGCCAGCTTCTTAGAGAGACTACTGAATACAATTCAGGGGAAGTTTTAGGCAATAACAGGTCTGTGATGCCCTTAGATGTTCTGGGCCGCACGCGCGCTACACTGACAAAGTCAACGAGTTTATTTTATACCTTGGCCGGAAGGTCTGGGGAAACTTTTGAAACTTTGTCGTGCTGGGGATAGAGCATTGCAATTATTGCTCTTCAACGAGGAATTCCTAGTAAGCGTAACTCATCAGGTTGCGTTGATTACGTCCCTGCCCTTTGTACACACCGCCCGTCGCTACTACCGATTGAATGGTCATAGTGAGCATGTGGGATCATTGAAGACTGGTTGGCAACAACCGGTTTTTGAGGAGAACTATGGCAAACTAGATT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AAAGCAATTTTTACAGCGAAACTGCGAATGGCTCATTAAATCAGTTATGATCTACATGGCAATGTATTTTTTACTATTGGATAACCGTGGTAATTCTAGAGCTAATACATGCAAAAAAGGGGTGCCTTTGGGCATTCTGCACTTATTAGATCAAAGCCAACAGCCTGGAAACAGGTTTCTTTTGGTGAATCATAATAATTAAGCGGATCGCATGGCCTTGTGCCGGCGACGGTTCATTCGATTTTCTGCCCTATCAGGCTTTTGATGGTAAGGTAGTGGCTTACCATGGCTATCACGGGTGACGGGGAATAAGGGTTCGATTCCGGAGAGGGAGCCTGAGAAACGGCTACCACATCCAAGGAAGGCAGCAGGCGCGCAAATTACCCAATCCCGACACGGGGAGGTAGTGACAATAAATAACAATGCAGAGCCTTTCAGGTTTTGCAATTGGAATGAGTACAATTTAAATCTCTTAACGAGAACCAATTGGAGGGCAAGTCTGGTGCCAGCAGCCGCGGTAATTCCAGCTCCAATAGCGTATATTAAAGTTGTTGCAGTTAAAACGTCCGTAGTCGAACTTTGGTTTGGGCTTGTGCCTGGCGTCCTTCATTGGGCGTTTGGGTTGCATGCCTTGCCATTTTGTAGGGGTGCAGTCTTTCGGGGCTGATGATCTCTGCGTATTACCATGAGCAAATCAGAGTGCTCAAAGCAGGCTTTATAGCTTGAATGTTTTAGCATGGAATAATGAAATAAGCCTTAGGTCTTGTTTCGTTGGTTTACTTGACGCTGGGGAATGATGAATAGGAACGGTTGGGGGCATTTGTATTTGGCCGCTAGAGGTGAAATTCTTGGATTGGCCGAAGACAAACTACTGCGAAAGCATTTGACCCAGGACGTTTTCATTGATCAGGGACTAAAGTTGAGGGATCGAAGACGATTAGATACCGTCGTAGTCTTAACCACAAACTATGCCGACTAGCGATCGCATGGATACTTTTTTTGTTCCATGCGGCAGCTTAGCGAAAGTAAAGTCTTTGGGTTCTGGGGGGAGTATGGGACGCAAGGCTGAAACTTAAAGGAATTGACGGAAGGGCACCACCAGGAGTGGAGCCTGCGGCTTAATTTGACTCAACACGGGGAAACTCACCAGGTCCAGACATAAGAAGGATTGACAGATTGAAAGCTCTTTCTAGATTTTATGGGTGGTGGTGCATGGCCGTTCTTAGTTCGTGGAGTGATTTGTCTGGTTAATTCCGATAACGGACGAGACCGTATGGAATAGTTGGATGGGCCCATCTTTTGATGGGTTGTATGAGATTTCGGTCTCCCATCCGCCTATTCCGACTACTGAATTCAATTCAGGGGAAGTATGGCAATAACAGGTCTGTGATGCCCTTAGATGTTCTGGGCCGCACGCGCGCTACACTGACAAAGGCAACGAGTTTTTTCCTTGGCCGGAAGGTCTGGGTAAACTTTTGAAACTTTGTCGTGCTGGGGATAGAGCATTGCAATTATTGCTCTTCAACGAGGAATTCCTAGTAAGCGCAAGTCATCAGCTTGCGTTGATTACGTCCCTGCCCTTTGTACACACCGCCCGTCGCTACTACCGATTGAATGGTCATAGTGAGCATGTGGGATTGACGTCGTCACAGCGGCAACGCTGAGATGATGTTGAGAACTATGGCAAACTAGGCTATTTAGAGGAAGTAAAAGTCGTAACAAGGTTTCC</text:p>
          </table:table-cell>
          <table:table-cell office:value-type="string" calcext:value-type="string">
            <text:p>d__Eukaryota; p__Mucoromycota; c__Incertae_Sedis; o__Mucorales; f__Cunningham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AAAGCAATTTTTACAGCGAAACTGCGAATGGCTCATTAAATCAGTTATGATCTACATGGCAATGTATTTTTTACTATTGGATAACCGTGGTAATTCTAGAGCTAATACATGCAAAAAAGGGGTGCCTTTGGGCATTCTGCACTTATTAGATCAAAGCCAACAGCCTGGAAACAGGTTTCTTTTGGTGAATCATAATAATTAAGCGGATCGCATGGCCTTGTGCCGGCGACGGTTCATTCGATTTTCTGCCCTATCAGGCTTTTGATGGTAAGGTAGTGGCTTACCATGGCTATCACGGGTGACGGGGAATAAGGGTTCGATTCCGGAGAGGGAGCCTGAGAAACGGCTACCACATCCAAGGAAGGCAGCAGGCGCGCAAATTACCCAATCCCGACACGGGGAGGTAGTGACAATAAATAACAATGCAGAGCCTTTCAGGTTTTGCAATTGGAATGAGTACAATTTAAATCTCTTAACGAGAACCAATTGGAGGGCAAGTCTGGTGCCAGCAGCCGCGGTAATTCCAGCTCCAATAGCGTATATTAAAGTTGTTGCAGTTAAAACGTCCGTAGTCGAACTTTGGTTTGGGCTTGTGCCTGGCGTCCTTCATTGGGCGTTTGGGTTGCATGCCTTGCCATTTTGTAGGGGTGCAGTCTTTCGGGGCTGATGATCTCTGCGTATTACCATGAGCAAATCAGAGTGCTCAAAGCAGGCTTTATAGCTTGAATGTTTTAGCATGGAATAATGAAATAAGCCTTAGGTCTTGTTTCGTTGGTTTACTTGACGCTGGGGAATGATGAATAGGAACGGTTGGGGGCATTTGTATTTGGCCGCTAGAGGTGAAATTCTTGGATTGGCCGAAGACAAACTACTGCGAAAGCATTTGACCCAGGACGTTTTCATTGATCAGGGACTAAAGTTGAGGGATCGAAGACGATTAGATACCGTCGTAGTCTTAACCACAAACTATGCCGACTAGCGATCGCATGGATACTTTTTTTGTTCCATGCGGCAGCTTAGCGAAAGTAAAGTCTTTGGGTTCTGGGGGGAGTATGGGACGCAAGGCTGAAACTTAAAGGAATTGACGGAAGGGCACCACCAGGAGTGGAGCCTGCGGCTTAATTTGACTCAACACGGGGAAACTCACCAGGTCCAGACATAAGAAGGATTGACAGATTGAAAGCTCTTTCTAGATTTTATGGGTGGTGGTGCATGGCCGTTCTTAGTTCGTGGAGTGATTTGTCTGGTTAATTCCGATAACGGACGAGACCGTATGGAATAGTTGGATGGGCCCATCTTTTGATGGGTTGTATGAGATTTCGGTCTCCCATCCGCCTATTCCGACTACTGAATTCAATTCAGGGGAAGTATGGCAATAACAGGTCTGTGATGCCCTTAGATGTTCTGGGCCGCACGCGCGCTACACTGACAAAGGCAACGAGTTTTTTCCTTGGCCGGAAGGTCTGGGTAAACTTTTGAAACTTTGTCGTGCTGGGGATAGAGCATTGCAATTATTGCTCTTCAACGAGGAATTCCTAGTAAGCGCAAGTCATCAGCTTGCGTTGATTACGTCCCTGCCCTTTGTACACACCGCCCGTCGCTACTACCGATTGAATGGTCATAGTGAGCATGTGGGATTGACGTCGTCACAGCGGCAACGCTGAGATGATGTTGAGAACTATGGCAAACTAGGCTATTTAGAGGAAGTAA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AAAGTAAATTTTTACAGCGAAACTGCGAATGGCTCATTAAATCAGTTATGATCTACATGACAAATACTTTACTACTGGATAACCGTGGTAATTCTAGAGCTAATACATGCAGAAAAGGCCCGACTTTGGAAGGGCTGCACTTATTAGATCAAAACCTCCCTGGGTAAAACCAGTTCTTTGGTGATTCATAATAATTTAGCTGATCGCATGGCCTTGCGCCGGCGACGGTACATTCGATTTTCTGCCCTATCAGGCTGTTGATTGTAAGATAGAGGCTTACAATGGCTACCACGGGTAACGGGGAATTAGGGTTCTATTCCGGAGAGGGAGCCTGAGAAACGGCTACCACATCCAAGGAAGGCAGCAGGCGCGCAAATTACCCAATCCCAATTCGGGGAGGTAGTGACAATAAATAACAATGCTGGGCCTTTTGGTCTAGCAATTGGAATGAGTACAATTTAAATCCCTTAACGAGGATCAATTGGAGGGCAAGTCTGGTGCCAGCAGCCGCGGTAATTCCAGCTCCAAAAGCGTATATTAAAGTTGTTGCAGTTAAAACGTCCGTAGTCGAATTTACACCTGGTACTTGCTTCGCCGGTTCTTCATTGAGCTGGATTGATAGCAGGTCCGGTGATAAAGTCTGGTTTATAGAGTGGTTGGCTTCGGCCGGCTGCTTTCCCTAGCCAGGCGTATTACCATGAGCAAATCAGAATGCTCAAAGTAGGCCTACGCGCCTGAATGTGTTAGCATGGAATAATAAAATAGGACTCGAGTCTTGTTTTGTTGGTTTACTTGACATTGAGAAATGATGAATAGGAACGGTTGGGGGCATTTGTATTTGGCCGCTAGAGGTGAAATTCTTGGATTGGCCGAAGACAAACTACTGCGAAAGCATTTGACCCAGGACGTTTTCATTGATCAGGGACTAAAGTTGAGGGATCGAAGACGATTAGATACCGTCGTAGTCTTAACCACAAACTATGCCGACTAGCGATTGGGCCTTGACCTTTGGTCAGGTTCAGCAGCTTAGCGAAAGTAAAGTCTTTGGGTTCTGGGGGGAGTATGGGACGCAAGGCTGAAACTTAAAGGAATTGACGGAAGGGCACCACCAGGAGTGGAGCCTGCGGCTTAATTTGACTCAACACGGGGAAACTCACCAGGTCCAGACATAAGAAGGATTGACAGATTGAAAGCTCTTTCTAGATTTTATGGGTGGTGGTGCATGGCCGTTCTTAGTTCGTGGAGTGATTTGTCTGGTTAATTCCGATAACGAACGAGACCTTAATCTGCTAACTAGCTGGGCCAACTTTTTAGTTGGTAGCATGGTGCCCTCGGGTGCCCCAGCTTCTTAGAGAGACTACTGAATTCAATTCAGTGGAAGTTTTAGGCAATAACAGGTCTGTGATGCCCTTAGATGTTCTGGGCCGCACGCGCGCTACACTGACAAAATCAGCGAGTTTTTTTCCTTGGCCGGAAGGTCTGGGTAAACTTTTGAAATTTTGTCGTGCTGGGGATAGAACATTGCAATTATTGTTCTTCAACGAGGAATTCCTAGTAAGCGCAAGTCATCAGCTTGCGTTGATTACGTCCCTGCCCTTTGTACACACCGCCCGTCGCTACTACCGATTGAATGGTCATAGTGAGCATGTGGGATCACCCGGGCCAGGATGGCAACATCCAGGTTTGGGAGAGAACTATGGCAAACTAGATTATTTAGAGGAAGTAAAAGTCGTAACAAGGTTTCC</text:p>
          </table:table-cell>
          <table:table-cell office:value-type="string" calcext:value-type="string">
            <text:p>d__Eukaryota; p__Mucoromycota; c__Incertae_Sedis; o__Mucorales; f__Cunninghamellaceae; g__Absidi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AAAGTAAATTTTTACAGCGAAACTGCGAATGGCTCATTAAATCAGTTATGATCTACATGACAAATACTTTACTACTGGATAACCGTGGTAATTCTAGAGCTAATACATGCAGAAAAGGCCCGACTTTGGAAGGGCTGCACTTATTAGATCAAAACCTCCCTGGGTAAAACCAGTTCTTTGGTGATTCATAATAATTTAGCTGATCGCATGGCCTTGCGCCGGCGACGGTACATTCGATTTTCTGCCCTATCAGGCTGTTGATTGTAAGATAGAGGCTTACAATGGCTACCACGGGTAACGGGGAATTAGGGTTCTATTCCGGAGAGGGAGCCTGAGAAACGGCTACCACATCCAAGGAAGGCAGCAGGCGCGCAAATTACCCAATCCCAATTCGGGGAGGTAGTGACAATAAATAACAATGCTGGGCCTTTTGGTCTAGCAATTGGAATGAGTACAATTTAAATCCCTTAACGAGGATCAATTGGAGGGCAAGTCTGGTGCCAGCAGCCGCGGTAATTCCAGCTCCAAAAGCGTATATTAAAGTTGTTGCAGTTAAAACGTCCGTAGTCGAATTTACACCTGGTACTTGCTTCGCCGGTTCTTCATTGAGCTGGATTGATAGCAGGTCCGGTGATAAAGTCTGGTTTATAGAGTGGTTGGCTTCGGCCGGCTGCTTTCCCTAGCCAGGCGTATTACCATGAGCAAATCAGAATGCTCAAAGTAGGCCTACGCGCCTGAATGTGTTAGCATGGAATAATAAAATAGGACTCGAGTCTTGTTTTGTTGGTTTACTTGACATTGAGAAATGATGAATAGGAACGGTTGGGGGCATTTGTATTTGGCCGCTAGAGGTGAAATTCTTGGATTGGCCGAAGACAAACTACTGCGAAAGCATTTGACCCAGGACGTTTTCATTGATCAGGGACTAAAGTTGAGGGATCGAAGACGATTAGATACCGTCGTAGTCTTAACCACAAACTATGCCGACTAGCGATTGGGCCTTGACCTTTGGTCAGGTTCAGCAGCTTAGCGAAAGTAAAGTCTTTGGGTTCTGGGGGGAGTATGGGACGCAAGGCTGAAACTTAAAGGAATTGACGGAAGGGCACCACCAGGAGTGGAGCCTGCGGCTTAATTTGACTCAACACGGGGAAACTCACCAGGTCCAGACATAAGAAGGATTGACAGATTGAAAGCTCTTTCTAGATTTTATGGGTGGTGGTGCATGGCCGTTCTTAGTTCGTGGAGTGATTTGTCTGGTTAATTCCGATAACGAACGAGACCTTAATCTGCTAACTAGCTGGGCCAACTTTTTAGTTGGTAGCATGGTGCCCTCGGGTGCCCCAGCTTCTTAGAGAGACTACTGAATTCAATTCAGTGGAAGTTTTAGGCAATAACAGGTCTGTGATGCCCTTAGATGTTCTGGGCCGCACGCGCGCTACACTGACAAAATCAGCGAGTTTTTTTCCTTGGCCGGAAGGTCTGGGTAAACTTTTGAAATTTTGTCGTGCTGGGGATAGAACATTGCAATTATTGTTCTTCAACGAGGAATTCCTAGTAAGCGCAAGTCATCAGCTTGCGTTGATTACGTCCCTGCCCTTTGTACACACCGCCCGTCGCTACTACCGATTGAATGGTCATAGTGAGCATGTGGGATCACCCGGGCCAGGATGGCAACATCCAGGTTTGGGAGAGAACTATGGCAAACTAGATTATTTAGAGGAAGTAAAAGTCGTAACAAGGTTTCC</text:p>
          </table:table-cell>
          <table:table-cell office:value-type="string" calcext:value-type="string">
            <text:p>112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AAAGTAAATTTTTACAGCGAAACTGCGAATGGCTCATTAAATCAGTTATGATCTACATGACAAATACTTTACTACTGGATAACCGTGGTAATTCTAGAGCTAATACATGCAGAAAAGGCCTGACTTCGGAAGGGCTGCACTTATTAGATCAAAACCTTCCTGGGTAAAACCAGTTCTTTGGTGATTCATAATAATTTAGCTGATCGCATAGCCTTGTGCTGGCGACGGTACATTCGATTTTCTGCCCTATCAGGCTGTTGATTGTAAGATAGAGGCTTACAATGGCTACCACGGGTAACGGGGAATTAGGGTTCGATTCCGGAGAGGGAGCCTGAGAAACGGCTACCACATCCAAGGAAGGCAGCAGGCGCGCAAATTACCCAATCCCGATACGGGGAGGTAGTGACAATAAATAACAATGCTGGGCCTTTTGGCCTAGCAATTGGAATGAGTACAATTTAAATCCCTTAACGAGGATCAATTGGAGGGCAAGTCTGGTGCCAGCAGCCGCGGTAATTCCAGCTCCAAAAGCGTATATTAAAGTTGTTGCAGTTAAAACGTCCGTAGTCGAATTTACGCCTGGTATGGGCTCCGCCGGTTCTTCATTGAGCTGGATTGGTAGTTCATCCGGCGATAAAGTTTGGTTAATAGAGTGATTGACTTCGGTTGGTTGCTTTTCCTTGCCAAGCGTATTACCATGAGCAAATCAGAATGCTCAAAGTAGGCCTTCGCGCCTGAATGTGTTAGCATGGAATAATAAAATAGGACTCGAGTCTTGTTTTGTTGGTTTACTTGACATTGAGAAATGATGAATAGGAACGGTTGGGGGCATTTGTATTTGGCCGCTAGAGGTGAAATTCTTGGATTGGCCGAAGACAAACTACTGCGAAAGCATTTGACCCAGGACGTTTTCATTGATCAGGGACTAAAGTTGAGGGATCGAAGACGATTAGATACCGTCGTAGTCTTAACCACAAACTATGCCGACTAGCGATTGGGTCTTGACCTTTGGTCAGATTCAGCAGCTTAGCGAAAGTAAAGTCTTTGGGTTCTGGGGGGAGTATGGGACGCAAGGCTGAAACTTAAAGGAATTGACGGAAGGGCACCACCAGGAGTGGAGCCTGCGGCTTAATTTGACTCAACACGGGGAAACTCACCAGGTCCAGACATAAGAAGGATTGACAGATTGAAAGCTCTTTCTAGATTTTATGGGTGGTGGTGCATGGCCGTTCTTAGTTCGTGGAGTGATTTGTCTGGTTAATTCCGATAACGAACGAGACCTTATTCTGCTAAATAGCTGGGCCAACTTTTTAGTTGGTAGTATGGTAACTTCGGTTACCCCAGCTTCTTAGAGAGACTACTGAATTCAATTCAGTGGAAGTTTTAGGCAATAACAGGTCTGTGATGCCCTTAGATGTTCTGGGCCGCACGCGCGCTACACTGACAAAATCAGCGAGTTTTTTTCCTTGGCCGGAAGGTCTGGGTAAACTTTTGAAATTTTGTCGTGCTGGGGATAGAACATTGCAATTATTGTTCTTCAACGAGGAATTCCTAGTAAGCGCAAGTCATCAGCTTGCGTTGATTACGTCCCTGCCCTTTGTACACACCGCCCGTCGCTACTACCGATTGAATGGTCATAGTGAGCATGTGGGATCCTCTTTATCTAGATGGCAACATCCGGACGGAGAAGAGAACTATGGCAAACTAGATTATTTAGAGGAAGTAAAAGTCGTAACAAGGTTTCC</text:p>
          </table:table-cell>
          <table:table-cell office:value-type="string" calcext:value-type="string">
            <text:p>d__Eukaryota; p__Mucoromycota; c__Incertae_Sedis; o__Mucorales; f__Cunninghamellaceae; g__Absidi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TAAAAGTAAATTTTTACAGCGAAACTGCGAATGGCTCATTAAATCAGTTATGATCTACATGACAAATACTTTACTACTGGATAACCGTGGTAATTCTAGAGCTAATACATGCAGAAAAGGCCTGACTTCGGAAGGGCTGCACTTATTAGATCAAAACCTTCCTGGGTAAAACCAGTTCTTTGGTGATTCATAATAATTTAGCTGATCGCATAGCCTTGTGCTGGCGACGGTACATTCGATTTTCTGCCCTATCAGGCTGTTGATTGTAAGATAGAGGCTTACAATGGCTACCACGGGTAACGGGGAATTAGGGTTCGATTCCGGAGAGGGAGCCTGAGAAACGGCTACCACATCCAAGGAAGGCAGCAGGCGCGCAAATTACCCAATCCCGATACGGGGAGGTAGTGACAATAAATAACAATGCTGGGCCTTTTGGCCTAGCAATTGGAATGAGTACAATTTAAATCCCTTAACGAGGATCAATTGGAGGGCAAGTCTGGTGCCAGCAGCCGCGGTAATTCCAGCTCCAAAAGCGTATATTAAAGTTGTTGCAGTTAAAACGTCCGTAGTCGAATTTACGCCTGGTATGGGCTCCGCCGGTTCTTCATTGAGCTGGATTGGTAGTTCATCCGGCGATAAAGTTTGGTTAATAGAGTGATTGACTTCGGTTGGTTGCTTTTCCTTGCCAAGCGTATTACCATGAGCAAATCAGAATGCTCAAAGTAGGCCTTCGCGCCTGAATGTGTTAGCATGGAATAATAAAATAGGACTCGAGTCTTGTTTTGTTGGTTTACTTGACATTGAGAAATGATGAATAGGAACGGTTGGGGGCATTTGTATTTGGCCGCTAGAGGTGAAATTCTTGGATTGGCCGAAGACAAACTACTGCGAAAGCATTTGACCCAGGACGTTTTCATTGATCAGGGACTAAAGTTGAGGGATCGAAGACGATTAGATACCGTCGTAGTCTTAACCACAAACTATGCCGACTAGCGATTGGGTCTTGACCTTTGGTCAGATTCAGCAGCTTAGCGAAAGTAAAGTCTTTGGGTTCTGGGGGGAGTATGGGACGCAAGGCTGAAACTTAAAGGAATTGACGGAAGGGCACCACCAGGAGTGGAGCCTGCGGCTTAATTTGACTCAACACGGGGAAACTCACCAGGTCCAGACATAAGAAGGATTGACAGATTGAAAGCTCTTTCTAGATTTTATGGGTGGTGGTGCATGGCCGTTCTTAGTTCGTGGAGTGATTTGTCTGGTTAATTCCGATAACGAACGAGACCTTATTCTGCTAAATAGCTGGGCCAACTTTTTAGTTGGTAGTATGGTAACTTCGGTTACCCCAGCTTCTTAGAGAGACTACTGAATTCAATTCAGTGGAAGTTTTAGGCAATAACAGGTCTGTGATGCCCTTAGATGTTCTGGGCCGCACGCGCGCTACACTGACAAAATCAGCGAGTTTTTTTCCTTGGCCGGAAGGTCTGGGTAAACTTTTGAAATTTTGTCGTGCTGGGGATAGAACATTGCAATTATTGTTCTTCAACGAGGAATTCCTAGTAAGCGCAAGTCATCAGCTTGCGTTGATTACGTCCCTGCCCTTTGTACACACCGCCCGTCGCTACTACCGATTGAATGGTCATAGTGAGCATGTGGGATCCTCTTTATCTAGATGGCAACATCCGGACGGAGAAGAGAACTATGGCAAACTAGATTATTTAGAGGAAGTAAAAGTCGTAACAAGGTTTCC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AAATTTATATTGTGAAACTGCGAATGGCTCATTAAATCAGTTATGATCTACGTGACATATTCTTTACTACTTGGATAACCGTGGTAATTCTAGAGCTAATACATGCAAAAAAACCCTGACTTCGGAAGGGGTGCACTTATTAGATAAAGCCAACGCGGGGTAAAACCTGTTTCCCTTGGTGATTCATAATAATTAAGCGGATCGCATGGCCTTGTGCTAGCGACGGTCCACTCGATTTTCTGCCCTATCATGGTTGAGATTGTAAGATAGAGGCTTACAATGCCTACAACGGGTAACGGGGAATTAGGGTTCGATTCCGGAGAGGGAGCCTGAGAAACGGCTACCACATCCAAGGAAGGCAGCAGGCGCGCAAATTACCCAATCCCGACACGGGGAGGTAGTGACAATAAATAACAATGCAGGGCCTTTAAGGTCTTGCAATTGGAATGAGTACAATTTAAATCCCTTAACGAGGATCAATTGGAGGGCAAGTCTGGTGCCAGCAGCCGCGGTAATTCCAGCTCCAATAGCGTATATTAAAGTTGTTGCAGTTAAAACGTCCGTAGTCAAATTTTAGTCTTTAGGCGAAGTGGCCTGGTCTTCATTGATCAAGCTCGTTTCTGCCGAGACTTTTTTTTTGGTTATGCTACTGTTGGCTTCGGTCGGCGGTAGTCTCTAGCCAAATGATTACCATGAGCAAATCAGAGTGTTTAAAGCAGGCTTTCAAGCTTGAATGTGTTAGCATGGAATAATGAAATATGACTTTAGTCCCTATTTCGTTGGTTCAGGAACTTAAGTAATGATGAATAGAAACGGTTGGGGGCATTTGTATTTGGTCGCTAGAGGTGAAATTCTTGGATTGACCGAAGACAAACTACTGCGAAAGCATTTGACCCAGGACGTTTTCATTGATCAAGGTCTAAAGTTAAGGGATCGAAGACGATTAGATACCGTCGTAGTCTTAACCACAAACTATGCCGACTAGCGATTGGGCCTGTTTATTATGACTGGCTCAGCAGCTTAGCGAAAGTAAAGTTTTTGGGTTCTGGGGGGAGTATGGGACGCAAGGCTGAAACTTAAAGGAATTGACGGAAGGGCACCACCAGGAGTGGAGCCTGCGGCTTAATTTGACTCAACACGGGGAAACTCACCAGGTCCAGACATAGTAAGGATTGACAGATTGAAAGCTCTTTCTAGATTCTATGGGTGGTGGTGCATGGCCGTTCTTAGTTCGTGGAGTGATTTGTCTGGTTAATTCCGATAACGAACGAGACCTTATTCTGCTAAATAGGCAGGTCAACTTTTTAGTTGATTAATTTATTTATAAATCTGGCTTCTTAGAGAGACTATCGGCTTCAAGCCGAAGGAAGTTTTAGGCAATAACAGGTCTGTGATGCCCTTAGATGTTCTGGGCCGCACGCGCGCTACACTGATGAAGTCAGCGAGTTTATAACCTTGGCCGGAAGGTCTGGGTAAACTTTTGAAACTTCATCGTGCTGGGGATAGAGCATTGTAATTATTGCTCTTCAACGAGGAATTCCTAGTAAGCGCAAGTCATCAGCTTGCGTTGATTACGTCCCTGCCCTTTGTACACACCGCCCGTCGCTACTACCGATTGAATGGTTATAGTGAGCATATGGGATCAGTAGGATTAAACTGGCAACAGTTTTTCCCTGCAGAGAACTATGGCAAACTAGGCTATTTAGAGGAAGTAAAAGTCGTAACAAGGTTTCC</text:p>
          </table:table-cell>
          <table:table-cell office:value-type="string" calcext:value-type="string">
            <text:p>d__Eukaryota; p__Mucoromycota; c__Incertae_Sedis; o__Mucorales; f__Mucoraceae; g__Mucor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CTAAGTATAAATAAATTTATATTGTGAAACTGCGAATGGCTCATTAAATCAGTTATGATCTACGTGACATATTCTTTACTACTTGGATAACCGTGGTAATTCTAGAGCTAATACATGCAAAAAAACCCTGACTTCGGAAGGGGTGCACTTATTAGATAAAGCCAACGCGGGGTAAAACCTGTTTCCCTTGGTGATTCATAATAATTAAGCGGATCGCATGGCCTTGTGCTAGCGACGGTCCACTCGATTTTCTGCCCTATCATGGTTGAGATTGTAAGATAGAGGCTTACAATGCCTACAACGGGTAACGGGGAATTAGGGTTCGATTCCGGAGAGGGAGCCTGAGAAACGGCTACCACATCCAAGGAAGGCAGCAGGCGCGCAAATTACCCAATCCCGACACGGGGAGGTAGTGACAATAAATAACAATGCAGGGCCTTTAAGGTCTTGCAATTGGAATGAGTACAATTTAAATCCCTTAACGAGGATCAATTGGAGGGCAAGTCTGGTGCCAGCAGCCGCGGTAATTCCAGCTCCAATAGCGTATATTAAAGTTGTTGCAGTTAAAACGTCCGTAGTCAAATTTTAGTCTTTAGGCGAAGTGGCCTGGTCTTCATTGATCAAGCTCGTTTCTGCCGAGACTTTTTTTTTGGTTATGCTACTGTTGGCTTCGGTCGGCGGTAGTCTCTAGCCAAATGATTACCATGAGCAAATCAGAGTGTTTAAAGCAGGCTTTCAAGCTTGAATGTGTTAGCATGGAATAATGAAATATGACTTTAGTCCCTATTTCGTTGGTTCAGGAACTTAAGTAATGATGAATAGAAACGGTTGGGGGCATTTGTATTTGGTCGCTAGAGGTGAAATTCTTGGATTGACCGAAGACAAACTACTGCGAAAGCATTTGACCCAGGACGTTTTCATTGATCAAGGTCTAAAGTTAAGGGATCGAAGACGATTAGATACCGTCGTAGTCTTAACCACAAACTATGCCGACTAGCGATTGGGCCTGTTTATTATGACTGGCTCAGCAGCTTAGCGAAAGTAAAGTTTTTGGGTTCTGGGGGGAGTATGGGACGCAAGGCTGAAACTTAAAGGAATTGACGGAAGGGCACCACCAGGAGTGGAGCCTGCGGCTTAATTTGACTCAACACGGGGAAACTCACCAGGTCCAGACATAGTAAGGATTGACAGATTGAAAGCTCTTTCTAGATTCTATGGGTGGTGGTGCATGGCCGTTCTTAGTTCGTGGAGTGATTTGTCTGGTTAATTCCGATAACGAACGAGACCTTATTCTGCTAAATAGGCAGGTCAACTTTTTAGTTGATTAATTTATTTATAAATCTGGCTTCTTAGAGAGACTATCGGCTTCAAGCCGAAGGAAGTTTTAGGCAATAACAGGTCTGTGATGCCCTTAGATGTTCTGGGCCGCACGCGCGCTACACTGATGAAGTCAGCGAGTTTATAACCTTGGCCGGAAGGTCTGGGTAAACTTTTGAAACTTCATCGTGCTGGGGATAGAGCATTGTAATTATTGCTCTTCAACGAGGAATTCCTAGTAAGCGCAAGTCATCAGCTTGCGTTGATTACGTCCCTGCCCTTTGTACACACCGCCCGTCGCTACTACCGATTGAATGGTTATAGTGAGCATATGGGATCAGTAGGATTAAACTGGCAACAGTTTTTCCCTGCAGAGAACTATGGCAAACTAGGCT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TAACTTTATATTGTGAAACTGCGAATGGCTCATTAAATCAGTTATGATCTACGTGACAAATTCTTTACTACTTGGATAACCGTGGTAATTCTAGAGCTAATACATGCAAAAAAGCCCTGACTTACGAAGGGGTGCACTTATTAGATAAAACCAACGCGGGGTAAAACCTGTTTCTTGGTGAATCATAATAATTAAGCGGATCGCATGGCCTTGTGCCGGCGACGGTCCACTCGATTTTCTGCCCTATCATGGTTGAGATTGTAAGATAGAGGCTTACAATGCCTACAACGGGTAACGGGGAATTAGGGTTCGATTCCGGAGAGGGAGCCTGAGAAACGGCTACCACATCCAAGGAAGGCAGCAGGCGCGCAAATTACCCAATCCCGACACGGGGAGGTAGTGACAATACATAACAATGCAGGGCCTTTAAGGTCTTGCAATTGGAATGAGTACAATTTAAATCCCTTAACGAGGATCAATTGGAGGGCAAGTCTGGTGCCAGCAGCCGCGGTAATTCCAGCTCCAATAGCGTATATTAAAGTTGTTGCAGTTAAAACGTCCGTAGTCAAACTTTAGTCTTACCGGCGTAGTGGCCTGGTCTTCATTGACCAAGCTCATTGCTGCCGGAGACTCCATGTCCATTGACTCCTAGTCCTCGTGGCTAGGGTTTTCTGGACAATTACCATGAGCAAATCAGAGTGTTTAAAGCAGGCTTTTAAGCTTGAATGTGTTAGCATGGAATAATGAAATATGACTTTAGTCCTATTTTCGTTGGTTTAGGTACTTCAGTAATGATGAATAGAAACGGTTAGGGGCATTTGTATTTGGTCGCTAGAGGTGAAATTCTTGGATTGACCGAAGACAAACTACTGCGAAAGCATTTGACCCGGGACGTTTTCATTGATCAAGGTCTAAAGTTAAGGGATCGAAGACGATTAGATACCGTCGTAGTCTTAACCACAAACTATGCCGACTAGAGATTGGGCGTGTTTATTATGACTCGCTCAGCATCTTAGCGAAAGTAAAGTTTTTGGGTTCTGGGGGGAGTATGGGACGCAAGGCTGAAACTTAAAGGAATTGACGGAAGGGCACCACCAGGAGTGGAGCCTGCGGCTTAATTTGACTCAACACGGGGAAACTCACCAGGTCCAGACATAGTAAGGATTGACAGATTGAAAGCTCTTTCTAGATTCTATGGGTGGTGGTGCATGGCCGTTCTTAGTTCGTGGAGTGATTTGTCTGGTTAATTCCGATAACGAACGAGACCTTATTCTGCTAATTAGACAGGCTAACTCTTTCGGGTTGGTTTATATTTAATATTTAACTGGCTTCTTAGAGAGACTATCGGCTTCAAGCCGAAGGAAGTTTTAGGCAATAACAGGTCTGTGATGCCCTTAGATGTTCTGGGCCGCACGCGCGCTACACTGATGAAGTCAGCGAGTTTATAACCTTGGCCGGAAGGTCTGGGTAAACTTTTGAAACTTCATCGTGCTGGGGATAGAGCATTGTAATTATTGCTCTTCAACGAGGAATTCCTAGTAAGCGCAAGTCATCAGCTTGCGTTGATTACGTCCCTGCCCTTTGTACACACCGCCCGTCGCTACTACCGATTGAATGGTTATAGTGAGCATATGGGATCAGTAGGATTTGACTGGCAACAGTCATTTCCTGCAGAGAACTATGGCAAACTAGGCTATTTAGAGGAAGTAAAAGTCGTAACAAGGTTTCC</text:p>
          </table:table-cell>
          <table:table-cell office:value-type="string" calcext:value-type="string">
            <text:p>d__Eukaryota; p__Mucoromycota; c__Incertae_Sedis; o__Mucorales; f__Rhizopodaceae; g__Rhizopu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ATAAATAACTTTATATTGTGAAACTGCGAATGGCTCATTAAATCAGTTATGATCTACGTGACAAATTCTTTACTACTTGGATAACCGTGGTAATTCTAGAGCTAATACATGCAAAAAAGCCCTGACTTACGAAGGGGTGCACTTATTAGATAAAACCAACGCGGGGTAAAACCTGTTTCTTGGTGAATCATAATAATTAAGCGGATCGCATGGCCTTGTGCCGGCGACGGTCCACTCGATTTTCTGCCCTATCATGGTTGAGATTGTAAGATAGAGGCTTACAATGCCTACAACGGGTAACGGGGAATTAGGGTTCGATTCCGGAGAGGGAGCCTGAGAAACGGCTACCACATCCAAGGAAGGCAGCAGGCGCGCAAATTACCCAATCCCGACACGGGGAGGTAGTGACAATACATAACAATGCAGGGCCTTTAAGGTCTTGCAATTGGAATGAGTACAATTTAAATCCCTTAACGAGGATCAATTGGAGGGCAAGTCTGGTGCCAGCAGCCGCGGTAATTCCAGCTCCAATAGCGTATATTAAAGTTGTTGCAGTTAAAACGTCCGTAGTCAAACTTTAGTCTTACCGGCGTAGTGGCCTGGTCTTCATTGACCAAGCTCATTGCTGCCGGAGACTCCATGTCCATTGACTCCTAGTCCTCGTGGCTAGGGTTTTCTGGACAATTACCATGAGCAAATCAGAGTGTTTAAAGCAGGCTTTTAAGCTTGAATGTGTTAGCATGGAATAATGAAATATGACTTTAGTCCTATTTTCGTTGGTTTAGGTACTTCAGTAATGATGAATAGAAACGGTTAGGGGCATTTGTATTTGGTCGCTAGAGGTGAAATTCTTGGATTGACCGAAGACAAACTACTGCGAAAGCATTTGACCCGGGACGTTTTCATTGATCAAGGTCTAAAGTTAAGGGATCGAAGACGATTAGATACCGTCGTAGTCTTAACCACAAACTATGCCGACTAGAGATTGGGCGTGTTTATTATGACTCGCTCAGCATCTTAGCGAAAGTAAAGTTTTTGGGTTCTGGGGGGAGTATGGGACGCAAGGCTGAAACTTAAAGGAATTGACGGAAGGGCACCACCAGGAGTGGAGCCTGCGGCTTAATTTGACTCAACACGGGGAAACTCACCAGGTCCAGACATAGTAAGGATTGACAGATTGAAAGCTCTTTCTAGATTCTATGGGTGGTGGTGCATGGCCGTTCTTAGTTCGTGGAGTGATTTGTCTGGTTAATTCCGATAACGAACGAGACCTTATTCTGCTAATTAGACAGGCTAACTCTTTCGGGTTGGTTTATATTTAATATTTAACTGGCTTCTTAGAGAGACTATCGGCTTCAAGCCGAAGGAAGTTTTAGGCAATAACAGGTCTGTGATGCCCTTAGATGTTCTGGGCCGCACGCGCGCTACACTGATGAAGTCAGCGAGTTTATAACCTTGGCCGGAAGGTCTGGGTAAACTTTTGAAACTTCATCGTGCTGGGGATAGAGCATTGTAATTATTGCTCTTCAACGAGGAATTCCTAGTAAGCGCAAGTCATCAGCTTGCGTTGATTACGTCCCTGCCCTTTGTACACACCGCCCGTCGCTACTACCGATTGAATGGTTATAGTGAGCATATGGGATCAGTAGGATTTGACTGGCAACAGTCATTTCCTGCAGAGAACTATGGCAAACTAGGCT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TTTTATACAGTGAAACTGCGAATGGCTCAGTAAATCAGTTATGATCCACTTGACAAATTTACTACTGGATATCCGTGGTAATTCTAGAGCTAATACAGTGCATTCAATCCCTGATTATGATGGGAGCACTAGTTAGGTTCATAAGCCAAAATCGCCAGGGTAACCTGGTATTGCTTAGTCATAACTATTAAGCTGATCGACCGCAAGGTCGACGGTTCAATCGAATTTCTGCCCTATCATTGCTTTGTTGGTAGGATAGAGGCCTACCATGGCTGCAACGGGTAACGGGGAATAAGGGTTCTATTCCGGAGAGGGCGCCTGAGAAATGGCGACCACATCCAAGGAAGGCAGCAGGCGCGCAAATTACCCAATCCCGACACGGGGAGGTAGTGACAAAAAATAACAATGCCGGGTCATTTTGGCCTGGCAATTGGAATGAGTACAGTTTAAATCCTTTAACGAGGATCCATTGGAGGGCAAGTCTGGTGCCAGCAGCCGCGGTAATTCCAGCTCCAATAGCGTATATTAAAGTTGCTGCAGTTAAAACGTCCGTAGTCGAAATTTAGGATATACGGGATCGGGTTGGCCATTCATTTGGTCTGACCCTTGTACCTTATCCTCTATCCAGCTTCTGCCAGCCCGGTGATTCATGTTCACCCGCCTGTCGCCGAAGAGTGACTGGAGTTTACCATGAGCAAATCAGAGTGTTCAAAGCAGGCTTTTATGCCTGAATGTTAAAGCATGGAATAATAAAACACGCCGAGTGCGTTAGTATTTGGTTTCTAGCGCCCGAGAATGATGAAGAGGAACGGTTGGGGGCTTTTGTATTTGGCCGCTAGAGGTGAAATTCTTGGATTGGCCAAAGACAAACTACTGCGAAAGCATTAGACCCAGGACGTTTCCATTGATCAAGGGCTAAAGTCAGGGGATCGAAGACGATTAGATACCGTCGTAGTCCTGGCCATAAACGATGCCGACTAGGGATTGGATTGGTCTAATGCCAATTCAGCACCTTAGCGAAAGTAAAGTTTTTAGGTTCTGGGGGGAGTATGGGACGCAAGGCTGAAACTTAAAGGAATTGACGGAAGGGCACCACCAGGAGTGGAGCCTGCGGCTTAATTTGACTCAACACGGGGAAACTCACCAGGTCCAGACATAAGAAGGATTGACAGATTGAAAGCTCTTTCATGATTTTATGGGTGGTGGTGCATGGCCGTTCTTAGTTCGTGGAGTGATTTGTCTGGTTAATTCCGATAACGAACGAGACCTTGATCCAATACTACCTGGCTTGATCTTTTGATCAAGGGTACATCCTTTCGGGGATCCAGGTTCTTTTGGAGACTATTTGGCTTGAAGCCAAAGGAAGTTTGAGGCAATAACAGGTCTGTGATGCCCTTAGATGTTCTGGGCCGCACGCGCGCTACACTGACCAAGGCAACGAGTTCTATTTTTCCTTGGCCGAAAGGTCTGGGCAATCTTTTGAAACTTGGTCGTGCTGGGGATAGAGCATTGCAATTATTGCTCTTCAACGAGGAATTCCTAGTAAGCATAACTCATCAGGTTGTGCTGATTACGTCCCTGCCCTTTGTACACACCGCCCGTCGCTACTACCGATTGGATGGTTTGTGGCCAGTACGTGGGATTGTCTGGATTCGTGTTGGCAACAACCGATCCATTGATGAAAACTAGTGCCAGCCCGATCGTCTAGAGGAAGTAAAAGTCGTAACAAGGTTTCC</text:p>
          </table:table-cell>
          <table:table-cell office:value-type="string" calcext:value-type="string">
            <text:p>d__Eukaryota; p__Mucoromycota; c__Incertae_Sedis; o__Mucorales; f__Syncephalastraceae; g__Syncephalastr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TTTTATACAGTGAAACTGCGAATGGCTCAGTAAATCAGTTATGATCCACTTGACAAATTTACTACTGGATATCCGTGGTAATTCTAGAGCTAATACAGTGCATTCAATCCCTGATTATGATGGGAGCACTAGTTAGGTTCATAAGCCAAAATCGCCAGGGTAACCTGGTATTGCTTAGTCATAACTATTAAGCTGATCGACCGCAAGGTCGACGGTTCAATCGAATTTCTGCCCTATCATTGCTTTGTTGGTAGGATAGAGGCCTACCATGGCTGCAACGGGTAACGGGGAATAAGGGTTCTATTCCGGAGAGGGCGCCTGAGAAATGGCGACCACATCCAAGGAAGGCAGCAGGCGCGCAAATTACCCAATCCCGACACGGGGAGGTAGTGACAAAAAATAACAATGCCGGGTCATTTTGGCCTGGCAATTGGAATGAGTACAGTTTAAATCCTTTAACGAGGATCCATTGGAGGGCAAGTCTGGTGCCAGCAGCCGCGGTAATTCCAGCTCCAATAGCGTATATTAAAGTTGCTGCAGTTAAAACGTCCGTAGTCGAAATTTAGGATATACGGGATCGGGTTGGCCATTCATTTGGTCTGACCCTTGTACCTTATCCTCTATCCAGCTTCTGCCAGCCCGGTGATTCATGTTCACCCGCCTGTCGCCGAAGAGTGACTGGAGTTTACCATGAGCAAATCAGAGTGTTCAAAGCAGGCTTTTATGCCTGAATGTTAAAGCATGGAATAATAAAACACGCCGAGTGCGTTAGTATTTGGTTTCTAGCGCCCGAGAATGATGAAGAGGAACGGTTGGGGGCTTTTGTATTTGGCCGCTAGAGGTGAAATTCTTGGATTGGCCAAAGACAAACTACTGCGAAAGCATTAGACCCAGGACGTTTCCATTGATCAAGGGCTAAAGTCAGGGGATCGAAGACGATTAGATACCGTCGTAGTCCTGGCCATAAACGATGCCGACTAGGGATTGGATTGGTCTAATGCCAATTCAGCACCTTAGCGAAAGTAAAGTTTTTAGGTTCTGGGGGGAGTATGGGACGCAAGGCTGAAACTTAAAGGAATTGACGGAAGGGCACCACCAGGAGTGGAGCCTGCGGCTTAATTTGACTCAACACGGGGAAACTCACCAGGTCCAGACATAAGAAGGATTGACAGATTGAAAGCTCTTTCATGATTTTATGGGTGGTGGTGCATGGCCGTTCTTAGTTCGTGGAGTGATTTGTCTGGTTAATTCCGATAACGAACGAGACCTTGATCCAATACTACCTGGCTTGATCTTTTGATCAAGGGTACATCCTTTCGGGGATCCAGGTTCTTTTGGAGACTATTTGGCTTGAAGCCAAAGGAAGTTTGAGGCAATAACAGGTCTGTGATGCCCTTAGATGTTCTGGGCCGCACGCGCGCTACACTGACCAAGGCAACGAGTTCTATTTTTCCTTGGCCGAAAGGTCTGGGCAATCTTTTGAAACTTGGTCGTGCTGGGGATAGAGCATTGCAATTATTGCTCTTCAACGAGGAATTCCTAGTAAGCATAACTCATCAGGTTGTGCTGATTACGTCCCTGCCCTTTGTACACACCGCCCGTCGCTACTACCGATTGGATGGTTTGTGGCCAGTACGTGGGATTGTCTGGATTCGTGTTGGCAACAACCGATCCATTGATGAAAACTAGTGCCAGCCCGATCG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ATTTATACGGTGAAACTGCGAATGGCTCATTAAATCAGTTATAATTTATTTGATATTCAAATTACTACTTGGATAACCGTGGTAATTCTAGAGCTAATACATGCATACATAATCCCGACTTCTGGAAGGGATGCACTTATTAGATAAAAAGCCAATGCGGGCAACCGCTTGTATGGTGATTCATAATAATTAATCGAATCGCATGGCCTTGAGCCGGCGATGATACATTCAAATTTCTGCCCTATCAAGTTTCGATGGTAGGTTAGTGGCCTACCATGCTTTTAACGGGTAACGGGGAATTAGGGTTCGATTCCGGAGAGGGAGCCTGAGAAACGGCTACCACATCCAAGGAAGGCAGCAGGCGCGCAAATTACCCAATCCCGACACGGGGAGGTAGTGACAATAAATAACAATACAGGGCTTTTACGAGTCTTGTAATTGGAATGAGTACAATTTAAATCCCTTAACGAGGAACAATTGGAGGGCAAGTCTGGTGCCAGCAGCCGCGGTAATTCCAGCTCCAATAGCGTATATTAAAGTTGTTGCAGTTAAAAAGCTCGTAGTTGAGTTTTAACCCTTGATTATTCTACTGTGAATTCATTTTTACGGTTTGAATGATCTGGGTTTACTGGGTAGTTAGCCATGATTTGTCTTCGGGCGGTTATGGTGATCTACCTCTTTTACCTTGAAAAAATTAGAGTGTTTAAAGCAGGCATGATTGCTTGAATATATTAGCATGGAATAATGAAATAGGACTTTGGTTCTATTTCGTTGGTTTCTAGAACCAAAGTAATGATGAATAGGGATAGTTGGGGACATTAGTATTCAATAGTCAGAGGTGAAATTCTTGGATTTATTGAAGACTAACTTCTGCGAAAGCATTTGTCAAGGATGTTTTCATTAATCAAGAACGAAAGTTAGGGGATCGAAGACGATCAGATACCGTCGTAGTCTTAACCATAAACTATGCCGACTAAGGATTGGATGGTGTTATATTTTTAATTGACCCATTCAGCACTTCCGCGAAAGCCAAGTTTTTGGGTTCCGGGGGGAGTATGGTCGCAAGGCTGAAACTTAAAGGAATTGACGGAAGGGCACCACCAGGAGTGGAGCCTGCGGCTTAATTTGACTCAACACGGGGAAACTCACCAGGTCCAGACATAGTAAGGATTGACAGATTGAGAGCTCTTTCTTGATTCTATGGGTGGTGGTGCATGGCCGTTCTTAGTTCGTGGAGTGATTTGTCTGGTTAATTCCGATAACGAACGAGACCTTATTCTGCTAAATAGTCCCCTCAACTTTGGTTGGGAAAATTTTGTGGACTTCTTAGAGAGACTATCAATGTTTAATTGATGGAAGTTTGAGGCAATAACAGGTCTGTGATGCCCTTAGATGTTCTGGGCCGCACGCGCGCTACACTGATGAAGTCAACAAGTTTATAACCTTGGCCGGAAGGTCTGGGTAATCTTTTGAAACTTCATCGTGCTGGGGATAGAGCATTGCAATTATTGCTCTTGAACGAGGAATTCCTAGTAAGCGTGAGTCATCAGCTCGCGTTGATTACGTCCCTGCCCTTTGTACACACCGCCCGTCGCTACTACCGATTGAATGGCTTAGTGAGTCCTTTGGATCGCTGAAGATAGAGTGGCAACACTCTTGGTTTTGGTGAGAAGTTGGGCAAACTTGGTCATTTAGAGGAAGTAAAAGTCGTAACAAGGTTTCC</text:p>
          </table:table-cell>
          <table:table-cell office:value-type="string" calcext:value-type="string">
            <text:p>d__Eukaryota; p__Mucoromycota; c__Incertae_Sedis; o__Umbelopsidales; f__Umbelopsidaceae; g__Umbelopsi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TCATATGCTTGTCTCAAAGATTAAGCCATGCATGTCTAAGTATAAACCAATTTATACGGTGAAACTGCGAATGGCTCATTAAATCAGTTATAATTTATTTGATATTCAAATTACTACTTGGATAACCGTGGTAATTCTAGAGCTAATACATGCATACATAATCCCGACTTCTGGAAGGGATGCACTTATTAGATAAAAAGCCAATGCGGGCAACCGCTTGTATGGTGATTCATAATAATTAATCGAATCGCATGGCCTTGAGCCGGCGATGATACATTCAAATTTCTGCCCTATCAAGTTTCGATGGTAGGTTAGTGGCCTACCATGCTTTTAACGGGTAACGGGGAATTAGGGTTCGATTCCGGAGAGGGAGCCTGAGAAACGGCTACCACATCCAAGGAAGGCAGCAGGCGCGCAAATTACCCAATCCCGACACGGGGAGGTAGTGACAATAAATAACAATACAGGGCTTTTACGAGTCTTGTAATTGGAATGAGTACAATTTAAATCCCTTAACGAGGAACAATTGGAGGGCAAGTCTGGTGCCAGCAGCCGCGGTAATTCCAGCTCCAATAGCGTATATTAAAGTTGTTGCAGTTAAAAAGCTCGTAGTTGAGTTTTAACCCTTGATTATTCTACTGTGAATTCATTTTTACGGTTTGAATGATCTGGGTTTACTGGGTAGTTAGCCATGATTTGTCTTCGGGCGGTTATGGTGATCTACCTCTTTTACCTTGAAAAAATTAGAGTGTTTAAAGCAGGCATGATTGCTTGAATATATTAGCATGGAATAATGAAATAGGACTTTGGTTCTATTTCGTTGGTTTCTAGAACCAAAGTAATGATGAATAGGGATAGTTGGGGACATTAGTATTCAATAGTCAGAGGTGAAATTCTTGGATTTATTGAAGACTAACTTCTGCGAAAGCATTTGTCAAGGATGTTTTCATTAATCAAGAACGAAAGTTAGGGGATCGAAGACGATCAGATACCGTCGTAGTCTTAACCATAAACTATGCCGACTAAGGATTGGATGGTGTTATATTTTTAATTGACCCATTCAGCACTTCCGCGAAAGCCAAGTTTTTGGGTTCCGGGGGGAGTATGGTCGCAAGGCTGAAACTTAAAGGAATTGACGGAAGGGCACCACCAGGAGTGGAGCCTGCGGCTTAATTTGACTCAACACGGGGAAACTCACCAGGTCCAGACATAGTAAGGATTGACAGATTGAGAGCTCTTTCTTGATTCTATGGGTGGTGGTGCATGGCCGTTCTTAGTTCGTGGAGTGATTTGTCTGGTTAATTCCGATAACGAACGAGACCTTATTCTGCTAAATAGTCCCCTCAACTTTGGTTGGGAAAATTTTGTGGACTTCTTAGAGAGACTATCAATGTTTAATTGATGGAAGTTTGAGGCAATAACAGGTCTGTGATGCCCTTAGATGTTCTGGGCCGCACGCGCGCTACACTGATGAAGTCAACAAGTTTATAACCTTGGCCGGAAGGTCTGGGTAATCTTTTGAAACTTCATCGTGCTGGGGATAGAGCATTGCAATTATTGCTCTTGAACGAGGAATTCCTAGTAAGCGTGAGTCATCAGCTCGCGTTGATTACGTCCCTGCCCTTTGTACACACCGCCCGTCGCTACTACCGATTGAATGGCTTAGTGAGTCCTTTGGATCGCTGAAGATAGAGTGGCAACACTCTTGGTTTTGGTGAGAAGTTGGG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TATGCTTCTCCTAAAGACTAAGCCATGCATGCCTTCGAATACGAGGAAGCAATTCTCTCTGAATCTGCGAACGGCTCCGCAAACCAGTTGTAAACTATAGCAAGCAAGCCCTAGGCCCCTCGGGGTCTGGGGCAACATGGATAACCCTGGTAATTCTGAGGCTAATACAAGAACGTAATACCTGGCCGACCGGTTCGCTGGAAGGCTGGGAGACGTGTAGATGCTTCGCGAGGAATTTGCTGGGAATAGATGCACGTCTGGACCGCGCTAAACACGGATAGGCCCTCTGAACCTCACGGGGAGGGGGGTCTGCCCGAGCGGCTCTTGCTTTGTGCTTCTGACCTATCAACTAGACGGCAGCGTAATGGACATGCTATGGTTACAACGGGTACAGAGGATTAGGGTTCGATCCTGGAGAGTGGGCCTGAGAGATTGCTCATACTTCTAAGGAAGGCAGCAGGCGCGCAACGTTCCCCTTGTGCAATGCATGAGGGCGTTAGGGGACATATGAATGCCTGCCCAATGGGTGGGCAATTCAAATGGGTCTGTTGTAAACAGGCTCTCGAGTAACAATTAGAGGACAAGTCTGGTGCCAGCACCCGCGGTAATTCCAGCTCTAATAGCATACGTTAAAGTTGTTGCGGTTAAAACGCTCGTAGTCGGCTACAGACCATCAGAAGCCTGACCTGTGACCCCGGGACCGCTGCCTTTCGGGGCGCGCTGGGAGAACGGAGACGGTGGGCGGTGGTCAAGTGTACCTTTGGCTGTCCTTCGGGTCACAGAACCGGTTTCGGCCGGTTCGGCTGGGGGTACCACTTACCATGACCAAACTGGGTTGATCAAGTAAGGTCGTTCGATCTTGCACAGCACAGCATGGCATAAAACTAACCGGTCAGGCCTTCCCTCGTGGGGGTCGGGCTGGTAAAAGCGAAAGGGGTGTTCGAGGGTGACCGAATTGCCGGGCGAGTGGTGAAATACGTTGACCCTGGCAAGTCGACCAAAGGCGAAAGCAGTCATCAAGGGCACGCCCGTTGATCAAGAGCGAAAGTTAAGGGTTCGAAGACGATCAGATACCGTCGTAGTCTTAACTATAAATGATACTGACCAGGGATAGGACTCTGTCCATCTCGACTCCTCCTGAACCTTGGAGAAATTACAGTCTTTGAGTTCTGGGGGGAGTATGGTCGCAAGGCTGAAACTTAAAGGAATTGACGGAAGGGCACACAAAGAGTGGAACCTGCGGCTTAATTTGACTCAACACGGGAAAACTCACCAGGTCCAGATACACGTATGAAAGACAAGCTGAAAGACTTTTCTCAATGATGTAAGTGGTGGTGCATGGTCGTTCTTAGTTCGTGGATTGATTTGTCTGGTCTATTCCGATAACGAGCGAGACCCCGACGTTCCTAATAGGGGTGGCAGCCCGGCTCGTCCGCTTCGGTGGACTTGCTAGCAGCCGCCTAATTAGCTTCTTAGACGTATCAGAGCCGATAAGGTTCTTGAAATGGGTTAATAACAGGTCAGTCATGCCCTTAGATGTTCTGGGCCGCACGCGCGTTACAATGGTATACATTAGAACGTGCTCTCAAGGGCGTTTCCGCGGCCGACGGGTCGCGGTAACCCCTAATCTCTCCCTTGACTGGGACAGACTATTGCAATTATTGGTCTCCAACGAGGAATTTTTAGTAGTCGCAGGTCATTAACCTGCGACGAATGCGTCCCTGCCCTTTGTACACACCGCCCGTCGCTGCTACCGATTGGGTTTTGCGGTTACGAGTTCAGAGGCCGTGGTTATCCGCCCTCACGGGTGGTGGCCGTAGCTGAAGTTCTAATTACCGCACGGCCTAGAGGAAGCAGAAGTCGTAACAAGGTAATC</text:p>
          </table:table-cell>
          <table:table-cell office:value-type="string" calcext:value-type="string">
            <text:p>d__Eukaryota; p__Myxogastria; c__Myxogastria; o__Myxogastria; f__Myxogastria; g__Didym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GTATGCTTCTCCTAAAGACTAAGCCATGCATGCCTTCGAATACGAGGAAGCAATTCTCTCTGAATCTGCGAACGGCTCCGCAAACCAGTTGTAAACTATAGCAAGCAAGCCCTAGGCCCCTCGGGGTCTGGGGCAACATGGATAACCCTGGTAATTCTGAGGCTAATACAAGAACGTAATACCTGGCCGACCGGTTCGCTGGAAGGCTGGGAGACGTGTAGATGCTTCGCGAGGAATTTGCTGGGAATAGATGCACGTCTGGACCGCGCTAAACACGGATAGGCCCTCTGAACCTCACGGGGAGGGGGGTCTGCCCGAGCGGCTCTTGCTTTGTGCTTCTGACCTATCAACTAGACGGCAGCGTAATGGACATGCTATGGTTACAACGGGTACAGAGGATTAGGGTTCGATCCTGGAGAGTGGGCCTGAGAGATTGCTCATACTTCTAAGGAAGGCAGCAGGCGCGCAACGTTCCCCTTGTGCAATGCATGAGGGCGTTAGGGGACATATGAATGCCTGCCCAATGGGTGGGCAATTCAAATGGGTCTGTTGTAAACAGGCTCTCGAGTAACAATTAGAGGACAAGTCTGGTGCCAGCACCCGCGGTAATTCCAGCTCTAATAGCATACGTTAAAGTTGTTGCGGTTAAAACGCTCGTAGTCGGCTACAGACCATCAGAAGCCTGACCTGTGACCCCGGGACCGCTGCCTTTCGGGGCGCGCTGGGAGAACGGAGACGGTGGGCGGTGGTCAAGTGTACCTTTGGCTGTCCTTCGGGTCACAGAACCGGTTTCGGCCGGTTCGGCTGGGGGTACCACTTACCATGACCAAACTGGGTTGATCAAGTAAGGTCGTTCGATCTTGCACAGCACAGCATGGCATAAAACTAACCGGTCAGGCCTTCCCTCGTGGGGGTCGGGCTGGTAAAAGCGAAAGGGGTGTTCGAGGGTGACCGAATTGCCGGGCGAGTGGTGAAATACGTTGACCCTGGCAAGTCGACCAAAGGCGAAAGCAGTCATCAAGGGCACGCCCGTTGATCAAGAGCGAAAGTTAAGGGTTCGAAGACGATCAGATACCGTCGTAGTCTTAACTATAAATGATACTGACCAGGGATAGGACTCTGTCCATCTCGACTCCTCCTGAACCTTGGAGAAATTACAGTCTTTGAGTTCTGGGGGGAGTATGGTCGCAAGGCTGAAACTTAAAGGAATTGACGGAAGGGCACACAAAGAGTGGAACCTGCGGCTTAATTTGACTCAACACGGGAAAACTCACCAGGTCCAGATACACGTATGAAAGACAAGCTGAAAGACTTTTCTCAATGATGTAAGTGGTGGTGCATGGTCGTTCTTAGTTCGTGGATTGATTTGTCTGGTCTATTCCGATAACGAGCGAGACCCCGACGTTCCTAATAGGGGTGGCAGCCCGGCTCGTCCGCTTCGGTGGACTTGCTAGCAGCCGCCTAATTAGCTTCTTAGACGTATCAGAGCCGATAAGGTTCTTGAAATGGGTTAATAACAGGTCAGTCATGCCCTTAGATGTTCTGGGCCGCACGCGCGTTACAATGGTATACATTAGAACGTGCTCTCAAGGGCGTTTCCGCGGCCGACGGGTCGCGGTAACCCCTAATCTCTCCCTTGACTGGGACAGACTATTGCAATTATTGGTCTCCAACGAGGAATTTTTAGTAGTCGCAGGTCATTAACCTGCGACGAATGCGTCCCTGCCCTTTGTACACACCGCCCGTCGCTGCTACCGATTGGGTTTTGCGGTTACGAGTTCAGAGGCCGTGGTTATCCGCCCTCACGGGTGGTGGCCGTAGCTGAAGTTCTAATTACCGCACGGCCTAGAGGAAGCAGAAGTCGTAACAAGGTAA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TATGCTTCTCCTAAAGACTAAGCCATGCATGCCTTCGAATACGAGGAAGCAATTCTCTCTGAATCTGCGAACGGCTCCGCAAACCAGTTGTAAACTATAGCAAGCAAGCCTGTGCCCCTCACCGGGTGCAGGCAACACGGATAACCCTGGTAATTCTGAGGCTAATACGAGATCGTACTCCCTGGCTAACCGGGCAACTGGAAGGCTGGGAGGTGTGTGATTTAGCACGAGGAATCTGCTGGGAAAAGACACATGCCTGGACCGCGCCAAAGACAGATGGGGCTTCCCGCAAGGGTCGCCCTGCCTGAGCGGCTCTTGCTTTGTGCTTCTGACCTATCAACTAGATGGCAGCGTAACGGACATGCTATGGTGACAACGGGTACAGAGGATAAGGGTTCGATCCTGGAGAGTGGGCCTGAGAGATTGCTCATACTTCTAAGGAAGGCAGCAGGCGCGCAACGTTCCCCTTGTACAATGTATGAGGGCGTTAGGGGACATATGAATGTCTGCCCAATGGGTGGACAATTCAAATGGGTCTGTTGTAAACAGGCTCTCGAGTAACAATTAGAGGACAAGTCTGGTGCCAGCACCCGCGGTAATTCCAGCTCTAATAGCATACGTTAAAGTTGTTGCGGTTAAAACGCTCGTAGTCGGCTTCAGATCATCAGAGTCTAGATCTACAAGCCTGGGTCAGCTGCCTTTCGGGGCGCGCTGGGTGCGTGGTGAAGGAGGGCGGTGGTCAAGCGTGCCTCTGGTCGTCCTTCGGGTCACAGGGTCCGGTTTCGGCTGGGCTCGGCTGGGGGTGCCACTTACCATGATTAAACTGGGTTGATCAAGTAAGGTCGTTCGATCTTGCACAGCACAGCATGGTATAAATCTAGCCTGTTTGGCCCTTCCTCGGGGGGGCTGGGTGGGCAGAAGCGATAGGGGTGTTCGAGGGTGACCGAATTGCCGGGCGAGTGGTGAAATACGTTGACCCTGGCAAGTCGACCAAAGGCGAAAGCAGTCATCAAGGGCACACCCGTTGATCAAGAGCGAAAGTTAAGGGTTCGAAGACGATCAGATACCGTCGTAGTCTTAACTATAAATGATACTGACCAGGGATAGGACTCTGTCCATCTCGACTTCTTCTGGACCTTGGAGAAATTACAGTCTTTGAGTTCTGGGGGGAGTATGGTCGCAAGGCTGAAACTTAAAGGAATTGACGGAAGGGCACACAAAGAGTGGAACCTGCGGCTTAATTTGACTCAACACGGGAAAACTCACCAGGTCCAGATACACGTATGAAAGACAAGCTGAAAGACTTTTCTCAATGATGTAAGTGGTGGTGCATGGTCGTTCTTAGTTCGTGGATTGATTTGTCTGGTCTATTCCGATAACGAGCGAGACCCCTACGTTCCTAATAGGGGTGGCAGCCCGGCTTTGCCCCGCAAGGGGCTTCGCTAGCAGCCACCAATTCAACTTCTTAGACGTATCAGAGCCGATAAGGTTCTTGAAATGGGTTAATAACAGGTCAGTCATGCCCTTAGATGTTCTGGGCCGCACGCGCGTTACAATGGTATACATAGAACGTGCTCATTCGGGCTTCTCCGCGGCCTACTGGCCGTGGTAATCCCTAATCTCTCCCTTGACTGGGACAGACTATTGCAATTATTGGTCTCCAACGAGGAATTTTTAGTAGTCGCAGGTCATTAACCTGCGACGAATGCGTCCCTGCCCTTTGTACACACCGCCCGTCGCTGCTACCGATTGGGTTTCGCGGTTACGAGTTCGGAGGCTGTGGTTACTCGCCTCGCAAGGGGTGATAGCTGCGGCCAAAGTCCTAATTACCGCACGGCCTAGAGGAAGCAGAAGTCGTAACAAGGTAATC</text:p>
          </table:table-cell>
          <table:table-cell office:value-type="string" calcext:value-type="string">
            <text:p>d__Eukaryota; p__Myxogastria; c__Myxogastria; o__Myxogastria; f__Myxogastria; g__Didym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GTATGCTTCTCCTAAAGACTAAGCCATGCATGCCTTCGAATACGAGGAAGCAATTCTCTCTGAATCTGCGAACGGCTCCGCAAACCAGTTGTAAACTATAGCAAGCAAGCCTGTGCCCCTCACCGGGTGCAGGCAACACGGATAACCCTGGTAATTCTGAGGCTAATACGAGATCGTACTCCCTGGCTAACCGGGCAACTGGAAGGCTGGGAGGTGTGTGATTTAGCACGAGGAATCTGCTGGGAAAAGACACATGCCTGGACCGCGCCAAAGACAGATGGGGCTTCCCGCAAGGGTCGCCCTGCCTGAGCGGCTCTTGCTTTGTGCTTCTGACCTATCAACTAGATGGCAGCGTAACGGACATGCTATGGTGACAACGGGTACAGAGGATAAGGGTTCGATCCTGGAGAGTGGGCCTGAGAGATTGCTCATACTTCTAAGGAAGGCAGCAGGCGCGCAACGTTCCCCTTGTACAATGTATGAGGGCGTTAGGGGACATATGAATGTCTGCCCAATGGGTGGACAATTCAAATGGGTCTGTTGTAAACAGGCTCTCGAGTAACAATTAGAGGACAAGTCTGGTGCCAGCACCCGCGGTAATTCCAGCTCTAATAGCATACGTTAAAGTTGTTGCGGTTAAAACGCTCGTAGTCGGCTTCAGATCATCAGAGTCTAGATCTACAAGCCTGGGTCAGCTGCCTTTCGGGGCGCGCTGGGTGCGTGGTGAAGGAGGGCGGTGGTCAAGCGTGCCTCTGGTCGTCCTTCGGGTCACAGGGTCCGGTTTCGGCTGGGCTCGGCTGGGGGTGCCACTTACCATGATTAAACTGGGTTGATCAAGTAAGGTCGTTCGATCTTGCACAGCACAGCATGGTATAAATCTAGCCTGTTTGGCCCTTCCTCGGGGGGGCTGGGTGGGCAGAAGCGATAGGGGTGTTCGAGGGTGACCGAATTGCCGGGCGAGTGGTGAAATACGTTGACCCTGGCAAGTCGACCAAAGGCGAAAGCAGTCATCAAGGGCACACCCGTTGATCAAGAGCGAAAGTTAAGGGTTCGAAGACGATCAGATACCGTCGTAGTCTTAACTATAAATGATACTGACCAGGGATAGGACTCTGTCCATCTCGACTTCTTCTGGACCTTGGAGAAATTACAGTCTTTGAGTTCTGGGGGGAGTATGGTCGCAAGGCTGAAACTTAAAGGAATTGACGGAAGGGCACACAAAGAGTGGAACCTGCGGCTTAATTTGACTCAACACGGGAAAACTCACCAGGTCCAGATACACGTATGAAAGACAAGCTGAAAGACTTTTCTCAATGATGTAAGTGGTGGTGCATGGTCGTTCTTAGTTCGTGGATTGATTTGTCTGGTCTATTCCGATAACGAGCGAGACCCCTACGTTCCTAATAGGGGTGGCAGCCCGGCTTTGCCCCGCAAGGGGCTTCGCTAGCAGCCACCAATTCAACTTCTTAGACGTATCAGAGCCGATAAGGTTCTTGAAATGGGTTAATAACAGGTCAGTCATGCCCTTAGATGTTCTGGGCCGCACGCGCGTTACAATGGTATACATAGAACGTGCTCATTCGGGCTTCTCCGCGGCCTACTGGCCGTGGTAATCCCTAATCTCTCCCTTGACTGGGACAGACTATTGCAATTATTGGTCTCCAACGAGGAATTTTTAGTAGTCGCAGGTCATTAACCTGCGACGAATGCGTCCCTGCCCTTTGTACACACCGCCCGTCGCTGCTACCGATTGGGTTTCGCGGTTACGAGTTCGGAGGCTGTGGTTACTCGCCTCGCAAGGGGTGATAGCTGCGGCCAAAGTCCTAATTACCGCACGGCCTAGAGGAAGCAGAAGTCGTAACAAGGTAA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TATGCTTCTCCTAAAGACTAAGCCATGCATGTCTTCGAATAAGAGGAAGCAATTCTCTCTGAATCTGCGAACGGCTCCGCAAACCAGTTGTAAACTATAGCAAGCAAGCCCAGGTCCCCTTCACGGGGGGCTTGGGCAACACGGATAACCCTGGTAATTCTGAGGCTAATACGAGAACGCAATCCCTGGCTAACCGGGCAACTGGAAAGCTGGGAGGCGTGCAAGTTGTGTCGCGAGTAATCGCCGGGAACGGATGCATGCCTGGACCGCGCCAAAGACAGATAGGTGTTTCCTTGCCCTCACGGGTCGGGAGATGCTTGCCTGAGCGGCTCTTGCTGTGTGCTTCTGACCTATCAACTAGACGGCAGCGTAAAGGACATGCTATGGTTACAACGGGTACAGAGGATTAGGGTTCGATCCTGGAGAGTGGGCCTGAGAGATTGCTCATACTTCTAAGGAAGGCAGCAGGCGCGCAACGTTCCCCTTGTGCAATGCATGAGGGCGTTAGGGGACATATGGATGCCTGCCCATTGGGTGGGCAATTCAAATGGGTCTGTTGTAAACAGGCTCTCGAGTAACAATTAGAGGACAAGTCTGGTGCCAGCACCCGCGGTAATTCCAGCTCTAATAGCATACGTTAAAGTTGTTGCGGTTAAAACGCTCGTAGTCGGCTACAGATCATCAGATGCCAGAACTGCGAACTCGGGTCCGCTGCCTTTCGGGGCGCGCCGGGCGAGTGGTGACGGCGGGCGGTGGTCAAGTGCGCTCCTGGTCGTCCTTCGGGTCACAGGGTTCGGTTTCGGCCGGGCTCGGCTGGGAGTGCCACTTACCATGACCAAACTGGGTTGATCAAGTAAGGTCGTTCGATCTTGCACAGCACAGCATGGCATAATGGTAACTGGTCTGGTCCTTCTCGCGAGGGACTGGGTTGGTAAAAGCGAAAGGGGTGTTCGAGGGTGACCGAATTGCCGGGCGAGTGGTGAAATACGTTGACCCTGGCAAGTCGACCAAAGGCGAAAGCAGTCATCAAGGGCACACCCGTTGATCAAGAGCGAAAGTTAAGGGTTCGAAGACGATCAGATACCGTCGTAGTCTTAACTATAAATGATACTGACCAGGGATAGGACTCTGTCCATCTCGACTTCTCCTGGACCTTAGAGAAATTACAGTCTTTGAGTTCTGGGGGGAGTATGGTCGCAAGGCTGAAACTTAAAGGAATTGACGGAAGGGCACACAAAGAGTGGAACCTGCGGCTTAATTTGACTCAACACGGGAAAACTCACCAGGTCCAGATACACGTATGAAAGACAAGCTGAAAGACTTTTCTCAATGATGTAAGTGGTGGTGCATGGTCGTTCTTAGTTCGTGGATTGATTTGTCTGGTCTATTCCGATAACGAGCGAGACCCCGACGTTCCTAATAGGGGCAGCAGCCCGGCTCGCCGCGCAAGTGGCTTGCTAGCACGCTGCCTGAGATTCACTTCTTAGACGTATCAGAGCCGATAAGGTTCTTGAAATGGGTTAATAACAGGTCAGTCATGCCCTTAGATGTTCTGGGCCGCACGCGCGTTACAATGGTATACATTAGAACGTGCTCTTTAGCGGCGTTTCCGCGGCCGAGAGGTCGCGGTAACCCATAATCTCTCCCTTGACTGGGACAGACTATTGCAATTATTGGTCTCCAACGAGGAATTTTTAGTAGTCGCAGGTCATTAACCTGCGACGAATGCGTCCCTGCCCTTTGTACACACCGCCCGTCGCTGCTACCGATTGGGTTTTGCGGTTACGAGTTCGGAGACAGCGGTTTTCAGCCTTCTTCGGGAGGCAGTTGCTGCAGTTGAAGTTCTAATTACCGCACGGCCTAGAGGAAGCAGAAGTCGTAACAAGGTAATC</text:p>
          </table:table-cell>
          <table:table-cell office:value-type="string" calcext:value-type="string">
            <text:p>d__Eukaryota; p__Myxogastria; c__Myxogastria; o__Myxogastria; f__Myxogastria; g__Didym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GTATGCTTCTCCTAAAGACTAAGCCATGCATGTCTTCGAATAAGAGGAAGCAATTCTCTCTGAATCTGCGAACGGCTCCGCAAACCAGTTGTAAACTATAGCAAGCAAGCCCAGGTCCCCTTCACGGGGGGCTTGGGCAACACGGATAACCCTGGTAATTCTGAGGCTAATACGAGAACGCAATCCCTGGCTAACCGGGCAACTGGAAAGCTGGGAGGCGTGCAAGTTGTGTCGCGAGTAATCGCCGGGAACGGATGCATGCCTGGACCGCGCCAAAGACAGATAGGTGTTTCCTTGCCCTCACGGGTCGGGAGATGCTTGCCTGAGCGGCTCTTGCTGTGTGCTTCTGACCTATCAACTAGACGGCAGCGTAAAGGACATGCTATGGTTACAACGGGTACAGAGGATTAGGGTTCGATCCTGGAGAGTGGGCCTGAGAGATTGCTCATACTTCTAAGGAAGGCAGCAGGCGCGCAACGTTCCCCTTGTGCAATGCATGAGGGCGTTAGGGGACATATGGATGCCTGCCCATTGGGTGGGCAATTCAAATGGGTCTGTTGTAAACAGGCTCTCGAGTAACAATTAGAGGACAAGTCTGGTGCCAGCACCCGCGGTAATTCCAGCTCTAATAGCATACGTTAAAGTTGTTGCGGTTAAAACGCTCGTAGTCGGCTACAGATCATCAGATGCCAGAACTGCGAACTCGGGTCCGCTGCCTTTCGGGGCGCGCCGGGCGAGTGGTGACGGCGGGCGGTGGTCAAGTGCGCTCCTGGTCGTCCTTCGGGTCACAGGGTTCGGTTTCGGCCGGGCTCGGCTGGGAGTGCCACTTACCATGACCAAACTGGGTTGATCAAGTAAGGTCGTTCGATCTTGCACAGCACAGCATGGCATAATGGTAACTGGTCTGGTCCTTCTCGCGAGGGACTGGGTTGGTAAAAGCGAAAGGGGTGTTCGAGGGTGACCGAATTGCCGGGCGAGTGGTGAAATACGTTGACCCTGGCAAGTCGACCAAAGGCGAAAGCAGTCATCAAGGGCACACCCGTTGATCAAGAGCGAAAGTTAAGGGTTCGAAGACGATCAGATACCGTCGTAGTCTTAACTATAAATGATACTGACCAGGGATAGGACTCTGTCCATCTCGACTTCTCCTGGACCTTAGAGAAATTACAGTCTTTGAGTTCTGGGGGGAGTATGGTCGCAAGGCTGAAACTTAAAGGAATTGACGGAAGGGCACACAAAGAGTGGAACCTGCGGCTTAATTTGACTCAACACGGGAAAACTCACCAGGTCCAGATACACGTATGAAAGACAAGCTGAAAGACTTTTCTCAATGATGTAAGTGGTGGTGCATGGTCGTTCTTAGTTCGTGGATTGATTTGTCTGGTCTATTCCGATAACGAGCGAGACCCCGACGTTCCTAATAGGGGCAGCAGCCCGGCTCGCCGCGCAAGTGGCTTGCTAGCACGCTGCCTGAGATTCACTTCTTAGACGTATCAGAGCCGATAAGGTTCTTGAAATGGGTTAATAACAGGTCAGTCATGCCCTTAGATGTTCTGGGCCGCACGCGCGTTACAATGGTATACATTAGAACGTGCTCTTTAGCGGCGTTTCCGCGGCCGAGAGGTCGCGGTAACCCATAATCTCTCCCTTGACTGGGACAGACTATTGCAATTATTGGTCTCCAACGAGGAATTTTTAGTAGTCGCAGGTCATTAACCTGCGACGAATGCGTCCCTGCCCTTTGTACACACCGCCCGTCGCTGCTACCGATTGGGTTTTGCGGTTACGAGTTCGGAGACAGCGGTTTTCAGCCTTCTTCGGGAGGCAGTTGCTGCAGTTGAAGTTCTAATTACCGCACGGCCTAGAGGAAGCAGAAGTCGTAACAAGGTAA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GTCATATGCTTGTCTCAAAGATTAAGCCATGCATGTCTATGCACAAGCCGAATACGGTGAAGCCGCGAATGGCTCATTACAACAGCCACTGTTTACTTGATCTTGATTATCCTACTTGGATAACTGTGGTAATTCTAGAGCTAATACATGCAACCAAGCTCCGACCGTAAGGGACGAGCGCATTTATTAGAACAAAACCAATCGGGCTTCGGCCTGAGGTTTGGTGAATCTGAATAACTGAGCTGATCGCATGGTCTTTGTACCGGCGACGCATCTTTCAAGTGTCTGCCTTATCAACTTTCGATGGTAGTTTATGTGCCTACCATGGTTGTAACGGGTAACGGAGAATAAGGGTTCGACTCCGGAGAGGGAGCCTGAGAAACGGCTACCACATCCAAGGAAGGCAGCAGGCGCGCAAATTACCCACTCTCGGCACGAGGAGGTAGTGACGAAAAATAACGAGGCGGTTCTCTAAGAGGCCCGCTATCGGAATGGGTACAATTTAAACCCTTTAACGAGGACCTATGAGAGGGCAAGTCTGGTGCCAGCAGCCGCGGTAATTCCAGCTCTCAAGGTGTATATCGCCATTGCTGCGGTTAAAAAGCTCGTAGTTGGATCTGCGCCTTCGGACTCGGTCCTCCCAACGGGTGCGAACTGAGCTCCAAGGCTACTACTGCTGGTTTTCCCTTGATGCTCTTCACTGGGTGTCTTGGGTGGCTAGCGAGTTTACTTTGAAAAAATTAGAGTGCTCAAAACAGGCTATTGCCTGAATACCGGTGCATGGAATAATAGAATAGGATCTCGGTCCTATTTTGTTGGTTTTCGGAACTGAGATAATGGTTAAGAGGGACAGACGGGGGCATTCGTATCGCTGCGTGAGAGGTGAAATTCTTGGACCGCAGCGAGACGCCCAACTGCGAAAGCATTTGCCAAGAATGTCTTCGTTAATCAAGAACGAAAGTCAGAGGTTCGAAGGCGATCAGATACCGCCCTAGTTCTGACCGTAAACGATGCCAACTAGCGATCCGCCGGTGGTAATTACGCCCCGGCGGGGAGCTTCCCGGAAACGAAAGTCTTCCGGTTCCGGGGGAAGTATGGTTGCAAAGCTGAAACTTAAAGGAATTGACGGAAGGGCACCACCAGGAGTGGAGCTTGCGGCTTAATTTGACTCAACACGGGAAAACTCACCCGGCCCGGACACCGTAAGGATTGACAGATTGAGAGCTCTTTCTTGATTCGGTGGTTGGTGGTGCATGGCCGTTCTTAGTTGGTGGAGCGATTTGTCTGGTTTATTCCGATAACGAACGAGACTCTGGCCTACTAACTAGTGACAGAATTATTGCTGTTCTGGTTACTTCTTAGAGGGACAAGTGGTGTTCAGCCACACGAAATTGAGCAATAACAGGTCTGTGATGCCCTTAGATGTCCGGGGCTGCACGCGTGCTACACTGGAGGAAACAGCATGCAAAACCATTGCCGAGAGGCATTGGTAAACCCGAGAAAATCTTCCGTGATCGGGATCGGGAATTGCAATTATTTCCCTTGAACGAGGAATTCCCAGTAAGTGTGGGTCATCAGCTCGCGCTGATTACGTCCCTGCCCTTTGTACACACCGCCCGTCGCTGCCCGGGACTGAGCCGTTTCGAGAAAAGCGGGGACTGCTGCTGTTGGGGCTTTCGGGCCTTGGCTTCGGTGGAAACCGCTTTAATCGCAGTGGCTTGAACCGGGCAAAAGTCGTAACAAGGTTTCC</text:p>
          </table:table-cell>
          <table:table-cell office:value-type="string" calcext:value-type="string">
            <text:p>d__Eukaryota; p__Nematozoa; c__Chromadorea; o__Araeolaimida; f__Araeolaimida; g__Araeolaim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GTCATATGCTTGTCTCAAAGATTAAGCCATGCATGTCTATGCACAAGCCGAATACGGTGAAGCCGCGAATGGCTCATTACAACAGCCACTGTTTACTTGATCTTGATTATCCTACTTGGATAACTGTGGTAATTCTAGAGCTAATACATGCAACCAAGCTCCGACCGTAAGGGACGAGCGCATTTATTAGAACAAAACCAATCGGGCTTCGGCCTGAGGTTTGGTGAATCTGAATAACTGAGCTGATCGCATGGTCTTTGTACCGGCGACGCATCTTTCAAGTGTCTGCCTTATCAACTTTCGATGGTAGTTTATGTGCCTACCATGGTTGTAACGGGTAACGGAGAATAAGGGTTCGACTCCGGAGAGGGAGCCTGAGAAACGGCTACCACATCCAAGGAAGGCAGCAGGCGCGCAAATTACCCACTCTCGGCACGAGGAGGTAGTGACGAAAAATAACGAGGCGGTTCTCTAAGAGGCCCGCTATCGGAATGGGTACAATTTAAACCCTTTAACGAGGACCTATGAGAGGGCAAGTCTGGTGCCAGCAGCCGCGGTAATTCCAGCTCTCAAGGTGTATATCGCCATTGCTGCGGTTAAAAAGCTCGTAGTTGGATCTGCGCCTTCGGACTCGGTCCTCCCAACGGGTGCGAACTGAGCTCCAAGGCTACTACTGCTGGTTTTCCCTTGATGCTCTTCACTGGGTGTCTTGGGTGGCTAGCGAGTTTACTTTGAAAAAATTAGAGTGCTCAAAACAGGCTATTGCCTGAATACCGGTGCATGGAATAATAGAATAGGATCTCGGTCCTATTTTGTTGGTTTTCGGAACTGAGATAATGGTTAAGAGGGACAGACGGGGGCATTCGTATCGCTGCGTGAGAGGTGAAATTCTTGGACCGCAGCGAGACGCCCAACTGCGAAAGCATTTGCCAAGAATGTCTTCGTTAATCAAGAACGAAAGTCAGAGGTTCGAAGGCGATCAGATACCGCCCTAGTTCTGACCGTAAACGATGCCAACTAGCGATCCGCCGGTGGTAATTACGCCCCGGCGGGGAGCTTCCCGGAAACGAAAGTCTTCCGGTTCCGGGGGAAGTATGGTTGCAAAGCTGAAACTTAAAGGAATTGACGGAAGGGCACCACCAGGAGTGGAGCTTGCGGCTTAATTTGACTCAACACGGGAAAACTCACCCGGCCCGGACACCGTAAGGATTGACAGATTGAGAGCTCTTTCTTGATTCGGTGGTTGGTGGTGCATGGCCGTTCTTAGTTGGTGGAGCGATTTGTCTGGTTTATTCCGATAACGAACGAGACTCTGGCCTACTAACTAGTGACAGAATTATTGCTGTTCTGGTTACTTCTTAGAGGGACAAGTGGTGTTCAGCCACACGAAATTGAGCAATAACAGGTCTGTGATGCCCTTAGATGTCCGGGGCTGCACGCGTGCTACACTGGAGGAAACAGCATGCAAAACCATTGCCGAGAGGCATTGGTAAACCCGAGAAAATCTTCCGTGATCGGGATCGGGAATTGCAATTATTTCCCTTGAACGAGGAATTCCCAGTAAGTGTGGGTCATCAGCTCGCGCTGATTACGTCCCTGCCCTTTGTACACACCGCCCGTCGCTGCCCGGGACTGAGCCGTTTCGAGAAAAGCGGGGACTGCTGCTGTTGGGGCTTTCGGGCCTTGGCTTCGGTGGAAACCGCTTTAATCGCAGTGGCTTGAACCGG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GTCATATGCTTGTCTCAAAGATTAAGCCATGCATGTCTATGCACAAGCCGATTAATGGTGAAGCCGCGAATGGCTCATTACAACAGCCACTGTTTACTTGATCTTGATTATCCTACTTGGATAACTGTGGTAATTCTAGAGCTAATACACGCAATAAAGCTCCGACCTTACGGGACGAGCGCATTTATTAGACCAAAACCAATCGGGCTTCGGCCTGAAACGTTGGTGACTCTGAATAACTGAGCTGATCGCATGGTCTTTGTACCGGCGACGCATCTTTCAAGTGTCTGCCTTATCAACTTTCGATGGTAGTTTATGTGCCTACCATGGTTGTTACGGGTAACGGAGAATAAGGGTTCGACTCCGGAGAGGGAGCCTGAGAAACGGCTACCACATCCAAGGAAGGCAGCAGGCGCGCAAATTACCCACTCTCGGCACGAGGAGGTAGTGACGAAAAATAACGAGGCGGTTCTCTATGAGGCCCGCTATCGGAATGGGTACAATTTAAACCCTTTAACGAGGACCTATGAGAGGGCAAGTCTGGTGCCAGCAGCCGCGGTAATTCCAGCTCTCAAGGTGTATATCGCCATTGCTGCGGTTAAAAAGCTCGTAGTTGGATCTGCGCCTTCGGACTCGGTCCGCCCAACGGGTGTGAACTGGGATCCAAGGCTTATACTGCTGGTTTTCCCTTGATGCTCTTTACTGGGTGTCTTGGGTGGCTAGCGAGTTTACTTTGAAAAAATTAGAGTGCTTAACACAGGCTAACGCCTGAATACTCGTGCATGGAATAATAGAATAAGACCACGGTTCTATTTTATTGGTTTTCGGAACTGTGATAATGGTTAAGAGGGACAGACGGGGGCATTCGTATCGCTGCGTGAGAGGTGAAATTCTTGGACCGCAGCGAGACGCCCTACTGCGAAAGCATTTGCCAAGAATGTCTTCGTTAATCAAGAACGAAAGTCAGAGGTTCGAAGGCGATCAGATACCGCCCTAGTTCTGACCGTAAACGATGCCAACTAGCGATCCGCCGGTGGTAATTACGCCCCGGCGGGGAGCTTCCCGGAAACGAAAGTCTTCCGGTTCCGGGGGAAGTATGGTTGCAAAGCTGAAACTTAAAGGAATTGACGGAAGGGCACCACCAGGAGTGGAGCCTGCGGCTTAATTTGACTCAACACGGGAAAACTCACCCGGCCCGGACACCGTAAGGATTGACAGATTGAGAGCTCTTTCTTGATTCGGTGGTTGGTGGTGCATGGCCGTTCTTAGTTGGTGGAGCGATTTGTCTGGTTTATTCCGATAACGAACGAGACTCTGGCCTACTAAATAGAGACAGAATTATTACTGTTCTGGATTCTTCTTAGAGGGACAAGTGGTTTTCAGCCACACGAAATTGAGCAATAACAGGTCTGTGATGCCCTTAGATGTCCGGGGCTGCACGCGCGCTACACTGAAGGAATCAGCGTGCTAAAACCATTGTCGAAAGGCATTGGTAAACCCATCAAAATCCTACGTGATTGGGATCGGGAATTGCAATTATTTCCCTTGAACGAGGAATTCCCAGTAAGTGTGGGTCATAAGCTCGCGTTGATTACGTCCCTGCCCTTTGTACACACCGCCCGTCGCTGCCCGGGACTGAGCCGTTTCGAGAAAAGCGGGGACTGCTGCTGTCGGGGTTTTCGGACCTTGGCTTCGGTGGAAACCGCTTTAATCGCAGTGGCTTGAACCGGGCAAAAGTCGTAACAAGGTTTCC</text:p>
          </table:table-cell>
          <table:table-cell office:value-type="string" calcext:value-type="string">
            <text:p>d__Eukaryota; p__Nematozoa; c__Chromadorea; o__Araeolaimida; f__Araeolaimida; g__Araeolaim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GTCATATGCTTGTCTCAAAGATTAAGCCATGCATGTCTATGCACAAGCCGATTAATGGTGAAGCCGCGAATGGCTCATTACAACAGCCACTGTTTACTTGATCTTGATTATCCTACTTGGATAACTGTGGTAATTCTAGAGCTAATACACGCAATAAAGCTCCGACCTTACGGGACGAGCGCATTTATTAGACCAAAACCAATCGGGCTTCGGCCTGAAACGTTGGTGACTCTGAATAACTGAGCTGATCGCATGGTCTTTGTACCGGCGACGCATCTTTCAAGTGTCTGCCTTATCAACTTTCGATGGTAGTTTATGTGCCTACCATGGTTGTTACGGGTAACGGAGAATAAGGGTTCGACTCCGGAGAGGGAGCCTGAGAAACGGCTACCACATCCAAGGAAGGCAGCAGGCGCGCAAATTACCCACTCTCGGCACGAGGAGGTAGTGACGAAAAATAACGAGGCGGTTCTCTATGAGGCCCGCTATCGGAATGGGTACAATTTAAACCCTTTAACGAGGACCTATGAGAGGGCAAGTCTGGTGCCAGCAGCCGCGGTAATTCCAGCTCTCAAGGTGTATATCGCCATTGCTGCGGTTAAAAAGCTCGTAGTTGGATCTGCGCCTTCGGACTCGGTCCGCCCAACGGGTGTGAACTGGGATCCAAGGCTTATACTGCTGGTTTTCCCTTGATGCTCTTTACTGGGTGTCTTGGGTGGCTAGCGAGTTTACTTTGAAAAAATTAGAGTGCTTAACACAGGCTAACGCCTGAATACTCGTGCATGGAATAATAGAATAAGACCACGGTTCTATTTTATTGGTTTTCGGAACTGTGATAATGGTTAAGAGGGACAGACGGGGGCATTCGTATCGCTGCGTGAGAGGTGAAATTCTTGGACCGCAGCGAGACGCCCTACTGCGAAAGCATTTGCCAAGAATGTCTTCGTTAATCAAGAACGAAAGTCAGAGGTTCGAAGGCGATCAGATACCGCCCTAGTTCTGACCGTAAACGATGCCAACTAGCGATCCGCCGGTGGTAATTACGCCCCGGCGGGGAGCTTCCCGGAAACGAAAGTCTTCCGGTTCCGGGGGAAGTATGGTTGCAAAGCTGAAACTTAAAGGAATTGACGGAAGGGCACCACCAGGAGTGGAGCCTGCGGCTTAATTTGACTCAACACGGGAAAACTCACCCGGCCCGGACACCGTAAGGATTGACAGATTGAGAGCTCTTTCTTGATTCGGTGGTTGGTGGTGCATGGCCGTTCTTAGTTGGTGGAGCGATTTGTCTGGTTTATTCCGATAACGAACGAGACTCTGGCCTACTAAATAGAGACAGAATTATTACTGTTCTGGATTCTTCTTAGAGGGACAAGTGGTTTTCAGCCACACGAAATTGAGCAATAACAGGTCTGTGATGCCCTTAGATGTCCGGGGCTGCACGCGCGCTACACTGAAGGAATCAGCGTGCTAAAACCATTGTCGAAAGGCATTGGTAAACCCATCAAAATCCTACGTGATTGGGATCGGGAATTGCAATTATTTCCCTTGAACGAGGAATTCCCAGTAAGTGTGGGTCATAAGCTCGCGTTGATTACGTCCCTGCCCTTTGTACACACCGCCCGTCGCTGCCCGGGACTGAGCCGTTTCGAGAAAAGCGGGGACTGCTGCTGTCGGGGTTTTCGGACCTTGGCTTCGGTGGAAACCGCTTTAATCGCAGTGGCTTGAACCGG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GTCATATGCTTGTCTCAAAGATTAAGCCATGCATGTCTAAGCATGAGCCAATTAATGGTGAAGCCGCGAATAGCTCATTACAACAGCCATTGTTTACTTGATCTTGATATCCTACTTGGATAACTGTGGTAATTCTAGAGCTAATACACGCACCAAAGCTCAGACCTTACGGGACGAGCGCATTTATTAGAACAAAACCAATCGGGCTTCGGCTCGCCTTTGGTGACTCTGAATAACTCAGCTGATCGCATGGTCTTGCACCGGCGACTCATCTTTCAAGTGTCTGCCTTATCAACTTTCGATGGTAGATTATGTGTCTACCATGGTTGTAACGGGTAACGGAGAATAAGGGTTCGACTCCGGAGAGGGAGCCTGAGAAACGGCTACCACATCCAAGGAAGGCAGCAGGCGCGTAAATTACCCAATCTCAGCACGAGGAGGTAGTGACGAAAAATAACGAGACCGTTCTCTATGAGGCCGGTTATCGGAATGGGTACAATTTAAACCCTTTAACGAGGATCTATGAGAGGGCAAGTCTGGTGCCAGCAGCCGCGGTAATTCCAGCTCTCAAGGTGTATATCGCCATTGCTGCGGTTAAAAAGCTCGTAGTTGGATCCAAAGCCCAGGACCCGGTCCACCCACAGGGTGTGAACTGGGCTCCGGGGCTAATACTGCTGGTTTTCCCAATGTGGCCTTCATTGGTTGCATTGGGTGGCTGGCGAGTTTACTTTGAAAAAATTAGAGTGCTCAAAACAGGCGTTTCGCCTGCATACTGGTGCATGGAATAATGGAAAAGGACTTCGGTTCTATTTTGTTGGTTTTCTGAACCGAGATAATGGTTAAGAGGGACAGACGGGGGCATTCGTATCGCTGCGTGAGAGGTGAAATTCTTGGACCGCAGCGAGACGCCCTACTGCGAAAGCATTTGCCAAGAATGTCTTCATTAATCAAGAACGAAAGTCAGAGGTTCGAAGGCGATCAGATACCGCCCTAGTTCTGACCGTAAACGATGCCAACTAGCGATCCGCCGGTGGTAATTACGCCTTGGCGGGGAGCTTCCCGGAAACGAAAGTCTTCCGGTTCCGGGGGAAGTATGGTTGCAAAGCTGAAACTTAAAGGAATTGACGGAAGGGCACCACCAGGAGTGGAGCCTGCGGCTTAATTTGACTCAACACGGGAAAACTCACCCGGCCCGGACACCGTAAGGATTGACAGATTGAGAGCTCTTTCTTGATTCGGTGGTTGGTGGTGCATGGCCGTTCTTAGTTGGTGGAGCGATTTGTCTGGTTTATTCCGATAACGAGCGAGACTCTAGCCTACTAAATAGTGACCGGATAGCTTCGTCCGGGTCACTTCTTAGAGGGACAAGCGGTGTTCAGCCGCAATAAGTTGAGCAATAACAGGTCTGTGATGCCCTTAGATGTCCGGGGCTGCACGCGCGCTACACTGGAGGAATCAGCGTGCTTGACCCATTGCCGAAAGGCATTGGTAAACCCTTGAAAATCCTCCGTGATCGGGATCGGGAATTGCAATTATTTCCCTTGAACGAGGAATTCCCAGTAAGTGTGAGTCATCAGCTCACGTTGATTACGTCCCTGCCCTTTGTACACACCGCCCGTCGCTGCCCGGGACTGAGCCGTTTCGAGAAAAGCGGGGACCTCTGCTTCGGGGCCTTTCGGGGCCTTGATGCCGGTTGGAAACCGCCTTAATCGCAGCGGCTTGAACCGGGCAAAAGTCGTAACAAGGTTTCT</text:p>
          </table:table-cell>
          <table:table-cell office:value-type="string" calcext:value-type="string">
            <text:p>d__Eukaryota; p__Nematozoa; c__Chromadorea; o__Ascaridida; f__Ascaridida; g__Ascarid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GGTCATATGCTTGTCTCAAAGATTAAGCCATGCATGTCTAAGCATGAGCCAATTAATGGTGAAGCCGCGAATAGCTCATTACAACAGCCATTGTTTACTTGATCTTGATATCCTACTTGGATAACTGTGGTAATTCTAGAGCTAATACACGCACCAAAGCTCAGACCTTACGGGACGAGCGCATTTATTAGAACAAAACCAATCGGGCTTCGGCTCGCCTTTGGTGACTCTGAATAACTCAGCTGATCGCATGGTCTTGCACCGGCGACTCATCTTTCAAGTGTCTGCCTTATCAACTTTCGATGGTAGATTATGTGTCTACCATGGTTGTAACGGGTAACGGAGAATAAGGGTTCGACTCCGGAGAGGGAGCCTGAGAAACGGCTACCACATCCAAGGAAGGCAGCAGGCGCGTAAATTACCCAATCTCAGCACGAGGAGGTAGTGACGAAAAATAACGAGACCGTTCTCTATGAGGCCGGTTATCGGAATGGGTACAATTTAAACCCTTTAACGAGGATCTATGAGAGGGCAAGTCTGGTGCCAGCAGCCGCGGTAATTCCAGCTCTCAAGGTGTATATCGCCATTGCTGCGGTTAAAAAGCTCGTAGTTGGATCCAAAGCCCAGGACCCGGTCCACCCACAGGGTGTGAACTGGGCTCCGGGGCTAATACTGCTGGTTTTCCCAATGTGGCCTTCATTGGTTGCATTGGGTGGCTGGCGAGTTTACTTTGAAAAAATTAGAGTGCTCAAAACAGGCGTTTCGCCTGCATACTGGTGCATGGAATAATGGAAAAGGACTTCGGTTCTATTTTGTTGGTTTTCTGAACCGAGATAATGGTTAAGAGGGACAGACGGGGGCATTCGTATCGCTGCGTGAGAGGTGAAATTCTTGGACCGCAGCGAGACGCCCTACTGCGAAAGCATTTGCCAAGAATGTCTTCATTAATCAAGAACGAAAGTCAGAGGTTCGAAGGCGATCAGATACCGCCCTAGTTCTGACCGTAAACGATGCCAACTAGCGATCCGCCGGTGGTAATTACGCCTTGGCGGGGAGCTTCCCGGAAACGAAAGTCTTCCGGTTCCGGGGGAAGTATGGTTGCAAAGCTGAAACTTAAAGGAATTGACGGAAGGGCACCACCAGGAGTGGAGCCTGCGGCTTAATTTGACTCAACACGGGAAAACTCACCCGGCCCGGACACCGTAAGGATTGACAGATTGAGAGCTCTTTCTTGATTCGGTGGTTGGTGGTGCATGGCCGTTCTTAGTTGGTGGAGCGATTTGTCTGGTTTATTCCGATAACGAGCGAGACTCTAGCCTACTAAATAGTGACCGGATAGCTTCGTCCGGGTCACTTCTTAGAGGGACAAGCGGTGTTCAGCCGCAATAAGTTGAGCAATAACAGGTCTGTGATGCCCTTAGATGTCCGGGGCTGCACGCGCGCTACACTGGAGGAATCAGCGTGCTTGACCCATTGCCGAAAGGCATTGGTAAACCCTTGAAAATCCTCCGTGATCGGGATCGGGAATTGCAATTATTTCCCTTGAACGAGGAATTCCCAGTAAGTGTGAGTCATCAGCTCACGTTGATTACGTCCCTGCCCTTTGTACACACCGCCCGTCGCTGCCCGGGACTGAGCCGTTTCGAGAAAAGCGGGGACCTCTGCTTCGGGGCCTTTCGGGGCCTTGATGCCGGTTGGAAACCGCCTTAATCGCAGCGGCTTGAACCGGGCAAAAGTCGTAACAAGGTTTCT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GTCATATGCTTGTCTCAAAGATTAAGCCATGCATGTCTAAGCATAGCTGGTAACAGTGAAGCCGCGAATAGCTCATTACAACAGCCGTTGTTTCTTGGATCTACTCTCTACTTGGATAACTGTGGTAATTCTAGAGCTAATACATGCATCAAGCCCCGACGCAAGGACGGGCGCATTTATTAGAACAAAACCATCCGGTCTCCGGACCGTACTTTGGTGACTCTGAATAACTGAGCAAATCACATGGTCTCGCACCGGTGATGTATCTTTCAAGTGTCTGCCTTATCAACTTTCGATGGTAGTTTATGTGCCTACCATGGTTGTAACGGGTAACGGAGAATCAGGGTTTGACTCCGGAGAGGGAGCCTGAGAAACGGCTACCACTTCTAAGGAAGGCAGCAGGCGCGCAAATTACCCATTCTCGGTACGAGGAGGTAGTGACGAAAAATACCAAGCCGAGGCTCATTGAGTTTCGGCATTGGAATGAGAACAATCCAAATCTTTTAACGAGGATCTAGTGGAGGGCAAGTCTGGTGCCAGCAGCCGCGGTAATTCCAGCTCCGCAAGTGTATATCTATTTTGCTGAGTTTAAAAAGCTCGTAGTTGGATCTGCGTGTTCAGCATCTGGTGCGGTCTTTGGCCGCTACTGGAATGCGACACATCGAATGTCGGTTTGCCGCCGATGCTCTTCATCGGGTGTCGGCGGTGGCTGATGAGTTTACTTTGAACAAATTAGAGTGCTCAACGCAGGCGTTTCGCTTGTATATTTCTGCATGGAATAATAGAATAGGACCTCGGTTCTATTTTGTTGGTTTTCGGAAGTGAGGTAATGATTAAGAGGGACTGACGGGGGCATTCGTACTGCGACGTGAGAGGTGAAATTCTTGGATCGTCGCAAGACGCACTACTGCGAAGGCATTTGCCAAGAATGTTTTCATTAATCAAGAACGAAAGTAACGGGTTCGAAGGCGATCAGATACCGCCCTAGTCGTTACCGTAAACAATATTGACTGGGAGCATGTCGGAGTTTCCAAGAACCCGATATGAACCCAACGGGAAACCTCAAGTTCAATTACTGGGGGAGTACGATTGCAAATTCGAAACTTAAAGGAATTGACGGAAGGGCACCACCAGGGGTGGAGCCTGCGGCTTAATTTGACTCAACACGGGGAAACTCACCCGGCCCGGACACCGGAAGGATTGACAGATTGAGAGCTCTTTCTTGATTCGGTGGGTGGTGGTGCATGGCCGTTCTTAGTTGGTGGAGTGATTTGTCTGGTTAATTCCGATAACGAACGAGACTCTGGCCTACTAAATAGTCGTCGGATCGCTTCAGTCCGACTGACTTCTTAGAGGGACAAGCAGTGCTTAGCTGCATGAAAAAGAGCAATAACAGGTCTGTGATGCCCTTAGATGTCCGGGGCTGCACGCGCGCTACACTGAAGGAATCAGCGTGTGGGTTTGCCTGGCTCGAAAGAGCTGGGTAATCCGGTGAAAATCCTTCGTGATTGGGATCGGGACTTGCAATTATTTCCCTTGAACGAGGAATCCCTAGTAAGTACGGGTCATCAGCTCGTGCTGATTACGTCCCTGCCCTTTGTACACACCGCCCGTCGCTGCCCGGAACTGAGCCATTTCGAGAAAAATGGGGACTGACGGCTTGAGGCCTTCGCGGGCTTCTTGCTGACGGAAACCGCTTTAATCGCAGTGGCTTGAACCGGGCAAAAGTCGTAACAAGGTTTCC</text:p>
          </table:table-cell>
          <table:table-cell office:value-type="string" calcext:value-type="string">
            <text:p>d__Eukaryota; p__Nematozoa; c__Chromadorea; o__Monhysterida; f__Monhysterida; g__Monhyste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GTCATATGCTTGTCTCAAAGATTAAGCCATGCATGTCTAAGCATAGCTGGTAACAGTGAAGCCGCGAATAGCTCATTACAACAGCCGTTGTTTCTTGGATCTACTCTCTACTTGGATAACTGTGGTAATTCTAGAGCTAATACATGCATCAAGCCCCGACGCAAGGACGGGCGCATTTATTAGAACAAAACCATCCGGTCTCCGGACCGTACTTTGGTGACTCTGAATAACTGAGCAAATCACATGGTCTCGCACCGGTGATGTATCTTTCAAGTGTCTGCCTTATCAACTTTCGATGGTAGTTTATGTGCCTACCATGGTTGTAACGGGTAACGGAGAATCAGGGTTTGACTCCGGAGAGGGAGCCTGAGAAACGGCTACCACTTCTAAGGAAGGCAGCAGGCGCGCAAATTACCCATTCTCGGTACGAGGAGGTAGTGACGAAAAATACCAAGCCGAGGCTCATTGAGTTTCGGCATTGGAATGAGAACAATCCAAATCTTTTAACGAGGATCTAGTGGAGGGCAAGTCTGGTGCCAGCAGCCGCGGTAATTCCAGCTCCGCAAGTGTATATCTATTTTGCTGAGTTTAAAAAGCTCGTAGTTGGATCTGCGTGTTCAGCATCTGGTGCGGTCTTTGGCCGCTACTGGAATGCGACACATCGAATGTCGGTTTGCCGCCGATGCTCTTCATCGGGTGTCGGCGGTGGCTGATGAGTTTACTTTGAACAAATTAGAGTGCTCAACGCAGGCGTTTCGCTTGTATATTTCTGCATGGAATAATAGAATAGGACCTCGGTTCTATTTTGTTGGTTTTCGGAAGTGAGGTAATGATTAAGAGGGACTGACGGGGGCATTCGTACTGCGACGTGAGAGGTGAAATTCTTGGATCGTCGCAAGACGCACTACTGCGAAGGCATTTGCCAAGAATGTTTTCATTAATCAAGAACGAAAGTAACGGGTTCGAAGGCGATCAGATACCGCCCTAGTCGTTACCGTAAACAATATTGACTGGGAGCATGTCGGAGTTTCCAAGAACCCGATATGAACCCAACGGGAAACCTCAAGTTCAATTACTGGGGGAGTACGATTGCAAATTCGAAACTTAAAGGAATTGACGGAAGGGCACCACCAGGGGTGGAGCCTGCGGCTTAATTTGACTCAACACGGGGAAACTCACCCGGCCCGGACACCGGAAGGATTGACAGATTGAGAGCTCTTTCTTGATTCGGTGGGTGGTGGTGCATGGCCGTTCTTAGTTGGTGGAGTGATTTGTCTGGTTAATTCCGATAACGAACGAGACTCTGGCCTACTAAATAGTCGTCGGATCGCTTCAGTCCGACTGACTTCTTAGAGGGACAAGCAGTGCTTAGCTGCATGAAAAAGAGCAATAACAGGTCTGTGATGCCCTTAGATGTCCGGGGCTGCACGCGCGCTACACTGAAGGAATCAGCGTGTGGGTTTGCCTGGCTCGAAAGAGCTGGGTAATCCGGTGAAAATCCTTCGTGATTGGGATCGGGACTTGCAATTATTTCCCTTGAACGAGGAATCCCTAGTAAGTACGGGTCATCAGCTCGTGCTGATTACGTCCCTGCCCTTTGTACACACCGCCCGTCGCTGCCCGGAACTGAGCCATTTCGAGAAAAATGGGGACTGACGGCTTGAGGCCTTCGCGGGCTTCTTGCTGACGGAAACCGCTTTAATCGCAGTGGCTTGAACCGGGCAAAAGTCGTAACAAGGTTTCC</text:p>
          </table:table-cell>
          <table:table-cell office:value-type="string" calcext:value-type="string">
            <text:p>2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GTCATATGCTTGTTTCAAAGCCTAAGCCATGCATGTCTAAGCACAGCTTGTAAAAGTGAAGCCGCGAATAGCTCATTACAACAGCCGTTGTTTATTGGATCTCCATTCTCTACTTGGATAACTGTGGTAATTCTAGAGCTAATACATGCGACCAAGGCCTGAACTTACGTGATGGCTGCATTTATTAGAACAAGACCAACCGGCTTCGGCCGTTCTCTGGTGACTCTGAATAACTGAGTGAATCACATGGCCTTGCGCCGGTGATGTATCTTTCAAGTGTCTGCCTTATCAACTTTCGATGGTAGTTTATGTGCCTACCATGGTTGTAACGGGTAACGGAGAATAAGGGTTTGACTCCGGAGAGGGAGCCTGAGAAACGGCTACCACTTCTAAGGAAGGCAGCAGGCGCGCAAATTACCCATTCTCGGCACGAGGAGGTAGTGACGAAAAATACCAAGCTGGGATCCATTGGGTTCCGGCATTGGAATGAGAACAATACAAATCTTTTAACGAGGATCTAGTGGAGGGCAAGTCTGGTGCCAGCAGCCGCGGTAATTCCAGCTCCGCAAGTGTATATCTATGTTGCTGCGGTTAAAAAGCTCGTAGTTGGATCTGCGTGTTTAGCGTCCGGTTCGACTTTTGGTCGGCACTGGAACGCGACACAGATGTGCTGGTTTGCCATTGATGCTCTTAACCGGGTGTCAGTGGTGGCTAGCGAGTTTACTTTGAAAAAATTAGAGTGCTCAAAACAGGCGTTTCGCCTGAATATTTCTGCATGGAATAATAGAATAGGACTTCGATTCTATTCTGTTGGTTTTCGGAATGCGAAGTAATGATTAAGAGGGACAGACGGGGGCATTCGTACTGCGACGTTAGAGGTGAAATTCTTGGATCGTCGCAAGACGTACTACTGCGAAGGCATTTGCCAAGAATGTTTTCATTAATCAAGAACGAAAGTTATGGGTTCGAAGGCGATCAGATACCGCCCTAGTCATAACCGTAAACGATTCAAACTGGGCGCCCGTCGGTGTTTTTATTGACCCGACGGGAACCCTCCCGGAAACGAAAGTGTTCGTGTTCCGGGGGAAATATGTCTGCAAAGAGGAAACTTAAAGGAATTGACGGAAGGGCACCACCAGGGGTGGAGCCTGCGGCTTAATTTGACTCAACACGGGGAAACTCACCCGGCCCGGACACCGTAAGGATTGACAGATTGAGAGCTCTTTCTTGATTCGGTGGGTGGTGGTGCATGGCCGTTCTTAGTTGGTGGAGTGATTTGTCTGGTTTATTCCGATAACGAACGAGACTCTGGCCTGCTAACTAGTGTTCACATCTTTACGTGTGCTTCGCTTCTTAGAGGGACAGGCGGCTTCCAGCCGCATGAAAAAGAGCAATAACAGGTCTGTGATGCCCTTAGATGTCCGGGGCTGCACGCGCGCTACACTGAAAGAATCAGCGTGTACGTTACCTGGCTCGAAAGAGTCGGGTAATCCGGTGAAAATCTTTCGTGATTGGGATCGGGACTTGCAATTATTTCCCTTGAACGAGGAATCCCTAGTAAGTGCGGGTCATCAGCTCGCGCTGATTACGTCCCTGCCCTTTGTACACACCGCCCGTCGCTGCCCGGAACTGAGCCGTTTCGAGAATAATGGGGACTGTCTGCTTGAGGTCTTCACGGACTTTTTGCAAATGGAAACCGCTTTAATCGCAGCGGCTTGAACCGGGCAAAAGTCGTAACAAGGTTTCC</text:p>
          </table:table-cell>
          <table:table-cell office:value-type="string" calcext:value-type="string">
            <text:p>d__Eukaryota; p__Nematozoa; c__Chromadorea; o__Monhysterida; f__Monhysterida; g__Monhyste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GTCATATGCTTGTTTCAAAGCCTAAGCCATGCATGTCTAAGCACAGCTTGTAAAAGTGAAGCCGCGAATAGCTCATTACAACAGCCGTTGTTTATTGGATCTCCATTCTCTACTTGGATAACTGTGGTAATTCTAGAGCTAATACATGCGACCAAGGCCTGAACTTACGTGATGGCTGCATTTATTAGAACAAGACCAACCGGCTTCGGCCGTTCTCTGGTGACTCTGAATAACTGAGTGAATCACATGGCCTTGCGCCGGTGATGTATCTTTCAAGTGTCTGCCTTATCAACTTTCGATGGTAGTTTATGTGCCTACCATGGTTGTAACGGGTAACGGAGAATAAGGGTTTGACTCCGGAGAGGGAGCCTGAGAAACGGCTACCACTTCTAAGGAAGGCAGCAGGCGCGCAAATTACCCATTCTCGGCACGAGGAGGTAGTGACGAAAAATACCAAGCTGGGATCCATTGGGTTCCGGCATTGGAATGAGAACAATACAAATCTTTTAACGAGGATCTAGTGGAGGGCAAGTCTGGTGCCAGCAGCCGCGGTAATTCCAGCTCCGCAAGTGTATATCTATGTTGCTGCGGTTAAAAAGCTCGTAGTTGGATCTGCGTGTTTAGCGTCCGGTTCGACTTTTGGTCGGCACTGGAACGCGACACAGATGTGCTGGTTTGCCATTGATGCTCTTAACCGGGTGTCAGTGGTGGCTAGCGAGTTTACTTTGAAAAAATTAGAGTGCTCAAAACAGGCGTTTCGCCTGAATATTTCTGCATGGAATAATAGAATAGGACTTCGATTCTATTCTGTTGGTTTTCGGAATGCGAAGTAATGATTAAGAGGGACAGACGGGGGCATTCGTACTGCGACGTTAGAGGTGAAATTCTTGGATCGTCGCAAGACGTACTACTGCGAAGGCATTTGCCAAGAATGTTTTCATTAATCAAGAACGAAAGTTATGGGTTCGAAGGCGATCAGATACCGCCCTAGTCATAACCGTAAACGATTCAAACTGGGCGCCCGTCGGTGTTTTTATTGACCCGACGGGAACCCTCCCGGAAACGAAAGTGTTCGTGTTCCGGGGGAAATATGTCTGCAAAGAGGAAACTTAAAGGAATTGACGGAAGGGCACCACCAGGGGTGGAGCCTGCGGCTTAATTTGACTCAACACGGGGAAACTCACCCGGCCCGGACACCGTAAGGATTGACAGATTGAGAGCTCTTTCTTGATTCGGTGGGTGGTGGTGCATGGCCGTTCTTAGTTGGTGGAGTGATTTGTCTGGTTTATTCCGATAACGAACGAGACTCTGGCCTGCTAACTAGTGTTCACATCTTTACGTGTGCTTCGCTTCTTAGAGGGACAGGCGGCTTCCAGCCGCATGAAAAAGAGCAATAACAGGTCTGTGATGCCCTTAGATGTCCGGGGCTGCACGCGCGCTACACTGAAAGAATCAGCGTGTACGTTACCTGGCTCGAAAGAGTCGGGTAATCCGGTGAAAATCTTTCGTGATTGGGATCGGGACTTGCAATTATTTCCCTTGAACGAGGAATCCCTAGTAAGTGCGGGTCATCAGCTCGCGCTGATTACGTCCCTGCCCTTTGTACACACCGCCCGTCGCTGCCCGGAACTGAGCCGTTTCGAGAATAATGGGGACTGTCTGCTTGAGGTCTTCACGGACTTTTTGCAAATGGAAACCGCTTTAATCGCAGCGGCTTGAACCGG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GTGATATGCTTGTTTCAAAGACTAAGCCATGCATGTCTAAGCATAGCTGGCAACAGTGAAGCCGCGAATAGCTCATTACAACAGCCGTTGTTTCTTGGATCTACTCTCTACTTGGATAACTGTGGTAATTCTAGAGCTAATACATGCATCAAGACCCGACGCAAGGACGGTCGCATTTATTACAACAAAACCATCCGGTCCTCGGACCGTTCTCTGGTGACTCTGAATAACTGAGCAAATCGCACGGTCTCGCACCGGCGATGTATCTTTCAAGTGTCTGCCTTATCAACTTTCGATGGTAGTTTATGTGCCTACCATGGTTGTCACGGGTAACGGAGAATCAGGGTTTGACTCCGGAGAGGGAGCCTGAGAAACGGCTACCACTTCTAAGGAAGGCAGCAGGCGCGCAAATTACCCATTCTCGGTACGAGGAGGTAGTGACGAAAAATACCAAGCCGGGGCTCTTATGAGTTTCGGCATTGGAATGAGAACAATCCAAATCTTTTAACGAGGAACTAGTGGAGGGCAAGTCTGGTGCCAGCAGCCGCGGTAATTCCAGCTCCGCAAGTGTATGTCTATATTGCTGAGGTTAAAAAGCTCGTAGTTGGATCTGCGTGTCTAGCACCCGGTGCGGTCTTTGATCGTTACTGGGCTGCGACACATTGACTGTCGGATGGCCGGCGATGCTCTTCATCGGGTGTCGTCGGTGTCTGACGAGTTTACTTTGAACAAACTAGAGTGCTCAACACAGGCGTTTCGCTTGTATATTTCTGCATGGAATAATAGAATAGGACCTTGGTTCTATTTTGTTGGTTTTCGCGACTGAGGTAATGATTAAGAGGGACTGACGGGGGCATTCGTACTGCGACGTGAGAGGTGAAATTCTTGGATCGTCGCATGACGCACTACTGCGAAGGCATTTGCCAAGAATGTTTTCATTAATCAAGAACGAAAGTAACGGGTTCGAAGGCGATCAGATACCGCCCTAGTCGTTACCGTAAACTATAGCGACAGGAAGCTTGCACGTGTTTTCGATGACCGTGTAAGAATCCGCCCTGAAAAGAAGTCTTTGGCTTCCTGGGGAAGTACGGTTTACGCAAGTCTGAAACTTAAAGGAATTGACGGAAGGGCACCACCAGGGGTGGAGCCTGCGGCTTAATTTGACTCAACACGGGGAAACTCACCCGGCCCGGACACCGGAAGGATTGACAGATTGAGAGCTCTTTCTTGATTCGGTGGGTGGTGGTGCATGGCCGTTCTTAGTTGGTGGAGTGATTTGTCTGCTTTATTGCGATAACGAGCGAGACTCTGGCCTGCTAACTAGTGTGCAGATCATCAAGTCTGCCCTACTTCTTAGAGGGACAAGCTGCGTTTAGCAGCATGAAAAAGAGCAATAACAGGTCTGTGATGCCCTTAGATGTCCGGGGCTGCACGCGCGCTACACTGAAGGAATCAGCGTGTGGGACTGCCTGGCTCGAAAGAGTTGGGTAATCCGGTGAAAATCCTTCGTGATTGGGATCGGGACTTGCAATTATTTCCCTTGAACGAGGAATCCCTAGTAAGTACGGGTCATCAGCTCGTGCTGATTACGTCCCTGCCCTTTGTACACACCGCCCGTCGCTGCCCGGAACTGAGCCATTTCGAGAAATGCAGGGACCGACGGCTTGAGGCCTTCGCGGGCTTCTCGTCGATGGAAACCGCCTTAATCGCAGTGGCTTGAACCGGGCAAAAGTCGTAACAAGGTTTCC</text:p>
          </table:table-cell>
          <table:table-cell office:value-type="string" calcext:value-type="string">
            <text:p>d__Eukaryota; p__Nematozoa; c__Chromadorea; o__Monhysterida; f__Monhysterida; g__Monhyster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GTGATATGCTTGTTTCAAAGACTAAGCCATGCATGTCTAAGCATAGCTGGCAACAGTGAAGCCGCGAATAGCTCATTACAACAGCCGTTGTTTCTTGGATCTACTCTCTACTTGGATAACTGTGGTAATTCTAGAGCTAATACATGCATCAAGACCCGACGCAAGGACGGTCGCATTTATTACAACAAAACCATCCGGTCCTCGGACCGTTCTCTGGTGACTCTGAATAACTGAGCAAATCGCACGGTCTCGCACCGGCGATGTATCTTTCAAGTGTCTGCCTTATCAACTTTCGATGGTAGTTTATGTGCCTACCATGGTTGTCACGGGTAACGGAGAATCAGGGTTTGACTCCGGAGAGGGAGCCTGAGAAACGGCTACCACTTCTAAGGAAGGCAGCAGGCGCGCAAATTACCCATTCTCGGTACGAGGAGGTAGTGACGAAAAATACCAAGCCGGGGCTCTTATGAGTTTCGGCATTGGAATGAGAACAATCCAAATCTTTTAACGAGGAACTAGTGGAGGGCAAGTCTGGTGCCAGCAGCCGCGGTAATTCCAGCTCCGCAAGTGTATGTCTATATTGCTGAGGTTAAAAAGCTCGTAGTTGGATCTGCGTGTCTAGCACCCGGTGCGGTCTTTGATCGTTACTGGGCTGCGACACATTGACTGTCGGATGGCCGGCGATGCTCTTCATCGGGTGTCGTCGGTGTCTGACGAGTTTACTTTGAACAAACTAGAGTGCTCAACACAGGCGTTTCGCTTGTATATTTCTGCATGGAATAATAGAATAGGACCTTGGTTCTATTTTGTTGGTTTTCGCGACTGAGGTAATGATTAAGAGGGACTGACGGGGGCATTCGTACTGCGACGTGAGAGGTGAAATTCTTGGATCGTCGCATGACGCACTACTGCGAAGGCATTTGCCAAGAATGTTTTCATTAATCAAGAACGAAAGTAACGGGTTCGAAGGCGATCAGATACCGCCCTAGTCGTTACCGTAAACTATAGCGACAGGAAGCTTGCACGTGTTTTCGATGACCGTGTAAGAATCCGCCCTGAAAAGAAGTCTTTGGCTTCCTGGGGAAGTACGGTTTACGCAAGTCTGAAACTTAAAGGAATTGACGGAAGGGCACCACCAGGGGTGGAGCCTGCGGCTTAATTTGACTCAACACGGGGAAACTCACCCGGCCCGGACACCGGAAGGATTGACAGATTGAGAGCTCTTTCTTGATTCGGTGGGTGGTGGTGCATGGCCGTTCTTAGTTGGTGGAGTGATTTGTCTGCTTTATTGCGATAACGAGCGAGACTCTGGCCTGCTAACTAGTGTGCAGATCATCAAGTCTGCCCTACTTCTTAGAGGGACAAGCTGCGTTTAGCAGCATGAAAAAGAGCAATAACAGGTCTGTGATGCCCTTAGATGTCCGGGGCTGCACGCGCGCTACACTGAAGGAATCAGCGTGTGGGACTGCCTGGCTCGAAAGAGTTGGGTAATCCGGTGAAAATCCTTCGTGATTGGGATCGGGACTTGCAATTATTTCCCTTGAACGAGGAATCCCTAGTAAGTACGGGTCATCAGCTCGTGCTGATTACGTCCCTGCCCTTTGTACACACCGCCCGTCGCTGCCCGGAACTGAGCCATTTCGAGAAATGCAGGGACCGACGGCTTGAGGCCTTCGCGGGCTTCTCGTCGATGGAAACCGCCTTAATCGCAGTGGCTTGAACCGGGC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GTCTCAAAGATTAAGCCATGCATGTCTAAGCACATGCCTTAAAACGGTAAAGCCGCGAATGGCTCGGTATAACAGCTACGGTTTATTAGATTTTTGTTATCTACTTGGATAACTGTGGTAATTCTAGAGCTAATACATGCAAGAAAGCTCGGACCTTACGGAAAGAGCGCATTTATTAGATCAAAACCAATCGAACTTCGGTTCGTGTTTTGGTGACTCTGAATAACTAAGTTGATCGCACAGTCTCGCACTGGCGACGTATCTTTCAAATGTCTGCCTTATCAACTTTCGATGGTAGGTTATACGCCTACCATGGTTATAACGGGTAACGGAGAATAAGGGTTCGACTCCGGAGAGGGAGCCTGAGAAACGGCTACCACATCCAAGGAAGGCAGCAGGCGCGCAAATTACCCAATCCCAGTACGGGGAGGTAGTGACGAAAAATAACGAGATAGTCCACTTTGTGGCCTGTCATCGGAATGGGTACAATTTAAATCCTTTAACGAGGATCCATTAGAGGGCAAGTCTGGTGCCAGCAGCCGCGGTAATTCCAGCTCTAATAGCGTATATTAAAGTTGTTGTGGTTAAAACGCCCGTAGTTGATTGTTGGCGTTGAAGGTCGGTAGCCCGTATGGGTTTAACTGTCCCTTCGAGTCTGAATTTGAGTTTTCTGTCGATGCTCTTTACCGGGTGTCGGCAGTGACTTGAACGTTTACTTTGAAAAAATTAGAGTGCTTAAAGCAAGCTTTACGCTTGAATAAAGTGCATGGGATAATAGAATAGGACTTTGGTCTTATTTTGTTGGTTTTCGAGATTGAAGTAATGATTAAGAGGAACAGACGGGGGCATTCGTATTGTTGCGTTAGAGGTGAAATTCTTGGATCGCAGCAAGACGAACAACTGCGAAAGCATTTGCCAAGAATGTTTTCATTAATCAAGGACGAAAGTTAGAGGTTCGAAGGCGATCAGATACCGCCCTAGTTCTAACCGTAAACGATGCCAACTAGCCATTCGCCGGTGTTAATATATGACTCGGCGGGCAGCTTCCGGGAAACCAAAGTTTTCTGGTTCCGGGGGAAGTATGGTTGCAAAGCTTAAACTTAAAGGAATTGACGGAAGGGCACCACCAGGAGTGGAGCCTGCGGCTTAATTTGACTCAACACGGGAAAACTCACCCGGCCAAGACACAATAAGGATTGACAGATTGATAGCTCTTTCTCGATTTTGTGGGTGGTGGTGCATGGCCGTTCTTAGTTGGTGGAGCGATTTGTCTGGTTAATTCCGATAACGAACGAGACTCTAGCCTATTAAATAGACGCAATATTTGATTGTATTACGTCCTTCTTAGAGGGACAAGCAGCTTTTAGCTGCACGAGATTGAGCAATAACAGGTCTGTGATGCCCTTAGATGTCCGGGGCTGCACGCGCGCTACAATGAAGGTAGCAGAGTGCTTTGAAACCATGTCTGGAAAGACTTGGTAAACACGAATTATTTTCGTGCTTGGGACAGGGAATTGAAATTATTTCCCTTGAACGAGGAATTTCTAGTAAGCGTGAGTCATAAGCTCACGTTGATTACGTCCCTGCCCTTTGTACACACCGCCCGTCGCTACTACCGATTGAAAGTTTTGCTGAGATTTATGGACTGGGCGTGCGTTGATGTAAAAGTCGAAGCTCTGCTTGGAAAGTCACTCAAAGCATAACTTTTAGAGGAAGTAAAAGTCGTAACAAGGTTTCC</text:p>
          </table:table-cell>
          <table:table-cell office:value-type="string" calcext:value-type="string">
            <text:p>d__Eukaryota; p__Nematozoa; c__Enoplea; o__Dorylaim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TATATGCTTGTCTCAAAGATTAAGCCATGCATGTCTAAGCACATGCCTTAAAACGGTAAAGCCGCGAATGGCTCGGTATAACAGCTACGGTTTATTAGATTTTTGTTATCTACTTGGATAACTGTGGTAATTCTAGAGCTAATACATGCAAGAAAGCTCGGACCTTACGGAAAGAGCGCATTTATTAGATCAAAACCAATCGAACTTCGGTTCGTGTTTTGGTGACTCTGAATAACTAAGTTGATCGCACAGTCTCGCACTGGCGACGTATCTTTCAAATGTCTGCCTTATCAACTTTCGATGGTAGGTTATACGCCTACCATGGTTATAACGGGTAACGGAGAATAAGGGTTCGACTCCGGAGAGGGAGCCTGAGAAACGGCTACCACATCCAAGGAAGGCAGCAGGCGCGCAAATTACCCAATCCCAGTACGGGGAGGTAGTGACGAAAAATAACGAGATAGTCCACTTTGTGGCCTGTCATCGGAATGGGTACAATTTAAATCCTTTAACGAGGATCCATTAGAGGGCAAGTCTGGTGCCAGCAGCCGCGGTAATTCCAGCTCTAATAGCGTATATTAAAGTTGTTGTGGTTAAAACGCCCGTAGTTGATTGTTGGCGTTGAAGGTCGGTAGCCCGTATGGGTTTAACTGTCCCTTCGAGTCTGAATTTGAGTTTTCTGTCGATGCTCTTTACCGGGTGTCGGCAGTGACTTGAACGTTTACTTTGAAAAAATTAGAGTGCTTAAAGCAAGCTTTACGCTTGAATAAAGTGCATGGGATAATAGAATAGGACTTTGGTCTTATTTTGTTGGTTTTCGAGATTGAAGTAATGATTAAGAGGAACAGACGGGGGCATTCGTATTGTTGCGTTAGAGGTGAAATTCTTGGATCGCAGCAAGACGAACAACTGCGAAAGCATTTGCCAAGAATGTTTTCATTAATCAAGGACGAAAGTTAGAGGTTCGAAGGCGATCAGATACCGCCCTAGTTCTAACCGTAAACGATGCCAACTAGCCATTCGCCGGTGTTAATATATGACTCGGCGGGCAGCTTCCGGGAAACCAAAGTTTTCTGGTTCCGGGGGAAGTATGGTTGCAAAGCTTAAACTTAAAGGAATTGACGGAAGGGCACCACCAGGAGTGGAGCCTGCGGCTTAATTTGACTCAACACGGGAAAACTCACCCGGCCAAGACACAATAAGGATTGACAGATTGATAGCTCTTTCTCGATTTTGTGGGTGGTGGTGCATGGCCGTTCTTAGTTGGTGGAGCGATTTGTCTGGTTAATTCCGATAACGAACGAGACTCTAGCCTATTAAATAGACGCAATATTTGATTGTATTACGTCCTTCTTAGAGGGACAAGCAGCTTTTAGCTGCACGAGATTGAGCAATAACAGGTCTGTGATGCCCTTAGATGTCCGGGGCTGCACGCGCGCTACAATGAAGGTAGCAGAGTGCTTTGAAACCATGTCTGGAAAGACTTGGTAAACACGAATTATTTTCGTGCTTGGGACAGGGAATTGAAATTATTTCCCTTGAACGAGGAATTTCTAGTAAGCGTGAGTCATAAGCTCACGTTGATTACGTCCCTGCCCTTTGTACACACCGCCCGTCGCTACTACCGATTGAAAGTTTTGCTGAGATTTATGGACTGGGCGTGCGTTGATGTAAAAGTCGAAGCTCTGCTTGGAAAGTCACTCAAAGCATAACTTTTAGAGGAAGTAAAAGTCGTAACAAGGTTTCC</text:p>
          </table:table-cell>
          <table:table-cell office:value-type="string" calcext:value-type="string">
            <text:p>20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TGCCTTAATACGGTGAAGCCGCGAATAGCTCATTACAACAGCCACCGTTTACTAGAATATAGTTATCCTACTTGGATAACTGTGGCAATTCTAGAGCTAATACATGCAAAAAAGCTCTGCCCGCAAGGAACGAGCGCATTTATTAGAATAAAAACCAATCGGGTTTCGGCCCGTAATTTGGTGAATCTGAATAACTTTGCCAATCGCACAGTCCTAGTACTGGCGATGTATCTTTCAAGTGTCTGCCTTATCAACTTTCGATGGTAGGTTATACGCCTACCATGGTAGTAACGGGTAACGGAGAATAAGGGTTCGACTCCGGAGAGGGAGCCTGAGAAACGGCTACCACATCCAAGGAAGGCAGCAGGCGCGCAAATTACCCACTTCCAGAACGGAGAGGTAGTGACGAAAAATAACGAGACAGTCCTCTTCGAGGTCTGTCATCGGAATGGGTACAATTTAAATCCTTTAACGAGGATCTATTGGAGGGCAAGTCTGGTGCCAGCAGCCGCGGTAATTCCAGCTCCAATAGCGTATATTAAAGTTGTTGCGGTTAAAACGCTCGTAGTTGGATCTGCGGCCTCGGAGAACGGTCCCCCGAAAGGGTGGTCACTGTCTCTCCTAGCCTAAATTCGAGTCGTCTCTAGGTGCTCTTTACCGGGTGCTTAGAGTGACTAGAACGTTTACTTTGAAAAAATTAGAGTGCTTAAAGCAGGCGAAATAGCCTGAATAAGGTGCATGGAATAATGGAATAGGACCTCGGTTCTATTTTGTTGGTTTTCGGAACCCGAGGTAATGATTAAGAGGAACAGACGGGGGCATTCGTATTCCGGCGCTAGAGGTGAAATTCTTGGACCGCCGGAAGACGGACGACTGCGAAAGCATTTGCCAAGAATGTTTTCATTAATCAAGAACGAAAGTTAGAGGTTCGAAGGCGATCAGATACCGCCCTAGTTCTAACCGTAAACGATGACAACCAGCGATTAATCGGCGTTAATATATGACCCGATTAGCAGCTTCCGGGAAACCAAAGTTTTTCGTTTCCGGGGGAAGTATGGTTGCAAAGCTGAAACTTAAAGGAATTGACGGAAGGGCACCACCAGGAGTGGAGCCTGCGGCTTAATTTGACTCAACACGGGAAAACTCACCCGGCCCGGACACCGTAAGGATTGACAGACTGAGAGCTCTTTCTTAATTCGGTGGGTGGTGGTGCATGGCCGTTCTTAGTTGGTGGAGCGATTTGTCTGGTTAATTCCGATAACGAACGAGACTCTGGCCTATTAAATAGACGATATATTTAAAAGTATATCGCGCTTCTTAGAGGGACAAGCGGCGTCTAGCCGCATGAAATAGAGCAATAACAGGTCTGTGATGCCCTTAGATGTCCGGGGCTGCACGCGCGCTACACTGAAAGAATCAGTGTGCGTTACGCCTAGTTCGGAAGAACCGGGTAACCCAAGTAAATTCTTTCGTGCTTGGGATAGGGAATTGCAATTATTTCCCTTAAACGAGGAATTCCCAGTAAATGCGGGTCATAAGCTCGCGTTGATTACGTCCCTGCCCTTTGTACACACCGCCCGTCGCTACTACCGATTGGATGACTTAGTGAGGTCTTAGGACCGAGGTAAAGGTGCTTGTAATGAGTGCTTTTGCTTTGGAAATTTGATCGAACTACGTTATCTAGAGGAAGTAAAAGTCGTAACAAGGTTTCC</text:p>
          </table:table-cell>
          <table:table-cell office:value-type="string" calcext:value-type="string">
            <text:p>d__Eukaryota; p__Nematozoa; c__Enoplea; o__Dorylaimia; f__Dorylaimida; g__Dorylaim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TGCCTTAATACGGTGAAGCCGCGAATAGCTCATTACAACAGCCACCGTTTACTAGAATATAGTTATCCTACTTGGATAACTGTGGCAATTCTAGAGCTAATACATGCAAAAAAGCTCTGCCCGCAAGGAACGAGCGCATTTATTAGAATAAAAACCAATCGGGTTTCGGCCCGTAATTTGGTGAATCTGAATAACTTTGCCAATCGCACAGTCCTAGTACTGGCGATGTATCTTTCAAGTGTCTGCCTTATCAACTTTCGATGGTAGGTTATACGCCTACCATGGTAGTAACGGGTAACGGAGAATAAGGGTTCGACTCCGGAGAGGGAGCCTGAGAAACGGCTACCACATCCAAGGAAGGCAGCAGGCGCGCAAATTACCCACTTCCAGAACGGAGAGGTAGTGACGAAAAATAACGAGACAGTCCTCTTCGAGGTCTGTCATCGGAATGGGTACAATTTAAATCCTTTAACGAGGATCTATTGGAGGGCAAGTCTGGTGCCAGCAGCCGCGGTAATTCCAGCTCCAATAGCGTATATTAAAGTTGTTGCGGTTAAAACGCTCGTAGTTGGATCTGCGGCCTCGGAGAACGGTCCCCCGAAAGGGTGGTCACTGTCTCTCCTAGCCTAAATTCGAGTCGTCTCTAGGTGCTCTTTACCGGGTGCTTAGAGTGACTAGAACGTTTACTTTGAAAAAATTAGAGTGCTTAAAGCAGGCGAAATAGCCTGAATAAGGTGCATGGAATAATGGAATAGGACCTCGGTTCTATTTTGTTGGTTTTCGGAACCCGAGGTAATGATTAAGAGGAACAGACGGGGGCATTCGTATTCCGGCGCTAGAGGTGAAATTCTTGGACCGCCGGAAGACGGACGACTGCGAAAGCATTTGCCAAGAATGTTTTCATTAATCAAGAACGAAAGTTAGAGGTTCGAAGGCGATCAGATACCGCCCTAGTTCTAACCGTAAACGATGACAACCAGCGATTAATCGGCGTTAATATATGACCCGATTAGCAGCTTCCGGGAAACCAAAGTTTTTCGTTTCCGGGGGAAGTATGGTTGCAAAGCTGAAACTTAAAGGAATTGACGGAAGGGCACCACCAGGAGTGGAGCCTGCGGCTTAATTTGACTCAACACGGGAAAACTCACCCGGCCCGGACACCGTAAGGATTGACAGACTGAGAGCTCTTTCTTAATTCGGTGGGTGGTGGTGCATGGCCGTTCTTAGTTGGTGGAGCGATTTGTCTGGTTAATTCCGATAACGAACGAGACTCTGGCCTATTAAATAGACGATATATTTAAAAGTATATCGCGCTTCTTAGAGGGACAAGCGGCGTCTAGCCGCATGAAATAGAGCAATAACAGGTCTGTGATGCCCTTAGATGTCCGGGGCTGCACGCGCGCTACACTGAAAGAATCAGTGTGCGTTACGCCTAGTTCGGAAGAACCGGGTAACCCAAGTAAATTCTTTCGTGCTTGGGATAGGGAATTGCAATTATTTCCCTTAAACGAGGAATTCCCAGTAAATGCGGGTCATAAGCTCGCGTTGATTACGTCCCTGCCCTTTGTACACACCGCCCGTCGCTACTACCGATTGGATGACTTAGTGAGGTCTTAGGACCGAGGTAAAGGTGCTTGTAATGAGTGCTTTTGCTTTGGAAATTTGATCGAACTACGTTATCTAGAGGAAGTAAAAGTCGTAACAAGGTTTCC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TGCCTTAATACGGTGAAGCCGCGAATAGCTCATTACAACAGCCATCGTTTATTAGAATATCGTTATCTTACTTGGATAACTGTGGCAATTCTAGAGCTAATACATGCGATAAAGCTCTGCCCGCGAGGAAAGAGCGCATTTATTAGAATAAAAACCAATCGAGTTTCGGCTCGTGATTTGGTGAATCTGAATAACTTTGCCAATCGCACAGTCCTAGTACTGGCGATGTATCTTTCAAGTGTCTGCCTTATCAACTTTCGATGGTACGCTATACGCCTACCATGGTAGTAACGGGTAACGGAGAATAAGGGTTCGACTCCGGAGAGGGAGCCTGAGAAACGGCTACCACATCCAAGGAAGGCAGCAGGCGCGCAAATTACCCACTTCCAGAACGGAGAGGTAGTGACGAAAAATAACGAGACAGTCCTCTTCGAGGTCTGTCATCGGAATGGGTACAATTTAAATCCTTTAACGAGGATCTATTGGAGGGCAAGTCTGGTGCCAGCAGCCGCGGTAATTCCAGCTCCAATAGCGTATATTAAAGTTGTTGCGGTTAAAACGCTCGTAGTTGGATCTGCGGCCTCGACGTACGGTCTCCCGAAAGGGTAGTCACTGTCGCGTCAAGCCTAAATTCGAGTTGTCCGTAGGTGCTCTTTATTGAGTGCTTACGGCGACTAGAACGTTTACTTTGAAAAAATTAGAGTGCTTAAAGCAGACGAAATAGTCTGAATAAGGTGCATGGAATAATGGAATAGGACCTCGGTTCTATTTTGTTGGTTTTCGGAGCCTGAGGTAATGATTAAGAGGAACAGACGGGGGCATTCGTATTTCGGCGCTAGAGGTGAAATTCTTGGACCGCCGAAAGACGAACGACTGCGAAAGCATTTGCCAAGAATGTTTTCATTAATCAAGAACGAAAGTTAGAGGTTCGAAGGCGATCAGATACCGCCCTAGTTCTAACCGTAAACGATGACAACCAGCGATTAATCGGCGTTAATATACGACCCGATTAGCAGCTTCCGGGAAACCAAAGTTTTTCGTTTCCGGGGGAAGTATGGTTGCAAAGCTGAAACTTAAAGGAATTGACGGAAGGGCACCACCAGGAGTGGAGCCTGCGGCTTAATTTGACTCAACACGGGAAAACTCACCCGGCCCGGACACTGTAAGGATTGACAGACTGAGAGCTCTTTCTTAATTCAGTGGGTGGTGGTGCATGGCCGTTCTTAGTTGGTGGAGCGATTTGTCTGGTTAATTCCGATAACGAACGAGACTCTGGCCTATTAAATAGACGAGGTATTTAAAAGTATCTCGCGCTTCTTAGAGGGACAAGCGGCGTCTAGTCGCGTGAAAAAGAGCAATAACAGGTCTGTGATGCCCTTAGATGTCCGGGGCTGCACGCGCGCTACACTGAAAGAATCAGCGTGCTATTAACCTAGTCCGGAAGGATTGGGTAACCCGAGTAAATTCTTTCGTGCTTGGGATAGGGAATTGCAATTATTTCCCTTAAACGAGGAATTCCCAGTAAATGCGGGTCATAAGCTCGCGTTGATTACGTCCCTGCCCTTTGTACACACCGCCCGTCGCTACTACCGATTGGATGACTTAGTGAGGTCTTAGGACCGAGGTAGAGGTGCTTTAACGAGTGCTTCTGCTTTGGAAATTTGATCAAACTACGTTATCTAGAGGAAGTAAAAGTCGTAACAAGGTTTCC</text:p>
          </table:table-cell>
          <table:table-cell office:value-type="string" calcext:value-type="string">
            <text:p>d__Eukaryota; p__Nematozoa; c__Enoplea; o__Dorylaimia; f__Dorylaimida; g__Dorylaim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TGCCTTAATACGGTGAAGCCGCGAATAGCTCATTACAACAGCCATCGTTTATTAGAATATCGTTATCTTACTTGGATAACTGTGGCAATTCTAGAGCTAATACATGCGATAAAGCTCTGCCCGCGAGGAAAGAGCGCATTTATTAGAATAAAAACCAATCGAGTTTCGGCTCGTGATTTGGTGAATCTGAATAACTTTGCCAATCGCACAGTCCTAGTACTGGCGATGTATCTTTCAAGTGTCTGCCTTATCAACTTTCGATGGTACGCTATACGCCTACCATGGTAGTAACGGGTAACGGAGAATAAGGGTTCGACTCCGGAGAGGGAGCCTGAGAAACGGCTACCACATCCAAGGAAGGCAGCAGGCGCGCAAATTACCCACTTCCAGAACGGAGAGGTAGTGACGAAAAATAACGAGACAGTCCTCTTCGAGGTCTGTCATCGGAATGGGTACAATTTAAATCCTTTAACGAGGATCTATTGGAGGGCAAGTCTGGTGCCAGCAGCCGCGGTAATTCCAGCTCCAATAGCGTATATTAAAGTTGTTGCGGTTAAAACGCTCGTAGTTGGATCTGCGGCCTCGACGTACGGTCTCCCGAAAGGGTAGTCACTGTCGCGTCAAGCCTAAATTCGAGTTGTCCGTAGGTGCTCTTTATTGAGTGCTTACGGCGACTAGAACGTTTACTTTGAAAAAATTAGAGTGCTTAAAGCAGACGAAATAGTCTGAATAAGGTGCATGGAATAATGGAATAGGACCTCGGTTCTATTTTGTTGGTTTTCGGAGCCTGAGGTAATGATTAAGAGGAACAGACGGGGGCATTCGTATTTCGGCGCTAGAGGTGAAATTCTTGGACCGCCGAAAGACGAACGACTGCGAAAGCATTTGCCAAGAATGTTTTCATTAATCAAGAACGAAAGTTAGAGGTTCGAAGGCGATCAGATACCGCCCTAGTTCTAACCGTAAACGATGACAACCAGCGATTAATCGGCGTTAATATACGACCCGATTAGCAGCTTCCGGGAAACCAAAGTTTTTCGTTTCCGGGGGAAGTATGGTTGCAAAGCTGAAACTTAAAGGAATTGACGGAAGGGCACCACCAGGAGTGGAGCCTGCGGCTTAATTTGACTCAACACGGGAAAACTCACCCGGCCCGGACACTGTAAGGATTGACAGACTGAGAGCTCTTTCTTAATTCAGTGGGTGGTGGTGCATGGCCGTTCTTAGTTGGTGGAGCGATTTGTCTGGTTAATTCCGATAACGAACGAGACTCTGGCCTATTAAATAGACGAGGTATTTAAAAGTATCTCGCGCTTCTTAGAGGGACAAGCGGCGTCTAGTCGCGTGAAAAAGAGCAATAACAGGTCTGTGATGCCCTTAGATGTCCGGGGCTGCACGCGCGCTACACTGAAAGAATCAGCGTGCTATTAACCTAGTCCGGAAGGATTGGGTAACCCGAGTAAATTCTTTCGTGCTTGGGATAGGGAATTGCAATTATTTCCCTTAAACGAGGAATTCCCAGTAAATGCGGGTCATAAGCTCGCGTTGATTACGTCCCTGCCCTTTGTACACACCGCCCGTCGCTACTACCGATTGGATGACTTAGTGAGGTCTTAGGACCGAGGTAGAGGTGCTTTAACGAGTGCTTCTGCTTTGGAAATTTGATCAAACTACGTT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ATCTCAAAGATTAAGCCATGCATGTGTAAGCACATGCCTTAAAACGGTAAAGCCGCGAATGGCTCGGTATAACAGCCACTGTTTATTAAACTCTAGTTATCTACTTGGATAACTGTGGCAATTCTAGAGCTAATACATGCACGCAGGCTCGGACCTTTTGGGAAGAGCGCATTTATTAGACCAAAACCAATCGGGCTTCGGCCTGTGTTTTGGTGACTCTGAATAACTCAGTCGATCGCACAGTCTTAGTACTGGCGACGTATTTTTCAAATGTCTGCCTTATCAACTTTCGATGGTAGGTTATACGCCTACCATGGTTATAACGGGTAACGGAGAATTAGGGTTCGACTCCGGAGAGGGAGCCTGAGAAATGGCTACCACATCCAAGGAAGGCAGCAGGCGCGCAAATTACCCAATCCCAGAACGGGGAGGTAGTGACGAAAAATAACGAGGTAATCCACTTTGTGGCTTGCCATCGGAATGGGCACAATATAAATCTTTTAACGAGGATCTATTAGAGGGCAAGTCTGGTGCCAGCAGCCGCGGTAATTCCAGCTCTAATAGTGTATATTAAAATTGTTGTGGTTAAAACGCCCGTAGTTGGATCTTCGGTCTTGAAGCTCGGTAGCCCGTAAGGGTTTAACTGAGTCTTCTGGCCTCGATTTTAGTTTTCTCCTGATGCTCTTTATTGAGTGTCTTGAGTAGCTAGGAATTTTACTTTGAAAAAATTAGAGTGCTAAAAGCAGGCTATACGCTTGAATAAAGTGCATGGAATAATGGAATACGACTTTAGTCTTATTTTGTTGGTTTTCGAGATTAAAGTAATGATTAAGAGGAACAGCCGGGGGCATTTGTATTGTTGCGTTAGAGGTGAAATTCTTGGATCGCAGCAAGACAAACAACTGCGAAAGCATTTGCCAAGAATGTTTTCATTAATCAAGGACGATAGTTAGAGGTTCGAAGGCGATCAGATACCGCCCTAGTTCTAACCGTAAACGATGCCAACTAGCGATCCGCCGGCGTTAAAATTTGACTCGGCGGGCAGCTTCCGGGAAACCAAAGTTTTGGTTCCGGGGGAAGTATGGTTGCAAAGCTTAAACTTAAAGGAATTGACGGAAGGGCACCACAAGGAGTGGAGCCTGCGGCTTAATTTGACTCAACACGGGAAAACTCACCCGGCCAGGACACAATAAGGATTGACAGATTGATAGCTCTTTCTTGATTTTGTGGGTGGTGGTGCATGGCCGTTCTTAGTTGGTGGAGCGATTTGTCTGGTTAATTCCGATAACGAACGAGACTCTAGCCTATTAAATAGACTGTATATCATTAGTATATCGAGCTTCTTAGAGGGACAGGCAGCTTCTAGCTGCACGAGATTGAGCAATAACAGGTCTGTGATGCCCTTAGATGTCCGGGGCTGCACGCGCGCTACAATGATAATAGCAAAGTGCATTAAAACCTTTTCTGGTAAGAATTGGTAAACACGAAACATTGTCGTGCTTGGAATCGGGGATTGAAATTATTGCCCTTAAACGAGGAATTCCTAGTAAGTGCAGGTCATCAGCTTGTGCTGATTAAGTCCCTGCCCTTTGTACACACCGCCCGTCGCTACTACCGATTGGAAAGTTTAGTGAATTCTTCGGACCGAAGCCGAAGCGATGTAAAAGTCGCTACGGTGTTGGAAAGATGAATGAACCAAATTTTCTAGAGGAAGTAAAAGTCGTAACAAGGTTTCC</text:p>
          </table:table-cell>
          <table:table-cell office:value-type="string" calcext:value-type="string">
            <text:p>d__Eukaryota; p__Nematozoa; c__Enoplea; o__Dorylaimia; f__Mononchida; g__Mononc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TATATGCTTATCTCAAAGATTAAGCCATGCATGTGTAAGCACATGCCTTAAAACGGTAAAGCCGCGAATGGCTCGGTATAACAGCCACTGTTTATTAAACTCTAGTTATCTACTTGGATAACTGTGGCAATTCTAGAGCTAATACATGCACGCAGGCTCGGACCTTTTGGGAAGAGCGCATTTATTAGACCAAAACCAATCGGGCTTCGGCCTGTGTTTTGGTGACTCTGAATAACTCAGTCGATCGCACAGTCTTAGTACTGGCGACGTATTTTTCAAATGTCTGCCTTATCAACTTTCGATGGTAGGTTATACGCCTACCATGGTTATAACGGGTAACGGAGAATTAGGGTTCGACTCCGGAGAGGGAGCCTGAGAAATGGCTACCACATCCAAGGAAGGCAGCAGGCGCGCAAATTACCCAATCCCAGAACGGGGAGGTAGTGACGAAAAATAACGAGGTAATCCACTTTGTGGCTTGCCATCGGAATGGGCACAATATAAATCTTTTAACGAGGATCTATTAGAGGGCAAGTCTGGTGCCAGCAGCCGCGGTAATTCCAGCTCTAATAGTGTATATTAAAATTGTTGTGGTTAAAACGCCCGTAGTTGGATCTTCGGTCTTGAAGCTCGGTAGCCCGTAAGGGTTTAACTGAGTCTTCTGGCCTCGATTTTAGTTTTCTCCTGATGCTCTTTATTGAGTGTCTTGAGTAGCTAGGAATTTTACTTTGAAAAAATTAGAGTGCTAAAAGCAGGCTATACGCTTGAATAAAGTGCATGGAATAATGGAATACGACTTTAGTCTTATTTTGTTGGTTTTCGAGATTAAAGTAATGATTAAGAGGAACAGCCGGGGGCATTTGTATTGTTGCGTTAGAGGTGAAATTCTTGGATCGCAGCAAGACAAACAACTGCGAAAGCATTTGCCAAGAATGTTTTCATTAATCAAGGACGATAGTTAGAGGTTCGAAGGCGATCAGATACCGCCCTAGTTCTAACCGTAAACGATGCCAACTAGCGATCCGCCGGCGTTAAAATTTGACTCGGCGGGCAGCTTCCGGGAAACCAAAGTTTTGGTTCCGGGGGAAGTATGGTTGCAAAGCTTAAACTTAAAGGAATTGACGGAAGGGCACCACAAGGAGTGGAGCCTGCGGCTTAATTTGACTCAACACGGGAAAACTCACCCGGCCAGGACACAATAAGGATTGACAGATTGATAGCTCTTTCTTGATTTTGTGGGTGGTGGTGCATGGCCGTTCTTAGTTGGTGGAGCGATTTGTCTGGTTAATTCCGATAACGAACGAGACTCTAGCCTATTAAATAGACTGTATATCATTAGTATATCGAGCTTCTTAGAGGGACAGGCAGCTTCTAGCTGCACGAGATTGAGCAATAACAGGTCTGTGATGCCCTTAGATGTCCGGGGCTGCACGCGCGCTACAATGATAATAGCAAAGTGCATTAAAACCTTTTCTGGTAAGAATTGGTAAACACGAAACATTGTCGTGCTTGGAATCGGGGATTGAAATTATTGCCCTTAAACGAGGAATTCCTAGTAAGTGCAGGTCATCAGCTTGTGCTGATTAAGTCCCTGCCCTTTGTACACACCGCCCGTCGCTACTACCGATTGGAAAGTTTAGTGAATTCTTCGGACCGAAGCCGAAGCGATGTAAAAGTCGCTACGGTGTTGGAAAGATGAATGAACCAAATTTTCTAGAGGAAGTAAAAGTCGTAACAAGGTTTCC</text:p>
          </table:table-cell>
          <table:table-cell office:value-type="string" calcext:value-type="string">
            <text:p>10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GATATGCTTGTCTCAAAGATTAAGCCATGCATGTCTAAGCACACGCCGATAAATGGCAAAGCCGCGAATGGCTCATTACAACAGCTATAGTTTATTAGATCTTACTTTCCTACTTGGATAACTGTGGTAATTCTAGAGCTAATACATGCCTTGAAGCCGAAACCTTACGGAATCGGCGCATTTATTAGATCAAAACCAATCGGACTTCGGTCCGCTCTTTGGTGAATCTGAATAACTCAGCCGATCGCACGGTCCTCGAACCGGCGACGTATCTTTCAAATGTCTGCCTTATCAACTTTCGATGGTAGTTTATGCGCCTACCATGGTTGTAACGGGTAACGGAGAATAAGGGTTCGATACCGGAGAGGGAGCCTGAGAAACGGCTACCACATCCAAGGAAGGCAGCAGGCACGCAAATTACCCACTCCCGGCACGGTGAGGTAGTGACGAAAAATAACGAGATGATTCTCTCAGAGGCTCATCATCGGAATGAGTACAATTTAAATCCTTTAACGAGGATCAATTGGAGGGCAAGTCTGGTGCCAGCAGCCGCGGTAATTCCAGCTCCAATAGCGTATATTAAAGTTGTTGCGTTTAAAAAGCTCGTAGTTGGATCTGCGGCCTAGGATGGCGGTCCCCCAATGGGTGGTCACTGCTTTTCCTGGCCTAATATCACCGGTTTTCCCTTGAGGCTCTTTACTGAGTCGCTTGGGTGGCTGGTAAATTTACTTTGAAAAAATTAGAGTGCTTAAAGCAGGCGCATGCCTGAATAGTGGTGCATGGAATAATGGAATAGGACCTCGGTTCTATTTTGTTGGTTTTCGGAGCTCGAGGTAATGATTAAGAGGGACAGACGGGGGCATTAGTATTGCGACGTTAGAGGTGAAATTCTTGGATCGTCGCAAGACTAACTACTGCGAAAGCATTTGCCAAGAATGTTTTCATTAATCAAGAACGAAAGTTAGAGGTTCGAAGGCGATCAGATACCGCCCTAGTTCTAACCGTAAACGATGCCAACTAGCGATCTGTGGGGCATTAATTAATGACTCCACAGGAAGCTTCCGGGAAACCAAAGTCTTTGGGTTCCGGGGGAAGTATGGTTGCAAAGCTGAAACTTAAAGGAATTGACGGAAGGGCACCACCAGGAGTGGAGCCTGCGGCTTAATTTGACTCAACGCGGGAAAACTCACCCGGCCCGGACACCGTAAGGATTGACAGATTGATAGCTCTTTCTTGATTCGGTGGGTGGTGGTGCATGGCCGTTCTTAGTTGGTGGAGCGATTTGTCTGGTTAATTCCGATAACGAACGAGACTCTAGCCTACTAAATAGTGGATGAATTTTTAGTTCATCATACTTCTTAGAGGGACAAGGGGTATCTAGCCCCACGAGATTGAGCAATAACAGGTCTGTGATGCCCTTAGATGTCCGGGGCTGCACGCGCGCTACACTGAAGGAGTCAACATGCATTAAAACCTAGTCTGGAAAGACCGGGTAACCCAATGAAACTCCTTCGTGATTGGGATAGGGAATTGTAATTATTTCCCTTGAACGAGGAATTCCTAGTAAATGCGGGTCATCATCTCGCGTTGATTACGTCCCTGCCCTTTGTACACACCGCCCGTCGCTACTACCGATTGGATGTTTCCGTGAAAATTTTGGACCGGCGTCGTAGCAACGCAAGTTGCGTCGACAGTCGGAAAGATATTTGAACGGAAATATTTAGAGGAAGTAAAAGTCGTAACAAGGTTTCC</text:p>
          </table:table-cell>
          <table:table-cell office:value-type="string" calcext:value-type="string">
            <text:p>d__Eukaryota; p__Nematozoa; c__Enoplea; o__Enoplida; f__Enoplida; g__Enoplid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GATATGCTTGTCTCAAAGATTAAGCCATGCATGTCTAAGCACACGCCGATAAATGGCAAAGCCGCGAATGGCTCATTACAACAGCTATAGTTTATTAGATCTTACTTTCCTACTTGGATAACTGTGGTAATTCTAGAGCTAATACATGCCTTGAAGCCGAAACCTTACGGAATCGGCGCATTTATTAGATCAAAACCAATCGGACTTCGGTCCGCTCTTTGGTGAATCTGAATAACTCAGCCGATCGCACGGTCCTCGAACCGGCGACGTATCTTTCAAATGTCTGCCTTATCAACTTTCGATGGTAGTTTATGCGCCTACCATGGTTGTAACGGGTAACGGAGAATAAGGGTTCGATACCGGAGAGGGAGCCTGAGAAACGGCTACCACATCCAAGGAAGGCAGCAGGCACGCAAATTACCCACTCCCGGCACGGTGAGGTAGTGACGAAAAATAACGAGATGATTCTCTCAGAGGCTCATCATCGGAATGAGTACAATTTAAATCCTTTAACGAGGATCAATTGGAGGGCAAGTCTGGTGCCAGCAGCCGCGGTAATTCCAGCTCCAATAGCGTATATTAAAGTTGTTGCGTTTAAAAAGCTCGTAGTTGGATCTGCGGCCTAGGATGGCGGTCCCCCAATGGGTGGTCACTGCTTTTCCTGGCCTAATATCACCGGTTTTCCCTTGAGGCTCTTTACTGAGTCGCTTGGGTGGCTGGTAAATTTACTTTGAAAAAATTAGAGTGCTTAAAGCAGGCGCATGCCTGAATAGTGGTGCATGGAATAATGGAATAGGACCTCGGTTCTATTTTGTTGGTTTTCGGAGCTCGAGGTAATGATTAAGAGGGACAGACGGGGGCATTAGTATTGCGACGTTAGAGGTGAAATTCTTGGATCGTCGCAAGACTAACTACTGCGAAAGCATTTGCCAAGAATGTTTTCATTAATCAAGAACGAAAGTTAGAGGTTCGAAGGCGATCAGATACCGCCCTAGTTCTAACCGTAAACGATGCCAACTAGCGATCTGTGGGGCATTAATTAATGACTCCACAGGAAGCTTCCGGGAAACCAAAGTCTTTGGGTTCCGGGGGAAGTATGGTTGCAAAGCTGAAACTTAAAGGAATTGACGGAAGGGCACCACCAGGAGTGGAGCCTGCGGCTTAATTTGACTCAACGCGGGAAAACTCACCCGGCCCGGACACCGTAAGGATTGACAGATTGATAGCTCTTTCTTGATTCGGTGGGTGGTGGTGCATGGCCGTTCTTAGTTGGTGGAGCGATTTGTCTGGTTAATTCCGATAACGAACGAGACTCTAGCCTACTAAATAGTGGATGAATTTTTAGTTCATCATACTTCTTAGAGGGACAAGGGGTATCTAGCCCCACGAGATTGAGCAATAACAGGTCTGTGATGCCCTTAGATGTCCGGGGCTGCACGCGCGCTACACTGAAGGAGTCAACATGCATTAAAACCTAGTCTGGAAAGACCGGGTAACCCAATGAAACTCCTTCGTGATTGGGATAGGGAATTGTAATTATTTCCCTTGAACGAGGAATTCCTAGTAAATGCGGGTCATCATCTCGCGTTGATTACGTCCCTGCCCTTTGTACACACCGCCCGTCGCTACTACCGATTGGATGTTTCCGTGAAAATTTTGGACCGGCGTCGTAGCAACGCAAGTTGCGTCGACAGTCGGAAAGATATTTGAACGGAAAT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GCCCAAGAATGGTAAAGCCGCGAATGGCTCATTACAACAGCCATAGTTTACTGGATCTTACATTCCTACTTGGATAACTGTGGTAATTCTAGAGCTAATACACGCACGAAAGCTCTGACCTTACGGAAGGAGCGCATTTATTAGAACAAAACCAATCGGACCGCAAGGTCCGCCAATTGGTGAATCTGAATAACTTTGCCGATCGCATGGTCTCGTACCGGCGACGTATCTTTCAAATGTCTGCCTTATCAACTTTAGATGGTAGTTTACACGCCTACCATGGTTGTAACGGGTAACGGAGAATAAGGGTTCGACTCCGGAGAGGGAGCCTGAGAAATGGCTACCACATCCAAGGAAGGCAGCAGGCACGCAAATTACCCACTCCCGGCACGGGGAGGTAGTGACGAAAAATAACGAGGCGGTTCTCTACGAGGCCCGCCATCGGAATGGGTACAATTTAAATCCTTTAACGAGGATCTATTGGAGGGCAAGTCTGGTGCCAGCAGCCGCGGTAATTCCAGCTCCAATAGCGTATATTAAAGTTGTTGCGGTTAAAAAGCTCGTAGTTGGATCTGCGGCCGAGGAGAGCGGTCCCCCGTTGGGTGGTTACTGCTTTTCCTGGCCTAATTCTCCGGTTTTCCCTTGGTGCTCTTCATTGAGTGTCATTGGTGGCCGGAACGTTTACTTTGAAAAAATTAGAGTGCTCAAAGCAGGCGTCTGCCTGAATAGTGGTGCATGGAATAATGAAATAGGATATTGGTTCTGTTTTATTGGTTCGGAGCTAATATAATGATTGAAGGGGACAGACGGGGGCATTCGTATTGCGACGTTAGAGGTGAAATTCTTGGATCGTCGCAAGACGGACTACTGCGAAAGCATTTGCCAAGAATGTTTTCATCAATCAAGAACGAAAGTCTGAGGTTCGAAGGCGATCAGATACCGCCCTAGTTCAGACCGTAAACGATGCCAACTAGCGATCCGTCGGCGTTAATTTATGACTCGACGGGCAGCTTCCGGGAAACCAAAGTTTTTGGGTTCCGGGGGAAGTATGGTTGCAAAGCTGAAACTTAAAGGAATTGACGGAAGGGCACCACCAGGAGTGGAGCCTGCGGCTTAATTTGACTCAACACGGGAAAACTCACCCGGCCCGGACACCGTAAGGATTGACAGATTGAGAGCTCTTTCTTGATTCGGTGGGTGGTGGTGCATGGCCGTTCTTAGTTGGTGGAGCGATTTGTCTGGTTAATTCCGATAACGAACGAGACTCTAGCCTGCTAAATAGGCAGTGGATTATTCGTCCACTGTACTTCTTAGAGGGACAAGCAGCGTCTAGCTGCACGAGATTGAGCAATAACAGGTCTGTGATGCCCTTAGATGTTCGGGGCTGCACGCGCGCTACACTGAAGGAATCAACATGCTTCTCAACCTTGGCCGGAAGGTCTAGGTAACCCGTTGAAACTCCTTCGTGATTGGGATAGGGAATTGCAATTATTTCCCTTGAACGAGGAATTCCCAGTAAGTGCGGGTCATCAGCTCGCGCTGATTACGTCCCTGCCCTTTGTACACACCGCCCGTCGCTACTACCGATTGGAGGTAGAGCAGAGGCCTCGGGATTGATCTCTGGACTGGTTTCCGCTAGCCCAGAGTATTGAGAACTTGGTCTATGCCCTAGCTTTAGAGGAAGTAAAAGTCGTAACAAGGTTTCC</text:p>
          </table:table-cell>
          <table:table-cell office:value-type="string" calcext:value-type="string">
            <text:p>d__Eukaryota; p__Nematozoa; c__Enoplea; o__Triplonchida; f__Triplonchida; g__Triplonc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GCCCAAGAATGGTAAAGCCGCGAATGGCTCATTACAACAGCCATAGTTTACTGGATCTTACATTCCTACTTGGATAACTGTGGTAATTCTAGAGCTAATACACGCACGAAAGCTCTGACCTTACGGAAGGAGCGCATTTATTAGAACAAAACCAATCGGACCGCAAGGTCCGCCAATTGGTGAATCTGAATAACTTTGCCGATCGCATGGTCTCGTACCGGCGACGTATCTTTCAAATGTCTGCCTTATCAACTTTAGATGGTAGTTTACACGCCTACCATGGTTGTAACGGGTAACGGAGAATAAGGGTTCGACTCCGGAGAGGGAGCCTGAGAAATGGCTACCACATCCAAGGAAGGCAGCAGGCACGCAAATTACCCACTCCCGGCACGGGGAGGTAGTGACGAAAAATAACGAGGCGGTTCTCTACGAGGCCCGCCATCGGAATGGGTACAATTTAAATCCTTTAACGAGGATCTATTGGAGGGCAAGTCTGGTGCCAGCAGCCGCGGTAATTCCAGCTCCAATAGCGTATATTAAAGTTGTTGCGGTTAAAAAGCTCGTAGTTGGATCTGCGGCCGAGGAGAGCGGTCCCCCGTTGGGTGGTTACTGCTTTTCCTGGCCTAATTCTCCGGTTTTCCCTTGGTGCTCTTCATTGAGTGTCATTGGTGGCCGGAACGTTTACTTTGAAAAAATTAGAGTGCTCAAAGCAGGCGTCTGCCTGAATAGTGGTGCATGGAATAATGAAATAGGATATTGGTTCTGTTTTATTGGTTCGGAGCTAATATAATGATTGAAGGGGACAGACGGGGGCATTCGTATTGCGACGTTAGAGGTGAAATTCTTGGATCGTCGCAAGACGGACTACTGCGAAAGCATTTGCCAAGAATGTTTTCATCAATCAAGAACGAAAGTCTGAGGTTCGAAGGCGATCAGATACCGCCCTAGTTCAGACCGTAAACGATGCCAACTAGCGATCCGTCGGCGTTAATTTATGACTCGACGGGCAGCTTCCGGGAAACCAAAGTTTTTGGGTTCCGGGGGAAGTATGGTTGCAAAGCTGAAACTTAAAGGAATTGACGGAAGGGCACCACCAGGAGTGGAGCCTGCGGCTTAATTTGACTCAACACGGGAAAACTCACCCGGCCCGGACACCGTAAGGATTGACAGATTGAGAGCTCTTTCTTGATTCGGTGGGTGGTGGTGCATGGCCGTTCTTAGTTGGTGGAGCGATTTGTCTGGTTAATTCCGATAACGAACGAGACTCTAGCCTGCTAAATAGGCAGTGGATTATTCGTCCACTGTACTTCTTAGAGGGACAAGCAGCGTCTAGCTGCACGAGATTGAGCAATAACAGGTCTGTGATGCCCTTAGATGTTCGGGGCTGCACGCGCGCTACACTGAAGGAATCAACATGCTTCTCAACCTTGGCCGGAAGGTCTAGGTAACCCGTTGAAACTCCTTCGTGATTGGGATAGGGAATTGCAATTATTTCCCTTGAACGAGGAATTCCCAGTAAGTGCGGGTCATCAGCTCGCGCTGATTACGTCCCTGCCCTTTGTACACACCGCCCGTCGCTACTACCGATTGGAGGTAGAGCAGAGGCCTCGGGATTGATCTCTGGACTGGTTTCCGCTAGCCCAGAGTATTGAGAACTTGGTCTATGCCCTAGCTTTAGAGGAAGTAAAAGTCGTAACAAGGTTTCC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GCCCTTGAATGGTGAAGCCGCGAATGGCTCATTACAACAGCCATAGTTTATTAGATCTTTACTTTTTACTTGGATAACTGCGGTAATTCTGGAGCTAATACATGCATTAAAGCTCGGACCTTACGGAACGAGCGCATTTGTTAGTGCAAACCAATCGGCCCTTCGGGGTCGTACATTTGGTGAATCTGAATAACTTTGCTGATCGCACGGTCTCGTACCGGCGACAAATCTTTCAAGTGTCTGCCTTATCAACTTTCGATGGTAGTTTACACGCCTACCATGGTTGTAACGGGTAACGGAGAATAAGGGTTCGACTCCGGAGAGGGAGCCTGAGAAACGGCTACCACATCCAAGGAAGGCAGCAGGCGCGCAAATTACCCACTCGCAGTACGCGGAGGTAGTGACGAAAAATAACGAGGCGGTTCTCTACGAGGCCCGCCATCGGAATGGGTACAATTTAAATCCTTTAACGAGGATCTATTGGAGGGCAAGTCTGGTGCCAGCAGCCGCGGTAATTCCAGCTCCAATAGCGTATATTAAAATTGTTGTGGTTAAAAAGCTCGTAGTTGGATCTGCGTCTAGGAGAGCGGTCCCCCGTTGGGCGGCTACTGCTTTTCCGGGACTAATTATTCGGTTTTCCCTTGATGCTCTTCATTGAGTGTCTTGGGTGGCCGGAACGTTTACTTTGAAAAAATTAGAGTGCTCAAAGCAGGCGATTCGCCTGAATATTCGTGCATGGAATAATAAAAGAGGTCACTGCAGCTTTTTTATTGGTTATTGCTGCAATGAAATGATCGACGGGGACAGACGGGGGCATTCGTATTGCGACGTTAGAGGTGAAATTCTTGGATCGTCGCAAGACGAACTACTGCGAAAGCATTTGCCAAGAATGTTTTCATCAATCAAGAACGAAAGTCTGAGGTTCGACAGCGATCAGATACCGCTTTAGTTCAGACCGTAAACGATGCCATCTGACGATCCACCGGCGTTAAATTTGACTCGGTGGGCAGTCTACGGGAAACCTAAGTCAGGTTCCAGGGGAAGTATGGTTGCAAAGCTGAAACTTAAAGGAATTGACGGAAGGGCACCACCAGGAGTGGAGCCTGCGGCTTAATTTGACTCAACACGGGGAAACTCACCCGGCCCGGACACCGTAAGGATTGACAGATTGAGAGCTCTTTCTTGATTCGGTGGGTGGTGGTGCATGGCCGTTCTTAGTTGGTGGAGCGATTTGTCTGGTTAATTCCGATAACGAACGAGACTCTAGCCTACTAAATAGCTGGTTTTTCTTCTTCGAGAACCACGCTTCTTAGAGGGACAAGCGGCGTCTAGCTGCACGAGATTGAGCAATAACAGGTCTGTGATGCCCTTAGATGTTCGGGGCTGCACGCGCGCTACACTGAAGGCATCAACATGCATCTCAACCTACTCCGGAAGGAGCGGGTAACCCGTTGAAACGCCTTCGTGATTGGGATAGGGAATTGCAATTATTTCCCTTGAACGAGGAATTCCCAGTAAGTGCGAGTCATCAGCTCGCGTTGATTACGTCCCTGCCCTTTGTACACACCGCCCGTCGCTACTACCGAGTGAGTGTTTCCTCAAGGAGTTCAGACTGGGCTCTGTGTGGCCGCAAGGCTGCGCAGGTCGCTCTGGAAAGTTCTCCAAGGGGAAATACTTCGAGGAAGTAAAAGTCGTAACAAGGTTTCC</text:p>
          </table:table-cell>
          <table:table-cell office:value-type="string" calcext:value-type="string">
            <text:p>d__Eukaryota; p__Nematozoa; c__Enoplea; o__Triplonchida; f__Triplonchida; g__Triplonch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CACAAGCCCTTGAATGGTGAAGCCGCGAATGGCTCATTACAACAGCCATAGTTTATTAGATCTTTACTTTTTACTTGGATAACTGCGGTAATTCTGGAGCTAATACATGCATTAAAGCTCGGACCTTACGGAACGAGCGCATTTGTTAGTGCAAACCAATCGGCCCTTCGGGGTCGTACATTTGGTGAATCTGAATAACTTTGCTGATCGCACGGTCTCGTACCGGCGACAAATCTTTCAAGTGTCTGCCTTATCAACTTTCGATGGTAGTTTACACGCCTACCATGGTTGTAACGGGTAACGGAGAATAAGGGTTCGACTCCGGAGAGGGAGCCTGAGAAACGGCTACCACATCCAAGGAAGGCAGCAGGCGCGCAAATTACCCACTCGCAGTACGCGGAGGTAGTGACGAAAAATAACGAGGCGGTTCTCTACGAGGCCCGCCATCGGAATGGGTACAATTTAAATCCTTTAACGAGGATCTATTGGAGGGCAAGTCTGGTGCCAGCAGCCGCGGTAATTCCAGCTCCAATAGCGTATATTAAAATTGTTGTGGTTAAAAAGCTCGTAGTTGGATCTGCGTCTAGGAGAGCGGTCCCCCGTTGGGCGGCTACTGCTTTTCCGGGACTAATTATTCGGTTTTCCCTTGATGCTCTTCATTGAGTGTCTTGGGTGGCCGGAACGTTTACTTTGAAAAAATTAGAGTGCTCAAAGCAGGCGATTCGCCTGAATATTCGTGCATGGAATAATAAAAGAGGTCACTGCAGCTTTTTTATTGGTTATTGCTGCAATGAAATGATCGACGGGGACAGACGGGGGCATTCGTATTGCGACGTTAGAGGTGAAATTCTTGGATCGTCGCAAGACGAACTACTGCGAAAGCATTTGCCAAGAATGTTTTCATCAATCAAGAACGAAAGTCTGAGGTTCGACAGCGATCAGATACCGCTTTAGTTCAGACCGTAAACGATGCCATCTGACGATCCACCGGCGTTAAATTTGACTCGGTGGGCAGTCTACGGGAAACCTAAGTCAGGTTCCAGGGGAAGTATGGTTGCAAAGCTGAAACTTAAAGGAATTGACGGAAGGGCACCACCAGGAGTGGAGCCTGCGGCTTAATTTGACTCAACACGGGGAAACTCACCCGGCCCGGACACCGTAAGGATTGACAGATTGAGAGCTCTTTCTTGATTCGGTGGGTGGTGGTGCATGGCCGTTCTTAGTTGGTGGAGCGATTTGTCTGGTTAATTCCGATAACGAACGAGACTCTAGCCTACTAAATAGCTGGTTTTTCTTCTTCGAGAACCACGCTTCTTAGAGGGACAAGCGGCGTCTAGCTGCACGAGATTGAGCAATAACAGGTCTGTGATGCCCTTAGATGTTCGGGGCTGCACGCGCGCTACACTGAAGGCATCAACATGCATCTCAACCTACTCCGGAAGGAGCGGGTAACCCGTTGAAACGCCTTCGTGATTGGGATAGGGAATTGCAATTATTTCCCTTGAACGAGGAATTCCCAGTAAGTGCGAGTCATCAGCTCGCGTTGATTACGTCCCTGCCCTTTGTACACACCGCCCGTCGCTACTACCGAGTGAGTGTTTCCTCAAGGAGTTCAGACTGGGCTCTGTGTGGCCGCAAGGCTGCGCAGGTCGCTCTGGAAAGTTCTCCAAGGGGAAATACTTC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GCCTAAGAATGGTAAAGCCGCGAATGGCTCATTACAACAGCCATAGTTTACTGGATCTTACTTTCCTACTTGGATAACTGTGGTAATTCTAGAGCTAATACACGCATGAAAGCTCTGACCGTTCGGGAGGAGCGCATTTATTAGAACAAAACCAATCGGGCCTTCGGGCCCGCCAGTTGGTGAATCTGAATAACTTTGCAGATCGCACGGTCTCGTACCGGCGACGTATCTTTCAAATGTCTGCCTTATCAACTTTAGATGGTAGTTTACACGCCTACCATGGTTGTAACGGGTAACGGAGAATAAGGGTTCGACTCCGGAGAGGGAGCCTGAGAAATGGCTACCACATCCAAGGAAGGCAGCAGGCACGCAAATTACCCACTCCCGGCACGGGGAGGTAGTGACGAAAAATAACGAGGCGGTTCTCTACGAGGCCCGCCATCGGAATGGGTACAATTTAAATCCTTTAACGAGGATCTATTGGAGGGCAAGTCTGGTGCCAGCAGCCGCGGTAATTCCAGCTCCAATAGCGTATATTAAAGTTGTTGCGGTTAAAAAGCTCGTAGTTGGATCTGCGGCCGAGGAGGGCGGTCCCCCGTTGGGTGGCTACTGCCTTTCCTGGCCTAACTCTCTGGTTTTCCTCTGGTGCTCTTGACTGAGTGCCTCTGGTGGCCAGAACGTTTACTTTGAAAAAATTAGAGTGCTCAAAGCAGGCATACTGCCTGAATAGTGGTGCATGGAATAATGAAATAGGATATTGGTTCTGTTTTATTGGTTCGGAGCTAATATAATGATTGAAGGGGACAGACGGGGGCATTCGTATTGCGACGTTAGAGGTGAAATTCTTGGATCGTCGCAAGACGGACTACTGCGAAAGCATTTGCCAAGAATGTTTTCATCAATCAAGAACGAAAGTCTGAGGTTCGAAGGCGATCAGATACCGCCCTAGTTCAGACCGTAAACGATGCCAACTAGCGATCCGAGGGCGTTAATTTATGACTCCTCGGGAAGCTTCCGGGAAACCAAAGTTTTTGGGTTCCGGGGGAAGTATGGTTGCAAAGCTGAAACTTAAAGGAATTGACGGAAGGGCACCACCAGGAGTGGAGCCTGCGGCTTAATTTGACTCAACACGGGAAAACTCACCCGGCCCGGACACCGTAAGGATTGACAGATTGAGAGCTCTTTCTTGATTCGGTGGGTGGTGGTGCATGGCCGTTCTTAGTTGGTGGAGCGATTTGTCTGGTTAATTCCGATAACGAACGAGACTCTAGCCTGCTAAATAGGCAGCGGATTCTTAGTCCGCTGTACTTCTTAGAGGGACAAGCAGCGTCTAGCTGCACGAGATTGAGCAATAACAGGTCTGTGATGCCCTTAGATGTTCGGGGCTGCACGCGCGCTACACTGAAGGAATCAACATGCTTCTCAACCTTGCCCGGAAGGGCTAGGTAACCCGTTGAAACTCCTTCGTGATTGGGATAGGGAATTGCAATTATTTCCCTTGAACGAGGAATTCCCAGTAAGTGCGGGTCATCAGCTCGCGCTGATTACGTCCCTGCCCTTTGTACACACCGCCCGTCGCTACTACCGATTGGAAGTAGACGAGAGGTCTCGGGATCGATTCCTGGGCTGCCTTCCGGTAGCCCAGGACATTGAGAACTTGATCTATCGCCTAGTTCTAGAGGAAGTAAAAGTCGTAACAAGGTTTCC</text:p>
          </table:table-cell>
          <table:table-cell office:value-type="string" calcext:value-type="string">
            <text:p>d__Eukaryota; p__Nematozoa; c__Enoplea; o__Triplonchida; f__Triplonchida; g__Triplonchid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TAAGCACAAGCCTAAGAATGGTAAAGCCGCGAATGGCTCATTACAACAGCCATAGTTTACTGGATCTTACTTTCCTACTTGGATAACTGTGGTAATTCTAGAGCTAATACACGCATGAAAGCTCTGACCGTTCGGGAGGAGCGCATTTATTAGAACAAAACCAATCGGGCCTTCGGGCCCGCCAGTTGGTGAATCTGAATAACTTTGCAGATCGCACGGTCTCGTACCGGCGACGTATCTTTCAAATGTCTGCCTTATCAACTTTAGATGGTAGTTTACACGCCTACCATGGTTGTAACGGGTAACGGAGAATAAGGGTTCGACTCCGGAGAGGGAGCCTGAGAAATGGCTACCACATCCAAGGAAGGCAGCAGGCACGCAAATTACCCACTCCCGGCACGGGGAGGTAGTGACGAAAAATAACGAGGCGGTTCTCTACGAGGCCCGCCATCGGAATGGGTACAATTTAAATCCTTTAACGAGGATCTATTGGAGGGCAAGTCTGGTGCCAGCAGCCGCGGTAATTCCAGCTCCAATAGCGTATATTAAAGTTGTTGCGGTTAAAAAGCTCGTAGTTGGATCTGCGGCCGAGGAGGGCGGTCCCCCGTTGGGTGGCTACTGCCTTTCCTGGCCTAACTCTCTGGTTTTCCTCTGGTGCTCTTGACTGAGTGCCTCTGGTGGCCAGAACGTTTACTTTGAAAAAATTAGAGTGCTCAAAGCAGGCATACTGCCTGAATAGTGGTGCATGGAATAATGAAATAGGATATTGGTTCTGTTTTATTGGTTCGGAGCTAATATAATGATTGAAGGGGACAGACGGGGGCATTCGTATTGCGACGTTAGAGGTGAAATTCTTGGATCGTCGCAAGACGGACTACTGCGAAAGCATTTGCCAAGAATGTTTTCATCAATCAAGAACGAAAGTCTGAGGTTCGAAGGCGATCAGATACCGCCCTAGTTCAGACCGTAAACGATGCCAACTAGCGATCCGAGGGCGTTAATTTATGACTCCTCGGGAAGCTTCCGGGAAACCAAAGTTTTTGGGTTCCGGGGGAAGTATGGTTGCAAAGCTGAAACTTAAAGGAATTGACGGAAGGGCACCACCAGGAGTGGAGCCTGCGGCTTAATTTGACTCAACACGGGAAAACTCACCCGGCCCGGACACCGTAAGGATTGACAGATTGAGAGCTCTTTCTTGATTCGGTGGGTGGTGGTGCATGGCCGTTCTTAGTTGGTGGAGCGATTTGTCTGGTTAATTCCGATAACGAACGAGACTCTAGCCTGCTAAATAGGCAGCGGATTCTTAGTCCGCTGTACTTCTTAGAGGGACAAGCAGCGTCTAGCTGCACGAGATTGAGCAATAACAGGTCTGTGATGCCCTTAGATGTTCGGGGCTGCACGCGCGCTACACTGAAGGAATCAACATGCTTCTCAACCTTGCCCGGAAGGGCTAGGTAACCCGTTGAAACTCCTTCGTGATTGGGATAGGGAATTGCAATTATTTCCCTTGAACGAGGAATTCCCAGTAAGTGCGGGTCATCAGCTCGCGCTGATTACGTCCCTGCCCTTTGTACACACCGCCCGTCGCTACTACCGATTGGAAGTAGACGAGAGGTCTCGGGATCGATTCCTGGGCTGCCTTCCGGTAGCCCAGGACATTGAGAACTTGATCTATCGCCTAGTTCTAGAGGAAGTAAAAGTCGTAACAAGGTTTCC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CACAAGCCTAAGTATGGTAAAGCCGCGAATGGCTCATTACAACAGCCACTGTTTACTAGACCATTTTATCCTACTTGGATAACTGTGGTAATTCTAGAGCTAATACATGCACCAAAGCTCAGACCGTAAGGAATGAGCGCATTTATTAGAACAAAACCAATCGGGCCGAAAGGCCTGCCAATTGGTGAATCTGAATAACTGAGATGATCGCACGGTCTCGTACCGGCGACGAGTCTTTCAAATGTCTGCCTTATCAACTTTAGATGGTAGTTTACATGCCTACCATGGTTGTAACGGGTAACGGAGAATAAGGGTTCGTCTCCGGAGAGGGAGCCTGAGAAATGGCTACCACATCCAAGGAAGGCAGCAGGCACGCAAATTACCCACTCCCAGCACGGGGAGGTAGTGACGAAAAATAACGAGGCGGTTCTCTACGAGGCCCGCCATCGGAATGGGTACAATTTAAATCCTTTAACGAGGATCAATTGGAGGGCAAGTCTGGTGCCAGCAGCCGCGGTAATTCCAGCTCCAATAGCGTATATTAAAGTTGTTGCGGTTAAAAAGCTCGTAGTTGGATCTGCGGCCGAGGAAGGCGGTCCCCCGTTGGGCGGATACTGCTTTGCCTGGCCTAATTCACCGGTTTTCCTTTGGTGCTCTTAACTGAGTGCCACTGGTGGCTGGTACGTTTACTTTGAAAAAATTAGAGTGCTCAAAGCAGGCATATTGCCTGAATAGTGGTGCATGGAATAATGAAATAAGATACTGGTTCTGTTTTATTGGTTCGGAGCTGATATAATGATTGAAGGGGACAGACGGGGGCATTCGTATTGCGACGTTAGAGGTGAAATTCTTGGATCGTCGCAAGACGGACTACTGCGAAAGCATTTGCCAAGAATGTTTTCATCAATCAAGAACGAAAGTCTGAGGTTCGAAGGCGATCAGATACCGCCCTAGTTCAGACCGTAAACGATGCCAACTTGCGATCCGTAGGCGTTAATTTATGACTCTACGGGAAGCATCCGGGAAACCAAAGTTTTTGGGTTCCGGGGGAAGTATGGTTGCAAAGCTGAAACTTAAAGGAATTGACGGAAGGGCACCACCAGGAGTGGAGCCTGCGGCTTAATTTGACTCAACACGGGAAAACTCACCCGGCCCGGACACCGTAAGGATTGACAGATTGATAGCTCTTTCTTGATTCGGTGGGTGGTGGTGCATGGCCGTTCTTAGTTGGTGGAGCGATTTGTCTGGTTAATTCCGATAACGAACGAGACTCTAGCCTGCTAAATAGGCAGCGGATTATTTGTCCGCTGTACTTCTTAGAGGGACAAGCAGCTTCTAGCTGCACGAGATTGAGCAATAACAGGTCTGTGATGCCCTTAGATGTCCGGGGCTGCACGCGCGCTACACTGAAGGAATCAACATGCTTCTCTACCTTACCCGAAAGGGTTAGGTAACCCGTTGAAACTCCTTCGTGATTGGGATAGGGAATTGCAATTATTTCCCTTGAACGAGGAATTCCCAGTAAGTGCGGGTCATCAGCTCGCGCTGATTACGTCCCTGCCCTTTGTACACACCGCCCGTCGCTACTACCGATTGGAGGTCGACGAGAAGTGTCGGGATCGGTCTCTGGGCTGCTTTCAGTAGCCCAGAGTACTGAGAACTTCATTTATCGCTGAGCTCTAGAGGAAGTAAAAGTCGTAACAAGGTTTCC</text:p>
          </table:table-cell>
          <table:table-cell office:value-type="string" calcext:value-type="string">
            <text:p>d__Eukaryota; p__Nematozoa; c__Enoplea; o__Triplonchida; f__Triplonchida; g__Triplonchid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TGTCTAAGCACAAGCCTAAGTATGGTAAAGCCGCGAATGGCTCATTACAACAGCCACTGTTTACTAGACCATTTTATCCTACTTGGATAACTGTGGTAATTCTAGAGCTAATACATGCACCAAAGCTCAGACCGTAAGGAATGAGCGCATTTATTAGAACAAAACCAATCGGGCCGAAAGGCCTGCCAATTGGTGAATCTGAATAACTGAGATGATCGCACGGTCTCGTACCGGCGACGAGTCTTTCAAATGTCTGCCTTATCAACTTTAGATGGTAGTTTACATGCCTACCATGGTTGTAACGGGTAACGGAGAATAAGGGTTCGTCTCCGGAGAGGGAGCCTGAGAAATGGCTACCACATCCAAGGAAGGCAGCAGGCACGCAAATTACCCACTCCCAGCACGGGGAGGTAGTGACGAAAAATAACGAGGCGGTTCTCTACGAGGCCCGCCATCGGAATGGGTACAATTTAAATCCTTTAACGAGGATCAATTGGAGGGCAAGTCTGGTGCCAGCAGCCGCGGTAATTCCAGCTCCAATAGCGTATATTAAAGTTGTTGCGGTTAAAAAGCTCGTAGTTGGATCTGCGGCCGAGGAAGGCGGTCCCCCGTTGGGCGGATACTGCTTTGCCTGGCCTAATTCACCGGTTTTCCTTTGGTGCTCTTAACTGAGTGCCACTGGTGGCTGGTACGTTTACTTTGAAAAAATTAGAGTGCTCAAAGCAGGCATATTGCCTGAATAGTGGTGCATGGAATAATGAAATAAGATACTGGTTCTGTTTTATTGGTTCGGAGCTGATATAATGATTGAAGGGGACAGACGGGGGCATTCGTATTGCGACGTTAGAGGTGAAATTCTTGGATCGTCGCAAGACGGACTACTGCGAAAGCATTTGCCAAGAATGTTTTCATCAATCAAGAACGAAAGTCTGAGGTTCGAAGGCGATCAGATACCGCCCTAGTTCAGACCGTAAACGATGCCAACTTGCGATCCGTAGGCGTTAATTTATGACTCTACGGGAAGCATCCGGGAAACCAAAGTTTTTGGGTTCCGGGGGAAGTATGGTTGCAAAGCTGAAACTTAAAGGAATTGACGGAAGGGCACCACCAGGAGTGGAGCCTGCGGCTTAATTTGACTCAACACGGGAAAACTCACCCGGCCCGGACACCGTAAGGATTGACAGATTGATAGCTCTTTCTTGATTCGGTGGGTGGTGGTGCATGGCCGTTCTTAGTTGGTGGAGCGATTTGTCTGGTTAATTCCGATAACGAACGAGACTCTAGCCTGCTAAATAGGCAGCGGATTATTTGTCCGCTGTACTTCTTAGAGGGACAAGCAGCTTCTAGCTGCACGAGATTGAGCAATAACAGGTCTGTGATGCCCTTAGATGTCCGGGGCTGCACGCGCGCTACACTGAAGGAATCAACATGCTTCTCTACCTTACCCGAAAGGGTTAGGTAACCCGTTGAAACTCCTTCGTGATTGGGATAGGGAATTGCAATTATTTCCCTTGAACGAGGAATTCCCAGTAAGTGCGGGTCATCAGCTCGCGCTGATTACGTCCCTGCCCTTTGTACACACCGCCCGTCGCTACTACCGATTGGAGGTCGACGAGAAGTGTCGGGATCGGTCTCTGGGCTGCTTTCAGTAGCCCAGAGTACTGAGAACTTCATTTATCGCTGAGCTC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ATCTATACGTGAAACTGCGAATGGCTCATTATATCAGTTATAGTTTATTTGATGGTTCTTGCTACTTGGATAACCGTAGTAATTCTAGAGCTAATACATGCGTCAAACCCCGACTTCTGGGAGGGGTGTATTTATTAGATGGAAACCAATGCGGGGCAACCCGGTATATGGTGATTCATAATAACTTTCGGATCGATCGTAAGATCGATGCATCATTCAAGTTTCTGCCCTATCAGCTTTGGATGGTAGGGTATTGGCCTACCATGGCTTTAACGGGTAACGGAGAATTAGGGTTCGATTCCGGAGAGGGAGCCTGAGAAATGGCTACCACATCCAAGGAAGGCAGCAGGCGCGTAAATTACCCAATCCTGACACAGGGAGGTAGTGACAATAAATAACAATGCCGGGCTTTTATAAGTCTGGCAATTGGAATGAGAACAATTTAAATCCCTTATCGAGGATCAATTGGAGGGCAAGTCTGGTGCCAGCAGCCGCGGTAATTCCAGCTCCAATAGCGTATACTAAAGTTGTTGCAGTTAAAAAGCTCGTAGTTGAATTTCTGGACGCAGACATCGGTCTGCCTCGAACGAGGTACGTACCAGGTGTCAGCATCCATCCTCGGGGAAAACGTATCTGCCATTCATTTGGTGGGTACGGTGTCCTCGTCATTTACTGTGAGCAAAATAGAGTGTTCAAAGCAGGCTTATGCCGTTGAATACATTAGCATGGAATAATAAGATAGGACCTTGGTCTATTTTGTTGGTTTGTACTCCAAGGTAATGATTAATAGGGATAGTTGGGGGTATTCGTATTCAATTGTCAGAGGTGAAATTCTTGGATTTATGGAAGACGAACTACTGCGAAAGCATTTACCAAGGATGTTTTCATTAATCAAGAACGAAAGTTAGGGGATCGAAGATGATTAGATACCATCGTAGTCTTAACCATAAACTATGCCGACTAGGGATTGGTGGACGTTTGTAAT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TTGCTAATGCTTAGCATTGGTCTTGGCTTCTTAGAGGGACTTTCGGTGACTAACCGAAGGAAGTTGGGGGCAATAACAGGTCTGTGATGCCCTTAGATGTCCTGGGCCGCACGCGCGCTACACTGACACATGCAACGAGTCTTCCTTGTCCGAAAGGTCTGGGTAATCTTGTAAATATGTGTCGTGATAGGGATAGATTATTGCAATTATTAATCTTGAACGAGGAATTCCTAGTAAATGCGAGTCATCAGCTCGCGTTGATTACGTCCCTGCCCTTTGTACACACCGCCCGTCGCACCTACCGATTGAATGATTCGGTGAAACTTTCGGACCGCGATTGAGACGCTCTCGGGCGACTCGATTACGGGAAGTTATTTAAACCTCATCATT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AAATCTATACGTGAAACTGCGAATGGCTCATTATATCAGTTATAGTTTATTTGATGGTTCTTGCTACTTGGATAACCGTAGTAATTCTAGAGCTAATACATGCGTCAAACCCCGACTTCTGGGAGGGGTGTATTTATTAGATGGAAACCAATGCGGGGCAACCCGGTATATGGTGATTCATAATAACTTTCGGATCGATCGTAAGATCGATGCATCATTCAAGTTTCTGCCCTATCAGCTTTGGATGGTAGGGTATTGGCCTACCATGGCTTTAACGGGTAACGGAGAATTAGGGTTCGATTCCGGAGAGGGAGCCTGAGAAATGGCTACCACATCCAAGGAAGGCAGCAGGCGCGTAAATTACCCAATCCTGACACAGGGAGGTAGTGACAATAAATAACAATGCCGGGCTTTTATAAGTCTGGCAATTGGAATGAGAACAATTTAAATCCCTTATCGAGGATCAATTGGAGGGCAAGTCTGGTGCCAGCAGCCGCGGTAATTCCAGCTCCAATAGCGTATACTAAAGTTGTTGCAGTTAAAAAGCTCGTAGTTGAATTTCTGGACGCAGACATCGGTCTGCCTCGAACGAGGTACGTACCAGGTGTCAGCATCCATCCTCGGGGAAAACGTATCTGCCATTCATTTGGTGGGTACGGTGTCCTCGTCATTTACTGTGAGCAAAATAGAGTGTTCAAAGCAGGCTTATGCCGTTGAATACATTAGCATGGAATAATAAGATAGGACCTTGGTCTATTTTGTTGGTTTGTACTCCAAGGTAATGATTAATAGGGATAGTTGGGGGTATTCGTATTCAATTGTCAGAGGTGAAATTCTTGGATTTATGGAAGACGAACTACTGCGAAAGCATTTACCAAGGATGTTTTCATTAATCAAGAACGAAAGTTAGGGGATCGAAGATGATTAGATACCATCGTAGTCTTAACCATAAACTATGCCGACTAGGGATTGGTGGACGTTTGTAAT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TTGCTAATGCTTAGCATTGGTCTTGGCTTCTTAGAGGGACTTTCGGTGACTAACCGAAGGAAGTTGGGGGCAATAACAGGTCTGTGATGCCCTTAGATGTCCTGGGCCGCACGCGCGCTACACTGACACATGCAACGAGTCTTCCTTGTCCGAAAGGTCTGGGTAATCTTGTAAATATGTGTCGTGATAGGGATAGATTATTGCAATTATTAATCTTGAACGAGGAATTCCTAGTAAATGCGAGTCATCAGCTCGCGTTGATTACGTCCCTGCCCTTTGTACACACCGCCCGTCGCACCTACCGATTGAATGATTCGGTGAAACTTTCGGACCGCGATTGAGACGCTCTCGGGCGACTCGATTACGGGAAGTTATTTAAACCTCAT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ATCTATACTGTGAAACTGCGAATGGCTCATTATATCAGTTATAGTTTATTTGATGGTCCTTGCTACTTGGATAACCGTAGTAATTCTAGAGCTAATACATGCATCAGACCCCGACTGTTTGGAAGGGGTGTATTTATTAGATGGAAACCAATGCGGGGTAACCCGGATTCAGGTGATTCATAATAACTTTCGGATCGATCGCAAGATCGATGCATCATTCAAGTTTCTGCCCTATCAGCTTTGGATGGTAGTGTATTGGACTACCATGGCTTTAACGGGTAACGGAGAATTAGGGTTCGATTCCGGAGAGGGAGCCTGAGAAATGGCTACCACATCCAAGGAAGGCAGCAGGCGCGTAAATTACCCAATCCTGACACAGGGAGGTAGTGACAATAAATAACAATGCTGGGCTTTTTTAAGTCTGGCAATTGGAATGAGAACAATTTAAATCCCTTATCGAGGATCAATTGGAGGGCAAGTCTGGTGCCAGCAGCCGCGGTAATTCCAGCTCCAATAGCGTATACTAAAGTTGTTGCAGTTAAAAAGCTCGTAGTTGAATTTCTGGTCGTGGCAGTCGGTCCGCCCCTCGCGGGGTGTGCACCTGGCTTCTGCAGCCATCCTCGCGGAGAGCACGTCTGACATTCATTTGTCAGGCGTGGGATCCGCGTCATTTACTGTGAGCAAAATAGAGTGTTCAAAGCAGGCTTAGGCCGTTGAATACATTAGCATGGAATAATAAGATAGGACCTTGGTCTATTTTGTTGGTTTGTACTCCAAGGTAATGATTAATAGGGATAGTTGGGGGTATTCGTATTCAATTGTCAGAGGTGAAATTCTTGGATTTATGGAAGACGAACTACTGCGAAAGCATTTACCAAGGATGTTTTCATTAATCAAGAACGAAAGTTAGGGGATCGAAGATGATTAGATACCATCGTAGTCTTAACCATAAACTATGCCGACTAGGGATTGGTTGATGTTTTTTACGACTCA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TGTGCGAATGCTTAGCATTGGCGTCAGCTTCTTAGAGGGACTTTTGGTGACTAACCAAAGGAAGTTGGGGGCAATAACAGGTCTGTGATGCCCTTAGATGTCCTGGGCCGCACGCGCGCTACACTGACACACGCAACGAGTCTTCCTTGGCCGAAAGGTCCGGGTAATCTTTGAAATGTGTGTCGTGATAGGGATAGATTATTGCAATTATTAATCTTGAACGAGGAATTCCTAGTAAATGCGAGTCATCAGCTCGCGTTGATTACGTCCCTGCCCTTTGTACACACCGCCCGTCGCACCTACCGATTGAATGATTCGGTGAAACTTTCGGACCGTGGCATCGTCGTTTCGGCGACTTTGTTGTGGAAAGTTATTTAAACCTCATCATT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AAATCTATACTGTGAAACTGCGAATGGCTCATTATATCAGTTATAGTTTATTTGATGGTCCTTGCTACTTGGATAACCGTAGTAATTCTAGAGCTAATACATGCATCAGACCCCGACTGTTTGGAAGGGGTGTATTTATTAGATGGAAACCAATGCGGGGTAACCCGGATTCAGGTGATTCATAATAACTTTCGGATCGATCGCAAGATCGATGCATCATTCAAGTTTCTGCCCTATCAGCTTTGGATGGTAGTGTATTGGACTACCATGGCTTTAACGGGTAACGGAGAATTAGGGTTCGATTCCGGAGAGGGAGCCTGAGAAATGGCTACCACATCCAAGGAAGGCAGCAGGCGCGTAAATTACCCAATCCTGACACAGGGAGGTAGTGACAATAAATAACAATGCTGGGCTTTTTTAAGTCTGGCAATTGGAATGAGAACAATTTAAATCCCTTATCGAGGATCAATTGGAGGGCAAGTCTGGTGCCAGCAGCCGCGGTAATTCCAGCTCCAATAGCGTATACTAAAGTTGTTGCAGTTAAAAAGCTCGTAGTTGAATTTCTGGTCGTGGCAGTCGGTCCGCCCCTCGCGGGGTGTGCACCTGGCTTCTGCAGCCATCCTCGCGGAGAGCACGTCTGACATTCATTTGTCAGGCGTGGGATCCGCGTCATTTACTGTGAGCAAAATAGAGTGTTCAAAGCAGGCTTAGGCCGTTGAATACATTAGCATGGAATAATAAGATAGGACCTTGGTCTATTTTGTTGGTTTGTACTCCAAGGTAATGATTAATAGGGATAGTTGGGGGTATTCGTATTCAATTGTCAGAGGTGAAATTCTTGGATTTATGGAAGACGAACTACTGCGAAAGCATTTACCAAGGATGTTTTCATTAATCAAGAACGAAAGTTAGGGGATCGAAGATGATTAGATACCATCGTAGTCTTAACCATAAACTATGCCGACTAGGGATTGGTTGATGTTTTTTACGACTCA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TGTGCGAATGCTTAGCATTGGCGTCAGCTTCTTAGAGGGACTTTTGGTGACTAACCAAAGGAAGTTGGGGGCAATAACAGGTCTGTGATGCCCTTAGATGTCCTGGGCCGCACGCGCGCTACACTGACACACGCAACGAGTCTTCCTTGGCCGAAAGGTCCGGGTAATCTTTGAAATGTGTGTCGTGATAGGGATAGATTATTGCAATTATTAATCTTGAACGAGGAATTCCTAGTAAATGCGAGTCATCAGCTCGCGTTGATTACGTCCCTGCCCTTTGTACACACCGCCCGTCGCACCTACCGATTGAATGATTCGGTGAAACTTTCGGACCGTGGCATCGTCGTTTCGGCGACTTTGTTGTGGAAAGTTATTTAAACCTCAT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ATCTATACTGTGAAACTGCGAATGGCTCATTATATCAGTTATAGTTTATTTGATGGTTCTTGCTACTTGGATAACCGTAGTAATTCTAGAGCTAATACATGCATCAAGCCTCGACTATTTGGAAGAGGTGTATTTATTAGATGGAAACCAATGCGGGGCAACCCGGAATATGGTGATTCATAATAACTTTCGGATCGATTTTTAATCGATGCATCATTCAAGTTTCTGCCCTATCAGCTTTGGATGGTAGGGTATTGGCCTACCATGGCTTTAACGGGTAACGGAGAATTAGGGTTCGATTCCGGAGAGGGAGCCTGAGAAATGGCTACCACATCCAAGGAAGGCAGCAGGCGCGTAAATTACCCAATCCTGACACAGGGAGGTAGTGACAATAAATAACAATGCCGGGCTTTTTTAAGTCTGGCAATTGGAATGAGAACAATTTAAATCCCTTATCGAGGATCAATTGGAGGGCAAGTCTGGTGCCAGCAGCCGCGGTAATTCCAGCTCCAATAGCGTATACTAAAGTTGTTGCAGTTAAAAAGCTCGTAGTTGAATTTCTGAGCATGGCAGTCGGTCCGCTCTTAACCGGGTGTGTACTTTTGACTTGACCTGTTCATCCTCGGGGAGAGCATATCTGGTATTCATTTATCGGGTATGGGATCCCCGTCCTTTACTGTGAGCAAAATAGAGTGTTCAAAGCAGGCTTAGGCCGTTGAATACATTAGCATGGAATAATAAGATAAGACCTTGGTCTATTTTGTTGGTTTATGTTCCAAGGTAATGATTAATAGGGACAGTTGGGGGTATTCGTATTCAATTGTCAGAGGTGAAATTCTTGGATTTATGGAAGACGAACTACTGCGAAAGCATTTACCAAGGATGTTTTCATTAATCAAGAACGAAAGTTAGGGGATCGAAGATGATTAGATACCATCGTAGTCTTAACCATAAACTATGCCGACTAGGGATTGGTGGACGTTTGTTACGACTCCATCAGCACCTTATGAGAAATCAAAGTCTTTGGGTTCCGGGGGGAGTATGGTCGCAAGGCTGAAACTTAAAGAAATTGACGGAAGGGCACCACCAGGAGTGGAGCCTGCGGCTTAATTTGACTCAACACGGGAAAACTTACCAGGTCCAGACATAGTGAGGATTGACAGATTGAGAGCTCTTTCTTGATTCTATGGGTGGTGGTGCATGGCCGTTCTTAGTTGGTGGAGTGATTTGTCTGGTTAATTCCGTTAACGAACGAGACACCCGCCTGCTAAATAGTTGGACGAATGCTTAGCATTGGTCTCAGCTTCTTAGAGGGACTTTCGGTGACTAATCGAAGGAAGTTGGGTGCAATAACAGGTCTGTGATGCCCTTAGATGTTCTGGGCCGCACGCGCGCTACAATGATACACACAACGAGTTCTCCTTGTCCGAAAGGTCCGGGTAATCTTTATCAATGTGTATCGTAATTGGGATAGATTTTTGCAATTCTGAATCTTGAACGAGGAATTCCTAGTAAATGCGGGTCATCAGCCCGCGTTGATTACGTCCCTGCCCTTTGTACACACCGCCCGTCGCACCTACCGATTGAATGGTTCGGTGAAAACTTCGGACCGCAGGTTGGACGCTTTCGGGCGACCGATTTGTGGAAAGTTGTTTAAACCTCATCATT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AAATCTATACTGTGAAACTGCGAATGGCTCATTATATCAGTTATAGTTTATTTGATGGTTCTTGCTACTTGGATAACCGTAGTAATTCTAGAGCTAATACATGCATCAAGCCTCGACTATTTGGAAGAGGTGTATTTATTAGATGGAAACCAATGCGGGGCAACCCGGAATATGGTGATTCATAATAACTTTCGGATCGATTTTTAATCGATGCATCATTCAAGTTTCTGCCCTATCAGCTTTGGATGGTAGGGTATTGGCCTACCATGGCTTTAACGGGTAACGGAGAATTAGGGTTCGATTCCGGAGAGGGAGCCTGAGAAATGGCTACCACATCCAAGGAAGGCAGCAGGCGCGTAAATTACCCAATCCTGACACAGGGAGGTAGTGACAATAAATAACAATGCCGGGCTTTTTTAAGTCTGGCAATTGGAATGAGAACAATTTAAATCCCTTATCGAGGATCAATTGGAGGGCAAGTCTGGTGCCAGCAGCCGCGGTAATTCCAGCTCCAATAGCGTATACTAAAGTTGTTGCAGTTAAAAAGCTCGTAGTTGAATTTCTGAGCATGGCAGTCGGTCCGCTCTTAACCGGGTGTGTACTTTTGACTTGACCTGTTCATCCTCGGGGAGAGCATATCTGGTATTCATTTATCGGGTATGGGATCCCCGTCCTTTACTGTGAGCAAAATAGAGTGTTCAAAGCAGGCTTAGGCCGTTGAATACATTAGCATGGAATAATAAGATAAGACCTTGGTCTATTTTGTTGGTTTATGTTCCAAGGTAATGATTAATAGGGACAGTTGGGGGTATTCGTATTCAATTGTCAGAGGTGAAATTCTTGGATTTATGGAAGACGAACTACTGCGAAAGCATTTACCAAGGATGTTTTCATTAATCAAGAACGAAAGTTAGGGGATCGAAGATGATTAGATACCATCGTAGTCTTAACCATAAACTATGCCGACTAGGGATTGGTGGACGTTTGTTACGACTCCATCAGCACCTTATGAGAAATCAAAGTCTTTGGGTTCCGGGGGGAGTATGGTCGCAAGGCTGAAACTTAAAGAAATTGACGGAAGGGCACCACCAGGAGTGGAGCCTGCGGCTTAATTTGACTCAACACGGGAAAACTTACCAGGTCCAGACATAGTGAGGATTGACAGATTGAGAGCTCTTTCTTGATTCTATGGGTGGTGGTGCATGGCCGTTCTTAGTTGGTGGAGTGATTTGTCTGGTTAATTCCGTTAACGAACGAGACACCCGCCTGCTAAATAGTTGGACGAATGCTTAGCATTGGTCTCAGCTTCTTAGAGGGACTTTCGGTGACTAATCGAAGGAAGTTGGGTGCAATAACAGGTCTGTGATGCCCTTAGATGTTCTGGGCCGCACGCGCGCTACAATGATACACACAACGAGTTCTCCTTGTCCGAAAGGTCCGGGTAATCTTTATCAATGTGTATCGTAATTGGGATAGATTTTTGCAATTCTGAATCTTGAACGAGGAATTCCTAGTAAATGCGGGTCATCAGCCCGCGTTGATTACGTCCCTGCCCTTTGTACACACCGCCCGTCGCACCTACCGATTGAATGGTTCGGTGAAAACTTCGGACCGCAGGTTGGACGCTTTCGGGCGACCGATTTGTGGAAAGTTGTTTAAACCTCATCATTTAGAGGAAGGTGAAGTCGTAACAAGGTTTC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CTTTATACGTGAAACTGCGAATGGCTCATTATATCAGTTATAGTTTATTTGATGGTCATTGCTACTTGGATAACCGTAGTAATTCTAGAGCTAATACATGCATAAAGCCCTGACTTCTGGAAAGGGTGTACTTATTAGATGGAAACCAATGCGGGGCAACCCGGATTCTGGTGATTCATAATAATTTTCGGATCGATCGTATGATCGATGCATCATTCAAGTTTCTGCCCTATCAGCTTTGGATGGTAGGGTATTGGCCTACCATGGCATTAACGGGTAACGGAGAATTAGGGTTCGATTCCGGAGAGGGAGCCTGAGAAATGGCTACCACATCCAAGGAAGGCAGCAGGCGCGTAAATTACCCAATCCTGACACAGGGAGGTAGTGACAATAAATAACAATGTCGGGCTATTTATAGTCTGACAATTGGAATGAGAACAATTTAAATCCCTTATCGAGGATCAATTGGAGGGCAAGTCTGGTGCCAGCAGCCGCGGTAATTCCAGCTCCAATAGCGTATACTAAAGTTGTTGCAGTTAAAAAGCTCGTAGTTGAATTTCTGGTCTCGGGACTCGGTCAGGCCCAAGGGTCGATATCGTGGACTGGGACCATCCTCGAGGAGAACATATCTGTCATTGAGTTGATGGGTATGGGACCCTCGTCATTTACTGTGAGCAAAATAGAGTGTTCAAAGCAGGCTTACGCCGTTGAATACATTAGCATGGAATAATAAGATAGGACCTTGGTCTATTTTGTTGGTTATACTCCAAGGTAATGATTAATAGGGACAGTTGGGGGTATTCGTATTCAATTGTCAGAGGTGAAATTCTTGGATTTATGGAAGACGAACTACTGCGAAAGCATTTACCAAGGATGTTTTCATTAATCAAGAACGAAAGTTAGGGGATCGAAGATGATTAGATACCATCGTAGTCTTAACCATAAACTATGCCGACTAGGGATTGGTGGGTGTTATTAG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CTAGTCGCATCAATGCCTAGCATTGGCGTGTACTTCTTAGAGGGACTTTCGGTGATTAATCGAAGGAAGTTGGGGGCAATAACAGGTCTGTGATGCCCTTAGATGTCCTGGGCCGCACGCGCGCTACACTGACAGTCGCAACGAGTTTTCCTAGTCCGAAAGGTCTGGGTAATCTTTTAAATGACTGTCGTGATAGGGATAGATTATTGCAATTATTAATCTTGAACGAGGAATTCCTAGTAAATGCGGGTCATCAGCTCGCGTTGATTACGTCCCTGCCCTTTGTACACACCGCCCGTCGCACCTACCGATTGGATGATTCGGTGAAACTTTCGGACCGTGGTTAGGACGCTCTCGGGCGACTTAGCTGTGGGAAGTTATTTAAACCTCATCATC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AACTTTATACGTGAAACTGCGAATGGCTCATTATATCAGTTATAGTTTATTTGATGGTCATTGCTACTTGGATAACCGTAGTAATTCTAGAGCTAATACATGCATAAAGCCCTGACTTCTGGAAAGGGTGTACTTATTAGATGGAAACCAATGCGGGGCAACCCGGATTCTGGTGATTCATAATAATTTTCGGATCGATCGTATGATCGATGCATCATTCAAGTTTCTGCCCTATCAGCTTTGGATGGTAGGGTATTGGCCTACCATGGCATTAACGGGTAACGGAGAATTAGGGTTCGATTCCGGAGAGGGAGCCTGAGAAATGGCTACCACATCCAAGGAAGGCAGCAGGCGCGTAAATTACCCAATCCTGACACAGGGAGGTAGTGACAATAAATAACAATGTCGGGCTATTTATAGTCTGACAATTGGAATGAGAACAATTTAAATCCCTTATCGAGGATCAATTGGAGGGCAAGTCTGGTGCCAGCAGCCGCGGTAATTCCAGCTCCAATAGCGTATACTAAAGTTGTTGCAGTTAAAAAGCTCGTAGTTGAATTTCTGGTCTCGGGACTCGGTCAGGCCCAAGGGTCGATATCGTGGACTGGGACCATCCTCGAGGAGAACATATCTGTCATTGAGTTGATGGGTATGGGACCCTCGTCATTTACTGTGAGCAAAATAGAGTGTTCAAAGCAGGCTTACGCCGTTGAATACATTAGCATGGAATAATAAGATAGGACCTTGGTCTATTTTGTTGGTTATACTCCAAGGTAATGATTAATAGGGACAGTTGGGGGTATTCGTATTCAATTGTCAGAGGTGAAATTCTTGGATTTATGGAAGACGAACTACTGCGAAAGCATTTACCAAGGATGTTTTCATTAATCAAGAACGAAAGTTAGGGGATCGAAGATGATTAGATACCATCGTAGTCTTAACCATAAACTATGCCGACTAGGGATTGGTGGGTGTTATTAG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CTAGTCGCATCAATGCCTAGCATTGGCGTGTACTTCTTAGAGGGACTTTCGGTGATTAATCGAAGGAAGTTGGGGGCAATAACAGGTCTGTGATGCCCTTAGATGTCCTGGGCCGCACGCGCGCTACACTGACAGTCGCAACGAGTTTTCCTAGTCCGAAAGGTCTGGGTAATCTTTTAAATGACTGTCGTGATAGGGATAGATTATTGCAATTATTAATCTTGAACGAGGAATTCCTAGTAAATGCGGGTCATCAGCTCGCGTTGATTACGTCCCTGCCCTTTGTACACACCGCCCGTCGCACCTACCGATTGGATGATTCGGTGAAACTTTCGGACCGTGGTTAGGACGCTCTCGGGCGACTTAGCTGTGGGAAGTTATTTAAACCTCATCATCTAGAGGAAGGTGAAGTCGTAACAAGGTTTCC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CTTTATACTGTGAAACTGCGAATGGCTCATTACATCAGTTATAGTTTCTTTGATGGTTCTTGCTACTTGGATAACCGTAGTAATTCTAGAGCTAATACATGCATCAAGCCCCGACTTCTGGAAGGGGTGTATTTATTAGATGGAAACCAATGCGGGGCAACCCGGTGTATGGTGATTCATAATAACTTTCGGATCGATTTGTCATCGATGCATCATTCAAGTTTCTGCCCTATCAGCTTTGGATGGTAGGGTATTGGCCTACCATGGCTTTAACGGGTAACGGAGAATTAGGGTTCGATTCCGGAGAGGGAGCCTGAGAAATGGCTACCACATCCAAGGAAGGCAGCAGGCGCGTAAATTACCCAATCCTGACACAGGGAGGTAGTGACAATAAATAACAATGCCGGGCCTTTCTAGGTTTGGCAATTGGAATGAGAACAATTTAAATCCCTTATCGAGGATCAATTGGAGGGCAAGTCTGGTGCCAGCAGCCGCGGTAATTCCAGCTCCAATAGCGTATACTAAAGTTGTTGCAGTTAAAAAGCTCGTAGTTGAACCTCTGGTCGTGGATTCGGGTCCGTTCCTCACGGGATGTGTACCTGGTGATCTGCAGCCATCCTCTGGAAGAACAGGTCGGACATTGAGTTGTTTGGCCTGGCCTTTCGGTCATTTACTGTGAGCAACATAGCGCGTTCAAAGCAGGCTTAGGCCGTTGAATACATTAGCATGGAATAATAAGATAGGACCTTGGTCTATTTTGTTGGTTTGCTG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AAAACTTACCAGGTCCAGACATAGTGAGGATTGACAGATTGAGAGCTCTTTCTTGATTCTATGGGTGGTGGTGCATGGCCGTTCTTAGTTGGTGGAGTGATTTGTCTGGTTAATTCCGTTAACGAACGAGACCCCCGCCTGCTAAATAGTTGGACGAATGCTTAGCATTGGTTTCGGCTTCTTAGAGGGACTTTCGGTGACTAACCGAAGGAAGTTGGGGGCAATAACAGGTCTGTGATGCCCTTAGATGTCCTGGGCCGCACGCGCGCTACACTGACACACGCAACGAGTCTTCCTAGTCCGAAAGGTCCGGGTAATCTTGTCAATGTGTGTCGTGATAGGGATAGATTATTGCAATTATTAATCTTGAACGAGGAATTCCTAGTAAACGCGGGTCATCAGCTCGCATTGATTACGTCCCTGCCCTTTGTACACACCGCCCGTCGCACCTACCGATTGAATGATTCGGTGAAAATCTCGGACTGTGGACTAGATACCCCTGGGTGACTGGTTCGTGGGAAGTTATTTAAACCTCATCCTT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AACTTTATACTGTGAAACTGCGAATGGCTCATTACATCAGTTATAGTTTCTTTGATGGTTCTTGCTACTTGGATAACCGTAGTAATTCTAGAGCTAATACATGCATCAAGCCCCGACTTCTGGAAGGGGTGTATTTATTAGATGGAAACCAATGCGGGGCAACCCGGTGTATGGTGATTCATAATAACTTTCGGATCGATTTGTCATCGATGCATCATTCAAGTTTCTGCCCTATCAGCTTTGGATGGTAGGGTATTGGCCTACCATGGCTTTAACGGGTAACGGAGAATTAGGGTTCGATTCCGGAGAGGGAGCCTGAGAAATGGCTACCACATCCAAGGAAGGCAGCAGGCGCGTAAATTACCCAATCCTGACACAGGGAGGTAGTGACAATAAATAACAATGCCGGGCCTTTCTAGGTTTGGCAATTGGAATGAGAACAATTTAAATCCCTTATCGAGGATCAATTGGAGGGCAAGTCTGGTGCCAGCAGCCGCGGTAATTCCAGCTCCAATAGCGTATACTAAAGTTGTTGCAGTTAAAAAGCTCGTAGTTGAACCTCTGGTCGTGGATTCGGGTCCGTTCCTCACGGGATGTGTACCTGGTGATCTGCAGCCATCCTCTGGAAGAACAGGTCGGACATTGAGTTGTTTGGCCTGGCCTTTCGGTCATTTACTGTGAGCAACATAGCGCGTTCAAAGCAGGCTTAGGCCGTTGAATACATTAGCATGGAATAATAAGATAGGACCTTGGTCTATTTTGTTGGTTTGCTG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AAAACTTACCAGGTCCAGACATAGTGAGGATTGACAGATTGAGAGCTCTTTCTTGATTCTATGGGTGGTGGTGCATGGCCGTTCTTAGTTGGTGGAGTGATTTGTCTGGTTAATTCCGTTAACGAACGAGACCCCCGCCTGCTAAATAGTTGGACGAATGCTTAGCATTGGTTTCGGCTTCTTAGAGGGACTTTCGGTGACTAACCGAAGGAAGTTGGGGGCAATAACAGGTCTGTGATGCCCTTAGATGTCCTGGGCCGCACGCGCGCTACACTGACACACGCAACGAGTCTTCCTAGTCCGAAAGGTCCGGGTAATCTTGTCAATGTGTGTCGTGATAGGGATAGATTATTGCAATTATTAATCTTGAACGAGGAATTCCTAGTAAACGCGGGTCATCAGCTCGCATTGATTACGTCCCTGCCCTTTGTACACACCGCCCGTCGCACCTACCGATTGAATGATTCGGTGAAAATCTCGGACTGTGGACTAGATACCCCTGGGTGACTGGTTCGTGGGAAGTTATTTAAACCTCATCC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GACTATACTGTGAAACTGCGAATGGCTCATTATATCAGTTATAGTTTATTTGATGGTCCTTGCTACTTGGATAACCGTAGTAATTCTAGAGCTAATACATGCATCAATCCCCAACTCACGAAGGGGTGTATTTATTAGATGGAAACCAATGCGGGGCAACCCGGAACCTGGTGATTCATAATAACTTTCGGATCGATTGCAAAATCGATGCATCATTCAAGTTTCTGCCCTATCAGCTTTGGATGGTAGGGTATTGGCCTACCATGGCTTTAACGGGTAACGGAGAATTAGGGTTCGATTCCGGAGAGGGAGCCTGAGAAACGGCTACCACATCTAAGGAAGGCAGCAGGCGCGTAAATTACCCAATCCTGACACAGGGAGGTAGTGACAATAAATAACAATGCTGGGCTTTTTAAGTCTGGCAATTGGAATGAGAACAATTTAAATCCCTTATCGAGGATCAATTGGAGGGCAAGTCTGGTGCCAGCAGCCGCGGTAATTCCAGCTCCAATAGCGTATACTAAAGTTGTTGCAGTTAAAAAGCTCGTAGTTGGATTTCTGGAGGCGAGTCTAGGTCCGTTCCTCGCGGGATGTGTACTTGGATTGTTTCGCTTTCATCTTTGAGATTTAACTTTTCATCTGATATTCATTTATTGGGTGTAGGGTTCTCATCATTTACTGTGAGTAAACTAGAGTGTTCAAAGCAGGCTTATGCCGTTGAATACATTAGCATGGAATAATAAGATAAGACCTTGGTCTATTTTGTTGGTTTATATTCCAAGGTAATGGTTAATAGGGACAGTTGGGGGTATTCGTATTCAATTGTCAGAGGTGAAATTCTTGGATTTATGGAAGACGAACTACTGCGAAAGCATTTACCAAGGATGTTTTCATTAATCAAGAACGAAAGTTAGGGGATCGAAGATGATTAGATACCATCGTAGTCTTAACCATAAACTATGCCGACTAGGGATTAGTGGCAGTTAATAACGACTCCATTAGCACCTTATGAAAAATCAAAGTCTTTGGGTTCCGGGGGGAGTATGGTCGCAAGGCTGAAACTTAAAGAAATTGACGGAAGGGCACCACCAGGAGTGGAGCCTGCGGCTTAATTTGACTCAACACGGGGAAACTTACCAGGTCCAGACATAGGGAGGATTGACAGTTTGATAGCACTTTCTTGATTCTATGGGTTGTGGTGCATGGCCGTTCTTTGTTCGTGGGGCCGACTTGTCTGGTTAATTCCGATAACGAACGAGACCCCCGCCTGCTAACTAGTCGGACCAATGCTTTGCATTGGTGTTTATGTACTTCTTAGAGGGACTTTCGGTGACTAACCGGAGGAAGTTGGGGGCAATAACAGGTCTGTGATGCCCTTAGATGTTCTGGGCCGCACGCGCGCTACACTGACATACGCAACGAGTTTTTGTTCCTTGTCCGAAAGGTCTGGGTAATCTTGTAAATGTATGTCGTGATAGGGATAGATTATTGTAATTACAATCTTGAGCGAGGAATTCCTAGTAAGTGTCGGTCATCAGCCGGCGCTGATTACGTCCCTGCCCTTTGTACACACCGCCCGTCGCACCTACCGATTGAATGATTCGGTGAAAATCTCGGACTGCAACGATGAAGCTCTCGGGCATCTTCGTAGTAGGAAGTTATTTAAACCTCATCATT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GACTATACTGTGAAACTGCGAATGGCTCATTATATCAGTTATAGTTTATTTGATGGTCCTTGCTACTTGGATAACCGTAGTAATTCTAGAGCTAATACATGCATCAATCCCCAACTCACGAAGGGGTGTATTTATTAGATGGAAACCAATGCGGGGCAACCCGGAACCTGGTGATTCATAATAACTTTCGGATCGATTGCAAAATCGATGCATCATTCAAGTTTCTGCCCTATCAGCTTTGGATGGTAGGGTATTGGCCTACCATGGCTTTAACGGGTAACGGAGAATTAGGGTTCGATTCCGGAGAGGGAGCCTGAGAAACGGCTACCACATCTAAGGAAGGCAGCAGGCGCGTAAATTACCCAATCCTGACACAGGGAGGTAGTGACAATAAATAACAATGCTGGGCTTTTTAAGTCTGGCAATTGGAATGAGAACAATTTAAATCCCTTATCGAGGATCAATTGGAGGGCAAGTCTGGTGCCAGCAGCCGCGGTAATTCCAGCTCCAATAGCGTATACTAAAGTTGTTGCAGTTAAAAAGCTCGTAGTTGGATTTCTGGAGGCGAGTCTAGGTCCGTTCCTCGCGGGATGTGTACTTGGATTGTTTCGCTTTCATCTTTGAGATTTAACTTTTCATCTGATATTCATTTATTGGGTGTAGGGTTCTCATCATTTACTGTGAGTAAACTAGAGTGTTCAAAGCAGGCTTATGCCGTTGAATACATTAGCATGGAATAATAAGATAAGACCTTGGTCTATTTTGTTGGTTTATATTCCAAGGTAATGGTTAATAGGGACAGTTGGGGGTATTCGTATTCAATTGTCAGAGGTGAAATTCTTGGATTTATGGAAGACGAACTACTGCGAAAGCATTTACCAAGGATGTTTTCATTAATCAAGAACGAAAGTTAGGGGATCGAAGATGATTAGATACCATCGTAGTCTTAACCATAAACTATGCCGACTAGGGATTAGTGGCAGTTAATAACGACTCCATTAGCACCTTATGAAAAATCAAAGTCTTTGGGTTCCGGGGGGAGTATGGTCGCAAGGCTGAAACTTAAAGAAATTGACGGAAGGGCACCACCAGGAGTGGAGCCTGCGGCTTAATTTGACTCAACACGGGGAAACTTACCAGGTCCAGACATAGGGAGGATTGACAGTTTGATAGCACTTTCTTGATTCTATGGGTTGTGGTGCATGGCCGTTCTTTGTTCGTGGGGCCGACTTGTCTGGTTAATTCCGATAACGAACGAGACCCCCGCCTGCTAACTAGTCGGACCAATGCTTTGCATTGGTGTTTATGTACTTCTTAGAGGGACTTTCGGTGACTAACCGGAGGAAGTTGGGGGCAATAACAGGTCTGTGATGCCCTTAGATGTTCTGGGCCGCACGCGCGCTACACTGACATACGCAACGAGTTTTTGTTCCTTGTCCGAAAGGTCTGGGTAATCTTGTAAATGTATGTCGTGATAGGGATAGATTATTGTAATTACAATCTTGAGCGAGGAATTCCTAGTAAGTGTCGGTCATCAGCCGGCGCTGATTACGTCCCTGCCCTTTGTACACACCGCCCGTCGCACCTACCGATTGAATGATTCGGTGAAAATCTCGGACTGCAACGATGAAGCTCTCGGGCATCTTCGTAGTAGGAAGTTATTTAAACCTCAT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GACTTTATACTGTGAAACTGCGAATGGCTCATTATATCAGTTATAGTTTATTTGATGGTCCTTGCTACTTGGATAACCGTAGTAATTCTAGAGCTAATACATGCATCAAACCCCGACTTCTGGAAGGGGTGTATTTATTAGATGGAAACCAATGCGGGGCAACCCGGAAAATGGTGATTCATAATAACTTTCGGATCGATTTATCGATGCATCATTCAAGTTTCTGCCCTATCAGCTTTGGATGGTAGGGTATTGGCCTACCATGGCTTTAACGGGTAACGGAGAATTAGGGTTCGATTCCGGAGAGGGAGCCTGAGAAATGGCTACCACATCCAAGGAAGGCAGCAGGCGCGTAAATTACCCAATCCTGACACAGGGAGGTAGTGACAATAAATAACAATGCCGGGCCTTTCAAGGTTTGGCAATTGGAATGAGAACAATTTAAATCCCTTATCGAGGATCAATTGGAGGGCAAGTCTGGTGCCAGCAGCCGCGGTAATTCCAGCTCCAATAGCGTATACTAAAGTTGTTGCAGTTAAAAAGCTCGTAGTTGGATTTCTGGTCGTGGGTTTCGGTCCGCCCCTCGCGGGGTGTGTGCCAGAGACCTGCAGCCATCCTCGGGGAGAGCATGCCTGGCATTAAGTTGTCGGGTATGGGATCCTCGTCATTTACTGTGAGCAAAATAGAGTGTTCAAAGCAGGCTTAGGCCGTTGAATACATTAGCATGGAATAATAAGATAGGACCTTGGTCTATTTTGTTGGTTTGCACTCCAAGGTAATGATTAATAGGGATAGTTGGGGGTATTCGTATTCAATTGTCAGAGGTGAAATTCTTGGATTTATGGAAGACGAACTACTGCGAAAGCATTTACCAAGGATGTTTTCATTAATCAAGAACGAAAGTTAGGGGATCGAAGATGATTAGATACCATCGTAGTCTTAACCATAAACTATGCCGACTAGGGATTGGTGGAT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GAGCGAATGCTTAGCATTGGCTACGGCTTCTTAGAGGGACTTTCGGTGACTAACCGAAGGAAGTTGGGGGCAATAACAGGTCTGTGATGCCCTTAGATGTCCTGGGCCGCACGCGCGCTACACTGACACACGCAACGAGTCTTCCTTGTCCGAAAGGTCCGGGTAATCTTGTAAATGTGTGTCGTGATAGGGATAGATTATTGCAATTATTAATCTTGAACGAGGAATTCCTAGTAAATGCGGGTCATCAGCTCGCGTTGATTACGTCCCTGCCCTTTGTACACACCGCCCGTCGCACCTACCGATTGAATGATTCGGTGAAAATCTCAGACCGACACAAAGTTTCCCTAGGGCAACTTCGTATTGGGAAGTTATTTAAACCTCATCATT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GACTTTATACTGTGAAACTGCGAATGGCTCATTATATCAGTTATAGTTTATTTGATGGTCCTTGCTACTTGGATAACCGTAGTAATTCTAGAGCTAATACATGCATCAAACCCCGACTTCTGGAAGGGGTGTATTTATTAGATGGAAACCAATGCGGGGCAACCCGGAAAATGGTGATTCATAATAACTTTCGGATCGATTTATCGATGCATCATTCAAGTTTCTGCCCTATCAGCTTTGGATGGTAGGGTATTGGCCTACCATGGCTTTAACGGGTAACGGAGAATTAGGGTTCGATTCCGGAGAGGGAGCCTGAGAAATGGCTACCACATCCAAGGAAGGCAGCAGGCGCGTAAATTACCCAATCCTGACACAGGGAGGTAGTGACAATAAATAACAATGCCGGGCCTTTCAAGGTTTGGCAATTGGAATGAGAACAATTTAAATCCCTTATCGAGGATCAATTGGAGGGCAAGTCTGGTGCCAGCAGCCGCGGTAATTCCAGCTCCAATAGCGTATACTAAAGTTGTTGCAGTTAAAAAGCTCGTAGTTGGATTTCTGGTCGTGGGTTTCGGTCCGCCCCTCGCGGGGTGTGTGCCAGAGACCTGCAGCCATCCTCGGGGAGAGCATGCCTGGCATTAAGTTGTCGGGTATGGGATCCTCGTCATTTACTGTGAGCAAAATAGAGTGTTCAAAGCAGGCTTAGGCCGTTGAATACATTAGCATGGAATAATAAGATAGGACCTTGGTCTATTTTGTTGGTTTGCACTCCAAGGTAATGATTAATAGGGATAGTTGGGGGTATTCGTATTCAATTGTCAGAGGTGAAATTCTTGGATTTATGGAAGACGAACTACTGCGAAAGCATTTACCAAGGATGTTTTCATTAATCAAGAACGAAAGTTAGGGGATCGAAGATGATTAGATACCATCGTAGTCTTAACCATAAACTATGCCGACTAGGGATTGGTGGAT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GAGCGAATGCTTAGCATTGGCTACGGCTTCTTAGAGGGACTTTCGGTGACTAACCGAAGGAAGTTGGGGGCAATAACAGGTCTGTGATGCCCTTAGATGTCCTGGGCCGCACGCGCGCTACACTGACACACGCAACGAGTCTTCCTTGTCCGAAAGGTCCGGGTAATCTTGTAAATGTGTGTCGTGATAGGGATAGATTATTGCAATTATTAATCTTGAACGAGGAATTCCTAGTAAATGCGGGTCATCAGCTCGCGTTGATTACGTCCCTGCCCTTTGTACACACCGCCCGTCGCACCTACCGATTGAATGATTCGGTGAAAATCTCAGACCGACACAAAGTTTCCCTAGGGCAACTTCGTATTGGGAAGTTATTTAAACCTCAT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GACTTTATACTGTGAAACTGCGAATGGCTCATTATATCAGTTATAGTTTATTTGATGGTCCTTGCTACTTGGATAACCGTAGTAATTCTAGAGCTAATACATGCATCAAGCCCTGACTTTTTGAAAGGGTGTATTTATTAGATGGAAACCAATGCGGGGTAACCCGGAACCTGGTGATTCATAATAACTTTCGGATCGATTTATCGATGCATCATTCAAGTTTCTGCCCTATCAGCTTTGGATGGTAGGGTATTGGCCTACCATGGCTTTAACGGGTAACGGAGAATTAGGGTTCGATTCCGGAGAGGGAGCCTGAGAAATGGCTACCACATCCAAGGAAGGCAGCAGGCGCGTAAATTACCCAATCCTGACACAGGGAGGTAGTGACAATAAATAACAATGCTGGGCCTTTTAGGTTTGGCAATTGGAATGAGAACAATTTAAATCCCTTATCGAGGATCAATTGGAGGGCAAGTCTGGTGCCAGCAGCCGCGGTAATTCCAGCTCCAATAGCGTATACTAAAGTTGTTGCAGTTAAAAAGCTCGTAGTTGGATTTCTGGTCGCGGAATTCGGTCCGCCCCTCACGGGGTGTGTACTAGAGTTTTGCAGCCATCCTCGAAGAGAACACATCTGGCATTCAGTTGTCGGGTGTAGGATCTTCGTCATTTACTGTGAGCAAAATAGAGTGTTCAAAGCAGGCTTAGGCCGTTGAATACATTAGCATGGAATAATAAGATAAGACCTTGGTCTATTTTGTTGGTTTGC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TGTATCAATGCTTAGCATTGGTTTCAGCTTCTTAGAGGGACTTTCGGTGACTAACTGAAGGAAGTTGGGGGCAATAACAGGTCTGTGATGCCCTTAGATGTCCTGGGCCGCACGCGCGCTACACTGACACACGCAACGAGTCTTCCTTGTCCGAAAGGTCCGGGTAATCTTGTAAATGTGTGTCGTGATAGGGATAGATTATTGCAATTATTAATCTTGAACGAGGAATTCCTAGTAAATGCGGGTCATCAGCTCGCGTTGATTACGTCCCTGCCCTTTGTACACACCGCCCGTCGCACCTACCGATTGAATGATTCGGTGAAACTTTCAGATCGAAGTTTAGACGCCCTCGGGCGATTAAGCATTGAGAAGTTATTTAAACCTCATCATTTAGAGGAAGGTGAAGTCGTAACAAGGTTTCC</text:p>
          </table:table-cell>
          <table:table-cell office:value-type="string" calcext:value-type="string">
            <text:p>d__Eukaryota; p__Ochrophyta; c__Chrysophy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CGCTTGTCTCAAAGATTAAGCCATGCATGTCTAAGTATAAACGACTTTATACTGTGAAACTGCGAATGGCTCATTATATCAGTTATAGTTTATTTGATGGTCCTTGCTACTTGGATAACCGTAGTAATTCTAGAGCTAATACATGCATCAAGCCCTGACTTTTTGAAAGGGTGTATTTATTAGATGGAAACCAATGCGGGGTAACCCGGAACCTGGTGATTCATAATAACTTTCGGATCGATTTATCGATGCATCATTCAAGTTTCTGCCCTATCAGCTTTGGATGGTAGGGTATTGGCCTACCATGGCTTTAACGGGTAACGGAGAATTAGGGTTCGATTCCGGAGAGGGAGCCTGAGAAATGGCTACCACATCCAAGGAAGGCAGCAGGCGCGTAAATTACCCAATCCTGACACAGGGAGGTAGTGACAATAAATAACAATGCTGGGCCTTTTAGGTTTGGCAATTGGAATGAGAACAATTTAAATCCCTTATCGAGGATCAATTGGAGGGCAAGTCTGGTGCCAGCAGCCGCGGTAATTCCAGCTCCAATAGCGTATACTAAAGTTGTTGCAGTTAAAAAGCTCGTAGTTGGATTTCTGGTCGCGGAATTCGGTCCGCCCCTCACGGGGTGTGTACTAGAGTTTTGCAGCCATCCTCGAAGAGAACACATCTGGCATTCAGTTGTCGGGTGTAGGATCTTCGTCATTTACTGTGAGCAAAATAGAGTGTTCAAAGCAGGCTTAGGCCGTTGAATACATTAGCATGGAATAATAAGATAAGACCTTGGTCTATTTTGTTGGTTTGC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TGTATCAATGCTTAGCATTGGTTTCAGCTTCTTAGAGGGACTTTCGGTGACTAACTGAAGGAAGTTGGGGGCAATAACAGGTCTGTGATGCCCTTAGATGTCCTGGGCCGCACGCGCGCTACACTGACACACGCAACGAGTCTTCCTTGTCCGAAAGGTCCGGGTAATCTTGTAAATGTGTGTCGTGATAGGGATAGATTATTGCAATTATTAATCTTGAACGAGGAATTCCTAGTAAATGCGGGTCATCAGCTCGCGTTGATTACGTCCCTGCCCTTTGTACACACCGCCCGTCGCACCTACCGATTGAATGATTCGGTGAAACTTTCAGATCGAAGTTTAGACGCCCTCGGGCGATTAAGCATTGAGAAGTTATTTAAACCTCATCATTTAGAGGAAGGT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GATTATACTGTGAAACTGCGAATGGCTCATTATATCAGTTATAGTTTATTTGATGGTCCTTGCTACTTGGATAACCGTAGTAATTCTAGAGCTAATACATGCATCAATCCCCGACTCACGAAGGGGTGTATTTATTAGATGGAAACCAATGCGGGGTAACCCGGAATCTGGTGATTCATAATAACTTTCGGATCGATTGCAAAATCGATGCATCATTCAAGTTTCTGCCCTATCAGCTTTGGATGGTAGGGTATTGGCCTACCATGGCTTTAACGGGTAACGGAGAATCAGGGTTCGATTCCGGAGAGGGAGCCTGAGAAACGGCTACCACATCTAAGGAAGGCAGCAGGCGCGTAAATTACCCAATCCTGACACAGGGAGGTAGTGACAATAAATAACAATGCTGGGCTTTTTAAGTCTGGCAATTGGAATGAGAACAATTTAAATCCCTTATCGAGGATCAATTGGAGGGCAAGTCTGGTGCCAGCAGCCGCGGTAATTCCAGCTCCAATAGCGTATACTAAAGTTGTTGCAGTTAAAAAGCTCGTAGTTGGATTTCTGGAGATGAATCTAGGTCCGTTCCTCGCGGAATGTGTACTTAGTATTCGTTGCCATCTTCGAGATGAACATATCTGGCATTCACTTGTTGGCTATGGTTATCTCGTCATTTACTGTGAGTAAACTAGAGTGTTCAAAGCAGGCTTATGCCGTTGAATACATTAGCATGGAATAATAAGATAAGACTTTGGTCTATTTTGTTGGTTTATATTCCAAAGTAATGATTAATAGGGACAGTTGGGGGTATTCGTATTCAATTGTCAGAGGTGAAATTCTTGGATTTATGGAAGACGAACTACTGCGAAAGCATTTACCAAGGATGTTTTCATTAATCAAGAACGAAAGTAAGGGGATCGAAGATGATTAGATACCATCGTAGTCTTTACCATAAACTATGCCGACTAGGGATTGGTGGTTGTTATTACGACTCCATCAGCACCTTATGAGAAATCAAAGTCTTTGGGTTCCGGGGGGAGTATGGTCGCAAGGCTGAAACTTAAAGAAATTGACGGAAGGGCACCACCAGGAGTGGAGCCTGCGGCTTAATTTGACTCAACACGGGGAAACTTACCAGGTCCAGACATAGTGAGGATTGACAGATTGATAGCTCTTTCTTGATTCTATGGGTGGTGGTGCATGGCCGTTCTTAGTTGGTGGAGTGATTTGTCTGGTTAATTCCGTTAACGAACGAGACCCCCGCCTGCTAAATAGTCATATCAATGCTTTGCATTGGTAATGGCTTCTTAGAGGGACTTTCGGTGACTAACCGAAGGAAGTTGGGGGCAATAACAGGTCTGTGATGCCCTTAGATGTTCTGGGCCGCACGCGCGCTACACTGACATACGCAACGAGTTCTCCTTGTCCGAAAGGTCCGGGTAATCTTTAAATGTATGTCGTGATAGGGATAGATTATTGCAATTATTAATCTTGAACGAGGAATTCCTAGTAAATGCGGGTCATCAGCTCGCGTTGATTACGTCCCTGCCCTTTGTACACACCGCCCGTCGCACCTACCGATTGAATGATTCGGTGAAAATCTCGGACTGCAGCGAAGGAGCTCTCGGGCATCTTCGCAGTGGGAAGTTATTTAAACCTCATCATTTAGAGGAAGGTGAAGTCGTAACAAGGTTTCC</text:p>
          </table:table-cell>
          <table:table-cell office:value-type="string" calcext:value-type="string">
            <text:p>d__Eukaryota; p__Ochrophyta; c__Chrysophyceae; o__Chromulinales; f__Chromulin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CATACGCTTGTCTCAAAGATTAAGCCATGCATGTCTAAGTATAAACGATTATACTGTGAAACTGCGAATGGCTCATTATATCAGTTATAGTTTATTTGATGGTCCTTGCTACTTGGATAACCGTAGTAATTCTAGAGCTAATACATGCATCAATCCCCGACTCACGAAGGGGTGTATTTATTAGATGGAAACCAATGCGGGGTAACCCGGAATCTGGTGATTCATAATAACTTTCGGATCGATTGCAAAATCGATGCATCATTCAAGTTTCTGCCCTATCAGCTTTGGATGGTAGGGTATTGGCCTACCATGGCTTTAACGGGTAACGGAGAATCAGGGTTCGATTCCGGAGAGGGAGCCTGAGAAACGGCTACCACATCTAAGGAAGGCAGCAGGCGCGTAAATTACCCAATCCTGACACAGGGAGGTAGTGACAATAAATAACAATGCTGGGCTTTTTAAGTCTGGCAATTGGAATGAGAACAATTTAAATCCCTTATCGAGGATCAATTGGAGGGCAAGTCTGGTGCCAGCAGCCGCGGTAATTCCAGCTCCAATAGCGTATACTAAAGTTGTTGCAGTTAAAAAGCTCGTAGTTGGATTTCTGGAGATGAATCTAGGTCCGTTCCTCGCGGAATGTGTACTTAGTATTCGTTGCCATCTTCGAGATGAACATATCTGGCATTCACTTGTTGGCTATGGTTATCTCGTCATTTACTGTGAGTAAACTAGAGTGTTCAAAGCAGGCTTATGCCGTTGAATACATTAGCATGGAATAATAAGATAAGACTTTGGTCTATTTTGTTGGTTTATATTCCAAAGTAATGATTAATAGGGACAGTTGGGGGTATTCGTATTCAATTGTCAGAGGTGAAATTCTTGGATTTATGGAAGACGAACTACTGCGAAAGCATTTACCAAGGATGTTTTCATTAATCAAGAACGAAAGTAAGGGGATCGAAGATGATTAGATACCATCGTAGTCTTTACCATAAACTATGCCGACTAGGGATTGGTGGTTGTTATTACGACTCCATCAGCACCTTATGAGAAATCAAAGTCTTTGGGTTCCGGGGGGAGTATGGTCGCAAGGCTGAAACTTAAAGAAATTGACGGAAGGGCACCACCAGGAGTGGAGCCTGCGGCTTAATTTGACTCAACACGGGGAAACTTACCAGGTCCAGACATAGTGAGGATTGACAGATTGATAGCTCTTTCTTGATTCTATGGGTGGTGGTGCATGGCCGTTCTTAGTTGGTGGAGTGATTTGTCTGGTTAATTCCGTTAACGAACGAGACCCCCGCCTGCTAAATAGTCATATCAATGCTTTGCATTGGTAATGGCTTCTTAGAGGGACTTTCGGTGACTAACCGAAGGAAGTTGGGGGCAATAACAGGTCTGTGATGCCCTTAGATGTTCTGGGCCGCACGCGCGCTACACTGACATACGCAACGAGTTCTCCTTGTCCGAAAGGTCCGGGTAATCTTTAAATGTATGTCGTGATAGGGATAGATTATTGCAATTATTAATCTTGAACGAGGAATTCCTAGTAAATGCGGGTCATCAGCTCGCGTTGATTACGTCCCTGCCCTTTGTACACACCGCCCGTCGCACCTACCGATTGAATGATTCGGTGAAAATCTCGGACTGCAGCGAAGGAGCTCTCGGGCATCTTCGCAGTGGGAAGTTATTTAAACCTCAT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ATCTATACTGTGAAACTGCGAATGGCTCATTATATCAGTTATAGTTTATTTGAAGGTCCTTGCTACTTGGATAACCGTAGTAATTCTAGAGCTAATACATGCATCAAACCCCGACTTTTGGAAGGGGTGTATTTATTAGATGGAAACCAATGCGGGGCAACCCGGTTAATGGTGATTCATAATAACTTTCGGATCGGTCTTCGGATCGATGCTTCATTCAAGTTTCTGCCCTATCAGCTTTGGATGGTAGGGTATTGGCCTACCATGGCTTTAACGGGTAACGGAGAATTAGGGTTCGATTCCGGAGAGGGAGCCTGAGAAATGGCTACCACATCCAAGGAAGGCAGCAGGCGCGTAAATTACCCAATCCTGACACAGGGAGGTAGTGACAATAAATAACAATGCCGGGCTTTTTAAGTCTGGCAATTGGAATGAGAACAATTTAAATCCCTTATCGAGGATCAATTGGAGGGCAAGTCTGGTGCCAGCAGCCGCGGTAATTCCAGCTCCAATAGCGTATACTAAAGTTGTTGCAGTTAAAAAGCTCGTAGTTGAATTTCTGGTCTTGGATCTCGGTCTGCCTCAAACGAGGTATGTACCAGGGATCTGAGACCATCCTCGAGGAAAACATGTCTGTCATTAAGTTAATGGGCATGGGATCCTCGTCATTTACTGTGAGCAAAATAGGGTGTTCAAAGCAGGCTTATGCCGTTGAATACATTAGCATGGAATAATAAGATAAGACCTTGGTCTATTTTGTTGGTTTGT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TTGTTAATGCACTAGTATTGACGTAGGCTTCTTAGAGGGACTTTCGGTGACTAACCGAAGGAAGTTGGGGGCAATAACAGGTCTGTGATGCCCTTAGATGTCCTGGGCCGCACGCGCGCTACACTGACACACGCAGCGAGTCTTCCTTGTCCGAAAGGTCTGGGTAATCTTGTAAATGTGTGTCGTGATAGGGATAGATTATTGCAATTATTAATCTTGAACGAGGAATTCCTAGTAAATGCGGGTCATCAGCTCGCGTTGATTACGTCCCTGCCCTTTGTACACACCGCCCGTCGCACCTACCGATTGAATGATTCGGTGAAACTTTCGGACCGTGGTCTGGACGCCTCACGGCGACTAAATCGTGGGAAGTTATTTAAACCTCATCATTTAGAGGAAGGTGAAGTCGTAACAAGGTTTCC</text:p>
          </table:table-cell>
          <table:table-cell office:value-type="string" calcext:value-type="string">
            <text:p>d__Eukaryota; p__Ochrophyta; c__Chrysophyceae; o__Chromulinales; f__Chromulinales; g__Spumell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CATACGCTTGTCTCAAAGATTAAGCCATGCATGTCTAAGTATAAACAAATCTATACTGTGAAACTGCGAATGGCTCATTATATCAGTTATAGTTTATTTGAAGGTCCTTGCTACTTGGATAACCGTAGTAATTCTAGAGCTAATACATGCATCAAACCCCGACTTTTGGAAGGGGTGTATTTATTAGATGGAAACCAATGCGGGGCAACCCGGTTAATGGTGATTCATAATAACTTTCGGATCGGTCTTCGGATCGATGCTTCATTCAAGTTTCTGCCCTATCAGCTTTGGATGGTAGGGTATTGGCCTACCATGGCTTTAACGGGTAACGGAGAATTAGGGTTCGATTCCGGAGAGGGAGCCTGAGAAATGGCTACCACATCCAAGGAAGGCAGCAGGCGCGTAAATTACCCAATCCTGACACAGGGAGGTAGTGACAATAAATAACAATGCCGGGCTTTTTAAGTCTGGCAATTGGAATGAGAACAATTTAAATCCCTTATCGAGGATCAATTGGAGGGCAAGTCTGGTGCCAGCAGCCGCGGTAATTCCAGCTCCAATAGCGTATACTAAAGTTGTTGCAGTTAAAAAGCTCGTAGTTGAATTTCTGGTCTTGGATCTCGGTCTGCCTCAAACGAGGTATGTACCAGGGATCTGAGACCATCCTCGAGGAAAACATGTCTGTCATTAAGTTAATGGGCATGGGATCCTCGTCATTTACTGTGAGCAAAATAGGGTGTTCAAAGCAGGCTTATGCCGTTGAATACATTAGCATGGAATAATAAGATAAGACCTTGGTCTATTTTGTTGGTTTGT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TTGTTAATGCACTAGTATTGACGTAGGCTTCTTAGAGGGACTTTCGGTGACTAACCGAAGGAAGTTGGGGGCAATAACAGGTCTGTGATGCCCTTAGATGTCCTGGGCCGCACGCGCGCTACACTGACACACGCAGCGAGTCTTCCTTGTCCGAAAGGTCTGGGTAATCTTGTAAATGTGTGTCGTGATAGGGATAGATTATTGCAATTATTAATCTTGAACGAGGAATTCCTAGTAAATGCGGGTCATCAGCTCGCGTTGATTACGTCCCTGCCCTTTGTACACACCGCCCGTCGCACCTACCGATTGAATGATTCGGTGAAACTTTCGGACCGTGGTCTGGACGCCTCACGGCGACTAAATCGTGGGAAGTTATTTAAACCTCATCATTTAGAGGAAGGTGAAGTCGTAACAAGGTTTCC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GAATTTATACTGTGAAACTGCGAATGGCTCATTATATCAGTTATAGTTTATTTGATGGTTCTTGCTACTTGGATAACCGTAGTAATTCTAGAGCTAATACATGCATCAAGCCCCGACTTCTGGAAGGGGTGTATTTATTAGATGGAAACCAATGCGGGGCAACCCGGACTTATGGTGATTCATAATAACTTTCGGATCGATTTATCGATGCATCATTCAAGTTTCTGCCCTATCAGCTTTGGATGGTAGGGTATTGGCCTACCATGGCTTTAACGGGTAACGGAGAATTAGGGTTCGATTCCGGAGAGGGAGCCTGAGAAATGGCTACCACATCCAAGGAAGGCAGCAGGCGCGTAAATTACCCAATCCTGACACAGGGAGGTAGTGACAATAAATAACAATGCCGAGCCTTTCAAGGTTTGGCAATTGGAATGAGAACAATTTAAATCCCTTATCGAGGATCAATTGGAGGGCAAGTCTGGTGCCAGCAGCCGCGGTAATTCCAGCTCCAATAGCGTATACTAAAGTTGTTGCAGTTAAAAAGCTCGTAGTTGGATTTCTGGTCGTGGGCACCGGTCCGCCCCTAACGGGGTGTTGTACCAGGGGTCTGCTGCCATCCTCGAGGAGAGCACATCTGGCATTAAGTTGTCGGGTGTGGGATCCTCGTCATTTACTGTGAGCAAAATAGAGTGTTCAAAGCAGGCTTAGGCCGTTGAATATATTAGCATGGAATAATAAGATAAGACCTTGGTCTATTTTGTTGGTTTGC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AAAACTTACCAGGTCCAGACATAGTGAGGATTGACAGATTGAGAGCTCTTTCTTGATTCTATGGGTGGTGGTGCATGGCCGTTCTTAGTTGGTGGAGTGATTTGTCTGGTTAATTCCGTTAACGAACGAGACCCCCGCCTGCTAAATAGTTGTACGAATGCTTAGCATTGGTTTTCAGCTTCTTAGAGGGACTTTCGGTGACTAACCGAAGGAAGTTGGGGGCAATAACAGGTCTGTGATGCCCTTAGATGTCCTGGGCCGCACGCGCGCTACACTGACTCACGCAGCGAGTTTCCTTGACCGAAAGGTCCGGGTAATCTTGTAAATGTGAGTCGTGATAGGGATAGATTATTGCAATTATTAATCTTGAACGAGGAATTCCTAGTAAATGCGGGTCATCAGCTCGCGTTGATTACGTCCCTGCCCTTTGTACACACCGCCCGTCGCACCTACCGATTGAATGATTCGATGAAAATCTCGGACCGAAGCAAGGACACCCTCGGGTGACTTTGAGTTGGGAAGTTATTTAAATTACATCATTTAGAGGAAGGTGAAGTCGTAACAAGGTTTCC</text:p>
          </table:table-cell>
          <table:table-cell office:value-type="string" calcext:value-type="string">
            <text:p>d__Eukaryota; p__Ochrophyta; c__Chrysophyceae; o__Chrysophyceae; f__Chrysophyceae; g__Chrysophy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CATACGCTTGTCTCAAAGATTAAGCCATGCATGTCTAAGTATAAACGAATTTATACTGTGAAACTGCGAATGGCTCATTATATCAGTTATAGTTTATTTGATGGTTCTTGCTACTTGGATAACCGTAGTAATTCTAGAGCTAATACATGCATCAAGCCCCGACTTCTGGAAGGGGTGTATTTATTAGATGGAAACCAATGCGGGGCAACCCGGACTTATGGTGATTCATAATAACTTTCGGATCGATTTATCGATGCATCATTCAAGTTTCTGCCCTATCAGCTTTGGATGGTAGGGTATTGGCCTACCATGGCTTTAACGGGTAACGGAGAATTAGGGTTCGATTCCGGAGAGGGAGCCTGAGAAATGGCTACCACATCCAAGGAAGGCAGCAGGCGCGTAAATTACCCAATCCTGACACAGGGAGGTAGTGACAATAAATAACAATGCCGAGCCTTTCAAGGTTTGGCAATTGGAATGAGAACAATTTAAATCCCTTATCGAGGATCAATTGGAGGGCAAGTCTGGTGCCAGCAGCCGCGGTAATTCCAGCTCCAATAGCGTATACTAAAGTTGTTGCAGTTAAAAAGCTCGTAGTTGGATTTCTGGTCGTGGGCACCGGTCCGCCCCTAACGGGGTGTTGTACCAGGGGTCTGCTGCCATCCTCGAGGAGAGCACATCTGGCATTAAGTTGTCGGGTGTGGGATCCTCGTCATTTACTGTGAGCAAAATAGAGTGTTCAAAGCAGGCTTAGGCCGTTGAATATATTAGCATGGAATAATAAGATAAGACCTTGGTCTATTTTGTTGGTTTGC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AAAACTTACCAGGTCCAGACATAGTGAGGATTGACAGATTGAGAGCTCTTTCTTGATTCTATGGGTGGTGGTGCATGGCCGTTCTTAGTTGGTGGAGTGATTTGTCTGGTTAATTCCGTTAACGAACGAGACCCCCGCCTGCTAAATAGTTGTACGAATGCTTAGCATTGGTTTTCAGCTTCTTAGAGGGACTTTCGGTGACTAACCGAAGGAAGTTGGGGGCAATAACAGGTCTGTGATGCCCTTAGATGTCCTGGGCCGCACGCGCGCTACACTGACTCACGCAGCGAGTTTCCTTGACCGAAAGGTCCGGGTAATCTTGTAAATGTGAGTCGTGATAGGGATAGATTATTGCAATTATTAATCTTGAACGAGGAATTCCTAGTAAATGCGGGTCATCAGCTCGCGTTGATTACGTCCCTGCCCTTTGTACACACCGCCCGTCGCACCTACCGATTGAATGATTCGATGAAAATCTCGGACCGAAGCAAGGACACCCTCGGGTGACTTTGAGTTGGGAAGTTATTTAAATTACATCATTTAGAGGAAGGTG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GACTTTATACTGTGAAACTGCGAATGGCTCATTACATCAGTTATAGTTTACTTGATGATCCTTGCTACTTGGATACCCGTAGTAATTCTAGAGCTAATACATGCAGCAAACCCCAACTAACGGCGGGGTGTATATATTAGATGGAAACCAAAGCAGGCTTGCCTGGGATATGGTGATTCATAATATCTTTCGGATCGATTTATCGATACATCATTCAAGTTTCTGCCCTATCAGCTTTGGATGGTAGGGTATTGGCCTACCATGGCTTTAACGGGTAACGGAGAATTAGGGTTCGATTCCGGAGAGGGAGCCTGAGAAATGGCTACCACATCCAAGGAAGGCAGCAGGCGCGTAAATTACCCAATCCTGACACAGGGAGGTAGTGACAATAAATAACAATGCCGAGCCTTTTGGTTTGGCAATTGGAATGAGAACAATTTAAATCCCTTATCGAGGATCAATTGGAGGGCAAGTCTGGTGCCAGCAGCCGCGGTAATTCCAGCTCCAATAGCGTATACTAAAGTTGTTGCAGTTAAAAAGCTCGTAGTTGGATTTCTGGTCGCCAGCCTCGGTCCGCCCTTCGCGGGGTGTGTACCTGGGGTTAGCAGCCATCCTCGGGGAAAACATGTCTGGCATTAAGTTGTCGGGCATGGGATCCTCGTCATTTACTGTGAGCAAAATAGAGTGTTCAAAGCAGGCTTAGGCCGTTGAATACATTAGCATGGAATAATAAGATAGGACCTTGGTCTATTTTGTTGGTTTGC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TGGGTTAATGCTTAGCATTGACTACAGCTTCTTAGAGGGACTTTCGGTGACTAACCGAAGGAAGTTGGGGGCAATAACAGGTCTGTGATGCCCTTAGATGTCCTGGGCCGCACGCGCGCTACACTGACACACGCAACGAGTCTCCTTGTTCGAAAGGACCAGGTAATCTTGTAAATGTGTGTCGTGATAGGGATAGATTATTGCAATTATTAATCTTGAACGAGGAATTCCTAGTAAATGCGGGTCATCAGCTCGCGTTGATTACGTCCCTGCCCTTTGTACACACCGCCCGTCGCACCTACCGATTGAATGGTTCGGTGAAAATCTCAGACCGATACGGAGATACCCTCGGGTAATTCCGTGCTGGAAAGTTATTTAAACCTCATCATTTAGAGGAAGGTGAAGTCGTAACAAGGTTTCC</text:p>
          </table:table-cell>
          <table:table-cell office:value-type="string" calcext:value-type="string">
            <text:p>d__Eukaryota; p__Ochrophyta; c__Chrysophyceae; o__Chrysophyceae; f__Chrysophyceae; g__Chrysophy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CATACGCTTGTCTCAAAGATTAAGCCATGCATGTCTAAGTATAAACGACTTTATACTGTGAAACTGCGAATGGCTCATTACATCAGTTATAGTTTACTTGATGATCCTTGCTACTTGGATACCCGTAGTAATTCTAGAGCTAATACATGCAGCAAACCCCAACTAACGGCGGGGTGTATATATTAGATGGAAACCAAAGCAGGCTTGCCTGGGATATGGTGATTCATAATATCTTTCGGATCGATTTATCGATACATCATTCAAGTTTCTGCCCTATCAGCTTTGGATGGTAGGGTATTGGCCTACCATGGCTTTAACGGGTAACGGAGAATTAGGGTTCGATTCCGGAGAGGGAGCCTGAGAAATGGCTACCACATCCAAGGAAGGCAGCAGGCGCGTAAATTACCCAATCCTGACACAGGGAGGTAGTGACAATAAATAACAATGCCGAGCCTTTTGGTTTGGCAATTGGAATGAGAACAATTTAAATCCCTTATCGAGGATCAATTGGAGGGCAAGTCTGGTGCCAGCAGCCGCGGTAATTCCAGCTCCAATAGCGTATACTAAAGTTGTTGCAGTTAAAAAGCTCGTAGTTGGATTTCTGGTCGCCAGCCTCGGTCCGCCCTTCGCGGGGTGTGTACCTGGGGTTAGCAGCCATCCTCGGGGAAAACATGTCTGGCATTAAGTTGTCGGGCATGGGATCCTCGTCATTTACTGTGAGCAAAATAGAGTGTTCAAAGCAGGCTTAGGCCGTTGAATACATTAGCATGGAATAATAAGATAGGACCTTGGTCTATTTTGTTGGTTTGCACTCCAAGGTAATGATTAATAGGGATAGTTGGGGGTATTCGTATTCAATTGTCAGAGGTGAAATTCTTGGATTTATGGAAGACGAACTACTGCGAAAGCATTTACCAAGGATGTTTTCATTAATCAAGAACGAAAGTTAGGGGATCGAAGATGATTAGATACCATCGTAGTCTTAACCATAAACTATGCCGACTAGGGATTGGTGGACGTTTGTAAC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TGGGTTAATGCTTAGCATTGACTACAGCTTCTTAGAGGGACTTTCGGTGACTAACCGAAGGAAGTTGGGGGCAATAACAGGTCTGTGATGCCCTTAGATGTCCTGGGCCGCACGCGCGCTACACTGACACACGCAACGAGTCTCCTTGTTCGAAAGGACCAGGTAATCTTGTAAATGTGTGTCGTGATAGGGATAGATTATTGCAATTATTAATCTTGAACGAGGAATTCCTAGTAAATGCGGGTCATCAGCTCGCGTTGATTACGTCCCTGCCCTTTGTACACACCGCCCGTCGCACCTACCGATTGAATGGTTCGGTGAAAATCTCAGACCGATACGGAGATACCCTCGGGTAATTCCGTGCTGGAAAGTTATTTAAACCTCATCATTTAGAGGAAGGT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CTTTATACGTGAAACTGCGAATGGCTCATTATATCAGTTATAGTTTATTTGATGGTCATTGCTACTTGGATAACCGTAGTAATTCTAGAGCTAATACATGCATCAAACCCCGACTTCTGGAAGGGGTGTACTTATTAGATGGAAACCAATGCGGGGCAACCCGGATCATGGTGATTCATAATAATTTTCGGATCGATCGCAAGATCGATGCATCATTCAAGTTTCTGCCCTATCAGCTTTGGATGGTAGGGTATTGGCCTACCATGGCATTAACGGGTAACGGAGAATTAGGGTTCGATTCCGGAGAGGGAGCCTGAGAAATGGCTACCACATCTAAGGAAGGCAGCAGGCGCGTAAATTACCCAATCCTGACACAGGGAGGTAGTGACAATAAATAACAATGCCGGGCCTTCGGGTCTGGCAATTGGAATGAGAACAATTTAAATCCCTTATCGAGGATCAATTGGAGGGCAAGTCTGGTGCCAGCAGCCGCGGTAATTCCAGCTCCAATAGCGTATACTAAAGTTGTTGCAGTTAAAAAGCTCGTAGTTGAATTTCTGGCTTCGGAACACGGTCGACCCCTAGGGGCCTGTACCTGTGGATCGGAGCCATCCTCGGGGAGAACATGTCTGCTATTAAGTTAGTGGGCATGGGACCCTCGTCATTTACTGTGAGCAAAATAGAGTGTTCAAAGCAGGCTTACGCCGTTGAATACATTAGCATGGAATAATAAGATAGGACCTTGGTCTATTTTGTTGGTTTGTACTCCAAGGTAATGATTAATAGGGATAGTTGGGGGTATTCGTATTCAATTGTCAGAGGTGAAATTCTTGGATTTATGGAAGACGAACTACTGCGAAAGCATTTACCAAGGATGTTTTCATTAATCAAGAACGAAAGTTAGGGGATCGAAGATGATTAGATACCATCGTAGTCTTAACCATAAACTATGCCGACTAGGGATTGGCGGTTGTCAGTTACGACTCCG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ACATCAATGCCTAGCCTTGGTGTTGGCTTCTTAGAGGGACTTTCGGTGACTAACCGAAGGAAGTTGGGGGCAATAACAGGTCTGTGATGCCCTTAGATGTCCTGGGCCGCACGCGCGCTACACTGACACATGCAGCGAGTTTTCCTTGTCCGAAAGGTCTGGGTAATCTTGTAAATGTGTGTCGTGATAGGGATAGATTATTGCAATTATTAATCTTGAACGAGGAATTCCTAGTAAATGCGGGTCATCAGCTCGCGTTGATTACGTCCCTGCCCTTTGTACACACCGCCCGTCGCACCTACCGATTGAATGATTCGATGAAACTTTCGGACTGTGATCAGGACGCTTTCGGGCGACCCGGTCGTGGGAAGTTATTTAAATCTCATCATTTAGAGGAAGGTGAAGTCGTAACAAGGTTTCC</text:p>
          </table:table-cell>
          <table:table-cell office:value-type="string" calcext:value-type="string">
            <text:p>d__Eukaryota; p__Ochrophyta; c__Chrysophyceae; o__Ochromonadales; f__Ochromonadales; g__Ochromona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CATACGCTTGTCTCAAAGATTAAGCCATGCATGTCTAAGTATAAACAACTTTATACGTGAAACTGCGAATGGCTCATTATATCAGTTATAGTTTATTTGATGGTCATTGCTACTTGGATAACCGTAGTAATTCTAGAGCTAATACATGCATCAAACCCCGACTTCTGGAAGGGGTGTACTTATTAGATGGAAACCAATGCGGGGCAACCCGGATCATGGTGATTCATAATAATTTTCGGATCGATCGCAAGATCGATGCATCATTCAAGTTTCTGCCCTATCAGCTTTGGATGGTAGGGTATTGGCCTACCATGGCATTAACGGGTAACGGAGAATTAGGGTTCGATTCCGGAGAGGGAGCCTGAGAAATGGCTACCACATCTAAGGAAGGCAGCAGGCGCGTAAATTACCCAATCCTGACACAGGGAGGTAGTGACAATAAATAACAATGCCGGGCCTTCGGGTCTGGCAATTGGAATGAGAACAATTTAAATCCCTTATCGAGGATCAATTGGAGGGCAAGTCTGGTGCCAGCAGCCGCGGTAATTCCAGCTCCAATAGCGTATACTAAAGTTGTTGCAGTTAAAAAGCTCGTAGTTGAATTTCTGGCTTCGGAACACGGTCGACCCCTAGGGGCCTGTACCTGTGGATCGGAGCCATCCTCGGGGAGAACATGTCTGCTATTAAGTTAGTGGGCATGGGACCCTCGTCATTTACTGTGAGCAAAATAGAGTGTTCAAAGCAGGCTTACGCCGTTGAATACATTAGCATGGAATAATAAGATAGGACCTTGGTCTATTTTGTTGGTTTGTACTCCAAGGTAATGATTAATAGGGATAGTTGGGGGTATTCGTATTCAATTGTCAGAGGTGAAATTCTTGGATTTATGGAAGACGAACTACTGCGAAAGCATTTACCAAGGATGTTTTCATTAATCAAGAACGAAAGTTAGGGGATCGAAGATGATTAGATACCATCGTAGTCTTAACCATAAACTATGCCGACTAGGGATTGGCGGTTGTCAGTTACGACTCCG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ACATCAATGCCTAGCCTTGGTGTTGGCTTCTTAGAGGGACTTTCGGTGACTAACCGAAGGAAGTTGGGGGCAATAACAGGTCTGTGATGCCCTTAGATGTCCTGGGCCGCACGCGCGCTACACTGACACATGCAGCGAGTTTTCCTTGTCCGAAAGGTCTGGGTAATCTTGTAAATGTGTGTCGTGATAGGGATAGATTATTGCAATTATTAATCTTGAACGAGGAATTCCTAGTAAATGCGGGTCATCAGCTCGCGTTGATTACGTCCCTGCCCTTTGTACACACCGCCCGTCGCACCTACCGATTGAATGATTCGATGAAACTTTCGGACTGTGATCAGGACGCTTTCGGGCGACCCGGTCGTGGGAAGTTATTTAAATCTCATCATTTAGAGGAAGGT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AACTTTATACGTGAAACTGCGAATGGCTCATTATATCAGTTATAGTTTCTTTGATGGTGATACTACTTGGATAACCGTAGTAATTCTAGAGCTAATACATGCAGCAATCCCTGACTTAGGAAAGGGTGTACTTATTAGATGGAAACCAATGAGGGGCAACCCTGTATCTGGTGATTCATAATAATTTTCGGATCGATCTTTGATCGATGCATCATTCAAGTTTCTGCCCTATCAGCTTTGGATGGTAGGGTATTGGCCTACCATGGCTTTAACGGGTAACGGAGAATTAGGGTTCGATTCCGGAGAGGGAGCCTGAGAAATGGCTACCACATCCAAGGAAGGCAGCAGGCGCGTAAATTACCCAATCCTGACACAGGGAGGTAGTGACAATAAATAACAATGTCGAGCTTTCTAGTTTGACAATTGGAATGAGAACAATTTAAATCCCTTATCGAGGATCAATTGGAGGGCAAGTCTGGTGCCAGCAGCCGCGGTAATTCCAGCTCCAATAGCGTATACTAAAGTTGTTGCAGTTAAAAAGCTCGTAGTTGAATTTCTGGTTGTGAAAGGCGGTCAGCCCCAAGGGGTTTGTACCAGCAGTTCGTAGCCATCTTCGGAGAATGCGTGTCTGTCATTCAGTTGATGGGCACGAGGACTCTGTCATTTACTGTGAGCAAAATAGAGTGTTCAAAGCAGGCATTATGCCATTGAATACATTAGCATGGAATAATAAGATAAGACCTTGGTCTATTTTGTTGGTTTGACTCCAAGGTAATGATTAATAGGGACAGTTGGGGGTATTCGTATTCAATTGTCAGAGGTGAAATTCTTGGATTTCTGGAAGACGAACTACTGCGAAAGCATTTACCATGGATGTTTTCATTAATCAAGAACGAAAGTTAGGGGATCGAAGATGATTAGATACCATCGTAGTCTTAACCATAAACTATGCCGACTAGGGATTGGTGGATGTTTTTGAT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AGCAGAATGCCTAGGCATTGTGTATGGCTTCTTAGAGGGACTTTTGGTGACTAACCAAAGGAAGTTGGGGGCAATAACAGGTCTGTGATGCCCTTAGATGTCCTGGGCCGCACGCGCGCTACACTGACACATGCAACGAGCTTTCCTTGTCCGAAAGGTCTGGGTAATCTTGTAAATGTGTGTCGTGATAGGGATAGATTATTGCAATTATTAATCTTGAACGAGGAATTCCTAGTAAATGCGAGTCATCAGCTCGCGTTGATTACGTCCCTGCCCTTTGTACACACCGCCCGTCGCACCTACCGATTGAATGATTCGGTGAAACTTTCGGACCGTGGTCGCTATCACTTCGGTGAAAGCGGTCGTGGGAAGTTATTTAAACCTCATCATTTAGAGGAAGGTGAAGTCGTAACAAGGTTTCC</text:p>
          </table:table-cell>
          <table:table-cell office:value-type="string" calcext:value-type="string">
            <text:p>d__Eukaryota; p__Ochrophyta; c__Chrysophyceae; o__Ochromonadales; f__Ochromonadales; g__Ochromona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CATACGCTTGTCTCAAAGATTAAGCCATGCATGTCTAAGTATAAACAACTTTATACGTGAAACTGCGAATGGCTCATTATATCAGTTATAGTTTCTTTGATGGTGATACTACTTGGATAACCGTAGTAATTCTAGAGCTAATACATGCAGCAATCCCTGACTTAGGAAAGGGTGTACTTATTAGATGGAAACCAATGAGGGGCAACCCTGTATCTGGTGATTCATAATAATTTTCGGATCGATCTTTGATCGATGCATCATTCAAGTTTCTGCCCTATCAGCTTTGGATGGTAGGGTATTGGCCTACCATGGCTTTAACGGGTAACGGAGAATTAGGGTTCGATTCCGGAGAGGGAGCCTGAGAAATGGCTACCACATCCAAGGAAGGCAGCAGGCGCGTAAATTACCCAATCCTGACACAGGGAGGTAGTGACAATAAATAACAATGTCGAGCTTTCTAGTTTGACAATTGGAATGAGAACAATTTAAATCCCTTATCGAGGATCAATTGGAGGGCAAGTCTGGTGCCAGCAGCCGCGGTAATTCCAGCTCCAATAGCGTATACTAAAGTTGTTGCAGTTAAAAAGCTCGTAGTTGAATTTCTGGTTGTGAAAGGCGGTCAGCCCCAAGGGGTTTGTACCAGCAGTTCGTAGCCATCTTCGGAGAATGCGTGTCTGTCATTCAGTTGATGGGCACGAGGACTCTGTCATTTACTGTGAGCAAAATAGAGTGTTCAAAGCAGGCATTATGCCATTGAATACATTAGCATGGAATAATAAGATAAGACCTTGGTCTATTTTGTTGGTTTGACTCCAAGGTAATGATTAATAGGGACAGTTGGGGGTATTCGTATTCAATTGTCAGAGGTGAAATTCTTGGATTTCTGGAAGACGAACTACTGCGAAAGCATTTACCATGGATGTTTTCATTAATCAAGAACGAAAGTTAGGGGATCGAAGATGATTAGATACCATCGTAGTCTTAACCATAAACTATGCCGACTAGGGATTGGTGGATGTTTTTGATGACTCCATCAGCACCTTATGAGAAATCAAAGTCTTTGGGTTCCGGGGGGAGTATGGTCGCAAGGCTGAAACTTAAAGAAATTGACGGAAGGGCACCACCAGGAGTGGAGCCTGCGGCTTAATTTGACTCAACACGGGGAAACTTACCAGGTCCAGACATAGTGAGGATTGACAGATTGAGAGCTCTTTCTTGATTCTATGGGTGGTGGTGCATGGCCGTTCTTAGTTGGTGGAGTGATTTGTCTGGTTAATTCCGTTAACGAACGAGACCCCCGCCTGCTAAATAGTCAGCAGAATGCCTAGGCATTGTGTATGGCTTCTTAGAGGGACTTTTGGTGACTAACCAAAGGAAGTTGGGGGCAATAACAGGTCTGTGATGCCCTTAGATGTCCTGGGCCGCACGCGCGCTACACTGACACATGCAACGAGCTTTCCTTGTCCGAAAGGTCTGGGTAATCTTGTAAATGTGTGTCGTGATAGGGATAGATTATTGCAATTATTAATCTTGAACGAGGAATTCCTAGTAAATGCGAGTCATCAGCTCGCGTTGATTACGTCCCTGCCCTTTGTACACACCGCCCGTCGCACCTACCGATTGAATGATTCGGTGAAACTTTCGGACCGTGGTCGCTATCACTTCGGTGAAAGCGGTCGTGGGAAGTTATTTAAACCTCAT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GCAATCTTATACGTGAAACTGCGAATGGCTCATTATATCAGTTATAGTTTCTTTGATGGTCCTTGCTACTTGGATAACCGTAGTAATTCTAGAGCTAATACATGCAGCAATCCCTGACTTAGGAAAGGGTGTACTTATTAGATAGAAACCAATGGGGGCAACCCTTTATTTGGTGATTCATAGTAATTTTCGGATCGATCTTTTGATCGATGCATCATTCAAGTTTCTGCCCTATCAGCTTTGGATGGTAGGGTATTGGCCTACCATGGCATTAACGGGTAACGGAGAATTAGGGTTCGATTCCGGAGAGGGGGCCTGAGAAATGGCCACCACATCCAAGGAAGGCAGCAGGCGCGTAAATTACCCAATCCTGACACAGGGAGGTAGTGACAATAAATAACAATGTTGGGCCTTTTGGTCTGACAATTGGAATGAGAACAATTTAAATCCCTTATCGAGGATCAATTGGAGGGCAAGTCTGGTGCCAGCAGCCGCGGTAATTCCAGCTCCAATAGCGTATACTAAAGTTGTTGCAGTTAAAAAGCTCGTAGTTGAATTTCTGATCTCGGATGTCGGTCAGCCCCAAGGGGTTTGTACTTGACTGTTCGGGATCATCCTCGAGATGAAGATGTCTGTCATTTAGTTGATGGGCATGGGATTCTCGTCGTTTACTGTGAGTAAAATAGAGTGTTCAAAGCAGACATTATGTCATTGAATACGTTAGCATGGAATAATAAGATAGGACCTTGGTCTATTTTGTTGGTTTGACTCCAAGGTAATGATTAATAGGGACAGTTGGGGGTATTCGTATTCAATTGTCAGAGGTGAAATTCTTGGATTTATGGAAGACGAACTACTGCGAAAGCATTTACCAAGGATGTTTTCATTAATCAAGAACGAAAGTTAGGGGATCGAAGATGATTAGATACCATCGTAGTCTTAACCATAAACTATGCCGACTAGGGATTGGTGGTTGTTTTAACTGACTCCATCAGCACCTTATGAGAAATCAAAGTCTTTGGGTTCCGGGGGGAGTATGGTCGCAAGGCTGAAACTTAAAGAAATTGACGGAAGGGCACCACCAGGAGTGGAGCCTGCGGCTTAATTTGACTCAACACGGGGAAACTTACCAGGTCCAGACATAGTGAGGATTGACAGATTGAGAGCTCTTTCTTGATTCTATGGGTGGTGGTGCATGGCCGTTCTTAGTTGGTGGAGTGATTTGTCTGGTTAATTCCGTTAACGAACGAGACCCCTGCCTGCTAAATAGTCGCTCGAATGCCTAGGCATTCGGGTTGGCTTCTTAGAGGGACTTTTGGTGACTAACCAAAGGAAGTTAGGGGCAATAACAGGTCTGTGATGCCCTTAGATGTCCTGGGCCGCACGCGCGCTACACTGACACATGCAGCGAGTTCTCCTTGTCCGAAAGGTCTGGGTAATCTTGTAAATGTGTGTCGTGATAGGGATAGATTATTGCAATTATTAATCTTGAACGAGGAATTCCTAGTAAATGCGGGTCATCAGCTCGCGTTGATTACGTCCCTGCCCTTTGTACACACCGCCCGTCGCACCTACCGATTGAATGATTCGGTGAAACTTTCGGACCGTGGTTCACGCCACTTCGGTGGTGAGAATCGTGGAAAGTTATTTAAACCTCATCATTTAGAGGAAGGTGAAGTCGTAACAAGGTTTCC</text:p>
          </table:table-cell>
          <table:table-cell office:value-type="string" calcext:value-type="string">
            <text:p>d__Eukaryota; p__Ochrophyta; c__Chrysophyceae; o__Ochromonadales; f__Ochromonadales; g__Ochromona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CATACGCTTGTCTCAAAGATTAAGCCATGCATGTCTAAGTATAAGCAATCTTATACGTGAAACTGCGAATGGCTCATTATATCAGTTATAGTTTCTTTGATGGTCCTTGCTACTTGGATAACCGTAGTAATTCTAGAGCTAATACATGCAGCAATCCCTGACTTAGGAAAGGGTGTACTTATTAGATAGAAACCAATGGGGGCAACCCTTTATTTGGTGATTCATAGTAATTTTCGGATCGATCTTTTGATCGATGCATCATTCAAGTTTCTGCCCTATCAGCTTTGGATGGTAGGGTATTGGCCTACCATGGCATTAACGGGTAACGGAGAATTAGGGTTCGATTCCGGAGAGGGGGCCTGAGAAATGGCCACCACATCCAAGGAAGGCAGCAGGCGCGTAAATTACCCAATCCTGACACAGGGAGGTAGTGACAATAAATAACAATGTTGGGCCTTTTGGTCTGACAATTGGAATGAGAACAATTTAAATCCCTTATCGAGGATCAATTGGAGGGCAAGTCTGGTGCCAGCAGCCGCGGTAATTCCAGCTCCAATAGCGTATACTAAAGTTGTTGCAGTTAAAAAGCTCGTAGTTGAATTTCTGATCTCGGATGTCGGTCAGCCCCAAGGGGTTTGTACTTGACTGTTCGGGATCATCCTCGAGATGAAGATGTCTGTCATTTAGTTGATGGGCATGGGATTCTCGTCGTTTACTGTGAGTAAAATAGAGTGTTCAAAGCAGACATTATGTCATTGAATACGTTAGCATGGAATAATAAGATAGGACCTTGGTCTATTTTGTTGGTTTGACTCCAAGGTAATGATTAATAGGGACAGTTGGGGGTATTCGTATTCAATTGTCAGAGGTGAAATTCTTGGATTTATGGAAGACGAACTACTGCGAAAGCATTTACCAAGGATGTTTTCATTAATCAAGAACGAAAGTTAGGGGATCGAAGATGATTAGATACCATCGTAGTCTTAACCATAAACTATGCCGACTAGGGATTGGTGGTTGTTTTAACTGACTCCATCAGCACCTTATGAGAAATCAAAGTCTTTGGGTTCCGGGGGGAGTATGGTCGCAAGGCTGAAACTTAAAGAAATTGACGGAAGGGCACCACCAGGAGTGGAGCCTGCGGCTTAATTTGACTCAACACGGGGAAACTTACCAGGTCCAGACATAGTGAGGATTGACAGATTGAGAGCTCTTTCTTGATTCTATGGGTGGTGGTGCATGGCCGTTCTTAGTTGGTGGAGTGATTTGTCTGGTTAATTCCGTTAACGAACGAGACCCCTGCCTGCTAAATAGTCGCTCGAATGCCTAGGCATTCGGGTTGGCTTCTTAGAGGGACTTTTGGTGACTAACCAAAGGAAGTTAGGGGCAATAACAGGTCTGTGATGCCCTTAGATGTCCTGGGCCGCACGCGCGCTACACTGACACATGCAGCGAGTTCTCCTTGTCCGAAAGGTCTGGGTAATCTTGTAAATGTGTGTCGTGATAGGGATAGATTATTGCAATTATTAATCTTGAACGAGGAATTCCTAGTAAATGCGGGTCATCAGCTCGCGTTGATTACGTCCCTGCCCTTTGTACACACCGCCCGTCGCACCTACCGATTGAATGATTCGGTGAAACTTTCGGACCGTGGTTCACGCCACTTCGGTGGTGAGAATCGTGGAAAGTTATTTAAACCTCATCATTTAGAGGAAGGTGAAGTCGTAACAAGGTTTCC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CGCTTGTCTCAAAGATTAAGCCATGCATGTCTAAGTATAAACGCATCTATACTGTGAAACTGCGAATGGCTCATTATATCAGTTATAGTTTATTTGATGGTCCTTGCTACTTGGATAACCGTAGTAATTCTAGAGCTAATACATGCACTAAACCCCGACTTCTGGAAGGGGTGTATTTATTAGTTGGAAACCAAAGCGGGGCAACCCGGAATCTGGTGATTCATAATAACTGTCGGATCGACTTCGGTCGATGCATCATTCAAGTTTCTGCCCTATCAGCTTTGGATGGTAGGGTATTGGCCTACCATGGCTTTAACGGGTAACGGAGAATTAGGGTTCGATTCCGGAGAGGGAGCCTGAGAAATGGCTACCACATCCAAGGAAGGCAGCAGGCGCGTAAATTACCCAATCCTGACACAGGGAGGTAGTGACAATAAATAACAATGCCGGGCTTTTTAAAGTTTGGCAATTGGAATGAGAACAATTTAAATCCCTTATCGAGGATCAATTGGAGGGCAAGTCTGGTGCCAGCAGCCGCGGTAATTCCAGCTCCAATAGCGTATACTAAAGTTGTTGCAGTTAAAAAGCTCGTAGTTGGATTTCTGGTTGTTCTATTCGGTCTGCTTCGAAAGGAGTATGTACTAGAGTAGGATGGCCATCCTCGAAGTATTGTGTATCTGGCATTCAGTTGTCGGGTATATGATCTTCGTCATTTACTGTGAGTAAACTAGAGTGTTCAAAGCAGGCTTAGGCCGTTGAATACATTAGCATGGAATAATAAGATAGGACCTTGGTCTATTTTGTTGGTTTATTTTCCAAGGTAATGATTAATAGGGATAGTTGGGGGTATTCGTATTCAATTGTCAGAGGTGAAATTCTTGGATTTATGGAAGACGAACTACTGCGAAAGCATTTACCAAGGATGTTTTCATTAATCAAGAACGAAAGTTAGGGGATCGAAGATGATTAGATACCATCGTAGTCTTAACCATAAACTATGCCGACTAGGGATCGGTGGACGTCAATTACGACTTCATCGGCACCTTATGAGAAATCAAAGTCTTTGGGTTCCGGGGGGAGTATGGTCGCAAGGCTGAAACTTAAAGAAATTGACGGAAGGGCACCACCAGGAGTGGAGCCTGCGGCTTAATTTGACTCAACACGGGGAAACTTACCAGGTCCAGACATAGTGAGGATTGACAGATTGAGAGCTCTTTCTTGATTCTATGGGTGGTGGTGCATGGCCGTTCTTAGTTGGTGGAGTGATTTGTCTGGTTAATTCCGTTAACGAACGAGACCCCCGCCTGCTAAATAGTTACTTCTATGCTTTGTATAGAGGATAGCTTCTTAGAGGGACTTTTGGTGACTAACCAAAGGAAGTTGGGGGCAATAACAGGTCTGTGATGCCCTTAGATGTCCTGGGCCGCACGCGCGCTACACTGACAAACGCAACGAGTTTTCCTTGTCCGAAAGGATTGGGTAATCTTGTCAATGCTTGTCGTGATAGGGATAGATTATTGCAATTTTTAATCTTGAACGAGGAATTCCTAGTAAATGCGAGTCATCAGCTCGCGTTGATTACGTCCCTGCCCTTTGTACACACCGCCCGTCGCACCTACCGATTGAATGGTTCGGTGAAAATTTCGGACTGCGACTTCTTTTGCCTTGTGCAATTGAGTCGTGGGAAGTTGTTTAAACCTCATCATTTAGAGGAAGGTGAAGTCGTAACAAGGTTTCC</text:p>
          </table:table-cell>
          <table:table-cell office:value-type="string" calcext:value-type="string">
            <text:p>d__Eukaryota; p__Ochrophyta; c__Chrysophyceae; o__uncultured; f__uncultured; g__unculture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CATACGCTTGTCTCAAAGATTAAGCCATGCATGTCTAAGTATAAACGCATCTATACTGTGAAACTGCGAATGGCTCATTATATCAGTTATAGTTTATTTGATGGTCCTTGCTACTTGGATAACCGTAGTAATTCTAGAGCTAATACATGCACTAAACCCCGACTTCTGGAAGGGGTGTATTTATTAGTTGGAAACCAAAGCGGGGCAACCCGGAATCTGGTGATTCATAATAACTGTCGGATCGACTTCGGTCGATGCATCATTCAAGTTTCTGCCCTATCAGCTTTGGATGGTAGGGTATTGGCCTACCATGGCTTTAACGGGTAACGGAGAATTAGGGTTCGATTCCGGAGAGGGAGCCTGAGAAATGGCTACCACATCCAAGGAAGGCAGCAGGCGCGTAAATTACCCAATCCTGACACAGGGAGGTAGTGACAATAAATAACAATGCCGGGCTTTTTAAAGTTTGGCAATTGGAATGAGAACAATTTAAATCCCTTATCGAGGATCAATTGGAGGGCAAGTCTGGTGCCAGCAGCCGCGGTAATTCCAGCTCCAATAGCGTATACTAAAGTTGTTGCAGTTAAAAAGCTCGTAGTTGGATTTCTGGTTGTTCTATTCGGTCTGCTTCGAAAGGAGTATGTACTAGAGTAGGATGGCCATCCTCGAAGTATTGTGTATCTGGCATTCAGTTGTCGGGTATATGATCTTCGTCATTTACTGTGAGTAAACTAGAGTGTTCAAAGCAGGCTTAGGCCGTTGAATACATTAGCATGGAATAATAAGATAGGACCTTGGTCTATTTTGTTGGTTTATTTTCCAAGGTAATGATTAATAGGGATAGTTGGGGGTATTCGTATTCAATTGTCAGAGGTGAAATTCTTGGATTTATGGAAGACGAACTACTGCGAAAGCATTTACCAAGGATGTTTTCATTAATCAAGAACGAAAGTTAGGGGATCGAAGATGATTAGATACCATCGTAGTCTTAACCATAAACTATGCCGACTAGGGATCGGTGGACGTCAATTACGACTTCATCGGCACCTTATGAGAAATCAAAGTCTTTGGGTTCCGGGGGGAGTATGGTCGCAAGGCTGAAACTTAAAGAAATTGACGGAAGGGCACCACCAGGAGTGGAGCCTGCGGCTTAATTTGACTCAACACGGGGAAACTTACCAGGTCCAGACATAGTGAGGATTGACAGATTGAGAGCTCTTTCTTGATTCTATGGGTGGTGGTGCATGGCCGTTCTTAGTTGGTGGAGTGATTTGTCTGGTTAATTCCGTTAACGAACGAGACCCCCGCCTGCTAAATAGTTACTTCTATGCTTTGTATAGAGGATAGCTTCTTAGAGGGACTTTTGGTGACTAACCAAAGGAAGTTGGGGGCAATAACAGGTCTGTGATGCCCTTAGATGTCCTGGGCCGCACGCGCGCTACACTGACAAACGCAACGAGTTTTCCTTGTCCGAAAGGATTGGGTAATCTTGTCAATGCTTGTCGTGATAGGGATAGATTATTGCAATTTTTAATCTTGAACGAGGAATTCCTAGTAAATGCGAGTCATCAGCTCGCGTTGATTACGTCCCTGCCCTTTGTACACACCGCCCGTCGCACCTACCGATTGAATGGTTCGGTGAAAATTTCGGACTGCGACTTCTTTTGCCTTGTGCAATTGAGTCGTGGGAAGTTGTTTAAACCTCAT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CGTCTCAAAGATTAAGCCATGCATGTCTAAGTATAAACAATTTATACAGTGAAACTGCGAATGGCTCATTATATCAGTTATAGTCTACTTGATAGTACCTTACTACTTGGATAACCGTAGTAATTCTAGAGCTAATACATGCGCAAAATACCTAAACCTTTATGGCTAGGTAGCATTTATTAGATTGAAACCAATCTAGCTTCTGCTAGAATTGTGTTGAGTCATGATAACTGTGCGGATCGCGTTTTACGCGATGAATCAATTGAGTTTCTGCCCTATCAGCTTTGGATGGTAGGATATGGGCCTACCATGGCATTAACGGGTAACGGGGAATTAGGGTTTGATTCCGGAGAGGGAGCCTTAGAAACGGCTACCACATCCAAGGAAGGCAGCAGGCGCGTAAATTACCCAATCCTGACACAGGGAGGTAGTGACAAGAAATAACAATGCCGGGCTTTATTAAGTCTGGCAATTGGAATGAGAACAATTTAAATCCCTTAACGAGGATCAATTGGAGGGCAAGTCTGGTGCCAGCAGCCGCGGTAATTCCAGCTCCAATAGCGTATATTAAAGTTGTTGCAGTTAAAAAGCTCGTAGTTGGATTTCTGATTTGGGCATTCGGTTCACCTATTCGTAGGTGCAACTTAAGAATGTTTGAATCATTTTTTGTGAGGAAATTTTTCTGCCATTAGGTTGGTGGTTAAATGGACTTGCATCGTTTACTGTGAAAAAATTAGAGTGTTTAAAGCAGGCGTAAAGCTCATTGAATACATTAGCATGGAATAATAAGATACGACCCAGGTGGTCTATTTTGTTGGTTTGCACACCAGGGTAATGATTAATAGGGACAGTTGGGGGTATTCATATTTTAGCGTCAGAGGTGAAATTCTTGGATCGCTGAAAGATGAGCTTAGGCGAAAGCATTTACCAAGGATGTTTTCATTAATCAAGAACGAAAGTTAGGGGATCGAAGATGATTAGATACCATCGTAGTCTTAACCATAAACTATGCCGACTCGGAATTGGCAGTCGTTTAATTTGAATGACCTTGTCAGCGCCGTATGAGAAATCAAAGTCTTTGGGTTCCGGGGGGAGTATGGTCGCAAGGCTGAAACTTAAAGGAATTGACGGAAGGGCACCACCAGGAGTGGAGCCTGCGGCTTAATTTGACTCAACACGGGAAAACTTACCAGGTCCAGACATAGTAAGGATTGACAGATTGAGAGCTCTTTCTTGATTCTATGGGTGGTGGTGCATGGCCGTTCTTAGTTGGTGGAGTGATTTGTCTGGTTAATTCCGTTAACGAACGAGACCTCCGCCTGCTAAATAGCCTTTCCTACGCTTTAGTAGGTTTAAGGCTTCTTAGAGGGACTTTTAGCGATTAGCTAAAGGAAGTTGGAGGCAATAACAGGTCTGTGATGCCCTTAGATGTTCTGGGCCGCACGCGCGCTACACTGATGCGTTCAACGAGTATATAACCTTGATCGACAGGTCTGGGTAATCTTTTGAATGCGCATCGTGCTAGGGATAGATTATTGCAATTATTAATCTTGAACGAGGAATTCCTAGTAAACGCAAGTCATCAGCTTGCATTGATTACGTCCCTGCCCTTTGTACACACCGCCCGTCGCACCTACCGATTGAATGACTCGGTGAAAAATTGGGACTGTGTTCTTCCCGCGTAATTGCGATTAGAATCATGGAAACTCTTTTTAACCTCGCCATTTAGAGGAAGGTGAAGTCGTAACAAGGTTTCC</text:p>
          </table:table-cell>
          <table:table-cell office:value-type="string" calcext:value-type="string">
            <text:p>d__Eukaryota; p__Peronosporomycetes; c__Peronosporomycetes; o__Peronosporomycetes; f__Peronospor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CGTCTCAAAGATTAAGCCATGCATGTCTAAGTATAAACAATTTATACAGTGAAACTGCGAATGGCTCATTATATCAGTTATAGTCTACTTGATAGTACCTTACTACTTGGATAACCGTAGTAATTCTAGAGCTAATACATGCGCAAAATACCTAAACCTTTATGGCTAGGTAGCATTTATTAGATTGAAACCAATCTAGCTTCTGCTAGAATTGTGTTGAGTCATGATAACTGTGCGGATCGCGTTTTACGCGATGAATCAATTGAGTTTCTGCCCTATCAGCTTTGGATGGTAGGATATGGGCCTACCATGGCATTAACGGGTAACGGGGAATTAGGGTTTGATTCCGGAGAGGGAGCCTTAGAAACGGCTACCACATCCAAGGAAGGCAGCAGGCGCGTAAATTACCCAATCCTGACACAGGGAGGTAGTGACAAGAAATAACAATGCCGGGCTTTATTAAGTCTGGCAATTGGAATGAGAACAATTTAAATCCCTTAACGAGGATCAATTGGAGGGCAAGTCTGGTGCCAGCAGCCGCGGTAATTCCAGCTCCAATAGCGTATATTAAAGTTGTTGCAGTTAAAAAGCTCGTAGTTGGATTTCTGATTTGGGCATTCGGTTCACCTATTCGTAGGTGCAACTTAAGAATGTTTGAATCATTTTTTGTGAGGAAATTTTTCTGCCATTAGGTTGGTGGTTAAATGGACTTGCATCGTTTACTGTGAAAAAATTAGAGTGTTTAAAGCAGGCGTAAAGCTCATTGAATACATTAGCATGGAATAATAAGATACGACCCAGGTGGTCTATTTTGTTGGTTTGCACACCAGGGTAATGATTAATAGGGACAGTTGGGGGTATTCATATTTTAGCGTCAGAGGTGAAATTCTTGGATCGCTGAAAGATGAGCTTAGGCGAAAGCATTTACCAAGGATGTTTTCATTAATCAAGAACGAAAGTTAGGGGATCGAAGATGATTAGATACCATCGTAGTCTTAACCATAAACTATGCCGACTCGGAATTGGCAGTCGTTTAATTTGAATGACCTTGTCAGCGCCGTATGAGAAATCAAAGTCTTTGGGTTCCGGGGGGAGTATGGTCGCAAGGCTGAAACTTAAAGGAATTGACGGAAGGGCACCACCAGGAGTGGAGCCTGCGGCTTAATTTGACTCAACACGGGAAAACTTACCAGGTCCAGACATAGTAAGGATTGACAGATTGAGAGCTCTTTCTTGATTCTATGGGTGGTGGTGCATGGCCGTTCTTAGTTGGTGGAGTGATTTGTCTGGTTAATTCCGTTAACGAACGAGACCTCCGCCTGCTAAATAGCCTTTCCTACGCTTTAGTAGGTTTAAGGCTTCTTAGAGGGACTTTTAGCGATTAGCTAAAGGAAGTTGGAGGCAATAACAGGTCTGTGATGCCCTTAGATGTTCTGGGCCGCACGCGCGCTACACTGATGCGTTCAACGAGTATATAACCTTGATCGACAGGTCTGGGTAATCTTTTGAATGCGCATCGTGCTAGGGATAGATTATTGCAATTATTAATCTTGAACGAGGAATTCCTAGTAAACGCAAGTCATCAGCTTGCATTGATTACGTCCCTGCCCTTTGTACACACCGCCCGTCGCACCTACCGATTGAATGACTCGGTGAAAAATTGGGACTGTGTTCTTCCCGCGTAATTGCGATTAGAATCATGGAAACTCTTTTTAACCTCGCCATTTAGAGGAAGGTGAAGTCGTAACAAGGTTTC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ACAACTTTGTACTGTGAAACTGCGAATGGCTCATTATATCAGTTATAGTCTACTTGATAGTACCTTACTACTTGGATAACCGTAGTAATTCTAGAGCTAATACATGCGCAAATACCTGACTGCTTGTCGGAAGGGTAGCATTTATTAGATTGAAACCAATGCAGCTTCGGCTGGTATTGTGTTGAGTCATAATAACTGTGCGGATCGCGTTTTTCGCGATAAATCAATTGAGTTTCTGCCCTATCAGCTTTGGATGGTAGGATATGGGCCTACCATGGCGTTAACGGGTAACGGGGAATTAGGGTTTGATTCCGGAGAGGGAGCCTTAGAAACGGCTACCACATCCAAGGAAGGCAGCAGGCGCGTAAATTACCCAATCCTGACACAGGGAGGTAGTGACAATAAATAACAATGTTGGGCTTTTAAAGTCTGACAATTGGAATGAGAACAATTTAAATCCCTTAACGAGGATCAATTGGAGGGCAAGTCTGGTGCCAGCAGCCGCGGTAATTCCAGCTCCAATAGCGTATATTAAAGTTGTTGCAGTTAAAAAGCTCGTAGTTGGATTTTTGATTTGAACGTCCGGTCGCTCATTGAGTTGTACTATGGATGTTTGGATTATTTTTTGTGAGGATGTTTTTCTGCTATTCAGTTAGTGGTTTAACAGACTTGCATCGTTTACTGTGAAAAAATTAGAGTGTTTAAAGCAGGCGTTTGCTCATTTGAATACATTAGCATGGAATAATAAGATACGACTTTGGTCTATTTTGTTGGTTTGCAAGCCAGAGTAATGATTAATAGGGACAGTTGGGGGTATTCATATTTCAACGTCAGAGGTGAAATTCTTGGATCGTTGAAAGATGAGCTTAGGCGAAAGCATTTACCAAGGATGTTTTCATTAATCAAGAACGAAAGTTAGGGGATCGAAGATGATTAGATACCATCGTAGTCTTAACCATAAACTATGCCGACTCGGGATTGGCAGTCGTTTAATTTGAATGACTTTGTCAGCACCGTATGAGAAATCAAAGTCTTTGGGTTCCGGGGGGAGTATGGTCGCAAGGCTGAAACTTAAAGGAATTGACGGAAGGGCACCACCAGGAGTGGAGCCTGCGGCTTAATTTGACTCAACACGGGGAAACTTACCAGGTCCAGACATAGTAAGGATTGACAGATTGAGAGCTCTTTCTTGATTCTATGGGTGGTGGTGCATGGCCGTTCTTAGTTGGTGGAGTGATTTGTCTGGTTAATTCCGTTAACGAACGAGACCTCCGCGTGCTAAATAGTTGTGCGTACCATTTTGGTATGTGATGACTTCTTAGAGGGACTTTTAGCGACTAGCTAAAGGAAGTTGGAGGCAATAACAGGTCTGTGATGCCCTTAGATGTTCTGGGCCGCACGCGCGCTACACTGATACGTTCAACAAGTATATAACCTTGATTGATAAGTCTGGGTAATCTTTTGAATGCGTATCGTGCTAGGGATAGATTATTGCAATTATTAATCTTGAACGAGGAATTCCTAGTAAACGCAAGTCATCAGCTTGCATTGATTACGTCCCTGCCCTTTGTACACACCGCCCGTCGCACCTACCGATTGAATGACTCGGTGAAAAATTGGGACTGTGGATCTATTTTCTTTATTGAGAATGGATTTATGGGAACTTTTTTTAACCTCGCCATTTAGAGGAAGGTGAAGTCGTAACAAGGTTTCC</text:p>
          </table:table-cell>
          <table:table-cell office:value-type="string" calcext:value-type="string">
            <text:p>d__Eukaryota; p__Peronosporomycetes; c__Peronosporomycetes; o__Peronosporomycetes; f__Peronospor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ACAACTTTGTACTGTGAAACTGCGAATGGCTCATTATATCAGTTATAGTCTACTTGATAGTACCTTACTACTTGGATAACCGTAGTAATTCTAGAGCTAATACATGCGCAAATACCTGACTGCTTGTCGGAAGGGTAGCATTTATTAGATTGAAACCAATGCAGCTTCGGCTGGTATTGTGTTGAGTCATAATAACTGTGCGGATCGCGTTTTTCGCGATAAATCAATTGAGTTTCTGCCCTATCAGCTTTGGATGGTAGGATATGGGCCTACCATGGCGTTAACGGGTAACGGGGAATTAGGGTTTGATTCCGGAGAGGGAGCCTTAGAAACGGCTACCACATCCAAGGAAGGCAGCAGGCGCGTAAATTACCCAATCCTGACACAGGGAGGTAGTGACAATAAATAACAATGTTGGGCTTTTAAAGTCTGACAATTGGAATGAGAACAATTTAAATCCCTTAACGAGGATCAATTGGAGGGCAAGTCTGGTGCCAGCAGCCGCGGTAATTCCAGCTCCAATAGCGTATATTAAAGTTGTTGCAGTTAAAAAGCTCGTAGTTGGATTTTTGATTTGAACGTCCGGTCGCTCATTGAGTTGTACTATGGATGTTTGGATTATTTTTTGTGAGGATGTTTTTCTGCTATTCAGTTAGTGGTTTAACAGACTTGCATCGTTTACTGTGAAAAAATTAGAGTGTTTAAAGCAGGCGTTTGCTCATTTGAATACATTAGCATGGAATAATAAGATACGACTTTGGTCTATTTTGTTGGTTTGCAAGCCAGAGTAATGATTAATAGGGACAGTTGGGGGTATTCATATTTCAACGTCAGAGGTGAAATTCTTGGATCGTTGAAAGATGAGCTTAGGCGAAAGCATTTACCAAGGATGTTTTCATTAATCAAGAACGAAAGTTAGGGGATCGAAGATGATTAGATACCATCGTAGTCTTAACCATAAACTATGCCGACTCGGGATTGGCAGTCGTTTAATTTGAATGACTTTGTCAGCACCGTATGAGAAATCAAAGTCTTTGGGTTCCGGGGGGAGTATGGTCGCAAGGCTGAAACTTAAAGGAATTGACGGAAGGGCACCACCAGGAGTGGAGCCTGCGGCTTAATTTGACTCAACACGGGGAAACTTACCAGGTCCAGACATAGTAAGGATTGACAGATTGAGAGCTCTTTCTTGATTCTATGGGTGGTGGTGCATGGCCGTTCTTAGTTGGTGGAGTGATTTGTCTGGTTAATTCCGTTAACGAACGAGACCTCCGCGTGCTAAATAGTTGTGCGTACCATTTTGGTATGTGATGACTTCTTAGAGGGACTTTTAGCGACTAGCTAAAGGAAGTTGGAGGCAATAACAGGTCTGTGATGCCCTTAGATGTTCTGGGCCGCACGCGCGCTACACTGATACGTTCAACAAGTATATAACCTTGATTGATAAGTCTGGGTAATCTTTTGAATGCGTATCGTGCTAGGGATAGATTATTGCAATTATTAATCTTGAACGAGGAATTCCTAGTAAACGCAAGTCATCAGCTTGCATTGATTACGTCCCTGCCCTTTGTACACACCGCCCGTCGCACCTACCGATTGAATGACTCGGTGAAAAATTGGGACTGTGGATCTATTTTCTTTATTGAGAATGGATTTATGGGAACTTTTTTTAACCTCGCCATTTAGAGGAAGGTGAAGTCGTAACAAGGTTTCC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ACAATTTTGTACTGTGAAACTGCGAATGGCTCATTATATCAGTTATAGTCTACTTGATAGTACCTTACTACTTGGATAACCGTAGTAATTCTAGAGCTAATACATGCGTAAATACCCAACTGCTTGTCGGACGGGTAGCATTTATTAGATTGAAACCAATGCAGCTTCGGCTGGTATTGTGTTGAGTCATAATAACTGTGCGGATCGCTTCACAGCGATAAATCAATTGAGTTTCTGCCCTATCAGCTTTGGATGGTAGGATATGGGCCTACCATGGCGTTAACGGGTAACGGGGAATTAGGGTTTGATTCCGGAGAGGGAGCCTTAGAAACGGCTACCACATCCAAGGAAGGCAGCAGGCGCGTAAATTACCCAATCCTGACACAGGGAGGTAGTGACAATAAATAACAATGTCGGGCTTTTTAAGTCTGACAATTGGAATGAGAACAATTTAAATCCCTTAACGAGGATCAATTGGAGGGCAAGTCTGGTGCCAGCAGCCGCGGTAATTCCAGCTCCAATAGCGTATATTAAAGTTGTTGCAGTTAAAAAGCTCGTAGTTGGATTTCTGGTTTGAGCGTCCGGTCGAGTTTATCTCTGTACTATGGATGTTTGGGCCATATTTTGTGAGGATGCCTTTCTGTCATTGAGTTGATGGTTAGGTAGACTTGCATCGTTTACTGTGAAAAAATTAGAGTGTTTAAAGCAGGCGTTTGCTCATTTGAATACATTAGCATGGAATAATAAGATACGACCTTGGTGGTCTATTTTGTTGGTTTGCACACCAGGGTAATGATTAATAGGGACAGTTGGGGGTATTCATATTTCAACGTCAGAGGTGAAATTCTTGGATCGTTGAAAGATGAGCTTAGGCGAAAGCATTTACCAAGGATGTTTTCATTAATCAAGAACGAAAGTTAGGGGATCGAAGATGATTAGATACCATCGTAGTCTTAACCATAAACTATGCCGACTCGGGATTGGCAGTCGTTTATTTTGAATGACCTTGTCAGCACCGTATGAGAAATCAAAGTCTTTGGGTTCCGGGGGGAGTATGGTCGCAAGGCTGAAACTTAAAGGAATTGACGGAAGGGCACCACCAGGAGTGGAGCCTGCGGCTTAATTTGACTCAACACGGGGAAACTTACCAGGTCCAGACATAGTAAGGATTGACAGATTGAGAGCTCTTTCTTGATTCTATGGGTGGTGGTGCATGGCCGTTCTTAGTTGGTGGAGTGATTTGTCTGGTTAATTCCGTTAACGAACGAGACCTCCGCGTGCTAAATAGTCCTGCTTACCAATTTGGTAGGTAAGGACTTCTTAGAGGGACTTTCAGTGACTAACTGAAGGAAGTTGGAGGCAATAACAGGTCTGTGATGCCCTTAGATGTTCTGGGCCGCACGCGCGCTACACTGATACGCTCAACGAGTATATAACCTTGATCGATAGGTCTGGGTAATCTTTTGAATACGTATCGTGCTAGGGATAGATTATTGCAATTATTAATCTTGAACGAGGAATTCCTAGTAAACGCAAGTCATCAGCTTGCATTGATTACGTCCCTGCCCTTTGTACACACCGCCCGTCGCACCTACCGATTGAATGACTCGGTGAAAAATTGGGACCGTTGACTCGTTTGCTTCATTGTGAACAAATCGATGGGAACTTTTTTTAACCTCGCCATTTAGAGGAAGGTGAAGTCGTAACAAGGTTTCC</text:p>
          </table:table-cell>
          <table:table-cell office:value-type="string" calcext:value-type="string">
            <text:p>d__Eukaryota; p__Peronosporomycetes; c__Peronosporomycetes; o__Peronosporomycetes; f__Peronospor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ACAATTTTGTACTGTGAAACTGCGAATGGCTCATTATATCAGTTATAGTCTACTTGATAGTACCTTACTACTTGGATAACCGTAGTAATTCTAGAGCTAATACATGCGTAAATACCCAACTGCTTGTCGGACGGGTAGCATTTATTAGATTGAAACCAATGCAGCTTCGGCTGGTATTGTGTTGAGTCATAATAACTGTGCGGATCGCTTCACAGCGATAAATCAATTGAGTTTCTGCCCTATCAGCTTTGGATGGTAGGATATGGGCCTACCATGGCGTTAACGGGTAACGGGGAATTAGGGTTTGATTCCGGAGAGGGAGCCTTAGAAACGGCTACCACATCCAAGGAAGGCAGCAGGCGCGTAAATTACCCAATCCTGACACAGGGAGGTAGTGACAATAAATAACAATGTCGGGCTTTTTAAGTCTGACAATTGGAATGAGAACAATTTAAATCCCTTAACGAGGATCAATTGGAGGGCAAGTCTGGTGCCAGCAGCCGCGGTAATTCCAGCTCCAATAGCGTATATTAAAGTTGTTGCAGTTAAAAAGCTCGTAGTTGGATTTCTGGTTTGAGCGTCCGGTCGAGTTTATCTCTGTACTATGGATGTTTGGGCCATATTTTGTGAGGATGCCTTTCTGTCATTGAGTTGATGGTTAGGTAGACTTGCATCGTTTACTGTGAAAAAATTAGAGTGTTTAAAGCAGGCGTTTGCTCATTTGAATACATTAGCATGGAATAATAAGATACGACCTTGGTGGTCTATTTTGTTGGTTTGCACACCAGGGTAATGATTAATAGGGACAGTTGGGGGTATTCATATTTCAACGTCAGAGGTGAAATTCTTGGATCGTTGAAAGATGAGCTTAGGCGAAAGCATTTACCAAGGATGTTTTCATTAATCAAGAACGAAAGTTAGGGGATCGAAGATGATTAGATACCATCGTAGTCTTAACCATAAACTATGCCGACTCGGGATTGGCAGTCGTTTATTTTGAATGACCTTGTCAGCACCGTATGAGAAATCAAAGTCTTTGGGTTCCGGGGGGAGTATGGTCGCAAGGCTGAAACTTAAAGGAATTGACGGAAGGGCACCACCAGGAGTGGAGCCTGCGGCTTAATTTGACTCAACACGGGGAAACTTACCAGGTCCAGACATAGTAAGGATTGACAGATTGAGAGCTCTTTCTTGATTCTATGGGTGGTGGTGCATGGCCGTTCTTAGTTGGTGGAGTGATTTGTCTGGTTAATTCCGTTAACGAACGAGACCTCCGCGTGCTAAATAGTCCTGCTTACCAATTTGGTAGGTAAGGACTTCTTAGAGGGACTTTCAGTGACTAACTGAAGGAAGTTGGAGGCAATAACAGGTCTGTGATGCCCTTAGATGTTCTGGGCCGCACGCGCGCTACACTGATACGCTCAACGAGTATATAACCTTGATCGATAGGTCTGGGTAATCTTTTGAATACGTATCGTGCTAGGGATAGATTATTGCAATTATTAATCTTGAACGAGGAATTCCTAGTAAACGCAAGTCATCAGCTTGCATTGATTACGTCCCTGCCCTTTGTACACACCGCCCGTCGCACCTACCGATTGAATGACTCGGTGAAAAATTGGGACCGTTGACTCGTTTGCTTCATTGTGAACAAATCGATGGGAACTTTTTTTAACCTCGCCATTTAGAGGAAGGTG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GCAACTTTGTACTGTGAAACTGCGAATGGCTCATTATATCAGTTATAGTCTACTCGATAGTACCTTACTACTTGGATAACCGTAGTAATTCTAGAGCTAATACATGCATCAATACCCAACTGCTTGTCGGACGGGTAGCATTTATTAGATTGAAACCAATGCAGTCTTCGGGCTGGTATTGTGTTGAGTCATAATAACTGTGCGGATCGCGTTTCGCGATGAATCGATTGAGTTTCTGCCCTATCAGCTTTGGATGGTAGGATATGGGCCTACCATGGCATTAACGGGTAACGGGGAATTAGGGTTTGATTCCGGAGAGGGAGCCTTAGAAACGGCTACCACATCCAAGGAAGGCAGCAGGCGCGTAAATTACCCAATCCTGACACAGGGAGGTAGTGACAATAAATAACAATGCTCTGGCTCTTCGAGTCGGGCAATTGGAATGAGAACAATTTAAATCCCTTAACGAGGATCAATTGGAGGGCAAGTCTGGTGCCAGCAGCCGCGGTAATTCCAGCTCCAATAGCGTATATTAAAGTTGTTGCAGTTAAAAAGCTCGTAGTTGGATTTCTGGATTGATCGTCCGGTCCGCTTCCTTTGGGAGTGTGTACTAAGGATGGTTGGTCCATTTTTTGTGAGGATGTTCTTCTGCCATTAAGTTGGTGGTTGAATGGACTTGCATCGTTTACTGTGAAAAAATTAGAGTGTTTAAAGCAGGCGTTTGCTTGAATACATTAGCATGGAATAATAAGATACGACCTTGGTCTATTTTGTTGGTTTGCATACCAGGGTAATGATTAATAGGGACAGTTGGGGGTATTCATATTTCAGCGTCAGAGGTGAAATTCTTGGATCGCTGAAAGATGAGCTTAGGCGAAAGCATTTACCAAGGATGTTTTCATTAATCAAGAACGAAAGTTAGGGGATCGAAGATGATTAGATACCATCGTAGTCTTAACCATAAACTATGCCGACTCGGGATTGGCAGTCGTTTAATTTAAATGACCTTGTCAGCACCGTATGAGAAATCAAAGTCTTTGGGTTCCGGGGGGAGTATGGTCGCAAGGCTGAAACTTAAAGGAATTGACGGAAGGGCACCACCAGGAGTGGAGCCTGCGGCTTAATTTGACTCAACACGGGAAAACTTACCAGGTCCAGACATAGTAAGGATTGACAGATTGAGAGCTCTTTCTTGATTCTATGGGTGGTGGTGCATGGCCGTTCTTAGTTGGTGGAGTGATTTGTCTGGTTAATTCCGTTAACGAACGAGACCTCCGCGTGCTAAATAGTCTTGCTTACCTTTTTGGTAGGTTTTAAGACTTCTTAGAGGGACTTTTGGGTAATCAAACCAAAGGAAGTTGGAGGCAATAACAGGTCTGTGATGCCCTTAGACGTTCTGGGCCGCACGCGCGCTACACTGATGCGTTCAACGAGTTTACAACCTTGATCGATAGGTCTGGGTAATCTTTTGAATGCGCATCGTGCTAGGGATAGATTGTTGCAATTTTCAATCTTGAACGAGGAATTCCTAGTAAACGCAAGTCATCAGCTTGCATTGATTACGTCCCTGCCCTTTGTACACACCGCCCGTCGCACCTACCGATTGAATGACTCGGTGAAAAATTGGGACCGTGAATCTGTTTGCTTTATTGCGAATAGATCCGTGGGAACTTTTTTTAACCTCGCCATTTAGAGGAAGGTGAAGTCGTAACAAGGTTTCC</text:p>
          </table:table-cell>
          <table:table-cell office:value-type="string" calcext:value-type="string">
            <text:p>d__Eukaryota; p__Peronosporomycetes; c__Peronosporomycetes; o__Peronosporomycetes; f__Peronospor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CGCTTGTCTCAAAGATTAAGCCATGCATGTCTAAGTATAAGCAACTTTGTACTGTGAAACTGCGAATGGCTCATTATATCAGTTATAGTCTACTCGATAGTACCTTACTACTTGGATAACCGTAGTAATTCTAGAGCTAATACATGCATCAATACCCAACTGCTTGTCGGACGGGTAGCATTTATTAGATTGAAACCAATGCAGTCTTCGGGCTGGTATTGTGTTGAGTCATAATAACTGTGCGGATCGCGTTTCGCGATGAATCGATTGAGTTTCTGCCCTATCAGCTTTGGATGGTAGGATATGGGCCTACCATGGCATTAACGGGTAACGGGGAATTAGGGTTTGATTCCGGAGAGGGAGCCTTAGAAACGGCTACCACATCCAAGGAAGGCAGCAGGCGCGTAAATTACCCAATCCTGACACAGGGAGGTAGTGACAATAAATAACAATGCTCTGGCTCTTCGAGTCGGGCAATTGGAATGAGAACAATTTAAATCCCTTAACGAGGATCAATTGGAGGGCAAGTCTGGTGCCAGCAGCCGCGGTAATTCCAGCTCCAATAGCGTATATTAAAGTTGTTGCAGTTAAAAAGCTCGTAGTTGGATTTCTGGATTGATCGTCCGGTCCGCTTCCTTTGGGAGTGTGTACTAAGGATGGTTGGTCCATTTTTTGTGAGGATGTTCTTCTGCCATTAAGTTGGTGGTTGAATGGACTTGCATCGTTTACTGTGAAAAAATTAGAGTGTTTAAAGCAGGCGTTTGCTTGAATACATTAGCATGGAATAATAAGATACGACCTTGGTCTATTTTGTTGGTTTGCATACCAGGGTAATGATTAATAGGGACAGTTGGGGGTATTCATATTTCAGCGTCAGAGGTGAAATTCTTGGATCGCTGAAAGATGAGCTTAGGCGAAAGCATTTACCAAGGATGTTTTCATTAATCAAGAACGAAAGTTAGGGGATCGAAGATGATTAGATACCATCGTAGTCTTAACCATAAACTATGCCGACTCGGGATTGGCAGTCGTTTAATTTAAATGACCTTGTCAGCACCGTATGAGAAATCAAAGTCTTTGGGTTCCGGGGGGAGTATGGTCGCAAGGCTGAAACTTAAAGGAATTGACGGAAGGGCACCACCAGGAGTGGAGCCTGCGGCTTAATTTGACTCAACACGGGAAAACTTACCAGGTCCAGACATAGTAAGGATTGACAGATTGAGAGCTCTTTCTTGATTCTATGGGTGGTGGTGCATGGCCGTTCTTAGTTGGTGGAGTGATTTGTCTGGTTAATTCCGTTAACGAACGAGACCTCCGCGTGCTAAATAGTCTTGCTTACCTTTTTGGTAGGTTTTAAGACTTCTTAGAGGGACTTTTGGGTAATCAAACCAAAGGAAGTTGGAGGCAATAACAGGTCTGTGATGCCCTTAGACGTTCTGGGCCGCACGCGCGCTACACTGATGCGTTCAACGAGTTTACAACCTTGATCGATAGGTCTGGGTAATCTTTTGAATGCGCATCGTGCTAGGGATAGATTGTTGCAATTTTCAATCTTGAACGAGGAATTCCTAGTAAACGCAAGTCATCAGCTTGCATTGATTACGTCCCTGCCCTTTGTACACACCGCCCGTCGCACCTACCGATTGAATGACTCGGTGAAAAATTGGGACCGTGAATCTGTTTGCTTTATTGCGAATAGATCCGTGGGAACTTTTTTTAACCTCGC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ACAATTTTGTACTGTGAAACTGCGAATGGCTCATTATATCAGTTATAGTCTACTTGATAGTACCTTACTACTTGGATAACCGTAGTAATTCTAGAGCTAATACATGCGCAAATACCCAACTGCTTGTCGGGCGGGTAGCATTTATTAGATTGAAACCAATGCAGCTTCGGCTGGTATTGTGTTGAGTCATAATAACTGTGCGGATCGCGTTCTTTAACGCGATAAATCAATTGAGTTTCTGCCCTATCAGCTTTGGATGGTAGGATATGGGCCTACCATGGCGTTAACGGGTAACGGGGAATTAGGGTTTGATTCCGGAGAGGGAGCCTTAGAAACGGCTACCACATCCAAGGAAGGCAGCAGGCGCGTAAATTACCCAATCCTGACACAGGGAGGTAGTGACAATAAATAACAATGTCGGGCTTTCTAAGTCTGACAATTGGAATGAGAACAATTTAAATCCCTTAACGAGGATCAATTGGAGGGCAAGTCTGGTGCCAGCAGCCGCGGTAATTCCAGCTCCAATAGCGTATATTAAAGTTGTTGCAGTTAAAAAGCTCGTAGTTGGATTTCTGATTTGAGCGTCCGGTCCGATTCTTCGTGAATCGCGAACTATGGATGTTTGGGTCATTTTTTGTGAGGATGCCTTTCTGCCATTAAGTTGGTGGTTAGGTGGACTTGCATCGTTTACTGTGAAAAAATTAGAGTGTTTAAAGCAGGCGTTTGCTCATTTGAATACATTAGCATGGAATAATAAGATACGACCTTGGTGGTCTATTTTGTTGGTTTGCACGCCAGGGTAATGATTAATAGGGACAGTTGGGGGTATTCATATTTCAGCGTCAGAGGTGAAATTCTTGGATCGCTGAAAGATGAGCTTAGGCGAAAGCATTTACCAAGGATGTTTTCATTAATCAAGAACGAAAGTTAGGGGATCGAAGATGATTAGATACCATCGTAGTCTTAACCATAAACTATGCCGACTCGGGATTGGCAGTCGTTTAATTTGAATGACCTTGTCAGCACCGTATGAGAAATCAAAGTCTTTGGGTTCCGGGGGGAGTATGGTCGCAAGGCTGAAACTTAAAGGAATTGACGGAAGGGCACCACCAGGAGTGGAGCCTGCGGCTTAATTTGACTCAACACGGGGAAACTTACCAGGTCCAGACATAGTAAGGATTGACAGATTGAGAGCTCTTTCTTGATTCTATGGGTGGTGGTGCATGGCCGTTCTTAGTTGGTGGAGTGATTTGTCTGGTTAATTCCGTTAACGAACGAGACCTCCGCGTGCTAAATAGTTCTGCTTACAATTTTTGTAGGTAAGGACTTCTTAGAGGGACTTTCAGCGACTAGTTGAAGGAAGTTGGAGGCAATAACAGGTCTGTGATGCCCTTAGATGTTCTGGGCCGCACGCGCGCTACACTGATACGCTCAACAAGTCTATAACCTTGATCGATAGGTCTGGGTAATCTTTTGAATACGTATCGTGCTAGGGATAGATTATTGCAATTATTAATCTTGAACGAGGAATTCCTAGTAAACGCAAGTCATCAGCTTGCATTGATTACGTCCCTGCCCTTTGTACACACCGCCCGTCGCACCTACCGATTGAATGACTCGGTGAAAAATTGGGACTGTTGGCACACTCCCTTAATTGGGAGCGAGTTGATGGGAACTTTTTTTAACCTCGCCATTTAGAGGAAGGTGAAGTCGTAACAAGGTTTCC</text:p>
          </table:table-cell>
          <table:table-cell office:value-type="string" calcext:value-type="string">
            <text:p>d__Eukaryota; p__Peronosporomycetes; c__Peronosporomycetes; o__Peronosporomycetes; f__Peronosporomycetes; g__Peronosporomycet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TGTCTCAAAGATTAAGCCATGCATGTCTAAGTATAAACAATTTTGTACTGTGAAACTGCGAATGGCTCATTATATCAGTTATAGTCTACTTGATAGTACCTTACTACTTGGATAACCGTAGTAATTCTAGAGCTAATACATGCGCAAATACCCAACTGCTTGTCGGGCGGGTAGCATTTATTAGATTGAAACCAATGCAGCTTCGGCTGGTATTGTGTTGAGTCATAATAACTGTGCGGATCGCGTTCTTTAACGCGATAAATCAATTGAGTTTCTGCCCTATCAGCTTTGGATGGTAGGATATGGGCCTACCATGGCGTTAACGGGTAACGGGGAATTAGGGTTTGATTCCGGAGAGGGAGCCTTAGAAACGGCTACCACATCCAAGGAAGGCAGCAGGCGCGTAAATTACCCAATCCTGACACAGGGAGGTAGTGACAATAAATAACAATGTCGGGCTTTCTAAGTCTGACAATTGGAATGAGAACAATTTAAATCCCTTAACGAGGATCAATTGGAGGGCAAGTCTGGTGCCAGCAGCCGCGGTAATTCCAGCTCCAATAGCGTATATTAAAGTTGTTGCAGTTAAAAAGCTCGTAGTTGGATTTCTGATTTGAGCGTCCGGTCCGATTCTTCGTGAATCGCGAACTATGGATGTTTGGGTCATTTTTTGTGAGGATGCCTTTCTGCCATTAAGTTGGTGGTTAGGTGGACTTGCATCGTTTACTGTGAAAAAATTAGAGTGTTTAAAGCAGGCGTTTGCTCATTTGAATACATTAGCATGGAATAATAAGATACGACCTTGGTGGTCTATTTTGTTGGTTTGCACGCCAGGGTAATGATTAATAGGGACAGTTGGGGGTATTCATATTTCAGCGTCAGAGGTGAAATTCTTGGATCGCTGAAAGATGAGCTTAGGCGAAAGCATTTACCAAGGATGTTTTCATTAATCAAGAACGAAAGTTAGGGGATCGAAGATGATTAGATACCATCGTAGTCTTAACCATAAACTATGCCGACTCGGGATTGGCAGTCGTTTAATTTGAATGACCTTGTCAGCACCGTATGAGAAATCAAAGTCTTTGGGTTCCGGGGGGAGTATGGTCGCAAGGCTGAAACTTAAAGGAATTGACGGAAGGGCACCACCAGGAGTGGAGCCTGCGGCTTAATTTGACTCAACACGGGGAAACTTACCAGGTCCAGACATAGTAAGGATTGACAGATTGAGAGCTCTTTCTTGATTCTATGGGTGGTGGTGCATGGCCGTTCTTAGTTGGTGGAGTGATTTGTCTGGTTAATTCCGTTAACGAACGAGACCTCCGCGTGCTAAATAGTTCTGCTTACAATTTTTGTAGGTAAGGACTTCTTAGAGGGACTTTCAGCGACTAGTTGAAGGAAGTTGGAGGCAATAACAGGTCTGTGATGCCCTTAGATGTTCTGGGCCGCACGCGCGCTACACTGATACGCTCAACAAGTCTATAACCTTGATCGATAGGTCTGGGTAATCTTTTGAATACGTATCGTGCTAGGGATAGATTATTGCAATTATTAATCTTGAACGAGGAATTCCTAGTAAACGCAAGTCATCAGCTTGCATTGATTACGTCCCTGCCCTTTGTACACACCGCCCGTCGCACCTACCGATTGAATGACTCGGTGAAAAATTGGGACTGTTGGCACACTCCCTTAATTGGGAGCGAGTTGATGGGAACTTTTTTTAACCTCGCCATT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ACAATTTTGTACTGTGAAACTGCGAATGGCTCATTATATCAGTTATAGTCTACTCGATAGTACCTTACTACTTGGATAACCGTAGTAATTCTAGAGCTAATACATGCATAAATACCCAACTGCTTGTCGGGCGGGTAGCATTTATTAGATTGAAACCAATGCAGTCTTCGGGCTGGTATTGTGTTGAGTCATAATAACTGTGCGGATCGCACTTTGTGCGATAAATCGATTGAGTTTCTGCCCTATCAGCTTTGGATGGTAGGATATGGGCCTACCATGGCATTAACGGGTAACGGGGAATTAGGGTTTGATTCCGGAGAGGGAGCCTTAGAAACGGCTACCACATCCAAGGAAGGCAGCAGGCGCGTAAATTACCCAATCCTGACACAGGGAGGTAGTGACAATAAATAACAATGCTCTGGCTCTTCGAGTCGGGCAATTGGAATGAGAACAATTTAAATCCCTTAACGAGGATCAATTGGAGGGCAAGTCTGGTGCCAGCAGCCGCGGTAATTCCAGCTCCAATAGCGTATATTAAAGTTGTTGCAGTTAAAAAGCTCGTAGTTGGATTTCTGTTTTGAGCGTCCGGTCGGCTCCCTCTGGGAGTGTGTACTTTTGCGACGTTCGAGGCATTTTTTGTGAGGACGCTTTTCTGCCATTAAGTTGGTGGTTTGGTGGACTTGCATCGTTTACTGTGAAAAAATTAGAGTGTTTAAAGCAGGCGTTTGCTCATTGAATACATTAGCATGGAATAATAAGATACGACCTTGGTGGTCTATTTTGTTGGTTTGCACACCAGGGTAATGATTAATAGGGACAGTTGGGGGTATTCATATTTCAGCGTCAGAGGTGAAATTCTTGGATCGCTGAAAGATGAGCTTAGGCGAAAGCATTTACCAAGGATGTTTTCATTAATCAAGAACGAAAGTTAGGGGATCGAAGATGATTAGATACCATCGTAGTCTTAACCATAAACTATGCCGACTCGGGATTGGCAGTCGTTTTTTTAAATGACCTTGTCAGCACCGTATGAGAAATCAAAGTCTTTGGGTTCCGGGGGGAGTATGGTCGCAAGGCTGAAACTTAAAGGAATTGACGGAAGGGCACCACCAGGAGTGGAGCCTGCGGCTTAATTTGACTCAACACGGGGAAACTTACCAGGTCCAGACATAGTAAGGATTGACAGATTGAGAGCTCTTTCTTGATTCTATGGGTGGTGGTGCATGGCCGTTCTTAGTTGGTGGAGTGATTTGTCTGGTTAATTCCGTTAACGAACGAGACCTCCGCGTGCTAACTAGTTCCGCTTACAATTTTTTGTAGGTTTTTGGGACTTCTTAGAGGGACTTTTGGGTAATCAAACCAAAGGAAGTTGGAGGCAATAACAGGTCTGTGATGCCCTTAGATGTTCTGGGCCGCACGCGCGCTACACTGATGCGTTCAACGAGTATACAACCTTGATCGATAGGTCTGGGTAATCTTTTGAATGCGCATCGTGCTAGGGATAGATTGTTGCAATTTTCAATCTTGAACGAGGAATTCCTAGTAAACGCAAGTCATCAGCTTGCATTGATTACGTCCCTGCCCTTTGTACACACCGCCCGTCGCACCTACCGATTGAATGACTCGGTGAAAAATTGGGACTGTGAGCCTGTTTGCTTTATTGCGAGTGGGTTTGTGGGAACTTTTTTTAACCTCGCCATTTAGAGGAAGGTGAAGTCGTAACAAGGTTTCC</text:p>
          </table:table-cell>
          <table:table-cell office:value-type="string" calcext:value-type="string">
            <text:p>d__Eukaryota; p__Peronosporomycetes; c__Peronosporomycetes; o__Peronosporomycetes; f__Peronosporomycetes; g__Pythi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CGCTTGTCTCAAAGATTAAGCCATGCATGTCTAAGTATAAACAATTTTGTACTGTGAAACTGCGAATGGCTCATTATATCAGTTATAGTCTACTCGATAGTACCTTACTACTTGGATAACCGTAGTAATTCTAGAGCTAATACATGCATAAATACCCAACTGCTTGTCGGGCGGGTAGCATTTATTAGATTGAAACCAATGCAGTCTTCGGGCTGGTATTGTGTTGAGTCATAATAACTGTGCGGATCGCACTTTGTGCGATAAATCGATTGAGTTTCTGCCCTATCAGCTTTGGATGGTAGGATATGGGCCTACCATGGCATTAACGGGTAACGGGGAATTAGGGTTTGATTCCGGAGAGGGAGCCTTAGAAACGGCTACCACATCCAAGGAAGGCAGCAGGCGCGTAAATTACCCAATCCTGACACAGGGAGGTAGTGACAATAAATAACAATGCTCTGGCTCTTCGAGTCGGGCAATTGGAATGAGAACAATTTAAATCCCTTAACGAGGATCAATTGGAGGGCAAGTCTGGTGCCAGCAGCCGCGGTAATTCCAGCTCCAATAGCGTATATTAAAGTTGTTGCAGTTAAAAAGCTCGTAGTTGGATTTCTGTTTTGAGCGTCCGGTCGGCTCCCTCTGGGAGTGTGTACTTTTGCGACGTTCGAGGCATTTTTTGTGAGGACGCTTTTCTGCCATTAAGTTGGTGGTTTGGTGGACTTGCATCGTTTACTGTGAAAAAATTAGAGTGTTTAAAGCAGGCGTTTGCTCATTGAATACATTAGCATGGAATAATAAGATACGACCTTGGTGGTCTATTTTGTTGGTTTGCACACCAGGGTAATGATTAATAGGGACAGTTGGGGGTATTCATATTTCAGCGTCAGAGGTGAAATTCTTGGATCGCTGAAAGATGAGCTTAGGCGAAAGCATTTACCAAGGATGTTTTCATTAATCAAGAACGAAAGTTAGGGGATCGAAGATGATTAGATACCATCGTAGTCTTAACCATAAACTATGCCGACTCGGGATTGGCAGTCGTTTTTTTAAATGACCTTGTCAGCACCGTATGAGAAATCAAAGTCTTTGGGTTCCGGGGGGAGTATGGTCGCAAGGCTGAAACTTAAAGGAATTGACGGAAGGGCACCACCAGGAGTGGAGCCTGCGGCTTAATTTGACTCAACACGGGGAAACTTACCAGGTCCAGACATAGTAAGGATTGACAGATTGAGAGCTCTTTCTTGATTCTATGGGTGGTGGTGCATGGCCGTTCTTAGTTGGTGGAGTGATTTGTCTGGTTAATTCCGTTAACGAACGAGACCTCCGCGTGCTAACTAGTTCCGCTTACAATTTTTTGTAGGTTTTTGGGACTTCTTAGAGGGACTTTTGGGTAATCAAACCAAAGGAAGTTGGAGGCAATAACAGGTCTGTGATGCCCTTAGATGTTCTGGGCCGCACGCGCGCTACACTGATGCGTTCAACGAGTATACAACCTTGATCGATAGGTCTGGGTAATCTTTTGAATGCGCATCGTGCTAGGGATAGATTGTTGCAATTTTCAATCTTGAACGAGGAATTCCTAGTAAACGCAAGTCATCAGCTTGCATTGATTACGTCCCTGCCCTTTGTACACACCGCCCGTCGCACCTACCGATTGAATGACTCGGTGAAAAATTGGGACTGTGAGCCTGTTTGCTTTATTGCGAGTGGGTTTGTGGGAACTTTTTTTAACCTCGCCATTTAGAGGAAGGTGAAGTCGTAACAAGGTTTCC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CGCTTGTCTCAAAGATTAAGCCATGCATGTCTAAGTATAAACAATTTTGTACTGTGAAACTGCGAATGGCTCATTATATCAGTTATAGTCTACTCGATAGTACCTTACTACTTGGATAACCGTAGTAATTCTAGAGCTAATACATGCATCAATACCCAACTGCTTGTCGGACGGGTAGCATTTATTAGATTGAAACCAATGCAGTCTTCGGGCTGGTATTGTGTTGAGTCATAATAACTGTGCGGACCGTACTTTTGTGCGGTAAATCGATTGAGTTTCTGCCCTATCAGCTTTGGATGGTAGGATATGGGCCTACCATGGCATTAACGGGTAACGGGGAATTAGGGTTTGATTCCGGAGAGGGAGCCTTAGAAACGGCTACCACATCCAAGGAAGGCAGCAGGCGCGTAAATTACCCAATCCTGACACAGGGAGGTAGTGACAATAAATAACAATGCTCTGGCTCTTCGAGTCGGGCAATTGGAATGAGAACAATTTAAATCCCTTATCGAGGATCAATTGGAGGGCAAGTCTGGTGCCAGCAGCCGCGGTAATTCCAGCTCCAATAGCGTATATTAAAGTTGTTGCAGTTAAAAAGCTCGTAGTTGGATTTCTGTTTTGAGCGTCCGGTCCGCTTTTTTAAAGTGTGTTACTAGGATGTTTGAGACATTTTTTGTGAGGATGTCCTTCTGCCATTCAGTTAGTGGTTGGATAGACTTGCATCGTTTACTGTGAAAAAATTAGAGTGTTTAAAGCAGGCGTTTGCTCATTGAATACATTAGCATGGAATAATAAGATACGACCTTGGTGGTCTATTTTGTTGGTTTGCACACCAGGGTAATGATTAATAGGGACAGTTGGGGGTATTCATATTTCAGCGTCAGAGGTGAAATTCTTGGATCGCTGAAAGATGAGCTTAGGCGAAAGCATTTACCAAGGATGTTTTCATTAATCAAGAACGAAAGTTAGGGGATCGAAGATGATTAGATACCATCGTAGTCTTAACCATAAACTATGCCGACTCGGGATTGGCAGTCGTTTTTTAAATGACCTTGTCAGCACCGTATGAGAAATCAAAGTCTTTGGGTTCCGGGGGGAGTATGGTCGCAAGGCTGAAACTTAAAGGAATTGACGGAAGGGCACCACCAGGAGTGGAGCCTGCGGCTTAATTTGACTCAACACGGGAAAACTTACCAGGTCCAGACATAGTAAGGATTGACAGATTGAGAGCTCTTTCTTGATTCTATGGGTGGTGGTGCATGGCCGTTCTTAGTTGGTGGAGTGATTTGTCTGGTTAATTCCGTTAACGAACGAGACCTCCGCGTGCTAAATAGTTCCACTTACAATTTTTTGTAGGTTGTGGACTTCTTAGAGGGACTTTTGGGTAATCAAACCAAAGGAAGTTGGAGGCAATAACAGGTCTGTGATGCCCTTAGATGTTCTGGGCCGCACGCGCGCTACACTGATGCGTTCAGCGAGTATACAACCTTGATCGATAGGTCTGGGTAATCTTGTGAATGCGCATCGTGCTAGGGATAGATTGTTGCAATTTTCAATCTTGAACGAGGAATTCCTAGTAAACGCAAGTCATCAGCTTGCATTGATTACGTCCCTGCCCTTTGTACACACCGCCCGTCGCACCTACCGATTGAATGACTCGGTGAGAAATCGGGACCGTGGATCCGTTTGCTTCATTGCGAGTGGATTCATGGGAACTTTTTCTAACCTCGCCATTTAGAGGAAGGTGAAGTCGTAACAAGGTTTCC</text:p>
          </table:table-cell>
          <table:table-cell office:value-type="string" calcext:value-type="string">
            <text:p>d__Eukaryota; p__Peronosporomycetes; c__Peronosporomycetes; o__Peronosporomycetes; f__Peronosporomycetes; g__Pyth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CGCTTGTCTCAAAGATTAAGCCATGCATGTCTAAGTATAAACAATTTTGTACTGTGAAACTGCGAATGGCTCATTATATCAGTTATAGTCTACTCGATAGTACCTTACTACTTGGATAACCGTAGTAATTCTAGAGCTAATACATGCATCAATACCCAACTGCTTGTCGGACGGGTAGCATTTATTAGATTGAAACCAATGCAGTCTTCGGGCTGGTATTGTGTTGAGTCATAATAACTGTGCGGACCGTACTTTTGTGCGGTAAATCGATTGAGTTTCTGCCCTATCAGCTTTGGATGGTAGGATATGGGCCTACCATGGCATTAACGGGTAACGGGGAATTAGGGTTTGATTCCGGAGAGGGAGCCTTAGAAACGGCTACCACATCCAAGGAAGGCAGCAGGCGCGTAAATTACCCAATCCTGACACAGGGAGGTAGTGACAATAAATAACAATGCTCTGGCTCTTCGAGTCGGGCAATTGGAATGAGAACAATTTAAATCCCTTATCGAGGATCAATTGGAGGGCAAGTCTGGTGCCAGCAGCCGCGGTAATTCCAGCTCCAATAGCGTATATTAAAGTTGTTGCAGTTAAAAAGCTCGTAGTTGGATTTCTGTTTTGAGCGTCCGGTCCGCTTTTTTAAAGTGTGTTACTAGGATGTTTGAGACATTTTTTGTGAGGATGTCCTTCTGCCATTCAGTTAGTGGTTGGATAGACTTGCATCGTTTACTGTGAAAAAATTAGAGTGTTTAAAGCAGGCGTTTGCTCATTGAATACATTAGCATGGAATAATAAGATACGACCTTGGTGGTCTATTTTGTTGGTTTGCACACCAGGGTAATGATTAATAGGGACAGTTGGGGGTATTCATATTTCAGCGTCAGAGGTGAAATTCTTGGATCGCTGAAAGATGAGCTTAGGCGAAAGCATTTACCAAGGATGTTTTCATTAATCAAGAACGAAAGTTAGGGGATCGAAGATGATTAGATACCATCGTAGTCTTAACCATAAACTATGCCGACTCGGGATTGGCAGTCGTTTTTTAAATGACCTTGTCAGCACCGTATGAGAAATCAAAGTCTTTGGGTTCCGGGGGGAGTATGGTCGCAAGGCTGAAACTTAAAGGAATTGACGGAAGGGCACCACCAGGAGTGGAGCCTGCGGCTTAATTTGACTCAACACGGGAAAACTTACCAGGTCCAGACATAGTAAGGATTGACAGATTGAGAGCTCTTTCTTGATTCTATGGGTGGTGGTGCATGGCCGTTCTTAGTTGGTGGAGTGATTTGTCTGGTTAATTCCGTTAACGAACGAGACCTCCGCGTGCTAAATAGTTCCACTTACAATTTTTTGTAGGTTGTGGACTTCTTAGAGGGACTTTTGGGTAATCAAACCAAAGGAAGTTGGAGGCAATAACAGGTCTGTGATGCCCTTAGATGTTCTGGGCCGCACGCGCGCTACACTGATGCGTTCAGCGAGTATACAACCTTGATCGATAGGTCTGGGTAATCTTGTGAATGCGCATCGTGCTAGGGATAGATTGTTGCAATTTTCAATCTTGAACGAGGAATTCCTAGTAAACGCAAGTCATCAGCTTGCATTGATTACGTCCCTGCCCTTTGTACACACCGCCCGTCGCACCTACCGATTGAATGACTCGGTGAGAAATCGGGACCGTGGATCCGTTTGCTTCATTGCGAGTGGATTCATGGGAACTTTTTCTAACCTCGCCATTTAGAGGAAGGTGAAGTCGTAACAAGGTTTCC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TAAGTATAAACTCTTTTGTACTGTGAAACTGCGAATGGCTCATTAAATCAGTTATAGTTTCTTTGATGGTACCTTGCTACTCGGATAACCGTAGTAATTCTAGAGCTAATACGTGCACAAACTCCCGACTTGGCTCGCCAGGAAGGGACGTATTTATTAGATAAAAGGCCGATGCGGGCTTGCCCGGTATTGCGGTGAATCATGATAACTTGTCGAATCGCACGGCCCCAGCGCTGGCGATGTTTCATTCAAATTTCTGCCCTATCAACTTTCGATGGTAGGATAGAGGCCTACCATGGTGGTAACGGGTGACGGAGAATTAGGGTTCGATTCCGGAGAGGGAGCCTGAGAAACGGCTACCACATCCAAGGAAGGCAGCAGGCGCGCAAATTACCCAATCCCGACACGGGGAGGTAGTGACAATAAATAACAATACTGGGCTTTTACAAGTCTGGTAATTGGAATGAGTACAATCTAAATCCCTTAACGAGGATCCATTGGAGGGCAAGTCTGGTGCCAGCAGCCGCGGTAATTCCAGCTCCAATAGCGTATATTTAAGTTGTTGCAGTTAAAAAGCTCGTAGTTGGATCTTGGGTCGGGGGGAGCGGTCCGCCCCTCGTGGGTGTGCACTGGTCCACCCGGCCTTTCTGCCGGGGACGCGCTCCTGGCCTTCGCTGGTCGGGACGCGGAGTCGGCGATGTTACTTTGAAAAAATTAGAGTGCTCAAAGCAAGCCTATGCTCTGAATACATTAGCATGGAATAACGTGATAGGACTCTGGTCCTGTTGTGTTGGTCTTCGGGACCGGAGTAATGATTAATAGGGACAGTTGGGGGCATTCGTATTTCATTGTCAGAGGTGAAATTCTTGGATTTATGAAAGACGAACTTCTGCGAAAGCATTTGCCAAGGATGTTTTCATTAATCAAGAACGAAAGTTGGGGGCTCGAAGACGATCAGATACCGTCCTAGTCTCAACCATAAACGATGCCGACTAGGGATTGGCGGGTGTTGATTTGATGACCCCGCCAGCACCTTATGAGAAATCAAAGTTTTTGGGTTCCGGGGGGAGTATGGTCGCAAGGCTGAAACTTAAAGGAATTGACGGAAGGGCACCACCAGGAGTGGAGCCTGCGGCTTAATTTGACTCAACACGGGGAAACTTACCAGGTCCAGACATAGTAAGGATTGACAGATTGAGAGCTCTTTCTTGATTCTATGGGTGGTGGTGCATGGCCGTTCTTAGTTGGTGGAGTGATTTGTCTGGTTAATTCCGTTAACGAACGAGACCTCAGCCTGCTAACTAGTTACGCGAAGGATTCTCTCCTTTGCGGCCAACTTCTTAGAGGGACTATCGGCGTCTAGCCGATGGAAGTTTGAGGCAATAACAGGTCTGTGATGCCCTTAGATGTTCTGGGCCGCACGCGCGCTACACTGATGAATTCAACGAGTTTATAACCTGGGCCGATAGGCCTGGGTAATCTTCTGAAATTTCATCGTGATGGGGATAGATCATTGCAATTATTGATCTTCAACGAGGAATTCCTAGTAAGCGCGAGTCATCAGCTCGCGTTGACTACGTCCCTGCCCTTTGTACACACCGCCCGTCGCTCCTACCGATTGAATGGTCCGGTGAAGTTTTCGGATTGCGGCGACGCCGGCGGTTCGCCGCCGGTGACGTTGTGAGAAGTTCATTAAACCTTATCATTTAGAGGAAGGAGAAGTCGTAACAAGGTTTCC</text:p>
          </table:table-cell>
          <table:table-cell office:value-type="string" calcext:value-type="string">
            <text:p>d__Eukaryota; p__Phragmoplastophyta; c__Embryophyta; o__Bryophyta; f__Bryophyta; g__Bryophyt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CAAAGATTAAGCCATGCATGTGTAAGTATAAACTCTTTTGTACTGTGAAACTGCGAATGGCTCATTAAATCAGTTATAGTTTCTTTGATGGTACCTTGCTACTCGGATAACCGTAGTAATTCTAGAGCTAATACGTGCACAAACTCCCGACTTGGCTCGCCAGGAAGGGACGTATTTATTAGATAAAAGGCCGATGCGGGCTTGCCCGGTATTGCGGTGAATCATGATAACTTGTCGAATCGCACGGCCCCAGCGCTGGCGATGTTTCATTCAAATTTCTGCCCTATCAACTTTCGATGGTAGGATAGAGGCCTACCATGGTGGTAACGGGTGACGGAGAATTAGGGTTCGATTCCGGAGAGGGAGCCTGAGAAACGGCTACCACATCCAAGGAAGGCAGCAGGCGCGCAAATTACCCAATCCCGACACGGGGAGGTAGTGACAATAAATAACAATACTGGGCTTTTACAAGTCTGGTAATTGGAATGAGTACAATCTAAATCCCTTAACGAGGATCCATTGGAGGGCAAGTCTGGTGCCAGCAGCCGCGGTAATTCCAGCTCCAATAGCGTATATTTAAGTTGTTGCAGTTAAAAAGCTCGTAGTTGGATCTTGGGTCGGGGGGAGCGGTCCGCCCCTCGTGGGTGTGCACTGGTCCACCCGGCCTTTCTGCCGGGGACGCGCTCCTGGCCTTCGCTGGTCGGGACGCGGAGTCGGCGATGTTACTTTGAAAAAATTAGAGTGCTCAAAGCAAGCCTATGCTCTGAATACATTAGCATGGAATAACGTGATAGGACTCTGGTCCTGTTGTGTTGGTCTTCGGGACCGGAGTAATGATTAATAGGGACAGTTGGGGGCATTCGTATTTCATTGTCAGAGGTGAAATTCTTGGATTTATGAAAGACGAACTTCTGCGAAAGCATTTGCCAAGGATGTTTTCATTAATCAAGAACGAAAGTTGGGGGCTCGAAGACGATCAGATACCGTCCTAGTCTCAACCATAAACGATGCCGACTAGGGATTGGCGGGTGTTGATTTGATGACCCCGCCAGCACCTTATGAGAAATCAAAGTTTTTGGGTTCCGGGGGGAGTATGGTCGCAAGGCTGAAACTTAAAGGAATTGACGGAAGGGCACCACCAGGAGTGGAGCCTGCGGCTTAATTTGACTCAACACGGGGAAACTTACCAGGTCCAGACATAGTAAGGATTGACAGATTGAGAGCTCTTTCTTGATTCTATGGGTGGTGGTGCATGGCCGTTCTTAGTTGGTGGAGTGATTTGTCTGGTTAATTCCGTTAACGAACGAGACCTCAGCCTGCTAACTAGTTACGCGAAGGATTCTCTCCTTTGCGGCCAACTTCTTAGAGGGACTATCGGCGTCTAGCCGATGGAAGTTTGAGGCAATAACAGGTCTGTGATGCCCTTAGATGTTCTGGGCCGCACGCGCGCTACACTGATGAATTCAACGAGTTTATAACCTGGGCCGATAGGCCTGGGTAATCTTCTGAAATTTCATCGTGATGGGGATAGATCATTGCAATTATTGATCTTCAACGAGGAATTCCTAGTAAGCGCGAGTCATCAGCTCGCGTTGACTACGTCCCTGCCCTTTGTACACACCGCCCGTCGCTCCTACCGATTGAATGGTCCGGTGAAGTTTTCGGATTGCGGCGACGCCGGCGGTTCGCCGCCGGTGACGTTGTGAGAAGTTCATTAAACCTTATCATTTAGAGGAAGGAGAAGTCGTAACAAGGTTTCC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TAAAGATTAAGCCATGCATGTCCAAGTATAAACACGAATTGTACGGTGAAACTGCGAATGGCTCATTATATCAGTTATAATTCATTTGATAGTGACATTACTACAAGGATAACCGTGGTAATTCTATGGCTAATACATGCAAGAAAGGTCGTGCTCCTCGCGGGCAGGACAGTATTTATTAGATTAGAAACCTTCAAGCGCGCAAGCGCGGCAACAAGGGAGACATAATAACTGGGCGGATCGCATGGCCTTGCGCCGGCGACGGTTCATTCAAATTTCTGCCCTATCAACTTTCGATGGTAGGATAGAGGCCTACCATGGTTCTTACGGGTAACGGGGAATTAGGGTTCGATTCCGGAGAGGGAGCCTGAGAAATGGCTACCACTTCCAAGGAAGGCAGCAGGCGCGCAAATTACCCAATCCTGACACAGGGAGGTAGTGACAGTAAATAACAATGCAGGGCCCTCAGGGTCGTGCAATTGGAATGGGCCGAGCGTAAAGAGGTCGGCGAGGAACAATTGGAGGGCAAGTCTGGTGCCAGCAGCCGCGGTAATTCCAGCTCCAATAGCGTATATTAAAGTTGTTGCAGTTAAAAAGCTCGTAGTTGGACGTAATGGGGGGGCCAGGGGTCTGCTGCAAGGCAGTACCCGCGGGCCGCTCCAAGAACAGCCGGAAGCGGACCCTTACGGGGGGCCGGGGAAGGCAGGGTTACTTTGAAGAAATTAGAGTGCTTAAAGCAGGCGGGCAAGCCTGGATAGATTAGCATGGAATAACAAGACGTGACTGGGGTCTCGGTTTGTTGGTTTGAGGGCCGCGGTAATGATTAATAGGGATAGTTGGGGGCATTTGTATTCGGTAGTCAGAGGTGAAATTCTTGGATTTACCGAGGACAAACTAGAGCGAAAGCATCTGCCAAGGATGTTTTCATTAATCAAGAACGAAAGTTAGGGGATCGAAGACGATTAGATACCGTCGTAGTCTTAACCATAAACGATGCCGACTAGGGATCGGCGGAGGCCAGCTATGGCGCCGTCGGGACCTTTCGAGAAATCAAAGTGTTTGGGTTCTGGGGGGAGTATGGTCGCAAGGCTGAAACTTGAAGGAATTGACGGAAGGGCACCACCAGGAGTGGAGCCTGCGGCTTAATTTGACTCAACACGGGAAAACTCACCAGGTCCGGACATGGTAAGGAATGACAGATTGAGAGCTCTTTCAAGATTCTATGGGTGGTGGTGCATGGCCGTTCTTAGTTGGTGGAGTGATTTGTCTGGTTAATTCCGATAACGAACGAGACCTTGACCGTTAACTAGGGGGGCGGAGGAGACTCCGGGCCCCCCCTTCTTAGCGGGACTAGCCATGTTTAGTGGCAGGAAGTTTGAGGCAATAACAGGTCTGTGATGCCCTTAGATGTTCTGGGCCGCACGCGCGCTACACTGACACGGACAGCGAGTATGAGCCTTGGCCGAGAGGCCTGGGAAATCTTGTGAAACCGTGTCGTGCTGGGGATAGACCATTGCAATTATTGGTCTTCAACGAGGAATTCCTAGTAAGCGCAAGTCATCAGCTTGCGTTGATTACGTCCCTGCCCTTTGTACACACCGCCCGTCGTTACTACCGATTGAATGATGTGGTGAGGCCTCTTGACGGGGCCGCGGCCAGCGATGGCCCGGAGCCGGACATTGGTCAAACCTTGTCATTTAGAGGAAGTACAAGTCGTAACAAGGTTTCC</text:p>
          </table:table-cell>
          <table:table-cell office:value-type="string" calcext:value-type="string">
            <text:p>d__Eukaryota; p__Phragmoplastophyta; c__Embryophyta; o__Magnoliophyta; f__Magnoliophyta; g__Magnoliophyta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GTCATATGCTTGTCCTAAAGATTAAGCCATGCATGTCCAAGTATAAACACGAATTGTACGGTGAAACTGCGAATGGCTCATTATATCAGTTATAATTCATTTGATAGTGACATTACTACAAGGATAACCGTGGTAATTCTATGGCTAATACATGCAAGAAAGGTCGTGCTCCTCGCGGGCAGGACAGTATTTATTAGATTAGAAACCTTCAAGCGCGCAAGCGCGGCAACAAGGGAGACATAATAACTGGGCGGATCGCATGGCCTTGCGCCGGCGACGGTTCATTCAAATTTCTGCCCTATCAACTTTCGATGGTAGGATAGAGGCCTACCATGGTTCTTACGGGTAACGGGGAATTAGGGTTCGATTCCGGAGAGGGAGCCTGAGAAATGGCTACCACTTCCAAGGAAGGCAGCAGGCGCGCAAATTACCCAATCCTGACACAGGGAGGTAGTGACAGTAAATAACAATGCAGGGCCCTCAGGGTCGTGCAATTGGAATGGGCCGAGCGTAAAGAGGTCGGCGAGGAACAATTGGAGGGCAAGTCTGGTGCCAGCAGCCGCGGTAATTCCAGCTCCAATAGCGTATATTAAAGTTGTTGCAGTTAAAAAGCTCGTAGTTGGACGTAATGGGGGGGCCAGGGGTCTGCTGCAAGGCAGTACCCGCGGGCCGCTCCAAGAACAGCCGGAAGCGGACCCTTACGGGGGGCCGGGGAAGGCAGGGTTACTTTGAAGAAATTAGAGTGCTTAAAGCAGGCGGGCAAGCCTGGATAGATTAGCATGGAATAACAAGACGTGACTGGGGTCTCGGTTTGTTGGTTTGAGGGCCGCGGTAATGATTAATAGGGATAGTTGGGGGCATTTGTATTCGGTAGTCAGAGGTGAAATTCTTGGATTTACCGAGGACAAACTAGAGCGAAAGCATCTGCCAAGGATGTTTTCATTAATCAAGAACGAAAGTTAGGGGATCGAAGACGATTAGATACCGTCGTAGTCTTAACCATAAACGATGCCGACTAGGGATCGGCGGAGGCCAGCTATGGCGCCGTCGGGACCTTTCGAGAAATCAAAGTGTTTGGGTTCTGGGGGGAGTATGGTCGCAAGGCTGAAACTTGAAGGAATTGACGGAAGGGCACCACCAGGAGTGGAGCCTGCGGCTTAATTTGACTCAACACGGGAAAACTCACCAGGTCCGGACATGGTAAGGAATGACAGATTGAGAGCTCTTTCAAGATTCTATGGGTGGTGGTGCATGGCCGTTCTTAGTTGGTGGAGTGATTTGTCTGGTTAATTCCGATAACGAACGAGACCTTGACCGTTAACTAGGGGGGCGGAGGAGACTCCGGGCCCCCCCTTCTTAGCGGGACTAGCCATGTTTAGTGGCAGGAAGTTTGAGGCAATAACAGGTCTGTGATGCCCTTAGATGTTCTGGGCCGCACGCGCGCTACACTGACACGGACAGCGAGTATGAGCCTTGGCCGAGAGGCCTGGGAAATCTTGTGAAACCGTGTCGTGCTGGGGATAGACCATTGCAATTATTGGTCTTCAACGAGGAATTCCTAGTAAGCGCAAGTCATCAGCTTGCGTTGATTACGTCCCTGCCCTTTGTACACACCGCCCGTCGTTACTACCGATTGAATGATGTGGTGAGGCCTCTTGACGGGGCCGCGGCCAGCGATGGCCCGGAGCCGGACATTGGTCAAACCTTGTCATTTAGAGGAAGTACAAGTCGTAACAAGGTTTCC</text:p>
          </table:table-cell>
          <table:table-cell office:value-type="string" calcext:value-type="string">
            <text:p>6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CAAGTATGAACCAATTTGAACTGTGAAACTGCGAATGGCTCATTAAATCAGTTATAGTTTGTTTGATGGTACGTGCTACTCGGATAACCGTAGTAATTCTAGAGCTAATACGTGCAACAAACCCCGACTTCTGGGAGGGGCGCATTTATTAGATAAAAGGCTGACGCGGGCTCTGCTCGCTGATCCGATGATTCATGATAACTCGACGGATCGCACGGCCCTCGTGCCGGCGACGCATCATTCAAATTTCTGCCCTATCAACTTTCGATGGTAGGATAGGGGCCTACCATGGTGGTGACGGGTGACGGAGAATTAGGGTTCGATTCCGGAGAGGGAGCCTGAGAAACGGCTACCACATCCAAGGAAGGCAGCAGGCGCGCAAATTACCCAATCCTGACACGGGGAGGTAGTGACAATAAATAACAATACCGGGCGCATTAGTGTCTGGTAATTGGAATGAGTACAATCTAAATCCCTTAACGAGGATCCATTGGAGGGCAAGTCTGGTGCCAGCAGCCGCGGTAATTCCAGCTCCAATAGCGTATATTTAAGTTGTTGCAGTTAAAAAGCTCGTAGTTGGACCTTGGGCCGGGTCGGCCGGTCCGCCTCACGGCGAGCACCGACCGACTCGACCCTTCAGCCGGCATCGCGCTCCTAGCCTTAATTGGCCGGGTCGTGTTTCCGGCATCGTTACTTTGAAGAAATTAGAGTGCTCAAAGCAAGCCATCGCTCTGGATACATTAGCATGGGATAACATCATAGGATTCTGGTCCTATTGTGTTGGCCTTCGGGATCGGAGTAATGATTAATAGGGACAGTCGGGGGCATTCGTATTTCATAGTCAGAGGTGAAATTCTTGGATTTATGAAAGACGAACAACTGCGAAAGCATTTGCCAAGGATGTTTTCATTAATCAAGAACGAAAGTTGGGGGCTCGAAGACGATCAGATACCGTCCTAGTCTCAACCATAAACGATGCCGACCAGGGATCGGCGGATGTTGCTTATAGGACTCCGCCGGCACCTTATGAGAAATCAAAGTCTTTGGGTTCCGGGGGGAGTATGGTCGCAAGGCTGAAACTTAAAGGAATTGACGGAAGGGCACCACCAGGCGTGGAGCCTGCGGCTTAATTTGACTCAACACGGGGAAACTTACCAGGTCCAGACATAGCAAGGATTGACAGACTGAGAGCTCTTTCTTGATTCTATGGGTGGTGGTGCATGGCCGTTCTTAGTTGGTGGAGCGATTTGTCTGGTTAATTCCGTTAACGAACGAGACCTCAGCCTGCTAACTAGCTATGCGGAGCCATCCCTCCGCAGCTAGCTTCTTAGAGGGACTATCGCCGTTTAGGCGACGGAAGTTTGAGGCAATAACAGGTCTGTGATGCCCTTAGATGTTCTGGGCCGCACGCGCGCTACACTGATGTATTCAACGAGTATATAGCCTTGGCCGACAGGCCCGGGTAATCTTGGGAAATTTCATCGTGATGGGGATAGATCATTGCAATTGTTGGTCTTCAACGAGGAATGCCTAGTAAGCGCGAGTCATCAGCTCGCGTTGACTACGTCCCTGCCCTTTGTACACACCGCCCGTCGCTCCTACCGATTGAATGGTCCGGTGAAGTGTTCGGATCGCGGCGACGGGGGCGGTTCGCCGCCCCCGACGTCGCGAGAAGTCCATTGAACCTTATCATTTAGAGGAAGGAGAAGTCGTAACAAGGTTTCC</text:p>
          </table:table-cell>
          <table:table-cell office:value-type="string" calcext:value-type="string">
            <text:p>d__Eukaryota; p__Phragmoplastophyta; c__Embryophyta; o__Magnoliophyta; f__Magnoliophyta; g__Magnoliophy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GCAAGTATGAACCAATTTGAACTGTGAAACTGCGAATGGCTCATTAAATCAGTTATAGTTTGTTTGATGGTACGTGCTACTCGGATAACCGTAGTAATTCTAGAGCTAATACGTGCAACAAACCCCGACTTCTGGGAGGGGCGCATTTATTAGATAAAAGGCTGACGCGGGCTCTGCTCGCTGATCCGATGATTCATGATAACTCGACGGATCGCACGGCCCTCGTGCCGGCGACGCATCATTCAAATTTCTGCCCTATCAACTTTCGATGGTAGGATAGGGGCCTACCATGGTGGTGACGGGTGACGGAGAATTAGGGTTCGATTCCGGAGAGGGAGCCTGAGAAACGGCTACCACATCCAAGGAAGGCAGCAGGCGCGCAAATTACCCAATCCTGACACGGGGAGGTAGTGACAATAAATAACAATACCGGGCGCATTAGTGTCTGGTAATTGGAATGAGTACAATCTAAATCCCTTAACGAGGATCCATTGGAGGGCAAGTCTGGTGCCAGCAGCCGCGGTAATTCCAGCTCCAATAGCGTATATTTAAGTTGTTGCAGTTAAAAAGCTCGTAGTTGGACCTTGGGCCGGGTCGGCCGGTCCGCCTCACGGCGAGCACCGACCGACTCGACCCTTCAGCCGGCATCGCGCTCCTAGCCTTAATTGGCCGGGTCGTGTTTCCGGCATCGTTACTTTGAAGAAATTAGAGTGCTCAAAGCAAGCCATCGCTCTGGATACATTAGCATGGGATAACATCATAGGATTCTGGTCCTATTGTGTTGGCCTTCGGGATCGGAGTAATGATTAATAGGGACAGTCGGGGGCATTCGTATTTCATAGTCAGAGGTGAAATTCTTGGATTTATGAAAGACGAACAACTGCGAAAGCATTTGCCAAGGATGTTTTCATTAATCAAGAACGAAAGTTGGGGGCTCGAAGACGATCAGATACCGTCCTAGTCTCAACCATAAACGATGCCGACCAGGGATCGGCGGATGTTGCTTATAGGACTCCGCCGGCACCTTATGAGAAATCAAAGTCTTTGGGTTCCGGGGGGAGTATGGTCGCAAGGCTGAAACTTAAAGGAATTGACGGAAGGGCACCACCAGGCGTGGAGCCTGCGGCTTAATTTGACTCAACACGGGGAAACTTACCAGGTCCAGACATAGCAAGGATTGACAGACTGAGAGCTCTTTCTTGATTCTATGGGTGGTGGTGCATGGCCGTTCTTAGTTGGTGGAGCGATTTGTCTGGTTAATTCCGTTAACGAACGAGACCTCAGCCTGCTAACTAGCTATGCGGAGCCATCCCTCCGCAGCTAGCTTCTTAGAGGGACTATCGCCGTTTAGGCGACGGAAGTTTGAGGCAATAACAGGTCTGTGATGCCCTTAGATGTTCTGGGCCGCACGCGCGCTACACTGATGTATTCAACGAGTATATAGCCTTGGCCGACAGGCCCGGGTAATCTTGGGAAATTTCATCGTGATGGGGATAGATCATTGCAATTGTTGGTCTTCAACGAGGAATGCCTAGTAAGCGCGAGTCATCAGCTCGCGTTGACTACGTCCCTGCCCTTTGTACACACCGCCCGTCGCTCCTACCGATTGAATGGTCCGGTGAAGTGTTCGGATCGCGGCGACGGGGGCGGTTCGCCGCCCCCGACGTCGCGAGAAGTCCATTGAACCTTATCATTTAGAGGAAGGAGAAGTCGTAACAAGGTTTCC</text:p>
          </table:table-cell>
          <table:table-cell office:value-type="string" calcext:value-type="string">
            <text:p>5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CAGGACACGCCTATTACGGCTAACCCGCGAATGGCTCATTAAATCAGCTATTGTTTCTTAGATCTTACTCACTTACATGGTGAACTGTTGTAATTCAAGAGCTATACATGCCAATATGCCTCGAGATTCGCGTCTTGAGGCGGCTTTGTTAGATCAAAACCATCCGGTCTTCGGACTGTTGGTTTGGTGAATCTTGATAATTGACCTGATCGCATGACCTTGTGTCGGCGACGTATCTTCCAAGTATCTGACCTATCAACTGTCGATGGTGGGTGACATGCCCACCATGGTGATCACGGGTGACGGGGAATCAGTGTTCGATTCCGGAGAGGGAGCCTTAGAAACGGCTACCACATCTAAGGAAGGCAGCAGGCGCGCAAATTACCCACTCTCGGCGAGAGGAGGTAGTGACGAAAAATAACGATGCAAGACTCTTTATGAGGCCTTGCAATTGGAATGAGTACAATTTAAATCCTTTAACGAGGATCCATTGGAGGGCAAGTCTGGTGCCAGCAGCCGCGGTAATTCCAGCTCCACTGGTGTATATTAAAGTTGTTGCAGTTAAAAAGCTCGTAGTTGGATCTCAGGTCGTGAGTCGCCGGTCCAGCCTCAGTGCTGTGACTGTGCGCATCTCCGCCTTCAGCAGTCGTTAGACGCCTTGTGGTGCTCTTTACTGAGTGCCGCTTGGTGCACGGCACGTTTACTTTGAAAAAATTAGAGTGCTCAAAGCAGGCCATTGGCTTGAATAGTCTTGCATGGAATAATGGAATAGGACTTCGGTTCTATTTTGTTGGTTTTCGGACCCGGAGTAATGATTAAAAGGGACTGCCGGGGGCATTTGTATGGTGGCGTTAGAGGTGAAATTCTTGGATCGCCGCCAGACAATCTACTGCGAAAGCATTTGCCAAGAATGTCTTCATTAATCAAGAACGAAAGTCAGAGGTTCGAAGACGATCAGATACCGTCCTAGTTCTGACCATAAACGTTGCCGACCAACAATCACGGCTGGTTTGACTTTATTGACCGTCGTGGCTGTCTCCTGGGAAACCTAAAGTCAGGTTCTGGGGGAAGTATGGTCTCAAGGCTGAAACTTAAAGGAATTGACGGAAGGGCACCACCAGGAGTGGAGCCTGCGGCTTAATTTGACTCAACACGGGGAAACTCACCCGGCCCGGACACTGTAAGGATGGACAGATTAAAAGCTCTTTCTTGATTCAGTGGGTGGTGGTGCATGGCCGTTCTTAGTTGGTGGAGTGATTTGTCTGGTTAATTCCGATAACGAACGAGACTCTGGCCTATTAAATAGTATGTTGGTATCAGCCCGGTTCGCCGGCGCTCCAGCCAATACCGACTTCTTAGAGGGATTCGCAGTCTATAAACTGCACGAAAGAGAGCAATAACAGGTCTGTGATGCCCTTAGATGTCCGGGGCCGCACGCGCGCTACATTGACAGCATCAGAGCGTTTGAATACCTGGTCCGAAAGGATTGGGCAATCTTAGAATTGCTGTCTCCTCAGGGATTGAGATTTGCAATTATCTCTCATGAACGAGGAATTCCCAGTAGGCGCAAGTCATCAGCTTGCGTCGACTAAGTCCCTGCCCTTTGTACACACCGCCCGTCGCTACTACCGATTGAATGGTTTAGTGAGGTCATCGGATCGAGATCTTTGCGGCGGCAACGTTGCTTTGGTCACGAAAAGACGATCGAACTTGATCATTTAGAGGAAGTAAAAGTCGTAACAAGGTTTCC</text:p>
          </table:table-cell>
          <table:table-cell office:value-type="string" calcext:value-type="string">
            <text:p>d__Eukaryota; p__Platyhelminthes; c__Rhabditophora; o__Rhabdocoela; f__Neodalyellida; g__Neodalyell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CAGGACACGCCTATTACGGCTAACCCGCGAATGGCTCATTAAATCAGCTATTGTTTCTTAGATCTTACTCACTTACATGGTGAACTGTTGTAATTCAAGAGCTATACATGCCAATATGCCTCGAGATTCGCGTCTTGAGGCGGCTTTGTTAGATCAAAACCATCCGGTCTTCGGACTGTTGGTTTGGTGAATCTTGATAATTGACCTGATCGCATGACCTTGTGTCGGCGACGTATCTTCCAAGTATCTGACCTATCAACTGTCGATGGTGGGTGACATGCCCACCATGGTGATCACGGGTGACGGGGAATCAGTGTTCGATTCCGGAGAGGGAGCCTTAGAAACGGCTACCACATCTAAGGAAGGCAGCAGGCGCGCAAATTACCCACTCTCGGCGAGAGGAGGTAGTGACGAAAAATAACGATGCAAGACTCTTTATGAGGCCTTGCAATTGGAATGAGTACAATTTAAATCCTTTAACGAGGATCCATTGGAGGGCAAGTCTGGTGCCAGCAGCCGCGGTAATTCCAGCTCCACTGGTGTATATTAAAGTTGTTGCAGTTAAAAAGCTCGTAGTTGGATCTCAGGTCGTGAGTCGCCGGTCCAGCCTCAGTGCTGTGACTGTGCGCATCTCCGCCTTCAGCAGTCGTTAGACGCCTTGTGGTGCTCTTTACTGAGTGCCGCTTGGTGCACGGCACGTTTACTTTGAAAAAATTAGAGTGCTCAAAGCAGGCCATTGGCTTGAATAGTCTTGCATGGAATAATGGAATAGGACTTCGGTTCTATTTTGTTGGTTTTCGGACCCGGAGTAATGATTAAAAGGGACTGCCGGGGGCATTTGTATGGTGGCGTTAGAGGTGAAATTCTTGGATCGCCGCCAGACAATCTACTGCGAAAGCATTTGCCAAGAATGTCTTCATTAATCAAGAACGAAAGTCAGAGGTTCGAAGACGATCAGATACCGTCCTAGTTCTGACCATAAACGTTGCCGACCAACAATCACGGCTGGTTTGACTTTATTGACCGTCGTGGCTGTCTCCTGGGAAACCTAAAGTCAGGTTCTGGGGGAAGTATGGTCTCAAGGCTGAAACTTAAAGGAATTGACGGAAGGGCACCACCAGGAGTGGAGCCTGCGGCTTAATTTGACTCAACACGGGGAAACTCACCCGGCCCGGACACTGTAAGGATGGACAGATTAAAAGCTCTTTCTTGATTCAGTGGGTGGTGGTGCATGGCCGTTCTTAGTTGGTGGAGTGATTTGTCTGGTTAATTCCGATAACGAACGAGACTCTGGCCTATTAAATAGTATGTTGGTATCAGCCCGGTTCGCCGGCGCTCCAGCCAATACCGACTTCTTAGAGGGATTCGCAGTCTATAAACTGCACGAAAGAGAGCAATAACAGGTCTGTGATGCCCTTAGATGTCCGGGGCCGCACGCGCGCTACATTGACAGCATCAGAGCGTTTGAATACCTGGTCCGAAAGGATTGGGCAATCTTAGAATTGCTGTCTCCTCAGGGATTGAGATTTGCAATTATCTCTCATGAACGAGGAATTCCCAGTAGGCGCAAGTCATCAGCTTGCGTCGACTAAGTCCCTGCCCTTTGTACACACCGCCCGTCGCTACTACCGATTGAATGGTTTAGTGAGGTCATCGGATCGAGATCTTTGCGGCGGCAACGTTGCTTTGGTCACGAAAAGACGATCGAACTTGATCATTTAGAGGAAGTAAAAGTCGTAACAAGGTTTCC</text:p>
          </table:table-cell>
          <table:table-cell office:value-type="string" calcext:value-type="string">
            <text:p>12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CTCGTATGAGCGAAACTGCGAATGGCTCATTAAAACAGTTATAGTTTCTTTGATGACTAACAATTACTTGGATAACTGTAGTAATTCTAGAGCTAATACATGCGTAAAGACCTGACTTTTTGGAAGGTTGCACTTATTAGATACAAAACCAACCTAGGGCAACCTAGAGTTCTGGTAATTCATAATAATTTCGCAGATCGCACAGTTCGCTGGCGACATGTCATTCAAGTTTCTGACCTATCAGCTACCGACGGTAAGGTATTGGCCTACCGTGGCATTGACGGGTAACGGAGAATTAGGGTTTGATTCCGGAGAGGAAGCCTGAGAAACGGCTACCACATCTAAGGATGGCAGCAGGCGCGCAAATTACCCAATCCTGACACAGGGAGGTAGTGACAAGAAATAACAATACAGGGCAACACTGTCTTGTAATTGGAATGAGTGAATTTTAAATCAATTCACAAGTAACAATTGGAGGGCAAGTCTGGTGCCAGCAGCCGCGGTAATTCCAGCTCCAATAGCGTATATTAAAGTTGCTGCGGTTAAAAAGCTCGTAGTTAGATTTCTGGTTCAGTCAGCCGGTCGACTTCACAGTTGCATCAGGCAGTGACAGAACCTTTGCCTTACGCTGAGTCGCACTTTACTGTGTGGCACAGGGTTTGGCTCTTTACTTTGAGGAAATTAGAGTGTTTCAAGCAGGCTTCTGCCTTGAATACATTAGCATGGAATAATAAGATATGACTTCGGTTTTATTTTGTTGGTTTCCGAGCTGAAGTAATGATTAATAGGGATAGTCGGGGGCATTCGTACTTAACTGTCAGAGGTGAAATTCTTGGATTTGTTAAAGACGAACTACTGCGAAAGCATTTGCCAAGGATGTTTTCATTGATCAAGAACGAAAGTTAGGGGATCGAAGACGATCAGATACCGTCCTAGTCTTAACCATAAACTATGCCGACTAGAGATTGGAGGTAGTTTCTGACACCTTCAGCACCTCACGAGAAATCAAAGTTTTTGGGTTCCGGGGGGAGTATGGTCGCAAGGCTGAAACTTAAAGGAATTGACGGAAGGGCACCACCAGGAGTGGAGCCTGCGGCTTAATTTGACTCAACACGGGAAAACTCACCAGGTCCAGACATAGTAAGGATTGACAGATTGATAGCTCTTTCTTGATTCTATGGGTGGTGGTGCATGGTCGTTCTTAGTTGGTGGAGTGATTTGTCTGGTTAATTCCGTTAACGAACGAGACCTTATCCTGCTAAATAGTGCTAAGAAATTCTTTCTTGGTCACTTCTTAGAGGGACTTCGTGTGTTTAACACGAGGAAGCTTGAGGCAATAACAGGTCTGTGATGCCCTTAGATGTCCTGGGCTGCACGCGCGCTACACTGACACAATCAACGAGTTTGTCCTTGCCCGAGAGGGTTGGGTAACCTTTGAAATTGTGTCGTGATGGGGATAGATTATTGCAATTATTAATCTTCAACGAGGAATTCCTAGTAAGTGCAAGTCATCAGCTTGCGCTGATTACGTCCCTGCCCTTTGTACACACCGCCCGTCGCTCCTACCGATTGAGTGATCCGGTGAATAATTCGGACTGTTGGTTCTCATTCGAGTTATCGACAGGAAGTCTCGTGAACCTTATCACTTAGAGGAAGGAGAAGTCGTAACAAGGTTTCC</text:p>
          </table:table-cell>
          <table:table-cell office:value-type="string" calcext:value-type="string">
            <text:p>d__Eukaryota; p__Protalveolata; c__Perkinsidae; o__A31; f__A31; g__A3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TTAAGCTCGTATGAGCGAAACTGCGAATGGCTCATTAAAACAGTTATAGTTTCTTTGATGACTAACAATTACTTGGATAACTGTAGTAATTCTAGAGCTAATACATGCGTAAAGACCTGACTTTTTGGAAGGTTGCACTTATTAGATACAAAACCAACCTAGGGCAACCTAGAGTTCTGGTAATTCATAATAATTTCGCAGATCGCACAGTTCGCTGGCGACATGTCATTCAAGTTTCTGACCTATCAGCTACCGACGGTAAGGTATTGGCCTACCGTGGCATTGACGGGTAACGGAGAATTAGGGTTTGATTCCGGAGAGGAAGCCTGAGAAACGGCTACCACATCTAAGGATGGCAGCAGGCGCGCAAATTACCCAATCCTGACACAGGGAGGTAGTGACAAGAAATAACAATACAGGGCAACACTGTCTTGTAATTGGAATGAGTGAATTTTAAATCAATTCACAAGTAACAATTGGAGGGCAAGTCTGGTGCCAGCAGCCGCGGTAATTCCAGCTCCAATAGCGTATATTAAAGTTGCTGCGGTTAAAAAGCTCGTAGTTAGATTTCTGGTTCAGTCAGCCGGTCGACTTCACAGTTGCATCAGGCAGTGACAGAACCTTTGCCTTACGCTGAGTCGCACTTTACTGTGTGGCACAGGGTTTGGCTCTTTACTTTGAGGAAATTAGAGTGTTTCAAGCAGGCTTCTGCCTTGAATACATTAGCATGGAATAATAAGATATGACTTCGGTTTTATTTTGTTGGTTTCCGAGCTGAAGTAATGATTAATAGGGATAGTCGGGGGCATTCGTACTTAACTGTCAGAGGTGAAATTCTTGGATTTGTTAAAGACGAACTACTGCGAAAGCATTTGCCAAGGATGTTTTCATTGATCAAGAACGAAAGTTAGGGGATCGAAGACGATCAGATACCGTCCTAGTCTTAACCATAAACTATGCCGACTAGAGATTGGAGGTAGTTTCTGACACCTTCAGCACCTCACGAGAAATCAAAGTTTTTGGGTTCCGGGGGGAGTATGGTCGCAAGGCTGAAACTTAAAGGAATTGACGGAAGGGCACCACCAGGAGTGGAGCCTGCGGCTTAATTTGACTCAACACGGGAAAACTCACCAGGTCCAGACATAGTAAGGATTGACAGATTGATAGCTCTTTCTTGATTCTATGGGTGGTGGTGCATGGTCGTTCTTAGTTGGTGGAGTGATTTGTCTGGTTAATTCCGTTAACGAACGAGACCTTATCCTGCTAAATAGTGCTAAGAAATTCTTTCTTGGTCACTTCTTAGAGGGACTTCGTGTGTTTAACACGAGGAAGCTTGAGGCAATAACAGGTCTGTGATGCCCTTAGATGTCCTGGGCTGCACGCGCGCTACACTGACACAATCAACGAGTTTGTCCTTGCCCGAGAGGGTTGGGTAACCTTTGAAATTGTGTCGTGATGGGGATAGATTATTGCAATTATTAATCTTCAACGAGGAATTCCTAGTAAGTGCAAGTCATCAGCTTGCGCTGATTACGTCCCTGCCCTTTGTACACACCGCCCGTCGCTCCTACCGATTGAGTGATCCGGTGAATAATTCGGACTGTTGGTTCTCATTCGAGTTATCGACAGGAAGTCTCGTG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TTAAGCTCGTATGAGTGAAACTGCGAATGGCTCATTAAAACAGTTATAGTTTCTTTGATGACTAAAAATTACTTGGATAACTGTAGTAATTCTAGAGCTAATACATGCATAAAGACCTGACTTCTTGAAAGGTTGCACTTATTAGATACAAAACCAACCTAGGGAAACCTAGAGTTCTGGTAATTCATAATAATTTCGCTGATCGCACAGTTTACTGGCGATATGTCATTCAAGTTTCTGACCTATCAGCTATCGACGGTACGGTATTGGCCTACCGTGGCATTGACGGGTAACGGAGAATTAGGGTTTGATTCCGGAGAGGAAGCCTGAGAAACGGCTACCACATCTAAGGATGGCAGCAGGCGCGCAAATTACCCAATCCTGACACAGGGAGGTAGTGACAAGAAATAACAATACAGGGCAATACTGTCTTGTAATTGGAATGAGTGAGTTTTAAATCAACTCACGAGTAACAATTGGAGGGCAAGTCTGGTGCCAGCAGCCGCGGTAATTCCAGCTCCAATAGCGTATATTAAAGTTGCTGCGGTTAAAAAGCTCGTAGTTAGATTTTTGGTTCTGTCAGCCGGTCGGTCTTTAGGCTGTAATCAGGTATGAAAGAACCTTTGCCTTACGTTGAGTCGTACGCAAGTATGGCACTATGTTTGGCTTTTTACTTTGAGGAAATTAGAGTGTTTCAAGCAGGCTACTGCCTTGAATACATTAGCATGGAATAATAAAATACGACTTCGGTCTATTTTGTGGGTTTCCGGGCTGAAGTAATGATTAATAGGAACAGTCGGGGGCATTCGTACTTAACAGTCAGAGGTGAAATTCTTGGATTTGTTAAAGACGAACTACTGCGAAAGCATTTGCCAAGGATGTTTTCATTGATCAAGAACGAAAGTTAGGGGATCGAAGACGATCAGATACCGTCCTAGTCTTAACCATAAACTATGCCGACTAGAGATTGGAGGTTGCCTAGGGCACCTTCAGCACCTCACGAGAAATCAAAGTTTTTGGGTTCCGGGGGGAGTATGGTCGCAAGGCTGAAACTTAAAGGAATTGACGGAAGGGCACCACCAGGAGTGGAGCCTGCGGCTTAATTTGACTCAACACGGGAAAACTCACCAGGTCCAGACATAGTAAGGATTGACAGATTGATAGCTCTTTCTTGATTCTATGGGTGGTGGTGCATGGCCGTTCTTAGTTGGTGGAGTGATTTGTCTGGTTAATTCCGTTAACGAACGAGACCTTATCCTGCTAAATAGTGCTATGAAATTCTTTCATGGACACTTCTTAGAGGGACTTCGTGTGTTTAACACGAGGAAGCTTGAGGCAATAACAGGTCTGTGATGCCCTTAGATGTCCTGGGCTGCACGCGCGCTACACTGACACAATCAACGAGTTTGTCCTTGCCCGAGAGGGTTGGGTAACCTTTTAAATTGTGTCGTGATGGGGATAGATTATTGCAATTATTAATCTTCAACGAGGAATTCCTAGTAAGTGCAAGTCATCAGCTTGCGCTGATTACGTCCCTGCCCTTTGTACACACCGCCCGTCGCTCCTACCGATTGAGTGATCCGGTGAATAATTCGGACTGACAGGTCTCTTTGGAGGCTCTGACAGGAAGTTTCGTGAACCTTATCACTTAGAGGAAGGAGAAGTCGTAACAAGGTTTCC</text:p>
          </table:table-cell>
          <table:table-cell office:value-type="string" calcext:value-type="string">
            <text:p>d__Eukaryota; p__Protalveolata; c__Perkinsidae; o__A31; f__A31; g__A3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TTAAGCTCGTATGAGTGAAACTGCGAATGGCTCATTAAAACAGTTATAGTTTCTTTGATGACTAAAAATTACTTGGATAACTGTAGTAATTCTAGAGCTAATACATGCATAAAGACCTGACTTCTTGAAAGGTTGCACTTATTAGATACAAAACCAACCTAGGGAAACCTAGAGTTCTGGTAATTCATAATAATTTCGCTGATCGCACAGTTTACTGGCGATATGTCATTCAAGTTTCTGACCTATCAGCTATCGACGGTACGGTATTGGCCTACCGTGGCATTGACGGGTAACGGAGAATTAGGGTTTGATTCCGGAGAGGAAGCCTGAGAAACGGCTACCACATCTAAGGATGGCAGCAGGCGCGCAAATTACCCAATCCTGACACAGGGAGGTAGTGACAAGAAATAACAATACAGGGCAATACTGTCTTGTAATTGGAATGAGTGAGTTTTAAATCAACTCACGAGTAACAATTGGAGGGCAAGTCTGGTGCCAGCAGCCGCGGTAATTCCAGCTCCAATAGCGTATATTAAAGTTGCTGCGGTTAAAAAGCTCGTAGTTAGATTTTTGGTTCTGTCAGCCGGTCGGTCTTTAGGCTGTAATCAGGTATGAAAGAACCTTTGCCTTACGTTGAGTCGTACGCAAGTATGGCACTATGTTTGGCTTTTTACTTTGAGGAAATTAGAGTGTTTCAAGCAGGCTACTGCCTTGAATACATTAGCATGGAATAATAAAATACGACTTCGGTCTATTTTGTGGGTTTCCGGGCTGAAGTAATGATTAATAGGAACAGTCGGGGGCATTCGTACTTAACAGTCAGAGGTGAAATTCTTGGATTTGTTAAAGACGAACTACTGCGAAAGCATTTGCCAAGGATGTTTTCATTGATCAAGAACGAAAGTTAGGGGATCGAAGACGATCAGATACCGTCCTAGTCTTAACCATAAACTATGCCGACTAGAGATTGGAGGTTGCCTAGGGCACCTTCAGCACCTCACGAGAAATCAAAGTTTTTGGGTTCCGGGGGGAGTATGGTCGCAAGGCTGAAACTTAAAGGAATTGACGGAAGGGCACCACCAGGAGTGGAGCCTGCGGCTTAATTTGACTCAACACGGGAAAACTCACCAGGTCCAGACATAGTAAGGATTGACAGATTGATAGCTCTTTCTTGATTCTATGGGTGGTGGTGCATGGCCGTTCTTAGTTGGTGGAGTGATTTGTCTGGTTAATTCCGTTAACGAACGAGACCTTATCCTGCTAAATAGTGCTATGAAATTCTTTCATGGACACTTCTTAGAGGGACTTCGTGTGTTTAACACGAGGAAGCTTGAGGCAATAACAGGTCTGTGATGCCCTTAGATGTCCTGGGCTGCACGCGCGCTACACTGACACAATCAACGAGTTTGTCCTTGCCCGAGAGGGTTGGGTAACCTTTTAAATTGTGTCGTGATGGGGATAGATTATTGCAATTATTAATCTTCAACGAGGAATTCCTAGTAAGTGCAAGTCATCAGCTTGCGCTGATTACGTCCCTGCCCTTTGTACACACCGCCCGTCGCTCCTACCGATTGAGTGATCCGGTGAATAATTCGGACTGACAGGTCTCTTTGGAGGCTCTGACAGGAAGTTTCGTGAACCTTATC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TAAAGACTAAGCCATGCATGTCTAAGTATAAATCTTTATACGGTGAAACTGCGAATGGCTCATTAAATCAGTTATAGTTTATTTGATAATACCTACTACTTGGATAACTGTAGTAATTCTAGAGCTAATACATGCTAAAACACCCGACTCGGGAAGGGTGGCATTTATTAGATAAAAAACCAATGCGGGGGCAACCCCGGACCATTGATGAATCATAATAACTGAGCGAATCGCATGGCCCTCGTGCCGGCGATGATTCATTCAAATTTCTGCCCTATCAACTTTCGATGGTAGTGTAGTGGACTACCATGGTGATAACGGGTGACGGGGAATTAGGGTTCGATTCCGGAGAGGGAGCCTGAGAGACGGCTACCACTTCCAAGGAAGGCAGCAGGCGCGCAACTTACCCAATCCTCAAAGAGGGAGGTAGTGACAATAAATAACAATACGGGTCCTGATAAAGGTCTCGTAATTGGAATGAGTACAATTTAAACCCCTTAACGAGTACCAATTGGAGGGCAAGTCTGGTGCCAGCAGCCGCGGTAATTCCAGCTCCAATAGCGTATATTAAAGTTGTTGCAGTTAAAAAGCTCGTAGTTGAACCTCGGGGCTCGAGGGATCCGGTCAGCCTGGTTGGCGAGTACTGATCCCTCCGCCCTTCCTTCCAGCGTGCCGCCTTCTGCTCTTAACTGAGTGGGGGGACCGGCTCTGGATCGTTTACTTTGAAAAAATTAGAGTGTTTAAAGCAGGCCCTTTGGCCCTGAATACATTAGCATGGGATAATGGAATAGGACCGAGCTCCTATTTTGTTGGTTTCTAGGGGTTCAGTAATGATTAATGGAAATGGTCGGGGTGATTCATATTTAATTGTCAGAGGTGAAATTCTTGGATTTATGAAAGATGAACTCATGCGAAAGCGTTTCACAAGGACGTTTTCATCAATCAAGAACGAAAGTTAAGGGATCGAAGACGATCAGATACCGTCGTAGTCTTAACCATAAACCATGCCGACCAGGGATTGGGAGACGTTACATGGATGACTCCCCCAGCACCTTGCGAGAAATCACAAGTCTTTGGGTTCCGGGGGGAGTATGGTCGCAAGGCTGAAACTTAAAGGAATTGACGGAAGGGCACCACCAGGAGTGGAGCCTGCGGCTTAATTTGACTCAACACGGGGAAACTTACCAGGTCCAGACATAGTAAGGATTGACAGATTGAGAGCTCTTTCTTGATTCTATGGGTGGTGGTGCATGGCCGTTCTTAGTTGGTGGAGTGATCTGTCTGGTTAATTCCGATAACGAACGAGACCTCAGCCTGCTAAATAGTTGCACCAACCTTCTGACCGGCGAACCTTTCGGTTCAGGTGGGGTCTCGGCCCCGCTTGTCCGGGAGGGGATCCTTGATGCGTTGGTGATAAACTTCTTAGAGGGACTATTCGCGTCTAGCGAATGGAAGCTTGAGGCAATAACAGGTCTGTGATGCCCTTAGATGTCCTGGGCCGCACGCGCGCTACACTGATTGAATCAACGAGTTTAACACCTTGGCCGAAGGGCCTGGGTAATCTTCTGAAATTCAATCGTGCTGGGGATAGACTATTGTAATTATTAGTCTTCAACGAGGAATTCCTAGTAAGCGCAAGTCATCAGCTTGCGCTGATTACGTCCCTGCCCTTTGTACACACCGCCCGTCGCTCCTACCGATTGAATGATCCGGTGAAATCTTCGGATGGTGGCATATAGCTGTCGGGGGAAACTCTGGCAGTAATGCCGCCAGAAGTCGCTTTAACCTTATCATTTAGAGGAAGGAGAAGTCGTAACAAGGTTTCC</text:p>
          </table:table-cell>
          <table:table-cell office:value-type="string" calcext:value-type="string">
            <text:p>d__Eukaryota; p__Protosteliida; c__Protosteliida; o__Protosteliida; f__Protosteliida; g__Protosteliida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CATATGCTTGTCTTAAAGACTAAGCCATGCATGTCTAAGTATAAATCTTTATACGGTGAAACTGCGAATGGCTCATTAAATCAGTTATAGTTTATTTGATAATACCTACTACTTGGATAACTGTAGTAATTCTAGAGCTAATACATGCTAAAACACCCGACTCGGGAAGGGTGGCATTTATTAGATAAAAAACCAATGCGGGGGCAACCCCGGACCATTGATGAATCATAATAACTGAGCGAATCGCATGGCCCTCGTGCCGGCGATGATTCATTCAAATTTCTGCCCTATCAACTTTCGATGGTAGTGTAGTGGACTACCATGGTGATAACGGGTGACGGGGAATTAGGGTTCGATTCCGGAGAGGGAGCCTGAGAGACGGCTACCACTTCCAAGGAAGGCAGCAGGCGCGCAACTTACCCAATCCTCAAAGAGGGAGGTAGTGACAATAAATAACAATACGGGTCCTGATAAAGGTCTCGTAATTGGAATGAGTACAATTTAAACCCCTTAACGAGTACCAATTGGAGGGCAAGTCTGGTGCCAGCAGCCGCGGTAATTCCAGCTCCAATAGCGTATATTAAAGTTGTTGCAGTTAAAAAGCTCGTAGTTGAACCTCGGGGCTCGAGGGATCCGGTCAGCCTGGTTGGCGAGTACTGATCCCTCCGCCCTTCCTTCCAGCGTGCCGCCTTCTGCTCTTAACTGAGTGGGGGGACCGGCTCTGGATCGTTTACTTTGAAAAAATTAGAGTGTTTAAAGCAGGCCCTTTGGCCCTGAATACATTAGCATGGGATAATGGAATAGGACCGAGCTCCTATTTTGTTGGTTTCTAGGGGTTCAGTAATGATTAATGGAAATGGTCGGGGTGATTCATATTTAATTGTCAGAGGTGAAATTCTTGGATTTATGAAAGATGAACTCATGCGAAAGCGTTTCACAAGGACGTTTTCATCAATCAAGAACGAAAGTTAAGGGATCGAAGACGATCAGATACCGTCGTAGTCTTAACCATAAACCATGCCGACCAGGGATTGGGAGACGTTACATGGATGACTCCCCCAGCACCTTGCGAGAAATCACAAGTCTTTGGGTTCCGGGGGGAGTATGGTCGCAAGGCTGAAACTTAAAGGAATTGACGGAAGGGCACCACCAGGAGTGGAGCCTGCGGCTTAATTTGACTCAACACGGGGAAACTTACCAGGTCCAGACATAGTAAGGATTGACAGATTGAGAGCTCTTTCTTGATTCTATGGGTGGTGGTGCATGGCCGTTCTTAGTTGGTGGAGTGATCTGTCTGGTTAATTCCGATAACGAACGAGACCTCAGCCTGCTAAATAGTTGCACCAACCTTCTGACCGGCGAACCTTTCGGTTCAGGTGGGGTCTCGGCCCCGCTTGTCCGGGAGGGGATCCTTGATGCGTTGGTGATAAACTTCTTAGAGGGACTATTCGCGTCTAGCGAATGGAAGCTTGAGGCAATAACAGGTCTGTGATGCCCTTAGATGTCCTGGGCCGCACGCGCGCTACACTGATTGAATCAACGAGTTTAACACCTTGGCCGAAGGGCCTGGGTAATCTTCTGAAATTCAATCGTGCTGGGGATAGACTATTGTAATTATTAGTCTTCAACGAGGAATTCCTAGTAAGCGCAAGTCATCAGCTTGCGCTGATTACGTCCCTGCCCTTTGTACACACCGCCCGTCGCTCCTACCGATTGAATGATCCGGTGAAATCTTCGGATGGTGGCATATAGCTGTCGGGGGAAACTCTGGCAGTAATGCCGCCAGAAGTCGCTTT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AGTTTATTTGATTATACCTTACTACTTGGATAACCGTGGTAATTCTAGAGCTAATACATGCTAAAAATCCCGACTTCTGGAAGGGATGTATTTATTAGATAAAAAACCAATGCGGGCAACCGCTTTTCTGGTGATTCATAATAACTTTTCGAATCGCATGGCCTTGTGCTAGCGATGTTTCATTCAAATTTCTGCCCTATCAACTTTCGATGGTAGGATAGAGGCCTACCATGGTTTTAACGGGTAACGGGGAATTAGGGTTCGATTCCGGAGAGGGAGCCTGAGAAACGGCTACCACATCCAAGGAAGGCAGCAGGCGCGCAAATTACCCAATCCCGATACGGGGAGGTAGTGACAATAAATAACAATACGGGACTTGCAAAAAGTCTCGTAATTGGAATGAGTACAATTTAAACCCCTTAACGAGTACCAATTGGAGGGCAAGTCTGGTGCCAGCAGCCGCGGTAATTCCAGCTCCAATAGCGTATATTAAAGTTGTTGCAGTTAAAAAGCTCGTAGTTGAACCTCGGGACCCGAGGGATCCGGTCAGCCGGGATGGCGAGTACTGATCCCTCCGTCCTTCCTTCCAGCGTGCCGCCTTCTGCTCTTAACTGAGTGGGGGGACCGGCTCTGGATCGTTTACTTTGAAAAAATTAGAGTGTTTAAAGCAGGCCCTTTGGCCTTGAATACATTAGCATGGGATAATGGAATAGGACCGGGCTCCTATTTTGTTGGTTTCTAGGGGTTCAGTAATGATTAATGGAGATGGTCGGGGTGATTCATATTTAATTGTCAGAGGTGAAATTCTTGGATTTATGAAAGATGAACTCGTGCGAAAGCGTCTCACAAGGACGTTTTCATCAATCAAGAACGAAAGTTAAGGGATCGAAGACGATCAGATACCGTCGTAGTCTTAACCATAAACCATGCCGACCAGGGATTGGGAGACGTTACATGGATGACTCCCCCAGCACCTTGCGAGAAATCACAAGTCTTTGGGTTCCGGGGGGAGTATGGTCGCAAGGCTGAAACTTAAAGGAATTGACGGAAGGGCACCACCAGGAGTGGAGCCTGCGGCTTAATTTGACTCAACACGGGGAAACTTACCAGGTCCAGACATAGTAAGGATTGACAGATTGAGAGCTCTTTCTTGATTCTATGGGTGGTGGTGCATGGCCGTTCTTAGTTGGTGGAGTGATCTGTCTGGTTAATTCCGATAACGAACGAGACCTCAGCCTGCTAAATAGTCGCGCCAACCTTCTGGCCGGTGAACCCTTTGGGTGGGGCGGGGTGTACGCCCCGCCTGCCCGGAGGGGGATCCTTGATGCGCTGGCGATAAACTTCTTAGAGGGACTATTCGTGCCTAGCGAATGGAAGCTTGAGGCAATAACAGGTCTGTGATGCCCTTAGATGTCCTGGGCCGCACGCGCGCTACACTGATTGAATCAACGAGTTTAACACCTCGGCCGAAGGGCCCGGGTAATCTTCTGAAATTCAATCGTGCTGGGGATAGACTATTGTAATTATTAGTCTTCAACGAGGAATTCCTAGTAAGCGCAAGTCATCAGCTTGCGCTGATTACGTCCCTGCCCTTTGTACACACCGCCCGTCGCTCCTACCGATTGAATGATCCGGTGAAATCTTCGGATGGTGGCATATAGCTGTCGGGGGAAACTCTGGCAGTAATGCCGTCAGAAGTCGCTTTAACCTTATCATTTAGAGGAAGGAGAAGTCGTAACAAGGTTTCC</text:p>
          </table:table-cell>
          <table:table-cell office:value-type="string" calcext:value-type="string">
            <text:p>d__Eukaryota; p__Protosteliida; c__Protosteliida; o__Protosteliida; f__Protosteliida; g__Protosteli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GTACTGTGAAACTGCGAATGGCTCATTAAATCAGTTATAGTTTATTTGATTATACCTTACTACTTGGATAACCGTGGTAATTCTAGAGCTAATACATGCTAAAAATCCCGACTTCTGGAAGGGATGTATTTATTAGATAAAAAACCAATGCGGGCAACCGCTTTTCTGGTGATTCATAATAACTTTTCGAATCGCATGGCCTTGTGCTAGCGATGTTTCATTCAAATTTCTGCCCTATCAACTTTCGATGGTAGGATAGAGGCCTACCATGGTTTTAACGGGTAACGGGGAATTAGGGTTCGATTCCGGAGAGGGAGCCTGAGAAACGGCTACCACATCCAAGGAAGGCAGCAGGCGCGCAAATTACCCAATCCCGATACGGGGAGGTAGTGACAATAAATAACAATACGGGACTTGCAAAAAGTCTCGTAATTGGAATGAGTACAATTTAAACCCCTTAACGAGTACCAATTGGAGGGCAAGTCTGGTGCCAGCAGCCGCGGTAATTCCAGCTCCAATAGCGTATATTAAAGTTGTTGCAGTTAAAAAGCTCGTAGTTGAACCTCGGGACCCGAGGGATCCGGTCAGCCGGGATGGCGAGTACTGATCCCTCCGTCCTTCCTTCCAGCGTGCCGCCTTCTGCTCTTAACTGAGTGGGGGGACCGGCTCTGGATCGTTTACTTTGAAAAAATTAGAGTGTTTAAAGCAGGCCCTTTGGCCTTGAATACATTAGCATGGGATAATGGAATAGGACCGGGCTCCTATTTTGTTGGTTTCTAGGGGTTCAGTAATGATTAATGGAGATGGTCGGGGTGATTCATATTTAATTGTCAGAGGTGAAATTCTTGGATTTATGAAAGATGAACTCGTGCGAAAGCGTCTCACAAGGACGTTTTCATCAATCAAGAACGAAAGTTAAGGGATCGAAGACGATCAGATACCGTCGTAGTCTTAACCATAAACCATGCCGACCAGGGATTGGGAGACGTTACATGGATGACTCCCCCAGCACCTTGCGAGAAATCACAAGTCTTTGGGTTCCGGGGGGAGTATGGTCGCAAGGCTGAAACTTAAAGGAATTGACGGAAGGGCACCACCAGGAGTGGAGCCTGCGGCTTAATTTGACTCAACACGGGGAAACTTACCAGGTCCAGACATAGTAAGGATTGACAGATTGAGAGCTCTTTCTTGATTCTATGGGTGGTGGTGCATGGCCGTTCTTAGTTGGTGGAGTGATCTGTCTGGTTAATTCCGATAACGAACGAGACCTCAGCCTGCTAAATAGTCGCGCCAACCTTCTGGCCGGTGAACCCTTTGGGTGGGGCGGGGTGTACGCCCCGCCTGCCCGGAGGGGGATCCTTGATGCGCTGGCGATAAACTTCTTAGAGGGACTATTCGTGCCTAGCGAATGGAAGCTTGAGGCAATAACAGGTCTGTGATGCCCTTAGATGTCCTGGGCCGCACGCGCGCTACACTGATTGAATCAACGAGTTTAACACCTCGGCCGAAGGGCCCGGGTAATCTTCTGAAATTCAATCGTGCTGGGGATAGACTATTGTAATTATTAGTCTTCAACGAGGAATTCCTAGTAAGCGCAAGTCATCAGCTTGCGCTGATTACGTCCCTGCCCTTTGTACACACCGCCCGTCGCTCCTACCGATTGAATGATCCGGTGAAATCTTCGGATGGTGGCATATAGCTGTCGGGGGAAACTCTGGCAGTAATGCCGTCAGAAGTCGCTTT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AATTATACGGCGAAACTGCGAATGGCTCATTAAATCAGTTATAGTTTATTTGATAGTACCTTACTACTTGGATAACCGTAGTAATTCTAGAGCTAATACATGCTAAAGGCCCCGACTTCGCGGAAGGGGTGCATTTATTAGATAAAAAACCGATGCGTGGGGGTAACTCCACGGATAATTGGTGATTCATGATAACTTTGCGAATCGCACTGCCTTGTGCAGGCGATGATTCATTCAAATTTCTGCCCTATCAACTTTCGATGGTAGTGTAGTGGACTACCATGGTCGTAACGGGTAACGGAGGATTAGGGTTCGATTCCGGAGAGGGTGCCTGAGAGATGGCAACCACTTCCAAGGAAGGCAGCAGGCGCGCAAATTACCCAATCTCAATACGAGGAGGTAGTGACAATAAATAACAATACAGGTCTTGACAAAAGTCTTGTAATTGGAATGAGTACAATTTAAATCCCTTAACGAGGAACAATTGGAGGACAAGTCTGGTGCCAGCACCCGCGGTAATTCCAGCTCCAATAGCGTATATTAAAGTTGTTGCAGTTAAAAAGCTCGTAGTTGGATCTTGGGGTTCGGGATAGTTCGGTCTGCCGCAAGGTGTGTACCGTCTTTCCCACCCTTCCTTCCGGTCGGTCCTCATCTGCTCTTAAGTGAGTGGGTGGGAGGCCCCGGATCTTTTACCTTGAAGAAATTAGAGTGTTCAAAGCAGGCGATTCCGCCAGTATACATTAGCATGGGATAATGGAGTAGGACTGAGTCCTTATTTCGTTGGTTTCCGAGGATTCAGTAATGATTGATAGAGATAGTTAGGGACATTCATATTCCATGGTCAGAGGTGAAATTCTTGGATTCATGGAAGATGAACTAGTGCGAAAGCATCTGTCAGGGATGTTTTCATTAATCAAGAACGAAAGTTAGGGGATCGAAGACGATCAGATACCGTCGTAGTCTTAACTATAAACGATGCCGACCAGGGATTGGGAGACGTTGCGTGGATGACTCCCCCAGCACCTTGCGAGAAATCATAAGTCTTTGGGTTCCGGGGGGAGTATGGTCGCAAGGCTGAAACTTAAAGGAATTGACGGAAGGGCACCACCAGGAGTGGAGCCTGCGGCTTAATTTGACTCAACACGGGGAAACTCACCAGGTCCAGACATAGTAAGGATTGACAGATTGAGAGCTCTTTCTTGATTCTATGGGTGGTGGTGCATGGCCGTTCTTAGTTGGTGGAGTGATTTGTCTGGTTAATTCCGATAACGAACGAGACCTCAGCCTGCTAAATAGGGAAGAGAATGATCTATATGGGTGAAGGTAGGGAGTAAGTGCTGCCTCACGGTGGTACCCTCCTTATTGGATCCTTGACCTATTCTTTTCGTTTTTTCTTCTTAGAGGGACTATTCGCGTCTAGTGAATGGAAGTTTGAGGCAATAACAGGTCTGTGATGCCCTTAGATGTTCTGGGCTGCACGCGCGCTACAATGACTGTCTCAGCGAGTTTTCACCTTGGTCGAAAGGCCTGGGTAATCTTCTCAAAGGCAGTCGTGATGGGGATAGACTATTGTAACTATTAGTCTTCAACGAGGAATTCCTAGTAAGTGCAGGTCATCAGCCTGCGCTGATTACGTCCCTGCCCTTTGTACACACCGCCCGTCGCTCCTACCGATTGAATGATCCGGTGAAATCTCGGGATTCGGAGGGAAACTTTTGGGGCAACTCAAAAGTACCCACTGGAGAACTTGCTTGAACCTTATCATTTAGAGGAAGGAGAAGTCGTAACAAGGTTTCC</text:p>
          </table:table-cell>
          <table:table-cell office:value-type="string" calcext:value-type="string">
            <text:p>d__Eukaryota; p__Protosteliida; c__Protosteliida; o__Protosteliida; f__Protosteliida; g__Protosteli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GCAATTATACGGCGAAACTGCGAATGGCTCATTAAATCAGTTATAGTTTATTTGATAGTACCTTACTACTTGGATAACCGTAGTAATTCTAGAGCTAATACATGCTAAAGGCCCCGACTTCGCGGAAGGGGTGCATTTATTAGATAAAAAACCGATGCGTGGGGGTAACTCCACGGATAATTGGTGATTCATGATAACTTTGCGAATCGCACTGCCTTGTGCAGGCGATGATTCATTCAAATTTCTGCCCTATCAACTTTCGATGGTAGTGTAGTGGACTACCATGGTCGTAACGGGTAACGGAGGATTAGGGTTCGATTCCGGAGAGGGTGCCTGAGAGATGGCAACCACTTCCAAGGAAGGCAGCAGGCGCGCAAATTACCCAATCTCAATACGAGGAGGTAGTGACAATAAATAACAATACAGGTCTTGACAAAAGTCTTGTAATTGGAATGAGTACAATTTAAATCCCTTAACGAGGAACAATTGGAGGACAAGTCTGGTGCCAGCACCCGCGGTAATTCCAGCTCCAATAGCGTATATTAAAGTTGTTGCAGTTAAAAAGCTCGTAGTTGGATCTTGGGGTTCGGGATAGTTCGGTCTGCCGCAAGGTGTGTACCGTCTTTCCCACCCTTCCTTCCGGTCGGTCCTCATCTGCTCTTAAGTGAGTGGGTGGGAGGCCCCGGATCTTTTACCTTGAAGAAATTAGAGTGTTCAAAGCAGGCGATTCCGCCAGTATACATTAGCATGGGATAATGGAGTAGGACTGAGTCCTTATTTCGTTGGTTTCCGAGGATTCAGTAATGATTGATAGAGATAGTTAGGGACATTCATATTCCATGGTCAGAGGTGAAATTCTTGGATTCATGGAAGATGAACTAGTGCGAAAGCATCTGTCAGGGATGTTTTCATTAATCAAGAACGAAAGTTAGGGGATCGAAGACGATCAGATACCGTCGTAGTCTTAACTATAAACGATGCCGACCAGGGATTGGGAGACGTTGCGTGGATGACTCCCCCAGCACCTTGCGAGAAATCATAAGTCTTTGGGTTCCGGGGGGAGTATGGTCGCAAGGCTGAAACTTAAAGGAATTGACGGAAGGGCACCACCAGGAGTGGAGCCTGCGGCTTAATTTGACTCAACACGGGGAAACTCACCAGGTCCAGACATAGTAAGGATTGACAGATTGAGAGCTCTTTCTTGATTCTATGGGTGGTGGTGCATGGCCGTTCTTAGTTGGTGGAGTGATTTGTCTGGTTAATTCCGATAACGAACGAGACCTCAGCCTGCTAAATAGGGAAGAGAATGATCTATATGGGTGAAGGTAGGGAGTAAGTGCTGCCTCACGGTGGTACCCTCCTTATTGGATCCTTGACCTATTCTTTTCGTTTTTTCTTCTTAGAGGGACTATTCGCGTCTAGTGAATGGAAGTTTGAGGCAATAACAGGTCTGTGATGCCCTTAGATGTTCTGGGCTGCACGCGCGCTACAATGACTGTCTCAGCGAGTTTTCACCTTGGTCGAAAGGCCTGGGTAATCTTCTCAAAGGCAGTCGTGATGGGGATAGACTATTGTAACTATTAGTCTTCAACGAGGAATTCCTAGTAAGTGCAGGTCATCAGCCTGCGCTGATTACGTCCCTGCCCTTTGTACACACCGCCCGTCGCTCCTACCGATTGAATGATCCGGTGAAATCTCGGGATTCGGAGGGAAACTTTTGGGGCAACTCAAAAGTACCCACTGGAGAACTTGCTTGAACCTTATCATTTAGAGGAAGGAG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CATACCTTTGCACGGTGAAACCGCGAATGGCTCATTAAATCAGTTATGGTTCCTTAGATCGTTCATATTACATGGATAACTGTGGTAATTCTAGAGCTAATACATGCAAAAAGCTCCGACCGTATGGGAAGAGCGCTTTTATTAGACCAAAACCAATGGGGTCGCAAGATCCCTTTGTATGGTGACTCTGGATAACTTTGTGCTGATCGCATGGCCTCGAGCCGGCGACGTATCTTTCAAGTGTCTGCCCTATCAACTTTCGATGGTAAGCGACTTGCCTACCATGGTTGTAACGGGTAACGGGGAATCAGGGTTCGATTCCGGAGAGGGAGCATGAGAAATGGCTACCACATCTACGGAAGGCAGCAGGCGCGCAAATTACCCACTCCTAGATCGGGGAGGTAGTGACGAAAAATAACAATACCGGACTCAATGAGGCTCGGTAATTGAAATGAGTACAGTTTAAAACCCTTAACGAGGATCTATTGGAGGGCAAGTCTGGTGCCAGCAGCCGCGGTAATTCCAGCTCCAATAGCGTATATTAAAGTTGTTGCAGTTAAAAAGCTCGTAGTTGGATCTCGGGTACTAGCATGTGGTACGCTTAACTGCTGTTACTACATGTCTGGTCCTAATCAATCGGTTGGCCGTTGATGCCCTTTACTGGGTGTTTTCGGTAGCCGGTACGTTTACTTTGAGAAAATTAGAGTGCTTAAAGCAGGCAATTCGCCTGAATAATGTTGCATGGAATAATAGAATAGGACCTCGGTTCTATTTTGTTGGTTTTGTAGAGCATTGAGGTAATGATTAATAGGGACAGACGGGGGCATTCGTATTGCGGTGTTAGAGGTGAAATTCTTGGATCGCCGCAAGACGAACAACTGCGAAAGCATTTGCCAAGAATGTTTTCATTAATCAAGAACGAAAGTTGGAGGTTCGAAGACGATTAGATACCGTCCTAGTTCCAACCATAAACGATGCCAACTAGCGATTAGCTGCTGTAAATTAAACGACACAGCTAGCAGCTTCCGGGAAACCAAAGTTTTTGGGTTCCGGGGGAAGTATGGTTGCAAAGCTGAAACTTAAAGGAATTGACGGAAGGGCACCACCAGGAGTGGAGCCTGCGGCTTAATTTGACTCAACACGGGAAATCTCACCCGGCCCGGACACTGTAAGGATTGACAGATTGAGAGCTCTTTCTTGATTCGGTGGGTGGTGGTGCATGGCCGTTCTTAGTTGGTGGAGCGATTTGTCTGGTTAATTCCGATAACGAACGAGACTCTAGCCTGCTAAATAGTACGCCGATCTTTAGTCGGCGCGTACTTCTTAGAGGGACAAGTAGCGGTTAGCTACACGAAATTGAGCAATAACAGGTCTGTGATGCCCTTAGATGTTCGGGGCCGCACGCGCGCTACACTGAAGGGATAAGCGTGTTCTTCCTGCTCCGAAAGGAGTGGGTAACCCGCTGAAACCCCTTCGTGATTGGGATCGGGGCTTGAAATTATTCTCCGTGAACGAGGAATTCCTAGTAAGCGCGAGTCATAAGCTTGCGTTGATTACGTCCCTGCCCTTTGTACACACCGCCCGTCGCTACTACCGATTGAATGGTTTAGTGAGATCTTCGGATTGGTCCGGAAGTGGCCGCAAGGTTACCTCTAGGTTCTGAGAAGATGATCAAACTTGATCATTTAGAGGAAGTAAAAGTCGTAACAAGGTTTCC</text:p>
          </table:table-cell>
          <table:table-cell office:value-type="string" calcext:value-type="string">
            <text:p>d__Eukaryota; p__Rotifera; c__Monogononta; o__Ploimida; f__Ploimida; g__Ploim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CATACCTTTGCACGGTGAAACCGCGAATGGCTCATTAAATCAGTTATGGTTCCTTAGATCGTTCATATTACATGGATAACTGTGGTAATTCTAGAGCTAATACATGCAAAAAGCTCCGACCGTATGGGAAGAGCGCTTTTATTAGACCAAAACCAATGGGGTCGCAAGATCCCTTTGTATGGTGACTCTGGATAACTTTGTGCTGATCGCATGGCCTCGAGCCGGCGACGTATCTTTCAAGTGTCTGCCCTATCAACTTTCGATGGTAAGCGACTTGCCTACCATGGTTGTAACGGGTAACGGGGAATCAGGGTTCGATTCCGGAGAGGGAGCATGAGAAATGGCTACCACATCTACGGAAGGCAGCAGGCGCGCAAATTACCCACTCCTAGATCGGGGAGGTAGTGACGAAAAATAACAATACCGGACTCAATGAGGCTCGGTAATTGAAATGAGTACAGTTTAAAACCCTTAACGAGGATCTATTGGAGGGCAAGTCTGGTGCCAGCAGCCGCGGTAATTCCAGCTCCAATAGCGTATATTAAAGTTGTTGCAGTTAAAAAGCTCGTAGTTGGATCTCGGGTACTAGCATGTGGTACGCTTAACTGCTGTTACTACATGTCTGGTCCTAATCAATCGGTTGGCCGTTGATGCCCTTTACTGGGTGTTTTCGGTAGCCGGTACGTTTACTTTGAGAAAATTAGAGTGCTTAAAGCAGGCAATTCGCCTGAATAATGTTGCATGGAATAATAGAATAGGACCTCGGTTCTATTTTGTTGGTTTTGTAGAGCATTGAGGTAATGATTAATAGGGACAGACGGGGGCATTCGTATTGCGGTGTTAGAGGTGAAATTCTTGGATCGCCGCAAGACGAACAACTGCGAAAGCATTTGCCAAGAATGTTTTCATTAATCAAGAACGAAAGTTGGAGGTTCGAAGACGATTAGATACCGTCCTAGTTCCAACCATAAACGATGCCAACTAGCGATTAGCTGCTGTAAATTAAACGACACAGCTAGCAGCTTCCGGGAAACCAAAGTTTTTGGGTTCCGGGGGAAGTATGGTTGCAAAGCTGAAACTTAAAGGAATTGACGGAAGGGCACCACCAGGAGTGGAGCCTGCGGCTTAATTTGACTCAACACGGGAAATCTCACCCGGCCCGGACACTGTAAGGATTGACAGATTGAGAGCTCTTTCTTGATTCGGTGGGTGGTGGTGCATGGCCGTTCTTAGTTGGTGGAGCGATTTGTCTGGTTAATTCCGATAACGAACGAGACTCTAGCCTGCTAAATAGTACGCCGATCTTTAGTCGGCGCGTACTTCTTAGAGGGACAAGTAGCGGTTAGCTACACGAAATTGAGCAATAACAGGTCTGTGATGCCCTTAGATGTTCGGGGCCGCACGCGCGCTACACTGAAGGGATAAGCGTGTTCTTCCTGCTCCGAAAGGAGTGGGTAACCCGCTGAAACCCCTTCGTGATTGGGATCGGGGCTTGAAATTATTCTCCGTGAACGAGGAATTCCTAGTAAGCGCGAGTCATAAGCTTGCGTTGATTACGTCCCTGCCCTTTGTACACACCGCCCGTCGCTACTACCGATTGAATGGTTTAGTGAGATCTTCGGATTGGTCCGGAAGTGGCCGCAAGGTTACCTCTAGGTTCTGAGAAGATGATCAAACTTGATCATTTAGAGGAAGTAAAAGTCGTAACAAGGTTTCC</text:p>
          </table:table-cell>
          <table:table-cell office:value-type="string" calcext:value-type="string">
            <text:p>3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TTCCTTTGCCCTAAAGATTAAGACATGCAAATATAAAGGCCGCCCCTCGCACGGGTGTCCTGGTGGATTGCTCCATAAAAAATTACTAGGCTACTCGATTGTGAGAATCTAAACGGAATATCTTTTGTAACCAACAGCTAATACGGCAAGAAACTGTCGGCGGCGCTGAGCCGTCGACTGCTCATGTTAGCTTGAACCAACCCCCTCACGGGGTCTCGGTGAGTCACAACATCTAGCGTCGGACATGCCTTGTGCGGTCCGGAATCGATTGCGGTTTTTCCCTATCAGGTTTCGATGGTAGTGTATTGAACTATCATGCCGTTGACGGGTGACGGGGGTTTTGGGACTGACTCCGGAGAAAAAGCCTGAGAGACGGCTTTTAGACCTATGGGTTGCAGCAGTTACGAAAATTATCCCATGCGCCTCGCGCGAGATAGTGACAGGGAATATCAAAGCGGGTCTCTTTGAGACTTGCTGTTGGAATGAGAACAAATTAAAACCTTTAGCGAGGATCAATTGGAGGGCAAGTCTGGTGCCAGCAGCCGCGGTAATTCCAGCTCCAATAAGGAACATTAAATTTGTTGCAGTTAAAAAGCTCGTAGTTGAATTTCTGGGCGCTGTACGTGTGGGGTGCGGGCTAAACCCCGTGCCCGCGCGTCGCGTCCATGCTCGCATCGCCCGGGCGTGTCCTTCACTGGTCACGCTCGAGGTGGTGCGTACTTTACTGTGAACAAAACGAAGCGTTCATAGCAGGCTTTGAGCTTGAACGAATCGCACGGAATAATGAATACGACCCTGGGTTGTTTTCGTTGGTTCGCCTCCCTAGTCAATGGTTAACAGGAACAGTTGGGGGTATTTGTACTTCAACGCTAGAGGTGAAATTCTTGGATTGTTGAATGACAAACGACTGCGAAGGCATTTACCAAGGATGTTTTCATTAATCAAGAACGAAAGTTTGGGGATCGAAGATGATTAGATACCATCGTAGTCCAAACAGTAAACGATGCCGACTCGGGATCCGAGCATGTCATTTTTGACCGCTCGGGCACCGTATGAGAAATCAAAGTCTTAGGGTTCCGGGGGGAGTATGGTCGCAAGGCTGAAACTTAAAGGAATTGACGGAAGGGCACACCAGAGGTGGAGCCTGCGGTTTAATTTGACTCAACACGGGGAAACTTACCAGGTCCAGACATGACGAGGATTGACAGTTTGAAAGCACTTTCTTGATTTTATGGGTGGTGGTGCATGGCCGTTCTTAGTTGGTGGAGTGATTTGTCTGGTTGATTCCGATAACGAACGAGACCCGGACTGCTAAATAGCGACCCGGTAGCTTTGCTACCGTCGGCGCTTCTTAGTGGGACAACTCGGTTTTACCGAGCGGAAGCACCGGGCAATAACAGGTCTGTGATGCCCTTAGATGTTCTGGGCTACACGCGCGCTACAATGACGGGTTCAACGAGTTTTCTCCTTGCTCGGAAGGGTATGGGTAATCTTCTCAATGCTCGTCGTGATGGGGCTAGATTTTTGCAATTATTAATCTTCAACGAGGAATCTCTAGTATGTGCGAGTCATCAGCTCGCGCAGAATGCGTCCCTGCCCTTTGTACACACCGCCCGTCGCAGCTACCGATTGGATGGTCCGATGAAAAGTTTGGAGATGGGCGTCGGCCGCGAGGCTGGCGTCTGTCAAAGCTCTTTGAATCTTATCATCTAGAGGAAGC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TTCCTTTGCCCTAAAGATTAAGACATGCAAATATAAAGGCCGCCCCTCGCACGGGTGTCCTGGTGGATTGCTCCATAAAAAATTACTAGGCTACTCGATTGTGAGAATCTAAACGGAATATCTTTTGTAACCAACAGCTAATACGGCAAGAAACTGTCGGCGGCGCTGAGCCGTCGACTGCTCATGTTAGCTTGAACCAACCCCCTCACGGGGTCTCGGTGAGTCACAACATCTAGCGTCGGACATGCCTTGTGCGGTCCGGAATCGATTGCGGTTTTTCCCTATCAGGTTTCGATGGTAGTGTATTGAACTATCATGCCGTTGACGGGTGACGGGGGTTTTGGGACTGACTCCGGAGAAAAAGCCTGAGAGACGGCTTTTAGACCTATGGGTTGCAGCAGTTACGAAAATTATCCCATGCGCCTCGCGCGAGATAGTGACAGGGAATATCAAAGCGGGTCTCTTTGAGACTTGCTGTTGGAATGAGAACAAATTAAAACCTTTAGCGAGGATCAATTGGAGGGCAAGTCTGGTGCCAGCAGCCGCGGTAATTCCAGCTCCAATAAGGAACATTAAATTTGTTGCAGTTAAAAAGCTCGTAGTTGAATTTCTGGGCGCTGTACGTGTGGGGTGCGGGCTAAACCCCGTGCCCGCGCGTCGCGTCCATGCTCGCATCGCCCGGGCGTGTCCTTCACTGGTCACGCTCGAGGTGGTGCGTACTTTACTGTGAACAAAACGAAGCGTTCATAGCAGGCTTTGAGCTTGAACGAATCGCACGGAATAATGAATACGACCCTGGGTTGTTTTCGTTGGTTCGCCTCCCTAGTCAATGGTTAACAGGAACAGTTGGGGGTATTTGTACTTCAACGCTAGAGGTGAAATTCTTGGATTGTTGAATGACAAACGACTGCGAAGGCATTTACCAAGGATGTTTTCATTAATCAAGAACGAAAGTTTGGGGATCGAAGATGATTAGATACCATCGTAGTCCAAACAGTAAACGATGCCGACTCGGGATCCGAGCATGTCATTTTTGACCGCTCGGGCACCGTATGAGAAATCAAAGTCTTAGGGTTCCGGGGGGAGTATGGTCGCAAGGCTGAAACTTAAAGGAATTGACGGAAGGGCACACCAGAGGTGGAGCCTGCGGTTTAATTTGACTCAACACGGGGAAACTTACCAGGTCCAGACATGACGAGGATTGACAGTTTGAAAGCACTTTCTTGATTTTATGGGTGGTGGTGCATGGCCGTTCTTAGTTGGTGGAGTGATTTGTCTGGTTGATTCCGATAACGAACGAGACCCGGACTGCTAAATAGCGACCCGGTAGCTTTGCTACCGTCGGCGCTTCTTAGTGGGACAACTCGGTTTTACCGAGCGGAAGCACCGGGCAATAACAGGTCTGTGATGCCCTTAGATGTTCTGGGCTACACGCGCGCTACAATGACGGGTTCAACGAGTTTTCTCCTTGCTCGGAAGGGTATGGGTAATCTTCTCAATGCTCGTCGTGATGGGGCTAGATTTTTGCAATTATTAATCTTCAACGAGGAATCTCTAGTATGTGCGAGTCATCAGCTCGCGCAGAATGCGTCCCTGCCCTTTGTACACACCGCCCGTCGCAGCTACCGATTGGATGGTCCGATGAAAAGTTTGGAGATGGGCGTCGGCCGCGAGGCTGGCGTCTGTCAAAGCTCTTTGAATCTTATCATCTAGAGGAAGC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TTCCTTTGCCCTAAAGATTAAGACATGCAAATATAAAGGCCGCCCCTCGCACGGGTGTCCTGGTGGATTGCTCCATAAAAAATTACTAGGCTACTCGATTGTGAGAATCTAAACGGAATATCTTTTGTAACCAACAGCTAATACGGCAGAAACTGTCTGCGTTTTCGGACGCAGACTGCTCATGTTAGTTTAAACCAACCCGGCAACGGATTTGGCGAGTCACAACATCTAGCGTCGGACATGCTTTATGCGGTCCGGAATCGATTGCGGTTTTTCCCTATCAGGTTTCGATGGTAGTGTATTGAACTATCATGCCGTTGACGGGTGACGGGGGTTTTGGGACTGACTCCGGAGAAAAAGCCTGAGAGACGGCTTTTAGACCTATGGGTTGCAGCAGTTACGGAAATTATCCCATGCGCCTCGCGCGAGATAGTGACAGGGAATATCAAAGCGGGACTCTTCGAGTCTTGCTGTTGGAATGAGAACAAATTAAAACCTTTAGCGAGGATCAATTGGAGGGCAAGTCTGGTGCCAGCAGCCGCGGTAATTCCAGCTCCAATAAGGAACATTAAATTTGTTGCAGTTAAAAAGCTCGTAGTTGAATTTCTGCGCGTCGTCGCTGAGCCGCATCGGAGAAATCCATTGCGCGTCTCAGCCGCGCGCATGCTCGCGTTGACCCTGGATTGTTTACTCGGTCCTGCGGAAGGCGCGTCTTTTACTGTGAACAAAACGAAGCGTTCATGGCAGGCTTTGAGCTTGAACGAATCGCACGGAATAATGAAAACGGCCTCGCTCGTTTTCGTTGGTTCGCGAATGAGGTTATTGGTTAACAGGAACAGTTGGGGGTATTCGTACTTCAACGCTAGAGGTGAAATTCTTGGATTGTTGAATGACGAACGACTGCGAAGGCATTTACCAAGGATGTTTTCATTAATCAAGAACGAAAGTTTGGGGATCGAAGATGATTAGATACCATCGTAGTCCAAACAGTAAACGATGCCGACTCGGGATCCGAGCGTGTTGATTATGACCGCTCGGGCACCGTATGAGAAATCAAAGTCTTAGGGTTCCGGGGGGAGTATGGTCGCAAGGCTGAAACTTAAAGGAATTGACGGAAGGGCACACCAGAGGTGGAGCCTGCGGTTTAATTTGACTCAACACGGGGAAACTTACCAGGTCCAGACATGACGAGGATTGACAGTTTGAAAGCACTTTCTTGATTTTATGGGTGGTGGTGCATGGCCGTTCTTAGTTGGTGGAGTGATTTGTCTGGTTGATTCCGATAACGAACGAGACCCGGACTGCTAAATAGCGACCCGTTACATTTTGTAGCGCAGGCGCTTCTTAGTGGGACAACTCGGTTTTACCGAGCGGAAGCACCGGGCAATAACAGGTCTGTGATGCCCTTAGATGTTCTGGGCCACACGCGCGCTACAATGACGGGTTCAACGAGTTTTTTCCTTGCTCGGAAGGGCATGGGTAATCTTCTCAATGCTCGTCGTGATGGGGCTAGATTTTTGCAATTATTAATCTTCAACGAGGAATCTCTAGTATGTGCGAGTCATCAGCTCGCGCAGAATGCGTCCCTGCCCTTTGTACACACCGCCCGTCGCAGCTACCGATTGGATGGTCCGATGAAAAGTTTGGAGATGAGATTGGCTCGCGAGGGCCGGTTTCGTCAAAGCTCTTTGAATCTTATCATCTAGAGGAAGC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TTCCTTTGCCCTAAAGATTAAGACATGCAAATATAAAGGCCGCCCCTCGCACGGGTGTCCTGGTGGATTGCTCCATAAAAAATTACTAGGCTACTCGATTGTGAGAATCTAAACGGAATATCTTTTGTAACCAACAGCTAATACGGCAGAAACTGTCTGCGTTTTCGGACGCAGACTGCTCATGTTAGTTTAAACCAACCCGGCAACGGATTTGGCGAGTCACAACATCTAGCGTCGGACATGCTTTATGCGGTCCGGAATCGATTGCGGTTTTTCCCTATCAGGTTTCGATGGTAGTGTATTGAACTATCATGCCGTTGACGGGTGACGGGGGTTTTGGGACTGACTCCGGAGAAAAAGCCTGAGAGACGGCTTTTAGACCTATGGGTTGCAGCAGTTACGGAAATTATCCCATGCGCCTCGCGCGAGATAGTGACAGGGAATATCAAAGCGGGACTCTTCGAGTCTTGCTGTTGGAATGAGAACAAATTAAAACCTTTAGCGAGGATCAATTGGAGGGCAAGTCTGGTGCCAGCAGCCGCGGTAATTCCAGCTCCAATAAGGAACATTAAATTTGTTGCAGTTAAAAAGCTCGTAGTTGAATTTCTGCGCGTCGTCGCTGAGCCGCATCGGAGAAATCCATTGCGCGTCTCAGCCGCGCGCATGCTCGCGTTGACCCTGGATTGTTTACTCGGTCCTGCGGAAGGCGCGTCTTTTACTGTGAACAAAACGAAGCGTTCATGGCAGGCTTTGAGCTTGAACGAATCGCACGGAATAATGAAAACGGCCTCGCTCGTTTTCGTTGGTTCGCGAATGAGGTTATTGGTTAACAGGAACAGTTGGGGGTATTCGTACTTCAACGCTAGAGGTGAAATTCTTGGATTGTTGAATGACGAACGACTGCGAAGGCATTTACCAAGGATGTTTTCATTAATCAAGAACGAAAGTTTGGGGATCGAAGATGATTAGATACCATCGTAGTCCAAACAGTAAACGATGCCGACTCGGGATCCGAGCGTGTTGATTATGACCGCTCGGGCACCGTATGAGAAATCAAAGTCTTAGGGTTCCGGGGGGAGTATGGTCGCAAGGCTGAAACTTAAAGGAATTGACGGAAGGGCACACCAGAGGTGGAGCCTGCGGTTTAATTTGACTCAACACGGGGAAACTTACCAGGTCCAGACATGACGAGGATTGACAGTTTGAAAGCACTTTCTTGATTTTATGGGTGGTGGTGCATGGCCGTTCTTAGTTGGTGGAGTGATTTGTCTGGTTGATTCCGATAACGAACGAGACCCGGACTGCTAAATAGCGACCCGTTACATTTTGTAGCGCAGGCGCTTCTTAGTGGGACAACTCGGTTTTACCGAGCGGAAGCACCGGGCAATAACAGGTCTGTGATGCCCTTAGATGTTCTGGGCCACACGCGCGCTACAATGACGGGTTCAACGAGTTTTTTCCTTGCTCGGAAGGGCATGGGTAATCTTCTCAATGCTCGTCGTGATGGGGCTAGATTTTTGCAATTATTAATCTTCAACGAGGAATCTCTAGTATGTGCGAGTCATCAGCTCGCGCAGAATGCGTCCCTGCCCTTTGTACACACCGCCCGTCGCAGCTACCGATTGGATGGTCCGATGAAAAGTTTGGAGATGAGATTGGCTCGCGAGGGCCGGTTTCGTCAAAGCTCTTTGAATCTTATCATCTAGAGGAAGC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TTCCTTTGCCCTAAAGATTAAGACATGCAAATATAAAGGCCGCCCCTCGCACGGGTGTCCTGGTGGATTGCTCCATAAAAAATTACTAGGCTACTCGATTGTGAGAATCTAAACGGAATATCTTTTGTAACCAACAGCTAATACGGCAGAAACTGTCTGTGTTTTCGGATGCAGACTGCTCATGTTAGTTTAAACCAACCCGGCAACGGATTTGGTGAGTCACAACATCTAGCGTCGGACACGCCTTGTGCGGTCCGGAATCGATTGCGGTTTTTCCCTATCAGGTTTCGATGGTAGTGTATTGAACTATCATGCCGTTGACGGGTGACGGGGGTTTTGGGACTGACTCCGGAGAAAAAGCCTGAGAGACGGCTTTTAGACCTATGGGTTGCAGCAGTTACGTAAATTATCCCATGCGCCTCGCGCGAGATAGTGACAGGGAATATCAAAGCGGGACTCTTTGAGTCTTGCTGTTGGAATGAGAACAAATCAAAACCTTTAGCGAGGATCAATTGGAGGGCAAGTCTGGTGCCAGCAGCCGCGGTAATTCCAGCTCCAATAAGGAACATTAAATTTGTTGCAGTTAAAAAGCTCGTAGTTGAATTTCTGCGCGTTTCGTCGGGAAGCCGCGAAGGCGAAAGCTCTCGCGCGCTCTTCCCCGCGCGCATGCTCGCATTGACCCGCGATGGTTTACTCGATCGTGTGGAAGGTGCGTCTTTTACTGTGAACAAAACGAAGCGTTCATGGCAGGCTTTGAGCTTGAACGAATCGCACGGAATAATGAAAACGGCTCGTTTCGTTTTCGTTGGTTCGCGAAATGGGTTATTGTTTAACAGGAACAGTTGGGGGTATTCGTACTTCAACGCTAGAGGTGAAATTCTTGGATTGTTGAATGACGAACGACTGCGAAGGCATTTACCAAGGATGTTTTCATTAATCAAGAACGAAAGTTTGGGGATCGAAGATGATTAGATACCATCGTAGTCCAAACAGTAAACGATGCCGACTCGGGATCCGAGCGTGTCGATTTATGACCGCTCGGGCACCGTATGAGAAATCAAAGTCTTAGGGTTCCGGGGGGAGTATGGTCGCAAGGCTGAAACTTAAAGGAATTGACGGAAGGGCACACCAGAGGTGGAGCCTGCGGTTTAATTTGACTCAACACGGGGAAACTTACCAGGTCCAGACATGATGAGGATTGACAGTTTGAAAGCACTTTCTTGATTTTATGGGTGGTGGTGCATGGCCGTTCTTAGTTGGTGGAGTGATTTGTCTGGTTGATTCCGATAACGAACGAGACCCGCGCTGCTAAATAGTGACCCGTTACATTTTGTAGCGTTTGGCGCTTCTTAGTGGGACAACTCGGTTTTACCGAGCGGAAGCAGCGGGCAATAACAGGTCTGTGATGCCCTTAGATGTTCTGGGCTACACGCGCGCTACAATGACGGGTTCAACGAGTTTTTTCCTTGCTCGGAAGGGCATGGGTAATCTTCTCAATGCTCGTCGTGATGGGGCTAGATTTTTGCAATTATTAATCTTCAACGAGGAATCTCTAGTATGTGCGAGTCATCAGCTCGCGCAGAATGCGTCCCTGCCCTTTGTACACACCGCCCGTCGCAGCTACCGATTGGATGGTCCGATGAAAAGTTTGGAGAGGAAATTGGCTCGCGAGGGCTGGTTTTCTCAAAGCTCTTTGAATCTTATCATCTAGAGGAAGC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TTCCTTTGCCCTAAAGATTAAGACATGCAAATATAAAGGCCGCCCCTCGCACGGGTGTCCTGGTGGATTGCTCCATAAAAAATTACTAGGCTACTCGATTGTGAGAATCTAAACGGAATATCTTTTGTAACCAACAGCTAATACGGCAGAAACTGTCTGTGTTTTCGGATGCAGACTGCTCATGTTAGTTTAAACCAACCCGGCAACGGATTTGGTGAGTCACAACATCTAGCGTCGGACACGCCTTGTGCGGTCCGGAATCGATTGCGGTTTTTCCCTATCAGGTTTCGATGGTAGTGTATTGAACTATCATGCCGTTGACGGGTGACGGGGGTTTTGGGACTGACTCCGGAGAAAAAGCCTGAGAGACGGCTTTTAGACCTATGGGTTGCAGCAGTTACGTAAATTATCCCATGCGCCTCGCGCGAGATAGTGACAGGGAATATCAAAGCGGGACTCTTTGAGTCTTGCTGTTGGAATGAGAACAAATCAAAACCTTTAGCGAGGATCAATTGGAGGGCAAGTCTGGTGCCAGCAGCCGCGGTAATTCCAGCTCCAATAAGGAACATTAAATTTGTTGCAGTTAAAAAGCTCGTAGTTGAATTTCTGCGCGTTTCGTCGGGAAGCCGCGAAGGCGAAAGCTCTCGCGCGCTCTTCCCCGCGCGCATGCTCGCATTGACCCGCGATGGTTTACTCGATCGTGTGGAAGGTGCGTCTTTTACTGTGAACAAAACGAAGCGTTCATGGCAGGCTTTGAGCTTGAACGAATCGCACGGAATAATGAAAACGGCTCGTTTCGTTTTCGTTGGTTCGCGAAATGGGTTATTGTTTAACAGGAACAGTTGGGGGTATTCGTACTTCAACGCTAGAGGTGAAATTCTTGGATTGTTGAATGACGAACGACTGCGAAGGCATTTACCAAGGATGTTTTCATTAATCAAGAACGAAAGTTTGGGGATCGAAGATGATTAGATACCATCGTAGTCCAAACAGTAAACGATGCCGACTCGGGATCCGAGCGTGTCGATTTATGACCGCTCGGGCACCGTATGAGAAATCAAAGTCTTAGGGTTCCGGGGGGAGTATGGTCGCAAGGCTGAAACTTAAAGGAATTGACGGAAGGGCACACCAGAGGTGGAGCCTGCGGTTTAATTTGACTCAACACGGGGAAACTTACCAGGTCCAGACATGATGAGGATTGACAGTTTGAAAGCACTTTCTTGATTTTATGGGTGGTGGTGCATGGCCGTTCTTAGTTGGTGGAGTGATTTGTCTGGTTGATTCCGATAACGAACGAGACCCGCGCTGCTAAATAGTGACCCGTTACATTTTGTAGCGTTTGGCGCTTCTTAGTGGGACAACTCGGTTTTACCGAGCGGAAGCAGCGGGCAATAACAGGTCTGTGATGCCCTTAGATGTTCTGGGCTACACGCGCGCTACAATGACGGGTTCAACGAGTTTTTTCCTTGCTCGGAAGGGCATGGGTAATCTTCTCAATGCTCGTCGTGATGGGGCTAGATTTTTGCAATTATTAATCTTCAACGAGGAATCTCTAGTATGTGCGAGTCATCAGCTCGCGCAGAATGCGTCCCTGCCCTTTGTACACACCGCCCGTCGCAGCTACCGATTGGATGGTCCGATGAAAAGTTTGGAGAGGAAATTGGCTCGCGAGGGCTGGTTTTCTCAAAGCTCTTTGAATCTTATCATCTAGAGGAAGC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CCTTAAGATTAAAGATTAAGCCATGCAAGTCTAAGACTAAACAGGTTGTCAGTGAATCTGCGTATGGCTCATTACATGAATCATAGTTTACCCGAGAACAAAAGTACAATTGGATAACCGTTGTAATTCAAGGGCTAATACATGCACCAAGGAAAGTTTCTTTAGTGAAACTTTCGCGTTTGTTAGCTATTAACCAACTTTCAAAAAGTGAGTTATGACAAATTGCGGAGCCTCATGTTGAAAAAAACGGAGGCCGACTCGGTCAAGTCTTTCCCCTATCAGTTTTCGTAGTTAATGTATTGAATTAACTAGACTTTGACGGGTAACGGGGGATATGGGTCTGATTCCGGAGAAGGAGCCTGAGAGACGGCTACTACATCTAAGGAAGGCAGCAGGCGCGCAAATTTCCCATTGCTCAATGAGCGAGGAAGTGACGATCAGTAACAATGTGCGATCCTTTAGGATTGTGCAATTGGAATGACTGCAATTTAAAAAGTTCAAGGAGGATCAATTGGAGGGCAAGTCTGGTGCCAGCAGCCGCGGTAATTCCAGCTCCAATAAGGTATATCAAAGTTGTTGCAGTTAAAAAGCTCGTAGTTGAATTTCTGAAAATCTTATTTTGATTTTATTGAAACGAAAGTTTCAATGAAAATCGAAAGATTTTCATTTTGTGGATGATTATTTTAGTATTAAAATTCATTTTTTAATACTAAAATACCACTCAGTTACTGAGAGCAAAGTGAAGTGCTCAAAGCAGGCTTTTTTAGCTTTGATCAATACAGCTTGGAATAACAAGATAAGACTAGATGTTTATTTTGTTGGTTGTTTACATTTAGTAATGGTTAACAGGAACAGTTGCGGGGATACTCGTACTGAGGGGTCAGAGGTGAAATTCTAGGATTCCTTCACGACGAACGACTGCGAAAGCATTTATCAAGTATGTTTTCATTAATCAAGAACGAAAGCTCGGGGATCGAAGATGATTAGATACCATCGTAGTCCGACGCCATAAACGATGCCGACTCGGGATTGGCTTTCCTTTCTAATAAAAAATGAAAAAAGTCAGCACCGTATGAGAAATCAAAGTCTTTGGGTTCCGGGGGGAGTATGGTCGCAAGGCTGAAACTTAAAAGAATTGACGGAAGGACACACCAGAGGTGGAGCCTGCGGTTTAATTTGACTCAACACGGGGAAACTTACCAGGTCCAGACATGATGAGGATTGACAGTTTGAAAGCACTTTCTTGATTTCATGGGTGGTGGTGCATGGCCGTTCTTAGTTGGTGGAGTGATTTGTCTGGTTGATTCCGATAACGAACGAGACGGGGAGAATTAACTAGTTTTCTTACTAATTCACGTTAGTAAAAACTTCTTTATTCGACAACTCTTTTTTAAAAGAGAGGAAGCACCCCGCAATAACAGGTCTGTGATGCCCTTCGATGTTCTGGGCTACACGCGCGCTACAATGACGAATTCAACGAGTATTTATCTTCCTTGCCCGGAAGGGTGTGGGTAATCTTATTAATTTTCGTCGTGATGGGGCTAGATTTTTGCAATTATTAATCTTCAACGAGGAATCTCTAGTATGTGCAGTTCATCAGACTGCGCAGAATGCGTCCCTGTCCTTTGTACACACCGCCCGTCGCACCTACCGATTGGACGAACAGGCAAGAGGTTTGGAGTTGCGTTTCCGAATTTTTTCGAAAATTTGGAAACGCGACAAAGCTCTTCGAACCTTTTCGTCTAGAGGAAGGTGAAGTCGTAACAAGGTC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CCTTAAGATTAAAGATTAAGCCATGCAAGTCTAAGACTAAACAGGTTGTCAGTGAATCTGCGTATGGCTCATTACATGAATCATAGTTTACCCGAGAACAAAAGTACAATTGGATAACCGTTGTAATTCAAGGGCTAATACATGCACCAAGGAAAGTTTCTTTAGTGAAACTTTCGCGTTTGTTAGCTATTAACCAACTTTCAAAAAGTGAGTTATGACAAATTGCGGAGCCTCATGTTGAAAAAAACGGAGGCCGACTCGGTCAAGTCTTTCCCCTATCAGTTTTCGTAGTTAATGTATTGAATTAACTAGACTTTGACGGGTAACGGGGGATATGGGTCTGATTCCGGAGAAGGAGCCTGAGAGACGGCTACTACATCTAAGGAAGGCAGCAGGCGCGCAAATTTCCCATTGCTCAATGAGCGAGGAAGTGACGATCAGTAACAATGTGCGATCCTTTAGGATTGTGCAATTGGAATGACTGCAATTTAAAAAGTTCAAGGAGGATCAATTGGAGGGCAAGTCTGGTGCCAGCAGCCGCGGTAATTCCAGCTCCAATAAGGTATATCAAAGTTGTTGCAGTTAAAAAGCTCGTAGTTGAATTTCTGAAAATCTTATTTTGATTTTATTGAAACGAAAGTTTCAATGAAAATCGAAAGATTTTCATTTTGTGGATGATTATTTTAGTATTAAAATTCATTTTTTAATACTAAAATACCACTCAGTTACTGAGAGCAAAGTGAAGTGCTCAAAGCAGGCTTTTTTAGCTTTGATCAATACAGCTTGGAATAACAAGATAAGACTAGATGTTTATTTTGTTGGTTGTTTACATTTAGTAATGGTTAACAGGAACAGTTGCGGGGATACTCGTACTGAGGGGTCAGAGGTGAAATTCTAGGATTCCTTCACGACGAACGACTGCGAAAGCATTTATCAAGTATGTTTTCATTAATCAAGAACGAAAGCTCGGGGATCGAAGATGATTAGATACCATCGTAGTCCGACGCCATAAACGATGCCGACTCGGGATTGGCTTTCCTTTCTAATAAAAAATGAAAAAAGTCAGCACCGTATGAGAAATCAAAGTCTTTGGGTTCCGGGGGGAGTATGGTCGCAAGGCTGAAACTTAAAAGAATTGACGGAAGGACACACCAGAGGTGGAGCCTGCGGTTTAATTTGACTCAACACGGGGAAACTTACCAGGTCCAGACATGATGAGGATTGACAGTTTGAAAGCACTTTCTTGATTTCATGGGTGGTGGTGCATGGCCGTTCTTAGTTGGTGGAGTGATTTGTCTGGTTGATTCCGATAACGAACGAGACGGGGAGAATTAACTAGTTTTCTTACTAATTCACGTTAGTAAAAACTTCTTTATTCGACAACTCTTTTTTAAAAGAGAGGAAGCACCCCGCAATAACAGGTCTGTGATGCCCTTCGATGTTCTGGGCTACACGCGCGCTACAATGACGAATTCAACGAGTATTTATCTTCCTTGCCCGGAAGGGTGTGGGTAATCTTATTAATTTTCGTCGTGATGGGGCTAGATTTTTGCAATTATTAATCTTCAACGAGGAATCTCTAGTATGTGCAGTTCATCAGACTGCGCAGAATGCGTCCCTGTCCTTTGTACACACCGCCCGTCGCACCTACCGATTGGACGAACAGGCAAGAGGTTTGGAGTTGCGTTTCCGAATTTTTTCGAAAATTTGGAAACGCGACAAAGCTCTTCGAACCTTTTCGTCTAGAGGAAGGT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CCTTCAGATCAAAGATTAAGCCATGCAAGTCTAAGACTAAACAAGTTGTCAGTGAATCTGCGTATGGCTCATTATATGAATCATCATTTACCCGAGAACAAAAGTACAATTGGATAACCGTTGTAATTCAAGGGCTAATCATGCACGAAAGAAAGTTTCTTTAATGAAACTTTTGCATTTGTTAGCTACAAACCAACTTTAAAAAAAGTGATTTATGACAAATTGCGGAGCCTCATGTTGTAATAAACGGAGGTCGACTCGGTCAAGTCTTTCCCCTATCAGTTTTCGTAGTTAATGTATTGTATTAACTAGACTTTGACGGGTACCGGGGGATATGGGTCTTATTCCGGAGAAGGAGCCTGAGAGACGGCTACTACATCTAAGGAAGGCAGCAGGCGCGCAAATTTCCCACTGCTCATTGAGCGAGGAAGTGACGATCAATAACAATGTGCGATCCTTTAGGATTGTGCAATTGGAATGACAGCAATTTAAAGAGTTCAAGGAGGATCAATTGGAGGGCAAGTCTGGTGCCAGCAGCCGCGGTAATTCCAGCTCCAATAAGGTATATCAAAGTTGTTGCAGTTAAAAAGCTCGTAGTTGAATTTCTGAAAATCTTAATTTTGATTTTGTTAAAATGCAAATTTTAATTTAAAATTGAAGGATTTTCATTTTGTGGATTATATTATTTTAGTATTAGAATTGATTTTTTAATATTAAGATACCACTCAGTTACTGAGAGCAAATTGGAGTGCTCAAAGCAGGCTTTATTAGCTTTGAACATTTTAGCTTGGAATGACAAGATAAGACTAGATGTTTATTTTGTTGGTTATTTACATTTAGTAATGGTTAACAGGAACAGTTGCGGGGATACTCGTACTGAAGGGTCAGAGGTGAAATTCTAGGATTCCTTCACGACGAACGACTGCGAAAGCATTTATCAAGTATGTTTTCATTAATCAAGAACGAAAGCTCGGGGATCGAAGATGATTAGATACCATCGTAGTCCGACGCCATAAACGATGCCGACTCGGGATTGGCTTTTCTTTCTAAATAAATAATGAAAAAAGTCAGCACCGTATGAGAAATCAAAGTCTTTGGGTTCCGGGGGGAGTATGGTCGCAAGGCTGAAACTTAAAAGAATTGACGGAAGGACACACCAGAGGTGGAGCCTGCGGTTTAATTTGACTCAACACGGGGAAACTTACCAGGTCCAGACATGATGAGGATTGACAGTTTGAAAGCACTTTCTTGATTTCATGGGTGGTGGTGCATGGCCGTTCTTAGTTGGTGGAGTGATTTGTCTGGTTGATTCCGATAACGAACGAGACGGGGGGAGTTTACTAGTTTTATTATTAATTCACGTTAATAAAAACTTCTTTACTCGACAACTCTTTTTTAAAGAGAGGAAGCACCCCGCAATAACAGGTCTGTGATGCCCTTCGATGTTCTGGGCTACACGCGCGCTACAATGACGAATTCAACGAGTATTTATCTTCCTTGCCCGGAAGGGTGTGGGTAATCTTATTAATTTTCGTCGTGATGGGGCTAGATTTTTGCAATTATTAATCTTCAACGAGGAATCTCTAGTATGTGCAGTTCATCAGACTGCGCAGAATGCGTCCCTGTCCTTTGTACACACCGCCCGTCGCACCTACCGATTGGACGAATAGGCAAGATGTTTGGAGTTGTGTTTTTGAACTTTTTCGGAAGTTTGGAAATATGACAAAGCTCTTCAAACCTTATCGTCTAGAGGAAGGTGAAGTCGTAACAAGGTC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CCTTCAGATCAAAGATTAAGCCATGCAAGTCTAAGACTAAACAAGTTGTCAGTGAATCTGCGTATGGCTCATTATATGAATCATCATTTACCCGAGAACAAAAGTACAATTGGATAACCGTTGTAATTCAAGGGCTAATCATGCACGAAAGAAAGTTTCTTTAATGAAACTTTTGCATTTGTTAGCTACAAACCAACTTTAAAAAAAGTGATTTATGACAAATTGCGGAGCCTCATGTTGTAATAAACGGAGGTCGACTCGGTCAAGTCTTTCCCCTATCAGTTTTCGTAGTTAATGTATTGTATTAACTAGACTTTGACGGGTACCGGGGGATATGGGTCTTATTCCGGAGAAGGAGCCTGAGAGACGGCTACTACATCTAAGGAAGGCAGCAGGCGCGCAAATTTCCCACTGCTCATTGAGCGAGGAAGTGACGATCAATAACAATGTGCGATCCTTTAGGATTGTGCAATTGGAATGACAGCAATTTAAAGAGTTCAAGGAGGATCAATTGGAGGGCAAGTCTGGTGCCAGCAGCCGCGGTAATTCCAGCTCCAATAAGGTATATCAAAGTTGTTGCAGTTAAAAAGCTCGTAGTTGAATTTCTGAAAATCTTAATTTTGATTTTGTTAAAATGCAAATTTTAATTTAAAATTGAAGGATTTTCATTTTGTGGATTATATTATTTTAGTATTAGAATTGATTTTTTAATATTAAGATACCACTCAGTTACTGAGAGCAAATTGGAGTGCTCAAAGCAGGCTTTATTAGCTTTGAACATTTTAGCTTGGAATGACAAGATAAGACTAGATGTTTATTTTGTTGGTTATTTACATTTAGTAATGGTTAACAGGAACAGTTGCGGGGATACTCGTACTGAAGGGTCAGAGGTGAAATTCTAGGATTCCTTCACGACGAACGACTGCGAAAGCATTTATCAAGTATGTTTTCATTAATCAAGAACGAAAGCTCGGGGATCGAAGATGATTAGATACCATCGTAGTCCGACGCCATAAACGATGCCGACTCGGGATTGGCTTTTCTTTCTAAATAAATAATGAAAAAAGTCAGCACCGTATGAGAAATCAAAGTCTTTGGGTTCCGGGGGGAGTATGGTCGCAAGGCTGAAACTTAAAAGAATTGACGGAAGGACACACCAGAGGTGGAGCCTGCGGTTTAATTTGACTCAACACGGGGAAACTTACCAGGTCCAGACATGATGAGGATTGACAGTTTGAAAGCACTTTCTTGATTTCATGGGTGGTGGTGCATGGCCGTTCTTAGTTGGTGGAGTGATTTGTCTGGTTGATTCCGATAACGAACGAGACGGGGGGAGTTTACTAGTTTTATTATTAATTCACGTTAATAAAAACTTCTTTACTCGACAACTCTTTTTTAAAGAGAGGAAGCACCCCGCAATAACAGGTCTGTGATGCCCTTCGATGTTCTGGGCTACACGCGCGCTACAATGACGAATTCAACGAGTATTTATCTTCCTTGCCCGGAAGGGTGTGGGTAATCTTATTAATTTTCGTCGTGATGGGGCTAGATTTTTGCAATTATTAATCTTCAACGAGGAATCTCTAGTATGTGCAGTTCATCAGACTGCGCAGAATGCGTCCCTGTCCTTTGTACACACCGCCCGTCGCACCTACCGATTGGACGAATAGGCAAGATGTTTGGAGTTGTGTTTTTGAACTTTTTCGGAAGTTTGGAAATATGACAAAGCTCTTCAAACCTTATCGTCTAGAGGAAGGT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CAGATCAAAGACTAAGCCATGCATGTCCAAGACTAAACAAGTTGTCAGTGAATCTGCGTATGGCTCAATAAACGAACCATAACCTCCCCGAGAACAAAGTACAACTGGATAACCGTTGTAATTCAAGGGCTAATCATGCGTCAATAAGGGCCTCCTCTTGGGGGCCCTTGCATTTGTTAGTCTCAAATCAACATCGTTGATGAATCATGACAAACTGCGGATCCTCACGTTGCAAAAGACGGAGGATGACTCGGTCGGGTCTTTCCCCTATCAGGTCTCGTAGGGAGTGTATTGTACTCTCTAGCCTTTGACGGGTAACGGAGAATTAGGGTTCGATTCCGGAGAAGGAGCCTGAGAGACGGCTACTACATCTAAGGAAGGCAGCAGGCGCGCAAATTTCCCAATGCTCATCGAGCGAGGAAGTGACGATCAATAATAATGTGTGGCGCATTCGCGCTATGCAATTACAATGAGTAAAATGTACAAGCGTTTTCCATGATCAATTGGAGGGCAAGTCTGGTGCCAGCAGCCGCGGTAATTCCAGCTCCAATAGGATATATCAAAGTTGTTGCAGTTGAAAAGCTCGTAGTCGTATTTGTGGTGGGTAGAAGCAGGGCGGGTGTTGGGCGCGAAAGCGCTCGGGCCCCCCGGCCGCCTGCCATTTTGTGGGACAAAGCAGGGTTTGGGCGGTTCACTCCGCTCCCAAGCCAGGCTCCACTCCGTCACTGAGAGCAAATTGGAGTGCTCAAAGCAGGCTTTACAGCTTTGAACATCTTAGCTTGGAATGACAAAGTACGACCTTTGGTTCACTTTGTTGGTTATGAACTGGAAGGTAATGATAAATAGGAACAGTTGCGGGGACACTCGTACTGGAAAGTCAGAGGTGAAATTCTTGGATTTTTCCACGACGAACGACTGCGAAGGCATCTGTCCAGGATGTTTTCATTGATCAAGAACGAAAGTGCGAGGATCGAAGATGATTAGATACCATCGTAGTTCGCACAGTAAACGATGCCGACTCGGGATTGGGGTCGTTTCGCAACGCGCCGTAACAGGCGCGCATTAGAAAGACCCCAGCACCGTATGTGAAAACAAAGTCTTTGGGTTCCGGGGGGAGTATGGTCGCAAGGTTGAAACTTAAAGGAATTGACGGAAGGGCACACCAGAGGTGGAGCCTGCGGTTTAATTTGACTCAACACGGGGAAACTCACCAGGTCCAGACATGAGAAGGATTGACAGTTTGAAAGCACTTTCTTGATTTCATGGTTGGTGGTGCATGGCCGTTCTTAGTTGGTGGAGTGATTTGTCTGGTTGATTCCGATAACGAACGAGACTCTCAGAGTAAACTGGCTTGTCAGGGTAACTCGCGTTACCCTGGGCCTCTTTTCTCGACAATTCGTTTTAAACGAAAGGAAGCGGAGAGCAATAACAGGTCTGTGATGCCCCTCGATGTTCTGGGCTACACGCGCGCTACAATGACGAGTTCAACGAGTTTTCTCCTTGCCCGGAAGGGTGTGGGTAATCTTTTCAATGCTCGTCGTGATGGGGCTAGATTATTGCAATTATTAATCTTCAACGAGGAATCTCTAGTATGTGCAGTTCATCAGACTGCGCAGAATGCGTCCCTGCCCTTTGTACACACCGCCCGTCGCACCTACCGATTGGACGATCCGGCAAGATGTTTGGAGTTGTGTTGCTTGGGACTTTCGGGTCTCTTGCGGCGCGACGAAGCTCCTCAAACCTTATCGTCTAGAGGAAGGTGAAGTCGTAACAAGGTC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CAGATCAAAGACTAAGCCATGCATGTCCAAGACTAAACAAGTTGTCAGTGAATCTGCGTATGGCTCAATAAACGAACCATAACCTCCCCGAGAACAAAGTACAACTGGATAACCGTTGTAATTCAAGGGCTAATCATGCGTCAATAAGGGCCTCCTCTTGGGGGCCCTTGCATTTGTTAGTCTCAAATCAACATCGTTGATGAATCATGACAAACTGCGGATCCTCACGTTGCAAAAGACGGAGGATGACTCGGTCGGGTCTTTCCCCTATCAGGTCTCGTAGGGAGTGTATTGTACTCTCTAGCCTTTGACGGGTAACGGAGAATTAGGGTTCGATTCCGGAGAAGGAGCCTGAGAGACGGCTACTACATCTAAGGAAGGCAGCAGGCGCGCAAATTTCCCAATGCTCATCGAGCGAGGAAGTGACGATCAATAATAATGTGTGGCGCATTCGCGCTATGCAATTACAATGAGTAAAATGTACAAGCGTTTTCCATGATCAATTGGAGGGCAAGTCTGGTGCCAGCAGCCGCGGTAATTCCAGCTCCAATAGGATATATCAAAGTTGTTGCAGTTGAAAAGCTCGTAGTCGTATTTGTGGTGGGTAGAAGCAGGGCGGGTGTTGGGCGCGAAAGCGCTCGGGCCCCCCGGCCGCCTGCCATTTTGTGGGACAAAGCAGGGTTTGGGCGGTTCACTCCGCTCCCAAGCCAGGCTCCACTCCGTCACTGAGAGCAAATTGGAGTGCTCAAAGCAGGCTTTACAGCTTTGAACATCTTAGCTTGGAATGACAAAGTACGACCTTTGGTTCACTTTGTTGGTTATGAACTGGAAGGTAATGATAAATAGGAACAGTTGCGGGGACACTCGTACTGGAAAGTCAGAGGTGAAATTCTTGGATTTTTCCACGACGAACGACTGCGAAGGCATCTGTCCAGGATGTTTTCATTGATCAAGAACGAAAGTGCGAGGATCGAAGATGATTAGATACCATCGTAGTTCGCACAGTAAACGATGCCGACTCGGGATTGGGGTCGTTTCGCAACGCGCCGTAACAGGCGCGCATTAGAAAGACCCCAGCACCGTATGTGAAAACAAAGTCTTTGGGTTCCGGGGGGAGTATGGTCGCAAGGTTGAAACTTAAAGGAATTGACGGAAGGGCACACCAGAGGTGGAGCCTGCGGTTTAATTTGACTCAACACGGGGAAACTCACCAGGTCCAGACATGAGAAGGATTGACAGTTTGAAAGCACTTTCTTGATTTCATGGTTGGTGGTGCATGGCCGTTCTTAGTTGGTGGAGTGATTTGTCTGGTTGATTCCGATAACGAACGAGACTCTCAGAGTAAACTGGCTTGTCAGGGTAACTCGCGTTACCCTGGGCCTCTTTTCTCGACAATTCGTTTTAAACGAAAGGAAGCGGAGAGCAATAACAGGTCTGTGATGCCCCTCGATGTTCTGGGCTACACGCGCGCTACAATGACGAGTTCAACGAGTTTTCTCCTTGCCCGGAAGGGTGTGGGTAATCTTTTCAATGCTCGTCGTGATGGGGCTAGATTATTGCAATTATTAATCTTCAACGAGGAATCTCTAGTATGTGCAGTTCATCAGACTGCGCAGAATGCGTCCCTGCCCTTTGTACACACCGCCCGTCGCACCTACCGATTGGACGATCCGGCAAGATGTTTGGAGTTGTGTTGCTTGGGACTTTCGGGTCTCTTGCGGCGCGACGAAGCTCCTCAAACCTTATCGTCTAGAGGAAGGT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CAGATCAAAGACTAAGCCATGCATGTCCAAGACTAAACAAGTTGTCAGTGAATCTGCGTATGGCTCAATAAACGAACCATAACCTCCCCGAGAACAAAGTACAACTGGATAACCGTTGTAATTCAAGGGCTAATCATGCGTCAATAAGGGCTTCCTCTTGGGAGCTCTTGCATTTGTTAGTCTCAAATCAACATTGTTTGATGAATCATGACAAACTGCGGATCCTCATGTTGCAAAAAACGGAGGATGACTCGGTCGGGTCTTTCCCCTATCAGGTCTCGTAGGGAGTGTATTGTACTCTCTAGCCTTTGACGGGTAACGGAGAATTAGGGTTCGATTCCGGAGAAGGAGCCTGAGAGACGGCTACTACATCTAAGGAAGGCAGCAGGCGCGCAAATTTCCCAATGCTCATCGAGCGAGGAAGTGACGATCAATAATAATGTGTGGCGCTTTGCGCTATGCAATTACAATGAGTAAAATGTACAAGCGTTTTCCATGATCAATTGGAGGGCAAGTCTGGTGCCAGCAGCCGCGGTAATTCCAGCTCCAATAGGATATATCAAAGTTGTTGCAGTTGAAAAGCTCGTAGTCGTATTTGTGGTGGGTAGAAGCCTCGGATTGTGGTAGGCACGAAAGTGTTTGCCCTTCTAGGCCGCCTGCCATTTTGTGGGCCAAAGTGGGTTTCCGGGTGGTTCACTCTGCCTAGAAATTCGCTCCACTCCGTCACTGAGAGCAAATTGGAGTGCTCAAAGCAGGCTTTACAGCTTTGAACATCTTAGCTTGGAATGACAAAGTATGACTTTTTGTTCACTTTGTTGGTTATGAACTGAAAAGTAATGATAAATAGGAACAGTTGCGGGGACACTCGTACTGGAAAGTCAGAGGTGAAATTCTTGGATTTTTCCACGACGAACGACTGCGAAGGCATCTGTCCAGGATGTTTTCATTGATCAAGAACGAAAGTGCGAGGATCGAAGATGATTAGATACCATCGTAGTTCGCACAGTAAACGATGCCGACTCGGGATTGGGGTTCGTTTCGCAATGCTGTAACAGGTATTTTAGAAAGACCCCAGCACCGTATGTGAAAACAAAGTCTTTGGGTTCCGGGGGGAGTATGGTCGCAAGGTTGAAACTTAAAGGAATTGACGGAAGGGCACACCAGAGGTGGAGCCTGCGGTTTAATTTGACTCAACACGGGGAAACTCACCAGGTCCAGACATGAGAAGGATTGACAGTTTGAAAGCACTTTCTTGATTTCATGGGTGGTGGTGCATGGCCGTTCTTAGTTGGTGGAGTGATTTGTCTGGTTGATTCCGATAACGAACGAGACTCTCAGAGTAAACTGGCTTGTTGGTAACTCGCGTTACCTTCGGCCTCTTTTCTCGACAATTCGTTTTAAACGAAAGGAAGCGGAGAGCAATAACAGGTCTGTGATGCCCCTCGATGTTCTGGGCTACACGCGCGCTACAATGACGAGTTCAACGAGTTTTTTCTCCTTGCCCGGAAGGGTGTGGGTAATCTTTTCAATGCTCGTCGTGATGGGGCTAGATTATTGCAATTATTAATCTTCAACGAGGAATCTCTAGTATGTGCAGTTCATCAGACTGCGCAGAATGCGTCCCTGCCCTTTGTACACACCGCCCGTCGCACCTACCGATTGGACGATCCGGCAAGATGTTTGGAGTTGTGTTGGTTGGAACTTTCGGGTTTCTTCCGGCGCGACAAAGCTCCTCAAACCTTATCGTCTAGAGGAAGG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CAGATCAAAGACTAAGCCATGCATGTCCAAGACTAAACAAGTTGTCAGTGAATCTGCGTATGGCTCAATAAACGAACCATAACCTCCCCGAGAACAAAGTACAACTGGATAACCGTTGTAATTCAAGGGCTAATCATGCGTCAATAAGGGCTTCCTCTTGGGAGCTCTTGCATTTGTTAGTCTCAAATCAACATTGTTTGATGAATCATGACAAACTGCGGATCCTCATGTTGCAAAAAACGGAGGATGACTCGGTCGGGTCTTTCCCCTATCAGGTCTCGTAGGGAGTGTATTGTACTCTCTAGCCTTTGACGGGTAACGGAGAATTAGGGTTCGATTCCGGAGAAGGAGCCTGAGAGACGGCTACTACATCTAAGGAAGGCAGCAGGCGCGCAAATTTCCCAATGCTCATCGAGCGAGGAAGTGACGATCAATAATAATGTGTGGCGCTTTGCGCTATGCAATTACAATGAGTAAAATGTACAAGCGTTTTCCATGATCAATTGGAGGGCAAGTCTGGTGCCAGCAGCCGCGGTAATTCCAGCTCCAATAGGATATATCAAAGTTGTTGCAGTTGAAAAGCTCGTAGTCGTATTTGTGGTGGGTAGAAGCCTCGGATTGTGGTAGGCACGAAAGTGTTTGCCCTTCTAGGCCGCCTGCCATTTTGTGGGCCAAAGTGGGTTTCCGGGTGGTTCACTCTGCCTAGAAATTCGCTCCACTCCGTCACTGAGAGCAAATTGGAGTGCTCAAAGCAGGCTTTACAGCTTTGAACATCTTAGCTTGGAATGACAAAGTATGACTTTTTGTTCACTTTGTTGGTTATGAACTGAAAAGTAATGATAAATAGGAACAGTTGCGGGGACACTCGTACTGGAAAGTCAGAGGTGAAATTCTTGGATTTTTCCACGACGAACGACTGCGAAGGCATCTGTCCAGGATGTTTTCATTGATCAAGAACGAAAGTGCGAGGATCGAAGATGATTAGATACCATCGTAGTTCGCACAGTAAACGATGCCGACTCGGGATTGGGGTTCGTTTCGCAATGCTGTAACAGGTATTTTAGAAAGACCCCAGCACCGTATGTGAAAACAAAGTCTTTGGGTTCCGGGGGGAGTATGGTCGCAAGGTTGAAACTTAAAGGAATTGACGGAAGGGCACACCAGAGGTGGAGCCTGCGGTTTAATTTGACTCAACACGGGGAAACTCACCAGGTCCAGACATGAGAAGGATTGACAGTTTGAAAGCACTTTCTTGATTTCATGGGTGGTGGTGCATGGCCGTTCTTAGTTGGTGGAGTGATTTGTCTGGTTGATTCCGATAACGAACGAGACTCTCAGAGTAAACTGGCTTGTTGGTAACTCGCGTTACCTTCGGCCTCTTTTCTCGACAATTCGTTTTAAACGAAAGGAAGCGGAGAGCAATAACAGGTCTGTGATGCCCCTCGATGTTCTGGGCTACACGCGCGCTACAATGACGAGTTCAACGAGTTTTTTCTCCTTGCCCGGAAGGGTGTGGGTAATCTTTTCAATGCTCGTCGTGATGGGGCTAGATTATTGCAATTATTAATCTTCAACGAGGAATCTCTAGTATGTGCAGTTCATCAGACTGCGCAGAATGCGTCCCTGCCCTTTGTACACACCGCCCGTCGCACCTACCGATTGGACGATCCGGCAAGATGTTTGGAGTTGTGTTGGTTGGAACTTTCGGGTTTCTTCCGGCGCGACAAAGCTCCTCAAACCTTATCGTCTAGAGGAAGGTG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CAGATCAAAGACTAAGCCATGCATGTCCAAGACTAAACAAGTTGTCAGTGAATCTGCGTATGGCTCAATAAACGAACCATAACCTCCCCGAGAACAAAGTACAACTGGATAACCGTTGTAATTCAAGGGCTAATCATGCGTCAATAGGGGCTTCTTCATTGGAGCTTCTGCATTTGTTAGTCTCAAATCAACATTCTGTGATGAATCATGACAAACTGCGAATCCTCATGTTGTAAAAAACGGAGGATGACTCGGTCGGGTCTTTCCCCTATCAGGTTTCGTAGGGAGTGTATTGAACTCTCTAGCCTTTGACGGGTAACGGAGAATTAGGGTTCGATTCCGGAGAAGGAGCCTGAGAGACGGCTACTACATCTAAGGAAGGCAGCAGGCGCGCAAATTTCCCAATGCTCATCGAGCGAGGAAGTGACGATCAATAATAATGTGCGGGGTTTTACCCTGTGCAATTACAATGAGTAAAATGTACAAGCGTTTTCCATGATCAATTGGAGGGCAAGTCTGGTGCCAGCAGCCGCGGTAATTCCAGCTCCAATAGGATATATCAAAGTTGTTGCAGTTAAAAAGCTCGTAGTCGTATTTCTGGTGGGTTGATGTTTTAGCCAGAGTTGACGCAAGTTAGCTTTGGTTAGGGCCGCCTGCCATTTTGTGGAACAATGTGGCCAAGTTGTGGTTTACTCTATGATTTGGTTGCACCACTCCGTCACTGAGAGCAAATTGGAGTGCTCAAAGCAGGCTTTACAGCTTTGAACATCTTAGCTTGGAATGACAAAGTATGACTTATTGTTCACTTTGTTGGTTATGAACAGAAAGTAATGATAAATAGGAACAGTTGCGGGGGTACTCGTACTGGAAAGTCAGAGGTGAAATTCTTGGATTTTTCCACGACGAACGACTGCGAAAGCATTTACCAAGGATGTTTTCATTGATCAAGAACGAAAGTGCGAGGATCGAAGATGATTAGATACCATCGTAGTTCGCACAGTAAACGATGCCGACTCGGGATTGAGTTCTCTTCGTTATCATAGAAGGATCTCAGCACCGTATGTGAAAACAAAGTCTTTGGGTTCCGGGGGGAGTATGGTCGCAAGGTTGAAACTTAAAGGAATTGACGGAAGGGCACACCAGAGGTGGAGCCTGCGGTTTAATTTGACTCAACACGGGGAAACTCACCAGGTCCAGACATGAGAAGGATTGACAGTTTGAAAGCACTTTCTTGATTTCATGGGTGGTGGTGCATGGCCGTTCTTAGTTGGTGGAGTGATTTGTCTGGTTGATTCCGATAACGAACGAGACTCTCAGAGTAAACTGGTTTAGATAGTAATTCGCGTTACATTCGGCCTCTTTTCTCGACAATTCGTTTTAAACGAAAGGAAGCGGAGAGCAATAACAGGTCTGTGATGCCCCTCGATGTTCTGGGCTACACGCGCGCTACAATGACGAGTTCAACGAGTTATTATCTCCTTGCCCGGAAGGGTGTGGGTAATCTTTTCAATGCTCGTCGTGATGGGGCTAGATTTTTGCAATTATTAATCTTCAACGAGGAATCTCTAGTATGTGCAGTTCATCAGACTGCGCAGAATGCGTCCCTGCCCTTTGTACACACCGCCCGTCGCACCTACCGATTGGACGATCCGGCAAGATGTTTGGAGTTGTGTCTATTGGGCTTTCGGGCTTGATTGATGCGACAAAGCTCCTCAAACCTTATCGTCTAGAGGAAGG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CAGATCAAAGACTAAGCCATGCATGTCCAAGACTAAACAAGTTGTCAGTGAATCTGCGTATGGCTCAATAAACGAACCATAACCTCCCCGAGAACAAAGTACAACTGGATAACCGTTGTAATTCAAGGGCTAATCATGCGTCAATAGGGGCTTCTTCATTGGAGCTTCTGCATTTGTTAGTCTCAAATCAACATTCTGTGATGAATCATGACAAACTGCGAATCCTCATGTTGTAAAAAACGGAGGATGACTCGGTCGGGTCTTTCCCCTATCAGGTTTCGTAGGGAGTGTATTGAACTCTCTAGCCTTTGACGGGTAACGGAGAATTAGGGTTCGATTCCGGAGAAGGAGCCTGAGAGACGGCTACTACATCTAAGGAAGGCAGCAGGCGCGCAAATTTCCCAATGCTCATCGAGCGAGGAAGTGACGATCAATAATAATGTGCGGGGTTTTACCCTGTGCAATTACAATGAGTAAAATGTACAAGCGTTTTCCATGATCAATTGGAGGGCAAGTCTGGTGCCAGCAGCCGCGGTAATTCCAGCTCCAATAGGATATATCAAAGTTGTTGCAGTTAAAAAGCTCGTAGTCGTATTTCTGGTGGGTTGATGTTTTAGCCAGAGTTGACGCAAGTTAGCTTTGGTTAGGGCCGCCTGCCATTTTGTGGAACAATGTGGCCAAGTTGTGGTTTACTCTATGATTTGGTTGCACCACTCCGTCACTGAGAGCAAATTGGAGTGCTCAAAGCAGGCTTTACAGCTTTGAACATCTTAGCTTGGAATGACAAAGTATGACTTATTGTTCACTTTGTTGGTTATGAACAGAAAGTAATGATAAATAGGAACAGTTGCGGGGGTACTCGTACTGGAAAGTCAGAGGTGAAATTCTTGGATTTTTCCACGACGAACGACTGCGAAAGCATTTACCAAGGATGTTTTCATTGATCAAGAACGAAAGTGCGAGGATCGAAGATGATTAGATACCATCGTAGTTCGCACAGTAAACGATGCCGACTCGGGATTGAGTTCTCTTCGTTATCATAGAAGGATCTCAGCACCGTATGTGAAAACAAAGTCTTTGGGTTCCGGGGGGAGTATGGTCGCAAGGTTGAAACTTAAAGGAATTGACGGAAGGGCACACCAGAGGTGGAGCCTGCGGTTTAATTTGACTCAACACGGGGAAACTCACCAGGTCCAGACATGAGAAGGATTGACAGTTTGAAAGCACTTTCTTGATTTCATGGGTGGTGGTGCATGGCCGTTCTTAGTTGGTGGAGTGATTTGTCTGGTTGATTCCGATAACGAACGAGACTCTCAGAGTAAACTGGTTTAGATAGTAATTCGCGTTACATTCGGCCTCTTTTCTCGACAATTCGTTTTAAACGAAAGGAAGCGGAGAGCAATAACAGGTCTGTGATGCCCCTCGATGTTCTGGGCTACACGCGCGCTACAATGACGAGTTCAACGAGTTATTATCTCCTTGCCCGGAAGGGTGTGGGTAATCTTTTCAATGCTCGTCGTGATGGGGCTAGATTTTTGCAATTATTAATCTTCAACGAGGAATCTCTAGTATGTGCAGTTCATCAGACTGCGCAGAATGCGTCCCTGCCCTTTGTACACACCGCCCGTCGCACCTACCGATTGGACGATCCGGCAAGATGTTTGGAGTTGTGTCTATTGGGCTTTCGGGCTTGATTGATGCGACAAAGCTCCTCAAACCTTATCGTC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CAGATCAAAGACTAAGCCATGCATGTCCAAGACTAAACAAGTTGTCAGTGAATCTGCGTATGGCTCAATAAACGAACCATCACCTCCCCGAGAACAAAGTACAATTGGATAACCGTTGTAATTCAAGGGCTAATCATGCGTCAATAGGAGCTTCGTAAGGAGCTTCTGCATTTGTTAGTCTCAAATCAACATTTTTGTGATGAATCATGACAAACTGCGAATCCTCATGTTGCAAAAAACGGAGGATGACTCGGTCGGGTCTTTCCCCTATCAGGTCTCGTAGGGAGTGTATTGAACTCTCTAGCCTTTGACGGGTAACGGAGAATTAGGGTTCGATTCCGGAGAAGGAGCCTGAGAGATGGCTACTACATCTAAGGAAGGCAGCAGGCGCGTAAATTTCCCAATGTTCATTGAACGAGGAAGTGACGATCAATAATAATGTGCGTGTTTTAAACATGTGCAATTAGAATGAAAACAAGTTAAAAATCTTATTGACGATCAATTGGAGGGCAAGTCTGGTGCCAGCAGCCGCGGTAATTCCAGCTCCAATAGGATATATCAAAGTTGTTGCAGTTGAAAAGCTCGTAGTCGTATTTTTGGTGGGTTGATGCTGTTAAGGGTTTTAGTGAAAGCTGAAATCTCTTGATGGCCGCCTGCCATTTTGTGGAACAATGTGGCTAGACTGTGGTTCACTCTATGGTTTAGTCGCACCACTCAGTCACTGAGAGCAAATTGGAGTGCTCAAAGCAGGCTTTACAGCTTTGAACATCTTAGCTTGGAATGACAAAGTATGACTTTTTGTTCACTTTGTTGGTTATGAATATTAAGTAATGATAAATAGGAACAGTTGCGGGGGTACTCGTACTGGAAAGTCAGAGGTGAAATTCTTGGATTTTTCCACGACGAACGACTGCGAAAGCATTTACCAAGGATGTTTTCATTGATCAAGAACGAAAGTGCGAGGATCGAAGATGATTAGATACCATCGTAGTTCGCACAGTAAACGATGCCGACTCGGGATTGTCTTTTTTTCGTTTTATAGAAGGATGACAGCACCGTATGTGAAAACAAAGTCTTTGGGTTCCGGGGGGAGTATGGTCGCAAGGTTGAAACTTAAAGGAATTGACGGAAGGGCACACCAGAGGTGGAGCCTGCGGTTTAATTTGACTCAACACGGGGAAACTCACCAGGTCCAGACATGAGAAGGATTGACAGTTTGAAAGCACTTTCTTGATTTCATGGTTGGTGGTGCATGGCCGTTCTTAGTTGGTGGAGTGATTTGTCTGGTTGATTCCGATAACGAACGAGACTCTCAGATTAAACTGGTCAAGAGAATAATTCACGTTATTTTCGGCCTCTTTTATCGACTATTCGTTTTAAACGAAAGGAAGCGGAGAGCAATAACAGGTCTGTGATGCCCCTCGATGTTCTGGGCTACACGCGCGCTACAATGACGAGTTCAACGAGTTGTTTTTTCCTTGCCCGGAAGGGTGTGGGTAATCTTTTCAATGCTCGTCGTGATGGGGCTAGATTTTTGCAATTATTAATCTTCAACGAGGAATCTCTAGTATGTGCAGTTCATCAGACTGCGCAGAATGCGTCCCTGCCCTTTGTACACACCGCCCGTCGCACCTACCGATTGGACGATCCGGCAAGATGTTTGGAGTTGTGTTTGTTTTGTTTTCGGACAATGTGAATACGGCGAAGCTCTTCAAACCTTATCGTCTAGAGGAAGG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CAGATCAAAGACTAAGCCATGCATGTCCAAGACTAAACAAGTTGTCAGTGAATCTGCGTATGGCTCAATAAACGAACCATCACCTCCCCGAGAACAAAGTACAATTGGATAACCGTTGTAATTCAAGGGCTAATCATGCGTCAATAGGAGCTTCGTAAGGAGCTTCTGCATTTGTTAGTCTCAAATCAACATTTTTGTGATGAATCATGACAAACTGCGAATCCTCATGTTGCAAAAAACGGAGGATGACTCGGTCGGGTCTTTCCCCTATCAGGTCTCGTAGGGAGTGTATTGAACTCTCTAGCCTTTGACGGGTAACGGAGAATTAGGGTTCGATTCCGGAGAAGGAGCCTGAGAGATGGCTACTACATCTAAGGAAGGCAGCAGGCGCGTAAATTTCCCAATGTTCATTGAACGAGGAAGTGACGATCAATAATAATGTGCGTGTTTTAAACATGTGCAATTAGAATGAAAACAAGTTAAAAATCTTATTGACGATCAATTGGAGGGCAAGTCTGGTGCCAGCAGCCGCGGTAATTCCAGCTCCAATAGGATATATCAAAGTTGTTGCAGTTGAAAAGCTCGTAGTCGTATTTTTGGTGGGTTGATGCTGTTAAGGGTTTTAGTGAAAGCTGAAATCTCTTGATGGCCGCCTGCCATTTTGTGGAACAATGTGGCTAGACTGTGGTTCACTCTATGGTTTAGTCGCACCACTCAGTCACTGAGAGCAAATTGGAGTGCTCAAAGCAGGCTTTACAGCTTTGAACATCTTAGCTTGGAATGACAAAGTATGACTTTTTGTTCACTTTGTTGGTTATGAATATTAAGTAATGATAAATAGGAACAGTTGCGGGGGTACTCGTACTGGAAAGTCAGAGGTGAAATTCTTGGATTTTTCCACGACGAACGACTGCGAAAGCATTTACCAAGGATGTTTTCATTGATCAAGAACGAAAGTGCGAGGATCGAAGATGATTAGATACCATCGTAGTTCGCACAGTAAACGATGCCGACTCGGGATTGTCTTTTTTTCGTTTTATAGAAGGATGACAGCACCGTATGTGAAAACAAAGTCTTTGGGTTCCGGGGGGAGTATGGTCGCAAGGTTGAAACTTAAAGGAATTGACGGAAGGGCACACCAGAGGTGGAGCCTGCGGTTTAATTTGACTCAACACGGGGAAACTCACCAGGTCCAGACATGAGAAGGATTGACAGTTTGAAAGCACTTTCTTGATTTCATGGTTGGTGGTGCATGGCCGTTCTTAGTTGGTGGAGTGATTTGTCTGGTTGATTCCGATAACGAACGAGACTCTCAGATTAAACTGGTCAAGAGAATAATTCACGTTATTTTCGGCCTCTTTTATCGACTATTCGTTTTAAACGAAAGGAAGCGGAGAGCAATAACAGGTCTGTGATGCCCCTCGATGTTCTGGGCTACACGCGCGCTACAATGACGAGTTCAACGAGTTGTTTTTTCCTTGCCCGGAAGGGTGTGGGTAATCTTTTCAATGCTCGTCGTGATGGGGCTAGATTTTTGCAATTATTAATCTTCAACGAGGAATCTCTAGTATGTGCAGTTCATCAGACTGCGCAGAATGCGTCCCTGCCCTTTGTACACACCGCCCGTCGCACCTACCGATTGGACGATCCGGCAAGATGTTTGGAGTTGTGTTTGTTTTGTTTTCGGACAATGTGAATACGGCGAAGCTCTTCAAACCTTATCGTC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CAGATCAAAGACTAAGCCATGCATGTCCAAGACTAAACAAGTTGTCAGTGAATCTGCGTATGGCTCAATAAACGAACCATCACCTCCCCGAGGACAAAGTACAACTGGATAACCGTTGTAATTCAAGGGCTAATCATGCGTCAAAAGGGGCTTCGTAAGGAGCTTCTGCATTTGTTAGCTTCAAATCAACACTTACGTGATGAATCATGACAAACTGCGAAACTACATGTTGAAAAAAACGGTAGTTGACTCGGTCGGGTCTTTCCCCTATCAGATTGTTGTTAAGGTATTGGCTTAACAAGTCTTTGACGGGTAACAGAGAATTAGGGTTCGATTCTGGAGAGGGAGCCTGAGGGACGGCTACCACATCTAAGGAAGGCAGCAGGCGCGCAAATTTCCCAATGCTCATCGAGCGAGGAAGTGACGATCAATAATAATGTGCGAGGTTTACCTTGTGCAATTAGAATGAAATAAAGTTAAAACGCTAAATGACGATCAATTGGAGGGCAAGTCTGGTGCCAGCAGCCGCGGTAATTCCAGCTCCAATAGGATATATCAAAGTTGTTGCAGTTGAAAAGCTCGTAGTCGTATTTCTGGTGGGTTGATGTTCTCGTTTGAATTTGTCGCAAGACAGCTTCACCGCTGAGCCGCCTGCCATTTTGTGGGCTCAAGTTAAGTTAGTGTGCTTCGGTTCGCTTTCTTAGCTCCACTCCGTCACTGAGAGCAAATTGGAGTGCTCAAAGCAAGCTTTATAGCTTTGAACATCTTAGCTTGGAATGACAAAGTACGACTACTCGTTCACTTTGTTGGTTATGAACAAGAAGTAATGATAAATAGGAACAGTTGCGGGGGTACTCGTACTGGAAAGTCAGAGGTGAAATTCTTGGATTTTTCCACGACGAACGACTGCGAAAGCATTTACCAAGGATGTTTTCATTGATCAAGAACGAAAGTGCGAGGATCGAAGATGATTAGATACCATCGTAGTTCGCACAGTAAACGATGCCGACTCGGGATTGAGGTCTTATTCGTTTAGAAGGATCTCAGCACCGTATGAGAAATCAAAGTCTTTGGGTTCCGGGGGGAGTATGGTCGCAAGGTTGAAACTTAAAGGAATTGACGGAAGGGCACACCAGAGGTGGAGCCTGCGGTTTAATTTGACTCAACACGGGGAAACTCACCAGGTCCAGACATGAGAAGGATTGACAGTTTGAAAGCACTTTCTTGATTTCATGGGTGGTGGTGCATGGCCGTTCTTAGTTGGTGGAGTGATTTGTCTGGTTGATTCCGATAACGAACGAGACTCTCAGAGTAAACTGGCTTAGATAGTAATTCGCGTTACATTCGGCCTCTTTTCTCGACAATTCGTTTTAAACGAAAGGAAGCGGAGAGCAATAACAGGTCTGTGATGCCCCTCGATGTTCTGGGCTACACGCGCGCTACAATGACGAGTTCAACGAGTTTTTTCTCCTTGCCCGATAGGGTGTGGGTAATCTTTTCAATGCTCGTCGTGATGGGGCTAGATTTTTGCAATTATTAATCTTCAACGAGGAATCTCTAGTATGTGCAGTTCATCAGACTGCGCAGAATGCGTCCCTGCCCTTTGTACACACCGCCCGTCGCACCTACCGATTGGACGATCCGGCAAGATGTTTGGAGTTGTGTCTTTCGCGTTTTCGGACGTAATTGATGTGACGAAGCTCCTCAAACCTTATCGTCTAGAGGAAGG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CAGATCAAAGACTAAGCCATGCATGTCCAAGACTAAACAAGTTGTCAGTGAATCTGCGTATGGCTCAATAAACGAACCATCACCTCCCCGAGGACAAAGTACAACTGGATAACCGTTGTAATTCAAGGGCTAATCATGCGTCAAAAGGGGCTTCGTAAGGAGCTTCTGCATTTGTTAGCTTCAAATCAACACTTACGTGATGAATCATGACAAACTGCGAAACTACATGTTGAAAAAAACGGTAGTTGACTCGGTCGGGTCTTTCCCCTATCAGATTGTTGTTAAGGTATTGGCTTAACAAGTCTTTGACGGGTAACAGAGAATTAGGGTTCGATTCTGGAGAGGGAGCCTGAGGGACGGCTACCACATCTAAGGAAGGCAGCAGGCGCGCAAATTTCCCAATGCTCATCGAGCGAGGAAGTGACGATCAATAATAATGTGCGAGGTTTACCTTGTGCAATTAGAATGAAATAAAGTTAAAACGCTAAATGACGATCAATTGGAGGGCAAGTCTGGTGCCAGCAGCCGCGGTAATTCCAGCTCCAATAGGATATATCAAAGTTGTTGCAGTTGAAAAGCTCGTAGTCGTATTTCTGGTGGGTTGATGTTCTCGTTTGAATTTGTCGCAAGACAGCTTCACCGCTGAGCCGCCTGCCATTTTGTGGGCTCAAGTTAAGTTAGTGTGCTTCGGTTCGCTTTCTTAGCTCCACTCCGTCACTGAGAGCAAATTGGAGTGCTCAAAGCAAGCTTTATAGCTTTGAACATCTTAGCTTGGAATGACAAAGTACGACTACTCGTTCACTTTGTTGGTTATGAACAAGAAGTAATGATAAATAGGAACAGTTGCGGGGGTACTCGTACTGGAAAGTCAGAGGTGAAATTCTTGGATTTTTCCACGACGAACGACTGCGAAAGCATTTACCAAGGATGTTTTCATTGATCAAGAACGAAAGTGCGAGGATCGAAGATGATTAGATACCATCGTAGTTCGCACAGTAAACGATGCCGACTCGGGATTGAGGTCTTATTCGTTTAGAAGGATCTCAGCACCGTATGAGAAATCAAAGTCTTTGGGTTCCGGGGGGAGTATGGTCGCAAGGTTGAAACTTAAAGGAATTGACGGAAGGGCACACCAGAGGTGGAGCCTGCGGTTTAATTTGACTCAACACGGGGAAACTCACCAGGTCCAGACATGAGAAGGATTGACAGTTTGAAAGCACTTTCTTGATTTCATGGGTGGTGGTGCATGGCCGTTCTTAGTTGGTGGAGTGATTTGTCTGGTTGATTCCGATAACGAACGAGACTCTCAGAGTAAACTGGCTTAGATAGTAATTCGCGTTACATTCGGCCTCTTTTCTCGACAATTCGTTTTAAACGAAAGGAAGCGGAGAGCAATAACAGGTCTGTGATGCCCCTCGATGTTCTGGGCTACACGCGCGCTACAATGACGAGTTCAACGAGTTTTTTCTCCTTGCCCGATAGGGTGTGGGTAATCTTTTCAATGCTCGTCGTGATGGGGCTAGATTTTTGCAATTATTAATCTTCAACGAGGAATCTCTAGTATGTGCAGTTCATCAGACTGCGCAGAATGCGTCCCTGCCCTTTGTACACACCGCCCGTCGCACCTACCGATTGGACGATCCGGCAAGATGTTTGGAGTTGTGTCTTTCGCGTTTTCGGACGTAATTGATGTGACGAAGCTCCTCAAACCTTATCGTCTAGAGGAAGGTG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CAGATCAAAGATTAAGCCATGCATGTCCAAGACTAAACAAGTTGTCAGTGAATCTGCGTATGGCTCATTATATGAATCATCATTTACCCGAGAACAAACTTACAATTGGATAACCGTTGTAATTCAAGGGCTAATCATGCATGAAAAATAGTTTAGTAATAAGCTATTGCATTTGTTAGCTTTAAACCAACTTTTTTTGAAAAGTGAGTTATGACAAATTGCGGATCCTCATGTTGTAAAAAACGGAGGACGACTCGGTCAAGTCTTTCCCCTATCAGTTTTCGTAGTTAATGTATTGTATTAACTAGACTTTGACGGGTACCGGAGGATATGGGTCTGATTCCGGAGAAGGAGCCTGAGAGACGGCTACTACATCTAAGGAAGGCAGCAGGCGCGCAAATTTCCCAATGCTCATTGAGCGAGGAAGTGACGATCAATAACAATGTGCGATTCTTTTATGGATTGTGCAATTGGAATGACTACAATTTAAAAAATTTAAGAAGGATCAATTGGAGGGCAAGTCTGGTGCCAGCAGCCGCGGTAATTCCAGCTCCAATAGGATATATCAAAGTTGTTGCAGTTAAAAAGCTCGTAGTTGAATTTCTGGTGGGTTTTTGATGTGGTTGTTAATTTATTGGAAACAATTATTTAATTACTACCGCCCGCCATCTTGTGGAATCTGTTTTAGTTGTTAAAGGTTCATTCTTTTTAATAATTAAGACCCCACTCAGTTACTGAGAGCAAATTGGAGTGCTCAAAGCAGGCTTTATTAGCTTTGAACATTTTAGCTTGGAATGACAAGATATGACTAGTTTTATATTTTGTTGGTTATATTACAACTAGTAATGATTAAAAGGAACAGTTGCGGGGATACTCGTACTGAAGGGTCAGAGGTGAAATTCTAGGATTCCTTCACGACGAACGACTGCGAAAGCATTTATCAAGTATGTTTTCATTAATCAAGAACGAAAGCTCGGGGATCGAAGATGATTAGATACCATCGTAGTCCGACGCCATAAACGATGCCGACTCAGGATTGTATTTTATTTTAAATTAAAAAATAAATAAATGCAGCACTGTATGAGAAATCAAAGTCTTTGGGTTCCGGGGGGAGTATGGTCGCAAGGCTGAAACTTAAAGGAATTGACGGAAGGACACACCAGAGGTGGAGCCTGCGGTTTAATTTGACTCAACACGGGGAAACTTACCAGGTCCAGACATGATGAGGATTGACAGTTTGAAAGCACTTTCTTGATTTCATGGGTGGTGGTGCATGGCCGTTCTTAGTTGGTGGAGTGATTTGTCTGGTTGATTCCGATAACGAACGAGACGGGGGGAGTTTACTAGTTTCTTGGAAATAATTTACGTTATTTCAAACTTCTTTACTCGACAACTCTTTTTTAAAGAGAGGAAGCACCCCGCAATAACAGGTCTGTGATGCCCTTAGATGTTCTGGGCTACACGCGCGCTACAATGACGAATTCAACGAGTAATATATTTTATAACTTCCTTGTCTGTAAAGATGTGGGTAATCTTTTCAATATTCGTCGTGATGGGGCTAGATTTTTGCAATTATTAATCTTCAACGAGGAATCTCTAGTATGTGCAATTCATCAGATTGCGCAGAATGCGTCCCTGTCCTTTGTACACACCGCCCGTCGCACCTACCGATTGAACGATCCGGCAAGATGTTTGGAGTTGTGTTATTTTAAGTAAAATTGGAATAATATGACAAAGCTCTTCAAACCTTATCGTTTAGAGGAAGGTGAAGTCGTAACAAGGTC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CAGATCAAAGATTAAGCCATGCATGTCCAAGACTAAACAAGTTGTCAGTGAATCTGCGTATGGCTCATTATATGAATCATCATTTACCCGAGAACAAACTTACAATTGGATAACCGTTGTAATTCAAGGGCTAATCATGCATGAAAAATAGTTTAGTAATAAGCTATTGCATTTGTTAGCTTTAAACCAACTTTTTTTGAAAAGTGAGTTATGACAAATTGCGGATCCTCATGTTGTAAAAAACGGAGGACGACTCGGTCAAGTCTTTCCCCTATCAGTTTTCGTAGTTAATGTATTGTATTAACTAGACTTTGACGGGTACCGGAGGATATGGGTCTGATTCCGGAGAAGGAGCCTGAGAGACGGCTACTACATCTAAGGAAGGCAGCAGGCGCGCAAATTTCCCAATGCTCATTGAGCGAGGAAGTGACGATCAATAACAATGTGCGATTCTTTTATGGATTGTGCAATTGGAATGACTACAATTTAAAAAATTTAAGAAGGATCAATTGGAGGGCAAGTCTGGTGCCAGCAGCCGCGGTAATTCCAGCTCCAATAGGATATATCAAAGTTGTTGCAGTTAAAAAGCTCGTAGTTGAATTTCTGGTGGGTTTTTGATGTGGTTGTTAATTTATTGGAAACAATTATTTAATTACTACCGCCCGCCATCTTGTGGAATCTGTTTTAGTTGTTAAAGGTTCATTCTTTTTAATAATTAAGACCCCACTCAGTTACTGAGAGCAAATTGGAGTGCTCAAAGCAGGCTTTATTAGCTTTGAACATTTTAGCTTGGAATGACAAGATATGACTAGTTTTATATTTTGTTGGTTATATTACAACTAGTAATGATTAAAAGGAACAGTTGCGGGGATACTCGTACTGAAGGGTCAGAGGTGAAATTCTAGGATTCCTTCACGACGAACGACTGCGAAAGCATTTATCAAGTATGTTTTCATTAATCAAGAACGAAAGCTCGGGGATCGAAGATGATTAGATACCATCGTAGTCCGACGCCATAAACGATGCCGACTCAGGATTGTATTTTATTTTAAATTAAAAAATAAATAAATGCAGCACTGTATGAGAAATCAAAGTCTTTGGGTTCCGGGGGGAGTATGGTCGCAAGGCTGAAACTTAAAGGAATTGACGGAAGGACACACCAGAGGTGGAGCCTGCGGTTTAATTTGACTCAACACGGGGAAACTTACCAGGTCCAGACATGATGAGGATTGACAGTTTGAAAGCACTTTCTTGATTTCATGGGTGGTGGTGCATGGCCGTTCTTAGTTGGTGGAGTGATTTGTCTGGTTGATTCCGATAACGAACGAGACGGGGGGAGTTTACTAGTTTCTTGGAAATAATTTACGTTATTTCAAACTTCTTTACTCGACAACTCTTTTTTAAAGAGAGGAAGCACCCCGCAATAACAGGTCTGTGATGCCCTTAGATGTTCTGGGCTACACGCGCGCTACAATGACGAATTCAACGAGTAATATATTTTATAACTTCCTTGTCTGTAAAGATGTGGGTAATCTTTTCAATATTCGTCGTGATGGGGCTAGATTTTTGCAATTATTAATCTTCAACGAGGAATCTCTAGTATGTGCAATTCATCAGATTGCGCAGAATGCGTCCCTGTCCTTTGTACACACCGCCCGTCGCACCTACCGATTGAACGATCCGGCAAGATGTTTGGAGTTGTGTTATTTTAAGTAAAATTGGAATAATATGACAAAGCTCTTCAAACCTTATCGTTTAGAGGAAGGTGAAGTCGTAACAAGGTC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TAGATCAAAGACTAAGCCATGCATGTCCAAGACTAAACAAGTTGTCAGTGAATCTGCGTATGGCTCAATAAACGAATCATCACCTCCCCGAGAACAAAGTACAACTGGATAACCGTTGTAATTCAAGGGCTAATCATGCGTGAAAAGGGGCTTCTTCTTGGAGCTTCTGCATTTGTTAGTCTCAAATCAACATTTTCGTGATGAATCATGACAAACTGCGGATCCTCATGTTGCAACAAACGGAGGATGACTCGGTCGGGTCTTTCCCCTATCAGGTCTCGTAGGGAGTGTATTGTACTCTCTAGCCTTTGACGGGTAACGGAGAATTAGGGTTCGATTCCGGAGAAGGAGCCTGAGAGACGGCTACTACATCTAAGGAAGGCAGCAGGCGCGCAAATTTCCCAATGCTCATCGAGCGAGGAAGTGACGATCAATAATAATGTGCGGGGTTTATCCCTGTGCAATTACAATGAGTAAAATGTACAAGCGTTTTCCATGATCAATTGGAGGGCAAGTCTGGTGCCAGCAGCCGCGGTAATTCCAGCTCCAATAGGATATATCAAAGTTGTTGCAGTTGAAAAGCTCGTAGTCGTATTTCTGGTGGGTTGATGTCCTGGGCGGCGTGGGCGAAAGCCTGGGCCGGGTCAGGGCCGCCTGCCATTTTGTGGGCCACCGTGGCCCGATGTGGTTTACTCTATGTCGGGTCGCGCCACTCCGTCACTGAGAGCAAATTGGAGTGCTCAAAGCAGGCTTTACAGCTTTGAACATCTTAGCTTGGAATGACAAAGTATGACTTTTTGTTCACTTTGTTGGTTATGAATAGGAAGTAATGATAAATAGGAACAGTTGCGGGGGTACTCGTACTGGAAAGTCAGAGGTGAAATTCTTGGATTTTTCCACGACGAACGACTGCGAAAGCATTTACCAAGGATGTTTTCATTGATCAAGAACGAAAGTGCGAGGATCGAAGATGATTAGATACCATCGTAGTTCGCACAGTAAACGATGCCGACTCGGGATTAGGTTCTCTTCGTTATCCAAGAAGGATCCTAGCACCGTATGTGAAAACAAAGTCTTTGGGTTCCGGGGGGAGTATGGTCGCAAGGTTGAAACTTAAAGGAATTGACGGAAGGGCACACCAGAGGTGGAGCCTGCGGTTTAATTTGACTCAACACGGGGAAACTCACCAGGTCCAGACATGAGAAGGATTGACAGTTTGAAAGCACTTTCTTGATTTCATGGGTGGTGGTGCATGGCCGTTCTTAGTTGGTGGAGTGATTTGTCTGGTTGATTCCGATAACGAACGAGACTCTCAGAGTAAACTGGTTTAGGTCGTAATTTGCGTTACCTCCGGCCTCTTTTCTCGACAATTCGTTTTAAACGAAAGGAAGCGGAGAGCAATAACAGGTCTGTGATGCCCCTCGATGTTCTGGGCTACACGCGCGCTACAATGACGAGTTCAACGAGTTTTCTCCTTGCCCGGAAGGGTGTGGGTAATCTTTTCAATGCTCGTCGTGATGGGGCTAGATTTTTGCAATTATTAATCTTCAACGAGGAATCTCTAGTATGTGCAGTTCATCAGACTGCGCAGAATGCGTCCCTGCCCTTTGTACACACCGCCCGTCGCACCTACCGATTGGACGATCCGGCAAGATGTTTGGAGTTGTGTCTCCTGGACTTTCGGGTCTGGGGGATGTGACAAAGCTCCTCAAACCTTATCGTCTAGAGGAAGG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TAGATCAAAGACTAAGCCATGCATGTCCAAGACTAAACAAGTTGTCAGTGAATCTGCGTATGGCTCAATAAACGAATCATCACCTCCCCGAGAACAAAGTACAACTGGATAACCGTTGTAATTCAAGGGCTAATCATGCGTGAAAAGGGGCTTCTTCTTGGAGCTTCTGCATTTGTTAGTCTCAAATCAACATTTTCGTGATGAATCATGACAAACTGCGGATCCTCATGTTGCAACAAACGGAGGATGACTCGGTCGGGTCTTTCCCCTATCAGGTCTCGTAGGGAGTGTATTGTACTCTCTAGCCTTTGACGGGTAACGGAGAATTAGGGTTCGATTCCGGAGAAGGAGCCTGAGAGACGGCTACTACATCTAAGGAAGGCAGCAGGCGCGCAAATTTCCCAATGCTCATCGAGCGAGGAAGTGACGATCAATAATAATGTGCGGGGTTTATCCCTGTGCAATTACAATGAGTAAAATGTACAAGCGTTTTCCATGATCAATTGGAGGGCAAGTCTGGTGCCAGCAGCCGCGGTAATTCCAGCTCCAATAGGATATATCAAAGTTGTTGCAGTTGAAAAGCTCGTAGTCGTATTTCTGGTGGGTTGATGTCCTGGGCGGCGTGGGCGAAAGCCTGGGCCGGGTCAGGGCCGCCTGCCATTTTGTGGGCCACCGTGGCCCGATGTGGTTTACTCTATGTCGGGTCGCGCCACTCCGTCACTGAGAGCAAATTGGAGTGCTCAAAGCAGGCTTTACAGCTTTGAACATCTTAGCTTGGAATGACAAAGTATGACTTTTTGTTCACTTTGTTGGTTATGAATAGGAAGTAATGATAAATAGGAACAGTTGCGGGGGTACTCGTACTGGAAAGTCAGAGGTGAAATTCTTGGATTTTTCCACGACGAACGACTGCGAAAGCATTTACCAAGGATGTTTTCATTGATCAAGAACGAAAGTGCGAGGATCGAAGATGATTAGATACCATCGTAGTTCGCACAGTAAACGATGCCGACTCGGGATTAGGTTCTCTTCGTTATCCAAGAAGGATCCTAGCACCGTATGTGAAAACAAAGTCTTTGGGTTCCGGGGGGAGTATGGTCGCAAGGTTGAAACTTAAAGGAATTGACGGAAGGGCACACCAGAGGTGGAGCCTGCGGTTTAATTTGACTCAACACGGGGAAACTCACCAGGTCCAGACATGAGAAGGATTGACAGTTTGAAAGCACTTTCTTGATTTCATGGGTGGTGGTGCATGGCCGTTCTTAGTTGGTGGAGTGATTTGTCTGGTTGATTCCGATAACGAACGAGACTCTCAGAGTAAACTGGTTTAGGTCGTAATTTGCGTTACCTCCGGCCTCTTTTCTCGACAATTCGTTTTAAACGAAAGGAAGCGGAGAGCAATAACAGGTCTGTGATGCCCCTCGATGTTCTGGGCTACACGCGCGCTACAATGACGAGTTCAACGAGTTTTCTCCTTGCCCGGAAGGGTGTGGGTAATCTTTTCAATGCTCGTCGTGATGGGGCTAGATTTTTGCAATTATTAATCTTCAACGAGGAATCTCTAGTATGTGCAGTTCATCAGACTGCGCAGAATGCGTCCCTGCCCTTTGTACACACCGCCCGTCGCACCTACCGATTGGACGATCCGGCAAGATGTTTGGAGTTGTGTCTCCTGGACTTTCGGGTCTGGGGGATGTGACAAAGCTCCTCAAACCTTATCGTC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TAGATCAAAGACTAAGCCATGCATGTCCAAGACTAAACAAGTTGTCAGTGAATCTGCGTATGGCTCAATAAACGAATCATCACCTCCCCGAGAACACTGTACAACTGGATAACCGTTGTAATTCAAGGGCTAATCATGCATCAATAGAGGTTTCTTTGCTGGAATCTCTGCATTTGTTAGTCTCAAATCAACATTTAGTTTGATGAATCATGACAAACTGCGGATCCTCATGTTGCAAAAAACGGAGGATGACTCGGTCGGGTCTTTCCCCTATCAGGTTTCGTAGGGAGTGTATTGTACTCTCTAGCCTTTGACGGGTAACGGAGAATTAGGGTTCGATTCCGGAGAAGGAGCCTGAGAGACGGCTACTACATCTAAGGAAGGCAGCAGGCGCGCAAATTTCCCAATGCTCATCGAGCGAGGAAGTGACGATCAATAATAATGTGTGAGGTTTATCCTTGTGCAATTAGAATGAGTAAAATGTACAAACGTTTGCCATGATCAATTGGAGGGCAAGTCTGGTGCCAGCAGCCGCGGTAATTCCAGCTCCAATAGGATATATCAAAGTTGTTGCAGTTGAAAAGCTCGTAGTCGTATTTCTGATGGGTTGAAGTTTTGAAAATATTGAGGCGAAAGTTTCTTTATTTTTTCAAAACCGCCTGTCATTTTGTGGAATCAAGTAAACTTTACAGGGGTTTACTCTCTTAGTATTTGTTTACTCCACTCCGTCACTGAGAGCAAATTGGAGTGCTTAAAGCAGGCTTTACAGCTTTGAACATCTTAGCTTGGAATGACAAAGTATGACTTCTTGTACACTTTGTTGGTTATGTATGGGAGGTAATGATAAATAGGAACAGCTGCGGGGGTATCTGTACTGGAAAGCTAGAGGTGAAATTCTTAGATTTTTCCACGACAAACGACTGCGAAAGCATTTACCAAGGATGTTTTCATTGATCAAGAACGAAAGTGTGAGGATCGAAGATGATTAGATACCATCGTAGTTCACACAGTAAACGATGCCGACTCGGGATTAAGTTCTCTTCATTTAAGAAGGATCTTAGCACCGTATGTGAAAACAAAGTCTTTGGGTTCCGGGGGGAGTATGGTCGCAAGGTTGAAACTTAAAGGAATTGACGGAAGGGCACACAAGAGGTGGAGCCTGCGGTTTAATTTGACTCAACACGGGGAAACTCACCAGGTCCAGACATGAGAAGGATTGACAGTTTGAAAGCACTTTCTTGATTTCATGGGTGGTGGTGCATGGCCGTTCTTAGTTGGTGGTGTGAATTGTCTGGTTGATTCCGATAACGAACGAGACTCTCAGAGTAAACTGGCTTGGTCGTAATTCGCGTTACTTCCAGCCTCTTTTCTCGACAATTCGTTTTTAACGAAAGGAAGCGGAGAGCAATAACAGGTCTGTGATGCCCCTCGATGTTCTGGGCCACACGCGCGCTACAATGATAAGTTCAACGAGTTTATTTTCCTTGCCCGGAAGGGTGTGGGTAATCTTTTAAATGCTTATCGTGATGGGGCTTGATTTTTGCAATTATTAATCATCAACGAGGAATCTCTAGTATGTGCAGTTCATCAGACTGCGCAGAATGCGTCCCTGCCCTTTGTACACACCGCCCGTCGCACCTACCGATTGGACGATCCGGCAAGATGTTTGGAGTTGCGTTTGTTGAGCTTTCGGGTTTGACTTATGCGACAAAGCTCCTCAAACCTTATCGTCTAGAGGAAGG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TAGATCAAAGACTAAGCCATGCATGTCCAAGACTAAACAAGTTGTCAGTGAATCTGCGTATGGCTCAATAAACGAATCATCACCTCCCCGAGAACACTGTACAACTGGATAACCGTTGTAATTCAAGGGCTAATCATGCATCAATAGAGGTTTCTTTGCTGGAATCTCTGCATTTGTTAGTCTCAAATCAACATTTAGTTTGATGAATCATGACAAACTGCGGATCCTCATGTTGCAAAAAACGGAGGATGACTCGGTCGGGTCTTTCCCCTATCAGGTTTCGTAGGGAGTGTATTGTACTCTCTAGCCTTTGACGGGTAACGGAGAATTAGGGTTCGATTCCGGAGAAGGAGCCTGAGAGACGGCTACTACATCTAAGGAAGGCAGCAGGCGCGCAAATTTCCCAATGCTCATCGAGCGAGGAAGTGACGATCAATAATAATGTGTGAGGTTTATCCTTGTGCAATTAGAATGAGTAAAATGTACAAACGTTTGCCATGATCAATTGGAGGGCAAGTCTGGTGCCAGCAGCCGCGGTAATTCCAGCTCCAATAGGATATATCAAAGTTGTTGCAGTTGAAAAGCTCGTAGTCGTATTTCTGATGGGTTGAAGTTTTGAAAATATTGAGGCGAAAGTTTCTTTATTTTTTCAAAACCGCCTGTCATTTTGTGGAATCAAGTAAACTTTACAGGGGTTTACTCTCTTAGTATTTGTTTACTCCACTCCGTCACTGAGAGCAAATTGGAGTGCTTAAAGCAGGCTTTACAGCTTTGAACATCTTAGCTTGGAATGACAAAGTATGACTTCTTGTACACTTTGTTGGTTATGTATGGGAGGTAATGATAAATAGGAACAGCTGCGGGGGTATCTGTACTGGAAAGCTAGAGGTGAAATTCTTAGATTTTTCCACGACAAACGACTGCGAAAGCATTTACCAAGGATGTTTTCATTGATCAAGAACGAAAGTGTGAGGATCGAAGATGATTAGATACCATCGTAGTTCACACAGTAAACGATGCCGACTCGGGATTAAGTTCTCTTCATTTAAGAAGGATCTTAGCACCGTATGTGAAAACAAAGTCTTTGGGTTCCGGGGGGAGTATGGTCGCAAGGTTGAAACTTAAAGGAATTGACGGAAGGGCACACAAGAGGTGGAGCCTGCGGTTTAATTTGACTCAACACGGGGAAACTCACCAGGTCCAGACATGAGAAGGATTGACAGTTTGAAAGCACTTTCTTGATTTCATGGGTGGTGGTGCATGGCCGTTCTTAGTTGGTGGTGTGAATTGTCTGGTTGATTCCGATAACGAACGAGACTCTCAGAGTAAACTGGCTTGGTCGTAATTCGCGTTACTTCCAGCCTCTTTTCTCGACAATTCGTTTTTAACGAAAGGAAGCGGAGAGCAATAACAGGTCTGTGATGCCCCTCGATGTTCTGGGCCACACGCGCGCTACAATGATAAGTTCAACGAGTTTATTTTCCTTGCCCGGAAGGGTGTGGGTAATCTTTTAAATGCTTATCGTGATGGGGCTTGATTTTTGCAATTATTAATCATCAACGAGGAATCTCTAGTATGTGCAGTTCATCAGACTGCGCAGAATGCGTCCCTGCCCTTTGTACACACCGCCCGTCGCACCTACCGATTGGACGATCCGGCAAGATGTTTGGAGTTGCGTTTGTTGAGCTTTCGGGTTTGACTTATGCGACAAAGCTCCTCAAACCTTATCGTCTAGAGGAAGGT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TAGATCAAAGATTAAGCCATGCATGTCCAAGACTAAACAAGTTGTCAGTGAATCTGCGTATGGCTCATTACAAGAATCATAATTTACCCGAGCACCAACTTACAATTGGATAACCGTTGTAATTCAAGGGCTAATCATGCACCAAAGGAATGCCTGCTTGCGGGTATTCTGCATTTGTTAGACCAAAACCAACCCGTCGCAAGACGGTTTCAAGGTGATTCATGACAAATTGCGGATCCTAAATGACTTTAGGACGACTCGGTCAAGTCTTTCCCCTATCAGGTTTCGAAGGCAGTGTATTGAACTGTCTTGCCGTTGACGGGTAACGGAGAATTAGGGTTCGATTCCGGAGAAGGAGCCTGAGAGACGGCTACTACATCTAAGGAAGGCAGCAGGCGCGCAAATTTCCCAATGCTCATCGAGCGAGGAAGTGACGATCAATAACAATGCGCGACGTTTTACGTCGTGCAATTGGAATGACTACAATTTAAAATATTTAAGGAGGATCAATTGGAGGGCAAGTCTGGTGCCAGCAGCCGCGGTAATTCCAGCTCCAATAGGATATATCAAAGTTGTTGCAGTTAAAAAGCTCGTAGTTGAATTTCTGCTGGGTTTCGTTGTCCAACTCATCGGGGGTAACACTTCGGTTTGTTGGACCGCCCGGCATCTTGTGGATCAGTTTGTTGAACGGGTTTACTCTCGTCCAACGGCCCCACTCCGTTACTGAGAGCAAATTGGAGTGCTCAAAGCAGGCTTTACGGCTTTGAACATATTAGCTTGGAATAACAAGACAGGACCTAGTTCTATTTTGTTGGTTCACAGAATCAGGTAATGATTAACAGGAACAGTTGCGGGGGTACTCGTATTTGACAGTCAGAGGTGAAATTCTTGGATTTGTCAAAGACGAACGACTGCGAAAGCATTTACCAAGGATGTTTTCATTAATCAAGAACGAAAGTTTGGGGATCGAAGATGATTAGATACCATCGTAGTCCAAACCATAAACGATGCCGACTCGGGATTGGCGCACGATTTTTAAACATCCGCGCCAGCACCGTATGAGAAATCAAAGTCTTTGGGTTCCGGGGGGAGTATGGTCGCAAGGCTGAAACTTAAAGGAATTGACGGAAGGGCACACCAGAGGTGGAGCCTGCGGTTTAATTTGACTCAACACGGGGAAACTTACCAGGTCCAGACATGATGAGGATTGACAGTTTGAAAGCACTTTCTTGATTTCATGGGTGGTGGTGCATGGCCGTTCTTAGTTGGTGGAGTGATTTGTCTGGTTGATTCCGATAACGAACGAGACGGGGGGATTTAACTGGTCGTGGCAGTAATTTGCGTTACTCGCCGGCCTCTTATATCGACAACTCGGTTTTACCGAGAGGAAGCGCCCCGCAATAACAGGTCTGTGATGCCCTTAGATGTTCTGGGCTACACGCGCGCTACAATGACGAGTTCAACGAGTTTTTTCTCCTTGCCCGAGAGGGTGTGGGTAATCTTTTCAATGCTCGTCGTGATGGGGCTAGATTTTTGCAATTATTAATCTTCAACGAGGAATCTCTAGTATGTGCAGTTCATCAGACTGCGCAGAATGCGTCCCTGCCCTTTGTACACACCGCCCGTCGCACCTACCGATTGGACGATCCGGCAAGATGTTTGGAGTGGGTCTTTTTGTGGGTAACCACGAAAAGATCTGCGAAGCTCTTCAAACCTTATCGTCTAGAGGAAGGTGAAGTCGTAACAAGGTT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TAGATCAAAGATTAAGCCATGCATGTCCAAGACTAAACAAGTTGTCAGTGAATCTGCGTATGGCTCATTACAAGAATCATAATTTACCCGAGCACCAACTTACAATTGGATAACCGTTGTAATTCAAGGGCTAATCATGCACCAAAGGAATGCCTGCTTGCGGGTATTCTGCATTTGTTAGACCAAAACCAACCCGTCGCAAGACGGTTTCAAGGTGATTCATGACAAATTGCGGATCCTAAATGACTTTAGGACGACTCGGTCAAGTCTTTCCCCTATCAGGTTTCGAAGGCAGTGTATTGAACTGTCTTGCCGTTGACGGGTAACGGAGAATTAGGGTTCGATTCCGGAGAAGGAGCCTGAGAGACGGCTACTACATCTAAGGAAGGCAGCAGGCGCGCAAATTTCCCAATGCTCATCGAGCGAGGAAGTGACGATCAATAACAATGCGCGACGTTTTACGTCGTGCAATTGGAATGACTACAATTTAAAATATTTAAGGAGGATCAATTGGAGGGCAAGTCTGGTGCCAGCAGCCGCGGTAATTCCAGCTCCAATAGGATATATCAAAGTTGTTGCAGTTAAAAAGCTCGTAGTTGAATTTCTGCTGGGTTTCGTTGTCCAACTCATCGGGGGTAACACTTCGGTTTGTTGGACCGCCCGGCATCTTGTGGATCAGTTTGTTGAACGGGTTTACTCTCGTCCAACGGCCCCACTCCGTTACTGAGAGCAAATTGGAGTGCTCAAAGCAGGCTTTACGGCTTTGAACATATTAGCTTGGAATAACAAGACAGGACCTAGTTCTATTTTGTTGGTTCACAGAATCAGGTAATGATTAACAGGAACAGTTGCGGGGGTACTCGTATTTGACAGTCAGAGGTGAAATTCTTGGATTTGTCAAAGACGAACGACTGCGAAAGCATTTACCAAGGATGTTTTCATTAATCAAGAACGAAAGTTTGGGGATCGAAGATGATTAGATACCATCGTAGTCCAAACCATAAACGATGCCGACTCGGGATTGGCGCACGATTTTTAAACATCCGCGCCAGCACCGTATGAGAAATCAAAGTCTTTGGGTTCCGGGGGGAGTATGGTCGCAAGGCTGAAACTTAAAGGAATTGACGGAAGGGCACACCAGAGGTGGAGCCTGCGGTTTAATTTGACTCAACACGGGGAAACTTACCAGGTCCAGACATGATGAGGATTGACAGTTTGAAAGCACTTTCTTGATTTCATGGGTGGTGGTGCATGGCCGTTCTTAGTTGGTGGAGTGATTTGTCTGGTTGATTCCGATAACGAACGAGACGGGGGGATTTAACTGGTCGTGGCAGTAATTTGCGTTACTCGCCGGCCTCTTATATCGACAACTCGGTTTTACCGAGAGGAAGCGCCCCGCAATAACAGGTCTGTGATGCCCTTAGATGTTCTGGGCTACACGCGCGCTACAATGACGAGTTCAACGAGTTTTTTCTCCTTGCCCGAGAGGGTGTGGGTAATCTTTTCAATGCTCGTCGTGATGGGGCTAGATTTTTGCAATTATTAATCTTCAACGAGGAATCTCTAGTATGTGCAGTTCATCAGACTGCGCAGAATGCGTCCCTGCCCTTTGTACACACCGCCCGTCGCACCTACCGATTGGACGATCCGGCAAGATGTTTGGAGTGGGTCTTTTTGTGGGTAACCACGAAAAGATCTGCGAAGCTCTTCAAACCTTATCGTCTAGAGGAAGGT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CATATTCTTCGATCAAAGATTAAGCCATGCATGTCTAAGAGTAAACAAGTTACTAGTGAATCTGCGTATGGCTCATTATATGAATCATCACTTCCCCCAGCACTTTCAACAATTGGATAACCGTTGTAATTCAAGGGCTAATCATGCATCAAAGCAATGTCCCTGCAAGGGGGCATTGTGCATTTGTTAGTTTTCAAACCCACTTTTCTTTCTAGGTGAGTCATGACAAATTGCGGATCCTCATGTTGCAAGAAACGGAGGACGACTGGGTCAGGTCTTTCCCCTATCAGTTTTCGTAGGAAATGTATTGAATTTTCTAGACTTTGACGGGTAGCGAAAAATGAGGGTTTGATTTCGGAGAAGGAGCCTGAGAGACGGCTACTACATCTAAGGAAGGCAGCAGGCGCGCAAATTTCCCAATGCTCATCGAGCGAGGAAGTGACGATCAATAACAATGTGCGACTTTTTACAAGTTGTGCAATTGGAATGACTACAATTTAAAGAGTTTAAGGAGGATCAATTGGAGGGCAAGTCTGGTGCCAGCAGCCGCGGTAATTCCAGCTCCAATAGGATATATCAAAGTTGTTGCAGTTAAAAAGCTCGTAGTTGAAGTTTTGGAGAGTAGTCTTTGTCTTTTCCGGCTTGGGGAGCAATCCTCTTCGGGAAGGGCACTCTCTCCACATTGTGGACCATCCCTATTTGTTTTTGTGATTTTTTTCGCGAAAGCAGAAAGGGCCACTCCGTCACTGAGAGCAAATTGGAGTGCTCAAAGCAGGCTTTACAGCTTTGAACATATTAGCTTGGAATGACAAGATACGACTCTGGTCGGTTTATTTTGTTGGTTATTTAGACTAGAGTAATGATTAACAGGAACAGTAGCGGGGGTACTCGTATTGAAAGGTCAGAGGTGAAATTCTTGGATTCTTTCAAGACGAACGACTGCGAAAGCATTTACCAAGGATGTTTTCATTAATCAAGAACGAAAGCTTGGGGATCGAAGATGATTAGATACCATCGTAGTCCAACGCCATAAACGATGCCGACTCGGGATTGGTAGGTGTTCTTTTTAAAACATGAACCCTATCAGCACCGTATGAGAAATCAAAGTCTTTGGGTTCCGGGGGGAGTATAGTCGCAAGGAAGAAACTTAAAGGAATTGACGGAAGGGCACACCAGAGGTGGAGCCTGCGGTTTAATTTGACTCAACACGGGGAAACTTACCAGGTCCAGACATGATGAGGATTGACAGTTTGAAAGCACTTTCTTGATTTCATGGGTGGTGGTGCATGGCCGTTCTTAGTTGGTGGAGTGATTTGTCTGGTTGATTCCGATAACGAACGAGACGGGGGGAGTTTACTAGTTTTGCATAATCTAATTCGCGTTAGATGGAACTTCTTTACTCGACAACTCGGTTTTACCGAGAGGAAGCGCCCCGCAATAACAGGTCTGTGATGCCCTTAGATGTTCTGGGCTACACGCGCGCTACAATGACGAGTTCAACGAGTTTTTTATTCCTTGTCCGGAAGGATGTGGGTAATCTTTTCAATGCTCGTCGTGATGGGGCTAGATTTTTGCAATTATTAATCTTCAACGAGGAATCTCTAGTATGTGCAGTTCATCAGACTGCGCAGAATGCGTCCCTGCCCTTTGTACACACCGCCCGTCGCACCTACCGATTGGACGATCCGGCAAGATGTTTGGAGTGTTGTGTTTGTGATGTAAAAGTCGTGAACATGACGCAAAGCTCTTCAAACCTTATCGTCTAGAGGAAGGTGAAGTCGTAACAAGGTCTCC</text:p>
          </table:table-cell>
          <table:table-cell office:value-type="string" calcext:value-type="string">
            <text:p>d__Eukaryota; p__SAR; c__Labyrinthulomycetes; o__Labyrinthulomycetes; f__Labyrinthulomycetes; g__Sorodiploph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CATATTCTTCGATCAAAGATTAAGCCATGCATGTCTAAGAGTAAACAAGTTACTAGTGAATCTGCGTATGGCTCATTATATGAATCATCACTTCCCCCAGCACTTTCAACAATTGGATAACCGTTGTAATTCAAGGGCTAATCATGCATCAAAGCAATGTCCCTGCAAGGGGGCATTGTGCATTTGTTAGTTTTCAAACCCACTTTTCTTTCTAGGTGAGTCATGACAAATTGCGGATCCTCATGTTGCAAGAAACGGAGGACGACTGGGTCAGGTCTTTCCCCTATCAGTTTTCGTAGGAAATGTATTGAATTTTCTAGACTTTGACGGGTAGCGAAAAATGAGGGTTTGATTTCGGAGAAGGAGCCTGAGAGACGGCTACTACATCTAAGGAAGGCAGCAGGCGCGCAAATTTCCCAATGCTCATCGAGCGAGGAAGTGACGATCAATAACAATGTGCGACTTTTTACAAGTTGTGCAATTGGAATGACTACAATTTAAAGAGTTTAAGGAGGATCAATTGGAGGGCAAGTCTGGTGCCAGCAGCCGCGGTAATTCCAGCTCCAATAGGATATATCAAAGTTGTTGCAGTTAAAAAGCTCGTAGTTGAAGTTTTGGAGAGTAGTCTTTGTCTTTTCCGGCTTGGGGAGCAATCCTCTTCGGGAAGGGCACTCTCTCCACATTGTGGACCATCCCTATTTGTTTTTGTGATTTTTTTCGCGAAAGCAGAAAGGGCCACTCCGTCACTGAGAGCAAATTGGAGTGCTCAAAGCAGGCTTTACAGCTTTGAACATATTAGCTTGGAATGACAAGATACGACTCTGGTCGGTTTATTTTGTTGGTTATTTAGACTAGAGTAATGATTAACAGGAACAGTAGCGGGGGTACTCGTATTGAAAGGTCAGAGGTGAAATTCTTGGATTCTTTCAAGACGAACGACTGCGAAAGCATTTACCAAGGATGTTTTCATTAATCAAGAACGAAAGCTTGGGGATCGAAGATGATTAGATACCATCGTAGTCCAACGCCATAAACGATGCCGACTCGGGATTGGTAGGTGTTCTTTTTAAAACATGAACCCTATCAGCACCGTATGAGAAATCAAAGTCTTTGGGTTCCGGGGGGAGTATAGTCGCAAGGAAGAAACTTAAAGGAATTGACGGAAGGGCACACCAGAGGTGGAGCCTGCGGTTTAATTTGACTCAACACGGGGAAACTTACCAGGTCCAGACATGATGAGGATTGACAGTTTGAAAGCACTTTCTTGATTTCATGGGTGGTGGTGCATGGCCGTTCTTAGTTGGTGGAGTGATTTGTCTGGTTGATTCCGATAACGAACGAGACGGGGGGAGTTTACTAGTTTTGCATAATCTAATTCGCGTTAGATGGAACTTCTTTACTCGACAACTCGGTTTTACCGAGAGGAAGCGCCCCGCAATAACAGGTCTGTGATGCCCTTAGATGTTCTGGGCTACACGCGCGCTACAATGACGAGTTCAACGAGTTTTTTATTCCTTGTCCGGAAGGATGTGGGTAATCTTTTCAATGCTCGTCGTGATGGGGCTAGATTTTTGCAATTATTAATCTTCAACGAGGAATCTCTAGTATGTGCAGTTCATCAGACTGCGCAGAATGCGTCCCTGCCCTTTGTACACACCGCCCGTCGCACCTACCGATTGGACGATCCGGCAAGATGTTTGGAGTGTTGTGTTTGTGATGTAAAAGTCGTGAACATGACGCAAAGCTCTTCAAACCTTATCGTCTAGAGGAAGGTG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ATTTATACAGCGAAACTGCGAATGGCTCATTAAATCAGTTATAGTTTATTTGATAGTACCTTACTACTTGGATAACCGTAGTAATTCTAGAGCTAATACATGCAAAAAGCCCCGTCCCCACGGGCGGGGTGTATTTATTAGATAAAAAACCAGTGCGGGGCAACCCGGTCCATTGACGAATCACAGTAACTTCGCGAATCGCACGGCCCAGCGCCGGCGATGAATCATTCAAATTTCTGCCCTATCAACTTTCGATGGTGGTGTAGTGGACCACCATGGTTGTAACGGGTGACGGGGAATTAGGGTTCGGTTCCGGAGAGGGAGCCTGAGAGACGGCTACCACTTCCAAGGAAGGCAGCAGGCGCGTAAATTACCCAATGGCGATACGCCGAGGTAGTGACAATAAATAACAATACGGGTCCCGACAAGGGTCTCGTAATTGGAATGAGTACAATTCAAAACCCTTAACGAGGAACGATTGGAGGGCAAGTCTGGTGCCAGCAGCCGCGGTAATTCCAGCTCCAATAGCGTATATTAAAGTTGTTGCAGTTAAAAAGCTCGTAGTCGGACCTCGGGGTGCGAAGCGGGCCCGGTCTGCCGGGATGGTGTGCACTGGCCCGCCCACCCCTCCTTCCGGCCTGCCACCGCCTGCCCTTAACTGGGTGGGCGGACGGCTCCGGATCGTTTACTTTGAAAAAATTAGAGTGTTCAAAGCAGGCCTAACCAAGTGCCTTTGAATATTAGAGCATGGGATAATGGAATAGGACTCCGCTCCTATTTCGTTGGTTTCTAGGGGCAGAGTAATGATTAATAGAGACAGTTGGGGGTATTCATATTTAATTGTCAGAGGTGAAATTCTTGGATTTATGAAAGATGAACTTCTGCGAAAGCATTTATCAAGGATGTTTTCATTGATCAAGAACGAAAGTTAGGGGATCGAAGACGATCAGATACCGTCGTAGTCTTAACCATAAACCATGCCGACCAGGGATCGGGAGACGTTACATGGATGACTCCCTCGGCACCTTGCGAGAAATCATAAGTTTCTGGGTTCTGGGGGGAGTATGGTCGCAAGGCTGAAACTTAAAGGAATTGACGGAAGGGCACCACCAGGAGTGGAGCCTGCGGCTTAATTTGACTCAACACGGGGAAACTTACCAGGTCCAGACATAGTAAGGATTGACAGATTGAGAGCTCTTTCTTGATTCTATGGGTGGTGGTGCATGGCCGTTCTTAGTTGGTGGAGTGATTTGTCTGGTTAATTCCGTTAACGAACGAGACCTCAGCCTGCTAAATAGCTGCGCGGACCTTCTGCTCGGGCGAAGCGGTCGACGGGGGGTGCGGCCCAGCCGTGCTTCCTCCGGCCGTGGATCCTTGATGAGTCCGCGAGTACGCTTCTTAGAGGGACTATTAGTACCTAGCTAATGGAAGTTTGAGGCAATAACAGGTCTGTGATGCCCTTAGATGTCTTGGGCTGCACGCGCGCTACACTGATAAATTCAACGAGTTTAACACCTTGGCCGATGGGCCTGGGTAATCTTCTGAAATTTTATCGTGCTGGGGATAGATCATTGCAATTATTGATCTTCAACGAGGAATTCCTAGTAAGCGCGAGTCATCAGCTCGCGTTGATTACGTCCCTGCCCTTTGTACACACCGCCCGTCGCTCCTACCGATTGAATGATCCGGTGAAATCTCTGGATGGCCGCGCACGCCGTCGGGGGAAACCCTGGCAGTAGCGTGGCTAGAAATTGC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TCATATGCTTGTCTTAAAGATTAAGCCATGCATGTCTAAGTATAAGCAATTTATACAGCGAAACTGCGAATGGCTCATTAAATCAGTTATAGTTTATTTGATAGTACCTTACTACTTGGATAACCGTAGTAATTCTAGAGCTAATACATGCAAAAAGCCCCGTCCCCACGGGCGGGGTGTATTTATTAGATAAAAAACCAGTGCGGGGCAACCCGGTCCATTGACGAATCACAGTAACTTCGCGAATCGCACGGCCCAGCGCCGGCGATGAATCATTCAAATTTCTGCCCTATCAACTTTCGATGGTGGTGTAGTGGACCACCATGGTTGTAACGGGTGACGGGGAATTAGGGTTCGGTTCCGGAGAGGGAGCCTGAGAGACGGCTACCACTTCCAAGGAAGGCAGCAGGCGCGTAAATTACCCAATGGCGATACGCCGAGGTAGTGACAATAAATAACAATACGGGTCCCGACAAGGGTCTCGTAATTGGAATGAGTACAATTCAAAACCCTTAACGAGGAACGATTGGAGGGCAAGTCTGGTGCCAGCAGCCGCGGTAATTCCAGCTCCAATAGCGTATATTAAAGTTGTTGCAGTTAAAAAGCTCGTAGTCGGACCTCGGGGTGCGAAGCGGGCCCGGTCTGCCGGGATGGTGTGCACTGGCCCGCCCACCCCTCCTTCCGGCCTGCCACCGCCTGCCCTTAACTGGGTGGGCGGACGGCTCCGGATCGTTTACTTTGAAAAAATTAGAGTGTTCAAAGCAGGCCTAACCAAGTGCCTTTGAATATTAGAGCATGGGATAATGGAATAGGACTCCGCTCCTATTTCGTTGGTTTCTAGGGGCAGAGTAATGATTAATAGAGACAGTTGGGGGTATTCATATTTAATTGTCAGAGGTGAAATTCTTGGATTTATGAAAGATGAACTTCTGCGAAAGCATTTATCAAGGATGTTTTCATTGATCAAGAACGAAAGTTAGGGGATCGAAGACGATCAGATACCGTCGTAGTCTTAACCATAAACCATGCCGACCAGGGATCGGGAGACGTTACATGGATGACTCCCTCGGCACCTTGCGAGAAATCATAAGTTTCTGGGTTCTGGGGGGAGTATGGTCGCAAGGCTGAAACTTAAAGGAATTGACGGAAGGGCACCACCAGGAGTGGAGCCTGCGGCTTAATTTGACTCAACACGGGGAAACTTACCAGGTCCAGACATAGTAAGGATTGACAGATTGAGAGCTCTTTCTTGATTCTATGGGTGGTGGTGCATGGCCGTTCTTAGTTGGTGGAGTGATTTGTCTGGTTAATTCCGTTAACGAACGAGACCTCAGCCTGCTAAATAGCTGCGCGGACCTTCTGCTCGGGCGAAGCGGTCGACGGGGGGTGCGGCCCAGCCGTGCTTCCTCCGGCCGTGGATCCTTGATGAGTCCGCGAGTACGCTTCTTAGAGGGACTATTAGTACCTAGCTAATGGAAGTTTGAGGCAATAACAGGTCTGTGATGCCCTTAGATGTCTTGGGCTGCACGCGCGCTACACTGATAAATTCAACGAGTTTAACACCTTGGCCGATGGGCCTGGGTAATCTTCTGAAATTTTATCGTGCTGGGGATAGATCATTGCAATTATTGATCTTCAACGAGGAATTCCTAGTAAGCGCGAGTCATCAGCTCGCGTTGATTACGTCCCTGCCCTTTGTACACACCGCCCGTCGCTCCTACCGATTGAATGATCCGGTGAAATCTCTGGATGGCCGCGCACGCCGTCGGGGGAAACCCTGGCAGTAGCGTGGCTAGAAATTGCTTAAACCTTATCATTTAGAGGAAGGAGAAGTCGTAACAAGGTTTCC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ACGAATTTATACAGTGAAACTGCGAAAGGCTCATTAAATCAGTTATAGTTTATTTGATAGTACCTACTACTTGGATAACCGTAGTAATTCTAGAGCTAATACATGCTAAAGGTCCCGACTTTGCGGAAGGGATGTATTTATTAGATAAAAAACCAATGCAGGGGGGCAACCTTCTGGTAACTGGATGATTCATGATAACTTTGCGAACCGCATGTCCTCGCGACGGCGGTGATTCATTCAAATTTCTGCCCTATCAACTTTCGATGGTAGTGTAGTGGACTACCATGGTTGTAACGGGTGACGGGGAATTAGGGTTCGGTTCCGGAGAGGGCGCATTGAGAGATGGCGACCACTTCCAAGGAAGGCAGCAGGCGCGCAAATTACCCAATGGCAATTCTGCCGAGGTAGTGACAATAAATAACAATACAGTTCCAGCAATGGTCTTGTAATTGGAATGAGTACAATTTAAATCCCTTAACGAGTAACAATTGGAGGGCAAGTCTGGTGCCAGCAGCCGCGGTAATTCCAGCTCCAATAGTGTATATTAAAGTTGTTGCAGTTAAAAAGCTCGTAGTTGGATTTTGGGACTCGAGCGGCCCGGTCTGCCGAGATGGTGTGTACTGGCCGCTCGGTTCTTCGTCTGCCGGTCTAGTTCCGTCCTGCACTTCACTGGGTGGGGCGTGGGCTCCGGCTCGTTTACTTTGAAAAAATTAGAGTGTTTAAAGCAGGCCTAACCAAGTGCCACTGAATACATTAGCATGGGATAATAGAACAGGACTTTGCGCCTATTTTGTTGGTTTCTAGGAGGCGAAGTAATGATTAATAGAGATAGTTGGGGGTATTCATATTTAATTGTCAGAGGTGAAATTCTTGGATTTATGAAAGATGAACATCTGCGAAAGCATCTATCAAGGATGTTTTCATTAATCAAGAACGAAAGTTAGGGGATCGAAGACGATCAGATACCGTCGTAGTCTTAACCATAAACGATGCCGACCAGGGATTGGGAGACGTTAAATGTATGACTCCCCCAGCACCTTGAGAGAAATCATAAGTCTTTGGGTTCCGGGGGGAGTATGGTCGCAAGGCTGAAACTTAAAGGAATTGACGGAAGGGCACCACCAGGAGTGGAGCCTGCGGCTTAATTTGACTCAACACGGGGAAACTTACCAGGTCCAGACATAGTGAGGATTGACAGATTGAAGCTCTTTCTTGATTCTATGGGTGGTGGTGCATGGCCGTTCTTAGTTGGTGGAGTGATTTGTCTGGTTAATTCCGTTAACGAACGAGACCTCAGCCTGCTAAATAGTTACGCAAACCGCCTGTATGTGTGAAGCGCGGGCACGTTGGGGCCGGTTTCGATCGGCTTCGGCTGCCCGCGTGGATCACTGGCAGGTTTCGCGGATACACTTCTTAGAGGGACTATTGGTGCCAACCAATGGAAGTTTGAGGCAATAACAGGTCTGTGATGCCCTTAGATGTCCTGGGCCGCACGCGCGCTACACTGATTACTTCAACGAGTATACCACCTTGCCCGACAGGGCTGGGTAATCTTTTGAAATGTAATCGTGATGGGGATCGGTTGCTGTAACTGCGGCCGTCAACGAGGAATTCCTAGTAAGCGCAAGTCATCAGCTTGCGTTGATTACGTCCCTGCCCTTTGTACACACCGCCCGTCGCTCCTACCGATTGAACGGTCCGGTGAAGTCTCGGGATCGCGGCGTCCATCCGTTGGGGCAACTCGGCGGTAACGTTGTGAGAACTTGCCTAAACCTTATCGTTTAGAGGAAGGAGAAGTCGTAACAAGGTTTCC</text:p>
          </table:table-cell>
          <table:table-cell office:value-type="string" calcext:value-type="string">
            <text:p>d__Eukaryota; p__Schizoplasmodiida; c__Schizoplasmodiida; o__Schizoplasmodiida; f__Schizoplasmodi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AAAAGATTAAGCCATGCATGTCTAAGTATAAACGAATTTATACAGTGAAACTGCGAAAGGCTCATTAAATCAGTTATAGTTTATTTGATAGTACCTACTACTTGGATAACCGTAGTAATTCTAGAGCTAATACATGCTAAAGGTCCCGACTTTGCGGAAGGGATGTATTTATTAGATAAAAAACCAATGCAGGGGGGCAACCTTCTGGTAACTGGATGATTCATGATAACTTTGCGAACCGCATGTCCTCGCGACGGCGGTGATTCATTCAAATTTCTGCCCTATCAACTTTCGATGGTAGTGTAGTGGACTACCATGGTTGTAACGGGTGACGGGGAATTAGGGTTCGGTTCCGGAGAGGGCGCATTGAGAGATGGCGACCACTTCCAAGGAAGGCAGCAGGCGCGCAAATTACCCAATGGCAATTCTGCCGAGGTAGTGACAATAAATAACAATACAGTTCCAGCAATGGTCTTGTAATTGGAATGAGTACAATTTAAATCCCTTAACGAGTAACAATTGGAGGGCAAGTCTGGTGCCAGCAGCCGCGGTAATTCCAGCTCCAATAGTGTATATTAAAGTTGTTGCAGTTAAAAAGCTCGTAGTTGGATTTTGGGACTCGAGCGGCCCGGTCTGCCGAGATGGTGTGTACTGGCCGCTCGGTTCTTCGTCTGCCGGTCTAGTTCCGTCCTGCACTTCACTGGGTGGGGCGTGGGCTCCGGCTCGTTTACTTTGAAAAAATTAGAGTGTTTAAAGCAGGCCTAACCAAGTGCCACTGAATACATTAGCATGGGATAATAGAACAGGACTTTGCGCCTATTTTGTTGGTTTCTAGGAGGCGAAGTAATGATTAATAGAGATAGTTGGGGGTATTCATATTTAATTGTCAGAGGTGAAATTCTTGGATTTATGAAAGATGAACATCTGCGAAAGCATCTATCAAGGATGTTTTCATTAATCAAGAACGAAAGTTAGGGGATCGAAGACGATCAGATACCGTCGTAGTCTTAACCATAAACGATGCCGACCAGGGATTGGGAGACGTTAAATGTATGACTCCCCCAGCACCTTGAGAGAAATCATAAGTCTTTGGGTTCCGGGGGGAGTATGGTCGCAAGGCTGAAACTTAAAGGAATTGACGGAAGGGCACCACCAGGAGTGGAGCCTGCGGCTTAATTTGACTCAACACGGGGAAACTTACCAGGTCCAGACATAGTGAGGATTGACAGATTGAAGCTCTTTCTTGATTCTATGGGTGGTGGTGCATGGCCGTTCTTAGTTGGTGGAGTGATTTGTCTGGTTAATTCCGTTAACGAACGAGACCTCAGCCTGCTAAATAGTTACGCAAACCGCCTGTATGTGTGAAGCGCGGGCACGTTGGGGCCGGTTTCGATCGGCTTCGGCTGCCCGCGTGGATCACTGGCAGGTTTCGCGGATACACTTCTTAGAGGGACTATTGGTGCCAACCAATGGAAGTTTGAGGCAATAACAGGTCTGTGATGCCCTTAGATGTCCTGGGCCGCACGCGCGCTACACTGATTACTTCAACGAGTATACCACCTTGCCCGACAGGGCTGGGTAATCTTTTGAAATGTAATCGTGATGGGGATCGGTTGCTGTAACTGCGGCCGTCAACGAGGAATTCCTAGTAAGCGCAAGTCATCAGCTTGCGTTGATTACGTCCCTGCCCTTTGTACACACCGCCCGTCGCTCCTACCGATTGAACGGTCCGGTGAAGTCTCGGGATCGCGGCGTCCATCCGTTGGGGCAACTCGGCGGTAACGTTGTGAGAACTTGCCTAAACCTTATCG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CACTTGTACTGTGAAACTGCGAATGGCTCATTAAATCAGCAATAGTTTATTTGATAATACCTTACTACTTGGATAACCGTAGTAATTCTAGGGCTAATACATGCTAAAAGCCCCGACTTCTCGGAAGGGGTGTATTTATTAGATAAAAAACCAATGCACATCCGCAAGGGTGTGGTCCATTGATGACTCATAATAACTTTGCGAATCGCATGCTCTTGCAGCGGCGATGAATCATTCAAATTTCTGCCCTATCAACTTTCGATGGTAGTGTAGTGGACTACCATGGTTGTAACGGGTGACGGAGAATTAGGGTTCGATTCCGGAGAGGGAGCCTTAAAAATAGCTACCACTTCCAAGGAAGGCAGCAGGCGCGCAAATTACCCAATCCCGACACGGGGAGGTAGTGACAATAAATAACAATACAGGTGTAGATAATACACTTGTAATTGGAATGAGTACAATTTAAAACCCTTAACGAGGAACAATTGGAGGACAAGTCTGGTGCCAGCACCCGCGGTAATTCCAGCTCCAATAGCGTATATTAAAGTTGTTGCAGTTAAAAAGCTCGTAGTCGGATTTTGGGATCAGAGGAGCCCGGTCTGCCGGGAGGTGTGTACTGGCTCCTCTATCCTTCCTTCCAGTCTGCTGGCCTCTGCCATTAAGTTGGTGGGGGCTCAGCTCCGGATCTTTTACTTTGAAAAAATTAGAGTGTTTAAAGCAGGCTTTCAAGCCTTGAATACATTAGCATGGGATAATGGAATAGGACTTTACTCCTATTTTGTTGGTTTCTAGGACGTAGAGTAATGATTAATAGAGATGGTCGGGGTGGTTCGTATTTAATTGTCAGAGGTGAAATTCTTGGATTTATGAAAGACGAACTTCTGCGAAAGCATTCCACAAGGATGTTTTCATTGATCAAGAACGAAAGTTAGGGGATCGAAGACGATCAGATACCGTCGTAGTCTTAACAGTAAACGATGCCGACCAGGGATTAGGAGACGTTACATAGATGACTCCCCTAGCACCTTGCGAGAAATCACAAGTCTTTGGGTTCCGGGGGGAGTATGGTCGCAAGGCTGAAACTTAAAGGAATTGACGGAAGGGCACCACCAGGAGTGGAGCCTGCGGCTTAATTTGACTCAACACGGGAAAACTTACCAGGTCAGGACATAGTAAGGATTGACAGATTGAGAGCTCTTTCTTGATTCTATGGGTGGTGGTGCATGGCCGTTCTTAGTTGGTGGAGTGATTTGTCTGGTTAATTCCGTTAACGAACGAGACCTCAGCCTACTAAATAGTTATGCGAACCTTCTACTCGGGTGAAGCGGGCGTTGATCGTGGCGGTTTCGGCCGTTGCGGCACCGCTCGTGGATCCTTGATGCGTTCGTAGACAACTTCTTAGAGGGACTATTTGTATCTAGCAAATGGAAGTTTGAGGCAATAACAGGTCTGTGATGCCCTTAGATGTTCTGGGCTGCACGCGCGCTACACTGTTTGATTCAACGAGTTTACCACCTTGGCCGACAGGTCTGGGTAATCTTTTGAAATTCAAACGTGCTGGGGATAGACTATTGTAATTATTAGTCTTCAACGAGGAATTCCTAGTAAGCGTGAGTCATCAGCTCGCGTTGACTACGTCCCTGCCCTTTGTACACACCGCCCGTCGCTCCTACCGATTGAATGATCCGGTGAAATCTTCGGATTGTGGCGTATAACTGTGGGGCAACTCATAGTAACGCTGCGAGAAGTTGC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CAAAGATTAAGCCATGCATGTCTAAGTATAAGCACACTTGTACTGTGAAACTGCGAATGGCTCATTAAATCAGCAATAGTTTATTTGATAATACCTTACTACTTGGATAACCGTAGTAATTCTAGGGCTAATACATGCTAAAAGCCCCGACTTCTCGGAAGGGGTGTATTTATTAGATAAAAAACCAATGCACATCCGCAAGGGTGTGGTCCATTGATGACTCATAATAACTTTGCGAATCGCATGCTCTTGCAGCGGCGATGAATCATTCAAATTTCTGCCCTATCAACTTTCGATGGTAGTGTAGTGGACTACCATGGTTGTAACGGGTGACGGAGAATTAGGGTTCGATTCCGGAGAGGGAGCCTTAAAAATAGCTACCACTTCCAAGGAAGGCAGCAGGCGCGCAAATTACCCAATCCCGACACGGGGAGGTAGTGACAATAAATAACAATACAGGTGTAGATAATACACTTGTAATTGGAATGAGTACAATTTAAAACCCTTAACGAGGAACAATTGGAGGACAAGTCTGGTGCCAGCACCCGCGGTAATTCCAGCTCCAATAGCGTATATTAAAGTTGTTGCAGTTAAAAAGCTCGTAGTCGGATTTTGGGATCAGAGGAGCCCGGTCTGCCGGGAGGTGTGTACTGGCTCCTCTATCCTTCCTTCCAGTCTGCTGGCCTCTGCCATTAAGTTGGTGGGGGCTCAGCTCCGGATCTTTTACTTTGAAAAAATTAGAGTGTTTAAAGCAGGCTTTCAAGCCTTGAATACATTAGCATGGGATAATGGAATAGGACTTTACTCCTATTTTGTTGGTTTCTAGGACGTAGAGTAATGATTAATAGAGATGGTCGGGGTGGTTCGTATTTAATTGTCAGAGGTGAAATTCTTGGATTTATGAAAGACGAACTTCTGCGAAAGCATTCCACAAGGATGTTTTCATTGATCAAGAACGAAAGTTAGGGGATCGAAGACGATCAGATACCGTCGTAGTCTTAACAGTAAACGATGCCGACCAGGGATTAGGAGACGTTACATAGATGACTCCCCTAGCACCTTGCGAGAAATCACAAGTCTTTGGGTTCCGGGGGGAGTATGGTCGCAAGGCTGAAACTTAAAGGAATTGACGGAAGGGCACCACCAGGAGTGGAGCCTGCGGCTTAATTTGACTCAACACGGGAAAACTTACCAGGTCAGGACATAGTAAGGATTGACAGATTGAGAGCTCTTTCTTGATTCTATGGGTGGTGGTGCATGGCCGTTCTTAGTTGGTGGAGTGATTTGTCTGGTTAATTCCGTTAACGAACGAGACCTCAGCCTACTAAATAGTTATGCGAACCTTCTACTCGGGTGAAGCGGGCGTTGATCGTGGCGGTTTCGGCCGTTGCGGCACCGCTCGTGGATCCTTGATGCGTTCGTAGACAACTTCTTAGAGGGACTATTTGTATCTAGCAAATGGAAGTTTGAGGCAATAACAGGTCTGTGATGCCCTTAGATGTTCTGGGCTGCACGCGCGCTACACTGTTTGATTCAACGAGTTTACCACCTTGGCCGACAGGTCTGGGTAATCTTTTGAAATTCAAACGTGCTGGGGATAGACTATTGTAATTATTAGTCTTCAACGAGGAATTCCTAGTAAGCGTGAGTCATCAGCTCGCGTTGACTACGTCCCTGCCCTTTGTACACACCGCCCGTCGCTCCTACCGATTGAATGATCCGGTGAAATCTTCGGATTGTGGCGTATAACTGTGGGGCAACTCATAGTAACGCTGCGAGAAGTTGCTTA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CATTTATACTGTGAAACTGCGAATGGCTCATTAAATCAGTTATAGTTTATTTGATAATACCTTACTACTTGGATAACCGTAGTAATTCTAGAGCTAATACATGCTAAAGTTCCCGACTTCGCGGAAGGGATGTATTTATTAGATAAAAAACCAATGCGGGGGGGCAACCCTCCGGTACCATTGATGATTCATAATAACTTTGCGAATCGCATGACCTCGCGTCGGCGATGATTCATTCAAATTTCTGCCCTATCAACTTTCGATGGTAGTGTAGTGGACTACCATGGTTGTAACGGGTGACGGAGAATTAGGGTTCGATTCCGGAGAGGGAGCCTGAGAGATGGCTACCACTTCCAAGGAAGGCAGCAGGCGCGCAAATTACCCAATCCTGATACAGGGAGGTAGTGACAATAAATAACAATGCGGGTGCCGTCAAGGCACTCGCAATTGGAATGAGTACAATTTAAACCCCTTAACGAGGAACAATTGGAGGGCAAGTCTGGTGCCAGCAGCCGCGGTAATTCCAGCTCCAATAGCGTATATTAAAGTTGTTGCAGTTAAAAAGCTCGTAGTTGGATTTTGGGTCGGGAGGTGGTCCGGTCTGCCGAAATGGCGTGTACTGATCCCTTCCGTGCCTTTCACACCTTTCCGGATACCAGCTTGGCTCTGCCCTTCACTGCGGTGGGGTCACAGCTCCGGATCGTTTACTTTGAAAAAATTAGAGTGTTTAAAGCAGGCCGCTTAGTGCCCTGAATACATTAGCATGGGATAATAGAATAGGACTTTGCGCCTATTTTGTTGGTTTCTAGGCAAGCGAAGTAATGATTAATAGAGACAGTTGGGGGTATTCATATTTAATTGTCAGAGGTGAAATTCTTGGATTTATGAAAGATGAACTTCTGCGAAAGCATTTATCAAGGATGTTTTCATTAATCAAGAACGAAAGTTAGGGGATCGAAGACGATCAGATACCGTCGTAGTCTTAACCATAAACGATGCCGACCAGGGATTGGGAGACGTTACATTCGATGACTCCCCCAGCACCTTGTGAGAAATCATAAGTCTTTGGGTTCCGGGGGGAGTATGGTCGCAAGGCTGAAACTTAAAGGAATTGACGGAAGGGCACCACCAGGAGTGGAGCCTGCGGCTTAATTTGACTCAACACGGGAAAACTTACCAGGTCCAGACATAGTAAGGATTGACAGATTGAGAGCTCTTTCTTGATTCTATGGGTGGTGGTGCATGGCCGTTCTTAGTTGGTGGAGTGATTTGTCTGGTTAATTCCGATAACGAACGAGACCTCAGCCTGCTAAATAGTCACGCCAACCTTCTGCACGGGTGAAGCGTGGGGCTGGCCGTGGACCGGAGGCGCCGCAAGGTGTCGACGTTTGTCCACGTCCCCTGCGTGGATCCTTGAATGGTTGCCGCGGATGTACTTCTTAGAGGGACTATTCATGTTATAGTGAATGGAAGTTTGAGGCAATAACAGGTCTGTGATGCCCTTAGATGTTCTGGGCTGCACGCGCGCTACACTGATGAATTCAACGAGCTTACAGCCTTGGCCGAAAGGTCTGGGTAATCTTTTGAAATTTCATCGTGCTGGGGATAGATCATTGTAATTATTGGTCTTCAACGAGGAATTCCTAGTAAGCGCAAGTCAACAGCTTGCGCTGATTACGTCCCTGCCCTTTGTACACACCGCCCGTCGCTCCTACCGATTGAATGATCCGGTGAAATCTTCGGATGGTGGCGTATGCCCGTGGGGGAAACTCTGCGGTAACGTCGCCAGAAGTTGC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TAAAGATTAAGCCATGCATGTCTAAGTATAAACATTTATACTGTGAAACTGCGAATGGCTCATTAAATCAGTTATAGTTTATTTGATAATACCTTACTACTTGGATAACCGTAGTAATTCTAGAGCTAATACATGCTAAAGTTCCCGACTTCGCGGAAGGGATGTATTTATTAGATAAAAAACCAATGCGGGGGGGCAACCCTCCGGTACCATTGATGATTCATAATAACTTTGCGAATCGCATGACCTCGCGTCGGCGATGATTCATTCAAATTTCTGCCCTATCAACTTTCGATGGTAGTGTAGTGGACTACCATGGTTGTAACGGGTGACGGAGAATTAGGGTTCGATTCCGGAGAGGGAGCCTGAGAGATGGCTACCACTTCCAAGGAAGGCAGCAGGCGCGCAAATTACCCAATCCTGATACAGGGAGGTAGTGACAATAAATAACAATGCGGGTGCCGTCAAGGCACTCGCAATTGGAATGAGTACAATTTAAACCCCTTAACGAGGAACAATTGGAGGGCAAGTCTGGTGCCAGCAGCCGCGGTAATTCCAGCTCCAATAGCGTATATTAAAGTTGTTGCAGTTAAAAAGCTCGTAGTTGGATTTTGGGTCGGGAGGTGGTCCGGTCTGCCGAAATGGCGTGTACTGATCCCTTCCGTGCCTTTCACACCTTTCCGGATACCAGCTTGGCTCTGCCCTTCACTGCGGTGGGGTCACAGCTCCGGATCGTTTACTTTGAAAAAATTAGAGTGTTTAAAGCAGGCCGCTTAGTGCCCTGAATACATTAGCATGGGATAATAGAATAGGACTTTGCGCCTATTTTGTTGGTTTCTAGGCAAGCGAAGTAATGATTAATAGAGACAGTTGGGGGTATTCATATTTAATTGTCAGAGGTGAAATTCTTGGATTTATGAAAGATGAACTTCTGCGAAAGCATTTATCAAGGATGTTTTCATTAATCAAGAACGAAAGTTAGGGGATCGAAGACGATCAGATACCGTCGTAGTCTTAACCATAAACGATGCCGACCAGGGATTGGGAGACGTTACATTCGATGACTCCCCCAGCACCTTGTGAGAAATCATAAGTCTTTGGGTTCCGGGGGGAGTATGGTCGCAAGGCTGAAACTTAAAGGAATTGACGGAAGGGCACCACCAGGAGTGGAGCCTGCGGCTTAATTTGACTCAACACGGGAAAACTTACCAGGTCCAGACATAGTAAGGATTGACAGATTGAGAGCTCTTTCTTGATTCTATGGGTGGTGGTGCATGGCCGTTCTTAGTTGGTGGAGTGATTTGTCTGGTTAATTCCGATAACGAACGAGACCTCAGCCTGCTAAATAGTCACGCCAACCTTCTGCACGGGTGAAGCGTGGGGCTGGCCGTGGACCGGAGGCGCCGCAAGGTGTCGACGTTTGTCCACGTCCCCTGCGTGGATCCTTGAATGGTTGCCGCGGATGTACTTCTTAGAGGGACTATTCATGTTATAGTGAATGGAAGTTTGAGGCAATAACAGGTCTGTGATGCCCTTAGATGTTCTGGGCTGCACGCGCGCTACACTGATGAATTCAACGAGCTTACAGCCTTGGCCGAAAGGTCTGGGTAATCTTTTGAAATTTCATCGTGCTGGGGATAGATCATTGTAATTATTGGTCTTCAACGAGGAATTCCTAGTAAGCGCAAGTCAACAGCTTGCGCTGATTACGTCCCTGCCCTTTGTACACACCGCCCGTCGCTCCTACCGATTGAATGATCCGGTGAAATCTTCGGATGGTGGCGTATGCCCGTGGGGGAAACTCTGCGGTAACGTCGCCAGAAGTTGCTTAAACCTTATCATTTAGAGGAAGGAGAAGTCGTAACAAGGTTTC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ACTTATACGGCGAAACTGCGAATGGCTCATTAAATCAGTAATAGTTCATTTGATAATACCTTTACTACTTGGATAACCGTAGTAATTCTAGAGCTAATACATGCTAAAAACCCCGACTTTTGCGGAAGGGGTGTATTTGTTAGATACAAAACCAATGCAGTGGAGCAATCCACTGGAACATTGATGATTCATGATAACTTCGCGAATTGCATAGCCTCCGTGCTGGCAATGCTTCATTCAAATTTCTGCCCTATCAACTTTCGATGGTAGTGTAGTGGACTACCATGGTGACAACGGGTAACGGAGAATTAGGGTTCGGTTCCGGAGAGGGAGCCTGAGAAACGGCTACCACTTCCAAGGAAGGCAGCAGGCGCGCAAATTACCCAATCCCAATACGGGGAGGTAGTGACAATAAATAACAATACGGGTCCTGACAAAGGTCTCGTAATTGGAATGAGTACAATTCAAAAACCTTAACGAGGAACAATTGGAGGGCAAGTCTGGTGCCAGCAGCCGCGGTAATTCCAGCTCCAATAGCGTATATTAAAGTTGTTGCAGTTAAAAAGCTCGTAGTTGGATTTTGGGATGTGAGAAACCCGGTCTGCCGGGACGGTGTGTACTGGTTTCTCTGTCCTTCCTTCTGGTCTGCTACCTTCTGCTCTTAACTGAGCGGGGGGTTGGCTCCAGATTGTTTACTTTGAAAAAATTAGAGTGTTCAAAGCAGGCGCAACCATCGCCATTGAATACATTAGCATGGGATAATAAAATAGGATTCTGTTCTTATTTTGTTGGTTTCTAAGGGCGGAATAATGATTAATAGAGATAGTTGGGGGTATTCATATTTAATTGTCAGAGGTGAAATTCTTGGATTTATGAAAGATGAACTCCTGCGAAAGCATTTATCAAGGATGTTTTCATTAATCAAGAACGAAAGTTAGGGGATCGAAGACGATCAGATACCGTCGTAGTCTTAACCATAAACCATGCCGACCAGGGATTGGGAGACGTTACATGGATGACTCCCCCAGCACCTTGCGAGAAATCACAAGTCTTTGGGTTCCGGGGGGAGTATGGTCGCAAGGCTGAAACTTAAAGGAATTGACGGAAGGGCACCACCAGGAGTGGAGCCTGCGGCTTAATTTGACTCAACACGGGGAAACTTACCAGGTCCAGACATAGTTAGGATTGACAGATTGAGAGCTCTTTCTTGATTCTATGGGTGGTGGTGCATGGCCGTTCTTAGTTGGTGGAGTGATTTGTCTGGTTAATTCCGTTAACGAACGAGACCTCAGCCTGCTAAATAGTTACGTGAACCTTCTACTCTGGTGAAGTGTGCAACAGGCAGGGTGTCTTAGGACATTCTGTCTTTGTGCATGGATCCTTGATGAGTTTACGGATATACTTCTTAGAGGGACTATTCGAATCTAGCGAATGGAAGTTTGAGGCAATAACAGGTCTGTGATGCCCTTAGATGTTCTGGGCTGCACGCGCGCTACACTGACAAGCTCAACGAGTTTAACACCTTGGCCGATGGGTCTGGGTAATCTTTTTAAAGCTTGTCGTGCTGGGGATAGATCATTGCAATTATTGGTCTTCAACGAGGAATTCCTAGTAAGCGCAATTCATCAGATTGCGCTGATTACGTCCCTGCCCTTTGTACACACCGCCCGTCGCTCCTACCGATTGAATGGTTCGGTGAAATCTTCGGATGGCGGCATACAACTGCTGGGGGCAACTCTGGCAGTAATGTCACCAGAAGTTGATTTAACCTCACTATTTAGAGGAAGGAGAAGTCGTAACAAGGTTTCC</text:p>
          </table:table-cell>
          <table:table-cell office:value-type="string" calcext:value-type="string">
            <text:p>d__Eukaryota; p__Schizoplasmodiida; c__Schizoplasmodiida; o__Schizoplasmodiida; f__Schizoplasmodi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TAAAGATTAAGCCATGCATGTCTAAGTATAAGCACTTATACGGCGAAACTGCGAATGGCTCATTAAATCAGTAATAGTTCATTTGATAATACCTTTACTACTTGGATAACCGTAGTAATTCTAGAGCTAATACATGCTAAAAACCCCGACTTTTGCGGAAGGGGTGTATTTGTTAGATACAAAACCAATGCAGTGGAGCAATCCACTGGAACATTGATGATTCATGATAACTTCGCGAATTGCATAGCCTCCGTGCTGGCAATGCTTCATTCAAATTTCTGCCCTATCAACTTTCGATGGTAGTGTAGTGGACTACCATGGTGACAACGGGTAACGGAGAATTAGGGTTCGGTTCCGGAGAGGGAGCCTGAGAAACGGCTACCACTTCCAAGGAAGGCAGCAGGCGCGCAAATTACCCAATCCCAATACGGGGAGGTAGTGACAATAAATAACAATACGGGTCCTGACAAAGGTCTCGTAATTGGAATGAGTACAATTCAAAAACCTTAACGAGGAACAATTGGAGGGCAAGTCTGGTGCCAGCAGCCGCGGTAATTCCAGCTCCAATAGCGTATATTAAAGTTGTTGCAGTTAAAAAGCTCGTAGTTGGATTTTGGGATGTGAGAAACCCGGTCTGCCGGGACGGTGTGTACTGGTTTCTCTGTCCTTCCTTCTGGTCTGCTACCTTCTGCTCTTAACTGAGCGGGGGGTTGGCTCCAGATTGTTTACTTTGAAAAAATTAGAGTGTTCAAAGCAGGCGCAACCATCGCCATTGAATACATTAGCATGGGATAATAAAATAGGATTCTGTTCTTATTTTGTTGGTTTCTAAGGGCGGAATAATGATTAATAGAGATAGTTGGGGGTATTCATATTTAATTGTCAGAGGTGAAATTCTTGGATTTATGAAAGATGAACTCCTGCGAAAGCATTTATCAAGGATGTTTTCATTAATCAAGAACGAAAGTTAGGGGATCGAAGACGATCAGATACCGTCGTAGTCTTAACCATAAACCATGCCGACCAGGGATTGGGAGACGTTACATGGATGACTCCCCCAGCACCTTGCGAGAAATCACAAGTCTTTGGGTTCCGGGGGGAGTATGGTCGCAAGGCTGAAACTTAAAGGAATTGACGGAAGGGCACCACCAGGAGTGGAGCCTGCGGCTTAATTTGACTCAACACGGGGAAACTTACCAGGTCCAGACATAGTTAGGATTGACAGATTGAGAGCTCTTTCTTGATTCTATGGGTGGTGGTGCATGGCCGTTCTTAGTTGGTGGAGTGATTTGTCTGGTTAATTCCGTTAACGAACGAGACCTCAGCCTGCTAAATAGTTACGTGAACCTTCTACTCTGGTGAAGTGTGCAACAGGCAGGGTGTCTTAGGACATTCTGTCTTTGTGCATGGATCCTTGATGAGTTTACGGATATACTTCTTAGAGGGACTATTCGAATCTAGCGAATGGAAGTTTGAGGCAATAACAGGTCTGTGATGCCCTTAGATGTTCTGGGCTGCACGCGCGCTACACTGACAAGCTCAACGAGTTTAACACCTTGGCCGATGGGTCTGGGTAATCTTTTTAAAGCTTGTCGTGCTGGGGATAGATCATTGCAATTATTGGTCTTCAACGAGGAATTCCTAGTAAGCGCAATTCATCAGATTGCGCTGATTACGTCCCTGCCCTTTGTACACACCGCCCGTCGCTCCTACCGATTGAATGGTTCGGTGAAATCTTCGGATGGCGGCATACAACTGCTGGGGGCAACTCTGGCAGTAATGTCACCAGAAGTTGATTTAACCTCACT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ACTTATACGGCGAAACTGCGAATGGCTCATTAAATCAGTTATAATTCATTTGATAATACCTTTACTACTTGGATAACCGTAGTAATTCTAGAGCTAATACATGCTAAAAGCCCCGACTTCGCGGAAGGGGTGTATTTGTTAGATAAAAAACCAATGCAGTGGGGCAACTCACTGGACCATTGATGATTCATGATAACTTCGCGAATTGCATGGCCTCCGTGCCGGCAATGCTTCATTCAAATTTCTGCCCTATCAACTTTCGATGGTAGTGTAGTGGACTACCATGGTGACAACGGGTAACGGAGAATTAGGGTTCGGTTCCGGAGAGGGAGCCTGAGAAATGGCTACCACTTCCAAGGAAGGCAGCAGGCGCGCAAATTACCCAATCCCAATACGGGGAGGTAGTGACAATAAATAACAATACGGGTCCTGACAAAGGTCTCGTAATTGGAATGAGTACAATTCAAAAACCTTAACGAGGAACAATTGGAGGGCAAGTCTGGTGCCAGCAGCCGCGGTAATTCCAGCTCCAATAGCGTATATTCAAGTTGTTGCAGTTAAAAAGCTCGTAGTCGAACCTTGGGATTTGAGGAACCCGGTCTGCCGGGACGGTGTGTACTGGTTCCTCTGTCCTTCCTTCCGGTCTGCTGCCTTCTGCTCTTAACTGAGCGGGGGGTTGGCTCCGGATCGTTTACTTTGAAAAAATTAGAGTGTTCAAAGCAGGCGCAACCATCGCCATTGAATACATTAGCATGGGATAATAGAATAGGATACTGCTTCTATTTTGTTGGTTTCTAGGGGCGGCATAATGATTAATAGAGATAGTTGGGGGTATTCATATTTAATTGTCAGAGGTGAAATTCTTGGATTTATGAAAGATGAACTCCTGCGAAAGCATTTATCAAGGATGTTTTCATTGATCAAGAACGAAAGTTAGGGGATCGAAGACGATCAGATACCGTCGTAGTCTTAACCATAAACTATGCCGACCAGGGATTGGGAGACGTTACATGGATGACTCCCCCAGCACCTTGCGAGAAATCACAAGTCTTTGGGTTCCGGGGGGAGTATGGTCGCAAGGCTGAAACTTAAAGGAATTGACGGAAGGGCACCACCAGGAGTGGAGCCTGCGGCTTAATTTGACTCAACACGGGGAAACTTACCAGGTCCAGACATAGTTAGGATTGACAGATTGAGAGCTCTTTCTTGATTCTATGGGTGGTGGTGCATGGCCGTTCTTAGTTGGTGGAGTGATTTGTCTGGTTAATTCCGTTAACGAACGAGACCTCAGCCTGCTAAATAGTTACACGAACCTTCTACTCGGGTGAAGCACGCAGCAAGGGTGGTGGCCTTGGTCATCATCTTTCTGCGTGTGGATCCTTGATGAGTTCGCGGATATACTTCTTAGAGGGACTATTCGAATCTAGCGAATGGAAGTTTGAGGCAATAACAGGTCTGTGATGCCCTTAGATGCTCTGGGCGGCACGCGCGCTACACTGACAGGCTCAACGAGTTTAACACCTTGGCCGATGGGTCTGGGTAATCTTTTGAAAGCTTGTCGTGCTGGGGATAGATCATTGCAATTATTGGTCTTCAACGAGGAATTCCTAGTAAGCGCAATTCATCAGATTGCGCTGATTACGTCCCTGCCCTTTGTACACACCGCCCGTCGCTCCTACCGATTGAATGGTTCGGTGAAATTTTCGGATGATGGCATACAACTGCTAGGGGCAACTCTGGCAGTAATGTCTTCAGAAGTTGATTTAACCTCACTATTTAGAGGAAGGAGAAGTCGTAACAAGGTTTCC</text:p>
          </table:table-cell>
          <table:table-cell office:value-type="string" calcext:value-type="string">
            <text:p>d__Eukaryota; p__Schizoplasmodiida; c__Schizoplasmodiida; o__Schizoplasmodiida; f__Schizoplasmodi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GATTAAGCCATGCATGTCTAAGTATAAGCACTTATACGGCGAAACTGCGAATGGCTCATTAAATCAGTTATAATTCATTTGATAATACCTTTACTACTTGGATAACCGTAGTAATTCTAGAGCTAATACATGCTAAAAGCCCCGACTTCGCGGAAGGGGTGTATTTGTTAGATAAAAAACCAATGCAGTGGGGCAACTCACTGGACCATTGATGATTCATGATAACTTCGCGAATTGCATGGCCTCCGTGCCGGCAATGCTTCATTCAAATTTCTGCCCTATCAACTTTCGATGGTAGTGTAGTGGACTACCATGGTGACAACGGGTAACGGAGAATTAGGGTTCGGTTCCGGAGAGGGAGCCTGAGAAATGGCTACCACTTCCAAGGAAGGCAGCAGGCGCGCAAATTACCCAATCCCAATACGGGGAGGTAGTGACAATAAATAACAATACGGGTCCTGACAAAGGTCTCGTAATTGGAATGAGTACAATTCAAAAACCTTAACGAGGAACAATTGGAGGGCAAGTCTGGTGCCAGCAGCCGCGGTAATTCCAGCTCCAATAGCGTATATTCAAGTTGTTGCAGTTAAAAAGCTCGTAGTCGAACCTTGGGATTTGAGGAACCCGGTCTGCCGGGACGGTGTGTACTGGTTCCTCTGTCCTTCCTTCCGGTCTGCTGCCTTCTGCTCTTAACTGAGCGGGGGGTTGGCTCCGGATCGTTTACTTTGAAAAAATTAGAGTGTTCAAAGCAGGCGCAACCATCGCCATTGAATACATTAGCATGGGATAATAGAATAGGATACTGCTTCTATTTTGTTGGTTTCTAGGGGCGGCATAATGATTAATAGAGATAGTTGGGGGTATTCATATTTAATTGTCAGAGGTGAAATTCTTGGATTTATGAAAGATGAACTCCTGCGAAAGCATTTATCAAGGATGTTTTCATTGATCAAGAACGAAAGTTAGGGGATCGAAGACGATCAGATACCGTCGTAGTCTTAACCATAAACTATGCCGACCAGGGATTGGGAGACGTTACATGGATGACTCCCCCAGCACCTTGCGAGAAATCACAAGTCTTTGGGTTCCGGGGGGAGTATGGTCGCAAGGCTGAAACTTAAAGGAATTGACGGAAGGGCACCACCAGGAGTGGAGCCTGCGGCTTAATTTGACTCAACACGGGGAAACTTACCAGGTCCAGACATAGTTAGGATTGACAGATTGAGAGCTCTTTCTTGATTCTATGGGTGGTGGTGCATGGCCGTTCTTAGTTGGTGGAGTGATTTGTCTGGTTAATTCCGTTAACGAACGAGACCTCAGCCTGCTAAATAGTTACACGAACCTTCTACTCGGGTGAAGCACGCAGCAAGGGTGGTGGCCTTGGTCATCATCTTTCTGCGTGTGGATCCTTGATGAGTTCGCGGATATACTTCTTAGAGGGACTATTCGAATCTAGCGAATGGAAGTTTGAGGCAATAACAGGTCTGTGATGCCCTTAGATGCTCTGGGCGGCACGCGCGCTACACTGACAGGCTCAACGAGTTTAACACCTTGGCCGATGGGTCTGGGTAATCTTTTGAAAGCTTGTCGTGCTGGGGATAGATCATTGCAATTATTGGTCTTCAACGAGGAATTCCTAGTAAGCGCAATTCATCAGATTGCGCTGATTACGTCCCTGCCCTTTGTACACACCGCCCGTCGCTCCTACCGATTGAATGGTTCGGTGAAATTTTCGGATGATGGCATACAACTGCTAGGGGCAACTCTGGCAGTAATGTCTTCAGAAGTTGATTTAACCTCACTATTTAGAGGAAGGAGAAGTCGTAACAAGGTTTCC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ATCTTGAAGATTAAGCCATGCATGTCTAAGTATAAATGACTTTATACAGTGAAACTGCGAATGGCTCAATAAATCAGTTATAGTTTATTTGATAATACCTACTACATGGATAACTGTGGTAATTCTAGAGCTAATACATGCGAAAAGTCCCGACTTTTGCGGAAGGGATGCATTTATTAGATACTAAAACCAGTGCGTCGGGCAACCGGCGGATCTCGGATGATTCATGATAACTTGGCGAATCGCATGCTCTTGCAGCGGCGATGATTCATTCAAATTTCTGCCCTATCAAGTTTTGACGTTAGGGTAGTGGCCTAACGTGCTTGTAACGGGTGACGGAGAATTAGGGTTCGGTTCCGGAGAGGGCGCCTGAGAGATGGCGACCACTTCCAAGGAAGGCAGCAGGCGCGCAAATTACCCAATCGGCAAAGCCGGAGGTAGTGAAGATACATAACAATAGAGGCCCCTTTCGGGGCTTCTAATTGGAATGAGTACAATTTAAATCCCTTAACGAGGAACAATTGGAGGGCAAGTCTGGTGCCAGCAGCCGCGGTAATTCCAGCTCCAATAGCGTATATTAAAGTTGTTGCAGTTAAAAAGCTCGTAGTCGGAACTCGGGGCGCGACGAGCCCGGTCTGCCGTTGACGGTGTGTACTGGCTCGTCTGTCCTTCCTTTCGGTCAGTTGGCGGCTGCACTTTACTGGGCGGCCGTGTTCAGCTCCGAATCGTTTACTTTGAAAAAATTAGAGTGTTTAAAGCAGACTTTTGTACGTCTTGAATACTAGAGCATGGGATAATAGAATAGGCTCTTGCGTCTATTTTGTTGGTTTCTAGAGGCGAGAGAATGATCAATGGGAATAGTCGGGGGTATTCATATTTAATTGTCAGAGGTGAAATTCTTGGATTTATGAAAGATGAACATCTGCGAAAGCATCTATCAAGGATGTTTTCATCGATCAAGAACGAAAGTTAGGGGATCGAAGACGATCAGATACCGTCGTAGTCTTAACCATAAACTATGCCGACCAGGGATTGGGAGACGTTTCACAATACGACTCGCCCAGCACCTTGAGAGAAATCACAAGTCTTTGGGTTCCGGGGGGAGTATGGTCGCAAGTCTGAAACTTAAAGGAATTGACGGAAGGGCACCACCAGGAGTGGAGCCTGCGGCTTAATTTGACTCAACACGGGAAAACTTACCAGGTCCAGACATAGTAAGGATTGACAGATTGAGAGCTCTTTCTTGATTCTATGGGTGGTGGTGCATGGCCGTTCTTAGTTGGTGGAGTGATTTGTCTGGTTAATTCCGATAACGAACGAGACCTCAGCCTGCTAACTAGTCATGCGAACCGTCTGTACGGGTGAAAGGCAGGCACGGTCGGAGTTGCCCTCGGGCGGCTCTCCTGCTCTGCTCGGATCCTTGATGTTGTTCGCAGCAGTACTTCTTAGAGGGACTATTGGTATCTAATCAATGGAAGTTTGAGGCAATAACAGGTCTGTGATGCCCTTAGATGTTCTGGGCCGCACGCGCGCTACACTGGCCGGTGCAACGAGCATTTACCTTGGCCGAAAGGTCTGGGGAATCTTGTGAAACCCGGCCGTGATGGGGATAGATCATTGTAATTATTGATCTTCAACGAGGAATTCCTAGTAAGCGCGAGTCATCAGCTCGCGTTGATTACGTCCCTGCCCTTTGTACACACCGCCCGTCGCTCCTACCGATTGAATGGTCCGGTGAAATCTTCGGACAGCGGTGTCCACGTGTCGGGGCAACTCGGCGCTAACACTGCTGGAAGATGA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Phalanster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CATCTTGAAGATTAAGCCATGCATGTCTAAGTATAAATGACTTTATACAGTGAAACTGCGAATGGCTCAATAAATCAGTTATAGTTTATTTGATAATACCTACTACATGGATAACTGTGGTAATTCTAGAGCTAATACATGCGAAAAGTCCCGACTTTTGCGGAAGGGATGCATTTATTAGATACTAAAACCAGTGCGTCGGGCAACCGGCGGATCTCGGATGATTCATGATAACTTGGCGAATCGCATGCTCTTGCAGCGGCGATGATTCATTCAAATTTCTGCCCTATCAAGTTTTGACGTTAGGGTAGTGGCCTAACGTGCTTGTAACGGGTGACGGAGAATTAGGGTTCGGTTCCGGAGAGGGCGCCTGAGAGATGGCGACCACTTCCAAGGAAGGCAGCAGGCGCGCAAATTACCCAATCGGCAAAGCCGGAGGTAGTGAAGATACATAACAATAGAGGCCCCTTTCGGGGCTTCTAATTGGAATGAGTACAATTTAAATCCCTTAACGAGGAACAATTGGAGGGCAAGTCTGGTGCCAGCAGCCGCGGTAATTCCAGCTCCAATAGCGTATATTAAAGTTGTTGCAGTTAAAAAGCTCGTAGTCGGAACTCGGGGCGCGACGAGCCCGGTCTGCCGTTGACGGTGTGTACTGGCTCGTCTGTCCTTCCTTTCGGTCAGTTGGCGGCTGCACTTTACTGGGCGGCCGTGTTCAGCTCCGAATCGTTTACTTTGAAAAAATTAGAGTGTTTAAAGCAGACTTTTGTACGTCTTGAATACTAGAGCATGGGATAATAGAATAGGCTCTTGCGTCTATTTTGTTGGTTTCTAGAGGCGAGAGAATGATCAATGGGAATAGTCGGGGGTATTCATATTTAATTGTCAGAGGTGAAATTCTTGGATTTATGAAAGATGAACATCTGCGAAAGCATCTATCAAGGATGTTTTCATCGATCAAGAACGAAAGTTAGGGGATCGAAGACGATCAGATACCGTCGTAGTCTTAACCATAAACTATGCCGACCAGGGATTGGGAGACGTTTCACAATACGACTCGCCCAGCACCTTGAGAGAAATCACAAGTCTTTGGGTTCCGGGGGGAGTATGGTCGCAAGTCTGAAACTTAAAGGAATTGACGGAAGGGCACCACCAGGAGTGGAGCCTGCGGCTTAATTTGACTCAACACGGGAAAACTTACCAGGTCCAGACATAGTAAGGATTGACAGATTGAGAGCTCTTTCTTGATTCTATGGGTGGTGGTGCATGGCCGTTCTTAGTTGGTGGAGTGATTTGTCTGGTTAATTCCGATAACGAACGAGACCTCAGCCTGCTAACTAGTCATGCGAACCGTCTGTACGGGTGAAAGGCAGGCACGGTCGGAGTTGCCCTCGGGCGGCTCTCCTGCTCTGCTCGGATCCTTGATGTTGTTCGCAGCAGTACTTCTTAGAGGGACTATTGGTATCTAATCAATGGAAGTTTGAGGCAATAACAGGTCTGTGATGCCCTTAGATGTTCTGGGCCGCACGCGCGCTACACTGGCCGGTGCAACGAGCATTTACCTTGGCCGAAAGGTCTGGGGAATCTTGTGAAACCCGGCCGTGATGGGGATAGATCATTGTAATTATTGATCTTCAACGAGGAATTCCTAGTAAGCGCGAGTCATCAGCTCGCGTTGATTACGTCCCTGCCCTTTGTACACACCGCCCGTCGCTCCTACCGATTGAATGGTCCGGTGAAATCTTCGGACAGCGGTGTCCACGTGTCGGGGCAACTCGGCGCTAACACTGCTGGAAGATGATTAAACCTTATCATTTAGAGGAAGGAG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TTAAATGTCTGCACAGTGAGACTGCGAATGGCTCATTAAATCAGTTATAGTTTATTTGGTGGTTGCTCACTACTTGGATAACCGTAGTAATTCTAGAGCTAATACATGCGAAAATCTCGGGGTAACTCGGGAGCACTTATTAGGTACAAAACCGGCGCGAGAGGGAAACCTCTCGTAAAGGCGAGTCACAATAAGCTTAATGCGGATCGCACGGCCTTGAGCCGGCGACGCACCATTCAAATTTCTGCCCCATCAACTTTCGATGGTAGTGTAGCGGACTACCATGGTTGCAACGGGTGACGGGGAATTAGGGTTCGGTTCCGGAGAGGGAGCCTTAAAGATGGCTACCACTTCCAAGGAAGGCAGCAGGCGCGCAAATTACCCAATCCCGACACGGGGAGGTAGTGACAATAAATAACAACGCAGGTCCTTCAAAGGTCTTGCGATTGGAATGAGCACAACTCAAATACCTTAGCGAGGAACAATTGGAGGGCAAGTCTGGTGCCAGCAGCCGCGGTAATTCCAGCTCCAATAGCGTATATTAAAGTTGTTGCAGTTAAAAAGCTCGTAGTCGGACCTCGGGGTGCATTTGGGGGGCCCGGTCTGCCCCAGCGGGGCGTGCACTGGCCCCCACGCCCCTCCTTCCGGCCTGCCTCCTCCTGCCCTTAACTGAGCGGGGGGATCGGCTCCGGATCGCTTACCTTGAAAAAATTAGGGTGTTCAAGGCAGGCCCTTTGGGCTTGCATACATTAGCATGGGATAACGGAATAGGGCACCGCGCCTGCTTCCGCTGGTTCTGCCTGGGCGCAGAGCAATGACCAATAGGGACGGTTGGGGGTGTTCATATTTAATTGTCAGAGGTGAAATTCTTGGATTCTTGAAAGATGAACTCCTGCGAAAGCATTCACCAAGGGCGCTCTCATTGATCAAGAACGAAAGTTAGGGGATCGAAGACGATCAGATACCGTCGTAGTCCTAACCTTAAACGATGCCGACCAGGGATCGGGGGACGTTACTCCGACGACTCCCCCGGCACCTCAAGAGAAATCGAAAGTCTTTGGGTTCCGGGGGGAGTATGGTCGCAAGGCTGAAACTTAAAGGAATTGACGGAAGGGCACCACCAGGAGTGGAGCCTGCGGCTTAATTTGACTCAACACGGGGAAACTTACCAGGTCCGGACATAGTAAGGATTGACAGATTGAGAGCTCTTTCTTGATTCTATGGGTGGTGGTGCATGGCCGTTCTTAGTTGGTGGAGTGATTTGTCTGGTTAATTCCGTTAACGAACGAGACCTCAGCCTGCTAAATAGGTCCTTGGGGCCCCCTTGACGGGTGAAGCTTCTCCCGGCCATGACCTAGAGTTATGGGGGTGGGAGGTGGATCCCTGGTGAGCCCCAGGCTGACTTCTTAGAGGGACTATTCGCTCCCAGCGAATGGAAGCTTGAGGCAATAACAGGTCTGTGATGCCCTTAGATGTTCTGGGCCGCACGCGCGCTACACTGTCCGCCGCAACGAGTCACTCCCTTGGCCGAGAGGCCCGGGTAATCCTTGCAGTGGCGGACGTGATGGGGATCGACCATTGCAATTATTGGTCGTCAACGAGGAATTCCTAGTAAGCGCAGTTCATCAGACTGCGCTGACTACGTCCCTGCCCTTTGTACACACCGCCCGTCGCTCCTACCGATTGAATGGTCAGGCGAAGTACTGGGATGGTGCCGCAGGCTGGCGGGGAAACTCGCCAGCAGCAGCGCCAGAACTTCACTAAACCTTAC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Phalanster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TTAAATGTCTGCACAGTGAGACTGCGAATGGCTCATTAAATCAGTTATAGTTTATTTGGTGGTTGCTCACTACTTGGATAACCGTAGTAATTCTAGAGCTAATACATGCGAAAATCTCGGGGTAACTCGGGAGCACTTATTAGGTACAAAACCGGCGCGAGAGGGAAACCTCTCGTAAAGGCGAGTCACAATAAGCTTAATGCGGATCGCACGGCCTTGAGCCGGCGACGCACCATTCAAATTTCTGCCCCATCAACTTTCGATGGTAGTGTAGCGGACTACCATGGTTGCAACGGGTGACGGGGAATTAGGGTTCGGTTCCGGAGAGGGAGCCTTAAAGATGGCTACCACTTCCAAGGAAGGCAGCAGGCGCGCAAATTACCCAATCCCGACACGGGGAGGTAGTGACAATAAATAACAACGCAGGTCCTTCAAAGGTCTTGCGATTGGAATGAGCACAACTCAAATACCTTAGCGAGGAACAATTGGAGGGCAAGTCTGGTGCCAGCAGCCGCGGTAATTCCAGCTCCAATAGCGTATATTAAAGTTGTTGCAGTTAAAAAGCTCGTAGTCGGACCTCGGGGTGCATTTGGGGGGCCCGGTCTGCCCCAGCGGGGCGTGCACTGGCCCCCACGCCCCTCCTTCCGGCCTGCCTCCTCCTGCCCTTAACTGAGCGGGGGGATCGGCTCCGGATCGCTTACCTTGAAAAAATTAGGGTGTTCAAGGCAGGCCCTTTGGGCTTGCATACATTAGCATGGGATAACGGAATAGGGCACCGCGCCTGCTTCCGCTGGTTCTGCCTGGGCGCAGAGCAATGACCAATAGGGACGGTTGGGGGTGTTCATATTTAATTGTCAGAGGTGAAATTCTTGGATTCTTGAAAGATGAACTCCTGCGAAAGCATTCACCAAGGGCGCTCTCATTGATCAAGAACGAAAGTTAGGGGATCGAAGACGATCAGATACCGTCGTAGTCCTAACCTTAAACGATGCCGACCAGGGATCGGGGGACGTTACTCCGACGACTCCCCCGGCACCTCAAGAGAAATCGAAAGTCTTTGGGTTCCGGGGGGAGTATGGTCGCAAGGCTGAAACTTAAAGGAATTGACGGAAGGGCACCACCAGGAGTGGAGCCTGCGGCTTAATTTGACTCAACACGGGGAAACTTACCAGGTCCGGACATAGTAAGGATTGACAGATTGAGAGCTCTTTCTTGATTCTATGGGTGGTGGTGCATGGCCGTTCTTAGTTGGTGGAGTGATTTGTCTGGTTAATTCCGTTAACGAACGAGACCTCAGCCTGCTAAATAGGTCCTTGGGGCCCCCTTGACGGGTGAAGCTTCTCCCGGCCATGACCTAGAGTTATGGGGGTGGGAGGTGGATCCCTGGTGAGCCCCAGGCTGACTTCTTAGAGGGACTATTCGCTCCCAGCGAATGGAAGCTTGAGGCAATAACAGGTCTGTGATGCCCTTAGATGTTCTGGGCCGCACGCGCGCTACACTGTCCGCCGCAACGAGTCACTCCCTTGGCCGAGAGGCCCGGGTAATCCTTGCAGTGGCGGACGTGATGGGGATCGACCATTGCAATTATTGGTCGTCAACGAGGAATTCCTAGTAAGCGCAGTTCATCAGACTGCGCTGACTACGTCCCTGCCCTTTGTACACACCGCCCGTCGCTCCTACCGATTGAATGGTCAGGCGAAGTACTGGGATGGTGCCGCAGGCTGGCGGGGAAACTCGCCAGCAGCAGCGCCAGAACTTCACTAAACCTTACCATTTAGAGGAAGGAG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GTCATATGCTCATCTTGAAGATTAAGCCATGCATGTCTAAGTATAAATGACTTTGTACAGTGAAACTGCGAATGGCTCAATAAATCAGTTATAGTTTATTTGATAATACCTACTACATGGATAACTGTGGTAATTCTAGAGCTAATACATGCGAAAAGTCCCGACTTTGCGGAAGGGATGCATTTATTAGATACAAAACCAATGCGTCGGGTAAAACCGGCGGATTCTGGTGATTCATGATAACTTGGCGAATCGCATGCTCTTGCAGCGGCGATGATTCATTCAAATTTCTGCCCTATCAAGTTTTGACGTTAGGGTAGTGGCCTAACGTGCTTGTAACGGGTGACGGAGAATTAGGGTTCGGTTCCGGAGAGGGCGCCTGAGAGATGGCGACCACTTCCAAGGAAGGCAGCAGGCGCGCAAATTACCCAATGCTCAAAGAGCGAGGTAGTGAAGATACATAACAATAGTGGTCCTTACGGACTACTAATTGGAATGAGTACAATTTAAATCCCTTAACGAGGAACAATTGGAGGGCAAGTCTGGTGCCAGCAGCCGCGGTAATTCCAGCTCCAATAGCGTATATAAAAGTTGTTGCAGTTAAAAAGCTCGTAGTCGGATGTCGGGGCGTGGCGAGCCCGGTCTGCCGGATTCGGTGTGTACTGGCTCGCCTGCTCTTCCTTCCGGTTTGCCGGCGGCTTCCCTTAACTGGGCGGCCGTCTTCGGCTCCGGATCGTTTACTTTGAAAAAATTAGAGTGTTTAAAGCAGACTTTATGTCGTCTTGAATACATTAGCATGGGATAATGGAATAGGCTCTTGCGCCTATTTTGTTGGTTTCTGGGAGCGAGAGAATGATCAATGGGAATCGTCGGGGGTATTCATATTTAATTGTCAGAGGTGAAATTCTTGGATTTATGAAAGATGAACATCTGCGAAAGCATCTATCAAGGAGATTTCCATCGATCAAGAACGAAAGTTAGGGGATCGAAGACGATCAGATACCGTCGTAGTCTTAACCATAAACTATGCCGACCAGGGATTGGGAGACGTTCCATATACGACTCGCCCAGCACCTTGAGAGAAATCATAAGTCTTTGGGTTCCGGGGGGAGTATGGTCGCAAGTCTGAAACTTAAAGGAATTGACGGAAGGGCACCACCAGGAGTGGAGCCTGCGGCTTAATTTGACTCAACACGGGAAAACTTACCAGGTCCAGACATAGTGAGGATTGACAGATTGAGAGCTCTTTCTTGATTCTATGGGTGGTGGTGCATGGCCGTTCTTAGTTGGTGGAGTGATTTGTCTGGTTAATTCCGATAACGAACGAGACCTCAGCCTACTAACTAGTCAGACGAACCGTCTGTACGGGTGAAGGGCGCGCACGGCTCGGAGCTTGCCTCGGCAGGCTCTCCTGCTCGTCTGGATCCTTGATGTGTTCGTTGCCGTACTTCTTAGAGGGACTACTGGTATCTAATCAGTGGAAGTTTGAGGCAATAACAGGTCTGTGATGCCCTTAGATGTTCTGGGCCGCACGCGCGCTACACTGGCCGGTGCAACGAGCTTTTTACCTTGGCCGAGAGGCCTGGGGAATCTTGTGAAACCCGGCCGTGATGGGGATAGATCATTGTAATTATTGATCTTCAACGAGGAATTCCTAGTAAGCGCGAGTCATCAGCTCGCGTTGATTACGTCCCTGCCCTTTGTACACACCGCCCGTCGCTCCTACCGATTGAACGGTCCGGTGAAATTTTCGGACGAGGGTGTGTAAGCGTCGGGGCAACTCGGCGCTGACACTTTCGGAAGATCATTAAACCTTATCG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Phalanster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GTCATATGCTCATCTTGAAGATTAAGCCATGCATGTCTAAGTATAAATGACTTTGTACAGTGAAACTGCGAATGGCTCAATAAATCAGTTATAGTTTATTTGATAATACCTACTACATGGATAACTGTGGTAATTCTAGAGCTAATACATGCGAAAAGTCCCGACTTTGCGGAAGGGATGCATTTATTAGATACAAAACCAATGCGTCGGGTAAAACCGGCGGATTCTGGTGATTCATGATAACTTGGCGAATCGCATGCTCTTGCAGCGGCGATGATTCATTCAAATTTCTGCCCTATCAAGTTTTGACGTTAGGGTAGTGGCCTAACGTGCTTGTAACGGGTGACGGAGAATTAGGGTTCGGTTCCGGAGAGGGCGCCTGAGAGATGGCGACCACTTCCAAGGAAGGCAGCAGGCGCGCAAATTACCCAATGCTCAAAGAGCGAGGTAGTGAAGATACATAACAATAGTGGTCCTTACGGACTACTAATTGGAATGAGTACAATTTAAATCCCTTAACGAGGAACAATTGGAGGGCAAGTCTGGTGCCAGCAGCCGCGGTAATTCCAGCTCCAATAGCGTATATAAAAGTTGTTGCAGTTAAAAAGCTCGTAGTCGGATGTCGGGGCGTGGCGAGCCCGGTCTGCCGGATTCGGTGTGTACTGGCTCGCCTGCTCTTCCTTCCGGTTTGCCGGCGGCTTCCCTTAACTGGGCGGCCGTCTTCGGCTCCGGATCGTTTACTTTGAAAAAATTAGAGTGTTTAAAGCAGACTTTATGTCGTCTTGAATACATTAGCATGGGATAATGGAATAGGCTCTTGCGCCTATTTTGTTGGTTTCTGGGAGCGAGAGAATGATCAATGGGAATCGTCGGGGGTATTCATATTTAATTGTCAGAGGTGAAATTCTTGGATTTATGAAAGATGAACATCTGCGAAAGCATCTATCAAGGAGATTTCCATCGATCAAGAACGAAAGTTAGGGGATCGAAGACGATCAGATACCGTCGTAGTCTTAACCATAAACTATGCCGACCAGGGATTGGGAGACGTTCCATATACGACTCGCCCAGCACCTTGAGAGAAATCATAAGTCTTTGGGTTCCGGGGGGAGTATGGTCGCAAGTCTGAAACTTAAAGGAATTGACGGAAGGGCACCACCAGGAGTGGAGCCTGCGGCTTAATTTGACTCAACACGGGAAAACTTACCAGGTCCAGACATAGTGAGGATTGACAGATTGAGAGCTCTTTCTTGATTCTATGGGTGGTGGTGCATGGCCGTTCTTAGTTGGTGGAGTGATTTGTCTGGTTAATTCCGATAACGAACGAGACCTCAGCCTACTAACTAGTCAGACGAACCGTCTGTACGGGTGAAGGGCGCGCACGGCTCGGAGCTTGCCTCGGCAGGCTCTCCTGCTCGTCTGGATCCTTGATGTGTTCGTTGCCGTACTTCTTAGAGGGACTACTGGTATCTAATCAGTGGAAGTTTGAGGCAATAACAGGTCTGTGATGCCCTTAGATGTTCTGGGCCGCACGCGCGCTACACTGGCCGGTGCAACGAGCTTTTTACCTTGGCCGAGAGGCCTGGGGAATCTTGTGAAACCCGGCCGTGATGGGGATAGATCATTGTAATTATTGATCTTCAACGAGGAATTCCTAGTAAGCGCGAGTCATCAGCTCGCGTTGATTACGTCCCTGCCCTTTGTACACACCGCCCGTCGCTCCTACCGATTGAACGGTCCGGTGAAATTTTCGGACGAGGGTGTGTAAGCGTCGGGGCAACTCGGCGCTGACACTTTCGGAAGATCATTAAACCTTATCGTTTAGAGGAAGGAG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ATTTATACAGCGAAACTGCGAATGGCTCATTAAATCAGTTATAGTTTATTTGATAGTACCTTTAACTACATGGATAACCGTAGTAATTCTAGAGCTAATACATGCTAAAAGGTATACCTGTCAAAGGGTATACTGTATTTATTAGATAAAAAACCAATGCAGGGGGCAACTCCTGGAAACATTGATGATTCATAATAACTTCGCGAATCGCATAGCCTTGTGCTGGCGATGATTCATTCAAATTTCTGCCCTATCAACTTTCGATGGCGGTGTAGTGGACCACCATGGTTGTAACGGGTGACGGAGAATTAGGGTTCGGTTCCGGAGAGGGAGCCTGAGAGATGGCTACCACTTCTAAGGAAGGCAGCAGGCGCGCAAATTACCCAATAGCAATACGCTGAGGTAGTGACAATAAATAACAATACGGGTCCCGACAAGGGTCTCGTAATTGGAATGAGTACAATTTAAATCCCTTAACGAGGAACAATTGGAGGGCAAGTCTGGTGCCAGCAGCCGCGGTAATTCCAGCTCCAATAGCGTATATTAAAGTTGTTGCAGTTAAAAAGCTCGTAGTTGGATTTTGGAGTATTTGTTGAGCCCGGTCTGCCGGGATGGTGTGTACTGGCTCAACTACTCTTCCTTTCAGTTTTGCTACCTTCTGCTCTTAACTGAGTGGGAGGCAAGCTCTGAATCGTTTACTTTGAAAAAATTAGAGTGTTTAAAGCAGGCCTATTAAGTGCCTTGAATACATTAGCATGGGATAATAAAATAGGACTTTATGCTTATTTTGTTGGTTTCTAAGTGTAGAGTAATGATTAATAGAGTCAGTTGGGGGTGTTCATATTTAGTTGTCAGAGGTGAAATTCTTGGATTTACGAAAGATGAACTTCTGCGAAAGCATTCATCAAGGATGTTTTCATTAATCAAGAACGAAAGTTAGGGGATCGAAGACGATCAGATACCGTCGTAGTCTTAACCATAAACTATGCCGACCAGGGATTGAAGGACGTTACATGGATGACTCCTCCAGCACCTTGCGAGAAATCACAAGTCTTTGGGTTCTGGGGGGAGTATGGTCGCAAGGCTGAAACTTAAAGGAATTGACGGAAGGGCACCACCAGGAGTGGAGCCTGCGGCTTAATTTGACTCAACACGGGGAAACTTACCAGGTCCAGACATAGTAAGGATTGACAGATTGAGAGCTCTTTCTTGATTCTATGGGTGGTGGTGCATGGCCGTTCTTAGTTGGTGGAGTGATTTGTCTGGTTAATTCCGTTAACGAACGAGACCTCAGCCTGCTAAATAGTTGCGTGAACCTTCTAATTGGGTGAAGGATTATGTCCTTGGTATGGTAATCTTCACGGGTTACTGTATTAAACATAGTTTGGATCCTTGATGAGTTCATGAATATACTTCTTAGAGGGACTATTAGTATCTAGCTAATGGAAGTTTGAGGCAATAACAGGTCTGTGATGCCCTTAGATGTCTTGGGCTGCACGCGCGCTACACTGATGAATTCAACGAGTTTAACACCTTGGCTGATGAGTCTGGGTAATCTTTTGAAATTTCATCGTGCTGGGGATAGATCATTGCAATTATTGGTCTTCAACGAGGAATTCCTAGTAAGCGTGAGTCATCAGCTCGCGTTGATTACGTCCCTGCCCTTTGTACACACCGCCCGTCGCTCCTACCGATTGAATGATCCGGTGAAATCTTGGGATGGTAGCACATAACCATTGGGGGCAACTCTGGTGGTAGTGTTGCCAGAACTTGC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TCATATGCTTGTCTTAAAGATTAAGCCATGCATGTCTAAGTATAAGCAATTTATACAGCGAAACTGCGAATGGCTCATTAAATCAGTTATAGTTTATTTGATAGTACCTTTAACTACATGGATAACCGTAGTAATTCTAGAGCTAATACATGCTAAAAGGTATACCTGTCAAAGGGTATACTGTATTTATTAGATAAAAAACCAATGCAGGGGGCAACTCCTGGAAACATTGATGATTCATAATAACTTCGCGAATCGCATAGCCTTGTGCTGGCGATGATTCATTCAAATTTCTGCCCTATCAACTTTCGATGGCGGTGTAGTGGACCACCATGGTTGTAACGGGTGACGGAGAATTAGGGTTCGGTTCCGGAGAGGGAGCCTGAGAGATGGCTACCACTTCTAAGGAAGGCAGCAGGCGCGCAAATTACCCAATAGCAATACGCTGAGGTAGTGACAATAAATAACAATACGGGTCCCGACAAGGGTCTCGTAATTGGAATGAGTACAATTTAAATCCCTTAACGAGGAACAATTGGAGGGCAAGTCTGGTGCCAGCAGCCGCGGTAATTCCAGCTCCAATAGCGTATATTAAAGTTGTTGCAGTTAAAAAGCTCGTAGTTGGATTTTGGAGTATTTGTTGAGCCCGGTCTGCCGGGATGGTGTGTACTGGCTCAACTACTCTTCCTTTCAGTTTTGCTACCTTCTGCTCTTAACTGAGTGGGAGGCAAGCTCTGAATCGTTTACTTTGAAAAAATTAGAGTGTTTAAAGCAGGCCTATTAAGTGCCTTGAATACATTAGCATGGGATAATAAAATAGGACTTTATGCTTATTTTGTTGGTTTCTAAGTGTAGAGTAATGATTAATAGAGTCAGTTGGGGGTGTTCATATTTAGTTGTCAGAGGTGAAATTCTTGGATTTACGAAAGATGAACTTCTGCGAAAGCATTCATCAAGGATGTTTTCATTAATCAAGAACGAAAGTTAGGGGATCGAAGACGATCAGATACCGTCGTAGTCTTAACCATAAACTATGCCGACCAGGGATTGAAGGACGTTACATGGATGACTCCTCCAGCACCTTGCGAGAAATCACAAGTCTTTGGGTTCTGGGGGGAGTATGGTCGCAAGGCTGAAACTTAAAGGAATTGACGGAAGGGCACCACCAGGAGTGGAGCCTGCGGCTTAATTTGACTCAACACGGGGAAACTTACCAGGTCCAGACATAGTAAGGATTGACAGATTGAGAGCTCTTTCTTGATTCTATGGGTGGTGGTGCATGGCCGTTCTTAGTTGGTGGAGTGATTTGTCTGGTTAATTCCGTTAACGAACGAGACCTCAGCCTGCTAAATAGTTGCGTGAACCTTCTAATTGGGTGAAGGATTATGTCCTTGGTATGGTAATCTTCACGGGTTACTGTATTAAACATAGTTTGGATCCTTGATGAGTTCATGAATATACTTCTTAGAGGGACTATTAGTATCTAGCTAATGGAAGTTTGAGGCAATAACAGGTCTGTGATGCCCTTAGATGTCTTGGGCTGCACGCGCGCTACACTGATGAATTCAACGAGTTTAACACCTTGGCTGATGAGTCTGGGTAATCTTTTGAAATTTCATCGTGCTGGGGATAGATCATTGCAATTATTGGTCTTCAACGAGGAATTCCTAGTAAGCGTGAGTCATCAGCTCGCGTTGATTACGTCCCTGCCCTTTGTACACACCGCCCGTCGCTCCTACCGATTGAATGATCCGGTGAAATCTTGGGATGGTAGCACATAACCATTGGGGGCAACTCTGGTGGTAGTGTTGCCAGAACTTGCTTAAACCTTATCATTTAGAGGAAGGAGAAGTCGTAACAAGGTTTCC</text:p>
          </table:table-cell>
          <table:table-cell office:value-type="string" calcext:value-type="string">
            <text:p>3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TAAAGATTAAGCCATGCATGTCTAAGTATAAGCAATTTATACGGCGAAACTGCGAACGGCTCATTAAATCAGTTATAGTTTATTTGATAGTACCTTTACTACATGGATAACCGTAGTAATTCTAGAGCTAATACATGCTAAAAGCCCTGGTCTTTAATTTCGGTCAGGGTGTATTTATTAGATAAAAAACCAATGCGGGGCAACCCGGTTTATTGATGATTCATAATAACTTCGCGAATCGCATGGCCTTGAGCCGGCGATGATTCATTCAAATTTCTGCCCTATCAACTTTCGAAGGTAGTGTAGTGGACTACCTTGGTTGTAACGGGTGACGGAGAATTAGGGTTTGGTTCCGGAGAGGGAGCCTGAGAGATGGCTACCACTTCCAAGGAAGGCAGCAGGCGCGCAAATTACCCAATGGCAATACGCCGAGGTAGTGACAATAAATAACAATACGGGTCCCGACAAGGGACTCGTAATTGGAATGAGTACAATTTAAATCCCTTAACGAGGAACAATTGGAGGGCAAGTCTGGTGCCAGCAGCCGCGGTAATTCCAGCTCCAATAGCGTATATTAAAGTTGTTGCAGTTAAAAAGCTCGTAGTCGGACTTTGGGGTGTAAAATTTTTTTTAAGTCGGACCCGGTCTGCCGGGATGGTGTGTACTGGTCCGACCACCCTTCCTTCTGGTTTGCTACCTTTTGCCCTTAACTGGGTGAGAGGCCAGCTCCAGATCGTTTACTTTGAAAAAATTAGAGTGTTTAAAGCAGGCAAATCACGCCTTGAATACATTAGCATGGGATAATAGAATAGGACCTTGCGCCTATTTTGTTGGTTTCTAGGTGTAGGGTAATGATTAATGGAGACAGTTGGGGGTATTCATATTTAATTGTCAGAGGTGAAATTCTTGGATTTATGAAAGATGAACTTCTGCGAAAGCATTTATCAAGGATGTTTTCATCGATCAAGAACGAAAGTTAGGGGATCGAAGACGATCAGATACCGTCGTAGTCTTAACCATAAACTATGCCGACCAGGGATTGGGAGACGTTACATGGATGACTCCCTCAGCACCTTGCGAGAAATCAAAAGTCTTTGGGTTCTGGGGGGAGTATGGTCGCAAGGCTGAAACTTAAAGGAATTGACGGAAGGGCACCACCAGGAGTGGAGCCTGCGGCTTAATTTGACTCAACACGGGGAAACTTACCAGGTCCAGACATAGTAAGGATTGACAGATTGAGAGCTCTTTCTTGATTCTATGGGTGGTGGTGCATGGCCGTTCTTAGTTGGTGGAGTGATTTGTCTGGTTAATTCCGTTAACGAACGAGACCTCAGCCTGCTAAATAGTTGCGCCAACCTTCTATTTGGGTGAAGGGTTGGAATGGTGGGGTGGCAAAAATTCTTTTTTTGCTATCTCATTTTCCAATTTGGATCCTTGATGAGTTGGTGAATATACTTCTTAGAGGGACTATTAGTATCTAGCTAATGGAAGTTTGAGGCAATAACAGGTCTGTGATGCCCTTAGATGTTCTGGGCCGCACGCGCGCTACACTGATAAATTCAACGAGTTTAACACCTTGGCCGATGGGTCTGGGTAATCTTTTGAAATTTTATCGTGCTGGGGATAGATCATTGCAATTATTGATCTTCAACGAGGAATTCCTAGTAAGCGTGAGTCATCAGCTCGCGTTGATTACGTCCCTGCCCTTTGTACACACCGCCCGTCGCTCCTACCGATTGAATGATCCGGTGAAATCTACGGATGGTGGCACATAACCATTGGGAAACTGGTGGTAGTGTCGCCAGAAGTTGC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TCATATGCTTGTCTTAAAGATTAAGCCATGCATGTCTAAGTATAAGCAATTTATACGGCGAAACTGCGAACGGCTCATTAAATCAGTTATAGTTTATTTGATAGTACCTTTACTACATGGATAACCGTAGTAATTCTAGAGCTAATACATGCTAAAAGCCCTGGTCTTTAATTTCGGTCAGGGTGTATTTATTAGATAAAAAACCAATGCGGGGCAACCCGGTTTATTGATGATTCATAATAACTTCGCGAATCGCATGGCCTTGAGCCGGCGATGATTCATTCAAATTTCTGCCCTATCAACTTTCGAAGGTAGTGTAGTGGACTACCTTGGTTGTAACGGGTGACGGAGAATTAGGGTTTGGTTCCGGAGAGGGAGCCTGAGAGATGGCTACCACTTCCAAGGAAGGCAGCAGGCGCGCAAATTACCCAATGGCAATACGCCGAGGTAGTGACAATAAATAACAATACGGGTCCCGACAAGGGACTCGTAATTGGAATGAGTACAATTTAAATCCCTTAACGAGGAACAATTGGAGGGCAAGTCTGGTGCCAGCAGCCGCGGTAATTCCAGCTCCAATAGCGTATATTAAAGTTGTTGCAGTTAAAAAGCTCGTAGTCGGACTTTGGGGTGTAAAATTTTTTTTAAGTCGGACCCGGTCTGCCGGGATGGTGTGTACTGGTCCGACCACCCTTCCTTCTGGTTTGCTACCTTTTGCCCTTAACTGGGTGAGAGGCCAGCTCCAGATCGTTTACTTTGAAAAAATTAGAGTGTTTAAAGCAGGCAAATCACGCCTTGAATACATTAGCATGGGATAATAGAATAGGACCTTGCGCCTATTTTGTTGGTTTCTAGGTGTAGGGTAATGATTAATGGAGACAGTTGGGGGTATTCATATTTAATTGTCAGAGGTGAAATTCTTGGATTTATGAAAGATGAACTTCTGCGAAAGCATTTATCAAGGATGTTTTCATCGATCAAGAACGAAAGTTAGGGGATCGAAGACGATCAGATACCGTCGTAGTCTTAACCATAAACTATGCCGACCAGGGATTGGGAGACGTTACATGGATGACTCCCTCAGCACCTTGCGAGAAATCAAAAGTCTTTGGGTTCTGGGGGGAGTATGGTCGCAAGGCTGAAACTTAAAGGAATTGACGGAAGGGCACCACCAGGAGTGGAGCCTGCGGCTTAATTTGACTCAACACGGGGAAACTTACCAGGTCCAGACATAGTAAGGATTGACAGATTGAGAGCTCTTTCTTGATTCTATGGGTGGTGGTGCATGGCCGTTCTTAGTTGGTGGAGTGATTTGTCTGGTTAATTCCGTTAACGAACGAGACCTCAGCCTGCTAAATAGTTGCGCCAACCTTCTATTTGGGTGAAGGGTTGGAATGGTGGGGTGGCAAAAATTCTTTTTTTGCTATCTCATTTTCCAATTTGGATCCTTGATGAGTTGGTGAATATACTTCTTAGAGGGACTATTAGTATCTAGCTAATGGAAGTTTGAGGCAATAACAGGTCTGTGATGCCCTTAGATGTTCTGGGCCGCACGCGCGCTACACTGATAAATTCAACGAGTTTAACACCTTGGCCGATGGGTCTGGGTAATCTTTTGAAATTTTATCGTGCTGGGGATAGATCATTGCAATTATTGATCTTCAACGAGGAATTCCTAGTAAGCGTGAGTCATCAGCTCGCGTTGATTACGTCCCTGCCCTTTGTACACACCGCCCGTCGCTCCTACCGATTGAATGATCCGGTGAAATCTACGGATGGTGGCACATAACCATTGGGAAACTGGTGGTAGTGTCGCCAGAAGTTGCTTAAACCTTATCATTTAGAGGAAGGAGAAGTCGTAACAAGGTTTCC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6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ACGAATTTATACAGTGAAACTGCGAAAGGCTCATTAAATCAGTTATAGTTTATTTGATAGTACCTACTACTTGGATAACCGTAGTAATTCTAGAGCTAATACATGCTAAAAGTCCCGACTTTGCGGAAGGGATGTATTTATTAGATAAAAAACCAATGCTAGGGGGCAACTCCTAGGTCACTGGATGATTCATGATAACTTCGCGAACCGCATGTCCTTGCGACGGCGGTGATTCATTCAAATTTCTGCCCTATCAACTTTCGATGGTAGTGTAGTGGACTACCATGGTTGTAACGGGTGACGGGGAATTAGGGTTCGGTTCCGGAGAGGGCGCATTGAGAGATGGCGACCACTTCCAAGGAAGGCAGCAGGCGCGCAAATTACCCAATGGCAATTCGCCGAGGTAGTGACAATAAATAACAAGGCGGGTAGCAATACTCGCCATTGGAATGAGTACAATTTAAATCCCTTAACGAATGCAATTGGAGGGCAAGTCTGGTGCCAGCAGCCGCGGTAATTCCAGCTCCAATAGTGTATATTAAAGTTGTTGCAGTTAAAAAGCTCGTAGTTGGATTTTGGGGCTCGAGCGGCCCGGTCTGCCGCAAGGTGTGCACTGGCCGCTCGGTTCTTATCAATTGCCGGTCTAGTTCCGTCCTGCACTTTACTGGGTGGGGCGCGGGCTCCGGCTCGTTTACTTTGAAAAAATTAGAGTGTTTAAAGCAGGCCAAACATTGTGCCACTGAATACATTAGCATGGGATAATAAAACAGGACTTTGCGCCTATTTTGTTGGTTTCTAGGAGGCGAAGTAATGATTAATAGAGATAGTCGGGGGTATTCATATTTAATTGTCAGAGGTGAAATTCTTGGATTTATGAAAGATGAACATCTGCGAAAGCATCTATCAAGGATGTTTTCATTAATCAAGAACGAAAGTTAGGGGATCGAAGACGATCAGATACCGTCGTAGTCTTAACCATAAACGATGCCGACCAGGGATTGGGAGAGATTCTTTGGATGACTCCCCCAGCACCTTGAGAGAAATCATAAGTCTTTGGGTTCCGGGGGGAGTATGGTCGCAAGGCTGAAACTTAAAGGAATTGACGGAAGGGCACCACCAGGAGTGGAGCCTGCGGCTTAATTTGACTCAACACGGGGAAACTTACCAGGTCCAGACATAGTAAGGATTGACAGATTGAAGCTCTTTCTTGATTCTATGGGTGGTGGTGCATGGCCGTTCTTAGTTGGTGGAGTGATTTGTCTGGTTAATTCCGTTAACGAACGAGACCTCAGCCTGCTAAATAGTTACATCAACCGCCTGTATGTGTGAAGCGCGGGCATGTCGGGGCCGGTTTCGATCGGTTCTGGCTGCCCGCGTGGATCACTGGCTGGTTGCGTGGATATACTTCTTAGAGGGACTATCGGATCTACAAACCGATGGAAGTTTGAGGCAATAACAGGTCTGTGATGCCCTTAGATGTCCTGGGCCGCACGCGCGCTACACTGATTACTTCAACGAGTATACAACCTAGTTCGACAGGACCGGGTAATCTTGTGAAATGTAATCGTGATGGGGATCGGATGCTGTAACTGCGTCCGTCAACGAGGAATTCCTAGTAAGCGCAAGTCATCAGCTTGCGTTGATTACGTCCCTGCCCTTTGTACACACCGCCCGTCGCTCCTACCGATTGAACGGTCCGGTGAAGTCTCGGGATCGCGGCGTCCATCTGCTGGGGCAACTTGGCAGTAACGTTGTGAGAACTTGCCTAAACCTTATCG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AAAAGATTAAGCCATGCATGTCTAAGTATAAACGAATTTATACAGTGAAACTGCGAAAGGCTCATTAAATCAGTTATAGTTTATTTGATAGTACCTACTACTTGGATAACCGTAGTAATTCTAGAGCTAATACATGCTAAAAGTCCCGACTTTGCGGAAGGGATGTATTTATTAGATAAAAAACCAATGCTAGGGGGCAACTCCTAGGTCACTGGATGATTCATGATAACTTCGCGAACCGCATGTCCTTGCGACGGCGGTGATTCATTCAAATTTCTGCCCTATCAACTTTCGATGGTAGTGTAGTGGACTACCATGGTTGTAACGGGTGACGGGGAATTAGGGTTCGGTTCCGGAGAGGGCGCATTGAGAGATGGCGACCACTTCCAAGGAAGGCAGCAGGCGCGCAAATTACCCAATGGCAATTCGCCGAGGTAGTGACAATAAATAACAAGGCGGGTAGCAATACTCGCCATTGGAATGAGTACAATTTAAATCCCTTAACGAATGCAATTGGAGGGCAAGTCTGGTGCCAGCAGCCGCGGTAATTCCAGCTCCAATAGTGTATATTAAAGTTGTTGCAGTTAAAAAGCTCGTAGTTGGATTTTGGGGCTCGAGCGGCCCGGTCTGCCGCAAGGTGTGCACTGGCCGCTCGGTTCTTATCAATTGCCGGTCTAGTTCCGTCCTGCACTTTACTGGGTGGGGCGCGGGCTCCGGCTCGTTTACTTTGAAAAAATTAGAGTGTTTAAAGCAGGCCAAACATTGTGCCACTGAATACATTAGCATGGGATAATAAAACAGGACTTTGCGCCTATTTTGTTGGTTTCTAGGAGGCGAAGTAATGATTAATAGAGATAGTCGGGGGTATTCATATTTAATTGTCAGAGGTGAAATTCTTGGATTTATGAAAGATGAACATCTGCGAAAGCATCTATCAAGGATGTTTTCATTAATCAAGAACGAAAGTTAGGGGATCGAAGACGATCAGATACCGTCGTAGTCTTAACCATAAACGATGCCGACCAGGGATTGGGAGAGATTCTTTGGATGACTCCCCCAGCACCTTGAGAGAAATCATAAGTCTTTGGGTTCCGGGGGGAGTATGGTCGCAAGGCTGAAACTTAAAGGAATTGACGGAAGGGCACCACCAGGAGTGGAGCCTGCGGCTTAATTTGACTCAACACGGGGAAACTTACCAGGTCCAGACATAGTAAGGATTGACAGATTGAAGCTCTTTCTTGATTCTATGGGTGGTGGTGCATGGCCGTTCTTAGTTGGTGGAGTGATTTGTCTGGTTAATTCCGTTAACGAACGAGACCTCAGCCTGCTAAATAGTTACATCAACCGCCTGTATGTGTGAAGCGCGGGCATGTCGGGGCCGGTTTCGATCGGTTCTGGCTGCCCGCGTGGATCACTGGCTGGTTGCGTGGATATACTTCTTAGAGGGACTATCGGATCTACAAACCGATGGAAGTTTGAGGCAATAACAGGTCTGTGATGCCCTTAGATGTCCTGGGCCGCACGCGCGCTACACTGATTACTTCAACGAGTATACAACCTAGTTCGACAGGACCGGGTAATCTTGTGAAATGTAATCGTGATGGGGATCGGATGCTGTAACTGCGTCCGTCAACGAGGAATTCCTAGTAAGCGCAAGTCATCAGCTTGCGTTGATTACGTCCCTGCCCTTTGTACACACCGCCCGTCGCTCCTACCGATTGAACGGTCCGGTGAAGTCTCGGGATCGCGGCGTCCATCTGCTGGGGCAACTTGGCAGTAACGTTGTGAGAACTTGCCTAAACCTTATCG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CACTTATACCGTGAAACTGCGAATGGCTCATTAAATCAGTTATAGTTCATTTGATAATACCTTACTACTTGGATAACCGTAGTAATTCTAGAGCTAATACATGCTACAAGCCCCAACTTCTCGGAAGGGGTGTATTTGTTAGATACCAAACCAATACGACTTGGCAACTTGTCGTTCCTGGATGATTCATGATAACTTTTCGGATCGCATAGCCTTGTGCTGGCGATATTTCATTCAAATTTCTGCCCTATCAACTTTGGATGGTAGTTTCTTGGACTACCATGGTGACAACGGGTGACGGAGAATTAGGGTTCGGTTCCGGAGAAGGAGCCTGAGAAACGGCTACTACTTCCAAGGAAGGCAGCAGGCGCGCAAATTACCCAATGCCAATTCGGCGAGGTAGTGACGATACATAACAATACGGGACTATTTCATAGTGTCGTAATTGGAATGAGTACAATGTAAATACCTTAACGAGGAACAATTGGAGGGCAAGTCTGGTGCCAGCAGCCGCGGTAATTCCAGCTCCAATAGCGTATACTAAATTTGTTGCAGTTAAAAAGCTCGTAGTTGGATTTTGGAAATGTTAGGATCCGGTCTGCCCGATGAGGGTGTGTACTGATTCTATATTTCTTCCTTTCGGGTAGTGATAGTTTGTTCTTAACTGAATGAATTATTCACTCCGAATCTTTTACTTTGAAAAAATTAGAGTGTTCAAAGCAGGCACGTAAAGGCTTCTGAATATTCAAGCATGGAATGATAAAATAGGACTTTGTTACTATTTGTTGGTTTACCTTCGGTAATAGAGTAATGATTAATAGAGACAGTTGGGGGTATTCATATTTAATTGTCAGAGGTGAAATTCTTGGATTTATGAAAGATGAACTCCTGCGAAAGCATTTATCAAGGATGTTTTCATTAATCAAGAACGAAAGTTAGGGGATCAAAAACGATTAGACACCGTTGTAGTCCTAACCATAAACGATGCCGACCAGGGATTAGATGACGTTCATCCAATGACTCATCTAGCACCTTGCGAGAAATCAAAAGTCTTTGGGTTCCGGGGGGAGTATGGTCGCAAGGCTGAAACTTAAAGGAATTGACGGAAGGGCACACCAGGAGTGGAGCCTGCGGCTTAATTTGACTCAACACGGGGAAACTTACCAGGTCCAGACATAGTGAGGATTGACAGATTGAGAGCTCTTTCTTGATTCTATGGGTGGTGGTGCATGGTCGTTCTTAGTTGGTGGAGTAATTTGTCTGGTTAATTCCGATAACGAACGAGACCTCAGCCTACTAACTAGTTATGTGAATGGTCTATATAGGTGAATGTGATAAACGGTAGATGGGTTTCGGCTTGTCTATCTTTGTCATTGGATCCTTGACACATACACAGGTGAACTTCTTAGAGGGACTATTTGATATTGAAGCAAATGGAAGTTTGAGGCAATAACAGGTCTGTGATGCCCTTAGATGTTCTGGGCTGCACGCGCGCTACACTGACAAGCTCAAAAAGCTATTTACCTTAACCGATGGGTTTGGGGAATCTTGTTGAAAGCTTGTCGTGCTGGGGATAGATCATTGAAATTATTGGTCTTAAACGAGGAATTCCTAGTAAGCGCAGTTCATCAGACTGCGCTGATTACGTCCCTGCCCTTTGTACACACCGCCCGTCGCTCCTACCGATTGAATGGTCCGGTGAAATCTTCGGATGATTTTACCCACAGTAGGGTCAAACCTACTGCAGTAAGATCAAAAGTTGATTGAACCTTACT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GTCATATGCTTGTCTTAAAGATTAAGCCATGCATGTCTAAGTATAAACACTTATACCGTGAAACTGCGAATGGCTCATTAAATCAGTTATAGTTCATTTGATAATACCTTACTACTTGGATAACCGTAGTAATTCTAGAGCTAATACATGCTACAAGCCCCAACTTCTCGGAAGGGGTGTATTTGTTAGATACCAAACCAATACGACTTGGCAACTTGTCGTTCCTGGATGATTCATGATAACTTTTCGGATCGCATAGCCTTGTGCTGGCGATATTTCATTCAAATTTCTGCCCTATCAACTTTGGATGGTAGTTTCTTGGACTACCATGGTGACAACGGGTGACGGAGAATTAGGGTTCGGTTCCGGAGAAGGAGCCTGAGAAACGGCTACTACTTCCAAGGAAGGCAGCAGGCGCGCAAATTACCCAATGCCAATTCGGCGAGGTAGTGACGATACATAACAATACGGGACTATTTCATAGTGTCGTAATTGGAATGAGTACAATGTAAATACCTTAACGAGGAACAATTGGAGGGCAAGTCTGGTGCCAGCAGCCGCGGTAATTCCAGCTCCAATAGCGTATACTAAATTTGTTGCAGTTAAAAAGCTCGTAGTTGGATTTTGGAAATGTTAGGATCCGGTCTGCCCGATGAGGGTGTGTACTGATTCTATATTTCTTCCTTTCGGGTAGTGATAGTTTGTTCTTAACTGAATGAATTATTCACTCCGAATCTTTTACTTTGAAAAAATTAGAGTGTTCAAAGCAGGCACGTAAAGGCTTCTGAATATTCAAGCATGGAATGATAAAATAGGACTTTGTTACTATTTGTTGGTTTACCTTCGGTAATAGAGTAATGATTAATAGAGACAGTTGGGGGTATTCATATTTAATTGTCAGAGGTGAAATTCTTGGATTTATGAAAGATGAACTCCTGCGAAAGCATTTATCAAGGATGTTTTCATTAATCAAGAACGAAAGTTAGGGGATCAAAAACGATTAGACACCGTTGTAGTCCTAACCATAAACGATGCCGACCAGGGATTAGATGACGTTCATCCAATGACTCATCTAGCACCTTGCGAGAAATCAAAAGTCTTTGGGTTCCGGGGGGAGTATGGTCGCAAGGCTGAAACTTAAAGGAATTGACGGAAGGGCACACCAGGAGTGGAGCCTGCGGCTTAATTTGACTCAACACGGGGAAACTTACCAGGTCCAGACATAGTGAGGATTGACAGATTGAGAGCTCTTTCTTGATTCTATGGGTGGTGGTGCATGGTCGTTCTTAGTTGGTGGAGTAATTTGTCTGGTTAATTCCGATAACGAACGAGACCTCAGCCTACTAACTAGTTATGTGAATGGTCTATATAGGTGAATGTGATAAACGGTAGATGGGTTTCGGCTTGTCTATCTTTGTCATTGGATCCTTGACACATACACAGGTGAACTTCTTAGAGGGACTATTTGATATTGAAGCAAATGGAAGTTTGAGGCAATAACAGGTCTGTGATGCCCTTAGATGTTCTGGGCTGCACGCGCGCTACACTGACAAGCTCAAAAAGCTATTTACCTTAACCGATGGGTTTGGGGAATCTTGTTGAAAGCTTGTCGTGCTGGGGATAGATCATTGAAATTATTGGTCTTAAACGAGGAATTCCTAGTAAGCGCAGTTCATCAGACTGCGCTGATTACGTCCCTGCCCTTTGTACACACCGCCCGTCGCTCCTACCGATTGAATGGTCCGGTGAAATCTTCGGATGATTTTACCCACAGTAGGGTCAAACCTACTGCAGTAAGATCAAAAGTTGATTGAACCTTACT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CATTTATACTGTGAAACTGCGAATGGCTCATTAAATCAGTTATAGTTTATTTGATAGTACCTTACTACTTGGATAACCGTAGTAATTCTAGAGCTAATACATGCTAAAAGTCCCGACTTTACGGAAGGGATGTATTTATTAGATAAAAAACCAATGCGGGTGCTTCACGGTGCCCGGTTGATTGTTGATTCATGATAACTTTGCGAATCGCATGGTCTCTGCACCGGCGATGATTCATTCAAATTTCTGCCCTATCAACTTTCGATGGTAGTGTAGTGGACTACCATGGTTGTAACGGGTGACGGAGAATTAGGGTTCGGTTCCGGAGAGGGAGCCTGAGAAATGGCTACCACTTCCAAGGAAGGCAGCAGGCGCGCAAATTACCCAATTCCGATACGGAGAGGTAGTGACAATAAATAACAATACGGGTCCCGACAAGGGTCTCGTAATTGGAATGAGTACAATTTAAATCCCTTAACGAGGAACAATTGGAGGGCAAGTCTGGTGCCAGCAGCCGCGGTAATTCCAGCTCCAATAGCGTATATTAAAGTTGTTGCAGTTAAAAAGCTCGTAGTCGGATTTCGGGGCATGATGGGTCCGGTCCGCCGGGATGGTGTGCACTGGCTTATCCGCTCCTCCTTCCAGTTTGCTACTTTCTGCTCTTAAGTGAGTGGGGAGTTAAGCTCTGGATCATTTACTTTGAAAAAATTAGAGTGTTTAAAGCAGGCAATTTTTTGCGTTGAATACATTAGCATGGGATAATAGAATAGGAATTTCCTCCTATTTTGTTGGTTTCTAGGATGGGAATTAATGATTAATAGAGATAGTTGGGGATATTCATATTTAATTGTCAGAGGTGAAATTCTTGGATTTATGAAAGATGAACTTCTGCGAAAGCATTTATCAAGGATGTTTTCATTGATCAAGAACGAAAGTTAGGGGATCGAAGACGATCAGATACCGTCGTAGTCTTAACCATAAACCATGCCGACCAGGGATTGGGAGACGTTACATGGATGACTCCCCCAGCACCTTGCGAGAAATCATAAGTTTCTGGGTTCCGGGGGGAGTATGGTCGCAAGGCTGAAACTTAAAGGAATTGACGGAAGGGCACCACCAGGAGTGGAGCCTGCGGCTTAATTTGACTCAACACGGGAAAACTCACCAGGTCCAGACATAGTAAGGATTGACAGATTGAGAGCTCTTTCTTGATTCTATGGGTGGTGGTGCATGGCCGTTCTTAGTTGGTGGAGTGATTTGTCTGGTTAATTCCGTTAACGAACGAGACCTCAGCCTGCTAAATAGTTACGCTGGCCTTCTACCGGGTGAATGTGATGGTGAGAATGGTGCTCACGCATTGTTCCAACGTCATTGGATCCTTGATGAGCCAGTGGGTATACTTCTTAGAGGGACTATTTGTATCTAGCAAATGGAAGTTTGAGGCAATAACAGGTCTGTGATGCCCTTAGATGTCCTGGGCTGCACGCGCGCTACACTGATGAATTCAACGAGTCTAACACCTTGGCCGGAAGGTCTGGGTAATCTTTTGAAATTTCATCGTGATGGGGATTGATCTTTGTAATTATCGATCATCAACGAGGAATTCCTAGTAAGCGTGTTTCATCAAAACGCGTTGATTACGTCCCTGCCCTTTGTACACACCGCCCGTCGCTCCTACCGATTGAATGATCCGGTGAAATATTCAGATGAGAGACTTTATGTTATGGGGGAAACTCTGTAACAATGTTTTTCAAAAGTCGA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GTCATATGCTTGTCTTAAAGATTAAGCCATGCATGTCTAAGTATAAACATTTATACTGTGAAACTGCGAATGGCTCATTAAATCAGTTATAGTTTATTTGATAGTACCTTACTACTTGGATAACCGTAGTAATTCTAGAGCTAATACATGCTAAAAGTCCCGACTTTACGGAAGGGATGTATTTATTAGATAAAAAACCAATGCGGGTGCTTCACGGTGCCCGGTTGATTGTTGATTCATGATAACTTTGCGAATCGCATGGTCTCTGCACCGGCGATGATTCATTCAAATTTCTGCCCTATCAACTTTCGATGGTAGTGTAGTGGACTACCATGGTTGTAACGGGTGACGGAGAATTAGGGTTCGGTTCCGGAGAGGGAGCCTGAGAAATGGCTACCACTTCCAAGGAAGGCAGCAGGCGCGCAAATTACCCAATTCCGATACGGAGAGGTAGTGACAATAAATAACAATACGGGTCCCGACAAGGGTCTCGTAATTGGAATGAGTACAATTTAAATCCCTTAACGAGGAACAATTGGAGGGCAAGTCTGGTGCCAGCAGCCGCGGTAATTCCAGCTCCAATAGCGTATATTAAAGTTGTTGCAGTTAAAAAGCTCGTAGTCGGATTTCGGGGCATGATGGGTCCGGTCCGCCGGGATGGTGTGCACTGGCTTATCCGCTCCTCCTTCCAGTTTGCTACTTTCTGCTCTTAAGTGAGTGGGGAGTTAAGCTCTGGATCATTTACTTTGAAAAAATTAGAGTGTTTAAAGCAGGCAATTTTTTGCGTTGAATACATTAGCATGGGATAATAGAATAGGAATTTCCTCCTATTTTGTTGGTTTCTAGGATGGGAATTAATGATTAATAGAGATAGTTGGGGATATTCATATTTAATTGTCAGAGGTGAAATTCTTGGATTTATGAAAGATGAACTTCTGCGAAAGCATTTATCAAGGATGTTTTCATTGATCAAGAACGAAAGTTAGGGGATCGAAGACGATCAGATACCGTCGTAGTCTTAACCATAAACCATGCCGACCAGGGATTGGGAGACGTTACATGGATGACTCCCCCAGCACCTTGCGAGAAATCATAAGTTTCTGGGTTCCGGGGGGAGTATGGTCGCAAGGCTGAAACTTAAAGGAATTGACGGAAGGGCACCACCAGGAGTGGAGCCTGCGGCTTAATTTGACTCAACACGGGAAAACTCACCAGGTCCAGACATAGTAAGGATTGACAGATTGAGAGCTCTTTCTTGATTCTATGGGTGGTGGTGCATGGCCGTTCTTAGTTGGTGGAGTGATTTGTCTGGTTAATTCCGTTAACGAACGAGACCTCAGCCTGCTAAATAGTTACGCTGGCCTTCTACCGGGTGAATGTGATGGTGAGAATGGTGCTCACGCATTGTTCCAACGTCATTGGATCCTTGATGAGCCAGTGGGTATACTTCTTAGAGGGACTATTTGTATCTAGCAAATGGAAGTTTGAGGCAATAACAGGTCTGTGATGCCCTTAGATGTCCTGGGCTGCACGCGCGCTACACTGATGAATTCAACGAGTCTAACACCTTGGCCGGAAGGTCTGGGTAATCTTTTGAAATTTCATCGTGATGGGGATTGATCTTTGTAATTATCGATCATCAACGAGGAATTCCTAGTAAGCGTGTTTCATCAAAACGCGTTGATTACGTCCCTGCCCTTTGTACACACCGCCCGTCGCTCCTACCGATTGAATGATCCGGTGAAATATTCAGATGAGAGACTTTATGTTATGGGGGAAACTCTGTAACAATGTTTTTCAAAAGTCGATTAAACCTTATCATTTAGAGGAAGGAG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CCTTTATACGGTGAAACTGCGAATGGCTCATTAAATCAGTTATCGTTTATTTGATTGTTCCTTTCTACATGGATAACTGTAGTAATTCTAGAGCTAATACATGCAAAAAAACGTGACTGCTTCGGCGGAAGCGTTGTATTTATTAGGTTAAAAACCAATGCAGGATTAACGTCCTGGAAAAATGGTGAATCATGATAACTTGGCGGATCGCATGGCCTCGAGCTGGCGACGTTTCATTCAAATTTCTGCCCTATCAACTTTCGATTGTAGGGTATTGGCCTACAATGGTTTTAACGGGTAACGGAGAATTAGGGTTCGATTCCGGAGAGGGAGCCTGAGAAACGGCTGCCACTTCTACGGAAGGCAGCAGGCGCGCAAATTACCCAATCCTGATACAGGGAGGTAGTGACAATAAATAACAATGCAGGTCATGACAATGTCTTGTAATTGGAATGAGTACAATTTAAACCACTTAACGAGTAGCAATTGGAGGGCAAGTCTGGTGCCAGCAGCCGCGGTAATTCCAGCTCCAATAGCGTATATTAAAGTTGTTGCAGTTAAAAAGCTCGTAGTTGGATTTTGGGCGCGTGGGCGCGCGGTCCGTCGAAATGGCGTGTACCGTCGCTGCGCGCCTTTGTTTCTCACTGTGGTCCTGTGCCATTAACTTGGTGTGGGGTGCCGCGTGGGATCATTTACTTTGAAAAAATTAGAGTGTTCAAAGCAGGCGAGTTACGGCCGTTGAATAGTTCAGCATGGGATAATGAAATAGGACTTTCATCTTATTTTGTTGGTTTTCAAGATGAAGGTAATGATTAACAGGGACAGTTGGGGATATCAGTATTTAATTGTCAGAGGTGAAATTCTTGGATTTATGAAAGACTAACTACTGCGAAAGCATTTATCAAGGATGTTTTCATTAATCAAGAACGAAAGTTAGGGGATCGAAGATGATCAGATACCGTCGTAGTCTTAACCGTAAACTATGCCGGCCAGGGATTCGGAGACGTTACATGGATGACTCCCCGAGCACCTTACGAGAAATCATAAGCTTTTGGGTTCTGGGGGGAGTATGGTCGCAAGGCTGAAACTTAAAGGAATTGACGGAAGGGCACCACCAGGAGTGGAGCTTGCGGCTTAATTTGACTCAACACGGGGAAACTCACCAGGTCCAGACACAAGAAGGATTGACAGATTGAGAGCTCTTTCTTGATTTTGTGGGTGGTGGTGCATGGCCGTTCTTAGTTGGTGGAGTGATTTGTCTGGTTAATTCCGTTAACGAACGAGACCTTAACCTGCTAAATAGTTACGCGAACCTTCTAATATGCGGTGAAGCGCGTTGAGCGTGGCGCTCTAGCGGGCGCCGCCTCGACGCGTGGATCCGTTGATGAGTTCAGCGGAAATACTTCTTAGAGGGACTATTCGTATCTAGCGAATGGAAGTTTGAGGCAATAACAGGTCTGTAATGCCCTTAGATGTCCTGGGCTGCACGCGTGCTACACTGATGAATTCAACGAGTATGAAACCTTGGCCGGAAGGTCTGGGTAATCTTATGAAATTTCATCGTGATGGGGATAGATCATTGGAATTATTGATCTTCAACGAGGAATTCCTAGTAAGCGCAACTCATCAGGTTGCGTTGATTACGTCCCTGCCCTTTGTACACACCGCCCGTCGCTCCTACCGATGGGTGATCCGGTGAGAACTTGGGATAGAGGTACAATGGTCTGGGGCAACCTGGATCGTACATGCTAAAACTTGTTCAAACCTTATCATCTAGAGGAAGGAGAAGTCGTAACAAGGTA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GATTAAGCCATGCATGTCTAAGTATAAACCTTTATACGGTGAAACTGCGAATGGCTCATTAAATCAGTTATCGTTTATTTGATTGTTCCTTTCTACATGGATAACTGTAGTAATTCTAGAGCTAATACATGCAAAAAAACGTGACTGCTTCGGCGGAAGCGTTGTATTTATTAGGTTAAAAACCAATGCAGGATTAACGTCCTGGAAAAATGGTGAATCATGATAACTTGGCGGATCGCATGGCCTCGAGCTGGCGACGTTTCATTCAAATTTCTGCCCTATCAACTTTCGATTGTAGGGTATTGGCCTACAATGGTTTTAACGGGTAACGGAGAATTAGGGTTCGATTCCGGAGAGGGAGCCTGAGAAACGGCTGCCACTTCTACGGAAGGCAGCAGGCGCGCAAATTACCCAATCCTGATACAGGGAGGTAGTGACAATAAATAACAATGCAGGTCATGACAATGTCTTGTAATTGGAATGAGTACAATTTAAACCACTTAACGAGTAGCAATTGGAGGGCAAGTCTGGTGCCAGCAGCCGCGGTAATTCCAGCTCCAATAGCGTATATTAAAGTTGTTGCAGTTAAAAAGCTCGTAGTTGGATTTTGGGCGCGTGGGCGCGCGGTCCGTCGAAATGGCGTGTACCGTCGCTGCGCGCCTTTGTTTCTCACTGTGGTCCTGTGCCATTAACTTGGTGTGGGGTGCCGCGTGGGATCATTTACTTTGAAAAAATTAGAGTGTTCAAAGCAGGCGAGTTACGGCCGTTGAATAGTTCAGCATGGGATAATGAAATAGGACTTTCATCTTATTTTGTTGGTTTTCAAGATGAAGGTAATGATTAACAGGGACAGTTGGGGATATCAGTATTTAATTGTCAGAGGTGAAATTCTTGGATTTATGAAAGACTAACTACTGCGAAAGCATTTATCAAGGATGTTTTCATTAATCAAGAACGAAAGTTAGGGGATCGAAGATGATCAGATACCGTCGTAGTCTTAACCGTAAACTATGCCGGCCAGGGATTCGGAGACGTTACATGGATGACTCCCCGAGCACCTTACGAGAAATCATAAGCTTTTGGGTTCTGGGGGGAGTATGGTCGCAAGGCTGAAACTTAAAGGAATTGACGGAAGGGCACCACCAGGAGTGGAGCTTGCGGCTTAATTTGACTCAACACGGGGAAACTCACCAGGTCCAGACACAAGAAGGATTGACAGATTGAGAGCTCTTTCTTGATTTTGTGGGTGGTGGTGCATGGCCGTTCTTAGTTGGTGGAGTGATTTGTCTGGTTAATTCCGTTAACGAACGAGACCTTAACCTGCTAAATAGTTACGCGAACCTTCTAATATGCGGTGAAGCGCGTTGAGCGTGGCGCTCTAGCGGGCGCCGCCTCGACGCGTGGATCCGTTGATGAGTTCAGCGGAAATACTTCTTAGAGGGACTATTCGTATCTAGCGAATGGAAGTTTGAGGCAATAACAGGTCTGTAATGCCCTTAGATGTCCTGGGCTGCACGCGTGCTACACTGATGAATTCAACGAGTATGAAACCTTGGCCGGAAGGTCTGGGTAATCTTATGAAATTTCATCGTGATGGGGATAGATCATTGGAATTATTGATCTTCAACGAGGAATTCCTAGTAAGCGCAACTCATCAGGTTGCGTTGATTACGTCCCTGCCCTTTGTACACACCGCCCGTCGCTCCTACCGATGGGTGATCCGGTGAGAACTTGGGATAGAGGTACAATGGTCTGGGGCAACCTGGATCGTACATGCTAAAACTTGTTCAAACCTTATCATCTAGAGGAAGGAG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CTTTTATACGGTGAAACTGCGAATGGCTCATTAAACCAGTTATAGTTTATTTGATAATACCTTACTACTTGGATAACCGTAGTAATTCTAGAGCTAATACATGCTAAAAGTCCCGACTCTTTGGAAGGGATGTATTTATTAGATAAAAAACCAATGCGGGGGCAACCCTGGAAAACATTGATGATTCATAATAACTTTGTCGAATCGTATGACCTTGCGTCGACGATGGTTCATTCAAATTTCTGACCTATCAACTTTCGATTGTAGTGTAGTGGACTACAATGGTTGTAACGGGTAACGGGGAATTAGGGTTCGATTCCGGAGAGGGAGCCTGAGAAACGGCTACCACTTCTAAGGAAGGCAGCAGGCGCGCAAATTACCCAATCCTGATACAGGGAGGTAGTGACAATACTTAACAATACAGGTCCTTTCAAGGTCTTGTAATTGGAATGAGTACAATTTAAACCCCTTAACGAAATCCATTGGAGGACAAGTCTGGTGCCAGCACCCGCGGTAATTCCAGCTCCAATAGCGTATATTAAAGTTGTTGCAGTTAAAAAGCTCGTAGTTGGACCTTGGGGCGCCTCAAGCCCGGTCTGCCGTAACGGTGTGTACTGGCTTGGGCGCTCTTCCTTCCAGTCTCAGCTCCCGTCTGCTCTTCAGTGGGTGGGCGGGCAGCTCTGGATCGTTTACTTTGAGTAAATTAGAGTGTTTAAAGCAGGCCTTCTGGCCCGAATATTGCAGCATGGGATAATAGAATAGGACTTTGCGCTTATTTTGTTGGTTTCTAAGCGATAAAGTAATGATTAATAGAGATAGTTGGGGGTATTCATATTTTATTGTCAGAGGTGAAATTCTTGGATTTATGAAAGATGAACTTCTGCGAAAGCATTTATCAAGGATGTTTTCATTAATCAAGAACGAAAGTTAGGGGATCGAAGACGATCAGATACCGTCGTAGTCTTAACCATAAACTATGCCGACCAGGGATTGGGAGACGTTACAATTTGATGACTCCTCCAGCACCTTGCGAGAAATCACAAGTTCTTGGGCTCTGGGGGGAGTATGGTCGCAAGGCTGAAACTTAAAGGAATTGACGGAAGGGCACCACCAGGAGTGGAGCCTGCGGCTTAATTTGACTCAACACGGGGAAACTCACCGGGTCCAGACATGGTTAGGATTGACAGATTGATAGCTCTTTCTTGATTCTATGGGTGGTGGTGCATGGCCGTTCTTAGTTGGTGGAGTGATTTGTCTGGTTAATTCCGTTAACGAACGAGACCTCAGCCTGCTAAATAGTCTTGCGAACCTTCTGATGGGGATGTTGGCGGTCGGCTTGTCGGGTGCTTGCACTTTGGCTTGCGATGCTGGCGGATCCAGGATGCGTTCGTAGTTGACTTCTTAGAGGGACTATTCTGCGTTTAGCGATTGGAAGTTTGAGGCAATAACAGGTCTGTGATGCCCTTAGATGTCTCGGGCTGCACGCGCGCTACACTGATCGACTCAACAAGTTGTTCCACCTTGATCGATAGGTCTGGGTAATCTTTTGAAATTCGATCGTGCTGGGGATAGACCATTGCAATTATTGGTCTTCAACGAGGAATTCCTAGTAAGCGCAGTTCATCAGACTGCGCTGATTACGTCCCTGCCCTTTGTACACACCGCCCGTCGCTCCTACCGATTGAATGATACGGTGAAGGCTTGGGATGACGGCACATAACTGTCGGGGCAACTCGGCAGTAGTGTCGTTAAAACTTGCCTAAACCTTC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ACTTTTATACGGTGAAACTGCGAATGGCTCATTAAACCAGTTATAGTTTATTTGATAATACCTTACTACTTGGATAACCGTAGTAATTCTAGAGCTAATACATGCTAAAAGTCCCGACTCTTTGGAAGGGATGTATTTATTAGATAAAAAACCAATGCGGGGGCAACCCTGGAAAACATTGATGATTCATAATAACTTTGTCGAATCGTATGACCTTGCGTCGACGATGGTTCATTCAAATTTCTGACCTATCAACTTTCGATTGTAGTGTAGTGGACTACAATGGTTGTAACGGGTAACGGGGAATTAGGGTTCGATTCCGGAGAGGGAGCCTGAGAAACGGCTACCACTTCTAAGGAAGGCAGCAGGCGCGCAAATTACCCAATCCTGATACAGGGAGGTAGTGACAATACTTAACAATACAGGTCCTTTCAAGGTCTTGTAATTGGAATGAGTACAATTTAAACCCCTTAACGAAATCCATTGGAGGACAAGTCTGGTGCCAGCACCCGCGGTAATTCCAGCTCCAATAGCGTATATTAAAGTTGTTGCAGTTAAAAAGCTCGTAGTTGGACCTTGGGGCGCCTCAAGCCCGGTCTGCCGTAACGGTGTGTACTGGCTTGGGCGCTCTTCCTTCCAGTCTCAGCTCCCGTCTGCTCTTCAGTGGGTGGGCGGGCAGCTCTGGATCGTTTACTTTGAGTAAATTAGAGTGTTTAAAGCAGGCCTTCTGGCCCGAATATTGCAGCATGGGATAATAGAATAGGACTTTGCGCTTATTTTGTTGGTTTCTAAGCGATAAAGTAATGATTAATAGAGATAGTTGGGGGTATTCATATTTTATTGTCAGAGGTGAAATTCTTGGATTTATGAAAGATGAACTTCTGCGAAAGCATTTATCAAGGATGTTTTCATTAATCAAGAACGAAAGTTAGGGGATCGAAGACGATCAGATACCGTCGTAGTCTTAACCATAAACTATGCCGACCAGGGATTGGGAGACGTTACAATTTGATGACTCCTCCAGCACCTTGCGAGAAATCACAAGTTCTTGGGCTCTGGGGGGAGTATGGTCGCAAGGCTGAAACTTAAAGGAATTGACGGAAGGGCACCACCAGGAGTGGAGCCTGCGGCTTAATTTGACTCAACACGGGGAAACTCACCGGGTCCAGACATGGTTAGGATTGACAGATTGATAGCTCTTTCTTGATTCTATGGGTGGTGGTGCATGGCCGTTCTTAGTTGGTGGAGTGATTTGTCTGGTTAATTCCGTTAACGAACGAGACCTCAGCCTGCTAAATAGTCTTGCGAACCTTCTGATGGGGATGTTGGCGGTCGGCTTGTCGGGTGCTTGCACTTTGGCTTGCGATGCTGGCGGATCCAGGATGCGTTCGTAGTTGACTTCTTAGAGGGACTATTCTGCGTTTAGCGATTGGAAGTTTGAGGCAATAACAGGTCTGTGATGCCCTTAGATGTCTCGGGCTGCACGCGCGCTACACTGATCGACTCAACAAGTTGTTCCACCTTGATCGATAGGTCTGGGTAATCTTTTGAAATTCGATCGTGCTGGGGATAGACCATTGCAATTATTGGTCTTCAACGAGGAATTCCTAGTAAGCGCAGTTCATCAGACTGCGCTGATTACGTCCCTGCCCTTTGTACACACCGCCCGTCGCTCCTACCGATTGAATGATACGGTGAAGGCTTGGGATGACGGCACATAACTGTCGGGGCAACTCGGCAGTAGTGTCGTTAAAACTTGCCTAAACCTTC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GCACTTATACTGTGAAACTGCGAATGGCTCATTAAATCAGCAATAGTTTATTTGATAATACCTTACTACTTGGATAACCGTAGTAATTCTAGAGCTAATACATGCTAAAAGTCCCGACTTCTGGAAGGGATGTATTTATTAGATAAAAAACCAATGCAGGGGGGTAACCTCCTGGTCCATTGACGAATCATGATAACTTCGCGAATCGCACGGTCCCGCACCGGCGATGATTCATTCAAATTTCTGCCCTATCAACTTTCGATGGTAGTGTAGTGGACTACCATGGTTGCAACGGGTAACGGAGAATTAGGGTTCGATTCCGGAGAGGGAGCCTGAGAAATGGCTACCACTTCCAAGGAAGGCAGCAGGCGCGCAAATTACCCAATCTCGATACGAGGAGGTAGTGACAATAAATAACAATACAGGTCTTGATAAAAGACTTGTAATTGGAATGAGTACAATTTAAACCCCTTAACAAGGAACAATTGGAGGGCAAGTCTGGTGCCAGCAGCCGCGGTAATTCCAGCTCCAATAGCGTATATTAAAGTTGTTGCAGTTAAAAAGCTCGTAGTTGGATTTTGGGACGCGAGGGGCCCGGTCTGCCGGGATGGTGTGTACTGGCCCCTCCGTCCTTCCTTCCAGTCTGCTTCCTTCTGCTCTTAATTGAGTGGGAGGCCAAGCTCTGGATCGTTTACTTTGAAAAAATTAGAGTGTTTAAAGCAGGCATACTTTTGCCTTGAATACTGCAGCATGGGATAATAGAATAGGACTTCGCTTCTATTTTGTTGGTTTCTAGCAGTGAAGTAATGATTAATAGAGATAGTTGGGGGTATTCATATTTAATTGTCAGAGGTGAAATTCTTGGATTTATGAAAGATGAACTTATGCGAAAGCATTTATCAAGGATGTTTTCATTAATCAAGAACGAAAGTTAGGGGATCGAAGACGATCAGATACCGTCGTAGTCTTAACCATAAACCATGCCGACCAGGGATTAGGAGACGTTACATGGATGACTCCCCTAGCACCTTACGAGAAATCACAAGTCTTTGGGTTCCGGGGGGAGTATGGTCGCAAGGCTGAAACTTAAAGGAATTGACGGAAGGGCACCACCAGGAGTGGAGCCTGCGGCTTAATTTGACTCAACACGGGAAAACTCACCAGGTCCAGACATAGTCATGATTGACAGATTGATAGCTCTTTCTTGATTCTATGGGTGGTGGTGCATGGCCGTTCTTAGTTGGTGGAGTGATTTGTCTGGTTAATTCCGTTAACGAACGAGACCTCAGCCTGCTAAATAGTTACGCGAACCTTCTACTCGGGTGAAACCGTCCATTCGGTGTGAGGGGCTCGCTCCTTGCATCCCTGGGCGGCGGATCCTTGATGAGTTCGCGGATACACTTCTTAGAGGGACTATTCATGTTTAGTGAATGGAAGTTTGAGGCAATAACAGGTCTGTGATGCCCTTAGATGTTCTGGGCTGCACGCGCGCTACACTGACTGCTTCAACGAGTTTAACACCTTGGCCGACAGGTCTGGGTAATCTTCTGAAAGGCAGTCGTGCTGGGGATAGACTATTGCAATTATTAGTCTTCAACGAGGAATTCCTAGTAAGTGCAAGTCATCAGCTTGCGCTGATTACGTCCCTGCCCTTTGTACACACCGCCCGTCGCTCCTACCGATTGAATGATCCGGTGAAATCTCCGGATGGGAGGGTACGGCCATCGGGGTAACTCGGTGGTAACCTTTCCAGAAGCTGAT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TAAAGATTAAGCCATGCATGTCTAAGTATAAGCACTTATACTGTGAAACTGCGAATGGCTCATTAAATCAGCAATAGTTTATTTGATAATACCTTACTACTTGGATAACCGTAGTAATTCTAGAGCTAATACATGCTAAAAGTCCCGACTTCTGGAAGGGATGTATTTATTAGATAAAAAACCAATGCAGGGGGGTAACCTCCTGGTCCATTGACGAATCATGATAACTTCGCGAATCGCACGGTCCCGCACCGGCGATGATTCATTCAAATTTCTGCCCTATCAACTTTCGATGGTAGTGTAGTGGACTACCATGGTTGCAACGGGTAACGGAGAATTAGGGTTCGATTCCGGAGAGGGAGCCTGAGAAATGGCTACCACTTCCAAGGAAGGCAGCAGGCGCGCAAATTACCCAATCTCGATACGAGGAGGTAGTGACAATAAATAACAATACAGGTCTTGATAAAAGACTTGTAATTGGAATGAGTACAATTTAAACCCCTTAACAAGGAACAATTGGAGGGCAAGTCTGGTGCCAGCAGCCGCGGTAATTCCAGCTCCAATAGCGTATATTAAAGTTGTTGCAGTTAAAAAGCTCGTAGTTGGATTTTGGGACGCGAGGGGCCCGGTCTGCCGGGATGGTGTGTACTGGCCCCTCCGTCCTTCCTTCCAGTCTGCTTCCTTCTGCTCTTAATTGAGTGGGAGGCCAAGCTCTGGATCGTTTACTTTGAAAAAATTAGAGTGTTTAAAGCAGGCATACTTTTGCCTTGAATACTGCAGCATGGGATAATAGAATAGGACTTCGCTTCTATTTTGTTGGTTTCTAGCAGTGAAGTAATGATTAATAGAGATAGTTGGGGGTATTCATATTTAATTGTCAGAGGTGAAATTCTTGGATTTATGAAAGATGAACTTATGCGAAAGCATTTATCAAGGATGTTTTCATTAATCAAGAACGAAAGTTAGGGGATCGAAGACGATCAGATACCGTCGTAGTCTTAACCATAAACCATGCCGACCAGGGATTAGGAGACGTTACATGGATGACTCCCCTAGCACCTTACGAGAAATCACAAGTCTTTGGGTTCCGGGGGGAGTATGGTCGCAAGGCTGAAACTTAAAGGAATTGACGGAAGGGCACCACCAGGAGTGGAGCCTGCGGCTTAATTTGACTCAACACGGGAAAACTCACCAGGTCCAGACATAGTCATGATTGACAGATTGATAGCTCTTTCTTGATTCTATGGGTGGTGGTGCATGGCCGTTCTTAGTTGGTGGAGTGATTTGTCTGGTTAATTCCGTTAACGAACGAGACCTCAGCCTGCTAAATAGTTACGCGAACCTTCTACTCGGGTGAAACCGTCCATTCGGTGTGAGGGGCTCGCTCCTTGCATCCCTGGGCGGCGGATCCTTGATGAGTTCGCGGATACACTTCTTAGAGGGACTATTCATGTTTAGTGAATGGAAGTTTGAGGCAATAACAGGTCTGTGATGCCCTTAGATGTTCTGGGCTGCACGCGCGCTACACTGACTGCTTCAACGAGTTTAACACCTTGGCCGACAGGTCTGGGTAATCTTCTGAAAGGCAGTCGTGCTGGGGATAGACTATTGCAATTATTAGTCTTCAACGAGGAATTCCTAGTAAGTGCAAGTCATCAGCTTGCGCTGATTACGTCCCTGCCCTTTGTACACACCGCCCGTCGCTCCTACCGATTGAATGATCCGGTGAAATCTCCGGATGGGAGGGTACGGCCATCGGGGTAACTCGGTGGTAACCTTTCCAGAAGCTGAT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GTAAGTAATGCACAGCGAAACTGCGAATGGCTCATTAAATCAGTTATAGTTTACTTGGTTGTTGCTTTTACTACTTGGATAACCGTAGTAATTCTAGAGCTAATACATGCAATAAAATCCTGACTCCTCGGGGAAGGGATGCACTTATTAGATACCAAACTGACCGGGGCAACCCGTCGTCGGTGATTCAGAATAAGCAAGCTAACCGTATGGGCTCGTCCCGACGGTAGGCCAACCAAGTTTCTGCCCTATCAACTTTCGATGGTAGTGTATTGGACTACCATGGTGATAACGGGTAACGGGGAATTAGGGTTCGGTTCCGGAGAGGGAGCCTGAGAGATGGCTACCACTTCCAAGGAAGGCAGCAGGCGCGCAAATTACCCAATCCCAATACGGGGAGGTAGTGACAATAAATAACGATGCAGGTCTCCTTACGGGGACTTGCAATCGGAATGAGTACAATTTAAAAAGCTTAACAAGGAACAATTGGAGGGCAAGTCTGGTGCCAGCAGCCGCGGTAATTCCAGCTCCAATAGCGTATATTAAAGTTGTTGCAGTTAAAAAGCTCGTAGTCGGAATCAGAGGAGCGGGTACTCTTGGTCGTTCCGGGAGGTCTGTACCGAAGTGCCCACCTCATACTTCCGGATCGTCATCTTCTGCTCTTAACTGAGTGGGGGGTGGCTCCGGATCGTTTACTTTGAAAAAATTAGGGTGTTTAAAGCAGGCTAAAATGTTAGCCTTGAATAGATTAGCATGGGATAATAGAATACGACCTCGCTTGTGTTTTGTTGGTTTAGCAGGCGGGGTAATGATTAATAGGGACAGTCGGGGTAATTCATATTTAATTGTCAGAGGTGAAATTCTTAGATTTCTGAAAGATGAACGTCAGCGAAGGCATCTTACAAGGATGTCTCCATTGATCAAGAACGAAAGTTAAGGGATCGAAGACGATCAGATACCGTCGTAGTCTTAACCGTAAACGATACGGACCAGGGATCGGGTGGCGTTAGTTGTATGACCCCCTCGGAACCTTATGAGAAATCATAAGTCTTTGCGTTCTGGGGGGAGTATGGTCGCAAGGCTGAAACTTAAAGGAATTGACGGAAGGGCACCACCAGGAGTGGAGCCTGCGGCTTAATTTGACTCAACACGGGAAAACTCACCAGGTCAGGACATAGCAAGGATTGACAGATTGATAGTTCTTTCTTAATTTCTATGGGTGGTGGTGCATGGCCGTTCTTAGTTGGTGGAGTGATTTGTCTGGTTAATTCCGATAACGAACGAGACCTCAGCTTGTTAAATAGTGTGGGTAAGCTTCTACACGGGTGAAGCGGTGGTCATCCTCGTTGCTGGGGCCTTCTGGGTCTTGGTCGGCGAGGGTACTGCCGTGGATCCTTGAATGCTTGCTCGTATCTTCTTAAAGGGACACTTGGCGTTTAGCCAGGGGAAGTGAGGCAATAACAGGTCTGTGATGCCCTTAGATGTCCTGGGCCGCACGCGCGCTACACTGACGCGAGCAACGAGCATACCTTGTCCGAAAGGATTGGGGAATCTTGTAAATCGCGTCGTGTCGGGGATCGATTATTGTAATTATTAGTCGTGAACAAGGAATTCCTAGTAAGCGCAAGTCACTAGCTTGCGCTGATTACGTCCCTGCCCTTTGTACACACCGCCCGTCGCTCCTACCGATTGAATGATCCGGTGAACCCCTCGGATTGGTCAGACCAGTTAGCGGGGCAACTCGTTGACTTCTGGCTGAGAAGTTGGGTAAACCTTATCATTTAGAGGAAGGAGAAGTCGTAACAAGGTT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GTCATATGCTTGTCTTAAAGATTAAGCCATGCATGTCTAAGTGTAAGTAATGCACAGCGAAACTGCGAATGGCTCATTAAATCAGTTATAGTTTACTTGGTTGTTGCTTTTACTACTTGGATAACCGTAGTAATTCTAGAGCTAATACATGCAATAAAATCCTGACTCCTCGGGGAAGGGATGCACTTATTAGATACCAAACTGACCGGGGCAACCCGTCGTCGGTGATTCAGAATAAGCAAGCTAACCGTATGGGCTCGTCCCGACGGTAGGCCAACCAAGTTTCTGCCCTATCAACTTTCGATGGTAGTGTATTGGACTACCATGGTGATAACGGGTAACGGGGAATTAGGGTTCGGTTCCGGAGAGGGAGCCTGAGAGATGGCTACCACTTCCAAGGAAGGCAGCAGGCGCGCAAATTACCCAATCCCAATACGGGGAGGTAGTGACAATAAATAACGATGCAGGTCTCCTTACGGGGACTTGCAATCGGAATGAGTACAATTTAAAAAGCTTAACAAGGAACAATTGGAGGGCAAGTCTGGTGCCAGCAGCCGCGGTAATTCCAGCTCCAATAGCGTATATTAAAGTTGTTGCAGTTAAAAAGCTCGTAGTCGGAATCAGAGGAGCGGGTACTCTTGGTCGTTCCGGGAGGTCTGTACCGAAGTGCCCACCTCATACTTCCGGATCGTCATCTTCTGCTCTTAACTGAGTGGGGGGTGGCTCCGGATCGTTTACTTTGAAAAAATTAGGGTGTTTAAAGCAGGCTAAAATGTTAGCCTTGAATAGATTAGCATGGGATAATAGAATACGACCTCGCTTGTGTTTTGTTGGTTTAGCAGGCGGGGTAATGATTAATAGGGACAGTCGGGGTAATTCATATTTAATTGTCAGAGGTGAAATTCTTAGATTTCTGAAAGATGAACGTCAGCGAAGGCATCTTACAAGGATGTCTCCATTGATCAAGAACGAAAGTTAAGGGATCGAAGACGATCAGATACCGTCGTAGTCTTAACCGTAAACGATACGGACCAGGGATCGGGTGGCGTTAGTTGTATGACCCCCTCGGAACCTTATGAGAAATCATAAGTCTTTGCGTTCTGGGGGGAGTATGGTCGCAAGGCTGAAACTTAAAGGAATTGACGGAAGGGCACCACCAGGAGTGGAGCCTGCGGCTTAATTTGACTCAACACGGGAAAACTCACCAGGTCAGGACATAGCAAGGATTGACAGATTGATAGTTCTTTCTTAATTTCTATGGGTGGTGGTGCATGGCCGTTCTTAGTTGGTGGAGTGATTTGTCTGGTTAATTCCGATAACGAACGAGACCTCAGCTTGTTAAATAGTGTGGGTAAGCTTCTACACGGGTGAAGCGGTGGTCATCCTCGTTGCTGGGGCCTTCTGGGTCTTGGTCGGCGAGGGTACTGCCGTGGATCCTTGAATGCTTGCTCGTATCTTCTTAAAGGGACACTTGGCGTTTAGCCAGGGGAAGTGAGGCAATAACAGGTCTGTGATGCCCTTAGATGTCCTGGGCCGCACGCGCGCTACACTGACGCGAGCAACGAGCATACCTTGTCCGAAAGGATTGGGGAATCTTGTAAATCGCGTCGTGTCGGGGATCGATTATTGTAATTATTAGTCGTGAACAAGGAATTCCTAGTAAGCGCAAGTCACTAGCTTGCGCTGATTACGTCCCTGCCCTTTGTACACACCGCCCGTCGCTCCTACCGATTGAATGATCCGGTGAACCCCTCGGATTGGTCAGACCAGTTAGCGGGGCAACTCGTTGACTTCTGGCTGAGAAGTTGGG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GTCAAAGATTAAGCCATGCATGTGTAAGTATAAGCGCCTGTACAGCGAGACTGCGGACGGCTCATTAAATCAGTTATAACGAGTTTGGGAGTTTTTGCATTTGGATAACTGCGGTAATTCTGGAGCTAATACATGAGCATGGGGGGGCAACCCCTTGAGCACATCGACTCTGGAAACCAACCGGTGGCTTGCTGCTGGTCAAGTTGATTCAATCGATTTCGTAGACCGCATGGCCTTGTGCTGGCGGCATCCCATTCTCATTTCTGCCCTATCAACTTTCGATGGCTGTCTAGTGGACAACCATGGTTATAACGGGTCACGGGGAACTAGGGTTCGGTTCCGGAGAGGGAGCCTGAGAGATGGCTACCACTTCTAAGGAAGGCAGCAGGCGCGCAAATTACCCAATGGCAACCCGCCGAGGTAGTGACAACAAATACCAATCCTGGCAGCTTTCAGCTGCTGGGAATTGGAATGAGTACAATTTAAATCCCTTAACAAGGAACAATTGGAGGACAAGTCTGGTGCCAGCACCCGCGGTAATTCCAGCTCCAATAGCGTATATTAAATTTGTTGCAGTTAAAAAGCTCGTAGTCGAATCACTGGGACTTTCGCTGGCTCGGTCTGCCGGAAGGTGTGTACTGGCTGGCGCTGCCCATACTGCTGTGTGGCCCGGGCTGTCCTTAACTGGATGGCCTGCGGCTGCATGGCCTTTTACTTTGAAAAAATCCGAGTGTTTAATTCAGGCGTATCGCCTGAAGGGATTAGCATGGGATAATGGAATAGGGCATTCGCTCTAGTTTCGTTGGTTTACTGGGTGATGTAATGATTAATAGGAACAGTCGGGGGTATTCATATTTAGTTGTCAGAGGTGAAATTCTTGGATTAACGAAAGATGAACTTCTGCGAAAGCATTTATCAAGGATGCTTTCATTGATCAAGAACGAAAGTTTGGGGATCGAAGACGATCAGATACCGTCGTAGTCCAAACTATAAACGATGCCGACAAGCCATAAGGCGATGTCGCATGGATGACTCCCTTTGCAGCTCCAGAGAAATCAAAAGTCTTTGGGTTCCGGGGGGAGTATGGTCGCAAGGCTGAAACTTAAAGGAATTGACGGAAGGGCACACCAGGAGTGGAGCCTGCGGCTTAATTTGACTCAACACGGGGAAACTCACCGGGTCCGGACACAGTAAGGATTGACAGATTGAGAGTTCTTTCTTGATTCTGTGGGTGGTGGTGCATGGCCGTTCTTAGTTGGTGGAGTGATTTGTCTGGTTAATTCCGTTAACGAACGAGATCTCAACCTGTTAACTAGTGTGAGCCCATTGCCTGTTCGGGTGAAGCTGGTCGACGTGCAGGTGGACCGCAAGGTCTGTTTGTGCTCAGCCAGTGGATCCTTGGTGGATGGGCGAGCCTTCTTAGAGGGACTATTGGGGACTACCCAATGGAAGTGAGCCAATAACAGGTCTGTGATGCCCTTAGATGTCCCGGGCCGCACGCGCGCTACACTGTGGGGTTTAGAGGGTTCCGCCTAAGGAGAAGTTCTCCGGGACTCCCTATTCCCCTACGTGCTGGGGATAGACCTTTGTAACTATCGGTCTTCAACGAGGAATTCCTAGTAAGCGCAGGTCATTAGCCTGCGCTGACTACGTCCCTGCCCTTTGTACACACCGCCCGTCGCTCCTACCGATTGAATGATCCGATGAACCCTTTGGACCTGAGGTCAACATTGGTGGTGGCAACGCTACCTTTGCTTGGGGAAGTTGGGTGAATCTTATTATTTAGAGGAAGGAGAAGTCGTAACAAGGTCTCC</text:p>
          </table:table-cell>
          <table:table-cell office:value-type="string" calcext:value-type="string">
            <text:p>d__Eukaryota; p__Schizoplasmodiida; c__Schizoplasmodiida; o__Schizoplasmodiida; f__Schizoplasmodiida; g__Schizoplasmodiid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GTCAAAGATTAAGCCATGCATGTGTAAGTATAAGCGCCTGTACAGCGAGACTGCGGACGGCTCATTAAATCAGTTATAACGAGTTTGGGAGTTTTTGCATTTGGATAACTGCGGTAATTCTGGAGCTAATACATGAGCATGGGGGGGCAACCCCTTGAGCACATCGACTCTGGAAACCAACCGGTGGCTTGCTGCTGGTCAAGTTGATTCAATCGATTTCGTAGACCGCATGGCCTTGTGCTGGCGGCATCCCATTCTCATTTCTGCCCTATCAACTTTCGATGGCTGTCTAGTGGACAACCATGGTTATAACGGGTCACGGGGAACTAGGGTTCGGTTCCGGAGAGGGAGCCTGAGAGATGGCTACCACTTCTAAGGAAGGCAGCAGGCGCGCAAATTACCCAATGGCAACCCGCCGAGGTAGTGACAACAAATACCAATCCTGGCAGCTTTCAGCTGCTGGGAATTGGAATGAGTACAATTTAAATCCCTTAACAAGGAACAATTGGAGGACAAGTCTGGTGCCAGCACCCGCGGTAATTCCAGCTCCAATAGCGTATATTAAATTTGTTGCAGTTAAAAAGCTCGTAGTCGAATCACTGGGACTTTCGCTGGCTCGGTCTGCCGGAAGGTGTGTACTGGCTGGCGCTGCCCATACTGCTGTGTGGCCCGGGCTGTCCTTAACTGGATGGCCTGCGGCTGCATGGCCTTTTACTTTGAAAAAATCCGAGTGTTTAATTCAGGCGTATCGCCTGAAGGGATTAGCATGGGATAATGGAATAGGGCATTCGCTCTAGTTTCGTTGGTTTACTGGGTGATGTAATGATTAATAGGAACAGTCGGGGGTATTCATATTTAGTTGTCAGAGGTGAAATTCTTGGATTAACGAAAGATGAACTTCTGCGAAAGCATTTATCAAGGATGCTTTCATTGATCAAGAACGAAAGTTTGGGGATCGAAGACGATCAGATACCGTCGTAGTCCAAACTATAAACGATGCCGACAAGCCATAAGGCGATGTCGCATGGATGACTCCCTTTGCAGCTCCAGAGAAATCAAAAGTCTTTGGGTTCCGGGGGGAGTATGGTCGCAAGGCTGAAACTTAAAGGAATTGACGGAAGGGCACACCAGGAGTGGAGCCTGCGGCTTAATTTGACTCAACACGGGGAAACTCACCGGGTCCGGACACAGTAAGGATTGACAGATTGAGAGTTCTTTCTTGATTCTGTGGGTGGTGGTGCATGGCCGTTCTTAGTTGGTGGAGTGATTTGTCTGGTTAATTCCGTTAACGAACGAGATCTCAACCTGTTAACTAGTGTGAGCCCATTGCCTGTTCGGGTGAAGCTGGTCGACGTGCAGGTGGACCGCAAGGTCTGTTTGTGCTCAGCCAGTGGATCCTTGGTGGATGGGCGAGCCTTCTTAGAGGGACTATTGGGGACTACCCAATGGAAGTGAGCCAATAACAGGTCTGTGATGCCCTTAGATGTCCCGGGCCGCACGCGCGCTACACTGTGGGGTTTAGAGGGTTCCGCCTAAGGAGAAGTTCTCCGGGACTCCCTATTCCCCTACGTGCTGGGGATAGACCTTTGTAACTATCGGTCTTCAACGAGGAATTCCTAGTAAGCGCAGGTCATTAGCCTGCGCTGACTACGTCCCTGCCCTTTGTACACACCGCCCGTCGCTCCTACCGATTGAATGATCCGATGAACCCTTTGGACCTGAGGTCAACATTGGTGGTGGCAACGCTACCTTTGCTTGGGGAAGTTGGGTGAATCTTATTATTTAGAGGAAGGAGAAGTCGTAACAAGGTC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TGTCTCAGTACTTGCTTTAACAAGGCGAAACCGCGAATGGCTCATTAAATCAGTTATGGTTCACTAGATCGTATATTTTACATGGATAACTGTGGTAATTCTAGAGCTAATACATGCAACCAGCCCGGCTGCCTTGTGCAGCGGGCGCAGTTATTAGAACAAAACCAATCCGGCCTCGGTCGGTTAACTGGTGACTCTGAATAACCGAAGCGGAGCGCTAAGGTCTCGTACCGGCGCCAGATCTTTCAAGTGTCTGACTTATCAGCTTGTAGCGAGGTTATGTTCCTCGCTTGGCGGTTACGGGTGACGGGGAATCAGGGTCCGATTCCGGAGAGGGAGCCTGAGAAACGGCTACCACATCCAAGGAAGGCAGCAGGCGCGCAAATTACCCACTCCCGGCACGGGGAGGTAGTGACGAAAAATAACGATGCGAGAGCGAATTTGCTTTTCGTAATCGGAATGGGTACACTTTAAATCCTTTAACGAGGATCTATTGGAGGGCAAGTCTGGTGCCAGCAGCCGCGGTAATTCCAGCTCCAATAGCGTATATTAAAGTTGCTGCGGTTAAAAAGCTCGTAGTTGGATCCGGGCAGTCGACGCACGGTTCGCCTCAAGGCGATACTGTGTGCTTCGGCGCCACTATCCGGTCATGTCTTGCATGTTCTTCATTGAGCGTGCTTGGCGGCCGGGACGTTTACTTTGAAAAAATTAGAGTGCTTAAAGCAGGCATATGGTCTTGCATAATGGTGCATGGAATAATGGAATAGGACCTCGGTTCTATTTTGTTGGTTTTCGGAGCTCGAGGTAATGATTAAGAGGAACAGACGGGGGCATTCGTATTGCGGCGTTAGAGGTGAAATTCTTGGATCGTCGCAAGACGAACTACTGCGAAAGCATTTGCCAAGAATGTTTTCATTAATCAAGAACGAAAGTTAGAGGTTCGAAGGCGATCAGATACCGCCCTAGTTCTAACCATAAACGATGCCAACCAGCGATCCGACGGTGTTCATTCAATGACTCGTCGGGCAGCTTCCGGGAAACCAAAGTGCTTAGGTTCCGGGGGAAGTATGGTTGCAAAGCTGAAACTTAAAGGAATTGACGGAAGGGCACCACCAGGAGTGGAGCCTGCGGCTTAATTTGACTCAACACGGGAAAACTTACCCGGCCCGGACACTGTAAGGATTGACAGATTGAGAGCTCTTTCTTGATTCGGTGGGTGGTGGTGCATGGCCGTTCTTAGTTGGTGGAGCGATTTGTCTGGTTAATTCCGATAACGAACGAGACTCTAGCCTGCTAAATAGCCAACTGATCCGCAGCGTCGGTTGCTATCAGCTTCTTAGAGGGACAGGCGACGTTTAGTCGCACGAGATTGAGCAATAACAGGTCTGTGATGCCCTTAGATGCCCGGGGCCGCACGCGCGCTACACTGGTTGAAGCAGCTGGCATTACGTCTAGGTCGAAAGGCCCGGAAAATCCGCTGAAACTCAACCGTGATTGGGATTGAGCTTTGTAACTATCGCTCATGAACGAGGAATTCCCAGTAAGCGCGAGTCATAAGCTCGCGTTGATTACGTCCCTGCCCTTTGTACACACCGCCCGTCGCTACTACCGATTGAATGAATTAGTGAGGACTTCGGACCGGACATCGCGGCTGTCGCAAGATGGCTGCGACTGGCTGGGAAGACGTCCAAACTGGCTCATTTAGAGGAAGTAAAAGTCGTAACAAGGTTTCC</text:p>
          </table:table-cell>
          <table:table-cell office:value-type="string" calcext:value-type="string">
            <text:p>d__Eukaryota; p__Tardigrada; c__Eutardigrada; o__Parachela; f__Parachela; g__Parache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TGTCTCAGTACTTGCTTTAACAAGGCGAAACCGCGAATGGCTCATTAAATCAGTTATGGTTCACTAGATCGTATATTTTACATGGATAACTGTGGTAATTCTAGAGCTAATACATGCAACCAGCCCGGCTGCCTTGTGCAGCGGGCGCAGTTATTAGAACAAAACCAATCCGGCCTCGGTCGGTTAACTGGTGACTCTGAATAACCGAAGCGGAGCGCTAAGGTCTCGTACCGGCGCCAGATCTTTCAAGTGTCTGACTTATCAGCTTGTAGCGAGGTTATGTTCCTCGCTTGGCGGTTACGGGTGACGGGGAATCAGGGTCCGATTCCGGAGAGGGAGCCTGAGAAACGGCTACCACATCCAAGGAAGGCAGCAGGCGCGCAAATTACCCACTCCCGGCACGGGGAGGTAGTGACGAAAAATAACGATGCGAGAGCGAATTTGCTTTTCGTAATCGGAATGGGTACACTTTAAATCCTTTAACGAGGATCTATTGGAGGGCAAGTCTGGTGCCAGCAGCCGCGGTAATTCCAGCTCCAATAGCGTATATTAAAGTTGCTGCGGTTAAAAAGCTCGTAGTTGGATCCGGGCAGTCGACGCACGGTTCGCCTCAAGGCGATACTGTGTGCTTCGGCGCCACTATCCGGTCATGTCTTGCATGTTCTTCATTGAGCGTGCTTGGCGGCCGGGACGTTTACTTTGAAAAAATTAGAGTGCTTAAAGCAGGCATATGGTCTTGCATAATGGTGCATGGAATAATGGAATAGGACCTCGGTTCTATTTTGTTGGTTTTCGGAGCTCGAGGTAATGATTAAGAGGAACAGACGGGGGCATTCGTATTGCGGCGTTAGAGGTGAAATTCTTGGATCGTCGCAAGACGAACTACTGCGAAAGCATTTGCCAAGAATGTTTTCATTAATCAAGAACGAAAGTTAGAGGTTCGAAGGCGATCAGATACCGCCCTAGTTCTAACCATAAACGATGCCAACCAGCGATCCGACGGTGTTCATTCAATGACTCGTCGGGCAGCTTCCGGGAAACCAAAGTGCTTAGGTTCCGGGGGAAGTATGGTTGCAAAGCTGAAACTTAAAGGAATTGACGGAAGGGCACCACCAGGAGTGGAGCCTGCGGCTTAATTTGACTCAACACGGGAAAACTTACCCGGCCCGGACACTGTAAGGATTGACAGATTGAGAGCTCTTTCTTGATTCGGTGGGTGGTGGTGCATGGCCGTTCTTAGTTGGTGGAGCGATTTGTCTGGTTAATTCCGATAACGAACGAGACTCTAGCCTGCTAAATAGCCAACTGATCCGCAGCGTCGGTTGCTATCAGCTTCTTAGAGGGACAGGCGACGTTTAGTCGCACGAGATTGAGCAATAACAGGTCTGTGATGCCCTTAGATGCCCGGGGCCGCACGCGCGCTACACTGGTTGAAGCAGCTGGCATTACGTCTAGGTCGAAAGGCCCGGAAAATCCGCTGAAACTCAACCGTGATTGGGATTGAGCTTTGTAACTATCGCTCATGAACGAGGAATTCCCAGTAAGCGCGAGTCATAAGCTCGCGTTGATTACGTCCCTGCCCTTTGTACACACCGCCCGTCGCTACTACCGATTGAATGAATTAGTGAGGACTTCGGACCGGACATCGCGGCTGTCGCAAGATGGCTGCGACTGGCTGGGAAGACGTCCAAACTGGC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AGTGTCAGTACGAGCACACACGTAAAGCGAAACTGCGAATGGCTCATTAAATCAGTTGTGGTTCATTTGATCGTACCAGTTACAAGGATAACTGTGGCAATTCTAGAGCTAATACATGCGAAAAGCGCTGACTGCTTCGGCGGGATGCGTGCTTTTATCAGACCAAAAACCGACCTGCTTCGGCAGTGCGCTATTGGTGACTCTGGATAACGTTGCGGATCGCACGGTCTCAGCACCGGCGACGGATCATTCAAGCGTCTGCCCTATCAACTTTCGTCGGTACGGTATCGGCCTACCGAGGTTGTCACGGGTGACGGGGAATCAGGGTTCGATTCCGGAGAGGGAGCCTGAGAAACGGCTACCACATCCAAGGAAGGCAGCAGGCGCGCAAATTACCCATTGCCGACTCGGCGAGGTAGTGACGAAAAATAACGATGCGAGACTCGAACGAGGCCTCGCAATCGGAATGAGTACACTTTAAACGCTTTAACGAGTATCCATTGGAGGGCAAGTCTGGTGCCAGCAGCCGCGGTAATTCCAGCTCCAAAAGTGTATATTTAAGTTGCTGCGGTTAAAAAGCTCGTAGTCGGATGTCGGGCGCGGTCGATCGGTCCGTCGCGAGACGTGTCACTGGTCGGCCGGCCAATGCAGCCTGTGTCCCGGCGGTGCTCTTGATTGAGTGCCGCCGGTGGGCCAGGCCGGTTACTTTGAAAAAATTAGAGTGTTCAAAGCAGGCCCTGGGAGCCTGAATATCGGTGCACGGAATAACGAAAGAGGACCTCGGTCTTGCTTTTGTTGGTTTTTGAAGGCGCGAGGTAATGATCGAGAGAGACGGACGGGGGCATCCGTACTGTGCCGTCAGAGGTGAAATTCTTGGACCGGCGCAAGACGAACTACTGCGAAAGCATTTGCCAAGAATGTTTTCCTTGATCAAGAGCGAAAGTCAGAGGTTCGAAGACGATCAGATACCGTCCTAGTTCTGACTGTAAACGATGCCGACTGGCGATCGGGCGGCGTTTGCTTTTGAAGACCCGCCCGGCAGCCTCCGGGAAACCAAAGTCTTTGGGTTCCGGGGGAAGTATGGTTGCAAAGCTGAAACTTAAAGGAATTGACGGAAGGGCACCACCAGGAGTGGAGCCTGCGGCTTAATTTGACTCAACACGGGGAATCTCACCCGGCCCGGACACAGCGAGGATTGACAGATTGAGAGCTCTTTCTTGATTCTGTGGGTGGTGGTGCATGGCCGTTCTTAGTTGGTGGAGCGATTTGTCTGGTTAATTCCGATAACGAACGAGACTCTGGCCTGCTAAATAGTTACGCGACCCCTGAGCGGTCGGCGGATTGAACTTCTTAGAGGAACTAGCGGCGTTTAGCCGCACGAGATTGAGCAATAACAGGTCTGTGATGCCCTTAGATGTTCGGGGCCGCACGCGCGCTACACTGACCGGATCAGCGTGTCTTTCCCTGGGCCGAAAGGTCCGGGTAATCCGCTGAACCCCGGTCGTGCTTGGGATAGAGAGTTGCAATTGTCGCTCTTGAACGAGGAATTCCCAGTAAGCGCGAGTCATCAGCTCGCGTTGATTACGTCCCTGCCCTTTGTACACACCGCCCGTCGCTACTACCGATTGAACGGTTTAGTGAGGTCCTCCGATTGGTCCGGGATTGGCCGCCCTCGGTGGCCGTACTCCGGACCGAAAAGACGACCGAACTTGATCGTTTAGAGGAAGTAAAAGTCGTAACAAGGTTTCC</text:p>
          </table:table-cell>
          <table:table-cell office:value-type="string" calcext:value-type="string">
            <text:p>d__Eukaryota; p__Tunicata; c__Ascidiacea; o__Enterogona; f__Enterogona; g__Enterogon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GTCATATGCTTGTCTCAAAGATTAAGCCATGCAAGTGTCAGTACGAGCACACACGTAAAGCGAAACTGCGAATGGCTCATTAAATCAGTTGTGGTTCATTTGATCGTACCAGTTACAAGGATAACTGTGGCAATTCTAGAGCTAATACATGCGAAAAGCGCTGACTGCTTCGGCGGGATGCGTGCTTTTATCAGACCAAAAACCGACCTGCTTCGGCAGTGCGCTATTGGTGACTCTGGATAACGTTGCGGATCGCACGGTCTCAGCACCGGCGACGGATCATTCAAGCGTCTGCCCTATCAACTTTCGTCGGTACGGTATCGGCCTACCGAGGTTGTCACGGGTGACGGGGAATCAGGGTTCGATTCCGGAGAGGGAGCCTGAGAAACGGCTACCACATCCAAGGAAGGCAGCAGGCGCGCAAATTACCCATTGCCGACTCGGCGAGGTAGTGACGAAAAATAACGATGCGAGACTCGAACGAGGCCTCGCAATCGGAATGAGTACACTTTAAACGCTTTAACGAGTATCCATTGGAGGGCAAGTCTGGTGCCAGCAGCCGCGGTAATTCCAGCTCCAAAAGTGTATATTTAAGTTGCTGCGGTTAAAAAGCTCGTAGTCGGATGTCGGGCGCGGTCGATCGGTCCGTCGCGAGACGTGTCACTGGTCGGCCGGCCAATGCAGCCTGTGTCCCGGCGGTGCTCTTGATTGAGTGCCGCCGGTGGGCCAGGCCGGTTACTTTGAAAAAATTAGAGTGTTCAAAGCAGGCCCTGGGAGCCTGAATATCGGTGCACGGAATAACGAAAGAGGACCTCGGTCTTGCTTTTGTTGGTTTTTGAAGGCGCGAGGTAATGATCGAGAGAGACGGACGGGGGCATCCGTACTGTGCCGTCAGAGGTGAAATTCTTGGACCGGCGCAAGACGAACTACTGCGAAAGCATTTGCCAAGAATGTTTTCCTTGATCAAGAGCGAAAGTCAGAGGTTCGAAGACGATCAGATACCGTCCTAGTTCTGACTGTAAACGATGCCGACTGGCGATCGGGCGGCGTTTGCTTTTGAAGACCCGCCCGGCAGCCTCCGGGAAACCAAAGTCTTTGGGTTCCGGGGGAAGTATGGTTGCAAAGCTGAAACTTAAAGGAATTGACGGAAGGGCACCACCAGGAGTGGAGCCTGCGGCTTAATTTGACTCAACACGGGGAATCTCACCCGGCCCGGACACAGCGAGGATTGACAGATTGAGAGCTCTTTCTTGATTCTGTGGGTGGTGGTGCATGGCCGTTCTTAGTTGGTGGAGCGATTTGTCTGGTTAATTCCGATAACGAACGAGACTCTGGCCTGCTAAATAGTTACGCGACCCCTGAGCGGTCGGCGGATTGAACTTCTTAGAGGAACTAGCGGCGTTTAGCCGCACGAGATTGAGCAATAACAGGTCTGTGATGCCCTTAGATGTTCGGGGCCGCACGCGCGCTACACTGACCGGATCAGCGTGTCTTTCCCTGGGCCGAAAGGTCCGGGTAATCCGCTGAACCCCGGTCGTGCTTGGGATAGAGAGTTGCAATTGTCGCTCTTGAACGAGGAATTCCCAGTAAGCGCGAGTCATCAGCTCGCGTTGATTACGTCCCTGCCCTTTGTACACACCGCCCGTCGCTACTACCGATTGAACGGTTTAGTGAGGTCCTCCGATTGGTCCGGGATTGGCCGCCCTCGGTGGCCGTACTCCGGACCGAAAAGACGACCGAACTTGATCG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CGTGTAAGTACGCACGGCCGGTACAGTGAAACTGCGAATGGCTCATTAAATCAGTTATGGTTCCTTTGATCGCTCCATCTGTTACTTGGATAACTGTGGTAATTCTAGAGCTAATACATGCCGACGAGCGCTGACCCCCAGGGATGCGTGCATTTATCAGACCAAAACCAATCCGGGGCCCCCGCGCCCCGGCCGCTTTGGTGACTCTAGATAACCTCGGGCCGATCGCACGTCCCCGTGACGGCGACGATACATTCGGATGTCTGCCCTATCAACTTTCGATGGTACTTTCTGCGCCTACCATGGTGACCACGGGTAACGGGGAATCAGGGTTCGATTCCGGAGAGGGAGCCTGAGAAACGGCTACCACATCCAAGGAAGGCAGCAGGCGCGCAAATTACCCACTCCCGACGCGGGGAGGTAGTGACGAAAAATAACAATACAGGACTCTTTCGAGGCCCTGTAATTGGAATGAGTACACTTTAAATCCTTTAACGAGGATCTATTGGAGGGCAAGTCTGGTGCCAGCAGCCGCGGTAATTCCAGCTCCAATAGCGTATATTAAAGTTGCTGCAGTTAAAAAGCTCGTAGTTGGATCTTGGGATCGAGCTGGCGGTCCGCCGCGAGGCGAGCTACCGCCTGTCCCAGCCCCTGCCTCTCGGCGCCTCCCCGATGCTCTTGACTGAGTGTCCCGGGGGCCCGAAGCGTTTACTTTGAAAAAATTAGAGTGTTCCAAGCAGGCCGCGTCGCCTGGATACTTCAGCTAGGAATAATGGAATAGGACTCCGGTTCTATTTTGTTGGTTTTCGGAACTGGGGCCATGATTAAGAGGGACGGCCGGGGGCATTCGTATTGTGCCGCTAGAGGTGAAATTCTTGGACCGGCGCAAGACGAACCAAAGCGAAAGCATTTGCCAAGAATGTTTTCATTAATCAAGAACGAAAGTCGGAGGTTCGAAGACGATCAGATACCGTCGTAGTTCCGACCATAAACGATGCCGACTAGCGATCCGGCGGCGTTATTCCCATGACCCGCCGAGCAGCTTCCGGGAAACCAAAGTCTTTGGGTTCCGGGGGGAGTATGGTTGCAAAGCTGAAACTTAAAGGAATTGACGGAAGGGCACCACCAGGAGTGGAGCCTGCGGCTTAATTTGACTCAACACGGGAAACCTCACCCGGCCCGGACACGGAAAGGATTGACAGATTGATAGCTCTTTCTCGATTCTGTGGGTGGTGGTGCATGGCCGTTCTTAGTTGGTGGAGCGATTTGTCTGGTTAATTCCGATAACGAACGAGACTCCTCCATGCTAACTAGTTACGCGACCCCCGGCGGTCGGCGTCCAACTTCTTAGAGGGACAAGTGGCGTTCAGCCACACGAGATCGAGCAATAACAGGTCTGTGATGCCCTTAGATGTCCGGGGCTGCACGCGCGCTACACTGAACGGATCAGCGTGTGTCTACCCTGCGCCGACAGGTGCGGGTAACCCGCTGAACCCCGTTCGTGATAGGGATCGGGGATTGCAATTATTTCCCATGAACGAGGAATTCCCAGTAAGTGCGGGTCATAAGCTCGCGTTGATTAAGTCCCTGCCCTTTGTACACACCGCCCGTCGCTACTACCGATTGGATGGTTTAGTGAGGTCCTCGGATCGGCCCCGCCGGGGTCGGCCACGGCCCTGGCGGAGCGCCGAGAAGACGATCAAACTTGACTATCTAGAGGAAGTAAAAGTCGTAACAAGGTTTCC</text:p>
          </table:table-cell>
          <table:table-cell office:value-type="string" calcext:value-type="string">
            <text:p>d__Eukaryota; p__Vertebra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CGTGTAAGTACGCACGGCCGGTACAGTGAAACTGCGAATGGCTCATTAAATCAGTTATGGTTCCTTTGATCGCTCCATCTGTTACTTGGATAACTGTGGTAATTCTAGAGCTAATACATGCCGACGAGCGCTGACCCCCAGGGATGCGTGCATTTATCAGACCAAAACCAATCCGGGGCCCCCGCGCCCCGGCCGCTTTGGTGACTCTAGATAACCTCGGGCCGATCGCACGTCCCCGTGACGGCGACGATACATTCGGATGTCTGCCCTATCAACTTTCGATGGTACTTTCTGCGCCTACCATGGTGACCACGGGTAACGGGGAATCAGGGTTCGATTCCGGAGAGGGAGCCTGAGAAACGGCTACCACATCCAAGGAAGGCAGCAGGCGCGCAAATTACCCACTCCCGACGCGGGGAGGTAGTGACGAAAAATAACAATACAGGACTCTTTCGAGGCCCTGTAATTGGAATGAGTACACTTTAAATCCTTTAACGAGGATCTATTGGAGGGCAAGTCTGGTGCCAGCAGCCGCGGTAATTCCAGCTCCAATAGCGTATATTAAAGTTGCTGCAGTTAAAAAGCTCGTAGTTGGATCTTGGGATCGAGCTGGCGGTCCGCCGCGAGGCGAGCTACCGCCTGTCCCAGCCCCTGCCTCTCGGCGCCTCCCCGATGCTCTTGACTGAGTGTCCCGGGGGCCCGAAGCGTTTACTTTGAAAAAATTAGAGTGTTCCAAGCAGGCCGCGTCGCCTGGATACTTCAGCTAGGAATAATGGAATAGGACTCCGGTTCTATTTTGTTGGTTTTCGGAACTGGGGCCATGATTAAGAGGGACGGCCGGGGGCATTCGTATTGTGCCGCTAGAGGTGAAATTCTTGGACCGGCGCAAGACGAACCAAAGCGAAAGCATTTGCCAAGAATGTTTTCATTAATCAAGAACGAAAGTCGGAGGTTCGAAGACGATCAGATACCGTCGTAGTTCCGACCATAAACGATGCCGACTAGCGATCCGGCGGCGTTATTCCCATGACCCGCCGAGCAGCTTCCGGGAAACCAAAGTCTTTGGGTTCCGGGGGGAGTATGGTTGCAAAGCTGAAACTTAAAGGAATTGACGGAAGGGCACCACCAGGAGTGGAGCCTGCGGCTTAATTTGACTCAACACGGGAAACCTCACCCGGCCCGGACACGGAAAGGATTGACAGATTGATAGCTCTTTCTCGATTCTGTGGGTGGTGGTGCATGGCCGTTCTTAGTTGGTGGAGCGATTTGTCTGGTTAATTCCGATAACGAACGAGACTCCTCCATGCTAACTAGTTACGCGACCCCCGGCGGTCGGCGTCCAACTTCTTAGAGGGACAAGTGGCGTTCAGCCACACGAGATCGAGCAATAACAGGTCTGTGATGCCCTTAGATGTCCGGGGCTGCACGCGCGCTACACTGAACGGATCAGCGTGTGTCTACCCTGCGCCGACAGGTGCGGGTAACCCGCTGAACCCCGTTCGTGATAGGGATCGGGGATTGCAATTATTTCCCATGAACGAGGAATTCCCAGTAAGTGCGGGTCATAAGCTCGCGTTGATTAAGTCCCTGCCCTTTGTACACACCGCCCGTCGCTACTACCGATTGGATGGTTTAGTGAGGTCCTCGGATCGGCCCCGCCGGGGTCGGCCACGGCCCTGGCGGAGCGCCGAGAAGACGATCAAACTTGACTATCTAGAGGAAGTAAAAGTCGTAACAAGGTTTCC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7.0</text:p>
          </table:table-cell>
        </table:table-row>
        <table:table-row table:style-name="ro1">
          <table:table-cell office:value-type="string" calcext:value-type="string">
            <text:p>AGCATATGCTTGTCTCAAAGATTAAGCCATGCATGTCTAAGTACGCACGGCCGGTACAGTGAAACTGCGAATGGCTCATTAAATCAGTTATGGTTCCTTTGGTCGCTCGCTCCTCTCCTACTTGGATAACTGTGGTAATTCTAGAGCTAATACATGCCGACGGGCGCTGACCCCCTTCGCGGGGGGGATGCGTGCATTTATCAGATCAAAACCAACCCGGTCAGCCCCTCTCCGGCCCCGGCCGGGGGGCGGGCGCCGGCGGCTTTGGTGACTCTAGATAACCTCGGGCCGATCGCACGCCCCCCGTGGCGGCGACGACCCATTCGAACGTCTGCCCTATCAACTTTCGATGGTAGTCGCCGTGCCTACCATGGTGACCACGGGTGACGGGGAATCAGGGTTCGATTCCGGAGAGGGAGCCTGAGAAACGGCTACCACATCCAAGGAAGGCAGCAGGCGCGCAAATTACCCACTCCCGACCCGGGGAGGTAGTGACGAAAAATAACAATACAGGACTCTTTCGAGGCCCTGTAATTGGAATGAGTCCACTTTAAATCCTTTAACGAGGATCCATTGGAGGGCAAGTCTGGTGCCAGCAGCCGCGGTAATTCCAGCTCCAATAGCGTATATTAAAGTTGCTGCAGTTAAAAAGCTCGTAGTTGGATCTTGGGAGCGGGCGGGCGGTCCGCCGCGAGGCGAGCCACCGCCCGTCCCCGCCCCTTGCCTCTCGGCGCCCCCTCGATGCTCTTAGCTGAGTGTCCCGCGGGGCCCGAAGCGTTTACTTTGAAAAAATTAGAGTGTTCAAAGCAGGCCCGAGCCGCCTGGATACCGCAGCTAGGAATAATGGAATAGGACCGCGGTTCTATTTTGTTGGTTTTCGGAACTGAGGCCATGATTAAGAGGGACGGCCGGGGGCATTCGTATTGCGCCGCTAGAGGTGAAATTCTTGGACCGGCGCAAGACGGACCAGAGCGAAAGCATTTGCCAAGAATGTTTTCATTAATCAAGAACGAAAGTCGGAGGTTCGAAGACGATCAGATACCGTCGTAGTTCCGACCATAAACGATGCCGACCGGCGATGCGGCGGCGTTATTCCCATGACCCGCCGGGCAGCTTCCGGGAAACCAAAGTCTTTGGGTTCCGGGGGGAGTATGGTTGCAAAGCTGAAACTTAAAGGAATTGACGGAAGGGCACCACCAGGAGTGGAGCCTGCGGCTTAATTTGACTCAACACGGGAAACCTCACCCGGCCCGGACACGGACAGGATTGACAGATTGATAGCTCTTTCTCGATTCCGTGGGTGGTGGTGCATGGCCGTTCTTAGTTGGTGGAGCGATTTGTCTGGTTAATTCCGATAACGAACGAGACTCTGGCATGCTAACTAGTTACGCGACCCCCGAGCGGTCGGCGTCCCCCAACTTCTTAGAGGGACAAGTGGCGTTCAGCCACCCGAGATTGAGCAATAACAGGTCTGTGATGCCCTTAGATGTCCGGGGCTGCACGCGCGCTACACTGACTGGCTCAGCGTGTGCCTACCCTACGCCGGCAGGCGCGGGTAACCCGTTGAACCCCATTCGTGATGGGGATCGGGGATTGCAATTATTCCCCATGAACGAGGAATTCCCAGTAAGTGCGGGTCATAAGCTTGCGTTGATTAAGTCCCTGCCCTTTGTACACACCGCCCGTCGCTACTACCGATTGGATGGTTTAGTGAGGCCCTCGGATCGGCCCCGCCGGGGTCGGCCCACGGCCCTGGCGGAGCGCTGAGAAGACGGTCGAACTTGACTATCTAGAGGAAGTAAAAGTCGTAACAAGGTTTCC</text:p>
          </table:table-cell>
          <table:table-cell office:value-type="string" calcext:value-type="string">
            <text:p>d__Eukaryota; p__Vertebrata; c__Mammalia; o__Mammalia; f__Mammalia; g__Mammal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CTAAGTACGCACGGCCGGTACAGTGAAACTGCGAATGGCTCATTAAATCAGTTATGGTTCCTTTGGTCGCTCGCTCCTCTCCTACTTGGATAACTGTGGTAATTCTAGAGCTAATACATGCCGACGGGCGCTGACCCCCTTCGCGGGGGGGATGCGTGCATTTATCAGATCAAAACCAACCCGGTCAGCCCCTCTCCGGCCCCGGCCGGGGGGCGGGCGCCGGCGGCTTTGGTGACTCTAGATAACCTCGGGCCGATCGCACGCCCCCCGTGGCGGCGACGACCCATTCGAACGTCTGCCCTATCAACTTTCGATGGTAGTCGCCGTGCCTACCATGGTGACCACGGGTGACGGGGAATCAGGGTTCGATTCCGGAGAGGGAGCCTGAGAAACGGCTACCACATCCAAGGAAGGCAGCAGGCGCGCAAATTACCCACTCCCGACCCGGGGAGGTAGTGACGAAAAATAACAATACAGGACTCTTTCGAGGCCCTGTAATTGGAATGAGTCCACTTTAAATCCTTTAACGAGGATCCATTGGAGGGCAAGTCTGGTGCCAGCAGCCGCGGTAATTCCAGCTCCAATAGCGTATATTAAAGTTGCTGCAGTTAAAAAGCTCGTAGTTGGATCTTGGGAGCGGGCGGGCGGTCCGCCGCGAGGCGAGCCACCGCCCGTCCCCGCCCCTTGCCTCTCGGCGCCCCCTCGATGCTCTTAGCTGAGTGTCCCGCGGGGCCCGAAGCGTTTACTTTGAAAAAATTAGAGTGTTCAAAGCAGGCCCGAGCCGCCTGGATACCGCAGCTAGGAATAATGGAATAGGACCGCGGTTCTATTTTGTTGGTTTTCGGAACTGAGGCCATGATTAAGAGGGACGGCCGGGGGCATTCGTATTGCGCCGCTAGAGGTGAAATTCTTGGACCGGCGCAAGACGGACCAGAGCGAAAGCATTTGCCAAGAATGTTTTCATTAATCAAGAACGAAAGTCGGAGGTTCGAAGACGATCAGATACCGTCGTAGTTCCGACCATAAACGATGCCGACCGGCGATGCGGCGGCGTTATTCCCATGACCCGCCGGGCAGCTTCCGGGAAACCAAAGTCTTTGGGTTCCGGGGGGAGTATGGTTGCAAAGCTGAAACTTAAAGGAATTGACGGAAGGGCACCACCAGGAGTGGAGCCTGCGGCTTAATTTGACTCAACACGGGAAACCTCACCCGGCCCGGACACGGACAGGATTGACAGATTGATAGCTCTTTCTCGATTCCGTGGGTGGTGGTGCATGGCCGTTCTTAGTTGGTGGAGCGATTTGTCTGGTTAATTCCGATAACGAACGAGACTCTGGCATGCTAACTAGTTACGCGACCCCCGAGCGGTCGGCGTCCCCCAACTTCTTAGAGGGACAAGTGGCGTTCAGCCACCCGAGATTGAGCAATAACAGGTCTGTGATGCCCTTAGATGTCCGGGGCTGCACGCGCGCTACACTGACTGGCTCAGCGTGTGCCTACCCTACGCCGGCAGGCGCGGGTAACCCGTTGAACCCCATTCGTGATGGGGATCGGGGATTGCAATTATTCCCCATGAACGAGGAATTCCCAGTAAGTGCGGGTCATAAGCTTGCGTTGATTAAGTCCCTGCCCTTTGTACACACCGCCCGTCGCTACTACCGATTGGATGGTTTAGTGAGGCCCTCGGATCGGCCCCGCCGGGGTCGGCCCACGGCCCTGGCGGAGCGCTGAGAAGACGGTCGAACTTGACT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ATTTATACGGTGAAACTGCGAATGGCTCATTATATCAGTTATAGTTTATTTGATGGTACCTTTACTACTTGGATAACCGTGGTAATTCTAGAGCTAATACATGCTACAAATCCCGACTTCTGGAAGGGACGTATTTATTAGATCCAAAACCAACGAGGGCAACCTCTTACTTGGTGATTCATAATAACTTTTCGAATCGCAGGGCCTTGTGCCGGCGATGGGTCATTCAAATTTCTGCCCTATCAACTGTCGATGGTAGGATAGAGGCCTACCATGGTGGTGACGGGTAACGGGGAATCAGGGTTCGATTCCGGAGAGGGAGCCTGAGAAACGGCTACCACTTCTAAGGAAGGCAGCAGGCGCGCAAATTACCCAATCCTGACACAGGGAGGTAGTGACAATAAATAACAATCCAGGGCCTACATGGTCTTGGAATTGGAATGAGTACAATTTAAACCAATTAACGAGGAACAATTGGAGGGCAAGTCTGGTGCCAGCAGCCGCGGTAATTCCAGCTCCAATAGCGTATATTAAAGTTGTTGCAGTTAAAAAGCTCGTAGTTGAATTTCGAGGGTCATTTTGGCCGGGCCGACCTGGCTTGTCTGGGTTGGCATTTCGGATCCATGGACCCTGTACCACTTCCTGGGGAACTAGTCTGCCATTTATTTGGTTGGGCTAGGGAGCCAGGACCTTTACCTTGAAAAAATCAGAGTGTTCAAAGCAGGCATTATTGCTCGAATACATTAGCATGGAATAATAGAATAGGACCGTGGTTCTATTTTGTTGGTTTATAGGACCAAGGTAATGATTAATAGGGACAGTTGGGGGCATTTGTATCGGATCGTTAGGGGTGAAATCCTTGGATCGGTCCGAGACAGACTAATGCGAAAGCATTTGCCAAGGATGTTTTCATTAATCAAGAACGAAAGTTAGGGGATCGAAGACGATTAGATACCGTCGTAGTCTTAACCATAAACTATGCCGACTGGGGATCGGACCATGTTATCTATATGACTGGTTCGGCACCCTATGAGAAATCAAAGTTTTTAGGTTCCGGGGGGAGTATGGTCGCAAGGCTGAAACTTAAAGGAATTGACGGAAGGGCACCACCAGGAGTGGAGCCTGCGGCTTAATTTGACTCAACACGGGGAAACTCACCAGGTCCAGACATAGTGAGGATTGACAGATTGATAGCTCTTTCTTGATTCTATGGTTGGTGGTGCATGGCCGTTCTTAGTTGGTGGAGTGATTTGTCTGGTTAATTCCGATAACGAACGAGACCTTAACCTGCTAAATAGCTACGCTAAGCTTTGCTTGGTGGATGAGCTTCTTAGAGGGACTGCCAGTGTCTAACTGGCGGAAGTTTGAGGCAATAACAGGTCTGTGATGCCCTTAGATGTTCTGGGCCGCACGCGCGCTACACTGATGAAGTCAGCGAGTTTATACTTTTGTATGCTCCTTGTCCGGAAGGACCGGGTAATCTTGTGAAACTTCATCGTGCTGGGGATAGTCCTTTGCAATTATTGGACTTGAACGAGGAATTCCTAGTAAGCGCAAGTCATCAGCTTGCGTTGATTACGTCCCTGCCCTTTGTACACACCGCCCGTCGCTACTACCGATTGAATGGCTTAGTGAGTCCTCTGGACTGGCGCTAGTTGGCTGGCAACGGCTGACTGATGCTGGGAAGTTGGGCAAACTTGGTCATTTAGAGGAAGTAAAAGTCGTAACAAGGTTTCC</text:p>
          </table:table-cell>
          <table:table-cell office:value-type="string" calcext:value-type="string">
            <text:p>d__Eukaryota; p__Zoopagomycot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GTCATATGCTTGTCTCAAAGATTAAGCCATGCATGTCTAAGTATAAACCAATTTATACGGTGAAACTGCGAATGGCTCATTATATCAGTTATAGTTTATTTGATGGTACCTTTACTACTTGGATAACCGTGGTAATTCTAGAGCTAATACATGCTACAAATCCCGACTTCTGGAAGGGACGTATTTATTAGATCCAAAACCAACGAGGGCAACCTCTTACTTGGTGATTCATAATAACTTTTCGAATCGCAGGGCCTTGTGCCGGCGATGGGTCATTCAAATTTCTGCCCTATCAACTGTCGATGGTAGGATAGAGGCCTACCATGGTGGTGACGGGTAACGGGGAATCAGGGTTCGATTCCGGAGAGGGAGCCTGAGAAACGGCTACCACTTCTAAGGAAGGCAGCAGGCGCGCAAATTACCCAATCCTGACACAGGGAGGTAGTGACAATAAATAACAATCCAGGGCCTACATGGTCTTGGAATTGGAATGAGTACAATTTAAACCAATTAACGAGGAACAATTGGAGGGCAAGTCTGGTGCCAGCAGCCGCGGTAATTCCAGCTCCAATAGCGTATATTAAAGTTGTTGCAGTTAAAAAGCTCGTAGTTGAATTTCGAGGGTCATTTTGGCCGGGCCGACCTGGCTTGTCTGGGTTGGCATTTCGGATCCATGGACCCTGTACCACTTCCTGGGGAACTAGTCTGCCATTTATTTGGTTGGGCTAGGGAGCCAGGACCTTTACCTTGAAAAAATCAGAGTGTTCAAAGCAGGCATTATTGCTCGAATACATTAGCATGGAATAATAGAATAGGACCGTGGTTCTATTTTGTTGGTTTATAGGACCAAGGTAATGATTAATAGGGACAGTTGGGGGCATTTGTATCGGATCGTTAGGGGTGAAATCCTTGGATCGGTCCGAGACAGACTAATGCGAAAGCATTTGCCAAGGATGTTTTCATTAATCAAGAACGAAAGTTAGGGGATCGAAGACGATTAGATACCGTCGTAGTCTTAACCATAAACTATGCCGACTGGGGATCGGACCATGTTATCTATATGACTGGTTCGGCACCCTATGAGAAATCAAAGTTTTTAGGTTCCGGGGGGAGTATGGTCGCAAGGCTGAAACTTAAAGGAATTGACGGAAGGGCACCACCAGGAGTGGAGCCTGCGGCTTAATTTGACTCAACACGGGGAAACTCACCAGGTCCAGACATAGTGAGGATTGACAGATTGATAGCTCTTTCTTGATTCTATGGTTGGTGGTGCATGGCCGTTCTTAGTTGGTGGAGTGATTTGTCTGGTTAATTCCGATAACGAACGAGACCTTAACCTGCTAAATAGCTACGCTAAGCTTTGCTTGGTGGATGAGCTTCTTAGAGGGACTGCCAGTGTCTAACTGGCGGAAGTTTGAGGCAATAACAGGTCTGTGATGCCCTTAGATGTTCTGGGCCGCACGCGCGCTACACTGATGAAGTCAGCGAGTTTATACTTTTGTATGCTCCTTGTCCGGAAGGACCGGGTAATCTTGTGAAACTTCATCGTGCTGGGGATAGTCCTTTGCAATTATTGGACTTGAACGAGGAATTCCTAGTAAGCGCAAGTCATCAGCTTGCGTTGATTACGTCCCTGCCCTTTGTACACACCGCCCGTCGCTACTACCGATTGAATGGCTTAGTGAGTCCTCTGGACTGGCGCTAGTTGGCTGGCAACGGCTGACTGATGCTGGGAAGTTGGG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ATTTATACGGTGAAACTGCGAATGGCTCATTATATCAGTTATAGTTTATTTGATGGTACCTTTACTACTTGGATAACCGTGGTAATTCTAGAGCTAATACATGCTACAAATCCCGACTTCTGGAAGGGACGTATTTATTAGATCCAAAACCAACGAGGGCAACCTCTTTTATGGTGAATCATAATAACTTTTCGAATCGCATGGCCTTGTGCCGGCGATGGGTCATTCAAATTTCTGCCCTATCAACTGTCGATGGTAGGATAGAGGCCTACCATGGTATTAACGGGTAACGGGGAATCAGGGTTCGATTCCGGAGAGGGAGCCTGAGAAACGGCTACCACTTCTAAGGAAGGCAGCAGGCGCGCAAATTACCCAATCCTGACACAGGGAGGTAGTGACAATAAATAACAATCCAGGGCCTACACGGTCTTGGAATTGGAATGAGTACAATTTAAATCAGTTAACGAGGAACAATTGGAGGGCAAGTCTGGTGCCAGCAGCCGCGGTAATTCCAGCTCCAATAGCGTATATTAAAGTTGTTGCAGTTAAAAAGCTCGTAGTTGAATTTCGAGGGTCATTTGGCCGGGTCTACTTGGTTTTCCAAGTGGGCAATCTGGATCCAAAGGCCCTGTACCACTTCTTGGGGAACTAGTCTACTCTTTATTGAGTTGGGCTAGGGAGCCAAGACCTTTACCTTGAAAAAATCAGAGTGTTCAAAGCAGGCATATTTGCTCGAATACATTAGCATGGAATAATAGAATAGGACCATGGTTCTATTTTGTTGGTTTATAGGACCAAGGTAATGATTAATAGGGACAGTTGGGGGCATTTGTATCGGATCGTTAGGGGTGAAATCCTTGGATCGGTCCGAGACAAACTAATGCGAAAGCATTTGCCAAGGATGTTTTCATTAATCAAGAACGAAAGTTAGGGGATCGAAGACGATTAGATACCGTCGTAGTCTTAACCATAAACTATGCCGACTGAGGATCAGACCATGTTATTTATATGACTGGTTTGGCACTCTATGAGAAATCAAAGTTTTTAGGTTCCGGGGGGAGTATGGTCGCAAGGCTGAAACTTAAAGGAATTGACGGAAGGGCACCACCAGGAGTGGAGCCTGCGGCTTAATTTGACTCAACACGGGGAAACTCACCAGGTCCAGACATAGTGAGGATTGACAGATTGATAGCTCTTTCTTGATTCTATGGTTGGTGGTGCATGGCCGTTCTTAGTTGGTGGAGTGATTTGTCTGGTTAATTCCGATAACGAACGAGACCTTAACCTGCTAAATAGCTACGTTATGCTTTGTCATGACGGCAAGCTTCTTAGAGGGACTGCCAGTGTTTAACTGGCGGAAGTTTGAGGCAATAACAGGTCTGTGATGCCCTTAGATGTTCTGGGCCGCACGCGCGCTACACTGATGAAGTCAGCGAGTTAATATTTATATGTTCCTTGGCCGGAAGGCCTGGGTAATCTTGTTAAACTTCATCGTGCTGGGGATAGTCCTTTGCAATTATTGGACTTGAACGAGGAATTCCTAGTAAGCGCAAGTCATCAGCTTGCGTTGATTACGTCCCTGCCCTTTGTACACACCGCCCGTCGCTACTACCGATTGAATGGCTTAGTGAGTCCTCTGGACTGACGTTAATTAGTTGGCAACAACCTATTGATGTTGGGAAGTTGGGCAAACTTGGTCATTTAGAGGAAGTAAAAGTCGTAACAAGGTTTCC</text:p>
          </table:table-cell>
          <table:table-cell office:value-type="string" calcext:value-type="string">
            <text:p>d__Eukaryota; p__Zoopagomycota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GTCATATGCTTGTCTCAAAGATTAAGCCATGCATGTCTAAGTATAAACCAATTTATACGGTGAAACTGCGAATGGCTCATTATATCAGTTATAGTTTATTTGATGGTACCTTTACTACTTGGATAACCGTGGTAATTCTAGAGCTAATACATGCTACAAATCCCGACTTCTGGAAGGGACGTATTTATTAGATCCAAAACCAACGAGGGCAACCTCTTTTATGGTGAATCATAATAACTTTTCGAATCGCATGGCCTTGTGCCGGCGATGGGTCATTCAAATTTCTGCCCTATCAACTGTCGATGGTAGGATAGAGGCCTACCATGGTATTAACGGGTAACGGGGAATCAGGGTTCGATTCCGGAGAGGGAGCCTGAGAAACGGCTACCACTTCTAAGGAAGGCAGCAGGCGCGCAAATTACCCAATCCTGACACAGGGAGGTAGTGACAATAAATAACAATCCAGGGCCTACACGGTCTTGGAATTGGAATGAGTACAATTTAAATCAGTTAACGAGGAACAATTGGAGGGCAAGTCTGGTGCCAGCAGCCGCGGTAATTCCAGCTCCAATAGCGTATATTAAAGTTGTTGCAGTTAAAAAGCTCGTAGTTGAATTTCGAGGGTCATTTGGCCGGGTCTACTTGGTTTTCCAAGTGGGCAATCTGGATCCAAAGGCCCTGTACCACTTCTTGGGGAACTAGTCTACTCTTTATTGAGTTGGGCTAGGGAGCCAAGACCTTTACCTTGAAAAAATCAGAGTGTTCAAAGCAGGCATATTTGCTCGAATACATTAGCATGGAATAATAGAATAGGACCATGGTTCTATTTTGTTGGTTTATAGGACCAAGGTAATGATTAATAGGGACAGTTGGGGGCATTTGTATCGGATCGTTAGGGGTGAAATCCTTGGATCGGTCCGAGACAAACTAATGCGAAAGCATTTGCCAAGGATGTTTTCATTAATCAAGAACGAAAGTTAGGGGATCGAAGACGATTAGATACCGTCGTAGTCTTAACCATAAACTATGCCGACTGAGGATCAGACCATGTTATTTATATGACTGGTTTGGCACTCTATGAGAAATCAAAGTTTTTAGGTTCCGGGGGGAGTATGGTCGCAAGGCTGAAACTTAAAGGAATTGACGGAAGGGCACCACCAGGAGTGGAGCCTGCGGCTTAATTTGACTCAACACGGGGAAACTCACCAGGTCCAGACATAGTGAGGATTGACAGATTGATAGCTCTTTCTTGATTCTATGGTTGGTGGTGCATGGCCGTTCTTAGTTGGTGGAGTGATTTGTCTGGTTAATTCCGATAACGAACGAGACCTTAACCTGCTAAATAGCTACGTTATGCTTTGTCATGACGGCAAGCTTCTTAGAGGGACTGCCAGTGTTTAACTGGCGGAAGTTTGAGGCAATAACAGGTCTGTGATGCCCTTAGATGTTCTGGGCCGCACGCGCGCTACACTGATGAAGTCAGCGAGTTAATATTTATATGTTCCTTGGCCGGAAGGCCTGGGTAATCTTGTTAAACTTCATCGTGCTGGGGATAGTCCTTTGCAATTATTGGACTTGAACGAGGAATTCCTAGTAAGCGCAAGTCATCAGCTTGCGTTGATTACGTCCCTGCCCTTTGTACACACCGCCCGTCGCTACTACCGATTGAATGGCTTAGTGAGTCCTCTGGACTGACGTTAATTAGTTGGCAACAACCTATTGATGTTGGGAAGTTGGGCAAACTTGGTCATTTAGAGGAAGTAAAAGTCGTAACAAGGTTTCC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TTTATACAGTGAAACTGCGAATGGCTCATTAAATCAGTTATAATTTCAGTGAAAGTTTACCAAATGGATAACCGTGGTAATTCTAGAGCTAATACATGCTTTATAATCTCGCTTTTTTAAAGGAGATGCATTTATTAGATGAAACCAACATGTTGGTGAATCATAGTAACTTTGCTGATTGCATGGCCTTGTGCTGGCAATAATTCATTCAAATTTCTGCCCTATCAACTATCGATGGTAGGATAGAGGCCTACCATGGTGATAACGGGTAACGGGGAATTAGGGTTCGATTCCGGAGAAGGCGCCTGAGAAATGGCGACTACATCCAAGGAAGGCAGCAGGCGCGCAAATTACCCAATCCTGACACAGGGAGGTAGTGACAAAAAATAACAATACAGGGCCATTGGTCTTGTAATTGGAATGAGTACAATGTAAACACCTTAACAAGGAACAATTGGAGGGCAAGTCTGGTGCCAGCAGCCGCGGTAATTCCAGCTCCAATAGCGTATATTAAAGTTGTTGCAGTTAAAACGCCCGTAGTCGAACTTCAGAGCGTTTAGATTTATCTAAACCTCTTTAACTCTATCTGGTTCAGGTTATTAATTTAATTTGAATCATTAAAGATAGAATGTTTACTTTGAAAAAATTAGAGTGTTCAAAGCAAATTTATATGAATACATTAGCATGGAATAATGGAATAAGTCAGTAGCTTGTTTCGTTGGTTTAAAGTTGCAAACATGATTAATAGGGATGATTGGGGCCTTTAGTATTTAATAGTCAGAGGTGAAATTCTTGGATTTATTAAAGACTAACTTCTGCGAAAGCATTAGGCAAATTCACTCTCATTGATCAAGGACGAAAGTTGGGGGATCGAAGATGATTAGATACCGTCGTAGTCTCAACTATAAACTATGCCGACCAGGGATTGGACTAGCATTTACTAGTTCAGCACCTTGAGTGAAAACAGAGTCTTTAGGTTCTGGGGGGAGTATATTCGCAAGTATGAAACTTAAAGGAATTGACGGAAGGGCACCACAAGGAGTGGAGCCTGCGGCTTAATTTGACTCAACACGGGAAAACTCACCAGGTCCAGACATGAGAAGGATTGACAGTTTGATAGTGCTTTCTTGATTTTATGGGTGGTGGTGCATGGCCGTTCTTAGTTGGTGGAGTGATTTGTCTGGTTAATTCCGATAACGAACGAGACCTTAACCTTTAAATAGTTTAGTTTAATTTTTTAAGCTGAACTTCTTAAAGGGACTGTTGGTGTTTAACCAACGGAAGTTTGAGGCAATAACAGGTCTGTGATGCCCTTAGATGTTCTGGGCCGCACGCGCGCTACACTGATGAAGTCAGCGAGTTAAATAGATCTTTTATCTAGTTTCCTGCCCTGGAAAGGGTGGGTAATCTTTTAAACTTCATCGTGCTGGGGATAATCCATTGCAATTATTGGATTTGAACGAGGAATTCCTAGTAAGTACATGTCATCAGCATGTGCTGATTACGTCCCTGCCCTTTGTACACACCGCCCGTCGCTACTACCGATTGAATGGTTTAGTGAGGCCTCTGGATTTGAGATTTAGTATTGGAAACGATATTAAATTTTAGAGAAATTGGTCAAACTTGGTCATTTAGAGGAAGTAAAAGTCGTAACAAGGTTTCC</text:p>
          </table:table-cell>
          <table:table-cell office:value-type="string" calcext:value-type="string">
            <text:p>d__Eukaryota; p__Zoopagomycota; c__Entomophthoromycetes; o__Entomophthorales; f__Ancylistaceae; g__Conidiobol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TTTATACAGTGAAACTGCGAATGGCTCATTAAATCAGTTATAATTTCAGTGAAAGTTTACCAAATGGATAACCGTGGTAATTCTAGAGCTAATACATGCTTTATAATCTCGCTTTTTTAAAGGAGATGCATTTATTAGATGAAACCAACATGTTGGTGAATCATAGTAACTTTGCTGATTGCATGGCCTTGTGCTGGCAATAATTCATTCAAATTTCTGCCCTATCAACTATCGATGGTAGGATAGAGGCCTACCATGGTGATAACGGGTAACGGGGAATTAGGGTTCGATTCCGGAGAAGGCGCCTGAGAAATGGCGACTACATCCAAGGAAGGCAGCAGGCGCGCAAATTACCCAATCCTGACACAGGGAGGTAGTGACAAAAAATAACAATACAGGGCCATTGGTCTTGTAATTGGAATGAGTACAATGTAAACACCTTAACAAGGAACAATTGGAGGGCAAGTCTGGTGCCAGCAGCCGCGGTAATTCCAGCTCCAATAGCGTATATTAAAGTTGTTGCAGTTAAAACGCCCGTAGTCGAACTTCAGAGCGTTTAGATTTATCTAAACCTCTTTAACTCTATCTGGTTCAGGTTATTAATTTAATTTGAATCATTAAAGATAGAATGTTTACTTTGAAAAAATTAGAGTGTTCAAAGCAAATTTATATGAATACATTAGCATGGAATAATGGAATAAGTCAGTAGCTTGTTTCGTTGGTTTAAAGTTGCAAACATGATTAATAGGGATGATTGGGGCCTTTAGTATTTAATAGTCAGAGGTGAAATTCTTGGATTTATTAAAGACTAACTTCTGCGAAAGCATTAGGCAAATTCACTCTCATTGATCAAGGACGAAAGTTGGGGGATCGAAGATGATTAGATACCGTCGTAGTCTCAACTATAAACTATGCCGACCAGGGATTGGACTAGCATTTACTAGTTCAGCACCTTGAGTGAAAACAGAGTCTTTAGGTTCTGGGGGGAGTATATTCGCAAGTATGAAACTTAAAGGAATTGACGGAAGGGCACCACAAGGAGTGGAGCCTGCGGCTTAATTTGACTCAACACGGGAAAACTCACCAGGTCCAGACATGAGAAGGATTGACAGTTTGATAGTGCTTTCTTGATTTTATGGGTGGTGGTGCATGGCCGTTCTTAGTTGGTGGAGTGATTTGTCTGGTTAATTCCGATAACGAACGAGACCTTAACCTTTAAATAGTTTAGTTTAATTTTTTAAGCTGAACTTCTTAAAGGGACTGTTGGTGTTTAACCAACGGAAGTTTGAGGCAATAACAGGTCTGTGATGCCCTTAGATGTTCTGGGCCGCACGCGCGCTACACTGATGAAGTCAGCGAGTTAAATAGATCTTTTATCTAGTTTCCTGCCCTGGAAAGGGTGGGTAATCTTTTAAACTTCATCGTGCTGGGGATAATCCATTGCAATTATTGGATTTGAACGAGGAATTCCTAGTAAGTACATGTCATCAGCATGTGCTGATTACGTCCCTGCCCTTTGTACACACCGCCCGTCGCTACTACCGATTGAATGGTTTAGTGAGGCCTCTGGATTTGAGATTTAGTATTGGAAACGATATTAAATTTTAGAGAAA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TGTATAAATTATTTTTATAGTGAAACTGCGAATGGCTCATTAAATCAGTTATAATTTATTTGATAAACCAATTTACCATATGGATAACCGTGGTAATTCTAGAGCTAATACATGCTTAAGACCCTGACTTCTGGAAAGGGTGTATTTATTAGATAAAAAACCAATGTAGGCAACTACTTTTTTGGTGATTCATAATAACTTTTCGAATCAAAAATAATTTTTTGATATATCATTCAAATTTCTGCCCTATCAACTATCGATGGTAAGGTAGTGGCTTACCATGGTTTTTACGGGTGACGGGGAATTAGGGTTCGATTCCGGAGAGGGAGCCTGAGAAACGGCTACCACATCCAAGGAAGGCAGCAGGCGCGCAAATTACCCAATCCTAATACAGGGAGGTAGTGACAATAAATAACGATACAGGGCTTTTATAAGTCATGTAATTGGAATGAGTACAAATTAAAACTCTTAACGAGGAACAATTGGAGGGCAAGTCTGGTGCCAGCAGCCGCGGTAATTCCAGCTCCAATAGCGTATATTAAAGTTGTTGCAGTTAAAAAGCCCGTAGTCGAATTTTTTAAGGTTTAATTTTTAATTTAATTTTAATTTTATTTTAATTTTATTAAAAATACCTTAATTTCTTTTTTAACTTTTGGGTTATAATTTAATTAATTTATTTTAATTAGTTATAATCATTTTTTAAGTATTTATATTTAAAAGGGTTAAAAATGATTACTTTGAAAAAATTAGAGTGTTCAAAGCAAGCAATAATGCATGAATATATTAGCATGGAATAATGAAATAGGACTTTGGATCTATTTTGTTGGTTTATAGAACCAAAGTAATGATGAATAGGGATGGTTGGGGACATTAGTATTTAGTTGTCAGAGGTGAAATTCTTGGATTTATTAAAGACTAACTTCTGCGAAAGCATTTGTCAAGGACATTCCCATTGATCAAGGACGAAAGTTGGGGGATCGAAGATGATTAGATACCGTCGTAGTCTCAACCATAAACTATGCCGACTAGGGATTAGATTATGTAAATATAATTTAGCACCTTAAGAGAAATCAAAGTTTTTGGGTTCCGGGGGGAGTATGGTCGCAAGGCTGAAACTTAAAGGAATTGACGGAAGGGCACCACCAGGAGTGGAGCCTGCGGCTTAATTTGACTCAACACGGGAAAACTTACCAGGTCCAGACATAGTGAGGATTGACAGATTGAGAGCTCTTTCTTGATTCTATGGGTGGTGGTGCATGGCCGTTCTTAGTTGGTGGAGTGATTTGTCTGGTTAATTCCGATAACGAACGAGACCTTTATCTGTTAAATAGCTGGTCCAATCTTTTAGATTGAGATGCAATAGGCTTCTTAGAGAGACTATTGACGTTTAGTCAATGGAAGTTGAAGGCAATAACAGGTCTGTGATGCCCTTAGATGTTCTGGGCCGCACGCGCGCTACACTGATGAATTCAACGAGTTGCACATTATGTGTTTTTCCTTAACTGTAAAGTTTGGGTAATCTTTTTGAAACTTCATCGTGCTGGGGATAGTCCATTGCAATTATTGGACTTTAACGAGGAATTCCTAGTAAGCATATGTCATCAGCATGTGTTGATTACGTCCCTGCCCTTTGTACACACCGCCCGTCGCTACTACCGATTGAATGGTTTAGTGAGACTTCTGGATTAGATAATTAAAAATGGTAACGTTTTTAAATTATTTGAGAAGTTAGTCAAACTTGATCATTTAGAGGAAGTAAAAGTCGTAACAAGGTTTCC</text:p>
          </table:table-cell>
          <table:table-cell office:value-type="string" calcext:value-type="string">
            <text:p>d__Eukaryota; p__Zoopagomycota; c__Entomophthoromycetes; o__Entomophthorales; f__Ancylistaceae; g__Conidiobol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TGTATAAATTATTTTTATAGTGAAACTGCGAATGGCTCATTAAATCAGTTATAATTTATTTGATAAACCAATTTACCATATGGATAACCGTGGTAATTCTAGAGCTAATACATGCTTAAGACCCTGACTTCTGGAAAGGGTGTATTTATTAGATAAAAAACCAATGTAGGCAACTACTTTTTTGGTGATTCATAATAACTTTTCGAATCAAAAATAATTTTTTGATATATCATTCAAATTTCTGCCCTATCAACTATCGATGGTAAGGTAGTGGCTTACCATGGTTTTTACGGGTGACGGGGAATTAGGGTTCGATTCCGGAGAGGGAGCCTGAGAAACGGCTACCACATCCAAGGAAGGCAGCAGGCGCGCAAATTACCCAATCCTAATACAGGGAGGTAGTGACAATAAATAACGATACAGGGCTTTTATAAGTCATGTAATTGGAATGAGTACAAATTAAAACTCTTAACGAGGAACAATTGGAGGGCAAGTCTGGTGCCAGCAGCCGCGGTAATTCCAGCTCCAATAGCGTATATTAAAGTTGTTGCAGTTAAAAAGCCCGTAGTCGAATTTTTTAAGGTTTAATTTTTAATTTAATTTTAATTTTATTTTAATTTTATTAAAAATACCTTAATTTCTTTTTTAACTTTTGGGTTATAATTTAATTAATTTATTTTAATTAGTTATAATCATTTTTTAAGTATTTATATTTAAAAGGGTTAAAAATGATTACTTTGAAAAAATTAGAGTGTTCAAAGCAAGCAATAATGCATGAATATATTAGCATGGAATAATGAAATAGGACTTTGGATCTATTTTGTTGGTTTATAGAACCAAAGTAATGATGAATAGGGATGGTTGGGGACATTAGTATTTAGTTGTCAGAGGTGAAATTCTTGGATTTATTAAAGACTAACTTCTGCGAAAGCATTTGTCAAGGACATTCCCATTGATCAAGGACGAAAGTTGGGGGATCGAAGATGATTAGATACCGTCGTAGTCTCAACCATAAACTATGCCGACTAGGGATTAGATTATGTAAATATAATTTAGCACCTTAAGAGAAATCAAAGTTTTTGGGTTCCGGGGGGAGTATGGTCGCAAGGCTGAAACTTAAAGGAATTGACGGAAGGGCACCACCAGGAGTGGAGCCTGCGGCTTAATTTGACTCAACACGGGAAAACTTACCAGGTCCAGACATAGTGAGGATTGACAGATTGAGAGCTCTTTCTTGATTCTATGGGTGGTGGTGCATGGCCGTTCTTAGTTGGTGGAGTGATTTGTCTGGTTAATTCCGATAACGAACGAGACCTTTATCTGTTAAATAGCTGGTCCAATCTTTTAGATTGAGATGCAATAGGCTTCTTAGAGAGACTATTGACGTTTAGTCAATGGAAGTTGAAGGCAATAACAGGTCTGTGATGCCCTTAGATGTTCTGGGCCGCACGCGCGCTACACTGATGAATTCAACGAGTTGCACATTATGTGTTTTTCCTTAACTGTAAAGTTTGGGTAATCTTTTTGAAACTTCATCGTGCTGGGGATAGTCCATTGCAATTATTGGACTTTAACGAGGAATTCCTAGTAAGCATATGTCATCAGCATGTGTTGATTACGTCCCTGCCCTTTGTACACACCGCCCGTCGCTACTACCGATTGAATGGTTTAGTGAGACTTCTGGATTAGATAATTAAAAATGGTAACGTTTTTAAATTATTTGAGAAGTTAGTCAAACTTGA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GTAAGCACTTTGCACCGTGAAACTGCGAATGGCTCATTATATCAGTTATAATTTATTTGATAGTGCCAAATTACTACTTGGATAACCGTGGTAATTCTAGAGCTAATACATGCTAAAAATCCCGACTCTCGCGGAAGGGATGTATTTATTAGATACAAAACCAATAGCCCCTCGGGGTTTTCTTGGTGATTCATAATAACTGCTCGAATCGCACGGCCTTGTGCTGGCGATGGTTCATTCAAATTTCTGCCCTATCAACTGTCGATGGTAGAGTAGTGGTCTACCATGGTTGCAACGGGTAACGGGGAATTAGGGTTCGATTCCGGAGAGGGAGCCTGAGAAACGGCTACCACATCCAAGGAAGGCAGCAGGCGCGCAAATTACCCAATCCTGACACAGGGAGGTAGTGACAATAAATAACAACCCAGAGCCATTTGGTTTCTGGGATTGGAATGAGTACAACGTAAACGCCTTAACGAGGAACAATTGGAGGGCAAGTCTGGTGCCAGCAGCCGCGGTAATTCCAGCTCCAATAGCGTATATTAAAGTTGTTGCAGTTAAAACGCTCGTAGTTGAATCTGATGGGGTCTTTGGCCGGCGCCTGGTCTTCGTACTGGGTCTTGCCGTGCCGAGCCCTATTATATTGCACTGCTGCCCCTCGTGTGTCGTTCACTCGGCAGCGGGGTGCTGTGGCAGTGCCTTTTACCTTGAAGAAATTAGAGTGTTCAAAGCGGGCGAGTTTTGCTTGAATACATTAGCATGGGATAATAGAATAGGACTGTTGGTTCTGTTTTGTTGGTTTCCAGGGCCAGAGTAATGATTAATAGGGACAGTTGGGGGCATTCGTATTTACTTGCTAGAGGTGAAATTCTTGGATTTAGTAAAGACGAACTAATGCGAAAGCATCTGCCAGGGATGTTTTCATTAATCAAGAACGAAAGTTAGGGGATCGAAGACGATTAGATACCGTCGTAGTCTTAACCATAAACGATGCCGTCCAGGGATCGGATGTAGCTCTTTAAATGGCTCATTCGGCACCTTGCGAGAAATCAGAGAGTTTGGGTTCCGGGGGGAGTATGGTCGCAAGGCTGAAACTTAAAGGAATTGACGGAAGGGCACCACCAGGTGTGGAGCCTGCGGCTTAATTTGACTCAACACGGGAAAACTTACCAGGTCCAGACATGGCGAGGATTGACAGATTGACAGCTCTTTCTTGATTCTATGGGTGGTGGTGCATGGCCGTTCTTAGTTGGTGGATTGATTTGTCTGGTTAATTCCGATAACGAACGAGACCTCCGCCTGCTTAGTAGACCCGCCAATCCTTTGTGCTTGGCGGTTGTCTTCTTAGAGGGACTCTCGGAAAAAATCCGGAGGAAGCTGGAGGCAATAACAGGTCTGTGATGCCCTTAGATGTTCTGGGCCGCACGCGCGCTACACTGACCGGGGCAGCAAGTTCTAAGTTAATACCTTGGCCGGAAGGCCCGGGGAATCTTGGAAACCCGGTCGTGCTGGGGATTGTCCATTGCAATTATTGGACATGAACGAGGAATACCTAGTAAGCGCAAGTCATCAGCTTGCGTTGATTACGTCCCTGCCCTTTGTACACACCGCCCGTCGCTACTACCGATTGGATGGCTTAGTGAGGCCCTCGGATCGTCGGCTTGCTGGCTGGAAACGGCTGCACTGCTGCTGAAAAGTTGGTCAAACTTGGTCATTTAGAGGAAGTAAAAGTCGTAACAAGGTATCC</text:p>
          </table:table-cell>
          <table:table-cell office:value-type="string" calcext:value-type="string">
            <text:p>d__Eukaryota; p__Zoopagomycota; c__Incertae_Sedis; o__Kickxellales; f__Kickxellaceae; g__Ramicandelaber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TAAGTGTAAGCACTTTGCACCGTGAAACTGCGAATGGCTCATTATATCAGTTATAATTTATTTGATAGTGCCAAATTACTACTTGGATAACCGTGGTAATTCTAGAGCTAATACATGCTAAAAATCCCGACTCTCGCGGAAGGGATGTATTTATTAGATACAAAACCAATAGCCCCTCGGGGTTTTCTTGGTGATTCATAATAACTGCTCGAATCGCACGGCCTTGTGCTGGCGATGGTTCATTCAAATTTCTGCCCTATCAACTGTCGATGGTAGAGTAGTGGTCTACCATGGTTGCAACGGGTAACGGGGAATTAGGGTTCGATTCCGGAGAGGGAGCCTGAGAAACGGCTACCACATCCAAGGAAGGCAGCAGGCGCGCAAATTACCCAATCCTGACACAGGGAGGTAGTGACAATAAATAACAACCCAGAGCCATTTGGTTTCTGGGATTGGAATGAGTACAACGTAAACGCCTTAACGAGGAACAATTGGAGGGCAAGTCTGGTGCCAGCAGCCGCGGTAATTCCAGCTCCAATAGCGTATATTAAAGTTGTTGCAGTTAAAACGCTCGTAGTTGAATCTGATGGGGTCTTTGGCCGGCGCCTGGTCTTCGTACTGGGTCTTGCCGTGCCGAGCCCTATTATATTGCACTGCTGCCCCTCGTGTGTCGTTCACTCGGCAGCGGGGTGCTGTGGCAGTGCCTTTTACCTTGAAGAAATTAGAGTGTTCAAAGCGGGCGAGTTTTGCTTGAATACATTAGCATGGGATAATAGAATAGGACTGTTGGTTCTGTTTTGTTGGTTTCCAGGGCCAGAGTAATGATTAATAGGGACAGTTGGGGGCATTCGTATTTACTTGCTAGAGGTGAAATTCTTGGATTTAGTAAAGACGAACTAATGCGAAAGCATCTGCCAGGGATGTTTTCATTAATCAAGAACGAAAGTTAGGGGATCGAAGACGATTAGATACCGTCGTAGTCTTAACCATAAACGATGCCGTCCAGGGATCGGATGTAGCTCTTTAAATGGCTCATTCGGCACCTTGCGAGAAATCAGAGAGTTTGGGTTCCGGGGGGAGTATGGTCGCAAGGCTGAAACTTAAAGGAATTGACGGAAGGGCACCACCAGGTGTGGAGCCTGCGGCTTAATTTGACTCAACACGGGAAAACTTACCAGGTCCAGACATGGCGAGGATTGACAGATTGACAGCTCTTTCTTGATTCTATGGGTGGTGGTGCATGGCCGTTCTTAGTTGGTGGATTGATTTGTCTGGTTAATTCCGATAACGAACGAGACCTCCGCCTGCTTAGTAGACCCGCCAATCCTTTGTGCTTGGCGGTTGTCTTCTTAGAGGGACTCTCGGAAAAAATCCGGAGGAAGCTGGAGGCAATAACAGGTCTGTGATGCCCTTAGATGTTCTGGGCCGCACGCGCGCTACACTGACCGGGGCAGCAAGTTCTAAGTTAATACCTTGGCCGGAAGGCCCGGGGAATCTTGGAAACCCGGTCGTGCTGGGGATTGTCCATTGCAATTATTGGACATGAACGAGGAATACCTAGTAAGCGCAAGTCATCAGCTTGCGTTGATTACGTCCCTGCCCTTTGTACACACCGCCCGTCGCTACTACCGATTGGATGGCTTAGTGAGGCCCTCGGATCGTCGGCTTGCTGGCTGGAAACGGCTGCACTGCTGCTGAAAAGTTGGTCAAACTTGGTCATTTAGAGGAAGTAA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ACCACATTATACGGTGAAACTGCGAATGGCTCATTATATCAGTTATGGTTTATTTGATGATACCTACCACTTGGATAACCGTGGTAATTCTAGGGCTAATACATGCACTGTATCCCGACTTCTGGAAGGGATGTATTTATTAGGTAAAAGCCAACCCGTAGCAATACGGTCTCTGGTGACTCATGATAACTTTGCGAATCGCATGGCTTTGCGCTGGCGATGGTTCATTCAAATTTCTGCCCTATCAACTTTCGATGGTAGGATAGAGGCCTACCATGGTTGCAACGGGTGACGGAGAATTAGGGTTCGATTCCGGAGAGGGAGCCTGAGAAACGGCTACCACATCCAAGGAAGGCAGCAGGCGCGCAAATTACCCAATCCTGACACAGGGAGGTAGTGACAATAAATAACAATGCAGGACCCTTTTGGGTCTTGCAATTGGAATGAGTACAATTTAAACCTCTTAACGAGGAGCCATTGGAGGGCAAGTCTGGTGCCAGCAGCCGCGGTAATTCCAGCTCCAATAGCGTATATTAAAGTTGTTGCAGTTAAAAAGCTCGTAGTCGATTATCGGGTCTGGCCGGGCGGTCCGTCGCTTCGGTGGCGTGTACTGCCCTTCAGGCCGGACCTTTTCGCCGGCACGGTGGCGCGCGTGATGCTTTCGGGTGTCGCATGCGTCGTCCGTTACCGGTCGTTTACCTTGAAAAAATTAGAGTGTTCAAAGCGGGCGCACACGCCTGAATAGATTAGCATGGAATAATGAAATAGGACCGTGGTCTTTTATTTCGTTGGTTTCCAGGGGCCGCGGTAATGACCGATAGGAACAGTTGGGGGCATTCGTATTTCCCAGCTAGAGGTGAAATTCTTGGATTTGGGAAAGACGAACTTATGCGAAAGCATTTGCCAAGGATGTTTTCTTTGATCAGGAGCTAAAGTTAGGGGATCGAAGATGATTAGATACCGTTGTAGTCCTAACCATAAACGATGCCGACTAGGGATCGGGCAATGTTGTTTACTGACTTGCCCGGCACCTTCCGAGAAATCAAAGTGTTTGGGTTCCGGGGGGAGTATGGTCGCAAGGCTGAAACTTAAAGGAATTGACGGAAGGGCACCACCAGGAGTGGAGCCTGCGGCTTAATTTGACTCAACACGGGGAAACTCACCAGGTCCAGACATAGTGAGGATTGACAGATTGATAGCTCTTTCTTGATTCTATGGGTGGTGGTGCATGGCCGTTCTTAGTTGGTGGAGTGATTTGTCTGGTTAATTCCGATAACGAACGAGACCTTAACCTGCTAACTAGCGACGCGAGCCCTTGTGGCTGGTGGTCCGCTTCTTAGAGGGACTGTCGATGTCTAATCGACGGAAGTTTGAGGCAATAACAGGTCTGTGATGCCCTTAGATGTTCTGGGCCGCACGCGCGCTACAATGACGGAGCCAGCGAGTTGTTCACCTTGGCCGGAAGGTCCGGGGAATCTTGTGAAACTCTGTCGTGCTGGGGATAGTCCATTGCAATTATTGGACTTGAACGAGGAATTCCTAGTAAGCGCAAGTCATCAGCTTGCGTTGATTACGTCCCTGCCCTTTGTACACACCGCCCGTCGCTACTACCGATTGAATGGCTTAGTGAGACCTTCGGATTGGCGATCAGCTGCCGGCAACGGTGGCAGACTGCTGAAAAGTTGGTCAAACTTGGTCATTTAGAGGAAGTAAAAGTCGTAACAAGGTTTCC</text:p>
          </table:table-cell>
          <table:table-cell office:value-type="string" calcext:value-type="string">
            <text:p>d__Eukaryota; p__Zoopagomycota; c__Incertae_Sedis; o__Zoopag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GTCATATGCTTGTCTCAAAGATTAAGCCATGCATGTCCAAGTATAAACCACATTATACGGTGAAACTGCGAATGGCTCATTATATCAGTTATGGTTTATTTGATGATACCTACCACTTGGATAACCGTGGTAATTCTAGGGCTAATACATGCACTGTATCCCGACTTCTGGAAGGGATGTATTTATTAGGTAAAAGCCAACCCGTAGCAATACGGTCTCTGGTGACTCATGATAACTTTGCGAATCGCATGGCTTTGCGCTGGCGATGGTTCATTCAAATTTCTGCCCTATCAACTTTCGATGGTAGGATAGAGGCCTACCATGGTTGCAACGGGTGACGGAGAATTAGGGTTCGATTCCGGAGAGGGAGCCTGAGAAACGGCTACCACATCCAAGGAAGGCAGCAGGCGCGCAAATTACCCAATCCTGACACAGGGAGGTAGTGACAATAAATAACAATGCAGGACCCTTTTGGGTCTTGCAATTGGAATGAGTACAATTTAAACCTCTTAACGAGGAGCCATTGGAGGGCAAGTCTGGTGCCAGCAGCCGCGGTAATTCCAGCTCCAATAGCGTATATTAAAGTTGTTGCAGTTAAAAAGCTCGTAGTCGATTATCGGGTCTGGCCGGGCGGTCCGTCGCTTCGGTGGCGTGTACTGCCCTTCAGGCCGGACCTTTTCGCCGGCACGGTGGCGCGCGTGATGCTTTCGGGTGTCGCATGCGTCGTCCGTTACCGGTCGTTTACCTTGAAAAAATTAGAGTGTTCAAAGCGGGCGCACACGCCTGAATAGATTAGCATGGAATAATGAAATAGGACCGTGGTCTTTTATTTCGTTGGTTTCCAGGGGCCGCGGTAATGACCGATAGGAACAGTTGGGGGCATTCGTATTTCCCAGCTAGAGGTGAAATTCTTGGATTTGGGAAAGACGAACTTATGCGAAAGCATTTGCCAAGGATGTTTTCTTTGATCAGGAGCTAAAGTTAGGGGATCGAAGATGATTAGATACCGTTGTAGTCCTAACCATAAACGATGCCGACTAGGGATCGGGCAATGTTGTTTACTGACTTGCCCGGCACCTTCCGAGAAATCAAAGTGTTTGGGTTCCGGGGGGAGTATGGTCGCAAGGCTGAAACTTAAAGGAATTGACGGAAGGGCACCACCAGGAGTGGAGCCTGCGGCTTAATTTGACTCAACACGGGGAAACTCACCAGGTCCAGACATAGTGAGGATTGACAGATTGATAGCTCTTTCTTGATTCTATGGGTGGTGGTGCATGGCCGTTCTTAGTTGGTGGAGTGATTTGTCTGGTTAATTCCGATAACGAACGAGACCTTAACCTGCTAACTAGCGACGCGAGCCCTTGTGGCTGGTGGTCCGCTTCTTAGAGGGACTGTCGATGTCTAATCGACGGAAGTTTGAGGCAATAACAGGTCTGTGATGCCCTTAGATGTTCTGGGCCGCACGCGCGCTACAATGACGGAGCCAGCGAGTTGTTCACCTTGGCCGGAAGGTCCGGGGAATCTTGTGAAACTCTGTCGTGCTGGGGATAGTCCATTGCAATTATTGGACTTGAACGAGGAATTCCTAGTAAGCGCAAGTCATCAGCTTGCGTTGATTACGTCCCTGCCCTTTGTACACACCGCCCGTCGCTACTACCGATTGAATGGCTTAGTGAGACCTTCGGATTGGCGATCAGCTGCCGGCAACGGTGGCAGACTGCTGAAAAGTTGGT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AAACCACTTTGTACGGTGAAACTGCGAATGGCTCATTATATCAGTTATTGTTTATTTGATGATACCTTGCCACTTGGATAACCGTGGTAATTCTAGAGCTAATACATGCACGCCAGGCCCGACTTTGCGGAAGGGCCGTGTTTATTAGGTAAAAGCCAACCCGGGGCAACCCGGCCGCTGGTGATTCATGATAACTTTGCGAACCGCACACAGCCCTTGCGGCGGCGGTGGATCATTCAAATTTCTGCCCTATCAACTTTCGACGGTAGGATAGAGGCCTACCGTGGTGGCAACGGGTAACGGGGAATTAGGGTTCGATTCCGGAGAGGGAGCCTGAGAAACGGCTACCACATCCAAGGAAGGCAGCAGGCGCGCAAATTACCCAATCCCGACACGGGGAGGTAGTGACAATAAATAACAATGCAGGGCCCTTTGGGCCGTGCAATTGGAATGAGTACAATGTAAACCTCTTAACGAGGAACGATTGGAGGGCAAGTCTGGTGCCAGCAGCCGCGGTAATTCCAGCTCCAATAGCGTATATTAAAGTTGTTGTAGTTAAAAAGCTCGTAGTCGAATTTTGGGCGTGGTCGGGCGGTCCGCTGCTTCGGCGGCGCGTACTGCCTTCTGGCGGCGCCTTTCCTCCGGGGGAGATGCAGTTCGGGGAGCCTTCGGGAGCTCCGGCAGCAGGCAGCCCGGACGTTTACCTTGAAAAAATTAGAGTGTTCAAAGCAGGCGCACGCCTGCATAGTACAGCATGGAATAATGGAATAGGACTTGCGGTTTTGTTGTGTTGGTTTCTTGGAACCGCGGTAATGATGAACAGGGACAGTTGGGGGCATTCGTATTGCGCAGCTAGAGGTGAAATTCTTGGATTTGCGCAAGACGAACCTTTGCGAAAGCATTTGCCAAGGATGTTTTCATTGATCAAGAACGAAAGTTAGGGGATCGAAGACGATTAGATACCGTCGTAGTCTTAACCATAAACGATGCCGACTAGGGATCGGGCGGTGTTGCTTTGTTGACCCGCCCGGCACCTTTAGAGAAATCAAAGTGTCTGGGTTCCGGGGGGAGTATAGTCGCAAGGCCGAAACTTGAAGGAATTGACGGAAGGGCACCACCAGGAGTGGAGCCTGCGGCTTAATTTGACTCAACACGGGAAAACTCACCAGGTCCAGACATGGCAAGGATTGACAGATTGAGAGCTCTTTCTTGATTCTATGGGTGGTGGTGCATGGCCGTTCTTAGTTGGTGGAGTGATTTGTCTGCTTAATTGCGATAACGAACGAGACCTTAACCTGCTAAATAGCGACGCGGCCCACAGTGGCCGTGGCCCGCTTCTTAGAGGGACTGTCGGCGTTTAGCCGACGGAAGTTTGAGGCAATAACAGGTCTGTGATGCCCTTAGATGTTCTGGGCCGCACGCGCGCTACACTGACGAAGCCAGCGAGTGTACAGCCTTGGCCGGAAGGTCCGGGTAATCTTGTGAAACTTTGTCGTGCTGGGGATAGTCCATTGCAATTATTGGACTTGAACGAGGAATTCCTAGTAAGTACGAGTCATCAGCTCGTGCTGATTTCGTCCCTGCCCTTTGTACACACCGCCCGTCGCTACTACCGATTGGACGGCTTAGTGAGGCCCTCGGATTGTGGGCGCTGGCGGCTGGCAACGGCGGCTGCGCGTGCAGAAAGTTGGTCAAACTTGGTCGTCTAGAGGAAGTAAAAGTCGTAACAAGGTTTCC</text:p>
          </table:table-cell>
          <table:table-cell office:value-type="string" calcext:value-type="string">
            <text:p>d__Eukaryota; p__Zoopagomycota; c__Incertae_Sedis; o__Zoopag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GTCATATGCTTGTCTCAAAGATTAAGCCATGCATGTCCAAGTATAAACCACTTTGTACGGTGAAACTGCGAATGGCTCATTATATCAGTTATTGTTTATTTGATGATACCTTGCCACTTGGATAACCGTGGTAATTCTAGAGCTAATACATGCACGCCAGGCCCGACTTTGCGGAAGGGCCGTGTTTATTAGGTAAAAGCCAACCCGGGGCAACCCGGCCGCTGGTGATTCATGATAACTTTGCGAACCGCACACAGCCCTTGCGGCGGCGGTGGATCATTCAAATTTCTGCCCTATCAACTTTCGACGGTAGGATAGAGGCCTACCGTGGTGGCAACGGGTAACGGGGAATTAGGGTTCGATTCCGGAGAGGGAGCCTGAGAAACGGCTACCACATCCAAGGAAGGCAGCAGGCGCGCAAATTACCCAATCCCGACACGGGGAGGTAGTGACAATAAATAACAATGCAGGGCCCTTTGGGCCGTGCAATTGGAATGAGTACAATGTAAACCTCTTAACGAGGAACGATTGGAGGGCAAGTCTGGTGCCAGCAGCCGCGGTAATTCCAGCTCCAATAGCGTATATTAAAGTTGTTGTAGTTAAAAAGCTCGTAGTCGAATTTTGGGCGTGGTCGGGCGGTCCGCTGCTTCGGCGGCGCGTACTGCCTTCTGGCGGCGCCTTTCCTCCGGGGGAGATGCAGTTCGGGGAGCCTTCGGGAGCTCCGGCAGCAGGCAGCCCGGACGTTTACCTTGAAAAAATTAGAGTGTTCAAAGCAGGCGCACGCCTGCATAGTACAGCATGGAATAATGGAATAGGACTTGCGGTTTTGTTGTGTTGGTTTCTTGGAACCGCGGTAATGATGAACAGGGACAGTTGGGGGCATTCGTATTGCGCAGCTAGAGGTGAAATTCTTGGATTTGCGCAAGACGAACCTTTGCGAAAGCATTTGCCAAGGATGTTTTCATTGATCAAGAACGAAAGTTAGGGGATCGAAGACGATTAGATACCGTCGTAGTCTTAACCATAAACGATGCCGACTAGGGATCGGGCGGTGTTGCTTTGTTGACCCGCCCGGCACCTTTAGAGAAATCAAAGTGTCTGGGTTCCGGGGGGAGTATAGTCGCAAGGCCGAAACTTGAAGGAATTGACGGAAGGGCACCACCAGGAGTGGAGCCTGCGGCTTAATTTGACTCAACACGGGAAAACTCACCAGGTCCAGACATGGCAAGGATTGACAGATTGAGAGCTCTTTCTTGATTCTATGGGTGGTGGTGCATGGCCGTTCTTAGTTGGTGGAGTGATTTGTCTGCTTAATTGCGATAACGAACGAGACCTTAACCTGCTAAATAGCGACGCGGCCCACAGTGGCCGTGGCCCGCTTCTTAGAGGGACTGTCGGCGTTTAGCCGACGGAAGTTTGAGGCAATAACAGGTCTGTGATGCCCTTAGATGTTCTGGGCCGCACGCGCGCTACACTGACGAAGCCAGCGAGTGTACAGCCTTGGCCGGAAGGTCCGGGTAATCTTGTGAAACTTTGTCGTGCTGGGGATAGTCCATTGCAATTATTGGACTTGAACGAGGAATTCCTAGTAAGTACGAGTCATCAGCTCGTGCTGATTTCGTCCCTGCCCTTTGTACACACCGCCCGTCGCTACTACCGATTGGACGGCTTAGTGAGGCCCTCGGATTGTGGGCGCTGGCGGCTGGCAACGGCGGCTGCGCGTGCAGAAAGTTGGTCAAACTTGGTCGTC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GAACACGCTTTGTACGGTGAAACTGCGAATGGCTCATTATATCAGTGATCATTTATTTGATGATGGCTTACTACGTGGATAACCGTGGTAATTCTAGAGCTAATACATGCAAACGACTCCCGACTCGCGAGGGAAGGGAGGTATTTATTAGGTAAGAACCAGCCCCGGCAACGGGAGCACTGGTGATTCATAGTAACTGCACGAATCGCACGGCCTTGCGCTGGCGATGGATCATTCAAATTTCTGCCCTATCAACTTTTGATGGTAGGATAGAGGCCTACCATGGTCGCAACGGGTAACGGGGAATTAGGGTTCGATTCCGGAGAGGGAGCCTGAGAAACGGCTACCACATCCAAGGAAGGCAGCAGGCGCGCAAATTACCCAATCCTGACACAGGGAGGTAGTGACAATACATAACAATGCGCGGCTCTTCGAGTCGGGCAATTGGAATGAGCACACAGTAAACAGGTTAGCGAGGAACAATTGGAGGGCAAGTCTGGTGCCAGCAGCCGCGGTAATTCCAGCTCCAATAGCGTATATTAAAGTTGTTGCAGTTAAAAAGCTCGTAGTTGGAAATTGGGCACGGCCGGGCGGTCCACCTTTGGGTGCGTACTGCTCAGGGGCGTCTTCGGGCGTCACGAGGCTGAGCCTTGGCCGCGTCCTCGCATGCAGCAATGTGTGCGCGGGACAGGCAGTTACCTTGAAAAAATTAGAGTGTTCAAAGCAGGCGGTAGTGCCGGAATAGATTAGCATGGAATAACGGAATAGGACCTTGGTCTTGTTTTGCTGGTTCTCAGGACCACGGTAATGATCAACAGGGACGGTTGGGGGCACTCGTATTTCATTGCTAGAGGTGAAATTCTTGGATTTATGAACGACGAACTTTTGCGAAAGCATCTGCCAAGGATGTTCTCATTAATCAAGAACGAAAGTTGGGGGATCGAAGACGATTAGATACCGTCGTAGTCTCGACTGTAAACGATGCCGACTAGGGATCGCGCGGTGTTGATTACGACCCGCGCGGCACCTCGCGAGAAATCAAAGTGTTTGGGTTCCGGGGGGAGTATGGTCGCAAGGCTGAAACTTAAAGGAATTGACGGAAGGGCACCACCAGGAGTGGAGCCTGCGGCTTAATTTGACTCAACACGGGGAAACTCACCAGGTCCGGACATGGCGAGGATTGACAGATTGAGAGCTCTTTCTTGATTCCATGGATGGTGGTGCATGGCCGTTCTTAGTTGGTGGAGTGATTTGTCTGCTTAATTGCGATAACGAACGAGACCTTGATCTGCTAACTAGCGACGCGTACCTTTGGTAGGCGGCTCGCTTCTTAGAGAGACTGTACGTGTTGCAACGTACGGAAGCTCGAGGCAATAACAGGTCTGTGATGCCCTTGGATGTTCTGGGCCGCACGCGCGCTACAATGTCACGGCCAGCGAGTAAGTTGCTTCGGCAACGGCACCTTGGCTGACAAGCCTGGGGAATCTTGGCAGACCGTGACGTGCTGGGGATAGTCCTTTGCAATTATCGGACTTGAACGAGGAATTCCTTGTAAGCGCAAGTCATCAGCTTGCGCTGAATCTGTCCCTGCCCTTTGTACACACCGCCCGTCGCTACTACCGATTGAATGGCTTAGTGAGGCCTTTGGATGCGCGGCCACGGGGCGAAAGCCTGGTGCGCTGCGCAGAAGCTGGACAAACTTGGTCATTTAGAGGAAGTAAAAGTCGTAACAAGGTTTCC</text:p>
          </table:table-cell>
          <table:table-cell office:value-type="string" calcext:value-type="string">
            <text:p>d__Eukaryota; p__Zoopagomycota; c__Incertae_Sedis; o__Zoopagales; f__Zoopag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CATATGCTTGTCTCAAAGATTAAGCCATGCATGTCCAAGTATGAACACGCTTTGTACGGTGAAACTGCGAATGGCTCATTATATCAGTGATCATTTATTTGATGATGGCTTACTACGTGGATAACCGTGGTAATTCTAGAGCTAATACATGCAAACGACTCCCGACTCGCGAGGGAAGGGAGGTATTTATTAGGTAAGAACCAGCCCCGGCAACGGGAGCACTGGTGATTCATAGTAACTGCACGAATCGCACGGCCTTGCGCTGGCGATGGATCATTCAAATTTCTGCCCTATCAACTTTTGATGGTAGGATAGAGGCCTACCATGGTCGCAACGGGTAACGGGGAATTAGGGTTCGATTCCGGAGAGGGAGCCTGAGAAACGGCTACCACATCCAAGGAAGGCAGCAGGCGCGCAAATTACCCAATCCTGACACAGGGAGGTAGTGACAATACATAACAATGCGCGGCTCTTCGAGTCGGGCAATTGGAATGAGCACACAGTAAACAGGTTAGCGAGGAACAATTGGAGGGCAAGTCTGGTGCCAGCAGCCGCGGTAATTCCAGCTCCAATAGCGTATATTAAAGTTGTTGCAGTTAAAAAGCTCGTAGTTGGAAATTGGGCACGGCCGGGCGGTCCACCTTTGGGTGCGTACTGCTCAGGGGCGTCTTCGGGCGTCACGAGGCTGAGCCTTGGCCGCGTCCTCGCATGCAGCAATGTGTGCGCGGGACAGGCAGTTACCTTGAAAAAATTAGAGTGTTCAAAGCAGGCGGTAGTGCCGGAATAGATTAGCATGGAATAACGGAATAGGACCTTGGTCTTGTTTTGCTGGTTCTCAGGACCACGGTAATGATCAACAGGGACGGTTGGGGGCACTCGTATTTCATTGCTAGAGGTGAAATTCTTGGATTTATGAACGACGAACTTTTGCGAAAGCATCTGCCAAGGATGTTCTCATTAATCAAGAACGAAAGTTGGGGGATCGAAGACGATTAGATACCGTCGTAGTCTCGACTGTAAACGATGCCGACTAGGGATCGCGCGGTGTTGATTACGACCCGCGCGGCACCTCGCGAGAAATCAAAGTGTTTGGGTTCCGGGGGGAGTATGGTCGCAAGGCTGAAACTTAAAGGAATTGACGGAAGGGCACCACCAGGAGTGGAGCCTGCGGCTTAATTTGACTCAACACGGGGAAACTCACCAGGTCCGGACATGGCGAGGATTGACAGATTGAGAGCTCTTTCTTGATTCCATGGATGGTGGTGCATGGCCGTTCTTAGTTGGTGGAGTGATTTGTCTGCTTAATTGCGATAACGAACGAGACCTTGATCTGCTAACTAGCGACGCGTACCTTTGGTAGGCGGCTCGCTTCTTAGAGAGACTGTACGTGTTGCAACGTACGGAAGCTCGAGGCAATAACAGGTCTGTGATGCCCTTGGATGTTCTGGGCCGCACGCGCGCTACAATGTCACGGCCAGCGAGTAAGTTGCTTCGGCAACGGCACCTTGGCTGACAAGCCTGGGGAATCTTGGCAGACCGTGACGTGCTGGGGATAGTCCTTTGCAATTATCGGACTTGAACGAGGAATTCCTTGTAAGCGCAAGTCATCAGCTTGCGCTGAATCTGTCCCTGCCCTTTGTACACACCGCCCGTCGCTACTACCGATTGAATGGCTTAGTGAGGCCTTTGGATGCGCGGCCACGGGGCGAAAGCCTGGTGCGCTGCGCAGAAGCTGGA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CAAGTATGAACACGCTTTGTACGGTGAAACTGCGAATGGCTCATTATATCAGTGATCATTTATTTGATGATGCCTTACTACGTGGATAACCGTGGTAATTCTAGAGCTAATACATGCACACGACGCCCGACTCGCGAGGGAAGGGCGGTATTTATTAGGTAAGAACCAGCCCAGGCAACTGGAGCACTGGTGATTCATGATAACTGCACGAATCGCACGGCCACTGCGCGCTGGCGATGGATCATTCAAATTTCTGCCCTATCAACTTTTGATGGTAGGATAGAGGCCTACCATGGTCGCAACGGGTAACGGGGAATTAGGGTTCGATTCCGGAGAGGGAGCCTGAGAAACGGCTACCACATCCAAGGAAGGCAGCAGGCGCGCAAATTACCCAATCCCGACACGGGGAGGTAGTGACAATACATAACAATGCGCGGCTCATCGAGCCGGGCAATTGGAATGAGCACACGGTAAACAGGTTAGCGAGGAACGATTGGAGGGCAAGTCTGGTGCCAGCAGCCGCGGTAATTCCAGCTCCAATAGCGTATATTAAAGTTGTTGCAGTTAAAAAGCTCGTAGTTGGAAGTTGGGCACGGCCGGGCGGTCCGCCCTTTGGGCGCGTACTGCTCTCGTAGCGGCGCGCAAGCGTCGCGAGGCTGAGCCTTGTGCCGCGTCCTTTGCGCGTGCATCTCACGGTGTGCGCGCAGCGGGACAGGCAGTTACCTTGAAAAAATTAGAGTGTTCAAAGCAGGCGCACATACGCCGGAATAGATTAGCATGGAATAACGGAATAGGACCTTGGTCTTGTTTTGCTGGTTCTCAGGGCCACGGTAATGATCAACAGGGACGGTTGGGGGCACTCGTATTTCATTGCTAGAGGTGAAATTCTTGGATTTATGAACGACGAACTTTTGCGAAAGCATCTGCCAAGGATGTTCTCATTAATCAAGAACGAAAGTTGGGGGATCGAAGACGATTAGATACCGTCGTAGTCTCGACTGTAAACGATGCCGACTAGGGATCGCGCGGCGTTGATCACGACCCGCGCGGCACCTCGCGAGAAATCAAAGTGTTTGGGTTCCGGGGGGAGTATGGTCGCAAGGCTGAAACTTAAAGGAATTGACGGAAGGGCACCACCAGGAGTGGAGCCTGCGGCTTAATTTGACTCAACACGGGGAAACTCACCAGGTCCGGACATGGCGAGGATTGACAGATTGAGAGCTCTTTCTTGATTCCATGGATGGTGGTGCATGGCCGTTCTTAGTTGGTGGAGTGATTTGTCTGCTTAATTGCGATAACGAACGAGACCTTGGTCTGCTAACTAGCGACGCGCGCCCTTCGCGGGCGCAGCGGCACGCTTCTTAGAGAGACTGTGCGCGTTGCAGCGCACGGAAGCTCGAGGCAATAACAGGTCTGTGATGCCCTTGGATGTTCTGGGCCGCACGCGCGCTACAATGTCACGGCCAGCGAGTTAGCTGGGCTCCCTTCGCGGGGGCTACGGCGGCACCTTGGCCGACAGGCCTGGGGAATCTTGCAGCCCGTGACGTGCTGGGGATAGTCCCTTGCAATTATTGGACTTGAACGAGGAATTCCTTGTAGGCGCAAGTCATCAGCTTGCGCCGAATACGTCCCTGCCCTTTGTACACACCGCCCGTCGCTACTACCGATTGAATGGCTTAGTGAGGCCTTTGGATGCGCGGCCGCGGCGGCGCAAGCTGCGGCGGCGTGCGCAGAAGCTGGACAAACTTGGTCATTTAGAGGAAGTAAAAGTCGTAACAAGGTTTCC</text:p>
          </table:table-cell>
          <table:table-cell office:value-type="string" calcext:value-type="string">
            <text:p>d__Eukaryota; p__Zoopagomycota; c__Incertae_Sedis; o__Zoopagales; f__Zoopagales; g__Zoopagales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GTCATATGCTTGTCTCAAAGATTAAGCCATGCATGTCCAAGTATGAACACGCTTTGTACGGTGAAACTGCGAATGGCTCATTATATCAGTGATCATTTATTTGATGATGCCTTACTACGTGGATAACCGTGGTAATTCTAGAGCTAATACATGCACACGACGCCCGACTCGCGAGGGAAGGGCGGTATTTATTAGGTAAGAACCAGCCCAGGCAACTGGAGCACTGGTGATTCATGATAACTGCACGAATCGCACGGCCACTGCGCGCTGGCGATGGATCATTCAAATTTCTGCCCTATCAACTTTTGATGGTAGGATAGAGGCCTACCATGGTCGCAACGGGTAACGGGGAATTAGGGTTCGATTCCGGAGAGGGAGCCTGAGAAACGGCTACCACATCCAAGGAAGGCAGCAGGCGCGCAAATTACCCAATCCCGACACGGGGAGGTAGTGACAATACATAACAATGCGCGGCTCATCGAGCCGGGCAATTGGAATGAGCACACGGTAAACAGGTTAGCGAGGAACGATTGGAGGGCAAGTCTGGTGCCAGCAGCCGCGGTAATTCCAGCTCCAATAGCGTATATTAAAGTTGTTGCAGTTAAAAAGCTCGTAGTTGGAAGTTGGGCACGGCCGGGCGGTCCGCCCTTTGGGCGCGTACTGCTCTCGTAGCGGCGCGCAAGCGTCGCGAGGCTGAGCCTTGTGCCGCGTCCTTTGCGCGTGCATCTCACGGTGTGCGCGCAGCGGGACAGGCAGTTACCTTGAAAAAATTAGAGTGTTCAAAGCAGGCGCACATACGCCGGAATAGATTAGCATGGAATAACGGAATAGGACCTTGGTCTTGTTTTGCTGGTTCTCAGGGCCACGGTAATGATCAACAGGGACGGTTGGGGGCACTCGTATTTCATTGCTAGAGGTGAAATTCTTGGATTTATGAACGACGAACTTTTGCGAAAGCATCTGCCAAGGATGTTCTCATTAATCAAGAACGAAAGTTGGGGGATCGAAGACGATTAGATACCGTCGTAGTCTCGACTGTAAACGATGCCGACTAGGGATCGCGCGGCGTTGATCACGACCCGCGCGGCACCTCGCGAGAAATCAAAGTGTTTGGGTTCCGGGGGGAGTATGGTCGCAAGGCTGAAACTTAAAGGAATTGACGGAAGGGCACCACCAGGAGTGGAGCCTGCGGCTTAATTTGACTCAACACGGGGAAACTCACCAGGTCCGGACATGGCGAGGATTGACAGATTGAGAGCTCTTTCTTGATTCCATGGATGGTGGTGCATGGCCGTTCTTAGTTGGTGGAGTGATTTGTCTGCTTAATTGCGATAACGAACGAGACCTTGGTCTGCTAACTAGCGACGCGCGCCCTTCGCGGGCGCAGCGGCACGCTTCTTAGAGAGACTGTGCGCGTTGCAGCGCACGGAAGCTCGAGGCAATAACAGGTCTGTGATGCCCTTGGATGTTCTGGGCCGCACGCGCGCTACAATGTCACGGCCAGCGAGTTAGCTGGGCTCCCTTCGCGGGGGCTACGGCGGCACCTTGGCCGACAGGCCTGGGGAATCTTGCAGCCCGTGACGTGCTGGGGATAGTCCCTTGCAATTATTGGACTTGAACGAGGAATTCCTTGTAGGCGCAAGTCATCAGCTTGCGCCGAATACGTCCCTGCCCTTTGTACACACCGCCCGTCGCTACTACCGATTGAATGGCTTAGTGAGGCCTTTGGATGCGCGGCCGCGGCGGCGCAAGCTGCGGCGGCGTGCGCAGAAGCTGGACAAACTTGGTCATTTAGAGGAAGT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GTCTCAAAGACTAAGCCATGCATGTCTAAGTATAAACCAATTTATACGGTGAAACTGCGAATGGCTCATTATATCAGTTATTGTTTATTTGATGATACCATACCACTTGGATAACCGTGGTAATTCTAGAGCTAATACATGCACGAAATCTCGACTCGTTCGCGGGAAGGGATGTATTTATTAGATAAAAACCAGCCCGGTACTTGTATCGGTTCAGCCTGGTGATTCATGATAACTTTGCGAATCGCATGACATTTCGTCGGCGATGGTTCATTCAAATTTCTGCCCTATCAACTTTCGATGGTAGGATAGAGGCCTACCATGGTCGTTACGGGTAACGGGGAATTAGGGTTCGATTCCGGAGAGGGAGCCTGAGAAACGGCTACCACATCCAAGGAAGGCAGCAGGCGCGCAAATTACCCAATCCTGACACAGGGAGGTAGTGACAATAAATAACAATGCAGGGCCCGTTCGGGTCTTGCAATTGGAATGAGTACAATCTAAACCACTTAACGAGGAACAATTGGAGGGCAAGTCTGGTGCCAGCAGCCGCGGTAATTCCAGCTCCAATAGCGTATATTAAAGTTGTTGCAGTTAAAAAGCTCGTAGTTGAACCTTTGAGTTGTCCGGGCGGTCCAGATCCTTCGTGGTTTGCGTACTGCTTGACCCGGTCCTTGTACGGTCGTATGGCCCTACGTGGGGTACATGCGCCTGCGAGCGAGCGCGGATGATTCACACCTTCTTGGCGAGGTTGTGCGTGTTCTTAACCGGGCGCGCGCAGCGGGTAGCCAAGGCTTTTACCTTGAAAAAATTAGAGTGTTCAAAGCAGGCAACGTGTTCGCCTGAATAGATTAGCATGGAATAATAGAATAGGACCTTGGTTCTATTTTGTTGGTTTTTAGGAACCACGGTAATGATTAATAGGGACAGTTGGGGACATTCGTATTTAATTGTCAGAGGTGAAATTCTTGGATCTATTAAAGACGAACTATTGCGAAAGCATTTGTCAAGGATGTTTTCATTAATCAAGAACGAAAGTTAGGGGATCGAAGACGATTAGATACCGTCGTAGTCTTAACCATAAACTATGCCGACTAGGGATCGGGCGGTGTTATTTTTTTATGACCCGCTCGGCACCTTACGAGAAATCAAAGTTTTTAGGCTCCGGGGGGAGTATGGTCGCAAGGCTGAAACTTAAAGGAATTGACGGAAGGGCACCACCAGGAGTGGAGCCTGCGGCTTAATTTGACTCAACACGGGGAAACTCACCAGGTCCAGACATAGTGAGGATTGACAGATTGAGAGCTCTTTCTTGATTCTATGGGTGGTGGTGCATGGCCGTTCTTAGTTGGTGGAGTGATTTGTCTGGTTAATTCCGATAACGAACGAGACCTTAACCTGCTAAATAGGAACAAGCGACACTTTCGGGCGGAATGATACGGACCATGCTAAGCGTCGCTTCGGTGGCGTGGACGTATGGCACCGGTCATCCGTTCGTCCTTGGCCTACTTCTTAGAGGGACTGCCGGTGTTGCAACCGGAGGAAGTTTGAGGCAATAACAGGTCTGTGATGCCCTTAGATGTTCTGGGCCGCACGCGCGCTACACTGACGGAGCCAGCGAGTACTGGCGCAAGCCTTCCTTGGCCGAAAGGTCCGGGTAATCTTGGGAAACTCCGTCGTGCTGGGGATAGTCCTTTGCAATTATCGGACTTGAACGAGGAATTCCTAGTAAGCGCGGTTCATCAGATCGCGTTGATTACGTCCCTGCCCTTTGTACACACCGCCCGTCGCTACTACCGATTGAATGGCTTAGTGAGGCCCTCGGATTGGCGTATTACTGCCGGCAACGGCTGGTTATATGCCGAGAAGTTGGTCAAACTTGGTCATTTAGAGGAAGTAAAAGTCGTAACAAGGTATCC</text:p>
          </table:table-cell>
          <table:table-cell office:value-type="string" calcext:value-type="string">
            <text:p>d__Eukaryota; p__Zoopagomycota; c__Incertae_Sedis; o__Zoopagales; f__Zoopagales; g__Zoopag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GTTATATGCTTGTCTCAAAGACTAAGCCATGCATGTCTAAGTATAAACCAATTTATACGGTGAAACTGCGAATGGCTCATTATATCAGTTATTGTTTATTTGATGATACCATACCACTTGGATAACCGTGGTAATTCTAGAGCTAATACATGCACGAAATCTCGACTCGTTCGCGGGAAGGGATGTATTTATTAGATAAAAACCAGCCCGGTACTTGTATCGGTTCAGCCTGGTGATTCATGATAACTTTGCGAATCGCATGACATTTCGTCGGCGATGGTTCATTCAAATTTCTGCCCTATCAACTTTCGATGGTAGGATAGAGGCCTACCATGGTCGTTACGGGTAACGGGGAATTAGGGTTCGATTCCGGAGAGGGAGCCTGAGAAACGGCTACCACATCCAAGGAAGGCAGCAGGCGCGCAAATTACCCAATCCTGACACAGGGAGGTAGTGACAATAAATAACAATGCAGGGCCCGTTCGGGTCTTGCAATTGGAATGAGTACAATCTAAACCACTTAACGAGGAACAATTGGAGGGCAAGTCTGGTGCCAGCAGCCGCGGTAATTCCAGCTCCAATAGCGTATATTAAAGTTGTTGCAGTTAAAAAGCTCGTAGTTGAACCTTTGAGTTGTCCGGGCGGTCCAGATCCTTCGTGGTTTGCGTACTGCTTGACCCGGTCCTTGTACGGTCGTATGGCCCTACGTGGGGTACATGCGCCTGCGAGCGAGCGCGGATGATTCACACCTTCTTGGCGAGGTTGTGCGTGTTCTTAACCGGGCGCGCGCAGCGGGTAGCCAAGGCTTTTACCTTGAAAAAATTAGAGTGTTCAAAGCAGGCAACGTGTTCGCCTGAATAGATTAGCATGGAATAATAGAATAGGACCTTGGTTCTATTTTGTTGGTTTTTAGGAACCACGGTAATGATTAATAGGGACAGTTGGGGACATTCGTATTTAATTGTCAGAGGTGAAATTCTTGGATCTATTAAAGACGAACTATTGCGAAAGCATTTGTCAAGGATGTTTTCATTAATCAAGAACGAAAGTTAGGGGATCGAAGACGATTAGATACCGTCGTAGTCTTAACCATAAACTATGCCGACTAGGGATCGGGCGGTGTTATTTTTTTATGACCCGCTCGGCACCTTACGAGAAATCAAAGTTTTTAGGCTCCGGGGGGAGTATGGTCGCAAGGCTGAAACTTAAAGGAATTGACGGAAGGGCACCACCAGGAGTGGAGCCTGCGGCTTAATTTGACTCAACACGGGGAAACTCACCAGGTCCAGACATAGTGAGGATTGACAGATTGAGAGCTCTTTCTTGATTCTATGGGTGGTGGTGCATGGCCGTTCTTAGTTGGTGGAGTGATTTGTCTGGTTAATTCCGATAACGAACGAGACCTTAACCTGCTAAATAGGAACAAGCGACACTTTCGGGCGGAATGATACGGACCATGCTAAGCGTCGCTTCGGTGGCGTGGACGTATGGCACCGGTCATCCGTTCGTCCTTGGCCTACTTCTTAGAGGGACTGCCGGTGTTGCAACCGGAGGAAGTTTGAGGCAATAACAGGTCTGTGATGCCCTTAGATGTTCTGGGCCGCACGCGCGCTACACTGACGGAGCCAGCGAGTACTGGCGCAAGCCTTCCTTGGCCGAAAGGTCCGGGTAATCTTGGGAAACTCCGTCGTGCTGGGGATAGTCCTTTGCAATTATCGGACTTGAACGAGGAATTCCTAGTAAGCGCGGTTCATCAGATCGCGTTGATTACGTCCCTGCCCTTTGTACACACCGCCCGTCGCTACTACCGATTGAATGGCTTAGTGAGGCCCTCGGATTGGCGTATTACTGCCGGCAACGGCTGGTTATATGCCGAGAAGTTGGTCAAACTTGGTCATTTAGAGGAAGTAAAAGTCGTAACAAGGTA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GATGCTTGTCTCAAAGACTAAGCCATGCATGTCTAAGTATAAACAACTTTATACAGCTCATTATATCAGCATTTATTTGATGGTACCTTACATGGATAGCCGTGGTAATTCTCGGAGCTCATACATGCGCAAAGTCCCCACTCTTGCGGGGAGGGATGTATTTATTAGGTACAAAACCAATGCCGTTCTCGGACGGGTATTGTGGTGACTCATAATAACTGATCGAATCGCATGGCTTCACGCGATAGTTCATTCAAATTTCGGCCCTATTAGGGTTCGATTTCGGAGAAGGAGCCTGAAAAATGGCTACCACATCCAAGGAAGGCAGCAGGCGCGCAAATTACCCAATCCTGACTGACAAGAAATAACAATACGCGCGGGCCTTCACAGGTCTGGTAATTGGAATGAGTACAATTTAAATCCCTTAACGAGGGCAAGTCTGGTGCCAGCAGCCGCGGTAATTCCAGCTCGTAGTTGGATTTCTGACGAACCGGCGTGGCCCGTTTCCGTTTCGGAGATGAGTGCTGTGCCTTCCAGAAAGCTACGCTTACCGTTTATTCGGCTATTACTTTGAAAAATTAGAGTGTTTAAAGCAGGCTTACGCTATGAATACATTTAGCATGGAATAATAATCTAGGACTTCGGTTCTATTTTGTTGGTTTCTAGGACGGAAGTAATGATTGATAGGGATAGTTGGGGGTGCTAATTCTTGGATTCGTGGAAGACTAACTACTGCGAAAGCATTCACCAAGGATGTCTTCTTTAATCAAGAACGAAAGTTGGGGATCGAAGACGATCAGATACCGTCGACCGACTAAGGATCAGTGAACGTTGCATTTTCGACTTCATTGGCACTTTGTGAGAAATCAAAGTCTTTGGTTTTGGGGGGAGTATGGTCGCAAGGCTGAAACTTTACGGAATTGACGGAAGGGGCAGTCATTTGGGTGGAGCCTGCGGCTTAATTTGACGCAACACGGGAAAACTTACCAGGTCCAGATATAGTGAGGATTGACAGATTGAAGATCTTTTGATTCTATGGGGTGCATGGCCGTTCTTAGTTGGTGGAGTGATTTGTCTGGTTAATTCCGTTAACGAACGAGACCTCGACCTGCTAAATAGTTCTCGCCAGTCCAACTGGAAGATTATCGGTGTGTAGCATGGAAGTTCGAGGCAAAACAGGTCTGTGATGCCCTTAGGTATGTTGCTGCGGCTGACTGAGACTTCATCGACCTACCAACCTTGACTGAAAAGTCTGGTAATCTTCTCAACGCGTATCGTGATGGGGATAGATTATTGTAATTTTTGATCTTCAACGAGGAATTCCTAGTAAACGCGCGTCATTAACGCGCATTGATTACGTCCCTGCCCTTTGTACACACCGCCCGTCGCTACTACCGATTGGATGGTTTAGTGAGGTTCACGGACTGTTGCGTCTGGTTGGTTCGCCTTCCTTTCGCATACTGGAAGTGAAACAAACTTGATCATC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GATGCTTGTCTCAAAGACTAAGCCATGCATGTCTAAGTATAAACAACTTTATACAGCTCATTATATCAGCATTTATTTGATGGTACCTTACATGGATAGCCGTGGTAATTCTCGGAGCTCATACATGCGCAAAGTCCCCACTCTTGCGGGGAGGGATGTATTTATTAGGTACAAAACCAATGCCGTTCTCGGACGGGTATTGTGGTGACTCATAATAACTGATCGAATCGCATGGCTTCACGCGATAGTTCATTCAAATTTCGGCCCTATTAGGGTTCGATTTCGGAGAAGGAGCCTGAAAAATGGCTACCACATCCAAGGAAGGCAGCAGGCGCGCAAATTACCCAATCCTGACTGACAAGAAATAACAATACGCGCGGGCCTTCACAGGTCTGGTAATTGGAATGAGTACAATTTAAATCCCTTAACGAGGGCAAGTCTGGTGCCAGCAGCCGCGGTAATTCCAGCTCGTAGTTGGATTTCTGACGAACCGGCGTGGCCCGTTTCCGTTTCGGAGATGAGTGCTGTGCCTTCCAGAAAGCTACGCTTACCGTTTATTCGGCTATTACTTTGAAAAATTAGAGTGTTTAAAGCAGGCTTACGCTATGAATACATTTAGCATGGAATAATAATCTAGGACTTCGGTTCTATTTTGTTGGTTTCTAGGACGGAAGTAATGATTGATAGGGATAGTTGGGGGTGCTAATTCTTGGATTCGTGGAAGACTAACTACTGCGAAAGCATTCACCAAGGATGTCTTCTTTAATCAAGAACGAAAGTTGGGGATCGAAGACGATCAGATACCGTCGACCGACTAAGGATCAGTGAACGTTGCATTTTCGACTTCATTGGCACTTTGTGAGAAATCAAAGTCTTTGGTTTTGGGGGGAGTATGGTCGCAAGGCTGAAACTTTACGGAATTGACGGAAGGGGCAGTCATTTGGGTGGAGCCTGCGGCTTAATTTGACGCAACACGGGAAAACTTACCAGGTCCAGATATAGTGAGGATTGACAGATTGAAGATCTTTTGATTCTATGGGGTGCATGGCCGTTCTTAGTTGGTGGAGTGATTTGTCTGGTTAATTCCGTTAACGAACGAGACCTCGACCTGCTAAATAGTTCTCGCCAGTCCAACTGGAAGATTATCGGTGTGTAGCATGGAAGTTCGAGGCAAAACAGGTCTGTGATGCCCTTAGGTATGTTGCTGCGGCTGACTGAGACTTCATCGACCTACCAACCTTGACTGAAAAGTCTGGTAATCTTCTCAACGCGTATCGTGATGGGGATAGATTATTGTAATTTTTGATCTTCAACGAGGAATTCCTAGTAAACGCGCGTCATTAACGCGCATTGATTACGTCCCTGCCCTTTGTACACACCGCCCGTCGCTACTACCGATTGGATGGTTTAGTGAGGTTCACGGACTGTTGCGTCTGGTTGGTTCGCCTTCCTTTCGCATACTGGAAGTGAAACAAACTTGATCATCTAGAGGAAGTAAAAGTCGTAACAAGGTTTCC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ATATATATGCTTGTCTCAAAGACTAATGCCATGCATGTCTAAGTATAAACAACTTTATACTGTGAAACTGCGTACAGCTCATTGTATCGCAATTATTTATTTGATGGTAGAAGTAATACATGCGCAAAGTCCCGACCTTGCAGGGAGGGACCAATGCGGGCGGGCTCTGCCCGGTATTGTGACTCATAATAACTGATATGGCTTCACGCTGGCGATAGTTCATTCAAACTTCTGCACTACCAGATAATTGCCTACGGAGGCTATCACGGGTAGCGGAGAATTAAGTTCGATTAAGAGAACACTCCAGGACCTCTTTACCGGTTAAGGAATGATGCGACCCGTGCTCGTATCGGGCGTGTGTGCCGCGTCGAGTTTGTCATCCTTCCAGAAAGCTGCGTCTACCATTCACTTGGCCGGACGTATGTGATCTGGATCGATTACTTTGAAAAAATTAGAGTGTTTAAAGCAGGCTTACGCTGTTAGTCGGTATAGTTTATGGTTGAGACTACGACGGTATCTGATCGTCTTCGATCCCCCAACTTCTTGATTAAAGAAGACATCCATTGGTGAATGATTTCGCAGTAGTTAGTCTTCTGCGAATCCAAGAATTTCACCCCTGGCCGCGGAATACTAGCACCACTCCCTATCAATCATTACTTCAGTCCTAGAAACCAACAAAATAGAACCAAAGCCCATATATTATTACTCCAGAAATCAAAGTCTTTGGGTTCCGGGGAGTATGGTAAGGCTGAAACTTAAGGAATTGACGAAGGGCACCACCAGGAATTGGAGCCTGCGGCTTAATTTGACTCAACACGGGAAAACTTACCAAGTCCAGACATAGTGAGGAGATTCAAGATCTTTCTTGATTCTATGGGTGGTGGTGCATTTCCGTTCTTAGTTGGTGGAGTGATTTGTCTGGTTAATTCCGTTAACGAACGAGACCTCGACCTGCTAAATAGTTCCAGTGTACCCGATGGAAGTTCGAGGCAATAACAGGTCTTACAACCTTGATCGAAAGGAGTCTGGGTAATCTTTAAATGCGTATCGTGATGGGGATAGATTATTGTAAGTTTTGATCTTCAACGAGGAATTCCTAGTAAACGCGTGTCACTAGCGCGCATTGTTTAGTAATACGTCCCTGCCCTTTGTACACACCGCCCGTCGCTACTACCCGATTGGATGGTTTAGTGAGGTCCACGGACTGTTGTATCTGGCTTGCCTTATGGCAACGTGGAAGTGGACAACTTGATCATC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ATATATATGCTTGTCTCAAAGACTAATGCCATGCATGTCTAAGTATAAACAACTTTATACTGTGAAACTGCGTACAGCTCATTGTATCGCAATTATTTATTTGATGGTAGAAGTAATACATGCGCAAAGTCCCGACCTTGCAGGGAGGGACCAATGCGGGCGGGCTCTGCCCGGTATTGTGACTCATAATAACTGATATGGCTTCACGCTGGCGATAGTTCATTCAAACTTCTGCACTACCAGATAATTGCCTACGGAGGCTATCACGGGTAGCGGAGAATTAAGTTCGATTAAGAGAACACTCCAGGACCTCTTTACCGGTTAAGGAATGATGCGACCCGTGCTCGTATCGGGCGTGTGTGCCGCGTCGAGTTTGTCATCCTTCCAGAAAGCTGCGTCTACCATTCACTTGGCCGGACGTATGTGATCTGGATCGATTACTTTGAAAAAATTAGAGTGTTTAAAGCAGGCTTACGCTGTTAGTCGGTATAGTTTATGGTTGAGACTACGACGGTATCTGATCGTCTTCGATCCCCCAACTTCTTGATTAAAGAAGACATCCATTGGTGAATGATTTCGCAGTAGTTAGTCTTCTGCGAATCCAAGAATTTCACCCCTGGCCGCGGAATACTAGCACCACTCCCTATCAATCATTACTTCAGTCCTAGAAACCAACAAAATAGAACCAAAGCCCATATATTATTACTCCAGAAATCAAAGTCTTTGGGTTCCGGGGAGTATGGTAAGGCTGAAACTTAAGGAATTGACGAAGGGCACCACCAGGAATTGGAGCCTGCGGCTTAATTTGACTCAACACGGGAAAACTTACCAAGTCCAGACATAGTGAGGAGATTCAAGATCTTTCTTGATTCTATGGGTGGTGGTGCATTTCCGTTCTTAGTTGGTGGAGTGATTTGTCTGGTTAATTCCGTTAACGAACGAGACCTCGACCTGCTAAATAGTTCCAGTGTACCCGATGGAAGTTCGAGGCAATAACAGGTCTTACAACCTTGATCGAAAGGAGTCTGGGTAATCTTTAAATGCGTATCGTGATGGGGATAGATTATTGTAAGTTTTGATCTTCAACGAGGAATTCCTAGTAAACGCGTGTCACTAGCGCGCATTGTTTAGTAATACGTCCCTGCCCTTTGTACACACCGCCCGTCGCTACTACCCGATTGGATGGTTTAGTGAGGTCCACGGACTGTTGTATCTGGCTTGCCTTATGGCAACGTGGAAGTGGACAACTTGATCATC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CATATGCTTGTCTTAAGGACTAAGCCATGCATGTCTAAGTATGAACATTTATACTGTGAAACTGCGAATGGCTCATTAAATCAGTTAAAATCTACATGATAGAACAAGCTACTCGGATAACCGTAGTAAATCTAGGGCTAATACGTGCACGAAACTCGAGAGAGTTGTGTTTATTAGATATCCAACAACCCCACTGTCGCAAGTGGAGCAGGTGAATCATAATACACCGAGCGAATCGCATTGGCCCGCAAGGGAGGCGATGGTTCATTCGATTTTCTGCCCTATCAACTGTGAAGGTTCAGTAGTGGTCAACCTTGGTAGTAACGGGTAACGGAGAATTAGGGTTCGATCCCGGAGAGGGAGCCTGAAAAATGGCTACCACATCCACGGAGGGCAGCAGGCGCGCAAATTACCCAATCCAGATTCTGGGAGGTGGTGACAAGAAATTCCATATGTTTCCAATTGGAAACGAATGGGATGACGGAAGTTTAAACACCAAATCTTCTCGCTTGAACGCGACTAGAGGGCAAGTCTGGTGCCAGCAGCCGCGGTAATACCAGCTCTAGTAGCGTATATTAAAGTTGTTGCAGTTAAAACGTTCGTAGTTGAAGTTATCACGGGTGCTCAATGTCTGCCTGGCGAGAGCCTTGATGTGTACTAGAGCGTCAGCCCGTGAATAGTTGTCGTGGGCTTCTCGGTGCGTTGCAATATTACCACTTAGTGTGTCCTGCGGCTCGATTACTGTGAAGAAATTGGAGTGTTCAAAACAGGCTTTTAGTCGTTGAACAATGCAGCATGGAATAATCAATACACTCTGCCAGGCGCAAGTCTCGGCAGGGTGCGTGCAATTTAGCCAAATACTGGTTGGTCGGATATTTACTAGATTGACTGATTAATAGGGATAGTTGGGGGCATTTGTATTCCATTGTCAGAGGTGAAATTCGTGGATTAATGGGAGACAAACGTCTGCGAAAGCATTTGCCAAGAATGTTTTCATTAATCAAGAACGACAGTTCGGGGATCGAAACGGATCAGATACCCGTTTAATCCGAACCATAAACGATACCGACTTGGGATCGGGAGTCTGACCTTTTTTTTGTCACTCTCGGGACCAGTGGAGAAATCCGTAAGTCTTTGGGTTCTGGGGGGAGTATGGTCGCAAGGCTGAAACTTAAAGGAATTGACGGAAGGGCACCACCAGGAGTGGAGCCTGCGGCTCAATTTGACTCAACACGGGGAAACTCACCAGGTCCAGAAGTGGGAAGGATTGACAGATTGATAGATCTTTCATGATTCTACTAGTGGTGGTGCATGGCCGTTCTTAGTTGGTGGAACGATTTGTCTGGTTAATTCCGATAACGAACGAGACCACAACGTACTAACTAGATGTCGCTATCCTTGTGATAGTGTTTGCAGCTTCTTAGACGGACTACTGCTCGTTAAGGCAGGGGAAGTTTGTGGCAATAACAGGTCTGTGATGCCCTTATATGTTCTGGGCTGCACGCGTGCTACACTGATTGGTGCAACGAGCTTTTCTGACTGGATCGACAGATCTTTCGGTGAATCTTGGAATGCCAATCGTGATGGGGATAGATTCTTGGAATTTTTGATCTTGAACGAGGAATTCCTAGTAGGCGCGCGTCATCATCGCGCACCGATTGAGTCCCTGCCCTTTGTACACACCGCCCGTCGCTCCTACCGATTGGATGTTCCGATGAAGCCGGTGGACCATGAGACCCTCTGCTTGCATGGTAATGTGGGAAGCCGTCTAATTTTTAGCATC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CATATGCTTGTCTTAAGGACTAAGCCATGCATGTCTAAGTATGAACATTTATACTGTGAAACTGCGAATGGCTCATTAAATCAGTTAAAATCTACATGATAGAACAAGCTACTCGGATAACCGTAGTAAATCTAGGGCTAATACGTGCACGAAACTCGAGAGAGTTGTGTTTATTAGATATCCAACAACCCCACTGTCGCAAGTGGAGCAGGTGAATCATAATACACCGAGCGAATCGCATTGGCCCGCAAGGGAGGCGATGGTTCATTCGATTTTCTGCCCTATCAACTGTGAAGGTTCAGTAGTGGTCAACCTTGGTAGTAACGGGTAACGGAGAATTAGGGTTCGATCCCGGAGAGGGAGCCTGAAAAATGGCTACCACATCCACGGAGGGCAGCAGGCGCGCAAATTACCCAATCCAGATTCTGGGAGGTGGTGACAAGAAATTCCATATGTTTCCAATTGGAAACGAATGGGATGACGGAAGTTTAAACACCAAATCTTCTCGCTTGAACGCGACTAGAGGGCAAGTCTGGTGCCAGCAGCCGCGGTAATACCAGCTCTAGTAGCGTATATTAAAGTTGTTGCAGTTAAAACGTTCGTAGTTGAAGTTATCACGGGTGCTCAATGTCTGCCTGGCGAGAGCCTTGATGTGTACTAGAGCGTCAGCCCGTGAATAGTTGTCGTGGGCTTCTCGGTGCGTTGCAATATTACCACTTAGTGTGTCCTGCGGCTCGATTACTGTGAAGAAATTGGAGTGTTCAAAACAGGCTTTTAGTCGTTGAACAATGCAGCATGGAATAATCAATACACTCTGCCAGGCGCAAGTCTCGGCAGGGTGCGTGCAATTTAGCCAAATACTGGTTGGTCGGATATTTACTAGATTGACTGATTAATAGGGATAGTTGGGGGCATTTGTATTCCATTGTCAGAGGTGAAATTCGTGGATTAATGGGAGACAAACGTCTGCGAAAGCATTTGCCAAGAATGTTTTCATTAATCAAGAACGACAGTTCGGGGATCGAAACGGATCAGATACCCGTTTAATCCGAACCATAAACGATACCGACTTGGGATCGGGAGTCTGACCTTTTTTTTGTCACTCTCGGGACCAGTGGAGAAATCCGTAAGTCTTTGGGTTCTGGGGGGAGTATGGTCGCAAGGCTGAAACTTAAAGGAATTGACGGAAGGGCACCACCAGGAGTGGAGCCTGCGGCTCAATTTGACTCAACACGGGGAAACTCACCAGGTCCAGAAGTGGGAAGGATTGACAGATTGATAGATCTTTCATGATTCTACTAGTGGTGGTGCATGGCCGTTCTTAGTTGGTGGAACGATTTGTCTGGTTAATTCCGATAACGAACGAGACCACAACGTACTAACTAGATGTCGCTATCCTTGTGATAGTGTTTGCAGCTTCTTAGACGGACTACTGCTCGTTAAGGCAGGGGAAGTTTGTGGCAATAACAGGTCTGTGATGCCCTTATATGTTCTGGGCTGCACGCGTGCTACACTGATTGGTGCAACGAGCTTTTCTGACTGGATCGACAGATCTTTCGGTGAATCTTGGAATGCCAATCGTGATGGGGATAGATTCTTGGAATTTTTGATCTTGAACGAGGAATTCCTAGTAGGCGCGCGTCATCATCGCGCACCGATTGAGTCCCTGCCCTTTGTACACACCGCCCGTCGCTCCTACCGATTGGATGTTCCGATGAAGCCGGTGGACCATGAGACCCTCTGCTTGCATGGTAATGTGGGAAGCCGTCTAATTTTTAGCA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ATATGCTTGGATGAAGGATTAAGCCATGCAAATGTAAGAATAAGTCGGTTACGACAAATCTGTGGAAGGCTAAGTAAAAAAGGGAGAAAGAAAGAGGGGGAGAAAATTGTGGATAATGAGAGGAAATCTCTCAATAATACAAAAATTGTAGCAATGTATAAATGAATAGACTTGCTACTGATAAGCTGGGTAACCAGCGACCCCTCATCTGACTCTTATGTATCAATTAGACTTTAGGGTAAGGGCCTAAAGTGATGATAACGCATACAGAGAATTAGGGTTCGATTCTGGAGAGGGAGCATGAGAGATGGCTACCACTTCTAAGGAAGGCAGCAGGCGCGCAAATTGCCCAATGTGGAAATCACGAGGCAGCGAACATCAATAACAATGAGAGACTGAATAACAGTTTTTCAATTGGAATGAGATATGAGAAGAGAAAAAAGCGAGAAACAAGTGGAGGGCAAGTCTGGTGCCAGCAGCCGCGGTAATACCAGCTCCACAAGCGTATATTAAAGCTGCTGCAGTTAAAACGCTCGTAGTTGTGGTTTCGTTAGTGGAGCGGTCTGTGTCTCAAAAAGACGCGGGCAGCTCTGCTAATTACAATCTAGTGTGTGTGTTAACTCATTCATACTAAGTAAACCTTGAAGAAATATTGACGCTTAAAATTTGACTTAAGTCAAAGTTCTTTTTGCATGGGATTTTGGAATATGAGTGGTGGAGTAAAATCCGCTGCTAATGACATTCGAGGATGAAAGAGGAAGTTAATATTTGTGAGTCAGAGGTGAAATTCTTGGATTTCACAAAGATTAACTAATGCGAAGGCATTCTTCAATTGCTTTCCTGTCAATCAAGAACGAAAGTAAGGGGATCGAAGACGATCAGATACCGTCGTAGTCTTTACAGTAAATTTTGCCGACAAAGGAAACGGGAAAGACCTAGAATGCGCCGGGCAACTGGTACATTTAATATCCTCCTGTTTTCTCCCACGAAAGTTTAAGTCTTTGGGTTCTGGGGGGAGTATGTTCGCAAGGCCGAAACTTAAAGGAATTGACGGAAAGGCACCACCAGGCGTGGAGCCTGCGGCTTAATTTGACTCAACACGGGAAAACTTACCAGGTCCAAACAGCGTGAGGATTGACAGATTGAGAGCTCTTTCATGATTCGTTGGGTGGTGGTGCATGGCCGTTCTTAGTTGGTGGTGCGAGCTGTCTGGTTGATTCCGTTAACGAACGAGACCTTTGTGAGATAATAGTTGAATCAAGATATTGCGTCAAGGCTGGAGCTCACGTATTGGGGAAGGATCCGTTCCTCCCTTTACTCTGGGTTTCAGTTGCAATCTAGATTACAACTTCTTTCTCAGACAAATGAAAAAAATTCATTGGAAGTTGGAGGCAAAAACAGGTCTGTGATGCCCTTCGATGTTCTGGGCTGCACGCGCGCTACAATGACAAAGTCAACAAGTTTTTTCCTTGCTTGAAAGGGCTGGGTAATCTCTAAAACTTTGTCGTAATAAGGATCGCTGATTGAAACTATTCGGCGTGAATCAGGAATGCCTTGTAATTATAAGTCATCAGCTTATAGTGAATACGTCCCTGCCTTTTGTACACACCGCCCGTCGCTCCTACCAATTGGTATAAACGGTGAAAAGTTCGGAGACAACTTTCGTTCAGAGTCAAATCTGATGTTAGATATCAAAGTTCTTTAAATCTTTTGTAC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ATATGCTTGGATGAAGGATTAAGCCATGCAAATGTAAGAATAAGTCGGTTACGACAAATCTGTGGAAGGCTAAGTAAAAAAGGGAGAAAGAAAGAGGGGGAGAAAATTGTGGATAATGAGAGGAAATCTCTCAATAATACAAAAATTGTAGCAATGTATAAATGAATAGACTTGCTACTGATAAGCTGGGTAACCAGCGACCCCTCATCTGACTCTTATGTATCAATTAGACTTTAGGGTAAGGGCCTAAAGTGATGATAACGCATACAGAGAATTAGGGTTCGATTCTGGAGAGGGAGCATGAGAGATGGCTACCACTTCTAAGGAAGGCAGCAGGCGCGCAAATTGCCCAATGTGGAAATCACGAGGCAGCGAACATCAATAACAATGAGAGACTGAATAACAGTTTTTCAATTGGAATGAGATATGAGAAGAGAAAAAAGCGAGAAACAAGTGGAGGGCAAGTCTGGTGCCAGCAGCCGCGGTAATACCAGCTCCACAAGCGTATATTAAAGCTGCTGCAGTTAAAACGCTCGTAGTTGTGGTTTCGTTAGTGGAGCGGTCTGTGTCTCAAAAAGACGCGGGCAGCTCTGCTAATTACAATCTAGTGTGTGTGTTAACTCATTCATACTAAGTAAACCTTGAAGAAATATTGACGCTTAAAATTTGACTTAAGTCAAAGTTCTTTTTGCATGGGATTTTGGAATATGAGTGGTGGAGTAAAATCCGCTGCTAATGACATTCGAGGATGAAAGAGGAAGTTAATATTTGTGAGTCAGAGGTGAAATTCTTGGATTTCACAAAGATTAACTAATGCGAAGGCATTCTTCAATTGCTTTCCTGTCAATCAAGAACGAAAGTAAGGGGATCGAAGACGATCAGATACCGTCGTAGTCTTTACAGTAAATTTTGCCGACAAAGGAAACGGGAAAGACCTAGAATGCGCCGGGCAACTGGTACATTTAATATCCTCCTGTTTTCTCCCACGAAAGTTTAAGTCTTTGGGTTCTGGGGGGAGTATGTTCGCAAGGCCGAAACTTAAAGGAATTGACGGAAAGGCACCACCAGGCGTGGAGCCTGCGGCTTAATTTGACTCAACACGGGAAAACTTACCAGGTCCAAACAGCGTGAGGATTGACAGATTGAGAGCTCTTTCATGATTCGTTGGGTGGTGGTGCATGGCCGTTCTTAGTTGGTGGTGCGAGCTGTCTGGTTGATTCCGTTAACGAACGAGACCTTTGTGAGATAATAGTTGAATCAAGATATTGCGTCAAGGCTGGAGCTCACGTATTGGGGAAGGATCCGTTCCTCCCTTTACTCTGGGTTTCAGTTGCAATCTAGATTACAACTTCTTTCTCAGACAAATGAAAAAAATTCATTGGAAGTTGGAGGCAAAAACAGGTCTGTGATGCCCTTCGATGTTCTGGGCTGCACGCGCGCTACAATGACAAAGTCAACAAGTTTTTTCCTTGCTTGAAAGGGCTGGGTAATCTCTAAAACTTTGTCGTAATAAGGATCGCTGATTGAAACTATTCGGCGTGAATCAGGAATGCCTTGTAATTATAAGTCATCAGCTTATAGTGAATACGTCCCTGCCTTTTGTACACACCGCCCGTCGCTCCTACCAATTGGTATAAACGGTGAAAAGTTCGGAGACAACTTTCGTTCAGAGTCAAATCTGATGTTAGATATCAAAGTTCTTTAAATCTTTTGTA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ATATGCTTGGATGAAGGATTAAGCCATGCAAATGTAAGAATAAGTCGGTTTCGACAAATCTGTGGAAGGCTAAGTAAAAAAGGGAAAAAGAAAGAGGGGGAGAAAGTTTGTGGATAATGAAAGGAAATCTTTCAATAATACAAAAAGTGTAGCAATGTATAAATGAATGGACTTGCTACTGATAAGCTGGGCAACCAGCGACCCCTCATCTGACTCTTATGTATCAATTAGAATTTAGGGTAAGGGCCTAAATTGATGATAACGCATACAGAGAATTAGGGTTCGATTCTGGAGAGGGAGCATGAGAGATGGCTACCACTTCTAAGGAAGGCAGCAGGCGCGCAAATTGCCCAATGTGGAAATCACGAGGCAGCGAACATCAATAACAATGAGAGACTGAATAACAGTTTTTCAATTGGAATGAGATATGAGAAGAGAAAAAAGCGAGAATCAAGTGGAGGGCAAGTCTGGTGCCAGCAGCCGCGGTAATACCAGCTCCACAAGCGTATGTTAAAGCTGCTGCAGTTAAAACGCTCGTAGTTGTGGTTTCGTCAGTGCAGGGGTGTGTGCCTCAAAAAGGCGCGCGCTTCGGCGCTGATTACACTGTAGTGTGCGTGTTAACTCACACACACTTTGTAAACCTTGAAGAAATATTAACGCTTAAAATTTGACTTACGTCAAAGATCTTTTTGCATGGGATTTTGAAATATGAGTGGCGGAGTAAAATCCGTTGCTAATGACATTTGAGGATGAAAGAGGAAGTTAATATTTGTGAGTCAGAGGTGAAATTCTTGGATTTCACAAAGATTAACTAATGCGAAGGCATTCTTCAATTGCTTTCCTGTCAATCAAGAACGAAAGTAAGGGGATCGAAGACGATCAGATACCGTCGTAGTCTTTACAGTAAATTTTGCCGACAAAGGAAGCGGGAACGAAATAGAATGCGCTGGGCAACCAGAGCATTCAATATCCTCCTGTTTTCTCCCACGAAAGTTCAAGTCTTTGGGTTCTGGGGGGAGTATGTTCGCAAGGCCGAAACTTAAAGGAATTGACGGAAAGGCACCACCAGGCGTGGAGCCTGCGGCTTAATTTGACTCAACACGGGAAAACTTACCAGGTCCAAACAGCGTGAGGATTGACAGATTGAGAGCTCTTTCATGATTCGTTGGGTGGTGGTGCATGGCCGTTCTTAGTTGGTGGTGCGAGCTGTCTGGTTGATTCCGTTAACGAACGAGACCTTTGTGGGATAATAGTTGAGTCAAGGTATTGCGTCAAGGCTGGGGCTCACGTATTGGGGAAGGATCCGTTCCTCCCTTTACTCTGGGTTCCAGTTGCAACCTAGACTACAACTTCTTTCTCAGACAAATGAAAAAAATTCATTGGAAGTTGGAGGCAAAAACAGGTCTGTGATGCCCTTCGATGTTCTGGGCTGCACGCGCGCTACAATGACAAAGTCAGCAAGTTTCTTCCTTGCTCGAAAGGGCTGGGTAATCTCTAAAACTTTGTCGTAATAAGGATCGCTGATTGAAACTATTCGGCGTGAATCAGGAATGCCTTGTAATTATAAGTCATCAGCTTATAGTGAATACGTCCCTGCCTTTTGTACACACCGCCCGTCGCTCCTACCAATTGATATAAACGGTGAAAAGTTCGGAGACAACTTTCGTTCAGAGTAAAATCTGATGGGAGACATCAAAGTTCTTTAAACCTTTTGTA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ATATGCTTGGATGAAGGATTAAGCCATGCAAATGTAAGAATAAGTCGGTTTCGACAAATCTGTGGAAGGCTAAGTAAAAAAGGGAAAAAGAAAGAGGGGGAGAAAGTTTGTGGATAATGAAAGGAAATCTTTCAATAATACAAAAAGTGTAGCAATGTATAAATGAATGGACTTGCTACTGATAAGCTGGGCAACCAGCGACCCCTCATCTGACTCTTATGTATCAATTAGAATTTAGGGTAAGGGCCTAAATTGATGATAACGCATACAGAGAATTAGGGTTCGATTCTGGAGAGGGAGCATGAGAGATGGCTACCACTTCTAAGGAAGGCAGCAGGCGCGCAAATTGCCCAATGTGGAAATCACGAGGCAGCGAACATCAATAACAATGAGAGACTGAATAACAGTTTTTCAATTGGAATGAGATATGAGAAGAGAAAAAAGCGAGAATCAAGTGGAGGGCAAGTCTGGTGCCAGCAGCCGCGGTAATACCAGCTCCACAAGCGTATGTTAAAGCTGCTGCAGTTAAAACGCTCGTAGTTGTGGTTTCGTCAGTGCAGGGGTGTGTGCCTCAAAAAGGCGCGCGCTTCGGCGCTGATTACACTGTAGTGTGCGTGTTAACTCACACACACTTTGTAAACCTTGAAGAAATATTAACGCTTAAAATTTGACTTACGTCAAAGATCTTTTTGCATGGGATTTTGAAATATGAGTGGCGGAGTAAAATCCGTTGCTAATGACATTTGAGGATGAAAGAGGAAGTTAATATTTGTGAGTCAGAGGTGAAATTCTTGGATTTCACAAAGATTAACTAATGCGAAGGCATTCTTCAATTGCTTTCCTGTCAATCAAGAACGAAAGTAAGGGGATCGAAGACGATCAGATACCGTCGTAGTCTTTACAGTAAATTTTGCCGACAAAGGAAGCGGGAACGAAATAGAATGCGCTGGGCAACCAGAGCATTCAATATCCTCCTGTTTTCTCCCACGAAAGTTCAAGTCTTTGGGTTCTGGGGGGAGTATGTTCGCAAGGCCGAAACTTAAAGGAATTGACGGAAAGGCACCACCAGGCGTGGAGCCTGCGGCTTAATTTGACTCAACACGGGAAAACTTACCAGGTCCAAACAGCGTGAGGATTGACAGATTGAGAGCTCTTTCATGATTCGTTGGGTGGTGGTGCATGGCCGTTCTTAGTTGGTGGTGCGAGCTGTCTGGTTGATTCCGTTAACGAACGAGACCTTTGTGGGATAATAGTTGAGTCAAGGTATTGCGTCAAGGCTGGGGCTCACGTATTGGGGAAGGATCCGTTCCTCCCTTTACTCTGGGTTCCAGTTGCAACCTAGACTACAACTTCTTTCTCAGACAAATGAAAAAAATTCATTGGAAGTTGGAGGCAAAAACAGGTCTGTGATGCCCTTCGATGTTCTGGGCTGCACGCGCGCTACAATGACAAAGTCAGCAAGTTTCTTCCTTGCTCGAAAGGGCTGGGTAATCTCTAAAACTTTGTCGTAATAAGGATCGCTGATTGAAACTATTCGGCGTGAATCAGGAATGCCTTGTAATTATAAGTCATCAGCTTATAGTGAATACGTCCCTGCCTTTTGTACACACCGCCCGTCGCTCCTACCAATTGATATAAACGGTGAAAAGTTCGGAGACAACTTTCGTTCAGAGTAAAATCTGATGGGAGACATCAAAGTTCTTTAAACCTTTTGTA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ATCTCAAAGATTAAGCCATGCAAGTCTAAGTATAAGTTACATGAAACTGCAGATGGCTCATTATATCAGTTTTAATCTAGTCACCTATTCCAAAATATGGATAACTGTAGGAATTCTAGAGCTAATACATGAATAAATCCTGACCGCAAGGAAGGGAGTGGTTGTATGACTTCATACTGACGTAGAGTATCCAAACTTCGCAAGAGGGCTTTACAAAATGATGATTCAGTACAACGTTTCACGGATCGAGGGGTTTACCCAACGACATAGTGAAAGAGATTCTGCCCTATCAACTGTCAACCGTAGATTATGGGACTACGGTGGTTGTGACGGGTACGGGGATTCAAGGATCGAATCCGGAGAGGGCGCCTGAGAAACGGCACCCACTTCTAAGGAAGGCAGCAGGCGCGTAAATTACCCAATGGCAATTCGCCGAGGTAGTGACAAGAAATAACAGTGTAGTAACAAATTGTTGCTACGATTGTGATGAGAACAATTTAAAATCCTTATCGAGGATCTAATGGAGGGCAAGTCTGGTGCCAGCAGCCGCGGTAATTCCAGCTCCATGAGTGTATATTAAAGTTGTTGCGGTTAAAAAGCTCGTAGTTGAATAATTGACCGAAATAAGAAGGGTGCCATAGTTTTCGGACTTGGATTCACATCCTCTTAATGAGGCAAGCTTTTATTGTGTAGTCGTTAATATCTCCTTTTGGGGGGTAGGCTCATGATAGTTTACTTTGAAAAAATTAGGGTGTTCAAAGCAGACATAATTTGTCTTGAATACATTAGCATGGTATGATGGAAAACGACCATATCTATATCGTTTGGTATTATAGATTTTGGTAATGATAAACAGGAACAGTTGGGGTCGAAAGTATGGTTGGGCGAGAGGTGAAATTCTATGACCCTAACCGGACTAACAAAAGCGAAGGCATTCGACAAGGATGTTTTCATTTATCAAGAACGAAAGTTATGGGAGCGAAGATGATCAGATACCGTTGTAGTCATAACCGTAAATCATGTTGACTTGGGATTGTAAGAAGTTAATTTATATGACTCTTGCAGGACCATGTGAGAAATCACAAGTATTCGAACTCCGGGGGGAGTATGGTCGCAAGGCTGAAACTTAAAGGAATTGACGGAAGGGCACCACCAGGAGTGGAACCTGCGGCTTAATTCGACTCAACACGGGAAAACTCACCCAGCCAAGACACTTCTAGGATTGACAGATTGATAGCTCTTTCTTGATTAGGTGATAGCCGGTGCATGGCCGATTTTAGTTGGTGGAGTGATTTGTCTACTTAATTGTGATAACGAACGAGACCTTATTCTGTTAAATAGTAGCCAGAACTTGACTCGCAAGGGTTTTTGTTTTAGTATACTTCTTAAAGGGACTTCTTGAGATTGCAATCAAGAGGAAGAAAGAGGCAAAATCAGGTCTGTGATGCCGCTAGATGTCTGGGGCTGCACGCGCGTTACACTGACAACATCAACATGTATTCAATTTTCGCCTTGGGCTAAGTGCTCTGGGAAATCATTGAAGATGTTTGTCGTGATGAGGATTATGTATTGGAATTATTACATACAAATGAGGAATTCCTAGTAAGGGTGTCTCATCAAGGCGCCCTGATTACGTCCCTGCCCTTTGTACACACCGCCCGTCGCTCCTACCGATCGAATAGCTCGATGAGAATCCGAGATGTGGAGTCATTACTTGTAATGATTTTGCAGAACCCATTCGAATCTCGTTATTTAGAGGAAGGAGAAGTCGTAACAAGGTCCCT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ATCTCAAAGATTAAGCCATGCAAGTCTAAGTATAAGTTACATGAAACTGCAGATGGCTCATTATATCAGTTTTAATCTAGTCACCTATTCCAAAATATGGATAACTGTAGGAATTCTAGAGCTAATACATGAATAAATCCTGACCGCAAGGAAGGGAGTGGTTGTATGACTTCATACTGACGTAGAGTATCCAAACTTCGCAAGAGGGCTTTACAAAATGATGATTCAGTACAACGTTTCACGGATCGAGGGGTTTACCCAACGACATAGTGAAAGAGATTCTGCCCTATCAACTGTCAACCGTAGATTATGGGACTACGGTGGTTGTGACGGGTACGGGGATTCAAGGATCGAATCCGGAGAGGGCGCCTGAGAAACGGCACCCACTTCTAAGGAAGGCAGCAGGCGCGTAAATTACCCAATGGCAATTCGCCGAGGTAGTGACAAGAAATAACAGTGTAGTAACAAATTGTTGCTACGATTGTGATGAGAACAATTTAAAATCCTTATCGAGGATCTAATGGAGGGCAAGTCTGGTGCCAGCAGCCGCGGTAATTCCAGCTCCATGAGTGTATATTAAAGTTGTTGCGGTTAAAAAGCTCGTAGTTGAATAATTGACCGAAATAAGAAGGGTGCCATAGTTTTCGGACTTGGATTCACATCCTCTTAATGAGGCAAGCTTTTATTGTGTAGTCGTTAATATCTCCTTTTGGGGGGTAGGCTCATGATAGTTTACTTTGAAAAAATTAGGGTGTTCAAAGCAGACATAATTTGTCTTGAATACATTAGCATGGTATGATGGAAAACGACCATATCTATATCGTTTGGTATTATAGATTTTGGTAATGATAAACAGGAACAGTTGGGGTCGAAAGTATGGTTGGGCGAGAGGTGAAATTCTATGACCCTAACCGGACTAACAAAAGCGAAGGCATTCGACAAGGATGTTTTCATTTATCAAGAACGAAAGTTATGGGAGCGAAGATGATCAGATACCGTTGTAGTCATAACCGTAAATCATGTTGACTTGGGATTGTAAGAAGTTAATTTATATGACTCTTGCAGGACCATGTGAGAAATCACAAGTATTCGAACTCCGGGGGGAGTATGGTCGCAAGGCTGAAACTTAAAGGAATTGACGGAAGGGCACCACCAGGAGTGGAACCTGCGGCTTAATTCGACTCAACACGGGAAAACTCACCCAGCCAAGACACTTCTAGGATTGACAGATTGATAGCTCTTTCTTGATTAGGTGATAGCCGGTGCATGGCCGATTTTAGTTGGTGGAGTGATTTGTCTACTTAATTGTGATAACGAACGAGACCTTATTCTGTTAAATAGTAGCCAGAACTTGACTCGCAAGGGTTTTTGTTTTAGTATACTTCTTAAAGGGACTTCTTGAGATTGCAATCAAGAGGAAGAAAGAGGCAAAATCAGGTCTGTGATGCCGCTAGATGTCTGGGGCTGCACGCGCGTTACACTGACAACATCAACATGTATTCAATTTTCGCCTTGGGCTAAGTGCTCTGGGAAATCATTGAAGATGTTTGTCGTGATGAGGATTATGTATTGGAATTATTACATACAAATGAGGAATTCCTAGTAAGGGTGTCTCATCAAGGCGCCCTGATTACGTCCCTGCCCTTTGTACACACCGCCCGTCGCTCCTACCGATCGAATAGCTCGATGAGAATCCGAGATGTGGAGTCATTACTTGTAATGATTTTGCAGAACCCATTCGAATCTCGTTATTTAGAGGAAGGAGAAGTCGTAACAAGGTCC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ACTCAAAGATTAAGCCATGCATGTCTAAGTATAAGCGATTATACTGCGAAACTGCGAATGGCTCATTATATCAGTACCAATTTACTTGAAGAGATCTTACTACTTGGATAACTGTAGTAATTCTAGAGCTAATACATGCAAAGATGGTGGACCGGGGCAACTCGGGAAGCCTGTGATTATTAGATACGGAACCAATGTAAGGCATTCAACTCGGGGAAACCTGGGGTCTTACTTTAATGATGAATCATGATAAATATGACACGGATCGGAACTATGTTTCGACGATGCAAAAAGGATTCTGCCCTATCAACTTTCGATGGTAGTGTAGAGGACTACCATGGTTGTAACGGGTAACGGGGAATCAGGGTTCGATTCCGGAGAGGGGGCCTGAGAAATGGCCACCACTTCCAAGGAAGGCAGCAGGCGCGCAAATTACCCAATCCCGATACGGGGAGGTAGTGACAAGAAATATCAGTGTGAGACCCTTACGGGTATCACGATTGAAATGAGAACAATTTAAATGCCTTAACGAGGAACAATTGGAGGGCAAGTCTGGTGCCAGCAGCCGCGGTAATTCCAGCTCCAATAGTGTATATTAAAGTTGTTGCGGTTAAAAAGCTCGTAGTTGAACCTCGGGTTCGATAACCACCTACCATCTTCACTACGGTGATTTTGGAATCAATAGGGGGTGATTTCACCCGATCAATAGAATCCATACATTAAAAGACTTTCGGATCGGGCCTGCTCGGTGCTGGGAGTCGTATGGTTCAGTTTACTGTGAACAAATTCGAGTGTTTAAAGCAGGCTATTGCTTGAAGACATTAGCATGGGATAATGAAATACGACCTGTTCCTTACTTCATTGGTTCTAGGGAAAAGGTAATGATAAATAGGGACAGTTGGGGTCGCTAGTACCGAGTGGCTAGAGGTGAAATTCTATGACCCACTTGAGACTAACAAGAGCGAAAGCATTCGACAAGGATGTTTTCATTAATCAAGAACGAAAGTTAAGGGAGCGAAGATGATCAGATACCGTCGTAGTCTTAACTATAAACGATGTCGACTCGGGATCCGAGGGCGTTACATGGATGACCCCTCGGGCACCGTGTGAGAAATCACAAGTATCCAGACTCCGGGGGGAGTATGGTCGCAAGGCTGAAACTTAAAGGAATTGACGGAAGGGCACCACCAGGAGTGGAGTCTGCGGCTTAATTTGACTCAACACGGGGAAACTTACCAAGTCCGAACATGACGAGGATTGACAGATTGATAGCTCTTTCTTGATTTTATGATAAGTGGTGCATGGCCGTTTTTAGTTGGTGGAGTGATCTGTCTGGTTAATTCCGTTAACGAACGAGACCTTAACCTATTAAATAGGGGTTCAAAAGCGGGAATCGGGAAGGATGGTTCGCAAGGATTGTCTGACTCGGCTTCCACAAATTATTTTGAACATACTTCTTAGAGGAACTATTCGCCCACCAAGCGAACGGAAGTTTAAGGCAAAAACAGGTCTGTGATGCCCTCAGATGTTTTGGGCTGCACGCGCATTACAATGTTATGTGCAACAAGTATTTATATCCTAGCCCTGAGGGGTTGGGTAAGCTTGGAAAATATAACGTGATTGGGATTGTGTTTTGTAATTATCACACATGAACGAGGAATTCCTAGTAAGGGCAAGTCATCAACTTGCCCTGATTACGTCCCTGCCCTTTGTACACACCGCCCGTCGCTCCTACCGATCGAACGACCCGATGAGGACTCGAGATGGTTGTTTACAGGTTCTCCTGTAGGCTCCAAAACCTGTTCAAATCTTGCCG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ACTCAAAGATTAAGCCATGCATGTCTAAGTATAAGCGATTATACTGCGAAACTGCGAATGGCTCATTATATCAGTACCAATTTACTTGAAGAGATCTTACTACTTGGATAACTGTAGTAATTCTAGAGCTAATACATGCAAAGATGGTGGACCGGGGCAACTCGGGAAGCCTGTGATTATTAGATACGGAACCAATGTAAGGCATTCAACTCGGGGAAACCTGGGGTCTTACTTTAATGATGAATCATGATAAATATGACACGGATCGGAACTATGTTTCGACGATGCAAAAAGGATTCTGCCCTATCAACTTTCGATGGTAGTGTAGAGGACTACCATGGTTGTAACGGGTAACGGGGAATCAGGGTTCGATTCCGGAGAGGGGGCCTGAGAAATGGCCACCACTTCCAAGGAAGGCAGCAGGCGCGCAAATTACCCAATCCCGATACGGGGAGGTAGTGACAAGAAATATCAGTGTGAGACCCTTACGGGTATCACGATTGAAATGAGAACAATTTAAATGCCTTAACGAGGAACAATTGGAGGGCAAGTCTGGTGCCAGCAGCCGCGGTAATTCCAGCTCCAATAGTGTATATTAAAGTTGTTGCGGTTAAAAAGCTCGTAGTTGAACCTCGGGTTCGATAACCACCTACCATCTTCACTACGGTGATTTTGGAATCAATAGGGGGTGATTTCACCCGATCAATAGAATCCATACATTAAAAGACTTTCGGATCGGGCCTGCTCGGTGCTGGGAGTCGTATGGTTCAGTTTACTGTGAACAAATTCGAGTGTTTAAAGCAGGCTATTGCTTGAAGACATTAGCATGGGATAATGAAATACGACCTGTTCCTTACTTCATTGGTTCTAGGGAAAAGGTAATGATAAATAGGGACAGTTGGGGTCGCTAGTACCGAGTGGCTAGAGGTGAAATTCTATGACCCACTTGAGACTAACAAGAGCGAAAGCATTCGACAAGGATGTTTTCATTAATCAAGAACGAAAGTTAAGGGAGCGAAGATGATCAGATACCGTCGTAGTCTTAACTATAAACGATGTCGACTCGGGATCCGAGGGCGTTACATGGATGACCCCTCGGGCACCGTGTGAGAAATCACAAGTATCCAGACTCCGGGGGGAGTATGGTCGCAAGGCTGAAACTTAAAGGAATTGACGGAAGGGCACCACCAGGAGTGGAGTCTGCGGCTTAATTTGACTCAACACGGGGAAACTTACCAAGTCCGAACATGACGAGGATTGACAGATTGATAGCTCTTTCTTGATTTTATGATAAGTGGTGCATGGCCGTTTTTAGTTGGTGGAGTGATCTGTCTGGTTAATTCCGTTAACGAACGAGACCTTAACCTATTAAATAGGGGTTCAAAAGCGGGAATCGGGAAGGATGGTTCGCAAGGATTGTCTGACTCGGCTTCCACAAATTATTTTGAACATACTTCTTAGAGGAACTATTCGCCCACCAAGCGAACGGAAGTTTAAGGCAAAAACAGGTCTGTGATGCCCTCAGATGTTTTGGGCTGCACGCGCATTACAATGTTATGTGCAACAAGTATTTATATCCTAGCCCTGAGGGGTTGGGTAAGCTTGGAAAATATAACGTGATTGGGATTGTGTTTTGTAATTATCACACATGAACGAGGAATTCCTAGTAAGGGCAAGTCATCAACTTGCCCTGATTACGTCCCTGCCCTTTGTACACACCGCCCGTCGCTCCTACCGATCGAACGACCCGATGAGGACTCGAGATGGTTGTTTACAGGTTCTCCTGTAGGCTCCAAAACCTGTTCAAATCTTGCCGTTTAGAGGAAGGAGAAGTCGTAACAAGGTTTCC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TCATATGCTTGTCTCAAAGATTAAGCCATGCATGTCTAAGTATAAGCATTTATACTGCGAAACTGCGAAAGGCTCATTATATCAGTTATAATCTGTCGGCCAATTAAAGTTAAATGGATAACCGTAGTAATTCTACAGCTAATACATGAAAAAATTACCGACTGGGGGAAACCTCGGAAGGTAAGTGATTATTAGATTTTGACCAATATGGGGCATTCAACTCGGGGGGTTTCGGCTTCTCGGGGTCCCATCCCAAGGTTGATCCATAGTAAATTCACGGATCGATGGCTCAGGCCGTCGACGGTGCCGACGAATTTCTGCCCTATCAACTTTCGATGGTAGTGTAGCGGACTACCATGGTTGTAACGGGTAACGGGGAATTAGGGTTCGATTCCGGAGAGGGAGCCTGAGAAACGGCTACCACTTCCAAGGAAGGCAGCAGGCGCGCAAATTACCCAATCCCAACGTGGGGAGGTAGTGACAAGAAATATCGATGTAGGACCCTACGGGTACTACGATTGAAATGAGAGCAATTTAAACAGCTCATCGAGGAACAATTGGAGGGCAAGTCTGGTGCCAGCAGCCGCGGTAATTCCAGCTCCAATAGTGTATATTAAAGTTGTTGCGGTTAAAACGTTCGTAGTTGAATCTTGTGTCGTGGGCTACGCTTCCGTACGCGTCCTAGCGGCGCGGCGGGTCAACGGCGTGGCTTCACGGCCCTGACTCCCTTCACGACATAGCCCTTCTGGGGTGGGGGTGACCTCGCCTGCCGGAGGGGTGTGATGGGTATTTTACTTTGAAGAAATGTGAGTGTTCAAAGCAGGCAAATCGCCCTGAAGATATTAGCATAGGATAATGAAATATGACTACGGTCCCGATTTCGTTGGTTAGCGAGACCGTGTAATGATTAACAGGGACAGTCGGGGTCGCTGGTACTGAGTGGCTAGAGGTGAAATTCTATGACCCACTCAAGACCAACAAAAGCGAAAGCATTCGACAAGGATGTTTTCATTAATCAAGAACGAAAGTAAGGGGCTCGAAGATGATCAGATACCGTTGTAGTCCTTACTGTAAACGATGTCGACCCAGGATCCAGGGGCGTTACATGGATGACCCCCTGGGCACTGTGTGAGAAATCATAAGTATCCAGACTCCGGGGGGAGTATGGTCGCAAGGCTGAAACTTAAAGGAATTGACGGAAGGGCACCACCAGGAGTGGAGTCTGCGGCTTAATTTGACTCAACACGGGGAAACTTACCAAGTCCGAACACAACGAGGATTGACAGATTAATAGCTCTTTCTTGATTTTGTGGAGAGTGGTGCATGGCCGTTTTTAGTTGGTGGAGTGATCTGTCTGGTTAATTCCGTTAACGAACGAGACCTTAACCTACTAAATAGAGGCACGGACGCGGGGGACCGCGAGGTTTCGGCCGAGTGATCCCCCACAAATGATCCGTGCAAATTGAAATACTTCTTAGAGGAACTTTTTGTCCACCAAGCAAACGGAAGTTTAAGGCAAAAACAGGTCTGTGATGCCCTCAGATGTTTTGGGCTGCACGCGCATTACACTGTTGTATATAATGAGTCGAACGGTTACCCTTGCCTGAGGAGGTTGGGTAAGCTTTTAATTTGAAACGTGATGGGGATTGTGCTTTGTAATTATCGCACATGAACGAGGAATTCCTAGTAAGCGTGGGTCATCAACCCGCGCTGATTACGTCCCTGCCCTTTGTACACACCGCCCGTCGCTCCTACCGATTGAACGGCCCGATGAGGACTCGGGATCGATGTGGGTGGCCAGCCGAAAGGTGCGCCACCCACGGCGAGAACCTGTTCAAATCTTGTCGTTTAGAGGAAGGAGAAGTCGTAACAAGGTCTCT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TCATATGCTTGTCTCAAAGATTAAGCCATGCATGTCTAAGTATAAGCATTTATACTGCGAAACTGCGAAAGGCTCATTATATCAGTTATAATCTGTCGGCCAATTAAAGTTAAATGGATAACCGTAGTAATTCTACAGCTAATACATGAAAAAATTACCGACTGGGGGAAACCTCGGAAGGTAAGTGATTATTAGATTTTGACCAATATGGGGCATTCAACTCGGGGGGTTTCGGCTTCTCGGGGTCCCATCCCAAGGTTGATCCATAGTAAATTCACGGATCGATGGCTCAGGCCGTCGACGGTGCCGACGAATTTCTGCCCTATCAACTTTCGATGGTAGTGTAGCGGACTACCATGGTTGTAACGGGTAACGGGGAATTAGGGTTCGATTCCGGAGAGGGAGCCTGAGAAACGGCTACCACTTCCAAGGAAGGCAGCAGGCGCGCAAATTACCCAATCCCAACGTGGGGAGGTAGTGACAAGAAATATCGATGTAGGACCCTACGGGTACTACGATTGAAATGAGAGCAATTTAAACAGCTCATCGAGGAACAATTGGAGGGCAAGTCTGGTGCCAGCAGCCGCGGTAATTCCAGCTCCAATAGTGTATATTAAAGTTGTTGCGGTTAAAACGTTCGTAGTTGAATCTTGTGTCGTGGGCTACGCTTCCGTACGCGTCCTAGCGGCGCGGCGGGTCAACGGCGTGGCTTCACGGCCCTGACTCCCTTCACGACATAGCCCTTCTGGGGTGGGGGTGACCTCGCCTGCCGGAGGGGTGTGATGGGTATTTTACTTTGAAGAAATGTGAGTGTTCAAAGCAGGCAAATCGCCCTGAAGATATTAGCATAGGATAATGAAATATGACTACGGTCCCGATTTCGTTGGTTAGCGAGACCGTGTAATGATTAACAGGGACAGTCGGGGTCGCTGGTACTGAGTGGCTAGAGGTGAAATTCTATGACCCACTCAAGACCAACAAAAGCGAAAGCATTCGACAAGGATGTTTTCATTAATCAAGAACGAAAGTAAGGGGCTCGAAGATGATCAGATACCGTTGTAGTCCTTACTGTAAACGATGTCGACCCAGGATCCAGGGGCGTTACATGGATGACCCCCTGGGCACTGTGTGAGAAATCATAAGTATCCAGACTCCGGGGGGAGTATGGTCGCAAGGCTGAAACTTAAAGGAATTGACGGAAGGGCACCACCAGGAGTGGAGTCTGCGGCTTAATTTGACTCAACACGGGGAAACTTACCAAGTCCGAACACAACGAGGATTGACAGATTAATAGCTCTTTCTTGATTTTGTGGAGAGTGGTGCATGGCCGTTTTTAGTTGGTGGAGTGATCTGTCTGGTTAATTCCGTTAACGAACGAGACCTTAACCTACTAAATAGAGGCACGGACGCGGGGGACCGCGAGGTTTCGGCCGAGTGATCCCCCACAAATGATCCGTGCAAATTGAAATACTTCTTAGAGGAACTTTTTGTCCACCAAGCAAACGGAAGTTTAAGGCAAAAACAGGTCTGTGATGCCCTCAGATGTTTTGGGCTGCACGCGCATTACACTGTTGTATATAATGAGTCGAACGGTTACCCTTGCCTGAGGAGGTTGGGTAAGCTTTTAATTTGAAACGTGATGGGGATTGTGCTTTGTAATTATCGCACATGAACGAGGAATTCCTAGTAAGCGTGGGTCATCAACCCGCGCTGATTACGTCCCTGCCCTTTGTACACACCGCCCGTCGCTCCTACCGATTGAACGGCCCGATGAGGACTCGGGATCGATGTGGGTGGCCAGCCGAAAGGTGCGCCACCCACGGCGAGAACCTGTTCAAATCTTGTCGTTTAGAGGAAGGAGAAGTCGTAACAAGGTCTC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CAAGTATAAACACCTTTATACAGCGAAACTGCGTACAGCTCATTACATCAGCTATTATTCATTTGAAGATTGAGCACTACATGGTTATAACCGTAGAAACGCTAAGGCTAATACATGCGCAAAGCCCCGACTGCGTGTAGCGGAAGGGGTGTATTTATTAGATTCAGACCCGCCGGGGCAACCCGACTGTTGGTGATTCATAGTAACTGTTCGGACCCTTCTTCGGAAGGGCAATTCATTCAAATTCCTGCCCTATCAAGCTTCGACGGTAGTGTAGTGGACTACCGTACTAGTAACGGGTAACGGGGAATTAGGGTTCGGTTCCGGAGAGGGAGCCTGAGAGACGGCTACCACATCCAAGGAAGGCAGCAGGCGCGCAAATTACCCACTCCTGACACAGGGAGGTAGTGACAAGAAGTGCGCACGAGAAGGGCCGCAAGGCCCTTTTCGATGCGGATGGGGGGATTTGGTTAAAAAGTTCCCCGAAAGCTATTCGAGGGCAAGTCTGGTGCCAGCAGCCGCGGTAATTCCAGCTCGAAGGGCGTATCTTAAAATTGTTGCGGTTAAAAAGCTCGTAGTTGGATTTTTCCGCTTCAGACCCACGATCCCTCGCGGTGGGCTTTGCCTGTCGAGAGTGGAGAGTGGCTGGGCGATTCTTCGCCGGGGCGCAGCGGGTCAAACCGTTGTGTTTCGGCAACTACTTTGAGAAAATTAGAGTGTTTCAAGCAGGCAATTAATAAATGCCGTGAATACTACAGCATGGAATAGAACCAACGGGCTTTCGTCCTGCGCTGGTGGGTTCCTGGACCAAGTCATGATTGATAGGGACGGTTGGGGGTGCTCGTATTCCGCGGCCAGAGGTGAAATTCTTGGATTCGCGGAAGACGAACTAGTGCGAAAGCATTCACCAAGTACGTTTTCTTTAATCAAGAACGAAAGTTGGGGGATCGAAGACGATCAGATACCGTCGTAGTCTCAACCATAAACTATGTCAACTGGGGGTGTTTCATTGTTTGTTTGGGTTCAGTGCCAGGGCGCAAGCTCTGGCGCTCCAAACGCGACGTGAAGCGAACCCAATGGGAAACCAAAGTGTTCGGATTCCGGGGGGAGTATGGTCGCAAGGCTGAAACTTAAAGGAATTGACGGAAGGGCACACCAGGAGTGGAGCCTGCGGCTTAATTTGACTCAACACGGGAAATCTCACCAGGTCCAGACATAGTGAGGATTGACAGATTGAAGCTCTTTCTTGATTCTATGGTTGGTGGTGCATGGCCGTTCTTAGTTGGTGGTGTGGATCGTCTGGTTAATTTCGTTAACGAACGAGACCTCGTCCTTGTGGCCTGTCCAGTAATGGGTAGGTCTGCGTAACTAGTGCGCCCCAGCGAATAGCTGGGTGTGAAACTTCTTAGAGGGACTTTCGGTGTCTAGCCGAAGGAAGTTCGAGGCAATAACAGGTCCGTGATGCCCTTAGATGTTCTGGGCCGCACGCGCGCTACACTGGTTTGCTCATCGTGTTTTAAAATCACCCGTCTAATCCGCGGGAGAACCTTGGCCGAGAGGCCCGGGAAATCATTGAAAACAAACCGTGCTGGGGATTGATCATTGCAATTATTGGTCTTGAACGAGGAATTCCTAGTAAGCGCACGTCATCAGCGTGCATTGATTTCGTCCCTGCCCTTTGTACACACCGCCCGTCGCTGCTACCGATTGAATGGTTTAGTGAGCCGTGAGGATTCTTGGCGGCAACGTCGGGGAGAACCACGTCAAACTTGATCCTTTAGAGGAAGCAAAAGTCGTAACAAGGTC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CCAAGTATAAACACCTTTATACAGCGAAACTGCGTACAGCTCATTACATCAGCTATTATTCATTTGAAGATTGAGCACTACATGGTTATAACCGTAGAAACGCTAAGGCTAATACATGCGCAAAGCCCCGACTGCGTGTAGCGGAAGGGGTGTATTTATTAGATTCAGACCCGCCGGGGCAACCCGACTGTTGGTGATTCATAGTAACTGTTCGGACCCTTCTTCGGAAGGGCAATTCATTCAAATTCCTGCCCTATCAAGCTTCGACGGTAGTGTAGTGGACTACCGTACTAGTAACGGGTAACGGGGAATTAGGGTTCGGTTCCGGAGAGGGAGCCTGAGAGACGGCTACCACATCCAAGGAAGGCAGCAGGCGCGCAAATTACCCACTCCTGACACAGGGAGGTAGTGACAAGAAGTGCGCACGAGAAGGGCCGCAAGGCCCTTTTCGATGCGGATGGGGGGATTTGGTTAAAAAGTTCCCCGAAAGCTATTCGAGGGCAAGTCTGGTGCCAGCAGCCGCGGTAATTCCAGCTCGAAGGGCGTATCTTAAAATTGTTGCGGTTAAAAAGCTCGTAGTTGGATTTTTCCGCTTCAGACCCACGATCCCTCGCGGTGGGCTTTGCCTGTCGAGAGTGGAGAGTGGCTGGGCGATTCTTCGCCGGGGCGCAGCGGGTCAAACCGTTGTGTTTCGGCAACTACTTTGAGAAAATTAGAGTGTTTCAAGCAGGCAATTAATAAATGCCGTGAATACTACAGCATGGAATAGAACCAACGGGCTTTCGTCCTGCGCTGGTGGGTTCCTGGACCAAGTCATGATTGATAGGGACGGTTGGGGGTGCTCGTATTCCGCGGCCAGAGGTGAAATTCTTGGATTCGCGGAAGACGAACTAGTGCGAAAGCATTCACCAAGTACGTTTTCTTTAATCAAGAACGAAAGTTGGGGGATCGAAGACGATCAGATACCGTCGTAGTCTCAACCATAAACTATGTCAACTGGGGGTGTTTCATTGTTTGTTTGGGTTCAGTGCCAGGGCGCAAGCTCTGGCGCTCCAAACGCGACGTGAAGCGAACCCAATGGGAAACCAAAGTGTTCGGATTCCGGGGGGAGTATGGTCGCAAGGCTGAAACTTAAAGGAATTGACGGAAGGGCACACCAGGAGTGGAGCCTGCGGCTTAATTTGACTCAACACGGGAAATCTCACCAGGTCCAGACATAGTGAGGATTGACAGATTGAAGCTCTTTCTTGATTCTATGGTTGGTGGTGCATGGCCGTTCTTAGTTGGTGGTGTGGATCGTCTGGTTAATTTCGTTAACGAACGAGACCTCGTCCTTGTGGCCTGTCCAGTAATGGGTAGGTCTGCGTAACTAGTGCGCCCCAGCGAATAGCTGGGTGTGAAACTTCTTAGAGGGACTTTCGGTGTCTAGCCGAAGGAAGTTCGAGGCAATAACAGGTCCGTGATGCCCTTAGATGTTCTGGGCCGCACGCGCGCTACACTGGTTTGCTCATCGTGTTTTAAAATCACCCGTCTAATCCGCGGGAGAACCTTGGCCGAGAGGCCCGGGAAATCATTGAAAACAAACCGTGCTGGGGATTGATCATTGCAATTATTGGTCTTGAACGAGGAATTCCTAGTAAGCGCACGTCATCAGCGTGCATTGATTTCGTCCCTGCCCTTTGTACACACCGCCCGTCGCTGCTACCGATTGAATGGTTTAGTGAGCCGTGAGGATTCTTGGCGGCAACGTCGGGGAGAACCACGTCAAACTTGATCCTTTAGAGGAAGC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CATATGCTTGTCTCAAAGATTAAGCCATGCATGTCCAAGTATAAACACCTTTATACAGCGAAACTGCGTACAGCTCATTACATCAGCTATTATTCATTTGAAGATTGAGCACTACATGGTTATAACCGTAGAAACGCTAAGGCTAATACATGCGCAAAGCTCCGACTGCGTGTAGCGGAAGGGGTGTATTTATTAGATTCAGACCCACTGGGGGCAACCCCTTTTGTTGGTGATTCATAGTAACTGTTCGGACGCTTCTTCGGAAGCGCAATTCATTCAAATTCCTGCCCTATCAAGCTTCGACGGTAGTGTAGTGGACTACCGTACTAGTAACGGGTAACGGGGAATTAGGGTTCGGTTCCGGAGAGGGAGCCTGAGAGACGGCTACCACATCCAAGGAAGGCAGCAGGCGCGCAAATTACCCACTCCTGACACAGGGAGGTAGTGACAAGAAGTGCGCACGAAGAAGCCGCAAGGTTCTCTTTGATGCGGATGGGGGGATTTGGTTAAAAAGTTCCCCGAAAGCTATTCGAGGGCAAGTCTGGTGCCAGCAGCCGCGGTAATTCCAGCTCGAAGGGCGTATCTTAAAATTGTTGCGGTTAAAAAGCTCGTAGTTGGATTTATTCGCCTCGAATTTTGCCTGTCTCGGCCTCGGGCTTTGCCCGGGGTCGGTGACGAGCAACGAGACGACATTCTGCCGGGGGCGGCGGGGCGCAAGCTCCGTCGTTTTTTCGGCGACTACTTTGAGAAAATTAGAGTGTTTCAAGCAGGCAATTAATAAATGCCGTGAATACTACAGCATGGAATAGAACCAACGGGCTTTTGTCCTGCGCTTTGGTGGGTTCCTGGACCAAGTCATGATTGATAGGGACGGTTGGGGGTGCTCGTATTCCGCGGCCAGAGGTGAAATTCTTGGATTCGCGGAAGACGAACTAGTGCGAAAGCATTCACCAAGTACGTTTTCTTTAATCAAGAACGAAAGTTGGGGGATCGAAGACGATCAGATACCGTCGTAGTCTCAACCATAAACTATGTCAACTGGGGGTGTTTCGCTGTTTGTTTGGATCAAGTGCCGTCGGGGTAAAACTCGGCGGCGCTCCAAACGCGACGCGAAGCGAACCCAATGGGAAACCAAAGTGTTCGGATTCCGGGGGGAGTATGGTCGCAAGGCTGAAACTTAAAGGAATTGACGGAAGGGCACACCAGGAGTGGAGCCTGCGGCTTAATTTGACTCAACACGGGAAATCTCACCAGGTCCAGACATAGTGAGGATTGACAGATTGAAGCTCTTTCTTGATTCTATGGTTGGTGGTGCATGGCCGTTCTTAGTTGGTGGTGTGGATCGTCTGGTTAATTTCGTTAACGAACGAGACCTCGTCCTTGTGACCTTTCCTTCGGGGTTGGTCTGCGTAACTAGTGCGCCCCAGCGCAAGCTGGAGGTGAAACTTCTTAGAGGGACTTTTGGTGTCTAGCCAAAGGAAGTTCGAGGCAATAACAGGTCCGTGATGCCCTTAGATGTTCTGGGCCGCACGCGCGCTACACTGGTTTGCTCATCGTGTTTTACAATCCGTTCCCGCCTAAACAGCGGGGGAACCTTGGCTGAGAGGCCTGGGAAATCATGCAAAACAAACCGTGCTGGGGATAGATCATTGCAATTATTGGTCTTGAACGAGGAATTCCTAGTAAGCGCACGTCATCAGCGTGCATTGATTTCGTCCCTGCCCTTTGTACACACCGCCCGTCGCTGCTACCGATTGAATGGTTTAGTGAGCCGTGGGGATTCTTGGCGGGCAACCGTTGGGGAGAACCACGTCAAACTTGATCCTTTAGAGGAAGCAAAAGTCGTAACAAGGTC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CATATGCTTGTCTCAAAGATTAAGCCATGCATGTCCAAGTATAAACACCTTTATACAGCGAAACTGCGTACAGCTCATTACATCAGCTATTATTCATTTGAAGATTGAGCACTACATGGTTATAACCGTAGAAACGCTAAGGCTAATACATGCGCAAAGCTCCGACTGCGTGTAGCGGAAGGGGTGTATTTATTAGATTCAGACCCACTGGGGGCAACCCCTTTTGTTGGTGATTCATAGTAACTGTTCGGACGCTTCTTCGGAAGCGCAATTCATTCAAATTCCTGCCCTATCAAGCTTCGACGGTAGTGTAGTGGACTACCGTACTAGTAACGGGTAACGGGGAATTAGGGTTCGGTTCCGGAGAGGGAGCCTGAGAGACGGCTACCACATCCAAGGAAGGCAGCAGGCGCGCAAATTACCCACTCCTGACACAGGGAGGTAGTGACAAGAAGTGCGCACGAAGAAGCCGCAAGGTTCTCTTTGATGCGGATGGGGGGATTTGGTTAAAAAGTTCCCCGAAAGCTATTCGAGGGCAAGTCTGGTGCCAGCAGCCGCGGTAATTCCAGCTCGAAGGGCGTATCTTAAAATTGTTGCGGTTAAAAAGCTCGTAGTTGGATTTATTCGCCTCGAATTTTGCCTGTCTCGGCCTCGGGCTTTGCCCGGGGTCGGTGACGAGCAACGAGACGACATTCTGCCGGGGGCGGCGGGGCGCAAGCTCCGTCGTTTTTTCGGCGACTACTTTGAGAAAATTAGAGTGTTTCAAGCAGGCAATTAATAAATGCCGTGAATACTACAGCATGGAATAGAACCAACGGGCTTTTGTCCTGCGCTTTGGTGGGTTCCTGGACCAAGTCATGATTGATAGGGACGGTTGGGGGTGCTCGTATTCCGCGGCCAGAGGTGAAATTCTTGGATTCGCGGAAGACGAACTAGTGCGAAAGCATTCACCAAGTACGTTTTCTTTAATCAAGAACGAAAGTTGGGGGATCGAAGACGATCAGATACCGTCGTAGTCTCAACCATAAACTATGTCAACTGGGGGTGTTTCGCTGTTTGTTTGGATCAAGTGCCGTCGGGGTAAAACTCGGCGGCGCTCCAAACGCGACGCGAAGCGAACCCAATGGGAAACCAAAGTGTTCGGATTCCGGGGGGAGTATGGTCGCAAGGCTGAAACTTAAAGGAATTGACGGAAGGGCACACCAGGAGTGGAGCCTGCGGCTTAATTTGACTCAACACGGGAAATCTCACCAGGTCCAGACATAGTGAGGATTGACAGATTGAAGCTCTTTCTTGATTCTATGGTTGGTGGTGCATGGCCGTTCTTAGTTGGTGGTGTGGATCGTCTGGTTAATTTCGTTAACGAACGAGACCTCGTCCTTGTGACCTTTCCTTCGGGGTTGGTCTGCGTAACTAGTGCGCCCCAGCGCAAGCTGGAGGTGAAACTTCTTAGAGGGACTTTTGGTGTCTAGCCAAAGGAAGTTCGAGGCAATAACAGGTCCGTGATGCCCTTAGATGTTCTGGGCCGCACGCGCGCTACACTGGTTTGCTCATCGTGTTTTACAATCCGTTCCCGCCTAAACAGCGGGGGAACCTTGGCTGAGAGGCCTGGGAAATCATGCAAAACAAACCGTGCTGGGGATAGATCATTGCAATTATTGGTCTTGAACGAGGAATTCCTAGTAAGCGCACGTCATCAGCGTGCATTGATTTCGTCCCTGCCCTTTGTACACACCGCCCGTCGCTGCTACCGATTGAATGGTTTAGTGAGCCGTGGGGATTCTTGGCGGGCAACCGTTGGGGAGAACCACGTCAAACTTGATCCTTTAGAGGAAGC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CGTGTCAAAGATTAAGCCATGCATGTCCAAGTATAAGCCGAACCATCTACGGCGAGACTGCGAAAGGCTCATTATATCAGTCATAATTCAATGGATAGACCCCGTGCCACTGGATAACCGTGGTAATTCTAGTGCTAATACATGCCTCGACCAGCCCCCGAACCTCCGACCCCCTCCGGGGGGAAGGGCGGGGGTGCATTTATTAGATACGAGCCGACCCGGGGGGCGCTCCGGCGACCCCCGGGACCCCGGTGATTCATGATAACTAGACGATCGCAGGGCCCCGCGCCCGCGACGTGTCCTTAGAATTTCTGCCCTATCAACTTTCGATGGTACGGTCGAGGCCTACCATGGTTTTCACGGGTGACGGGGAATCAGGGTTCGATTCCGGAGAGGGAGCCTGAGAAACGGCTACCACATCCAAGGAAGGCAGCAGGCGCGCAAATTACCCACTCCCGACACGGGGAGGTAGTGACCATAAATAGCGATGCGCGGCCCCAAGGGTCGCGCAATTGGAATGAGTGCAACGTAAACACCTCAACGAGGAACAATTGGAGGGCAAGTCTGGTGCCAGCAGCCGCGGTAATTCCAGCTCCAATAGCGTATATTAAAGTTGCTGCAGTTAGAAAGCCCGTAGTCGAAAACTTGGGTCATCCCGGGCGCGCCCGGCGGCGGCGCGCGACGTGCCCCCAGGGGAGGTCGCGCGGCGGTGCCGGGTGCTGTGGTTCGCCACGGCGCCCATCGGGACCCCACCAGAACCAGAGGGGCCAGGCTCCCGGGGACTTCCCCGGGCCAAGGGTTTGGCCCCACCGTTACCTTGAAAAAATTAGAGTGTTCAAAGCAGGCGACTTTCAGTCGGCCTGGATAGATTAGCATGGGATAGCGACAGCGGCCCGTCCCCGAGGCTCGGGGCGACGGGCCGCCGCCTTGAATAGGGCCGGCTGTGGGCATTAGTATTGCCGGGCGAGAGGTGAAATTCTGAGACCCCGGCAAGACTCCCGACCGCGAAAGCATCTGCCAAAGACGGACCCGTTGATCAAGGACGAAAGTCGAGGGATCGAAAACGATTAGATACCGTTGTAGTCTCGACCCTAAACTATGCCGACTGGGGACCGGTCGCGGGTGCCCTCGCGGGCCCCCGACCGGGACCCTGTTGAGAAATCAAAGTGTTTGGGTTCCGGGGAGAGTACGGAACACCGCAAGGCTGAAATTTAAAGGCATTGACGGAACGGCACCACCAGGAGTGGAGCCTGCGGCTTAATTTGACTCAACACGGGGCAACTCACCAGGTCCAGACATCGTGAGGATTGACAGATTGACAGCGCTTTCTCGATTCGATGGGTGGTGGTGCATGGCCGTTCTTAGTTGGTGGGGTGACCTGTCTGGTTAATTCCGATAACGAACGAGACCTTAACCTGCTAAATAGGTCCGCCCTGACGCAGCCCGCGCGCGGCTCCGGCCGCGCAAGGGACGAGGGCATGATATGAGCGACCTTCTTAGAGGGACTGTCGGGGGTTTTATTCGAACCCGACGGAAGTTTGAGGCAATAACAGGTCTGTGATGCCCTTAGATGTTCTGGGCCGCACGCGCGCTACACTGATGGAGGCAGAGAGTGACGGGGGTCGGGCGCTCCGGCGGCCGACCCCTCCTGGGCCGAGAGGCGCCGGGTAAACTTTTGGAGGCTCCATCGTGATGGGGATAGTCCATTGCAATTGCTGGACTTGAACGAGGAATTCCTAGTAAGCACACGTCATCAGCTTGTGCTGATTACGTCCCTGCCGTTTGTACACACCGCCCGTCGCTACTACCGATTGGATGGCTTAGTGAGGCTTTCGGATCGGCCGCACGCGCGCTGGCGACGGCGCGCGCGGGGCCGAGAGGTCATCCAAACTTGGTCATC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CGTGTCAAAGATTAAGCCATGCATGTCCAAGTATAAGCCGAACCATCTACGGCGAGACTGCGAAAGGCTCATTATATCAGTCATAATTCAATGGATAGACCCCGTGCCACTGGATAACCGTGGTAATTCTAGTGCTAATACATGCCTCGACCAGCCCCCGAACCTCCGACCCCCTCCGGGGGGAAGGGCGGGGGTGCATTTATTAGATACGAGCCGACCCGGGGGGCGCTCCGGCGACCCCCGGGACCCCGGTGATTCATGATAACTAGACGATCGCAGGGCCCCGCGCCCGCGACGTGTCCTTAGAATTTCTGCCCTATCAACTTTCGATGGTACGGTCGAGGCCTACCATGGTTTTCACGGGTGACGGGGAATCAGGGTTCGATTCCGGAGAGGGAGCCTGAGAAACGGCTACCACATCCAAGGAAGGCAGCAGGCGCGCAAATTACCCACTCCCGACACGGGGAGGTAGTGACCATAAATAGCGATGCGCGGCCCCAAGGGTCGCGCAATTGGAATGAGTGCAACGTAAACACCTCAACGAGGAACAATTGGAGGGCAAGTCTGGTGCCAGCAGCCGCGGTAATTCCAGCTCCAATAGCGTATATTAAAGTTGCTGCAGTTAGAAAGCCCGTAGTCGAAAACTTGGGTCATCCCGGGCGCGCCCGGCGGCGGCGCGCGACGTGCCCCCAGGGGAGGTCGCGCGGCGGTGCCGGGTGCTGTGGTTCGCCACGGCGCCCATCGGGACCCCACCAGAACCAGAGGGGCCAGGCTCCCGGGGACTTCCCCGGGCCAAGGGTTTGGCCCCACCGTTACCTTGAAAAAATTAGAGTGTTCAAAGCAGGCGACTTTCAGTCGGCCTGGATAGATTAGCATGGGATAGCGACAGCGGCCCGTCCCCGAGGCTCGGGGCGACGGGCCGCCGCCTTGAATAGGGCCGGCTGTGGGCATTAGTATTGCCGGGCGAGAGGTGAAATTCTGAGACCCCGGCAAGACTCCCGACCGCGAAAGCATCTGCCAAAGACGGACCCGTTGATCAAGGACGAAAGTCGAGGGATCGAAAACGATTAGATACCGTTGTAGTCTCGACCCTAAACTATGCCGACTGGGGACCGGTCGCGGGTGCCCTCGCGGGCCCCCGACCGGGACCCTGTTGAGAAATCAAAGTGTTTGGGTTCCGGGGAGAGTACGGAACACCGCAAGGCTGAAATTTAAAGGCATTGACGGAACGGCACCACCAGGAGTGGAGCCTGCGGCTTAATTTGACTCAACACGGGGCAACTCACCAGGTCCAGACATCGTGAGGATTGACAGATTGACAGCGCTTTCTCGATTCGATGGGTGGTGGTGCATGGCCGTTCTTAGTTGGTGGGGTGACCTGTCTGGTTAATTCCGATAACGAACGAGACCTTAACCTGCTAAATAGGTCCGCCCTGACGCAGCCCGCGCGCGGCTCCGGCCGCGCAAGGGACGAGGGCATGATATGAGCGACCTTCTTAGAGGGACTGTCGGGGGTTTTATTCGAACCCGACGGAAGTTTGAGGCAATAACAGGTCTGTGATGCCCTTAGATGTTCTGGGCCGCACGCGCGCTACACTGATGGAGGCAGAGAGTGACGGGGGTCGGGCGCTCCGGCGGCCGACCCCTCCTGGGCCGAGAGGCGCCGGGTAAACTTTTGGAGGCTCCATCGTGATGGGGATAGTCCATTGCAATTGCTGGACTTGAACGAGGAATTCCTAGTAAGCACACGTCATCAGCTTGTGCTGATTACGTCCCTGCCGTTTGTACACACCGCCCGTCGCTACTACCGATTGGATGGCTTAGTGAGGCTTTCGGATCGGCCGCACGCGCGCTGGCGACGGCGCGCGCGGGGCCGAGAGGTCATCCAAACTTGGTCATCTAGAGGAAGTAAAAGTCGTAACAAGGTTTCC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CTAAGCCATGCAAGTGAATGTTCAGCCGTGATAAAGTGAAACTGCGAATGGCTCATTAAATCAGTTATAACTTACTTGAAGATTCCTTTTGTACATGGATATCCGTGACAAATTCAGGTTTAATACATGCACATAAGTCCCAACTCAAGAGTGGACGTGCTCAATAGATCTGAACCAACGCCGGGGCAACCCGGTCAAGGTGGAATCATATGCATCTTTCGGACCGCAAATTTTTATGGCGGCGCTTCATTCAGGTAACTGCCCTATCACGTTGTCGGTAGTGTATTGGACTACCGAGCGGGTAACGGGTAACGGGGAATTAGAGTTCGATTCCGGAGAAAGAGCATGAGACACGGCTATTACATCCAAGGAAGGCAGCAGGCGCGCAAATTACCCAATGCGAAATGCGTGAGGTAGTGACAGTACGTAGCAATGGGGCGCGTGAGCAACGTGACCTAATTGAAATGAGAAAAAACTAAAGCACTGAATGAGGAACGATTGGAGGGCAAGTCTGGTGCCAGCAGCCGCGGTAATTCCAGCTCCACGAGCGTATATTAGAGTTGTTGCAGTTAAAACGTGCGTAGCCGAAGCTGAGGTGCGCCGCAGAAGAACCTTCCGTCAAGGGGGTCTCGCTGTGGCTAGTGCCTTATTCGCCCGCGTCTTGCTTATGACCAGCTGGTTTGTGCGGCCGGCGTACGGTCTTCCCTATGCATATGGGGCTGGCGGCGGGCGATCTACCTCGAACAAATGAGAGCGCTTGAGGTAGGCGAATCATCAGCCTGAATCTATTAGCATGGAATAACACATGGACGGTGGTGTCTGTGTTGTTGGTTTGAGACGCTGCTGTAATGATTAATAGGGGTACTCGGGGCCAACCGGACTCTTGGGATAGAGGTGAAATTCTGTGACCCCAGGAAGACGAACTAATGCGAAAGCAGTTGGCAAGGGTATCTTCATTGGTCAAGCACTAAGGTCGGGGGAGCGAAGACGATTAGACACCGTTGTAGTCCCGACAGTAAACGATGCCGACGCGACCCCTGGTGCCGAGGATCACGGCGCTGGGGGGCGTATCGAAAGTAGAGTCTTTGGGCTCTGGGGGGAGTATAGTCGCAAGTCTGAAACTTAAAGGAATTGACGGAAGGGCACAACCAGGCGTGGAGCCTGCGGCTTAATTTGACTCAACACGGGGAAGCTCACCAGGTCAGGACATGACAAGGATTGACAGACTGATAGATCTTTCATGATCTCA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CAAAGACTAAGCCATGCAAGTGAATGTTCAGCCGTGATAAAGTGAAACTGCGAATGGCTCATTAAATCAGTTATAACTTACTTGAAGATTCCTTTTGTACATGGATATCCGTGACAAATTCAGGTTTAATACATGCACATAAGTCCCAACTCAAGAGTGGACGTGCTCAATAGATCTGAACCAACGCCGGGGCAACCCGGTCAAGGTGGAATCATATGCATCTTTCGGACCGCAAATTTTTATGGCGGCGCTTCATTCAGGTAACTGCCCTATCACGTTGTCGGTAGTGTATTGGACTACCGAGCGGGTAACGGGTAACGGGGAATTAGAGTTCGATTCCGGAGAAAGAGCATGAGACACGGCTATTACATCCAAGGAAGGCAGCAGGCGCGCAAATTACCCAATGCGAAATGCGTGAGGTAGTGACAGTACGTAGCAATGGGGCGCGTGAGCAACGTGACCTAATTGAAATGAGAAAAAACTAAAGCACTGAATGAGGAACGATTGGAGGGCAAGTCTGGTGCCAGCAGCCGCGGTAATTCCAGCTCCACGAGCGTATATTAGAGTTGTTGCAGTTAAAACGTGCGTAGCCGAAGCTGAGGTGCGCCGCAGAAGAACCTTCCGTCAAGGGGGTCTCGCTGTGGCTAGTGCCTTATTCGCCCGCGTCTTGCTTATGACCAGCTGGTTTGTGCGGCCGGCGTACGGTCTTCCCTATGCATATGGGGCTGGCGGCGGGCGATCTACCTCGAACAAATGAGAGCGCTTGAGGTAGGCGAATCATCAGCCTGAATCTATTAGCATGGAATAACACATGGACGGTGGTGTCTGTGTTGTTGGTTTGAGACGCTGCTGTAATGATTAATAGGGGTACTCGGGGCCAACCGGACTCTTGGGATAGAGGTGAAATTCTGTGACCCCAGGAAGACGAACTAATGCGAAAGCAGTTGGCAAGGGTATCTTCATTGGTCAAGCACTAAGGTCGGGGGAGCGAAGACGATTAGACACCGTTGTAGTCCCGACAGTAAACGATGCCGACGCGACCCCTGGTGCCGAGGATCACGGCGCTGGGGGGCGTATCGAAAGTAGAGTCTTTGGGCTCTGGGGGGAGTATAGTCGCAAGTCTGAAACTTAAAGGAATTGACGGAAGGGCACAACCAGGCGTGGAGCCTGCGGCTTAATTTGACTCAACACGGGGAAGCTCACCAGGTCAGGACATGACAAGGATTGACAGACTGATAGATCTTTCATGATCTCATGGGTGGTGGTGCATGGCCGTTCTTAGTTGGTGGAGCGATTTGTCTGGTTAATTCCGATAACGAACGAGACTCTAGCCTGCTAAATAGTTCGCCGATCGCAATCTGTCGGCGTTAACTTCTTAGAGGGACAAGTGGCGTTTAGTCACACGAGATTGAGCAATAACAGGTCTGTGATGCCCTTAGATGTTCGGGGCCGCACGCGCGCTACACTGAAGGAATCAGCGTGTTTTCTTCCTGATCCGTAAGGACCGGGTAACCCGTTGAACCTCCTTCGTGCTAGGGATTGGGGCTTGCAATTATTCCCCATGAACGAGGAATTCCCAGTAAGCGCGAGTCATAAGCTCGCGTTGATTACGTCCCTGCCCTTTGTACACACCGCCCGTCGCTACTACCGATTGGATGGTTTAGTGAGATCCTCGGATTGGACCCGGCTCGGGAGGCAACTTCTGGGTCGGTGCTCTGAGAAGACGATCAAACTTGATCATC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CCAAAGATTAAGCCATGCATGTCCACGTTTAAGCCGTATGAGGAAAGTGAAACTGCGAATGGCTCATTAAATCAGTTATTGTTTACTTGAAGAATGCCCTGCTACATGGATACCTGTGGCAAGTGGAGAGCTAACACATGCACCTGACGTCCCTGCCCTTGGGTAGGGGTGTGCTAGTTAGACTTAACCAACCCGGGGGCGACCCCGGCACGGTGAGGCACAACTATCATTCGGATCGGAAGGCCCTCGCGGCGCCGACGCTTCATTCAAGTAACTGCCCCATCACGTTGTCGGTAGTGTCTTGGACTACCGAGCGGGTGACGGGTAACGGGGAATCAGAGTTCGATTCCGGAGAAGGAGCATGAGACACGGCTGCTACATCCAAGGAAGGCAGCAGGCGCGCAAATTACCCACTCCGCACAGCGGGAGGTAGTGACAGTACCTATCGATGGGGCGTCCTCGTGGCGCCCTAATTGGAATGAGGCAGCTCCAAAGCCCGTGCCGAGGAACGATTGGAGGGCAAGTCTGGTGCCAGCAGCCGCGGTAATTCCAGCTCCAACAGCATATATTATGGTTGTTGTCGTTAAAAAGTTCGTAGTCGCACATGAGGGGCGGGCGTATGCCGTTCTCCTCCGTGGGAGCGGTCGCCGACGGCCCCTTTGTCCCCATTCGGTGTGAACCCCGTTTCGGCGGGGGGAACCCGGGGATCTTACCTCGAACAAATGAGCGCGCTCGAGGTAGGCAACGATTGCCTGGATCGATTAGCATGGAATAACAGATGGACGGCGGGCCGTCGTCTGTTGGTTGGCATGTCCGCCGTAATGATGAATAGGGGTGCTCGGGGCCAGCCGTACTGCTTGGGGAGGGGTGAAATCCGTTGATCCTGGCAAGACGTCCTACTGCGAAAGCAGCTGGCAAGGGCACTTTCATTGATCAAGAACGAAGGTTGGGGGATCCAAAACGATTAGACACCGTTGTAGTCCCAACAGTAAACCATGCTGACGCGGGCTCTGGCGTCTGTGATCCATTCGCTGGGGCCCGTGGGGAAACTAGAGTTTTTGAGCTCGAGGGGGAGTATAGTCGCAAGACCGAAACTTAAAGGAATTGACGGAAGGGCACAACCAGGTGTGGGTTTTGCGGCTTAATTTGACTCAACACGGGGAAACTCACCAGGACAGGACATGACGAGGATTGACAGACTGAGAGACATTTCATGATCTCATGGGTGGTGGTGCATGGCCGTTCTTAGTTCGTGGATCAGTTCGTCTGGTTGATTCCGATAACGAACGAGACCGGAACGTGTGGTTGGCGTTGGTTCAGTGACCTGCTTGTGGCCGCTTCGGCGGTGGCGCCCATGTGGCAGCCCCAGCACGAGCCGCACCTCGGTGTGGCGTAAGTGGTGTCCTGCCTCTTGTGGATATTCACGTATTCTCAATAGAGGCCCACGCCCAATCATGCGGACTGCCCGGGTTTTACTGGGTGGAGGTCTCCGGCAATAACAGGTCTGTGATGCCCTTAGATGTCCTGGGCCGCACGCGTAACACACTGACGATGCCAACGGGCTGTAACCCTTCCTGCGCCGAGAGGCCTGGGGAATCCTGTGAAACATCGATCGTGCTGGGGATCGGGCCTTGTGATTATTGCCCGTGCAACTTGGAATACCTTGTAATCGTGGGTCATCAGCTCACGCTGAATATGTCCCTGCCCTTTGTACACACCGCCCGTCGCTACTACCGATCGAGTGGCTTGGTGAGGAGGTCGGATCGTGTCTCACACTCGGGCAACCGGGGAGGGATGTGAAAAGTCCTTCAAACTTGGTCTCTTAGAGGAAGTAC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CCAAAGATTAAGCCATGCATGTCCACGTTTAAGCCGTATGAGGAAAGTGAAACTGCGAATGGCTCATTAAATCAGTTATTGTTTACTTGAAGAATGCCCTGCTACATGGATACCTGTGGCAAGTGGAGAGCTAACACATGCACCTGACGTCCCTGCCCTTGGGTAGGGGTGTGCTAGTTAGACTTAACCAACCCGGGGGCGACCCCGGCACGGTGAGGCACAACTATCATTCGGATCGGAAGGCCCTCGCGGCGCCGACGCTTCATTCAAGTAACTGCCCCATCACGTTGTCGGTAGTGTCTTGGACTACCGAGCGGGTGACGGGTAACGGGGAATCAGAGTTCGATTCCGGAGAAGGAGCATGAGACACGGCTGCTACATCCAAGGAAGGCAGCAGGCGCGCAAATTACCCACTCCGCACAGCGGGAGGTAGTGACAGTACCTATCGATGGGGCGTCCTCGTGGCGCCCTAATTGGAATGAGGCAGCTCCAAAGCCCGTGCCGAGGAACGATTGGAGGGCAAGTCTGGTGCCAGCAGCCGCGGTAATTCCAGCTCCAACAGCATATATTATGGTTGTTGTCGTTAAAAAGTTCGTAGTCGCACATGAGGGGCGGGCGTATGCCGTTCTCCTCCGTGGGAGCGGTCGCCGACGGCCCCTTTGTCCCCATTCGGTGTGAACCCCGTTTCGGCGGGGGGAACCCGGGGATCTTACCTCGAACAAATGAGCGCGCTCGAGGTAGGCAACGATTGCCTGGATCGATTAGCATGGAATAACAGATGGACGGCGGGCCGTCGTCTGTTGGTTGGCATGTCCGCCGTAATGATGAATAGGGGTGCTCGGGGCCAGCCGTACTGCTTGGGGAGGGGTGAAATCCGTTGATCCTGGCAAGACGTCCTACTGCGAAAGCAGCTGGCAAGGGCACTTTCATTGATCAAGAACGAAGGTTGGGGGATCCAAAACGATTAGACACCGTTGTAGTCCCAACAGTAAACCATGCTGACGCGGGCTCTGGCGTCTGTGATCCATTCGCTGGGGCCCGTGGGGAAACTAGAGTTTTTGAGCTCGAGGGGGAGTATAGTCGCAAGACCGAAACTTAAAGGAATTGACGGAAGGGCACAACCAGGTGTGGGTTTTGCGGCTTAATTTGACTCAACACGGGGAAACTCACCAGGACAGGACATGACGAGGATTGACAGACTGAGAGACATTTCATGATCTCATGGGTGGTGGTGCATGGCCGTTCTTAGTTCGTGGATCAGTTCGTCTGGTTGATTCCGATAACGAACGAGACCGGAACGTGTGGTTGGCGTTGGTTCAGTGACCTGCTTGTGGCCGCTTCGGCGGTGGCGCCCATGTGGCAGCCCCAGCACGAGCCGCACCTCGGTGTGGCGTAAGTGGTGTCCTGCCTCTTGTGGATATTCACGTATTCTCAATAGAGGCCCACGCCCAATCATGCGGACTGCCCGGGTTTTACTGGGTGGAGGTCTCCGGCAATAACAGGTCTGTGATGCCCTTAGATGTCCTGGGCCGCACGCGTAACACACTGACGATGCCAACGGGCTGTAACCCTTCCTGCGCCGAGAGGCCTGGGGAATCCTGTGAAACATCGATCGTGCTGGGGATCGGGCCTTGTGATTATTGCCCGTGCAACTTGGAATACCTTGTAATCGTGGGTCATCAGCTCACGCTGAATATGTCCCTGCCCTTTGTACACACCGCCCGTCGCTACTACCGATCGAGTGGCTTGGTGAGGAGGTCGGATCGTGTCTCACACTCGGGCAACCGGGGAGGGATGTGAAAAGTCCTTCAAACTTGGTCTCTTAGAGGAAGTAC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AAAAGATTAAGCCATGCATGTCTAAGTATAAGCAATTATTCAGCGAGACTGCGGATGGCTCATTAAATCAGTTATAGTTTCTTTGATGATCACACCCCGAGTTGGATAACCGTAGTAATTCTAGAGCTAATACATGCTAAAAAGCTCCTCTTCACGGGGGAGCTGTATTTGCTGGACATCAATCAACGCAGGGCAACCTGTTTTAATGGTGATTCACGGTAACTATCTAATCGCACGATTCTGTCGGCGATGTGTCATTCAAGTTTCTGCCCTATCAACTTTCGATGGCAGTAAAGTGGCCTGCCATGGTGATAACGGGTAACGGGGAATTAGGGTTCGGTTCCGGAGAGGGAGCCTGAGAGATGGCTACCACTTCCAAGGAAGGCAGCAGGCGCGCAAATTACCCAATGGCAATACGCCGAGGTAGTGACAATAAATAACAATACAGAGTCCTTCCGGACTCTGTAATTGGAATGAGTACAATTTAAATCTCTTAACGAGGAACAATTGGAGGACAAGTCTGGTGCCAGCACCCGCGGTAATTCCAGCTCCAATAGCGTATATTAAAGTTGTTGCAGTTAAAAAGCTCGTAGTTGGATTTCGAACTGGGGTGAGCGAAAGTTTGCCACGGATGTTGAGCGCTGGGTGGGTCGAAAGATTCATTCAGTCTCAATTCCACCAGTTCTACGCAGAAGGAGGCCCTCTGCTCTTGACTGGGTGGGGGTGTCCGCCTCTTGCCGTTTACTTTGAAAAAATTAGGGTGTTCAAAGCAGGTTTTACTTGCCTGAATAGATTAGCATGGGATAATGGAATACGGCTCGGCTACTGTGTTCCGTTGGTTGAGTAGCTGGGCAATGATTAATAGAGATAGTTGGGGGTATTCATATTTAATTGTCAGAGGTGAAATTCTTAGATTTATGAAAGATGAACTTCTGCGAAAGCATTTATCAAGGATGTTTTCATTAATCAAGAACGAAAGTTAGGGGATCGAAGACGATCAGATACCGTCGTAGTCTTAACCATAAACGATGCCGACCAGAGATCAGTAGATGTACCCCTGGAGACTCTATTGGCATCTTATGAGAAATCATAAGTCTTTGGGTTCCGGGGGGAGTATGGTCGCAAGGCTGAAACTTAAAGGAATTGACGGAAGGGCACACCAGGAGTGGAGCCTGCGGCTTAATTTGACTCAACACGGGAAAACTTACCAGGTCCAGACACAGTAAGGATTGACAGATTGATAGCTCTTTCTTGATTCTGTGGGTGGTGGTGCATGGCCGTTCTTAGTTGGTGGATTGATCTGTCTGGTTAATTCCGATAACGAACGAGATCTCTGCCTGCTAAATAGTTGACGACACCGTCTATTCGGGTGAAGTGGGTCAGTTTTTGGGGGTGGTTTACCATTCCCGACTGGCTCTTGGATCCTTGACGTTTGCTGGCAACTTCTTAGAGGGACTAATGGTGTTTAACCATTGGAAGTTAGAGGCAATAACAGGTCTGTGATGCCCTTAGATGTCTTGGGCTGCACGCGCGCTACAATGTGAGGTATCAATGAGTCTACCTAGGTCGATTGGCTCGGGTAATCTTTCGAGTTCTTCACGTGCTGGGGATAGACCATTGCAATTATTGGTCTTGAACGAGGAATTCCTAGTAAGCGCAAGTCATCAGCTTGCGCTGATTACGTCCCTGCCCTTTGTACACACCGCCCGTCGCTCCTACCGATTGAATGGTCCGGTGAAACCTTCGAATTGCCTGGTCCAACTAGCGGGGGCAACTCTGCTAGTAACTAGGTGAGAAGTTGGTTAAACCTTACTA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AAAAGATTAAGCCATGCATGTCTAAGTATAAGCAATTATTCAGCGAGACTGCGGATGGCTCATTAAATCAGTTATAGTTTCTTTGATGATCACACCCCGAGTTGGATAACCGTAGTAATTCTAGAGCTAATACATGCTAAAAAGCTCCTCTTCACGGGGGAGCTGTATTTGCTGGACATCAATCAACGCAGGGCAACCTGTTTTAATGGTGATTCACGGTAACTATCTAATCGCACGATTCTGTCGGCGATGTGTCATTCAAGTTTCTGCCCTATCAACTTTCGATGGCAGTAAAGTGGCCTGCCATGGTGATAACGGGTAACGGGGAATTAGGGTTCGGTTCCGGAGAGGGAGCCTGAGAGATGGCTACCACTTCCAAGGAAGGCAGCAGGCGCGCAAATTACCCAATGGCAATACGCCGAGGTAGTGACAATAAATAACAATACAGAGTCCTTCCGGACTCTGTAATTGGAATGAGTACAATTTAAATCTCTTAACGAGGAACAATTGGAGGACAAGTCTGGTGCCAGCACCCGCGGTAATTCCAGCTCCAATAGCGTATATTAAAGTTGTTGCAGTTAAAAAGCTCGTAGTTGGATTTCGAACTGGGGTGAGCGAAAGTTTGCCACGGATGTTGAGCGCTGGGTGGGTCGAAAGATTCATTCAGTCTCAATTCCACCAGTTCTACGCAGAAGGAGGCCCTCTGCTCTTGACTGGGTGGGGGTGTCCGCCTCTTGCCGTTTACTTTGAAAAAATTAGGGTGTTCAAAGCAGGTTTTACTTGCCTGAATAGATTAGCATGGGATAATGGAATACGGCTCGGCTACTGTGTTCCGTTGGTTGAGTAGCTGGGCAATGATTAATAGAGATAGTTGGGGGTATTCATATTTAATTGTCAGAGGTGAAATTCTTAGATTTATGAAAGATGAACTTCTGCGAAAGCATTTATCAAGGATGTTTTCATTAATCAAGAACGAAAGTTAGGGGATCGAAGACGATCAGATACCGTCGTAGTCTTAACCATAAACGATGCCGACCAGAGATCAGTAGATGTACCCCTGGAGACTCTATTGGCATCTTATGAGAAATCATAAGTCTTTGGGTTCCGGGGGGAGTATGGTCGCAAGGCTGAAACTTAAAGGAATTGACGGAAGGGCACACCAGGAGTGGAGCCTGCGGCTTAATTTGACTCAACACGGGAAAACTTACCAGGTCCAGACACAGTAAGGATTGACAGATTGATAGCTCTTTCTTGATTCTGTGGGTGGTGGTGCATGGCCGTTCTTAGTTGGTGGATTGATCTGTCTGGTTAATTCCGATAACGAACGAGATCTCTGCCTGCTAAATAGTTGACGACACCGTCTATTCGGGTGAAGTGGGTCAGTTTTTGGGGGTGGTTTACCATTCCCGACTGGCTCTTGGATCCTTGACGTTTGCTGGCAACTTCTTAGAGGGACTAATGGTGTTTAACCATTGGAAGTTAGAGGCAATAACAGGTCTGTGATGCCCTTAGATGTCTTGGGCTGCACGCGCGCTACAATGTGAGGTATCAATGAGTCTACCTAGGTCGATTGGCTCGGGTAATCTTTCGAGTTCTTCACGTGCTGGGGATAGACCATTGCAATTATTGGTCTTGAACGAGGAATTCCTAGTAAGCGCAAGTCATCAGCTTGCGCTGATTACGTCCCTGCCCTTTGTACACACCGCCCGTCGCTCCTACCGATTGAATGGTCCGGTGAAACCTTCGAATTGCCTGGTCCAACTAGCGGGGGCAACTCTGCTAGTAACTAGGTGAGAAGTTGGTTAAACCTTACTATTTAGAGGAAGGAGAAGTCGTAACAAGGTTTCC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CGTCCAAGTTTTAGCCTTGAGTGAAACTGCGAATGGCTCATTAATACAGTTGAAATATACATGATAATCAAAATGGATAACTGTGGTAATTCTAGAGCTAATACATGTAAATTTACAAAGAAACTCTGCTTTATCGACATCGCTATGCGATTCGTGAAAATCTGAGTGTACCTACCTTTCGAGGGGTATCATTCTATCATCTGACCTATCAGCTGTCGACGGTAAGGTAGTTGCTTACCGTGGCTATGACGGGTAACGGGGAATTAGGGTTTGATTCCGGAGAGGTAGCCTGAGAAACGGCTACCACATCTAAGGATGGCAGCAGGCGCGCAAATTACCCAATTTTGAAAAAAAGAGGTAGTGACAAGAAATATCGAAACATTTTTAATGTCATCGAAATGAGAAGGATTTAAACAATCATTCAAGTAACAATTGGAGGGCAAGTCTGGTGCCAGCAGCCGCGGTAATTCCAGCTCCAATAGCGTATATTAAAGTTGTTGCGGTTAAAAAGCTCGTAGTTTGAATCGTAATGGAATTTTATTCCATTTGAAGATTTCAAATCTTTAATACTTTGAAGAAATTAGTGTGTTTCATGCAAGCTTATGCTCTGAATACAATAGCATGGAATATGAGTCTTACTGATTTATCGATTGAATCAGTAAAAACAATGATAGGGTTGAATAGCGATATTCGAATTCAATTGTCAGAGGTGAAATTCTTGGATTAATTGAAGACGAACTACTGCGAAAGCATTTATCGAATATGAACCCATTAATCAAGAACGAAAGTTAAGGGATCGAAGACGATCAGATACCGTCCTAGTCTTAACTGTAAACTATATCATCTGAGTATCATTCACATACGATGTGAATGGAATTCTCTGAGAAATCAAAGTTTTTGGGTTCCGGGGGGAGTATGGTCGCAAGTCTGAAACTTAAAGGAATTGACGGAAGGGCACCACCAGGAGTGGAGCCTGCGGCTTAATTTGACTCAACACGGGAAATCTCACCAGAATTCGACATGATAAGGATTGACAGATTGAAAGTTCTTTCTTAATTCCATGGGTGGTGGTGCATGGCCGTTCTTAGTTGGTGGAGTAATTTGTCTGGTTAATTCCGATAACGAGCGAGATCTTAGCCTGCTAAATAGATCTGATTCTATTGAGTCAGAATCTTCTTAGAGGAACAAGGCATTCAAGTGCCTGGAAGTGAAAGGCAATAACAGGTCTGTGATGCCCTTAGATATTCTGGGCTGCACGCGCGCTACAATGACAGGCACAGAAAGTTGCGGAATTCAAAATTTCTGCTAATCTTAAACTCCTGTCGTGATGGGAATAAACGATTGCAATTATTCGTTTTCAACGAGGAATTCCTAGTATTATCAGATCATCAATTTGATTAGATTACGTCCCTGCCCTTTGTACACACCGCCCGTCGCTCCTACCGATTGAATATTTCGATGAGATGAGAGGACATTCGTGGATTCTCAGCAAATCATGATA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CGTCCAAGTTTTAGCCTTGAGTGAAACTGCGAATGGCTCATTAATACAGTTGAAATATACATGATAATCAAAATGGATAACTGTGGTAATTCTAGAGCTAATACATGTAAATTTACAAAGAAACTCTGCTTTATCGACATCGCTATGCGATTCGTGAAAATCTGAGTGTACCTACCTTTCGAGGGGTATCATTCTATCATCTGACCTATCAGCTGTCGACGGTAAGGTAGTTGCTTACCGTGGCTATGACGGGTAACGGGGAATTAGGGTTTGATTCCGGAGAGGTAGCCTGAGAAACGGCTACCACATCTAAGGATGGCAGCAGGCGCGCAAATTACCCAATTTTGAAAAAAAGAGGTAGTGACAAGAAATATCGAAACATTTTTAATGTCATCGAAATGAGAAGGATTTAAACAATCATTCAAGTAACAATTGGAGGGCAAGTCTGGTGCCAGCAGCCGCGGTAATTCCAGCTCCAATAGCGTATATTAAAGTTGTTGCGGTTAAAAAGCTCGTAGTTTGAATCGTAATGGAATTTTATTCCATTTGAAGATTTCAAATCTTTAATACTTTGAAGAAATTAGTGTGTTTCATGCAAGCTTATGCTCTGAATACAATAGCATGGAATATGAGTCTTACTGATTTATCGATTGAATCAGTAAAAACAATGATAGGGTTGAATAGCGATATTCGAATTCAATTGTCAGAGGTGAAATTCTTGGATTAATTGAAGACGAACTACTGCGAAAGCATTTATCGAATATGAACCCATTAATCAAGAACGAAAGTTAAGGGATCGAAGACGATCAGATACCGTCCTAGTCTTAACTGTAAACTATATCATCTGAGTATCATTCACATACGATGTGAATGGAATTCTCTGAGAAATCAAAGTTTTTGGGTTCCGGGGGGAGTATGGTCGCAAGTCTGAAACTTAAAGGAATTGACGGAAGGGCACCACCAGGAGTGGAGCCTGCGGCTTAATTTGACTCAACACGGGAAATCTCACCAGAATTCGACATGATAAGGATTGACAGATTGAAAGTTCTTTCTTAATTCCATGGGTGGTGGTGCATGGCCGTTCTTAGTTGGTGGAGTAATTTGTCTGGTTAATTCCGATAACGAGCGAGATCTTAGCCTGCTAAATAGATCTGATTCTATTGAGTCAGAATCTTCTTAGAGGAACAAGGCATTCAAGTGCCTGGAAGTGAAAGGCAATAACAGGTCTGTGATGCCCTTAGATATTCTGGGCTGCACGCGCGCTACAATGACAGGCACAGAAAGTTGCGGAATTCAAAATTTCTGCTAATCTTAAACTCCTGTCGTGATGGGAATAAACGATTGCAATTATTCGTTTTCAACGAGGAATTCCTAGTATTATCAGATCATCAATTTGATTAGATTACGTCCCTGCCCTTTGTACACACCGCCCGTCGCTCCTACCGATTGAATATTTCGATGAGATGAGAGGACATTCGTGGATTCTCAGCAAATCATGAT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AACTTTGTACTGTGAAACTGCGAATGGCTCATTAAATCAGTTATAGTTTATTTGATTATACCTTACTACTTGGATAACCGTGGTAATTCTAGAGCTAATACATGCTAAAAATCCCGACTTCTGGAAGGGATGTATTTATTAGATAAAAAACCAATGCGGGCAACCGCTTTTCTGGTGATTCATAATAACTTTTCGAATCGCATGGCCTTGTGCTAGCGATGTTTCATTCAAATTTCTGCCCTATCAACTTTCGATGGTAGGATAGAGGCCTACCATGGTTTTAACGGGTAACGGGGAATTAGGGTTCGATTCCGGAGAGGGAGCCTGAGAAACGGCTACCACATCCAAGGAAGGCAGCAGGCGCGCAAATTACCCAATCCCGATACGGGGAGGTAGTGACAATAAATAACAATACAGGGCTTTATAGTCTTGTAATTGGAATGAGTACAATTTAAATCTCTTAACGAGGAACAATTGGAGGGCAAGTCTGGTGCCAGCAGCCGCGGTAATTCCAGCTCCAATAGCGTATATTAAAGTTGTTGCAGTTAAAAAGCTCGTAGTTGAATTTTAGGCCTGGTTGGACGGTCTGCTCTAGGGTTTGTACTGTCCTGACTGGGTCTTACCTTCTGGTGAGCTGTCGTATTGTTTACTCAGTGCGGCAGGGAACCAGGACTTTTACTTTGAAAAAATTAGAGTGTTTAAAGCAGGCATTCGCTTGAATACATTAGCATGGAATAATAGAATAGGACTTTGGTTCTATTTTGTTGGTTTCTAGGACCGAAGTAATGATTAATAGGGATAGTTGGGGGCATTAGTATTTAATTGTCAGAGGTGAAATTCTTGGATTTATTAAAGACTAACTTCTGCGAAAGCATTTGCCAAGGATGTTTTCATTAATCAAGAACGAAAGTTAGGGGATCGAAGACGATCAGATACCGTCGTAGTCTTAACCATAAACTATGCCGACTAGGGATCAGGCAAGGATATTTTGACTTGTTTGGCACCTTATGAGAAATCAAAGTTTTTGGGTTCCGGGGGGAGTATGGTCGCAAGGCTGAAACTTAAAGGAATTGACGGAAGGGCACCACCAGGAGTGGAGCCTGCGGCTTAATTTGACTCAACACGGGGAAACTTACCAGGTCCGGACGTAGTGAGGATTGACAGATTGAGAGCTCTTTCTTGATTCTATGGGTGGTGGTGCATGGCCGTTCTTAGTTGGTGGAGCGATTTGTCTGGTTAATTCCGTTAACGAACGAGACCTCGGCCTGCTAAATAGCTACGCCAACCCCGCTATCCAAAACCTGGCGGCCGGAGAGCTCGGTCCCGCCCTCGGCGGTGGAAGGGGGCAACCTCTTCTGCCGCCGGCGGCGCGGGGCCCCTCCCCGTCAGGCGGTTGGGTTGGCGGCCACGCTTCTTAGAGGGACTGCCGGCATCCAGCCGACGGAGGCTCGAGGCAATAACAGGTCTGTGATGCCCTTAGATGTTCTGGGCCGCACGCGCGCTACACTGATCGAGACAGCGAGTCCCTCCGCCTCGGCCGAAGGGTCCGGGCAACCTCGTCAGCCTCGATCGTGCTGGGGATAGACCGTTGCAACTGTCGGTCTCGAACGAGGAATTCCTAGTAAGCGCGGGTCATCAGCCCGCGCTGATTACGTCCCTGCCCTTTGTACACACCGCCCGTCGCTCCTACCGATCGAACGGTCCGGCGAAGCCCTCGGAGCCCAGCCCGCTCGCGATCCGGGCAACCGGGTCGCGGGGTTGGACGAAGTCGGCTGAACCTTACCG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AACTTTGTACTGTGAAACTGCGAATGGCTCATTAAATCAGTTATAGTTTATTTGATTATACCTTACTACTTGGATAACCGTGGTAATTCTAGAGCTAATACATGCTAAAAATCCCGACTTCTGGAAGGGATGTATTTATTAGATAAAAAACCAATGCGGGCAACCGCTTTTCTGGTGATTCATAATAACTTTTCGAATCGCATGGCCTTGTGCTAGCGATGTTTCATTCAAATTTCTGCCCTATCAACTTTCGATGGTAGGATAGAGGCCTACCATGGTTTTAACGGGTAACGGGGAATTAGGGTTCGATTCCGGAGAGGGAGCCTGAGAAACGGCTACCACATCCAAGGAAGGCAGCAGGCGCGCAAATTACCCAATCCCGATACGGGGAGGTAGTGACAATAAATAACAATACAGGGCTTTATAGTCTTGTAATTGGAATGAGTACAATTTAAATCTCTTAACGAGGAACAATTGGAGGGCAAGTCTGGTGCCAGCAGCCGCGGTAATTCCAGCTCCAATAGCGTATATTAAAGTTGTTGCAGTTAAAAAGCTCGTAGTTGAATTTTAGGCCTGGTTGGACGGTCTGCTCTAGGGTTTGTACTGTCCTGACTGGGTCTTACCTTCTGGTGAGCTGTCGTATTGTTTACTCAGTGCGGCAGGGAACCAGGACTTTTACTTTGAAAAAATTAGAGTGTTTAAAGCAGGCATTCGCTTGAATACATTAGCATGGAATAATAGAATAGGACTTTGGTTCTATTTTGTTGGTTTCTAGGACCGAAGTAATGATTAATAGGGATAGTTGGGGGCATTAGTATTTAATTGTCAGAGGTGAAATTCTTGGATTTATTAAAGACTAACTTCTGCGAAAGCATTTGCCAAGGATGTTTTCATTAATCAAGAACGAAAGTTAGGGGATCGAAGACGATCAGATACCGTCGTAGTCTTAACCATAAACTATGCCGACTAGGGATCAGGCAAGGATATTTTGACTTGTTTGGCACCTTATGAGAAATCAAAGTTTTTGGGTTCCGGGGGGAGTATGGTCGCAAGGCTGAAACTTAAAGGAATTGACGGAAGGGCACCACCAGGAGTGGAGCCTGCGGCTTAATTTGACTCAACACGGGGAAACTTACCAGGTCCGGACGTAGTGAGGATTGACAGATTGAGAGCTCTTTCTTGATTCTATGGGTGGTGGTGCATGGCCGTTCTTAGTTGGTGGAGCGATTTGTCTGGTTAATTCCGTTAACGAACGAGACCTCGGCCTGCTAAATAGCTACGCCAACCCCGCTATCCAAAACCTGGCGGCCGGAGAGCTCGGTCCCGCCCTCGGCGGTGGAAGGGGGCAACCTCTTCTGCCGCCGGCGGCGCGGGGCCCCTCCCCGTCAGGCGGTTGGGTTGGCGGCCACGCTTCTTAGAGGGACTGCCGGCATCCAGCCGACGGAGGCTCGAGGCAATAACAGGTCTGTGATGCCCTTAGATGTTCTGGGCCGCACGCGCGCTACACTGATCGAGACAGCGAGTCCCTCCGCCTCGGCCGAAGGGTCCGGGCAACCTCGTCAGCCTCGATCGTGCTGGGGATAGACCGTTGCAACTGTCGGTCTCGAACGAGGAATTCCTAGTAAGCGCGGGTCATCAGCCCGCGCTGATTACGTCCCTGCCCTTTGTACACACCGCCCGTCGCTCCTACCGATCGAACGGTCCGGCGAAGCCCTCGGAGCCCAGCCCGCTCGCGATCCGGGCAACCGGGTCGCGGGGTTGGACGAAGTCGGCTGAACCTTACCG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ACTTTATACGGTGAAACTGCGAATGGCTCATTAAATCAGTTATAGTTTATTTGATGGTACCTTACTACTTGGATAACCGTGGTAATTCTAGAGCTAATACATGCTAAAAGACTTAACTACCGCAAGGTTGGAAGAGTTGCATTTATTAGATCCAAAACCAATACAGAGCTTAACGGTTCTGCTTTTTTGGTGATTCATAATAACTTCGCGAATCGCAGTGACTTTACGTCGGCGATGATTCATTCAAATTCCTGCCCTATCAACTTTCGATGGTAGGATAGAGGCCTACCATGGTTATAACGGGTAACGGGGAATTAGGGTTCGATTCCGGAGAGGGAGCCTGAGAAATGGCTACCACATCCAAGGAAGGCAGCAGGCGCGCAAATTACCCAATCCCAATTCGGGGAGGTAGTGACAAGAAATAACAATACGGGGCACTAACGTGTCTCGTAATTGGAATGAGTACAATTTAAACCCCTTAACGAGTATCAATTGGAGGGCAAGTCTGGTGCCAGCAGCCGCGGTAATTCCAGCTCCAATAGCGTATATTAAAGTTGTTGCAGTTAAAAAGCTCGTAGTTGGATTTTGGATATAAGTAGCAGGGTCTGCTCCTTTAACAGGGAGTATGTACTGGTTATTTATATCTTAATCGTTCGGTAACACCGCTTCTGCCCTTAGCTGGGTGGGAGTTAAAAGTACTATAGCAATATAGTATGGGGTTCCGACATTTTACTTTGAAAAAATTAGAGTGTTCAAGGCAGGTGCGACTCACCTCGTATACATTAGCATGGAATAATGGAATAGGACTTTGGTCTTATTTTGTTGGTTTTAGAGACTGAAGTAATGATTAATAGGGATAGTTGGGGGCATTCGTATTTCATTGTCAGAGGTGAAATTCTTGGATTTATGAAAGACGAACTACTGCGAAAGCATTTGCCAAGGATGTTTTCATTAATCAAGAACGAAAGTTGGGGGATCGAAGACGATCAGATACCATCGTAGTCCCAACCATAAACTATGCCGACTAGGGATTGGAGGAAGTTTTGTCGGATGACTCCTTCAGCACCTTACGAGAAATCAAGAGTCTTTGGGTTCCGGGGGGAGTATGGTCACAAGGCTGAAACTTAAAGGAATTGACGGAAGGGCACCACCAGGAGTGGAGCCTGCGGCTTAATTTGACTCAACACGGGGAAACTTACCAGGTCCAGACATAGTAAGGATTGACAGATTGAGAGCTCTTTCTTGATTCTATGGGTGGTGGTGCATGGCCGTTCTTAGTTGGTGGAGTGATTTGTCTGGTTAATTCCGTTAACGAACGAGACCTTAACCTGCTAAATAGTTACACAAACCCGTTTTCCAAATGTGGTTTGCGGACAACTTCTTAGAGGGACGATTTGCTGGATTACCAAAGGGAAGTTTGAGGCAATAACAGGTCTGTGATGCCCTTAGATGTTCTGGGCCGCACGCGCGCTACACTGATGATATCAACGAGTATATCACCTTACCAGATATGGTTGGGTAATCTTTTCAAATATCATCGTGCTGGGGATAGATTATTGCAATTATTAATCTTCAACGAGGAATTCCTAGTAAGTGCGAGTCATCAGCTCGCGTTGATTACGTCCCTGCCCTTTGTACACACCGCCCGTCGCTCCTACCGATTGAATGATCCGGTGAAGTCTTCGGACCGTATTCTTACTGTTGGTTCGCCAATGGTTTGAACTTCGGGAAGTTGATTAAACCTTATCA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CACTTTATACGGTGAAACTGCGAATGGCTCATTAAATCAGTTATAGTTTATTTGATGGTACCTTACTACTTGGATAACCGTGGTAATTCTAGAGCTAATACATGCTAAAAGACTTAACTACCGCAAGGTTGGAAGAGTTGCATTTATTAGATCCAAAACCAATACAGAGCTTAACGGTTCTGCTTTTTTGGTGATTCATAATAACTTCGCGAATCGCAGTGACTTTACGTCGGCGATGATTCATTCAAATTCCTGCCCTATCAACTTTCGATGGTAGGATAGAGGCCTACCATGGTTATAACGGGTAACGGGGAATTAGGGTTCGATTCCGGAGAGGGAGCCTGAGAAATGGCTACCACATCCAAGGAAGGCAGCAGGCGCGCAAATTACCCAATCCCAATTCGGGGAGGTAGTGACAAGAAATAACAATACGGGGCACTAACGTGTCTCGTAATTGGAATGAGTACAATTTAAACCCCTTAACGAGTATCAATTGGAGGGCAAGTCTGGTGCCAGCAGCCGCGGTAATTCCAGCTCCAATAGCGTATATTAAAGTTGTTGCAGTTAAAAAGCTCGTAGTTGGATTTTGGATATAAGTAGCAGGGTCTGCTCCTTTAACAGGGAGTATGTACTGGTTATTTATATCTTAATCGTTCGGTAACACCGCTTCTGCCCTTAGCTGGGTGGGAGTTAAAAGTACTATAGCAATATAGTATGGGGTTCCGACATTTTACTTTGAAAAAATTAGAGTGTTCAAGGCAGGTGCGACTCACCTCGTATACATTAGCATGGAATAATGGAATAGGACTTTGGTCTTATTTTGTTGGTTTTAGAGACTGAAGTAATGATTAATAGGGATAGTTGGGGGCATTCGTATTTCATTGTCAGAGGTGAAATTCTTGGATTTATGAAAGACGAACTACTGCGAAAGCATTTGCCAAGGATGTTTTCATTAATCAAGAACGAAAGTTGGGGGATCGAAGACGATCAGATACCATCGTAGTCCCAACCATAAACTATGCCGACTAGGGATTGGAGGAAGTTTTGTCGGATGACTCCTTCAGCACCTTACGAGAAATCAAGAGTCTTTGGGTTCCGGGGGGAGTATGGTCACAAGGCTGAAACTTAAAGGAATTGACGGAAGGGCACCACCAGGAGTGGAGCCTGCGGCTTAATTTGACTCAACACGGGGAAACTTACCAGGTCCAGACATAGTAAGGATTGACAGATTGAGAGCTCTTTCTTGATTCTATGGGTGGTGGTGCATGGCCGTTCTTAGTTGGTGGAGTGATTTGTCTGGTTAATTCCGTTAACGAACGAGACCTTAACCTGCTAAATAGTTACACAAACCCGTTTTCCAAATGTGGTTTGCGGACAACTTCTTAGAGGGACGATTTGCTGGATTACCAAAGGGAAGTTTGAGGCAATAACAGGTCTGTGATGCCCTTAGATGTTCTGGGCCGCACGCGCGCTACACTGATGATATCAACGAGTATATCACCTTACCAGATATGGTTGGGTAATCTTTTCAAATATCATCGTGCTGGGGATAGATTATTGCAATTATTAATCTTCAACGAGGAATTCCTAGTAAGTGCGAGTCATCAGCTCGCGTTGATTACGTCCCTGCCCTTTGTACACACCGCCCGTCGCTCCTACCGATTGAATGATCCGGTGAAGTCTTCGGACCGTATTCTTACTGTTGGTTCGCCAATGGTTTGAACTTCGGGAAGTTGATTAAAC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TCTGTTATACCGTGAAACTGCGTACAGCTCATTAAATCAGTAATAATTTCTTTGATGGTCACTTACTAGATGGATAACCGTAGTAATTCTAGAGCTAATACATGCGCAAAATTCCGACCGCAAGGAAGGAATGTATTTATTAGATAAAAACGCCAATGTTCCGCAAGGATCTTCATGGTGATTCATAGTAACTGTTCGAATCGTATGGCTTCTGCTGACGATAGTTCATTCAAATTTCTGCCCTATCAGCTTTCGATGGTAGTGTAGTGGACTACCATGGCTTTAACGGGTGACGGAGAATTAGGGTTCGATTCCGGAGAGGGAGCCTGAGAAACGGCTACCACATCCAAGGAAGGCAGCAGGCGCGCAAATTACCCAATCCTGACACAGGGAGGTAGTGACAATAAATAACAATACCGGGCCTTTCTAGGTCTGGTAATTGGAATGAGTACAATTTAAATCCCTTAACGAGGATCCATTGGAGGGCAAGTCTGGTGCCAGCAGCCGCGGTAATTCCAGCTCCAATAGCGTATATTAAAGTTGCTGCAGTTAAAAAGCTCGTAGTTGGATTTCTGTTCAGCAGTGTCTGGCCCGTCGAGGTTCGTCCTTTGTGCGAGTGCTGACACTTCAGCTGGGCATCCTTGTGGTCAAATAGTTGTATGCTTGTCAGCAATGGCAGGTGTATGGCTCCACATCTTTTACTTTGAACAAATTAGAGTGTTTCAAGCAGGCCTTTGAGCCGTGAATACATTAGCATGGAATAATAACATAGGACTTCTTGTCTTATATTTATTGGTGTTCTCAAGCGGGAAGTAATGATTGATAGGGATAGTTGGGGGTGCTAGTATTGAGCGGCCAGAGGTGAAATTCTTGGATTCGCTCAAGACTAACTTATGCGAAAGCATTCACCAAGGATGTCTTCTTTAATCAAGAACGAAAGTTGGGGGATCGAAGACGATCAGATACCGTCGTAGTCTCAACCATAAACTATGCCGACTAGAGATGAGTATTCGTTATAATTTCACTGAGCTTCAAACTCAGTGAATTACGACAATATTTGCATCTTACGAGAAATCAAAGTCTTTGGGTTCTGGGGGGAGTATGGTCGCAAGGCTGAAACTTAAAGGAATTGACGGAAGGGCACCACCAGGAGTGGAGCCTGCGGCTTAATTTGACTCAACACGGGGAAACTTACCAGGTCCAGACATAGTGAGGATTGACAGATTGAAGATCTTTCTTGATTCTATGGGTGGTGGTGCATGGCCGTTCTTAGTTGGTGGAGCGATTTGTCTGGTTAATTCCGTTAACGAACGAGACCTCGACCTGCTAAATAGTGGGGTTTAGTCTTCGGACTAAACTGTGGTTTTGATTGTCGAGTGCAGCAATGTATTCGGCCGTTTTAGCCAATCCACTTCTTAGAGGGACACTCGGTGTTTATAGCCGATGGAAGTTCGAGGCAATAACAGGTCTGTGATGCCCTTAGATGTTCTGGGCCGCACGCGCGCTACACTGATGCACTCATCGAGCCTACAACCTCGACCGACAGGTCCGGGTAATCTCTCAATGTGCATCGTGCTGGGGATAGATCATTGTAATTATTGATCTTCAACGAGGAATTCCTAGTAAACGCAAGTCATCAGCTTGCATTGATTACGTCCCTGCCCTTTGTACACACCGCCCGTCGCTACTACCGATTGAATGGATTAGTGAGCTTCAGGGATGCCAGACAAGTAATGGGCAACTGTTACTCTGTCAGACAGAACTGAATCAAACTTGCTCATT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CTCTGTTATACCGTGAAACTGCGTACAGCTCATTAAATCAGTAATAATTTCTTTGATGGTCACTTACTAGATGGATAACCGTAGTAATTCTAGAGCTAATACATGCGCAAAATTCCGACCGCAAGGAAGGAATGTATTTATTAGATAAAAACGCCAATGTTCCGCAAGGATCTTCATGGTGATTCATAGTAACTGTTCGAATCGTATGGCTTCTGCTGACGATAGTTCATTCAAATTTCTGCCCTATCAGCTTTCGATGGTAGTGTAGTGGACTACCATGGCTTTAACGGGTGACGGAGAATTAGGGTTCGATTCCGGAGAGGGAGCCTGAGAAACGGCTACCACATCCAAGGAAGGCAGCAGGCGCGCAAATTACCCAATCCTGACACAGGGAGGTAGTGACAATAAATAACAATACCGGGCCTTTCTAGGTCTGGTAATTGGAATGAGTACAATTTAAATCCCTTAACGAGGATCCATTGGAGGGCAAGTCTGGTGCCAGCAGCCGCGGTAATTCCAGCTCCAATAGCGTATATTAAAGTTGCTGCAGTTAAAAAGCTCGTAGTTGGATTTCTGTTCAGCAGTGTCTGGCCCGTCGAGGTTCGTCCTTTGTGCGAGTGCTGACACTTCAGCTGGGCATCCTTGTGGTCAAATAGTTGTATGCTTGTCAGCAATGGCAGGTGTATGGCTCCACATCTTTTACTTTGAACAAATTAGAGTGTTTCAAGCAGGCCTTTGAGCCGTGAATACATTAGCATGGAATAATAACATAGGACTTCTTGTCTTATATTTATTGGTGTTCTCAAGCGGGAAGTAATGATTGATAGGGATAGTTGGGGGTGCTAGTATTGAGCGGCCAGAGGTGAAATTCTTGGATTCGCTCAAGACTAACTTATGCGAAAGCATTCACCAAGGATGTCTTCTTTAATCAAGAACGAAAGTTGGGGGATCGAAGACGATCAGATACCGTCGTAGTCTCAACCATAAACTATGCCGACTAGAGATGAGTATTCGTTATAATTTCACTGAGCTTCAAACTCAGTGAATTACGACAATATTTGCATCTTACGAGAAATCAAAGTCTTTGGGTTCTGGGGGGAGTATGGTCGCAAGGCTGAAACTTAAAGGAATTGACGGAAGGGCACCACCAGGAGTGGAGCCTGCGGCTTAATTTGACTCAACACGGGGAAACTTACCAGGTCCAGACATAGTGAGGATTGACAGATTGAAGATCTTTCTTGATTCTATGGGTGGTGGTGCATGGCCGTTCTTAGTTGGTGGAGCGATTTGTCTGGTTAATTCCGTTAACGAACGAGACCTCGACCTGCTAAATAGTGGGGTTTAGTCTTCGGACTAAACTGTGGTTTTGATTGTCGAGTGCAGCAATGTATTCGGCCGTTTTAGCCAATCCACTTCTTAGAGGGACACTCGGTGTTTATAGCCGATGGAAGTTCGAGGCAATAACAGGTCTGTGATGCCCTTAGATGTTCTGGGCCGCACGCGCGCTACACTGATGCACTCATCGAGCCTACAACCTCGACCGACAGGTCCGGGTAATCTCTCAATGTGCATCGTGCTGGGGATAGATCATTGTAATTATTGATCTTCAACGAGGAATTCCTAGTAAACGCAAGTCATCAGCTTGCATTGATTACGTCCCTGCCCTTTGTACACACCGCCCGTCGCTACTACCGATTGAATGGATTAGTGAGCTTCAGGGATGCCAGACAAGTAATGGGCAACTGTTACTCTGTCAGACAGAACTGAATCAAACTTGCTCATTTAGAGGAAGTAAAAGTCGTAACAAGGTTTCC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ACCTTTATACGGTGAAACTGCGAATGGCTCATTAAATCAGTTATAGTTTATTTGATGATACCTTATTATTTGGATAACCGTGGTAATTCTAGAGCTAATACATGCTAAAAAACATAACTACTTTAATGGTGGAAATGTTGCATTTATTAGATCCAAAACCAATACAAGGTTAATAGCCTTTGTTTTTTTGGTGATTCATAATAACTTCGCGAATCGCAGTGACTTTATGTCGGCGATGATTCATTCAAATTCCTGCCCTATCAACTTTCGATGGTAGGATAGAGGCCTACCATGGTTATAACGGGTAACGGGGAATTAGGGTTCGATTCCGGAGAGGGAGCCTGAGAAATGGCTACCACATCCAAGGAAGGCAGCAGGCGCGCAAATTACCCAATCCCAATTCGGGGAGGTAGTGACAAGAAATAACAATACGGGGCACTAACGTGTCTCGTAATTGGAATGAGTACAATTTAAACCCCTTAACAAGTATCAATTGGAGGGCAAGTCTGGTGCCAGCAGCCGCGGTAATTCCAGCTCCAATAGCGTATATTAAAGTTGTTGCAGTTAAAAAGCTCGTAGTTGGATTTTGGAGTTAAGTTATTTGGTCTGCATCTTTAACAAGAAGTATGTACTGATTACTTAATTTCTAATCGTTCGGTAACACCGCCTCTGCCCTTAACTGGGTGGGGGTAAAACTCACTTTACTGTGATCTGGGGTTCCGACATTTTACTTTGAAAAAATTAGAGTGTTCAAGGCAGGTGCGACTCACCTCGTATACATTAGCATGGAATAATGGAATAGGACTTTAGTCTTATTTTGTTGGTTTTAGAGACTGAAGTAATGATTAATAGGGATAGTTGGGGGCATTCGTATTTCATTGTCAGAGGTGAAATTCTTGGATTTATGAAAGACGAACTACTGCGAAAGCATTTGCCAAGGATGTTTTCATTAATCAAGAACGAAAGTTGGGGGATCGAAGACGATCAGATACCATCGTAGTCCCAACCATAAACTATGCCGACTAGGGATTGGAGGATGTATTGTCGGATGACTCCTTCAGCACCTTACGAGAAATCAAGAGTCTTTGGGTTCCGGGGGGAGTATGGTCGCAAGGCTGAAACTTAAAGGAATTGACGGAAGGGCACCACCAGGAGTGGAGCCTGCGGCTTAATTTGACTCAACACGGGGAAACTTACCAGGTCCAGACATAGTAAGGATTGACAGATTGAGAGCTCTTTCTTGATTCTATGGGTGGTGGTGCATGGCCGTTCTTAGTTGGTGGAGTGATTTGTCTGGTTAATTCCGTTAACGAACGAGACCTTAACCTGCTAAATAGTTACGCAAACCCGTTGTAAAACTGTGGTTTGTGGACAACTTCTTAGAGGGACGATTTGCCGGATTACCAAAGGGAAGTTTGAGGCAATAACAGGTCTGTGATGCCCTTAGATGTTCTGGGCCGCACGCGCGCTACACTGATGAAATCAACGAGTATATAACCTTATCCGACAGGATTGGGTAATCTTTTTAAATTTCATCGTGCTGGGGATAGATTATTGCAATTATTAGTCTTCAACGAGGAATTCCTAGTAAGCGTGAGTCATCAGCTCGCGTTGATTACGTCCCTGCCCTTTGTACACACCGCCCGTCGCTCCTACCGATTGAATGATCCGGTGAAATCTCCGGACTGATAGCTTATACGTTGGTTCGCCAATGAATTTGCTTTGGAAAGTTGATTAAACCTTATCA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ACCTTTATACGGTGAAACTGCGAATGGCTCATTAAATCAGTTATAGTTTATTTGATGATACCTTATTATTTGGATAACCGTGGTAATTCTAGAGCTAATACATGCTAAAAAACATAACTACTTTAATGGTGGAAATGTTGCATTTATTAGATCCAAAACCAATACAAGGTTAATAGCCTTTGTTTTTTTGGTGATTCATAATAACTTCGCGAATCGCAGTGACTTTATGTCGGCGATGATTCATTCAAATTCCTGCCCTATCAACTTTCGATGGTAGGATAGAGGCCTACCATGGTTATAACGGGTAACGGGGAATTAGGGTTCGATTCCGGAGAGGGAGCCTGAGAAATGGCTACCACATCCAAGGAAGGCAGCAGGCGCGCAAATTACCCAATCCCAATTCGGGGAGGTAGTGACAAGAAATAACAATACGGGGCACTAACGTGTCTCGTAATTGGAATGAGTACAATTTAAACCCCTTAACAAGTATCAATTGGAGGGCAAGTCTGGTGCCAGCAGCCGCGGTAATTCCAGCTCCAATAGCGTATATTAAAGTTGTTGCAGTTAAAAAGCTCGTAGTTGGATTTTGGAGTTAAGTTATTTGGTCTGCATCTTTAACAAGAAGTATGTACTGATTACTTAATTTCTAATCGTTCGGTAACACCGCCTCTGCCCTTAACTGGGTGGGGGTAAAACTCACTTTACTGTGATCTGGGGTTCCGACATTTTACTTTGAAAAAATTAGAGTGTTCAAGGCAGGTGCGACTCACCTCGTATACATTAGCATGGAATAATGGAATAGGACTTTAGTCTTATTTTGTTGGTTTTAGAGACTGAAGTAATGATTAATAGGGATAGTTGGGGGCATTCGTATTTCATTGTCAGAGGTGAAATTCTTGGATTTATGAAAGACGAACTACTGCGAAAGCATTTGCCAAGGATGTTTTCATTAATCAAGAACGAAAGTTGGGGGATCGAAGACGATCAGATACCATCGTAGTCCCAACCATAAACTATGCCGACTAGGGATTGGAGGATGTATTGTCGGATGACTCCTTCAGCACCTTACGAGAAATCAAGAGTCTTTGGGTTCCGGGGGGAGTATGGTCGCAAGGCTGAAACTTAAAGGAATTGACGGAAGGGCACCACCAGGAGTGGAGCCTGCGGCTTAATTTGACTCAACACGGGGAAACTTACCAGGTCCAGACATAGTAAGGATTGACAGATTGAGAGCTCTTTCTTGATTCTATGGGTGGTGGTGCATGGCCGTTCTTAGTTGGTGGAGTGATTTGTCTGGTTAATTCCGTTAACGAACGAGACCTTAACCTGCTAAATAGTTACGCAAACCCGTTGTAAAACTGTGGTTTGTGGACAACTTCTTAGAGGGACGATTTGCCGGATTACCAAAGGGAAGTTTGAGGCAATAACAGGTCTGTGATGCCCTTAGATGTTCTGGGCCGCACGCGCGCTACACTGATGAAATCAACGAGTATATAACCTTATCCGACAGGATTGGGTAATCTTTTTAAATTTCATCGTGCTGGGGATAGATTATTGCAATTATTAGTCTTCAACGAGGAATTCCTAGTAAGCGTGAGTCATCAGCTCGCGTTGATTACGTCCCTGCCCTTTGTACACACCGCCCGTCGCTCCTACCGATTGAATGATCCGGTGAAATCTCCGGACTGATAGCTTATACGTTGGTTCGCCAATGAATTTGCTTTGGAAAGTTGATTAAACCTTATCATTTAGAGGAAGGAG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ATTATACACTGAAACTGCGAATGGCTCATTAAATCAGTTAAAATTTACACGATAGTGCAATACCGCTGGATAACCGTGGTAATTCTAGAGCTAATACATGCTATACAAGCCCCGACTTTTGTGGAAGGGGTGCATTTATTAGGTACAAAACCAACGCAGCTTGCTGCTCACTGGTGATTCATAGTAACTTTGCTAATCGCACGACGCAAGTCAGCGATGTATCGTACAAATTTCTGCCCTATCAACTGTCGATGGTAAGGTAGAGGCTTACCATGGTTGCAACGGGTGACGGGGAATTAGGGTTCGATTCCGGAGAGGGAGCCTGAGAAACGGCTACCACATCCAAGGAAGGCAGCAGGCGCGCAAATTACCCAATGCTGATACAGCGAGGTAGTGACAATAAATAACGATGCAGAACGCATATGTTCTGCAATCGTCATGAGTACAATTTAAAATCCTTAACGAGGATCCATTGGAGGGCAAGTCTGGTGCCAGCAGCCGCGGTAATTCCAGCTCCAATAGCGTATATTAAAGTTGTTGCAGTTAAAAAGCCCGTAGTCTAACTTTGGGAGCTGGCAGGTAAGCTGTGCTCGCACAGTGGCGGTGGCCTATGGTCGCTGCCTGCCGCCAGCTCTTAAACAGTGCAGACCTTTGGGCTGTTGGGTCCCTTTACTGGAAAAACCCGACGGCCATCTCGCTTCGGCGTGGGTCTGCGCATTACTTTGAAAAAATTAAAGCGTTCAAAGCAGGCACATGGATGCCCGCATAGGTTAGCATAGAATGATGGAATAGGACTGTGGTTCTATTTTGTTGGTTCATAGAACCCGGTAATGATGAATAGGAATGATTGGGGGCATTAGTATTTAATTGCTAGAGGTGAAATTCTTGGATTTATGAAAGACTCACTTCTGCGAAAGCAATTGCCAATGGTATTTCCATTGATCAAGGACGAAAGTTGGGGGATCGAAGATGATTAGATACCGTCGTAGTCTCAACCATAAACGATGCCGACTAGGGATCGGGAGAGCCTTGCTTCAAAGGCCTCCCGGCACCTAGCGAGAAATCAAAGTGAATGGGTTCCGGGGGGAGTATAGTCGCAAGGCTGAAACTTAAAGGAATTGACGGAAGGGCACCACCAGGAGTGGAGCCTGCGGCTTAATTTGACTCAACACGGGAAAACTCACCAGGTCCAGACATAGTGAGGATTGACAGATTGAAGGCTCTTTCTTGATTCTATGGGTGGTGGTGCATGGCCGTTCTTAGTTGGTGGAGTGATCTGTCAGGTTAATTCCGATAACGAACGAGACCTTATCTTATTAAATAGCACCGGCCATTGCGATGGTACGGAGCTTCTTAGGAGGACTGTTGATGTTTAATCAATGGAAGTTTGAGGCCATAACAGGTCTGTGATGCCCTTAGATGTTCTGGGCCGCACGCGCGCTACACTGACGGGAGCAGAAAGTTTGCTTTCACTTGAAGGTTCCTTGGCTGCAAAGCCTGGGTAATCTCTCAAACCTCGTCGTGCTGGGGATAGTCACTTGCAATTATTTGACTTCAACGAGGAATTCCTAGTAAGCACAGGTCATCAGCCTGTGCTGATTACGTCCCTGCCCTTTGTACACACCGCCCGTCGCTACTACCGATTGAATGGTTTAGTGAGGCCTTCGGATTGGACGCTGGCAGCTGGCAACGGCCGACCAGTGTTCGAAAAGTTGTTCAAACTTGATCATT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ATTATACACTGAAACTGCGAATGGCTCATTAAATCAGTTAAAATTTACACGATAGTGCAATACCGCTGGATAACCGTGGTAATTCTAGAGCTAATACATGCTATACAAGCCCCGACTTTTGTGGAAGGGGTGCATTTATTAGGTACAAAACCAACGCAGCTTGCTGCTCACTGGTGATTCATAGTAACTTTGCTAATCGCACGACGCAAGTCAGCGATGTATCGTACAAATTTCTGCCCTATCAACTGTCGATGGTAAGGTAGAGGCTTACCATGGTTGCAACGGGTGACGGGGAATTAGGGTTCGATTCCGGAGAGGGAGCCTGAGAAACGGCTACCACATCCAAGGAAGGCAGCAGGCGCGCAAATTACCCAATGCTGATACAGCGAGGTAGTGACAATAAATAACGATGCAGAACGCATATGTTCTGCAATCGTCATGAGTACAATTTAAAATCCTTAACGAGGATCCATTGGAGGGCAAGTCTGGTGCCAGCAGCCGCGGTAATTCCAGCTCCAATAGCGTATATTAAAGTTGTTGCAGTTAAAAAGCCCGTAGTCTAACTTTGGGAGCTGGCAGGTAAGCTGTGCTCGCACAGTGGCGGTGGCCTATGGTCGCTGCCTGCCGCCAGCTCTTAAACAGTGCAGACCTTTGGGCTGTTGGGTCCCTTTACTGGAAAAACCCGACGGCCATCTCGCTTCGGCGTGGGTCTGCGCATTACTTTGAAAAAATTAAAGCGTTCAAAGCAGGCACATGGATGCCCGCATAGGTTAGCATAGAATGATGGAATAGGACTGTGGTTCTATTTTGTTGGTTCATAGAACCCGGTAATGATGAATAGGAATGATTGGGGGCATTAGTATTTAATTGCTAGAGGTGAAATTCTTGGATTTATGAAAGACTCACTTCTGCGAAAGCAATTGCCAATGGTATTTCCATTGATCAAGGACGAAAGTTGGGGGATCGAAGATGATTAGATACCGTCGTAGTCTCAACCATAAACGATGCCGACTAGGGATCGGGAGAGCCTTGCTTCAAAGGCCTCCCGGCACCTAGCGAGAAATCAAAGTGAATGGGTTCCGGGGGGAGTATAGTCGCAAGGCTGAAACTTAAAGGAATTGACGGAAGGGCACCACCAGGAGTGGAGCCTGCGGCTTAATTTGACTCAACACGGGAAAACTCACCAGGTCCAGACATAGTGAGGATTGACAGATTGAAGGCTCTTTCTTGATTCTATGGGTGGTGGTGCATGGCCGTTCTTAGTTGGTGGAGTGATCTGTCAGGTTAATTCCGATAACGAACGAGACCTTATCTTATTAAATAGCACCGGCCATTGCGATGGTACGGAGCTTCTTAGGAGGACTGTTGATGTTTAATCAATGGAAGTTTGAGGCCATAACAGGTCTGTGATGCCCTTAGATGTTCTGGGCCGCACGCGCGCTACACTGACGGGAGCAGAAAGTTTGCTTTCACTTGAAGGTTCCTTGGCTGCAAAGCCTGGGTAATCTCTCAAACCTCGTCGTGCTGGGGATAGTCACTTGCAATTATTTGACTTCAACGAGGAATTCCTAGTAAGCACAGGTCATCAGCCTGTGCTGATTACGTCCCTGCCCTTTGTACACACCGCCCGTCGCTACTACCGATTGAATGGTTTAGTGAGGCCTTCGGATTGGACGCTGGCAGCTGGCAACGGCCGACCAGTGTTCGAAAAGTTGTTCAAACTTGATCATTTAGAGGAAGTAAAAGTCGTAACAAGGTTTCC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AATTTGTACGGTGAAACTGCGAATGGCTCATTATATCAGTTATAGTTTATTTGATGATACCTTACTACTTGGATAACCGTGGTAATTCTAGAGCTAATACATGCGTTAAACCTCGACTTCATAGGAAGAGGTGTATTTATTAGGTAAAAACCAACCTGGGCAACCAGTTTCTTGGTGATTCATGATAACTTTTCGAATCGTATGGCTCACGCCGACGATGGTTCATTCAAATTTCTGCCCTATCAACTTTCGATGGTAGGATAGAGGCCTACCATGGTTTCAACGGGTAACGGGGAATTAGGGTTCGATTCCGGAGAGGGAGCCTGAGAAACGGCTACCACATCCAAGGACGGCAGCAGGCGCGTAAATTACCCAATCCTGACACAGGGAGGTAGTGACAATAAATAACAATACAGGGCCTTACTAGGTCTTGTAATTGGAATGAGTACAATCTAAACCTCTTAACGAGGAACAATTGGAGGGCAAGTCTGGTGCCAGCAGCCGCGGTAATTCCAGCTCCAATAGCGTATATTAAAGTTGTTGCAGTTAAAAAGCTCGTAGTTGAATTTTGGGCCTAGTTGGGCGGTCTGCCGTTAGGCACGTACTGCTTCAAAACCCAGGCGTTGCGCTGGCGTGTCTTTGGATTCGTCAGTCAGTGTCGCGGGCAACTAGGCCTTTCCTTCTGGATTGTTGTGGATGCCCTTTACTGTGGCGTCTGCAGTTGCAAGCCAGAACGTTTACTTTGAAAAAATTAGAGTGTTCAAAGCAGGCTTAACAGCTTGAATAGATTAGCATGGAATAATAGAATAGGACTTTGGTCTTATTTTGTTGGTTTCTAGGACCACGGTAATGATTAATAGGGATAGTTGGGGGCATTTGTATTTCGATGTCAGAGGTGAAATTCTTGGATTTTCGAAAGACAAACTATTGCGAAAGCATTTGCCAAGGATGTTTTCATTAATCAAGAACGAAAGTTAGGGGATCGAAGACGATTAGATACCGTCGTAGTCTTAACCATAAACGATGCCGACTTGGGATCGGGCAATGTTGTTTACTGACTTGCTCGGCACCATCCGAGAAATCAAAGTTTTTGGGTTCCGGGGGGAGTATGGTCGCAAGGCTGAAACTTAAAGGAATTGACGGAAGGGCACCACCAGGAGTGGAGCCTGCGGCTTAATTTGACTCAACACGGGAAAACTCACCAGGTCCAGACATAGTGAGGATTGACAGATTGAGAGCTCTTTCTTGATTCTATGGGTGGTGGTGCATGGCCGTTCTTAGTTGGTGGAGTGATTTGTCTGGTTAATTCCGATAACGAACGAGACCTTAACCTGCTAAATAGCAACGTAGAGCTTTGCTCTGACGGTCTGCTTCTTAGAGGGACTATTCATGTCTTTAATGAATGGAAGTTTGAGGCAATAACAGGTCTGTGATGCCCTTAGATGTTCTGGGCCGCACGCGCGCTACACTGATACAGTCAACGAGTCTTGCCAGTCAAATGGCGCTCACCTTGGCCGGAAGGTCCGGGTAATCTTATGAAACTGTATCGTGCTGGGGATAGTCCATTGCAATTATTGGACTTCAACGAGGAATTCCTAGTAGGCTCGATTCATCAGATCGAGCCGATTACGTCCCTGCCCTTTGTACACACCGCCCGTCGCTACTACCGATTGAATGGCTTAGTGAGGCCTTTGGATTGAACGTCTGACGATTGGCAACAGTTGTTGATGTTTGAAAAGTTGGTCAAACTTGGTCATT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AATTTGTACGGTGAAACTGCGAATGGCTCATTATATCAGTTATAGTTTATTTGATGATACCTTACTACTTGGATAACCGTGGTAATTCTAGAGCTAATACATGCGTTAAACCTCGACTTCATAGGAAGAGGTGTATTTATTAGGTAAAAACCAACCTGGGCAACCAGTTTCTTGGTGATTCATGATAACTTTTCGAATCGTATGGCTCACGCCGACGATGGTTCATTCAAATTTCTGCCCTATCAACTTTCGATGGTAGGATAGAGGCCTACCATGGTTTCAACGGGTAACGGGGAATTAGGGTTCGATTCCGGAGAGGGAGCCTGAGAAACGGCTACCACATCCAAGGACGGCAGCAGGCGCGTAAATTACCCAATCCTGACACAGGGAGGTAGTGACAATAAATAACAATACAGGGCCTTACTAGGTCTTGTAATTGGAATGAGTACAATCTAAACCTCTTAACGAGGAACAATTGGAGGGCAAGTCTGGTGCCAGCAGCCGCGGTAATTCCAGCTCCAATAGCGTATATTAAAGTTGTTGCAGTTAAAAAGCTCGTAGTTGAATTTTGGGCCTAGTTGGGCGGTCTGCCGTTAGGCACGTACTGCTTCAAAACCCAGGCGTTGCGCTGGCGTGTCTTTGGATTCGTCAGTCAGTGTCGCGGGCAACTAGGCCTTTCCTTCTGGATTGTTGTGGATGCCCTTTACTGTGGCGTCTGCAGTTGCAAGCCAGAACGTTTACTTTGAAAAAATTAGAGTGTTCAAAGCAGGCTTAACAGCTTGAATAGATTAGCATGGAATAATAGAATAGGACTTTGGTCTTATTTTGTTGGTTTCTAGGACCACGGTAATGATTAATAGGGATAGTTGGGGGCATTTGTATTTCGATGTCAGAGGTGAAATTCTTGGATTTTCGAAAGACAAACTATTGCGAAAGCATTTGCCAAGGATGTTTTCATTAATCAAGAACGAAAGTTAGGGGATCGAAGACGATTAGATACCGTCGTAGTCTTAACCATAAACGATGCCGACTTGGGATCGGGCAATGTTGTTTACTGACTTGCTCGGCACCATCCGAGAAATCAAAGTTTTTGGGTTCCGGGGGGAGTATGGTCGCAAGGCTGAAACTTAAAGGAATTGACGGAAGGGCACCACCAGGAGTGGAGCCTGCGGCTTAATTTGACTCAACACGGGAAAACTCACCAGGTCCAGACATAGTGAGGATTGACAGATTGAGAGCTCTTTCTTGATTCTATGGGTGGTGGTGCATGGCCGTTCTTAGTTGGTGGAGTGATTTGTCTGGTTAATTCCGATAACGAACGAGACCTTAACCTGCTAAATAGCAACGTAGAGCTTTGCTCTGACGGTCTGCTTCTTAGAGGGACTATTCATGTCTTTAATGAATGGAAGTTTGAGGCAATAACAGGTCTGTGATGCCCTTAGATGTTCTGGGCCGCACGCGCGCTACACTGATACAGTCAACGAGTCTTGCCAGTCAAATGGCGCTCACCTTGGCCGGAAGGTCCGGGTAATCTTATGAAACTGTATCGTGCTGGGGATAGTCCATTGCAATTATTGGACTTCAACGAGGAATTCCTAGTAGGCTCGATTCATCAGATCGAGCCGATTACGTCCCTGCCCTTTGTACACACCGCCCGTCGCTACTACCGATTGAATGGCTTAGTGAGGCCTTTGGATTGAACGTCTGACGATTGGCAACAGTTGTTGATGTTTGAAAAGTTGGTCAAACTTGGTCATTTAGAGGAAGTAAAAGTCGTAACAAGGTTTCC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CTAAGTATAAGCCTAGGCTAAAGCGAAACTGCGTACGGCTCATTAAATCAGAAATACTGCATTCGGCTGGTCAAACAATGGATACCTGTGGTAATTCTAGAGCTAATACATGCACTGGGTCGGAAACGGCCTAATTCTCGGGGTTCGCACCAACGGGGCAACCCACCCAGGTGATTCACTGAGACTGTTTACCGCACAACCCTGCGTTGGCGGACGGACGAGTCAGTTTCTGCTCTATCAACTATCGATGGTAGTGTATCGTACTACCACGGTTTTAACGGGTCACGGGGAACTAGGGTTCGGTTCCGGAGAGGGAGCCTGAGAGACGGCTACCACTTCCAAGGAAGGCAGCAGGCGCGCAAATTACCCAATGATAATTCATCGAGGTAGTGACAATAAATACCAGCCCTGGCTACTTACTGTAGCCAGGAATTGGAATGAACACGGTTCAAATCTCCTAGTGAGGATCAATTGGAGGACAAGTCTGGTGCCAGCACCCGCGGTAATTCCAGCTCCAATAGCGTATATTAAAGTTGTTGCAGTTAAAACGCTCGTAGTCTGACTAAAGAGCTTGACTGCTTGGTCTGCCCATGATATGGGTGTGAACTCGCGGCATGCTCCTTCGAGTGTGGGAAACGTCTTTCTTGATTGATTGAGTTGCACCACGCTCCAGTTACTTTGAAAAAATTAGAGTGCTCCAAGCAGGCCCTTTGCCCAAATAGATTAGCATGGGATAACGGAACAAGGCTCTGCCGCGTTCAGTTGGTCAGTGTGGCAGGGCAATGATTAATGGGGGTGATTGGCGGTATTCATATTGCGTGGGGAGAGGTGAAATTCTTAGATCCATGCAAGATGCCCAGAAGCGAAGGCGGGTACCGAATACATCTCCATCGACCAAGAACGAAAGTTTGGGGATCGAAGACGATCAGATACCGTCGTAGTCCAAACAGTAAACGATGCCGTCCAGGCTTAAAAGGACGTTACATGGATGACTCCCCTTAGGGCTTTGAGAAATCAAAGTGTTTGGGTTCTGGGGGGAGTATGGTCGCAAGGCTGAAACTTAAAGGAATTGACGGAAGGGCACACCAGGAGTGGAGCCTGCGGTTTAATTTGACTCAACACGGGGAAACTCACCATGGACAAGACACAGTAAGGATTGACAGATTAACAGTTCTTTCTTGATTCTGTGGGTGGTGGTGCATGGCCGTTCTTAGTTGGTGGAGTGATTTGTCTGGTTAATTCCGATAACGAACGAGACCTCGACCTGCTAAATAGTGTTTTGCAACGTCTGCTGGTGAAGTTATTAGCTGGCTGTGCCGGTTTACTGGTGTGGTCTCTGATGGTGGATCCTTGACGATTGTAGAGGACTTCTTAGAGGGACTATTGGCGTTTAGCCAAAGGAAGTGAGGCAATAACAGGTCTGTGATGCCCTTAGATGTCCTGGGCCACACGCGCGCGACACTGAAACCCGAAACGGGCATACCTGGGCCGAAAGGCTTGGGGAATCCTGTAGATGGTTACGTGATGGGGATCGAGCTTTGCAATTATTGCTCGTGAACGAGGAATTCCTAGTAATCGCAAGTCACCAGCTTGCGCTGATTACGTCCCTGCCCTTTGTACACACCGCCCGTCGCTCCTACCGATTGAATCATCCGGCGAGGTCCTCGGATTGGTGCCTACTTTTAGTGGGTGCTGAGATGTTTACCAAGTCTTATGATTTAGAGGAAGGAGAAGTCGTAACAAGGTC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CTAAGTATAAGCCTAGGCTAAAGCGAAACTGCGTACGGCTCATTAAATCAGAAATACTGCATTCGGCTGGTCAAACAATGGATACCTGTGGTAATTCTAGAGCTAATACATGCACTGGGTCGGAAACGGCCTAATTCTCGGGGTTCGCACCAACGGGGCAACCCACCCAGGTGATTCACTGAGACTGTTTACCGCACAACCCTGCGTTGGCGGACGGACGAGTCAGTTTCTGCTCTATCAACTATCGATGGTAGTGTATCGTACTACCACGGTTTTAACGGGTCACGGGGAACTAGGGTTCGGTTCCGGAGAGGGAGCCTGAGAGACGGCTACCACTTCCAAGGAAGGCAGCAGGCGCGCAAATTACCCAATGATAATTCATCGAGGTAGTGACAATAAATACCAGCCCTGGCTACTTACTGTAGCCAGGAATTGGAATGAACACGGTTCAAATCTCCTAGTGAGGATCAATTGGAGGACAAGTCTGGTGCCAGCACCCGCGGTAATTCCAGCTCCAATAGCGTATATTAAAGTTGTTGCAGTTAAAACGCTCGTAGTCTGACTAAAGAGCTTGACTGCTTGGTCTGCCCATGATATGGGTGTGAACTCGCGGCATGCTCCTTCGAGTGTGGGAAACGTCTTTCTTGATTGATTGAGTTGCACCACGCTCCAGTTACTTTGAAAAAATTAGAGTGCTCCAAGCAGGCCCTTTGCCCAAATAGATTAGCATGGGATAACGGAACAAGGCTCTGCCGCGTTCAGTTGGTCAGTGTGGCAGGGCAATGATTAATGGGGGTGATTGGCGGTATTCATATTGCGTGGGGAGAGGTGAAATTCTTAGATCCATGCAAGATGCCCAGAAGCGAAGGCGGGTACCGAATACATCTCCATCGACCAAGAACGAAAGTTTGGGGATCGAAGACGATCAGATACCGTCGTAGTCCAAACAGTAAACGATGCCGTCCAGGCTTAAAAGGACGTTACATGGATGACTCCCCTTAGGGCTTTGAGAAATCAAAGTGTTTGGGTTCTGGGGGGAGTATGGTCGCAAGGCTGAAACTTAAAGGAATTGACGGAAGGGCACACCAGGAGTGGAGCCTGCGGTTTAATTTGACTCAACACGGGGAAACTCACCATGGACAAGACACAGTAAGGATTGACAGATTAACAGTTCTTTCTTGATTCTGTGGGTGGTGGTGCATGGCCGTTCTTAGTTGGTGGAGTGATTTGTCTGGTTAATTCCGATAACGAACGAGACCTCGACCTGCTAAATAGTGTTTTGCAACGTCTGCTGGTGAAGTTATTAGCTGGCTGTGCCGGTTTACTGGTGTGGTCTCTGATGGTGGATCCTTGACGATTGTAGAGGACTTCTTAGAGGGACTATTGGCGTTTAGCCAAAGGAAGTGAGGCAATAACAGGTCTGTGATGCCCTTAGATGTCCTGGGCCACACGCGCGCGACACTGAAACCCGAAACGGGCATACCTGGGCCGAAAGGCTTGGGGAATCCTGTAGATGGTTACGTGATGGGGATCGAGCTTTGCAATTATTGCTCGTGAACGAGGAATTCCTAGTAATCGCAAGTCACCAGCTTGCGCTGATTACGTCCCTGCCCTTTGTACACACCGCCCGTCGCTCCTACCGATTGAATCATCCGGCGAGGTCCTCGGATTGGTGCCTACTTTTAGTGGGTGCTGAGATGTTTACCAAGTCTTATGATTTAGAGGAAGGAGAAGTCGTAACAAGGTCTCC</text:p>
          </table:table-cell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TAAGTCTAAGCAATTTGACTGTGAAACTGCGAATGGCTCATTAAATCACTTACAATTTATTTGATCGTATCTTACTACATGGATAACCGTAGTAATTCTAGAGCTAATACATGCCTATATGCAGGGGAGGAAGCTTTTTCTCTGGGGGCTTGCTCTCGGGGAAAAAATCCACCTCAGCAGTGCTTATTAGATACAAAACCAAACCTTCGGGTGCCGTTGAATCATAATAATCTCGCGAATCGTATGGCCTTTTGTGCTGACGATGATTCATTCAAATTTGTGCCCTATCAACTGTTGATGGTAAGGTAGAGGCTTACCATGGTGATAACGGGTAACGGAGAATTAGGGTTCGATTCCGGAGAGGGCGCATGAGAAATGGCGACCACATCCAAGGAAGGCAGCAGGCGCGCAAATTACCCAATCTCGACTCGAGGAGGTAGTGACAAGAAATAACAATACCGGGCCTTTCAGGTCTGGTAATTGGAATGAGAAAATTCTAAATCCTTTATCGAGGATCCATTGGAGGGCAAGTCTGGTGCCAGCAGCCGCGGTAATTCCAGCTCCAATAGCGTATATTAAAGTTGTTGCAGTTAAAAAGCTCGTAGTTAGATTTCTGGGTTCGGGTGGCGGAGCATGGGGGAAACCCTGTCGCACTGCTGGCGGGCTCATTCTTCCTCCTGAAGAGCGCGTCTGGCCTTCACTGGTTCTGGGCGAATCAAAAAGCGCTTCAGGTCGTTTACTTTGAGCAAATTAGAGTGTTCAAAGCAGGCAGATAAATTTGCCTTGAATACCTTAGCATGGAATAATGAAATAGGACTTGGTTTCTGTTTTGTTGGTTTATATTTATATATAGAAGCCGAGTAATGATTAATAGGAACAGTTGGGGCCGTTCATATTTCATTGTCAGAGGTGAAATTCTTAGATTTATGGAAGATGAACTACTGCGAAAGCATTCGGCAAGGATGTTTTCATTAATCAAGAACGAAAGTTAGGGGATCGAAGACGATCAGATACCGTCGTAGTCTTAACCATAAACGATGCCGACTAGGGATTGGGAGAAGTTCAATACTATGACTCCCTCAGCACCTTATGAGAAATCAAAGTTTTTGGGCTCCGGGGGGAGTATGGTCGCAAGGCTGAAACTTAAAGGAATTGACGGAAGGGCACCACAAGGAGTGGAGCGTGCGGCTTAATTTGACTCAACACGGGGAAACTCACCAGGTCCAGACATAGTAAGGATTGACAGATTGAGAGCTCTTTCTTGATTCTATGGGTGGTGGTGCATGGCCGTTCTTAGTTCGTGGAGTGATTTGTCTGGTTAATTCCGATAACGAACGAGACCTTAGCTTGCTAACTAGCTACGCCCACTTTTTTCTTGCTCGAGGAGAGCTTTGTGGCTCGTCGGTTCGCCGGCGAGTCGCAGAGTCCTTCTCCCCGGGGAAGGAATATTTCCGGTGGGTGGACAATTTTCTAATTTCAGCTTCTTAGAGAGGACACTCGGCGATTAGTCGAGGGAAGTTTGAGGCAATAACAGGTCTGTGATGCCCTTAGATGTTCTGGGCCGCACGCGCGCTACACTGATGAATTCAACGAGTATTAAAGCTCCTTGGCCGGCAGGCCTGGGTAATCTTGTGAAACTTCATCGTGATGGGGATAGATGCTTGCAATTATTCATCTTCAACGAGGAATTCCTAGTAAGCGCAGGTCATCAGCTTGCGTTGATTACGTCCCTGCCCTTTGTACACACCGCCCGTCGCTCCTACCGATTGGACAATCCGGTGAAATTCTCGGAGGGCGGACTGCTTTTGGGTTCTTCGGGACTCGACTGTCTGCCCAAAGTTACTTGAACCTTATTGTC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GTAAGTCTAAGCAATTTGACTGTGAAACTGCGAATGGCTCATTAAATCACTTACAATTTATTTGATCGTATCTTACTACATGGATAACCGTAGTAATTCTAGAGCTAATACATGCCTATATGCAGGGGAGGAAGCTTTTTCTCTGGGGGCTTGCTCTCGGGGAAAAAATCCACCTCAGCAGTGCTTATTAGATACAAAACCAAACCTTCGGGTGCCGTTGAATCATAATAATCTCGCGAATCGTATGGCCTTTTGTGCTGACGATGATTCATTCAAATTTGTGCCCTATCAACTGTTGATGGTAAGGTAGAGGCTTACCATGGTGATAACGGGTAACGGAGAATTAGGGTTCGATTCCGGAGAGGGCGCATGAGAAATGGCGACCACATCCAAGGAAGGCAGCAGGCGCGCAAATTACCCAATCTCGACTCGAGGAGGTAGTGACAAGAAATAACAATACCGGGCCTTTCAGGTCTGGTAATTGGAATGAGAAAATTCTAAATCCTTTATCGAGGATCCATTGGAGGGCAAGTCTGGTGCCAGCAGCCGCGGTAATTCCAGCTCCAATAGCGTATATTAAAGTTGTTGCAGTTAAAAAGCTCGTAGTTAGATTTCTGGGTTCGGGTGGCGGAGCATGGGGGAAACCCTGTCGCACTGCTGGCGGGCTCATTCTTCCTCCTGAAGAGCGCGTCTGGCCTTCACTGGTTCTGGGCGAATCAAAAAGCGCTTCAGGTCGTTTACTTTGAGCAAATTAGAGTGTTCAAAGCAGGCAGATAAATTTGCCTTGAATACCTTAGCATGGAATAATGAAATAGGACTTGGTTTCTGTTTTGTTGGTTTATATTTATATATAGAAGCCGAGTAATGATTAATAGGAACAGTTGGGGCCGTTCATATTTCATTGTCAGAGGTGAAATTCTTAGATTTATGGAAGATGAACTACTGCGAAAGCATTCGGCAAGGATGTTTTCATTAATCAAGAACGAAAGTTAGGGGATCGAAGACGATCAGATACCGTCGTAGTCTTAACCATAAACGATGCCGACTAGGGATTGGGAGAAGTTCAATACTATGACTCCCTCAGCACCTTATGAGAAATCAAAGTTTTTGGGCTCCGGGGGGAGTATGGTCGCAAGGCTGAAACTTAAAGGAATTGACGGAAGGGCACCACAAGGAGTGGAGCGTGCGGCTTAATTTGACTCAACACGGGGAAACTCACCAGGTCCAGACATAGTAAGGATTGACAGATTGAGAGCTCTTTCTTGATTCTATGGGTGGTGGTGCATGGCCGTTCTTAGTTCGTGGAGTGATTTGTCTGGTTAATTCCGATAACGAACGAGACCTTAGCTTGCTAACTAGCTACGCCCACTTTTTTCTTGCTCGAGGAGAGCTTTGTGGCTCGTCGGTTCGCCGGCGAGTCGCAGAGTCCTTCTCCCCGGGGAAGGAATATTTCCGGTGGGTGGACAATTTTCTAATTTCAGCTTCTTAGAGAGGACACTCGGCGATTAGTCGAGGGAAGTTTGAGGCAATAACAGGTCTGTGATGCCCTTAGATGTTCTGGGCCGCACGCGCGCTACACTGATGAATTCAACGAGTATTAAAGCTCCTTGGCCGGCAGGCCTGGGTAATCTTGTGAAACTTCATCGTGATGGGGATAGATGCTTGCAATTATTCATCTTCAACGAGGAATTCCTAGTAAGCGCAGGTCATCAGCTTGCGTTGATTACGTCCCTGCCCTTTGTACACACCGCCCGTCGCTCCTACCGATTGGACAATCCGGTGAAATTCTCGGAGGGCGGACTGCTTTTGGGTTCTTCGGGACTCGACTGTCTGCCCAAAGTTACTTGAACCTTATTG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AGATTAAGCCATGCATGTGTAAGTCTAAGCAATTTGACTGTGAAACTGCGAATGGCTCATTAAATCACTTACAATTTATTTGATCGTATCTTACTACATGGATAACCGTAGTAATTCTAGAGCTAATACATGCTTACATGCGGGAGGATTTTCTTGGTTGGGTTTCGGCTTTTCCATTTTTCCTTCCAGCAGTGCTTATTAGATACAGAACCAAACCTTCGGGTGCCGTTGAATCATAATAATCTCGCGAATCGTATGGCCTTTGTGCCGACGATGATTCATTCAAATTTGTGCCCTATCAACTGTTGATGGTAAGGTAGAGGCTTACCATGGTGATAACGGGTAACGGAGAATTAGGGTTCGATTCCGGAGAGGGCGCATGAGAAATGGCGACCACATCCAAGGAAGGCAGCAGGCGCGCAAATTACCCAATCTCGACTCGAGGAGGTAGTGACAAGAAATAACAATACCGGGCCTTTCAGGTCTGGTAATTGGAATGAGAAAATTCTAAATCCTTTATCGAGGATCCATTGGAGGGCAAGTCTGGTGCCAGCAGCCGCGGTAATTCCAGCTCCAATAGCGTATATTAAAGTTGTTGCAGTTAAAAAGCTCGTAGTTAGATTTTTGGGTTCGGGTTAGCGGAGCACGGGGGAAACCCTGTTCGTCTCTGCTGGCGGACTCACTTCCTCCTGAAGAGCACGTCTGGCCTTAACTGGTCTGGGCGAGTTAAAAATGCGCTTCAGGTCGTTTACTTTGAGCAAATTAGAGTGTTCAAAGCAGGCTTTGCCTTGAATACCTTAGCATGGAATAATAAAATAGGACTTGGTTTCTGTTTTGTTGGTTCTTTTTTTCAGAAGCCGAGTAATGATAAATAGGAACAGTTGGGGCCGTTCATATTTCATTGTCAGAGGTGAAATTCTTAGATTTATGGAAGATGAACTACTGCGAAAGCATTCGGCAAGGATGTTTTCATTAATCAAGAACGAAAGTTAGGGGATCGAAGACGATCAGATACCGTCGTAGTCTTAACCATAAACGATGCCGACTAGGGATTGGGAGAAGTTCAATACTATGACTCCCTCAGCACCTTATGAGAAATCAAAGTTTTTGGGCTCCGGGGGGAGTATGGTCGCAAGGCTGAAACTTAAAGGAATTGACGGAAGGGCACCACAAGGAGTGGAGCGTGCGGCTTAATTTGACTCAACACGGGGAAACTCACCAGGTCCAGACATAGTAAGGATTGACAGATTGAGAGCTCTTTCTTGATTCTATGGGTGGTGGTGCATGGCCGTTCTTAGTTCGTGGAGTGATTTGTCTGGTTAATTCCGATAACGAACGAGACCTTAGCTTGCTAACTAGCTACGCCCACTTTAAACCTCTGTCCGTTTCGGCGGTTGGGGGTTGGGTGGGTGGACAGCTTCTTAGAGAGGACACTCGGCGATTAGTCGAGGGAAGTTTGAGGCAATAACAGGTCTGTGATGCCCTTAGATGTTCTGGGCCGCACGCGCGCTACACTGATGAATTCAACGAGTATTAAAGCTCCTTGGCCGGCAGGCCTGGGTAATCTTGTGAAACTTCATCGTGATGGGGATAGATGCTTGCAATTATTCATCTTCAACGAGGAATTCCTAGTAAGCGCAGGTCATCAGCTTGCGTTGATTACGTCCCTGCCCTTTGTACACACCGCCCGTCGCTCCTACCGATTGGACAATCCGGTGAAATTCTCAGAGGGCGGACTGCTCGGGTTCTCTCGACTGTCTGCCCAAAGTTACTTGAACCTTATTGTC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AGATTAAGCCATGCATGTGTAAGTCTAAGCAATTTGACTGTGAAACTGCGAATGGCTCATTAAATCACTTACAATTTATTTGATCGTATCTTACTACATGGATAACCGTAGTAATTCTAGAGCTAATACATGCTTACATGCGGGAGGATTTTCTTGGTTGGGTTTCGGCTTTTCCATTTTTCCTTCCAGCAGTGCTTATTAGATACAGAACCAAACCTTCGGGTGCCGTTGAATCATAATAATCTCGCGAATCGTATGGCCTTTGTGCCGACGATGATTCATTCAAATTTGTGCCCTATCAACTGTTGATGGTAAGGTAGAGGCTTACCATGGTGATAACGGGTAACGGAGAATTAGGGTTCGATTCCGGAGAGGGCGCATGAGAAATGGCGACCACATCCAAGGAAGGCAGCAGGCGCGCAAATTACCCAATCTCGACTCGAGGAGGTAGTGACAAGAAATAACAATACCGGGCCTTTCAGGTCTGGTAATTGGAATGAGAAAATTCTAAATCCTTTATCGAGGATCCATTGGAGGGCAAGTCTGGTGCCAGCAGCCGCGGTAATTCCAGCTCCAATAGCGTATATTAAAGTTGTTGCAGTTAAAAAGCTCGTAGTTAGATTTTTGGGTTCGGGTTAGCGGAGCACGGGGGAAACCCTGTTCGTCTCTGCTGGCGGACTCACTTCCTCCTGAAGAGCACGTCTGGCCTTAACTGGTCTGGGCGAGTTAAAAATGCGCTTCAGGTCGTTTACTTTGAGCAAATTAGAGTGTTCAAAGCAGGCTTTGCCTTGAATACCTTAGCATGGAATAATAAAATAGGACTTGGTTTCTGTTTTGTTGGTTCTTTTTTTCAGAAGCCGAGTAATGATAAATAGGAACAGTTGGGGCCGTTCATATTTCATTGTCAGAGGTGAAATTCTTAGATTTATGGAAGATGAACTACTGCGAAAGCATTCGGCAAGGATGTTTTCATTAATCAAGAACGAAAGTTAGGGGATCGAAGACGATCAGATACCGTCGTAGTCTTAACCATAAACGATGCCGACTAGGGATTGGGAGAAGTTCAATACTATGACTCCCTCAGCACCTTATGAGAAATCAAAGTTTTTGGGCTCCGGGGGGAGTATGGTCGCAAGGCTGAAACTTAAAGGAATTGACGGAAGGGCACCACAAGGAGTGGAGCGTGCGGCTTAATTTGACTCAACACGGGGAAACTCACCAGGTCCAGACATAGTAAGGATTGACAGATTGAGAGCTCTTTCTTGATTCTATGGGTGGTGGTGCATGGCCGTTCTTAGTTCGTGGAGTGATTTGTCTGGTTAATTCCGATAACGAACGAGACCTTAGCTTGCTAACTAGCTACGCCCACTTTAAACCTCTGTCCGTTTCGGCGGTTGGGGGTTGGGTGGGTGGACAGCTTCTTAGAGAGGACACTCGGCGATTAGTCGAGGGAAGTTTGAGGCAATAACAGGTCTGTGATGCCCTTAGATGTTCTGGGCCGCACGCGCGCTACACTGATGAATTCAACGAGTATTAAAGCTCCTTGGCCGGCAGGCCTGGGTAATCTTGTGAAACTTCATCGTGATGGGGATAGATGCTTGCAATTATTCATCTTCAACGAGGAATTCCTAGTAAGCGCAGGTCATCAGCTTGCGTTGATTACGTCCCTGCCCTTTGTACACACCGCCCGTCGCTCCTACCGATTGGACAATCCGGTGAAATTCTCAGAGGGCGGACTGCTCGGGTTCTCTCGACTGTCTGCCCAAAGTTACTTGAACCTTATTGTC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AAGGATTAAGCCATGCATGTCTAAGTATAACAACTTTAGACTGTAAAACTGCGAACGGCTCATTATATCAGCAATAATTTATCTGATGGTTTCTTACTACATGGATAACTGTAGTAATTCTAGAGCTAATACATGCGTAAAGTCCCAGGGATGTATTTATTAGATAAAAAACCAATGCGGGTTCTGCTCGCCTTTGTGTTGAATCATAGTAACTTTTCGAACGCCATAGCCTTGTGCTGGGCGTAGATCATTCAAATTTCTGCCCTATCAGCTTTCGACGGTAGTGTAGTAAGTTAATGGCAGAATCGTTTTCTAGCAGGATGGTAAACGCGCGCCGGCACTCACAAGCCTAGTGGCCGCGGGCCAGGTGCATTAAACCAGAAATCCAACTACGAGCTTTTTAACTGCAACAACTTTAATATATGCTCTTGGAGCTGGAATTACCGCGGCTGCTGGCACCAGACTTGCCCTCCAATTGATCCTCGTTAAGGGATTTAAATTGTACTCATTCCAATTACCCGACCTAATTAGGCCAGGTATTGTTATTTTTTGTCACTACCTCCCTGTGTCAGGATTGGGTAATTTGCGCGCCTGCTGCCTTCCTTGGATGTGGTAGCCGTTTCTCAGGCTCCCTCTCCGGAATCGAACCCTAATTCCCCGTTACCCGTTAACGCCACGGTAGTCCACTTGGTTGGGACCGCGATCTAGATCTTTTACTTTGAAAAAATTAGAGTGTTTAAAGCAGGCTTTTGCTATGAATACATTAGCATGGAATAATAATCTAGGACTTCGGTTCTATTTTGTTGGTTTCTATAACTGAAGTAATGATTGATAGGGATAGTTGGGGGTGCTAGTATTGGCCGGCCAGAGGTGAAATTCTTGGATTCGGTCAAGACTAACTTATGCGAAAGCATTCACCAAGGATGTCTTCTTTAATCAAGAACGAAAGTTGGGGGATCGAAGACGATCAGATACCGTCGTAGTCTCAACCATAAACTATGCCAACTAGGGATGGGTGAACGTTGCATTTTCGACTTCATCCGCACCTTATGAGAAATCAAAGTCTTTGGGTTCCGGGGGGAGTATGGTCGCAAGGCTGAAACTTAAAGGAATTGACGGAAGGGCACCACCAGGAGTGGAGCCTGCGGCTTAATTTGACTCAACACGGGAAAACTTACCAGGTCCGGACATAGTGAGGATTGACAGATTGAAGATCTTTCTTGATTCTATGGGTGGTGGTGCATGGCCGTTCTTAGTTGGAGTGATTTGTCTGGTTAATTCCGTTAACGAACGAGACCTCGACCTACTAAATAGTTGACTAAACTCTTCGGGGTTTGGATTGACTTCTTAGAGGGACTTTTGGTGAGTAGCCAAAGGAAGTTCGAGGCAATAACAGGTCTGTGATGCCCTTAGATGTTCTGGGCCGCACGCGCGCTACACTGATCGGTTCATCGAGCATAAAACCTTGACTGATAAGTCTGGGTAATCTTTTGAAAACCGGTCGTGCTGGGGATAGATCATTGCAATTATTGATCTTCAACGAGGAATTCCTAGTAAACGCGAGTCATCAACTCGCATTGATTACGTCCCTGCCCTTTGTACACACCGCCCGTCGCTACTACCGATTGAATGGCTTAGTGAGCTCTCTGGACTGTTGCGTGTTAACTTTGACACGCAAACGGGAAGGAGATCAAACTTGATCATT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AAGGATTAAGCCATGCATGTCTAAGTATAACAACTTTAGACTGTAAAACTGCGAACGGCTCATTATATCAGCAATAATTTATCTGATGGTTTCTTACTACATGGATAACTGTAGTAATTCTAGAGCTAATACATGCGTAAAGTCCCAGGGATGTATTTATTAGATAAAAAACCAATGCGGGTTCTGCTCGCCTTTGTGTTGAATCATAGTAACTTTTCGAACGCCATAGCCTTGTGCTGGGCGTAGATCATTCAAATTTCTGCCCTATCAGCTTTCGACGGTAGTGTAGTAAGTTAATGGCAGAATCGTTTTCTAGCAGGATGGTAAACGCGCGCCGGCACTCACAAGCCTAGTGGCCGCGGGCCAGGTGCATTAAACCAGAAATCCAACTACGAGCTTTTTAACTGCAACAACTTTAATATATGCTCTTGGAGCTGGAATTACCGCGGCTGCTGGCACCAGACTTGCCCTCCAATTGATCCTCGTTAAGGGATTTAAATTGTACTCATTCCAATTACCCGACCTAATTAGGCCAGGTATTGTTATTTTTTGTCACTACCTCCCTGTGTCAGGATTGGGTAATTTGCGCGCCTGCTGCCTTCCTTGGATGTGGTAGCCGTTTCTCAGGCTCCCTCTCCGGAATCGAACCCTAATTCCCCGTTACCCGTTAACGCCACGGTAGTCCACTTGGTTGGGACCGCGATCTAGATCTTTTACTTTGAAAAAATTAGAGTGTTTAAAGCAGGCTTTTGCTATGAATACATTAGCATGGAATAATAATCTAGGACTTCGGTTCTATTTTGTTGGTTTCTATAACTGAAGTAATGATTGATAGGGATAGTTGGGGGTGCTAGTATTGGCCGGCCAGAGGTGAAATTCTTGGATTCGGTCAAGACTAACTTATGCGAAAGCATTCACCAAGGATGTCTTCTTTAATCAAGAACGAAAGTTGGGGGATCGAAGACGATCAGATACCGTCGTAGTCTCAACCATAAACTATGCCAACTAGGGATGGGTGAACGTTGCATTTTCGACTTCATCCGCACCTTATGAGAAATCAAAGTCTTTGGGTTCCGGGGGGAGTATGGTCGCAAGGCTGAAACTTAAAGGAATTGACGGAAGGGCACCACCAGGAGTGGAGCCTGCGGCTTAATTTGACTCAACACGGGAAAACTTACCAGGTCCGGACATAGTGAGGATTGACAGATTGAAGATCTTTCTTGATTCTATGGGTGGTGGTGCATGGCCGTTCTTAGTTGGAGTGATTTGTCTGGTTAATTCCGTTAACGAACGAGACCTCGACCTACTAAATAGTTGACTAAACTCTTCGGGGTTTGGATTGACTTCTTAGAGGGACTTTTGGTGAGTAGCCAAAGGAAGTTCGAGGCAATAACAGGTCTGTGATGCCCTTAGATGTTCTGGGCCGCACGCGCGCTACACTGATCGGTTCATCGAGCATAAAACCTTGACTGATAAGTCTGGGTAATCTTTTGAAAACCGGTCGTGCTGGGGATAGATCATTGCAATTATTGATCTTCAACGAGGAATTCCTAGTAAACGCGAGTCATCAACTCGCATTGATTACGTCCCTGCCCTTTGTACACACCGCCCGTCGCTACTACCGATTGAATGGCTTAGTGAGCTCTCTGGACTGTTGCGTGTTAACTTTGACACGCAAACGGGAAGGAGATCAAACTTGATCATTTAGAGGAAGTAAAAGTCGTAACAAGGTTTCC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CGTCTAAGTATAAACAACTTTATACTGTAAAACTGCGAACGGCTCATTATATCAGCAATAATTTATTTGATGGTTTCTTACTACATGGATAACTGTAGTAATTCTAGAGCTAACACATGCGCAAAGTCCCGACTCTCGCGGGGAGGGATGTATTTATTAGATAAAAAGCCAATGCGGGTTCTGCTCGCCTTTGTGTTGAATCATAGTAACTTCTCGGACGCCATAGCCTTGTGCTGGGCGTAGATCATTCAAATTTCTGCCCTATCAGCTTTCGACGGTAGTGTAGTGGACTACCGTGGCATTAACGGGTAACGGGGAATTAGGGTTCGATTCCGGAGAGGGAGCCTGAAACGGCTACCACATCCAAGGAAGGCAGCAGGCGCGCAAATTACCCAATCCTGACACAGGGAGGTAGTGACAAAAAATAACAATACCTGGCCTTATTAGGTCGGGTAATTGGAATGAGTACAATTTAAATCCCTTAACGAGGATCAATTGGAGGGCAAGTCTGGTGCCAGCAGCCGCGGTAATTCCAGCTCCAAGAGCATATATTAAAGTTGTTGCAGTTAAAAAGCTCGTAGTTGGATTTGTGGTATAATGCACCTGGCCCGCGGCCTTTCAGGCTTGTGAGTGCCGGCGCGCGTTTACCATCCTTCTAGAAAACAGGCCTGCCCTTTACTGGGTTGGGTTTGCGATCTAGATCTTTTACTTTGAAAAAATTAGAGTGTTTAAAGCAGGCTTTTGCTATGAATACATTAGCATGGAATAATAATCTAGGACTTCGGTTCTATTTTGTTGGTTTCTATAACTGAAGTAATGATTGATAGGGATAGTTGGGGGTGCTAGTATTACTAACTTATGCGAAAGCATTCACCAAGGATGTCTTCTTTAATCAAGAACGAAAGTTGGGGGATCGAAGACGATCAGATACCGTCGTAGTCTCAACCATAAACTATGCCAACTAGGGATGGGTGAACGTTGCATTTTCGACTTCATCCGCACCTTATGAGAAATCAAAGTCTTTGGGTTCCGGGGGGAGTATGGTCGCAAGGCTGAAACTTAAAGGAATTGACGGAAGGGCACCAGGAGTGGAGCCTGCGGCTTAATTTGACTCAACACGGGAAAACTTACCAGGTCCGGACATAGTGAGGATTGACAGATTGAAGATCTTTCTTGATTCTATGGGTGGTGGTGCATGGCCGTTCTTAGTTGGTGGAGTGATTTGTCTGGTTAATTCCGTTAACGAACGAGACCTCGACCTGCTAAATAGTGGACTAAACTCTTAGGGGTTTAGATCAACTTCTTAGAGGGACTTTTGGTGAGTAGCCAAAGGAAGTTCGAGGCAATAACAGGTCTGTGATGCCCTTAGATGTTCTGGGCCGCACGCGCGCTACACTGATCGGTTCATCGAGCATAAAACCTTGACTGATAGGTCTGGGTAATCTTTTGAAAGCCGGTCGTGCTGGGGATAGATCATTGCAATTATTGATCTTCAACGAGGAATTCCTAGTAAACGCGAGTCATCAACTCGCATTGATTACGTCCCTGCCCTTTGTACACACCGCCCGTCGCTACTACCGATTGAATGGCTTAGTGAGCTCTCTGGACTGTTACGTGTTAGGGGCAACTCTGACACGCAAACGGGAAGGAGATCAAACTTGATCATTTAGAGGAAGT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CGTCTAAGTATAAACAACTTTATACTGTAAAACTGCGAACGGCTCATTATATCAGCAATAATTTATTTGATGGTTTCTTACTACATGGATAACTGTAGTAATTCTAGAGCTAACACATGCGCAAAGTCCCGACTCTCGCGGGGAGGGATGTATTTATTAGATAAAAAGCCAATGCGGGTTCTGCTCGCCTTTGTGTTGAATCATAGTAACTTCTCGGACGCCATAGCCTTGTGCTGGGCGTAGATCATTCAAATTTCTGCCCTATCAGCTTTCGACGGTAGTGTAGTGGACTACCGTGGCATTAACGGGTAACGGGGAATTAGGGTTCGATTCCGGAGAGGGAGCCTGAAACGGCTACCACATCCAAGGAAGGCAGCAGGCGCGCAAATTACCCAATCCTGACACAGGGAGGTAGTGACAAAAAATAACAATACCTGGCCTTATTAGGTCGGGTAATTGGAATGAGTACAATTTAAATCCCTTAACGAGGATCAATTGGAGGGCAAGTCTGGTGCCAGCAGCCGCGGTAATTCCAGCTCCAAGAGCATATATTAAAGTTGTTGCAGTTAAAAAGCTCGTAGTTGGATTTGTGGTATAATGCACCTGGCCCGCGGCCTTTCAGGCTTGTGAGTGCCGGCGCGCGTTTACCATCCTTCTAGAAAACAGGCCTGCCCTTTACTGGGTTGGGTTTGCGATCTAGATCTTTTACTTTGAAAAAATTAGAGTGTTTAAAGCAGGCTTTTGCTATGAATACATTAGCATGGAATAATAATCTAGGACTTCGGTTCTATTTTGTTGGTTTCTATAACTGAAGTAATGATTGATAGGGATAGTTGGGGGTGCTAGTATTACTAACTTATGCGAAAGCATTCACCAAGGATGTCTTCTTTAATCAAGAACGAAAGTTGGGGGATCGAAGACGATCAGATACCGTCGTAGTCTCAACCATAAACTATGCCAACTAGGGATGGGTGAACGTTGCATTTTCGACTTCATCCGCACCTTATGAGAAATCAAAGTCTTTGGGTTCCGGGGGGAGTATGGTCGCAAGGCTGAAACTTAAAGGAATTGACGGAAGGGCACCAGGAGTGGAGCCTGCGGCTTAATTTGACTCAACACGGGAAAACTTACCAGGTCCGGACATAGTGAGGATTGACAGATTGAAGATCTTTCTTGATTCTATGGGTGGTGGTGCATGGCCGTTCTTAGTTGGTGGAGTGATTTGTCTGGTTAATTCCGTTAACGAACGAGACCTCGACCTGCTAAATAGTGGACTAAACTCTTAGGGGTTTAGATCAACTTCTTAGAGGGACTTTTGGTGAGTAGCCAAAGGAAGTTCGAGGCAATAACAGGTCTGTGATGCCCTTAGATGTTCTGGGCCGCACGCGCGCTACACTGATCGGTTCATCGAGCATAAAACCTTGACTGATAGGTCTGGGTAATCTTTTGAAAGCCGGTCGTGCTGGGGATAGATCATTGCAATTATTGATCTTCAACGAGGAATTCCTAGTAAACGCGAGTCATCAACTCGCATTGATTACGTCCCTGCCCTTTGTACACACCGCCCGTCGCTACTACCGATTGAATGGCTTAGTGAGCTCTCTGGACTGTTACGTGTTAGGGGCAACTCTGACACGCAAACGGGAAGGAGATCAAACTTGATCATTTAGAGGAAGTAAAAGTCGTAACAAGGTTTCC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CATCTTAGCATAAGGTCTTGAATACCGAAGCTGTGGATGGCTCATTAAATCAGTTATAATTTAGTTGGCAATATGATATCTAATTACTCGGATAACTGTAGTAATTCTAGAGCTAATACGTGAACTAAAATCTCGACTTTTAGGAAGGGATGTAATTATCAGTATAACAAAATCGACACGGATGGGGTTTACTCTGTTCGTTAAATTTGGTGATTCTGGATAATCGATTCGAATCGTGTGGTCTAGTACCGACGATATGCCAATCAAGTTTCTGACCTATCAACTTTCGATGGTAGTGTATTGGACTACCATGGTTATTACGGGTGACGGAGAATTAGGGTTCGATTCCGGAGAGGGAGCCTGAGAGATGGCTACCACTTCCAAGGAAGGCAGCAGGCGCGCAAATTACCCAATCTTGATACAAGGAGGTAGTGACAATAAATAACAATACAGGTCCTTTACGAGGACTTGTAATTGGAATGAGTACAGTGTAAATAATTTAACGAGGAACAATTGGAGGACAAGTCTGGTGCCAGCACCCGCGGTAATTCCAGCTCCAATAGCGTATATTAAAGTTGTTGCGGTTAAAAAGCTCGTAGTTGGATCCAAAAAATGAACTTAGTTAGATCTTGATTGTTGCATCACAAATTGGTGTAGTGATCCAAGCTCTCTGATTAGGTATCGTTTTTAATTTAAATTATTTCCGGTATGCTTATCTCTGCTCTTAACTGAGTGAAGATTAGGCACTGGATCGTTTACCTTGAAAAAATTAGAGTGCTCAAAGCAGGTTCAAAGTTAGCCTTGAATATATTAGCATGGGATAATAGAATAAGACTTTGTTGACATTTTTGTTGGTTTTAAAAACTAAAGTAATGATTAATAGAGATTGTCGGGGTTATCCAGACTTAAAGGTCAGAGGTGAAATTCTTAGATTCTTTAATGATGAACAACTGCGAAAGCTTTTAACTAGGACATTCTCATTGATCAAGAACGAAAGTTAGGGGATCGAAGACGATCAGATACCGTCGTAGTCTTAACTATAAAATATGCGGACTAAGGATTGGAGTTCGTTATTCGTATGACTCCTTCAGGACTTGATGAGAAATCATTAAGTTATTGCGTTCCGGGGGGAGTATGGTCGCAAGGCTGAAACTTAAAGGAATTGACGGAAGGGCACACCAGGAGTGGAGCCTGCGGCTTAATTTGACTCAACACGGGAAAACTCACTAGGTCAGGACATTGTTAGGATTGACAGATTGATAGTTCTTTCTTGATTTCTATGGGTGGTGGTGCATGGCCGTTCTTAGTTGGTGGAGTGATTTGTCTGGTTAATTCCGATAACGAACGAGACCCCTTCCTATTAAATAGTAGTGTTAATCTTCTACTCGGGTGAAGGTATTGAGCCTTCATTTGATCACGAAAGTGTTTCATTTGAACTCTTTATTGGATCCTTGATGTATTAATACTCTCAATTACTTCTTAAAGGGACTATTCATATTTAATGAATGGAAGTGGGGCAATAACAGGTCTGTGATGCCCTTAGATGTCCTAGGCTGCACGCGCGCTACACTGACAGATTCAACGAGTACTAACCAAGCTGGTCTTAATGGATTGGCTAATCTTTTAAAAGTTTGTCGTGACGGGGATTGATCATTGCAATTATTGGTCATGAACGAGGAATTCCTAGTAAGTACAAGTCATCAACTTGTGCTGACTACGTCCCTGCCCTTTGTACACACCGCCCGTCGCTCCTACCGATTGAATGGTCCGGTGAAATCTACGGATTTCGGTAGTCACTATATAGGGGAAACCTTACTTAGTCTATCGAGAGAAGTTGAGTAAACCATATCA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CATCTTAGCATAAGGTCTTGAATACCGAAGCTGTGGATGGCTCATTAAATCAGTTATAATTTAGTTGGCAATATGATATCTAATTACTCGGATAACTGTAGTAATTCTAGAGCTAATACGTGAACTAAAATCTCGACTTTTAGGAAGGGATGTAATTATCAGTATAACAAAATCGACACGGATGGGGTTTACTCTGTTCGTTAAATTTGGTGATTCTGGATAATCGATTCGAATCGTGTGGTCTAGTACCGACGATATGCCAATCAAGTTTCTGACCTATCAACTTTCGATGGTAGTGTATTGGACTACCATGGTTATTACGGGTGACGGAGAATTAGGGTTCGATTCCGGAGAGGGAGCCTGAGAGATGGCTACCACTTCCAAGGAAGGCAGCAGGCGCGCAAATTACCCAATCTTGATACAAGGAGGTAGTGACAATAAATAACAATACAGGTCCTTTACGAGGACTTGTAATTGGAATGAGTACAGTGTAAATAATTTAACGAGGAACAATTGGAGGACAAGTCTGGTGCCAGCACCCGCGGTAATTCCAGCTCCAATAGCGTATATTAAAGTTGTTGCGGTTAAAAAGCTCGTAGTTGGATCCAAAAAATGAACTTAGTTAGATCTTGATTGTTGCATCACAAATTGGTGTAGTGATCCAAGCTCTCTGATTAGGTATCGTTTTTAATTTAAATTATTTCCGGTATGCTTATCTCTGCTCTTAACTGAGTGAAGATTAGGCACTGGATCGTTTACCTTGAAAAAATTAGAGTGCTCAAAGCAGGTTCAAAGTTAGCCTTGAATATATTAGCATGGGATAATAGAATAAGACTTTGTTGACATTTTTGTTGGTTTTAAAAACTAAAGTAATGATTAATAGAGATTGTCGGGGTTATCCAGACTTAAAGGTCAGAGGTGAAATTCTTAGATTCTTTAATGATGAACAACTGCGAAAGCTTTTAACTAGGACATTCTCATTGATCAAGAACGAAAGTTAGGGGATCGAAGACGATCAGATACCGTCGTAGTCTTAACTATAAAATATGCGGACTAAGGATTGGAGTTCGTTATTCGTATGACTCCTTCAGGACTTGATGAGAAATCATTAAGTTATTGCGTTCCGGGGGGAGTATGGTCGCAAGGCTGAAACTTAAAGGAATTGACGGAAGGGCACACCAGGAGTGGAGCCTGCGGCTTAATTTGACTCAACACGGGAAAACTCACTAGGTCAGGACATTGTTAGGATTGACAGATTGATAGTTCTTTCTTGATTTCTATGGGTGGTGGTGCATGGCCGTTCTTAGTTGGTGGAGTGATTTGTCTGGTTAATTCCGATAACGAACGAGACCCCTTCCTATTAAATAGTAGTGTTAATCTTCTACTCGGGTGAAGGTATTGAGCCTTCATTTGATCACGAAAGTGTTTCATTTGAACTCTTTATTGGATCCTTGATGTATTAATACTCTCAATTACTTCTTAAAGGGACTATTCATATTTAATGAATGGAAGTGGGGCAATAACAGGTCTGTGATGCCCTTAGATGTCCTAGGCTGCACGCGCGCTACACTGACAGATTCAACGAGTACTAACCAAGCTGGTCTTAATGGATTGGCTAATCTTTTAAAAGTTTGTCGTGACGGGGATTGATCATTGCAATTATTGGTCATGAACGAGGAATTCCTAGTAAGTACAAGTCATCAACTTGTGCTGACTACGTCCCTGCCCTTTGTACACACCGCCCGTCGCTCCTACCGATTGAATGGTCCGGTGAAATCTACGGATTTCGGTAGTCACTATATAGGGGAAACCTTACTTAGTCTATCGAGAGAAGTTGAGTAAACCA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CTTAAAGATTAAGCCATGCATGTCTAAGTATAAACTAATTTATACGGTAAAACTGCGAATGGCTCATTAAATCAGTTATAGTTTATTTGATAGTATCACACTACATGGATAACCGTAGTAATTCTAGAGCTAATACATGCGTCAAGTCCCGACTTTTTGGAAGGGATGTATTTATTAGATAAAAAACCAACCCGGGCAACCGGACACAAGGTGATTCATAATAACTTGTCGAATCGCATGGCCTTGCGCTGGCGATGTTTCATTCAAATTTCTGCCCTATCAACTTTCGATGGTAATGTAGTGGATTACCATGGTTGTAACGGGTGACGGAGAATTAGGGTTCGGTTCCGGAGAGGGAGCCTGAGAGACGGCTACCACTTCTAAGGAAGGCAGCAGGCGCGCAAATTACCCAATCCTGACACAGGGAGGTAGTGACAATAAATAACAATACAGGGCGTTATGCGTCTTGTAATTGGAATGAGTACAATTTAAACCCCTTAACGAGTAACAATTGGAGGGCAAGTCTGGTGCCAGCAGCCGCGGTAATTCCAGCTCCAATAGCGTATATTAAAGTTGTTGCAGTTAAAAAGCTCGTAGTTGGATTTCAGCCAGTGCGATTTTGACGTGGTCTGCCCGTAACGGGTGTGTACTGCGTTCCATTGGCTTCTCCTTCCAGTTTGCCAGCCTCTGCGCTTAACTGCGTGGGGGTTCTCAGATTGGCGGCGTCAAAAACCGCCTTGGGCTCTGGATCTTTTACTGTGAAAAAATTAGAGTGTTTAAAGCAGGCAAATGATCGCCTTGAATACATTAGCATGGGATAATAGAATAGGACTTTGCTCTTATTTTGTTGGTTTCTAAGATTGTAAAGTAATGATTAATAGAGATAGTTGGGGGCATTCATATTTAATTGTCAGAGGTGAAATTCTTGGATTTATGAAAGATGAACTACTGCGAAAGCATTTGTCAAGGATGTTTTCATTAATCAAGAACGAAAGTTAGGGGATCGAAGATGATCAGATACCGTCGTAGTCTTAACCATAAACTATGCCGACCAGGGATTAGGAGACGTTGCTTTTTCATGACTCCCCTAGCACCTTGCGAGAAATCACAAGTCTTTGGGTTCCGGGGGGAGTATGGTCGCAAGGCTGAAACTTAAAGGAATTGACGGAAGGGCACCACCAGGAGTGGAGCCTGCGGCTTAATTTGACTCAACACGGGGAAACTTACCAGGTCCAGACATAGTGAGGATTGACAGATTGATAGCTCTTTCTTGATTCTATGGGTGGTGGTGCATGGCCGTTCTTAGTTGGTGGAGTGATTTGTCTGGTTTATTCCGATAACGAACGAGACCTCAGCCTGCTAAATAGTTCCGTTAATCGTCTGTATGGGTGAAAGTGGTGATGCCCCGGTTTGCCGCAAGGTGGGTCGGGCGACATCATGGGATCCTTGATTGATTGACGTTTTTATGAACTTCTTAGAGGGACTATTCTGTGTTTAACGATTGGAAGTTTGAGGCAATAACAGGTCTGTGATGCCCTTAGATGTCCTGGGCCGCACGCGCGCTACACTGACGAGATCAACAAGTTTAACACCTTGGCCGAGAGGTCTGGGTAATCTTTGGAAATCTCGTCGTGCTGGGGATAGACTATTGCAATTATTAGTCTTCAACGAGGAATTCCTAGTAAGCGCAAGTCATCAGCTTGCGTTGATTACGTCCCTGCCCTTTGTACACACCGCCCGTCGCTCCTACCGATTGAATGATCCGGTGAAATCTACGGATGATGGCTCACAACTGTTAGGGCAACTTGACAGTAGGGTTGTTAGAAGTTGATTAAATCTTATCA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CTTAAAGATTAAGCCATGCATGTCTAAGTATAAACTAATTTATACGGTAAAACTGCGAATGGCTCATTAAATCAGTTATAGTTTATTTGATAGTATCACACTACATGGATAACCGTAGTAATTCTAGAGCTAATACATGCGTCAAGTCCCGACTTTTTGGAAGGGATGTATTTATTAGATAAAAAACCAACCCGGGCAACCGGACACAAGGTGATTCATAATAACTTGTCGAATCGCATGGCCTTGCGCTGGCGATGTTTCATTCAAATTTCTGCCCTATCAACTTTCGATGGTAATGTAGTGGATTACCATGGTTGTAACGGGTGACGGAGAATTAGGGTTCGGTTCCGGAGAGGGAGCCTGAGAGACGGCTACCACTTCTAAGGAAGGCAGCAGGCGCGCAAATTACCCAATCCTGACACAGGGAGGTAGTGACAATAAATAACAATACAGGGCGTTATGCGTCTTGTAATTGGAATGAGTACAATTTAAACCCCTTAACGAGTAACAATTGGAGGGCAAGTCTGGTGCCAGCAGCCGCGGTAATTCCAGCTCCAATAGCGTATATTAAAGTTGTTGCAGTTAAAAAGCTCGTAGTTGGATTTCAGCCAGTGCGATTTTGACGTGGTCTGCCCGTAACGGGTGTGTACTGCGTTCCATTGGCTTCTCCTTCCAGTTTGCCAGCCTCTGCGCTTAACTGCGTGGGGGTTCTCAGATTGGCGGCGTCAAAAACCGCCTTGGGCTCTGGATCTTTTACTGTGAAAAAATTAGAGTGTTTAAAGCAGGCAAATGATCGCCTTGAATACATTAGCATGGGATAATAGAATAGGACTTTGCTCTTATTTTGTTGGTTTCTAAGATTGTAAAGTAATGATTAATAGAGATAGTTGGGGGCATTCATATTTAATTGTCAGAGGTGAAATTCTTGGATTTATGAAAGATGAACTACTGCGAAAGCATTTGTCAAGGATGTTTTCATTAATCAAGAACGAAAGTTAGGGGATCGAAGATGATCAGATACCGTCGTAGTCTTAACCATAAACTATGCCGACCAGGGATTAGGAGACGTTGCTTTTTCATGACTCCCCTAGCACCTTGCGAGAAATCACAAGTCTTTGGGTTCCGGGGGGAGTATGGTCGCAAGGCTGAAACTTAAAGGAATTGACGGAAGGGCACCACCAGGAGTGGAGCCTGCGGCTTAATTTGACTCAACACGGGGAAACTTACCAGGTCCAGACATAGTGAGGATTGACAGATTGATAGCTCTTTCTTGATTCTATGGGTGGTGGTGCATGGCCGTTCTTAGTTGGTGGAGTGATTTGTCTGGTTTATTCCGATAACGAACGAGACCTCAGCCTGCTAAATAGTTCCGTTAATCGTCTGTATGGGTGAAAGTGGTGATGCCCCGGTTTGCCGCAAGGTGGGTCGGGCGACATCATGGGATCCTTGATTGATTGACGTTTTTATGAACTTCTTAGAGGGACTATTCTGTGTTTAACGATTGGAAGTTTGAGGCAATAACAGGTCTGTGATGCCCTTAGATGTCCTGGGCCGCACGCGCGCTACACTGACGAGATCAACAAGTTTAACACCTTGGCCGAGAGGTCTGGGTAATCTTTGGAAATCTCGTCGTGCTGGGGATAGACTATTGCAATTATTAGTCTTCAACGAGGAATTCCTAGTAAGCGCAAGTCATCAGCTTGCGTTGATTACGTCCCTGCCCTTTGTACACACCGCCCGTCGCTCCTACCGATTGAATGATCCGGTGAAATCTACGGATGATGGCTCACAACTGTTAGGGCAACTTGACAGTAGGGTTGTTAGAAGTTGATTAAATCTTATCA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GTTGAAGATTAAGCCATGCACCTATTAGTATAAGGATTATACTCCTAAACTGGGAATGGCTCATTAAATCAGCAATAATTTATTTGATTGTTCCTCTTTAAATGGATACCCGAGCTAATTGTTCGGCTAATACATGCGAAAATACGGGACTGCCTCCGGGCGGAACCGTTGTGTATATTAGACTTTAAAACCAATAGGCCTCACGGCCTTTACCCGGTTGAATCATAATATCCTTTCGGACCGCATGGCCTTGAGCCGGCGGCGTTTCATTCAAGTTGCTGCCCTATCAGGTAATTCGTAGTGTATTGGACTACGAAGCCGTCGACGGGTACGGAGAATTAGGGTTCGATTCCGGAGAGGGAGCCTGAGAAACGGCCGCCACTTCTAAGGAAGGCAGCAGGCGCGTAAATTACCCAATGAGGATACCTCGAGGTAGTGAAGACAAATAACAACTCTGGACCTTCAAGGTCTGGAGATTGGAATGAGTGGGTTGCAAACATACCCGCGATCCAATGGAGGGAAAGTCTGGTGCCAGCAGCCGCGGTAATTCCAGCTCCATTAGTGTATATTTAAGTTGTTGCGGTTAAAACGTTCGTAGTCGAATTTCGGGCGGTATCGCTAGAGCGTCTGGCAGATGCTGTGACCTTTGGCGTCCGCCTTTTCTCCCTTACACGGCCCCGCGCTATTAACTTGGTGTGGGTGTCCGTTAAGGGTCGTTCACCTTGAACAAATCAGAGCGTTCAAAGCAGGCCACATTGGCCTTTGAATGTTTATGCATGGGATGATGGAATAGGGCTCAGGTCTTATTTTGTTGGTTTCTAGGAACTGAGTAATGATTAATAGGAGCGGTTGGGGGTATCGGTACTGTGGCGTTAGAGGTGAAATTCTTGGATCGCCGCATGACCAACTTCTGCGAAAGCATTTACCAAGCACGTCTCCATTGATCAAGAACGAAAGTTGAGGGATCGAAGATGATCAGATACCGTCGTAGTCTCAACCATAAACGATGCCGACCGAGGATGTGCGAGCGTTTATTCAATGACCTCGTGCGAACTCCATGAGAAATCCGAGTCTTTGGGTTCCGGGGGGAGTATGGTCGCAAGGCTGAAACTTAAAGGAATTGACGGAAAGGCACCACAAGGAGTGGAGCTTGCGGCTTAATTTGACTCAACACGGGAAAACTTACCAGGGCCGGACAAAAGAAGGATTGACAGATTGAGAGCTCTTTCTTGATTCTTTGGGTGGTGGTGCATGGCCGTTCTTAGTTGGTGGAGTGATTTGTCTGGTTAATTCCGTTAACGAACGAGACCTTAACCTGCTAAATAGTCACGTTAGCCTTCTGATATGCTGTGAGACCTGCGCAGCGGCGGGCCCTAACGGGCGTGTCCTGGGCGGGAGGATCAGTTGATGAGCTGACGGCAGTACTTCTTAGAGGGACTCCTGGCTTCAAGTCAGGGGAAGTTTGAGGCAATAACAGGTCTGTGATGCCCTTAGATGTCCTGGGCTGCACGCGTGCTACAATGCAAGACTCAGCATGTACTTCCTTCCGCGACAGCGGTCGGTAATCCTTGAAGGTCTTGCGTGTTTGGGATTGACTCTTGAAATTTTGGGTCATGAACGAGGAATTCCTAGTAAGGCCAACTCAACAGGTTGGCTTGACTGCGTCCCTGCCTTTTGTACACACCGCCCGTCGCTCCTACTGATGGTTACCTCGACAAGGACTTGGGAGAGCGGTGCATCGTCATGGGAAACCGTGGCCGCATAGCTCAAACTCGTTCAAGTCTCGGTGACTAAAAGAAGGAGAAGTCGTAACAAGGTA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GTTGAAGATTAAGCCATGCACCTATTAGTATAAGGATTATACTCCTAAACTGGGAATGGCTCATTAAATCAGCAATAATTTATTTGATTGTTCCTCTTTAAATGGATACCCGAGCTAATTGTTCGGCTAATACATGCGAAAATACGGGACTGCCTCCGGGCGGAACCGTTGTGTATATTAGACTTTAAAACCAATAGGCCTCACGGCCTTTACCCGGTTGAATCATAATATCCTTTCGGACCGCATGGCCTTGAGCCGGCGGCGTTTCATTCAAGTTGCTGCCCTATCAGGTAATTCGTAGTGTATTGGACTACGAAGCCGTCGACGGGTACGGAGAATTAGGGTTCGATTCCGGAGAGGGAGCCTGAGAAACGGCCGCCACTTCTAAGGAAGGCAGCAGGCGCGTAAATTACCCAATGAGGATACCTCGAGGTAGTGAAGACAAATAACAACTCTGGACCTTCAAGGTCTGGAGATTGGAATGAGTGGGTTGCAAACATACCCGCGATCCAATGGAGGGAAAGTCTGGTGCCAGCAGCCGCGGTAATTCCAGCTCCATTAGTGTATATTTAAGTTGTTGCGGTTAAAACGTTCGTAGTCGAATTTCGGGCGGTATCGCTAGAGCGTCTGGCAGATGCTGTGACCTTTGGCGTCCGCCTTTTCTCCCTTACACGGCCCCGCGCTATTAACTTGGTGTGGGTGTCCGTTAAGGGTCGTTCACCTTGAACAAATCAGAGCGTTCAAAGCAGGCCACATTGGCCTTTGAATGTTTATGCATGGGATGATGGAATAGGGCTCAGGTCTTATTTTGTTGGTTTCTAGGAACTGAGTAATGATTAATAGGAGCGGTTGGGGGTATCGGTACTGTGGCGTTAGAGGTGAAATTCTTGGATCGCCGCATGACCAACTTCTGCGAAAGCATTTACCAAGCACGTCTCCATTGATCAAGAACGAAAGTTGAGGGATCGAAGATGATCAGATACCGTCGTAGTCTCAACCATAAACGATGCCGACCGAGGATGTGCGAGCGTTTATTCAATGACCTCGTGCGAACTCCATGAGAAATCCGAGTCTTTGGGTTCCGGGGGGAGTATGGTCGCAAGGCTGAAACTTAAAGGAATTGACGGAAAGGCACCACAAGGAGTGGAGCTTGCGGCTTAATTTGACTCAACACGGGAAAACTTACCAGGGCCGGACAAAAGAAGGATTGACAGATTGAGAGCTCTTTCTTGATTCTTTGGGTGGTGGTGCATGGCCGTTCTTAGTTGGTGGAGTGATTTGTCTGGTTAATTCCGTTAACGAACGAGACCTTAACCTGCTAAATAGTCACGTTAGCCTTCTGATATGCTGTGAGACCTGCGCAGCGGCGGGCCCTAACGGGCGTGTCCTGGGCGGGAGGATCAGTTGATGAGCTGACGGCAGTACTTCTTAGAGGGACTCCTGGCTTCAAGTCAGGGGAAGTTTGAGGCAATAACAGGTCTGTGATGCCCTTAGATGTCCTGGGCTGCACGCGTGCTACAATGCAAGACTCAGCATGTACTTCCTTCCGCGACAGCGGTCGGTAATCCTTGAAGGTCTTGCGTGTTTGGGATTGACTCTTGAAATTTTGGGTCATGAACGAGGAATTCCTAGTAAGGCCAACTCAACAGGTTGGCTTGACTGCGTCCCTGCCTTTTGTACACACCGCCCGTCGCTCCTACTGATGGTTACCTCGACAAGGACTTGGGAGAGCGGTGCATCGTCATGGGAAACCGTGGCCGCATAGCTCAAACTCGTTCAAGTCTCGGTGACTAAAAGAAGGAGAAGTCGTAACAAGGTA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CATATGCTTGTTTCAAAGATTAAGCCATGCATGTTTAAGTATAAGTTTTTATACGGCGAAACTGCGAATAGCTCAATAAAACAGTTATAGTTTACGTGATGATACATTACTATACGGATACCCATGGTAATTCTGGAGCTAATACGTGCGAAAACACCAGACTTTTTGGAATGGTGGCATTTATTAGAACAAGAGCCAAAGCGTGTAAACGCTTCTTGGTGAATGATAATAACTGAGCGGACCGTGCATACGGCAGTTCATTCAAGTTTCTGACCTATCAGCTTCCGACGGTAGGGTATTGGCCTACCGTGGCGTTAACGGGTAACGGGGAATTAGGGTTCGATTCCGGAGAAGGAGCCTGAGAAACGGCTACTACATCTAAGGAAGGCAGCAGGCGCGCAAATTACCCAATCCTAACACAGGGAGGTAGTGACAAGAAATAGCAACGCAGGGCATACGCTTTGCGATTGAAATGAGTAGAGTTTAAAGAGCTTTACGAGTATCAATTGGAGGGCAAGTCTGGTGCCAGCAGCCGCGGTAATTCCAGCTCCAATAGCGTATATTAAAGTTGTTGCAGTTAAAACGCTCGTAGTTGGATTTCTGTCAAAGTTTTGTTCTCCGCCGATGGTGTGCAGAGTAAAACTTTGGCATCCGCTCGGTTGAGGTTCTCCTCTTTCGAGCCTATTACTTTGAGAAAATTAGAATGTTTCAAGTAGGCGTTTGCCTGAATATTACAGCATGGAATAATAAGATAGAGCTCTGGCTCCTTCTTTTTGGTTCTTGGAACTAGAGCAATGGTTAATAGGGACATTCGGAGGCATTCGTATTCAACCGTTAGAGGTGAAATTCTTGGATCGGTTGAAGACGAACAACTGCGAAAGCATCTGCCAAGTGTGTTCCCATTGATCAAGAACGAAAGTTAAGGGATCGAAGACGATCAGATACCGTCGTAGTCTTAACCATAAACCATGCCGACTAGGGATTGGAGGTTACACTATACTCAGTACTTTCAGCACCTTATGAGAAATCAAAGTCTTTGGGTTCTGGGGGGAGTATGGTCGCAAGGCTGAAACTTAAAGGAATTGACGGAAGGGCACCACCAGGAGTGGAGCCTGCGGCTTAATTTGACTCAACACGGGAAAACTTACCAGGTCCAGACATAGGAATGATTGACAGATTGATAGCTTTTTCTTAATTCTGTGGGTGGTGGTGCATGGCCGTTCTTAGTTGGTGGAGTGATTTGTCTGGTTAATTCCGATAACGAACGAGACCTTAACTTGCTAAATAGATTGTCAAGTTTCGGCTTGACAAGGCTTCTTAGAAGGACTTTGTGTTTATAATGCAAGGAAGTTTGAGGCAACAACAGGTCTGTGATGCCCTTAGATGTTCTGGGCTGCACGTGCGCTACAATGATGCATACAACAAGCTTTTCCTGCCTCGACAGAGGTCGGTAATCTTGTAATATGCATCGTGATGGGGATAGATTATTGCAATTATTGATCTTTAACGAGGAATTCCTAGTAAGCGCAAGTCATCAGCTTGTGCTGATTGCGTCCCTGCCCTTTGTACACACCGCCCGTCGCTCCTACCGATTGGGTGATCCGGTGAATAATTCGGACCGGAACTGTTGGATTAATACTCCTCTGTTCTGGAAAGTTTCGTGAACCTTATTAC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CATATGCTTGTTTCAAAGATTAAGCCATGCATGTTTAAGTATAAGTTTTTATACGGCGAAACTGCGAATAGCTCAATAAAACAGTTATAGTTTACGTGATGATACATTACTATACGGATACCCATGGTAATTCTGGAGCTAATACGTGCGAAAACACCAGACTTTTTGGAATGGTGGCATTTATTAGAACAAGAGCCAAAGCGTGTAAACGCTTCTTGGTGAATGATAATAACTGAGCGGACCGTGCATACGGCAGTTCATTCAAGTTTCTGACCTATCAGCTTCCGACGGTAGGGTATTGGCCTACCGTGGCGTTAACGGGTAACGGGGAATTAGGGTTCGATTCCGGAGAAGGAGCCTGAGAAACGGCTACTACATCTAAGGAAGGCAGCAGGCGCGCAAATTACCCAATCCTAACACAGGGAGGTAGTGACAAGAAATAGCAACGCAGGGCATACGCTTTGCGATTGAAATGAGTAGAGTTTAAAGAGCTTTACGAGTATCAATTGGAGGGCAAGTCTGGTGCCAGCAGCCGCGGTAATTCCAGCTCCAATAGCGTATATTAAAGTTGTTGCAGTTAAAACGCTCGTAGTTGGATTTCTGTCAAAGTTTTGTTCTCCGCCGATGGTGTGCAGAGTAAAACTTTGGCATCCGCTCGGTTGAGGTTCTCCTCTTTCGAGCCTATTACTTTGAGAAAATTAGAATGTTTCAAGTAGGCGTTTGCCTGAATATTACAGCATGGAATAATAAGATAGAGCTCTGGCTCCTTCTTTTTGGTTCTTGGAACTAGAGCAATGGTTAATAGGGACATTCGGAGGCATTCGTATTCAACCGTTAGAGGTGAAATTCTTGGATCGGTTGAAGACGAACAACTGCGAAAGCATCTGCCAAGTGTGTTCCCATTGATCAAGAACGAAAGTTAAGGGATCGAAGACGATCAGATACCGTCGTAGTCTTAACCATAAACCATGCCGACTAGGGATTGGAGGTTACACTATACTCAGTACTTTCAGCACCTTATGAGAAATCAAAGTCTTTGGGTTCTGGGGGGAGTATGGTCGCAAGGCTGAAACTTAAAGGAATTGACGGAAGGGCACCACCAGGAGTGGAGCCTGCGGCTTAATTTGACTCAACACGGGAAAACTTACCAGGTCCAGACATAGGAATGATTGACAGATTGATAGCTTTTTCTTAATTCTGTGGGTGGTGGTGCATGGCCGTTCTTAGTTGGTGGAGTGATTTGTCTGGTTAATTCCGATAACGAACGAGACCTTAACTTGCTAAATAGATTGTCAAGTTTCGGCTTGACAAGGCTTCTTAGAAGGACTTTGTGTTTATAATGCAAGGAAGTTTGAGGCAACAACAGGTCTGTGATGCCCTTAGATGTTCTGGGCTGCACGTGCGCTACAATGATGCATACAACAAGCTTTTCCTGCCTCGACAGAGGTCGGTAATCTTGTAATATGCATCGTGATGGGGATAGATTATTGCAATTATTGATCTTTAACGAGGAATTCCTAGTAAGCGCAAGTCATCAGCTTGTGCTGATTGCGTCCCTGCCCTTTGTACACACCGCCCGTCGCTCCTACCGATTGGGTGATCCGGTGAATAATTCGGACCGGAACTGTTGGATTAATACTCCTCTGTTCTGGAAAGTTTCGTGAACCTTATTAC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TTATATGCTTGTCTAAAAGATTAAGCCATGCAAGTCTAAGTATAAGCATTATACGGTGAAACTGCAGATAGCTCATTATAACAGTTATAATTTACTCGGTGATAAGAAGCTACATGGATATCTGTAGTAATTCTAGAGCTAATACATGTCCAATGTTCCAACTTGTTGGGACGGGCTTATTAGATTCCCTTGTCAACCTGAGCAATCAGTTAACGGCAAGTCATAATAATCTCTATATCGCATGCTTCACGGCGGCGAATCACCGATCAAATTTCTGCCCTATCAGCTTGTAGGATGTGTAGTGGACACCCTAGGCAAATACGGGTAACGGGGGATTGGGGTCCGATTCCGGAGAGGGAGCCTGAGAAACGGCTACCACTTCTAAGGAAGGCAGCAGGCGCGTAAATTACCCAATCTCGACTCGAGGAGGTAGTGACAAGAAATAACAATACTGAGGTCAGTTTGGCTTTAGTAATTGGAATGAGTACAAATCAAAATCATTAACAACGAACAATTGGAGGGCAAGTCTGGTGCCAGCAGCCGCGGTAATACCAGCTCCAATAGTGTATGCTAATGTTGTTGCAGTTAAAAGGCTCGTAGTCAAGTTTTGATTGCGCTGCACCCAGGGCATTACCTTTTGGTGTGGCTTGGTGTGCAGCAATCATTCTTCCGGAAAGCTATTCTCTCCTTCACTGGGTGGTTGTGTGGACCGGTTCTTTTACTGTGAGACAATCAGAGTGTTTCAAGCAGGCATTATGCCTGAATGTTTCAGCATGGAATAATAAGATAAGATTTTGGTTTTATTTTGTTGACTATGTAAATCAAAGTAATGACTAATAGAGATAATTGGGGGTGTTAGAATTTAGTGGTCAGCGGTGAAATGCGTAGACCCATTAAAGACTAACTTATGCGAAAGCATTCACCAAGGATATCTTCTTTGATCAAGAACGAAAGTTGGGGGATGAAAGTGTACCGTGATCGGGCTTGACAATTGCAATTATTTGTCACAAACGAGGAATTCCTAGTAAGCACAGTTCATTAACTTGTACTGATTACGTCCCTGCCCTTTGTACACACCGCCCGTCGCTCCTACCGATTGAATGATCTGGTGAAGGCTCCTGAGTTATGATTCTTGTATTCTTCGGGGTACTTTTATCAATTTCAAAGTTGTCTTAGCCATATCATTTAGAGGAAGGAA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GTTATATGCTTGTCTAAAAGATTAAGCCATGCAAGTCTAAGTATAAGCATTATACGGTGAAACTGCAGATAGCTCATTATAACAGTTATAATTTACTCGGTGATAAGAAGCTACATGGATATCTGTAGTAATTCTAGAGCTAATACATGTCCAATGTTCCAACTTGTTGGGACGGGCTTATTAGATTCCCTTGTCAACCTGAGCAATCAGTTAACGGCAAGTCATAATAATCTCTATATCGCATGCTTCACGGCGGCGAATCACCGATCAAATTTCTGCCCTATCAGCTTGTAGGATGTGTAGTGGACACCCTAGGCAAATACGGGTAACGGGGGATTGGGGTCCGATTCCGGAGAGGGAGCCTGAGAAACGGCTACCACTTCTAAGGAAGGCAGCAGGCGCGTAAATTACCCAATCTCGACTCGAGGAGGTAGTGACAAGAAATAACAATACTGAGGTCAGTTTGGCTTTAGTAATTGGAATGAGTACAAATCAAAATCATTAACAACGAACAATTGGAGGGCAAGTCTGGTGCCAGCAGCCGCGGTAATACCAGCTCCAATAGTGTATGCTAATGTTGTTGCAGTTAAAAGGCTCGTAGTCAAGTTTTGATTGCGCTGCACCCAGGGCATTACCTTTTGGTGTGGCTTGGTGTGCAGCAATCATTCTTCCGGAAAGCTATTCTCTCCTTCACTGGGTGGTTGTGTGGACCGGTTCTTTTACTGTGAGACAATCAGAGTGTTTCAAGCAGGCATTATGCCTGAATGTTTCAGCATGGAATAATAAGATAAGATTTTGGTTTTATTTTGTTGACTATGTAAATCAAAGTAATGACTAATAGAGATAATTGGGGGTGTTAGAATTTAGTGGTCAGCGGTGAAATGCGTAGACCCATTAAAGACTAACTTATGCGAAAGCATTCACCAAGGATATCTTCTTTGATCAAGAACGAAAGTTGGGGGATGAAAGTGTACCGTGATCGGGCTTGACAATTGCAATTATTTGTCACAAACGAGGAATTCCTAGTAAGCACAGTTCATTAACTTGTACTGATTACGTCCCTGCCCTTTGTACACACCGCCCGTCGCTCCTACCGATTGAATGATCTGGTGAAGGCTCCTGAGTTATGATTCTTGTATTCTTCGGGGTACTTTTATCAATTTCAAAGTTGTCTTAGCCATATCATTTAGAGGAAGGAA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TTATATACTTAAATTAAAGATTAAGCCATGCAAATGTCAGACCGAATTTTTTTTAATCTGTTGAAGGCTCATTACAATAGTTATGTACTTGTTGCTTGCCCAGTTCGCTGTGAAGGATAACGCAGCCAACAGCAGCGATAATACTTGACTACCGACGCATGCAAATGCAGGGGTGAAAGCGGTTGGTGACGCTCCGCTTTTACCACCGGGAGGAAACTAGTTCTCACGGGGACTAGGAGTACACTCGGCTGCCGACCAACTCAGGGAGCGAGGTCTTTTCTTAGTAATGTTTGAAGAGACCGAGTTTTTAGAGAGGGCCAAGTTTGTGTGTTTCTTATCTATCAGTTTCTGTTGTTTAGGCAAGGCCCAAACATGGCAGTCACGGATACGGAGAATTAGAGTTCGACTCCGGAGAGGGCGCTGTAAGAATGGCGACTACGTCTAAGGATGGCAGCAGGCGCGCAAATTGTCCAATATTAACACAGTGAGACAGTGACGATTAGTAACGACCTTGGGCTTTTGCCGAAGGGTATCTCACGATTTGTAATGGTTGTAAGTCAAATTTCTACAAGAGTAACGATTGGAGGAAAAGTCTGGTGCCAGCACCCGCGGTAATTCCAGCTCCAATAGCGTATTCTAAAATTGTTGCAATTAAAACGCTCGTAGTTAGCCCAGATGGATCTTGTACGGTTGCGGTACTCTAACATGGCGCGGTACAGGGGCATTTCTCTGCCACCGCGTCAGGCCTCACGGTCCTCGTGTTAGTTTATCCCCGGGTTTTCAACCGACCCTCGGTAACGGTTCACTGTTGCCTTGGAATGGGCGAGAATGCTTCTGTATCAGGGTTCGTCAGTAGTAAACAACTGTGAGTAAATCAAAGTGACCAAAGCAAGCTTACCTGCAGCAATGCGGGGATGCGTGGATGTTTTAGCATGGTATTGTCTGAACAAGTCAGATGGGAAATAGGCGGAAGGCTCAGGTATTGTATTGCTAGAGGTGAAATTCAGAGATCAATACAAGACTCACTAACGCGAAGGCAGTTAGGCCCACTACATTTCTGTCAATCAGGAACGAAAGTTGGGGGATCGAAGGTGATTAGATACCACCGTAGTCCTAACCGTAAACTATACCGACAGGGGATTGGATGATGATACCTTTCTCCAGATCCTTTCAGAACCTAAGGGAAACCGAAAGTCTTTAGGTTTTGGGGGGAGTATGGTCGCAAGACTGAAACTTAAAAGAATTGACGGAAGAACACACCAGAAGTGGAGTTTGCGGCTTAATTCGACTCAACACGGGAAAACTCACCAAGACAGGATAGCGAGCAGGATTGACAGGTTAAAGTCCTTTCATGATTTCTTATATGGTGGTGCATGGCCGTTCTTAGTACGTGGATTGATTCGTCTGGTTAATTCCGATAACGTACGAGACCTTAACTATTAATTAGGCAGTCGTTGGGCAACCTAATGTTTCTTCGAAACCGACTAGCGCAAGCATGCTTCTTAATGGGACTACGTCACGTTGTATATATTAGTACGGGGAAGTTTAAGGCAATAACAGGTCTGGGATGCCCTTAGATGTCTTGGGCAGCACGCGTATTACAATGTTAGTTTAAGCGAGATACGACAGGGAATTCATTCCAGGTCGCCGAGTCTCTGGGAAACCATCAAAACGACAAGGGAATCTTGGGAATTACTAATGTGACTGGGATTGATGGTTGGAATATCGTCATGAACGAGGAATTTCTAGTAAGTGCAGATCACTAATCTGTACTGATTACGTCCCTGTTCTTTGTACACACCGCCCGTCGCTCCTACCAATGGAATGGAGAGATGAAAGAGAGGGACAGACGTTATGGCAACATGACGGATAGCTGGAATTTGATTAAATCTTTCTGTTTGTAGGAAGGAGAAGTCGTAACAAGGTTAT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TTATATACTTAAATTAAAGATTAAGCCATGCAAATGTCAGACCGAATTTTTTTTAATCTGTTGAAGGCTCATTACAATAGTTATGTACTTGTTGCTTGCCCAGTTCGCTGTGAAGGATAACGCAGCCAACAGCAGCGATAATACTTGACTACCGACGCATGCAAATGCAGGGGTGAAAGCGGTTGGTGACGCTCCGCTTTTACCACCGGGAGGAAACTAGTTCTCACGGGGACTAGGAGTACACTCGGCTGCCGACCAACTCAGGGAGCGAGGTCTTTTCTTAGTAATGTTTGAAGAGACCGAGTTTTTAGAGAGGGCCAAGTTTGTGTGTTTCTTATCTATCAGTTTCTGTTGTTTAGGCAAGGCCCAAACATGGCAGTCACGGATACGGAGAATTAGAGTTCGACTCCGGAGAGGGCGCTGTAAGAATGGCGACTACGTCTAAGGATGGCAGCAGGCGCGCAAATTGTCCAATATTAACACAGTGAGACAGTGACGATTAGTAACGACCTTGGGCTTTTGCCGAAGGGTATCTCACGATTTGTAATGGTTGTAAGTCAAATTTCTACAAGAGTAACGATTGGAGGAAAAGTCTGGTGCCAGCACCCGCGGTAATTCCAGCTCCAATAGCGTATTCTAAAATTGTTGCAATTAAAACGCTCGTAGTTAGCCCAGATGGATCTTGTACGGTTGCGGTACTCTAACATGGCGCGGTACAGGGGCATTTCTCTGCCACCGCGTCAGGCCTCACGGTCCTCGTGTTAGTTTATCCCCGGGTTTTCAACCGACCCTCGGTAACGGTTCACTGTTGCCTTGGAATGGGCGAGAATGCTTCTGTATCAGGGTTCGTCAGTAGTAAACAACTGTGAGTAAATCAAAGTGACCAAAGCAAGCTTACCTGCAGCAATGCGGGGATGCGTGGATGTTTTAGCATGGTATTGTCTGAACAAGTCAGATGGGAAATAGGCGGAAGGCTCAGGTATTGTATTGCTAGAGGTGAAATTCAGAGATCAATACAAGACTCACTAACGCGAAGGCAGTTAGGCCCACTACATTTCTGTCAATCAGGAACGAAAGTTGGGGGATCGAAGGTGATTAGATACCACCGTAGTCCTAACCGTAAACTATACCGACAGGGGATTGGATGATGATACCTTTCTCCAGATCCTTTCAGAACCTAAGGGAAACCGAAAGTCTTTAGGTTTTGGGGGGAGTATGGTCGCAAGACTGAAACTTAAAAGAATTGACGGAAGAACACACCAGAAGTGGAGTTTGCGGCTTAATTCGACTCAACACGGGAAAACTCACCAAGACAGGATAGCGAGCAGGATTGACAGGTTAAAGTCCTTTCATGATTTCTTATATGGTGGTGCATGGCCGTTCTTAGTACGTGGATTGATTCGTCTGGTTAATTCCGATAACGTACGAGACCTTAACTATTAATTAGGCAGTCGTTGGGCAACCTAATGTTTCTTCGAAACCGACTAGCGCAAGCATGCTTCTTAATGGGACTACGTCACGTTGTATATATTAGTACGGGGAAGTTTAAGGCAATAACAGGTCTGGGATGCCCTTAGATGTCTTGGGCAGCACGCGTATTACAATGTTAGTTTAAGCGAGATACGACAGGGAATTCATTCCAGGTCGCCGAGTCTCTGGGAAACCATCAAAACGACAAGGGAATCTTGGGAATTACTAATGTGACTGGGATTGATGGTTGGAATATCGTCATGAACGAGGAATTTCTAGTAAGTGCAGATCACTAATCTGTACTGATTACGTCCCTGTTCTTTGTACACACCGCCCGTCGCTCCTACCAATGGAATGGAGAGATGAAAGAGAGGGACAGACGTTATGGCAACATGACGGATAGCTGGAATTTGATTAAATCTTTCTGTTTGTAGGAAGGAGAAGTCGTAACAAGGTTAT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GTCATATGCTTGCCTCAAAGATTAAGCCATGCATGTCTAAGTATAAGTAGTATACTGCGAAACTGCGTACAGCTCCTTATCTCAGTTAGGATGTCTTGGAGGGTCGTATTTCTGATACACACTATGGGTAGCCGTAGTAATTCTAGAGCTAATACATGCTTGATACTTGTTGTCAGTGTGTGGATTAGATCCTGTCAGCCTCGTTTACGTGTTGCTGAGTCCTAGTCCCTGTGCGTACGACCGTTGTTTGGACGGTCGAATCTCCTTCCACTTTCTGCCCTATCAGCTTTCGACGGTCGTGTCGTGGACCCCCGTGGCCTTGACGGGTGACGGAGAATCAGGGTTCGATTCCGGAGAGGGAGCCTGAGAGACGGCTACCACATCCAAGGAAGGCAGCAGGCGCGCAAATTACCCACTCCTGACCCAGGGAGGTAGTGACAAGAACGAACAAGGCTGGGCTCCTCGGAGTCGGGCCATTGGAATGAGTGTGGCTTACATCTCCACACCAGGATCGATTGGAGGGAAAGTCTGGTGCCAGCAGCCGCGGTAATTCCAGCTCCAAGAGCGTATATGCAAGTTGCTGCAGTTGAAAAGCTCGTAGTTGGATTTCGGGTTTGTTGTGTAGTGCGGACCGCCAGGGTCTCCCTGTGCTGTGTTCCGTCTACATCTGCCCTCCGAGCTCCATATCTCGTGTATGGGCTCTTGTTACTTTGAACAAGTTCGAGTGTTTCAAGCAGGCGGTTTCGGCCTGTAGAGCTTAGCATGGAATAATGAGAACAGACTAGGGTCGCTCTGGGTTGACGCCGACTCTGGTAAGGCTGGAGAGGGATAGTTGGGGGTGCTAGGATTCAGCGTGGAGAGGTGAAATTCTCGGATCCGCTGAAGACTCACTAGTGCGAACGCATTCACCCAGGATGTCCTCTTTAATCAAGAACGAAAGTTGGGGGATCGAAGACGATCAGATACCGTCGTAGTCTCAACCCTAAACGATGCCGACTAGGGATGTGTGGGTGTCCGTATTCCATTGGACCCCATGCGAACCTTCTGAGAAATCAAAGTCCACGGGTTCCGGGGGGAGTATGGTCGCAAGGCTGAAACTTAAAGGAATTGACGGAAGGGCACCACCAGGAGTGGAGCCTGCGGCTTAATTTGACTCAACACGGGGAAACTTACCAGGTCCAGACTCTATGAGGATTGACAGATGGAAGATCTTTCTTGATCTGGAGGGTGGTGGTGCATGGCCGTTCTTAGTTGGTGGAGTGATTTGTCTGGTTAATTCCGTTAACGAACGAGACCTCGTGCTGGTGGTTGCATCGATCTATCATTGATATATCTATGGTTCCACCGCGACACTCGGTGGGGAGCCGAGGGAAGATCGAGGCAATAACAGGTCTGTGATGCCCTTCGATGTTCTGGGCCGCACGCGCGCTACACTGCTTCGTGCACCGGGCTTGCCCCTGGGTCGAACGATCCGGGCCATCGGGAAGACGAAGCGTGATGGGGATTGAGGATTGCTATTCTTCCTCATGAACGAGGAATTCCTAGTACACGCAAGTCAGCAACTTGCATGGATTACGTCCCTGCCCTTTGTACACACCGCCCGTCGCTACTACCGATGGAATGGATTAGTGAGCTGTGGGGAGGAGTCGCACTCGTGCGACCCCGAACCACATCAAACTTGCTCATTTAGAGGAAGTAAAAGTCGTAACAAGGTC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GTCATATGCTTGCCTCAAAGATTAAGCCATGCATGTCTAAGTATAAGTAGTATACTGCGAAACTGCGTACAGCTCCTTATCTCAGTTAGGATGTCTTGGAGGGTCGTATTTCTGATACACACTATGGGTAGCCGTAGTAATTCTAGAGCTAATACATGCTTGATACTTGTTGTCAGTGTGTGGATTAGATCCTGTCAGCCTCGTTTACGTGTTGCTGAGTCCTAGTCCCTGTGCGTACGACCGTTGTTTGGACGGTCGAATCTCCTTCCACTTTCTGCCCTATCAGCTTTCGACGGTCGTGTCGTGGACCCCCGTGGCCTTGACGGGTGACGGAGAATCAGGGTTCGATTCCGGAGAGGGAGCCTGAGAGACGGCTACCACATCCAAGGAAGGCAGCAGGCGCGCAAATTACCCACTCCTGACCCAGGGAGGTAGTGACAAGAACGAACAAGGCTGGGCTCCTCGGAGTCGGGCCATTGGAATGAGTGTGGCTTACATCTCCACACCAGGATCGATTGGAGGGAAAGTCTGGTGCCAGCAGCCGCGGTAATTCCAGCTCCAAGAGCGTATATGCAAGTTGCTGCAGTTGAAAAGCTCGTAGTTGGATTTCGGGTTTGTTGTGTAGTGCGGACCGCCAGGGTCTCCCTGTGCTGTGTTCCGTCTACATCTGCCCTCCGAGCTCCATATCTCGTGTATGGGCTCTTGTTACTTTGAACAAGTTCGAGTGTTTCAAGCAGGCGGTTTCGGCCTGTAGAGCTTAGCATGGAATAATGAGAACAGACTAGGGTCGCTCTGGGTTGACGCCGACTCTGGTAAGGCTGGAGAGGGATAGTTGGGGGTGCTAGGATTCAGCGTGGAGAGGTGAAATTCTCGGATCCGCTGAAGACTCACTAGTGCGAACGCATTCACCCAGGATGTCCTCTTTAATCAAGAACGAAAGTTGGGGGATCGAAGACGATCAGATACCGTCGTAGTCTCAACCCTAAACGATGCCGACTAGGGATGTGTGGGTGTCCGTATTCCATTGGACCCCATGCGAACCTTCTGAGAAATCAAAGTCCACGGGTTCCGGGGGGAGTATGGTCGCAAGGCTGAAACTTAAAGGAATTGACGGAAGGGCACCACCAGGAGTGGAGCCTGCGGCTTAATTTGACTCAACACGGGGAAACTTACCAGGTCCAGACTCTATGAGGATTGACAGATGGAAGATCTTTCTTGATCTGGAGGGTGGTGGTGCATGGCCGTTCTTAGTTGGTGGAGTGATTTGTCTGGTTAATTCCGTTAACGAACGAGACCTCGTGCTGGTGGTTGCATCGATCTATCATTGATATATCTATGGTTCCACCGCGACACTCGGTGGGGAGCCGAGGGAAGATCGAGGCAATAACAGGTCTGTGATGCCCTTCGATGTTCTGGGCCGCACGCGCGCTACACTGCTTCGTGCACCGGGCTTGCCCCTGGGTCGAACGATCCGGGCCATCGGGAAGACGAAGCGTGATGGGGATTGAGGATTGCTATTCTTCCTCATGAACGAGGAATTCCTAGTACACGCAAGTCAGCAACTTGCATGGATTACGTCCCTGCCCTTTGTACACACCGCCCGTCGCTACTACCGATGGAATGGATTAGTGAGCTGTGGGGAGGAGTCGCACTCGTGCGACCCCGAACCACATCAAACTTGCTCATTTAGAGGAAGTAAAAGTCGTAACAAGGTC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ATATGCTTGTTTAAAAGATTAAGCCATGCAAATATGAGAAGACGAATTTATTTTCGAATTCTGTGGATGGCTTTGTAAAAATGCGGTAACGAAAGCGAGAGGAAAAAATCAGGGGATAACGACGTGAAAAATGTCGATAATACCAGAAGCGATTTAAGAACACTATGAGGAATCATTGTTCTTACAAAAGGGTTTTAACAAAGACCCGCTCTTTGCATCGGCCGTATATCTATTAGAGTAGAAGGATGTGTATTGAACATTCTTGCTGTTGATGGATACGGAGAATTAGGGTTCGATTCCGGAGAGGGAGCATGAGAAATGGCTACTACATCTAAGGGTGGCAGCAGGCGCGAAAATTGCCCAATACAGACTCTGTGAGGCAGTGACAAAACATAACAATGACGTGGTTGATAAAACTATGTCAATTGGAATGAGAACGATTGAAAAGATTTAACGAGAAACAAGAAGAGGGCAAGTCTGGTGCCAGCAGCCGCGGTAATACCAGCTCTTCTAGCATATATTAAAGTTGCTGCAGTTAAAACGCTCGTAGTTTGAATTATTTCGGTTGCCGGCGGCTGGAAAATTTAATTTTTCAAGTCGTCGGTGGCTGAATTAAAGTTGGGGTGGAGCTGATTAATTTCTCTTCATCCAGATAACCTTGAAAAAATATTGTCGCTCAAAAAAGGACGGAATGTCTATTGAGATTTCAGCATGGGATTATGGAAAAAGGGGAGTTGGTTCAAGAGGGGGTAAAAGCCTGATTGGCCTTCTTCCAATGGTTAATGAGGACGATGCGTGGGAGTTCATATTAAATTGTCAGAGGTGAAATTCTTGGATTAATTTAAGATGAACATCAGCGAAGGCGTTCTTCAAGTGCGTGCCTGTCGATCAAGAACGAAAGTTGGGGGATCGAAGACGATCAGATACCGTCGTAGTCTCAACCTTAAACTATGCCGACTATGAATAGGATATCGTTTTAAGAAGTGTGTAAAAGCATTTCTGATGACTTCTCCTGCGCATTAAAAGAAATTAAGAGTTTTTGGGTTCCGGGGGGAGTATAGTCGCAAGGCCGAAACTTAAAGGAATTGACGGAAGGGCACCACCAGGTGTGGAGCCTGCGGCTTAATTTGACTCAACACGGGGAAACTTACCAGGTCCAGACAGCGTGAGGATTGACAGATTGATAGCTCTTTCATGATTCGTTGGGTGGTGGTGCATGGCCGTTCTTAGTTGGTGGTGTGAGTTGTCTGGTTGATTCCGTTAACGAACGAGACCTTTGTTGTATAATACGAGGCGCTAGTTTTTGCGTAAAGGGTGGTGGTTCCTTCTCGAGATACGAGCAATCGCCTTGGGAAAAGAGTCGCCACTTGCATAGCTAGCGTCAGTTTCGTTCTATACAAGACAAATACAGAAAATGTATTGGAAGTTATAGGCAAAAACAGGTCTGTGATGCCCTTCGATGTTCTGGGCTGCACGCGCGCTACAATGACAATGTCAGCGAGTTTTCTAGCTTGGGCGAAAGCTCTGGCAAATCTTCGAAACGTTGTCGTACTATGGATTGTTGATTGCAACTATTCGACATAAAACAGGAATACCTAGGTTTGTTACTTATGCTCTTAGAAGTTTTTCCCTTTCTACTTTTAGAACTCGGTGGTCTGACATTTTTGTTTTACAGTAGACGTGCTTCATCAGAGTACGTCGATTACGTCCCTGCCCTTTGGTGAGTAAACCTTCCCTTTATTTGATATGCCGTTGAAATTTCTTAACGAAATCTCCCCAGTACACACCGCCCGTCGCTCCTACCGATTGGAACATACGGTGAAAATCTCGGAGAAGGCAGTTCTTGCTACAGAGTTCGCTTTGTAGCTCCTGTCGTCAAAGTTATTTAAATCTCATGTTTTAGAGGAAGGAGAAGTCGTAACAAGGTTTCC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ATATGCTTGTTTAAAAGATTAAGCCATGCAAATATGAGAAGACGAATTTATTTTCGAATTCTGTGGATGGCTTTGTAAAAATGCGGTAACGAAAGCGAGAGGAAAAAATCAGGGGATAACGACGTGAAAAATGTCGATAATACCAGAAGCGATTTAAGAACACTATGAGGAATCATTGTTCTTACAAAAGGGTTTTAACAAAGACCCGCTCTTTGCATCGGCCGTATATCTATTAGAGTAGAAGGATGTGTATTGAACATTCTTGCTGTTGATGGATACGGAGAATTAGGGTTCGATTCCGGAGAGGGAGCATGAGAAATGGCTACTACATCTAAGGGTGGCAGCAGGCGCGAAAATTGCCCAATACAGACTCTGTGAGGCAGTGACAAAACATAACAATGACGTGGTTGATAAAACTATGTCAATTGGAATGAGAACGATTGAAAAGATTTAACGAGAAACAAGAAGAGGGCAAGTCTGGTGCCAGCAGCCGCGGTAATACCAGCTCTTCTAGCATATATTAAAGTTGCTGCAGTTAAAACGCTCGTAGTTTGAATTATTTCGGTTGCCGGCGGCTGGAAAATTTAATTTTTCAAGTCGTCGGTGGCTGAATTAAAGTTGGGGTGGAGCTGATTAATTTCTCTTCATCCAGATAACCTTGAAAAAATATTGTCGCTCAAAAAAGGACGGAATGTCTATTGAGATTTCAGCATGGGATTATGGAAAAAGGGGAGTTGGTTCAAGAGGGGGTAAAAGCCTGATTGGCCTTCTTCCAATGGTTAATGAGGACGATGCGTGGGAGTTCATATTAAATTGTCAGAGGTGAAATTCTTGGATTAATTTAAGATGAACATCAGCGAAGGCGTTCTTCAAGTGCGTGCCTGTCGATCAAGAACGAAAGTTGGGGGATCGAAGACGATCAGATACCGTCGTAGTCTCAACCTTAAACTATGCCGACTATGAATAGGATATCGTTTTAAGAAGTGTGTAAAAGCATTTCTGATGACTTCTCCTGCGCATTAAAAGAAATTAAGAGTTTTTGGGTTCCGGGGGGAGTATAGTCGCAAGGCCGAAACTTAAAGGAATTGACGGAAGGGCACCACCAGGTGTGGAGCCTGCGGCTTAATTTGACTCAACACGGGGAAACTTACCAGGTCCAGACAGCGTGAGGATTGACAGATTGATAGCTCTTTCATGATTCGTTGGGTGGTGGTGCATGGCCGTTCTTAGTTGGTGGTGTGAGTTGTCTGGTTGATTCCGTTAACGAACGAGACCTTTGTTGTATAATACGAGGCGCTAGTTTTTGCGTAAAGGGTGGTGGTTCCTTCTCGAGATACGAGCAATCGCCTTGGGAAAAGAGTCGCCACTTGCATAGCTAGCGTCAGTTTCGTTCTATACAAGACAAATACAGAAAATGTATTGGAAGTTATAGGCAAAAACAGGTCTGTGATGCCCTTCGATGTTCTGGGCTGCACGCGCGCTACAATGACAATGTCAGCGAGTTTTCTAGCTTGGGCGAAAGCTCTGGCAAATCTTCGAAACGTTGTCGTACTATGGATTGTTGATTGCAACTATTCGACATAAAACAGGAATACCTAGGTTTGTTACTTATGCTCTTAGAAGTTTTTCCCTTTCTACTTTTAGAACTCGGTGGTCTGACATTTTTGTTTTACAGTAGACGTGCTTCATCAGAGTACGTCGATTACGTCCCTGCCCTTTGGTGAGTAAACCTTCCCTTTATTTGATATGCCGTTGAAATTTCTTAACGAAATCTCCCCAGTACACACCGCCCGTCGCTCCTACCGATTGGAACATACGGTGAAAATCTCGGAGAAGGCAGTTCTTGCTACAGAGTTCGCTTTGTAGCTCCTGTCGTCAAAGTTATTTAAATCTCATGTTTTAGAGGAAGGAGAAGTCGTAACAAGGTTTCC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TATATGCTTGTTTAAAAGATTAAGCCATGCAAATATGAGAAGACGAATTTATTTTCGAATTCTGTGGATGGCTTTGTAAAAATGCGGTAACGAAAGCGAGAGGAAAAAATCAGGGGATAACGACGTGAAAAATGTCGATAATACCAGAAGCGATTTAAGAACACTATGAGGAATCATTGTTCTTACAAAAGGGTTTTAACAAAGACCCGCTCTTTGCATCGGCCGTATATCTATTAGAGTAGAAGGATGTGTATTGAACATTCTTGCTGTTGATGGATACGGAGAATTAGGGTTCGATTCCGGAGAGGGAGCATGAGAAATGGCTACTACATCTAAGGGTGGCAGCAGGCGCGAAAATTGCCCAATACAGACTCTGTGAGGCAGTGACAAAACATAACAATGACGTGGTTGATAAAACTATGTCAATTGGAATGAGAACGATTGAAAAGATTTAACGAGAAACAAGAAGAGGGTAAATAATTGTTGCTACGGTTGTAAAGAAGCAAAGAACTAACATTTTTCTCATTTAGGCAAGTCTGGTGCCAGCAGCCGCGGTAATACCAGCTCTTCTAGCATATATTAAAGTTGCTGCAGTTAAAACGCTCGTAGTTTGAATTATTTCGGTTGCCGGCGGCTGGAAAATTTAATTTTTCAAGTCGTCGGCGGCTGAATTAAAGTTGGGGTGGAGCTGATTAATTTCTCTTCATCCAGATAACCTTGAAAAAATATTGTCGCTCAAAAAAGGACGGAATGTCTATTGAGATTTCAGCATGGGATTATGGAAAAAGGGGAGTTGGTTCAAGAGGGGGTAAAAGCCTGATTGGCCTTCTTCCAATGGTTAATGAGGACGATGCGTGGGAGTTCATATTAAATTGTCAGAGGTGAAATTCTTGGATTAATTTAAGATGAACATCAGCGAAGGCGTTCTTCAAGTGCGTGCCTGTCGATCAAGAACGAAAGTTGGGGGATCGAAGACGATCAGATACCGTCGTAGTCTCAACCTTAAACTATGCCGACTATGAATAGGATATCGTTTTAAGAAGTGTGTAAAAAGCATTTCTGATGACTTCTCCTGCGCATTAAAAGAAATTAAGAGTTTTTGGGTTCCGGGGGGAGTATAGTCGCAAGGCCGAAACTTAAAGGAATTGACGGAAGGGCACCACCAGGTGTGGAGCCTGCGGCTTAATTTGACTCAACACGGGGAAACTTACCAGGTCCAGACAGCGTGAGGATTGACAGATTGATAGCTCTTTCATGATTCGTTGGGTGGTGGTGCATGGCCGTTCTTAGTTGGTGGTGTGAGTTGTCTGGTTGATTCCGTTAACGAACGAGACCTTTGTTGTATAATACGAGGCGCTAGTTTTTGCGCAAAGGGTGGTGGTTCCTTCTCGAGATACGAGCAATCGCCTTGGGAAAAGAGCCATCACTTGCATAGCTAGCGTCAGTTTCGTTCTATACAAGACAAATACAGAAAATGTATTGGAAGTTATAGGCAAAAACAGGTCTGTGATGCCCTTCGATGTTCTGGGCTGCACGCGCGCTACAATGACAATGTCAGCGAGTTTTTTAGCTTGGGCGAAAGCTCTGGCAAATCTTCGAAACGTTGTCGTACTATGGATTGTTGATTGCAACTATTCGACATAAAACAGGAATACCTAGTAGACGTGCTTCATCAGAGTACGTCGATTACGTCCCTGCCCTTTGTACACACCGCCCGTCGCTCCTACCGATTGGAACATACGGTGAAAATCTCGGAGAAGGCAGTTCTTGCTACAGAGTTCGCTTTGTAGCTCCTGTCGTCAAAGTTATTTAAATCTCATGTTTTAGAGGAAGGAGAAGTCGTAACAAGGTTTCCGTAGGTATGTAGCTCGCGTTTGTCTTTCTTTTTTCACTTCTGACGTTTTTTTGTTT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ATATATGCTTGTTTAAAAGATTAAGCCATGCAAATATGAGAAGACGAATTTATTTTCGAATTCTGTGGATGGCTTTGTAAAAATGCGGTAACGAAAGCGAGAGGAAAAAATCAGGGGATAACGACGTGAAAAATGTCGATAATACCAGAAGCGATTTAAGAACACTATGAGGAATCATTGTTCTTACAAAAGGGTTTTAACAAAGACCCGCTCTTTGCATCGGCCGTATATCTATTAGAGTAGAAGGATGTGTATTGAACATTCTTGCTGTTGATGGATACGGAGAATTAGGGTTCGATTCCGGAGAGGGAGCATGAGAAATGGCTACTACATCTAAGGGTGGCAGCAGGCGCGAAAATTGCCCAATACAGACTCTGTGAGGCAGTGACAAAACATAACAATGACGTGGTTGATAAAACTATGTCAATTGGAATGAGAACGATTGAAAAGATTTAACGAGAAACAAGAAGAGGGTAAATAATTGTTGCTACGGTTGTAAAGAAGCAAAGAACTAACATTTTTCTCATTTAGGCAAGTCTGGTGCCAGCAGCCGCGGTAATACCAGCTCTTCTAGCATATATTAAAGTTGCTGCAGTTAAAACGCTCGTAGTTTGAATTATTTCGGTTGCCGGCGGCTGGAAAATTTAATTTTTCAAGTCGTCGGCGGCTGAATTAAAGTTGGGGTGGAGCTGATTAATTTCTCTTCATCCAGATAACCTTGAAAAAATATTGTCGCTCAAAAAAGGACGGAATGTCTATTGAGATTTCAGCATGGGATTATGGAAAAAGGGGAGTTGGTTCAAGAGGGGGTAAAAGCCTGATTGGCCTTCTTCCAATGGTTAATGAGGACGATGCGTGGGAGTTCATATTAAATTGTCAGAGGTGAAATTCTTGGATTAATTTAAGATGAACATCAGCGAAGGCGTTCTTCAAGTGCGTGCCTGTCGATCAAGAACGAAAGTTGGGGGATCGAAGACGATCAGATACCGTCGTAGTCTCAACCTTAAACTATGCCGACTATGAATAGGATATCGTTTTAAGAAGTGTGTAAAAAGCATTTCTGATGACTTCTCCTGCGCATTAAAAGAAATTAAGAGTTTTTGGGTTCCGGGGGGAGTATAGTCGCAAGGCCGAAACTTAAAGGAATTGACGGAAGGGCACCACCAGGTGTGGAGCCTGCGGCTTAATTTGACTCAACACGGGGAAACTTACCAGGTCCAGACAGCGTGAGGATTGACAGATTGATAGCTCTTTCATGATTCGTTGGGTGGTGGTGCATGGCCGTTCTTAGTTGGTGGTGTGAGTTGTCTGGTTGATTCCGTTAACGAACGAGACCTTTGTTGTATAATACGAGGCGCTAGTTTTTGCGCAAAGGGTGGTGGTTCCTTCTCGAGATACGAGCAATCGCCTTGGGAAAAGAGCCATCACTTGCATAGCTAGCGTCAGTTTCGTTCTATACAAGACAAATACAGAAAATGTATTGGAAGTTATAGGCAAAAACAGGTCTGTGATGCCCTTCGATGTTCTGGGCTGCACGCGCGCTACAATGACAATGTCAGCGAGTTTTTTAGCTTGGGCGAAAGCTCTGGCAAATCTTCGAAACGTTGTCGTACTATGGATTGTTGATTGCAACTATTCGACATAAAACAGGAATACCTAGTAGACGTGCTTCATCAGAGTACGTCGATTACGTCCCTGCCCTTTGTACACACCGCCCGTCGCTCCTACCGATTGGAACATACGGTGAAAATCTCGGAGAAGGCAGTTCTTGCTACAGAGTTCGCTTTGTAGCTCCTGTCGTCAAAGTTATTTAAATCTCATGTTTTAGAGGAAGGAGAAGTCGTAACAAGGTTTCCGTAGGTATGTAGCTCGCGTTTGTCTTTCTTTTTTCACTTCTGACGTTTTTTTGTT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</table:table>
      <table:table table:name="abondances" table:style-name="ta1"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EP05</text:p>
          </table:table-cell>
          <table:table-cell office:value-type="string" calcext:value-type="string">
            <text:p>EP68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6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8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9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4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56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6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55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6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4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78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9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02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7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42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6.0</text:p>
          </table:table-cell>
          <table:table-cell office:value-type="string" calcext:value-type="string">
            <text:p>117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5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0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9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18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07.0</text:p>
          </table:table-cell>
          <table:table-cell office:value-type="string" calcext:value-type="string">
            <text:p>123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6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8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4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13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3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6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6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46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2.0</text:p>
          </table:table-cell>
          <table:table-cell office:value-type="string" calcext:value-type="string">
            <text:p>472.0</text:p>
          </table:table-cell>
          <table:table-cell office:value-type="string" calcext:value-type="string">
            <text:p>46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0.0</text:p>
          </table:table-cell>
          <table:table-cell office:value-type="string" calcext:value-type="string">
            <text:p>638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7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91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2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6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8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4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6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64.0</text:p>
          </table:table-cell>
          <table:table-cell office:value-type="string" calcext:value-type="string">
            <text:p>5380.0</text:p>
          </table:table-cell>
          <table:table-cell office:value-type="string" calcext:value-type="string">
            <text:p>309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2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7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8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5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6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7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</table:table>
      <table:table table:name="tax" table:style-name="ta1">
        <table:table-column table:style-name="co7" table:default-cell-style-name="Default"/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</text:p>
          </table:table-cell>
        </table:table-row>
        <table:table-row table:style-name="ro1">
          <table:table-cell office:value-type="string" calcext:value-type="string">
            <text:p>d__Eukaryota; p__Amoebozoa; c__Amoebozoa; o__Amoebozoa; f__Amoebozoa; g__Mycamoeba</text:p>
          </table:table-cell>
        </table:table-row>
        <table:table-row table:style-name="ro1">
          <table:table-cell office:value-type="string" calcext:value-type="string">
            <text:p>d__Eukaryota; p__Amoebozoa; c__Amoebozoa; o__Amoebozoa; f__Amoebozoa; g__Mycamoeba</text:p>
          </table:table-cell>
        </table:table-row>
        <table:table-row table:style-name="ro1">
          <table:table-cell office:value-type="string" calcext:value-type="string">
            <text:p>d__Eukaryota; p__Amoebozoa; c__Discosea; o__Dactylopodida; f__Dactylopodida; g__Angulamoeba</text:p>
          </table:table-cell>
        </table:table-row>
        <table:table-row table:style-name="ro1">
          <table:table-cell office:value-type="string" calcext:value-type="string">
            <text:p>d__Eukaryota; p__Amoebozoa; c__Discosea; o__Dactylopodida; f__Dactylopodida; g__Angulamoeba</text:p>
          </table:table-cell>
        </table:table-row>
        <table:table-row table:style-name="ro1">
          <table:table-cell office:value-type="string" calcext:value-type="string">
            <text:p>d__Eukaryota; p__Amoebozoa; c__Discosea; o__Dactylopodida; f__Dactylopodida; g__Angulamoeba</text:p>
          </table:table-cell>
        </table:table-row>
        <table:table-row table:style-name="ro1">
          <table:table-cell office:value-type="string" calcext:value-type="string">
            <text:p>d__Eukaryota; p__Amoebozoa; c__Discosea; o__Dactylopodida; f__Dactylopodida; g__Angulamoeba</text:p>
          </table:table-cell>
        </table:table-row>
        <table:table-row table:style-name="ro1">
          <table:table-cell office:value-type="string" calcext:value-type="string">
            <text:p>d__Eukaryota; p__Amoebozoa; c__Discosea; o__Dactylopodida; f__Dactylopodida; g__Dactylopodida</text:p>
          </table:table-cell>
        </table:table-row>
        <table:table-row table:style-name="ro1">
          <table:table-cell office:value-type="string" calcext:value-type="string">
            <text:p>d__Eukaryota; p__Amoebozoa; c__Discosea; o__Vannellida; f__Vannellida</text:p>
          </table:table-cell>
        </table:table-row>
        <table:table-row table:style-name="ro1">
          <table:table-cell office:value-type="string" calcext:value-type="string">
            <text:p>d__Eukaryota; p__Amoebozoa; c__Discosea; o__Vannellida; f__Vannellida; g__uncultured</text:p>
          </table:table-cell>
        </table:table-row>
        <table:table-row table:style-name="ro1">
          <table:table-cell office:value-type="string" calcext:value-type="string">
            <text:p>d__Eukaryota; p__Amoebozoa; c__Tubulinea; o__Arcellinida; f__Arcellinida; g__Arcellinida</text:p>
          </table:table-cell>
        </table:table-row>
        <table:table-row table:style-name="ro1">
          <table:table-cell office:value-type="string" calcext:value-type="string">
            <text:p>d__Eukaryota; p__Amoebozoa; c__Tubulinea; o__Arcellinida; f__Phryganellina; g__Cryptodifflugia</text:p>
          </table:table-cell>
        </table:table-row>
        <table:table-row table:style-name="ro1">
          <table:table-cell office:value-type="string" calcext:value-type="string">
            <text:p>d__Eukaryota; p__Amoebozoa; c__Tubulinea; o__Echinamoebida; f__Echinamoebida; g__Echinamoeba</text:p>
          </table:table-cell>
        </table:table-row>
        <table:table-row table:style-name="ro1">
          <table:table-cell office:value-type="string" calcext:value-type="string">
            <text:p>d__Eukaryota; p__Amoebozoa; c__Tubulinea; o__Echinamoebida; f__Echinamoebida; g__Echinamoeba</text:p>
          </table:table-cell>
        </table:table-row>
        <table:table-row table:style-name="ro1">
          <table:table-cell office:value-type="string" calcext:value-type="string">
            <text:p>d__Eukaryota; p__Amoebozoa; c__Tubulinea; o__Echinamoebida; f__Echinamoebida; g__Vermamoeb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BOLA868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BOLA868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BOLA868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BOLA868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BOLA868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Euamoebid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Euamoebid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Euamoebid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Euamoebid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Euamoebid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Hartmannell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Hartmannell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Hartmannell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Hartmannell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Hartmannella</text:p>
          </table:table-cell>
        </table:table-row>
        <table:table-row table:style-name="ro1">
          <table:table-cell office:value-type="string" calcext:value-type="string">
            <text:p>d__Eukaryota; p__Amoebozoa; c__Tubulinea; o__Euamoebida; f__Euamoebida; g__Hartmannella</text:p>
          </table:table-cell>
        </table:table-row>
        <table:table-row table:style-name="ro1">
          <table:table-cell office:value-type="string" calcext:value-type="string">
            <text:p>d__Eukaryota; p__Amoebozoa; c__Tubulinea; o__Leptomyxida; f__Leptomyxida</text:p>
          </table:table-cell>
        </table:table-row>
        <table:table-row table:style-name="ro1">
          <table:table-cell office:value-type="string" calcext:value-type="string">
            <text:p>d__Eukaryota; p__Amoebozoa; c__Tubulinea; o__Leptomyxida; f__Leptomyxida</text:p>
          </table:table-cell>
        </table:table-row>
        <table:table-row table:style-name="ro1">
          <table:table-cell office:value-type="string" calcext:value-type="string">
            <text:p>d__Eukaryota; p__Amoebozoa; c__Tubulinea; o__Leptomyxida; f__Leptomyxida</text:p>
          </table:table-cell>
        </table:table-row>
        <table:table-row table:style-name="ro1">
          <table:table-cell office:value-type="string" calcext:value-type="string">
            <text:p>d__Eukaryota; p__Amoebozoa; c__Tubulinea; o__Leptomyxida; f__Leptomyxida; g__Leptomyxida</text:p>
          </table:table-cell>
        </table:table-row>
        <table:table-row table:style-name="ro1">
          <table:table-cell office:value-type="string" calcext:value-type="string">
            <text:p>d__Eukaryota; p__Amoebozoa; c__Tubulinea; o__Leptomyxida; f__Leptomyxida; g__Leptomyxida</text:p>
          </table:table-cell>
        </table:table-row>
        <table:table-row table:style-name="ro1">
          <table:table-cell office:value-type="string" calcext:value-type="string">
            <text:p>d__Eukaryota; p__Amoebozoa; c__Tubulinea; o__Leptomyxida; f__Leptomyxida; g__Leptomyxida</text:p>
          </table:table-cell>
        </table:table-row>
        <table:table-row table:style-name="ro1">
          <table:table-cell office:value-type="string" calcext:value-type="string">
            <text:p>d__Eukaryota; p__Amoebozoa; c__Tubulinea; o__Leptomyxida; f__Leptomyxida; g__Leptomyxida</text:p>
          </table:table-cell>
        </table:table-row>
        <table:table-row table:style-name="ro1">
          <table:table-cell office:value-type="string" calcext:value-type="string">
            <text:p>d__Eukaryota; p__Annel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nnelida; c__Clitellata; o__Haplotaxida; f__Haplotaxida; g__Haplotaxida</text:p>
          </table:table-cell>
        </table:table-row>
        <table:table-row table:style-name="ro1">
          <table:table-cell office:value-type="string" calcext:value-type="string">
            <text:p>d__Eukaryota; p__Aphelidea; c__Aphelidea; o__Aphelidea; f__Aphelidea; g__uncultured</text:p>
          </table:table-cell>
        </table:table-row>
        <table:table-row table:style-name="ro1">
          <table:table-cell office:value-type="string" calcext:value-type="string">
            <text:p>d__Eukaryota; p__Apicomplexa; c__Conoidasida</text:p>
          </table:table-cell>
        </table:table-row>
        <table:table-row table:style-name="ro1">
          <table:table-cell office:value-type="string" calcext:value-type="string">
            <text:p>d__Eukaryota; p__Apicomplexa; c__Conoidasida; o__Cryptosporida; f__Cryptosporida; g__Cryptosporidium</text:p>
          </table:table-cell>
        </table:table-row>
        <table:table-row table:style-name="ro1">
          <table:table-cell office:value-type="string" calcext:value-type="string">
            <text:p>d__Eukaryota; p__Apicomplexa; c__Conoidasida; o__Cryptosporida; f__Cryptosporida; g__Cryptosporidium</text:p>
          </table:table-cell>
        </table:table-row>
        <table:table-row table:style-name="ro1">
          <table:table-cell office:value-type="string" calcext:value-type="string">
            <text:p>d__Eukaryota; p__Apicomplexa; c__Conoidasida; o__Cryptosporida; f__Cryptosporida; g__Cryptosporidium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Eugregarinorid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Gregarinasina; g__Gregarinasin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Gregarinasina; g__Gregarinasina</text:p>
          </table:table-cell>
        </table:table-row>
        <table:table-row table:style-name="ro1">
          <table:table-cell office:value-type="string" calcext:value-type="string">
            <text:p>d__Eukaryota; p__Apicomplexa; c__Conoidasida; o__Gregarinasina; f__Gregarinasina; g__Gregarinasina</text:p>
          </table:table-cell>
        </table:table-row>
        <table:table-row table:style-name="ro1">
          <table:table-cell office:value-type="string" calcext:value-type="string">
            <text:p>d__Eukaryota; p__Apusomonadidae; c__Apusomonadidae; o__Apusomonadidae; f__Apusomonadidae; g__Amastigomonas</text:p>
          </table:table-cell>
        </table:table-row>
        <table:table-row table:style-name="ro1">
          <table:table-cell office:value-type="string" calcext:value-type="string">
            <text:p>d__Eukaryota; p__Apusomonadidae; c__Apusomonadidae; o__Apusomonadidae; f__Apusomonadidae; g__Amastigomonas</text:p>
          </table:table-cell>
        </table:table-row>
        <table:table-row table:style-name="ro1">
          <table:table-cell office:value-type="string" calcext:value-type="string">
            <text:p>d__Eukaryota; p__Apusomonadidae; c__Apusomonadidae; o__Apusomonadidae; f__Apusomonadidae; g__Apusomonadidae</text:p>
          </table:table-cell>
        </table:table-row>
        <table:table-row table:style-name="ro1">
          <table:table-cell office:value-type="string" calcext:value-type="string">
            <text:p>d__Eukaryota; p__Apusomonadidae; c__Apusomonadidae; o__Apusomonadidae; f__Apusomonadidae; g__Apusomonas</text:p>
          </table:table-cell>
        </table:table-row>
        <table:table-row table:style-name="ro1">
          <table:table-cell office:value-type="string" calcext:value-type="string">
            <text:p>d__Eukaryota; p__Arthropoda; c__Arachnida; o__Acari; f__Acari; g__Acari</text:p>
          </table:table-cell>
        </table:table-row>
        <table:table-row table:style-name="ro1">
          <table:table-cell office:value-type="string" calcext:value-type="string">
            <text:p>d__Eukaryota; p__Arthropoda; c__Ellipura; o__Collembola; f__Collembola; g__Collembola</text:p>
          </table:table-cell>
        </table:table-row>
        <table:table-row table:style-name="ro1">
          <table:table-cell office:value-type="string" calcext:value-type="string">
            <text:p>d__Eukaryota; p__Arthropoda; c__Ellipura; o__Collembola; f__Collembola; g__Collembola</text:p>
          </table:table-cell>
        </table:table-row>
        <table:table-row table:style-name="ro1">
          <table:table-cell office:value-type="string" calcext:value-type="string">
            <text:p>d__Eukaryota; p__Arthropoda; c__Maxillopoda; o__Calanoida; f__Calanoida; g__Calanoida</text:p>
          </table:table-cell>
        </table:table-row>
        <table:table-row table:style-name="ro1">
          <table:table-cell office:value-type="string" calcext:value-type="string">
            <text:p>d__Eukaryota; p__Ascomycota</text:p>
          </table:table-cell>
        </table:table-row>
        <table:table-row table:style-name="ro1">
          <table:table-cell office:value-type="string" calcext:value-type="string">
            <text:p>d__Eukaryota; p__Ascomycota</text:p>
          </table:table-cell>
        </table:table-row>
        <table:table-row table:style-name="ro1">
          <table:table-cell office:value-type="string" calcext:value-type="string">
            <text:p>d__Eukaryota; p__Ascomycota</text:p>
          </table:table-cell>
        </table:table-row>
        <table:table-row table:style-name="ro1">
          <table:table-cell office:value-type="string" calcext:value-type="string">
            <text:p>d__Eukaryota; p__Ascomycota</text:p>
          </table:table-cell>
        </table:table-row>
        <table:table-row table:style-name="ro1">
          <table:table-cell office:value-type="string" calcext:value-type="string">
            <text:p>d__Eukaryota; p__Ascomycota</text:p>
          </table:table-cell>
        </table:table-row>
        <table:table-row table:style-name="ro1">
          <table:table-cell office:value-type="string" calcext:value-type="string">
            <text:p>d__Eukaryota; p__Ascomycota</text:p>
          </table:table-cell>
        </table:table-row>
        <table:table-row table:style-name="ro1">
          <table:table-cell office:value-type="string" calcext:value-type="string">
            <text:p>d__Eukaryota; p__Ascomycota; c__Dothideomycetes</text:p>
          </table:table-cell>
        </table:table-row>
        <table:table-row table:style-name="ro1">
          <table:table-cell office:value-type="string" calcext:value-type="string">
            <text:p>d__Eukaryota; p__Ascomycota; c__Dothideomycetes</text:p>
          </table:table-cell>
        </table:table-row>
        <table:table-row table:style-name="ro1">
          <table:table-cell office:value-type="string" calcext:value-type="string">
            <text:p>d__Eukaryota; p__Ascomycota; c__Dothideomycetes</text:p>
          </table:table-cell>
        </table:table-row>
        <table:table-row table:style-name="ro1">
          <table:table-cell office:value-type="string" calcext:value-type="string">
            <text:p>d__Eukaryota; p__Ascomycota; c__Dothideomycetes</text:p>
          </table:table-cell>
        </table:table-row>
        <table:table-row table:style-name="ro1">
          <table:table-cell office:value-type="string" calcext:value-type="string">
            <text:p>d__Eukaryota; p__Ascomycota; c__Dothideomycetes</text:p>
          </table:table-cell>
        </table:table-row>
        <table:table-row table:style-name="ro1">
          <table:table-cell office:value-type="string" calcext:value-type="string">
            <text:p>d__Eukaryota; p__Ascomycota; c__Dothideomycetes</text:p>
          </table:table-cell>
        </table:table-row>
        <table:table-row table:style-name="ro1">
          <table:table-cell office:value-type="string" calcext:value-type="string">
            <text:p>d__Eukaryota; p__Ascomycota; c__Dothideomycetes; o__Capnodiales</text:p>
          </table:table-cell>
        </table:table-row>
        <table:table-row table:style-name="ro1">
          <table:table-cell office:value-type="string" calcext:value-type="string">
            <text:p>d__Eukaryota; p__Ascomycota; c__Dothideomycetes; o__Capnodiales</text:p>
          </table:table-cell>
        </table:table-row>
        <table:table-row table:style-name="ro1">
          <table:table-cell office:value-type="string" calcext:value-type="string">
            <text:p>d__Eukaryota; p__Ascomycota; c__Dothideomycetes; o__Capnodiales; f__Mycosphaerellaceae</text:p>
          </table:table-cell>
        </table:table-row>
        <table:table-row table:style-name="ro1">
          <table:table-cell office:value-type="string" calcext:value-type="string">
            <text:p>d__Eukaryota; p__Ascomycota; c__Dothideomycetes; o__Capnodiales; f__Mycosphaerellaceae</text:p>
          </table:table-cell>
        </table:table-row>
        <table:table-row table:style-name="ro1">
          <table:table-cell office:value-type="string" calcext:value-type="string">
            <text:p>d__Eukaryota; p__Ascomycota; c__Dothideomycetes; o__Capnodiales; f__Mycosphaerellaceae; g__Zymoseptoria</text:p>
          </table:table-cell>
        </table:table-row>
        <table:table-row table:style-name="ro1">
          <table:table-cell office:value-type="string" calcext:value-type="string">
            <text:p>d__Eukaryota; p__Ascomycota; c__Dothideomycetes; o__Capnodiales; f__Mycosphaerellaceae; g__Zymoseptoria</text:p>
          </table:table-cell>
        </table:table-row>
        <table:table-row table:style-name="ro1">
          <table:table-cell office:value-type="string" calcext:value-type="string">
            <text:p>d__Eukaryota; p__Ascomycota; c__Dothideomycetes; o__Dothideales; f__Aureobasidiaceae</text:p>
          </table:table-cell>
        </table:table-row>
        <table:table-row table:style-name="ro1">
          <table:table-cell office:value-type="string" calcext:value-type="string">
            <text:p>d__Eukaryota; p__Ascomycota; c__Dothideomycetes; o__Pleosporales; f__Phaeosphaeriaceae; g__Parastagonospora</text:p>
          </table:table-cell>
        </table:table-row>
        <table:table-row table:style-name="ro1">
          <table:table-cell office:value-type="string" calcext:value-type="string">
            <text:p>d__Eukaryota; p__Ascomycota; c__Eurotiomycetes</text:p>
          </table:table-cell>
        </table:table-row>
        <table:table-row table:style-name="ro1">
          <table:table-cell office:value-type="string" calcext:value-type="string">
            <text:p>d__Eukaryota; p__Ascomycota; c__Eurotiomycetes; o__Chaetothyriales; f__Herpotrichiellaceae; g__Exophiala</text:p>
          </table:table-cell>
        </table:table-row>
        <table:table-row table:style-name="ro1">
          <table:table-cell office:value-type="string" calcext:value-type="string">
            <text:p>d__Eukaryota; p__Ascomycota; c__Eurotiomycetes; o__Eurotiales; f__Aspergillaceae; g__Aspergillus</text:p>
          </table:table-cell>
        </table:table-row>
        <table:table-row table:style-name="ro1">
          <table:table-cell office:value-type="string" calcext:value-type="string">
            <text:p>d__Eukaryota; p__Ascomycota; c__Eurotiomycetes; o__Eurotiales; f__Trichocomaceae</text:p>
          </table:table-cell>
        </table:table-row>
        <table:table-row table:style-name="ro1">
          <table:table-cell office:value-type="string" calcext:value-type="string">
            <text:p>d__Eukaryota; p__Ascomycota; c__Eurotiomycetes; o__Onygenales; f__Onygenaceae</text:p>
          </table:table-cell>
        </table:table-row>
        <table:table-row table:style-name="ro1">
          <table:table-cell office:value-type="string" calcext:value-type="string">
            <text:p>d__Eukaryota; p__Ascomycota; c__Leotiomycetes; o__Helotiales</text:p>
          </table:table-cell>
        </table:table-row>
        <table:table-row table:style-name="ro1">
          <table:table-cell office:value-type="string" calcext:value-type="string">
            <text:p>d__Eukaryota; p__Ascomycota; c__Leotiomycetes; o__Helotiales</text:p>
          </table:table-cell>
        </table:table-row>
        <table:table-row table:style-name="ro1">
          <table:table-cell office:value-type="string" calcext:value-type="string">
            <text:p>d__Eukaryota; p__Ascomycota; c__Leotiomycetes; o__Helotiales; f__Incertae_Sedis</text:p>
          </table:table-cell>
        </table:table-row>
        <table:table-row table:style-name="ro1">
          <table:table-cell office:value-type="string" calcext:value-type="string">
            <text:p>d__Eukaryota; p__Ascomycota; c__Leotiomycetes; o__Helotiales; f__Incertae_Sedis; g__Tetracladium</text:p>
          </table:table-cell>
        </table:table-row>
        <table:table-row table:style-name="ro1">
          <table:table-cell office:value-type="string" calcext:value-type="string">
            <text:p>d__Eukaryota; p__Ascomycota; c__Orbiliomycetes; o__Orbiliales; f__Orbiliaceae</text:p>
          </table:table-cell>
        </table:table-row>
        <table:table-row table:style-name="ro1">
          <table:table-cell office:value-type="string" calcext:value-type="string">
            <text:p>d__Eukaryota; p__Ascomycota; c__Pezizomycetes; o__Pezizales</text:p>
          </table:table-cell>
        </table:table-row>
        <table:table-row table:style-name="ro1">
          <table:table-cell office:value-type="string" calcext:value-type="string">
            <text:p>d__Eukaryota; p__Ascomycota; c__Pezizomycetes; o__Pezizales; f__Ascodesmidaceae</text:p>
          </table:table-cell>
        </table:table-row>
        <table:table-row table:style-name="ro1">
          <table:table-cell office:value-type="string" calcext:value-type="string">
            <text:p>d__Eukaryota; p__Ascomycota; c__Pezizomycetes; o__Pezizales; f__Pezizaceae</text:p>
          </table:table-cell>
        </table:table-row>
        <table:table-row table:style-name="ro1">
          <table:table-cell office:value-type="string" calcext:value-type="string">
            <text:p>d__Eukaryota; p__Ascomycota; c__Pezizomycetes; o__Pezizales; f__Pezizaceae</text:p>
          </table:table-cell>
        </table:table-row>
        <table:table-row table:style-name="ro1">
          <table:table-cell office:value-type="string" calcext:value-type="string">
            <text:p>d__Eukaryota; p__Ascomycota; c__Pezizomycetes; o__Pezizales; f__Pyronemataceae</text:p>
          </table:table-cell>
        </table:table-row>
        <table:table-row table:style-name="ro1">
          <table:table-cell office:value-type="string" calcext:value-type="string">
            <text:p>d__Eukaryota; p__Ascomycota; c__Pezizomycetes; o__Pezizales; f__Pyronemataceae</text:p>
          </table:table-cell>
        </table:table-row>
        <table:table-row table:style-name="ro1">
          <table:table-cell office:value-type="string" calcext:value-type="string">
            <text:p>d__Eukaryota; p__Ascomycota; c__Pezizomycetes; o__Pezizales; f__Tuberaceae; g__Tuber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; f__Debaryomycetaceae; g__Debaryomyces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; f__Lipomycetaceae; g__Lipomyces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; f__Trichomonascaceae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; f__Trichomonascaceae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; f__Trichomonascaceae</text:p>
          </table:table-cell>
        </table:table-row>
        <table:table-row table:style-name="ro1">
          <table:table-cell office:value-type="string" calcext:value-type="string">
            <text:p>d__Eukaryota; p__Ascomycota; c__Saccharomycetes; o__Saccharomycetales; f__Trichomonascaceae; g__Sugiyamaella</text:p>
          </table:table-cell>
        </table:table-row>
        <table:table-row table:style-name="ro1">
          <table:table-cell office:value-type="string" calcext:value-type="string">
            <text:p>d__Eukaryota; p__Ascomycota; c__Sordariomycetes; o__Sordariales; f__Chaetomiaceae; g__Chaetomium</text:p>
          </table:table-cell>
        </table:table-row>
        <table:table-row table:style-name="ro1">
          <table:table-cell office:value-type="string" calcext:value-type="string">
            <text:p>d__Eukaryota; p__Ascomycota; c__Sordariomycetes; o__Xylariales</text:p>
          </table:table-cell>
        </table:table-row>
        <table:table-row table:style-name="ro1">
          <table:table-cell office:value-type="string" calcext:value-type="string">
            <text:p>d__Eukaryota; p__Ascomycota; c__Taphrinomycetes; o__Taphrinales</text:p>
          </table:table-cell>
        </table:table-row>
        <table:table-row table:style-name="ro1">
          <table:table-cell office:value-type="string" calcext:value-type="string">
            <text:p>d__Eukaryota; p__Basidiomycota</text:p>
          </table:table-cell>
        </table:table-row>
        <table:table-row table:style-name="ro1">
          <table:table-cell office:value-type="string" calcext:value-type="string">
            <text:p>d__Eukaryota; p__Basidiomycota</text:p>
          </table:table-cell>
        </table:table-row>
        <table:table-row table:style-name="ro1">
          <table:table-cell office:value-type="string" calcext:value-type="string">
            <text:p>d__Eukaryota; p__Basidiomycota</text:p>
          </table:table-cell>
        </table:table-row>
        <table:table-row table:style-name="ro1">
          <table:table-cell office:value-type="string" calcext:value-type="string">
            <text:p>d__Eukaryota; p__Basidiomycota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</text:p>
          </table:table-cell>
        </table:table-row>
        <table:table-row table:style-name="ro1">
          <table:table-cell office:value-type="string" calcext:value-type="string">
            <text:p>d__Eukaryota; p__Basidiomycota; c__Agaricomycetes; o__Agaricales</text:p>
          </table:table-cell>
        </table:table-row>
        <table:table-row table:style-name="ro1">
          <table:table-cell office:value-type="string" calcext:value-type="string">
            <text:p>d__Eukaryota; p__Basidiomycota; c__Agaricomycetes; o__Agaricales; f__Agaricales</text:p>
          </table:table-cell>
        </table:table-row>
        <table:table-row table:style-name="ro1">
          <table:table-cell office:value-type="string" calcext:value-type="string">
            <text:p>d__Eukaryota; p__Basidiomycota; c__Agaricomycetes; o__Agaricales; f__Agaricales</text:p>
          </table:table-cell>
        </table:table-row>
        <table:table-row table:style-name="ro1">
          <table:table-cell office:value-type="string" calcext:value-type="string">
            <text:p>d__Eukaryota; p__Basidiomycota; c__Agaricomycetes; o__Boletales</text:p>
          </table:table-cell>
        </table:table-row>
        <table:table-row table:style-name="ro1">
          <table:table-cell office:value-type="string" calcext:value-type="string">
            <text:p>d__Eukaryota; p__Basidiomycota; c__Agaricomycetes; o__Boletales</text:p>
          </table:table-cell>
        </table:table-row>
        <table:table-row table:style-name="ro1">
          <table:table-cell office:value-type="string" calcext:value-type="string">
            <text:p>d__Eukaryota; p__Basidiomycota; c__Agaricomycetes; o__Boletales</text:p>
          </table:table-cell>
        </table:table-row>
        <table:table-row table:style-name="ro1">
          <table:table-cell office:value-type="string" calcext:value-type="string">
            <text:p>d__Eukaryota; p__Basidiomycota; c__Agaricomycetes; o__Cantharellales; f__Ceratobasidiaceae</text:p>
          </table:table-cell>
        </table:table-row>
        <table:table-row table:style-name="ro1">
          <table:table-cell office:value-type="string" calcext:value-type="string">
            <text:p>d__Eukaryota; p__Basidiomycota; c__Agaricomycetes; o__Cantharellales; f__Tulasnellaceae; g__Tulasnella</text:p>
          </table:table-cell>
        </table:table-row>
        <table:table-row table:style-name="ro1">
          <table:table-cell office:value-type="string" calcext:value-type="string">
            <text:p>d__Eukaryota; p__Basidiomycota; c__Agaricomycetes; o__Corticiales; f__Corticiaceae; g__Sistotrema</text:p>
          </table:table-cell>
        </table:table-row>
        <table:table-row table:style-name="ro1">
          <table:table-cell office:value-type="string" calcext:value-type="string">
            <text:p>d__Eukaryota; p__Basidiomycota; c__Agaricomycetes; o__Polyporales</text:p>
          </table:table-cell>
        </table:table-row>
        <table:table-row table:style-name="ro1">
          <table:table-cell office:value-type="string" calcext:value-type="string">
            <text:p>d__Eukaryota; p__Basidiomycota; c__Agaricomycetes; o__Russulales</text:p>
          </table:table-cell>
        </table:table-row>
        <table:table-row table:style-name="ro1">
          <table:table-cell office:value-type="string" calcext:value-type="string">
            <text:p>d__Eukaryota; p__Basidiomycota; c__Agaricomycetes; o__Russulales</text:p>
          </table:table-cell>
        </table:table-row>
        <table:table-row table:style-name="ro1">
          <table:table-cell office:value-type="string" calcext:value-type="string">
            <text:p>d__Eukaryota; p__Basidiomycota; c__Agaricomycetes; o__Thelephorales; f__uncultured; g__uncultured</text:p>
          </table:table-cell>
        </table:table-row>
        <table:table-row table:style-name="ro1">
          <table:table-cell office:value-type="string" calcext:value-type="string">
            <text:p>d__Eukaryota; p__Basidiomycota; c__Agaricomycetes; o__Thelephorales; f__uncultured; g__uncultured</text:p>
          </table:table-cell>
        </table:table-row>
        <table:table-row table:style-name="ro1">
          <table:table-cell office:value-type="string" calcext:value-type="string">
            <text:p>d__Eukaryota; p__Basidiomycota; c__Agaricostilbomycetes; o__Agaricostilbales; f__Kondoaceae; g__Kondoa</text:p>
          </table:table-cell>
        </table:table-row>
        <table:table-row table:style-name="ro1">
          <table:table-cell office:value-type="string" calcext:value-type="string">
            <text:p>d__Eukaryota; p__Basidiomycota; c__Cystobasidiomycetes</text:p>
          </table:table-cell>
        </table:table-row>
        <table:table-row table:style-name="ro1">
          <table:table-cell office:value-type="string" calcext:value-type="string">
            <text:p>d__Eukaryota; p__Basidiomycota; c__Cystobasidiomycetes; o__Incertae_Sedis; f__Incertae_Sedis</text:p>
          </table:table-cell>
        </table:table-row>
        <table:table-row table:style-name="ro1">
          <table:table-cell office:value-type="string" calcext:value-type="string">
            <text:p>d__Eukaryota; p__Basidiomycota; c__Microbotryomycetes; o__Incertae_Sedis; f__Chrysozymaceae</text:p>
          </table:table-cell>
        </table:table-row>
        <table:table-row table:style-name="ro1">
          <table:table-cell office:value-type="string" calcext:value-type="string">
            <text:p>d__Eukaryota; p__Basidiomycota; c__Microbotryomycetes; o__Sporidiobolales; f__Sporidiobolaceae; g__Rhodotorula</text:p>
          </table:table-cell>
        </table:table-row>
        <table:table-row table:style-name="ro1">
          <table:table-cell office:value-type="string" calcext:value-type="string">
            <text:p>d__Eukaryota; p__Basidiomycota; c__Tremellomycetes; o__Cystofilobasidiales; f__Mrakiaceae</text:p>
          </table:table-cell>
        </table:table-row>
        <table:table-row table:style-name="ro1">
          <table:table-cell office:value-type="string" calcext:value-type="string">
            <text:p>d__Eukaryota; p__Basidiomycota; c__Tremellomycetes; o__Filobasidiales</text:p>
          </table:table-cell>
        </table:table-row>
        <table:table-row table:style-name="ro1">
          <table:table-cell office:value-type="string" calcext:value-type="string">
            <text:p>d__Eukaryota; p__Basidiomycota; c__Tremellomycetes; o__Filobasidiales; f__Filobasidiaceae</text:p>
          </table:table-cell>
        </table:table-row>
        <table:table-row table:style-name="ro1">
          <table:table-cell office:value-type="string" calcext:value-type="string">
            <text:p>d__Eukaryota; p__Basidiomycota; c__Tremellomycetes; o__Tremellales</text:p>
          </table:table-cell>
        </table:table-row>
        <table:table-row table:style-name="ro1">
          <table:table-cell office:value-type="string" calcext:value-type="string">
            <text:p>d__Eukaryota; p__Basidiomycota; c__Tremellomycetes; o__Tremellales</text:p>
          </table:table-cell>
        </table:table-row>
        <table:table-row table:style-name="ro1">
          <table:table-cell office:value-type="string" calcext:value-type="string">
            <text:p>d__Eukaryota; p__Basidiomycota; c__Tremellomycetes; o__Tremellales</text:p>
          </table:table-cell>
        </table:table-row>
        <table:table-row table:style-name="ro1">
          <table:table-cell office:value-type="string" calcext:value-type="string">
            <text:p>d__Eukaryota; p__Basidiomycota; c__Tremellomycetes; o__Tremellales; f__Cuniculitremaceae; g__Kockovaella</text:p>
          </table:table-cell>
        </table:table-row>
        <table:table-row table:style-name="ro1">
          <table:table-cell office:value-type="string" calcext:value-type="string">
            <text:p>d__Eukaryota; p__Basidiomycota; c__Tremellomycetes; o__Trichosporonales; f__Trichosporonaceae; g__Apiotrichum</text:p>
          </table:table-cell>
        </table:table-row>
        <table:table-row table:style-name="ro1">
          <table:table-cell office:value-type="string" calcext:value-type="string">
            <text:p>d__Eukaryota; p__Basidiomycota; c__Tremellomycetes; o__Trichosporonales; f__Trichosporonaceae; g__Cutaneotrichosporon</text:p>
          </table:table-cell>
        </table:table-row>
        <table:table-row table:style-name="ro1">
          <table:table-cell office:value-type="string" calcext:value-type="string">
            <text:p>d__Eukaryota; p__Basidiomycota; c__Tremellomycetes; o__Trichosporonales; f__Trichosporonaceae; g__Trichosporon</text:p>
          </table:table-cell>
        </table:table-row>
        <table:table-row table:style-name="ro1">
          <table:table-cell office:value-type="string" calcext:value-type="string">
            <text:p>d__Eukaryota; p__Bicosoecida</text:p>
          </table:table-cell>
        </table:table-row>
        <table:table-row table:style-name="ro1">
          <table:table-cell office:value-type="string" calcext:value-type="string">
            <text:p>d__Eukaryota; p__Bicosoecida</text:p>
          </table:table-cell>
        </table:table-row>
        <table:table-row table:style-name="ro1">
          <table:table-cell office:value-type="string" calcext:value-type="string">
            <text:p>d__Eukaryota; p__Bicosoecida</text:p>
          </table:table-cell>
        </table:table-row>
        <table:table-row table:style-name="ro1">
          <table:table-cell office:value-type="string" calcext:value-type="string">
            <text:p>d__Eukaryota; p__Bicosoecida</text:p>
          </table:table-cell>
        </table:table-row>
        <table:table-row table:style-name="ro1">
          <table:table-cell office:value-type="string" calcext:value-type="string">
            <text:p>d__Eukaryota; p__Bicosoecida</text:p>
          </table:table-cell>
        </table:table-row>
        <table:table-row table:style-name="ro1">
          <table:table-cell office:value-type="string" calcext:value-type="string">
            <text:p>d__Eukaryota; p__Bicosoecida; c__Bicosoecida; o__Bicosoecida; f__Bicosoecida; g__Bicosoeca</text:p>
          </table:table-cell>
        </table:table-row>
        <table:table-row table:style-name="ro1">
          <table:table-cell office:value-type="string" calcext:value-type="string">
            <text:p>d__Eukaryota; p__Bicosoecida; c__CH1-2B-3; o__CH1-2B-3; f__CH1-2B-3; g__CH1-2B-3</text:p>
          </table:table-cell>
        </table:table-row>
        <table:table-row table:style-name="ro1">
          <table:table-cell office:value-type="string" calcext:value-type="string">
            <text:p>d__Eukaryota; p__Bicosoecida; c__CH1-2B-3; o__CH1-2B-3; f__CH1-2B-3; g__CH1-2B-3</text:p>
          </table:table-cell>
        </table:table-row>
        <table:table-row table:style-name="ro1">
          <table:table-cell office:value-type="string" calcext:value-type="string">
            <text:p>d__Eukaryota; p__Blastocladiomycota; c__Blastocladiomycetes; o__Blastocladiales; f__Blastocladiaceae; g__Allomyces</text:p>
          </table:table-cell>
        </table:table-row>
        <table:table-row table:style-name="ro1">
          <table:table-cell office:value-type="string" calcext:value-type="string">
            <text:p>d__Eukaryota; p__Cavosteliida; c__Cavosteliida; o__Cavosteliida; f__Cavosteliida; g__Cavosteliida</text:p>
          </table:table-cell>
        </table:table-row>
        <table:table-row table:style-name="ro1">
          <table:table-cell office:value-type="string" calcext:value-type="string">
            <text:p>d__Eukaryota; p__Cavosteliida; c__Cavosteliida; o__Cavosteliida; f__Cavosteliida; g__Schizoplasmodiopsis</text:p>
          </table:table-cell>
        </table:table-row>
        <table:table-row table:style-name="ro1">
          <table:table-cell office:value-type="string" calcext:value-type="string">
            <text:p>d__Eukaryota; p__Centrohelida; c__Centrohelida; o__Centrohelida</text:p>
          </table:table-cell>
        </table:table-row>
        <table:table-row table:style-name="ro1">
          <table:table-cell office:value-type="string" calcext:value-type="string">
            <text:p>d__Eukaryota; p__Centrohelida; c__Centrohelida; o__Centrohelida</text:p>
          </table:table-cell>
        </table:table-row>
        <table:table-row table:style-name="ro1">
          <table:table-cell office:value-type="string" calcext:value-type="string">
            <text:p>d__Eukaryota; p__Centrohelida; c__Centrohelida; o__Centrohelida; f__Acanthocystidae; g__Pterocystis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Para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Para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Paracercomonas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uncultured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uncultured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uncultured</text:p>
          </table:table-cell>
        </table:table-row>
        <table:table-row table:style-name="ro1">
          <table:table-cell office:value-type="string" calcext:value-type="string">
            <text:p>d__Eukaryota; p__Cercozoa; c__Cercomonadidae; o__Cercomonadidae; f__Cercomonadidae; g__uncultured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; g__Heteromita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; g__Heteromita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; g__Heteromita</text:p>
          </table:table-cell>
        </table:table-row>
        <table:table-row table:style-name="ro1">
          <table:table-cell office:value-type="string" calcext:value-type="string">
            <text:p>d__Eukaryota; p__Cercozoa; c__Glissomonadida; o__Glissomonadida; f__Glissomonadida; g__uncultured</text:p>
          </table:table-cell>
        </table:table-row>
        <table:table-row table:style-name="ro1">
          <table:table-cell office:value-type="string" calcext:value-type="string">
            <text:p>d__Eukaryota; p__Cercozoa; c__Imbricatea</text:p>
          </table:table-cell>
        </table:table-row>
        <table:table-row table:style-name="ro1">
          <table:table-cell office:value-type="string" calcext:value-type="string">
            <text:p>d__Eukaryota; p__Cercozoa; c__Imbricatea</text:p>
          </table:table-cell>
        </table:table-row>
        <table:table-row table:style-name="ro1">
          <table:table-cell office:value-type="string" calcext:value-type="string">
            <text:p>d__Eukaryota; p__Cercozoa; c__Imbricatea; o__Imbricatea</text:p>
          </table:table-cell>
        </table:table-row>
        <table:table-row table:style-name="ro1">
          <table:table-cell office:value-type="string" calcext:value-type="string">
            <text:p>d__Eukaryota; p__Cercozoa; c__Imbricatea; o__Imbricatea</text:p>
          </table:table-cell>
        </table:table-row>
        <table:table-row table:style-name="ro1">
          <table:table-cell office:value-type="string" calcext:value-type="string">
            <text:p>d__Eukaryota; p__Cercozoa; c__Imbricatea; o__Imbricate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Euglyph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Euglyph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Paulinell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Paulinell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Trinem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Trinem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Trinem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Euglyphida; g__Trinem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Thaumatomonad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Thaumatomonad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Thaumatomonad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Thaumatomonadida</text:p>
          </table:table-cell>
        </table:table-row>
        <table:table-row table:style-name="ro1">
          <table:table-cell office:value-type="string" calcext:value-type="string">
            <text:p>d__Eukaryota; p__Cercozoa; c__Imbricatea; o__Imbricatea; f__Thaumatomonadida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Gymnophrys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Gymnophrys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Gymnophrys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Gymnophrys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Gymnophrys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Gymnophrys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Gymnophrys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Kraken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Kraken</text:p>
          </table:table-cell>
        </table:table-row>
        <table:table-row table:style-name="ro1">
          <table:table-cell office:value-type="string" calcext:value-type="string">
            <text:p>d__Eukaryota; p__Cercozoa; c__Incertae_Sedis; o__Incertae_Sedis; f__Incertae_Sedis; g__Kraken</text:p>
          </table:table-cell>
        </table:table-row>
        <table:table-row table:style-name="ro1">
          <table:table-cell office:value-type="string" calcext:value-type="string">
            <text:p>d__Eukaryota; p__Cercozoa; c__Phytomyxea; o__Phytomyxea; f__Phytomyxea</text:p>
          </table:table-cell>
        </table:table-row>
        <table:table-row table:style-name="ro1">
          <table:table-cell office:value-type="string" calcext:value-type="string">
            <text:p>d__Eukaryota; p__Cercozoa; c__Phytomyxea; o__Phytomyxea; f__Phytomyxea</text:p>
          </table:table-cell>
        </table:table-row>
        <table:table-row table:style-name="ro1">
          <table:table-cell office:value-type="string" calcext:value-type="string">
            <text:p>d__Eukaryota; p__Cercozoa; c__Phytomyxea; o__Phytomyxea; f__Phytomyxea</text:p>
          </table:table-cell>
        </table:table-row>
        <table:table-row table:style-name="ro1">
          <table:table-cell office:value-type="string" calcext:value-type="string">
            <text:p>d__Eukaryota; p__Cercozoa; c__Phytomyxea; o__Phytomyxea; f__Phytomyxea</text:p>
          </table:table-cell>
        </table:table-row>
        <table:table-row table:style-name="ro1">
          <table:table-cell office:value-type="string" calcext:value-type="string">
            <text:p>d__Eukaryota; p__Cercozoa; c__Phytomyxea; o__Phytomyxea; f__Phytomyxea</text:p>
          </table:table-cell>
        </table:table-row>
        <table:table-row table:style-name="ro1">
          <table:table-cell office:value-type="string" calcext:value-type="string">
            <text:p>d__Eukaryota; p__Cercozoa; c__Phytomyxea; o__Phytomyxea; f__Phytomyxea; g__Polymyxa</text:p>
          </table:table-cell>
        </table:table-row>
        <table:table-row table:style-name="ro1">
          <table:table-cell office:value-type="string" calcext:value-type="string">
            <text:p>d__Eukaryota; p__Cercozoa; c__Thecofilosea</text:p>
          </table:table-cell>
        </table:table-row>
        <table:table-row table:style-name="ro1">
          <table:table-cell office:value-type="string" calcext:value-type="string">
            <text:p>d__Eukaryota; p__Cercozoa; c__Thecofilosea</text:p>
          </table:table-cell>
        </table:table-row>
        <table:table-row table:style-name="ro1">
          <table:table-cell office:value-type="string" calcext:value-type="string">
            <text:p>d__Eukaryota; p__Cercozoa; c__Thecofilosea</text:p>
          </table:table-cell>
        </table:table-row>
        <table:table-row table:style-name="ro1">
          <table:table-cell office:value-type="string" calcext:value-type="string">
            <text:p>d__Eukaryota; p__Cercozoa; c__Thecofilosea</text:p>
          </table:table-cell>
        </table:table-row>
        <table:table-row table:style-name="ro1">
          <table:table-cell office:value-type="string" calcext:value-type="string">
            <text:p>d__Eukaryota; p__Cercozoa; c__Thecofilosea</text:p>
          </table:table-cell>
        </table:table-row>
        <table:table-row table:style-name="ro1">
          <table:table-cell office:value-type="string" calcext:value-type="string">
            <text:p>d__Eukaryota; p__Cercozoa; c__Thecofilosea</text:p>
          </table:table-cell>
        </table:table-row>
        <table:table-row table:style-name="ro1">
          <table:table-cell office:value-type="string" calcext:value-type="string">
            <text:p>d__Eukaryota; p__Cercozoa; c__Thecofilosea</text:p>
          </table:table-cell>
        </table:table-row>
        <table:table-row table:style-name="ro1">
          <table:table-cell office:value-type="string" calcext:value-type="string">
            <text:p>d__Eukaryota; p__Cercozoa; c__Thecofilosea; o__Cryomonadida</text:p>
          </table:table-cell>
        </table:table-row>
        <table:table-row table:style-name="ro1">
          <table:table-cell office:value-type="string" calcext:value-type="string">
            <text:p>d__Eukaryota; p__Cercozoa; c__Thecofilosea; o__Cryomonadida</text:p>
          </table:table-cell>
        </table:table-row>
        <table:table-row table:style-name="ro1">
          <table:table-cell office:value-type="string" calcext:value-type="string">
            <text:p>d__Eukaryota; p__Cercozoa; c__Thecofilosea; o__Cryomonadida; f__Protaspidae; g__Protaspis</text:p>
          </table:table-cell>
        </table:table-row>
        <table:table-row table:style-name="ro1">
          <table:table-cell office:value-type="string" calcext:value-type="string">
            <text:p>d__Eukaryota; p__Cercozoa; c__Thecofilosea; o__Cryomonadida; f__Rhizaspididae; g__Rhogostoma</text:p>
          </table:table-cell>
        </table:table-row>
        <table:table-row table:style-name="ro1">
          <table:table-cell office:value-type="string" calcext:value-type="string">
            <text:p>d__Eukaryota; p__Cercozoa; c__Thecofilosea; o__Incertae_Sedis; f__Incertae_Sedis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uncultured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uncultured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Vampyrellidae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Vampyrellidae</text:p>
          </table:table-cell>
        </table:table-row>
        <table:table-row table:style-name="ro1">
          <table:table-cell office:value-type="string" calcext:value-type="string">
            <text:p>d__Eukaryota; p__Cercozoa; c__Vampyrellidae; o__Vampyrellidae; f__Vampyrellidae; g__Vampyrellidae</text:p>
          </table:table-cell>
        </table:table-row>
        <table:table-row table:style-name="ro1">
          <table:table-cell office:value-type="string" calcext:value-type="string">
            <text:p>d__Eukaryota; p__Chlorophyta; c__Chlorophyceae; o__Chlorophyceae; f__Chlorophyceae; g__Chlorophyceae</text:p>
          </table:table-cell>
        </table:table-row>
        <table:table-row table:style-name="ro1">
          <table:table-cell office:value-type="string" calcext:value-type="string">
            <text:p>d__Eukaryota; p__Chlorophyta; c__Chlorophyceae; o__Chlorophyceae; f__Chlorophyceae; g__Chlorophyceae</text:p>
          </table:table-cell>
        </table:table-row>
        <table:table-row table:style-name="ro1">
          <table:table-cell office:value-type="string" calcext:value-type="string">
            <text:p>d__Eukaryota; p__Chlorophyta; c__Chlorophyceae; o__Chlorophyceae; f__Chlorophyceae; g__Chlorophyceae</text:p>
          </table:table-cell>
        </table:table-row>
        <table:table-row table:style-name="ro1">
          <table:table-cell office:value-type="string" calcext:value-type="string">
            <text:p>d__Eukaryota; p__Chlorophyta; c__Chlorophyceae; o__Chlorophyceae; f__Chlorophyceae; g__Chlorophyceae</text:p>
          </table:table-cell>
        </table:table-row>
        <table:table-row table:style-name="ro1">
          <table:table-cell office:value-type="string" calcext:value-type="string">
            <text:p>d__Eukaryota; p__Chlorophyta; c__Chlorophyceae; o__Chlorophyceae; f__Chlorophyceae; g__Chlorophyceae</text:p>
          </table:table-cell>
        </table:table-row>
        <table:table-row table:style-name="ro1">
          <table:table-cell office:value-type="string" calcext:value-type="string">
            <text:p>d__Eukaryota; p__Chlorophyta; c__Chlorophyceae; o__Chlorophyceae; f__Chlorophyceae; g__Chlorophyceae</text:p>
          </table:table-cell>
        </table:table-row>
        <table:table-row table:style-name="ro1">
          <table:table-cell office:value-type="string" calcext:value-type="string">
            <text:p>d__Eukaryota; p__Chlorophyta; c__Chlorophyceae; o__Chlorophyceae; f__Chlorophyceae; g__Chlorophyceae</text:p>
          </table:table-cell>
        </table:table-row>
        <table:table-row table:style-name="ro1">
          <table:table-cell office:value-type="string" calcext:value-type="string">
            <text:p>d__Eukaryota; p__Chlorophyta; c__Trebouxiophyceae; o__Trebouxiophyceae; f__Trebouxiophyceae; g__Trebouxiophyceae</text:p>
          </table:table-cell>
        </table:table-row>
        <table:table-row table:style-name="ro1">
          <table:table-cell office:value-type="string" calcext:value-type="string">
            <text:p>d__Eukaryota; p__Chlorophyta; c__Trebouxiophyceae; o__Trebouxiophyceae; f__Trebouxiophyceae; g__Trebouxiophyceae</text:p>
          </table:table-cell>
        </table:table-row>
        <table:table-row table:style-name="ro1">
          <table:table-cell office:value-type="string" calcext:value-type="string">
            <text:p>d__Eukaryota; p__Chlorophyta; c__Trebouxiophyceae; o__Trebouxiophyceae; f__Trebouxiophyceae; g__Trebouxiophyceae</text:p>
          </table:table-cell>
        </table:table-row>
        <table:table-row table:style-name="ro1">
          <table:table-cell office:value-type="string" calcext:value-type="string">
            <text:p>d__Eukaryota; p__Chlorophyta; c__Trebouxiophyceae; o__Trebouxiophyceae; f__Trebouxiophyceae; g__Trebouxiophyceae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Lobulomycetales; f__Lobulomycetaceae</text:p>
          </table:table-cell>
        </table:table-row>
        <table:table-row table:style-name="ro1">
          <table:table-cell office:value-type="string" calcext:value-type="string">
            <text:p>d__Eukaryota; p__Chytridiomycota; c__Chytridiomycetes; o__Lobulomycetales; f__Lobulomycetaceae</text:p>
          </table:table-cell>
        </table:table-row>
        <table:table-row table:style-name="ro1">
          <table:table-cell office:value-type="string" calcext:value-type="string">
            <text:p>d__Eukaryota; p__Chytridiomycota; c__Chytridiomycetes; o__Lobulomycetales; f__Lobulomycetaceae; g__uncultured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; f__Rhizophydiaceae; g__Rhizophydium</text:p>
          </table:table-cell>
        </table:table-row>
        <table:table-row table:style-name="ro1">
          <table:table-cell office:value-type="string" calcext:value-type="string">
            <text:p>d__Eukaryota; p__Chytridiomycota; c__Chytridiomycetes; o__Rhizophydiales; f__uncultured; g__uncultured</text:p>
          </table:table-cell>
        </table:table-row>
        <table:table-row table:style-name="ro1">
          <table:table-cell office:value-type="string" calcext:value-type="string">
            <text:p>d__Eukaryota; p__Chytridiomycota; c__Chytridiomycetes; o__Spizellomycet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Spizellomycetales</text:p>
          </table:table-cell>
        </table:table-row>
        <table:table-row table:style-name="ro1">
          <table:table-cell office:value-type="string" calcext:value-type="string">
            <text:p>d__Eukaryota; p__Chytridiomycota; c__Chytridiomycetes; o__Spizellomycetales; f__Powellomycetaceae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; g__Bryometopus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; g__Bryometopus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Colpodea; g__Colpodid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Nassophor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Oligohymenophor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Oligohymenophore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Oligohymenophorea; g__Scuticociliatia</text:p>
          </table:table-cell>
        </table:table-row>
        <table:table-row table:style-name="ro1">
          <table:table-cell office:value-type="string" calcext:value-type="string">
            <text:p>d__Eukaryota; p__Ciliophora; c__Intramacronucleata; o__Conthreep; f__Prostomatea; g__Cryptocaryon</text:p>
          </table:table-cell>
        </table:table-row>
        <table:table-row table:style-name="ro1">
          <table:table-cell office:value-type="string" calcext:value-type="string">
            <text:p>d__Eukaryota; p__Ciliophora; c__Intramacronucleata; o__Litostomatea; f__Haptoria</text:p>
          </table:table-cell>
        </table:table-row>
        <table:table-row table:style-name="ro1">
          <table:table-cell office:value-type="string" calcext:value-type="string">
            <text:p>d__Eukaryota; p__Ciliophora; c__Intramacronucleata; o__Litostomatea; f__Haptoria; g__Arcuospathidium</text:p>
          </table:table-cell>
        </table:table-row>
        <table:table-row table:style-name="ro1">
          <table:table-cell office:value-type="string" calcext:value-type="string">
            <text:p>d__Eukaryota; p__Ciliophora; c__Intramacronucleata; o__Litostomatea; f__Haptoria; g__Haptoria</text:p>
          </table:table-cell>
        </table:table-row>
        <table:table-row table:style-name="ro1">
          <table:table-cell office:value-type="string" calcext:value-type="string">
            <text:p>d__Eukaryota; p__Ciliophora; c__Intramacronucleata; o__Litostomatea; f__Haptoria; g__Haptoria</text:p>
          </table:table-cell>
        </table:table-row>
        <table:table-row table:style-name="ro1">
          <table:table-cell office:value-type="string" calcext:value-type="string">
            <text:p>d__Eukaryota; p__Ciliophora; c__Intramacronucleata; o__Litostomatea; f__Trichostomat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; g__Gonostomum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; g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; g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; g__Hypotrichia</text:p>
          </table:table-cell>
        </table:table-row>
        <table:table-row table:style-name="ro1">
          <table:table-cell office:value-type="string" calcext:value-type="string">
            <text:p>d__Eukaryota; p__Ciliophora; c__Intramacronucleata; o__Spirotrichea; f__Hypotrichia; g__Hypotrichia</text:p>
          </table:table-cell>
        </table:table-row>
        <table:table-row table:style-name="ro1">
          <table:table-cell office:value-type="string" calcext:value-type="string">
            <text:p>d__Eukaryota; p__Ciliophora; c__Postciliodesmatophora; o__Heterotrichea; f__Heterotrichea; g__Blepharisma</text:p>
          </table:table-cell>
        </table:table-row>
        <table:table-row table:style-name="ro1">
          <table:table-cell office:value-type="string" calcext:value-type="string">
            <text:p>d__Eukaryota; p__Cnidaria; c__Anthozoa</text:p>
          </table:table-cell>
        </table:table-row>
        <table:table-row table:style-name="ro1">
          <table:table-cell office:value-type="string" calcext:value-type="string">
            <text:p>d__Eukaryota; p__Cryptomycota</text:p>
          </table:table-cell>
        </table:table-row>
        <table:table-row table:style-name="ro1">
          <table:table-cell office:value-type="string" calcext:value-type="string">
            <text:p>d__Eukaryota; p__Cryptomycota; c__Incertae_Sedis; o__Incertae_Sedis; f__Incertae_Sedis; g__Paramicrosporidium</text:p>
          </table:table-cell>
        </table:table-row>
        <table:table-row table:style-name="ro1">
          <table:table-cell office:value-type="string" calcext:value-type="string">
            <text:p>d__Eukaryota; p__Cryptomycota; c__Incertae_Sedis; o__Incertae_Sedis; f__Incertae_Sedis; g__Paramicrosporidium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Cryptomycota; c__LKM11; o__LKM11; f__LKM11; g__LKM11</text:p>
          </table:table-cell>
        </table:table-row>
        <table:table-row table:style-name="ro1">
          <table:table-cell office:value-type="string" calcext:value-type="string">
            <text:p>d__Eukaryota; p__Dinoflagellata; c__Dinophyceae</text:p>
          </table:table-cell>
        </table:table-row>
        <table:table-row table:style-name="ro1">
          <table:table-cell office:value-type="string" calcext:value-type="string">
            <text:p>d__Eukaryota; p__Dinoflagellata; c__Dinophyceae; o__Gymnodiniphycidae</text:p>
          </table:table-cell>
        </table:table-row>
        <table:table-row table:style-name="ro1">
          <table:table-cell office:value-type="string" calcext:value-type="string">
            <text:p>d__Eukaryota; p__Gracilipodida; c__Gracilipodida; o__Gracilipodida; f__Gracilipodida; g__Filamoeba</text:p>
          </table:table-cell>
        </table:table-row>
        <table:table-row table:style-name="ro1">
          <table:table-cell office:value-type="string" calcext:value-type="string">
            <text:p>d__Eukaryota; p__Gracilipodida; c__Gracilipodida; o__Gracilipodida; f__Gracilipodida; g__Filamoeba</text:p>
          </table:table-cell>
        </table:table-row>
        <table:table-row table:style-name="ro1">
          <table:table-cell office:value-type="string" calcext:value-type="string">
            <text:p>d__Eukaryota; p__Gracilipodida; c__Gracilipodida; o__Gracilipodida; f__Gracilipodida; g__Flamella</text:p>
          </table:table-cell>
        </table:table-row>
        <table:table-row table:style-name="ro1">
          <table:table-cell office:value-type="string" calcext:value-type="string">
            <text:p>d__Eukaryota; p__Gracilipodida; c__Gracilipodida; o__Gracilipodida; f__Gracilipodida; g__Gracilipodida</text:p>
          </table:table-cell>
        </table:table-row>
        <table:table-row table:style-name="ro1">
          <table:table-cell office:value-type="string" calcext:value-type="string">
            <text:p>d__Eukaryota; p__Gracilipodida; c__Gracilipodida; o__Gracilipodida; f__Gracilipodida; g__Gracilipodida</text:p>
          </table:table-cell>
        </table:table-row>
        <table:table-row table:style-name="ro1">
          <table:table-cell office:value-type="string" calcext:value-type="string">
            <text:p>d__Eukaryota; p__Gracilipodida; c__Gracilipodida; o__Gracilipodida; f__Gracilipodida; g__Telaepolella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Gracilipodida; c__LEMD267; o__LEMD267; f__LEMD267; g__LEMD267</text:p>
          </table:table-cell>
        </table:table-row>
        <table:table-row table:style-name="ro1">
          <table:table-cell office:value-type="string" calcext:value-type="string">
            <text:p>d__Eukaryota; p__Heterolobosea; c__Tetramitia; o__Tetramitia; f__Tetramitia; g__Vahlkampfia</text:p>
          </table:table-cell>
        </table:table-row>
        <table:table-row table:style-name="ro1">
          <table:table-cell office:value-type="string" calcext:value-type="string">
            <text:p>d__Eukaryota; p__Holozoa</text:p>
          </table:table-cell>
        </table:table-row>
        <table:table-row table:style-name="ro1">
          <table:table-cell office:value-type="string" calcext:value-type="string">
            <text:p>d__Eukaryota; p__Holozoa; c__Choanoflagellida</text:p>
          </table:table-cell>
        </table:table-row>
        <table:table-row table:style-name="ro1">
          <table:table-cell office:value-type="string" calcext:value-type="string">
            <text:p>d__Eukaryota; p__Holozoa; c__Choanoflagellida</text:p>
          </table:table-cell>
        </table:table-row>
        <table:table-row table:style-name="ro1">
          <table:table-cell office:value-type="string" calcext:value-type="string">
            <text:p>d__Eukaryota; p__Holozoa; c__Choanoflagellida</text:p>
          </table:table-cell>
        </table:table-row>
        <table:table-row table:style-name="ro1">
          <table:table-cell office:value-type="string" calcext:value-type="string">
            <text:p>d__Eukaryota; p__Holozoa; c__Choanoflagellida; o__Codonosigidae; f__Codonosigidae; g__Sphaeroeca</text:p>
          </table:table-cell>
        </table:table-row>
        <table:table-row table:style-name="ro1">
          <table:table-cell office:value-type="string" calcext:value-type="string">
            <text:p>d__Eukaryota; p__Holozoa; c__Choanoflagellida; o__Codonosigidae; f__Codonosigidae; g__Sphaeroeca</text:p>
          </table:table-cell>
        </table:table-row>
        <table:table-row table:style-name="ro1">
          <table:table-cell office:value-type="string" calcext:value-type="string">
            <text:p>d__Eukaryota; p__Holozoa; c__Choanoflagellida; o__Codonosigidae; f__Codonosigidae; g__Sphaeroeca</text:p>
          </table:table-cell>
        </table:table-row>
        <table:table-row table:style-name="ro1">
          <table:table-cell office:value-type="string" calcext:value-type="string">
            <text:p>d__Eukaryota; p__Holozoa; c__Choanoflagellida; o__Craspedida; f__Salpingoecidae</text:p>
          </table:table-cell>
        </table:table-row>
        <table:table-row table:style-name="ro1">
          <table:table-cell office:value-type="string" calcext:value-type="string">
            <text:p>d__Eukaryota; p__Holozoa; c__Ichthyosporea; o__Pseudoperkinsidae; f__Pseudoperkinsidae</text:p>
          </table:table-cell>
        </table:table-row>
        <table:table-row table:style-name="ro1">
          <table:table-cell office:value-type="string" calcext:value-type="string">
            <text:p>d__Eukaryota; p__Hyphochytriomycetes; c__Hyphochytriomycetes; o__Hyphochytriales; f__Hyphochytriales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Arboramoeba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Arboramoeba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Arboramoeba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Incertae_Sedis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Incertae_Sedis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Ischnamoeba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Ischnamoeba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Ischnamoeba</text:p>
          </table:table-cell>
        </table:table-row>
        <table:table-row table:style-name="ro1">
          <table:table-cell office:value-type="string" calcext:value-type="string">
            <text:p>d__Eukaryota; p__Incertae_Sedis; c__Incertae_Sedis; o__Incertae_Sedis; f__Incertae_Sedis; g__Telonema</text:p>
          </table:table-cell>
        </table:table-row>
        <table:table-row table:style-name="ro1">
          <table:table-cell office:value-type="string" calcext:value-type="string">
            <text:p>d__Eukaryota; p__Labyrinthulomycetes; c__Labyrinthulomycetes; o__Labyrinthulomycetes; f__Amphitraemidae; g__Amphitraemidae</text:p>
          </table:table-cell>
        </table:table-row>
        <table:table-row table:style-name="ro1">
          <table:table-cell office:value-type="string" calcext:value-type="string">
            <text:p>d__Eukaryota; p__Labyrinthulomycetes; c__Labyrinthulomycetes; o__Labyrinthulomycetes; f__Amphitraemidae; g__Amphitraemidae</text:p>
          </table:table-cell>
        </table:table-row>
        <table:table-row table:style-name="ro1">
          <table:table-cell office:value-type="string" calcext:value-type="string">
            <text:p>d__Eukaryota; p__Labyrinthulomycetes; c__Labyrinthulomycetes; o__Labyrinthulomycetes; f__Thraustochytriaceae; g__Aplanochytrium</text:p>
          </table:table-cell>
        </table:table-row>
        <table:table-row table:style-name="ro1">
          <table:table-cell office:value-type="string" calcext:value-type="string">
            <text:p>d__Eukaryota; p__LKM15; c__LKM15; o__LKM15; f__LKM15; g__LKM15</text:p>
          </table:table-cell>
        </table:table-row>
        <table:table-row table:style-name="ro1">
          <table:table-cell office:value-type="string" calcext:value-type="string">
            <text:p>d__Eukaryota; p__LKM15; c__LKM15; o__LKM15; f__LKM15; g__LKM15</text:p>
          </table:table-cell>
        </table:table-row>
        <table:table-row table:style-name="ro1">
          <table:table-cell office:value-type="string" calcext:value-type="string">
            <text:p>d__Eukaryota; p__LKM15; c__LKM15; o__LKM15; f__LKM15; g__LKM15</text:p>
          </table:table-cell>
        </table:table-row>
        <table:table-row table:style-name="ro1">
          <table:table-cell office:value-type="string" calcext:value-type="string">
            <text:p>d__Eukaryota; p__LKM15; c__LKM15; o__LKM15; f__LKM15; g__LKM15</text:p>
          </table:table-cell>
        </table:table-row>
        <table:table-row table:style-name="ro1">
          <table:table-cell office:value-type="string" calcext:value-type="string">
            <text:p>d__Eukaryota; p__LKM15; c__LKM15; o__LKM15; f__LKM15; g__LKM15</text:p>
          </table:table-cell>
        </table:table-row>
        <table:table-row table:style-name="ro1">
          <table:table-cell office:value-type="string" calcext:value-type="string">
            <text:p>d__Eukaryota; p__MAST-12</text:p>
          </table:table-cell>
        </table:table-row>
        <table:table-row table:style-name="ro1">
          <table:table-cell office:value-type="string" calcext:value-type="string">
            <text:p>d__Eukaryota; p__MAST-12; c__MAST-12C; o__MAST-12C; f__MAST-12C; g__MAST-12C</text:p>
          </table:table-cell>
        </table:table-row>
        <table:table-row table:style-name="ro1">
          <table:table-cell office:value-type="string" calcext:value-type="string">
            <text:p>d__Eukaryota; p__MAST-12; c__MAST-12C; o__MAST-12C; f__MAST-12C; g__MAST-12C</text:p>
          </table:table-cell>
        </table:table-row>
        <table:table-row table:style-name="ro1">
          <table:table-cell office:value-type="string" calcext:value-type="string">
            <text:p>d__Eukaryota; p__Mucoromycota; c__Glomeromycetes</text:p>
          </table:table-cell>
        </table:table-row>
        <table:table-row table:style-name="ro1">
          <table:table-cell office:value-type="string" calcext:value-type="string">
            <text:p>d__Eukaryota; p__Mucoromycota; c__Glomeromycetes; o__Glomerales</text:p>
          </table:table-cell>
        </table:table-row>
        <table:table-row table:style-name="ro1">
          <table:table-cell office:value-type="string" calcext:value-type="string">
            <text:p>d__Eukaryota; p__Mucoromycota; c__Incertae_Sedis</text:p>
          </table:table-cell>
        </table:table-row>
        <table:table-row table:style-name="ro1">
          <table:table-cell office:value-type="string" calcext:value-type="string">
            <text:p>d__Eukaryota; p__Mucoromycota; c__Incertae_Sedis</text:p>
          </table:table-cell>
        </table:table-row>
        <table:table-row table:style-name="ro1">
          <table:table-cell office:value-type="string" calcext:value-type="string">
            <text:p>d__Eukaryota; p__Mucoromycota; c__Incertae_Sedis; o__Endogonales; f__Endogonaceae; g__Endogone</text:p>
          </table:table-cell>
        </table:table-row>
        <table:table-row table:style-name="ro1">
          <table:table-cell office:value-type="string" calcext:value-type="string">
            <text:p>d__Eukaryota; p__Mucoromycota; c__Incertae_Sedis; o__Endogonales; f__Endogonaceae; g__Endogone</text:p>
          </table:table-cell>
        </table:table-row>
        <table:table-row table:style-name="ro1">
          <table:table-cell office:value-type="string" calcext:value-type="string">
            <text:p>d__Eukaryota; p__Mucoromycota; c__Incertae_Sedis; o__Endogonales; f__Endogonaceae; g__Endogone</text:p>
          </table:table-cell>
        </table:table-row>
        <table:table-row table:style-name="ro1">
          <table:table-cell office:value-type="string" calcext:value-type="string">
            <text:p>d__Eukaryota; p__Mucoromycota; c__Incertae_Sedis; o__Endogonales; f__Endogonaceae; g__uncultured</text:p>
          </table:table-cell>
        </table:table-row>
        <table:table-row table:style-name="ro1">
          <table:table-cell office:value-type="string" calcext:value-type="string">
            <text:p>d__Eukaryota; p__Mucoromycota; c__Incertae_Sedis; o__Mortierellales</text:p>
          </table:table-cell>
        </table:table-row>
        <table:table-row table:style-name="ro1">
          <table:table-cell office:value-type="string" calcext:value-type="string">
            <text:p>d__Eukaryota; p__Mucoromycota; c__Incertae_Sedis; o__Mortierellales; f__Mortierellaceae; g__Mortierella</text:p>
          </table:table-cell>
        </table:table-row>
        <table:table-row table:style-name="ro1">
          <table:table-cell office:value-type="string" calcext:value-type="string">
            <text:p>d__Eukaryota; p__Mucoromycota; c__Incertae_Sedis; o__Mortierellales; f__Mortierellaceae; g__Mortierella</text:p>
          </table:table-cell>
        </table:table-row>
        <table:table-row table:style-name="ro1">
          <table:table-cell office:value-type="string" calcext:value-type="string">
            <text:p>d__Eukaryota; p__Mucoromycota; c__Incertae_Sedis; o__Mortierellales; f__Mortierellaceae; g__Mortierella</text:p>
          </table:table-cell>
        </table:table-row>
        <table:table-row table:style-name="ro1">
          <table:table-cell office:value-type="string" calcext:value-type="string">
            <text:p>d__Eukaryota; p__Mucoromycota; c__Incertae_Sedis; o__Mortierellales; f__Mortierellaceae; g__Mortierella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; f__Cunninghamellaceae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; f__Cunninghamellaceae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; f__Cunninghamellaceae; g__Absidia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; f__Cunninghamellaceae; g__Absidia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; f__Mucoraceae; g__Mucor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; f__Rhizopodaceae; g__Rhizopus</text:p>
          </table:table-cell>
        </table:table-row>
        <table:table-row table:style-name="ro1">
          <table:table-cell office:value-type="string" calcext:value-type="string">
            <text:p>d__Eukaryota; p__Mucoromycota; c__Incertae_Sedis; o__Mucorales; f__Syncephalastraceae; g__Syncephalastrum</text:p>
          </table:table-cell>
        </table:table-row>
        <table:table-row table:style-name="ro1">
          <table:table-cell office:value-type="string" calcext:value-type="string">
            <text:p>d__Eukaryota; p__Mucoromycota; c__Incertae_Sedis; o__Umbelopsidales; f__Umbelopsidaceae; g__Umbelopsis</text:p>
          </table:table-cell>
        </table:table-row>
        <table:table-row table:style-name="ro1">
          <table:table-cell office:value-type="string" calcext:value-type="string">
            <text:p>d__Eukaryota; p__Myxogastria; c__Myxogastria; o__Myxogastria; f__Myxogastria; g__Didymium</text:p>
          </table:table-cell>
        </table:table-row>
        <table:table-row table:style-name="ro1">
          <table:table-cell office:value-type="string" calcext:value-type="string">
            <text:p>d__Eukaryota; p__Myxogastria; c__Myxogastria; o__Myxogastria; f__Myxogastria; g__Didymium</text:p>
          </table:table-cell>
        </table:table-row>
        <table:table-row table:style-name="ro1">
          <table:table-cell office:value-type="string" calcext:value-type="string">
            <text:p>d__Eukaryota; p__Myxogastria; c__Myxogastria; o__Myxogastria; f__Myxogastria; g__Didymium</text:p>
          </table:table-cell>
        </table:table-row>
        <table:table-row table:style-name="ro1">
          <table:table-cell office:value-type="string" calcext:value-type="string">
            <text:p>d__Eukaryota; p__Nematozoa; c__Chromadorea; o__Araeolaimida; f__Araeolaimida; g__Araeolaimida</text:p>
          </table:table-cell>
        </table:table-row>
        <table:table-row table:style-name="ro1">
          <table:table-cell office:value-type="string" calcext:value-type="string">
            <text:p>d__Eukaryota; p__Nematozoa; c__Chromadorea; o__Araeolaimida; f__Araeolaimida; g__Araeolaimida</text:p>
          </table:table-cell>
        </table:table-row>
        <table:table-row table:style-name="ro1">
          <table:table-cell office:value-type="string" calcext:value-type="string">
            <text:p>d__Eukaryota; p__Nematozoa; c__Chromadorea; o__Ascaridida; f__Ascaridida; g__Ascaridida</text:p>
          </table:table-cell>
        </table:table-row>
        <table:table-row table:style-name="ro1">
          <table:table-cell office:value-type="string" calcext:value-type="string">
            <text:p>d__Eukaryota; p__Nematozoa; c__Chromadorea; o__Monhysterida; f__Monhysterida; g__Monhysterida</text:p>
          </table:table-cell>
        </table:table-row>
        <table:table-row table:style-name="ro1">
          <table:table-cell office:value-type="string" calcext:value-type="string">
            <text:p>d__Eukaryota; p__Nematozoa; c__Chromadorea; o__Monhysterida; f__Monhysterida; g__Monhysterida</text:p>
          </table:table-cell>
        </table:table-row>
        <table:table-row table:style-name="ro1">
          <table:table-cell office:value-type="string" calcext:value-type="string">
            <text:p>d__Eukaryota; p__Nematozoa; c__Chromadorea; o__Monhysterida; f__Monhysterida; g__Monhysterida</text:p>
          </table:table-cell>
        </table:table-row>
        <table:table-row table:style-name="ro1">
          <table:table-cell office:value-type="string" calcext:value-type="string">
            <text:p>d__Eukaryota; p__Nematozoa; c__Enoplea; o__Dorylaimia</text:p>
          </table:table-cell>
        </table:table-row>
        <table:table-row table:style-name="ro1">
          <table:table-cell office:value-type="string" calcext:value-type="string">
            <text:p>d__Eukaryota; p__Nematozoa; c__Enoplea; o__Dorylaimia; f__Dorylaimida; g__Dorylaimida</text:p>
          </table:table-cell>
        </table:table-row>
        <table:table-row table:style-name="ro1">
          <table:table-cell office:value-type="string" calcext:value-type="string">
            <text:p>d__Eukaryota; p__Nematozoa; c__Enoplea; o__Dorylaimia; f__Dorylaimida; g__Dorylaimida</text:p>
          </table:table-cell>
        </table:table-row>
        <table:table-row table:style-name="ro1">
          <table:table-cell office:value-type="string" calcext:value-type="string">
            <text:p>d__Eukaryota; p__Nematozoa; c__Enoplea; o__Dorylaimia; f__Mononchida; g__Mononchida</text:p>
          </table:table-cell>
        </table:table-row>
        <table:table-row table:style-name="ro1">
          <table:table-cell office:value-type="string" calcext:value-type="string">
            <text:p>d__Eukaryota; p__Nematozoa; c__Enoplea; o__Enoplida; f__Enoplida; g__Enoplida</text:p>
          </table:table-cell>
        </table:table-row>
        <table:table-row table:style-name="ro1">
          <table:table-cell office:value-type="string" calcext:value-type="string">
            <text:p>d__Eukaryota; p__Nematozoa; c__Enoplea; o__Triplonchida; f__Triplonchida; g__Triplonchida</text:p>
          </table:table-cell>
        </table:table-row>
        <table:table-row table:style-name="ro1">
          <table:table-cell office:value-type="string" calcext:value-type="string">
            <text:p>d__Eukaryota; p__Nematozoa; c__Enoplea; o__Triplonchida; f__Triplonchida; g__Triplonchida</text:p>
          </table:table-cell>
        </table:table-row>
        <table:table-row table:style-name="ro1">
          <table:table-cell office:value-type="string" calcext:value-type="string">
            <text:p>d__Eukaryota; p__Nematozoa; c__Enoplea; o__Triplonchida; f__Triplonchida; g__Triplonchida</text:p>
          </table:table-cell>
        </table:table-row>
        <table:table-row table:style-name="ro1">
          <table:table-cell office:value-type="string" calcext:value-type="string">
            <text:p>d__Eukaryota; p__Nematozoa; c__Enoplea; o__Triplonchida; f__Triplonchida; g__Triplonchida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; o__Chromulinales; f__Chromulinales</text:p>
          </table:table-cell>
        </table:table-row>
        <table:table-row table:style-name="ro1">
          <table:table-cell office:value-type="string" calcext:value-type="string">
            <text:p>d__Eukaryota; p__Ochrophyta; c__Chrysophyceae; o__Chromulinales; f__Chromulinales; g__Spumella</text:p>
          </table:table-cell>
        </table:table-row>
        <table:table-row table:style-name="ro1">
          <table:table-cell office:value-type="string" calcext:value-type="string">
            <text:p>d__Eukaryota; p__Ochrophyta; c__Chrysophyceae; o__Chrysophyceae; f__Chrysophyceae; g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; o__Chrysophyceae; f__Chrysophyceae; g__Chrysophyceae</text:p>
          </table:table-cell>
        </table:table-row>
        <table:table-row table:style-name="ro1">
          <table:table-cell office:value-type="string" calcext:value-type="string">
            <text:p>d__Eukaryota; p__Ochrophyta; c__Chrysophyceae; o__Ochromonadales; f__Ochromonadales; g__Ochromonas</text:p>
          </table:table-cell>
        </table:table-row>
        <table:table-row table:style-name="ro1">
          <table:table-cell office:value-type="string" calcext:value-type="string">
            <text:p>d__Eukaryota; p__Ochrophyta; c__Chrysophyceae; o__Ochromonadales; f__Ochromonadales; g__Ochromonas</text:p>
          </table:table-cell>
        </table:table-row>
        <table:table-row table:style-name="ro1">
          <table:table-cell office:value-type="string" calcext:value-type="string">
            <text:p>d__Eukaryota; p__Ochrophyta; c__Chrysophyceae; o__Ochromonadales; f__Ochromonadales; g__Ochromonas</text:p>
          </table:table-cell>
        </table:table-row>
        <table:table-row table:style-name="ro1">
          <table:table-cell office:value-type="string" calcext:value-type="string">
            <text:p>d__Eukaryota; p__Ochrophyta; c__Chrysophyceae; o__uncultured; f__uncultured; g__uncultured</text:p>
          </table:table-cell>
        </table:table-row>
        <table:table-row table:style-name="ro1">
          <table:table-cell office:value-type="string" calcext:value-type="string">
            <text:p>d__Eukaryota; p__Peronosporomycetes; c__Peronosporomycetes; o__Peronosporomycetes; f__Peronosporomycetes</text:p>
          </table:table-cell>
        </table:table-row>
        <table:table-row table:style-name="ro1">
          <table:table-cell office:value-type="string" calcext:value-type="string">
            <text:p>d__Eukaryota; p__Peronosporomycetes; c__Peronosporomycetes; o__Peronosporomycetes; f__Peronosporomycetes</text:p>
          </table:table-cell>
        </table:table-row>
        <table:table-row table:style-name="ro1">
          <table:table-cell office:value-type="string" calcext:value-type="string">
            <text:p>d__Eukaryota; p__Peronosporomycetes; c__Peronosporomycetes; o__Peronosporomycetes; f__Peronosporomycetes</text:p>
          </table:table-cell>
        </table:table-row>
        <table:table-row table:style-name="ro1">
          <table:table-cell office:value-type="string" calcext:value-type="string">
            <text:p>d__Eukaryota; p__Peronosporomycetes; c__Peronosporomycetes; o__Peronosporomycetes; f__Peronosporomycetes</text:p>
          </table:table-cell>
        </table:table-row>
        <table:table-row table:style-name="ro1">
          <table:table-cell office:value-type="string" calcext:value-type="string">
            <text:p>d__Eukaryota; p__Peronosporomycetes; c__Peronosporomycetes; o__Peronosporomycetes; f__Peronosporomycetes; g__Peronosporomycetes</text:p>
          </table:table-cell>
        </table:table-row>
        <table:table-row table:style-name="ro1">
          <table:table-cell office:value-type="string" calcext:value-type="string">
            <text:p>d__Eukaryota; p__Peronosporomycetes; c__Peronosporomycetes; o__Peronosporomycetes; f__Peronosporomycetes; g__Pythium</text:p>
          </table:table-cell>
        </table:table-row>
        <table:table-row table:style-name="ro1">
          <table:table-cell office:value-type="string" calcext:value-type="string">
            <text:p>d__Eukaryota; p__Peronosporomycetes; c__Peronosporomycetes; o__Peronosporomycetes; f__Peronosporomycetes; g__Pythium</text:p>
          </table:table-cell>
        </table:table-row>
        <table:table-row table:style-name="ro1">
          <table:table-cell office:value-type="string" calcext:value-type="string">
            <text:p>d__Eukaryota; p__Phragmoplastophyta; c__Embryophyta; o__Bryophyta; f__Bryophyta; g__Bryophyta</text:p>
          </table:table-cell>
        </table:table-row>
        <table:table-row table:style-name="ro1">
          <table:table-cell office:value-type="string" calcext:value-type="string">
            <text:p>d__Eukaryota; p__Phragmoplastophyta; c__Embryophyta; o__Magnoliophyta; f__Magnoliophyta; g__Magnoliophyta</text:p>
          </table:table-cell>
        </table:table-row>
        <table:table-row table:style-name="ro1">
          <table:table-cell office:value-type="string" calcext:value-type="string">
            <text:p>d__Eukaryota; p__Phragmoplastophyta; c__Embryophyta; o__Magnoliophyta; f__Magnoliophyta; g__Magnoliophyta</text:p>
          </table:table-cell>
        </table:table-row>
        <table:table-row table:style-name="ro1">
          <table:table-cell office:value-type="string" calcext:value-type="string">
            <text:p>d__Eukaryota; p__Platyhelminthes; c__Rhabditophora; o__Rhabdocoela; f__Neodalyellida; g__Neodalyellida</text:p>
          </table:table-cell>
        </table:table-row>
        <table:table-row table:style-name="ro1">
          <table:table-cell office:value-type="string" calcext:value-type="string">
            <text:p>d__Eukaryota; p__Protalveolata; c__Perkinsidae; o__A31; f__A31; g__A31</text:p>
          </table:table-cell>
        </table:table-row>
        <table:table-row table:style-name="ro1">
          <table:table-cell office:value-type="string" calcext:value-type="string">
            <text:p>d__Eukaryota; p__Protalveolata; c__Perkinsidae; o__A31; f__A31; g__A31</text:p>
          </table:table-cell>
        </table:table-row>
        <table:table-row table:style-name="ro1">
          <table:table-cell office:value-type="string" calcext:value-type="string">
            <text:p>d__Eukaryota; p__Protosteliida; c__Protosteliida; o__Protosteliida; f__Protosteliida; g__Protosteliida</text:p>
          </table:table-cell>
        </table:table-row>
        <table:table-row table:style-name="ro1">
          <table:table-cell office:value-type="string" calcext:value-type="string">
            <text:p>d__Eukaryota; p__Protosteliida; c__Protosteliida; o__Protosteliida; f__Protosteliida; g__Protosteliida</text:p>
          </table:table-cell>
        </table:table-row>
        <table:table-row table:style-name="ro1">
          <table:table-cell office:value-type="string" calcext:value-type="string">
            <text:p>d__Eukaryota; p__Protosteliida; c__Protosteliida; o__Protosteliida; f__Protosteliida; g__Protosteliida</text:p>
          </table:table-cell>
        </table:table-row>
        <table:table-row table:style-name="ro1">
          <table:table-cell office:value-type="string" calcext:value-type="string">
            <text:p>d__Eukaryota; p__Rotifera; c__Monogononta; o__Ploimida; f__Ploimida; g__Ploimida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AR; c__Labyrinthulomycetes; o__Labyrinthulomycetes; f__Labyrinthulomycetes; g__Sorodiplophrys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Phalansterium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Phalansterium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Phalansterium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Schizoplasmodiida; c__Schizoplasmodiida; o__Schizoplasmodiida; f__Schizoplasmodiida; g__Schizoplasmodiida</text:p>
          </table:table-cell>
        </table:table-row>
        <table:table-row table:style-name="ro1">
          <table:table-cell office:value-type="string" calcext:value-type="string">
            <text:p>d__Eukaryota; p__Tardigrada; c__Eutardigrada; o__Parachela; f__Parachela; g__Parachela</text:p>
          </table:table-cell>
        </table:table-row>
        <table:table-row table:style-name="ro1">
          <table:table-cell office:value-type="string" calcext:value-type="string">
            <text:p>d__Eukaryota; p__Tunicata; c__Ascidiacea; o__Enterogona; f__Enterogona; g__Enterogona</text:p>
          </table:table-cell>
        </table:table-row>
        <table:table-row table:style-name="ro1">
          <table:table-cell office:value-type="string" calcext:value-type="string">
            <text:p>d__Eukaryota; p__Vertebrata</text:p>
          </table:table-cell>
        </table:table-row>
        <table:table-row table:style-name="ro1">
          <table:table-cell office:value-type="string" calcext:value-type="string">
            <text:p>d__Eukaryota; p__Vertebrata; c__Mammalia; o__Mammalia; f__Mammalia; g__Mammalia</text:p>
          </table:table-cell>
        </table:table-row>
        <table:table-row table:style-name="ro1">
          <table:table-cell office:value-type="string" calcext:value-type="string">
            <text:p>d__Eukaryota; p__Zoopagomycota</text:p>
          </table:table-cell>
        </table:table-row>
        <table:table-row table:style-name="ro1">
          <table:table-cell office:value-type="string" calcext:value-type="string">
            <text:p>d__Eukaryota; p__Zoopagomycota</text:p>
          </table:table-cell>
        </table:table-row>
        <table:table-row table:style-name="ro1">
          <table:table-cell office:value-type="string" calcext:value-type="string">
            <text:p>d__Eukaryota; p__Zoopagomycota; c__Entomophthoromycetes; o__Entomophthorales; f__Ancylistaceae; g__Conidiobolus</text:p>
          </table:table-cell>
        </table:table-row>
        <table:table-row table:style-name="ro1">
          <table:table-cell office:value-type="string" calcext:value-type="string">
            <text:p>d__Eukaryota; p__Zoopagomycota; c__Entomophthoromycetes; o__Entomophthorales; f__Ancylistaceae; g__Conidiobolus</text:p>
          </table:table-cell>
        </table:table-row>
        <table:table-row table:style-name="ro1">
          <table:table-cell office:value-type="string" calcext:value-type="string">
            <text:p>d__Eukaryota; p__Zoopagomycota; c__Incertae_Sedis; o__Kickxellales; f__Kickxellaceae; g__Ramicandelaber</text:p>
          </table:table-cell>
        </table:table-row>
        <table:table-row table:style-name="ro1">
          <table:table-cell office:value-type="string" calcext:value-type="string">
            <text:p>d__Eukaryota; p__Zoopagomycota; c__Incertae_Sedis; o__Zoopagales</text:p>
          </table:table-cell>
        </table:table-row>
        <table:table-row table:style-name="ro1">
          <table:table-cell office:value-type="string" calcext:value-type="string">
            <text:p>d__Eukaryota; p__Zoopagomycota; c__Incertae_Sedis; o__Zoopagales</text:p>
          </table:table-cell>
        </table:table-row>
        <table:table-row table:style-name="ro1">
          <table:table-cell office:value-type="string" calcext:value-type="string">
            <text:p>d__Eukaryota; p__Zoopagomycota; c__Incertae_Sedis; o__Zoopagales; f__Zoopagales</text:p>
          </table:table-cell>
        </table:table-row>
        <table:table-row table:style-name="ro1">
          <table:table-cell office:value-type="string" calcext:value-type="string">
            <text:p>d__Eukaryota; p__Zoopagomycota; c__Incertae_Sedis; o__Zoopagales; f__Zoopagales; g__Zoopagales</text:p>
          </table:table-cell>
        </table:table-row>
        <table:table-row table:style-name="ro1">
          <table:table-cell office:value-type="string" calcext:value-type="string">
            <text:p>d__Eukaryota; p__Zoopagomycota; c__Incertae_Sedis; o__Zoopagales; f__Zoopagales; g__Zoopag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</table:table>
      <table:named-expressions/>
      <table:database-ranges>
        <table:database-range table:name="__Anonymous_Sheet_DB__0" table:target-range-address="'feature-table-97_test202408_18S_PacBio'.A1:'feature-table-97_test202408_18S_PacBio'.H7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7:28:16.112052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18:15:18.036070249</dc:date>
    <dc:creator>tony</dc:creator>
    <meta:editing-duration>PT50M52S</meta:editing-duration>
    <meta:editing-cycles>2</meta:editing-cycles>
    <meta:generator>LibreOffice/7.5.3.2$MacOSX_AARCH64 LibreOffice_project/9f56dff12ba03b9acd7730a5a481eea045e468f3</meta:generator>
    <meta:document-statistic meta:table-count="3" meta:cell-count="9255" meta:object-count="0"/>
  </office:meta>
</office:document-meta>
</file>